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color="#ff0000"/>
    </style:style>
    <style:style style:name="ce12" style:family="table-cell" style:parent-style-name="Default">
      <style:text-properties fo:color="#800080"/>
    </style:style>
    <style:style style:name="ce2" style:family="table-cell" style:parent-style-name="Default">
      <style:text-properties fo:color="#80808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fo:color="#2a6099"/>
    </style:style>
    <style:style style:name="ce5" style:family="table-cell" style:parent-style-name="Default">
      <style:text-properties fo:color="#00a933"/>
    </style:style>
    <style:style style:name="ce7" style:family="table-cell" style:parent-style-name="Default" style:data-style-name="N4"/>
    <style:style style:name="ce18" style:family="table-cell" style:parent-style-name="Default" style:data-style-name="N1"/>
    <style:style style:name="ce8" style:family="table-cell" style:parent-style-name="Default" style:data-style-name="N4">
      <style:text-properties fo:color="#2a6099"/>
    </style:style>
    <style:style style:name="ce9" style:family="table-cell" style:parent-style-name="Default" style:data-style-name="N4">
      <style:text-properties fo:color="#00a933"/>
    </style:style>
    <style:style style:name="ce10" style:family="table-cell" style:parent-style-name="Default" style:data-style-name="N4">
      <style:text-properties fo:color="#ff0000"/>
    </style:style>
    <style:style style:name="ce6" style:family="table-cell" style:parent-style-name="Default" style:data-style-name="N0"/>
    <style:style style:name="ce23" style:family="table-cell" style:parent-style-name="Default" style:data-style-name="N1">
      <style:text-properties fo:color="#ff0000"/>
    </style:style>
    <style:style style:name="ce24" style:family="table-cell" style:parent-style-name="Default" style:data-style-name="N1">
      <style:text-properties fo:color="#2a6099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eapon parameters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fixedbuff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level buff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fixedweapon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level weapon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level weapon coefficients</text:p>
          </table:table-cell>
          <table:covered-table-cell table:number-columns-repeated="2"/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ttack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amag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aff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$E$1]" office:value-type="float" office:value="1" calcext:value-type="float">
            <text:p>1</text:p>
          </table:table-cell>
          <table:table-cell/>
          <table:table-cell table:formula="of:=[.$E$1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K$1]*[.N6]" office:value-type="float" office:value="6" calcext:value-type="float">
            <text:p>6</text:p>
          </table:table-cell>
          <table:table-cell table:formula="of:=[.L$1]*[.O6]" office:value-type="float" office:value="8" calcext:value-type="float">
            <text:p>8</text:p>
          </table:table-cell>
          <table:table-cell table:formula="of:=[.M$1]*[.P6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word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$E$1]" office:value-type="float" office:value="1" calcext:value-type="float">
            <text:p>1</text:p>
          </table:table-cell>
          <table:table-cell/>
          <table:table-cell table:formula="of:=[.$E$1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K$1]*[.N7]" office:value-type="float" office:value="6" calcext:value-type="float">
            <text:p>6</text:p>
          </table:table-cell>
          <table:table-cell table:formula="of:=[.L$1]*[.O7]" office:value-type="float" office:value="8" calcext:value-type="float">
            <text:p>8</text:p>
          </table:table-cell>
          <table:table-cell table:formula="of:=[.M$1]*[.P7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agger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$E$1]" office:value-type="float" office:value="1" calcext:value-type="float">
            <text:p>1</text:p>
          </table:table-cell>
          <table:table-cell/>
          <table:table-cell table:formula="of:=[.$E$1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formula="of:=[.K$1]*[.N8]" office:value-type="float" office:value="6" calcext:value-type="float">
            <text:p>6</text:p>
          </table:table-cell>
          <table:table-cell table:formula="of:=[.L$1]*[.O8]" office:value-type="float" office:value="0" calcext:value-type="float">
            <text:p>0</text:p>
          </table:table-cell>
          <table:table-cell table:formula="of:=[.M$1]*[.P8]+0.2"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xe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$E$1]" office:value-type="float" office:value="1" calcext:value-type="float">
            <text:p>1</text:p>
          </table:table-cell>
          <table:table-cell/>
          <table:table-cell table:formula="of:=[.$E$1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K$1]*[.N9]" office:value-type="float" office:value="6" calcext:value-type="float">
            <text:p>6</text:p>
          </table:table-cell>
          <table:table-cell table:formula="of:=[.L$1]*[.O9]" office:value-type="float" office:value="8" calcext:value-type="float">
            <text:p>8</text:p>
          </table:table-cell>
          <table:table-cell table:formula="of:=[.M$1]*[.P9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ear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$E$1]" office:value-type="float" office:value="1" calcext:value-type="float">
            <text:p>1</text:p>
          </table:table-cell>
          <table:table-cell/>
          <table:table-cell table:formula="of:=[.$E$1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K$1]*[.N10]" office:value-type="float" office:value="12" calcext:value-type="float">
            <text:p>12</text:p>
          </table:table-cell>
          <table:table-cell table:formula="of:=[.L$1]*[.O10]" office:value-type="float" office:value="0" calcext:value-type="float">
            <text:p>0</text:p>
          </table:table-cell>
          <table:table-cell table:formula="of:=[.M$1]*[.P10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ce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$E$1]" office:value-type="float" office:value="1" calcext:value-type="float">
            <text:p>1</text:p>
          </table:table-cell>
          <table:table-cell/>
          <table:table-cell table:formula="of:=[.$E$1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[.K$1]*[.N11]" office:value-type="float" office:value="6" calcext:value-type="float">
            <text:p>6</text:p>
          </table:table-cell>
          <table:table-cell table:formula="of:=[.L$1]*[.O11]" office:value-type="float" office:value="0" calcext:value-type="float">
            <text:p>0</text:p>
          </table:table-cell>
          <table:table-cell table:formula="of:=[.M$1]*[.P11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1" office:value-type="string" calcext:value-type="string">
            <text:p>sword2h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[.$E$1]" office:value-type="float" office:value="1" calcext:value-type="float">
            <text:p>1</text:p>
          </table:table-cell>
          <table:table-cell table:style-name="ce1"/>
          <table:table-cell table:style-name="ce1" table:formula="of:=[.$E$1]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formula="of:=[.K$1]*[.N12]" office:value-type="float" office:value="6" calcext:value-type="float">
            <text:p>6</text:p>
          </table:table-cell>
          <table:table-cell table:style-name="ce1" table:formula="of:=[.L$1]*[.O12]" office:value-type="float" office:value="8" calcext:value-type="float">
            <text:p>8</text:p>
          </table:table-cell>
          <table:table-cell table:style-name="ce1" table:formula="of:=[.M$1]*[.P12]+[.$M$2]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08"/>
          <table:table-cell table:number-columns-repeated="15360"/>
        </table:table-row>
        <table:table-row table:style-name="ro1">
          <table:table-cell table:style-name="ce1" office:value-type="string" calcext:value-type="string">
            <text:p>axe2h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[.$E$1]" office:value-type="float" office:value="1" calcext:value-type="float">
            <text:p>1</text:p>
          </table:table-cell>
          <table:table-cell table:style-name="ce1"/>
          <table:table-cell table:style-name="ce1" table:formula="of:=[.$E$1]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formula="of:=[.K$1]*[.N13]" office:value-type="float" office:value="6" calcext:value-type="float">
            <text:p>6</text:p>
          </table:table-cell>
          <table:table-cell table:style-name="ce1" table:formula="of:=[.L$1]*[.O13]" office:value-type="float" office:value="8" calcext:value-type="float">
            <text:p>8</text:p>
          </table:table-cell>
          <table:table-cell table:style-name="ce1" table:formula="of:=[.M$1]*[.P13]+[.$M$2]" office:value-type="float" office:value="8" calcext:value-type="float">
            <text:p>8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1008"/>
          <table:table-cell table:number-columns-repeated="15360"/>
        </table:table-row>
        <table:table-row table:style-name="ro1">
          <table:table-cell table:style-name="ce1" office:value-type="string" calcext:value-type="string">
            <text:p>spear2h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[.$E$1]" office:value-type="float" office:value="1" calcext:value-type="float">
            <text:p>1</text:p>
          </table:table-cell>
          <table:table-cell table:style-name="ce1"/>
          <table:table-cell table:style-name="ce1" table:formula="of:=[.$E$1]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formula="of:=[.K$1]*[.N14]" office:value-type="float" office:value="9" calcext:value-type="float">
            <text:p>9</text:p>
          </table:table-cell>
          <table:table-cell table:style-name="ce1" table:formula="of:=[.L$1]*[.O14]" office:value-type="float" office:value="0" calcext:value-type="float">
            <text:p>0</text:p>
          </table:table-cell>
          <table:table-cell table:style-name="ce1" table:formula="of:=[.M$1]*[.P14]+[.$M$2]" office:value-type="float" office:value="8" calcext:value-type="float">
            <text:p>8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08"/>
          <table:table-cell table:style-name="ce12" table:number-columns-repeated="15360"/>
        </table:table-row>
        <table:table-row table:style-name="ro1">
          <table:table-cell table:style-name="ce12" office:value-type="string" calcext:value-type="string">
            <text:p>unarm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[.$E$1]" office:value-type="float" office:value="1" calcext:value-type="float">
            <text:p>1</text:p>
          </table:table-cell>
          <table:table-cell table:style-name="ce12"/>
          <table:table-cell table:style-name="ce12" table:formula="of:=[.$E$1]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[.K$1]*[.N15]" office:value-type="float" office:value="12" calcext:value-type="float">
            <text:p>12</text:p>
          </table:table-cell>
          <table:table-cell table:style-name="ce12" table:formula="of:=[.L$1]*[.O15]" office:value-type="float" office:value="0" calcext:value-type="float">
            <text:p>0</text:p>
          </table:table-cell>
          <table:table-cell table:style-name="ce12" table:formula="of:=[.M$1]*[.P15]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16368"/>
        </table:table-row>
        <table:table-row table:style-name="ro1">
          <table:table-cell table:style-name="ce12" office:value-type="string" calcext:value-type="string">
            <text:p>st/un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[.$E$1]" office:value-type="float" office:value="1" calcext:value-type="float">
            <text:p>1</text:p>
          </table:table-cell>
          <table:table-cell table:style-name="ce12"/>
          <table:table-cell table:style-name="ce12" table:formula="of:=[.$E$1]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formula="of:=[.K$1]*[.N16]" office:value-type="float" office:value="18" calcext:value-type="float">
            <text:p>18</text:p>
          </table:table-cell>
          <table:table-cell table:style-name="ce12" table:formula="of:=[.L$1]*[.O16]" office:value-type="float" office:value="8" calcext:value-type="float">
            <text:p>8</text:p>
          </table:table-cell>
          <table:table-cell table:style-name="ce12" table:formula="of:=[.M$1]*[.P16]" office:value-type="float" office:value="8" calcext:value-type="float">
            <text:p>8</text:p>
          </table:table-cell>
          <table:table-cell table:style-name="ce12" table:formula="of:=[.N6]+[.N15]" office:value-type="float" office:value="3" calcext:value-type="float">
            <text:p>3</text:p>
          </table:table-cell>
          <table:table-cell table:style-name="ce12" table:formula="of:=[.O6]+[.O15]" office:value-type="float" office:value="1" calcext:value-type="float">
            <text:p>1</text:p>
          </table:table-cell>
          <table:table-cell table:style-name="ce12" table:formula="of:=[.P6]+[.P15]" office:value-type="float" office:value="2" calcext:value-type="float">
            <text:p>2</text:p>
          </table:table-cell>
          <table:table-cell table:style-name="ce12" table:number-columns-repeated="1008"/>
          <table:table-cell table:style-name="ce2" table:number-columns-repeated="15360"/>
        </table:table-row>
        <table:table-row table:style-name="ro1">
          <table:table-cell table:style-name="ce2" office:value-type="string" calcext:value-type="string">
            <text:p>AM Novice</text:p>
          </table:table-cell>
          <table:table-cell table:style-name="ce2" table:number-columns-repeated="9"/>
          <table:table-cell table:style-name="ce2" table:formula="of:=[.K$1]*[.N17]" office:value-type="float" office:value="0" calcext:value-type="float">
            <text:p>0</text:p>
          </table:table-cell>
          <table:table-cell table:style-name="ce2" table:formula="of:=[.L$1]*[.O17]" office:value-type="float" office:value="8" calcext:value-type="float">
            <text:p>8</text:p>
          </table:table-cell>
          <table:table-cell table:style-name="ce2" table:formula="of:=[.M$1]*[.P17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6368"/>
        </table:table-row>
        <table:table-row table:style-name="ro1">
          <table:table-cell table:style-name="ce2" office:value-type="string" calcext:value-type="string">
            <text:p>AM Expert</text:p>
          </table:table-cell>
          <table:table-cell table:style-name="ce2" table:number-columns-repeated="9"/>
          <table:table-cell table:style-name="ce2" table:formula="of:=[.K$1]*[.N18]" office:value-type="float" office:value="6" calcext:value-type="float">
            <text:p>6</text:p>
          </table:table-cell>
          <table:table-cell table:style-name="ce2" table:formula="of:=[.L$1]*[.O18]" office:value-type="float" office:value="8" calcext:value-type="float">
            <text:p>8</text:p>
          </table:table-cell>
          <table:table-cell table:style-name="ce2" table:formula="of:=[.M$1]*[.P18]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6368"/>
        </table:table-row>
        <table:table-row table:style-name="ro1">
          <table:table-cell table:style-name="ce2" office:value-type="string" calcext:value-type="string">
            <text:p>AM Master</text:p>
          </table:table-cell>
          <table:table-cell table:style-name="ce2" table:number-columns-repeated="9"/>
          <table:table-cell table:style-name="ce2" table:formula="of:=[.K$1]*[.N19]" office:value-type="float" office:value="6" calcext:value-type="float">
            <text:p>6</text:p>
          </table:table-cell>
          <table:table-cell table:style-name="ce2" table:formula="of:=[.L$1]*[.O19]" office:value-type="float" office:value="8" calcext:value-type="float">
            <text:p>8</text:p>
          </table:table-cell>
          <table:table-cell table:style-name="ce2" table:formula="of:=[.M$1]*[.P19]" office:value-type="float" office:value="4" calcext:value-type="float">
            <text:p>4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16368"/>
        </table:table-row>
        <table:table-row table:style-name="ro1">
          <table:table-cell table:style-name="ce2" office:value-type="string" calcext:value-type="string">
            <text:p>AM Grand</text:p>
          </table:table-cell>
          <table:table-cell table:style-name="ce2" table:number-columns-repeated="9"/>
          <table:table-cell table:style-name="ce2" table:formula="of:=[.K19]+[.N20]" office:value-type="float" office:value="8" calcext:value-type="float">
            <text:p>8</text:p>
          </table:table-cell>
          <table:table-cell table:style-name="ce2" table:formula="of:=[.L19]+[.O20]" office:value-type="float" office:value="10" calcext:value-type="float">
            <text:p>10</text:p>
          </table:table-cell>
          <table:table-cell table:style-name="ce2" table:formula="of:=[.M19]+[.P20]" office:value-type="float" office:value="6" calcext:value-type="float">
            <text:p>6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table:number-columns-repeated="1008"/>
          <table:table-cell table:number-columns-repeated="15360"/>
        </table:table-row>
      </table:table>
      <table:table table:name="weapon progression (sum)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3" table:default-cell-style-name="ce1"/>
        <table:table-column table:style-name="co2" table:number-columns-repeated="7" table:default-cell-style-name="ce4"/>
        <table:table-column table:style-name="co1" table:number-columns-repeated="1004" table:default-cell-style-name="Default"/>
        <table:table-row table:style-name="ro1">
          <table:table-cell/>
          <table:table-cell office:value-type="string" calcext:value-type="string">
            <text:p>staff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sword2h</text:p>
          </table:table-cell>
          <table:table-cell office:value-type="string" calcext:value-type="string">
            <text:p>axe2h</text:p>
          </table:table-cell>
          <table:table-cell office:value-type="string" calcext:value-type="string">
            <text:p>spear2h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mace</text:p>
          </table:table-cell>
          <table:table-cell table:style-name="ce12" office:value-type="string" calcext:value-type="string">
            <text:p>unarm</text:p>
          </table:table-cell>
          <table:table-cell table:style-name="ce12" office:value-type="string" calcext:value-type="string">
            <text:p>staff</text:p>
          </table:table-cell>
          <table:table-cell table:number-columns-repeated="1004"/>
        </table:table-row>
        <table:table-row table:style-name="ro1">
          <table:table-cell table:number-columns-repeated="10"/>
          <table:table-cell office:value-type="string" calcext:value-type="string">
            <text:p>dagger</text:p>
          </table:table-cell>
          <table:table-cell table:number-columns-repeated="4" office:value-type="string" calcext:value-type="string">
            <text:p>sword</text:p>
          </table:table-cell>
          <table:table-cell table:style-name="ce5"/>
          <table:table-cell table:style-name="ce12" office:value-type="string" calcext:value-type="string">
            <text:p>unarm</text:p>
          </table:table-cell>
          <table:table-cell table:number-columns-repeated="100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coeff w1</text:p>
          </table:table-cell>
          <table:table-cell table:style-name="ce7" table:formula="of:=IF(OR(ISBLANK([.B$2]);[.B$2]=[.B$1]);1;0.7)" office:value-type="float" office:value="1" calcext:value-type="float">
            <text:p>1.00</text:p>
          </table:table-cell>
          <table:table-cell table:style-name="ce7" table:formula="of:=IF(OR(ISBLANK([.C$2]);[.C$2]=[.C$1]);1;0.7)" office:value-type="float" office:value="1" calcext:value-type="float">
            <text:p>1.00</text:p>
          </table:table-cell>
          <table:table-cell table:style-name="ce7" table:formula="of:=IF(OR(ISBLANK([.D$2]);[.D$2]=[.D$1]);1;0.7)" office:value-type="float" office:value="1" calcext:value-type="float">
            <text:p>1.00</text:p>
          </table:table-cell>
          <table:table-cell table:style-name="ce7" table:formula="of:=IF(OR(ISBLANK([.E$2]);[.E$2]=[.E$1]);1;0.7)" office:value-type="float" office:value="1" calcext:value-type="float">
            <text:p>1.00</text:p>
          </table:table-cell>
          <table:table-cell table:style-name="ce7" table:formula="of:=IF(OR(ISBLANK([.F$2]);[.F$2]=[.F$1]);1;0.7)" office:value-type="float" office:value="1" calcext:value-type="float">
            <text:p>1.00</text:p>
          </table:table-cell>
          <table:table-cell table:style-name="ce7" table:formula="of:=IF(OR(ISBLANK([.G$2]);[.G$2]=[.G$1]);1;0.7)" office:value-type="float" office:value="1" calcext:value-type="float">
            <text:p>1.00</text:p>
          </table:table-cell>
          <table:table-cell table:style-name="ce7" table:formula="of:=IF(OR(ISBLANK([.H$2]);[.H$2]=[.H$1]);1;0.7)" office:value-type="float" office:value="1" calcext:value-type="float">
            <text:p>1.00</text:p>
          </table:table-cell>
          <table:table-cell table:style-name="ce7" table:formula="of:=IF(OR(ISBLANK([.I$2]);[.I$2]=[.I$1]);1;0.7)" office:value-type="float" office:value="1" calcext:value-type="float">
            <text:p>1.00</text:p>
          </table:table-cell>
          <table:table-cell table:style-name="ce7" table:formula="of:=IF(OR(ISBLANK([.J$2]);[.J$2]=[.J$1]);1;0.7)" office:value-type="float" office:value="1" calcext:value-type="float">
            <text:p>1.00</text:p>
          </table:table-cell>
          <table:table-cell table:style-name="ce7" table:formula="of:=IF(OR(ISBLANK([.K$2]);[.K$2]=[.K$1]);1;0.7)" office:value-type="float" office:value="1" calcext:value-type="float">
            <text:p>1.00</text:p>
          </table:table-cell>
          <table:table-cell table:style-name="ce7" table:formula="of:=IF(OR(ISBLANK([.L$2]);[.L$2]=[.L$1]);1;0.7)" office:value-type="float" office:value="1" calcext:value-type="float">
            <text:p>1.00</text:p>
          </table:table-cell>
          <table:table-cell table:style-name="ce7" office:value-type="float" office:value="0.9" calcext:value-type="float">
            <text:p>0.90</text:p>
          </table:table-cell>
          <table:table-cell table:number-columns-repeated="2" table:style-name="ce7" office:value-type="float" office:value="0.8" calcext:value-type="float">
            <text:p>0.80</text:p>
          </table:table-cell>
          <table:table-cell table:style-name="ce7" table:formula="of:=IF(OR(ISBLANK([.P$2]);[.P$2]=[.P$1]);1;0.7)" office:value-type="float" office:value="1" calcext:value-type="float">
            <text:p>1.00</text:p>
          </table:table-cell>
          <table:table-cell table:style-name="ce7" table:formula="of:=IF(OR(ISBLANK([.Q$2]);[.Q$2]=[.Q$1]);1;0.7)" office:value-type="float" office:value="0.7" calcext:value-type="float">
            <text:p>0.7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eff w2</text:p>
          </table:table-cell>
          <table:table-cell table:style-name="ce7" table:formula="of:=IF(ISBLANK([.B$2]);0;IF([.B$2]=[.B$1];[.B$4];SQRT(1-[.B$4]^2)))" office:value-type="float" office:value="0" calcext:value-type="float">
            <text:p>0.00</text:p>
          </table:table-cell>
          <table:table-cell table:style-name="ce7" table:formula="of:=IF(ISBLANK([.C$2]);0;IF([.C$2]=[.C$1];[.C$4];SQRT(1-[.C$4]^2)))" office:value-type="float" office:value="0" calcext:value-type="float">
            <text:p>0.00</text:p>
          </table:table-cell>
          <table:table-cell table:style-name="ce7" table:formula="of:=IF(ISBLANK([.D$2]);0;IF([.D$2]=[.D$1];[.D$4];SQRT(1-[.D$4]^2)))" office:value-type="float" office:value="0" calcext:value-type="float">
            <text:p>0.00</text:p>
          </table:table-cell>
          <table:table-cell table:style-name="ce7" table:formula="of:=IF(ISBLANK([.E$2]);0;IF([.E$2]=[.E$1];[.E$4];SQRT(1-[.E$4]^2)))" office:value-type="float" office:value="0" calcext:value-type="float">
            <text:p>0.00</text:p>
          </table:table-cell>
          <table:table-cell table:style-name="ce7" table:formula="of:=IF(ISBLANK([.F$2]);0;IF([.F$2]=[.F$1];[.F$4];SQRT(1-[.F$4]^2)))" office:value-type="float" office:value="0" calcext:value-type="float">
            <text:p>0.00</text:p>
          </table:table-cell>
          <table:table-cell table:style-name="ce7" table:formula="of:=IF(ISBLANK([.G$2]);0;IF([.G$2]=[.G$1];[.G$4];SQRT(1-[.G$4]^2)))" office:value-type="float" office:value="0" calcext:value-type="float">
            <text:p>0.00</text:p>
          </table:table-cell>
          <table:table-cell table:style-name="ce7" table:formula="of:=IF(ISBLANK([.H$2]);0;IF([.H$2]=[.H$1];[.H$4];SQRT(1-[.H$4]^2)))" office:value-type="float" office:value="0" calcext:value-type="float">
            <text:p>0.00</text:p>
          </table:table-cell>
          <table:table-cell table:style-name="ce7" table:formula="of:=IF(ISBLANK([.I$2]);0;IF([.I$2]=[.I$1];[.I$4];SQRT(1-[.I$4]^2)))" office:value-type="float" office:value="0" calcext:value-type="float">
            <text:p>0.00</text:p>
          </table:table-cell>
          <table:table-cell table:style-name="ce7" table:formula="of:=IF(ISBLANK([.J$2]);0;IF([.J$2]=[.J$1];[.J$4];SQRT(1-[.J$4]^2)))" office:value-type="float" office:value="0" calcext:value-type="float">
            <text:p>0.00</text:p>
          </table:table-cell>
          <table:table-cell table:style-name="ce7" table:formula="of:=IF(ISBLANK([.K$2]);0;IF([.K$2]=[.K$1];[.K$4];SQRT(1-[.K$4]^2)))" office:value-type="float" office:value="1" calcext:value-type="float">
            <text:p>1.00</text:p>
          </table:table-cell>
          <table:table-cell table:style-name="ce7" table:formula="of:=IF(ISBLANK([.L$2]);0;IF([.L$2]=[.L$1];[.L$4];SQRT(1-[.L$4]^2)))" office:value-type="float" office:value="1" calcext:value-type="float">
            <text:p>1.00</text:p>
          </table:table-cell>
          <table:table-cell table:style-name="ce7" table:formula="of:=IF(ISBLANK([.M$2]);0;IF([.M$2]=[.M$1];[.M$4];SQRT(1-[.M$4]^2)))" office:value-type="float" office:value="0.435889894354067" calcext:value-type="float">
            <text:p>0.44</text:p>
          </table:table-cell>
          <table:table-cell table:style-name="ce7" table:formula="of:=IF(ISBLANK([.N$2]);0;IF([.N$2]=[.N$1];[.N$4];SQRT(1-[.N$4]^2)))" office:value-type="float" office:value="0.6" calcext:value-type="float">
            <text:p>0.60</text:p>
          </table:table-cell>
          <table:table-cell table:style-name="ce7" table:formula="of:=IF(ISBLANK([.O$2]);0;IF([.O$2]=[.O$1];[.O$4];SQRT(1-[.O$4]^2)))" office:value-type="float" office:value="0.6" calcext:value-type="float">
            <text:p>0.60</text:p>
          </table:table-cell>
          <table:table-cell table:style-name="ce7" table:formula="of:=IF(ISBLANK([.P$2]);0;IF([.P$2]=[.P$1];[.P$4];SQRT(1-[.P$4]^2)))" office:value-type="float" office:value="0" calcext:value-type="float">
            <text:p>0.00</text:p>
          </table:table-cell>
          <table:table-cell table:style-name="ce7" table:formula="of:=IF(ISBLANK([.Q$2]);0;IF([.Q$2]=[.Q$1];[.Q$4];SQRT(1-[.Q$4]^2)))" office:value-type="float" office:value="0.714142842854285" calcext:value-type="float">
            <text:p>0.7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eff AM</text:p>
          </table:table-cell>
          <table:table-cell table:number-columns-repeated="16" table:style-name="ce7" office:value-type="float" office:value="0" calcext:value-type="float">
            <text:p>0.00</text:p>
          </table:table-cell>
          <table:table-cell table:number-columns-repeated="100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attack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5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string" calcext:value-type="string">
            <text:p>buff</text:p>
          </table:table-cell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table:formula="of:=VLOOKUP([.B$1];[$'weapon parameters'.$A:.$M];[.$B$8]+0;0)+VLOOKUP([.B$1];[$'weapon parameters'.$A:.$M];[.$B$8]+3;0)*[.$A10]" office:value-type="float" office:value="11" calcext:value-type="float">
            <text:p>11</text:p>
          </table:table-cell>
          <table:table-cell table:style-name="ce18" table:formula="of:=VLOOKUP([.C$1];[$'weapon parameters'.$A:.$M];[.$B$8]+0;0)+VLOOKUP([.C$1];[$'weapon parameters'.$A:.$M];[.$B$8]+3;0)*[.$A10]" office:value-type="float" office:value="11" calcext:value-type="float">
            <text:p>11</text:p>
          </table:table-cell>
          <table:table-cell table:style-name="ce18" table:formula="of:=VLOOKUP([.D$1];[$'weapon parameters'.$A:.$M];[.$B$8]+0;0)+VLOOKUP([.D$1];[$'weapon parameters'.$A:.$M];[.$B$8]+3;0)*[.$A10]" office:value-type="float" office:value="11" calcext:value-type="float">
            <text:p>11</text:p>
          </table:table-cell>
          <table:table-cell table:style-name="ce18" table:formula="of:=VLOOKUP([.E$1];[$'weapon parameters'.$A:.$M];[.$B$8]+0;0)+VLOOKUP([.E$1];[$'weapon parameters'.$A:.$M];[.$B$8]+3;0)*[.$A10]" office:value-type="float" office:value="11" calcext:value-type="float">
            <text:p>11</text:p>
          </table:table-cell>
          <table:table-cell table:style-name="ce18" table:formula="of:=VLOOKUP([.F$1];[$'weapon parameters'.$A:.$M];[.$B$8]+0;0)+VLOOKUP([.F$1];[$'weapon parameters'.$A:.$M];[.$B$8]+3;0)*[.$A10]" office:value-type="float" office:value="11" calcext:value-type="float">
            <text:p>11</text:p>
          </table:table-cell>
          <table:table-cell table:style-name="ce18" table:formula="of:=VLOOKUP([.G$1];[$'weapon parameters'.$A:.$M];[.$B$8]+0;0)+VLOOKUP([.G$1];[$'weapon parameters'.$A:.$M];[.$B$8]+3;0)*[.$A10]" office:value-type="float" office:value="11" calcext:value-type="float">
            <text:p>11</text:p>
          </table:table-cell>
          <table:table-cell table:style-name="ce18" table:formula="of:=VLOOKUP([.H$1];[$'weapon parameters'.$A:.$M];[.$B$8]+0;0)+VLOOKUP([.H$1];[$'weapon parameters'.$A:.$M];[.$B$8]+3;0)*[.$A10]" office:value-type="float" office:value="11" calcext:value-type="float">
            <text:p>11</text:p>
          </table:table-cell>
          <table:table-cell table:style-name="ce18" table:formula="of:=VLOOKUP([.I$1];[$'weapon parameters'.$A:.$M];[.$B$8]+0;0)+VLOOKUP([.I$1];[$'weapon parameters'.$A:.$M];[.$B$8]+3;0)*[.$A10]" office:value-type="float" office:value="11" calcext:value-type="float">
            <text:p>11</text:p>
          </table:table-cell>
          <table:table-cell table:style-name="ce18" table:formula="of:=VLOOKUP([.J$1];[$'weapon parameters'.$A:.$M];[.$B$8]+0;0)+VLOOKUP([.J$1];[$'weapon parameters'.$A:.$M];[.$B$8]+3;0)*[.$A10]" office:value-type="float" office:value="11" calcext:value-type="float">
            <text:p>11</text:p>
          </table:table-cell>
          <table:table-cell table:style-name="ce18" table:formula="of:=VLOOKUP([.K$1];[$'weapon parameters'.$A:.$M];[.$B$8]+0;0)+VLOOKUP([.K$1];[$'weapon parameters'.$A:.$M];[.$B$8]+3;0)*[.$A10]" office:value-type="float" office:value="11" calcext:value-type="float">
            <text:p>11</text:p>
          </table:table-cell>
          <table:table-cell table:style-name="ce18" table:formula="of:=VLOOKUP([.L$1];[$'weapon parameters'.$A:.$M];[.$B$8]+0;0)+VLOOKUP([.L$1];[$'weapon parameters'.$A:.$M];[.$B$8]+3;0)*[.$A10]" office:value-type="float" office:value="11" calcext:value-type="float">
            <text:p>11</text:p>
          </table:table-cell>
          <table:table-cell table:style-name="ce18" table:formula="of:=VLOOKUP([.M$1];[$'weapon parameters'.$A:.$M];[.$B$8]+0;0)+VLOOKUP([.M$1];[$'weapon parameters'.$A:.$M];[.$B$8]+3;0)*[.$A10]" office:value-type="float" office:value="11" calcext:value-type="float">
            <text:p>11</text:p>
          </table:table-cell>
          <table:table-cell table:style-name="ce18" table:formula="of:=VLOOKUP([.N$1];[$'weapon parameters'.$A:.$M];[.$B$8]+0;0)+VLOOKUP([.N$1];[$'weapon parameters'.$A:.$M];[.$B$8]+3;0)*[.$A10]" office:value-type="float" office:value="11" calcext:value-type="float">
            <text:p>11</text:p>
          </table:table-cell>
          <table:table-cell table:style-name="ce18" table:formula="of:=VLOOKUP([.O$1];[$'weapon parameters'.$A:.$M];[.$B$8]+0;0)+VLOOKUP([.O$1];[$'weapon parameters'.$A:.$M];[.$B$8]+3;0)*[.$A10]" office:value-type="float" office:value="11" calcext:value-type="float">
            <text:p>11</text:p>
          </table:table-cell>
          <table:table-cell table:style-name="ce18" table:formula="of:=VLOOKUP([.P$1];[$'weapon parameters'.$A:.$M];[.$B$8]+0;0)+VLOOKUP([.P$1];[$'weapon parameters'.$A:.$M];[.$B$8]+3;0)*[.$A10]" office:value-type="float" office:value="11" calcext:value-type="float">
            <text:p>11</text:p>
          </table:table-cell>
          <table:table-cell table:style-name="ce18" table:formula="of:=VLOOKUP([.Q$1];[$'weapon parameters'.$A:.$M];[.$B$8]+0;0)+VLOOKUP([.Q$1];[$'weapon parameters'.$A:.$M];[.$B$8]+3;0)*[.$A10]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VLOOKUP([.B$1];[$'weapon parameters'.$A:.$M];[.$B$8]+0;0)+VLOOKUP([.B$1];[$'weapon parameters'.$A:.$M];[.$B$8]+3;0)*[.$A11]" office:value-type="float" office:value="12" calcext:value-type="float">
            <text:p>12</text:p>
          </table:table-cell>
          <table:table-cell table:style-name="ce18" table:formula="of:=VLOOKUP([.C$1];[$'weapon parameters'.$A:.$M];[.$B$8]+0;0)+VLOOKUP([.C$1];[$'weapon parameters'.$A:.$M];[.$B$8]+3;0)*[.$A11]" office:value-type="float" office:value="12" calcext:value-type="float">
            <text:p>12</text:p>
          </table:table-cell>
          <table:table-cell table:style-name="ce18" table:formula="of:=VLOOKUP([.D$1];[$'weapon parameters'.$A:.$M];[.$B$8]+0;0)+VLOOKUP([.D$1];[$'weapon parameters'.$A:.$M];[.$B$8]+3;0)*[.$A11]" office:value-type="float" office:value="12" calcext:value-type="float">
            <text:p>12</text:p>
          </table:table-cell>
          <table:table-cell table:style-name="ce18" table:formula="of:=VLOOKUP([.E$1];[$'weapon parameters'.$A:.$M];[.$B$8]+0;0)+VLOOKUP([.E$1];[$'weapon parameters'.$A:.$M];[.$B$8]+3;0)*[.$A11]" office:value-type="float" office:value="12" calcext:value-type="float">
            <text:p>12</text:p>
          </table:table-cell>
          <table:table-cell table:style-name="ce18" table:formula="of:=VLOOKUP([.F$1];[$'weapon parameters'.$A:.$M];[.$B$8]+0;0)+VLOOKUP([.F$1];[$'weapon parameters'.$A:.$M];[.$B$8]+3;0)*[.$A11]" office:value-type="float" office:value="12" calcext:value-type="float">
            <text:p>12</text:p>
          </table:table-cell>
          <table:table-cell table:style-name="ce18" table:formula="of:=VLOOKUP([.G$1];[$'weapon parameters'.$A:.$M];[.$B$8]+0;0)+VLOOKUP([.G$1];[$'weapon parameters'.$A:.$M];[.$B$8]+3;0)*[.$A11]" office:value-type="float" office:value="12" calcext:value-type="float">
            <text:p>12</text:p>
          </table:table-cell>
          <table:table-cell table:style-name="ce18" table:formula="of:=VLOOKUP([.H$1];[$'weapon parameters'.$A:.$M];[.$B$8]+0;0)+VLOOKUP([.H$1];[$'weapon parameters'.$A:.$M];[.$B$8]+3;0)*[.$A11]" office:value-type="float" office:value="12" calcext:value-type="float">
            <text:p>12</text:p>
          </table:table-cell>
          <table:table-cell table:style-name="ce18" table:formula="of:=VLOOKUP([.I$1];[$'weapon parameters'.$A:.$M];[.$B$8]+0;0)+VLOOKUP([.I$1];[$'weapon parameters'.$A:.$M];[.$B$8]+3;0)*[.$A11]" office:value-type="float" office:value="12" calcext:value-type="float">
            <text:p>12</text:p>
          </table:table-cell>
          <table:table-cell table:style-name="ce18" table:formula="of:=VLOOKUP([.J$1];[$'weapon parameters'.$A:.$M];[.$B$8]+0;0)+VLOOKUP([.J$1];[$'weapon parameters'.$A:.$M];[.$B$8]+3;0)*[.$A11]" office:value-type="float" office:value="12" calcext:value-type="float">
            <text:p>12</text:p>
          </table:table-cell>
          <table:table-cell table:style-name="ce18" table:formula="of:=VLOOKUP([.K$1];[$'weapon parameters'.$A:.$M];[.$B$8]+0;0)+VLOOKUP([.K$1];[$'weapon parameters'.$A:.$M];[.$B$8]+3;0)*[.$A11]" office:value-type="float" office:value="12" calcext:value-type="float">
            <text:p>12</text:p>
          </table:table-cell>
          <table:table-cell table:style-name="ce18" table:formula="of:=VLOOKUP([.L$1];[$'weapon parameters'.$A:.$M];[.$B$8]+0;0)+VLOOKUP([.L$1];[$'weapon parameters'.$A:.$M];[.$B$8]+3;0)*[.$A11]" office:value-type="float" office:value="12" calcext:value-type="float">
            <text:p>12</text:p>
          </table:table-cell>
          <table:table-cell table:style-name="ce18" table:formula="of:=VLOOKUP([.M$1];[$'weapon parameters'.$A:.$M];[.$B$8]+0;0)+VLOOKUP([.M$1];[$'weapon parameters'.$A:.$M];[.$B$8]+3;0)*[.$A11]" office:value-type="float" office:value="12" calcext:value-type="float">
            <text:p>12</text:p>
          </table:table-cell>
          <table:table-cell table:style-name="ce18" table:formula="of:=VLOOKUP([.N$1];[$'weapon parameters'.$A:.$M];[.$B$8]+0;0)+VLOOKUP([.N$1];[$'weapon parameters'.$A:.$M];[.$B$8]+3;0)*[.$A11]" office:value-type="float" office:value="12" calcext:value-type="float">
            <text:p>12</text:p>
          </table:table-cell>
          <table:table-cell table:style-name="ce18" table:formula="of:=VLOOKUP([.O$1];[$'weapon parameters'.$A:.$M];[.$B$8]+0;0)+VLOOKUP([.O$1];[$'weapon parameters'.$A:.$M];[.$B$8]+3;0)*[.$A11]" office:value-type="float" office:value="12" calcext:value-type="float">
            <text:p>12</text:p>
          </table:table-cell>
          <table:table-cell table:style-name="ce18" table:formula="of:=VLOOKUP([.P$1];[$'weapon parameters'.$A:.$M];[.$B$8]+0;0)+VLOOKUP([.P$1];[$'weapon parameters'.$A:.$M];[.$B$8]+3;0)*[.$A11]" office:value-type="float" office:value="12" calcext:value-type="float">
            <text:p>12</text:p>
          </table:table-cell>
          <table:table-cell table:style-name="ce18" table:formula="of:=VLOOKUP([.Q$1];[$'weapon parameters'.$A:.$M];[.$B$8]+0;0)+VLOOKUP([.Q$1];[$'weapon parameters'.$A:.$M];[.$B$8]+3;0)*[.$A11]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formula="of:=VLOOKUP([.B$1];[$'weapon parameters'.$A:.$M];[.$B$8]+0;0)+VLOOKUP([.B$1];[$'weapon parameters'.$A:.$M];[.$B$8]+3;0)*[.$A12]" office:value-type="float" office:value="13" calcext:value-type="float">
            <text:p>13</text:p>
          </table:table-cell>
          <table:table-cell table:style-name="ce18" table:formula="of:=VLOOKUP([.C$1];[$'weapon parameters'.$A:.$M];[.$B$8]+0;0)+VLOOKUP([.C$1];[$'weapon parameters'.$A:.$M];[.$B$8]+3;0)*[.$A12]" office:value-type="float" office:value="13" calcext:value-type="float">
            <text:p>13</text:p>
          </table:table-cell>
          <table:table-cell table:style-name="ce18" table:formula="of:=VLOOKUP([.D$1];[$'weapon parameters'.$A:.$M];[.$B$8]+0;0)+VLOOKUP([.D$1];[$'weapon parameters'.$A:.$M];[.$B$8]+3;0)*[.$A12]" office:value-type="float" office:value="13" calcext:value-type="float">
            <text:p>13</text:p>
          </table:table-cell>
          <table:table-cell table:style-name="ce18" table:formula="of:=VLOOKUP([.E$1];[$'weapon parameters'.$A:.$M];[.$B$8]+0;0)+VLOOKUP([.E$1];[$'weapon parameters'.$A:.$M];[.$B$8]+3;0)*[.$A12]" office:value-type="float" office:value="13" calcext:value-type="float">
            <text:p>13</text:p>
          </table:table-cell>
          <table:table-cell table:style-name="ce18" table:formula="of:=VLOOKUP([.F$1];[$'weapon parameters'.$A:.$M];[.$B$8]+0;0)+VLOOKUP([.F$1];[$'weapon parameters'.$A:.$M];[.$B$8]+3;0)*[.$A12]" office:value-type="float" office:value="13" calcext:value-type="float">
            <text:p>13</text:p>
          </table:table-cell>
          <table:table-cell table:style-name="ce18" table:formula="of:=VLOOKUP([.G$1];[$'weapon parameters'.$A:.$M];[.$B$8]+0;0)+VLOOKUP([.G$1];[$'weapon parameters'.$A:.$M];[.$B$8]+3;0)*[.$A12]" office:value-type="float" office:value="13" calcext:value-type="float">
            <text:p>13</text:p>
          </table:table-cell>
          <table:table-cell table:style-name="ce18" table:formula="of:=VLOOKUP([.H$1];[$'weapon parameters'.$A:.$M];[.$B$8]+0;0)+VLOOKUP([.H$1];[$'weapon parameters'.$A:.$M];[.$B$8]+3;0)*[.$A12]" office:value-type="float" office:value="13" calcext:value-type="float">
            <text:p>13</text:p>
          </table:table-cell>
          <table:table-cell table:style-name="ce18" table:formula="of:=VLOOKUP([.I$1];[$'weapon parameters'.$A:.$M];[.$B$8]+0;0)+VLOOKUP([.I$1];[$'weapon parameters'.$A:.$M];[.$B$8]+3;0)*[.$A12]" office:value-type="float" office:value="13" calcext:value-type="float">
            <text:p>13</text:p>
          </table:table-cell>
          <table:table-cell table:style-name="ce18" table:formula="of:=VLOOKUP([.J$1];[$'weapon parameters'.$A:.$M];[.$B$8]+0;0)+VLOOKUP([.J$1];[$'weapon parameters'.$A:.$M];[.$B$8]+3;0)*[.$A12]" office:value-type="float" office:value="13" calcext:value-type="float">
            <text:p>13</text:p>
          </table:table-cell>
          <table:table-cell table:style-name="ce18" table:formula="of:=VLOOKUP([.K$1];[$'weapon parameters'.$A:.$M];[.$B$8]+0;0)+VLOOKUP([.K$1];[$'weapon parameters'.$A:.$M];[.$B$8]+3;0)*[.$A12]" office:value-type="float" office:value="13" calcext:value-type="float">
            <text:p>13</text:p>
          </table:table-cell>
          <table:table-cell table:style-name="ce18" table:formula="of:=VLOOKUP([.L$1];[$'weapon parameters'.$A:.$M];[.$B$8]+0;0)+VLOOKUP([.L$1];[$'weapon parameters'.$A:.$M];[.$B$8]+3;0)*[.$A12]" office:value-type="float" office:value="13" calcext:value-type="float">
            <text:p>13</text:p>
          </table:table-cell>
          <table:table-cell table:style-name="ce18" table:formula="of:=VLOOKUP([.M$1];[$'weapon parameters'.$A:.$M];[.$B$8]+0;0)+VLOOKUP([.M$1];[$'weapon parameters'.$A:.$M];[.$B$8]+3;0)*[.$A12]" office:value-type="float" office:value="13" calcext:value-type="float">
            <text:p>13</text:p>
          </table:table-cell>
          <table:table-cell table:style-name="ce18" table:formula="of:=VLOOKUP([.N$1];[$'weapon parameters'.$A:.$M];[.$B$8]+0;0)+VLOOKUP([.N$1];[$'weapon parameters'.$A:.$M];[.$B$8]+3;0)*[.$A12]" office:value-type="float" office:value="13" calcext:value-type="float">
            <text:p>13</text:p>
          </table:table-cell>
          <table:table-cell table:style-name="ce18" table:formula="of:=VLOOKUP([.O$1];[$'weapon parameters'.$A:.$M];[.$B$8]+0;0)+VLOOKUP([.O$1];[$'weapon parameters'.$A:.$M];[.$B$8]+3;0)*[.$A12]" office:value-type="float" office:value="13" calcext:value-type="float">
            <text:p>13</text:p>
          </table:table-cell>
          <table:table-cell table:style-name="ce18" table:formula="of:=VLOOKUP([.P$1];[$'weapon parameters'.$A:.$M];[.$B$8]+0;0)+VLOOKUP([.P$1];[$'weapon parameters'.$A:.$M];[.$B$8]+3;0)*[.$A12]" office:value-type="float" office:value="13" calcext:value-type="float">
            <text:p>13</text:p>
          </table:table-cell>
          <table:table-cell table:style-name="ce18" table:formula="of:=VLOOKUP([.Q$1];[$'weapon parameters'.$A:.$M];[.$B$8]+0;0)+VLOOKUP([.Q$1];[$'weapon parameters'.$A:.$M];[.$B$8]+3;0)*[.$A12]"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formula="of:=VLOOKUP([.B$1];[$'weapon parameters'.$A:.$M];[.$B$8]+0;0)+VLOOKUP([.B$1];[$'weapon parameters'.$A:.$M];[.$B$8]+3;0)*[.$A13]" office:value-type="float" office:value="14" calcext:value-type="float">
            <text:p>14</text:p>
          </table:table-cell>
          <table:table-cell table:style-name="ce18" table:formula="of:=VLOOKUP([.C$1];[$'weapon parameters'.$A:.$M];[.$B$8]+0;0)+VLOOKUP([.C$1];[$'weapon parameters'.$A:.$M];[.$B$8]+3;0)*[.$A13]" office:value-type="float" office:value="14" calcext:value-type="float">
            <text:p>14</text:p>
          </table:table-cell>
          <table:table-cell table:style-name="ce18" table:formula="of:=VLOOKUP([.D$1];[$'weapon parameters'.$A:.$M];[.$B$8]+0;0)+VLOOKUP([.D$1];[$'weapon parameters'.$A:.$M];[.$B$8]+3;0)*[.$A13]" office:value-type="float" office:value="14" calcext:value-type="float">
            <text:p>14</text:p>
          </table:table-cell>
          <table:table-cell table:style-name="ce18" table:formula="of:=VLOOKUP([.E$1];[$'weapon parameters'.$A:.$M];[.$B$8]+0;0)+VLOOKUP([.E$1];[$'weapon parameters'.$A:.$M];[.$B$8]+3;0)*[.$A13]" office:value-type="float" office:value="14" calcext:value-type="float">
            <text:p>14</text:p>
          </table:table-cell>
          <table:table-cell table:style-name="ce18" table:formula="of:=VLOOKUP([.F$1];[$'weapon parameters'.$A:.$M];[.$B$8]+0;0)+VLOOKUP([.F$1];[$'weapon parameters'.$A:.$M];[.$B$8]+3;0)*[.$A13]" office:value-type="float" office:value="14" calcext:value-type="float">
            <text:p>14</text:p>
          </table:table-cell>
          <table:table-cell table:style-name="ce18" table:formula="of:=VLOOKUP([.G$1];[$'weapon parameters'.$A:.$M];[.$B$8]+0;0)+VLOOKUP([.G$1];[$'weapon parameters'.$A:.$M];[.$B$8]+3;0)*[.$A13]" office:value-type="float" office:value="14" calcext:value-type="float">
            <text:p>14</text:p>
          </table:table-cell>
          <table:table-cell table:style-name="ce18" table:formula="of:=VLOOKUP([.H$1];[$'weapon parameters'.$A:.$M];[.$B$8]+0;0)+VLOOKUP([.H$1];[$'weapon parameters'.$A:.$M];[.$B$8]+3;0)*[.$A13]" office:value-type="float" office:value="14" calcext:value-type="float">
            <text:p>14</text:p>
          </table:table-cell>
          <table:table-cell table:style-name="ce18" table:formula="of:=VLOOKUP([.I$1];[$'weapon parameters'.$A:.$M];[.$B$8]+0;0)+VLOOKUP([.I$1];[$'weapon parameters'.$A:.$M];[.$B$8]+3;0)*[.$A13]" office:value-type="float" office:value="14" calcext:value-type="float">
            <text:p>14</text:p>
          </table:table-cell>
          <table:table-cell table:style-name="ce18" table:formula="of:=VLOOKUP([.J$1];[$'weapon parameters'.$A:.$M];[.$B$8]+0;0)+VLOOKUP([.J$1];[$'weapon parameters'.$A:.$M];[.$B$8]+3;0)*[.$A13]" office:value-type="float" office:value="14" calcext:value-type="float">
            <text:p>14</text:p>
          </table:table-cell>
          <table:table-cell table:style-name="ce18" table:formula="of:=VLOOKUP([.K$1];[$'weapon parameters'.$A:.$M];[.$B$8]+0;0)+VLOOKUP([.K$1];[$'weapon parameters'.$A:.$M];[.$B$8]+3;0)*[.$A13]" office:value-type="float" office:value="14" calcext:value-type="float">
            <text:p>14</text:p>
          </table:table-cell>
          <table:table-cell table:style-name="ce18" table:formula="of:=VLOOKUP([.L$1];[$'weapon parameters'.$A:.$M];[.$B$8]+0;0)+VLOOKUP([.L$1];[$'weapon parameters'.$A:.$M];[.$B$8]+3;0)*[.$A13]" office:value-type="float" office:value="14" calcext:value-type="float">
            <text:p>14</text:p>
          </table:table-cell>
          <table:table-cell table:style-name="ce18" table:formula="of:=VLOOKUP([.M$1];[$'weapon parameters'.$A:.$M];[.$B$8]+0;0)+VLOOKUP([.M$1];[$'weapon parameters'.$A:.$M];[.$B$8]+3;0)*[.$A13]" office:value-type="float" office:value="14" calcext:value-type="float">
            <text:p>14</text:p>
          </table:table-cell>
          <table:table-cell table:style-name="ce18" table:formula="of:=VLOOKUP([.N$1];[$'weapon parameters'.$A:.$M];[.$B$8]+0;0)+VLOOKUP([.N$1];[$'weapon parameters'.$A:.$M];[.$B$8]+3;0)*[.$A13]" office:value-type="float" office:value="14" calcext:value-type="float">
            <text:p>14</text:p>
          </table:table-cell>
          <table:table-cell table:style-name="ce18" table:formula="of:=VLOOKUP([.O$1];[$'weapon parameters'.$A:.$M];[.$B$8]+0;0)+VLOOKUP([.O$1];[$'weapon parameters'.$A:.$M];[.$B$8]+3;0)*[.$A13]" office:value-type="float" office:value="14" calcext:value-type="float">
            <text:p>14</text:p>
          </table:table-cell>
          <table:table-cell table:style-name="ce18" table:formula="of:=VLOOKUP([.P$1];[$'weapon parameters'.$A:.$M];[.$B$8]+0;0)+VLOOKUP([.P$1];[$'weapon parameters'.$A:.$M];[.$B$8]+3;0)*[.$A13]" office:value-type="float" office:value="14" calcext:value-type="float">
            <text:p>14</text:p>
          </table:table-cell>
          <table:table-cell table:style-name="ce18" table:formula="of:=VLOOKUP([.Q$1];[$'weapon parameters'.$A:.$M];[.$B$8]+0;0)+VLOOKUP([.Q$1];[$'weapon parameters'.$A:.$M];[.$B$8]+3;0)*[.$A13]"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table:formula="of:=VLOOKUP([.B$1];[$'weapon parameters'.$A:.$M];[.$B$8]+0;0)+VLOOKUP([.B$1];[$'weapon parameters'.$A:.$M];[.$B$8]+3;0)*[.$A14]" office:value-type="float" office:value="15" calcext:value-type="float">
            <text:p>15</text:p>
          </table:table-cell>
          <table:table-cell table:style-name="ce18" table:formula="of:=VLOOKUP([.C$1];[$'weapon parameters'.$A:.$M];[.$B$8]+0;0)+VLOOKUP([.C$1];[$'weapon parameters'.$A:.$M];[.$B$8]+3;0)*[.$A14]" office:value-type="float" office:value="15" calcext:value-type="float">
            <text:p>15</text:p>
          </table:table-cell>
          <table:table-cell table:style-name="ce18" table:formula="of:=VLOOKUP([.D$1];[$'weapon parameters'.$A:.$M];[.$B$8]+0;0)+VLOOKUP([.D$1];[$'weapon parameters'.$A:.$M];[.$B$8]+3;0)*[.$A14]" office:value-type="float" office:value="15" calcext:value-type="float">
            <text:p>15</text:p>
          </table:table-cell>
          <table:table-cell table:style-name="ce18" table:formula="of:=VLOOKUP([.E$1];[$'weapon parameters'.$A:.$M];[.$B$8]+0;0)+VLOOKUP([.E$1];[$'weapon parameters'.$A:.$M];[.$B$8]+3;0)*[.$A14]" office:value-type="float" office:value="15" calcext:value-type="float">
            <text:p>15</text:p>
          </table:table-cell>
          <table:table-cell table:style-name="ce18" table:formula="of:=VLOOKUP([.F$1];[$'weapon parameters'.$A:.$M];[.$B$8]+0;0)+VLOOKUP([.F$1];[$'weapon parameters'.$A:.$M];[.$B$8]+3;0)*[.$A14]" office:value-type="float" office:value="15" calcext:value-type="float">
            <text:p>15</text:p>
          </table:table-cell>
          <table:table-cell table:style-name="ce18" table:formula="of:=VLOOKUP([.G$1];[$'weapon parameters'.$A:.$M];[.$B$8]+0;0)+VLOOKUP([.G$1];[$'weapon parameters'.$A:.$M];[.$B$8]+3;0)*[.$A14]" office:value-type="float" office:value="15" calcext:value-type="float">
            <text:p>15</text:p>
          </table:table-cell>
          <table:table-cell table:style-name="ce18" table:formula="of:=VLOOKUP([.H$1];[$'weapon parameters'.$A:.$M];[.$B$8]+0;0)+VLOOKUP([.H$1];[$'weapon parameters'.$A:.$M];[.$B$8]+3;0)*[.$A14]" office:value-type="float" office:value="15" calcext:value-type="float">
            <text:p>15</text:p>
          </table:table-cell>
          <table:table-cell table:style-name="ce18" table:formula="of:=VLOOKUP([.I$1];[$'weapon parameters'.$A:.$M];[.$B$8]+0;0)+VLOOKUP([.I$1];[$'weapon parameters'.$A:.$M];[.$B$8]+3;0)*[.$A14]" office:value-type="float" office:value="15" calcext:value-type="float">
            <text:p>15</text:p>
          </table:table-cell>
          <table:table-cell table:style-name="ce18" table:formula="of:=VLOOKUP([.J$1];[$'weapon parameters'.$A:.$M];[.$B$8]+0;0)+VLOOKUP([.J$1];[$'weapon parameters'.$A:.$M];[.$B$8]+3;0)*[.$A14]" office:value-type="float" office:value="15" calcext:value-type="float">
            <text:p>15</text:p>
          </table:table-cell>
          <table:table-cell table:style-name="ce18" table:formula="of:=VLOOKUP([.K$1];[$'weapon parameters'.$A:.$M];[.$B$8]+0;0)+VLOOKUP([.K$1];[$'weapon parameters'.$A:.$M];[.$B$8]+3;0)*[.$A14]" office:value-type="float" office:value="15" calcext:value-type="float">
            <text:p>15</text:p>
          </table:table-cell>
          <table:table-cell table:style-name="ce18" table:formula="of:=VLOOKUP([.L$1];[$'weapon parameters'.$A:.$M];[.$B$8]+0;0)+VLOOKUP([.L$1];[$'weapon parameters'.$A:.$M];[.$B$8]+3;0)*[.$A14]" office:value-type="float" office:value="15" calcext:value-type="float">
            <text:p>15</text:p>
          </table:table-cell>
          <table:table-cell table:style-name="ce18" table:formula="of:=VLOOKUP([.M$1];[$'weapon parameters'.$A:.$M];[.$B$8]+0;0)+VLOOKUP([.M$1];[$'weapon parameters'.$A:.$M];[.$B$8]+3;0)*[.$A14]" office:value-type="float" office:value="15" calcext:value-type="float">
            <text:p>15</text:p>
          </table:table-cell>
          <table:table-cell table:style-name="ce18" table:formula="of:=VLOOKUP([.N$1];[$'weapon parameters'.$A:.$M];[.$B$8]+0;0)+VLOOKUP([.N$1];[$'weapon parameters'.$A:.$M];[.$B$8]+3;0)*[.$A14]" office:value-type="float" office:value="15" calcext:value-type="float">
            <text:p>15</text:p>
          </table:table-cell>
          <table:table-cell table:style-name="ce18" table:formula="of:=VLOOKUP([.O$1];[$'weapon parameters'.$A:.$M];[.$B$8]+0;0)+VLOOKUP([.O$1];[$'weapon parameters'.$A:.$M];[.$B$8]+3;0)*[.$A14]" office:value-type="float" office:value="15" calcext:value-type="float">
            <text:p>15</text:p>
          </table:table-cell>
          <table:table-cell table:style-name="ce18" table:formula="of:=VLOOKUP([.P$1];[$'weapon parameters'.$A:.$M];[.$B$8]+0;0)+VLOOKUP([.P$1];[$'weapon parameters'.$A:.$M];[.$B$8]+3;0)*[.$A14]" office:value-type="float" office:value="15" calcext:value-type="float">
            <text:p>15</text:p>
          </table:table-cell>
          <table:table-cell table:style-name="ce18" table:formula="of:=VLOOKUP([.Q$1];[$'weapon parameters'.$A:.$M];[.$B$8]+0;0)+VLOOKUP([.Q$1];[$'weapon parameters'.$A:.$M];[.$B$8]+3;0)*[.$A14]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table:formula="of:=VLOOKUP([.B$1];[$'weapon parameters'.$A:.$M];[.$B$8]+0;0)+VLOOKUP([.B$1];[$'weapon parameters'.$A:.$M];[.$B$8]+3;0)*[.$A15]" office:value-type="float" office:value="16" calcext:value-type="float">
            <text:p>16</text:p>
          </table:table-cell>
          <table:table-cell table:style-name="ce18" table:formula="of:=VLOOKUP([.C$1];[$'weapon parameters'.$A:.$M];[.$B$8]+0;0)+VLOOKUP([.C$1];[$'weapon parameters'.$A:.$M];[.$B$8]+3;0)*[.$A15]" office:value-type="float" office:value="16" calcext:value-type="float">
            <text:p>16</text:p>
          </table:table-cell>
          <table:table-cell table:style-name="ce18" table:formula="of:=VLOOKUP([.D$1];[$'weapon parameters'.$A:.$M];[.$B$8]+0;0)+VLOOKUP([.D$1];[$'weapon parameters'.$A:.$M];[.$B$8]+3;0)*[.$A15]" office:value-type="float" office:value="16" calcext:value-type="float">
            <text:p>16</text:p>
          </table:table-cell>
          <table:table-cell table:style-name="ce18" table:formula="of:=VLOOKUP([.E$1];[$'weapon parameters'.$A:.$M];[.$B$8]+0;0)+VLOOKUP([.E$1];[$'weapon parameters'.$A:.$M];[.$B$8]+3;0)*[.$A15]" office:value-type="float" office:value="16" calcext:value-type="float">
            <text:p>16</text:p>
          </table:table-cell>
          <table:table-cell table:style-name="ce18" table:formula="of:=VLOOKUP([.F$1];[$'weapon parameters'.$A:.$M];[.$B$8]+0;0)+VLOOKUP([.F$1];[$'weapon parameters'.$A:.$M];[.$B$8]+3;0)*[.$A15]" office:value-type="float" office:value="16" calcext:value-type="float">
            <text:p>16</text:p>
          </table:table-cell>
          <table:table-cell table:style-name="ce18" table:formula="of:=VLOOKUP([.G$1];[$'weapon parameters'.$A:.$M];[.$B$8]+0;0)+VLOOKUP([.G$1];[$'weapon parameters'.$A:.$M];[.$B$8]+3;0)*[.$A15]" office:value-type="float" office:value="16" calcext:value-type="float">
            <text:p>16</text:p>
          </table:table-cell>
          <table:table-cell table:style-name="ce18" table:formula="of:=VLOOKUP([.H$1];[$'weapon parameters'.$A:.$M];[.$B$8]+0;0)+VLOOKUP([.H$1];[$'weapon parameters'.$A:.$M];[.$B$8]+3;0)*[.$A15]" office:value-type="float" office:value="16" calcext:value-type="float">
            <text:p>16</text:p>
          </table:table-cell>
          <table:table-cell table:style-name="ce18" table:formula="of:=VLOOKUP([.I$1];[$'weapon parameters'.$A:.$M];[.$B$8]+0;0)+VLOOKUP([.I$1];[$'weapon parameters'.$A:.$M];[.$B$8]+3;0)*[.$A15]" office:value-type="float" office:value="16" calcext:value-type="float">
            <text:p>16</text:p>
          </table:table-cell>
          <table:table-cell table:style-name="ce18" table:formula="of:=VLOOKUP([.J$1];[$'weapon parameters'.$A:.$M];[.$B$8]+0;0)+VLOOKUP([.J$1];[$'weapon parameters'.$A:.$M];[.$B$8]+3;0)*[.$A15]" office:value-type="float" office:value="16" calcext:value-type="float">
            <text:p>16</text:p>
          </table:table-cell>
          <table:table-cell table:style-name="ce18" table:formula="of:=VLOOKUP([.K$1];[$'weapon parameters'.$A:.$M];[.$B$8]+0;0)+VLOOKUP([.K$1];[$'weapon parameters'.$A:.$M];[.$B$8]+3;0)*[.$A15]" office:value-type="float" office:value="16" calcext:value-type="float">
            <text:p>16</text:p>
          </table:table-cell>
          <table:table-cell table:style-name="ce18" table:formula="of:=VLOOKUP([.L$1];[$'weapon parameters'.$A:.$M];[.$B$8]+0;0)+VLOOKUP([.L$1];[$'weapon parameters'.$A:.$M];[.$B$8]+3;0)*[.$A15]" office:value-type="float" office:value="16" calcext:value-type="float">
            <text:p>16</text:p>
          </table:table-cell>
          <table:table-cell table:style-name="ce18" table:formula="of:=VLOOKUP([.M$1];[$'weapon parameters'.$A:.$M];[.$B$8]+0;0)+VLOOKUP([.M$1];[$'weapon parameters'.$A:.$M];[.$B$8]+3;0)*[.$A15]" office:value-type="float" office:value="16" calcext:value-type="float">
            <text:p>16</text:p>
          </table:table-cell>
          <table:table-cell table:style-name="ce18" table:formula="of:=VLOOKUP([.N$1];[$'weapon parameters'.$A:.$M];[.$B$8]+0;0)+VLOOKUP([.N$1];[$'weapon parameters'.$A:.$M];[.$B$8]+3;0)*[.$A15]" office:value-type="float" office:value="16" calcext:value-type="float">
            <text:p>16</text:p>
          </table:table-cell>
          <table:table-cell table:style-name="ce18" table:formula="of:=VLOOKUP([.O$1];[$'weapon parameters'.$A:.$M];[.$B$8]+0;0)+VLOOKUP([.O$1];[$'weapon parameters'.$A:.$M];[.$B$8]+3;0)*[.$A15]" office:value-type="float" office:value="16" calcext:value-type="float">
            <text:p>16</text:p>
          </table:table-cell>
          <table:table-cell table:style-name="ce18" table:formula="of:=VLOOKUP([.P$1];[$'weapon parameters'.$A:.$M];[.$B$8]+0;0)+VLOOKUP([.P$1];[$'weapon parameters'.$A:.$M];[.$B$8]+3;0)*[.$A15]" office:value-type="float" office:value="16" calcext:value-type="float">
            <text:p>16</text:p>
          </table:table-cell>
          <table:table-cell table:style-name="ce18" table:formula="of:=VLOOKUP([.Q$1];[$'weapon parameters'.$A:.$M];[.$B$8]+0;0)+VLOOKUP([.Q$1];[$'weapon parameters'.$A:.$M];[.$B$8]+3;0)*[.$A15]"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table:formula="of:=VLOOKUP([.B$1];[$'weapon parameters'.$A:.$M];[.$B$8]+0;0)+VLOOKUP([.B$1];[$'weapon parameters'.$A:.$M];[.$B$8]+3;0)*[.$A16]" office:value-type="float" office:value="17" calcext:value-type="float">
            <text:p>17</text:p>
          </table:table-cell>
          <table:table-cell table:style-name="ce18" table:formula="of:=VLOOKUP([.C$1];[$'weapon parameters'.$A:.$M];[.$B$8]+0;0)+VLOOKUP([.C$1];[$'weapon parameters'.$A:.$M];[.$B$8]+3;0)*[.$A16]" office:value-type="float" office:value="17" calcext:value-type="float">
            <text:p>17</text:p>
          </table:table-cell>
          <table:table-cell table:style-name="ce18" table:formula="of:=VLOOKUP([.D$1];[$'weapon parameters'.$A:.$M];[.$B$8]+0;0)+VLOOKUP([.D$1];[$'weapon parameters'.$A:.$M];[.$B$8]+3;0)*[.$A16]" office:value-type="float" office:value="17" calcext:value-type="float">
            <text:p>17</text:p>
          </table:table-cell>
          <table:table-cell table:style-name="ce18" table:formula="of:=VLOOKUP([.E$1];[$'weapon parameters'.$A:.$M];[.$B$8]+0;0)+VLOOKUP([.E$1];[$'weapon parameters'.$A:.$M];[.$B$8]+3;0)*[.$A16]" office:value-type="float" office:value="17" calcext:value-type="float">
            <text:p>17</text:p>
          </table:table-cell>
          <table:table-cell table:style-name="ce18" table:formula="of:=VLOOKUP([.F$1];[$'weapon parameters'.$A:.$M];[.$B$8]+0;0)+VLOOKUP([.F$1];[$'weapon parameters'.$A:.$M];[.$B$8]+3;0)*[.$A16]" office:value-type="float" office:value="17" calcext:value-type="float">
            <text:p>17</text:p>
          </table:table-cell>
          <table:table-cell table:style-name="ce18" table:formula="of:=VLOOKUP([.G$1];[$'weapon parameters'.$A:.$M];[.$B$8]+0;0)+VLOOKUP([.G$1];[$'weapon parameters'.$A:.$M];[.$B$8]+3;0)*[.$A16]" office:value-type="float" office:value="17" calcext:value-type="float">
            <text:p>17</text:p>
          </table:table-cell>
          <table:table-cell table:style-name="ce18" table:formula="of:=VLOOKUP([.H$1];[$'weapon parameters'.$A:.$M];[.$B$8]+0;0)+VLOOKUP([.H$1];[$'weapon parameters'.$A:.$M];[.$B$8]+3;0)*[.$A16]" office:value-type="float" office:value="17" calcext:value-type="float">
            <text:p>17</text:p>
          </table:table-cell>
          <table:table-cell table:style-name="ce18" table:formula="of:=VLOOKUP([.I$1];[$'weapon parameters'.$A:.$M];[.$B$8]+0;0)+VLOOKUP([.I$1];[$'weapon parameters'.$A:.$M];[.$B$8]+3;0)*[.$A16]" office:value-type="float" office:value="17" calcext:value-type="float">
            <text:p>17</text:p>
          </table:table-cell>
          <table:table-cell table:style-name="ce18" table:formula="of:=VLOOKUP([.J$1];[$'weapon parameters'.$A:.$M];[.$B$8]+0;0)+VLOOKUP([.J$1];[$'weapon parameters'.$A:.$M];[.$B$8]+3;0)*[.$A16]" office:value-type="float" office:value="17" calcext:value-type="float">
            <text:p>17</text:p>
          </table:table-cell>
          <table:table-cell table:style-name="ce18" table:formula="of:=VLOOKUP([.K$1];[$'weapon parameters'.$A:.$M];[.$B$8]+0;0)+VLOOKUP([.K$1];[$'weapon parameters'.$A:.$M];[.$B$8]+3;0)*[.$A16]" office:value-type="float" office:value="17" calcext:value-type="float">
            <text:p>17</text:p>
          </table:table-cell>
          <table:table-cell table:style-name="ce18" table:formula="of:=VLOOKUP([.L$1];[$'weapon parameters'.$A:.$M];[.$B$8]+0;0)+VLOOKUP([.L$1];[$'weapon parameters'.$A:.$M];[.$B$8]+3;0)*[.$A16]" office:value-type="float" office:value="17" calcext:value-type="float">
            <text:p>17</text:p>
          </table:table-cell>
          <table:table-cell table:style-name="ce18" table:formula="of:=VLOOKUP([.M$1];[$'weapon parameters'.$A:.$M];[.$B$8]+0;0)+VLOOKUP([.M$1];[$'weapon parameters'.$A:.$M];[.$B$8]+3;0)*[.$A16]" office:value-type="float" office:value="17" calcext:value-type="float">
            <text:p>17</text:p>
          </table:table-cell>
          <table:table-cell table:style-name="ce18" table:formula="of:=VLOOKUP([.N$1];[$'weapon parameters'.$A:.$M];[.$B$8]+0;0)+VLOOKUP([.N$1];[$'weapon parameters'.$A:.$M];[.$B$8]+3;0)*[.$A16]" office:value-type="float" office:value="17" calcext:value-type="float">
            <text:p>17</text:p>
          </table:table-cell>
          <table:table-cell table:style-name="ce18" table:formula="of:=VLOOKUP([.O$1];[$'weapon parameters'.$A:.$M];[.$B$8]+0;0)+VLOOKUP([.O$1];[$'weapon parameters'.$A:.$M];[.$B$8]+3;0)*[.$A16]" office:value-type="float" office:value="17" calcext:value-type="float">
            <text:p>17</text:p>
          </table:table-cell>
          <table:table-cell table:style-name="ce18" table:formula="of:=VLOOKUP([.P$1];[$'weapon parameters'.$A:.$M];[.$B$8]+0;0)+VLOOKUP([.P$1];[$'weapon parameters'.$A:.$M];[.$B$8]+3;0)*[.$A16]" office:value-type="float" office:value="17" calcext:value-type="float">
            <text:p>17</text:p>
          </table:table-cell>
          <table:table-cell table:style-name="ce18" table:formula="of:=VLOOKUP([.Q$1];[$'weapon parameters'.$A:.$M];[.$B$8]+0;0)+VLOOKUP([.Q$1];[$'weapon parameters'.$A:.$M];[.$B$8]+3;0)*[.$A16]"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table:formula="of:=VLOOKUP([.B$1];[$'weapon parameters'.$A:.$M];[.$B$8]+0;0)+VLOOKUP([.B$1];[$'weapon parameters'.$A:.$M];[.$B$8]+3;0)*[.$A17]" office:value-type="float" office:value="18" calcext:value-type="float">
            <text:p>18</text:p>
          </table:table-cell>
          <table:table-cell table:style-name="ce18" table:formula="of:=VLOOKUP([.C$1];[$'weapon parameters'.$A:.$M];[.$B$8]+0;0)+VLOOKUP([.C$1];[$'weapon parameters'.$A:.$M];[.$B$8]+3;0)*[.$A17]" office:value-type="float" office:value="18" calcext:value-type="float">
            <text:p>18</text:p>
          </table:table-cell>
          <table:table-cell table:style-name="ce18" table:formula="of:=VLOOKUP([.D$1];[$'weapon parameters'.$A:.$M];[.$B$8]+0;0)+VLOOKUP([.D$1];[$'weapon parameters'.$A:.$M];[.$B$8]+3;0)*[.$A17]" office:value-type="float" office:value="18" calcext:value-type="float">
            <text:p>18</text:p>
          </table:table-cell>
          <table:table-cell table:style-name="ce18" table:formula="of:=VLOOKUP([.E$1];[$'weapon parameters'.$A:.$M];[.$B$8]+0;0)+VLOOKUP([.E$1];[$'weapon parameters'.$A:.$M];[.$B$8]+3;0)*[.$A17]" office:value-type="float" office:value="18" calcext:value-type="float">
            <text:p>18</text:p>
          </table:table-cell>
          <table:table-cell table:style-name="ce18" table:formula="of:=VLOOKUP([.F$1];[$'weapon parameters'.$A:.$M];[.$B$8]+0;0)+VLOOKUP([.F$1];[$'weapon parameters'.$A:.$M];[.$B$8]+3;0)*[.$A17]" office:value-type="float" office:value="18" calcext:value-type="float">
            <text:p>18</text:p>
          </table:table-cell>
          <table:table-cell table:style-name="ce18" table:formula="of:=VLOOKUP([.G$1];[$'weapon parameters'.$A:.$M];[.$B$8]+0;0)+VLOOKUP([.G$1];[$'weapon parameters'.$A:.$M];[.$B$8]+3;0)*[.$A17]" office:value-type="float" office:value="18" calcext:value-type="float">
            <text:p>18</text:p>
          </table:table-cell>
          <table:table-cell table:style-name="ce18" table:formula="of:=VLOOKUP([.H$1];[$'weapon parameters'.$A:.$M];[.$B$8]+0;0)+VLOOKUP([.H$1];[$'weapon parameters'.$A:.$M];[.$B$8]+3;0)*[.$A17]" office:value-type="float" office:value="18" calcext:value-type="float">
            <text:p>18</text:p>
          </table:table-cell>
          <table:table-cell table:style-name="ce18" table:formula="of:=VLOOKUP([.I$1];[$'weapon parameters'.$A:.$M];[.$B$8]+0;0)+VLOOKUP([.I$1];[$'weapon parameters'.$A:.$M];[.$B$8]+3;0)*[.$A17]" office:value-type="float" office:value="18" calcext:value-type="float">
            <text:p>18</text:p>
          </table:table-cell>
          <table:table-cell table:style-name="ce18" table:formula="of:=VLOOKUP([.J$1];[$'weapon parameters'.$A:.$M];[.$B$8]+0;0)+VLOOKUP([.J$1];[$'weapon parameters'.$A:.$M];[.$B$8]+3;0)*[.$A17]" office:value-type="float" office:value="18" calcext:value-type="float">
            <text:p>18</text:p>
          </table:table-cell>
          <table:table-cell table:style-name="ce18" table:formula="of:=VLOOKUP([.K$1];[$'weapon parameters'.$A:.$M];[.$B$8]+0;0)+VLOOKUP([.K$1];[$'weapon parameters'.$A:.$M];[.$B$8]+3;0)*[.$A17]" office:value-type="float" office:value="18" calcext:value-type="float">
            <text:p>18</text:p>
          </table:table-cell>
          <table:table-cell table:style-name="ce18" table:formula="of:=VLOOKUP([.L$1];[$'weapon parameters'.$A:.$M];[.$B$8]+0;0)+VLOOKUP([.L$1];[$'weapon parameters'.$A:.$M];[.$B$8]+3;0)*[.$A17]" office:value-type="float" office:value="18" calcext:value-type="float">
            <text:p>18</text:p>
          </table:table-cell>
          <table:table-cell table:style-name="ce18" table:formula="of:=VLOOKUP([.M$1];[$'weapon parameters'.$A:.$M];[.$B$8]+0;0)+VLOOKUP([.M$1];[$'weapon parameters'.$A:.$M];[.$B$8]+3;0)*[.$A17]" office:value-type="float" office:value="18" calcext:value-type="float">
            <text:p>18</text:p>
          </table:table-cell>
          <table:table-cell table:style-name="ce18" table:formula="of:=VLOOKUP([.N$1];[$'weapon parameters'.$A:.$M];[.$B$8]+0;0)+VLOOKUP([.N$1];[$'weapon parameters'.$A:.$M];[.$B$8]+3;0)*[.$A17]" office:value-type="float" office:value="18" calcext:value-type="float">
            <text:p>18</text:p>
          </table:table-cell>
          <table:table-cell table:style-name="ce18" table:formula="of:=VLOOKUP([.O$1];[$'weapon parameters'.$A:.$M];[.$B$8]+0;0)+VLOOKUP([.O$1];[$'weapon parameters'.$A:.$M];[.$B$8]+3;0)*[.$A17]" office:value-type="float" office:value="18" calcext:value-type="float">
            <text:p>18</text:p>
          </table:table-cell>
          <table:table-cell table:style-name="ce18" table:formula="of:=VLOOKUP([.P$1];[$'weapon parameters'.$A:.$M];[.$B$8]+0;0)+VLOOKUP([.P$1];[$'weapon parameters'.$A:.$M];[.$B$8]+3;0)*[.$A17]" office:value-type="float" office:value="18" calcext:value-type="float">
            <text:p>18</text:p>
          </table:table-cell>
          <table:table-cell table:style-name="ce18" table:formula="of:=VLOOKUP([.Q$1];[$'weapon parameters'.$A:.$M];[.$B$8]+0;0)+VLOOKUP([.Q$1];[$'weapon parameters'.$A:.$M];[.$B$8]+3;0)*[.$A17]" office:value-type="float" office:value="18" calcext:value-type="float">
            <text:p>18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table:formula="of:=VLOOKUP([.B$1];[$'weapon parameters'.$A:.$M];[.$B$8]+0;0)+VLOOKUP([.B$1];[$'weapon parameters'.$A:.$M];[.$B$8]+3;0)*[.$A18]" office:value-type="float" office:value="19" calcext:value-type="float">
            <text:p>19</text:p>
          </table:table-cell>
          <table:table-cell table:style-name="ce18" table:formula="of:=VLOOKUP([.C$1];[$'weapon parameters'.$A:.$M];[.$B$8]+0;0)+VLOOKUP([.C$1];[$'weapon parameters'.$A:.$M];[.$B$8]+3;0)*[.$A18]" office:value-type="float" office:value="19" calcext:value-type="float">
            <text:p>19</text:p>
          </table:table-cell>
          <table:table-cell table:style-name="ce18" table:formula="of:=VLOOKUP([.D$1];[$'weapon parameters'.$A:.$M];[.$B$8]+0;0)+VLOOKUP([.D$1];[$'weapon parameters'.$A:.$M];[.$B$8]+3;0)*[.$A18]" office:value-type="float" office:value="19" calcext:value-type="float">
            <text:p>19</text:p>
          </table:table-cell>
          <table:table-cell table:style-name="ce18" table:formula="of:=VLOOKUP([.E$1];[$'weapon parameters'.$A:.$M];[.$B$8]+0;0)+VLOOKUP([.E$1];[$'weapon parameters'.$A:.$M];[.$B$8]+3;0)*[.$A18]" office:value-type="float" office:value="19" calcext:value-type="float">
            <text:p>19</text:p>
          </table:table-cell>
          <table:table-cell table:style-name="ce18" table:formula="of:=VLOOKUP([.F$1];[$'weapon parameters'.$A:.$M];[.$B$8]+0;0)+VLOOKUP([.F$1];[$'weapon parameters'.$A:.$M];[.$B$8]+3;0)*[.$A18]" office:value-type="float" office:value="19" calcext:value-type="float">
            <text:p>19</text:p>
          </table:table-cell>
          <table:table-cell table:style-name="ce18" table:formula="of:=VLOOKUP([.G$1];[$'weapon parameters'.$A:.$M];[.$B$8]+0;0)+VLOOKUP([.G$1];[$'weapon parameters'.$A:.$M];[.$B$8]+3;0)*[.$A18]" office:value-type="float" office:value="19" calcext:value-type="float">
            <text:p>19</text:p>
          </table:table-cell>
          <table:table-cell table:style-name="ce18" table:formula="of:=VLOOKUP([.H$1];[$'weapon parameters'.$A:.$M];[.$B$8]+0;0)+VLOOKUP([.H$1];[$'weapon parameters'.$A:.$M];[.$B$8]+3;0)*[.$A18]" office:value-type="float" office:value="19" calcext:value-type="float">
            <text:p>19</text:p>
          </table:table-cell>
          <table:table-cell table:style-name="ce18" table:formula="of:=VLOOKUP([.I$1];[$'weapon parameters'.$A:.$M];[.$B$8]+0;0)+VLOOKUP([.I$1];[$'weapon parameters'.$A:.$M];[.$B$8]+3;0)*[.$A18]" office:value-type="float" office:value="19" calcext:value-type="float">
            <text:p>19</text:p>
          </table:table-cell>
          <table:table-cell table:style-name="ce18" table:formula="of:=VLOOKUP([.J$1];[$'weapon parameters'.$A:.$M];[.$B$8]+0;0)+VLOOKUP([.J$1];[$'weapon parameters'.$A:.$M];[.$B$8]+3;0)*[.$A18]" office:value-type="float" office:value="19" calcext:value-type="float">
            <text:p>19</text:p>
          </table:table-cell>
          <table:table-cell table:style-name="ce18" table:formula="of:=VLOOKUP([.K$1];[$'weapon parameters'.$A:.$M];[.$B$8]+0;0)+VLOOKUP([.K$1];[$'weapon parameters'.$A:.$M];[.$B$8]+3;0)*[.$A18]" office:value-type="float" office:value="19" calcext:value-type="float">
            <text:p>19</text:p>
          </table:table-cell>
          <table:table-cell table:style-name="ce18" table:formula="of:=VLOOKUP([.L$1];[$'weapon parameters'.$A:.$M];[.$B$8]+0;0)+VLOOKUP([.L$1];[$'weapon parameters'.$A:.$M];[.$B$8]+3;0)*[.$A18]" office:value-type="float" office:value="19" calcext:value-type="float">
            <text:p>19</text:p>
          </table:table-cell>
          <table:table-cell table:style-name="ce18" table:formula="of:=VLOOKUP([.M$1];[$'weapon parameters'.$A:.$M];[.$B$8]+0;0)+VLOOKUP([.M$1];[$'weapon parameters'.$A:.$M];[.$B$8]+3;0)*[.$A18]" office:value-type="float" office:value="19" calcext:value-type="float">
            <text:p>19</text:p>
          </table:table-cell>
          <table:table-cell table:style-name="ce18" table:formula="of:=VLOOKUP([.N$1];[$'weapon parameters'.$A:.$M];[.$B$8]+0;0)+VLOOKUP([.N$1];[$'weapon parameters'.$A:.$M];[.$B$8]+3;0)*[.$A18]" office:value-type="float" office:value="19" calcext:value-type="float">
            <text:p>19</text:p>
          </table:table-cell>
          <table:table-cell table:style-name="ce18" table:formula="of:=VLOOKUP([.O$1];[$'weapon parameters'.$A:.$M];[.$B$8]+0;0)+VLOOKUP([.O$1];[$'weapon parameters'.$A:.$M];[.$B$8]+3;0)*[.$A18]" office:value-type="float" office:value="19" calcext:value-type="float">
            <text:p>19</text:p>
          </table:table-cell>
          <table:table-cell table:style-name="ce18" table:formula="of:=VLOOKUP([.P$1];[$'weapon parameters'.$A:.$M];[.$B$8]+0;0)+VLOOKUP([.P$1];[$'weapon parameters'.$A:.$M];[.$B$8]+3;0)*[.$A18]" office:value-type="float" office:value="19" calcext:value-type="float">
            <text:p>19</text:p>
          </table:table-cell>
          <table:table-cell table:style-name="ce18" table:formula="of:=VLOOKUP([.Q$1];[$'weapon parameters'.$A:.$M];[.$B$8]+0;0)+VLOOKUP([.Q$1];[$'weapon parameters'.$A:.$M];[.$B$8]+3;0)*[.$A18]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VLOOKUP([.B$1];[$'weapon parameters'.$A:.$M];[.$B$8]+0;0)+VLOOKUP([.B$1];[$'weapon parameters'.$A:.$M];[.$B$8]+3;0)*[.$A19]" office:value-type="float" office:value="20" calcext:value-type="float">
            <text:p>20</text:p>
          </table:table-cell>
          <table:table-cell table:style-name="ce18" table:formula="of:=VLOOKUP([.C$1];[$'weapon parameters'.$A:.$M];[.$B$8]+0;0)+VLOOKUP([.C$1];[$'weapon parameters'.$A:.$M];[.$B$8]+3;0)*[.$A19]" office:value-type="float" office:value="20" calcext:value-type="float">
            <text:p>20</text:p>
          </table:table-cell>
          <table:table-cell table:style-name="ce18" table:formula="of:=VLOOKUP([.D$1];[$'weapon parameters'.$A:.$M];[.$B$8]+0;0)+VLOOKUP([.D$1];[$'weapon parameters'.$A:.$M];[.$B$8]+3;0)*[.$A19]" office:value-type="float" office:value="20" calcext:value-type="float">
            <text:p>20</text:p>
          </table:table-cell>
          <table:table-cell table:style-name="ce18" table:formula="of:=VLOOKUP([.E$1];[$'weapon parameters'.$A:.$M];[.$B$8]+0;0)+VLOOKUP([.E$1];[$'weapon parameters'.$A:.$M];[.$B$8]+3;0)*[.$A19]" office:value-type="float" office:value="20" calcext:value-type="float">
            <text:p>20</text:p>
          </table:table-cell>
          <table:table-cell table:style-name="ce18" table:formula="of:=VLOOKUP([.F$1];[$'weapon parameters'.$A:.$M];[.$B$8]+0;0)+VLOOKUP([.F$1];[$'weapon parameters'.$A:.$M];[.$B$8]+3;0)*[.$A19]" office:value-type="float" office:value="20" calcext:value-type="float">
            <text:p>20</text:p>
          </table:table-cell>
          <table:table-cell table:style-name="ce18" table:formula="of:=VLOOKUP([.G$1];[$'weapon parameters'.$A:.$M];[.$B$8]+0;0)+VLOOKUP([.G$1];[$'weapon parameters'.$A:.$M];[.$B$8]+3;0)*[.$A19]" office:value-type="float" office:value="20" calcext:value-type="float">
            <text:p>20</text:p>
          </table:table-cell>
          <table:table-cell table:style-name="ce18" table:formula="of:=VLOOKUP([.H$1];[$'weapon parameters'.$A:.$M];[.$B$8]+0;0)+VLOOKUP([.H$1];[$'weapon parameters'.$A:.$M];[.$B$8]+3;0)*[.$A19]" office:value-type="float" office:value="20" calcext:value-type="float">
            <text:p>20</text:p>
          </table:table-cell>
          <table:table-cell table:style-name="ce18" table:formula="of:=VLOOKUP([.I$1];[$'weapon parameters'.$A:.$M];[.$B$8]+0;0)+VLOOKUP([.I$1];[$'weapon parameters'.$A:.$M];[.$B$8]+3;0)*[.$A19]" office:value-type="float" office:value="20" calcext:value-type="float">
            <text:p>20</text:p>
          </table:table-cell>
          <table:table-cell table:style-name="ce18" table:formula="of:=VLOOKUP([.J$1];[$'weapon parameters'.$A:.$M];[.$B$8]+0;0)+VLOOKUP([.J$1];[$'weapon parameters'.$A:.$M];[.$B$8]+3;0)*[.$A19]" office:value-type="float" office:value="20" calcext:value-type="float">
            <text:p>20</text:p>
          </table:table-cell>
          <table:table-cell table:style-name="ce18" table:formula="of:=VLOOKUP([.K$1];[$'weapon parameters'.$A:.$M];[.$B$8]+0;0)+VLOOKUP([.K$1];[$'weapon parameters'.$A:.$M];[.$B$8]+3;0)*[.$A19]" office:value-type="float" office:value="20" calcext:value-type="float">
            <text:p>20</text:p>
          </table:table-cell>
          <table:table-cell table:style-name="ce18" table:formula="of:=VLOOKUP([.L$1];[$'weapon parameters'.$A:.$M];[.$B$8]+0;0)+VLOOKUP([.L$1];[$'weapon parameters'.$A:.$M];[.$B$8]+3;0)*[.$A19]" office:value-type="float" office:value="20" calcext:value-type="float">
            <text:p>20</text:p>
          </table:table-cell>
          <table:table-cell table:style-name="ce18" table:formula="of:=VLOOKUP([.M$1];[$'weapon parameters'.$A:.$M];[.$B$8]+0;0)+VLOOKUP([.M$1];[$'weapon parameters'.$A:.$M];[.$B$8]+3;0)*[.$A19]" office:value-type="float" office:value="20" calcext:value-type="float">
            <text:p>20</text:p>
          </table:table-cell>
          <table:table-cell table:style-name="ce18" table:formula="of:=VLOOKUP([.N$1];[$'weapon parameters'.$A:.$M];[.$B$8]+0;0)+VLOOKUP([.N$1];[$'weapon parameters'.$A:.$M];[.$B$8]+3;0)*[.$A19]" office:value-type="float" office:value="20" calcext:value-type="float">
            <text:p>20</text:p>
          </table:table-cell>
          <table:table-cell table:style-name="ce18" table:formula="of:=VLOOKUP([.O$1];[$'weapon parameters'.$A:.$M];[.$B$8]+0;0)+VLOOKUP([.O$1];[$'weapon parameters'.$A:.$M];[.$B$8]+3;0)*[.$A19]" office:value-type="float" office:value="20" calcext:value-type="float">
            <text:p>20</text:p>
          </table:table-cell>
          <table:table-cell table:style-name="ce18" table:formula="of:=VLOOKUP([.P$1];[$'weapon parameters'.$A:.$M];[.$B$8]+0;0)+VLOOKUP([.P$1];[$'weapon parameters'.$A:.$M];[.$B$8]+3;0)*[.$A19]" office:value-type="float" office:value="20" calcext:value-type="float">
            <text:p>20</text:p>
          </table:table-cell>
          <table:table-cell table:style-name="ce18" table:formula="of:=VLOOKUP([.Q$1];[$'weapon parameters'.$A:.$M];[.$B$8]+0;0)+VLOOKUP([.Q$1];[$'weapon parameters'.$A:.$M];[.$B$8]+3;0)*[.$A19]" office:value-type="float" office:value="20" calcext:value-type="float">
            <text:p>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1</text:p>
          </table:table-cell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table:formula="of:=VLOOKUP([.B$1];[$'weapon parameters'.$A:.$M];[.$B$8]+6;0)+VLOOKUP([.B$1];[$'weapon parameters'.$A:.$M];[.$B$8]+9;0)*[.B$4]*[.$A21]" office:value-type="float" office:value="13" calcext:value-type="float">
            <text:p>13</text:p>
          </table:table-cell>
          <table:table-cell table:style-name="ce18" table:formula="of:=VLOOKUP([.C$1];[$'weapon parameters'.$A:.$M];[.$B$8]+6;0)+VLOOKUP([.C$1];[$'weapon parameters'.$A:.$M];[.$B$8]+9;0)*[.C$4]*[.$A21]" office:value-type="float" office:value="18" calcext:value-type="float">
            <text:p>18</text:p>
          </table:table-cell>
          <table:table-cell table:style-name="ce18" table:formula="of:=VLOOKUP([.D$1];[$'weapon parameters'.$A:.$M];[.$B$8]+6;0)+VLOOKUP([.D$1];[$'weapon parameters'.$A:.$M];[.$B$8]+9;0)*[.D$4]*[.$A21]" office:value-type="float" office:value="13" calcext:value-type="float">
            <text:p>13</text:p>
          </table:table-cell>
          <table:table-cell table:style-name="ce18" table:formula="of:=VLOOKUP([.E$1];[$'weapon parameters'.$A:.$M];[.$B$8]+6;0)+VLOOKUP([.E$1];[$'weapon parameters'.$A:.$M];[.$B$8]+9;0)*[.E$4]*[.$A21]" office:value-type="float" office:value="17" calcext:value-type="float">
            <text:p>17</text:p>
          </table:table-cell>
          <table:table-cell table:style-name="ce18" table:formula="of:=VLOOKUP([.F$1];[$'weapon parameters'.$A:.$M];[.$B$8]+6;0)+VLOOKUP([.F$1];[$'weapon parameters'.$A:.$M];[.$B$8]+9;0)*[.F$4]*[.$A21]" office:value-type="float" office:value="22" calcext:value-type="float">
            <text:p>22</text:p>
          </table:table-cell>
          <table:table-cell table:style-name="ce18" table:formula="of:=VLOOKUP([.G$1];[$'weapon parameters'.$A:.$M];[.$B$8]+6;0)+VLOOKUP([.G$1];[$'weapon parameters'.$A:.$M];[.$B$8]+9;0)*[.G$4]*[.$A21]" office:value-type="float" office:value="17" calcext:value-type="float">
            <text:p>17</text:p>
          </table:table-cell>
          <table:table-cell table:style-name="ce18" table:formula="of:=VLOOKUP([.H$1];[$'weapon parameters'.$A:.$M];[.$B$8]+6;0)+VLOOKUP([.H$1];[$'weapon parameters'.$A:.$M];[.$B$8]+9;0)*[.H$4]*[.$A21]" office:value-type="float" office:value="14" calcext:value-type="float">
            <text:p>14</text:p>
          </table:table-cell>
          <table:table-cell table:style-name="ce18" table:formula="of:=VLOOKUP([.I$1];[$'weapon parameters'.$A:.$M];[.$B$8]+6;0)+VLOOKUP([.I$1];[$'weapon parameters'.$A:.$M];[.$B$8]+9;0)*[.I$4]*[.$A21]" office:value-type="float" office:value="15" calcext:value-type="float">
            <text:p>15</text:p>
          </table:table-cell>
          <table:table-cell table:style-name="ce18" table:formula="of:=VLOOKUP([.J$1];[$'weapon parameters'.$A:.$M];[.$B$8]+6;0)+VLOOKUP([.J$1];[$'weapon parameters'.$A:.$M];[.$B$8]+9;0)*[.J$4]*[.$A21]" office:value-type="float" office:value="22" calcext:value-type="float">
            <text:p>22</text:p>
          </table:table-cell>
          <table:table-cell table:style-name="ce18" table:formula="of:=VLOOKUP([.K$1];[$'weapon parameters'.$A:.$M];[.$B$8]+6;0)+VLOOKUP([.K$1];[$'weapon parameters'.$A:.$M];[.$B$8]+9;0)*[.K$4]*[.$A21]" office:value-type="float" office:value="13" calcext:value-type="float">
            <text:p>13</text:p>
          </table:table-cell>
          <table:table-cell table:style-name="ce18" table:formula="of:=VLOOKUP([.L$1];[$'weapon parameters'.$A:.$M];[.$B$8]+6;0)+VLOOKUP([.L$1];[$'weapon parameters'.$A:.$M];[.$B$8]+9;0)*[.L$4]*[.$A21]" office:value-type="float" office:value="18" calcext:value-type="float">
            <text:p>18</text:p>
          </table:table-cell>
          <table:table-cell table:style-name="ce18" table:formula="of:=VLOOKUP([.M$1];[$'weapon parameters'.$A:.$M];[.$B$8]+6;0)+VLOOKUP([.M$1];[$'weapon parameters'.$A:.$M];[.$B$8]+9;0)*[.M$4]*[.$A21]" office:value-type="float" office:value="16.4" calcext:value-type="float">
            <text:p>16</text:p>
          </table:table-cell>
          <table:table-cell table:style-name="ce18" table:formula="of:=VLOOKUP([.N$1];[$'weapon parameters'.$A:.$M];[.$B$8]+6;0)+VLOOKUP([.N$1];[$'weapon parameters'.$A:.$M];[.$B$8]+9;0)*[.N$4]*[.$A21]" office:value-type="float" office:value="19.6" calcext:value-type="float">
            <text:p>20</text:p>
          </table:table-cell>
          <table:table-cell table:style-name="ce18" table:formula="of:=VLOOKUP([.O$1];[$'weapon parameters'.$A:.$M];[.$B$8]+6;0)+VLOOKUP([.O$1];[$'weapon parameters'.$A:.$M];[.$B$8]+9;0)*[.O$4]*[.$A21]" office:value-type="float" office:value="15.8" calcext:value-type="float">
            <text:p>16</text:p>
          </table:table-cell>
          <table:table-cell table:style-name="ce18" table:formula="of:=VLOOKUP([.P$1];[$'weapon parameters'.$A:.$M];[.$B$8]+6;0)+VLOOKUP([.P$1];[$'weapon parameters'.$A:.$M];[.$B$8]+9;0)*[.P$4]*[.$A21]" office:value-type="float" office:value="12" calcext:value-type="float">
            <text:p>12</text:p>
          </table:table-cell>
          <table:table-cell table:style-name="ce18" table:formula="of:=VLOOKUP([.Q$1];[$'weapon parameters'.$A:.$M];[.$B$8]+6;0)+VLOOKUP([.Q$1];[$'weapon parameters'.$A:.$M];[.$B$8]+9;0)*[.Q$4]*[.$A21]" office:value-type="float" office:value="11.2" calcext:value-type="float">
            <text:p>11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VLOOKUP([.B$1];[$'weapon parameters'.$A:.$M];[.$B$8]+6;0)+VLOOKUP([.B$1];[$'weapon parameters'.$A:.$M];[.$B$8]+9;0)*[.B$4]*[.$A22]" office:value-type="float" office:value="19" calcext:value-type="float">
            <text:p>19</text:p>
          </table:table-cell>
          <table:table-cell table:style-name="ce18" table:formula="of:=VLOOKUP([.C$1];[$'weapon parameters'.$A:.$M];[.$B$8]+6;0)+VLOOKUP([.C$1];[$'weapon parameters'.$A:.$M];[.$B$8]+9;0)*[.C$4]*[.$A22]" office:value-type="float" office:value="24" calcext:value-type="float">
            <text:p>24</text:p>
          </table:table-cell>
          <table:table-cell table:style-name="ce18" table:formula="of:=VLOOKUP([.D$1];[$'weapon parameters'.$A:.$M];[.$B$8]+6;0)+VLOOKUP([.D$1];[$'weapon parameters'.$A:.$M];[.$B$8]+9;0)*[.D$4]*[.$A22]" office:value-type="float" office:value="19" calcext:value-type="float">
            <text:p>19</text:p>
          </table:table-cell>
          <table:table-cell table:style-name="ce18" table:formula="of:=VLOOKUP([.E$1];[$'weapon parameters'.$A:.$M];[.$B$8]+6;0)+VLOOKUP([.E$1];[$'weapon parameters'.$A:.$M];[.$B$8]+9;0)*[.E$4]*[.$A22]" office:value-type="float" office:value="23" calcext:value-type="float">
            <text:p>23</text:p>
          </table:table-cell>
          <table:table-cell table:style-name="ce18" table:formula="of:=VLOOKUP([.F$1];[$'weapon parameters'.$A:.$M];[.$B$8]+6;0)+VLOOKUP([.F$1];[$'weapon parameters'.$A:.$M];[.$B$8]+9;0)*[.F$4]*[.$A22]" office:value-type="float" office:value="34" calcext:value-type="float">
            <text:p>34</text:p>
          </table:table-cell>
          <table:table-cell table:style-name="ce18" table:formula="of:=VLOOKUP([.G$1];[$'weapon parameters'.$A:.$M];[.$B$8]+6;0)+VLOOKUP([.G$1];[$'weapon parameters'.$A:.$M];[.$B$8]+9;0)*[.G$4]*[.$A22]" office:value-type="float" office:value="23" calcext:value-type="float">
            <text:p>23</text:p>
          </table:table-cell>
          <table:table-cell table:style-name="ce18" table:formula="of:=VLOOKUP([.H$1];[$'weapon parameters'.$A:.$M];[.$B$8]+6;0)+VLOOKUP([.H$1];[$'weapon parameters'.$A:.$M];[.$B$8]+9;0)*[.H$4]*[.$A22]" office:value-type="float" office:value="20" calcext:value-type="float">
            <text:p>20</text:p>
          </table:table-cell>
          <table:table-cell table:style-name="ce18" table:formula="of:=VLOOKUP([.I$1];[$'weapon parameters'.$A:.$M];[.$B$8]+6;0)+VLOOKUP([.I$1];[$'weapon parameters'.$A:.$M];[.$B$8]+9;0)*[.I$4]*[.$A22]" office:value-type="float" office:value="21" calcext:value-type="float">
            <text:p>21</text:p>
          </table:table-cell>
          <table:table-cell table:style-name="ce18" table:formula="of:=VLOOKUP([.J$1];[$'weapon parameters'.$A:.$M];[.$B$8]+6;0)+VLOOKUP([.J$1];[$'weapon parameters'.$A:.$M];[.$B$8]+9;0)*[.J$4]*[.$A22]" office:value-type="float" office:value="31" calcext:value-type="float">
            <text:p>31</text:p>
          </table:table-cell>
          <table:table-cell table:style-name="ce18" table:formula="of:=VLOOKUP([.K$1];[$'weapon parameters'.$A:.$M];[.$B$8]+6;0)+VLOOKUP([.K$1];[$'weapon parameters'.$A:.$M];[.$B$8]+9;0)*[.K$4]*[.$A22]" office:value-type="float" office:value="19" calcext:value-type="float">
            <text:p>19</text:p>
          </table:table-cell>
          <table:table-cell table:style-name="ce18" table:formula="of:=VLOOKUP([.L$1];[$'weapon parameters'.$A:.$M];[.$B$8]+6;0)+VLOOKUP([.L$1];[$'weapon parameters'.$A:.$M];[.$B$8]+9;0)*[.L$4]*[.$A22]" office:value-type="float" office:value="24" calcext:value-type="float">
            <text:p>24</text:p>
          </table:table-cell>
          <table:table-cell table:style-name="ce18" table:formula="of:=VLOOKUP([.M$1];[$'weapon parameters'.$A:.$M];[.$B$8]+6;0)+VLOOKUP([.M$1];[$'weapon parameters'.$A:.$M];[.$B$8]+9;0)*[.M$4]*[.$A22]" office:value-type="float" office:value="21.8" calcext:value-type="float">
            <text:p>22</text:p>
          </table:table-cell>
          <table:table-cell table:style-name="ce18" table:formula="of:=VLOOKUP([.N$1];[$'weapon parameters'.$A:.$M];[.$B$8]+6;0)+VLOOKUP([.N$1];[$'weapon parameters'.$A:.$M];[.$B$8]+9;0)*[.N$4]*[.$A22]" office:value-type="float" office:value="29.2" calcext:value-type="float">
            <text:p>29</text:p>
          </table:table-cell>
          <table:table-cell table:style-name="ce18" table:formula="of:=VLOOKUP([.O$1];[$'weapon parameters'.$A:.$M];[.$B$8]+6;0)+VLOOKUP([.O$1];[$'weapon parameters'.$A:.$M];[.$B$8]+9;0)*[.O$4]*[.$A22]" office:value-type="float" office:value="20.6" calcext:value-type="float">
            <text:p>21</text:p>
          </table:table-cell>
          <table:table-cell table:style-name="ce18" table:formula="of:=VLOOKUP([.P$1];[$'weapon parameters'.$A:.$M];[.$B$8]+6;0)+VLOOKUP([.P$1];[$'weapon parameters'.$A:.$M];[.$B$8]+9;0)*[.P$4]*[.$A22]" office:value-type="float" office:value="24" calcext:value-type="float">
            <text:p>24</text:p>
          </table:table-cell>
          <table:table-cell table:style-name="ce18" table:formula="of:=VLOOKUP([.Q$1];[$'weapon parameters'.$A:.$M];[.$B$8]+6;0)+VLOOKUP([.Q$1];[$'weapon parameters'.$A:.$M];[.$B$8]+9;0)*[.Q$4]*[.$A22]" office:value-type="float" office:value="15.4" calcext:value-type="float">
            <text:p>15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formula="of:=VLOOKUP([.B$1];[$'weapon parameters'.$A:.$M];[.$B$8]+6;0)+VLOOKUP([.B$1];[$'weapon parameters'.$A:.$M];[.$B$8]+9;0)*[.B$4]*[.$A23]" office:value-type="float" office:value="25" calcext:value-type="float">
            <text:p>25</text:p>
          </table:table-cell>
          <table:table-cell table:style-name="ce18" table:formula="of:=VLOOKUP([.C$1];[$'weapon parameters'.$A:.$M];[.$B$8]+6;0)+VLOOKUP([.C$1];[$'weapon parameters'.$A:.$M];[.$B$8]+9;0)*[.C$4]*[.$A23]" office:value-type="float" office:value="30" calcext:value-type="float">
            <text:p>30</text:p>
          </table:table-cell>
          <table:table-cell table:style-name="ce18" table:formula="of:=VLOOKUP([.D$1];[$'weapon parameters'.$A:.$M];[.$B$8]+6;0)+VLOOKUP([.D$1];[$'weapon parameters'.$A:.$M];[.$B$8]+9;0)*[.D$4]*[.$A23]" office:value-type="float" office:value="25" calcext:value-type="float">
            <text:p>25</text:p>
          </table:table-cell>
          <table:table-cell table:style-name="ce18" table:formula="of:=VLOOKUP([.E$1];[$'weapon parameters'.$A:.$M];[.$B$8]+6;0)+VLOOKUP([.E$1];[$'weapon parameters'.$A:.$M];[.$B$8]+9;0)*[.E$4]*[.$A23]" office:value-type="float" office:value="29" calcext:value-type="float">
            <text:p>29</text:p>
          </table:table-cell>
          <table:table-cell table:style-name="ce18" table:formula="of:=VLOOKUP([.F$1];[$'weapon parameters'.$A:.$M];[.$B$8]+6;0)+VLOOKUP([.F$1];[$'weapon parameters'.$A:.$M];[.$B$8]+9;0)*[.F$4]*[.$A23]" office:value-type="float" office:value="46" calcext:value-type="float">
            <text:p>46</text:p>
          </table:table-cell>
          <table:table-cell table:style-name="ce18" table:formula="of:=VLOOKUP([.G$1];[$'weapon parameters'.$A:.$M];[.$B$8]+6;0)+VLOOKUP([.G$1];[$'weapon parameters'.$A:.$M];[.$B$8]+9;0)*[.G$4]*[.$A23]" office:value-type="float" office:value="29" calcext:value-type="float">
            <text:p>29</text:p>
          </table:table-cell>
          <table:table-cell table:style-name="ce18" table:formula="of:=VLOOKUP([.H$1];[$'weapon parameters'.$A:.$M];[.$B$8]+6;0)+VLOOKUP([.H$1];[$'weapon parameters'.$A:.$M];[.$B$8]+9;0)*[.H$4]*[.$A23]" office:value-type="float" office:value="26" calcext:value-type="float">
            <text:p>26</text:p>
          </table:table-cell>
          <table:table-cell table:style-name="ce18" table:formula="of:=VLOOKUP([.I$1];[$'weapon parameters'.$A:.$M];[.$B$8]+6;0)+VLOOKUP([.I$1];[$'weapon parameters'.$A:.$M];[.$B$8]+9;0)*[.I$4]*[.$A23]" office:value-type="float" office:value="27" calcext:value-type="float">
            <text:p>27</text:p>
          </table:table-cell>
          <table:table-cell table:style-name="ce18" table:formula="of:=VLOOKUP([.J$1];[$'weapon parameters'.$A:.$M];[.$B$8]+6;0)+VLOOKUP([.J$1];[$'weapon parameters'.$A:.$M];[.$B$8]+9;0)*[.J$4]*[.$A23]" office:value-type="float" office:value="40" calcext:value-type="float">
            <text:p>40</text:p>
          </table:table-cell>
          <table:table-cell table:style-name="ce18" table:formula="of:=VLOOKUP([.K$1];[$'weapon parameters'.$A:.$M];[.$B$8]+6;0)+VLOOKUP([.K$1];[$'weapon parameters'.$A:.$M];[.$B$8]+9;0)*[.K$4]*[.$A23]" office:value-type="float" office:value="25" calcext:value-type="float">
            <text:p>25</text:p>
          </table:table-cell>
          <table:table-cell table:style-name="ce18" table:formula="of:=VLOOKUP([.L$1];[$'weapon parameters'.$A:.$M];[.$B$8]+6;0)+VLOOKUP([.L$1];[$'weapon parameters'.$A:.$M];[.$B$8]+9;0)*[.L$4]*[.$A23]" office:value-type="float" office:value="30" calcext:value-type="float">
            <text:p>30</text:p>
          </table:table-cell>
          <table:table-cell table:style-name="ce18" table:formula="of:=VLOOKUP([.M$1];[$'weapon parameters'.$A:.$M];[.$B$8]+6;0)+VLOOKUP([.M$1];[$'weapon parameters'.$A:.$M];[.$B$8]+9;0)*[.M$4]*[.$A23]" office:value-type="float" office:value="27.2" calcext:value-type="float">
            <text:p>27</text:p>
          </table:table-cell>
          <table:table-cell table:style-name="ce18" table:formula="of:=VLOOKUP([.N$1];[$'weapon parameters'.$A:.$M];[.$B$8]+6;0)+VLOOKUP([.N$1];[$'weapon parameters'.$A:.$M];[.$B$8]+9;0)*[.N$4]*[.$A23]" office:value-type="float" office:value="38.8" calcext:value-type="float">
            <text:p>39</text:p>
          </table:table-cell>
          <table:table-cell table:style-name="ce18" table:formula="of:=VLOOKUP([.O$1];[$'weapon parameters'.$A:.$M];[.$B$8]+6;0)+VLOOKUP([.O$1];[$'weapon parameters'.$A:.$M];[.$B$8]+9;0)*[.O$4]*[.$A23]" office:value-type="float" office:value="25.4" calcext:value-type="float">
            <text:p>25</text:p>
          </table:table-cell>
          <table:table-cell table:style-name="ce18" table:formula="of:=VLOOKUP([.P$1];[$'weapon parameters'.$A:.$M];[.$B$8]+6;0)+VLOOKUP([.P$1];[$'weapon parameters'.$A:.$M];[.$B$8]+9;0)*[.P$4]*[.$A23]" office:value-type="float" office:value="36" calcext:value-type="float">
            <text:p>36</text:p>
          </table:table-cell>
          <table:table-cell table:style-name="ce18" table:formula="of:=VLOOKUP([.Q$1];[$'weapon parameters'.$A:.$M];[.$B$8]+6;0)+VLOOKUP([.Q$1];[$'weapon parameters'.$A:.$M];[.$B$8]+9;0)*[.Q$4]*[.$A23]" office:value-type="float" office:value="19.6" calcext:value-type="float">
            <text:p>20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formula="of:=VLOOKUP([.B$1];[$'weapon parameters'.$A:.$M];[.$B$8]+6;0)+VLOOKUP([.B$1];[$'weapon parameters'.$A:.$M];[.$B$8]+9;0)*[.B$4]*[.$A24]" office:value-type="float" office:value="31" calcext:value-type="float">
            <text:p>31</text:p>
          </table:table-cell>
          <table:table-cell table:style-name="ce18" table:formula="of:=VLOOKUP([.C$1];[$'weapon parameters'.$A:.$M];[.$B$8]+6;0)+VLOOKUP([.C$1];[$'weapon parameters'.$A:.$M];[.$B$8]+9;0)*[.C$4]*[.$A24]" office:value-type="float" office:value="36" calcext:value-type="float">
            <text:p>36</text:p>
          </table:table-cell>
          <table:table-cell table:style-name="ce18" table:formula="of:=VLOOKUP([.D$1];[$'weapon parameters'.$A:.$M];[.$B$8]+6;0)+VLOOKUP([.D$1];[$'weapon parameters'.$A:.$M];[.$B$8]+9;0)*[.D$4]*[.$A24]" office:value-type="float" office:value="31" calcext:value-type="float">
            <text:p>31</text:p>
          </table:table-cell>
          <table:table-cell table:style-name="ce18" table:formula="of:=VLOOKUP([.E$1];[$'weapon parameters'.$A:.$M];[.$B$8]+6;0)+VLOOKUP([.E$1];[$'weapon parameters'.$A:.$M];[.$B$8]+9;0)*[.E$4]*[.$A24]" office:value-type="float" office:value="35" calcext:value-type="float">
            <text:p>35</text:p>
          </table:table-cell>
          <table:table-cell table:style-name="ce18" table:formula="of:=VLOOKUP([.F$1];[$'weapon parameters'.$A:.$M];[.$B$8]+6;0)+VLOOKUP([.F$1];[$'weapon parameters'.$A:.$M];[.$B$8]+9;0)*[.F$4]*[.$A24]" office:value-type="float" office:value="58" calcext:value-type="float">
            <text:p>58</text:p>
          </table:table-cell>
          <table:table-cell table:style-name="ce18" table:formula="of:=VLOOKUP([.G$1];[$'weapon parameters'.$A:.$M];[.$B$8]+6;0)+VLOOKUP([.G$1];[$'weapon parameters'.$A:.$M];[.$B$8]+9;0)*[.G$4]*[.$A24]" office:value-type="float" office:value="35" calcext:value-type="float">
            <text:p>35</text:p>
          </table:table-cell>
          <table:table-cell table:style-name="ce18" table:formula="of:=VLOOKUP([.H$1];[$'weapon parameters'.$A:.$M];[.$B$8]+6;0)+VLOOKUP([.H$1];[$'weapon parameters'.$A:.$M];[.$B$8]+9;0)*[.H$4]*[.$A24]" office:value-type="float" office:value="32" calcext:value-type="float">
            <text:p>32</text:p>
          </table:table-cell>
          <table:table-cell table:style-name="ce18" table:formula="of:=VLOOKUP([.I$1];[$'weapon parameters'.$A:.$M];[.$B$8]+6;0)+VLOOKUP([.I$1];[$'weapon parameters'.$A:.$M];[.$B$8]+9;0)*[.I$4]*[.$A24]" office:value-type="float" office:value="33" calcext:value-type="float">
            <text:p>33</text:p>
          </table:table-cell>
          <table:table-cell table:style-name="ce18" table:formula="of:=VLOOKUP([.J$1];[$'weapon parameters'.$A:.$M];[.$B$8]+6;0)+VLOOKUP([.J$1];[$'weapon parameters'.$A:.$M];[.$B$8]+9;0)*[.J$4]*[.$A24]" office:value-type="float" office:value="49" calcext:value-type="float">
            <text:p>49</text:p>
          </table:table-cell>
          <table:table-cell table:style-name="ce18" table:formula="of:=VLOOKUP([.K$1];[$'weapon parameters'.$A:.$M];[.$B$8]+6;0)+VLOOKUP([.K$1];[$'weapon parameters'.$A:.$M];[.$B$8]+9;0)*[.K$4]*[.$A24]" office:value-type="float" office:value="31" calcext:value-type="float">
            <text:p>31</text:p>
          </table:table-cell>
          <table:table-cell table:style-name="ce18" table:formula="of:=VLOOKUP([.L$1];[$'weapon parameters'.$A:.$M];[.$B$8]+6;0)+VLOOKUP([.L$1];[$'weapon parameters'.$A:.$M];[.$B$8]+9;0)*[.L$4]*[.$A24]" office:value-type="float" office:value="36" calcext:value-type="float">
            <text:p>36</text:p>
          </table:table-cell>
          <table:table-cell table:style-name="ce18" table:formula="of:=VLOOKUP([.M$1];[$'weapon parameters'.$A:.$M];[.$B$8]+6;0)+VLOOKUP([.M$1];[$'weapon parameters'.$A:.$M];[.$B$8]+9;0)*[.M$4]*[.$A24]" office:value-type="float" office:value="32.6" calcext:value-type="float">
            <text:p>33</text:p>
          </table:table-cell>
          <table:table-cell table:style-name="ce18" table:formula="of:=VLOOKUP([.N$1];[$'weapon parameters'.$A:.$M];[.$B$8]+6;0)+VLOOKUP([.N$1];[$'weapon parameters'.$A:.$M];[.$B$8]+9;0)*[.N$4]*[.$A24]" office:value-type="float" office:value="48.4" calcext:value-type="float">
            <text:p>48</text:p>
          </table:table-cell>
          <table:table-cell table:style-name="ce18" table:formula="of:=VLOOKUP([.O$1];[$'weapon parameters'.$A:.$M];[.$B$8]+6;0)+VLOOKUP([.O$1];[$'weapon parameters'.$A:.$M];[.$B$8]+9;0)*[.O$4]*[.$A24]" office:value-type="float" office:value="30.2" calcext:value-type="float">
            <text:p>30</text:p>
          </table:table-cell>
          <table:table-cell table:style-name="ce18" table:formula="of:=VLOOKUP([.P$1];[$'weapon parameters'.$A:.$M];[.$B$8]+6;0)+VLOOKUP([.P$1];[$'weapon parameters'.$A:.$M];[.$B$8]+9;0)*[.P$4]*[.$A24]" office:value-type="float" office:value="48" calcext:value-type="float">
            <text:p>48</text:p>
          </table:table-cell>
          <table:table-cell table:style-name="ce18" table:formula="of:=VLOOKUP([.Q$1];[$'weapon parameters'.$A:.$M];[.$B$8]+6;0)+VLOOKUP([.Q$1];[$'weapon parameters'.$A:.$M];[.$B$8]+9;0)*[.Q$4]*[.$A24]" office:value-type="float" office:value="23.8" calcext:value-type="float">
            <text:p>24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table:formula="of:=VLOOKUP([.B$1];[$'weapon parameters'.$A:.$M];[.$B$8]+6;0)+VLOOKUP([.B$1];[$'weapon parameters'.$A:.$M];[.$B$8]+9;0)*[.B$4]*[.$A25]" office:value-type="float" office:value="37" calcext:value-type="float">
            <text:p>37</text:p>
          </table:table-cell>
          <table:table-cell table:style-name="ce18" table:formula="of:=VLOOKUP([.C$1];[$'weapon parameters'.$A:.$M];[.$B$8]+6;0)+VLOOKUP([.C$1];[$'weapon parameters'.$A:.$M];[.$B$8]+9;0)*[.C$4]*[.$A25]" office:value-type="float" office:value="42" calcext:value-type="float">
            <text:p>42</text:p>
          </table:table-cell>
          <table:table-cell table:style-name="ce18" table:formula="of:=VLOOKUP([.D$1];[$'weapon parameters'.$A:.$M];[.$B$8]+6;0)+VLOOKUP([.D$1];[$'weapon parameters'.$A:.$M];[.$B$8]+9;0)*[.D$4]*[.$A25]" office:value-type="float" office:value="37" calcext:value-type="float">
            <text:p>37</text:p>
          </table:table-cell>
          <table:table-cell table:style-name="ce18" table:formula="of:=VLOOKUP([.E$1];[$'weapon parameters'.$A:.$M];[.$B$8]+6;0)+VLOOKUP([.E$1];[$'weapon parameters'.$A:.$M];[.$B$8]+9;0)*[.E$4]*[.$A25]" office:value-type="float" office:value="41" calcext:value-type="float">
            <text:p>41</text:p>
          </table:table-cell>
          <table:table-cell table:style-name="ce18" table:formula="of:=VLOOKUP([.F$1];[$'weapon parameters'.$A:.$M];[.$B$8]+6;0)+VLOOKUP([.F$1];[$'weapon parameters'.$A:.$M];[.$B$8]+9;0)*[.F$4]*[.$A25]" office:value-type="float" office:value="70" calcext:value-type="float">
            <text:p>70</text:p>
          </table:table-cell>
          <table:table-cell table:style-name="ce18" table:formula="of:=VLOOKUP([.G$1];[$'weapon parameters'.$A:.$M];[.$B$8]+6;0)+VLOOKUP([.G$1];[$'weapon parameters'.$A:.$M];[.$B$8]+9;0)*[.G$4]*[.$A25]" office:value-type="float" office:value="41" calcext:value-type="float">
            <text:p>41</text:p>
          </table:table-cell>
          <table:table-cell table:style-name="ce18" table:formula="of:=VLOOKUP([.H$1];[$'weapon parameters'.$A:.$M];[.$B$8]+6;0)+VLOOKUP([.H$1];[$'weapon parameters'.$A:.$M];[.$B$8]+9;0)*[.H$4]*[.$A25]" office:value-type="float" office:value="38" calcext:value-type="float">
            <text:p>38</text:p>
          </table:table-cell>
          <table:table-cell table:style-name="ce18" table:formula="of:=VLOOKUP([.I$1];[$'weapon parameters'.$A:.$M];[.$B$8]+6;0)+VLOOKUP([.I$1];[$'weapon parameters'.$A:.$M];[.$B$8]+9;0)*[.I$4]*[.$A25]" office:value-type="float" office:value="39" calcext:value-type="float">
            <text:p>39</text:p>
          </table:table-cell>
          <table:table-cell table:style-name="ce18" table:formula="of:=VLOOKUP([.J$1];[$'weapon parameters'.$A:.$M];[.$B$8]+6;0)+VLOOKUP([.J$1];[$'weapon parameters'.$A:.$M];[.$B$8]+9;0)*[.J$4]*[.$A25]" office:value-type="float" office:value="58" calcext:value-type="float">
            <text:p>58</text:p>
          </table:table-cell>
          <table:table-cell table:style-name="ce18" table:formula="of:=VLOOKUP([.K$1];[$'weapon parameters'.$A:.$M];[.$B$8]+6;0)+VLOOKUP([.K$1];[$'weapon parameters'.$A:.$M];[.$B$8]+9;0)*[.K$4]*[.$A25]" office:value-type="float" office:value="37" calcext:value-type="float">
            <text:p>37</text:p>
          </table:table-cell>
          <table:table-cell table:style-name="ce18" table:formula="of:=VLOOKUP([.L$1];[$'weapon parameters'.$A:.$M];[.$B$8]+6;0)+VLOOKUP([.L$1];[$'weapon parameters'.$A:.$M];[.$B$8]+9;0)*[.L$4]*[.$A25]" office:value-type="float" office:value="42" calcext:value-type="float">
            <text:p>42</text:p>
          </table:table-cell>
          <table:table-cell table:style-name="ce18" table:formula="of:=VLOOKUP([.M$1];[$'weapon parameters'.$A:.$M];[.$B$8]+6;0)+VLOOKUP([.M$1];[$'weapon parameters'.$A:.$M];[.$B$8]+9;0)*[.M$4]*[.$A25]" office:value-type="float" office:value="38" calcext:value-type="float">
            <text:p>38</text:p>
          </table:table-cell>
          <table:table-cell table:style-name="ce18" table:formula="of:=VLOOKUP([.N$1];[$'weapon parameters'.$A:.$M];[.$B$8]+6;0)+VLOOKUP([.N$1];[$'weapon parameters'.$A:.$M];[.$B$8]+9;0)*[.N$4]*[.$A25]" office:value-type="float" office:value="58" calcext:value-type="float">
            <text:p>58</text:p>
          </table:table-cell>
          <table:table-cell table:style-name="ce18" table:formula="of:=VLOOKUP([.O$1];[$'weapon parameters'.$A:.$M];[.$B$8]+6;0)+VLOOKUP([.O$1];[$'weapon parameters'.$A:.$M];[.$B$8]+9;0)*[.O$4]*[.$A25]" office:value-type="float" office:value="35" calcext:value-type="float">
            <text:p>35</text:p>
          </table:table-cell>
          <table:table-cell table:style-name="ce18" table:formula="of:=VLOOKUP([.P$1];[$'weapon parameters'.$A:.$M];[.$B$8]+6;0)+VLOOKUP([.P$1];[$'weapon parameters'.$A:.$M];[.$B$8]+9;0)*[.P$4]*[.$A25]" office:value-type="float" office:value="60" calcext:value-type="float">
            <text:p>60</text:p>
          </table:table-cell>
          <table:table-cell table:style-name="ce18" table:formula="of:=VLOOKUP([.Q$1];[$'weapon parameters'.$A:.$M];[.$B$8]+6;0)+VLOOKUP([.Q$1];[$'weapon parameters'.$A:.$M];[.$B$8]+9;0)*[.Q$4]*[.$A25]" office:value-type="float" office:value="28" calcext:value-type="float">
            <text:p>28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table:formula="of:=VLOOKUP([.B$1];[$'weapon parameters'.$A:.$M];[.$B$8]+6;0)+VLOOKUP([.B$1];[$'weapon parameters'.$A:.$M];[.$B$8]+9;0)*[.B$4]*[.$A26]" office:value-type="float" office:value="43" calcext:value-type="float">
            <text:p>43</text:p>
          </table:table-cell>
          <table:table-cell table:style-name="ce18" table:formula="of:=VLOOKUP([.C$1];[$'weapon parameters'.$A:.$M];[.$B$8]+6;0)+VLOOKUP([.C$1];[$'weapon parameters'.$A:.$M];[.$B$8]+9;0)*[.C$4]*[.$A26]" office:value-type="float" office:value="48" calcext:value-type="float">
            <text:p>48</text:p>
          </table:table-cell>
          <table:table-cell table:style-name="ce18" table:formula="of:=VLOOKUP([.D$1];[$'weapon parameters'.$A:.$M];[.$B$8]+6;0)+VLOOKUP([.D$1];[$'weapon parameters'.$A:.$M];[.$B$8]+9;0)*[.D$4]*[.$A26]" office:value-type="float" office:value="43" calcext:value-type="float">
            <text:p>43</text:p>
          </table:table-cell>
          <table:table-cell table:style-name="ce18" table:formula="of:=VLOOKUP([.E$1];[$'weapon parameters'.$A:.$M];[.$B$8]+6;0)+VLOOKUP([.E$1];[$'weapon parameters'.$A:.$M];[.$B$8]+9;0)*[.E$4]*[.$A26]" office:value-type="float" office:value="47" calcext:value-type="float">
            <text:p>47</text:p>
          </table:table-cell>
          <table:table-cell table:style-name="ce18" table:formula="of:=VLOOKUP([.F$1];[$'weapon parameters'.$A:.$M];[.$B$8]+6;0)+VLOOKUP([.F$1];[$'weapon parameters'.$A:.$M];[.$B$8]+9;0)*[.F$4]*[.$A26]" office:value-type="float" office:value="82" calcext:value-type="float">
            <text:p>82</text:p>
          </table:table-cell>
          <table:table-cell table:style-name="ce18" table:formula="of:=VLOOKUP([.G$1];[$'weapon parameters'.$A:.$M];[.$B$8]+6;0)+VLOOKUP([.G$1];[$'weapon parameters'.$A:.$M];[.$B$8]+9;0)*[.G$4]*[.$A26]" office:value-type="float" office:value="47" calcext:value-type="float">
            <text:p>47</text:p>
          </table:table-cell>
          <table:table-cell table:style-name="ce18" table:formula="of:=VLOOKUP([.H$1];[$'weapon parameters'.$A:.$M];[.$B$8]+6;0)+VLOOKUP([.H$1];[$'weapon parameters'.$A:.$M];[.$B$8]+9;0)*[.H$4]*[.$A26]" office:value-type="float" office:value="44" calcext:value-type="float">
            <text:p>44</text:p>
          </table:table-cell>
          <table:table-cell table:style-name="ce18" table:formula="of:=VLOOKUP([.I$1];[$'weapon parameters'.$A:.$M];[.$B$8]+6;0)+VLOOKUP([.I$1];[$'weapon parameters'.$A:.$M];[.$B$8]+9;0)*[.I$4]*[.$A26]" office:value-type="float" office:value="45" calcext:value-type="float">
            <text:p>45</text:p>
          </table:table-cell>
          <table:table-cell table:style-name="ce18" table:formula="of:=VLOOKUP([.J$1];[$'weapon parameters'.$A:.$M];[.$B$8]+6;0)+VLOOKUP([.J$1];[$'weapon parameters'.$A:.$M];[.$B$8]+9;0)*[.J$4]*[.$A26]" office:value-type="float" office:value="67" calcext:value-type="float">
            <text:p>67</text:p>
          </table:table-cell>
          <table:table-cell table:style-name="ce18" table:formula="of:=VLOOKUP([.K$1];[$'weapon parameters'.$A:.$M];[.$B$8]+6;0)+VLOOKUP([.K$1];[$'weapon parameters'.$A:.$M];[.$B$8]+9;0)*[.K$4]*[.$A26]" office:value-type="float" office:value="43" calcext:value-type="float">
            <text:p>43</text:p>
          </table:table-cell>
          <table:table-cell table:style-name="ce18" table:formula="of:=VLOOKUP([.L$1];[$'weapon parameters'.$A:.$M];[.$B$8]+6;0)+VLOOKUP([.L$1];[$'weapon parameters'.$A:.$M];[.$B$8]+9;0)*[.L$4]*[.$A26]" office:value-type="float" office:value="48" calcext:value-type="float">
            <text:p>48</text:p>
          </table:table-cell>
          <table:table-cell table:style-name="ce18" table:formula="of:=VLOOKUP([.M$1];[$'weapon parameters'.$A:.$M];[.$B$8]+6;0)+VLOOKUP([.M$1];[$'weapon parameters'.$A:.$M];[.$B$8]+9;0)*[.M$4]*[.$A26]" office:value-type="float" office:value="43.4" calcext:value-type="float">
            <text:p>43</text:p>
          </table:table-cell>
          <table:table-cell table:style-name="ce18" table:formula="of:=VLOOKUP([.N$1];[$'weapon parameters'.$A:.$M];[.$B$8]+6;0)+VLOOKUP([.N$1];[$'weapon parameters'.$A:.$M];[.$B$8]+9;0)*[.N$4]*[.$A26]" office:value-type="float" office:value="67.6" calcext:value-type="float">
            <text:p>68</text:p>
          </table:table-cell>
          <table:table-cell table:style-name="ce18" table:formula="of:=VLOOKUP([.O$1];[$'weapon parameters'.$A:.$M];[.$B$8]+6;0)+VLOOKUP([.O$1];[$'weapon parameters'.$A:.$M];[.$B$8]+9;0)*[.O$4]*[.$A26]" office:value-type="float" office:value="39.8" calcext:value-type="float">
            <text:p>40</text:p>
          </table:table-cell>
          <table:table-cell table:style-name="ce18" table:formula="of:=VLOOKUP([.P$1];[$'weapon parameters'.$A:.$M];[.$B$8]+6;0)+VLOOKUP([.P$1];[$'weapon parameters'.$A:.$M];[.$B$8]+9;0)*[.P$4]*[.$A26]" office:value-type="float" office:value="72" calcext:value-type="float">
            <text:p>72</text:p>
          </table:table-cell>
          <table:table-cell table:style-name="ce18" table:formula="of:=VLOOKUP([.Q$1];[$'weapon parameters'.$A:.$M];[.$B$8]+6;0)+VLOOKUP([.Q$1];[$'weapon parameters'.$A:.$M];[.$B$8]+9;0)*[.Q$4]*[.$A26]" office:value-type="float" office:value="32.2" calcext:value-type="float">
            <text:p>32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table:formula="of:=VLOOKUP([.B$1];[$'weapon parameters'.$A:.$M];[.$B$8]+6;0)+VLOOKUP([.B$1];[$'weapon parameters'.$A:.$M];[.$B$8]+9;0)*[.B$4]*[.$A27]" office:value-type="float" office:value="49" calcext:value-type="float">
            <text:p>49</text:p>
          </table:table-cell>
          <table:table-cell table:style-name="ce18" table:formula="of:=VLOOKUP([.C$1];[$'weapon parameters'.$A:.$M];[.$B$8]+6;0)+VLOOKUP([.C$1];[$'weapon parameters'.$A:.$M];[.$B$8]+9;0)*[.C$4]*[.$A27]" office:value-type="float" office:value="54" calcext:value-type="float">
            <text:p>54</text:p>
          </table:table-cell>
          <table:table-cell table:style-name="ce18" table:formula="of:=VLOOKUP([.D$1];[$'weapon parameters'.$A:.$M];[.$B$8]+6;0)+VLOOKUP([.D$1];[$'weapon parameters'.$A:.$M];[.$B$8]+9;0)*[.D$4]*[.$A27]" office:value-type="float" office:value="49" calcext:value-type="float">
            <text:p>49</text:p>
          </table:table-cell>
          <table:table-cell table:style-name="ce18" table:formula="of:=VLOOKUP([.E$1];[$'weapon parameters'.$A:.$M];[.$B$8]+6;0)+VLOOKUP([.E$1];[$'weapon parameters'.$A:.$M];[.$B$8]+9;0)*[.E$4]*[.$A27]" office:value-type="float" office:value="53" calcext:value-type="float">
            <text:p>53</text:p>
          </table:table-cell>
          <table:table-cell table:style-name="ce18" table:formula="of:=VLOOKUP([.F$1];[$'weapon parameters'.$A:.$M];[.$B$8]+6;0)+VLOOKUP([.F$1];[$'weapon parameters'.$A:.$M];[.$B$8]+9;0)*[.F$4]*[.$A27]" office:value-type="float" office:value="94" calcext:value-type="float">
            <text:p>94</text:p>
          </table:table-cell>
          <table:table-cell table:style-name="ce18" table:formula="of:=VLOOKUP([.G$1];[$'weapon parameters'.$A:.$M];[.$B$8]+6;0)+VLOOKUP([.G$1];[$'weapon parameters'.$A:.$M];[.$B$8]+9;0)*[.G$4]*[.$A27]" office:value-type="float" office:value="53" calcext:value-type="float">
            <text:p>53</text:p>
          </table:table-cell>
          <table:table-cell table:style-name="ce18" table:formula="of:=VLOOKUP([.H$1];[$'weapon parameters'.$A:.$M];[.$B$8]+6;0)+VLOOKUP([.H$1];[$'weapon parameters'.$A:.$M];[.$B$8]+9;0)*[.H$4]*[.$A27]" office:value-type="float" office:value="50" calcext:value-type="float">
            <text:p>50</text:p>
          </table:table-cell>
          <table:table-cell table:style-name="ce18" table:formula="of:=VLOOKUP([.I$1];[$'weapon parameters'.$A:.$M];[.$B$8]+6;0)+VLOOKUP([.I$1];[$'weapon parameters'.$A:.$M];[.$B$8]+9;0)*[.I$4]*[.$A27]" office:value-type="float" office:value="51" calcext:value-type="float">
            <text:p>51</text:p>
          </table:table-cell>
          <table:table-cell table:style-name="ce18" table:formula="of:=VLOOKUP([.J$1];[$'weapon parameters'.$A:.$M];[.$B$8]+6;0)+VLOOKUP([.J$1];[$'weapon parameters'.$A:.$M];[.$B$8]+9;0)*[.J$4]*[.$A27]" office:value-type="float" office:value="76" calcext:value-type="float">
            <text:p>76</text:p>
          </table:table-cell>
          <table:table-cell table:style-name="ce18" table:formula="of:=VLOOKUP([.K$1];[$'weapon parameters'.$A:.$M];[.$B$8]+6;0)+VLOOKUP([.K$1];[$'weapon parameters'.$A:.$M];[.$B$8]+9;0)*[.K$4]*[.$A27]" office:value-type="float" office:value="49" calcext:value-type="float">
            <text:p>49</text:p>
          </table:table-cell>
          <table:table-cell table:style-name="ce18" table:formula="of:=VLOOKUP([.L$1];[$'weapon parameters'.$A:.$M];[.$B$8]+6;0)+VLOOKUP([.L$1];[$'weapon parameters'.$A:.$M];[.$B$8]+9;0)*[.L$4]*[.$A27]" office:value-type="float" office:value="54" calcext:value-type="float">
            <text:p>54</text:p>
          </table:table-cell>
          <table:table-cell table:style-name="ce18" table:formula="of:=VLOOKUP([.M$1];[$'weapon parameters'.$A:.$M];[.$B$8]+6;0)+VLOOKUP([.M$1];[$'weapon parameters'.$A:.$M];[.$B$8]+9;0)*[.M$4]*[.$A27]" office:value-type="float" office:value="48.8" calcext:value-type="float">
            <text:p>49</text:p>
          </table:table-cell>
          <table:table-cell table:style-name="ce18" table:formula="of:=VLOOKUP([.N$1];[$'weapon parameters'.$A:.$M];[.$B$8]+6;0)+VLOOKUP([.N$1];[$'weapon parameters'.$A:.$M];[.$B$8]+9;0)*[.N$4]*[.$A27]" office:value-type="float" office:value="77.2" calcext:value-type="float">
            <text:p>77</text:p>
          </table:table-cell>
          <table:table-cell table:style-name="ce18" table:formula="of:=VLOOKUP([.O$1];[$'weapon parameters'.$A:.$M];[.$B$8]+6;0)+VLOOKUP([.O$1];[$'weapon parameters'.$A:.$M];[.$B$8]+9;0)*[.O$4]*[.$A27]" office:value-type="float" office:value="44.6" calcext:value-type="float">
            <text:p>45</text:p>
          </table:table-cell>
          <table:table-cell table:style-name="ce18" table:formula="of:=VLOOKUP([.P$1];[$'weapon parameters'.$A:.$M];[.$B$8]+6;0)+VLOOKUP([.P$1];[$'weapon parameters'.$A:.$M];[.$B$8]+9;0)*[.P$4]*[.$A27]" office:value-type="float" office:value="84" calcext:value-type="float">
            <text:p>84</text:p>
          </table:table-cell>
          <table:table-cell table:style-name="ce18" table:formula="of:=VLOOKUP([.Q$1];[$'weapon parameters'.$A:.$M];[.$B$8]+6;0)+VLOOKUP([.Q$1];[$'weapon parameters'.$A:.$M];[.$B$8]+9;0)*[.Q$4]*[.$A27]" office:value-type="float" office:value="36.4" calcext:value-type="float">
            <text:p>36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table:formula="of:=VLOOKUP([.B$1];[$'weapon parameters'.$A:.$M];[.$B$8]+6;0)+VLOOKUP([.B$1];[$'weapon parameters'.$A:.$M];[.$B$8]+9;0)*[.B$4]*[.$A28]" office:value-type="float" office:value="55" calcext:value-type="float">
            <text:p>55</text:p>
          </table:table-cell>
          <table:table-cell table:style-name="ce18" table:formula="of:=VLOOKUP([.C$1];[$'weapon parameters'.$A:.$M];[.$B$8]+6;0)+VLOOKUP([.C$1];[$'weapon parameters'.$A:.$M];[.$B$8]+9;0)*[.C$4]*[.$A28]" office:value-type="float" office:value="60" calcext:value-type="float">
            <text:p>60</text:p>
          </table:table-cell>
          <table:table-cell table:style-name="ce18" table:formula="of:=VLOOKUP([.D$1];[$'weapon parameters'.$A:.$M];[.$B$8]+6;0)+VLOOKUP([.D$1];[$'weapon parameters'.$A:.$M];[.$B$8]+9;0)*[.D$4]*[.$A28]" office:value-type="float" office:value="55" calcext:value-type="float">
            <text:p>55</text:p>
          </table:table-cell>
          <table:table-cell table:style-name="ce18" table:formula="of:=VLOOKUP([.E$1];[$'weapon parameters'.$A:.$M];[.$B$8]+6;0)+VLOOKUP([.E$1];[$'weapon parameters'.$A:.$M];[.$B$8]+9;0)*[.E$4]*[.$A28]" office:value-type="float" office:value="59" calcext:value-type="float">
            <text:p>59</text:p>
          </table:table-cell>
          <table:table-cell table:style-name="ce18" table:formula="of:=VLOOKUP([.F$1];[$'weapon parameters'.$A:.$M];[.$B$8]+6;0)+VLOOKUP([.F$1];[$'weapon parameters'.$A:.$M];[.$B$8]+9;0)*[.F$4]*[.$A28]" office:value-type="float" office:value="106" calcext:value-type="float">
            <text:p>106</text:p>
          </table:table-cell>
          <table:table-cell table:style-name="ce18" table:formula="of:=VLOOKUP([.G$1];[$'weapon parameters'.$A:.$M];[.$B$8]+6;0)+VLOOKUP([.G$1];[$'weapon parameters'.$A:.$M];[.$B$8]+9;0)*[.G$4]*[.$A28]" office:value-type="float" office:value="59" calcext:value-type="float">
            <text:p>59</text:p>
          </table:table-cell>
          <table:table-cell table:style-name="ce18" table:formula="of:=VLOOKUP([.H$1];[$'weapon parameters'.$A:.$M];[.$B$8]+6;0)+VLOOKUP([.H$1];[$'weapon parameters'.$A:.$M];[.$B$8]+9;0)*[.H$4]*[.$A28]" office:value-type="float" office:value="56" calcext:value-type="float">
            <text:p>56</text:p>
          </table:table-cell>
          <table:table-cell table:style-name="ce18" table:formula="of:=VLOOKUP([.I$1];[$'weapon parameters'.$A:.$M];[.$B$8]+6;0)+VLOOKUP([.I$1];[$'weapon parameters'.$A:.$M];[.$B$8]+9;0)*[.I$4]*[.$A28]" office:value-type="float" office:value="57" calcext:value-type="float">
            <text:p>57</text:p>
          </table:table-cell>
          <table:table-cell table:style-name="ce18" table:formula="of:=VLOOKUP([.J$1];[$'weapon parameters'.$A:.$M];[.$B$8]+6;0)+VLOOKUP([.J$1];[$'weapon parameters'.$A:.$M];[.$B$8]+9;0)*[.J$4]*[.$A28]" office:value-type="float" office:value="85" calcext:value-type="float">
            <text:p>85</text:p>
          </table:table-cell>
          <table:table-cell table:style-name="ce18" table:formula="of:=VLOOKUP([.K$1];[$'weapon parameters'.$A:.$M];[.$B$8]+6;0)+VLOOKUP([.K$1];[$'weapon parameters'.$A:.$M];[.$B$8]+9;0)*[.K$4]*[.$A28]" office:value-type="float" office:value="55" calcext:value-type="float">
            <text:p>55</text:p>
          </table:table-cell>
          <table:table-cell table:style-name="ce18" table:formula="of:=VLOOKUP([.L$1];[$'weapon parameters'.$A:.$M];[.$B$8]+6;0)+VLOOKUP([.L$1];[$'weapon parameters'.$A:.$M];[.$B$8]+9;0)*[.L$4]*[.$A28]" office:value-type="float" office:value="60" calcext:value-type="float">
            <text:p>60</text:p>
          </table:table-cell>
          <table:table-cell table:style-name="ce18" table:formula="of:=VLOOKUP([.M$1];[$'weapon parameters'.$A:.$M];[.$B$8]+6;0)+VLOOKUP([.M$1];[$'weapon parameters'.$A:.$M];[.$B$8]+9;0)*[.M$4]*[.$A28]" office:value-type="float" office:value="54.2" calcext:value-type="float">
            <text:p>54</text:p>
          </table:table-cell>
          <table:table-cell table:style-name="ce18" table:formula="of:=VLOOKUP([.N$1];[$'weapon parameters'.$A:.$M];[.$B$8]+6;0)+VLOOKUP([.N$1];[$'weapon parameters'.$A:.$M];[.$B$8]+9;0)*[.N$4]*[.$A28]" office:value-type="float" office:value="86.8" calcext:value-type="float">
            <text:p>87</text:p>
          </table:table-cell>
          <table:table-cell table:style-name="ce18" table:formula="of:=VLOOKUP([.O$1];[$'weapon parameters'.$A:.$M];[.$B$8]+6;0)+VLOOKUP([.O$1];[$'weapon parameters'.$A:.$M];[.$B$8]+9;0)*[.O$4]*[.$A28]" office:value-type="float" office:value="49.4" calcext:value-type="float">
            <text:p>49</text:p>
          </table:table-cell>
          <table:table-cell table:style-name="ce18" table:formula="of:=VLOOKUP([.P$1];[$'weapon parameters'.$A:.$M];[.$B$8]+6;0)+VLOOKUP([.P$1];[$'weapon parameters'.$A:.$M];[.$B$8]+9;0)*[.P$4]*[.$A28]" office:value-type="float" office:value="96" calcext:value-type="float">
            <text:p>96</text:p>
          </table:table-cell>
          <table:table-cell table:style-name="ce18" table:formula="of:=VLOOKUP([.Q$1];[$'weapon parameters'.$A:.$M];[.$B$8]+6;0)+VLOOKUP([.Q$1];[$'weapon parameters'.$A:.$M];[.$B$8]+9;0)*[.Q$4]*[.$A28]" office:value-type="float" office:value="40.6" calcext:value-type="float">
            <text:p>41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table:formula="of:=VLOOKUP([.B$1];[$'weapon parameters'.$A:.$M];[.$B$8]+6;0)+VLOOKUP([.B$1];[$'weapon parameters'.$A:.$M];[.$B$8]+9;0)*[.B$4]*[.$A29]" office:value-type="float" office:value="61" calcext:value-type="float">
            <text:p>61</text:p>
          </table:table-cell>
          <table:table-cell table:style-name="ce18" table:formula="of:=VLOOKUP([.C$1];[$'weapon parameters'.$A:.$M];[.$B$8]+6;0)+VLOOKUP([.C$1];[$'weapon parameters'.$A:.$M];[.$B$8]+9;0)*[.C$4]*[.$A29]" office:value-type="float" office:value="66" calcext:value-type="float">
            <text:p>66</text:p>
          </table:table-cell>
          <table:table-cell table:style-name="ce18" table:formula="of:=VLOOKUP([.D$1];[$'weapon parameters'.$A:.$M];[.$B$8]+6;0)+VLOOKUP([.D$1];[$'weapon parameters'.$A:.$M];[.$B$8]+9;0)*[.D$4]*[.$A29]" office:value-type="float" office:value="61" calcext:value-type="float">
            <text:p>61</text:p>
          </table:table-cell>
          <table:table-cell table:style-name="ce18" table:formula="of:=VLOOKUP([.E$1];[$'weapon parameters'.$A:.$M];[.$B$8]+6;0)+VLOOKUP([.E$1];[$'weapon parameters'.$A:.$M];[.$B$8]+9;0)*[.E$4]*[.$A29]" office:value-type="float" office:value="65" calcext:value-type="float">
            <text:p>65</text:p>
          </table:table-cell>
          <table:table-cell table:style-name="ce18" table:formula="of:=VLOOKUP([.F$1];[$'weapon parameters'.$A:.$M];[.$B$8]+6;0)+VLOOKUP([.F$1];[$'weapon parameters'.$A:.$M];[.$B$8]+9;0)*[.F$4]*[.$A29]" office:value-type="float" office:value="118" calcext:value-type="float">
            <text:p>118</text:p>
          </table:table-cell>
          <table:table-cell table:style-name="ce18" table:formula="of:=VLOOKUP([.G$1];[$'weapon parameters'.$A:.$M];[.$B$8]+6;0)+VLOOKUP([.G$1];[$'weapon parameters'.$A:.$M];[.$B$8]+9;0)*[.G$4]*[.$A29]" office:value-type="float" office:value="65" calcext:value-type="float">
            <text:p>65</text:p>
          </table:table-cell>
          <table:table-cell table:style-name="ce18" table:formula="of:=VLOOKUP([.H$1];[$'weapon parameters'.$A:.$M];[.$B$8]+6;0)+VLOOKUP([.H$1];[$'weapon parameters'.$A:.$M];[.$B$8]+9;0)*[.H$4]*[.$A29]" office:value-type="float" office:value="62" calcext:value-type="float">
            <text:p>62</text:p>
          </table:table-cell>
          <table:table-cell table:style-name="ce18" table:formula="of:=VLOOKUP([.I$1];[$'weapon parameters'.$A:.$M];[.$B$8]+6;0)+VLOOKUP([.I$1];[$'weapon parameters'.$A:.$M];[.$B$8]+9;0)*[.I$4]*[.$A29]" office:value-type="float" office:value="63" calcext:value-type="float">
            <text:p>63</text:p>
          </table:table-cell>
          <table:table-cell table:style-name="ce18" table:formula="of:=VLOOKUP([.J$1];[$'weapon parameters'.$A:.$M];[.$B$8]+6;0)+VLOOKUP([.J$1];[$'weapon parameters'.$A:.$M];[.$B$8]+9;0)*[.J$4]*[.$A29]" office:value-type="float" office:value="94" calcext:value-type="float">
            <text:p>94</text:p>
          </table:table-cell>
          <table:table-cell table:style-name="ce18" table:formula="of:=VLOOKUP([.K$1];[$'weapon parameters'.$A:.$M];[.$B$8]+6;0)+VLOOKUP([.K$1];[$'weapon parameters'.$A:.$M];[.$B$8]+9;0)*[.K$4]*[.$A29]" office:value-type="float" office:value="61" calcext:value-type="float">
            <text:p>61</text:p>
          </table:table-cell>
          <table:table-cell table:style-name="ce18" table:formula="of:=VLOOKUP([.L$1];[$'weapon parameters'.$A:.$M];[.$B$8]+6;0)+VLOOKUP([.L$1];[$'weapon parameters'.$A:.$M];[.$B$8]+9;0)*[.L$4]*[.$A29]" office:value-type="float" office:value="66" calcext:value-type="float">
            <text:p>66</text:p>
          </table:table-cell>
          <table:table-cell table:style-name="ce18" table:formula="of:=VLOOKUP([.M$1];[$'weapon parameters'.$A:.$M];[.$B$8]+6;0)+VLOOKUP([.M$1];[$'weapon parameters'.$A:.$M];[.$B$8]+9;0)*[.M$4]*[.$A29]" office:value-type="float" office:value="59.6" calcext:value-type="float">
            <text:p>60</text:p>
          </table:table-cell>
          <table:table-cell table:style-name="ce18" table:formula="of:=VLOOKUP([.N$1];[$'weapon parameters'.$A:.$M];[.$B$8]+6;0)+VLOOKUP([.N$1];[$'weapon parameters'.$A:.$M];[.$B$8]+9;0)*[.N$4]*[.$A29]" office:value-type="float" office:value="96.4" calcext:value-type="float">
            <text:p>96</text:p>
          </table:table-cell>
          <table:table-cell table:style-name="ce18" table:formula="of:=VLOOKUP([.O$1];[$'weapon parameters'.$A:.$M];[.$B$8]+6;0)+VLOOKUP([.O$1];[$'weapon parameters'.$A:.$M];[.$B$8]+9;0)*[.O$4]*[.$A29]" office:value-type="float" office:value="54.2" calcext:value-type="float">
            <text:p>54</text:p>
          </table:table-cell>
          <table:table-cell table:style-name="ce18" table:formula="of:=VLOOKUP([.P$1];[$'weapon parameters'.$A:.$M];[.$B$8]+6;0)+VLOOKUP([.P$1];[$'weapon parameters'.$A:.$M];[.$B$8]+9;0)*[.P$4]*[.$A29]" office:value-type="float" office:value="108" calcext:value-type="float">
            <text:p>108</text:p>
          </table:table-cell>
          <table:table-cell table:style-name="ce18" table:formula="of:=VLOOKUP([.Q$1];[$'weapon parameters'.$A:.$M];[.$B$8]+6;0)+VLOOKUP([.Q$1];[$'weapon parameters'.$A:.$M];[.$B$8]+9;0)*[.Q$4]*[.$A29]" office:value-type="float" office:value="44.8" calcext:value-type="float">
            <text:p>45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VLOOKUP([.B$1];[$'weapon parameters'.$A:.$M];[.$B$8]+6;0)+VLOOKUP([.B$1];[$'weapon parameters'.$A:.$M];[.$B$8]+9;0)*[.B$4]*[.$A30]" office:value-type="float" office:value="67" calcext:value-type="float">
            <text:p>67</text:p>
          </table:table-cell>
          <table:table-cell table:style-name="ce18" table:formula="of:=VLOOKUP([.C$1];[$'weapon parameters'.$A:.$M];[.$B$8]+6;0)+VLOOKUP([.C$1];[$'weapon parameters'.$A:.$M];[.$B$8]+9;0)*[.C$4]*[.$A30]" office:value-type="float" office:value="72" calcext:value-type="float">
            <text:p>72</text:p>
          </table:table-cell>
          <table:table-cell table:style-name="ce18" table:formula="of:=VLOOKUP([.D$1];[$'weapon parameters'.$A:.$M];[.$B$8]+6;0)+VLOOKUP([.D$1];[$'weapon parameters'.$A:.$M];[.$B$8]+9;0)*[.D$4]*[.$A30]" office:value-type="float" office:value="67" calcext:value-type="float">
            <text:p>67</text:p>
          </table:table-cell>
          <table:table-cell table:style-name="ce18" table:formula="of:=VLOOKUP([.E$1];[$'weapon parameters'.$A:.$M];[.$B$8]+6;0)+VLOOKUP([.E$1];[$'weapon parameters'.$A:.$M];[.$B$8]+9;0)*[.E$4]*[.$A30]" office:value-type="float" office:value="71" calcext:value-type="float">
            <text:p>71</text:p>
          </table:table-cell>
          <table:table-cell table:style-name="ce18" table:formula="of:=VLOOKUP([.F$1];[$'weapon parameters'.$A:.$M];[.$B$8]+6;0)+VLOOKUP([.F$1];[$'weapon parameters'.$A:.$M];[.$B$8]+9;0)*[.F$4]*[.$A30]" office:value-type="float" office:value="130" calcext:value-type="float">
            <text:p>130</text:p>
          </table:table-cell>
          <table:table-cell table:style-name="ce18" table:formula="of:=VLOOKUP([.G$1];[$'weapon parameters'.$A:.$M];[.$B$8]+6;0)+VLOOKUP([.G$1];[$'weapon parameters'.$A:.$M];[.$B$8]+9;0)*[.G$4]*[.$A30]" office:value-type="float" office:value="71" calcext:value-type="float">
            <text:p>71</text:p>
          </table:table-cell>
          <table:table-cell table:style-name="ce18" table:formula="of:=VLOOKUP([.H$1];[$'weapon parameters'.$A:.$M];[.$B$8]+6;0)+VLOOKUP([.H$1];[$'weapon parameters'.$A:.$M];[.$B$8]+9;0)*[.H$4]*[.$A30]" office:value-type="float" office:value="68" calcext:value-type="float">
            <text:p>68</text:p>
          </table:table-cell>
          <table:table-cell table:style-name="ce18" table:formula="of:=VLOOKUP([.I$1];[$'weapon parameters'.$A:.$M];[.$B$8]+6;0)+VLOOKUP([.I$1];[$'weapon parameters'.$A:.$M];[.$B$8]+9;0)*[.I$4]*[.$A30]" office:value-type="float" office:value="69" calcext:value-type="float">
            <text:p>69</text:p>
          </table:table-cell>
          <table:table-cell table:style-name="ce18" table:formula="of:=VLOOKUP([.J$1];[$'weapon parameters'.$A:.$M];[.$B$8]+6;0)+VLOOKUP([.J$1];[$'weapon parameters'.$A:.$M];[.$B$8]+9;0)*[.J$4]*[.$A30]" office:value-type="float" office:value="103" calcext:value-type="float">
            <text:p>103</text:p>
          </table:table-cell>
          <table:table-cell table:style-name="ce18" table:formula="of:=VLOOKUP([.K$1];[$'weapon parameters'.$A:.$M];[.$B$8]+6;0)+VLOOKUP([.K$1];[$'weapon parameters'.$A:.$M];[.$B$8]+9;0)*[.K$4]*[.$A30]" office:value-type="float" office:value="67" calcext:value-type="float">
            <text:p>67</text:p>
          </table:table-cell>
          <table:table-cell table:style-name="ce18" table:formula="of:=VLOOKUP([.L$1];[$'weapon parameters'.$A:.$M];[.$B$8]+6;0)+VLOOKUP([.L$1];[$'weapon parameters'.$A:.$M];[.$B$8]+9;0)*[.L$4]*[.$A30]" office:value-type="float" office:value="72" calcext:value-type="float">
            <text:p>72</text:p>
          </table:table-cell>
          <table:table-cell table:style-name="ce18" table:formula="of:=VLOOKUP([.M$1];[$'weapon parameters'.$A:.$M];[.$B$8]+6;0)+VLOOKUP([.M$1];[$'weapon parameters'.$A:.$M];[.$B$8]+9;0)*[.M$4]*[.$A30]" office:value-type="float" office:value="65" calcext:value-type="float">
            <text:p>65</text:p>
          </table:table-cell>
          <table:table-cell table:style-name="ce18" table:formula="of:=VLOOKUP([.N$1];[$'weapon parameters'.$A:.$M];[.$B$8]+6;0)+VLOOKUP([.N$1];[$'weapon parameters'.$A:.$M];[.$B$8]+9;0)*[.N$4]*[.$A30]" office:value-type="float" office:value="106" calcext:value-type="float">
            <text:p>106</text:p>
          </table:table-cell>
          <table:table-cell table:style-name="ce18" table:formula="of:=VLOOKUP([.O$1];[$'weapon parameters'.$A:.$M];[.$B$8]+6;0)+VLOOKUP([.O$1];[$'weapon parameters'.$A:.$M];[.$B$8]+9;0)*[.O$4]*[.$A30]" office:value-type="float" office:value="59" calcext:value-type="float">
            <text:p>59</text:p>
          </table:table-cell>
          <table:table-cell table:style-name="ce18" table:formula="of:=VLOOKUP([.P$1];[$'weapon parameters'.$A:.$M];[.$B$8]+6;0)+VLOOKUP([.P$1];[$'weapon parameters'.$A:.$M];[.$B$8]+9;0)*[.P$4]*[.$A30]" office:value-type="float" office:value="120" calcext:value-type="float">
            <text:p>120</text:p>
          </table:table-cell>
          <table:table-cell table:style-name="ce18" table:formula="of:=VLOOKUP([.Q$1];[$'weapon parameters'.$A:.$M];[.$B$8]+6;0)+VLOOKUP([.Q$1];[$'weapon parameters'.$A:.$M];[.$B$8]+9;0)*[.Q$4]*[.$A30]" office:value-type="float" office:value="49" calcext:value-type="float">
            <text:p>4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2</text:p>
          </table:table-cell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table:formula="of:=IF(ISBLANK([.B$2]);0;VLOOKUP([.B$2];[$'weapon parameters'.$A:.$M];[.$B$8]+6;0)+VLOOKUP([.B$2];[$'weapon parameters'.$A:.$M];[.$B$8]+9;0)*[.B$5]*[.$A32])" office:value-type="float" office:value="0" calcext:value-type="float">
            <text:p>0</text:p>
          </table:table-cell>
          <table:table-cell table:style-name="ce18" table:formula="of:=IF(ISBLANK([.C$2]);0;VLOOKUP([.C$2];[$'weapon parameters'.$A:.$M];[.$B$8]+6;0)+VLOOKUP([.C$2];[$'weapon parameters'.$A:.$M];[.$B$8]+9;0)*[.C$5]*[.$A32])" office:value-type="float" office:value="0" calcext:value-type="float">
            <text:p>0</text:p>
          </table:table-cell>
          <table:table-cell table:style-name="ce18" table:formula="of:=IF(ISBLANK([.D$2]);0;VLOOKUP([.D$2];[$'weapon parameters'.$A:.$M];[.$B$8]+6;0)+VLOOKUP([.D$2];[$'weapon parameters'.$A:.$M];[.$B$8]+9;0)*[.D$5]*[.$A32])" office:value-type="float" office:value="0" calcext:value-type="float">
            <text:p>0</text:p>
          </table:table-cell>
          <table:table-cell table:style-name="ce18" table:formula="of:=IF(ISBLANK([.E$2]);0;VLOOKUP([.E$2];[$'weapon parameters'.$A:.$M];[.$B$8]+6;0)+VLOOKUP([.E$2];[$'weapon parameters'.$A:.$M];[.$B$8]+9;0)*[.E$5]*[.$A32])" office:value-type="float" office:value="0" calcext:value-type="float">
            <text:p>0</text:p>
          </table:table-cell>
          <table:table-cell table:style-name="ce18" table:formula="of:=IF(ISBLANK([.F$2]);0;VLOOKUP([.F$2];[$'weapon parameters'.$A:.$M];[.$B$8]+6;0)+VLOOKUP([.F$2];[$'weapon parameters'.$A:.$M];[.$B$8]+9;0)*[.F$5]*[.$A32])" office:value-type="float" office:value="0" calcext:value-type="float">
            <text:p>0</text:p>
          </table:table-cell>
          <table:table-cell table:style-name="ce18" table:formula="of:=IF(ISBLANK([.G$2]);0;VLOOKUP([.G$2];[$'weapon parameters'.$A:.$M];[.$B$8]+6;0)+VLOOKUP([.G$2];[$'weapon parameters'.$A:.$M];[.$B$8]+9;0)*[.G$5]*[.$A32])" office:value-type="float" office:value="0" calcext:value-type="float">
            <text:p>0</text:p>
          </table:table-cell>
          <table:table-cell table:style-name="ce18" table:formula="of:=IF(ISBLANK([.H$2]);0;VLOOKUP([.H$2];[$'weapon parameters'.$A:.$M];[.$B$8]+6;0)+VLOOKUP([.H$2];[$'weapon parameters'.$A:.$M];[.$B$8]+9;0)*[.H$5]*[.$A32])" office:value-type="float" office:value="0" calcext:value-type="float">
            <text:p>0</text:p>
          </table:table-cell>
          <table:table-cell table:style-name="ce18" table:formula="of:=IF(ISBLANK([.I$2]);0;VLOOKUP([.I$2];[$'weapon parameters'.$A:.$M];[.$B$8]+6;0)+VLOOKUP([.I$2];[$'weapon parameters'.$A:.$M];[.$B$8]+9;0)*[.I$5]*[.$A32])" office:value-type="float" office:value="0" calcext:value-type="float">
            <text:p>0</text:p>
          </table:table-cell>
          <table:table-cell table:style-name="ce18" table:formula="of:=IF(ISBLANK([.J$2]);0;VLOOKUP([.J$2];[$'weapon parameters'.$A:.$M];[.$B$8]+6;0)+VLOOKUP([.J$2];[$'weapon parameters'.$A:.$M];[.$B$8]+9;0)*[.J$5]*[.$A32])" office:value-type="float" office:value="0" calcext:value-type="float">
            <text:p>0</text:p>
          </table:table-cell>
          <table:table-cell table:style-name="ce18" table:formula="of:=IF(ISBLANK([.K$2]);0;VLOOKUP([.K$2];[$'weapon parameters'.$A:.$M];[.$B$8]+6;0)+VLOOKUP([.K$2];[$'weapon parameters'.$A:.$M];[.$B$8]+9;0)*[.K$5]*[.$A32])" office:value-type="float" office:value="13" calcext:value-type="float">
            <text:p>13</text:p>
          </table:table-cell>
          <table:table-cell table:style-name="ce18" table:formula="of:=IF(ISBLANK([.L$2]);0;VLOOKUP([.L$2];[$'weapon parameters'.$A:.$M];[.$B$8]+6;0)+VLOOKUP([.L$2];[$'weapon parameters'.$A:.$M];[.$B$8]+9;0)*[.L$5]*[.$A32])" office:value-type="float" office:value="18" calcext:value-type="float">
            <text:p>18</text:p>
          </table:table-cell>
          <table:table-cell table:style-name="ce18" table:formula="of:=IF(ISBLANK([.M$2]);0;VLOOKUP([.M$2];[$'weapon parameters'.$A:.$M];[.$B$8]+6;0)+VLOOKUP([.M$2];[$'weapon parameters'.$A:.$M];[.$B$8]+9;0)*[.M$5]*[.$A32])" office:value-type="float" office:value="14.6153393661244" calcext:value-type="float">
            <text:p>15</text:p>
          </table:table-cell>
          <table:table-cell table:style-name="ce18" table:formula="of:=IF(ISBLANK([.N$2]);0;VLOOKUP([.N$2];[$'weapon parameters'.$A:.$M];[.$B$8]+6;0)+VLOOKUP([.N$2];[$'weapon parameters'.$A:.$M];[.$B$8]+9;0)*[.N$5]*[.$A32])" office:value-type="float" office:value="15.6" calcext:value-type="float">
            <text:p>16</text:p>
          </table:table-cell>
          <table:table-cell table:style-name="ce18" table:formula="of:=IF(ISBLANK([.O$2]);0;VLOOKUP([.O$2];[$'weapon parameters'.$A:.$M];[.$B$8]+6;0)+VLOOKUP([.O$2];[$'weapon parameters'.$A:.$M];[.$B$8]+9;0)*[.O$5]*[.$A32])" office:value-type="float" office:value="15.6" calcext:value-type="float">
            <text:p>16</text:p>
          </table:table-cell>
          <table:table-cell table:style-name="ce18" table:formula="of:=IF(ISBLANK([.P$2]);0;VLOOKUP([.P$2];[$'weapon parameters'.$A:.$M];[.$B$8]+6;0)+VLOOKUP([.P$2];[$'weapon parameters'.$A:.$M];[.$B$8]+9;0)*[.P$5]*[.$A32])" office:value-type="float" office:value="0" calcext:value-type="float">
            <text:p>0</text:p>
          </table:table-cell>
          <table:table-cell table:style-name="ce18" table:formula="of:=IF(ISBLANK([.Q$2]);0;VLOOKUP([.Q$2];[$'weapon parameters'.$A:.$M];[.$B$8]+6;0)+VLOOKUP([.Q$2];[$'weapon parameters'.$A:.$M];[.$B$8]+9;0)*[.Q$5]*[.$A32])" office:value-type="float" office:value="8.56971411425142" calcext:value-type="float">
            <text:p>9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IF(ISBLANK([.B$2]);0;VLOOKUP([.B$2];[$'weapon parameters'.$A:.$M];[.$B$8]+6;0)+VLOOKUP([.B$2];[$'weapon parameters'.$A:.$M];[.$B$8]+9;0)*[.B$5]*[.$A33])" office:value-type="float" office:value="0" calcext:value-type="float">
            <text:p>0</text:p>
          </table:table-cell>
          <table:table-cell table:style-name="ce18" table:formula="of:=IF(ISBLANK([.C$2]);0;VLOOKUP([.C$2];[$'weapon parameters'.$A:.$M];[.$B$8]+6;0)+VLOOKUP([.C$2];[$'weapon parameters'.$A:.$M];[.$B$8]+9;0)*[.C$5]*[.$A33])" office:value-type="float" office:value="0" calcext:value-type="float">
            <text:p>0</text:p>
          </table:table-cell>
          <table:table-cell table:style-name="ce18" table:formula="of:=IF(ISBLANK([.D$2]);0;VLOOKUP([.D$2];[$'weapon parameters'.$A:.$M];[.$B$8]+6;0)+VLOOKUP([.D$2];[$'weapon parameters'.$A:.$M];[.$B$8]+9;0)*[.D$5]*[.$A33])" office:value-type="float" office:value="0" calcext:value-type="float">
            <text:p>0</text:p>
          </table:table-cell>
          <table:table-cell table:style-name="ce18" table:formula="of:=IF(ISBLANK([.E$2]);0;VLOOKUP([.E$2];[$'weapon parameters'.$A:.$M];[.$B$8]+6;0)+VLOOKUP([.E$2];[$'weapon parameters'.$A:.$M];[.$B$8]+9;0)*[.E$5]*[.$A33])" office:value-type="float" office:value="0" calcext:value-type="float">
            <text:p>0</text:p>
          </table:table-cell>
          <table:table-cell table:style-name="ce18" table:formula="of:=IF(ISBLANK([.F$2]);0;VLOOKUP([.F$2];[$'weapon parameters'.$A:.$M];[.$B$8]+6;0)+VLOOKUP([.F$2];[$'weapon parameters'.$A:.$M];[.$B$8]+9;0)*[.F$5]*[.$A33])" office:value-type="float" office:value="0" calcext:value-type="float">
            <text:p>0</text:p>
          </table:table-cell>
          <table:table-cell table:style-name="ce18" table:formula="of:=IF(ISBLANK([.G$2]);0;VLOOKUP([.G$2];[$'weapon parameters'.$A:.$M];[.$B$8]+6;0)+VLOOKUP([.G$2];[$'weapon parameters'.$A:.$M];[.$B$8]+9;0)*[.G$5]*[.$A33])" office:value-type="float" office:value="0" calcext:value-type="float">
            <text:p>0</text:p>
          </table:table-cell>
          <table:table-cell table:style-name="ce18" table:formula="of:=IF(ISBLANK([.H$2]);0;VLOOKUP([.H$2];[$'weapon parameters'.$A:.$M];[.$B$8]+6;0)+VLOOKUP([.H$2];[$'weapon parameters'.$A:.$M];[.$B$8]+9;0)*[.H$5]*[.$A33])" office:value-type="float" office:value="0" calcext:value-type="float">
            <text:p>0</text:p>
          </table:table-cell>
          <table:table-cell table:style-name="ce18" table:formula="of:=IF(ISBLANK([.I$2]);0;VLOOKUP([.I$2];[$'weapon parameters'.$A:.$M];[.$B$8]+6;0)+VLOOKUP([.I$2];[$'weapon parameters'.$A:.$M];[.$B$8]+9;0)*[.I$5]*[.$A33])" office:value-type="float" office:value="0" calcext:value-type="float">
            <text:p>0</text:p>
          </table:table-cell>
          <table:table-cell table:style-name="ce18" table:formula="of:=IF(ISBLANK([.J$2]);0;VLOOKUP([.J$2];[$'weapon parameters'.$A:.$M];[.$B$8]+6;0)+VLOOKUP([.J$2];[$'weapon parameters'.$A:.$M];[.$B$8]+9;0)*[.J$5]*[.$A33])" office:value-type="float" office:value="0" calcext:value-type="float">
            <text:p>0</text:p>
          </table:table-cell>
          <table:table-cell table:style-name="ce18" table:formula="of:=IF(ISBLANK([.K$2]);0;VLOOKUP([.K$2];[$'weapon parameters'.$A:.$M];[.$B$8]+6;0)+VLOOKUP([.K$2];[$'weapon parameters'.$A:.$M];[.$B$8]+9;0)*[.K$5]*[.$A33])" office:value-type="float" office:value="19" calcext:value-type="float">
            <text:p>19</text:p>
          </table:table-cell>
          <table:table-cell table:style-name="ce18" table:formula="of:=IF(ISBLANK([.L$2]);0;VLOOKUP([.L$2];[$'weapon parameters'.$A:.$M];[.$B$8]+6;0)+VLOOKUP([.L$2];[$'weapon parameters'.$A:.$M];[.$B$8]+9;0)*[.L$5]*[.$A33])" office:value-type="float" office:value="24" calcext:value-type="float">
            <text:p>24</text:p>
          </table:table-cell>
          <table:table-cell table:style-name="ce18" table:formula="of:=IF(ISBLANK([.M$2]);0;VLOOKUP([.M$2];[$'weapon parameters'.$A:.$M];[.$B$8]+6;0)+VLOOKUP([.M$2];[$'weapon parameters'.$A:.$M];[.$B$8]+9;0)*[.M$5]*[.$A33])" office:value-type="float" office:value="17.2306787322488" calcext:value-type="float">
            <text:p>17</text:p>
          </table:table-cell>
          <table:table-cell table:style-name="ce18" table:formula="of:=IF(ISBLANK([.N$2]);0;VLOOKUP([.N$2];[$'weapon parameters'.$A:.$M];[.$B$8]+6;0)+VLOOKUP([.N$2];[$'weapon parameters'.$A:.$M];[.$B$8]+9;0)*[.N$5]*[.$A33])" office:value-type="float" office:value="19.2" calcext:value-type="float">
            <text:p>19</text:p>
          </table:table-cell>
          <table:table-cell table:style-name="ce18" table:formula="of:=IF(ISBLANK([.O$2]);0;VLOOKUP([.O$2];[$'weapon parameters'.$A:.$M];[.$B$8]+6;0)+VLOOKUP([.O$2];[$'weapon parameters'.$A:.$M];[.$B$8]+9;0)*[.O$5]*[.$A33])" office:value-type="float" office:value="19.2" calcext:value-type="float">
            <text:p>19</text:p>
          </table:table-cell>
          <table:table-cell table:style-name="ce18" table:formula="of:=IF(ISBLANK([.P$2]);0;VLOOKUP([.P$2];[$'weapon parameters'.$A:.$M];[.$B$8]+6;0)+VLOOKUP([.P$2];[$'weapon parameters'.$A:.$M];[.$B$8]+9;0)*[.P$5]*[.$A33])" office:value-type="float" office:value="0" calcext:value-type="float">
            <text:p>0</text:p>
          </table:table-cell>
          <table:table-cell table:style-name="ce18" table:formula="of:=IF(ISBLANK([.Q$2]);0;VLOOKUP([.Q$2];[$'weapon parameters'.$A:.$M];[.$B$8]+6;0)+VLOOKUP([.Q$2];[$'weapon parameters'.$A:.$M];[.$B$8]+9;0)*[.Q$5]*[.$A33])" office:value-type="float" office:value="17.1394282285028" calcext:value-type="float">
            <text:p>17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formula="of:=IF(ISBLANK([.B$2]);0;VLOOKUP([.B$2];[$'weapon parameters'.$A:.$M];[.$B$8]+6;0)+VLOOKUP([.B$2];[$'weapon parameters'.$A:.$M];[.$B$8]+9;0)*[.B$5]*[.$A34])" office:value-type="float" office:value="0" calcext:value-type="float">
            <text:p>0</text:p>
          </table:table-cell>
          <table:table-cell table:style-name="ce18" table:formula="of:=IF(ISBLANK([.C$2]);0;VLOOKUP([.C$2];[$'weapon parameters'.$A:.$M];[.$B$8]+6;0)+VLOOKUP([.C$2];[$'weapon parameters'.$A:.$M];[.$B$8]+9;0)*[.C$5]*[.$A34])" office:value-type="float" office:value="0" calcext:value-type="float">
            <text:p>0</text:p>
          </table:table-cell>
          <table:table-cell table:style-name="ce18" table:formula="of:=IF(ISBLANK([.D$2]);0;VLOOKUP([.D$2];[$'weapon parameters'.$A:.$M];[.$B$8]+6;0)+VLOOKUP([.D$2];[$'weapon parameters'.$A:.$M];[.$B$8]+9;0)*[.D$5]*[.$A34])" office:value-type="float" office:value="0" calcext:value-type="float">
            <text:p>0</text:p>
          </table:table-cell>
          <table:table-cell table:style-name="ce18" table:formula="of:=IF(ISBLANK([.E$2]);0;VLOOKUP([.E$2];[$'weapon parameters'.$A:.$M];[.$B$8]+6;0)+VLOOKUP([.E$2];[$'weapon parameters'.$A:.$M];[.$B$8]+9;0)*[.E$5]*[.$A34])" office:value-type="float" office:value="0" calcext:value-type="float">
            <text:p>0</text:p>
          </table:table-cell>
          <table:table-cell table:style-name="ce18" table:formula="of:=IF(ISBLANK([.F$2]);0;VLOOKUP([.F$2];[$'weapon parameters'.$A:.$M];[.$B$8]+6;0)+VLOOKUP([.F$2];[$'weapon parameters'.$A:.$M];[.$B$8]+9;0)*[.F$5]*[.$A34])" office:value-type="float" office:value="0" calcext:value-type="float">
            <text:p>0</text:p>
          </table:table-cell>
          <table:table-cell table:style-name="ce18" table:formula="of:=IF(ISBLANK([.G$2]);0;VLOOKUP([.G$2];[$'weapon parameters'.$A:.$M];[.$B$8]+6;0)+VLOOKUP([.G$2];[$'weapon parameters'.$A:.$M];[.$B$8]+9;0)*[.G$5]*[.$A34])" office:value-type="float" office:value="0" calcext:value-type="float">
            <text:p>0</text:p>
          </table:table-cell>
          <table:table-cell table:style-name="ce18" table:formula="of:=IF(ISBLANK([.H$2]);0;VLOOKUP([.H$2];[$'weapon parameters'.$A:.$M];[.$B$8]+6;0)+VLOOKUP([.H$2];[$'weapon parameters'.$A:.$M];[.$B$8]+9;0)*[.H$5]*[.$A34])" office:value-type="float" office:value="0" calcext:value-type="float">
            <text:p>0</text:p>
          </table:table-cell>
          <table:table-cell table:style-name="ce18" table:formula="of:=IF(ISBLANK([.I$2]);0;VLOOKUP([.I$2];[$'weapon parameters'.$A:.$M];[.$B$8]+6;0)+VLOOKUP([.I$2];[$'weapon parameters'.$A:.$M];[.$B$8]+9;0)*[.I$5]*[.$A34])" office:value-type="float" office:value="0" calcext:value-type="float">
            <text:p>0</text:p>
          </table:table-cell>
          <table:table-cell table:style-name="ce18" table:formula="of:=IF(ISBLANK([.J$2]);0;VLOOKUP([.J$2];[$'weapon parameters'.$A:.$M];[.$B$8]+6;0)+VLOOKUP([.J$2];[$'weapon parameters'.$A:.$M];[.$B$8]+9;0)*[.J$5]*[.$A34])" office:value-type="float" office:value="0" calcext:value-type="float">
            <text:p>0</text:p>
          </table:table-cell>
          <table:table-cell table:style-name="ce18" table:formula="of:=IF(ISBLANK([.K$2]);0;VLOOKUP([.K$2];[$'weapon parameters'.$A:.$M];[.$B$8]+6;0)+VLOOKUP([.K$2];[$'weapon parameters'.$A:.$M];[.$B$8]+9;0)*[.K$5]*[.$A34])" office:value-type="float" office:value="25" calcext:value-type="float">
            <text:p>25</text:p>
          </table:table-cell>
          <table:table-cell table:style-name="ce18" table:formula="of:=IF(ISBLANK([.L$2]);0;VLOOKUP([.L$2];[$'weapon parameters'.$A:.$M];[.$B$8]+6;0)+VLOOKUP([.L$2];[$'weapon parameters'.$A:.$M];[.$B$8]+9;0)*[.L$5]*[.$A34])" office:value-type="float" office:value="30" calcext:value-type="float">
            <text:p>30</text:p>
          </table:table-cell>
          <table:table-cell table:style-name="ce18" table:formula="of:=IF(ISBLANK([.M$2]);0;VLOOKUP([.M$2];[$'weapon parameters'.$A:.$M];[.$B$8]+6;0)+VLOOKUP([.M$2];[$'weapon parameters'.$A:.$M];[.$B$8]+9;0)*[.M$5]*[.$A34])" office:value-type="float" office:value="19.8460180983732" calcext:value-type="float">
            <text:p>20</text:p>
          </table:table-cell>
          <table:table-cell table:style-name="ce18" table:formula="of:=IF(ISBLANK([.N$2]);0;VLOOKUP([.N$2];[$'weapon parameters'.$A:.$M];[.$B$8]+6;0)+VLOOKUP([.N$2];[$'weapon parameters'.$A:.$M];[.$B$8]+9;0)*[.N$5]*[.$A34])" office:value-type="float" office:value="22.8" calcext:value-type="float">
            <text:p>23</text:p>
          </table:table-cell>
          <table:table-cell table:style-name="ce18" table:formula="of:=IF(ISBLANK([.O$2]);0;VLOOKUP([.O$2];[$'weapon parameters'.$A:.$M];[.$B$8]+6;0)+VLOOKUP([.O$2];[$'weapon parameters'.$A:.$M];[.$B$8]+9;0)*[.O$5]*[.$A34])" office:value-type="float" office:value="22.8" calcext:value-type="float">
            <text:p>23</text:p>
          </table:table-cell>
          <table:table-cell table:style-name="ce18" table:formula="of:=IF(ISBLANK([.P$2]);0;VLOOKUP([.P$2];[$'weapon parameters'.$A:.$M];[.$B$8]+6;0)+VLOOKUP([.P$2];[$'weapon parameters'.$A:.$M];[.$B$8]+9;0)*[.P$5]*[.$A34])" office:value-type="float" office:value="0" calcext:value-type="float">
            <text:p>0</text:p>
          </table:table-cell>
          <table:table-cell table:style-name="ce18" table:formula="of:=IF(ISBLANK([.Q$2]);0;VLOOKUP([.Q$2];[$'weapon parameters'.$A:.$M];[.$B$8]+6;0)+VLOOKUP([.Q$2];[$'weapon parameters'.$A:.$M];[.$B$8]+9;0)*[.Q$5]*[.$A34])" office:value-type="float" office:value="25.7091423427543" calcext:value-type="float">
            <text:p>26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formula="of:=IF(ISBLANK([.B$2]);0;VLOOKUP([.B$2];[$'weapon parameters'.$A:.$M];[.$B$8]+6;0)+VLOOKUP([.B$2];[$'weapon parameters'.$A:.$M];[.$B$8]+9;0)*[.B$5]*[.$A35])" office:value-type="float" office:value="0" calcext:value-type="float">
            <text:p>0</text:p>
          </table:table-cell>
          <table:table-cell table:style-name="ce18" table:formula="of:=IF(ISBLANK([.C$2]);0;VLOOKUP([.C$2];[$'weapon parameters'.$A:.$M];[.$B$8]+6;0)+VLOOKUP([.C$2];[$'weapon parameters'.$A:.$M];[.$B$8]+9;0)*[.C$5]*[.$A35])" office:value-type="float" office:value="0" calcext:value-type="float">
            <text:p>0</text:p>
          </table:table-cell>
          <table:table-cell table:style-name="ce18" table:formula="of:=IF(ISBLANK([.D$2]);0;VLOOKUP([.D$2];[$'weapon parameters'.$A:.$M];[.$B$8]+6;0)+VLOOKUP([.D$2];[$'weapon parameters'.$A:.$M];[.$B$8]+9;0)*[.D$5]*[.$A35])" office:value-type="float" office:value="0" calcext:value-type="float">
            <text:p>0</text:p>
          </table:table-cell>
          <table:table-cell table:style-name="ce18" table:formula="of:=IF(ISBLANK([.E$2]);0;VLOOKUP([.E$2];[$'weapon parameters'.$A:.$M];[.$B$8]+6;0)+VLOOKUP([.E$2];[$'weapon parameters'.$A:.$M];[.$B$8]+9;0)*[.E$5]*[.$A35])" office:value-type="float" office:value="0" calcext:value-type="float">
            <text:p>0</text:p>
          </table:table-cell>
          <table:table-cell table:style-name="ce18" table:formula="of:=IF(ISBLANK([.F$2]);0;VLOOKUP([.F$2];[$'weapon parameters'.$A:.$M];[.$B$8]+6;0)+VLOOKUP([.F$2];[$'weapon parameters'.$A:.$M];[.$B$8]+9;0)*[.F$5]*[.$A35])" office:value-type="float" office:value="0" calcext:value-type="float">
            <text:p>0</text:p>
          </table:table-cell>
          <table:table-cell table:style-name="ce18" table:formula="of:=IF(ISBLANK([.G$2]);0;VLOOKUP([.G$2];[$'weapon parameters'.$A:.$M];[.$B$8]+6;0)+VLOOKUP([.G$2];[$'weapon parameters'.$A:.$M];[.$B$8]+9;0)*[.G$5]*[.$A35])" office:value-type="float" office:value="0" calcext:value-type="float">
            <text:p>0</text:p>
          </table:table-cell>
          <table:table-cell table:style-name="ce18" table:formula="of:=IF(ISBLANK([.H$2]);0;VLOOKUP([.H$2];[$'weapon parameters'.$A:.$M];[.$B$8]+6;0)+VLOOKUP([.H$2];[$'weapon parameters'.$A:.$M];[.$B$8]+9;0)*[.H$5]*[.$A35])" office:value-type="float" office:value="0" calcext:value-type="float">
            <text:p>0</text:p>
          </table:table-cell>
          <table:table-cell table:style-name="ce18" table:formula="of:=IF(ISBLANK([.I$2]);0;VLOOKUP([.I$2];[$'weapon parameters'.$A:.$M];[.$B$8]+6;0)+VLOOKUP([.I$2];[$'weapon parameters'.$A:.$M];[.$B$8]+9;0)*[.I$5]*[.$A35])" office:value-type="float" office:value="0" calcext:value-type="float">
            <text:p>0</text:p>
          </table:table-cell>
          <table:table-cell table:style-name="ce18" table:formula="of:=IF(ISBLANK([.J$2]);0;VLOOKUP([.J$2];[$'weapon parameters'.$A:.$M];[.$B$8]+6;0)+VLOOKUP([.J$2];[$'weapon parameters'.$A:.$M];[.$B$8]+9;0)*[.J$5]*[.$A35])" office:value-type="float" office:value="0" calcext:value-type="float">
            <text:p>0</text:p>
          </table:table-cell>
          <table:table-cell table:style-name="ce18" table:formula="of:=IF(ISBLANK([.K$2]);0;VLOOKUP([.K$2];[$'weapon parameters'.$A:.$M];[.$B$8]+6;0)+VLOOKUP([.K$2];[$'weapon parameters'.$A:.$M];[.$B$8]+9;0)*[.K$5]*[.$A35])" office:value-type="float" office:value="31" calcext:value-type="float">
            <text:p>31</text:p>
          </table:table-cell>
          <table:table-cell table:style-name="ce18" table:formula="of:=IF(ISBLANK([.L$2]);0;VLOOKUP([.L$2];[$'weapon parameters'.$A:.$M];[.$B$8]+6;0)+VLOOKUP([.L$2];[$'weapon parameters'.$A:.$M];[.$B$8]+9;0)*[.L$5]*[.$A35])" office:value-type="float" office:value="36" calcext:value-type="float">
            <text:p>36</text:p>
          </table:table-cell>
          <table:table-cell table:style-name="ce18" table:formula="of:=IF(ISBLANK([.M$2]);0;VLOOKUP([.M$2];[$'weapon parameters'.$A:.$M];[.$B$8]+6;0)+VLOOKUP([.M$2];[$'weapon parameters'.$A:.$M];[.$B$8]+9;0)*[.M$5]*[.$A35])" office:value-type="float" office:value="22.4613574644976" calcext:value-type="float">
            <text:p>22</text:p>
          </table:table-cell>
          <table:table-cell table:style-name="ce18" table:formula="of:=IF(ISBLANK([.N$2]);0;VLOOKUP([.N$2];[$'weapon parameters'.$A:.$M];[.$B$8]+6;0)+VLOOKUP([.N$2];[$'weapon parameters'.$A:.$M];[.$B$8]+9;0)*[.N$5]*[.$A35])" office:value-type="float" office:value="26.4" calcext:value-type="float">
            <text:p>26</text:p>
          </table:table-cell>
          <table:table-cell table:style-name="ce18" table:formula="of:=IF(ISBLANK([.O$2]);0;VLOOKUP([.O$2];[$'weapon parameters'.$A:.$M];[.$B$8]+6;0)+VLOOKUP([.O$2];[$'weapon parameters'.$A:.$M];[.$B$8]+9;0)*[.O$5]*[.$A35])" office:value-type="float" office:value="26.4" calcext:value-type="float">
            <text:p>26</text:p>
          </table:table-cell>
          <table:table-cell table:style-name="ce18" table:formula="of:=IF(ISBLANK([.P$2]);0;VLOOKUP([.P$2];[$'weapon parameters'.$A:.$M];[.$B$8]+6;0)+VLOOKUP([.P$2];[$'weapon parameters'.$A:.$M];[.$B$8]+9;0)*[.P$5]*[.$A35])" office:value-type="float" office:value="0" calcext:value-type="float">
            <text:p>0</text:p>
          </table:table-cell>
          <table:table-cell table:style-name="ce18" table:formula="of:=IF(ISBLANK([.Q$2]);0;VLOOKUP([.Q$2];[$'weapon parameters'.$A:.$M];[.$B$8]+6;0)+VLOOKUP([.Q$2];[$'weapon parameters'.$A:.$M];[.$B$8]+9;0)*[.Q$5]*[.$A35])" office:value-type="float" office:value="34.2788564570057" calcext:value-type="float">
            <text:p>34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table:formula="of:=IF(ISBLANK([.B$2]);0;VLOOKUP([.B$2];[$'weapon parameters'.$A:.$M];[.$B$8]+6;0)+VLOOKUP([.B$2];[$'weapon parameters'.$A:.$M];[.$B$8]+9;0)*[.B$5]*[.$A36])" office:value-type="float" office:value="0" calcext:value-type="float">
            <text:p>0</text:p>
          </table:table-cell>
          <table:table-cell table:style-name="ce18" table:formula="of:=IF(ISBLANK([.C$2]);0;VLOOKUP([.C$2];[$'weapon parameters'.$A:.$M];[.$B$8]+6;0)+VLOOKUP([.C$2];[$'weapon parameters'.$A:.$M];[.$B$8]+9;0)*[.C$5]*[.$A36])" office:value-type="float" office:value="0" calcext:value-type="float">
            <text:p>0</text:p>
          </table:table-cell>
          <table:table-cell table:style-name="ce18" table:formula="of:=IF(ISBLANK([.D$2]);0;VLOOKUP([.D$2];[$'weapon parameters'.$A:.$M];[.$B$8]+6;0)+VLOOKUP([.D$2];[$'weapon parameters'.$A:.$M];[.$B$8]+9;0)*[.D$5]*[.$A36])" office:value-type="float" office:value="0" calcext:value-type="float">
            <text:p>0</text:p>
          </table:table-cell>
          <table:table-cell table:style-name="ce18" table:formula="of:=IF(ISBLANK([.E$2]);0;VLOOKUP([.E$2];[$'weapon parameters'.$A:.$M];[.$B$8]+6;0)+VLOOKUP([.E$2];[$'weapon parameters'.$A:.$M];[.$B$8]+9;0)*[.E$5]*[.$A36])" office:value-type="float" office:value="0" calcext:value-type="float">
            <text:p>0</text:p>
          </table:table-cell>
          <table:table-cell table:style-name="ce18" table:formula="of:=IF(ISBLANK([.F$2]);0;VLOOKUP([.F$2];[$'weapon parameters'.$A:.$M];[.$B$8]+6;0)+VLOOKUP([.F$2];[$'weapon parameters'.$A:.$M];[.$B$8]+9;0)*[.F$5]*[.$A36])" office:value-type="float" office:value="0" calcext:value-type="float">
            <text:p>0</text:p>
          </table:table-cell>
          <table:table-cell table:style-name="ce18" table:formula="of:=IF(ISBLANK([.G$2]);0;VLOOKUP([.G$2];[$'weapon parameters'.$A:.$M];[.$B$8]+6;0)+VLOOKUP([.G$2];[$'weapon parameters'.$A:.$M];[.$B$8]+9;0)*[.G$5]*[.$A36])" office:value-type="float" office:value="0" calcext:value-type="float">
            <text:p>0</text:p>
          </table:table-cell>
          <table:table-cell table:style-name="ce18" table:formula="of:=IF(ISBLANK([.H$2]);0;VLOOKUP([.H$2];[$'weapon parameters'.$A:.$M];[.$B$8]+6;0)+VLOOKUP([.H$2];[$'weapon parameters'.$A:.$M];[.$B$8]+9;0)*[.H$5]*[.$A36])" office:value-type="float" office:value="0" calcext:value-type="float">
            <text:p>0</text:p>
          </table:table-cell>
          <table:table-cell table:style-name="ce18" table:formula="of:=IF(ISBLANK([.I$2]);0;VLOOKUP([.I$2];[$'weapon parameters'.$A:.$M];[.$B$8]+6;0)+VLOOKUP([.I$2];[$'weapon parameters'.$A:.$M];[.$B$8]+9;0)*[.I$5]*[.$A36])" office:value-type="float" office:value="0" calcext:value-type="float">
            <text:p>0</text:p>
          </table:table-cell>
          <table:table-cell table:style-name="ce18" table:formula="of:=IF(ISBLANK([.J$2]);0;VLOOKUP([.J$2];[$'weapon parameters'.$A:.$M];[.$B$8]+6;0)+VLOOKUP([.J$2];[$'weapon parameters'.$A:.$M];[.$B$8]+9;0)*[.J$5]*[.$A36])" office:value-type="float" office:value="0" calcext:value-type="float">
            <text:p>0</text:p>
          </table:table-cell>
          <table:table-cell table:style-name="ce18" table:formula="of:=IF(ISBLANK([.K$2]);0;VLOOKUP([.K$2];[$'weapon parameters'.$A:.$M];[.$B$8]+6;0)+VLOOKUP([.K$2];[$'weapon parameters'.$A:.$M];[.$B$8]+9;0)*[.K$5]*[.$A36])" office:value-type="float" office:value="37" calcext:value-type="float">
            <text:p>37</text:p>
          </table:table-cell>
          <table:table-cell table:style-name="ce18" table:formula="of:=IF(ISBLANK([.L$2]);0;VLOOKUP([.L$2];[$'weapon parameters'.$A:.$M];[.$B$8]+6;0)+VLOOKUP([.L$2];[$'weapon parameters'.$A:.$M];[.$B$8]+9;0)*[.L$5]*[.$A36])" office:value-type="float" office:value="42" calcext:value-type="float">
            <text:p>42</text:p>
          </table:table-cell>
          <table:table-cell table:style-name="ce18" table:formula="of:=IF(ISBLANK([.M$2]);0;VLOOKUP([.M$2];[$'weapon parameters'.$A:.$M];[.$B$8]+6;0)+VLOOKUP([.M$2];[$'weapon parameters'.$A:.$M];[.$B$8]+9;0)*[.M$5]*[.$A36])" office:value-type="float" office:value="25.076696830622" calcext:value-type="float">
            <text:p>25</text:p>
          </table:table-cell>
          <table:table-cell table:style-name="ce18" table:formula="of:=IF(ISBLANK([.N$2]);0;VLOOKUP([.N$2];[$'weapon parameters'.$A:.$M];[.$B$8]+6;0)+VLOOKUP([.N$2];[$'weapon parameters'.$A:.$M];[.$B$8]+9;0)*[.N$5]*[.$A36])" office:value-type="float" office:value="30" calcext:value-type="float">
            <text:p>30</text:p>
          </table:table-cell>
          <table:table-cell table:style-name="ce18" table:formula="of:=IF(ISBLANK([.O$2]);0;VLOOKUP([.O$2];[$'weapon parameters'.$A:.$M];[.$B$8]+6;0)+VLOOKUP([.O$2];[$'weapon parameters'.$A:.$M];[.$B$8]+9;0)*[.O$5]*[.$A36])" office:value-type="float" office:value="30" calcext:value-type="float">
            <text:p>30</text:p>
          </table:table-cell>
          <table:table-cell table:style-name="ce18" table:formula="of:=IF(ISBLANK([.P$2]);0;VLOOKUP([.P$2];[$'weapon parameters'.$A:.$M];[.$B$8]+6;0)+VLOOKUP([.P$2];[$'weapon parameters'.$A:.$M];[.$B$8]+9;0)*[.P$5]*[.$A36])" office:value-type="float" office:value="0" calcext:value-type="float">
            <text:p>0</text:p>
          </table:table-cell>
          <table:table-cell table:style-name="ce18" table:formula="of:=IF(ISBLANK([.Q$2]);0;VLOOKUP([.Q$2];[$'weapon parameters'.$A:.$M];[.$B$8]+6;0)+VLOOKUP([.Q$2];[$'weapon parameters'.$A:.$M];[.$B$8]+9;0)*[.Q$5]*[.$A36])" office:value-type="float" office:value="42.8485705712571" calcext:value-type="float">
            <text:p>43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table:formula="of:=IF(ISBLANK([.B$2]);0;VLOOKUP([.B$2];[$'weapon parameters'.$A:.$M];[.$B$8]+6;0)+VLOOKUP([.B$2];[$'weapon parameters'.$A:.$M];[.$B$8]+9;0)*[.B$5]*[.$A37])" office:value-type="float" office:value="0" calcext:value-type="float">
            <text:p>0</text:p>
          </table:table-cell>
          <table:table-cell table:style-name="ce18" table:formula="of:=IF(ISBLANK([.C$2]);0;VLOOKUP([.C$2];[$'weapon parameters'.$A:.$M];[.$B$8]+6;0)+VLOOKUP([.C$2];[$'weapon parameters'.$A:.$M];[.$B$8]+9;0)*[.C$5]*[.$A37])" office:value-type="float" office:value="0" calcext:value-type="float">
            <text:p>0</text:p>
          </table:table-cell>
          <table:table-cell table:style-name="ce18" table:formula="of:=IF(ISBLANK([.D$2]);0;VLOOKUP([.D$2];[$'weapon parameters'.$A:.$M];[.$B$8]+6;0)+VLOOKUP([.D$2];[$'weapon parameters'.$A:.$M];[.$B$8]+9;0)*[.D$5]*[.$A37])" office:value-type="float" office:value="0" calcext:value-type="float">
            <text:p>0</text:p>
          </table:table-cell>
          <table:table-cell table:style-name="ce18" table:formula="of:=IF(ISBLANK([.E$2]);0;VLOOKUP([.E$2];[$'weapon parameters'.$A:.$M];[.$B$8]+6;0)+VLOOKUP([.E$2];[$'weapon parameters'.$A:.$M];[.$B$8]+9;0)*[.E$5]*[.$A37])" office:value-type="float" office:value="0" calcext:value-type="float">
            <text:p>0</text:p>
          </table:table-cell>
          <table:table-cell table:style-name="ce18" table:formula="of:=IF(ISBLANK([.F$2]);0;VLOOKUP([.F$2];[$'weapon parameters'.$A:.$M];[.$B$8]+6;0)+VLOOKUP([.F$2];[$'weapon parameters'.$A:.$M];[.$B$8]+9;0)*[.F$5]*[.$A37])" office:value-type="float" office:value="0" calcext:value-type="float">
            <text:p>0</text:p>
          </table:table-cell>
          <table:table-cell table:style-name="ce18" table:formula="of:=IF(ISBLANK([.G$2]);0;VLOOKUP([.G$2];[$'weapon parameters'.$A:.$M];[.$B$8]+6;0)+VLOOKUP([.G$2];[$'weapon parameters'.$A:.$M];[.$B$8]+9;0)*[.G$5]*[.$A37])" office:value-type="float" office:value="0" calcext:value-type="float">
            <text:p>0</text:p>
          </table:table-cell>
          <table:table-cell table:style-name="ce18" table:formula="of:=IF(ISBLANK([.H$2]);0;VLOOKUP([.H$2];[$'weapon parameters'.$A:.$M];[.$B$8]+6;0)+VLOOKUP([.H$2];[$'weapon parameters'.$A:.$M];[.$B$8]+9;0)*[.H$5]*[.$A37])" office:value-type="float" office:value="0" calcext:value-type="float">
            <text:p>0</text:p>
          </table:table-cell>
          <table:table-cell table:style-name="ce18" table:formula="of:=IF(ISBLANK([.I$2]);0;VLOOKUP([.I$2];[$'weapon parameters'.$A:.$M];[.$B$8]+6;0)+VLOOKUP([.I$2];[$'weapon parameters'.$A:.$M];[.$B$8]+9;0)*[.I$5]*[.$A37])" office:value-type="float" office:value="0" calcext:value-type="float">
            <text:p>0</text:p>
          </table:table-cell>
          <table:table-cell table:style-name="ce18" table:formula="of:=IF(ISBLANK([.J$2]);0;VLOOKUP([.J$2];[$'weapon parameters'.$A:.$M];[.$B$8]+6;0)+VLOOKUP([.J$2];[$'weapon parameters'.$A:.$M];[.$B$8]+9;0)*[.J$5]*[.$A37])" office:value-type="float" office:value="0" calcext:value-type="float">
            <text:p>0</text:p>
          </table:table-cell>
          <table:table-cell table:style-name="ce18" table:formula="of:=IF(ISBLANK([.K$2]);0;VLOOKUP([.K$2];[$'weapon parameters'.$A:.$M];[.$B$8]+6;0)+VLOOKUP([.K$2];[$'weapon parameters'.$A:.$M];[.$B$8]+9;0)*[.K$5]*[.$A37])" office:value-type="float" office:value="43" calcext:value-type="float">
            <text:p>43</text:p>
          </table:table-cell>
          <table:table-cell table:style-name="ce18" table:formula="of:=IF(ISBLANK([.L$2]);0;VLOOKUP([.L$2];[$'weapon parameters'.$A:.$M];[.$B$8]+6;0)+VLOOKUP([.L$2];[$'weapon parameters'.$A:.$M];[.$B$8]+9;0)*[.L$5]*[.$A37])" office:value-type="float" office:value="48" calcext:value-type="float">
            <text:p>48</text:p>
          </table:table-cell>
          <table:table-cell table:style-name="ce18" table:formula="of:=IF(ISBLANK([.M$2]);0;VLOOKUP([.M$2];[$'weapon parameters'.$A:.$M];[.$B$8]+6;0)+VLOOKUP([.M$2];[$'weapon parameters'.$A:.$M];[.$B$8]+9;0)*[.M$5]*[.$A37])" office:value-type="float" office:value="27.6920361967464" calcext:value-type="float">
            <text:p>28</text:p>
          </table:table-cell>
          <table:table-cell table:style-name="ce18" table:formula="of:=IF(ISBLANK([.N$2]);0;VLOOKUP([.N$2];[$'weapon parameters'.$A:.$M];[.$B$8]+6;0)+VLOOKUP([.N$2];[$'weapon parameters'.$A:.$M];[.$B$8]+9;0)*[.N$5]*[.$A37])" office:value-type="float" office:value="33.6" calcext:value-type="float">
            <text:p>34</text:p>
          </table:table-cell>
          <table:table-cell table:style-name="ce18" table:formula="of:=IF(ISBLANK([.O$2]);0;VLOOKUP([.O$2];[$'weapon parameters'.$A:.$M];[.$B$8]+6;0)+VLOOKUP([.O$2];[$'weapon parameters'.$A:.$M];[.$B$8]+9;0)*[.O$5]*[.$A37])" office:value-type="float" office:value="33.6" calcext:value-type="float">
            <text:p>34</text:p>
          </table:table-cell>
          <table:table-cell table:style-name="ce18" table:formula="of:=IF(ISBLANK([.P$2]);0;VLOOKUP([.P$2];[$'weapon parameters'.$A:.$M];[.$B$8]+6;0)+VLOOKUP([.P$2];[$'weapon parameters'.$A:.$M];[.$B$8]+9;0)*[.P$5]*[.$A37])" office:value-type="float" office:value="0" calcext:value-type="float">
            <text:p>0</text:p>
          </table:table-cell>
          <table:table-cell table:style-name="ce18" table:formula="of:=IF(ISBLANK([.Q$2]);0;VLOOKUP([.Q$2];[$'weapon parameters'.$A:.$M];[.$B$8]+6;0)+VLOOKUP([.Q$2];[$'weapon parameters'.$A:.$M];[.$B$8]+9;0)*[.Q$5]*[.$A37])" office:value-type="float" office:value="51.4182846855085" calcext:value-type="float">
            <text:p>51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table:formula="of:=IF(ISBLANK([.B$2]);0;VLOOKUP([.B$2];[$'weapon parameters'.$A:.$M];[.$B$8]+6;0)+VLOOKUP([.B$2];[$'weapon parameters'.$A:.$M];[.$B$8]+9;0)*[.B$5]*[.$A38])" office:value-type="float" office:value="0" calcext:value-type="float">
            <text:p>0</text:p>
          </table:table-cell>
          <table:table-cell table:style-name="ce18" table:formula="of:=IF(ISBLANK([.C$2]);0;VLOOKUP([.C$2];[$'weapon parameters'.$A:.$M];[.$B$8]+6;0)+VLOOKUP([.C$2];[$'weapon parameters'.$A:.$M];[.$B$8]+9;0)*[.C$5]*[.$A38])" office:value-type="float" office:value="0" calcext:value-type="float">
            <text:p>0</text:p>
          </table:table-cell>
          <table:table-cell table:style-name="ce18" table:formula="of:=IF(ISBLANK([.D$2]);0;VLOOKUP([.D$2];[$'weapon parameters'.$A:.$M];[.$B$8]+6;0)+VLOOKUP([.D$2];[$'weapon parameters'.$A:.$M];[.$B$8]+9;0)*[.D$5]*[.$A38])" office:value-type="float" office:value="0" calcext:value-type="float">
            <text:p>0</text:p>
          </table:table-cell>
          <table:table-cell table:style-name="ce18" table:formula="of:=IF(ISBLANK([.E$2]);0;VLOOKUP([.E$2];[$'weapon parameters'.$A:.$M];[.$B$8]+6;0)+VLOOKUP([.E$2];[$'weapon parameters'.$A:.$M];[.$B$8]+9;0)*[.E$5]*[.$A38])" office:value-type="float" office:value="0" calcext:value-type="float">
            <text:p>0</text:p>
          </table:table-cell>
          <table:table-cell table:style-name="ce18" table:formula="of:=IF(ISBLANK([.F$2]);0;VLOOKUP([.F$2];[$'weapon parameters'.$A:.$M];[.$B$8]+6;0)+VLOOKUP([.F$2];[$'weapon parameters'.$A:.$M];[.$B$8]+9;0)*[.F$5]*[.$A38])" office:value-type="float" office:value="0" calcext:value-type="float">
            <text:p>0</text:p>
          </table:table-cell>
          <table:table-cell table:style-name="ce18" table:formula="of:=IF(ISBLANK([.G$2]);0;VLOOKUP([.G$2];[$'weapon parameters'.$A:.$M];[.$B$8]+6;0)+VLOOKUP([.G$2];[$'weapon parameters'.$A:.$M];[.$B$8]+9;0)*[.G$5]*[.$A38])" office:value-type="float" office:value="0" calcext:value-type="float">
            <text:p>0</text:p>
          </table:table-cell>
          <table:table-cell table:style-name="ce18" table:formula="of:=IF(ISBLANK([.H$2]);0;VLOOKUP([.H$2];[$'weapon parameters'.$A:.$M];[.$B$8]+6;0)+VLOOKUP([.H$2];[$'weapon parameters'.$A:.$M];[.$B$8]+9;0)*[.H$5]*[.$A38])" office:value-type="float" office:value="0" calcext:value-type="float">
            <text:p>0</text:p>
          </table:table-cell>
          <table:table-cell table:style-name="ce18" table:formula="of:=IF(ISBLANK([.I$2]);0;VLOOKUP([.I$2];[$'weapon parameters'.$A:.$M];[.$B$8]+6;0)+VLOOKUP([.I$2];[$'weapon parameters'.$A:.$M];[.$B$8]+9;0)*[.I$5]*[.$A38])" office:value-type="float" office:value="0" calcext:value-type="float">
            <text:p>0</text:p>
          </table:table-cell>
          <table:table-cell table:style-name="ce18" table:formula="of:=IF(ISBLANK([.J$2]);0;VLOOKUP([.J$2];[$'weapon parameters'.$A:.$M];[.$B$8]+6;0)+VLOOKUP([.J$2];[$'weapon parameters'.$A:.$M];[.$B$8]+9;0)*[.J$5]*[.$A38])" office:value-type="float" office:value="0" calcext:value-type="float">
            <text:p>0</text:p>
          </table:table-cell>
          <table:table-cell table:style-name="ce18" table:formula="of:=IF(ISBLANK([.K$2]);0;VLOOKUP([.K$2];[$'weapon parameters'.$A:.$M];[.$B$8]+6;0)+VLOOKUP([.K$2];[$'weapon parameters'.$A:.$M];[.$B$8]+9;0)*[.K$5]*[.$A38])" office:value-type="float" office:value="49" calcext:value-type="float">
            <text:p>49</text:p>
          </table:table-cell>
          <table:table-cell table:style-name="ce18" table:formula="of:=IF(ISBLANK([.L$2]);0;VLOOKUP([.L$2];[$'weapon parameters'.$A:.$M];[.$B$8]+6;0)+VLOOKUP([.L$2];[$'weapon parameters'.$A:.$M];[.$B$8]+9;0)*[.L$5]*[.$A38])" office:value-type="float" office:value="54" calcext:value-type="float">
            <text:p>54</text:p>
          </table:table-cell>
          <table:table-cell table:style-name="ce18" table:formula="of:=IF(ISBLANK([.M$2]);0;VLOOKUP([.M$2];[$'weapon parameters'.$A:.$M];[.$B$8]+6;0)+VLOOKUP([.M$2];[$'weapon parameters'.$A:.$M];[.$B$8]+9;0)*[.M$5]*[.$A38])" office:value-type="float" office:value="30.3073755628708" calcext:value-type="float">
            <text:p>30</text:p>
          </table:table-cell>
          <table:table-cell table:style-name="ce18" table:formula="of:=IF(ISBLANK([.N$2]);0;VLOOKUP([.N$2];[$'weapon parameters'.$A:.$M];[.$B$8]+6;0)+VLOOKUP([.N$2];[$'weapon parameters'.$A:.$M];[.$B$8]+9;0)*[.N$5]*[.$A38])" office:value-type="float" office:value="37.2" calcext:value-type="float">
            <text:p>37</text:p>
          </table:table-cell>
          <table:table-cell table:style-name="ce18" table:formula="of:=IF(ISBLANK([.O$2]);0;VLOOKUP([.O$2];[$'weapon parameters'.$A:.$M];[.$B$8]+6;0)+VLOOKUP([.O$2];[$'weapon parameters'.$A:.$M];[.$B$8]+9;0)*[.O$5]*[.$A38])" office:value-type="float" office:value="37.2" calcext:value-type="float">
            <text:p>37</text:p>
          </table:table-cell>
          <table:table-cell table:style-name="ce18" table:formula="of:=IF(ISBLANK([.P$2]);0;VLOOKUP([.P$2];[$'weapon parameters'.$A:.$M];[.$B$8]+6;0)+VLOOKUP([.P$2];[$'weapon parameters'.$A:.$M];[.$B$8]+9;0)*[.P$5]*[.$A38])" office:value-type="float" office:value="0" calcext:value-type="float">
            <text:p>0</text:p>
          </table:table-cell>
          <table:table-cell table:style-name="ce18" table:formula="of:=IF(ISBLANK([.Q$2]);0;VLOOKUP([.Q$2];[$'weapon parameters'.$A:.$M];[.$B$8]+6;0)+VLOOKUP([.Q$2];[$'weapon parameters'.$A:.$M];[.$B$8]+9;0)*[.Q$5]*[.$A38])" office:value-type="float" office:value="59.9879987997599" calcext:value-type="float">
            <text:p>60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table:formula="of:=IF(ISBLANK([.B$2]);0;VLOOKUP([.B$2];[$'weapon parameters'.$A:.$M];[.$B$8]+6;0)+VLOOKUP([.B$2];[$'weapon parameters'.$A:.$M];[.$B$8]+9;0)*[.B$5]*[.$A39])" office:value-type="float" office:value="0" calcext:value-type="float">
            <text:p>0</text:p>
          </table:table-cell>
          <table:table-cell table:style-name="ce18" table:formula="of:=IF(ISBLANK([.C$2]);0;VLOOKUP([.C$2];[$'weapon parameters'.$A:.$M];[.$B$8]+6;0)+VLOOKUP([.C$2];[$'weapon parameters'.$A:.$M];[.$B$8]+9;0)*[.C$5]*[.$A39])" office:value-type="float" office:value="0" calcext:value-type="float">
            <text:p>0</text:p>
          </table:table-cell>
          <table:table-cell table:style-name="ce18" table:formula="of:=IF(ISBLANK([.D$2]);0;VLOOKUP([.D$2];[$'weapon parameters'.$A:.$M];[.$B$8]+6;0)+VLOOKUP([.D$2];[$'weapon parameters'.$A:.$M];[.$B$8]+9;0)*[.D$5]*[.$A39])" office:value-type="float" office:value="0" calcext:value-type="float">
            <text:p>0</text:p>
          </table:table-cell>
          <table:table-cell table:style-name="ce18" table:formula="of:=IF(ISBLANK([.E$2]);0;VLOOKUP([.E$2];[$'weapon parameters'.$A:.$M];[.$B$8]+6;0)+VLOOKUP([.E$2];[$'weapon parameters'.$A:.$M];[.$B$8]+9;0)*[.E$5]*[.$A39])" office:value-type="float" office:value="0" calcext:value-type="float">
            <text:p>0</text:p>
          </table:table-cell>
          <table:table-cell table:style-name="ce18" table:formula="of:=IF(ISBLANK([.F$2]);0;VLOOKUP([.F$2];[$'weapon parameters'.$A:.$M];[.$B$8]+6;0)+VLOOKUP([.F$2];[$'weapon parameters'.$A:.$M];[.$B$8]+9;0)*[.F$5]*[.$A39])" office:value-type="float" office:value="0" calcext:value-type="float">
            <text:p>0</text:p>
          </table:table-cell>
          <table:table-cell table:style-name="ce18" table:formula="of:=IF(ISBLANK([.G$2]);0;VLOOKUP([.G$2];[$'weapon parameters'.$A:.$M];[.$B$8]+6;0)+VLOOKUP([.G$2];[$'weapon parameters'.$A:.$M];[.$B$8]+9;0)*[.G$5]*[.$A39])" office:value-type="float" office:value="0" calcext:value-type="float">
            <text:p>0</text:p>
          </table:table-cell>
          <table:table-cell table:style-name="ce18" table:formula="of:=IF(ISBLANK([.H$2]);0;VLOOKUP([.H$2];[$'weapon parameters'.$A:.$M];[.$B$8]+6;0)+VLOOKUP([.H$2];[$'weapon parameters'.$A:.$M];[.$B$8]+9;0)*[.H$5]*[.$A39])" office:value-type="float" office:value="0" calcext:value-type="float">
            <text:p>0</text:p>
          </table:table-cell>
          <table:table-cell table:style-name="ce18" table:formula="of:=IF(ISBLANK([.I$2]);0;VLOOKUP([.I$2];[$'weapon parameters'.$A:.$M];[.$B$8]+6;0)+VLOOKUP([.I$2];[$'weapon parameters'.$A:.$M];[.$B$8]+9;0)*[.I$5]*[.$A39])" office:value-type="float" office:value="0" calcext:value-type="float">
            <text:p>0</text:p>
          </table:table-cell>
          <table:table-cell table:style-name="ce18" table:formula="of:=IF(ISBLANK([.J$2]);0;VLOOKUP([.J$2];[$'weapon parameters'.$A:.$M];[.$B$8]+6;0)+VLOOKUP([.J$2];[$'weapon parameters'.$A:.$M];[.$B$8]+9;0)*[.J$5]*[.$A39])" office:value-type="float" office:value="0" calcext:value-type="float">
            <text:p>0</text:p>
          </table:table-cell>
          <table:table-cell table:style-name="ce18" table:formula="of:=IF(ISBLANK([.K$2]);0;VLOOKUP([.K$2];[$'weapon parameters'.$A:.$M];[.$B$8]+6;0)+VLOOKUP([.K$2];[$'weapon parameters'.$A:.$M];[.$B$8]+9;0)*[.K$5]*[.$A39])" office:value-type="float" office:value="55" calcext:value-type="float">
            <text:p>55</text:p>
          </table:table-cell>
          <table:table-cell table:style-name="ce18" table:formula="of:=IF(ISBLANK([.L$2]);0;VLOOKUP([.L$2];[$'weapon parameters'.$A:.$M];[.$B$8]+6;0)+VLOOKUP([.L$2];[$'weapon parameters'.$A:.$M];[.$B$8]+9;0)*[.L$5]*[.$A39])" office:value-type="float" office:value="60" calcext:value-type="float">
            <text:p>60</text:p>
          </table:table-cell>
          <table:table-cell table:style-name="ce18" table:formula="of:=IF(ISBLANK([.M$2]);0;VLOOKUP([.M$2];[$'weapon parameters'.$A:.$M];[.$B$8]+6;0)+VLOOKUP([.M$2];[$'weapon parameters'.$A:.$M];[.$B$8]+9;0)*[.M$5]*[.$A39])" office:value-type="float" office:value="32.9227149289952" calcext:value-type="float">
            <text:p>33</text:p>
          </table:table-cell>
          <table:table-cell table:style-name="ce18" table:formula="of:=IF(ISBLANK([.N$2]);0;VLOOKUP([.N$2];[$'weapon parameters'.$A:.$M];[.$B$8]+6;0)+VLOOKUP([.N$2];[$'weapon parameters'.$A:.$M];[.$B$8]+9;0)*[.N$5]*[.$A39])" office:value-type="float" office:value="40.8" calcext:value-type="float">
            <text:p>41</text:p>
          </table:table-cell>
          <table:table-cell table:style-name="ce18" table:formula="of:=IF(ISBLANK([.O$2]);0;VLOOKUP([.O$2];[$'weapon parameters'.$A:.$M];[.$B$8]+6;0)+VLOOKUP([.O$2];[$'weapon parameters'.$A:.$M];[.$B$8]+9;0)*[.O$5]*[.$A39])" office:value-type="float" office:value="40.8" calcext:value-type="float">
            <text:p>41</text:p>
          </table:table-cell>
          <table:table-cell table:style-name="ce18" table:formula="of:=IF(ISBLANK([.P$2]);0;VLOOKUP([.P$2];[$'weapon parameters'.$A:.$M];[.$B$8]+6;0)+VLOOKUP([.P$2];[$'weapon parameters'.$A:.$M];[.$B$8]+9;0)*[.P$5]*[.$A39])" office:value-type="float" office:value="0" calcext:value-type="float">
            <text:p>0</text:p>
          </table:table-cell>
          <table:table-cell table:style-name="ce18" table:formula="of:=IF(ISBLANK([.Q$2]);0;VLOOKUP([.Q$2];[$'weapon parameters'.$A:.$M];[.$B$8]+6;0)+VLOOKUP([.Q$2];[$'weapon parameters'.$A:.$M];[.$B$8]+9;0)*[.Q$5]*[.$A39])" office:value-type="float" office:value="68.5577129140114" calcext:value-type="float">
            <text:p>69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table:formula="of:=IF(ISBLANK([.B$2]);0;VLOOKUP([.B$2];[$'weapon parameters'.$A:.$M];[.$B$8]+6;0)+VLOOKUP([.B$2];[$'weapon parameters'.$A:.$M];[.$B$8]+9;0)*[.B$5]*[.$A40])" office:value-type="float" office:value="0" calcext:value-type="float">
            <text:p>0</text:p>
          </table:table-cell>
          <table:table-cell table:style-name="ce18" table:formula="of:=IF(ISBLANK([.C$2]);0;VLOOKUP([.C$2];[$'weapon parameters'.$A:.$M];[.$B$8]+6;0)+VLOOKUP([.C$2];[$'weapon parameters'.$A:.$M];[.$B$8]+9;0)*[.C$5]*[.$A40])" office:value-type="float" office:value="0" calcext:value-type="float">
            <text:p>0</text:p>
          </table:table-cell>
          <table:table-cell table:style-name="ce18" table:formula="of:=IF(ISBLANK([.D$2]);0;VLOOKUP([.D$2];[$'weapon parameters'.$A:.$M];[.$B$8]+6;0)+VLOOKUP([.D$2];[$'weapon parameters'.$A:.$M];[.$B$8]+9;0)*[.D$5]*[.$A40])" office:value-type="float" office:value="0" calcext:value-type="float">
            <text:p>0</text:p>
          </table:table-cell>
          <table:table-cell table:style-name="ce18" table:formula="of:=IF(ISBLANK([.E$2]);0;VLOOKUP([.E$2];[$'weapon parameters'.$A:.$M];[.$B$8]+6;0)+VLOOKUP([.E$2];[$'weapon parameters'.$A:.$M];[.$B$8]+9;0)*[.E$5]*[.$A40])" office:value-type="float" office:value="0" calcext:value-type="float">
            <text:p>0</text:p>
          </table:table-cell>
          <table:table-cell table:style-name="ce18" table:formula="of:=IF(ISBLANK([.F$2]);0;VLOOKUP([.F$2];[$'weapon parameters'.$A:.$M];[.$B$8]+6;0)+VLOOKUP([.F$2];[$'weapon parameters'.$A:.$M];[.$B$8]+9;0)*[.F$5]*[.$A40])" office:value-type="float" office:value="0" calcext:value-type="float">
            <text:p>0</text:p>
          </table:table-cell>
          <table:table-cell table:style-name="ce18" table:formula="of:=IF(ISBLANK([.G$2]);0;VLOOKUP([.G$2];[$'weapon parameters'.$A:.$M];[.$B$8]+6;0)+VLOOKUP([.G$2];[$'weapon parameters'.$A:.$M];[.$B$8]+9;0)*[.G$5]*[.$A40])" office:value-type="float" office:value="0" calcext:value-type="float">
            <text:p>0</text:p>
          </table:table-cell>
          <table:table-cell table:style-name="ce18" table:formula="of:=IF(ISBLANK([.H$2]);0;VLOOKUP([.H$2];[$'weapon parameters'.$A:.$M];[.$B$8]+6;0)+VLOOKUP([.H$2];[$'weapon parameters'.$A:.$M];[.$B$8]+9;0)*[.H$5]*[.$A40])" office:value-type="float" office:value="0" calcext:value-type="float">
            <text:p>0</text:p>
          </table:table-cell>
          <table:table-cell table:style-name="ce18" table:formula="of:=IF(ISBLANK([.I$2]);0;VLOOKUP([.I$2];[$'weapon parameters'.$A:.$M];[.$B$8]+6;0)+VLOOKUP([.I$2];[$'weapon parameters'.$A:.$M];[.$B$8]+9;0)*[.I$5]*[.$A40])" office:value-type="float" office:value="0" calcext:value-type="float">
            <text:p>0</text:p>
          </table:table-cell>
          <table:table-cell table:style-name="ce18" table:formula="of:=IF(ISBLANK([.J$2]);0;VLOOKUP([.J$2];[$'weapon parameters'.$A:.$M];[.$B$8]+6;0)+VLOOKUP([.J$2];[$'weapon parameters'.$A:.$M];[.$B$8]+9;0)*[.J$5]*[.$A40])" office:value-type="float" office:value="0" calcext:value-type="float">
            <text:p>0</text:p>
          </table:table-cell>
          <table:table-cell table:style-name="ce18" table:formula="of:=IF(ISBLANK([.K$2]);0;VLOOKUP([.K$2];[$'weapon parameters'.$A:.$M];[.$B$8]+6;0)+VLOOKUP([.K$2];[$'weapon parameters'.$A:.$M];[.$B$8]+9;0)*[.K$5]*[.$A40])" office:value-type="float" office:value="61" calcext:value-type="float">
            <text:p>61</text:p>
          </table:table-cell>
          <table:table-cell table:style-name="ce18" table:formula="of:=IF(ISBLANK([.L$2]);0;VLOOKUP([.L$2];[$'weapon parameters'.$A:.$M];[.$B$8]+6;0)+VLOOKUP([.L$2];[$'weapon parameters'.$A:.$M];[.$B$8]+9;0)*[.L$5]*[.$A40])" office:value-type="float" office:value="66" calcext:value-type="float">
            <text:p>66</text:p>
          </table:table-cell>
          <table:table-cell table:style-name="ce18" table:formula="of:=IF(ISBLANK([.M$2]);0;VLOOKUP([.M$2];[$'weapon parameters'.$A:.$M];[.$B$8]+6;0)+VLOOKUP([.M$2];[$'weapon parameters'.$A:.$M];[.$B$8]+9;0)*[.M$5]*[.$A40])" office:value-type="float" office:value="35.5380542951196" calcext:value-type="float">
            <text:p>36</text:p>
          </table:table-cell>
          <table:table-cell table:style-name="ce18" table:formula="of:=IF(ISBLANK([.N$2]);0;VLOOKUP([.N$2];[$'weapon parameters'.$A:.$M];[.$B$8]+6;0)+VLOOKUP([.N$2];[$'weapon parameters'.$A:.$M];[.$B$8]+9;0)*[.N$5]*[.$A40])" office:value-type="float" office:value="44.4" calcext:value-type="float">
            <text:p>44</text:p>
          </table:table-cell>
          <table:table-cell table:style-name="ce18" table:formula="of:=IF(ISBLANK([.O$2]);0;VLOOKUP([.O$2];[$'weapon parameters'.$A:.$M];[.$B$8]+6;0)+VLOOKUP([.O$2];[$'weapon parameters'.$A:.$M];[.$B$8]+9;0)*[.O$5]*[.$A40])" office:value-type="float" office:value="44.4" calcext:value-type="float">
            <text:p>44</text:p>
          </table:table-cell>
          <table:table-cell table:style-name="ce18" table:formula="of:=IF(ISBLANK([.P$2]);0;VLOOKUP([.P$2];[$'weapon parameters'.$A:.$M];[.$B$8]+6;0)+VLOOKUP([.P$2];[$'weapon parameters'.$A:.$M];[.$B$8]+9;0)*[.P$5]*[.$A40])" office:value-type="float" office:value="0" calcext:value-type="float">
            <text:p>0</text:p>
          </table:table-cell>
          <table:table-cell table:style-name="ce18" table:formula="of:=IF(ISBLANK([.Q$2]);0;VLOOKUP([.Q$2];[$'weapon parameters'.$A:.$M];[.$B$8]+6;0)+VLOOKUP([.Q$2];[$'weapon parameters'.$A:.$M];[.$B$8]+9;0)*[.Q$5]*[.$A40])" office:value-type="float" office:value="77.1274270282628" calcext:value-type="float">
            <text:p>77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IF(ISBLANK([.B$2]);0;VLOOKUP([.B$2];[$'weapon parameters'.$A:.$M];[.$B$8]+6;0)+VLOOKUP([.B$2];[$'weapon parameters'.$A:.$M];[.$B$8]+9;0)*[.B$5]*[.$A41])" office:value-type="float" office:value="0" calcext:value-type="float">
            <text:p>0</text:p>
          </table:table-cell>
          <table:table-cell table:style-name="ce18" table:formula="of:=IF(ISBLANK([.C$2]);0;VLOOKUP([.C$2];[$'weapon parameters'.$A:.$M];[.$B$8]+6;0)+VLOOKUP([.C$2];[$'weapon parameters'.$A:.$M];[.$B$8]+9;0)*[.C$5]*[.$A41])" office:value-type="float" office:value="0" calcext:value-type="float">
            <text:p>0</text:p>
          </table:table-cell>
          <table:table-cell table:style-name="ce18" table:formula="of:=IF(ISBLANK([.D$2]);0;VLOOKUP([.D$2];[$'weapon parameters'.$A:.$M];[.$B$8]+6;0)+VLOOKUP([.D$2];[$'weapon parameters'.$A:.$M];[.$B$8]+9;0)*[.D$5]*[.$A41])" office:value-type="float" office:value="0" calcext:value-type="float">
            <text:p>0</text:p>
          </table:table-cell>
          <table:table-cell table:style-name="ce18" table:formula="of:=IF(ISBLANK([.E$2]);0;VLOOKUP([.E$2];[$'weapon parameters'.$A:.$M];[.$B$8]+6;0)+VLOOKUP([.E$2];[$'weapon parameters'.$A:.$M];[.$B$8]+9;0)*[.E$5]*[.$A41])" office:value-type="float" office:value="0" calcext:value-type="float">
            <text:p>0</text:p>
          </table:table-cell>
          <table:table-cell table:style-name="ce18" table:formula="of:=IF(ISBLANK([.F$2]);0;VLOOKUP([.F$2];[$'weapon parameters'.$A:.$M];[.$B$8]+6;0)+VLOOKUP([.F$2];[$'weapon parameters'.$A:.$M];[.$B$8]+9;0)*[.F$5]*[.$A41])" office:value-type="float" office:value="0" calcext:value-type="float">
            <text:p>0</text:p>
          </table:table-cell>
          <table:table-cell table:style-name="ce18" table:formula="of:=IF(ISBLANK([.G$2]);0;VLOOKUP([.G$2];[$'weapon parameters'.$A:.$M];[.$B$8]+6;0)+VLOOKUP([.G$2];[$'weapon parameters'.$A:.$M];[.$B$8]+9;0)*[.G$5]*[.$A41])" office:value-type="float" office:value="0" calcext:value-type="float">
            <text:p>0</text:p>
          </table:table-cell>
          <table:table-cell table:style-name="ce18" table:formula="of:=IF(ISBLANK([.H$2]);0;VLOOKUP([.H$2];[$'weapon parameters'.$A:.$M];[.$B$8]+6;0)+VLOOKUP([.H$2];[$'weapon parameters'.$A:.$M];[.$B$8]+9;0)*[.H$5]*[.$A41])" office:value-type="float" office:value="0" calcext:value-type="float">
            <text:p>0</text:p>
          </table:table-cell>
          <table:table-cell table:style-name="ce18" table:formula="of:=IF(ISBLANK([.I$2]);0;VLOOKUP([.I$2];[$'weapon parameters'.$A:.$M];[.$B$8]+6;0)+VLOOKUP([.I$2];[$'weapon parameters'.$A:.$M];[.$B$8]+9;0)*[.I$5]*[.$A41])" office:value-type="float" office:value="0" calcext:value-type="float">
            <text:p>0</text:p>
          </table:table-cell>
          <table:table-cell table:style-name="ce18" table:formula="of:=IF(ISBLANK([.J$2]);0;VLOOKUP([.J$2];[$'weapon parameters'.$A:.$M];[.$B$8]+6;0)+VLOOKUP([.J$2];[$'weapon parameters'.$A:.$M];[.$B$8]+9;0)*[.J$5]*[.$A41])" office:value-type="float" office:value="0" calcext:value-type="float">
            <text:p>0</text:p>
          </table:table-cell>
          <table:table-cell table:style-name="ce18" table:formula="of:=IF(ISBLANK([.K$2]);0;VLOOKUP([.K$2];[$'weapon parameters'.$A:.$M];[.$B$8]+6;0)+VLOOKUP([.K$2];[$'weapon parameters'.$A:.$M];[.$B$8]+9;0)*[.K$5]*[.$A41])" office:value-type="float" office:value="67" calcext:value-type="float">
            <text:p>67</text:p>
          </table:table-cell>
          <table:table-cell table:style-name="ce18" table:formula="of:=IF(ISBLANK([.L$2]);0;VLOOKUP([.L$2];[$'weapon parameters'.$A:.$M];[.$B$8]+6;0)+VLOOKUP([.L$2];[$'weapon parameters'.$A:.$M];[.$B$8]+9;0)*[.L$5]*[.$A41])" office:value-type="float" office:value="72" calcext:value-type="float">
            <text:p>72</text:p>
          </table:table-cell>
          <table:table-cell table:style-name="ce18" table:formula="of:=IF(ISBLANK([.M$2]);0;VLOOKUP([.M$2];[$'weapon parameters'.$A:.$M];[.$B$8]+6;0)+VLOOKUP([.M$2];[$'weapon parameters'.$A:.$M];[.$B$8]+9;0)*[.M$5]*[.$A41])" office:value-type="float" office:value="38.153393661244" calcext:value-type="float">
            <text:p>38</text:p>
          </table:table-cell>
          <table:table-cell table:style-name="ce18" table:formula="of:=IF(ISBLANK([.N$2]);0;VLOOKUP([.N$2];[$'weapon parameters'.$A:.$M];[.$B$8]+6;0)+VLOOKUP([.N$2];[$'weapon parameters'.$A:.$M];[.$B$8]+9;0)*[.N$5]*[.$A41])" office:value-type="float" office:value="48" calcext:value-type="float">
            <text:p>48</text:p>
          </table:table-cell>
          <table:table-cell table:style-name="ce18" table:formula="of:=IF(ISBLANK([.O$2]);0;VLOOKUP([.O$2];[$'weapon parameters'.$A:.$M];[.$B$8]+6;0)+VLOOKUP([.O$2];[$'weapon parameters'.$A:.$M];[.$B$8]+9;0)*[.O$5]*[.$A41])" office:value-type="float" office:value="48" calcext:value-type="float">
            <text:p>48</text:p>
          </table:table-cell>
          <table:table-cell table:style-name="ce18" table:formula="of:=IF(ISBLANK([.P$2]);0;VLOOKUP([.P$2];[$'weapon parameters'.$A:.$M];[.$B$8]+6;0)+VLOOKUP([.P$2];[$'weapon parameters'.$A:.$M];[.$B$8]+9;0)*[.P$5]*[.$A41])" office:value-type="float" office:value="0" calcext:value-type="float">
            <text:p>0</text:p>
          </table:table-cell>
          <table:table-cell table:style-name="ce18" table:formula="of:=IF(ISBLANK([.Q$2]);0;VLOOKUP([.Q$2];[$'weapon parameters'.$A:.$M];[.$B$8]+6;0)+VLOOKUP([.Q$2];[$'weapon parameters'.$A:.$M];[.$B$8]+9;0)*[.Q$5]*[.$A41])" office:value-type="float" office:value="85.6971411425142" calcext:value-type="float">
            <text:p>8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mbined</text:p>
          </table:table-cell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table:formula="of:=[.B10]+SUM([.B21];[.B32])" office:value-type="float" office:value="24" calcext:value-type="float">
            <text:p>24</text:p>
          </table:table-cell>
          <table:table-cell table:style-name="ce18" table:formula="of:=[.C10]+SUM([.C21];[.C32])" office:value-type="float" office:value="29" calcext:value-type="float">
            <text:p>29</text:p>
          </table:table-cell>
          <table:table-cell table:style-name="ce18" table:formula="of:=[.D10]+SUM([.D21];[.D32])" office:value-type="float" office:value="24" calcext:value-type="float">
            <text:p>24</text:p>
          </table:table-cell>
          <table:table-cell table:style-name="ce18" table:formula="of:=[.E10]+SUM([.E21];[.E32])" office:value-type="float" office:value="28" calcext:value-type="float">
            <text:p>28</text:p>
          </table:table-cell>
          <table:table-cell table:style-name="ce18" table:formula="of:=[.F10]+SUM([.F21];[.F32])" office:value-type="float" office:value="33" calcext:value-type="float">
            <text:p>33</text:p>
          </table:table-cell>
          <table:table-cell table:style-name="ce18" table:formula="of:=[.G10]+SUM([.G21];[.G32])" office:value-type="float" office:value="28" calcext:value-type="float">
            <text:p>28</text:p>
          </table:table-cell>
          <table:table-cell table:style-name="ce18" table:formula="of:=[.H10]+SUM([.H21];[.H32])" office:value-type="float" office:value="25" calcext:value-type="float">
            <text:p>25</text:p>
          </table:table-cell>
          <table:table-cell table:style-name="ce18" table:formula="of:=[.I10]+SUM([.I21];[.I32])" office:value-type="float" office:value="26" calcext:value-type="float">
            <text:p>26</text:p>
          </table:table-cell>
          <table:table-cell table:style-name="ce18" table:formula="of:=[.J10]+SUM([.J21];[.J32])" office:value-type="float" office:value="33" calcext:value-type="float">
            <text:p>33</text:p>
          </table:table-cell>
          <table:table-cell table:style-name="ce18" table:formula="of:=[.K10]+SUM([.K21];[.K32])" office:value-type="float" office:value="37" calcext:value-type="float">
            <text:p>37</text:p>
          </table:table-cell>
          <table:table-cell table:style-name="ce18" table:formula="of:=[.L10]+SUM([.L21];[.L32])" office:value-type="float" office:value="47" calcext:value-type="float">
            <text:p>47</text:p>
          </table:table-cell>
          <table:table-cell table:style-name="ce18" table:formula="of:=[.M10]+SUM([.M21];[.M32])" office:value-type="float" office:value="42.0153393661244" calcext:value-type="float">
            <text:p>42</text:p>
          </table:table-cell>
          <table:table-cell table:style-name="ce18" table:formula="of:=[.N10]+SUM([.N21];[.N32])" office:value-type="float" office:value="46.2" calcext:value-type="float">
            <text:p>46</text:p>
          </table:table-cell>
          <table:table-cell table:style-name="ce18" table:formula="of:=[.O10]+SUM([.O21];[.O32])" office:value-type="float" office:value="42.4" calcext:value-type="float">
            <text:p>42</text:p>
          </table:table-cell>
          <table:table-cell table:style-name="ce18" table:formula="of:=[.P10]+SUM([.P21];[.P32])" office:value-type="float" office:value="23" calcext:value-type="float">
            <text:p>23</text:p>
          </table:table-cell>
          <table:table-cell table:style-name="ce18" table:formula="of:=[.Q10]+SUM([.Q21];[.Q32])" office:value-type="float" office:value="30.7697141142514" calcext:value-type="float">
            <text:p>31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[.B11]+SUM([.B22];[.B33])" office:value-type="float" office:value="31" calcext:value-type="float">
            <text:p>31</text:p>
          </table:table-cell>
          <table:table-cell table:style-name="ce18" table:formula="of:=[.C11]+SUM([.C22];[.C33])" office:value-type="float" office:value="36" calcext:value-type="float">
            <text:p>36</text:p>
          </table:table-cell>
          <table:table-cell table:style-name="ce18" table:formula="of:=[.D11]+SUM([.D22];[.D33])" office:value-type="float" office:value="31" calcext:value-type="float">
            <text:p>31</text:p>
          </table:table-cell>
          <table:table-cell table:style-name="ce18" table:formula="of:=[.E11]+SUM([.E22];[.E33])" office:value-type="float" office:value="35" calcext:value-type="float">
            <text:p>35</text:p>
          </table:table-cell>
          <table:table-cell table:style-name="ce18" table:formula="of:=[.F11]+SUM([.F22];[.F33])" office:value-type="float" office:value="46" calcext:value-type="float">
            <text:p>46</text:p>
          </table:table-cell>
          <table:table-cell table:style-name="ce18" table:formula="of:=[.G11]+SUM([.G22];[.G33])" office:value-type="float" office:value="35" calcext:value-type="float">
            <text:p>35</text:p>
          </table:table-cell>
          <table:table-cell table:style-name="ce18" table:formula="of:=[.H11]+SUM([.H22];[.H33])" office:value-type="float" office:value="32" calcext:value-type="float">
            <text:p>32</text:p>
          </table:table-cell>
          <table:table-cell table:style-name="ce18" table:formula="of:=[.I11]+SUM([.I22];[.I33])" office:value-type="float" office:value="33" calcext:value-type="float">
            <text:p>33</text:p>
          </table:table-cell>
          <table:table-cell table:style-name="ce18" table:formula="of:=[.J11]+SUM([.J22];[.J33])" office:value-type="float" office:value="43" calcext:value-type="float">
            <text:p>43</text:p>
          </table:table-cell>
          <table:table-cell table:style-name="ce18" table:formula="of:=[.K11]+SUM([.K22];[.K33])" office:value-type="float" office:value="50" calcext:value-type="float">
            <text:p>50</text:p>
          </table:table-cell>
          <table:table-cell table:style-name="ce18" table:formula="of:=[.L11]+SUM([.L22];[.L33])" office:value-type="float" office:value="60" calcext:value-type="float">
            <text:p>60</text:p>
          </table:table-cell>
          <table:table-cell table:style-name="ce18" table:formula="of:=[.M11]+SUM([.M22];[.M33])" office:value-type="float" office:value="51.0306787322488" calcext:value-type="float">
            <text:p>51</text:p>
          </table:table-cell>
          <table:table-cell table:style-name="ce18" table:formula="of:=[.N11]+SUM([.N22];[.N33])" office:value-type="float" office:value="60.4" calcext:value-type="float">
            <text:p>60</text:p>
          </table:table-cell>
          <table:table-cell table:style-name="ce18" table:formula="of:=[.O11]+SUM([.O22];[.O33])" office:value-type="float" office:value="51.8" calcext:value-type="float">
            <text:p>52</text:p>
          </table:table-cell>
          <table:table-cell table:style-name="ce18" table:formula="of:=[.P11]+SUM([.P22];[.P33])" office:value-type="float" office:value="36" calcext:value-type="float">
            <text:p>36</text:p>
          </table:table-cell>
          <table:table-cell table:style-name="ce18" table:formula="of:=[.Q11]+SUM([.Q22];[.Q33])" office:value-type="float" office:value="44.5394282285028" calcext:value-type="float">
            <text:p>45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formula="of:=[.B12]+SUM([.B23];[.B34])" office:value-type="float" office:value="38" calcext:value-type="float">
            <text:p>38</text:p>
          </table:table-cell>
          <table:table-cell table:style-name="ce18" table:formula="of:=[.C12]+SUM([.C23];[.C34])" office:value-type="float" office:value="43" calcext:value-type="float">
            <text:p>43</text:p>
          </table:table-cell>
          <table:table-cell table:style-name="ce18" table:formula="of:=[.D12]+SUM([.D23];[.D34])" office:value-type="float" office:value="38" calcext:value-type="float">
            <text:p>38</text:p>
          </table:table-cell>
          <table:table-cell table:style-name="ce18" table:formula="of:=[.E12]+SUM([.E23];[.E34])" office:value-type="float" office:value="42" calcext:value-type="float">
            <text:p>42</text:p>
          </table:table-cell>
          <table:table-cell table:style-name="ce18" table:formula="of:=[.F12]+SUM([.F23];[.F34])" office:value-type="float" office:value="59" calcext:value-type="float">
            <text:p>59</text:p>
          </table:table-cell>
          <table:table-cell table:style-name="ce18" table:formula="of:=[.G12]+SUM([.G23];[.G34])" office:value-type="float" office:value="42" calcext:value-type="float">
            <text:p>42</text:p>
          </table:table-cell>
          <table:table-cell table:style-name="ce18" table:formula="of:=[.H12]+SUM([.H23];[.H34])" office:value-type="float" office:value="39" calcext:value-type="float">
            <text:p>39</text:p>
          </table:table-cell>
          <table:table-cell table:style-name="ce18" table:formula="of:=[.I12]+SUM([.I23];[.I34])" office:value-type="float" office:value="40" calcext:value-type="float">
            <text:p>40</text:p>
          </table:table-cell>
          <table:table-cell table:style-name="ce18" table:formula="of:=[.J12]+SUM([.J23];[.J34])" office:value-type="float" office:value="53" calcext:value-type="float">
            <text:p>53</text:p>
          </table:table-cell>
          <table:table-cell table:style-name="ce18" table:formula="of:=[.K12]+SUM([.K23];[.K34])" office:value-type="float" office:value="63" calcext:value-type="float">
            <text:p>63</text:p>
          </table:table-cell>
          <table:table-cell table:style-name="ce18" table:formula="of:=[.L12]+SUM([.L23];[.L34])" office:value-type="float" office:value="73" calcext:value-type="float">
            <text:p>73</text:p>
          </table:table-cell>
          <table:table-cell table:style-name="ce18" table:formula="of:=[.M12]+SUM([.M23];[.M34])" office:value-type="float" office:value="60.0460180983732" calcext:value-type="float">
            <text:p>60</text:p>
          </table:table-cell>
          <table:table-cell table:style-name="ce18" table:formula="of:=[.N12]+SUM([.N23];[.N34])" office:value-type="float" office:value="74.6" calcext:value-type="float">
            <text:p>75</text:p>
          </table:table-cell>
          <table:table-cell table:style-name="ce18" table:formula="of:=[.O12]+SUM([.O23];[.O34])" office:value-type="float" office:value="61.2" calcext:value-type="float">
            <text:p>61</text:p>
          </table:table-cell>
          <table:table-cell table:style-name="ce18" table:formula="of:=[.P12]+SUM([.P23];[.P34])" office:value-type="float" office:value="49" calcext:value-type="float">
            <text:p>49</text:p>
          </table:table-cell>
          <table:table-cell table:style-name="ce18" table:formula="of:=[.Q12]+SUM([.Q23];[.Q34])" office:value-type="float" office:value="58.3091423427543" calcext:value-type="float">
            <text:p>58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formula="of:=[.B13]+SUM([.B24];[.B35])" office:value-type="float" office:value="45" calcext:value-type="float">
            <text:p>45</text:p>
          </table:table-cell>
          <table:table-cell table:style-name="ce18" table:formula="of:=[.C13]+SUM([.C24];[.C35])" office:value-type="float" office:value="50" calcext:value-type="float">
            <text:p>50</text:p>
          </table:table-cell>
          <table:table-cell table:style-name="ce18" table:formula="of:=[.D13]+SUM([.D24];[.D35])" office:value-type="float" office:value="45" calcext:value-type="float">
            <text:p>45</text:p>
          </table:table-cell>
          <table:table-cell table:style-name="ce18" table:formula="of:=[.E13]+SUM([.E24];[.E35])" office:value-type="float" office:value="49" calcext:value-type="float">
            <text:p>49</text:p>
          </table:table-cell>
          <table:table-cell table:style-name="ce18" table:formula="of:=[.F13]+SUM([.F24];[.F35])" office:value-type="float" office:value="72" calcext:value-type="float">
            <text:p>72</text:p>
          </table:table-cell>
          <table:table-cell table:style-name="ce18" table:formula="of:=[.G13]+SUM([.G24];[.G35])" office:value-type="float" office:value="49" calcext:value-type="float">
            <text:p>49</text:p>
          </table:table-cell>
          <table:table-cell table:style-name="ce18" table:formula="of:=[.H13]+SUM([.H24];[.H35])" office:value-type="float" office:value="46" calcext:value-type="float">
            <text:p>46</text:p>
          </table:table-cell>
          <table:table-cell table:style-name="ce18" table:formula="of:=[.I13]+SUM([.I24];[.I35])" office:value-type="float" office:value="47" calcext:value-type="float">
            <text:p>47</text:p>
          </table:table-cell>
          <table:table-cell table:style-name="ce18" table:formula="of:=[.J13]+SUM([.J24];[.J35])" office:value-type="float" office:value="63" calcext:value-type="float">
            <text:p>63</text:p>
          </table:table-cell>
          <table:table-cell table:style-name="ce18" table:formula="of:=[.K13]+SUM([.K24];[.K35])" office:value-type="float" office:value="76" calcext:value-type="float">
            <text:p>76</text:p>
          </table:table-cell>
          <table:table-cell table:style-name="ce18" table:formula="of:=[.L13]+SUM([.L24];[.L35])" office:value-type="float" office:value="86" calcext:value-type="float">
            <text:p>86</text:p>
          </table:table-cell>
          <table:table-cell table:style-name="ce18" table:formula="of:=[.M13]+SUM([.M24];[.M35])" office:value-type="float" office:value="69.0613574644976" calcext:value-type="float">
            <text:p>69</text:p>
          </table:table-cell>
          <table:table-cell table:style-name="ce18" table:formula="of:=[.N13]+SUM([.N24];[.N35])" office:value-type="float" office:value="88.8" calcext:value-type="float">
            <text:p>89</text:p>
          </table:table-cell>
          <table:table-cell table:style-name="ce18" table:formula="of:=[.O13]+SUM([.O24];[.O35])" office:value-type="float" office:value="70.6" calcext:value-type="float">
            <text:p>71</text:p>
          </table:table-cell>
          <table:table-cell table:style-name="ce18" table:formula="of:=[.P13]+SUM([.P24];[.P35])" office:value-type="float" office:value="62" calcext:value-type="float">
            <text:p>62</text:p>
          </table:table-cell>
          <table:table-cell table:style-name="ce18" table:formula="of:=[.Q13]+SUM([.Q24];[.Q35])" office:value-type="float" office:value="72.0788564570057" calcext:value-type="float">
            <text:p>72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table:formula="of:=[.B14]+SUM([.B25];[.B36])" office:value-type="float" office:value="52" calcext:value-type="float">
            <text:p>52</text:p>
          </table:table-cell>
          <table:table-cell table:style-name="ce18" table:formula="of:=[.C14]+SUM([.C25];[.C36])" office:value-type="float" office:value="57" calcext:value-type="float">
            <text:p>57</text:p>
          </table:table-cell>
          <table:table-cell table:style-name="ce18" table:formula="of:=[.D14]+SUM([.D25];[.D36])" office:value-type="float" office:value="52" calcext:value-type="float">
            <text:p>52</text:p>
          </table:table-cell>
          <table:table-cell table:style-name="ce18" table:formula="of:=[.E14]+SUM([.E25];[.E36])" office:value-type="float" office:value="56" calcext:value-type="float">
            <text:p>56</text:p>
          </table:table-cell>
          <table:table-cell table:style-name="ce18" table:formula="of:=[.F14]+SUM([.F25];[.F36])" office:value-type="float" office:value="85" calcext:value-type="float">
            <text:p>85</text:p>
          </table:table-cell>
          <table:table-cell table:style-name="ce18" table:formula="of:=[.G14]+SUM([.G25];[.G36])" office:value-type="float" office:value="56" calcext:value-type="float">
            <text:p>56</text:p>
          </table:table-cell>
          <table:table-cell table:style-name="ce18" table:formula="of:=[.H14]+SUM([.H25];[.H36])" office:value-type="float" office:value="53" calcext:value-type="float">
            <text:p>53</text:p>
          </table:table-cell>
          <table:table-cell table:style-name="ce18" table:formula="of:=[.I14]+SUM([.I25];[.I36])" office:value-type="float" office:value="54" calcext:value-type="float">
            <text:p>54</text:p>
          </table:table-cell>
          <table:table-cell table:style-name="ce18" table:formula="of:=[.J14]+SUM([.J25];[.J36])" office:value-type="float" office:value="73" calcext:value-type="float">
            <text:p>73</text:p>
          </table:table-cell>
          <table:table-cell table:style-name="ce18" table:formula="of:=[.K14]+SUM([.K25];[.K36])" office:value-type="float" office:value="89" calcext:value-type="float">
            <text:p>89</text:p>
          </table:table-cell>
          <table:table-cell table:style-name="ce18" table:formula="of:=[.L14]+SUM([.L25];[.L36])" office:value-type="float" office:value="99" calcext:value-type="float">
            <text:p>99</text:p>
          </table:table-cell>
          <table:table-cell table:style-name="ce18" table:formula="of:=[.M14]+SUM([.M25];[.M36])" office:value-type="float" office:value="78.076696830622" calcext:value-type="float">
            <text:p>78</text:p>
          </table:table-cell>
          <table:table-cell table:style-name="ce18" table:formula="of:=[.N14]+SUM([.N25];[.N36])" office:value-type="float" office:value="103" calcext:value-type="float">
            <text:p>103</text:p>
          </table:table-cell>
          <table:table-cell table:style-name="ce18" table:formula="of:=[.O14]+SUM([.O25];[.O36])" office:value-type="float" office:value="80" calcext:value-type="float">
            <text:p>80</text:p>
          </table:table-cell>
          <table:table-cell table:style-name="ce18" table:formula="of:=[.P14]+SUM([.P25];[.P36])" office:value-type="float" office:value="75" calcext:value-type="float">
            <text:p>75</text:p>
          </table:table-cell>
          <table:table-cell table:style-name="ce18" table:formula="of:=[.Q14]+SUM([.Q25];[.Q36])" office:value-type="float" office:value="85.8485705712571" calcext:value-type="float">
            <text:p>86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table:formula="of:=[.B15]+SUM([.B26];[.B37])" office:value-type="float" office:value="59" calcext:value-type="float">
            <text:p>59</text:p>
          </table:table-cell>
          <table:table-cell table:style-name="ce18" table:formula="of:=[.C15]+SUM([.C26];[.C37])" office:value-type="float" office:value="64" calcext:value-type="float">
            <text:p>64</text:p>
          </table:table-cell>
          <table:table-cell table:style-name="ce18" table:formula="of:=[.D15]+SUM([.D26];[.D37])" office:value-type="float" office:value="59" calcext:value-type="float">
            <text:p>59</text:p>
          </table:table-cell>
          <table:table-cell table:style-name="ce18" table:formula="of:=[.E15]+SUM([.E26];[.E37])" office:value-type="float" office:value="63" calcext:value-type="float">
            <text:p>63</text:p>
          </table:table-cell>
          <table:table-cell table:style-name="ce18" table:formula="of:=[.F15]+SUM([.F26];[.F37])" office:value-type="float" office:value="98" calcext:value-type="float">
            <text:p>98</text:p>
          </table:table-cell>
          <table:table-cell table:style-name="ce18" table:formula="of:=[.G15]+SUM([.G26];[.G37])" office:value-type="float" office:value="63" calcext:value-type="float">
            <text:p>63</text:p>
          </table:table-cell>
          <table:table-cell table:style-name="ce18" table:formula="of:=[.H15]+SUM([.H26];[.H37])" office:value-type="float" office:value="60" calcext:value-type="float">
            <text:p>60</text:p>
          </table:table-cell>
          <table:table-cell table:style-name="ce18" table:formula="of:=[.I15]+SUM([.I26];[.I37])" office:value-type="float" office:value="61" calcext:value-type="float">
            <text:p>61</text:p>
          </table:table-cell>
          <table:table-cell table:style-name="ce18" table:formula="of:=[.J15]+SUM([.J26];[.J37])" office:value-type="float" office:value="83" calcext:value-type="float">
            <text:p>83</text:p>
          </table:table-cell>
          <table:table-cell table:style-name="ce18" table:formula="of:=[.K15]+SUM([.K26];[.K37])" office:value-type="float" office:value="102" calcext:value-type="float">
            <text:p>102</text:p>
          </table:table-cell>
          <table:table-cell table:style-name="ce18" table:formula="of:=[.L15]+SUM([.L26];[.L37])" office:value-type="float" office:value="112" calcext:value-type="float">
            <text:p>112</text:p>
          </table:table-cell>
          <table:table-cell table:style-name="ce18" table:formula="of:=[.M15]+SUM([.M26];[.M37])" office:value-type="float" office:value="87.0920361967464" calcext:value-type="float">
            <text:p>87</text:p>
          </table:table-cell>
          <table:table-cell table:style-name="ce18" table:formula="of:=[.N15]+SUM([.N26];[.N37])" office:value-type="float" office:value="117.2" calcext:value-type="float">
            <text:p>117</text:p>
          </table:table-cell>
          <table:table-cell table:style-name="ce18" table:formula="of:=[.O15]+SUM([.O26];[.O37])" office:value-type="float" office:value="89.4" calcext:value-type="float">
            <text:p>89</text:p>
          </table:table-cell>
          <table:table-cell table:style-name="ce18" table:formula="of:=[.P15]+SUM([.P26];[.P37])" office:value-type="float" office:value="88" calcext:value-type="float">
            <text:p>88</text:p>
          </table:table-cell>
          <table:table-cell table:style-name="ce18" table:formula="of:=[.Q15]+SUM([.Q26];[.Q37])" office:value-type="float" office:value="99.6182846855085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table:formula="of:=[.B16]+SUM([.B27];[.B38])" office:value-type="float" office:value="66" calcext:value-type="float">
            <text:p>66</text:p>
          </table:table-cell>
          <table:table-cell table:style-name="ce18" table:formula="of:=[.C16]+SUM([.C27];[.C38])" office:value-type="float" office:value="71" calcext:value-type="float">
            <text:p>71</text:p>
          </table:table-cell>
          <table:table-cell table:style-name="ce18" table:formula="of:=[.D16]+SUM([.D27];[.D38])" office:value-type="float" office:value="66" calcext:value-type="float">
            <text:p>66</text:p>
          </table:table-cell>
          <table:table-cell table:style-name="ce18" table:formula="of:=[.E16]+SUM([.E27];[.E38])" office:value-type="float" office:value="70" calcext:value-type="float">
            <text:p>70</text:p>
          </table:table-cell>
          <table:table-cell table:style-name="ce18" table:formula="of:=[.F16]+SUM([.F27];[.F38])" office:value-type="float" office:value="111" calcext:value-type="float">
            <text:p>111</text:p>
          </table:table-cell>
          <table:table-cell table:style-name="ce18" table:formula="of:=[.G16]+SUM([.G27];[.G38])" office:value-type="float" office:value="70" calcext:value-type="float">
            <text:p>70</text:p>
          </table:table-cell>
          <table:table-cell table:style-name="ce18" table:formula="of:=[.H16]+SUM([.H27];[.H38])" office:value-type="float" office:value="67" calcext:value-type="float">
            <text:p>67</text:p>
          </table:table-cell>
          <table:table-cell table:style-name="ce18" table:formula="of:=[.I16]+SUM([.I27];[.I38])" office:value-type="float" office:value="68" calcext:value-type="float">
            <text:p>68</text:p>
          </table:table-cell>
          <table:table-cell table:style-name="ce18" table:formula="of:=[.J16]+SUM([.J27];[.J38])" office:value-type="float" office:value="93" calcext:value-type="float">
            <text:p>93</text:p>
          </table:table-cell>
          <table:table-cell table:style-name="ce18" table:formula="of:=[.K16]+SUM([.K27];[.K38])" office:value-type="float" office:value="115" calcext:value-type="float">
            <text:p>115</text:p>
          </table:table-cell>
          <table:table-cell table:style-name="ce18" table:formula="of:=[.L16]+SUM([.L27];[.L38])" office:value-type="float" office:value="125" calcext:value-type="float">
            <text:p>125</text:p>
          </table:table-cell>
          <table:table-cell table:style-name="ce18" table:formula="of:=[.M16]+SUM([.M27];[.M38])" office:value-type="float" office:value="96.1073755628708" calcext:value-type="float">
            <text:p>96</text:p>
          </table:table-cell>
          <table:table-cell table:style-name="ce18" table:formula="of:=[.N16]+SUM([.N27];[.N38])" office:value-type="float" office:value="131.4" calcext:value-type="float">
            <text:p>131</text:p>
          </table:table-cell>
          <table:table-cell table:style-name="ce18" table:formula="of:=[.O16]+SUM([.O27];[.O38])" office:value-type="float" office:value="98.8" calcext:value-type="float">
            <text:p>99</text:p>
          </table:table-cell>
          <table:table-cell table:style-name="ce18" table:formula="of:=[.P16]+SUM([.P27];[.P38])" office:value-type="float" office:value="101" calcext:value-type="float">
            <text:p>101</text:p>
          </table:table-cell>
          <table:table-cell table:style-name="ce18" table:formula="of:=[.Q16]+SUM([.Q27];[.Q38])" office:value-type="float" office:value="113.38799879976" calcext:value-type="float">
            <text:p>113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table:formula="of:=[.B17]+SUM([.B28];[.B39])" office:value-type="float" office:value="73" calcext:value-type="float">
            <text:p>73</text:p>
          </table:table-cell>
          <table:table-cell table:style-name="ce18" table:formula="of:=[.C17]+SUM([.C28];[.C39])" office:value-type="float" office:value="78" calcext:value-type="float">
            <text:p>78</text:p>
          </table:table-cell>
          <table:table-cell table:style-name="ce18" table:formula="of:=[.D17]+SUM([.D28];[.D39])" office:value-type="float" office:value="73" calcext:value-type="float">
            <text:p>73</text:p>
          </table:table-cell>
          <table:table-cell table:style-name="ce18" table:formula="of:=[.E17]+SUM([.E28];[.E39])" office:value-type="float" office:value="77" calcext:value-type="float">
            <text:p>77</text:p>
          </table:table-cell>
          <table:table-cell table:style-name="ce18" table:formula="of:=[.F17]+SUM([.F28];[.F39])" office:value-type="float" office:value="124" calcext:value-type="float">
            <text:p>124</text:p>
          </table:table-cell>
          <table:table-cell table:style-name="ce18" table:formula="of:=[.G17]+SUM([.G28];[.G39])" office:value-type="float" office:value="77" calcext:value-type="float">
            <text:p>77</text:p>
          </table:table-cell>
          <table:table-cell table:style-name="ce18" table:formula="of:=[.H17]+SUM([.H28];[.H39])" office:value-type="float" office:value="74" calcext:value-type="float">
            <text:p>74</text:p>
          </table:table-cell>
          <table:table-cell table:style-name="ce18" table:formula="of:=[.I17]+SUM([.I28];[.I39])" office:value-type="float" office:value="75" calcext:value-type="float">
            <text:p>75</text:p>
          </table:table-cell>
          <table:table-cell table:style-name="ce18" table:formula="of:=[.J17]+SUM([.J28];[.J39])" office:value-type="float" office:value="103" calcext:value-type="float">
            <text:p>103</text:p>
          </table:table-cell>
          <table:table-cell table:style-name="ce18" table:formula="of:=[.K17]+SUM([.K28];[.K39])" office:value-type="float" office:value="128" calcext:value-type="float">
            <text:p>128</text:p>
          </table:table-cell>
          <table:table-cell table:style-name="ce18" table:formula="of:=[.L17]+SUM([.L28];[.L39])" office:value-type="float" office:value="138" calcext:value-type="float">
            <text:p>138</text:p>
          </table:table-cell>
          <table:table-cell table:style-name="ce18" table:formula="of:=[.M17]+SUM([.M28];[.M39])" office:value-type="float" office:value="105.122714928995" calcext:value-type="float">
            <text:p>105</text:p>
          </table:table-cell>
          <table:table-cell table:style-name="ce18" table:formula="of:=[.N17]+SUM([.N28];[.N39])" office:value-type="float" office:value="145.6" calcext:value-type="float">
            <text:p>146</text:p>
          </table:table-cell>
          <table:table-cell table:style-name="ce18" table:formula="of:=[.O17]+SUM([.O28];[.O39])" office:value-type="float" office:value="108.2" calcext:value-type="float">
            <text:p>108</text:p>
          </table:table-cell>
          <table:table-cell table:style-name="ce18" table:formula="of:=[.P17]+SUM([.P28];[.P39])" office:value-type="float" office:value="114" calcext:value-type="float">
            <text:p>114</text:p>
          </table:table-cell>
          <table:table-cell table:style-name="ce18" table:formula="of:=[.Q17]+SUM([.Q28];[.Q39])" office:value-type="float" office:value="127.157712914011" calcext:value-type="float">
            <text:p>127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table:formula="of:=[.B18]+SUM([.B29];[.B40])" office:value-type="float" office:value="80" calcext:value-type="float">
            <text:p>80</text:p>
          </table:table-cell>
          <table:table-cell table:style-name="ce18" table:formula="of:=[.C18]+SUM([.C29];[.C40])" office:value-type="float" office:value="85" calcext:value-type="float">
            <text:p>85</text:p>
          </table:table-cell>
          <table:table-cell table:style-name="ce18" table:formula="of:=[.D18]+SUM([.D29];[.D40])" office:value-type="float" office:value="80" calcext:value-type="float">
            <text:p>80</text:p>
          </table:table-cell>
          <table:table-cell table:style-name="ce18" table:formula="of:=[.E18]+SUM([.E29];[.E40])" office:value-type="float" office:value="84" calcext:value-type="float">
            <text:p>84</text:p>
          </table:table-cell>
          <table:table-cell table:style-name="ce18" table:formula="of:=[.F18]+SUM([.F29];[.F40])" office:value-type="float" office:value="137" calcext:value-type="float">
            <text:p>137</text:p>
          </table:table-cell>
          <table:table-cell table:style-name="ce18" table:formula="of:=[.G18]+SUM([.G29];[.G40])" office:value-type="float" office:value="84" calcext:value-type="float">
            <text:p>84</text:p>
          </table:table-cell>
          <table:table-cell table:style-name="ce18" table:formula="of:=[.H18]+SUM([.H29];[.H40])" office:value-type="float" office:value="81" calcext:value-type="float">
            <text:p>81</text:p>
          </table:table-cell>
          <table:table-cell table:style-name="ce18" table:formula="of:=[.I18]+SUM([.I29];[.I40])" office:value-type="float" office:value="82" calcext:value-type="float">
            <text:p>82</text:p>
          </table:table-cell>
          <table:table-cell table:style-name="ce18" table:formula="of:=[.J18]+SUM([.J29];[.J40])" office:value-type="float" office:value="113" calcext:value-type="float">
            <text:p>113</text:p>
          </table:table-cell>
          <table:table-cell table:style-name="ce18" table:formula="of:=[.K18]+SUM([.K29];[.K40])" office:value-type="float" office:value="141" calcext:value-type="float">
            <text:p>141</text:p>
          </table:table-cell>
          <table:table-cell table:style-name="ce18" table:formula="of:=[.L18]+SUM([.L29];[.L40])" office:value-type="float" office:value="151" calcext:value-type="float">
            <text:p>151</text:p>
          </table:table-cell>
          <table:table-cell table:style-name="ce18" table:formula="of:=[.M18]+SUM([.M29];[.M40])" office:value-type="float" office:value="114.13805429512" calcext:value-type="float">
            <text:p>114</text:p>
          </table:table-cell>
          <table:table-cell table:style-name="ce18" table:formula="of:=[.N18]+SUM([.N29];[.N40])" office:value-type="float" office:value="159.8" calcext:value-type="float">
            <text:p>160</text:p>
          </table:table-cell>
          <table:table-cell table:style-name="ce18" table:formula="of:=[.O18]+SUM([.O29];[.O40])" office:value-type="float" office:value="117.6" calcext:value-type="float">
            <text:p>118</text:p>
          </table:table-cell>
          <table:table-cell table:style-name="ce18" table:formula="of:=[.P18]+SUM([.P29];[.P40])" office:value-type="float" office:value="127" calcext:value-type="float">
            <text:p>127</text:p>
          </table:table-cell>
          <table:table-cell table:style-name="ce18" table:formula="of:=[.Q18]+SUM([.Q29];[.Q40])" office:value-type="float" office:value="140.927427028263" calcext:value-type="float">
            <text:p>141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[.B19]+SUM([.B30];[.B41])" office:value-type="float" office:value="87" calcext:value-type="float">
            <text:p>87</text:p>
          </table:table-cell>
          <table:table-cell table:style-name="ce18" table:formula="of:=[.C19]+SUM([.C30];[.C41])" office:value-type="float" office:value="92" calcext:value-type="float">
            <text:p>92</text:p>
          </table:table-cell>
          <table:table-cell table:style-name="ce18" table:formula="of:=[.D19]+SUM([.D30];[.D41])" office:value-type="float" office:value="87" calcext:value-type="float">
            <text:p>87</text:p>
          </table:table-cell>
          <table:table-cell table:style-name="ce18" table:formula="of:=[.E19]+SUM([.E30];[.E41])" office:value-type="float" office:value="91" calcext:value-type="float">
            <text:p>91</text:p>
          </table:table-cell>
          <table:table-cell table:style-name="ce18" table:formula="of:=[.F19]+SUM([.F30];[.F41])" office:value-type="float" office:value="150" calcext:value-type="float">
            <text:p>150</text:p>
          </table:table-cell>
          <table:table-cell table:style-name="ce18" table:formula="of:=[.G19]+SUM([.G30];[.G41])" office:value-type="float" office:value="91" calcext:value-type="float">
            <text:p>91</text:p>
          </table:table-cell>
          <table:table-cell table:style-name="ce18" table:formula="of:=[.H19]+SUM([.H30];[.H41])" office:value-type="float" office:value="88" calcext:value-type="float">
            <text:p>88</text:p>
          </table:table-cell>
          <table:table-cell table:style-name="ce18" table:formula="of:=[.I19]+SUM([.I30];[.I41])" office:value-type="float" office:value="89" calcext:value-type="float">
            <text:p>89</text:p>
          </table:table-cell>
          <table:table-cell table:style-name="ce18" table:formula="of:=[.J19]+SUM([.J30];[.J41])" office:value-type="float" office:value="123" calcext:value-type="float">
            <text:p>123</text:p>
          </table:table-cell>
          <table:table-cell table:style-name="ce18" table:formula="of:=[.K19]+SUM([.K30];[.K41])" office:value-type="float" office:value="154" calcext:value-type="float">
            <text:p>154</text:p>
          </table:table-cell>
          <table:table-cell table:style-name="ce18" table:formula="of:=[.L19]+SUM([.L30];[.L41])" office:value-type="float" office:value="164" calcext:value-type="float">
            <text:p>164</text:p>
          </table:table-cell>
          <table:table-cell table:style-name="ce18" table:formula="of:=[.M19]+SUM([.M30];[.M41])" office:value-type="float" office:value="123.153393661244" calcext:value-type="float">
            <text:p>123</text:p>
          </table:table-cell>
          <table:table-cell table:style-name="ce18" table:formula="of:=[.N19]+SUM([.N30];[.N41])" office:value-type="float" office:value="174" calcext:value-type="float">
            <text:p>174</text:p>
          </table:table-cell>
          <table:table-cell table:style-name="ce18" table:formula="of:=[.O19]+SUM([.O30];[.O41])" office:value-type="float" office:value="127" calcext:value-type="float">
            <text:p>127</text:p>
          </table:table-cell>
          <table:table-cell table:style-name="ce18" table:formula="of:=[.P19]+SUM([.P30];[.P41])" office:value-type="float" office:value="140" calcext:value-type="float">
            <text:p>140</text:p>
          </table:table-cell>
          <table:table-cell table:style-name="ce18" table:formula="of:=[.Q19]+SUM([.Q30];[.Q41])" office:value-type="float" office:value="154.697141142514" calcext:value-type="float">
            <text:p>155</text:p>
          </table:table-cell>
          <table:table-cell table:number-columns-repeated="1004"/>
        </table:table-row>
        <table:table-row table:style-name="ro1">
          <table:table-cell/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string" calcext:value-type="string">
            <text:p>speed</text:p>
          </table:table-cell>
          <table:table-cell table:style-name="ce18" office:value-type="float" office:value="3" calcext:value-type="float">
            <text:p>3</text:p>
          </table:table-cell>
          <table:table-cell table:style-name="ce18" table:number-columns-repeated="5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string" calcext:value-type="string">
            <text:p>buff</text:p>
          </table:table-cell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table:formula="of:=VLOOKUP([.B$1];[$'weapon parameters'.$A:.$M];[.$B$54]+0;0)+VLOOKUP([.B$1];[$'weapon parameters'.$A:.$M];[.$B$54]+3;0)*[.$A56]" office:value-type="float" office:value="30" calcext:value-type="float">
            <text:p>30</text:p>
          </table:table-cell>
          <table:table-cell table:style-name="ce18" table:formula="of:=VLOOKUP([.C$1];[$'weapon parameters'.$A:.$M];[.$B$54]+0;0)+VLOOKUP([.C$1];[$'weapon parameters'.$A:.$M];[.$B$54]+3;0)*[.$A56]" office:value-type="float" office:value="30" calcext:value-type="float">
            <text:p>30</text:p>
          </table:table-cell>
          <table:table-cell table:style-name="ce18" table:formula="of:=VLOOKUP([.D$1];[$'weapon parameters'.$A:.$M];[.$B$54]+0;0)+VLOOKUP([.D$1];[$'weapon parameters'.$A:.$M];[.$B$54]+3;0)*[.$A56]" office:value-type="float" office:value="30" calcext:value-type="float">
            <text:p>30</text:p>
          </table:table-cell>
          <table:table-cell table:style-name="ce18" table:formula="of:=VLOOKUP([.E$1];[$'weapon parameters'.$A:.$M];[.$B$54]+0;0)+VLOOKUP([.E$1];[$'weapon parameters'.$A:.$M];[.$B$54]+3;0)*[.$A56]" office:value-type="float" office:value="30" calcext:value-type="float">
            <text:p>30</text:p>
          </table:table-cell>
          <table:table-cell table:style-name="ce18" table:formula="of:=VLOOKUP([.F$1];[$'weapon parameters'.$A:.$M];[.$B$54]+0;0)+VLOOKUP([.F$1];[$'weapon parameters'.$A:.$M];[.$B$54]+3;0)*[.$A56]" office:value-type="float" office:value="30" calcext:value-type="float">
            <text:p>30</text:p>
          </table:table-cell>
          <table:table-cell table:style-name="ce18" table:formula="of:=VLOOKUP([.G$1];[$'weapon parameters'.$A:.$M];[.$B$54]+0;0)+VLOOKUP([.G$1];[$'weapon parameters'.$A:.$M];[.$B$54]+3;0)*[.$A56]" office:value-type="float" office:value="30" calcext:value-type="float">
            <text:p>30</text:p>
          </table:table-cell>
          <table:table-cell table:style-name="ce18" table:formula="of:=VLOOKUP([.H$1];[$'weapon parameters'.$A:.$M];[.$B$54]+0;0)+VLOOKUP([.H$1];[$'weapon parameters'.$A:.$M];[.$B$54]+3;0)*[.$A56]" office:value-type="float" office:value="30" calcext:value-type="float">
            <text:p>30</text:p>
          </table:table-cell>
          <table:table-cell table:style-name="ce18" table:formula="of:=VLOOKUP([.I$1];[$'weapon parameters'.$A:.$M];[.$B$54]+0;0)+VLOOKUP([.I$1];[$'weapon parameters'.$A:.$M];[.$B$54]+3;0)*[.$A56]" office:value-type="float" office:value="30" calcext:value-type="float">
            <text:p>30</text:p>
          </table:table-cell>
          <table:table-cell table:style-name="ce18" table:formula="of:=VLOOKUP([.J$1];[$'weapon parameters'.$A:.$M];[.$B$54]+0;0)+VLOOKUP([.J$1];[$'weapon parameters'.$A:.$M];[.$B$54]+3;0)*[.$A56]" office:value-type="float" office:value="30" calcext:value-type="float">
            <text:p>30</text:p>
          </table:table-cell>
          <table:table-cell table:style-name="ce18" table:formula="of:=VLOOKUP([.K$1];[$'weapon parameters'.$A:.$M];[.$B$54]+0;0)+VLOOKUP([.K$1];[$'weapon parameters'.$A:.$M];[.$B$54]+3;0)*[.$A56]" office:value-type="float" office:value="30" calcext:value-type="float">
            <text:p>30</text:p>
          </table:table-cell>
          <table:table-cell table:style-name="ce18" table:formula="of:=VLOOKUP([.L$1];[$'weapon parameters'.$A:.$M];[.$B$54]+0;0)+VLOOKUP([.L$1];[$'weapon parameters'.$A:.$M];[.$B$54]+3;0)*[.$A56]" office:value-type="float" office:value="30" calcext:value-type="float">
            <text:p>30</text:p>
          </table:table-cell>
          <table:table-cell table:style-name="ce18" table:formula="of:=VLOOKUP([.M$1];[$'weapon parameters'.$A:.$M];[.$B$54]+0;0)+VLOOKUP([.M$1];[$'weapon parameters'.$A:.$M];[.$B$54]+3;0)*[.$A56]" office:value-type="float" office:value="30" calcext:value-type="float">
            <text:p>30</text:p>
          </table:table-cell>
          <table:table-cell table:style-name="ce18" table:formula="of:=VLOOKUP([.N$1];[$'weapon parameters'.$A:.$M];[.$B$54]+0;0)+VLOOKUP([.N$1];[$'weapon parameters'.$A:.$M];[.$B$54]+3;0)*[.$A56]" office:value-type="float" office:value="30" calcext:value-type="float">
            <text:p>30</text:p>
          </table:table-cell>
          <table:table-cell table:style-name="ce18" table:formula="of:=VLOOKUP([.O$1];[$'weapon parameters'.$A:.$M];[.$B$54]+0;0)+VLOOKUP([.O$1];[$'weapon parameters'.$A:.$M];[.$B$54]+3;0)*[.$A56]" office:value-type="float" office:value="30" calcext:value-type="float">
            <text:p>30</text:p>
          </table:table-cell>
          <table:table-cell table:style-name="ce18" table:formula="of:=VLOOKUP([.P$1];[$'weapon parameters'.$A:.$M];[.$B$54]+0;0)+VLOOKUP([.P$1];[$'weapon parameters'.$A:.$M];[.$B$54]+3;0)*[.$A56]" office:value-type="float" office:value="30" calcext:value-type="float">
            <text:p>30</text:p>
          </table:table-cell>
          <table:table-cell table:style-name="ce18" table:formula="of:=VLOOKUP([.Q$1];[$'weapon parameters'.$A:.$M];[.$B$54]+0;0)+VLOOKUP([.Q$1];[$'weapon parameters'.$A:.$M];[.$B$54]+3;0)*[.$A56]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VLOOKUP([.B$1];[$'weapon parameters'.$A:.$M];[.$B$54]+0;0)+VLOOKUP([.B$1];[$'weapon parameters'.$A:.$M];[.$B$54]+3;0)*[.$A57]" office:value-type="float" office:value="30" calcext:value-type="float">
            <text:p>30</text:p>
          </table:table-cell>
          <table:table-cell table:style-name="ce18" table:formula="of:=VLOOKUP([.C$1];[$'weapon parameters'.$A:.$M];[.$B$54]+0;0)+VLOOKUP([.C$1];[$'weapon parameters'.$A:.$M];[.$B$54]+3;0)*[.$A57]" office:value-type="float" office:value="30" calcext:value-type="float">
            <text:p>30</text:p>
          </table:table-cell>
          <table:table-cell table:style-name="ce18" table:formula="of:=VLOOKUP([.D$1];[$'weapon parameters'.$A:.$M];[.$B$54]+0;0)+VLOOKUP([.D$1];[$'weapon parameters'.$A:.$M];[.$B$54]+3;0)*[.$A57]" office:value-type="float" office:value="30" calcext:value-type="float">
            <text:p>30</text:p>
          </table:table-cell>
          <table:table-cell table:style-name="ce18" table:formula="of:=VLOOKUP([.E$1];[$'weapon parameters'.$A:.$M];[.$B$54]+0;0)+VLOOKUP([.E$1];[$'weapon parameters'.$A:.$M];[.$B$54]+3;0)*[.$A57]" office:value-type="float" office:value="30" calcext:value-type="float">
            <text:p>30</text:p>
          </table:table-cell>
          <table:table-cell table:style-name="ce18" table:formula="of:=VLOOKUP([.F$1];[$'weapon parameters'.$A:.$M];[.$B$54]+0;0)+VLOOKUP([.F$1];[$'weapon parameters'.$A:.$M];[.$B$54]+3;0)*[.$A57]" office:value-type="float" office:value="30" calcext:value-type="float">
            <text:p>30</text:p>
          </table:table-cell>
          <table:table-cell table:style-name="ce18" table:formula="of:=VLOOKUP([.G$1];[$'weapon parameters'.$A:.$M];[.$B$54]+0;0)+VLOOKUP([.G$1];[$'weapon parameters'.$A:.$M];[.$B$54]+3;0)*[.$A57]" office:value-type="float" office:value="30" calcext:value-type="float">
            <text:p>30</text:p>
          </table:table-cell>
          <table:table-cell table:style-name="ce18" table:formula="of:=VLOOKUP([.H$1];[$'weapon parameters'.$A:.$M];[.$B$54]+0;0)+VLOOKUP([.H$1];[$'weapon parameters'.$A:.$M];[.$B$54]+3;0)*[.$A57]" office:value-type="float" office:value="30" calcext:value-type="float">
            <text:p>30</text:p>
          </table:table-cell>
          <table:table-cell table:style-name="ce18" table:formula="of:=VLOOKUP([.I$1];[$'weapon parameters'.$A:.$M];[.$B$54]+0;0)+VLOOKUP([.I$1];[$'weapon parameters'.$A:.$M];[.$B$54]+3;0)*[.$A57]" office:value-type="float" office:value="30" calcext:value-type="float">
            <text:p>30</text:p>
          </table:table-cell>
          <table:table-cell table:style-name="ce18" table:formula="of:=VLOOKUP([.J$1];[$'weapon parameters'.$A:.$M];[.$B$54]+0;0)+VLOOKUP([.J$1];[$'weapon parameters'.$A:.$M];[.$B$54]+3;0)*[.$A57]" office:value-type="float" office:value="30" calcext:value-type="float">
            <text:p>30</text:p>
          </table:table-cell>
          <table:table-cell table:style-name="ce18" table:formula="of:=VLOOKUP([.K$1];[$'weapon parameters'.$A:.$M];[.$B$54]+0;0)+VLOOKUP([.K$1];[$'weapon parameters'.$A:.$M];[.$B$54]+3;0)*[.$A57]" office:value-type="float" office:value="30" calcext:value-type="float">
            <text:p>30</text:p>
          </table:table-cell>
          <table:table-cell table:style-name="ce18" table:formula="of:=VLOOKUP([.L$1];[$'weapon parameters'.$A:.$M];[.$B$54]+0;0)+VLOOKUP([.L$1];[$'weapon parameters'.$A:.$M];[.$B$54]+3;0)*[.$A57]" office:value-type="float" office:value="30" calcext:value-type="float">
            <text:p>30</text:p>
          </table:table-cell>
          <table:table-cell table:style-name="ce18" table:formula="of:=VLOOKUP([.M$1];[$'weapon parameters'.$A:.$M];[.$B$54]+0;0)+VLOOKUP([.M$1];[$'weapon parameters'.$A:.$M];[.$B$54]+3;0)*[.$A57]" office:value-type="float" office:value="30" calcext:value-type="float">
            <text:p>30</text:p>
          </table:table-cell>
          <table:table-cell table:style-name="ce18" table:formula="of:=VLOOKUP([.N$1];[$'weapon parameters'.$A:.$M];[.$B$54]+0;0)+VLOOKUP([.N$1];[$'weapon parameters'.$A:.$M];[.$B$54]+3;0)*[.$A57]" office:value-type="float" office:value="30" calcext:value-type="float">
            <text:p>30</text:p>
          </table:table-cell>
          <table:table-cell table:style-name="ce18" table:formula="of:=VLOOKUP([.O$1];[$'weapon parameters'.$A:.$M];[.$B$54]+0;0)+VLOOKUP([.O$1];[$'weapon parameters'.$A:.$M];[.$B$54]+3;0)*[.$A57]" office:value-type="float" office:value="30" calcext:value-type="float">
            <text:p>30</text:p>
          </table:table-cell>
          <table:table-cell table:style-name="ce18" table:formula="of:=VLOOKUP([.P$1];[$'weapon parameters'.$A:.$M];[.$B$54]+0;0)+VLOOKUP([.P$1];[$'weapon parameters'.$A:.$M];[.$B$54]+3;0)*[.$A57]" office:value-type="float" office:value="30" calcext:value-type="float">
            <text:p>30</text:p>
          </table:table-cell>
          <table:table-cell table:style-name="ce18" table:formula="of:=VLOOKUP([.Q$1];[$'weapon parameters'.$A:.$M];[.$B$54]+0;0)+VLOOKUP([.Q$1];[$'weapon parameters'.$A:.$M];[.$B$54]+3;0)*[.$A57]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formula="of:=VLOOKUP([.B$1];[$'weapon parameters'.$A:.$M];[.$B$54]+0;0)+VLOOKUP([.B$1];[$'weapon parameters'.$A:.$M];[.$B$54]+3;0)*[.$A58]" office:value-type="float" office:value="30" calcext:value-type="float">
            <text:p>30</text:p>
          </table:table-cell>
          <table:table-cell table:style-name="ce18" table:formula="of:=VLOOKUP([.C$1];[$'weapon parameters'.$A:.$M];[.$B$54]+0;0)+VLOOKUP([.C$1];[$'weapon parameters'.$A:.$M];[.$B$54]+3;0)*[.$A58]" office:value-type="float" office:value="30" calcext:value-type="float">
            <text:p>30</text:p>
          </table:table-cell>
          <table:table-cell table:style-name="ce18" table:formula="of:=VLOOKUP([.D$1];[$'weapon parameters'.$A:.$M];[.$B$54]+0;0)+VLOOKUP([.D$1];[$'weapon parameters'.$A:.$M];[.$B$54]+3;0)*[.$A58]" office:value-type="float" office:value="30" calcext:value-type="float">
            <text:p>30</text:p>
          </table:table-cell>
          <table:table-cell table:style-name="ce18" table:formula="of:=VLOOKUP([.E$1];[$'weapon parameters'.$A:.$M];[.$B$54]+0;0)+VLOOKUP([.E$1];[$'weapon parameters'.$A:.$M];[.$B$54]+3;0)*[.$A58]" office:value-type="float" office:value="30" calcext:value-type="float">
            <text:p>30</text:p>
          </table:table-cell>
          <table:table-cell table:style-name="ce18" table:formula="of:=VLOOKUP([.F$1];[$'weapon parameters'.$A:.$M];[.$B$54]+0;0)+VLOOKUP([.F$1];[$'weapon parameters'.$A:.$M];[.$B$54]+3;0)*[.$A58]" office:value-type="float" office:value="30" calcext:value-type="float">
            <text:p>30</text:p>
          </table:table-cell>
          <table:table-cell table:style-name="ce18" table:formula="of:=VLOOKUP([.G$1];[$'weapon parameters'.$A:.$M];[.$B$54]+0;0)+VLOOKUP([.G$1];[$'weapon parameters'.$A:.$M];[.$B$54]+3;0)*[.$A58]" office:value-type="float" office:value="30" calcext:value-type="float">
            <text:p>30</text:p>
          </table:table-cell>
          <table:table-cell table:style-name="ce18" table:formula="of:=VLOOKUP([.H$1];[$'weapon parameters'.$A:.$M];[.$B$54]+0;0)+VLOOKUP([.H$1];[$'weapon parameters'.$A:.$M];[.$B$54]+3;0)*[.$A58]" office:value-type="float" office:value="30" calcext:value-type="float">
            <text:p>30</text:p>
          </table:table-cell>
          <table:table-cell table:style-name="ce18" table:formula="of:=VLOOKUP([.I$1];[$'weapon parameters'.$A:.$M];[.$B$54]+0;0)+VLOOKUP([.I$1];[$'weapon parameters'.$A:.$M];[.$B$54]+3;0)*[.$A58]" office:value-type="float" office:value="30" calcext:value-type="float">
            <text:p>30</text:p>
          </table:table-cell>
          <table:table-cell table:style-name="ce18" table:formula="of:=VLOOKUP([.J$1];[$'weapon parameters'.$A:.$M];[.$B$54]+0;0)+VLOOKUP([.J$1];[$'weapon parameters'.$A:.$M];[.$B$54]+3;0)*[.$A58]" office:value-type="float" office:value="30" calcext:value-type="float">
            <text:p>30</text:p>
          </table:table-cell>
          <table:table-cell table:style-name="ce18" table:formula="of:=VLOOKUP([.K$1];[$'weapon parameters'.$A:.$M];[.$B$54]+0;0)+VLOOKUP([.K$1];[$'weapon parameters'.$A:.$M];[.$B$54]+3;0)*[.$A58]" office:value-type="float" office:value="30" calcext:value-type="float">
            <text:p>30</text:p>
          </table:table-cell>
          <table:table-cell table:style-name="ce18" table:formula="of:=VLOOKUP([.L$1];[$'weapon parameters'.$A:.$M];[.$B$54]+0;0)+VLOOKUP([.L$1];[$'weapon parameters'.$A:.$M];[.$B$54]+3;0)*[.$A58]" office:value-type="float" office:value="30" calcext:value-type="float">
            <text:p>30</text:p>
          </table:table-cell>
          <table:table-cell table:style-name="ce18" table:formula="of:=VLOOKUP([.M$1];[$'weapon parameters'.$A:.$M];[.$B$54]+0;0)+VLOOKUP([.M$1];[$'weapon parameters'.$A:.$M];[.$B$54]+3;0)*[.$A58]" office:value-type="float" office:value="30" calcext:value-type="float">
            <text:p>30</text:p>
          </table:table-cell>
          <table:table-cell table:style-name="ce18" table:formula="of:=VLOOKUP([.N$1];[$'weapon parameters'.$A:.$M];[.$B$54]+0;0)+VLOOKUP([.N$1];[$'weapon parameters'.$A:.$M];[.$B$54]+3;0)*[.$A58]" office:value-type="float" office:value="30" calcext:value-type="float">
            <text:p>30</text:p>
          </table:table-cell>
          <table:table-cell table:style-name="ce18" table:formula="of:=VLOOKUP([.O$1];[$'weapon parameters'.$A:.$M];[.$B$54]+0;0)+VLOOKUP([.O$1];[$'weapon parameters'.$A:.$M];[.$B$54]+3;0)*[.$A58]" office:value-type="float" office:value="30" calcext:value-type="float">
            <text:p>30</text:p>
          </table:table-cell>
          <table:table-cell table:style-name="ce18" table:formula="of:=VLOOKUP([.P$1];[$'weapon parameters'.$A:.$M];[.$B$54]+0;0)+VLOOKUP([.P$1];[$'weapon parameters'.$A:.$M];[.$B$54]+3;0)*[.$A58]" office:value-type="float" office:value="30" calcext:value-type="float">
            <text:p>30</text:p>
          </table:table-cell>
          <table:table-cell table:style-name="ce18" table:formula="of:=VLOOKUP([.Q$1];[$'weapon parameters'.$A:.$M];[.$B$54]+0;0)+VLOOKUP([.Q$1];[$'weapon parameters'.$A:.$M];[.$B$54]+3;0)*[.$A58]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formula="of:=VLOOKUP([.B$1];[$'weapon parameters'.$A:.$M];[.$B$54]+0;0)+VLOOKUP([.B$1];[$'weapon parameters'.$A:.$M];[.$B$54]+3;0)*[.$A59]" office:value-type="float" office:value="30" calcext:value-type="float">
            <text:p>30</text:p>
          </table:table-cell>
          <table:table-cell table:style-name="ce18" table:formula="of:=VLOOKUP([.C$1];[$'weapon parameters'.$A:.$M];[.$B$54]+0;0)+VLOOKUP([.C$1];[$'weapon parameters'.$A:.$M];[.$B$54]+3;0)*[.$A59]" office:value-type="float" office:value="30" calcext:value-type="float">
            <text:p>30</text:p>
          </table:table-cell>
          <table:table-cell table:style-name="ce18" table:formula="of:=VLOOKUP([.D$1];[$'weapon parameters'.$A:.$M];[.$B$54]+0;0)+VLOOKUP([.D$1];[$'weapon parameters'.$A:.$M];[.$B$54]+3;0)*[.$A59]" office:value-type="float" office:value="30" calcext:value-type="float">
            <text:p>30</text:p>
          </table:table-cell>
          <table:table-cell table:style-name="ce18" table:formula="of:=VLOOKUP([.E$1];[$'weapon parameters'.$A:.$M];[.$B$54]+0;0)+VLOOKUP([.E$1];[$'weapon parameters'.$A:.$M];[.$B$54]+3;0)*[.$A59]" office:value-type="float" office:value="30" calcext:value-type="float">
            <text:p>30</text:p>
          </table:table-cell>
          <table:table-cell table:style-name="ce18" table:formula="of:=VLOOKUP([.F$1];[$'weapon parameters'.$A:.$M];[.$B$54]+0;0)+VLOOKUP([.F$1];[$'weapon parameters'.$A:.$M];[.$B$54]+3;0)*[.$A59]" office:value-type="float" office:value="30" calcext:value-type="float">
            <text:p>30</text:p>
          </table:table-cell>
          <table:table-cell table:style-name="ce18" table:formula="of:=VLOOKUP([.G$1];[$'weapon parameters'.$A:.$M];[.$B$54]+0;0)+VLOOKUP([.G$1];[$'weapon parameters'.$A:.$M];[.$B$54]+3;0)*[.$A59]" office:value-type="float" office:value="30" calcext:value-type="float">
            <text:p>30</text:p>
          </table:table-cell>
          <table:table-cell table:style-name="ce18" table:formula="of:=VLOOKUP([.H$1];[$'weapon parameters'.$A:.$M];[.$B$54]+0;0)+VLOOKUP([.H$1];[$'weapon parameters'.$A:.$M];[.$B$54]+3;0)*[.$A59]" office:value-type="float" office:value="30" calcext:value-type="float">
            <text:p>30</text:p>
          </table:table-cell>
          <table:table-cell table:style-name="ce18" table:formula="of:=VLOOKUP([.I$1];[$'weapon parameters'.$A:.$M];[.$B$54]+0;0)+VLOOKUP([.I$1];[$'weapon parameters'.$A:.$M];[.$B$54]+3;0)*[.$A59]" office:value-type="float" office:value="30" calcext:value-type="float">
            <text:p>30</text:p>
          </table:table-cell>
          <table:table-cell table:style-name="ce18" table:formula="of:=VLOOKUP([.J$1];[$'weapon parameters'.$A:.$M];[.$B$54]+0;0)+VLOOKUP([.J$1];[$'weapon parameters'.$A:.$M];[.$B$54]+3;0)*[.$A59]" office:value-type="float" office:value="30" calcext:value-type="float">
            <text:p>30</text:p>
          </table:table-cell>
          <table:table-cell table:style-name="ce18" table:formula="of:=VLOOKUP([.K$1];[$'weapon parameters'.$A:.$M];[.$B$54]+0;0)+VLOOKUP([.K$1];[$'weapon parameters'.$A:.$M];[.$B$54]+3;0)*[.$A59]" office:value-type="float" office:value="30" calcext:value-type="float">
            <text:p>30</text:p>
          </table:table-cell>
          <table:table-cell table:style-name="ce18" table:formula="of:=VLOOKUP([.L$1];[$'weapon parameters'.$A:.$M];[.$B$54]+0;0)+VLOOKUP([.L$1];[$'weapon parameters'.$A:.$M];[.$B$54]+3;0)*[.$A59]" office:value-type="float" office:value="30" calcext:value-type="float">
            <text:p>30</text:p>
          </table:table-cell>
          <table:table-cell table:style-name="ce18" table:formula="of:=VLOOKUP([.M$1];[$'weapon parameters'.$A:.$M];[.$B$54]+0;0)+VLOOKUP([.M$1];[$'weapon parameters'.$A:.$M];[.$B$54]+3;0)*[.$A59]" office:value-type="float" office:value="30" calcext:value-type="float">
            <text:p>30</text:p>
          </table:table-cell>
          <table:table-cell table:style-name="ce18" table:formula="of:=VLOOKUP([.N$1];[$'weapon parameters'.$A:.$M];[.$B$54]+0;0)+VLOOKUP([.N$1];[$'weapon parameters'.$A:.$M];[.$B$54]+3;0)*[.$A59]" office:value-type="float" office:value="30" calcext:value-type="float">
            <text:p>30</text:p>
          </table:table-cell>
          <table:table-cell table:style-name="ce18" table:formula="of:=VLOOKUP([.O$1];[$'weapon parameters'.$A:.$M];[.$B$54]+0;0)+VLOOKUP([.O$1];[$'weapon parameters'.$A:.$M];[.$B$54]+3;0)*[.$A59]" office:value-type="float" office:value="30" calcext:value-type="float">
            <text:p>30</text:p>
          </table:table-cell>
          <table:table-cell table:style-name="ce18" table:formula="of:=VLOOKUP([.P$1];[$'weapon parameters'.$A:.$M];[.$B$54]+0;0)+VLOOKUP([.P$1];[$'weapon parameters'.$A:.$M];[.$B$54]+3;0)*[.$A59]" office:value-type="float" office:value="30" calcext:value-type="float">
            <text:p>30</text:p>
          </table:table-cell>
          <table:table-cell table:style-name="ce18" table:formula="of:=VLOOKUP([.Q$1];[$'weapon parameters'.$A:.$M];[.$B$54]+0;0)+VLOOKUP([.Q$1];[$'weapon parameters'.$A:.$M];[.$B$54]+3;0)*[.$A59]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table:formula="of:=VLOOKUP([.B$1];[$'weapon parameters'.$A:.$M];[.$B$54]+0;0)+VLOOKUP([.B$1];[$'weapon parameters'.$A:.$M];[.$B$54]+3;0)*[.$A60]" office:value-type="float" office:value="30" calcext:value-type="float">
            <text:p>30</text:p>
          </table:table-cell>
          <table:table-cell table:style-name="ce18" table:formula="of:=VLOOKUP([.C$1];[$'weapon parameters'.$A:.$M];[.$B$54]+0;0)+VLOOKUP([.C$1];[$'weapon parameters'.$A:.$M];[.$B$54]+3;0)*[.$A60]" office:value-type="float" office:value="30" calcext:value-type="float">
            <text:p>30</text:p>
          </table:table-cell>
          <table:table-cell table:style-name="ce18" table:formula="of:=VLOOKUP([.D$1];[$'weapon parameters'.$A:.$M];[.$B$54]+0;0)+VLOOKUP([.D$1];[$'weapon parameters'.$A:.$M];[.$B$54]+3;0)*[.$A60]" office:value-type="float" office:value="30" calcext:value-type="float">
            <text:p>30</text:p>
          </table:table-cell>
          <table:table-cell table:style-name="ce18" table:formula="of:=VLOOKUP([.E$1];[$'weapon parameters'.$A:.$M];[.$B$54]+0;0)+VLOOKUP([.E$1];[$'weapon parameters'.$A:.$M];[.$B$54]+3;0)*[.$A60]" office:value-type="float" office:value="30" calcext:value-type="float">
            <text:p>30</text:p>
          </table:table-cell>
          <table:table-cell table:style-name="ce18" table:formula="of:=VLOOKUP([.F$1];[$'weapon parameters'.$A:.$M];[.$B$54]+0;0)+VLOOKUP([.F$1];[$'weapon parameters'.$A:.$M];[.$B$54]+3;0)*[.$A60]" office:value-type="float" office:value="30" calcext:value-type="float">
            <text:p>30</text:p>
          </table:table-cell>
          <table:table-cell table:style-name="ce18" table:formula="of:=VLOOKUP([.G$1];[$'weapon parameters'.$A:.$M];[.$B$54]+0;0)+VLOOKUP([.G$1];[$'weapon parameters'.$A:.$M];[.$B$54]+3;0)*[.$A60]" office:value-type="float" office:value="30" calcext:value-type="float">
            <text:p>30</text:p>
          </table:table-cell>
          <table:table-cell table:style-name="ce18" table:formula="of:=VLOOKUP([.H$1];[$'weapon parameters'.$A:.$M];[.$B$54]+0;0)+VLOOKUP([.H$1];[$'weapon parameters'.$A:.$M];[.$B$54]+3;0)*[.$A60]" office:value-type="float" office:value="30" calcext:value-type="float">
            <text:p>30</text:p>
          </table:table-cell>
          <table:table-cell table:style-name="ce18" table:formula="of:=VLOOKUP([.I$1];[$'weapon parameters'.$A:.$M];[.$B$54]+0;0)+VLOOKUP([.I$1];[$'weapon parameters'.$A:.$M];[.$B$54]+3;0)*[.$A60]" office:value-type="float" office:value="30" calcext:value-type="float">
            <text:p>30</text:p>
          </table:table-cell>
          <table:table-cell table:style-name="ce18" table:formula="of:=VLOOKUP([.J$1];[$'weapon parameters'.$A:.$M];[.$B$54]+0;0)+VLOOKUP([.J$1];[$'weapon parameters'.$A:.$M];[.$B$54]+3;0)*[.$A60]" office:value-type="float" office:value="30" calcext:value-type="float">
            <text:p>30</text:p>
          </table:table-cell>
          <table:table-cell table:style-name="ce18" table:formula="of:=VLOOKUP([.K$1];[$'weapon parameters'.$A:.$M];[.$B$54]+0;0)+VLOOKUP([.K$1];[$'weapon parameters'.$A:.$M];[.$B$54]+3;0)*[.$A60]" office:value-type="float" office:value="30" calcext:value-type="float">
            <text:p>30</text:p>
          </table:table-cell>
          <table:table-cell table:style-name="ce18" table:formula="of:=VLOOKUP([.L$1];[$'weapon parameters'.$A:.$M];[.$B$54]+0;0)+VLOOKUP([.L$1];[$'weapon parameters'.$A:.$M];[.$B$54]+3;0)*[.$A60]" office:value-type="float" office:value="30" calcext:value-type="float">
            <text:p>30</text:p>
          </table:table-cell>
          <table:table-cell table:style-name="ce18" table:formula="of:=VLOOKUP([.M$1];[$'weapon parameters'.$A:.$M];[.$B$54]+0;0)+VLOOKUP([.M$1];[$'weapon parameters'.$A:.$M];[.$B$54]+3;0)*[.$A60]" office:value-type="float" office:value="30" calcext:value-type="float">
            <text:p>30</text:p>
          </table:table-cell>
          <table:table-cell table:style-name="ce18" table:formula="of:=VLOOKUP([.N$1];[$'weapon parameters'.$A:.$M];[.$B$54]+0;0)+VLOOKUP([.N$1];[$'weapon parameters'.$A:.$M];[.$B$54]+3;0)*[.$A60]" office:value-type="float" office:value="30" calcext:value-type="float">
            <text:p>30</text:p>
          </table:table-cell>
          <table:table-cell table:style-name="ce18" table:formula="of:=VLOOKUP([.O$1];[$'weapon parameters'.$A:.$M];[.$B$54]+0;0)+VLOOKUP([.O$1];[$'weapon parameters'.$A:.$M];[.$B$54]+3;0)*[.$A60]" office:value-type="float" office:value="30" calcext:value-type="float">
            <text:p>30</text:p>
          </table:table-cell>
          <table:table-cell table:style-name="ce18" table:formula="of:=VLOOKUP([.P$1];[$'weapon parameters'.$A:.$M];[.$B$54]+0;0)+VLOOKUP([.P$1];[$'weapon parameters'.$A:.$M];[.$B$54]+3;0)*[.$A60]" office:value-type="float" office:value="30" calcext:value-type="float">
            <text:p>30</text:p>
          </table:table-cell>
          <table:table-cell table:style-name="ce18" table:formula="of:=VLOOKUP([.Q$1];[$'weapon parameters'.$A:.$M];[.$B$54]+0;0)+VLOOKUP([.Q$1];[$'weapon parameters'.$A:.$M];[.$B$54]+3;0)*[.$A60]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table:formula="of:=VLOOKUP([.B$1];[$'weapon parameters'.$A:.$M];[.$B$54]+0;0)+VLOOKUP([.B$1];[$'weapon parameters'.$A:.$M];[.$B$54]+3;0)*[.$A61]" office:value-type="float" office:value="30" calcext:value-type="float">
            <text:p>30</text:p>
          </table:table-cell>
          <table:table-cell table:style-name="ce18" table:formula="of:=VLOOKUP([.C$1];[$'weapon parameters'.$A:.$M];[.$B$54]+0;0)+VLOOKUP([.C$1];[$'weapon parameters'.$A:.$M];[.$B$54]+3;0)*[.$A61]" office:value-type="float" office:value="30" calcext:value-type="float">
            <text:p>30</text:p>
          </table:table-cell>
          <table:table-cell table:style-name="ce18" table:formula="of:=VLOOKUP([.D$1];[$'weapon parameters'.$A:.$M];[.$B$54]+0;0)+VLOOKUP([.D$1];[$'weapon parameters'.$A:.$M];[.$B$54]+3;0)*[.$A61]" office:value-type="float" office:value="30" calcext:value-type="float">
            <text:p>30</text:p>
          </table:table-cell>
          <table:table-cell table:style-name="ce18" table:formula="of:=VLOOKUP([.E$1];[$'weapon parameters'.$A:.$M];[.$B$54]+0;0)+VLOOKUP([.E$1];[$'weapon parameters'.$A:.$M];[.$B$54]+3;0)*[.$A61]" office:value-type="float" office:value="30" calcext:value-type="float">
            <text:p>30</text:p>
          </table:table-cell>
          <table:table-cell table:style-name="ce18" table:formula="of:=VLOOKUP([.F$1];[$'weapon parameters'.$A:.$M];[.$B$54]+0;0)+VLOOKUP([.F$1];[$'weapon parameters'.$A:.$M];[.$B$54]+3;0)*[.$A61]" office:value-type="float" office:value="30" calcext:value-type="float">
            <text:p>30</text:p>
          </table:table-cell>
          <table:table-cell table:style-name="ce18" table:formula="of:=VLOOKUP([.G$1];[$'weapon parameters'.$A:.$M];[.$B$54]+0;0)+VLOOKUP([.G$1];[$'weapon parameters'.$A:.$M];[.$B$54]+3;0)*[.$A61]" office:value-type="float" office:value="30" calcext:value-type="float">
            <text:p>30</text:p>
          </table:table-cell>
          <table:table-cell table:style-name="ce18" table:formula="of:=VLOOKUP([.H$1];[$'weapon parameters'.$A:.$M];[.$B$54]+0;0)+VLOOKUP([.H$1];[$'weapon parameters'.$A:.$M];[.$B$54]+3;0)*[.$A61]" office:value-type="float" office:value="30" calcext:value-type="float">
            <text:p>30</text:p>
          </table:table-cell>
          <table:table-cell table:style-name="ce18" table:formula="of:=VLOOKUP([.I$1];[$'weapon parameters'.$A:.$M];[.$B$54]+0;0)+VLOOKUP([.I$1];[$'weapon parameters'.$A:.$M];[.$B$54]+3;0)*[.$A61]" office:value-type="float" office:value="30" calcext:value-type="float">
            <text:p>30</text:p>
          </table:table-cell>
          <table:table-cell table:style-name="ce18" table:formula="of:=VLOOKUP([.J$1];[$'weapon parameters'.$A:.$M];[.$B$54]+0;0)+VLOOKUP([.J$1];[$'weapon parameters'.$A:.$M];[.$B$54]+3;0)*[.$A61]" office:value-type="float" office:value="30" calcext:value-type="float">
            <text:p>30</text:p>
          </table:table-cell>
          <table:table-cell table:style-name="ce18" table:formula="of:=VLOOKUP([.K$1];[$'weapon parameters'.$A:.$M];[.$B$54]+0;0)+VLOOKUP([.K$1];[$'weapon parameters'.$A:.$M];[.$B$54]+3;0)*[.$A61]" office:value-type="float" office:value="30" calcext:value-type="float">
            <text:p>30</text:p>
          </table:table-cell>
          <table:table-cell table:style-name="ce18" table:formula="of:=VLOOKUP([.L$1];[$'weapon parameters'.$A:.$M];[.$B$54]+0;0)+VLOOKUP([.L$1];[$'weapon parameters'.$A:.$M];[.$B$54]+3;0)*[.$A61]" office:value-type="float" office:value="30" calcext:value-type="float">
            <text:p>30</text:p>
          </table:table-cell>
          <table:table-cell table:style-name="ce18" table:formula="of:=VLOOKUP([.M$1];[$'weapon parameters'.$A:.$M];[.$B$54]+0;0)+VLOOKUP([.M$1];[$'weapon parameters'.$A:.$M];[.$B$54]+3;0)*[.$A61]" office:value-type="float" office:value="30" calcext:value-type="float">
            <text:p>30</text:p>
          </table:table-cell>
          <table:table-cell table:style-name="ce18" table:formula="of:=VLOOKUP([.N$1];[$'weapon parameters'.$A:.$M];[.$B$54]+0;0)+VLOOKUP([.N$1];[$'weapon parameters'.$A:.$M];[.$B$54]+3;0)*[.$A61]" office:value-type="float" office:value="30" calcext:value-type="float">
            <text:p>30</text:p>
          </table:table-cell>
          <table:table-cell table:style-name="ce18" table:formula="of:=VLOOKUP([.O$1];[$'weapon parameters'.$A:.$M];[.$B$54]+0;0)+VLOOKUP([.O$1];[$'weapon parameters'.$A:.$M];[.$B$54]+3;0)*[.$A61]" office:value-type="float" office:value="30" calcext:value-type="float">
            <text:p>30</text:p>
          </table:table-cell>
          <table:table-cell table:style-name="ce18" table:formula="of:=VLOOKUP([.P$1];[$'weapon parameters'.$A:.$M];[.$B$54]+0;0)+VLOOKUP([.P$1];[$'weapon parameters'.$A:.$M];[.$B$54]+3;0)*[.$A61]" office:value-type="float" office:value="30" calcext:value-type="float">
            <text:p>30</text:p>
          </table:table-cell>
          <table:table-cell table:style-name="ce18" table:formula="of:=VLOOKUP([.Q$1];[$'weapon parameters'.$A:.$M];[.$B$54]+0;0)+VLOOKUP([.Q$1];[$'weapon parameters'.$A:.$M];[.$B$54]+3;0)*[.$A61]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table:formula="of:=VLOOKUP([.B$1];[$'weapon parameters'.$A:.$M];[.$B$54]+0;0)+VLOOKUP([.B$1];[$'weapon parameters'.$A:.$M];[.$B$54]+3;0)*[.$A62]" office:value-type="float" office:value="30" calcext:value-type="float">
            <text:p>30</text:p>
          </table:table-cell>
          <table:table-cell table:style-name="ce18" table:formula="of:=VLOOKUP([.C$1];[$'weapon parameters'.$A:.$M];[.$B$54]+0;0)+VLOOKUP([.C$1];[$'weapon parameters'.$A:.$M];[.$B$54]+3;0)*[.$A62]" office:value-type="float" office:value="30" calcext:value-type="float">
            <text:p>30</text:p>
          </table:table-cell>
          <table:table-cell table:style-name="ce18" table:formula="of:=VLOOKUP([.D$1];[$'weapon parameters'.$A:.$M];[.$B$54]+0;0)+VLOOKUP([.D$1];[$'weapon parameters'.$A:.$M];[.$B$54]+3;0)*[.$A62]" office:value-type="float" office:value="30" calcext:value-type="float">
            <text:p>30</text:p>
          </table:table-cell>
          <table:table-cell table:style-name="ce18" table:formula="of:=VLOOKUP([.E$1];[$'weapon parameters'.$A:.$M];[.$B$54]+0;0)+VLOOKUP([.E$1];[$'weapon parameters'.$A:.$M];[.$B$54]+3;0)*[.$A62]" office:value-type="float" office:value="30" calcext:value-type="float">
            <text:p>30</text:p>
          </table:table-cell>
          <table:table-cell table:style-name="ce18" table:formula="of:=VLOOKUP([.F$1];[$'weapon parameters'.$A:.$M];[.$B$54]+0;0)+VLOOKUP([.F$1];[$'weapon parameters'.$A:.$M];[.$B$54]+3;0)*[.$A62]" office:value-type="float" office:value="30" calcext:value-type="float">
            <text:p>30</text:p>
          </table:table-cell>
          <table:table-cell table:style-name="ce18" table:formula="of:=VLOOKUP([.G$1];[$'weapon parameters'.$A:.$M];[.$B$54]+0;0)+VLOOKUP([.G$1];[$'weapon parameters'.$A:.$M];[.$B$54]+3;0)*[.$A62]" office:value-type="float" office:value="30" calcext:value-type="float">
            <text:p>30</text:p>
          </table:table-cell>
          <table:table-cell table:style-name="ce18" table:formula="of:=VLOOKUP([.H$1];[$'weapon parameters'.$A:.$M];[.$B$54]+0;0)+VLOOKUP([.H$1];[$'weapon parameters'.$A:.$M];[.$B$54]+3;0)*[.$A62]" office:value-type="float" office:value="30" calcext:value-type="float">
            <text:p>30</text:p>
          </table:table-cell>
          <table:table-cell table:style-name="ce18" table:formula="of:=VLOOKUP([.I$1];[$'weapon parameters'.$A:.$M];[.$B$54]+0;0)+VLOOKUP([.I$1];[$'weapon parameters'.$A:.$M];[.$B$54]+3;0)*[.$A62]" office:value-type="float" office:value="30" calcext:value-type="float">
            <text:p>30</text:p>
          </table:table-cell>
          <table:table-cell table:style-name="ce18" table:formula="of:=VLOOKUP([.J$1];[$'weapon parameters'.$A:.$M];[.$B$54]+0;0)+VLOOKUP([.J$1];[$'weapon parameters'.$A:.$M];[.$B$54]+3;0)*[.$A62]" office:value-type="float" office:value="30" calcext:value-type="float">
            <text:p>30</text:p>
          </table:table-cell>
          <table:table-cell table:style-name="ce18" table:formula="of:=VLOOKUP([.K$1];[$'weapon parameters'.$A:.$M];[.$B$54]+0;0)+VLOOKUP([.K$1];[$'weapon parameters'.$A:.$M];[.$B$54]+3;0)*[.$A62]" office:value-type="float" office:value="30" calcext:value-type="float">
            <text:p>30</text:p>
          </table:table-cell>
          <table:table-cell table:style-name="ce18" table:formula="of:=VLOOKUP([.L$1];[$'weapon parameters'.$A:.$M];[.$B$54]+0;0)+VLOOKUP([.L$1];[$'weapon parameters'.$A:.$M];[.$B$54]+3;0)*[.$A62]" office:value-type="float" office:value="30" calcext:value-type="float">
            <text:p>30</text:p>
          </table:table-cell>
          <table:table-cell table:style-name="ce18" table:formula="of:=VLOOKUP([.M$1];[$'weapon parameters'.$A:.$M];[.$B$54]+0;0)+VLOOKUP([.M$1];[$'weapon parameters'.$A:.$M];[.$B$54]+3;0)*[.$A62]" office:value-type="float" office:value="30" calcext:value-type="float">
            <text:p>30</text:p>
          </table:table-cell>
          <table:table-cell table:style-name="ce18" table:formula="of:=VLOOKUP([.N$1];[$'weapon parameters'.$A:.$M];[.$B$54]+0;0)+VLOOKUP([.N$1];[$'weapon parameters'.$A:.$M];[.$B$54]+3;0)*[.$A62]" office:value-type="float" office:value="30" calcext:value-type="float">
            <text:p>30</text:p>
          </table:table-cell>
          <table:table-cell table:style-name="ce18" table:formula="of:=VLOOKUP([.O$1];[$'weapon parameters'.$A:.$M];[.$B$54]+0;0)+VLOOKUP([.O$1];[$'weapon parameters'.$A:.$M];[.$B$54]+3;0)*[.$A62]" office:value-type="float" office:value="30" calcext:value-type="float">
            <text:p>30</text:p>
          </table:table-cell>
          <table:table-cell table:style-name="ce18" table:formula="of:=VLOOKUP([.P$1];[$'weapon parameters'.$A:.$M];[.$B$54]+0;0)+VLOOKUP([.P$1];[$'weapon parameters'.$A:.$M];[.$B$54]+3;0)*[.$A62]" office:value-type="float" office:value="30" calcext:value-type="float">
            <text:p>30</text:p>
          </table:table-cell>
          <table:table-cell table:style-name="ce18" table:formula="of:=VLOOKUP([.Q$1];[$'weapon parameters'.$A:.$M];[.$B$54]+0;0)+VLOOKUP([.Q$1];[$'weapon parameters'.$A:.$M];[.$B$54]+3;0)*[.$A62]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table:formula="of:=VLOOKUP([.B$1];[$'weapon parameters'.$A:.$M];[.$B$54]+0;0)+VLOOKUP([.B$1];[$'weapon parameters'.$A:.$M];[.$B$54]+3;0)*[.$A63]" office:value-type="float" office:value="30" calcext:value-type="float">
            <text:p>30</text:p>
          </table:table-cell>
          <table:table-cell table:style-name="ce18" table:formula="of:=VLOOKUP([.C$1];[$'weapon parameters'.$A:.$M];[.$B$54]+0;0)+VLOOKUP([.C$1];[$'weapon parameters'.$A:.$M];[.$B$54]+3;0)*[.$A63]" office:value-type="float" office:value="30" calcext:value-type="float">
            <text:p>30</text:p>
          </table:table-cell>
          <table:table-cell table:style-name="ce18" table:formula="of:=VLOOKUP([.D$1];[$'weapon parameters'.$A:.$M];[.$B$54]+0;0)+VLOOKUP([.D$1];[$'weapon parameters'.$A:.$M];[.$B$54]+3;0)*[.$A63]" office:value-type="float" office:value="30" calcext:value-type="float">
            <text:p>30</text:p>
          </table:table-cell>
          <table:table-cell table:style-name="ce18" table:formula="of:=VLOOKUP([.E$1];[$'weapon parameters'.$A:.$M];[.$B$54]+0;0)+VLOOKUP([.E$1];[$'weapon parameters'.$A:.$M];[.$B$54]+3;0)*[.$A63]" office:value-type="float" office:value="30" calcext:value-type="float">
            <text:p>30</text:p>
          </table:table-cell>
          <table:table-cell table:style-name="ce18" table:formula="of:=VLOOKUP([.F$1];[$'weapon parameters'.$A:.$M];[.$B$54]+0;0)+VLOOKUP([.F$1];[$'weapon parameters'.$A:.$M];[.$B$54]+3;0)*[.$A63]" office:value-type="float" office:value="30" calcext:value-type="float">
            <text:p>30</text:p>
          </table:table-cell>
          <table:table-cell table:style-name="ce18" table:formula="of:=VLOOKUP([.G$1];[$'weapon parameters'.$A:.$M];[.$B$54]+0;0)+VLOOKUP([.G$1];[$'weapon parameters'.$A:.$M];[.$B$54]+3;0)*[.$A63]" office:value-type="float" office:value="30" calcext:value-type="float">
            <text:p>30</text:p>
          </table:table-cell>
          <table:table-cell table:style-name="ce18" table:formula="of:=VLOOKUP([.H$1];[$'weapon parameters'.$A:.$M];[.$B$54]+0;0)+VLOOKUP([.H$1];[$'weapon parameters'.$A:.$M];[.$B$54]+3;0)*[.$A63]" office:value-type="float" office:value="30" calcext:value-type="float">
            <text:p>30</text:p>
          </table:table-cell>
          <table:table-cell table:style-name="ce18" table:formula="of:=VLOOKUP([.I$1];[$'weapon parameters'.$A:.$M];[.$B$54]+0;0)+VLOOKUP([.I$1];[$'weapon parameters'.$A:.$M];[.$B$54]+3;0)*[.$A63]" office:value-type="float" office:value="30" calcext:value-type="float">
            <text:p>30</text:p>
          </table:table-cell>
          <table:table-cell table:style-name="ce18" table:formula="of:=VLOOKUP([.J$1];[$'weapon parameters'.$A:.$M];[.$B$54]+0;0)+VLOOKUP([.J$1];[$'weapon parameters'.$A:.$M];[.$B$54]+3;0)*[.$A63]" office:value-type="float" office:value="30" calcext:value-type="float">
            <text:p>30</text:p>
          </table:table-cell>
          <table:table-cell table:style-name="ce18" table:formula="of:=VLOOKUP([.K$1];[$'weapon parameters'.$A:.$M];[.$B$54]+0;0)+VLOOKUP([.K$1];[$'weapon parameters'.$A:.$M];[.$B$54]+3;0)*[.$A63]" office:value-type="float" office:value="30" calcext:value-type="float">
            <text:p>30</text:p>
          </table:table-cell>
          <table:table-cell table:style-name="ce18" table:formula="of:=VLOOKUP([.L$1];[$'weapon parameters'.$A:.$M];[.$B$54]+0;0)+VLOOKUP([.L$1];[$'weapon parameters'.$A:.$M];[.$B$54]+3;0)*[.$A63]" office:value-type="float" office:value="30" calcext:value-type="float">
            <text:p>30</text:p>
          </table:table-cell>
          <table:table-cell table:style-name="ce18" table:formula="of:=VLOOKUP([.M$1];[$'weapon parameters'.$A:.$M];[.$B$54]+0;0)+VLOOKUP([.M$1];[$'weapon parameters'.$A:.$M];[.$B$54]+3;0)*[.$A63]" office:value-type="float" office:value="30" calcext:value-type="float">
            <text:p>30</text:p>
          </table:table-cell>
          <table:table-cell table:style-name="ce18" table:formula="of:=VLOOKUP([.N$1];[$'weapon parameters'.$A:.$M];[.$B$54]+0;0)+VLOOKUP([.N$1];[$'weapon parameters'.$A:.$M];[.$B$54]+3;0)*[.$A63]" office:value-type="float" office:value="30" calcext:value-type="float">
            <text:p>30</text:p>
          </table:table-cell>
          <table:table-cell table:style-name="ce18" table:formula="of:=VLOOKUP([.O$1];[$'weapon parameters'.$A:.$M];[.$B$54]+0;0)+VLOOKUP([.O$1];[$'weapon parameters'.$A:.$M];[.$B$54]+3;0)*[.$A63]" office:value-type="float" office:value="30" calcext:value-type="float">
            <text:p>30</text:p>
          </table:table-cell>
          <table:table-cell table:style-name="ce18" table:formula="of:=VLOOKUP([.P$1];[$'weapon parameters'.$A:.$M];[.$B$54]+0;0)+VLOOKUP([.P$1];[$'weapon parameters'.$A:.$M];[.$B$54]+3;0)*[.$A63]" office:value-type="float" office:value="30" calcext:value-type="float">
            <text:p>30</text:p>
          </table:table-cell>
          <table:table-cell table:style-name="ce18" table:formula="of:=VLOOKUP([.Q$1];[$'weapon parameters'.$A:.$M];[.$B$54]+0;0)+VLOOKUP([.Q$1];[$'weapon parameters'.$A:.$M];[.$B$54]+3;0)*[.$A63]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table:formula="of:=VLOOKUP([.B$1];[$'weapon parameters'.$A:.$M];[.$B$54]+0;0)+VLOOKUP([.B$1];[$'weapon parameters'.$A:.$M];[.$B$54]+3;0)*[.$A64]" office:value-type="float" office:value="30" calcext:value-type="float">
            <text:p>30</text:p>
          </table:table-cell>
          <table:table-cell table:style-name="ce18" table:formula="of:=VLOOKUP([.C$1];[$'weapon parameters'.$A:.$M];[.$B$54]+0;0)+VLOOKUP([.C$1];[$'weapon parameters'.$A:.$M];[.$B$54]+3;0)*[.$A64]" office:value-type="float" office:value="30" calcext:value-type="float">
            <text:p>30</text:p>
          </table:table-cell>
          <table:table-cell table:style-name="ce18" table:formula="of:=VLOOKUP([.D$1];[$'weapon parameters'.$A:.$M];[.$B$54]+0;0)+VLOOKUP([.D$1];[$'weapon parameters'.$A:.$M];[.$B$54]+3;0)*[.$A64]" office:value-type="float" office:value="30" calcext:value-type="float">
            <text:p>30</text:p>
          </table:table-cell>
          <table:table-cell table:style-name="ce18" table:formula="of:=VLOOKUP([.E$1];[$'weapon parameters'.$A:.$M];[.$B$54]+0;0)+VLOOKUP([.E$1];[$'weapon parameters'.$A:.$M];[.$B$54]+3;0)*[.$A64]" office:value-type="float" office:value="30" calcext:value-type="float">
            <text:p>30</text:p>
          </table:table-cell>
          <table:table-cell table:style-name="ce18" table:formula="of:=VLOOKUP([.F$1];[$'weapon parameters'.$A:.$M];[.$B$54]+0;0)+VLOOKUP([.F$1];[$'weapon parameters'.$A:.$M];[.$B$54]+3;0)*[.$A64]" office:value-type="float" office:value="30" calcext:value-type="float">
            <text:p>30</text:p>
          </table:table-cell>
          <table:table-cell table:style-name="ce18" table:formula="of:=VLOOKUP([.G$1];[$'weapon parameters'.$A:.$M];[.$B$54]+0;0)+VLOOKUP([.G$1];[$'weapon parameters'.$A:.$M];[.$B$54]+3;0)*[.$A64]" office:value-type="float" office:value="30" calcext:value-type="float">
            <text:p>30</text:p>
          </table:table-cell>
          <table:table-cell table:style-name="ce18" table:formula="of:=VLOOKUP([.H$1];[$'weapon parameters'.$A:.$M];[.$B$54]+0;0)+VLOOKUP([.H$1];[$'weapon parameters'.$A:.$M];[.$B$54]+3;0)*[.$A64]" office:value-type="float" office:value="30" calcext:value-type="float">
            <text:p>30</text:p>
          </table:table-cell>
          <table:table-cell table:style-name="ce18" table:formula="of:=VLOOKUP([.I$1];[$'weapon parameters'.$A:.$M];[.$B$54]+0;0)+VLOOKUP([.I$1];[$'weapon parameters'.$A:.$M];[.$B$54]+3;0)*[.$A64]" office:value-type="float" office:value="30" calcext:value-type="float">
            <text:p>30</text:p>
          </table:table-cell>
          <table:table-cell table:style-name="ce18" table:formula="of:=VLOOKUP([.J$1];[$'weapon parameters'.$A:.$M];[.$B$54]+0;0)+VLOOKUP([.J$1];[$'weapon parameters'.$A:.$M];[.$B$54]+3;0)*[.$A64]" office:value-type="float" office:value="30" calcext:value-type="float">
            <text:p>30</text:p>
          </table:table-cell>
          <table:table-cell table:style-name="ce18" table:formula="of:=VLOOKUP([.K$1];[$'weapon parameters'.$A:.$M];[.$B$54]+0;0)+VLOOKUP([.K$1];[$'weapon parameters'.$A:.$M];[.$B$54]+3;0)*[.$A64]" office:value-type="float" office:value="30" calcext:value-type="float">
            <text:p>30</text:p>
          </table:table-cell>
          <table:table-cell table:style-name="ce18" table:formula="of:=VLOOKUP([.L$1];[$'weapon parameters'.$A:.$M];[.$B$54]+0;0)+VLOOKUP([.L$1];[$'weapon parameters'.$A:.$M];[.$B$54]+3;0)*[.$A64]" office:value-type="float" office:value="30" calcext:value-type="float">
            <text:p>30</text:p>
          </table:table-cell>
          <table:table-cell table:style-name="ce18" table:formula="of:=VLOOKUP([.M$1];[$'weapon parameters'.$A:.$M];[.$B$54]+0;0)+VLOOKUP([.M$1];[$'weapon parameters'.$A:.$M];[.$B$54]+3;0)*[.$A64]" office:value-type="float" office:value="30" calcext:value-type="float">
            <text:p>30</text:p>
          </table:table-cell>
          <table:table-cell table:style-name="ce18" table:formula="of:=VLOOKUP([.N$1];[$'weapon parameters'.$A:.$M];[.$B$54]+0;0)+VLOOKUP([.N$1];[$'weapon parameters'.$A:.$M];[.$B$54]+3;0)*[.$A64]" office:value-type="float" office:value="30" calcext:value-type="float">
            <text:p>30</text:p>
          </table:table-cell>
          <table:table-cell table:style-name="ce18" table:formula="of:=VLOOKUP([.O$1];[$'weapon parameters'.$A:.$M];[.$B$54]+0;0)+VLOOKUP([.O$1];[$'weapon parameters'.$A:.$M];[.$B$54]+3;0)*[.$A64]" office:value-type="float" office:value="30" calcext:value-type="float">
            <text:p>30</text:p>
          </table:table-cell>
          <table:table-cell table:style-name="ce18" table:formula="of:=VLOOKUP([.P$1];[$'weapon parameters'.$A:.$M];[.$B$54]+0;0)+VLOOKUP([.P$1];[$'weapon parameters'.$A:.$M];[.$B$54]+3;0)*[.$A64]" office:value-type="float" office:value="30" calcext:value-type="float">
            <text:p>30</text:p>
          </table:table-cell>
          <table:table-cell table:style-name="ce18" table:formula="of:=VLOOKUP([.Q$1];[$'weapon parameters'.$A:.$M];[.$B$54]+0;0)+VLOOKUP([.Q$1];[$'weapon parameters'.$A:.$M];[.$B$54]+3;0)*[.$A64]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VLOOKUP([.B$1];[$'weapon parameters'.$A:.$M];[.$B$54]+0;0)+VLOOKUP([.B$1];[$'weapon parameters'.$A:.$M];[.$B$54]+3;0)*[.$A65]" office:value-type="float" office:value="30" calcext:value-type="float">
            <text:p>30</text:p>
          </table:table-cell>
          <table:table-cell table:style-name="ce18" table:formula="of:=VLOOKUP([.C$1];[$'weapon parameters'.$A:.$M];[.$B$54]+0;0)+VLOOKUP([.C$1];[$'weapon parameters'.$A:.$M];[.$B$54]+3;0)*[.$A65]" office:value-type="float" office:value="30" calcext:value-type="float">
            <text:p>30</text:p>
          </table:table-cell>
          <table:table-cell table:style-name="ce18" table:formula="of:=VLOOKUP([.D$1];[$'weapon parameters'.$A:.$M];[.$B$54]+0;0)+VLOOKUP([.D$1];[$'weapon parameters'.$A:.$M];[.$B$54]+3;0)*[.$A65]" office:value-type="float" office:value="30" calcext:value-type="float">
            <text:p>30</text:p>
          </table:table-cell>
          <table:table-cell table:style-name="ce18" table:formula="of:=VLOOKUP([.E$1];[$'weapon parameters'.$A:.$M];[.$B$54]+0;0)+VLOOKUP([.E$1];[$'weapon parameters'.$A:.$M];[.$B$54]+3;0)*[.$A65]" office:value-type="float" office:value="30" calcext:value-type="float">
            <text:p>30</text:p>
          </table:table-cell>
          <table:table-cell table:style-name="ce18" table:formula="of:=VLOOKUP([.F$1];[$'weapon parameters'.$A:.$M];[.$B$54]+0;0)+VLOOKUP([.F$1];[$'weapon parameters'.$A:.$M];[.$B$54]+3;0)*[.$A65]" office:value-type="float" office:value="30" calcext:value-type="float">
            <text:p>30</text:p>
          </table:table-cell>
          <table:table-cell table:style-name="ce18" table:formula="of:=VLOOKUP([.G$1];[$'weapon parameters'.$A:.$M];[.$B$54]+0;0)+VLOOKUP([.G$1];[$'weapon parameters'.$A:.$M];[.$B$54]+3;0)*[.$A65]" office:value-type="float" office:value="30" calcext:value-type="float">
            <text:p>30</text:p>
          </table:table-cell>
          <table:table-cell table:style-name="ce18" table:formula="of:=VLOOKUP([.H$1];[$'weapon parameters'.$A:.$M];[.$B$54]+0;0)+VLOOKUP([.H$1];[$'weapon parameters'.$A:.$M];[.$B$54]+3;0)*[.$A65]" office:value-type="float" office:value="30" calcext:value-type="float">
            <text:p>30</text:p>
          </table:table-cell>
          <table:table-cell table:style-name="ce18" table:formula="of:=VLOOKUP([.I$1];[$'weapon parameters'.$A:.$M];[.$B$54]+0;0)+VLOOKUP([.I$1];[$'weapon parameters'.$A:.$M];[.$B$54]+3;0)*[.$A65]" office:value-type="float" office:value="30" calcext:value-type="float">
            <text:p>30</text:p>
          </table:table-cell>
          <table:table-cell table:style-name="ce18" table:formula="of:=VLOOKUP([.J$1];[$'weapon parameters'.$A:.$M];[.$B$54]+0;0)+VLOOKUP([.J$1];[$'weapon parameters'.$A:.$M];[.$B$54]+3;0)*[.$A65]" office:value-type="float" office:value="30" calcext:value-type="float">
            <text:p>30</text:p>
          </table:table-cell>
          <table:table-cell table:style-name="ce18" table:formula="of:=VLOOKUP([.K$1];[$'weapon parameters'.$A:.$M];[.$B$54]+0;0)+VLOOKUP([.K$1];[$'weapon parameters'.$A:.$M];[.$B$54]+3;0)*[.$A65]" office:value-type="float" office:value="30" calcext:value-type="float">
            <text:p>30</text:p>
          </table:table-cell>
          <table:table-cell table:style-name="ce18" table:formula="of:=VLOOKUP([.L$1];[$'weapon parameters'.$A:.$M];[.$B$54]+0;0)+VLOOKUP([.L$1];[$'weapon parameters'.$A:.$M];[.$B$54]+3;0)*[.$A65]" office:value-type="float" office:value="30" calcext:value-type="float">
            <text:p>30</text:p>
          </table:table-cell>
          <table:table-cell table:style-name="ce18" table:formula="of:=VLOOKUP([.M$1];[$'weapon parameters'.$A:.$M];[.$B$54]+0;0)+VLOOKUP([.M$1];[$'weapon parameters'.$A:.$M];[.$B$54]+3;0)*[.$A65]" office:value-type="float" office:value="30" calcext:value-type="float">
            <text:p>30</text:p>
          </table:table-cell>
          <table:table-cell table:style-name="ce18" table:formula="of:=VLOOKUP([.N$1];[$'weapon parameters'.$A:.$M];[.$B$54]+0;0)+VLOOKUP([.N$1];[$'weapon parameters'.$A:.$M];[.$B$54]+3;0)*[.$A65]" office:value-type="float" office:value="30" calcext:value-type="float">
            <text:p>30</text:p>
          </table:table-cell>
          <table:table-cell table:style-name="ce18" table:formula="of:=VLOOKUP([.O$1];[$'weapon parameters'.$A:.$M];[.$B$54]+0;0)+VLOOKUP([.O$1];[$'weapon parameters'.$A:.$M];[.$B$54]+3;0)*[.$A65]" office:value-type="float" office:value="30" calcext:value-type="float">
            <text:p>30</text:p>
          </table:table-cell>
          <table:table-cell table:style-name="ce18" table:formula="of:=VLOOKUP([.P$1];[$'weapon parameters'.$A:.$M];[.$B$54]+0;0)+VLOOKUP([.P$1];[$'weapon parameters'.$A:.$M];[.$B$54]+3;0)*[.$A65]" office:value-type="float" office:value="30" calcext:value-type="float">
            <text:p>30</text:p>
          </table:table-cell>
          <table:table-cell table:style-name="ce18" table:formula="of:=VLOOKUP([.Q$1];[$'weapon parameters'.$A:.$M];[.$B$54]+0;0)+VLOOKUP([.Q$1];[$'weapon parameters'.$A:.$M];[.$B$54]+3;0)*[.$A65]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1</text:p>
          </table:table-cell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table:formula="of:=VLOOKUP([.B$1];[$'weapon parameters'.$A:.$M];[.$B$54]+6;0)+VLOOKUP([.B$1];[$'weapon parameters'.$A:.$M];[.$B$54]+9;0)*[.B$4]*[.$A67]" office:value-type="float" office:value="8" calcext:value-type="float">
            <text:p>8</text:p>
          </table:table-cell>
          <table:table-cell table:style-name="ce18" table:formula="of:=VLOOKUP([.C$1];[$'weapon parameters'.$A:.$M];[.$B$54]+6;0)+VLOOKUP([.C$1];[$'weapon parameters'.$A:.$M];[.$B$54]+9;0)*[.C$4]*[.$A67]" office:value-type="float" office:value="18" calcext:value-type="float">
            <text:p>18</text:p>
          </table:table-cell>
          <table:table-cell table:style-name="ce18" table:formula="of:=VLOOKUP([.D$1];[$'weapon parameters'.$A:.$M];[.$B$54]+6;0)+VLOOKUP([.D$1];[$'weapon parameters'.$A:.$M];[.$B$54]+9;0)*[.D$4]*[.$A67]" office:value-type="float" office:value="40" calcext:value-type="float">
            <text:p>40</text:p>
          </table:table-cell>
          <table:table-cell table:style-name="ce18" table:formula="of:=VLOOKUP([.E$1];[$'weapon parameters'.$A:.$M];[.$B$54]+6;0)+VLOOKUP([.E$1];[$'weapon parameters'.$A:.$M];[.$B$54]+9;0)*[.E$4]*[.$A67]" office:value-type="float" office:value="8" calcext:value-type="float">
            <text:p>8</text:p>
          </table:table-cell>
          <table:table-cell table:style-name="ce18" table:formula="of:=VLOOKUP([.F$1];[$'weapon parameters'.$A:.$M];[.$B$54]+6;0)+VLOOKUP([.F$1];[$'weapon parameters'.$A:.$M];[.$B$54]+9;0)*[.F$4]*[.$A67]" office:value-type="float" office:value="20" calcext:value-type="float">
            <text:p>20</text:p>
          </table:table-cell>
          <table:table-cell table:style-name="ce18" table:formula="of:=VLOOKUP([.G$1];[$'weapon parameters'.$A:.$M];[.$B$54]+6;0)+VLOOKUP([.G$1];[$'weapon parameters'.$A:.$M];[.$B$54]+9;0)*[.G$4]*[.$A67]" office:value-type="float" office:value="20" calcext:value-type="float">
            <text:p>20</text:p>
          </table:table-cell>
          <table:table-cell table:style-name="ce18" table:formula="of:=VLOOKUP([.H$1];[$'weapon parameters'.$A:.$M];[.$B$54]+6;0)+VLOOKUP([.H$1];[$'weapon parameters'.$A:.$M];[.$B$54]+9;0)*[.H$4]*[.$A67]" office:value-type="float" office:value="18" calcext:value-type="float">
            <text:p>18</text:p>
          </table:table-cell>
          <table:table-cell table:style-name="ce18" table:formula="of:=VLOOKUP([.I$1];[$'weapon parameters'.$A:.$M];[.$B$54]+6;0)+VLOOKUP([.I$1];[$'weapon parameters'.$A:.$M];[.$B$54]+9;0)*[.I$4]*[.$A67]" office:value-type="float" office:value="8" calcext:value-type="float">
            <text:p>8</text:p>
          </table:table-cell>
          <table:table-cell table:style-name="ce18" table:formula="of:=VLOOKUP([.J$1];[$'weapon parameters'.$A:.$M];[.$B$54]+6;0)+VLOOKUP([.J$1];[$'weapon parameters'.$A:.$M];[.$B$54]+9;0)*[.J$4]*[.$A67]" office:value-type="float" office:value="20" calcext:value-type="float">
            <text:p>20</text:p>
          </table:table-cell>
          <table:table-cell table:style-name="ce18" table:formula="of:=VLOOKUP([.K$1];[$'weapon parameters'.$A:.$M];[.$B$54]+6;0)+VLOOKUP([.K$1];[$'weapon parameters'.$A:.$M];[.$B$54]+9;0)*[.K$4]*[.$A67]" office:value-type="float" office:value="40" calcext:value-type="float">
            <text:p>40</text:p>
          </table:table-cell>
          <table:table-cell table:style-name="ce18" table:formula="of:=VLOOKUP([.L$1];[$'weapon parameters'.$A:.$M];[.$B$54]+6;0)+VLOOKUP([.L$1];[$'weapon parameters'.$A:.$M];[.$B$54]+9;0)*[.L$4]*[.$A67]" office:value-type="float" office:value="18" calcext:value-type="float">
            <text:p>18</text:p>
          </table:table-cell>
          <table:table-cell table:style-name="ce18" table:formula="of:=VLOOKUP([.M$1];[$'weapon parameters'.$A:.$M];[.$B$54]+6;0)+VLOOKUP([.M$1];[$'weapon parameters'.$A:.$M];[.$B$54]+9;0)*[.M$4]*[.$A67]" office:value-type="float" office:value="7.2" calcext:value-type="float">
            <text:p>7</text:p>
          </table:table-cell>
          <table:table-cell table:style-name="ce18" table:formula="of:=VLOOKUP([.N$1];[$'weapon parameters'.$A:.$M];[.$B$54]+6;0)+VLOOKUP([.N$1];[$'weapon parameters'.$A:.$M];[.$B$54]+9;0)*[.N$4]*[.$A67]" office:value-type="float" office:value="20" calcext:value-type="float">
            <text:p>20</text:p>
          </table:table-cell>
          <table:table-cell table:style-name="ce18" table:formula="of:=VLOOKUP([.O$1];[$'weapon parameters'.$A:.$M];[.$B$54]+6;0)+VLOOKUP([.O$1];[$'weapon parameters'.$A:.$M];[.$B$54]+9;0)*[.O$4]*[.$A67]" office:value-type="float" office:value="20" calcext:value-type="float">
            <text:p>20</text:p>
          </table:table-cell>
          <table:table-cell table:style-name="ce18" table:formula="of:=VLOOKUP([.P$1];[$'weapon parameters'.$A:.$M];[.$B$54]+6;0)+VLOOKUP([.P$1];[$'weapon parameters'.$A:.$M];[.$B$54]+9;0)*[.P$4]*[.$A67]" office:value-type="float" office:value="40" calcext:value-type="float">
            <text:p>40</text:p>
          </table:table-cell>
          <table:table-cell table:style-name="ce18" table:formula="of:=VLOOKUP([.Q$1];[$'weapon parameters'.$A:.$M];[.$B$54]+6;0)+VLOOKUP([.Q$1];[$'weapon parameters'.$A:.$M];[.$B$54]+9;0)*[.Q$4]*[.$A67]" office:value-type="float" office:value="5.6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VLOOKUP([.B$1];[$'weapon parameters'.$A:.$M];[.$B$54]+6;0)+VLOOKUP([.B$1];[$'weapon parameters'.$A:.$M];[.$B$54]+9;0)*[.B$4]*[.$A68]" office:value-type="float" office:value="16" calcext:value-type="float">
            <text:p>16</text:p>
          </table:table-cell>
          <table:table-cell table:style-name="ce18" table:formula="of:=VLOOKUP([.C$1];[$'weapon parameters'.$A:.$M];[.$B$54]+6;0)+VLOOKUP([.C$1];[$'weapon parameters'.$A:.$M];[.$B$54]+9;0)*[.C$4]*[.$A68]" office:value-type="float" office:value="26" calcext:value-type="float">
            <text:p>26</text:p>
          </table:table-cell>
          <table:table-cell table:style-name="ce18" table:formula="of:=VLOOKUP([.D$1];[$'weapon parameters'.$A:.$M];[.$B$54]+6;0)+VLOOKUP([.D$1];[$'weapon parameters'.$A:.$M];[.$B$54]+9;0)*[.D$4]*[.$A68]" office:value-type="float" office:value="40" calcext:value-type="float">
            <text:p>40</text:p>
          </table:table-cell>
          <table:table-cell table:style-name="ce18" table:formula="of:=VLOOKUP([.E$1];[$'weapon parameters'.$A:.$M];[.$B$54]+6;0)+VLOOKUP([.E$1];[$'weapon parameters'.$A:.$M];[.$B$54]+9;0)*[.E$4]*[.$A68]" office:value-type="float" office:value="16" calcext:value-type="float">
            <text:p>16</text:p>
          </table:table-cell>
          <table:table-cell table:style-name="ce18" table:formula="of:=VLOOKUP([.F$1];[$'weapon parameters'.$A:.$M];[.$B$54]+6;0)+VLOOKUP([.F$1];[$'weapon parameters'.$A:.$M];[.$B$54]+9;0)*[.F$4]*[.$A68]" office:value-type="float" office:value="20" calcext:value-type="float">
            <text:p>20</text:p>
          </table:table-cell>
          <table:table-cell table:style-name="ce18" table:formula="of:=VLOOKUP([.G$1];[$'weapon parameters'.$A:.$M];[.$B$54]+6;0)+VLOOKUP([.G$1];[$'weapon parameters'.$A:.$M];[.$B$54]+9;0)*[.G$4]*[.$A68]" office:value-type="float" office:value="20" calcext:value-type="float">
            <text:p>20</text:p>
          </table:table-cell>
          <table:table-cell table:style-name="ce18" table:formula="of:=VLOOKUP([.H$1];[$'weapon parameters'.$A:.$M];[.$B$54]+6;0)+VLOOKUP([.H$1];[$'weapon parameters'.$A:.$M];[.$B$54]+9;0)*[.H$4]*[.$A68]" office:value-type="float" office:value="26" calcext:value-type="float">
            <text:p>26</text:p>
          </table:table-cell>
          <table:table-cell table:style-name="ce18" table:formula="of:=VLOOKUP([.I$1];[$'weapon parameters'.$A:.$M];[.$B$54]+6;0)+VLOOKUP([.I$1];[$'weapon parameters'.$A:.$M];[.$B$54]+9;0)*[.I$4]*[.$A68]" office:value-type="float" office:value="16" calcext:value-type="float">
            <text:p>16</text:p>
          </table:table-cell>
          <table:table-cell table:style-name="ce18" table:formula="of:=VLOOKUP([.J$1];[$'weapon parameters'.$A:.$M];[.$B$54]+6;0)+VLOOKUP([.J$1];[$'weapon parameters'.$A:.$M];[.$B$54]+9;0)*[.J$4]*[.$A68]" office:value-type="float" office:value="20" calcext:value-type="float">
            <text:p>20</text:p>
          </table:table-cell>
          <table:table-cell table:style-name="ce18" table:formula="of:=VLOOKUP([.K$1];[$'weapon parameters'.$A:.$M];[.$B$54]+6;0)+VLOOKUP([.K$1];[$'weapon parameters'.$A:.$M];[.$B$54]+9;0)*[.K$4]*[.$A68]" office:value-type="float" office:value="40" calcext:value-type="float">
            <text:p>40</text:p>
          </table:table-cell>
          <table:table-cell table:style-name="ce18" table:formula="of:=VLOOKUP([.L$1];[$'weapon parameters'.$A:.$M];[.$B$54]+6;0)+VLOOKUP([.L$1];[$'weapon parameters'.$A:.$M];[.$B$54]+9;0)*[.L$4]*[.$A68]" office:value-type="float" office:value="26" calcext:value-type="float">
            <text:p>26</text:p>
          </table:table-cell>
          <table:table-cell table:style-name="ce18" table:formula="of:=VLOOKUP([.M$1];[$'weapon parameters'.$A:.$M];[.$B$54]+6;0)+VLOOKUP([.M$1];[$'weapon parameters'.$A:.$M];[.$B$54]+9;0)*[.M$4]*[.$A68]" office:value-type="float" office:value="14.4" calcext:value-type="float">
            <text:p>14</text:p>
          </table:table-cell>
          <table:table-cell table:style-name="ce18" table:formula="of:=VLOOKUP([.N$1];[$'weapon parameters'.$A:.$M];[.$B$54]+6;0)+VLOOKUP([.N$1];[$'weapon parameters'.$A:.$M];[.$B$54]+9;0)*[.N$4]*[.$A68]" office:value-type="float" office:value="20" calcext:value-type="float">
            <text:p>20</text:p>
          </table:table-cell>
          <table:table-cell table:style-name="ce18" table:formula="of:=VLOOKUP([.O$1];[$'weapon parameters'.$A:.$M];[.$B$54]+6;0)+VLOOKUP([.O$1];[$'weapon parameters'.$A:.$M];[.$B$54]+9;0)*[.O$4]*[.$A68]" office:value-type="float" office:value="20" calcext:value-type="float">
            <text:p>20</text:p>
          </table:table-cell>
          <table:table-cell table:style-name="ce18" table:formula="of:=VLOOKUP([.P$1];[$'weapon parameters'.$A:.$M];[.$B$54]+6;0)+VLOOKUP([.P$1];[$'weapon parameters'.$A:.$M];[.$B$54]+9;0)*[.P$4]*[.$A68]" office:value-type="float" office:value="40" calcext:value-type="float">
            <text:p>40</text:p>
          </table:table-cell>
          <table:table-cell table:style-name="ce18" table:formula="of:=VLOOKUP([.Q$1];[$'weapon parameters'.$A:.$M];[.$B$54]+6;0)+VLOOKUP([.Q$1];[$'weapon parameters'.$A:.$M];[.$B$54]+9;0)*[.Q$4]*[.$A68]" office:value-type="float" office:value="11.2" calcext:value-type="float">
            <text:p>11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formula="of:=VLOOKUP([.B$1];[$'weapon parameters'.$A:.$M];[.$B$54]+6;0)+VLOOKUP([.B$1];[$'weapon parameters'.$A:.$M];[.$B$54]+9;0)*[.B$4]*[.$A69]" office:value-type="float" office:value="24" calcext:value-type="float">
            <text:p>24</text:p>
          </table:table-cell>
          <table:table-cell table:style-name="ce18" table:formula="of:=VLOOKUP([.C$1];[$'weapon parameters'.$A:.$M];[.$B$54]+6;0)+VLOOKUP([.C$1];[$'weapon parameters'.$A:.$M];[.$B$54]+9;0)*[.C$4]*[.$A69]" office:value-type="float" office:value="34" calcext:value-type="float">
            <text:p>34</text:p>
          </table:table-cell>
          <table:table-cell table:style-name="ce18" table:formula="of:=VLOOKUP([.D$1];[$'weapon parameters'.$A:.$M];[.$B$54]+6;0)+VLOOKUP([.D$1];[$'weapon parameters'.$A:.$M];[.$B$54]+9;0)*[.D$4]*[.$A69]" office:value-type="float" office:value="40" calcext:value-type="float">
            <text:p>40</text:p>
          </table:table-cell>
          <table:table-cell table:style-name="ce18" table:formula="of:=VLOOKUP([.E$1];[$'weapon parameters'.$A:.$M];[.$B$54]+6;0)+VLOOKUP([.E$1];[$'weapon parameters'.$A:.$M];[.$B$54]+9;0)*[.E$4]*[.$A69]" office:value-type="float" office:value="24" calcext:value-type="float">
            <text:p>24</text:p>
          </table:table-cell>
          <table:table-cell table:style-name="ce18" table:formula="of:=VLOOKUP([.F$1];[$'weapon parameters'.$A:.$M];[.$B$54]+6;0)+VLOOKUP([.F$1];[$'weapon parameters'.$A:.$M];[.$B$54]+9;0)*[.F$4]*[.$A69]" office:value-type="float" office:value="20" calcext:value-type="float">
            <text:p>20</text:p>
          </table:table-cell>
          <table:table-cell table:style-name="ce18" table:formula="of:=VLOOKUP([.G$1];[$'weapon parameters'.$A:.$M];[.$B$54]+6;0)+VLOOKUP([.G$1];[$'weapon parameters'.$A:.$M];[.$B$54]+9;0)*[.G$4]*[.$A69]" office:value-type="float" office:value="20" calcext:value-type="float">
            <text:p>20</text:p>
          </table:table-cell>
          <table:table-cell table:style-name="ce18" table:formula="of:=VLOOKUP([.H$1];[$'weapon parameters'.$A:.$M];[.$B$54]+6;0)+VLOOKUP([.H$1];[$'weapon parameters'.$A:.$M];[.$B$54]+9;0)*[.H$4]*[.$A69]" office:value-type="float" office:value="34" calcext:value-type="float">
            <text:p>34</text:p>
          </table:table-cell>
          <table:table-cell table:style-name="ce18" table:formula="of:=VLOOKUP([.I$1];[$'weapon parameters'.$A:.$M];[.$B$54]+6;0)+VLOOKUP([.I$1];[$'weapon parameters'.$A:.$M];[.$B$54]+9;0)*[.I$4]*[.$A69]" office:value-type="float" office:value="24" calcext:value-type="float">
            <text:p>24</text:p>
          </table:table-cell>
          <table:table-cell table:style-name="ce18" table:formula="of:=VLOOKUP([.J$1];[$'weapon parameters'.$A:.$M];[.$B$54]+6;0)+VLOOKUP([.J$1];[$'weapon parameters'.$A:.$M];[.$B$54]+9;0)*[.J$4]*[.$A69]" office:value-type="float" office:value="20" calcext:value-type="float">
            <text:p>20</text:p>
          </table:table-cell>
          <table:table-cell table:style-name="ce18" table:formula="of:=VLOOKUP([.K$1];[$'weapon parameters'.$A:.$M];[.$B$54]+6;0)+VLOOKUP([.K$1];[$'weapon parameters'.$A:.$M];[.$B$54]+9;0)*[.K$4]*[.$A69]" office:value-type="float" office:value="40" calcext:value-type="float">
            <text:p>40</text:p>
          </table:table-cell>
          <table:table-cell table:style-name="ce18" table:formula="of:=VLOOKUP([.L$1];[$'weapon parameters'.$A:.$M];[.$B$54]+6;0)+VLOOKUP([.L$1];[$'weapon parameters'.$A:.$M];[.$B$54]+9;0)*[.L$4]*[.$A69]" office:value-type="float" office:value="34" calcext:value-type="float">
            <text:p>34</text:p>
          </table:table-cell>
          <table:table-cell table:style-name="ce18" table:formula="of:=VLOOKUP([.M$1];[$'weapon parameters'.$A:.$M];[.$B$54]+6;0)+VLOOKUP([.M$1];[$'weapon parameters'.$A:.$M];[.$B$54]+9;0)*[.M$4]*[.$A69]" office:value-type="float" office:value="21.6" calcext:value-type="float">
            <text:p>22</text:p>
          </table:table-cell>
          <table:table-cell table:style-name="ce18" table:formula="of:=VLOOKUP([.N$1];[$'weapon parameters'.$A:.$M];[.$B$54]+6;0)+VLOOKUP([.N$1];[$'weapon parameters'.$A:.$M];[.$B$54]+9;0)*[.N$4]*[.$A69]" office:value-type="float" office:value="20" calcext:value-type="float">
            <text:p>20</text:p>
          </table:table-cell>
          <table:table-cell table:style-name="ce18" table:formula="of:=VLOOKUP([.O$1];[$'weapon parameters'.$A:.$M];[.$B$54]+6;0)+VLOOKUP([.O$1];[$'weapon parameters'.$A:.$M];[.$B$54]+9;0)*[.O$4]*[.$A69]" office:value-type="float" office:value="20" calcext:value-type="float">
            <text:p>20</text:p>
          </table:table-cell>
          <table:table-cell table:style-name="ce18" table:formula="of:=VLOOKUP([.P$1];[$'weapon parameters'.$A:.$M];[.$B$54]+6;0)+VLOOKUP([.P$1];[$'weapon parameters'.$A:.$M];[.$B$54]+9;0)*[.P$4]*[.$A69]" office:value-type="float" office:value="40" calcext:value-type="float">
            <text:p>40</text:p>
          </table:table-cell>
          <table:table-cell table:style-name="ce18" table:formula="of:=VLOOKUP([.Q$1];[$'weapon parameters'.$A:.$M];[.$B$54]+6;0)+VLOOKUP([.Q$1];[$'weapon parameters'.$A:.$M];[.$B$54]+9;0)*[.Q$4]*[.$A69]" office:value-type="float" office:value="16.8" calcext:value-type="float">
            <text:p>17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formula="of:=VLOOKUP([.B$1];[$'weapon parameters'.$A:.$M];[.$B$54]+6;0)+VLOOKUP([.B$1];[$'weapon parameters'.$A:.$M];[.$B$54]+9;0)*[.B$4]*[.$A70]" office:value-type="float" office:value="32" calcext:value-type="float">
            <text:p>32</text:p>
          </table:table-cell>
          <table:table-cell table:style-name="ce18" table:formula="of:=VLOOKUP([.C$1];[$'weapon parameters'.$A:.$M];[.$B$54]+6;0)+VLOOKUP([.C$1];[$'weapon parameters'.$A:.$M];[.$B$54]+9;0)*[.C$4]*[.$A70]" office:value-type="float" office:value="42" calcext:value-type="float">
            <text:p>42</text:p>
          </table:table-cell>
          <table:table-cell table:style-name="ce18" table:formula="of:=VLOOKUP([.D$1];[$'weapon parameters'.$A:.$M];[.$B$54]+6;0)+VLOOKUP([.D$1];[$'weapon parameters'.$A:.$M];[.$B$54]+9;0)*[.D$4]*[.$A70]" office:value-type="float" office:value="40" calcext:value-type="float">
            <text:p>40</text:p>
          </table:table-cell>
          <table:table-cell table:style-name="ce18" table:formula="of:=VLOOKUP([.E$1];[$'weapon parameters'.$A:.$M];[.$B$54]+6;0)+VLOOKUP([.E$1];[$'weapon parameters'.$A:.$M];[.$B$54]+9;0)*[.E$4]*[.$A70]" office:value-type="float" office:value="32" calcext:value-type="float">
            <text:p>32</text:p>
          </table:table-cell>
          <table:table-cell table:style-name="ce18" table:formula="of:=VLOOKUP([.F$1];[$'weapon parameters'.$A:.$M];[.$B$54]+6;0)+VLOOKUP([.F$1];[$'weapon parameters'.$A:.$M];[.$B$54]+9;0)*[.F$4]*[.$A70]" office:value-type="float" office:value="20" calcext:value-type="float">
            <text:p>20</text:p>
          </table:table-cell>
          <table:table-cell table:style-name="ce18" table:formula="of:=VLOOKUP([.G$1];[$'weapon parameters'.$A:.$M];[.$B$54]+6;0)+VLOOKUP([.G$1];[$'weapon parameters'.$A:.$M];[.$B$54]+9;0)*[.G$4]*[.$A70]" office:value-type="float" office:value="20" calcext:value-type="float">
            <text:p>20</text:p>
          </table:table-cell>
          <table:table-cell table:style-name="ce18" table:formula="of:=VLOOKUP([.H$1];[$'weapon parameters'.$A:.$M];[.$B$54]+6;0)+VLOOKUP([.H$1];[$'weapon parameters'.$A:.$M];[.$B$54]+9;0)*[.H$4]*[.$A70]" office:value-type="float" office:value="42" calcext:value-type="float">
            <text:p>42</text:p>
          </table:table-cell>
          <table:table-cell table:style-name="ce18" table:formula="of:=VLOOKUP([.I$1];[$'weapon parameters'.$A:.$M];[.$B$54]+6;0)+VLOOKUP([.I$1];[$'weapon parameters'.$A:.$M];[.$B$54]+9;0)*[.I$4]*[.$A70]" office:value-type="float" office:value="32" calcext:value-type="float">
            <text:p>32</text:p>
          </table:table-cell>
          <table:table-cell table:style-name="ce18" table:formula="of:=VLOOKUP([.J$1];[$'weapon parameters'.$A:.$M];[.$B$54]+6;0)+VLOOKUP([.J$1];[$'weapon parameters'.$A:.$M];[.$B$54]+9;0)*[.J$4]*[.$A70]" office:value-type="float" office:value="20" calcext:value-type="float">
            <text:p>20</text:p>
          </table:table-cell>
          <table:table-cell table:style-name="ce18" table:formula="of:=VLOOKUP([.K$1];[$'weapon parameters'.$A:.$M];[.$B$54]+6;0)+VLOOKUP([.K$1];[$'weapon parameters'.$A:.$M];[.$B$54]+9;0)*[.K$4]*[.$A70]" office:value-type="float" office:value="40" calcext:value-type="float">
            <text:p>40</text:p>
          </table:table-cell>
          <table:table-cell table:style-name="ce18" table:formula="of:=VLOOKUP([.L$1];[$'weapon parameters'.$A:.$M];[.$B$54]+6;0)+VLOOKUP([.L$1];[$'weapon parameters'.$A:.$M];[.$B$54]+9;0)*[.L$4]*[.$A70]" office:value-type="float" office:value="42" calcext:value-type="float">
            <text:p>42</text:p>
          </table:table-cell>
          <table:table-cell table:style-name="ce18" table:formula="of:=VLOOKUP([.M$1];[$'weapon parameters'.$A:.$M];[.$B$54]+6;0)+VLOOKUP([.M$1];[$'weapon parameters'.$A:.$M];[.$B$54]+9;0)*[.M$4]*[.$A70]" office:value-type="float" office:value="28.8" calcext:value-type="float">
            <text:p>29</text:p>
          </table:table-cell>
          <table:table-cell table:style-name="ce18" table:formula="of:=VLOOKUP([.N$1];[$'weapon parameters'.$A:.$M];[.$B$54]+6;0)+VLOOKUP([.N$1];[$'weapon parameters'.$A:.$M];[.$B$54]+9;0)*[.N$4]*[.$A70]" office:value-type="float" office:value="20" calcext:value-type="float">
            <text:p>20</text:p>
          </table:table-cell>
          <table:table-cell table:style-name="ce18" table:formula="of:=VLOOKUP([.O$1];[$'weapon parameters'.$A:.$M];[.$B$54]+6;0)+VLOOKUP([.O$1];[$'weapon parameters'.$A:.$M];[.$B$54]+9;0)*[.O$4]*[.$A70]" office:value-type="float" office:value="20" calcext:value-type="float">
            <text:p>20</text:p>
          </table:table-cell>
          <table:table-cell table:style-name="ce18" table:formula="of:=VLOOKUP([.P$1];[$'weapon parameters'.$A:.$M];[.$B$54]+6;0)+VLOOKUP([.P$1];[$'weapon parameters'.$A:.$M];[.$B$54]+9;0)*[.P$4]*[.$A70]" office:value-type="float" office:value="40" calcext:value-type="float">
            <text:p>40</text:p>
          </table:table-cell>
          <table:table-cell table:style-name="ce18" table:formula="of:=VLOOKUP([.Q$1];[$'weapon parameters'.$A:.$M];[.$B$54]+6;0)+VLOOKUP([.Q$1];[$'weapon parameters'.$A:.$M];[.$B$54]+9;0)*[.Q$4]*[.$A70]" office:value-type="float" office:value="22.4" calcext:value-type="float">
            <text:p>22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table:formula="of:=VLOOKUP([.B$1];[$'weapon parameters'.$A:.$M];[.$B$54]+6;0)+VLOOKUP([.B$1];[$'weapon parameters'.$A:.$M];[.$B$54]+9;0)*[.B$4]*[.$A71]" office:value-type="float" office:value="40" calcext:value-type="float">
            <text:p>40</text:p>
          </table:table-cell>
          <table:table-cell table:style-name="ce18" table:formula="of:=VLOOKUP([.C$1];[$'weapon parameters'.$A:.$M];[.$B$54]+6;0)+VLOOKUP([.C$1];[$'weapon parameters'.$A:.$M];[.$B$54]+9;0)*[.C$4]*[.$A71]" office:value-type="float" office:value="50" calcext:value-type="float">
            <text:p>50</text:p>
          </table:table-cell>
          <table:table-cell table:style-name="ce18" table:formula="of:=VLOOKUP([.D$1];[$'weapon parameters'.$A:.$M];[.$B$54]+6;0)+VLOOKUP([.D$1];[$'weapon parameters'.$A:.$M];[.$B$54]+9;0)*[.D$4]*[.$A71]" office:value-type="float" office:value="40" calcext:value-type="float">
            <text:p>40</text:p>
          </table:table-cell>
          <table:table-cell table:style-name="ce18" table:formula="of:=VLOOKUP([.E$1];[$'weapon parameters'.$A:.$M];[.$B$54]+6;0)+VLOOKUP([.E$1];[$'weapon parameters'.$A:.$M];[.$B$54]+9;0)*[.E$4]*[.$A71]" office:value-type="float" office:value="40" calcext:value-type="float">
            <text:p>40</text:p>
          </table:table-cell>
          <table:table-cell table:style-name="ce18" table:formula="of:=VLOOKUP([.F$1];[$'weapon parameters'.$A:.$M];[.$B$54]+6;0)+VLOOKUP([.F$1];[$'weapon parameters'.$A:.$M];[.$B$54]+9;0)*[.F$4]*[.$A71]" office:value-type="float" office:value="20" calcext:value-type="float">
            <text:p>20</text:p>
          </table:table-cell>
          <table:table-cell table:style-name="ce18" table:formula="of:=VLOOKUP([.G$1];[$'weapon parameters'.$A:.$M];[.$B$54]+6;0)+VLOOKUP([.G$1];[$'weapon parameters'.$A:.$M];[.$B$54]+9;0)*[.G$4]*[.$A71]" office:value-type="float" office:value="20" calcext:value-type="float">
            <text:p>20</text:p>
          </table:table-cell>
          <table:table-cell table:style-name="ce18" table:formula="of:=VLOOKUP([.H$1];[$'weapon parameters'.$A:.$M];[.$B$54]+6;0)+VLOOKUP([.H$1];[$'weapon parameters'.$A:.$M];[.$B$54]+9;0)*[.H$4]*[.$A71]" office:value-type="float" office:value="50" calcext:value-type="float">
            <text:p>50</text:p>
          </table:table-cell>
          <table:table-cell table:style-name="ce18" table:formula="of:=VLOOKUP([.I$1];[$'weapon parameters'.$A:.$M];[.$B$54]+6;0)+VLOOKUP([.I$1];[$'weapon parameters'.$A:.$M];[.$B$54]+9;0)*[.I$4]*[.$A71]" office:value-type="float" office:value="40" calcext:value-type="float">
            <text:p>40</text:p>
          </table:table-cell>
          <table:table-cell table:style-name="ce18" table:formula="of:=VLOOKUP([.J$1];[$'weapon parameters'.$A:.$M];[.$B$54]+6;0)+VLOOKUP([.J$1];[$'weapon parameters'.$A:.$M];[.$B$54]+9;0)*[.J$4]*[.$A71]" office:value-type="float" office:value="20" calcext:value-type="float">
            <text:p>20</text:p>
          </table:table-cell>
          <table:table-cell table:style-name="ce18" table:formula="of:=VLOOKUP([.K$1];[$'weapon parameters'.$A:.$M];[.$B$54]+6;0)+VLOOKUP([.K$1];[$'weapon parameters'.$A:.$M];[.$B$54]+9;0)*[.K$4]*[.$A71]" office:value-type="float" office:value="40" calcext:value-type="float">
            <text:p>40</text:p>
          </table:table-cell>
          <table:table-cell table:style-name="ce18" table:formula="of:=VLOOKUP([.L$1];[$'weapon parameters'.$A:.$M];[.$B$54]+6;0)+VLOOKUP([.L$1];[$'weapon parameters'.$A:.$M];[.$B$54]+9;0)*[.L$4]*[.$A71]" office:value-type="float" office:value="50" calcext:value-type="float">
            <text:p>50</text:p>
          </table:table-cell>
          <table:table-cell table:style-name="ce18" table:formula="of:=VLOOKUP([.M$1];[$'weapon parameters'.$A:.$M];[.$B$54]+6;0)+VLOOKUP([.M$1];[$'weapon parameters'.$A:.$M];[.$B$54]+9;0)*[.M$4]*[.$A71]" office:value-type="float" office:value="36" calcext:value-type="float">
            <text:p>36</text:p>
          </table:table-cell>
          <table:table-cell table:style-name="ce18" table:formula="of:=VLOOKUP([.N$1];[$'weapon parameters'.$A:.$M];[.$B$54]+6;0)+VLOOKUP([.N$1];[$'weapon parameters'.$A:.$M];[.$B$54]+9;0)*[.N$4]*[.$A71]" office:value-type="float" office:value="20" calcext:value-type="float">
            <text:p>20</text:p>
          </table:table-cell>
          <table:table-cell table:style-name="ce18" table:formula="of:=VLOOKUP([.O$1];[$'weapon parameters'.$A:.$M];[.$B$54]+6;0)+VLOOKUP([.O$1];[$'weapon parameters'.$A:.$M];[.$B$54]+9;0)*[.O$4]*[.$A71]" office:value-type="float" office:value="20" calcext:value-type="float">
            <text:p>20</text:p>
          </table:table-cell>
          <table:table-cell table:style-name="ce18" table:formula="of:=VLOOKUP([.P$1];[$'weapon parameters'.$A:.$M];[.$B$54]+6;0)+VLOOKUP([.P$1];[$'weapon parameters'.$A:.$M];[.$B$54]+9;0)*[.P$4]*[.$A71]" office:value-type="float" office:value="40" calcext:value-type="float">
            <text:p>40</text:p>
          </table:table-cell>
          <table:table-cell table:style-name="ce18" table:formula="of:=VLOOKUP([.Q$1];[$'weapon parameters'.$A:.$M];[.$B$54]+6;0)+VLOOKUP([.Q$1];[$'weapon parameters'.$A:.$M];[.$B$54]+9;0)*[.Q$4]*[.$A71]" office:value-type="float" office:value="28" calcext:value-type="float">
            <text:p>28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table:formula="of:=VLOOKUP([.B$1];[$'weapon parameters'.$A:.$M];[.$B$54]+6;0)+VLOOKUP([.B$1];[$'weapon parameters'.$A:.$M];[.$B$54]+9;0)*[.B$4]*[.$A72]" office:value-type="float" office:value="48" calcext:value-type="float">
            <text:p>48</text:p>
          </table:table-cell>
          <table:table-cell table:style-name="ce18" table:formula="of:=VLOOKUP([.C$1];[$'weapon parameters'.$A:.$M];[.$B$54]+6;0)+VLOOKUP([.C$1];[$'weapon parameters'.$A:.$M];[.$B$54]+9;0)*[.C$4]*[.$A72]" office:value-type="float" office:value="58" calcext:value-type="float">
            <text:p>58</text:p>
          </table:table-cell>
          <table:table-cell table:style-name="ce18" table:formula="of:=VLOOKUP([.D$1];[$'weapon parameters'.$A:.$M];[.$B$54]+6;0)+VLOOKUP([.D$1];[$'weapon parameters'.$A:.$M];[.$B$54]+9;0)*[.D$4]*[.$A72]" office:value-type="float" office:value="40" calcext:value-type="float">
            <text:p>40</text:p>
          </table:table-cell>
          <table:table-cell table:style-name="ce18" table:formula="of:=VLOOKUP([.E$1];[$'weapon parameters'.$A:.$M];[.$B$54]+6;0)+VLOOKUP([.E$1];[$'weapon parameters'.$A:.$M];[.$B$54]+9;0)*[.E$4]*[.$A72]" office:value-type="float" office:value="48" calcext:value-type="float">
            <text:p>48</text:p>
          </table:table-cell>
          <table:table-cell table:style-name="ce18" table:formula="of:=VLOOKUP([.F$1];[$'weapon parameters'.$A:.$M];[.$B$54]+6;0)+VLOOKUP([.F$1];[$'weapon parameters'.$A:.$M];[.$B$54]+9;0)*[.F$4]*[.$A72]" office:value-type="float" office:value="20" calcext:value-type="float">
            <text:p>20</text:p>
          </table:table-cell>
          <table:table-cell table:style-name="ce18" table:formula="of:=VLOOKUP([.G$1];[$'weapon parameters'.$A:.$M];[.$B$54]+6;0)+VLOOKUP([.G$1];[$'weapon parameters'.$A:.$M];[.$B$54]+9;0)*[.G$4]*[.$A72]" office:value-type="float" office:value="20" calcext:value-type="float">
            <text:p>20</text:p>
          </table:table-cell>
          <table:table-cell table:style-name="ce18" table:formula="of:=VLOOKUP([.H$1];[$'weapon parameters'.$A:.$M];[.$B$54]+6;0)+VLOOKUP([.H$1];[$'weapon parameters'.$A:.$M];[.$B$54]+9;0)*[.H$4]*[.$A72]" office:value-type="float" office:value="58" calcext:value-type="float">
            <text:p>58</text:p>
          </table:table-cell>
          <table:table-cell table:style-name="ce18" table:formula="of:=VLOOKUP([.I$1];[$'weapon parameters'.$A:.$M];[.$B$54]+6;0)+VLOOKUP([.I$1];[$'weapon parameters'.$A:.$M];[.$B$54]+9;0)*[.I$4]*[.$A72]" office:value-type="float" office:value="48" calcext:value-type="float">
            <text:p>48</text:p>
          </table:table-cell>
          <table:table-cell table:style-name="ce18" table:formula="of:=VLOOKUP([.J$1];[$'weapon parameters'.$A:.$M];[.$B$54]+6;0)+VLOOKUP([.J$1];[$'weapon parameters'.$A:.$M];[.$B$54]+9;0)*[.J$4]*[.$A72]" office:value-type="float" office:value="20" calcext:value-type="float">
            <text:p>20</text:p>
          </table:table-cell>
          <table:table-cell table:style-name="ce18" table:formula="of:=VLOOKUP([.K$1];[$'weapon parameters'.$A:.$M];[.$B$54]+6;0)+VLOOKUP([.K$1];[$'weapon parameters'.$A:.$M];[.$B$54]+9;0)*[.K$4]*[.$A72]" office:value-type="float" office:value="40" calcext:value-type="float">
            <text:p>40</text:p>
          </table:table-cell>
          <table:table-cell table:style-name="ce18" table:formula="of:=VLOOKUP([.L$1];[$'weapon parameters'.$A:.$M];[.$B$54]+6;0)+VLOOKUP([.L$1];[$'weapon parameters'.$A:.$M];[.$B$54]+9;0)*[.L$4]*[.$A72]" office:value-type="float" office:value="58" calcext:value-type="float">
            <text:p>58</text:p>
          </table:table-cell>
          <table:table-cell table:style-name="ce18" table:formula="of:=VLOOKUP([.M$1];[$'weapon parameters'.$A:.$M];[.$B$54]+6;0)+VLOOKUP([.M$1];[$'weapon parameters'.$A:.$M];[.$B$54]+9;0)*[.M$4]*[.$A72]" office:value-type="float" office:value="43.2" calcext:value-type="float">
            <text:p>43</text:p>
          </table:table-cell>
          <table:table-cell table:style-name="ce18" table:formula="of:=VLOOKUP([.N$1];[$'weapon parameters'.$A:.$M];[.$B$54]+6;0)+VLOOKUP([.N$1];[$'weapon parameters'.$A:.$M];[.$B$54]+9;0)*[.N$4]*[.$A72]" office:value-type="float" office:value="20" calcext:value-type="float">
            <text:p>20</text:p>
          </table:table-cell>
          <table:table-cell table:style-name="ce18" table:formula="of:=VLOOKUP([.O$1];[$'weapon parameters'.$A:.$M];[.$B$54]+6;0)+VLOOKUP([.O$1];[$'weapon parameters'.$A:.$M];[.$B$54]+9;0)*[.O$4]*[.$A72]" office:value-type="float" office:value="20" calcext:value-type="float">
            <text:p>20</text:p>
          </table:table-cell>
          <table:table-cell table:style-name="ce18" table:formula="of:=VLOOKUP([.P$1];[$'weapon parameters'.$A:.$M];[.$B$54]+6;0)+VLOOKUP([.P$1];[$'weapon parameters'.$A:.$M];[.$B$54]+9;0)*[.P$4]*[.$A72]" office:value-type="float" office:value="40" calcext:value-type="float">
            <text:p>40</text:p>
          </table:table-cell>
          <table:table-cell table:style-name="ce18" table:formula="of:=VLOOKUP([.Q$1];[$'weapon parameters'.$A:.$M];[.$B$54]+6;0)+VLOOKUP([.Q$1];[$'weapon parameters'.$A:.$M];[.$B$54]+9;0)*[.Q$4]*[.$A72]" office:value-type="float" office:value="33.6" calcext:value-type="float">
            <text:p>34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table:formula="of:=VLOOKUP([.B$1];[$'weapon parameters'.$A:.$M];[.$B$54]+6;0)+VLOOKUP([.B$1];[$'weapon parameters'.$A:.$M];[.$B$54]+9;0)*[.B$4]*[.$A73]" office:value-type="float" office:value="56" calcext:value-type="float">
            <text:p>56</text:p>
          </table:table-cell>
          <table:table-cell table:style-name="ce18" table:formula="of:=VLOOKUP([.C$1];[$'weapon parameters'.$A:.$M];[.$B$54]+6;0)+VLOOKUP([.C$1];[$'weapon parameters'.$A:.$M];[.$B$54]+9;0)*[.C$4]*[.$A73]" office:value-type="float" office:value="66" calcext:value-type="float">
            <text:p>66</text:p>
          </table:table-cell>
          <table:table-cell table:style-name="ce18" table:formula="of:=VLOOKUP([.D$1];[$'weapon parameters'.$A:.$M];[.$B$54]+6;0)+VLOOKUP([.D$1];[$'weapon parameters'.$A:.$M];[.$B$54]+9;0)*[.D$4]*[.$A73]" office:value-type="float" office:value="40" calcext:value-type="float">
            <text:p>40</text:p>
          </table:table-cell>
          <table:table-cell table:style-name="ce18" table:formula="of:=VLOOKUP([.E$1];[$'weapon parameters'.$A:.$M];[.$B$54]+6;0)+VLOOKUP([.E$1];[$'weapon parameters'.$A:.$M];[.$B$54]+9;0)*[.E$4]*[.$A73]" office:value-type="float" office:value="56" calcext:value-type="float">
            <text:p>56</text:p>
          </table:table-cell>
          <table:table-cell table:style-name="ce18" table:formula="of:=VLOOKUP([.F$1];[$'weapon parameters'.$A:.$M];[.$B$54]+6;0)+VLOOKUP([.F$1];[$'weapon parameters'.$A:.$M];[.$B$54]+9;0)*[.F$4]*[.$A73]" office:value-type="float" office:value="20" calcext:value-type="float">
            <text:p>20</text:p>
          </table:table-cell>
          <table:table-cell table:style-name="ce18" table:formula="of:=VLOOKUP([.G$1];[$'weapon parameters'.$A:.$M];[.$B$54]+6;0)+VLOOKUP([.G$1];[$'weapon parameters'.$A:.$M];[.$B$54]+9;0)*[.G$4]*[.$A73]" office:value-type="float" office:value="20" calcext:value-type="float">
            <text:p>20</text:p>
          </table:table-cell>
          <table:table-cell table:style-name="ce18" table:formula="of:=VLOOKUP([.H$1];[$'weapon parameters'.$A:.$M];[.$B$54]+6;0)+VLOOKUP([.H$1];[$'weapon parameters'.$A:.$M];[.$B$54]+9;0)*[.H$4]*[.$A73]" office:value-type="float" office:value="66" calcext:value-type="float">
            <text:p>66</text:p>
          </table:table-cell>
          <table:table-cell table:style-name="ce18" table:formula="of:=VLOOKUP([.I$1];[$'weapon parameters'.$A:.$M];[.$B$54]+6;0)+VLOOKUP([.I$1];[$'weapon parameters'.$A:.$M];[.$B$54]+9;0)*[.I$4]*[.$A73]" office:value-type="float" office:value="56" calcext:value-type="float">
            <text:p>56</text:p>
          </table:table-cell>
          <table:table-cell table:style-name="ce18" table:formula="of:=VLOOKUP([.J$1];[$'weapon parameters'.$A:.$M];[.$B$54]+6;0)+VLOOKUP([.J$1];[$'weapon parameters'.$A:.$M];[.$B$54]+9;0)*[.J$4]*[.$A73]" office:value-type="float" office:value="20" calcext:value-type="float">
            <text:p>20</text:p>
          </table:table-cell>
          <table:table-cell table:style-name="ce18" table:formula="of:=VLOOKUP([.K$1];[$'weapon parameters'.$A:.$M];[.$B$54]+6;0)+VLOOKUP([.K$1];[$'weapon parameters'.$A:.$M];[.$B$54]+9;0)*[.K$4]*[.$A73]" office:value-type="float" office:value="40" calcext:value-type="float">
            <text:p>40</text:p>
          </table:table-cell>
          <table:table-cell table:style-name="ce18" table:formula="of:=VLOOKUP([.L$1];[$'weapon parameters'.$A:.$M];[.$B$54]+6;0)+VLOOKUP([.L$1];[$'weapon parameters'.$A:.$M];[.$B$54]+9;0)*[.L$4]*[.$A73]" office:value-type="float" office:value="66" calcext:value-type="float">
            <text:p>66</text:p>
          </table:table-cell>
          <table:table-cell table:style-name="ce18" table:formula="of:=VLOOKUP([.M$1];[$'weapon parameters'.$A:.$M];[.$B$54]+6;0)+VLOOKUP([.M$1];[$'weapon parameters'.$A:.$M];[.$B$54]+9;0)*[.M$4]*[.$A73]" office:value-type="float" office:value="50.4" calcext:value-type="float">
            <text:p>50</text:p>
          </table:table-cell>
          <table:table-cell table:style-name="ce18" table:formula="of:=VLOOKUP([.N$1];[$'weapon parameters'.$A:.$M];[.$B$54]+6;0)+VLOOKUP([.N$1];[$'weapon parameters'.$A:.$M];[.$B$54]+9;0)*[.N$4]*[.$A73]" office:value-type="float" office:value="20" calcext:value-type="float">
            <text:p>20</text:p>
          </table:table-cell>
          <table:table-cell table:style-name="ce18" table:formula="of:=VLOOKUP([.O$1];[$'weapon parameters'.$A:.$M];[.$B$54]+6;0)+VLOOKUP([.O$1];[$'weapon parameters'.$A:.$M];[.$B$54]+9;0)*[.O$4]*[.$A73]" office:value-type="float" office:value="20" calcext:value-type="float">
            <text:p>20</text:p>
          </table:table-cell>
          <table:table-cell table:style-name="ce18" table:formula="of:=VLOOKUP([.P$1];[$'weapon parameters'.$A:.$M];[.$B$54]+6;0)+VLOOKUP([.P$1];[$'weapon parameters'.$A:.$M];[.$B$54]+9;0)*[.P$4]*[.$A73]" office:value-type="float" office:value="40" calcext:value-type="float">
            <text:p>40</text:p>
          </table:table-cell>
          <table:table-cell table:style-name="ce18" table:formula="of:=VLOOKUP([.Q$1];[$'weapon parameters'.$A:.$M];[.$B$54]+6;0)+VLOOKUP([.Q$1];[$'weapon parameters'.$A:.$M];[.$B$54]+9;0)*[.Q$4]*[.$A73]" office:value-type="float" office:value="39.2" calcext:value-type="float">
            <text:p>39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table:formula="of:=VLOOKUP([.B$1];[$'weapon parameters'.$A:.$M];[.$B$54]+6;0)+VLOOKUP([.B$1];[$'weapon parameters'.$A:.$M];[.$B$54]+9;0)*[.B$4]*[.$A74]" office:value-type="float" office:value="64" calcext:value-type="float">
            <text:p>64</text:p>
          </table:table-cell>
          <table:table-cell table:style-name="ce18" table:formula="of:=VLOOKUP([.C$1];[$'weapon parameters'.$A:.$M];[.$B$54]+6;0)+VLOOKUP([.C$1];[$'weapon parameters'.$A:.$M];[.$B$54]+9;0)*[.C$4]*[.$A74]" office:value-type="float" office:value="74" calcext:value-type="float">
            <text:p>74</text:p>
          </table:table-cell>
          <table:table-cell table:style-name="ce18" table:formula="of:=VLOOKUP([.D$1];[$'weapon parameters'.$A:.$M];[.$B$54]+6;0)+VLOOKUP([.D$1];[$'weapon parameters'.$A:.$M];[.$B$54]+9;0)*[.D$4]*[.$A74]" office:value-type="float" office:value="40" calcext:value-type="float">
            <text:p>40</text:p>
          </table:table-cell>
          <table:table-cell table:style-name="ce18" table:formula="of:=VLOOKUP([.E$1];[$'weapon parameters'.$A:.$M];[.$B$54]+6;0)+VLOOKUP([.E$1];[$'weapon parameters'.$A:.$M];[.$B$54]+9;0)*[.E$4]*[.$A74]" office:value-type="float" office:value="64" calcext:value-type="float">
            <text:p>64</text:p>
          </table:table-cell>
          <table:table-cell table:style-name="ce18" table:formula="of:=VLOOKUP([.F$1];[$'weapon parameters'.$A:.$M];[.$B$54]+6;0)+VLOOKUP([.F$1];[$'weapon parameters'.$A:.$M];[.$B$54]+9;0)*[.F$4]*[.$A74]" office:value-type="float" office:value="20" calcext:value-type="float">
            <text:p>20</text:p>
          </table:table-cell>
          <table:table-cell table:style-name="ce18" table:formula="of:=VLOOKUP([.G$1];[$'weapon parameters'.$A:.$M];[.$B$54]+6;0)+VLOOKUP([.G$1];[$'weapon parameters'.$A:.$M];[.$B$54]+9;0)*[.G$4]*[.$A74]" office:value-type="float" office:value="20" calcext:value-type="float">
            <text:p>20</text:p>
          </table:table-cell>
          <table:table-cell table:style-name="ce18" table:formula="of:=VLOOKUP([.H$1];[$'weapon parameters'.$A:.$M];[.$B$54]+6;0)+VLOOKUP([.H$1];[$'weapon parameters'.$A:.$M];[.$B$54]+9;0)*[.H$4]*[.$A74]" office:value-type="float" office:value="74" calcext:value-type="float">
            <text:p>74</text:p>
          </table:table-cell>
          <table:table-cell table:style-name="ce18" table:formula="of:=VLOOKUP([.I$1];[$'weapon parameters'.$A:.$M];[.$B$54]+6;0)+VLOOKUP([.I$1];[$'weapon parameters'.$A:.$M];[.$B$54]+9;0)*[.I$4]*[.$A74]" office:value-type="float" office:value="64" calcext:value-type="float">
            <text:p>64</text:p>
          </table:table-cell>
          <table:table-cell table:style-name="ce18" table:formula="of:=VLOOKUP([.J$1];[$'weapon parameters'.$A:.$M];[.$B$54]+6;0)+VLOOKUP([.J$1];[$'weapon parameters'.$A:.$M];[.$B$54]+9;0)*[.J$4]*[.$A74]" office:value-type="float" office:value="20" calcext:value-type="float">
            <text:p>20</text:p>
          </table:table-cell>
          <table:table-cell table:style-name="ce18" table:formula="of:=VLOOKUP([.K$1];[$'weapon parameters'.$A:.$M];[.$B$54]+6;0)+VLOOKUP([.K$1];[$'weapon parameters'.$A:.$M];[.$B$54]+9;0)*[.K$4]*[.$A74]" office:value-type="float" office:value="40" calcext:value-type="float">
            <text:p>40</text:p>
          </table:table-cell>
          <table:table-cell table:style-name="ce18" table:formula="of:=VLOOKUP([.L$1];[$'weapon parameters'.$A:.$M];[.$B$54]+6;0)+VLOOKUP([.L$1];[$'weapon parameters'.$A:.$M];[.$B$54]+9;0)*[.L$4]*[.$A74]" office:value-type="float" office:value="74" calcext:value-type="float">
            <text:p>74</text:p>
          </table:table-cell>
          <table:table-cell table:style-name="ce18" table:formula="of:=VLOOKUP([.M$1];[$'weapon parameters'.$A:.$M];[.$B$54]+6;0)+VLOOKUP([.M$1];[$'weapon parameters'.$A:.$M];[.$B$54]+9;0)*[.M$4]*[.$A74]" office:value-type="float" office:value="57.6" calcext:value-type="float">
            <text:p>58</text:p>
          </table:table-cell>
          <table:table-cell table:style-name="ce18" table:formula="of:=VLOOKUP([.N$1];[$'weapon parameters'.$A:.$M];[.$B$54]+6;0)+VLOOKUP([.N$1];[$'weapon parameters'.$A:.$M];[.$B$54]+9;0)*[.N$4]*[.$A74]" office:value-type="float" office:value="20" calcext:value-type="float">
            <text:p>20</text:p>
          </table:table-cell>
          <table:table-cell table:style-name="ce18" table:formula="of:=VLOOKUP([.O$1];[$'weapon parameters'.$A:.$M];[.$B$54]+6;0)+VLOOKUP([.O$1];[$'weapon parameters'.$A:.$M];[.$B$54]+9;0)*[.O$4]*[.$A74]" office:value-type="float" office:value="20" calcext:value-type="float">
            <text:p>20</text:p>
          </table:table-cell>
          <table:table-cell table:style-name="ce18" table:formula="of:=VLOOKUP([.P$1];[$'weapon parameters'.$A:.$M];[.$B$54]+6;0)+VLOOKUP([.P$1];[$'weapon parameters'.$A:.$M];[.$B$54]+9;0)*[.P$4]*[.$A74]" office:value-type="float" office:value="40" calcext:value-type="float">
            <text:p>40</text:p>
          </table:table-cell>
          <table:table-cell table:style-name="ce18" table:formula="of:=VLOOKUP([.Q$1];[$'weapon parameters'.$A:.$M];[.$B$54]+6;0)+VLOOKUP([.Q$1];[$'weapon parameters'.$A:.$M];[.$B$54]+9;0)*[.Q$4]*[.$A74]" office:value-type="float" office:value="44.8" calcext:value-type="float">
            <text:p>45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table:formula="of:=VLOOKUP([.B$1];[$'weapon parameters'.$A:.$M];[.$B$54]+6;0)+VLOOKUP([.B$1];[$'weapon parameters'.$A:.$M];[.$B$54]+9;0)*[.B$4]*[.$A75]" office:value-type="float" office:value="72" calcext:value-type="float">
            <text:p>72</text:p>
          </table:table-cell>
          <table:table-cell table:style-name="ce18" table:formula="of:=VLOOKUP([.C$1];[$'weapon parameters'.$A:.$M];[.$B$54]+6;0)+VLOOKUP([.C$1];[$'weapon parameters'.$A:.$M];[.$B$54]+9;0)*[.C$4]*[.$A75]" office:value-type="float" office:value="82" calcext:value-type="float">
            <text:p>82</text:p>
          </table:table-cell>
          <table:table-cell table:style-name="ce18" table:formula="of:=VLOOKUP([.D$1];[$'weapon parameters'.$A:.$M];[.$B$54]+6;0)+VLOOKUP([.D$1];[$'weapon parameters'.$A:.$M];[.$B$54]+9;0)*[.D$4]*[.$A75]" office:value-type="float" office:value="40" calcext:value-type="float">
            <text:p>40</text:p>
          </table:table-cell>
          <table:table-cell table:style-name="ce18" table:formula="of:=VLOOKUP([.E$1];[$'weapon parameters'.$A:.$M];[.$B$54]+6;0)+VLOOKUP([.E$1];[$'weapon parameters'.$A:.$M];[.$B$54]+9;0)*[.E$4]*[.$A75]" office:value-type="float" office:value="72" calcext:value-type="float">
            <text:p>72</text:p>
          </table:table-cell>
          <table:table-cell table:style-name="ce18" table:formula="of:=VLOOKUP([.F$1];[$'weapon parameters'.$A:.$M];[.$B$54]+6;0)+VLOOKUP([.F$1];[$'weapon parameters'.$A:.$M];[.$B$54]+9;0)*[.F$4]*[.$A75]" office:value-type="float" office:value="20" calcext:value-type="float">
            <text:p>20</text:p>
          </table:table-cell>
          <table:table-cell table:style-name="ce18" table:formula="of:=VLOOKUP([.G$1];[$'weapon parameters'.$A:.$M];[.$B$54]+6;0)+VLOOKUP([.G$1];[$'weapon parameters'.$A:.$M];[.$B$54]+9;0)*[.G$4]*[.$A75]" office:value-type="float" office:value="20" calcext:value-type="float">
            <text:p>20</text:p>
          </table:table-cell>
          <table:table-cell table:style-name="ce18" table:formula="of:=VLOOKUP([.H$1];[$'weapon parameters'.$A:.$M];[.$B$54]+6;0)+VLOOKUP([.H$1];[$'weapon parameters'.$A:.$M];[.$B$54]+9;0)*[.H$4]*[.$A75]" office:value-type="float" office:value="82" calcext:value-type="float">
            <text:p>82</text:p>
          </table:table-cell>
          <table:table-cell table:style-name="ce18" table:formula="of:=VLOOKUP([.I$1];[$'weapon parameters'.$A:.$M];[.$B$54]+6;0)+VLOOKUP([.I$1];[$'weapon parameters'.$A:.$M];[.$B$54]+9;0)*[.I$4]*[.$A75]" office:value-type="float" office:value="72" calcext:value-type="float">
            <text:p>72</text:p>
          </table:table-cell>
          <table:table-cell table:style-name="ce18" table:formula="of:=VLOOKUP([.J$1];[$'weapon parameters'.$A:.$M];[.$B$54]+6;0)+VLOOKUP([.J$1];[$'weapon parameters'.$A:.$M];[.$B$54]+9;0)*[.J$4]*[.$A75]" office:value-type="float" office:value="20" calcext:value-type="float">
            <text:p>20</text:p>
          </table:table-cell>
          <table:table-cell table:style-name="ce18" table:formula="of:=VLOOKUP([.K$1];[$'weapon parameters'.$A:.$M];[.$B$54]+6;0)+VLOOKUP([.K$1];[$'weapon parameters'.$A:.$M];[.$B$54]+9;0)*[.K$4]*[.$A75]" office:value-type="float" office:value="40" calcext:value-type="float">
            <text:p>40</text:p>
          </table:table-cell>
          <table:table-cell table:style-name="ce18" table:formula="of:=VLOOKUP([.L$1];[$'weapon parameters'.$A:.$M];[.$B$54]+6;0)+VLOOKUP([.L$1];[$'weapon parameters'.$A:.$M];[.$B$54]+9;0)*[.L$4]*[.$A75]" office:value-type="float" office:value="82" calcext:value-type="float">
            <text:p>82</text:p>
          </table:table-cell>
          <table:table-cell table:style-name="ce18" table:formula="of:=VLOOKUP([.M$1];[$'weapon parameters'.$A:.$M];[.$B$54]+6;0)+VLOOKUP([.M$1];[$'weapon parameters'.$A:.$M];[.$B$54]+9;0)*[.M$4]*[.$A75]" office:value-type="float" office:value="64.8" calcext:value-type="float">
            <text:p>65</text:p>
          </table:table-cell>
          <table:table-cell table:style-name="ce18" table:formula="of:=VLOOKUP([.N$1];[$'weapon parameters'.$A:.$M];[.$B$54]+6;0)+VLOOKUP([.N$1];[$'weapon parameters'.$A:.$M];[.$B$54]+9;0)*[.N$4]*[.$A75]" office:value-type="float" office:value="20" calcext:value-type="float">
            <text:p>20</text:p>
          </table:table-cell>
          <table:table-cell table:style-name="ce18" table:formula="of:=VLOOKUP([.O$1];[$'weapon parameters'.$A:.$M];[.$B$54]+6;0)+VLOOKUP([.O$1];[$'weapon parameters'.$A:.$M];[.$B$54]+9;0)*[.O$4]*[.$A75]" office:value-type="float" office:value="20" calcext:value-type="float">
            <text:p>20</text:p>
          </table:table-cell>
          <table:table-cell table:style-name="ce18" table:formula="of:=VLOOKUP([.P$1];[$'weapon parameters'.$A:.$M];[.$B$54]+6;0)+VLOOKUP([.P$1];[$'weapon parameters'.$A:.$M];[.$B$54]+9;0)*[.P$4]*[.$A75]" office:value-type="float" office:value="40" calcext:value-type="float">
            <text:p>40</text:p>
          </table:table-cell>
          <table:table-cell table:style-name="ce18" table:formula="of:=VLOOKUP([.Q$1];[$'weapon parameters'.$A:.$M];[.$B$54]+6;0)+VLOOKUP([.Q$1];[$'weapon parameters'.$A:.$M];[.$B$54]+9;0)*[.Q$4]*[.$A75]" office:value-type="float" office:value="50.4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VLOOKUP([.B$1];[$'weapon parameters'.$A:.$M];[.$B$54]+6;0)+VLOOKUP([.B$1];[$'weapon parameters'.$A:.$M];[.$B$54]+9;0)*[.B$4]*[.$A76]" office:value-type="float" office:value="80" calcext:value-type="float">
            <text:p>80</text:p>
          </table:table-cell>
          <table:table-cell table:style-name="ce18" table:formula="of:=VLOOKUP([.C$1];[$'weapon parameters'.$A:.$M];[.$B$54]+6;0)+VLOOKUP([.C$1];[$'weapon parameters'.$A:.$M];[.$B$54]+9;0)*[.C$4]*[.$A76]" office:value-type="float" office:value="90" calcext:value-type="float">
            <text:p>90</text:p>
          </table:table-cell>
          <table:table-cell table:style-name="ce18" table:formula="of:=VLOOKUP([.D$1];[$'weapon parameters'.$A:.$M];[.$B$54]+6;0)+VLOOKUP([.D$1];[$'weapon parameters'.$A:.$M];[.$B$54]+9;0)*[.D$4]*[.$A76]" office:value-type="float" office:value="40" calcext:value-type="float">
            <text:p>40</text:p>
          </table:table-cell>
          <table:table-cell table:style-name="ce18" table:formula="of:=VLOOKUP([.E$1];[$'weapon parameters'.$A:.$M];[.$B$54]+6;0)+VLOOKUP([.E$1];[$'weapon parameters'.$A:.$M];[.$B$54]+9;0)*[.E$4]*[.$A76]" office:value-type="float" office:value="80" calcext:value-type="float">
            <text:p>80</text:p>
          </table:table-cell>
          <table:table-cell table:style-name="ce18" table:formula="of:=VLOOKUP([.F$1];[$'weapon parameters'.$A:.$M];[.$B$54]+6;0)+VLOOKUP([.F$1];[$'weapon parameters'.$A:.$M];[.$B$54]+9;0)*[.F$4]*[.$A76]" office:value-type="float" office:value="20" calcext:value-type="float">
            <text:p>20</text:p>
          </table:table-cell>
          <table:table-cell table:style-name="ce18" table:formula="of:=VLOOKUP([.G$1];[$'weapon parameters'.$A:.$M];[.$B$54]+6;0)+VLOOKUP([.G$1];[$'weapon parameters'.$A:.$M];[.$B$54]+9;0)*[.G$4]*[.$A76]" office:value-type="float" office:value="20" calcext:value-type="float">
            <text:p>20</text:p>
          </table:table-cell>
          <table:table-cell table:style-name="ce18" table:formula="of:=VLOOKUP([.H$1];[$'weapon parameters'.$A:.$M];[.$B$54]+6;0)+VLOOKUP([.H$1];[$'weapon parameters'.$A:.$M];[.$B$54]+9;0)*[.H$4]*[.$A76]" office:value-type="float" office:value="90" calcext:value-type="float">
            <text:p>90</text:p>
          </table:table-cell>
          <table:table-cell table:style-name="ce18" table:formula="of:=VLOOKUP([.I$1];[$'weapon parameters'.$A:.$M];[.$B$54]+6;0)+VLOOKUP([.I$1];[$'weapon parameters'.$A:.$M];[.$B$54]+9;0)*[.I$4]*[.$A76]" office:value-type="float" office:value="80" calcext:value-type="float">
            <text:p>80</text:p>
          </table:table-cell>
          <table:table-cell table:style-name="ce18" table:formula="of:=VLOOKUP([.J$1];[$'weapon parameters'.$A:.$M];[.$B$54]+6;0)+VLOOKUP([.J$1];[$'weapon parameters'.$A:.$M];[.$B$54]+9;0)*[.J$4]*[.$A76]" office:value-type="float" office:value="20" calcext:value-type="float">
            <text:p>20</text:p>
          </table:table-cell>
          <table:table-cell table:style-name="ce18" table:formula="of:=VLOOKUP([.K$1];[$'weapon parameters'.$A:.$M];[.$B$54]+6;0)+VLOOKUP([.K$1];[$'weapon parameters'.$A:.$M];[.$B$54]+9;0)*[.K$4]*[.$A76]" office:value-type="float" office:value="40" calcext:value-type="float">
            <text:p>40</text:p>
          </table:table-cell>
          <table:table-cell table:style-name="ce18" table:formula="of:=VLOOKUP([.L$1];[$'weapon parameters'.$A:.$M];[.$B$54]+6;0)+VLOOKUP([.L$1];[$'weapon parameters'.$A:.$M];[.$B$54]+9;0)*[.L$4]*[.$A76]" office:value-type="float" office:value="90" calcext:value-type="float">
            <text:p>90</text:p>
          </table:table-cell>
          <table:table-cell table:style-name="ce18" table:formula="of:=VLOOKUP([.M$1];[$'weapon parameters'.$A:.$M];[.$B$54]+6;0)+VLOOKUP([.M$1];[$'weapon parameters'.$A:.$M];[.$B$54]+9;0)*[.M$4]*[.$A76]" office:value-type="float" office:value="72" calcext:value-type="float">
            <text:p>72</text:p>
          </table:table-cell>
          <table:table-cell table:style-name="ce18" table:formula="of:=VLOOKUP([.N$1];[$'weapon parameters'.$A:.$M];[.$B$54]+6;0)+VLOOKUP([.N$1];[$'weapon parameters'.$A:.$M];[.$B$54]+9;0)*[.N$4]*[.$A76]" office:value-type="float" office:value="20" calcext:value-type="float">
            <text:p>20</text:p>
          </table:table-cell>
          <table:table-cell table:style-name="ce18" table:formula="of:=VLOOKUP([.O$1];[$'weapon parameters'.$A:.$M];[.$B$54]+6;0)+VLOOKUP([.O$1];[$'weapon parameters'.$A:.$M];[.$B$54]+9;0)*[.O$4]*[.$A76]" office:value-type="float" office:value="20" calcext:value-type="float">
            <text:p>20</text:p>
          </table:table-cell>
          <table:table-cell table:style-name="ce18" table:formula="of:=VLOOKUP([.P$1];[$'weapon parameters'.$A:.$M];[.$B$54]+6;0)+VLOOKUP([.P$1];[$'weapon parameters'.$A:.$M];[.$B$54]+9;0)*[.P$4]*[.$A76]" office:value-type="float" office:value="40" calcext:value-type="float">
            <text:p>40</text:p>
          </table:table-cell>
          <table:table-cell table:style-name="ce18" table:formula="of:=VLOOKUP([.Q$1];[$'weapon parameters'.$A:.$M];[.$B$54]+6;0)+VLOOKUP([.Q$1];[$'weapon parameters'.$A:.$M];[.$B$54]+9;0)*[.Q$4]*[.$A76]" office:value-type="float" office:value="56" calcext:value-type="float">
            <text:p>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2</text:p>
          </table:table-cell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table:formula="of:=IF(ISBLANK([.B$2]);0;IF([.B$2]=&quot;unarm&quot;;0;VLOOKUP([.B$2];[$'weapon parameters'.$A:.$M];[.$B$54]+6;0))+VLOOKUP([.B$2];[$'weapon parameters'.$A:.$M];[.$B$54]+9;0)*[.B$5]*[.$A78])" office:value-type="float" office:value="0" calcext:value-type="float">
            <text:p>0</text:p>
          </table:table-cell>
          <table:table-cell table:style-name="ce18" table:formula="of:=IF(ISBLANK([.C$2]);0;IF([.C$2]=&quot;unarm&quot;;0;VLOOKUP([.C$2];[$'weapon parameters'.$A:.$M];[.$B$54]+6;0))+VLOOKUP([.C$2];[$'weapon parameters'.$A:.$M];[.$B$54]+9;0)*[.C$5]*[.$A78])" office:value-type="float" office:value="0" calcext:value-type="float">
            <text:p>0</text:p>
          </table:table-cell>
          <table:table-cell table:style-name="ce18" table:formula="of:=IF(ISBLANK([.D$2]);0;IF([.D$2]=&quot;unarm&quot;;0;VLOOKUP([.D$2];[$'weapon parameters'.$A:.$M];[.$B$54]+6;0))+VLOOKUP([.D$2];[$'weapon parameters'.$A:.$M];[.$B$54]+9;0)*[.D$5]*[.$A78])" office:value-type="float" office:value="0" calcext:value-type="float">
            <text:p>0</text:p>
          </table:table-cell>
          <table:table-cell table:style-name="ce18" table:formula="of:=IF(ISBLANK([.E$2]);0;IF([.E$2]=&quot;unarm&quot;;0;VLOOKUP([.E$2];[$'weapon parameters'.$A:.$M];[.$B$54]+6;0))+VLOOKUP([.E$2];[$'weapon parameters'.$A:.$M];[.$B$54]+9;0)*[.E$5]*[.$A78])" office:value-type="float" office:value="0" calcext:value-type="float">
            <text:p>0</text:p>
          </table:table-cell>
          <table:table-cell table:style-name="ce18" table:formula="of:=IF(ISBLANK([.F$2]);0;IF([.F$2]=&quot;unarm&quot;;0;VLOOKUP([.F$2];[$'weapon parameters'.$A:.$M];[.$B$54]+6;0))+VLOOKUP([.F$2];[$'weapon parameters'.$A:.$M];[.$B$54]+9;0)*[.F$5]*[.$A78])" office:value-type="float" office:value="0" calcext:value-type="float">
            <text:p>0</text:p>
          </table:table-cell>
          <table:table-cell table:style-name="ce18" table:formula="of:=IF(ISBLANK([.G$2]);0;IF([.G$2]=&quot;unarm&quot;;0;VLOOKUP([.G$2];[$'weapon parameters'.$A:.$M];[.$B$54]+6;0))+VLOOKUP([.G$2];[$'weapon parameters'.$A:.$M];[.$B$54]+9;0)*[.G$5]*[.$A78])" office:value-type="float" office:value="0" calcext:value-type="float">
            <text:p>0</text:p>
          </table:table-cell>
          <table:table-cell table:style-name="ce18" table:formula="of:=IF(ISBLANK([.H$2]);0;IF([.H$2]=&quot;unarm&quot;;0;VLOOKUP([.H$2];[$'weapon parameters'.$A:.$M];[.$B$54]+6;0))+VLOOKUP([.H$2];[$'weapon parameters'.$A:.$M];[.$B$54]+9;0)*[.H$5]*[.$A78])" office:value-type="float" office:value="0" calcext:value-type="float">
            <text:p>0</text:p>
          </table:table-cell>
          <table:table-cell table:style-name="ce18" table:formula="of:=IF(ISBLANK([.I$2]);0;IF([.I$2]=&quot;unarm&quot;;0;VLOOKUP([.I$2];[$'weapon parameters'.$A:.$M];[.$B$54]+6;0))+VLOOKUP([.I$2];[$'weapon parameters'.$A:.$M];[.$B$54]+9;0)*[.I$5]*[.$A78])" office:value-type="float" office:value="0" calcext:value-type="float">
            <text:p>0</text:p>
          </table:table-cell>
          <table:table-cell table:style-name="ce18" table:formula="of:=IF(ISBLANK([.J$2]);0;IF([.J$2]=&quot;unarm&quot;;0;VLOOKUP([.J$2];[$'weapon parameters'.$A:.$M];[.$B$54]+6;0))+VLOOKUP([.J$2];[$'weapon parameters'.$A:.$M];[.$B$54]+9;0)*[.J$5]*[.$A78])" office:value-type="float" office:value="0" calcext:value-type="float">
            <text:p>0</text:p>
          </table:table-cell>
          <table:table-cell table:style-name="ce18" table:formula="of:=IF(ISBLANK([.K$2]);0;IF([.K$2]=&quot;unarm&quot;;0;VLOOKUP([.K$2];[$'weapon parameters'.$A:.$M];[.$B$54]+6;0))+VLOOKUP([.K$2];[$'weapon parameters'.$A:.$M];[.$B$54]+9;0)*[.K$5]*[.$A78])" office:value-type="float" office:value="40" calcext:value-type="float">
            <text:p>40</text:p>
          </table:table-cell>
          <table:table-cell table:style-name="ce18" table:formula="of:=IF(ISBLANK([.L$2]);0;IF([.L$2]=&quot;unarm&quot;;0;VLOOKUP([.L$2];[$'weapon parameters'.$A:.$M];[.$B$54]+6;0))+VLOOKUP([.L$2];[$'weapon parameters'.$A:.$M];[.$B$54]+9;0)*[.L$5]*[.$A78])" office:value-type="float" office:value="18" calcext:value-type="float">
            <text:p>18</text:p>
          </table:table-cell>
          <table:table-cell table:style-name="ce18" table:formula="of:=IF(ISBLANK([.M$2]);0;IF([.M$2]=&quot;unarm&quot;;0;VLOOKUP([.M$2];[$'weapon parameters'.$A:.$M];[.$B$54]+6;0))+VLOOKUP([.M$2];[$'weapon parameters'.$A:.$M];[.$B$54]+9;0)*[.M$5]*[.$A78])" office:value-type="float" office:value="13.4871191548325" calcext:value-type="float">
            <text:p>13</text:p>
          </table:table-cell>
          <table:table-cell table:style-name="ce18" table:formula="of:=IF(ISBLANK([.N$2]);0;IF([.N$2]=&quot;unarm&quot;;0;VLOOKUP([.N$2];[$'weapon parameters'.$A:.$M];[.$B$54]+6;0))+VLOOKUP([.N$2];[$'weapon parameters'.$A:.$M];[.$B$54]+9;0)*[.N$5]*[.$A78])" office:value-type="float" office:value="14.8" calcext:value-type="float">
            <text:p>15</text:p>
          </table:table-cell>
          <table:table-cell table:style-name="ce18" table:formula="of:=IF(ISBLANK([.O$2]);0;IF([.O$2]=&quot;unarm&quot;;0;VLOOKUP([.O$2];[$'weapon parameters'.$A:.$M];[.$B$54]+6;0))+VLOOKUP([.O$2];[$'weapon parameters'.$A:.$M];[.$B$54]+9;0)*[.O$5]*[.$A78])" office:value-type="float" office:value="14.8" calcext:value-type="float">
            <text:p>15</text:p>
          </table:table-cell>
          <table:table-cell table:style-name="ce18" table:formula="of:=IF(ISBLANK([.P$2]);0;IF([.P$2]=&quot;unarm&quot;;0;VLOOKUP([.P$2];[$'weapon parameters'.$A:.$M];[.$B$54]+6;0))+VLOOKUP([.P$2];[$'weapon parameters'.$A:.$M];[.$B$54]+9;0)*[.P$5]*[.$A78])" office:value-type="float" office:value="0" calcext:value-type="float">
            <text:p>0</text:p>
          </table:table-cell>
          <table:table-cell table:style-name="ce18" table:formula="of:=IF(ISBLANK([.Q$2]);0;IF([.Q$2]=&quot;unarm&quot;;0;VLOOKUP([.Q$2];[$'weapon parameters'.$A:.$M];[.$B$54]+6;0))+VLOOKUP([.Q$2];[$'weapon parameters'.$A:.$M];[.$B$54]+9;0)*[.Q$5]*[.$A7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IF(ISBLANK([.B$2]);0;IF([.B$2]=&quot;unarm&quot;;0;VLOOKUP([.B$2];[$'weapon parameters'.$A:.$M];[.$B$54]+6;0))+VLOOKUP([.B$2];[$'weapon parameters'.$A:.$M];[.$B$54]+9;0)*[.B$5]*[.$A79])" office:value-type="float" office:value="0" calcext:value-type="float">
            <text:p>0</text:p>
          </table:table-cell>
          <table:table-cell table:style-name="ce18" table:formula="of:=IF(ISBLANK([.C$2]);0;IF([.C$2]=&quot;unarm&quot;;0;VLOOKUP([.C$2];[$'weapon parameters'.$A:.$M];[.$B$54]+6;0))+VLOOKUP([.C$2];[$'weapon parameters'.$A:.$M];[.$B$54]+9;0)*[.C$5]*[.$A79])" office:value-type="float" office:value="0" calcext:value-type="float">
            <text:p>0</text:p>
          </table:table-cell>
          <table:table-cell table:style-name="ce18" table:formula="of:=IF(ISBLANK([.D$2]);0;IF([.D$2]=&quot;unarm&quot;;0;VLOOKUP([.D$2];[$'weapon parameters'.$A:.$M];[.$B$54]+6;0))+VLOOKUP([.D$2];[$'weapon parameters'.$A:.$M];[.$B$54]+9;0)*[.D$5]*[.$A79])" office:value-type="float" office:value="0" calcext:value-type="float">
            <text:p>0</text:p>
          </table:table-cell>
          <table:table-cell table:style-name="ce18" table:formula="of:=IF(ISBLANK([.E$2]);0;IF([.E$2]=&quot;unarm&quot;;0;VLOOKUP([.E$2];[$'weapon parameters'.$A:.$M];[.$B$54]+6;0))+VLOOKUP([.E$2];[$'weapon parameters'.$A:.$M];[.$B$54]+9;0)*[.E$5]*[.$A79])" office:value-type="float" office:value="0" calcext:value-type="float">
            <text:p>0</text:p>
          </table:table-cell>
          <table:table-cell table:style-name="ce18" table:formula="of:=IF(ISBLANK([.F$2]);0;IF([.F$2]=&quot;unarm&quot;;0;VLOOKUP([.F$2];[$'weapon parameters'.$A:.$M];[.$B$54]+6;0))+VLOOKUP([.F$2];[$'weapon parameters'.$A:.$M];[.$B$54]+9;0)*[.F$5]*[.$A79])" office:value-type="float" office:value="0" calcext:value-type="float">
            <text:p>0</text:p>
          </table:table-cell>
          <table:table-cell table:style-name="ce18" table:formula="of:=IF(ISBLANK([.G$2]);0;IF([.G$2]=&quot;unarm&quot;;0;VLOOKUP([.G$2];[$'weapon parameters'.$A:.$M];[.$B$54]+6;0))+VLOOKUP([.G$2];[$'weapon parameters'.$A:.$M];[.$B$54]+9;0)*[.G$5]*[.$A79])" office:value-type="float" office:value="0" calcext:value-type="float">
            <text:p>0</text:p>
          </table:table-cell>
          <table:table-cell table:style-name="ce18" table:formula="of:=IF(ISBLANK([.H$2]);0;IF([.H$2]=&quot;unarm&quot;;0;VLOOKUP([.H$2];[$'weapon parameters'.$A:.$M];[.$B$54]+6;0))+VLOOKUP([.H$2];[$'weapon parameters'.$A:.$M];[.$B$54]+9;0)*[.H$5]*[.$A79])" office:value-type="float" office:value="0" calcext:value-type="float">
            <text:p>0</text:p>
          </table:table-cell>
          <table:table-cell table:style-name="ce18" table:formula="of:=IF(ISBLANK([.I$2]);0;IF([.I$2]=&quot;unarm&quot;;0;VLOOKUP([.I$2];[$'weapon parameters'.$A:.$M];[.$B$54]+6;0))+VLOOKUP([.I$2];[$'weapon parameters'.$A:.$M];[.$B$54]+9;0)*[.I$5]*[.$A79])" office:value-type="float" office:value="0" calcext:value-type="float">
            <text:p>0</text:p>
          </table:table-cell>
          <table:table-cell table:style-name="ce18" table:formula="of:=IF(ISBLANK([.J$2]);0;IF([.J$2]=&quot;unarm&quot;;0;VLOOKUP([.J$2];[$'weapon parameters'.$A:.$M];[.$B$54]+6;0))+VLOOKUP([.J$2];[$'weapon parameters'.$A:.$M];[.$B$54]+9;0)*[.J$5]*[.$A79])" office:value-type="float" office:value="0" calcext:value-type="float">
            <text:p>0</text:p>
          </table:table-cell>
          <table:table-cell table:style-name="ce18" table:formula="of:=IF(ISBLANK([.K$2]);0;IF([.K$2]=&quot;unarm&quot;;0;VLOOKUP([.K$2];[$'weapon parameters'.$A:.$M];[.$B$54]+6;0))+VLOOKUP([.K$2];[$'weapon parameters'.$A:.$M];[.$B$54]+9;0)*[.K$5]*[.$A79])" office:value-type="float" office:value="40" calcext:value-type="float">
            <text:p>40</text:p>
          </table:table-cell>
          <table:table-cell table:style-name="ce18" table:formula="of:=IF(ISBLANK([.L$2]);0;IF([.L$2]=&quot;unarm&quot;;0;VLOOKUP([.L$2];[$'weapon parameters'.$A:.$M];[.$B$54]+6;0))+VLOOKUP([.L$2];[$'weapon parameters'.$A:.$M];[.$B$54]+9;0)*[.L$5]*[.$A79])" office:value-type="float" office:value="26" calcext:value-type="float">
            <text:p>26</text:p>
          </table:table-cell>
          <table:table-cell table:style-name="ce18" table:formula="of:=IF(ISBLANK([.M$2]);0;IF([.M$2]=&quot;unarm&quot;;0;VLOOKUP([.M$2];[$'weapon parameters'.$A:.$M];[.$B$54]+6;0))+VLOOKUP([.M$2];[$'weapon parameters'.$A:.$M];[.$B$54]+9;0)*[.M$5]*[.$A79])" office:value-type="float" office:value="16.9742383096651" calcext:value-type="float">
            <text:p>17</text:p>
          </table:table-cell>
          <table:table-cell table:style-name="ce18" table:formula="of:=IF(ISBLANK([.N$2]);0;IF([.N$2]=&quot;unarm&quot;;0;VLOOKUP([.N$2];[$'weapon parameters'.$A:.$M];[.$B$54]+6;0))+VLOOKUP([.N$2];[$'weapon parameters'.$A:.$M];[.$B$54]+9;0)*[.N$5]*[.$A79])" office:value-type="float" office:value="19.6" calcext:value-type="float">
            <text:p>20</text:p>
          </table:table-cell>
          <table:table-cell table:style-name="ce18" table:formula="of:=IF(ISBLANK([.O$2]);0;IF([.O$2]=&quot;unarm&quot;;0;VLOOKUP([.O$2];[$'weapon parameters'.$A:.$M];[.$B$54]+6;0))+VLOOKUP([.O$2];[$'weapon parameters'.$A:.$M];[.$B$54]+9;0)*[.O$5]*[.$A79])" office:value-type="float" office:value="19.6" calcext:value-type="float">
            <text:p>20</text:p>
          </table:table-cell>
          <table:table-cell table:style-name="ce18" table:formula="of:=IF(ISBLANK([.P$2]);0;IF([.P$2]=&quot;unarm&quot;;0;VLOOKUP([.P$2];[$'weapon parameters'.$A:.$M];[.$B$54]+6;0))+VLOOKUP([.P$2];[$'weapon parameters'.$A:.$M];[.$B$54]+9;0)*[.P$5]*[.$A79])" office:value-type="float" office:value="0" calcext:value-type="float">
            <text:p>0</text:p>
          </table:table-cell>
          <table:table-cell table:style-name="ce18" table:formula="of:=IF(ISBLANK([.Q$2]);0;IF([.Q$2]=&quot;unarm&quot;;0;VLOOKUP([.Q$2];[$'weapon parameters'.$A:.$M];[.$B$54]+6;0))+VLOOKUP([.Q$2];[$'weapon parameters'.$A:.$M];[.$B$54]+9;0)*[.Q$5]*[.$A7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formula="of:=IF(ISBLANK([.B$2]);0;IF([.B$2]=&quot;unarm&quot;;0;VLOOKUP([.B$2];[$'weapon parameters'.$A:.$M];[.$B$54]+6;0))+VLOOKUP([.B$2];[$'weapon parameters'.$A:.$M];[.$B$54]+9;0)*[.B$5]*[.$A80])" office:value-type="float" office:value="0" calcext:value-type="float">
            <text:p>0</text:p>
          </table:table-cell>
          <table:table-cell table:style-name="ce18" table:formula="of:=IF(ISBLANK([.C$2]);0;IF([.C$2]=&quot;unarm&quot;;0;VLOOKUP([.C$2];[$'weapon parameters'.$A:.$M];[.$B$54]+6;0))+VLOOKUP([.C$2];[$'weapon parameters'.$A:.$M];[.$B$54]+9;0)*[.C$5]*[.$A80])" office:value-type="float" office:value="0" calcext:value-type="float">
            <text:p>0</text:p>
          </table:table-cell>
          <table:table-cell table:style-name="ce18" table:formula="of:=IF(ISBLANK([.D$2]);0;IF([.D$2]=&quot;unarm&quot;;0;VLOOKUP([.D$2];[$'weapon parameters'.$A:.$M];[.$B$54]+6;0))+VLOOKUP([.D$2];[$'weapon parameters'.$A:.$M];[.$B$54]+9;0)*[.D$5]*[.$A80])" office:value-type="float" office:value="0" calcext:value-type="float">
            <text:p>0</text:p>
          </table:table-cell>
          <table:table-cell table:style-name="ce18" table:formula="of:=IF(ISBLANK([.E$2]);0;IF([.E$2]=&quot;unarm&quot;;0;VLOOKUP([.E$2];[$'weapon parameters'.$A:.$M];[.$B$54]+6;0))+VLOOKUP([.E$2];[$'weapon parameters'.$A:.$M];[.$B$54]+9;0)*[.E$5]*[.$A80])" office:value-type="float" office:value="0" calcext:value-type="float">
            <text:p>0</text:p>
          </table:table-cell>
          <table:table-cell table:style-name="ce18" table:formula="of:=IF(ISBLANK([.F$2]);0;IF([.F$2]=&quot;unarm&quot;;0;VLOOKUP([.F$2];[$'weapon parameters'.$A:.$M];[.$B$54]+6;0))+VLOOKUP([.F$2];[$'weapon parameters'.$A:.$M];[.$B$54]+9;0)*[.F$5]*[.$A80])" office:value-type="float" office:value="0" calcext:value-type="float">
            <text:p>0</text:p>
          </table:table-cell>
          <table:table-cell table:style-name="ce18" table:formula="of:=IF(ISBLANK([.G$2]);0;IF([.G$2]=&quot;unarm&quot;;0;VLOOKUP([.G$2];[$'weapon parameters'.$A:.$M];[.$B$54]+6;0))+VLOOKUP([.G$2];[$'weapon parameters'.$A:.$M];[.$B$54]+9;0)*[.G$5]*[.$A80])" office:value-type="float" office:value="0" calcext:value-type="float">
            <text:p>0</text:p>
          </table:table-cell>
          <table:table-cell table:style-name="ce18" table:formula="of:=IF(ISBLANK([.H$2]);0;IF([.H$2]=&quot;unarm&quot;;0;VLOOKUP([.H$2];[$'weapon parameters'.$A:.$M];[.$B$54]+6;0))+VLOOKUP([.H$2];[$'weapon parameters'.$A:.$M];[.$B$54]+9;0)*[.H$5]*[.$A80])" office:value-type="float" office:value="0" calcext:value-type="float">
            <text:p>0</text:p>
          </table:table-cell>
          <table:table-cell table:style-name="ce18" table:formula="of:=IF(ISBLANK([.I$2]);0;IF([.I$2]=&quot;unarm&quot;;0;VLOOKUP([.I$2];[$'weapon parameters'.$A:.$M];[.$B$54]+6;0))+VLOOKUP([.I$2];[$'weapon parameters'.$A:.$M];[.$B$54]+9;0)*[.I$5]*[.$A80])" office:value-type="float" office:value="0" calcext:value-type="float">
            <text:p>0</text:p>
          </table:table-cell>
          <table:table-cell table:style-name="ce18" table:formula="of:=IF(ISBLANK([.J$2]);0;IF([.J$2]=&quot;unarm&quot;;0;VLOOKUP([.J$2];[$'weapon parameters'.$A:.$M];[.$B$54]+6;0))+VLOOKUP([.J$2];[$'weapon parameters'.$A:.$M];[.$B$54]+9;0)*[.J$5]*[.$A80])" office:value-type="float" office:value="0" calcext:value-type="float">
            <text:p>0</text:p>
          </table:table-cell>
          <table:table-cell table:style-name="ce18" table:formula="of:=IF(ISBLANK([.K$2]);0;IF([.K$2]=&quot;unarm&quot;;0;VLOOKUP([.K$2];[$'weapon parameters'.$A:.$M];[.$B$54]+6;0))+VLOOKUP([.K$2];[$'weapon parameters'.$A:.$M];[.$B$54]+9;0)*[.K$5]*[.$A80])" office:value-type="float" office:value="40" calcext:value-type="float">
            <text:p>40</text:p>
          </table:table-cell>
          <table:table-cell table:style-name="ce18" table:formula="of:=IF(ISBLANK([.L$2]);0;IF([.L$2]=&quot;unarm&quot;;0;VLOOKUP([.L$2];[$'weapon parameters'.$A:.$M];[.$B$54]+6;0))+VLOOKUP([.L$2];[$'weapon parameters'.$A:.$M];[.$B$54]+9;0)*[.L$5]*[.$A80])" office:value-type="float" office:value="34" calcext:value-type="float">
            <text:p>34</text:p>
          </table:table-cell>
          <table:table-cell table:style-name="ce18" table:formula="of:=IF(ISBLANK([.M$2]);0;IF([.M$2]=&quot;unarm&quot;;0;VLOOKUP([.M$2];[$'weapon parameters'.$A:.$M];[.$B$54]+6;0))+VLOOKUP([.M$2];[$'weapon parameters'.$A:.$M];[.$B$54]+9;0)*[.M$5]*[.$A80])" office:value-type="float" office:value="20.4613574644976" calcext:value-type="float">
            <text:p>20</text:p>
          </table:table-cell>
          <table:table-cell table:style-name="ce18" table:formula="of:=IF(ISBLANK([.N$2]);0;IF([.N$2]=&quot;unarm&quot;;0;VLOOKUP([.N$2];[$'weapon parameters'.$A:.$M];[.$B$54]+6;0))+VLOOKUP([.N$2];[$'weapon parameters'.$A:.$M];[.$B$54]+9;0)*[.N$5]*[.$A80])" office:value-type="float" office:value="24.4" calcext:value-type="float">
            <text:p>24</text:p>
          </table:table-cell>
          <table:table-cell table:style-name="ce18" table:formula="of:=IF(ISBLANK([.O$2]);0;IF([.O$2]=&quot;unarm&quot;;0;VLOOKUP([.O$2];[$'weapon parameters'.$A:.$M];[.$B$54]+6;0))+VLOOKUP([.O$2];[$'weapon parameters'.$A:.$M];[.$B$54]+9;0)*[.O$5]*[.$A80])" office:value-type="float" office:value="24.4" calcext:value-type="float">
            <text:p>24</text:p>
          </table:table-cell>
          <table:table-cell table:style-name="ce18" table:formula="of:=IF(ISBLANK([.P$2]);0;IF([.P$2]=&quot;unarm&quot;;0;VLOOKUP([.P$2];[$'weapon parameters'.$A:.$M];[.$B$54]+6;0))+VLOOKUP([.P$2];[$'weapon parameters'.$A:.$M];[.$B$54]+9;0)*[.P$5]*[.$A80])" office:value-type="float" office:value="0" calcext:value-type="float">
            <text:p>0</text:p>
          </table:table-cell>
          <table:table-cell table:style-name="ce18" table:formula="of:=IF(ISBLANK([.Q$2]);0;IF([.Q$2]=&quot;unarm&quot;;0;VLOOKUP([.Q$2];[$'weapon parameters'.$A:.$M];[.$B$54]+6;0))+VLOOKUP([.Q$2];[$'weapon parameters'.$A:.$M];[.$B$54]+9;0)*[.Q$5]*[.$A8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formula="of:=IF(ISBLANK([.B$2]);0;IF([.B$2]=&quot;unarm&quot;;0;VLOOKUP([.B$2];[$'weapon parameters'.$A:.$M];[.$B$54]+6;0))+VLOOKUP([.B$2];[$'weapon parameters'.$A:.$M];[.$B$54]+9;0)*[.B$5]*[.$A81])" office:value-type="float" office:value="0" calcext:value-type="float">
            <text:p>0</text:p>
          </table:table-cell>
          <table:table-cell table:style-name="ce18" table:formula="of:=IF(ISBLANK([.C$2]);0;IF([.C$2]=&quot;unarm&quot;;0;VLOOKUP([.C$2];[$'weapon parameters'.$A:.$M];[.$B$54]+6;0))+VLOOKUP([.C$2];[$'weapon parameters'.$A:.$M];[.$B$54]+9;0)*[.C$5]*[.$A81])" office:value-type="float" office:value="0" calcext:value-type="float">
            <text:p>0</text:p>
          </table:table-cell>
          <table:table-cell table:style-name="ce18" table:formula="of:=IF(ISBLANK([.D$2]);0;IF([.D$2]=&quot;unarm&quot;;0;VLOOKUP([.D$2];[$'weapon parameters'.$A:.$M];[.$B$54]+6;0))+VLOOKUP([.D$2];[$'weapon parameters'.$A:.$M];[.$B$54]+9;0)*[.D$5]*[.$A81])" office:value-type="float" office:value="0" calcext:value-type="float">
            <text:p>0</text:p>
          </table:table-cell>
          <table:table-cell table:style-name="ce18" table:formula="of:=IF(ISBLANK([.E$2]);0;IF([.E$2]=&quot;unarm&quot;;0;VLOOKUP([.E$2];[$'weapon parameters'.$A:.$M];[.$B$54]+6;0))+VLOOKUP([.E$2];[$'weapon parameters'.$A:.$M];[.$B$54]+9;0)*[.E$5]*[.$A81])" office:value-type="float" office:value="0" calcext:value-type="float">
            <text:p>0</text:p>
          </table:table-cell>
          <table:table-cell table:style-name="ce18" table:formula="of:=IF(ISBLANK([.F$2]);0;IF([.F$2]=&quot;unarm&quot;;0;VLOOKUP([.F$2];[$'weapon parameters'.$A:.$M];[.$B$54]+6;0))+VLOOKUP([.F$2];[$'weapon parameters'.$A:.$M];[.$B$54]+9;0)*[.F$5]*[.$A81])" office:value-type="float" office:value="0" calcext:value-type="float">
            <text:p>0</text:p>
          </table:table-cell>
          <table:table-cell table:style-name="ce18" table:formula="of:=IF(ISBLANK([.G$2]);0;IF([.G$2]=&quot;unarm&quot;;0;VLOOKUP([.G$2];[$'weapon parameters'.$A:.$M];[.$B$54]+6;0))+VLOOKUP([.G$2];[$'weapon parameters'.$A:.$M];[.$B$54]+9;0)*[.G$5]*[.$A81])" office:value-type="float" office:value="0" calcext:value-type="float">
            <text:p>0</text:p>
          </table:table-cell>
          <table:table-cell table:style-name="ce18" table:formula="of:=IF(ISBLANK([.H$2]);0;IF([.H$2]=&quot;unarm&quot;;0;VLOOKUP([.H$2];[$'weapon parameters'.$A:.$M];[.$B$54]+6;0))+VLOOKUP([.H$2];[$'weapon parameters'.$A:.$M];[.$B$54]+9;0)*[.H$5]*[.$A81])" office:value-type="float" office:value="0" calcext:value-type="float">
            <text:p>0</text:p>
          </table:table-cell>
          <table:table-cell table:style-name="ce18" table:formula="of:=IF(ISBLANK([.I$2]);0;IF([.I$2]=&quot;unarm&quot;;0;VLOOKUP([.I$2];[$'weapon parameters'.$A:.$M];[.$B$54]+6;0))+VLOOKUP([.I$2];[$'weapon parameters'.$A:.$M];[.$B$54]+9;0)*[.I$5]*[.$A81])" office:value-type="float" office:value="0" calcext:value-type="float">
            <text:p>0</text:p>
          </table:table-cell>
          <table:table-cell table:style-name="ce18" table:formula="of:=IF(ISBLANK([.J$2]);0;IF([.J$2]=&quot;unarm&quot;;0;VLOOKUP([.J$2];[$'weapon parameters'.$A:.$M];[.$B$54]+6;0))+VLOOKUP([.J$2];[$'weapon parameters'.$A:.$M];[.$B$54]+9;0)*[.J$5]*[.$A81])" office:value-type="float" office:value="0" calcext:value-type="float">
            <text:p>0</text:p>
          </table:table-cell>
          <table:table-cell table:style-name="ce18" table:formula="of:=IF(ISBLANK([.K$2]);0;IF([.K$2]=&quot;unarm&quot;;0;VLOOKUP([.K$2];[$'weapon parameters'.$A:.$M];[.$B$54]+6;0))+VLOOKUP([.K$2];[$'weapon parameters'.$A:.$M];[.$B$54]+9;0)*[.K$5]*[.$A81])" office:value-type="float" office:value="40" calcext:value-type="float">
            <text:p>40</text:p>
          </table:table-cell>
          <table:table-cell table:style-name="ce18" table:formula="of:=IF(ISBLANK([.L$2]);0;IF([.L$2]=&quot;unarm&quot;;0;VLOOKUP([.L$2];[$'weapon parameters'.$A:.$M];[.$B$54]+6;0))+VLOOKUP([.L$2];[$'weapon parameters'.$A:.$M];[.$B$54]+9;0)*[.L$5]*[.$A81])" office:value-type="float" office:value="42" calcext:value-type="float">
            <text:p>42</text:p>
          </table:table-cell>
          <table:table-cell table:style-name="ce18" table:formula="of:=IF(ISBLANK([.M$2]);0;IF([.M$2]=&quot;unarm&quot;;0;VLOOKUP([.M$2];[$'weapon parameters'.$A:.$M];[.$B$54]+6;0))+VLOOKUP([.M$2];[$'weapon parameters'.$A:.$M];[.$B$54]+9;0)*[.M$5]*[.$A81])" office:value-type="float" office:value="23.9484766193301" calcext:value-type="float">
            <text:p>24</text:p>
          </table:table-cell>
          <table:table-cell table:style-name="ce18" table:formula="of:=IF(ISBLANK([.N$2]);0;IF([.N$2]=&quot;unarm&quot;;0;VLOOKUP([.N$2];[$'weapon parameters'.$A:.$M];[.$B$54]+6;0))+VLOOKUP([.N$2];[$'weapon parameters'.$A:.$M];[.$B$54]+9;0)*[.N$5]*[.$A81])" office:value-type="float" office:value="29.2" calcext:value-type="float">
            <text:p>29</text:p>
          </table:table-cell>
          <table:table-cell table:style-name="ce18" table:formula="of:=IF(ISBLANK([.O$2]);0;IF([.O$2]=&quot;unarm&quot;;0;VLOOKUP([.O$2];[$'weapon parameters'.$A:.$M];[.$B$54]+6;0))+VLOOKUP([.O$2];[$'weapon parameters'.$A:.$M];[.$B$54]+9;0)*[.O$5]*[.$A81])" office:value-type="float" office:value="29.2" calcext:value-type="float">
            <text:p>29</text:p>
          </table:table-cell>
          <table:table-cell table:style-name="ce18" table:formula="of:=IF(ISBLANK([.P$2]);0;IF([.P$2]=&quot;unarm&quot;;0;VLOOKUP([.P$2];[$'weapon parameters'.$A:.$M];[.$B$54]+6;0))+VLOOKUP([.P$2];[$'weapon parameters'.$A:.$M];[.$B$54]+9;0)*[.P$5]*[.$A81])" office:value-type="float" office:value="0" calcext:value-type="float">
            <text:p>0</text:p>
          </table:table-cell>
          <table:table-cell table:style-name="ce18" table:formula="of:=IF(ISBLANK([.Q$2]);0;IF([.Q$2]=&quot;unarm&quot;;0;VLOOKUP([.Q$2];[$'weapon parameters'.$A:.$M];[.$B$54]+6;0))+VLOOKUP([.Q$2];[$'weapon parameters'.$A:.$M];[.$B$54]+9;0)*[.Q$5]*[.$A8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table:formula="of:=IF(ISBLANK([.B$2]);0;IF([.B$2]=&quot;unarm&quot;;0;VLOOKUP([.B$2];[$'weapon parameters'.$A:.$M];[.$B$54]+6;0))+VLOOKUP([.B$2];[$'weapon parameters'.$A:.$M];[.$B$54]+9;0)*[.B$5]*[.$A82])" office:value-type="float" office:value="0" calcext:value-type="float">
            <text:p>0</text:p>
          </table:table-cell>
          <table:table-cell table:style-name="ce18" table:formula="of:=IF(ISBLANK([.C$2]);0;IF([.C$2]=&quot;unarm&quot;;0;VLOOKUP([.C$2];[$'weapon parameters'.$A:.$M];[.$B$54]+6;0))+VLOOKUP([.C$2];[$'weapon parameters'.$A:.$M];[.$B$54]+9;0)*[.C$5]*[.$A82])" office:value-type="float" office:value="0" calcext:value-type="float">
            <text:p>0</text:p>
          </table:table-cell>
          <table:table-cell table:style-name="ce18" table:formula="of:=IF(ISBLANK([.D$2]);0;IF([.D$2]=&quot;unarm&quot;;0;VLOOKUP([.D$2];[$'weapon parameters'.$A:.$M];[.$B$54]+6;0))+VLOOKUP([.D$2];[$'weapon parameters'.$A:.$M];[.$B$54]+9;0)*[.D$5]*[.$A82])" office:value-type="float" office:value="0" calcext:value-type="float">
            <text:p>0</text:p>
          </table:table-cell>
          <table:table-cell table:style-name="ce18" table:formula="of:=IF(ISBLANK([.E$2]);0;IF([.E$2]=&quot;unarm&quot;;0;VLOOKUP([.E$2];[$'weapon parameters'.$A:.$M];[.$B$54]+6;0))+VLOOKUP([.E$2];[$'weapon parameters'.$A:.$M];[.$B$54]+9;0)*[.E$5]*[.$A82])" office:value-type="float" office:value="0" calcext:value-type="float">
            <text:p>0</text:p>
          </table:table-cell>
          <table:table-cell table:style-name="ce18" table:formula="of:=IF(ISBLANK([.F$2]);0;IF([.F$2]=&quot;unarm&quot;;0;VLOOKUP([.F$2];[$'weapon parameters'.$A:.$M];[.$B$54]+6;0))+VLOOKUP([.F$2];[$'weapon parameters'.$A:.$M];[.$B$54]+9;0)*[.F$5]*[.$A82])" office:value-type="float" office:value="0" calcext:value-type="float">
            <text:p>0</text:p>
          </table:table-cell>
          <table:table-cell table:style-name="ce18" table:formula="of:=IF(ISBLANK([.G$2]);0;IF([.G$2]=&quot;unarm&quot;;0;VLOOKUP([.G$2];[$'weapon parameters'.$A:.$M];[.$B$54]+6;0))+VLOOKUP([.G$2];[$'weapon parameters'.$A:.$M];[.$B$54]+9;0)*[.G$5]*[.$A82])" office:value-type="float" office:value="0" calcext:value-type="float">
            <text:p>0</text:p>
          </table:table-cell>
          <table:table-cell table:style-name="ce18" table:formula="of:=IF(ISBLANK([.H$2]);0;IF([.H$2]=&quot;unarm&quot;;0;VLOOKUP([.H$2];[$'weapon parameters'.$A:.$M];[.$B$54]+6;0))+VLOOKUP([.H$2];[$'weapon parameters'.$A:.$M];[.$B$54]+9;0)*[.H$5]*[.$A82])" office:value-type="float" office:value="0" calcext:value-type="float">
            <text:p>0</text:p>
          </table:table-cell>
          <table:table-cell table:style-name="ce18" table:formula="of:=IF(ISBLANK([.I$2]);0;IF([.I$2]=&quot;unarm&quot;;0;VLOOKUP([.I$2];[$'weapon parameters'.$A:.$M];[.$B$54]+6;0))+VLOOKUP([.I$2];[$'weapon parameters'.$A:.$M];[.$B$54]+9;0)*[.I$5]*[.$A82])" office:value-type="float" office:value="0" calcext:value-type="float">
            <text:p>0</text:p>
          </table:table-cell>
          <table:table-cell table:style-name="ce18" table:formula="of:=IF(ISBLANK([.J$2]);0;IF([.J$2]=&quot;unarm&quot;;0;VLOOKUP([.J$2];[$'weapon parameters'.$A:.$M];[.$B$54]+6;0))+VLOOKUP([.J$2];[$'weapon parameters'.$A:.$M];[.$B$54]+9;0)*[.J$5]*[.$A82])" office:value-type="float" office:value="0" calcext:value-type="float">
            <text:p>0</text:p>
          </table:table-cell>
          <table:table-cell table:style-name="ce18" table:formula="of:=IF(ISBLANK([.K$2]);0;IF([.K$2]=&quot;unarm&quot;;0;VLOOKUP([.K$2];[$'weapon parameters'.$A:.$M];[.$B$54]+6;0))+VLOOKUP([.K$2];[$'weapon parameters'.$A:.$M];[.$B$54]+9;0)*[.K$5]*[.$A82])" office:value-type="float" office:value="40" calcext:value-type="float">
            <text:p>40</text:p>
          </table:table-cell>
          <table:table-cell table:style-name="ce18" table:formula="of:=IF(ISBLANK([.L$2]);0;IF([.L$2]=&quot;unarm&quot;;0;VLOOKUP([.L$2];[$'weapon parameters'.$A:.$M];[.$B$54]+6;0))+VLOOKUP([.L$2];[$'weapon parameters'.$A:.$M];[.$B$54]+9;0)*[.L$5]*[.$A82])" office:value-type="float" office:value="50" calcext:value-type="float">
            <text:p>50</text:p>
          </table:table-cell>
          <table:table-cell table:style-name="ce18" table:formula="of:=IF(ISBLANK([.M$2]);0;IF([.M$2]=&quot;unarm&quot;;0;VLOOKUP([.M$2];[$'weapon parameters'.$A:.$M];[.$B$54]+6;0))+VLOOKUP([.M$2];[$'weapon parameters'.$A:.$M];[.$B$54]+9;0)*[.M$5]*[.$A82])" office:value-type="float" office:value="27.4355957741627" calcext:value-type="float">
            <text:p>27</text:p>
          </table:table-cell>
          <table:table-cell table:style-name="ce18" table:formula="of:=IF(ISBLANK([.N$2]);0;IF([.N$2]=&quot;unarm&quot;;0;VLOOKUP([.N$2];[$'weapon parameters'.$A:.$M];[.$B$54]+6;0))+VLOOKUP([.N$2];[$'weapon parameters'.$A:.$M];[.$B$54]+9;0)*[.N$5]*[.$A82])" office:value-type="float" office:value="34" calcext:value-type="float">
            <text:p>34</text:p>
          </table:table-cell>
          <table:table-cell table:style-name="ce18" table:formula="of:=IF(ISBLANK([.O$2]);0;IF([.O$2]=&quot;unarm&quot;;0;VLOOKUP([.O$2];[$'weapon parameters'.$A:.$M];[.$B$54]+6;0))+VLOOKUP([.O$2];[$'weapon parameters'.$A:.$M];[.$B$54]+9;0)*[.O$5]*[.$A82])" office:value-type="float" office:value="34" calcext:value-type="float">
            <text:p>34</text:p>
          </table:table-cell>
          <table:table-cell table:style-name="ce18" table:formula="of:=IF(ISBLANK([.P$2]);0;IF([.P$2]=&quot;unarm&quot;;0;VLOOKUP([.P$2];[$'weapon parameters'.$A:.$M];[.$B$54]+6;0))+VLOOKUP([.P$2];[$'weapon parameters'.$A:.$M];[.$B$54]+9;0)*[.P$5]*[.$A82])" office:value-type="float" office:value="0" calcext:value-type="float">
            <text:p>0</text:p>
          </table:table-cell>
          <table:table-cell table:style-name="ce18" table:formula="of:=IF(ISBLANK([.Q$2]);0;IF([.Q$2]=&quot;unarm&quot;;0;VLOOKUP([.Q$2];[$'weapon parameters'.$A:.$M];[.$B$54]+6;0))+VLOOKUP([.Q$2];[$'weapon parameters'.$A:.$M];[.$B$54]+9;0)*[.Q$5]*[.$A8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table:formula="of:=IF(ISBLANK([.B$2]);0;IF([.B$2]=&quot;unarm&quot;;0;VLOOKUP([.B$2];[$'weapon parameters'.$A:.$M];[.$B$54]+6;0))+VLOOKUP([.B$2];[$'weapon parameters'.$A:.$M];[.$B$54]+9;0)*[.B$5]*[.$A83])" office:value-type="float" office:value="0" calcext:value-type="float">
            <text:p>0</text:p>
          </table:table-cell>
          <table:table-cell table:style-name="ce18" table:formula="of:=IF(ISBLANK([.C$2]);0;IF([.C$2]=&quot;unarm&quot;;0;VLOOKUP([.C$2];[$'weapon parameters'.$A:.$M];[.$B$54]+6;0))+VLOOKUP([.C$2];[$'weapon parameters'.$A:.$M];[.$B$54]+9;0)*[.C$5]*[.$A83])" office:value-type="float" office:value="0" calcext:value-type="float">
            <text:p>0</text:p>
          </table:table-cell>
          <table:table-cell table:style-name="ce18" table:formula="of:=IF(ISBLANK([.D$2]);0;IF([.D$2]=&quot;unarm&quot;;0;VLOOKUP([.D$2];[$'weapon parameters'.$A:.$M];[.$B$54]+6;0))+VLOOKUP([.D$2];[$'weapon parameters'.$A:.$M];[.$B$54]+9;0)*[.D$5]*[.$A83])" office:value-type="float" office:value="0" calcext:value-type="float">
            <text:p>0</text:p>
          </table:table-cell>
          <table:table-cell table:style-name="ce18" table:formula="of:=IF(ISBLANK([.E$2]);0;IF([.E$2]=&quot;unarm&quot;;0;VLOOKUP([.E$2];[$'weapon parameters'.$A:.$M];[.$B$54]+6;0))+VLOOKUP([.E$2];[$'weapon parameters'.$A:.$M];[.$B$54]+9;0)*[.E$5]*[.$A83])" office:value-type="float" office:value="0" calcext:value-type="float">
            <text:p>0</text:p>
          </table:table-cell>
          <table:table-cell table:style-name="ce18" table:formula="of:=IF(ISBLANK([.F$2]);0;IF([.F$2]=&quot;unarm&quot;;0;VLOOKUP([.F$2];[$'weapon parameters'.$A:.$M];[.$B$54]+6;0))+VLOOKUP([.F$2];[$'weapon parameters'.$A:.$M];[.$B$54]+9;0)*[.F$5]*[.$A83])" office:value-type="float" office:value="0" calcext:value-type="float">
            <text:p>0</text:p>
          </table:table-cell>
          <table:table-cell table:style-name="ce18" table:formula="of:=IF(ISBLANK([.G$2]);0;IF([.G$2]=&quot;unarm&quot;;0;VLOOKUP([.G$2];[$'weapon parameters'.$A:.$M];[.$B$54]+6;0))+VLOOKUP([.G$2];[$'weapon parameters'.$A:.$M];[.$B$54]+9;0)*[.G$5]*[.$A83])" office:value-type="float" office:value="0" calcext:value-type="float">
            <text:p>0</text:p>
          </table:table-cell>
          <table:table-cell table:style-name="ce18" table:formula="of:=IF(ISBLANK([.H$2]);0;IF([.H$2]=&quot;unarm&quot;;0;VLOOKUP([.H$2];[$'weapon parameters'.$A:.$M];[.$B$54]+6;0))+VLOOKUP([.H$2];[$'weapon parameters'.$A:.$M];[.$B$54]+9;0)*[.H$5]*[.$A83])" office:value-type="float" office:value="0" calcext:value-type="float">
            <text:p>0</text:p>
          </table:table-cell>
          <table:table-cell table:style-name="ce18" table:formula="of:=IF(ISBLANK([.I$2]);0;IF([.I$2]=&quot;unarm&quot;;0;VLOOKUP([.I$2];[$'weapon parameters'.$A:.$M];[.$B$54]+6;0))+VLOOKUP([.I$2];[$'weapon parameters'.$A:.$M];[.$B$54]+9;0)*[.I$5]*[.$A83])" office:value-type="float" office:value="0" calcext:value-type="float">
            <text:p>0</text:p>
          </table:table-cell>
          <table:table-cell table:style-name="ce18" table:formula="of:=IF(ISBLANK([.J$2]);0;IF([.J$2]=&quot;unarm&quot;;0;VLOOKUP([.J$2];[$'weapon parameters'.$A:.$M];[.$B$54]+6;0))+VLOOKUP([.J$2];[$'weapon parameters'.$A:.$M];[.$B$54]+9;0)*[.J$5]*[.$A83])" office:value-type="float" office:value="0" calcext:value-type="float">
            <text:p>0</text:p>
          </table:table-cell>
          <table:table-cell table:style-name="ce18" table:formula="of:=IF(ISBLANK([.K$2]);0;IF([.K$2]=&quot;unarm&quot;;0;VLOOKUP([.K$2];[$'weapon parameters'.$A:.$M];[.$B$54]+6;0))+VLOOKUP([.K$2];[$'weapon parameters'.$A:.$M];[.$B$54]+9;0)*[.K$5]*[.$A83])" office:value-type="float" office:value="40" calcext:value-type="float">
            <text:p>40</text:p>
          </table:table-cell>
          <table:table-cell table:style-name="ce18" table:formula="of:=IF(ISBLANK([.L$2]);0;IF([.L$2]=&quot;unarm&quot;;0;VLOOKUP([.L$2];[$'weapon parameters'.$A:.$M];[.$B$54]+6;0))+VLOOKUP([.L$2];[$'weapon parameters'.$A:.$M];[.$B$54]+9;0)*[.L$5]*[.$A83])" office:value-type="float" office:value="58" calcext:value-type="float">
            <text:p>58</text:p>
          </table:table-cell>
          <table:table-cell table:style-name="ce18" table:formula="of:=IF(ISBLANK([.M$2]);0;IF([.M$2]=&quot;unarm&quot;;0;VLOOKUP([.M$2];[$'weapon parameters'.$A:.$M];[.$B$54]+6;0))+VLOOKUP([.M$2];[$'weapon parameters'.$A:.$M];[.$B$54]+9;0)*[.M$5]*[.$A83])" office:value-type="float" office:value="30.9227149289952" calcext:value-type="float">
            <text:p>31</text:p>
          </table:table-cell>
          <table:table-cell table:style-name="ce18" table:formula="of:=IF(ISBLANK([.N$2]);0;IF([.N$2]=&quot;unarm&quot;;0;VLOOKUP([.N$2];[$'weapon parameters'.$A:.$M];[.$B$54]+6;0))+VLOOKUP([.N$2];[$'weapon parameters'.$A:.$M];[.$B$54]+9;0)*[.N$5]*[.$A83])" office:value-type="float" office:value="38.8" calcext:value-type="float">
            <text:p>39</text:p>
          </table:table-cell>
          <table:table-cell table:style-name="ce18" table:formula="of:=IF(ISBLANK([.O$2]);0;IF([.O$2]=&quot;unarm&quot;;0;VLOOKUP([.O$2];[$'weapon parameters'.$A:.$M];[.$B$54]+6;0))+VLOOKUP([.O$2];[$'weapon parameters'.$A:.$M];[.$B$54]+9;0)*[.O$5]*[.$A83])" office:value-type="float" office:value="38.8" calcext:value-type="float">
            <text:p>39</text:p>
          </table:table-cell>
          <table:table-cell table:style-name="ce18" table:formula="of:=IF(ISBLANK([.P$2]);0;IF([.P$2]=&quot;unarm&quot;;0;VLOOKUP([.P$2];[$'weapon parameters'.$A:.$M];[.$B$54]+6;0))+VLOOKUP([.P$2];[$'weapon parameters'.$A:.$M];[.$B$54]+9;0)*[.P$5]*[.$A83])" office:value-type="float" office:value="0" calcext:value-type="float">
            <text:p>0</text:p>
          </table:table-cell>
          <table:table-cell table:style-name="ce18" table:formula="of:=IF(ISBLANK([.Q$2]);0;IF([.Q$2]=&quot;unarm&quot;;0;VLOOKUP([.Q$2];[$'weapon parameters'.$A:.$M];[.$B$54]+6;0))+VLOOKUP([.Q$2];[$'weapon parameters'.$A:.$M];[.$B$54]+9;0)*[.Q$5]*[.$A8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table:formula="of:=IF(ISBLANK([.B$2]);0;IF([.B$2]=&quot;unarm&quot;;0;VLOOKUP([.B$2];[$'weapon parameters'.$A:.$M];[.$B$54]+6;0))+VLOOKUP([.B$2];[$'weapon parameters'.$A:.$M];[.$B$54]+9;0)*[.B$5]*[.$A84])" office:value-type="float" office:value="0" calcext:value-type="float">
            <text:p>0</text:p>
          </table:table-cell>
          <table:table-cell table:style-name="ce18" table:formula="of:=IF(ISBLANK([.C$2]);0;IF([.C$2]=&quot;unarm&quot;;0;VLOOKUP([.C$2];[$'weapon parameters'.$A:.$M];[.$B$54]+6;0))+VLOOKUP([.C$2];[$'weapon parameters'.$A:.$M];[.$B$54]+9;0)*[.C$5]*[.$A84])" office:value-type="float" office:value="0" calcext:value-type="float">
            <text:p>0</text:p>
          </table:table-cell>
          <table:table-cell table:style-name="ce18" table:formula="of:=IF(ISBLANK([.D$2]);0;IF([.D$2]=&quot;unarm&quot;;0;VLOOKUP([.D$2];[$'weapon parameters'.$A:.$M];[.$B$54]+6;0))+VLOOKUP([.D$2];[$'weapon parameters'.$A:.$M];[.$B$54]+9;0)*[.D$5]*[.$A84])" office:value-type="float" office:value="0" calcext:value-type="float">
            <text:p>0</text:p>
          </table:table-cell>
          <table:table-cell table:style-name="ce18" table:formula="of:=IF(ISBLANK([.E$2]);0;IF([.E$2]=&quot;unarm&quot;;0;VLOOKUP([.E$2];[$'weapon parameters'.$A:.$M];[.$B$54]+6;0))+VLOOKUP([.E$2];[$'weapon parameters'.$A:.$M];[.$B$54]+9;0)*[.E$5]*[.$A84])" office:value-type="float" office:value="0" calcext:value-type="float">
            <text:p>0</text:p>
          </table:table-cell>
          <table:table-cell table:style-name="ce18" table:formula="of:=IF(ISBLANK([.F$2]);0;IF([.F$2]=&quot;unarm&quot;;0;VLOOKUP([.F$2];[$'weapon parameters'.$A:.$M];[.$B$54]+6;0))+VLOOKUP([.F$2];[$'weapon parameters'.$A:.$M];[.$B$54]+9;0)*[.F$5]*[.$A84])" office:value-type="float" office:value="0" calcext:value-type="float">
            <text:p>0</text:p>
          </table:table-cell>
          <table:table-cell table:style-name="ce18" table:formula="of:=IF(ISBLANK([.G$2]);0;IF([.G$2]=&quot;unarm&quot;;0;VLOOKUP([.G$2];[$'weapon parameters'.$A:.$M];[.$B$54]+6;0))+VLOOKUP([.G$2];[$'weapon parameters'.$A:.$M];[.$B$54]+9;0)*[.G$5]*[.$A84])" office:value-type="float" office:value="0" calcext:value-type="float">
            <text:p>0</text:p>
          </table:table-cell>
          <table:table-cell table:style-name="ce18" table:formula="of:=IF(ISBLANK([.H$2]);0;IF([.H$2]=&quot;unarm&quot;;0;VLOOKUP([.H$2];[$'weapon parameters'.$A:.$M];[.$B$54]+6;0))+VLOOKUP([.H$2];[$'weapon parameters'.$A:.$M];[.$B$54]+9;0)*[.H$5]*[.$A84])" office:value-type="float" office:value="0" calcext:value-type="float">
            <text:p>0</text:p>
          </table:table-cell>
          <table:table-cell table:style-name="ce18" table:formula="of:=IF(ISBLANK([.I$2]);0;IF([.I$2]=&quot;unarm&quot;;0;VLOOKUP([.I$2];[$'weapon parameters'.$A:.$M];[.$B$54]+6;0))+VLOOKUP([.I$2];[$'weapon parameters'.$A:.$M];[.$B$54]+9;0)*[.I$5]*[.$A84])" office:value-type="float" office:value="0" calcext:value-type="float">
            <text:p>0</text:p>
          </table:table-cell>
          <table:table-cell table:style-name="ce18" table:formula="of:=IF(ISBLANK([.J$2]);0;IF([.J$2]=&quot;unarm&quot;;0;VLOOKUP([.J$2];[$'weapon parameters'.$A:.$M];[.$B$54]+6;0))+VLOOKUP([.J$2];[$'weapon parameters'.$A:.$M];[.$B$54]+9;0)*[.J$5]*[.$A84])" office:value-type="float" office:value="0" calcext:value-type="float">
            <text:p>0</text:p>
          </table:table-cell>
          <table:table-cell table:style-name="ce18" table:formula="of:=IF(ISBLANK([.K$2]);0;IF([.K$2]=&quot;unarm&quot;;0;VLOOKUP([.K$2];[$'weapon parameters'.$A:.$M];[.$B$54]+6;0))+VLOOKUP([.K$2];[$'weapon parameters'.$A:.$M];[.$B$54]+9;0)*[.K$5]*[.$A84])" office:value-type="float" office:value="40" calcext:value-type="float">
            <text:p>40</text:p>
          </table:table-cell>
          <table:table-cell table:style-name="ce18" table:formula="of:=IF(ISBLANK([.L$2]);0;IF([.L$2]=&quot;unarm&quot;;0;VLOOKUP([.L$2];[$'weapon parameters'.$A:.$M];[.$B$54]+6;0))+VLOOKUP([.L$2];[$'weapon parameters'.$A:.$M];[.$B$54]+9;0)*[.L$5]*[.$A84])" office:value-type="float" office:value="66" calcext:value-type="float">
            <text:p>66</text:p>
          </table:table-cell>
          <table:table-cell table:style-name="ce18" table:formula="of:=IF(ISBLANK([.M$2]);0;IF([.M$2]=&quot;unarm&quot;;0;VLOOKUP([.M$2];[$'weapon parameters'.$A:.$M];[.$B$54]+6;0))+VLOOKUP([.M$2];[$'weapon parameters'.$A:.$M];[.$B$54]+9;0)*[.M$5]*[.$A84])" office:value-type="float" office:value="34.4098340838278" calcext:value-type="float">
            <text:p>34</text:p>
          </table:table-cell>
          <table:table-cell table:style-name="ce18" table:formula="of:=IF(ISBLANK([.N$2]);0;IF([.N$2]=&quot;unarm&quot;;0;VLOOKUP([.N$2];[$'weapon parameters'.$A:.$M];[.$B$54]+6;0))+VLOOKUP([.N$2];[$'weapon parameters'.$A:.$M];[.$B$54]+9;0)*[.N$5]*[.$A84])" office:value-type="float" office:value="43.6" calcext:value-type="float">
            <text:p>44</text:p>
          </table:table-cell>
          <table:table-cell table:style-name="ce18" table:formula="of:=IF(ISBLANK([.O$2]);0;IF([.O$2]=&quot;unarm&quot;;0;VLOOKUP([.O$2];[$'weapon parameters'.$A:.$M];[.$B$54]+6;0))+VLOOKUP([.O$2];[$'weapon parameters'.$A:.$M];[.$B$54]+9;0)*[.O$5]*[.$A84])" office:value-type="float" office:value="43.6" calcext:value-type="float">
            <text:p>44</text:p>
          </table:table-cell>
          <table:table-cell table:style-name="ce18" table:formula="of:=IF(ISBLANK([.P$2]);0;IF([.P$2]=&quot;unarm&quot;;0;VLOOKUP([.P$2];[$'weapon parameters'.$A:.$M];[.$B$54]+6;0))+VLOOKUP([.P$2];[$'weapon parameters'.$A:.$M];[.$B$54]+9;0)*[.P$5]*[.$A84])" office:value-type="float" office:value="0" calcext:value-type="float">
            <text:p>0</text:p>
          </table:table-cell>
          <table:table-cell table:style-name="ce18" table:formula="of:=IF(ISBLANK([.Q$2]);0;IF([.Q$2]=&quot;unarm&quot;;0;VLOOKUP([.Q$2];[$'weapon parameters'.$A:.$M];[.$B$54]+6;0))+VLOOKUP([.Q$2];[$'weapon parameters'.$A:.$M];[.$B$54]+9;0)*[.Q$5]*[.$A8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table:formula="of:=IF(ISBLANK([.B$2]);0;IF([.B$2]=&quot;unarm&quot;;0;VLOOKUP([.B$2];[$'weapon parameters'.$A:.$M];[.$B$54]+6;0))+VLOOKUP([.B$2];[$'weapon parameters'.$A:.$M];[.$B$54]+9;0)*[.B$5]*[.$A85])" office:value-type="float" office:value="0" calcext:value-type="float">
            <text:p>0</text:p>
          </table:table-cell>
          <table:table-cell table:style-name="ce18" table:formula="of:=IF(ISBLANK([.C$2]);0;IF([.C$2]=&quot;unarm&quot;;0;VLOOKUP([.C$2];[$'weapon parameters'.$A:.$M];[.$B$54]+6;0))+VLOOKUP([.C$2];[$'weapon parameters'.$A:.$M];[.$B$54]+9;0)*[.C$5]*[.$A85])" office:value-type="float" office:value="0" calcext:value-type="float">
            <text:p>0</text:p>
          </table:table-cell>
          <table:table-cell table:style-name="ce18" table:formula="of:=IF(ISBLANK([.D$2]);0;IF([.D$2]=&quot;unarm&quot;;0;VLOOKUP([.D$2];[$'weapon parameters'.$A:.$M];[.$B$54]+6;0))+VLOOKUP([.D$2];[$'weapon parameters'.$A:.$M];[.$B$54]+9;0)*[.D$5]*[.$A85])" office:value-type="float" office:value="0" calcext:value-type="float">
            <text:p>0</text:p>
          </table:table-cell>
          <table:table-cell table:style-name="ce18" table:formula="of:=IF(ISBLANK([.E$2]);0;IF([.E$2]=&quot;unarm&quot;;0;VLOOKUP([.E$2];[$'weapon parameters'.$A:.$M];[.$B$54]+6;0))+VLOOKUP([.E$2];[$'weapon parameters'.$A:.$M];[.$B$54]+9;0)*[.E$5]*[.$A85])" office:value-type="float" office:value="0" calcext:value-type="float">
            <text:p>0</text:p>
          </table:table-cell>
          <table:table-cell table:style-name="ce18" table:formula="of:=IF(ISBLANK([.F$2]);0;IF([.F$2]=&quot;unarm&quot;;0;VLOOKUP([.F$2];[$'weapon parameters'.$A:.$M];[.$B$54]+6;0))+VLOOKUP([.F$2];[$'weapon parameters'.$A:.$M];[.$B$54]+9;0)*[.F$5]*[.$A85])" office:value-type="float" office:value="0" calcext:value-type="float">
            <text:p>0</text:p>
          </table:table-cell>
          <table:table-cell table:style-name="ce18" table:formula="of:=IF(ISBLANK([.G$2]);0;IF([.G$2]=&quot;unarm&quot;;0;VLOOKUP([.G$2];[$'weapon parameters'.$A:.$M];[.$B$54]+6;0))+VLOOKUP([.G$2];[$'weapon parameters'.$A:.$M];[.$B$54]+9;0)*[.G$5]*[.$A85])" office:value-type="float" office:value="0" calcext:value-type="float">
            <text:p>0</text:p>
          </table:table-cell>
          <table:table-cell table:style-name="ce18" table:formula="of:=IF(ISBLANK([.H$2]);0;IF([.H$2]=&quot;unarm&quot;;0;VLOOKUP([.H$2];[$'weapon parameters'.$A:.$M];[.$B$54]+6;0))+VLOOKUP([.H$2];[$'weapon parameters'.$A:.$M];[.$B$54]+9;0)*[.H$5]*[.$A85])" office:value-type="float" office:value="0" calcext:value-type="float">
            <text:p>0</text:p>
          </table:table-cell>
          <table:table-cell table:style-name="ce18" table:formula="of:=IF(ISBLANK([.I$2]);0;IF([.I$2]=&quot;unarm&quot;;0;VLOOKUP([.I$2];[$'weapon parameters'.$A:.$M];[.$B$54]+6;0))+VLOOKUP([.I$2];[$'weapon parameters'.$A:.$M];[.$B$54]+9;0)*[.I$5]*[.$A85])" office:value-type="float" office:value="0" calcext:value-type="float">
            <text:p>0</text:p>
          </table:table-cell>
          <table:table-cell table:style-name="ce18" table:formula="of:=IF(ISBLANK([.J$2]);0;IF([.J$2]=&quot;unarm&quot;;0;VLOOKUP([.J$2];[$'weapon parameters'.$A:.$M];[.$B$54]+6;0))+VLOOKUP([.J$2];[$'weapon parameters'.$A:.$M];[.$B$54]+9;0)*[.J$5]*[.$A85])" office:value-type="float" office:value="0" calcext:value-type="float">
            <text:p>0</text:p>
          </table:table-cell>
          <table:table-cell table:style-name="ce18" table:formula="of:=IF(ISBLANK([.K$2]);0;IF([.K$2]=&quot;unarm&quot;;0;VLOOKUP([.K$2];[$'weapon parameters'.$A:.$M];[.$B$54]+6;0))+VLOOKUP([.K$2];[$'weapon parameters'.$A:.$M];[.$B$54]+9;0)*[.K$5]*[.$A85])" office:value-type="float" office:value="40" calcext:value-type="float">
            <text:p>40</text:p>
          </table:table-cell>
          <table:table-cell table:style-name="ce18" table:formula="of:=IF(ISBLANK([.L$2]);0;IF([.L$2]=&quot;unarm&quot;;0;VLOOKUP([.L$2];[$'weapon parameters'.$A:.$M];[.$B$54]+6;0))+VLOOKUP([.L$2];[$'weapon parameters'.$A:.$M];[.$B$54]+9;0)*[.L$5]*[.$A85])" office:value-type="float" office:value="74" calcext:value-type="float">
            <text:p>74</text:p>
          </table:table-cell>
          <table:table-cell table:style-name="ce18" table:formula="of:=IF(ISBLANK([.M$2]);0;IF([.M$2]=&quot;unarm&quot;;0;VLOOKUP([.M$2];[$'weapon parameters'.$A:.$M];[.$B$54]+6;0))+VLOOKUP([.M$2];[$'weapon parameters'.$A:.$M];[.$B$54]+9;0)*[.M$5]*[.$A85])" office:value-type="float" office:value="37.8969532386603" calcext:value-type="float">
            <text:p>38</text:p>
          </table:table-cell>
          <table:table-cell table:style-name="ce18" table:formula="of:=IF(ISBLANK([.N$2]);0;IF([.N$2]=&quot;unarm&quot;;0;VLOOKUP([.N$2];[$'weapon parameters'.$A:.$M];[.$B$54]+6;0))+VLOOKUP([.N$2];[$'weapon parameters'.$A:.$M];[.$B$54]+9;0)*[.N$5]*[.$A85])" office:value-type="float" office:value="48.4" calcext:value-type="float">
            <text:p>48</text:p>
          </table:table-cell>
          <table:table-cell table:style-name="ce18" table:formula="of:=IF(ISBLANK([.O$2]);0;IF([.O$2]=&quot;unarm&quot;;0;VLOOKUP([.O$2];[$'weapon parameters'.$A:.$M];[.$B$54]+6;0))+VLOOKUP([.O$2];[$'weapon parameters'.$A:.$M];[.$B$54]+9;0)*[.O$5]*[.$A85])" office:value-type="float" office:value="48.4" calcext:value-type="float">
            <text:p>48</text:p>
          </table:table-cell>
          <table:table-cell table:style-name="ce18" table:formula="of:=IF(ISBLANK([.P$2]);0;IF([.P$2]=&quot;unarm&quot;;0;VLOOKUP([.P$2];[$'weapon parameters'.$A:.$M];[.$B$54]+6;0))+VLOOKUP([.P$2];[$'weapon parameters'.$A:.$M];[.$B$54]+9;0)*[.P$5]*[.$A85])" office:value-type="float" office:value="0" calcext:value-type="float">
            <text:p>0</text:p>
          </table:table-cell>
          <table:table-cell table:style-name="ce18" table:formula="of:=IF(ISBLANK([.Q$2]);0;IF([.Q$2]=&quot;unarm&quot;;0;VLOOKUP([.Q$2];[$'weapon parameters'.$A:.$M];[.$B$54]+6;0))+VLOOKUP([.Q$2];[$'weapon parameters'.$A:.$M];[.$B$54]+9;0)*[.Q$5]*[.$A8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table:formula="of:=IF(ISBLANK([.B$2]);0;IF([.B$2]=&quot;unarm&quot;;0;VLOOKUP([.B$2];[$'weapon parameters'.$A:.$M];[.$B$54]+6;0))+VLOOKUP([.B$2];[$'weapon parameters'.$A:.$M];[.$B$54]+9;0)*[.B$5]*[.$A86])" office:value-type="float" office:value="0" calcext:value-type="float">
            <text:p>0</text:p>
          </table:table-cell>
          <table:table-cell table:style-name="ce18" table:formula="of:=IF(ISBLANK([.C$2]);0;IF([.C$2]=&quot;unarm&quot;;0;VLOOKUP([.C$2];[$'weapon parameters'.$A:.$M];[.$B$54]+6;0))+VLOOKUP([.C$2];[$'weapon parameters'.$A:.$M];[.$B$54]+9;0)*[.C$5]*[.$A86])" office:value-type="float" office:value="0" calcext:value-type="float">
            <text:p>0</text:p>
          </table:table-cell>
          <table:table-cell table:style-name="ce18" table:formula="of:=IF(ISBLANK([.D$2]);0;IF([.D$2]=&quot;unarm&quot;;0;VLOOKUP([.D$2];[$'weapon parameters'.$A:.$M];[.$B$54]+6;0))+VLOOKUP([.D$2];[$'weapon parameters'.$A:.$M];[.$B$54]+9;0)*[.D$5]*[.$A86])" office:value-type="float" office:value="0" calcext:value-type="float">
            <text:p>0</text:p>
          </table:table-cell>
          <table:table-cell table:style-name="ce18" table:formula="of:=IF(ISBLANK([.E$2]);0;IF([.E$2]=&quot;unarm&quot;;0;VLOOKUP([.E$2];[$'weapon parameters'.$A:.$M];[.$B$54]+6;0))+VLOOKUP([.E$2];[$'weapon parameters'.$A:.$M];[.$B$54]+9;0)*[.E$5]*[.$A86])" office:value-type="float" office:value="0" calcext:value-type="float">
            <text:p>0</text:p>
          </table:table-cell>
          <table:table-cell table:style-name="ce18" table:formula="of:=IF(ISBLANK([.F$2]);0;IF([.F$2]=&quot;unarm&quot;;0;VLOOKUP([.F$2];[$'weapon parameters'.$A:.$M];[.$B$54]+6;0))+VLOOKUP([.F$2];[$'weapon parameters'.$A:.$M];[.$B$54]+9;0)*[.F$5]*[.$A86])" office:value-type="float" office:value="0" calcext:value-type="float">
            <text:p>0</text:p>
          </table:table-cell>
          <table:table-cell table:style-name="ce18" table:formula="of:=IF(ISBLANK([.G$2]);0;IF([.G$2]=&quot;unarm&quot;;0;VLOOKUP([.G$2];[$'weapon parameters'.$A:.$M];[.$B$54]+6;0))+VLOOKUP([.G$2];[$'weapon parameters'.$A:.$M];[.$B$54]+9;0)*[.G$5]*[.$A86])" office:value-type="float" office:value="0" calcext:value-type="float">
            <text:p>0</text:p>
          </table:table-cell>
          <table:table-cell table:style-name="ce18" table:formula="of:=IF(ISBLANK([.H$2]);0;IF([.H$2]=&quot;unarm&quot;;0;VLOOKUP([.H$2];[$'weapon parameters'.$A:.$M];[.$B$54]+6;0))+VLOOKUP([.H$2];[$'weapon parameters'.$A:.$M];[.$B$54]+9;0)*[.H$5]*[.$A86])" office:value-type="float" office:value="0" calcext:value-type="float">
            <text:p>0</text:p>
          </table:table-cell>
          <table:table-cell table:style-name="ce18" table:formula="of:=IF(ISBLANK([.I$2]);0;IF([.I$2]=&quot;unarm&quot;;0;VLOOKUP([.I$2];[$'weapon parameters'.$A:.$M];[.$B$54]+6;0))+VLOOKUP([.I$2];[$'weapon parameters'.$A:.$M];[.$B$54]+9;0)*[.I$5]*[.$A86])" office:value-type="float" office:value="0" calcext:value-type="float">
            <text:p>0</text:p>
          </table:table-cell>
          <table:table-cell table:style-name="ce18" table:formula="of:=IF(ISBLANK([.J$2]);0;IF([.J$2]=&quot;unarm&quot;;0;VLOOKUP([.J$2];[$'weapon parameters'.$A:.$M];[.$B$54]+6;0))+VLOOKUP([.J$2];[$'weapon parameters'.$A:.$M];[.$B$54]+9;0)*[.J$5]*[.$A86])" office:value-type="float" office:value="0" calcext:value-type="float">
            <text:p>0</text:p>
          </table:table-cell>
          <table:table-cell table:style-name="ce18" table:formula="of:=IF(ISBLANK([.K$2]);0;IF([.K$2]=&quot;unarm&quot;;0;VLOOKUP([.K$2];[$'weapon parameters'.$A:.$M];[.$B$54]+6;0))+VLOOKUP([.K$2];[$'weapon parameters'.$A:.$M];[.$B$54]+9;0)*[.K$5]*[.$A86])" office:value-type="float" office:value="40" calcext:value-type="float">
            <text:p>40</text:p>
          </table:table-cell>
          <table:table-cell table:style-name="ce18" table:formula="of:=IF(ISBLANK([.L$2]);0;IF([.L$2]=&quot;unarm&quot;;0;VLOOKUP([.L$2];[$'weapon parameters'.$A:.$M];[.$B$54]+6;0))+VLOOKUP([.L$2];[$'weapon parameters'.$A:.$M];[.$B$54]+9;0)*[.L$5]*[.$A86])" office:value-type="float" office:value="82" calcext:value-type="float">
            <text:p>82</text:p>
          </table:table-cell>
          <table:table-cell table:style-name="ce18" table:formula="of:=IF(ISBLANK([.M$2]);0;IF([.M$2]=&quot;unarm&quot;;0;VLOOKUP([.M$2];[$'weapon parameters'.$A:.$M];[.$B$54]+6;0))+VLOOKUP([.M$2];[$'weapon parameters'.$A:.$M];[.$B$54]+9;0)*[.M$5]*[.$A86])" office:value-type="float" office:value="41.3840723934928" calcext:value-type="float">
            <text:p>41</text:p>
          </table:table-cell>
          <table:table-cell table:style-name="ce18" table:formula="of:=IF(ISBLANK([.N$2]);0;IF([.N$2]=&quot;unarm&quot;;0;VLOOKUP([.N$2];[$'weapon parameters'.$A:.$M];[.$B$54]+6;0))+VLOOKUP([.N$2];[$'weapon parameters'.$A:.$M];[.$B$54]+9;0)*[.N$5]*[.$A86])" office:value-type="float" office:value="53.2" calcext:value-type="float">
            <text:p>53</text:p>
          </table:table-cell>
          <table:table-cell table:style-name="ce18" table:formula="of:=IF(ISBLANK([.O$2]);0;IF([.O$2]=&quot;unarm&quot;;0;VLOOKUP([.O$2];[$'weapon parameters'.$A:.$M];[.$B$54]+6;0))+VLOOKUP([.O$2];[$'weapon parameters'.$A:.$M];[.$B$54]+9;0)*[.O$5]*[.$A86])" office:value-type="float" office:value="53.2" calcext:value-type="float">
            <text:p>53</text:p>
          </table:table-cell>
          <table:table-cell table:style-name="ce18" table:formula="of:=IF(ISBLANK([.P$2]);0;IF([.P$2]=&quot;unarm&quot;;0;VLOOKUP([.P$2];[$'weapon parameters'.$A:.$M];[.$B$54]+6;0))+VLOOKUP([.P$2];[$'weapon parameters'.$A:.$M];[.$B$54]+9;0)*[.P$5]*[.$A86])" office:value-type="float" office:value="0" calcext:value-type="float">
            <text:p>0</text:p>
          </table:table-cell>
          <table:table-cell table:style-name="ce18" table:formula="of:=IF(ISBLANK([.Q$2]);0;IF([.Q$2]=&quot;unarm&quot;;0;VLOOKUP([.Q$2];[$'weapon parameters'.$A:.$M];[.$B$54]+6;0))+VLOOKUP([.Q$2];[$'weapon parameters'.$A:.$M];[.$B$54]+9;0)*[.Q$5]*[.$A8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IF(ISBLANK([.B$2]);0;IF([.B$2]=&quot;unarm&quot;;0;VLOOKUP([.B$2];[$'weapon parameters'.$A:.$M];[.$B$54]+6;0))+VLOOKUP([.B$2];[$'weapon parameters'.$A:.$M];[.$B$54]+9;0)*[.B$5]*[.$A87])" office:value-type="float" office:value="0" calcext:value-type="float">
            <text:p>0</text:p>
          </table:table-cell>
          <table:table-cell table:style-name="ce18" table:formula="of:=IF(ISBLANK([.C$2]);0;IF([.C$2]=&quot;unarm&quot;;0;VLOOKUP([.C$2];[$'weapon parameters'.$A:.$M];[.$B$54]+6;0))+VLOOKUP([.C$2];[$'weapon parameters'.$A:.$M];[.$B$54]+9;0)*[.C$5]*[.$A87])" office:value-type="float" office:value="0" calcext:value-type="float">
            <text:p>0</text:p>
          </table:table-cell>
          <table:table-cell table:style-name="ce18" table:formula="of:=IF(ISBLANK([.D$2]);0;IF([.D$2]=&quot;unarm&quot;;0;VLOOKUP([.D$2];[$'weapon parameters'.$A:.$M];[.$B$54]+6;0))+VLOOKUP([.D$2];[$'weapon parameters'.$A:.$M];[.$B$54]+9;0)*[.D$5]*[.$A87])" office:value-type="float" office:value="0" calcext:value-type="float">
            <text:p>0</text:p>
          </table:table-cell>
          <table:table-cell table:style-name="ce18" table:formula="of:=IF(ISBLANK([.E$2]);0;IF([.E$2]=&quot;unarm&quot;;0;VLOOKUP([.E$2];[$'weapon parameters'.$A:.$M];[.$B$54]+6;0))+VLOOKUP([.E$2];[$'weapon parameters'.$A:.$M];[.$B$54]+9;0)*[.E$5]*[.$A87])" office:value-type="float" office:value="0" calcext:value-type="float">
            <text:p>0</text:p>
          </table:table-cell>
          <table:table-cell table:style-name="ce18" table:formula="of:=IF(ISBLANK([.F$2]);0;IF([.F$2]=&quot;unarm&quot;;0;VLOOKUP([.F$2];[$'weapon parameters'.$A:.$M];[.$B$54]+6;0))+VLOOKUP([.F$2];[$'weapon parameters'.$A:.$M];[.$B$54]+9;0)*[.F$5]*[.$A87])" office:value-type="float" office:value="0" calcext:value-type="float">
            <text:p>0</text:p>
          </table:table-cell>
          <table:table-cell table:style-name="ce18" table:formula="of:=IF(ISBLANK([.G$2]);0;IF([.G$2]=&quot;unarm&quot;;0;VLOOKUP([.G$2];[$'weapon parameters'.$A:.$M];[.$B$54]+6;0))+VLOOKUP([.G$2];[$'weapon parameters'.$A:.$M];[.$B$54]+9;0)*[.G$5]*[.$A87])" office:value-type="float" office:value="0" calcext:value-type="float">
            <text:p>0</text:p>
          </table:table-cell>
          <table:table-cell table:style-name="ce18" table:formula="of:=IF(ISBLANK([.H$2]);0;IF([.H$2]=&quot;unarm&quot;;0;VLOOKUP([.H$2];[$'weapon parameters'.$A:.$M];[.$B$54]+6;0))+VLOOKUP([.H$2];[$'weapon parameters'.$A:.$M];[.$B$54]+9;0)*[.H$5]*[.$A87])" office:value-type="float" office:value="0" calcext:value-type="float">
            <text:p>0</text:p>
          </table:table-cell>
          <table:table-cell table:style-name="ce18" table:formula="of:=IF(ISBLANK([.I$2]);0;IF([.I$2]=&quot;unarm&quot;;0;VLOOKUP([.I$2];[$'weapon parameters'.$A:.$M];[.$B$54]+6;0))+VLOOKUP([.I$2];[$'weapon parameters'.$A:.$M];[.$B$54]+9;0)*[.I$5]*[.$A87])" office:value-type="float" office:value="0" calcext:value-type="float">
            <text:p>0</text:p>
          </table:table-cell>
          <table:table-cell table:style-name="ce18" table:formula="of:=IF(ISBLANK([.J$2]);0;IF([.J$2]=&quot;unarm&quot;;0;VLOOKUP([.J$2];[$'weapon parameters'.$A:.$M];[.$B$54]+6;0))+VLOOKUP([.J$2];[$'weapon parameters'.$A:.$M];[.$B$54]+9;0)*[.J$5]*[.$A87])" office:value-type="float" office:value="0" calcext:value-type="float">
            <text:p>0</text:p>
          </table:table-cell>
          <table:table-cell table:style-name="ce18" table:formula="of:=IF(ISBLANK([.K$2]);0;IF([.K$2]=&quot;unarm&quot;;0;VLOOKUP([.K$2];[$'weapon parameters'.$A:.$M];[.$B$54]+6;0))+VLOOKUP([.K$2];[$'weapon parameters'.$A:.$M];[.$B$54]+9;0)*[.K$5]*[.$A87])" office:value-type="float" office:value="40" calcext:value-type="float">
            <text:p>40</text:p>
          </table:table-cell>
          <table:table-cell table:style-name="ce18" table:formula="of:=IF(ISBLANK([.L$2]);0;IF([.L$2]=&quot;unarm&quot;;0;VLOOKUP([.L$2];[$'weapon parameters'.$A:.$M];[.$B$54]+6;0))+VLOOKUP([.L$2];[$'weapon parameters'.$A:.$M];[.$B$54]+9;0)*[.L$5]*[.$A87])" office:value-type="float" office:value="90" calcext:value-type="float">
            <text:p>90</text:p>
          </table:table-cell>
          <table:table-cell table:style-name="ce18" table:formula="of:=IF(ISBLANK([.M$2]);0;IF([.M$2]=&quot;unarm&quot;;0;VLOOKUP([.M$2];[$'weapon parameters'.$A:.$M];[.$B$54]+6;0))+VLOOKUP([.M$2];[$'weapon parameters'.$A:.$M];[.$B$54]+9;0)*[.M$5]*[.$A87])" office:value-type="float" office:value="44.8711915483254" calcext:value-type="float">
            <text:p>45</text:p>
          </table:table-cell>
          <table:table-cell table:style-name="ce18" table:formula="of:=IF(ISBLANK([.N$2]);0;IF([.N$2]=&quot;unarm&quot;;0;VLOOKUP([.N$2];[$'weapon parameters'.$A:.$M];[.$B$54]+6;0))+VLOOKUP([.N$2];[$'weapon parameters'.$A:.$M];[.$B$54]+9;0)*[.N$5]*[.$A87])" office:value-type="float" office:value="58" calcext:value-type="float">
            <text:p>58</text:p>
          </table:table-cell>
          <table:table-cell table:style-name="ce18" table:formula="of:=IF(ISBLANK([.O$2]);0;IF([.O$2]=&quot;unarm&quot;;0;VLOOKUP([.O$2];[$'weapon parameters'.$A:.$M];[.$B$54]+6;0))+VLOOKUP([.O$2];[$'weapon parameters'.$A:.$M];[.$B$54]+9;0)*[.O$5]*[.$A87])" office:value-type="float" office:value="58" calcext:value-type="float">
            <text:p>58</text:p>
          </table:table-cell>
          <table:table-cell table:style-name="ce18" table:formula="of:=IF(ISBLANK([.P$2]);0;IF([.P$2]=&quot;unarm&quot;;0;VLOOKUP([.P$2];[$'weapon parameters'.$A:.$M];[.$B$54]+6;0))+VLOOKUP([.P$2];[$'weapon parameters'.$A:.$M];[.$B$54]+9;0)*[.P$5]*[.$A87])" office:value-type="float" office:value="0" calcext:value-type="float">
            <text:p>0</text:p>
          </table:table-cell>
          <table:table-cell table:style-name="ce18" table:formula="of:=IF(ISBLANK([.Q$2]);0;IF([.Q$2]=&quot;unarm&quot;;0;VLOOKUP([.Q$2];[$'weapon parameters'.$A:.$M];[.$B$54]+6;0))+VLOOKUP([.Q$2];[$'weapon parameters'.$A:.$M];[.$B$54]+9;0)*[.Q$5]*[.$A8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mbined</text:p>
          </table:table-cell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table:formula="of:=[.B56]+SUM([.B67];[.B78])" office:value-type="float" office:value="38" calcext:value-type="float">
            <text:p>38</text:p>
          </table:table-cell>
          <table:table-cell table:style-name="ce18" table:formula="of:=[.C56]+SUM([.C67];[.C78])" office:value-type="float" office:value="48" calcext:value-type="float">
            <text:p>48</text:p>
          </table:table-cell>
          <table:table-cell table:style-name="ce18" table:formula="of:=[.D56]+SUM([.D67];[.D78])" office:value-type="float" office:value="70" calcext:value-type="float">
            <text:p>70</text:p>
          </table:table-cell>
          <table:table-cell table:style-name="ce18" table:formula="of:=[.E56]+SUM([.E67];[.E78])" office:value-type="float" office:value="38" calcext:value-type="float">
            <text:p>38</text:p>
          </table:table-cell>
          <table:table-cell table:style-name="ce18" table:formula="of:=[.F56]+SUM([.F67];[.F78])" office:value-type="float" office:value="50" calcext:value-type="float">
            <text:p>50</text:p>
          </table:table-cell>
          <table:table-cell table:style-name="ce18" table:formula="of:=[.G56]+SUM([.G67];[.G78])" office:value-type="float" office:value="50" calcext:value-type="float">
            <text:p>50</text:p>
          </table:table-cell>
          <table:table-cell table:style-name="ce18" table:formula="of:=[.H56]+SUM([.H67];[.H78])" office:value-type="float" office:value="48" calcext:value-type="float">
            <text:p>48</text:p>
          </table:table-cell>
          <table:table-cell table:style-name="ce18" table:formula="of:=[.I56]+SUM([.I67];[.I78])" office:value-type="float" office:value="38" calcext:value-type="float">
            <text:p>38</text:p>
          </table:table-cell>
          <table:table-cell table:style-name="ce18" table:formula="of:=[.J56]+SUM([.J67];[.J78])" office:value-type="float" office:value="50" calcext:value-type="float">
            <text:p>50</text:p>
          </table:table-cell>
          <table:table-cell table:style-name="ce18" table:formula="of:=[.K56]+SUM([.K67];[.K78])" office:value-type="float" office:value="110" calcext:value-type="float">
            <text:p>110</text:p>
          </table:table-cell>
          <table:table-cell table:style-name="ce18" table:formula="of:=[.L56]+SUM([.L67];[.L78])" office:value-type="float" office:value="66" calcext:value-type="float">
            <text:p>66</text:p>
          </table:table-cell>
          <table:table-cell table:style-name="ce18" table:formula="of:=[.M56]+SUM([.M67];[.M78])" office:value-type="float" office:value="50.6871191548325" calcext:value-type="float">
            <text:p>51</text:p>
          </table:table-cell>
          <table:table-cell table:style-name="ce18" table:formula="of:=[.N56]+SUM([.N67];[.N78])" office:value-type="float" office:value="64.8" calcext:value-type="float">
            <text:p>65</text:p>
          </table:table-cell>
          <table:table-cell table:style-name="ce18" table:formula="of:=[.O56]+SUM([.O67];[.O78])" office:value-type="float" office:value="64.8" calcext:value-type="float">
            <text:p>65</text:p>
          </table:table-cell>
          <table:table-cell table:style-name="ce18" table:formula="of:=[.P56]+SUM([.P67];[.P78])" office:value-type="float" office:value="70" calcext:value-type="float">
            <text:p>70</text:p>
          </table:table-cell>
          <table:table-cell table:style-name="ce18" table:formula="of:=[.Q56]+SUM([.Q67];[.Q78])" office:value-type="float" office:value="35.6" calcext:value-type="float">
            <text:p>36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[.B57]+SUM([.B68];[.B79])" office:value-type="float" office:value="46" calcext:value-type="float">
            <text:p>46</text:p>
          </table:table-cell>
          <table:table-cell table:style-name="ce18" table:formula="of:=[.C57]+SUM([.C68];[.C79])" office:value-type="float" office:value="56" calcext:value-type="float">
            <text:p>56</text:p>
          </table:table-cell>
          <table:table-cell table:style-name="ce18" table:formula="of:=[.D57]+SUM([.D68];[.D79])" office:value-type="float" office:value="70" calcext:value-type="float">
            <text:p>70</text:p>
          </table:table-cell>
          <table:table-cell table:style-name="ce18" table:formula="of:=[.E57]+SUM([.E68];[.E79])" office:value-type="float" office:value="46" calcext:value-type="float">
            <text:p>46</text:p>
          </table:table-cell>
          <table:table-cell table:style-name="ce18" table:formula="of:=[.F57]+SUM([.F68];[.F79])" office:value-type="float" office:value="50" calcext:value-type="float">
            <text:p>50</text:p>
          </table:table-cell>
          <table:table-cell table:style-name="ce18" table:formula="of:=[.G57]+SUM([.G68];[.G79])" office:value-type="float" office:value="50" calcext:value-type="float">
            <text:p>50</text:p>
          </table:table-cell>
          <table:table-cell table:style-name="ce18" table:formula="of:=[.H57]+SUM([.H68];[.H79])" office:value-type="float" office:value="56" calcext:value-type="float">
            <text:p>56</text:p>
          </table:table-cell>
          <table:table-cell table:style-name="ce18" table:formula="of:=[.I57]+SUM([.I68];[.I79])" office:value-type="float" office:value="46" calcext:value-type="float">
            <text:p>46</text:p>
          </table:table-cell>
          <table:table-cell table:style-name="ce18" table:formula="of:=[.J57]+SUM([.J68];[.J79])" office:value-type="float" office:value="50" calcext:value-type="float">
            <text:p>50</text:p>
          </table:table-cell>
          <table:table-cell table:style-name="ce18" table:formula="of:=[.K57]+SUM([.K68];[.K79])" office:value-type="float" office:value="110" calcext:value-type="float">
            <text:p>110</text:p>
          </table:table-cell>
          <table:table-cell table:style-name="ce18" table:formula="of:=[.L57]+SUM([.L68];[.L79])" office:value-type="float" office:value="82" calcext:value-type="float">
            <text:p>82</text:p>
          </table:table-cell>
          <table:table-cell table:style-name="ce18" table:formula="of:=[.M57]+SUM([.M68];[.M79])" office:value-type="float" office:value="61.3742383096651" calcext:value-type="float">
            <text:p>61</text:p>
          </table:table-cell>
          <table:table-cell table:style-name="ce18" table:formula="of:=[.N57]+SUM([.N68];[.N79])" office:value-type="float" office:value="69.6" calcext:value-type="float">
            <text:p>70</text:p>
          </table:table-cell>
          <table:table-cell table:style-name="ce18" table:formula="of:=[.O57]+SUM([.O68];[.O79])" office:value-type="float" office:value="69.6" calcext:value-type="float">
            <text:p>70</text:p>
          </table:table-cell>
          <table:table-cell table:style-name="ce18" table:formula="of:=[.P57]+SUM([.P68];[.P79])" office:value-type="float" office:value="70" calcext:value-type="float">
            <text:p>70</text:p>
          </table:table-cell>
          <table:table-cell table:style-name="ce18" table:formula="of:=[.Q57]+SUM([.Q68];[.Q79])" office:value-type="float" office:value="41.2" calcext:value-type="float">
            <text:p>41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formula="of:=[.B58]+SUM([.B69];[.B80])" office:value-type="float" office:value="54" calcext:value-type="float">
            <text:p>54</text:p>
          </table:table-cell>
          <table:table-cell table:style-name="ce18" table:formula="of:=[.C58]+SUM([.C69];[.C80])" office:value-type="float" office:value="64" calcext:value-type="float">
            <text:p>64</text:p>
          </table:table-cell>
          <table:table-cell table:style-name="ce18" table:formula="of:=[.D58]+SUM([.D69];[.D80])" office:value-type="float" office:value="70" calcext:value-type="float">
            <text:p>70</text:p>
          </table:table-cell>
          <table:table-cell table:style-name="ce18" table:formula="of:=[.E58]+SUM([.E69];[.E80])" office:value-type="float" office:value="54" calcext:value-type="float">
            <text:p>54</text:p>
          </table:table-cell>
          <table:table-cell table:style-name="ce18" table:formula="of:=[.F58]+SUM([.F69];[.F80])" office:value-type="float" office:value="50" calcext:value-type="float">
            <text:p>50</text:p>
          </table:table-cell>
          <table:table-cell table:style-name="ce18" table:formula="of:=[.G58]+SUM([.G69];[.G80])" office:value-type="float" office:value="50" calcext:value-type="float">
            <text:p>50</text:p>
          </table:table-cell>
          <table:table-cell table:style-name="ce18" table:formula="of:=[.H58]+SUM([.H69];[.H80])" office:value-type="float" office:value="64" calcext:value-type="float">
            <text:p>64</text:p>
          </table:table-cell>
          <table:table-cell table:style-name="ce18" table:formula="of:=[.I58]+SUM([.I69];[.I80])" office:value-type="float" office:value="54" calcext:value-type="float">
            <text:p>54</text:p>
          </table:table-cell>
          <table:table-cell table:style-name="ce18" table:formula="of:=[.J58]+SUM([.J69];[.J80])" office:value-type="float" office:value="50" calcext:value-type="float">
            <text:p>50</text:p>
          </table:table-cell>
          <table:table-cell table:style-name="ce18" table:formula="of:=[.K58]+SUM([.K69];[.K80])" office:value-type="float" office:value="110" calcext:value-type="float">
            <text:p>110</text:p>
          </table:table-cell>
          <table:table-cell table:style-name="ce18" table:formula="of:=[.L58]+SUM([.L69];[.L80])" office:value-type="float" office:value="98" calcext:value-type="float">
            <text:p>98</text:p>
          </table:table-cell>
          <table:table-cell table:style-name="ce18" table:formula="of:=[.M58]+SUM([.M69];[.M80])" office:value-type="float" office:value="72.0613574644976" calcext:value-type="float">
            <text:p>72</text:p>
          </table:table-cell>
          <table:table-cell table:style-name="ce18" table:formula="of:=[.N58]+SUM([.N69];[.N80])" office:value-type="float" office:value="74.4" calcext:value-type="float">
            <text:p>74</text:p>
          </table:table-cell>
          <table:table-cell table:style-name="ce18" table:formula="of:=[.O58]+SUM([.O69];[.O80])" office:value-type="float" office:value="74.4" calcext:value-type="float">
            <text:p>74</text:p>
          </table:table-cell>
          <table:table-cell table:style-name="ce18" table:formula="of:=[.P58]+SUM([.P69];[.P80])" office:value-type="float" office:value="70" calcext:value-type="float">
            <text:p>70</text:p>
          </table:table-cell>
          <table:table-cell table:style-name="ce18" table:formula="of:=[.Q58]+SUM([.Q69];[.Q80])" office:value-type="float" office:value="46.8" calcext:value-type="float">
            <text:p>47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formula="of:=[.B59]+SUM([.B70];[.B81])" office:value-type="float" office:value="62" calcext:value-type="float">
            <text:p>62</text:p>
          </table:table-cell>
          <table:table-cell table:style-name="ce18" table:formula="of:=[.C59]+SUM([.C70];[.C81])" office:value-type="float" office:value="72" calcext:value-type="float">
            <text:p>72</text:p>
          </table:table-cell>
          <table:table-cell table:style-name="ce18" table:formula="of:=[.D59]+SUM([.D70];[.D81])" office:value-type="float" office:value="70" calcext:value-type="float">
            <text:p>70</text:p>
          </table:table-cell>
          <table:table-cell table:style-name="ce18" table:formula="of:=[.E59]+SUM([.E70];[.E81])" office:value-type="float" office:value="62" calcext:value-type="float">
            <text:p>62</text:p>
          </table:table-cell>
          <table:table-cell table:style-name="ce18" table:formula="of:=[.F59]+SUM([.F70];[.F81])" office:value-type="float" office:value="50" calcext:value-type="float">
            <text:p>50</text:p>
          </table:table-cell>
          <table:table-cell table:style-name="ce18" table:formula="of:=[.G59]+SUM([.G70];[.G81])" office:value-type="float" office:value="50" calcext:value-type="float">
            <text:p>50</text:p>
          </table:table-cell>
          <table:table-cell table:style-name="ce18" table:formula="of:=[.H59]+SUM([.H70];[.H81])" office:value-type="float" office:value="72" calcext:value-type="float">
            <text:p>72</text:p>
          </table:table-cell>
          <table:table-cell table:style-name="ce18" table:formula="of:=[.I59]+SUM([.I70];[.I81])" office:value-type="float" office:value="62" calcext:value-type="float">
            <text:p>62</text:p>
          </table:table-cell>
          <table:table-cell table:style-name="ce18" table:formula="of:=[.J59]+SUM([.J70];[.J81])" office:value-type="float" office:value="50" calcext:value-type="float">
            <text:p>50</text:p>
          </table:table-cell>
          <table:table-cell table:style-name="ce18" table:formula="of:=[.K59]+SUM([.K70];[.K81])" office:value-type="float" office:value="110" calcext:value-type="float">
            <text:p>110</text:p>
          </table:table-cell>
          <table:table-cell table:style-name="ce18" table:formula="of:=[.L59]+SUM([.L70];[.L81])" office:value-type="float" office:value="114" calcext:value-type="float">
            <text:p>114</text:p>
          </table:table-cell>
          <table:table-cell table:style-name="ce18" table:formula="of:=[.M59]+SUM([.M70];[.M81])" office:value-type="float" office:value="82.7484766193302" calcext:value-type="float">
            <text:p>83</text:p>
          </table:table-cell>
          <table:table-cell table:style-name="ce18" table:formula="of:=[.N59]+SUM([.N70];[.N81])" office:value-type="float" office:value="79.2" calcext:value-type="float">
            <text:p>79</text:p>
          </table:table-cell>
          <table:table-cell table:style-name="ce18" table:formula="of:=[.O59]+SUM([.O70];[.O81])" office:value-type="float" office:value="79.2" calcext:value-type="float">
            <text:p>79</text:p>
          </table:table-cell>
          <table:table-cell table:style-name="ce18" table:formula="of:=[.P59]+SUM([.P70];[.P81])" office:value-type="float" office:value="70" calcext:value-type="float">
            <text:p>70</text:p>
          </table:table-cell>
          <table:table-cell table:style-name="ce18" table:formula="of:=[.Q59]+SUM([.Q70];[.Q81])" office:value-type="float" office:value="52.4" calcext:value-type="float">
            <text:p>52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table:formula="of:=[.B60]+SUM([.B71];[.B82])" office:value-type="float" office:value="70" calcext:value-type="float">
            <text:p>70</text:p>
          </table:table-cell>
          <table:table-cell table:style-name="ce18" table:formula="of:=[.C60]+SUM([.C71];[.C82])" office:value-type="float" office:value="80" calcext:value-type="float">
            <text:p>80</text:p>
          </table:table-cell>
          <table:table-cell table:style-name="ce18" table:formula="of:=[.D60]+SUM([.D71];[.D82])" office:value-type="float" office:value="70" calcext:value-type="float">
            <text:p>70</text:p>
          </table:table-cell>
          <table:table-cell table:style-name="ce18" table:formula="of:=[.E60]+SUM([.E71];[.E82])" office:value-type="float" office:value="70" calcext:value-type="float">
            <text:p>70</text:p>
          </table:table-cell>
          <table:table-cell table:style-name="ce18" table:formula="of:=[.F60]+SUM([.F71];[.F82])" office:value-type="float" office:value="50" calcext:value-type="float">
            <text:p>50</text:p>
          </table:table-cell>
          <table:table-cell table:style-name="ce18" table:formula="of:=[.G60]+SUM([.G71];[.G82])" office:value-type="float" office:value="50" calcext:value-type="float">
            <text:p>50</text:p>
          </table:table-cell>
          <table:table-cell table:style-name="ce18" table:formula="of:=[.H60]+SUM([.H71];[.H82])" office:value-type="float" office:value="80" calcext:value-type="float">
            <text:p>80</text:p>
          </table:table-cell>
          <table:table-cell table:style-name="ce18" table:formula="of:=[.I60]+SUM([.I71];[.I82])" office:value-type="float" office:value="70" calcext:value-type="float">
            <text:p>70</text:p>
          </table:table-cell>
          <table:table-cell table:style-name="ce18" table:formula="of:=[.J60]+SUM([.J71];[.J82])" office:value-type="float" office:value="50" calcext:value-type="float">
            <text:p>50</text:p>
          </table:table-cell>
          <table:table-cell table:style-name="ce18" table:formula="of:=[.K60]+SUM([.K71];[.K82])" office:value-type="float" office:value="110" calcext:value-type="float">
            <text:p>110</text:p>
          </table:table-cell>
          <table:table-cell table:style-name="ce18" table:formula="of:=[.L60]+SUM([.L71];[.L82])" office:value-type="float" office:value="130" calcext:value-type="float">
            <text:p>130</text:p>
          </table:table-cell>
          <table:table-cell table:style-name="ce18" table:formula="of:=[.M60]+SUM([.M71];[.M82])" office:value-type="float" office:value="93.4355957741627" calcext:value-type="float">
            <text:p>93</text:p>
          </table:table-cell>
          <table:table-cell table:style-name="ce18" table:formula="of:=[.N60]+SUM([.N71];[.N82])" office:value-type="float" office:value="84" calcext:value-type="float">
            <text:p>84</text:p>
          </table:table-cell>
          <table:table-cell table:style-name="ce18" table:formula="of:=[.O60]+SUM([.O71];[.O82])" office:value-type="float" office:value="84" calcext:value-type="float">
            <text:p>84</text:p>
          </table:table-cell>
          <table:table-cell table:style-name="ce18" table:formula="of:=[.P60]+SUM([.P71];[.P82])" office:value-type="float" office:value="70" calcext:value-type="float">
            <text:p>70</text:p>
          </table:table-cell>
          <table:table-cell table:style-name="ce18" table:formula="of:=[.Q60]+SUM([.Q71];[.Q82])" office:value-type="float" office:value="58" calcext:value-type="float">
            <text:p>58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table:formula="of:=[.B61]+SUM([.B72];[.B83])" office:value-type="float" office:value="78" calcext:value-type="float">
            <text:p>78</text:p>
          </table:table-cell>
          <table:table-cell table:style-name="ce18" table:formula="of:=[.C61]+SUM([.C72];[.C83])" office:value-type="float" office:value="88" calcext:value-type="float">
            <text:p>88</text:p>
          </table:table-cell>
          <table:table-cell table:style-name="ce18" table:formula="of:=[.D61]+SUM([.D72];[.D83])" office:value-type="float" office:value="70" calcext:value-type="float">
            <text:p>70</text:p>
          </table:table-cell>
          <table:table-cell table:style-name="ce18" table:formula="of:=[.E61]+SUM([.E72];[.E83])" office:value-type="float" office:value="78" calcext:value-type="float">
            <text:p>78</text:p>
          </table:table-cell>
          <table:table-cell table:style-name="ce18" table:formula="of:=[.F61]+SUM([.F72];[.F83])" office:value-type="float" office:value="50" calcext:value-type="float">
            <text:p>50</text:p>
          </table:table-cell>
          <table:table-cell table:style-name="ce18" table:formula="of:=[.G61]+SUM([.G72];[.G83])" office:value-type="float" office:value="50" calcext:value-type="float">
            <text:p>50</text:p>
          </table:table-cell>
          <table:table-cell table:style-name="ce18" table:formula="of:=[.H61]+SUM([.H72];[.H83])" office:value-type="float" office:value="88" calcext:value-type="float">
            <text:p>88</text:p>
          </table:table-cell>
          <table:table-cell table:style-name="ce18" table:formula="of:=[.I61]+SUM([.I72];[.I83])" office:value-type="float" office:value="78" calcext:value-type="float">
            <text:p>78</text:p>
          </table:table-cell>
          <table:table-cell table:style-name="ce18" table:formula="of:=[.J61]+SUM([.J72];[.J83])" office:value-type="float" office:value="50" calcext:value-type="float">
            <text:p>50</text:p>
          </table:table-cell>
          <table:table-cell table:style-name="ce18" table:formula="of:=[.K61]+SUM([.K72];[.K83])" office:value-type="float" office:value="110" calcext:value-type="float">
            <text:p>110</text:p>
          </table:table-cell>
          <table:table-cell table:style-name="ce18" table:formula="of:=[.L61]+SUM([.L72];[.L83])" office:value-type="float" office:value="146" calcext:value-type="float">
            <text:p>146</text:p>
          </table:table-cell>
          <table:table-cell table:style-name="ce18" table:formula="of:=[.M61]+SUM([.M72];[.M83])" office:value-type="float" office:value="104.122714928995" calcext:value-type="float">
            <text:p>104</text:p>
          </table:table-cell>
          <table:table-cell table:style-name="ce18" table:formula="of:=[.N61]+SUM([.N72];[.N83])" office:value-type="float" office:value="88.8" calcext:value-type="float">
            <text:p>89</text:p>
          </table:table-cell>
          <table:table-cell table:style-name="ce18" table:formula="of:=[.O61]+SUM([.O72];[.O83])" office:value-type="float" office:value="88.8" calcext:value-type="float">
            <text:p>89</text:p>
          </table:table-cell>
          <table:table-cell table:style-name="ce18" table:formula="of:=[.P61]+SUM([.P72];[.P83])" office:value-type="float" office:value="70" calcext:value-type="float">
            <text:p>70</text:p>
          </table:table-cell>
          <table:table-cell table:style-name="ce18" table:formula="of:=[.Q61]+SUM([.Q72];[.Q83])" office:value-type="float" office:value="63.6" calcext:value-type="float">
            <text:p>64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table:formula="of:=[.B62]+SUM([.B73];[.B84])" office:value-type="float" office:value="86" calcext:value-type="float">
            <text:p>86</text:p>
          </table:table-cell>
          <table:table-cell table:style-name="ce18" table:formula="of:=[.C62]+SUM([.C73];[.C84])" office:value-type="float" office:value="96" calcext:value-type="float">
            <text:p>96</text:p>
          </table:table-cell>
          <table:table-cell table:style-name="ce18" table:formula="of:=[.D62]+SUM([.D73];[.D84])" office:value-type="float" office:value="70" calcext:value-type="float">
            <text:p>70</text:p>
          </table:table-cell>
          <table:table-cell table:style-name="ce18" table:formula="of:=[.E62]+SUM([.E73];[.E84])" office:value-type="float" office:value="86" calcext:value-type="float">
            <text:p>86</text:p>
          </table:table-cell>
          <table:table-cell table:style-name="ce18" table:formula="of:=[.F62]+SUM([.F73];[.F84])" office:value-type="float" office:value="50" calcext:value-type="float">
            <text:p>50</text:p>
          </table:table-cell>
          <table:table-cell table:style-name="ce18" table:formula="of:=[.G62]+SUM([.G73];[.G84])" office:value-type="float" office:value="50" calcext:value-type="float">
            <text:p>50</text:p>
          </table:table-cell>
          <table:table-cell table:style-name="ce18" table:formula="of:=[.H62]+SUM([.H73];[.H84])" office:value-type="float" office:value="96" calcext:value-type="float">
            <text:p>96</text:p>
          </table:table-cell>
          <table:table-cell table:style-name="ce18" table:formula="of:=[.I62]+SUM([.I73];[.I84])" office:value-type="float" office:value="86" calcext:value-type="float">
            <text:p>86</text:p>
          </table:table-cell>
          <table:table-cell table:style-name="ce18" table:formula="of:=[.J62]+SUM([.J73];[.J84])" office:value-type="float" office:value="50" calcext:value-type="float">
            <text:p>50</text:p>
          </table:table-cell>
          <table:table-cell table:style-name="ce18" table:formula="of:=[.K62]+SUM([.K73];[.K84])" office:value-type="float" office:value="110" calcext:value-type="float">
            <text:p>110</text:p>
          </table:table-cell>
          <table:table-cell table:style-name="ce18" table:formula="of:=[.L62]+SUM([.L73];[.L84])" office:value-type="float" office:value="162" calcext:value-type="float">
            <text:p>162</text:p>
          </table:table-cell>
          <table:table-cell table:style-name="ce18" table:formula="of:=[.M62]+SUM([.M73];[.M84])" office:value-type="float" office:value="114.809834083828" calcext:value-type="float">
            <text:p>115</text:p>
          </table:table-cell>
          <table:table-cell table:style-name="ce18" table:formula="of:=[.N62]+SUM([.N73];[.N84])" office:value-type="float" office:value="93.6" calcext:value-type="float">
            <text:p>94</text:p>
          </table:table-cell>
          <table:table-cell table:style-name="ce18" table:formula="of:=[.O62]+SUM([.O73];[.O84])" office:value-type="float" office:value="93.6" calcext:value-type="float">
            <text:p>94</text:p>
          </table:table-cell>
          <table:table-cell table:style-name="ce18" table:formula="of:=[.P62]+SUM([.P73];[.P84])" office:value-type="float" office:value="70" calcext:value-type="float">
            <text:p>70</text:p>
          </table:table-cell>
          <table:table-cell table:style-name="ce18" table:formula="of:=[.Q62]+SUM([.Q73];[.Q84])" office:value-type="float" office:value="69.2" calcext:value-type="float">
            <text:p>69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table:formula="of:=[.B63]+SUM([.B74];[.B85])" office:value-type="float" office:value="94" calcext:value-type="float">
            <text:p>94</text:p>
          </table:table-cell>
          <table:table-cell table:style-name="ce18" table:formula="of:=[.C63]+SUM([.C74];[.C85])" office:value-type="float" office:value="104" calcext:value-type="float">
            <text:p>104</text:p>
          </table:table-cell>
          <table:table-cell table:style-name="ce18" table:formula="of:=[.D63]+SUM([.D74];[.D85])" office:value-type="float" office:value="70" calcext:value-type="float">
            <text:p>70</text:p>
          </table:table-cell>
          <table:table-cell table:style-name="ce18" table:formula="of:=[.E63]+SUM([.E74];[.E85])" office:value-type="float" office:value="94" calcext:value-type="float">
            <text:p>94</text:p>
          </table:table-cell>
          <table:table-cell table:style-name="ce18" table:formula="of:=[.F63]+SUM([.F74];[.F85])" office:value-type="float" office:value="50" calcext:value-type="float">
            <text:p>50</text:p>
          </table:table-cell>
          <table:table-cell table:style-name="ce18" table:formula="of:=[.G63]+SUM([.G74];[.G85])" office:value-type="float" office:value="50" calcext:value-type="float">
            <text:p>50</text:p>
          </table:table-cell>
          <table:table-cell table:style-name="ce18" table:formula="of:=[.H63]+SUM([.H74];[.H85])" office:value-type="float" office:value="104" calcext:value-type="float">
            <text:p>104</text:p>
          </table:table-cell>
          <table:table-cell table:style-name="ce18" table:formula="of:=[.I63]+SUM([.I74];[.I85])" office:value-type="float" office:value="94" calcext:value-type="float">
            <text:p>94</text:p>
          </table:table-cell>
          <table:table-cell table:style-name="ce18" table:formula="of:=[.J63]+SUM([.J74];[.J85])" office:value-type="float" office:value="50" calcext:value-type="float">
            <text:p>50</text:p>
          </table:table-cell>
          <table:table-cell table:style-name="ce18" table:formula="of:=[.K63]+SUM([.K74];[.K85])" office:value-type="float" office:value="110" calcext:value-type="float">
            <text:p>110</text:p>
          </table:table-cell>
          <table:table-cell table:style-name="ce18" table:formula="of:=[.L63]+SUM([.L74];[.L85])" office:value-type="float" office:value="178" calcext:value-type="float">
            <text:p>178</text:p>
          </table:table-cell>
          <table:table-cell table:style-name="ce18" table:formula="of:=[.M63]+SUM([.M74];[.M85])" office:value-type="float" office:value="125.49695323866" calcext:value-type="float">
            <text:p>125</text:p>
          </table:table-cell>
          <table:table-cell table:style-name="ce18" table:formula="of:=[.N63]+SUM([.N74];[.N85])" office:value-type="float" office:value="98.4" calcext:value-type="float">
            <text:p>98</text:p>
          </table:table-cell>
          <table:table-cell table:style-name="ce18" table:formula="of:=[.O63]+SUM([.O74];[.O85])" office:value-type="float" office:value="98.4" calcext:value-type="float">
            <text:p>98</text:p>
          </table:table-cell>
          <table:table-cell table:style-name="ce18" table:formula="of:=[.P63]+SUM([.P74];[.P85])" office:value-type="float" office:value="70" calcext:value-type="float">
            <text:p>70</text:p>
          </table:table-cell>
          <table:table-cell table:style-name="ce18" table:formula="of:=[.Q63]+SUM([.Q74];[.Q85])" office:value-type="float" office:value="74.8" calcext:value-type="float">
            <text:p>75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table:formula="of:=[.B64]+SUM([.B75];[.B86])" office:value-type="float" office:value="102" calcext:value-type="float">
            <text:p>102</text:p>
          </table:table-cell>
          <table:table-cell table:style-name="ce18" table:formula="of:=[.C64]+SUM([.C75];[.C86])" office:value-type="float" office:value="112" calcext:value-type="float">
            <text:p>112</text:p>
          </table:table-cell>
          <table:table-cell table:style-name="ce18" table:formula="of:=[.D64]+SUM([.D75];[.D86])" office:value-type="float" office:value="70" calcext:value-type="float">
            <text:p>70</text:p>
          </table:table-cell>
          <table:table-cell table:style-name="ce18" table:formula="of:=[.E64]+SUM([.E75];[.E86])" office:value-type="float" office:value="102" calcext:value-type="float">
            <text:p>102</text:p>
          </table:table-cell>
          <table:table-cell table:style-name="ce18" table:formula="of:=[.F64]+SUM([.F75];[.F86])" office:value-type="float" office:value="50" calcext:value-type="float">
            <text:p>50</text:p>
          </table:table-cell>
          <table:table-cell table:style-name="ce18" table:formula="of:=[.G64]+SUM([.G75];[.G86])" office:value-type="float" office:value="50" calcext:value-type="float">
            <text:p>50</text:p>
          </table:table-cell>
          <table:table-cell table:style-name="ce18" table:formula="of:=[.H64]+SUM([.H75];[.H86])" office:value-type="float" office:value="112" calcext:value-type="float">
            <text:p>112</text:p>
          </table:table-cell>
          <table:table-cell table:style-name="ce18" table:formula="of:=[.I64]+SUM([.I75];[.I86])" office:value-type="float" office:value="102" calcext:value-type="float">
            <text:p>102</text:p>
          </table:table-cell>
          <table:table-cell table:style-name="ce18" table:formula="of:=[.J64]+SUM([.J75];[.J86])" office:value-type="float" office:value="50" calcext:value-type="float">
            <text:p>50</text:p>
          </table:table-cell>
          <table:table-cell table:style-name="ce18" table:formula="of:=[.K64]+SUM([.K75];[.K86])" office:value-type="float" office:value="110" calcext:value-type="float">
            <text:p>110</text:p>
          </table:table-cell>
          <table:table-cell table:style-name="ce18" table:formula="of:=[.L64]+SUM([.L75];[.L86])" office:value-type="float" office:value="194" calcext:value-type="float">
            <text:p>194</text:p>
          </table:table-cell>
          <table:table-cell table:style-name="ce18" table:formula="of:=[.M64]+SUM([.M75];[.M86])" office:value-type="float" office:value="136.184072393493" calcext:value-type="float">
            <text:p>136</text:p>
          </table:table-cell>
          <table:table-cell table:style-name="ce18" table:formula="of:=[.N64]+SUM([.N75];[.N86])" office:value-type="float" office:value="103.2" calcext:value-type="float">
            <text:p>103</text:p>
          </table:table-cell>
          <table:table-cell table:style-name="ce18" table:formula="of:=[.O64]+SUM([.O75];[.O86])" office:value-type="float" office:value="103.2" calcext:value-type="float">
            <text:p>103</text:p>
          </table:table-cell>
          <table:table-cell table:style-name="ce18" table:formula="of:=[.P64]+SUM([.P75];[.P86])" office:value-type="float" office:value="70" calcext:value-type="float">
            <text:p>70</text:p>
          </table:table-cell>
          <table:table-cell table:style-name="ce18" table:formula="of:=[.Q64]+SUM([.Q75];[.Q86])" office:value-type="float" office:value="80.4" calcext:value-type="float">
            <text:p>8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[.B65]+SUM([.B76];[.B87])" office:value-type="float" office:value="110" calcext:value-type="float">
            <text:p>110</text:p>
          </table:table-cell>
          <table:table-cell table:style-name="ce18" table:formula="of:=[.C65]+SUM([.C76];[.C87])" office:value-type="float" office:value="120" calcext:value-type="float">
            <text:p>120</text:p>
          </table:table-cell>
          <table:table-cell table:style-name="ce18" table:formula="of:=[.D65]+SUM([.D76];[.D87])" office:value-type="float" office:value="70" calcext:value-type="float">
            <text:p>70</text:p>
          </table:table-cell>
          <table:table-cell table:style-name="ce18" table:formula="of:=[.E65]+SUM([.E76];[.E87])" office:value-type="float" office:value="110" calcext:value-type="float">
            <text:p>110</text:p>
          </table:table-cell>
          <table:table-cell table:style-name="ce18" table:formula="of:=[.F65]+SUM([.F76];[.F87])" office:value-type="float" office:value="50" calcext:value-type="float">
            <text:p>50</text:p>
          </table:table-cell>
          <table:table-cell table:style-name="ce18" table:formula="of:=[.G65]+SUM([.G76];[.G87])" office:value-type="float" office:value="50" calcext:value-type="float">
            <text:p>50</text:p>
          </table:table-cell>
          <table:table-cell table:style-name="ce18" table:formula="of:=[.H65]+SUM([.H76];[.H87])" office:value-type="float" office:value="120" calcext:value-type="float">
            <text:p>120</text:p>
          </table:table-cell>
          <table:table-cell table:style-name="ce18" table:formula="of:=[.I65]+SUM([.I76];[.I87])" office:value-type="float" office:value="110" calcext:value-type="float">
            <text:p>110</text:p>
          </table:table-cell>
          <table:table-cell table:style-name="ce18" table:formula="of:=[.J65]+SUM([.J76];[.J87])" office:value-type="float" office:value="50" calcext:value-type="float">
            <text:p>50</text:p>
          </table:table-cell>
          <table:table-cell table:style-name="ce18" table:formula="of:=[.K65]+SUM([.K76];[.K87])" office:value-type="float" office:value="110" calcext:value-type="float">
            <text:p>110</text:p>
          </table:table-cell>
          <table:table-cell table:style-name="ce18" table:formula="of:=[.L65]+SUM([.L76];[.L87])" office:value-type="float" office:value="210" calcext:value-type="float">
            <text:p>210</text:p>
          </table:table-cell>
          <table:table-cell table:style-name="ce18" table:formula="of:=[.M65]+SUM([.M76];[.M87])" office:value-type="float" office:value="146.871191548325" calcext:value-type="float">
            <text:p>147</text:p>
          </table:table-cell>
          <table:table-cell table:style-name="ce18" table:formula="of:=[.N65]+SUM([.N76];[.N87])" office:value-type="float" office:value="108" calcext:value-type="float">
            <text:p>108</text:p>
          </table:table-cell>
          <table:table-cell table:style-name="ce18" table:formula="of:=[.O65]+SUM([.O76];[.O87])" office:value-type="float" office:value="108" calcext:value-type="float">
            <text:p>108</text:p>
          </table:table-cell>
          <table:table-cell table:style-name="ce18" table:formula="of:=[.P65]+SUM([.P76];[.P87])" office:value-type="float" office:value="70" calcext:value-type="float">
            <text:p>70</text:p>
          </table:table-cell>
          <table:table-cell table:style-name="ce18" table:formula="of:=[.Q65]+SUM([.Q76];[.Q87])" office:value-type="float" office:value="86" calcext:value-type="float">
            <text:p>86</text:p>
          </table:table-cell>
          <table:table-cell table:number-columns-repeated="1004"/>
        </table:table-row>
        <table:table-row table:style-name="ro1">
          <table:table-cell/>
          <table:table-cell table:style-name="ce18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damage</text:p>
          </table:table-cell>
          <table:table-cell table:style-name="ce18" office:value-type="float" office:value="4" calcext:value-type="float">
            <text:p>4</text:p>
          </table:table-cell>
          <table:table-cell table:style-name="ce18" table:number-columns-repeated="5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string" calcext:value-type="string">
            <text:p>buff</text:p>
          </table:table-cell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table:formula="of:=VLOOKUP([.B$1];[$'weapon parameters'.$A:.$M];[.$B$100]+0;0)+VLOOKUP([.B$1];[$'weapon parameters'.$A:.$M];[.$B$100]+3;0)*[.$A102]" office:value-type="float" office:value="11" calcext:value-type="float">
            <text:p>11</text:p>
          </table:table-cell>
          <table:table-cell table:style-name="ce18" table:formula="of:=VLOOKUP([.C$1];[$'weapon parameters'.$A:.$M];[.$B$100]+0;0)+VLOOKUP([.C$1];[$'weapon parameters'.$A:.$M];[.$B$100]+3;0)*[.$A102]" office:value-type="float" office:value="11" calcext:value-type="float">
            <text:p>11</text:p>
          </table:table-cell>
          <table:table-cell table:style-name="ce18" table:formula="of:=VLOOKUP([.D$1];[$'weapon parameters'.$A:.$M];[.$B$100]+0;0)+VLOOKUP([.D$1];[$'weapon parameters'.$A:.$M];[.$B$100]+3;0)*[.$A102]" office:value-type="float" office:value="11" calcext:value-type="float">
            <text:p>11</text:p>
          </table:table-cell>
          <table:table-cell table:style-name="ce18" table:formula="of:=VLOOKUP([.E$1];[$'weapon parameters'.$A:.$M];[.$B$100]+0;0)+VLOOKUP([.E$1];[$'weapon parameters'.$A:.$M];[.$B$100]+3;0)*[.$A102]" office:value-type="float" office:value="11" calcext:value-type="float">
            <text:p>11</text:p>
          </table:table-cell>
          <table:table-cell table:style-name="ce18" table:formula="of:=VLOOKUP([.F$1];[$'weapon parameters'.$A:.$M];[.$B$100]+0;0)+VLOOKUP([.F$1];[$'weapon parameters'.$A:.$M];[.$B$100]+3;0)*[.$A102]" office:value-type="float" office:value="11" calcext:value-type="float">
            <text:p>11</text:p>
          </table:table-cell>
          <table:table-cell table:style-name="ce18" table:formula="of:=VLOOKUP([.G$1];[$'weapon parameters'.$A:.$M];[.$B$100]+0;0)+VLOOKUP([.G$1];[$'weapon parameters'.$A:.$M];[.$B$100]+3;0)*[.$A102]" office:value-type="float" office:value="11" calcext:value-type="float">
            <text:p>11</text:p>
          </table:table-cell>
          <table:table-cell table:style-name="ce18" table:formula="of:=VLOOKUP([.H$1];[$'weapon parameters'.$A:.$M];[.$B$100]+0;0)+VLOOKUP([.H$1];[$'weapon parameters'.$A:.$M];[.$B$100]+3;0)*[.$A102]" office:value-type="float" office:value="11" calcext:value-type="float">
            <text:p>11</text:p>
          </table:table-cell>
          <table:table-cell table:style-name="ce18" table:formula="of:=VLOOKUP([.I$1];[$'weapon parameters'.$A:.$M];[.$B$100]+0;0)+VLOOKUP([.I$1];[$'weapon parameters'.$A:.$M];[.$B$100]+3;0)*[.$A102]" office:value-type="float" office:value="11" calcext:value-type="float">
            <text:p>11</text:p>
          </table:table-cell>
          <table:table-cell table:style-name="ce18" table:formula="of:=VLOOKUP([.J$1];[$'weapon parameters'.$A:.$M];[.$B$100]+0;0)+VLOOKUP([.J$1];[$'weapon parameters'.$A:.$M];[.$B$100]+3;0)*[.$A102]" office:value-type="float" office:value="11" calcext:value-type="float">
            <text:p>11</text:p>
          </table:table-cell>
          <table:table-cell table:style-name="ce18" table:formula="of:=VLOOKUP([.K$1];[$'weapon parameters'.$A:.$M];[.$B$100]+0;0)+VLOOKUP([.K$1];[$'weapon parameters'.$A:.$M];[.$B$100]+3;0)*[.$A102]" office:value-type="float" office:value="11" calcext:value-type="float">
            <text:p>11</text:p>
          </table:table-cell>
          <table:table-cell table:style-name="ce18" table:formula="of:=VLOOKUP([.L$1];[$'weapon parameters'.$A:.$M];[.$B$100]+0;0)+VLOOKUP([.L$1];[$'weapon parameters'.$A:.$M];[.$B$100]+3;0)*[.$A102]" office:value-type="float" office:value="11" calcext:value-type="float">
            <text:p>11</text:p>
          </table:table-cell>
          <table:table-cell table:style-name="ce18" table:formula="of:=VLOOKUP([.M$1];[$'weapon parameters'.$A:.$M];[.$B$100]+0;0)+VLOOKUP([.M$1];[$'weapon parameters'.$A:.$M];[.$B$100]+3;0)*[.$A102]" office:value-type="float" office:value="11" calcext:value-type="float">
            <text:p>11</text:p>
          </table:table-cell>
          <table:table-cell table:style-name="ce18" table:formula="of:=VLOOKUP([.N$1];[$'weapon parameters'.$A:.$M];[.$B$100]+0;0)+VLOOKUP([.N$1];[$'weapon parameters'.$A:.$M];[.$B$100]+3;0)*[.$A102]" office:value-type="float" office:value="11" calcext:value-type="float">
            <text:p>11</text:p>
          </table:table-cell>
          <table:table-cell table:style-name="ce18" table:formula="of:=VLOOKUP([.O$1];[$'weapon parameters'.$A:.$M];[.$B$100]+0;0)+VLOOKUP([.O$1];[$'weapon parameters'.$A:.$M];[.$B$100]+3;0)*[.$A102]" office:value-type="float" office:value="11" calcext:value-type="float">
            <text:p>11</text:p>
          </table:table-cell>
          <table:table-cell table:style-name="ce18" table:formula="of:=VLOOKUP([.P$1];[$'weapon parameters'.$A:.$M];[.$B$100]+0;0)+VLOOKUP([.P$1];[$'weapon parameters'.$A:.$M];[.$B$100]+3;0)*[.$A102]" office:value-type="float" office:value="11" calcext:value-type="float">
            <text:p>11</text:p>
          </table:table-cell>
          <table:table-cell table:style-name="ce18" table:formula="of:=VLOOKUP([.Q$1];[$'weapon parameters'.$A:.$M];[.$B$100]+0;0)+VLOOKUP([.Q$1];[$'weapon parameters'.$A:.$M];[.$B$100]+3;0)*[.$A102]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VLOOKUP([.B$1];[$'weapon parameters'.$A:.$M];[.$B$100]+0;0)+VLOOKUP([.B$1];[$'weapon parameters'.$A:.$M];[.$B$100]+3;0)*[.$A103]" office:value-type="float" office:value="12" calcext:value-type="float">
            <text:p>12</text:p>
          </table:table-cell>
          <table:table-cell table:style-name="ce18" table:formula="of:=VLOOKUP([.C$1];[$'weapon parameters'.$A:.$M];[.$B$100]+0;0)+VLOOKUP([.C$1];[$'weapon parameters'.$A:.$M];[.$B$100]+3;0)*[.$A103]" office:value-type="float" office:value="12" calcext:value-type="float">
            <text:p>12</text:p>
          </table:table-cell>
          <table:table-cell table:style-name="ce18" table:formula="of:=VLOOKUP([.D$1];[$'weapon parameters'.$A:.$M];[.$B$100]+0;0)+VLOOKUP([.D$1];[$'weapon parameters'.$A:.$M];[.$B$100]+3;0)*[.$A103]" office:value-type="float" office:value="12" calcext:value-type="float">
            <text:p>12</text:p>
          </table:table-cell>
          <table:table-cell table:style-name="ce18" table:formula="of:=VLOOKUP([.E$1];[$'weapon parameters'.$A:.$M];[.$B$100]+0;0)+VLOOKUP([.E$1];[$'weapon parameters'.$A:.$M];[.$B$100]+3;0)*[.$A103]" office:value-type="float" office:value="12" calcext:value-type="float">
            <text:p>12</text:p>
          </table:table-cell>
          <table:table-cell table:style-name="ce18" table:formula="of:=VLOOKUP([.F$1];[$'weapon parameters'.$A:.$M];[.$B$100]+0;0)+VLOOKUP([.F$1];[$'weapon parameters'.$A:.$M];[.$B$100]+3;0)*[.$A103]" office:value-type="float" office:value="12" calcext:value-type="float">
            <text:p>12</text:p>
          </table:table-cell>
          <table:table-cell table:style-name="ce18" table:formula="of:=VLOOKUP([.G$1];[$'weapon parameters'.$A:.$M];[.$B$100]+0;0)+VLOOKUP([.G$1];[$'weapon parameters'.$A:.$M];[.$B$100]+3;0)*[.$A103]" office:value-type="float" office:value="12" calcext:value-type="float">
            <text:p>12</text:p>
          </table:table-cell>
          <table:table-cell table:style-name="ce18" table:formula="of:=VLOOKUP([.H$1];[$'weapon parameters'.$A:.$M];[.$B$100]+0;0)+VLOOKUP([.H$1];[$'weapon parameters'.$A:.$M];[.$B$100]+3;0)*[.$A103]" office:value-type="float" office:value="12" calcext:value-type="float">
            <text:p>12</text:p>
          </table:table-cell>
          <table:table-cell table:style-name="ce18" table:formula="of:=VLOOKUP([.I$1];[$'weapon parameters'.$A:.$M];[.$B$100]+0;0)+VLOOKUP([.I$1];[$'weapon parameters'.$A:.$M];[.$B$100]+3;0)*[.$A103]" office:value-type="float" office:value="12" calcext:value-type="float">
            <text:p>12</text:p>
          </table:table-cell>
          <table:table-cell table:style-name="ce18" table:formula="of:=VLOOKUP([.J$1];[$'weapon parameters'.$A:.$M];[.$B$100]+0;0)+VLOOKUP([.J$1];[$'weapon parameters'.$A:.$M];[.$B$100]+3;0)*[.$A103]" office:value-type="float" office:value="12" calcext:value-type="float">
            <text:p>12</text:p>
          </table:table-cell>
          <table:table-cell table:style-name="ce18" table:formula="of:=VLOOKUP([.K$1];[$'weapon parameters'.$A:.$M];[.$B$100]+0;0)+VLOOKUP([.K$1];[$'weapon parameters'.$A:.$M];[.$B$100]+3;0)*[.$A103]" office:value-type="float" office:value="12" calcext:value-type="float">
            <text:p>12</text:p>
          </table:table-cell>
          <table:table-cell table:style-name="ce18" table:formula="of:=VLOOKUP([.L$1];[$'weapon parameters'.$A:.$M];[.$B$100]+0;0)+VLOOKUP([.L$1];[$'weapon parameters'.$A:.$M];[.$B$100]+3;0)*[.$A103]" office:value-type="float" office:value="12" calcext:value-type="float">
            <text:p>12</text:p>
          </table:table-cell>
          <table:table-cell table:style-name="ce18" table:formula="of:=VLOOKUP([.M$1];[$'weapon parameters'.$A:.$M];[.$B$100]+0;0)+VLOOKUP([.M$1];[$'weapon parameters'.$A:.$M];[.$B$100]+3;0)*[.$A103]" office:value-type="float" office:value="12" calcext:value-type="float">
            <text:p>12</text:p>
          </table:table-cell>
          <table:table-cell table:style-name="ce18" table:formula="of:=VLOOKUP([.N$1];[$'weapon parameters'.$A:.$M];[.$B$100]+0;0)+VLOOKUP([.N$1];[$'weapon parameters'.$A:.$M];[.$B$100]+3;0)*[.$A103]" office:value-type="float" office:value="12" calcext:value-type="float">
            <text:p>12</text:p>
          </table:table-cell>
          <table:table-cell table:style-name="ce18" table:formula="of:=VLOOKUP([.O$1];[$'weapon parameters'.$A:.$M];[.$B$100]+0;0)+VLOOKUP([.O$1];[$'weapon parameters'.$A:.$M];[.$B$100]+3;0)*[.$A103]" office:value-type="float" office:value="12" calcext:value-type="float">
            <text:p>12</text:p>
          </table:table-cell>
          <table:table-cell table:style-name="ce18" table:formula="of:=VLOOKUP([.P$1];[$'weapon parameters'.$A:.$M];[.$B$100]+0;0)+VLOOKUP([.P$1];[$'weapon parameters'.$A:.$M];[.$B$100]+3;0)*[.$A103]" office:value-type="float" office:value="12" calcext:value-type="float">
            <text:p>12</text:p>
          </table:table-cell>
          <table:table-cell table:style-name="ce18" table:formula="of:=VLOOKUP([.Q$1];[$'weapon parameters'.$A:.$M];[.$B$100]+0;0)+VLOOKUP([.Q$1];[$'weapon parameters'.$A:.$M];[.$B$100]+3;0)*[.$A103]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formula="of:=VLOOKUP([.B$1];[$'weapon parameters'.$A:.$M];[.$B$100]+0;0)+VLOOKUP([.B$1];[$'weapon parameters'.$A:.$M];[.$B$100]+3;0)*[.$A104]" office:value-type="float" office:value="13" calcext:value-type="float">
            <text:p>13</text:p>
          </table:table-cell>
          <table:table-cell table:style-name="ce18" table:formula="of:=VLOOKUP([.C$1];[$'weapon parameters'.$A:.$M];[.$B$100]+0;0)+VLOOKUP([.C$1];[$'weapon parameters'.$A:.$M];[.$B$100]+3;0)*[.$A104]" office:value-type="float" office:value="13" calcext:value-type="float">
            <text:p>13</text:p>
          </table:table-cell>
          <table:table-cell table:style-name="ce18" table:formula="of:=VLOOKUP([.D$1];[$'weapon parameters'.$A:.$M];[.$B$100]+0;0)+VLOOKUP([.D$1];[$'weapon parameters'.$A:.$M];[.$B$100]+3;0)*[.$A104]" office:value-type="float" office:value="13" calcext:value-type="float">
            <text:p>13</text:p>
          </table:table-cell>
          <table:table-cell table:style-name="ce18" table:formula="of:=VLOOKUP([.E$1];[$'weapon parameters'.$A:.$M];[.$B$100]+0;0)+VLOOKUP([.E$1];[$'weapon parameters'.$A:.$M];[.$B$100]+3;0)*[.$A104]" office:value-type="float" office:value="13" calcext:value-type="float">
            <text:p>13</text:p>
          </table:table-cell>
          <table:table-cell table:style-name="ce18" table:formula="of:=VLOOKUP([.F$1];[$'weapon parameters'.$A:.$M];[.$B$100]+0;0)+VLOOKUP([.F$1];[$'weapon parameters'.$A:.$M];[.$B$100]+3;0)*[.$A104]" office:value-type="float" office:value="13" calcext:value-type="float">
            <text:p>13</text:p>
          </table:table-cell>
          <table:table-cell table:style-name="ce18" table:formula="of:=VLOOKUP([.G$1];[$'weapon parameters'.$A:.$M];[.$B$100]+0;0)+VLOOKUP([.G$1];[$'weapon parameters'.$A:.$M];[.$B$100]+3;0)*[.$A104]" office:value-type="float" office:value="13" calcext:value-type="float">
            <text:p>13</text:p>
          </table:table-cell>
          <table:table-cell table:style-name="ce18" table:formula="of:=VLOOKUP([.H$1];[$'weapon parameters'.$A:.$M];[.$B$100]+0;0)+VLOOKUP([.H$1];[$'weapon parameters'.$A:.$M];[.$B$100]+3;0)*[.$A104]" office:value-type="float" office:value="13" calcext:value-type="float">
            <text:p>13</text:p>
          </table:table-cell>
          <table:table-cell table:style-name="ce18" table:formula="of:=VLOOKUP([.I$1];[$'weapon parameters'.$A:.$M];[.$B$100]+0;0)+VLOOKUP([.I$1];[$'weapon parameters'.$A:.$M];[.$B$100]+3;0)*[.$A104]" office:value-type="float" office:value="13" calcext:value-type="float">
            <text:p>13</text:p>
          </table:table-cell>
          <table:table-cell table:style-name="ce18" table:formula="of:=VLOOKUP([.J$1];[$'weapon parameters'.$A:.$M];[.$B$100]+0;0)+VLOOKUP([.J$1];[$'weapon parameters'.$A:.$M];[.$B$100]+3;0)*[.$A104]" office:value-type="float" office:value="13" calcext:value-type="float">
            <text:p>13</text:p>
          </table:table-cell>
          <table:table-cell table:style-name="ce18" table:formula="of:=VLOOKUP([.K$1];[$'weapon parameters'.$A:.$M];[.$B$100]+0;0)+VLOOKUP([.K$1];[$'weapon parameters'.$A:.$M];[.$B$100]+3;0)*[.$A104]" office:value-type="float" office:value="13" calcext:value-type="float">
            <text:p>13</text:p>
          </table:table-cell>
          <table:table-cell table:style-name="ce18" table:formula="of:=VLOOKUP([.L$1];[$'weapon parameters'.$A:.$M];[.$B$100]+0;0)+VLOOKUP([.L$1];[$'weapon parameters'.$A:.$M];[.$B$100]+3;0)*[.$A104]" office:value-type="float" office:value="13" calcext:value-type="float">
            <text:p>13</text:p>
          </table:table-cell>
          <table:table-cell table:style-name="ce18" table:formula="of:=VLOOKUP([.M$1];[$'weapon parameters'.$A:.$M];[.$B$100]+0;0)+VLOOKUP([.M$1];[$'weapon parameters'.$A:.$M];[.$B$100]+3;0)*[.$A104]" office:value-type="float" office:value="13" calcext:value-type="float">
            <text:p>13</text:p>
          </table:table-cell>
          <table:table-cell table:style-name="ce18" table:formula="of:=VLOOKUP([.N$1];[$'weapon parameters'.$A:.$M];[.$B$100]+0;0)+VLOOKUP([.N$1];[$'weapon parameters'.$A:.$M];[.$B$100]+3;0)*[.$A104]" office:value-type="float" office:value="13" calcext:value-type="float">
            <text:p>13</text:p>
          </table:table-cell>
          <table:table-cell table:style-name="ce18" table:formula="of:=VLOOKUP([.O$1];[$'weapon parameters'.$A:.$M];[.$B$100]+0;0)+VLOOKUP([.O$1];[$'weapon parameters'.$A:.$M];[.$B$100]+3;0)*[.$A104]" office:value-type="float" office:value="13" calcext:value-type="float">
            <text:p>13</text:p>
          </table:table-cell>
          <table:table-cell table:style-name="ce18" table:formula="of:=VLOOKUP([.P$1];[$'weapon parameters'.$A:.$M];[.$B$100]+0;0)+VLOOKUP([.P$1];[$'weapon parameters'.$A:.$M];[.$B$100]+3;0)*[.$A104]" office:value-type="float" office:value="13" calcext:value-type="float">
            <text:p>13</text:p>
          </table:table-cell>
          <table:table-cell table:style-name="ce18" table:formula="of:=VLOOKUP([.Q$1];[$'weapon parameters'.$A:.$M];[.$B$100]+0;0)+VLOOKUP([.Q$1];[$'weapon parameters'.$A:.$M];[.$B$100]+3;0)*[.$A104]"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formula="of:=VLOOKUP([.B$1];[$'weapon parameters'.$A:.$M];[.$B$100]+0;0)+VLOOKUP([.B$1];[$'weapon parameters'.$A:.$M];[.$B$100]+3;0)*[.$A105]" office:value-type="float" office:value="14" calcext:value-type="float">
            <text:p>14</text:p>
          </table:table-cell>
          <table:table-cell table:style-name="ce18" table:formula="of:=VLOOKUP([.C$1];[$'weapon parameters'.$A:.$M];[.$B$100]+0;0)+VLOOKUP([.C$1];[$'weapon parameters'.$A:.$M];[.$B$100]+3;0)*[.$A105]" office:value-type="float" office:value="14" calcext:value-type="float">
            <text:p>14</text:p>
          </table:table-cell>
          <table:table-cell table:style-name="ce18" table:formula="of:=VLOOKUP([.D$1];[$'weapon parameters'.$A:.$M];[.$B$100]+0;0)+VLOOKUP([.D$1];[$'weapon parameters'.$A:.$M];[.$B$100]+3;0)*[.$A105]" office:value-type="float" office:value="14" calcext:value-type="float">
            <text:p>14</text:p>
          </table:table-cell>
          <table:table-cell table:style-name="ce18" table:formula="of:=VLOOKUP([.E$1];[$'weapon parameters'.$A:.$M];[.$B$100]+0;0)+VLOOKUP([.E$1];[$'weapon parameters'.$A:.$M];[.$B$100]+3;0)*[.$A105]" office:value-type="float" office:value="14" calcext:value-type="float">
            <text:p>14</text:p>
          </table:table-cell>
          <table:table-cell table:style-name="ce18" table:formula="of:=VLOOKUP([.F$1];[$'weapon parameters'.$A:.$M];[.$B$100]+0;0)+VLOOKUP([.F$1];[$'weapon parameters'.$A:.$M];[.$B$100]+3;0)*[.$A105]" office:value-type="float" office:value="14" calcext:value-type="float">
            <text:p>14</text:p>
          </table:table-cell>
          <table:table-cell table:style-name="ce18" table:formula="of:=VLOOKUP([.G$1];[$'weapon parameters'.$A:.$M];[.$B$100]+0;0)+VLOOKUP([.G$1];[$'weapon parameters'.$A:.$M];[.$B$100]+3;0)*[.$A105]" office:value-type="float" office:value="14" calcext:value-type="float">
            <text:p>14</text:p>
          </table:table-cell>
          <table:table-cell table:style-name="ce18" table:formula="of:=VLOOKUP([.H$1];[$'weapon parameters'.$A:.$M];[.$B$100]+0;0)+VLOOKUP([.H$1];[$'weapon parameters'.$A:.$M];[.$B$100]+3;0)*[.$A105]" office:value-type="float" office:value="14" calcext:value-type="float">
            <text:p>14</text:p>
          </table:table-cell>
          <table:table-cell table:style-name="ce18" table:formula="of:=VLOOKUP([.I$1];[$'weapon parameters'.$A:.$M];[.$B$100]+0;0)+VLOOKUP([.I$1];[$'weapon parameters'.$A:.$M];[.$B$100]+3;0)*[.$A105]" office:value-type="float" office:value="14" calcext:value-type="float">
            <text:p>14</text:p>
          </table:table-cell>
          <table:table-cell table:style-name="ce18" table:formula="of:=VLOOKUP([.J$1];[$'weapon parameters'.$A:.$M];[.$B$100]+0;0)+VLOOKUP([.J$1];[$'weapon parameters'.$A:.$M];[.$B$100]+3;0)*[.$A105]" office:value-type="float" office:value="14" calcext:value-type="float">
            <text:p>14</text:p>
          </table:table-cell>
          <table:table-cell table:style-name="ce18" table:formula="of:=VLOOKUP([.K$1];[$'weapon parameters'.$A:.$M];[.$B$100]+0;0)+VLOOKUP([.K$1];[$'weapon parameters'.$A:.$M];[.$B$100]+3;0)*[.$A105]" office:value-type="float" office:value="14" calcext:value-type="float">
            <text:p>14</text:p>
          </table:table-cell>
          <table:table-cell table:style-name="ce18" table:formula="of:=VLOOKUP([.L$1];[$'weapon parameters'.$A:.$M];[.$B$100]+0;0)+VLOOKUP([.L$1];[$'weapon parameters'.$A:.$M];[.$B$100]+3;0)*[.$A105]" office:value-type="float" office:value="14" calcext:value-type="float">
            <text:p>14</text:p>
          </table:table-cell>
          <table:table-cell table:style-name="ce18" table:formula="of:=VLOOKUP([.M$1];[$'weapon parameters'.$A:.$M];[.$B$100]+0;0)+VLOOKUP([.M$1];[$'weapon parameters'.$A:.$M];[.$B$100]+3;0)*[.$A105]" office:value-type="float" office:value="14" calcext:value-type="float">
            <text:p>14</text:p>
          </table:table-cell>
          <table:table-cell table:style-name="ce18" table:formula="of:=VLOOKUP([.N$1];[$'weapon parameters'.$A:.$M];[.$B$100]+0;0)+VLOOKUP([.N$1];[$'weapon parameters'.$A:.$M];[.$B$100]+3;0)*[.$A105]" office:value-type="float" office:value="14" calcext:value-type="float">
            <text:p>14</text:p>
          </table:table-cell>
          <table:table-cell table:style-name="ce18" table:formula="of:=VLOOKUP([.O$1];[$'weapon parameters'.$A:.$M];[.$B$100]+0;0)+VLOOKUP([.O$1];[$'weapon parameters'.$A:.$M];[.$B$100]+3;0)*[.$A105]" office:value-type="float" office:value="14" calcext:value-type="float">
            <text:p>14</text:p>
          </table:table-cell>
          <table:table-cell table:style-name="ce18" table:formula="of:=VLOOKUP([.P$1];[$'weapon parameters'.$A:.$M];[.$B$100]+0;0)+VLOOKUP([.P$1];[$'weapon parameters'.$A:.$M];[.$B$100]+3;0)*[.$A105]" office:value-type="float" office:value="14" calcext:value-type="float">
            <text:p>14</text:p>
          </table:table-cell>
          <table:table-cell table:style-name="ce18" table:formula="of:=VLOOKUP([.Q$1];[$'weapon parameters'.$A:.$M];[.$B$100]+0;0)+VLOOKUP([.Q$1];[$'weapon parameters'.$A:.$M];[.$B$100]+3;0)*[.$A105]"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table:formula="of:=VLOOKUP([.B$1];[$'weapon parameters'.$A:.$M];[.$B$100]+0;0)+VLOOKUP([.B$1];[$'weapon parameters'.$A:.$M];[.$B$100]+3;0)*[.$A106]" office:value-type="float" office:value="15" calcext:value-type="float">
            <text:p>15</text:p>
          </table:table-cell>
          <table:table-cell table:style-name="ce18" table:formula="of:=VLOOKUP([.C$1];[$'weapon parameters'.$A:.$M];[.$B$100]+0;0)+VLOOKUP([.C$1];[$'weapon parameters'.$A:.$M];[.$B$100]+3;0)*[.$A106]" office:value-type="float" office:value="15" calcext:value-type="float">
            <text:p>15</text:p>
          </table:table-cell>
          <table:table-cell table:style-name="ce18" table:formula="of:=VLOOKUP([.D$1];[$'weapon parameters'.$A:.$M];[.$B$100]+0;0)+VLOOKUP([.D$1];[$'weapon parameters'.$A:.$M];[.$B$100]+3;0)*[.$A106]" office:value-type="float" office:value="15" calcext:value-type="float">
            <text:p>15</text:p>
          </table:table-cell>
          <table:table-cell table:style-name="ce18" table:formula="of:=VLOOKUP([.E$1];[$'weapon parameters'.$A:.$M];[.$B$100]+0;0)+VLOOKUP([.E$1];[$'weapon parameters'.$A:.$M];[.$B$100]+3;0)*[.$A106]" office:value-type="float" office:value="15" calcext:value-type="float">
            <text:p>15</text:p>
          </table:table-cell>
          <table:table-cell table:style-name="ce18" table:formula="of:=VLOOKUP([.F$1];[$'weapon parameters'.$A:.$M];[.$B$100]+0;0)+VLOOKUP([.F$1];[$'weapon parameters'.$A:.$M];[.$B$100]+3;0)*[.$A106]" office:value-type="float" office:value="15" calcext:value-type="float">
            <text:p>15</text:p>
          </table:table-cell>
          <table:table-cell table:style-name="ce18" table:formula="of:=VLOOKUP([.G$1];[$'weapon parameters'.$A:.$M];[.$B$100]+0;0)+VLOOKUP([.G$1];[$'weapon parameters'.$A:.$M];[.$B$100]+3;0)*[.$A106]" office:value-type="float" office:value="15" calcext:value-type="float">
            <text:p>15</text:p>
          </table:table-cell>
          <table:table-cell table:style-name="ce18" table:formula="of:=VLOOKUP([.H$1];[$'weapon parameters'.$A:.$M];[.$B$100]+0;0)+VLOOKUP([.H$1];[$'weapon parameters'.$A:.$M];[.$B$100]+3;0)*[.$A106]" office:value-type="float" office:value="15" calcext:value-type="float">
            <text:p>15</text:p>
          </table:table-cell>
          <table:table-cell table:style-name="ce18" table:formula="of:=VLOOKUP([.I$1];[$'weapon parameters'.$A:.$M];[.$B$100]+0;0)+VLOOKUP([.I$1];[$'weapon parameters'.$A:.$M];[.$B$100]+3;0)*[.$A106]" office:value-type="float" office:value="15" calcext:value-type="float">
            <text:p>15</text:p>
          </table:table-cell>
          <table:table-cell table:style-name="ce18" table:formula="of:=VLOOKUP([.J$1];[$'weapon parameters'.$A:.$M];[.$B$100]+0;0)+VLOOKUP([.J$1];[$'weapon parameters'.$A:.$M];[.$B$100]+3;0)*[.$A106]" office:value-type="float" office:value="15" calcext:value-type="float">
            <text:p>15</text:p>
          </table:table-cell>
          <table:table-cell table:style-name="ce18" table:formula="of:=VLOOKUP([.K$1];[$'weapon parameters'.$A:.$M];[.$B$100]+0;0)+VLOOKUP([.K$1];[$'weapon parameters'.$A:.$M];[.$B$100]+3;0)*[.$A106]" office:value-type="float" office:value="15" calcext:value-type="float">
            <text:p>15</text:p>
          </table:table-cell>
          <table:table-cell table:style-name="ce18" table:formula="of:=VLOOKUP([.L$1];[$'weapon parameters'.$A:.$M];[.$B$100]+0;0)+VLOOKUP([.L$1];[$'weapon parameters'.$A:.$M];[.$B$100]+3;0)*[.$A106]" office:value-type="float" office:value="15" calcext:value-type="float">
            <text:p>15</text:p>
          </table:table-cell>
          <table:table-cell table:style-name="ce18" table:formula="of:=VLOOKUP([.M$1];[$'weapon parameters'.$A:.$M];[.$B$100]+0;0)+VLOOKUP([.M$1];[$'weapon parameters'.$A:.$M];[.$B$100]+3;0)*[.$A106]" office:value-type="float" office:value="15" calcext:value-type="float">
            <text:p>15</text:p>
          </table:table-cell>
          <table:table-cell table:style-name="ce18" table:formula="of:=VLOOKUP([.N$1];[$'weapon parameters'.$A:.$M];[.$B$100]+0;0)+VLOOKUP([.N$1];[$'weapon parameters'.$A:.$M];[.$B$100]+3;0)*[.$A106]" office:value-type="float" office:value="15" calcext:value-type="float">
            <text:p>15</text:p>
          </table:table-cell>
          <table:table-cell table:style-name="ce18" table:formula="of:=VLOOKUP([.O$1];[$'weapon parameters'.$A:.$M];[.$B$100]+0;0)+VLOOKUP([.O$1];[$'weapon parameters'.$A:.$M];[.$B$100]+3;0)*[.$A106]" office:value-type="float" office:value="15" calcext:value-type="float">
            <text:p>15</text:p>
          </table:table-cell>
          <table:table-cell table:style-name="ce18" table:formula="of:=VLOOKUP([.P$1];[$'weapon parameters'.$A:.$M];[.$B$100]+0;0)+VLOOKUP([.P$1];[$'weapon parameters'.$A:.$M];[.$B$100]+3;0)*[.$A106]" office:value-type="float" office:value="15" calcext:value-type="float">
            <text:p>15</text:p>
          </table:table-cell>
          <table:table-cell table:style-name="ce18" table:formula="of:=VLOOKUP([.Q$1];[$'weapon parameters'.$A:.$M];[.$B$100]+0;0)+VLOOKUP([.Q$1];[$'weapon parameters'.$A:.$M];[.$B$100]+3;0)*[.$A106]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table:formula="of:=VLOOKUP([.B$1];[$'weapon parameters'.$A:.$M];[.$B$100]+0;0)+VLOOKUP([.B$1];[$'weapon parameters'.$A:.$M];[.$B$100]+3;0)*[.$A107]" office:value-type="float" office:value="16" calcext:value-type="float">
            <text:p>16</text:p>
          </table:table-cell>
          <table:table-cell table:style-name="ce18" table:formula="of:=VLOOKUP([.C$1];[$'weapon parameters'.$A:.$M];[.$B$100]+0;0)+VLOOKUP([.C$1];[$'weapon parameters'.$A:.$M];[.$B$100]+3;0)*[.$A107]" office:value-type="float" office:value="16" calcext:value-type="float">
            <text:p>16</text:p>
          </table:table-cell>
          <table:table-cell table:style-name="ce18" table:formula="of:=VLOOKUP([.D$1];[$'weapon parameters'.$A:.$M];[.$B$100]+0;0)+VLOOKUP([.D$1];[$'weapon parameters'.$A:.$M];[.$B$100]+3;0)*[.$A107]" office:value-type="float" office:value="16" calcext:value-type="float">
            <text:p>16</text:p>
          </table:table-cell>
          <table:table-cell table:style-name="ce18" table:formula="of:=VLOOKUP([.E$1];[$'weapon parameters'.$A:.$M];[.$B$100]+0;0)+VLOOKUP([.E$1];[$'weapon parameters'.$A:.$M];[.$B$100]+3;0)*[.$A107]" office:value-type="float" office:value="16" calcext:value-type="float">
            <text:p>16</text:p>
          </table:table-cell>
          <table:table-cell table:style-name="ce18" table:formula="of:=VLOOKUP([.F$1];[$'weapon parameters'.$A:.$M];[.$B$100]+0;0)+VLOOKUP([.F$1];[$'weapon parameters'.$A:.$M];[.$B$100]+3;0)*[.$A107]" office:value-type="float" office:value="16" calcext:value-type="float">
            <text:p>16</text:p>
          </table:table-cell>
          <table:table-cell table:style-name="ce18" table:formula="of:=VLOOKUP([.G$1];[$'weapon parameters'.$A:.$M];[.$B$100]+0;0)+VLOOKUP([.G$1];[$'weapon parameters'.$A:.$M];[.$B$100]+3;0)*[.$A107]" office:value-type="float" office:value="16" calcext:value-type="float">
            <text:p>16</text:p>
          </table:table-cell>
          <table:table-cell table:style-name="ce18" table:formula="of:=VLOOKUP([.H$1];[$'weapon parameters'.$A:.$M];[.$B$100]+0;0)+VLOOKUP([.H$1];[$'weapon parameters'.$A:.$M];[.$B$100]+3;0)*[.$A107]" office:value-type="float" office:value="16" calcext:value-type="float">
            <text:p>16</text:p>
          </table:table-cell>
          <table:table-cell table:style-name="ce18" table:formula="of:=VLOOKUP([.I$1];[$'weapon parameters'.$A:.$M];[.$B$100]+0;0)+VLOOKUP([.I$1];[$'weapon parameters'.$A:.$M];[.$B$100]+3;0)*[.$A107]" office:value-type="float" office:value="16" calcext:value-type="float">
            <text:p>16</text:p>
          </table:table-cell>
          <table:table-cell table:style-name="ce18" table:formula="of:=VLOOKUP([.J$1];[$'weapon parameters'.$A:.$M];[.$B$100]+0;0)+VLOOKUP([.J$1];[$'weapon parameters'.$A:.$M];[.$B$100]+3;0)*[.$A107]" office:value-type="float" office:value="16" calcext:value-type="float">
            <text:p>16</text:p>
          </table:table-cell>
          <table:table-cell table:style-name="ce18" table:formula="of:=VLOOKUP([.K$1];[$'weapon parameters'.$A:.$M];[.$B$100]+0;0)+VLOOKUP([.K$1];[$'weapon parameters'.$A:.$M];[.$B$100]+3;0)*[.$A107]" office:value-type="float" office:value="16" calcext:value-type="float">
            <text:p>16</text:p>
          </table:table-cell>
          <table:table-cell table:style-name="ce18" table:formula="of:=VLOOKUP([.L$1];[$'weapon parameters'.$A:.$M];[.$B$100]+0;0)+VLOOKUP([.L$1];[$'weapon parameters'.$A:.$M];[.$B$100]+3;0)*[.$A107]" office:value-type="float" office:value="16" calcext:value-type="float">
            <text:p>16</text:p>
          </table:table-cell>
          <table:table-cell table:style-name="ce18" table:formula="of:=VLOOKUP([.M$1];[$'weapon parameters'.$A:.$M];[.$B$100]+0;0)+VLOOKUP([.M$1];[$'weapon parameters'.$A:.$M];[.$B$100]+3;0)*[.$A107]" office:value-type="float" office:value="16" calcext:value-type="float">
            <text:p>16</text:p>
          </table:table-cell>
          <table:table-cell table:style-name="ce18" table:formula="of:=VLOOKUP([.N$1];[$'weapon parameters'.$A:.$M];[.$B$100]+0;0)+VLOOKUP([.N$1];[$'weapon parameters'.$A:.$M];[.$B$100]+3;0)*[.$A107]" office:value-type="float" office:value="16" calcext:value-type="float">
            <text:p>16</text:p>
          </table:table-cell>
          <table:table-cell table:style-name="ce18" table:formula="of:=VLOOKUP([.O$1];[$'weapon parameters'.$A:.$M];[.$B$100]+0;0)+VLOOKUP([.O$1];[$'weapon parameters'.$A:.$M];[.$B$100]+3;0)*[.$A107]" office:value-type="float" office:value="16" calcext:value-type="float">
            <text:p>16</text:p>
          </table:table-cell>
          <table:table-cell table:style-name="ce18" table:formula="of:=VLOOKUP([.P$1];[$'weapon parameters'.$A:.$M];[.$B$100]+0;0)+VLOOKUP([.P$1];[$'weapon parameters'.$A:.$M];[.$B$100]+3;0)*[.$A107]" office:value-type="float" office:value="16" calcext:value-type="float">
            <text:p>16</text:p>
          </table:table-cell>
          <table:table-cell table:style-name="ce18" table:formula="of:=VLOOKUP([.Q$1];[$'weapon parameters'.$A:.$M];[.$B$100]+0;0)+VLOOKUP([.Q$1];[$'weapon parameters'.$A:.$M];[.$B$100]+3;0)*[.$A107]"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table:formula="of:=VLOOKUP([.B$1];[$'weapon parameters'.$A:.$M];[.$B$100]+0;0)+VLOOKUP([.B$1];[$'weapon parameters'.$A:.$M];[.$B$100]+3;0)*[.$A108]" office:value-type="float" office:value="17" calcext:value-type="float">
            <text:p>17</text:p>
          </table:table-cell>
          <table:table-cell table:style-name="ce18" table:formula="of:=VLOOKUP([.C$1];[$'weapon parameters'.$A:.$M];[.$B$100]+0;0)+VLOOKUP([.C$1];[$'weapon parameters'.$A:.$M];[.$B$100]+3;0)*[.$A108]" office:value-type="float" office:value="17" calcext:value-type="float">
            <text:p>17</text:p>
          </table:table-cell>
          <table:table-cell table:style-name="ce18" table:formula="of:=VLOOKUP([.D$1];[$'weapon parameters'.$A:.$M];[.$B$100]+0;0)+VLOOKUP([.D$1];[$'weapon parameters'.$A:.$M];[.$B$100]+3;0)*[.$A108]" office:value-type="float" office:value="17" calcext:value-type="float">
            <text:p>17</text:p>
          </table:table-cell>
          <table:table-cell table:style-name="ce18" table:formula="of:=VLOOKUP([.E$1];[$'weapon parameters'.$A:.$M];[.$B$100]+0;0)+VLOOKUP([.E$1];[$'weapon parameters'.$A:.$M];[.$B$100]+3;0)*[.$A108]" office:value-type="float" office:value="17" calcext:value-type="float">
            <text:p>17</text:p>
          </table:table-cell>
          <table:table-cell table:style-name="ce18" table:formula="of:=VLOOKUP([.F$1];[$'weapon parameters'.$A:.$M];[.$B$100]+0;0)+VLOOKUP([.F$1];[$'weapon parameters'.$A:.$M];[.$B$100]+3;0)*[.$A108]" office:value-type="float" office:value="17" calcext:value-type="float">
            <text:p>17</text:p>
          </table:table-cell>
          <table:table-cell table:style-name="ce18" table:formula="of:=VLOOKUP([.G$1];[$'weapon parameters'.$A:.$M];[.$B$100]+0;0)+VLOOKUP([.G$1];[$'weapon parameters'.$A:.$M];[.$B$100]+3;0)*[.$A108]" office:value-type="float" office:value="17" calcext:value-type="float">
            <text:p>17</text:p>
          </table:table-cell>
          <table:table-cell table:style-name="ce18" table:formula="of:=VLOOKUP([.H$1];[$'weapon parameters'.$A:.$M];[.$B$100]+0;0)+VLOOKUP([.H$1];[$'weapon parameters'.$A:.$M];[.$B$100]+3;0)*[.$A108]" office:value-type="float" office:value="17" calcext:value-type="float">
            <text:p>17</text:p>
          </table:table-cell>
          <table:table-cell table:style-name="ce18" table:formula="of:=VLOOKUP([.I$1];[$'weapon parameters'.$A:.$M];[.$B$100]+0;0)+VLOOKUP([.I$1];[$'weapon parameters'.$A:.$M];[.$B$100]+3;0)*[.$A108]" office:value-type="float" office:value="17" calcext:value-type="float">
            <text:p>17</text:p>
          </table:table-cell>
          <table:table-cell table:style-name="ce18" table:formula="of:=VLOOKUP([.J$1];[$'weapon parameters'.$A:.$M];[.$B$100]+0;0)+VLOOKUP([.J$1];[$'weapon parameters'.$A:.$M];[.$B$100]+3;0)*[.$A108]" office:value-type="float" office:value="17" calcext:value-type="float">
            <text:p>17</text:p>
          </table:table-cell>
          <table:table-cell table:style-name="ce18" table:formula="of:=VLOOKUP([.K$1];[$'weapon parameters'.$A:.$M];[.$B$100]+0;0)+VLOOKUP([.K$1];[$'weapon parameters'.$A:.$M];[.$B$100]+3;0)*[.$A108]" office:value-type="float" office:value="17" calcext:value-type="float">
            <text:p>17</text:p>
          </table:table-cell>
          <table:table-cell table:style-name="ce18" table:formula="of:=VLOOKUP([.L$1];[$'weapon parameters'.$A:.$M];[.$B$100]+0;0)+VLOOKUP([.L$1];[$'weapon parameters'.$A:.$M];[.$B$100]+3;0)*[.$A108]" office:value-type="float" office:value="17" calcext:value-type="float">
            <text:p>17</text:p>
          </table:table-cell>
          <table:table-cell table:style-name="ce18" table:formula="of:=VLOOKUP([.M$1];[$'weapon parameters'.$A:.$M];[.$B$100]+0;0)+VLOOKUP([.M$1];[$'weapon parameters'.$A:.$M];[.$B$100]+3;0)*[.$A108]" office:value-type="float" office:value="17" calcext:value-type="float">
            <text:p>17</text:p>
          </table:table-cell>
          <table:table-cell table:style-name="ce18" table:formula="of:=VLOOKUP([.N$1];[$'weapon parameters'.$A:.$M];[.$B$100]+0;0)+VLOOKUP([.N$1];[$'weapon parameters'.$A:.$M];[.$B$100]+3;0)*[.$A108]" office:value-type="float" office:value="17" calcext:value-type="float">
            <text:p>17</text:p>
          </table:table-cell>
          <table:table-cell table:style-name="ce18" table:formula="of:=VLOOKUP([.O$1];[$'weapon parameters'.$A:.$M];[.$B$100]+0;0)+VLOOKUP([.O$1];[$'weapon parameters'.$A:.$M];[.$B$100]+3;0)*[.$A108]" office:value-type="float" office:value="17" calcext:value-type="float">
            <text:p>17</text:p>
          </table:table-cell>
          <table:table-cell table:style-name="ce18" table:formula="of:=VLOOKUP([.P$1];[$'weapon parameters'.$A:.$M];[.$B$100]+0;0)+VLOOKUP([.P$1];[$'weapon parameters'.$A:.$M];[.$B$100]+3;0)*[.$A108]" office:value-type="float" office:value="17" calcext:value-type="float">
            <text:p>17</text:p>
          </table:table-cell>
          <table:table-cell table:style-name="ce18" table:formula="of:=VLOOKUP([.Q$1];[$'weapon parameters'.$A:.$M];[.$B$100]+0;0)+VLOOKUP([.Q$1];[$'weapon parameters'.$A:.$M];[.$B$100]+3;0)*[.$A108]"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table:formula="of:=VLOOKUP([.B$1];[$'weapon parameters'.$A:.$M];[.$B$100]+0;0)+VLOOKUP([.B$1];[$'weapon parameters'.$A:.$M];[.$B$100]+3;0)*[.$A109]" office:value-type="float" office:value="18" calcext:value-type="float">
            <text:p>18</text:p>
          </table:table-cell>
          <table:table-cell table:style-name="ce18" table:formula="of:=VLOOKUP([.C$1];[$'weapon parameters'.$A:.$M];[.$B$100]+0;0)+VLOOKUP([.C$1];[$'weapon parameters'.$A:.$M];[.$B$100]+3;0)*[.$A109]" office:value-type="float" office:value="18" calcext:value-type="float">
            <text:p>18</text:p>
          </table:table-cell>
          <table:table-cell table:style-name="ce18" table:formula="of:=VLOOKUP([.D$1];[$'weapon parameters'.$A:.$M];[.$B$100]+0;0)+VLOOKUP([.D$1];[$'weapon parameters'.$A:.$M];[.$B$100]+3;0)*[.$A109]" office:value-type="float" office:value="18" calcext:value-type="float">
            <text:p>18</text:p>
          </table:table-cell>
          <table:table-cell table:style-name="ce18" table:formula="of:=VLOOKUP([.E$1];[$'weapon parameters'.$A:.$M];[.$B$100]+0;0)+VLOOKUP([.E$1];[$'weapon parameters'.$A:.$M];[.$B$100]+3;0)*[.$A109]" office:value-type="float" office:value="18" calcext:value-type="float">
            <text:p>18</text:p>
          </table:table-cell>
          <table:table-cell table:style-name="ce18" table:formula="of:=VLOOKUP([.F$1];[$'weapon parameters'.$A:.$M];[.$B$100]+0;0)+VLOOKUP([.F$1];[$'weapon parameters'.$A:.$M];[.$B$100]+3;0)*[.$A109]" office:value-type="float" office:value="18" calcext:value-type="float">
            <text:p>18</text:p>
          </table:table-cell>
          <table:table-cell table:style-name="ce18" table:formula="of:=VLOOKUP([.G$1];[$'weapon parameters'.$A:.$M];[.$B$100]+0;0)+VLOOKUP([.G$1];[$'weapon parameters'.$A:.$M];[.$B$100]+3;0)*[.$A109]" office:value-type="float" office:value="18" calcext:value-type="float">
            <text:p>18</text:p>
          </table:table-cell>
          <table:table-cell table:style-name="ce18" table:formula="of:=VLOOKUP([.H$1];[$'weapon parameters'.$A:.$M];[.$B$100]+0;0)+VLOOKUP([.H$1];[$'weapon parameters'.$A:.$M];[.$B$100]+3;0)*[.$A109]" office:value-type="float" office:value="18" calcext:value-type="float">
            <text:p>18</text:p>
          </table:table-cell>
          <table:table-cell table:style-name="ce18" table:formula="of:=VLOOKUP([.I$1];[$'weapon parameters'.$A:.$M];[.$B$100]+0;0)+VLOOKUP([.I$1];[$'weapon parameters'.$A:.$M];[.$B$100]+3;0)*[.$A109]" office:value-type="float" office:value="18" calcext:value-type="float">
            <text:p>18</text:p>
          </table:table-cell>
          <table:table-cell table:style-name="ce18" table:formula="of:=VLOOKUP([.J$1];[$'weapon parameters'.$A:.$M];[.$B$100]+0;0)+VLOOKUP([.J$1];[$'weapon parameters'.$A:.$M];[.$B$100]+3;0)*[.$A109]" office:value-type="float" office:value="18" calcext:value-type="float">
            <text:p>18</text:p>
          </table:table-cell>
          <table:table-cell table:style-name="ce18" table:formula="of:=VLOOKUP([.K$1];[$'weapon parameters'.$A:.$M];[.$B$100]+0;0)+VLOOKUP([.K$1];[$'weapon parameters'.$A:.$M];[.$B$100]+3;0)*[.$A109]" office:value-type="float" office:value="18" calcext:value-type="float">
            <text:p>18</text:p>
          </table:table-cell>
          <table:table-cell table:style-name="ce18" table:formula="of:=VLOOKUP([.L$1];[$'weapon parameters'.$A:.$M];[.$B$100]+0;0)+VLOOKUP([.L$1];[$'weapon parameters'.$A:.$M];[.$B$100]+3;0)*[.$A109]" office:value-type="float" office:value="18" calcext:value-type="float">
            <text:p>18</text:p>
          </table:table-cell>
          <table:table-cell table:style-name="ce18" table:formula="of:=VLOOKUP([.M$1];[$'weapon parameters'.$A:.$M];[.$B$100]+0;0)+VLOOKUP([.M$1];[$'weapon parameters'.$A:.$M];[.$B$100]+3;0)*[.$A109]" office:value-type="float" office:value="18" calcext:value-type="float">
            <text:p>18</text:p>
          </table:table-cell>
          <table:table-cell table:style-name="ce18" table:formula="of:=VLOOKUP([.N$1];[$'weapon parameters'.$A:.$M];[.$B$100]+0;0)+VLOOKUP([.N$1];[$'weapon parameters'.$A:.$M];[.$B$100]+3;0)*[.$A109]" office:value-type="float" office:value="18" calcext:value-type="float">
            <text:p>18</text:p>
          </table:table-cell>
          <table:table-cell table:style-name="ce18" table:formula="of:=VLOOKUP([.O$1];[$'weapon parameters'.$A:.$M];[.$B$100]+0;0)+VLOOKUP([.O$1];[$'weapon parameters'.$A:.$M];[.$B$100]+3;0)*[.$A109]" office:value-type="float" office:value="18" calcext:value-type="float">
            <text:p>18</text:p>
          </table:table-cell>
          <table:table-cell table:style-name="ce18" table:formula="of:=VLOOKUP([.P$1];[$'weapon parameters'.$A:.$M];[.$B$100]+0;0)+VLOOKUP([.P$1];[$'weapon parameters'.$A:.$M];[.$B$100]+3;0)*[.$A109]" office:value-type="float" office:value="18" calcext:value-type="float">
            <text:p>18</text:p>
          </table:table-cell>
          <table:table-cell table:style-name="ce18" table:formula="of:=VLOOKUP([.Q$1];[$'weapon parameters'.$A:.$M];[.$B$100]+0;0)+VLOOKUP([.Q$1];[$'weapon parameters'.$A:.$M];[.$B$100]+3;0)*[.$A109]" office:value-type="float" office:value="18" calcext:value-type="float">
            <text:p>18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table:formula="of:=VLOOKUP([.B$1];[$'weapon parameters'.$A:.$M];[.$B$100]+0;0)+VLOOKUP([.B$1];[$'weapon parameters'.$A:.$M];[.$B$100]+3;0)*[.$A110]" office:value-type="float" office:value="19" calcext:value-type="float">
            <text:p>19</text:p>
          </table:table-cell>
          <table:table-cell table:style-name="ce18" table:formula="of:=VLOOKUP([.C$1];[$'weapon parameters'.$A:.$M];[.$B$100]+0;0)+VLOOKUP([.C$1];[$'weapon parameters'.$A:.$M];[.$B$100]+3;0)*[.$A110]" office:value-type="float" office:value="19" calcext:value-type="float">
            <text:p>19</text:p>
          </table:table-cell>
          <table:table-cell table:style-name="ce18" table:formula="of:=VLOOKUP([.D$1];[$'weapon parameters'.$A:.$M];[.$B$100]+0;0)+VLOOKUP([.D$1];[$'weapon parameters'.$A:.$M];[.$B$100]+3;0)*[.$A110]" office:value-type="float" office:value="19" calcext:value-type="float">
            <text:p>19</text:p>
          </table:table-cell>
          <table:table-cell table:style-name="ce18" table:formula="of:=VLOOKUP([.E$1];[$'weapon parameters'.$A:.$M];[.$B$100]+0;0)+VLOOKUP([.E$1];[$'weapon parameters'.$A:.$M];[.$B$100]+3;0)*[.$A110]" office:value-type="float" office:value="19" calcext:value-type="float">
            <text:p>19</text:p>
          </table:table-cell>
          <table:table-cell table:style-name="ce18" table:formula="of:=VLOOKUP([.F$1];[$'weapon parameters'.$A:.$M];[.$B$100]+0;0)+VLOOKUP([.F$1];[$'weapon parameters'.$A:.$M];[.$B$100]+3;0)*[.$A110]" office:value-type="float" office:value="19" calcext:value-type="float">
            <text:p>19</text:p>
          </table:table-cell>
          <table:table-cell table:style-name="ce18" table:formula="of:=VLOOKUP([.G$1];[$'weapon parameters'.$A:.$M];[.$B$100]+0;0)+VLOOKUP([.G$1];[$'weapon parameters'.$A:.$M];[.$B$100]+3;0)*[.$A110]" office:value-type="float" office:value="19" calcext:value-type="float">
            <text:p>19</text:p>
          </table:table-cell>
          <table:table-cell table:style-name="ce18" table:formula="of:=VLOOKUP([.H$1];[$'weapon parameters'.$A:.$M];[.$B$100]+0;0)+VLOOKUP([.H$1];[$'weapon parameters'.$A:.$M];[.$B$100]+3;0)*[.$A110]" office:value-type="float" office:value="19" calcext:value-type="float">
            <text:p>19</text:p>
          </table:table-cell>
          <table:table-cell table:style-name="ce18" table:formula="of:=VLOOKUP([.I$1];[$'weapon parameters'.$A:.$M];[.$B$100]+0;0)+VLOOKUP([.I$1];[$'weapon parameters'.$A:.$M];[.$B$100]+3;0)*[.$A110]" office:value-type="float" office:value="19" calcext:value-type="float">
            <text:p>19</text:p>
          </table:table-cell>
          <table:table-cell table:style-name="ce18" table:formula="of:=VLOOKUP([.J$1];[$'weapon parameters'.$A:.$M];[.$B$100]+0;0)+VLOOKUP([.J$1];[$'weapon parameters'.$A:.$M];[.$B$100]+3;0)*[.$A110]" office:value-type="float" office:value="19" calcext:value-type="float">
            <text:p>19</text:p>
          </table:table-cell>
          <table:table-cell table:style-name="ce18" table:formula="of:=VLOOKUP([.K$1];[$'weapon parameters'.$A:.$M];[.$B$100]+0;0)+VLOOKUP([.K$1];[$'weapon parameters'.$A:.$M];[.$B$100]+3;0)*[.$A110]" office:value-type="float" office:value="19" calcext:value-type="float">
            <text:p>19</text:p>
          </table:table-cell>
          <table:table-cell table:style-name="ce18" table:formula="of:=VLOOKUP([.L$1];[$'weapon parameters'.$A:.$M];[.$B$100]+0;0)+VLOOKUP([.L$1];[$'weapon parameters'.$A:.$M];[.$B$100]+3;0)*[.$A110]" office:value-type="float" office:value="19" calcext:value-type="float">
            <text:p>19</text:p>
          </table:table-cell>
          <table:table-cell table:style-name="ce18" table:formula="of:=VLOOKUP([.M$1];[$'weapon parameters'.$A:.$M];[.$B$100]+0;0)+VLOOKUP([.M$1];[$'weapon parameters'.$A:.$M];[.$B$100]+3;0)*[.$A110]" office:value-type="float" office:value="19" calcext:value-type="float">
            <text:p>19</text:p>
          </table:table-cell>
          <table:table-cell table:style-name="ce18" table:formula="of:=VLOOKUP([.N$1];[$'weapon parameters'.$A:.$M];[.$B$100]+0;0)+VLOOKUP([.N$1];[$'weapon parameters'.$A:.$M];[.$B$100]+3;0)*[.$A110]" office:value-type="float" office:value="19" calcext:value-type="float">
            <text:p>19</text:p>
          </table:table-cell>
          <table:table-cell table:style-name="ce18" table:formula="of:=VLOOKUP([.O$1];[$'weapon parameters'.$A:.$M];[.$B$100]+0;0)+VLOOKUP([.O$1];[$'weapon parameters'.$A:.$M];[.$B$100]+3;0)*[.$A110]" office:value-type="float" office:value="19" calcext:value-type="float">
            <text:p>19</text:p>
          </table:table-cell>
          <table:table-cell table:style-name="ce18" table:formula="of:=VLOOKUP([.P$1];[$'weapon parameters'.$A:.$M];[.$B$100]+0;0)+VLOOKUP([.P$1];[$'weapon parameters'.$A:.$M];[.$B$100]+3;0)*[.$A110]" office:value-type="float" office:value="19" calcext:value-type="float">
            <text:p>19</text:p>
          </table:table-cell>
          <table:table-cell table:style-name="ce18" table:formula="of:=VLOOKUP([.Q$1];[$'weapon parameters'.$A:.$M];[.$B$100]+0;0)+VLOOKUP([.Q$1];[$'weapon parameters'.$A:.$M];[.$B$100]+3;0)*[.$A110]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VLOOKUP([.B$1];[$'weapon parameters'.$A:.$M];[.$B$100]+0;0)+VLOOKUP([.B$1];[$'weapon parameters'.$A:.$M];[.$B$100]+3;0)*[.$A111]" office:value-type="float" office:value="20" calcext:value-type="float">
            <text:p>20</text:p>
          </table:table-cell>
          <table:table-cell table:style-name="ce18" table:formula="of:=VLOOKUP([.C$1];[$'weapon parameters'.$A:.$M];[.$B$100]+0;0)+VLOOKUP([.C$1];[$'weapon parameters'.$A:.$M];[.$B$100]+3;0)*[.$A111]" office:value-type="float" office:value="20" calcext:value-type="float">
            <text:p>20</text:p>
          </table:table-cell>
          <table:table-cell table:style-name="ce18" table:formula="of:=VLOOKUP([.D$1];[$'weapon parameters'.$A:.$M];[.$B$100]+0;0)+VLOOKUP([.D$1];[$'weapon parameters'.$A:.$M];[.$B$100]+3;0)*[.$A111]" office:value-type="float" office:value="20" calcext:value-type="float">
            <text:p>20</text:p>
          </table:table-cell>
          <table:table-cell table:style-name="ce18" table:formula="of:=VLOOKUP([.E$1];[$'weapon parameters'.$A:.$M];[.$B$100]+0;0)+VLOOKUP([.E$1];[$'weapon parameters'.$A:.$M];[.$B$100]+3;0)*[.$A111]" office:value-type="float" office:value="20" calcext:value-type="float">
            <text:p>20</text:p>
          </table:table-cell>
          <table:table-cell table:style-name="ce18" table:formula="of:=VLOOKUP([.F$1];[$'weapon parameters'.$A:.$M];[.$B$100]+0;0)+VLOOKUP([.F$1];[$'weapon parameters'.$A:.$M];[.$B$100]+3;0)*[.$A111]" office:value-type="float" office:value="20" calcext:value-type="float">
            <text:p>20</text:p>
          </table:table-cell>
          <table:table-cell table:style-name="ce18" table:formula="of:=VLOOKUP([.G$1];[$'weapon parameters'.$A:.$M];[.$B$100]+0;0)+VLOOKUP([.G$1];[$'weapon parameters'.$A:.$M];[.$B$100]+3;0)*[.$A111]" office:value-type="float" office:value="20" calcext:value-type="float">
            <text:p>20</text:p>
          </table:table-cell>
          <table:table-cell table:style-name="ce18" table:formula="of:=VLOOKUP([.H$1];[$'weapon parameters'.$A:.$M];[.$B$100]+0;0)+VLOOKUP([.H$1];[$'weapon parameters'.$A:.$M];[.$B$100]+3;0)*[.$A111]" office:value-type="float" office:value="20" calcext:value-type="float">
            <text:p>20</text:p>
          </table:table-cell>
          <table:table-cell table:style-name="ce18" table:formula="of:=VLOOKUP([.I$1];[$'weapon parameters'.$A:.$M];[.$B$100]+0;0)+VLOOKUP([.I$1];[$'weapon parameters'.$A:.$M];[.$B$100]+3;0)*[.$A111]" office:value-type="float" office:value="20" calcext:value-type="float">
            <text:p>20</text:p>
          </table:table-cell>
          <table:table-cell table:style-name="ce18" table:formula="of:=VLOOKUP([.J$1];[$'weapon parameters'.$A:.$M];[.$B$100]+0;0)+VLOOKUP([.J$1];[$'weapon parameters'.$A:.$M];[.$B$100]+3;0)*[.$A111]" office:value-type="float" office:value="20" calcext:value-type="float">
            <text:p>20</text:p>
          </table:table-cell>
          <table:table-cell table:style-name="ce18" table:formula="of:=VLOOKUP([.K$1];[$'weapon parameters'.$A:.$M];[.$B$100]+0;0)+VLOOKUP([.K$1];[$'weapon parameters'.$A:.$M];[.$B$100]+3;0)*[.$A111]" office:value-type="float" office:value="20" calcext:value-type="float">
            <text:p>20</text:p>
          </table:table-cell>
          <table:table-cell table:style-name="ce18" table:formula="of:=VLOOKUP([.L$1];[$'weapon parameters'.$A:.$M];[.$B$100]+0;0)+VLOOKUP([.L$1];[$'weapon parameters'.$A:.$M];[.$B$100]+3;0)*[.$A111]" office:value-type="float" office:value="20" calcext:value-type="float">
            <text:p>20</text:p>
          </table:table-cell>
          <table:table-cell table:style-name="ce18" table:formula="of:=VLOOKUP([.M$1];[$'weapon parameters'.$A:.$M];[.$B$100]+0;0)+VLOOKUP([.M$1];[$'weapon parameters'.$A:.$M];[.$B$100]+3;0)*[.$A111]" office:value-type="float" office:value="20" calcext:value-type="float">
            <text:p>20</text:p>
          </table:table-cell>
          <table:table-cell table:style-name="ce18" table:formula="of:=VLOOKUP([.N$1];[$'weapon parameters'.$A:.$M];[.$B$100]+0;0)+VLOOKUP([.N$1];[$'weapon parameters'.$A:.$M];[.$B$100]+3;0)*[.$A111]" office:value-type="float" office:value="20" calcext:value-type="float">
            <text:p>20</text:p>
          </table:table-cell>
          <table:table-cell table:style-name="ce18" table:formula="of:=VLOOKUP([.O$1];[$'weapon parameters'.$A:.$M];[.$B$100]+0;0)+VLOOKUP([.O$1];[$'weapon parameters'.$A:.$M];[.$B$100]+3;0)*[.$A111]" office:value-type="float" office:value="20" calcext:value-type="float">
            <text:p>20</text:p>
          </table:table-cell>
          <table:table-cell table:style-name="ce18" table:formula="of:=VLOOKUP([.P$1];[$'weapon parameters'.$A:.$M];[.$B$100]+0;0)+VLOOKUP([.P$1];[$'weapon parameters'.$A:.$M];[.$B$100]+3;0)*[.$A111]" office:value-type="float" office:value="20" calcext:value-type="float">
            <text:p>20</text:p>
          </table:table-cell>
          <table:table-cell table:style-name="ce18" table:formula="of:=VLOOKUP([.Q$1];[$'weapon parameters'.$A:.$M];[.$B$100]+0;0)+VLOOKUP([.Q$1];[$'weapon parameters'.$A:.$M];[.$B$100]+3;0)*[.$A111]" office:value-type="float" office:value="20" calcext:value-type="float">
            <text:p>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1</text:p>
          </table:table-cell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table:formula="of:=VLOOKUP([.B$1];[$'weapon parameters'.$A:.$M];[.$B$100]+6;0)+VLOOKUP([.B$1];[$'weapon parameters'.$A:.$M];[.$B$100]+9;0)*[.B$4]*[.$A113]" office:value-type="float" office:value="12" calcext:value-type="float">
            <text:p>12</text:p>
          </table:table-cell>
          <table:table-cell table:style-name="ce18" table:formula="of:=VLOOKUP([.C$1];[$'weapon parameters'.$A:.$M];[.$B$100]+6;0)+VLOOKUP([.C$1];[$'weapon parameters'.$A:.$M];[.$B$100]+9;0)*[.C$4]*[.$A113]" office:value-type="float" office:value="18" calcext:value-type="float">
            <text:p>18</text:p>
          </table:table-cell>
          <table:table-cell table:style-name="ce18" table:formula="of:=VLOOKUP([.D$1];[$'weapon parameters'.$A:.$M];[.$B$100]+6;0)+VLOOKUP([.D$1];[$'weapon parameters'.$A:.$M];[.$B$100]+9;0)*[.D$4]*[.$A113]" office:value-type="float" office:value="12.2" calcext:value-type="float">
            <text:p>12</text:p>
          </table:table-cell>
          <table:table-cell table:style-name="ce18" table:formula="of:=VLOOKUP([.E$1];[$'weapon parameters'.$A:.$M];[.$B$100]+6;0)+VLOOKUP([.E$1];[$'weapon parameters'.$A:.$M];[.$B$100]+9;0)*[.E$4]*[.$A113]" office:value-type="float" office:value="21" calcext:value-type="float">
            <text:p>21</text:p>
          </table:table-cell>
          <table:table-cell table:style-name="ce18" table:formula="of:=VLOOKUP([.F$1];[$'weapon parameters'.$A:.$M];[.$B$100]+6;0)+VLOOKUP([.F$1];[$'weapon parameters'.$A:.$M];[.$B$100]+9;0)*[.F$4]*[.$A113]" office:value-type="float" office:value="24" calcext:value-type="float">
            <text:p>24</text:p>
          </table:table-cell>
          <table:table-cell table:style-name="ce18" table:formula="of:=VLOOKUP([.G$1];[$'weapon parameters'.$A:.$M];[.$B$100]+6;0)+VLOOKUP([.G$1];[$'weapon parameters'.$A:.$M];[.$B$100]+9;0)*[.G$4]*[.$A113]" office:value-type="float" office:value="20" calcext:value-type="float">
            <text:p>20</text:p>
          </table:table-cell>
          <table:table-cell table:style-name="ce18" table:formula="of:=VLOOKUP([.H$1];[$'weapon parameters'.$A:.$M];[.$B$100]+6;0)+VLOOKUP([.H$1];[$'weapon parameters'.$A:.$M];[.$B$100]+9;0)*[.H$4]*[.$A113]" office:value-type="float" office:value="24" calcext:value-type="float">
            <text:p>24</text:p>
          </table:table-cell>
          <table:table-cell table:style-name="ce18" table:formula="of:=VLOOKUP([.I$1];[$'weapon parameters'.$A:.$M];[.$B$100]+6;0)+VLOOKUP([.I$1];[$'weapon parameters'.$A:.$M];[.$B$100]+9;0)*[.I$4]*[.$A113]" office:value-type="float" office:value="32" calcext:value-type="float">
            <text:p>32</text:p>
          </table:table-cell>
          <table:table-cell table:style-name="ce18" table:formula="of:=VLOOKUP([.J$1];[$'weapon parameters'.$A:.$M];[.$B$100]+6;0)+VLOOKUP([.J$1];[$'weapon parameters'.$A:.$M];[.$B$100]+9;0)*[.J$4]*[.$A113]" office:value-type="float" office:value="31" calcext:value-type="float">
            <text:p>31</text:p>
          </table:table-cell>
          <table:table-cell table:style-name="ce18" table:formula="of:=VLOOKUP([.K$1];[$'weapon parameters'.$A:.$M];[.$B$100]+6;0)+VLOOKUP([.K$1];[$'weapon parameters'.$A:.$M];[.$B$100]+9;0)*[.K$4]*[.$A113]" office:value-type="float" office:value="12.2" calcext:value-type="float">
            <text:p>12</text:p>
          </table:table-cell>
          <table:table-cell table:style-name="ce18" table:formula="of:=VLOOKUP([.L$1];[$'weapon parameters'.$A:.$M];[.$B$100]+6;0)+VLOOKUP([.L$1];[$'weapon parameters'.$A:.$M];[.$B$100]+9;0)*[.L$4]*[.$A113]" office:value-type="float" office:value="18" calcext:value-type="float">
            <text:p>18</text:p>
          </table:table-cell>
          <table:table-cell table:style-name="ce18" table:formula="of:=VLOOKUP([.M$1];[$'weapon parameters'.$A:.$M];[.$B$100]+6;0)+VLOOKUP([.M$1];[$'weapon parameters'.$A:.$M];[.$B$100]+9;0)*[.M$4]*[.$A113]" office:value-type="float" office:value="20.6" calcext:value-type="float">
            <text:p>21</text:p>
          </table:table-cell>
          <table:table-cell table:style-name="ce18" table:formula="of:=VLOOKUP([.N$1];[$'weapon parameters'.$A:.$M];[.$B$100]+6;0)+VLOOKUP([.N$1];[$'weapon parameters'.$A:.$M];[.$B$100]+9;0)*[.N$4]*[.$A113]" office:value-type="float" office:value="23.2" calcext:value-type="float">
            <text:p>23</text:p>
          </table:table-cell>
          <table:table-cell table:style-name="ce18" table:formula="of:=VLOOKUP([.O$1];[$'weapon parameters'.$A:.$M];[.$B$100]+6;0)+VLOOKUP([.O$1];[$'weapon parameters'.$A:.$M];[.$B$100]+9;0)*[.O$4]*[.$A113]" office:value-type="float" office:value="19.2" calcext:value-type="float">
            <text:p>19</text:p>
          </table:table-cell>
          <table:table-cell table:style-name="ce18" table:formula="of:=VLOOKUP([.P$1];[$'weapon parameters'.$A:.$M];[.$B$100]+6;0)+VLOOKUP([.P$1];[$'weapon parameters'.$A:.$M];[.$B$100]+9;0)*[.P$4]*[.$A113]" office:value-type="float" office:value="8" calcext:value-type="float">
            <text:p>8</text:p>
          </table:table-cell>
          <table:table-cell table:style-name="ce18" table:formula="of:=VLOOKUP([.Q$1];[$'weapon parameters'.$A:.$M];[.$B$100]+6;0)+VLOOKUP([.Q$1];[$'weapon parameters'.$A:.$M];[.$B$100]+9;0)*[.Q$4]*[.$A113]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VLOOKUP([.B$1];[$'weapon parameters'.$A:.$M];[.$B$100]+6;0)+VLOOKUP([.B$1];[$'weapon parameters'.$A:.$M];[.$B$100]+9;0)*[.B$4]*[.$A114]" office:value-type="float" office:value="12" calcext:value-type="float">
            <text:p>12</text:p>
          </table:table-cell>
          <table:table-cell table:style-name="ce18" table:formula="of:=VLOOKUP([.C$1];[$'weapon parameters'.$A:.$M];[.$B$100]+6;0)+VLOOKUP([.C$1];[$'weapon parameters'.$A:.$M];[.$B$100]+9;0)*[.C$4]*[.$A114]" office:value-type="float" office:value="18" calcext:value-type="float">
            <text:p>18</text:p>
          </table:table-cell>
          <table:table-cell table:style-name="ce18" table:formula="of:=VLOOKUP([.D$1];[$'weapon parameters'.$A:.$M];[.$B$100]+6;0)+VLOOKUP([.D$1];[$'weapon parameters'.$A:.$M];[.$B$100]+9;0)*[.D$4]*[.$A114]" office:value-type="float" office:value="13.4" calcext:value-type="float">
            <text:p>13</text:p>
          </table:table-cell>
          <table:table-cell table:style-name="ce18" table:formula="of:=VLOOKUP([.E$1];[$'weapon parameters'.$A:.$M];[.$B$100]+6;0)+VLOOKUP([.E$1];[$'weapon parameters'.$A:.$M];[.$B$100]+9;0)*[.E$4]*[.$A114]" office:value-type="float" office:value="25" calcext:value-type="float">
            <text:p>25</text:p>
          </table:table-cell>
          <table:table-cell table:style-name="ce18" table:formula="of:=VLOOKUP([.F$1];[$'weapon parameters'.$A:.$M];[.$B$100]+6;0)+VLOOKUP([.F$1];[$'weapon parameters'.$A:.$M];[.$B$100]+9;0)*[.F$4]*[.$A114]" office:value-type="float" office:value="28" calcext:value-type="float">
            <text:p>28</text:p>
          </table:table-cell>
          <table:table-cell table:style-name="ce18" table:formula="of:=VLOOKUP([.G$1];[$'weapon parameters'.$A:.$M];[.$B$100]+6;0)+VLOOKUP([.G$1];[$'weapon parameters'.$A:.$M];[.$B$100]+9;0)*[.G$4]*[.$A114]" office:value-type="float" office:value="24" calcext:value-type="float">
            <text:p>24</text:p>
          </table:table-cell>
          <table:table-cell table:style-name="ce18" table:formula="of:=VLOOKUP([.H$1];[$'weapon parameters'.$A:.$M];[.$B$100]+6;0)+VLOOKUP([.H$1];[$'weapon parameters'.$A:.$M];[.$B$100]+9;0)*[.H$4]*[.$A114]" office:value-type="float" office:value="28" calcext:value-type="float">
            <text:p>28</text:p>
          </table:table-cell>
          <table:table-cell table:style-name="ce18" table:formula="of:=VLOOKUP([.I$1];[$'weapon parameters'.$A:.$M];[.$B$100]+6;0)+VLOOKUP([.I$1];[$'weapon parameters'.$A:.$M];[.$B$100]+9;0)*[.I$4]*[.$A114]" office:value-type="float" office:value="40" calcext:value-type="float">
            <text:p>40</text:p>
          </table:table-cell>
          <table:table-cell table:style-name="ce18" table:formula="of:=VLOOKUP([.J$1];[$'weapon parameters'.$A:.$M];[.$B$100]+6;0)+VLOOKUP([.J$1];[$'weapon parameters'.$A:.$M];[.$B$100]+9;0)*[.J$4]*[.$A114]" office:value-type="float" office:value="39" calcext:value-type="float">
            <text:p>39</text:p>
          </table:table-cell>
          <table:table-cell table:style-name="ce18" table:formula="of:=VLOOKUP([.K$1];[$'weapon parameters'.$A:.$M];[.$B$100]+6;0)+VLOOKUP([.K$1];[$'weapon parameters'.$A:.$M];[.$B$100]+9;0)*[.K$4]*[.$A114]" office:value-type="float" office:value="13.4" calcext:value-type="float">
            <text:p>13</text:p>
          </table:table-cell>
          <table:table-cell table:style-name="ce18" table:formula="of:=VLOOKUP([.L$1];[$'weapon parameters'.$A:.$M];[.$B$100]+6;0)+VLOOKUP([.L$1];[$'weapon parameters'.$A:.$M];[.$B$100]+9;0)*[.L$4]*[.$A114]" office:value-type="float" office:value="18" calcext:value-type="float">
            <text:p>18</text:p>
          </table:table-cell>
          <table:table-cell table:style-name="ce18" table:formula="of:=VLOOKUP([.M$1];[$'weapon parameters'.$A:.$M];[.$B$100]+6;0)+VLOOKUP([.M$1];[$'weapon parameters'.$A:.$M];[.$B$100]+9;0)*[.M$4]*[.$A114]" office:value-type="float" office:value="24.2" calcext:value-type="float">
            <text:p>24</text:p>
          </table:table-cell>
          <table:table-cell table:style-name="ce18" table:formula="of:=VLOOKUP([.N$1];[$'weapon parameters'.$A:.$M];[.$B$100]+6;0)+VLOOKUP([.N$1];[$'weapon parameters'.$A:.$M];[.$B$100]+9;0)*[.N$4]*[.$A114]" office:value-type="float" office:value="26.4" calcext:value-type="float">
            <text:p>26</text:p>
          </table:table-cell>
          <table:table-cell table:style-name="ce18" table:formula="of:=VLOOKUP([.O$1];[$'weapon parameters'.$A:.$M];[.$B$100]+6;0)+VLOOKUP([.O$1];[$'weapon parameters'.$A:.$M];[.$B$100]+9;0)*[.O$4]*[.$A114]" office:value-type="float" office:value="22.4" calcext:value-type="float">
            <text:p>22</text:p>
          </table:table-cell>
          <table:table-cell table:style-name="ce18" table:formula="of:=VLOOKUP([.P$1];[$'weapon parameters'.$A:.$M];[.$B$100]+6;0)+VLOOKUP([.P$1];[$'weapon parameters'.$A:.$M];[.$B$100]+9;0)*[.P$4]*[.$A114]" office:value-type="float" office:value="16" calcext:value-type="float">
            <text:p>16</text:p>
          </table:table-cell>
          <table:table-cell table:style-name="ce18" table:formula="of:=VLOOKUP([.Q$1];[$'weapon parameters'.$A:.$M];[.$B$100]+6;0)+VLOOKUP([.Q$1];[$'weapon parameters'.$A:.$M];[.$B$100]+9;0)*[.Q$4]*[.$A114]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formula="of:=VLOOKUP([.B$1];[$'weapon parameters'.$A:.$M];[.$B$100]+6;0)+VLOOKUP([.B$1];[$'weapon parameters'.$A:.$M];[.$B$100]+9;0)*[.B$4]*[.$A115]" office:value-type="float" office:value="12" calcext:value-type="float">
            <text:p>12</text:p>
          </table:table-cell>
          <table:table-cell table:style-name="ce18" table:formula="of:=VLOOKUP([.C$1];[$'weapon parameters'.$A:.$M];[.$B$100]+6;0)+VLOOKUP([.C$1];[$'weapon parameters'.$A:.$M];[.$B$100]+9;0)*[.C$4]*[.$A115]" office:value-type="float" office:value="18" calcext:value-type="float">
            <text:p>18</text:p>
          </table:table-cell>
          <table:table-cell table:style-name="ce18" table:formula="of:=VLOOKUP([.D$1];[$'weapon parameters'.$A:.$M];[.$B$100]+6;0)+VLOOKUP([.D$1];[$'weapon parameters'.$A:.$M];[.$B$100]+9;0)*[.D$4]*[.$A115]" office:value-type="float" office:value="14.6" calcext:value-type="float">
            <text:p>15</text:p>
          </table:table-cell>
          <table:table-cell table:style-name="ce18" table:formula="of:=VLOOKUP([.E$1];[$'weapon parameters'.$A:.$M];[.$B$100]+6;0)+VLOOKUP([.E$1];[$'weapon parameters'.$A:.$M];[.$B$100]+9;0)*[.E$4]*[.$A115]" office:value-type="float" office:value="29" calcext:value-type="float">
            <text:p>29</text:p>
          </table:table-cell>
          <table:table-cell table:style-name="ce18" table:formula="of:=VLOOKUP([.F$1];[$'weapon parameters'.$A:.$M];[.$B$100]+6;0)+VLOOKUP([.F$1];[$'weapon parameters'.$A:.$M];[.$B$100]+9;0)*[.F$4]*[.$A115]" office:value-type="float" office:value="32" calcext:value-type="float">
            <text:p>32</text:p>
          </table:table-cell>
          <table:table-cell table:style-name="ce18" table:formula="of:=VLOOKUP([.G$1];[$'weapon parameters'.$A:.$M];[.$B$100]+6;0)+VLOOKUP([.G$1];[$'weapon parameters'.$A:.$M];[.$B$100]+9;0)*[.G$4]*[.$A115]" office:value-type="float" office:value="28" calcext:value-type="float">
            <text:p>28</text:p>
          </table:table-cell>
          <table:table-cell table:style-name="ce18" table:formula="of:=VLOOKUP([.H$1];[$'weapon parameters'.$A:.$M];[.$B$100]+6;0)+VLOOKUP([.H$1];[$'weapon parameters'.$A:.$M];[.$B$100]+9;0)*[.H$4]*[.$A115]" office:value-type="float" office:value="32" calcext:value-type="float">
            <text:p>32</text:p>
          </table:table-cell>
          <table:table-cell table:style-name="ce18" table:formula="of:=VLOOKUP([.I$1];[$'weapon parameters'.$A:.$M];[.$B$100]+6;0)+VLOOKUP([.I$1];[$'weapon parameters'.$A:.$M];[.$B$100]+9;0)*[.I$4]*[.$A115]" office:value-type="float" office:value="48" calcext:value-type="float">
            <text:p>48</text:p>
          </table:table-cell>
          <table:table-cell table:style-name="ce18" table:formula="of:=VLOOKUP([.J$1];[$'weapon parameters'.$A:.$M];[.$B$100]+6;0)+VLOOKUP([.J$1];[$'weapon parameters'.$A:.$M];[.$B$100]+9;0)*[.J$4]*[.$A115]" office:value-type="float" office:value="47" calcext:value-type="float">
            <text:p>47</text:p>
          </table:table-cell>
          <table:table-cell table:style-name="ce18" table:formula="of:=VLOOKUP([.K$1];[$'weapon parameters'.$A:.$M];[.$B$100]+6;0)+VLOOKUP([.K$1];[$'weapon parameters'.$A:.$M];[.$B$100]+9;0)*[.K$4]*[.$A115]" office:value-type="float" office:value="14.6" calcext:value-type="float">
            <text:p>15</text:p>
          </table:table-cell>
          <table:table-cell table:style-name="ce18" table:formula="of:=VLOOKUP([.L$1];[$'weapon parameters'.$A:.$M];[.$B$100]+6;0)+VLOOKUP([.L$1];[$'weapon parameters'.$A:.$M];[.$B$100]+9;0)*[.L$4]*[.$A115]" office:value-type="float" office:value="18" calcext:value-type="float">
            <text:p>18</text:p>
          </table:table-cell>
          <table:table-cell table:style-name="ce18" table:formula="of:=VLOOKUP([.M$1];[$'weapon parameters'.$A:.$M];[.$B$100]+6;0)+VLOOKUP([.M$1];[$'weapon parameters'.$A:.$M];[.$B$100]+9;0)*[.M$4]*[.$A115]" office:value-type="float" office:value="27.8" calcext:value-type="float">
            <text:p>28</text:p>
          </table:table-cell>
          <table:table-cell table:style-name="ce18" table:formula="of:=VLOOKUP([.N$1];[$'weapon parameters'.$A:.$M];[.$B$100]+6;0)+VLOOKUP([.N$1];[$'weapon parameters'.$A:.$M];[.$B$100]+9;0)*[.N$4]*[.$A115]" office:value-type="float" office:value="29.6" calcext:value-type="float">
            <text:p>30</text:p>
          </table:table-cell>
          <table:table-cell table:style-name="ce18" table:formula="of:=VLOOKUP([.O$1];[$'weapon parameters'.$A:.$M];[.$B$100]+6;0)+VLOOKUP([.O$1];[$'weapon parameters'.$A:.$M];[.$B$100]+9;0)*[.O$4]*[.$A115]" office:value-type="float" office:value="25.6" calcext:value-type="float">
            <text:p>26</text:p>
          </table:table-cell>
          <table:table-cell table:style-name="ce18" table:formula="of:=VLOOKUP([.P$1];[$'weapon parameters'.$A:.$M];[.$B$100]+6;0)+VLOOKUP([.P$1];[$'weapon parameters'.$A:.$M];[.$B$100]+9;0)*[.P$4]*[.$A115]" office:value-type="float" office:value="24" calcext:value-type="float">
            <text:p>24</text:p>
          </table:table-cell>
          <table:table-cell table:style-name="ce18" table:formula="of:=VLOOKUP([.Q$1];[$'weapon parameters'.$A:.$M];[.$B$100]+6;0)+VLOOKUP([.Q$1];[$'weapon parameters'.$A:.$M];[.$B$100]+9;0)*[.Q$4]*[.$A115]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formula="of:=VLOOKUP([.B$1];[$'weapon parameters'.$A:.$M];[.$B$100]+6;0)+VLOOKUP([.B$1];[$'weapon parameters'.$A:.$M];[.$B$100]+9;0)*[.B$4]*[.$A116]" office:value-type="float" office:value="12" calcext:value-type="float">
            <text:p>12</text:p>
          </table:table-cell>
          <table:table-cell table:style-name="ce18" table:formula="of:=VLOOKUP([.C$1];[$'weapon parameters'.$A:.$M];[.$B$100]+6;0)+VLOOKUP([.C$1];[$'weapon parameters'.$A:.$M];[.$B$100]+9;0)*[.C$4]*[.$A116]" office:value-type="float" office:value="18" calcext:value-type="float">
            <text:p>18</text:p>
          </table:table-cell>
          <table:table-cell table:style-name="ce18" table:formula="of:=VLOOKUP([.D$1];[$'weapon parameters'.$A:.$M];[.$B$100]+6;0)+VLOOKUP([.D$1];[$'weapon parameters'.$A:.$M];[.$B$100]+9;0)*[.D$4]*[.$A116]" office:value-type="float" office:value="15.8" calcext:value-type="float">
            <text:p>16</text:p>
          </table:table-cell>
          <table:table-cell table:style-name="ce18" table:formula="of:=VLOOKUP([.E$1];[$'weapon parameters'.$A:.$M];[.$B$100]+6;0)+VLOOKUP([.E$1];[$'weapon parameters'.$A:.$M];[.$B$100]+9;0)*[.E$4]*[.$A116]" office:value-type="float" office:value="33" calcext:value-type="float">
            <text:p>33</text:p>
          </table:table-cell>
          <table:table-cell table:style-name="ce18" table:formula="of:=VLOOKUP([.F$1];[$'weapon parameters'.$A:.$M];[.$B$100]+6;0)+VLOOKUP([.F$1];[$'weapon parameters'.$A:.$M];[.$B$100]+9;0)*[.F$4]*[.$A116]" office:value-type="float" office:value="36" calcext:value-type="float">
            <text:p>36</text:p>
          </table:table-cell>
          <table:table-cell table:style-name="ce18" table:formula="of:=VLOOKUP([.G$1];[$'weapon parameters'.$A:.$M];[.$B$100]+6;0)+VLOOKUP([.G$1];[$'weapon parameters'.$A:.$M];[.$B$100]+9;0)*[.G$4]*[.$A116]" office:value-type="float" office:value="32" calcext:value-type="float">
            <text:p>32</text:p>
          </table:table-cell>
          <table:table-cell table:style-name="ce18" table:formula="of:=VLOOKUP([.H$1];[$'weapon parameters'.$A:.$M];[.$B$100]+6;0)+VLOOKUP([.H$1];[$'weapon parameters'.$A:.$M];[.$B$100]+9;0)*[.H$4]*[.$A116]" office:value-type="float" office:value="36" calcext:value-type="float">
            <text:p>36</text:p>
          </table:table-cell>
          <table:table-cell table:style-name="ce18" table:formula="of:=VLOOKUP([.I$1];[$'weapon parameters'.$A:.$M];[.$B$100]+6;0)+VLOOKUP([.I$1];[$'weapon parameters'.$A:.$M];[.$B$100]+9;0)*[.I$4]*[.$A116]" office:value-type="float" office:value="56" calcext:value-type="float">
            <text:p>56</text:p>
          </table:table-cell>
          <table:table-cell table:style-name="ce18" table:formula="of:=VLOOKUP([.J$1];[$'weapon parameters'.$A:.$M];[.$B$100]+6;0)+VLOOKUP([.J$1];[$'weapon parameters'.$A:.$M];[.$B$100]+9;0)*[.J$4]*[.$A116]" office:value-type="float" office:value="55" calcext:value-type="float">
            <text:p>55</text:p>
          </table:table-cell>
          <table:table-cell table:style-name="ce18" table:formula="of:=VLOOKUP([.K$1];[$'weapon parameters'.$A:.$M];[.$B$100]+6;0)+VLOOKUP([.K$1];[$'weapon parameters'.$A:.$M];[.$B$100]+9;0)*[.K$4]*[.$A116]" office:value-type="float" office:value="15.8" calcext:value-type="float">
            <text:p>16</text:p>
          </table:table-cell>
          <table:table-cell table:style-name="ce18" table:formula="of:=VLOOKUP([.L$1];[$'weapon parameters'.$A:.$M];[.$B$100]+6;0)+VLOOKUP([.L$1];[$'weapon parameters'.$A:.$M];[.$B$100]+9;0)*[.L$4]*[.$A116]" office:value-type="float" office:value="18" calcext:value-type="float">
            <text:p>18</text:p>
          </table:table-cell>
          <table:table-cell table:style-name="ce18" table:formula="of:=VLOOKUP([.M$1];[$'weapon parameters'.$A:.$M];[.$B$100]+6;0)+VLOOKUP([.M$1];[$'weapon parameters'.$A:.$M];[.$B$100]+9;0)*[.M$4]*[.$A116]" office:value-type="float" office:value="31.4" calcext:value-type="float">
            <text:p>31</text:p>
          </table:table-cell>
          <table:table-cell table:style-name="ce18" table:formula="of:=VLOOKUP([.N$1];[$'weapon parameters'.$A:.$M];[.$B$100]+6;0)+VLOOKUP([.N$1];[$'weapon parameters'.$A:.$M];[.$B$100]+9;0)*[.N$4]*[.$A116]" office:value-type="float" office:value="32.8" calcext:value-type="float">
            <text:p>33</text:p>
          </table:table-cell>
          <table:table-cell table:style-name="ce18" table:formula="of:=VLOOKUP([.O$1];[$'weapon parameters'.$A:.$M];[.$B$100]+6;0)+VLOOKUP([.O$1];[$'weapon parameters'.$A:.$M];[.$B$100]+9;0)*[.O$4]*[.$A116]" office:value-type="float" office:value="28.8" calcext:value-type="float">
            <text:p>29</text:p>
          </table:table-cell>
          <table:table-cell table:style-name="ce18" table:formula="of:=VLOOKUP([.P$1];[$'weapon parameters'.$A:.$M];[.$B$100]+6;0)+VLOOKUP([.P$1];[$'weapon parameters'.$A:.$M];[.$B$100]+9;0)*[.P$4]*[.$A116]" office:value-type="float" office:value="32" calcext:value-type="float">
            <text:p>32</text:p>
          </table:table-cell>
          <table:table-cell table:style-name="ce18" table:formula="of:=VLOOKUP([.Q$1];[$'weapon parameters'.$A:.$M];[.$B$100]+6;0)+VLOOKUP([.Q$1];[$'weapon parameters'.$A:.$M];[.$B$100]+9;0)*[.Q$4]*[.$A116]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table:formula="of:=VLOOKUP([.B$1];[$'weapon parameters'.$A:.$M];[.$B$100]+6;0)+VLOOKUP([.B$1];[$'weapon parameters'.$A:.$M];[.$B$100]+9;0)*[.B$4]*[.$A117]" office:value-type="float" office:value="12" calcext:value-type="float">
            <text:p>12</text:p>
          </table:table-cell>
          <table:table-cell table:style-name="ce18" table:formula="of:=VLOOKUP([.C$1];[$'weapon parameters'.$A:.$M];[.$B$100]+6;0)+VLOOKUP([.C$1];[$'weapon parameters'.$A:.$M];[.$B$100]+9;0)*[.C$4]*[.$A117]" office:value-type="float" office:value="18" calcext:value-type="float">
            <text:p>18</text:p>
          </table:table-cell>
          <table:table-cell table:style-name="ce18" table:formula="of:=VLOOKUP([.D$1];[$'weapon parameters'.$A:.$M];[.$B$100]+6;0)+VLOOKUP([.D$1];[$'weapon parameters'.$A:.$M];[.$B$100]+9;0)*[.D$4]*[.$A117]" office:value-type="float" office:value="17" calcext:value-type="float">
            <text:p>17</text:p>
          </table:table-cell>
          <table:table-cell table:style-name="ce18" table:formula="of:=VLOOKUP([.E$1];[$'weapon parameters'.$A:.$M];[.$B$100]+6;0)+VLOOKUP([.E$1];[$'weapon parameters'.$A:.$M];[.$B$100]+9;0)*[.E$4]*[.$A117]" office:value-type="float" office:value="37" calcext:value-type="float">
            <text:p>37</text:p>
          </table:table-cell>
          <table:table-cell table:style-name="ce18" table:formula="of:=VLOOKUP([.F$1];[$'weapon parameters'.$A:.$M];[.$B$100]+6;0)+VLOOKUP([.F$1];[$'weapon parameters'.$A:.$M];[.$B$100]+9;0)*[.F$4]*[.$A117]" office:value-type="float" office:value="40" calcext:value-type="float">
            <text:p>40</text:p>
          </table:table-cell>
          <table:table-cell table:style-name="ce18" table:formula="of:=VLOOKUP([.G$1];[$'weapon parameters'.$A:.$M];[.$B$100]+6;0)+VLOOKUP([.G$1];[$'weapon parameters'.$A:.$M];[.$B$100]+9;0)*[.G$4]*[.$A117]" office:value-type="float" office:value="36" calcext:value-type="float">
            <text:p>36</text:p>
          </table:table-cell>
          <table:table-cell table:style-name="ce18" table:formula="of:=VLOOKUP([.H$1];[$'weapon parameters'.$A:.$M];[.$B$100]+6;0)+VLOOKUP([.H$1];[$'weapon parameters'.$A:.$M];[.$B$100]+9;0)*[.H$4]*[.$A117]" office:value-type="float" office:value="40" calcext:value-type="float">
            <text:p>40</text:p>
          </table:table-cell>
          <table:table-cell table:style-name="ce18" table:formula="of:=VLOOKUP([.I$1];[$'weapon parameters'.$A:.$M];[.$B$100]+6;0)+VLOOKUP([.I$1];[$'weapon parameters'.$A:.$M];[.$B$100]+9;0)*[.I$4]*[.$A117]" office:value-type="float" office:value="64" calcext:value-type="float">
            <text:p>64</text:p>
          </table:table-cell>
          <table:table-cell table:style-name="ce18" table:formula="of:=VLOOKUP([.J$1];[$'weapon parameters'.$A:.$M];[.$B$100]+6;0)+VLOOKUP([.J$1];[$'weapon parameters'.$A:.$M];[.$B$100]+9;0)*[.J$4]*[.$A117]" office:value-type="float" office:value="63" calcext:value-type="float">
            <text:p>63</text:p>
          </table:table-cell>
          <table:table-cell table:style-name="ce18" table:formula="of:=VLOOKUP([.K$1];[$'weapon parameters'.$A:.$M];[.$B$100]+6;0)+VLOOKUP([.K$1];[$'weapon parameters'.$A:.$M];[.$B$100]+9;0)*[.K$4]*[.$A117]" office:value-type="float" office:value="17" calcext:value-type="float">
            <text:p>17</text:p>
          </table:table-cell>
          <table:table-cell table:style-name="ce18" table:formula="of:=VLOOKUP([.L$1];[$'weapon parameters'.$A:.$M];[.$B$100]+6;0)+VLOOKUP([.L$1];[$'weapon parameters'.$A:.$M];[.$B$100]+9;0)*[.L$4]*[.$A117]" office:value-type="float" office:value="18" calcext:value-type="float">
            <text:p>18</text:p>
          </table:table-cell>
          <table:table-cell table:style-name="ce18" table:formula="of:=VLOOKUP([.M$1];[$'weapon parameters'.$A:.$M];[.$B$100]+6;0)+VLOOKUP([.M$1];[$'weapon parameters'.$A:.$M];[.$B$100]+9;0)*[.M$4]*[.$A117]" office:value-type="float" office:value="35" calcext:value-type="float">
            <text:p>35</text:p>
          </table:table-cell>
          <table:table-cell table:style-name="ce18" table:formula="of:=VLOOKUP([.N$1];[$'weapon parameters'.$A:.$M];[.$B$100]+6;0)+VLOOKUP([.N$1];[$'weapon parameters'.$A:.$M];[.$B$100]+9;0)*[.N$4]*[.$A117]" office:value-type="float" office:value="36" calcext:value-type="float">
            <text:p>36</text:p>
          </table:table-cell>
          <table:table-cell table:style-name="ce18" table:formula="of:=VLOOKUP([.O$1];[$'weapon parameters'.$A:.$M];[.$B$100]+6;0)+VLOOKUP([.O$1];[$'weapon parameters'.$A:.$M];[.$B$100]+9;0)*[.O$4]*[.$A117]" office:value-type="float" office:value="32" calcext:value-type="float">
            <text:p>32</text:p>
          </table:table-cell>
          <table:table-cell table:style-name="ce18" table:formula="of:=VLOOKUP([.P$1];[$'weapon parameters'.$A:.$M];[.$B$100]+6;0)+VLOOKUP([.P$1];[$'weapon parameters'.$A:.$M];[.$B$100]+9;0)*[.P$4]*[.$A117]" office:value-type="float" office:value="40" calcext:value-type="float">
            <text:p>40</text:p>
          </table:table-cell>
          <table:table-cell table:style-name="ce18" table:formula="of:=VLOOKUP([.Q$1];[$'weapon parameters'.$A:.$M];[.$B$100]+6;0)+VLOOKUP([.Q$1];[$'weapon parameters'.$A:.$M];[.$B$100]+9;0)*[.Q$4]*[.$A117]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table:formula="of:=VLOOKUP([.B$1];[$'weapon parameters'.$A:.$M];[.$B$100]+6;0)+VLOOKUP([.B$1];[$'weapon parameters'.$A:.$M];[.$B$100]+9;0)*[.B$4]*[.$A118]" office:value-type="float" office:value="12" calcext:value-type="float">
            <text:p>12</text:p>
          </table:table-cell>
          <table:table-cell table:style-name="ce18" table:formula="of:=VLOOKUP([.C$1];[$'weapon parameters'.$A:.$M];[.$B$100]+6;0)+VLOOKUP([.C$1];[$'weapon parameters'.$A:.$M];[.$B$100]+9;0)*[.C$4]*[.$A118]" office:value-type="float" office:value="18" calcext:value-type="float">
            <text:p>18</text:p>
          </table:table-cell>
          <table:table-cell table:style-name="ce18" table:formula="of:=VLOOKUP([.D$1];[$'weapon parameters'.$A:.$M];[.$B$100]+6;0)+VLOOKUP([.D$1];[$'weapon parameters'.$A:.$M];[.$B$100]+9;0)*[.D$4]*[.$A118]" office:value-type="float" office:value="18.2" calcext:value-type="float">
            <text:p>18</text:p>
          </table:table-cell>
          <table:table-cell table:style-name="ce18" table:formula="of:=VLOOKUP([.E$1];[$'weapon parameters'.$A:.$M];[.$B$100]+6;0)+VLOOKUP([.E$1];[$'weapon parameters'.$A:.$M];[.$B$100]+9;0)*[.E$4]*[.$A118]" office:value-type="float" office:value="41" calcext:value-type="float">
            <text:p>41</text:p>
          </table:table-cell>
          <table:table-cell table:style-name="ce18" table:formula="of:=VLOOKUP([.F$1];[$'weapon parameters'.$A:.$M];[.$B$100]+6;0)+VLOOKUP([.F$1];[$'weapon parameters'.$A:.$M];[.$B$100]+9;0)*[.F$4]*[.$A118]" office:value-type="float" office:value="44" calcext:value-type="float">
            <text:p>44</text:p>
          </table:table-cell>
          <table:table-cell table:style-name="ce18" table:formula="of:=VLOOKUP([.G$1];[$'weapon parameters'.$A:.$M];[.$B$100]+6;0)+VLOOKUP([.G$1];[$'weapon parameters'.$A:.$M];[.$B$100]+9;0)*[.G$4]*[.$A118]" office:value-type="float" office:value="40" calcext:value-type="float">
            <text:p>40</text:p>
          </table:table-cell>
          <table:table-cell table:style-name="ce18" table:formula="of:=VLOOKUP([.H$1];[$'weapon parameters'.$A:.$M];[.$B$100]+6;0)+VLOOKUP([.H$1];[$'weapon parameters'.$A:.$M];[.$B$100]+9;0)*[.H$4]*[.$A118]" office:value-type="float" office:value="44" calcext:value-type="float">
            <text:p>44</text:p>
          </table:table-cell>
          <table:table-cell table:style-name="ce18" table:formula="of:=VLOOKUP([.I$1];[$'weapon parameters'.$A:.$M];[.$B$100]+6;0)+VLOOKUP([.I$1];[$'weapon parameters'.$A:.$M];[.$B$100]+9;0)*[.I$4]*[.$A118]" office:value-type="float" office:value="72" calcext:value-type="float">
            <text:p>72</text:p>
          </table:table-cell>
          <table:table-cell table:style-name="ce18" table:formula="of:=VLOOKUP([.J$1];[$'weapon parameters'.$A:.$M];[.$B$100]+6;0)+VLOOKUP([.J$1];[$'weapon parameters'.$A:.$M];[.$B$100]+9;0)*[.J$4]*[.$A118]" office:value-type="float" office:value="71" calcext:value-type="float">
            <text:p>71</text:p>
          </table:table-cell>
          <table:table-cell table:style-name="ce18" table:formula="of:=VLOOKUP([.K$1];[$'weapon parameters'.$A:.$M];[.$B$100]+6;0)+VLOOKUP([.K$1];[$'weapon parameters'.$A:.$M];[.$B$100]+9;0)*[.K$4]*[.$A118]" office:value-type="float" office:value="18.2" calcext:value-type="float">
            <text:p>18</text:p>
          </table:table-cell>
          <table:table-cell table:style-name="ce18" table:formula="of:=VLOOKUP([.L$1];[$'weapon parameters'.$A:.$M];[.$B$100]+6;0)+VLOOKUP([.L$1];[$'weapon parameters'.$A:.$M];[.$B$100]+9;0)*[.L$4]*[.$A118]" office:value-type="float" office:value="18" calcext:value-type="float">
            <text:p>18</text:p>
          </table:table-cell>
          <table:table-cell table:style-name="ce18" table:formula="of:=VLOOKUP([.M$1];[$'weapon parameters'.$A:.$M];[.$B$100]+6;0)+VLOOKUP([.M$1];[$'weapon parameters'.$A:.$M];[.$B$100]+9;0)*[.M$4]*[.$A118]" office:value-type="float" office:value="38.6" calcext:value-type="float">
            <text:p>39</text:p>
          </table:table-cell>
          <table:table-cell table:style-name="ce18" table:formula="of:=VLOOKUP([.N$1];[$'weapon parameters'.$A:.$M];[.$B$100]+6;0)+VLOOKUP([.N$1];[$'weapon parameters'.$A:.$M];[.$B$100]+9;0)*[.N$4]*[.$A118]" office:value-type="float" office:value="39.2" calcext:value-type="float">
            <text:p>39</text:p>
          </table:table-cell>
          <table:table-cell table:style-name="ce18" table:formula="of:=VLOOKUP([.O$1];[$'weapon parameters'.$A:.$M];[.$B$100]+6;0)+VLOOKUP([.O$1];[$'weapon parameters'.$A:.$M];[.$B$100]+9;0)*[.O$4]*[.$A118]" office:value-type="float" office:value="35.2" calcext:value-type="float">
            <text:p>35</text:p>
          </table:table-cell>
          <table:table-cell table:style-name="ce18" table:formula="of:=VLOOKUP([.P$1];[$'weapon parameters'.$A:.$M];[.$B$100]+6;0)+VLOOKUP([.P$1];[$'weapon parameters'.$A:.$M];[.$B$100]+9;0)*[.P$4]*[.$A118]" office:value-type="float" office:value="48" calcext:value-type="float">
            <text:p>48</text:p>
          </table:table-cell>
          <table:table-cell table:style-name="ce18" table:formula="of:=VLOOKUP([.Q$1];[$'weapon parameters'.$A:.$M];[.$B$100]+6;0)+VLOOKUP([.Q$1];[$'weapon parameters'.$A:.$M];[.$B$100]+9;0)*[.Q$4]*[.$A118]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table:formula="of:=VLOOKUP([.B$1];[$'weapon parameters'.$A:.$M];[.$B$100]+6;0)+VLOOKUP([.B$1];[$'weapon parameters'.$A:.$M];[.$B$100]+9;0)*[.B$4]*[.$A119]" office:value-type="float" office:value="12" calcext:value-type="float">
            <text:p>12</text:p>
          </table:table-cell>
          <table:table-cell table:style-name="ce18" table:formula="of:=VLOOKUP([.C$1];[$'weapon parameters'.$A:.$M];[.$B$100]+6;0)+VLOOKUP([.C$1];[$'weapon parameters'.$A:.$M];[.$B$100]+9;0)*[.C$4]*[.$A119]" office:value-type="float" office:value="18" calcext:value-type="float">
            <text:p>18</text:p>
          </table:table-cell>
          <table:table-cell table:style-name="ce18" table:formula="of:=VLOOKUP([.D$1];[$'weapon parameters'.$A:.$M];[.$B$100]+6;0)+VLOOKUP([.D$1];[$'weapon parameters'.$A:.$M];[.$B$100]+9;0)*[.D$4]*[.$A119]" office:value-type="float" office:value="19.4" calcext:value-type="float">
            <text:p>19</text:p>
          </table:table-cell>
          <table:table-cell table:style-name="ce18" table:formula="of:=VLOOKUP([.E$1];[$'weapon parameters'.$A:.$M];[.$B$100]+6;0)+VLOOKUP([.E$1];[$'weapon parameters'.$A:.$M];[.$B$100]+9;0)*[.E$4]*[.$A119]" office:value-type="float" office:value="45" calcext:value-type="float">
            <text:p>45</text:p>
          </table:table-cell>
          <table:table-cell table:style-name="ce18" table:formula="of:=VLOOKUP([.F$1];[$'weapon parameters'.$A:.$M];[.$B$100]+6;0)+VLOOKUP([.F$1];[$'weapon parameters'.$A:.$M];[.$B$100]+9;0)*[.F$4]*[.$A119]" office:value-type="float" office:value="48" calcext:value-type="float">
            <text:p>48</text:p>
          </table:table-cell>
          <table:table-cell table:style-name="ce18" table:formula="of:=VLOOKUP([.G$1];[$'weapon parameters'.$A:.$M];[.$B$100]+6;0)+VLOOKUP([.G$1];[$'weapon parameters'.$A:.$M];[.$B$100]+9;0)*[.G$4]*[.$A119]" office:value-type="float" office:value="44" calcext:value-type="float">
            <text:p>44</text:p>
          </table:table-cell>
          <table:table-cell table:style-name="ce18" table:formula="of:=VLOOKUP([.H$1];[$'weapon parameters'.$A:.$M];[.$B$100]+6;0)+VLOOKUP([.H$1];[$'weapon parameters'.$A:.$M];[.$B$100]+9;0)*[.H$4]*[.$A119]" office:value-type="float" office:value="48" calcext:value-type="float">
            <text:p>48</text:p>
          </table:table-cell>
          <table:table-cell table:style-name="ce18" table:formula="of:=VLOOKUP([.I$1];[$'weapon parameters'.$A:.$M];[.$B$100]+6;0)+VLOOKUP([.I$1];[$'weapon parameters'.$A:.$M];[.$B$100]+9;0)*[.I$4]*[.$A119]" office:value-type="float" office:value="80" calcext:value-type="float">
            <text:p>80</text:p>
          </table:table-cell>
          <table:table-cell table:style-name="ce18" table:formula="of:=VLOOKUP([.J$1];[$'weapon parameters'.$A:.$M];[.$B$100]+6;0)+VLOOKUP([.J$1];[$'weapon parameters'.$A:.$M];[.$B$100]+9;0)*[.J$4]*[.$A119]" office:value-type="float" office:value="79" calcext:value-type="float">
            <text:p>79</text:p>
          </table:table-cell>
          <table:table-cell table:style-name="ce18" table:formula="of:=VLOOKUP([.K$1];[$'weapon parameters'.$A:.$M];[.$B$100]+6;0)+VLOOKUP([.K$1];[$'weapon parameters'.$A:.$M];[.$B$100]+9;0)*[.K$4]*[.$A119]" office:value-type="float" office:value="19.4" calcext:value-type="float">
            <text:p>19</text:p>
          </table:table-cell>
          <table:table-cell table:style-name="ce18" table:formula="of:=VLOOKUP([.L$1];[$'weapon parameters'.$A:.$M];[.$B$100]+6;0)+VLOOKUP([.L$1];[$'weapon parameters'.$A:.$M];[.$B$100]+9;0)*[.L$4]*[.$A119]" office:value-type="float" office:value="18" calcext:value-type="float">
            <text:p>18</text:p>
          </table:table-cell>
          <table:table-cell table:style-name="ce18" table:formula="of:=VLOOKUP([.M$1];[$'weapon parameters'.$A:.$M];[.$B$100]+6;0)+VLOOKUP([.M$1];[$'weapon parameters'.$A:.$M];[.$B$100]+9;0)*[.M$4]*[.$A119]" office:value-type="float" office:value="42.2" calcext:value-type="float">
            <text:p>42</text:p>
          </table:table-cell>
          <table:table-cell table:style-name="ce18" table:formula="of:=VLOOKUP([.N$1];[$'weapon parameters'.$A:.$M];[.$B$100]+6;0)+VLOOKUP([.N$1];[$'weapon parameters'.$A:.$M];[.$B$100]+9;0)*[.N$4]*[.$A119]" office:value-type="float" office:value="42.4" calcext:value-type="float">
            <text:p>42</text:p>
          </table:table-cell>
          <table:table-cell table:style-name="ce18" table:formula="of:=VLOOKUP([.O$1];[$'weapon parameters'.$A:.$M];[.$B$100]+6;0)+VLOOKUP([.O$1];[$'weapon parameters'.$A:.$M];[.$B$100]+9;0)*[.O$4]*[.$A119]" office:value-type="float" office:value="38.4" calcext:value-type="float">
            <text:p>38</text:p>
          </table:table-cell>
          <table:table-cell table:style-name="ce18" table:formula="of:=VLOOKUP([.P$1];[$'weapon parameters'.$A:.$M];[.$B$100]+6;0)+VLOOKUP([.P$1];[$'weapon parameters'.$A:.$M];[.$B$100]+9;0)*[.P$4]*[.$A119]" office:value-type="float" office:value="56" calcext:value-type="float">
            <text:p>56</text:p>
          </table:table-cell>
          <table:table-cell table:style-name="ce18" table:formula="of:=VLOOKUP([.Q$1];[$'weapon parameters'.$A:.$M];[.$B$100]+6;0)+VLOOKUP([.Q$1];[$'weapon parameters'.$A:.$M];[.$B$100]+9;0)*[.Q$4]*[.$A119]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table:formula="of:=VLOOKUP([.B$1];[$'weapon parameters'.$A:.$M];[.$B$100]+6;0)+VLOOKUP([.B$1];[$'weapon parameters'.$A:.$M];[.$B$100]+9;0)*[.B$4]*[.$A120]" office:value-type="float" office:value="12" calcext:value-type="float">
            <text:p>12</text:p>
          </table:table-cell>
          <table:table-cell table:style-name="ce18" table:formula="of:=VLOOKUP([.C$1];[$'weapon parameters'.$A:.$M];[.$B$100]+6;0)+VLOOKUP([.C$1];[$'weapon parameters'.$A:.$M];[.$B$100]+9;0)*[.C$4]*[.$A120]" office:value-type="float" office:value="18" calcext:value-type="float">
            <text:p>18</text:p>
          </table:table-cell>
          <table:table-cell table:style-name="ce18" table:formula="of:=VLOOKUP([.D$1];[$'weapon parameters'.$A:.$M];[.$B$100]+6;0)+VLOOKUP([.D$1];[$'weapon parameters'.$A:.$M];[.$B$100]+9;0)*[.D$4]*[.$A120]" office:value-type="float" office:value="20.6" calcext:value-type="float">
            <text:p>21</text:p>
          </table:table-cell>
          <table:table-cell table:style-name="ce18" table:formula="of:=VLOOKUP([.E$1];[$'weapon parameters'.$A:.$M];[.$B$100]+6;0)+VLOOKUP([.E$1];[$'weapon parameters'.$A:.$M];[.$B$100]+9;0)*[.E$4]*[.$A120]" office:value-type="float" office:value="49" calcext:value-type="float">
            <text:p>49</text:p>
          </table:table-cell>
          <table:table-cell table:style-name="ce18" table:formula="of:=VLOOKUP([.F$1];[$'weapon parameters'.$A:.$M];[.$B$100]+6;0)+VLOOKUP([.F$1];[$'weapon parameters'.$A:.$M];[.$B$100]+9;0)*[.F$4]*[.$A120]" office:value-type="float" office:value="52" calcext:value-type="float">
            <text:p>52</text:p>
          </table:table-cell>
          <table:table-cell table:style-name="ce18" table:formula="of:=VLOOKUP([.G$1];[$'weapon parameters'.$A:.$M];[.$B$100]+6;0)+VLOOKUP([.G$1];[$'weapon parameters'.$A:.$M];[.$B$100]+9;0)*[.G$4]*[.$A120]" office:value-type="float" office:value="48" calcext:value-type="float">
            <text:p>48</text:p>
          </table:table-cell>
          <table:table-cell table:style-name="ce18" table:formula="of:=VLOOKUP([.H$1];[$'weapon parameters'.$A:.$M];[.$B$100]+6;0)+VLOOKUP([.H$1];[$'weapon parameters'.$A:.$M];[.$B$100]+9;0)*[.H$4]*[.$A120]" office:value-type="float" office:value="52" calcext:value-type="float">
            <text:p>52</text:p>
          </table:table-cell>
          <table:table-cell table:style-name="ce18" table:formula="of:=VLOOKUP([.I$1];[$'weapon parameters'.$A:.$M];[.$B$100]+6;0)+VLOOKUP([.I$1];[$'weapon parameters'.$A:.$M];[.$B$100]+9;0)*[.I$4]*[.$A120]" office:value-type="float" office:value="88" calcext:value-type="float">
            <text:p>88</text:p>
          </table:table-cell>
          <table:table-cell table:style-name="ce18" table:formula="of:=VLOOKUP([.J$1];[$'weapon parameters'.$A:.$M];[.$B$100]+6;0)+VLOOKUP([.J$1];[$'weapon parameters'.$A:.$M];[.$B$100]+9;0)*[.J$4]*[.$A120]" office:value-type="float" office:value="87" calcext:value-type="float">
            <text:p>87</text:p>
          </table:table-cell>
          <table:table-cell table:style-name="ce18" table:formula="of:=VLOOKUP([.K$1];[$'weapon parameters'.$A:.$M];[.$B$100]+6;0)+VLOOKUP([.K$1];[$'weapon parameters'.$A:.$M];[.$B$100]+9;0)*[.K$4]*[.$A120]" office:value-type="float" office:value="20.6" calcext:value-type="float">
            <text:p>21</text:p>
          </table:table-cell>
          <table:table-cell table:style-name="ce18" table:formula="of:=VLOOKUP([.L$1];[$'weapon parameters'.$A:.$M];[.$B$100]+6;0)+VLOOKUP([.L$1];[$'weapon parameters'.$A:.$M];[.$B$100]+9;0)*[.L$4]*[.$A120]" office:value-type="float" office:value="18" calcext:value-type="float">
            <text:p>18</text:p>
          </table:table-cell>
          <table:table-cell table:style-name="ce18" table:formula="of:=VLOOKUP([.M$1];[$'weapon parameters'.$A:.$M];[.$B$100]+6;0)+VLOOKUP([.M$1];[$'weapon parameters'.$A:.$M];[.$B$100]+9;0)*[.M$4]*[.$A120]" office:value-type="float" office:value="45.8" calcext:value-type="float">
            <text:p>46</text:p>
          </table:table-cell>
          <table:table-cell table:style-name="ce18" table:formula="of:=VLOOKUP([.N$1];[$'weapon parameters'.$A:.$M];[.$B$100]+6;0)+VLOOKUP([.N$1];[$'weapon parameters'.$A:.$M];[.$B$100]+9;0)*[.N$4]*[.$A120]" office:value-type="float" office:value="45.6" calcext:value-type="float">
            <text:p>46</text:p>
          </table:table-cell>
          <table:table-cell table:style-name="ce18" table:formula="of:=VLOOKUP([.O$1];[$'weapon parameters'.$A:.$M];[.$B$100]+6;0)+VLOOKUP([.O$1];[$'weapon parameters'.$A:.$M];[.$B$100]+9;0)*[.O$4]*[.$A120]" office:value-type="float" office:value="41.6" calcext:value-type="float">
            <text:p>42</text:p>
          </table:table-cell>
          <table:table-cell table:style-name="ce18" table:formula="of:=VLOOKUP([.P$1];[$'weapon parameters'.$A:.$M];[.$B$100]+6;0)+VLOOKUP([.P$1];[$'weapon parameters'.$A:.$M];[.$B$100]+9;0)*[.P$4]*[.$A120]" office:value-type="float" office:value="64" calcext:value-type="float">
            <text:p>64</text:p>
          </table:table-cell>
          <table:table-cell table:style-name="ce18" table:formula="of:=VLOOKUP([.Q$1];[$'weapon parameters'.$A:.$M];[.$B$100]+6;0)+VLOOKUP([.Q$1];[$'weapon parameters'.$A:.$M];[.$B$100]+9;0)*[.Q$4]*[.$A120]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table:formula="of:=VLOOKUP([.B$1];[$'weapon parameters'.$A:.$M];[.$B$100]+6;0)+VLOOKUP([.B$1];[$'weapon parameters'.$A:.$M];[.$B$100]+9;0)*[.B$4]*[.$A121]" office:value-type="float" office:value="12" calcext:value-type="float">
            <text:p>12</text:p>
          </table:table-cell>
          <table:table-cell table:style-name="ce18" table:formula="of:=VLOOKUP([.C$1];[$'weapon parameters'.$A:.$M];[.$B$100]+6;0)+VLOOKUP([.C$1];[$'weapon parameters'.$A:.$M];[.$B$100]+9;0)*[.C$4]*[.$A121]" office:value-type="float" office:value="18" calcext:value-type="float">
            <text:p>18</text:p>
          </table:table-cell>
          <table:table-cell table:style-name="ce18" table:formula="of:=VLOOKUP([.D$1];[$'weapon parameters'.$A:.$M];[.$B$100]+6;0)+VLOOKUP([.D$1];[$'weapon parameters'.$A:.$M];[.$B$100]+9;0)*[.D$4]*[.$A121]" office:value-type="float" office:value="21.8" calcext:value-type="float">
            <text:p>22</text:p>
          </table:table-cell>
          <table:table-cell table:style-name="ce18" table:formula="of:=VLOOKUP([.E$1];[$'weapon parameters'.$A:.$M];[.$B$100]+6;0)+VLOOKUP([.E$1];[$'weapon parameters'.$A:.$M];[.$B$100]+9;0)*[.E$4]*[.$A121]" office:value-type="float" office:value="53" calcext:value-type="float">
            <text:p>53</text:p>
          </table:table-cell>
          <table:table-cell table:style-name="ce18" table:formula="of:=VLOOKUP([.F$1];[$'weapon parameters'.$A:.$M];[.$B$100]+6;0)+VLOOKUP([.F$1];[$'weapon parameters'.$A:.$M];[.$B$100]+9;0)*[.F$4]*[.$A121]" office:value-type="float" office:value="56" calcext:value-type="float">
            <text:p>56</text:p>
          </table:table-cell>
          <table:table-cell table:style-name="ce18" table:formula="of:=VLOOKUP([.G$1];[$'weapon parameters'.$A:.$M];[.$B$100]+6;0)+VLOOKUP([.G$1];[$'weapon parameters'.$A:.$M];[.$B$100]+9;0)*[.G$4]*[.$A121]" office:value-type="float" office:value="52" calcext:value-type="float">
            <text:p>52</text:p>
          </table:table-cell>
          <table:table-cell table:style-name="ce18" table:formula="of:=VLOOKUP([.H$1];[$'weapon parameters'.$A:.$M];[.$B$100]+6;0)+VLOOKUP([.H$1];[$'weapon parameters'.$A:.$M];[.$B$100]+9;0)*[.H$4]*[.$A121]" office:value-type="float" office:value="56" calcext:value-type="float">
            <text:p>56</text:p>
          </table:table-cell>
          <table:table-cell table:style-name="ce18" table:formula="of:=VLOOKUP([.I$1];[$'weapon parameters'.$A:.$M];[.$B$100]+6;0)+VLOOKUP([.I$1];[$'weapon parameters'.$A:.$M];[.$B$100]+9;0)*[.I$4]*[.$A121]" office:value-type="float" office:value="96" calcext:value-type="float">
            <text:p>96</text:p>
          </table:table-cell>
          <table:table-cell table:style-name="ce18" table:formula="of:=VLOOKUP([.J$1];[$'weapon parameters'.$A:.$M];[.$B$100]+6;0)+VLOOKUP([.J$1];[$'weapon parameters'.$A:.$M];[.$B$100]+9;0)*[.J$4]*[.$A121]" office:value-type="float" office:value="95" calcext:value-type="float">
            <text:p>95</text:p>
          </table:table-cell>
          <table:table-cell table:style-name="ce18" table:formula="of:=VLOOKUP([.K$1];[$'weapon parameters'.$A:.$M];[.$B$100]+6;0)+VLOOKUP([.K$1];[$'weapon parameters'.$A:.$M];[.$B$100]+9;0)*[.K$4]*[.$A121]" office:value-type="float" office:value="21.8" calcext:value-type="float">
            <text:p>22</text:p>
          </table:table-cell>
          <table:table-cell table:style-name="ce18" table:formula="of:=VLOOKUP([.L$1];[$'weapon parameters'.$A:.$M];[.$B$100]+6;0)+VLOOKUP([.L$1];[$'weapon parameters'.$A:.$M];[.$B$100]+9;0)*[.L$4]*[.$A121]" office:value-type="float" office:value="18" calcext:value-type="float">
            <text:p>18</text:p>
          </table:table-cell>
          <table:table-cell table:style-name="ce18" table:formula="of:=VLOOKUP([.M$1];[$'weapon parameters'.$A:.$M];[.$B$100]+6;0)+VLOOKUP([.M$1];[$'weapon parameters'.$A:.$M];[.$B$100]+9;0)*[.M$4]*[.$A121]" office:value-type="float" office:value="49.4" calcext:value-type="float">
            <text:p>49</text:p>
          </table:table-cell>
          <table:table-cell table:style-name="ce18" table:formula="of:=VLOOKUP([.N$1];[$'weapon parameters'.$A:.$M];[.$B$100]+6;0)+VLOOKUP([.N$1];[$'weapon parameters'.$A:.$M];[.$B$100]+9;0)*[.N$4]*[.$A121]" office:value-type="float" office:value="48.8" calcext:value-type="float">
            <text:p>49</text:p>
          </table:table-cell>
          <table:table-cell table:style-name="ce18" table:formula="of:=VLOOKUP([.O$1];[$'weapon parameters'.$A:.$M];[.$B$100]+6;0)+VLOOKUP([.O$1];[$'weapon parameters'.$A:.$M];[.$B$100]+9;0)*[.O$4]*[.$A121]" office:value-type="float" office:value="44.8" calcext:value-type="float">
            <text:p>45</text:p>
          </table:table-cell>
          <table:table-cell table:style-name="ce18" table:formula="of:=VLOOKUP([.P$1];[$'weapon parameters'.$A:.$M];[.$B$100]+6;0)+VLOOKUP([.P$1];[$'weapon parameters'.$A:.$M];[.$B$100]+9;0)*[.P$4]*[.$A121]" office:value-type="float" office:value="72" calcext:value-type="float">
            <text:p>72</text:p>
          </table:table-cell>
          <table:table-cell table:style-name="ce18" table:formula="of:=VLOOKUP([.Q$1];[$'weapon parameters'.$A:.$M];[.$B$100]+6;0)+VLOOKUP([.Q$1];[$'weapon parameters'.$A:.$M];[.$B$100]+9;0)*[.Q$4]*[.$A121]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VLOOKUP([.B$1];[$'weapon parameters'.$A:.$M];[.$B$100]+6;0)+VLOOKUP([.B$1];[$'weapon parameters'.$A:.$M];[.$B$100]+9;0)*[.B$4]*[.$A122]" office:value-type="float" office:value="12" calcext:value-type="float">
            <text:p>12</text:p>
          </table:table-cell>
          <table:table-cell table:style-name="ce18" table:formula="of:=VLOOKUP([.C$1];[$'weapon parameters'.$A:.$M];[.$B$100]+6;0)+VLOOKUP([.C$1];[$'weapon parameters'.$A:.$M];[.$B$100]+9;0)*[.C$4]*[.$A122]" office:value-type="float" office:value="18" calcext:value-type="float">
            <text:p>18</text:p>
          </table:table-cell>
          <table:table-cell table:style-name="ce18" table:formula="of:=VLOOKUP([.D$1];[$'weapon parameters'.$A:.$M];[.$B$100]+6;0)+VLOOKUP([.D$1];[$'weapon parameters'.$A:.$M];[.$B$100]+9;0)*[.D$4]*[.$A122]" office:value-type="float" office:value="23" calcext:value-type="float">
            <text:p>23</text:p>
          </table:table-cell>
          <table:table-cell table:style-name="ce18" table:formula="of:=VLOOKUP([.E$1];[$'weapon parameters'.$A:.$M];[.$B$100]+6;0)+VLOOKUP([.E$1];[$'weapon parameters'.$A:.$M];[.$B$100]+9;0)*[.E$4]*[.$A122]" office:value-type="float" office:value="57" calcext:value-type="float">
            <text:p>57</text:p>
          </table:table-cell>
          <table:table-cell table:style-name="ce18" table:formula="of:=VLOOKUP([.F$1];[$'weapon parameters'.$A:.$M];[.$B$100]+6;0)+VLOOKUP([.F$1];[$'weapon parameters'.$A:.$M];[.$B$100]+9;0)*[.F$4]*[.$A122]" office:value-type="float" office:value="60" calcext:value-type="float">
            <text:p>60</text:p>
          </table:table-cell>
          <table:table-cell table:style-name="ce18" table:formula="of:=VLOOKUP([.G$1];[$'weapon parameters'.$A:.$M];[.$B$100]+6;0)+VLOOKUP([.G$1];[$'weapon parameters'.$A:.$M];[.$B$100]+9;0)*[.G$4]*[.$A122]" office:value-type="float" office:value="56" calcext:value-type="float">
            <text:p>56</text:p>
          </table:table-cell>
          <table:table-cell table:style-name="ce18" table:formula="of:=VLOOKUP([.H$1];[$'weapon parameters'.$A:.$M];[.$B$100]+6;0)+VLOOKUP([.H$1];[$'weapon parameters'.$A:.$M];[.$B$100]+9;0)*[.H$4]*[.$A122]" office:value-type="float" office:value="60" calcext:value-type="float">
            <text:p>60</text:p>
          </table:table-cell>
          <table:table-cell table:style-name="ce18" table:formula="of:=VLOOKUP([.I$1];[$'weapon parameters'.$A:.$M];[.$B$100]+6;0)+VLOOKUP([.I$1];[$'weapon parameters'.$A:.$M];[.$B$100]+9;0)*[.I$4]*[.$A122]" office:value-type="float" office:value="104" calcext:value-type="float">
            <text:p>104</text:p>
          </table:table-cell>
          <table:table-cell table:style-name="ce18" table:formula="of:=VLOOKUP([.J$1];[$'weapon parameters'.$A:.$M];[.$B$100]+6;0)+VLOOKUP([.J$1];[$'weapon parameters'.$A:.$M];[.$B$100]+9;0)*[.J$4]*[.$A122]" office:value-type="float" office:value="103" calcext:value-type="float">
            <text:p>103</text:p>
          </table:table-cell>
          <table:table-cell table:style-name="ce18" table:formula="of:=VLOOKUP([.K$1];[$'weapon parameters'.$A:.$M];[.$B$100]+6;0)+VLOOKUP([.K$1];[$'weapon parameters'.$A:.$M];[.$B$100]+9;0)*[.K$4]*[.$A122]" office:value-type="float" office:value="23" calcext:value-type="float">
            <text:p>23</text:p>
          </table:table-cell>
          <table:table-cell table:style-name="ce18" table:formula="of:=VLOOKUP([.L$1];[$'weapon parameters'.$A:.$M];[.$B$100]+6;0)+VLOOKUP([.L$1];[$'weapon parameters'.$A:.$M];[.$B$100]+9;0)*[.L$4]*[.$A122]" office:value-type="float" office:value="18" calcext:value-type="float">
            <text:p>18</text:p>
          </table:table-cell>
          <table:table-cell table:style-name="ce18" table:formula="of:=VLOOKUP([.M$1];[$'weapon parameters'.$A:.$M];[.$B$100]+6;0)+VLOOKUP([.M$1];[$'weapon parameters'.$A:.$M];[.$B$100]+9;0)*[.M$4]*[.$A122]" office:value-type="float" office:value="53" calcext:value-type="float">
            <text:p>53</text:p>
          </table:table-cell>
          <table:table-cell table:style-name="ce18" table:formula="of:=VLOOKUP([.N$1];[$'weapon parameters'.$A:.$M];[.$B$100]+6;0)+VLOOKUP([.N$1];[$'weapon parameters'.$A:.$M];[.$B$100]+9;0)*[.N$4]*[.$A122]" office:value-type="float" office:value="52" calcext:value-type="float">
            <text:p>52</text:p>
          </table:table-cell>
          <table:table-cell table:style-name="ce18" table:formula="of:=VLOOKUP([.O$1];[$'weapon parameters'.$A:.$M];[.$B$100]+6;0)+VLOOKUP([.O$1];[$'weapon parameters'.$A:.$M];[.$B$100]+9;0)*[.O$4]*[.$A122]" office:value-type="float" office:value="48" calcext:value-type="float">
            <text:p>48</text:p>
          </table:table-cell>
          <table:table-cell table:style-name="ce18" table:formula="of:=VLOOKUP([.P$1];[$'weapon parameters'.$A:.$M];[.$B$100]+6;0)+VLOOKUP([.P$1];[$'weapon parameters'.$A:.$M];[.$B$100]+9;0)*[.P$4]*[.$A122]" office:value-type="float" office:value="80" calcext:value-type="float">
            <text:p>80</text:p>
          </table:table-cell>
          <table:table-cell table:style-name="ce18" table:formula="of:=VLOOKUP([.Q$1];[$'weapon parameters'.$A:.$M];[.$B$100]+6;0)+VLOOKUP([.Q$1];[$'weapon parameters'.$A:.$M];[.$B$100]+9;0)*[.Q$4]*[.$A122]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2</text:p>
          </table:table-cell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table:formula="of:=IF(ISBLANK([.B$2]);0;VLOOKUP([.B$2];[$'weapon parameters'.$A:.$M];[.$B$100]+6;0)+VLOOKUP([.B$2];[$'weapon parameters'.$A:.$M];[.$B$100]+9;0)*[.B$5]*[.$A124])" office:value-type="float" office:value="0" calcext:value-type="float">
            <text:p>0</text:p>
          </table:table-cell>
          <table:table-cell table:style-name="ce18" table:formula="of:=IF(ISBLANK([.C$2]);0;VLOOKUP([.C$2];[$'weapon parameters'.$A:.$M];[.$B$100]+6;0)+VLOOKUP([.C$2];[$'weapon parameters'.$A:.$M];[.$B$100]+9;0)*[.C$5]*[.$A124])" office:value-type="float" office:value="0" calcext:value-type="float">
            <text:p>0</text:p>
          </table:table-cell>
          <table:table-cell table:style-name="ce18" table:formula="of:=IF(ISBLANK([.D$2]);0;VLOOKUP([.D$2];[$'weapon parameters'.$A:.$M];[.$B$100]+6;0)+VLOOKUP([.D$2];[$'weapon parameters'.$A:.$M];[.$B$100]+9;0)*[.D$5]*[.$A124])" office:value-type="float" office:value="0" calcext:value-type="float">
            <text:p>0</text:p>
          </table:table-cell>
          <table:table-cell table:style-name="ce18" table:formula="of:=IF(ISBLANK([.E$2]);0;VLOOKUP([.E$2];[$'weapon parameters'.$A:.$M];[.$B$100]+6;0)+VLOOKUP([.E$2];[$'weapon parameters'.$A:.$M];[.$B$100]+9;0)*[.E$5]*[.$A124])" office:value-type="float" office:value="0" calcext:value-type="float">
            <text:p>0</text:p>
          </table:table-cell>
          <table:table-cell table:style-name="ce18" table:formula="of:=IF(ISBLANK([.F$2]);0;VLOOKUP([.F$2];[$'weapon parameters'.$A:.$M];[.$B$100]+6;0)+VLOOKUP([.F$2];[$'weapon parameters'.$A:.$M];[.$B$100]+9;0)*[.F$5]*[.$A124])" office:value-type="float" office:value="0" calcext:value-type="float">
            <text:p>0</text:p>
          </table:table-cell>
          <table:table-cell table:style-name="ce18" table:formula="of:=IF(ISBLANK([.G$2]);0;VLOOKUP([.G$2];[$'weapon parameters'.$A:.$M];[.$B$100]+6;0)+VLOOKUP([.G$2];[$'weapon parameters'.$A:.$M];[.$B$100]+9;0)*[.G$5]*[.$A124])" office:value-type="float" office:value="0" calcext:value-type="float">
            <text:p>0</text:p>
          </table:table-cell>
          <table:table-cell table:style-name="ce18" table:formula="of:=IF(ISBLANK([.H$2]);0;VLOOKUP([.H$2];[$'weapon parameters'.$A:.$M];[.$B$100]+6;0)+VLOOKUP([.H$2];[$'weapon parameters'.$A:.$M];[.$B$100]+9;0)*[.H$5]*[.$A124])" office:value-type="float" office:value="0" calcext:value-type="float">
            <text:p>0</text:p>
          </table:table-cell>
          <table:table-cell table:style-name="ce18" table:formula="of:=IF(ISBLANK([.I$2]);0;VLOOKUP([.I$2];[$'weapon parameters'.$A:.$M];[.$B$100]+6;0)+VLOOKUP([.I$2];[$'weapon parameters'.$A:.$M];[.$B$100]+9;0)*[.I$5]*[.$A124])" office:value-type="float" office:value="0" calcext:value-type="float">
            <text:p>0</text:p>
          </table:table-cell>
          <table:table-cell table:style-name="ce18" table:formula="of:=IF(ISBLANK([.J$2]);0;VLOOKUP([.J$2];[$'weapon parameters'.$A:.$M];[.$B$100]+6;0)+VLOOKUP([.J$2];[$'weapon parameters'.$A:.$M];[.$B$100]+9;0)*[.J$5]*[.$A124])" office:value-type="float" office:value="0" calcext:value-type="float">
            <text:p>0</text:p>
          </table:table-cell>
          <table:table-cell table:style-name="ce18" table:formula="of:=IF(ISBLANK([.K$2]);0;VLOOKUP([.K$2];[$'weapon parameters'.$A:.$M];[.$B$100]+6;0)+VLOOKUP([.K$2];[$'weapon parameters'.$A:.$M];[.$B$100]+9;0)*[.K$5]*[.$A124])" office:value-type="float" office:value="12.2" calcext:value-type="float">
            <text:p>12</text:p>
          </table:table-cell>
          <table:table-cell table:style-name="ce18" table:formula="of:=IF(ISBLANK([.L$2]);0;VLOOKUP([.L$2];[$'weapon parameters'.$A:.$M];[.$B$100]+6;0)+VLOOKUP([.L$2];[$'weapon parameters'.$A:.$M];[.$B$100]+9;0)*[.L$5]*[.$A124])" office:value-type="float" office:value="18" calcext:value-type="float">
            <text:p>18</text:p>
          </table:table-cell>
          <table:table-cell table:style-name="ce18" table:formula="of:=IF(ISBLANK([.M$2]);0;VLOOKUP([.M$2];[$'weapon parameters'.$A:.$M];[.$B$100]+6;0)+VLOOKUP([.M$2];[$'weapon parameters'.$A:.$M];[.$B$100]+9;0)*[.M$5]*[.$A124])" office:value-type="float" office:value="18" calcext:value-type="float">
            <text:p>18</text:p>
          </table:table-cell>
          <table:table-cell table:style-name="ce18" table:formula="of:=IF(ISBLANK([.N$2]);0;VLOOKUP([.N$2];[$'weapon parameters'.$A:.$M];[.$B$100]+6;0)+VLOOKUP([.N$2];[$'weapon parameters'.$A:.$M];[.$B$100]+9;0)*[.N$5]*[.$A124])" office:value-type="float" office:value="18" calcext:value-type="float">
            <text:p>18</text:p>
          </table:table-cell>
          <table:table-cell table:style-name="ce18" table:formula="of:=IF(ISBLANK([.O$2]);0;VLOOKUP([.O$2];[$'weapon parameters'.$A:.$M];[.$B$100]+6;0)+VLOOKUP([.O$2];[$'weapon parameters'.$A:.$M];[.$B$100]+9;0)*[.O$5]*[.$A124])" office:value-type="float" office:value="18" calcext:value-type="float">
            <text:p>18</text:p>
          </table:table-cell>
          <table:table-cell table:style-name="ce18" table:formula="of:=IF(ISBLANK([.P$2]);0;VLOOKUP([.P$2];[$'weapon parameters'.$A:.$M];[.$B$100]+6;0)+VLOOKUP([.P$2];[$'weapon parameters'.$A:.$M];[.$B$100]+9;0)*[.P$5]*[.$A124])" office:value-type="float" office:value="0" calcext:value-type="float">
            <text:p>0</text:p>
          </table:table-cell>
          <table:table-cell table:style-name="ce18" table:formula="of:=IF(ISBLANK([.Q$2]);0;VLOOKUP([.Q$2];[$'weapon parameters'.$A:.$M];[.$B$100]+6;0)+VLOOKUP([.Q$2];[$'weapon parameters'.$A:.$M];[.$B$100]+9;0)*[.Q$5]*[.$A124])" office:value-type="float" office:value="5.71314274283428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IF(ISBLANK([.B$2]);0;VLOOKUP([.B$2];[$'weapon parameters'.$A:.$M];[.$B$100]+6;0)+VLOOKUP([.B$2];[$'weapon parameters'.$A:.$M];[.$B$100]+9;0)*[.B$5]*[.$A125])" office:value-type="float" office:value="0" calcext:value-type="float">
            <text:p>0</text:p>
          </table:table-cell>
          <table:table-cell table:style-name="ce18" table:formula="of:=IF(ISBLANK([.C$2]);0;VLOOKUP([.C$2];[$'weapon parameters'.$A:.$M];[.$B$100]+6;0)+VLOOKUP([.C$2];[$'weapon parameters'.$A:.$M];[.$B$100]+9;0)*[.C$5]*[.$A125])" office:value-type="float" office:value="0" calcext:value-type="float">
            <text:p>0</text:p>
          </table:table-cell>
          <table:table-cell table:style-name="ce18" table:formula="of:=IF(ISBLANK([.D$2]);0;VLOOKUP([.D$2];[$'weapon parameters'.$A:.$M];[.$B$100]+6;0)+VLOOKUP([.D$2];[$'weapon parameters'.$A:.$M];[.$B$100]+9;0)*[.D$5]*[.$A125])" office:value-type="float" office:value="0" calcext:value-type="float">
            <text:p>0</text:p>
          </table:table-cell>
          <table:table-cell table:style-name="ce18" table:formula="of:=IF(ISBLANK([.E$2]);0;VLOOKUP([.E$2];[$'weapon parameters'.$A:.$M];[.$B$100]+6;0)+VLOOKUP([.E$2];[$'weapon parameters'.$A:.$M];[.$B$100]+9;0)*[.E$5]*[.$A125])" office:value-type="float" office:value="0" calcext:value-type="float">
            <text:p>0</text:p>
          </table:table-cell>
          <table:table-cell table:style-name="ce18" table:formula="of:=IF(ISBLANK([.F$2]);0;VLOOKUP([.F$2];[$'weapon parameters'.$A:.$M];[.$B$100]+6;0)+VLOOKUP([.F$2];[$'weapon parameters'.$A:.$M];[.$B$100]+9;0)*[.F$5]*[.$A125])" office:value-type="float" office:value="0" calcext:value-type="float">
            <text:p>0</text:p>
          </table:table-cell>
          <table:table-cell table:style-name="ce18" table:formula="of:=IF(ISBLANK([.G$2]);0;VLOOKUP([.G$2];[$'weapon parameters'.$A:.$M];[.$B$100]+6;0)+VLOOKUP([.G$2];[$'weapon parameters'.$A:.$M];[.$B$100]+9;0)*[.G$5]*[.$A125])" office:value-type="float" office:value="0" calcext:value-type="float">
            <text:p>0</text:p>
          </table:table-cell>
          <table:table-cell table:style-name="ce18" table:formula="of:=IF(ISBLANK([.H$2]);0;VLOOKUP([.H$2];[$'weapon parameters'.$A:.$M];[.$B$100]+6;0)+VLOOKUP([.H$2];[$'weapon parameters'.$A:.$M];[.$B$100]+9;0)*[.H$5]*[.$A125])" office:value-type="float" office:value="0" calcext:value-type="float">
            <text:p>0</text:p>
          </table:table-cell>
          <table:table-cell table:style-name="ce18" table:formula="of:=IF(ISBLANK([.I$2]);0;VLOOKUP([.I$2];[$'weapon parameters'.$A:.$M];[.$B$100]+6;0)+VLOOKUP([.I$2];[$'weapon parameters'.$A:.$M];[.$B$100]+9;0)*[.I$5]*[.$A125])" office:value-type="float" office:value="0" calcext:value-type="float">
            <text:p>0</text:p>
          </table:table-cell>
          <table:table-cell table:style-name="ce18" table:formula="of:=IF(ISBLANK([.J$2]);0;VLOOKUP([.J$2];[$'weapon parameters'.$A:.$M];[.$B$100]+6;0)+VLOOKUP([.J$2];[$'weapon parameters'.$A:.$M];[.$B$100]+9;0)*[.J$5]*[.$A125])" office:value-type="float" office:value="0" calcext:value-type="float">
            <text:p>0</text:p>
          </table:table-cell>
          <table:table-cell table:style-name="ce18" table:formula="of:=IF(ISBLANK([.K$2]);0;VLOOKUP([.K$2];[$'weapon parameters'.$A:.$M];[.$B$100]+6;0)+VLOOKUP([.K$2];[$'weapon parameters'.$A:.$M];[.$B$100]+9;0)*[.K$5]*[.$A125])" office:value-type="float" office:value="13.4" calcext:value-type="float">
            <text:p>13</text:p>
          </table:table-cell>
          <table:table-cell table:style-name="ce18" table:formula="of:=IF(ISBLANK([.L$2]);0;VLOOKUP([.L$2];[$'weapon parameters'.$A:.$M];[.$B$100]+6;0)+VLOOKUP([.L$2];[$'weapon parameters'.$A:.$M];[.$B$100]+9;0)*[.L$5]*[.$A125])" office:value-type="float" office:value="18" calcext:value-type="float">
            <text:p>18</text:p>
          </table:table-cell>
          <table:table-cell table:style-name="ce18" table:formula="of:=IF(ISBLANK([.M$2]);0;VLOOKUP([.M$2];[$'weapon parameters'.$A:.$M];[.$B$100]+6;0)+VLOOKUP([.M$2];[$'weapon parameters'.$A:.$M];[.$B$100]+9;0)*[.M$5]*[.$A125])" office:value-type="float" office:value="18" calcext:value-type="float">
            <text:p>18</text:p>
          </table:table-cell>
          <table:table-cell table:style-name="ce18" table:formula="of:=IF(ISBLANK([.N$2]);0;VLOOKUP([.N$2];[$'weapon parameters'.$A:.$M];[.$B$100]+6;0)+VLOOKUP([.N$2];[$'weapon parameters'.$A:.$M];[.$B$100]+9;0)*[.N$5]*[.$A125])" office:value-type="float" office:value="18" calcext:value-type="float">
            <text:p>18</text:p>
          </table:table-cell>
          <table:table-cell table:style-name="ce18" table:formula="of:=IF(ISBLANK([.O$2]);0;VLOOKUP([.O$2];[$'weapon parameters'.$A:.$M];[.$B$100]+6;0)+VLOOKUP([.O$2];[$'weapon parameters'.$A:.$M];[.$B$100]+9;0)*[.O$5]*[.$A125])" office:value-type="float" office:value="18" calcext:value-type="float">
            <text:p>18</text:p>
          </table:table-cell>
          <table:table-cell table:style-name="ce18" table:formula="of:=IF(ISBLANK([.P$2]);0;VLOOKUP([.P$2];[$'weapon parameters'.$A:.$M];[.$B$100]+6;0)+VLOOKUP([.P$2];[$'weapon parameters'.$A:.$M];[.$B$100]+9;0)*[.P$5]*[.$A125])" office:value-type="float" office:value="0" calcext:value-type="float">
            <text:p>0</text:p>
          </table:table-cell>
          <table:table-cell table:style-name="ce18" table:formula="of:=IF(ISBLANK([.Q$2]);0;VLOOKUP([.Q$2];[$'weapon parameters'.$A:.$M];[.$B$100]+6;0)+VLOOKUP([.Q$2];[$'weapon parameters'.$A:.$M];[.$B$100]+9;0)*[.Q$5]*[.$A125])" office:value-type="float" office:value="11.4262854856686" calcext:value-type="float">
            <text:p>11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formula="of:=IF(ISBLANK([.B$2]);0;VLOOKUP([.B$2];[$'weapon parameters'.$A:.$M];[.$B$100]+6;0)+VLOOKUP([.B$2];[$'weapon parameters'.$A:.$M];[.$B$100]+9;0)*[.B$5]*[.$A126])" office:value-type="float" office:value="0" calcext:value-type="float">
            <text:p>0</text:p>
          </table:table-cell>
          <table:table-cell table:style-name="ce18" table:formula="of:=IF(ISBLANK([.C$2]);0;VLOOKUP([.C$2];[$'weapon parameters'.$A:.$M];[.$B$100]+6;0)+VLOOKUP([.C$2];[$'weapon parameters'.$A:.$M];[.$B$100]+9;0)*[.C$5]*[.$A126])" office:value-type="float" office:value="0" calcext:value-type="float">
            <text:p>0</text:p>
          </table:table-cell>
          <table:table-cell table:style-name="ce18" table:formula="of:=IF(ISBLANK([.D$2]);0;VLOOKUP([.D$2];[$'weapon parameters'.$A:.$M];[.$B$100]+6;0)+VLOOKUP([.D$2];[$'weapon parameters'.$A:.$M];[.$B$100]+9;0)*[.D$5]*[.$A126])" office:value-type="float" office:value="0" calcext:value-type="float">
            <text:p>0</text:p>
          </table:table-cell>
          <table:table-cell table:style-name="ce18" table:formula="of:=IF(ISBLANK([.E$2]);0;VLOOKUP([.E$2];[$'weapon parameters'.$A:.$M];[.$B$100]+6;0)+VLOOKUP([.E$2];[$'weapon parameters'.$A:.$M];[.$B$100]+9;0)*[.E$5]*[.$A126])" office:value-type="float" office:value="0" calcext:value-type="float">
            <text:p>0</text:p>
          </table:table-cell>
          <table:table-cell table:style-name="ce18" table:formula="of:=IF(ISBLANK([.F$2]);0;VLOOKUP([.F$2];[$'weapon parameters'.$A:.$M];[.$B$100]+6;0)+VLOOKUP([.F$2];[$'weapon parameters'.$A:.$M];[.$B$100]+9;0)*[.F$5]*[.$A126])" office:value-type="float" office:value="0" calcext:value-type="float">
            <text:p>0</text:p>
          </table:table-cell>
          <table:table-cell table:style-name="ce18" table:formula="of:=IF(ISBLANK([.G$2]);0;VLOOKUP([.G$2];[$'weapon parameters'.$A:.$M];[.$B$100]+6;0)+VLOOKUP([.G$2];[$'weapon parameters'.$A:.$M];[.$B$100]+9;0)*[.G$5]*[.$A126])" office:value-type="float" office:value="0" calcext:value-type="float">
            <text:p>0</text:p>
          </table:table-cell>
          <table:table-cell table:style-name="ce18" table:formula="of:=IF(ISBLANK([.H$2]);0;VLOOKUP([.H$2];[$'weapon parameters'.$A:.$M];[.$B$100]+6;0)+VLOOKUP([.H$2];[$'weapon parameters'.$A:.$M];[.$B$100]+9;0)*[.H$5]*[.$A126])" office:value-type="float" office:value="0" calcext:value-type="float">
            <text:p>0</text:p>
          </table:table-cell>
          <table:table-cell table:style-name="ce18" table:formula="of:=IF(ISBLANK([.I$2]);0;VLOOKUP([.I$2];[$'weapon parameters'.$A:.$M];[.$B$100]+6;0)+VLOOKUP([.I$2];[$'weapon parameters'.$A:.$M];[.$B$100]+9;0)*[.I$5]*[.$A126])" office:value-type="float" office:value="0" calcext:value-type="float">
            <text:p>0</text:p>
          </table:table-cell>
          <table:table-cell table:style-name="ce18" table:formula="of:=IF(ISBLANK([.J$2]);0;VLOOKUP([.J$2];[$'weapon parameters'.$A:.$M];[.$B$100]+6;0)+VLOOKUP([.J$2];[$'weapon parameters'.$A:.$M];[.$B$100]+9;0)*[.J$5]*[.$A126])" office:value-type="float" office:value="0" calcext:value-type="float">
            <text:p>0</text:p>
          </table:table-cell>
          <table:table-cell table:style-name="ce18" table:formula="of:=IF(ISBLANK([.K$2]);0;VLOOKUP([.K$2];[$'weapon parameters'.$A:.$M];[.$B$100]+6;0)+VLOOKUP([.K$2];[$'weapon parameters'.$A:.$M];[.$B$100]+9;0)*[.K$5]*[.$A126])" office:value-type="float" office:value="14.6" calcext:value-type="float">
            <text:p>15</text:p>
          </table:table-cell>
          <table:table-cell table:style-name="ce18" table:formula="of:=IF(ISBLANK([.L$2]);0;VLOOKUP([.L$2];[$'weapon parameters'.$A:.$M];[.$B$100]+6;0)+VLOOKUP([.L$2];[$'weapon parameters'.$A:.$M];[.$B$100]+9;0)*[.L$5]*[.$A126])" office:value-type="float" office:value="18" calcext:value-type="float">
            <text:p>18</text:p>
          </table:table-cell>
          <table:table-cell table:style-name="ce18" table:formula="of:=IF(ISBLANK([.M$2]);0;VLOOKUP([.M$2];[$'weapon parameters'.$A:.$M];[.$B$100]+6;0)+VLOOKUP([.M$2];[$'weapon parameters'.$A:.$M];[.$B$100]+9;0)*[.M$5]*[.$A126])" office:value-type="float" office:value="18" calcext:value-type="float">
            <text:p>18</text:p>
          </table:table-cell>
          <table:table-cell table:style-name="ce18" table:formula="of:=IF(ISBLANK([.N$2]);0;VLOOKUP([.N$2];[$'weapon parameters'.$A:.$M];[.$B$100]+6;0)+VLOOKUP([.N$2];[$'weapon parameters'.$A:.$M];[.$B$100]+9;0)*[.N$5]*[.$A126])" office:value-type="float" office:value="18" calcext:value-type="float">
            <text:p>18</text:p>
          </table:table-cell>
          <table:table-cell table:style-name="ce18" table:formula="of:=IF(ISBLANK([.O$2]);0;VLOOKUP([.O$2];[$'weapon parameters'.$A:.$M];[.$B$100]+6;0)+VLOOKUP([.O$2];[$'weapon parameters'.$A:.$M];[.$B$100]+9;0)*[.O$5]*[.$A126])" office:value-type="float" office:value="18" calcext:value-type="float">
            <text:p>18</text:p>
          </table:table-cell>
          <table:table-cell table:style-name="ce18" table:formula="of:=IF(ISBLANK([.P$2]);0;VLOOKUP([.P$2];[$'weapon parameters'.$A:.$M];[.$B$100]+6;0)+VLOOKUP([.P$2];[$'weapon parameters'.$A:.$M];[.$B$100]+9;0)*[.P$5]*[.$A126])" office:value-type="float" office:value="0" calcext:value-type="float">
            <text:p>0</text:p>
          </table:table-cell>
          <table:table-cell table:style-name="ce18" table:formula="of:=IF(ISBLANK([.Q$2]);0;VLOOKUP([.Q$2];[$'weapon parameters'.$A:.$M];[.$B$100]+6;0)+VLOOKUP([.Q$2];[$'weapon parameters'.$A:.$M];[.$B$100]+9;0)*[.Q$5]*[.$A126])" office:value-type="float" office:value="17.1394282285028" calcext:value-type="float">
            <text:p>17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formula="of:=IF(ISBLANK([.B$2]);0;VLOOKUP([.B$2];[$'weapon parameters'.$A:.$M];[.$B$100]+6;0)+VLOOKUP([.B$2];[$'weapon parameters'.$A:.$M];[.$B$100]+9;0)*[.B$5]*[.$A127])" office:value-type="float" office:value="0" calcext:value-type="float">
            <text:p>0</text:p>
          </table:table-cell>
          <table:table-cell table:style-name="ce18" table:formula="of:=IF(ISBLANK([.C$2]);0;VLOOKUP([.C$2];[$'weapon parameters'.$A:.$M];[.$B$100]+6;0)+VLOOKUP([.C$2];[$'weapon parameters'.$A:.$M];[.$B$100]+9;0)*[.C$5]*[.$A127])" office:value-type="float" office:value="0" calcext:value-type="float">
            <text:p>0</text:p>
          </table:table-cell>
          <table:table-cell table:style-name="ce18" table:formula="of:=IF(ISBLANK([.D$2]);0;VLOOKUP([.D$2];[$'weapon parameters'.$A:.$M];[.$B$100]+6;0)+VLOOKUP([.D$2];[$'weapon parameters'.$A:.$M];[.$B$100]+9;0)*[.D$5]*[.$A127])" office:value-type="float" office:value="0" calcext:value-type="float">
            <text:p>0</text:p>
          </table:table-cell>
          <table:table-cell table:style-name="ce18" table:formula="of:=IF(ISBLANK([.E$2]);0;VLOOKUP([.E$2];[$'weapon parameters'.$A:.$M];[.$B$100]+6;0)+VLOOKUP([.E$2];[$'weapon parameters'.$A:.$M];[.$B$100]+9;0)*[.E$5]*[.$A127])" office:value-type="float" office:value="0" calcext:value-type="float">
            <text:p>0</text:p>
          </table:table-cell>
          <table:table-cell table:style-name="ce18" table:formula="of:=IF(ISBLANK([.F$2]);0;VLOOKUP([.F$2];[$'weapon parameters'.$A:.$M];[.$B$100]+6;0)+VLOOKUP([.F$2];[$'weapon parameters'.$A:.$M];[.$B$100]+9;0)*[.F$5]*[.$A127])" office:value-type="float" office:value="0" calcext:value-type="float">
            <text:p>0</text:p>
          </table:table-cell>
          <table:table-cell table:style-name="ce18" table:formula="of:=IF(ISBLANK([.G$2]);0;VLOOKUP([.G$2];[$'weapon parameters'.$A:.$M];[.$B$100]+6;0)+VLOOKUP([.G$2];[$'weapon parameters'.$A:.$M];[.$B$100]+9;0)*[.G$5]*[.$A127])" office:value-type="float" office:value="0" calcext:value-type="float">
            <text:p>0</text:p>
          </table:table-cell>
          <table:table-cell table:style-name="ce18" table:formula="of:=IF(ISBLANK([.H$2]);0;VLOOKUP([.H$2];[$'weapon parameters'.$A:.$M];[.$B$100]+6;0)+VLOOKUP([.H$2];[$'weapon parameters'.$A:.$M];[.$B$100]+9;0)*[.H$5]*[.$A127])" office:value-type="float" office:value="0" calcext:value-type="float">
            <text:p>0</text:p>
          </table:table-cell>
          <table:table-cell table:style-name="ce18" table:formula="of:=IF(ISBLANK([.I$2]);0;VLOOKUP([.I$2];[$'weapon parameters'.$A:.$M];[.$B$100]+6;0)+VLOOKUP([.I$2];[$'weapon parameters'.$A:.$M];[.$B$100]+9;0)*[.I$5]*[.$A127])" office:value-type="float" office:value="0" calcext:value-type="float">
            <text:p>0</text:p>
          </table:table-cell>
          <table:table-cell table:style-name="ce18" table:formula="of:=IF(ISBLANK([.J$2]);0;VLOOKUP([.J$2];[$'weapon parameters'.$A:.$M];[.$B$100]+6;0)+VLOOKUP([.J$2];[$'weapon parameters'.$A:.$M];[.$B$100]+9;0)*[.J$5]*[.$A127])" office:value-type="float" office:value="0" calcext:value-type="float">
            <text:p>0</text:p>
          </table:table-cell>
          <table:table-cell table:style-name="ce18" table:formula="of:=IF(ISBLANK([.K$2]);0;VLOOKUP([.K$2];[$'weapon parameters'.$A:.$M];[.$B$100]+6;0)+VLOOKUP([.K$2];[$'weapon parameters'.$A:.$M];[.$B$100]+9;0)*[.K$5]*[.$A127])" office:value-type="float" office:value="15.8" calcext:value-type="float">
            <text:p>16</text:p>
          </table:table-cell>
          <table:table-cell table:style-name="ce18" table:formula="of:=IF(ISBLANK([.L$2]);0;VLOOKUP([.L$2];[$'weapon parameters'.$A:.$M];[.$B$100]+6;0)+VLOOKUP([.L$2];[$'weapon parameters'.$A:.$M];[.$B$100]+9;0)*[.L$5]*[.$A127])" office:value-type="float" office:value="18" calcext:value-type="float">
            <text:p>18</text:p>
          </table:table-cell>
          <table:table-cell table:style-name="ce18" table:formula="of:=IF(ISBLANK([.M$2]);0;VLOOKUP([.M$2];[$'weapon parameters'.$A:.$M];[.$B$100]+6;0)+VLOOKUP([.M$2];[$'weapon parameters'.$A:.$M];[.$B$100]+9;0)*[.M$5]*[.$A127])" office:value-type="float" office:value="18" calcext:value-type="float">
            <text:p>18</text:p>
          </table:table-cell>
          <table:table-cell table:style-name="ce18" table:formula="of:=IF(ISBLANK([.N$2]);0;VLOOKUP([.N$2];[$'weapon parameters'.$A:.$M];[.$B$100]+6;0)+VLOOKUP([.N$2];[$'weapon parameters'.$A:.$M];[.$B$100]+9;0)*[.N$5]*[.$A127])" office:value-type="float" office:value="18" calcext:value-type="float">
            <text:p>18</text:p>
          </table:table-cell>
          <table:table-cell table:style-name="ce18" table:formula="of:=IF(ISBLANK([.O$2]);0;VLOOKUP([.O$2];[$'weapon parameters'.$A:.$M];[.$B$100]+6;0)+VLOOKUP([.O$2];[$'weapon parameters'.$A:.$M];[.$B$100]+9;0)*[.O$5]*[.$A127])" office:value-type="float" office:value="18" calcext:value-type="float">
            <text:p>18</text:p>
          </table:table-cell>
          <table:table-cell table:style-name="ce18" table:formula="of:=IF(ISBLANK([.P$2]);0;VLOOKUP([.P$2];[$'weapon parameters'.$A:.$M];[.$B$100]+6;0)+VLOOKUP([.P$2];[$'weapon parameters'.$A:.$M];[.$B$100]+9;0)*[.P$5]*[.$A127])" office:value-type="float" office:value="0" calcext:value-type="float">
            <text:p>0</text:p>
          </table:table-cell>
          <table:table-cell table:style-name="ce18" table:formula="of:=IF(ISBLANK([.Q$2]);0;VLOOKUP([.Q$2];[$'weapon parameters'.$A:.$M];[.$B$100]+6;0)+VLOOKUP([.Q$2];[$'weapon parameters'.$A:.$M];[.$B$100]+9;0)*[.Q$5]*[.$A127])" office:value-type="float" office:value="22.8525709713371" calcext:value-type="float">
            <text:p>23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table:formula="of:=IF(ISBLANK([.B$2]);0;VLOOKUP([.B$2];[$'weapon parameters'.$A:.$M];[.$B$100]+6;0)+VLOOKUP([.B$2];[$'weapon parameters'.$A:.$M];[.$B$100]+9;0)*[.B$5]*[.$A128])" office:value-type="float" office:value="0" calcext:value-type="float">
            <text:p>0</text:p>
          </table:table-cell>
          <table:table-cell table:style-name="ce18" table:formula="of:=IF(ISBLANK([.C$2]);0;VLOOKUP([.C$2];[$'weapon parameters'.$A:.$M];[.$B$100]+6;0)+VLOOKUP([.C$2];[$'weapon parameters'.$A:.$M];[.$B$100]+9;0)*[.C$5]*[.$A128])" office:value-type="float" office:value="0" calcext:value-type="float">
            <text:p>0</text:p>
          </table:table-cell>
          <table:table-cell table:style-name="ce18" table:formula="of:=IF(ISBLANK([.D$2]);0;VLOOKUP([.D$2];[$'weapon parameters'.$A:.$M];[.$B$100]+6;0)+VLOOKUP([.D$2];[$'weapon parameters'.$A:.$M];[.$B$100]+9;0)*[.D$5]*[.$A128])" office:value-type="float" office:value="0" calcext:value-type="float">
            <text:p>0</text:p>
          </table:table-cell>
          <table:table-cell table:style-name="ce18" table:formula="of:=IF(ISBLANK([.E$2]);0;VLOOKUP([.E$2];[$'weapon parameters'.$A:.$M];[.$B$100]+6;0)+VLOOKUP([.E$2];[$'weapon parameters'.$A:.$M];[.$B$100]+9;0)*[.E$5]*[.$A128])" office:value-type="float" office:value="0" calcext:value-type="float">
            <text:p>0</text:p>
          </table:table-cell>
          <table:table-cell table:style-name="ce18" table:formula="of:=IF(ISBLANK([.F$2]);0;VLOOKUP([.F$2];[$'weapon parameters'.$A:.$M];[.$B$100]+6;0)+VLOOKUP([.F$2];[$'weapon parameters'.$A:.$M];[.$B$100]+9;0)*[.F$5]*[.$A128])" office:value-type="float" office:value="0" calcext:value-type="float">
            <text:p>0</text:p>
          </table:table-cell>
          <table:table-cell table:style-name="ce18" table:formula="of:=IF(ISBLANK([.G$2]);0;VLOOKUP([.G$2];[$'weapon parameters'.$A:.$M];[.$B$100]+6;0)+VLOOKUP([.G$2];[$'weapon parameters'.$A:.$M];[.$B$100]+9;0)*[.G$5]*[.$A128])" office:value-type="float" office:value="0" calcext:value-type="float">
            <text:p>0</text:p>
          </table:table-cell>
          <table:table-cell table:style-name="ce18" table:formula="of:=IF(ISBLANK([.H$2]);0;VLOOKUP([.H$2];[$'weapon parameters'.$A:.$M];[.$B$100]+6;0)+VLOOKUP([.H$2];[$'weapon parameters'.$A:.$M];[.$B$100]+9;0)*[.H$5]*[.$A128])" office:value-type="float" office:value="0" calcext:value-type="float">
            <text:p>0</text:p>
          </table:table-cell>
          <table:table-cell table:style-name="ce18" table:formula="of:=IF(ISBLANK([.I$2]);0;VLOOKUP([.I$2];[$'weapon parameters'.$A:.$M];[.$B$100]+6;0)+VLOOKUP([.I$2];[$'weapon parameters'.$A:.$M];[.$B$100]+9;0)*[.I$5]*[.$A128])" office:value-type="float" office:value="0" calcext:value-type="float">
            <text:p>0</text:p>
          </table:table-cell>
          <table:table-cell table:style-name="ce18" table:formula="of:=IF(ISBLANK([.J$2]);0;VLOOKUP([.J$2];[$'weapon parameters'.$A:.$M];[.$B$100]+6;0)+VLOOKUP([.J$2];[$'weapon parameters'.$A:.$M];[.$B$100]+9;0)*[.J$5]*[.$A128])" office:value-type="float" office:value="0" calcext:value-type="float">
            <text:p>0</text:p>
          </table:table-cell>
          <table:table-cell table:style-name="ce18" table:formula="of:=IF(ISBLANK([.K$2]);0;VLOOKUP([.K$2];[$'weapon parameters'.$A:.$M];[.$B$100]+6;0)+VLOOKUP([.K$2];[$'weapon parameters'.$A:.$M];[.$B$100]+9;0)*[.K$5]*[.$A128])" office:value-type="float" office:value="17" calcext:value-type="float">
            <text:p>17</text:p>
          </table:table-cell>
          <table:table-cell table:style-name="ce18" table:formula="of:=IF(ISBLANK([.L$2]);0;VLOOKUP([.L$2];[$'weapon parameters'.$A:.$M];[.$B$100]+6;0)+VLOOKUP([.L$2];[$'weapon parameters'.$A:.$M];[.$B$100]+9;0)*[.L$5]*[.$A128])" office:value-type="float" office:value="18" calcext:value-type="float">
            <text:p>18</text:p>
          </table:table-cell>
          <table:table-cell table:style-name="ce18" table:formula="of:=IF(ISBLANK([.M$2]);0;VLOOKUP([.M$2];[$'weapon parameters'.$A:.$M];[.$B$100]+6;0)+VLOOKUP([.M$2];[$'weapon parameters'.$A:.$M];[.$B$100]+9;0)*[.M$5]*[.$A128])" office:value-type="float" office:value="18" calcext:value-type="float">
            <text:p>18</text:p>
          </table:table-cell>
          <table:table-cell table:style-name="ce18" table:formula="of:=IF(ISBLANK([.N$2]);0;VLOOKUP([.N$2];[$'weapon parameters'.$A:.$M];[.$B$100]+6;0)+VLOOKUP([.N$2];[$'weapon parameters'.$A:.$M];[.$B$100]+9;0)*[.N$5]*[.$A128])" office:value-type="float" office:value="18" calcext:value-type="float">
            <text:p>18</text:p>
          </table:table-cell>
          <table:table-cell table:style-name="ce18" table:formula="of:=IF(ISBLANK([.O$2]);0;VLOOKUP([.O$2];[$'weapon parameters'.$A:.$M];[.$B$100]+6;0)+VLOOKUP([.O$2];[$'weapon parameters'.$A:.$M];[.$B$100]+9;0)*[.O$5]*[.$A128])" office:value-type="float" office:value="18" calcext:value-type="float">
            <text:p>18</text:p>
          </table:table-cell>
          <table:table-cell table:style-name="ce18" table:formula="of:=IF(ISBLANK([.P$2]);0;VLOOKUP([.P$2];[$'weapon parameters'.$A:.$M];[.$B$100]+6;0)+VLOOKUP([.P$2];[$'weapon parameters'.$A:.$M];[.$B$100]+9;0)*[.P$5]*[.$A128])" office:value-type="float" office:value="0" calcext:value-type="float">
            <text:p>0</text:p>
          </table:table-cell>
          <table:table-cell table:style-name="ce18" table:formula="of:=IF(ISBLANK([.Q$2]);0;VLOOKUP([.Q$2];[$'weapon parameters'.$A:.$M];[.$B$100]+6;0)+VLOOKUP([.Q$2];[$'weapon parameters'.$A:.$M];[.$B$100]+9;0)*[.Q$5]*[.$A128])" office:value-type="float" office:value="28.5657137141714" calcext:value-type="float">
            <text:p>29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table:formula="of:=IF(ISBLANK([.B$2]);0;VLOOKUP([.B$2];[$'weapon parameters'.$A:.$M];[.$B$100]+6;0)+VLOOKUP([.B$2];[$'weapon parameters'.$A:.$M];[.$B$100]+9;0)*[.B$5]*[.$A129])" office:value-type="float" office:value="0" calcext:value-type="float">
            <text:p>0</text:p>
          </table:table-cell>
          <table:table-cell table:style-name="ce18" table:formula="of:=IF(ISBLANK([.C$2]);0;VLOOKUP([.C$2];[$'weapon parameters'.$A:.$M];[.$B$100]+6;0)+VLOOKUP([.C$2];[$'weapon parameters'.$A:.$M];[.$B$100]+9;0)*[.C$5]*[.$A129])" office:value-type="float" office:value="0" calcext:value-type="float">
            <text:p>0</text:p>
          </table:table-cell>
          <table:table-cell table:style-name="ce18" table:formula="of:=IF(ISBLANK([.D$2]);0;VLOOKUP([.D$2];[$'weapon parameters'.$A:.$M];[.$B$100]+6;0)+VLOOKUP([.D$2];[$'weapon parameters'.$A:.$M];[.$B$100]+9;0)*[.D$5]*[.$A129])" office:value-type="float" office:value="0" calcext:value-type="float">
            <text:p>0</text:p>
          </table:table-cell>
          <table:table-cell table:style-name="ce18" table:formula="of:=IF(ISBLANK([.E$2]);0;VLOOKUP([.E$2];[$'weapon parameters'.$A:.$M];[.$B$100]+6;0)+VLOOKUP([.E$2];[$'weapon parameters'.$A:.$M];[.$B$100]+9;0)*[.E$5]*[.$A129])" office:value-type="float" office:value="0" calcext:value-type="float">
            <text:p>0</text:p>
          </table:table-cell>
          <table:table-cell table:style-name="ce18" table:formula="of:=IF(ISBLANK([.F$2]);0;VLOOKUP([.F$2];[$'weapon parameters'.$A:.$M];[.$B$100]+6;0)+VLOOKUP([.F$2];[$'weapon parameters'.$A:.$M];[.$B$100]+9;0)*[.F$5]*[.$A129])" office:value-type="float" office:value="0" calcext:value-type="float">
            <text:p>0</text:p>
          </table:table-cell>
          <table:table-cell table:style-name="ce18" table:formula="of:=IF(ISBLANK([.G$2]);0;VLOOKUP([.G$2];[$'weapon parameters'.$A:.$M];[.$B$100]+6;0)+VLOOKUP([.G$2];[$'weapon parameters'.$A:.$M];[.$B$100]+9;0)*[.G$5]*[.$A129])" office:value-type="float" office:value="0" calcext:value-type="float">
            <text:p>0</text:p>
          </table:table-cell>
          <table:table-cell table:style-name="ce18" table:formula="of:=IF(ISBLANK([.H$2]);0;VLOOKUP([.H$2];[$'weapon parameters'.$A:.$M];[.$B$100]+6;0)+VLOOKUP([.H$2];[$'weapon parameters'.$A:.$M];[.$B$100]+9;0)*[.H$5]*[.$A129])" office:value-type="float" office:value="0" calcext:value-type="float">
            <text:p>0</text:p>
          </table:table-cell>
          <table:table-cell table:style-name="ce18" table:formula="of:=IF(ISBLANK([.I$2]);0;VLOOKUP([.I$2];[$'weapon parameters'.$A:.$M];[.$B$100]+6;0)+VLOOKUP([.I$2];[$'weapon parameters'.$A:.$M];[.$B$100]+9;0)*[.I$5]*[.$A129])" office:value-type="float" office:value="0" calcext:value-type="float">
            <text:p>0</text:p>
          </table:table-cell>
          <table:table-cell table:style-name="ce18" table:formula="of:=IF(ISBLANK([.J$2]);0;VLOOKUP([.J$2];[$'weapon parameters'.$A:.$M];[.$B$100]+6;0)+VLOOKUP([.J$2];[$'weapon parameters'.$A:.$M];[.$B$100]+9;0)*[.J$5]*[.$A129])" office:value-type="float" office:value="0" calcext:value-type="float">
            <text:p>0</text:p>
          </table:table-cell>
          <table:table-cell table:style-name="ce18" table:formula="of:=IF(ISBLANK([.K$2]);0;VLOOKUP([.K$2];[$'weapon parameters'.$A:.$M];[.$B$100]+6;0)+VLOOKUP([.K$2];[$'weapon parameters'.$A:.$M];[.$B$100]+9;0)*[.K$5]*[.$A129])" office:value-type="float" office:value="18.2" calcext:value-type="float">
            <text:p>18</text:p>
          </table:table-cell>
          <table:table-cell table:style-name="ce18" table:formula="of:=IF(ISBLANK([.L$2]);0;VLOOKUP([.L$2];[$'weapon parameters'.$A:.$M];[.$B$100]+6;0)+VLOOKUP([.L$2];[$'weapon parameters'.$A:.$M];[.$B$100]+9;0)*[.L$5]*[.$A129])" office:value-type="float" office:value="18" calcext:value-type="float">
            <text:p>18</text:p>
          </table:table-cell>
          <table:table-cell table:style-name="ce18" table:formula="of:=IF(ISBLANK([.M$2]);0;VLOOKUP([.M$2];[$'weapon parameters'.$A:.$M];[.$B$100]+6;0)+VLOOKUP([.M$2];[$'weapon parameters'.$A:.$M];[.$B$100]+9;0)*[.M$5]*[.$A129])" office:value-type="float" office:value="18" calcext:value-type="float">
            <text:p>18</text:p>
          </table:table-cell>
          <table:table-cell table:style-name="ce18" table:formula="of:=IF(ISBLANK([.N$2]);0;VLOOKUP([.N$2];[$'weapon parameters'.$A:.$M];[.$B$100]+6;0)+VLOOKUP([.N$2];[$'weapon parameters'.$A:.$M];[.$B$100]+9;0)*[.N$5]*[.$A129])" office:value-type="float" office:value="18" calcext:value-type="float">
            <text:p>18</text:p>
          </table:table-cell>
          <table:table-cell table:style-name="ce18" table:formula="of:=IF(ISBLANK([.O$2]);0;VLOOKUP([.O$2];[$'weapon parameters'.$A:.$M];[.$B$100]+6;0)+VLOOKUP([.O$2];[$'weapon parameters'.$A:.$M];[.$B$100]+9;0)*[.O$5]*[.$A129])" office:value-type="float" office:value="18" calcext:value-type="float">
            <text:p>18</text:p>
          </table:table-cell>
          <table:table-cell table:style-name="ce18" table:formula="of:=IF(ISBLANK([.P$2]);0;VLOOKUP([.P$2];[$'weapon parameters'.$A:.$M];[.$B$100]+6;0)+VLOOKUP([.P$2];[$'weapon parameters'.$A:.$M];[.$B$100]+9;0)*[.P$5]*[.$A129])" office:value-type="float" office:value="0" calcext:value-type="float">
            <text:p>0</text:p>
          </table:table-cell>
          <table:table-cell table:style-name="ce18" table:formula="of:=IF(ISBLANK([.Q$2]);0;VLOOKUP([.Q$2];[$'weapon parameters'.$A:.$M];[.$B$100]+6;0)+VLOOKUP([.Q$2];[$'weapon parameters'.$A:.$M];[.$B$100]+9;0)*[.Q$5]*[.$A129])" office:value-type="float" office:value="34.2788564570057" calcext:value-type="float">
            <text:p>34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table:formula="of:=IF(ISBLANK([.B$2]);0;VLOOKUP([.B$2];[$'weapon parameters'.$A:.$M];[.$B$100]+6;0)+VLOOKUP([.B$2];[$'weapon parameters'.$A:.$M];[.$B$100]+9;0)*[.B$5]*[.$A130])" office:value-type="float" office:value="0" calcext:value-type="float">
            <text:p>0</text:p>
          </table:table-cell>
          <table:table-cell table:style-name="ce18" table:formula="of:=IF(ISBLANK([.C$2]);0;VLOOKUP([.C$2];[$'weapon parameters'.$A:.$M];[.$B$100]+6;0)+VLOOKUP([.C$2];[$'weapon parameters'.$A:.$M];[.$B$100]+9;0)*[.C$5]*[.$A130])" office:value-type="float" office:value="0" calcext:value-type="float">
            <text:p>0</text:p>
          </table:table-cell>
          <table:table-cell table:style-name="ce18" table:formula="of:=IF(ISBLANK([.D$2]);0;VLOOKUP([.D$2];[$'weapon parameters'.$A:.$M];[.$B$100]+6;0)+VLOOKUP([.D$2];[$'weapon parameters'.$A:.$M];[.$B$100]+9;0)*[.D$5]*[.$A130])" office:value-type="float" office:value="0" calcext:value-type="float">
            <text:p>0</text:p>
          </table:table-cell>
          <table:table-cell table:style-name="ce18" table:formula="of:=IF(ISBLANK([.E$2]);0;VLOOKUP([.E$2];[$'weapon parameters'.$A:.$M];[.$B$100]+6;0)+VLOOKUP([.E$2];[$'weapon parameters'.$A:.$M];[.$B$100]+9;0)*[.E$5]*[.$A130])" office:value-type="float" office:value="0" calcext:value-type="float">
            <text:p>0</text:p>
          </table:table-cell>
          <table:table-cell table:style-name="ce18" table:formula="of:=IF(ISBLANK([.F$2]);0;VLOOKUP([.F$2];[$'weapon parameters'.$A:.$M];[.$B$100]+6;0)+VLOOKUP([.F$2];[$'weapon parameters'.$A:.$M];[.$B$100]+9;0)*[.F$5]*[.$A130])" office:value-type="float" office:value="0" calcext:value-type="float">
            <text:p>0</text:p>
          </table:table-cell>
          <table:table-cell table:style-name="ce18" table:formula="of:=IF(ISBLANK([.G$2]);0;VLOOKUP([.G$2];[$'weapon parameters'.$A:.$M];[.$B$100]+6;0)+VLOOKUP([.G$2];[$'weapon parameters'.$A:.$M];[.$B$100]+9;0)*[.G$5]*[.$A130])" office:value-type="float" office:value="0" calcext:value-type="float">
            <text:p>0</text:p>
          </table:table-cell>
          <table:table-cell table:style-name="ce18" table:formula="of:=IF(ISBLANK([.H$2]);0;VLOOKUP([.H$2];[$'weapon parameters'.$A:.$M];[.$B$100]+6;0)+VLOOKUP([.H$2];[$'weapon parameters'.$A:.$M];[.$B$100]+9;0)*[.H$5]*[.$A130])" office:value-type="float" office:value="0" calcext:value-type="float">
            <text:p>0</text:p>
          </table:table-cell>
          <table:table-cell table:style-name="ce18" table:formula="of:=IF(ISBLANK([.I$2]);0;VLOOKUP([.I$2];[$'weapon parameters'.$A:.$M];[.$B$100]+6;0)+VLOOKUP([.I$2];[$'weapon parameters'.$A:.$M];[.$B$100]+9;0)*[.I$5]*[.$A130])" office:value-type="float" office:value="0" calcext:value-type="float">
            <text:p>0</text:p>
          </table:table-cell>
          <table:table-cell table:style-name="ce18" table:formula="of:=IF(ISBLANK([.J$2]);0;VLOOKUP([.J$2];[$'weapon parameters'.$A:.$M];[.$B$100]+6;0)+VLOOKUP([.J$2];[$'weapon parameters'.$A:.$M];[.$B$100]+9;0)*[.J$5]*[.$A130])" office:value-type="float" office:value="0" calcext:value-type="float">
            <text:p>0</text:p>
          </table:table-cell>
          <table:table-cell table:style-name="ce18" table:formula="of:=IF(ISBLANK([.K$2]);0;VLOOKUP([.K$2];[$'weapon parameters'.$A:.$M];[.$B$100]+6;0)+VLOOKUP([.K$2];[$'weapon parameters'.$A:.$M];[.$B$100]+9;0)*[.K$5]*[.$A130])" office:value-type="float" office:value="19.4" calcext:value-type="float">
            <text:p>19</text:p>
          </table:table-cell>
          <table:table-cell table:style-name="ce18" table:formula="of:=IF(ISBLANK([.L$2]);0;VLOOKUP([.L$2];[$'weapon parameters'.$A:.$M];[.$B$100]+6;0)+VLOOKUP([.L$2];[$'weapon parameters'.$A:.$M];[.$B$100]+9;0)*[.L$5]*[.$A130])" office:value-type="float" office:value="18" calcext:value-type="float">
            <text:p>18</text:p>
          </table:table-cell>
          <table:table-cell table:style-name="ce18" table:formula="of:=IF(ISBLANK([.M$2]);0;VLOOKUP([.M$2];[$'weapon parameters'.$A:.$M];[.$B$100]+6;0)+VLOOKUP([.M$2];[$'weapon parameters'.$A:.$M];[.$B$100]+9;0)*[.M$5]*[.$A130])" office:value-type="float" office:value="18" calcext:value-type="float">
            <text:p>18</text:p>
          </table:table-cell>
          <table:table-cell table:style-name="ce18" table:formula="of:=IF(ISBLANK([.N$2]);0;VLOOKUP([.N$2];[$'weapon parameters'.$A:.$M];[.$B$100]+6;0)+VLOOKUP([.N$2];[$'weapon parameters'.$A:.$M];[.$B$100]+9;0)*[.N$5]*[.$A130])" office:value-type="float" office:value="18" calcext:value-type="float">
            <text:p>18</text:p>
          </table:table-cell>
          <table:table-cell table:style-name="ce18" table:formula="of:=IF(ISBLANK([.O$2]);0;VLOOKUP([.O$2];[$'weapon parameters'.$A:.$M];[.$B$100]+6;0)+VLOOKUP([.O$2];[$'weapon parameters'.$A:.$M];[.$B$100]+9;0)*[.O$5]*[.$A130])" office:value-type="float" office:value="18" calcext:value-type="float">
            <text:p>18</text:p>
          </table:table-cell>
          <table:table-cell table:style-name="ce18" table:formula="of:=IF(ISBLANK([.P$2]);0;VLOOKUP([.P$2];[$'weapon parameters'.$A:.$M];[.$B$100]+6;0)+VLOOKUP([.P$2];[$'weapon parameters'.$A:.$M];[.$B$100]+9;0)*[.P$5]*[.$A130])" office:value-type="float" office:value="0" calcext:value-type="float">
            <text:p>0</text:p>
          </table:table-cell>
          <table:table-cell table:style-name="ce18" table:formula="of:=IF(ISBLANK([.Q$2]);0;VLOOKUP([.Q$2];[$'weapon parameters'.$A:.$M];[.$B$100]+6;0)+VLOOKUP([.Q$2];[$'weapon parameters'.$A:.$M];[.$B$100]+9;0)*[.Q$5]*[.$A130])" office:value-type="float" office:value="39.99199919984" calcext:value-type="float">
            <text:p>40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table:formula="of:=IF(ISBLANK([.B$2]);0;VLOOKUP([.B$2];[$'weapon parameters'.$A:.$M];[.$B$100]+6;0)+VLOOKUP([.B$2];[$'weapon parameters'.$A:.$M];[.$B$100]+9;0)*[.B$5]*[.$A131])" office:value-type="float" office:value="0" calcext:value-type="float">
            <text:p>0</text:p>
          </table:table-cell>
          <table:table-cell table:style-name="ce18" table:formula="of:=IF(ISBLANK([.C$2]);0;VLOOKUP([.C$2];[$'weapon parameters'.$A:.$M];[.$B$100]+6;0)+VLOOKUP([.C$2];[$'weapon parameters'.$A:.$M];[.$B$100]+9;0)*[.C$5]*[.$A131])" office:value-type="float" office:value="0" calcext:value-type="float">
            <text:p>0</text:p>
          </table:table-cell>
          <table:table-cell table:style-name="ce18" table:formula="of:=IF(ISBLANK([.D$2]);0;VLOOKUP([.D$2];[$'weapon parameters'.$A:.$M];[.$B$100]+6;0)+VLOOKUP([.D$2];[$'weapon parameters'.$A:.$M];[.$B$100]+9;0)*[.D$5]*[.$A131])" office:value-type="float" office:value="0" calcext:value-type="float">
            <text:p>0</text:p>
          </table:table-cell>
          <table:table-cell table:style-name="ce18" table:formula="of:=IF(ISBLANK([.E$2]);0;VLOOKUP([.E$2];[$'weapon parameters'.$A:.$M];[.$B$100]+6;0)+VLOOKUP([.E$2];[$'weapon parameters'.$A:.$M];[.$B$100]+9;0)*[.E$5]*[.$A131])" office:value-type="float" office:value="0" calcext:value-type="float">
            <text:p>0</text:p>
          </table:table-cell>
          <table:table-cell table:style-name="ce18" table:formula="of:=IF(ISBLANK([.F$2]);0;VLOOKUP([.F$2];[$'weapon parameters'.$A:.$M];[.$B$100]+6;0)+VLOOKUP([.F$2];[$'weapon parameters'.$A:.$M];[.$B$100]+9;0)*[.F$5]*[.$A131])" office:value-type="float" office:value="0" calcext:value-type="float">
            <text:p>0</text:p>
          </table:table-cell>
          <table:table-cell table:style-name="ce18" table:formula="of:=IF(ISBLANK([.G$2]);0;VLOOKUP([.G$2];[$'weapon parameters'.$A:.$M];[.$B$100]+6;0)+VLOOKUP([.G$2];[$'weapon parameters'.$A:.$M];[.$B$100]+9;0)*[.G$5]*[.$A131])" office:value-type="float" office:value="0" calcext:value-type="float">
            <text:p>0</text:p>
          </table:table-cell>
          <table:table-cell table:style-name="ce18" table:formula="of:=IF(ISBLANK([.H$2]);0;VLOOKUP([.H$2];[$'weapon parameters'.$A:.$M];[.$B$100]+6;0)+VLOOKUP([.H$2];[$'weapon parameters'.$A:.$M];[.$B$100]+9;0)*[.H$5]*[.$A131])" office:value-type="float" office:value="0" calcext:value-type="float">
            <text:p>0</text:p>
          </table:table-cell>
          <table:table-cell table:style-name="ce18" table:formula="of:=IF(ISBLANK([.I$2]);0;VLOOKUP([.I$2];[$'weapon parameters'.$A:.$M];[.$B$100]+6;0)+VLOOKUP([.I$2];[$'weapon parameters'.$A:.$M];[.$B$100]+9;0)*[.I$5]*[.$A131])" office:value-type="float" office:value="0" calcext:value-type="float">
            <text:p>0</text:p>
          </table:table-cell>
          <table:table-cell table:style-name="ce18" table:formula="of:=IF(ISBLANK([.J$2]);0;VLOOKUP([.J$2];[$'weapon parameters'.$A:.$M];[.$B$100]+6;0)+VLOOKUP([.J$2];[$'weapon parameters'.$A:.$M];[.$B$100]+9;0)*[.J$5]*[.$A131])" office:value-type="float" office:value="0" calcext:value-type="float">
            <text:p>0</text:p>
          </table:table-cell>
          <table:table-cell table:style-name="ce18" table:formula="of:=IF(ISBLANK([.K$2]);0;VLOOKUP([.K$2];[$'weapon parameters'.$A:.$M];[.$B$100]+6;0)+VLOOKUP([.K$2];[$'weapon parameters'.$A:.$M];[.$B$100]+9;0)*[.K$5]*[.$A131])" office:value-type="float" office:value="20.6" calcext:value-type="float">
            <text:p>21</text:p>
          </table:table-cell>
          <table:table-cell table:style-name="ce18" table:formula="of:=IF(ISBLANK([.L$2]);0;VLOOKUP([.L$2];[$'weapon parameters'.$A:.$M];[.$B$100]+6;0)+VLOOKUP([.L$2];[$'weapon parameters'.$A:.$M];[.$B$100]+9;0)*[.L$5]*[.$A131])" office:value-type="float" office:value="18" calcext:value-type="float">
            <text:p>18</text:p>
          </table:table-cell>
          <table:table-cell table:style-name="ce18" table:formula="of:=IF(ISBLANK([.M$2]);0;VLOOKUP([.M$2];[$'weapon parameters'.$A:.$M];[.$B$100]+6;0)+VLOOKUP([.M$2];[$'weapon parameters'.$A:.$M];[.$B$100]+9;0)*[.M$5]*[.$A131])" office:value-type="float" office:value="18" calcext:value-type="float">
            <text:p>18</text:p>
          </table:table-cell>
          <table:table-cell table:style-name="ce18" table:formula="of:=IF(ISBLANK([.N$2]);0;VLOOKUP([.N$2];[$'weapon parameters'.$A:.$M];[.$B$100]+6;0)+VLOOKUP([.N$2];[$'weapon parameters'.$A:.$M];[.$B$100]+9;0)*[.N$5]*[.$A131])" office:value-type="float" office:value="18" calcext:value-type="float">
            <text:p>18</text:p>
          </table:table-cell>
          <table:table-cell table:style-name="ce18" table:formula="of:=IF(ISBLANK([.O$2]);0;VLOOKUP([.O$2];[$'weapon parameters'.$A:.$M];[.$B$100]+6;0)+VLOOKUP([.O$2];[$'weapon parameters'.$A:.$M];[.$B$100]+9;0)*[.O$5]*[.$A131])" office:value-type="float" office:value="18" calcext:value-type="float">
            <text:p>18</text:p>
          </table:table-cell>
          <table:table-cell table:style-name="ce18" table:formula="of:=IF(ISBLANK([.P$2]);0;VLOOKUP([.P$2];[$'weapon parameters'.$A:.$M];[.$B$100]+6;0)+VLOOKUP([.P$2];[$'weapon parameters'.$A:.$M];[.$B$100]+9;0)*[.P$5]*[.$A131])" office:value-type="float" office:value="0" calcext:value-type="float">
            <text:p>0</text:p>
          </table:table-cell>
          <table:table-cell table:style-name="ce18" table:formula="of:=IF(ISBLANK([.Q$2]);0;VLOOKUP([.Q$2];[$'weapon parameters'.$A:.$M];[.$B$100]+6;0)+VLOOKUP([.Q$2];[$'weapon parameters'.$A:.$M];[.$B$100]+9;0)*[.Q$5]*[.$A131])" office:value-type="float" office:value="45.7051419426742" calcext:value-type="float">
            <text:p>46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table:formula="of:=IF(ISBLANK([.B$2]);0;VLOOKUP([.B$2];[$'weapon parameters'.$A:.$M];[.$B$100]+6;0)+VLOOKUP([.B$2];[$'weapon parameters'.$A:.$M];[.$B$100]+9;0)*[.B$5]*[.$A132])" office:value-type="float" office:value="0" calcext:value-type="float">
            <text:p>0</text:p>
          </table:table-cell>
          <table:table-cell table:style-name="ce18" table:formula="of:=IF(ISBLANK([.C$2]);0;VLOOKUP([.C$2];[$'weapon parameters'.$A:.$M];[.$B$100]+6;0)+VLOOKUP([.C$2];[$'weapon parameters'.$A:.$M];[.$B$100]+9;0)*[.C$5]*[.$A132])" office:value-type="float" office:value="0" calcext:value-type="float">
            <text:p>0</text:p>
          </table:table-cell>
          <table:table-cell table:style-name="ce18" table:formula="of:=IF(ISBLANK([.D$2]);0;VLOOKUP([.D$2];[$'weapon parameters'.$A:.$M];[.$B$100]+6;0)+VLOOKUP([.D$2];[$'weapon parameters'.$A:.$M];[.$B$100]+9;0)*[.D$5]*[.$A132])" office:value-type="float" office:value="0" calcext:value-type="float">
            <text:p>0</text:p>
          </table:table-cell>
          <table:table-cell table:style-name="ce18" table:formula="of:=IF(ISBLANK([.E$2]);0;VLOOKUP([.E$2];[$'weapon parameters'.$A:.$M];[.$B$100]+6;0)+VLOOKUP([.E$2];[$'weapon parameters'.$A:.$M];[.$B$100]+9;0)*[.E$5]*[.$A132])" office:value-type="float" office:value="0" calcext:value-type="float">
            <text:p>0</text:p>
          </table:table-cell>
          <table:table-cell table:style-name="ce18" table:formula="of:=IF(ISBLANK([.F$2]);0;VLOOKUP([.F$2];[$'weapon parameters'.$A:.$M];[.$B$100]+6;0)+VLOOKUP([.F$2];[$'weapon parameters'.$A:.$M];[.$B$100]+9;0)*[.F$5]*[.$A132])" office:value-type="float" office:value="0" calcext:value-type="float">
            <text:p>0</text:p>
          </table:table-cell>
          <table:table-cell table:style-name="ce18" table:formula="of:=IF(ISBLANK([.G$2]);0;VLOOKUP([.G$2];[$'weapon parameters'.$A:.$M];[.$B$100]+6;0)+VLOOKUP([.G$2];[$'weapon parameters'.$A:.$M];[.$B$100]+9;0)*[.G$5]*[.$A132])" office:value-type="float" office:value="0" calcext:value-type="float">
            <text:p>0</text:p>
          </table:table-cell>
          <table:table-cell table:style-name="ce18" table:formula="of:=IF(ISBLANK([.H$2]);0;VLOOKUP([.H$2];[$'weapon parameters'.$A:.$M];[.$B$100]+6;0)+VLOOKUP([.H$2];[$'weapon parameters'.$A:.$M];[.$B$100]+9;0)*[.H$5]*[.$A132])" office:value-type="float" office:value="0" calcext:value-type="float">
            <text:p>0</text:p>
          </table:table-cell>
          <table:table-cell table:style-name="ce18" table:formula="of:=IF(ISBLANK([.I$2]);0;VLOOKUP([.I$2];[$'weapon parameters'.$A:.$M];[.$B$100]+6;0)+VLOOKUP([.I$2];[$'weapon parameters'.$A:.$M];[.$B$100]+9;0)*[.I$5]*[.$A132])" office:value-type="float" office:value="0" calcext:value-type="float">
            <text:p>0</text:p>
          </table:table-cell>
          <table:table-cell table:style-name="ce18" table:formula="of:=IF(ISBLANK([.J$2]);0;VLOOKUP([.J$2];[$'weapon parameters'.$A:.$M];[.$B$100]+6;0)+VLOOKUP([.J$2];[$'weapon parameters'.$A:.$M];[.$B$100]+9;0)*[.J$5]*[.$A132])" office:value-type="float" office:value="0" calcext:value-type="float">
            <text:p>0</text:p>
          </table:table-cell>
          <table:table-cell table:style-name="ce18" table:formula="of:=IF(ISBLANK([.K$2]);0;VLOOKUP([.K$2];[$'weapon parameters'.$A:.$M];[.$B$100]+6;0)+VLOOKUP([.K$2];[$'weapon parameters'.$A:.$M];[.$B$100]+9;0)*[.K$5]*[.$A132])" office:value-type="float" office:value="21.8" calcext:value-type="float">
            <text:p>22</text:p>
          </table:table-cell>
          <table:table-cell table:style-name="ce18" table:formula="of:=IF(ISBLANK([.L$2]);0;VLOOKUP([.L$2];[$'weapon parameters'.$A:.$M];[.$B$100]+6;0)+VLOOKUP([.L$2];[$'weapon parameters'.$A:.$M];[.$B$100]+9;0)*[.L$5]*[.$A132])" office:value-type="float" office:value="18" calcext:value-type="float">
            <text:p>18</text:p>
          </table:table-cell>
          <table:table-cell table:style-name="ce18" table:formula="of:=IF(ISBLANK([.M$2]);0;VLOOKUP([.M$2];[$'weapon parameters'.$A:.$M];[.$B$100]+6;0)+VLOOKUP([.M$2];[$'weapon parameters'.$A:.$M];[.$B$100]+9;0)*[.M$5]*[.$A132])" office:value-type="float" office:value="18" calcext:value-type="float">
            <text:p>18</text:p>
          </table:table-cell>
          <table:table-cell table:style-name="ce18" table:formula="of:=IF(ISBLANK([.N$2]);0;VLOOKUP([.N$2];[$'weapon parameters'.$A:.$M];[.$B$100]+6;0)+VLOOKUP([.N$2];[$'weapon parameters'.$A:.$M];[.$B$100]+9;0)*[.N$5]*[.$A132])" office:value-type="float" office:value="18" calcext:value-type="float">
            <text:p>18</text:p>
          </table:table-cell>
          <table:table-cell table:style-name="ce18" table:formula="of:=IF(ISBLANK([.O$2]);0;VLOOKUP([.O$2];[$'weapon parameters'.$A:.$M];[.$B$100]+6;0)+VLOOKUP([.O$2];[$'weapon parameters'.$A:.$M];[.$B$100]+9;0)*[.O$5]*[.$A132])" office:value-type="float" office:value="18" calcext:value-type="float">
            <text:p>18</text:p>
          </table:table-cell>
          <table:table-cell table:style-name="ce18" table:formula="of:=IF(ISBLANK([.P$2]);0;VLOOKUP([.P$2];[$'weapon parameters'.$A:.$M];[.$B$100]+6;0)+VLOOKUP([.P$2];[$'weapon parameters'.$A:.$M];[.$B$100]+9;0)*[.P$5]*[.$A132])" office:value-type="float" office:value="0" calcext:value-type="float">
            <text:p>0</text:p>
          </table:table-cell>
          <table:table-cell table:style-name="ce18" table:formula="of:=IF(ISBLANK([.Q$2]);0;VLOOKUP([.Q$2];[$'weapon parameters'.$A:.$M];[.$B$100]+6;0)+VLOOKUP([.Q$2];[$'weapon parameters'.$A:.$M];[.$B$100]+9;0)*[.Q$5]*[.$A132])" office:value-type="float" office:value="51.4182846855085" calcext:value-type="float">
            <text:p>51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IF(ISBLANK([.B$2]);0;VLOOKUP([.B$2];[$'weapon parameters'.$A:.$M];[.$B$100]+6;0)+VLOOKUP([.B$2];[$'weapon parameters'.$A:.$M];[.$B$100]+9;0)*[.B$5]*[.$A133])" office:value-type="float" office:value="0" calcext:value-type="float">
            <text:p>0</text:p>
          </table:table-cell>
          <table:table-cell table:style-name="ce18" table:formula="of:=IF(ISBLANK([.C$2]);0;VLOOKUP([.C$2];[$'weapon parameters'.$A:.$M];[.$B$100]+6;0)+VLOOKUP([.C$2];[$'weapon parameters'.$A:.$M];[.$B$100]+9;0)*[.C$5]*[.$A133])" office:value-type="float" office:value="0" calcext:value-type="float">
            <text:p>0</text:p>
          </table:table-cell>
          <table:table-cell table:style-name="ce18" table:formula="of:=IF(ISBLANK([.D$2]);0;VLOOKUP([.D$2];[$'weapon parameters'.$A:.$M];[.$B$100]+6;0)+VLOOKUP([.D$2];[$'weapon parameters'.$A:.$M];[.$B$100]+9;0)*[.D$5]*[.$A133])" office:value-type="float" office:value="0" calcext:value-type="float">
            <text:p>0</text:p>
          </table:table-cell>
          <table:table-cell table:style-name="ce18" table:formula="of:=IF(ISBLANK([.E$2]);0;VLOOKUP([.E$2];[$'weapon parameters'.$A:.$M];[.$B$100]+6;0)+VLOOKUP([.E$2];[$'weapon parameters'.$A:.$M];[.$B$100]+9;0)*[.E$5]*[.$A133])" office:value-type="float" office:value="0" calcext:value-type="float">
            <text:p>0</text:p>
          </table:table-cell>
          <table:table-cell table:style-name="ce18" table:formula="of:=IF(ISBLANK([.F$2]);0;VLOOKUP([.F$2];[$'weapon parameters'.$A:.$M];[.$B$100]+6;0)+VLOOKUP([.F$2];[$'weapon parameters'.$A:.$M];[.$B$100]+9;0)*[.F$5]*[.$A133])" office:value-type="float" office:value="0" calcext:value-type="float">
            <text:p>0</text:p>
          </table:table-cell>
          <table:table-cell table:style-name="ce18" table:formula="of:=IF(ISBLANK([.G$2]);0;VLOOKUP([.G$2];[$'weapon parameters'.$A:.$M];[.$B$100]+6;0)+VLOOKUP([.G$2];[$'weapon parameters'.$A:.$M];[.$B$100]+9;0)*[.G$5]*[.$A133])" office:value-type="float" office:value="0" calcext:value-type="float">
            <text:p>0</text:p>
          </table:table-cell>
          <table:table-cell table:style-name="ce18" table:formula="of:=IF(ISBLANK([.H$2]);0;VLOOKUP([.H$2];[$'weapon parameters'.$A:.$M];[.$B$100]+6;0)+VLOOKUP([.H$2];[$'weapon parameters'.$A:.$M];[.$B$100]+9;0)*[.H$5]*[.$A133])" office:value-type="float" office:value="0" calcext:value-type="float">
            <text:p>0</text:p>
          </table:table-cell>
          <table:table-cell table:style-name="ce18" table:formula="of:=IF(ISBLANK([.I$2]);0;VLOOKUP([.I$2];[$'weapon parameters'.$A:.$M];[.$B$100]+6;0)+VLOOKUP([.I$2];[$'weapon parameters'.$A:.$M];[.$B$100]+9;0)*[.I$5]*[.$A133])" office:value-type="float" office:value="0" calcext:value-type="float">
            <text:p>0</text:p>
          </table:table-cell>
          <table:table-cell table:style-name="ce18" table:formula="of:=IF(ISBLANK([.J$2]);0;VLOOKUP([.J$2];[$'weapon parameters'.$A:.$M];[.$B$100]+6;0)+VLOOKUP([.J$2];[$'weapon parameters'.$A:.$M];[.$B$100]+9;0)*[.J$5]*[.$A133])" office:value-type="float" office:value="0" calcext:value-type="float">
            <text:p>0</text:p>
          </table:table-cell>
          <table:table-cell table:style-name="ce18" table:formula="of:=IF(ISBLANK([.K$2]);0;VLOOKUP([.K$2];[$'weapon parameters'.$A:.$M];[.$B$100]+6;0)+VLOOKUP([.K$2];[$'weapon parameters'.$A:.$M];[.$B$100]+9;0)*[.K$5]*[.$A133])" office:value-type="float" office:value="23" calcext:value-type="float">
            <text:p>23</text:p>
          </table:table-cell>
          <table:table-cell table:style-name="ce18" table:formula="of:=IF(ISBLANK([.L$2]);0;VLOOKUP([.L$2];[$'weapon parameters'.$A:.$M];[.$B$100]+6;0)+VLOOKUP([.L$2];[$'weapon parameters'.$A:.$M];[.$B$100]+9;0)*[.L$5]*[.$A133])" office:value-type="float" office:value="18" calcext:value-type="float">
            <text:p>18</text:p>
          </table:table-cell>
          <table:table-cell table:style-name="ce18" table:formula="of:=IF(ISBLANK([.M$2]);0;VLOOKUP([.M$2];[$'weapon parameters'.$A:.$M];[.$B$100]+6;0)+VLOOKUP([.M$2];[$'weapon parameters'.$A:.$M];[.$B$100]+9;0)*[.M$5]*[.$A133])" office:value-type="float" office:value="18" calcext:value-type="float">
            <text:p>18</text:p>
          </table:table-cell>
          <table:table-cell table:style-name="ce18" table:formula="of:=IF(ISBLANK([.N$2]);0;VLOOKUP([.N$2];[$'weapon parameters'.$A:.$M];[.$B$100]+6;0)+VLOOKUP([.N$2];[$'weapon parameters'.$A:.$M];[.$B$100]+9;0)*[.N$5]*[.$A133])" office:value-type="float" office:value="18" calcext:value-type="float">
            <text:p>18</text:p>
          </table:table-cell>
          <table:table-cell table:style-name="ce18" table:formula="of:=IF(ISBLANK([.O$2]);0;VLOOKUP([.O$2];[$'weapon parameters'.$A:.$M];[.$B$100]+6;0)+VLOOKUP([.O$2];[$'weapon parameters'.$A:.$M];[.$B$100]+9;0)*[.O$5]*[.$A133])" office:value-type="float" office:value="18" calcext:value-type="float">
            <text:p>18</text:p>
          </table:table-cell>
          <table:table-cell table:style-name="ce18" table:formula="of:=IF(ISBLANK([.P$2]);0;VLOOKUP([.P$2];[$'weapon parameters'.$A:.$M];[.$B$100]+6;0)+VLOOKUP([.P$2];[$'weapon parameters'.$A:.$M];[.$B$100]+9;0)*[.P$5]*[.$A133])" office:value-type="float" office:value="0" calcext:value-type="float">
            <text:p>0</text:p>
          </table:table-cell>
          <table:table-cell table:style-name="ce18" table:formula="of:=IF(ISBLANK([.Q$2]);0;VLOOKUP([.Q$2];[$'weapon parameters'.$A:.$M];[.$B$100]+6;0)+VLOOKUP([.Q$2];[$'weapon parameters'.$A:.$M];[.$B$100]+9;0)*[.Q$5]*[.$A133])" office:value-type="float" office:value="57.1314274283428" calcext:value-type="float">
            <text:p>5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mbined</text:p>
          </table:table-cell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table:formula="of:=[.B102]+SUM([.B113];[.B124])" office:value-type="float" office:value="23" calcext:value-type="float">
            <text:p>23</text:p>
          </table:table-cell>
          <table:table-cell table:style-name="ce18" table:formula="of:=[.C102]+SUM([.C113];[.C124])" office:value-type="float" office:value="29" calcext:value-type="float">
            <text:p>29</text:p>
          </table:table-cell>
          <table:table-cell table:style-name="ce18" table:formula="of:=[.D102]+SUM([.D113];[.D124])" office:value-type="float" office:value="23.2" calcext:value-type="float">
            <text:p>23</text:p>
          </table:table-cell>
          <table:table-cell table:style-name="ce18" table:formula="of:=[.E102]+SUM([.E113];[.E124])" office:value-type="float" office:value="32" calcext:value-type="float">
            <text:p>32</text:p>
          </table:table-cell>
          <table:table-cell table:style-name="ce18" table:formula="of:=[.F102]+SUM([.F113];[.F124])" office:value-type="float" office:value="35" calcext:value-type="float">
            <text:p>35</text:p>
          </table:table-cell>
          <table:table-cell table:style-name="ce18" table:formula="of:=[.G102]+SUM([.G113];[.G124])" office:value-type="float" office:value="31" calcext:value-type="float">
            <text:p>31</text:p>
          </table:table-cell>
          <table:table-cell table:style-name="ce18" table:formula="of:=[.H102]+SUM([.H113];[.H124])" office:value-type="float" office:value="35" calcext:value-type="float">
            <text:p>35</text:p>
          </table:table-cell>
          <table:table-cell table:style-name="ce18" table:formula="of:=[.I102]+SUM([.I113];[.I124])" office:value-type="float" office:value="43" calcext:value-type="float">
            <text:p>43</text:p>
          </table:table-cell>
          <table:table-cell table:style-name="ce18" table:formula="of:=[.J102]+SUM([.J113];[.J124])" office:value-type="float" office:value="42" calcext:value-type="float">
            <text:p>42</text:p>
          </table:table-cell>
          <table:table-cell table:style-name="ce18" table:formula="of:=[.K102]+SUM([.K113];[.K124])" office:value-type="float" office:value="35.4" calcext:value-type="float">
            <text:p>35</text:p>
          </table:table-cell>
          <table:table-cell table:style-name="ce18" table:formula="of:=[.L102]+SUM([.L113];[.L124])" office:value-type="float" office:value="47" calcext:value-type="float">
            <text:p>47</text:p>
          </table:table-cell>
          <table:table-cell table:style-name="ce18" table:formula="of:=[.M102]+SUM([.M113];[.M124])" office:value-type="float" office:value="49.6" calcext:value-type="float">
            <text:p>50</text:p>
          </table:table-cell>
          <table:table-cell table:style-name="ce18" table:formula="of:=[.N102]+SUM([.N113];[.N124])" office:value-type="float" office:value="52.2" calcext:value-type="float">
            <text:p>52</text:p>
          </table:table-cell>
          <table:table-cell table:style-name="ce18" table:formula="of:=[.O102]+SUM([.O113];[.O124])" office:value-type="float" office:value="48.2" calcext:value-type="float">
            <text:p>48</text:p>
          </table:table-cell>
          <table:table-cell table:style-name="ce18" table:formula="of:=[.P102]+SUM([.P113];[.P124])" office:value-type="float" office:value="19" calcext:value-type="float">
            <text:p>19</text:p>
          </table:table-cell>
          <table:table-cell table:style-name="ce18" table:formula="of:=[.Q102]+SUM([.Q113];[.Q124])" office:value-type="float" office:value="28.7131427428343" calcext:value-type="float">
            <text:p>29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[.B103]+SUM([.B114];[.B125])" office:value-type="float" office:value="24" calcext:value-type="float">
            <text:p>24</text:p>
          </table:table-cell>
          <table:table-cell table:style-name="ce18" table:formula="of:=[.C103]+SUM([.C114];[.C125])" office:value-type="float" office:value="30" calcext:value-type="float">
            <text:p>30</text:p>
          </table:table-cell>
          <table:table-cell table:style-name="ce18" table:formula="of:=[.D103]+SUM([.D114];[.D125])" office:value-type="float" office:value="25.4" calcext:value-type="float">
            <text:p>25</text:p>
          </table:table-cell>
          <table:table-cell table:style-name="ce18" table:formula="of:=[.E103]+SUM([.E114];[.E125])" office:value-type="float" office:value="37" calcext:value-type="float">
            <text:p>37</text:p>
          </table:table-cell>
          <table:table-cell table:style-name="ce18" table:formula="of:=[.F103]+SUM([.F114];[.F125])" office:value-type="float" office:value="40" calcext:value-type="float">
            <text:p>40</text:p>
          </table:table-cell>
          <table:table-cell table:style-name="ce18" table:formula="of:=[.G103]+SUM([.G114];[.G125])" office:value-type="float" office:value="36" calcext:value-type="float">
            <text:p>36</text:p>
          </table:table-cell>
          <table:table-cell table:style-name="ce18" table:formula="of:=[.H103]+SUM([.H114];[.H125])" office:value-type="float" office:value="40" calcext:value-type="float">
            <text:p>40</text:p>
          </table:table-cell>
          <table:table-cell table:style-name="ce18" table:formula="of:=[.I103]+SUM([.I114];[.I125])" office:value-type="float" office:value="52" calcext:value-type="float">
            <text:p>52</text:p>
          </table:table-cell>
          <table:table-cell table:style-name="ce18" table:formula="of:=[.J103]+SUM([.J114];[.J125])" office:value-type="float" office:value="51" calcext:value-type="float">
            <text:p>51</text:p>
          </table:table-cell>
          <table:table-cell table:style-name="ce18" table:formula="of:=[.K103]+SUM([.K114];[.K125])" office:value-type="float" office:value="38.8" calcext:value-type="float">
            <text:p>39</text:p>
          </table:table-cell>
          <table:table-cell table:style-name="ce18" table:formula="of:=[.L103]+SUM([.L114];[.L125])" office:value-type="float" office:value="48" calcext:value-type="float">
            <text:p>48</text:p>
          </table:table-cell>
          <table:table-cell table:style-name="ce18" table:formula="of:=[.M103]+SUM([.M114];[.M125])" office:value-type="float" office:value="54.2" calcext:value-type="float">
            <text:p>54</text:p>
          </table:table-cell>
          <table:table-cell table:style-name="ce18" table:formula="of:=[.N103]+SUM([.N114];[.N125])" office:value-type="float" office:value="56.4" calcext:value-type="float">
            <text:p>56</text:p>
          </table:table-cell>
          <table:table-cell table:style-name="ce18" table:formula="of:=[.O103]+SUM([.O114];[.O125])" office:value-type="float" office:value="52.4" calcext:value-type="float">
            <text:p>52</text:p>
          </table:table-cell>
          <table:table-cell table:style-name="ce18" table:formula="of:=[.P103]+SUM([.P114];[.P125])" office:value-type="float" office:value="28" calcext:value-type="float">
            <text:p>28</text:p>
          </table:table-cell>
          <table:table-cell table:style-name="ce18" table:formula="of:=[.Q103]+SUM([.Q114];[.Q125])" office:value-type="float" office:value="35.4262854856686" calcext:value-type="float">
            <text:p>35</text:p>
          </table:table-cell>
          <table:table-cell table:style-name="ce7" table:formula="of:=([.B136]-[.B135])/[.B135]" office:value-type="float" office:value="0.0434782608695652" calcext:value-type="float">
            <text:p>0.04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formula="of:=[.B104]+SUM([.B115];[.B126])" office:value-type="float" office:value="25" calcext:value-type="float">
            <text:p>25</text:p>
          </table:table-cell>
          <table:table-cell table:style-name="ce18" table:formula="of:=[.C104]+SUM([.C115];[.C126])" office:value-type="float" office:value="31" calcext:value-type="float">
            <text:p>31</text:p>
          </table:table-cell>
          <table:table-cell table:style-name="ce18" table:formula="of:=[.D104]+SUM([.D115];[.D126])" office:value-type="float" office:value="27.6" calcext:value-type="float">
            <text:p>28</text:p>
          </table:table-cell>
          <table:table-cell table:style-name="ce18" table:formula="of:=[.E104]+SUM([.E115];[.E126])" office:value-type="float" office:value="42" calcext:value-type="float">
            <text:p>42</text:p>
          </table:table-cell>
          <table:table-cell table:style-name="ce18" table:formula="of:=[.F104]+SUM([.F115];[.F126])" office:value-type="float" office:value="45" calcext:value-type="float">
            <text:p>45</text:p>
          </table:table-cell>
          <table:table-cell table:style-name="ce18" table:formula="of:=[.G104]+SUM([.G115];[.G126])" office:value-type="float" office:value="41" calcext:value-type="float">
            <text:p>41</text:p>
          </table:table-cell>
          <table:table-cell table:style-name="ce18" table:formula="of:=[.H104]+SUM([.H115];[.H126])" office:value-type="float" office:value="45" calcext:value-type="float">
            <text:p>45</text:p>
          </table:table-cell>
          <table:table-cell table:style-name="ce18" table:formula="of:=[.I104]+SUM([.I115];[.I126])" office:value-type="float" office:value="61" calcext:value-type="float">
            <text:p>61</text:p>
          </table:table-cell>
          <table:table-cell table:style-name="ce18" table:formula="of:=[.J104]+SUM([.J115];[.J126])" office:value-type="float" office:value="60" calcext:value-type="float">
            <text:p>60</text:p>
          </table:table-cell>
          <table:table-cell table:style-name="ce18" table:formula="of:=[.K104]+SUM([.K115];[.K126])" office:value-type="float" office:value="42.2" calcext:value-type="float">
            <text:p>42</text:p>
          </table:table-cell>
          <table:table-cell table:style-name="ce18" table:formula="of:=[.L104]+SUM([.L115];[.L126])" office:value-type="float" office:value="49" calcext:value-type="float">
            <text:p>49</text:p>
          </table:table-cell>
          <table:table-cell table:style-name="ce18" table:formula="of:=[.M104]+SUM([.M115];[.M126])" office:value-type="float" office:value="58.8" calcext:value-type="float">
            <text:p>59</text:p>
          </table:table-cell>
          <table:table-cell table:style-name="ce18" table:formula="of:=[.N104]+SUM([.N115];[.N126])" office:value-type="float" office:value="60.6" calcext:value-type="float">
            <text:p>61</text:p>
          </table:table-cell>
          <table:table-cell table:style-name="ce18" table:formula="of:=[.O104]+SUM([.O115];[.O126])" office:value-type="float" office:value="56.6" calcext:value-type="float">
            <text:p>57</text:p>
          </table:table-cell>
          <table:table-cell table:style-name="ce18" table:formula="of:=[.P104]+SUM([.P115];[.P126])" office:value-type="float" office:value="37" calcext:value-type="float">
            <text:p>37</text:p>
          </table:table-cell>
          <table:table-cell table:style-name="ce18" table:formula="of:=[.Q104]+SUM([.Q115];[.Q126])" office:value-type="float" office:value="42.1394282285028" calcext:value-type="float">
            <text:p>42</text:p>
          </table:table-cell>
          <table:table-cell table:style-name="ce7" table:formula="of:=([.B137]-[.B136])/[.B136]" office:value-type="float" office:value="0.0416666666666667" calcext:value-type="float">
            <text:p>0.04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formula="of:=[.B105]+SUM([.B116];[.B127])" office:value-type="float" office:value="26" calcext:value-type="float">
            <text:p>26</text:p>
          </table:table-cell>
          <table:table-cell table:style-name="ce18" table:formula="of:=[.C105]+SUM([.C116];[.C127])" office:value-type="float" office:value="32" calcext:value-type="float">
            <text:p>32</text:p>
          </table:table-cell>
          <table:table-cell table:style-name="ce18" table:formula="of:=[.D105]+SUM([.D116];[.D127])" office:value-type="float" office:value="29.8" calcext:value-type="float">
            <text:p>30</text:p>
          </table:table-cell>
          <table:table-cell table:style-name="ce18" table:formula="of:=[.E105]+SUM([.E116];[.E127])" office:value-type="float" office:value="47" calcext:value-type="float">
            <text:p>47</text:p>
          </table:table-cell>
          <table:table-cell table:style-name="ce18" table:formula="of:=[.F105]+SUM([.F116];[.F127])" office:value-type="float" office:value="50" calcext:value-type="float">
            <text:p>50</text:p>
          </table:table-cell>
          <table:table-cell table:style-name="ce18" table:formula="of:=[.G105]+SUM([.G116];[.G127])" office:value-type="float" office:value="46" calcext:value-type="float">
            <text:p>46</text:p>
          </table:table-cell>
          <table:table-cell table:style-name="ce18" table:formula="of:=[.H105]+SUM([.H116];[.H127])" office:value-type="float" office:value="50" calcext:value-type="float">
            <text:p>50</text:p>
          </table:table-cell>
          <table:table-cell table:style-name="ce18" table:formula="of:=[.I105]+SUM([.I116];[.I127])" office:value-type="float" office:value="70" calcext:value-type="float">
            <text:p>70</text:p>
          </table:table-cell>
          <table:table-cell table:style-name="ce18" table:formula="of:=[.J105]+SUM([.J116];[.J127])" office:value-type="float" office:value="69" calcext:value-type="float">
            <text:p>69</text:p>
          </table:table-cell>
          <table:table-cell table:style-name="ce18" table:formula="of:=[.K105]+SUM([.K116];[.K127])" office:value-type="float" office:value="45.6" calcext:value-type="float">
            <text:p>46</text:p>
          </table:table-cell>
          <table:table-cell table:style-name="ce18" table:formula="of:=[.L105]+SUM([.L116];[.L127])" office:value-type="float" office:value="50" calcext:value-type="float">
            <text:p>50</text:p>
          </table:table-cell>
          <table:table-cell table:style-name="ce18" table:formula="of:=[.M105]+SUM([.M116];[.M127])" office:value-type="float" office:value="63.4" calcext:value-type="float">
            <text:p>63</text:p>
          </table:table-cell>
          <table:table-cell table:style-name="ce18" table:formula="of:=[.N105]+SUM([.N116];[.N127])" office:value-type="float" office:value="64.8" calcext:value-type="float">
            <text:p>65</text:p>
          </table:table-cell>
          <table:table-cell table:style-name="ce18" table:formula="of:=[.O105]+SUM([.O116];[.O127])" office:value-type="float" office:value="60.8" calcext:value-type="float">
            <text:p>61</text:p>
          </table:table-cell>
          <table:table-cell table:style-name="ce18" table:formula="of:=[.P105]+SUM([.P116];[.P127])" office:value-type="float" office:value="46" calcext:value-type="float">
            <text:p>46</text:p>
          </table:table-cell>
          <table:table-cell table:style-name="ce18" table:formula="of:=[.Q105]+SUM([.Q116];[.Q127])" office:value-type="float" office:value="48.8525709713371" calcext:value-type="float">
            <text:p>49</text:p>
          </table:table-cell>
          <table:table-cell table:style-name="ce7" table:formula="of:=([.B138]-[.B137])/[.B137]" office:value-type="float" office:value="0.04" calcext:value-type="float">
            <text:p>0.04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table:formula="of:=[.B106]+SUM([.B117];[.B128])" office:value-type="float" office:value="27" calcext:value-type="float">
            <text:p>27</text:p>
          </table:table-cell>
          <table:table-cell table:style-name="ce18" table:formula="of:=[.C106]+SUM([.C117];[.C128])" office:value-type="float" office:value="33" calcext:value-type="float">
            <text:p>33</text:p>
          </table:table-cell>
          <table:table-cell table:style-name="ce18" table:formula="of:=[.D106]+SUM([.D117];[.D128])" office:value-type="float" office:value="32" calcext:value-type="float">
            <text:p>32</text:p>
          </table:table-cell>
          <table:table-cell table:style-name="ce18" table:formula="of:=[.E106]+SUM([.E117];[.E128])" office:value-type="float" office:value="52" calcext:value-type="float">
            <text:p>52</text:p>
          </table:table-cell>
          <table:table-cell table:style-name="ce18" table:formula="of:=[.F106]+SUM([.F117];[.F128])" office:value-type="float" office:value="55" calcext:value-type="float">
            <text:p>55</text:p>
          </table:table-cell>
          <table:table-cell table:style-name="ce18" table:formula="of:=[.G106]+SUM([.G117];[.G128])" office:value-type="float" office:value="51" calcext:value-type="float">
            <text:p>51</text:p>
          </table:table-cell>
          <table:table-cell table:style-name="ce18" table:formula="of:=[.H106]+SUM([.H117];[.H128])" office:value-type="float" office:value="55" calcext:value-type="float">
            <text:p>55</text:p>
          </table:table-cell>
          <table:table-cell table:style-name="ce18" table:formula="of:=[.I106]+SUM([.I117];[.I128])" office:value-type="float" office:value="79" calcext:value-type="float">
            <text:p>79</text:p>
          </table:table-cell>
          <table:table-cell table:style-name="ce18" table:formula="of:=[.J106]+SUM([.J117];[.J128])" office:value-type="float" office:value="78" calcext:value-type="float">
            <text:p>78</text:p>
          </table:table-cell>
          <table:table-cell table:style-name="ce18" table:formula="of:=[.K106]+SUM([.K117];[.K128])" office:value-type="float" office:value="49" calcext:value-type="float">
            <text:p>49</text:p>
          </table:table-cell>
          <table:table-cell table:style-name="ce18" table:formula="of:=[.L106]+SUM([.L117];[.L128])" office:value-type="float" office:value="51" calcext:value-type="float">
            <text:p>51</text:p>
          </table:table-cell>
          <table:table-cell table:style-name="ce18" table:formula="of:=[.M106]+SUM([.M117];[.M128])" office:value-type="float" office:value="68" calcext:value-type="float">
            <text:p>68</text:p>
          </table:table-cell>
          <table:table-cell table:style-name="ce18" table:formula="of:=[.N106]+SUM([.N117];[.N128])" office:value-type="float" office:value="69" calcext:value-type="float">
            <text:p>69</text:p>
          </table:table-cell>
          <table:table-cell table:style-name="ce18" table:formula="of:=[.O106]+SUM([.O117];[.O128])" office:value-type="float" office:value="65" calcext:value-type="float">
            <text:p>65</text:p>
          </table:table-cell>
          <table:table-cell table:style-name="ce18" table:formula="of:=[.P106]+SUM([.P117];[.P128])" office:value-type="float" office:value="55" calcext:value-type="float">
            <text:p>55</text:p>
          </table:table-cell>
          <table:table-cell table:style-name="ce18" table:formula="of:=[.Q106]+SUM([.Q117];[.Q128])" office:value-type="float" office:value="55.5657137141714" calcext:value-type="float">
            <text:p>56</text:p>
          </table:table-cell>
          <table:table-cell table:style-name="ce7" table:formula="of:=([.B139]-[.B138])/[.B138]" office:value-type="float" office:value="0.0384615384615385" calcext:value-type="float">
            <text:p>0.04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table:formula="of:=[.B107]+SUM([.B118];[.B129])" office:value-type="float" office:value="28" calcext:value-type="float">
            <text:p>28</text:p>
          </table:table-cell>
          <table:table-cell table:style-name="ce18" table:formula="of:=[.C107]+SUM([.C118];[.C129])" office:value-type="float" office:value="34" calcext:value-type="float">
            <text:p>34</text:p>
          </table:table-cell>
          <table:table-cell table:style-name="ce18" table:formula="of:=[.D107]+SUM([.D118];[.D129])" office:value-type="float" office:value="34.2" calcext:value-type="float">
            <text:p>34</text:p>
          </table:table-cell>
          <table:table-cell table:style-name="ce18" table:formula="of:=[.E107]+SUM([.E118];[.E129])" office:value-type="float" office:value="57" calcext:value-type="float">
            <text:p>57</text:p>
          </table:table-cell>
          <table:table-cell table:style-name="ce18" table:formula="of:=[.F107]+SUM([.F118];[.F129])" office:value-type="float" office:value="60" calcext:value-type="float">
            <text:p>60</text:p>
          </table:table-cell>
          <table:table-cell table:style-name="ce18" table:formula="of:=[.G107]+SUM([.G118];[.G129])" office:value-type="float" office:value="56" calcext:value-type="float">
            <text:p>56</text:p>
          </table:table-cell>
          <table:table-cell table:style-name="ce18" table:formula="of:=[.H107]+SUM([.H118];[.H129])" office:value-type="float" office:value="60" calcext:value-type="float">
            <text:p>60</text:p>
          </table:table-cell>
          <table:table-cell table:style-name="ce18" table:formula="of:=[.I107]+SUM([.I118];[.I129])" office:value-type="float" office:value="88" calcext:value-type="float">
            <text:p>88</text:p>
          </table:table-cell>
          <table:table-cell table:style-name="ce18" table:formula="of:=[.J107]+SUM([.J118];[.J129])" office:value-type="float" office:value="87" calcext:value-type="float">
            <text:p>87</text:p>
          </table:table-cell>
          <table:table-cell table:style-name="ce18" table:formula="of:=[.K107]+SUM([.K118];[.K129])" office:value-type="float" office:value="52.4" calcext:value-type="float">
            <text:p>52</text:p>
          </table:table-cell>
          <table:table-cell table:style-name="ce18" table:formula="of:=[.L107]+SUM([.L118];[.L129])" office:value-type="float" office:value="52" calcext:value-type="float">
            <text:p>52</text:p>
          </table:table-cell>
          <table:table-cell table:style-name="ce18" table:formula="of:=[.M107]+SUM([.M118];[.M129])" office:value-type="float" office:value="72.6" calcext:value-type="float">
            <text:p>73</text:p>
          </table:table-cell>
          <table:table-cell table:style-name="ce18" table:formula="of:=[.N107]+SUM([.N118];[.N129])" office:value-type="float" office:value="73.2" calcext:value-type="float">
            <text:p>73</text:p>
          </table:table-cell>
          <table:table-cell table:style-name="ce18" table:formula="of:=[.O107]+SUM([.O118];[.O129])" office:value-type="float" office:value="69.2" calcext:value-type="float">
            <text:p>69</text:p>
          </table:table-cell>
          <table:table-cell table:style-name="ce18" table:formula="of:=[.P107]+SUM([.P118];[.P129])" office:value-type="float" office:value="64" calcext:value-type="float">
            <text:p>64</text:p>
          </table:table-cell>
          <table:table-cell table:style-name="ce18" table:formula="of:=[.Q107]+SUM([.Q118];[.Q129])" office:value-type="float" office:value="62.2788564570057" calcext:value-type="float">
            <text:p>62</text:p>
          </table:table-cell>
          <table:table-cell table:style-name="ce7" table:formula="of:=([.B140]-[.B139])/[.B139]" office:value-type="float" office:value="0.037037037037037" calcext:value-type="float">
            <text:p>0.04</text:p>
          </table:table-cell>
          <table:table-cell table:number-columns-repeated="100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table:formula="of:=[.B108]+SUM([.B119];[.B130])" office:value-type="float" office:value="29" calcext:value-type="float">
            <text:p>29</text:p>
          </table:table-cell>
          <table:table-cell table:style-name="ce18" table:formula="of:=[.C108]+SUM([.C119];[.C130])" office:value-type="float" office:value="35" calcext:value-type="float">
            <text:p>35</text:p>
          </table:table-cell>
          <table:table-cell table:style-name="ce18" table:formula="of:=[.D108]+SUM([.D119];[.D130])" office:value-type="float" office:value="36.4" calcext:value-type="float">
            <text:p>36</text:p>
          </table:table-cell>
          <table:table-cell table:style-name="ce18" table:formula="of:=[.E108]+SUM([.E119];[.E130])" office:value-type="float" office:value="62" calcext:value-type="float">
            <text:p>62</text:p>
          </table:table-cell>
          <table:table-cell table:style-name="ce18" table:formula="of:=[.F108]+SUM([.F119];[.F130])" office:value-type="float" office:value="65" calcext:value-type="float">
            <text:p>65</text:p>
          </table:table-cell>
          <table:table-cell table:style-name="ce18" table:formula="of:=[.G108]+SUM([.G119];[.G130])" office:value-type="float" office:value="61" calcext:value-type="float">
            <text:p>61</text:p>
          </table:table-cell>
          <table:table-cell table:style-name="ce18" table:formula="of:=[.H108]+SUM([.H119];[.H130])" office:value-type="float" office:value="65" calcext:value-type="float">
            <text:p>65</text:p>
          </table:table-cell>
          <table:table-cell table:style-name="ce18" table:formula="of:=[.I108]+SUM([.I119];[.I130])" office:value-type="float" office:value="97" calcext:value-type="float">
            <text:p>97</text:p>
          </table:table-cell>
          <table:table-cell table:style-name="ce18" table:formula="of:=[.J108]+SUM([.J119];[.J130])" office:value-type="float" office:value="96" calcext:value-type="float">
            <text:p>96</text:p>
          </table:table-cell>
          <table:table-cell table:style-name="ce18" table:formula="of:=[.K108]+SUM([.K119];[.K130])" office:value-type="float" office:value="55.8" calcext:value-type="float">
            <text:p>56</text:p>
          </table:table-cell>
          <table:table-cell table:style-name="ce18" table:formula="of:=[.L108]+SUM([.L119];[.L130])" office:value-type="float" office:value="53" calcext:value-type="float">
            <text:p>53</text:p>
          </table:table-cell>
          <table:table-cell table:style-name="ce18" table:formula="of:=[.M108]+SUM([.M119];[.M130])" office:value-type="float" office:value="77.2" calcext:value-type="float">
            <text:p>77</text:p>
          </table:table-cell>
          <table:table-cell table:style-name="ce18" table:formula="of:=[.N108]+SUM([.N119];[.N130])" office:value-type="float" office:value="77.4" calcext:value-type="float">
            <text:p>77</text:p>
          </table:table-cell>
          <table:table-cell table:style-name="ce18" table:formula="of:=[.O108]+SUM([.O119];[.O130])" office:value-type="float" office:value="73.4" calcext:value-type="float">
            <text:p>73</text:p>
          </table:table-cell>
          <table:table-cell table:style-name="ce18" table:formula="of:=[.P108]+SUM([.P119];[.P130])" office:value-type="float" office:value="73" calcext:value-type="float">
            <text:p>73</text:p>
          </table:table-cell>
          <table:table-cell table:style-name="ce18" table:formula="of:=[.Q108]+SUM([.Q119];[.Q130])" office:value-type="float" office:value="68.99199919984" calcext:value-type="float">
            <text:p>69</text:p>
          </table:table-cell>
          <table:table-cell table:style-name="ce7" table:formula="of:=([.B141]-[.B140])/[.B140]" office:value-type="float" office:value="0.0357142857142857" calcext:value-type="float">
            <text:p>0.04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table:formula="of:=[.B109]+SUM([.B120];[.B131])" office:value-type="float" office:value="30" calcext:value-type="float">
            <text:p>30</text:p>
          </table:table-cell>
          <table:table-cell table:style-name="ce18" table:formula="of:=[.C109]+SUM([.C120];[.C131])" office:value-type="float" office:value="36" calcext:value-type="float">
            <text:p>36</text:p>
          </table:table-cell>
          <table:table-cell table:style-name="ce18" table:formula="of:=[.D109]+SUM([.D120];[.D131])" office:value-type="float" office:value="38.6" calcext:value-type="float">
            <text:p>39</text:p>
          </table:table-cell>
          <table:table-cell table:style-name="ce18" table:formula="of:=[.E109]+SUM([.E120];[.E131])" office:value-type="float" office:value="67" calcext:value-type="float">
            <text:p>67</text:p>
          </table:table-cell>
          <table:table-cell table:style-name="ce18" table:formula="of:=[.F109]+SUM([.F120];[.F131])" office:value-type="float" office:value="70" calcext:value-type="float">
            <text:p>70</text:p>
          </table:table-cell>
          <table:table-cell table:style-name="ce18" table:formula="of:=[.G109]+SUM([.G120];[.G131])" office:value-type="float" office:value="66" calcext:value-type="float">
            <text:p>66</text:p>
          </table:table-cell>
          <table:table-cell table:style-name="ce18" table:formula="of:=[.H109]+SUM([.H120];[.H131])" office:value-type="float" office:value="70" calcext:value-type="float">
            <text:p>70</text:p>
          </table:table-cell>
          <table:table-cell table:style-name="ce18" table:formula="of:=[.I109]+SUM([.I120];[.I131])" office:value-type="float" office:value="106" calcext:value-type="float">
            <text:p>106</text:p>
          </table:table-cell>
          <table:table-cell table:style-name="ce18" table:formula="of:=[.J109]+SUM([.J120];[.J131])" office:value-type="float" office:value="105" calcext:value-type="float">
            <text:p>105</text:p>
          </table:table-cell>
          <table:table-cell table:style-name="ce18" table:formula="of:=[.K109]+SUM([.K120];[.K131])" office:value-type="float" office:value="59.2" calcext:value-type="float">
            <text:p>59</text:p>
          </table:table-cell>
          <table:table-cell table:style-name="ce18" table:formula="of:=[.L109]+SUM([.L120];[.L131])" office:value-type="float" office:value="54" calcext:value-type="float">
            <text:p>54</text:p>
          </table:table-cell>
          <table:table-cell table:style-name="ce18" table:formula="of:=[.M109]+SUM([.M120];[.M131])" office:value-type="float" office:value="81.8" calcext:value-type="float">
            <text:p>82</text:p>
          </table:table-cell>
          <table:table-cell table:style-name="ce18" table:formula="of:=[.N109]+SUM([.N120];[.N131])" office:value-type="float" office:value="81.6" calcext:value-type="float">
            <text:p>82</text:p>
          </table:table-cell>
          <table:table-cell table:style-name="ce18" table:formula="of:=[.O109]+SUM([.O120];[.O131])" office:value-type="float" office:value="77.6" calcext:value-type="float">
            <text:p>78</text:p>
          </table:table-cell>
          <table:table-cell table:style-name="ce18" table:formula="of:=[.P109]+SUM([.P120];[.P131])" office:value-type="float" office:value="82" calcext:value-type="float">
            <text:p>82</text:p>
          </table:table-cell>
          <table:table-cell table:style-name="ce18" table:formula="of:=[.Q109]+SUM([.Q120];[.Q131])" office:value-type="float" office:value="75.7051419426742" calcext:value-type="float">
            <text:p>76</text:p>
          </table:table-cell>
          <table:table-cell table:style-name="ce7" table:formula="of:=([.B142]-[.B141])/[.B141]" office:value-type="float" office:value="0.0344827586206897" calcext:value-type="float">
            <text:p>0.03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table:formula="of:=[.B110]+SUM([.B121];[.B132])" office:value-type="float" office:value="31" calcext:value-type="float">
            <text:p>31</text:p>
          </table:table-cell>
          <table:table-cell table:style-name="ce18" table:formula="of:=[.C110]+SUM([.C121];[.C132])" office:value-type="float" office:value="37" calcext:value-type="float">
            <text:p>37</text:p>
          </table:table-cell>
          <table:table-cell table:style-name="ce18" table:formula="of:=[.D110]+SUM([.D121];[.D132])" office:value-type="float" office:value="40.8" calcext:value-type="float">
            <text:p>41</text:p>
          </table:table-cell>
          <table:table-cell table:style-name="ce18" table:formula="of:=[.E110]+SUM([.E121];[.E132])" office:value-type="float" office:value="72" calcext:value-type="float">
            <text:p>72</text:p>
          </table:table-cell>
          <table:table-cell table:style-name="ce18" table:formula="of:=[.F110]+SUM([.F121];[.F132])" office:value-type="float" office:value="75" calcext:value-type="float">
            <text:p>75</text:p>
          </table:table-cell>
          <table:table-cell table:style-name="ce18" table:formula="of:=[.G110]+SUM([.G121];[.G132])" office:value-type="float" office:value="71" calcext:value-type="float">
            <text:p>71</text:p>
          </table:table-cell>
          <table:table-cell table:style-name="ce18" table:formula="of:=[.H110]+SUM([.H121];[.H132])" office:value-type="float" office:value="75" calcext:value-type="float">
            <text:p>75</text:p>
          </table:table-cell>
          <table:table-cell table:style-name="ce18" table:formula="of:=[.I110]+SUM([.I121];[.I132])" office:value-type="float" office:value="115" calcext:value-type="float">
            <text:p>115</text:p>
          </table:table-cell>
          <table:table-cell table:style-name="ce18" table:formula="of:=[.J110]+SUM([.J121];[.J132])" office:value-type="float" office:value="114" calcext:value-type="float">
            <text:p>114</text:p>
          </table:table-cell>
          <table:table-cell table:style-name="ce18" table:formula="of:=[.K110]+SUM([.K121];[.K132])" office:value-type="float" office:value="62.6" calcext:value-type="float">
            <text:p>63</text:p>
          </table:table-cell>
          <table:table-cell table:style-name="ce18" table:formula="of:=[.L110]+SUM([.L121];[.L132])" office:value-type="float" office:value="55" calcext:value-type="float">
            <text:p>55</text:p>
          </table:table-cell>
          <table:table-cell table:style-name="ce18" table:formula="of:=[.M110]+SUM([.M121];[.M132])" office:value-type="float" office:value="86.4" calcext:value-type="float">
            <text:p>86</text:p>
          </table:table-cell>
          <table:table-cell table:style-name="ce18" table:formula="of:=[.N110]+SUM([.N121];[.N132])" office:value-type="float" office:value="85.8" calcext:value-type="float">
            <text:p>86</text:p>
          </table:table-cell>
          <table:table-cell table:style-name="ce18" table:formula="of:=[.O110]+SUM([.O121];[.O132])" office:value-type="float" office:value="81.8" calcext:value-type="float">
            <text:p>82</text:p>
          </table:table-cell>
          <table:table-cell table:style-name="ce18" table:formula="of:=[.P110]+SUM([.P121];[.P132])" office:value-type="float" office:value="91" calcext:value-type="float">
            <text:p>91</text:p>
          </table:table-cell>
          <table:table-cell table:style-name="ce18" table:formula="of:=[.Q110]+SUM([.Q121];[.Q132])" office:value-type="float" office:value="82.4182846855085" calcext:value-type="float">
            <text:p>82</text:p>
          </table:table-cell>
          <table:table-cell table:style-name="ce7" table:formula="of:=([.B143]-[.B142])/[.B142]" office:value-type="float" office:value="0.0333333333333333" calcext:value-type="float">
            <text:p>0.03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[.B111]+SUM([.B122];[.B133])" office:value-type="float" office:value="32" calcext:value-type="float">
            <text:p>32</text:p>
          </table:table-cell>
          <table:table-cell table:style-name="ce18" table:formula="of:=[.C111]+SUM([.C122];[.C133])" office:value-type="float" office:value="38" calcext:value-type="float">
            <text:p>38</text:p>
          </table:table-cell>
          <table:table-cell table:style-name="ce18" table:formula="of:=[.D111]+SUM([.D122];[.D133])" office:value-type="float" office:value="43" calcext:value-type="float">
            <text:p>43</text:p>
          </table:table-cell>
          <table:table-cell table:style-name="ce18" table:formula="of:=[.E111]+SUM([.E122];[.E133])" office:value-type="float" office:value="77" calcext:value-type="float">
            <text:p>77</text:p>
          </table:table-cell>
          <table:table-cell table:style-name="ce18" table:formula="of:=[.F111]+SUM([.F122];[.F133])" office:value-type="float" office:value="80" calcext:value-type="float">
            <text:p>80</text:p>
          </table:table-cell>
          <table:table-cell table:style-name="ce18" table:formula="of:=[.G111]+SUM([.G122];[.G133])" office:value-type="float" office:value="76" calcext:value-type="float">
            <text:p>76</text:p>
          </table:table-cell>
          <table:table-cell table:style-name="ce18" table:formula="of:=[.H111]+SUM([.H122];[.H133])" office:value-type="float" office:value="80" calcext:value-type="float">
            <text:p>80</text:p>
          </table:table-cell>
          <table:table-cell table:style-name="ce18" table:formula="of:=[.I111]+SUM([.I122];[.I133])" office:value-type="float" office:value="124" calcext:value-type="float">
            <text:p>124</text:p>
          </table:table-cell>
          <table:table-cell table:style-name="ce18" table:formula="of:=[.J111]+SUM([.J122];[.J133])" office:value-type="float" office:value="123" calcext:value-type="float">
            <text:p>123</text:p>
          </table:table-cell>
          <table:table-cell table:style-name="ce18" table:formula="of:=[.K111]+SUM([.K122];[.K133])" office:value-type="float" office:value="66" calcext:value-type="float">
            <text:p>66</text:p>
          </table:table-cell>
          <table:table-cell table:style-name="ce18" table:formula="of:=[.L111]+SUM([.L122];[.L133])" office:value-type="float" office:value="56" calcext:value-type="float">
            <text:p>56</text:p>
          </table:table-cell>
          <table:table-cell table:style-name="ce18" table:formula="of:=[.M111]+SUM([.M122];[.M133])" office:value-type="float" office:value="91" calcext:value-type="float">
            <text:p>91</text:p>
          </table:table-cell>
          <table:table-cell table:style-name="ce18" table:formula="of:=[.N111]+SUM([.N122];[.N133])" office:value-type="float" office:value="90" calcext:value-type="float">
            <text:p>90</text:p>
          </table:table-cell>
          <table:table-cell table:style-name="ce18" table:formula="of:=[.O111]+SUM([.O122];[.O133])" office:value-type="float" office:value="86" calcext:value-type="float">
            <text:p>86</text:p>
          </table:table-cell>
          <table:table-cell table:style-name="ce18" table:formula="of:=[.P111]+SUM([.P122];[.P133])" office:value-type="float" office:value="100" calcext:value-type="float">
            <text:p>100</text:p>
          </table:table-cell>
          <table:table-cell table:style-name="ce18" table:formula="of:=[.Q111]+SUM([.Q122];[.Q133])" office:value-type="float" office:value="89.1314274283428" calcext:value-type="float">
            <text:p>89</text:p>
          </table:table-cell>
          <table:table-cell table:style-name="ce7" table:formula="of:=([.B144]-[.B143])/[.B143]" office:value-type="float" office:value="0.032258064516129" calcext:value-type="float">
            <text:p>0.03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Default" table:number-columns-repeated="10"/>
          <table:table-cell table:number-columns-repeated="1004"/>
        </table:table-row>
        <table:table-row table:style-name="ro1">
          <table:table-cell office:value-type="string" calcext:value-type="string">
            <text:p>hit chance</text:p>
          </table:table-cell>
          <table:table-cell table:number-columns-repeated="6"/>
          <table:table-cell table:style-name="Default" table:number-columns-repeated="10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table:formula="of:=1 / (1 + 3 ^ ( - ([.B43] - [.$B$194]*([.$A43]/10)) / 50))" office:value-type="float" office:value="0.589655654370298" calcext:value-type="float">
            <text:p>0.59</text:p>
          </table:table-cell>
          <table:table-cell table:style-name="ce7" table:formula="of:=1 / (1 + 3 ^ ( - ([.C43] - [.$B$194]*([.$A43]/10)) / 50))" office:value-type="float" office:value="0.615952423548011" calcext:value-type="float">
            <text:p>0.62</text:p>
          </table:table-cell>
          <table:table-cell table:style-name="ce7" table:formula="of:=1 / (1 + 3 ^ ( - ([.D43] - [.$B$194]*([.$A43]/10)) / 50))" office:value-type="float" office:value="0.589655654370298" calcext:value-type="float">
            <text:p>0.59</text:p>
          </table:table-cell>
          <table:table-cell table:style-name="ce7" table:formula="of:=1 / (1 + 3 ^ ( - ([.E43] - [.$B$194]*([.$A43]/10)) / 50))" office:value-type="float" office:value="0.61074171229118" calcext:value-type="float">
            <text:p>0.61</text:p>
          </table:table-cell>
          <table:table-cell table:style-name="ce7" table:formula="of:=1 / (1 + 3 ^ ( - ([.F43] - [.$B$194]*([.$A43]/10)) / 50))" office:value-type="float" office:value="0.63652016257963" calcext:value-type="float">
            <text:p>0.64</text:p>
          </table:table-cell>
          <table:table-cell table:style-name="ce7" table:formula="of:=1 / (1 + 3 ^ ( - ([.G43] - [.$B$194]*([.$A43]/10)) / 50))" office:value-type="float" office:value="0.61074171229118" calcext:value-type="float">
            <text:p>0.61</text:p>
          </table:table-cell>
          <table:table-cell table:style-name="ce7" table:formula="of:=1 / (1 + 3 ^ ( - ([.H43] - [.$B$194]*([.$A43]/10)) / 50))" office:value-type="float" office:value="0.594961434400018" calcext:value-type="float">
            <text:p>0.59</text:p>
          </table:table-cell>
          <table:table-cell table:style-name="ce7" table:formula="of:=1 / (1 + 3 ^ ( - ([.I43] - [.$B$194]*([.$A43]/10)) / 50))" office:value-type="float" office:value="0.600245120228928" calcext:value-type="float">
            <text:p>0.60</text:p>
          </table:table-cell>
          <table:table-cell table:style-name="ce7" table:formula="of:=1 / (1 + 3 ^ ( - ([.J43] - [.$B$194]*([.$A43]/10)) / 50))" office:value-type="float" office:value="0.63652016257963" calcext:value-type="float">
            <text:p>0.64</text:p>
          </table:table-cell>
          <table:table-cell table:style-name="ce7" table:formula="of:=1 / (1 + 3 ^ ( - ([.K43] - [.$B$194]*([.$A43]/10)) / 50))" office:value-type="float" office:value="0.656600494629766" calcext:value-type="float">
            <text:p>0.66</text:p>
          </table:table-cell>
          <table:table-cell table:style-name="ce7" table:formula="of:=1 / (1 + 3 ^ ( - ([.L43] - [.$B$194]*([.$A43]/10)) / 50))" office:value-type="float" office:value="0.70430931610924" calcext:value-type="float">
            <text:p>0.70</text:p>
          </table:table-cell>
          <table:table-cell table:style-name="ce7" table:formula="of:=1 / (1 + 3 ^ ( - ([.M43] - [.$B$194]*([.$A43]/10)) / 50))" office:value-type="float" office:value="0.681001806586962" calcext:value-type="float">
            <text:p>0.68</text:p>
          </table:table-cell>
          <table:table-cell table:style-name="ce7" table:formula="of:=1 / (1 + 3 ^ ( - ([.N43] - [.$B$194]*([.$A43]/10)) / 50))" office:value-type="float" office:value="0.700635505364682" calcext:value-type="float">
            <text:p>0.70</text:p>
          </table:table-cell>
          <table:table-cell table:style-name="ce7" table:formula="of:=1 / (1 + 3 ^ ( - ([.O43] - [.$B$194]*([.$A43]/10)) / 50))" office:value-type="float" office:value="0.682835058811617" calcext:value-type="float">
            <text:p>0.68</text:p>
          </table:table-cell>
          <table:table-cell table:style-name="ce7" table:formula="of:=1 / (1 + 3 ^ ( - ([.P43] - [.$B$194]*([.$A43]/10)) / 50))" office:value-type="float" office:value="0.584328929828905" calcext:value-type="float">
            <text:p>0.58</text:p>
          </table:table-cell>
          <table:table-cell table:style-name="ce7" table:formula="of:=1 / (1 + 3 ^ ( - ([.Q43] - [.$B$194]*([.$A43]/10)) / 50))" office:value-type="float" office:value="0.625108334479306" calcext:value-type="float">
            <text:p>0.63</text:p>
          </table:table-cell>
          <table:table-cell/>
          <table:table-cell table:style-name="ce7" table:formula="of:=1 / (1 + 3 ^ ( - ([.B43] - [.$B$194]/2) / 50))" office:value-type="float" office:value="0.426382658784472" calcext:value-type="float">
            <text:p>0.43</text:p>
          </table:table-cell>
          <table:table-cell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table:formula="of:=1 / (1 + 3 ^ ( - ([.B44] - [.$B$194]*([.$A44]/10)) / 50))" office:value-type="float" office:value="0.586994837545139" calcext:value-type="float">
            <text:p>0.59</text:p>
          </table:table-cell>
          <table:table-cell table:style-name="ce7" table:formula="of:=1 / (1 + 3 ^ ( - ([.C44] - [.$B$194]*([.$A44]/10)) / 50))" office:value-type="float" office:value="0.613350312285419" calcext:value-type="float">
            <text:p>0.61</text:p>
          </table:table-cell>
          <table:table-cell table:style-name="ce7" table:formula="of:=1 / (1 + 3 ^ ( - ([.D44] - [.$B$194]*([.$A44]/10)) / 50))" office:value-type="float" office:value="0.586994837545139" calcext:value-type="float">
            <text:p>0.59</text:p>
          </table:table-cell>
          <table:table-cell table:style-name="ce7" table:formula="of:=1 / (1 + 3 ^ ( - ([.E44] - [.$B$194]*([.$A44]/10)) / 50))" office:value-type="float" office:value="0.608126757268593" calcext:value-type="float">
            <text:p>0.61</text:p>
          </table:table-cell>
          <table:table-cell table:style-name="ce7" table:formula="of:=1 / (1 + 3 ^ ( - ([.F44] - [.$B$194]*([.$A44]/10)) / 50))" office:value-type="float" office:value="0.663993001071259" calcext:value-type="float">
            <text:p>0.66</text:p>
          </table:table-cell>
          <table:table-cell table:style-name="ce7" table:formula="of:=1 / (1 + 3 ^ ( - ([.G44] - [.$B$194]*([.$A44]/10)) / 50))" office:value-type="float" office:value="0.608126757268593" calcext:value-type="float">
            <text:p>0.61</text:p>
          </table:table-cell>
          <table:table-cell table:style-name="ce7" table:formula="of:=1 / (1 + 3 ^ ( - ([.H44] - [.$B$194]*([.$A44]/10)) / 50))" office:value-type="float" office:value="0.592311234766793" calcext:value-type="float">
            <text:p>0.59</text:p>
          </table:table-cell>
          <table:table-cell table:style-name="ce7" table:formula="of:=1 / (1 + 3 ^ ( - ([.I44] - [.$B$194]*([.$A44]/10)) / 50))" office:value-type="float" office:value="0.597606110167744" calcext:value-type="float">
            <text:p>0.60</text:p>
          </table:table-cell>
          <table:table-cell table:style-name="ce7" table:formula="of:=1 / (1 + 3 ^ ( - ([.J44] - [.$B$194]*([.$A44]/10)) / 50))" office:value-type="float" office:value="0.649131289425741" calcext:value-type="float">
            <text:p>0.65</text:p>
          </table:table-cell>
          <table:table-cell table:style-name="ce7" table:formula="of:=1 / (1 + 3 ^ ( - ([.K44] - [.$B$194]*([.$A44]/10)) / 50))" office:value-type="float" office:value="0.683310723405446" calcext:value-type="float">
            <text:p>0.68</text:p>
          </table:table-cell>
          <table:table-cell table:style-name="ce7" table:formula="of:=1 / (1 + 3 ^ ( - ([.L44] - [.$B$194]*([.$A44]/10)) / 50))" office:value-type="float" office:value="0.728841162705033" calcext:value-type="float">
            <text:p>0.73</text:p>
          </table:table-cell>
          <table:table-cell table:style-name="ce7" table:formula="of:=1 / (1 + 3 ^ ( - ([.M44] - [.$B$194]*([.$A44]/10)) / 50))" office:value-type="float" office:value="0.688190857015228" calcext:value-type="float">
            <text:p>0.69</text:p>
          </table:table-cell>
          <table:table-cell table:style-name="ce7" table:formula="of:=1 / (1 + 3 ^ ( - ([.N44] - [.$B$194]*([.$A44]/10)) / 50))" office:value-type="float" office:value="0.730574630199389" calcext:value-type="float">
            <text:p>0.73</text:p>
          </table:table-cell>
          <table:table-cell table:style-name="ce7" table:formula="of:=1 / (1 + 3 ^ ( - ([.O44] - [.$B$194]*([.$A44]/10)) / 50))" office:value-type="float" office:value="0.691806539376549" calcext:value-type="float">
            <text:p>0.69</text:p>
          </table:table-cell>
          <table:table-cell table:style-name="ce7" table:formula="of:=1 / (1 + 3 ^ ( - ([.P44] - [.$B$194]*([.$A44]/10)) / 50))" office:value-type="float" office:value="0.613350312285419" calcext:value-type="float">
            <text:p>0.61</text:p>
          </table:table-cell>
          <table:table-cell table:style-name="ce7" table:formula="of:=1 / (1 + 3 ^ ( - ([.Q44] - [.$B$194]*([.$A44]/10)) / 50))" office:value-type="float" office:value="0.65679580425253" calcext:value-type="float">
            <text:p>0.66</text:p>
          </table:table-cell>
          <table:table-cell table:style-name="ce7" table:formula="of:=([.S148]-[.S147])/[.S147]" office:value-type="float" office:value="0.0890585210661467" calcext:value-type="float">
            <text:p>0.09</text:p>
          </table:table-cell>
          <table:table-cell table:style-name="ce7" table:formula="of:=1 / (1 + 3 ^ ( - ([.B44] - [.$B$194]/2) / 50))" office:value-type="float" office:value="0.464355667784068" calcext:value-type="float">
            <text:p>0.46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table:formula="of:=1 / (1 + 3 ^ ( - ([.B45] - [.$B$194]*([.$A45]/10)) / 50))" office:value-type="float" office:value="0.584328929828905" calcext:value-type="float">
            <text:p>0.58</text:p>
          </table:table-cell>
          <table:table-cell table:style-name="ce7" table:formula="of:=1 / (1 + 3 ^ ( - ([.C45] - [.$B$194]*([.$A45]/10)) / 50))" office:value-type="float" office:value="0.61074171229118" calcext:value-type="float">
            <text:p>0.61</text:p>
          </table:table-cell>
          <table:table-cell table:style-name="ce7" table:formula="of:=1 / (1 + 3 ^ ( - ([.D45] - [.$B$194]*([.$A45]/10)) / 50))" office:value-type="float" office:value="0.584328929828905" calcext:value-type="float">
            <text:p>0.58</text:p>
          </table:table-cell>
          <table:table-cell table:style-name="ce7" table:formula="of:=1 / (1 + 3 ^ ( - ([.E45] - [.$B$194]*([.$A45]/10)) / 50))" office:value-type="float" office:value="0.60550558234204" calcext:value-type="float">
            <text:p>0.61</text:p>
          </table:table-cell>
          <table:table-cell table:style-name="ce7" table:formula="of:=1 / (1 + 3 ^ ( - ([.F45] - [.$B$194]*([.$A45]/10)) / 50))" office:value-type="float" office:value="0.690399352915249" calcext:value-type="float">
            <text:p>0.69</text:p>
          </table:table-cell>
          <table:table-cell table:style-name="ce7" table:formula="of:=1 / (1 + 3 ^ ( - ([.G45] - [.$B$194]*([.$A45]/10)) / 50))" office:value-type="float" office:value="0.60550558234204" calcext:value-type="float">
            <text:p>0.61</text:p>
          </table:table-cell>
          <table:table-cell table:style-name="ce7" table:formula="of:=1 / (1 + 3 ^ ( - ([.H45] - [.$B$194]*([.$A45]/10)) / 50))" office:value-type="float" office:value="0.589655654370298" calcext:value-type="float">
            <text:p>0.59</text:p>
          </table:table-cell>
          <table:table-cell table:style-name="ce7" table:formula="of:=1 / (1 + 3 ^ ( - ([.I45] - [.$B$194]*([.$A45]/10)) / 50))" office:value-type="float" office:value="0.594961434400018" calcext:value-type="float">
            <text:p>0.59</text:p>
          </table:table-cell>
          <table:table-cell table:style-name="ce7" table:formula="of:=1 / (1 + 3 ^ ( - ([.J45] - [.$B$194]*([.$A45]/10)) / 50))" office:value-type="float" office:value="0.661537528692787" calcext:value-type="float">
            <text:p>0.66</text:p>
          </table:table-cell>
          <table:table-cell table:style-name="ce7" table:formula="of:=1 / (1 + 3 ^ ( - ([.K45] - [.$B$194]*([.$A45]/10)) / 50))" office:value-type="float" office:value="0.70886457312605" calcext:value-type="float">
            <text:p>0.71</text:p>
          </table:table-cell>
          <table:table-cell table:style-name="ce7" table:formula="of:=1 / (1 + 3 ^ ( - ([.L45] - [.$B$194]*([.$A45]/10)) / 50))" office:value-type="float" office:value="0.75205423535946" calcext:value-type="float">
            <text:p>0.75</text:p>
          </table:table-cell>
          <table:table-cell table:style-name="ce7" table:formula="of:=1 / (1 + 3 ^ ( - ([.M45] - [.$B$194]*([.$A45]/10)) / 50))" office:value-type="float" office:value="0.695290385030656" calcext:value-type="float">
            <text:p>0.70</text:p>
          </table:table-cell>
          <table:table-cell table:style-name="ce7" table:formula="of:=1 / (1 + 3 ^ ( - ([.N45] - [.$B$194]*([.$A45]/10)) / 50))" office:value-type="float" office:value="0.758551410434866" calcext:value-type="float">
            <text:p>0.76</text:p>
          </table:table-cell>
          <table:table-cell table:style-name="ce7" table:formula="of:=1 / (1 + 3 ^ ( - ([.O45] - [.$B$194]*([.$A45]/10)) / 50))" office:value-type="float" office:value="0.700635505364682" calcext:value-type="float">
            <text:p>0.70</text:p>
          </table:table-cell>
          <table:table-cell table:style-name="ce7" table:formula="of:=1 / (1 + 3 ^ ( - ([.P45] - [.$B$194]*([.$A45]/10)) / 50))" office:value-type="float" office:value="0.641588304122164" calcext:value-type="float">
            <text:p>0.64</text:p>
          </table:table-cell>
          <table:table-cell table:style-name="ce7" table:formula="of:=1 / (1 + 3 ^ ( - ([.Q45] - [.$B$194]*([.$A45]/10)) / 50))" office:value-type="float" office:value="0.687145380156645" calcext:value-type="float">
            <text:p>0.69</text:p>
          </table:table-cell>
          <table:table-cell table:style-name="ce7" table:formula="of:=([.S149]-[.S148])/[.S148]" office:value-type="float" office:value="0.0826754963426753" calcext:value-type="float">
            <text:p>0.08</text:p>
          </table:table-cell>
          <table:table-cell table:style-name="ce7" table:formula="of:=1 / (1 + 3 ^ ( - ([.B45] - [.$B$194]/2) / 50))" office:value-type="float" office:value="0.50274650309765" calcext:value-type="float">
            <text:p>0.50</text:p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table:formula="of:=1 / (1 + 3 ^ ( - ([.B46] - [.$B$194]*([.$A46]/10)) / 50))" office:value-type="float" office:value="0.581658077932205" calcext:value-type="float">
            <text:p>0.58</text:p>
          </table:table-cell>
          <table:table-cell table:style-name="ce7" table:formula="of:=1 / (1 + 3 ^ ( - ([.C46] - [.$B$194]*([.$A46]/10)) / 50))" office:value-type="float" office:value="0.608126757268593" calcext:value-type="float">
            <text:p>0.61</text:p>
          </table:table-cell>
          <table:table-cell table:style-name="ce7" table:formula="of:=1 / (1 + 3 ^ ( - ([.D46] - [.$B$194]*([.$A46]/10)) / 50))" office:value-type="float" office:value="0.581658077932205" calcext:value-type="float">
            <text:p>0.58</text:p>
          </table:table-cell>
          <table:table-cell table:style-name="ce7" table:formula="of:=1 / (1 + 3 ^ ( - ([.E46] - [.$B$194]*([.$A46]/10)) / 50))" office:value-type="float" office:value="0.602878324031916" calcext:value-type="float">
            <text:p>0.60</text:p>
          </table:table-cell>
          <table:table-cell table:style-name="ce7" table:formula="of:=1 / (1 + 3 ^ ( - ([.F46] - [.$B$194]*([.$A46]/10)) / 50))" office:value-type="float" office:value="0.7156192662779" calcext:value-type="float">
            <text:p>0.72</text:p>
          </table:table-cell>
          <table:table-cell table:style-name="ce7" table:formula="of:=1 / (1 + 3 ^ ( - ([.G46] - [.$B$194]*([.$A46]/10)) / 50))" office:value-type="float" office:value="0.602878324031916" calcext:value-type="float">
            <text:p>0.60</text:p>
          </table:table-cell>
          <table:table-cell table:style-name="ce7" table:formula="of:=1 / (1 + 3 ^ ( - ([.H46] - [.$B$194]*([.$A46]/10)) / 50))" office:value-type="float" office:value="0.586994837545139" calcext:value-type="float">
            <text:p>0.59</text:p>
          </table:table-cell>
          <table:table-cell table:style-name="ce7" table:formula="of:=1 / (1 + 3 ^ ( - ([.I46] - [.$B$194]*([.$A46]/10)) / 50))" office:value-type="float" office:value="0.592311234766793" calcext:value-type="float">
            <text:p>0.59</text:p>
          </table:table-cell>
          <table:table-cell table:style-name="ce7" table:formula="of:=1 / (1 + 3 ^ ( - ([.J46] - [.$B$194]*([.$A46]/10)) / 50))" office:value-type="float" office:value="0.673725588850593" calcext:value-type="float">
            <text:p>0.67</text:p>
          </table:table-cell>
          <table:table-cell table:style-name="ce7" table:formula="of:=1 / (1 + 3 ^ ( - ([.K46] - [.$B$194]*([.$A46]/10)) / 50))" office:value-type="float" office:value="0.733161677444366" calcext:value-type="float">
            <text:p>0.73</text:p>
          </table:table-cell>
          <table:table-cell table:style-name="ce7" table:formula="of:=1 / (1 + 3 ^ ( - ([.L46] - [.$B$194]*([.$A46]/10)) / 50))" office:value-type="float" office:value="0.773896583751093" calcext:value-type="float">
            <text:p>0.77</text:p>
          </table:table-cell>
          <table:table-cell table:style-name="ce7" table:formula="of:=1 / (1 + 3 ^ ( - ([.M46] - [.$B$194]*([.$A46]/10)) / 50))" office:value-type="float" office:value="0.702298191774034" calcext:value-type="float">
            <text:p>0.70</text:p>
          </table:table-cell>
          <table:table-cell table:style-name="ce7" table:formula="of:=1 / (1 + 3 ^ ( - ([.N46] - [.$B$194]*([.$A46]/10)) / 50))" office:value-type="float" office:value="0.784480116022137" calcext:value-type="float">
            <text:p>0.78</text:p>
          </table:table-cell>
          <table:table-cell table:style-name="ce7" table:formula="of:=1 / (1 + 3 ^ ( - ([.O46] - [.$B$194]*([.$A46]/10)) / 50))" office:value-type="float" office:value="0.709317818457993" calcext:value-type="float">
            <text:p>0.71</text:p>
          </table:table-cell>
          <table:table-cell table:style-name="ce7" table:formula="of:=1 / (1 + 3 ^ ( - ([.P46] - [.$B$194]*([.$A46]/10)) / 50))" office:value-type="float" office:value="0.668877351175975" calcext:value-type="float">
            <text:p>0.67</text:p>
          </table:table-cell>
          <table:table-cell table:style-name="ce7" table:formula="of:=1 / (1 + 3 ^ ( - ([.Q46] - [.$B$194]*([.$A46]/10)) / 50))" office:value-type="float" office:value="0.715971743920779" calcext:value-type="float">
            <text:p>0.72</text:p>
          </table:table-cell>
          <table:table-cell table:style-name="ce7" table:formula="of:=([.S150]-[.S149])/[.S149]" office:value-type="float" office:value="0.0762978514804903" calcext:value-type="float">
            <text:p>0.08</text:p>
          </table:table-cell>
          <table:table-cell table:style-name="ce7" table:formula="of:=1 / (1 + 3 ^ ( - ([.B46] - [.$B$194]/2) / 50))" office:value-type="float" office:value="0.541104981123331" calcext:value-type="float">
            <text:p>0.54</text:p>
          </table:table-cell>
          <table:table-cell table:number-columns-repeated="100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table:formula="of:=1 / (1 + 3 ^ ( - ([.B47] - [.$B$194]*([.$A47]/10)) / 50))" office:value-type="float" office:value="0.578982429708125" calcext:value-type="float">
            <text:p>0.58</text:p>
          </table:table-cell>
          <table:table-cell table:style-name="ce7" table:formula="of:=1 / (1 + 3 ^ ( - ([.C47] - [.$B$194]*([.$A47]/10)) / 50))" office:value-type="float" office:value="0.60550558234204" calcext:value-type="float">
            <text:p>0.61</text:p>
          </table:table-cell>
          <table:table-cell table:style-name="ce7" table:formula="of:=1 / (1 + 3 ^ ( - ([.D47] - [.$B$194]*([.$A47]/10)) / 50))" office:value-type="float" office:value="0.578982429708125" calcext:value-type="float">
            <text:p>0.58</text:p>
          </table:table-cell>
          <table:table-cell table:style-name="ce7" table:formula="of:=1 / (1 + 3 ^ ( - ([.E47] - [.$B$194]*([.$A47]/10)) / 50))" office:value-type="float" office:value="0.600245120228928" calcext:value-type="float">
            <text:p>0.60</text:p>
          </table:table-cell>
          <table:table-cell table:style-name="ce7" table:formula="of:=1 / (1 + 3 ^ ( - ([.F47] - [.$B$194]*([.$A47]/10)) / 50))" office:value-type="float" office:value="0.739559762672586" calcext:value-type="float">
            <text:p>0.74</text:p>
          </table:table-cell>
          <table:table-cell table:style-name="ce7" table:formula="of:=1 / (1 + 3 ^ ( - ([.G47] - [.$B$194]*([.$A47]/10)) / 50))" office:value-type="float" office:value="0.600245120228928" calcext:value-type="float">
            <text:p>0.60</text:p>
          </table:table-cell>
          <table:table-cell table:style-name="ce7" table:formula="of:=1 / (1 + 3 ^ ( - ([.H47] - [.$B$194]*([.$A47]/10)) / 50))" office:value-type="float" office:value="0.584328929828905" calcext:value-type="float">
            <text:p>0.58</text:p>
          </table:table-cell>
          <table:table-cell table:style-name="ce7" table:formula="of:=1 / (1 + 3 ^ ( - ([.I47] - [.$B$194]*([.$A47]/10)) / 50))" office:value-type="float" office:value="0.589655654370298" calcext:value-type="float">
            <text:p>0.59</text:p>
          </table:table-cell>
          <table:table-cell table:style-name="ce7" table:formula="of:=1 / (1 + 3 ^ ( - ([.J47] - [.$B$194]*([.$A47]/10)) / 50))" office:value-type="float" office:value="0.685683287494373" calcext:value-type="float">
            <text:p>0.69</text:p>
          </table:table-cell>
          <table:table-cell table:style-name="ce7" table:formula="of:=1 / (1 + 3 ^ ( - ([.K47] - [.$B$194]*([.$A47]/10)) / 50))" office:value-type="float" office:value="0.756128641852568" calcext:value-type="float">
            <text:p>0.76</text:p>
          </table:table-cell>
          <table:table-cell table:style-name="ce7" table:formula="of:=1 / (1 + 3 ^ ( - ([.L47] - [.$B$194]*([.$A47]/10)) / 50))" office:value-type="float" office:value="0.794340956279573" calcext:value-type="float">
            <text:p>0.79</text:p>
          </table:table-cell>
          <table:table-cell table:style-name="ce7" table:formula="of:=1 / (1 + 3 ^ ( - ([.M47] - [.$B$194]*([.$A47]/10)) / 50))" office:value-type="float" office:value="0.709212235151268" calcext:value-type="float">
            <text:p>0.71</text:p>
          </table:table-cell>
          <table:table-cell table:style-name="ce7" table:formula="of:=1 / (1 + 3 ^ ( - ([.N47] - [.$B$194]*([.$A47]/10)) / 50))" office:value-type="float" office:value="0.808327962698236" calcext:value-type="float">
            <text:p>0.81</text:p>
          </table:table-cell>
          <table:table-cell table:style-name="ce7" table:formula="of:=1 / (1 + 3 ^ ( - ([.O47] - [.$B$194]*([.$A47]/10)) / 50))" office:value-type="float" office:value="0.717849727826709" calcext:value-type="float">
            <text:p>0.72</text:p>
          </table:table-cell>
          <table:table-cell table:style-name="ce7" table:formula="of:=1 / (1 + 3 ^ ( - ([.P47] - [.$B$194]*([.$A47]/10)) / 50))" office:value-type="float" office:value="0.695076124968439" calcext:value-type="float">
            <text:p>0.70</text:p>
          </table:table-cell>
          <table:table-cell table:style-name="ce7" table:formula="of:=1 / (1 + 3 ^ ( - ([.Q47] - [.$B$194]*([.$A47]/10)) / 50))" office:value-type="float" office:value="0.743134924866356" calcext:value-type="float">
            <text:p>0.74</text:p>
          </table:table-cell>
          <table:table-cell table:style-name="ce7" table:formula="of:=([.S151]-[.S150])/[.S150]" office:value-type="float" office:value="0.0700001846336004" calcext:value-type="float">
            <text:p>0.07</text:p>
          </table:table-cell>
          <table:table-cell table:style-name="ce7" table:formula="of:=1 / (1 + 3 ^ ( - ([.B47] - [.$B$194]/2) / 50))" office:value-type="float" office:value="0.578982429708125" calcext:value-type="float">
            <text:p>0.58</text:p>
          </table:table-cell>
          <table:table-cell table:number-columns-repeated="100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table:formula="of:=1 / (1 + 3 ^ ( - ([.B48] - [.$B$194]*([.$A48]/10)) / 50))" office:value-type="float" office:value="0.576302134121148" calcext:value-type="float">
            <text:p>0.58</text:p>
          </table:table-cell>
          <table:table-cell table:style-name="ce7" table:formula="of:=1 / (1 + 3 ^ ( - ([.C48] - [.$B$194]*([.$A48]/10)) / 50))" office:value-type="float" office:value="0.602878324031916" calcext:value-type="float">
            <text:p>0.60</text:p>
          </table:table-cell>
          <table:table-cell table:style-name="ce7" table:formula="of:=1 / (1 + 3 ^ ( - ([.D48] - [.$B$194]*([.$A48]/10)) / 50))" office:value-type="float" office:value="0.576302134121148" calcext:value-type="float">
            <text:p>0.58</text:p>
          </table:table-cell>
          <table:table-cell table:style-name="ce7" table:formula="of:=1 / (1 + 3 ^ ( - ([.E48] - [.$B$194]*([.$A48]/10)) / 50))" office:value-type="float" office:value="0.597606110167744" calcext:value-type="float">
            <text:p>0.60</text:p>
          </table:table-cell>
          <table:table-cell table:style-name="ce7" table:formula="of:=1 / (1 + 3 ^ ( - ([.F48] - [.$B$194]*([.$A48]/10)) / 50))" office:value-type="float" office:value="0.762154688192509" calcext:value-type="float">
            <text:p>0.76</text:p>
          </table:table-cell>
          <table:table-cell table:style-name="ce7" table:formula="of:=1 / (1 + 3 ^ ( - ([.G48] - [.$B$194]*([.$A48]/10)) / 50))" office:value-type="float" office:value="0.597606110167744" calcext:value-type="float">
            <text:p>0.60</text:p>
          </table:table-cell>
          <table:table-cell table:style-name="ce7" table:formula="of:=1 / (1 + 3 ^ ( - ([.H48] - [.$B$194]*([.$A48]/10)) / 50))" office:value-type="float" office:value="0.581658077932205" calcext:value-type="float">
            <text:p>0.58</text:p>
          </table:table-cell>
          <table:table-cell table:style-name="ce7" table:formula="of:=1 / (1 + 3 ^ ( - ([.I48] - [.$B$194]*([.$A48]/10)) / 50))" office:value-type="float" office:value="0.586994837545139" calcext:value-type="float">
            <text:p>0.59</text:p>
          </table:table-cell>
          <table:table-cell table:style-name="ce7" table:formula="of:=1 / (1 + 3 ^ ( - ([.J48] - [.$B$194]*([.$A48]/10)) / 50))" office:value-type="float" office:value="0.697399579305169" calcext:value-type="float">
            <text:p>0.70</text:p>
          </table:table-cell>
          <table:table-cell table:style-name="ce7" table:formula="of:=1 / (1 + 3 ^ ( - ([.K48] - [.$B$194]*([.$A48]/10)) / 50))" office:value-type="float" office:value="0.777718149449942" calcext:value-type="float">
            <text:p>0.78</text:p>
          </table:table-cell>
          <table:table-cell table:style-name="ce7" table:formula="of:=1 / (1 + 3 ^ ( - ([.L48] - [.$B$194]*([.$A48]/10)) / 50))" office:value-type="float" office:value="0.813382508456828" calcext:value-type="float">
            <text:p>0.81</text:p>
          </table:table-cell>
          <table:table-cell table:style-name="ce7" table:formula="of:=1 / (1 + 3 ^ ( - ([.M48] - [.$B$194]*([.$A48]/10)) / 50))" office:value-type="float" office:value="0.716030629852178" calcext:value-type="float">
            <text:p>0.72</text:p>
          </table:table-cell>
          <table:table-cell table:style-name="ce7" table:formula="of:=1 / (1 + 3 ^ ( - ([.N48] - [.$B$194]*([.$A48]/10)) / 50))" office:value-type="float" office:value="0.830108461597311" calcext:value-type="float">
            <text:p>0.83</text:p>
          </table:table-cell>
          <table:table-cell table:style-name="ce7" table:formula="of:=1 / (1 + 3 ^ ( - ([.O48] - [.$B$194]*([.$A48]/10)) / 50))" office:value-type="float" office:value="0.726227868863159" calcext:value-type="float">
            <text:p>0.73</text:p>
          </table:table-cell>
          <table:table-cell table:style-name="ce7" table:formula="of:=1 / (1 + 3 ^ ( - ([.P48] - [.$B$194]*([.$A48]/10)) / 50))" office:value-type="float" office:value="0.720069538539763" calcext:value-type="float">
            <text:p>0.72</text:p>
          </table:table-cell>
          <table:table-cell table:style-name="ce7" table:formula="of:=1 / (1 + 3 ^ ( - ([.Q48] - [.$B$194]*([.$A48]/10)) / 50))" office:value-type="float" office:value="0.768540148744602" calcext:value-type="float">
            <text:p>0.77</text:p>
          </table:table-cell>
          <table:table-cell table:style-name="ce7" table:formula="of:=([.S152]-[.S151])/[.S151]" office:value-type="float" office:value="0.0638533950996125" calcext:value-type="float">
            <text:p>0.06</text:p>
          </table:table-cell>
          <table:table-cell table:style-name="ce7" table:formula="of:=1 / (1 + 3 ^ ( - ([.B48] - [.$B$194]/2) / 50))" office:value-type="float" office:value="0.615952423548011" calcext:value-type="float">
            <text:p>0.62</text:p>
          </table:table-cell>
          <table:table-cell table:number-columns-repeated="100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table:formula="of:=1 / (1 + 3 ^ ( - ([.B49] - [.$B$194]*([.$A49]/10)) / 50))" office:value-type="float" office:value="0.573617341215528" calcext:value-type="float">
            <text:p>0.57</text:p>
          </table:table-cell>
          <table:table-cell table:style-name="ce7" table:formula="of:=1 / (1 + 3 ^ ( - ([.C49] - [.$B$194]*([.$A49]/10)) / 50))" office:value-type="float" office:value="0.600245120228928" calcext:value-type="float">
            <text:p>0.60</text:p>
          </table:table-cell>
          <table:table-cell table:style-name="ce7" table:formula="of:=1 / (1 + 3 ^ ( - ([.D49] - [.$B$194]*([.$A49]/10)) / 50))" office:value-type="float" office:value="0.573617341215528" calcext:value-type="float">
            <text:p>0.57</text:p>
          </table:table-cell>
          <table:table-cell table:style-name="ce7" table:formula="of:=1 / (1 + 3 ^ ( - ([.E49] - [.$B$194]*([.$A49]/10)) / 50))" office:value-type="float" office:value="0.594961434400018" calcext:value-type="float">
            <text:p>0.59</text:p>
          </table:table-cell>
          <table:table-cell table:style-name="ce7" table:formula="of:=1 / (1 + 3 ^ ( - ([.F49] - [.$B$194]*([.$A49]/10)) / 50))" office:value-type="float" office:value="0.783363565019738" calcext:value-type="float">
            <text:p>0.78</text:p>
          </table:table-cell>
          <table:table-cell table:style-name="ce7" table:formula="of:=1 / (1 + 3 ^ ( - ([.G49] - [.$B$194]*([.$A49]/10)) / 50))" office:value-type="float" office:value="0.594961434400018" calcext:value-type="float">
            <text:p>0.59</text:p>
          </table:table-cell>
          <table:table-cell table:style-name="ce7" table:formula="of:=1 / (1 + 3 ^ ( - ([.H49] - [.$B$194]*([.$A49]/10)) / 50))" office:value-type="float" office:value="0.578982429708125" calcext:value-type="float">
            <text:p>0.58</text:p>
          </table:table-cell>
          <table:table-cell table:style-name="ce7" table:formula="of:=1 / (1 + 3 ^ ( - ([.I49] - [.$B$194]*([.$A49]/10)) / 50))" office:value-type="float" office:value="0.584328929828905" calcext:value-type="float">
            <text:p>0.58</text:p>
          </table:table-cell>
          <table:table-cell table:style-name="ce7" table:formula="of:=1 / (1 + 3 ^ ( - ([.J49] - [.$B$194]*([.$A49]/10)) / 50))" office:value-type="float" office:value="0.70886457312605" calcext:value-type="float">
            <text:p>0.71</text:p>
          </table:table-cell>
          <table:table-cell table:style-name="ce7" table:formula="of:=1 / (1 + 3 ^ ( - ([.K49] - [.$B$194]*([.$A49]/10)) / 50))" office:value-type="float" office:value="0.79790720946894" calcext:value-type="float">
            <text:p>0.80</text:p>
          </table:table-cell>
          <table:table-cell table:style-name="ce7" table:formula="of:=1 / (1 + 3 ^ ( - ([.L49] - [.$B$194]*([.$A49]/10)) / 50))" office:value-type="float" office:value="0.831036053053351" calcext:value-type="float">
            <text:p>0.83</text:p>
          </table:table-cell>
          <table:table-cell table:style-name="ce7" table:formula="of:=1 / (1 + 3 ^ ( - ([.M49] - [.$B$194]*([.$A49]/10)) / 50))" office:value-type="float" office:value="0.722751646886682" calcext:value-type="float">
            <text:p>0.72</text:p>
          </table:table-cell>
          <table:table-cell table:style-name="ce7" table:formula="of:=1 / (1 + 3 ^ ( - ([.N49] - [.$B$194]*([.$A49]/10)) / 50))" office:value-type="float" office:value="0.849873621038415" calcext:value-type="float">
            <text:p>0.85</text:p>
          </table:table-cell>
          <table:table-cell table:style-name="ce7" table:formula="of:=1 / (1 + 3 ^ ( - ([.O49] - [.$B$194]*([.$A49]/10)) / 50))" office:value-type="float" office:value="0.734449260120946" calcext:value-type="float">
            <text:p>0.73</text:p>
          </table:table-cell>
          <table:table-cell table:style-name="ce7" table:formula="of:=1 / (1 + 3 ^ ( - ([.P49] - [.$B$194]*([.$A49]/10)) / 50))" office:value-type="float" office:value="0.74376953335099" calcext:value-type="float">
            <text:p>0.74</text:p>
          </table:table-cell>
          <table:table-cell table:style-name="ce7" table:formula="of:=1 / (1 + 3 ^ ( - ([.Q49] - [.$B$194]*([.$A49]/10)) / 50))" office:value-type="float" office:value="0.79213550598526" calcext:value-type="float">
            <text:p>0.79</text:p>
          </table:table-cell>
          <table:table-cell table:style-name="ce7" table:formula="of:=([.S153]-[.S152])/[.S152]" office:value-type="float" office:value="0.0579215932787565" calcext:value-type="float">
            <text:p>0.06</text:p>
          </table:table-cell>
          <table:table-cell table:style-name="ce7" table:formula="of:=1 / (1 + 3 ^ ( - ([.B49] - [.$B$194]/2) / 50))" office:value-type="float" office:value="0.651629369303824" calcext:value-type="float">
            <text:p>0.65</text:p>
          </table:table-cell>
          <table:table-cell table:number-columns-repeated="100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table:formula="of:=1 / (1 + 3 ^ ( - ([.B50] - [.$B$194]*([.$A50]/10)) / 50))" office:value-type="float" office:value="0.570928202083137" calcext:value-type="float">
            <text:p>0.57</text:p>
          </table:table-cell>
          <table:table-cell table:style-name="ce7" table:formula="of:=1 / (1 + 3 ^ ( - ([.C50] - [.$B$194]*([.$A50]/10)) / 50))" office:value-type="float" office:value="0.597606110167744" calcext:value-type="float">
            <text:p>0.60</text:p>
          </table:table-cell>
          <table:table-cell table:style-name="ce7" table:formula="of:=1 / (1 + 3 ^ ( - ([.D50] - [.$B$194]*([.$A50]/10)) / 50))" office:value-type="float" office:value="0.570928202083137" calcext:value-type="float">
            <text:p>0.57</text:p>
          </table:table-cell>
          <table:table-cell table:style-name="ce7" table:formula="of:=1 / (1 + 3 ^ ( - ([.E50] - [.$B$194]*([.$A50]/10)) / 50))" office:value-type="float" office:value="0.592311234766793" calcext:value-type="float">
            <text:p>0.59</text:p>
          </table:table-cell>
          <table:table-cell table:style-name="ce7" table:formula="of:=1 / (1 + 3 ^ ( - ([.F50] - [.$B$194]*([.$A50]/10)) / 50))" office:value-type="float" office:value="0.803169643334016" calcext:value-type="float">
            <text:p>0.80</text:p>
          </table:table-cell>
          <table:table-cell table:style-name="ce7" table:formula="of:=1 / (1 + 3 ^ ( - ([.G50] - [.$B$194]*([.$A50]/10)) / 50))" office:value-type="float" office:value="0.592311234766793" calcext:value-type="float">
            <text:p>0.59</text:p>
          </table:table-cell>
          <table:table-cell table:style-name="ce7" table:formula="of:=1 / (1 + 3 ^ ( - ([.H50] - [.$B$194]*([.$A50]/10)) / 50))" office:value-type="float" office:value="0.576302134121148" calcext:value-type="float">
            <text:p>0.58</text:p>
          </table:table-cell>
          <table:table-cell table:style-name="ce7" table:formula="of:=1 / (1 + 3 ^ ( - ([.I50] - [.$B$194]*([.$A50]/10)) / 50))" office:value-type="float" office:value="0.581658077932205" calcext:value-type="float">
            <text:p>0.58</text:p>
          </table:table-cell>
          <table:table-cell table:style-name="ce7" table:formula="of:=1 / (1 + 3 ^ ( - ([.J50] - [.$B$194]*([.$A50]/10)) / 50))" office:value-type="float" office:value="0.720069538539763" calcext:value-type="float">
            <text:p>0.72</text:p>
          </table:table-cell>
          <table:table-cell table:style-name="ce7" table:formula="of:=1 / (1 + 3 ^ ( - ([.K50] - [.$B$194]*([.$A50]/10)) / 50))" office:value-type="float" office:value="0.816694765952624" calcext:value-type="float">
            <text:p>0.82</text:p>
          </table:table-cell>
          <table:table-cell table:style-name="ce7" table:formula="of:=1 / (1 + 3 ^ ( - ([.L50] - [.$B$194]*([.$A50]/10)) / 50))" office:value-type="float" office:value="0.847333062025663" calcext:value-type="float">
            <text:p>0.85</text:p>
          </table:table-cell>
          <table:table-cell table:style-name="ce7" table:formula="of:=1 / (1 + 3 ^ ( - ([.M50] - [.$B$194]*([.$A50]/10)) / 50))" office:value-type="float" office:value="0.729373712658528" calcext:value-type="float">
            <text:p>0.73</text:p>
          </table:table-cell>
          <table:table-cell table:style-name="ce7" table:formula="of:=1 / (1 + 3 ^ ( - ([.N50] - [.$B$194]*([.$A50]/10)) / 50))" office:value-type="float" office:value="0.867705771472536" calcext:value-type="float">
            <text:p>0.87</text:p>
          </table:table-cell>
          <table:table-cell table:style-name="ce7" table:formula="of:=1 / (1 + 3 ^ ( - ([.O50] - [.$B$194]*([.$A50]/10)) / 50))" office:value-type="float" office:value="0.742511298567145" calcext:value-type="float">
            <text:p>0.74</text:p>
          </table:table-cell>
          <table:table-cell table:style-name="ce7" table:formula="of:=1 / (1 + 3 ^ ( - ([.P50] - [.$B$194]*([.$A50]/10)) / 50))" office:value-type="float" office:value="0.766114735580684" calcext:value-type="float">
            <text:p>0.77</text:p>
          </table:table-cell>
          <table:table-cell table:style-name="ce7" table:formula="of:=1 / (1 + 3 ^ ( - ([.Q50] - [.$B$194]*([.$A50]/10)) / 50))" office:value-type="float" office:value="0.813907941127512" calcext:value-type="float">
            <text:p>0.81</text:p>
          </table:table-cell>
          <table:table-cell table:style-name="ce7" table:formula="of:=([.S154]-[.S153])/[.S153]" office:value-type="float" office:value="0.0522596429730161" calcext:value-type="float">
            <text:p>0.05</text:p>
          </table:table-cell>
          <table:table-cell table:style-name="ce7" table:formula="of:=1 / (1 + 3 ^ ( - ([.B50] - [.$B$194]/2) / 50))" office:value-type="float" office:value="0.685683287494373" calcext:value-type="float">
            <text:p>0.69</text:p>
          </table:table-cell>
          <table:table-cell table:number-columns-repeated="100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table:formula="of:=1 / (1 + 3 ^ ( - ([.B51] - [.$B$194]*([.$A51]/10)) / 50))" office:value-type="float" office:value="0.568234868830804" calcext:value-type="float">
            <text:p>0.57</text:p>
          </table:table-cell>
          <table:table-cell table:style-name="ce7" table:formula="of:=1 / (1 + 3 ^ ( - ([.C51] - [.$B$194]*([.$A51]/10)) / 50))" office:value-type="float" office:value="0.594961434400018" calcext:value-type="float">
            <text:p>0.59</text:p>
          </table:table-cell>
          <table:table-cell table:style-name="ce7" table:formula="of:=1 / (1 + 3 ^ ( - ([.D51] - [.$B$194]*([.$A51]/10)) / 50))" office:value-type="float" office:value="0.568234868830804" calcext:value-type="float">
            <text:p>0.57</text:p>
          </table:table-cell>
          <table:table-cell table:style-name="ce7" table:formula="of:=1 / (1 + 3 ^ ( - ([.E51] - [.$B$194]*([.$A51]/10)) / 50))" office:value-type="float" office:value="0.589655654370298" calcext:value-type="float">
            <text:p>0.59</text:p>
          </table:table-cell>
          <table:table-cell table:style-name="ce7" table:formula="of:=1 / (1 + 3 ^ ( - ([.F51] - [.$B$194]*([.$A51]/10)) / 50))" office:value-type="float" office:value="0.821577374208181" calcext:value-type="float">
            <text:p>0.82</text:p>
          </table:table-cell>
          <table:table-cell table:style-name="ce7" table:formula="of:=1 / (1 + 3 ^ ( - ([.G51] - [.$B$194]*([.$A51]/10)) / 50))" office:value-type="float" office:value="0.589655654370298" calcext:value-type="float">
            <text:p>0.59</text:p>
          </table:table-cell>
          <table:table-cell table:style-name="ce7" table:formula="of:=1 / (1 + 3 ^ ( - ([.H51] - [.$B$194]*([.$A51]/10)) / 50))" office:value-type="float" office:value="0.573617341215528" calcext:value-type="float">
            <text:p>0.57</text:p>
          </table:table-cell>
          <table:table-cell table:style-name="ce7" table:formula="of:=1 / (1 + 3 ^ ( - ([.I51] - [.$B$194]*([.$A51]/10)) / 50))" office:value-type="float" office:value="0.578982429708125" calcext:value-type="float">
            <text:p>0.58</text:p>
          </table:table-cell>
          <table:table-cell table:style-name="ce7" table:formula="of:=1 / (1 + 3 ^ ( - ([.J51] - [.$B$194]*([.$A51]/10)) / 50))" office:value-type="float" office:value="0.7310069024724" calcext:value-type="float">
            <text:p>0.73</text:p>
          </table:table-cell>
          <table:table-cell table:style-name="ce7" table:formula="of:=1 / (1 + 3 ^ ( - ([.K51] - [.$B$194]*([.$A51]/10)) / 50))" office:value-type="float" office:value="0.834098887761421" calcext:value-type="float">
            <text:p>0.83</text:p>
          </table:table-cell>
          <table:table-cell table:style-name="ce7" table:formula="of:=1 / (1 + 3 ^ ( - ([.L51] - [.$B$194]*([.$A51]/10)) / 50))" office:value-type="float" office:value="0.862318604094736" calcext:value-type="float">
            <text:p>0.86</text:p>
          </table:table-cell>
          <table:table-cell table:style-name="ce7" table:formula="of:=1 / (1 + 3 ^ ( - ([.M51] - [.$B$194]*([.$A51]/10)) / 50))" office:value-type="float" office:value="0.735895407598496" calcext:value-type="float">
            <text:p>0.74</text:p>
          </table:table-cell>
          <table:table-cell table:style-name="ce7" table:formula="of:=1 / (1 + 3 ^ ( - ([.N51] - [.$B$194]*([.$A51]/10)) / 50))" office:value-type="float" office:value="0.883709630211104" calcext:value-type="float">
            <text:p>0.88</text:p>
          </table:table-cell>
          <table:table-cell table:style-name="ce7" table:formula="of:=1 / (1 + 3 ^ ( - ([.O51] - [.$B$194]*([.$A51]/10)) / 50))" office:value-type="float" office:value="0.750411753263998" calcext:value-type="float">
            <text:p>0.75</text:p>
          </table:table-cell>
          <table:table-cell table:style-name="ce7" table:formula="of:=1 / (1 + 3 ^ ( - ([.P51] - [.$B$194]*([.$A51]/10)) / 50))" office:value-type="float" office:value="0.787069146440166" calcext:value-type="float">
            <text:p>0.79</text:p>
          </table:table-cell>
          <table:table-cell table:style-name="ce7" table:formula="of:=1 / (1 + 3 ^ ( - ([.Q51] - [.$B$194]*([.$A51]/10)) / 50))" office:value-type="float" office:value="0.833878113960101" calcext:value-type="float">
            <text:p>0.83</text:p>
          </table:table-cell>
          <table:table-cell table:style-name="ce7" table:formula="of:=([.S155]-[.S154])/[.S154]" office:value-type="float" office:value="0.0469115128208514" calcext:value-type="float">
            <text:p>0.05</text:p>
          </table:table-cell>
          <table:table-cell table:style-name="ce7" table:formula="of:=1 / (1 + 3 ^ ( - ([.B51] - [.$B$194]/2) / 50))" office:value-type="float" office:value="0.717849727826709" calcext:value-type="float">
            <text:p>0.72</text:p>
          </table:table-cell>
          <table:table-cell table:number-columns-repeated="100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table:formula="of:=1 / (1 + 3 ^ ( - ([.B52] - [.$B$194]*([.$A52]/10)) / 50))" office:value-type="float" office:value="0.565537494547154" calcext:value-type="float">
            <text:p>0.57</text:p>
          </table:table-cell>
          <table:table-cell table:style-name="ce7" table:formula="of:=1 / (1 + 3 ^ ( - ([.C52] - [.$B$194]*([.$A52]/10)) / 50))" office:value-type="float" office:value="0.592311234766793" calcext:value-type="float">
            <text:p>0.59</text:p>
          </table:table-cell>
          <table:table-cell table:style-name="ce7" table:formula="of:=1 / (1 + 3 ^ ( - ([.D52] - [.$B$194]*([.$A52]/10)) / 50))" office:value-type="float" office:value="0.565537494547154" calcext:value-type="float">
            <text:p>0.57</text:p>
          </table:table-cell>
          <table:table-cell table:style-name="ce7" table:formula="of:=1 / (1 + 3 ^ ( - ([.E52] - [.$B$194]*([.$A52]/10)) / 50))" office:value-type="float" office:value="0.586994837545139" calcext:value-type="float">
            <text:p>0.59</text:p>
          </table:table-cell>
          <table:table-cell table:style-name="ce7" table:formula="of:=1 / (1 + 3 ^ ( - ([.F52] - [.$B$194]*([.$A52]/10)) / 50))" office:value-type="float" office:value="0.838609522203591" calcext:value-type="float">
            <text:p>0.84</text:p>
          </table:table-cell>
          <table:table-cell table:style-name="ce7" table:formula="of:=1 / (1 + 3 ^ ( - ([.G52] - [.$B$194]*([.$A52]/10)) / 50))" office:value-type="float" office:value="0.586994837545139" calcext:value-type="float">
            <text:p>0.59</text:p>
          </table:table-cell>
          <table:table-cell table:style-name="ce7" table:formula="of:=1 / (1 + 3 ^ ( - ([.H52] - [.$B$194]*([.$A52]/10)) / 50))" office:value-type="float" office:value="0.570928202083137" calcext:value-type="float">
            <text:p>0.57</text:p>
          </table:table-cell>
          <table:table-cell table:style-name="ce7" table:formula="of:=1 / (1 + 3 ^ ( - ([.I52] - [.$B$194]*([.$A52]/10)) / 50))" office:value-type="float" office:value="0.576302134121148" calcext:value-type="float">
            <text:p>0.58</text:p>
          </table:table-cell>
          <table:table-cell table:style-name="ce7" table:formula="of:=1 / (1 + 3 ^ ( - ([.J52] - [.$B$194]*([.$A52]/10)) / 50))" office:value-type="float" office:value="0.741670236465971" calcext:value-type="float">
            <text:p>0.74</text:p>
          </table:table-cell>
          <table:table-cell table:style-name="ce7" table:formula="of:=1 / (1 + 3 ^ ( - ([.K52] - [.$B$194]*([.$A52]/10)) / 50))" office:value-type="float" office:value="0.850153746055941" calcext:value-type="float">
            <text:p>0.85</text:p>
          </table:table-cell>
          <table:table-cell table:style-name="ce7" table:formula="of:=1 / (1 + 3 ^ ( - ([.L52] - [.$B$194]*([.$A52]/10)) / 50))" office:value-type="float" office:value="0.876048367435257" calcext:value-type="float">
            <text:p>0.88</text:p>
          </table:table-cell>
          <table:table-cell table:style-name="ce7" table:formula="of:=1 / (1 + 3 ^ ( - ([.M52] - [.$B$194]*([.$A52]/10)) / 50))" office:value-type="float" office:value="0.742315464380489" calcext:value-type="float">
            <text:p>0.74</text:p>
          </table:table-cell>
          <table:table-cell table:style-name="ce7" table:formula="of:=1 / (1 + 3 ^ ( - ([.N52] - [.$B$194]*([.$A52]/10)) / 50))" office:value-type="float" office:value="0.898005044680626" calcext:value-type="float">
            <text:p>0.90</text:p>
          </table:table-cell>
          <table:table-cell table:style-name="ce7" table:formula="of:=1 / (1 + 3 ^ ( - ([.O52] - [.$B$194]*([.$A52]/10)) / 50))" office:value-type="float" office:value="0.758148757603539" calcext:value-type="float">
            <text:p>0.76</text:p>
          </table:table-cell>
          <table:table-cell table:style-name="ce7" table:formula="of:=1 / (1 + 3 ^ ( - ([.P52] - [.$B$194]*([.$A52]/10)) / 50))" office:value-type="float" office:value="0.806620072182359" calcext:value-type="float">
            <text:p>0.81</text:p>
          </table:table-cell>
          <table:table-cell table:style-name="ce7" table:formula="of:=1 / (1 + 3 ^ ( - ([.Q52] - [.$B$194]*([.$A52]/10)) / 50))" office:value-type="float" office:value="0.852094662925785" calcext:value-type="float">
            <text:p>0.85</text:p>
          </table:table-cell>
          <table:table-cell table:style-name="ce7" table:formula="of:=([.S156]-[.S155])/[.S155]" office:value-type="float" office:value="0.0419094981071631" calcext:value-type="float">
            <text:p>0.04</text:p>
          </table:table-cell>
          <table:table-cell table:style-name="ce7" table:formula="of:=1 / (1 + 3 ^ ( - ([.B52] - [.$B$194]/2) / 50))" office:value-type="float" office:value="0.74793444963629" calcext:value-type="float">
            <text:p>0.75</text:p>
          </table:table-cell>
          <table:table-cell table:number-columns-repeated="1002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hit rate</text:p>
          </table:table-cell>
          <table:table-cell table:number-columns-repeated="6"/>
          <table:table-cell table:style-name="Default" table:number-columns-repeated="10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table:formula="of:=1 + [.B89]/100" office:value-type="float" office:value="1.38" calcext:value-type="float">
            <text:p>1.38</text:p>
          </table:table-cell>
          <table:table-cell table:style-name="ce7" table:formula="of:=1 + [.C89]/100" office:value-type="float" office:value="1.48" calcext:value-type="float">
            <text:p>1.48</text:p>
          </table:table-cell>
          <table:table-cell table:style-name="ce7" table:formula="of:=1 + [.D89]/100" office:value-type="float" office:value="1.7" calcext:value-type="float">
            <text:p>1.70</text:p>
          </table:table-cell>
          <table:table-cell table:style-name="ce7" table:formula="of:=1 + [.E89]/100" office:value-type="float" office:value="1.38" calcext:value-type="float">
            <text:p>1.38</text:p>
          </table:table-cell>
          <table:table-cell table:style-name="ce7" table:formula="of:=1 + [.F89]/100" office:value-type="float" office:value="1.5" calcext:value-type="float">
            <text:p>1.50</text:p>
          </table:table-cell>
          <table:table-cell table:style-name="ce7" table:formula="of:=1 + [.G89]/100" office:value-type="float" office:value="1.5" calcext:value-type="float">
            <text:p>1.50</text:p>
          </table:table-cell>
          <table:table-cell table:style-name="ce7" table:formula="of:=1 + [.H89]/100" office:value-type="float" office:value="1.48" calcext:value-type="float">
            <text:p>1.48</text:p>
          </table:table-cell>
          <table:table-cell table:style-name="ce7" table:formula="of:=1 + [.I89]/100" office:value-type="float" office:value="1.38" calcext:value-type="float">
            <text:p>1.38</text:p>
          </table:table-cell>
          <table:table-cell table:style-name="ce7" table:formula="of:=1 + [.J89]/100" office:value-type="float" office:value="1.5" calcext:value-type="float">
            <text:p>1.50</text:p>
          </table:table-cell>
          <table:table-cell table:style-name="ce7" table:formula="of:=1 + [.K89]/100" office:value-type="float" office:value="2.1" calcext:value-type="float">
            <text:p>2.10</text:p>
          </table:table-cell>
          <table:table-cell table:style-name="ce7" table:formula="of:=1 + [.L89]/100" office:value-type="float" office:value="1.66" calcext:value-type="float">
            <text:p>1.66</text:p>
          </table:table-cell>
          <table:table-cell table:style-name="ce7" table:formula="of:=1 + [.M89]/100" office:value-type="float" office:value="1.50687119154833" calcext:value-type="float">
            <text:p>1.51</text:p>
          </table:table-cell>
          <table:table-cell table:style-name="ce7" table:formula="of:=1 + [.N89]/100" office:value-type="float" office:value="1.648" calcext:value-type="float">
            <text:p>1.65</text:p>
          </table:table-cell>
          <table:table-cell table:style-name="ce7" table:formula="of:=1 + [.O89]/100" office:value-type="float" office:value="1.648" calcext:value-type="float">
            <text:p>1.65</text:p>
          </table:table-cell>
          <table:table-cell table:style-name="ce7" table:formula="of:=1 + [.P89]/100" office:value-type="float" office:value="1.7" calcext:value-type="float">
            <text:p>1.70</text:p>
          </table:table-cell>
          <table:table-cell table:style-name="ce7" table:formula="of:=1 + [.Q89]/100" office:value-type="float" office:value="1.356" calcext:value-type="float">
            <text:p>1.36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table:formula="of:=1 + [.B90]/100" office:value-type="float" office:value="1.46" calcext:value-type="float">
            <text:p>1.46</text:p>
          </table:table-cell>
          <table:table-cell table:style-name="ce7" table:formula="of:=1 + [.C90]/100" office:value-type="float" office:value="1.56" calcext:value-type="float">
            <text:p>1.56</text:p>
          </table:table-cell>
          <table:table-cell table:style-name="ce7" table:formula="of:=1 + [.D90]/100" office:value-type="float" office:value="1.7" calcext:value-type="float">
            <text:p>1.70</text:p>
          </table:table-cell>
          <table:table-cell table:style-name="ce7" table:formula="of:=1 + [.E90]/100" office:value-type="float" office:value="1.46" calcext:value-type="float">
            <text:p>1.46</text:p>
          </table:table-cell>
          <table:table-cell table:style-name="ce7" table:formula="of:=1 + [.F90]/100" office:value-type="float" office:value="1.5" calcext:value-type="float">
            <text:p>1.50</text:p>
          </table:table-cell>
          <table:table-cell table:style-name="ce7" table:formula="of:=1 + [.G90]/100" office:value-type="float" office:value="1.5" calcext:value-type="float">
            <text:p>1.50</text:p>
          </table:table-cell>
          <table:table-cell table:style-name="ce7" table:formula="of:=1 + [.H90]/100" office:value-type="float" office:value="1.56" calcext:value-type="float">
            <text:p>1.56</text:p>
          </table:table-cell>
          <table:table-cell table:style-name="ce7" table:formula="of:=1 + [.I90]/100" office:value-type="float" office:value="1.46" calcext:value-type="float">
            <text:p>1.46</text:p>
          </table:table-cell>
          <table:table-cell table:style-name="ce7" table:formula="of:=1 + [.J90]/100" office:value-type="float" office:value="1.5" calcext:value-type="float">
            <text:p>1.50</text:p>
          </table:table-cell>
          <table:table-cell table:style-name="ce7" table:formula="of:=1 + [.K90]/100" office:value-type="float" office:value="2.1" calcext:value-type="float">
            <text:p>2.10</text:p>
          </table:table-cell>
          <table:table-cell table:style-name="ce7" table:formula="of:=1 + [.L90]/100" office:value-type="float" office:value="1.82" calcext:value-type="float">
            <text:p>1.82</text:p>
          </table:table-cell>
          <table:table-cell table:style-name="ce7" table:formula="of:=1 + [.M90]/100" office:value-type="float" office:value="1.61374238309665" calcext:value-type="float">
            <text:p>1.61</text:p>
          </table:table-cell>
          <table:table-cell table:style-name="ce7" table:formula="of:=1 + [.N90]/100" office:value-type="float" office:value="1.696" calcext:value-type="float">
            <text:p>1.70</text:p>
          </table:table-cell>
          <table:table-cell table:style-name="ce7" table:formula="of:=1 + [.O90]/100" office:value-type="float" office:value="1.696" calcext:value-type="float">
            <text:p>1.70</text:p>
          </table:table-cell>
          <table:table-cell table:style-name="ce7" table:formula="of:=1 + [.P90]/100" office:value-type="float" office:value="1.7" calcext:value-type="float">
            <text:p>1.70</text:p>
          </table:table-cell>
          <table:table-cell table:style-name="ce7" table:formula="of:=1 + [.Q90]/100" office:value-type="float" office:value="1.412" calcext:value-type="float">
            <text:p>1.41</text:p>
          </table:table-cell>
          <table:table-cell table:style-name="ce7" table:formula="of:=([.B160]-[.B159])/[.B159]" office:value-type="float" office:value="0.0579710144927537" calcext:value-type="float">
            <text:p>0.06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table:formula="of:=1 + [.B91]/100" office:value-type="float" office:value="1.54" calcext:value-type="float">
            <text:p>1.54</text:p>
          </table:table-cell>
          <table:table-cell table:style-name="ce7" table:formula="of:=1 + [.C91]/100" office:value-type="float" office:value="1.64" calcext:value-type="float">
            <text:p>1.64</text:p>
          </table:table-cell>
          <table:table-cell table:style-name="ce7" table:formula="of:=1 + [.D91]/100" office:value-type="float" office:value="1.7" calcext:value-type="float">
            <text:p>1.70</text:p>
          </table:table-cell>
          <table:table-cell table:style-name="ce7" table:formula="of:=1 + [.E91]/100" office:value-type="float" office:value="1.54" calcext:value-type="float">
            <text:p>1.54</text:p>
          </table:table-cell>
          <table:table-cell table:style-name="ce7" table:formula="of:=1 + [.F91]/100" office:value-type="float" office:value="1.5" calcext:value-type="float">
            <text:p>1.50</text:p>
          </table:table-cell>
          <table:table-cell table:style-name="ce7" table:formula="of:=1 + [.G91]/100" office:value-type="float" office:value="1.5" calcext:value-type="float">
            <text:p>1.50</text:p>
          </table:table-cell>
          <table:table-cell table:style-name="ce7" table:formula="of:=1 + [.H91]/100" office:value-type="float" office:value="1.64" calcext:value-type="float">
            <text:p>1.64</text:p>
          </table:table-cell>
          <table:table-cell table:style-name="ce7" table:formula="of:=1 + [.I91]/100" office:value-type="float" office:value="1.54" calcext:value-type="float">
            <text:p>1.54</text:p>
          </table:table-cell>
          <table:table-cell table:style-name="ce7" table:formula="of:=1 + [.J91]/100" office:value-type="float" office:value="1.5" calcext:value-type="float">
            <text:p>1.50</text:p>
          </table:table-cell>
          <table:table-cell table:style-name="ce7" table:formula="of:=1 + [.K91]/100" office:value-type="float" office:value="2.1" calcext:value-type="float">
            <text:p>2.10</text:p>
          </table:table-cell>
          <table:table-cell table:style-name="ce7" table:formula="of:=1 + [.L91]/100" office:value-type="float" office:value="1.98" calcext:value-type="float">
            <text:p>1.98</text:p>
          </table:table-cell>
          <table:table-cell table:style-name="ce7" table:formula="of:=1 + [.M91]/100" office:value-type="float" office:value="1.72061357464498" calcext:value-type="float">
            <text:p>1.72</text:p>
          </table:table-cell>
          <table:table-cell table:style-name="ce7" table:formula="of:=1 + [.N91]/100" office:value-type="float" office:value="1.744" calcext:value-type="float">
            <text:p>1.74</text:p>
          </table:table-cell>
          <table:table-cell table:style-name="ce7" table:formula="of:=1 + [.O91]/100" office:value-type="float" office:value="1.744" calcext:value-type="float">
            <text:p>1.74</text:p>
          </table:table-cell>
          <table:table-cell table:style-name="ce7" table:formula="of:=1 + [.P91]/100" office:value-type="float" office:value="1.7" calcext:value-type="float">
            <text:p>1.70</text:p>
          </table:table-cell>
          <table:table-cell table:style-name="ce7" table:formula="of:=1 + [.Q91]/100" office:value-type="float" office:value="1.468" calcext:value-type="float">
            <text:p>1.47</text:p>
          </table:table-cell>
          <table:table-cell table:style-name="ce7" table:formula="of:=([.B161]-[.B160])/[.B160]" office:value-type="float" office:value="0.0547945205479453" calcext:value-type="float">
            <text:p>0.05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table:formula="of:=1 + [.B92]/100" office:value-type="float" office:value="1.62" calcext:value-type="float">
            <text:p>1.62</text:p>
          </table:table-cell>
          <table:table-cell table:style-name="ce7" table:formula="of:=1 + [.C92]/100" office:value-type="float" office:value="1.72" calcext:value-type="float">
            <text:p>1.72</text:p>
          </table:table-cell>
          <table:table-cell table:style-name="ce7" table:formula="of:=1 + [.D92]/100" office:value-type="float" office:value="1.7" calcext:value-type="float">
            <text:p>1.70</text:p>
          </table:table-cell>
          <table:table-cell table:style-name="ce7" table:formula="of:=1 + [.E92]/100" office:value-type="float" office:value="1.62" calcext:value-type="float">
            <text:p>1.62</text:p>
          </table:table-cell>
          <table:table-cell table:style-name="ce7" table:formula="of:=1 + [.F92]/100" office:value-type="float" office:value="1.5" calcext:value-type="float">
            <text:p>1.50</text:p>
          </table:table-cell>
          <table:table-cell table:style-name="ce7" table:formula="of:=1 + [.G92]/100" office:value-type="float" office:value="1.5" calcext:value-type="float">
            <text:p>1.50</text:p>
          </table:table-cell>
          <table:table-cell table:style-name="ce7" table:formula="of:=1 + [.H92]/100" office:value-type="float" office:value="1.72" calcext:value-type="float">
            <text:p>1.72</text:p>
          </table:table-cell>
          <table:table-cell table:style-name="ce7" table:formula="of:=1 + [.I92]/100" office:value-type="float" office:value="1.62" calcext:value-type="float">
            <text:p>1.62</text:p>
          </table:table-cell>
          <table:table-cell table:style-name="ce7" table:formula="of:=1 + [.J92]/100" office:value-type="float" office:value="1.5" calcext:value-type="float">
            <text:p>1.50</text:p>
          </table:table-cell>
          <table:table-cell table:style-name="ce7" table:formula="of:=1 + [.K92]/100" office:value-type="float" office:value="2.1" calcext:value-type="float">
            <text:p>2.10</text:p>
          </table:table-cell>
          <table:table-cell table:style-name="ce7" table:formula="of:=1 + [.L92]/100" office:value-type="float" office:value="2.14" calcext:value-type="float">
            <text:p>2.14</text:p>
          </table:table-cell>
          <table:table-cell table:style-name="ce7" table:formula="of:=1 + [.M92]/100" office:value-type="float" office:value="1.8274847661933" calcext:value-type="float">
            <text:p>1.83</text:p>
          </table:table-cell>
          <table:table-cell table:style-name="ce7" table:formula="of:=1 + [.N92]/100" office:value-type="float" office:value="1.792" calcext:value-type="float">
            <text:p>1.79</text:p>
          </table:table-cell>
          <table:table-cell table:style-name="ce7" table:formula="of:=1 + [.O92]/100" office:value-type="float" office:value="1.792" calcext:value-type="float">
            <text:p>1.79</text:p>
          </table:table-cell>
          <table:table-cell table:style-name="ce7" table:formula="of:=1 + [.P92]/100" office:value-type="float" office:value="1.7" calcext:value-type="float">
            <text:p>1.70</text:p>
          </table:table-cell>
          <table:table-cell table:style-name="ce7" table:formula="of:=1 + [.Q92]/100" office:value-type="float" office:value="1.524" calcext:value-type="float">
            <text:p>1.52</text:p>
          </table:table-cell>
          <table:table-cell table:style-name="ce7" table:formula="of:=([.B162]-[.B161])/[.B161]" office:value-type="float" office:value="0.051948051948052" calcext:value-type="float">
            <text:p>0.05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table:formula="of:=1 + [.B93]/100" office:value-type="float" office:value="1.7" calcext:value-type="float">
            <text:p>1.70</text:p>
          </table:table-cell>
          <table:table-cell table:style-name="ce7" table:formula="of:=1 + [.C93]/100" office:value-type="float" office:value="1.8" calcext:value-type="float">
            <text:p>1.80</text:p>
          </table:table-cell>
          <table:table-cell table:style-name="ce7" table:formula="of:=1 + [.D93]/100" office:value-type="float" office:value="1.7" calcext:value-type="float">
            <text:p>1.70</text:p>
          </table:table-cell>
          <table:table-cell table:style-name="ce7" table:formula="of:=1 + [.E93]/100" office:value-type="float" office:value="1.7" calcext:value-type="float">
            <text:p>1.70</text:p>
          </table:table-cell>
          <table:table-cell table:style-name="ce7" table:formula="of:=1 + [.F93]/100" office:value-type="float" office:value="1.5" calcext:value-type="float">
            <text:p>1.50</text:p>
          </table:table-cell>
          <table:table-cell table:style-name="ce7" table:formula="of:=1 + [.G93]/100" office:value-type="float" office:value="1.5" calcext:value-type="float">
            <text:p>1.50</text:p>
          </table:table-cell>
          <table:table-cell table:style-name="ce7" table:formula="of:=1 + [.H93]/100" office:value-type="float" office:value="1.8" calcext:value-type="float">
            <text:p>1.80</text:p>
          </table:table-cell>
          <table:table-cell table:style-name="ce7" table:formula="of:=1 + [.I93]/100" office:value-type="float" office:value="1.7" calcext:value-type="float">
            <text:p>1.70</text:p>
          </table:table-cell>
          <table:table-cell table:style-name="ce7" table:formula="of:=1 + [.J93]/100" office:value-type="float" office:value="1.5" calcext:value-type="float">
            <text:p>1.50</text:p>
          </table:table-cell>
          <table:table-cell table:style-name="ce7" table:formula="of:=1 + [.K93]/100" office:value-type="float" office:value="2.1" calcext:value-type="float">
            <text:p>2.10</text:p>
          </table:table-cell>
          <table:table-cell table:style-name="ce7" table:formula="of:=1 + [.L93]/100" office:value-type="float" office:value="2.3" calcext:value-type="float">
            <text:p>2.30</text:p>
          </table:table-cell>
          <table:table-cell table:style-name="ce7" table:formula="of:=1 + [.M93]/100" office:value-type="float" office:value="1.93435595774163" calcext:value-type="float">
            <text:p>1.93</text:p>
          </table:table-cell>
          <table:table-cell table:style-name="ce7" table:formula="of:=1 + [.N93]/100" office:value-type="float" office:value="1.84" calcext:value-type="float">
            <text:p>1.84</text:p>
          </table:table-cell>
          <table:table-cell table:style-name="ce7" table:formula="of:=1 + [.O93]/100" office:value-type="float" office:value="1.84" calcext:value-type="float">
            <text:p>1.84</text:p>
          </table:table-cell>
          <table:table-cell table:style-name="ce7" table:formula="of:=1 + [.P93]/100" office:value-type="float" office:value="1.7" calcext:value-type="float">
            <text:p>1.70</text:p>
          </table:table-cell>
          <table:table-cell table:style-name="ce7" table:formula="of:=1 + [.Q93]/100" office:value-type="float" office:value="1.58" calcext:value-type="float">
            <text:p>1.58</text:p>
          </table:table-cell>
          <table:table-cell table:style-name="ce7" table:formula="of:=([.B163]-[.B162])/[.B162]" office:value-type="float" office:value="0.0493827160493826" calcext:value-type="float">
            <text:p>0.05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table:formula="of:=1 + [.B94]/100" office:value-type="float" office:value="1.78" calcext:value-type="float">
            <text:p>1.78</text:p>
          </table:table-cell>
          <table:table-cell table:style-name="ce7" table:formula="of:=1 + [.C94]/100" office:value-type="float" office:value="1.88" calcext:value-type="float">
            <text:p>1.88</text:p>
          </table:table-cell>
          <table:table-cell table:style-name="ce7" table:formula="of:=1 + [.D94]/100" office:value-type="float" office:value="1.7" calcext:value-type="float">
            <text:p>1.70</text:p>
          </table:table-cell>
          <table:table-cell table:style-name="ce7" table:formula="of:=1 + [.E94]/100" office:value-type="float" office:value="1.78" calcext:value-type="float">
            <text:p>1.78</text:p>
          </table:table-cell>
          <table:table-cell table:style-name="ce7" table:formula="of:=1 + [.F94]/100" office:value-type="float" office:value="1.5" calcext:value-type="float">
            <text:p>1.50</text:p>
          </table:table-cell>
          <table:table-cell table:style-name="ce7" table:formula="of:=1 + [.G94]/100" office:value-type="float" office:value="1.5" calcext:value-type="float">
            <text:p>1.50</text:p>
          </table:table-cell>
          <table:table-cell table:style-name="ce7" table:formula="of:=1 + [.H94]/100" office:value-type="float" office:value="1.88" calcext:value-type="float">
            <text:p>1.88</text:p>
          </table:table-cell>
          <table:table-cell table:style-name="ce7" table:formula="of:=1 + [.I94]/100" office:value-type="float" office:value="1.78" calcext:value-type="float">
            <text:p>1.78</text:p>
          </table:table-cell>
          <table:table-cell table:style-name="ce7" table:formula="of:=1 + [.J94]/100" office:value-type="float" office:value="1.5" calcext:value-type="float">
            <text:p>1.50</text:p>
          </table:table-cell>
          <table:table-cell table:style-name="ce7" table:formula="of:=1 + [.K94]/100" office:value-type="float" office:value="2.1" calcext:value-type="float">
            <text:p>2.10</text:p>
          </table:table-cell>
          <table:table-cell table:style-name="ce7" table:formula="of:=1 + [.L94]/100" office:value-type="float" office:value="2.46" calcext:value-type="float">
            <text:p>2.46</text:p>
          </table:table-cell>
          <table:table-cell table:style-name="ce7" table:formula="of:=1 + [.M94]/100" office:value-type="float" office:value="2.04122714928995" calcext:value-type="float">
            <text:p>2.04</text:p>
          </table:table-cell>
          <table:table-cell table:style-name="ce7" table:formula="of:=1 + [.N94]/100" office:value-type="float" office:value="1.888" calcext:value-type="float">
            <text:p>1.89</text:p>
          </table:table-cell>
          <table:table-cell table:style-name="ce7" table:formula="of:=1 + [.O94]/100" office:value-type="float" office:value="1.888" calcext:value-type="float">
            <text:p>1.89</text:p>
          </table:table-cell>
          <table:table-cell table:style-name="ce7" table:formula="of:=1 + [.P94]/100" office:value-type="float" office:value="1.7" calcext:value-type="float">
            <text:p>1.70</text:p>
          </table:table-cell>
          <table:table-cell table:style-name="ce7" table:formula="of:=1 + [.Q94]/100" office:value-type="float" office:value="1.636" calcext:value-type="float">
            <text:p>1.64</text:p>
          </table:table-cell>
          <table:table-cell table:style-name="ce7" table:formula="of:=([.B164]-[.B163])/[.B163]" office:value-type="float" office:value="0.0470588235294118" calcext:value-type="float">
            <text:p>0.05</text:p>
          </table:table-cell>
          <table:table-cell table:number-columns-repeated="100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table:formula="of:=1 + [.B95]/100" office:value-type="float" office:value="1.86" calcext:value-type="float">
            <text:p>1.86</text:p>
          </table:table-cell>
          <table:table-cell table:style-name="ce7" table:formula="of:=1 + [.C95]/100" office:value-type="float" office:value="1.96" calcext:value-type="float">
            <text:p>1.96</text:p>
          </table:table-cell>
          <table:table-cell table:style-name="ce7" table:formula="of:=1 + [.D95]/100" office:value-type="float" office:value="1.7" calcext:value-type="float">
            <text:p>1.70</text:p>
          </table:table-cell>
          <table:table-cell table:style-name="ce7" table:formula="of:=1 + [.E95]/100" office:value-type="float" office:value="1.86" calcext:value-type="float">
            <text:p>1.86</text:p>
          </table:table-cell>
          <table:table-cell table:style-name="ce7" table:formula="of:=1 + [.F95]/100" office:value-type="float" office:value="1.5" calcext:value-type="float">
            <text:p>1.50</text:p>
          </table:table-cell>
          <table:table-cell table:style-name="ce7" table:formula="of:=1 + [.G95]/100" office:value-type="float" office:value="1.5" calcext:value-type="float">
            <text:p>1.50</text:p>
          </table:table-cell>
          <table:table-cell table:style-name="ce7" table:formula="of:=1 + [.H95]/100" office:value-type="float" office:value="1.96" calcext:value-type="float">
            <text:p>1.96</text:p>
          </table:table-cell>
          <table:table-cell table:style-name="ce7" table:formula="of:=1 + [.I95]/100" office:value-type="float" office:value="1.86" calcext:value-type="float">
            <text:p>1.86</text:p>
          </table:table-cell>
          <table:table-cell table:style-name="ce7" table:formula="of:=1 + [.J95]/100" office:value-type="float" office:value="1.5" calcext:value-type="float">
            <text:p>1.50</text:p>
          </table:table-cell>
          <table:table-cell table:style-name="ce7" table:formula="of:=1 + [.K95]/100" office:value-type="float" office:value="2.1" calcext:value-type="float">
            <text:p>2.10</text:p>
          </table:table-cell>
          <table:table-cell table:style-name="ce7" table:formula="of:=1 + [.L95]/100" office:value-type="float" office:value="2.62" calcext:value-type="float">
            <text:p>2.62</text:p>
          </table:table-cell>
          <table:table-cell table:style-name="ce7" table:formula="of:=1 + [.M95]/100" office:value-type="float" office:value="2.14809834083828" calcext:value-type="float">
            <text:p>2.15</text:p>
          </table:table-cell>
          <table:table-cell table:style-name="ce7" table:formula="of:=1 + [.N95]/100" office:value-type="float" office:value="1.936" calcext:value-type="float">
            <text:p>1.94</text:p>
          </table:table-cell>
          <table:table-cell table:style-name="ce7" table:formula="of:=1 + [.O95]/100" office:value-type="float" office:value="1.936" calcext:value-type="float">
            <text:p>1.94</text:p>
          </table:table-cell>
          <table:table-cell table:style-name="ce7" table:formula="of:=1 + [.P95]/100" office:value-type="float" office:value="1.7" calcext:value-type="float">
            <text:p>1.70</text:p>
          </table:table-cell>
          <table:table-cell table:style-name="ce7" table:formula="of:=1 + [.Q95]/100" office:value-type="float" office:value="1.692" calcext:value-type="float">
            <text:p>1.69</text:p>
          </table:table-cell>
          <table:table-cell table:style-name="ce7" table:formula="of:=([.B165]-[.B164])/[.B164]" office:value-type="float" office:value="0.044943820224719" calcext:value-type="float">
            <text:p>0.04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table:formula="of:=1 + [.B96]/100" office:value-type="float" office:value="1.94" calcext:value-type="float">
            <text:p>1.94</text:p>
          </table:table-cell>
          <table:table-cell table:style-name="ce7" table:formula="of:=1 + [.C96]/100" office:value-type="float" office:value="2.04" calcext:value-type="float">
            <text:p>2.04</text:p>
          </table:table-cell>
          <table:table-cell table:style-name="ce7" table:formula="of:=1 + [.D96]/100" office:value-type="float" office:value="1.7" calcext:value-type="float">
            <text:p>1.70</text:p>
          </table:table-cell>
          <table:table-cell table:style-name="ce7" table:formula="of:=1 + [.E96]/100" office:value-type="float" office:value="1.94" calcext:value-type="float">
            <text:p>1.94</text:p>
          </table:table-cell>
          <table:table-cell table:style-name="ce7" table:formula="of:=1 + [.F96]/100" office:value-type="float" office:value="1.5" calcext:value-type="float">
            <text:p>1.50</text:p>
          </table:table-cell>
          <table:table-cell table:style-name="ce7" table:formula="of:=1 + [.G96]/100" office:value-type="float" office:value="1.5" calcext:value-type="float">
            <text:p>1.50</text:p>
          </table:table-cell>
          <table:table-cell table:style-name="ce7" table:formula="of:=1 + [.H96]/100" office:value-type="float" office:value="2.04" calcext:value-type="float">
            <text:p>2.04</text:p>
          </table:table-cell>
          <table:table-cell table:style-name="ce7" table:formula="of:=1 + [.I96]/100" office:value-type="float" office:value="1.94" calcext:value-type="float">
            <text:p>1.94</text:p>
          </table:table-cell>
          <table:table-cell table:style-name="ce7" table:formula="of:=1 + [.J96]/100" office:value-type="float" office:value="1.5" calcext:value-type="float">
            <text:p>1.50</text:p>
          </table:table-cell>
          <table:table-cell table:style-name="ce7" table:formula="of:=1 + [.K96]/100" office:value-type="float" office:value="2.1" calcext:value-type="float">
            <text:p>2.10</text:p>
          </table:table-cell>
          <table:table-cell table:style-name="ce7" table:formula="of:=1 + [.L96]/100" office:value-type="float" office:value="2.78" calcext:value-type="float">
            <text:p>2.78</text:p>
          </table:table-cell>
          <table:table-cell table:style-name="ce7" table:formula="of:=1 + [.M96]/100" office:value-type="float" office:value="2.2549695323866" calcext:value-type="float">
            <text:p>2.25</text:p>
          </table:table-cell>
          <table:table-cell table:style-name="ce7" table:formula="of:=1 + [.N96]/100" office:value-type="float" office:value="1.984" calcext:value-type="float">
            <text:p>1.98</text:p>
          </table:table-cell>
          <table:table-cell table:style-name="ce7" table:formula="of:=1 + [.O96]/100" office:value-type="float" office:value="1.984" calcext:value-type="float">
            <text:p>1.98</text:p>
          </table:table-cell>
          <table:table-cell table:style-name="ce7" table:formula="of:=1 + [.P96]/100" office:value-type="float" office:value="1.7" calcext:value-type="float">
            <text:p>1.70</text:p>
          </table:table-cell>
          <table:table-cell table:style-name="ce7" table:formula="of:=1 + [.Q96]/100" office:value-type="float" office:value="1.748" calcext:value-type="float">
            <text:p>1.75</text:p>
          </table:table-cell>
          <table:table-cell table:style-name="ce7" table:formula="of:=([.B166]-[.B165])/[.B165]" office:value-type="float" office:value="0.0430107526881721" calcext:value-type="float">
            <text:p>0.04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table:formula="of:=1 + [.B97]/100" office:value-type="float" office:value="2.02" calcext:value-type="float">
            <text:p>2.02</text:p>
          </table:table-cell>
          <table:table-cell table:style-name="ce7" table:formula="of:=1 + [.C97]/100" office:value-type="float" office:value="2.12" calcext:value-type="float">
            <text:p>2.12</text:p>
          </table:table-cell>
          <table:table-cell table:style-name="ce7" table:formula="of:=1 + [.D97]/100" office:value-type="float" office:value="1.7" calcext:value-type="float">
            <text:p>1.70</text:p>
          </table:table-cell>
          <table:table-cell table:style-name="ce7" table:formula="of:=1 + [.E97]/100" office:value-type="float" office:value="2.02" calcext:value-type="float">
            <text:p>2.02</text:p>
          </table:table-cell>
          <table:table-cell table:style-name="ce7" table:formula="of:=1 + [.F97]/100" office:value-type="float" office:value="1.5" calcext:value-type="float">
            <text:p>1.50</text:p>
          </table:table-cell>
          <table:table-cell table:style-name="ce7" table:formula="of:=1 + [.G97]/100" office:value-type="float" office:value="1.5" calcext:value-type="float">
            <text:p>1.50</text:p>
          </table:table-cell>
          <table:table-cell table:style-name="ce7" table:formula="of:=1 + [.H97]/100" office:value-type="float" office:value="2.12" calcext:value-type="float">
            <text:p>2.12</text:p>
          </table:table-cell>
          <table:table-cell table:style-name="ce7" table:formula="of:=1 + [.I97]/100" office:value-type="float" office:value="2.02" calcext:value-type="float">
            <text:p>2.02</text:p>
          </table:table-cell>
          <table:table-cell table:style-name="ce7" table:formula="of:=1 + [.J97]/100" office:value-type="float" office:value="1.5" calcext:value-type="float">
            <text:p>1.50</text:p>
          </table:table-cell>
          <table:table-cell table:style-name="ce7" table:formula="of:=1 + [.K97]/100" office:value-type="float" office:value="2.1" calcext:value-type="float">
            <text:p>2.10</text:p>
          </table:table-cell>
          <table:table-cell table:style-name="ce7" table:formula="of:=1 + [.L97]/100" office:value-type="float" office:value="2.94" calcext:value-type="float">
            <text:p>2.94</text:p>
          </table:table-cell>
          <table:table-cell table:style-name="ce7" table:formula="of:=1 + [.M97]/100" office:value-type="float" office:value="2.36184072393493" calcext:value-type="float">
            <text:p>2.36</text:p>
          </table:table-cell>
          <table:table-cell table:style-name="ce7" table:formula="of:=1 + [.N97]/100" office:value-type="float" office:value="2.032" calcext:value-type="float">
            <text:p>2.03</text:p>
          </table:table-cell>
          <table:table-cell table:style-name="ce7" table:formula="of:=1 + [.O97]/100" office:value-type="float" office:value="2.032" calcext:value-type="float">
            <text:p>2.03</text:p>
          </table:table-cell>
          <table:table-cell table:style-name="ce7" table:formula="of:=1 + [.P97]/100" office:value-type="float" office:value="1.7" calcext:value-type="float">
            <text:p>1.70</text:p>
          </table:table-cell>
          <table:table-cell table:style-name="ce7" table:formula="of:=1 + [.Q97]/100" office:value-type="float" office:value="1.804" calcext:value-type="float">
            <text:p>1.80</text:p>
          </table:table-cell>
          <table:table-cell table:style-name="ce7" table:formula="of:=([.B167]-[.B166])/[.B166]" office:value-type="float" office:value="0.0412371134020619" calcext:value-type="float">
            <text:p>0.04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table:formula="of:=1 + [.B98]/100" office:value-type="float" office:value="2.1" calcext:value-type="float">
            <text:p>2.10</text:p>
          </table:table-cell>
          <table:table-cell table:style-name="ce7" table:formula="of:=1 + [.C98]/100" office:value-type="float" office:value="2.2" calcext:value-type="float">
            <text:p>2.20</text:p>
          </table:table-cell>
          <table:table-cell table:style-name="ce7" table:formula="of:=1 + [.D98]/100" office:value-type="float" office:value="1.7" calcext:value-type="float">
            <text:p>1.70</text:p>
          </table:table-cell>
          <table:table-cell table:style-name="ce7" table:formula="of:=1 + [.E98]/100" office:value-type="float" office:value="2.1" calcext:value-type="float">
            <text:p>2.10</text:p>
          </table:table-cell>
          <table:table-cell table:style-name="ce7" table:formula="of:=1 + [.F98]/100" office:value-type="float" office:value="1.5" calcext:value-type="float">
            <text:p>1.50</text:p>
          </table:table-cell>
          <table:table-cell table:style-name="ce7" table:formula="of:=1 + [.G98]/100" office:value-type="float" office:value="1.5" calcext:value-type="float">
            <text:p>1.50</text:p>
          </table:table-cell>
          <table:table-cell table:style-name="ce7" table:formula="of:=1 + [.H98]/100" office:value-type="float" office:value="2.2" calcext:value-type="float">
            <text:p>2.20</text:p>
          </table:table-cell>
          <table:table-cell table:style-name="ce7" table:formula="of:=1 + [.I98]/100" office:value-type="float" office:value="2.1" calcext:value-type="float">
            <text:p>2.10</text:p>
          </table:table-cell>
          <table:table-cell table:style-name="ce7" table:formula="of:=1 + [.J98]/100" office:value-type="float" office:value="1.5" calcext:value-type="float">
            <text:p>1.50</text:p>
          </table:table-cell>
          <table:table-cell table:style-name="ce7" table:formula="of:=1 + [.K98]/100" office:value-type="float" office:value="2.1" calcext:value-type="float">
            <text:p>2.10</text:p>
          </table:table-cell>
          <table:table-cell table:style-name="ce7" table:formula="of:=1 + [.L98]/100" office:value-type="float" office:value="3.1" calcext:value-type="float">
            <text:p>3.10</text:p>
          </table:table-cell>
          <table:table-cell table:style-name="ce7" table:formula="of:=1 + [.M98]/100" office:value-type="float" office:value="2.46871191548325" calcext:value-type="float">
            <text:p>2.47</text:p>
          </table:table-cell>
          <table:table-cell table:style-name="ce7" table:formula="of:=1 + [.N98]/100" office:value-type="float" office:value="2.08" calcext:value-type="float">
            <text:p>2.08</text:p>
          </table:table-cell>
          <table:table-cell table:style-name="ce7" table:formula="of:=1 + [.O98]/100" office:value-type="float" office:value="2.08" calcext:value-type="float">
            <text:p>2.08</text:p>
          </table:table-cell>
          <table:table-cell table:style-name="ce7" table:formula="of:=1 + [.P98]/100" office:value-type="float" office:value="1.7" calcext:value-type="float">
            <text:p>1.70</text:p>
          </table:table-cell>
          <table:table-cell table:style-name="ce7" table:formula="of:=1 + [.Q98]/100" office:value-type="float" office:value="1.86" calcext:value-type="float">
            <text:p>1.86</text:p>
          </table:table-cell>
          <table:table-cell table:style-name="ce7" table:formula="of:=([.B168]-[.B167])/[.B167]" office:value-type="float" office:value="0.0396039603960396" calcext:value-type="float">
            <text:p>0.04</text:p>
          </table:table-cell>
          <table:table-cell table:number-columns-repeated="1003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damage rate</text:p>
          </table:table-cell>
          <table:table-cell table:formula="of:=IF(ISBLANK([.B2]);[.B1];CONCATENATE([.B1];&quot;-&quot;;[.B2]))" office:value-type="string" office:string-value="staff" calcext:value-type="string">
            <text:p>staff</text:p>
          </table:table-cell>
          <table:table-cell table:formula="of:=IF(ISBLANK([.C2]);[.C1];CONCATENATE([.C1];&quot;-&quot;;[.C2]))" office:value-type="string" office:string-value="sword" calcext:value-type="string">
            <text:p>sword</text:p>
          </table:table-cell>
          <table:table-cell table:formula="of:=IF(ISBLANK([.D2]);[.D1];CONCATENATE([.D1];&quot;-&quot;;[.D2]))" office:value-type="string" office:string-value="dagger" calcext:value-type="string">
            <text:p>dagger</text:p>
          </table:table-cell>
          <table:table-cell table:formula="of:=IF(ISBLANK([.E2]);[.E1];CONCATENATE([.E1];&quot;-&quot;;[.E2]))" office:value-type="string" office:string-value="axe" calcext:value-type="string">
            <text:p>axe</text:p>
          </table:table-cell>
          <table:table-cell table:formula="of:=IF(ISBLANK([.F2]);[.F1];CONCATENATE([.F1];&quot;-&quot;;[.F2]))" office:value-type="string" office:string-value="spear" calcext:value-type="string">
            <text:p>spear</text:p>
          </table:table-cell>
          <table:table-cell table:formula="of:=IF(ISBLANK([.G2]);[.G1];CONCATENATE([.G1];&quot;-&quot;;[.G2]))" office:value-type="string" office:string-value="mace" calcext:value-type="string">
            <text:p>mace</text:p>
          </table:table-cell>
          <table:table-cell table:style-name="Default" table:formula="of:=IF(ISBLANK([.H2]);[.H1];CONCATENATE([.H1];&quot;-&quot;;[.H2]))" office:value-type="string" office:string-value="sword2h" calcext:value-type="string">
            <text:p>sword2h</text:p>
          </table:table-cell>
          <table:table-cell table:style-name="Default" table:formula="of:=IF(ISBLANK([.I2]);[.I1];CONCATENATE([.I1];&quot;-&quot;;[.I2]))" office:value-type="string" office:string-value="axe2h" calcext:value-type="string">
            <text:p>axe2h</text:p>
          </table:table-cell>
          <table:table-cell table:style-name="Default" table:formula="of:=IF(ISBLANK([.J2]);[.J1];CONCATENATE([.J1];&quot;-&quot;;[.J2]))" office:value-type="string" office:string-value="spear2h" calcext:value-type="string">
            <text:p>spear2h</text:p>
          </table:table-cell>
          <table:table-cell table:style-name="Default" table:formula="of:=IF(ISBLANK([.K2]);[.K1];CONCATENATE([.K1];&quot;-&quot;;[.K2]))" office:value-type="string" office:string-value="dagger-dagger" calcext:value-type="string">
            <text:p>dagger-dagger</text:p>
          </table:table-cell>
          <table:table-cell table:style-name="Default" table:formula="of:=IF(ISBLANK([.L2]);[.L1];CONCATENATE([.L1];&quot;-&quot;;[.L2]))" office:value-type="string" office:string-value="sword-sword" calcext:value-type="string">
            <text:p>sword-sword</text:p>
          </table:table-cell>
          <table:table-cell table:style-name="Default" table:formula="of:=IF(ISBLANK([.M2]);[.M1];CONCATENATE([.M1];&quot;-&quot;;[.M2]))" office:value-type="string" office:string-value="axe-sword" calcext:value-type="string">
            <text:p>axe-sword</text:p>
          </table:table-cell>
          <table:table-cell table:style-name="Default" table:formula="of:=IF(ISBLANK([.N2]);[.N1];CONCATENATE([.N1];&quot;-&quot;;[.N2]))" office:value-type="string" office:string-value="spear-sword" calcext:value-type="string">
            <text:p>spear-sword</text:p>
          </table:table-cell>
          <table:table-cell table:style-name="Default" table:formula="of:=IF(ISBLANK([.O2]);[.O1];CONCATENATE([.O1];&quot;-&quot;;[.O2]))" office:value-type="string" office:string-value="mace-sword" calcext:value-type="string">
            <text:p>mace-sword</text:p>
          </table:table-cell>
          <table:table-cell table:style-name="Default" table:formula="of:=IF(ISBLANK([.P2]);[.P1];CONCATENATE([.P1];&quot;-&quot;;[.P2]))" office:value-type="string" office:string-value="unarm" calcext:value-type="string">
            <text:p>unarm</text:p>
          </table:table-cell>
          <table:table-cell table:style-name="Default" table:formula="of:=IF(ISBLANK([.Q2]);[.Q1];CONCATENATE([.Q1];&quot;-&quot;;[.Q2]))" office:value-type="string" office:string-value="staff-unarm" calcext:value-type="string">
            <text:p>staff-unarm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table:formula="of:=PRODUCT([.B147];[.B159];[.B135])" office:value-type="float" office:value="18.7156704697133" calcext:value-type="float">
            <text:p>18.72</text:p>
          </table:table-cell>
          <table:table-cell table:style-name="ce7" table:formula="of:=PRODUCT([.C147];[.C159];[.C135])" office:value-type="float" office:value="26.4366780186806" calcext:value-type="float">
            <text:p>26.44</text:p>
          </table:table-cell>
          <table:table-cell table:style-name="ce7" table:formula="of:=PRODUCT([.D147];[.D159];[.D135])" office:value-type="float" office:value="23.2560190083646" calcext:value-type="float">
            <text:p>23.26</text:p>
          </table:table-cell>
          <table:table-cell table:style-name="ce7" table:formula="of:=PRODUCT([.E147];[.E159];[.E135])" office:value-type="float" office:value="26.9703540147785" calcext:value-type="float">
            <text:p>26.97</text:p>
          </table:table-cell>
          <table:table-cell table:style-name="ce7" table:formula="of:=PRODUCT([.F147];[.F159];[.F135])" office:value-type="float" office:value="33.4173085354306" calcext:value-type="float">
            <text:p>33.42</text:p>
          </table:table-cell>
          <table:table-cell table:style-name="ce7" table:formula="of:=PRODUCT([.G147];[.G159];[.G135])" office:value-type="float" office:value="28.3994896215398" calcext:value-type="float">
            <text:p>28.40</text:p>
          </table:table-cell>
          <table:table-cell table:style-name="ce7" table:formula="of:=PRODUCT([.H147];[.H159];[.H135])" office:value-type="float" office:value="30.8190023019209" calcext:value-type="float">
            <text:p>30.82</text:p>
          </table:table-cell>
          <table:table-cell table:style-name="ce7" table:formula="of:=PRODUCT([.I147];[.I159];[.I135])" office:value-type="float" office:value="35.6185454343846" calcext:value-type="float">
            <text:p>35.62</text:p>
          </table:table-cell>
          <table:table-cell table:style-name="ce7" table:formula="of:=PRODUCT([.J147];[.J159];[.J135])" office:value-type="float" office:value="40.1007702425167" calcext:value-type="float">
            <text:p>40.10</text:p>
          </table:table-cell>
          <table:table-cell table:style-name="ce7" table:formula="of:=PRODUCT([.K147];[.K159];[.K135])" office:value-type="float" office:value="48.8116807707768" calcext:value-type="float">
            <text:p>48.81</text:p>
          </table:table-cell>
          <table:table-cell table:style-name="ce7" table:formula="of:=PRODUCT([.L147];[.L159];[.L135])" office:value-type="float" office:value="54.9502128428429" calcext:value-type="float">
            <text:p>54.95</text:p>
          </table:table-cell>
          <table:table-cell table:style-name="ce7" table:formula="of:=PRODUCT([.M147];[.M159];[.M135])" office:value-type="float" office:value="50.8986273854176" calcext:value-type="float">
            <text:p>50.90</text:p>
          </table:table-cell>
          <table:table-cell table:style-name="ce7" table:formula="of:=PRODUCT([.N147];[.N159];[.N135])" office:value-type="float" office:value="60.2725897303" calcext:value-type="float">
            <text:p>60.27</text:p>
          </table:table-cell>
          <table:table-cell table:style-name="ce7" table:formula="of:=PRODUCT([.O147];[.O159];[.O135])" office:value-type="float" office:value="54.2400469276185" calcext:value-type="float">
            <text:p>54.24</text:p>
          </table:table-cell>
          <table:table-cell table:style-name="ce7" table:formula="of:=PRODUCT([.P147];[.P159];[.P135])" office:value-type="float" office:value="18.8738244334736" calcext:value-type="float">
            <text:p>18.87</text:p>
          </table:table-cell>
          <table:table-cell table:style-name="ce7" table:formula="of:=PRODUCT([.Q147];[.Q159];[.Q135])" office:value-type="float" office:value="24.3386064798394" calcext:value-type="float">
            <text:p>24.34</text:p>
          </table:table-cell>
          <table:table-cell table:style-name="ce7"/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table:formula="of:=PRODUCT([.B148];[.B160];[.B136])" office:value-type="float" office:value="20.5682991075817" calcext:value-type="float">
            <text:p>20.57</text:p>
          </table:table-cell>
          <table:table-cell table:style-name="ce7" table:formula="of:=PRODUCT([.C148];[.C160];[.C136])" office:value-type="float" office:value="28.7047946149576" calcext:value-type="float">
            <text:p>28.70</text:p>
          </table:table-cell>
          <table:table-cell table:style-name="ce7" table:formula="of:=PRODUCT([.D148];[.D160];[.D136])" office:value-type="float" office:value="25.3464370851991" calcext:value-type="float">
            <text:p>25.35</text:p>
          </table:table-cell>
          <table:table-cell table:style-name="ce7" table:formula="of:=PRODUCT([.E148];[.E160];[.E136])" office:value-type="float" office:value="32.8510074276494" calcext:value-type="float">
            <text:p>32.85</text:p>
          </table:table-cell>
          <table:table-cell table:style-name="ce7" table:formula="of:=PRODUCT([.F148];[.F160];[.F136])" office:value-type="float" office:value="39.8395800642756" calcext:value-type="float">
            <text:p>39.84</text:p>
          </table:table-cell>
          <table:table-cell table:style-name="ce7" table:formula="of:=PRODUCT([.G148];[.G160];[.G136])" office:value-type="float" office:value="32.838844892504" calcext:value-type="float">
            <text:p>32.84</text:p>
          </table:table-cell>
          <table:table-cell table:style-name="ce7" table:formula="of:=PRODUCT([.H148];[.H160];[.H136])" office:value-type="float" office:value="36.9602210494479" calcext:value-type="float">
            <text:p>36.96</text:p>
          </table:table-cell>
          <table:table-cell table:style-name="ce7" table:formula="of:=PRODUCT([.I148];[.I160];[.I136])" office:value-type="float" office:value="45.3702558839351" calcext:value-type="float">
            <text:p>45.37</text:p>
          </table:table-cell>
          <table:table-cell table:style-name="ce7" table:formula="of:=PRODUCT([.J148];[.J160];[.J136])" office:value-type="float" office:value="49.6585436410692" calcext:value-type="float">
            <text:p>49.66</text:p>
          </table:table-cell>
          <table:table-cell table:style-name="ce7" table:formula="of:=PRODUCT([.K148];[.K160];[.K136])" office:value-type="float" office:value="55.6761577430758" calcext:value-type="float">
            <text:p>55.68</text:p>
          </table:table-cell>
          <table:table-cell table:style-name="ce7" table:formula="of:=PRODUCT([.L148];[.L160];[.L136])" office:value-type="float" office:value="63.6715639739116" calcext:value-type="float">
            <text:p>63.67</text:p>
          </table:table-cell>
          <table:table-cell table:style-name="ce7" table:formula="of:=PRODUCT([.M148];[.M160];[.M136])" office:value-type="float" office:value="60.1925012464794" calcext:value-type="float">
            <text:p>60.19</text:p>
          </table:table-cell>
          <table:table-cell table:style-name="ce7" table:formula="of:=PRODUCT([.N148];[.N160];[.N136])" office:value-type="float" office:value="69.8826779069444" calcext:value-type="float">
            <text:p>69.88</text:p>
          </table:table-cell>
          <table:table-cell table:style-name="ce7" table:formula="of:=PRODUCT([.O148];[.O160];[.O136])" office:value-type="float" office:value="61.4811238770096" calcext:value-type="float">
            <text:p>61.48</text:p>
          </table:table-cell>
          <table:table-cell table:style-name="ce7" table:formula="of:=PRODUCT([.P148];[.P160];[.P136])" office:value-type="float" office:value="29.195474864786" calcext:value-type="float">
            <text:p>29.20</text:p>
          </table:table-cell>
          <table:table-cell table:style-name="ce7" table:formula="of:=PRODUCT([.Q148];[.Q160];[.Q136])" office:value-type="float" office:value="32.8541839621421" calcext:value-type="float">
            <text:p>32.85</text:p>
          </table:table-cell>
          <table:table-cell table:style-name="ce7"/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table:formula="of:=PRODUCT([.B149];[.B161];[.B137])" office:value-type="float" office:value="22.4966637984129" calcext:value-type="float">
            <text:p>22.50</text:p>
          </table:table-cell>
          <table:table-cell table:style-name="ce7" table:formula="of:=PRODUCT([.C149];[.C161];[.C137])" office:value-type="float" office:value="31.0501086528836" calcext:value-type="float">
            <text:p>31.05</text:p>
          </table:table-cell>
          <table:table-cell table:style-name="ce7" table:formula="of:=PRODUCT([.D149];[.D161];[.D137])" office:value-type="float" office:value="27.4167133875722" calcext:value-type="float">
            <text:p>27.42</text:p>
          </table:table-cell>
          <table:table-cell table:style-name="ce7" table:formula="of:=PRODUCT([.E149];[.E161];[.E137])" office:value-type="float" office:value="39.1641010658831" calcext:value-type="float">
            <text:p>39.16</text:p>
          </table:table-cell>
          <table:table-cell table:style-name="ce7" table:formula="of:=PRODUCT([.F149];[.F161];[.F137])" office:value-type="float" office:value="46.6019563217793" calcext:value-type="float">
            <text:p>46.60</text:p>
          </table:table-cell>
          <table:table-cell table:style-name="ce7" table:formula="of:=PRODUCT([.G149];[.G161];[.G137])" office:value-type="float" office:value="37.2385933140355" calcext:value-type="float">
            <text:p>37.24</text:p>
          </table:table-cell>
          <table:table-cell table:style-name="ce7" table:formula="of:=PRODUCT([.H149];[.H161];[.H137])" office:value-type="float" office:value="43.516587292528" calcext:value-type="float">
            <text:p>43.52</text:p>
          </table:table-cell>
          <table:table-cell table:style-name="ce7" table:formula="of:=PRODUCT([.I149];[.I161];[.I137])" office:value-type="float" office:value="55.8906771475376" calcext:value-type="float">
            <text:p>55.89</text:p>
          </table:table-cell>
          <table:table-cell table:style-name="ce7" table:formula="of:=PRODUCT([.J149];[.J161];[.J137])" office:value-type="float" office:value="59.5383775823508" calcext:value-type="float">
            <text:p>59.54</text:p>
          </table:table-cell>
          <table:table-cell table:style-name="ce7" table:formula="of:=PRODUCT([.K149];[.K161];[.K137])" office:value-type="float" office:value="62.8195784704305" calcext:value-type="float">
            <text:p>62.82</text:p>
          </table:table-cell>
          <table:table-cell table:style-name="ce7" table:formula="of:=PRODUCT([.L149];[.L161];[.L137])" office:value-type="float" office:value="72.9643019145748" calcext:value-type="float">
            <text:p>72.96</text:p>
          </table:table-cell>
          <table:table-cell table:style-name="ce7" table:formula="of:=PRODUCT([.M149];[.M161];[.M137])" office:value-type="float" office:value="70.3439731984681" calcext:value-type="float">
            <text:p>70.34</text:p>
          </table:table-cell>
          <table:table-cell table:style-name="ce7" table:formula="of:=PRODUCT([.N149];[.N161];[.N137])" office:value-type="float" office:value="80.1685677837835" calcext:value-type="float">
            <text:p>80.17</text:p>
          </table:table-cell>
          <table:table-cell table:style-name="ce7" table:formula="of:=PRODUCT([.O149];[.O161];[.O137])" office:value-type="float" office:value="69.1600109887499" calcext:value-type="float">
            <text:p>69.16</text:p>
          </table:table-cell>
          <table:table-cell table:style-name="ce7" table:formula="of:=PRODUCT([.P149];[.P161];[.P137])" office:value-type="float" office:value="40.3559043292841" calcext:value-type="float">
            <text:p>40.36</text:p>
          </table:table-cell>
          <table:table-cell table:style-name="ce7" table:formula="of:=PRODUCT([.Q149];[.Q161];[.Q137])" office:value-type="float" office:value="42.5072809147383" calcext:value-type="float">
            <text:p>42.51</text:p>
          </table:table-cell>
          <table:table-cell table:style-name="ce7"/>
          <table:table-cell table:number-columns-repeated="100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8" table:formula="of:=PRODUCT([.B150];[.B162];[.B138])" office:value-type="float" office:value="24.4994382425045" calcext:value-type="float">
            <text:p>24.50</text:p>
          </table:table-cell>
          <table:table-cell table:style-name="ce8" table:formula="of:=PRODUCT([.C150];[.C162];[.C138])" office:value-type="float" office:value="33.4712967200634" calcext:value-type="float">
            <text:p>33.47</text:p>
          </table:table-cell>
          <table:table-cell table:style-name="ce8" table:formula="of:=PRODUCT([.D150];[.D162];[.D138])" office:value-type="float" office:value="29.4667982280455" calcext:value-type="float">
            <text:p>29.47</text:p>
          </table:table-cell>
          <table:table-cell table:style-name="ce8" table:formula="of:=PRODUCT([.E150];[.E162];[.E138])" office:value-type="float" office:value="45.9031555917901" calcext:value-type="float">
            <text:p>45.90</text:p>
          </table:table-cell>
          <table:table-cell table:style-name="ce8" table:formula="of:=PRODUCT([.F150];[.F162];[.F138])" office:value-type="float" office:value="53.6714449708425" calcext:value-type="float">
            <text:p>53.67</text:p>
          </table:table-cell>
          <table:table-cell table:style-name="ce8" table:formula="of:=PRODUCT([.G150];[.G162];[.G138])" office:value-type="float" office:value="41.5986043582022" calcext:value-type="float">
            <text:p>41.60</text:p>
          </table:table-cell>
          <table:table-cell table:style-name="ce8" table:formula="of:=PRODUCT([.H150];[.H162];[.H138])" office:value-type="float" office:value="50.4815560288819" calcext:value-type="float">
            <text:p>50.48</text:p>
          </table:table-cell>
          <table:table-cell table:style-name="ce8" table:formula="of:=PRODUCT([.I150];[.I162];[.I138])" office:value-type="float" office:value="67.1680940225544" calcext:value-type="float">
            <text:p>67.17</text:p>
          </table:table-cell>
          <table:table-cell table:style-name="ce8" table:formula="of:=PRODUCT([.J150];[.J162];[.J138])" office:value-type="float" office:value="69.7305984460364" calcext:value-type="float">
            <text:p>69.73</text:p>
          </table:table-cell>
          <table:table-cell table:style-name="ce8" table:formula="of:=PRODUCT([.K150];[.K162];[.K138])" office:value-type="float" office:value="70.2075622320725" calcext:value-type="float">
            <text:p>70.21</text:p>
          </table:table-cell>
          <table:table-cell table:style-name="ce8" table:formula="of:=PRODUCT([.L150];[.L162];[.L138])" office:value-type="float" office:value="82.8069344613669" calcext:value-type="float">
            <text:p>82.81</text:p>
          </table:table-cell>
          <table:table-cell table:style-name="ce8" table:formula="of:=PRODUCT([.M150];[.M162];[.M138])" office:value-type="float" office:value="81.3700482466222" calcext:value-type="float">
            <text:p>81.37</text:p>
          </table:table-cell>
          <table:table-cell table:style-name="ce8" table:formula="of:=PRODUCT([.N150];[.N162];[.N138])" office:value-type="float" office:value="91.0950862406762" calcext:value-type="float">
            <text:p>91.10</text:p>
          </table:table-cell>
          <table:table-cell table:style-name="ce8" table:formula="of:=PRODUCT([.O150];[.O162];[.O138])" office:value-type="float" office:value="77.2827298651447" calcext:value-type="float">
            <text:p>77.28</text:p>
          </table:table-cell>
          <table:table-cell table:style-name="ce8" table:formula="of:=PRODUCT([.P150];[.P162];[.P138])" office:value-type="float" office:value="52.3062088619613" calcext:value-type="float">
            <text:p>52.31</text:p>
          </table:table-cell>
          <table:table-cell table:style-name="ce8" table:formula="of:=PRODUCT([.Q150];[.Q162];[.Q138])" office:value-type="float" office:value="53.3050401004435" calcext:value-type="float">
            <text:p>53.31</text:p>
          </table:table-cell>
          <table:table-cell table:style-name="ce8"/>
          <table:table-cell table:style-name="ce4"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table:formula="of:=PRODUCT([.B151];[.B163];[.B139])" office:value-type="float" office:value="26.5752935236029" calcext:value-type="float">
            <text:p>26.58</text:p>
          </table:table-cell>
          <table:table-cell table:style-name="ce7" table:formula="of:=PRODUCT([.C151];[.C163];[.C139])" office:value-type="float" office:value="35.9670315911172" calcext:value-type="float">
            <text:p>35.97</text:p>
          </table:table-cell>
          <table:table-cell table:style-name="ce7" table:formula="of:=PRODUCT([.D151];[.D163];[.D139])" office:value-type="float" office:value="31.496644176122" calcext:value-type="float">
            <text:p>31.50</text:p>
          </table:table-cell>
          <table:table-cell table:style-name="ce7" table:formula="of:=PRODUCT([.E151];[.E163];[.E139])" office:value-type="float" office:value="53.0616686282372" calcext:value-type="float">
            <text:p>53.06</text:p>
          </table:table-cell>
          <table:table-cell table:style-name="ce7" table:formula="of:=PRODUCT([.F151];[.F163];[.F139])" office:value-type="float" office:value="61.0136804204884" calcext:value-type="float">
            <text:p>61.01</text:p>
          </table:table-cell>
          <table:table-cell table:style-name="ce7" table:formula="of:=PRODUCT([.G151];[.G163];[.G139])" office:value-type="float" office:value="45.918751697513" calcext:value-type="float">
            <text:p>45.92</text:p>
          </table:table-cell>
          <table:table-cell table:style-name="ce7" table:formula="of:=PRODUCT([.H151];[.H163];[.H139])" office:value-type="float" office:value="57.8485640530616" calcext:value-type="float">
            <text:p>57.85</text:p>
          </table:table-cell>
          <table:table-cell table:style-name="ce7" table:formula="of:=PRODUCT([.I151];[.I163];[.I139])" office:value-type="float" office:value="79.190754381931" calcext:value-type="float">
            <text:p>79.19</text:p>
          </table:table-cell>
          <table:table-cell table:style-name="ce7" table:formula="of:=PRODUCT([.J151];[.J163];[.J139])" office:value-type="float" office:value="80.2249446368416" calcext:value-type="float">
            <text:p>80.22</text:p>
          </table:table-cell>
          <table:table-cell table:style-name="ce7" table:formula="of:=PRODUCT([.K151];[.K163];[.K139])" office:value-type="float" office:value="77.8056372466292" calcext:value-type="float">
            <text:p>77.81</text:p>
          </table:table-cell>
          <table:table-cell table:style-name="ce7" table:formula="of:=PRODUCT([.L151];[.L163];[.L139])" office:value-type="float" office:value="93.1761941715939" calcext:value-type="float">
            <text:p>93.18</text:p>
          </table:table-cell>
          <table:table-cell table:style-name="ce7" table:formula="of:=PRODUCT([.M151];[.M163];[.M139])" office:value-type="float" office:value="93.2870860410315" calcext:value-type="float">
            <text:p>93.29</text:p>
          </table:table-cell>
          <table:table-cell table:style-name="ce7" table:formula="of:=PRODUCT([.N151];[.N163];[.N139])" office:value-type="float" office:value="102.625318144168" calcext:value-type="float">
            <text:p>102.63</text:p>
          </table:table-cell>
          <table:table-cell table:style-name="ce7" table:formula="of:=PRODUCT([.O151];[.O163];[.O139])" office:value-type="float" office:value="85.8548274480744" calcext:value-type="float">
            <text:p>85.85</text:p>
          </table:table-cell>
          <table:table-cell table:style-name="ce7" table:formula="of:=PRODUCT([.P151];[.P163];[.P139])" office:value-type="float" office:value="64.9896176845491" calcext:value-type="float">
            <text:p>64.99</text:p>
          </table:table-cell>
          <table:table-cell table:style-name="ce7" table:formula="of:=PRODUCT([.Q151];[.Q163];[.Q139])" office:value-type="float" office:value="65.2426595280794" calcext:value-type="float">
            <text:p>65.24</text:p>
          </table:table-cell>
          <table:table-cell table:style-name="ce7"/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table:formula="of:=PRODUCT([.B152];[.B164];[.B140])" office:value-type="float" office:value="28.722898364598" calcext:value-type="float">
            <text:p>28.72</text:p>
          </table:table-cell>
          <table:table-cell table:style-name="ce7" table:formula="of:=PRODUCT([.C152];[.C164];[.C140])" office:value-type="float" office:value="38.5359824721201" calcext:value-type="float">
            <text:p>38.54</text:p>
          </table:table-cell>
          <table:table-cell table:style-name="ce7" table:formula="of:=PRODUCT([.D152];[.D164];[.D140])" office:value-type="float" office:value="33.5062060778036" calcext:value-type="float">
            <text:p>33.51</text:p>
          </table:table-cell>
          <table:table-cell table:style-name="ce7" table:formula="of:=PRODUCT([.E152];[.E164];[.E140])" office:value-type="float" office:value="60.6331159376193" calcext:value-type="float">
            <text:p>60.63</text:p>
          </table:table-cell>
          <table:table-cell table:style-name="ce7" table:formula="of:=PRODUCT([.F152];[.F164];[.F140])" office:value-type="float" office:value="68.5939219373258" calcext:value-type="float">
            <text:p>68.59</text:p>
          </table:table-cell>
          <table:table-cell table:style-name="ce7" table:formula="of:=PRODUCT([.G152];[.G164];[.G140])" office:value-type="float" office:value="50.1989132540905" calcext:value-type="float">
            <text:p>50.20</text:p>
          </table:table-cell>
          <table:table-cell table:style-name="ce7" table:formula="of:=PRODUCT([.H152];[.H164];[.H140])" office:value-type="float" office:value="65.6110311907527" calcext:value-type="float">
            <text:p>65.61</text:p>
          </table:table-cell>
          <table:table-cell table:style-name="ce7" table:formula="of:=PRODUCT([.I152];[.I164];[.I140])" office:value-type="float" office:value="91.9468713530705" calcext:value-type="float">
            <text:p>91.95</text:p>
          </table:table-cell>
          <table:table-cell table:style-name="ce7" table:formula="of:=PRODUCT([.J152];[.J164];[.J140])" office:value-type="float" office:value="91.0106450993246" calcext:value-type="float">
            <text:p>91.01</text:p>
          </table:table-cell>
          <table:table-cell table:style-name="ce7" table:formula="of:=PRODUCT([.K152];[.K164];[.K140])" office:value-type="float" office:value="85.5801051654717" calcext:value-type="float">
            <text:p>85.58</text:p>
          </table:table-cell>
          <table:table-cell table:style-name="ce7" table:formula="of:=PRODUCT([.L152];[.L164];[.L140])" office:value-type="float" office:value="104.047890481797" calcext:value-type="float">
            <text:p>104.05</text:p>
          </table:table-cell>
          <table:table-cell table:style-name="ce7" table:formula="of:=PRODUCT([.M152];[.M164];[.M140])" office:value-type="float" office:value="106.110792316003" calcext:value-type="float">
            <text:p>106.11</text:p>
          </table:table-cell>
          <table:table-cell table:style-name="ce7" table:formula="of:=PRODUCT([.N152];[.N164];[.N140])" office:value-type="float" office:value="114.722317566287" calcext:value-type="float">
            <text:p>114.72</text:p>
          </table:table-cell>
          <table:table-cell table:style-name="ce7" table:formula="of:=PRODUCT([.O152];[.O164];[.O140])" office:value-type="float" office:value="94.8813805758242" calcext:value-type="float">
            <text:p>94.88</text:p>
          </table:table-cell>
          <table:table-cell table:style-name="ce7" table:formula="of:=PRODUCT([.P152];[.P164];[.P140])" office:value-type="float" office:value="78.3435657931262" calcext:value-type="float">
            <text:p>78.34</text:p>
          </table:table-cell>
          <table:table-cell table:style-name="ce7" table:formula="of:=PRODUCT([.Q152];[.Q164];[.Q140])" office:value-type="float" office:value="78.3051794259614" calcext:value-type="float">
            <text:p>78.31</text:p>
          </table:table-cell>
          <table:table-cell table:style-name="ce7"/>
          <table:table-cell table:number-columns-repeated="1003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9" table:formula="of:=PRODUCT([.B153];[.B165];[.B141])" office:value-type="float" office:value="30.9409193851656" calcext:value-type="float">
            <text:p>30.94</text:p>
          </table:table-cell>
          <table:table-cell table:style-name="ce9" table:formula="of:=PRODUCT([.C153];[.C165];[.C141])" office:value-type="float" office:value="41.1768152477045" calcext:value-type="float">
            <text:p>41.18</text:p>
          </table:table-cell>
          <table:table-cell table:style-name="ce9" table:formula="of:=PRODUCT([.D153];[.D165];[.D141])" office:value-type="float" office:value="35.4954410744169" calcext:value-type="float">
            <text:p>35.50</text:p>
          </table:table-cell>
          <table:table-cell table:style-name="ce9" table:formula="of:=PRODUCT([.E153];[.E165];[.E141])" office:value-type="float" office:value="68.61095261501" calcext:value-type="float">
            <text:p>68.61</text:p>
          </table:table-cell>
          <table:table-cell table:style-name="ce9" table:formula="of:=PRODUCT([.F153];[.F165];[.F141])" office:value-type="float" office:value="76.3779475894244" calcext:value-type="float">
            <text:p>76.38</text:p>
          </table:table-cell>
          <table:table-cell table:style-name="ce9" table:formula="of:=PRODUCT([.G153];[.G165];[.G141])" office:value-type="float" office:value="54.4389712476016" calcext:value-type="float">
            <text:p>54.44</text:p>
          </table:table-cell>
          <table:table-cell table:style-name="ce9" table:formula="of:=PRODUCT([.H153];[.H165];[.H141])" office:value-type="float" office:value="73.7623615448151" calcext:value-type="float">
            <text:p>73.76</text:p>
          </table:table-cell>
          <table:table-cell table:style-name="ce9" table:formula="of:=PRODUCT([.I153];[.I165];[.I141])" office:value-type="float" office:value="105.424625519731" calcext:value-type="float">
            <text:p>105.42</text:p>
          </table:table-cell>
          <table:table-cell table:style-name="ce9" table:formula="of:=PRODUCT([.J153];[.J165];[.J141])" office:value-type="float" office:value="102.076498530151" calcext:value-type="float">
            <text:p>102.08</text:p>
          </table:table-cell>
          <table:table-cell table:style-name="ce9" table:formula="of:=PRODUCT([.K153];[.K165];[.K141])" office:value-type="float" office:value="93.4987668055704" calcext:value-type="float">
            <text:p>93.50</text:p>
          </table:table-cell>
          <table:table-cell table:style-name="ce9" table:formula="of:=PRODUCT([.L153];[.L165];[.L141])" office:value-type="float" office:value="115.397666326988" calcext:value-type="float">
            <text:p>115.40</text:p>
          </table:table-cell>
          <table:table-cell table:style-name="ce9" table:formula="of:=PRODUCT([.M153];[.M165];[.M141])" office:value-type="float" office:value="119.85621256339" calcext:value-type="float">
            <text:p>119.86</text:p>
          </table:table-cell>
          <table:table-cell table:style-name="ce9" table:formula="of:=PRODUCT([.N153];[.N165];[.N141])" office:value-type="float" office:value="127.350502567571" calcext:value-type="float">
            <text:p>127.35</text:p>
          </table:table-cell>
          <table:table-cell table:style-name="ce9" table:formula="of:=PRODUCT([.O153];[.O165];[.O141])" office:value-type="float" office:value="104.367002541411" calcext:value-type="float">
            <text:p>104.37</text:p>
          </table:table-cell>
          <table:table-cell table:style-name="ce9" table:formula="of:=PRODUCT([.P153];[.P165];[.P141])" office:value-type="float" office:value="92.3017990888578" calcext:value-type="float">
            <text:p>92.30</text:p>
          </table:table-cell>
          <table:table-cell table:style-name="ce9" table:formula="of:=PRODUCT([.Q153];[.Q165];[.Q141])" office:value-type="float" office:value="92.469512634109" calcext:value-type="float">
            <text:p>92.47</text:p>
          </table:table-cell>
          <table:table-cell table:style-name="ce9"/>
          <table:table-cell table:style-name="ce5"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table:formula="of:=PRODUCT([.B154];[.B166];[.B142])" office:value-type="float" office:value="33.2280213612386" calcext:value-type="float">
            <text:p>33.23</text:p>
          </table:table-cell>
          <table:table-cell table:style-name="ce7" table:formula="of:=PRODUCT([.C154];[.C166];[.C142])" office:value-type="float" office:value="43.8881927307191" calcext:value-type="float">
            <text:p>43.89</text:p>
          </table:table-cell>
          <table:table-cell table:style-name="ce7" table:formula="of:=PRODUCT([.D154];[.D166];[.D142])" office:value-type="float" office:value="37.4643086206955" calcext:value-type="float">
            <text:p>37.46</text:p>
          </table:table-cell>
          <table:table-cell table:style-name="ce7" table:formula="of:=PRODUCT([.E154];[.E166];[.E142])" office:value-type="float" office:value="76.9886142949878" calcext:value-type="float">
            <text:p>76.99</text:p>
          </table:table-cell>
          <table:table-cell table:style-name="ce7" table:formula="of:=PRODUCT([.F154];[.F166];[.F142])" office:value-type="float" office:value="84.3328125500716" calcext:value-type="float">
            <text:p>84.33</text:p>
          </table:table-cell>
          <table:table-cell table:style-name="ce7" table:formula="of:=PRODUCT([.G154];[.G166];[.G142])" office:value-type="float" office:value="58.6388122419125" calcext:value-type="float">
            <text:p>58.64</text:p>
          </table:table-cell>
          <table:table-cell table:style-name="ce7" table:formula="of:=PRODUCT([.H154];[.H166];[.H142])" office:value-type="float" office:value="82.2959447525" calcext:value-type="float">
            <text:p>82.30</text:p>
          </table:table-cell>
          <table:table-cell table:style-name="ce7" table:formula="of:=PRODUCT([.I154];[.I166];[.I142])" office:value-type="float" office:value="119.612167145979" calcext:value-type="float">
            <text:p>119.61</text:p>
          </table:table-cell>
          <table:table-cell table:style-name="ce7" table:formula="of:=PRODUCT([.J154];[.J166];[.J142])" office:value-type="float" office:value="113.410952320013" calcext:value-type="float">
            <text:p>113.41</text:p>
          </table:table-cell>
          <table:table-cell table:style-name="ce7" table:formula="of:=PRODUCT([.K154];[.K166];[.K142])" office:value-type="float" office:value="101.53149330323" calcext:value-type="float">
            <text:p>101.53</text:p>
          </table:table-cell>
          <table:table-cell table:style-name="ce7" table:formula="of:=PRODUCT([.L154];[.L166];[.L142])" office:value-type="float" office:value="127.201639271293" calcext:value-type="float">
            <text:p>127.20</text:p>
          </table:table-cell>
          <table:table-cell table:style-name="ce7" table:formula="of:=PRODUCT([.M154];[.M166];[.M142])" office:value-type="float" office:value="134.537727881078" calcext:value-type="float">
            <text:p>134.54</text:p>
          </table:table-cell>
          <table:table-cell table:style-name="ce7" table:formula="of:=PRODUCT([.N154];[.N166];[.N142])" office:value-type="float" office:value="140.476705249083" calcext:value-type="float">
            <text:p>140.48</text:p>
          </table:table-cell>
          <table:table-cell table:style-name="ce7" table:formula="of:=PRODUCT([.O154];[.O166];[.O142])" office:value-type="float" office:value="114.31585150932" calcext:value-type="float">
            <text:p>114.32</text:p>
          </table:table-cell>
          <table:table-cell table:style-name="ce7" table:formula="of:=PRODUCT([.P154];[.P166];[.P142])" office:value-type="float" office:value="106.796394139947" calcext:value-type="float">
            <text:p>106.80</text:p>
          </table:table-cell>
          <table:table-cell table:style-name="ce7" table:formula="of:=PRODUCT([.Q154];[.Q166];[.Q142])" office:value-type="float" office:value="107.706544337401" calcext:value-type="float">
            <text:p>107.71</text:p>
          </table:table-cell>
          <table:table-cell table:style-name="ce7"/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table:formula="of:=PRODUCT([.B155];[.B167];[.B143])" office:value-type="float" office:value="35.5828674861849" calcext:value-type="float">
            <text:p>35.58</text:p>
          </table:table-cell>
          <table:table-cell table:style-name="ce7" table:formula="of:=PRODUCT([.C155];[.C167];[.C143])" office:value-type="float" office:value="46.6687749143374" calcext:value-type="float">
            <text:p>46.67</text:p>
          </table:table-cell>
          <table:table-cell table:style-name="ce7" table:formula="of:=PRODUCT([.D155];[.D167];[.D143])" office:value-type="float" office:value="39.4127705021045" calcext:value-type="float">
            <text:p>39.41</text:p>
          </table:table-cell>
          <table:table-cell table:style-name="ce7" table:formula="of:=PRODUCT([.E155];[.E167];[.E143])" office:value-type="float" office:value="85.7595183716162" calcext:value-type="float">
            <text:p>85.76</text:p>
          </table:table-cell>
          <table:table-cell table:style-name="ce7" table:formula="of:=PRODUCT([.F155];[.F167];[.F143])" office:value-type="float" office:value="92.4274545984204" calcext:value-type="float">
            <text:p>92.43</text:p>
          </table:table-cell>
          <table:table-cell table:style-name="ce7" table:formula="of:=PRODUCT([.G155];[.G167];[.G143])" office:value-type="float" office:value="62.7983271904368" calcext:value-type="float">
            <text:p>62.80</text:p>
          </table:table-cell>
          <table:table-cell table:style-name="ce7" table:formula="of:=PRODUCT([.H155];[.H167];[.H143])" office:value-type="float" office:value="91.205157253269" calcext:value-type="float">
            <text:p>91.21</text:p>
          </table:table-cell>
          <table:table-cell table:style-name="ce7" table:formula="of:=PRODUCT([.I155];[.I167];[.I143])" office:value-type="float" office:value="134.497618421197" calcext:value-type="float">
            <text:p>134.50</text:p>
          </table:table-cell>
          <table:table-cell table:style-name="ce7" table:formula="of:=PRODUCT([.J155];[.J167];[.J143])" office:value-type="float" office:value="125.00218032278" calcext:value-type="float">
            <text:p>125.00</text:p>
          </table:table-cell>
          <table:table-cell table:style-name="ce7" table:formula="of:=PRODUCT([.K155];[.K167];[.K143])" office:value-type="float" office:value="109.650639785116" calcext:value-type="float">
            <text:p>109.65</text:p>
          </table:table-cell>
          <table:table-cell table:style-name="ce7" table:formula="of:=PRODUCT([.L155];[.L167];[.L143])" office:value-type="float" office:value="139.436918282119" calcext:value-type="float">
            <text:p>139.44</text:p>
          </table:table-cell>
          <table:table-cell table:style-name="ce7" table:formula="of:=PRODUCT([.M155];[.M167];[.M143])" office:value-type="float" office:value="150.169052928052" calcext:value-type="float">
            <text:p>150.17</text:p>
          </table:table-cell>
          <table:table-cell table:style-name="ce7" table:formula="of:=PRODUCT([.N155];[.N167];[.N143])" office:value-type="float" office:value="154.070885704933" calcext:value-type="float">
            <text:p>154.07</text:p>
          </table:table-cell>
          <table:table-cell table:style-name="ce7" table:formula="of:=PRODUCT([.O155];[.O167];[.O143])" office:value-type="float" office:value="124.731640639334" calcext:value-type="float">
            <text:p>124.73</text:p>
          </table:table-cell>
          <table:table-cell table:style-name="ce7" table:formula="of:=PRODUCT([.P155];[.P167];[.P143])" office:value-type="float" office:value="121.759596954294" calcext:value-type="float">
            <text:p>121.76</text:p>
          </table:table-cell>
          <table:table-cell table:style-name="ce7" table:formula="of:=PRODUCT([.Q155];[.Q167];[.Q143])" office:value-type="float" office:value="123.983154036039" calcext:value-type="float">
            <text:p>123.98</text:p>
          </table:table-cell>
          <table:table-cell table:style-name="ce7"/>
          <table:table-cell table:number-columns-repeated="100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0" table:formula="of:=PRODUCT([.B156];[.B168];[.B144])" office:value-type="float" office:value="38.0041196335687" calcext:value-type="float">
            <text:p>38.00</text:p>
          </table:table-cell>
          <table:table-cell table:style-name="ce10" table:formula="of:=PRODUCT([.C156];[.C168];[.C144])" office:value-type="float" office:value="49.5172192265039" calcext:value-type="float">
            <text:p>49.52</text:p>
          </table:table-cell>
          <table:table-cell table:style-name="ce10" table:formula="of:=PRODUCT([.D156];[.D168];[.D144])" office:value-type="float" office:value="41.3407908513969" calcext:value-type="float">
            <text:p>41.34</text:p>
          </table:table-cell>
          <table:table-cell table:style-name="ce10" table:formula="of:=PRODUCT([.E156];[.E168];[.E144])" office:value-type="float" office:value="94.9170652310489" calcext:value-type="float">
            <text:p>94.92</text:p>
          </table:table-cell>
          <table:table-cell table:style-name="ce10" table:formula="of:=PRODUCT([.F156];[.F168];[.F144])" office:value-type="float" office:value="100.633142664431" calcext:value-type="float">
            <text:p>100.63</text:p>
          </table:table-cell>
          <table:table-cell table:style-name="ce10" table:formula="of:=PRODUCT([.G156];[.G168];[.G144])" office:value-type="float" office:value="66.9174114801458" calcext:value-type="float">
            <text:p>66.92</text:p>
          </table:table-cell>
          <table:table-cell table:style-name="ce10" table:formula="of:=PRODUCT([.H156];[.H168];[.H144])" office:value-type="float" office:value="100.483363566632" calcext:value-type="float">
            <text:p>100.48</text:p>
          </table:table-cell>
          <table:table-cell table:style-name="ce10" table:formula="of:=PRODUCT([.I156];[.I168];[.I144])" office:value-type="float" office:value="150.069075725147" calcext:value-type="float">
            <text:p>150.07</text:p>
          </table:table-cell>
          <table:table-cell table:style-name="ce10" table:formula="of:=PRODUCT([.J156];[.J168];[.J144])" office:value-type="float" office:value="136.838158627972" calcext:value-type="float">
            <text:p>136.84</text:p>
          </table:table-cell>
          <table:table-cell table:style-name="ce10" table:formula="of:=PRODUCT([.K156];[.K168];[.K144])" office:value-type="float" office:value="117.831309203353" calcext:value-type="float">
            <text:p>117.83</text:p>
          </table:table-cell>
          <table:table-cell table:style-name="ce10" table:formula="of:=PRODUCT([.L156];[.L168];[.L144])" office:value-type="float" office:value="152.081996586761" calcext:value-type="float">
            <text:p>152.08</text:p>
          </table:table-cell>
          <table:table-cell table:style-name="ce10" table:formula="of:=PRODUCT([.M156];[.M168];[.M144])" office:value-type="float" office:value="166.763235908687" calcext:value-type="float">
            <text:p>166.76</text:p>
          </table:table-cell>
          <table:table-cell table:style-name="ce10" table:formula="of:=PRODUCT([.N156];[.N168];[.N144])" office:value-type="float" office:value="168.106544364213" calcext:value-type="float">
            <text:p>168.11</text:p>
          </table:table-cell>
          <table:table-cell table:style-name="ce10" table:formula="of:=PRODUCT([.O156];[.O168];[.O144])" office:value-type="float" office:value="135.617649760121" calcext:value-type="float">
            <text:p>135.62</text:p>
          </table:table-cell>
          <table:table-cell table:style-name="ce10" table:formula="of:=PRODUCT([.P156];[.P168];[.P144])" office:value-type="float" office:value="137.125412271001" calcext:value-type="float">
            <text:p>137.13</text:p>
          </table:table-cell>
          <table:table-cell table:style-name="ce10" table:formula="of:=PRODUCT([.Q156];[.Q168];[.Q144])" office:value-type="float" office:value="141.264049315805" calcext:value-type="float">
            <text:p>141.26</text:p>
          </table:table-cell>
          <table:table-cell table:style-name="ce10"/>
          <table:table-cell table:style-name="ce1" table:number-columns-repeated="1003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DR/LB</text:p>
          </table:table-cell>
          <table:table-cell table:formula="of:=IF(ISBLANK([.B2]);[.B1];CONCATENATE([.B1];&quot;-&quot;;[.B2]))" office:value-type="string" office:string-value="staff" calcext:value-type="string">
            <text:p>staff</text:p>
          </table:table-cell>
          <table:table-cell table:formula="of:=IF(ISBLANK([.C2]);[.C1];CONCATENATE([.C1];&quot;-&quot;;[.C2]))" office:value-type="string" office:string-value="sword" calcext:value-type="string">
            <text:p>sword</text:p>
          </table:table-cell>
          <table:table-cell table:formula="of:=IF(ISBLANK([.D2]);[.D1];CONCATENATE([.D1];&quot;-&quot;;[.D2]))" office:value-type="string" office:string-value="dagger" calcext:value-type="string">
            <text:p>dagger</text:p>
          </table:table-cell>
          <table:table-cell table:formula="of:=IF(ISBLANK([.E2]);[.E1];CONCATENATE([.E1];&quot;-&quot;;[.E2]))" office:value-type="string" office:string-value="axe" calcext:value-type="string">
            <text:p>axe</text:p>
          </table:table-cell>
          <table:table-cell table:formula="of:=IF(ISBLANK([.F2]);[.F1];CONCATENATE([.F1];&quot;-&quot;;[.F2]))" office:value-type="string" office:string-value="spear" calcext:value-type="string">
            <text:p>spear</text:p>
          </table:table-cell>
          <table:table-cell table:formula="of:=IF(ISBLANK([.G2]);[.G1];CONCATENATE([.G1];&quot;-&quot;;[.G2]))" office:value-type="string" office:string-value="mace" calcext:value-type="string">
            <text:p>mace</text:p>
          </table:table-cell>
          <table:table-cell table:style-name="Default" table:formula="of:=IF(ISBLANK([.H2]);[.H1];CONCATENATE([.H1];&quot;-&quot;;[.H2]))" office:value-type="string" office:string-value="sword2h" calcext:value-type="string">
            <text:p>sword2h</text:p>
          </table:table-cell>
          <table:table-cell table:style-name="Default" table:formula="of:=IF(ISBLANK([.I2]);[.I1];CONCATENATE([.I1];&quot;-&quot;;[.I2]))" office:value-type="string" office:string-value="axe2h" calcext:value-type="string">
            <text:p>axe2h</text:p>
          </table:table-cell>
          <table:table-cell table:style-name="Default" table:formula="of:=IF(ISBLANK([.J2]);[.J1];CONCATENATE([.J1];&quot;-&quot;;[.J2]))" office:value-type="string" office:string-value="spear2h" calcext:value-type="string">
            <text:p>spear2h</text:p>
          </table:table-cell>
          <table:table-cell table:style-name="Default" table:formula="of:=IF(ISBLANK([.K2]);[.K1];CONCATENATE([.K1];&quot;-&quot;;[.K2]))" office:value-type="string" office:string-value="dagger-dagger" calcext:value-type="string">
            <text:p>dagger-dagger</text:p>
          </table:table-cell>
          <table:table-cell table:style-name="Default" table:formula="of:=IF(ISBLANK([.L2]);[.L1];CONCATENATE([.L1];&quot;-&quot;;[.L2]))" office:value-type="string" office:string-value="sword-sword" calcext:value-type="string">
            <text:p>sword-sword</text:p>
          </table:table-cell>
          <table:table-cell table:style-name="Default" table:formula="of:=IF(ISBLANK([.M2]);[.M1];CONCATENATE([.M1];&quot;-&quot;;[.M2]))" office:value-type="string" office:string-value="axe-sword" calcext:value-type="string">
            <text:p>axe-sword</text:p>
          </table:table-cell>
          <table:table-cell table:style-name="Default" table:formula="of:=IF(ISBLANK([.N2]);[.N1];CONCATENATE([.N1];&quot;-&quot;;[.N2]))" office:value-type="string" office:string-value="spear-sword" calcext:value-type="string">
            <text:p>spear-sword</text:p>
          </table:table-cell>
          <table:table-cell table:style-name="Default" table:formula="of:=IF(ISBLANK([.O2]);[.O1];CONCATENATE([.O1];&quot;-&quot;;[.O2]))" office:value-type="string" office:string-value="mace-sword" calcext:value-type="string">
            <text:p>mace-sword</text:p>
          </table:table-cell>
          <table:table-cell table:style-name="Default" table:formula="of:=IF(ISBLANK([.P2]);[.P1];CONCATENATE([.P1];&quot;-&quot;;[.P2]))" office:value-type="string" office:string-value="unarm" calcext:value-type="string">
            <text:p>unarm</text:p>
          </table:table-cell>
          <table:table-cell table:style-name="Default" table:formula="of:=IF(ISBLANK([.Q2]);[.Q1];CONCATENATE([.Q1];&quot;-&quot;;[.Q2]))" office:value-type="string" office:string-value="staff-unarm" calcext:value-type="string">
            <text:p>staff-unarm</text:p>
          </table:table-cell>
          <table:table-cell office:value-type="string" calcext:value-type="string">
            <text:p>Lightning Bolt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table:formula="of:=[.B171]/[.$R183]" office:value-type="float" office:value="1.49725363757706" calcext:value-type="float">
            <text:p>1.50</text:p>
          </table:table-cell>
          <table:table-cell table:style-name="ce7" table:formula="of:=[.C171]/[.$R183]" office:value-type="float" office:value="2.11493424149445" calcext:value-type="float">
            <text:p>2.11</text:p>
          </table:table-cell>
          <table:table-cell table:style-name="ce7" table:formula="of:=[.D171]/[.$R183]" office:value-type="float" office:value="1.86048152066917" calcext:value-type="float">
            <text:p>1.86</text:p>
          </table:table-cell>
          <table:table-cell table:style-name="ce7" table:formula="of:=[.E171]/[.$R183]" office:value-type="float" office:value="2.15762832118228" calcext:value-type="float">
            <text:p>2.16</text:p>
          </table:table-cell>
          <table:table-cell table:style-name="ce7" table:formula="of:=[.F171]/[.$R183]" office:value-type="float" office:value="2.67338468283445" calcext:value-type="float">
            <text:p>2.67</text:p>
          </table:table-cell>
          <table:table-cell table:style-name="ce7" table:formula="of:=[.G171]/[.$R183]" office:value-type="float" office:value="2.27195916972319" calcext:value-type="float">
            <text:p>2.27</text:p>
          </table:table-cell>
          <table:table-cell table:style-name="ce7" table:formula="of:=[.H171]/[.$R183]" office:value-type="float" office:value="2.46552018415367" calcext:value-type="float">
            <text:p>2.47</text:p>
          </table:table-cell>
          <table:table-cell table:style-name="ce7" table:formula="of:=[.I171]/[.$R183]" office:value-type="float" office:value="2.84948363475077" calcext:value-type="float">
            <text:p>2.85</text:p>
          </table:table-cell>
          <table:table-cell table:style-name="ce7" table:formula="of:=[.J171]/[.$R183]" office:value-type="float" office:value="3.20806161940134" calcext:value-type="float">
            <text:p>3.21</text:p>
          </table:table-cell>
          <table:table-cell table:style-name="ce7" table:formula="of:=[.K171]/[.$R183]" office:value-type="float" office:value="3.90493446166215" calcext:value-type="float">
            <text:p>3.90</text:p>
          </table:table-cell>
          <table:table-cell table:style-name="ce7" table:formula="of:=[.L171]/[.$R183]" office:value-type="float" office:value="4.39601702742743" calcext:value-type="float">
            <text:p>4.40</text:p>
          </table:table-cell>
          <table:table-cell table:style-name="ce7" table:formula="of:=[.M171]/[.$R183]" office:value-type="float" office:value="4.07189019083341" calcext:value-type="float">
            <text:p>4.07</text:p>
          </table:table-cell>
          <table:table-cell table:style-name="ce7" table:formula="of:=[.N171]/[.$R183]" office:value-type="float" office:value="4.821807178424" calcext:value-type="float">
            <text:p>4.82</text:p>
          </table:table-cell>
          <table:table-cell table:style-name="ce7" table:formula="of:=[.O171]/[.$R183]" office:value-type="float" office:value="4.33920375420948" calcext:value-type="float">
            <text:p>4.34</text:p>
          </table:table-cell>
          <table:table-cell table:style-name="ce7" table:formula="of:=[.P171]/[.$R183]" office:value-type="float" office:value="1.50990595467789" calcext:value-type="float">
            <text:p>1.51</text:p>
          </table:table-cell>
          <table:table-cell table:style-name="ce7" table:formula="of:=[.Q171]/[.$R183]" office:value-type="float" office:value="1.94708851838715" calcext:value-type="float">
            <text:p>1.95</text:p>
          </table:table-cell>
          <table:table-cell table:style-name="ce7" table:formula="of:=8+[.A183]*(1+8)/2" office:value-type="float" office:value="12.5" calcext:value-type="float">
            <text:p>12.50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table:formula="of:=[.B172]/[.$R184]" office:value-type="float" office:value="1.2098999475048" calcext:value-type="float">
            <text:p>1.21</text:p>
          </table:table-cell>
          <table:table-cell table:style-name="ce7" table:formula="of:=[.C172]/[.$R184]" office:value-type="float" office:value="1.68851733029163" calcext:value-type="float">
            <text:p>1.69</text:p>
          </table:table-cell>
          <table:table-cell table:style-name="ce7" table:formula="of:=[.D172]/[.$R184]" office:value-type="float" office:value="1.49096688736465" calcext:value-type="float">
            <text:p>1.49</text:p>
          </table:table-cell>
          <table:table-cell table:style-name="ce7" table:formula="of:=[.E172]/[.$R184]" office:value-type="float" office:value="1.93241220162644" calcext:value-type="float">
            <text:p>1.93</text:p>
          </table:table-cell>
          <table:table-cell table:style-name="ce7" table:formula="of:=[.F172]/[.$R184]" office:value-type="float" office:value="2.34350470966327" calcext:value-type="float">
            <text:p>2.34</text:p>
          </table:table-cell>
          <table:table-cell table:style-name="ce7" table:formula="of:=[.G172]/[.$R184]" office:value-type="float" office:value="1.93169675838259" calcext:value-type="float">
            <text:p>1.93</text:p>
          </table:table-cell>
          <table:table-cell table:style-name="ce7" table:formula="of:=[.H172]/[.$R184]" office:value-type="float" office:value="2.17413064996752" calcext:value-type="float">
            <text:p>2.17</text:p>
          </table:table-cell>
          <table:table-cell table:style-name="ce7" table:formula="of:=[.I172]/[.$R184]" office:value-type="float" office:value="2.66883858140795" calcext:value-type="float">
            <text:p>2.67</text:p>
          </table:table-cell>
          <table:table-cell table:style-name="ce7" table:formula="of:=[.J172]/[.$R184]" office:value-type="float" office:value="2.92109080241583" calcext:value-type="float">
            <text:p>2.92</text:p>
          </table:table-cell>
          <table:table-cell table:style-name="ce7" table:formula="of:=[.K172]/[.$R184]" office:value-type="float" office:value="3.27506810253387" calcext:value-type="float">
            <text:p>3.28</text:p>
          </table:table-cell>
          <table:table-cell table:style-name="ce7" table:formula="of:=[.L172]/[.$R184]" office:value-type="float" office:value="3.74538611611245" calcext:value-type="float">
            <text:p>3.75</text:p>
          </table:table-cell>
          <table:table-cell table:style-name="ce7" table:formula="of:=[.M172]/[.$R184]" office:value-type="float" office:value="3.54073536743996" calcext:value-type="float">
            <text:p>3.54</text:p>
          </table:table-cell>
          <table:table-cell table:style-name="ce7" table:formula="of:=[.N172]/[.$R184]" office:value-type="float" office:value="4.11074575923203" calcext:value-type="float">
            <text:p>4.11</text:p>
          </table:table-cell>
          <table:table-cell table:style-name="ce7" table:formula="of:=[.O172]/[.$R184]" office:value-type="float" office:value="3.61653669864763" calcext:value-type="float">
            <text:p>3.62</text:p>
          </table:table-cell>
          <table:table-cell table:style-name="ce7" table:formula="of:=[.P172]/[.$R184]" office:value-type="float" office:value="1.71738087439917" calcext:value-type="float">
            <text:p>1.72</text:p>
          </table:table-cell>
          <table:table-cell table:style-name="ce7" table:formula="of:=[.Q172]/[.$R184]" office:value-type="float" office:value="1.93259905659659" calcext:value-type="float">
            <text:p>1.93</text:p>
          </table:table-cell>
          <table:table-cell table:style-name="ce7" table:formula="of:=8+[.A184]*(1+8)/2" office:value-type="float" office:value="17" calcext:value-type="float">
            <text:p>17.00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table:formula="of:=[.B173]/[.$R185]" office:value-type="float" office:value="1.04635645574013" calcext:value-type="float">
            <text:p>1.05</text:p>
          </table:table-cell>
          <table:table-cell table:style-name="ce7" table:formula="of:=[.C173]/[.$R185]" office:value-type="float" office:value="1.44419110013412" calcext:value-type="float">
            <text:p>1.44</text:p>
          </table:table-cell>
          <table:table-cell table:style-name="ce7" table:formula="of:=[.D173]/[.$R185]" office:value-type="float" office:value="1.27519597151499" calcext:value-type="float">
            <text:p>1.28</text:p>
          </table:table-cell>
          <table:table-cell table:style-name="ce7" table:formula="of:=[.E173]/[.$R185]" office:value-type="float" office:value="1.82158609608759" calcext:value-type="float">
            <text:p>1.82</text:p>
          </table:table-cell>
          <table:table-cell table:style-name="ce7" table:formula="of:=[.F173]/[.$R185]" office:value-type="float" office:value="2.16753285217578" calcext:value-type="float">
            <text:p>2.17</text:p>
          </table:table-cell>
          <table:table-cell table:style-name="ce7" table:formula="of:=[.G173]/[.$R185]" office:value-type="float" office:value="1.73202759600165" calcext:value-type="float">
            <text:p>1.73</text:p>
          </table:table-cell>
          <table:table-cell table:style-name="ce7" table:formula="of:=[.H173]/[.$R185]" office:value-type="float" office:value="2.02402731593154" calcext:value-type="float">
            <text:p>2.02</text:p>
          </table:table-cell>
          <table:table-cell table:style-name="ce7" table:formula="of:=[.I173]/[.$R185]" office:value-type="float" office:value="2.59956637895524" calcext:value-type="float">
            <text:p>2.60</text:p>
          </table:table-cell>
          <table:table-cell table:style-name="ce7" table:formula="of:=[.J173]/[.$R185]" office:value-type="float" office:value="2.76922686429539" calcext:value-type="float">
            <text:p>2.77</text:p>
          </table:table-cell>
          <table:table-cell table:style-name="ce7" table:formula="of:=[.K173]/[.$R185]" office:value-type="float" office:value="2.92184085908979" calcext:value-type="float">
            <text:p>2.92</text:p>
          </table:table-cell>
          <table:table-cell table:style-name="ce7" table:formula="of:=[.L173]/[.$R185]" office:value-type="float" office:value="3.39368846114301" calcext:value-type="float">
            <text:p>3.39</text:p>
          </table:table-cell>
          <table:table-cell table:style-name="ce7" table:formula="of:=[.M173]/[.$R185]" office:value-type="float" office:value="3.27181270690549" calcext:value-type="float">
            <text:p>3.27</text:p>
          </table:table-cell>
          <table:table-cell table:style-name="ce7" table:formula="of:=[.N173]/[.$R185]" office:value-type="float" office:value="3.72877059459458" calcext:value-type="float">
            <text:p>3.73</text:p>
          </table:table-cell>
          <table:table-cell table:style-name="ce7" table:formula="of:=[.O173]/[.$R185]" office:value-type="float" office:value="3.21674469715116" calcext:value-type="float">
            <text:p>3.22</text:p>
          </table:table-cell>
          <table:table-cell table:style-name="ce7" table:formula="of:=[.P173]/[.$R185]" office:value-type="float" office:value="1.87701880601321" calcext:value-type="float">
            <text:p>1.88</text:p>
          </table:table-cell>
          <table:table-cell table:style-name="ce7" table:formula="of:=[.Q173]/[.$R185]" office:value-type="float" office:value="1.97708283324364" calcext:value-type="float">
            <text:p>1.98</text:p>
          </table:table-cell>
          <table:table-cell table:style-name="ce7" table:formula="of:=8+[.A185]*(1+8)/2" office:value-type="float" office:value="21.5" calcext:value-type="float">
            <text:p>21.50</text:p>
          </table:table-cell>
          <table:table-cell table:number-columns-repeated="100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7" table:formula="of:=[.B174]/[.$R186]" office:value-type="float" office:value="0.942286086250172" calcext:value-type="float">
            <text:p>0.94</text:p>
          </table:table-cell>
          <table:table-cell table:style-name="ce7" table:formula="of:=[.C174]/[.$R186]" office:value-type="float" office:value="1.28735756615628" calcext:value-type="float">
            <text:p>1.29</text:p>
          </table:table-cell>
          <table:table-cell table:style-name="ce7" table:formula="of:=[.D174]/[.$R186]" office:value-type="float" office:value="1.13333839338637" calcext:value-type="float">
            <text:p>1.13</text:p>
          </table:table-cell>
          <table:table-cell table:style-name="ce7" table:formula="of:=[.E174]/[.$R186]" office:value-type="float" office:value="1.76550598429962" calcext:value-type="float">
            <text:p>1.77</text:p>
          </table:table-cell>
          <table:table-cell table:style-name="ce7" table:formula="of:=[.F174]/[.$R186]" office:value-type="float" office:value="2.0642863450324" calcext:value-type="float">
            <text:p>2.06</text:p>
          </table:table-cell>
          <table:table-cell table:style-name="ce7" table:formula="of:=[.G174]/[.$R186]" office:value-type="float" office:value="1.59994632146932" calcext:value-type="float">
            <text:p>1.60</text:p>
          </table:table-cell>
          <table:table-cell table:style-name="ce7" table:formula="of:=[.H174]/[.$R186]" office:value-type="float" office:value="1.94159830880315" calcext:value-type="float">
            <text:p>1.94</text:p>
          </table:table-cell>
          <table:table-cell table:style-name="ce7" table:formula="of:=[.I174]/[.$R186]" office:value-type="float" office:value="2.58338823163671" calcext:value-type="float">
            <text:p>2.58</text:p>
          </table:table-cell>
          <table:table-cell table:style-name="ce7" table:formula="of:=[.J174]/[.$R186]" office:value-type="float" office:value="2.68194609407832" calcext:value-type="float">
            <text:p>2.68</text:p>
          </table:table-cell>
          <table:table-cell table:style-name="ce7" table:formula="of:=[.K174]/[.$R186]" office:value-type="float" office:value="2.70029085507971" calcext:value-type="float">
            <text:p>2.70</text:p>
          </table:table-cell>
          <table:table-cell table:style-name="ce7" table:formula="of:=[.L174]/[.$R186]" office:value-type="float" office:value="3.18488209466796" calcext:value-type="float">
            <text:p>3.18</text:p>
          </table:table-cell>
          <table:table-cell table:style-name="ce7" table:formula="of:=[.M174]/[.$R186]" office:value-type="float" office:value="3.1296172402547" calcext:value-type="float">
            <text:p>3.13</text:p>
          </table:table-cell>
          <table:table-cell table:style-name="ce7" table:formula="of:=[.N174]/[.$R186]" office:value-type="float" office:value="3.50365716310293" calcext:value-type="float">
            <text:p>3.50</text:p>
          </table:table-cell>
          <table:table-cell table:style-name="ce7" table:formula="of:=[.O174]/[.$R186]" office:value-type="float" office:value="2.97241268712095" calcext:value-type="float">
            <text:p>2.97</text:p>
          </table:table-cell>
          <table:table-cell table:style-name="ce7" table:formula="of:=[.P174]/[.$R186]" office:value-type="float" office:value="2.01177726392159" calcext:value-type="float">
            <text:p>2.01</text:p>
          </table:table-cell>
          <table:table-cell table:style-name="ce7" table:formula="of:=[.Q174]/[.$R186]" office:value-type="float" office:value="2.05019385001706" calcext:value-type="float">
            <text:p>2.05</text:p>
          </table:table-cell>
          <table:table-cell table:style-name="ce8" table:formula="of:=8+[.A186]*(1+8)/2" office:value-type="float" office:value="26" calcext:value-type="float">
            <text:p>26.00</text:p>
          </table:table-cell>
          <table:table-cell table:style-name="ce4"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table:formula="of:=[.B175]/[.$R187]" office:value-type="float" office:value="0.871321099134522" calcext:value-type="float">
            <text:p>0.87</text:p>
          </table:table-cell>
          <table:table-cell table:style-name="ce7" table:formula="of:=[.C175]/[.$R187]" office:value-type="float" office:value="1.17924693741368" calcext:value-type="float">
            <text:p>1.18</text:p>
          </table:table-cell>
          <table:table-cell table:style-name="ce7" table:formula="of:=[.D175]/[.$R187]" office:value-type="float" office:value="1.03267685823351" calcext:value-type="float">
            <text:p>1.03</text:p>
          </table:table-cell>
          <table:table-cell table:style-name="ce7" table:formula="of:=[.E175]/[.$R187]" office:value-type="float" office:value="1.73972684027007" calcext:value-type="float">
            <text:p>1.74</text:p>
          </table:table-cell>
          <table:table-cell table:style-name="ce7" table:formula="of:=[.F175]/[.$R187]" office:value-type="float" office:value="2.00044853837667" calcext:value-type="float">
            <text:p>2.00</text:p>
          </table:table-cell>
          <table:table-cell table:style-name="ce7" table:formula="of:=[.G175]/[.$R187]" office:value-type="float" office:value="1.50553284254141" calcext:value-type="float">
            <text:p>1.51</text:p>
          </table:table-cell>
          <table:table-cell table:style-name="ce7" table:formula="of:=[.H175]/[.$R187]" office:value-type="float" office:value="1.89667423124792" calcext:value-type="float">
            <text:p>1.90</text:p>
          </table:table-cell>
          <table:table-cell table:style-name="ce7" table:formula="of:=[.I175]/[.$R187]" office:value-type="float" office:value="2.59641817645676" calcext:value-type="float">
            <text:p>2.60</text:p>
          </table:table-cell>
          <table:table-cell table:style-name="ce7" table:formula="of:=[.J175]/[.$R187]" office:value-type="float" office:value="2.63032605366694" calcext:value-type="float">
            <text:p>2.63</text:p>
          </table:table-cell>
          <table:table-cell table:style-name="ce7" table:formula="of:=[.K175]/[.$R187]" office:value-type="float" office:value="2.55100449988948" calcext:value-type="float">
            <text:p>2.55</text:p>
          </table:table-cell>
          <table:table-cell table:style-name="ce7" table:formula="of:=[.L175]/[.$R187]" office:value-type="float" office:value="3.0549571859539" calcext:value-type="float">
            <text:p>3.05</text:p>
          </table:table-cell>
          <table:table-cell table:style-name="ce7" table:formula="of:=[.M175]/[.$R187]" office:value-type="float" office:value="3.05859298495185" calcext:value-type="float">
            <text:p>3.06</text:p>
          </table:table-cell>
          <table:table-cell table:style-name="ce7" table:formula="of:=[.N175]/[.$R187]" office:value-type="float" office:value="3.36476452931699" calcext:value-type="float">
            <text:p>3.36</text:p>
          </table:table-cell>
          <table:table-cell table:style-name="ce7" table:formula="of:=[.O175]/[.$R187]" office:value-type="float" office:value="2.8149123753467" calcext:value-type="float">
            <text:p>2.81</text:p>
          </table:table-cell>
          <table:table-cell table:style-name="ce7" table:formula="of:=[.P175]/[.$R187]" office:value-type="float" office:value="2.13080713719833" calcext:value-type="float">
            <text:p>2.13</text:p>
          </table:table-cell>
          <table:table-cell table:style-name="ce7" table:formula="of:=[.Q175]/[.$R187]" office:value-type="float" office:value="2.13910359108457" calcext:value-type="float">
            <text:p>2.14</text:p>
          </table:table-cell>
          <table:table-cell table:style-name="ce7" table:formula="of:=8+[.A187]*(1+8)/2" office:value-type="float" office:value="30.5" calcext:value-type="float">
            <text:p>30.50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table:formula="of:=[.B176]/[.$R188]" office:value-type="float" office:value="0.820654238988515" calcext:value-type="float">
            <text:p>0.82</text:p>
          </table:table-cell>
          <table:table-cell table:style-name="ce7" table:formula="of:=[.C176]/[.$R188]" office:value-type="float" office:value="1.101028070632" calcext:value-type="float">
            <text:p>1.10</text:p>
          </table:table-cell>
          <table:table-cell table:style-name="ce7" table:formula="of:=[.D176]/[.$R188]" office:value-type="float" office:value="0.957320173651531" calcext:value-type="float">
            <text:p>0.96</text:p>
          </table:table-cell>
          <table:table-cell table:style-name="ce7" table:formula="of:=[.E176]/[.$R188]" office:value-type="float" office:value="1.73237474107484" calcext:value-type="float">
            <text:p>1.73</text:p>
          </table:table-cell>
          <table:table-cell table:style-name="ce7" table:formula="of:=[.F176]/[.$R188]" office:value-type="float" office:value="1.95982634106645" calcext:value-type="float">
            <text:p>1.96</text:p>
          </table:table-cell>
          <table:table-cell table:style-name="ce7" table:formula="of:=[.G176]/[.$R188]" office:value-type="float" office:value="1.43425466440258" calcext:value-type="float">
            <text:p>1.43</text:p>
          </table:table-cell>
          <table:table-cell table:style-name="ce7" table:formula="of:=[.H176]/[.$R188]" office:value-type="float" office:value="1.87460089116436" calcext:value-type="float">
            <text:p>1.87</text:p>
          </table:table-cell>
          <table:table-cell table:style-name="ce7" table:formula="of:=[.I176]/[.$R188]" office:value-type="float" office:value="2.62705346723059" calcext:value-type="float">
            <text:p>2.63</text:p>
          </table:table-cell>
          <table:table-cell table:style-name="ce7" table:formula="of:=[.J176]/[.$R188]" office:value-type="float" office:value="2.60030414569499" calcext:value-type="float">
            <text:p>2.60</text:p>
          </table:table-cell>
          <table:table-cell table:style-name="ce7" table:formula="of:=[.K176]/[.$R188]" office:value-type="float" office:value="2.44514586187062" calcext:value-type="float">
            <text:p>2.45</text:p>
          </table:table-cell>
          <table:table-cell table:style-name="ce7" table:formula="of:=[.L176]/[.$R188]" office:value-type="float" office:value="2.9727968709085" calcext:value-type="float">
            <text:p>2.97</text:p>
          </table:table-cell>
          <table:table-cell table:style-name="ce7" table:formula="of:=[.M176]/[.$R188]" office:value-type="float" office:value="3.03173692331437" calcext:value-type="float">
            <text:p>3.03</text:p>
          </table:table-cell>
          <table:table-cell table:style-name="ce7" table:formula="of:=[.N176]/[.$R188]" office:value-type="float" office:value="3.27778050189391" calcext:value-type="float">
            <text:p>3.28</text:p>
          </table:table-cell>
          <table:table-cell table:style-name="ce7" table:formula="of:=[.O176]/[.$R188]" office:value-type="float" office:value="2.71089658788069" calcext:value-type="float">
            <text:p>2.71</text:p>
          </table:table-cell>
          <table:table-cell table:style-name="ce7" table:formula="of:=[.P176]/[.$R188]" office:value-type="float" office:value="2.23838759408932" calcext:value-type="float">
            <text:p>2.24</text:p>
          </table:table-cell>
          <table:table-cell table:style-name="ce7" table:formula="of:=[.Q176]/[.$R188]" office:value-type="float" office:value="2.23729084074175" calcext:value-type="float">
            <text:p>2.24</text:p>
          </table:table-cell>
          <table:table-cell table:style-name="ce7" table:formula="of:=8+[.A188]*(1+8)/2" office:value-type="float" office:value="35" calcext:value-type="float">
            <text:p>35.00</text:p>
          </table:table-cell>
          <table:table-cell table:number-columns-repeated="1003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7" table:formula="of:=[.B177]/[.$R189]" office:value-type="float" office:value="0.783314414814319" calcext:value-type="float">
            <text:p>0.78</text:p>
          </table:table-cell>
          <table:table-cell table:style-name="ce7" table:formula="of:=[.C177]/[.$R189]" office:value-type="float" office:value="1.04245101892923" calcext:value-type="float">
            <text:p>1.04</text:p>
          </table:table-cell>
          <table:table-cell table:style-name="ce7" table:formula="of:=[.D177]/[.$R189]" office:value-type="float" office:value="0.898618761377643" calcext:value-type="float">
            <text:p>0.90</text:p>
          </table:table-cell>
          <table:table-cell table:style-name="ce7" table:formula="of:=[.E177]/[.$R189]" office:value-type="float" office:value="1.73698614215215" calcext:value-type="float">
            <text:p>1.74</text:p>
          </table:table-cell>
          <table:table-cell table:style-name="ce7" table:formula="of:=[.F177]/[.$R189]" office:value-type="float" office:value="1.93361892631454" calcext:value-type="float">
            <text:p>1.93</text:p>
          </table:table-cell>
          <table:table-cell table:style-name="ce7" table:formula="of:=[.G177]/[.$R189]" office:value-type="float" office:value="1.37820180373675" calcext:value-type="float">
            <text:p>1.38</text:p>
          </table:table-cell>
          <table:table-cell table:style-name="ce7" table:formula="of:=[.H177]/[.$R189]" office:value-type="float" office:value="1.86740155809658" calcext:value-type="float">
            <text:p>1.87</text:p>
          </table:table-cell>
          <table:table-cell table:style-name="ce7" table:formula="of:=[.I177]/[.$R189]" office:value-type="float" office:value="2.66897786125901" calcext:value-type="float">
            <text:p>2.67</text:p>
          </table:table-cell>
          <table:table-cell table:style-name="ce7" table:formula="of:=[.J177]/[.$R189]" office:value-type="float" office:value="2.58421515266206" calcext:value-type="float">
            <text:p>2.58</text:p>
          </table:table-cell>
          <table:table-cell table:style-name="ce7" table:formula="of:=[.K177]/[.$R189]" office:value-type="float" office:value="2.36705738748279" calcext:value-type="float">
            <text:p>2.37</text:p>
          </table:table-cell>
          <table:table-cell table:style-name="ce7" table:formula="of:=[.L177]/[.$R189]" office:value-type="float" office:value="2.92145990701236" calcext:value-type="float">
            <text:p>2.92</text:p>
          </table:table-cell>
          <table:table-cell table:style-name="ce7" table:formula="of:=[.M177]/[.$R189]" office:value-type="float" office:value="3.0343344952757" calcext:value-type="float">
            <text:p>3.03</text:p>
          </table:table-cell>
          <table:table-cell table:style-name="ce7" table:formula="of:=[.N177]/[.$R189]" office:value-type="float" office:value="3.22406335614103" calcext:value-type="float">
            <text:p>3.22</text:p>
          </table:table-cell>
          <table:table-cell table:style-name="ce7" table:formula="of:=[.O177]/[.$R189]" office:value-type="float" office:value="2.64220259598508" calcext:value-type="float">
            <text:p>2.64</text:p>
          </table:table-cell>
          <table:table-cell table:style-name="ce7" table:formula="of:=[.P177]/[.$R189]" office:value-type="float" office:value="2.33675440731286" calcext:value-type="float">
            <text:p>2.34</text:p>
          </table:table-cell>
          <table:table-cell table:style-name="ce7" table:formula="of:=[.Q177]/[.$R189]" office:value-type="float" office:value="2.34100031985086" calcext:value-type="float">
            <text:p>2.34</text:p>
          </table:table-cell>
          <table:table-cell table:style-name="ce9" table:formula="of:=8+[.A189]*(1+8)/2" office:value-type="float" office:value="39.5" calcext:value-type="float">
            <text:p>39.50</text:p>
          </table:table-cell>
          <table:table-cell table:style-name="ce5"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table:formula="of:=[.B178]/[.$R190]" office:value-type="float" office:value="0.755182303664513" calcext:value-type="float">
            <text:p>0.76</text:p>
          </table:table-cell>
          <table:table-cell table:style-name="ce7" table:formula="of:=[.C178]/[.$R190]" office:value-type="float" office:value="0.997458925698161" calcext:value-type="float">
            <text:p>1.00</text:p>
          </table:table-cell>
          <table:table-cell table:style-name="ce7" table:formula="of:=[.D178]/[.$R190]" office:value-type="float" office:value="0.851461559561261" calcext:value-type="float">
            <text:p>0.85</text:p>
          </table:table-cell>
          <table:table-cell table:style-name="ce7" table:formula="of:=[.E178]/[.$R190]" office:value-type="float" office:value="1.749741233977" calcext:value-type="float">
            <text:p>1.75</text:p>
          </table:table-cell>
          <table:table-cell table:style-name="ce7" table:formula="of:=[.F178]/[.$R190]" office:value-type="float" office:value="1.91665483068345" calcext:value-type="float">
            <text:p>1.92</text:p>
          </table:table-cell>
          <table:table-cell table:style-name="ce7" table:formula="of:=[.G178]/[.$R190]" office:value-type="float" office:value="1.33270027822528" calcext:value-type="float">
            <text:p>1.33</text:p>
          </table:table-cell>
          <table:table-cell table:style-name="ce7" table:formula="of:=[.H178]/[.$R190]" office:value-type="float" office:value="1.87036238073864" calcext:value-type="float">
            <text:p>1.87</text:p>
          </table:table-cell>
          <table:table-cell table:style-name="ce7" table:formula="of:=[.I178]/[.$R190]" office:value-type="float" office:value="2.71845834422679" calcext:value-type="float">
            <text:p>2.72</text:p>
          </table:table-cell>
          <table:table-cell table:style-name="ce7" table:formula="of:=[.J178]/[.$R190]" office:value-type="float" office:value="2.57752164363665" calcext:value-type="float">
            <text:p>2.58</text:p>
          </table:table-cell>
          <table:table-cell table:style-name="ce7" table:formula="of:=[.K178]/[.$R190]" office:value-type="float" office:value="2.30753393870978" calcext:value-type="float">
            <text:p>2.31</text:p>
          </table:table-cell>
          <table:table-cell table:style-name="ce7" table:formula="of:=[.L178]/[.$R190]" office:value-type="float" office:value="2.89094634707483" calcext:value-type="float">
            <text:p>2.89</text:p>
          </table:table-cell>
          <table:table-cell table:style-name="ce7" table:formula="of:=[.M178]/[.$R190]" office:value-type="float" office:value="3.05767563366087" calcext:value-type="float">
            <text:p>3.06</text:p>
          </table:table-cell>
          <table:table-cell table:style-name="ce7" table:formula="of:=[.N178]/[.$R190]" office:value-type="float" office:value="3.19265239202462" calcext:value-type="float">
            <text:p>3.19</text:p>
          </table:table-cell>
          <table:table-cell table:style-name="ce7" table:formula="of:=[.O178]/[.$R190]" office:value-type="float" office:value="2.59808753430272" calcext:value-type="float">
            <text:p>2.60</text:p>
          </table:table-cell>
          <table:table-cell table:style-name="ce7" table:formula="of:=[.P178]/[.$R190]" office:value-type="float" office:value="2.42719077590789" calcext:value-type="float">
            <text:p>2.43</text:p>
          </table:table-cell>
          <table:table-cell table:style-name="ce7" table:formula="of:=[.Q178]/[.$R190]" office:value-type="float" office:value="2.44787600766821" calcext:value-type="float">
            <text:p>2.45</text:p>
          </table:table-cell>
          <table:table-cell table:style-name="ce7" table:formula="of:=8+[.A190]*(1+8)/2" office:value-type="float" office:value="44" calcext:value-type="float">
            <text:p>44.00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table:formula="of:=[.B179]/[.$R191]" office:value-type="float" office:value="0.733667370849174" calcext:value-type="float">
            <text:p>0.73</text:p>
          </table:table-cell>
          <table:table-cell table:style-name="ce7" table:formula="of:=[.C179]/[.$R191]" office:value-type="float" office:value="0.962242781738915" calcext:value-type="float">
            <text:p>0.96</text:p>
          </table:table-cell>
          <table:table-cell table:style-name="ce7" table:formula="of:=[.D179]/[.$R191]" office:value-type="float" office:value="0.812634443342362" calcext:value-type="float">
            <text:p>0.81</text:p>
          </table:table-cell>
          <table:table-cell table:style-name="ce7" table:formula="of:=[.E179]/[.$R191]" office:value-type="float" office:value="1.76823749219827" calcext:value-type="float">
            <text:p>1.77</text:p>
          </table:table-cell>
          <table:table-cell table:style-name="ce7" table:formula="of:=[.F179]/[.$R191]" office:value-type="float" office:value="1.90572071336949" calcext:value-type="float">
            <text:p>1.91</text:p>
          </table:table-cell>
          <table:table-cell table:style-name="ce7" table:formula="of:=[.G179]/[.$R191]" office:value-type="float" office:value="1.29481086990591" calcext:value-type="float">
            <text:p>1.29</text:p>
          </table:table-cell>
          <table:table-cell table:style-name="ce7" table:formula="of:=[.H179]/[.$R191]" office:value-type="float" office:value="1.88051870625297" calcext:value-type="float">
            <text:p>1.88</text:p>
          </table:table-cell>
          <table:table-cell table:style-name="ce7" table:formula="of:=[.I179]/[.$R191]" office:value-type="float" office:value="2.77314677157108" calcext:value-type="float">
            <text:p>2.77</text:p>
          </table:table-cell>
          <table:table-cell table:style-name="ce7" table:formula="of:=[.J179]/[.$R191]" office:value-type="float" office:value="2.57736454273774" calcext:value-type="float">
            <text:p>2.58</text:p>
          </table:table-cell>
          <table:table-cell table:style-name="ce7" table:formula="of:=[.K179]/[.$R191]" office:value-type="float" office:value="2.26083793371374" calcext:value-type="float">
            <text:p>2.26</text:p>
          </table:table-cell>
          <table:table-cell table:style-name="ce7" table:formula="of:=[.L179]/[.$R191]" office:value-type="float" office:value="2.87498800581688" calcext:value-type="float">
            <text:p>2.87</text:p>
          </table:table-cell>
          <table:table-cell table:style-name="ce7" table:formula="of:=[.M179]/[.$R191]" office:value-type="float" office:value="3.09626913253715" calcext:value-type="float">
            <text:p>3.10</text:p>
          </table:table-cell>
          <table:table-cell table:style-name="ce7" table:formula="of:=[.N179]/[.$R191]" office:value-type="float" office:value="3.17671929288522" calcext:value-type="float">
            <text:p>3.18</text:p>
          </table:table-cell>
          <table:table-cell table:style-name="ce7" table:formula="of:=[.O179]/[.$R191]" office:value-type="float" office:value="2.57178640493472" calcext:value-type="float">
            <text:p>2.57</text:p>
          </table:table-cell>
          <table:table-cell table:style-name="ce7" table:formula="of:=[.P179]/[.$R191]" office:value-type="float" office:value="2.51050715369678" calcext:value-type="float">
            <text:p>2.51</text:p>
          </table:table-cell>
          <table:table-cell table:style-name="ce7" table:formula="of:=[.Q179]/[.$R191]" office:value-type="float" office:value="2.55635369146472" calcext:value-type="float">
            <text:p>2.56</text:p>
          </table:table-cell>
          <table:table-cell table:style-name="ce7" table:formula="of:=8+[.A191]*(1+8)/2" office:value-type="float" office:value="48.5" calcext:value-type="float">
            <text:p>48.50</text:p>
          </table:table-cell>
          <table:table-cell table:number-columns-repeated="100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 table:formula="of:=[.B180]/[.$R192]" office:value-type="float" office:value="0.717058861010731" calcext:value-type="float">
            <text:p>0.72</text:p>
          </table:table-cell>
          <table:table-cell table:style-name="ce7" table:formula="of:=[.C180]/[.$R192]" office:value-type="float" office:value="0.934287155217055" calcext:value-type="float">
            <text:p>0.93</text:p>
          </table:table-cell>
          <table:table-cell table:style-name="ce7" table:formula="of:=[.D180]/[.$R192]" office:value-type="float" office:value="0.78001492172447" calcext:value-type="float">
            <text:p>0.78</text:p>
          </table:table-cell>
          <table:table-cell table:style-name="ce7" table:formula="of:=[.E180]/[.$R192]" office:value-type="float" office:value="1.79088802322734" calcext:value-type="float">
            <text:p>1.79</text:p>
          </table:table-cell>
          <table:table-cell table:style-name="ce7" table:formula="of:=[.F180]/[.$R192]" office:value-type="float" office:value="1.89873854083832" calcext:value-type="float">
            <text:p>1.90</text:p>
          </table:table-cell>
          <table:table-cell table:style-name="ce7" table:formula="of:=[.G180]/[.$R192]" office:value-type="float" office:value="1.26259266943671" calcext:value-type="float">
            <text:p>1.26</text:p>
          </table:table-cell>
          <table:table-cell table:style-name="ce7" table:formula="of:=[.H180]/[.$R192]" office:value-type="float" office:value="1.89591252012513" calcext:value-type="float">
            <text:p>1.90</text:p>
          </table:table-cell>
          <table:table-cell table:style-name="ce7" table:formula="of:=[.I180]/[.$R192]" office:value-type="float" office:value="2.8314919948141" calcext:value-type="float">
            <text:p>2.83</text:p>
          </table:table-cell>
          <table:table-cell table:style-name="ce7" table:formula="of:=[.J180]/[.$R192]" office:value-type="float" office:value="2.58185204958437" calcext:value-type="float">
            <text:p>2.58</text:p>
          </table:table-cell>
          <table:table-cell table:style-name="ce7" table:formula="of:=[.K180]/[.$R192]" office:value-type="float" office:value="2.22323224911988" calcext:value-type="float">
            <text:p>2.22</text:p>
          </table:table-cell>
          <table:table-cell table:style-name="ce7" table:formula="of:=[.L180]/[.$R192]" office:value-type="float" office:value="2.86947163371247" calcext:value-type="float">
            <text:p>2.87</text:p>
          </table:table-cell>
          <table:table-cell table:style-name="ce7" table:formula="of:=[.M180]/[.$R192]" office:value-type="float" office:value="3.14647614922052" calcext:value-type="float">
            <text:p>3.15</text:p>
          </table:table-cell>
          <table:table-cell table:style-name="ce7" table:formula="of:=[.N180]/[.$R192]" office:value-type="float" office:value="3.17182159177761" calcext:value-type="float">
            <text:p>3.17</text:p>
          </table:table-cell>
          <table:table-cell table:style-name="ce7" table:formula="of:=[.O180]/[.$R192]" office:value-type="float" office:value="2.55882358037964" calcext:value-type="float">
            <text:p>2.56</text:p>
          </table:table-cell>
          <table:table-cell table:style-name="ce7" table:formula="of:=[.P180]/[.$R192]" office:value-type="float" office:value="2.58727192964153" calcext:value-type="float">
            <text:p>2.59</text:p>
          </table:table-cell>
          <table:table-cell table:style-name="ce7" table:formula="of:=[.Q180]/[.$R192]" office:value-type="float" office:value="2.66535942105292" calcext:value-type="float">
            <text:p>2.67</text:p>
          </table:table-cell>
          <table:table-cell table:style-name="ce10" table:formula="of:=8+[.A192]*(1+8)/2" office:value-type="float" office:value="53" calcext:value-type="float">
            <text:p>53.00</text:p>
          </table:table-cell>
          <table:table-cell table:style-name="ce1" table:number-columns-repeated="1003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monster AC</text:p>
          </table:table-cell>
          <table:table-cell table:style-name="ce6"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>
            <draw:frame draw:z-index="0" draw:style-name="gr1" draw:text-style-name="P1" svg:width="7.4343in" svg:height="4.1815in" svg:x="0.0004in" svg:y="0in">
              <draw:object draw:notify-on-update-of-ranges="'weapon progression (sum)'.A183:'weapon progression (sum)'.A192 'weapon progression (sum)'.B182:'weapon progression (sum)'.B182 'weapon progression (sum)'.B183:'weapon progression (sum)'.B192 'weapon progression (sum)'.G182:'weapon progression (sum)'.G182 'weapon progression (sum)'.G183:'weapon progression (sum)'.G192 'weapon progression (sum)'.H182:'weapon progression (sum)'.H182 'weapon progression (sum)'.H183:'weapon progression (sum)'.H192 'weapon progression (sum)'.I182:'weapon progression (sum)'.I182 'weapon progression (sum)'.I183:'weapon progression (sum)'.I192 'weapon progression (sum)'.J182:'weapon progression (sum)'.J182 'weapon progression (sum)'.J183:'weapon progression (sum)'.J192 'weapon progression (sum)'.K182:'weapon progression (sum)'.K182 'weapon progression (sum)'.K183:'weapon progression (sum)'.K192 'weapon progression (sum)'.L182:'weapon progression (sum)'.L182 'weapon progression (sum)'.L183:'weapon progression (sum)'.L192 'weapon progression (sum)'.M182:'weapon progression (sum)'.M182 'weapon progression (sum)'.M183:'weapon progression (sum)'.M192 'weapon progression (sum)'.N182:'weapon progression (sum)'.N182 'weapon progression (sum)'.N183:'weapon progression (sum)'.N19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  <draw:frame draw:z-index="1" draw:style-name="gr1" draw:text-style-name="P1" svg:width="7.4343in" svg:height="4.1815in" svg:x="0.0004in" svg:y="0in">
              <draw:object draw:notify-on-update-of-ranges="'weapon progression (sum)'.A183:'weapon progression (sum)'.A192 'weapon progression (sum)'.B182:'weapon progression (sum)'.B182 'weapon progression (sum)'.B183:'weapon progression (sum)'.B192 'weapon progression (sum)'.G182:'weapon progression (sum)'.G182 'weapon progression (sum)'.G183:'weapon progression (sum)'.G192 'weapon progression (sum)'.H182:'weapon progression (sum)'.H182 'weapon progression (sum)'.H183:'weapon progression (sum)'.H192 'weapon progression (sum)'.I182:'weapon progression (sum)'.I182 'weapon progression (sum)'.I183:'weapon progression (sum)'.I192 'weapon progression (sum)'.J182:'weapon progression (sum)'.J182 'weapon progression (sum)'.J183:'weapon progression (sum)'.J192 'weapon progression (sum)'.K182:'weapon progression (sum)'.K182 'weapon progression (sum)'.K183:'weapon progression (sum)'.K192 'weapon progression (sum)'.L182:'weapon progression (sum)'.L182 'weapon progression (sum)'.L183:'weapon progression (sum)'.L192 'weapon progression (sum)'.M182:'weapon progression (sum)'.M182 'weapon progression (sum)'.M183:'weapon progression (sum)'.M192 'weapon progression (sum)'.N182:'weapon progression (sum)'.N182 'weapon progression (sum)'.N183:'weapon progression (sum)'.N192 'weapon progression (sum)'.P182:'weapon progression (sum)'.P182 'weapon progression (sum)'.P183:'weapon progression (sum)'.P192 'weapon progression (sum)'.Q182:'weapon progression (sum)'.Q182 'weapon progression (sum)'.Q183:'weapon progression (sum)'.Q19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0"/>
        </table:table-row>
        <table:table-row table:style-name="ro1" table:number-rows-repeated="1048380">
          <table:table-cell table:number-columns-repeated="1021"/>
        </table:table-row>
        <table:table-row table:style-name="ro1">
          <table:table-cell table:number-columns-repeated="1021"/>
        </table:table-row>
        <table:named-expressions>
          <table:named-expression table:name="solver_acr" table:base-cell-address="$'weapon parameters'.$A$1" table:expression="0"/>
          <table:named-range table:name="solver_adj" table:base-cell-address="$'weapon parameters'.$A$1" table:cell-range-address=".$O$4"/>
          <table:named-expression table:name="solver_asr" table:base-cell-address="$'weapon parameters'.$A$1" table:expression="0.5"/>
          <table:named-expression table:name="solver_bbd" table:base-cell-address="$'weapon parameters'.$A$1" table:expression="1"/>
          <table:named-expression table:name="solver_ccoeff" table:base-cell-address="$'weapon parameters'.$A$1" table:expression="0.729"/>
          <table:named-expression table:name="solver_cog" table:base-cell-address="$'weapon parameters'.$A$1" table:expression="1.494"/>
          <table:named-expression table:name="solver_crpb" table:base-cell-address="$'weapon parameters'.$A$1" table:expression="0.9"/>
          <table:named-expression table:name="solver_eng" table:base-cell-address="$'weapon parameters'.$A$1" table:expression="3"/>
          <table:named-expression table:name="solver_enst" table:base-cell-address="$'weapon parameters'.$A$1" table:expression="1"/>
          <table:named-expression table:name="solver_eps" table:base-cell-address="$'weapon parameters'.$A$1" table:expression="0"/>
          <table:named-expression table:name="solver_gvr" table:base-cell-address="$'weapon parameters'.$A$1" table:expression="1"/>
          <table:named-expression table:name="solver_int" table:base-cell-address="$'weapon parameters'.$A$1" table:expression="0"/>
          <table:named-expression table:name="solver_lcy" table:base-cell-address="$'weapon parameters'.$A$1" table:expression="2000"/>
          <table:named-expression table:name="solver_lo_eng" table:base-cell-address="$'weapon parameters'.$A$1" table:expression="&quot;com.sun.star.comp.Calc.NLPSolver.DEPSSolverImpl&quot;"/>
          <table:named-expression table:name="solver_mtpb" table:base-cell-address="$'weapon parameters'.$A$1" table:expression="0"/>
          <table:named-expression table:name="solver_neg" table:base-cell-address="$'weapon parameters'.$A$1" table:expression="2"/>
          <table:named-expression table:name="solver_num" table:base-cell-address="$'weapon parameters'.$A$1" table:expression="0"/>
          <table:named-range table:name="solver_opt" table:base-cell-address="$'weapon parameters'.$A$1" table:cell-range-address=".$O$193"/>
          <table:named-expression table:name="solver_prng" table:base-cell-address="$'weapon parameters'.$A$1" table:expression="0"/>
          <table:named-expression table:name="solver_rsp" table:base-cell-address="$'weapon parameters'.$A$1" table:expression="0"/>
          <table:named-expression table:name="solver_slim" table:base-cell-address="$'weapon parameters'.$A$1" table:expression="70"/>
          <table:named-expression table:name="solver_smax" table:base-cell-address="$'weapon parameters'.$A$1" table:expression="0.5"/>
          <table:named-expression table:name="solver_smin" table:base-cell-address="$'weapon parameters'.$A$1" table:expression="0.5"/>
          <table:named-expression table:name="solver_soc" table:base-cell-address="$'weapon parameters'.$A$1" table:expression="1.494"/>
          <table:named-expression table:name="solver_ssz" table:base-cell-address="$'weapon parameters'.$A$1" table:expression="70"/>
          <table:named-expression table:name="solver_stol" table:base-cell-address="$'weapon parameters'.$A$1" table:expression="0.000001"/>
          <table:named-expression table:name="solver_tim" table:base-cell-address="$'weapon parameters'.$A$1" table:expression="100"/>
          <table:named-expression table:name="solver_typ" table:base-cell-address="$'weapon parameters'.$A$1" table:expression="1"/>
          <table:named-expression table:name="solver_vrt" table:base-cell-address="$'weapon parameters'.$A$1" table:expression="3"/>
        </table:named-expressions>
      </table:table>
      <table:table table:name="weapon progression (sum) AM 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3" table:default-cell-style-name="ce1"/>
        <table:table-column table:style-name="co2" table:number-columns-repeated="7" table:default-cell-style-name="ce4"/>
        <table:table-column table:style-name="co1" table:number-columns-repeated="1004" table:default-cell-style-name="Default"/>
        <table:table-row table:style-name="ro1">
          <table:table-cell/>
          <table:table-cell office:value-type="string" calcext:value-type="string">
            <text:p>staff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sword2h</text:p>
          </table:table-cell>
          <table:table-cell office:value-type="string" calcext:value-type="string">
            <text:p>axe2h</text:p>
          </table:table-cell>
          <table:table-cell office:value-type="string" calcext:value-type="string">
            <text:p>spear2h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mace</text:p>
          </table:table-cell>
          <table:table-cell table:style-name="ce12" office:value-type="string" calcext:value-type="string">
            <text:p>unarm</text:p>
          </table:table-cell>
          <table:table-cell table:style-name="ce12" office:value-type="string" calcext:value-type="string">
            <text:p>staff</text:p>
          </table:table-cell>
          <table:table-cell table:number-columns-repeated="1004"/>
        </table:table-row>
        <table:table-row table:style-name="ro1">
          <table:table-cell table:number-columns-repeated="10"/>
          <table:table-cell office:value-type="string" calcext:value-type="string">
            <text:p>dagger</text:p>
          </table:table-cell>
          <table:table-cell table:number-columns-repeated="4" office:value-type="string" calcext:value-type="string">
            <text:p>sword</text:p>
          </table:table-cell>
          <table:table-cell/>
          <table:table-cell table:style-name="ce12" office:value-type="string" calcext:value-type="string">
            <text:p>unarm</text:p>
          </table:table-cell>
          <table:table-cell table:number-columns-repeated="100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coeff w1</text:p>
          </table:table-cell>
          <table:table-cell table:style-name="ce7" office:value-type="float" office:value="0.707147302741779" calcext:value-type="float">
            <text:p>0.71</text:p>
          </table:table-cell>
          <table:table-cell table:style-name="ce7" office:value-type="float" office:value="0.707120749756442" calcext:value-type="float">
            <text:p>0.71</text:p>
          </table:table-cell>
          <table:table-cell table:style-name="ce7" office:value-type="float" office:value="0.515421300373414" calcext:value-type="float">
            <text:p>0.52</text:p>
          </table:table-cell>
          <table:table-cell table:style-name="ce7" office:value-type="float" office:value="0.875502972005401" calcext:value-type="float">
            <text:p>0.88</text:p>
          </table:table-cell>
          <table:table-cell table:style-name="ce7" office:value-type="float" office:value="0.840853395023298" calcext:value-type="float">
            <text:p>0.84</text:p>
          </table:table-cell>
          <table:table-cell table:style-name="ce7" office:value-type="float" office:value="0.799778361081568" calcext:value-type="float">
            <text:p>0.80</text:p>
          </table:table-cell>
          <table:table-cell table:style-name="ce7" office:value-type="float" office:value="0.865268385479618" calcext:value-type="float">
            <text:p>0.87</text:p>
          </table:table-cell>
          <table:table-cell table:style-name="ce7" office:value-type="float" office:value="0.887152799098534" calcext:value-type="float">
            <text:p>0.89</text:p>
          </table:table-cell>
          <table:table-cell table:style-name="ce7" office:value-type="float" office:value="0.853648253354045" calcext:value-type="float">
            <text:p>0.85</text:p>
          </table:table-cell>
          <table:table-cell table:style-name="ce7" office:value-type="float" office:value="0.852319902837696" calcext:value-type="float">
            <text:p>0.85</text:p>
          </table:table-cell>
          <table:table-cell table:style-name="ce7" office:value-type="float" office:value="0.894431136651529" calcext:value-type="float">
            <text:p>0.89</text:p>
          </table:table-cell>
          <table:table-cell table:style-name="ce7" office:value-type="float" office:value="0.806369418055659" calcext:value-type="float">
            <text:p>0.81</text:p>
          </table:table-cell>
          <table:table-cell table:style-name="ce7" office:value-type="float" office:value="0.764660493777259" calcext:value-type="float">
            <text:p>0.76</text:p>
          </table:table-cell>
          <table:table-cell table:style-name="ce7" office:value-type="float" office:value="0.718228681485682" calcext:value-type="float">
            <text:p>0.72</text:p>
          </table:table-cell>
          <table:table-cell table:style-name="ce7" office:value-type="float" office:value="0.905724206697675" calcext:value-type="float">
            <text:p>0.91</text:p>
          </table:table-cell>
          <table:table-cell table:style-name="ce7" office:value-type="float" office:value="0.407694665816631" calcext:value-type="float">
            <text:p>0.4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eff w2</text:p>
          </table:table-cell>
          <table:table-cell table:style-name="ce7" table:formula="of:=IF(ISBLANK([.B$2]);0;IF([.B$2]=[.B$1];[.B$4];SQRT(1-[.B$4]^2)))" office:value-type="float" office:value="0" calcext:value-type="float">
            <text:p>0.00</text:p>
          </table:table-cell>
          <table:table-cell table:style-name="ce7" table:formula="of:=IF(ISBLANK([.C$2]);0;IF([.C$2]=[.C$1];[.C$4];SQRT(1-[.C$4]^2)))" office:value-type="float" office:value="0" calcext:value-type="float">
            <text:p>0.00</text:p>
          </table:table-cell>
          <table:table-cell table:style-name="ce7" table:formula="of:=IF(ISBLANK([.D$2]);0;IF([.D$2]=[.D$1];[.D$4];SQRT(1-[.D$4]^2)))" office:value-type="float" office:value="0" calcext:value-type="float">
            <text:p>0.00</text:p>
          </table:table-cell>
          <table:table-cell table:style-name="ce7" table:formula="of:=IF(ISBLANK([.E$2]);0;IF([.E$2]=[.E$1];[.E$4];SQRT(1-[.E$4]^2)))" office:value-type="float" office:value="0" calcext:value-type="float">
            <text:p>0.00</text:p>
          </table:table-cell>
          <table:table-cell table:style-name="ce7" table:formula="of:=IF(ISBLANK([.F$2]);0;IF([.F$2]=[.F$1];[.F$4];SQRT(1-[.F$4]^2)))" office:value-type="float" office:value="0" calcext:value-type="float">
            <text:p>0.00</text:p>
          </table:table-cell>
          <table:table-cell table:style-name="ce7" table:formula="of:=IF(ISBLANK([.G$2]);0;IF([.G$2]=[.G$1];[.G$4];SQRT(1-[.G$4]^2)))" office:value-type="float" office:value="0" calcext:value-type="float">
            <text:p>0.00</text:p>
          </table:table-cell>
          <table:table-cell table:style-name="ce7" table:formula="of:=IF(ISBLANK([.H$2]);0;IF([.H$2]=[.H$1];[.H$4];SQRT(1-[.H$4]^2)))" office:value-type="float" office:value="0" calcext:value-type="float">
            <text:p>0.00</text:p>
          </table:table-cell>
          <table:table-cell table:style-name="ce7" table:formula="of:=IF(ISBLANK([.I$2]);0;IF([.I$2]=[.I$1];[.I$4];SQRT(1-[.I$4]^2)))" office:value-type="float" office:value="0" calcext:value-type="float">
            <text:p>0.00</text:p>
          </table:table-cell>
          <table:table-cell table:style-name="ce7" table:formula="of:=IF(ISBLANK([.J$2]);0;IF([.J$2]=[.J$1];[.J$4];SQRT(1-[.J$4]^2)))" office:value-type="float" office:value="0" calcext:value-type="float">
            <text:p>0.00</text:p>
          </table:table-cell>
          <table:table-cell table:style-name="ce7" table:formula="of:=IF(ISBLANK([.K$2]);0;IF([.K$2]=[.K$1];[.K$4];SQRT(1-[.K$4]^2)))" office:value-type="float" office:value="0.852319902837696" calcext:value-type="float">
            <text:p>0.85</text:p>
          </table:table-cell>
          <table:table-cell table:style-name="ce7" table:formula="of:=IF(ISBLANK([.L$2]);0;IF([.L$2]=[.L$1];[.L$4];SQRT(1-[.L$4]^2)))" office:value-type="float" office:value="0.894431136651529" calcext:value-type="float">
            <text:p>0.89</text:p>
          </table:table-cell>
          <table:table-cell table:style-name="ce7" office:value-type="float" office:value="0.418189932513923" calcext:value-type="float">
            <text:p>0.42</text:p>
          </table:table-cell>
          <table:table-cell table:style-name="ce7" office:value-type="float" office:value="0.455676325888353" calcext:value-type="float">
            <text:p>0.46</text:p>
          </table:table-cell>
          <table:table-cell table:style-name="ce7" office:value-type="float" office:value="0.491983415863849" calcext:value-type="float">
            <text:p>0.49</text:p>
          </table:table-cell>
          <table:table-cell table:style-name="ce7" table:formula="of:=IF(ISBLANK([.P$2]);0;IF([.P$2]=[.P$1];[.P$4];SQRT(1-[.P$4]^2)))" office:value-type="float" office:value="0" calcext:value-type="float">
            <text:p>0.00</text:p>
          </table:table-cell>
          <table:table-cell table:style-name="ce7" office:value-type="float" office:value="0.817022809837937" calcext:value-type="float">
            <text:p>0.8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eff AM</text:p>
          </table:table-cell>
          <table:table-cell table:style-name="ce7" table:formula="of:=IF(OR(ISBLANK([.B$2]);[.B$2]=[.B$1]);SQRT(1-[.B$4]^2);SQRT(1-[.B$4]^2-[.B$5]^2))" office:value-type="float" office:value="0.70706625730905" calcext:value-type="float">
            <text:p>0.71</text:p>
          </table:table-cell>
          <table:table-cell table:style-name="ce7" table:formula="of:=IF(OR(ISBLANK([.C$2]);[.C$2]=[.C$1]);SQRT(1-[.C$4]^2);SQRT(1-[.C$4]^2-[.C$5]^2))" office:value-type="float" office:value="0.707092812340705" calcext:value-type="float">
            <text:p>0.71</text:p>
          </table:table-cell>
          <table:table-cell table:style-name="ce7" table:formula="of:=IF(OR(ISBLANK([.D$2]);[.D$2]=[.D$1]);SQRT(1-[.D$4]^2);SQRT(1-[.D$4]^2-[.D$5]^2))" office:value-type="float" office:value="0.856936918986094" calcext:value-type="float">
            <text:p>0.86</text:p>
          </table:table-cell>
          <table:table-cell table:style-name="ce7" table:formula="of:=IF(OR(ISBLANK([.E$2]);[.E$2]=[.E$1]);SQRT(1-[.E$4]^2);SQRT(1-[.E$4]^2-[.E$5]^2))" office:value-type="float" office:value="0.483212733699879" calcext:value-type="float">
            <text:p>0.48</text:p>
          </table:table-cell>
          <table:table-cell table:style-name="ce7" table:formula="of:=IF(OR(ISBLANK([.F$2]);[.F$2]=[.F$1]);SQRT(1-[.F$4]^2);SQRT(1-[.F$4]^2-[.F$5]^2))" office:value-type="float" office:value="0.541262938023465" calcext:value-type="float">
            <text:p>0.54</text:p>
          </table:table-cell>
          <table:table-cell table:style-name="ce7" table:formula="of:=IF(OR(ISBLANK([.G$2]);[.G$2]=[.G$1]);SQRT(1-[.G$4]^2);SQRT(1-[.G$4]^2-[.G$5]^2))" office:value-type="float" office:value="0.600295404901354" calcext:value-type="float">
            <text:p>0.60</text:p>
          </table:table-cell>
          <table:table-cell table:style-name="ce7" table:formula="of:=IF(OR(ISBLANK([.H$2]);[.H$2]=[.H$1]);SQRT(1-[.H$4]^2);SQRT(1-[.H$4]^2-[.H$5]^2))" office:value-type="float" office:value="0.501308907849737" calcext:value-type="float">
            <text:p>0.50</text:p>
          </table:table-cell>
          <table:table-cell table:style-name="ce7" table:formula="of:=IF(OR(ISBLANK([.I$2]);[.I$2]=[.I$1]);SQRT(1-[.I$4]^2);SQRT(1-[.I$4]^2-[.I$5]^2))" office:value-type="float" office:value="0.461475796821064" calcext:value-type="float">
            <text:p>0.46</text:p>
          </table:table-cell>
          <table:table-cell table:style-name="ce7" table:formula="of:=IF(OR(ISBLANK([.J$2]);[.J$2]=[.J$1]);SQRT(1-[.J$4]^2);SQRT(1-[.J$4]^2-[.J$5]^2))" office:value-type="float" office:value="0.520849939565695" calcext:value-type="float">
            <text:p>0.52</text:p>
          </table:table-cell>
          <table:table-cell table:style-name="ce7" table:formula="of:=IF(OR(ISBLANK([.K$2]);[.K$2]=[.K$1]);SQRT(1-[.K$4]^2);SQRT(1-[.K$4]^2-[.K$5]^2))" office:value-type="float" office:value="0.523020824849968" calcext:value-type="float">
            <text:p>0.52</text:p>
          </table:table-cell>
          <table:table-cell table:style-name="ce7" table:formula="of:=IF(OR(ISBLANK([.L$2]);[.L$2]=[.L$1]);SQRT(1-[.L$4]^2);SQRT(1-[.L$4]^2-[.L$5]^2))" office:value-type="float" office:value="0.447205704109702" calcext:value-type="float">
            <text:p>0.45</text:p>
          </table:table-cell>
          <table:table-cell table:style-name="ce7" table:formula="of:=IF(OR(ISBLANK([.M$2]);[.M$2]=[.M$1]);SQRT(1-[.M$4]^2);SQRT(1-[.M$4]^2-[.M$5]^2))" office:value-type="float" office:value="0.418193187377051" calcext:value-type="float">
            <text:p>0.42</text:p>
          </table:table-cell>
          <table:table-cell table:style-name="ce7" table:formula="of:=IF(OR(ISBLANK([.N$2]);[.N$2]=[.N$1]);SQRT(1-[.N$4]^2);SQRT(1-[.N$4]^2-[.N$5]^2))" office:value-type="float" office:value="0.455690042991077" calcext:value-type="float">
            <text:p>0.46</text:p>
          </table:table-cell>
          <table:table-cell table:style-name="ce7" table:formula="of:=IF(OR(ISBLANK([.O$2]);[.O$2]=[.O$1]);SQRT(1-[.O$4]^2);SQRT(1-[.O$4]^2-[.O$5]^2))" office:value-type="float" office:value="0.49203646166344" calcext:value-type="float">
            <text:p>0.49</text:p>
          </table:table-cell>
          <table:table-cell table:style-name="ce7" table:formula="of:=IF(OR(ISBLANK([.P$2]);[.P$2]=[.P$1]);SQRT(1-[.P$4]^2);SQRT(1-[.P$4]^2-[.P$5]^2))" office:value-type="float" office:value="0.423867504536345" calcext:value-type="float">
            <text:p>0.42</text:p>
          </table:table-cell>
          <table:table-cell table:style-name="ce7" table:formula="of:=IF(OR(ISBLANK([.Q$2]);[.Q$2]=[.Q$1]);SQRT(1-[.Q$4]^2);SQRT(1-[.Q$4]^2-[.Q$5]^2))" office:value-type="float" office:value="0.407748436746468" calcext:value-type="float">
            <text:p>0.4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M Expe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ack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5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string" calcext:value-type="string">
            <text:p>buff</text:p>
          </table:table-cell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table:formula="of:=VLOOKUP([.B$1];[$'weapon parameters'.$A:.$M];[.$B$8]+0;0)+VLOOKUP([.B$1];[$'weapon parameters'.$A:.$M];[.$B$8]+3;0)*[.$A10]+VLOOKUP([.$A$7];[$'weapon parameters'.$A$17:.$M$20];11;0)*[.B$6]*[.$A10]" office:value-type="float" office:value="15.2423975438543" calcext:value-type="float">
            <text:p>15</text:p>
          </table:table-cell>
          <table:table-cell table:style-name="ce18" table:formula="of:=VLOOKUP([.C$1];[$'weapon parameters'.$A:.$M];[.$B$8]+0;0)+VLOOKUP([.C$1];[$'weapon parameters'.$A:.$M];[.$B$8]+3;0)*[.$A10]+VLOOKUP([.$A$7];[$'weapon parameters'.$A$17:.$M$20];11;0)*[.C$6]*[.$A10]" office:value-type="float" office:value="15.2425568740442" calcext:value-type="float">
            <text:p>15</text:p>
          </table:table-cell>
          <table:table-cell table:style-name="ce18" table:formula="of:=VLOOKUP([.D$1];[$'weapon parameters'.$A:.$M];[.$B$8]+0;0)+VLOOKUP([.D$1];[$'weapon parameters'.$A:.$M];[.$B$8]+3;0)*[.$A10]+VLOOKUP([.$A$7];[$'weapon parameters'.$A$17:.$M$20];11;0)*[.D$6]*[.$A10]" office:value-type="float" office:value="16.1416215139166" calcext:value-type="float">
            <text:p>16</text:p>
          </table:table-cell>
          <table:table-cell table:style-name="ce18" table:formula="of:=VLOOKUP([.E$1];[$'weapon parameters'.$A:.$M];[.$B$8]+0;0)+VLOOKUP([.E$1];[$'weapon parameters'.$A:.$M];[.$B$8]+3;0)*[.$A10]+VLOOKUP([.$A$7];[$'weapon parameters'.$A$17:.$M$20];11;0)*[.E$6]*[.$A10]" office:value-type="float" office:value="13.8992764021993" calcext:value-type="float">
            <text:p>14</text:p>
          </table:table-cell>
          <table:table-cell table:style-name="ce18" table:formula="of:=VLOOKUP([.F$1];[$'weapon parameters'.$A:.$M];[.$B$8]+0;0)+VLOOKUP([.F$1];[$'weapon parameters'.$A:.$M];[.$B$8]+3;0)*[.$A10]+VLOOKUP([.$A$7];[$'weapon parameters'.$A$17:.$M$20];11;0)*[.F$6]*[.$A10]" office:value-type="float" office:value="14.2475776281408" calcext:value-type="float">
            <text:p>14</text:p>
          </table:table-cell>
          <table:table-cell table:style-name="ce18" table:formula="of:=VLOOKUP([.G$1];[$'weapon parameters'.$A:.$M];[.$B$8]+0;0)+VLOOKUP([.G$1];[$'weapon parameters'.$A:.$M];[.$B$8]+3;0)*[.$A10]+VLOOKUP([.$A$7];[$'weapon parameters'.$A$17:.$M$20];11;0)*[.G$6]*[.$A10]" office:value-type="float" office:value="14.6017724294081" calcext:value-type="float">
            <text:p>15</text:p>
          </table:table-cell>
          <table:table-cell table:style-name="ce18" table:formula="of:=VLOOKUP([.H$1];[$'weapon parameters'.$A:.$M];[.$B$8]+0;0)+VLOOKUP([.H$1];[$'weapon parameters'.$A:.$M];[.$B$8]+3;0)*[.$A10]+VLOOKUP([.$A$7];[$'weapon parameters'.$A$17:.$M$20];11;0)*[.H$6]*[.$A10]" office:value-type="float" office:value="14.0078534470984" calcext:value-type="float">
            <text:p>14</text:p>
          </table:table-cell>
          <table:table-cell table:style-name="ce18" table:formula="of:=VLOOKUP([.I$1];[$'weapon parameters'.$A:.$M];[.$B$8]+0;0)+VLOOKUP([.I$1];[$'weapon parameters'.$A:.$M];[.$B$8]+3;0)*[.$A10]+VLOOKUP([.$A$7];[$'weapon parameters'.$A$17:.$M$20];11;0)*[.I$6]*[.$A10]" office:value-type="float" office:value="13.7688547809264" calcext:value-type="float">
            <text:p>14</text:p>
          </table:table-cell>
          <table:table-cell table:style-name="ce18" table:formula="of:=VLOOKUP([.J$1];[$'weapon parameters'.$A:.$M];[.$B$8]+0;0)+VLOOKUP([.J$1];[$'weapon parameters'.$A:.$M];[.$B$8]+3;0)*[.$A10]+VLOOKUP([.$A$7];[$'weapon parameters'.$A$17:.$M$20];11;0)*[.J$6]*[.$A10]" office:value-type="float" office:value="14.1250996373942" calcext:value-type="float">
            <text:p>14</text:p>
          </table:table-cell>
          <table:table-cell table:style-name="ce18" table:formula="of:=VLOOKUP([.K$1];[$'weapon parameters'.$A:.$M];[.$B$8]+0;0)+VLOOKUP([.K$1];[$'weapon parameters'.$A:.$M];[.$B$8]+3;0)*[.$A10]+VLOOKUP([.$A$7];[$'weapon parameters'.$A$17:.$M$20];11;0)*[.K$6]*[.$A10]" office:value-type="float" office:value="14.1381249490998" calcext:value-type="float">
            <text:p>14</text:p>
          </table:table-cell>
          <table:table-cell table:style-name="ce18" table:formula="of:=VLOOKUP([.L$1];[$'weapon parameters'.$A:.$M];[.$B$8]+0;0)+VLOOKUP([.L$1];[$'weapon parameters'.$A:.$M];[.$B$8]+3;0)*[.$A10]+VLOOKUP([.$A$7];[$'weapon parameters'.$A$17:.$M$20];11;0)*[.L$6]*[.$A10]" office:value-type="float" office:value="13.6832342246582" calcext:value-type="float">
            <text:p>14</text:p>
          </table:table-cell>
          <table:table-cell table:style-name="ce18" table:formula="of:=VLOOKUP([.M$1];[$'weapon parameters'.$A:.$M];[.$B$8]+0;0)+VLOOKUP([.M$1];[$'weapon parameters'.$A:.$M];[.$B$8]+3;0)*[.$A10]+VLOOKUP([.$A$7];[$'weapon parameters'.$A$17:.$M$20];11;0)*[.M$6]*[.$A10]" office:value-type="float" office:value="13.5091591242623" calcext:value-type="float">
            <text:p>14</text:p>
          </table:table-cell>
          <table:table-cell table:style-name="ce18" table:formula="of:=VLOOKUP([.N$1];[$'weapon parameters'.$A:.$M];[.$B$8]+0;0)+VLOOKUP([.N$1];[$'weapon parameters'.$A:.$M];[.$B$8]+3;0)*[.$A10]+VLOOKUP([.$A$7];[$'weapon parameters'.$A$17:.$M$20];11;0)*[.N$6]*[.$A10]" office:value-type="float" office:value="13.7341402579465" calcext:value-type="float">
            <text:p>14</text:p>
          </table:table-cell>
          <table:table-cell table:style-name="ce18" table:formula="of:=VLOOKUP([.O$1];[$'weapon parameters'.$A:.$M];[.$B$8]+0;0)+VLOOKUP([.O$1];[$'weapon parameters'.$A:.$M];[.$B$8]+3;0)*[.$A10]+VLOOKUP([.$A$7];[$'weapon parameters'.$A$17:.$M$20];11;0)*[.O$6]*[.$A10]" office:value-type="float" office:value="13.9522187699806" calcext:value-type="float">
            <text:p>14</text:p>
          </table:table-cell>
          <table:table-cell table:style-name="ce18" table:formula="of:=VLOOKUP([.P$1];[$'weapon parameters'.$A:.$M];[.$B$8]+0;0)+VLOOKUP([.P$1];[$'weapon parameters'.$A:.$M];[.$B$8]+3;0)*[.$A10]+VLOOKUP([.$A$7];[$'weapon parameters'.$A$17:.$M$20];11;0)*[.P$6]*[.$A10]" office:value-type="float" office:value="13.5432050272181" calcext:value-type="float">
            <text:p>14</text:p>
          </table:table-cell>
          <table:table-cell table:style-name="ce18" table:formula="of:=VLOOKUP([.Q$1];[$'weapon parameters'.$A:.$M];[.$B$8]+0;0)+VLOOKUP([.Q$1];[$'weapon parameters'.$A:.$M];[.$B$8]+3;0)*[.$A10]+VLOOKUP([.$A$7];[$'weapon parameters'.$A$17:.$M$20];11;0)*[.Q$6]*[.$A10]" office:value-type="float" office:value="13.4464906204788" calcext:value-type="float">
            <text:p>13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VLOOKUP([.B$1];[$'weapon parameters'.$A:.$M];[.$B$8]+0;0)+VLOOKUP([.B$1];[$'weapon parameters'.$A:.$M];[.$B$8]+3;0)*[.$A11]+VLOOKUP([.$A$7];[$'weapon parameters'.$A$17:.$M$20];11;0)*[.B$6]*[.$A11]" office:value-type="float" office:value="20.4847950877086" calcext:value-type="float">
            <text:p>20</text:p>
          </table:table-cell>
          <table:table-cell table:style-name="ce18" table:formula="of:=VLOOKUP([.C$1];[$'weapon parameters'.$A:.$M];[.$B$8]+0;0)+VLOOKUP([.C$1];[$'weapon parameters'.$A:.$M];[.$B$8]+3;0)*[.$A11]+VLOOKUP([.$A$7];[$'weapon parameters'.$A$17:.$M$20];11;0)*[.C$6]*[.$A11]" office:value-type="float" office:value="20.4851137480885" calcext:value-type="float">
            <text:p>20</text:p>
          </table:table-cell>
          <table:table-cell table:style-name="ce18" table:formula="of:=VLOOKUP([.D$1];[$'weapon parameters'.$A:.$M];[.$B$8]+0;0)+VLOOKUP([.D$1];[$'weapon parameters'.$A:.$M];[.$B$8]+3;0)*[.$A11]+VLOOKUP([.$A$7];[$'weapon parameters'.$A$17:.$M$20];11;0)*[.D$6]*[.$A11]" office:value-type="float" office:value="22.2832430278331" calcext:value-type="float">
            <text:p>22</text:p>
          </table:table-cell>
          <table:table-cell table:style-name="ce18" table:formula="of:=VLOOKUP([.E$1];[$'weapon parameters'.$A:.$M];[.$B$8]+0;0)+VLOOKUP([.E$1];[$'weapon parameters'.$A:.$M];[.$B$8]+3;0)*[.$A11]+VLOOKUP([.$A$7];[$'weapon parameters'.$A$17:.$M$20];11;0)*[.E$6]*[.$A11]" office:value-type="float" office:value="17.7985528043985" calcext:value-type="float">
            <text:p>18</text:p>
          </table:table-cell>
          <table:table-cell table:style-name="ce18" table:formula="of:=VLOOKUP([.F$1];[$'weapon parameters'.$A:.$M];[.$B$8]+0;0)+VLOOKUP([.F$1];[$'weapon parameters'.$A:.$M];[.$B$8]+3;0)*[.$A11]+VLOOKUP([.$A$7];[$'weapon parameters'.$A$17:.$M$20];11;0)*[.F$6]*[.$A11]" office:value-type="float" office:value="18.4951552562816" calcext:value-type="float">
            <text:p>18</text:p>
          </table:table-cell>
          <table:table-cell table:style-name="ce18" table:formula="of:=VLOOKUP([.G$1];[$'weapon parameters'.$A:.$M];[.$B$8]+0;0)+VLOOKUP([.G$1];[$'weapon parameters'.$A:.$M];[.$B$8]+3;0)*[.$A11]+VLOOKUP([.$A$7];[$'weapon parameters'.$A$17:.$M$20];11;0)*[.G$6]*[.$A11]" office:value-type="float" office:value="19.2035448588162" calcext:value-type="float">
            <text:p>19</text:p>
          </table:table-cell>
          <table:table-cell table:style-name="ce18" table:formula="of:=VLOOKUP([.H$1];[$'weapon parameters'.$A:.$M];[.$B$8]+0;0)+VLOOKUP([.H$1];[$'weapon parameters'.$A:.$M];[.$B$8]+3;0)*[.$A11]+VLOOKUP([.$A$7];[$'weapon parameters'.$A$17:.$M$20];11;0)*[.H$6]*[.$A11]" office:value-type="float" office:value="18.0157068941968" calcext:value-type="float">
            <text:p>18</text:p>
          </table:table-cell>
          <table:table-cell table:style-name="ce18" table:formula="of:=VLOOKUP([.I$1];[$'weapon parameters'.$A:.$M];[.$B$8]+0;0)+VLOOKUP([.I$1];[$'weapon parameters'.$A:.$M];[.$B$8]+3;0)*[.$A11]+VLOOKUP([.$A$7];[$'weapon parameters'.$A$17:.$M$20];11;0)*[.I$6]*[.$A11]" office:value-type="float" office:value="17.5377095618528" calcext:value-type="float">
            <text:p>18</text:p>
          </table:table-cell>
          <table:table-cell table:style-name="ce18" table:formula="of:=VLOOKUP([.J$1];[$'weapon parameters'.$A:.$M];[.$B$8]+0;0)+VLOOKUP([.J$1];[$'weapon parameters'.$A:.$M];[.$B$8]+3;0)*[.$A11]+VLOOKUP([.$A$7];[$'weapon parameters'.$A$17:.$M$20];11;0)*[.J$6]*[.$A11]" office:value-type="float" office:value="18.2501992747883" calcext:value-type="float">
            <text:p>18</text:p>
          </table:table-cell>
          <table:table-cell table:style-name="ce18" table:formula="of:=VLOOKUP([.K$1];[$'weapon parameters'.$A:.$M];[.$B$8]+0;0)+VLOOKUP([.K$1];[$'weapon parameters'.$A:.$M];[.$B$8]+3;0)*[.$A11]+VLOOKUP([.$A$7];[$'weapon parameters'.$A$17:.$M$20];11;0)*[.K$6]*[.$A11]" office:value-type="float" office:value="18.2762498981996" calcext:value-type="float">
            <text:p>18</text:p>
          </table:table-cell>
          <table:table-cell table:style-name="ce18" table:formula="of:=VLOOKUP([.L$1];[$'weapon parameters'.$A:.$M];[.$B$8]+0;0)+VLOOKUP([.L$1];[$'weapon parameters'.$A:.$M];[.$B$8]+3;0)*[.$A11]+VLOOKUP([.$A$7];[$'weapon parameters'.$A$17:.$M$20];11;0)*[.L$6]*[.$A11]" office:value-type="float" office:value="17.3664684493164" calcext:value-type="float">
            <text:p>17</text:p>
          </table:table-cell>
          <table:table-cell table:style-name="ce18" table:formula="of:=VLOOKUP([.M$1];[$'weapon parameters'.$A:.$M];[.$B$8]+0;0)+VLOOKUP([.M$1];[$'weapon parameters'.$A:.$M];[.$B$8]+3;0)*[.$A11]+VLOOKUP([.$A$7];[$'weapon parameters'.$A$17:.$M$20];11;0)*[.M$6]*[.$A11]" office:value-type="float" office:value="17.0183182485246" calcext:value-type="float">
            <text:p>17</text:p>
          </table:table-cell>
          <table:table-cell table:style-name="ce18" table:formula="of:=VLOOKUP([.N$1];[$'weapon parameters'.$A:.$M];[.$B$8]+0;0)+VLOOKUP([.N$1];[$'weapon parameters'.$A:.$M];[.$B$8]+3;0)*[.$A11]+VLOOKUP([.$A$7];[$'weapon parameters'.$A$17:.$M$20];11;0)*[.N$6]*[.$A11]" office:value-type="float" office:value="17.4682805158929" calcext:value-type="float">
            <text:p>17</text:p>
          </table:table-cell>
          <table:table-cell table:style-name="ce18" table:formula="of:=VLOOKUP([.O$1];[$'weapon parameters'.$A:.$M];[.$B$8]+0;0)+VLOOKUP([.O$1];[$'weapon parameters'.$A:.$M];[.$B$8]+3;0)*[.$A11]+VLOOKUP([.$A$7];[$'weapon parameters'.$A$17:.$M$20];11;0)*[.O$6]*[.$A11]" office:value-type="float" office:value="17.9044375399613" calcext:value-type="float">
            <text:p>18</text:p>
          </table:table-cell>
          <table:table-cell table:style-name="ce18" table:formula="of:=VLOOKUP([.P$1];[$'weapon parameters'.$A:.$M];[.$B$8]+0;0)+VLOOKUP([.P$1];[$'weapon parameters'.$A:.$M];[.$B$8]+3;0)*[.$A11]+VLOOKUP([.$A$7];[$'weapon parameters'.$A$17:.$M$20];11;0)*[.P$6]*[.$A11]" office:value-type="float" office:value="17.0864100544361" calcext:value-type="float">
            <text:p>17</text:p>
          </table:table-cell>
          <table:table-cell table:style-name="ce18" table:formula="of:=VLOOKUP([.Q$1];[$'weapon parameters'.$A:.$M];[.$B$8]+0;0)+VLOOKUP([.Q$1];[$'weapon parameters'.$A:.$M];[.$B$8]+3;0)*[.$A11]+VLOOKUP([.$A$7];[$'weapon parameters'.$A$17:.$M$20];11;0)*[.Q$6]*[.$A11]" office:value-type="float" office:value="16.8929812409576" calcext:value-type="float">
            <text:p>17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formula="of:=VLOOKUP([.B$1];[$'weapon parameters'.$A:.$M];[.$B$8]+0;0)+VLOOKUP([.B$1];[$'weapon parameters'.$A:.$M];[.$B$8]+3;0)*[.$A12]+VLOOKUP([.$A$7];[$'weapon parameters'.$A$17:.$M$20];11;0)*[.B$6]*[.$A12]" office:value-type="float" office:value="25.7271926315629" calcext:value-type="float">
            <text:p>26</text:p>
          </table:table-cell>
          <table:table-cell table:style-name="ce18" table:formula="of:=VLOOKUP([.C$1];[$'weapon parameters'.$A:.$M];[.$B$8]+0;0)+VLOOKUP([.C$1];[$'weapon parameters'.$A:.$M];[.$B$8]+3;0)*[.$A12]+VLOOKUP([.$A$7];[$'weapon parameters'.$A$17:.$M$20];11;0)*[.C$6]*[.$A12]" office:value-type="float" office:value="25.7276706221327" calcext:value-type="float">
            <text:p>26</text:p>
          </table:table-cell>
          <table:table-cell table:style-name="ce18" table:formula="of:=VLOOKUP([.D$1];[$'weapon parameters'.$A:.$M];[.$B$8]+0;0)+VLOOKUP([.D$1];[$'weapon parameters'.$A:.$M];[.$B$8]+3;0)*[.$A12]+VLOOKUP([.$A$7];[$'weapon parameters'.$A$17:.$M$20];11;0)*[.D$6]*[.$A12]" office:value-type="float" office:value="28.4248645417497" calcext:value-type="float">
            <text:p>28</text:p>
          </table:table-cell>
          <table:table-cell table:style-name="ce18" table:formula="of:=VLOOKUP([.E$1];[$'weapon parameters'.$A:.$M];[.$B$8]+0;0)+VLOOKUP([.E$1];[$'weapon parameters'.$A:.$M];[.$B$8]+3;0)*[.$A12]+VLOOKUP([.$A$7];[$'weapon parameters'.$A$17:.$M$20];11;0)*[.E$6]*[.$A12]" office:value-type="float" office:value="21.6978292065978" calcext:value-type="float">
            <text:p>22</text:p>
          </table:table-cell>
          <table:table-cell table:style-name="ce18" table:formula="of:=VLOOKUP([.F$1];[$'weapon parameters'.$A:.$M];[.$B$8]+0;0)+VLOOKUP([.F$1];[$'weapon parameters'.$A:.$M];[.$B$8]+3;0)*[.$A12]+VLOOKUP([.$A$7];[$'weapon parameters'.$A$17:.$M$20];11;0)*[.F$6]*[.$A12]" office:value-type="float" office:value="22.7427328844224" calcext:value-type="float">
            <text:p>23</text:p>
          </table:table-cell>
          <table:table-cell table:style-name="ce18" table:formula="of:=VLOOKUP([.G$1];[$'weapon parameters'.$A:.$M];[.$B$8]+0;0)+VLOOKUP([.G$1];[$'weapon parameters'.$A:.$M];[.$B$8]+3;0)*[.$A12]+VLOOKUP([.$A$7];[$'weapon parameters'.$A$17:.$M$20];11;0)*[.G$6]*[.$A12]" office:value-type="float" office:value="23.8053172882244" calcext:value-type="float">
            <text:p>24</text:p>
          </table:table-cell>
          <table:table-cell table:style-name="ce18" table:formula="of:=VLOOKUP([.H$1];[$'weapon parameters'.$A:.$M];[.$B$8]+0;0)+VLOOKUP([.H$1];[$'weapon parameters'.$A:.$M];[.$B$8]+3;0)*[.$A12]+VLOOKUP([.$A$7];[$'weapon parameters'.$A$17:.$M$20];11;0)*[.H$6]*[.$A12]" office:value-type="float" office:value="22.0235603412953" calcext:value-type="float">
            <text:p>22</text:p>
          </table:table-cell>
          <table:table-cell table:style-name="ce18" table:formula="of:=VLOOKUP([.I$1];[$'weapon parameters'.$A:.$M];[.$B$8]+0;0)+VLOOKUP([.I$1];[$'weapon parameters'.$A:.$M];[.$B$8]+3;0)*[.$A12]+VLOOKUP([.$A$7];[$'weapon parameters'.$A$17:.$M$20];11;0)*[.I$6]*[.$A12]" office:value-type="float" office:value="21.3065643427791" calcext:value-type="float">
            <text:p>21</text:p>
          </table:table-cell>
          <table:table-cell table:style-name="ce18" table:formula="of:=VLOOKUP([.J$1];[$'weapon parameters'.$A:.$M];[.$B$8]+0;0)+VLOOKUP([.J$1];[$'weapon parameters'.$A:.$M];[.$B$8]+3;0)*[.$A12]+VLOOKUP([.$A$7];[$'weapon parameters'.$A$17:.$M$20];11;0)*[.J$6]*[.$A12]" office:value-type="float" office:value="22.3752989121825" calcext:value-type="float">
            <text:p>22</text:p>
          </table:table-cell>
          <table:table-cell table:style-name="ce18" table:formula="of:=VLOOKUP([.K$1];[$'weapon parameters'.$A:.$M];[.$B$8]+0;0)+VLOOKUP([.K$1];[$'weapon parameters'.$A:.$M];[.$B$8]+3;0)*[.$A12]+VLOOKUP([.$A$7];[$'weapon parameters'.$A$17:.$M$20];11;0)*[.K$6]*[.$A12]" office:value-type="float" office:value="22.4143748472994" calcext:value-type="float">
            <text:p>22</text:p>
          </table:table-cell>
          <table:table-cell table:style-name="ce18" table:formula="of:=VLOOKUP([.L$1];[$'weapon parameters'.$A:.$M];[.$B$8]+0;0)+VLOOKUP([.L$1];[$'weapon parameters'.$A:.$M];[.$B$8]+3;0)*[.$A12]+VLOOKUP([.$A$7];[$'weapon parameters'.$A$17:.$M$20];11;0)*[.L$6]*[.$A12]" office:value-type="float" office:value="21.0497026739746" calcext:value-type="float">
            <text:p>21</text:p>
          </table:table-cell>
          <table:table-cell table:style-name="ce18" table:formula="of:=VLOOKUP([.M$1];[$'weapon parameters'.$A:.$M];[.$B$8]+0;0)+VLOOKUP([.M$1];[$'weapon parameters'.$A:.$M];[.$B$8]+3;0)*[.$A12]+VLOOKUP([.$A$7];[$'weapon parameters'.$A$17:.$M$20];11;0)*[.M$6]*[.$A12]" office:value-type="float" office:value="20.5274773727869" calcext:value-type="float">
            <text:p>21</text:p>
          </table:table-cell>
          <table:table-cell table:style-name="ce18" table:formula="of:=VLOOKUP([.N$1];[$'weapon parameters'.$A:.$M];[.$B$8]+0;0)+VLOOKUP([.N$1];[$'weapon parameters'.$A:.$M];[.$B$8]+3;0)*[.$A12]+VLOOKUP([.$A$7];[$'weapon parameters'.$A$17:.$M$20];11;0)*[.N$6]*[.$A12]" office:value-type="float" office:value="21.2024207738394" calcext:value-type="float">
            <text:p>21</text:p>
          </table:table-cell>
          <table:table-cell table:style-name="ce18" table:formula="of:=VLOOKUP([.O$1];[$'weapon parameters'.$A:.$M];[.$B$8]+0;0)+VLOOKUP([.O$1];[$'weapon parameters'.$A:.$M];[.$B$8]+3;0)*[.$A12]+VLOOKUP([.$A$7];[$'weapon parameters'.$A$17:.$M$20];11;0)*[.O$6]*[.$A12]" office:value-type="float" office:value="21.8566563099419" calcext:value-type="float">
            <text:p>22</text:p>
          </table:table-cell>
          <table:table-cell table:style-name="ce18" table:formula="of:=VLOOKUP([.P$1];[$'weapon parameters'.$A:.$M];[.$B$8]+0;0)+VLOOKUP([.P$1];[$'weapon parameters'.$A:.$M];[.$B$8]+3;0)*[.$A12]+VLOOKUP([.$A$7];[$'weapon parameters'.$A$17:.$M$20];11;0)*[.P$6]*[.$A12]" office:value-type="float" office:value="20.6296150816542" calcext:value-type="float">
            <text:p>21</text:p>
          </table:table-cell>
          <table:table-cell table:style-name="ce18" table:formula="of:=VLOOKUP([.Q$1];[$'weapon parameters'.$A:.$M];[.$B$8]+0;0)+VLOOKUP([.Q$1];[$'weapon parameters'.$A:.$M];[.$B$8]+3;0)*[.$A12]+VLOOKUP([.$A$7];[$'weapon parameters'.$A$17:.$M$20];11;0)*[.Q$6]*[.$A12]" office:value-type="float" office:value="20.3394718614364" calcext:value-type="float">
            <text:p>20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formula="of:=VLOOKUP([.B$1];[$'weapon parameters'.$A:.$M];[.$B$8]+0;0)+VLOOKUP([.B$1];[$'weapon parameters'.$A:.$M];[.$B$8]+3;0)*[.$A13]+VLOOKUP([.$A$7];[$'weapon parameters'.$A$17:.$M$20];11;0)*[.B$6]*[.$A13]" office:value-type="float" office:value="30.9695901754172" calcext:value-type="float">
            <text:p>31</text:p>
          </table:table-cell>
          <table:table-cell table:style-name="ce18" table:formula="of:=VLOOKUP([.C$1];[$'weapon parameters'.$A:.$M];[.$B$8]+0;0)+VLOOKUP([.C$1];[$'weapon parameters'.$A:.$M];[.$B$8]+3;0)*[.$A13]+VLOOKUP([.$A$7];[$'weapon parameters'.$A$17:.$M$20];11;0)*[.C$6]*[.$A13]" office:value-type="float" office:value="30.9702274961769" calcext:value-type="float">
            <text:p>31</text:p>
          </table:table-cell>
          <table:table-cell table:style-name="ce18" table:formula="of:=VLOOKUP([.D$1];[$'weapon parameters'.$A:.$M];[.$B$8]+0;0)+VLOOKUP([.D$1];[$'weapon parameters'.$A:.$M];[.$B$8]+3;0)*[.$A13]+VLOOKUP([.$A$7];[$'weapon parameters'.$A$17:.$M$20];11;0)*[.D$6]*[.$A13]" office:value-type="float" office:value="34.5664860556663" calcext:value-type="float">
            <text:p>35</text:p>
          </table:table-cell>
          <table:table-cell table:style-name="ce18" table:formula="of:=VLOOKUP([.E$1];[$'weapon parameters'.$A:.$M];[.$B$8]+0;0)+VLOOKUP([.E$1];[$'weapon parameters'.$A:.$M];[.$B$8]+3;0)*[.$A13]+VLOOKUP([.$A$7];[$'weapon parameters'.$A$17:.$M$20];11;0)*[.E$6]*[.$A13]" office:value-type="float" office:value="25.5971056087971" calcext:value-type="float">
            <text:p>26</text:p>
          </table:table-cell>
          <table:table-cell table:style-name="ce18" table:formula="of:=VLOOKUP([.F$1];[$'weapon parameters'.$A:.$M];[.$B$8]+0;0)+VLOOKUP([.F$1];[$'weapon parameters'.$A:.$M];[.$B$8]+3;0)*[.$A13]+VLOOKUP([.$A$7];[$'weapon parameters'.$A$17:.$M$20];11;0)*[.F$6]*[.$A13]" office:value-type="float" office:value="26.9903105125632" calcext:value-type="float">
            <text:p>27</text:p>
          </table:table-cell>
          <table:table-cell table:style-name="ce18" table:formula="of:=VLOOKUP([.G$1];[$'weapon parameters'.$A:.$M];[.$B$8]+0;0)+VLOOKUP([.G$1];[$'weapon parameters'.$A:.$M];[.$B$8]+3;0)*[.$A13]+VLOOKUP([.$A$7];[$'weapon parameters'.$A$17:.$M$20];11;0)*[.G$6]*[.$A13]" office:value-type="float" office:value="28.4070897176325" calcext:value-type="float">
            <text:p>28</text:p>
          </table:table-cell>
          <table:table-cell table:style-name="ce18" table:formula="of:=VLOOKUP([.H$1];[$'weapon parameters'.$A:.$M];[.$B$8]+0;0)+VLOOKUP([.H$1];[$'weapon parameters'.$A:.$M];[.$B$8]+3;0)*[.$A13]+VLOOKUP([.$A$7];[$'weapon parameters'.$A$17:.$M$20];11;0)*[.H$6]*[.$A13]" office:value-type="float" office:value="26.0314137883937" calcext:value-type="float">
            <text:p>26</text:p>
          </table:table-cell>
          <table:table-cell table:style-name="ce18" table:formula="of:=VLOOKUP([.I$1];[$'weapon parameters'.$A:.$M];[.$B$8]+0;0)+VLOOKUP([.I$1];[$'weapon parameters'.$A:.$M];[.$B$8]+3;0)*[.$A13]+VLOOKUP([.$A$7];[$'weapon parameters'.$A$17:.$M$20];11;0)*[.I$6]*[.$A13]" office:value-type="float" office:value="25.0754191237055" calcext:value-type="float">
            <text:p>25</text:p>
          </table:table-cell>
          <table:table-cell table:style-name="ce18" table:formula="of:=VLOOKUP([.J$1];[$'weapon parameters'.$A:.$M];[.$B$8]+0;0)+VLOOKUP([.J$1];[$'weapon parameters'.$A:.$M];[.$B$8]+3;0)*[.$A13]+VLOOKUP([.$A$7];[$'weapon parameters'.$A$17:.$M$20];11;0)*[.J$6]*[.$A13]" office:value-type="float" office:value="26.5003985495767" calcext:value-type="float">
            <text:p>27</text:p>
          </table:table-cell>
          <table:table-cell table:style-name="ce18" table:formula="of:=VLOOKUP([.K$1];[$'weapon parameters'.$A:.$M];[.$B$8]+0;0)+VLOOKUP([.K$1];[$'weapon parameters'.$A:.$M];[.$B$8]+3;0)*[.$A13]+VLOOKUP([.$A$7];[$'weapon parameters'.$A$17:.$M$20];11;0)*[.K$6]*[.$A13]" office:value-type="float" office:value="26.5524997963992" calcext:value-type="float">
            <text:p>27</text:p>
          </table:table-cell>
          <table:table-cell table:style-name="ce18" table:formula="of:=VLOOKUP([.L$1];[$'weapon parameters'.$A:.$M];[.$B$8]+0;0)+VLOOKUP([.L$1];[$'weapon parameters'.$A:.$M];[.$B$8]+3;0)*[.$A13]+VLOOKUP([.$A$7];[$'weapon parameters'.$A$17:.$M$20];11;0)*[.L$6]*[.$A13]" office:value-type="float" office:value="24.7329368986329" calcext:value-type="float">
            <text:p>25</text:p>
          </table:table-cell>
          <table:table-cell table:style-name="ce18" table:formula="of:=VLOOKUP([.M$1];[$'weapon parameters'.$A:.$M];[.$B$8]+0;0)+VLOOKUP([.M$1];[$'weapon parameters'.$A:.$M];[.$B$8]+3;0)*[.$A13]+VLOOKUP([.$A$7];[$'weapon parameters'.$A$17:.$M$20];11;0)*[.M$6]*[.$A13]" office:value-type="float" office:value="24.0366364970492" calcext:value-type="float">
            <text:p>24</text:p>
          </table:table-cell>
          <table:table-cell table:style-name="ce18" table:formula="of:=VLOOKUP([.N$1];[$'weapon parameters'.$A:.$M];[.$B$8]+0;0)+VLOOKUP([.N$1];[$'weapon parameters'.$A:.$M];[.$B$8]+3;0)*[.$A13]+VLOOKUP([.$A$7];[$'weapon parameters'.$A$17:.$M$20];11;0)*[.N$6]*[.$A13]" office:value-type="float" office:value="24.9365610317859" calcext:value-type="float">
            <text:p>25</text:p>
          </table:table-cell>
          <table:table-cell table:style-name="ce18" table:formula="of:=VLOOKUP([.O$1];[$'weapon parameters'.$A:.$M];[.$B$8]+0;0)+VLOOKUP([.O$1];[$'weapon parameters'.$A:.$M];[.$B$8]+3;0)*[.$A13]+VLOOKUP([.$A$7];[$'weapon parameters'.$A$17:.$M$20];11;0)*[.O$6]*[.$A13]" office:value-type="float" office:value="25.8088750799226" calcext:value-type="float">
            <text:p>26</text:p>
          </table:table-cell>
          <table:table-cell table:style-name="ce18" table:formula="of:=VLOOKUP([.P$1];[$'weapon parameters'.$A:.$M];[.$B$8]+0;0)+VLOOKUP([.P$1];[$'weapon parameters'.$A:.$M];[.$B$8]+3;0)*[.$A13]+VLOOKUP([.$A$7];[$'weapon parameters'.$A$17:.$M$20];11;0)*[.P$6]*[.$A13]" office:value-type="float" office:value="24.1728201088723" calcext:value-type="float">
            <text:p>24</text:p>
          </table:table-cell>
          <table:table-cell table:style-name="ce18" table:formula="of:=VLOOKUP([.Q$1];[$'weapon parameters'.$A:.$M];[.$B$8]+0;0)+VLOOKUP([.Q$1];[$'weapon parameters'.$A:.$M];[.$B$8]+3;0)*[.$A13]+VLOOKUP([.$A$7];[$'weapon parameters'.$A$17:.$M$20];11;0)*[.Q$6]*[.$A13]" office:value-type="float" office:value="23.7859624819152" calcext:value-type="float">
            <text:p>24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table:formula="of:=VLOOKUP([.B$1];[$'weapon parameters'.$A:.$M];[.$B$8]+0;0)+VLOOKUP([.B$1];[$'weapon parameters'.$A:.$M];[.$B$8]+3;0)*[.$A14]+VLOOKUP([.$A$7];[$'weapon parameters'.$A$17:.$M$20];11;0)*[.B$6]*[.$A14]" office:value-type="float" office:value="36.2119877192715" calcext:value-type="float">
            <text:p>36</text:p>
          </table:table-cell>
          <table:table-cell table:style-name="ce18" table:formula="of:=VLOOKUP([.C$1];[$'weapon parameters'.$A:.$M];[.$B$8]+0;0)+VLOOKUP([.C$1];[$'weapon parameters'.$A:.$M];[.$B$8]+3;0)*[.$A14]+VLOOKUP([.$A$7];[$'weapon parameters'.$A$17:.$M$20];11;0)*[.C$6]*[.$A14]" office:value-type="float" office:value="36.2127843702211" calcext:value-type="float">
            <text:p>36</text:p>
          </table:table-cell>
          <table:table-cell table:style-name="ce18" table:formula="of:=VLOOKUP([.D$1];[$'weapon parameters'.$A:.$M];[.$B$8]+0;0)+VLOOKUP([.D$1];[$'weapon parameters'.$A:.$M];[.$B$8]+3;0)*[.$A14]+VLOOKUP([.$A$7];[$'weapon parameters'.$A$17:.$M$20];11;0)*[.D$6]*[.$A14]" office:value-type="float" office:value="40.7081075695828" calcext:value-type="float">
            <text:p>41</text:p>
          </table:table-cell>
          <table:table-cell table:style-name="ce18" table:formula="of:=VLOOKUP([.E$1];[$'weapon parameters'.$A:.$M];[.$B$8]+0;0)+VLOOKUP([.E$1];[$'weapon parameters'.$A:.$M];[.$B$8]+3;0)*[.$A14]+VLOOKUP([.$A$7];[$'weapon parameters'.$A$17:.$M$20];11;0)*[.E$6]*[.$A14]" office:value-type="float" office:value="29.4963820109964" calcext:value-type="float">
            <text:p>29</text:p>
          </table:table-cell>
          <table:table-cell table:style-name="ce18" table:formula="of:=VLOOKUP([.F$1];[$'weapon parameters'.$A:.$M];[.$B$8]+0;0)+VLOOKUP([.F$1];[$'weapon parameters'.$A:.$M];[.$B$8]+3;0)*[.$A14]+VLOOKUP([.$A$7];[$'weapon parameters'.$A$17:.$M$20];11;0)*[.F$6]*[.$A14]" office:value-type="float" office:value="31.237888140704" calcext:value-type="float">
            <text:p>31</text:p>
          </table:table-cell>
          <table:table-cell table:style-name="ce18" table:formula="of:=VLOOKUP([.G$1];[$'weapon parameters'.$A:.$M];[.$B$8]+0;0)+VLOOKUP([.G$1];[$'weapon parameters'.$A:.$M];[.$B$8]+3;0)*[.$A14]+VLOOKUP([.$A$7];[$'weapon parameters'.$A$17:.$M$20];11;0)*[.G$6]*[.$A14]" office:value-type="float" office:value="33.0088621470406" calcext:value-type="float">
            <text:p>33</text:p>
          </table:table-cell>
          <table:table-cell table:style-name="ce18" table:formula="of:=VLOOKUP([.H$1];[$'weapon parameters'.$A:.$M];[.$B$8]+0;0)+VLOOKUP([.H$1];[$'weapon parameters'.$A:.$M];[.$B$8]+3;0)*[.$A14]+VLOOKUP([.$A$7];[$'weapon parameters'.$A$17:.$M$20];11;0)*[.H$6]*[.$A14]" office:value-type="float" office:value="30.0392672354921" calcext:value-type="float">
            <text:p>30</text:p>
          </table:table-cell>
          <table:table-cell table:style-name="ce18" table:formula="of:=VLOOKUP([.I$1];[$'weapon parameters'.$A:.$M];[.$B$8]+0;0)+VLOOKUP([.I$1];[$'weapon parameters'.$A:.$M];[.$B$8]+3;0)*[.$A14]+VLOOKUP([.$A$7];[$'weapon parameters'.$A$17:.$M$20];11;0)*[.I$6]*[.$A14]" office:value-type="float" office:value="28.8442739046319" calcext:value-type="float">
            <text:p>29</text:p>
          </table:table-cell>
          <table:table-cell table:style-name="ce18" table:formula="of:=VLOOKUP([.J$1];[$'weapon parameters'.$A:.$M];[.$B$8]+0;0)+VLOOKUP([.J$1];[$'weapon parameters'.$A:.$M];[.$B$8]+3;0)*[.$A14]+VLOOKUP([.$A$7];[$'weapon parameters'.$A$17:.$M$20];11;0)*[.J$6]*[.$A14]" office:value-type="float" office:value="30.6254981869708" calcext:value-type="float">
            <text:p>31</text:p>
          </table:table-cell>
          <table:table-cell table:style-name="ce18" table:formula="of:=VLOOKUP([.K$1];[$'weapon parameters'.$A:.$M];[.$B$8]+0;0)+VLOOKUP([.K$1];[$'weapon parameters'.$A:.$M];[.$B$8]+3;0)*[.$A14]+VLOOKUP([.$A$7];[$'weapon parameters'.$A$17:.$M$20];11;0)*[.K$6]*[.$A14]" office:value-type="float" office:value="30.690624745499" calcext:value-type="float">
            <text:p>31</text:p>
          </table:table-cell>
          <table:table-cell table:style-name="ce18" table:formula="of:=VLOOKUP([.L$1];[$'weapon parameters'.$A:.$M];[.$B$8]+0;0)+VLOOKUP([.L$1];[$'weapon parameters'.$A:.$M];[.$B$8]+3;0)*[.$A14]+VLOOKUP([.$A$7];[$'weapon parameters'.$A$17:.$M$20];11;0)*[.L$6]*[.$A14]" office:value-type="float" office:value="28.4161711232911" calcext:value-type="float">
            <text:p>28</text:p>
          </table:table-cell>
          <table:table-cell table:style-name="ce18" table:formula="of:=VLOOKUP([.M$1];[$'weapon parameters'.$A:.$M];[.$B$8]+0;0)+VLOOKUP([.M$1];[$'weapon parameters'.$A:.$M];[.$B$8]+3;0)*[.$A14]+VLOOKUP([.$A$7];[$'weapon parameters'.$A$17:.$M$20];11;0)*[.M$6]*[.$A14]" office:value-type="float" office:value="27.5457956213115" calcext:value-type="float">
            <text:p>28</text:p>
          </table:table-cell>
          <table:table-cell table:style-name="ce18" table:formula="of:=VLOOKUP([.N$1];[$'weapon parameters'.$A:.$M];[.$B$8]+0;0)+VLOOKUP([.N$1];[$'weapon parameters'.$A:.$M];[.$B$8]+3;0)*[.$A14]+VLOOKUP([.$A$7];[$'weapon parameters'.$A$17:.$M$20];11;0)*[.N$6]*[.$A14]" office:value-type="float" office:value="28.6707012897323" calcext:value-type="float">
            <text:p>29</text:p>
          </table:table-cell>
          <table:table-cell table:style-name="ce18" table:formula="of:=VLOOKUP([.O$1];[$'weapon parameters'.$A:.$M];[.$B$8]+0;0)+VLOOKUP([.O$1];[$'weapon parameters'.$A:.$M];[.$B$8]+3;0)*[.$A14]+VLOOKUP([.$A$7];[$'weapon parameters'.$A$17:.$M$20];11;0)*[.O$6]*[.$A14]" office:value-type="float" office:value="29.7610938499032" calcext:value-type="float">
            <text:p>30</text:p>
          </table:table-cell>
          <table:table-cell table:style-name="ce18" table:formula="of:=VLOOKUP([.P$1];[$'weapon parameters'.$A:.$M];[.$B$8]+0;0)+VLOOKUP([.P$1];[$'weapon parameters'.$A:.$M];[.$B$8]+3;0)*[.$A14]+VLOOKUP([.$A$7];[$'weapon parameters'.$A$17:.$M$20];11;0)*[.P$6]*[.$A14]" office:value-type="float" office:value="27.7160251360904" calcext:value-type="float">
            <text:p>28</text:p>
          </table:table-cell>
          <table:table-cell table:style-name="ce18" table:formula="of:=VLOOKUP([.Q$1];[$'weapon parameters'.$A:.$M];[.$B$8]+0;0)+VLOOKUP([.Q$1];[$'weapon parameters'.$A:.$M];[.$B$8]+3;0)*[.$A14]+VLOOKUP([.$A$7];[$'weapon parameters'.$A$17:.$M$20];11;0)*[.Q$6]*[.$A14]" office:value-type="float" office:value="27.232453102394" calcext:value-type="float">
            <text:p>27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table:formula="of:=VLOOKUP([.B$1];[$'weapon parameters'.$A:.$M];[.$B$8]+0;0)+VLOOKUP([.B$1];[$'weapon parameters'.$A:.$M];[.$B$8]+3;0)*[.$A15]+VLOOKUP([.$A$7];[$'weapon parameters'.$A$17:.$M$20];11;0)*[.B$6]*[.$A15]" office:value-type="float" office:value="41.4543852631258" calcext:value-type="float">
            <text:p>41</text:p>
          </table:table-cell>
          <table:table-cell table:style-name="ce18" table:formula="of:=VLOOKUP([.C$1];[$'weapon parameters'.$A:.$M];[.$B$8]+0;0)+VLOOKUP([.C$1];[$'weapon parameters'.$A:.$M];[.$B$8]+3;0)*[.$A15]+VLOOKUP([.$A$7];[$'weapon parameters'.$A$17:.$M$20];11;0)*[.C$6]*[.$A15]" office:value-type="float" office:value="41.4553412442654" calcext:value-type="float">
            <text:p>41</text:p>
          </table:table-cell>
          <table:table-cell table:style-name="ce18" table:formula="of:=VLOOKUP([.D$1];[$'weapon parameters'.$A:.$M];[.$B$8]+0;0)+VLOOKUP([.D$1];[$'weapon parameters'.$A:.$M];[.$B$8]+3;0)*[.$A15]+VLOOKUP([.$A$7];[$'weapon parameters'.$A$17:.$M$20];11;0)*[.D$6]*[.$A15]" office:value-type="float" office:value="46.8497290834994" calcext:value-type="float">
            <text:p>47</text:p>
          </table:table-cell>
          <table:table-cell table:style-name="ce18" table:formula="of:=VLOOKUP([.E$1];[$'weapon parameters'.$A:.$M];[.$B$8]+0;0)+VLOOKUP([.E$1];[$'weapon parameters'.$A:.$M];[.$B$8]+3;0)*[.$A15]+VLOOKUP([.$A$7];[$'weapon parameters'.$A$17:.$M$20];11;0)*[.E$6]*[.$A15]" office:value-type="float" office:value="33.3956584131957" calcext:value-type="float">
            <text:p>33</text:p>
          </table:table-cell>
          <table:table-cell table:style-name="ce18" table:formula="of:=VLOOKUP([.F$1];[$'weapon parameters'.$A:.$M];[.$B$8]+0;0)+VLOOKUP([.F$1];[$'weapon parameters'.$A:.$M];[.$B$8]+3;0)*[.$A15]+VLOOKUP([.$A$7];[$'weapon parameters'.$A$17:.$M$20];11;0)*[.F$6]*[.$A15]" office:value-type="float" office:value="35.4854657688447" calcext:value-type="float">
            <text:p>35</text:p>
          </table:table-cell>
          <table:table-cell table:style-name="ce18" table:formula="of:=VLOOKUP([.G$1];[$'weapon parameters'.$A:.$M];[.$B$8]+0;0)+VLOOKUP([.G$1];[$'weapon parameters'.$A:.$M];[.$B$8]+3;0)*[.$A15]+VLOOKUP([.$A$7];[$'weapon parameters'.$A$17:.$M$20];11;0)*[.G$6]*[.$A15]" office:value-type="float" office:value="37.6106345764487" calcext:value-type="float">
            <text:p>38</text:p>
          </table:table-cell>
          <table:table-cell table:style-name="ce18" table:formula="of:=VLOOKUP([.H$1];[$'weapon parameters'.$A:.$M];[.$B$8]+0;0)+VLOOKUP([.H$1];[$'weapon parameters'.$A:.$M];[.$B$8]+3;0)*[.$A15]+VLOOKUP([.$A$7];[$'weapon parameters'.$A$17:.$M$20];11;0)*[.H$6]*[.$A15]" office:value-type="float" office:value="34.0471206825905" calcext:value-type="float">
            <text:p>34</text:p>
          </table:table-cell>
          <table:table-cell table:style-name="ce18" table:formula="of:=VLOOKUP([.I$1];[$'weapon parameters'.$A:.$M];[.$B$8]+0;0)+VLOOKUP([.I$1];[$'weapon parameters'.$A:.$M];[.$B$8]+3;0)*[.$A15]+VLOOKUP([.$A$7];[$'weapon parameters'.$A$17:.$M$20];11;0)*[.I$6]*[.$A15]" office:value-type="float" office:value="32.6131286855583" calcext:value-type="float">
            <text:p>33</text:p>
          </table:table-cell>
          <table:table-cell table:style-name="ce18" table:formula="of:=VLOOKUP([.J$1];[$'weapon parameters'.$A:.$M];[.$B$8]+0;0)+VLOOKUP([.J$1];[$'weapon parameters'.$A:.$M];[.$B$8]+3;0)*[.$A15]+VLOOKUP([.$A$7];[$'weapon parameters'.$A$17:.$M$20];11;0)*[.J$6]*[.$A15]" office:value-type="float" office:value="34.750597824365" calcext:value-type="float">
            <text:p>35</text:p>
          </table:table-cell>
          <table:table-cell table:style-name="ce18" table:formula="of:=VLOOKUP([.K$1];[$'weapon parameters'.$A:.$M];[.$B$8]+0;0)+VLOOKUP([.K$1];[$'weapon parameters'.$A:.$M];[.$B$8]+3;0)*[.$A15]+VLOOKUP([.$A$7];[$'weapon parameters'.$A$17:.$M$20];11;0)*[.K$6]*[.$A15]" office:value-type="float" office:value="34.8287496945989" calcext:value-type="float">
            <text:p>35</text:p>
          </table:table-cell>
          <table:table-cell table:style-name="ce18" table:formula="of:=VLOOKUP([.L$1];[$'weapon parameters'.$A:.$M];[.$B$8]+0;0)+VLOOKUP([.L$1];[$'weapon parameters'.$A:.$M];[.$B$8]+3;0)*[.$A15]+VLOOKUP([.$A$7];[$'weapon parameters'.$A$17:.$M$20];11;0)*[.L$6]*[.$A15]" office:value-type="float" office:value="32.0994053479493" calcext:value-type="float">
            <text:p>32</text:p>
          </table:table-cell>
          <table:table-cell table:style-name="ce18" table:formula="of:=VLOOKUP([.M$1];[$'weapon parameters'.$A:.$M];[.$B$8]+0;0)+VLOOKUP([.M$1];[$'weapon parameters'.$A:.$M];[.$B$8]+3;0)*[.$A15]+VLOOKUP([.$A$7];[$'weapon parameters'.$A$17:.$M$20];11;0)*[.M$6]*[.$A15]" office:value-type="float" office:value="31.0549547455738" calcext:value-type="float">
            <text:p>31</text:p>
          </table:table-cell>
          <table:table-cell table:style-name="ce18" table:formula="of:=VLOOKUP([.N$1];[$'weapon parameters'.$A:.$M];[.$B$8]+0;0)+VLOOKUP([.N$1];[$'weapon parameters'.$A:.$M];[.$B$8]+3;0)*[.$A15]+VLOOKUP([.$A$7];[$'weapon parameters'.$A$17:.$M$20];11;0)*[.N$6]*[.$A15]" office:value-type="float" office:value="32.4048415476788" calcext:value-type="float">
            <text:p>32</text:p>
          </table:table-cell>
          <table:table-cell table:style-name="ce18" table:formula="of:=VLOOKUP([.O$1];[$'weapon parameters'.$A:.$M];[.$B$8]+0;0)+VLOOKUP([.O$1];[$'weapon parameters'.$A:.$M];[.$B$8]+3;0)*[.$A15]+VLOOKUP([.$A$7];[$'weapon parameters'.$A$17:.$M$20];11;0)*[.O$6]*[.$A15]" office:value-type="float" office:value="33.7133126198838" calcext:value-type="float">
            <text:p>34</text:p>
          </table:table-cell>
          <table:table-cell table:style-name="ce18" table:formula="of:=VLOOKUP([.P$1];[$'weapon parameters'.$A:.$M];[.$B$8]+0;0)+VLOOKUP([.P$1];[$'weapon parameters'.$A:.$M];[.$B$8]+3;0)*[.$A15]+VLOOKUP([.$A$7];[$'weapon parameters'.$A$17:.$M$20];11;0)*[.P$6]*[.$A15]" office:value-type="float" office:value="31.2592301633084" calcext:value-type="float">
            <text:p>31</text:p>
          </table:table-cell>
          <table:table-cell table:style-name="ce18" table:formula="of:=VLOOKUP([.Q$1];[$'weapon parameters'.$A:.$M];[.$B$8]+0;0)+VLOOKUP([.Q$1];[$'weapon parameters'.$A:.$M];[.$B$8]+3;0)*[.$A15]+VLOOKUP([.$A$7];[$'weapon parameters'.$A$17:.$M$20];11;0)*[.Q$6]*[.$A15]" office:value-type="float" office:value="30.6789437228728" calcext:value-type="float">
            <text:p>31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table:formula="of:=VLOOKUP([.B$1];[$'weapon parameters'.$A:.$M];[.$B$8]+0;0)+VLOOKUP([.B$1];[$'weapon parameters'.$A:.$M];[.$B$8]+3;0)*[.$A16]+VLOOKUP([.$A$7];[$'weapon parameters'.$A$17:.$M$20];11;0)*[.B$6]*[.$A16]" office:value-type="float" office:value="46.6967828069801" calcext:value-type="float">
            <text:p>47</text:p>
          </table:table-cell>
          <table:table-cell table:style-name="ce18" table:formula="of:=VLOOKUP([.C$1];[$'weapon parameters'.$A:.$M];[.$B$8]+0;0)+VLOOKUP([.C$1];[$'weapon parameters'.$A:.$M];[.$B$8]+3;0)*[.$A16]+VLOOKUP([.$A$7];[$'weapon parameters'.$A$17:.$M$20];11;0)*[.C$6]*[.$A16]" office:value-type="float" office:value="46.6978981183096" calcext:value-type="float">
            <text:p>47</text:p>
          </table:table-cell>
          <table:table-cell table:style-name="ce18" table:formula="of:=VLOOKUP([.D$1];[$'weapon parameters'.$A:.$M];[.$B$8]+0;0)+VLOOKUP([.D$1];[$'weapon parameters'.$A:.$M];[.$B$8]+3;0)*[.$A16]+VLOOKUP([.$A$7];[$'weapon parameters'.$A$17:.$M$20];11;0)*[.D$6]*[.$A16]" office:value-type="float" office:value="52.991350597416" calcext:value-type="float">
            <text:p>53</text:p>
          </table:table-cell>
          <table:table-cell table:style-name="ce18" table:formula="of:=VLOOKUP([.E$1];[$'weapon parameters'.$A:.$M];[.$B$8]+0;0)+VLOOKUP([.E$1];[$'weapon parameters'.$A:.$M];[.$B$8]+3;0)*[.$A16]+VLOOKUP([.$A$7];[$'weapon parameters'.$A$17:.$M$20];11;0)*[.E$6]*[.$A16]" office:value-type="float" office:value="37.2949348153949" calcext:value-type="float">
            <text:p>37</text:p>
          </table:table-cell>
          <table:table-cell table:style-name="ce18" table:formula="of:=VLOOKUP([.F$1];[$'weapon parameters'.$A:.$M];[.$B$8]+0;0)+VLOOKUP([.F$1];[$'weapon parameters'.$A:.$M];[.$B$8]+3;0)*[.$A16]+VLOOKUP([.$A$7];[$'weapon parameters'.$A$17:.$M$20];11;0)*[.F$6]*[.$A16]" office:value-type="float" office:value="39.7330433969855" calcext:value-type="float">
            <text:p>40</text:p>
          </table:table-cell>
          <table:table-cell table:style-name="ce18" table:formula="of:=VLOOKUP([.G$1];[$'weapon parameters'.$A:.$M];[.$B$8]+0;0)+VLOOKUP([.G$1];[$'weapon parameters'.$A:.$M];[.$B$8]+3;0)*[.$A16]+VLOOKUP([.$A$7];[$'weapon parameters'.$A$17:.$M$20];11;0)*[.G$6]*[.$A16]" office:value-type="float" office:value="42.2124070058569" calcext:value-type="float">
            <text:p>42</text:p>
          </table:table-cell>
          <table:table-cell table:style-name="ce18" table:formula="of:=VLOOKUP([.H$1];[$'weapon parameters'.$A:.$M];[.$B$8]+0;0)+VLOOKUP([.H$1];[$'weapon parameters'.$A:.$M];[.$B$8]+3;0)*[.$A16]+VLOOKUP([.$A$7];[$'weapon parameters'.$A$17:.$M$20];11;0)*[.H$6]*[.$A16]" office:value-type="float" office:value="38.054974129689" calcext:value-type="float">
            <text:p>38</text:p>
          </table:table-cell>
          <table:table-cell table:style-name="ce18" table:formula="of:=VLOOKUP([.I$1];[$'weapon parameters'.$A:.$M];[.$B$8]+0;0)+VLOOKUP([.I$1];[$'weapon parameters'.$A:.$M];[.$B$8]+3;0)*[.$A16]+VLOOKUP([.$A$7];[$'weapon parameters'.$A$17:.$M$20];11;0)*[.I$6]*[.$A16]" office:value-type="float" office:value="36.3819834664847" calcext:value-type="float">
            <text:p>36</text:p>
          </table:table-cell>
          <table:table-cell table:style-name="ce18" table:formula="of:=VLOOKUP([.J$1];[$'weapon parameters'.$A:.$M];[.$B$8]+0;0)+VLOOKUP([.J$1];[$'weapon parameters'.$A:.$M];[.$B$8]+3;0)*[.$A16]+VLOOKUP([.$A$7];[$'weapon parameters'.$A$17:.$M$20];11;0)*[.J$6]*[.$A16]" office:value-type="float" office:value="38.8756974617592" calcext:value-type="float">
            <text:p>39</text:p>
          </table:table-cell>
          <table:table-cell table:style-name="ce18" table:formula="of:=VLOOKUP([.K$1];[$'weapon parameters'.$A:.$M];[.$B$8]+0;0)+VLOOKUP([.K$1];[$'weapon parameters'.$A:.$M];[.$B$8]+3;0)*[.$A16]+VLOOKUP([.$A$7];[$'weapon parameters'.$A$17:.$M$20];11;0)*[.K$6]*[.$A16]" office:value-type="float" office:value="38.9668746436987" calcext:value-type="float">
            <text:p>39</text:p>
          </table:table-cell>
          <table:table-cell table:style-name="ce18" table:formula="of:=VLOOKUP([.L$1];[$'weapon parameters'.$A:.$M];[.$B$8]+0;0)+VLOOKUP([.L$1];[$'weapon parameters'.$A:.$M];[.$B$8]+3;0)*[.$A16]+VLOOKUP([.$A$7];[$'weapon parameters'.$A$17:.$M$20];11;0)*[.L$6]*[.$A16]" office:value-type="float" office:value="35.7826395726075" calcext:value-type="float">
            <text:p>36</text:p>
          </table:table-cell>
          <table:table-cell table:style-name="ce18" table:formula="of:=VLOOKUP([.M$1];[$'weapon parameters'.$A:.$M];[.$B$8]+0;0)+VLOOKUP([.M$1];[$'weapon parameters'.$A:.$M];[.$B$8]+3;0)*[.$A16]+VLOOKUP([.$A$7];[$'weapon parameters'.$A$17:.$M$20];11;0)*[.M$6]*[.$A16]" office:value-type="float" office:value="34.5641138698361" calcext:value-type="float">
            <text:p>35</text:p>
          </table:table-cell>
          <table:table-cell table:style-name="ce18" table:formula="of:=VLOOKUP([.N$1];[$'weapon parameters'.$A:.$M];[.$B$8]+0;0)+VLOOKUP([.N$1];[$'weapon parameters'.$A:.$M];[.$B$8]+3;0)*[.$A16]+VLOOKUP([.$A$7];[$'weapon parameters'.$A$17:.$M$20];11;0)*[.N$6]*[.$A16]" office:value-type="float" office:value="36.1389818056252" calcext:value-type="float">
            <text:p>36</text:p>
          </table:table-cell>
          <table:table-cell table:style-name="ce18" table:formula="of:=VLOOKUP([.O$1];[$'weapon parameters'.$A:.$M];[.$B$8]+0;0)+VLOOKUP([.O$1];[$'weapon parameters'.$A:.$M];[.$B$8]+3;0)*[.$A16]+VLOOKUP([.$A$7];[$'weapon parameters'.$A$17:.$M$20];11;0)*[.O$6]*[.$A16]" office:value-type="float" office:value="37.6655313898645" calcext:value-type="float">
            <text:p>38</text:p>
          </table:table-cell>
          <table:table-cell table:style-name="ce18" table:formula="of:=VLOOKUP([.P$1];[$'weapon parameters'.$A:.$M];[.$B$8]+0;0)+VLOOKUP([.P$1];[$'weapon parameters'.$A:.$M];[.$B$8]+3;0)*[.$A16]+VLOOKUP([.$A$7];[$'weapon parameters'.$A$17:.$M$20];11;0)*[.P$6]*[.$A16]" office:value-type="float" office:value="34.8024351905265" calcext:value-type="float">
            <text:p>35</text:p>
          </table:table-cell>
          <table:table-cell table:style-name="ce18" table:formula="of:=VLOOKUP([.Q$1];[$'weapon parameters'.$A:.$M];[.$B$8]+0;0)+VLOOKUP([.Q$1];[$'weapon parameters'.$A:.$M];[.$B$8]+3;0)*[.$A16]+VLOOKUP([.$A$7];[$'weapon parameters'.$A$17:.$M$20];11;0)*[.Q$6]*[.$A16]" office:value-type="float" office:value="34.1254343433517" calcext:value-type="float">
            <text:p>34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table:formula="of:=VLOOKUP([.B$1];[$'weapon parameters'.$A:.$M];[.$B$8]+0;0)+VLOOKUP([.B$1];[$'weapon parameters'.$A:.$M];[.$B$8]+3;0)*[.$A17]+VLOOKUP([.$A$7];[$'weapon parameters'.$A$17:.$M$20];11;0)*[.B$6]*[.$A17]" office:value-type="float" office:value="51.9391803508344" calcext:value-type="float">
            <text:p>52</text:p>
          </table:table-cell>
          <table:table-cell table:style-name="ce18" table:formula="of:=VLOOKUP([.C$1];[$'weapon parameters'.$A:.$M];[.$B$8]+0;0)+VLOOKUP([.C$1];[$'weapon parameters'.$A:.$M];[.$B$8]+3;0)*[.$A17]+VLOOKUP([.$A$7];[$'weapon parameters'.$A$17:.$M$20];11;0)*[.C$6]*[.$A17]" office:value-type="float" office:value="51.9404549923538" calcext:value-type="float">
            <text:p>52</text:p>
          </table:table-cell>
          <table:table-cell table:style-name="ce18" table:formula="of:=VLOOKUP([.D$1];[$'weapon parameters'.$A:.$M];[.$B$8]+0;0)+VLOOKUP([.D$1];[$'weapon parameters'.$A:.$M];[.$B$8]+3;0)*[.$A17]+VLOOKUP([.$A$7];[$'weapon parameters'.$A$17:.$M$20];11;0)*[.D$6]*[.$A17]" office:value-type="float" office:value="59.1329721113325" calcext:value-type="float">
            <text:p>59</text:p>
          </table:table-cell>
          <table:table-cell table:style-name="ce18" table:formula="of:=VLOOKUP([.E$1];[$'weapon parameters'.$A:.$M];[.$B$8]+0;0)+VLOOKUP([.E$1];[$'weapon parameters'.$A:.$M];[.$B$8]+3;0)*[.$A17]+VLOOKUP([.$A$7];[$'weapon parameters'.$A$17:.$M$20];11;0)*[.E$6]*[.$A17]" office:value-type="float" office:value="41.1942112175942" calcext:value-type="float">
            <text:p>41</text:p>
          </table:table-cell>
          <table:table-cell table:style-name="ce18" table:formula="of:=VLOOKUP([.F$1];[$'weapon parameters'.$A:.$M];[.$B$8]+0;0)+VLOOKUP([.F$1];[$'weapon parameters'.$A:.$M];[.$B$8]+3;0)*[.$A17]+VLOOKUP([.$A$7];[$'weapon parameters'.$A$17:.$M$20];11;0)*[.F$6]*[.$A17]" office:value-type="float" office:value="43.9806210251263" calcext:value-type="float">
            <text:p>44</text:p>
          </table:table-cell>
          <table:table-cell table:style-name="ce18" table:formula="of:=VLOOKUP([.G$1];[$'weapon parameters'.$A:.$M];[.$B$8]+0;0)+VLOOKUP([.G$1];[$'weapon parameters'.$A:.$M];[.$B$8]+3;0)*[.$A17]+VLOOKUP([.$A$7];[$'weapon parameters'.$A$17:.$M$20];11;0)*[.G$6]*[.$A17]" office:value-type="float" office:value="46.814179435265" calcext:value-type="float">
            <text:p>47</text:p>
          </table:table-cell>
          <table:table-cell table:style-name="ce18" table:formula="of:=VLOOKUP([.H$1];[$'weapon parameters'.$A:.$M];[.$B$8]+0;0)+VLOOKUP([.H$1];[$'weapon parameters'.$A:.$M];[.$B$8]+3;0)*[.$A17]+VLOOKUP([.$A$7];[$'weapon parameters'.$A$17:.$M$20];11;0)*[.H$6]*[.$A17]" office:value-type="float" office:value="42.0628275767874" calcext:value-type="float">
            <text:p>42</text:p>
          </table:table-cell>
          <table:table-cell table:style-name="ce18" table:formula="of:=VLOOKUP([.I$1];[$'weapon parameters'.$A:.$M];[.$B$8]+0;0)+VLOOKUP([.I$1];[$'weapon parameters'.$A:.$M];[.$B$8]+3;0)*[.$A17]+VLOOKUP([.$A$7];[$'weapon parameters'.$A$17:.$M$20];11;0)*[.I$6]*[.$A17]" office:value-type="float" office:value="40.150838247411" calcext:value-type="float">
            <text:p>40</text:p>
          </table:table-cell>
          <table:table-cell table:style-name="ce18" table:formula="of:=VLOOKUP([.J$1];[$'weapon parameters'.$A:.$M];[.$B$8]+0;0)+VLOOKUP([.J$1];[$'weapon parameters'.$A:.$M];[.$B$8]+3;0)*[.$A17]+VLOOKUP([.$A$7];[$'weapon parameters'.$A$17:.$M$20];11;0)*[.J$6]*[.$A17]" office:value-type="float" office:value="43.0007970991533" calcext:value-type="float">
            <text:p>43</text:p>
          </table:table-cell>
          <table:table-cell table:style-name="ce18" table:formula="of:=VLOOKUP([.K$1];[$'weapon parameters'.$A:.$M];[.$B$8]+0;0)+VLOOKUP([.K$1];[$'weapon parameters'.$A:.$M];[.$B$8]+3;0)*[.$A17]+VLOOKUP([.$A$7];[$'weapon parameters'.$A$17:.$M$20];11;0)*[.K$6]*[.$A17]" office:value-type="float" office:value="43.1049995927985" calcext:value-type="float">
            <text:p>43</text:p>
          </table:table-cell>
          <table:table-cell table:style-name="ce18" table:formula="of:=VLOOKUP([.L$1];[$'weapon parameters'.$A:.$M];[.$B$8]+0;0)+VLOOKUP([.L$1];[$'weapon parameters'.$A:.$M];[.$B$8]+3;0)*[.$A17]+VLOOKUP([.$A$7];[$'weapon parameters'.$A$17:.$M$20];11;0)*[.L$6]*[.$A17]" office:value-type="float" office:value="39.4658737972657" calcext:value-type="float">
            <text:p>39</text:p>
          </table:table-cell>
          <table:table-cell table:style-name="ce18" table:formula="of:=VLOOKUP([.M$1];[$'weapon parameters'.$A:.$M];[.$B$8]+0;0)+VLOOKUP([.M$1];[$'weapon parameters'.$A:.$M];[.$B$8]+3;0)*[.$A17]+VLOOKUP([.$A$7];[$'weapon parameters'.$A$17:.$M$20];11;0)*[.M$6]*[.$A17]" office:value-type="float" office:value="38.0732729940984" calcext:value-type="float">
            <text:p>38</text:p>
          </table:table-cell>
          <table:table-cell table:style-name="ce18" table:formula="of:=VLOOKUP([.N$1];[$'weapon parameters'.$A:.$M];[.$B$8]+0;0)+VLOOKUP([.N$1];[$'weapon parameters'.$A:.$M];[.$B$8]+3;0)*[.$A17]+VLOOKUP([.$A$7];[$'weapon parameters'.$A$17:.$M$20];11;0)*[.N$6]*[.$A17]" office:value-type="float" office:value="39.8731220635717" calcext:value-type="float">
            <text:p>40</text:p>
          </table:table-cell>
          <table:table-cell table:style-name="ce18" table:formula="of:=VLOOKUP([.O$1];[$'weapon parameters'.$A:.$M];[.$B$8]+0;0)+VLOOKUP([.O$1];[$'weapon parameters'.$A:.$M];[.$B$8]+3;0)*[.$A17]+VLOOKUP([.$A$7];[$'weapon parameters'.$A$17:.$M$20];11;0)*[.O$6]*[.$A17]" office:value-type="float" office:value="41.6177501598451" calcext:value-type="float">
            <text:p>42</text:p>
          </table:table-cell>
          <table:table-cell table:style-name="ce18" table:formula="of:=VLOOKUP([.P$1];[$'weapon parameters'.$A:.$M];[.$B$8]+0;0)+VLOOKUP([.P$1];[$'weapon parameters'.$A:.$M];[.$B$8]+3;0)*[.$A17]+VLOOKUP([.$A$7];[$'weapon parameters'.$A$17:.$M$20];11;0)*[.P$6]*[.$A17]" office:value-type="float" office:value="38.3456402177446" calcext:value-type="float">
            <text:p>38</text:p>
          </table:table-cell>
          <table:table-cell table:style-name="ce18" table:formula="of:=VLOOKUP([.Q$1];[$'weapon parameters'.$A:.$M];[.$B$8]+0;0)+VLOOKUP([.Q$1];[$'weapon parameters'.$A:.$M];[.$B$8]+3;0)*[.$A17]+VLOOKUP([.$A$7];[$'weapon parameters'.$A$17:.$M$20];11;0)*[.Q$6]*[.$A17]" office:value-type="float" office:value="37.5719249638305" calcext:value-type="float">
            <text:p>38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table:formula="of:=VLOOKUP([.B$1];[$'weapon parameters'.$A:.$M];[.$B$8]+0;0)+VLOOKUP([.B$1];[$'weapon parameters'.$A:.$M];[.$B$8]+3;0)*[.$A18]+VLOOKUP([.$A$7];[$'weapon parameters'.$A$17:.$M$20];11;0)*[.B$6]*[.$A18]" office:value-type="float" office:value="57.1815778946887" calcext:value-type="float">
            <text:p>57</text:p>
          </table:table-cell>
          <table:table-cell table:style-name="ce18" table:formula="of:=VLOOKUP([.C$1];[$'weapon parameters'.$A:.$M];[.$B$8]+0;0)+VLOOKUP([.C$1];[$'weapon parameters'.$A:.$M];[.$B$8]+3;0)*[.$A18]+VLOOKUP([.$A$7];[$'weapon parameters'.$A$17:.$M$20];11;0)*[.C$6]*[.$A18]" office:value-type="float" office:value="57.1830118663981" calcext:value-type="float">
            <text:p>57</text:p>
          </table:table-cell>
          <table:table-cell table:style-name="ce18" table:formula="of:=VLOOKUP([.D$1];[$'weapon parameters'.$A:.$M];[.$B$8]+0;0)+VLOOKUP([.D$1];[$'weapon parameters'.$A:.$M];[.$B$8]+3;0)*[.$A18]+VLOOKUP([.$A$7];[$'weapon parameters'.$A$17:.$M$20];11;0)*[.D$6]*[.$A18]" office:value-type="float" office:value="65.2745936252491" calcext:value-type="float">
            <text:p>65</text:p>
          </table:table-cell>
          <table:table-cell table:style-name="ce18" table:formula="of:=VLOOKUP([.E$1];[$'weapon parameters'.$A:.$M];[.$B$8]+0;0)+VLOOKUP([.E$1];[$'weapon parameters'.$A:.$M];[.$B$8]+3;0)*[.$A18]+VLOOKUP([.$A$7];[$'weapon parameters'.$A$17:.$M$20];11;0)*[.E$6]*[.$A18]" office:value-type="float" office:value="45.0934876197935" calcext:value-type="float">
            <text:p>45</text:p>
          </table:table-cell>
          <table:table-cell table:style-name="ce18" table:formula="of:=VLOOKUP([.F$1];[$'weapon parameters'.$A:.$M];[.$B$8]+0;0)+VLOOKUP([.F$1];[$'weapon parameters'.$A:.$M];[.$B$8]+3;0)*[.$A18]+VLOOKUP([.$A$7];[$'weapon parameters'.$A$17:.$M$20];11;0)*[.F$6]*[.$A18]" office:value-type="float" office:value="48.2281986532671" calcext:value-type="float">
            <text:p>48</text:p>
          </table:table-cell>
          <table:table-cell table:style-name="ce18" table:formula="of:=VLOOKUP([.G$1];[$'weapon parameters'.$A:.$M];[.$B$8]+0;0)+VLOOKUP([.G$1];[$'weapon parameters'.$A:.$M];[.$B$8]+3;0)*[.$A18]+VLOOKUP([.$A$7];[$'weapon parameters'.$A$17:.$M$20];11;0)*[.G$6]*[.$A18]" office:value-type="float" office:value="51.4159518646731" calcext:value-type="float">
            <text:p>51</text:p>
          </table:table-cell>
          <table:table-cell table:style-name="ce18" table:formula="of:=VLOOKUP([.H$1];[$'weapon parameters'.$A:.$M];[.$B$8]+0;0)+VLOOKUP([.H$1];[$'weapon parameters'.$A:.$M];[.$B$8]+3;0)*[.$A18]+VLOOKUP([.$A$7];[$'weapon parameters'.$A$17:.$M$20];11;0)*[.H$6]*[.$A18]" office:value-type="float" office:value="46.0706810238858" calcext:value-type="float">
            <text:p>46</text:p>
          </table:table-cell>
          <table:table-cell table:style-name="ce18" table:formula="of:=VLOOKUP([.I$1];[$'weapon parameters'.$A:.$M];[.$B$8]+0;0)+VLOOKUP([.I$1];[$'weapon parameters'.$A:.$M];[.$B$8]+3;0)*[.$A18]+VLOOKUP([.$A$7];[$'weapon parameters'.$A$17:.$M$20];11;0)*[.I$6]*[.$A18]" office:value-type="float" office:value="43.9196930283374" calcext:value-type="float">
            <text:p>44</text:p>
          </table:table-cell>
          <table:table-cell table:style-name="ce18" table:formula="of:=VLOOKUP([.J$1];[$'weapon parameters'.$A:.$M];[.$B$8]+0;0)+VLOOKUP([.J$1];[$'weapon parameters'.$A:.$M];[.$B$8]+3;0)*[.$A18]+VLOOKUP([.$A$7];[$'weapon parameters'.$A$17:.$M$20];11;0)*[.J$6]*[.$A18]" office:value-type="float" office:value="47.1258967365475" calcext:value-type="float">
            <text:p>47</text:p>
          </table:table-cell>
          <table:table-cell table:style-name="ce18" table:formula="of:=VLOOKUP([.K$1];[$'weapon parameters'.$A:.$M];[.$B$8]+0;0)+VLOOKUP([.K$1];[$'weapon parameters'.$A:.$M];[.$B$8]+3;0)*[.$A18]+VLOOKUP([.$A$7];[$'weapon parameters'.$A$17:.$M$20];11;0)*[.K$6]*[.$A18]" office:value-type="float" office:value="47.2431245418983" calcext:value-type="float">
            <text:p>47</text:p>
          </table:table-cell>
          <table:table-cell table:style-name="ce18" table:formula="of:=VLOOKUP([.L$1];[$'weapon parameters'.$A:.$M];[.$B$8]+0;0)+VLOOKUP([.L$1];[$'weapon parameters'.$A:.$M];[.$B$8]+3;0)*[.$A18]+VLOOKUP([.$A$7];[$'weapon parameters'.$A$17:.$M$20];11;0)*[.L$6]*[.$A18]" office:value-type="float" office:value="43.1491080219239" calcext:value-type="float">
            <text:p>43</text:p>
          </table:table-cell>
          <table:table-cell table:style-name="ce18" table:formula="of:=VLOOKUP([.M$1];[$'weapon parameters'.$A:.$M];[.$B$8]+0;0)+VLOOKUP([.M$1];[$'weapon parameters'.$A:.$M];[.$B$8]+3;0)*[.$A18]+VLOOKUP([.$A$7];[$'weapon parameters'.$A$17:.$M$20];11;0)*[.M$6]*[.$A18]" office:value-type="float" office:value="41.5824321183608" calcext:value-type="float">
            <text:p>42</text:p>
          </table:table-cell>
          <table:table-cell table:style-name="ce18" table:formula="of:=VLOOKUP([.N$1];[$'weapon parameters'.$A:.$M];[.$B$8]+0;0)+VLOOKUP([.N$1];[$'weapon parameters'.$A:.$M];[.$B$8]+3;0)*[.$A18]+VLOOKUP([.$A$7];[$'weapon parameters'.$A$17:.$M$20];11;0)*[.N$6]*[.$A18]" office:value-type="float" office:value="43.6072623215182" calcext:value-type="float">
            <text:p>44</text:p>
          </table:table-cell>
          <table:table-cell table:style-name="ce18" table:formula="of:=VLOOKUP([.O$1];[$'weapon parameters'.$A:.$M];[.$B$8]+0;0)+VLOOKUP([.O$1];[$'weapon parameters'.$A:.$M];[.$B$8]+3;0)*[.$A18]+VLOOKUP([.$A$7];[$'weapon parameters'.$A$17:.$M$20];11;0)*[.O$6]*[.$A18]" office:value-type="float" office:value="45.5699689298258" calcext:value-type="float">
            <text:p>46</text:p>
          </table:table-cell>
          <table:table-cell table:style-name="ce18" table:formula="of:=VLOOKUP([.P$1];[$'weapon parameters'.$A:.$M];[.$B$8]+0;0)+VLOOKUP([.P$1];[$'weapon parameters'.$A:.$M];[.$B$8]+3;0)*[.$A18]+VLOOKUP([.$A$7];[$'weapon parameters'.$A$17:.$M$20];11;0)*[.P$6]*[.$A18]" office:value-type="float" office:value="41.8888452449626" calcext:value-type="float">
            <text:p>42</text:p>
          </table:table-cell>
          <table:table-cell table:style-name="ce18" table:formula="of:=VLOOKUP([.Q$1];[$'weapon parameters'.$A:.$M];[.$B$8]+0;0)+VLOOKUP([.Q$1];[$'weapon parameters'.$A:.$M];[.$B$8]+3;0)*[.$A18]+VLOOKUP([.$A$7];[$'weapon parameters'.$A$17:.$M$20];11;0)*[.Q$6]*[.$A18]" office:value-type="float" office:value="41.0184155843093" calcext:value-type="float">
            <text:p>41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VLOOKUP([.B$1];[$'weapon parameters'.$A:.$M];[.$B$8]+0;0)+VLOOKUP([.B$1];[$'weapon parameters'.$A:.$M];[.$B$8]+3;0)*[.$A19]+VLOOKUP([.$A$7];[$'weapon parameters'.$A$17:.$M$20];11;0)*[.B$6]*[.$A19]" office:value-type="float" office:value="62.423975438543" calcext:value-type="float">
            <text:p>62</text:p>
          </table:table-cell>
          <table:table-cell table:style-name="ce18" table:formula="of:=VLOOKUP([.C$1];[$'weapon parameters'.$A:.$M];[.$B$8]+0;0)+VLOOKUP([.C$1];[$'weapon parameters'.$A:.$M];[.$B$8]+3;0)*[.$A19]+VLOOKUP([.$A$7];[$'weapon parameters'.$A$17:.$M$20];11;0)*[.C$6]*[.$A19]" office:value-type="float" office:value="62.4255687404423" calcext:value-type="float">
            <text:p>62</text:p>
          </table:table-cell>
          <table:table-cell table:style-name="ce18" table:formula="of:=VLOOKUP([.D$1];[$'weapon parameters'.$A:.$M];[.$B$8]+0;0)+VLOOKUP([.D$1];[$'weapon parameters'.$A:.$M];[.$B$8]+3;0)*[.$A19]+VLOOKUP([.$A$7];[$'weapon parameters'.$A$17:.$M$20];11;0)*[.D$6]*[.$A19]" office:value-type="float" office:value="71.4162151391656" calcext:value-type="float">
            <text:p>71</text:p>
          </table:table-cell>
          <table:table-cell table:style-name="ce18" table:formula="of:=VLOOKUP([.E$1];[$'weapon parameters'.$A:.$M];[.$B$8]+0;0)+VLOOKUP([.E$1];[$'weapon parameters'.$A:.$M];[.$B$8]+3;0)*[.$A19]+VLOOKUP([.$A$7];[$'weapon parameters'.$A$17:.$M$20];11;0)*[.E$6]*[.$A19]" office:value-type="float" office:value="48.9927640219927" calcext:value-type="float">
            <text:p>49</text:p>
          </table:table-cell>
          <table:table-cell table:style-name="ce18" table:formula="of:=VLOOKUP([.F$1];[$'weapon parameters'.$A:.$M];[.$B$8]+0;0)+VLOOKUP([.F$1];[$'weapon parameters'.$A:.$M];[.$B$8]+3;0)*[.$A19]+VLOOKUP([.$A$7];[$'weapon parameters'.$A$17:.$M$20];11;0)*[.F$6]*[.$A19]" office:value-type="float" office:value="52.4757762814079" calcext:value-type="float">
            <text:p>52</text:p>
          </table:table-cell>
          <table:table-cell table:style-name="ce18" table:formula="of:=VLOOKUP([.G$1];[$'weapon parameters'.$A:.$M];[.$B$8]+0;0)+VLOOKUP([.G$1];[$'weapon parameters'.$A:.$M];[.$B$8]+3;0)*[.$A19]+VLOOKUP([.$A$7];[$'weapon parameters'.$A$17:.$M$20];11;0)*[.G$6]*[.$A19]" office:value-type="float" office:value="56.0177242940812" calcext:value-type="float">
            <text:p>56</text:p>
          </table:table-cell>
          <table:table-cell table:style-name="ce18" table:formula="of:=VLOOKUP([.H$1];[$'weapon parameters'.$A:.$M];[.$B$8]+0;0)+VLOOKUP([.H$1];[$'weapon parameters'.$A:.$M];[.$B$8]+3;0)*[.$A19]+VLOOKUP([.$A$7];[$'weapon parameters'.$A$17:.$M$20];11;0)*[.H$6]*[.$A19]" office:value-type="float" office:value="50.0785344709842" calcext:value-type="float">
            <text:p>50</text:p>
          </table:table-cell>
          <table:table-cell table:style-name="ce18" table:formula="of:=VLOOKUP([.I$1];[$'weapon parameters'.$A:.$M];[.$B$8]+0;0)+VLOOKUP([.I$1];[$'weapon parameters'.$A:.$M];[.$B$8]+3;0)*[.$A19]+VLOOKUP([.$A$7];[$'weapon parameters'.$A$17:.$M$20];11;0)*[.I$6]*[.$A19]" office:value-type="float" office:value="47.6885478092638" calcext:value-type="float">
            <text:p>48</text:p>
          </table:table-cell>
          <table:table-cell table:style-name="ce18" table:formula="of:=VLOOKUP([.J$1];[$'weapon parameters'.$A:.$M];[.$B$8]+0;0)+VLOOKUP([.J$1];[$'weapon parameters'.$A:.$M];[.$B$8]+3;0)*[.$A19]+VLOOKUP([.$A$7];[$'weapon parameters'.$A$17:.$M$20];11;0)*[.J$6]*[.$A19]" office:value-type="float" office:value="51.2509963739417" calcext:value-type="float">
            <text:p>51</text:p>
          </table:table-cell>
          <table:table-cell table:style-name="ce18" table:formula="of:=VLOOKUP([.K$1];[$'weapon parameters'.$A:.$M];[.$B$8]+0;0)+VLOOKUP([.K$1];[$'weapon parameters'.$A:.$M];[.$B$8]+3;0)*[.$A19]+VLOOKUP([.$A$7];[$'weapon parameters'.$A$17:.$M$20];11;0)*[.K$6]*[.$A19]" office:value-type="float" office:value="51.3812494909981" calcext:value-type="float">
            <text:p>51</text:p>
          </table:table-cell>
          <table:table-cell table:style-name="ce18" table:formula="of:=VLOOKUP([.L$1];[$'weapon parameters'.$A:.$M];[.$B$8]+0;0)+VLOOKUP([.L$1];[$'weapon parameters'.$A:.$M];[.$B$8]+3;0)*[.$A19]+VLOOKUP([.$A$7];[$'weapon parameters'.$A$17:.$M$20];11;0)*[.L$6]*[.$A19]" office:value-type="float" office:value="46.8323422465821" calcext:value-type="float">
            <text:p>47</text:p>
          </table:table-cell>
          <table:table-cell table:style-name="ce18" table:formula="of:=VLOOKUP([.M$1];[$'weapon parameters'.$A:.$M];[.$B$8]+0;0)+VLOOKUP([.M$1];[$'weapon parameters'.$A:.$M];[.$B$8]+3;0)*[.$A19]+VLOOKUP([.$A$7];[$'weapon parameters'.$A$17:.$M$20];11;0)*[.M$6]*[.$A19]" office:value-type="float" office:value="45.0915912426231" calcext:value-type="float">
            <text:p>45</text:p>
          </table:table-cell>
          <table:table-cell table:style-name="ce18" table:formula="of:=VLOOKUP([.N$1];[$'weapon parameters'.$A:.$M];[.$B$8]+0;0)+VLOOKUP([.N$1];[$'weapon parameters'.$A:.$M];[.$B$8]+3;0)*[.$A19]+VLOOKUP([.$A$7];[$'weapon parameters'.$A$17:.$M$20];11;0)*[.N$6]*[.$A19]" office:value-type="float" office:value="47.3414025794646" calcext:value-type="float">
            <text:p>47</text:p>
          </table:table-cell>
          <table:table-cell table:style-name="ce18" table:formula="of:=VLOOKUP([.O$1];[$'weapon parameters'.$A:.$M];[.$B$8]+0;0)+VLOOKUP([.O$1];[$'weapon parameters'.$A:.$M];[.$B$8]+3;0)*[.$A19]+VLOOKUP([.$A$7];[$'weapon parameters'.$A$17:.$M$20];11;0)*[.O$6]*[.$A19]" office:value-type="float" office:value="49.5221876998064" calcext:value-type="float">
            <text:p>50</text:p>
          </table:table-cell>
          <table:table-cell table:style-name="ce18" table:formula="of:=VLOOKUP([.P$1];[$'weapon parameters'.$A:.$M];[.$B$8]+0;0)+VLOOKUP([.P$1];[$'weapon parameters'.$A:.$M];[.$B$8]+3;0)*[.$A19]+VLOOKUP([.$A$7];[$'weapon parameters'.$A$17:.$M$20];11;0)*[.P$6]*[.$A19]" office:value-type="float" office:value="45.4320502721807" calcext:value-type="float">
            <text:p>45</text:p>
          </table:table-cell>
          <table:table-cell table:style-name="ce18" table:formula="of:=VLOOKUP([.Q$1];[$'weapon parameters'.$A:.$M];[.$B$8]+0;0)+VLOOKUP([.Q$1];[$'weapon parameters'.$A:.$M];[.$B$8]+3;0)*[.$A19]+VLOOKUP([.$A$7];[$'weapon parameters'.$A$17:.$M$20];11;0)*[.Q$6]*[.$A19]" office:value-type="float" office:value="44.4649062047881" calcext:value-type="float">
            <text:p>4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1</text:p>
          </table:table-cell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table:formula="of:=VLOOKUP([.B$1];[$'weapon parameters'.$A:.$M];[.$B$8]+6;0)+VLOOKUP([.B$1];[$'weapon parameters'.$A:.$M];[.$B$8]+9;0)*[.B$4]*[.$A21]" office:value-type="float" office:value="11.2428838164507" calcext:value-type="float">
            <text:p>11</text:p>
          </table:table-cell>
          <table:table-cell table:style-name="ce18" table:formula="of:=VLOOKUP([.C$1];[$'weapon parameters'.$A:.$M];[.$B$8]+6;0)+VLOOKUP([.C$1];[$'weapon parameters'.$A:.$M];[.$B$8]+9;0)*[.C$4]*[.$A21]" office:value-type="float" office:value="16.2427244985387" calcext:value-type="float">
            <text:p>16</text:p>
          </table:table-cell>
          <table:table-cell table:style-name="ce18" table:formula="of:=VLOOKUP([.D$1];[$'weapon parameters'.$A:.$M];[.$B$8]+6;0)+VLOOKUP([.D$1];[$'weapon parameters'.$A:.$M];[.$B$8]+9;0)*[.D$4]*[.$A21]" office:value-type="float" office:value="10.0925278022405" calcext:value-type="float">
            <text:p>10</text:p>
          </table:table-cell>
          <table:table-cell table:style-name="ce18" table:formula="of:=VLOOKUP([.E$1];[$'weapon parameters'.$A:.$M];[.$B$8]+6;0)+VLOOKUP([.E$1];[$'weapon parameters'.$A:.$M];[.$B$8]+9;0)*[.E$4]*[.$A21]" office:value-type="float" office:value="16.2530178320324" calcext:value-type="float">
            <text:p>16</text:p>
          </table:table-cell>
          <table:table-cell table:style-name="ce18" table:formula="of:=VLOOKUP([.F$1];[$'weapon parameters'.$A:.$M];[.$B$8]+6;0)+VLOOKUP([.F$1];[$'weapon parameters'.$A:.$M];[.$B$8]+9;0)*[.F$4]*[.$A21]" office:value-type="float" office:value="20.0902407402796" calcext:value-type="float">
            <text:p>20</text:p>
          </table:table-cell>
          <table:table-cell table:style-name="ce18" table:formula="of:=VLOOKUP([.G$1];[$'weapon parameters'.$A:.$M];[.$B$8]+6;0)+VLOOKUP([.G$1];[$'weapon parameters'.$A:.$M];[.$B$8]+9;0)*[.G$4]*[.$A21]" office:value-type="float" office:value="15.7986701664894" calcext:value-type="float">
            <text:p>16</text:p>
          </table:table-cell>
          <table:table-cell table:style-name="ce18" table:formula="of:=VLOOKUP([.H$1];[$'weapon parameters'.$A:.$M];[.$B$8]+6;0)+VLOOKUP([.H$1];[$'weapon parameters'.$A:.$M];[.$B$8]+9;0)*[.H$4]*[.$A21]" office:value-type="float" office:value="13.1916103128777" calcext:value-type="float">
            <text:p>13</text:p>
          </table:table-cell>
          <table:table-cell table:style-name="ce18" table:formula="of:=VLOOKUP([.I$1];[$'weapon parameters'.$A:.$M];[.$B$8]+6;0)+VLOOKUP([.I$1];[$'weapon parameters'.$A:.$M];[.$B$8]+9;0)*[.I$4]*[.$A21]" office:value-type="float" office:value="14.3229167945912" calcext:value-type="float">
            <text:p>14</text:p>
          </table:table-cell>
          <table:table-cell table:style-name="ce18" table:formula="of:=VLOOKUP([.J$1];[$'weapon parameters'.$A:.$M];[.$B$8]+6;0)+VLOOKUP([.J$1];[$'weapon parameters'.$A:.$M];[.$B$8]+9;0)*[.J$4]*[.$A21]" office:value-type="float" office:value="20.6828342801864" calcext:value-type="float">
            <text:p>21</text:p>
          </table:table-cell>
          <table:table-cell table:style-name="ce18" table:formula="of:=VLOOKUP([.K$1];[$'weapon parameters'.$A:.$M];[.$B$8]+6;0)+VLOOKUP([.K$1];[$'weapon parameters'.$A:.$M];[.$B$8]+9;0)*[.K$4]*[.$A21]" office:value-type="float" office:value="12.1139194170262" calcext:value-type="float">
            <text:p>12</text:p>
          </table:table-cell>
          <table:table-cell table:style-name="ce18" table:formula="of:=VLOOKUP([.L$1];[$'weapon parameters'.$A:.$M];[.$B$8]+6;0)+VLOOKUP([.L$1];[$'weapon parameters'.$A:.$M];[.$B$8]+9;0)*[.L$4]*[.$A21]" office:value-type="float" office:value="17.3665868199092" calcext:value-type="float">
            <text:p>17</text:p>
          </table:table-cell>
          <table:table-cell table:style-name="ce18" table:formula="of:=VLOOKUP([.M$1];[$'weapon parameters'.$A:.$M];[.$B$8]+6;0)+VLOOKUP([.M$1];[$'weapon parameters'.$A:.$M];[.$B$8]+9;0)*[.M$4]*[.$A21]" office:value-type="float" office:value="15.838216508334" calcext:value-type="float">
            <text:p>16</text:p>
          </table:table-cell>
          <table:table-cell table:style-name="ce18" table:formula="of:=VLOOKUP([.N$1];[$'weapon parameters'.$A:.$M];[.$B$8]+6;0)+VLOOKUP([.N$1];[$'weapon parameters'.$A:.$M];[.$B$8]+9;0)*[.N$4]*[.$A21]" office:value-type="float" office:value="19.1759259253271" calcext:value-type="float">
            <text:p>19</text:p>
          </table:table-cell>
          <table:table-cell table:style-name="ce18" table:formula="of:=VLOOKUP([.O$1];[$'weapon parameters'.$A:.$M];[.$B$8]+6;0)+VLOOKUP([.O$1];[$'weapon parameters'.$A:.$M];[.$B$8]+9;0)*[.O$4]*[.$A21]" office:value-type="float" office:value="15.3093720889141" calcext:value-type="float">
            <text:p>15</text:p>
          </table:table-cell>
          <table:table-cell table:style-name="ce18" table:formula="of:=VLOOKUP([.P$1];[$'weapon parameters'.$A:.$M];[.$B$8]+6;0)+VLOOKUP([.P$1];[$'weapon parameters'.$A:.$M];[.$B$8]+9;0)*[.P$4]*[.$A21]" office:value-type="float" office:value="10.8686904803721" calcext:value-type="float">
            <text:p>11</text:p>
          </table:table-cell>
          <table:table-cell table:style-name="ce18" table:formula="of:=VLOOKUP([.Q$1];[$'weapon parameters'.$A:.$M];[.$B$8]+6;0)+VLOOKUP([.Q$1];[$'weapon parameters'.$A:.$M];[.$B$8]+9;0)*[.Q$4]*[.$A21]" office:value-type="float" office:value="9.44616799489979" calcext:value-type="float">
            <text:p>9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VLOOKUP([.B$1];[$'weapon parameters'.$A:.$M];[.$B$8]+6;0)+VLOOKUP([.B$1];[$'weapon parameters'.$A:.$M];[.$B$8]+9;0)*[.B$4]*[.$A22]" office:value-type="float" office:value="15.4857676329013" calcext:value-type="float">
            <text:p>15</text:p>
          </table:table-cell>
          <table:table-cell table:style-name="ce18" table:formula="of:=VLOOKUP([.C$1];[$'weapon parameters'.$A:.$M];[.$B$8]+6;0)+VLOOKUP([.C$1];[$'weapon parameters'.$A:.$M];[.$B$8]+9;0)*[.C$4]*[.$A22]" office:value-type="float" office:value="20.4854489970773" calcext:value-type="float">
            <text:p>20</text:p>
          </table:table-cell>
          <table:table-cell table:style-name="ce18" table:formula="of:=VLOOKUP([.D$1];[$'weapon parameters'.$A:.$M];[.$B$8]+6;0)+VLOOKUP([.D$1];[$'weapon parameters'.$A:.$M];[.$B$8]+9;0)*[.D$4]*[.$A22]" office:value-type="float" office:value="13.185055604481" calcext:value-type="float">
            <text:p>13</text:p>
          </table:table-cell>
          <table:table-cell table:style-name="ce18" table:formula="of:=VLOOKUP([.E$1];[$'weapon parameters'.$A:.$M];[.$B$8]+6;0)+VLOOKUP([.E$1];[$'weapon parameters'.$A:.$M];[.$B$8]+9;0)*[.E$4]*[.$A22]" office:value-type="float" office:value="21.5060356640648" calcext:value-type="float">
            <text:p>22</text:p>
          </table:table-cell>
          <table:table-cell table:style-name="ce18" table:formula="of:=VLOOKUP([.F$1];[$'weapon parameters'.$A:.$M];[.$B$8]+6;0)+VLOOKUP([.F$1];[$'weapon parameters'.$A:.$M];[.$B$8]+9;0)*[.F$4]*[.$A22]" office:value-type="float" office:value="30.1804814805592" calcext:value-type="float">
            <text:p>30</text:p>
          </table:table-cell>
          <table:table-cell table:style-name="ce18" table:formula="of:=VLOOKUP([.G$1];[$'weapon parameters'.$A:.$M];[.$B$8]+6;0)+VLOOKUP([.G$1];[$'weapon parameters'.$A:.$M];[.$B$8]+9;0)*[.G$4]*[.$A22]" office:value-type="float" office:value="20.5973403329788" calcext:value-type="float">
            <text:p>21</text:p>
          </table:table-cell>
          <table:table-cell table:style-name="ce18" table:formula="of:=VLOOKUP([.H$1];[$'weapon parameters'.$A:.$M];[.$B$8]+6;0)+VLOOKUP([.H$1];[$'weapon parameters'.$A:.$M];[.$B$8]+9;0)*[.H$4]*[.$A22]" office:value-type="float" office:value="18.3832206257554" calcext:value-type="float">
            <text:p>18</text:p>
          </table:table-cell>
          <table:table-cell table:style-name="ce18" table:formula="of:=VLOOKUP([.I$1];[$'weapon parameters'.$A:.$M];[.$B$8]+6;0)+VLOOKUP([.I$1];[$'weapon parameters'.$A:.$M];[.$B$8]+9;0)*[.I$4]*[.$A22]" office:value-type="float" office:value="19.6458335891824" calcext:value-type="float">
            <text:p>20</text:p>
          </table:table-cell>
          <table:table-cell table:style-name="ce18" table:formula="of:=VLOOKUP([.J$1];[$'weapon parameters'.$A:.$M];[.$B$8]+6;0)+VLOOKUP([.J$1];[$'weapon parameters'.$A:.$M];[.$B$8]+9;0)*[.J$4]*[.$A22]" office:value-type="float" office:value="28.3656685603728" calcext:value-type="float">
            <text:p>28</text:p>
          </table:table-cell>
          <table:table-cell table:style-name="ce18" table:formula="of:=VLOOKUP([.K$1];[$'weapon parameters'.$A:.$M];[.$B$8]+6;0)+VLOOKUP([.K$1];[$'weapon parameters'.$A:.$M];[.$B$8]+9;0)*[.K$4]*[.$A22]" office:value-type="float" office:value="17.2278388340524" calcext:value-type="float">
            <text:p>17</text:p>
          </table:table-cell>
          <table:table-cell table:style-name="ce18" table:formula="of:=VLOOKUP([.L$1];[$'weapon parameters'.$A:.$M];[.$B$8]+6;0)+VLOOKUP([.L$1];[$'weapon parameters'.$A:.$M];[.$B$8]+9;0)*[.L$4]*[.$A22]" office:value-type="float" office:value="22.7331736398183" calcext:value-type="float">
            <text:p>23</text:p>
          </table:table-cell>
          <table:table-cell table:style-name="ce18" table:formula="of:=VLOOKUP([.M$1];[$'weapon parameters'.$A:.$M];[.$B$8]+6;0)+VLOOKUP([.M$1];[$'weapon parameters'.$A:.$M];[.$B$8]+9;0)*[.M$4]*[.$A22]" office:value-type="float" office:value="20.6764330166679" calcext:value-type="float">
            <text:p>21</text:p>
          </table:table-cell>
          <table:table-cell table:style-name="ce18" table:formula="of:=VLOOKUP([.N$1];[$'weapon parameters'.$A:.$M];[.$B$8]+6;0)+VLOOKUP([.N$1];[$'weapon parameters'.$A:.$M];[.$B$8]+9;0)*[.N$4]*[.$A22]" office:value-type="float" office:value="28.3518518506542" calcext:value-type="float">
            <text:p>28</text:p>
          </table:table-cell>
          <table:table-cell table:style-name="ce18" table:formula="of:=VLOOKUP([.O$1];[$'weapon parameters'.$A:.$M];[.$B$8]+6;0)+VLOOKUP([.O$1];[$'weapon parameters'.$A:.$M];[.$B$8]+9;0)*[.O$4]*[.$A22]" office:value-type="float" office:value="19.6187441778282" calcext:value-type="float">
            <text:p>20</text:p>
          </table:table-cell>
          <table:table-cell table:style-name="ce18" table:formula="of:=VLOOKUP([.P$1];[$'weapon parameters'.$A:.$M];[.$B$8]+6;0)+VLOOKUP([.P$1];[$'weapon parameters'.$A:.$M];[.$B$8]+9;0)*[.P$4]*[.$A22]" office:value-type="float" office:value="21.7373809607442" calcext:value-type="float">
            <text:p>22</text:p>
          </table:table-cell>
          <table:table-cell table:style-name="ce18" table:formula="of:=VLOOKUP([.Q$1];[$'weapon parameters'.$A:.$M];[.$B$8]+6;0)+VLOOKUP([.Q$1];[$'weapon parameters'.$A:.$M];[.$B$8]+9;0)*[.Q$4]*[.$A22]" office:value-type="float" office:value="11.8923359897996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formula="of:=VLOOKUP([.B$1];[$'weapon parameters'.$A:.$M];[.$B$8]+6;0)+VLOOKUP([.B$1];[$'weapon parameters'.$A:.$M];[.$B$8]+9;0)*[.B$4]*[.$A23]" office:value-type="float" office:value="19.728651449352" calcext:value-type="float">
            <text:p>20</text:p>
          </table:table-cell>
          <table:table-cell table:style-name="ce18" table:formula="of:=VLOOKUP([.C$1];[$'weapon parameters'.$A:.$M];[.$B$8]+6;0)+VLOOKUP([.C$1];[$'weapon parameters'.$A:.$M];[.$B$8]+9;0)*[.C$4]*[.$A23]" office:value-type="float" office:value="24.728173495616" calcext:value-type="float">
            <text:p>25</text:p>
          </table:table-cell>
          <table:table-cell table:style-name="ce18" table:formula="of:=VLOOKUP([.D$1];[$'weapon parameters'.$A:.$M];[.$B$8]+6;0)+VLOOKUP([.D$1];[$'weapon parameters'.$A:.$M];[.$B$8]+9;0)*[.D$4]*[.$A23]" office:value-type="float" office:value="16.2775834067215" calcext:value-type="float">
            <text:p>16</text:p>
          </table:table-cell>
          <table:table-cell table:style-name="ce18" table:formula="of:=VLOOKUP([.E$1];[$'weapon parameters'.$A:.$M];[.$B$8]+6;0)+VLOOKUP([.E$1];[$'weapon parameters'.$A:.$M];[.$B$8]+9;0)*[.E$4]*[.$A23]" office:value-type="float" office:value="26.7590534960972" calcext:value-type="float">
            <text:p>27</text:p>
          </table:table-cell>
          <table:table-cell table:style-name="ce18" table:formula="of:=VLOOKUP([.F$1];[$'weapon parameters'.$A:.$M];[.$B$8]+6;0)+VLOOKUP([.F$1];[$'weapon parameters'.$A:.$M];[.$B$8]+9;0)*[.F$4]*[.$A23]" office:value-type="float" office:value="40.2707222208387" calcext:value-type="float">
            <text:p>40</text:p>
          </table:table-cell>
          <table:table-cell table:style-name="ce18" table:formula="of:=VLOOKUP([.G$1];[$'weapon parameters'.$A:.$M];[.$B$8]+6;0)+VLOOKUP([.G$1];[$'weapon parameters'.$A:.$M];[.$B$8]+9;0)*[.G$4]*[.$A23]" office:value-type="float" office:value="25.3960104994682" calcext:value-type="float">
            <text:p>25</text:p>
          </table:table-cell>
          <table:table-cell table:style-name="ce18" table:formula="of:=VLOOKUP([.H$1];[$'weapon parameters'.$A:.$M];[.$B$8]+6;0)+VLOOKUP([.H$1];[$'weapon parameters'.$A:.$M];[.$B$8]+9;0)*[.H$4]*[.$A23]" office:value-type="float" office:value="23.5748309386331" calcext:value-type="float">
            <text:p>24</text:p>
          </table:table-cell>
          <table:table-cell table:style-name="ce18" table:formula="of:=VLOOKUP([.I$1];[$'weapon parameters'.$A:.$M];[.$B$8]+6;0)+VLOOKUP([.I$1];[$'weapon parameters'.$A:.$M];[.$B$8]+9;0)*[.I$4]*[.$A23]" office:value-type="float" office:value="24.9687503837736" calcext:value-type="float">
            <text:p>25</text:p>
          </table:table-cell>
          <table:table-cell table:style-name="ce18" table:formula="of:=VLOOKUP([.J$1];[$'weapon parameters'.$A:.$M];[.$B$8]+6;0)+VLOOKUP([.J$1];[$'weapon parameters'.$A:.$M];[.$B$8]+9;0)*[.J$4]*[.$A23]" office:value-type="float" office:value="36.0485028405592" calcext:value-type="float">
            <text:p>36</text:p>
          </table:table-cell>
          <table:table-cell table:style-name="ce18" table:formula="of:=VLOOKUP([.K$1];[$'weapon parameters'.$A:.$M];[.$B$8]+6;0)+VLOOKUP([.K$1];[$'weapon parameters'.$A:.$M];[.$B$8]+9;0)*[.K$4]*[.$A23]" office:value-type="float" office:value="22.3417582510785" calcext:value-type="float">
            <text:p>22</text:p>
          </table:table-cell>
          <table:table-cell table:style-name="ce18" table:formula="of:=VLOOKUP([.L$1];[$'weapon parameters'.$A:.$M];[.$B$8]+6;0)+VLOOKUP([.L$1];[$'weapon parameters'.$A:.$M];[.$B$8]+9;0)*[.L$4]*[.$A23]" office:value-type="float" office:value="28.0997604597275" calcext:value-type="float">
            <text:p>28</text:p>
          </table:table-cell>
          <table:table-cell table:style-name="ce18" table:formula="of:=VLOOKUP([.M$1];[$'weapon parameters'.$A:.$M];[.$B$8]+6;0)+VLOOKUP([.M$1];[$'weapon parameters'.$A:.$M];[.$B$8]+9;0)*[.M$4]*[.$A23]" office:value-type="float" office:value="25.5146495250019" calcext:value-type="float">
            <text:p>26</text:p>
          </table:table-cell>
          <table:table-cell table:style-name="ce18" table:formula="of:=VLOOKUP([.N$1];[$'weapon parameters'.$A:.$M];[.$B$8]+6;0)+VLOOKUP([.N$1];[$'weapon parameters'.$A:.$M];[.$B$8]+9;0)*[.N$4]*[.$A23]" office:value-type="float" office:value="37.5277777759813" calcext:value-type="float">
            <text:p>38</text:p>
          </table:table-cell>
          <table:table-cell table:style-name="ce18" table:formula="of:=VLOOKUP([.O$1];[$'weapon parameters'.$A:.$M];[.$B$8]+6;0)+VLOOKUP([.O$1];[$'weapon parameters'.$A:.$M];[.$B$8]+9;0)*[.O$4]*[.$A23]" office:value-type="float" office:value="23.9281162667423" calcext:value-type="float">
            <text:p>24</text:p>
          </table:table-cell>
          <table:table-cell table:style-name="ce18" table:formula="of:=VLOOKUP([.P$1];[$'weapon parameters'.$A:.$M];[.$B$8]+6;0)+VLOOKUP([.P$1];[$'weapon parameters'.$A:.$M];[.$B$8]+9;0)*[.P$4]*[.$A23]" office:value-type="float" office:value="32.6060714411163" calcext:value-type="float">
            <text:p>33</text:p>
          </table:table-cell>
          <table:table-cell table:style-name="ce18" table:formula="of:=VLOOKUP([.Q$1];[$'weapon parameters'.$A:.$M];[.$B$8]+6;0)+VLOOKUP([.Q$1];[$'weapon parameters'.$A:.$M];[.$B$8]+9;0)*[.Q$4]*[.$A23]" office:value-type="float" office:value="14.3385039846994" calcext:value-type="float">
            <text:p>14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formula="of:=VLOOKUP([.B$1];[$'weapon parameters'.$A:.$M];[.$B$8]+6;0)+VLOOKUP([.B$1];[$'weapon parameters'.$A:.$M];[.$B$8]+9;0)*[.B$4]*[.$A24]" office:value-type="float" office:value="23.9715352658027" calcext:value-type="float">
            <text:p>24</text:p>
          </table:table-cell>
          <table:table-cell table:style-name="ce18" table:formula="of:=VLOOKUP([.C$1];[$'weapon parameters'.$A:.$M];[.$B$8]+6;0)+VLOOKUP([.C$1];[$'weapon parameters'.$A:.$M];[.$B$8]+9;0)*[.C$4]*[.$A24]" office:value-type="float" office:value="28.9708979941546" calcext:value-type="float">
            <text:p>29</text:p>
          </table:table-cell>
          <table:table-cell table:style-name="ce18" table:formula="of:=VLOOKUP([.D$1];[$'weapon parameters'.$A:.$M];[.$B$8]+6;0)+VLOOKUP([.D$1];[$'weapon parameters'.$A:.$M];[.$B$8]+9;0)*[.D$4]*[.$A24]" office:value-type="float" office:value="19.3701112089619" calcext:value-type="float">
            <text:p>19</text:p>
          </table:table-cell>
          <table:table-cell table:style-name="ce18" table:formula="of:=VLOOKUP([.E$1];[$'weapon parameters'.$A:.$M];[.$B$8]+6;0)+VLOOKUP([.E$1];[$'weapon parameters'.$A:.$M];[.$B$8]+9;0)*[.E$4]*[.$A24]" office:value-type="float" office:value="32.0120713281296" calcext:value-type="float">
            <text:p>32</text:p>
          </table:table-cell>
          <table:table-cell table:style-name="ce18" table:formula="of:=VLOOKUP([.F$1];[$'weapon parameters'.$A:.$M];[.$B$8]+6;0)+VLOOKUP([.F$1];[$'weapon parameters'.$A:.$M];[.$B$8]+9;0)*[.F$4]*[.$A24]" office:value-type="float" office:value="50.3609629611183" calcext:value-type="float">
            <text:p>50</text:p>
          </table:table-cell>
          <table:table-cell table:style-name="ce18" table:formula="of:=VLOOKUP([.G$1];[$'weapon parameters'.$A:.$M];[.$B$8]+6;0)+VLOOKUP([.G$1];[$'weapon parameters'.$A:.$M];[.$B$8]+9;0)*[.G$4]*[.$A24]" office:value-type="float" office:value="30.1946806659576" calcext:value-type="float">
            <text:p>30</text:p>
          </table:table-cell>
          <table:table-cell table:style-name="ce18" table:formula="of:=VLOOKUP([.H$1];[$'weapon parameters'.$A:.$M];[.$B$8]+6;0)+VLOOKUP([.H$1];[$'weapon parameters'.$A:.$M];[.$B$8]+9;0)*[.H$4]*[.$A24]" office:value-type="float" office:value="28.7664412515108" calcext:value-type="float">
            <text:p>29</text:p>
          </table:table-cell>
          <table:table-cell table:style-name="ce18" table:formula="of:=VLOOKUP([.I$1];[$'weapon parameters'.$A:.$M];[.$B$8]+6;0)+VLOOKUP([.I$1];[$'weapon parameters'.$A:.$M];[.$B$8]+9;0)*[.I$4]*[.$A24]" office:value-type="float" office:value="30.2916671783648" calcext:value-type="float">
            <text:p>30</text:p>
          </table:table-cell>
          <table:table-cell table:style-name="ce18" table:formula="of:=VLOOKUP([.J$1];[$'weapon parameters'.$A:.$M];[.$B$8]+6;0)+VLOOKUP([.J$1];[$'weapon parameters'.$A:.$M];[.$B$8]+9;0)*[.J$4]*[.$A24]" office:value-type="float" office:value="43.7313371207456" calcext:value-type="float">
            <text:p>44</text:p>
          </table:table-cell>
          <table:table-cell table:style-name="ce18" table:formula="of:=VLOOKUP([.K$1];[$'weapon parameters'.$A:.$M];[.$B$8]+6;0)+VLOOKUP([.K$1];[$'weapon parameters'.$A:.$M];[.$B$8]+9;0)*[.K$4]*[.$A24]" office:value-type="float" office:value="27.4556776681047" calcext:value-type="float">
            <text:p>27</text:p>
          </table:table-cell>
          <table:table-cell table:style-name="ce18" table:formula="of:=VLOOKUP([.L$1];[$'weapon parameters'.$A:.$M];[.$B$8]+6;0)+VLOOKUP([.L$1];[$'weapon parameters'.$A:.$M];[.$B$8]+9;0)*[.L$4]*[.$A24]" office:value-type="float" office:value="33.4663472796367" calcext:value-type="float">
            <text:p>33</text:p>
          </table:table-cell>
          <table:table-cell table:style-name="ce18" table:formula="of:=VLOOKUP([.M$1];[$'weapon parameters'.$A:.$M];[.$B$8]+6;0)+VLOOKUP([.M$1];[$'weapon parameters'.$A:.$M];[.$B$8]+9;0)*[.M$4]*[.$A24]" office:value-type="float" office:value="30.3528660333358" calcext:value-type="float">
            <text:p>30</text:p>
          </table:table-cell>
          <table:table-cell table:style-name="ce18" table:formula="of:=VLOOKUP([.N$1];[$'weapon parameters'.$A:.$M];[.$B$8]+6;0)+VLOOKUP([.N$1];[$'weapon parameters'.$A:.$M];[.$B$8]+9;0)*[.N$4]*[.$A24]" office:value-type="float" office:value="46.7037037013084" calcext:value-type="float">
            <text:p>47</text:p>
          </table:table-cell>
          <table:table-cell table:style-name="ce18" table:formula="of:=VLOOKUP([.O$1];[$'weapon parameters'.$A:.$M];[.$B$8]+6;0)+VLOOKUP([.O$1];[$'weapon parameters'.$A:.$M];[.$B$8]+9;0)*[.O$4]*[.$A24]" office:value-type="float" office:value="28.2374883556564" calcext:value-type="float">
            <text:p>28</text:p>
          </table:table-cell>
          <table:table-cell table:style-name="ce18" table:formula="of:=VLOOKUP([.P$1];[$'weapon parameters'.$A:.$M];[.$B$8]+6;0)+VLOOKUP([.P$1];[$'weapon parameters'.$A:.$M];[.$B$8]+9;0)*[.P$4]*[.$A24]" office:value-type="float" office:value="43.4747619214884" calcext:value-type="float">
            <text:p>43</text:p>
          </table:table-cell>
          <table:table-cell table:style-name="ce18" table:formula="of:=VLOOKUP([.Q$1];[$'weapon parameters'.$A:.$M];[.$B$8]+6;0)+VLOOKUP([.Q$1];[$'weapon parameters'.$A:.$M];[.$B$8]+9;0)*[.Q$4]*[.$A24]" office:value-type="float" office:value="16.7846719795991" calcext:value-type="float">
            <text:p>17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table:formula="of:=VLOOKUP([.B$1];[$'weapon parameters'.$A:.$M];[.$B$8]+6;0)+VLOOKUP([.B$1];[$'weapon parameters'.$A:.$M];[.$B$8]+9;0)*[.B$4]*[.$A25]" office:value-type="float" office:value="28.2144190822534" calcext:value-type="float">
            <text:p>28</text:p>
          </table:table-cell>
          <table:table-cell table:style-name="ce18" table:formula="of:=VLOOKUP([.C$1];[$'weapon parameters'.$A:.$M];[.$B$8]+6;0)+VLOOKUP([.C$1];[$'weapon parameters'.$A:.$M];[.$B$8]+9;0)*[.C$4]*[.$A25]" office:value-type="float" office:value="33.2136224926933" calcext:value-type="float">
            <text:p>33</text:p>
          </table:table-cell>
          <table:table-cell table:style-name="ce18" table:formula="of:=VLOOKUP([.D$1];[$'weapon parameters'.$A:.$M];[.$B$8]+6;0)+VLOOKUP([.D$1];[$'weapon parameters'.$A:.$M];[.$B$8]+9;0)*[.D$4]*[.$A25]" office:value-type="float" office:value="22.4626390112024" calcext:value-type="float">
            <text:p>22</text:p>
          </table:table-cell>
          <table:table-cell table:style-name="ce18" table:formula="of:=VLOOKUP([.E$1];[$'weapon parameters'.$A:.$M];[.$B$8]+6;0)+VLOOKUP([.E$1];[$'weapon parameters'.$A:.$M];[.$B$8]+9;0)*[.E$4]*[.$A25]" office:value-type="float" office:value="37.265089160162" calcext:value-type="float">
            <text:p>37</text:p>
          </table:table-cell>
          <table:table-cell table:style-name="ce18" table:formula="of:=VLOOKUP([.F$1];[$'weapon parameters'.$A:.$M];[.$B$8]+6;0)+VLOOKUP([.F$1];[$'weapon parameters'.$A:.$M];[.$B$8]+9;0)*[.F$4]*[.$A25]" office:value-type="float" office:value="60.4512037013979" calcext:value-type="float">
            <text:p>60</text:p>
          </table:table-cell>
          <table:table-cell table:style-name="ce18" table:formula="of:=VLOOKUP([.G$1];[$'weapon parameters'.$A:.$M];[.$B$8]+6;0)+VLOOKUP([.G$1];[$'weapon parameters'.$A:.$M];[.$B$8]+9;0)*[.G$4]*[.$A25]" office:value-type="float" office:value="34.993350832447" calcext:value-type="float">
            <text:p>35</text:p>
          </table:table-cell>
          <table:table-cell table:style-name="ce18" table:formula="of:=VLOOKUP([.H$1];[$'weapon parameters'.$A:.$M];[.$B$8]+6;0)+VLOOKUP([.H$1];[$'weapon parameters'.$A:.$M];[.$B$8]+9;0)*[.H$4]*[.$A25]" office:value-type="float" office:value="33.9580515643885" calcext:value-type="float">
            <text:p>34</text:p>
          </table:table-cell>
          <table:table-cell table:style-name="ce18" table:formula="of:=VLOOKUP([.I$1];[$'weapon parameters'.$A:.$M];[.$B$8]+6;0)+VLOOKUP([.I$1];[$'weapon parameters'.$A:.$M];[.$B$8]+9;0)*[.I$4]*[.$A25]" office:value-type="float" office:value="35.614583972956" calcext:value-type="float">
            <text:p>36</text:p>
          </table:table-cell>
          <table:table-cell table:style-name="ce18" table:formula="of:=VLOOKUP([.J$1];[$'weapon parameters'.$A:.$M];[.$B$8]+6;0)+VLOOKUP([.J$1];[$'weapon parameters'.$A:.$M];[.$B$8]+9;0)*[.J$4]*[.$A25]" office:value-type="float" office:value="51.414171400932" calcext:value-type="float">
            <text:p>51</text:p>
          </table:table-cell>
          <table:table-cell table:style-name="ce18" table:formula="of:=VLOOKUP([.K$1];[$'weapon parameters'.$A:.$M];[.$B$8]+6;0)+VLOOKUP([.K$1];[$'weapon parameters'.$A:.$M];[.$B$8]+9;0)*[.K$4]*[.$A25]" office:value-type="float" office:value="32.5695970851309" calcext:value-type="float">
            <text:p>33</text:p>
          </table:table-cell>
          <table:table-cell table:style-name="ce18" table:formula="of:=VLOOKUP([.L$1];[$'weapon parameters'.$A:.$M];[.$B$8]+6;0)+VLOOKUP([.L$1];[$'weapon parameters'.$A:.$M];[.$B$8]+9;0)*[.L$4]*[.$A25]" office:value-type="float" office:value="38.8329340995459" calcext:value-type="float">
            <text:p>39</text:p>
          </table:table-cell>
          <table:table-cell table:style-name="ce18" table:formula="of:=VLOOKUP([.M$1];[$'weapon parameters'.$A:.$M];[.$B$8]+6;0)+VLOOKUP([.M$1];[$'weapon parameters'.$A:.$M];[.$B$8]+9;0)*[.M$4]*[.$A25]" office:value-type="float" office:value="35.1910825416698" calcext:value-type="float">
            <text:p>35</text:p>
          </table:table-cell>
          <table:table-cell table:style-name="ce18" table:formula="of:=VLOOKUP([.N$1];[$'weapon parameters'.$A:.$M];[.$B$8]+6;0)+VLOOKUP([.N$1];[$'weapon parameters'.$A:.$M];[.$B$8]+9;0)*[.N$4]*[.$A25]" office:value-type="float" office:value="55.8796296266355" calcext:value-type="float">
            <text:p>56</text:p>
          </table:table-cell>
          <table:table-cell table:style-name="ce18" table:formula="of:=VLOOKUP([.O$1];[$'weapon parameters'.$A:.$M];[.$B$8]+6;0)+VLOOKUP([.O$1];[$'weapon parameters'.$A:.$M];[.$B$8]+9;0)*[.O$4]*[.$A25]" office:value-type="float" office:value="32.5468604445705" calcext:value-type="float">
            <text:p>33</text:p>
          </table:table-cell>
          <table:table-cell table:style-name="ce18" table:formula="of:=VLOOKUP([.P$1];[$'weapon parameters'.$A:.$M];[.$B$8]+6;0)+VLOOKUP([.P$1];[$'weapon parameters'.$A:.$M];[.$B$8]+9;0)*[.P$4]*[.$A25]" office:value-type="float" office:value="54.3434524018605" calcext:value-type="float">
            <text:p>54</text:p>
          </table:table-cell>
          <table:table-cell table:style-name="ce18" table:formula="of:=VLOOKUP([.Q$1];[$'weapon parameters'.$A:.$M];[.$B$8]+6;0)+VLOOKUP([.Q$1];[$'weapon parameters'.$A:.$M];[.$B$8]+9;0)*[.Q$4]*[.$A25]" office:value-type="float" office:value="19.2308399744989" calcext:value-type="float">
            <text:p>19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table:formula="of:=VLOOKUP([.B$1];[$'weapon parameters'.$A:.$M];[.$B$8]+6;0)+VLOOKUP([.B$1];[$'weapon parameters'.$A:.$M];[.$B$8]+9;0)*[.B$4]*[.$A26]" office:value-type="float" office:value="32.457302898704" calcext:value-type="float">
            <text:p>32</text:p>
          </table:table-cell>
          <table:table-cell table:style-name="ce18" table:formula="of:=VLOOKUP([.C$1];[$'weapon parameters'.$A:.$M];[.$B$8]+6;0)+VLOOKUP([.C$1];[$'weapon parameters'.$A:.$M];[.$B$8]+9;0)*[.C$4]*[.$A26]" office:value-type="float" office:value="37.4563469912319" calcext:value-type="float">
            <text:p>37</text:p>
          </table:table-cell>
          <table:table-cell table:style-name="ce18" table:formula="of:=VLOOKUP([.D$1];[$'weapon parameters'.$A:.$M];[.$B$8]+6;0)+VLOOKUP([.D$1];[$'weapon parameters'.$A:.$M];[.$B$8]+9;0)*[.D$4]*[.$A26]" office:value-type="float" office:value="25.5551668134429" calcext:value-type="float">
            <text:p>26</text:p>
          </table:table-cell>
          <table:table-cell table:style-name="ce18" table:formula="of:=VLOOKUP([.E$1];[$'weapon parameters'.$A:.$M];[.$B$8]+6;0)+VLOOKUP([.E$1];[$'weapon parameters'.$A:.$M];[.$B$8]+9;0)*[.E$4]*[.$A26]" office:value-type="float" office:value="42.5181069921944" calcext:value-type="float">
            <text:p>43</text:p>
          </table:table-cell>
          <table:table-cell table:style-name="ce18" table:formula="of:=VLOOKUP([.F$1];[$'weapon parameters'.$A:.$M];[.$B$8]+6;0)+VLOOKUP([.F$1];[$'weapon parameters'.$A:.$M];[.$B$8]+9;0)*[.F$4]*[.$A26]" office:value-type="float" office:value="70.5414444416775" calcext:value-type="float">
            <text:p>71</text:p>
          </table:table-cell>
          <table:table-cell table:style-name="ce18" table:formula="of:=VLOOKUP([.G$1];[$'weapon parameters'.$A:.$M];[.$B$8]+6;0)+VLOOKUP([.G$1];[$'weapon parameters'.$A:.$M];[.$B$8]+9;0)*[.G$4]*[.$A26]" office:value-type="float" office:value="39.7920209989364" calcext:value-type="float">
            <text:p>40</text:p>
          </table:table-cell>
          <table:table-cell table:style-name="ce18" table:formula="of:=VLOOKUP([.H$1];[$'weapon parameters'.$A:.$M];[.$B$8]+6;0)+VLOOKUP([.H$1];[$'weapon parameters'.$A:.$M];[.$B$8]+9;0)*[.H$4]*[.$A26]" office:value-type="float" office:value="39.1496618772662" calcext:value-type="float">
            <text:p>39</text:p>
          </table:table-cell>
          <table:table-cell table:style-name="ce18" table:formula="of:=VLOOKUP([.I$1];[$'weapon parameters'.$A:.$M];[.$B$8]+6;0)+VLOOKUP([.I$1];[$'weapon parameters'.$A:.$M];[.$B$8]+9;0)*[.I$4]*[.$A26]" office:value-type="float" office:value="40.9375007675472" calcext:value-type="float">
            <text:p>41</text:p>
          </table:table-cell>
          <table:table-cell table:style-name="ce18" table:formula="of:=VLOOKUP([.J$1];[$'weapon parameters'.$A:.$M];[.$B$8]+6;0)+VLOOKUP([.J$1];[$'weapon parameters'.$A:.$M];[.$B$8]+9;0)*[.J$4]*[.$A26]" office:value-type="float" office:value="59.0970056811184" calcext:value-type="float">
            <text:p>59</text:p>
          </table:table-cell>
          <table:table-cell table:style-name="ce18" table:formula="of:=VLOOKUP([.K$1];[$'weapon parameters'.$A:.$M];[.$B$8]+6;0)+VLOOKUP([.K$1];[$'weapon parameters'.$A:.$M];[.$B$8]+9;0)*[.K$4]*[.$A26]" office:value-type="float" office:value="37.6835165021571" calcext:value-type="float">
            <text:p>38</text:p>
          </table:table-cell>
          <table:table-cell table:style-name="ce18" table:formula="of:=VLOOKUP([.L$1];[$'weapon parameters'.$A:.$M];[.$B$8]+6;0)+VLOOKUP([.L$1];[$'weapon parameters'.$A:.$M];[.$B$8]+9;0)*[.L$4]*[.$A26]" office:value-type="float" office:value="44.199520919455" calcext:value-type="float">
            <text:p>44</text:p>
          </table:table-cell>
          <table:table-cell table:style-name="ce18" table:formula="of:=VLOOKUP([.M$1];[$'weapon parameters'.$A:.$M];[.$B$8]+6;0)+VLOOKUP([.M$1];[$'weapon parameters'.$A:.$M];[.$B$8]+9;0)*[.M$4]*[.$A26]" office:value-type="float" office:value="40.0292990500037" calcext:value-type="float">
            <text:p>40</text:p>
          </table:table-cell>
          <table:table-cell table:style-name="ce18" table:formula="of:=VLOOKUP([.N$1];[$'weapon parameters'.$A:.$M];[.$B$8]+6;0)+VLOOKUP([.N$1];[$'weapon parameters'.$A:.$M];[.$B$8]+9;0)*[.N$4]*[.$A26]" office:value-type="float" office:value="65.0555555519626" calcext:value-type="float">
            <text:p>65</text:p>
          </table:table-cell>
          <table:table-cell table:style-name="ce18" table:formula="of:=VLOOKUP([.O$1];[$'weapon parameters'.$A:.$M];[.$B$8]+6;0)+VLOOKUP([.O$1];[$'weapon parameters'.$A:.$M];[.$B$8]+9;0)*[.O$4]*[.$A26]" office:value-type="float" office:value="36.8562325334846" calcext:value-type="float">
            <text:p>37</text:p>
          </table:table-cell>
          <table:table-cell table:style-name="ce18" table:formula="of:=VLOOKUP([.P$1];[$'weapon parameters'.$A:.$M];[.$B$8]+6;0)+VLOOKUP([.P$1];[$'weapon parameters'.$A:.$M];[.$B$8]+9;0)*[.P$4]*[.$A26]" office:value-type="float" office:value="65.2121428822326" calcext:value-type="float">
            <text:p>65</text:p>
          </table:table-cell>
          <table:table-cell table:style-name="ce18" table:formula="of:=VLOOKUP([.Q$1];[$'weapon parameters'.$A:.$M];[.$B$8]+6;0)+VLOOKUP([.Q$1];[$'weapon parameters'.$A:.$M];[.$B$8]+9;0)*[.Q$4]*[.$A26]" office:value-type="float" office:value="21.6770079693987" calcext:value-type="float">
            <text:p>22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table:formula="of:=VLOOKUP([.B$1];[$'weapon parameters'.$A:.$M];[.$B$8]+6;0)+VLOOKUP([.B$1];[$'weapon parameters'.$A:.$M];[.$B$8]+9;0)*[.B$4]*[.$A27]" office:value-type="float" office:value="36.7001867151547" calcext:value-type="float">
            <text:p>37</text:p>
          </table:table-cell>
          <table:table-cell table:style-name="ce18" table:formula="of:=VLOOKUP([.C$1];[$'weapon parameters'.$A:.$M];[.$B$8]+6;0)+VLOOKUP([.C$1];[$'weapon parameters'.$A:.$M];[.$B$8]+9;0)*[.C$4]*[.$A27]" office:value-type="float" office:value="41.6990714897706" calcext:value-type="float">
            <text:p>42</text:p>
          </table:table-cell>
          <table:table-cell table:style-name="ce18" table:formula="of:=VLOOKUP([.D$1];[$'weapon parameters'.$A:.$M];[.$B$8]+6;0)+VLOOKUP([.D$1];[$'weapon parameters'.$A:.$M];[.$B$8]+9;0)*[.D$4]*[.$A27]" office:value-type="float" office:value="28.6476946156834" calcext:value-type="float">
            <text:p>29</text:p>
          </table:table-cell>
          <table:table-cell table:style-name="ce18" table:formula="of:=VLOOKUP([.E$1];[$'weapon parameters'.$A:.$M];[.$B$8]+6;0)+VLOOKUP([.E$1];[$'weapon parameters'.$A:.$M];[.$B$8]+9;0)*[.E$4]*[.$A27]" office:value-type="float" office:value="47.7711248242268" calcext:value-type="float">
            <text:p>48</text:p>
          </table:table-cell>
          <table:table-cell table:style-name="ce18" table:formula="of:=VLOOKUP([.F$1];[$'weapon parameters'.$A:.$M];[.$B$8]+6;0)+VLOOKUP([.F$1];[$'weapon parameters'.$A:.$M];[.$B$8]+9;0)*[.F$4]*[.$A27]" office:value-type="float" office:value="80.631685181957" calcext:value-type="float">
            <text:p>81</text:p>
          </table:table-cell>
          <table:table-cell table:style-name="ce18" table:formula="of:=VLOOKUP([.G$1];[$'weapon parameters'.$A:.$M];[.$B$8]+6;0)+VLOOKUP([.G$1];[$'weapon parameters'.$A:.$M];[.$B$8]+9;0)*[.G$4]*[.$A27]" office:value-type="float" office:value="44.5906911654259" calcext:value-type="float">
            <text:p>45</text:p>
          </table:table-cell>
          <table:table-cell table:style-name="ce18" table:formula="of:=VLOOKUP([.H$1];[$'weapon parameters'.$A:.$M];[.$B$8]+6;0)+VLOOKUP([.H$1];[$'weapon parameters'.$A:.$M];[.$B$8]+9;0)*[.H$4]*[.$A27]" office:value-type="float" office:value="44.3412721901439" calcext:value-type="float">
            <text:p>44</text:p>
          </table:table-cell>
          <table:table-cell table:style-name="ce18" table:formula="of:=VLOOKUP([.I$1];[$'weapon parameters'.$A:.$M];[.$B$8]+6;0)+VLOOKUP([.I$1];[$'weapon parameters'.$A:.$M];[.$B$8]+9;0)*[.I$4]*[.$A27]" office:value-type="float" office:value="46.2604175621384" calcext:value-type="float">
            <text:p>46</text:p>
          </table:table-cell>
          <table:table-cell table:style-name="ce18" table:formula="of:=VLOOKUP([.J$1];[$'weapon parameters'.$A:.$M];[.$B$8]+6;0)+VLOOKUP([.J$1];[$'weapon parameters'.$A:.$M];[.$B$8]+9;0)*[.J$4]*[.$A27]" office:value-type="float" office:value="66.7798399613048" calcext:value-type="float">
            <text:p>67</text:p>
          </table:table-cell>
          <table:table-cell table:style-name="ce18" table:formula="of:=VLOOKUP([.K$1];[$'weapon parameters'.$A:.$M];[.$B$8]+6;0)+VLOOKUP([.K$1];[$'weapon parameters'.$A:.$M];[.$B$8]+9;0)*[.K$4]*[.$A27]" office:value-type="float" office:value="42.7974359191832" calcext:value-type="float">
            <text:p>43</text:p>
          </table:table-cell>
          <table:table-cell table:style-name="ce18" table:formula="of:=VLOOKUP([.L$1];[$'weapon parameters'.$A:.$M];[.$B$8]+6;0)+VLOOKUP([.L$1];[$'weapon parameters'.$A:.$M];[.$B$8]+9;0)*[.L$4]*[.$A27]" office:value-type="float" office:value="49.5661077393642" calcext:value-type="float">
            <text:p>50</text:p>
          </table:table-cell>
          <table:table-cell table:style-name="ce18" table:formula="of:=VLOOKUP([.M$1];[$'weapon parameters'.$A:.$M];[.$B$8]+6;0)+VLOOKUP([.M$1];[$'weapon parameters'.$A:.$M];[.$B$8]+9;0)*[.M$4]*[.$A27]" office:value-type="float" office:value="44.8675155583377" calcext:value-type="float">
            <text:p>45</text:p>
          </table:table-cell>
          <table:table-cell table:style-name="ce18" table:formula="of:=VLOOKUP([.N$1];[$'weapon parameters'.$A:.$M];[.$B$8]+6;0)+VLOOKUP([.N$1];[$'weapon parameters'.$A:.$M];[.$B$8]+9;0)*[.N$4]*[.$A27]" office:value-type="float" office:value="74.2314814772898" calcext:value-type="float">
            <text:p>74</text:p>
          </table:table-cell>
          <table:table-cell table:style-name="ce18" table:formula="of:=VLOOKUP([.O$1];[$'weapon parameters'.$A:.$M];[.$B$8]+6;0)+VLOOKUP([.O$1];[$'weapon parameters'.$A:.$M];[.$B$8]+9;0)*[.O$4]*[.$A27]" office:value-type="float" office:value="41.1656046223987" calcext:value-type="float">
            <text:p>41</text:p>
          </table:table-cell>
          <table:table-cell table:style-name="ce18" table:formula="of:=VLOOKUP([.P$1];[$'weapon parameters'.$A:.$M];[.$B$8]+6;0)+VLOOKUP([.P$1];[$'weapon parameters'.$A:.$M];[.$B$8]+9;0)*[.P$4]*[.$A27]" office:value-type="float" office:value="76.0808333626047" calcext:value-type="float">
            <text:p>76</text:p>
          </table:table-cell>
          <table:table-cell table:style-name="ce18" table:formula="of:=VLOOKUP([.Q$1];[$'weapon parameters'.$A:.$M];[.$B$8]+6;0)+VLOOKUP([.Q$1];[$'weapon parameters'.$A:.$M];[.$B$8]+9;0)*[.Q$4]*[.$A27]" office:value-type="float" office:value="24.1231759642985" calcext:value-type="float">
            <text:p>24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table:formula="of:=VLOOKUP([.B$1];[$'weapon parameters'.$A:.$M];[.$B$8]+6;0)+VLOOKUP([.B$1];[$'weapon parameters'.$A:.$M];[.$B$8]+9;0)*[.B$4]*[.$A28]" office:value-type="float" office:value="40.9430705316054" calcext:value-type="float">
            <text:p>41</text:p>
          </table:table-cell>
          <table:table-cell table:style-name="ce18" table:formula="of:=VLOOKUP([.C$1];[$'weapon parameters'.$A:.$M];[.$B$8]+6;0)+VLOOKUP([.C$1];[$'weapon parameters'.$A:.$M];[.$B$8]+9;0)*[.C$4]*[.$A28]" office:value-type="float" office:value="45.9417959883092" calcext:value-type="float">
            <text:p>46</text:p>
          </table:table-cell>
          <table:table-cell table:style-name="ce18" table:formula="of:=VLOOKUP([.D$1];[$'weapon parameters'.$A:.$M];[.$B$8]+6;0)+VLOOKUP([.D$1];[$'weapon parameters'.$A:.$M];[.$B$8]+9;0)*[.D$4]*[.$A28]" office:value-type="float" office:value="31.7402224179239" calcext:value-type="float">
            <text:p>32</text:p>
          </table:table-cell>
          <table:table-cell table:style-name="ce18" table:formula="of:=VLOOKUP([.E$1];[$'weapon parameters'.$A:.$M];[.$B$8]+6;0)+VLOOKUP([.E$1];[$'weapon parameters'.$A:.$M];[.$B$8]+9;0)*[.E$4]*[.$A28]" office:value-type="float" office:value="53.0241426562592" calcext:value-type="float">
            <text:p>53</text:p>
          </table:table-cell>
          <table:table-cell table:style-name="ce18" table:formula="of:=VLOOKUP([.F$1];[$'weapon parameters'.$A:.$M];[.$B$8]+6;0)+VLOOKUP([.F$1];[$'weapon parameters'.$A:.$M];[.$B$8]+9;0)*[.F$4]*[.$A28]" office:value-type="float" office:value="90.7219259222366" calcext:value-type="float">
            <text:p>91</text:p>
          </table:table-cell>
          <table:table-cell table:style-name="ce18" table:formula="of:=VLOOKUP([.G$1];[$'weapon parameters'.$A:.$M];[.$B$8]+6;0)+VLOOKUP([.G$1];[$'weapon parameters'.$A:.$M];[.$B$8]+9;0)*[.G$4]*[.$A28]" office:value-type="float" office:value="49.3893613319153" calcext:value-type="float">
            <text:p>49</text:p>
          </table:table-cell>
          <table:table-cell table:style-name="ce18" table:formula="of:=VLOOKUP([.H$1];[$'weapon parameters'.$A:.$M];[.$B$8]+6;0)+VLOOKUP([.H$1];[$'weapon parameters'.$A:.$M];[.$B$8]+9;0)*[.H$4]*[.$A28]" office:value-type="float" office:value="49.5328825030216" calcext:value-type="float">
            <text:p>50</text:p>
          </table:table-cell>
          <table:table-cell table:style-name="ce18" table:formula="of:=VLOOKUP([.I$1];[$'weapon parameters'.$A:.$M];[.$B$8]+6;0)+VLOOKUP([.I$1];[$'weapon parameters'.$A:.$M];[.$B$8]+9;0)*[.I$4]*[.$A28]" office:value-type="float" office:value="51.5833343567297" calcext:value-type="float">
            <text:p>52</text:p>
          </table:table-cell>
          <table:table-cell table:style-name="ce18" table:formula="of:=VLOOKUP([.J$1];[$'weapon parameters'.$A:.$M];[.$B$8]+6;0)+VLOOKUP([.J$1];[$'weapon parameters'.$A:.$M];[.$B$8]+9;0)*[.J$4]*[.$A28]" office:value-type="float" office:value="74.4626742414913" calcext:value-type="float">
            <text:p>74</text:p>
          </table:table-cell>
          <table:table-cell table:style-name="ce18" table:formula="of:=VLOOKUP([.K$1];[$'weapon parameters'.$A:.$M];[.$B$8]+6;0)+VLOOKUP([.K$1];[$'weapon parameters'.$A:.$M];[.$B$8]+9;0)*[.K$4]*[.$A28]" office:value-type="float" office:value="47.9113553362094" calcext:value-type="float">
            <text:p>48</text:p>
          </table:table-cell>
          <table:table-cell table:style-name="ce18" table:formula="of:=VLOOKUP([.L$1];[$'weapon parameters'.$A:.$M];[.$B$8]+6;0)+VLOOKUP([.L$1];[$'weapon parameters'.$A:.$M];[.$B$8]+9;0)*[.L$4]*[.$A28]" office:value-type="float" office:value="54.9326945592734" calcext:value-type="float">
            <text:p>55</text:p>
          </table:table-cell>
          <table:table-cell table:style-name="ce18" table:formula="of:=VLOOKUP([.M$1];[$'weapon parameters'.$A:.$M];[.$B$8]+6;0)+VLOOKUP([.M$1];[$'weapon parameters'.$A:.$M];[.$B$8]+9;0)*[.M$4]*[.$A28]" office:value-type="float" office:value="49.7057320666716" calcext:value-type="float">
            <text:p>50</text:p>
          </table:table-cell>
          <table:table-cell table:style-name="ce18" table:formula="of:=VLOOKUP([.N$1];[$'weapon parameters'.$A:.$M];[.$B$8]+6;0)+VLOOKUP([.N$1];[$'weapon parameters'.$A:.$M];[.$B$8]+9;0)*[.N$4]*[.$A28]" office:value-type="float" office:value="83.4074074026169" calcext:value-type="float">
            <text:p>83</text:p>
          </table:table-cell>
          <table:table-cell table:style-name="ce18" table:formula="of:=VLOOKUP([.O$1];[$'weapon parameters'.$A:.$M];[.$B$8]+6;0)+VLOOKUP([.O$1];[$'weapon parameters'.$A:.$M];[.$B$8]+9;0)*[.O$4]*[.$A28]" office:value-type="float" office:value="45.4749767113127" calcext:value-type="float">
            <text:p>45</text:p>
          </table:table-cell>
          <table:table-cell table:style-name="ce18" table:formula="of:=VLOOKUP([.P$1];[$'weapon parameters'.$A:.$M];[.$B$8]+6;0)+VLOOKUP([.P$1];[$'weapon parameters'.$A:.$M];[.$B$8]+9;0)*[.P$4]*[.$A28]" office:value-type="float" office:value="86.9495238429768" calcext:value-type="float">
            <text:p>87</text:p>
          </table:table-cell>
          <table:table-cell table:style-name="ce18" table:formula="of:=VLOOKUP([.Q$1];[$'weapon parameters'.$A:.$M];[.$B$8]+6;0)+VLOOKUP([.Q$1];[$'weapon parameters'.$A:.$M];[.$B$8]+9;0)*[.Q$4]*[.$A28]" office:value-type="float" office:value="26.5693439591983" calcext:value-type="float">
            <text:p>27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table:formula="of:=VLOOKUP([.B$1];[$'weapon parameters'.$A:.$M];[.$B$8]+6;0)+VLOOKUP([.B$1];[$'weapon parameters'.$A:.$M];[.$B$8]+9;0)*[.B$4]*[.$A29]" office:value-type="float" office:value="45.1859543480561" calcext:value-type="float">
            <text:p>45</text:p>
          </table:table-cell>
          <table:table-cell table:style-name="ce18" table:formula="of:=VLOOKUP([.C$1];[$'weapon parameters'.$A:.$M];[.$B$8]+6;0)+VLOOKUP([.C$1];[$'weapon parameters'.$A:.$M];[.$B$8]+9;0)*[.C$4]*[.$A29]" office:value-type="float" office:value="50.1845204868479" calcext:value-type="float">
            <text:p>50</text:p>
          </table:table-cell>
          <table:table-cell table:style-name="ce18" table:formula="of:=VLOOKUP([.D$1];[$'weapon parameters'.$A:.$M];[.$B$8]+6;0)+VLOOKUP([.D$1];[$'weapon parameters'.$A:.$M];[.$B$8]+9;0)*[.D$4]*[.$A29]" office:value-type="float" office:value="34.8327502201644" calcext:value-type="float">
            <text:p>35</text:p>
          </table:table-cell>
          <table:table-cell table:style-name="ce18" table:formula="of:=VLOOKUP([.E$1];[$'weapon parameters'.$A:.$M];[.$B$8]+6;0)+VLOOKUP([.E$1];[$'weapon parameters'.$A:.$M];[.$B$8]+9;0)*[.E$4]*[.$A29]" office:value-type="float" office:value="58.2771604882917" calcext:value-type="float">
            <text:p>58</text:p>
          </table:table-cell>
          <table:table-cell table:style-name="ce18" table:formula="of:=VLOOKUP([.F$1];[$'weapon parameters'.$A:.$M];[.$B$8]+6;0)+VLOOKUP([.F$1];[$'weapon parameters'.$A:.$M];[.$B$8]+9;0)*[.F$4]*[.$A29]" office:value-type="float" office:value="100.812166662516" calcext:value-type="float">
            <text:p>101</text:p>
          </table:table-cell>
          <table:table-cell table:style-name="ce18" table:formula="of:=VLOOKUP([.G$1];[$'weapon parameters'.$A:.$M];[.$B$8]+6;0)+VLOOKUP([.G$1];[$'weapon parameters'.$A:.$M];[.$B$8]+9;0)*[.G$4]*[.$A29]" office:value-type="float" office:value="54.1880314984047" calcext:value-type="float">
            <text:p>54</text:p>
          </table:table-cell>
          <table:table-cell table:style-name="ce18" table:formula="of:=VLOOKUP([.H$1];[$'weapon parameters'.$A:.$M];[.$B$8]+6;0)+VLOOKUP([.H$1];[$'weapon parameters'.$A:.$M];[.$B$8]+9;0)*[.H$4]*[.$A29]" office:value-type="float" office:value="54.7244928158993" calcext:value-type="float">
            <text:p>55</text:p>
          </table:table-cell>
          <table:table-cell table:style-name="ce18" table:formula="of:=VLOOKUP([.I$1];[$'weapon parameters'.$A:.$M];[.$B$8]+6;0)+VLOOKUP([.I$1];[$'weapon parameters'.$A:.$M];[.$B$8]+9;0)*[.I$4]*[.$A29]" office:value-type="float" office:value="56.9062511513209" calcext:value-type="float">
            <text:p>57</text:p>
          </table:table-cell>
          <table:table-cell table:style-name="ce18" table:formula="of:=VLOOKUP([.J$1];[$'weapon parameters'.$A:.$M];[.$B$8]+6;0)+VLOOKUP([.J$1];[$'weapon parameters'.$A:.$M];[.$B$8]+9;0)*[.J$4]*[.$A29]" office:value-type="float" office:value="82.1455085216777" calcext:value-type="float">
            <text:p>82</text:p>
          </table:table-cell>
          <table:table-cell table:style-name="ce18" table:formula="of:=VLOOKUP([.K$1];[$'weapon parameters'.$A:.$M];[.$B$8]+6;0)+VLOOKUP([.K$1];[$'weapon parameters'.$A:.$M];[.$B$8]+9;0)*[.K$4]*[.$A29]" office:value-type="float" office:value="53.0252747532356" calcext:value-type="float">
            <text:p>53</text:p>
          </table:table-cell>
          <table:table-cell table:style-name="ce18" table:formula="of:=VLOOKUP([.L$1];[$'weapon parameters'.$A:.$M];[.$B$8]+6;0)+VLOOKUP([.L$1];[$'weapon parameters'.$A:.$M];[.$B$8]+9;0)*[.L$4]*[.$A29]" office:value-type="float" office:value="60.2992813791826" calcext:value-type="float">
            <text:p>60</text:p>
          </table:table-cell>
          <table:table-cell table:style-name="ce18" table:formula="of:=VLOOKUP([.M$1];[$'weapon parameters'.$A:.$M];[.$B$8]+6;0)+VLOOKUP([.M$1];[$'weapon parameters'.$A:.$M];[.$B$8]+9;0)*[.M$4]*[.$A29]" office:value-type="float" office:value="54.5439485750056" calcext:value-type="float">
            <text:p>55</text:p>
          </table:table-cell>
          <table:table-cell table:style-name="ce18" table:formula="of:=VLOOKUP([.N$1];[$'weapon parameters'.$A:.$M];[.$B$8]+6;0)+VLOOKUP([.N$1];[$'weapon parameters'.$A:.$M];[.$B$8]+9;0)*[.N$4]*[.$A29]" office:value-type="float" office:value="92.583333327944" calcext:value-type="float">
            <text:p>93</text:p>
          </table:table-cell>
          <table:table-cell table:style-name="ce18" table:formula="of:=VLOOKUP([.O$1];[$'weapon parameters'.$A:.$M];[.$B$8]+6;0)+VLOOKUP([.O$1];[$'weapon parameters'.$A:.$M];[.$B$8]+9;0)*[.O$4]*[.$A29]" office:value-type="float" office:value="49.7843488002268" calcext:value-type="float">
            <text:p>50</text:p>
          </table:table-cell>
          <table:table-cell table:style-name="ce18" table:formula="of:=VLOOKUP([.P$1];[$'weapon parameters'.$A:.$M];[.$B$8]+6;0)+VLOOKUP([.P$1];[$'weapon parameters'.$A:.$M];[.$B$8]+9;0)*[.P$4]*[.$A29]" office:value-type="float" office:value="97.8182143233489" calcext:value-type="float">
            <text:p>98</text:p>
          </table:table-cell>
          <table:table-cell table:style-name="ce18" table:formula="of:=VLOOKUP([.Q$1];[$'weapon parameters'.$A:.$M];[.$B$8]+6;0)+VLOOKUP([.Q$1];[$'weapon parameters'.$A:.$M];[.$B$8]+9;0)*[.Q$4]*[.$A29]" office:value-type="float" office:value="29.0155119540981" calcext:value-type="float">
            <text:p>29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VLOOKUP([.B$1];[$'weapon parameters'.$A:.$M];[.$B$8]+6;0)+VLOOKUP([.B$1];[$'weapon parameters'.$A:.$M];[.$B$8]+9;0)*[.B$4]*[.$A30]" office:value-type="float" office:value="49.4288381645067" calcext:value-type="float">
            <text:p>49</text:p>
          </table:table-cell>
          <table:table-cell table:style-name="ce18" table:formula="of:=VLOOKUP([.C$1];[$'weapon parameters'.$A:.$M];[.$B$8]+6;0)+VLOOKUP([.C$1];[$'weapon parameters'.$A:.$M];[.$B$8]+9;0)*[.C$4]*[.$A30]" office:value-type="float" office:value="54.4272449853865" calcext:value-type="float">
            <text:p>54</text:p>
          </table:table-cell>
          <table:table-cell table:style-name="ce18" table:formula="of:=VLOOKUP([.D$1];[$'weapon parameters'.$A:.$M];[.$B$8]+6;0)+VLOOKUP([.D$1];[$'weapon parameters'.$A:.$M];[.$B$8]+9;0)*[.D$4]*[.$A30]" office:value-type="float" office:value="37.9252780224048" calcext:value-type="float">
            <text:p>38</text:p>
          </table:table-cell>
          <table:table-cell table:style-name="ce18" table:formula="of:=VLOOKUP([.E$1];[$'weapon parameters'.$A:.$M];[.$B$8]+6;0)+VLOOKUP([.E$1];[$'weapon parameters'.$A:.$M];[.$B$8]+9;0)*[.E$4]*[.$A30]" office:value-type="float" office:value="63.5301783203241" calcext:value-type="float">
            <text:p>64</text:p>
          </table:table-cell>
          <table:table-cell table:style-name="ce18" table:formula="of:=VLOOKUP([.F$1];[$'weapon parameters'.$A:.$M];[.$B$8]+6;0)+VLOOKUP([.F$1];[$'weapon parameters'.$A:.$M];[.$B$8]+9;0)*[.F$4]*[.$A30]" office:value-type="float" office:value="110.902407402796" calcext:value-type="float">
            <text:p>111</text:p>
          </table:table-cell>
          <table:table-cell table:style-name="ce18" table:formula="of:=VLOOKUP([.G$1];[$'weapon parameters'.$A:.$M];[.$B$8]+6;0)+VLOOKUP([.G$1];[$'weapon parameters'.$A:.$M];[.$B$8]+9;0)*[.G$4]*[.$A30]" office:value-type="float" office:value="58.9867016648941" calcext:value-type="float">
            <text:p>59</text:p>
          </table:table-cell>
          <table:table-cell table:style-name="ce18" table:formula="of:=VLOOKUP([.H$1];[$'weapon parameters'.$A:.$M];[.$B$8]+6;0)+VLOOKUP([.H$1];[$'weapon parameters'.$A:.$M];[.$B$8]+9;0)*[.H$4]*[.$A30]" office:value-type="float" office:value="59.9161031287771" calcext:value-type="float">
            <text:p>60</text:p>
          </table:table-cell>
          <table:table-cell table:style-name="ce18" table:formula="of:=VLOOKUP([.I$1];[$'weapon parameters'.$A:.$M];[.$B$8]+6;0)+VLOOKUP([.I$1];[$'weapon parameters'.$A:.$M];[.$B$8]+9;0)*[.I$4]*[.$A30]" office:value-type="float" office:value="62.2291679459121" calcext:value-type="float">
            <text:p>62</text:p>
          </table:table-cell>
          <table:table-cell table:style-name="ce18" table:formula="of:=VLOOKUP([.J$1];[$'weapon parameters'.$A:.$M];[.$B$8]+6;0)+VLOOKUP([.J$1];[$'weapon parameters'.$A:.$M];[.$B$8]+9;0)*[.J$4]*[.$A30]" office:value-type="float" office:value="89.8283428018641" calcext:value-type="float">
            <text:p>90</text:p>
          </table:table-cell>
          <table:table-cell table:style-name="ce18" table:formula="of:=VLOOKUP([.K$1];[$'weapon parameters'.$A:.$M];[.$B$8]+6;0)+VLOOKUP([.K$1];[$'weapon parameters'.$A:.$M];[.$B$8]+9;0)*[.K$4]*[.$A30]" office:value-type="float" office:value="58.1391941702618" calcext:value-type="float">
            <text:p>58</text:p>
          </table:table-cell>
          <table:table-cell table:style-name="ce18" table:formula="of:=VLOOKUP([.L$1];[$'weapon parameters'.$A:.$M];[.$B$8]+6;0)+VLOOKUP([.L$1];[$'weapon parameters'.$A:.$M];[.$B$8]+9;0)*[.L$4]*[.$A30]" office:value-type="float" office:value="65.6658681990917" calcext:value-type="float">
            <text:p>66</text:p>
          </table:table-cell>
          <table:table-cell table:style-name="ce18" table:formula="of:=VLOOKUP([.M$1];[$'weapon parameters'.$A:.$M];[.$B$8]+6;0)+VLOOKUP([.M$1];[$'weapon parameters'.$A:.$M];[.$B$8]+9;0)*[.M$4]*[.$A30]" office:value-type="float" office:value="59.3821650833395" calcext:value-type="float">
            <text:p>59</text:p>
          </table:table-cell>
          <table:table-cell table:style-name="ce18" table:formula="of:=VLOOKUP([.N$1];[$'weapon parameters'.$A:.$M];[.$B$8]+6;0)+VLOOKUP([.N$1];[$'weapon parameters'.$A:.$M];[.$B$8]+9;0)*[.N$4]*[.$A30]" office:value-type="float" office:value="101.759259253271" calcext:value-type="float">
            <text:p>102</text:p>
          </table:table-cell>
          <table:table-cell table:style-name="ce18" table:formula="of:=VLOOKUP([.O$1];[$'weapon parameters'.$A:.$M];[.$B$8]+6;0)+VLOOKUP([.O$1];[$'weapon parameters'.$A:.$M];[.$B$8]+9;0)*[.O$4]*[.$A30]" office:value-type="float" office:value="54.0937208891409" calcext:value-type="float">
            <text:p>54</text:p>
          </table:table-cell>
          <table:table-cell table:style-name="ce18" table:formula="of:=VLOOKUP([.P$1];[$'weapon parameters'.$A:.$M];[.$B$8]+6;0)+VLOOKUP([.P$1];[$'weapon parameters'.$A:.$M];[.$B$8]+9;0)*[.P$4]*[.$A30]" office:value-type="float" office:value="108.686904803721" calcext:value-type="float">
            <text:p>109</text:p>
          </table:table-cell>
          <table:table-cell table:style-name="ce18" table:formula="of:=VLOOKUP([.Q$1];[$'weapon parameters'.$A:.$M];[.$B$8]+6;0)+VLOOKUP([.Q$1];[$'weapon parameters'.$A:.$M];[.$B$8]+9;0)*[.Q$4]*[.$A30]" office:value-type="float" office:value="31.4616799489979" calcext:value-type="float">
            <text:p>3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2</text:p>
          </table:table-cell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table:formula="of:=IF(ISBLANK([.B$2]);0;VLOOKUP([.B$2];[$'weapon parameters'.$A:.$M];[.$B$8]+6;0)+VLOOKUP([.B$2];[$'weapon parameters'.$A:.$M];[.$B$8]+9;0)*[.B$5]*[.$A32])" office:value-type="float" office:value="0" calcext:value-type="float">
            <text:p>0</text:p>
          </table:table-cell>
          <table:table-cell table:style-name="ce18" table:formula="of:=IF(ISBLANK([.C$2]);0;VLOOKUP([.C$2];[$'weapon parameters'.$A:.$M];[.$B$8]+6;0)+VLOOKUP([.C$2];[$'weapon parameters'.$A:.$M];[.$B$8]+9;0)*[.C$5]*[.$A32])" office:value-type="float" office:value="0" calcext:value-type="float">
            <text:p>0</text:p>
          </table:table-cell>
          <table:table-cell table:style-name="ce18" table:formula="of:=IF(ISBLANK([.D$2]);0;VLOOKUP([.D$2];[$'weapon parameters'.$A:.$M];[.$B$8]+6;0)+VLOOKUP([.D$2];[$'weapon parameters'.$A:.$M];[.$B$8]+9;0)*[.D$5]*[.$A32])" office:value-type="float" office:value="0" calcext:value-type="float">
            <text:p>0</text:p>
          </table:table-cell>
          <table:table-cell table:style-name="ce18" table:formula="of:=IF(ISBLANK([.E$2]);0;VLOOKUP([.E$2];[$'weapon parameters'.$A:.$M];[.$B$8]+6;0)+VLOOKUP([.E$2];[$'weapon parameters'.$A:.$M];[.$B$8]+9;0)*[.E$5]*[.$A32])" office:value-type="float" office:value="0" calcext:value-type="float">
            <text:p>0</text:p>
          </table:table-cell>
          <table:table-cell table:style-name="ce18" table:formula="of:=IF(ISBLANK([.F$2]);0;VLOOKUP([.F$2];[$'weapon parameters'.$A:.$M];[.$B$8]+6;0)+VLOOKUP([.F$2];[$'weapon parameters'.$A:.$M];[.$B$8]+9;0)*[.F$5]*[.$A32])" office:value-type="float" office:value="0" calcext:value-type="float">
            <text:p>0</text:p>
          </table:table-cell>
          <table:table-cell table:style-name="ce18" table:formula="of:=IF(ISBLANK([.G$2]);0;VLOOKUP([.G$2];[$'weapon parameters'.$A:.$M];[.$B$8]+6;0)+VLOOKUP([.G$2];[$'weapon parameters'.$A:.$M];[.$B$8]+9;0)*[.G$5]*[.$A32])" office:value-type="float" office:value="0" calcext:value-type="float">
            <text:p>0</text:p>
          </table:table-cell>
          <table:table-cell table:style-name="ce18" table:formula="of:=IF(ISBLANK([.H$2]);0;VLOOKUP([.H$2];[$'weapon parameters'.$A:.$M];[.$B$8]+6;0)+VLOOKUP([.H$2];[$'weapon parameters'.$A:.$M];[.$B$8]+9;0)*[.H$5]*[.$A32])" office:value-type="float" office:value="0" calcext:value-type="float">
            <text:p>0</text:p>
          </table:table-cell>
          <table:table-cell table:style-name="ce18" table:formula="of:=IF(ISBLANK([.I$2]);0;VLOOKUP([.I$2];[$'weapon parameters'.$A:.$M];[.$B$8]+6;0)+VLOOKUP([.I$2];[$'weapon parameters'.$A:.$M];[.$B$8]+9;0)*[.I$5]*[.$A32])" office:value-type="float" office:value="0" calcext:value-type="float">
            <text:p>0</text:p>
          </table:table-cell>
          <table:table-cell table:style-name="ce18" table:formula="of:=IF(ISBLANK([.J$2]);0;VLOOKUP([.J$2];[$'weapon parameters'.$A:.$M];[.$B$8]+6;0)+VLOOKUP([.J$2];[$'weapon parameters'.$A:.$M];[.$B$8]+9;0)*[.J$5]*[.$A32])" office:value-type="float" office:value="0" calcext:value-type="float">
            <text:p>0</text:p>
          </table:table-cell>
          <table:table-cell table:style-name="ce18" table:formula="of:=IF(ISBLANK([.K$2]);0;VLOOKUP([.K$2];[$'weapon parameters'.$A:.$M];[.$B$8]+6;0)+VLOOKUP([.K$2];[$'weapon parameters'.$A:.$M];[.$B$8]+9;0)*[.K$5]*[.$A32])" office:value-type="float" office:value="12.1139194170262" calcext:value-type="float">
            <text:p>12</text:p>
          </table:table-cell>
          <table:table-cell table:style-name="ce18" table:formula="of:=IF(ISBLANK([.L$2]);0;VLOOKUP([.L$2];[$'weapon parameters'.$A:.$M];[.$B$8]+6;0)+VLOOKUP([.L$2];[$'weapon parameters'.$A:.$M];[.$B$8]+9;0)*[.L$5]*[.$A32])" office:value-type="float" office:value="17.3665868199092" calcext:value-type="float">
            <text:p>17</text:p>
          </table:table-cell>
          <table:table-cell table:style-name="ce18" table:formula="of:=IF(ISBLANK([.M$2]);0;VLOOKUP([.M$2];[$'weapon parameters'.$A:.$M];[.$B$8]+6;0)+VLOOKUP([.M$2];[$'weapon parameters'.$A:.$M];[.$B$8]+9;0)*[.M$5]*[.$A32])" office:value-type="float" office:value="14.5091395950835" calcext:value-type="float">
            <text:p>15</text:p>
          </table:table-cell>
          <table:table-cell table:style-name="ce18" table:formula="of:=IF(ISBLANK([.N$2]);0;VLOOKUP([.N$2];[$'weapon parameters'.$A:.$M];[.$B$8]+6;0)+VLOOKUP([.N$2];[$'weapon parameters'.$A:.$M];[.$B$8]+9;0)*[.N$5]*[.$A32])" office:value-type="float" office:value="14.7340579553301" calcext:value-type="float">
            <text:p>15</text:p>
          </table:table-cell>
          <table:table-cell table:style-name="ce18" table:formula="of:=IF(ISBLANK([.O$2]);0;VLOOKUP([.O$2];[$'weapon parameters'.$A:.$M];[.$B$8]+6;0)+VLOOKUP([.O$2];[$'weapon parameters'.$A:.$M];[.$B$8]+9;0)*[.O$5]*[.$A32])" office:value-type="float" office:value="14.9519004951831" calcext:value-type="float">
            <text:p>15</text:p>
          </table:table-cell>
          <table:table-cell table:style-name="ce18" table:formula="of:=IF(ISBLANK([.P$2]);0;VLOOKUP([.P$2];[$'weapon parameters'.$A:.$M];[.$B$8]+6;0)+VLOOKUP([.P$2];[$'weapon parameters'.$A:.$M];[.$B$8]+9;0)*[.P$5]*[.$A32])" office:value-type="float" office:value="0" calcext:value-type="float">
            <text:p>0</text:p>
          </table:table-cell>
          <table:table-cell table:style-name="ce18" table:formula="of:=IF(ISBLANK([.Q$2]);0;VLOOKUP([.Q$2];[$'weapon parameters'.$A:.$M];[.$B$8]+6;0)+VLOOKUP([.Q$2];[$'weapon parameters'.$A:.$M];[.$B$8]+9;0)*[.Q$5]*[.$A32])" office:value-type="float" office:value="9.80427371805524" calcext:value-type="float">
            <text:p>10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IF(ISBLANK([.B$2]);0;VLOOKUP([.B$2];[$'weapon parameters'.$A:.$M];[.$B$8]+6;0)+VLOOKUP([.B$2];[$'weapon parameters'.$A:.$M];[.$B$8]+9;0)*[.B$5]*[.$A33])" office:value-type="float" office:value="0" calcext:value-type="float">
            <text:p>0</text:p>
          </table:table-cell>
          <table:table-cell table:style-name="ce18" table:formula="of:=IF(ISBLANK([.C$2]);0;VLOOKUP([.C$2];[$'weapon parameters'.$A:.$M];[.$B$8]+6;0)+VLOOKUP([.C$2];[$'weapon parameters'.$A:.$M];[.$B$8]+9;0)*[.C$5]*[.$A33])" office:value-type="float" office:value="0" calcext:value-type="float">
            <text:p>0</text:p>
          </table:table-cell>
          <table:table-cell table:style-name="ce18" table:formula="of:=IF(ISBLANK([.D$2]);0;VLOOKUP([.D$2];[$'weapon parameters'.$A:.$M];[.$B$8]+6;0)+VLOOKUP([.D$2];[$'weapon parameters'.$A:.$M];[.$B$8]+9;0)*[.D$5]*[.$A33])" office:value-type="float" office:value="0" calcext:value-type="float">
            <text:p>0</text:p>
          </table:table-cell>
          <table:table-cell table:style-name="ce18" table:formula="of:=IF(ISBLANK([.E$2]);0;VLOOKUP([.E$2];[$'weapon parameters'.$A:.$M];[.$B$8]+6;0)+VLOOKUP([.E$2];[$'weapon parameters'.$A:.$M];[.$B$8]+9;0)*[.E$5]*[.$A33])" office:value-type="float" office:value="0" calcext:value-type="float">
            <text:p>0</text:p>
          </table:table-cell>
          <table:table-cell table:style-name="ce18" table:formula="of:=IF(ISBLANK([.F$2]);0;VLOOKUP([.F$2];[$'weapon parameters'.$A:.$M];[.$B$8]+6;0)+VLOOKUP([.F$2];[$'weapon parameters'.$A:.$M];[.$B$8]+9;0)*[.F$5]*[.$A33])" office:value-type="float" office:value="0" calcext:value-type="float">
            <text:p>0</text:p>
          </table:table-cell>
          <table:table-cell table:style-name="ce18" table:formula="of:=IF(ISBLANK([.G$2]);0;VLOOKUP([.G$2];[$'weapon parameters'.$A:.$M];[.$B$8]+6;0)+VLOOKUP([.G$2];[$'weapon parameters'.$A:.$M];[.$B$8]+9;0)*[.G$5]*[.$A33])" office:value-type="float" office:value="0" calcext:value-type="float">
            <text:p>0</text:p>
          </table:table-cell>
          <table:table-cell table:style-name="ce18" table:formula="of:=IF(ISBLANK([.H$2]);0;VLOOKUP([.H$2];[$'weapon parameters'.$A:.$M];[.$B$8]+6;0)+VLOOKUP([.H$2];[$'weapon parameters'.$A:.$M];[.$B$8]+9;0)*[.H$5]*[.$A33])" office:value-type="float" office:value="0" calcext:value-type="float">
            <text:p>0</text:p>
          </table:table-cell>
          <table:table-cell table:style-name="ce18" table:formula="of:=IF(ISBLANK([.I$2]);0;VLOOKUP([.I$2];[$'weapon parameters'.$A:.$M];[.$B$8]+6;0)+VLOOKUP([.I$2];[$'weapon parameters'.$A:.$M];[.$B$8]+9;0)*[.I$5]*[.$A33])" office:value-type="float" office:value="0" calcext:value-type="float">
            <text:p>0</text:p>
          </table:table-cell>
          <table:table-cell table:style-name="ce18" table:formula="of:=IF(ISBLANK([.J$2]);0;VLOOKUP([.J$2];[$'weapon parameters'.$A:.$M];[.$B$8]+6;0)+VLOOKUP([.J$2];[$'weapon parameters'.$A:.$M];[.$B$8]+9;0)*[.J$5]*[.$A33])" office:value-type="float" office:value="0" calcext:value-type="float">
            <text:p>0</text:p>
          </table:table-cell>
          <table:table-cell table:style-name="ce18" table:formula="of:=IF(ISBLANK([.K$2]);0;VLOOKUP([.K$2];[$'weapon parameters'.$A:.$M];[.$B$8]+6;0)+VLOOKUP([.K$2];[$'weapon parameters'.$A:.$M];[.$B$8]+9;0)*[.K$5]*[.$A33])" office:value-type="float" office:value="17.2278388340524" calcext:value-type="float">
            <text:p>17</text:p>
          </table:table-cell>
          <table:table-cell table:style-name="ce18" table:formula="of:=IF(ISBLANK([.L$2]);0;VLOOKUP([.L$2];[$'weapon parameters'.$A:.$M];[.$B$8]+6;0)+VLOOKUP([.L$2];[$'weapon parameters'.$A:.$M];[.$B$8]+9;0)*[.L$5]*[.$A33])" office:value-type="float" office:value="22.7331736398183" calcext:value-type="float">
            <text:p>23</text:p>
          </table:table-cell>
          <table:table-cell table:style-name="ce18" table:formula="of:=IF(ISBLANK([.M$2]);0;VLOOKUP([.M$2];[$'weapon parameters'.$A:.$M];[.$B$8]+6;0)+VLOOKUP([.M$2];[$'weapon parameters'.$A:.$M];[.$B$8]+9;0)*[.M$5]*[.$A33])" office:value-type="float" office:value="17.0182791901671" calcext:value-type="float">
            <text:p>17</text:p>
          </table:table-cell>
          <table:table-cell table:style-name="ce18" table:formula="of:=IF(ISBLANK([.N$2]);0;VLOOKUP([.N$2];[$'weapon parameters'.$A:.$M];[.$B$8]+6;0)+VLOOKUP([.N$2];[$'weapon parameters'.$A:.$M];[.$B$8]+9;0)*[.N$5]*[.$A33])" office:value-type="float" office:value="17.4681159106602" calcext:value-type="float">
            <text:p>17</text:p>
          </table:table-cell>
          <table:table-cell table:style-name="ce18" table:formula="of:=IF(ISBLANK([.O$2]);0;VLOOKUP([.O$2];[$'weapon parameters'.$A:.$M];[.$B$8]+6;0)+VLOOKUP([.O$2];[$'weapon parameters'.$A:.$M];[.$B$8]+9;0)*[.O$5]*[.$A33])" office:value-type="float" office:value="17.9038009903662" calcext:value-type="float">
            <text:p>18</text:p>
          </table:table-cell>
          <table:table-cell table:style-name="ce18" table:formula="of:=IF(ISBLANK([.P$2]);0;VLOOKUP([.P$2];[$'weapon parameters'.$A:.$M];[.$B$8]+6;0)+VLOOKUP([.P$2];[$'weapon parameters'.$A:.$M];[.$B$8]+9;0)*[.P$5]*[.$A33])" office:value-type="float" office:value="0" calcext:value-type="float">
            <text:p>0</text:p>
          </table:table-cell>
          <table:table-cell table:style-name="ce18" table:formula="of:=IF(ISBLANK([.Q$2]);0;VLOOKUP([.Q$2];[$'weapon parameters'.$A:.$M];[.$B$8]+6;0)+VLOOKUP([.Q$2];[$'weapon parameters'.$A:.$M];[.$B$8]+9;0)*[.Q$5]*[.$A33])" office:value-type="float" office:value="19.6085474361105" calcext:value-type="float">
            <text:p>20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formula="of:=IF(ISBLANK([.B$2]);0;VLOOKUP([.B$2];[$'weapon parameters'.$A:.$M];[.$B$8]+6;0)+VLOOKUP([.B$2];[$'weapon parameters'.$A:.$M];[.$B$8]+9;0)*[.B$5]*[.$A34])" office:value-type="float" office:value="0" calcext:value-type="float">
            <text:p>0</text:p>
          </table:table-cell>
          <table:table-cell table:style-name="ce18" table:formula="of:=IF(ISBLANK([.C$2]);0;VLOOKUP([.C$2];[$'weapon parameters'.$A:.$M];[.$B$8]+6;0)+VLOOKUP([.C$2];[$'weapon parameters'.$A:.$M];[.$B$8]+9;0)*[.C$5]*[.$A34])" office:value-type="float" office:value="0" calcext:value-type="float">
            <text:p>0</text:p>
          </table:table-cell>
          <table:table-cell table:style-name="ce18" table:formula="of:=IF(ISBLANK([.D$2]);0;VLOOKUP([.D$2];[$'weapon parameters'.$A:.$M];[.$B$8]+6;0)+VLOOKUP([.D$2];[$'weapon parameters'.$A:.$M];[.$B$8]+9;0)*[.D$5]*[.$A34])" office:value-type="float" office:value="0" calcext:value-type="float">
            <text:p>0</text:p>
          </table:table-cell>
          <table:table-cell table:style-name="ce18" table:formula="of:=IF(ISBLANK([.E$2]);0;VLOOKUP([.E$2];[$'weapon parameters'.$A:.$M];[.$B$8]+6;0)+VLOOKUP([.E$2];[$'weapon parameters'.$A:.$M];[.$B$8]+9;0)*[.E$5]*[.$A34])" office:value-type="float" office:value="0" calcext:value-type="float">
            <text:p>0</text:p>
          </table:table-cell>
          <table:table-cell table:style-name="ce18" table:formula="of:=IF(ISBLANK([.F$2]);0;VLOOKUP([.F$2];[$'weapon parameters'.$A:.$M];[.$B$8]+6;0)+VLOOKUP([.F$2];[$'weapon parameters'.$A:.$M];[.$B$8]+9;0)*[.F$5]*[.$A34])" office:value-type="float" office:value="0" calcext:value-type="float">
            <text:p>0</text:p>
          </table:table-cell>
          <table:table-cell table:style-name="ce18" table:formula="of:=IF(ISBLANK([.G$2]);0;VLOOKUP([.G$2];[$'weapon parameters'.$A:.$M];[.$B$8]+6;0)+VLOOKUP([.G$2];[$'weapon parameters'.$A:.$M];[.$B$8]+9;0)*[.G$5]*[.$A34])" office:value-type="float" office:value="0" calcext:value-type="float">
            <text:p>0</text:p>
          </table:table-cell>
          <table:table-cell table:style-name="ce18" table:formula="of:=IF(ISBLANK([.H$2]);0;VLOOKUP([.H$2];[$'weapon parameters'.$A:.$M];[.$B$8]+6;0)+VLOOKUP([.H$2];[$'weapon parameters'.$A:.$M];[.$B$8]+9;0)*[.H$5]*[.$A34])" office:value-type="float" office:value="0" calcext:value-type="float">
            <text:p>0</text:p>
          </table:table-cell>
          <table:table-cell table:style-name="ce18" table:formula="of:=IF(ISBLANK([.I$2]);0;VLOOKUP([.I$2];[$'weapon parameters'.$A:.$M];[.$B$8]+6;0)+VLOOKUP([.I$2];[$'weapon parameters'.$A:.$M];[.$B$8]+9;0)*[.I$5]*[.$A34])" office:value-type="float" office:value="0" calcext:value-type="float">
            <text:p>0</text:p>
          </table:table-cell>
          <table:table-cell table:style-name="ce18" table:formula="of:=IF(ISBLANK([.J$2]);0;VLOOKUP([.J$2];[$'weapon parameters'.$A:.$M];[.$B$8]+6;0)+VLOOKUP([.J$2];[$'weapon parameters'.$A:.$M];[.$B$8]+9;0)*[.J$5]*[.$A34])" office:value-type="float" office:value="0" calcext:value-type="float">
            <text:p>0</text:p>
          </table:table-cell>
          <table:table-cell table:style-name="ce18" table:formula="of:=IF(ISBLANK([.K$2]);0;VLOOKUP([.K$2];[$'weapon parameters'.$A:.$M];[.$B$8]+6;0)+VLOOKUP([.K$2];[$'weapon parameters'.$A:.$M];[.$B$8]+9;0)*[.K$5]*[.$A34])" office:value-type="float" office:value="22.3417582510785" calcext:value-type="float">
            <text:p>22</text:p>
          </table:table-cell>
          <table:table-cell table:style-name="ce18" table:formula="of:=IF(ISBLANK([.L$2]);0;VLOOKUP([.L$2];[$'weapon parameters'.$A:.$M];[.$B$8]+6;0)+VLOOKUP([.L$2];[$'weapon parameters'.$A:.$M];[.$B$8]+9;0)*[.L$5]*[.$A34])" office:value-type="float" office:value="28.0997604597275" calcext:value-type="float">
            <text:p>28</text:p>
          </table:table-cell>
          <table:table-cell table:style-name="ce18" table:formula="of:=IF(ISBLANK([.M$2]);0;VLOOKUP([.M$2];[$'weapon parameters'.$A:.$M];[.$B$8]+6;0)+VLOOKUP([.M$2];[$'weapon parameters'.$A:.$M];[.$B$8]+9;0)*[.M$5]*[.$A34])" office:value-type="float" office:value="19.5274187852506" calcext:value-type="float">
            <text:p>20</text:p>
          </table:table-cell>
          <table:table-cell table:style-name="ce18" table:formula="of:=IF(ISBLANK([.N$2]);0;VLOOKUP([.N$2];[$'weapon parameters'.$A:.$M];[.$B$8]+6;0)+VLOOKUP([.N$2];[$'weapon parameters'.$A:.$M];[.$B$8]+9;0)*[.N$5]*[.$A34])" office:value-type="float" office:value="20.2021738659904" calcext:value-type="float">
            <text:p>20</text:p>
          </table:table-cell>
          <table:table-cell table:style-name="ce18" table:formula="of:=IF(ISBLANK([.O$2]);0;VLOOKUP([.O$2];[$'weapon parameters'.$A:.$M];[.$B$8]+6;0)+VLOOKUP([.O$2];[$'weapon parameters'.$A:.$M];[.$B$8]+9;0)*[.O$5]*[.$A34])" office:value-type="float" office:value="20.8557014855493" calcext:value-type="float">
            <text:p>21</text:p>
          </table:table-cell>
          <table:table-cell table:style-name="ce18" table:formula="of:=IF(ISBLANK([.P$2]);0;VLOOKUP([.P$2];[$'weapon parameters'.$A:.$M];[.$B$8]+6;0)+VLOOKUP([.P$2];[$'weapon parameters'.$A:.$M];[.$B$8]+9;0)*[.P$5]*[.$A34])" office:value-type="float" office:value="0" calcext:value-type="float">
            <text:p>0</text:p>
          </table:table-cell>
          <table:table-cell table:style-name="ce18" table:formula="of:=IF(ISBLANK([.Q$2]);0;VLOOKUP([.Q$2];[$'weapon parameters'.$A:.$M];[.$B$8]+6;0)+VLOOKUP([.Q$2];[$'weapon parameters'.$A:.$M];[.$B$8]+9;0)*[.Q$5]*[.$A34])" office:value-type="float" office:value="29.4128211541657" calcext:value-type="float">
            <text:p>29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formula="of:=IF(ISBLANK([.B$2]);0;VLOOKUP([.B$2];[$'weapon parameters'.$A:.$M];[.$B$8]+6;0)+VLOOKUP([.B$2];[$'weapon parameters'.$A:.$M];[.$B$8]+9;0)*[.B$5]*[.$A35])" office:value-type="float" office:value="0" calcext:value-type="float">
            <text:p>0</text:p>
          </table:table-cell>
          <table:table-cell table:style-name="ce18" table:formula="of:=IF(ISBLANK([.C$2]);0;VLOOKUP([.C$2];[$'weapon parameters'.$A:.$M];[.$B$8]+6;0)+VLOOKUP([.C$2];[$'weapon parameters'.$A:.$M];[.$B$8]+9;0)*[.C$5]*[.$A35])" office:value-type="float" office:value="0" calcext:value-type="float">
            <text:p>0</text:p>
          </table:table-cell>
          <table:table-cell table:style-name="ce18" table:formula="of:=IF(ISBLANK([.D$2]);0;VLOOKUP([.D$2];[$'weapon parameters'.$A:.$M];[.$B$8]+6;0)+VLOOKUP([.D$2];[$'weapon parameters'.$A:.$M];[.$B$8]+9;0)*[.D$5]*[.$A35])" office:value-type="float" office:value="0" calcext:value-type="float">
            <text:p>0</text:p>
          </table:table-cell>
          <table:table-cell table:style-name="ce18" table:formula="of:=IF(ISBLANK([.E$2]);0;VLOOKUP([.E$2];[$'weapon parameters'.$A:.$M];[.$B$8]+6;0)+VLOOKUP([.E$2];[$'weapon parameters'.$A:.$M];[.$B$8]+9;0)*[.E$5]*[.$A35])" office:value-type="float" office:value="0" calcext:value-type="float">
            <text:p>0</text:p>
          </table:table-cell>
          <table:table-cell table:style-name="ce18" table:formula="of:=IF(ISBLANK([.F$2]);0;VLOOKUP([.F$2];[$'weapon parameters'.$A:.$M];[.$B$8]+6;0)+VLOOKUP([.F$2];[$'weapon parameters'.$A:.$M];[.$B$8]+9;0)*[.F$5]*[.$A35])" office:value-type="float" office:value="0" calcext:value-type="float">
            <text:p>0</text:p>
          </table:table-cell>
          <table:table-cell table:style-name="ce18" table:formula="of:=IF(ISBLANK([.G$2]);0;VLOOKUP([.G$2];[$'weapon parameters'.$A:.$M];[.$B$8]+6;0)+VLOOKUP([.G$2];[$'weapon parameters'.$A:.$M];[.$B$8]+9;0)*[.G$5]*[.$A35])" office:value-type="float" office:value="0" calcext:value-type="float">
            <text:p>0</text:p>
          </table:table-cell>
          <table:table-cell table:style-name="ce18" table:formula="of:=IF(ISBLANK([.H$2]);0;VLOOKUP([.H$2];[$'weapon parameters'.$A:.$M];[.$B$8]+6;0)+VLOOKUP([.H$2];[$'weapon parameters'.$A:.$M];[.$B$8]+9;0)*[.H$5]*[.$A35])" office:value-type="float" office:value="0" calcext:value-type="float">
            <text:p>0</text:p>
          </table:table-cell>
          <table:table-cell table:style-name="ce18" table:formula="of:=IF(ISBLANK([.I$2]);0;VLOOKUP([.I$2];[$'weapon parameters'.$A:.$M];[.$B$8]+6;0)+VLOOKUP([.I$2];[$'weapon parameters'.$A:.$M];[.$B$8]+9;0)*[.I$5]*[.$A35])" office:value-type="float" office:value="0" calcext:value-type="float">
            <text:p>0</text:p>
          </table:table-cell>
          <table:table-cell table:style-name="ce18" table:formula="of:=IF(ISBLANK([.J$2]);0;VLOOKUP([.J$2];[$'weapon parameters'.$A:.$M];[.$B$8]+6;0)+VLOOKUP([.J$2];[$'weapon parameters'.$A:.$M];[.$B$8]+9;0)*[.J$5]*[.$A35])" office:value-type="float" office:value="0" calcext:value-type="float">
            <text:p>0</text:p>
          </table:table-cell>
          <table:table-cell table:style-name="ce18" table:formula="of:=IF(ISBLANK([.K$2]);0;VLOOKUP([.K$2];[$'weapon parameters'.$A:.$M];[.$B$8]+6;0)+VLOOKUP([.K$2];[$'weapon parameters'.$A:.$M];[.$B$8]+9;0)*[.K$5]*[.$A35])" office:value-type="float" office:value="27.4556776681047" calcext:value-type="float">
            <text:p>27</text:p>
          </table:table-cell>
          <table:table-cell table:style-name="ce18" table:formula="of:=IF(ISBLANK([.L$2]);0;VLOOKUP([.L$2];[$'weapon parameters'.$A:.$M];[.$B$8]+6;0)+VLOOKUP([.L$2];[$'weapon parameters'.$A:.$M];[.$B$8]+9;0)*[.L$5]*[.$A35])" office:value-type="float" office:value="33.4663472796367" calcext:value-type="float">
            <text:p>33</text:p>
          </table:table-cell>
          <table:table-cell table:style-name="ce18" table:formula="of:=IF(ISBLANK([.M$2]);0;VLOOKUP([.M$2];[$'weapon parameters'.$A:.$M];[.$B$8]+6;0)+VLOOKUP([.M$2];[$'weapon parameters'.$A:.$M];[.$B$8]+9;0)*[.M$5]*[.$A35])" office:value-type="float" office:value="22.0365583803342" calcext:value-type="float">
            <text:p>22</text:p>
          </table:table-cell>
          <table:table-cell table:style-name="ce18" table:formula="of:=IF(ISBLANK([.N$2]);0;VLOOKUP([.N$2];[$'weapon parameters'.$A:.$M];[.$B$8]+6;0)+VLOOKUP([.N$2];[$'weapon parameters'.$A:.$M];[.$B$8]+9;0)*[.N$5]*[.$A35])" office:value-type="float" office:value="22.9362318213205" calcext:value-type="float">
            <text:p>23</text:p>
          </table:table-cell>
          <table:table-cell table:style-name="ce18" table:formula="of:=IF(ISBLANK([.O$2]);0;VLOOKUP([.O$2];[$'weapon parameters'.$A:.$M];[.$B$8]+6;0)+VLOOKUP([.O$2];[$'weapon parameters'.$A:.$M];[.$B$8]+9;0)*[.O$5]*[.$A35])" office:value-type="float" office:value="23.8076019807324" calcext:value-type="float">
            <text:p>24</text:p>
          </table:table-cell>
          <table:table-cell table:style-name="ce18" table:formula="of:=IF(ISBLANK([.P$2]);0;VLOOKUP([.P$2];[$'weapon parameters'.$A:.$M];[.$B$8]+6;0)+VLOOKUP([.P$2];[$'weapon parameters'.$A:.$M];[.$B$8]+9;0)*[.P$5]*[.$A35])" office:value-type="float" office:value="0" calcext:value-type="float">
            <text:p>0</text:p>
          </table:table-cell>
          <table:table-cell table:style-name="ce18" table:formula="of:=IF(ISBLANK([.Q$2]);0;VLOOKUP([.Q$2];[$'weapon parameters'.$A:.$M];[.$B$8]+6;0)+VLOOKUP([.Q$2];[$'weapon parameters'.$A:.$M];[.$B$8]+9;0)*[.Q$5]*[.$A35])" office:value-type="float" office:value="39.217094872221" calcext:value-type="float">
            <text:p>39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table:formula="of:=IF(ISBLANK([.B$2]);0;VLOOKUP([.B$2];[$'weapon parameters'.$A:.$M];[.$B$8]+6;0)+VLOOKUP([.B$2];[$'weapon parameters'.$A:.$M];[.$B$8]+9;0)*[.B$5]*[.$A36])" office:value-type="float" office:value="0" calcext:value-type="float">
            <text:p>0</text:p>
          </table:table-cell>
          <table:table-cell table:style-name="ce18" table:formula="of:=IF(ISBLANK([.C$2]);0;VLOOKUP([.C$2];[$'weapon parameters'.$A:.$M];[.$B$8]+6;0)+VLOOKUP([.C$2];[$'weapon parameters'.$A:.$M];[.$B$8]+9;0)*[.C$5]*[.$A36])" office:value-type="float" office:value="0" calcext:value-type="float">
            <text:p>0</text:p>
          </table:table-cell>
          <table:table-cell table:style-name="ce18" table:formula="of:=IF(ISBLANK([.D$2]);0;VLOOKUP([.D$2];[$'weapon parameters'.$A:.$M];[.$B$8]+6;0)+VLOOKUP([.D$2];[$'weapon parameters'.$A:.$M];[.$B$8]+9;0)*[.D$5]*[.$A36])" office:value-type="float" office:value="0" calcext:value-type="float">
            <text:p>0</text:p>
          </table:table-cell>
          <table:table-cell table:style-name="ce18" table:formula="of:=IF(ISBLANK([.E$2]);0;VLOOKUP([.E$2];[$'weapon parameters'.$A:.$M];[.$B$8]+6;0)+VLOOKUP([.E$2];[$'weapon parameters'.$A:.$M];[.$B$8]+9;0)*[.E$5]*[.$A36])" office:value-type="float" office:value="0" calcext:value-type="float">
            <text:p>0</text:p>
          </table:table-cell>
          <table:table-cell table:style-name="ce18" table:formula="of:=IF(ISBLANK([.F$2]);0;VLOOKUP([.F$2];[$'weapon parameters'.$A:.$M];[.$B$8]+6;0)+VLOOKUP([.F$2];[$'weapon parameters'.$A:.$M];[.$B$8]+9;0)*[.F$5]*[.$A36])" office:value-type="float" office:value="0" calcext:value-type="float">
            <text:p>0</text:p>
          </table:table-cell>
          <table:table-cell table:style-name="ce18" table:formula="of:=IF(ISBLANK([.G$2]);0;VLOOKUP([.G$2];[$'weapon parameters'.$A:.$M];[.$B$8]+6;0)+VLOOKUP([.G$2];[$'weapon parameters'.$A:.$M];[.$B$8]+9;0)*[.G$5]*[.$A36])" office:value-type="float" office:value="0" calcext:value-type="float">
            <text:p>0</text:p>
          </table:table-cell>
          <table:table-cell table:style-name="ce18" table:formula="of:=IF(ISBLANK([.H$2]);0;VLOOKUP([.H$2];[$'weapon parameters'.$A:.$M];[.$B$8]+6;0)+VLOOKUP([.H$2];[$'weapon parameters'.$A:.$M];[.$B$8]+9;0)*[.H$5]*[.$A36])" office:value-type="float" office:value="0" calcext:value-type="float">
            <text:p>0</text:p>
          </table:table-cell>
          <table:table-cell table:style-name="ce18" table:formula="of:=IF(ISBLANK([.I$2]);0;VLOOKUP([.I$2];[$'weapon parameters'.$A:.$M];[.$B$8]+6;0)+VLOOKUP([.I$2];[$'weapon parameters'.$A:.$M];[.$B$8]+9;0)*[.I$5]*[.$A36])" office:value-type="float" office:value="0" calcext:value-type="float">
            <text:p>0</text:p>
          </table:table-cell>
          <table:table-cell table:style-name="ce18" table:formula="of:=IF(ISBLANK([.J$2]);0;VLOOKUP([.J$2];[$'weapon parameters'.$A:.$M];[.$B$8]+6;0)+VLOOKUP([.J$2];[$'weapon parameters'.$A:.$M];[.$B$8]+9;0)*[.J$5]*[.$A36])" office:value-type="float" office:value="0" calcext:value-type="float">
            <text:p>0</text:p>
          </table:table-cell>
          <table:table-cell table:style-name="ce18" table:formula="of:=IF(ISBLANK([.K$2]);0;VLOOKUP([.K$2];[$'weapon parameters'.$A:.$M];[.$B$8]+6;0)+VLOOKUP([.K$2];[$'weapon parameters'.$A:.$M];[.$B$8]+9;0)*[.K$5]*[.$A36])" office:value-type="float" office:value="32.5695970851309" calcext:value-type="float">
            <text:p>33</text:p>
          </table:table-cell>
          <table:table-cell table:style-name="ce18" table:formula="of:=IF(ISBLANK([.L$2]);0;VLOOKUP([.L$2];[$'weapon parameters'.$A:.$M];[.$B$8]+6;0)+VLOOKUP([.L$2];[$'weapon parameters'.$A:.$M];[.$B$8]+9;0)*[.L$5]*[.$A36])" office:value-type="float" office:value="38.8329340995459" calcext:value-type="float">
            <text:p>39</text:p>
          </table:table-cell>
          <table:table-cell table:style-name="ce18" table:formula="of:=IF(ISBLANK([.M$2]);0;VLOOKUP([.M$2];[$'weapon parameters'.$A:.$M];[.$B$8]+6;0)+VLOOKUP([.M$2];[$'weapon parameters'.$A:.$M];[.$B$8]+9;0)*[.M$5]*[.$A36])" office:value-type="float" office:value="24.5456979754177" calcext:value-type="float">
            <text:p>25</text:p>
          </table:table-cell>
          <table:table-cell table:style-name="ce18" table:formula="of:=IF(ISBLANK([.N$2]);0;VLOOKUP([.N$2];[$'weapon parameters'.$A:.$M];[.$B$8]+6;0)+VLOOKUP([.N$2];[$'weapon parameters'.$A:.$M];[.$B$8]+9;0)*[.N$5]*[.$A36])" office:value-type="float" office:value="25.6702897766506" calcext:value-type="float">
            <text:p>26</text:p>
          </table:table-cell>
          <table:table-cell table:style-name="ce18" table:formula="of:=IF(ISBLANK([.O$2]);0;VLOOKUP([.O$2];[$'weapon parameters'.$A:.$M];[.$B$8]+6;0)+VLOOKUP([.O$2];[$'weapon parameters'.$A:.$M];[.$B$8]+9;0)*[.O$5]*[.$A36])" office:value-type="float" office:value="26.7595024759155" calcext:value-type="float">
            <text:p>27</text:p>
          </table:table-cell>
          <table:table-cell table:style-name="ce18" table:formula="of:=IF(ISBLANK([.P$2]);0;VLOOKUP([.P$2];[$'weapon parameters'.$A:.$M];[.$B$8]+6;0)+VLOOKUP([.P$2];[$'weapon parameters'.$A:.$M];[.$B$8]+9;0)*[.P$5]*[.$A36])" office:value-type="float" office:value="0" calcext:value-type="float">
            <text:p>0</text:p>
          </table:table-cell>
          <table:table-cell table:style-name="ce18" table:formula="of:=IF(ISBLANK([.Q$2]);0;VLOOKUP([.Q$2];[$'weapon parameters'.$A:.$M];[.$B$8]+6;0)+VLOOKUP([.Q$2];[$'weapon parameters'.$A:.$M];[.$B$8]+9;0)*[.Q$5]*[.$A36])" office:value-type="float" office:value="49.0213685902762" calcext:value-type="float">
            <text:p>49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table:formula="of:=IF(ISBLANK([.B$2]);0;VLOOKUP([.B$2];[$'weapon parameters'.$A:.$M];[.$B$8]+6;0)+VLOOKUP([.B$2];[$'weapon parameters'.$A:.$M];[.$B$8]+9;0)*[.B$5]*[.$A37])" office:value-type="float" office:value="0" calcext:value-type="float">
            <text:p>0</text:p>
          </table:table-cell>
          <table:table-cell table:style-name="ce18" table:formula="of:=IF(ISBLANK([.C$2]);0;VLOOKUP([.C$2];[$'weapon parameters'.$A:.$M];[.$B$8]+6;0)+VLOOKUP([.C$2];[$'weapon parameters'.$A:.$M];[.$B$8]+9;0)*[.C$5]*[.$A37])" office:value-type="float" office:value="0" calcext:value-type="float">
            <text:p>0</text:p>
          </table:table-cell>
          <table:table-cell table:style-name="ce18" table:formula="of:=IF(ISBLANK([.D$2]);0;VLOOKUP([.D$2];[$'weapon parameters'.$A:.$M];[.$B$8]+6;0)+VLOOKUP([.D$2];[$'weapon parameters'.$A:.$M];[.$B$8]+9;0)*[.D$5]*[.$A37])" office:value-type="float" office:value="0" calcext:value-type="float">
            <text:p>0</text:p>
          </table:table-cell>
          <table:table-cell table:style-name="ce18" table:formula="of:=IF(ISBLANK([.E$2]);0;VLOOKUP([.E$2];[$'weapon parameters'.$A:.$M];[.$B$8]+6;0)+VLOOKUP([.E$2];[$'weapon parameters'.$A:.$M];[.$B$8]+9;0)*[.E$5]*[.$A37])" office:value-type="float" office:value="0" calcext:value-type="float">
            <text:p>0</text:p>
          </table:table-cell>
          <table:table-cell table:style-name="ce18" table:formula="of:=IF(ISBLANK([.F$2]);0;VLOOKUP([.F$2];[$'weapon parameters'.$A:.$M];[.$B$8]+6;0)+VLOOKUP([.F$2];[$'weapon parameters'.$A:.$M];[.$B$8]+9;0)*[.F$5]*[.$A37])" office:value-type="float" office:value="0" calcext:value-type="float">
            <text:p>0</text:p>
          </table:table-cell>
          <table:table-cell table:style-name="ce18" table:formula="of:=IF(ISBLANK([.G$2]);0;VLOOKUP([.G$2];[$'weapon parameters'.$A:.$M];[.$B$8]+6;0)+VLOOKUP([.G$2];[$'weapon parameters'.$A:.$M];[.$B$8]+9;0)*[.G$5]*[.$A37])" office:value-type="float" office:value="0" calcext:value-type="float">
            <text:p>0</text:p>
          </table:table-cell>
          <table:table-cell table:style-name="ce18" table:formula="of:=IF(ISBLANK([.H$2]);0;VLOOKUP([.H$2];[$'weapon parameters'.$A:.$M];[.$B$8]+6;0)+VLOOKUP([.H$2];[$'weapon parameters'.$A:.$M];[.$B$8]+9;0)*[.H$5]*[.$A37])" office:value-type="float" office:value="0" calcext:value-type="float">
            <text:p>0</text:p>
          </table:table-cell>
          <table:table-cell table:style-name="ce18" table:formula="of:=IF(ISBLANK([.I$2]);0;VLOOKUP([.I$2];[$'weapon parameters'.$A:.$M];[.$B$8]+6;0)+VLOOKUP([.I$2];[$'weapon parameters'.$A:.$M];[.$B$8]+9;0)*[.I$5]*[.$A37])" office:value-type="float" office:value="0" calcext:value-type="float">
            <text:p>0</text:p>
          </table:table-cell>
          <table:table-cell table:style-name="ce18" table:formula="of:=IF(ISBLANK([.J$2]);0;VLOOKUP([.J$2];[$'weapon parameters'.$A:.$M];[.$B$8]+6;0)+VLOOKUP([.J$2];[$'weapon parameters'.$A:.$M];[.$B$8]+9;0)*[.J$5]*[.$A37])" office:value-type="float" office:value="0" calcext:value-type="float">
            <text:p>0</text:p>
          </table:table-cell>
          <table:table-cell table:style-name="ce18" table:formula="of:=IF(ISBLANK([.K$2]);0;VLOOKUP([.K$2];[$'weapon parameters'.$A:.$M];[.$B$8]+6;0)+VLOOKUP([.K$2];[$'weapon parameters'.$A:.$M];[.$B$8]+9;0)*[.K$5]*[.$A37])" office:value-type="float" office:value="37.6835165021571" calcext:value-type="float">
            <text:p>38</text:p>
          </table:table-cell>
          <table:table-cell table:style-name="ce18" table:formula="of:=IF(ISBLANK([.L$2]);0;VLOOKUP([.L$2];[$'weapon parameters'.$A:.$M];[.$B$8]+6;0)+VLOOKUP([.L$2];[$'weapon parameters'.$A:.$M];[.$B$8]+9;0)*[.L$5]*[.$A37])" office:value-type="float" office:value="44.199520919455" calcext:value-type="float">
            <text:p>44</text:p>
          </table:table-cell>
          <table:table-cell table:style-name="ce18" table:formula="of:=IF(ISBLANK([.M$2]);0;VLOOKUP([.M$2];[$'weapon parameters'.$A:.$M];[.$B$8]+6;0)+VLOOKUP([.M$2];[$'weapon parameters'.$A:.$M];[.$B$8]+9;0)*[.M$5]*[.$A37])" office:value-type="float" office:value="27.0548375705012" calcext:value-type="float">
            <text:p>27</text:p>
          </table:table-cell>
          <table:table-cell table:style-name="ce18" table:formula="of:=IF(ISBLANK([.N$2]);0;VLOOKUP([.N$2];[$'weapon parameters'.$A:.$M];[.$B$8]+6;0)+VLOOKUP([.N$2];[$'weapon parameters'.$A:.$M];[.$B$8]+9;0)*[.N$5]*[.$A37])" office:value-type="float" office:value="28.4043477319807" calcext:value-type="float">
            <text:p>28</text:p>
          </table:table-cell>
          <table:table-cell table:style-name="ce18" table:formula="of:=IF(ISBLANK([.O$2]);0;VLOOKUP([.O$2];[$'weapon parameters'.$A:.$M];[.$B$8]+6;0)+VLOOKUP([.O$2];[$'weapon parameters'.$A:.$M];[.$B$8]+9;0)*[.O$5]*[.$A37])" office:value-type="float" office:value="29.7114029710986" calcext:value-type="float">
            <text:p>30</text:p>
          </table:table-cell>
          <table:table-cell table:style-name="ce18" table:formula="of:=IF(ISBLANK([.P$2]);0;VLOOKUP([.P$2];[$'weapon parameters'.$A:.$M];[.$B$8]+6;0)+VLOOKUP([.P$2];[$'weapon parameters'.$A:.$M];[.$B$8]+9;0)*[.P$5]*[.$A37])" office:value-type="float" office:value="0" calcext:value-type="float">
            <text:p>0</text:p>
          </table:table-cell>
          <table:table-cell table:style-name="ce18" table:formula="of:=IF(ISBLANK([.Q$2]);0;VLOOKUP([.Q$2];[$'weapon parameters'.$A:.$M];[.$B$8]+6;0)+VLOOKUP([.Q$2];[$'weapon parameters'.$A:.$M];[.$B$8]+9;0)*[.Q$5]*[.$A37])" office:value-type="float" office:value="58.8256423083315" calcext:value-type="float">
            <text:p>59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table:formula="of:=IF(ISBLANK([.B$2]);0;VLOOKUP([.B$2];[$'weapon parameters'.$A:.$M];[.$B$8]+6;0)+VLOOKUP([.B$2];[$'weapon parameters'.$A:.$M];[.$B$8]+9;0)*[.B$5]*[.$A38])" office:value-type="float" office:value="0" calcext:value-type="float">
            <text:p>0</text:p>
          </table:table-cell>
          <table:table-cell table:style-name="ce18" table:formula="of:=IF(ISBLANK([.C$2]);0;VLOOKUP([.C$2];[$'weapon parameters'.$A:.$M];[.$B$8]+6;0)+VLOOKUP([.C$2];[$'weapon parameters'.$A:.$M];[.$B$8]+9;0)*[.C$5]*[.$A38])" office:value-type="float" office:value="0" calcext:value-type="float">
            <text:p>0</text:p>
          </table:table-cell>
          <table:table-cell table:style-name="ce18" table:formula="of:=IF(ISBLANK([.D$2]);0;VLOOKUP([.D$2];[$'weapon parameters'.$A:.$M];[.$B$8]+6;0)+VLOOKUP([.D$2];[$'weapon parameters'.$A:.$M];[.$B$8]+9;0)*[.D$5]*[.$A38])" office:value-type="float" office:value="0" calcext:value-type="float">
            <text:p>0</text:p>
          </table:table-cell>
          <table:table-cell table:style-name="ce18" table:formula="of:=IF(ISBLANK([.E$2]);0;VLOOKUP([.E$2];[$'weapon parameters'.$A:.$M];[.$B$8]+6;0)+VLOOKUP([.E$2];[$'weapon parameters'.$A:.$M];[.$B$8]+9;0)*[.E$5]*[.$A38])" office:value-type="float" office:value="0" calcext:value-type="float">
            <text:p>0</text:p>
          </table:table-cell>
          <table:table-cell table:style-name="ce18" table:formula="of:=IF(ISBLANK([.F$2]);0;VLOOKUP([.F$2];[$'weapon parameters'.$A:.$M];[.$B$8]+6;0)+VLOOKUP([.F$2];[$'weapon parameters'.$A:.$M];[.$B$8]+9;0)*[.F$5]*[.$A38])" office:value-type="float" office:value="0" calcext:value-type="float">
            <text:p>0</text:p>
          </table:table-cell>
          <table:table-cell table:style-name="ce18" table:formula="of:=IF(ISBLANK([.G$2]);0;VLOOKUP([.G$2];[$'weapon parameters'.$A:.$M];[.$B$8]+6;0)+VLOOKUP([.G$2];[$'weapon parameters'.$A:.$M];[.$B$8]+9;0)*[.G$5]*[.$A38])" office:value-type="float" office:value="0" calcext:value-type="float">
            <text:p>0</text:p>
          </table:table-cell>
          <table:table-cell table:style-name="ce18" table:formula="of:=IF(ISBLANK([.H$2]);0;VLOOKUP([.H$2];[$'weapon parameters'.$A:.$M];[.$B$8]+6;0)+VLOOKUP([.H$2];[$'weapon parameters'.$A:.$M];[.$B$8]+9;0)*[.H$5]*[.$A38])" office:value-type="float" office:value="0" calcext:value-type="float">
            <text:p>0</text:p>
          </table:table-cell>
          <table:table-cell table:style-name="ce18" table:formula="of:=IF(ISBLANK([.I$2]);0;VLOOKUP([.I$2];[$'weapon parameters'.$A:.$M];[.$B$8]+6;0)+VLOOKUP([.I$2];[$'weapon parameters'.$A:.$M];[.$B$8]+9;0)*[.I$5]*[.$A38])" office:value-type="float" office:value="0" calcext:value-type="float">
            <text:p>0</text:p>
          </table:table-cell>
          <table:table-cell table:style-name="ce18" table:formula="of:=IF(ISBLANK([.J$2]);0;VLOOKUP([.J$2];[$'weapon parameters'.$A:.$M];[.$B$8]+6;0)+VLOOKUP([.J$2];[$'weapon parameters'.$A:.$M];[.$B$8]+9;0)*[.J$5]*[.$A38])" office:value-type="float" office:value="0" calcext:value-type="float">
            <text:p>0</text:p>
          </table:table-cell>
          <table:table-cell table:style-name="ce18" table:formula="of:=IF(ISBLANK([.K$2]);0;VLOOKUP([.K$2];[$'weapon parameters'.$A:.$M];[.$B$8]+6;0)+VLOOKUP([.K$2];[$'weapon parameters'.$A:.$M];[.$B$8]+9;0)*[.K$5]*[.$A38])" office:value-type="float" office:value="42.7974359191832" calcext:value-type="float">
            <text:p>43</text:p>
          </table:table-cell>
          <table:table-cell table:style-name="ce18" table:formula="of:=IF(ISBLANK([.L$2]);0;VLOOKUP([.L$2];[$'weapon parameters'.$A:.$M];[.$B$8]+6;0)+VLOOKUP([.L$2];[$'weapon parameters'.$A:.$M];[.$B$8]+9;0)*[.L$5]*[.$A38])" office:value-type="float" office:value="49.5661077393642" calcext:value-type="float">
            <text:p>50</text:p>
          </table:table-cell>
          <table:table-cell table:style-name="ce18" table:formula="of:=IF(ISBLANK([.M$2]);0;VLOOKUP([.M$2];[$'weapon parameters'.$A:.$M];[.$B$8]+6;0)+VLOOKUP([.M$2];[$'weapon parameters'.$A:.$M];[.$B$8]+9;0)*[.M$5]*[.$A38])" office:value-type="float" office:value="29.5639771655848" calcext:value-type="float">
            <text:p>30</text:p>
          </table:table-cell>
          <table:table-cell table:style-name="ce18" table:formula="of:=IF(ISBLANK([.N$2]);0;VLOOKUP([.N$2];[$'weapon parameters'.$A:.$M];[.$B$8]+6;0)+VLOOKUP([.N$2];[$'weapon parameters'.$A:.$M];[.$B$8]+9;0)*[.N$5]*[.$A38])" office:value-type="float" office:value="31.1384056873108" calcext:value-type="float">
            <text:p>31</text:p>
          </table:table-cell>
          <table:table-cell table:style-name="ce18" table:formula="of:=IF(ISBLANK([.O$2]);0;VLOOKUP([.O$2];[$'weapon parameters'.$A:.$M];[.$B$8]+6;0)+VLOOKUP([.O$2];[$'weapon parameters'.$A:.$M];[.$B$8]+9;0)*[.O$5]*[.$A38])" office:value-type="float" office:value="32.6633034662817" calcext:value-type="float">
            <text:p>33</text:p>
          </table:table-cell>
          <table:table-cell table:style-name="ce18" table:formula="of:=IF(ISBLANK([.P$2]);0;VLOOKUP([.P$2];[$'weapon parameters'.$A:.$M];[.$B$8]+6;0)+VLOOKUP([.P$2];[$'weapon parameters'.$A:.$M];[.$B$8]+9;0)*[.P$5]*[.$A38])" office:value-type="float" office:value="0" calcext:value-type="float">
            <text:p>0</text:p>
          </table:table-cell>
          <table:table-cell table:style-name="ce18" table:formula="of:=IF(ISBLANK([.Q$2]);0;VLOOKUP([.Q$2];[$'weapon parameters'.$A:.$M];[.$B$8]+6;0)+VLOOKUP([.Q$2];[$'weapon parameters'.$A:.$M];[.$B$8]+9;0)*[.Q$5]*[.$A38])" office:value-type="float" office:value="68.6299160263867" calcext:value-type="float">
            <text:p>69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table:formula="of:=IF(ISBLANK([.B$2]);0;VLOOKUP([.B$2];[$'weapon parameters'.$A:.$M];[.$B$8]+6;0)+VLOOKUP([.B$2];[$'weapon parameters'.$A:.$M];[.$B$8]+9;0)*[.B$5]*[.$A39])" office:value-type="float" office:value="0" calcext:value-type="float">
            <text:p>0</text:p>
          </table:table-cell>
          <table:table-cell table:style-name="ce18" table:formula="of:=IF(ISBLANK([.C$2]);0;VLOOKUP([.C$2];[$'weapon parameters'.$A:.$M];[.$B$8]+6;0)+VLOOKUP([.C$2];[$'weapon parameters'.$A:.$M];[.$B$8]+9;0)*[.C$5]*[.$A39])" office:value-type="float" office:value="0" calcext:value-type="float">
            <text:p>0</text:p>
          </table:table-cell>
          <table:table-cell table:style-name="ce18" table:formula="of:=IF(ISBLANK([.D$2]);0;VLOOKUP([.D$2];[$'weapon parameters'.$A:.$M];[.$B$8]+6;0)+VLOOKUP([.D$2];[$'weapon parameters'.$A:.$M];[.$B$8]+9;0)*[.D$5]*[.$A39])" office:value-type="float" office:value="0" calcext:value-type="float">
            <text:p>0</text:p>
          </table:table-cell>
          <table:table-cell table:style-name="ce18" table:formula="of:=IF(ISBLANK([.E$2]);0;VLOOKUP([.E$2];[$'weapon parameters'.$A:.$M];[.$B$8]+6;0)+VLOOKUP([.E$2];[$'weapon parameters'.$A:.$M];[.$B$8]+9;0)*[.E$5]*[.$A39])" office:value-type="float" office:value="0" calcext:value-type="float">
            <text:p>0</text:p>
          </table:table-cell>
          <table:table-cell table:style-name="ce18" table:formula="of:=IF(ISBLANK([.F$2]);0;VLOOKUP([.F$2];[$'weapon parameters'.$A:.$M];[.$B$8]+6;0)+VLOOKUP([.F$2];[$'weapon parameters'.$A:.$M];[.$B$8]+9;0)*[.F$5]*[.$A39])" office:value-type="float" office:value="0" calcext:value-type="float">
            <text:p>0</text:p>
          </table:table-cell>
          <table:table-cell table:style-name="ce18" table:formula="of:=IF(ISBLANK([.G$2]);0;VLOOKUP([.G$2];[$'weapon parameters'.$A:.$M];[.$B$8]+6;0)+VLOOKUP([.G$2];[$'weapon parameters'.$A:.$M];[.$B$8]+9;0)*[.G$5]*[.$A39])" office:value-type="float" office:value="0" calcext:value-type="float">
            <text:p>0</text:p>
          </table:table-cell>
          <table:table-cell table:style-name="ce18" table:formula="of:=IF(ISBLANK([.H$2]);0;VLOOKUP([.H$2];[$'weapon parameters'.$A:.$M];[.$B$8]+6;0)+VLOOKUP([.H$2];[$'weapon parameters'.$A:.$M];[.$B$8]+9;0)*[.H$5]*[.$A39])" office:value-type="float" office:value="0" calcext:value-type="float">
            <text:p>0</text:p>
          </table:table-cell>
          <table:table-cell table:style-name="ce18" table:formula="of:=IF(ISBLANK([.I$2]);0;VLOOKUP([.I$2];[$'weapon parameters'.$A:.$M];[.$B$8]+6;0)+VLOOKUP([.I$2];[$'weapon parameters'.$A:.$M];[.$B$8]+9;0)*[.I$5]*[.$A39])" office:value-type="float" office:value="0" calcext:value-type="float">
            <text:p>0</text:p>
          </table:table-cell>
          <table:table-cell table:style-name="ce18" table:formula="of:=IF(ISBLANK([.J$2]);0;VLOOKUP([.J$2];[$'weapon parameters'.$A:.$M];[.$B$8]+6;0)+VLOOKUP([.J$2];[$'weapon parameters'.$A:.$M];[.$B$8]+9;0)*[.J$5]*[.$A39])" office:value-type="float" office:value="0" calcext:value-type="float">
            <text:p>0</text:p>
          </table:table-cell>
          <table:table-cell table:style-name="ce18" table:formula="of:=IF(ISBLANK([.K$2]);0;VLOOKUP([.K$2];[$'weapon parameters'.$A:.$M];[.$B$8]+6;0)+VLOOKUP([.K$2];[$'weapon parameters'.$A:.$M];[.$B$8]+9;0)*[.K$5]*[.$A39])" office:value-type="float" office:value="47.9113553362094" calcext:value-type="float">
            <text:p>48</text:p>
          </table:table-cell>
          <table:table-cell table:style-name="ce18" table:formula="of:=IF(ISBLANK([.L$2]);0;VLOOKUP([.L$2];[$'weapon parameters'.$A:.$M];[.$B$8]+6;0)+VLOOKUP([.L$2];[$'weapon parameters'.$A:.$M];[.$B$8]+9;0)*[.L$5]*[.$A39])" office:value-type="float" office:value="54.9326945592734" calcext:value-type="float">
            <text:p>55</text:p>
          </table:table-cell>
          <table:table-cell table:style-name="ce18" table:formula="of:=IF(ISBLANK([.M$2]);0;VLOOKUP([.M$2];[$'weapon parameters'.$A:.$M];[.$B$8]+6;0)+VLOOKUP([.M$2];[$'weapon parameters'.$A:.$M];[.$B$8]+9;0)*[.M$5]*[.$A39])" office:value-type="float" office:value="32.0731167606683" calcext:value-type="float">
            <text:p>32</text:p>
          </table:table-cell>
          <table:table-cell table:style-name="ce18" table:formula="of:=IF(ISBLANK([.N$2]);0;VLOOKUP([.N$2];[$'weapon parameters'.$A:.$M];[.$B$8]+6;0)+VLOOKUP([.N$2];[$'weapon parameters'.$A:.$M];[.$B$8]+9;0)*[.N$5]*[.$A39])" office:value-type="float" office:value="33.8724636426409" calcext:value-type="float">
            <text:p>34</text:p>
          </table:table-cell>
          <table:table-cell table:style-name="ce18" table:formula="of:=IF(ISBLANK([.O$2]);0;VLOOKUP([.O$2];[$'weapon parameters'.$A:.$M];[.$B$8]+6;0)+VLOOKUP([.O$2];[$'weapon parameters'.$A:.$M];[.$B$8]+9;0)*[.O$5]*[.$A39])" office:value-type="float" office:value="35.6152039614648" calcext:value-type="float">
            <text:p>36</text:p>
          </table:table-cell>
          <table:table-cell table:style-name="ce18" table:formula="of:=IF(ISBLANK([.P$2]);0;VLOOKUP([.P$2];[$'weapon parameters'.$A:.$M];[.$B$8]+6;0)+VLOOKUP([.P$2];[$'weapon parameters'.$A:.$M];[.$B$8]+9;0)*[.P$5]*[.$A39])" office:value-type="float" office:value="0" calcext:value-type="float">
            <text:p>0</text:p>
          </table:table-cell>
          <table:table-cell table:style-name="ce18" table:formula="of:=IF(ISBLANK([.Q$2]);0;VLOOKUP([.Q$2];[$'weapon parameters'.$A:.$M];[.$B$8]+6;0)+VLOOKUP([.Q$2];[$'weapon parameters'.$A:.$M];[.$B$8]+9;0)*[.Q$5]*[.$A39])" office:value-type="float" office:value="78.434189744442" calcext:value-type="float">
            <text:p>78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table:formula="of:=IF(ISBLANK([.B$2]);0;VLOOKUP([.B$2];[$'weapon parameters'.$A:.$M];[.$B$8]+6;0)+VLOOKUP([.B$2];[$'weapon parameters'.$A:.$M];[.$B$8]+9;0)*[.B$5]*[.$A40])" office:value-type="float" office:value="0" calcext:value-type="float">
            <text:p>0</text:p>
          </table:table-cell>
          <table:table-cell table:style-name="ce18" table:formula="of:=IF(ISBLANK([.C$2]);0;VLOOKUP([.C$2];[$'weapon parameters'.$A:.$M];[.$B$8]+6;0)+VLOOKUP([.C$2];[$'weapon parameters'.$A:.$M];[.$B$8]+9;0)*[.C$5]*[.$A40])" office:value-type="float" office:value="0" calcext:value-type="float">
            <text:p>0</text:p>
          </table:table-cell>
          <table:table-cell table:style-name="ce18" table:formula="of:=IF(ISBLANK([.D$2]);0;VLOOKUP([.D$2];[$'weapon parameters'.$A:.$M];[.$B$8]+6;0)+VLOOKUP([.D$2];[$'weapon parameters'.$A:.$M];[.$B$8]+9;0)*[.D$5]*[.$A40])" office:value-type="float" office:value="0" calcext:value-type="float">
            <text:p>0</text:p>
          </table:table-cell>
          <table:table-cell table:style-name="ce18" table:formula="of:=IF(ISBLANK([.E$2]);0;VLOOKUP([.E$2];[$'weapon parameters'.$A:.$M];[.$B$8]+6;0)+VLOOKUP([.E$2];[$'weapon parameters'.$A:.$M];[.$B$8]+9;0)*[.E$5]*[.$A40])" office:value-type="float" office:value="0" calcext:value-type="float">
            <text:p>0</text:p>
          </table:table-cell>
          <table:table-cell table:style-name="ce18" table:formula="of:=IF(ISBLANK([.F$2]);0;VLOOKUP([.F$2];[$'weapon parameters'.$A:.$M];[.$B$8]+6;0)+VLOOKUP([.F$2];[$'weapon parameters'.$A:.$M];[.$B$8]+9;0)*[.F$5]*[.$A40])" office:value-type="float" office:value="0" calcext:value-type="float">
            <text:p>0</text:p>
          </table:table-cell>
          <table:table-cell table:style-name="ce18" table:formula="of:=IF(ISBLANK([.G$2]);0;VLOOKUP([.G$2];[$'weapon parameters'.$A:.$M];[.$B$8]+6;0)+VLOOKUP([.G$2];[$'weapon parameters'.$A:.$M];[.$B$8]+9;0)*[.G$5]*[.$A40])" office:value-type="float" office:value="0" calcext:value-type="float">
            <text:p>0</text:p>
          </table:table-cell>
          <table:table-cell table:style-name="ce18" table:formula="of:=IF(ISBLANK([.H$2]);0;VLOOKUP([.H$2];[$'weapon parameters'.$A:.$M];[.$B$8]+6;0)+VLOOKUP([.H$2];[$'weapon parameters'.$A:.$M];[.$B$8]+9;0)*[.H$5]*[.$A40])" office:value-type="float" office:value="0" calcext:value-type="float">
            <text:p>0</text:p>
          </table:table-cell>
          <table:table-cell table:style-name="ce18" table:formula="of:=IF(ISBLANK([.I$2]);0;VLOOKUP([.I$2];[$'weapon parameters'.$A:.$M];[.$B$8]+6;0)+VLOOKUP([.I$2];[$'weapon parameters'.$A:.$M];[.$B$8]+9;0)*[.I$5]*[.$A40])" office:value-type="float" office:value="0" calcext:value-type="float">
            <text:p>0</text:p>
          </table:table-cell>
          <table:table-cell table:style-name="ce18" table:formula="of:=IF(ISBLANK([.J$2]);0;VLOOKUP([.J$2];[$'weapon parameters'.$A:.$M];[.$B$8]+6;0)+VLOOKUP([.J$2];[$'weapon parameters'.$A:.$M];[.$B$8]+9;0)*[.J$5]*[.$A40])" office:value-type="float" office:value="0" calcext:value-type="float">
            <text:p>0</text:p>
          </table:table-cell>
          <table:table-cell table:style-name="ce18" table:formula="of:=IF(ISBLANK([.K$2]);0;VLOOKUP([.K$2];[$'weapon parameters'.$A:.$M];[.$B$8]+6;0)+VLOOKUP([.K$2];[$'weapon parameters'.$A:.$M];[.$B$8]+9;0)*[.K$5]*[.$A40])" office:value-type="float" office:value="53.0252747532356" calcext:value-type="float">
            <text:p>53</text:p>
          </table:table-cell>
          <table:table-cell table:style-name="ce18" table:formula="of:=IF(ISBLANK([.L$2]);0;VLOOKUP([.L$2];[$'weapon parameters'.$A:.$M];[.$B$8]+6;0)+VLOOKUP([.L$2];[$'weapon parameters'.$A:.$M];[.$B$8]+9;0)*[.L$5]*[.$A40])" office:value-type="float" office:value="60.2992813791826" calcext:value-type="float">
            <text:p>60</text:p>
          </table:table-cell>
          <table:table-cell table:style-name="ce18" table:formula="of:=IF(ISBLANK([.M$2]);0;VLOOKUP([.M$2];[$'weapon parameters'.$A:.$M];[.$B$8]+6;0)+VLOOKUP([.M$2];[$'weapon parameters'.$A:.$M];[.$B$8]+9;0)*[.M$5]*[.$A40])" office:value-type="float" office:value="34.5822563557518" calcext:value-type="float">
            <text:p>35</text:p>
          </table:table-cell>
          <table:table-cell table:style-name="ce18" table:formula="of:=IF(ISBLANK([.N$2]);0;VLOOKUP([.N$2];[$'weapon parameters'.$A:.$M];[.$B$8]+6;0)+VLOOKUP([.N$2];[$'weapon parameters'.$A:.$M];[.$B$8]+9;0)*[.N$5]*[.$A40])" office:value-type="float" office:value="36.6065215979711" calcext:value-type="float">
            <text:p>37</text:p>
          </table:table-cell>
          <table:table-cell table:style-name="ce18" table:formula="of:=IF(ISBLANK([.O$2]);0;VLOOKUP([.O$2];[$'weapon parameters'.$A:.$M];[.$B$8]+6;0)+VLOOKUP([.O$2];[$'weapon parameters'.$A:.$M];[.$B$8]+9;0)*[.O$5]*[.$A40])" office:value-type="float" office:value="38.5671044566479" calcext:value-type="float">
            <text:p>39</text:p>
          </table:table-cell>
          <table:table-cell table:style-name="ce18" table:formula="of:=IF(ISBLANK([.P$2]);0;VLOOKUP([.P$2];[$'weapon parameters'.$A:.$M];[.$B$8]+6;0)+VLOOKUP([.P$2];[$'weapon parameters'.$A:.$M];[.$B$8]+9;0)*[.P$5]*[.$A40])" office:value-type="float" office:value="0" calcext:value-type="float">
            <text:p>0</text:p>
          </table:table-cell>
          <table:table-cell table:style-name="ce18" table:formula="of:=IF(ISBLANK([.Q$2]);0;VLOOKUP([.Q$2];[$'weapon parameters'.$A:.$M];[.$B$8]+6;0)+VLOOKUP([.Q$2];[$'weapon parameters'.$A:.$M];[.$B$8]+9;0)*[.Q$5]*[.$A40])" office:value-type="float" office:value="88.2384634624972" calcext:value-type="float">
            <text:p>88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IF(ISBLANK([.B$2]);0;VLOOKUP([.B$2];[$'weapon parameters'.$A:.$M];[.$B$8]+6;0)+VLOOKUP([.B$2];[$'weapon parameters'.$A:.$M];[.$B$8]+9;0)*[.B$5]*[.$A41])" office:value-type="float" office:value="0" calcext:value-type="float">
            <text:p>0</text:p>
          </table:table-cell>
          <table:table-cell table:style-name="ce18" table:formula="of:=IF(ISBLANK([.C$2]);0;VLOOKUP([.C$2];[$'weapon parameters'.$A:.$M];[.$B$8]+6;0)+VLOOKUP([.C$2];[$'weapon parameters'.$A:.$M];[.$B$8]+9;0)*[.C$5]*[.$A41])" office:value-type="float" office:value="0" calcext:value-type="float">
            <text:p>0</text:p>
          </table:table-cell>
          <table:table-cell table:style-name="ce18" table:formula="of:=IF(ISBLANK([.D$2]);0;VLOOKUP([.D$2];[$'weapon parameters'.$A:.$M];[.$B$8]+6;0)+VLOOKUP([.D$2];[$'weapon parameters'.$A:.$M];[.$B$8]+9;0)*[.D$5]*[.$A41])" office:value-type="float" office:value="0" calcext:value-type="float">
            <text:p>0</text:p>
          </table:table-cell>
          <table:table-cell table:style-name="ce18" table:formula="of:=IF(ISBLANK([.E$2]);0;VLOOKUP([.E$2];[$'weapon parameters'.$A:.$M];[.$B$8]+6;0)+VLOOKUP([.E$2];[$'weapon parameters'.$A:.$M];[.$B$8]+9;0)*[.E$5]*[.$A41])" office:value-type="float" office:value="0" calcext:value-type="float">
            <text:p>0</text:p>
          </table:table-cell>
          <table:table-cell table:style-name="ce18" table:formula="of:=IF(ISBLANK([.F$2]);0;VLOOKUP([.F$2];[$'weapon parameters'.$A:.$M];[.$B$8]+6;0)+VLOOKUP([.F$2];[$'weapon parameters'.$A:.$M];[.$B$8]+9;0)*[.F$5]*[.$A41])" office:value-type="float" office:value="0" calcext:value-type="float">
            <text:p>0</text:p>
          </table:table-cell>
          <table:table-cell table:style-name="ce18" table:formula="of:=IF(ISBLANK([.G$2]);0;VLOOKUP([.G$2];[$'weapon parameters'.$A:.$M];[.$B$8]+6;0)+VLOOKUP([.G$2];[$'weapon parameters'.$A:.$M];[.$B$8]+9;0)*[.G$5]*[.$A41])" office:value-type="float" office:value="0" calcext:value-type="float">
            <text:p>0</text:p>
          </table:table-cell>
          <table:table-cell table:style-name="ce18" table:formula="of:=IF(ISBLANK([.H$2]);0;VLOOKUP([.H$2];[$'weapon parameters'.$A:.$M];[.$B$8]+6;0)+VLOOKUP([.H$2];[$'weapon parameters'.$A:.$M];[.$B$8]+9;0)*[.H$5]*[.$A41])" office:value-type="float" office:value="0" calcext:value-type="float">
            <text:p>0</text:p>
          </table:table-cell>
          <table:table-cell table:style-name="ce18" table:formula="of:=IF(ISBLANK([.I$2]);0;VLOOKUP([.I$2];[$'weapon parameters'.$A:.$M];[.$B$8]+6;0)+VLOOKUP([.I$2];[$'weapon parameters'.$A:.$M];[.$B$8]+9;0)*[.I$5]*[.$A41])" office:value-type="float" office:value="0" calcext:value-type="float">
            <text:p>0</text:p>
          </table:table-cell>
          <table:table-cell table:style-name="ce18" table:formula="of:=IF(ISBLANK([.J$2]);0;VLOOKUP([.J$2];[$'weapon parameters'.$A:.$M];[.$B$8]+6;0)+VLOOKUP([.J$2];[$'weapon parameters'.$A:.$M];[.$B$8]+9;0)*[.J$5]*[.$A41])" office:value-type="float" office:value="0" calcext:value-type="float">
            <text:p>0</text:p>
          </table:table-cell>
          <table:table-cell table:style-name="ce18" table:formula="of:=IF(ISBLANK([.K$2]);0;VLOOKUP([.K$2];[$'weapon parameters'.$A:.$M];[.$B$8]+6;0)+VLOOKUP([.K$2];[$'weapon parameters'.$A:.$M];[.$B$8]+9;0)*[.K$5]*[.$A41])" office:value-type="float" office:value="58.1391941702618" calcext:value-type="float">
            <text:p>58</text:p>
          </table:table-cell>
          <table:table-cell table:style-name="ce18" table:formula="of:=IF(ISBLANK([.L$2]);0;VLOOKUP([.L$2];[$'weapon parameters'.$A:.$M];[.$B$8]+6;0)+VLOOKUP([.L$2];[$'weapon parameters'.$A:.$M];[.$B$8]+9;0)*[.L$5]*[.$A41])" office:value-type="float" office:value="65.6658681990917" calcext:value-type="float">
            <text:p>66</text:p>
          </table:table-cell>
          <table:table-cell table:style-name="ce18" table:formula="of:=IF(ISBLANK([.M$2]);0;VLOOKUP([.M$2];[$'weapon parameters'.$A:.$M];[.$B$8]+6;0)+VLOOKUP([.M$2];[$'weapon parameters'.$A:.$M];[.$B$8]+9;0)*[.M$5]*[.$A41])" office:value-type="float" office:value="37.0913959508354" calcext:value-type="float">
            <text:p>37</text:p>
          </table:table-cell>
          <table:table-cell table:style-name="ce18" table:formula="of:=IF(ISBLANK([.N$2]);0;VLOOKUP([.N$2];[$'weapon parameters'.$A:.$M];[.$B$8]+6;0)+VLOOKUP([.N$2];[$'weapon parameters'.$A:.$M];[.$B$8]+9;0)*[.N$5]*[.$A41])" office:value-type="float" office:value="39.3405795533012" calcext:value-type="float">
            <text:p>39</text:p>
          </table:table-cell>
          <table:table-cell table:style-name="ce18" table:formula="of:=IF(ISBLANK([.O$2]);0;VLOOKUP([.O$2];[$'weapon parameters'.$A:.$M];[.$B$8]+6;0)+VLOOKUP([.O$2];[$'weapon parameters'.$A:.$M];[.$B$8]+9;0)*[.O$5]*[.$A41])" office:value-type="float" office:value="41.5190049518309" calcext:value-type="float">
            <text:p>42</text:p>
          </table:table-cell>
          <table:table-cell table:style-name="ce18" table:formula="of:=IF(ISBLANK([.P$2]);0;VLOOKUP([.P$2];[$'weapon parameters'.$A:.$M];[.$B$8]+6;0)+VLOOKUP([.P$2];[$'weapon parameters'.$A:.$M];[.$B$8]+9;0)*[.P$5]*[.$A41])" office:value-type="float" office:value="0" calcext:value-type="float">
            <text:p>0</text:p>
          </table:table-cell>
          <table:table-cell table:style-name="ce18" table:formula="of:=IF(ISBLANK([.Q$2]);0;VLOOKUP([.Q$2];[$'weapon parameters'.$A:.$M];[.$B$8]+6;0)+VLOOKUP([.Q$2];[$'weapon parameters'.$A:.$M];[.$B$8]+9;0)*[.Q$5]*[.$A41])" office:value-type="float" office:value="98.0427371805524" calcext:value-type="float">
            <text:p>9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mbined</text:p>
          </table:table-cell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table:formula="of:=[.B10]+SUM([.B21];[.B32])" office:value-type="float" office:value="26.485281360305" calcext:value-type="float">
            <text:p>26</text:p>
          </table:table-cell>
          <table:table-cell table:style-name="ce18" table:formula="of:=[.C10]+SUM([.C21];[.C32])" office:value-type="float" office:value="31.4852813725829" calcext:value-type="float">
            <text:p>31</text:p>
          </table:table-cell>
          <table:table-cell table:style-name="ce18" table:formula="of:=[.D10]+SUM([.D21];[.D32])" office:value-type="float" office:value="26.2341493161571" calcext:value-type="float">
            <text:p>26</text:p>
          </table:table-cell>
          <table:table-cell table:style-name="ce18" table:formula="of:=[.E10]+SUM([.E21];[.E32])" office:value-type="float" office:value="30.1522942342317" calcext:value-type="float">
            <text:p>30</text:p>
          </table:table-cell>
          <table:table-cell table:style-name="ce18" table:formula="of:=[.F10]+SUM([.F21];[.F32])" office:value-type="float" office:value="34.3378183684204" calcext:value-type="float">
            <text:p>34</text:p>
          </table:table-cell>
          <table:table-cell table:style-name="ce18" table:formula="of:=[.G10]+SUM([.G21];[.G32])" office:value-type="float" office:value="30.4004425958975" calcext:value-type="float">
            <text:p>30</text:p>
          </table:table-cell>
          <table:table-cell table:style-name="ce18" table:formula="of:=[.H10]+SUM([.H21];[.H32])" office:value-type="float" office:value="27.1994637599761" calcext:value-type="float">
            <text:p>27</text:p>
          </table:table-cell>
          <table:table-cell table:style-name="ce18" table:formula="of:=[.I10]+SUM([.I21];[.I32])" office:value-type="float" office:value="28.0917715755176" calcext:value-type="float">
            <text:p>28</text:p>
          </table:table-cell>
          <table:table-cell table:style-name="ce18" table:formula="of:=[.J10]+SUM([.J21];[.J32])" office:value-type="float" office:value="34.8079339175806" calcext:value-type="float">
            <text:p>35</text:p>
          </table:table-cell>
          <table:table-cell table:style-name="ce18" table:formula="of:=[.K10]+SUM([.K21];[.K32])" office:value-type="float" office:value="38.3659637831522" calcext:value-type="float">
            <text:p>38</text:p>
          </table:table-cell>
          <table:table-cell table:style-name="ce18" table:formula="of:=[.L10]+SUM([.L21];[.L32])" office:value-type="float" office:value="48.4164078644766" calcext:value-type="float">
            <text:p>48</text:p>
          </table:table-cell>
          <table:table-cell table:style-name="ce18" table:formula="of:=[.M10]+SUM([.M21];[.M32])" office:value-type="float" office:value="43.8565152276798" calcext:value-type="float">
            <text:p>44</text:p>
          </table:table-cell>
          <table:table-cell table:style-name="ce18" table:formula="of:=[.N10]+SUM([.N21];[.N32])" office:value-type="float" office:value="47.6441241386037" calcext:value-type="float">
            <text:p>48</text:p>
          </table:table-cell>
          <table:table-cell table:style-name="ce18" table:formula="of:=[.O10]+SUM([.O21];[.O32])" office:value-type="float" office:value="44.2134913540778" calcext:value-type="float">
            <text:p>44</text:p>
          </table:table-cell>
          <table:table-cell table:style-name="ce18" table:formula="of:=[.P10]+SUM([.P21];[.P32])" office:value-type="float" office:value="24.4118955075902" calcext:value-type="float">
            <text:p>24</text:p>
          </table:table-cell>
          <table:table-cell table:style-name="ce18" table:formula="of:=[.Q10]+SUM([.Q21];[.Q32])" office:value-type="float" office:value="32.6969323334338" calcext:value-type="float">
            <text:p>33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[.B11]+SUM([.B22];[.B33])" office:value-type="float" office:value="35.97056272061" calcext:value-type="float">
            <text:p>36</text:p>
          </table:table-cell>
          <table:table-cell table:style-name="ce18" table:formula="of:=[.C11]+SUM([.C22];[.C33])" office:value-type="float" office:value="40.9705627451658" calcext:value-type="float">
            <text:p>41</text:p>
          </table:table-cell>
          <table:table-cell table:style-name="ce18" table:formula="of:=[.D11]+SUM([.D22];[.D33])" office:value-type="float" office:value="35.4682986323141" calcext:value-type="float">
            <text:p>35</text:p>
          </table:table-cell>
          <table:table-cell table:style-name="ce18" table:formula="of:=[.E11]+SUM([.E22];[.E33])" office:value-type="float" office:value="39.3045884684634" calcext:value-type="float">
            <text:p>39</text:p>
          </table:table-cell>
          <table:table-cell table:style-name="ce18" table:formula="of:=[.F11]+SUM([.F22];[.F33])" office:value-type="float" office:value="48.6756367368407" calcext:value-type="float">
            <text:p>49</text:p>
          </table:table-cell>
          <table:table-cell table:style-name="ce18" table:formula="of:=[.G11]+SUM([.G22];[.G33])" office:value-type="float" office:value="39.8008851917951" calcext:value-type="float">
            <text:p>40</text:p>
          </table:table-cell>
          <table:table-cell table:style-name="ce18" table:formula="of:=[.H11]+SUM([.H22];[.H33])" office:value-type="float" office:value="36.3989275199523" calcext:value-type="float">
            <text:p>36</text:p>
          </table:table-cell>
          <table:table-cell table:style-name="ce18" table:formula="of:=[.I11]+SUM([.I22];[.I33])" office:value-type="float" office:value="37.1835431510352" calcext:value-type="float">
            <text:p>37</text:p>
          </table:table-cell>
          <table:table-cell table:style-name="ce18" table:formula="of:=[.J11]+SUM([.J22];[.J33])" office:value-type="float" office:value="46.6158678351612" calcext:value-type="float">
            <text:p>47</text:p>
          </table:table-cell>
          <table:table-cell table:style-name="ce18" table:formula="of:=[.K11]+SUM([.K22];[.K33])" office:value-type="float" office:value="52.7319275663043" calcext:value-type="float">
            <text:p>53</text:p>
          </table:table-cell>
          <table:table-cell table:style-name="ce18" table:formula="of:=[.L11]+SUM([.L22];[.L33])" office:value-type="float" office:value="62.8328157289531" calcext:value-type="float">
            <text:p>63</text:p>
          </table:table-cell>
          <table:table-cell table:style-name="ce18" table:formula="of:=[.M11]+SUM([.M22];[.M33])" office:value-type="float" office:value="54.7130304553596" calcext:value-type="float">
            <text:p>55</text:p>
          </table:table-cell>
          <table:table-cell table:style-name="ce18" table:formula="of:=[.N11]+SUM([.N22];[.N33])" office:value-type="float" office:value="63.2882482772074" calcext:value-type="float">
            <text:p>63</text:p>
          </table:table-cell>
          <table:table-cell table:style-name="ce18" table:formula="of:=[.O11]+SUM([.O22];[.O33])" office:value-type="float" office:value="55.4269827081557" calcext:value-type="float">
            <text:p>55</text:p>
          </table:table-cell>
          <table:table-cell table:style-name="ce18" table:formula="of:=[.P11]+SUM([.P22];[.P33])" office:value-type="float" office:value="38.8237910151803" calcext:value-type="float">
            <text:p>39</text:p>
          </table:table-cell>
          <table:table-cell table:style-name="ce18" table:formula="of:=[.Q11]+SUM([.Q22];[.Q33])" office:value-type="float" office:value="48.3938646668677" calcext:value-type="float">
            <text:p>48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formula="of:=[.B12]+SUM([.B23];[.B34])" office:value-type="float" office:value="45.4558440809149" calcext:value-type="float">
            <text:p>45</text:p>
          </table:table-cell>
          <table:table-cell table:style-name="ce18" table:formula="of:=[.C12]+SUM([.C23];[.C34])" office:value-type="float" office:value="50.4558441177486" calcext:value-type="float">
            <text:p>50</text:p>
          </table:table-cell>
          <table:table-cell table:style-name="ce18" table:formula="of:=[.D12]+SUM([.D23];[.D34])" office:value-type="float" office:value="44.7024479484711" calcext:value-type="float">
            <text:p>45</text:p>
          </table:table-cell>
          <table:table-cell table:style-name="ce18" table:formula="of:=[.E12]+SUM([.E23];[.E34])" office:value-type="float" office:value="48.456882702695" calcext:value-type="float">
            <text:p>48</text:p>
          </table:table-cell>
          <table:table-cell table:style-name="ce18" table:formula="of:=[.F12]+SUM([.F23];[.F34])" office:value-type="float" office:value="63.0134551052611" calcext:value-type="float">
            <text:p>63</text:p>
          </table:table-cell>
          <table:table-cell table:style-name="ce18" table:formula="of:=[.G12]+SUM([.G23];[.G34])" office:value-type="float" office:value="49.2013277876926" calcext:value-type="float">
            <text:p>49</text:p>
          </table:table-cell>
          <table:table-cell table:style-name="ce18" table:formula="of:=[.H12]+SUM([.H23];[.H34])" office:value-type="float" office:value="45.5983912799284" calcext:value-type="float">
            <text:p>46</text:p>
          </table:table-cell>
          <table:table-cell table:style-name="ce18" table:formula="of:=[.I12]+SUM([.I23];[.I34])" office:value-type="float" office:value="46.2753147265528" calcext:value-type="float">
            <text:p>46</text:p>
          </table:table-cell>
          <table:table-cell table:style-name="ce18" table:formula="of:=[.J12]+SUM([.J23];[.J34])" office:value-type="float" office:value="58.4238017527417" calcext:value-type="float">
            <text:p>58</text:p>
          </table:table-cell>
          <table:table-cell table:style-name="ce18" table:formula="of:=[.K12]+SUM([.K23];[.K34])" office:value-type="float" office:value="67.0978913494565" calcext:value-type="float">
            <text:p>67</text:p>
          </table:table-cell>
          <table:table-cell table:style-name="ce18" table:formula="of:=[.L12]+SUM([.L23];[.L34])" office:value-type="float" office:value="77.2492235934297" calcext:value-type="float">
            <text:p>77</text:p>
          </table:table-cell>
          <table:table-cell table:style-name="ce18" table:formula="of:=[.M12]+SUM([.M23];[.M34])" office:value-type="float" office:value="65.5695456830394" calcext:value-type="float">
            <text:p>66</text:p>
          </table:table-cell>
          <table:table-cell table:style-name="ce18" table:formula="of:=[.N12]+SUM([.N23];[.N34])" office:value-type="float" office:value="78.9323724158111" calcext:value-type="float">
            <text:p>79</text:p>
          </table:table-cell>
          <table:table-cell table:style-name="ce18" table:formula="of:=[.O12]+SUM([.O23];[.O34])" office:value-type="float" office:value="66.6404740622335" calcext:value-type="float">
            <text:p>67</text:p>
          </table:table-cell>
          <table:table-cell table:style-name="ce18" table:formula="of:=[.P12]+SUM([.P23];[.P34])" office:value-type="float" office:value="53.2356865227705" calcext:value-type="float">
            <text:p>53</text:p>
          </table:table-cell>
          <table:table-cell table:style-name="ce18" table:formula="of:=[.Q12]+SUM([.Q23];[.Q34])" office:value-type="float" office:value="64.0907970003015" calcext:value-type="float">
            <text:p>64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formula="of:=[.B13]+SUM([.B24];[.B35])" office:value-type="float" office:value="54.9411254412199" calcext:value-type="float">
            <text:p>55</text:p>
          </table:table-cell>
          <table:table-cell table:style-name="ce18" table:formula="of:=[.C13]+SUM([.C24];[.C35])" office:value-type="float" office:value="59.9411254903315" calcext:value-type="float">
            <text:p>60</text:p>
          </table:table-cell>
          <table:table-cell table:style-name="ce18" table:formula="of:=[.D13]+SUM([.D24];[.D35])" office:value-type="float" office:value="53.9365972646282" calcext:value-type="float">
            <text:p>54</text:p>
          </table:table-cell>
          <table:table-cell table:style-name="ce18" table:formula="of:=[.E13]+SUM([.E24];[.E35])" office:value-type="float" office:value="57.6091769369267" calcext:value-type="float">
            <text:p>58</text:p>
          </table:table-cell>
          <table:table-cell table:style-name="ce18" table:formula="of:=[.F13]+SUM([.F24];[.F35])" office:value-type="float" office:value="77.3512734736815" calcext:value-type="float">
            <text:p>77</text:p>
          </table:table-cell>
          <table:table-cell table:style-name="ce18" table:formula="of:=[.G13]+SUM([.G24];[.G35])" office:value-type="float" office:value="58.6017703835901" calcext:value-type="float">
            <text:p>59</text:p>
          </table:table-cell>
          <table:table-cell table:style-name="ce18" table:formula="of:=[.H13]+SUM([.H24];[.H35])" office:value-type="float" office:value="54.7978550399045" calcext:value-type="float">
            <text:p>55</text:p>
          </table:table-cell>
          <table:table-cell table:style-name="ce18" table:formula="of:=[.I13]+SUM([.I24];[.I35])" office:value-type="float" office:value="55.3670863020704" calcext:value-type="float">
            <text:p>55</text:p>
          </table:table-cell>
          <table:table-cell table:style-name="ce18" table:formula="of:=[.J13]+SUM([.J24];[.J35])" office:value-type="float" office:value="70.2317356703223" calcext:value-type="float">
            <text:p>70</text:p>
          </table:table-cell>
          <table:table-cell table:style-name="ce18" table:formula="of:=[.K13]+SUM([.K24];[.K35])" office:value-type="float" office:value="81.4638551326086" calcext:value-type="float">
            <text:p>81</text:p>
          </table:table-cell>
          <table:table-cell table:style-name="ce18" table:formula="of:=[.L13]+SUM([.L24];[.L35])" office:value-type="float" office:value="91.6656314579062" calcext:value-type="float">
            <text:p>92</text:p>
          </table:table-cell>
          <table:table-cell table:style-name="ce18" table:formula="of:=[.M13]+SUM([.M24];[.M35])" office:value-type="float" office:value="76.4260609107192" calcext:value-type="float">
            <text:p>76</text:p>
          </table:table-cell>
          <table:table-cell table:style-name="ce18" table:formula="of:=[.N13]+SUM([.N24];[.N35])" office:value-type="float" office:value="94.5764965544148" calcext:value-type="float">
            <text:p>95</text:p>
          </table:table-cell>
          <table:table-cell table:style-name="ce18" table:formula="of:=[.O13]+SUM([.O24];[.O35])" office:value-type="float" office:value="77.8539654163113" calcext:value-type="float">
            <text:p>78</text:p>
          </table:table-cell>
          <table:table-cell table:style-name="ce18" table:formula="of:=[.P13]+SUM([.P24];[.P35])" office:value-type="float" office:value="67.6475820303607" calcext:value-type="float">
            <text:p>68</text:p>
          </table:table-cell>
          <table:table-cell table:style-name="ce18" table:formula="of:=[.Q13]+SUM([.Q24];[.Q35])" office:value-type="float" office:value="79.7877293337354" calcext:value-type="float">
            <text:p>80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table:formula="of:=[.B14]+SUM([.B25];[.B36])" office:value-type="float" office:value="64.4264068015249" calcext:value-type="float">
            <text:p>64</text:p>
          </table:table-cell>
          <table:table-cell table:style-name="ce18" table:formula="of:=[.C14]+SUM([.C25];[.C36])" office:value-type="float" office:value="69.4264068629144" calcext:value-type="float">
            <text:p>69</text:p>
          </table:table-cell>
          <table:table-cell table:style-name="ce18" table:formula="of:=[.D14]+SUM([.D25];[.D36])" office:value-type="float" office:value="63.1707465807852" calcext:value-type="float">
            <text:p>63</text:p>
          </table:table-cell>
          <table:table-cell table:style-name="ce18" table:formula="of:=[.E14]+SUM([.E25];[.E36])" office:value-type="float" office:value="66.7614711711584" calcext:value-type="float">
            <text:p>67</text:p>
          </table:table-cell>
          <table:table-cell table:style-name="ce18" table:formula="of:=[.F14]+SUM([.F25];[.F36])" office:value-type="float" office:value="91.6890918421018" calcext:value-type="float">
            <text:p>92</text:p>
          </table:table-cell>
          <table:table-cell table:style-name="ce18" table:formula="of:=[.G14]+SUM([.G25];[.G36])" office:value-type="float" office:value="68.0022129794877" calcext:value-type="float">
            <text:p>68</text:p>
          </table:table-cell>
          <table:table-cell table:style-name="ce18" table:formula="of:=[.H14]+SUM([.H25];[.H36])" office:value-type="float" office:value="63.9973187998806" calcext:value-type="float">
            <text:p>64</text:p>
          </table:table-cell>
          <table:table-cell table:style-name="ce18" table:formula="of:=[.I14]+SUM([.I25];[.I36])" office:value-type="float" office:value="64.458857877588" calcext:value-type="float">
            <text:p>64</text:p>
          </table:table-cell>
          <table:table-cell table:style-name="ce18" table:formula="of:=[.J14]+SUM([.J25];[.J36])" office:value-type="float" office:value="82.0396695879029" calcext:value-type="float">
            <text:p>82</text:p>
          </table:table-cell>
          <table:table-cell table:style-name="ce18" table:formula="of:=[.K14]+SUM([.K25];[.K36])" office:value-type="float" office:value="95.8298189157608" calcext:value-type="float">
            <text:p>96</text:p>
          </table:table-cell>
          <table:table-cell table:style-name="ce18" table:formula="of:=[.L14]+SUM([.L25];[.L36])" office:value-type="float" office:value="106.082039322383" calcext:value-type="float">
            <text:p>106</text:p>
          </table:table-cell>
          <table:table-cell table:style-name="ce18" table:formula="of:=[.M14]+SUM([.M25];[.M36])" office:value-type="float" office:value="87.282576138399" calcext:value-type="float">
            <text:p>87</text:p>
          </table:table-cell>
          <table:table-cell table:style-name="ce18" table:formula="of:=[.N14]+SUM([.N25];[.N36])" office:value-type="float" office:value="110.220620693018" calcext:value-type="float">
            <text:p>110</text:p>
          </table:table-cell>
          <table:table-cell table:style-name="ce18" table:formula="of:=[.O14]+SUM([.O25];[.O36])" office:value-type="float" office:value="89.0674567703891" calcext:value-type="float">
            <text:p>89</text:p>
          </table:table-cell>
          <table:table-cell table:style-name="ce18" table:formula="of:=[.P14]+SUM([.P25];[.P36])" office:value-type="float" office:value="82.0594775379508" calcext:value-type="float">
            <text:p>82</text:p>
          </table:table-cell>
          <table:table-cell table:style-name="ce18" table:formula="of:=[.Q14]+SUM([.Q25];[.Q36])" office:value-type="float" office:value="95.4846616671692" calcext:value-type="float">
            <text:p>95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table:formula="of:=[.B15]+SUM([.B26];[.B37])" office:value-type="float" office:value="73.9116881618298" calcext:value-type="float">
            <text:p>74</text:p>
          </table:table-cell>
          <table:table-cell table:style-name="ce18" table:formula="of:=[.C15]+SUM([.C26];[.C37])" office:value-type="float" office:value="78.9116882354973" calcext:value-type="float">
            <text:p>79</text:p>
          </table:table-cell>
          <table:table-cell table:style-name="ce18" table:formula="of:=[.D15]+SUM([.D26];[.D37])" office:value-type="float" office:value="72.4048958969423" calcext:value-type="float">
            <text:p>72</text:p>
          </table:table-cell>
          <table:table-cell table:style-name="ce18" table:formula="of:=[.E15]+SUM([.E26];[.E37])" office:value-type="float" office:value="75.9137654053901" calcext:value-type="float">
            <text:p>76</text:p>
          </table:table-cell>
          <table:table-cell table:style-name="ce18" table:formula="of:=[.F15]+SUM([.F26];[.F37])" office:value-type="float" office:value="106.026910210522" calcext:value-type="float">
            <text:p>106</text:p>
          </table:table-cell>
          <table:table-cell table:style-name="ce18" table:formula="of:=[.G15]+SUM([.G26];[.G37])" office:value-type="float" office:value="77.4026555753852" calcext:value-type="float">
            <text:p>77</text:p>
          </table:table-cell>
          <table:table-cell table:style-name="ce18" table:formula="of:=[.H15]+SUM([.H26];[.H37])" office:value-type="float" office:value="73.1967825598568" calcext:value-type="float">
            <text:p>73</text:p>
          </table:table-cell>
          <table:table-cell table:style-name="ce18" table:formula="of:=[.I15]+SUM([.I26];[.I37])" office:value-type="float" office:value="73.5506294531055" calcext:value-type="float">
            <text:p>74</text:p>
          </table:table-cell>
          <table:table-cell table:style-name="ce18" table:formula="of:=[.J15]+SUM([.J26];[.J37])" office:value-type="float" office:value="93.8476035054835" calcext:value-type="float">
            <text:p>94</text:p>
          </table:table-cell>
          <table:table-cell table:style-name="ce18" table:formula="of:=[.K15]+SUM([.K26];[.K37])" office:value-type="float" office:value="110.195782698913" calcext:value-type="float">
            <text:p>110</text:p>
          </table:table-cell>
          <table:table-cell table:style-name="ce18" table:formula="of:=[.L15]+SUM([.L26];[.L37])" office:value-type="float" office:value="120.498447186859" calcext:value-type="float">
            <text:p>120</text:p>
          </table:table-cell>
          <table:table-cell table:style-name="ce18" table:formula="of:=[.M15]+SUM([.M26];[.M37])" office:value-type="float" office:value="98.1390913660788" calcext:value-type="float">
            <text:p>98</text:p>
          </table:table-cell>
          <table:table-cell table:style-name="ce18" table:formula="of:=[.N15]+SUM([.N26];[.N37])" office:value-type="float" office:value="125.864744831622" calcext:value-type="float">
            <text:p>126</text:p>
          </table:table-cell>
          <table:table-cell table:style-name="ce18" table:formula="of:=[.O15]+SUM([.O26];[.O37])" office:value-type="float" office:value="100.280948124467" calcext:value-type="float">
            <text:p>100</text:p>
          </table:table-cell>
          <table:table-cell table:style-name="ce18" table:formula="of:=[.P15]+SUM([.P26];[.P37])" office:value-type="float" office:value="96.471373045541" calcext:value-type="float">
            <text:p>96</text:p>
          </table:table-cell>
          <table:table-cell table:style-name="ce18" table:formula="of:=[.Q15]+SUM([.Q26];[.Q37])" office:value-type="float" office:value="111.181594000603" calcext:value-type="float">
            <text:p>111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table:formula="of:=[.B16]+SUM([.B27];[.B38])" office:value-type="float" office:value="83.3969695221348" calcext:value-type="float">
            <text:p>83</text:p>
          </table:table-cell>
          <table:table-cell table:style-name="ce18" table:formula="of:=[.C16]+SUM([.C27];[.C38])" office:value-type="float" office:value="88.3969696080802" calcext:value-type="float">
            <text:p>88</text:p>
          </table:table-cell>
          <table:table-cell table:style-name="ce18" table:formula="of:=[.D16]+SUM([.D27];[.D38])" office:value-type="float" office:value="81.6390452130993" calcext:value-type="float">
            <text:p>82</text:p>
          </table:table-cell>
          <table:table-cell table:style-name="ce18" table:formula="of:=[.E16]+SUM([.E27];[.E38])" office:value-type="float" office:value="85.0660596396218" calcext:value-type="float">
            <text:p>85</text:p>
          </table:table-cell>
          <table:table-cell table:style-name="ce18" table:formula="of:=[.F16]+SUM([.F27];[.F38])" office:value-type="float" office:value="120.364728578943" calcext:value-type="float">
            <text:p>120</text:p>
          </table:table-cell>
          <table:table-cell table:style-name="ce18" table:formula="of:=[.G16]+SUM([.G27];[.G38])" office:value-type="float" office:value="86.8030981712827" calcext:value-type="float">
            <text:p>87</text:p>
          </table:table-cell>
          <table:table-cell table:style-name="ce18" table:formula="of:=[.H16]+SUM([.H27];[.H38])" office:value-type="float" office:value="82.3962463198329" calcext:value-type="float">
            <text:p>82</text:p>
          </table:table-cell>
          <table:table-cell table:style-name="ce18" table:formula="of:=[.I16]+SUM([.I27];[.I38])" office:value-type="float" office:value="82.6424010286231" calcext:value-type="float">
            <text:p>83</text:p>
          </table:table-cell>
          <table:table-cell table:style-name="ce18" table:formula="of:=[.J16]+SUM([.J27];[.J38])" office:value-type="float" office:value="105.655537423064" calcext:value-type="float">
            <text:p>106</text:p>
          </table:table-cell>
          <table:table-cell table:style-name="ce18" table:formula="of:=[.K16]+SUM([.K27];[.K38])" office:value-type="float" office:value="124.561746482065" calcext:value-type="float">
            <text:p>125</text:p>
          </table:table-cell>
          <table:table-cell table:style-name="ce18" table:formula="of:=[.L16]+SUM([.L27];[.L38])" office:value-type="float" office:value="134.914855051336" calcext:value-type="float">
            <text:p>135</text:p>
          </table:table-cell>
          <table:table-cell table:style-name="ce18" table:formula="of:=[.M16]+SUM([.M27];[.M38])" office:value-type="float" office:value="108.995606593759" calcext:value-type="float">
            <text:p>109</text:p>
          </table:table-cell>
          <table:table-cell table:style-name="ce18" table:formula="of:=[.N16]+SUM([.N27];[.N38])" office:value-type="float" office:value="141.508868970226" calcext:value-type="float">
            <text:p>142</text:p>
          </table:table-cell>
          <table:table-cell table:style-name="ce18" table:formula="of:=[.O16]+SUM([.O27];[.O38])" office:value-type="float" office:value="111.494439478545" calcext:value-type="float">
            <text:p>111</text:p>
          </table:table-cell>
          <table:table-cell table:style-name="ce18" table:formula="of:=[.P16]+SUM([.P27];[.P38])" office:value-type="float" office:value="110.883268553131" calcext:value-type="float">
            <text:p>111</text:p>
          </table:table-cell>
          <table:table-cell table:style-name="ce18" table:formula="of:=[.Q16]+SUM([.Q27];[.Q38])" office:value-type="float" office:value="126.878526334037" calcext:value-type="float">
            <text:p>127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table:formula="of:=[.B17]+SUM([.B28];[.B39])" office:value-type="float" office:value="92.8822508824398" calcext:value-type="float">
            <text:p>93</text:p>
          </table:table-cell>
          <table:table-cell table:style-name="ce18" table:formula="of:=[.C17]+SUM([.C28];[.C39])" office:value-type="float" office:value="97.8822509806631" calcext:value-type="float">
            <text:p>98</text:p>
          </table:table-cell>
          <table:table-cell table:style-name="ce18" table:formula="of:=[.D17]+SUM([.D28];[.D39])" office:value-type="float" office:value="90.8731945292564" calcext:value-type="float">
            <text:p>91</text:p>
          </table:table-cell>
          <table:table-cell table:style-name="ce18" table:formula="of:=[.E17]+SUM([.E28];[.E39])" office:value-type="float" office:value="94.2183538738534" calcext:value-type="float">
            <text:p>94</text:p>
          </table:table-cell>
          <table:table-cell table:style-name="ce18" table:formula="of:=[.F17]+SUM([.F28];[.F39])" office:value-type="float" office:value="134.702546947363" calcext:value-type="float">
            <text:p>135</text:p>
          </table:table-cell>
          <table:table-cell table:style-name="ce18" table:formula="of:=[.G17]+SUM([.G28];[.G39])" office:value-type="float" office:value="96.2035407671802" calcext:value-type="float">
            <text:p>96</text:p>
          </table:table-cell>
          <table:table-cell table:style-name="ce18" table:formula="of:=[.H17]+SUM([.H28];[.H39])" office:value-type="float" office:value="91.595710079809" calcext:value-type="float">
            <text:p>92</text:p>
          </table:table-cell>
          <table:table-cell table:style-name="ce18" table:formula="of:=[.I17]+SUM([.I28];[.I39])" office:value-type="float" office:value="91.7341726041407" calcext:value-type="float">
            <text:p>92</text:p>
          </table:table-cell>
          <table:table-cell table:style-name="ce18" table:formula="of:=[.J17]+SUM([.J28];[.J39])" office:value-type="float" office:value="117.463471340645" calcext:value-type="float">
            <text:p>117</text:p>
          </table:table-cell>
          <table:table-cell table:style-name="ce18" table:formula="of:=[.K17]+SUM([.K28];[.K39])" office:value-type="float" office:value="138.927710265217" calcext:value-type="float">
            <text:p>139</text:p>
          </table:table-cell>
          <table:table-cell table:style-name="ce18" table:formula="of:=[.L17]+SUM([.L28];[.L39])" office:value-type="float" office:value="149.331262915813" calcext:value-type="float">
            <text:p>149</text:p>
          </table:table-cell>
          <table:table-cell table:style-name="ce18" table:formula="of:=[.M17]+SUM([.M28];[.M39])" office:value-type="float" office:value="119.852121821438" calcext:value-type="float">
            <text:p>120</text:p>
          </table:table-cell>
          <table:table-cell table:style-name="ce18" table:formula="of:=[.N17]+SUM([.N28];[.N39])" office:value-type="float" office:value="157.15299310883" calcext:value-type="float">
            <text:p>157</text:p>
          </table:table-cell>
          <table:table-cell table:style-name="ce18" table:formula="of:=[.O17]+SUM([.O28];[.O39])" office:value-type="float" office:value="122.707930832623" calcext:value-type="float">
            <text:p>123</text:p>
          </table:table-cell>
          <table:table-cell table:style-name="ce18" table:formula="of:=[.P17]+SUM([.P28];[.P39])" office:value-type="float" office:value="125.295164060721" calcext:value-type="float">
            <text:p>125</text:p>
          </table:table-cell>
          <table:table-cell table:style-name="ce18" table:formula="of:=[.Q17]+SUM([.Q28];[.Q39])" office:value-type="float" office:value="142.575458667471" calcext:value-type="float">
            <text:p>143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table:formula="of:=[.B18]+SUM([.B29];[.B40])" office:value-type="float" office:value="102.367532242745" calcext:value-type="float">
            <text:p>102</text:p>
          </table:table-cell>
          <table:table-cell table:style-name="ce18" table:formula="of:=[.C18]+SUM([.C29];[.C40])" office:value-type="float" office:value="107.367532353246" calcext:value-type="float">
            <text:p>107</text:p>
          </table:table-cell>
          <table:table-cell table:style-name="ce18" table:formula="of:=[.D18]+SUM([.D29];[.D40])" office:value-type="float" office:value="100.107343845413" calcext:value-type="float">
            <text:p>100</text:p>
          </table:table-cell>
          <table:table-cell table:style-name="ce18" table:formula="of:=[.E18]+SUM([.E29];[.E40])" office:value-type="float" office:value="103.370648108085" calcext:value-type="float">
            <text:p>103</text:p>
          </table:table-cell>
          <table:table-cell table:style-name="ce18" table:formula="of:=[.F18]+SUM([.F29];[.F40])" office:value-type="float" office:value="149.040365315783" calcext:value-type="float">
            <text:p>149</text:p>
          </table:table-cell>
          <table:table-cell table:style-name="ce18" table:formula="of:=[.G18]+SUM([.G29];[.G40])" office:value-type="float" office:value="105.603983363078" calcext:value-type="float">
            <text:p>106</text:p>
          </table:table-cell>
          <table:table-cell table:style-name="ce18" table:formula="of:=[.H18]+SUM([.H29];[.H40])" office:value-type="float" office:value="100.795173839785" calcext:value-type="float">
            <text:p>101</text:p>
          </table:table-cell>
          <table:table-cell table:style-name="ce18" table:formula="of:=[.I18]+SUM([.I29];[.I40])" office:value-type="float" office:value="100.825944179658" calcext:value-type="float">
            <text:p>101</text:p>
          </table:table-cell>
          <table:table-cell table:style-name="ce18" table:formula="of:=[.J18]+SUM([.J29];[.J40])" office:value-type="float" office:value="129.271405258225" calcext:value-type="float">
            <text:p>129</text:p>
          </table:table-cell>
          <table:table-cell table:style-name="ce18" table:formula="of:=[.K18]+SUM([.K29];[.K40])" office:value-type="float" office:value="153.293674048369" calcext:value-type="float">
            <text:p>153</text:p>
          </table:table-cell>
          <table:table-cell table:style-name="ce18" table:formula="of:=[.L18]+SUM([.L29];[.L40])" office:value-type="float" office:value="163.747670780289" calcext:value-type="float">
            <text:p>164</text:p>
          </table:table-cell>
          <table:table-cell table:style-name="ce18" table:formula="of:=[.M18]+SUM([.M29];[.M40])" office:value-type="float" office:value="130.708637049118" calcext:value-type="float">
            <text:p>131</text:p>
          </table:table-cell>
          <table:table-cell table:style-name="ce18" table:formula="of:=[.N18]+SUM([.N29];[.N40])" office:value-type="float" office:value="172.797117247433" calcext:value-type="float">
            <text:p>173</text:p>
          </table:table-cell>
          <table:table-cell table:style-name="ce18" table:formula="of:=[.O18]+SUM([.O29];[.O40])" office:value-type="float" office:value="133.9214221867" calcext:value-type="float">
            <text:p>134</text:p>
          </table:table-cell>
          <table:table-cell table:style-name="ce18" table:formula="of:=[.P18]+SUM([.P29];[.P40])" office:value-type="float" office:value="139.707059568312" calcext:value-type="float">
            <text:p>140</text:p>
          </table:table-cell>
          <table:table-cell table:style-name="ce18" table:formula="of:=[.Q18]+SUM([.Q29];[.Q40])" office:value-type="float" office:value="158.272391000905" calcext:value-type="float">
            <text:p>158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[.B19]+SUM([.B30];[.B41])" office:value-type="float" office:value="111.85281360305" calcext:value-type="float">
            <text:p>112</text:p>
          </table:table-cell>
          <table:table-cell table:style-name="ce18" table:formula="of:=[.C19]+SUM([.C30];[.C41])" office:value-type="float" office:value="116.852813725829" calcext:value-type="float">
            <text:p>117</text:p>
          </table:table-cell>
          <table:table-cell table:style-name="ce18" table:formula="of:=[.D19]+SUM([.D30];[.D41])" office:value-type="float" office:value="109.34149316157" calcext:value-type="float">
            <text:p>109</text:p>
          </table:table-cell>
          <table:table-cell table:style-name="ce18" table:formula="of:=[.E19]+SUM([.E30];[.E41])" office:value-type="float" office:value="112.522942342317" calcext:value-type="float">
            <text:p>113</text:p>
          </table:table-cell>
          <table:table-cell table:style-name="ce18" table:formula="of:=[.F19]+SUM([.F30];[.F41])" office:value-type="float" office:value="163.378183684204" calcext:value-type="float">
            <text:p>163</text:p>
          </table:table-cell>
          <table:table-cell table:style-name="ce18" table:formula="of:=[.G19]+SUM([.G30];[.G41])" office:value-type="float" office:value="115.004425958975" calcext:value-type="float">
            <text:p>115</text:p>
          </table:table-cell>
          <table:table-cell table:style-name="ce18" table:formula="of:=[.H19]+SUM([.H30];[.H41])" office:value-type="float" office:value="109.994637599761" calcext:value-type="float">
            <text:p>110</text:p>
          </table:table-cell>
          <table:table-cell table:style-name="ce18" table:formula="of:=[.I19]+SUM([.I30];[.I41])" office:value-type="float" office:value="109.917715755176" calcext:value-type="float">
            <text:p>110</text:p>
          </table:table-cell>
          <table:table-cell table:style-name="ce18" table:formula="of:=[.J19]+SUM([.J30];[.J41])" office:value-type="float" office:value="141.079339175806" calcext:value-type="float">
            <text:p>141</text:p>
          </table:table-cell>
          <table:table-cell table:style-name="ce18" table:formula="of:=[.K19]+SUM([.K30];[.K41])" office:value-type="float" office:value="167.659637831522" calcext:value-type="float">
            <text:p>168</text:p>
          </table:table-cell>
          <table:table-cell table:style-name="ce18" table:formula="of:=[.L19]+SUM([.L30];[.L41])" office:value-type="float" office:value="178.164078644766" calcext:value-type="float">
            <text:p>178</text:p>
          </table:table-cell>
          <table:table-cell table:style-name="ce18" table:formula="of:=[.M19]+SUM([.M30];[.M41])" office:value-type="float" office:value="141.565152276798" calcext:value-type="float">
            <text:p>142</text:p>
          </table:table-cell>
          <table:table-cell table:style-name="ce18" table:formula="of:=[.N19]+SUM([.N30];[.N41])" office:value-type="float" office:value="188.441241386037" calcext:value-type="float">
            <text:p>188</text:p>
          </table:table-cell>
          <table:table-cell table:style-name="ce18" table:formula="of:=[.O19]+SUM([.O30];[.O41])" office:value-type="float" office:value="145.134913540778" calcext:value-type="float">
            <text:p>145</text:p>
          </table:table-cell>
          <table:table-cell table:style-name="ce18" table:formula="of:=[.P19]+SUM([.P30];[.P41])" office:value-type="float" office:value="154.118955075902" calcext:value-type="float">
            <text:p>154</text:p>
          </table:table-cell>
          <table:table-cell table:style-name="ce18" table:formula="of:=[.Q19]+SUM([.Q30];[.Q41])" office:value-type="float" office:value="173.969323334338" calcext:value-type="float">
            <text:p>174</text:p>
          </table:table-cell>
          <table:table-cell table:number-columns-repeated="1004"/>
        </table:table-row>
        <table:table-row table:style-name="ro1">
          <table:table-cell/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string" calcext:value-type="string">
            <text:p>speed</text:p>
          </table:table-cell>
          <table:table-cell table:style-name="ce18" office:value-type="float" office:value="3" calcext:value-type="float">
            <text:p>3</text:p>
          </table:table-cell>
          <table:table-cell table:style-name="ce18" table:number-columns-repeated="5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string" calcext:value-type="string">
            <text:p>buff</text:p>
          </table:table-cell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table:formula="of:=VLOOKUP([.B$1];[$'weapon parameters'.$A:.$M];[.$B$54]+0;0)+VLOOKUP([.B$1];[$'weapon parameters'.$A:.$M];[.$B$54]+3;0)*[.$A56]+VLOOKUP([.$A$7];[$'weapon parameters'.$A$17:.$M$20];12;0)*[.B$6]*[.$A10]" office:value-type="float" office:value="35.6565300584724" calcext:value-type="float">
            <text:p>36</text:p>
          </table:table-cell>
          <table:table-cell table:style-name="ce18" table:formula="of:=VLOOKUP([.C$1];[$'weapon parameters'.$A:.$M];[.$B$54]+0;0)+VLOOKUP([.C$1];[$'weapon parameters'.$A:.$M];[.$B$54]+3;0)*[.$A56]+VLOOKUP([.$A$7];[$'weapon parameters'.$A$17:.$M$20];12;0)*[.C$6]*[.$A10]" office:value-type="float" office:value="35.6567424987256" calcext:value-type="float">
            <text:p>36</text:p>
          </table:table-cell>
          <table:table-cell table:style-name="ce18" table:formula="of:=VLOOKUP([.D$1];[$'weapon parameters'.$A:.$M];[.$B$54]+0;0)+VLOOKUP([.D$1];[$'weapon parameters'.$A:.$M];[.$B$54]+3;0)*[.$A56]+VLOOKUP([.$A$7];[$'weapon parameters'.$A$17:.$M$20];12;0)*[.D$6]*[.$A10]" office:value-type="float" office:value="36.8554953518888" calcext:value-type="float">
            <text:p>37</text:p>
          </table:table-cell>
          <table:table-cell table:style-name="ce18" table:formula="of:=VLOOKUP([.E$1];[$'weapon parameters'.$A:.$M];[.$B$54]+0;0)+VLOOKUP([.E$1];[$'weapon parameters'.$A:.$M];[.$B$54]+3;0)*[.$A56]+VLOOKUP([.$A$7];[$'weapon parameters'.$A$17:.$M$20];12;0)*[.E$6]*[.$A10]" office:value-type="float" office:value="33.865701869599" calcext:value-type="float">
            <text:p>34</text:p>
          </table:table-cell>
          <table:table-cell table:style-name="ce18" table:formula="of:=VLOOKUP([.F$1];[$'weapon parameters'.$A:.$M];[.$B$54]+0;0)+VLOOKUP([.F$1];[$'weapon parameters'.$A:.$M];[.$B$54]+3;0)*[.$A56]+VLOOKUP([.$A$7];[$'weapon parameters'.$A$17:.$M$20];12;0)*[.F$6]*[.$A10]" office:value-type="float" office:value="34.3301035041877" calcext:value-type="float">
            <text:p>34</text:p>
          </table:table-cell>
          <table:table-cell table:style-name="ce18" table:formula="of:=VLOOKUP([.G$1];[$'weapon parameters'.$A:.$M];[.$B$54]+0;0)+VLOOKUP([.G$1];[$'weapon parameters'.$A:.$M];[.$B$54]+3;0)*[.$A56]+VLOOKUP([.$A$7];[$'weapon parameters'.$A$17:.$M$20];12;0)*[.G$6]*[.$A10]" office:value-type="float" office:value="34.8023632392108" calcext:value-type="float">
            <text:p>35</text:p>
          </table:table-cell>
          <table:table-cell table:style-name="ce18" table:formula="of:=VLOOKUP([.H$1];[$'weapon parameters'.$A:.$M];[.$B$54]+0;0)+VLOOKUP([.H$1];[$'weapon parameters'.$A:.$M];[.$B$54]+3;0)*[.$A56]+VLOOKUP([.$A$7];[$'weapon parameters'.$A$17:.$M$20];12;0)*[.H$6]*[.$A10]" office:value-type="float" office:value="34.0104712627979" calcext:value-type="float">
            <text:p>34</text:p>
          </table:table-cell>
          <table:table-cell table:style-name="ce18" table:formula="of:=VLOOKUP([.I$1];[$'weapon parameters'.$A:.$M];[.$B$54]+0;0)+VLOOKUP([.I$1];[$'weapon parameters'.$A:.$M];[.$B$54]+3;0)*[.$A56]+VLOOKUP([.$A$7];[$'weapon parameters'.$A$17:.$M$20];12;0)*[.I$6]*[.$A10]" office:value-type="float" office:value="33.6918063745685" calcext:value-type="float">
            <text:p>34</text:p>
          </table:table-cell>
          <table:table-cell table:style-name="ce18" table:formula="of:=VLOOKUP([.J$1];[$'weapon parameters'.$A:.$M];[.$B$54]+0;0)+VLOOKUP([.J$1];[$'weapon parameters'.$A:.$M];[.$B$54]+3;0)*[.$A56]+VLOOKUP([.$A$7];[$'weapon parameters'.$A$17:.$M$20];12;0)*[.J$6]*[.$A10]" office:value-type="float" office:value="34.1667995165256" calcext:value-type="float">
            <text:p>34</text:p>
          </table:table-cell>
          <table:table-cell table:style-name="ce18" table:formula="of:=VLOOKUP([.K$1];[$'weapon parameters'.$A:.$M];[.$B$54]+0;0)+VLOOKUP([.K$1];[$'weapon parameters'.$A:.$M];[.$B$54]+3;0)*[.$A56]+VLOOKUP([.$A$7];[$'weapon parameters'.$A$17:.$M$20];12;0)*[.K$6]*[.$A10]" office:value-type="float" office:value="34.1841665987997" calcext:value-type="float">
            <text:p>34</text:p>
          </table:table-cell>
          <table:table-cell table:style-name="ce18" table:formula="of:=VLOOKUP([.L$1];[$'weapon parameters'.$A:.$M];[.$B$54]+0;0)+VLOOKUP([.L$1];[$'weapon parameters'.$A:.$M];[.$B$54]+3;0)*[.$A56]+VLOOKUP([.$A$7];[$'weapon parameters'.$A$17:.$M$20];12;0)*[.L$6]*[.$A10]" office:value-type="float" office:value="33.5776456328776" calcext:value-type="float">
            <text:p>34</text:p>
          </table:table-cell>
          <table:table-cell table:style-name="ce18" table:formula="of:=VLOOKUP([.M$1];[$'weapon parameters'.$A:.$M];[.$B$54]+0;0)+VLOOKUP([.M$1];[$'weapon parameters'.$A:.$M];[.$B$54]+3;0)*[.$A56]+VLOOKUP([.$A$7];[$'weapon parameters'.$A$17:.$M$20];12;0)*[.M$6]*[.$A10]" office:value-type="float" office:value="33.3455454990164" calcext:value-type="float">
            <text:p>33</text:p>
          </table:table-cell>
          <table:table-cell table:style-name="ce18" table:formula="of:=VLOOKUP([.N$1];[$'weapon parameters'.$A:.$M];[.$B$54]+0;0)+VLOOKUP([.N$1];[$'weapon parameters'.$A:.$M];[.$B$54]+3;0)*[.$A56]+VLOOKUP([.$A$7];[$'weapon parameters'.$A$17:.$M$20];12;0)*[.N$6]*[.$A10]" office:value-type="float" office:value="33.6455203439286" calcext:value-type="float">
            <text:p>34</text:p>
          </table:table-cell>
          <table:table-cell table:style-name="ce18" table:formula="of:=VLOOKUP([.O$1];[$'weapon parameters'.$A:.$M];[.$B$54]+0;0)+VLOOKUP([.O$1];[$'weapon parameters'.$A:.$M];[.$B$54]+3;0)*[.$A56]+VLOOKUP([.$A$7];[$'weapon parameters'.$A$17:.$M$20];12;0)*[.O$6]*[.$A10]" office:value-type="float" office:value="33.9362916933075" calcext:value-type="float">
            <text:p>34</text:p>
          </table:table-cell>
          <table:table-cell table:style-name="ce18" table:formula="of:=VLOOKUP([.P$1];[$'weapon parameters'.$A:.$M];[.$B$54]+0;0)+VLOOKUP([.P$1];[$'weapon parameters'.$A:.$M];[.$B$54]+3;0)*[.$A56]+VLOOKUP([.$A$7];[$'weapon parameters'.$A$17:.$M$20];12;0)*[.P$6]*[.$A10]" office:value-type="float" office:value="33.3909400362908" calcext:value-type="float">
            <text:p>33</text:p>
          </table:table-cell>
          <table:table-cell table:style-name="ce18" table:formula="of:=VLOOKUP([.Q$1];[$'weapon parameters'.$A:.$M];[.$B$54]+0;0)+VLOOKUP([.Q$1];[$'weapon parameters'.$A:.$M];[.$B$54]+3;0)*[.$A56]+VLOOKUP([.$A$7];[$'weapon parameters'.$A$17:.$M$20];12;0)*[.Q$6]*[.$A10]" office:value-type="float" office:value="33.2619874939717" calcext:value-type="float">
            <text:p>33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VLOOKUP([.B$1];[$'weapon parameters'.$A:.$M];[.$B$54]+0;0)+VLOOKUP([.B$1];[$'weapon parameters'.$A:.$M];[.$B$54]+3;0)*[.$A57]+VLOOKUP([.$A$7];[$'weapon parameters'.$A$17:.$M$20];12;0)*[.B$6]*[.$A11]" office:value-type="float" office:value="41.3130601169448" calcext:value-type="float">
            <text:p>41</text:p>
          </table:table-cell>
          <table:table-cell table:style-name="ce18" table:formula="of:=VLOOKUP([.C$1];[$'weapon parameters'.$A:.$M];[.$B$54]+0;0)+VLOOKUP([.C$1];[$'weapon parameters'.$A:.$M];[.$B$54]+3;0)*[.$A57]+VLOOKUP([.$A$7];[$'weapon parameters'.$A$17:.$M$20];12;0)*[.C$6]*[.$A11]" office:value-type="float" office:value="41.3134849974513" calcext:value-type="float">
            <text:p>41</text:p>
          </table:table-cell>
          <table:table-cell table:style-name="ce18" table:formula="of:=VLOOKUP([.D$1];[$'weapon parameters'.$A:.$M];[.$B$54]+0;0)+VLOOKUP([.D$1];[$'weapon parameters'.$A:.$M];[.$B$54]+3;0)*[.$A57]+VLOOKUP([.$A$7];[$'weapon parameters'.$A$17:.$M$20];12;0)*[.D$6]*[.$A11]" office:value-type="float" office:value="43.7109907037775" calcext:value-type="float">
            <text:p>44</text:p>
          </table:table-cell>
          <table:table-cell table:style-name="ce18" table:formula="of:=VLOOKUP([.E$1];[$'weapon parameters'.$A:.$M];[.$B$54]+0;0)+VLOOKUP([.E$1];[$'weapon parameters'.$A:.$M];[.$B$54]+3;0)*[.$A57]+VLOOKUP([.$A$7];[$'weapon parameters'.$A$17:.$M$20];12;0)*[.E$6]*[.$A11]" office:value-type="float" office:value="37.7314037391981" calcext:value-type="float">
            <text:p>38</text:p>
          </table:table-cell>
          <table:table-cell table:style-name="ce18" table:formula="of:=VLOOKUP([.F$1];[$'weapon parameters'.$A:.$M];[.$B$54]+0;0)+VLOOKUP([.F$1];[$'weapon parameters'.$A:.$M];[.$B$54]+3;0)*[.$A57]+VLOOKUP([.$A$7];[$'weapon parameters'.$A$17:.$M$20];12;0)*[.F$6]*[.$A11]" office:value-type="float" office:value="38.6602070083754" calcext:value-type="float">
            <text:p>39</text:p>
          </table:table-cell>
          <table:table-cell table:style-name="ce18" table:formula="of:=VLOOKUP([.G$1];[$'weapon parameters'.$A:.$M];[.$B$54]+0;0)+VLOOKUP([.G$1];[$'weapon parameters'.$A:.$M];[.$B$54]+3;0)*[.$A57]+VLOOKUP([.$A$7];[$'weapon parameters'.$A$17:.$M$20];12;0)*[.G$6]*[.$A11]" office:value-type="float" office:value="39.6047264784217" calcext:value-type="float">
            <text:p>40</text:p>
          </table:table-cell>
          <table:table-cell table:style-name="ce18" table:formula="of:=VLOOKUP([.H$1];[$'weapon parameters'.$A:.$M];[.$B$54]+0;0)+VLOOKUP([.H$1];[$'weapon parameters'.$A:.$M];[.$B$54]+3;0)*[.$A57]+VLOOKUP([.$A$7];[$'weapon parameters'.$A$17:.$M$20];12;0)*[.H$6]*[.$A11]" office:value-type="float" office:value="38.0209425255958" calcext:value-type="float">
            <text:p>38</text:p>
          </table:table-cell>
          <table:table-cell table:style-name="ce18" table:formula="of:=VLOOKUP([.I$1];[$'weapon parameters'.$A:.$M];[.$B$54]+0;0)+VLOOKUP([.I$1];[$'weapon parameters'.$A:.$M];[.$B$54]+3;0)*[.$A57]+VLOOKUP([.$A$7];[$'weapon parameters'.$A$17:.$M$20];12;0)*[.I$6]*[.$A11]" office:value-type="float" office:value="37.383612749137" calcext:value-type="float">
            <text:p>37</text:p>
          </table:table-cell>
          <table:table-cell table:style-name="ce18" table:formula="of:=VLOOKUP([.J$1];[$'weapon parameters'.$A:.$M];[.$B$54]+0;0)+VLOOKUP([.J$1];[$'weapon parameters'.$A:.$M];[.$B$54]+3;0)*[.$A57]+VLOOKUP([.$A$7];[$'weapon parameters'.$A$17:.$M$20];12;0)*[.J$6]*[.$A11]" office:value-type="float" office:value="38.3335990330511" calcext:value-type="float">
            <text:p>38</text:p>
          </table:table-cell>
          <table:table-cell table:style-name="ce18" table:formula="of:=VLOOKUP([.K$1];[$'weapon parameters'.$A:.$M];[.$B$54]+0;0)+VLOOKUP([.K$1];[$'weapon parameters'.$A:.$M];[.$B$54]+3;0)*[.$A57]+VLOOKUP([.$A$7];[$'weapon parameters'.$A$17:.$M$20];12;0)*[.K$6]*[.$A11]" office:value-type="float" office:value="38.3683331975995" calcext:value-type="float">
            <text:p>38</text:p>
          </table:table-cell>
          <table:table-cell table:style-name="ce18" table:formula="of:=VLOOKUP([.L$1];[$'weapon parameters'.$A:.$M];[.$B$54]+0;0)+VLOOKUP([.L$1];[$'weapon parameters'.$A:.$M];[.$B$54]+3;0)*[.$A57]+VLOOKUP([.$A$7];[$'weapon parameters'.$A$17:.$M$20];12;0)*[.L$6]*[.$A11]" office:value-type="float" office:value="37.1552912657552" calcext:value-type="float">
            <text:p>37</text:p>
          </table:table-cell>
          <table:table-cell table:style-name="ce18" table:formula="of:=VLOOKUP([.M$1];[$'weapon parameters'.$A:.$M];[.$B$54]+0;0)+VLOOKUP([.M$1];[$'weapon parameters'.$A:.$M];[.$B$54]+3;0)*[.$A57]+VLOOKUP([.$A$7];[$'weapon parameters'.$A$17:.$M$20];12;0)*[.M$6]*[.$A11]" office:value-type="float" office:value="36.6910909980328" calcext:value-type="float">
            <text:p>37</text:p>
          </table:table-cell>
          <table:table-cell table:style-name="ce18" table:formula="of:=VLOOKUP([.N$1];[$'weapon parameters'.$A:.$M];[.$B$54]+0;0)+VLOOKUP([.N$1];[$'weapon parameters'.$A:.$M];[.$B$54]+3;0)*[.$A57]+VLOOKUP([.$A$7];[$'weapon parameters'.$A$17:.$M$20];12;0)*[.N$6]*[.$A11]" office:value-type="float" office:value="37.2910406878572" calcext:value-type="float">
            <text:p>37</text:p>
          </table:table-cell>
          <table:table-cell table:style-name="ce18" table:formula="of:=VLOOKUP([.O$1];[$'weapon parameters'.$A:.$M];[.$B$54]+0;0)+VLOOKUP([.O$1];[$'weapon parameters'.$A:.$M];[.$B$54]+3;0)*[.$A57]+VLOOKUP([.$A$7];[$'weapon parameters'.$A$17:.$M$20];12;0)*[.O$6]*[.$A11]" office:value-type="float" office:value="37.872583386615" calcext:value-type="float">
            <text:p>38</text:p>
          </table:table-cell>
          <table:table-cell table:style-name="ce18" table:formula="of:=VLOOKUP([.P$1];[$'weapon parameters'.$A:.$M];[.$B$54]+0;0)+VLOOKUP([.P$1];[$'weapon parameters'.$A:.$M];[.$B$54]+3;0)*[.$A57]+VLOOKUP([.$A$7];[$'weapon parameters'.$A$17:.$M$20];12;0)*[.P$6]*[.$A11]" office:value-type="float" office:value="36.7818800725815" calcext:value-type="float">
            <text:p>37</text:p>
          </table:table-cell>
          <table:table-cell table:style-name="ce18" table:formula="of:=VLOOKUP([.Q$1];[$'weapon parameters'.$A:.$M];[.$B$54]+0;0)+VLOOKUP([.Q$1];[$'weapon parameters'.$A:.$M];[.$B$54]+3;0)*[.$A57]+VLOOKUP([.$A$7];[$'weapon parameters'.$A$17:.$M$20];12;0)*[.Q$6]*[.$A11]" office:value-type="float" office:value="36.5239749879435" calcext:value-type="float">
            <text:p>37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formula="of:=VLOOKUP([.B$1];[$'weapon parameters'.$A:.$M];[.$B$54]+0;0)+VLOOKUP([.B$1];[$'weapon parameters'.$A:.$M];[.$B$54]+3;0)*[.$A58]+VLOOKUP([.$A$7];[$'weapon parameters'.$A$17:.$M$20];12;0)*[.B$6]*[.$A12]" office:value-type="float" office:value="46.9695901754172" calcext:value-type="float">
            <text:p>47</text:p>
          </table:table-cell>
          <table:table-cell table:style-name="ce18" table:formula="of:=VLOOKUP([.C$1];[$'weapon parameters'.$A:.$M];[.$B$54]+0;0)+VLOOKUP([.C$1];[$'weapon parameters'.$A:.$M];[.$B$54]+3;0)*[.$A58]+VLOOKUP([.$A$7];[$'weapon parameters'.$A$17:.$M$20];12;0)*[.C$6]*[.$A12]" office:value-type="float" office:value="46.9702274961769" calcext:value-type="float">
            <text:p>47</text:p>
          </table:table-cell>
          <table:table-cell table:style-name="ce18" table:formula="of:=VLOOKUP([.D$1];[$'weapon parameters'.$A:.$M];[.$B$54]+0;0)+VLOOKUP([.D$1];[$'weapon parameters'.$A:.$M];[.$B$54]+3;0)*[.$A58]+VLOOKUP([.$A$7];[$'weapon parameters'.$A$17:.$M$20];12;0)*[.D$6]*[.$A12]" office:value-type="float" office:value="50.5664860556663" calcext:value-type="float">
            <text:p>51</text:p>
          </table:table-cell>
          <table:table-cell table:style-name="ce18" table:formula="of:=VLOOKUP([.E$1];[$'weapon parameters'.$A:.$M];[.$B$54]+0;0)+VLOOKUP([.E$1];[$'weapon parameters'.$A:.$M];[.$B$54]+3;0)*[.$A58]+VLOOKUP([.$A$7];[$'weapon parameters'.$A$17:.$M$20];12;0)*[.E$6]*[.$A12]" office:value-type="float" office:value="41.5971056087971" calcext:value-type="float">
            <text:p>42</text:p>
          </table:table-cell>
          <table:table-cell table:style-name="ce18" table:formula="of:=VLOOKUP([.F$1];[$'weapon parameters'.$A:.$M];[.$B$54]+0;0)+VLOOKUP([.F$1];[$'weapon parameters'.$A:.$M];[.$B$54]+3;0)*[.$A58]+VLOOKUP([.$A$7];[$'weapon parameters'.$A$17:.$M$20];12;0)*[.F$6]*[.$A12]" office:value-type="float" office:value="42.9903105125632" calcext:value-type="float">
            <text:p>43</text:p>
          </table:table-cell>
          <table:table-cell table:style-name="ce18" table:formula="of:=VLOOKUP([.G$1];[$'weapon parameters'.$A:.$M];[.$B$54]+0;0)+VLOOKUP([.G$1];[$'weapon parameters'.$A:.$M];[.$B$54]+3;0)*[.$A58]+VLOOKUP([.$A$7];[$'weapon parameters'.$A$17:.$M$20];12;0)*[.G$6]*[.$A12]" office:value-type="float" office:value="44.4070897176325" calcext:value-type="float">
            <text:p>44</text:p>
          </table:table-cell>
          <table:table-cell table:style-name="ce18" table:formula="of:=VLOOKUP([.H$1];[$'weapon parameters'.$A:.$M];[.$B$54]+0;0)+VLOOKUP([.H$1];[$'weapon parameters'.$A:.$M];[.$B$54]+3;0)*[.$A58]+VLOOKUP([.$A$7];[$'weapon parameters'.$A$17:.$M$20];12;0)*[.H$6]*[.$A12]" office:value-type="float" office:value="42.0314137883937" calcext:value-type="float">
            <text:p>42</text:p>
          </table:table-cell>
          <table:table-cell table:style-name="ce18" table:formula="of:=VLOOKUP([.I$1];[$'weapon parameters'.$A:.$M];[.$B$54]+0;0)+VLOOKUP([.I$1];[$'weapon parameters'.$A:.$M];[.$B$54]+3;0)*[.$A58]+VLOOKUP([.$A$7];[$'weapon parameters'.$A$17:.$M$20];12;0)*[.I$6]*[.$A12]" office:value-type="float" office:value="41.0754191237055" calcext:value-type="float">
            <text:p>41</text:p>
          </table:table-cell>
          <table:table-cell table:style-name="ce18" table:formula="of:=VLOOKUP([.J$1];[$'weapon parameters'.$A:.$M];[.$B$54]+0;0)+VLOOKUP([.J$1];[$'weapon parameters'.$A:.$M];[.$B$54]+3;0)*[.$A58]+VLOOKUP([.$A$7];[$'weapon parameters'.$A$17:.$M$20];12;0)*[.J$6]*[.$A12]" office:value-type="float" office:value="42.5003985495767" calcext:value-type="float">
            <text:p>43</text:p>
          </table:table-cell>
          <table:table-cell table:style-name="ce18" table:formula="of:=VLOOKUP([.K$1];[$'weapon parameters'.$A:.$M];[.$B$54]+0;0)+VLOOKUP([.K$1];[$'weapon parameters'.$A:.$M];[.$B$54]+3;0)*[.$A58]+VLOOKUP([.$A$7];[$'weapon parameters'.$A$17:.$M$20];12;0)*[.K$6]*[.$A12]" office:value-type="float" office:value="42.5524997963992" calcext:value-type="float">
            <text:p>43</text:p>
          </table:table-cell>
          <table:table-cell table:style-name="ce18" table:formula="of:=VLOOKUP([.L$1];[$'weapon parameters'.$A:.$M];[.$B$54]+0;0)+VLOOKUP([.L$1];[$'weapon parameters'.$A:.$M];[.$B$54]+3;0)*[.$A58]+VLOOKUP([.$A$7];[$'weapon parameters'.$A$17:.$M$20];12;0)*[.L$6]*[.$A12]" office:value-type="float" office:value="40.7329368986329" calcext:value-type="float">
            <text:p>41</text:p>
          </table:table-cell>
          <table:table-cell table:style-name="ce18" table:formula="of:=VLOOKUP([.M$1];[$'weapon parameters'.$A:.$M];[.$B$54]+0;0)+VLOOKUP([.M$1];[$'weapon parameters'.$A:.$M];[.$B$54]+3;0)*[.$A58]+VLOOKUP([.$A$7];[$'weapon parameters'.$A$17:.$M$20];12;0)*[.M$6]*[.$A12]" office:value-type="float" office:value="40.0366364970492" calcext:value-type="float">
            <text:p>40</text:p>
          </table:table-cell>
          <table:table-cell table:style-name="ce18" table:formula="of:=VLOOKUP([.N$1];[$'weapon parameters'.$A:.$M];[.$B$54]+0;0)+VLOOKUP([.N$1];[$'weapon parameters'.$A:.$M];[.$B$54]+3;0)*[.$A58]+VLOOKUP([.$A$7];[$'weapon parameters'.$A$17:.$M$20];12;0)*[.N$6]*[.$A12]" office:value-type="float" office:value="40.9365610317859" calcext:value-type="float">
            <text:p>41</text:p>
          </table:table-cell>
          <table:table-cell table:style-name="ce18" table:formula="of:=VLOOKUP([.O$1];[$'weapon parameters'.$A:.$M];[.$B$54]+0;0)+VLOOKUP([.O$1];[$'weapon parameters'.$A:.$M];[.$B$54]+3;0)*[.$A58]+VLOOKUP([.$A$7];[$'weapon parameters'.$A$17:.$M$20];12;0)*[.O$6]*[.$A12]" office:value-type="float" office:value="41.8088750799226" calcext:value-type="float">
            <text:p>42</text:p>
          </table:table-cell>
          <table:table-cell table:style-name="ce18" table:formula="of:=VLOOKUP([.P$1];[$'weapon parameters'.$A:.$M];[.$B$54]+0;0)+VLOOKUP([.P$1];[$'weapon parameters'.$A:.$M];[.$B$54]+3;0)*[.$A58]+VLOOKUP([.$A$7];[$'weapon parameters'.$A$17:.$M$20];12;0)*[.P$6]*[.$A12]" office:value-type="float" office:value="40.1728201088723" calcext:value-type="float">
            <text:p>40</text:p>
          </table:table-cell>
          <table:table-cell table:style-name="ce18" table:formula="of:=VLOOKUP([.Q$1];[$'weapon parameters'.$A:.$M];[.$B$54]+0;0)+VLOOKUP([.Q$1];[$'weapon parameters'.$A:.$M];[.$B$54]+3;0)*[.$A58]+VLOOKUP([.$A$7];[$'weapon parameters'.$A$17:.$M$20];12;0)*[.Q$6]*[.$A12]" office:value-type="float" office:value="39.7859624819152" calcext:value-type="float">
            <text:p>40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formula="of:=VLOOKUP([.B$1];[$'weapon parameters'.$A:.$M];[.$B$54]+0;0)+VLOOKUP([.B$1];[$'weapon parameters'.$A:.$M];[.$B$54]+3;0)*[.$A59]+VLOOKUP([.$A$7];[$'weapon parameters'.$A$17:.$M$20];12;0)*[.B$6]*[.$A13]" office:value-type="float" office:value="52.6261202338896" calcext:value-type="float">
            <text:p>53</text:p>
          </table:table-cell>
          <table:table-cell table:style-name="ce18" table:formula="of:=VLOOKUP([.C$1];[$'weapon parameters'.$A:.$M];[.$B$54]+0;0)+VLOOKUP([.C$1];[$'weapon parameters'.$A:.$M];[.$B$54]+3;0)*[.$A59]+VLOOKUP([.$A$7];[$'weapon parameters'.$A$17:.$M$20];12;0)*[.C$6]*[.$A13]" office:value-type="float" office:value="52.6269699949026" calcext:value-type="float">
            <text:p>53</text:p>
          </table:table-cell>
          <table:table-cell table:style-name="ce18" table:formula="of:=VLOOKUP([.D$1];[$'weapon parameters'.$A:.$M];[.$B$54]+0;0)+VLOOKUP([.D$1];[$'weapon parameters'.$A:.$M];[.$B$54]+3;0)*[.$A59]+VLOOKUP([.$A$7];[$'weapon parameters'.$A$17:.$M$20];12;0)*[.D$6]*[.$A13]" office:value-type="float" office:value="57.421981407555" calcext:value-type="float">
            <text:p>57</text:p>
          </table:table-cell>
          <table:table-cell table:style-name="ce18" table:formula="of:=VLOOKUP([.E$1];[$'weapon parameters'.$A:.$M];[.$B$54]+0;0)+VLOOKUP([.E$1];[$'weapon parameters'.$A:.$M];[.$B$54]+3;0)*[.$A59]+VLOOKUP([.$A$7];[$'weapon parameters'.$A$17:.$M$20];12;0)*[.E$6]*[.$A13]" office:value-type="float" office:value="45.4628074783961" calcext:value-type="float">
            <text:p>45</text:p>
          </table:table-cell>
          <table:table-cell table:style-name="ce18" table:formula="of:=VLOOKUP([.F$1];[$'weapon parameters'.$A:.$M];[.$B$54]+0;0)+VLOOKUP([.F$1];[$'weapon parameters'.$A:.$M];[.$B$54]+3;0)*[.$A59]+VLOOKUP([.$A$7];[$'weapon parameters'.$A$17:.$M$20];12;0)*[.F$6]*[.$A13]" office:value-type="float" office:value="47.3204140167509" calcext:value-type="float">
            <text:p>47</text:p>
          </table:table-cell>
          <table:table-cell table:style-name="ce18" table:formula="of:=VLOOKUP([.G$1];[$'weapon parameters'.$A:.$M];[.$B$54]+0;0)+VLOOKUP([.G$1];[$'weapon parameters'.$A:.$M];[.$B$54]+3;0)*[.$A59]+VLOOKUP([.$A$7];[$'weapon parameters'.$A$17:.$M$20];12;0)*[.G$6]*[.$A13]" office:value-type="float" office:value="49.2094529568433" calcext:value-type="float">
            <text:p>49</text:p>
          </table:table-cell>
          <table:table-cell table:style-name="ce18" table:formula="of:=VLOOKUP([.H$1];[$'weapon parameters'.$A:.$M];[.$B$54]+0;0)+VLOOKUP([.H$1];[$'weapon parameters'.$A:.$M];[.$B$54]+3;0)*[.$A59]+VLOOKUP([.$A$7];[$'weapon parameters'.$A$17:.$M$20];12;0)*[.H$6]*[.$A13]" office:value-type="float" office:value="46.0418850511916" calcext:value-type="float">
            <text:p>46</text:p>
          </table:table-cell>
          <table:table-cell table:style-name="ce18" table:formula="of:=VLOOKUP([.I$1];[$'weapon parameters'.$A:.$M];[.$B$54]+0;0)+VLOOKUP([.I$1];[$'weapon parameters'.$A:.$M];[.$B$54]+3;0)*[.$A59]+VLOOKUP([.$A$7];[$'weapon parameters'.$A$17:.$M$20];12;0)*[.I$6]*[.$A13]" office:value-type="float" office:value="44.767225498274" calcext:value-type="float">
            <text:p>45</text:p>
          </table:table-cell>
          <table:table-cell table:style-name="ce18" table:formula="of:=VLOOKUP([.J$1];[$'weapon parameters'.$A:.$M];[.$B$54]+0;0)+VLOOKUP([.J$1];[$'weapon parameters'.$A:.$M];[.$B$54]+3;0)*[.$A59]+VLOOKUP([.$A$7];[$'weapon parameters'.$A$17:.$M$20];12;0)*[.J$6]*[.$A13]" office:value-type="float" office:value="46.6671980661022" calcext:value-type="float">
            <text:p>47</text:p>
          </table:table-cell>
          <table:table-cell table:style-name="ce18" table:formula="of:=VLOOKUP([.K$1];[$'weapon parameters'.$A:.$M];[.$B$54]+0;0)+VLOOKUP([.K$1];[$'weapon parameters'.$A:.$M];[.$B$54]+3;0)*[.$A59]+VLOOKUP([.$A$7];[$'weapon parameters'.$A$17:.$M$20];12;0)*[.K$6]*[.$A13]" office:value-type="float" office:value="46.736666395199" calcext:value-type="float">
            <text:p>47</text:p>
          </table:table-cell>
          <table:table-cell table:style-name="ce18" table:formula="of:=VLOOKUP([.L$1];[$'weapon parameters'.$A:.$M];[.$B$54]+0;0)+VLOOKUP([.L$1];[$'weapon parameters'.$A:.$M];[.$B$54]+3;0)*[.$A59]+VLOOKUP([.$A$7];[$'weapon parameters'.$A$17:.$M$20];12;0)*[.L$6]*[.$A13]" office:value-type="float" office:value="44.3105825315105" calcext:value-type="float">
            <text:p>44</text:p>
          </table:table-cell>
          <table:table-cell table:style-name="ce18" table:formula="of:=VLOOKUP([.M$1];[$'weapon parameters'.$A:.$M];[.$B$54]+0;0)+VLOOKUP([.M$1];[$'weapon parameters'.$A:.$M];[.$B$54]+3;0)*[.$A59]+VLOOKUP([.$A$7];[$'weapon parameters'.$A$17:.$M$20];12;0)*[.M$6]*[.$A13]" office:value-type="float" office:value="43.3821819960656" calcext:value-type="float">
            <text:p>43</text:p>
          </table:table-cell>
          <table:table-cell table:style-name="ce18" table:formula="of:=VLOOKUP([.N$1];[$'weapon parameters'.$A:.$M];[.$B$54]+0;0)+VLOOKUP([.N$1];[$'weapon parameters'.$A:.$M];[.$B$54]+3;0)*[.$A59]+VLOOKUP([.$A$7];[$'weapon parameters'.$A$17:.$M$20];12;0)*[.N$6]*[.$A13]" office:value-type="float" office:value="44.5820813757145" calcext:value-type="float">
            <text:p>45</text:p>
          </table:table-cell>
          <table:table-cell table:style-name="ce18" table:formula="of:=VLOOKUP([.O$1];[$'weapon parameters'.$A:.$M];[.$B$54]+0;0)+VLOOKUP([.O$1];[$'weapon parameters'.$A:.$M];[.$B$54]+3;0)*[.$A59]+VLOOKUP([.$A$7];[$'weapon parameters'.$A$17:.$M$20];12;0)*[.O$6]*[.$A13]" office:value-type="float" office:value="45.7451667732301" calcext:value-type="float">
            <text:p>46</text:p>
          </table:table-cell>
          <table:table-cell table:style-name="ce18" table:formula="of:=VLOOKUP([.P$1];[$'weapon parameters'.$A:.$M];[.$B$54]+0;0)+VLOOKUP([.P$1];[$'weapon parameters'.$A:.$M];[.$B$54]+3;0)*[.$A59]+VLOOKUP([.$A$7];[$'weapon parameters'.$A$17:.$M$20];12;0)*[.P$6]*[.$A13]" office:value-type="float" office:value="43.563760145163" calcext:value-type="float">
            <text:p>44</text:p>
          </table:table-cell>
          <table:table-cell table:style-name="ce18" table:formula="of:=VLOOKUP([.Q$1];[$'weapon parameters'.$A:.$M];[.$B$54]+0;0)+VLOOKUP([.Q$1];[$'weapon parameters'.$A:.$M];[.$B$54]+3;0)*[.$A59]+VLOOKUP([.$A$7];[$'weapon parameters'.$A$17:.$M$20];12;0)*[.Q$6]*[.$A13]" office:value-type="float" office:value="43.047949975887" calcext:value-type="float">
            <text:p>43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table:formula="of:=VLOOKUP([.B$1];[$'weapon parameters'.$A:.$M];[.$B$54]+0;0)+VLOOKUP([.B$1];[$'weapon parameters'.$A:.$M];[.$B$54]+3;0)*[.$A60]+VLOOKUP([.$A$7];[$'weapon parameters'.$A$17:.$M$20];12;0)*[.B$6]*[.$A14]" office:value-type="float" office:value="58.282650292362" calcext:value-type="float">
            <text:p>58</text:p>
          </table:table-cell>
          <table:table-cell table:style-name="ce18" table:formula="of:=VLOOKUP([.C$1];[$'weapon parameters'.$A:.$M];[.$B$54]+0;0)+VLOOKUP([.C$1];[$'weapon parameters'.$A:.$M];[.$B$54]+3;0)*[.$A60]+VLOOKUP([.$A$7];[$'weapon parameters'.$A$17:.$M$20];12;0)*[.C$6]*[.$A14]" office:value-type="float" office:value="58.2837124936282" calcext:value-type="float">
            <text:p>58</text:p>
          </table:table-cell>
          <table:table-cell table:style-name="ce18" table:formula="of:=VLOOKUP([.D$1];[$'weapon parameters'.$A:.$M];[.$B$54]+0;0)+VLOOKUP([.D$1];[$'weapon parameters'.$A:.$M];[.$B$54]+3;0)*[.$A60]+VLOOKUP([.$A$7];[$'weapon parameters'.$A$17:.$M$20];12;0)*[.D$6]*[.$A14]" office:value-type="float" office:value="64.2774767594438" calcext:value-type="float">
            <text:p>64</text:p>
          </table:table-cell>
          <table:table-cell table:style-name="ce18" table:formula="of:=VLOOKUP([.E$1];[$'weapon parameters'.$A:.$M];[.$B$54]+0;0)+VLOOKUP([.E$1];[$'weapon parameters'.$A:.$M];[.$B$54]+3;0)*[.$A60]+VLOOKUP([.$A$7];[$'weapon parameters'.$A$17:.$M$20];12;0)*[.E$6]*[.$A14]" office:value-type="float" office:value="49.3285093479952" calcext:value-type="float">
            <text:p>49</text:p>
          </table:table-cell>
          <table:table-cell table:style-name="ce18" table:formula="of:=VLOOKUP([.F$1];[$'weapon parameters'.$A:.$M];[.$B$54]+0;0)+VLOOKUP([.F$1];[$'weapon parameters'.$A:.$M];[.$B$54]+3;0)*[.$A60]+VLOOKUP([.$A$7];[$'weapon parameters'.$A$17:.$M$20];12;0)*[.F$6]*[.$A14]" office:value-type="float" office:value="51.6505175209386" calcext:value-type="float">
            <text:p>52</text:p>
          </table:table-cell>
          <table:table-cell table:style-name="ce18" table:formula="of:=VLOOKUP([.G$1];[$'weapon parameters'.$A:.$M];[.$B$54]+0;0)+VLOOKUP([.G$1];[$'weapon parameters'.$A:.$M];[.$B$54]+3;0)*[.$A60]+VLOOKUP([.$A$7];[$'weapon parameters'.$A$17:.$M$20];12;0)*[.G$6]*[.$A14]" office:value-type="float" office:value="54.0118161960542" calcext:value-type="float">
            <text:p>54</text:p>
          </table:table-cell>
          <table:table-cell table:style-name="ce18" table:formula="of:=VLOOKUP([.H$1];[$'weapon parameters'.$A:.$M];[.$B$54]+0;0)+VLOOKUP([.H$1];[$'weapon parameters'.$A:.$M];[.$B$54]+3;0)*[.$A60]+VLOOKUP([.$A$7];[$'weapon parameters'.$A$17:.$M$20];12;0)*[.H$6]*[.$A14]" office:value-type="float" office:value="50.0523563139895" calcext:value-type="float">
            <text:p>50</text:p>
          </table:table-cell>
          <table:table-cell table:style-name="ce18" table:formula="of:=VLOOKUP([.I$1];[$'weapon parameters'.$A:.$M];[.$B$54]+0;0)+VLOOKUP([.I$1];[$'weapon parameters'.$A:.$M];[.$B$54]+3;0)*[.$A60]+VLOOKUP([.$A$7];[$'weapon parameters'.$A$17:.$M$20];12;0)*[.I$6]*[.$A14]" office:value-type="float" office:value="48.4590318728425" calcext:value-type="float">
            <text:p>48</text:p>
          </table:table-cell>
          <table:table-cell table:style-name="ce18" table:formula="of:=VLOOKUP([.J$1];[$'weapon parameters'.$A:.$M];[.$B$54]+0;0)+VLOOKUP([.J$1];[$'weapon parameters'.$A:.$M];[.$B$54]+3;0)*[.$A60]+VLOOKUP([.$A$7];[$'weapon parameters'.$A$17:.$M$20];12;0)*[.J$6]*[.$A14]" office:value-type="float" office:value="50.8339975826278" calcext:value-type="float">
            <text:p>51</text:p>
          </table:table-cell>
          <table:table-cell table:style-name="ce18" table:formula="of:=VLOOKUP([.K$1];[$'weapon parameters'.$A:.$M];[.$B$54]+0;0)+VLOOKUP([.K$1];[$'weapon parameters'.$A:.$M];[.$B$54]+3;0)*[.$A60]+VLOOKUP([.$A$7];[$'weapon parameters'.$A$17:.$M$20];12;0)*[.K$6]*[.$A14]" office:value-type="float" office:value="50.9208329939987" calcext:value-type="float">
            <text:p>51</text:p>
          </table:table-cell>
          <table:table-cell table:style-name="ce18" table:formula="of:=VLOOKUP([.L$1];[$'weapon parameters'.$A:.$M];[.$B$54]+0;0)+VLOOKUP([.L$1];[$'weapon parameters'.$A:.$M];[.$B$54]+3;0)*[.$A60]+VLOOKUP([.$A$7];[$'weapon parameters'.$A$17:.$M$20];12;0)*[.L$6]*[.$A14]" office:value-type="float" office:value="47.8882281643881" calcext:value-type="float">
            <text:p>48</text:p>
          </table:table-cell>
          <table:table-cell table:style-name="ce18" table:formula="of:=VLOOKUP([.M$1];[$'weapon parameters'.$A:.$M];[.$B$54]+0;0)+VLOOKUP([.M$1];[$'weapon parameters'.$A:.$M];[.$B$54]+3;0)*[.$A60]+VLOOKUP([.$A$7];[$'weapon parameters'.$A$17:.$M$20];12;0)*[.M$6]*[.$A14]" office:value-type="float" office:value="46.727727495082" calcext:value-type="float">
            <text:p>47</text:p>
          </table:table-cell>
          <table:table-cell table:style-name="ce18" table:formula="of:=VLOOKUP([.N$1];[$'weapon parameters'.$A:.$M];[.$B$54]+0;0)+VLOOKUP([.N$1];[$'weapon parameters'.$A:.$M];[.$B$54]+3;0)*[.$A60]+VLOOKUP([.$A$7];[$'weapon parameters'.$A$17:.$M$20];12;0)*[.N$6]*[.$A14]" office:value-type="float" office:value="48.2276017196431" calcext:value-type="float">
            <text:p>48</text:p>
          </table:table-cell>
          <table:table-cell table:style-name="ce18" table:formula="of:=VLOOKUP([.O$1];[$'weapon parameters'.$A:.$M];[.$B$54]+0;0)+VLOOKUP([.O$1];[$'weapon parameters'.$A:.$M];[.$B$54]+3;0)*[.$A60]+VLOOKUP([.$A$7];[$'weapon parameters'.$A$17:.$M$20];12;0)*[.O$6]*[.$A14]" office:value-type="float" office:value="49.6814584665376" calcext:value-type="float">
            <text:p>50</text:p>
          </table:table-cell>
          <table:table-cell table:style-name="ce18" table:formula="of:=VLOOKUP([.P$1];[$'weapon parameters'.$A:.$M];[.$B$54]+0;0)+VLOOKUP([.P$1];[$'weapon parameters'.$A:.$M];[.$B$54]+3;0)*[.$A60]+VLOOKUP([.$A$7];[$'weapon parameters'.$A$17:.$M$20];12;0)*[.P$6]*[.$A14]" office:value-type="float" office:value="46.9547001814538" calcext:value-type="float">
            <text:p>47</text:p>
          </table:table-cell>
          <table:table-cell table:style-name="ce18" table:formula="of:=VLOOKUP([.Q$1];[$'weapon parameters'.$A:.$M];[.$B$54]+0;0)+VLOOKUP([.Q$1];[$'weapon parameters'.$A:.$M];[.$B$54]+3;0)*[.$A60]+VLOOKUP([.$A$7];[$'weapon parameters'.$A$17:.$M$20];12;0)*[.Q$6]*[.$A14]" office:value-type="float" office:value="46.3099374698587" calcext:value-type="float">
            <text:p>46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table:formula="of:=VLOOKUP([.B$1];[$'weapon parameters'.$A:.$M];[.$B$54]+0;0)+VLOOKUP([.B$1];[$'weapon parameters'.$A:.$M];[.$B$54]+3;0)*[.$A61]+VLOOKUP([.$A$7];[$'weapon parameters'.$A$17:.$M$20];12;0)*[.B$6]*[.$A15]" office:value-type="float" office:value="63.9391803508344" calcext:value-type="float">
            <text:p>64</text:p>
          </table:table-cell>
          <table:table-cell table:style-name="ce18" table:formula="of:=VLOOKUP([.C$1];[$'weapon parameters'.$A:.$M];[.$B$54]+0;0)+VLOOKUP([.C$1];[$'weapon parameters'.$A:.$M];[.$B$54]+3;0)*[.$A61]+VLOOKUP([.$A$7];[$'weapon parameters'.$A$17:.$M$20];12;0)*[.C$6]*[.$A15]" office:value-type="float" office:value="63.9404549923538" calcext:value-type="float">
            <text:p>64</text:p>
          </table:table-cell>
          <table:table-cell table:style-name="ce18" table:formula="of:=VLOOKUP([.D$1];[$'weapon parameters'.$A:.$M];[.$B$54]+0;0)+VLOOKUP([.D$1];[$'weapon parameters'.$A:.$M];[.$B$54]+3;0)*[.$A61]+VLOOKUP([.$A$7];[$'weapon parameters'.$A$17:.$M$20];12;0)*[.D$6]*[.$A15]" office:value-type="float" office:value="71.1329721113325" calcext:value-type="float">
            <text:p>71</text:p>
          </table:table-cell>
          <table:table-cell table:style-name="ce18" table:formula="of:=VLOOKUP([.E$1];[$'weapon parameters'.$A:.$M];[.$B$54]+0;0)+VLOOKUP([.E$1];[$'weapon parameters'.$A:.$M];[.$B$54]+3;0)*[.$A61]+VLOOKUP([.$A$7];[$'weapon parameters'.$A$17:.$M$20];12;0)*[.E$6]*[.$A15]" office:value-type="float" office:value="53.1942112175942" calcext:value-type="float">
            <text:p>53</text:p>
          </table:table-cell>
          <table:table-cell table:style-name="ce18" table:formula="of:=VLOOKUP([.F$1];[$'weapon parameters'.$A:.$M];[.$B$54]+0;0)+VLOOKUP([.F$1];[$'weapon parameters'.$A:.$M];[.$B$54]+3;0)*[.$A61]+VLOOKUP([.$A$7];[$'weapon parameters'.$A$17:.$M$20];12;0)*[.F$6]*[.$A15]" office:value-type="float" office:value="55.9806210251263" calcext:value-type="float">
            <text:p>56</text:p>
          </table:table-cell>
          <table:table-cell table:style-name="ce18" table:formula="of:=VLOOKUP([.G$1];[$'weapon parameters'.$A:.$M];[.$B$54]+0;0)+VLOOKUP([.G$1];[$'weapon parameters'.$A:.$M];[.$B$54]+3;0)*[.$A61]+VLOOKUP([.$A$7];[$'weapon parameters'.$A$17:.$M$20];12;0)*[.G$6]*[.$A15]" office:value-type="float" office:value="58.814179435265" calcext:value-type="float">
            <text:p>59</text:p>
          </table:table-cell>
          <table:table-cell table:style-name="ce18" table:formula="of:=VLOOKUP([.H$1];[$'weapon parameters'.$A:.$M];[.$B$54]+0;0)+VLOOKUP([.H$1];[$'weapon parameters'.$A:.$M];[.$B$54]+3;0)*[.$A61]+VLOOKUP([.$A$7];[$'weapon parameters'.$A$17:.$M$20];12;0)*[.H$6]*[.$A15]" office:value-type="float" office:value="54.0628275767874" calcext:value-type="float">
            <text:p>54</text:p>
          </table:table-cell>
          <table:table-cell table:style-name="ce18" table:formula="of:=VLOOKUP([.I$1];[$'weapon parameters'.$A:.$M];[.$B$54]+0;0)+VLOOKUP([.I$1];[$'weapon parameters'.$A:.$M];[.$B$54]+3;0)*[.$A61]+VLOOKUP([.$A$7];[$'weapon parameters'.$A$17:.$M$20];12;0)*[.I$6]*[.$A15]" office:value-type="float" office:value="52.150838247411" calcext:value-type="float">
            <text:p>52</text:p>
          </table:table-cell>
          <table:table-cell table:style-name="ce18" table:formula="of:=VLOOKUP([.J$1];[$'weapon parameters'.$A:.$M];[.$B$54]+0;0)+VLOOKUP([.J$1];[$'weapon parameters'.$A:.$M];[.$B$54]+3;0)*[.$A61]+VLOOKUP([.$A$7];[$'weapon parameters'.$A$17:.$M$20];12;0)*[.J$6]*[.$A15]" office:value-type="float" office:value="55.0007970991533" calcext:value-type="float">
            <text:p>55</text:p>
          </table:table-cell>
          <table:table-cell table:style-name="ce18" table:formula="of:=VLOOKUP([.K$1];[$'weapon parameters'.$A:.$M];[.$B$54]+0;0)+VLOOKUP([.K$1];[$'weapon parameters'.$A:.$M];[.$B$54]+3;0)*[.$A61]+VLOOKUP([.$A$7];[$'weapon parameters'.$A$17:.$M$20];12;0)*[.K$6]*[.$A15]" office:value-type="float" office:value="55.1049995927985" calcext:value-type="float">
            <text:p>55</text:p>
          </table:table-cell>
          <table:table-cell table:style-name="ce18" table:formula="of:=VLOOKUP([.L$1];[$'weapon parameters'.$A:.$M];[.$B$54]+0;0)+VLOOKUP([.L$1];[$'weapon parameters'.$A:.$M];[.$B$54]+3;0)*[.$A61]+VLOOKUP([.$A$7];[$'weapon parameters'.$A$17:.$M$20];12;0)*[.L$6]*[.$A15]" office:value-type="float" office:value="51.4658737972657" calcext:value-type="float">
            <text:p>51</text:p>
          </table:table-cell>
          <table:table-cell table:style-name="ce18" table:formula="of:=VLOOKUP([.M$1];[$'weapon parameters'.$A:.$M];[.$B$54]+0;0)+VLOOKUP([.M$1];[$'weapon parameters'.$A:.$M];[.$B$54]+3;0)*[.$A61]+VLOOKUP([.$A$7];[$'weapon parameters'.$A$17:.$M$20];12;0)*[.M$6]*[.$A15]" office:value-type="float" office:value="50.0732729940984" calcext:value-type="float">
            <text:p>50</text:p>
          </table:table-cell>
          <table:table-cell table:style-name="ce18" table:formula="of:=VLOOKUP([.N$1];[$'weapon parameters'.$A:.$M];[.$B$54]+0;0)+VLOOKUP([.N$1];[$'weapon parameters'.$A:.$M];[.$B$54]+3;0)*[.$A61]+VLOOKUP([.$A$7];[$'weapon parameters'.$A$17:.$M$20];12;0)*[.N$6]*[.$A15]" office:value-type="float" office:value="51.8731220635717" calcext:value-type="float">
            <text:p>52</text:p>
          </table:table-cell>
          <table:table-cell table:style-name="ce18" table:formula="of:=VLOOKUP([.O$1];[$'weapon parameters'.$A:.$M];[.$B$54]+0;0)+VLOOKUP([.O$1];[$'weapon parameters'.$A:.$M];[.$B$54]+3;0)*[.$A61]+VLOOKUP([.$A$7];[$'weapon parameters'.$A$17:.$M$20];12;0)*[.O$6]*[.$A15]" office:value-type="float" office:value="53.6177501598451" calcext:value-type="float">
            <text:p>54</text:p>
          </table:table-cell>
          <table:table-cell table:style-name="ce18" table:formula="of:=VLOOKUP([.P$1];[$'weapon parameters'.$A:.$M];[.$B$54]+0;0)+VLOOKUP([.P$1];[$'weapon parameters'.$A:.$M];[.$B$54]+3;0)*[.$A61]+VLOOKUP([.$A$7];[$'weapon parameters'.$A$17:.$M$20];12;0)*[.P$6]*[.$A15]" office:value-type="float" office:value="50.3456402177446" calcext:value-type="float">
            <text:p>50</text:p>
          </table:table-cell>
          <table:table-cell table:style-name="ce18" table:formula="of:=VLOOKUP([.Q$1];[$'weapon parameters'.$A:.$M];[.$B$54]+0;0)+VLOOKUP([.Q$1];[$'weapon parameters'.$A:.$M];[.$B$54]+3;0)*[.$A61]+VLOOKUP([.$A$7];[$'weapon parameters'.$A$17:.$M$20];12;0)*[.Q$6]*[.$A15]" office:value-type="float" office:value="49.5719249638305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table:formula="of:=VLOOKUP([.B$1];[$'weapon parameters'.$A:.$M];[.$B$54]+0;0)+VLOOKUP([.B$1];[$'weapon parameters'.$A:.$M];[.$B$54]+3;0)*[.$A62]+VLOOKUP([.$A$7];[$'weapon parameters'.$A$17:.$M$20];12;0)*[.B$6]*[.$A16]" office:value-type="float" office:value="69.5957104093068" calcext:value-type="float">
            <text:p>70</text:p>
          </table:table-cell>
          <table:table-cell table:style-name="ce18" table:formula="of:=VLOOKUP([.C$1];[$'weapon parameters'.$A:.$M];[.$B$54]+0;0)+VLOOKUP([.C$1];[$'weapon parameters'.$A:.$M];[.$B$54]+3;0)*[.$A62]+VLOOKUP([.$A$7];[$'weapon parameters'.$A$17:.$M$20];12;0)*[.C$6]*[.$A16]" office:value-type="float" office:value="69.5971974910795" calcext:value-type="float">
            <text:p>70</text:p>
          </table:table-cell>
          <table:table-cell table:style-name="ce18" table:formula="of:=VLOOKUP([.D$1];[$'weapon parameters'.$A:.$M];[.$B$54]+0;0)+VLOOKUP([.D$1];[$'weapon parameters'.$A:.$M];[.$B$54]+3;0)*[.$A62]+VLOOKUP([.$A$7];[$'weapon parameters'.$A$17:.$M$20];12;0)*[.D$6]*[.$A16]" office:value-type="float" office:value="77.9884674632213" calcext:value-type="float">
            <text:p>78</text:p>
          </table:table-cell>
          <table:table-cell table:style-name="ce18" table:formula="of:=VLOOKUP([.E$1];[$'weapon parameters'.$A:.$M];[.$B$54]+0;0)+VLOOKUP([.E$1];[$'weapon parameters'.$A:.$M];[.$B$54]+3;0)*[.$A62]+VLOOKUP([.$A$7];[$'weapon parameters'.$A$17:.$M$20];12;0)*[.E$6]*[.$A16]" office:value-type="float" office:value="57.0599130871932" calcext:value-type="float">
            <text:p>57</text:p>
          </table:table-cell>
          <table:table-cell table:style-name="ce18" table:formula="of:=VLOOKUP([.F$1];[$'weapon parameters'.$A:.$M];[.$B$54]+0;0)+VLOOKUP([.F$1];[$'weapon parameters'.$A:.$M];[.$B$54]+3;0)*[.$A62]+VLOOKUP([.$A$7];[$'weapon parameters'.$A$17:.$M$20];12;0)*[.F$6]*[.$A16]" office:value-type="float" office:value="60.310724529314" calcext:value-type="float">
            <text:p>60</text:p>
          </table:table-cell>
          <table:table-cell table:style-name="ce18" table:formula="of:=VLOOKUP([.G$1];[$'weapon parameters'.$A:.$M];[.$B$54]+0;0)+VLOOKUP([.G$1];[$'weapon parameters'.$A:.$M];[.$B$54]+3;0)*[.$A62]+VLOOKUP([.$A$7];[$'weapon parameters'.$A$17:.$M$20];12;0)*[.G$6]*[.$A16]" office:value-type="float" office:value="63.6165426744758" calcext:value-type="float">
            <text:p>64</text:p>
          </table:table-cell>
          <table:table-cell table:style-name="ce18" table:formula="of:=VLOOKUP([.H$1];[$'weapon parameters'.$A:.$M];[.$B$54]+0;0)+VLOOKUP([.H$1];[$'weapon parameters'.$A:.$M];[.$B$54]+3;0)*[.$A62]+VLOOKUP([.$A$7];[$'weapon parameters'.$A$17:.$M$20];12;0)*[.H$6]*[.$A16]" office:value-type="float" office:value="58.0732988395853" calcext:value-type="float">
            <text:p>58</text:p>
          </table:table-cell>
          <table:table-cell table:style-name="ce18" table:formula="of:=VLOOKUP([.I$1];[$'weapon parameters'.$A:.$M];[.$B$54]+0;0)+VLOOKUP([.I$1];[$'weapon parameters'.$A:.$M];[.$B$54]+3;0)*[.$A62]+VLOOKUP([.$A$7];[$'weapon parameters'.$A$17:.$M$20];12;0)*[.I$6]*[.$A16]" office:value-type="float" office:value="55.8426446219796" calcext:value-type="float">
            <text:p>56</text:p>
          </table:table-cell>
          <table:table-cell table:style-name="ce18" table:formula="of:=VLOOKUP([.J$1];[$'weapon parameters'.$A:.$M];[.$B$54]+0;0)+VLOOKUP([.J$1];[$'weapon parameters'.$A:.$M];[.$B$54]+3;0)*[.$A62]+VLOOKUP([.$A$7];[$'weapon parameters'.$A$17:.$M$20];12;0)*[.J$6]*[.$A16]" office:value-type="float" office:value="59.1675966156789" calcext:value-type="float">
            <text:p>59</text:p>
          </table:table-cell>
          <table:table-cell table:style-name="ce18" table:formula="of:=VLOOKUP([.K$1];[$'weapon parameters'.$A:.$M];[.$B$54]+0;0)+VLOOKUP([.K$1];[$'weapon parameters'.$A:.$M];[.$B$54]+3;0)*[.$A62]+VLOOKUP([.$A$7];[$'weapon parameters'.$A$17:.$M$20];12;0)*[.K$6]*[.$A16]" office:value-type="float" office:value="59.2891661915982" calcext:value-type="float">
            <text:p>59</text:p>
          </table:table-cell>
          <table:table-cell table:style-name="ce18" table:formula="of:=VLOOKUP([.L$1];[$'weapon parameters'.$A:.$M];[.$B$54]+0;0)+VLOOKUP([.L$1];[$'weapon parameters'.$A:.$M];[.$B$54]+3;0)*[.$A62]+VLOOKUP([.$A$7];[$'weapon parameters'.$A$17:.$M$20];12;0)*[.L$6]*[.$A16]" office:value-type="float" office:value="55.0435194301433" calcext:value-type="float">
            <text:p>55</text:p>
          </table:table-cell>
          <table:table-cell table:style-name="ce18" table:formula="of:=VLOOKUP([.M$1];[$'weapon parameters'.$A:.$M];[.$B$54]+0;0)+VLOOKUP([.M$1];[$'weapon parameters'.$A:.$M];[.$B$54]+3;0)*[.$A62]+VLOOKUP([.$A$7];[$'weapon parameters'.$A$17:.$M$20];12;0)*[.M$6]*[.$A16]" office:value-type="float" office:value="53.4188184931149" calcext:value-type="float">
            <text:p>53</text:p>
          </table:table-cell>
          <table:table-cell table:style-name="ce18" table:formula="of:=VLOOKUP([.N$1];[$'weapon parameters'.$A:.$M];[.$B$54]+0;0)+VLOOKUP([.N$1];[$'weapon parameters'.$A:.$M];[.$B$54]+3;0)*[.$A62]+VLOOKUP([.$A$7];[$'weapon parameters'.$A$17:.$M$20];12;0)*[.N$6]*[.$A16]" office:value-type="float" office:value="55.5186424075003" calcext:value-type="float">
            <text:p>56</text:p>
          </table:table-cell>
          <table:table-cell table:style-name="ce18" table:formula="of:=VLOOKUP([.O$1];[$'weapon parameters'.$A:.$M];[.$B$54]+0;0)+VLOOKUP([.O$1];[$'weapon parameters'.$A:.$M];[.$B$54]+3;0)*[.$A62]+VLOOKUP([.$A$7];[$'weapon parameters'.$A$17:.$M$20];12;0)*[.O$6]*[.$A16]" office:value-type="float" office:value="57.5540418531526" calcext:value-type="float">
            <text:p>58</text:p>
          </table:table-cell>
          <table:table-cell table:style-name="ce18" table:formula="of:=VLOOKUP([.P$1];[$'weapon parameters'.$A:.$M];[.$B$54]+0;0)+VLOOKUP([.P$1];[$'weapon parameters'.$A:.$M];[.$B$54]+3;0)*[.$A62]+VLOOKUP([.$A$7];[$'weapon parameters'.$A$17:.$M$20];12;0)*[.P$6]*[.$A16]" office:value-type="float" office:value="53.7365802540353" calcext:value-type="float">
            <text:p>54</text:p>
          </table:table-cell>
          <table:table-cell table:style-name="ce18" table:formula="of:=VLOOKUP([.Q$1];[$'weapon parameters'.$A:.$M];[.$B$54]+0;0)+VLOOKUP([.Q$1];[$'weapon parameters'.$A:.$M];[.$B$54]+3;0)*[.$A62]+VLOOKUP([.$A$7];[$'weapon parameters'.$A$17:.$M$20];12;0)*[.Q$6]*[.$A16]" office:value-type="float" office:value="52.8339124578022" calcext:value-type="float">
            <text:p>53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table:formula="of:=VLOOKUP([.B$1];[$'weapon parameters'.$A:.$M];[.$B$54]+0;0)+VLOOKUP([.B$1];[$'weapon parameters'.$A:.$M];[.$B$54]+3;0)*[.$A63]+VLOOKUP([.$A$7];[$'weapon parameters'.$A$17:.$M$20];12;0)*[.B$6]*[.$A17]" office:value-type="float" office:value="75.2522404677792" calcext:value-type="float">
            <text:p>75</text:p>
          </table:table-cell>
          <table:table-cell table:style-name="ce18" table:formula="of:=VLOOKUP([.C$1];[$'weapon parameters'.$A:.$M];[.$B$54]+0;0)+VLOOKUP([.C$1];[$'weapon parameters'.$A:.$M];[.$B$54]+3;0)*[.$A63]+VLOOKUP([.$A$7];[$'weapon parameters'.$A$17:.$M$20];12;0)*[.C$6]*[.$A17]" office:value-type="float" office:value="75.2539399898051" calcext:value-type="float">
            <text:p>75</text:p>
          </table:table-cell>
          <table:table-cell table:style-name="ce18" table:formula="of:=VLOOKUP([.D$1];[$'weapon parameters'.$A:.$M];[.$B$54]+0;0)+VLOOKUP([.D$1];[$'weapon parameters'.$A:.$M];[.$B$54]+3;0)*[.$A63]+VLOOKUP([.$A$7];[$'weapon parameters'.$A$17:.$M$20];12;0)*[.D$6]*[.$A17]" office:value-type="float" office:value="84.84396281511" calcext:value-type="float">
            <text:p>85</text:p>
          </table:table-cell>
          <table:table-cell table:style-name="ce18" table:formula="of:=VLOOKUP([.E$1];[$'weapon parameters'.$A:.$M];[.$B$54]+0;0)+VLOOKUP([.E$1];[$'weapon parameters'.$A:.$M];[.$B$54]+3;0)*[.$A63]+VLOOKUP([.$A$7];[$'weapon parameters'.$A$17:.$M$20];12;0)*[.E$6]*[.$A17]" office:value-type="float" office:value="60.9256149567923" calcext:value-type="float">
            <text:p>61</text:p>
          </table:table-cell>
          <table:table-cell table:style-name="ce18" table:formula="of:=VLOOKUP([.F$1];[$'weapon parameters'.$A:.$M];[.$B$54]+0;0)+VLOOKUP([.F$1];[$'weapon parameters'.$A:.$M];[.$B$54]+3;0)*[.$A63]+VLOOKUP([.$A$7];[$'weapon parameters'.$A$17:.$M$20];12;0)*[.F$6]*[.$A17]" office:value-type="float" office:value="64.6408280335018" calcext:value-type="float">
            <text:p>65</text:p>
          </table:table-cell>
          <table:table-cell table:style-name="ce18" table:formula="of:=VLOOKUP([.G$1];[$'weapon parameters'.$A:.$M];[.$B$54]+0;0)+VLOOKUP([.G$1];[$'weapon parameters'.$A:.$M];[.$B$54]+3;0)*[.$A63]+VLOOKUP([.$A$7];[$'weapon parameters'.$A$17:.$M$20];12;0)*[.G$6]*[.$A17]" office:value-type="float" office:value="68.4189059136867" calcext:value-type="float">
            <text:p>68</text:p>
          </table:table-cell>
          <table:table-cell table:style-name="ce18" table:formula="of:=VLOOKUP([.H$1];[$'weapon parameters'.$A:.$M];[.$B$54]+0;0)+VLOOKUP([.H$1];[$'weapon parameters'.$A:.$M];[.$B$54]+3;0)*[.$A63]+VLOOKUP([.$A$7];[$'weapon parameters'.$A$17:.$M$20];12;0)*[.H$6]*[.$A17]" office:value-type="float" office:value="62.0837701023832" calcext:value-type="float">
            <text:p>62</text:p>
          </table:table-cell>
          <table:table-cell table:style-name="ce18" table:formula="of:=VLOOKUP([.I$1];[$'weapon parameters'.$A:.$M];[.$B$54]+0;0)+VLOOKUP([.I$1];[$'weapon parameters'.$A:.$M];[.$B$54]+3;0)*[.$A63]+VLOOKUP([.$A$7];[$'weapon parameters'.$A$17:.$M$20];12;0)*[.I$6]*[.$A17]" office:value-type="float" office:value="59.5344509965481" calcext:value-type="float">
            <text:p>60</text:p>
          </table:table-cell>
          <table:table-cell table:style-name="ce18" table:formula="of:=VLOOKUP([.J$1];[$'weapon parameters'.$A:.$M];[.$B$54]+0;0)+VLOOKUP([.J$1];[$'weapon parameters'.$A:.$M];[.$B$54]+3;0)*[.$A63]+VLOOKUP([.$A$7];[$'weapon parameters'.$A$17:.$M$20];12;0)*[.J$6]*[.$A17]" office:value-type="float" office:value="63.3343961322045" calcext:value-type="float">
            <text:p>63</text:p>
          </table:table-cell>
          <table:table-cell table:style-name="ce18" table:formula="of:=VLOOKUP([.K$1];[$'weapon parameters'.$A:.$M];[.$B$54]+0;0)+VLOOKUP([.K$1];[$'weapon parameters'.$A:.$M];[.$B$54]+3;0)*[.$A63]+VLOOKUP([.$A$7];[$'weapon parameters'.$A$17:.$M$20];12;0)*[.K$6]*[.$A17]" office:value-type="float" office:value="63.473332790398" calcext:value-type="float">
            <text:p>63</text:p>
          </table:table-cell>
          <table:table-cell table:style-name="ce18" table:formula="of:=VLOOKUP([.L$1];[$'weapon parameters'.$A:.$M];[.$B$54]+0;0)+VLOOKUP([.L$1];[$'weapon parameters'.$A:.$M];[.$B$54]+3;0)*[.$A63]+VLOOKUP([.$A$7];[$'weapon parameters'.$A$17:.$M$20];12;0)*[.L$6]*[.$A17]" office:value-type="float" office:value="58.6211650630209" calcext:value-type="float">
            <text:p>59</text:p>
          </table:table-cell>
          <table:table-cell table:style-name="ce18" table:formula="of:=VLOOKUP([.M$1];[$'weapon parameters'.$A:.$M];[.$B$54]+0;0)+VLOOKUP([.M$1];[$'weapon parameters'.$A:.$M];[.$B$54]+3;0)*[.$A63]+VLOOKUP([.$A$7];[$'weapon parameters'.$A$17:.$M$20];12;0)*[.M$6]*[.$A17]" office:value-type="float" office:value="56.7643639921313" calcext:value-type="float">
            <text:p>57</text:p>
          </table:table-cell>
          <table:table-cell table:style-name="ce18" table:formula="of:=VLOOKUP([.N$1];[$'weapon parameters'.$A:.$M];[.$B$54]+0;0)+VLOOKUP([.N$1];[$'weapon parameters'.$A:.$M];[.$B$54]+3;0)*[.$A63]+VLOOKUP([.$A$7];[$'weapon parameters'.$A$17:.$M$20];12;0)*[.N$6]*[.$A17]" office:value-type="float" office:value="59.1641627514289" calcext:value-type="float">
            <text:p>59</text:p>
          </table:table-cell>
          <table:table-cell table:style-name="ce18" table:formula="of:=VLOOKUP([.O$1];[$'weapon parameters'.$A:.$M];[.$B$54]+0;0)+VLOOKUP([.O$1];[$'weapon parameters'.$A:.$M];[.$B$54]+3;0)*[.$A63]+VLOOKUP([.$A$7];[$'weapon parameters'.$A$17:.$M$20];12;0)*[.O$6]*[.$A17]" office:value-type="float" office:value="61.4903335464602" calcext:value-type="float">
            <text:p>61</text:p>
          </table:table-cell>
          <table:table-cell table:style-name="ce18" table:formula="of:=VLOOKUP([.P$1];[$'weapon parameters'.$A:.$M];[.$B$54]+0;0)+VLOOKUP([.P$1];[$'weapon parameters'.$A:.$M];[.$B$54]+3;0)*[.$A63]+VLOOKUP([.$A$7];[$'weapon parameters'.$A$17:.$M$20];12;0)*[.P$6]*[.$A17]" office:value-type="float" office:value="57.1275202903261" calcext:value-type="float">
            <text:p>57</text:p>
          </table:table-cell>
          <table:table-cell table:style-name="ce18" table:formula="of:=VLOOKUP([.Q$1];[$'weapon parameters'.$A:.$M];[.$B$54]+0;0)+VLOOKUP([.Q$1];[$'weapon parameters'.$A:.$M];[.$B$54]+3;0)*[.$A63]+VLOOKUP([.$A$7];[$'weapon parameters'.$A$17:.$M$20];12;0)*[.Q$6]*[.$A17]" office:value-type="float" office:value="56.095899951774" calcext:value-type="float">
            <text:p>56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table:formula="of:=VLOOKUP([.B$1];[$'weapon parameters'.$A:.$M];[.$B$54]+0;0)+VLOOKUP([.B$1];[$'weapon parameters'.$A:.$M];[.$B$54]+3;0)*[.$A64]+VLOOKUP([.$A$7];[$'weapon parameters'.$A$17:.$M$20];12;0)*[.B$6]*[.$A18]" office:value-type="float" office:value="80.9087705262516" calcext:value-type="float">
            <text:p>81</text:p>
          </table:table-cell>
          <table:table-cell table:style-name="ce18" table:formula="of:=VLOOKUP([.C$1];[$'weapon parameters'.$A:.$M];[.$B$54]+0;0)+VLOOKUP([.C$1];[$'weapon parameters'.$A:.$M];[.$B$54]+3;0)*[.$A64]+VLOOKUP([.$A$7];[$'weapon parameters'.$A$17:.$M$20];12;0)*[.C$6]*[.$A18]" office:value-type="float" office:value="80.9106824885308" calcext:value-type="float">
            <text:p>81</text:p>
          </table:table-cell>
          <table:table-cell table:style-name="ce18" table:formula="of:=VLOOKUP([.D$1];[$'weapon parameters'.$A:.$M];[.$B$54]+0;0)+VLOOKUP([.D$1];[$'weapon parameters'.$A:.$M];[.$B$54]+3;0)*[.$A64]+VLOOKUP([.$A$7];[$'weapon parameters'.$A$17:.$M$20];12;0)*[.D$6]*[.$A18]" office:value-type="float" office:value="91.6994581669988" calcext:value-type="float">
            <text:p>92</text:p>
          </table:table-cell>
          <table:table-cell table:style-name="ce18" table:formula="of:=VLOOKUP([.E$1];[$'weapon parameters'.$A:.$M];[.$B$54]+0;0)+VLOOKUP([.E$1];[$'weapon parameters'.$A:.$M];[.$B$54]+3;0)*[.$A64]+VLOOKUP([.$A$7];[$'weapon parameters'.$A$17:.$M$20];12;0)*[.E$6]*[.$A18]" office:value-type="float" office:value="64.7913168263913" calcext:value-type="float">
            <text:p>65</text:p>
          </table:table-cell>
          <table:table-cell table:style-name="ce18" table:formula="of:=VLOOKUP([.F$1];[$'weapon parameters'.$A:.$M];[.$B$54]+0;0)+VLOOKUP([.F$1];[$'weapon parameters'.$A:.$M];[.$B$54]+3;0)*[.$A64]+VLOOKUP([.$A$7];[$'weapon parameters'.$A$17:.$M$20];12;0)*[.F$6]*[.$A18]" office:value-type="float" office:value="68.9709315376895" calcext:value-type="float">
            <text:p>69</text:p>
          </table:table-cell>
          <table:table-cell table:style-name="ce18" table:formula="of:=VLOOKUP([.G$1];[$'weapon parameters'.$A:.$M];[.$B$54]+0;0)+VLOOKUP([.G$1];[$'weapon parameters'.$A:.$M];[.$B$54]+3;0)*[.$A64]+VLOOKUP([.$A$7];[$'weapon parameters'.$A$17:.$M$20];12;0)*[.G$6]*[.$A18]" office:value-type="float" office:value="73.2212691528975" calcext:value-type="float">
            <text:p>73</text:p>
          </table:table-cell>
          <table:table-cell table:style-name="ce18" table:formula="of:=VLOOKUP([.H$1];[$'weapon parameters'.$A:.$M];[.$B$54]+0;0)+VLOOKUP([.H$1];[$'weapon parameters'.$A:.$M];[.$B$54]+3;0)*[.$A64]+VLOOKUP([.$A$7];[$'weapon parameters'.$A$17:.$M$20];12;0)*[.H$6]*[.$A18]" office:value-type="float" office:value="66.0942413651811" calcext:value-type="float">
            <text:p>66</text:p>
          </table:table-cell>
          <table:table-cell table:style-name="ce18" table:formula="of:=VLOOKUP([.I$1];[$'weapon parameters'.$A:.$M];[.$B$54]+0;0)+VLOOKUP([.I$1];[$'weapon parameters'.$A:.$M];[.$B$54]+3;0)*[.$A64]+VLOOKUP([.$A$7];[$'weapon parameters'.$A$17:.$M$20];12;0)*[.I$6]*[.$A18]" office:value-type="float" office:value="63.2262573711166" calcext:value-type="float">
            <text:p>63</text:p>
          </table:table-cell>
          <table:table-cell table:style-name="ce18" table:formula="of:=VLOOKUP([.J$1];[$'weapon parameters'.$A:.$M];[.$B$54]+0;0)+VLOOKUP([.J$1];[$'weapon parameters'.$A:.$M];[.$B$54]+3;0)*[.$A64]+VLOOKUP([.$A$7];[$'weapon parameters'.$A$17:.$M$20];12;0)*[.J$6]*[.$A18]" office:value-type="float" office:value="67.50119564873" calcext:value-type="float">
            <text:p>68</text:p>
          </table:table-cell>
          <table:table-cell table:style-name="ce18" table:formula="of:=VLOOKUP([.K$1];[$'weapon parameters'.$A:.$M];[.$B$54]+0;0)+VLOOKUP([.K$1];[$'weapon parameters'.$A:.$M];[.$B$54]+3;0)*[.$A64]+VLOOKUP([.$A$7];[$'weapon parameters'.$A$17:.$M$20];12;0)*[.K$6]*[.$A18]" office:value-type="float" office:value="67.6574993891977" calcext:value-type="float">
            <text:p>68</text:p>
          </table:table-cell>
          <table:table-cell table:style-name="ce18" table:formula="of:=VLOOKUP([.L$1];[$'weapon parameters'.$A:.$M];[.$B$54]+0;0)+VLOOKUP([.L$1];[$'weapon parameters'.$A:.$M];[.$B$54]+3;0)*[.$A64]+VLOOKUP([.$A$7];[$'weapon parameters'.$A$17:.$M$20];12;0)*[.L$6]*[.$A18]" office:value-type="float" office:value="62.1988106958985" calcext:value-type="float">
            <text:p>62</text:p>
          </table:table-cell>
          <table:table-cell table:style-name="ce18" table:formula="of:=VLOOKUP([.M$1];[$'weapon parameters'.$A:.$M];[.$B$54]+0;0)+VLOOKUP([.M$1];[$'weapon parameters'.$A:.$M];[.$B$54]+3;0)*[.$A64]+VLOOKUP([.$A$7];[$'weapon parameters'.$A$17:.$M$20];12;0)*[.M$6]*[.$A18]" office:value-type="float" office:value="60.1099094911477" calcext:value-type="float">
            <text:p>60</text:p>
          </table:table-cell>
          <table:table-cell table:style-name="ce18" table:formula="of:=VLOOKUP([.N$1];[$'weapon parameters'.$A:.$M];[.$B$54]+0;0)+VLOOKUP([.N$1];[$'weapon parameters'.$A:.$M];[.$B$54]+3;0)*[.$A64]+VLOOKUP([.$A$7];[$'weapon parameters'.$A$17:.$M$20];12;0)*[.N$6]*[.$A18]" office:value-type="float" office:value="62.8096830953575" calcext:value-type="float">
            <text:p>63</text:p>
          </table:table-cell>
          <table:table-cell table:style-name="ce18" table:formula="of:=VLOOKUP([.O$1];[$'weapon parameters'.$A:.$M];[.$B$54]+0;0)+VLOOKUP([.O$1];[$'weapon parameters'.$A:.$M];[.$B$54]+3;0)*[.$A64]+VLOOKUP([.$A$7];[$'weapon parameters'.$A$17:.$M$20];12;0)*[.O$6]*[.$A18]" office:value-type="float" office:value="65.4266252397677" calcext:value-type="float">
            <text:p>65</text:p>
          </table:table-cell>
          <table:table-cell table:style-name="ce18" table:formula="of:=VLOOKUP([.P$1];[$'weapon parameters'.$A:.$M];[.$B$54]+0;0)+VLOOKUP([.P$1];[$'weapon parameters'.$A:.$M];[.$B$54]+3;0)*[.$A64]+VLOOKUP([.$A$7];[$'weapon parameters'.$A$17:.$M$20];12;0)*[.P$6]*[.$A18]" office:value-type="float" office:value="60.5184603266168" calcext:value-type="float">
            <text:p>61</text:p>
          </table:table-cell>
          <table:table-cell table:style-name="ce18" table:formula="of:=VLOOKUP([.Q$1];[$'weapon parameters'.$A:.$M];[.$B$54]+0;0)+VLOOKUP([.Q$1];[$'weapon parameters'.$A:.$M];[.$B$54]+3;0)*[.$A64]+VLOOKUP([.$A$7];[$'weapon parameters'.$A$17:.$M$20];12;0)*[.Q$6]*[.$A18]" office:value-type="float" office:value="59.3578874457457" calcext:value-type="float">
            <text:p>59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VLOOKUP([.B$1];[$'weapon parameters'.$A:.$M];[.$B$54]+0;0)+VLOOKUP([.B$1];[$'weapon parameters'.$A:.$M];[.$B$54]+3;0)*[.$A65]+VLOOKUP([.$A$7];[$'weapon parameters'.$A$17:.$M$20];12;0)*[.B$6]*[.$A19]" office:value-type="float" office:value="86.565300584724" calcext:value-type="float">
            <text:p>87</text:p>
          </table:table-cell>
          <table:table-cell table:style-name="ce18" table:formula="of:=VLOOKUP([.C$1];[$'weapon parameters'.$A:.$M];[.$B$54]+0;0)+VLOOKUP([.C$1];[$'weapon parameters'.$A:.$M];[.$B$54]+3;0)*[.$A65]+VLOOKUP([.$A$7];[$'weapon parameters'.$A$17:.$M$20];12;0)*[.C$6]*[.$A19]" office:value-type="float" office:value="86.5674249872564" calcext:value-type="float">
            <text:p>87</text:p>
          </table:table-cell>
          <table:table-cell table:style-name="ce18" table:formula="of:=VLOOKUP([.D$1];[$'weapon parameters'.$A:.$M];[.$B$54]+0;0)+VLOOKUP([.D$1];[$'weapon parameters'.$A:.$M];[.$B$54]+3;0)*[.$A65]+VLOOKUP([.$A$7];[$'weapon parameters'.$A$17:.$M$20];12;0)*[.D$6]*[.$A19]" office:value-type="float" office:value="98.5549535188875" calcext:value-type="float">
            <text:p>99</text:p>
          </table:table-cell>
          <table:table-cell table:style-name="ce18" table:formula="of:=VLOOKUP([.E$1];[$'weapon parameters'.$A:.$M];[.$B$54]+0;0)+VLOOKUP([.E$1];[$'weapon parameters'.$A:.$M];[.$B$54]+3;0)*[.$A65]+VLOOKUP([.$A$7];[$'weapon parameters'.$A$17:.$M$20];12;0)*[.E$6]*[.$A19]" office:value-type="float" office:value="68.6570186959903" calcext:value-type="float">
            <text:p>69</text:p>
          </table:table-cell>
          <table:table-cell table:style-name="ce18" table:formula="of:=VLOOKUP([.F$1];[$'weapon parameters'.$A:.$M];[.$B$54]+0;0)+VLOOKUP([.F$1];[$'weapon parameters'.$A:.$M];[.$B$54]+3;0)*[.$A65]+VLOOKUP([.$A$7];[$'weapon parameters'.$A$17:.$M$20];12;0)*[.F$6]*[.$A19]" office:value-type="float" office:value="73.3010350418772" calcext:value-type="float">
            <text:p>73</text:p>
          </table:table-cell>
          <table:table-cell table:style-name="ce18" table:formula="of:=VLOOKUP([.G$1];[$'weapon parameters'.$A:.$M];[.$B$54]+0;0)+VLOOKUP([.G$1];[$'weapon parameters'.$A:.$M];[.$B$54]+3;0)*[.$A65]+VLOOKUP([.$A$7];[$'weapon parameters'.$A$17:.$M$20];12;0)*[.G$6]*[.$A19]" office:value-type="float" office:value="78.0236323921083" calcext:value-type="float">
            <text:p>78</text:p>
          </table:table-cell>
          <table:table-cell table:style-name="ce18" table:formula="of:=VLOOKUP([.H$1];[$'weapon parameters'.$A:.$M];[.$B$54]+0;0)+VLOOKUP([.H$1];[$'weapon parameters'.$A:.$M];[.$B$54]+3;0)*[.$A65]+VLOOKUP([.$A$7];[$'weapon parameters'.$A$17:.$M$20];12;0)*[.H$6]*[.$A19]" office:value-type="float" office:value="70.104712627979" calcext:value-type="float">
            <text:p>70</text:p>
          </table:table-cell>
          <table:table-cell table:style-name="ce18" table:formula="of:=VLOOKUP([.I$1];[$'weapon parameters'.$A:.$M];[.$B$54]+0;0)+VLOOKUP([.I$1];[$'weapon parameters'.$A:.$M];[.$B$54]+3;0)*[.$A65]+VLOOKUP([.$A$7];[$'weapon parameters'.$A$17:.$M$20];12;0)*[.I$6]*[.$A19]" office:value-type="float" office:value="66.9180637456851" calcext:value-type="float">
            <text:p>67</text:p>
          </table:table-cell>
          <table:table-cell table:style-name="ce18" table:formula="of:=VLOOKUP([.J$1];[$'weapon parameters'.$A:.$M];[.$B$54]+0;0)+VLOOKUP([.J$1];[$'weapon parameters'.$A:.$M];[.$B$54]+3;0)*[.$A65]+VLOOKUP([.$A$7];[$'weapon parameters'.$A$17:.$M$20];12;0)*[.J$6]*[.$A19]" office:value-type="float" office:value="71.6679951652556" calcext:value-type="float">
            <text:p>72</text:p>
          </table:table-cell>
          <table:table-cell table:style-name="ce18" table:formula="of:=VLOOKUP([.K$1];[$'weapon parameters'.$A:.$M];[.$B$54]+0;0)+VLOOKUP([.K$1];[$'weapon parameters'.$A:.$M];[.$B$54]+3;0)*[.$A65]+VLOOKUP([.$A$7];[$'weapon parameters'.$A$17:.$M$20];12;0)*[.K$6]*[.$A19]" office:value-type="float" office:value="71.8416659879974" calcext:value-type="float">
            <text:p>72</text:p>
          </table:table-cell>
          <table:table-cell table:style-name="ce18" table:formula="of:=VLOOKUP([.L$1];[$'weapon parameters'.$A:.$M];[.$B$54]+0;0)+VLOOKUP([.L$1];[$'weapon parameters'.$A:.$M];[.$B$54]+3;0)*[.$A65]+VLOOKUP([.$A$7];[$'weapon parameters'.$A$17:.$M$20];12;0)*[.L$6]*[.$A19]" office:value-type="float" office:value="65.7764563287762" calcext:value-type="float">
            <text:p>66</text:p>
          </table:table-cell>
          <table:table-cell table:style-name="ce18" table:formula="of:=VLOOKUP([.M$1];[$'weapon parameters'.$A:.$M];[.$B$54]+0;0)+VLOOKUP([.M$1];[$'weapon parameters'.$A:.$M];[.$B$54]+3;0)*[.$A65]+VLOOKUP([.$A$7];[$'weapon parameters'.$A$17:.$M$20];12;0)*[.M$6]*[.$A19]" office:value-type="float" office:value="63.4554549901641" calcext:value-type="float">
            <text:p>63</text:p>
          </table:table-cell>
          <table:table-cell table:style-name="ce18" table:formula="of:=VLOOKUP([.N$1];[$'weapon parameters'.$A:.$M];[.$B$54]+0;0)+VLOOKUP([.N$1];[$'weapon parameters'.$A:.$M];[.$B$54]+3;0)*[.$A65]+VLOOKUP([.$A$7];[$'weapon parameters'.$A$17:.$M$20];12;0)*[.N$6]*[.$A19]" office:value-type="float" office:value="66.4552034392862" calcext:value-type="float">
            <text:p>66</text:p>
          </table:table-cell>
          <table:table-cell table:style-name="ce18" table:formula="of:=VLOOKUP([.O$1];[$'weapon parameters'.$A:.$M];[.$B$54]+0;0)+VLOOKUP([.O$1];[$'weapon parameters'.$A:.$M];[.$B$54]+3;0)*[.$A65]+VLOOKUP([.$A$7];[$'weapon parameters'.$A$17:.$M$20];12;0)*[.O$6]*[.$A19]" office:value-type="float" office:value="69.3629169330752" calcext:value-type="float">
            <text:p>69</text:p>
          </table:table-cell>
          <table:table-cell table:style-name="ce18" table:formula="of:=VLOOKUP([.P$1];[$'weapon parameters'.$A:.$M];[.$B$54]+0;0)+VLOOKUP([.P$1];[$'weapon parameters'.$A:.$M];[.$B$54]+3;0)*[.$A65]+VLOOKUP([.$A$7];[$'weapon parameters'.$A$17:.$M$20];12;0)*[.P$6]*[.$A19]" office:value-type="float" office:value="63.9094003629076" calcext:value-type="float">
            <text:p>64</text:p>
          </table:table-cell>
          <table:table-cell table:style-name="ce18" table:formula="of:=VLOOKUP([.Q$1];[$'weapon parameters'.$A:.$M];[.$B$54]+0;0)+VLOOKUP([.Q$1];[$'weapon parameters'.$A:.$M];[.$B$54]+3;0)*[.$A65]+VLOOKUP([.$A$7];[$'weapon parameters'.$A$17:.$M$20];12;0)*[.Q$6]*[.$A19]" office:value-type="float" office:value="62.6198749397174" calcext:value-type="float">
            <text:p>6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1</text:p>
          </table:table-cell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table:formula="of:=VLOOKUP([.B$1];[$'weapon parameters'.$A:.$M];[.$B$54]+6;0)+VLOOKUP([.B$1];[$'weapon parameters'.$A:.$M];[.$B$54]+9;0)*[.B$4]*[.$A67]" office:value-type="float" office:value="5.65717842193423" calcext:value-type="float">
            <text:p>6</text:p>
          </table:table-cell>
          <table:table-cell table:style-name="ce18" table:formula="of:=VLOOKUP([.C$1];[$'weapon parameters'.$A:.$M];[.$B$54]+6;0)+VLOOKUP([.C$1];[$'weapon parameters'.$A:.$M];[.$B$54]+9;0)*[.C$4]*[.$A67]" office:value-type="float" office:value="15.6569659980515" calcext:value-type="float">
            <text:p>16</text:p>
          </table:table-cell>
          <table:table-cell table:style-name="ce18" table:formula="of:=VLOOKUP([.D$1];[$'weapon parameters'.$A:.$M];[.$B$54]+6;0)+VLOOKUP([.D$1];[$'weapon parameters'.$A:.$M];[.$B$54]+9;0)*[.D$4]*[.$A67]" office:value-type="float" office:value="40" calcext:value-type="float">
            <text:p>40</text:p>
          </table:table-cell>
          <table:table-cell table:style-name="ce18" table:formula="of:=VLOOKUP([.E$1];[$'weapon parameters'.$A:.$M];[.$B$54]+6;0)+VLOOKUP([.E$1];[$'weapon parameters'.$A:.$M];[.$B$54]+9;0)*[.E$4]*[.$A67]" office:value-type="float" office:value="7.00402377604321" calcext:value-type="float">
            <text:p>7</text:p>
          </table:table-cell>
          <table:table-cell table:style-name="ce18" table:formula="of:=VLOOKUP([.F$1];[$'weapon parameters'.$A:.$M];[.$B$54]+6;0)+VLOOKUP([.F$1];[$'weapon parameters'.$A:.$M];[.$B$54]+9;0)*[.F$4]*[.$A67]" office:value-type="float" office:value="20" calcext:value-type="float">
            <text:p>20</text:p>
          </table:table-cell>
          <table:table-cell table:style-name="ce18" table:formula="of:=VLOOKUP([.G$1];[$'weapon parameters'.$A:.$M];[.$B$54]+6;0)+VLOOKUP([.G$1];[$'weapon parameters'.$A:.$M];[.$B$54]+9;0)*[.G$4]*[.$A67]" office:value-type="float" office:value="20" calcext:value-type="float">
            <text:p>20</text:p>
          </table:table-cell>
          <table:table-cell table:style-name="ce18" table:formula="of:=VLOOKUP([.H$1];[$'weapon parameters'.$A:.$M];[.$B$54]+6;0)+VLOOKUP([.H$1];[$'weapon parameters'.$A:.$M];[.$B$54]+9;0)*[.H$4]*[.$A67]" office:value-type="float" office:value="16.9221470838369" calcext:value-type="float">
            <text:p>17</text:p>
          </table:table-cell>
          <table:table-cell table:style-name="ce18" table:formula="of:=VLOOKUP([.I$1];[$'weapon parameters'.$A:.$M];[.$B$54]+6;0)+VLOOKUP([.I$1];[$'weapon parameters'.$A:.$M];[.$B$54]+9;0)*[.I$4]*[.$A67]" office:value-type="float" office:value="7.09722239278828" calcext:value-type="float">
            <text:p>7</text:p>
          </table:table-cell>
          <table:table-cell table:style-name="ce18" table:formula="of:=VLOOKUP([.J$1];[$'weapon parameters'.$A:.$M];[.$B$54]+6;0)+VLOOKUP([.J$1];[$'weapon parameters'.$A:.$M];[.$B$54]+9;0)*[.J$4]*[.$A67]" office:value-type="float" office:value="20" calcext:value-type="float">
            <text:p>20</text:p>
          </table:table-cell>
          <table:table-cell table:style-name="ce18" table:formula="of:=VLOOKUP([.K$1];[$'weapon parameters'.$A:.$M];[.$B$54]+6;0)+VLOOKUP([.K$1];[$'weapon parameters'.$A:.$M];[.$B$54]+9;0)*[.K$4]*[.$A67]" office:value-type="float" office:value="40" calcext:value-type="float">
            <text:p>40</text:p>
          </table:table-cell>
          <table:table-cell table:style-name="ce18" table:formula="of:=VLOOKUP([.L$1];[$'weapon parameters'.$A:.$M];[.$B$54]+6;0)+VLOOKUP([.L$1];[$'weapon parameters'.$A:.$M];[.$B$54]+9;0)*[.L$4]*[.$A67]" office:value-type="float" office:value="17.1554490932122" calcext:value-type="float">
            <text:p>17</text:p>
          </table:table-cell>
          <table:table-cell table:style-name="ce18" table:formula="of:=VLOOKUP([.M$1];[$'weapon parameters'.$A:.$M];[.$B$54]+6;0)+VLOOKUP([.M$1];[$'weapon parameters'.$A:.$M];[.$B$54]+9;0)*[.M$4]*[.$A67]" office:value-type="float" office:value="6.45095534444527" calcext:value-type="float">
            <text:p>6</text:p>
          </table:table-cell>
          <table:table-cell table:style-name="ce18" table:formula="of:=VLOOKUP([.N$1];[$'weapon parameters'.$A:.$M];[.$B$54]+6;0)+VLOOKUP([.N$1];[$'weapon parameters'.$A:.$M];[.$B$54]+9;0)*[.N$4]*[.$A67]" office:value-type="float" office:value="20" calcext:value-type="float">
            <text:p>20</text:p>
          </table:table-cell>
          <table:table-cell table:style-name="ce18" table:formula="of:=VLOOKUP([.O$1];[$'weapon parameters'.$A:.$M];[.$B$54]+6;0)+VLOOKUP([.O$1];[$'weapon parameters'.$A:.$M];[.$B$54]+9;0)*[.O$4]*[.$A67]" office:value-type="float" office:value="20" calcext:value-type="float">
            <text:p>20</text:p>
          </table:table-cell>
          <table:table-cell table:style-name="ce18" table:formula="of:=VLOOKUP([.P$1];[$'weapon parameters'.$A:.$M];[.$B$54]+6;0)+VLOOKUP([.P$1];[$'weapon parameters'.$A:.$M];[.$B$54]+9;0)*[.P$4]*[.$A67]" office:value-type="float" office:value="40" calcext:value-type="float">
            <text:p>40</text:p>
          </table:table-cell>
          <table:table-cell table:style-name="ce18" table:formula="of:=VLOOKUP([.Q$1];[$'weapon parameters'.$A:.$M];[.$B$54]+6;0)+VLOOKUP([.Q$1];[$'weapon parameters'.$A:.$M];[.$B$54]+9;0)*[.Q$4]*[.$A67]" office:value-type="float" office:value="3.26155732653305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VLOOKUP([.B$1];[$'weapon parameters'.$A:.$M];[.$B$54]+6;0)+VLOOKUP([.B$1];[$'weapon parameters'.$A:.$M];[.$B$54]+9;0)*[.B$4]*[.$A68]" office:value-type="float" office:value="11.3143568438685" calcext:value-type="float">
            <text:p>11</text:p>
          </table:table-cell>
          <table:table-cell table:style-name="ce18" table:formula="of:=VLOOKUP([.C$1];[$'weapon parameters'.$A:.$M];[.$B$54]+6;0)+VLOOKUP([.C$1];[$'weapon parameters'.$A:.$M];[.$B$54]+9;0)*[.C$4]*[.$A68]" office:value-type="float" office:value="21.3139319961031" calcext:value-type="float">
            <text:p>21</text:p>
          </table:table-cell>
          <table:table-cell table:style-name="ce18" table:formula="of:=VLOOKUP([.D$1];[$'weapon parameters'.$A:.$M];[.$B$54]+6;0)+VLOOKUP([.D$1];[$'weapon parameters'.$A:.$M];[.$B$54]+9;0)*[.D$4]*[.$A68]" office:value-type="float" office:value="40" calcext:value-type="float">
            <text:p>40</text:p>
          </table:table-cell>
          <table:table-cell table:style-name="ce18" table:formula="of:=VLOOKUP([.E$1];[$'weapon parameters'.$A:.$M];[.$B$54]+6;0)+VLOOKUP([.E$1];[$'weapon parameters'.$A:.$M];[.$B$54]+9;0)*[.E$4]*[.$A68]" office:value-type="float" office:value="14.0080475520864" calcext:value-type="float">
            <text:p>14</text:p>
          </table:table-cell>
          <table:table-cell table:style-name="ce18" table:formula="of:=VLOOKUP([.F$1];[$'weapon parameters'.$A:.$M];[.$B$54]+6;0)+VLOOKUP([.F$1];[$'weapon parameters'.$A:.$M];[.$B$54]+9;0)*[.F$4]*[.$A68]" office:value-type="float" office:value="20" calcext:value-type="float">
            <text:p>20</text:p>
          </table:table-cell>
          <table:table-cell table:style-name="ce18" table:formula="of:=VLOOKUP([.G$1];[$'weapon parameters'.$A:.$M];[.$B$54]+6;0)+VLOOKUP([.G$1];[$'weapon parameters'.$A:.$M];[.$B$54]+9;0)*[.G$4]*[.$A68]" office:value-type="float" office:value="20" calcext:value-type="float">
            <text:p>20</text:p>
          </table:table-cell>
          <table:table-cell table:style-name="ce18" table:formula="of:=VLOOKUP([.H$1];[$'weapon parameters'.$A:.$M];[.$B$54]+6;0)+VLOOKUP([.H$1];[$'weapon parameters'.$A:.$M];[.$B$54]+9;0)*[.H$4]*[.$A68]" office:value-type="float" office:value="23.8442941676739" calcext:value-type="float">
            <text:p>24</text:p>
          </table:table-cell>
          <table:table-cell table:style-name="ce18" table:formula="of:=VLOOKUP([.I$1];[$'weapon parameters'.$A:.$M];[.$B$54]+6;0)+VLOOKUP([.I$1];[$'weapon parameters'.$A:.$M];[.$B$54]+9;0)*[.I$4]*[.$A68]" office:value-type="float" office:value="14.1944447855766" calcext:value-type="float">
            <text:p>14</text:p>
          </table:table-cell>
          <table:table-cell table:style-name="ce18" table:formula="of:=VLOOKUP([.J$1];[$'weapon parameters'.$A:.$M];[.$B$54]+6;0)+VLOOKUP([.J$1];[$'weapon parameters'.$A:.$M];[.$B$54]+9;0)*[.J$4]*[.$A68]" office:value-type="float" office:value="20" calcext:value-type="float">
            <text:p>20</text:p>
          </table:table-cell>
          <table:table-cell table:style-name="ce18" table:formula="of:=VLOOKUP([.K$1];[$'weapon parameters'.$A:.$M];[.$B$54]+6;0)+VLOOKUP([.K$1];[$'weapon parameters'.$A:.$M];[.$B$54]+9;0)*[.K$4]*[.$A68]" office:value-type="float" office:value="40" calcext:value-type="float">
            <text:p>40</text:p>
          </table:table-cell>
          <table:table-cell table:style-name="ce18" table:formula="of:=VLOOKUP([.L$1];[$'weapon parameters'.$A:.$M];[.$B$54]+6;0)+VLOOKUP([.L$1];[$'weapon parameters'.$A:.$M];[.$B$54]+9;0)*[.L$4]*[.$A68]" office:value-type="float" office:value="24.3108981864245" calcext:value-type="float">
            <text:p>24</text:p>
          </table:table-cell>
          <table:table-cell table:style-name="ce18" table:formula="of:=VLOOKUP([.M$1];[$'weapon parameters'.$A:.$M];[.$B$54]+6;0)+VLOOKUP([.M$1];[$'weapon parameters'.$A:.$M];[.$B$54]+9;0)*[.M$4]*[.$A68]" office:value-type="float" office:value="12.9019106888905" calcext:value-type="float">
            <text:p>13</text:p>
          </table:table-cell>
          <table:table-cell table:style-name="ce18" table:formula="of:=VLOOKUP([.N$1];[$'weapon parameters'.$A:.$M];[.$B$54]+6;0)+VLOOKUP([.N$1];[$'weapon parameters'.$A:.$M];[.$B$54]+9;0)*[.N$4]*[.$A68]" office:value-type="float" office:value="20" calcext:value-type="float">
            <text:p>20</text:p>
          </table:table-cell>
          <table:table-cell table:style-name="ce18" table:formula="of:=VLOOKUP([.O$1];[$'weapon parameters'.$A:.$M];[.$B$54]+6;0)+VLOOKUP([.O$1];[$'weapon parameters'.$A:.$M];[.$B$54]+9;0)*[.O$4]*[.$A68]" office:value-type="float" office:value="20" calcext:value-type="float">
            <text:p>20</text:p>
          </table:table-cell>
          <table:table-cell table:style-name="ce18" table:formula="of:=VLOOKUP([.P$1];[$'weapon parameters'.$A:.$M];[.$B$54]+6;0)+VLOOKUP([.P$1];[$'weapon parameters'.$A:.$M];[.$B$54]+9;0)*[.P$4]*[.$A68]" office:value-type="float" office:value="40" calcext:value-type="float">
            <text:p>40</text:p>
          </table:table-cell>
          <table:table-cell table:style-name="ce18" table:formula="of:=VLOOKUP([.Q$1];[$'weapon parameters'.$A:.$M];[.$B$54]+6;0)+VLOOKUP([.Q$1];[$'weapon parameters'.$A:.$M];[.$B$54]+9;0)*[.Q$4]*[.$A68]" office:value-type="float" office:value="6.5231146530661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formula="of:=VLOOKUP([.B$1];[$'weapon parameters'.$A:.$M];[.$B$54]+6;0)+VLOOKUP([.B$1];[$'weapon parameters'.$A:.$M];[.$B$54]+9;0)*[.B$4]*[.$A69]" office:value-type="float" office:value="16.9715352658027" calcext:value-type="float">
            <text:p>17</text:p>
          </table:table-cell>
          <table:table-cell table:style-name="ce18" table:formula="of:=VLOOKUP([.C$1];[$'weapon parameters'.$A:.$M];[.$B$54]+6;0)+VLOOKUP([.C$1];[$'weapon parameters'.$A:.$M];[.$B$54]+9;0)*[.C$4]*[.$A69]" office:value-type="float" office:value="26.9708979941546" calcext:value-type="float">
            <text:p>27</text:p>
          </table:table-cell>
          <table:table-cell table:style-name="ce18" table:formula="of:=VLOOKUP([.D$1];[$'weapon parameters'.$A:.$M];[.$B$54]+6;0)+VLOOKUP([.D$1];[$'weapon parameters'.$A:.$M];[.$B$54]+9;0)*[.D$4]*[.$A69]" office:value-type="float" office:value="40" calcext:value-type="float">
            <text:p>40</text:p>
          </table:table-cell>
          <table:table-cell table:style-name="ce18" table:formula="of:=VLOOKUP([.E$1];[$'weapon parameters'.$A:.$M];[.$B$54]+6;0)+VLOOKUP([.E$1];[$'weapon parameters'.$A:.$M];[.$B$54]+9;0)*[.E$4]*[.$A69]" office:value-type="float" office:value="21.0120713281296" calcext:value-type="float">
            <text:p>21</text:p>
          </table:table-cell>
          <table:table-cell table:style-name="ce18" table:formula="of:=VLOOKUP([.F$1];[$'weapon parameters'.$A:.$M];[.$B$54]+6;0)+VLOOKUP([.F$1];[$'weapon parameters'.$A:.$M];[.$B$54]+9;0)*[.F$4]*[.$A69]" office:value-type="float" office:value="20" calcext:value-type="float">
            <text:p>20</text:p>
          </table:table-cell>
          <table:table-cell table:style-name="ce18" table:formula="of:=VLOOKUP([.G$1];[$'weapon parameters'.$A:.$M];[.$B$54]+6;0)+VLOOKUP([.G$1];[$'weapon parameters'.$A:.$M];[.$B$54]+9;0)*[.G$4]*[.$A69]" office:value-type="float" office:value="20" calcext:value-type="float">
            <text:p>20</text:p>
          </table:table-cell>
          <table:table-cell table:style-name="ce18" table:formula="of:=VLOOKUP([.H$1];[$'weapon parameters'.$A:.$M];[.$B$54]+6;0)+VLOOKUP([.H$1];[$'weapon parameters'.$A:.$M];[.$B$54]+9;0)*[.H$4]*[.$A69]" office:value-type="float" office:value="30.7664412515108" calcext:value-type="float">
            <text:p>31</text:p>
          </table:table-cell>
          <table:table-cell table:style-name="ce18" table:formula="of:=VLOOKUP([.I$1];[$'weapon parameters'.$A:.$M];[.$B$54]+6;0)+VLOOKUP([.I$1];[$'weapon parameters'.$A:.$M];[.$B$54]+9;0)*[.I$4]*[.$A69]" office:value-type="float" office:value="21.2916671783648" calcext:value-type="float">
            <text:p>21</text:p>
          </table:table-cell>
          <table:table-cell table:style-name="ce18" table:formula="of:=VLOOKUP([.J$1];[$'weapon parameters'.$A:.$M];[.$B$54]+6;0)+VLOOKUP([.J$1];[$'weapon parameters'.$A:.$M];[.$B$54]+9;0)*[.J$4]*[.$A69]" office:value-type="float" office:value="20" calcext:value-type="float">
            <text:p>20</text:p>
          </table:table-cell>
          <table:table-cell table:style-name="ce18" table:formula="of:=VLOOKUP([.K$1];[$'weapon parameters'.$A:.$M];[.$B$54]+6;0)+VLOOKUP([.K$1];[$'weapon parameters'.$A:.$M];[.$B$54]+9;0)*[.K$4]*[.$A69]" office:value-type="float" office:value="40" calcext:value-type="float">
            <text:p>40</text:p>
          </table:table-cell>
          <table:table-cell table:style-name="ce18" table:formula="of:=VLOOKUP([.L$1];[$'weapon parameters'.$A:.$M];[.$B$54]+6;0)+VLOOKUP([.L$1];[$'weapon parameters'.$A:.$M];[.$B$54]+9;0)*[.L$4]*[.$A69]" office:value-type="float" office:value="31.4663472796367" calcext:value-type="float">
            <text:p>31</text:p>
          </table:table-cell>
          <table:table-cell table:style-name="ce18" table:formula="of:=VLOOKUP([.M$1];[$'weapon parameters'.$A:.$M];[.$B$54]+6;0)+VLOOKUP([.M$1];[$'weapon parameters'.$A:.$M];[.$B$54]+9;0)*[.M$4]*[.$A69]" office:value-type="float" office:value="19.3528660333358" calcext:value-type="float">
            <text:p>19</text:p>
          </table:table-cell>
          <table:table-cell table:style-name="ce18" table:formula="of:=VLOOKUP([.N$1];[$'weapon parameters'.$A:.$M];[.$B$54]+6;0)+VLOOKUP([.N$1];[$'weapon parameters'.$A:.$M];[.$B$54]+9;0)*[.N$4]*[.$A69]" office:value-type="float" office:value="20" calcext:value-type="float">
            <text:p>20</text:p>
          </table:table-cell>
          <table:table-cell table:style-name="ce18" table:formula="of:=VLOOKUP([.O$1];[$'weapon parameters'.$A:.$M];[.$B$54]+6;0)+VLOOKUP([.O$1];[$'weapon parameters'.$A:.$M];[.$B$54]+9;0)*[.O$4]*[.$A69]" office:value-type="float" office:value="20" calcext:value-type="float">
            <text:p>20</text:p>
          </table:table-cell>
          <table:table-cell table:style-name="ce18" table:formula="of:=VLOOKUP([.P$1];[$'weapon parameters'.$A:.$M];[.$B$54]+6;0)+VLOOKUP([.P$1];[$'weapon parameters'.$A:.$M];[.$B$54]+9;0)*[.P$4]*[.$A69]" office:value-type="float" office:value="40" calcext:value-type="float">
            <text:p>40</text:p>
          </table:table-cell>
          <table:table-cell table:style-name="ce18" table:formula="of:=VLOOKUP([.Q$1];[$'weapon parameters'.$A:.$M];[.$B$54]+6;0)+VLOOKUP([.Q$1];[$'weapon parameters'.$A:.$M];[.$B$54]+9;0)*[.Q$4]*[.$A69]" office:value-type="float" office:value="9.78467197959914" calcext:value-type="float">
            <text:p>10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formula="of:=VLOOKUP([.B$1];[$'weapon parameters'.$A:.$M];[.$B$54]+6;0)+VLOOKUP([.B$1];[$'weapon parameters'.$A:.$M];[.$B$54]+9;0)*[.B$4]*[.$A70]" office:value-type="float" office:value="22.6287136877369" calcext:value-type="float">
            <text:p>23</text:p>
          </table:table-cell>
          <table:table-cell table:style-name="ce18" table:formula="of:=VLOOKUP([.C$1];[$'weapon parameters'.$A:.$M];[.$B$54]+6;0)+VLOOKUP([.C$1];[$'weapon parameters'.$A:.$M];[.$B$54]+9;0)*[.C$4]*[.$A70]" office:value-type="float" office:value="32.6278639922061" calcext:value-type="float">
            <text:p>33</text:p>
          </table:table-cell>
          <table:table-cell table:style-name="ce18" table:formula="of:=VLOOKUP([.D$1];[$'weapon parameters'.$A:.$M];[.$B$54]+6;0)+VLOOKUP([.D$1];[$'weapon parameters'.$A:.$M];[.$B$54]+9;0)*[.D$4]*[.$A70]" office:value-type="float" office:value="40" calcext:value-type="float">
            <text:p>40</text:p>
          </table:table-cell>
          <table:table-cell table:style-name="ce18" table:formula="of:=VLOOKUP([.E$1];[$'weapon parameters'.$A:.$M];[.$B$54]+6;0)+VLOOKUP([.E$1];[$'weapon parameters'.$A:.$M];[.$B$54]+9;0)*[.E$4]*[.$A70]" office:value-type="float" office:value="28.0160951041728" calcext:value-type="float">
            <text:p>28</text:p>
          </table:table-cell>
          <table:table-cell table:style-name="ce18" table:formula="of:=VLOOKUP([.F$1];[$'weapon parameters'.$A:.$M];[.$B$54]+6;0)+VLOOKUP([.F$1];[$'weapon parameters'.$A:.$M];[.$B$54]+9;0)*[.F$4]*[.$A70]" office:value-type="float" office:value="20" calcext:value-type="float">
            <text:p>20</text:p>
          </table:table-cell>
          <table:table-cell table:style-name="ce18" table:formula="of:=VLOOKUP([.G$1];[$'weapon parameters'.$A:.$M];[.$B$54]+6;0)+VLOOKUP([.G$1];[$'weapon parameters'.$A:.$M];[.$B$54]+9;0)*[.G$4]*[.$A70]" office:value-type="float" office:value="20" calcext:value-type="float">
            <text:p>20</text:p>
          </table:table-cell>
          <table:table-cell table:style-name="ce18" table:formula="of:=VLOOKUP([.H$1];[$'weapon parameters'.$A:.$M];[.$B$54]+6;0)+VLOOKUP([.H$1];[$'weapon parameters'.$A:.$M];[.$B$54]+9;0)*[.H$4]*[.$A70]" office:value-type="float" office:value="37.6885883353478" calcext:value-type="float">
            <text:p>38</text:p>
          </table:table-cell>
          <table:table-cell table:style-name="ce18" table:formula="of:=VLOOKUP([.I$1];[$'weapon parameters'.$A:.$M];[.$B$54]+6;0)+VLOOKUP([.I$1];[$'weapon parameters'.$A:.$M];[.$B$54]+9;0)*[.I$4]*[.$A70]" office:value-type="float" office:value="28.3888895711531" calcext:value-type="float">
            <text:p>28</text:p>
          </table:table-cell>
          <table:table-cell table:style-name="ce18" table:formula="of:=VLOOKUP([.J$1];[$'weapon parameters'.$A:.$M];[.$B$54]+6;0)+VLOOKUP([.J$1];[$'weapon parameters'.$A:.$M];[.$B$54]+9;0)*[.J$4]*[.$A70]" office:value-type="float" office:value="20" calcext:value-type="float">
            <text:p>20</text:p>
          </table:table-cell>
          <table:table-cell table:style-name="ce18" table:formula="of:=VLOOKUP([.K$1];[$'weapon parameters'.$A:.$M];[.$B$54]+6;0)+VLOOKUP([.K$1];[$'weapon parameters'.$A:.$M];[.$B$54]+9;0)*[.K$4]*[.$A70]" office:value-type="float" office:value="40" calcext:value-type="float">
            <text:p>40</text:p>
          </table:table-cell>
          <table:table-cell table:style-name="ce18" table:formula="of:=VLOOKUP([.L$1];[$'weapon parameters'.$A:.$M];[.$B$54]+6;0)+VLOOKUP([.L$1];[$'weapon parameters'.$A:.$M];[.$B$54]+9;0)*[.L$4]*[.$A70]" office:value-type="float" office:value="38.6217963728489" calcext:value-type="float">
            <text:p>39</text:p>
          </table:table-cell>
          <table:table-cell table:style-name="ce18" table:formula="of:=VLOOKUP([.M$1];[$'weapon parameters'.$A:.$M];[.$B$54]+6;0)+VLOOKUP([.M$1];[$'weapon parameters'.$A:.$M];[.$B$54]+9;0)*[.M$4]*[.$A70]" office:value-type="float" office:value="25.8038213777811" calcext:value-type="float">
            <text:p>26</text:p>
          </table:table-cell>
          <table:table-cell table:style-name="ce18" table:formula="of:=VLOOKUP([.N$1];[$'weapon parameters'.$A:.$M];[.$B$54]+6;0)+VLOOKUP([.N$1];[$'weapon parameters'.$A:.$M];[.$B$54]+9;0)*[.N$4]*[.$A70]" office:value-type="float" office:value="20" calcext:value-type="float">
            <text:p>20</text:p>
          </table:table-cell>
          <table:table-cell table:style-name="ce18" table:formula="of:=VLOOKUP([.O$1];[$'weapon parameters'.$A:.$M];[.$B$54]+6;0)+VLOOKUP([.O$1];[$'weapon parameters'.$A:.$M];[.$B$54]+9;0)*[.O$4]*[.$A70]" office:value-type="float" office:value="20" calcext:value-type="float">
            <text:p>20</text:p>
          </table:table-cell>
          <table:table-cell table:style-name="ce18" table:formula="of:=VLOOKUP([.P$1];[$'weapon parameters'.$A:.$M];[.$B$54]+6;0)+VLOOKUP([.P$1];[$'weapon parameters'.$A:.$M];[.$B$54]+9;0)*[.P$4]*[.$A70]" office:value-type="float" office:value="40" calcext:value-type="float">
            <text:p>40</text:p>
          </table:table-cell>
          <table:table-cell table:style-name="ce18" table:formula="of:=VLOOKUP([.Q$1];[$'weapon parameters'.$A:.$M];[.$B$54]+6;0)+VLOOKUP([.Q$1];[$'weapon parameters'.$A:.$M];[.$B$54]+9;0)*[.Q$4]*[.$A70]" office:value-type="float" office:value="13.0462293061322" calcext:value-type="float">
            <text:p>13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table:formula="of:=VLOOKUP([.B$1];[$'weapon parameters'.$A:.$M];[.$B$54]+6;0)+VLOOKUP([.B$1];[$'weapon parameters'.$A:.$M];[.$B$54]+9;0)*[.B$4]*[.$A71]" office:value-type="float" office:value="28.2858921096712" calcext:value-type="float">
            <text:p>28</text:p>
          </table:table-cell>
          <table:table-cell table:style-name="ce18" table:formula="of:=VLOOKUP([.C$1];[$'weapon parameters'.$A:.$M];[.$B$54]+6;0)+VLOOKUP([.C$1];[$'weapon parameters'.$A:.$M];[.$B$54]+9;0)*[.C$4]*[.$A71]" office:value-type="float" office:value="38.2848299902577" calcext:value-type="float">
            <text:p>38</text:p>
          </table:table-cell>
          <table:table-cell table:style-name="ce18" table:formula="of:=VLOOKUP([.D$1];[$'weapon parameters'.$A:.$M];[.$B$54]+6;0)+VLOOKUP([.D$1];[$'weapon parameters'.$A:.$M];[.$B$54]+9;0)*[.D$4]*[.$A71]" office:value-type="float" office:value="40" calcext:value-type="float">
            <text:p>40</text:p>
          </table:table-cell>
          <table:table-cell table:style-name="ce18" table:formula="of:=VLOOKUP([.E$1];[$'weapon parameters'.$A:.$M];[.$B$54]+6;0)+VLOOKUP([.E$1];[$'weapon parameters'.$A:.$M];[.$B$54]+9;0)*[.E$4]*[.$A71]" office:value-type="float" office:value="35.020118880216" calcext:value-type="float">
            <text:p>35</text:p>
          </table:table-cell>
          <table:table-cell table:style-name="ce18" table:formula="of:=VLOOKUP([.F$1];[$'weapon parameters'.$A:.$M];[.$B$54]+6;0)+VLOOKUP([.F$1];[$'weapon parameters'.$A:.$M];[.$B$54]+9;0)*[.F$4]*[.$A71]" office:value-type="float" office:value="20" calcext:value-type="float">
            <text:p>20</text:p>
          </table:table-cell>
          <table:table-cell table:style-name="ce18" table:formula="of:=VLOOKUP([.G$1];[$'weapon parameters'.$A:.$M];[.$B$54]+6;0)+VLOOKUP([.G$1];[$'weapon parameters'.$A:.$M];[.$B$54]+9;0)*[.G$4]*[.$A71]" office:value-type="float" office:value="20" calcext:value-type="float">
            <text:p>20</text:p>
          </table:table-cell>
          <table:table-cell table:style-name="ce18" table:formula="of:=VLOOKUP([.H$1];[$'weapon parameters'.$A:.$M];[.$B$54]+6;0)+VLOOKUP([.H$1];[$'weapon parameters'.$A:.$M];[.$B$54]+9;0)*[.H$4]*[.$A71]" office:value-type="float" office:value="44.6107354191847" calcext:value-type="float">
            <text:p>45</text:p>
          </table:table-cell>
          <table:table-cell table:style-name="ce18" table:formula="of:=VLOOKUP([.I$1];[$'weapon parameters'.$A:.$M];[.$B$54]+6;0)+VLOOKUP([.I$1];[$'weapon parameters'.$A:.$M];[.$B$54]+9;0)*[.I$4]*[.$A71]" office:value-type="float" office:value="35.4861119639414" calcext:value-type="float">
            <text:p>35</text:p>
          </table:table-cell>
          <table:table-cell table:style-name="ce18" table:formula="of:=VLOOKUP([.J$1];[$'weapon parameters'.$A:.$M];[.$B$54]+6;0)+VLOOKUP([.J$1];[$'weapon parameters'.$A:.$M];[.$B$54]+9;0)*[.J$4]*[.$A71]" office:value-type="float" office:value="20" calcext:value-type="float">
            <text:p>20</text:p>
          </table:table-cell>
          <table:table-cell table:style-name="ce18" table:formula="of:=VLOOKUP([.K$1];[$'weapon parameters'.$A:.$M];[.$B$54]+6;0)+VLOOKUP([.K$1];[$'weapon parameters'.$A:.$M];[.$B$54]+9;0)*[.K$4]*[.$A71]" office:value-type="float" office:value="40" calcext:value-type="float">
            <text:p>40</text:p>
          </table:table-cell>
          <table:table-cell table:style-name="ce18" table:formula="of:=VLOOKUP([.L$1];[$'weapon parameters'.$A:.$M];[.$B$54]+6;0)+VLOOKUP([.L$1];[$'weapon parameters'.$A:.$M];[.$B$54]+9;0)*[.L$4]*[.$A71]" office:value-type="float" office:value="45.7772454660612" calcext:value-type="float">
            <text:p>46</text:p>
          </table:table-cell>
          <table:table-cell table:style-name="ce18" table:formula="of:=VLOOKUP([.M$1];[$'weapon parameters'.$A:.$M];[.$B$54]+6;0)+VLOOKUP([.M$1];[$'weapon parameters'.$A:.$M];[.$B$54]+9;0)*[.M$4]*[.$A71]" office:value-type="float" office:value="32.2547767222264" calcext:value-type="float">
            <text:p>32</text:p>
          </table:table-cell>
          <table:table-cell table:style-name="ce18" table:formula="of:=VLOOKUP([.N$1];[$'weapon parameters'.$A:.$M];[.$B$54]+6;0)+VLOOKUP([.N$1];[$'weapon parameters'.$A:.$M];[.$B$54]+9;0)*[.N$4]*[.$A71]" office:value-type="float" office:value="20" calcext:value-type="float">
            <text:p>20</text:p>
          </table:table-cell>
          <table:table-cell table:style-name="ce18" table:formula="of:=VLOOKUP([.O$1];[$'weapon parameters'.$A:.$M];[.$B$54]+6;0)+VLOOKUP([.O$1];[$'weapon parameters'.$A:.$M];[.$B$54]+9;0)*[.O$4]*[.$A71]" office:value-type="float" office:value="20" calcext:value-type="float">
            <text:p>20</text:p>
          </table:table-cell>
          <table:table-cell table:style-name="ce18" table:formula="of:=VLOOKUP([.P$1];[$'weapon parameters'.$A:.$M];[.$B$54]+6;0)+VLOOKUP([.P$1];[$'weapon parameters'.$A:.$M];[.$B$54]+9;0)*[.P$4]*[.$A71]" office:value-type="float" office:value="40" calcext:value-type="float">
            <text:p>40</text:p>
          </table:table-cell>
          <table:table-cell table:style-name="ce18" table:formula="of:=VLOOKUP([.Q$1];[$'weapon parameters'.$A:.$M];[.$B$54]+6;0)+VLOOKUP([.Q$1];[$'weapon parameters'.$A:.$M];[.$B$54]+9;0)*[.Q$4]*[.$A71]" office:value-type="float" office:value="16.3077866326652" calcext:value-type="float">
            <text:p>16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table:formula="of:=VLOOKUP([.B$1];[$'weapon parameters'.$A:.$M];[.$B$54]+6;0)+VLOOKUP([.B$1];[$'weapon parameters'.$A:.$M];[.$B$54]+9;0)*[.B$4]*[.$A72]" office:value-type="float" office:value="33.9430705316054" calcext:value-type="float">
            <text:p>34</text:p>
          </table:table-cell>
          <table:table-cell table:style-name="ce18" table:formula="of:=VLOOKUP([.C$1];[$'weapon parameters'.$A:.$M];[.$B$54]+6;0)+VLOOKUP([.C$1];[$'weapon parameters'.$A:.$M];[.$B$54]+9;0)*[.C$4]*[.$A72]" office:value-type="float" office:value="43.9417959883092" calcext:value-type="float">
            <text:p>44</text:p>
          </table:table-cell>
          <table:table-cell table:style-name="ce18" table:formula="of:=VLOOKUP([.D$1];[$'weapon parameters'.$A:.$M];[.$B$54]+6;0)+VLOOKUP([.D$1];[$'weapon parameters'.$A:.$M];[.$B$54]+9;0)*[.D$4]*[.$A72]" office:value-type="float" office:value="40" calcext:value-type="float">
            <text:p>40</text:p>
          </table:table-cell>
          <table:table-cell table:style-name="ce18" table:formula="of:=VLOOKUP([.E$1];[$'weapon parameters'.$A:.$M];[.$B$54]+6;0)+VLOOKUP([.E$1];[$'weapon parameters'.$A:.$M];[.$B$54]+9;0)*[.E$4]*[.$A72]" office:value-type="float" office:value="42.0241426562592" calcext:value-type="float">
            <text:p>42</text:p>
          </table:table-cell>
          <table:table-cell table:style-name="ce18" table:formula="of:=VLOOKUP([.F$1];[$'weapon parameters'.$A:.$M];[.$B$54]+6;0)+VLOOKUP([.F$1];[$'weapon parameters'.$A:.$M];[.$B$54]+9;0)*[.F$4]*[.$A72]" office:value-type="float" office:value="20" calcext:value-type="float">
            <text:p>20</text:p>
          </table:table-cell>
          <table:table-cell table:style-name="ce18" table:formula="of:=VLOOKUP([.G$1];[$'weapon parameters'.$A:.$M];[.$B$54]+6;0)+VLOOKUP([.G$1];[$'weapon parameters'.$A:.$M];[.$B$54]+9;0)*[.G$4]*[.$A72]" office:value-type="float" office:value="20" calcext:value-type="float">
            <text:p>20</text:p>
          </table:table-cell>
          <table:table-cell table:style-name="ce18" table:formula="of:=VLOOKUP([.H$1];[$'weapon parameters'.$A:.$M];[.$B$54]+6;0)+VLOOKUP([.H$1];[$'weapon parameters'.$A:.$M];[.$B$54]+9;0)*[.H$4]*[.$A72]" office:value-type="float" office:value="51.5328825030216" calcext:value-type="float">
            <text:p>52</text:p>
          </table:table-cell>
          <table:table-cell table:style-name="ce18" table:formula="of:=VLOOKUP([.I$1];[$'weapon parameters'.$A:.$M];[.$B$54]+6;0)+VLOOKUP([.I$1];[$'weapon parameters'.$A:.$M];[.$B$54]+9;0)*[.I$4]*[.$A72]" office:value-type="float" office:value="42.5833343567297" calcext:value-type="float">
            <text:p>43</text:p>
          </table:table-cell>
          <table:table-cell table:style-name="ce18" table:formula="of:=VLOOKUP([.J$1];[$'weapon parameters'.$A:.$M];[.$B$54]+6;0)+VLOOKUP([.J$1];[$'weapon parameters'.$A:.$M];[.$B$54]+9;0)*[.J$4]*[.$A72]" office:value-type="float" office:value="20" calcext:value-type="float">
            <text:p>20</text:p>
          </table:table-cell>
          <table:table-cell table:style-name="ce18" table:formula="of:=VLOOKUP([.K$1];[$'weapon parameters'.$A:.$M];[.$B$54]+6;0)+VLOOKUP([.K$1];[$'weapon parameters'.$A:.$M];[.$B$54]+9;0)*[.K$4]*[.$A72]" office:value-type="float" office:value="40" calcext:value-type="float">
            <text:p>40</text:p>
          </table:table-cell>
          <table:table-cell table:style-name="ce18" table:formula="of:=VLOOKUP([.L$1];[$'weapon parameters'.$A:.$M];[.$B$54]+6;0)+VLOOKUP([.L$1];[$'weapon parameters'.$A:.$M];[.$B$54]+9;0)*[.L$4]*[.$A72]" office:value-type="float" office:value="52.9326945592734" calcext:value-type="float">
            <text:p>53</text:p>
          </table:table-cell>
          <table:table-cell table:style-name="ce18" table:formula="of:=VLOOKUP([.M$1];[$'weapon parameters'.$A:.$M];[.$B$54]+6;0)+VLOOKUP([.M$1];[$'weapon parameters'.$A:.$M];[.$B$54]+9;0)*[.M$4]*[.$A72]" office:value-type="float" office:value="38.7057320666716" calcext:value-type="float">
            <text:p>39</text:p>
          </table:table-cell>
          <table:table-cell table:style-name="ce18" table:formula="of:=VLOOKUP([.N$1];[$'weapon parameters'.$A:.$M];[.$B$54]+6;0)+VLOOKUP([.N$1];[$'weapon parameters'.$A:.$M];[.$B$54]+9;0)*[.N$4]*[.$A72]" office:value-type="float" office:value="20" calcext:value-type="float">
            <text:p>20</text:p>
          </table:table-cell>
          <table:table-cell table:style-name="ce18" table:formula="of:=VLOOKUP([.O$1];[$'weapon parameters'.$A:.$M];[.$B$54]+6;0)+VLOOKUP([.O$1];[$'weapon parameters'.$A:.$M];[.$B$54]+9;0)*[.O$4]*[.$A72]" office:value-type="float" office:value="20" calcext:value-type="float">
            <text:p>20</text:p>
          </table:table-cell>
          <table:table-cell table:style-name="ce18" table:formula="of:=VLOOKUP([.P$1];[$'weapon parameters'.$A:.$M];[.$B$54]+6;0)+VLOOKUP([.P$1];[$'weapon parameters'.$A:.$M];[.$B$54]+9;0)*[.P$4]*[.$A72]" office:value-type="float" office:value="40" calcext:value-type="float">
            <text:p>40</text:p>
          </table:table-cell>
          <table:table-cell table:style-name="ce18" table:formula="of:=VLOOKUP([.Q$1];[$'weapon parameters'.$A:.$M];[.$B$54]+6;0)+VLOOKUP([.Q$1];[$'weapon parameters'.$A:.$M];[.$B$54]+9;0)*[.Q$4]*[.$A72]" office:value-type="float" office:value="19.5693439591983" calcext:value-type="float">
            <text:p>20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table:formula="of:=VLOOKUP([.B$1];[$'weapon parameters'.$A:.$M];[.$B$54]+6;0)+VLOOKUP([.B$1];[$'weapon parameters'.$A:.$M];[.$B$54]+9;0)*[.B$4]*[.$A73]" office:value-type="float" office:value="39.6002489535396" calcext:value-type="float">
            <text:p>40</text:p>
          </table:table-cell>
          <table:table-cell table:style-name="ce18" table:formula="of:=VLOOKUP([.C$1];[$'weapon parameters'.$A:.$M];[.$B$54]+6;0)+VLOOKUP([.C$1];[$'weapon parameters'.$A:.$M];[.$B$54]+9;0)*[.C$4]*[.$A73]" office:value-type="float" office:value="49.5987619863608" calcext:value-type="float">
            <text:p>50</text:p>
          </table:table-cell>
          <table:table-cell table:style-name="ce18" table:formula="of:=VLOOKUP([.D$1];[$'weapon parameters'.$A:.$M];[.$B$54]+6;0)+VLOOKUP([.D$1];[$'weapon parameters'.$A:.$M];[.$B$54]+9;0)*[.D$4]*[.$A73]" office:value-type="float" office:value="40" calcext:value-type="float">
            <text:p>40</text:p>
          </table:table-cell>
          <table:table-cell table:style-name="ce18" table:formula="of:=VLOOKUP([.E$1];[$'weapon parameters'.$A:.$M];[.$B$54]+6;0)+VLOOKUP([.E$1];[$'weapon parameters'.$A:.$M];[.$B$54]+9;0)*[.E$4]*[.$A73]" office:value-type="float" office:value="49.0281664323025" calcext:value-type="float">
            <text:p>49</text:p>
          </table:table-cell>
          <table:table-cell table:style-name="ce18" table:formula="of:=VLOOKUP([.F$1];[$'weapon parameters'.$A:.$M];[.$B$54]+6;0)+VLOOKUP([.F$1];[$'weapon parameters'.$A:.$M];[.$B$54]+9;0)*[.F$4]*[.$A73]" office:value-type="float" office:value="20" calcext:value-type="float">
            <text:p>20</text:p>
          </table:table-cell>
          <table:table-cell table:style-name="ce18" table:formula="of:=VLOOKUP([.G$1];[$'weapon parameters'.$A:.$M];[.$B$54]+6;0)+VLOOKUP([.G$1];[$'weapon parameters'.$A:.$M];[.$B$54]+9;0)*[.G$4]*[.$A73]" office:value-type="float" office:value="20" calcext:value-type="float">
            <text:p>20</text:p>
          </table:table-cell>
          <table:table-cell table:style-name="ce18" table:formula="of:=VLOOKUP([.H$1];[$'weapon parameters'.$A:.$M];[.$B$54]+6;0)+VLOOKUP([.H$1];[$'weapon parameters'.$A:.$M];[.$B$54]+9;0)*[.H$4]*[.$A73]" office:value-type="float" office:value="58.4550295868586" calcext:value-type="float">
            <text:p>58</text:p>
          </table:table-cell>
          <table:table-cell table:style-name="ce18" table:formula="of:=VLOOKUP([.I$1];[$'weapon parameters'.$A:.$M];[.$B$54]+6;0)+VLOOKUP([.I$1];[$'weapon parameters'.$A:.$M];[.$B$54]+9;0)*[.I$4]*[.$A73]" office:value-type="float" office:value="49.6805567495179" calcext:value-type="float">
            <text:p>50</text:p>
          </table:table-cell>
          <table:table-cell table:style-name="ce18" table:formula="of:=VLOOKUP([.J$1];[$'weapon parameters'.$A:.$M];[.$B$54]+6;0)+VLOOKUP([.J$1];[$'weapon parameters'.$A:.$M];[.$B$54]+9;0)*[.J$4]*[.$A73]" office:value-type="float" office:value="20" calcext:value-type="float">
            <text:p>20</text:p>
          </table:table-cell>
          <table:table-cell table:style-name="ce18" table:formula="of:=VLOOKUP([.K$1];[$'weapon parameters'.$A:.$M];[.$B$54]+6;0)+VLOOKUP([.K$1];[$'weapon parameters'.$A:.$M];[.$B$54]+9;0)*[.K$4]*[.$A73]" office:value-type="float" office:value="40" calcext:value-type="float">
            <text:p>40</text:p>
          </table:table-cell>
          <table:table-cell table:style-name="ce18" table:formula="of:=VLOOKUP([.L$1];[$'weapon parameters'.$A:.$M];[.$B$54]+6;0)+VLOOKUP([.L$1];[$'weapon parameters'.$A:.$M];[.$B$54]+9;0)*[.L$4]*[.$A73]" office:value-type="float" office:value="60.0881436524856" calcext:value-type="float">
            <text:p>60</text:p>
          </table:table-cell>
          <table:table-cell table:style-name="ce18" table:formula="of:=VLOOKUP([.M$1];[$'weapon parameters'.$A:.$M];[.$B$54]+6;0)+VLOOKUP([.M$1];[$'weapon parameters'.$A:.$M];[.$B$54]+9;0)*[.M$4]*[.$A73]" office:value-type="float" office:value="45.1566874111169" calcext:value-type="float">
            <text:p>45</text:p>
          </table:table-cell>
          <table:table-cell table:style-name="ce18" table:formula="of:=VLOOKUP([.N$1];[$'weapon parameters'.$A:.$M];[.$B$54]+6;0)+VLOOKUP([.N$1];[$'weapon parameters'.$A:.$M];[.$B$54]+9;0)*[.N$4]*[.$A73]" office:value-type="float" office:value="20" calcext:value-type="float">
            <text:p>20</text:p>
          </table:table-cell>
          <table:table-cell table:style-name="ce18" table:formula="of:=VLOOKUP([.O$1];[$'weapon parameters'.$A:.$M];[.$B$54]+6;0)+VLOOKUP([.O$1];[$'weapon parameters'.$A:.$M];[.$B$54]+9;0)*[.O$4]*[.$A73]" office:value-type="float" office:value="20" calcext:value-type="float">
            <text:p>20</text:p>
          </table:table-cell>
          <table:table-cell table:style-name="ce18" table:formula="of:=VLOOKUP([.P$1];[$'weapon parameters'.$A:.$M];[.$B$54]+6;0)+VLOOKUP([.P$1];[$'weapon parameters'.$A:.$M];[.$B$54]+9;0)*[.P$4]*[.$A73]" office:value-type="float" office:value="40" calcext:value-type="float">
            <text:p>40</text:p>
          </table:table-cell>
          <table:table-cell table:style-name="ce18" table:formula="of:=VLOOKUP([.Q$1];[$'weapon parameters'.$A:.$M];[.$B$54]+6;0)+VLOOKUP([.Q$1];[$'weapon parameters'.$A:.$M];[.$B$54]+9;0)*[.Q$4]*[.$A73]" office:value-type="float" office:value="22.8309012857313" calcext:value-type="float">
            <text:p>23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table:formula="of:=VLOOKUP([.B$1];[$'weapon parameters'.$A:.$M];[.$B$54]+6;0)+VLOOKUP([.B$1];[$'weapon parameters'.$A:.$M];[.$B$54]+9;0)*[.B$4]*[.$A74]" office:value-type="float" office:value="45.2574273754739" calcext:value-type="float">
            <text:p>45</text:p>
          </table:table-cell>
          <table:table-cell table:style-name="ce18" table:formula="of:=VLOOKUP([.C$1];[$'weapon parameters'.$A:.$M];[.$B$54]+6;0)+VLOOKUP([.C$1];[$'weapon parameters'.$A:.$M];[.$B$54]+9;0)*[.C$4]*[.$A74]" office:value-type="float" office:value="55.2557279844123" calcext:value-type="float">
            <text:p>55</text:p>
          </table:table-cell>
          <table:table-cell table:style-name="ce18" table:formula="of:=VLOOKUP([.D$1];[$'weapon parameters'.$A:.$M];[.$B$54]+6;0)+VLOOKUP([.D$1];[$'weapon parameters'.$A:.$M];[.$B$54]+9;0)*[.D$4]*[.$A74]" office:value-type="float" office:value="40" calcext:value-type="float">
            <text:p>40</text:p>
          </table:table-cell>
          <table:table-cell table:style-name="ce18" table:formula="of:=VLOOKUP([.E$1];[$'weapon parameters'.$A:.$M];[.$B$54]+6;0)+VLOOKUP([.E$1];[$'weapon parameters'.$A:.$M];[.$B$54]+9;0)*[.E$4]*[.$A74]" office:value-type="float" office:value="56.0321902083457" calcext:value-type="float">
            <text:p>56</text:p>
          </table:table-cell>
          <table:table-cell table:style-name="ce18" table:formula="of:=VLOOKUP([.F$1];[$'weapon parameters'.$A:.$M];[.$B$54]+6;0)+VLOOKUP([.F$1];[$'weapon parameters'.$A:.$M];[.$B$54]+9;0)*[.F$4]*[.$A74]" office:value-type="float" office:value="20" calcext:value-type="float">
            <text:p>20</text:p>
          </table:table-cell>
          <table:table-cell table:style-name="ce18" table:formula="of:=VLOOKUP([.G$1];[$'weapon parameters'.$A:.$M];[.$B$54]+6;0)+VLOOKUP([.G$1];[$'weapon parameters'.$A:.$M];[.$B$54]+9;0)*[.G$4]*[.$A74]" office:value-type="float" office:value="20" calcext:value-type="float">
            <text:p>20</text:p>
          </table:table-cell>
          <table:table-cell table:style-name="ce18" table:formula="of:=VLOOKUP([.H$1];[$'weapon parameters'.$A:.$M];[.$B$54]+6;0)+VLOOKUP([.H$1];[$'weapon parameters'.$A:.$M];[.$B$54]+9;0)*[.H$4]*[.$A74]" office:value-type="float" office:value="65.3771766706955" calcext:value-type="float">
            <text:p>65</text:p>
          </table:table-cell>
          <table:table-cell table:style-name="ce18" table:formula="of:=VLOOKUP([.I$1];[$'weapon parameters'.$A:.$M];[.$B$54]+6;0)+VLOOKUP([.I$1];[$'weapon parameters'.$A:.$M];[.$B$54]+9;0)*[.I$4]*[.$A74]" office:value-type="float" office:value="56.7777791423062" calcext:value-type="float">
            <text:p>57</text:p>
          </table:table-cell>
          <table:table-cell table:style-name="ce18" table:formula="of:=VLOOKUP([.J$1];[$'weapon parameters'.$A:.$M];[.$B$54]+6;0)+VLOOKUP([.J$1];[$'weapon parameters'.$A:.$M];[.$B$54]+9;0)*[.J$4]*[.$A74]" office:value-type="float" office:value="20" calcext:value-type="float">
            <text:p>20</text:p>
          </table:table-cell>
          <table:table-cell table:style-name="ce18" table:formula="of:=VLOOKUP([.K$1];[$'weapon parameters'.$A:.$M];[.$B$54]+6;0)+VLOOKUP([.K$1];[$'weapon parameters'.$A:.$M];[.$B$54]+9;0)*[.K$4]*[.$A74]" office:value-type="float" office:value="40" calcext:value-type="float">
            <text:p>40</text:p>
          </table:table-cell>
          <table:table-cell table:style-name="ce18" table:formula="of:=VLOOKUP([.L$1];[$'weapon parameters'.$A:.$M];[.$B$54]+6;0)+VLOOKUP([.L$1];[$'weapon parameters'.$A:.$M];[.$B$54]+9;0)*[.L$4]*[.$A74]" office:value-type="float" office:value="67.2435927456979" calcext:value-type="float">
            <text:p>67</text:p>
          </table:table-cell>
          <table:table-cell table:style-name="ce18" table:formula="of:=VLOOKUP([.M$1];[$'weapon parameters'.$A:.$M];[.$B$54]+6;0)+VLOOKUP([.M$1];[$'weapon parameters'.$A:.$M];[.$B$54]+9;0)*[.M$4]*[.$A74]" office:value-type="float" office:value="51.6076427555622" calcext:value-type="float">
            <text:p>52</text:p>
          </table:table-cell>
          <table:table-cell table:style-name="ce18" table:formula="of:=VLOOKUP([.N$1];[$'weapon parameters'.$A:.$M];[.$B$54]+6;0)+VLOOKUP([.N$1];[$'weapon parameters'.$A:.$M];[.$B$54]+9;0)*[.N$4]*[.$A74]" office:value-type="float" office:value="20" calcext:value-type="float">
            <text:p>20</text:p>
          </table:table-cell>
          <table:table-cell table:style-name="ce18" table:formula="of:=VLOOKUP([.O$1];[$'weapon parameters'.$A:.$M];[.$B$54]+6;0)+VLOOKUP([.O$1];[$'weapon parameters'.$A:.$M];[.$B$54]+9;0)*[.O$4]*[.$A74]" office:value-type="float" office:value="20" calcext:value-type="float">
            <text:p>20</text:p>
          </table:table-cell>
          <table:table-cell table:style-name="ce18" table:formula="of:=VLOOKUP([.P$1];[$'weapon parameters'.$A:.$M];[.$B$54]+6;0)+VLOOKUP([.P$1];[$'weapon parameters'.$A:.$M];[.$B$54]+9;0)*[.P$4]*[.$A74]" office:value-type="float" office:value="40" calcext:value-type="float">
            <text:p>40</text:p>
          </table:table-cell>
          <table:table-cell table:style-name="ce18" table:formula="of:=VLOOKUP([.Q$1];[$'weapon parameters'.$A:.$M];[.$B$54]+6;0)+VLOOKUP([.Q$1];[$'weapon parameters'.$A:.$M];[.$B$54]+9;0)*[.Q$4]*[.$A74]" office:value-type="float" office:value="26.0924586122644" calcext:value-type="float">
            <text:p>26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table:formula="of:=VLOOKUP([.B$1];[$'weapon parameters'.$A:.$M];[.$B$54]+6;0)+VLOOKUP([.B$1];[$'weapon parameters'.$A:.$M];[.$B$54]+9;0)*[.B$4]*[.$A75]" office:value-type="float" office:value="50.9146057974081" calcext:value-type="float">
            <text:p>51</text:p>
          </table:table-cell>
          <table:table-cell table:style-name="ce18" table:formula="of:=VLOOKUP([.C$1];[$'weapon parameters'.$A:.$M];[.$B$54]+6;0)+VLOOKUP([.C$1];[$'weapon parameters'.$A:.$M];[.$B$54]+9;0)*[.C$4]*[.$A75]" office:value-type="float" office:value="60.9126939824638" calcext:value-type="float">
            <text:p>61</text:p>
          </table:table-cell>
          <table:table-cell table:style-name="ce18" table:formula="of:=VLOOKUP([.D$1];[$'weapon parameters'.$A:.$M];[.$B$54]+6;0)+VLOOKUP([.D$1];[$'weapon parameters'.$A:.$M];[.$B$54]+9;0)*[.D$4]*[.$A75]" office:value-type="float" office:value="40" calcext:value-type="float">
            <text:p>40</text:p>
          </table:table-cell>
          <table:table-cell table:style-name="ce18" table:formula="of:=VLOOKUP([.E$1];[$'weapon parameters'.$A:.$M];[.$B$54]+6;0)+VLOOKUP([.E$1];[$'weapon parameters'.$A:.$M];[.$B$54]+9;0)*[.E$4]*[.$A75]" office:value-type="float" office:value="63.0362139843889" calcext:value-type="float">
            <text:p>63</text:p>
          </table:table-cell>
          <table:table-cell table:style-name="ce18" table:formula="of:=VLOOKUP([.F$1];[$'weapon parameters'.$A:.$M];[.$B$54]+6;0)+VLOOKUP([.F$1];[$'weapon parameters'.$A:.$M];[.$B$54]+9;0)*[.F$4]*[.$A75]" office:value-type="float" office:value="20" calcext:value-type="float">
            <text:p>20</text:p>
          </table:table-cell>
          <table:table-cell table:style-name="ce18" table:formula="of:=VLOOKUP([.G$1];[$'weapon parameters'.$A:.$M];[.$B$54]+6;0)+VLOOKUP([.G$1];[$'weapon parameters'.$A:.$M];[.$B$54]+9;0)*[.G$4]*[.$A75]" office:value-type="float" office:value="20" calcext:value-type="float">
            <text:p>20</text:p>
          </table:table-cell>
          <table:table-cell table:style-name="ce18" table:formula="of:=VLOOKUP([.H$1];[$'weapon parameters'.$A:.$M];[.$B$54]+6;0)+VLOOKUP([.H$1];[$'weapon parameters'.$A:.$M];[.$B$54]+9;0)*[.H$4]*[.$A75]" office:value-type="float" office:value="72.2993237545325" calcext:value-type="float">
            <text:p>72</text:p>
          </table:table-cell>
          <table:table-cell table:style-name="ce18" table:formula="of:=VLOOKUP([.I$1];[$'weapon parameters'.$A:.$M];[.$B$54]+6;0)+VLOOKUP([.I$1];[$'weapon parameters'.$A:.$M];[.$B$54]+9;0)*[.I$4]*[.$A75]" office:value-type="float" office:value="63.8750015350945" calcext:value-type="float">
            <text:p>64</text:p>
          </table:table-cell>
          <table:table-cell table:style-name="ce18" table:formula="of:=VLOOKUP([.J$1];[$'weapon parameters'.$A:.$M];[.$B$54]+6;0)+VLOOKUP([.J$1];[$'weapon parameters'.$A:.$M];[.$B$54]+9;0)*[.J$4]*[.$A75]" office:value-type="float" office:value="20" calcext:value-type="float">
            <text:p>20</text:p>
          </table:table-cell>
          <table:table-cell table:style-name="ce18" table:formula="of:=VLOOKUP([.K$1];[$'weapon parameters'.$A:.$M];[.$B$54]+6;0)+VLOOKUP([.K$1];[$'weapon parameters'.$A:.$M];[.$B$54]+9;0)*[.K$4]*[.$A75]" office:value-type="float" office:value="40" calcext:value-type="float">
            <text:p>40</text:p>
          </table:table-cell>
          <table:table-cell table:style-name="ce18" table:formula="of:=VLOOKUP([.L$1];[$'weapon parameters'.$A:.$M];[.$B$54]+6;0)+VLOOKUP([.L$1];[$'weapon parameters'.$A:.$M];[.$B$54]+9;0)*[.L$4]*[.$A75]" office:value-type="float" office:value="74.3990418389101" calcext:value-type="float">
            <text:p>74</text:p>
          </table:table-cell>
          <table:table-cell table:style-name="ce18" table:formula="of:=VLOOKUP([.M$1];[$'weapon parameters'.$A:.$M];[.$B$54]+6;0)+VLOOKUP([.M$1];[$'weapon parameters'.$A:.$M];[.$B$54]+9;0)*[.M$4]*[.$A75]" office:value-type="float" office:value="58.0585981000074" calcext:value-type="float">
            <text:p>58</text:p>
          </table:table-cell>
          <table:table-cell table:style-name="ce18" table:formula="of:=VLOOKUP([.N$1];[$'weapon parameters'.$A:.$M];[.$B$54]+6;0)+VLOOKUP([.N$1];[$'weapon parameters'.$A:.$M];[.$B$54]+9;0)*[.N$4]*[.$A75]" office:value-type="float" office:value="20" calcext:value-type="float">
            <text:p>20</text:p>
          </table:table-cell>
          <table:table-cell table:style-name="ce18" table:formula="of:=VLOOKUP([.O$1];[$'weapon parameters'.$A:.$M];[.$B$54]+6;0)+VLOOKUP([.O$1];[$'weapon parameters'.$A:.$M];[.$B$54]+9;0)*[.O$4]*[.$A75]" office:value-type="float" office:value="20" calcext:value-type="float">
            <text:p>20</text:p>
          </table:table-cell>
          <table:table-cell table:style-name="ce18" table:formula="of:=VLOOKUP([.P$1];[$'weapon parameters'.$A:.$M];[.$B$54]+6;0)+VLOOKUP([.P$1];[$'weapon parameters'.$A:.$M];[.$B$54]+9;0)*[.P$4]*[.$A75]" office:value-type="float" office:value="40" calcext:value-type="float">
            <text:p>40</text:p>
          </table:table-cell>
          <table:table-cell table:style-name="ce18" table:formula="of:=VLOOKUP([.Q$1];[$'weapon parameters'.$A:.$M];[.$B$54]+6;0)+VLOOKUP([.Q$1];[$'weapon parameters'.$A:.$M];[.$B$54]+9;0)*[.Q$4]*[.$A75]" office:value-type="float" office:value="29.3540159387974" calcext:value-type="float">
            <text:p>29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VLOOKUP([.B$1];[$'weapon parameters'.$A:.$M];[.$B$54]+6;0)+VLOOKUP([.B$1];[$'weapon parameters'.$A:.$M];[.$B$54]+9;0)*[.B$4]*[.$A76]" office:value-type="float" office:value="56.5717842193423" calcext:value-type="float">
            <text:p>57</text:p>
          </table:table-cell>
          <table:table-cell table:style-name="ce18" table:formula="of:=VLOOKUP([.C$1];[$'weapon parameters'.$A:.$M];[.$B$54]+6;0)+VLOOKUP([.C$1];[$'weapon parameters'.$A:.$M];[.$B$54]+9;0)*[.C$4]*[.$A76]" office:value-type="float" office:value="66.5696599805154" calcext:value-type="float">
            <text:p>67</text:p>
          </table:table-cell>
          <table:table-cell table:style-name="ce18" table:formula="of:=VLOOKUP([.D$1];[$'weapon parameters'.$A:.$M];[.$B$54]+6;0)+VLOOKUP([.D$1];[$'weapon parameters'.$A:.$M];[.$B$54]+9;0)*[.D$4]*[.$A76]" office:value-type="float" office:value="40" calcext:value-type="float">
            <text:p>40</text:p>
          </table:table-cell>
          <table:table-cell table:style-name="ce18" table:formula="of:=VLOOKUP([.E$1];[$'weapon parameters'.$A:.$M];[.$B$54]+6;0)+VLOOKUP([.E$1];[$'weapon parameters'.$A:.$M];[.$B$54]+9;0)*[.E$4]*[.$A76]" office:value-type="float" office:value="70.0402377604321" calcext:value-type="float">
            <text:p>70</text:p>
          </table:table-cell>
          <table:table-cell table:style-name="ce18" table:formula="of:=VLOOKUP([.F$1];[$'weapon parameters'.$A:.$M];[.$B$54]+6;0)+VLOOKUP([.F$1];[$'weapon parameters'.$A:.$M];[.$B$54]+9;0)*[.F$4]*[.$A76]" office:value-type="float" office:value="20" calcext:value-type="float">
            <text:p>20</text:p>
          </table:table-cell>
          <table:table-cell table:style-name="ce18" table:formula="of:=VLOOKUP([.G$1];[$'weapon parameters'.$A:.$M];[.$B$54]+6;0)+VLOOKUP([.G$1];[$'weapon parameters'.$A:.$M];[.$B$54]+9;0)*[.G$4]*[.$A76]" office:value-type="float" office:value="20" calcext:value-type="float">
            <text:p>20</text:p>
          </table:table-cell>
          <table:table-cell table:style-name="ce18" table:formula="of:=VLOOKUP([.H$1];[$'weapon parameters'.$A:.$M];[.$B$54]+6;0)+VLOOKUP([.H$1];[$'weapon parameters'.$A:.$M];[.$B$54]+9;0)*[.H$4]*[.$A76]" office:value-type="float" office:value="79.2214708383694" calcext:value-type="float">
            <text:p>79</text:p>
          </table:table-cell>
          <table:table-cell table:style-name="ce18" table:formula="of:=VLOOKUP([.I$1];[$'weapon parameters'.$A:.$M];[.$B$54]+6;0)+VLOOKUP([.I$1];[$'weapon parameters'.$A:.$M];[.$B$54]+9;0)*[.I$4]*[.$A76]" office:value-type="float" office:value="70.9722239278828" calcext:value-type="float">
            <text:p>71</text:p>
          </table:table-cell>
          <table:table-cell table:style-name="ce18" table:formula="of:=VLOOKUP([.J$1];[$'weapon parameters'.$A:.$M];[.$B$54]+6;0)+VLOOKUP([.J$1];[$'weapon parameters'.$A:.$M];[.$B$54]+9;0)*[.J$4]*[.$A76]" office:value-type="float" office:value="20" calcext:value-type="float">
            <text:p>20</text:p>
          </table:table-cell>
          <table:table-cell table:style-name="ce18" table:formula="of:=VLOOKUP([.K$1];[$'weapon parameters'.$A:.$M];[.$B$54]+6;0)+VLOOKUP([.K$1];[$'weapon parameters'.$A:.$M];[.$B$54]+9;0)*[.K$4]*[.$A76]" office:value-type="float" office:value="40" calcext:value-type="float">
            <text:p>40</text:p>
          </table:table-cell>
          <table:table-cell table:style-name="ce18" table:formula="of:=VLOOKUP([.L$1];[$'weapon parameters'.$A:.$M];[.$B$54]+6;0)+VLOOKUP([.L$1];[$'weapon parameters'.$A:.$M];[.$B$54]+9;0)*[.L$4]*[.$A76]" office:value-type="float" office:value="81.5544909321223" calcext:value-type="float">
            <text:p>82</text:p>
          </table:table-cell>
          <table:table-cell table:style-name="ce18" table:formula="of:=VLOOKUP([.M$1];[$'weapon parameters'.$A:.$M];[.$B$54]+6;0)+VLOOKUP([.M$1];[$'weapon parameters'.$A:.$M];[.$B$54]+9;0)*[.M$4]*[.$A76]" office:value-type="float" office:value="64.5095534444527" calcext:value-type="float">
            <text:p>65</text:p>
          </table:table-cell>
          <table:table-cell table:style-name="ce18" table:formula="of:=VLOOKUP([.N$1];[$'weapon parameters'.$A:.$M];[.$B$54]+6;0)+VLOOKUP([.N$1];[$'weapon parameters'.$A:.$M];[.$B$54]+9;0)*[.N$4]*[.$A76]" office:value-type="float" office:value="20" calcext:value-type="float">
            <text:p>20</text:p>
          </table:table-cell>
          <table:table-cell table:style-name="ce18" table:formula="of:=VLOOKUP([.O$1];[$'weapon parameters'.$A:.$M];[.$B$54]+6;0)+VLOOKUP([.O$1];[$'weapon parameters'.$A:.$M];[.$B$54]+9;0)*[.O$4]*[.$A76]" office:value-type="float" office:value="20" calcext:value-type="float">
            <text:p>20</text:p>
          </table:table-cell>
          <table:table-cell table:style-name="ce18" table:formula="of:=VLOOKUP([.P$1];[$'weapon parameters'.$A:.$M];[.$B$54]+6;0)+VLOOKUP([.P$1];[$'weapon parameters'.$A:.$M];[.$B$54]+9;0)*[.P$4]*[.$A76]" office:value-type="float" office:value="40" calcext:value-type="float">
            <text:p>40</text:p>
          </table:table-cell>
          <table:table-cell table:style-name="ce18" table:formula="of:=VLOOKUP([.Q$1];[$'weapon parameters'.$A:.$M];[.$B$54]+6;0)+VLOOKUP([.Q$1];[$'weapon parameters'.$A:.$M];[.$B$54]+9;0)*[.Q$4]*[.$A76]" office:value-type="float" office:value="32.6155732653305" calcext:value-type="float">
            <text:p>3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2</text:p>
          </table:table-cell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table:formula="of:=IF(ISBLANK([.B$2]);0;IF([.B$2]=&quot;unarm&quot;;0;VLOOKUP([.B$2];[$'weapon parameters'.$A:.$M];[.$B$54]+6;0))+VLOOKUP([.B$2];[$'weapon parameters'.$A:.$M];[.$B$54]+9;0)*[.B$5]*[.$A78])" office:value-type="float" office:value="0" calcext:value-type="float">
            <text:p>0</text:p>
          </table:table-cell>
          <table:table-cell table:style-name="ce18" table:formula="of:=IF(ISBLANK([.C$2]);0;IF([.C$2]=&quot;unarm&quot;;0;VLOOKUP([.C$2];[$'weapon parameters'.$A:.$M];[.$B$54]+6;0))+VLOOKUP([.C$2];[$'weapon parameters'.$A:.$M];[.$B$54]+9;0)*[.C$5]*[.$A78])" office:value-type="float" office:value="0" calcext:value-type="float">
            <text:p>0</text:p>
          </table:table-cell>
          <table:table-cell table:style-name="ce18" table:formula="of:=IF(ISBLANK([.D$2]);0;IF([.D$2]=&quot;unarm&quot;;0;VLOOKUP([.D$2];[$'weapon parameters'.$A:.$M];[.$B$54]+6;0))+VLOOKUP([.D$2];[$'weapon parameters'.$A:.$M];[.$B$54]+9;0)*[.D$5]*[.$A78])" office:value-type="float" office:value="0" calcext:value-type="float">
            <text:p>0</text:p>
          </table:table-cell>
          <table:table-cell table:style-name="ce18" table:formula="of:=IF(ISBLANK([.E$2]);0;IF([.E$2]=&quot;unarm&quot;;0;VLOOKUP([.E$2];[$'weapon parameters'.$A:.$M];[.$B$54]+6;0))+VLOOKUP([.E$2];[$'weapon parameters'.$A:.$M];[.$B$54]+9;0)*[.E$5]*[.$A78])" office:value-type="float" office:value="0" calcext:value-type="float">
            <text:p>0</text:p>
          </table:table-cell>
          <table:table-cell table:style-name="ce18" table:formula="of:=IF(ISBLANK([.F$2]);0;IF([.F$2]=&quot;unarm&quot;;0;VLOOKUP([.F$2];[$'weapon parameters'.$A:.$M];[.$B$54]+6;0))+VLOOKUP([.F$2];[$'weapon parameters'.$A:.$M];[.$B$54]+9;0)*[.F$5]*[.$A78])" office:value-type="float" office:value="0" calcext:value-type="float">
            <text:p>0</text:p>
          </table:table-cell>
          <table:table-cell table:style-name="ce18" table:formula="of:=IF(ISBLANK([.G$2]);0;IF([.G$2]=&quot;unarm&quot;;0;VLOOKUP([.G$2];[$'weapon parameters'.$A:.$M];[.$B$54]+6;0))+VLOOKUP([.G$2];[$'weapon parameters'.$A:.$M];[.$B$54]+9;0)*[.G$5]*[.$A78])" office:value-type="float" office:value="0" calcext:value-type="float">
            <text:p>0</text:p>
          </table:table-cell>
          <table:table-cell table:style-name="ce18" table:formula="of:=IF(ISBLANK([.H$2]);0;IF([.H$2]=&quot;unarm&quot;;0;VLOOKUP([.H$2];[$'weapon parameters'.$A:.$M];[.$B$54]+6;0))+VLOOKUP([.H$2];[$'weapon parameters'.$A:.$M];[.$B$54]+9;0)*[.H$5]*[.$A78])" office:value-type="float" office:value="0" calcext:value-type="float">
            <text:p>0</text:p>
          </table:table-cell>
          <table:table-cell table:style-name="ce18" table:formula="of:=IF(ISBLANK([.I$2]);0;IF([.I$2]=&quot;unarm&quot;;0;VLOOKUP([.I$2];[$'weapon parameters'.$A:.$M];[.$B$54]+6;0))+VLOOKUP([.I$2];[$'weapon parameters'.$A:.$M];[.$B$54]+9;0)*[.I$5]*[.$A78])" office:value-type="float" office:value="0" calcext:value-type="float">
            <text:p>0</text:p>
          </table:table-cell>
          <table:table-cell table:style-name="ce18" table:formula="of:=IF(ISBLANK([.J$2]);0;IF([.J$2]=&quot;unarm&quot;;0;VLOOKUP([.J$2];[$'weapon parameters'.$A:.$M];[.$B$54]+6;0))+VLOOKUP([.J$2];[$'weapon parameters'.$A:.$M];[.$B$54]+9;0)*[.J$5]*[.$A78])" office:value-type="float" office:value="0" calcext:value-type="float">
            <text:p>0</text:p>
          </table:table-cell>
          <table:table-cell table:style-name="ce18" table:formula="of:=IF(ISBLANK([.K$2]);0;IF([.K$2]=&quot;unarm&quot;;0;VLOOKUP([.K$2];[$'weapon parameters'.$A:.$M];[.$B$54]+6;0))+VLOOKUP([.K$2];[$'weapon parameters'.$A:.$M];[.$B$54]+9;0)*[.K$5]*[.$A78])" office:value-type="float" office:value="40" calcext:value-type="float">
            <text:p>40</text:p>
          </table:table-cell>
          <table:table-cell table:style-name="ce18" table:formula="of:=IF(ISBLANK([.L$2]);0;IF([.L$2]=&quot;unarm&quot;;0;VLOOKUP([.L$2];[$'weapon parameters'.$A:.$M];[.$B$54]+6;0))+VLOOKUP([.L$2];[$'weapon parameters'.$A:.$M];[.$B$54]+9;0)*[.L$5]*[.$A78])" office:value-type="float" office:value="17.1554490932122" calcext:value-type="float">
            <text:p>17</text:p>
          </table:table-cell>
          <table:table-cell table:style-name="ce18" table:formula="of:=IF(ISBLANK([.M$2]);0;IF([.M$2]=&quot;unarm&quot;;0;VLOOKUP([.M$2];[$'weapon parameters'.$A:.$M];[.$B$54]+6;0))+VLOOKUP([.M$2];[$'weapon parameters'.$A:.$M];[.$B$54]+9;0)*[.M$5]*[.$A78])" office:value-type="float" office:value="13.3455194601114" calcext:value-type="float">
            <text:p>13</text:p>
          </table:table-cell>
          <table:table-cell table:style-name="ce18" table:formula="of:=IF(ISBLANK([.N$2]);0;IF([.N$2]=&quot;unarm&quot;;0;VLOOKUP([.N$2];[$'weapon parameters'.$A:.$M];[.$B$54]+6;0))+VLOOKUP([.N$2];[$'weapon parameters'.$A:.$M];[.$B$54]+9;0)*[.N$5]*[.$A78])" office:value-type="float" office:value="13.6454106071068" calcext:value-type="float">
            <text:p>14</text:p>
          </table:table-cell>
          <table:table-cell table:style-name="ce18" table:formula="of:=IF(ISBLANK([.O$2]);0;IF([.O$2]=&quot;unarm&quot;;0;VLOOKUP([.O$2];[$'weapon parameters'.$A:.$M];[.$B$54]+6;0))+VLOOKUP([.O$2];[$'weapon parameters'.$A:.$M];[.$B$54]+9;0)*[.O$5]*[.$A78])" office:value-type="float" office:value="13.9358673269108" calcext:value-type="float">
            <text:p>14</text:p>
          </table:table-cell>
          <table:table-cell table:style-name="ce18" table:formula="of:=IF(ISBLANK([.P$2]);0;IF([.P$2]=&quot;unarm&quot;;0;VLOOKUP([.P$2];[$'weapon parameters'.$A:.$M];[.$B$54]+6;0))+VLOOKUP([.P$2];[$'weapon parameters'.$A:.$M];[.$B$54]+9;0)*[.P$5]*[.$A78])" office:value-type="float" office:value="0" calcext:value-type="float">
            <text:p>0</text:p>
          </table:table-cell>
          <table:table-cell table:style-name="ce18" table:formula="of:=IF(ISBLANK([.Q$2]);0;IF([.Q$2]=&quot;unarm&quot;;0;VLOOKUP([.Q$2];[$'weapon parameters'.$A:.$M];[.$B$54]+6;0))+VLOOKUP([.Q$2];[$'weapon parameters'.$A:.$M];[.$B$54]+9;0)*[.Q$5]*[.$A7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IF(ISBLANK([.B$2]);0;IF([.B$2]=&quot;unarm&quot;;0;VLOOKUP([.B$2];[$'weapon parameters'.$A:.$M];[.$B$54]+6;0))+VLOOKUP([.B$2];[$'weapon parameters'.$A:.$M];[.$B$54]+9;0)*[.B$5]*[.$A79])" office:value-type="float" office:value="0" calcext:value-type="float">
            <text:p>0</text:p>
          </table:table-cell>
          <table:table-cell table:style-name="ce18" table:formula="of:=IF(ISBLANK([.C$2]);0;IF([.C$2]=&quot;unarm&quot;;0;VLOOKUP([.C$2];[$'weapon parameters'.$A:.$M];[.$B$54]+6;0))+VLOOKUP([.C$2];[$'weapon parameters'.$A:.$M];[.$B$54]+9;0)*[.C$5]*[.$A79])" office:value-type="float" office:value="0" calcext:value-type="float">
            <text:p>0</text:p>
          </table:table-cell>
          <table:table-cell table:style-name="ce18" table:formula="of:=IF(ISBLANK([.D$2]);0;IF([.D$2]=&quot;unarm&quot;;0;VLOOKUP([.D$2];[$'weapon parameters'.$A:.$M];[.$B$54]+6;0))+VLOOKUP([.D$2];[$'weapon parameters'.$A:.$M];[.$B$54]+9;0)*[.D$5]*[.$A79])" office:value-type="float" office:value="0" calcext:value-type="float">
            <text:p>0</text:p>
          </table:table-cell>
          <table:table-cell table:style-name="ce18" table:formula="of:=IF(ISBLANK([.E$2]);0;IF([.E$2]=&quot;unarm&quot;;0;VLOOKUP([.E$2];[$'weapon parameters'.$A:.$M];[.$B$54]+6;0))+VLOOKUP([.E$2];[$'weapon parameters'.$A:.$M];[.$B$54]+9;0)*[.E$5]*[.$A79])" office:value-type="float" office:value="0" calcext:value-type="float">
            <text:p>0</text:p>
          </table:table-cell>
          <table:table-cell table:style-name="ce18" table:formula="of:=IF(ISBLANK([.F$2]);0;IF([.F$2]=&quot;unarm&quot;;0;VLOOKUP([.F$2];[$'weapon parameters'.$A:.$M];[.$B$54]+6;0))+VLOOKUP([.F$2];[$'weapon parameters'.$A:.$M];[.$B$54]+9;0)*[.F$5]*[.$A79])" office:value-type="float" office:value="0" calcext:value-type="float">
            <text:p>0</text:p>
          </table:table-cell>
          <table:table-cell table:style-name="ce18" table:formula="of:=IF(ISBLANK([.G$2]);0;IF([.G$2]=&quot;unarm&quot;;0;VLOOKUP([.G$2];[$'weapon parameters'.$A:.$M];[.$B$54]+6;0))+VLOOKUP([.G$2];[$'weapon parameters'.$A:.$M];[.$B$54]+9;0)*[.G$5]*[.$A79])" office:value-type="float" office:value="0" calcext:value-type="float">
            <text:p>0</text:p>
          </table:table-cell>
          <table:table-cell table:style-name="ce18" table:formula="of:=IF(ISBLANK([.H$2]);0;IF([.H$2]=&quot;unarm&quot;;0;VLOOKUP([.H$2];[$'weapon parameters'.$A:.$M];[.$B$54]+6;0))+VLOOKUP([.H$2];[$'weapon parameters'.$A:.$M];[.$B$54]+9;0)*[.H$5]*[.$A79])" office:value-type="float" office:value="0" calcext:value-type="float">
            <text:p>0</text:p>
          </table:table-cell>
          <table:table-cell table:style-name="ce18" table:formula="of:=IF(ISBLANK([.I$2]);0;IF([.I$2]=&quot;unarm&quot;;0;VLOOKUP([.I$2];[$'weapon parameters'.$A:.$M];[.$B$54]+6;0))+VLOOKUP([.I$2];[$'weapon parameters'.$A:.$M];[.$B$54]+9;0)*[.I$5]*[.$A79])" office:value-type="float" office:value="0" calcext:value-type="float">
            <text:p>0</text:p>
          </table:table-cell>
          <table:table-cell table:style-name="ce18" table:formula="of:=IF(ISBLANK([.J$2]);0;IF([.J$2]=&quot;unarm&quot;;0;VLOOKUP([.J$2];[$'weapon parameters'.$A:.$M];[.$B$54]+6;0))+VLOOKUP([.J$2];[$'weapon parameters'.$A:.$M];[.$B$54]+9;0)*[.J$5]*[.$A79])" office:value-type="float" office:value="0" calcext:value-type="float">
            <text:p>0</text:p>
          </table:table-cell>
          <table:table-cell table:style-name="ce18" table:formula="of:=IF(ISBLANK([.K$2]);0;IF([.K$2]=&quot;unarm&quot;;0;VLOOKUP([.K$2];[$'weapon parameters'.$A:.$M];[.$B$54]+6;0))+VLOOKUP([.K$2];[$'weapon parameters'.$A:.$M];[.$B$54]+9;0)*[.K$5]*[.$A79])" office:value-type="float" office:value="40" calcext:value-type="float">
            <text:p>40</text:p>
          </table:table-cell>
          <table:table-cell table:style-name="ce18" table:formula="of:=IF(ISBLANK([.L$2]);0;IF([.L$2]=&quot;unarm&quot;;0;VLOOKUP([.L$2];[$'weapon parameters'.$A:.$M];[.$B$54]+6;0))+VLOOKUP([.L$2];[$'weapon parameters'.$A:.$M];[.$B$54]+9;0)*[.L$5]*[.$A79])" office:value-type="float" office:value="24.3108981864245" calcext:value-type="float">
            <text:p>24</text:p>
          </table:table-cell>
          <table:table-cell table:style-name="ce18" table:formula="of:=IF(ISBLANK([.M$2]);0;IF([.M$2]=&quot;unarm&quot;;0;VLOOKUP([.M$2];[$'weapon parameters'.$A:.$M];[.$B$54]+6;0))+VLOOKUP([.M$2];[$'weapon parameters'.$A:.$M];[.$B$54]+9;0)*[.M$5]*[.$A79])" office:value-type="float" office:value="16.6910389202228" calcext:value-type="float">
            <text:p>17</text:p>
          </table:table-cell>
          <table:table-cell table:style-name="ce18" table:formula="of:=IF(ISBLANK([.N$2]);0;IF([.N$2]=&quot;unarm&quot;;0;VLOOKUP([.N$2];[$'weapon parameters'.$A:.$M];[.$B$54]+6;0))+VLOOKUP([.N$2];[$'weapon parameters'.$A:.$M];[.$B$54]+9;0)*[.N$5]*[.$A79])" office:value-type="float" office:value="17.2908212142136" calcext:value-type="float">
            <text:p>17</text:p>
          </table:table-cell>
          <table:table-cell table:style-name="ce18" table:formula="of:=IF(ISBLANK([.O$2]);0;IF([.O$2]=&quot;unarm&quot;;0;VLOOKUP([.O$2];[$'weapon parameters'.$A:.$M];[.$B$54]+6;0))+VLOOKUP([.O$2];[$'weapon parameters'.$A:.$M];[.$B$54]+9;0)*[.O$5]*[.$A79])" office:value-type="float" office:value="17.8717346538216" calcext:value-type="float">
            <text:p>18</text:p>
          </table:table-cell>
          <table:table-cell table:style-name="ce18" table:formula="of:=IF(ISBLANK([.P$2]);0;IF([.P$2]=&quot;unarm&quot;;0;VLOOKUP([.P$2];[$'weapon parameters'.$A:.$M];[.$B$54]+6;0))+VLOOKUP([.P$2];[$'weapon parameters'.$A:.$M];[.$B$54]+9;0)*[.P$5]*[.$A79])" office:value-type="float" office:value="0" calcext:value-type="float">
            <text:p>0</text:p>
          </table:table-cell>
          <table:table-cell table:style-name="ce18" table:formula="of:=IF(ISBLANK([.Q$2]);0;IF([.Q$2]=&quot;unarm&quot;;0;VLOOKUP([.Q$2];[$'weapon parameters'.$A:.$M];[.$B$54]+6;0))+VLOOKUP([.Q$2];[$'weapon parameters'.$A:.$M];[.$B$54]+9;0)*[.Q$5]*[.$A7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formula="of:=IF(ISBLANK([.B$2]);0;IF([.B$2]=&quot;unarm&quot;;0;VLOOKUP([.B$2];[$'weapon parameters'.$A:.$M];[.$B$54]+6;0))+VLOOKUP([.B$2];[$'weapon parameters'.$A:.$M];[.$B$54]+9;0)*[.B$5]*[.$A80])" office:value-type="float" office:value="0" calcext:value-type="float">
            <text:p>0</text:p>
          </table:table-cell>
          <table:table-cell table:style-name="ce18" table:formula="of:=IF(ISBLANK([.C$2]);0;IF([.C$2]=&quot;unarm&quot;;0;VLOOKUP([.C$2];[$'weapon parameters'.$A:.$M];[.$B$54]+6;0))+VLOOKUP([.C$2];[$'weapon parameters'.$A:.$M];[.$B$54]+9;0)*[.C$5]*[.$A80])" office:value-type="float" office:value="0" calcext:value-type="float">
            <text:p>0</text:p>
          </table:table-cell>
          <table:table-cell table:style-name="ce18" table:formula="of:=IF(ISBLANK([.D$2]);0;IF([.D$2]=&quot;unarm&quot;;0;VLOOKUP([.D$2];[$'weapon parameters'.$A:.$M];[.$B$54]+6;0))+VLOOKUP([.D$2];[$'weapon parameters'.$A:.$M];[.$B$54]+9;0)*[.D$5]*[.$A80])" office:value-type="float" office:value="0" calcext:value-type="float">
            <text:p>0</text:p>
          </table:table-cell>
          <table:table-cell table:style-name="ce18" table:formula="of:=IF(ISBLANK([.E$2]);0;IF([.E$2]=&quot;unarm&quot;;0;VLOOKUP([.E$2];[$'weapon parameters'.$A:.$M];[.$B$54]+6;0))+VLOOKUP([.E$2];[$'weapon parameters'.$A:.$M];[.$B$54]+9;0)*[.E$5]*[.$A80])" office:value-type="float" office:value="0" calcext:value-type="float">
            <text:p>0</text:p>
          </table:table-cell>
          <table:table-cell table:style-name="ce18" table:formula="of:=IF(ISBLANK([.F$2]);0;IF([.F$2]=&quot;unarm&quot;;0;VLOOKUP([.F$2];[$'weapon parameters'.$A:.$M];[.$B$54]+6;0))+VLOOKUP([.F$2];[$'weapon parameters'.$A:.$M];[.$B$54]+9;0)*[.F$5]*[.$A80])" office:value-type="float" office:value="0" calcext:value-type="float">
            <text:p>0</text:p>
          </table:table-cell>
          <table:table-cell table:style-name="ce18" table:formula="of:=IF(ISBLANK([.G$2]);0;IF([.G$2]=&quot;unarm&quot;;0;VLOOKUP([.G$2];[$'weapon parameters'.$A:.$M];[.$B$54]+6;0))+VLOOKUP([.G$2];[$'weapon parameters'.$A:.$M];[.$B$54]+9;0)*[.G$5]*[.$A80])" office:value-type="float" office:value="0" calcext:value-type="float">
            <text:p>0</text:p>
          </table:table-cell>
          <table:table-cell table:style-name="ce18" table:formula="of:=IF(ISBLANK([.H$2]);0;IF([.H$2]=&quot;unarm&quot;;0;VLOOKUP([.H$2];[$'weapon parameters'.$A:.$M];[.$B$54]+6;0))+VLOOKUP([.H$2];[$'weapon parameters'.$A:.$M];[.$B$54]+9;0)*[.H$5]*[.$A80])" office:value-type="float" office:value="0" calcext:value-type="float">
            <text:p>0</text:p>
          </table:table-cell>
          <table:table-cell table:style-name="ce18" table:formula="of:=IF(ISBLANK([.I$2]);0;IF([.I$2]=&quot;unarm&quot;;0;VLOOKUP([.I$2];[$'weapon parameters'.$A:.$M];[.$B$54]+6;0))+VLOOKUP([.I$2];[$'weapon parameters'.$A:.$M];[.$B$54]+9;0)*[.I$5]*[.$A80])" office:value-type="float" office:value="0" calcext:value-type="float">
            <text:p>0</text:p>
          </table:table-cell>
          <table:table-cell table:style-name="ce18" table:formula="of:=IF(ISBLANK([.J$2]);0;IF([.J$2]=&quot;unarm&quot;;0;VLOOKUP([.J$2];[$'weapon parameters'.$A:.$M];[.$B$54]+6;0))+VLOOKUP([.J$2];[$'weapon parameters'.$A:.$M];[.$B$54]+9;0)*[.J$5]*[.$A80])" office:value-type="float" office:value="0" calcext:value-type="float">
            <text:p>0</text:p>
          </table:table-cell>
          <table:table-cell table:style-name="ce18" table:formula="of:=IF(ISBLANK([.K$2]);0;IF([.K$2]=&quot;unarm&quot;;0;VLOOKUP([.K$2];[$'weapon parameters'.$A:.$M];[.$B$54]+6;0))+VLOOKUP([.K$2];[$'weapon parameters'.$A:.$M];[.$B$54]+9;0)*[.K$5]*[.$A80])" office:value-type="float" office:value="40" calcext:value-type="float">
            <text:p>40</text:p>
          </table:table-cell>
          <table:table-cell table:style-name="ce18" table:formula="of:=IF(ISBLANK([.L$2]);0;IF([.L$2]=&quot;unarm&quot;;0;VLOOKUP([.L$2];[$'weapon parameters'.$A:.$M];[.$B$54]+6;0))+VLOOKUP([.L$2];[$'weapon parameters'.$A:.$M];[.$B$54]+9;0)*[.L$5]*[.$A80])" office:value-type="float" office:value="31.4663472796367" calcext:value-type="float">
            <text:p>31</text:p>
          </table:table-cell>
          <table:table-cell table:style-name="ce18" table:formula="of:=IF(ISBLANK([.M$2]);0;IF([.M$2]=&quot;unarm&quot;;0;VLOOKUP([.M$2];[$'weapon parameters'.$A:.$M];[.$B$54]+6;0))+VLOOKUP([.M$2];[$'weapon parameters'.$A:.$M];[.$B$54]+9;0)*[.M$5]*[.$A80])" office:value-type="float" office:value="20.0365583803342" calcext:value-type="float">
            <text:p>20</text:p>
          </table:table-cell>
          <table:table-cell table:style-name="ce18" table:formula="of:=IF(ISBLANK([.N$2]);0;IF([.N$2]=&quot;unarm&quot;;0;VLOOKUP([.N$2];[$'weapon parameters'.$A:.$M];[.$B$54]+6;0))+VLOOKUP([.N$2];[$'weapon parameters'.$A:.$M];[.$B$54]+9;0)*[.N$5]*[.$A80])" office:value-type="float" office:value="20.9362318213205" calcext:value-type="float">
            <text:p>21</text:p>
          </table:table-cell>
          <table:table-cell table:style-name="ce18" table:formula="of:=IF(ISBLANK([.O$2]);0;IF([.O$2]=&quot;unarm&quot;;0;VLOOKUP([.O$2];[$'weapon parameters'.$A:.$M];[.$B$54]+6;0))+VLOOKUP([.O$2];[$'weapon parameters'.$A:.$M];[.$B$54]+9;0)*[.O$5]*[.$A80])" office:value-type="float" office:value="21.8076019807324" calcext:value-type="float">
            <text:p>22</text:p>
          </table:table-cell>
          <table:table-cell table:style-name="ce18" table:formula="of:=IF(ISBLANK([.P$2]);0;IF([.P$2]=&quot;unarm&quot;;0;VLOOKUP([.P$2];[$'weapon parameters'.$A:.$M];[.$B$54]+6;0))+VLOOKUP([.P$2];[$'weapon parameters'.$A:.$M];[.$B$54]+9;0)*[.P$5]*[.$A80])" office:value-type="float" office:value="0" calcext:value-type="float">
            <text:p>0</text:p>
          </table:table-cell>
          <table:table-cell table:style-name="ce18" table:formula="of:=IF(ISBLANK([.Q$2]);0;IF([.Q$2]=&quot;unarm&quot;;0;VLOOKUP([.Q$2];[$'weapon parameters'.$A:.$M];[.$B$54]+6;0))+VLOOKUP([.Q$2];[$'weapon parameters'.$A:.$M];[.$B$54]+9;0)*[.Q$5]*[.$A8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formula="of:=IF(ISBLANK([.B$2]);0;IF([.B$2]=&quot;unarm&quot;;0;VLOOKUP([.B$2];[$'weapon parameters'.$A:.$M];[.$B$54]+6;0))+VLOOKUP([.B$2];[$'weapon parameters'.$A:.$M];[.$B$54]+9;0)*[.B$5]*[.$A81])" office:value-type="float" office:value="0" calcext:value-type="float">
            <text:p>0</text:p>
          </table:table-cell>
          <table:table-cell table:style-name="ce18" table:formula="of:=IF(ISBLANK([.C$2]);0;IF([.C$2]=&quot;unarm&quot;;0;VLOOKUP([.C$2];[$'weapon parameters'.$A:.$M];[.$B$54]+6;0))+VLOOKUP([.C$2];[$'weapon parameters'.$A:.$M];[.$B$54]+9;0)*[.C$5]*[.$A81])" office:value-type="float" office:value="0" calcext:value-type="float">
            <text:p>0</text:p>
          </table:table-cell>
          <table:table-cell table:style-name="ce18" table:formula="of:=IF(ISBLANK([.D$2]);0;IF([.D$2]=&quot;unarm&quot;;0;VLOOKUP([.D$2];[$'weapon parameters'.$A:.$M];[.$B$54]+6;0))+VLOOKUP([.D$2];[$'weapon parameters'.$A:.$M];[.$B$54]+9;0)*[.D$5]*[.$A81])" office:value-type="float" office:value="0" calcext:value-type="float">
            <text:p>0</text:p>
          </table:table-cell>
          <table:table-cell table:style-name="ce18" table:formula="of:=IF(ISBLANK([.E$2]);0;IF([.E$2]=&quot;unarm&quot;;0;VLOOKUP([.E$2];[$'weapon parameters'.$A:.$M];[.$B$54]+6;0))+VLOOKUP([.E$2];[$'weapon parameters'.$A:.$M];[.$B$54]+9;0)*[.E$5]*[.$A81])" office:value-type="float" office:value="0" calcext:value-type="float">
            <text:p>0</text:p>
          </table:table-cell>
          <table:table-cell table:style-name="ce18" table:formula="of:=IF(ISBLANK([.F$2]);0;IF([.F$2]=&quot;unarm&quot;;0;VLOOKUP([.F$2];[$'weapon parameters'.$A:.$M];[.$B$54]+6;0))+VLOOKUP([.F$2];[$'weapon parameters'.$A:.$M];[.$B$54]+9;0)*[.F$5]*[.$A81])" office:value-type="float" office:value="0" calcext:value-type="float">
            <text:p>0</text:p>
          </table:table-cell>
          <table:table-cell table:style-name="ce18" table:formula="of:=IF(ISBLANK([.G$2]);0;IF([.G$2]=&quot;unarm&quot;;0;VLOOKUP([.G$2];[$'weapon parameters'.$A:.$M];[.$B$54]+6;0))+VLOOKUP([.G$2];[$'weapon parameters'.$A:.$M];[.$B$54]+9;0)*[.G$5]*[.$A81])" office:value-type="float" office:value="0" calcext:value-type="float">
            <text:p>0</text:p>
          </table:table-cell>
          <table:table-cell table:style-name="ce18" table:formula="of:=IF(ISBLANK([.H$2]);0;IF([.H$2]=&quot;unarm&quot;;0;VLOOKUP([.H$2];[$'weapon parameters'.$A:.$M];[.$B$54]+6;0))+VLOOKUP([.H$2];[$'weapon parameters'.$A:.$M];[.$B$54]+9;0)*[.H$5]*[.$A81])" office:value-type="float" office:value="0" calcext:value-type="float">
            <text:p>0</text:p>
          </table:table-cell>
          <table:table-cell table:style-name="ce18" table:formula="of:=IF(ISBLANK([.I$2]);0;IF([.I$2]=&quot;unarm&quot;;0;VLOOKUP([.I$2];[$'weapon parameters'.$A:.$M];[.$B$54]+6;0))+VLOOKUP([.I$2];[$'weapon parameters'.$A:.$M];[.$B$54]+9;0)*[.I$5]*[.$A81])" office:value-type="float" office:value="0" calcext:value-type="float">
            <text:p>0</text:p>
          </table:table-cell>
          <table:table-cell table:style-name="ce18" table:formula="of:=IF(ISBLANK([.J$2]);0;IF([.J$2]=&quot;unarm&quot;;0;VLOOKUP([.J$2];[$'weapon parameters'.$A:.$M];[.$B$54]+6;0))+VLOOKUP([.J$2];[$'weapon parameters'.$A:.$M];[.$B$54]+9;0)*[.J$5]*[.$A81])" office:value-type="float" office:value="0" calcext:value-type="float">
            <text:p>0</text:p>
          </table:table-cell>
          <table:table-cell table:style-name="ce18" table:formula="of:=IF(ISBLANK([.K$2]);0;IF([.K$2]=&quot;unarm&quot;;0;VLOOKUP([.K$2];[$'weapon parameters'.$A:.$M];[.$B$54]+6;0))+VLOOKUP([.K$2];[$'weapon parameters'.$A:.$M];[.$B$54]+9;0)*[.K$5]*[.$A81])" office:value-type="float" office:value="40" calcext:value-type="float">
            <text:p>40</text:p>
          </table:table-cell>
          <table:table-cell table:style-name="ce18" table:formula="of:=IF(ISBLANK([.L$2]);0;IF([.L$2]=&quot;unarm&quot;;0;VLOOKUP([.L$2];[$'weapon parameters'.$A:.$M];[.$B$54]+6;0))+VLOOKUP([.L$2];[$'weapon parameters'.$A:.$M];[.$B$54]+9;0)*[.L$5]*[.$A81])" office:value-type="float" office:value="38.6217963728489" calcext:value-type="float">
            <text:p>39</text:p>
          </table:table-cell>
          <table:table-cell table:style-name="ce18" table:formula="of:=IF(ISBLANK([.M$2]);0;IF([.M$2]=&quot;unarm&quot;;0;VLOOKUP([.M$2];[$'weapon parameters'.$A:.$M];[.$B$54]+6;0))+VLOOKUP([.M$2];[$'weapon parameters'.$A:.$M];[.$B$54]+9;0)*[.M$5]*[.$A81])" office:value-type="float" office:value="23.3820778404455" calcext:value-type="float">
            <text:p>23</text:p>
          </table:table-cell>
          <table:table-cell table:style-name="ce18" table:formula="of:=IF(ISBLANK([.N$2]);0;IF([.N$2]=&quot;unarm&quot;;0;VLOOKUP([.N$2];[$'weapon parameters'.$A:.$M];[.$B$54]+6;0))+VLOOKUP([.N$2];[$'weapon parameters'.$A:.$M];[.$B$54]+9;0)*[.N$5]*[.$A81])" office:value-type="float" office:value="24.5816424284273" calcext:value-type="float">
            <text:p>25</text:p>
          </table:table-cell>
          <table:table-cell table:style-name="ce18" table:formula="of:=IF(ISBLANK([.O$2]);0;IF([.O$2]=&quot;unarm&quot;;0;VLOOKUP([.O$2];[$'weapon parameters'.$A:.$M];[.$B$54]+6;0))+VLOOKUP([.O$2];[$'weapon parameters'.$A:.$M];[.$B$54]+9;0)*[.O$5]*[.$A81])" office:value-type="float" office:value="25.7434693076432" calcext:value-type="float">
            <text:p>26</text:p>
          </table:table-cell>
          <table:table-cell table:style-name="ce18" table:formula="of:=IF(ISBLANK([.P$2]);0;IF([.P$2]=&quot;unarm&quot;;0;VLOOKUP([.P$2];[$'weapon parameters'.$A:.$M];[.$B$54]+6;0))+VLOOKUP([.P$2];[$'weapon parameters'.$A:.$M];[.$B$54]+9;0)*[.P$5]*[.$A81])" office:value-type="float" office:value="0" calcext:value-type="float">
            <text:p>0</text:p>
          </table:table-cell>
          <table:table-cell table:style-name="ce18" table:formula="of:=IF(ISBLANK([.Q$2]);0;IF([.Q$2]=&quot;unarm&quot;;0;VLOOKUP([.Q$2];[$'weapon parameters'.$A:.$M];[.$B$54]+6;0))+VLOOKUP([.Q$2];[$'weapon parameters'.$A:.$M];[.$B$54]+9;0)*[.Q$5]*[.$A8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table:formula="of:=IF(ISBLANK([.B$2]);0;IF([.B$2]=&quot;unarm&quot;;0;VLOOKUP([.B$2];[$'weapon parameters'.$A:.$M];[.$B$54]+6;0))+VLOOKUP([.B$2];[$'weapon parameters'.$A:.$M];[.$B$54]+9;0)*[.B$5]*[.$A82])" office:value-type="float" office:value="0" calcext:value-type="float">
            <text:p>0</text:p>
          </table:table-cell>
          <table:table-cell table:style-name="ce18" table:formula="of:=IF(ISBLANK([.C$2]);0;IF([.C$2]=&quot;unarm&quot;;0;VLOOKUP([.C$2];[$'weapon parameters'.$A:.$M];[.$B$54]+6;0))+VLOOKUP([.C$2];[$'weapon parameters'.$A:.$M];[.$B$54]+9;0)*[.C$5]*[.$A82])" office:value-type="float" office:value="0" calcext:value-type="float">
            <text:p>0</text:p>
          </table:table-cell>
          <table:table-cell table:style-name="ce18" table:formula="of:=IF(ISBLANK([.D$2]);0;IF([.D$2]=&quot;unarm&quot;;0;VLOOKUP([.D$2];[$'weapon parameters'.$A:.$M];[.$B$54]+6;0))+VLOOKUP([.D$2];[$'weapon parameters'.$A:.$M];[.$B$54]+9;0)*[.D$5]*[.$A82])" office:value-type="float" office:value="0" calcext:value-type="float">
            <text:p>0</text:p>
          </table:table-cell>
          <table:table-cell table:style-name="ce18" table:formula="of:=IF(ISBLANK([.E$2]);0;IF([.E$2]=&quot;unarm&quot;;0;VLOOKUP([.E$2];[$'weapon parameters'.$A:.$M];[.$B$54]+6;0))+VLOOKUP([.E$2];[$'weapon parameters'.$A:.$M];[.$B$54]+9;0)*[.E$5]*[.$A82])" office:value-type="float" office:value="0" calcext:value-type="float">
            <text:p>0</text:p>
          </table:table-cell>
          <table:table-cell table:style-name="ce18" table:formula="of:=IF(ISBLANK([.F$2]);0;IF([.F$2]=&quot;unarm&quot;;0;VLOOKUP([.F$2];[$'weapon parameters'.$A:.$M];[.$B$54]+6;0))+VLOOKUP([.F$2];[$'weapon parameters'.$A:.$M];[.$B$54]+9;0)*[.F$5]*[.$A82])" office:value-type="float" office:value="0" calcext:value-type="float">
            <text:p>0</text:p>
          </table:table-cell>
          <table:table-cell table:style-name="ce18" table:formula="of:=IF(ISBLANK([.G$2]);0;IF([.G$2]=&quot;unarm&quot;;0;VLOOKUP([.G$2];[$'weapon parameters'.$A:.$M];[.$B$54]+6;0))+VLOOKUP([.G$2];[$'weapon parameters'.$A:.$M];[.$B$54]+9;0)*[.G$5]*[.$A82])" office:value-type="float" office:value="0" calcext:value-type="float">
            <text:p>0</text:p>
          </table:table-cell>
          <table:table-cell table:style-name="ce18" table:formula="of:=IF(ISBLANK([.H$2]);0;IF([.H$2]=&quot;unarm&quot;;0;VLOOKUP([.H$2];[$'weapon parameters'.$A:.$M];[.$B$54]+6;0))+VLOOKUP([.H$2];[$'weapon parameters'.$A:.$M];[.$B$54]+9;0)*[.H$5]*[.$A82])" office:value-type="float" office:value="0" calcext:value-type="float">
            <text:p>0</text:p>
          </table:table-cell>
          <table:table-cell table:style-name="ce18" table:formula="of:=IF(ISBLANK([.I$2]);0;IF([.I$2]=&quot;unarm&quot;;0;VLOOKUP([.I$2];[$'weapon parameters'.$A:.$M];[.$B$54]+6;0))+VLOOKUP([.I$2];[$'weapon parameters'.$A:.$M];[.$B$54]+9;0)*[.I$5]*[.$A82])" office:value-type="float" office:value="0" calcext:value-type="float">
            <text:p>0</text:p>
          </table:table-cell>
          <table:table-cell table:style-name="ce18" table:formula="of:=IF(ISBLANK([.J$2]);0;IF([.J$2]=&quot;unarm&quot;;0;VLOOKUP([.J$2];[$'weapon parameters'.$A:.$M];[.$B$54]+6;0))+VLOOKUP([.J$2];[$'weapon parameters'.$A:.$M];[.$B$54]+9;0)*[.J$5]*[.$A82])" office:value-type="float" office:value="0" calcext:value-type="float">
            <text:p>0</text:p>
          </table:table-cell>
          <table:table-cell table:style-name="ce18" table:formula="of:=IF(ISBLANK([.K$2]);0;IF([.K$2]=&quot;unarm&quot;;0;VLOOKUP([.K$2];[$'weapon parameters'.$A:.$M];[.$B$54]+6;0))+VLOOKUP([.K$2];[$'weapon parameters'.$A:.$M];[.$B$54]+9;0)*[.K$5]*[.$A82])" office:value-type="float" office:value="40" calcext:value-type="float">
            <text:p>40</text:p>
          </table:table-cell>
          <table:table-cell table:style-name="ce18" table:formula="of:=IF(ISBLANK([.L$2]);0;IF([.L$2]=&quot;unarm&quot;;0;VLOOKUP([.L$2];[$'weapon parameters'.$A:.$M];[.$B$54]+6;0))+VLOOKUP([.L$2];[$'weapon parameters'.$A:.$M];[.$B$54]+9;0)*[.L$5]*[.$A82])" office:value-type="float" office:value="45.7772454660612" calcext:value-type="float">
            <text:p>46</text:p>
          </table:table-cell>
          <table:table-cell table:style-name="ce18" table:formula="of:=IF(ISBLANK([.M$2]);0;IF([.M$2]=&quot;unarm&quot;;0;VLOOKUP([.M$2];[$'weapon parameters'.$A:.$M];[.$B$54]+6;0))+VLOOKUP([.M$2];[$'weapon parameters'.$A:.$M];[.$B$54]+9;0)*[.M$5]*[.$A82])" office:value-type="float" office:value="26.7275973005569" calcext:value-type="float">
            <text:p>27</text:p>
          </table:table-cell>
          <table:table-cell table:style-name="ce18" table:formula="of:=IF(ISBLANK([.N$2]);0;IF([.N$2]=&quot;unarm&quot;;0;VLOOKUP([.N$2];[$'weapon parameters'.$A:.$M];[.$B$54]+6;0))+VLOOKUP([.N$2];[$'weapon parameters'.$A:.$M];[.$B$54]+9;0)*[.N$5]*[.$A82])" office:value-type="float" office:value="28.2270530355341" calcext:value-type="float">
            <text:p>28</text:p>
          </table:table-cell>
          <table:table-cell table:style-name="ce18" table:formula="of:=IF(ISBLANK([.O$2]);0;IF([.O$2]=&quot;unarm&quot;;0;VLOOKUP([.O$2];[$'weapon parameters'.$A:.$M];[.$B$54]+6;0))+VLOOKUP([.O$2];[$'weapon parameters'.$A:.$M];[.$B$54]+9;0)*[.O$5]*[.$A82])" office:value-type="float" office:value="29.679336634554" calcext:value-type="float">
            <text:p>30</text:p>
          </table:table-cell>
          <table:table-cell table:style-name="ce18" table:formula="of:=IF(ISBLANK([.P$2]);0;IF([.P$2]=&quot;unarm&quot;;0;VLOOKUP([.P$2];[$'weapon parameters'.$A:.$M];[.$B$54]+6;0))+VLOOKUP([.P$2];[$'weapon parameters'.$A:.$M];[.$B$54]+9;0)*[.P$5]*[.$A82])" office:value-type="float" office:value="0" calcext:value-type="float">
            <text:p>0</text:p>
          </table:table-cell>
          <table:table-cell table:style-name="ce18" table:formula="of:=IF(ISBLANK([.Q$2]);0;IF([.Q$2]=&quot;unarm&quot;;0;VLOOKUP([.Q$2];[$'weapon parameters'.$A:.$M];[.$B$54]+6;0))+VLOOKUP([.Q$2];[$'weapon parameters'.$A:.$M];[.$B$54]+9;0)*[.Q$5]*[.$A8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table:formula="of:=IF(ISBLANK([.B$2]);0;IF([.B$2]=&quot;unarm&quot;;0;VLOOKUP([.B$2];[$'weapon parameters'.$A:.$M];[.$B$54]+6;0))+VLOOKUP([.B$2];[$'weapon parameters'.$A:.$M];[.$B$54]+9;0)*[.B$5]*[.$A83])" office:value-type="float" office:value="0" calcext:value-type="float">
            <text:p>0</text:p>
          </table:table-cell>
          <table:table-cell table:style-name="ce18" table:formula="of:=IF(ISBLANK([.C$2]);0;IF([.C$2]=&quot;unarm&quot;;0;VLOOKUP([.C$2];[$'weapon parameters'.$A:.$M];[.$B$54]+6;0))+VLOOKUP([.C$2];[$'weapon parameters'.$A:.$M];[.$B$54]+9;0)*[.C$5]*[.$A83])" office:value-type="float" office:value="0" calcext:value-type="float">
            <text:p>0</text:p>
          </table:table-cell>
          <table:table-cell table:style-name="ce18" table:formula="of:=IF(ISBLANK([.D$2]);0;IF([.D$2]=&quot;unarm&quot;;0;VLOOKUP([.D$2];[$'weapon parameters'.$A:.$M];[.$B$54]+6;0))+VLOOKUP([.D$2];[$'weapon parameters'.$A:.$M];[.$B$54]+9;0)*[.D$5]*[.$A83])" office:value-type="float" office:value="0" calcext:value-type="float">
            <text:p>0</text:p>
          </table:table-cell>
          <table:table-cell table:style-name="ce18" table:formula="of:=IF(ISBLANK([.E$2]);0;IF([.E$2]=&quot;unarm&quot;;0;VLOOKUP([.E$2];[$'weapon parameters'.$A:.$M];[.$B$54]+6;0))+VLOOKUP([.E$2];[$'weapon parameters'.$A:.$M];[.$B$54]+9;0)*[.E$5]*[.$A83])" office:value-type="float" office:value="0" calcext:value-type="float">
            <text:p>0</text:p>
          </table:table-cell>
          <table:table-cell table:style-name="ce18" table:formula="of:=IF(ISBLANK([.F$2]);0;IF([.F$2]=&quot;unarm&quot;;0;VLOOKUP([.F$2];[$'weapon parameters'.$A:.$M];[.$B$54]+6;0))+VLOOKUP([.F$2];[$'weapon parameters'.$A:.$M];[.$B$54]+9;0)*[.F$5]*[.$A83])" office:value-type="float" office:value="0" calcext:value-type="float">
            <text:p>0</text:p>
          </table:table-cell>
          <table:table-cell table:style-name="ce18" table:formula="of:=IF(ISBLANK([.G$2]);0;IF([.G$2]=&quot;unarm&quot;;0;VLOOKUP([.G$2];[$'weapon parameters'.$A:.$M];[.$B$54]+6;0))+VLOOKUP([.G$2];[$'weapon parameters'.$A:.$M];[.$B$54]+9;0)*[.G$5]*[.$A83])" office:value-type="float" office:value="0" calcext:value-type="float">
            <text:p>0</text:p>
          </table:table-cell>
          <table:table-cell table:style-name="ce18" table:formula="of:=IF(ISBLANK([.H$2]);0;IF([.H$2]=&quot;unarm&quot;;0;VLOOKUP([.H$2];[$'weapon parameters'.$A:.$M];[.$B$54]+6;0))+VLOOKUP([.H$2];[$'weapon parameters'.$A:.$M];[.$B$54]+9;0)*[.H$5]*[.$A83])" office:value-type="float" office:value="0" calcext:value-type="float">
            <text:p>0</text:p>
          </table:table-cell>
          <table:table-cell table:style-name="ce18" table:formula="of:=IF(ISBLANK([.I$2]);0;IF([.I$2]=&quot;unarm&quot;;0;VLOOKUP([.I$2];[$'weapon parameters'.$A:.$M];[.$B$54]+6;0))+VLOOKUP([.I$2];[$'weapon parameters'.$A:.$M];[.$B$54]+9;0)*[.I$5]*[.$A83])" office:value-type="float" office:value="0" calcext:value-type="float">
            <text:p>0</text:p>
          </table:table-cell>
          <table:table-cell table:style-name="ce18" table:formula="of:=IF(ISBLANK([.J$2]);0;IF([.J$2]=&quot;unarm&quot;;0;VLOOKUP([.J$2];[$'weapon parameters'.$A:.$M];[.$B$54]+6;0))+VLOOKUP([.J$2];[$'weapon parameters'.$A:.$M];[.$B$54]+9;0)*[.J$5]*[.$A83])" office:value-type="float" office:value="0" calcext:value-type="float">
            <text:p>0</text:p>
          </table:table-cell>
          <table:table-cell table:style-name="ce18" table:formula="of:=IF(ISBLANK([.K$2]);0;IF([.K$2]=&quot;unarm&quot;;0;VLOOKUP([.K$2];[$'weapon parameters'.$A:.$M];[.$B$54]+6;0))+VLOOKUP([.K$2];[$'weapon parameters'.$A:.$M];[.$B$54]+9;0)*[.K$5]*[.$A83])" office:value-type="float" office:value="40" calcext:value-type="float">
            <text:p>40</text:p>
          </table:table-cell>
          <table:table-cell table:style-name="ce18" table:formula="of:=IF(ISBLANK([.L$2]);0;IF([.L$2]=&quot;unarm&quot;;0;VLOOKUP([.L$2];[$'weapon parameters'.$A:.$M];[.$B$54]+6;0))+VLOOKUP([.L$2];[$'weapon parameters'.$A:.$M];[.$B$54]+9;0)*[.L$5]*[.$A83])" office:value-type="float" office:value="52.9326945592734" calcext:value-type="float">
            <text:p>53</text:p>
          </table:table-cell>
          <table:table-cell table:style-name="ce18" table:formula="of:=IF(ISBLANK([.M$2]);0;IF([.M$2]=&quot;unarm&quot;;0;VLOOKUP([.M$2];[$'weapon parameters'.$A:.$M];[.$B$54]+6;0))+VLOOKUP([.M$2];[$'weapon parameters'.$A:.$M];[.$B$54]+9;0)*[.M$5]*[.$A83])" office:value-type="float" office:value="30.0731167606683" calcext:value-type="float">
            <text:p>30</text:p>
          </table:table-cell>
          <table:table-cell table:style-name="ce18" table:formula="of:=IF(ISBLANK([.N$2]);0;IF([.N$2]=&quot;unarm&quot;;0;VLOOKUP([.N$2];[$'weapon parameters'.$A:.$M];[.$B$54]+6;0))+VLOOKUP([.N$2];[$'weapon parameters'.$A:.$M];[.$B$54]+9;0)*[.N$5]*[.$A83])" office:value-type="float" office:value="31.8724636426409" calcext:value-type="float">
            <text:p>32</text:p>
          </table:table-cell>
          <table:table-cell table:style-name="ce18" table:formula="of:=IF(ISBLANK([.O$2]);0;IF([.O$2]=&quot;unarm&quot;;0;VLOOKUP([.O$2];[$'weapon parameters'.$A:.$M];[.$B$54]+6;0))+VLOOKUP([.O$2];[$'weapon parameters'.$A:.$M];[.$B$54]+9;0)*[.O$5]*[.$A83])" office:value-type="float" office:value="33.6152039614648" calcext:value-type="float">
            <text:p>34</text:p>
          </table:table-cell>
          <table:table-cell table:style-name="ce18" table:formula="of:=IF(ISBLANK([.P$2]);0;IF([.P$2]=&quot;unarm&quot;;0;VLOOKUP([.P$2];[$'weapon parameters'.$A:.$M];[.$B$54]+6;0))+VLOOKUP([.P$2];[$'weapon parameters'.$A:.$M];[.$B$54]+9;0)*[.P$5]*[.$A83])" office:value-type="float" office:value="0" calcext:value-type="float">
            <text:p>0</text:p>
          </table:table-cell>
          <table:table-cell table:style-name="ce18" table:formula="of:=IF(ISBLANK([.Q$2]);0;IF([.Q$2]=&quot;unarm&quot;;0;VLOOKUP([.Q$2];[$'weapon parameters'.$A:.$M];[.$B$54]+6;0))+VLOOKUP([.Q$2];[$'weapon parameters'.$A:.$M];[.$B$54]+9;0)*[.Q$5]*[.$A8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table:formula="of:=IF(ISBLANK([.B$2]);0;IF([.B$2]=&quot;unarm&quot;;0;VLOOKUP([.B$2];[$'weapon parameters'.$A:.$M];[.$B$54]+6;0))+VLOOKUP([.B$2];[$'weapon parameters'.$A:.$M];[.$B$54]+9;0)*[.B$5]*[.$A84])" office:value-type="float" office:value="0" calcext:value-type="float">
            <text:p>0</text:p>
          </table:table-cell>
          <table:table-cell table:style-name="ce18" table:formula="of:=IF(ISBLANK([.C$2]);0;IF([.C$2]=&quot;unarm&quot;;0;VLOOKUP([.C$2];[$'weapon parameters'.$A:.$M];[.$B$54]+6;0))+VLOOKUP([.C$2];[$'weapon parameters'.$A:.$M];[.$B$54]+9;0)*[.C$5]*[.$A84])" office:value-type="float" office:value="0" calcext:value-type="float">
            <text:p>0</text:p>
          </table:table-cell>
          <table:table-cell table:style-name="ce18" table:formula="of:=IF(ISBLANK([.D$2]);0;IF([.D$2]=&quot;unarm&quot;;0;VLOOKUP([.D$2];[$'weapon parameters'.$A:.$M];[.$B$54]+6;0))+VLOOKUP([.D$2];[$'weapon parameters'.$A:.$M];[.$B$54]+9;0)*[.D$5]*[.$A84])" office:value-type="float" office:value="0" calcext:value-type="float">
            <text:p>0</text:p>
          </table:table-cell>
          <table:table-cell table:style-name="ce18" table:formula="of:=IF(ISBLANK([.E$2]);0;IF([.E$2]=&quot;unarm&quot;;0;VLOOKUP([.E$2];[$'weapon parameters'.$A:.$M];[.$B$54]+6;0))+VLOOKUP([.E$2];[$'weapon parameters'.$A:.$M];[.$B$54]+9;0)*[.E$5]*[.$A84])" office:value-type="float" office:value="0" calcext:value-type="float">
            <text:p>0</text:p>
          </table:table-cell>
          <table:table-cell table:style-name="ce18" table:formula="of:=IF(ISBLANK([.F$2]);0;IF([.F$2]=&quot;unarm&quot;;0;VLOOKUP([.F$2];[$'weapon parameters'.$A:.$M];[.$B$54]+6;0))+VLOOKUP([.F$2];[$'weapon parameters'.$A:.$M];[.$B$54]+9;0)*[.F$5]*[.$A84])" office:value-type="float" office:value="0" calcext:value-type="float">
            <text:p>0</text:p>
          </table:table-cell>
          <table:table-cell table:style-name="ce18" table:formula="of:=IF(ISBLANK([.G$2]);0;IF([.G$2]=&quot;unarm&quot;;0;VLOOKUP([.G$2];[$'weapon parameters'.$A:.$M];[.$B$54]+6;0))+VLOOKUP([.G$2];[$'weapon parameters'.$A:.$M];[.$B$54]+9;0)*[.G$5]*[.$A84])" office:value-type="float" office:value="0" calcext:value-type="float">
            <text:p>0</text:p>
          </table:table-cell>
          <table:table-cell table:style-name="ce18" table:formula="of:=IF(ISBLANK([.H$2]);0;IF([.H$2]=&quot;unarm&quot;;0;VLOOKUP([.H$2];[$'weapon parameters'.$A:.$M];[.$B$54]+6;0))+VLOOKUP([.H$2];[$'weapon parameters'.$A:.$M];[.$B$54]+9;0)*[.H$5]*[.$A84])" office:value-type="float" office:value="0" calcext:value-type="float">
            <text:p>0</text:p>
          </table:table-cell>
          <table:table-cell table:style-name="ce18" table:formula="of:=IF(ISBLANK([.I$2]);0;IF([.I$2]=&quot;unarm&quot;;0;VLOOKUP([.I$2];[$'weapon parameters'.$A:.$M];[.$B$54]+6;0))+VLOOKUP([.I$2];[$'weapon parameters'.$A:.$M];[.$B$54]+9;0)*[.I$5]*[.$A84])" office:value-type="float" office:value="0" calcext:value-type="float">
            <text:p>0</text:p>
          </table:table-cell>
          <table:table-cell table:style-name="ce18" table:formula="of:=IF(ISBLANK([.J$2]);0;IF([.J$2]=&quot;unarm&quot;;0;VLOOKUP([.J$2];[$'weapon parameters'.$A:.$M];[.$B$54]+6;0))+VLOOKUP([.J$2];[$'weapon parameters'.$A:.$M];[.$B$54]+9;0)*[.J$5]*[.$A84])" office:value-type="float" office:value="0" calcext:value-type="float">
            <text:p>0</text:p>
          </table:table-cell>
          <table:table-cell table:style-name="ce18" table:formula="of:=IF(ISBLANK([.K$2]);0;IF([.K$2]=&quot;unarm&quot;;0;VLOOKUP([.K$2];[$'weapon parameters'.$A:.$M];[.$B$54]+6;0))+VLOOKUP([.K$2];[$'weapon parameters'.$A:.$M];[.$B$54]+9;0)*[.K$5]*[.$A84])" office:value-type="float" office:value="40" calcext:value-type="float">
            <text:p>40</text:p>
          </table:table-cell>
          <table:table-cell table:style-name="ce18" table:formula="of:=IF(ISBLANK([.L$2]);0;IF([.L$2]=&quot;unarm&quot;;0;VLOOKUP([.L$2];[$'weapon parameters'.$A:.$M];[.$B$54]+6;0))+VLOOKUP([.L$2];[$'weapon parameters'.$A:.$M];[.$B$54]+9;0)*[.L$5]*[.$A84])" office:value-type="float" office:value="60.0881436524856" calcext:value-type="float">
            <text:p>60</text:p>
          </table:table-cell>
          <table:table-cell table:style-name="ce18" table:formula="of:=IF(ISBLANK([.M$2]);0;IF([.M$2]=&quot;unarm&quot;;0;VLOOKUP([.M$2];[$'weapon parameters'.$A:.$M];[.$B$54]+6;0))+VLOOKUP([.M$2];[$'weapon parameters'.$A:.$M];[.$B$54]+9;0)*[.M$5]*[.$A84])" office:value-type="float" office:value="33.4186362207797" calcext:value-type="float">
            <text:p>33</text:p>
          </table:table-cell>
          <table:table-cell table:style-name="ce18" table:formula="of:=IF(ISBLANK([.N$2]);0;IF([.N$2]=&quot;unarm&quot;;0;VLOOKUP([.N$2];[$'weapon parameters'.$A:.$M];[.$B$54]+6;0))+VLOOKUP([.N$2];[$'weapon parameters'.$A:.$M];[.$B$54]+9;0)*[.N$5]*[.$A84])" office:value-type="float" office:value="35.5178742497478" calcext:value-type="float">
            <text:p>36</text:p>
          </table:table-cell>
          <table:table-cell table:style-name="ce18" table:formula="of:=IF(ISBLANK([.O$2]);0;IF([.O$2]=&quot;unarm&quot;;0;VLOOKUP([.O$2];[$'weapon parameters'.$A:.$M];[.$B$54]+6;0))+VLOOKUP([.O$2];[$'weapon parameters'.$A:.$M];[.$B$54]+9;0)*[.O$5]*[.$A84])" office:value-type="float" office:value="37.5510712883755" calcext:value-type="float">
            <text:p>38</text:p>
          </table:table-cell>
          <table:table-cell table:style-name="ce18" table:formula="of:=IF(ISBLANK([.P$2]);0;IF([.P$2]=&quot;unarm&quot;;0;VLOOKUP([.P$2];[$'weapon parameters'.$A:.$M];[.$B$54]+6;0))+VLOOKUP([.P$2];[$'weapon parameters'.$A:.$M];[.$B$54]+9;0)*[.P$5]*[.$A84])" office:value-type="float" office:value="0" calcext:value-type="float">
            <text:p>0</text:p>
          </table:table-cell>
          <table:table-cell table:style-name="ce18" table:formula="of:=IF(ISBLANK([.Q$2]);0;IF([.Q$2]=&quot;unarm&quot;;0;VLOOKUP([.Q$2];[$'weapon parameters'.$A:.$M];[.$B$54]+6;0))+VLOOKUP([.Q$2];[$'weapon parameters'.$A:.$M];[.$B$54]+9;0)*[.Q$5]*[.$A8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table:formula="of:=IF(ISBLANK([.B$2]);0;IF([.B$2]=&quot;unarm&quot;;0;VLOOKUP([.B$2];[$'weapon parameters'.$A:.$M];[.$B$54]+6;0))+VLOOKUP([.B$2];[$'weapon parameters'.$A:.$M];[.$B$54]+9;0)*[.B$5]*[.$A85])" office:value-type="float" office:value="0" calcext:value-type="float">
            <text:p>0</text:p>
          </table:table-cell>
          <table:table-cell table:style-name="ce18" table:formula="of:=IF(ISBLANK([.C$2]);0;IF([.C$2]=&quot;unarm&quot;;0;VLOOKUP([.C$2];[$'weapon parameters'.$A:.$M];[.$B$54]+6;0))+VLOOKUP([.C$2];[$'weapon parameters'.$A:.$M];[.$B$54]+9;0)*[.C$5]*[.$A85])" office:value-type="float" office:value="0" calcext:value-type="float">
            <text:p>0</text:p>
          </table:table-cell>
          <table:table-cell table:style-name="ce18" table:formula="of:=IF(ISBLANK([.D$2]);0;IF([.D$2]=&quot;unarm&quot;;0;VLOOKUP([.D$2];[$'weapon parameters'.$A:.$M];[.$B$54]+6;0))+VLOOKUP([.D$2];[$'weapon parameters'.$A:.$M];[.$B$54]+9;0)*[.D$5]*[.$A85])" office:value-type="float" office:value="0" calcext:value-type="float">
            <text:p>0</text:p>
          </table:table-cell>
          <table:table-cell table:style-name="ce18" table:formula="of:=IF(ISBLANK([.E$2]);0;IF([.E$2]=&quot;unarm&quot;;0;VLOOKUP([.E$2];[$'weapon parameters'.$A:.$M];[.$B$54]+6;0))+VLOOKUP([.E$2];[$'weapon parameters'.$A:.$M];[.$B$54]+9;0)*[.E$5]*[.$A85])" office:value-type="float" office:value="0" calcext:value-type="float">
            <text:p>0</text:p>
          </table:table-cell>
          <table:table-cell table:style-name="ce18" table:formula="of:=IF(ISBLANK([.F$2]);0;IF([.F$2]=&quot;unarm&quot;;0;VLOOKUP([.F$2];[$'weapon parameters'.$A:.$M];[.$B$54]+6;0))+VLOOKUP([.F$2];[$'weapon parameters'.$A:.$M];[.$B$54]+9;0)*[.F$5]*[.$A85])" office:value-type="float" office:value="0" calcext:value-type="float">
            <text:p>0</text:p>
          </table:table-cell>
          <table:table-cell table:style-name="ce18" table:formula="of:=IF(ISBLANK([.G$2]);0;IF([.G$2]=&quot;unarm&quot;;0;VLOOKUP([.G$2];[$'weapon parameters'.$A:.$M];[.$B$54]+6;0))+VLOOKUP([.G$2];[$'weapon parameters'.$A:.$M];[.$B$54]+9;0)*[.G$5]*[.$A85])" office:value-type="float" office:value="0" calcext:value-type="float">
            <text:p>0</text:p>
          </table:table-cell>
          <table:table-cell table:style-name="ce18" table:formula="of:=IF(ISBLANK([.H$2]);0;IF([.H$2]=&quot;unarm&quot;;0;VLOOKUP([.H$2];[$'weapon parameters'.$A:.$M];[.$B$54]+6;0))+VLOOKUP([.H$2];[$'weapon parameters'.$A:.$M];[.$B$54]+9;0)*[.H$5]*[.$A85])" office:value-type="float" office:value="0" calcext:value-type="float">
            <text:p>0</text:p>
          </table:table-cell>
          <table:table-cell table:style-name="ce18" table:formula="of:=IF(ISBLANK([.I$2]);0;IF([.I$2]=&quot;unarm&quot;;0;VLOOKUP([.I$2];[$'weapon parameters'.$A:.$M];[.$B$54]+6;0))+VLOOKUP([.I$2];[$'weapon parameters'.$A:.$M];[.$B$54]+9;0)*[.I$5]*[.$A85])" office:value-type="float" office:value="0" calcext:value-type="float">
            <text:p>0</text:p>
          </table:table-cell>
          <table:table-cell table:style-name="ce18" table:formula="of:=IF(ISBLANK([.J$2]);0;IF([.J$2]=&quot;unarm&quot;;0;VLOOKUP([.J$2];[$'weapon parameters'.$A:.$M];[.$B$54]+6;0))+VLOOKUP([.J$2];[$'weapon parameters'.$A:.$M];[.$B$54]+9;0)*[.J$5]*[.$A85])" office:value-type="float" office:value="0" calcext:value-type="float">
            <text:p>0</text:p>
          </table:table-cell>
          <table:table-cell table:style-name="ce18" table:formula="of:=IF(ISBLANK([.K$2]);0;IF([.K$2]=&quot;unarm&quot;;0;VLOOKUP([.K$2];[$'weapon parameters'.$A:.$M];[.$B$54]+6;0))+VLOOKUP([.K$2];[$'weapon parameters'.$A:.$M];[.$B$54]+9;0)*[.K$5]*[.$A85])" office:value-type="float" office:value="40" calcext:value-type="float">
            <text:p>40</text:p>
          </table:table-cell>
          <table:table-cell table:style-name="ce18" table:formula="of:=IF(ISBLANK([.L$2]);0;IF([.L$2]=&quot;unarm&quot;;0;VLOOKUP([.L$2];[$'weapon parameters'.$A:.$M];[.$B$54]+6;0))+VLOOKUP([.L$2];[$'weapon parameters'.$A:.$M];[.$B$54]+9;0)*[.L$5]*[.$A85])" office:value-type="float" office:value="67.2435927456979" calcext:value-type="float">
            <text:p>67</text:p>
          </table:table-cell>
          <table:table-cell table:style-name="ce18" table:formula="of:=IF(ISBLANK([.M$2]);0;IF([.M$2]=&quot;unarm&quot;;0;VLOOKUP([.M$2];[$'weapon parameters'.$A:.$M];[.$B$54]+6;0))+VLOOKUP([.M$2];[$'weapon parameters'.$A:.$M];[.$B$54]+9;0)*[.M$5]*[.$A85])" office:value-type="float" office:value="36.7641556808911" calcext:value-type="float">
            <text:p>37</text:p>
          </table:table-cell>
          <table:table-cell table:style-name="ce18" table:formula="of:=IF(ISBLANK([.N$2]);0;IF([.N$2]=&quot;unarm&quot;;0;VLOOKUP([.N$2];[$'weapon parameters'.$A:.$M];[.$B$54]+6;0))+VLOOKUP([.N$2];[$'weapon parameters'.$A:.$M];[.$B$54]+9;0)*[.N$5]*[.$A85])" office:value-type="float" office:value="39.1632848568546" calcext:value-type="float">
            <text:p>39</text:p>
          </table:table-cell>
          <table:table-cell table:style-name="ce18" table:formula="of:=IF(ISBLANK([.O$2]);0;IF([.O$2]=&quot;unarm&quot;;0;VLOOKUP([.O$2];[$'weapon parameters'.$A:.$M];[.$B$54]+6;0))+VLOOKUP([.O$2];[$'weapon parameters'.$A:.$M];[.$B$54]+9;0)*[.O$5]*[.$A85])" office:value-type="float" office:value="41.4869386152863" calcext:value-type="float">
            <text:p>41</text:p>
          </table:table-cell>
          <table:table-cell table:style-name="ce18" table:formula="of:=IF(ISBLANK([.P$2]);0;IF([.P$2]=&quot;unarm&quot;;0;VLOOKUP([.P$2];[$'weapon parameters'.$A:.$M];[.$B$54]+6;0))+VLOOKUP([.P$2];[$'weapon parameters'.$A:.$M];[.$B$54]+9;0)*[.P$5]*[.$A85])" office:value-type="float" office:value="0" calcext:value-type="float">
            <text:p>0</text:p>
          </table:table-cell>
          <table:table-cell table:style-name="ce18" table:formula="of:=IF(ISBLANK([.Q$2]);0;IF([.Q$2]=&quot;unarm&quot;;0;VLOOKUP([.Q$2];[$'weapon parameters'.$A:.$M];[.$B$54]+6;0))+VLOOKUP([.Q$2];[$'weapon parameters'.$A:.$M];[.$B$54]+9;0)*[.Q$5]*[.$A8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table:formula="of:=IF(ISBLANK([.B$2]);0;IF([.B$2]=&quot;unarm&quot;;0;VLOOKUP([.B$2];[$'weapon parameters'.$A:.$M];[.$B$54]+6;0))+VLOOKUP([.B$2];[$'weapon parameters'.$A:.$M];[.$B$54]+9;0)*[.B$5]*[.$A86])" office:value-type="float" office:value="0" calcext:value-type="float">
            <text:p>0</text:p>
          </table:table-cell>
          <table:table-cell table:style-name="ce18" table:formula="of:=IF(ISBLANK([.C$2]);0;IF([.C$2]=&quot;unarm&quot;;0;VLOOKUP([.C$2];[$'weapon parameters'.$A:.$M];[.$B$54]+6;0))+VLOOKUP([.C$2];[$'weapon parameters'.$A:.$M];[.$B$54]+9;0)*[.C$5]*[.$A86])" office:value-type="float" office:value="0" calcext:value-type="float">
            <text:p>0</text:p>
          </table:table-cell>
          <table:table-cell table:style-name="ce18" table:formula="of:=IF(ISBLANK([.D$2]);0;IF([.D$2]=&quot;unarm&quot;;0;VLOOKUP([.D$2];[$'weapon parameters'.$A:.$M];[.$B$54]+6;0))+VLOOKUP([.D$2];[$'weapon parameters'.$A:.$M];[.$B$54]+9;0)*[.D$5]*[.$A86])" office:value-type="float" office:value="0" calcext:value-type="float">
            <text:p>0</text:p>
          </table:table-cell>
          <table:table-cell table:style-name="ce18" table:formula="of:=IF(ISBLANK([.E$2]);0;IF([.E$2]=&quot;unarm&quot;;0;VLOOKUP([.E$2];[$'weapon parameters'.$A:.$M];[.$B$54]+6;0))+VLOOKUP([.E$2];[$'weapon parameters'.$A:.$M];[.$B$54]+9;0)*[.E$5]*[.$A86])" office:value-type="float" office:value="0" calcext:value-type="float">
            <text:p>0</text:p>
          </table:table-cell>
          <table:table-cell table:style-name="ce18" table:formula="of:=IF(ISBLANK([.F$2]);0;IF([.F$2]=&quot;unarm&quot;;0;VLOOKUP([.F$2];[$'weapon parameters'.$A:.$M];[.$B$54]+6;0))+VLOOKUP([.F$2];[$'weapon parameters'.$A:.$M];[.$B$54]+9;0)*[.F$5]*[.$A86])" office:value-type="float" office:value="0" calcext:value-type="float">
            <text:p>0</text:p>
          </table:table-cell>
          <table:table-cell table:style-name="ce18" table:formula="of:=IF(ISBLANK([.G$2]);0;IF([.G$2]=&quot;unarm&quot;;0;VLOOKUP([.G$2];[$'weapon parameters'.$A:.$M];[.$B$54]+6;0))+VLOOKUP([.G$2];[$'weapon parameters'.$A:.$M];[.$B$54]+9;0)*[.G$5]*[.$A86])" office:value-type="float" office:value="0" calcext:value-type="float">
            <text:p>0</text:p>
          </table:table-cell>
          <table:table-cell table:style-name="ce18" table:formula="of:=IF(ISBLANK([.H$2]);0;IF([.H$2]=&quot;unarm&quot;;0;VLOOKUP([.H$2];[$'weapon parameters'.$A:.$M];[.$B$54]+6;0))+VLOOKUP([.H$2];[$'weapon parameters'.$A:.$M];[.$B$54]+9;0)*[.H$5]*[.$A86])" office:value-type="float" office:value="0" calcext:value-type="float">
            <text:p>0</text:p>
          </table:table-cell>
          <table:table-cell table:style-name="ce18" table:formula="of:=IF(ISBLANK([.I$2]);0;IF([.I$2]=&quot;unarm&quot;;0;VLOOKUP([.I$2];[$'weapon parameters'.$A:.$M];[.$B$54]+6;0))+VLOOKUP([.I$2];[$'weapon parameters'.$A:.$M];[.$B$54]+9;0)*[.I$5]*[.$A86])" office:value-type="float" office:value="0" calcext:value-type="float">
            <text:p>0</text:p>
          </table:table-cell>
          <table:table-cell table:style-name="ce18" table:formula="of:=IF(ISBLANK([.J$2]);0;IF([.J$2]=&quot;unarm&quot;;0;VLOOKUP([.J$2];[$'weapon parameters'.$A:.$M];[.$B$54]+6;0))+VLOOKUP([.J$2];[$'weapon parameters'.$A:.$M];[.$B$54]+9;0)*[.J$5]*[.$A86])" office:value-type="float" office:value="0" calcext:value-type="float">
            <text:p>0</text:p>
          </table:table-cell>
          <table:table-cell table:style-name="ce18" table:formula="of:=IF(ISBLANK([.K$2]);0;IF([.K$2]=&quot;unarm&quot;;0;VLOOKUP([.K$2];[$'weapon parameters'.$A:.$M];[.$B$54]+6;0))+VLOOKUP([.K$2];[$'weapon parameters'.$A:.$M];[.$B$54]+9;0)*[.K$5]*[.$A86])" office:value-type="float" office:value="40" calcext:value-type="float">
            <text:p>40</text:p>
          </table:table-cell>
          <table:table-cell table:style-name="ce18" table:formula="of:=IF(ISBLANK([.L$2]);0;IF([.L$2]=&quot;unarm&quot;;0;VLOOKUP([.L$2];[$'weapon parameters'.$A:.$M];[.$B$54]+6;0))+VLOOKUP([.L$2];[$'weapon parameters'.$A:.$M];[.$B$54]+9;0)*[.L$5]*[.$A86])" office:value-type="float" office:value="74.3990418389101" calcext:value-type="float">
            <text:p>74</text:p>
          </table:table-cell>
          <table:table-cell table:style-name="ce18" table:formula="of:=IF(ISBLANK([.M$2]);0;IF([.M$2]=&quot;unarm&quot;;0;VLOOKUP([.M$2];[$'weapon parameters'.$A:.$M];[.$B$54]+6;0))+VLOOKUP([.M$2];[$'weapon parameters'.$A:.$M];[.$B$54]+9;0)*[.M$5]*[.$A86])" office:value-type="float" office:value="40.1096751410025" calcext:value-type="float">
            <text:p>40</text:p>
          </table:table-cell>
          <table:table-cell table:style-name="ce18" table:formula="of:=IF(ISBLANK([.N$2]);0;IF([.N$2]=&quot;unarm&quot;;0;VLOOKUP([.N$2];[$'weapon parameters'.$A:.$M];[.$B$54]+6;0))+VLOOKUP([.N$2];[$'weapon parameters'.$A:.$M];[.$B$54]+9;0)*[.N$5]*[.$A86])" office:value-type="float" office:value="42.8086954639614" calcext:value-type="float">
            <text:p>43</text:p>
          </table:table-cell>
          <table:table-cell table:style-name="ce18" table:formula="of:=IF(ISBLANK([.O$2]);0;IF([.O$2]=&quot;unarm&quot;;0;VLOOKUP([.O$2];[$'weapon parameters'.$A:.$M];[.$B$54]+6;0))+VLOOKUP([.O$2];[$'weapon parameters'.$A:.$M];[.$B$54]+9;0)*[.O$5]*[.$A86])" office:value-type="float" office:value="45.4228059421971" calcext:value-type="float">
            <text:p>45</text:p>
          </table:table-cell>
          <table:table-cell table:style-name="ce18" table:formula="of:=IF(ISBLANK([.P$2]);0;IF([.P$2]=&quot;unarm&quot;;0;VLOOKUP([.P$2];[$'weapon parameters'.$A:.$M];[.$B$54]+6;0))+VLOOKUP([.P$2];[$'weapon parameters'.$A:.$M];[.$B$54]+9;0)*[.P$5]*[.$A86])" office:value-type="float" office:value="0" calcext:value-type="float">
            <text:p>0</text:p>
          </table:table-cell>
          <table:table-cell table:style-name="ce18" table:formula="of:=IF(ISBLANK([.Q$2]);0;IF([.Q$2]=&quot;unarm&quot;;0;VLOOKUP([.Q$2];[$'weapon parameters'.$A:.$M];[.$B$54]+6;0))+VLOOKUP([.Q$2];[$'weapon parameters'.$A:.$M];[.$B$54]+9;0)*[.Q$5]*[.$A8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IF(ISBLANK([.B$2]);0;IF([.B$2]=&quot;unarm&quot;;0;VLOOKUP([.B$2];[$'weapon parameters'.$A:.$M];[.$B$54]+6;0))+VLOOKUP([.B$2];[$'weapon parameters'.$A:.$M];[.$B$54]+9;0)*[.B$5]*[.$A87])" office:value-type="float" office:value="0" calcext:value-type="float">
            <text:p>0</text:p>
          </table:table-cell>
          <table:table-cell table:style-name="ce18" table:formula="of:=IF(ISBLANK([.C$2]);0;IF([.C$2]=&quot;unarm&quot;;0;VLOOKUP([.C$2];[$'weapon parameters'.$A:.$M];[.$B$54]+6;0))+VLOOKUP([.C$2];[$'weapon parameters'.$A:.$M];[.$B$54]+9;0)*[.C$5]*[.$A87])" office:value-type="float" office:value="0" calcext:value-type="float">
            <text:p>0</text:p>
          </table:table-cell>
          <table:table-cell table:style-name="ce18" table:formula="of:=IF(ISBLANK([.D$2]);0;IF([.D$2]=&quot;unarm&quot;;0;VLOOKUP([.D$2];[$'weapon parameters'.$A:.$M];[.$B$54]+6;0))+VLOOKUP([.D$2];[$'weapon parameters'.$A:.$M];[.$B$54]+9;0)*[.D$5]*[.$A87])" office:value-type="float" office:value="0" calcext:value-type="float">
            <text:p>0</text:p>
          </table:table-cell>
          <table:table-cell table:style-name="ce18" table:formula="of:=IF(ISBLANK([.E$2]);0;IF([.E$2]=&quot;unarm&quot;;0;VLOOKUP([.E$2];[$'weapon parameters'.$A:.$M];[.$B$54]+6;0))+VLOOKUP([.E$2];[$'weapon parameters'.$A:.$M];[.$B$54]+9;0)*[.E$5]*[.$A87])" office:value-type="float" office:value="0" calcext:value-type="float">
            <text:p>0</text:p>
          </table:table-cell>
          <table:table-cell table:style-name="ce18" table:formula="of:=IF(ISBLANK([.F$2]);0;IF([.F$2]=&quot;unarm&quot;;0;VLOOKUP([.F$2];[$'weapon parameters'.$A:.$M];[.$B$54]+6;0))+VLOOKUP([.F$2];[$'weapon parameters'.$A:.$M];[.$B$54]+9;0)*[.F$5]*[.$A87])" office:value-type="float" office:value="0" calcext:value-type="float">
            <text:p>0</text:p>
          </table:table-cell>
          <table:table-cell table:style-name="ce18" table:formula="of:=IF(ISBLANK([.G$2]);0;IF([.G$2]=&quot;unarm&quot;;0;VLOOKUP([.G$2];[$'weapon parameters'.$A:.$M];[.$B$54]+6;0))+VLOOKUP([.G$2];[$'weapon parameters'.$A:.$M];[.$B$54]+9;0)*[.G$5]*[.$A87])" office:value-type="float" office:value="0" calcext:value-type="float">
            <text:p>0</text:p>
          </table:table-cell>
          <table:table-cell table:style-name="ce18" table:formula="of:=IF(ISBLANK([.H$2]);0;IF([.H$2]=&quot;unarm&quot;;0;VLOOKUP([.H$2];[$'weapon parameters'.$A:.$M];[.$B$54]+6;0))+VLOOKUP([.H$2];[$'weapon parameters'.$A:.$M];[.$B$54]+9;0)*[.H$5]*[.$A87])" office:value-type="float" office:value="0" calcext:value-type="float">
            <text:p>0</text:p>
          </table:table-cell>
          <table:table-cell table:style-name="ce18" table:formula="of:=IF(ISBLANK([.I$2]);0;IF([.I$2]=&quot;unarm&quot;;0;VLOOKUP([.I$2];[$'weapon parameters'.$A:.$M];[.$B$54]+6;0))+VLOOKUP([.I$2];[$'weapon parameters'.$A:.$M];[.$B$54]+9;0)*[.I$5]*[.$A87])" office:value-type="float" office:value="0" calcext:value-type="float">
            <text:p>0</text:p>
          </table:table-cell>
          <table:table-cell table:style-name="ce18" table:formula="of:=IF(ISBLANK([.J$2]);0;IF([.J$2]=&quot;unarm&quot;;0;VLOOKUP([.J$2];[$'weapon parameters'.$A:.$M];[.$B$54]+6;0))+VLOOKUP([.J$2];[$'weapon parameters'.$A:.$M];[.$B$54]+9;0)*[.J$5]*[.$A87])" office:value-type="float" office:value="0" calcext:value-type="float">
            <text:p>0</text:p>
          </table:table-cell>
          <table:table-cell table:style-name="ce18" table:formula="of:=IF(ISBLANK([.K$2]);0;IF([.K$2]=&quot;unarm&quot;;0;VLOOKUP([.K$2];[$'weapon parameters'.$A:.$M];[.$B$54]+6;0))+VLOOKUP([.K$2];[$'weapon parameters'.$A:.$M];[.$B$54]+9;0)*[.K$5]*[.$A87])" office:value-type="float" office:value="40" calcext:value-type="float">
            <text:p>40</text:p>
          </table:table-cell>
          <table:table-cell table:style-name="ce18" table:formula="of:=IF(ISBLANK([.L$2]);0;IF([.L$2]=&quot;unarm&quot;;0;VLOOKUP([.L$2];[$'weapon parameters'.$A:.$M];[.$B$54]+6;0))+VLOOKUP([.L$2];[$'weapon parameters'.$A:.$M];[.$B$54]+9;0)*[.L$5]*[.$A87])" office:value-type="float" office:value="81.5544909321223" calcext:value-type="float">
            <text:p>82</text:p>
          </table:table-cell>
          <table:table-cell table:style-name="ce18" table:formula="of:=IF(ISBLANK([.M$2]);0;IF([.M$2]=&quot;unarm&quot;;0;VLOOKUP([.M$2];[$'weapon parameters'.$A:.$M];[.$B$54]+6;0))+VLOOKUP([.M$2];[$'weapon parameters'.$A:.$M];[.$B$54]+9;0)*[.M$5]*[.$A87])" office:value-type="float" office:value="43.4551946011138" calcext:value-type="float">
            <text:p>43</text:p>
          </table:table-cell>
          <table:table-cell table:style-name="ce18" table:formula="of:=IF(ISBLANK([.N$2]);0;IF([.N$2]=&quot;unarm&quot;;0;VLOOKUP([.N$2];[$'weapon parameters'.$A:.$M];[.$B$54]+6;0))+VLOOKUP([.N$2];[$'weapon parameters'.$A:.$M];[.$B$54]+9;0)*[.N$5]*[.$A87])" office:value-type="float" office:value="46.4541060710682" calcext:value-type="float">
            <text:p>46</text:p>
          </table:table-cell>
          <table:table-cell table:style-name="ce18" table:formula="of:=IF(ISBLANK([.O$2]);0;IF([.O$2]=&quot;unarm&quot;;0;VLOOKUP([.O$2];[$'weapon parameters'.$A:.$M];[.$B$54]+6;0))+VLOOKUP([.O$2];[$'weapon parameters'.$A:.$M];[.$B$54]+9;0)*[.O$5]*[.$A87])" office:value-type="float" office:value="49.3586732691079" calcext:value-type="float">
            <text:p>49</text:p>
          </table:table-cell>
          <table:table-cell table:style-name="ce18" table:formula="of:=IF(ISBLANK([.P$2]);0;IF([.P$2]=&quot;unarm&quot;;0;VLOOKUP([.P$2];[$'weapon parameters'.$A:.$M];[.$B$54]+6;0))+VLOOKUP([.P$2];[$'weapon parameters'.$A:.$M];[.$B$54]+9;0)*[.P$5]*[.$A87])" office:value-type="float" office:value="0" calcext:value-type="float">
            <text:p>0</text:p>
          </table:table-cell>
          <table:table-cell table:style-name="ce18" table:formula="of:=IF(ISBLANK([.Q$2]);0;IF([.Q$2]=&quot;unarm&quot;;0;VLOOKUP([.Q$2];[$'weapon parameters'.$A:.$M];[.$B$54]+6;0))+VLOOKUP([.Q$2];[$'weapon parameters'.$A:.$M];[.$B$54]+9;0)*[.Q$5]*[.$A8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mbined</text:p>
          </table:table-cell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table:formula="of:=[.B56]+SUM([.B67];[.B78])" office:value-type="float" office:value="41.3137084804066" calcext:value-type="float">
            <text:p>41</text:p>
          </table:table-cell>
          <table:table-cell table:style-name="ce18" table:formula="of:=[.C56]+SUM([.C67];[.C78])" office:value-type="float" office:value="51.3137084967772" calcext:value-type="float">
            <text:p>51</text:p>
          </table:table-cell>
          <table:table-cell table:style-name="ce18" table:formula="of:=[.D56]+SUM([.D67];[.D78])" office:value-type="float" office:value="76.8554953518888" calcext:value-type="float">
            <text:p>77</text:p>
          </table:table-cell>
          <table:table-cell table:style-name="ce18" table:formula="of:=[.E56]+SUM([.E67];[.E78])" office:value-type="float" office:value="40.8697256456422" calcext:value-type="float">
            <text:p>41</text:p>
          </table:table-cell>
          <table:table-cell table:style-name="ce18" table:formula="of:=[.F56]+SUM([.F67];[.F78])" office:value-type="float" office:value="54.3301035041877" calcext:value-type="float">
            <text:p>54</text:p>
          </table:table-cell>
          <table:table-cell table:style-name="ce18" table:formula="of:=[.G56]+SUM([.G67];[.G78])" office:value-type="float" office:value="54.8023632392108" calcext:value-type="float">
            <text:p>55</text:p>
          </table:table-cell>
          <table:table-cell table:style-name="ce18" table:formula="of:=[.H56]+SUM([.H67];[.H78])" office:value-type="float" office:value="50.9326183466348" calcext:value-type="float">
            <text:p>51</text:p>
          </table:table-cell>
          <table:table-cell table:style-name="ce18" table:formula="of:=[.I56]+SUM([.I67];[.I78])" office:value-type="float" office:value="40.7890287673568" calcext:value-type="float">
            <text:p>41</text:p>
          </table:table-cell>
          <table:table-cell table:style-name="ce18" table:formula="of:=[.J56]+SUM([.J67];[.J78])" office:value-type="float" office:value="54.1667995165256" calcext:value-type="float">
            <text:p>54</text:p>
          </table:table-cell>
          <table:table-cell table:style-name="ce18" table:formula="of:=[.K56]+SUM([.K67];[.K78])" office:value-type="float" office:value="114.1841665988" calcext:value-type="float">
            <text:p>114</text:p>
          </table:table-cell>
          <table:table-cell table:style-name="ce18" table:formula="of:=[.L56]+SUM([.L67];[.L78])" office:value-type="float" office:value="67.8885438193021" calcext:value-type="float">
            <text:p>68</text:p>
          </table:table-cell>
          <table:table-cell table:style-name="ce18" table:formula="of:=[.M56]+SUM([.M67];[.M78])" office:value-type="float" office:value="53.1420203035731" calcext:value-type="float">
            <text:p>53</text:p>
          </table:table-cell>
          <table:table-cell table:style-name="ce18" table:formula="of:=[.N56]+SUM([.N67];[.N78])" office:value-type="float" office:value="67.2909309510355" calcext:value-type="float">
            <text:p>67</text:p>
          </table:table-cell>
          <table:table-cell table:style-name="ce18" table:formula="of:=[.O56]+SUM([.O67];[.O78])" office:value-type="float" office:value="67.8721590202183" calcext:value-type="float">
            <text:p>68</text:p>
          </table:table-cell>
          <table:table-cell table:style-name="ce18" table:formula="of:=[.P56]+SUM([.P67];[.P78])" office:value-type="float" office:value="73.3909400362908" calcext:value-type="float">
            <text:p>73</text:p>
          </table:table-cell>
          <table:table-cell table:style-name="ce18" table:formula="of:=[.Q56]+SUM([.Q67];[.Q78])" office:value-type="float" office:value="36.5235448205048" calcext:value-type="float">
            <text:p>37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[.B57]+SUM([.B68];[.B79])" office:value-type="float" office:value="52.6274169608133" calcext:value-type="float">
            <text:p>53</text:p>
          </table:table-cell>
          <table:table-cell table:style-name="ce18" table:formula="of:=[.C57]+SUM([.C68];[.C79])" office:value-type="float" office:value="62.6274169935544" calcext:value-type="float">
            <text:p>63</text:p>
          </table:table-cell>
          <table:table-cell table:style-name="ce18" table:formula="of:=[.D57]+SUM([.D68];[.D79])" office:value-type="float" office:value="83.7109907037775" calcext:value-type="float">
            <text:p>84</text:p>
          </table:table-cell>
          <table:table-cell table:style-name="ce18" table:formula="of:=[.E57]+SUM([.E68];[.E79])" office:value-type="float" office:value="51.7394512912845" calcext:value-type="float">
            <text:p>52</text:p>
          </table:table-cell>
          <table:table-cell table:style-name="ce18" table:formula="of:=[.F57]+SUM([.F68];[.F79])" office:value-type="float" office:value="58.6602070083754" calcext:value-type="float">
            <text:p>59</text:p>
          </table:table-cell>
          <table:table-cell table:style-name="ce18" table:formula="of:=[.G57]+SUM([.G68];[.G79])" office:value-type="float" office:value="59.6047264784217" calcext:value-type="float">
            <text:p>60</text:p>
          </table:table-cell>
          <table:table-cell table:style-name="ce18" table:formula="of:=[.H57]+SUM([.H68];[.H79])" office:value-type="float" office:value="61.8652366932697" calcext:value-type="float">
            <text:p>62</text:p>
          </table:table-cell>
          <table:table-cell table:style-name="ce18" table:formula="of:=[.I57]+SUM([.I68];[.I79])" office:value-type="float" office:value="51.5780575347136" calcext:value-type="float">
            <text:p>52</text:p>
          </table:table-cell>
          <table:table-cell table:style-name="ce18" table:formula="of:=[.J57]+SUM([.J68];[.J79])" office:value-type="float" office:value="58.3335990330511" calcext:value-type="float">
            <text:p>58</text:p>
          </table:table-cell>
          <table:table-cell table:style-name="ce18" table:formula="of:=[.K57]+SUM([.K68];[.K79])" office:value-type="float" office:value="118.3683331976" calcext:value-type="float">
            <text:p>118</text:p>
          </table:table-cell>
          <table:table-cell table:style-name="ce18" table:formula="of:=[.L57]+SUM([.L68];[.L79])" office:value-type="float" office:value="85.7770876386042" calcext:value-type="float">
            <text:p>86</text:p>
          </table:table-cell>
          <table:table-cell table:style-name="ce18" table:formula="of:=[.M57]+SUM([.M68];[.M79])" office:value-type="float" office:value="66.2840406071461" calcext:value-type="float">
            <text:p>66</text:p>
          </table:table-cell>
          <table:table-cell table:style-name="ce18" table:formula="of:=[.N57]+SUM([.N68];[.N79])" office:value-type="float" office:value="74.5818619020709" calcext:value-type="float">
            <text:p>75</text:p>
          </table:table-cell>
          <table:table-cell table:style-name="ce18" table:formula="of:=[.O57]+SUM([.O68];[.O79])" office:value-type="float" office:value="75.7443180404366" calcext:value-type="float">
            <text:p>76</text:p>
          </table:table-cell>
          <table:table-cell table:style-name="ce18" table:formula="of:=[.P57]+SUM([.P68];[.P79])" office:value-type="float" office:value="76.7818800725815" calcext:value-type="float">
            <text:p>77</text:p>
          </table:table-cell>
          <table:table-cell table:style-name="ce18" table:formula="of:=[.Q57]+SUM([.Q68];[.Q79])" office:value-type="float" office:value="43.0470896410096" calcext:value-type="float">
            <text:p>43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formula="of:=[.B58]+SUM([.B69];[.B80])" office:value-type="float" office:value="63.9411254412199" calcext:value-type="float">
            <text:p>64</text:p>
          </table:table-cell>
          <table:table-cell table:style-name="ce18" table:formula="of:=[.C58]+SUM([.C69];[.C80])" office:value-type="float" office:value="73.9411254903315" calcext:value-type="float">
            <text:p>74</text:p>
          </table:table-cell>
          <table:table-cell table:style-name="ce18" table:formula="of:=[.D58]+SUM([.D69];[.D80])" office:value-type="float" office:value="90.5664860556663" calcext:value-type="float">
            <text:p>91</text:p>
          </table:table-cell>
          <table:table-cell table:style-name="ce18" table:formula="of:=[.E58]+SUM([.E69];[.E80])" office:value-type="float" office:value="62.6091769369267" calcext:value-type="float">
            <text:p>63</text:p>
          </table:table-cell>
          <table:table-cell table:style-name="ce18" table:formula="of:=[.F58]+SUM([.F69];[.F80])" office:value-type="float" office:value="62.9903105125632" calcext:value-type="float">
            <text:p>63</text:p>
          </table:table-cell>
          <table:table-cell table:style-name="ce18" table:formula="of:=[.G58]+SUM([.G69];[.G80])" office:value-type="float" office:value="64.4070897176325" calcext:value-type="float">
            <text:p>64</text:p>
          </table:table-cell>
          <table:table-cell table:style-name="ce18" table:formula="of:=[.H58]+SUM([.H69];[.H80])" office:value-type="float" office:value="72.7978550399045" calcext:value-type="float">
            <text:p>73</text:p>
          </table:table-cell>
          <table:table-cell table:style-name="ce18" table:formula="of:=[.I58]+SUM([.I69];[.I80])" office:value-type="float" office:value="62.3670863020704" calcext:value-type="float">
            <text:p>62</text:p>
          </table:table-cell>
          <table:table-cell table:style-name="ce18" table:formula="of:=[.J58]+SUM([.J69];[.J80])" office:value-type="float" office:value="62.5003985495767" calcext:value-type="float">
            <text:p>63</text:p>
          </table:table-cell>
          <table:table-cell table:style-name="ce18" table:formula="of:=[.K58]+SUM([.K69];[.K80])" office:value-type="float" office:value="122.552499796399" calcext:value-type="float">
            <text:p>123</text:p>
          </table:table-cell>
          <table:table-cell table:style-name="ce18" table:formula="of:=[.L58]+SUM([.L69];[.L80])" office:value-type="float" office:value="103.665631457906" calcext:value-type="float">
            <text:p>104</text:p>
          </table:table-cell>
          <table:table-cell table:style-name="ce18" table:formula="of:=[.M58]+SUM([.M69];[.M80])" office:value-type="float" office:value="79.4260609107192" calcext:value-type="float">
            <text:p>79</text:p>
          </table:table-cell>
          <table:table-cell table:style-name="ce18" table:formula="of:=[.N58]+SUM([.N69];[.N80])" office:value-type="float" office:value="81.8727928531063" calcext:value-type="float">
            <text:p>82</text:p>
          </table:table-cell>
          <table:table-cell table:style-name="ce18" table:formula="of:=[.O58]+SUM([.O69];[.O80])" office:value-type="float" office:value="83.6164770606549" calcext:value-type="float">
            <text:p>84</text:p>
          </table:table-cell>
          <table:table-cell table:style-name="ce18" table:formula="of:=[.P58]+SUM([.P69];[.P80])" office:value-type="float" office:value="80.1728201088723" calcext:value-type="float">
            <text:p>80</text:p>
          </table:table-cell>
          <table:table-cell table:style-name="ce18" table:formula="of:=[.Q58]+SUM([.Q69];[.Q80])" office:value-type="float" office:value="49.5706344615144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formula="of:=[.B59]+SUM([.B70];[.B81])" office:value-type="float" office:value="75.2548339216265" calcext:value-type="float">
            <text:p>75</text:p>
          </table:table-cell>
          <table:table-cell table:style-name="ce18" table:formula="of:=[.C59]+SUM([.C70];[.C81])" office:value-type="float" office:value="85.2548339871087" calcext:value-type="float">
            <text:p>85</text:p>
          </table:table-cell>
          <table:table-cell table:style-name="ce18" table:formula="of:=[.D59]+SUM([.D70];[.D81])" office:value-type="float" office:value="97.421981407555" calcext:value-type="float">
            <text:p>97</text:p>
          </table:table-cell>
          <table:table-cell table:style-name="ce18" table:formula="of:=[.E59]+SUM([.E70];[.E81])" office:value-type="float" office:value="73.478902582569" calcext:value-type="float">
            <text:p>73</text:p>
          </table:table-cell>
          <table:table-cell table:style-name="ce18" table:formula="of:=[.F59]+SUM([.F70];[.F81])" office:value-type="float" office:value="67.3204140167509" calcext:value-type="float">
            <text:p>67</text:p>
          </table:table-cell>
          <table:table-cell table:style-name="ce18" table:formula="of:=[.G59]+SUM([.G70];[.G81])" office:value-type="float" office:value="69.2094529568433" calcext:value-type="float">
            <text:p>69</text:p>
          </table:table-cell>
          <table:table-cell table:style-name="ce18" table:formula="of:=[.H59]+SUM([.H70];[.H81])" office:value-type="float" office:value="83.7304733865393" calcext:value-type="float">
            <text:p>84</text:p>
          </table:table-cell>
          <table:table-cell table:style-name="ce18" table:formula="of:=[.I59]+SUM([.I70];[.I81])" office:value-type="float" office:value="73.1561150694271" calcext:value-type="float">
            <text:p>73</text:p>
          </table:table-cell>
          <table:table-cell table:style-name="ce18" table:formula="of:=[.J59]+SUM([.J70];[.J81])" office:value-type="float" office:value="66.6671980661022" calcext:value-type="float">
            <text:p>67</text:p>
          </table:table-cell>
          <table:table-cell table:style-name="ce18" table:formula="of:=[.K59]+SUM([.K70];[.K81])" office:value-type="float" office:value="126.736666395199" calcext:value-type="float">
            <text:p>127</text:p>
          </table:table-cell>
          <table:table-cell table:style-name="ce18" table:formula="of:=[.L59]+SUM([.L70];[.L81])" office:value-type="float" office:value="121.554175277208" calcext:value-type="float">
            <text:p>122</text:p>
          </table:table-cell>
          <table:table-cell table:style-name="ce18" table:formula="of:=[.M59]+SUM([.M70];[.M81])" office:value-type="float" office:value="92.5680812142923" calcext:value-type="float">
            <text:p>93</text:p>
          </table:table-cell>
          <table:table-cell table:style-name="ce18" table:formula="of:=[.N59]+SUM([.N70];[.N81])" office:value-type="float" office:value="89.1637238041418" calcext:value-type="float">
            <text:p>89</text:p>
          </table:table-cell>
          <table:table-cell table:style-name="ce18" table:formula="of:=[.O59]+SUM([.O70];[.O81])" office:value-type="float" office:value="91.4886360808733" calcext:value-type="float">
            <text:p>91</text:p>
          </table:table-cell>
          <table:table-cell table:style-name="ce18" table:formula="of:=[.P59]+SUM([.P70];[.P81])" office:value-type="float" office:value="83.563760145163" calcext:value-type="float">
            <text:p>84</text:p>
          </table:table-cell>
          <table:table-cell table:style-name="ce18" table:formula="of:=[.Q59]+SUM([.Q70];[.Q81])" office:value-type="float" office:value="56.0941792820192" calcext:value-type="float">
            <text:p>56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table:formula="of:=[.B60]+SUM([.B71];[.B82])" office:value-type="float" office:value="86.5685424020332" calcext:value-type="float">
            <text:p>87</text:p>
          </table:table-cell>
          <table:table-cell table:style-name="ce18" table:formula="of:=[.C60]+SUM([.C71];[.C82])" office:value-type="float" office:value="96.5685424838859" calcext:value-type="float">
            <text:p>97</text:p>
          </table:table-cell>
          <table:table-cell table:style-name="ce18" table:formula="of:=[.D60]+SUM([.D71];[.D82])" office:value-type="float" office:value="104.277476759444" calcext:value-type="float">
            <text:p>104</text:p>
          </table:table-cell>
          <table:table-cell table:style-name="ce18" table:formula="of:=[.E60]+SUM([.E71];[.E82])" office:value-type="float" office:value="84.3486282282112" calcext:value-type="float">
            <text:p>84</text:p>
          </table:table-cell>
          <table:table-cell table:style-name="ce18" table:formula="of:=[.F60]+SUM([.F71];[.F82])" office:value-type="float" office:value="71.6505175209386" calcext:value-type="float">
            <text:p>72</text:p>
          </table:table-cell>
          <table:table-cell table:style-name="ce18" table:formula="of:=[.G60]+SUM([.G71];[.G82])" office:value-type="float" office:value="74.0118161960542" calcext:value-type="float">
            <text:p>74</text:p>
          </table:table-cell>
          <table:table-cell table:style-name="ce18" table:formula="of:=[.H60]+SUM([.H71];[.H82])" office:value-type="float" office:value="94.6630917331742" calcext:value-type="float">
            <text:p>95</text:p>
          </table:table-cell>
          <table:table-cell table:style-name="ce18" table:formula="of:=[.I60]+SUM([.I71];[.I82])" office:value-type="float" office:value="83.9451438367839" calcext:value-type="float">
            <text:p>84</text:p>
          </table:table-cell>
          <table:table-cell table:style-name="ce18" table:formula="of:=[.J60]+SUM([.J71];[.J82])" office:value-type="float" office:value="70.8339975826278" calcext:value-type="float">
            <text:p>71</text:p>
          </table:table-cell>
          <table:table-cell table:style-name="ce18" table:formula="of:=[.K60]+SUM([.K71];[.K82])" office:value-type="float" office:value="130.920832993999" calcext:value-type="float">
            <text:p>131</text:p>
          </table:table-cell>
          <table:table-cell table:style-name="ce18" table:formula="of:=[.L60]+SUM([.L71];[.L82])" office:value-type="float" office:value="139.44271909651" calcext:value-type="float">
            <text:p>139</text:p>
          </table:table-cell>
          <table:table-cell table:style-name="ce18" table:formula="of:=[.M60]+SUM([.M71];[.M82])" office:value-type="float" office:value="105.710101517865" calcext:value-type="float">
            <text:p>106</text:p>
          </table:table-cell>
          <table:table-cell table:style-name="ce18" table:formula="of:=[.N60]+SUM([.N71];[.N82])" office:value-type="float" office:value="96.4546547551772" calcext:value-type="float">
            <text:p>96</text:p>
          </table:table-cell>
          <table:table-cell table:style-name="ce18" table:formula="of:=[.O60]+SUM([.O71];[.O82])" office:value-type="float" office:value="99.3607951010916" calcext:value-type="float">
            <text:p>99</text:p>
          </table:table-cell>
          <table:table-cell table:style-name="ce18" table:formula="of:=[.P60]+SUM([.P71];[.P82])" office:value-type="float" office:value="86.9547001814538" calcext:value-type="float">
            <text:p>87</text:p>
          </table:table-cell>
          <table:table-cell table:style-name="ce18" table:formula="of:=[.Q60]+SUM([.Q71];[.Q82])" office:value-type="float" office:value="62.617724102524" calcext:value-type="float">
            <text:p>63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table:formula="of:=[.B61]+SUM([.B72];[.B83])" office:value-type="float" office:value="97.8822508824398" calcext:value-type="float">
            <text:p>98</text:p>
          </table:table-cell>
          <table:table-cell table:style-name="ce18" table:formula="of:=[.C61]+SUM([.C72];[.C83])" office:value-type="float" office:value="107.882250980663" calcext:value-type="float">
            <text:p>108</text:p>
          </table:table-cell>
          <table:table-cell table:style-name="ce18" table:formula="of:=[.D61]+SUM([.D72];[.D83])" office:value-type="float" office:value="111.132972111333" calcext:value-type="float">
            <text:p>111</text:p>
          </table:table-cell>
          <table:table-cell table:style-name="ce18" table:formula="of:=[.E61]+SUM([.E72];[.E83])" office:value-type="float" office:value="95.2183538738534" calcext:value-type="float">
            <text:p>95</text:p>
          </table:table-cell>
          <table:table-cell table:style-name="ce18" table:formula="of:=[.F61]+SUM([.F72];[.F83])" office:value-type="float" office:value="75.9806210251263" calcext:value-type="float">
            <text:p>76</text:p>
          </table:table-cell>
          <table:table-cell table:style-name="ce18" table:formula="of:=[.G61]+SUM([.G72];[.G83])" office:value-type="float" office:value="78.814179435265" calcext:value-type="float">
            <text:p>79</text:p>
          </table:table-cell>
          <table:table-cell table:style-name="ce18" table:formula="of:=[.H61]+SUM([.H72];[.H83])" office:value-type="float" office:value="105.595710079809" calcext:value-type="float">
            <text:p>106</text:p>
          </table:table-cell>
          <table:table-cell table:style-name="ce18" table:formula="of:=[.I61]+SUM([.I72];[.I83])" office:value-type="float" office:value="94.7341726041407" calcext:value-type="float">
            <text:p>95</text:p>
          </table:table-cell>
          <table:table-cell table:style-name="ce18" table:formula="of:=[.J61]+SUM([.J72];[.J83])" office:value-type="float" office:value="75.0007970991534" calcext:value-type="float">
            <text:p>75</text:p>
          </table:table-cell>
          <table:table-cell table:style-name="ce18" table:formula="of:=[.K61]+SUM([.K72];[.K83])" office:value-type="float" office:value="135.104999592798" calcext:value-type="float">
            <text:p>135</text:p>
          </table:table-cell>
          <table:table-cell table:style-name="ce18" table:formula="of:=[.L61]+SUM([.L72];[.L83])" office:value-type="float" office:value="157.331262915813" calcext:value-type="float">
            <text:p>157</text:p>
          </table:table-cell>
          <table:table-cell table:style-name="ce18" table:formula="of:=[.M61]+SUM([.M72];[.M83])" office:value-type="float" office:value="118.852121821438" calcext:value-type="float">
            <text:p>119</text:p>
          </table:table-cell>
          <table:table-cell table:style-name="ce18" table:formula="of:=[.N61]+SUM([.N72];[.N83])" office:value-type="float" office:value="103.745585706213" calcext:value-type="float">
            <text:p>104</text:p>
          </table:table-cell>
          <table:table-cell table:style-name="ce18" table:formula="of:=[.O61]+SUM([.O72];[.O83])" office:value-type="float" office:value="107.23295412131" calcext:value-type="float">
            <text:p>107</text:p>
          </table:table-cell>
          <table:table-cell table:style-name="ce18" table:formula="of:=[.P61]+SUM([.P72];[.P83])" office:value-type="float" office:value="90.3456402177446" calcext:value-type="float">
            <text:p>90</text:p>
          </table:table-cell>
          <table:table-cell table:style-name="ce18" table:formula="of:=[.Q61]+SUM([.Q72];[.Q83])" office:value-type="float" office:value="69.1412689230288" calcext:value-type="float">
            <text:p>69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table:formula="of:=[.B62]+SUM([.B73];[.B84])" office:value-type="float" office:value="109.195959362846" calcext:value-type="float">
            <text:p>109</text:p>
          </table:table-cell>
          <table:table-cell table:style-name="ce18" table:formula="of:=[.C62]+SUM([.C73];[.C84])" office:value-type="float" office:value="119.19595947744" calcext:value-type="float">
            <text:p>119</text:p>
          </table:table-cell>
          <table:table-cell table:style-name="ce18" table:formula="of:=[.D62]+SUM([.D73];[.D84])" office:value-type="float" office:value="117.988467463221" calcext:value-type="float">
            <text:p>118</text:p>
          </table:table-cell>
          <table:table-cell table:style-name="ce18" table:formula="of:=[.E62]+SUM([.E73];[.E84])" office:value-type="float" office:value="106.088079519496" calcext:value-type="float">
            <text:p>106</text:p>
          </table:table-cell>
          <table:table-cell table:style-name="ce18" table:formula="of:=[.F62]+SUM([.F73];[.F84])" office:value-type="float" office:value="80.310724529314" calcext:value-type="float">
            <text:p>80</text:p>
          </table:table-cell>
          <table:table-cell table:style-name="ce18" table:formula="of:=[.G62]+SUM([.G73];[.G84])" office:value-type="float" office:value="83.6165426744758" calcext:value-type="float">
            <text:p>84</text:p>
          </table:table-cell>
          <table:table-cell table:style-name="ce18" table:formula="of:=[.H62]+SUM([.H73];[.H84])" office:value-type="float" office:value="116.528328426444" calcext:value-type="float">
            <text:p>117</text:p>
          </table:table-cell>
          <table:table-cell table:style-name="ce18" table:formula="of:=[.I62]+SUM([.I73];[.I84])" office:value-type="float" office:value="105.523201371497" calcext:value-type="float">
            <text:p>106</text:p>
          </table:table-cell>
          <table:table-cell table:style-name="ce18" table:formula="of:=[.J62]+SUM([.J73];[.J84])" office:value-type="float" office:value="79.1675966156789" calcext:value-type="float">
            <text:p>79</text:p>
          </table:table-cell>
          <table:table-cell table:style-name="ce18" table:formula="of:=[.K62]+SUM([.K73];[.K84])" office:value-type="float" office:value="139.289166191598" calcext:value-type="float">
            <text:p>139</text:p>
          </table:table-cell>
          <table:table-cell table:style-name="ce18" table:formula="of:=[.L62]+SUM([.L73];[.L84])" office:value-type="float" office:value="175.219806735115" calcext:value-type="float">
            <text:p>175</text:p>
          </table:table-cell>
          <table:table-cell table:style-name="ce18" table:formula="of:=[.M62]+SUM([.M73];[.M84])" office:value-type="float" office:value="131.994142125011" calcext:value-type="float">
            <text:p>132</text:p>
          </table:table-cell>
          <table:table-cell table:style-name="ce18" table:formula="of:=[.N62]+SUM([.N73];[.N84])" office:value-type="float" office:value="111.036516657248" calcext:value-type="float">
            <text:p>111</text:p>
          </table:table-cell>
          <table:table-cell table:style-name="ce18" table:formula="of:=[.O62]+SUM([.O73];[.O84])" office:value-type="float" office:value="115.105113141528" calcext:value-type="float">
            <text:p>115</text:p>
          </table:table-cell>
          <table:table-cell table:style-name="ce18" table:formula="of:=[.P62]+SUM([.P73];[.P84])" office:value-type="float" office:value="93.7365802540353" calcext:value-type="float">
            <text:p>94</text:p>
          </table:table-cell>
          <table:table-cell table:style-name="ce18" table:formula="of:=[.Q62]+SUM([.Q73];[.Q84])" office:value-type="float" office:value="75.6648137435335" calcext:value-type="float">
            <text:p>76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table:formula="of:=[.B63]+SUM([.B74];[.B85])" office:value-type="float" office:value="120.509667843253" calcext:value-type="float">
            <text:p>121</text:p>
          </table:table-cell>
          <table:table-cell table:style-name="ce18" table:formula="of:=[.C63]+SUM([.C74];[.C85])" office:value-type="float" office:value="130.509667974217" calcext:value-type="float">
            <text:p>131</text:p>
          </table:table-cell>
          <table:table-cell table:style-name="ce18" table:formula="of:=[.D63]+SUM([.D74];[.D85])" office:value-type="float" office:value="124.84396281511" calcext:value-type="float">
            <text:p>125</text:p>
          </table:table-cell>
          <table:table-cell table:style-name="ce18" table:formula="of:=[.E63]+SUM([.E74];[.E85])" office:value-type="float" office:value="116.957805165138" calcext:value-type="float">
            <text:p>117</text:p>
          </table:table-cell>
          <table:table-cell table:style-name="ce18" table:formula="of:=[.F63]+SUM([.F74];[.F85])" office:value-type="float" office:value="84.6408280335018" calcext:value-type="float">
            <text:p>85</text:p>
          </table:table-cell>
          <table:table-cell table:style-name="ce18" table:formula="of:=[.G63]+SUM([.G74];[.G85])" office:value-type="float" office:value="88.4189059136867" calcext:value-type="float">
            <text:p>88</text:p>
          </table:table-cell>
          <table:table-cell table:style-name="ce18" table:formula="of:=[.H63]+SUM([.H74];[.H85])" office:value-type="float" office:value="127.460946773079" calcext:value-type="float">
            <text:p>127</text:p>
          </table:table-cell>
          <table:table-cell table:style-name="ce18" table:formula="of:=[.I63]+SUM([.I74];[.I85])" office:value-type="float" office:value="116.312230138854" calcext:value-type="float">
            <text:p>116</text:p>
          </table:table-cell>
          <table:table-cell table:style-name="ce18" table:formula="of:=[.J63]+SUM([.J74];[.J85])" office:value-type="float" office:value="83.3343961322045" calcext:value-type="float">
            <text:p>83</text:p>
          </table:table-cell>
          <table:table-cell table:style-name="ce18" table:formula="of:=[.K63]+SUM([.K74];[.K85])" office:value-type="float" office:value="143.473332790398" calcext:value-type="float">
            <text:p>143</text:p>
          </table:table-cell>
          <table:table-cell table:style-name="ce18" table:formula="of:=[.L63]+SUM([.L74];[.L85])" office:value-type="float" office:value="193.108350554417" calcext:value-type="float">
            <text:p>193</text:p>
          </table:table-cell>
          <table:table-cell table:style-name="ce18" table:formula="of:=[.M63]+SUM([.M74];[.M85])" office:value-type="float" office:value="145.136162428585" calcext:value-type="float">
            <text:p>145</text:p>
          </table:table-cell>
          <table:table-cell table:style-name="ce18" table:formula="of:=[.N63]+SUM([.N74];[.N85])" office:value-type="float" office:value="118.327447608284" calcext:value-type="float">
            <text:p>118</text:p>
          </table:table-cell>
          <table:table-cell table:style-name="ce18" table:formula="of:=[.O63]+SUM([.O74];[.O85])" office:value-type="float" office:value="122.977272161747" calcext:value-type="float">
            <text:p>123</text:p>
          </table:table-cell>
          <table:table-cell table:style-name="ce18" table:formula="of:=[.P63]+SUM([.P74];[.P85])" office:value-type="float" office:value="97.1275202903261" calcext:value-type="float">
            <text:p>97</text:p>
          </table:table-cell>
          <table:table-cell table:style-name="ce18" table:formula="of:=[.Q63]+SUM([.Q74];[.Q85])" office:value-type="float" office:value="82.1883585640383" calcext:value-type="float">
            <text:p>82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table:formula="of:=[.B64]+SUM([.B75];[.B86])" office:value-type="float" office:value="131.82337632366" calcext:value-type="float">
            <text:p>132</text:p>
          </table:table-cell>
          <table:table-cell table:style-name="ce18" table:formula="of:=[.C64]+SUM([.C75];[.C86])" office:value-type="float" office:value="141.823376470995" calcext:value-type="float">
            <text:p>142</text:p>
          </table:table-cell>
          <table:table-cell table:style-name="ce18" table:formula="of:=[.D64]+SUM([.D75];[.D86])" office:value-type="float" office:value="131.699458166999" calcext:value-type="float">
            <text:p>132</text:p>
          </table:table-cell>
          <table:table-cell table:style-name="ce18" table:formula="of:=[.E64]+SUM([.E75];[.E86])" office:value-type="float" office:value="127.82753081078" calcext:value-type="float">
            <text:p>128</text:p>
          </table:table-cell>
          <table:table-cell table:style-name="ce18" table:formula="of:=[.F64]+SUM([.F75];[.F86])" office:value-type="float" office:value="88.9709315376895" calcext:value-type="float">
            <text:p>89</text:p>
          </table:table-cell>
          <table:table-cell table:style-name="ce18" table:formula="of:=[.G64]+SUM([.G75];[.G86])" office:value-type="float" office:value="93.2212691528975" calcext:value-type="float">
            <text:p>93</text:p>
          </table:table-cell>
          <table:table-cell table:style-name="ce18" table:formula="of:=[.H64]+SUM([.H75];[.H86])" office:value-type="float" office:value="138.393565119714" calcext:value-type="float">
            <text:p>138</text:p>
          </table:table-cell>
          <table:table-cell table:style-name="ce18" table:formula="of:=[.I64]+SUM([.I75];[.I86])" office:value-type="float" office:value="127.101258906211" calcext:value-type="float">
            <text:p>127</text:p>
          </table:table-cell>
          <table:table-cell table:style-name="ce18" table:formula="of:=[.J64]+SUM([.J75];[.J86])" office:value-type="float" office:value="87.50119564873" calcext:value-type="float">
            <text:p>88</text:p>
          </table:table-cell>
          <table:table-cell table:style-name="ce18" table:formula="of:=[.K64]+SUM([.K75];[.K86])" office:value-type="float" office:value="147.657499389198" calcext:value-type="float">
            <text:p>148</text:p>
          </table:table-cell>
          <table:table-cell table:style-name="ce18" table:formula="of:=[.L64]+SUM([.L75];[.L86])" office:value-type="float" office:value="210.996894373719" calcext:value-type="float">
            <text:p>211</text:p>
          </table:table-cell>
          <table:table-cell table:style-name="ce18" table:formula="of:=[.M64]+SUM([.M75];[.M86])" office:value-type="float" office:value="158.278182732158" calcext:value-type="float">
            <text:p>158</text:p>
          </table:table-cell>
          <table:table-cell table:style-name="ce18" table:formula="of:=[.N64]+SUM([.N75];[.N86])" office:value-type="float" office:value="125.618378559319" calcext:value-type="float">
            <text:p>126</text:p>
          </table:table-cell>
          <table:table-cell table:style-name="ce18" table:formula="of:=[.O64]+SUM([.O75];[.O86])" office:value-type="float" office:value="130.849431181965" calcext:value-type="float">
            <text:p>131</text:p>
          </table:table-cell>
          <table:table-cell table:style-name="ce18" table:formula="of:=[.P64]+SUM([.P75];[.P86])" office:value-type="float" office:value="100.518460326617" calcext:value-type="float">
            <text:p>101</text:p>
          </table:table-cell>
          <table:table-cell table:style-name="ce18" table:formula="of:=[.Q64]+SUM([.Q75];[.Q86])" office:value-type="float" office:value="88.7119033845431" calcext:value-type="float">
            <text:p>89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[.B65]+SUM([.B76];[.B87])" office:value-type="float" office:value="143.137084804066" calcext:value-type="float">
            <text:p>143</text:p>
          </table:table-cell>
          <table:table-cell table:style-name="ce18" table:formula="of:=[.C65]+SUM([.C76];[.C87])" office:value-type="float" office:value="153.137084967772" calcext:value-type="float">
            <text:p>153</text:p>
          </table:table-cell>
          <table:table-cell table:style-name="ce18" table:formula="of:=[.D65]+SUM([.D76];[.D87])" office:value-type="float" office:value="138.554953518888" calcext:value-type="float">
            <text:p>139</text:p>
          </table:table-cell>
          <table:table-cell table:style-name="ce18" table:formula="of:=[.E65]+SUM([.E76];[.E87])" office:value-type="float" office:value="138.697256456422" calcext:value-type="float">
            <text:p>139</text:p>
          </table:table-cell>
          <table:table-cell table:style-name="ce18" table:formula="of:=[.F65]+SUM([.F76];[.F87])" office:value-type="float" office:value="93.3010350418772" calcext:value-type="float">
            <text:p>93</text:p>
          </table:table-cell>
          <table:table-cell table:style-name="ce18" table:formula="of:=[.G65]+SUM([.G76];[.G87])" office:value-type="float" office:value="98.0236323921083" calcext:value-type="float">
            <text:p>98</text:p>
          </table:table-cell>
          <table:table-cell table:style-name="ce18" table:formula="of:=[.H65]+SUM([.H76];[.H87])" office:value-type="float" office:value="149.326183466348" calcext:value-type="float">
            <text:p>149</text:p>
          </table:table-cell>
          <table:table-cell table:style-name="ce18" table:formula="of:=[.I65]+SUM([.I76];[.I87])" office:value-type="float" office:value="137.890287673568" calcext:value-type="float">
            <text:p>138</text:p>
          </table:table-cell>
          <table:table-cell table:style-name="ce18" table:formula="of:=[.J65]+SUM([.J76];[.J87])" office:value-type="float" office:value="91.6679951652556" calcext:value-type="float">
            <text:p>92</text:p>
          </table:table-cell>
          <table:table-cell table:style-name="ce18" table:formula="of:=[.K65]+SUM([.K76];[.K87])" office:value-type="float" office:value="151.841665987997" calcext:value-type="float">
            <text:p>152</text:p>
          </table:table-cell>
          <table:table-cell table:style-name="ce18" table:formula="of:=[.L65]+SUM([.L76];[.L87])" office:value-type="float" office:value="228.885438193021" calcext:value-type="float">
            <text:p>229</text:p>
          </table:table-cell>
          <table:table-cell table:style-name="ce18" table:formula="of:=[.M65]+SUM([.M76];[.M87])" office:value-type="float" office:value="171.420203035731" calcext:value-type="float">
            <text:p>171</text:p>
          </table:table-cell>
          <table:table-cell table:style-name="ce18" table:formula="of:=[.N65]+SUM([.N76];[.N87])" office:value-type="float" office:value="132.909309510354" calcext:value-type="float">
            <text:p>133</text:p>
          </table:table-cell>
          <table:table-cell table:style-name="ce18" table:formula="of:=[.O65]+SUM([.O76];[.O87])" office:value-type="float" office:value="138.721590202183" calcext:value-type="float">
            <text:p>139</text:p>
          </table:table-cell>
          <table:table-cell table:style-name="ce18" table:formula="of:=[.P65]+SUM([.P76];[.P87])" office:value-type="float" office:value="103.909400362908" calcext:value-type="float">
            <text:p>104</text:p>
          </table:table-cell>
          <table:table-cell table:style-name="ce18" table:formula="of:=[.Q65]+SUM([.Q76];[.Q87])" office:value-type="float" office:value="95.2354482050479" calcext:value-type="float">
            <text:p>95</text:p>
          </table:table-cell>
          <table:table-cell table:number-columns-repeated="1004"/>
        </table:table-row>
        <table:table-row table:style-name="ro1">
          <table:table-cell/>
          <table:table-cell table:style-name="ce18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damage</text:p>
          </table:table-cell>
          <table:table-cell table:style-name="ce18" office:value-type="float" office:value="4" calcext:value-type="float">
            <text:p>4</text:p>
          </table:table-cell>
          <table:table-cell table:style-name="ce18" table:number-columns-repeated="5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string" calcext:value-type="string">
            <text:p>buff</text:p>
          </table:table-cell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table:formula="of:=VLOOKUP([.B$1];[$'weapon parameters'.$A:.$M];[.$B$100]+0;0)+VLOOKUP([.B$1];[$'weapon parameters'.$A:.$M];[.$B$100]+3;0)*[.$A102]+VLOOKUP([.$A$7];[$'weapon parameters'.$A$17:.$M$20];13;0)*[.B$6]*[.$A10]" office:value-type="float" office:value="11" calcext:value-type="float">
            <text:p>11</text:p>
          </table:table-cell>
          <table:table-cell table:style-name="ce18" table:formula="of:=VLOOKUP([.C$1];[$'weapon parameters'.$A:.$M];[.$B$100]+0;0)+VLOOKUP([.C$1];[$'weapon parameters'.$A:.$M];[.$B$100]+3;0)*[.$A102]+VLOOKUP([.$A$7];[$'weapon parameters'.$A$17:.$M$20];13;0)*[.C$6]*[.$A10]" office:value-type="float" office:value="11" calcext:value-type="float">
            <text:p>11</text:p>
          </table:table-cell>
          <table:table-cell table:style-name="ce18" table:formula="of:=VLOOKUP([.D$1];[$'weapon parameters'.$A:.$M];[.$B$100]+0;0)+VLOOKUP([.D$1];[$'weapon parameters'.$A:.$M];[.$B$100]+3;0)*[.$A102]+VLOOKUP([.$A$7];[$'weapon parameters'.$A$17:.$M$20];13;0)*[.D$6]*[.$A10]" office:value-type="float" office:value="11" calcext:value-type="float">
            <text:p>11</text:p>
          </table:table-cell>
          <table:table-cell table:style-name="ce18" table:formula="of:=VLOOKUP([.E$1];[$'weapon parameters'.$A:.$M];[.$B$100]+0;0)+VLOOKUP([.E$1];[$'weapon parameters'.$A:.$M];[.$B$100]+3;0)*[.$A102]+VLOOKUP([.$A$7];[$'weapon parameters'.$A$17:.$M$20];13;0)*[.E$6]*[.$A10]" office:value-type="float" office:value="11" calcext:value-type="float">
            <text:p>11</text:p>
          </table:table-cell>
          <table:table-cell table:style-name="ce18" table:formula="of:=VLOOKUP([.F$1];[$'weapon parameters'.$A:.$M];[.$B$100]+0;0)+VLOOKUP([.F$1];[$'weapon parameters'.$A:.$M];[.$B$100]+3;0)*[.$A102]+VLOOKUP([.$A$7];[$'weapon parameters'.$A$17:.$M$20];13;0)*[.F$6]*[.$A10]" office:value-type="float" office:value="11" calcext:value-type="float">
            <text:p>11</text:p>
          </table:table-cell>
          <table:table-cell table:style-name="ce18" table:formula="of:=VLOOKUP([.G$1];[$'weapon parameters'.$A:.$M];[.$B$100]+0;0)+VLOOKUP([.G$1];[$'weapon parameters'.$A:.$M];[.$B$100]+3;0)*[.$A102]+VLOOKUP([.$A$7];[$'weapon parameters'.$A$17:.$M$20];13;0)*[.G$6]*[.$A10]" office:value-type="float" office:value="11" calcext:value-type="float">
            <text:p>11</text:p>
          </table:table-cell>
          <table:table-cell table:style-name="ce18" table:formula="of:=VLOOKUP([.H$1];[$'weapon parameters'.$A:.$M];[.$B$100]+0;0)+VLOOKUP([.H$1];[$'weapon parameters'.$A:.$M];[.$B$100]+3;0)*[.$A102]+VLOOKUP([.$A$7];[$'weapon parameters'.$A$17:.$M$20];13;0)*[.H$6]*[.$A10]" office:value-type="float" office:value="11" calcext:value-type="float">
            <text:p>11</text:p>
          </table:table-cell>
          <table:table-cell table:style-name="ce18" table:formula="of:=VLOOKUP([.I$1];[$'weapon parameters'.$A:.$M];[.$B$100]+0;0)+VLOOKUP([.I$1];[$'weapon parameters'.$A:.$M];[.$B$100]+3;0)*[.$A102]+VLOOKUP([.$A$7];[$'weapon parameters'.$A$17:.$M$20];13;0)*[.I$6]*[.$A10]" office:value-type="float" office:value="11" calcext:value-type="float">
            <text:p>11</text:p>
          </table:table-cell>
          <table:table-cell table:style-name="ce18" table:formula="of:=VLOOKUP([.J$1];[$'weapon parameters'.$A:.$M];[.$B$100]+0;0)+VLOOKUP([.J$1];[$'weapon parameters'.$A:.$M];[.$B$100]+3;0)*[.$A102]+VLOOKUP([.$A$7];[$'weapon parameters'.$A$17:.$M$20];13;0)*[.J$6]*[.$A10]" office:value-type="float" office:value="11" calcext:value-type="float">
            <text:p>11</text:p>
          </table:table-cell>
          <table:table-cell table:style-name="ce18" table:formula="of:=VLOOKUP([.K$1];[$'weapon parameters'.$A:.$M];[.$B$100]+0;0)+VLOOKUP([.K$1];[$'weapon parameters'.$A:.$M];[.$B$100]+3;0)*[.$A102]+VLOOKUP([.$A$7];[$'weapon parameters'.$A$17:.$M$20];13;0)*[.K$6]*[.$A10]" office:value-type="float" office:value="11" calcext:value-type="float">
            <text:p>11</text:p>
          </table:table-cell>
          <table:table-cell table:style-name="ce18" table:formula="of:=VLOOKUP([.L$1];[$'weapon parameters'.$A:.$M];[.$B$100]+0;0)+VLOOKUP([.L$1];[$'weapon parameters'.$A:.$M];[.$B$100]+3;0)*[.$A102]+VLOOKUP([.$A$7];[$'weapon parameters'.$A$17:.$M$20];13;0)*[.L$6]*[.$A10]" office:value-type="float" office:value="11" calcext:value-type="float">
            <text:p>11</text:p>
          </table:table-cell>
          <table:table-cell table:style-name="ce18" table:formula="of:=VLOOKUP([.M$1];[$'weapon parameters'.$A:.$M];[.$B$100]+0;0)+VLOOKUP([.M$1];[$'weapon parameters'.$A:.$M];[.$B$100]+3;0)*[.$A102]+VLOOKUP([.$A$7];[$'weapon parameters'.$A$17:.$M$20];13;0)*[.M$6]*[.$A10]" office:value-type="float" office:value="11" calcext:value-type="float">
            <text:p>11</text:p>
          </table:table-cell>
          <table:table-cell table:style-name="ce18" table:formula="of:=VLOOKUP([.N$1];[$'weapon parameters'.$A:.$M];[.$B$100]+0;0)+VLOOKUP([.N$1];[$'weapon parameters'.$A:.$M];[.$B$100]+3;0)*[.$A102]+VLOOKUP([.$A$7];[$'weapon parameters'.$A$17:.$M$20];13;0)*[.N$6]*[.$A10]" office:value-type="float" office:value="11" calcext:value-type="float">
            <text:p>11</text:p>
          </table:table-cell>
          <table:table-cell table:style-name="ce18" table:formula="of:=VLOOKUP([.O$1];[$'weapon parameters'.$A:.$M];[.$B$100]+0;0)+VLOOKUP([.O$1];[$'weapon parameters'.$A:.$M];[.$B$100]+3;0)*[.$A102]+VLOOKUP([.$A$7];[$'weapon parameters'.$A$17:.$M$20];13;0)*[.O$6]*[.$A10]" office:value-type="float" office:value="11" calcext:value-type="float">
            <text:p>11</text:p>
          </table:table-cell>
          <table:table-cell table:style-name="ce18" table:formula="of:=VLOOKUP([.P$1];[$'weapon parameters'.$A:.$M];[.$B$100]+0;0)+VLOOKUP([.P$1];[$'weapon parameters'.$A:.$M];[.$B$100]+3;0)*[.$A102]+VLOOKUP([.$A$7];[$'weapon parameters'.$A$17:.$M$20];13;0)*[.P$6]*[.$A10]" office:value-type="float" office:value="11" calcext:value-type="float">
            <text:p>11</text:p>
          </table:table-cell>
          <table:table-cell table:style-name="ce18" table:formula="of:=VLOOKUP([.Q$1];[$'weapon parameters'.$A:.$M];[.$B$100]+0;0)+VLOOKUP([.Q$1];[$'weapon parameters'.$A:.$M];[.$B$100]+3;0)*[.$A102]+VLOOKUP([.$A$7];[$'weapon parameters'.$A$17:.$M$20];13;0)*[.Q$6]*[.$A10]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VLOOKUP([.B$1];[$'weapon parameters'.$A:.$M];[.$B$100]+0;0)+VLOOKUP([.B$1];[$'weapon parameters'.$A:.$M];[.$B$100]+3;0)*[.$A103]+VLOOKUP([.$A$7];[$'weapon parameters'.$A$17:.$M$20];13;0)*[.B$6]*[.$A11]" office:value-type="float" office:value="12" calcext:value-type="float">
            <text:p>12</text:p>
          </table:table-cell>
          <table:table-cell table:style-name="ce18" table:formula="of:=VLOOKUP([.C$1];[$'weapon parameters'.$A:.$M];[.$B$100]+0;0)+VLOOKUP([.C$1];[$'weapon parameters'.$A:.$M];[.$B$100]+3;0)*[.$A103]+VLOOKUP([.$A$7];[$'weapon parameters'.$A$17:.$M$20];13;0)*[.C$6]*[.$A11]" office:value-type="float" office:value="12" calcext:value-type="float">
            <text:p>12</text:p>
          </table:table-cell>
          <table:table-cell table:style-name="ce18" table:formula="of:=VLOOKUP([.D$1];[$'weapon parameters'.$A:.$M];[.$B$100]+0;0)+VLOOKUP([.D$1];[$'weapon parameters'.$A:.$M];[.$B$100]+3;0)*[.$A103]+VLOOKUP([.$A$7];[$'weapon parameters'.$A$17:.$M$20];13;0)*[.D$6]*[.$A11]" office:value-type="float" office:value="12" calcext:value-type="float">
            <text:p>12</text:p>
          </table:table-cell>
          <table:table-cell table:style-name="ce18" table:formula="of:=VLOOKUP([.E$1];[$'weapon parameters'.$A:.$M];[.$B$100]+0;0)+VLOOKUP([.E$1];[$'weapon parameters'.$A:.$M];[.$B$100]+3;0)*[.$A103]+VLOOKUP([.$A$7];[$'weapon parameters'.$A$17:.$M$20];13;0)*[.E$6]*[.$A11]" office:value-type="float" office:value="12" calcext:value-type="float">
            <text:p>12</text:p>
          </table:table-cell>
          <table:table-cell table:style-name="ce18" table:formula="of:=VLOOKUP([.F$1];[$'weapon parameters'.$A:.$M];[.$B$100]+0;0)+VLOOKUP([.F$1];[$'weapon parameters'.$A:.$M];[.$B$100]+3;0)*[.$A103]+VLOOKUP([.$A$7];[$'weapon parameters'.$A$17:.$M$20];13;0)*[.F$6]*[.$A11]" office:value-type="float" office:value="12" calcext:value-type="float">
            <text:p>12</text:p>
          </table:table-cell>
          <table:table-cell table:style-name="ce18" table:formula="of:=VLOOKUP([.G$1];[$'weapon parameters'.$A:.$M];[.$B$100]+0;0)+VLOOKUP([.G$1];[$'weapon parameters'.$A:.$M];[.$B$100]+3;0)*[.$A103]+VLOOKUP([.$A$7];[$'weapon parameters'.$A$17:.$M$20];13;0)*[.G$6]*[.$A11]" office:value-type="float" office:value="12" calcext:value-type="float">
            <text:p>12</text:p>
          </table:table-cell>
          <table:table-cell table:style-name="ce18" table:formula="of:=VLOOKUP([.H$1];[$'weapon parameters'.$A:.$M];[.$B$100]+0;0)+VLOOKUP([.H$1];[$'weapon parameters'.$A:.$M];[.$B$100]+3;0)*[.$A103]+VLOOKUP([.$A$7];[$'weapon parameters'.$A$17:.$M$20];13;0)*[.H$6]*[.$A11]" office:value-type="float" office:value="12" calcext:value-type="float">
            <text:p>12</text:p>
          </table:table-cell>
          <table:table-cell table:style-name="ce18" table:formula="of:=VLOOKUP([.I$1];[$'weapon parameters'.$A:.$M];[.$B$100]+0;0)+VLOOKUP([.I$1];[$'weapon parameters'.$A:.$M];[.$B$100]+3;0)*[.$A103]+VLOOKUP([.$A$7];[$'weapon parameters'.$A$17:.$M$20];13;0)*[.I$6]*[.$A11]" office:value-type="float" office:value="12" calcext:value-type="float">
            <text:p>12</text:p>
          </table:table-cell>
          <table:table-cell table:style-name="ce18" table:formula="of:=VLOOKUP([.J$1];[$'weapon parameters'.$A:.$M];[.$B$100]+0;0)+VLOOKUP([.J$1];[$'weapon parameters'.$A:.$M];[.$B$100]+3;0)*[.$A103]+VLOOKUP([.$A$7];[$'weapon parameters'.$A$17:.$M$20];13;0)*[.J$6]*[.$A11]" office:value-type="float" office:value="12" calcext:value-type="float">
            <text:p>12</text:p>
          </table:table-cell>
          <table:table-cell table:style-name="ce18" table:formula="of:=VLOOKUP([.K$1];[$'weapon parameters'.$A:.$M];[.$B$100]+0;0)+VLOOKUP([.K$1];[$'weapon parameters'.$A:.$M];[.$B$100]+3;0)*[.$A103]+VLOOKUP([.$A$7];[$'weapon parameters'.$A$17:.$M$20];13;0)*[.K$6]*[.$A11]" office:value-type="float" office:value="12" calcext:value-type="float">
            <text:p>12</text:p>
          </table:table-cell>
          <table:table-cell table:style-name="ce18" table:formula="of:=VLOOKUP([.L$1];[$'weapon parameters'.$A:.$M];[.$B$100]+0;0)+VLOOKUP([.L$1];[$'weapon parameters'.$A:.$M];[.$B$100]+3;0)*[.$A103]+VLOOKUP([.$A$7];[$'weapon parameters'.$A$17:.$M$20];13;0)*[.L$6]*[.$A11]" office:value-type="float" office:value="12" calcext:value-type="float">
            <text:p>12</text:p>
          </table:table-cell>
          <table:table-cell table:style-name="ce18" table:formula="of:=VLOOKUP([.M$1];[$'weapon parameters'.$A:.$M];[.$B$100]+0;0)+VLOOKUP([.M$1];[$'weapon parameters'.$A:.$M];[.$B$100]+3;0)*[.$A103]+VLOOKUP([.$A$7];[$'weapon parameters'.$A$17:.$M$20];13;0)*[.M$6]*[.$A11]" office:value-type="float" office:value="12" calcext:value-type="float">
            <text:p>12</text:p>
          </table:table-cell>
          <table:table-cell table:style-name="ce18" table:formula="of:=VLOOKUP([.N$1];[$'weapon parameters'.$A:.$M];[.$B$100]+0;0)+VLOOKUP([.N$1];[$'weapon parameters'.$A:.$M];[.$B$100]+3;0)*[.$A103]+VLOOKUP([.$A$7];[$'weapon parameters'.$A$17:.$M$20];13;0)*[.N$6]*[.$A11]" office:value-type="float" office:value="12" calcext:value-type="float">
            <text:p>12</text:p>
          </table:table-cell>
          <table:table-cell table:style-name="ce18" table:formula="of:=VLOOKUP([.O$1];[$'weapon parameters'.$A:.$M];[.$B$100]+0;0)+VLOOKUP([.O$1];[$'weapon parameters'.$A:.$M];[.$B$100]+3;0)*[.$A103]+VLOOKUP([.$A$7];[$'weapon parameters'.$A$17:.$M$20];13;0)*[.O$6]*[.$A11]" office:value-type="float" office:value="12" calcext:value-type="float">
            <text:p>12</text:p>
          </table:table-cell>
          <table:table-cell table:style-name="ce18" table:formula="of:=VLOOKUP([.P$1];[$'weapon parameters'.$A:.$M];[.$B$100]+0;0)+VLOOKUP([.P$1];[$'weapon parameters'.$A:.$M];[.$B$100]+3;0)*[.$A103]+VLOOKUP([.$A$7];[$'weapon parameters'.$A$17:.$M$20];13;0)*[.P$6]*[.$A11]" office:value-type="float" office:value="12" calcext:value-type="float">
            <text:p>12</text:p>
          </table:table-cell>
          <table:table-cell table:style-name="ce18" table:formula="of:=VLOOKUP([.Q$1];[$'weapon parameters'.$A:.$M];[.$B$100]+0;0)+VLOOKUP([.Q$1];[$'weapon parameters'.$A:.$M];[.$B$100]+3;0)*[.$A103]+VLOOKUP([.$A$7];[$'weapon parameters'.$A$17:.$M$20];13;0)*[.Q$6]*[.$A11]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formula="of:=VLOOKUP([.B$1];[$'weapon parameters'.$A:.$M];[.$B$100]+0;0)+VLOOKUP([.B$1];[$'weapon parameters'.$A:.$M];[.$B$100]+3;0)*[.$A104]+VLOOKUP([.$A$7];[$'weapon parameters'.$A$17:.$M$20];13;0)*[.B$6]*[.$A12]" office:value-type="float" office:value="13" calcext:value-type="float">
            <text:p>13</text:p>
          </table:table-cell>
          <table:table-cell table:style-name="ce18" table:formula="of:=VLOOKUP([.C$1];[$'weapon parameters'.$A:.$M];[.$B$100]+0;0)+VLOOKUP([.C$1];[$'weapon parameters'.$A:.$M];[.$B$100]+3;0)*[.$A104]+VLOOKUP([.$A$7];[$'weapon parameters'.$A$17:.$M$20];13;0)*[.C$6]*[.$A12]" office:value-type="float" office:value="13" calcext:value-type="float">
            <text:p>13</text:p>
          </table:table-cell>
          <table:table-cell table:style-name="ce18" table:formula="of:=VLOOKUP([.D$1];[$'weapon parameters'.$A:.$M];[.$B$100]+0;0)+VLOOKUP([.D$1];[$'weapon parameters'.$A:.$M];[.$B$100]+3;0)*[.$A104]+VLOOKUP([.$A$7];[$'weapon parameters'.$A$17:.$M$20];13;0)*[.D$6]*[.$A12]" office:value-type="float" office:value="13" calcext:value-type="float">
            <text:p>13</text:p>
          </table:table-cell>
          <table:table-cell table:style-name="ce18" table:formula="of:=VLOOKUP([.E$1];[$'weapon parameters'.$A:.$M];[.$B$100]+0;0)+VLOOKUP([.E$1];[$'weapon parameters'.$A:.$M];[.$B$100]+3;0)*[.$A104]+VLOOKUP([.$A$7];[$'weapon parameters'.$A$17:.$M$20];13;0)*[.E$6]*[.$A12]" office:value-type="float" office:value="13" calcext:value-type="float">
            <text:p>13</text:p>
          </table:table-cell>
          <table:table-cell table:style-name="ce18" table:formula="of:=VLOOKUP([.F$1];[$'weapon parameters'.$A:.$M];[.$B$100]+0;0)+VLOOKUP([.F$1];[$'weapon parameters'.$A:.$M];[.$B$100]+3;0)*[.$A104]+VLOOKUP([.$A$7];[$'weapon parameters'.$A$17:.$M$20];13;0)*[.F$6]*[.$A12]" office:value-type="float" office:value="13" calcext:value-type="float">
            <text:p>13</text:p>
          </table:table-cell>
          <table:table-cell table:style-name="ce18" table:formula="of:=VLOOKUP([.G$1];[$'weapon parameters'.$A:.$M];[.$B$100]+0;0)+VLOOKUP([.G$1];[$'weapon parameters'.$A:.$M];[.$B$100]+3;0)*[.$A104]+VLOOKUP([.$A$7];[$'weapon parameters'.$A$17:.$M$20];13;0)*[.G$6]*[.$A12]" office:value-type="float" office:value="13" calcext:value-type="float">
            <text:p>13</text:p>
          </table:table-cell>
          <table:table-cell table:style-name="ce18" table:formula="of:=VLOOKUP([.H$1];[$'weapon parameters'.$A:.$M];[.$B$100]+0;0)+VLOOKUP([.H$1];[$'weapon parameters'.$A:.$M];[.$B$100]+3;0)*[.$A104]+VLOOKUP([.$A$7];[$'weapon parameters'.$A$17:.$M$20];13;0)*[.H$6]*[.$A12]" office:value-type="float" office:value="13" calcext:value-type="float">
            <text:p>13</text:p>
          </table:table-cell>
          <table:table-cell table:style-name="ce18" table:formula="of:=VLOOKUP([.I$1];[$'weapon parameters'.$A:.$M];[.$B$100]+0;0)+VLOOKUP([.I$1];[$'weapon parameters'.$A:.$M];[.$B$100]+3;0)*[.$A104]+VLOOKUP([.$A$7];[$'weapon parameters'.$A$17:.$M$20];13;0)*[.I$6]*[.$A12]" office:value-type="float" office:value="13" calcext:value-type="float">
            <text:p>13</text:p>
          </table:table-cell>
          <table:table-cell table:style-name="ce18" table:formula="of:=VLOOKUP([.J$1];[$'weapon parameters'.$A:.$M];[.$B$100]+0;0)+VLOOKUP([.J$1];[$'weapon parameters'.$A:.$M];[.$B$100]+3;0)*[.$A104]+VLOOKUP([.$A$7];[$'weapon parameters'.$A$17:.$M$20];13;0)*[.J$6]*[.$A12]" office:value-type="float" office:value="13" calcext:value-type="float">
            <text:p>13</text:p>
          </table:table-cell>
          <table:table-cell table:style-name="ce18" table:formula="of:=VLOOKUP([.K$1];[$'weapon parameters'.$A:.$M];[.$B$100]+0;0)+VLOOKUP([.K$1];[$'weapon parameters'.$A:.$M];[.$B$100]+3;0)*[.$A104]+VLOOKUP([.$A$7];[$'weapon parameters'.$A$17:.$M$20];13;0)*[.K$6]*[.$A12]" office:value-type="float" office:value="13" calcext:value-type="float">
            <text:p>13</text:p>
          </table:table-cell>
          <table:table-cell table:style-name="ce18" table:formula="of:=VLOOKUP([.L$1];[$'weapon parameters'.$A:.$M];[.$B$100]+0;0)+VLOOKUP([.L$1];[$'weapon parameters'.$A:.$M];[.$B$100]+3;0)*[.$A104]+VLOOKUP([.$A$7];[$'weapon parameters'.$A$17:.$M$20];13;0)*[.L$6]*[.$A12]" office:value-type="float" office:value="13" calcext:value-type="float">
            <text:p>13</text:p>
          </table:table-cell>
          <table:table-cell table:style-name="ce18" table:formula="of:=VLOOKUP([.M$1];[$'weapon parameters'.$A:.$M];[.$B$100]+0;0)+VLOOKUP([.M$1];[$'weapon parameters'.$A:.$M];[.$B$100]+3;0)*[.$A104]+VLOOKUP([.$A$7];[$'weapon parameters'.$A$17:.$M$20];13;0)*[.M$6]*[.$A12]" office:value-type="float" office:value="13" calcext:value-type="float">
            <text:p>13</text:p>
          </table:table-cell>
          <table:table-cell table:style-name="ce18" table:formula="of:=VLOOKUP([.N$1];[$'weapon parameters'.$A:.$M];[.$B$100]+0;0)+VLOOKUP([.N$1];[$'weapon parameters'.$A:.$M];[.$B$100]+3;0)*[.$A104]+VLOOKUP([.$A$7];[$'weapon parameters'.$A$17:.$M$20];13;0)*[.N$6]*[.$A12]" office:value-type="float" office:value="13" calcext:value-type="float">
            <text:p>13</text:p>
          </table:table-cell>
          <table:table-cell table:style-name="ce18" table:formula="of:=VLOOKUP([.O$1];[$'weapon parameters'.$A:.$M];[.$B$100]+0;0)+VLOOKUP([.O$1];[$'weapon parameters'.$A:.$M];[.$B$100]+3;0)*[.$A104]+VLOOKUP([.$A$7];[$'weapon parameters'.$A$17:.$M$20];13;0)*[.O$6]*[.$A12]" office:value-type="float" office:value="13" calcext:value-type="float">
            <text:p>13</text:p>
          </table:table-cell>
          <table:table-cell table:style-name="ce18" table:formula="of:=VLOOKUP([.P$1];[$'weapon parameters'.$A:.$M];[.$B$100]+0;0)+VLOOKUP([.P$1];[$'weapon parameters'.$A:.$M];[.$B$100]+3;0)*[.$A104]+VLOOKUP([.$A$7];[$'weapon parameters'.$A$17:.$M$20];13;0)*[.P$6]*[.$A12]" office:value-type="float" office:value="13" calcext:value-type="float">
            <text:p>13</text:p>
          </table:table-cell>
          <table:table-cell table:style-name="ce18" table:formula="of:=VLOOKUP([.Q$1];[$'weapon parameters'.$A:.$M];[.$B$100]+0;0)+VLOOKUP([.Q$1];[$'weapon parameters'.$A:.$M];[.$B$100]+3;0)*[.$A104]+VLOOKUP([.$A$7];[$'weapon parameters'.$A$17:.$M$20];13;0)*[.Q$6]*[.$A12]"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formula="of:=VLOOKUP([.B$1];[$'weapon parameters'.$A:.$M];[.$B$100]+0;0)+VLOOKUP([.B$1];[$'weapon parameters'.$A:.$M];[.$B$100]+3;0)*[.$A105]+VLOOKUP([.$A$7];[$'weapon parameters'.$A$17:.$M$20];13;0)*[.B$6]*[.$A13]" office:value-type="float" office:value="14" calcext:value-type="float">
            <text:p>14</text:p>
          </table:table-cell>
          <table:table-cell table:style-name="ce18" table:formula="of:=VLOOKUP([.C$1];[$'weapon parameters'.$A:.$M];[.$B$100]+0;0)+VLOOKUP([.C$1];[$'weapon parameters'.$A:.$M];[.$B$100]+3;0)*[.$A105]+VLOOKUP([.$A$7];[$'weapon parameters'.$A$17:.$M$20];13;0)*[.C$6]*[.$A13]" office:value-type="float" office:value="14" calcext:value-type="float">
            <text:p>14</text:p>
          </table:table-cell>
          <table:table-cell table:style-name="ce18" table:formula="of:=VLOOKUP([.D$1];[$'weapon parameters'.$A:.$M];[.$B$100]+0;0)+VLOOKUP([.D$1];[$'weapon parameters'.$A:.$M];[.$B$100]+3;0)*[.$A105]+VLOOKUP([.$A$7];[$'weapon parameters'.$A$17:.$M$20];13;0)*[.D$6]*[.$A13]" office:value-type="float" office:value="14" calcext:value-type="float">
            <text:p>14</text:p>
          </table:table-cell>
          <table:table-cell table:style-name="ce18" table:formula="of:=VLOOKUP([.E$1];[$'weapon parameters'.$A:.$M];[.$B$100]+0;0)+VLOOKUP([.E$1];[$'weapon parameters'.$A:.$M];[.$B$100]+3;0)*[.$A105]+VLOOKUP([.$A$7];[$'weapon parameters'.$A$17:.$M$20];13;0)*[.E$6]*[.$A13]" office:value-type="float" office:value="14" calcext:value-type="float">
            <text:p>14</text:p>
          </table:table-cell>
          <table:table-cell table:style-name="ce18" table:formula="of:=VLOOKUP([.F$1];[$'weapon parameters'.$A:.$M];[.$B$100]+0;0)+VLOOKUP([.F$1];[$'weapon parameters'.$A:.$M];[.$B$100]+3;0)*[.$A105]+VLOOKUP([.$A$7];[$'weapon parameters'.$A$17:.$M$20];13;0)*[.F$6]*[.$A13]" office:value-type="float" office:value="14" calcext:value-type="float">
            <text:p>14</text:p>
          </table:table-cell>
          <table:table-cell table:style-name="ce18" table:formula="of:=VLOOKUP([.G$1];[$'weapon parameters'.$A:.$M];[.$B$100]+0;0)+VLOOKUP([.G$1];[$'weapon parameters'.$A:.$M];[.$B$100]+3;0)*[.$A105]+VLOOKUP([.$A$7];[$'weapon parameters'.$A$17:.$M$20];13;0)*[.G$6]*[.$A13]" office:value-type="float" office:value="14" calcext:value-type="float">
            <text:p>14</text:p>
          </table:table-cell>
          <table:table-cell table:style-name="ce18" table:formula="of:=VLOOKUP([.H$1];[$'weapon parameters'.$A:.$M];[.$B$100]+0;0)+VLOOKUP([.H$1];[$'weapon parameters'.$A:.$M];[.$B$100]+3;0)*[.$A105]+VLOOKUP([.$A$7];[$'weapon parameters'.$A$17:.$M$20];13;0)*[.H$6]*[.$A13]" office:value-type="float" office:value="14" calcext:value-type="float">
            <text:p>14</text:p>
          </table:table-cell>
          <table:table-cell table:style-name="ce18" table:formula="of:=VLOOKUP([.I$1];[$'weapon parameters'.$A:.$M];[.$B$100]+0;0)+VLOOKUP([.I$1];[$'weapon parameters'.$A:.$M];[.$B$100]+3;0)*[.$A105]+VLOOKUP([.$A$7];[$'weapon parameters'.$A$17:.$M$20];13;0)*[.I$6]*[.$A13]" office:value-type="float" office:value="14" calcext:value-type="float">
            <text:p>14</text:p>
          </table:table-cell>
          <table:table-cell table:style-name="ce18" table:formula="of:=VLOOKUP([.J$1];[$'weapon parameters'.$A:.$M];[.$B$100]+0;0)+VLOOKUP([.J$1];[$'weapon parameters'.$A:.$M];[.$B$100]+3;0)*[.$A105]+VLOOKUP([.$A$7];[$'weapon parameters'.$A$17:.$M$20];13;0)*[.J$6]*[.$A13]" office:value-type="float" office:value="14" calcext:value-type="float">
            <text:p>14</text:p>
          </table:table-cell>
          <table:table-cell table:style-name="ce18" table:formula="of:=VLOOKUP([.K$1];[$'weapon parameters'.$A:.$M];[.$B$100]+0;0)+VLOOKUP([.K$1];[$'weapon parameters'.$A:.$M];[.$B$100]+3;0)*[.$A105]+VLOOKUP([.$A$7];[$'weapon parameters'.$A$17:.$M$20];13;0)*[.K$6]*[.$A13]" office:value-type="float" office:value="14" calcext:value-type="float">
            <text:p>14</text:p>
          </table:table-cell>
          <table:table-cell table:style-name="ce18" table:formula="of:=VLOOKUP([.L$1];[$'weapon parameters'.$A:.$M];[.$B$100]+0;0)+VLOOKUP([.L$1];[$'weapon parameters'.$A:.$M];[.$B$100]+3;0)*[.$A105]+VLOOKUP([.$A$7];[$'weapon parameters'.$A$17:.$M$20];13;0)*[.L$6]*[.$A13]" office:value-type="float" office:value="14" calcext:value-type="float">
            <text:p>14</text:p>
          </table:table-cell>
          <table:table-cell table:style-name="ce18" table:formula="of:=VLOOKUP([.M$1];[$'weapon parameters'.$A:.$M];[.$B$100]+0;0)+VLOOKUP([.M$1];[$'weapon parameters'.$A:.$M];[.$B$100]+3;0)*[.$A105]+VLOOKUP([.$A$7];[$'weapon parameters'.$A$17:.$M$20];13;0)*[.M$6]*[.$A13]" office:value-type="float" office:value="14" calcext:value-type="float">
            <text:p>14</text:p>
          </table:table-cell>
          <table:table-cell table:style-name="ce18" table:formula="of:=VLOOKUP([.N$1];[$'weapon parameters'.$A:.$M];[.$B$100]+0;0)+VLOOKUP([.N$1];[$'weapon parameters'.$A:.$M];[.$B$100]+3;0)*[.$A105]+VLOOKUP([.$A$7];[$'weapon parameters'.$A$17:.$M$20];13;0)*[.N$6]*[.$A13]" office:value-type="float" office:value="14" calcext:value-type="float">
            <text:p>14</text:p>
          </table:table-cell>
          <table:table-cell table:style-name="ce18" table:formula="of:=VLOOKUP([.O$1];[$'weapon parameters'.$A:.$M];[.$B$100]+0;0)+VLOOKUP([.O$1];[$'weapon parameters'.$A:.$M];[.$B$100]+3;0)*[.$A105]+VLOOKUP([.$A$7];[$'weapon parameters'.$A$17:.$M$20];13;0)*[.O$6]*[.$A13]" office:value-type="float" office:value="14" calcext:value-type="float">
            <text:p>14</text:p>
          </table:table-cell>
          <table:table-cell table:style-name="ce18" table:formula="of:=VLOOKUP([.P$1];[$'weapon parameters'.$A:.$M];[.$B$100]+0;0)+VLOOKUP([.P$1];[$'weapon parameters'.$A:.$M];[.$B$100]+3;0)*[.$A105]+VLOOKUP([.$A$7];[$'weapon parameters'.$A$17:.$M$20];13;0)*[.P$6]*[.$A13]" office:value-type="float" office:value="14" calcext:value-type="float">
            <text:p>14</text:p>
          </table:table-cell>
          <table:table-cell table:style-name="ce18" table:formula="of:=VLOOKUP([.Q$1];[$'weapon parameters'.$A:.$M];[.$B$100]+0;0)+VLOOKUP([.Q$1];[$'weapon parameters'.$A:.$M];[.$B$100]+3;0)*[.$A105]+VLOOKUP([.$A$7];[$'weapon parameters'.$A$17:.$M$20];13;0)*[.Q$6]*[.$A13]"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table:formula="of:=VLOOKUP([.B$1];[$'weapon parameters'.$A:.$M];[.$B$100]+0;0)+VLOOKUP([.B$1];[$'weapon parameters'.$A:.$M];[.$B$100]+3;0)*[.$A106]+VLOOKUP([.$A$7];[$'weapon parameters'.$A$17:.$M$20];13;0)*[.B$6]*[.$A14]" office:value-type="float" office:value="15" calcext:value-type="float">
            <text:p>15</text:p>
          </table:table-cell>
          <table:table-cell table:style-name="ce18" table:formula="of:=VLOOKUP([.C$1];[$'weapon parameters'.$A:.$M];[.$B$100]+0;0)+VLOOKUP([.C$1];[$'weapon parameters'.$A:.$M];[.$B$100]+3;0)*[.$A106]+VLOOKUP([.$A$7];[$'weapon parameters'.$A$17:.$M$20];13;0)*[.C$6]*[.$A14]" office:value-type="float" office:value="15" calcext:value-type="float">
            <text:p>15</text:p>
          </table:table-cell>
          <table:table-cell table:style-name="ce18" table:formula="of:=VLOOKUP([.D$1];[$'weapon parameters'.$A:.$M];[.$B$100]+0;0)+VLOOKUP([.D$1];[$'weapon parameters'.$A:.$M];[.$B$100]+3;0)*[.$A106]+VLOOKUP([.$A$7];[$'weapon parameters'.$A$17:.$M$20];13;0)*[.D$6]*[.$A14]" office:value-type="float" office:value="15" calcext:value-type="float">
            <text:p>15</text:p>
          </table:table-cell>
          <table:table-cell table:style-name="ce18" table:formula="of:=VLOOKUP([.E$1];[$'weapon parameters'.$A:.$M];[.$B$100]+0;0)+VLOOKUP([.E$1];[$'weapon parameters'.$A:.$M];[.$B$100]+3;0)*[.$A106]+VLOOKUP([.$A$7];[$'weapon parameters'.$A$17:.$M$20];13;0)*[.E$6]*[.$A14]" office:value-type="float" office:value="15" calcext:value-type="float">
            <text:p>15</text:p>
          </table:table-cell>
          <table:table-cell table:style-name="ce18" table:formula="of:=VLOOKUP([.F$1];[$'weapon parameters'.$A:.$M];[.$B$100]+0;0)+VLOOKUP([.F$1];[$'weapon parameters'.$A:.$M];[.$B$100]+3;0)*[.$A106]+VLOOKUP([.$A$7];[$'weapon parameters'.$A$17:.$M$20];13;0)*[.F$6]*[.$A14]" office:value-type="float" office:value="15" calcext:value-type="float">
            <text:p>15</text:p>
          </table:table-cell>
          <table:table-cell table:style-name="ce18" table:formula="of:=VLOOKUP([.G$1];[$'weapon parameters'.$A:.$M];[.$B$100]+0;0)+VLOOKUP([.G$1];[$'weapon parameters'.$A:.$M];[.$B$100]+3;0)*[.$A106]+VLOOKUP([.$A$7];[$'weapon parameters'.$A$17:.$M$20];13;0)*[.G$6]*[.$A14]" office:value-type="float" office:value="15" calcext:value-type="float">
            <text:p>15</text:p>
          </table:table-cell>
          <table:table-cell table:style-name="ce18" table:formula="of:=VLOOKUP([.H$1];[$'weapon parameters'.$A:.$M];[.$B$100]+0;0)+VLOOKUP([.H$1];[$'weapon parameters'.$A:.$M];[.$B$100]+3;0)*[.$A106]+VLOOKUP([.$A$7];[$'weapon parameters'.$A$17:.$M$20];13;0)*[.H$6]*[.$A14]" office:value-type="float" office:value="15" calcext:value-type="float">
            <text:p>15</text:p>
          </table:table-cell>
          <table:table-cell table:style-name="ce18" table:formula="of:=VLOOKUP([.I$1];[$'weapon parameters'.$A:.$M];[.$B$100]+0;0)+VLOOKUP([.I$1];[$'weapon parameters'.$A:.$M];[.$B$100]+3;0)*[.$A106]+VLOOKUP([.$A$7];[$'weapon parameters'.$A$17:.$M$20];13;0)*[.I$6]*[.$A14]" office:value-type="float" office:value="15" calcext:value-type="float">
            <text:p>15</text:p>
          </table:table-cell>
          <table:table-cell table:style-name="ce18" table:formula="of:=VLOOKUP([.J$1];[$'weapon parameters'.$A:.$M];[.$B$100]+0;0)+VLOOKUP([.J$1];[$'weapon parameters'.$A:.$M];[.$B$100]+3;0)*[.$A106]+VLOOKUP([.$A$7];[$'weapon parameters'.$A$17:.$M$20];13;0)*[.J$6]*[.$A14]" office:value-type="float" office:value="15" calcext:value-type="float">
            <text:p>15</text:p>
          </table:table-cell>
          <table:table-cell table:style-name="ce18" table:formula="of:=VLOOKUP([.K$1];[$'weapon parameters'.$A:.$M];[.$B$100]+0;0)+VLOOKUP([.K$1];[$'weapon parameters'.$A:.$M];[.$B$100]+3;0)*[.$A106]+VLOOKUP([.$A$7];[$'weapon parameters'.$A$17:.$M$20];13;0)*[.K$6]*[.$A14]" office:value-type="float" office:value="15" calcext:value-type="float">
            <text:p>15</text:p>
          </table:table-cell>
          <table:table-cell table:style-name="ce18" table:formula="of:=VLOOKUP([.L$1];[$'weapon parameters'.$A:.$M];[.$B$100]+0;0)+VLOOKUP([.L$1];[$'weapon parameters'.$A:.$M];[.$B$100]+3;0)*[.$A106]+VLOOKUP([.$A$7];[$'weapon parameters'.$A$17:.$M$20];13;0)*[.L$6]*[.$A14]" office:value-type="float" office:value="15" calcext:value-type="float">
            <text:p>15</text:p>
          </table:table-cell>
          <table:table-cell table:style-name="ce18" table:formula="of:=VLOOKUP([.M$1];[$'weapon parameters'.$A:.$M];[.$B$100]+0;0)+VLOOKUP([.M$1];[$'weapon parameters'.$A:.$M];[.$B$100]+3;0)*[.$A106]+VLOOKUP([.$A$7];[$'weapon parameters'.$A$17:.$M$20];13;0)*[.M$6]*[.$A14]" office:value-type="float" office:value="15" calcext:value-type="float">
            <text:p>15</text:p>
          </table:table-cell>
          <table:table-cell table:style-name="ce18" table:formula="of:=VLOOKUP([.N$1];[$'weapon parameters'.$A:.$M];[.$B$100]+0;0)+VLOOKUP([.N$1];[$'weapon parameters'.$A:.$M];[.$B$100]+3;0)*[.$A106]+VLOOKUP([.$A$7];[$'weapon parameters'.$A$17:.$M$20];13;0)*[.N$6]*[.$A14]" office:value-type="float" office:value="15" calcext:value-type="float">
            <text:p>15</text:p>
          </table:table-cell>
          <table:table-cell table:style-name="ce18" table:formula="of:=VLOOKUP([.O$1];[$'weapon parameters'.$A:.$M];[.$B$100]+0;0)+VLOOKUP([.O$1];[$'weapon parameters'.$A:.$M];[.$B$100]+3;0)*[.$A106]+VLOOKUP([.$A$7];[$'weapon parameters'.$A$17:.$M$20];13;0)*[.O$6]*[.$A14]" office:value-type="float" office:value="15" calcext:value-type="float">
            <text:p>15</text:p>
          </table:table-cell>
          <table:table-cell table:style-name="ce18" table:formula="of:=VLOOKUP([.P$1];[$'weapon parameters'.$A:.$M];[.$B$100]+0;0)+VLOOKUP([.P$1];[$'weapon parameters'.$A:.$M];[.$B$100]+3;0)*[.$A106]+VLOOKUP([.$A$7];[$'weapon parameters'.$A$17:.$M$20];13;0)*[.P$6]*[.$A14]" office:value-type="float" office:value="15" calcext:value-type="float">
            <text:p>15</text:p>
          </table:table-cell>
          <table:table-cell table:style-name="ce18" table:formula="of:=VLOOKUP([.Q$1];[$'weapon parameters'.$A:.$M];[.$B$100]+0;0)+VLOOKUP([.Q$1];[$'weapon parameters'.$A:.$M];[.$B$100]+3;0)*[.$A106]+VLOOKUP([.$A$7];[$'weapon parameters'.$A$17:.$M$20];13;0)*[.Q$6]*[.$A14]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table:formula="of:=VLOOKUP([.B$1];[$'weapon parameters'.$A:.$M];[.$B$100]+0;0)+VLOOKUP([.B$1];[$'weapon parameters'.$A:.$M];[.$B$100]+3;0)*[.$A107]+VLOOKUP([.$A$7];[$'weapon parameters'.$A$17:.$M$20];13;0)*[.B$6]*[.$A15]" office:value-type="float" office:value="16" calcext:value-type="float">
            <text:p>16</text:p>
          </table:table-cell>
          <table:table-cell table:style-name="ce18" table:formula="of:=VLOOKUP([.C$1];[$'weapon parameters'.$A:.$M];[.$B$100]+0;0)+VLOOKUP([.C$1];[$'weapon parameters'.$A:.$M];[.$B$100]+3;0)*[.$A107]+VLOOKUP([.$A$7];[$'weapon parameters'.$A$17:.$M$20];13;0)*[.C$6]*[.$A15]" office:value-type="float" office:value="16" calcext:value-type="float">
            <text:p>16</text:p>
          </table:table-cell>
          <table:table-cell table:style-name="ce18" table:formula="of:=VLOOKUP([.D$1];[$'weapon parameters'.$A:.$M];[.$B$100]+0;0)+VLOOKUP([.D$1];[$'weapon parameters'.$A:.$M];[.$B$100]+3;0)*[.$A107]+VLOOKUP([.$A$7];[$'weapon parameters'.$A$17:.$M$20];13;0)*[.D$6]*[.$A15]" office:value-type="float" office:value="16" calcext:value-type="float">
            <text:p>16</text:p>
          </table:table-cell>
          <table:table-cell table:style-name="ce18" table:formula="of:=VLOOKUP([.E$1];[$'weapon parameters'.$A:.$M];[.$B$100]+0;0)+VLOOKUP([.E$1];[$'weapon parameters'.$A:.$M];[.$B$100]+3;0)*[.$A107]+VLOOKUP([.$A$7];[$'weapon parameters'.$A$17:.$M$20];13;0)*[.E$6]*[.$A15]" office:value-type="float" office:value="16" calcext:value-type="float">
            <text:p>16</text:p>
          </table:table-cell>
          <table:table-cell table:style-name="ce18" table:formula="of:=VLOOKUP([.F$1];[$'weapon parameters'.$A:.$M];[.$B$100]+0;0)+VLOOKUP([.F$1];[$'weapon parameters'.$A:.$M];[.$B$100]+3;0)*[.$A107]+VLOOKUP([.$A$7];[$'weapon parameters'.$A$17:.$M$20];13;0)*[.F$6]*[.$A15]" office:value-type="float" office:value="16" calcext:value-type="float">
            <text:p>16</text:p>
          </table:table-cell>
          <table:table-cell table:style-name="ce18" table:formula="of:=VLOOKUP([.G$1];[$'weapon parameters'.$A:.$M];[.$B$100]+0;0)+VLOOKUP([.G$1];[$'weapon parameters'.$A:.$M];[.$B$100]+3;0)*[.$A107]+VLOOKUP([.$A$7];[$'weapon parameters'.$A$17:.$M$20];13;0)*[.G$6]*[.$A15]" office:value-type="float" office:value="16" calcext:value-type="float">
            <text:p>16</text:p>
          </table:table-cell>
          <table:table-cell table:style-name="ce18" table:formula="of:=VLOOKUP([.H$1];[$'weapon parameters'.$A:.$M];[.$B$100]+0;0)+VLOOKUP([.H$1];[$'weapon parameters'.$A:.$M];[.$B$100]+3;0)*[.$A107]+VLOOKUP([.$A$7];[$'weapon parameters'.$A$17:.$M$20];13;0)*[.H$6]*[.$A15]" office:value-type="float" office:value="16" calcext:value-type="float">
            <text:p>16</text:p>
          </table:table-cell>
          <table:table-cell table:style-name="ce18" table:formula="of:=VLOOKUP([.I$1];[$'weapon parameters'.$A:.$M];[.$B$100]+0;0)+VLOOKUP([.I$1];[$'weapon parameters'.$A:.$M];[.$B$100]+3;0)*[.$A107]+VLOOKUP([.$A$7];[$'weapon parameters'.$A$17:.$M$20];13;0)*[.I$6]*[.$A15]" office:value-type="float" office:value="16" calcext:value-type="float">
            <text:p>16</text:p>
          </table:table-cell>
          <table:table-cell table:style-name="ce18" table:formula="of:=VLOOKUP([.J$1];[$'weapon parameters'.$A:.$M];[.$B$100]+0;0)+VLOOKUP([.J$1];[$'weapon parameters'.$A:.$M];[.$B$100]+3;0)*[.$A107]+VLOOKUP([.$A$7];[$'weapon parameters'.$A$17:.$M$20];13;0)*[.J$6]*[.$A15]" office:value-type="float" office:value="16" calcext:value-type="float">
            <text:p>16</text:p>
          </table:table-cell>
          <table:table-cell table:style-name="ce18" table:formula="of:=VLOOKUP([.K$1];[$'weapon parameters'.$A:.$M];[.$B$100]+0;0)+VLOOKUP([.K$1];[$'weapon parameters'.$A:.$M];[.$B$100]+3;0)*[.$A107]+VLOOKUP([.$A$7];[$'weapon parameters'.$A$17:.$M$20];13;0)*[.K$6]*[.$A15]" office:value-type="float" office:value="16" calcext:value-type="float">
            <text:p>16</text:p>
          </table:table-cell>
          <table:table-cell table:style-name="ce18" table:formula="of:=VLOOKUP([.L$1];[$'weapon parameters'.$A:.$M];[.$B$100]+0;0)+VLOOKUP([.L$1];[$'weapon parameters'.$A:.$M];[.$B$100]+3;0)*[.$A107]+VLOOKUP([.$A$7];[$'weapon parameters'.$A$17:.$M$20];13;0)*[.L$6]*[.$A15]" office:value-type="float" office:value="16" calcext:value-type="float">
            <text:p>16</text:p>
          </table:table-cell>
          <table:table-cell table:style-name="ce18" table:formula="of:=VLOOKUP([.M$1];[$'weapon parameters'.$A:.$M];[.$B$100]+0;0)+VLOOKUP([.M$1];[$'weapon parameters'.$A:.$M];[.$B$100]+3;0)*[.$A107]+VLOOKUP([.$A$7];[$'weapon parameters'.$A$17:.$M$20];13;0)*[.M$6]*[.$A15]" office:value-type="float" office:value="16" calcext:value-type="float">
            <text:p>16</text:p>
          </table:table-cell>
          <table:table-cell table:style-name="ce18" table:formula="of:=VLOOKUP([.N$1];[$'weapon parameters'.$A:.$M];[.$B$100]+0;0)+VLOOKUP([.N$1];[$'weapon parameters'.$A:.$M];[.$B$100]+3;0)*[.$A107]+VLOOKUP([.$A$7];[$'weapon parameters'.$A$17:.$M$20];13;0)*[.N$6]*[.$A15]" office:value-type="float" office:value="16" calcext:value-type="float">
            <text:p>16</text:p>
          </table:table-cell>
          <table:table-cell table:style-name="ce18" table:formula="of:=VLOOKUP([.O$1];[$'weapon parameters'.$A:.$M];[.$B$100]+0;0)+VLOOKUP([.O$1];[$'weapon parameters'.$A:.$M];[.$B$100]+3;0)*[.$A107]+VLOOKUP([.$A$7];[$'weapon parameters'.$A$17:.$M$20];13;0)*[.O$6]*[.$A15]" office:value-type="float" office:value="16" calcext:value-type="float">
            <text:p>16</text:p>
          </table:table-cell>
          <table:table-cell table:style-name="ce18" table:formula="of:=VLOOKUP([.P$1];[$'weapon parameters'.$A:.$M];[.$B$100]+0;0)+VLOOKUP([.P$1];[$'weapon parameters'.$A:.$M];[.$B$100]+3;0)*[.$A107]+VLOOKUP([.$A$7];[$'weapon parameters'.$A$17:.$M$20];13;0)*[.P$6]*[.$A15]" office:value-type="float" office:value="16" calcext:value-type="float">
            <text:p>16</text:p>
          </table:table-cell>
          <table:table-cell table:style-name="ce18" table:formula="of:=VLOOKUP([.Q$1];[$'weapon parameters'.$A:.$M];[.$B$100]+0;0)+VLOOKUP([.Q$1];[$'weapon parameters'.$A:.$M];[.$B$100]+3;0)*[.$A107]+VLOOKUP([.$A$7];[$'weapon parameters'.$A$17:.$M$20];13;0)*[.Q$6]*[.$A15]"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table:formula="of:=VLOOKUP([.B$1];[$'weapon parameters'.$A:.$M];[.$B$100]+0;0)+VLOOKUP([.B$1];[$'weapon parameters'.$A:.$M];[.$B$100]+3;0)*[.$A108]+VLOOKUP([.$A$7];[$'weapon parameters'.$A$17:.$M$20];13;0)*[.B$6]*[.$A16]" office:value-type="float" office:value="17" calcext:value-type="float">
            <text:p>17</text:p>
          </table:table-cell>
          <table:table-cell table:style-name="ce18" table:formula="of:=VLOOKUP([.C$1];[$'weapon parameters'.$A:.$M];[.$B$100]+0;0)+VLOOKUP([.C$1];[$'weapon parameters'.$A:.$M];[.$B$100]+3;0)*[.$A108]+VLOOKUP([.$A$7];[$'weapon parameters'.$A$17:.$M$20];13;0)*[.C$6]*[.$A16]" office:value-type="float" office:value="17" calcext:value-type="float">
            <text:p>17</text:p>
          </table:table-cell>
          <table:table-cell table:style-name="ce18" table:formula="of:=VLOOKUP([.D$1];[$'weapon parameters'.$A:.$M];[.$B$100]+0;0)+VLOOKUP([.D$1];[$'weapon parameters'.$A:.$M];[.$B$100]+3;0)*[.$A108]+VLOOKUP([.$A$7];[$'weapon parameters'.$A$17:.$M$20];13;0)*[.D$6]*[.$A16]" office:value-type="float" office:value="17" calcext:value-type="float">
            <text:p>17</text:p>
          </table:table-cell>
          <table:table-cell table:style-name="ce18" table:formula="of:=VLOOKUP([.E$1];[$'weapon parameters'.$A:.$M];[.$B$100]+0;0)+VLOOKUP([.E$1];[$'weapon parameters'.$A:.$M];[.$B$100]+3;0)*[.$A108]+VLOOKUP([.$A$7];[$'weapon parameters'.$A$17:.$M$20];13;0)*[.E$6]*[.$A16]" office:value-type="float" office:value="17" calcext:value-type="float">
            <text:p>17</text:p>
          </table:table-cell>
          <table:table-cell table:style-name="ce18" table:formula="of:=VLOOKUP([.F$1];[$'weapon parameters'.$A:.$M];[.$B$100]+0;0)+VLOOKUP([.F$1];[$'weapon parameters'.$A:.$M];[.$B$100]+3;0)*[.$A108]+VLOOKUP([.$A$7];[$'weapon parameters'.$A$17:.$M$20];13;0)*[.F$6]*[.$A16]" office:value-type="float" office:value="17" calcext:value-type="float">
            <text:p>17</text:p>
          </table:table-cell>
          <table:table-cell table:style-name="ce18" table:formula="of:=VLOOKUP([.G$1];[$'weapon parameters'.$A:.$M];[.$B$100]+0;0)+VLOOKUP([.G$1];[$'weapon parameters'.$A:.$M];[.$B$100]+3;0)*[.$A108]+VLOOKUP([.$A$7];[$'weapon parameters'.$A$17:.$M$20];13;0)*[.G$6]*[.$A16]" office:value-type="float" office:value="17" calcext:value-type="float">
            <text:p>17</text:p>
          </table:table-cell>
          <table:table-cell table:style-name="ce18" table:formula="of:=VLOOKUP([.H$1];[$'weapon parameters'.$A:.$M];[.$B$100]+0;0)+VLOOKUP([.H$1];[$'weapon parameters'.$A:.$M];[.$B$100]+3;0)*[.$A108]+VLOOKUP([.$A$7];[$'weapon parameters'.$A$17:.$M$20];13;0)*[.H$6]*[.$A16]" office:value-type="float" office:value="17" calcext:value-type="float">
            <text:p>17</text:p>
          </table:table-cell>
          <table:table-cell table:style-name="ce18" table:formula="of:=VLOOKUP([.I$1];[$'weapon parameters'.$A:.$M];[.$B$100]+0;0)+VLOOKUP([.I$1];[$'weapon parameters'.$A:.$M];[.$B$100]+3;0)*[.$A108]+VLOOKUP([.$A$7];[$'weapon parameters'.$A$17:.$M$20];13;0)*[.I$6]*[.$A16]" office:value-type="float" office:value="17" calcext:value-type="float">
            <text:p>17</text:p>
          </table:table-cell>
          <table:table-cell table:style-name="ce18" table:formula="of:=VLOOKUP([.J$1];[$'weapon parameters'.$A:.$M];[.$B$100]+0;0)+VLOOKUP([.J$1];[$'weapon parameters'.$A:.$M];[.$B$100]+3;0)*[.$A108]+VLOOKUP([.$A$7];[$'weapon parameters'.$A$17:.$M$20];13;0)*[.J$6]*[.$A16]" office:value-type="float" office:value="17" calcext:value-type="float">
            <text:p>17</text:p>
          </table:table-cell>
          <table:table-cell table:style-name="ce18" table:formula="of:=VLOOKUP([.K$1];[$'weapon parameters'.$A:.$M];[.$B$100]+0;0)+VLOOKUP([.K$1];[$'weapon parameters'.$A:.$M];[.$B$100]+3;0)*[.$A108]+VLOOKUP([.$A$7];[$'weapon parameters'.$A$17:.$M$20];13;0)*[.K$6]*[.$A16]" office:value-type="float" office:value="17" calcext:value-type="float">
            <text:p>17</text:p>
          </table:table-cell>
          <table:table-cell table:style-name="ce18" table:formula="of:=VLOOKUP([.L$1];[$'weapon parameters'.$A:.$M];[.$B$100]+0;0)+VLOOKUP([.L$1];[$'weapon parameters'.$A:.$M];[.$B$100]+3;0)*[.$A108]+VLOOKUP([.$A$7];[$'weapon parameters'.$A$17:.$M$20];13;0)*[.L$6]*[.$A16]" office:value-type="float" office:value="17" calcext:value-type="float">
            <text:p>17</text:p>
          </table:table-cell>
          <table:table-cell table:style-name="ce18" table:formula="of:=VLOOKUP([.M$1];[$'weapon parameters'.$A:.$M];[.$B$100]+0;0)+VLOOKUP([.M$1];[$'weapon parameters'.$A:.$M];[.$B$100]+3;0)*[.$A108]+VLOOKUP([.$A$7];[$'weapon parameters'.$A$17:.$M$20];13;0)*[.M$6]*[.$A16]" office:value-type="float" office:value="17" calcext:value-type="float">
            <text:p>17</text:p>
          </table:table-cell>
          <table:table-cell table:style-name="ce18" table:formula="of:=VLOOKUP([.N$1];[$'weapon parameters'.$A:.$M];[.$B$100]+0;0)+VLOOKUP([.N$1];[$'weapon parameters'.$A:.$M];[.$B$100]+3;0)*[.$A108]+VLOOKUP([.$A$7];[$'weapon parameters'.$A$17:.$M$20];13;0)*[.N$6]*[.$A16]" office:value-type="float" office:value="17" calcext:value-type="float">
            <text:p>17</text:p>
          </table:table-cell>
          <table:table-cell table:style-name="ce18" table:formula="of:=VLOOKUP([.O$1];[$'weapon parameters'.$A:.$M];[.$B$100]+0;0)+VLOOKUP([.O$1];[$'weapon parameters'.$A:.$M];[.$B$100]+3;0)*[.$A108]+VLOOKUP([.$A$7];[$'weapon parameters'.$A$17:.$M$20];13;0)*[.O$6]*[.$A16]" office:value-type="float" office:value="17" calcext:value-type="float">
            <text:p>17</text:p>
          </table:table-cell>
          <table:table-cell table:style-name="ce18" table:formula="of:=VLOOKUP([.P$1];[$'weapon parameters'.$A:.$M];[.$B$100]+0;0)+VLOOKUP([.P$1];[$'weapon parameters'.$A:.$M];[.$B$100]+3;0)*[.$A108]+VLOOKUP([.$A$7];[$'weapon parameters'.$A$17:.$M$20];13;0)*[.P$6]*[.$A16]" office:value-type="float" office:value="17" calcext:value-type="float">
            <text:p>17</text:p>
          </table:table-cell>
          <table:table-cell table:style-name="ce18" table:formula="of:=VLOOKUP([.Q$1];[$'weapon parameters'.$A:.$M];[.$B$100]+0;0)+VLOOKUP([.Q$1];[$'weapon parameters'.$A:.$M];[.$B$100]+3;0)*[.$A108]+VLOOKUP([.$A$7];[$'weapon parameters'.$A$17:.$M$20];13;0)*[.Q$6]*[.$A16]"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table:formula="of:=VLOOKUP([.B$1];[$'weapon parameters'.$A:.$M];[.$B$100]+0;0)+VLOOKUP([.B$1];[$'weapon parameters'.$A:.$M];[.$B$100]+3;0)*[.$A109]+VLOOKUP([.$A$7];[$'weapon parameters'.$A$17:.$M$20];13;0)*[.B$6]*[.$A17]" office:value-type="float" office:value="18" calcext:value-type="float">
            <text:p>18</text:p>
          </table:table-cell>
          <table:table-cell table:style-name="ce18" table:formula="of:=VLOOKUP([.C$1];[$'weapon parameters'.$A:.$M];[.$B$100]+0;0)+VLOOKUP([.C$1];[$'weapon parameters'.$A:.$M];[.$B$100]+3;0)*[.$A109]+VLOOKUP([.$A$7];[$'weapon parameters'.$A$17:.$M$20];13;0)*[.C$6]*[.$A17]" office:value-type="float" office:value="18" calcext:value-type="float">
            <text:p>18</text:p>
          </table:table-cell>
          <table:table-cell table:style-name="ce18" table:formula="of:=VLOOKUP([.D$1];[$'weapon parameters'.$A:.$M];[.$B$100]+0;0)+VLOOKUP([.D$1];[$'weapon parameters'.$A:.$M];[.$B$100]+3;0)*[.$A109]+VLOOKUP([.$A$7];[$'weapon parameters'.$A$17:.$M$20];13;0)*[.D$6]*[.$A17]" office:value-type="float" office:value="18" calcext:value-type="float">
            <text:p>18</text:p>
          </table:table-cell>
          <table:table-cell table:style-name="ce18" table:formula="of:=VLOOKUP([.E$1];[$'weapon parameters'.$A:.$M];[.$B$100]+0;0)+VLOOKUP([.E$1];[$'weapon parameters'.$A:.$M];[.$B$100]+3;0)*[.$A109]+VLOOKUP([.$A$7];[$'weapon parameters'.$A$17:.$M$20];13;0)*[.E$6]*[.$A17]" office:value-type="float" office:value="18" calcext:value-type="float">
            <text:p>18</text:p>
          </table:table-cell>
          <table:table-cell table:style-name="ce18" table:formula="of:=VLOOKUP([.F$1];[$'weapon parameters'.$A:.$M];[.$B$100]+0;0)+VLOOKUP([.F$1];[$'weapon parameters'.$A:.$M];[.$B$100]+3;0)*[.$A109]+VLOOKUP([.$A$7];[$'weapon parameters'.$A$17:.$M$20];13;0)*[.F$6]*[.$A17]" office:value-type="float" office:value="18" calcext:value-type="float">
            <text:p>18</text:p>
          </table:table-cell>
          <table:table-cell table:style-name="ce18" table:formula="of:=VLOOKUP([.G$1];[$'weapon parameters'.$A:.$M];[.$B$100]+0;0)+VLOOKUP([.G$1];[$'weapon parameters'.$A:.$M];[.$B$100]+3;0)*[.$A109]+VLOOKUP([.$A$7];[$'weapon parameters'.$A$17:.$M$20];13;0)*[.G$6]*[.$A17]" office:value-type="float" office:value="18" calcext:value-type="float">
            <text:p>18</text:p>
          </table:table-cell>
          <table:table-cell table:style-name="ce18" table:formula="of:=VLOOKUP([.H$1];[$'weapon parameters'.$A:.$M];[.$B$100]+0;0)+VLOOKUP([.H$1];[$'weapon parameters'.$A:.$M];[.$B$100]+3;0)*[.$A109]+VLOOKUP([.$A$7];[$'weapon parameters'.$A$17:.$M$20];13;0)*[.H$6]*[.$A17]" office:value-type="float" office:value="18" calcext:value-type="float">
            <text:p>18</text:p>
          </table:table-cell>
          <table:table-cell table:style-name="ce18" table:formula="of:=VLOOKUP([.I$1];[$'weapon parameters'.$A:.$M];[.$B$100]+0;0)+VLOOKUP([.I$1];[$'weapon parameters'.$A:.$M];[.$B$100]+3;0)*[.$A109]+VLOOKUP([.$A$7];[$'weapon parameters'.$A$17:.$M$20];13;0)*[.I$6]*[.$A17]" office:value-type="float" office:value="18" calcext:value-type="float">
            <text:p>18</text:p>
          </table:table-cell>
          <table:table-cell table:style-name="ce18" table:formula="of:=VLOOKUP([.J$1];[$'weapon parameters'.$A:.$M];[.$B$100]+0;0)+VLOOKUP([.J$1];[$'weapon parameters'.$A:.$M];[.$B$100]+3;0)*[.$A109]+VLOOKUP([.$A$7];[$'weapon parameters'.$A$17:.$M$20];13;0)*[.J$6]*[.$A17]" office:value-type="float" office:value="18" calcext:value-type="float">
            <text:p>18</text:p>
          </table:table-cell>
          <table:table-cell table:style-name="ce18" table:formula="of:=VLOOKUP([.K$1];[$'weapon parameters'.$A:.$M];[.$B$100]+0;0)+VLOOKUP([.K$1];[$'weapon parameters'.$A:.$M];[.$B$100]+3;0)*[.$A109]+VLOOKUP([.$A$7];[$'weapon parameters'.$A$17:.$M$20];13;0)*[.K$6]*[.$A17]" office:value-type="float" office:value="18" calcext:value-type="float">
            <text:p>18</text:p>
          </table:table-cell>
          <table:table-cell table:style-name="ce18" table:formula="of:=VLOOKUP([.L$1];[$'weapon parameters'.$A:.$M];[.$B$100]+0;0)+VLOOKUP([.L$1];[$'weapon parameters'.$A:.$M];[.$B$100]+3;0)*[.$A109]+VLOOKUP([.$A$7];[$'weapon parameters'.$A$17:.$M$20];13;0)*[.L$6]*[.$A17]" office:value-type="float" office:value="18" calcext:value-type="float">
            <text:p>18</text:p>
          </table:table-cell>
          <table:table-cell table:style-name="ce18" table:formula="of:=VLOOKUP([.M$1];[$'weapon parameters'.$A:.$M];[.$B$100]+0;0)+VLOOKUP([.M$1];[$'weapon parameters'.$A:.$M];[.$B$100]+3;0)*[.$A109]+VLOOKUP([.$A$7];[$'weapon parameters'.$A$17:.$M$20];13;0)*[.M$6]*[.$A17]" office:value-type="float" office:value="18" calcext:value-type="float">
            <text:p>18</text:p>
          </table:table-cell>
          <table:table-cell table:style-name="ce18" table:formula="of:=VLOOKUP([.N$1];[$'weapon parameters'.$A:.$M];[.$B$100]+0;0)+VLOOKUP([.N$1];[$'weapon parameters'.$A:.$M];[.$B$100]+3;0)*[.$A109]+VLOOKUP([.$A$7];[$'weapon parameters'.$A$17:.$M$20];13;0)*[.N$6]*[.$A17]" office:value-type="float" office:value="18" calcext:value-type="float">
            <text:p>18</text:p>
          </table:table-cell>
          <table:table-cell table:style-name="ce18" table:formula="of:=VLOOKUP([.O$1];[$'weapon parameters'.$A:.$M];[.$B$100]+0;0)+VLOOKUP([.O$1];[$'weapon parameters'.$A:.$M];[.$B$100]+3;0)*[.$A109]+VLOOKUP([.$A$7];[$'weapon parameters'.$A$17:.$M$20];13;0)*[.O$6]*[.$A17]" office:value-type="float" office:value="18" calcext:value-type="float">
            <text:p>18</text:p>
          </table:table-cell>
          <table:table-cell table:style-name="ce18" table:formula="of:=VLOOKUP([.P$1];[$'weapon parameters'.$A:.$M];[.$B$100]+0;0)+VLOOKUP([.P$1];[$'weapon parameters'.$A:.$M];[.$B$100]+3;0)*[.$A109]+VLOOKUP([.$A$7];[$'weapon parameters'.$A$17:.$M$20];13;0)*[.P$6]*[.$A17]" office:value-type="float" office:value="18" calcext:value-type="float">
            <text:p>18</text:p>
          </table:table-cell>
          <table:table-cell table:style-name="ce18" table:formula="of:=VLOOKUP([.Q$1];[$'weapon parameters'.$A:.$M];[.$B$100]+0;0)+VLOOKUP([.Q$1];[$'weapon parameters'.$A:.$M];[.$B$100]+3;0)*[.$A109]+VLOOKUP([.$A$7];[$'weapon parameters'.$A$17:.$M$20];13;0)*[.Q$6]*[.$A17]" office:value-type="float" office:value="18" calcext:value-type="float">
            <text:p>18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table:formula="of:=VLOOKUP([.B$1];[$'weapon parameters'.$A:.$M];[.$B$100]+0;0)+VLOOKUP([.B$1];[$'weapon parameters'.$A:.$M];[.$B$100]+3;0)*[.$A110]+VLOOKUP([.$A$7];[$'weapon parameters'.$A$17:.$M$20];13;0)*[.B$6]*[.$A18]" office:value-type="float" office:value="19" calcext:value-type="float">
            <text:p>19</text:p>
          </table:table-cell>
          <table:table-cell table:style-name="ce18" table:formula="of:=VLOOKUP([.C$1];[$'weapon parameters'.$A:.$M];[.$B$100]+0;0)+VLOOKUP([.C$1];[$'weapon parameters'.$A:.$M];[.$B$100]+3;0)*[.$A110]+VLOOKUP([.$A$7];[$'weapon parameters'.$A$17:.$M$20];13;0)*[.C$6]*[.$A18]" office:value-type="float" office:value="19" calcext:value-type="float">
            <text:p>19</text:p>
          </table:table-cell>
          <table:table-cell table:style-name="ce18" table:formula="of:=VLOOKUP([.D$1];[$'weapon parameters'.$A:.$M];[.$B$100]+0;0)+VLOOKUP([.D$1];[$'weapon parameters'.$A:.$M];[.$B$100]+3;0)*[.$A110]+VLOOKUP([.$A$7];[$'weapon parameters'.$A$17:.$M$20];13;0)*[.D$6]*[.$A18]" office:value-type="float" office:value="19" calcext:value-type="float">
            <text:p>19</text:p>
          </table:table-cell>
          <table:table-cell table:style-name="ce18" table:formula="of:=VLOOKUP([.E$1];[$'weapon parameters'.$A:.$M];[.$B$100]+0;0)+VLOOKUP([.E$1];[$'weapon parameters'.$A:.$M];[.$B$100]+3;0)*[.$A110]+VLOOKUP([.$A$7];[$'weapon parameters'.$A$17:.$M$20];13;0)*[.E$6]*[.$A18]" office:value-type="float" office:value="19" calcext:value-type="float">
            <text:p>19</text:p>
          </table:table-cell>
          <table:table-cell table:style-name="ce18" table:formula="of:=VLOOKUP([.F$1];[$'weapon parameters'.$A:.$M];[.$B$100]+0;0)+VLOOKUP([.F$1];[$'weapon parameters'.$A:.$M];[.$B$100]+3;0)*[.$A110]+VLOOKUP([.$A$7];[$'weapon parameters'.$A$17:.$M$20];13;0)*[.F$6]*[.$A18]" office:value-type="float" office:value="19" calcext:value-type="float">
            <text:p>19</text:p>
          </table:table-cell>
          <table:table-cell table:style-name="ce18" table:formula="of:=VLOOKUP([.G$1];[$'weapon parameters'.$A:.$M];[.$B$100]+0;0)+VLOOKUP([.G$1];[$'weapon parameters'.$A:.$M];[.$B$100]+3;0)*[.$A110]+VLOOKUP([.$A$7];[$'weapon parameters'.$A$17:.$M$20];13;0)*[.G$6]*[.$A18]" office:value-type="float" office:value="19" calcext:value-type="float">
            <text:p>19</text:p>
          </table:table-cell>
          <table:table-cell table:style-name="ce18" table:formula="of:=VLOOKUP([.H$1];[$'weapon parameters'.$A:.$M];[.$B$100]+0;0)+VLOOKUP([.H$1];[$'weapon parameters'.$A:.$M];[.$B$100]+3;0)*[.$A110]+VLOOKUP([.$A$7];[$'weapon parameters'.$A$17:.$M$20];13;0)*[.H$6]*[.$A18]" office:value-type="float" office:value="19" calcext:value-type="float">
            <text:p>19</text:p>
          </table:table-cell>
          <table:table-cell table:style-name="ce18" table:formula="of:=VLOOKUP([.I$1];[$'weapon parameters'.$A:.$M];[.$B$100]+0;0)+VLOOKUP([.I$1];[$'weapon parameters'.$A:.$M];[.$B$100]+3;0)*[.$A110]+VLOOKUP([.$A$7];[$'weapon parameters'.$A$17:.$M$20];13;0)*[.I$6]*[.$A18]" office:value-type="float" office:value="19" calcext:value-type="float">
            <text:p>19</text:p>
          </table:table-cell>
          <table:table-cell table:style-name="ce18" table:formula="of:=VLOOKUP([.J$1];[$'weapon parameters'.$A:.$M];[.$B$100]+0;0)+VLOOKUP([.J$1];[$'weapon parameters'.$A:.$M];[.$B$100]+3;0)*[.$A110]+VLOOKUP([.$A$7];[$'weapon parameters'.$A$17:.$M$20];13;0)*[.J$6]*[.$A18]" office:value-type="float" office:value="19" calcext:value-type="float">
            <text:p>19</text:p>
          </table:table-cell>
          <table:table-cell table:style-name="ce18" table:formula="of:=VLOOKUP([.K$1];[$'weapon parameters'.$A:.$M];[.$B$100]+0;0)+VLOOKUP([.K$1];[$'weapon parameters'.$A:.$M];[.$B$100]+3;0)*[.$A110]+VLOOKUP([.$A$7];[$'weapon parameters'.$A$17:.$M$20];13;0)*[.K$6]*[.$A18]" office:value-type="float" office:value="19" calcext:value-type="float">
            <text:p>19</text:p>
          </table:table-cell>
          <table:table-cell table:style-name="ce18" table:formula="of:=VLOOKUP([.L$1];[$'weapon parameters'.$A:.$M];[.$B$100]+0;0)+VLOOKUP([.L$1];[$'weapon parameters'.$A:.$M];[.$B$100]+3;0)*[.$A110]+VLOOKUP([.$A$7];[$'weapon parameters'.$A$17:.$M$20];13;0)*[.L$6]*[.$A18]" office:value-type="float" office:value="19" calcext:value-type="float">
            <text:p>19</text:p>
          </table:table-cell>
          <table:table-cell table:style-name="ce18" table:formula="of:=VLOOKUP([.M$1];[$'weapon parameters'.$A:.$M];[.$B$100]+0;0)+VLOOKUP([.M$1];[$'weapon parameters'.$A:.$M];[.$B$100]+3;0)*[.$A110]+VLOOKUP([.$A$7];[$'weapon parameters'.$A$17:.$M$20];13;0)*[.M$6]*[.$A18]" office:value-type="float" office:value="19" calcext:value-type="float">
            <text:p>19</text:p>
          </table:table-cell>
          <table:table-cell table:style-name="ce18" table:formula="of:=VLOOKUP([.N$1];[$'weapon parameters'.$A:.$M];[.$B$100]+0;0)+VLOOKUP([.N$1];[$'weapon parameters'.$A:.$M];[.$B$100]+3;0)*[.$A110]+VLOOKUP([.$A$7];[$'weapon parameters'.$A$17:.$M$20];13;0)*[.N$6]*[.$A18]" office:value-type="float" office:value="19" calcext:value-type="float">
            <text:p>19</text:p>
          </table:table-cell>
          <table:table-cell table:style-name="ce18" table:formula="of:=VLOOKUP([.O$1];[$'weapon parameters'.$A:.$M];[.$B$100]+0;0)+VLOOKUP([.O$1];[$'weapon parameters'.$A:.$M];[.$B$100]+3;0)*[.$A110]+VLOOKUP([.$A$7];[$'weapon parameters'.$A$17:.$M$20];13;0)*[.O$6]*[.$A18]" office:value-type="float" office:value="19" calcext:value-type="float">
            <text:p>19</text:p>
          </table:table-cell>
          <table:table-cell table:style-name="ce18" table:formula="of:=VLOOKUP([.P$1];[$'weapon parameters'.$A:.$M];[.$B$100]+0;0)+VLOOKUP([.P$1];[$'weapon parameters'.$A:.$M];[.$B$100]+3;0)*[.$A110]+VLOOKUP([.$A$7];[$'weapon parameters'.$A$17:.$M$20];13;0)*[.P$6]*[.$A18]" office:value-type="float" office:value="19" calcext:value-type="float">
            <text:p>19</text:p>
          </table:table-cell>
          <table:table-cell table:style-name="ce18" table:formula="of:=VLOOKUP([.Q$1];[$'weapon parameters'.$A:.$M];[.$B$100]+0;0)+VLOOKUP([.Q$1];[$'weapon parameters'.$A:.$M];[.$B$100]+3;0)*[.$A110]+VLOOKUP([.$A$7];[$'weapon parameters'.$A$17:.$M$20];13;0)*[.Q$6]*[.$A18]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VLOOKUP([.B$1];[$'weapon parameters'.$A:.$M];[.$B$100]+0;0)+VLOOKUP([.B$1];[$'weapon parameters'.$A:.$M];[.$B$100]+3;0)*[.$A111]+VLOOKUP([.$A$7];[$'weapon parameters'.$A$17:.$M$20];13;0)*[.B$6]*[.$A19]" office:value-type="float" office:value="20" calcext:value-type="float">
            <text:p>20</text:p>
          </table:table-cell>
          <table:table-cell table:style-name="ce18" table:formula="of:=VLOOKUP([.C$1];[$'weapon parameters'.$A:.$M];[.$B$100]+0;0)+VLOOKUP([.C$1];[$'weapon parameters'.$A:.$M];[.$B$100]+3;0)*[.$A111]+VLOOKUP([.$A$7];[$'weapon parameters'.$A$17:.$M$20];13;0)*[.C$6]*[.$A19]" office:value-type="float" office:value="20" calcext:value-type="float">
            <text:p>20</text:p>
          </table:table-cell>
          <table:table-cell table:style-name="ce18" table:formula="of:=VLOOKUP([.D$1];[$'weapon parameters'.$A:.$M];[.$B$100]+0;0)+VLOOKUP([.D$1];[$'weapon parameters'.$A:.$M];[.$B$100]+3;0)*[.$A111]+VLOOKUP([.$A$7];[$'weapon parameters'.$A$17:.$M$20];13;0)*[.D$6]*[.$A19]" office:value-type="float" office:value="20" calcext:value-type="float">
            <text:p>20</text:p>
          </table:table-cell>
          <table:table-cell table:style-name="ce18" table:formula="of:=VLOOKUP([.E$1];[$'weapon parameters'.$A:.$M];[.$B$100]+0;0)+VLOOKUP([.E$1];[$'weapon parameters'.$A:.$M];[.$B$100]+3;0)*[.$A111]+VLOOKUP([.$A$7];[$'weapon parameters'.$A$17:.$M$20];13;0)*[.E$6]*[.$A19]" office:value-type="float" office:value="20" calcext:value-type="float">
            <text:p>20</text:p>
          </table:table-cell>
          <table:table-cell table:style-name="ce18" table:formula="of:=VLOOKUP([.F$1];[$'weapon parameters'.$A:.$M];[.$B$100]+0;0)+VLOOKUP([.F$1];[$'weapon parameters'.$A:.$M];[.$B$100]+3;0)*[.$A111]+VLOOKUP([.$A$7];[$'weapon parameters'.$A$17:.$M$20];13;0)*[.F$6]*[.$A19]" office:value-type="float" office:value="20" calcext:value-type="float">
            <text:p>20</text:p>
          </table:table-cell>
          <table:table-cell table:style-name="ce18" table:formula="of:=VLOOKUP([.G$1];[$'weapon parameters'.$A:.$M];[.$B$100]+0;0)+VLOOKUP([.G$1];[$'weapon parameters'.$A:.$M];[.$B$100]+3;0)*[.$A111]+VLOOKUP([.$A$7];[$'weapon parameters'.$A$17:.$M$20];13;0)*[.G$6]*[.$A19]" office:value-type="float" office:value="20" calcext:value-type="float">
            <text:p>20</text:p>
          </table:table-cell>
          <table:table-cell table:style-name="ce18" table:formula="of:=VLOOKUP([.H$1];[$'weapon parameters'.$A:.$M];[.$B$100]+0;0)+VLOOKUP([.H$1];[$'weapon parameters'.$A:.$M];[.$B$100]+3;0)*[.$A111]+VLOOKUP([.$A$7];[$'weapon parameters'.$A$17:.$M$20];13;0)*[.H$6]*[.$A19]" office:value-type="float" office:value="20" calcext:value-type="float">
            <text:p>20</text:p>
          </table:table-cell>
          <table:table-cell table:style-name="ce18" table:formula="of:=VLOOKUP([.I$1];[$'weapon parameters'.$A:.$M];[.$B$100]+0;0)+VLOOKUP([.I$1];[$'weapon parameters'.$A:.$M];[.$B$100]+3;0)*[.$A111]+VLOOKUP([.$A$7];[$'weapon parameters'.$A$17:.$M$20];13;0)*[.I$6]*[.$A19]" office:value-type="float" office:value="20" calcext:value-type="float">
            <text:p>20</text:p>
          </table:table-cell>
          <table:table-cell table:style-name="ce18" table:formula="of:=VLOOKUP([.J$1];[$'weapon parameters'.$A:.$M];[.$B$100]+0;0)+VLOOKUP([.J$1];[$'weapon parameters'.$A:.$M];[.$B$100]+3;0)*[.$A111]+VLOOKUP([.$A$7];[$'weapon parameters'.$A$17:.$M$20];13;0)*[.J$6]*[.$A19]" office:value-type="float" office:value="20" calcext:value-type="float">
            <text:p>20</text:p>
          </table:table-cell>
          <table:table-cell table:style-name="ce18" table:formula="of:=VLOOKUP([.K$1];[$'weapon parameters'.$A:.$M];[.$B$100]+0;0)+VLOOKUP([.K$1];[$'weapon parameters'.$A:.$M];[.$B$100]+3;0)*[.$A111]+VLOOKUP([.$A$7];[$'weapon parameters'.$A$17:.$M$20];13;0)*[.K$6]*[.$A19]" office:value-type="float" office:value="20" calcext:value-type="float">
            <text:p>20</text:p>
          </table:table-cell>
          <table:table-cell table:style-name="ce18" table:formula="of:=VLOOKUP([.L$1];[$'weapon parameters'.$A:.$M];[.$B$100]+0;0)+VLOOKUP([.L$1];[$'weapon parameters'.$A:.$M];[.$B$100]+3;0)*[.$A111]+VLOOKUP([.$A$7];[$'weapon parameters'.$A$17:.$M$20];13;0)*[.L$6]*[.$A19]" office:value-type="float" office:value="20" calcext:value-type="float">
            <text:p>20</text:p>
          </table:table-cell>
          <table:table-cell table:style-name="ce18" table:formula="of:=VLOOKUP([.M$1];[$'weapon parameters'.$A:.$M];[.$B$100]+0;0)+VLOOKUP([.M$1];[$'weapon parameters'.$A:.$M];[.$B$100]+3;0)*[.$A111]+VLOOKUP([.$A$7];[$'weapon parameters'.$A$17:.$M$20];13;0)*[.M$6]*[.$A19]" office:value-type="float" office:value="20" calcext:value-type="float">
            <text:p>20</text:p>
          </table:table-cell>
          <table:table-cell table:style-name="ce18" table:formula="of:=VLOOKUP([.N$1];[$'weapon parameters'.$A:.$M];[.$B$100]+0;0)+VLOOKUP([.N$1];[$'weapon parameters'.$A:.$M];[.$B$100]+3;0)*[.$A111]+VLOOKUP([.$A$7];[$'weapon parameters'.$A$17:.$M$20];13;0)*[.N$6]*[.$A19]" office:value-type="float" office:value="20" calcext:value-type="float">
            <text:p>20</text:p>
          </table:table-cell>
          <table:table-cell table:style-name="ce18" table:formula="of:=VLOOKUP([.O$1];[$'weapon parameters'.$A:.$M];[.$B$100]+0;0)+VLOOKUP([.O$1];[$'weapon parameters'.$A:.$M];[.$B$100]+3;0)*[.$A111]+VLOOKUP([.$A$7];[$'weapon parameters'.$A$17:.$M$20];13;0)*[.O$6]*[.$A19]" office:value-type="float" office:value="20" calcext:value-type="float">
            <text:p>20</text:p>
          </table:table-cell>
          <table:table-cell table:style-name="ce18" table:formula="of:=VLOOKUP([.P$1];[$'weapon parameters'.$A:.$M];[.$B$100]+0;0)+VLOOKUP([.P$1];[$'weapon parameters'.$A:.$M];[.$B$100]+3;0)*[.$A111]+VLOOKUP([.$A$7];[$'weapon parameters'.$A$17:.$M$20];13;0)*[.P$6]*[.$A19]" office:value-type="float" office:value="20" calcext:value-type="float">
            <text:p>20</text:p>
          </table:table-cell>
          <table:table-cell table:style-name="ce18" table:formula="of:=VLOOKUP([.Q$1];[$'weapon parameters'.$A:.$M];[.$B$100]+0;0)+VLOOKUP([.Q$1];[$'weapon parameters'.$A:.$M];[.$B$100]+3;0)*[.$A111]+VLOOKUP([.$A$7];[$'weapon parameters'.$A$17:.$M$20];13;0)*[.Q$6]*[.$A19]" office:value-type="float" office:value="20" calcext:value-type="float">
            <text:p>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1</text:p>
          </table:table-cell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table:formula="of:=VLOOKUP([.B$1];[$'weapon parameters'.$A:.$M];[.$B$100]+6;0)+VLOOKUP([.B$1];[$'weapon parameters'.$A:.$M];[.$B$100]+9;0)*[.B$4]*[.$A113]" office:value-type="float" office:value="12" calcext:value-type="float">
            <text:p>12</text:p>
          </table:table-cell>
          <table:table-cell table:style-name="ce18" table:formula="of:=VLOOKUP([.C$1];[$'weapon parameters'.$A:.$M];[.$B$100]+6;0)+VLOOKUP([.C$1];[$'weapon parameters'.$A:.$M];[.$B$100]+9;0)*[.C$4]*[.$A113]" office:value-type="float" office:value="18" calcext:value-type="float">
            <text:p>18</text:p>
          </table:table-cell>
          <table:table-cell table:style-name="ce18" table:formula="of:=VLOOKUP([.D$1];[$'weapon parameters'.$A:.$M];[.$B$100]+6;0)+VLOOKUP([.D$1];[$'weapon parameters'.$A:.$M];[.$B$100]+9;0)*[.D$4]*[.$A113]" office:value-type="float" office:value="11.6185055604481" calcext:value-type="float">
            <text:p>12</text:p>
          </table:table-cell>
          <table:table-cell table:style-name="ce18" table:formula="of:=VLOOKUP([.E$1];[$'weapon parameters'.$A:.$M];[.$B$100]+6;0)+VLOOKUP([.E$1];[$'weapon parameters'.$A:.$M];[.$B$100]+9;0)*[.E$4]*[.$A113]" office:value-type="float" office:value="20.5020118880216" calcext:value-type="float">
            <text:p>21</text:p>
          </table:table-cell>
          <table:table-cell table:style-name="ce18" table:formula="of:=VLOOKUP([.F$1];[$'weapon parameters'.$A:.$M];[.$B$100]+6;0)+VLOOKUP([.F$1];[$'weapon parameters'.$A:.$M];[.$B$100]+9;0)*[.F$4]*[.$A113]" office:value-type="float" office:value="23.3634135800932" calcext:value-type="float">
            <text:p>23</text:p>
          </table:table-cell>
          <table:table-cell table:style-name="ce18" table:formula="of:=VLOOKUP([.G$1];[$'weapon parameters'.$A:.$M];[.$B$100]+6;0)+VLOOKUP([.G$1];[$'weapon parameters'.$A:.$M];[.$B$100]+9;0)*[.G$4]*[.$A113]" office:value-type="float" office:value="19.1991134443263" calcext:value-type="float">
            <text:p>19</text:p>
          </table:table-cell>
          <table:table-cell table:style-name="ce18" table:formula="of:=VLOOKUP([.H$1];[$'weapon parameters'.$A:.$M];[.$B$100]+6;0)+VLOOKUP([.H$1];[$'weapon parameters'.$A:.$M];[.$B$100]+9;0)*[.H$4]*[.$A113]" office:value-type="float" office:value="23.4610735419185" calcext:value-type="float">
            <text:p>23</text:p>
          </table:table-cell>
          <table:table-cell table:style-name="ce18" table:formula="of:=VLOOKUP([.I$1];[$'weapon parameters'.$A:.$M];[.$B$100]+6;0)+VLOOKUP([.I$1];[$'weapon parameters'.$A:.$M];[.$B$100]+9;0)*[.I$4]*[.$A113]" office:value-type="float" office:value="31.0972223927883" calcext:value-type="float">
            <text:p>31</text:p>
          </table:table-cell>
          <table:table-cell table:style-name="ce18" table:formula="of:=VLOOKUP([.J$1];[$'weapon parameters'.$A:.$M];[.$B$100]+6;0)+VLOOKUP([.J$1];[$'weapon parameters'.$A:.$M];[.$B$100]+9;0)*[.J$4]*[.$A113]" office:value-type="float" office:value="29.8291860268324" calcext:value-type="float">
            <text:p>30</text:p>
          </table:table-cell>
          <table:table-cell table:style-name="ce18" table:formula="of:=VLOOKUP([.K$1];[$'weapon parameters'.$A:.$M];[.$B$100]+6;0)+VLOOKUP([.K$1];[$'weapon parameters'.$A:.$M];[.$B$100]+9;0)*[.K$4]*[.$A113]" office:value-type="float" office:value="12.0227838834052" calcext:value-type="float">
            <text:p>12</text:p>
          </table:table-cell>
          <table:table-cell table:style-name="ce18" table:formula="of:=VLOOKUP([.L$1];[$'weapon parameters'.$A:.$M];[.$B$100]+6;0)+VLOOKUP([.L$1];[$'weapon parameters'.$A:.$M];[.$B$100]+9;0)*[.L$4]*[.$A113]" office:value-type="float" office:value="18" calcext:value-type="float">
            <text:p>18</text:p>
          </table:table-cell>
          <table:table-cell table:style-name="ce18" table:formula="of:=VLOOKUP([.M$1];[$'weapon parameters'.$A:.$M];[.$B$100]+6;0)+VLOOKUP([.M$1];[$'weapon parameters'.$A:.$M];[.$B$100]+9;0)*[.M$4]*[.$A113]" office:value-type="float" office:value="20.2254776722226" calcext:value-type="float">
            <text:p>20</text:p>
          </table:table-cell>
          <table:table-cell table:style-name="ce18" table:formula="of:=VLOOKUP([.N$1];[$'weapon parameters'.$A:.$M];[.$B$100]+6;0)+VLOOKUP([.N$1];[$'weapon parameters'.$A:.$M];[.$B$100]+9;0)*[.N$4]*[.$A113]" office:value-type="float" office:value="23.058641975109" calcext:value-type="float">
            <text:p>23</text:p>
          </table:table-cell>
          <table:table-cell table:style-name="ce18" table:formula="of:=VLOOKUP([.O$1];[$'weapon parameters'.$A:.$M];[.$B$100]+6;0)+VLOOKUP([.O$1];[$'weapon parameters'.$A:.$M];[.$B$100]+9;0)*[.O$4]*[.$A113]" office:value-type="float" office:value="18.8729147259427" calcext:value-type="float">
            <text:p>19</text:p>
          </table:table-cell>
          <table:table-cell table:style-name="ce18" table:formula="of:=VLOOKUP([.P$1];[$'weapon parameters'.$A:.$M];[.$B$100]+6;0)+VLOOKUP([.P$1];[$'weapon parameters'.$A:.$M];[.$B$100]+9;0)*[.P$4]*[.$A113]" office:value-type="float" office:value="7.2457936535814" calcext:value-type="float">
            <text:p>7</text:p>
          </table:table-cell>
          <table:table-cell table:style-name="ce18" table:formula="of:=VLOOKUP([.Q$1];[$'weapon parameters'.$A:.$M];[.$B$100]+6;0)+VLOOKUP([.Q$1];[$'weapon parameters'.$A:.$M];[.$B$100]+9;0)*[.Q$4]*[.$A113]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VLOOKUP([.B$1];[$'weapon parameters'.$A:.$M];[.$B$100]+6;0)+VLOOKUP([.B$1];[$'weapon parameters'.$A:.$M];[.$B$100]+9;0)*[.B$4]*[.$A114]" office:value-type="float" office:value="12" calcext:value-type="float">
            <text:p>12</text:p>
          </table:table-cell>
          <table:table-cell table:style-name="ce18" table:formula="of:=VLOOKUP([.C$1];[$'weapon parameters'.$A:.$M];[.$B$100]+6;0)+VLOOKUP([.C$1];[$'weapon parameters'.$A:.$M];[.$B$100]+9;0)*[.C$4]*[.$A114]" office:value-type="float" office:value="18" calcext:value-type="float">
            <text:p>18</text:p>
          </table:table-cell>
          <table:table-cell table:style-name="ce18" table:formula="of:=VLOOKUP([.D$1];[$'weapon parameters'.$A:.$M];[.$B$100]+6;0)+VLOOKUP([.D$1];[$'weapon parameters'.$A:.$M];[.$B$100]+9;0)*[.D$4]*[.$A114]" office:value-type="float" office:value="12.2370111208962" calcext:value-type="float">
            <text:p>12</text:p>
          </table:table-cell>
          <table:table-cell table:style-name="ce18" table:formula="of:=VLOOKUP([.E$1];[$'weapon parameters'.$A:.$M];[.$B$100]+6;0)+VLOOKUP([.E$1];[$'weapon parameters'.$A:.$M];[.$B$100]+9;0)*[.E$4]*[.$A114]" office:value-type="float" office:value="24.0040237760432" calcext:value-type="float">
            <text:p>24</text:p>
          </table:table-cell>
          <table:table-cell table:style-name="ce18" table:formula="of:=VLOOKUP([.F$1];[$'weapon parameters'.$A:.$M];[.$B$100]+6;0)+VLOOKUP([.F$1];[$'weapon parameters'.$A:.$M];[.$B$100]+9;0)*[.F$4]*[.$A114]" office:value-type="float" office:value="26.7268271601864" calcext:value-type="float">
            <text:p>27</text:p>
          </table:table-cell>
          <table:table-cell table:style-name="ce18" table:formula="of:=VLOOKUP([.G$1];[$'weapon parameters'.$A:.$M];[.$B$100]+6;0)+VLOOKUP([.G$1];[$'weapon parameters'.$A:.$M];[.$B$100]+9;0)*[.G$4]*[.$A114]" office:value-type="float" office:value="22.3982268886525" calcext:value-type="float">
            <text:p>22</text:p>
          </table:table-cell>
          <table:table-cell table:style-name="ce18" table:formula="of:=VLOOKUP([.H$1];[$'weapon parameters'.$A:.$M];[.$B$100]+6;0)+VLOOKUP([.H$1];[$'weapon parameters'.$A:.$M];[.$B$100]+9;0)*[.H$4]*[.$A114]" office:value-type="float" office:value="26.9221470838369" calcext:value-type="float">
            <text:p>27</text:p>
          </table:table-cell>
          <table:table-cell table:style-name="ce18" table:formula="of:=VLOOKUP([.I$1];[$'weapon parameters'.$A:.$M];[.$B$100]+6;0)+VLOOKUP([.I$1];[$'weapon parameters'.$A:.$M];[.$B$100]+9;0)*[.I$4]*[.$A114]" office:value-type="float" office:value="38.1944447855766" calcext:value-type="float">
            <text:p>38</text:p>
          </table:table-cell>
          <table:table-cell table:style-name="ce18" table:formula="of:=VLOOKUP([.J$1];[$'weapon parameters'.$A:.$M];[.$B$100]+6;0)+VLOOKUP([.J$1];[$'weapon parameters'.$A:.$M];[.$B$100]+9;0)*[.J$4]*[.$A114]" office:value-type="float" office:value="36.6583720536647" calcext:value-type="float">
            <text:p>37</text:p>
          </table:table-cell>
          <table:table-cell table:style-name="ce18" table:formula="of:=VLOOKUP([.K$1];[$'weapon parameters'.$A:.$M];[.$B$100]+6;0)+VLOOKUP([.K$1];[$'weapon parameters'.$A:.$M];[.$B$100]+9;0)*[.K$4]*[.$A114]" office:value-type="float" office:value="13.0455677668105" calcext:value-type="float">
            <text:p>13</text:p>
          </table:table-cell>
          <table:table-cell table:style-name="ce18" table:formula="of:=VLOOKUP([.L$1];[$'weapon parameters'.$A:.$M];[.$B$100]+6;0)+VLOOKUP([.L$1];[$'weapon parameters'.$A:.$M];[.$B$100]+9;0)*[.L$4]*[.$A114]" office:value-type="float" office:value="18" calcext:value-type="float">
            <text:p>18</text:p>
          </table:table-cell>
          <table:table-cell table:style-name="ce18" table:formula="of:=VLOOKUP([.M$1];[$'weapon parameters'.$A:.$M];[.$B$100]+6;0)+VLOOKUP([.M$1];[$'weapon parameters'.$A:.$M];[.$B$100]+9;0)*[.M$4]*[.$A114]" office:value-type="float" office:value="23.4509553444453" calcext:value-type="float">
            <text:p>23</text:p>
          </table:table-cell>
          <table:table-cell table:style-name="ce18" table:formula="of:=VLOOKUP([.N$1];[$'weapon parameters'.$A:.$M];[.$B$100]+6;0)+VLOOKUP([.N$1];[$'weapon parameters'.$A:.$M];[.$B$100]+9;0)*[.N$4]*[.$A114]" office:value-type="float" office:value="26.1172839502181" calcext:value-type="float">
            <text:p>26</text:p>
          </table:table-cell>
          <table:table-cell table:style-name="ce18" table:formula="of:=VLOOKUP([.O$1];[$'weapon parameters'.$A:.$M];[.$B$100]+6;0)+VLOOKUP([.O$1];[$'weapon parameters'.$A:.$M];[.$B$100]+9;0)*[.O$4]*[.$A114]" office:value-type="float" office:value="21.7458294518855" calcext:value-type="float">
            <text:p>22</text:p>
          </table:table-cell>
          <table:table-cell table:style-name="ce18" table:formula="of:=VLOOKUP([.P$1];[$'weapon parameters'.$A:.$M];[.$B$100]+6;0)+VLOOKUP([.P$1];[$'weapon parameters'.$A:.$M];[.$B$100]+9;0)*[.P$4]*[.$A114]" office:value-type="float" office:value="14.4915873071628" calcext:value-type="float">
            <text:p>14</text:p>
          </table:table-cell>
          <table:table-cell table:style-name="ce18" table:formula="of:=VLOOKUP([.Q$1];[$'weapon parameters'.$A:.$M];[.$B$100]+6;0)+VLOOKUP([.Q$1];[$'weapon parameters'.$A:.$M];[.$B$100]+9;0)*[.Q$4]*[.$A114]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formula="of:=VLOOKUP([.B$1];[$'weapon parameters'.$A:.$M];[.$B$100]+6;0)+VLOOKUP([.B$1];[$'weapon parameters'.$A:.$M];[.$B$100]+9;0)*[.B$4]*[.$A115]" office:value-type="float" office:value="12" calcext:value-type="float">
            <text:p>12</text:p>
          </table:table-cell>
          <table:table-cell table:style-name="ce18" table:formula="of:=VLOOKUP([.C$1];[$'weapon parameters'.$A:.$M];[.$B$100]+6;0)+VLOOKUP([.C$1];[$'weapon parameters'.$A:.$M];[.$B$100]+9;0)*[.C$4]*[.$A115]" office:value-type="float" office:value="18" calcext:value-type="float">
            <text:p>18</text:p>
          </table:table-cell>
          <table:table-cell table:style-name="ce18" table:formula="of:=VLOOKUP([.D$1];[$'weapon parameters'.$A:.$M];[.$B$100]+6;0)+VLOOKUP([.D$1];[$'weapon parameters'.$A:.$M];[.$B$100]+9;0)*[.D$4]*[.$A115]" office:value-type="float" office:value="12.8555166813443" calcext:value-type="float">
            <text:p>13</text:p>
          </table:table-cell>
          <table:table-cell table:style-name="ce18" table:formula="of:=VLOOKUP([.E$1];[$'weapon parameters'.$A:.$M];[.$B$100]+6;0)+VLOOKUP([.E$1];[$'weapon parameters'.$A:.$M];[.$B$100]+9;0)*[.E$4]*[.$A115]" office:value-type="float" office:value="27.5060356640648" calcext:value-type="float">
            <text:p>28</text:p>
          </table:table-cell>
          <table:table-cell table:style-name="ce18" table:formula="of:=VLOOKUP([.F$1];[$'weapon parameters'.$A:.$M];[.$B$100]+6;0)+VLOOKUP([.F$1];[$'weapon parameters'.$A:.$M];[.$B$100]+9;0)*[.F$4]*[.$A115]" office:value-type="float" office:value="30.0902407402796" calcext:value-type="float">
            <text:p>30</text:p>
          </table:table-cell>
          <table:table-cell table:style-name="ce18" table:formula="of:=VLOOKUP([.G$1];[$'weapon parameters'.$A:.$M];[.$B$100]+6;0)+VLOOKUP([.G$1];[$'weapon parameters'.$A:.$M];[.$B$100]+9;0)*[.G$4]*[.$A115]" office:value-type="float" office:value="25.5973403329788" calcext:value-type="float">
            <text:p>26</text:p>
          </table:table-cell>
          <table:table-cell table:style-name="ce18" table:formula="of:=VLOOKUP([.H$1];[$'weapon parameters'.$A:.$M];[.$B$100]+6;0)+VLOOKUP([.H$1];[$'weapon parameters'.$A:.$M];[.$B$100]+9;0)*[.H$4]*[.$A115]" office:value-type="float" office:value="30.3832206257554" calcext:value-type="float">
            <text:p>30</text:p>
          </table:table-cell>
          <table:table-cell table:style-name="ce18" table:formula="of:=VLOOKUP([.I$1];[$'weapon parameters'.$A:.$M];[.$B$100]+6;0)+VLOOKUP([.I$1];[$'weapon parameters'.$A:.$M];[.$B$100]+9;0)*[.I$4]*[.$A115]" office:value-type="float" office:value="45.2916671783648" calcext:value-type="float">
            <text:p>45</text:p>
          </table:table-cell>
          <table:table-cell table:style-name="ce18" table:formula="of:=VLOOKUP([.J$1];[$'weapon parameters'.$A:.$M];[.$B$100]+6;0)+VLOOKUP([.J$1];[$'weapon parameters'.$A:.$M];[.$B$100]+9;0)*[.J$4]*[.$A115]" office:value-type="float" office:value="43.4875580804971" calcext:value-type="float">
            <text:p>43</text:p>
          </table:table-cell>
          <table:table-cell table:style-name="ce18" table:formula="of:=VLOOKUP([.K$1];[$'weapon parameters'.$A:.$M];[.$B$100]+6;0)+VLOOKUP([.K$1];[$'weapon parameters'.$A:.$M];[.$B$100]+9;0)*[.K$4]*[.$A115]" office:value-type="float" office:value="14.0683516502157" calcext:value-type="float">
            <text:p>14</text:p>
          </table:table-cell>
          <table:table-cell table:style-name="ce18" table:formula="of:=VLOOKUP([.L$1];[$'weapon parameters'.$A:.$M];[.$B$100]+6;0)+VLOOKUP([.L$1];[$'weapon parameters'.$A:.$M];[.$B$100]+9;0)*[.L$4]*[.$A115]" office:value-type="float" office:value="18" calcext:value-type="float">
            <text:p>18</text:p>
          </table:table-cell>
          <table:table-cell table:style-name="ce18" table:formula="of:=VLOOKUP([.M$1];[$'weapon parameters'.$A:.$M];[.$B$100]+6;0)+VLOOKUP([.M$1];[$'weapon parameters'.$A:.$M];[.$B$100]+9;0)*[.M$4]*[.$A115]" office:value-type="float" office:value="26.6764330166679" calcext:value-type="float">
            <text:p>27</text:p>
          </table:table-cell>
          <table:table-cell table:style-name="ce18" table:formula="of:=VLOOKUP([.N$1];[$'weapon parameters'.$A:.$M];[.$B$100]+6;0)+VLOOKUP([.N$1];[$'weapon parameters'.$A:.$M];[.$B$100]+9;0)*[.N$4]*[.$A115]" office:value-type="float" office:value="29.1759259253271" calcext:value-type="float">
            <text:p>29</text:p>
          </table:table-cell>
          <table:table-cell table:style-name="ce18" table:formula="of:=VLOOKUP([.O$1];[$'weapon parameters'.$A:.$M];[.$B$100]+6;0)+VLOOKUP([.O$1];[$'weapon parameters'.$A:.$M];[.$B$100]+9;0)*[.O$4]*[.$A115]" office:value-type="float" office:value="24.6187441778282" calcext:value-type="float">
            <text:p>25</text:p>
          </table:table-cell>
          <table:table-cell table:style-name="ce18" table:formula="of:=VLOOKUP([.P$1];[$'weapon parameters'.$A:.$M];[.$B$100]+6;0)+VLOOKUP([.P$1];[$'weapon parameters'.$A:.$M];[.$B$100]+9;0)*[.P$4]*[.$A115]" office:value-type="float" office:value="21.7373809607442" calcext:value-type="float">
            <text:p>22</text:p>
          </table:table-cell>
          <table:table-cell table:style-name="ce18" table:formula="of:=VLOOKUP([.Q$1];[$'weapon parameters'.$A:.$M];[.$B$100]+6;0)+VLOOKUP([.Q$1];[$'weapon parameters'.$A:.$M];[.$B$100]+9;0)*[.Q$4]*[.$A115]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formula="of:=VLOOKUP([.B$1];[$'weapon parameters'.$A:.$M];[.$B$100]+6;0)+VLOOKUP([.B$1];[$'weapon parameters'.$A:.$M];[.$B$100]+9;0)*[.B$4]*[.$A116]" office:value-type="float" office:value="12" calcext:value-type="float">
            <text:p>12</text:p>
          </table:table-cell>
          <table:table-cell table:style-name="ce18" table:formula="of:=VLOOKUP([.C$1];[$'weapon parameters'.$A:.$M];[.$B$100]+6;0)+VLOOKUP([.C$1];[$'weapon parameters'.$A:.$M];[.$B$100]+9;0)*[.C$4]*[.$A116]" office:value-type="float" office:value="18" calcext:value-type="float">
            <text:p>18</text:p>
          </table:table-cell>
          <table:table-cell table:style-name="ce18" table:formula="of:=VLOOKUP([.D$1];[$'weapon parameters'.$A:.$M];[.$B$100]+6;0)+VLOOKUP([.D$1];[$'weapon parameters'.$A:.$M];[.$B$100]+9;0)*[.D$4]*[.$A116]" office:value-type="float" office:value="13.4740222417924" calcext:value-type="float">
            <text:p>13</text:p>
          </table:table-cell>
          <table:table-cell table:style-name="ce18" table:formula="of:=VLOOKUP([.E$1];[$'weapon parameters'.$A:.$M];[.$B$100]+6;0)+VLOOKUP([.E$1];[$'weapon parameters'.$A:.$M];[.$B$100]+9;0)*[.E$4]*[.$A116]" office:value-type="float" office:value="31.0080475520864" calcext:value-type="float">
            <text:p>31</text:p>
          </table:table-cell>
          <table:table-cell table:style-name="ce18" table:formula="of:=VLOOKUP([.F$1];[$'weapon parameters'.$A:.$M];[.$B$100]+6;0)+VLOOKUP([.F$1];[$'weapon parameters'.$A:.$M];[.$B$100]+9;0)*[.F$4]*[.$A116]" office:value-type="float" office:value="33.4536543203728" calcext:value-type="float">
            <text:p>33</text:p>
          </table:table-cell>
          <table:table-cell table:style-name="ce18" table:formula="of:=VLOOKUP([.G$1];[$'weapon parameters'.$A:.$M];[.$B$100]+6;0)+VLOOKUP([.G$1];[$'weapon parameters'.$A:.$M];[.$B$100]+9;0)*[.G$4]*[.$A116]" office:value-type="float" office:value="28.7964537773051" calcext:value-type="float">
            <text:p>29</text:p>
          </table:table-cell>
          <table:table-cell table:style-name="ce18" table:formula="of:=VLOOKUP([.H$1];[$'weapon parameters'.$A:.$M];[.$B$100]+6;0)+VLOOKUP([.H$1];[$'weapon parameters'.$A:.$M];[.$B$100]+9;0)*[.H$4]*[.$A116]" office:value-type="float" office:value="33.8442941676739" calcext:value-type="float">
            <text:p>34</text:p>
          </table:table-cell>
          <table:table-cell table:style-name="ce18" table:formula="of:=VLOOKUP([.I$1];[$'weapon parameters'.$A:.$M];[.$B$100]+6;0)+VLOOKUP([.I$1];[$'weapon parameters'.$A:.$M];[.$B$100]+9;0)*[.I$4]*[.$A116]" office:value-type="float" office:value="52.3888895711531" calcext:value-type="float">
            <text:p>52</text:p>
          </table:table-cell>
          <table:table-cell table:style-name="ce18" table:formula="of:=VLOOKUP([.J$1];[$'weapon parameters'.$A:.$M];[.$B$100]+6;0)+VLOOKUP([.J$1];[$'weapon parameters'.$A:.$M];[.$B$100]+9;0)*[.J$4]*[.$A116]" office:value-type="float" office:value="50.3167441073295" calcext:value-type="float">
            <text:p>50</text:p>
          </table:table-cell>
          <table:table-cell table:style-name="ce18" table:formula="of:=VLOOKUP([.K$1];[$'weapon parameters'.$A:.$M];[.$B$100]+6;0)+VLOOKUP([.K$1];[$'weapon parameters'.$A:.$M];[.$B$100]+9;0)*[.K$4]*[.$A116]" office:value-type="float" office:value="15.0911355336209" calcext:value-type="float">
            <text:p>15</text:p>
          </table:table-cell>
          <table:table-cell table:style-name="ce18" table:formula="of:=VLOOKUP([.L$1];[$'weapon parameters'.$A:.$M];[.$B$100]+6;0)+VLOOKUP([.L$1];[$'weapon parameters'.$A:.$M];[.$B$100]+9;0)*[.L$4]*[.$A116]" office:value-type="float" office:value="18" calcext:value-type="float">
            <text:p>18</text:p>
          </table:table-cell>
          <table:table-cell table:style-name="ce18" table:formula="of:=VLOOKUP([.M$1];[$'weapon parameters'.$A:.$M];[.$B$100]+6;0)+VLOOKUP([.M$1];[$'weapon parameters'.$A:.$M];[.$B$100]+9;0)*[.M$4]*[.$A116]" office:value-type="float" office:value="29.9019106888905" calcext:value-type="float">
            <text:p>30</text:p>
          </table:table-cell>
          <table:table-cell table:style-name="ce18" table:formula="of:=VLOOKUP([.N$1];[$'weapon parameters'.$A:.$M];[.$B$100]+6;0)+VLOOKUP([.N$1];[$'weapon parameters'.$A:.$M];[.$B$100]+9;0)*[.N$4]*[.$A116]" office:value-type="float" office:value="32.2345679004362" calcext:value-type="float">
            <text:p>32</text:p>
          </table:table-cell>
          <table:table-cell table:style-name="ce18" table:formula="of:=VLOOKUP([.O$1];[$'weapon parameters'.$A:.$M];[.$B$100]+6;0)+VLOOKUP([.O$1];[$'weapon parameters'.$A:.$M];[.$B$100]+9;0)*[.O$4]*[.$A116]" office:value-type="float" office:value="27.4916589037709" calcext:value-type="float">
            <text:p>27</text:p>
          </table:table-cell>
          <table:table-cell table:style-name="ce18" table:formula="of:=VLOOKUP([.P$1];[$'weapon parameters'.$A:.$M];[.$B$100]+6;0)+VLOOKUP([.P$1];[$'weapon parameters'.$A:.$M];[.$B$100]+9;0)*[.P$4]*[.$A116]" office:value-type="float" office:value="28.9831746143256" calcext:value-type="float">
            <text:p>29</text:p>
          </table:table-cell>
          <table:table-cell table:style-name="ce18" table:formula="of:=VLOOKUP([.Q$1];[$'weapon parameters'.$A:.$M];[.$B$100]+6;0)+VLOOKUP([.Q$1];[$'weapon parameters'.$A:.$M];[.$B$100]+9;0)*[.Q$4]*[.$A116]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table:formula="of:=VLOOKUP([.B$1];[$'weapon parameters'.$A:.$M];[.$B$100]+6;0)+VLOOKUP([.B$1];[$'weapon parameters'.$A:.$M];[.$B$100]+9;0)*[.B$4]*[.$A117]" office:value-type="float" office:value="12" calcext:value-type="float">
            <text:p>12</text:p>
          </table:table-cell>
          <table:table-cell table:style-name="ce18" table:formula="of:=VLOOKUP([.C$1];[$'weapon parameters'.$A:.$M];[.$B$100]+6;0)+VLOOKUP([.C$1];[$'weapon parameters'.$A:.$M];[.$B$100]+9;0)*[.C$4]*[.$A117]" office:value-type="float" office:value="18" calcext:value-type="float">
            <text:p>18</text:p>
          </table:table-cell>
          <table:table-cell table:style-name="ce18" table:formula="of:=VLOOKUP([.D$1];[$'weapon parameters'.$A:.$M];[.$B$100]+6;0)+VLOOKUP([.D$1];[$'weapon parameters'.$A:.$M];[.$B$100]+9;0)*[.D$4]*[.$A117]" office:value-type="float" office:value="14.0925278022405" calcext:value-type="float">
            <text:p>14</text:p>
          </table:table-cell>
          <table:table-cell table:style-name="ce18" table:formula="of:=VLOOKUP([.E$1];[$'weapon parameters'.$A:.$M];[.$B$100]+6;0)+VLOOKUP([.E$1];[$'weapon parameters'.$A:.$M];[.$B$100]+9;0)*[.E$4]*[.$A117]" office:value-type="float" office:value="34.510059440108" calcext:value-type="float">
            <text:p>35</text:p>
          </table:table-cell>
          <table:table-cell table:style-name="ce18" table:formula="of:=VLOOKUP([.F$1];[$'weapon parameters'.$A:.$M];[.$B$100]+6;0)+VLOOKUP([.F$1];[$'weapon parameters'.$A:.$M];[.$B$100]+9;0)*[.F$4]*[.$A117]" office:value-type="float" office:value="36.817067900466" calcext:value-type="float">
            <text:p>37</text:p>
          </table:table-cell>
          <table:table-cell table:style-name="ce18" table:formula="of:=VLOOKUP([.G$1];[$'weapon parameters'.$A:.$M];[.$B$100]+6;0)+VLOOKUP([.G$1];[$'weapon parameters'.$A:.$M];[.$B$100]+9;0)*[.G$4]*[.$A117]" office:value-type="float" office:value="31.9955672216314" calcext:value-type="float">
            <text:p>32</text:p>
          </table:table-cell>
          <table:table-cell table:style-name="ce18" table:formula="of:=VLOOKUP([.H$1];[$'weapon parameters'.$A:.$M];[.$B$100]+6;0)+VLOOKUP([.H$1];[$'weapon parameters'.$A:.$M];[.$B$100]+9;0)*[.H$4]*[.$A117]" office:value-type="float" office:value="37.3053677095923" calcext:value-type="float">
            <text:p>37</text:p>
          </table:table-cell>
          <table:table-cell table:style-name="ce18" table:formula="of:=VLOOKUP([.I$1];[$'weapon parameters'.$A:.$M];[.$B$100]+6;0)+VLOOKUP([.I$1];[$'weapon parameters'.$A:.$M];[.$B$100]+9;0)*[.I$4]*[.$A117]" office:value-type="float" office:value="59.4861119639414" calcext:value-type="float">
            <text:p>59</text:p>
          </table:table-cell>
          <table:table-cell table:style-name="ce18" table:formula="of:=VLOOKUP([.J$1];[$'weapon parameters'.$A:.$M];[.$B$100]+6;0)+VLOOKUP([.J$1];[$'weapon parameters'.$A:.$M];[.$B$100]+9;0)*[.J$4]*[.$A117]" office:value-type="float" office:value="57.1459301341618" calcext:value-type="float">
            <text:p>57</text:p>
          </table:table-cell>
          <table:table-cell table:style-name="ce18" table:formula="of:=VLOOKUP([.K$1];[$'weapon parameters'.$A:.$M];[.$B$100]+6;0)+VLOOKUP([.K$1];[$'weapon parameters'.$A:.$M];[.$B$100]+9;0)*[.K$4]*[.$A117]" office:value-type="float" office:value="16.1139194170262" calcext:value-type="float">
            <text:p>16</text:p>
          </table:table-cell>
          <table:table-cell table:style-name="ce18" table:formula="of:=VLOOKUP([.L$1];[$'weapon parameters'.$A:.$M];[.$B$100]+6;0)+VLOOKUP([.L$1];[$'weapon parameters'.$A:.$M];[.$B$100]+9;0)*[.L$4]*[.$A117]" office:value-type="float" office:value="18" calcext:value-type="float">
            <text:p>18</text:p>
          </table:table-cell>
          <table:table-cell table:style-name="ce18" table:formula="of:=VLOOKUP([.M$1];[$'weapon parameters'.$A:.$M];[.$B$100]+6;0)+VLOOKUP([.M$1];[$'weapon parameters'.$A:.$M];[.$B$100]+9;0)*[.M$4]*[.$A117]" office:value-type="float" office:value="33.1273883611132" calcext:value-type="float">
            <text:p>33</text:p>
          </table:table-cell>
          <table:table-cell table:style-name="ce18" table:formula="of:=VLOOKUP([.N$1];[$'weapon parameters'.$A:.$M];[.$B$100]+6;0)+VLOOKUP([.N$1];[$'weapon parameters'.$A:.$M];[.$B$100]+9;0)*[.N$4]*[.$A117]" office:value-type="float" office:value="35.2932098755452" calcext:value-type="float">
            <text:p>35</text:p>
          </table:table-cell>
          <table:table-cell table:style-name="ce18" table:formula="of:=VLOOKUP([.O$1];[$'weapon parameters'.$A:.$M];[.$B$100]+6;0)+VLOOKUP([.O$1];[$'weapon parameters'.$A:.$M];[.$B$100]+9;0)*[.O$4]*[.$A117]" office:value-type="float" office:value="30.3645736297136" calcext:value-type="float">
            <text:p>30</text:p>
          </table:table-cell>
          <table:table-cell table:style-name="ce18" table:formula="of:=VLOOKUP([.P$1];[$'weapon parameters'.$A:.$M];[.$B$100]+6;0)+VLOOKUP([.P$1];[$'weapon parameters'.$A:.$M];[.$B$100]+9;0)*[.P$4]*[.$A117]" office:value-type="float" office:value="36.228968267907" calcext:value-type="float">
            <text:p>36</text:p>
          </table:table-cell>
          <table:table-cell table:style-name="ce18" table:formula="of:=VLOOKUP([.Q$1];[$'weapon parameters'.$A:.$M];[.$B$100]+6;0)+VLOOKUP([.Q$1];[$'weapon parameters'.$A:.$M];[.$B$100]+9;0)*[.Q$4]*[.$A117]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table:formula="of:=VLOOKUP([.B$1];[$'weapon parameters'.$A:.$M];[.$B$100]+6;0)+VLOOKUP([.B$1];[$'weapon parameters'.$A:.$M];[.$B$100]+9;0)*[.B$4]*[.$A118]" office:value-type="float" office:value="12" calcext:value-type="float">
            <text:p>12</text:p>
          </table:table-cell>
          <table:table-cell table:style-name="ce18" table:formula="of:=VLOOKUP([.C$1];[$'weapon parameters'.$A:.$M];[.$B$100]+6;0)+VLOOKUP([.C$1];[$'weapon parameters'.$A:.$M];[.$B$100]+9;0)*[.C$4]*[.$A118]" office:value-type="float" office:value="18" calcext:value-type="float">
            <text:p>18</text:p>
          </table:table-cell>
          <table:table-cell table:style-name="ce18" table:formula="of:=VLOOKUP([.D$1];[$'weapon parameters'.$A:.$M];[.$B$100]+6;0)+VLOOKUP([.D$1];[$'weapon parameters'.$A:.$M];[.$B$100]+9;0)*[.D$4]*[.$A118]" office:value-type="float" office:value="14.7110333626886" calcext:value-type="float">
            <text:p>15</text:p>
          </table:table-cell>
          <table:table-cell table:style-name="ce18" table:formula="of:=VLOOKUP([.E$1];[$'weapon parameters'.$A:.$M];[.$B$100]+6;0)+VLOOKUP([.E$1];[$'weapon parameters'.$A:.$M];[.$B$100]+9;0)*[.E$4]*[.$A118]" office:value-type="float" office:value="38.0120713281296" calcext:value-type="float">
            <text:p>38</text:p>
          </table:table-cell>
          <table:table-cell table:style-name="ce18" table:formula="of:=VLOOKUP([.F$1];[$'weapon parameters'.$A:.$M];[.$B$100]+6;0)+VLOOKUP([.F$1];[$'weapon parameters'.$A:.$M];[.$B$100]+9;0)*[.F$4]*[.$A118]" office:value-type="float" office:value="40.1804814805592" calcext:value-type="float">
            <text:p>40</text:p>
          </table:table-cell>
          <table:table-cell table:style-name="ce18" table:formula="of:=VLOOKUP([.G$1];[$'weapon parameters'.$A:.$M];[.$B$100]+6;0)+VLOOKUP([.G$1];[$'weapon parameters'.$A:.$M];[.$B$100]+9;0)*[.G$4]*[.$A118]" office:value-type="float" office:value="35.1946806659576" calcext:value-type="float">
            <text:p>35</text:p>
          </table:table-cell>
          <table:table-cell table:style-name="ce18" table:formula="of:=VLOOKUP([.H$1];[$'weapon parameters'.$A:.$M];[.$B$100]+6;0)+VLOOKUP([.H$1];[$'weapon parameters'.$A:.$M];[.$B$100]+9;0)*[.H$4]*[.$A118]" office:value-type="float" office:value="40.7664412515108" calcext:value-type="float">
            <text:p>41</text:p>
          </table:table-cell>
          <table:table-cell table:style-name="ce18" table:formula="of:=VLOOKUP([.I$1];[$'weapon parameters'.$A:.$M];[.$B$100]+6;0)+VLOOKUP([.I$1];[$'weapon parameters'.$A:.$M];[.$B$100]+9;0)*[.I$4]*[.$A118]" office:value-type="float" office:value="66.5833343567297" calcext:value-type="float">
            <text:p>67</text:p>
          </table:table-cell>
          <table:table-cell table:style-name="ce18" table:formula="of:=VLOOKUP([.J$1];[$'weapon parameters'.$A:.$M];[.$B$100]+6;0)+VLOOKUP([.J$1];[$'weapon parameters'.$A:.$M];[.$B$100]+9;0)*[.J$4]*[.$A118]" office:value-type="float" office:value="63.9751161609942" calcext:value-type="float">
            <text:p>64</text:p>
          </table:table-cell>
          <table:table-cell table:style-name="ce18" table:formula="of:=VLOOKUP([.K$1];[$'weapon parameters'.$A:.$M];[.$B$100]+6;0)+VLOOKUP([.K$1];[$'weapon parameters'.$A:.$M];[.$B$100]+9;0)*[.K$4]*[.$A118]" office:value-type="float" office:value="17.1367033004314" calcext:value-type="float">
            <text:p>17</text:p>
          </table:table-cell>
          <table:table-cell table:style-name="ce18" table:formula="of:=VLOOKUP([.L$1];[$'weapon parameters'.$A:.$M];[.$B$100]+6;0)+VLOOKUP([.L$1];[$'weapon parameters'.$A:.$M];[.$B$100]+9;0)*[.L$4]*[.$A118]" office:value-type="float" office:value="18" calcext:value-type="float">
            <text:p>18</text:p>
          </table:table-cell>
          <table:table-cell table:style-name="ce18" table:formula="of:=VLOOKUP([.M$1];[$'weapon parameters'.$A:.$M];[.$B$100]+6;0)+VLOOKUP([.M$1];[$'weapon parameters'.$A:.$M];[.$B$100]+9;0)*[.M$4]*[.$A118]" office:value-type="float" office:value="36.3528660333358" calcext:value-type="float">
            <text:p>36</text:p>
          </table:table-cell>
          <table:table-cell table:style-name="ce18" table:formula="of:=VLOOKUP([.N$1];[$'weapon parameters'.$A:.$M];[.$B$100]+6;0)+VLOOKUP([.N$1];[$'weapon parameters'.$A:.$M];[.$B$100]+9;0)*[.N$4]*[.$A118]" office:value-type="float" office:value="38.3518518506542" calcext:value-type="float">
            <text:p>38</text:p>
          </table:table-cell>
          <table:table-cell table:style-name="ce18" table:formula="of:=VLOOKUP([.O$1];[$'weapon parameters'.$A:.$M];[.$B$100]+6;0)+VLOOKUP([.O$1];[$'weapon parameters'.$A:.$M];[.$B$100]+9;0)*[.O$4]*[.$A118]" office:value-type="float" office:value="33.2374883556564" calcext:value-type="float">
            <text:p>33</text:p>
          </table:table-cell>
          <table:table-cell table:style-name="ce18" table:formula="of:=VLOOKUP([.P$1];[$'weapon parameters'.$A:.$M];[.$B$100]+6;0)+VLOOKUP([.P$1];[$'weapon parameters'.$A:.$M];[.$B$100]+9;0)*[.P$4]*[.$A118]" office:value-type="float" office:value="43.4747619214884" calcext:value-type="float">
            <text:p>43</text:p>
          </table:table-cell>
          <table:table-cell table:style-name="ce18" table:formula="of:=VLOOKUP([.Q$1];[$'weapon parameters'.$A:.$M];[.$B$100]+6;0)+VLOOKUP([.Q$1];[$'weapon parameters'.$A:.$M];[.$B$100]+9;0)*[.Q$4]*[.$A118]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table:formula="of:=VLOOKUP([.B$1];[$'weapon parameters'.$A:.$M];[.$B$100]+6;0)+VLOOKUP([.B$1];[$'weapon parameters'.$A:.$M];[.$B$100]+9;0)*[.B$4]*[.$A119]" office:value-type="float" office:value="12" calcext:value-type="float">
            <text:p>12</text:p>
          </table:table-cell>
          <table:table-cell table:style-name="ce18" table:formula="of:=VLOOKUP([.C$1];[$'weapon parameters'.$A:.$M];[.$B$100]+6;0)+VLOOKUP([.C$1];[$'weapon parameters'.$A:.$M];[.$B$100]+9;0)*[.C$4]*[.$A119]" office:value-type="float" office:value="18" calcext:value-type="float">
            <text:p>18</text:p>
          </table:table-cell>
          <table:table-cell table:style-name="ce18" table:formula="of:=VLOOKUP([.D$1];[$'weapon parameters'.$A:.$M];[.$B$100]+6;0)+VLOOKUP([.D$1];[$'weapon parameters'.$A:.$M];[.$B$100]+9;0)*[.D$4]*[.$A119]" office:value-type="float" office:value="15.3295389231367" calcext:value-type="float">
            <text:p>15</text:p>
          </table:table-cell>
          <table:table-cell table:style-name="ce18" table:formula="of:=VLOOKUP([.E$1];[$'weapon parameters'.$A:.$M];[.$B$100]+6;0)+VLOOKUP([.E$1];[$'weapon parameters'.$A:.$M];[.$B$100]+9;0)*[.E$4]*[.$A119]" office:value-type="float" office:value="41.5140832161512" calcext:value-type="float">
            <text:p>42</text:p>
          </table:table-cell>
          <table:table-cell table:style-name="ce18" table:formula="of:=VLOOKUP([.F$1];[$'weapon parameters'.$A:.$M];[.$B$100]+6;0)+VLOOKUP([.F$1];[$'weapon parameters'.$A:.$M];[.$B$100]+9;0)*[.F$4]*[.$A119]" office:value-type="float" office:value="43.5438950606523" calcext:value-type="float">
            <text:p>44</text:p>
          </table:table-cell>
          <table:table-cell table:style-name="ce18" table:formula="of:=VLOOKUP([.G$1];[$'weapon parameters'.$A:.$M];[.$B$100]+6;0)+VLOOKUP([.G$1];[$'weapon parameters'.$A:.$M];[.$B$100]+9;0)*[.G$4]*[.$A119]" office:value-type="float" office:value="38.3937941102839" calcext:value-type="float">
            <text:p>38</text:p>
          </table:table-cell>
          <table:table-cell table:style-name="ce18" table:formula="of:=VLOOKUP([.H$1];[$'weapon parameters'.$A:.$M];[.$B$100]+6;0)+VLOOKUP([.H$1];[$'weapon parameters'.$A:.$M];[.$B$100]+9;0)*[.H$4]*[.$A119]" office:value-type="float" office:value="44.2275147934293" calcext:value-type="float">
            <text:p>44</text:p>
          </table:table-cell>
          <table:table-cell table:style-name="ce18" table:formula="of:=VLOOKUP([.I$1];[$'weapon parameters'.$A:.$M];[.$B$100]+6;0)+VLOOKUP([.I$1];[$'weapon parameters'.$A:.$M];[.$B$100]+9;0)*[.I$4]*[.$A119]" office:value-type="float" office:value="73.6805567495179" calcext:value-type="float">
            <text:p>74</text:p>
          </table:table-cell>
          <table:table-cell table:style-name="ce18" table:formula="of:=VLOOKUP([.J$1];[$'weapon parameters'.$A:.$M];[.$B$100]+6;0)+VLOOKUP([.J$1];[$'weapon parameters'.$A:.$M];[.$B$100]+9;0)*[.J$4]*[.$A119]" office:value-type="float" office:value="70.8043021878265" calcext:value-type="float">
            <text:p>71</text:p>
          </table:table-cell>
          <table:table-cell table:style-name="ce18" table:formula="of:=VLOOKUP([.K$1];[$'weapon parameters'.$A:.$M];[.$B$100]+6;0)+VLOOKUP([.K$1];[$'weapon parameters'.$A:.$M];[.$B$100]+9;0)*[.K$4]*[.$A119]" office:value-type="float" office:value="18.1594871838366" calcext:value-type="float">
            <text:p>18</text:p>
          </table:table-cell>
          <table:table-cell table:style-name="ce18" table:formula="of:=VLOOKUP([.L$1];[$'weapon parameters'.$A:.$M];[.$B$100]+6;0)+VLOOKUP([.L$1];[$'weapon parameters'.$A:.$M];[.$B$100]+9;0)*[.L$4]*[.$A119]" office:value-type="float" office:value="18" calcext:value-type="float">
            <text:p>18</text:p>
          </table:table-cell>
          <table:table-cell table:style-name="ce18" table:formula="of:=VLOOKUP([.M$1];[$'weapon parameters'.$A:.$M];[.$B$100]+6;0)+VLOOKUP([.M$1];[$'weapon parameters'.$A:.$M];[.$B$100]+9;0)*[.M$4]*[.$A119]" office:value-type="float" office:value="39.5783437055585" calcext:value-type="float">
            <text:p>40</text:p>
          </table:table-cell>
          <table:table-cell table:style-name="ce18" table:formula="of:=VLOOKUP([.N$1];[$'weapon parameters'.$A:.$M];[.$B$100]+6;0)+VLOOKUP([.N$1];[$'weapon parameters'.$A:.$M];[.$B$100]+9;0)*[.N$4]*[.$A119]" office:value-type="float" office:value="41.4104938257633" calcext:value-type="float">
            <text:p>41</text:p>
          </table:table-cell>
          <table:table-cell table:style-name="ce18" table:formula="of:=VLOOKUP([.O$1];[$'weapon parameters'.$A:.$M];[.$B$100]+6;0)+VLOOKUP([.O$1];[$'weapon parameters'.$A:.$M];[.$B$100]+9;0)*[.O$4]*[.$A119]" office:value-type="float" office:value="36.1104030815991" calcext:value-type="float">
            <text:p>36</text:p>
          </table:table-cell>
          <table:table-cell table:style-name="ce18" table:formula="of:=VLOOKUP([.P$1];[$'weapon parameters'.$A:.$M];[.$B$100]+6;0)+VLOOKUP([.P$1];[$'weapon parameters'.$A:.$M];[.$B$100]+9;0)*[.P$4]*[.$A119]" office:value-type="float" office:value="50.7205555750698" calcext:value-type="float">
            <text:p>51</text:p>
          </table:table-cell>
          <table:table-cell table:style-name="ce18" table:formula="of:=VLOOKUP([.Q$1];[$'weapon parameters'.$A:.$M];[.$B$100]+6;0)+VLOOKUP([.Q$1];[$'weapon parameters'.$A:.$M];[.$B$100]+9;0)*[.Q$4]*[.$A119]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table:formula="of:=VLOOKUP([.B$1];[$'weapon parameters'.$A:.$M];[.$B$100]+6;0)+VLOOKUP([.B$1];[$'weapon parameters'.$A:.$M];[.$B$100]+9;0)*[.B$4]*[.$A120]" office:value-type="float" office:value="12" calcext:value-type="float">
            <text:p>12</text:p>
          </table:table-cell>
          <table:table-cell table:style-name="ce18" table:formula="of:=VLOOKUP([.C$1];[$'weapon parameters'.$A:.$M];[.$B$100]+6;0)+VLOOKUP([.C$1];[$'weapon parameters'.$A:.$M];[.$B$100]+9;0)*[.C$4]*[.$A120]" office:value-type="float" office:value="18" calcext:value-type="float">
            <text:p>18</text:p>
          </table:table-cell>
          <table:table-cell table:style-name="ce18" table:formula="of:=VLOOKUP([.D$1];[$'weapon parameters'.$A:.$M];[.$B$100]+6;0)+VLOOKUP([.D$1];[$'weapon parameters'.$A:.$M];[.$B$100]+9;0)*[.D$4]*[.$A120]" office:value-type="float" office:value="15.9480444835848" calcext:value-type="float">
            <text:p>16</text:p>
          </table:table-cell>
          <table:table-cell table:style-name="ce18" table:formula="of:=VLOOKUP([.E$1];[$'weapon parameters'.$A:.$M];[.$B$100]+6;0)+VLOOKUP([.E$1];[$'weapon parameters'.$A:.$M];[.$B$100]+9;0)*[.E$4]*[.$A120]" office:value-type="float" office:value="45.0160951041728" calcext:value-type="float">
            <text:p>45</text:p>
          </table:table-cell>
          <table:table-cell table:style-name="ce18" table:formula="of:=VLOOKUP([.F$1];[$'weapon parameters'.$A:.$M];[.$B$100]+6;0)+VLOOKUP([.F$1];[$'weapon parameters'.$A:.$M];[.$B$100]+9;0)*[.F$4]*[.$A120]" office:value-type="float" office:value="46.9073086407455" calcext:value-type="float">
            <text:p>47</text:p>
          </table:table-cell>
          <table:table-cell table:style-name="ce18" table:formula="of:=VLOOKUP([.G$1];[$'weapon parameters'.$A:.$M];[.$B$100]+6;0)+VLOOKUP([.G$1];[$'weapon parameters'.$A:.$M];[.$B$100]+9;0)*[.G$4]*[.$A120]" office:value-type="float" office:value="41.5929075546102" calcext:value-type="float">
            <text:p>42</text:p>
          </table:table-cell>
          <table:table-cell table:style-name="ce18" table:formula="of:=VLOOKUP([.H$1];[$'weapon parameters'.$A:.$M];[.$B$100]+6;0)+VLOOKUP([.H$1];[$'weapon parameters'.$A:.$M];[.$B$100]+9;0)*[.H$4]*[.$A120]" office:value-type="float" office:value="47.6885883353478" calcext:value-type="float">
            <text:p>48</text:p>
          </table:table-cell>
          <table:table-cell table:style-name="ce18" table:formula="of:=VLOOKUP([.I$1];[$'weapon parameters'.$A:.$M];[.$B$100]+6;0)+VLOOKUP([.I$1];[$'weapon parameters'.$A:.$M];[.$B$100]+9;0)*[.I$4]*[.$A120]" office:value-type="float" office:value="80.7777791423062" calcext:value-type="float">
            <text:p>81</text:p>
          </table:table-cell>
          <table:table-cell table:style-name="ce18" table:formula="of:=VLOOKUP([.J$1];[$'weapon parameters'.$A:.$M];[.$B$100]+6;0)+VLOOKUP([.J$1];[$'weapon parameters'.$A:.$M];[.$B$100]+9;0)*[.J$4]*[.$A120]" office:value-type="float" office:value="77.6334882146589" calcext:value-type="float">
            <text:p>78</text:p>
          </table:table-cell>
          <table:table-cell table:style-name="ce18" table:formula="of:=VLOOKUP([.K$1];[$'weapon parameters'.$A:.$M];[.$B$100]+6;0)+VLOOKUP([.K$1];[$'weapon parameters'.$A:.$M];[.$B$100]+9;0)*[.K$4]*[.$A120]" office:value-type="float" office:value="19.1822710672419" calcext:value-type="float">
            <text:p>19</text:p>
          </table:table-cell>
          <table:table-cell table:style-name="ce18" table:formula="of:=VLOOKUP([.L$1];[$'weapon parameters'.$A:.$M];[.$B$100]+6;0)+VLOOKUP([.L$1];[$'weapon parameters'.$A:.$M];[.$B$100]+9;0)*[.L$4]*[.$A120]" office:value-type="float" office:value="18" calcext:value-type="float">
            <text:p>18</text:p>
          </table:table-cell>
          <table:table-cell table:style-name="ce18" table:formula="of:=VLOOKUP([.M$1];[$'weapon parameters'.$A:.$M];[.$B$100]+6;0)+VLOOKUP([.M$1];[$'weapon parameters'.$A:.$M];[.$B$100]+9;0)*[.M$4]*[.$A120]" office:value-type="float" office:value="42.8038213777811" calcext:value-type="float">
            <text:p>43</text:p>
          </table:table-cell>
          <table:table-cell table:style-name="ce18" table:formula="of:=VLOOKUP([.N$1];[$'weapon parameters'.$A:.$M];[.$B$100]+6;0)+VLOOKUP([.N$1];[$'weapon parameters'.$A:.$M];[.$B$100]+9;0)*[.N$4]*[.$A120]" office:value-type="float" office:value="44.4691358008723" calcext:value-type="float">
            <text:p>44</text:p>
          </table:table-cell>
          <table:table-cell table:style-name="ce18" table:formula="of:=VLOOKUP([.O$1];[$'weapon parameters'.$A:.$M];[.$B$100]+6;0)+VLOOKUP([.O$1];[$'weapon parameters'.$A:.$M];[.$B$100]+9;0)*[.O$4]*[.$A120]" office:value-type="float" office:value="38.9833178075418" calcext:value-type="float">
            <text:p>39</text:p>
          </table:table-cell>
          <table:table-cell table:style-name="ce18" table:formula="of:=VLOOKUP([.P$1];[$'weapon parameters'.$A:.$M];[.$B$100]+6;0)+VLOOKUP([.P$1];[$'weapon parameters'.$A:.$M];[.$B$100]+9;0)*[.P$4]*[.$A120]" office:value-type="float" office:value="57.9663492286512" calcext:value-type="float">
            <text:p>58</text:p>
          </table:table-cell>
          <table:table-cell table:style-name="ce18" table:formula="of:=VLOOKUP([.Q$1];[$'weapon parameters'.$A:.$M];[.$B$100]+6;0)+VLOOKUP([.Q$1];[$'weapon parameters'.$A:.$M];[.$B$100]+9;0)*[.Q$4]*[.$A120]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table:formula="of:=VLOOKUP([.B$1];[$'weapon parameters'.$A:.$M];[.$B$100]+6;0)+VLOOKUP([.B$1];[$'weapon parameters'.$A:.$M];[.$B$100]+9;0)*[.B$4]*[.$A121]" office:value-type="float" office:value="12" calcext:value-type="float">
            <text:p>12</text:p>
          </table:table-cell>
          <table:table-cell table:style-name="ce18" table:formula="of:=VLOOKUP([.C$1];[$'weapon parameters'.$A:.$M];[.$B$100]+6;0)+VLOOKUP([.C$1];[$'weapon parameters'.$A:.$M];[.$B$100]+9;0)*[.C$4]*[.$A121]" office:value-type="float" office:value="18" calcext:value-type="float">
            <text:p>18</text:p>
          </table:table-cell>
          <table:table-cell table:style-name="ce18" table:formula="of:=VLOOKUP([.D$1];[$'weapon parameters'.$A:.$M];[.$B$100]+6;0)+VLOOKUP([.D$1];[$'weapon parameters'.$A:.$M];[.$B$100]+9;0)*[.D$4]*[.$A121]" office:value-type="float" office:value="16.5665500440329" calcext:value-type="float">
            <text:p>17</text:p>
          </table:table-cell>
          <table:table-cell table:style-name="ce18" table:formula="of:=VLOOKUP([.E$1];[$'weapon parameters'.$A:.$M];[.$B$100]+6;0)+VLOOKUP([.E$1];[$'weapon parameters'.$A:.$M];[.$B$100]+9;0)*[.E$4]*[.$A121]" office:value-type="float" office:value="48.5181069921944" calcext:value-type="float">
            <text:p>49</text:p>
          </table:table-cell>
          <table:table-cell table:style-name="ce18" table:formula="of:=VLOOKUP([.F$1];[$'weapon parameters'.$A:.$M];[.$B$100]+6;0)+VLOOKUP([.F$1];[$'weapon parameters'.$A:.$M];[.$B$100]+9;0)*[.F$4]*[.$A121]" office:value-type="float" office:value="50.2707222208387" calcext:value-type="float">
            <text:p>50</text:p>
          </table:table-cell>
          <table:table-cell table:style-name="ce18" table:formula="of:=VLOOKUP([.G$1];[$'weapon parameters'.$A:.$M];[.$B$100]+6;0)+VLOOKUP([.G$1];[$'weapon parameters'.$A:.$M];[.$B$100]+9;0)*[.G$4]*[.$A121]" office:value-type="float" office:value="44.7920209989365" calcext:value-type="float">
            <text:p>45</text:p>
          </table:table-cell>
          <table:table-cell table:style-name="ce18" table:formula="of:=VLOOKUP([.H$1];[$'weapon parameters'.$A:.$M];[.$B$100]+6;0)+VLOOKUP([.H$1];[$'weapon parameters'.$A:.$M];[.$B$100]+9;0)*[.H$4]*[.$A121]" office:value-type="float" office:value="51.1496618772662" calcext:value-type="float">
            <text:p>51</text:p>
          </table:table-cell>
          <table:table-cell table:style-name="ce18" table:formula="of:=VLOOKUP([.I$1];[$'weapon parameters'.$A:.$M];[.$B$100]+6;0)+VLOOKUP([.I$1];[$'weapon parameters'.$A:.$M];[.$B$100]+9;0)*[.I$4]*[.$A121]" office:value-type="float" office:value="87.8750015350945" calcext:value-type="float">
            <text:p>88</text:p>
          </table:table-cell>
          <table:table-cell table:style-name="ce18" table:formula="of:=VLOOKUP([.J$1];[$'weapon parameters'.$A:.$M];[.$B$100]+6;0)+VLOOKUP([.J$1];[$'weapon parameters'.$A:.$M];[.$B$100]+9;0)*[.J$4]*[.$A121]" office:value-type="float" office:value="84.4626742414913" calcext:value-type="float">
            <text:p>84</text:p>
          </table:table-cell>
          <table:table-cell table:style-name="ce18" table:formula="of:=VLOOKUP([.K$1];[$'weapon parameters'.$A:.$M];[.$B$100]+6;0)+VLOOKUP([.K$1];[$'weapon parameters'.$A:.$M];[.$B$100]+9;0)*[.K$4]*[.$A121]" office:value-type="float" office:value="20.2050549506471" calcext:value-type="float">
            <text:p>20</text:p>
          </table:table-cell>
          <table:table-cell table:style-name="ce18" table:formula="of:=VLOOKUP([.L$1];[$'weapon parameters'.$A:.$M];[.$B$100]+6;0)+VLOOKUP([.L$1];[$'weapon parameters'.$A:.$M];[.$B$100]+9;0)*[.L$4]*[.$A121]" office:value-type="float" office:value="18" calcext:value-type="float">
            <text:p>18</text:p>
          </table:table-cell>
          <table:table-cell table:style-name="ce18" table:formula="of:=VLOOKUP([.M$1];[$'weapon parameters'.$A:.$M];[.$B$100]+6;0)+VLOOKUP([.M$1];[$'weapon parameters'.$A:.$M];[.$B$100]+9;0)*[.M$4]*[.$A121]" office:value-type="float" office:value="46.0292990500037" calcext:value-type="float">
            <text:p>46</text:p>
          </table:table-cell>
          <table:table-cell table:style-name="ce18" table:formula="of:=VLOOKUP([.N$1];[$'weapon parameters'.$A:.$M];[.$B$100]+6;0)+VLOOKUP([.N$1];[$'weapon parameters'.$A:.$M];[.$B$100]+9;0)*[.N$4]*[.$A121]" office:value-type="float" office:value="47.5277777759813" calcext:value-type="float">
            <text:p>48</text:p>
          </table:table-cell>
          <table:table-cell table:style-name="ce18" table:formula="of:=VLOOKUP([.O$1];[$'weapon parameters'.$A:.$M];[.$B$100]+6;0)+VLOOKUP([.O$1];[$'weapon parameters'.$A:.$M];[.$B$100]+9;0)*[.O$4]*[.$A121]" office:value-type="float" office:value="41.8562325334846" calcext:value-type="float">
            <text:p>42</text:p>
          </table:table-cell>
          <table:table-cell table:style-name="ce18" table:formula="of:=VLOOKUP([.P$1];[$'weapon parameters'.$A:.$M];[.$B$100]+6;0)+VLOOKUP([.P$1];[$'weapon parameters'.$A:.$M];[.$B$100]+9;0)*[.P$4]*[.$A121]" office:value-type="float" office:value="65.2121428822326" calcext:value-type="float">
            <text:p>65</text:p>
          </table:table-cell>
          <table:table-cell table:style-name="ce18" table:formula="of:=VLOOKUP([.Q$1];[$'weapon parameters'.$A:.$M];[.$B$100]+6;0)+VLOOKUP([.Q$1];[$'weapon parameters'.$A:.$M];[.$B$100]+9;0)*[.Q$4]*[.$A121]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VLOOKUP([.B$1];[$'weapon parameters'.$A:.$M];[.$B$100]+6;0)+VLOOKUP([.B$1];[$'weapon parameters'.$A:.$M];[.$B$100]+9;0)*[.B$4]*[.$A122]" office:value-type="float" office:value="12" calcext:value-type="float">
            <text:p>12</text:p>
          </table:table-cell>
          <table:table-cell table:style-name="ce18" table:formula="of:=VLOOKUP([.C$1];[$'weapon parameters'.$A:.$M];[.$B$100]+6;0)+VLOOKUP([.C$1];[$'weapon parameters'.$A:.$M];[.$B$100]+9;0)*[.C$4]*[.$A122]" office:value-type="float" office:value="18" calcext:value-type="float">
            <text:p>18</text:p>
          </table:table-cell>
          <table:table-cell table:style-name="ce18" table:formula="of:=VLOOKUP([.D$1];[$'weapon parameters'.$A:.$M];[.$B$100]+6;0)+VLOOKUP([.D$1];[$'weapon parameters'.$A:.$M];[.$B$100]+9;0)*[.D$4]*[.$A122]" office:value-type="float" office:value="17.185055604481" calcext:value-type="float">
            <text:p>17</text:p>
          </table:table-cell>
          <table:table-cell table:style-name="ce18" table:formula="of:=VLOOKUP([.E$1];[$'weapon parameters'.$A:.$M];[.$B$100]+6;0)+VLOOKUP([.E$1];[$'weapon parameters'.$A:.$M];[.$B$100]+9;0)*[.E$4]*[.$A122]" office:value-type="float" office:value="52.020118880216" calcext:value-type="float">
            <text:p>52</text:p>
          </table:table-cell>
          <table:table-cell table:style-name="ce18" table:formula="of:=VLOOKUP([.F$1];[$'weapon parameters'.$A:.$M];[.$B$100]+6;0)+VLOOKUP([.F$1];[$'weapon parameters'.$A:.$M];[.$B$100]+9;0)*[.F$4]*[.$A122]" office:value-type="float" office:value="53.6341358009319" calcext:value-type="float">
            <text:p>54</text:p>
          </table:table-cell>
          <table:table-cell table:style-name="ce18" table:formula="of:=VLOOKUP([.G$1];[$'weapon parameters'.$A:.$M];[.$B$100]+6;0)+VLOOKUP([.G$1];[$'weapon parameters'.$A:.$M];[.$B$100]+9;0)*[.G$4]*[.$A122]" office:value-type="float" office:value="47.9911344432627" calcext:value-type="float">
            <text:p>48</text:p>
          </table:table-cell>
          <table:table-cell table:style-name="ce18" table:formula="of:=VLOOKUP([.H$1];[$'weapon parameters'.$A:.$M];[.$B$100]+6;0)+VLOOKUP([.H$1];[$'weapon parameters'.$A:.$M];[.$B$100]+9;0)*[.H$4]*[.$A122]" office:value-type="float" office:value="54.6107354191847" calcext:value-type="float">
            <text:p>55</text:p>
          </table:table-cell>
          <table:table-cell table:style-name="ce18" table:formula="of:=VLOOKUP([.I$1];[$'weapon parameters'.$A:.$M];[.$B$100]+6;0)+VLOOKUP([.I$1];[$'weapon parameters'.$A:.$M];[.$B$100]+9;0)*[.I$4]*[.$A122]" office:value-type="float" office:value="94.9722239278828" calcext:value-type="float">
            <text:p>95</text:p>
          </table:table-cell>
          <table:table-cell table:style-name="ce18" table:formula="of:=VLOOKUP([.J$1];[$'weapon parameters'.$A:.$M];[.$B$100]+6;0)+VLOOKUP([.J$1];[$'weapon parameters'.$A:.$M];[.$B$100]+9;0)*[.J$4]*[.$A122]" office:value-type="float" office:value="91.2918602683236" calcext:value-type="float">
            <text:p>91</text:p>
          </table:table-cell>
          <table:table-cell table:style-name="ce18" table:formula="of:=VLOOKUP([.K$1];[$'weapon parameters'.$A:.$M];[.$B$100]+6;0)+VLOOKUP([.K$1];[$'weapon parameters'.$A:.$M];[.$B$100]+9;0)*[.K$4]*[.$A122]" office:value-type="float" office:value="21.2278388340524" calcext:value-type="float">
            <text:p>21</text:p>
          </table:table-cell>
          <table:table-cell table:style-name="ce18" table:formula="of:=VLOOKUP([.L$1];[$'weapon parameters'.$A:.$M];[.$B$100]+6;0)+VLOOKUP([.L$1];[$'weapon parameters'.$A:.$M];[.$B$100]+9;0)*[.L$4]*[.$A122]" office:value-type="float" office:value="18" calcext:value-type="float">
            <text:p>18</text:p>
          </table:table-cell>
          <table:table-cell table:style-name="ce18" table:formula="of:=VLOOKUP([.M$1];[$'weapon parameters'.$A:.$M];[.$B$100]+6;0)+VLOOKUP([.M$1];[$'weapon parameters'.$A:.$M];[.$B$100]+9;0)*[.M$4]*[.$A122]" office:value-type="float" office:value="49.2547767222264" calcext:value-type="float">
            <text:p>49</text:p>
          </table:table-cell>
          <table:table-cell table:style-name="ce18" table:formula="of:=VLOOKUP([.N$1];[$'weapon parameters'.$A:.$M];[.$B$100]+6;0)+VLOOKUP([.N$1];[$'weapon parameters'.$A:.$M];[.$B$100]+9;0)*[.N$4]*[.$A122]" office:value-type="float" office:value="50.5864197510904" calcext:value-type="float">
            <text:p>51</text:p>
          </table:table-cell>
          <table:table-cell table:style-name="ce18" table:formula="of:=VLOOKUP([.O$1];[$'weapon parameters'.$A:.$M];[.$B$100]+6;0)+VLOOKUP([.O$1];[$'weapon parameters'.$A:.$M];[.$B$100]+9;0)*[.O$4]*[.$A122]" office:value-type="float" office:value="44.7291472594273" calcext:value-type="float">
            <text:p>45</text:p>
          </table:table-cell>
          <table:table-cell table:style-name="ce18" table:formula="of:=VLOOKUP([.P$1];[$'weapon parameters'.$A:.$M];[.$B$100]+6;0)+VLOOKUP([.P$1];[$'weapon parameters'.$A:.$M];[.$B$100]+9;0)*[.P$4]*[.$A122]" office:value-type="float" office:value="72.457936535814" calcext:value-type="float">
            <text:p>72</text:p>
          </table:table-cell>
          <table:table-cell table:style-name="ce18" table:formula="of:=VLOOKUP([.Q$1];[$'weapon parameters'.$A:.$M];[.$B$100]+6;0)+VLOOKUP([.Q$1];[$'weapon parameters'.$A:.$M];[.$B$100]+9;0)*[.Q$4]*[.$A122]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2</text:p>
          </table:table-cell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table:formula="of:=IF(ISBLANK([.B$2]);0;VLOOKUP([.B$2];[$'weapon parameters'.$A:.$M];[.$B$100]+6;0)+VLOOKUP([.B$2];[$'weapon parameters'.$A:.$M];[.$B$100]+9;0)*[.B$5]*[.$A124])" office:value-type="float" office:value="0" calcext:value-type="float">
            <text:p>0</text:p>
          </table:table-cell>
          <table:table-cell table:style-name="ce18" table:formula="of:=IF(ISBLANK([.C$2]);0;VLOOKUP([.C$2];[$'weapon parameters'.$A:.$M];[.$B$100]+6;0)+VLOOKUP([.C$2];[$'weapon parameters'.$A:.$M];[.$B$100]+9;0)*[.C$5]*[.$A124])" office:value-type="float" office:value="0" calcext:value-type="float">
            <text:p>0</text:p>
          </table:table-cell>
          <table:table-cell table:style-name="ce18" table:formula="of:=IF(ISBLANK([.D$2]);0;VLOOKUP([.D$2];[$'weapon parameters'.$A:.$M];[.$B$100]+6;0)+VLOOKUP([.D$2];[$'weapon parameters'.$A:.$M];[.$B$100]+9;0)*[.D$5]*[.$A124])" office:value-type="float" office:value="0" calcext:value-type="float">
            <text:p>0</text:p>
          </table:table-cell>
          <table:table-cell table:style-name="ce18" table:formula="of:=IF(ISBLANK([.E$2]);0;VLOOKUP([.E$2];[$'weapon parameters'.$A:.$M];[.$B$100]+6;0)+VLOOKUP([.E$2];[$'weapon parameters'.$A:.$M];[.$B$100]+9;0)*[.E$5]*[.$A124])" office:value-type="float" office:value="0" calcext:value-type="float">
            <text:p>0</text:p>
          </table:table-cell>
          <table:table-cell table:style-name="ce18" table:formula="of:=IF(ISBLANK([.F$2]);0;VLOOKUP([.F$2];[$'weapon parameters'.$A:.$M];[.$B$100]+6;0)+VLOOKUP([.F$2];[$'weapon parameters'.$A:.$M];[.$B$100]+9;0)*[.F$5]*[.$A124])" office:value-type="float" office:value="0" calcext:value-type="float">
            <text:p>0</text:p>
          </table:table-cell>
          <table:table-cell table:style-name="ce18" table:formula="of:=IF(ISBLANK([.G$2]);0;VLOOKUP([.G$2];[$'weapon parameters'.$A:.$M];[.$B$100]+6;0)+VLOOKUP([.G$2];[$'weapon parameters'.$A:.$M];[.$B$100]+9;0)*[.G$5]*[.$A124])" office:value-type="float" office:value="0" calcext:value-type="float">
            <text:p>0</text:p>
          </table:table-cell>
          <table:table-cell table:style-name="ce18" table:formula="of:=IF(ISBLANK([.H$2]);0;VLOOKUP([.H$2];[$'weapon parameters'.$A:.$M];[.$B$100]+6;0)+VLOOKUP([.H$2];[$'weapon parameters'.$A:.$M];[.$B$100]+9;0)*[.H$5]*[.$A124])" office:value-type="float" office:value="0" calcext:value-type="float">
            <text:p>0</text:p>
          </table:table-cell>
          <table:table-cell table:style-name="ce18" table:formula="of:=IF(ISBLANK([.I$2]);0;VLOOKUP([.I$2];[$'weapon parameters'.$A:.$M];[.$B$100]+6;0)+VLOOKUP([.I$2];[$'weapon parameters'.$A:.$M];[.$B$100]+9;0)*[.I$5]*[.$A124])" office:value-type="float" office:value="0" calcext:value-type="float">
            <text:p>0</text:p>
          </table:table-cell>
          <table:table-cell table:style-name="ce18" table:formula="of:=IF(ISBLANK([.J$2]);0;VLOOKUP([.J$2];[$'weapon parameters'.$A:.$M];[.$B$100]+6;0)+VLOOKUP([.J$2];[$'weapon parameters'.$A:.$M];[.$B$100]+9;0)*[.J$5]*[.$A124])" office:value-type="float" office:value="0" calcext:value-type="float">
            <text:p>0</text:p>
          </table:table-cell>
          <table:table-cell table:style-name="ce18" table:formula="of:=IF(ISBLANK([.K$2]);0;VLOOKUP([.K$2];[$'weapon parameters'.$A:.$M];[.$B$100]+6;0)+VLOOKUP([.K$2];[$'weapon parameters'.$A:.$M];[.$B$100]+9;0)*[.K$5]*[.$A124])" office:value-type="float" office:value="12.0227838834052" calcext:value-type="float">
            <text:p>12</text:p>
          </table:table-cell>
          <table:table-cell table:style-name="ce18" table:formula="of:=IF(ISBLANK([.L$2]);0;VLOOKUP([.L$2];[$'weapon parameters'.$A:.$M];[.$B$100]+6;0)+VLOOKUP([.L$2];[$'weapon parameters'.$A:.$M];[.$B$100]+9;0)*[.L$5]*[.$A124])" office:value-type="float" office:value="18" calcext:value-type="float">
            <text:p>18</text:p>
          </table:table-cell>
          <table:table-cell table:style-name="ce18" table:formula="of:=IF(ISBLANK([.M$2]);0;VLOOKUP([.M$2];[$'weapon parameters'.$A:.$M];[.$B$100]+6;0)+VLOOKUP([.M$2];[$'weapon parameters'.$A:.$M];[.$B$100]+9;0)*[.M$5]*[.$A124])" office:value-type="float" office:value="18" calcext:value-type="float">
            <text:p>18</text:p>
          </table:table-cell>
          <table:table-cell table:style-name="ce18" table:formula="of:=IF(ISBLANK([.N$2]);0;VLOOKUP([.N$2];[$'weapon parameters'.$A:.$M];[.$B$100]+6;0)+VLOOKUP([.N$2];[$'weapon parameters'.$A:.$M];[.$B$100]+9;0)*[.N$5]*[.$A124])" office:value-type="float" office:value="18" calcext:value-type="float">
            <text:p>18</text:p>
          </table:table-cell>
          <table:table-cell table:style-name="ce18" table:formula="of:=IF(ISBLANK([.O$2]);0;VLOOKUP([.O$2];[$'weapon parameters'.$A:.$M];[.$B$100]+6;0)+VLOOKUP([.O$2];[$'weapon parameters'.$A:.$M];[.$B$100]+9;0)*[.O$5]*[.$A124])" office:value-type="float" office:value="18" calcext:value-type="float">
            <text:p>18</text:p>
          </table:table-cell>
          <table:table-cell table:style-name="ce18" table:formula="of:=IF(ISBLANK([.P$2]);0;VLOOKUP([.P$2];[$'weapon parameters'.$A:.$M];[.$B$100]+6;0)+VLOOKUP([.P$2];[$'weapon parameters'.$A:.$M];[.$B$100]+9;0)*[.P$5]*[.$A124])" office:value-type="float" office:value="0" calcext:value-type="float">
            <text:p>0</text:p>
          </table:table-cell>
          <table:table-cell table:style-name="ce18" table:formula="of:=IF(ISBLANK([.Q$2]);0;VLOOKUP([.Q$2];[$'weapon parameters'.$A:.$M];[.$B$100]+6;0)+VLOOKUP([.Q$2];[$'weapon parameters'.$A:.$M];[.$B$100]+9;0)*[.Q$5]*[.$A124])" office:value-type="float" office:value="6.5361824787035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IF(ISBLANK([.B$2]);0;VLOOKUP([.B$2];[$'weapon parameters'.$A:.$M];[.$B$100]+6;0)+VLOOKUP([.B$2];[$'weapon parameters'.$A:.$M];[.$B$100]+9;0)*[.B$5]*[.$A125])" office:value-type="float" office:value="0" calcext:value-type="float">
            <text:p>0</text:p>
          </table:table-cell>
          <table:table-cell table:style-name="ce18" table:formula="of:=IF(ISBLANK([.C$2]);0;VLOOKUP([.C$2];[$'weapon parameters'.$A:.$M];[.$B$100]+6;0)+VLOOKUP([.C$2];[$'weapon parameters'.$A:.$M];[.$B$100]+9;0)*[.C$5]*[.$A125])" office:value-type="float" office:value="0" calcext:value-type="float">
            <text:p>0</text:p>
          </table:table-cell>
          <table:table-cell table:style-name="ce18" table:formula="of:=IF(ISBLANK([.D$2]);0;VLOOKUP([.D$2];[$'weapon parameters'.$A:.$M];[.$B$100]+6;0)+VLOOKUP([.D$2];[$'weapon parameters'.$A:.$M];[.$B$100]+9;0)*[.D$5]*[.$A125])" office:value-type="float" office:value="0" calcext:value-type="float">
            <text:p>0</text:p>
          </table:table-cell>
          <table:table-cell table:style-name="ce18" table:formula="of:=IF(ISBLANK([.E$2]);0;VLOOKUP([.E$2];[$'weapon parameters'.$A:.$M];[.$B$100]+6;0)+VLOOKUP([.E$2];[$'weapon parameters'.$A:.$M];[.$B$100]+9;0)*[.E$5]*[.$A125])" office:value-type="float" office:value="0" calcext:value-type="float">
            <text:p>0</text:p>
          </table:table-cell>
          <table:table-cell table:style-name="ce18" table:formula="of:=IF(ISBLANK([.F$2]);0;VLOOKUP([.F$2];[$'weapon parameters'.$A:.$M];[.$B$100]+6;0)+VLOOKUP([.F$2];[$'weapon parameters'.$A:.$M];[.$B$100]+9;0)*[.F$5]*[.$A125])" office:value-type="float" office:value="0" calcext:value-type="float">
            <text:p>0</text:p>
          </table:table-cell>
          <table:table-cell table:style-name="ce18" table:formula="of:=IF(ISBLANK([.G$2]);0;VLOOKUP([.G$2];[$'weapon parameters'.$A:.$M];[.$B$100]+6;0)+VLOOKUP([.G$2];[$'weapon parameters'.$A:.$M];[.$B$100]+9;0)*[.G$5]*[.$A125])" office:value-type="float" office:value="0" calcext:value-type="float">
            <text:p>0</text:p>
          </table:table-cell>
          <table:table-cell table:style-name="ce18" table:formula="of:=IF(ISBLANK([.H$2]);0;VLOOKUP([.H$2];[$'weapon parameters'.$A:.$M];[.$B$100]+6;0)+VLOOKUP([.H$2];[$'weapon parameters'.$A:.$M];[.$B$100]+9;0)*[.H$5]*[.$A125])" office:value-type="float" office:value="0" calcext:value-type="float">
            <text:p>0</text:p>
          </table:table-cell>
          <table:table-cell table:style-name="ce18" table:formula="of:=IF(ISBLANK([.I$2]);0;VLOOKUP([.I$2];[$'weapon parameters'.$A:.$M];[.$B$100]+6;0)+VLOOKUP([.I$2];[$'weapon parameters'.$A:.$M];[.$B$100]+9;0)*[.I$5]*[.$A125])" office:value-type="float" office:value="0" calcext:value-type="float">
            <text:p>0</text:p>
          </table:table-cell>
          <table:table-cell table:style-name="ce18" table:formula="of:=IF(ISBLANK([.J$2]);0;VLOOKUP([.J$2];[$'weapon parameters'.$A:.$M];[.$B$100]+6;0)+VLOOKUP([.J$2];[$'weapon parameters'.$A:.$M];[.$B$100]+9;0)*[.J$5]*[.$A125])" office:value-type="float" office:value="0" calcext:value-type="float">
            <text:p>0</text:p>
          </table:table-cell>
          <table:table-cell table:style-name="ce18" table:formula="of:=IF(ISBLANK([.K$2]);0;VLOOKUP([.K$2];[$'weapon parameters'.$A:.$M];[.$B$100]+6;0)+VLOOKUP([.K$2];[$'weapon parameters'.$A:.$M];[.$B$100]+9;0)*[.K$5]*[.$A125])" office:value-type="float" office:value="13.0455677668105" calcext:value-type="float">
            <text:p>13</text:p>
          </table:table-cell>
          <table:table-cell table:style-name="ce18" table:formula="of:=IF(ISBLANK([.L$2]);0;VLOOKUP([.L$2];[$'weapon parameters'.$A:.$M];[.$B$100]+6;0)+VLOOKUP([.L$2];[$'weapon parameters'.$A:.$M];[.$B$100]+9;0)*[.L$5]*[.$A125])" office:value-type="float" office:value="18" calcext:value-type="float">
            <text:p>18</text:p>
          </table:table-cell>
          <table:table-cell table:style-name="ce18" table:formula="of:=IF(ISBLANK([.M$2]);0;VLOOKUP([.M$2];[$'weapon parameters'.$A:.$M];[.$B$100]+6;0)+VLOOKUP([.M$2];[$'weapon parameters'.$A:.$M];[.$B$100]+9;0)*[.M$5]*[.$A125])" office:value-type="float" office:value="18" calcext:value-type="float">
            <text:p>18</text:p>
          </table:table-cell>
          <table:table-cell table:style-name="ce18" table:formula="of:=IF(ISBLANK([.N$2]);0;VLOOKUP([.N$2];[$'weapon parameters'.$A:.$M];[.$B$100]+6;0)+VLOOKUP([.N$2];[$'weapon parameters'.$A:.$M];[.$B$100]+9;0)*[.N$5]*[.$A125])" office:value-type="float" office:value="18" calcext:value-type="float">
            <text:p>18</text:p>
          </table:table-cell>
          <table:table-cell table:style-name="ce18" table:formula="of:=IF(ISBLANK([.O$2]);0;VLOOKUP([.O$2];[$'weapon parameters'.$A:.$M];[.$B$100]+6;0)+VLOOKUP([.O$2];[$'weapon parameters'.$A:.$M];[.$B$100]+9;0)*[.O$5]*[.$A125])" office:value-type="float" office:value="18" calcext:value-type="float">
            <text:p>18</text:p>
          </table:table-cell>
          <table:table-cell table:style-name="ce18" table:formula="of:=IF(ISBLANK([.P$2]);0;VLOOKUP([.P$2];[$'weapon parameters'.$A:.$M];[.$B$100]+6;0)+VLOOKUP([.P$2];[$'weapon parameters'.$A:.$M];[.$B$100]+9;0)*[.P$5]*[.$A125])" office:value-type="float" office:value="0" calcext:value-type="float">
            <text:p>0</text:p>
          </table:table-cell>
          <table:table-cell table:style-name="ce18" table:formula="of:=IF(ISBLANK([.Q$2]);0;VLOOKUP([.Q$2];[$'weapon parameters'.$A:.$M];[.$B$100]+6;0)+VLOOKUP([.Q$2];[$'weapon parameters'.$A:.$M];[.$B$100]+9;0)*[.Q$5]*[.$A125])" office:value-type="float" office:value="13.072364957407" calcext:value-type="float">
            <text:p>13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formula="of:=IF(ISBLANK([.B$2]);0;VLOOKUP([.B$2];[$'weapon parameters'.$A:.$M];[.$B$100]+6;0)+VLOOKUP([.B$2];[$'weapon parameters'.$A:.$M];[.$B$100]+9;0)*[.B$5]*[.$A126])" office:value-type="float" office:value="0" calcext:value-type="float">
            <text:p>0</text:p>
          </table:table-cell>
          <table:table-cell table:style-name="ce18" table:formula="of:=IF(ISBLANK([.C$2]);0;VLOOKUP([.C$2];[$'weapon parameters'.$A:.$M];[.$B$100]+6;0)+VLOOKUP([.C$2];[$'weapon parameters'.$A:.$M];[.$B$100]+9;0)*[.C$5]*[.$A126])" office:value-type="float" office:value="0" calcext:value-type="float">
            <text:p>0</text:p>
          </table:table-cell>
          <table:table-cell table:style-name="ce18" table:formula="of:=IF(ISBLANK([.D$2]);0;VLOOKUP([.D$2];[$'weapon parameters'.$A:.$M];[.$B$100]+6;0)+VLOOKUP([.D$2];[$'weapon parameters'.$A:.$M];[.$B$100]+9;0)*[.D$5]*[.$A126])" office:value-type="float" office:value="0" calcext:value-type="float">
            <text:p>0</text:p>
          </table:table-cell>
          <table:table-cell table:style-name="ce18" table:formula="of:=IF(ISBLANK([.E$2]);0;VLOOKUP([.E$2];[$'weapon parameters'.$A:.$M];[.$B$100]+6;0)+VLOOKUP([.E$2];[$'weapon parameters'.$A:.$M];[.$B$100]+9;0)*[.E$5]*[.$A126])" office:value-type="float" office:value="0" calcext:value-type="float">
            <text:p>0</text:p>
          </table:table-cell>
          <table:table-cell table:style-name="ce18" table:formula="of:=IF(ISBLANK([.F$2]);0;VLOOKUP([.F$2];[$'weapon parameters'.$A:.$M];[.$B$100]+6;0)+VLOOKUP([.F$2];[$'weapon parameters'.$A:.$M];[.$B$100]+9;0)*[.F$5]*[.$A126])" office:value-type="float" office:value="0" calcext:value-type="float">
            <text:p>0</text:p>
          </table:table-cell>
          <table:table-cell table:style-name="ce18" table:formula="of:=IF(ISBLANK([.G$2]);0;VLOOKUP([.G$2];[$'weapon parameters'.$A:.$M];[.$B$100]+6;0)+VLOOKUP([.G$2];[$'weapon parameters'.$A:.$M];[.$B$100]+9;0)*[.G$5]*[.$A126])" office:value-type="float" office:value="0" calcext:value-type="float">
            <text:p>0</text:p>
          </table:table-cell>
          <table:table-cell table:style-name="ce18" table:formula="of:=IF(ISBLANK([.H$2]);0;VLOOKUP([.H$2];[$'weapon parameters'.$A:.$M];[.$B$100]+6;0)+VLOOKUP([.H$2];[$'weapon parameters'.$A:.$M];[.$B$100]+9;0)*[.H$5]*[.$A126])" office:value-type="float" office:value="0" calcext:value-type="float">
            <text:p>0</text:p>
          </table:table-cell>
          <table:table-cell table:style-name="ce18" table:formula="of:=IF(ISBLANK([.I$2]);0;VLOOKUP([.I$2];[$'weapon parameters'.$A:.$M];[.$B$100]+6;0)+VLOOKUP([.I$2];[$'weapon parameters'.$A:.$M];[.$B$100]+9;0)*[.I$5]*[.$A126])" office:value-type="float" office:value="0" calcext:value-type="float">
            <text:p>0</text:p>
          </table:table-cell>
          <table:table-cell table:style-name="ce18" table:formula="of:=IF(ISBLANK([.J$2]);0;VLOOKUP([.J$2];[$'weapon parameters'.$A:.$M];[.$B$100]+6;0)+VLOOKUP([.J$2];[$'weapon parameters'.$A:.$M];[.$B$100]+9;0)*[.J$5]*[.$A126])" office:value-type="float" office:value="0" calcext:value-type="float">
            <text:p>0</text:p>
          </table:table-cell>
          <table:table-cell table:style-name="ce18" table:formula="of:=IF(ISBLANK([.K$2]);0;VLOOKUP([.K$2];[$'weapon parameters'.$A:.$M];[.$B$100]+6;0)+VLOOKUP([.K$2];[$'weapon parameters'.$A:.$M];[.$B$100]+9;0)*[.K$5]*[.$A126])" office:value-type="float" office:value="14.0683516502157" calcext:value-type="float">
            <text:p>14</text:p>
          </table:table-cell>
          <table:table-cell table:style-name="ce18" table:formula="of:=IF(ISBLANK([.L$2]);0;VLOOKUP([.L$2];[$'weapon parameters'.$A:.$M];[.$B$100]+6;0)+VLOOKUP([.L$2];[$'weapon parameters'.$A:.$M];[.$B$100]+9;0)*[.L$5]*[.$A126])" office:value-type="float" office:value="18" calcext:value-type="float">
            <text:p>18</text:p>
          </table:table-cell>
          <table:table-cell table:style-name="ce18" table:formula="of:=IF(ISBLANK([.M$2]);0;VLOOKUP([.M$2];[$'weapon parameters'.$A:.$M];[.$B$100]+6;0)+VLOOKUP([.M$2];[$'weapon parameters'.$A:.$M];[.$B$100]+9;0)*[.M$5]*[.$A126])" office:value-type="float" office:value="18" calcext:value-type="float">
            <text:p>18</text:p>
          </table:table-cell>
          <table:table-cell table:style-name="ce18" table:formula="of:=IF(ISBLANK([.N$2]);0;VLOOKUP([.N$2];[$'weapon parameters'.$A:.$M];[.$B$100]+6;0)+VLOOKUP([.N$2];[$'weapon parameters'.$A:.$M];[.$B$100]+9;0)*[.N$5]*[.$A126])" office:value-type="float" office:value="18" calcext:value-type="float">
            <text:p>18</text:p>
          </table:table-cell>
          <table:table-cell table:style-name="ce18" table:formula="of:=IF(ISBLANK([.O$2]);0;VLOOKUP([.O$2];[$'weapon parameters'.$A:.$M];[.$B$100]+6;0)+VLOOKUP([.O$2];[$'weapon parameters'.$A:.$M];[.$B$100]+9;0)*[.O$5]*[.$A126])" office:value-type="float" office:value="18" calcext:value-type="float">
            <text:p>18</text:p>
          </table:table-cell>
          <table:table-cell table:style-name="ce18" table:formula="of:=IF(ISBLANK([.P$2]);0;VLOOKUP([.P$2];[$'weapon parameters'.$A:.$M];[.$B$100]+6;0)+VLOOKUP([.P$2];[$'weapon parameters'.$A:.$M];[.$B$100]+9;0)*[.P$5]*[.$A126])" office:value-type="float" office:value="0" calcext:value-type="float">
            <text:p>0</text:p>
          </table:table-cell>
          <table:table-cell table:style-name="ce18" table:formula="of:=IF(ISBLANK([.Q$2]);0;VLOOKUP([.Q$2];[$'weapon parameters'.$A:.$M];[.$B$100]+6;0)+VLOOKUP([.Q$2];[$'weapon parameters'.$A:.$M];[.$B$100]+9;0)*[.Q$5]*[.$A126])" office:value-type="float" office:value="19.6085474361105" calcext:value-type="float">
            <text:p>20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formula="of:=IF(ISBLANK([.B$2]);0;VLOOKUP([.B$2];[$'weapon parameters'.$A:.$M];[.$B$100]+6;0)+VLOOKUP([.B$2];[$'weapon parameters'.$A:.$M];[.$B$100]+9;0)*[.B$5]*[.$A127])" office:value-type="float" office:value="0" calcext:value-type="float">
            <text:p>0</text:p>
          </table:table-cell>
          <table:table-cell table:style-name="ce18" table:formula="of:=IF(ISBLANK([.C$2]);0;VLOOKUP([.C$2];[$'weapon parameters'.$A:.$M];[.$B$100]+6;0)+VLOOKUP([.C$2];[$'weapon parameters'.$A:.$M];[.$B$100]+9;0)*[.C$5]*[.$A127])" office:value-type="float" office:value="0" calcext:value-type="float">
            <text:p>0</text:p>
          </table:table-cell>
          <table:table-cell table:style-name="ce18" table:formula="of:=IF(ISBLANK([.D$2]);0;VLOOKUP([.D$2];[$'weapon parameters'.$A:.$M];[.$B$100]+6;0)+VLOOKUP([.D$2];[$'weapon parameters'.$A:.$M];[.$B$100]+9;0)*[.D$5]*[.$A127])" office:value-type="float" office:value="0" calcext:value-type="float">
            <text:p>0</text:p>
          </table:table-cell>
          <table:table-cell table:style-name="ce18" table:formula="of:=IF(ISBLANK([.E$2]);0;VLOOKUP([.E$2];[$'weapon parameters'.$A:.$M];[.$B$100]+6;0)+VLOOKUP([.E$2];[$'weapon parameters'.$A:.$M];[.$B$100]+9;0)*[.E$5]*[.$A127])" office:value-type="float" office:value="0" calcext:value-type="float">
            <text:p>0</text:p>
          </table:table-cell>
          <table:table-cell table:style-name="ce18" table:formula="of:=IF(ISBLANK([.F$2]);0;VLOOKUP([.F$2];[$'weapon parameters'.$A:.$M];[.$B$100]+6;0)+VLOOKUP([.F$2];[$'weapon parameters'.$A:.$M];[.$B$100]+9;0)*[.F$5]*[.$A127])" office:value-type="float" office:value="0" calcext:value-type="float">
            <text:p>0</text:p>
          </table:table-cell>
          <table:table-cell table:style-name="ce18" table:formula="of:=IF(ISBLANK([.G$2]);0;VLOOKUP([.G$2];[$'weapon parameters'.$A:.$M];[.$B$100]+6;0)+VLOOKUP([.G$2];[$'weapon parameters'.$A:.$M];[.$B$100]+9;0)*[.G$5]*[.$A127])" office:value-type="float" office:value="0" calcext:value-type="float">
            <text:p>0</text:p>
          </table:table-cell>
          <table:table-cell table:style-name="ce18" table:formula="of:=IF(ISBLANK([.H$2]);0;VLOOKUP([.H$2];[$'weapon parameters'.$A:.$M];[.$B$100]+6;0)+VLOOKUP([.H$2];[$'weapon parameters'.$A:.$M];[.$B$100]+9;0)*[.H$5]*[.$A127])" office:value-type="float" office:value="0" calcext:value-type="float">
            <text:p>0</text:p>
          </table:table-cell>
          <table:table-cell table:style-name="ce18" table:formula="of:=IF(ISBLANK([.I$2]);0;VLOOKUP([.I$2];[$'weapon parameters'.$A:.$M];[.$B$100]+6;0)+VLOOKUP([.I$2];[$'weapon parameters'.$A:.$M];[.$B$100]+9;0)*[.I$5]*[.$A127])" office:value-type="float" office:value="0" calcext:value-type="float">
            <text:p>0</text:p>
          </table:table-cell>
          <table:table-cell table:style-name="ce18" table:formula="of:=IF(ISBLANK([.J$2]);0;VLOOKUP([.J$2];[$'weapon parameters'.$A:.$M];[.$B$100]+6;0)+VLOOKUP([.J$2];[$'weapon parameters'.$A:.$M];[.$B$100]+9;0)*[.J$5]*[.$A127])" office:value-type="float" office:value="0" calcext:value-type="float">
            <text:p>0</text:p>
          </table:table-cell>
          <table:table-cell table:style-name="ce18" table:formula="of:=IF(ISBLANK([.K$2]);0;VLOOKUP([.K$2];[$'weapon parameters'.$A:.$M];[.$B$100]+6;0)+VLOOKUP([.K$2];[$'weapon parameters'.$A:.$M];[.$B$100]+9;0)*[.K$5]*[.$A127])" office:value-type="float" office:value="15.0911355336209" calcext:value-type="float">
            <text:p>15</text:p>
          </table:table-cell>
          <table:table-cell table:style-name="ce18" table:formula="of:=IF(ISBLANK([.L$2]);0;VLOOKUP([.L$2];[$'weapon parameters'.$A:.$M];[.$B$100]+6;0)+VLOOKUP([.L$2];[$'weapon parameters'.$A:.$M];[.$B$100]+9;0)*[.L$5]*[.$A127])" office:value-type="float" office:value="18" calcext:value-type="float">
            <text:p>18</text:p>
          </table:table-cell>
          <table:table-cell table:style-name="ce18" table:formula="of:=IF(ISBLANK([.M$2]);0;VLOOKUP([.M$2];[$'weapon parameters'.$A:.$M];[.$B$100]+6;0)+VLOOKUP([.M$2];[$'weapon parameters'.$A:.$M];[.$B$100]+9;0)*[.M$5]*[.$A127])" office:value-type="float" office:value="18" calcext:value-type="float">
            <text:p>18</text:p>
          </table:table-cell>
          <table:table-cell table:style-name="ce18" table:formula="of:=IF(ISBLANK([.N$2]);0;VLOOKUP([.N$2];[$'weapon parameters'.$A:.$M];[.$B$100]+6;0)+VLOOKUP([.N$2];[$'weapon parameters'.$A:.$M];[.$B$100]+9;0)*[.N$5]*[.$A127])" office:value-type="float" office:value="18" calcext:value-type="float">
            <text:p>18</text:p>
          </table:table-cell>
          <table:table-cell table:style-name="ce18" table:formula="of:=IF(ISBLANK([.O$2]);0;VLOOKUP([.O$2];[$'weapon parameters'.$A:.$M];[.$B$100]+6;0)+VLOOKUP([.O$2];[$'weapon parameters'.$A:.$M];[.$B$100]+9;0)*[.O$5]*[.$A127])" office:value-type="float" office:value="18" calcext:value-type="float">
            <text:p>18</text:p>
          </table:table-cell>
          <table:table-cell table:style-name="ce18" table:formula="of:=IF(ISBLANK([.P$2]);0;VLOOKUP([.P$2];[$'weapon parameters'.$A:.$M];[.$B$100]+6;0)+VLOOKUP([.P$2];[$'weapon parameters'.$A:.$M];[.$B$100]+9;0)*[.P$5]*[.$A127])" office:value-type="float" office:value="0" calcext:value-type="float">
            <text:p>0</text:p>
          </table:table-cell>
          <table:table-cell table:style-name="ce18" table:formula="of:=IF(ISBLANK([.Q$2]);0;VLOOKUP([.Q$2];[$'weapon parameters'.$A:.$M];[.$B$100]+6;0)+VLOOKUP([.Q$2];[$'weapon parameters'.$A:.$M];[.$B$100]+9;0)*[.Q$5]*[.$A127])" office:value-type="float" office:value="26.144729914814" calcext:value-type="float">
            <text:p>26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table:formula="of:=IF(ISBLANK([.B$2]);0;VLOOKUP([.B$2];[$'weapon parameters'.$A:.$M];[.$B$100]+6;0)+VLOOKUP([.B$2];[$'weapon parameters'.$A:.$M];[.$B$100]+9;0)*[.B$5]*[.$A128])" office:value-type="float" office:value="0" calcext:value-type="float">
            <text:p>0</text:p>
          </table:table-cell>
          <table:table-cell table:style-name="ce18" table:formula="of:=IF(ISBLANK([.C$2]);0;VLOOKUP([.C$2];[$'weapon parameters'.$A:.$M];[.$B$100]+6;0)+VLOOKUP([.C$2];[$'weapon parameters'.$A:.$M];[.$B$100]+9;0)*[.C$5]*[.$A128])" office:value-type="float" office:value="0" calcext:value-type="float">
            <text:p>0</text:p>
          </table:table-cell>
          <table:table-cell table:style-name="ce18" table:formula="of:=IF(ISBLANK([.D$2]);0;VLOOKUP([.D$2];[$'weapon parameters'.$A:.$M];[.$B$100]+6;0)+VLOOKUP([.D$2];[$'weapon parameters'.$A:.$M];[.$B$100]+9;0)*[.D$5]*[.$A128])" office:value-type="float" office:value="0" calcext:value-type="float">
            <text:p>0</text:p>
          </table:table-cell>
          <table:table-cell table:style-name="ce18" table:formula="of:=IF(ISBLANK([.E$2]);0;VLOOKUP([.E$2];[$'weapon parameters'.$A:.$M];[.$B$100]+6;0)+VLOOKUP([.E$2];[$'weapon parameters'.$A:.$M];[.$B$100]+9;0)*[.E$5]*[.$A128])" office:value-type="float" office:value="0" calcext:value-type="float">
            <text:p>0</text:p>
          </table:table-cell>
          <table:table-cell table:style-name="ce18" table:formula="of:=IF(ISBLANK([.F$2]);0;VLOOKUP([.F$2];[$'weapon parameters'.$A:.$M];[.$B$100]+6;0)+VLOOKUP([.F$2];[$'weapon parameters'.$A:.$M];[.$B$100]+9;0)*[.F$5]*[.$A128])" office:value-type="float" office:value="0" calcext:value-type="float">
            <text:p>0</text:p>
          </table:table-cell>
          <table:table-cell table:style-name="ce18" table:formula="of:=IF(ISBLANK([.G$2]);0;VLOOKUP([.G$2];[$'weapon parameters'.$A:.$M];[.$B$100]+6;0)+VLOOKUP([.G$2];[$'weapon parameters'.$A:.$M];[.$B$100]+9;0)*[.G$5]*[.$A128])" office:value-type="float" office:value="0" calcext:value-type="float">
            <text:p>0</text:p>
          </table:table-cell>
          <table:table-cell table:style-name="ce18" table:formula="of:=IF(ISBLANK([.H$2]);0;VLOOKUP([.H$2];[$'weapon parameters'.$A:.$M];[.$B$100]+6;0)+VLOOKUP([.H$2];[$'weapon parameters'.$A:.$M];[.$B$100]+9;0)*[.H$5]*[.$A128])" office:value-type="float" office:value="0" calcext:value-type="float">
            <text:p>0</text:p>
          </table:table-cell>
          <table:table-cell table:style-name="ce18" table:formula="of:=IF(ISBLANK([.I$2]);0;VLOOKUP([.I$2];[$'weapon parameters'.$A:.$M];[.$B$100]+6;0)+VLOOKUP([.I$2];[$'weapon parameters'.$A:.$M];[.$B$100]+9;0)*[.I$5]*[.$A128])" office:value-type="float" office:value="0" calcext:value-type="float">
            <text:p>0</text:p>
          </table:table-cell>
          <table:table-cell table:style-name="ce18" table:formula="of:=IF(ISBLANK([.J$2]);0;VLOOKUP([.J$2];[$'weapon parameters'.$A:.$M];[.$B$100]+6;0)+VLOOKUP([.J$2];[$'weapon parameters'.$A:.$M];[.$B$100]+9;0)*[.J$5]*[.$A128])" office:value-type="float" office:value="0" calcext:value-type="float">
            <text:p>0</text:p>
          </table:table-cell>
          <table:table-cell table:style-name="ce18" table:formula="of:=IF(ISBLANK([.K$2]);0;VLOOKUP([.K$2];[$'weapon parameters'.$A:.$M];[.$B$100]+6;0)+VLOOKUP([.K$2];[$'weapon parameters'.$A:.$M];[.$B$100]+9;0)*[.K$5]*[.$A128])" office:value-type="float" office:value="16.1139194170262" calcext:value-type="float">
            <text:p>16</text:p>
          </table:table-cell>
          <table:table-cell table:style-name="ce18" table:formula="of:=IF(ISBLANK([.L$2]);0;VLOOKUP([.L$2];[$'weapon parameters'.$A:.$M];[.$B$100]+6;0)+VLOOKUP([.L$2];[$'weapon parameters'.$A:.$M];[.$B$100]+9;0)*[.L$5]*[.$A128])" office:value-type="float" office:value="18" calcext:value-type="float">
            <text:p>18</text:p>
          </table:table-cell>
          <table:table-cell table:style-name="ce18" table:formula="of:=IF(ISBLANK([.M$2]);0;VLOOKUP([.M$2];[$'weapon parameters'.$A:.$M];[.$B$100]+6;0)+VLOOKUP([.M$2];[$'weapon parameters'.$A:.$M];[.$B$100]+9;0)*[.M$5]*[.$A128])" office:value-type="float" office:value="18" calcext:value-type="float">
            <text:p>18</text:p>
          </table:table-cell>
          <table:table-cell table:style-name="ce18" table:formula="of:=IF(ISBLANK([.N$2]);0;VLOOKUP([.N$2];[$'weapon parameters'.$A:.$M];[.$B$100]+6;0)+VLOOKUP([.N$2];[$'weapon parameters'.$A:.$M];[.$B$100]+9;0)*[.N$5]*[.$A128])" office:value-type="float" office:value="18" calcext:value-type="float">
            <text:p>18</text:p>
          </table:table-cell>
          <table:table-cell table:style-name="ce18" table:formula="of:=IF(ISBLANK([.O$2]);0;VLOOKUP([.O$2];[$'weapon parameters'.$A:.$M];[.$B$100]+6;0)+VLOOKUP([.O$2];[$'weapon parameters'.$A:.$M];[.$B$100]+9;0)*[.O$5]*[.$A128])" office:value-type="float" office:value="18" calcext:value-type="float">
            <text:p>18</text:p>
          </table:table-cell>
          <table:table-cell table:style-name="ce18" table:formula="of:=IF(ISBLANK([.P$2]);0;VLOOKUP([.P$2];[$'weapon parameters'.$A:.$M];[.$B$100]+6;0)+VLOOKUP([.P$2];[$'weapon parameters'.$A:.$M];[.$B$100]+9;0)*[.P$5]*[.$A128])" office:value-type="float" office:value="0" calcext:value-type="float">
            <text:p>0</text:p>
          </table:table-cell>
          <table:table-cell table:style-name="ce18" table:formula="of:=IF(ISBLANK([.Q$2]);0;VLOOKUP([.Q$2];[$'weapon parameters'.$A:.$M];[.$B$100]+6;0)+VLOOKUP([.Q$2];[$'weapon parameters'.$A:.$M];[.$B$100]+9;0)*[.Q$5]*[.$A128])" office:value-type="float" office:value="32.6809123935175" calcext:value-type="float">
            <text:p>33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table:formula="of:=IF(ISBLANK([.B$2]);0;VLOOKUP([.B$2];[$'weapon parameters'.$A:.$M];[.$B$100]+6;0)+VLOOKUP([.B$2];[$'weapon parameters'.$A:.$M];[.$B$100]+9;0)*[.B$5]*[.$A129])" office:value-type="float" office:value="0" calcext:value-type="float">
            <text:p>0</text:p>
          </table:table-cell>
          <table:table-cell table:style-name="ce18" table:formula="of:=IF(ISBLANK([.C$2]);0;VLOOKUP([.C$2];[$'weapon parameters'.$A:.$M];[.$B$100]+6;0)+VLOOKUP([.C$2];[$'weapon parameters'.$A:.$M];[.$B$100]+9;0)*[.C$5]*[.$A129])" office:value-type="float" office:value="0" calcext:value-type="float">
            <text:p>0</text:p>
          </table:table-cell>
          <table:table-cell table:style-name="ce18" table:formula="of:=IF(ISBLANK([.D$2]);0;VLOOKUP([.D$2];[$'weapon parameters'.$A:.$M];[.$B$100]+6;0)+VLOOKUP([.D$2];[$'weapon parameters'.$A:.$M];[.$B$100]+9;0)*[.D$5]*[.$A129])" office:value-type="float" office:value="0" calcext:value-type="float">
            <text:p>0</text:p>
          </table:table-cell>
          <table:table-cell table:style-name="ce18" table:formula="of:=IF(ISBLANK([.E$2]);0;VLOOKUP([.E$2];[$'weapon parameters'.$A:.$M];[.$B$100]+6;0)+VLOOKUP([.E$2];[$'weapon parameters'.$A:.$M];[.$B$100]+9;0)*[.E$5]*[.$A129])" office:value-type="float" office:value="0" calcext:value-type="float">
            <text:p>0</text:p>
          </table:table-cell>
          <table:table-cell table:style-name="ce18" table:formula="of:=IF(ISBLANK([.F$2]);0;VLOOKUP([.F$2];[$'weapon parameters'.$A:.$M];[.$B$100]+6;0)+VLOOKUP([.F$2];[$'weapon parameters'.$A:.$M];[.$B$100]+9;0)*[.F$5]*[.$A129])" office:value-type="float" office:value="0" calcext:value-type="float">
            <text:p>0</text:p>
          </table:table-cell>
          <table:table-cell table:style-name="ce18" table:formula="of:=IF(ISBLANK([.G$2]);0;VLOOKUP([.G$2];[$'weapon parameters'.$A:.$M];[.$B$100]+6;0)+VLOOKUP([.G$2];[$'weapon parameters'.$A:.$M];[.$B$100]+9;0)*[.G$5]*[.$A129])" office:value-type="float" office:value="0" calcext:value-type="float">
            <text:p>0</text:p>
          </table:table-cell>
          <table:table-cell table:style-name="ce18" table:formula="of:=IF(ISBLANK([.H$2]);0;VLOOKUP([.H$2];[$'weapon parameters'.$A:.$M];[.$B$100]+6;0)+VLOOKUP([.H$2];[$'weapon parameters'.$A:.$M];[.$B$100]+9;0)*[.H$5]*[.$A129])" office:value-type="float" office:value="0" calcext:value-type="float">
            <text:p>0</text:p>
          </table:table-cell>
          <table:table-cell table:style-name="ce18" table:formula="of:=IF(ISBLANK([.I$2]);0;VLOOKUP([.I$2];[$'weapon parameters'.$A:.$M];[.$B$100]+6;0)+VLOOKUP([.I$2];[$'weapon parameters'.$A:.$M];[.$B$100]+9;0)*[.I$5]*[.$A129])" office:value-type="float" office:value="0" calcext:value-type="float">
            <text:p>0</text:p>
          </table:table-cell>
          <table:table-cell table:style-name="ce18" table:formula="of:=IF(ISBLANK([.J$2]);0;VLOOKUP([.J$2];[$'weapon parameters'.$A:.$M];[.$B$100]+6;0)+VLOOKUP([.J$2];[$'weapon parameters'.$A:.$M];[.$B$100]+9;0)*[.J$5]*[.$A129])" office:value-type="float" office:value="0" calcext:value-type="float">
            <text:p>0</text:p>
          </table:table-cell>
          <table:table-cell table:style-name="ce18" table:formula="of:=IF(ISBLANK([.K$2]);0;VLOOKUP([.K$2];[$'weapon parameters'.$A:.$M];[.$B$100]+6;0)+VLOOKUP([.K$2];[$'weapon parameters'.$A:.$M];[.$B$100]+9;0)*[.K$5]*[.$A129])" office:value-type="float" office:value="17.1367033004314" calcext:value-type="float">
            <text:p>17</text:p>
          </table:table-cell>
          <table:table-cell table:style-name="ce18" table:formula="of:=IF(ISBLANK([.L$2]);0;VLOOKUP([.L$2];[$'weapon parameters'.$A:.$M];[.$B$100]+6;0)+VLOOKUP([.L$2];[$'weapon parameters'.$A:.$M];[.$B$100]+9;0)*[.L$5]*[.$A129])" office:value-type="float" office:value="18" calcext:value-type="float">
            <text:p>18</text:p>
          </table:table-cell>
          <table:table-cell table:style-name="ce18" table:formula="of:=IF(ISBLANK([.M$2]);0;VLOOKUP([.M$2];[$'weapon parameters'.$A:.$M];[.$B$100]+6;0)+VLOOKUP([.M$2];[$'weapon parameters'.$A:.$M];[.$B$100]+9;0)*[.M$5]*[.$A129])" office:value-type="float" office:value="18" calcext:value-type="float">
            <text:p>18</text:p>
          </table:table-cell>
          <table:table-cell table:style-name="ce18" table:formula="of:=IF(ISBLANK([.N$2]);0;VLOOKUP([.N$2];[$'weapon parameters'.$A:.$M];[.$B$100]+6;0)+VLOOKUP([.N$2];[$'weapon parameters'.$A:.$M];[.$B$100]+9;0)*[.N$5]*[.$A129])" office:value-type="float" office:value="18" calcext:value-type="float">
            <text:p>18</text:p>
          </table:table-cell>
          <table:table-cell table:style-name="ce18" table:formula="of:=IF(ISBLANK([.O$2]);0;VLOOKUP([.O$2];[$'weapon parameters'.$A:.$M];[.$B$100]+6;0)+VLOOKUP([.O$2];[$'weapon parameters'.$A:.$M];[.$B$100]+9;0)*[.O$5]*[.$A129])" office:value-type="float" office:value="18" calcext:value-type="float">
            <text:p>18</text:p>
          </table:table-cell>
          <table:table-cell table:style-name="ce18" table:formula="of:=IF(ISBLANK([.P$2]);0;VLOOKUP([.P$2];[$'weapon parameters'.$A:.$M];[.$B$100]+6;0)+VLOOKUP([.P$2];[$'weapon parameters'.$A:.$M];[.$B$100]+9;0)*[.P$5]*[.$A129])" office:value-type="float" office:value="0" calcext:value-type="float">
            <text:p>0</text:p>
          </table:table-cell>
          <table:table-cell table:style-name="ce18" table:formula="of:=IF(ISBLANK([.Q$2]);0;VLOOKUP([.Q$2];[$'weapon parameters'.$A:.$M];[.$B$100]+6;0)+VLOOKUP([.Q$2];[$'weapon parameters'.$A:.$M];[.$B$100]+9;0)*[.Q$5]*[.$A129])" office:value-type="float" office:value="39.217094872221" calcext:value-type="float">
            <text:p>39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table:formula="of:=IF(ISBLANK([.B$2]);0;VLOOKUP([.B$2];[$'weapon parameters'.$A:.$M];[.$B$100]+6;0)+VLOOKUP([.B$2];[$'weapon parameters'.$A:.$M];[.$B$100]+9;0)*[.B$5]*[.$A130])" office:value-type="float" office:value="0" calcext:value-type="float">
            <text:p>0</text:p>
          </table:table-cell>
          <table:table-cell table:style-name="ce18" table:formula="of:=IF(ISBLANK([.C$2]);0;VLOOKUP([.C$2];[$'weapon parameters'.$A:.$M];[.$B$100]+6;0)+VLOOKUP([.C$2];[$'weapon parameters'.$A:.$M];[.$B$100]+9;0)*[.C$5]*[.$A130])" office:value-type="float" office:value="0" calcext:value-type="float">
            <text:p>0</text:p>
          </table:table-cell>
          <table:table-cell table:style-name="ce18" table:formula="of:=IF(ISBLANK([.D$2]);0;VLOOKUP([.D$2];[$'weapon parameters'.$A:.$M];[.$B$100]+6;0)+VLOOKUP([.D$2];[$'weapon parameters'.$A:.$M];[.$B$100]+9;0)*[.D$5]*[.$A130])" office:value-type="float" office:value="0" calcext:value-type="float">
            <text:p>0</text:p>
          </table:table-cell>
          <table:table-cell table:style-name="ce18" table:formula="of:=IF(ISBLANK([.E$2]);0;VLOOKUP([.E$2];[$'weapon parameters'.$A:.$M];[.$B$100]+6;0)+VLOOKUP([.E$2];[$'weapon parameters'.$A:.$M];[.$B$100]+9;0)*[.E$5]*[.$A130])" office:value-type="float" office:value="0" calcext:value-type="float">
            <text:p>0</text:p>
          </table:table-cell>
          <table:table-cell table:style-name="ce18" table:formula="of:=IF(ISBLANK([.F$2]);0;VLOOKUP([.F$2];[$'weapon parameters'.$A:.$M];[.$B$100]+6;0)+VLOOKUP([.F$2];[$'weapon parameters'.$A:.$M];[.$B$100]+9;0)*[.F$5]*[.$A130])" office:value-type="float" office:value="0" calcext:value-type="float">
            <text:p>0</text:p>
          </table:table-cell>
          <table:table-cell table:style-name="ce18" table:formula="of:=IF(ISBLANK([.G$2]);0;VLOOKUP([.G$2];[$'weapon parameters'.$A:.$M];[.$B$100]+6;0)+VLOOKUP([.G$2];[$'weapon parameters'.$A:.$M];[.$B$100]+9;0)*[.G$5]*[.$A130])" office:value-type="float" office:value="0" calcext:value-type="float">
            <text:p>0</text:p>
          </table:table-cell>
          <table:table-cell table:style-name="ce18" table:formula="of:=IF(ISBLANK([.H$2]);0;VLOOKUP([.H$2];[$'weapon parameters'.$A:.$M];[.$B$100]+6;0)+VLOOKUP([.H$2];[$'weapon parameters'.$A:.$M];[.$B$100]+9;0)*[.H$5]*[.$A130])" office:value-type="float" office:value="0" calcext:value-type="float">
            <text:p>0</text:p>
          </table:table-cell>
          <table:table-cell table:style-name="ce18" table:formula="of:=IF(ISBLANK([.I$2]);0;VLOOKUP([.I$2];[$'weapon parameters'.$A:.$M];[.$B$100]+6;0)+VLOOKUP([.I$2];[$'weapon parameters'.$A:.$M];[.$B$100]+9;0)*[.I$5]*[.$A130])" office:value-type="float" office:value="0" calcext:value-type="float">
            <text:p>0</text:p>
          </table:table-cell>
          <table:table-cell table:style-name="ce18" table:formula="of:=IF(ISBLANK([.J$2]);0;VLOOKUP([.J$2];[$'weapon parameters'.$A:.$M];[.$B$100]+6;0)+VLOOKUP([.J$2];[$'weapon parameters'.$A:.$M];[.$B$100]+9;0)*[.J$5]*[.$A130])" office:value-type="float" office:value="0" calcext:value-type="float">
            <text:p>0</text:p>
          </table:table-cell>
          <table:table-cell table:style-name="ce18" table:formula="of:=IF(ISBLANK([.K$2]);0;VLOOKUP([.K$2];[$'weapon parameters'.$A:.$M];[.$B$100]+6;0)+VLOOKUP([.K$2];[$'weapon parameters'.$A:.$M];[.$B$100]+9;0)*[.K$5]*[.$A130])" office:value-type="float" office:value="18.1594871838366" calcext:value-type="float">
            <text:p>18</text:p>
          </table:table-cell>
          <table:table-cell table:style-name="ce18" table:formula="of:=IF(ISBLANK([.L$2]);0;VLOOKUP([.L$2];[$'weapon parameters'.$A:.$M];[.$B$100]+6;0)+VLOOKUP([.L$2];[$'weapon parameters'.$A:.$M];[.$B$100]+9;0)*[.L$5]*[.$A130])" office:value-type="float" office:value="18" calcext:value-type="float">
            <text:p>18</text:p>
          </table:table-cell>
          <table:table-cell table:style-name="ce18" table:formula="of:=IF(ISBLANK([.M$2]);0;VLOOKUP([.M$2];[$'weapon parameters'.$A:.$M];[.$B$100]+6;0)+VLOOKUP([.M$2];[$'weapon parameters'.$A:.$M];[.$B$100]+9;0)*[.M$5]*[.$A130])" office:value-type="float" office:value="18" calcext:value-type="float">
            <text:p>18</text:p>
          </table:table-cell>
          <table:table-cell table:style-name="ce18" table:formula="of:=IF(ISBLANK([.N$2]);0;VLOOKUP([.N$2];[$'weapon parameters'.$A:.$M];[.$B$100]+6;0)+VLOOKUP([.N$2];[$'weapon parameters'.$A:.$M];[.$B$100]+9;0)*[.N$5]*[.$A130])" office:value-type="float" office:value="18" calcext:value-type="float">
            <text:p>18</text:p>
          </table:table-cell>
          <table:table-cell table:style-name="ce18" table:formula="of:=IF(ISBLANK([.O$2]);0;VLOOKUP([.O$2];[$'weapon parameters'.$A:.$M];[.$B$100]+6;0)+VLOOKUP([.O$2];[$'weapon parameters'.$A:.$M];[.$B$100]+9;0)*[.O$5]*[.$A130])" office:value-type="float" office:value="18" calcext:value-type="float">
            <text:p>18</text:p>
          </table:table-cell>
          <table:table-cell table:style-name="ce18" table:formula="of:=IF(ISBLANK([.P$2]);0;VLOOKUP([.P$2];[$'weapon parameters'.$A:.$M];[.$B$100]+6;0)+VLOOKUP([.P$2];[$'weapon parameters'.$A:.$M];[.$B$100]+9;0)*[.P$5]*[.$A130])" office:value-type="float" office:value="0" calcext:value-type="float">
            <text:p>0</text:p>
          </table:table-cell>
          <table:table-cell table:style-name="ce18" table:formula="of:=IF(ISBLANK([.Q$2]);0;VLOOKUP([.Q$2];[$'weapon parameters'.$A:.$M];[.$B$100]+6;0)+VLOOKUP([.Q$2];[$'weapon parameters'.$A:.$M];[.$B$100]+9;0)*[.Q$5]*[.$A130])" office:value-type="float" office:value="45.7532773509245" calcext:value-type="float">
            <text:p>46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table:formula="of:=IF(ISBLANK([.B$2]);0;VLOOKUP([.B$2];[$'weapon parameters'.$A:.$M];[.$B$100]+6;0)+VLOOKUP([.B$2];[$'weapon parameters'.$A:.$M];[.$B$100]+9;0)*[.B$5]*[.$A131])" office:value-type="float" office:value="0" calcext:value-type="float">
            <text:p>0</text:p>
          </table:table-cell>
          <table:table-cell table:style-name="ce18" table:formula="of:=IF(ISBLANK([.C$2]);0;VLOOKUP([.C$2];[$'weapon parameters'.$A:.$M];[.$B$100]+6;0)+VLOOKUP([.C$2];[$'weapon parameters'.$A:.$M];[.$B$100]+9;0)*[.C$5]*[.$A131])" office:value-type="float" office:value="0" calcext:value-type="float">
            <text:p>0</text:p>
          </table:table-cell>
          <table:table-cell table:style-name="ce18" table:formula="of:=IF(ISBLANK([.D$2]);0;VLOOKUP([.D$2];[$'weapon parameters'.$A:.$M];[.$B$100]+6;0)+VLOOKUP([.D$2];[$'weapon parameters'.$A:.$M];[.$B$100]+9;0)*[.D$5]*[.$A131])" office:value-type="float" office:value="0" calcext:value-type="float">
            <text:p>0</text:p>
          </table:table-cell>
          <table:table-cell table:style-name="ce18" table:formula="of:=IF(ISBLANK([.E$2]);0;VLOOKUP([.E$2];[$'weapon parameters'.$A:.$M];[.$B$100]+6;0)+VLOOKUP([.E$2];[$'weapon parameters'.$A:.$M];[.$B$100]+9;0)*[.E$5]*[.$A131])" office:value-type="float" office:value="0" calcext:value-type="float">
            <text:p>0</text:p>
          </table:table-cell>
          <table:table-cell table:style-name="ce18" table:formula="of:=IF(ISBLANK([.F$2]);0;VLOOKUP([.F$2];[$'weapon parameters'.$A:.$M];[.$B$100]+6;0)+VLOOKUP([.F$2];[$'weapon parameters'.$A:.$M];[.$B$100]+9;0)*[.F$5]*[.$A131])" office:value-type="float" office:value="0" calcext:value-type="float">
            <text:p>0</text:p>
          </table:table-cell>
          <table:table-cell table:style-name="ce18" table:formula="of:=IF(ISBLANK([.G$2]);0;VLOOKUP([.G$2];[$'weapon parameters'.$A:.$M];[.$B$100]+6;0)+VLOOKUP([.G$2];[$'weapon parameters'.$A:.$M];[.$B$100]+9;0)*[.G$5]*[.$A131])" office:value-type="float" office:value="0" calcext:value-type="float">
            <text:p>0</text:p>
          </table:table-cell>
          <table:table-cell table:style-name="ce18" table:formula="of:=IF(ISBLANK([.H$2]);0;VLOOKUP([.H$2];[$'weapon parameters'.$A:.$M];[.$B$100]+6;0)+VLOOKUP([.H$2];[$'weapon parameters'.$A:.$M];[.$B$100]+9;0)*[.H$5]*[.$A131])" office:value-type="float" office:value="0" calcext:value-type="float">
            <text:p>0</text:p>
          </table:table-cell>
          <table:table-cell table:style-name="ce18" table:formula="of:=IF(ISBLANK([.I$2]);0;VLOOKUP([.I$2];[$'weapon parameters'.$A:.$M];[.$B$100]+6;0)+VLOOKUP([.I$2];[$'weapon parameters'.$A:.$M];[.$B$100]+9;0)*[.I$5]*[.$A131])" office:value-type="float" office:value="0" calcext:value-type="float">
            <text:p>0</text:p>
          </table:table-cell>
          <table:table-cell table:style-name="ce18" table:formula="of:=IF(ISBLANK([.J$2]);0;VLOOKUP([.J$2];[$'weapon parameters'.$A:.$M];[.$B$100]+6;0)+VLOOKUP([.J$2];[$'weapon parameters'.$A:.$M];[.$B$100]+9;0)*[.J$5]*[.$A131])" office:value-type="float" office:value="0" calcext:value-type="float">
            <text:p>0</text:p>
          </table:table-cell>
          <table:table-cell table:style-name="ce18" table:formula="of:=IF(ISBLANK([.K$2]);0;VLOOKUP([.K$2];[$'weapon parameters'.$A:.$M];[.$B$100]+6;0)+VLOOKUP([.K$2];[$'weapon parameters'.$A:.$M];[.$B$100]+9;0)*[.K$5]*[.$A131])" office:value-type="float" office:value="19.1822710672419" calcext:value-type="float">
            <text:p>19</text:p>
          </table:table-cell>
          <table:table-cell table:style-name="ce18" table:formula="of:=IF(ISBLANK([.L$2]);0;VLOOKUP([.L$2];[$'weapon parameters'.$A:.$M];[.$B$100]+6;0)+VLOOKUP([.L$2];[$'weapon parameters'.$A:.$M];[.$B$100]+9;0)*[.L$5]*[.$A131])" office:value-type="float" office:value="18" calcext:value-type="float">
            <text:p>18</text:p>
          </table:table-cell>
          <table:table-cell table:style-name="ce18" table:formula="of:=IF(ISBLANK([.M$2]);0;VLOOKUP([.M$2];[$'weapon parameters'.$A:.$M];[.$B$100]+6;0)+VLOOKUP([.M$2];[$'weapon parameters'.$A:.$M];[.$B$100]+9;0)*[.M$5]*[.$A131])" office:value-type="float" office:value="18" calcext:value-type="float">
            <text:p>18</text:p>
          </table:table-cell>
          <table:table-cell table:style-name="ce18" table:formula="of:=IF(ISBLANK([.N$2]);0;VLOOKUP([.N$2];[$'weapon parameters'.$A:.$M];[.$B$100]+6;0)+VLOOKUP([.N$2];[$'weapon parameters'.$A:.$M];[.$B$100]+9;0)*[.N$5]*[.$A131])" office:value-type="float" office:value="18" calcext:value-type="float">
            <text:p>18</text:p>
          </table:table-cell>
          <table:table-cell table:style-name="ce18" table:formula="of:=IF(ISBLANK([.O$2]);0;VLOOKUP([.O$2];[$'weapon parameters'.$A:.$M];[.$B$100]+6;0)+VLOOKUP([.O$2];[$'weapon parameters'.$A:.$M];[.$B$100]+9;0)*[.O$5]*[.$A131])" office:value-type="float" office:value="18" calcext:value-type="float">
            <text:p>18</text:p>
          </table:table-cell>
          <table:table-cell table:style-name="ce18" table:formula="of:=IF(ISBLANK([.P$2]);0;VLOOKUP([.P$2];[$'weapon parameters'.$A:.$M];[.$B$100]+6;0)+VLOOKUP([.P$2];[$'weapon parameters'.$A:.$M];[.$B$100]+9;0)*[.P$5]*[.$A131])" office:value-type="float" office:value="0" calcext:value-type="float">
            <text:p>0</text:p>
          </table:table-cell>
          <table:table-cell table:style-name="ce18" table:formula="of:=IF(ISBLANK([.Q$2]);0;VLOOKUP([.Q$2];[$'weapon parameters'.$A:.$M];[.$B$100]+6;0)+VLOOKUP([.Q$2];[$'weapon parameters'.$A:.$M];[.$B$100]+9;0)*[.Q$5]*[.$A131])" office:value-type="float" office:value="52.289459829628" calcext:value-type="float">
            <text:p>52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table:formula="of:=IF(ISBLANK([.B$2]);0;VLOOKUP([.B$2];[$'weapon parameters'.$A:.$M];[.$B$100]+6;0)+VLOOKUP([.B$2];[$'weapon parameters'.$A:.$M];[.$B$100]+9;0)*[.B$5]*[.$A132])" office:value-type="float" office:value="0" calcext:value-type="float">
            <text:p>0</text:p>
          </table:table-cell>
          <table:table-cell table:style-name="ce18" table:formula="of:=IF(ISBLANK([.C$2]);0;VLOOKUP([.C$2];[$'weapon parameters'.$A:.$M];[.$B$100]+6;0)+VLOOKUP([.C$2];[$'weapon parameters'.$A:.$M];[.$B$100]+9;0)*[.C$5]*[.$A132])" office:value-type="float" office:value="0" calcext:value-type="float">
            <text:p>0</text:p>
          </table:table-cell>
          <table:table-cell table:style-name="ce18" table:formula="of:=IF(ISBLANK([.D$2]);0;VLOOKUP([.D$2];[$'weapon parameters'.$A:.$M];[.$B$100]+6;0)+VLOOKUP([.D$2];[$'weapon parameters'.$A:.$M];[.$B$100]+9;0)*[.D$5]*[.$A132])" office:value-type="float" office:value="0" calcext:value-type="float">
            <text:p>0</text:p>
          </table:table-cell>
          <table:table-cell table:style-name="ce18" table:formula="of:=IF(ISBLANK([.E$2]);0;VLOOKUP([.E$2];[$'weapon parameters'.$A:.$M];[.$B$100]+6;0)+VLOOKUP([.E$2];[$'weapon parameters'.$A:.$M];[.$B$100]+9;0)*[.E$5]*[.$A132])" office:value-type="float" office:value="0" calcext:value-type="float">
            <text:p>0</text:p>
          </table:table-cell>
          <table:table-cell table:style-name="ce18" table:formula="of:=IF(ISBLANK([.F$2]);0;VLOOKUP([.F$2];[$'weapon parameters'.$A:.$M];[.$B$100]+6;0)+VLOOKUP([.F$2];[$'weapon parameters'.$A:.$M];[.$B$100]+9;0)*[.F$5]*[.$A132])" office:value-type="float" office:value="0" calcext:value-type="float">
            <text:p>0</text:p>
          </table:table-cell>
          <table:table-cell table:style-name="ce18" table:formula="of:=IF(ISBLANK([.G$2]);0;VLOOKUP([.G$2];[$'weapon parameters'.$A:.$M];[.$B$100]+6;0)+VLOOKUP([.G$2];[$'weapon parameters'.$A:.$M];[.$B$100]+9;0)*[.G$5]*[.$A132])" office:value-type="float" office:value="0" calcext:value-type="float">
            <text:p>0</text:p>
          </table:table-cell>
          <table:table-cell table:style-name="ce18" table:formula="of:=IF(ISBLANK([.H$2]);0;VLOOKUP([.H$2];[$'weapon parameters'.$A:.$M];[.$B$100]+6;0)+VLOOKUP([.H$2];[$'weapon parameters'.$A:.$M];[.$B$100]+9;0)*[.H$5]*[.$A132])" office:value-type="float" office:value="0" calcext:value-type="float">
            <text:p>0</text:p>
          </table:table-cell>
          <table:table-cell table:style-name="ce18" table:formula="of:=IF(ISBLANK([.I$2]);0;VLOOKUP([.I$2];[$'weapon parameters'.$A:.$M];[.$B$100]+6;0)+VLOOKUP([.I$2];[$'weapon parameters'.$A:.$M];[.$B$100]+9;0)*[.I$5]*[.$A132])" office:value-type="float" office:value="0" calcext:value-type="float">
            <text:p>0</text:p>
          </table:table-cell>
          <table:table-cell table:style-name="ce18" table:formula="of:=IF(ISBLANK([.J$2]);0;VLOOKUP([.J$2];[$'weapon parameters'.$A:.$M];[.$B$100]+6;0)+VLOOKUP([.J$2];[$'weapon parameters'.$A:.$M];[.$B$100]+9;0)*[.J$5]*[.$A132])" office:value-type="float" office:value="0" calcext:value-type="float">
            <text:p>0</text:p>
          </table:table-cell>
          <table:table-cell table:style-name="ce18" table:formula="of:=IF(ISBLANK([.K$2]);0;VLOOKUP([.K$2];[$'weapon parameters'.$A:.$M];[.$B$100]+6;0)+VLOOKUP([.K$2];[$'weapon parameters'.$A:.$M];[.$B$100]+9;0)*[.K$5]*[.$A132])" office:value-type="float" office:value="20.2050549506471" calcext:value-type="float">
            <text:p>20</text:p>
          </table:table-cell>
          <table:table-cell table:style-name="ce18" table:formula="of:=IF(ISBLANK([.L$2]);0;VLOOKUP([.L$2];[$'weapon parameters'.$A:.$M];[.$B$100]+6;0)+VLOOKUP([.L$2];[$'weapon parameters'.$A:.$M];[.$B$100]+9;0)*[.L$5]*[.$A132])" office:value-type="float" office:value="18" calcext:value-type="float">
            <text:p>18</text:p>
          </table:table-cell>
          <table:table-cell table:style-name="ce18" table:formula="of:=IF(ISBLANK([.M$2]);0;VLOOKUP([.M$2];[$'weapon parameters'.$A:.$M];[.$B$100]+6;0)+VLOOKUP([.M$2];[$'weapon parameters'.$A:.$M];[.$B$100]+9;0)*[.M$5]*[.$A132])" office:value-type="float" office:value="18" calcext:value-type="float">
            <text:p>18</text:p>
          </table:table-cell>
          <table:table-cell table:style-name="ce18" table:formula="of:=IF(ISBLANK([.N$2]);0;VLOOKUP([.N$2];[$'weapon parameters'.$A:.$M];[.$B$100]+6;0)+VLOOKUP([.N$2];[$'weapon parameters'.$A:.$M];[.$B$100]+9;0)*[.N$5]*[.$A132])" office:value-type="float" office:value="18" calcext:value-type="float">
            <text:p>18</text:p>
          </table:table-cell>
          <table:table-cell table:style-name="ce18" table:formula="of:=IF(ISBLANK([.O$2]);0;VLOOKUP([.O$2];[$'weapon parameters'.$A:.$M];[.$B$100]+6;0)+VLOOKUP([.O$2];[$'weapon parameters'.$A:.$M];[.$B$100]+9;0)*[.O$5]*[.$A132])" office:value-type="float" office:value="18" calcext:value-type="float">
            <text:p>18</text:p>
          </table:table-cell>
          <table:table-cell table:style-name="ce18" table:formula="of:=IF(ISBLANK([.P$2]);0;VLOOKUP([.P$2];[$'weapon parameters'.$A:.$M];[.$B$100]+6;0)+VLOOKUP([.P$2];[$'weapon parameters'.$A:.$M];[.$B$100]+9;0)*[.P$5]*[.$A132])" office:value-type="float" office:value="0" calcext:value-type="float">
            <text:p>0</text:p>
          </table:table-cell>
          <table:table-cell table:style-name="ce18" table:formula="of:=IF(ISBLANK([.Q$2]);0;VLOOKUP([.Q$2];[$'weapon parameters'.$A:.$M];[.$B$100]+6;0)+VLOOKUP([.Q$2];[$'weapon parameters'.$A:.$M];[.$B$100]+9;0)*[.Q$5]*[.$A132])" office:value-type="float" office:value="58.8256423083315" calcext:value-type="float">
            <text:p>59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IF(ISBLANK([.B$2]);0;VLOOKUP([.B$2];[$'weapon parameters'.$A:.$M];[.$B$100]+6;0)+VLOOKUP([.B$2];[$'weapon parameters'.$A:.$M];[.$B$100]+9;0)*[.B$5]*[.$A133])" office:value-type="float" office:value="0" calcext:value-type="float">
            <text:p>0</text:p>
          </table:table-cell>
          <table:table-cell table:style-name="ce18" table:formula="of:=IF(ISBLANK([.C$2]);0;VLOOKUP([.C$2];[$'weapon parameters'.$A:.$M];[.$B$100]+6;0)+VLOOKUP([.C$2];[$'weapon parameters'.$A:.$M];[.$B$100]+9;0)*[.C$5]*[.$A133])" office:value-type="float" office:value="0" calcext:value-type="float">
            <text:p>0</text:p>
          </table:table-cell>
          <table:table-cell table:style-name="ce18" table:formula="of:=IF(ISBLANK([.D$2]);0;VLOOKUP([.D$2];[$'weapon parameters'.$A:.$M];[.$B$100]+6;0)+VLOOKUP([.D$2];[$'weapon parameters'.$A:.$M];[.$B$100]+9;0)*[.D$5]*[.$A133])" office:value-type="float" office:value="0" calcext:value-type="float">
            <text:p>0</text:p>
          </table:table-cell>
          <table:table-cell table:style-name="ce18" table:formula="of:=IF(ISBLANK([.E$2]);0;VLOOKUP([.E$2];[$'weapon parameters'.$A:.$M];[.$B$100]+6;0)+VLOOKUP([.E$2];[$'weapon parameters'.$A:.$M];[.$B$100]+9;0)*[.E$5]*[.$A133])" office:value-type="float" office:value="0" calcext:value-type="float">
            <text:p>0</text:p>
          </table:table-cell>
          <table:table-cell table:style-name="ce18" table:formula="of:=IF(ISBLANK([.F$2]);0;VLOOKUP([.F$2];[$'weapon parameters'.$A:.$M];[.$B$100]+6;0)+VLOOKUP([.F$2];[$'weapon parameters'.$A:.$M];[.$B$100]+9;0)*[.F$5]*[.$A133])" office:value-type="float" office:value="0" calcext:value-type="float">
            <text:p>0</text:p>
          </table:table-cell>
          <table:table-cell table:style-name="ce18" table:formula="of:=IF(ISBLANK([.G$2]);0;VLOOKUP([.G$2];[$'weapon parameters'.$A:.$M];[.$B$100]+6;0)+VLOOKUP([.G$2];[$'weapon parameters'.$A:.$M];[.$B$100]+9;0)*[.G$5]*[.$A133])" office:value-type="float" office:value="0" calcext:value-type="float">
            <text:p>0</text:p>
          </table:table-cell>
          <table:table-cell table:style-name="ce18" table:formula="of:=IF(ISBLANK([.H$2]);0;VLOOKUP([.H$2];[$'weapon parameters'.$A:.$M];[.$B$100]+6;0)+VLOOKUP([.H$2];[$'weapon parameters'.$A:.$M];[.$B$100]+9;0)*[.H$5]*[.$A133])" office:value-type="float" office:value="0" calcext:value-type="float">
            <text:p>0</text:p>
          </table:table-cell>
          <table:table-cell table:style-name="ce18" table:formula="of:=IF(ISBLANK([.I$2]);0;VLOOKUP([.I$2];[$'weapon parameters'.$A:.$M];[.$B$100]+6;0)+VLOOKUP([.I$2];[$'weapon parameters'.$A:.$M];[.$B$100]+9;0)*[.I$5]*[.$A133])" office:value-type="float" office:value="0" calcext:value-type="float">
            <text:p>0</text:p>
          </table:table-cell>
          <table:table-cell table:style-name="ce18" table:formula="of:=IF(ISBLANK([.J$2]);0;VLOOKUP([.J$2];[$'weapon parameters'.$A:.$M];[.$B$100]+6;0)+VLOOKUP([.J$2];[$'weapon parameters'.$A:.$M];[.$B$100]+9;0)*[.J$5]*[.$A133])" office:value-type="float" office:value="0" calcext:value-type="float">
            <text:p>0</text:p>
          </table:table-cell>
          <table:table-cell table:style-name="ce18" table:formula="of:=IF(ISBLANK([.K$2]);0;VLOOKUP([.K$2];[$'weapon parameters'.$A:.$M];[.$B$100]+6;0)+VLOOKUP([.K$2];[$'weapon parameters'.$A:.$M];[.$B$100]+9;0)*[.K$5]*[.$A133])" office:value-type="float" office:value="21.2278388340524" calcext:value-type="float">
            <text:p>21</text:p>
          </table:table-cell>
          <table:table-cell table:style-name="ce18" table:formula="of:=IF(ISBLANK([.L$2]);0;VLOOKUP([.L$2];[$'weapon parameters'.$A:.$M];[.$B$100]+6;0)+VLOOKUP([.L$2];[$'weapon parameters'.$A:.$M];[.$B$100]+9;0)*[.L$5]*[.$A133])" office:value-type="float" office:value="18" calcext:value-type="float">
            <text:p>18</text:p>
          </table:table-cell>
          <table:table-cell table:style-name="ce18" table:formula="of:=IF(ISBLANK([.M$2]);0;VLOOKUP([.M$2];[$'weapon parameters'.$A:.$M];[.$B$100]+6;0)+VLOOKUP([.M$2];[$'weapon parameters'.$A:.$M];[.$B$100]+9;0)*[.M$5]*[.$A133])" office:value-type="float" office:value="18" calcext:value-type="float">
            <text:p>18</text:p>
          </table:table-cell>
          <table:table-cell table:style-name="ce18" table:formula="of:=IF(ISBLANK([.N$2]);0;VLOOKUP([.N$2];[$'weapon parameters'.$A:.$M];[.$B$100]+6;0)+VLOOKUP([.N$2];[$'weapon parameters'.$A:.$M];[.$B$100]+9;0)*[.N$5]*[.$A133])" office:value-type="float" office:value="18" calcext:value-type="float">
            <text:p>18</text:p>
          </table:table-cell>
          <table:table-cell table:style-name="ce18" table:formula="of:=IF(ISBLANK([.O$2]);0;VLOOKUP([.O$2];[$'weapon parameters'.$A:.$M];[.$B$100]+6;0)+VLOOKUP([.O$2];[$'weapon parameters'.$A:.$M];[.$B$100]+9;0)*[.O$5]*[.$A133])" office:value-type="float" office:value="18" calcext:value-type="float">
            <text:p>18</text:p>
          </table:table-cell>
          <table:table-cell table:style-name="ce18" table:formula="of:=IF(ISBLANK([.P$2]);0;VLOOKUP([.P$2];[$'weapon parameters'.$A:.$M];[.$B$100]+6;0)+VLOOKUP([.P$2];[$'weapon parameters'.$A:.$M];[.$B$100]+9;0)*[.P$5]*[.$A133])" office:value-type="float" office:value="0" calcext:value-type="float">
            <text:p>0</text:p>
          </table:table-cell>
          <table:table-cell table:style-name="ce18" table:formula="of:=IF(ISBLANK([.Q$2]);0;VLOOKUP([.Q$2];[$'weapon parameters'.$A:.$M];[.$B$100]+6;0)+VLOOKUP([.Q$2];[$'weapon parameters'.$A:.$M];[.$B$100]+9;0)*[.Q$5]*[.$A133])" office:value-type="float" office:value="65.361824787035" calcext:value-type="float">
            <text:p>6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mbined</text:p>
          </table:table-cell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table:formula="of:=[.B102]+SUM([.B113];[.B124])" office:value-type="float" office:value="23" calcext:value-type="float">
            <text:p>23</text:p>
          </table:table-cell>
          <table:table-cell table:style-name="ce18" table:formula="of:=[.C102]+SUM([.C113];[.C124])" office:value-type="float" office:value="29" calcext:value-type="float">
            <text:p>29</text:p>
          </table:table-cell>
          <table:table-cell table:style-name="ce18" table:formula="of:=[.D102]+SUM([.D113];[.D124])" office:value-type="float" office:value="22.6185055604481" calcext:value-type="float">
            <text:p>23</text:p>
          </table:table-cell>
          <table:table-cell table:style-name="ce18" table:formula="of:=[.E102]+SUM([.E113];[.E124])" office:value-type="float" office:value="31.5020118880216" calcext:value-type="float">
            <text:p>32</text:p>
          </table:table-cell>
          <table:table-cell table:style-name="ce18" table:formula="of:=[.F102]+SUM([.F113];[.F124])" office:value-type="float" office:value="34.3634135800932" calcext:value-type="float">
            <text:p>34</text:p>
          </table:table-cell>
          <table:table-cell table:style-name="ce18" table:formula="of:=[.G102]+SUM([.G113];[.G124])" office:value-type="float" office:value="30.1991134443263" calcext:value-type="float">
            <text:p>30</text:p>
          </table:table-cell>
          <table:table-cell table:style-name="ce18" table:formula="of:=[.H102]+SUM([.H113];[.H124])" office:value-type="float" office:value="34.4610735419185" calcext:value-type="float">
            <text:p>34</text:p>
          </table:table-cell>
          <table:table-cell table:style-name="ce18" table:formula="of:=[.I102]+SUM([.I113];[.I124])" office:value-type="float" office:value="42.0972223927883" calcext:value-type="float">
            <text:p>42</text:p>
          </table:table-cell>
          <table:table-cell table:style-name="ce18" table:formula="of:=[.J102]+SUM([.J113];[.J124])" office:value-type="float" office:value="40.8291860268324" calcext:value-type="float">
            <text:p>41</text:p>
          </table:table-cell>
          <table:table-cell table:style-name="ce18" table:formula="of:=[.K102]+SUM([.K113];[.K124])" office:value-type="float" office:value="35.0455677668105" calcext:value-type="float">
            <text:p>35</text:p>
          </table:table-cell>
          <table:table-cell table:style-name="ce18" table:formula="of:=[.L102]+SUM([.L113];[.L124])" office:value-type="float" office:value="47" calcext:value-type="float">
            <text:p>47</text:p>
          </table:table-cell>
          <table:table-cell table:style-name="ce18" table:formula="of:=[.M102]+SUM([.M113];[.M124])" office:value-type="float" office:value="49.2254776722226" calcext:value-type="float">
            <text:p>49</text:p>
          </table:table-cell>
          <table:table-cell table:style-name="ce18" table:formula="of:=[.N102]+SUM([.N113];[.N124])" office:value-type="float" office:value="52.058641975109" calcext:value-type="float">
            <text:p>52</text:p>
          </table:table-cell>
          <table:table-cell table:style-name="ce18" table:formula="of:=[.O102]+SUM([.O113];[.O124])" office:value-type="float" office:value="47.8729147259427" calcext:value-type="float">
            <text:p>48</text:p>
          </table:table-cell>
          <table:table-cell table:style-name="ce18" table:formula="of:=[.P102]+SUM([.P113];[.P124])" office:value-type="float" office:value="18.2457936535814" calcext:value-type="float">
            <text:p>18</text:p>
          </table:table-cell>
          <table:table-cell table:style-name="ce18" table:formula="of:=[.Q102]+SUM([.Q113];[.Q124])" office:value-type="float" office:value="29.5361824787035" calcext:value-type="float">
            <text:p>30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[.B103]+SUM([.B114];[.B125])" office:value-type="float" office:value="24" calcext:value-type="float">
            <text:p>24</text:p>
          </table:table-cell>
          <table:table-cell table:style-name="ce18" table:formula="of:=[.C103]+SUM([.C114];[.C125])" office:value-type="float" office:value="30" calcext:value-type="float">
            <text:p>30</text:p>
          </table:table-cell>
          <table:table-cell table:style-name="ce18" table:formula="of:=[.D103]+SUM([.D114];[.D125])" office:value-type="float" office:value="24.2370111208962" calcext:value-type="float">
            <text:p>24</text:p>
          </table:table-cell>
          <table:table-cell table:style-name="ce18" table:formula="of:=[.E103]+SUM([.E114];[.E125])" office:value-type="float" office:value="36.0040237760432" calcext:value-type="float">
            <text:p>36</text:p>
          </table:table-cell>
          <table:table-cell table:style-name="ce18" table:formula="of:=[.F103]+SUM([.F114];[.F125])" office:value-type="float" office:value="38.7268271601864" calcext:value-type="float">
            <text:p>39</text:p>
          </table:table-cell>
          <table:table-cell table:style-name="ce18" table:formula="of:=[.G103]+SUM([.G114];[.G125])" office:value-type="float" office:value="34.3982268886525" calcext:value-type="float">
            <text:p>34</text:p>
          </table:table-cell>
          <table:table-cell table:style-name="ce18" table:formula="of:=[.H103]+SUM([.H114];[.H125])" office:value-type="float" office:value="38.9221470838369" calcext:value-type="float">
            <text:p>39</text:p>
          </table:table-cell>
          <table:table-cell table:style-name="ce18" table:formula="of:=[.I103]+SUM([.I114];[.I125])" office:value-type="float" office:value="50.1944447855766" calcext:value-type="float">
            <text:p>50</text:p>
          </table:table-cell>
          <table:table-cell table:style-name="ce18" table:formula="of:=[.J103]+SUM([.J114];[.J125])" office:value-type="float" office:value="48.6583720536647" calcext:value-type="float">
            <text:p>49</text:p>
          </table:table-cell>
          <table:table-cell table:style-name="ce18" table:formula="of:=[.K103]+SUM([.K114];[.K125])" office:value-type="float" office:value="38.0911355336209" calcext:value-type="float">
            <text:p>38</text:p>
          </table:table-cell>
          <table:table-cell table:style-name="ce18" table:formula="of:=[.L103]+SUM([.L114];[.L125])" office:value-type="float" office:value="48" calcext:value-type="float">
            <text:p>48</text:p>
          </table:table-cell>
          <table:table-cell table:style-name="ce18" table:formula="of:=[.M103]+SUM([.M114];[.M125])" office:value-type="float" office:value="53.4509553444453" calcext:value-type="float">
            <text:p>53</text:p>
          </table:table-cell>
          <table:table-cell table:style-name="ce18" table:formula="of:=[.N103]+SUM([.N114];[.N125])" office:value-type="float" office:value="56.1172839502181" calcext:value-type="float">
            <text:p>56</text:p>
          </table:table-cell>
          <table:table-cell table:style-name="ce18" table:formula="of:=[.O103]+SUM([.O114];[.O125])" office:value-type="float" office:value="51.7458294518855" calcext:value-type="float">
            <text:p>52</text:p>
          </table:table-cell>
          <table:table-cell table:style-name="ce18" table:formula="of:=[.P103]+SUM([.P114];[.P125])" office:value-type="float" office:value="26.4915873071628" calcext:value-type="float">
            <text:p>26</text:p>
          </table:table-cell>
          <table:table-cell table:style-name="ce18" table:formula="of:=[.Q103]+SUM([.Q114];[.Q125])" office:value-type="float" office:value="37.072364957407" calcext:value-type="float">
            <text:p>37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formula="of:=[.B104]+SUM([.B115];[.B126])" office:value-type="float" office:value="25" calcext:value-type="float">
            <text:p>25</text:p>
          </table:table-cell>
          <table:table-cell table:style-name="ce18" table:formula="of:=[.C104]+SUM([.C115];[.C126])" office:value-type="float" office:value="31" calcext:value-type="float">
            <text:p>31</text:p>
          </table:table-cell>
          <table:table-cell table:style-name="ce18" table:formula="of:=[.D104]+SUM([.D115];[.D126])" office:value-type="float" office:value="25.8555166813443" calcext:value-type="float">
            <text:p>26</text:p>
          </table:table-cell>
          <table:table-cell table:style-name="ce18" table:formula="of:=[.E104]+SUM([.E115];[.E126])" office:value-type="float" office:value="40.5060356640648" calcext:value-type="float">
            <text:p>41</text:p>
          </table:table-cell>
          <table:table-cell table:style-name="ce18" table:formula="of:=[.F104]+SUM([.F115];[.F126])" office:value-type="float" office:value="43.0902407402796" calcext:value-type="float">
            <text:p>43</text:p>
          </table:table-cell>
          <table:table-cell table:style-name="ce18" table:formula="of:=[.G104]+SUM([.G115];[.G126])" office:value-type="float" office:value="38.5973403329788" calcext:value-type="float">
            <text:p>39</text:p>
          </table:table-cell>
          <table:table-cell table:style-name="ce18" table:formula="of:=[.H104]+SUM([.H115];[.H126])" office:value-type="float" office:value="43.3832206257554" calcext:value-type="float">
            <text:p>43</text:p>
          </table:table-cell>
          <table:table-cell table:style-name="ce18" table:formula="of:=[.I104]+SUM([.I115];[.I126])" office:value-type="float" office:value="58.2916671783648" calcext:value-type="float">
            <text:p>58</text:p>
          </table:table-cell>
          <table:table-cell table:style-name="ce18" table:formula="of:=[.J104]+SUM([.J115];[.J126])" office:value-type="float" office:value="56.4875580804971" calcext:value-type="float">
            <text:p>56</text:p>
          </table:table-cell>
          <table:table-cell table:style-name="ce18" table:formula="of:=[.K104]+SUM([.K115];[.K126])" office:value-type="float" office:value="41.1367033004314" calcext:value-type="float">
            <text:p>41</text:p>
          </table:table-cell>
          <table:table-cell table:style-name="ce18" table:formula="of:=[.L104]+SUM([.L115];[.L126])" office:value-type="float" office:value="49" calcext:value-type="float">
            <text:p>49</text:p>
          </table:table-cell>
          <table:table-cell table:style-name="ce18" table:formula="of:=[.M104]+SUM([.M115];[.M126])" office:value-type="float" office:value="57.6764330166679" calcext:value-type="float">
            <text:p>58</text:p>
          </table:table-cell>
          <table:table-cell table:style-name="ce18" table:formula="of:=[.N104]+SUM([.N115];[.N126])" office:value-type="float" office:value="60.1759259253271" calcext:value-type="float">
            <text:p>60</text:p>
          </table:table-cell>
          <table:table-cell table:style-name="ce18" table:formula="of:=[.O104]+SUM([.O115];[.O126])" office:value-type="float" office:value="55.6187441778282" calcext:value-type="float">
            <text:p>56</text:p>
          </table:table-cell>
          <table:table-cell table:style-name="ce18" table:formula="of:=[.P104]+SUM([.P115];[.P126])" office:value-type="float" office:value="34.7373809607442" calcext:value-type="float">
            <text:p>35</text:p>
          </table:table-cell>
          <table:table-cell table:style-name="ce18" table:formula="of:=[.Q104]+SUM([.Q115];[.Q126])" office:value-type="float" office:value="44.6085474361105" calcext:value-type="float">
            <text:p>45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formula="of:=[.B105]+SUM([.B116];[.B127])" office:value-type="float" office:value="26" calcext:value-type="float">
            <text:p>26</text:p>
          </table:table-cell>
          <table:table-cell table:style-name="ce18" table:formula="of:=[.C105]+SUM([.C116];[.C127])" office:value-type="float" office:value="32" calcext:value-type="float">
            <text:p>32</text:p>
          </table:table-cell>
          <table:table-cell table:style-name="ce18" table:formula="of:=[.D105]+SUM([.D116];[.D127])" office:value-type="float" office:value="27.4740222417924" calcext:value-type="float">
            <text:p>27</text:p>
          </table:table-cell>
          <table:table-cell table:style-name="ce18" table:formula="of:=[.E105]+SUM([.E116];[.E127])" office:value-type="float" office:value="45.0080475520864" calcext:value-type="float">
            <text:p>45</text:p>
          </table:table-cell>
          <table:table-cell table:style-name="ce18" table:formula="of:=[.F105]+SUM([.F116];[.F127])" office:value-type="float" office:value="47.4536543203728" calcext:value-type="float">
            <text:p>47</text:p>
          </table:table-cell>
          <table:table-cell table:style-name="ce18" table:formula="of:=[.G105]+SUM([.G116];[.G127])" office:value-type="float" office:value="42.7964537773051" calcext:value-type="float">
            <text:p>43</text:p>
          </table:table-cell>
          <table:table-cell table:style-name="ce18" table:formula="of:=[.H105]+SUM([.H116];[.H127])" office:value-type="float" office:value="47.8442941676739" calcext:value-type="float">
            <text:p>48</text:p>
          </table:table-cell>
          <table:table-cell table:style-name="ce18" table:formula="of:=[.I105]+SUM([.I116];[.I127])" office:value-type="float" office:value="66.3888895711531" calcext:value-type="float">
            <text:p>66</text:p>
          </table:table-cell>
          <table:table-cell table:style-name="ce18" table:formula="of:=[.J105]+SUM([.J116];[.J127])" office:value-type="float" office:value="64.3167441073294" calcext:value-type="float">
            <text:p>64</text:p>
          </table:table-cell>
          <table:table-cell table:style-name="ce18" table:formula="of:=[.K105]+SUM([.K116];[.K127])" office:value-type="float" office:value="44.1822710672419" calcext:value-type="float">
            <text:p>44</text:p>
          </table:table-cell>
          <table:table-cell table:style-name="ce18" table:formula="of:=[.L105]+SUM([.L116];[.L127])" office:value-type="float" office:value="50" calcext:value-type="float">
            <text:p>50</text:p>
          </table:table-cell>
          <table:table-cell table:style-name="ce18" table:formula="of:=[.M105]+SUM([.M116];[.M127])" office:value-type="float" office:value="61.9019106888905" calcext:value-type="float">
            <text:p>62</text:p>
          </table:table-cell>
          <table:table-cell table:style-name="ce18" table:formula="of:=[.N105]+SUM([.N116];[.N127])" office:value-type="float" office:value="64.2345679004362" calcext:value-type="float">
            <text:p>64</text:p>
          </table:table-cell>
          <table:table-cell table:style-name="ce18" table:formula="of:=[.O105]+SUM([.O116];[.O127])" office:value-type="float" office:value="59.4916589037709" calcext:value-type="float">
            <text:p>59</text:p>
          </table:table-cell>
          <table:table-cell table:style-name="ce18" table:formula="of:=[.P105]+SUM([.P116];[.P127])" office:value-type="float" office:value="42.9831746143256" calcext:value-type="float">
            <text:p>43</text:p>
          </table:table-cell>
          <table:table-cell table:style-name="ce18" table:formula="of:=[.Q105]+SUM([.Q116];[.Q127])" office:value-type="float" office:value="52.144729914814" calcext:value-type="float">
            <text:p>52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table:formula="of:=[.B106]+SUM([.B117];[.B128])" office:value-type="float" office:value="27" calcext:value-type="float">
            <text:p>27</text:p>
          </table:table-cell>
          <table:table-cell table:style-name="ce18" table:formula="of:=[.C106]+SUM([.C117];[.C128])" office:value-type="float" office:value="33" calcext:value-type="float">
            <text:p>33</text:p>
          </table:table-cell>
          <table:table-cell table:style-name="ce18" table:formula="of:=[.D106]+SUM([.D117];[.D128])" office:value-type="float" office:value="29.0925278022405" calcext:value-type="float">
            <text:p>29</text:p>
          </table:table-cell>
          <table:table-cell table:style-name="ce18" table:formula="of:=[.E106]+SUM([.E117];[.E128])" office:value-type="float" office:value="49.510059440108" calcext:value-type="float">
            <text:p>50</text:p>
          </table:table-cell>
          <table:table-cell table:style-name="ce18" table:formula="of:=[.F106]+SUM([.F117];[.F128])" office:value-type="float" office:value="51.817067900466" calcext:value-type="float">
            <text:p>52</text:p>
          </table:table-cell>
          <table:table-cell table:style-name="ce18" table:formula="of:=[.G106]+SUM([.G117];[.G128])" office:value-type="float" office:value="46.9955672216314" calcext:value-type="float">
            <text:p>47</text:p>
          </table:table-cell>
          <table:table-cell table:style-name="ce18" table:formula="of:=[.H106]+SUM([.H117];[.H128])" office:value-type="float" office:value="52.3053677095923" calcext:value-type="float">
            <text:p>52</text:p>
          </table:table-cell>
          <table:table-cell table:style-name="ce18" table:formula="of:=[.I106]+SUM([.I117];[.I128])" office:value-type="float" office:value="74.4861119639414" calcext:value-type="float">
            <text:p>74</text:p>
          </table:table-cell>
          <table:table-cell table:style-name="ce18" table:formula="of:=[.J106]+SUM([.J117];[.J128])" office:value-type="float" office:value="72.1459301341618" calcext:value-type="float">
            <text:p>72</text:p>
          </table:table-cell>
          <table:table-cell table:style-name="ce18" table:formula="of:=[.K106]+SUM([.K117];[.K128])" office:value-type="float" office:value="47.2278388340524" calcext:value-type="float">
            <text:p>47</text:p>
          </table:table-cell>
          <table:table-cell table:style-name="ce18" table:formula="of:=[.L106]+SUM([.L117];[.L128])" office:value-type="float" office:value="51" calcext:value-type="float">
            <text:p>51</text:p>
          </table:table-cell>
          <table:table-cell table:style-name="ce18" table:formula="of:=[.M106]+SUM([.M117];[.M128])" office:value-type="float" office:value="66.1273883611132" calcext:value-type="float">
            <text:p>66</text:p>
          </table:table-cell>
          <table:table-cell table:style-name="ce18" table:formula="of:=[.N106]+SUM([.N117];[.N128])" office:value-type="float" office:value="68.2932098755452" calcext:value-type="float">
            <text:p>68</text:p>
          </table:table-cell>
          <table:table-cell table:style-name="ce18" table:formula="of:=[.O106]+SUM([.O117];[.O128])" office:value-type="float" office:value="63.3645736297136" calcext:value-type="float">
            <text:p>63</text:p>
          </table:table-cell>
          <table:table-cell table:style-name="ce18" table:formula="of:=[.P106]+SUM([.P117];[.P128])" office:value-type="float" office:value="51.228968267907" calcext:value-type="float">
            <text:p>51</text:p>
          </table:table-cell>
          <table:table-cell table:style-name="ce18" table:formula="of:=[.Q106]+SUM([.Q117];[.Q128])" office:value-type="float" office:value="59.6809123935175" calcext:value-type="float">
            <text:p>60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table:formula="of:=[.B107]+SUM([.B118];[.B129])" office:value-type="float" office:value="28" calcext:value-type="float">
            <text:p>28</text:p>
          </table:table-cell>
          <table:table-cell table:style-name="ce18" table:formula="of:=[.C107]+SUM([.C118];[.C129])" office:value-type="float" office:value="34" calcext:value-type="float">
            <text:p>34</text:p>
          </table:table-cell>
          <table:table-cell table:style-name="ce18" table:formula="of:=[.D107]+SUM([.D118];[.D129])" office:value-type="float" office:value="30.7110333626886" calcext:value-type="float">
            <text:p>31</text:p>
          </table:table-cell>
          <table:table-cell table:style-name="ce18" table:formula="of:=[.E107]+SUM([.E118];[.E129])" office:value-type="float" office:value="54.0120713281296" calcext:value-type="float">
            <text:p>54</text:p>
          </table:table-cell>
          <table:table-cell table:style-name="ce18" table:formula="of:=[.F107]+SUM([.F118];[.F129])" office:value-type="float" office:value="56.1804814805592" calcext:value-type="float">
            <text:p>56</text:p>
          </table:table-cell>
          <table:table-cell table:style-name="ce18" table:formula="of:=[.G107]+SUM([.G118];[.G129])" office:value-type="float" office:value="51.1946806659576" calcext:value-type="float">
            <text:p>51</text:p>
          </table:table-cell>
          <table:table-cell table:style-name="ce18" table:formula="of:=[.H107]+SUM([.H118];[.H129])" office:value-type="float" office:value="56.7664412515108" calcext:value-type="float">
            <text:p>57</text:p>
          </table:table-cell>
          <table:table-cell table:style-name="ce18" table:formula="of:=[.I107]+SUM([.I118];[.I129])" office:value-type="float" office:value="82.5833343567297" calcext:value-type="float">
            <text:p>83</text:p>
          </table:table-cell>
          <table:table-cell table:style-name="ce18" table:formula="of:=[.J107]+SUM([.J118];[.J129])" office:value-type="float" office:value="79.9751161609942" calcext:value-type="float">
            <text:p>80</text:p>
          </table:table-cell>
          <table:table-cell table:style-name="ce18" table:formula="of:=[.K107]+SUM([.K118];[.K129])" office:value-type="float" office:value="50.2734066008628" calcext:value-type="float">
            <text:p>50</text:p>
          </table:table-cell>
          <table:table-cell table:style-name="ce18" table:formula="of:=[.L107]+SUM([.L118];[.L129])" office:value-type="float" office:value="52" calcext:value-type="float">
            <text:p>52</text:p>
          </table:table-cell>
          <table:table-cell table:style-name="ce18" table:formula="of:=[.M107]+SUM([.M118];[.M129])" office:value-type="float" office:value="70.3528660333358" calcext:value-type="float">
            <text:p>70</text:p>
          </table:table-cell>
          <table:table-cell table:style-name="ce18" table:formula="of:=[.N107]+SUM([.N118];[.N129])" office:value-type="float" office:value="72.3518518506542" calcext:value-type="float">
            <text:p>72</text:p>
          </table:table-cell>
          <table:table-cell table:style-name="ce18" table:formula="of:=[.O107]+SUM([.O118];[.O129])" office:value-type="float" office:value="67.2374883556564" calcext:value-type="float">
            <text:p>67</text:p>
          </table:table-cell>
          <table:table-cell table:style-name="ce18" table:formula="of:=[.P107]+SUM([.P118];[.P129])" office:value-type="float" office:value="59.4747619214884" calcext:value-type="float">
            <text:p>59</text:p>
          </table:table-cell>
          <table:table-cell table:style-name="ce18" table:formula="of:=[.Q107]+SUM([.Q118];[.Q129])" office:value-type="float" office:value="67.217094872221" calcext:value-type="float">
            <text:p>67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table:formula="of:=[.B108]+SUM([.B119];[.B130])" office:value-type="float" office:value="29" calcext:value-type="float">
            <text:p>29</text:p>
          </table:table-cell>
          <table:table-cell table:style-name="ce18" table:formula="of:=[.C108]+SUM([.C119];[.C130])" office:value-type="float" office:value="35" calcext:value-type="float">
            <text:p>35</text:p>
          </table:table-cell>
          <table:table-cell table:style-name="ce18" table:formula="of:=[.D108]+SUM([.D119];[.D130])" office:value-type="float" office:value="32.3295389231367" calcext:value-type="float">
            <text:p>32</text:p>
          </table:table-cell>
          <table:table-cell table:style-name="ce18" table:formula="of:=[.E108]+SUM([.E119];[.E130])" office:value-type="float" office:value="58.5140832161512" calcext:value-type="float">
            <text:p>59</text:p>
          </table:table-cell>
          <table:table-cell table:style-name="ce18" table:formula="of:=[.F108]+SUM([.F119];[.F130])" office:value-type="float" office:value="60.5438950606523" calcext:value-type="float">
            <text:p>61</text:p>
          </table:table-cell>
          <table:table-cell table:style-name="ce18" table:formula="of:=[.G108]+SUM([.G119];[.G130])" office:value-type="float" office:value="55.3937941102839" calcext:value-type="float">
            <text:p>55</text:p>
          </table:table-cell>
          <table:table-cell table:style-name="ce18" table:formula="of:=[.H108]+SUM([.H119];[.H130])" office:value-type="float" office:value="61.2275147934293" calcext:value-type="float">
            <text:p>61</text:p>
          </table:table-cell>
          <table:table-cell table:style-name="ce18" table:formula="of:=[.I108]+SUM([.I119];[.I130])" office:value-type="float" office:value="90.6805567495179" calcext:value-type="float">
            <text:p>91</text:p>
          </table:table-cell>
          <table:table-cell table:style-name="ce18" table:formula="of:=[.J108]+SUM([.J119];[.J130])" office:value-type="float" office:value="87.8043021878265" calcext:value-type="float">
            <text:p>88</text:p>
          </table:table-cell>
          <table:table-cell table:style-name="ce18" table:formula="of:=[.K108]+SUM([.K119];[.K130])" office:value-type="float" office:value="53.3189743676733" calcext:value-type="float">
            <text:p>53</text:p>
          </table:table-cell>
          <table:table-cell table:style-name="ce18" table:formula="of:=[.L108]+SUM([.L119];[.L130])" office:value-type="float" office:value="53" calcext:value-type="float">
            <text:p>53</text:p>
          </table:table-cell>
          <table:table-cell table:style-name="ce18" table:formula="of:=[.M108]+SUM([.M119];[.M130])" office:value-type="float" office:value="74.5783437055585" calcext:value-type="float">
            <text:p>75</text:p>
          </table:table-cell>
          <table:table-cell table:style-name="ce18" table:formula="of:=[.N108]+SUM([.N119];[.N130])" office:value-type="float" office:value="76.4104938257633" calcext:value-type="float">
            <text:p>76</text:p>
          </table:table-cell>
          <table:table-cell table:style-name="ce18" table:formula="of:=[.O108]+SUM([.O119];[.O130])" office:value-type="float" office:value="71.1104030815991" calcext:value-type="float">
            <text:p>71</text:p>
          </table:table-cell>
          <table:table-cell table:style-name="ce18" table:formula="of:=[.P108]+SUM([.P119];[.P130])" office:value-type="float" office:value="67.7205555750698" calcext:value-type="float">
            <text:p>68</text:p>
          </table:table-cell>
          <table:table-cell table:style-name="ce18" table:formula="of:=[.Q108]+SUM([.Q119];[.Q130])" office:value-type="float" office:value="74.7532773509245" calcext:value-type="float">
            <text:p>75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table:formula="of:=[.B109]+SUM([.B120];[.B131])" office:value-type="float" office:value="30" calcext:value-type="float">
            <text:p>30</text:p>
          </table:table-cell>
          <table:table-cell table:style-name="ce18" table:formula="of:=[.C109]+SUM([.C120];[.C131])" office:value-type="float" office:value="36" calcext:value-type="float">
            <text:p>36</text:p>
          </table:table-cell>
          <table:table-cell table:style-name="ce18" table:formula="of:=[.D109]+SUM([.D120];[.D131])" office:value-type="float" office:value="33.9480444835848" calcext:value-type="float">
            <text:p>34</text:p>
          </table:table-cell>
          <table:table-cell table:style-name="ce18" table:formula="of:=[.E109]+SUM([.E120];[.E131])" office:value-type="float" office:value="63.0160951041728" calcext:value-type="float">
            <text:p>63</text:p>
          </table:table-cell>
          <table:table-cell table:style-name="ce18" table:formula="of:=[.F109]+SUM([.F120];[.F131])" office:value-type="float" office:value="64.9073086407455" calcext:value-type="float">
            <text:p>65</text:p>
          </table:table-cell>
          <table:table-cell table:style-name="ce18" table:formula="of:=[.G109]+SUM([.G120];[.G131])" office:value-type="float" office:value="59.5929075546102" calcext:value-type="float">
            <text:p>60</text:p>
          </table:table-cell>
          <table:table-cell table:style-name="ce18" table:formula="of:=[.H109]+SUM([.H120];[.H131])" office:value-type="float" office:value="65.6885883353478" calcext:value-type="float">
            <text:p>66</text:p>
          </table:table-cell>
          <table:table-cell table:style-name="ce18" table:formula="of:=[.I109]+SUM([.I120];[.I131])" office:value-type="float" office:value="98.7777791423062" calcext:value-type="float">
            <text:p>99</text:p>
          </table:table-cell>
          <table:table-cell table:style-name="ce18" table:formula="of:=[.J109]+SUM([.J120];[.J131])" office:value-type="float" office:value="95.6334882146589" calcext:value-type="float">
            <text:p>96</text:p>
          </table:table-cell>
          <table:table-cell table:style-name="ce18" table:formula="of:=[.K109]+SUM([.K120];[.K131])" office:value-type="float" office:value="56.3645421344838" calcext:value-type="float">
            <text:p>56</text:p>
          </table:table-cell>
          <table:table-cell table:style-name="ce18" table:formula="of:=[.L109]+SUM([.L120];[.L131])" office:value-type="float" office:value="54" calcext:value-type="float">
            <text:p>54</text:p>
          </table:table-cell>
          <table:table-cell table:style-name="ce18" table:formula="of:=[.M109]+SUM([.M120];[.M131])" office:value-type="float" office:value="78.8038213777811" calcext:value-type="float">
            <text:p>79</text:p>
          </table:table-cell>
          <table:table-cell table:style-name="ce18" table:formula="of:=[.N109]+SUM([.N120];[.N131])" office:value-type="float" office:value="80.4691358008723" calcext:value-type="float">
            <text:p>80</text:p>
          </table:table-cell>
          <table:table-cell table:style-name="ce18" table:formula="of:=[.O109]+SUM([.O120];[.O131])" office:value-type="float" office:value="74.9833178075418" calcext:value-type="float">
            <text:p>75</text:p>
          </table:table-cell>
          <table:table-cell table:style-name="ce18" table:formula="of:=[.P109]+SUM([.P120];[.P131])" office:value-type="float" office:value="75.9663492286512" calcext:value-type="float">
            <text:p>76</text:p>
          </table:table-cell>
          <table:table-cell table:style-name="ce18" table:formula="of:=[.Q109]+SUM([.Q120];[.Q131])" office:value-type="float" office:value="82.289459829628" calcext:value-type="float">
            <text:p>82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table:formula="of:=[.B110]+SUM([.B121];[.B132])" office:value-type="float" office:value="31" calcext:value-type="float">
            <text:p>31</text:p>
          </table:table-cell>
          <table:table-cell table:style-name="ce18" table:formula="of:=[.C110]+SUM([.C121];[.C132])" office:value-type="float" office:value="37" calcext:value-type="float">
            <text:p>37</text:p>
          </table:table-cell>
          <table:table-cell table:style-name="ce18" table:formula="of:=[.D110]+SUM([.D121];[.D132])" office:value-type="float" office:value="35.5665500440329" calcext:value-type="float">
            <text:p>36</text:p>
          </table:table-cell>
          <table:table-cell table:style-name="ce18" table:formula="of:=[.E110]+SUM([.E121];[.E132])" office:value-type="float" office:value="67.5181069921944" calcext:value-type="float">
            <text:p>68</text:p>
          </table:table-cell>
          <table:table-cell table:style-name="ce18" table:formula="of:=[.F110]+SUM([.F121];[.F132])" office:value-type="float" office:value="69.2707222208387" calcext:value-type="float">
            <text:p>69</text:p>
          </table:table-cell>
          <table:table-cell table:style-name="ce18" table:formula="of:=[.G110]+SUM([.G121];[.G132])" office:value-type="float" office:value="63.7920209989365" calcext:value-type="float">
            <text:p>64</text:p>
          </table:table-cell>
          <table:table-cell table:style-name="ce18" table:formula="of:=[.H110]+SUM([.H121];[.H132])" office:value-type="float" office:value="70.1496618772662" calcext:value-type="float">
            <text:p>70</text:p>
          </table:table-cell>
          <table:table-cell table:style-name="ce18" table:formula="of:=[.I110]+SUM([.I121];[.I132])" office:value-type="float" office:value="106.875001535094" calcext:value-type="float">
            <text:p>107</text:p>
          </table:table-cell>
          <table:table-cell table:style-name="ce18" table:formula="of:=[.J110]+SUM([.J121];[.J132])" office:value-type="float" office:value="103.462674241491" calcext:value-type="float">
            <text:p>103</text:p>
          </table:table-cell>
          <table:table-cell table:style-name="ce18" table:formula="of:=[.K110]+SUM([.K121];[.K132])" office:value-type="float" office:value="59.4101099012942" calcext:value-type="float">
            <text:p>59</text:p>
          </table:table-cell>
          <table:table-cell table:style-name="ce18" table:formula="of:=[.L110]+SUM([.L121];[.L132])" office:value-type="float" office:value="55" calcext:value-type="float">
            <text:p>55</text:p>
          </table:table-cell>
          <table:table-cell table:style-name="ce18" table:formula="of:=[.M110]+SUM([.M121];[.M132])" office:value-type="float" office:value="83.0292990500037" calcext:value-type="float">
            <text:p>83</text:p>
          </table:table-cell>
          <table:table-cell table:style-name="ce18" table:formula="of:=[.N110]+SUM([.N121];[.N132])" office:value-type="float" office:value="84.5277777759813" calcext:value-type="float">
            <text:p>85</text:p>
          </table:table-cell>
          <table:table-cell table:style-name="ce18" table:formula="of:=[.O110]+SUM([.O121];[.O132])" office:value-type="float" office:value="78.8562325334846" calcext:value-type="float">
            <text:p>79</text:p>
          </table:table-cell>
          <table:table-cell table:style-name="ce18" table:formula="of:=[.P110]+SUM([.P121];[.P132])" office:value-type="float" office:value="84.2121428822326" calcext:value-type="float">
            <text:p>84</text:p>
          </table:table-cell>
          <table:table-cell table:style-name="ce18" table:formula="of:=[.Q110]+SUM([.Q121];[.Q132])" office:value-type="float" office:value="89.8256423083315" calcext:value-type="float">
            <text:p>9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[.B111]+SUM([.B122];[.B133])" office:value-type="float" office:value="32" calcext:value-type="float">
            <text:p>32</text:p>
          </table:table-cell>
          <table:table-cell table:style-name="ce18" table:formula="of:=[.C111]+SUM([.C122];[.C133])" office:value-type="float" office:value="38" calcext:value-type="float">
            <text:p>38</text:p>
          </table:table-cell>
          <table:table-cell table:style-name="ce18" table:formula="of:=[.D111]+SUM([.D122];[.D133])" office:value-type="float" office:value="37.185055604481" calcext:value-type="float">
            <text:p>37</text:p>
          </table:table-cell>
          <table:table-cell table:style-name="ce18" table:formula="of:=[.E111]+SUM([.E122];[.E133])" office:value-type="float" office:value="72.0201188802161" calcext:value-type="float">
            <text:p>72</text:p>
          </table:table-cell>
          <table:table-cell table:style-name="ce18" table:formula="of:=[.F111]+SUM([.F122];[.F133])" office:value-type="float" office:value="73.6341358009319" calcext:value-type="float">
            <text:p>74</text:p>
          </table:table-cell>
          <table:table-cell table:style-name="ce18" table:formula="of:=[.G111]+SUM([.G122];[.G133])" office:value-type="float" office:value="67.9911344432627" calcext:value-type="float">
            <text:p>68</text:p>
          </table:table-cell>
          <table:table-cell table:style-name="ce18" table:formula="of:=[.H111]+SUM([.H122];[.H133])" office:value-type="float" office:value="74.6107354191847" calcext:value-type="float">
            <text:p>75</text:p>
          </table:table-cell>
          <table:table-cell table:style-name="ce18" table:formula="of:=[.I111]+SUM([.I122];[.I133])" office:value-type="float" office:value="114.972223927883" calcext:value-type="float">
            <text:p>115</text:p>
          </table:table-cell>
          <table:table-cell table:style-name="ce18" table:formula="of:=[.J111]+SUM([.J122];[.J133])" office:value-type="float" office:value="111.291860268324" calcext:value-type="float">
            <text:p>111</text:p>
          </table:table-cell>
          <table:table-cell table:style-name="ce18" table:formula="of:=[.K111]+SUM([.K122];[.K133])" office:value-type="float" office:value="62.4556776681047" calcext:value-type="float">
            <text:p>62</text:p>
          </table:table-cell>
          <table:table-cell table:style-name="ce18" table:formula="of:=[.L111]+SUM([.L122];[.L133])" office:value-type="float" office:value="56" calcext:value-type="float">
            <text:p>56</text:p>
          </table:table-cell>
          <table:table-cell table:style-name="ce18" table:formula="of:=[.M111]+SUM([.M122];[.M133])" office:value-type="float" office:value="87.2547767222264" calcext:value-type="float">
            <text:p>87</text:p>
          </table:table-cell>
          <table:table-cell table:style-name="ce18" table:formula="of:=[.N111]+SUM([.N122];[.N133])" office:value-type="float" office:value="88.5864197510904" calcext:value-type="float">
            <text:p>89</text:p>
          </table:table-cell>
          <table:table-cell table:style-name="ce18" table:formula="of:=[.O111]+SUM([.O122];[.O133])" office:value-type="float" office:value="82.7291472594273" calcext:value-type="float">
            <text:p>83</text:p>
          </table:table-cell>
          <table:table-cell table:style-name="ce18" table:formula="of:=[.P111]+SUM([.P122];[.P133])" office:value-type="float" office:value="92.457936535814" calcext:value-type="float">
            <text:p>92</text:p>
          </table:table-cell>
          <table:table-cell table:style-name="ce18" table:formula="of:=[.Q111]+SUM([.Q122];[.Q133])" office:value-type="float" office:value="97.361824787035" calcext:value-type="float">
            <text:p>97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Default" table:number-columns-repeated="10"/>
          <table:table-cell table:number-columns-repeated="1004"/>
        </table:table-row>
        <table:table-row table:style-name="ro1">
          <table:table-cell office:value-type="string" calcext:value-type="string">
            <text:p>hit chance</text:p>
          </table:table-cell>
          <table:table-cell table:number-columns-repeated="6"/>
          <table:table-cell table:style-name="Default" table:number-columns-repeated="10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table:formula="of:=1 / (1 + 3 ^ ( - ([.B43] - [.$B$194]*([.$A43]/10)) / 50))" office:value-type="float" office:value="0.602800893930097" calcext:value-type="float">
            <text:p>0.60</text:p>
          </table:table-cell>
          <table:table-cell table:style-name="ce7" table:formula="of:=1 / (1 + 3 ^ ( - ([.C43] - [.$B$194]*([.$A43]/10)) / 50))" office:value-type="float" office:value="0.628785588430889" calcext:value-type="float">
            <text:p>0.63</text:p>
          </table:table-cell>
          <table:table-cell table:style-name="ce7" table:formula="of:=1 / (1 + 3 ^ ( - ([.D43] - [.$B$194]*([.$A43]/10)) / 50))" office:value-type="float" office:value="0.601478977348222" calcext:value-type="float">
            <text:p>0.60</text:p>
          </table:table-cell>
          <table:table-cell table:style-name="ce7" table:formula="of:=1 / (1 + 3 ^ ( - ([.E43] - [.$B$194]*([.$A43]/10)) / 50))" office:value-type="float" office:value="0.621923790983616" calcext:value-type="float">
            <text:p>0.62</text:p>
          </table:table-cell>
          <table:table-cell table:style-name="ce7" table:formula="of:=1 / (1 + 3 ^ ( - ([.F43] - [.$B$194]*([.$A43]/10)) / 50))" office:value-type="float" office:value="0.643293358141483" calcext:value-type="float">
            <text:p>0.64</text:p>
          </table:table-cell>
          <table:table-cell table:style-name="ce7" table:formula="of:=1 / (1 + 3 ^ ( - ([.G43] - [.$B$194]*([.$A43]/10)) / 50))" office:value-type="float" office:value="0.623204978485751" calcext:value-type="float">
            <text:p>0.62</text:p>
          </table:table-cell>
          <table:table-cell table:style-name="ce7" table:formula="of:=1 / (1 + 3 ^ ( - ([.H43] - [.$B$194]*([.$A43]/10)) / 50))" office:value-type="float" office:value="0.606551978168315" calcext:value-type="float">
            <text:p>0.61</text:p>
          </table:table-cell>
          <table:table-cell table:style-name="ce7" table:formula="of:=1 / (1 + 3 ^ ( - ([.I43] - [.$B$194]*([.$A43]/10)) / 50))" office:value-type="float" office:value="0.611220983091988" calcext:value-type="float">
            <text:p>0.61</text:p>
          </table:table-cell>
          <table:table-cell table:style-name="ce7" table:formula="of:=1 / (1 + 3 ^ ( - ([.J43] - [.$B$194]*([.$A43]/10)) / 50))" office:value-type="float" office:value="0.645660112179641" calcext:value-type="float">
            <text:p>0.65</text:p>
          </table:table-cell>
          <table:table-cell table:style-name="ce7" table:formula="of:=1 / (1 + 3 ^ ( - ([.K43] - [.$B$194]*([.$A43]/10)) / 50))" office:value-type="float" office:value="0.663335618896651" calcext:value-type="float">
            <text:p>0.66</text:p>
          </table:table-cell>
          <table:table-cell table:style-name="ce7" table:formula="of:=1 / (1 + 3 ^ ( - ([.L43] - [.$B$194]*([.$A43]/10)) / 50))" office:value-type="float" office:value="0.7107491746403" calcext:value-type="float">
            <text:p>0.71</text:p>
          </table:table-cell>
          <table:table-cell table:style-name="ce7" table:formula="of:=1 / (1 + 3 ^ ( - ([.M43] - [.$B$194]*([.$A43]/10)) / 50))" office:value-type="float" office:value="0.689725068831722" calcext:value-type="float">
            <text:p>0.69</text:p>
          </table:table-cell>
          <table:table-cell table:style-name="ce7" table:formula="of:=1 / (1 + 3 ^ ( - ([.N43] - [.$B$194]*([.$A43]/10)) / 50))" office:value-type="float" office:value="0.707248209911423" calcext:value-type="float">
            <text:p>0.71</text:p>
          </table:table-cell>
          <table:table-cell table:style-name="ce7" table:formula="of:=1 / (1 + 3 ^ ( - ([.O43] - [.$B$194]*([.$A43]/10)) / 50))" office:value-type="float" office:value="0.691401123941084" calcext:value-type="float">
            <text:p>0.69</text:p>
          </table:table-cell>
          <table:table-cell table:style-name="ce7" table:formula="of:=1 / (1 + 3 ^ ( - ([.P43] - [.$B$194]*([.$A43]/10)) / 50))" office:value-type="float" office:value="0.591843684083743" calcext:value-type="float">
            <text:p>0.59</text:p>
          </table:table-cell>
          <table:table-cell table:style-name="ce7" table:formula="of:=1 / (1 + 3 ^ ( - ([.Q43] - [.$B$194]*([.$A43]/10)) / 50))" office:value-type="float" office:value="0.634978107333215" calcext:value-type="float">
            <text:p>0.63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table:formula="of:=1 / (1 + 3 ^ ( - ([.B44] - [.$B$194]*([.$A44]/10)) / 50))" office:value-type="float" office:value="0.613196910576072" calcext:value-type="float">
            <text:p>0.61</text:p>
          </table:table-cell>
          <table:table-cell table:style-name="ce7" table:formula="of:=1 / (1 + 3 ^ ( - ([.C44] - [.$B$194]*([.$A44]/10)) / 50))" office:value-type="float" office:value="0.638908897894356" calcext:value-type="float">
            <text:p>0.64</text:p>
          </table:table-cell>
          <table:table-cell table:style-name="ce7" table:formula="of:=1 / (1 + 3 ^ ( - ([.D44] - [.$B$194]*([.$A44]/10)) / 50))" office:value-type="float" office:value="0.610576104264706" calcext:value-type="float">
            <text:p>0.61</text:p>
          </table:table-cell>
          <table:table-cell table:style-name="ce7" table:formula="of:=1 / (1 + 3 ^ ( - ([.E44] - [.$B$194]*([.$A44]/10)) / 50))" office:value-type="float" office:value="0.630421713194732" calcext:value-type="float">
            <text:p>0.63</text:p>
          </table:table-cell>
          <table:table-cell table:style-name="ce7" table:formula="of:=1 / (1 + 3 ^ ( - ([.F44] - [.$B$194]*([.$A44]/10)) / 50))" office:value-type="float" office:value="0.676980410543529" calcext:value-type="float">
            <text:p>0.68</text:p>
          </table:table-cell>
          <table:table-cell table:style-name="ce7" table:formula="of:=1 / (1 + 3 ^ ( - ([.G44] - [.$B$194]*([.$A44]/10)) / 50))" office:value-type="float" office:value="0.632958780258919" calcext:value-type="float">
            <text:p>0.63</text:p>
          </table:table-cell>
          <table:table-cell table:style-name="ce7" table:formula="of:=1 / (1 + 3 ^ ( - ([.H44] - [.$B$194]*([.$A44]/10)) / 50))" office:value-type="float" office:value="0.615426949542517" calcext:value-type="float">
            <text:p>0.62</text:p>
          </table:table-cell>
          <table:table-cell table:style-name="ce7" table:formula="of:=1 / (1 + 3 ^ ( - ([.I44] - [.$B$194]*([.$A44]/10)) / 50))" office:value-type="float" office:value="0.619498995472955" calcext:value-type="float">
            <text:p>0.62</text:p>
          </table:table-cell>
          <table:table-cell table:style-name="ce7" table:formula="of:=1 / (1 + 3 ^ ( - ([.J44] - [.$B$194]*([.$A44]/10)) / 50))" office:value-type="float" office:value="0.667005344519378" calcext:value-type="float">
            <text:p>0.67</text:p>
          </table:table-cell>
          <table:table-cell table:style-name="ce7" table:formula="of:=1 / (1 + 3 ^ ( - ([.K44] - [.$B$194]*([.$A44]/10)) / 50))" office:value-type="float" office:value="0.696155116815371" calcext:value-type="float">
            <text:p>0.70</text:p>
          </table:table-cell>
          <table:table-cell table:style-name="ce7" table:formula="of:=1 / (1 + 3 ^ ( - ([.L44] - [.$B$194]*([.$A44]/10)) / 50))" office:value-type="float" office:value="0.740965802333537" calcext:value-type="float">
            <text:p>0.74</text:p>
          </table:table-cell>
          <table:table-cell table:style-name="ce7" table:formula="of:=1 / (1 + 3 ^ ( - ([.M44] - [.$B$194]*([.$A44]/10)) / 50))" office:value-type="float" office:value="0.705283186808375" calcext:value-type="float">
            <text:p>0.71</text:p>
          </table:table-cell>
          <table:table-cell table:style-name="ce7" table:formula="of:=1 / (1 + 3 ^ ( - ([.N44] - [.$B$194]*([.$A44]/10)) / 50))" office:value-type="float" office:value="0.742881840719807" calcext:value-type="float">
            <text:p>0.74</text:p>
          </table:table-cell>
          <table:table-cell table:style-name="ce7" table:formula="of:=1 / (1 + 3 ^ ( - ([.O44] - [.$B$194]*([.$A44]/10)) / 50))" office:value-type="float" office:value="0.708533362731774" calcext:value-type="float">
            <text:p>0.71</text:p>
          </table:table-cell>
          <table:table-cell table:style-name="ce7" table:formula="of:=1 / (1 + 3 ^ ( - ([.P44] - [.$B$194]*([.$A44]/10)) / 50))" office:value-type="float" office:value="0.627956985431776" calcext:value-type="float">
            <text:p>0.63</text:p>
          </table:table-cell>
          <table:table-cell table:style-name="ce7" table:formula="of:=1 / (1 + 3 ^ ( - ([.Q44] - [.$B$194]*([.$A44]/10)) / 50))" office:value-type="float" office:value="0.675625058582439" calcext:value-type="float">
            <text:p>0.68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table:formula="of:=1 / (1 + 3 ^ ( - ([.B45] - [.$B$194]*([.$A45]/10)) / 50))" office:value-type="float" office:value="0.623490781458265" calcext:value-type="float">
            <text:p>0.62</text:p>
          </table:table-cell>
          <table:table-cell table:style-name="ce7" table:formula="of:=1 / (1 + 3 ^ ( - ([.C45] - [.$B$194]*([.$A45]/10)) / 50))" office:value-type="float" office:value="0.648910283963943" calcext:value-type="float">
            <text:p>0.65</text:p>
          </table:table-cell>
          <table:table-cell table:style-name="ce7" table:formula="of:=1 / (1 + 3 ^ ( - ([.D45] - [.$B$194]*([.$A45]/10)) / 50))" office:value-type="float" office:value="0.619596904182747" calcext:value-type="float">
            <text:p>0.62</text:p>
          </table:table-cell>
          <table:table-cell table:style-name="ce7" table:formula="of:=1 / (1 + 3 ^ ( - ([.E45] - [.$B$194]*([.$A45]/10)) / 50))" office:value-type="float" office:value="0.638839549605804" calcext:value-type="float">
            <text:p>0.64</text:p>
          </table:table-cell>
          <table:table-cell table:style-name="ce7" table:formula="of:=1 / (1 + 3 ^ ( - ([.F45] - [.$B$194]*([.$A45]/10)) / 50))" office:value-type="float" office:value="0.708925582006653" calcext:value-type="float">
            <text:p>0.71</text:p>
          </table:table-cell>
          <table:table-cell table:style-name="ce7" table:formula="of:=1 / (1 + 3 ^ ( - ([.G45] - [.$B$194]*([.$A45]/10)) / 50))" office:value-type="float" office:value="0.642604890171285" calcext:value-type="float">
            <text:p>0.64</text:p>
          </table:table-cell>
          <table:table-cell table:style-name="ce7" table:formula="of:=1 / (1 + 3 ^ ( - ([.H45] - [.$B$194]*([.$A45]/10)) / 50))" office:value-type="float" office:value="0.624225752937866" calcext:value-type="float">
            <text:p>0.62</text:p>
          </table:table-cell>
          <table:table-cell table:style-name="ce7" table:formula="of:=1 / (1 + 3 ^ ( - ([.I45] - [.$B$194]*([.$A45]/10)) / 50))" office:value-type="float" office:value="0.627708107714392" calcext:value-type="float">
            <text:p>0.63</text:p>
          </table:table-cell>
          <table:table-cell table:style-name="ce7" table:formula="of:=1 / (1 + 3 ^ ( - ([.J45] - [.$B$194]*([.$A45]/10)) / 50))" office:value-type="float" office:value="0.687686720522161" calcext:value-type="float">
            <text:p>0.69</text:p>
          </table:table-cell>
          <table:table-cell table:style-name="ce7" table:formula="of:=1 / (1 + 3 ^ ( - ([.K45] - [.$B$194]*([.$A45]/10)) / 50))" office:value-type="float" office:value="0.727091514795342" calcext:value-type="float">
            <text:p>0.73</text:p>
          </table:table-cell>
          <table:table-cell table:style-name="ce7" table:formula="of:=1 / (1 + 3 ^ ( - ([.L45] - [.$B$194]*([.$A45]/10)) / 50))" office:value-type="float" office:value="0.769051535750402" calcext:value-type="float">
            <text:p>0.77</text:p>
          </table:table-cell>
          <table:table-cell table:style-name="ce7" table:formula="of:=1 / (1 + 3 ^ ( - ([.M45] - [.$B$194]*([.$A45]/10)) / 50))" office:value-type="float" office:value="0.720377448061153" calcext:value-type="float">
            <text:p>0.72</text:p>
          </table:table-cell>
          <table:table-cell table:style-name="ce7" table:formula="of:=1 / (1 + 3 ^ ( - ([.N45] - [.$B$194]*([.$A45]/10)) / 50))" office:value-type="float" office:value="0.775554607039737" calcext:value-type="float">
            <text:p>0.78</text:p>
          </table:table-cell>
          <table:table-cell table:style-name="ce7" table:formula="of:=1 / (1 + 3 ^ ( - ([.O45] - [.$B$194]*([.$A45]/10)) / 50))" office:value-type="float" office:value="0.725092657308332" calcext:value-type="float">
            <text:p>0.73</text:p>
          </table:table-cell>
          <table:table-cell table:style-name="ce7" table:formula="of:=1 / (1 + 3 ^ ( - ([.P45] - [.$B$194]*([.$A45]/10)) / 50))" office:value-type="float" office:value="0.662696066166149" calcext:value-type="float">
            <text:p>0.66</text:p>
          </table:table-cell>
          <table:table-cell table:style-name="ce7" table:formula="of:=1 / (1 + 3 ^ ( - ([.Q45] - [.$B$194]*([.$A45]/10)) / 50))" office:value-type="float" office:value="0.713785958904177" calcext:value-type="float">
            <text:p>0.71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table:formula="of:=1 / (1 + 3 ^ ( - ([.B46] - [.$B$194]*([.$A46]/10)) / 50))" office:value-type="float" office:value="0.633674361842834" calcext:value-type="float">
            <text:p>0.63</text:p>
          </table:table-cell>
          <table:table-cell table:style-name="ce7" table:formula="of:=1 / (1 + 3 ^ ( - ([.C46] - [.$B$194]*([.$A46]/10)) / 50))" office:value-type="float" office:value="0.658782598315834" calcext:value-type="float">
            <text:p>0.66</text:p>
          </table:table-cell>
          <table:table-cell table:style-name="ce7" table:formula="of:=1 / (1 + 3 ^ ( - ([.D46] - [.$B$194]*([.$A46]/10)) / 50))" office:value-type="float" office:value="0.628535870996359" calcext:value-type="float">
            <text:p>0.63</text:p>
          </table:table-cell>
          <table:table-cell table:style-name="ce7" table:formula="of:=1 / (1 + 3 ^ ( - ([.E46] - [.$B$194]*([.$A46]/10)) / 50))" office:value-type="float" office:value="0.647172960353645" calcext:value-type="float">
            <text:p>0.65</text:p>
          </table:table-cell>
          <table:table-cell table:style-name="ce7" table:formula="of:=1 / (1 + 3 ^ ( - ([.F46] - [.$B$194]*([.$A46]/10)) / 50))" office:value-type="float" office:value="0.738929844740016" calcext:value-type="float">
            <text:p>0.74</text:p>
          </table:table-cell>
          <table:table-cell table:style-name="ce7" table:formula="of:=1 / (1 + 3 ^ ( - ([.G46] - [.$B$194]*([.$A46]/10)) / 50))" office:value-type="float" office:value="0.652136816241189" calcext:value-type="float">
            <text:p>0.65</text:p>
          </table:table-cell>
          <table:table-cell table:style-name="ce7" table:formula="of:=1 / (1 + 3 ^ ( - ([.H46] - [.$B$194]*([.$A46]/10)) / 50))" office:value-type="float" office:value="0.632943312301801" calcext:value-type="float">
            <text:p>0.63</text:p>
          </table:table-cell>
          <table:table-cell table:style-name="ce7" table:formula="of:=1 / (1 + 3 ^ ( - ([.I46] - [.$B$194]*([.$A46]/10)) / 50))" office:value-type="float" office:value="0.63584422038666" calcext:value-type="float">
            <text:p>0.64</text:p>
          </table:table-cell>
          <table:table-cell table:style-name="ce7" table:formula="of:=1 / (1 + 3 ^ ( - ([.J46] - [.$B$194]*([.$A46]/10)) / 50))" office:value-type="float" office:value="0.707646623161314" calcext:value-type="float">
            <text:p>0.71</text:p>
          </table:table-cell>
          <table:table-cell table:style-name="ce7" table:formula="of:=1 / (1 + 3 ^ ( - ([.K46] - [.$B$194]*([.$A46]/10)) / 50))" office:value-type="float" office:value="0.755982166046186" calcext:value-type="float">
            <text:p>0.76</text:p>
          </table:table-cell>
          <table:table-cell table:style-name="ce7" table:formula="of:=1 / (1 + 3 ^ ( - ([.L46] - [.$B$194]*([.$A46]/10)) / 50))" office:value-type="float" office:value="0.794934847078659" calcext:value-type="float">
            <text:p>0.79</text:p>
          </table:table-cell>
          <table:table-cell table:style-name="ce7" table:formula="of:=1 / (1 + 3 ^ ( - ([.M46] - [.$B$194]*([.$A46]/10)) / 50))" office:value-type="float" office:value="0.734989121165645" calcext:value-type="float">
            <text:p>0.73</text:p>
          </table:table-cell>
          <table:table-cell table:style-name="ce7" table:formula="of:=1 / (1 + 3 ^ ( - ([.N46] - [.$B$194]*([.$A46]/10)) / 50))" office:value-type="float" office:value="0.805164446961607" calcext:value-type="float">
            <text:p>0.81</text:p>
          </table:table-cell>
          <table:table-cell table:style-name="ce7" table:formula="of:=1 / (1 + 3 ^ ( - ([.O46] - [.$B$194]*([.$A46]/10)) / 50))" office:value-type="float" office:value="0.741054985940148" calcext:value-type="float">
            <text:p>0.74</text:p>
          </table:table-cell>
          <table:table-cell table:style-name="ce7" table:formula="of:=1 / (1 + 3 ^ ( - ([.P46] - [.$B$194]*([.$A46]/10)) / 50))" office:value-type="float" office:value="0.695762966761456" calcext:value-type="float">
            <text:p>0.70</text:p>
          </table:table-cell>
          <table:table-cell table:style-name="ce7" table:formula="of:=1 / (1 + 3 ^ ( - ([.Q46] - [.$B$194]*([.$A46]/10)) / 50))" office:value-type="float" office:value="0.749124468844675" calcext:value-type="float">
            <text:p>0.75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table:formula="of:=1 / (1 + 3 ^ ( - ([.B47] - [.$B$194]*([.$A47]/10)) / 50))" office:value-type="float" office:value="0.643739887973547" calcext:value-type="float">
            <text:p>0.64</text:p>
          </table:table-cell>
          <table:table-cell table:style-name="ce7" table:formula="of:=1 / (1 + 3 ^ ( - ([.C47] - [.$B$194]*([.$A47]/10)) / 50))" office:value-type="float" office:value="0.668519118118785" calcext:value-type="float">
            <text:p>0.67</text:p>
          </table:table-cell>
          <table:table-cell table:style-name="ce7" table:formula="of:=1 / (1 + 3 ^ ( - ([.D47] - [.$B$194]*([.$A47]/10)) / 50))" office:value-type="float" office:value="0.637387715676841" calcext:value-type="float">
            <text:p>0.64</text:p>
          </table:table-cell>
          <table:table-cell table:style-name="ce7" table:formula="of:=1 / (1 + 3 ^ ( - ([.E47] - [.$B$194]*([.$A47]/10)) / 50))" office:value-type="float" office:value="0.655417802269308" calcext:value-type="float">
            <text:p>0.66</text:p>
          </table:table-cell>
          <table:table-cell table:style-name="ce7" table:formula="of:=1 / (1 + 3 ^ ( - ([.F47] - [.$B$194]*([.$A47]/10)) / 50))" office:value-type="float" office:value="0.766858376676961" calcext:value-type="float">
            <text:p>0.77</text:p>
          </table:table-cell>
          <table:table-cell table:style-name="ce7" table:formula="of:=1 / (1 + 3 ^ ( - ([.G47] - [.$B$194]*([.$A47]/10)) / 50))" office:value-type="float" office:value="0.661548415823396" calcext:value-type="float">
            <text:p>0.66</text:p>
          </table:table-cell>
          <table:table-cell table:style-name="ce7" table:formula="of:=1 / (1 + 3 ^ ( - ([.H47] - [.$B$194]*([.$A47]/10)) / 50))" office:value-type="float" office:value="0.641574757035396" calcext:value-type="float">
            <text:p>0.64</text:p>
          </table:table-cell>
          <table:table-cell table:style-name="ce7" table:formula="of:=1 / (1 + 3 ^ ( - ([.I47] - [.$B$194]*([.$A47]/10)) / 50))" office:value-type="float" office:value="0.643903395084125" calcext:value-type="float">
            <text:p>0.64</text:p>
          </table:table-cell>
          <table:table-cell table:style-name="ce7" table:formula="of:=1 / (1 + 3 ^ ( - ([.J47] - [.$B$194]*([.$A47]/10)) / 50))" office:value-type="float" office:value="0.726837597647792" calcext:value-type="float">
            <text:p>0.73</text:p>
          </table:table-cell>
          <table:table-cell table:style-name="ce7" table:formula="of:=1 / (1 + 3 ^ ( - ([.K47] - [.$B$194]*([.$A47]/10)) / 50))" office:value-type="float" office:value="0.78272832111615" calcext:value-type="float">
            <text:p>0.78</text:p>
          </table:table-cell>
          <table:table-cell table:style-name="ce7" table:formula="of:=1 / (1 + 3 ^ ( - ([.L47] - [.$B$194]*([.$A47]/10)) / 50))" office:value-type="float" office:value="0.818601543924917" calcext:value-type="float">
            <text:p>0.82</text:p>
          </table:table-cell>
          <table:table-cell table:style-name="ce7" table:formula="of:=1 / (1 + 3 ^ ( - ([.M47] - [.$B$194]*([.$A47]/10)) / 50))" office:value-type="float" office:value="0.749103188650265" calcext:value-type="float">
            <text:p>0.75</text:p>
          </table:table-cell>
          <table:table-cell table:style-name="ce7" table:formula="of:=1 / (1 + 3 ^ ( - ([.N47] - [.$B$194]*([.$A47]/10)) / 50))" office:value-type="float" office:value="0.831715628059431" calcext:value-type="float">
            <text:p>0.83</text:p>
          </table:table-cell>
          <table:table-cell table:style-name="ce7" table:formula="of:=1 / (1 + 3 ^ ( - ([.O47] - [.$B$194]*([.$A47]/10)) / 50))" office:value-type="float" office:value="0.756401848687873" calcext:value-type="float">
            <text:p>0.76</text:p>
          </table:table-cell>
          <table:table-cell table:style-name="ce7" table:formula="of:=1 / (1 + 3 ^ ( - ([.P47] - [.$B$194]*([.$A47]/10)) / 50))" office:value-type="float" office:value="0.726924000764301" calcext:value-type="float">
            <text:p>0.73</text:p>
          </table:table-cell>
          <table:table-cell table:style-name="ce7" table:formula="of:=1 / (1 + 3 ^ ( - ([.Q47] - [.$B$194]*([.$A47]/10)) / 50))" office:value-type="float" office:value="0.781435805696008" calcext:value-type="float">
            <text:p>0.78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table:formula="of:=1 / (1 + 3 ^ ( - ([.B48] - [.$B$194]*([.$A48]/10)) / 50))" office:value-type="float" office:value="0.653679996846901" calcext:value-type="float">
            <text:p>0.65</text:p>
          </table:table-cell>
          <table:table-cell table:style-name="ce7" table:formula="of:=1 / (1 + 3 ^ ( - ([.C48] - [.$B$194]*([.$A48]/10)) / 50))" office:value-type="float" office:value="0.67811355879807" calcext:value-type="float">
            <text:p>0.68</text:p>
          </table:table-cell>
          <table:table-cell table:style-name="ce7" table:formula="of:=1 / (1 + 3 ^ ( - ([.D48] - [.$B$194]*([.$A48]/10)) / 50))" office:value-type="float" office:value="0.646147376942112" calcext:value-type="float">
            <text:p>0.65</text:p>
          </table:table-cell>
          <table:table-cell table:style-name="ce7" table:formula="of:=1 / (1 + 3 ^ ( - ([.E48] - [.$B$194]*([.$A48]/10)) / 50))" office:value-type="float" office:value="0.663570135197117" calcext:value-type="float">
            <text:p>0.66</text:p>
          </table:table-cell>
          <table:table-cell table:style-name="ce7" table:formula="of:=1 / (1 + 3 ^ ( - ([.F48] - [.$B$194]*([.$A48]/10)) / 50))" office:value-type="float" office:value="0.792637622791488" calcext:value-type="float">
            <text:p>0.79</text:p>
          </table:table-cell>
          <table:table-cell table:style-name="ce7" table:formula="of:=1 / (1 + 3 ^ ( - ([.G48] - [.$B$194]*([.$A48]/10)) / 50))" office:value-type="float" office:value="0.67083390734299" calcext:value-type="float">
            <text:p>0.67</text:p>
          </table:table-cell>
          <table:table-cell table:style-name="ce7" table:formula="of:=1 / (1 + 3 ^ ( - ([.H48] - [.$B$194]*([.$A48]/10)) / 50))" office:value-type="float" office:value="0.650115431085446" calcext:value-type="float">
            <text:p>0.65</text:p>
          </table:table-cell>
          <table:table-cell table:style-name="ce7" table:formula="of:=1 / (1 + 3 ^ ( - ([.I48] - [.$B$194]*([.$A48]/10)) / 50))" office:value-type="float" office:value="0.651881860694432" calcext:value-type="float">
            <text:p>0.65</text:p>
          </table:table-cell>
          <table:table-cell table:style-name="ce7" table:formula="of:=1 / (1 + 3 ^ ( - ([.J48] - [.$B$194]*([.$A48]/10)) / 50))" office:value-type="float" office:value="0.745222373435397" calcext:value-type="float">
            <text:p>0.75</text:p>
          </table:table-cell>
          <table:table-cell table:style-name="ce7" table:formula="of:=1 / (1 + 3 ^ ( - ([.K48] - [.$B$194]*([.$A48]/10)) / 50))" office:value-type="float" office:value="0.807290197531045" calcext:value-type="float">
            <text:p>0.81</text:p>
          </table:table-cell>
          <table:table-cell table:style-name="ce7" table:formula="of:=1 / (1 + 3 ^ ( - ([.L48] - [.$B$194]*([.$A48]/10)) / 50))" office:value-type="float" office:value="0.840086314396052" calcext:value-type="float">
            <text:p>0.84</text:p>
          </table:table-cell>
          <table:table-cell table:style-name="ce7" table:formula="of:=1 / (1 + 3 ^ ( - ([.M48] - [.$B$194]*([.$A48]/10)) / 50))" office:value-type="float" office:value="0.762708247545949" calcext:value-type="float">
            <text:p>0.76</text:p>
          </table:table-cell>
          <table:table-cell table:style-name="ce7" table:formula="of:=1 / (1 + 3 ^ ( - ([.N48] - [.$B$194]*([.$A48]/10)) / 50))" office:value-type="float" office:value="0.855298811496873" calcext:value-type="float">
            <text:p>0.86</text:p>
          </table:table-cell>
          <table:table-cell table:style-name="ce7" table:formula="of:=1 / (1 + 3 ^ ( - ([.O48] - [.$B$194]*([.$A48]/10)) / 50))" office:value-type="float" office:value="0.771120074840734" calcext:value-type="float">
            <text:p>0.77</text:p>
          </table:table-cell>
          <table:table-cell table:style-name="ce7" table:formula="of:=1 / (1 + 3 ^ ( - ([.P48] - [.$B$194]*([.$A48]/10)) / 50))" office:value-type="float" office:value="0.756012637031199" calcext:value-type="float">
            <text:p>0.76</text:p>
          </table:table-cell>
          <table:table-cell table:style-name="ce7" table:formula="of:=1 / (1 + 3 ^ ( - ([.Q48] - [.$B$194]*([.$A48]/10)) / 50))" office:value-type="float" office:value="0.810637567754703" calcext:value-type="float">
            <text:p>0.81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table:formula="of:=1 / (1 + 3 ^ ( - ([.B49] - [.$B$194]*([.$A49]/10)) / 50))" office:value-type="float" office:value="0.663487743228404" calcext:value-type="float">
            <text:p>0.66</text:p>
          </table:table-cell>
          <table:table-cell table:style-name="ce7" table:formula="of:=1 / (1 + 3 ^ ( - ([.C49] - [.$B$194]*([.$A49]/10)) / 50))" office:value-type="float" office:value="0.687560084001501" calcext:value-type="float">
            <text:p>0.69</text:p>
          </table:table-cell>
          <table:table-cell table:style-name="ce7" table:formula="of:=1 / (1 + 3 ^ ( - ([.D49] - [.$B$194]*([.$A49]/10)) / 50))" office:value-type="float" office:value="0.654810030713508" calcext:value-type="float">
            <text:p>0.65</text:p>
          </table:table-cell>
          <table:table-cell table:style-name="ce7" table:formula="of:=1 / (1 + 3 ^ ( - ([.E49] - [.$B$194]*([.$A49]/10)) / 50))" office:value-type="float" office:value="0.671626227381356" calcext:value-type="float">
            <text:p>0.67</text:p>
          </table:table-cell>
          <table:table-cell table:style-name="ce7" table:formula="of:=1 / (1 + 3 ^ ( - ([.F49] - [.$B$194]*([.$A49]/10)) / 50))" office:value-type="float" office:value="0.816249393033334" calcext:value-type="float">
            <text:p>0.82</text:p>
          </table:table-cell>
          <table:table-cell table:style-name="ce7" table:formula="of:=1 / (1 + 3 ^ ( - ([.G49] - [.$B$194]*([.$A49]/10)) / 50))" office:value-type="float" office:value="0.679987879869835" calcext:value-type="float">
            <text:p>0.68</text:p>
          </table:table-cell>
          <table:table-cell table:style-name="ce7" table:formula="of:=1 / (1 + 3 ^ ( - ([.H49] - [.$B$194]*([.$A49]/10)) / 50))" office:value-type="float" office:value="0.658560900951703" calcext:value-type="float">
            <text:p>0.66</text:p>
          </table:table-cell>
          <table:table-cell table:style-name="ce7" table:formula="of:=1 / (1 + 3 ^ ( - ([.I49] - [.$B$194]*([.$A49]/10)) / 50))" office:value-type="float" office:value="0.659776018931242" calcext:value-type="float">
            <text:p>0.66</text:p>
          </table:table-cell>
          <table:table-cell table:style-name="ce7" table:formula="of:=1 / (1 + 3 ^ ( - ([.J49] - [.$B$194]*([.$A49]/10)) / 50))" office:value-type="float" office:value="0.762773641273623" calcext:value-type="float">
            <text:p>0.76</text:p>
          </table:table-cell>
          <table:table-cell table:style-name="ce7" table:formula="of:=1 / (1 + 3 ^ ( - ([.K49] - [.$B$194]*([.$A49]/10)) / 50))" office:value-type="float" office:value="0.829679624234442" calcext:value-type="float">
            <text:p>0.83</text:p>
          </table:table-cell>
          <table:table-cell table:style-name="ce7" table:formula="of:=1 / (1 + 3 ^ ( - ([.L49] - [.$B$194]*([.$A49]/10)) / 50))" office:value-type="float" office:value="0.859463298855586" calcext:value-type="float">
            <text:p>0.86</text:p>
          </table:table-cell>
          <table:table-cell table:style-name="ce7" table:formula="of:=1 / (1 + 3 ^ ( - ([.M49] - [.$B$194]*([.$A49]/10)) / 50))" office:value-type="float" office:value="0.775796366285987" calcext:value-type="float">
            <text:p>0.78</text:p>
          </table:table-cell>
          <table:table-cell table:style-name="ce7" table:formula="of:=1 / (1 + 3 ^ ( - ([.N49] - [.$B$194]*([.$A49]/10)) / 50))" office:value-type="float" office:value="0.876069526484792" calcext:value-type="float">
            <text:p>0.88</text:p>
          </table:table-cell>
          <table:table-cell table:style-name="ce7" table:formula="of:=1 / (1 + 3 ^ ( - ([.O49] - [.$B$194]*([.$A49]/10)) / 50))" office:value-type="float" office:value="0.785201555676826" calcext:value-type="float">
            <text:p>0.79</text:p>
          </table:table-cell>
          <table:table-cell table:style-name="ce7" table:formula="of:=1 / (1 + 3 ^ ( - ([.P49] - [.$B$194]*([.$A49]/10)) / 50))" office:value-type="float" office:value="0.782927980235423" calcext:value-type="float">
            <text:p>0.78</text:p>
          </table:table-cell>
          <table:table-cell table:style-name="ce7" table:formula="of:=1 / (1 + 3 ^ ( - ([.Q49] - [.$B$194]*([.$A49]/10)) / 50))" office:value-type="float" office:value="0.836752826077475" calcext:value-type="float">
            <text:p>0.84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table:formula="of:=1 / (1 + 3 ^ ( - ([.B50] - [.$B$194]*([.$A50]/10)) / 50))" office:value-type="float" office:value="0.673156613871895" calcext:value-type="float">
            <text:p>0.67</text:p>
          </table:table-cell>
          <table:table-cell table:style-name="ce7" table:formula="of:=1 / (1 + 3 ^ ( - ([.C50] - [.$B$194]*([.$A50]/10)) / 50))" office:value-type="float" office:value="0.696853312802407" calcext:value-type="float">
            <text:p>0.70</text:p>
          </table:table-cell>
          <table:table-cell table:style-name="ce7" table:formula="of:=1 / (1 + 3 ^ ( - ([.D50] - [.$B$194]*([.$A50]/10)) / 50))" office:value-type="float" office:value="0.663371098338461" calcext:value-type="float">
            <text:p>0.66</text:p>
          </table:table-cell>
          <table:table-cell table:style-name="ce7" table:formula="of:=1 / (1 + 3 ^ ( - ([.E50] - [.$B$194]*([.$A50]/10)) / 50))" office:value-type="float" office:value="0.679582559920475" calcext:value-type="float">
            <text:p>0.68</text:p>
          </table:table-cell>
          <table:table-cell table:style-name="ce7" table:formula="of:=1 / (1 + 3 ^ ( - ([.F50] - [.$B$194]*([.$A50]/10)) / 50))" office:value-type="float" office:value="0.837722996752561" calcext:value-type="float">
            <text:p>0.84</text:p>
          </table:table-cell>
          <table:table-cell table:style-name="ce7" table:formula="of:=1 / (1 + 3 ^ ( - ([.G50] - [.$B$194]*([.$A50]/10)) / 50))" office:value-type="float" office:value="0.689005300545128" calcext:value-type="float">
            <text:p>0.69</text:p>
          </table:table-cell>
          <table:table-cell table:style-name="ce7" table:formula="of:=1 / (1 + 3 ^ ( - ([.H50] - [.$B$194]*([.$A50]/10)) / 50))" office:value-type="float" office:value="0.666906962594948" calcext:value-type="float">
            <text:p>0.67</text:p>
          </table:table-cell>
          <table:table-cell table:style-name="ce7" table:formula="of:=1 / (1 + 3 ^ ( - ([.I50] - [.$B$194]*([.$A50]/10)) / 50))" office:value-type="float" office:value="0.667582449123062" calcext:value-type="float">
            <text:p>0.67</text:p>
          </table:table-cell>
          <table:table-cell table:style-name="ce7" table:formula="of:=1 / (1 + 3 ^ ( - ([.J50] - [.$B$194]*([.$A50]/10)) / 50))" office:value-type="float" office:value="0.77947361905247" calcext:value-type="float">
            <text:p>0.78</text:p>
          </table:table-cell>
          <table:table-cell table:style-name="ce7" table:formula="of:=1 / (1 + 3 ^ ( - ([.K50] - [.$B$194]*([.$A50]/10)) / 50))" office:value-type="float" office:value="0.849951287580837" calcext:value-type="float">
            <text:p>0.85</text:p>
          </table:table-cell>
          <table:table-cell table:style-name="ce7" table:formula="of:=1 / (1 + 3 ^ ( - ([.L50] - [.$B$194]*([.$A50]/10)) / 50))" office:value-type="float" office:value="0.876836571386804" calcext:value-type="float">
            <text:p>0.88</text:p>
          </table:table-cell>
          <table:table-cell table:style-name="ce7" table:formula="of:=1 / (1 + 3 ^ ( - ([.M50] - [.$B$194]*([.$A50]/10)) / 50))" office:value-type="float" office:value="0.788362904889643" calcext:value-type="float">
            <text:p>0.79</text:p>
          </table:table-cell>
          <table:table-cell table:style-name="ce7" table:formula="of:=1 / (1 + 3 ^ ( - ([.N50] - [.$B$194]*([.$A50]/10)) / 50))" office:value-type="float" office:value="0.894227479795195" calcext:value-type="float">
            <text:p>0.89</text:p>
          </table:table-cell>
          <table:table-cell table:style-name="ce7" table:formula="of:=1 / (1 + 3 ^ ( - ([.O50] - [.$B$194]*([.$A50]/10)) / 50))" office:value-type="float" office:value="0.798642916830017" calcext:value-type="float">
            <text:p>0.80</text:p>
          </table:table-cell>
          <table:table-cell table:style-name="ce7" table:formula="of:=1 / (1 + 3 ^ ( - ([.P50] - [.$B$194]*([.$A50]/10)) / 50))" office:value-type="float" office:value="0.807629683154164" calcext:value-type="float">
            <text:p>0.81</text:p>
          </table:table-cell>
          <table:table-cell table:style-name="ce7" table:formula="of:=1 / (1 + 3 ^ ( - ([.Q50] - [.$B$194]*([.$A50]/10)) / 50))" office:value-type="float" office:value="0.85988899122266" calcext:value-type="float">
            <text:p>0.86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table:formula="of:=1 / (1 + 3 ^ ( - ([.B51] - [.$B$194]*([.$A51]/10)) / 50))" office:value-type="float" office:value="0.682680538933753" calcext:value-type="float">
            <text:p>0.68</text:p>
          </table:table-cell>
          <table:table-cell table:style-name="ce7" table:formula="of:=1 / (1 + 3 ^ ( - ([.C51] - [.$B$194]*([.$A51]/10)) / 50))" office:value-type="float" office:value="0.705988324200498" calcext:value-type="float">
            <text:p>0.71</text:p>
          </table:table-cell>
          <table:table-cell table:style-name="ce7" table:formula="of:=1 / (1 + 3 ^ ( - ([.D51] - [.$B$194]*([.$A51]/10)) / 50))" office:value-type="float" office:value="0.671826253567903" calcext:value-type="float">
            <text:p>0.67</text:p>
          </table:table-cell>
          <table:table-cell table:style-name="ce7" table:formula="of:=1 / (1 + 3 ^ ( - ([.E51] - [.$B$194]*([.$A51]/10)) / 50))" office:value-type="float" office:value="0.687435830295286" calcext:value-type="float">
            <text:p>0.69</text:p>
          </table:table-cell>
          <table:table-cell table:style-name="ce7" table:formula="of:=1 / (1 + 3 ^ ( - ([.F51] - [.$B$194]*([.$A51]/10)) / 50))" office:value-type="float" office:value="0.857126384262495" calcext:value-type="float">
            <text:p>0.86</text:p>
          </table:table-cell>
          <table:table-cell table:style-name="ce7" table:formula="of:=1 / (1 + 3 ^ ( - ([.G51] - [.$B$194]*([.$A51]/10)) / 50))" office:value-type="float" office:value="0.697881519890904" calcext:value-type="float">
            <text:p>0.70</text:p>
          </table:table-cell>
          <table:table-cell table:style-name="ce7" table:formula="of:=1 / (1 + 3 ^ ( - ([.H51] - [.$B$194]*([.$A51]/10)) / 50))" office:value-type="float" office:value="0.675149647240327" calcext:value-type="float">
            <text:p>0.68</text:p>
          </table:table-cell>
          <table:table-cell table:style-name="ce7" table:formula="of:=1 / (1 + 3 ^ ( - ([.I51] - [.$B$194]*([.$A51]/10)) / 50))" office:value-type="float" office:value="0.675297912255958" calcext:value-type="float">
            <text:p>0.68</text:p>
          </table:table-cell>
          <table:table-cell table:style-name="ce7" table:formula="of:=1 / (1 + 3 ^ ( - ([.J51] - [.$B$194]*([.$A51]/10)) / 50))" office:value-type="float" office:value="0.795313444956744" calcext:value-type="float">
            <text:p>0.80</text:p>
          </table:table-cell>
          <table:table-cell table:style-name="ce7" table:formula="of:=1 / (1 + 3 ^ ( - ([.K51] - [.$B$194]*([.$A51]/10)) / 50))" office:value-type="float" office:value="0.868193501591403" calcext:value-type="float">
            <text:p>0.87</text:p>
          </table:table-cell>
          <table:table-cell table:style-name="ce7" table:formula="of:=1 / (1 + 3 ^ ( - ([.L51] - [.$B$194]*([.$A51]/10)) / 50))" office:value-type="float" office:value="0.892331196347605" calcext:value-type="float">
            <text:p>0.89</text:p>
          </table:table-cell>
          <table:table-cell table:style-name="ce7" table:formula="of:=1 / (1 + 3 ^ ( - ([.M51] - [.$B$194]*([.$A51]/10)) / 50))" office:value-type="float" office:value="0.800406305551904" calcext:value-type="float">
            <text:p>0.80</text:p>
          </table:table-cell>
          <table:table-cell table:style-name="ce7" table:formula="of:=1 / (1 + 3 ^ ( - ([.N51] - [.$B$194]*([.$A51]/10)) / 50))" office:value-type="float" office:value="0.9099982973014" calcext:value-type="float">
            <text:p>0.91</text:p>
          </table:table-cell>
          <table:table-cell table:style-name="ce7" table:formula="of:=1 / (1 + 3 ^ ( - ([.O51] - [.$B$194]*([.$A51]/10)) / 50))" office:value-type="float" office:value="0.81144514466127" calcext:value-type="float">
            <text:p>0.81</text:p>
          </table:table-cell>
          <table:table-cell table:style-name="ce7" table:formula="of:=1 / (1 + 3 ^ ( - ([.P51] - [.$B$194]*([.$A51]/10)) / 50))" office:value-type="float" office:value="0.830130336037373" calcext:value-type="float">
            <text:p>0.83</text:p>
          </table:table-cell>
          <table:table-cell table:style-name="ce7" table:formula="of:=1 / (1 + 3 ^ ( - ([.Q51] - [.$B$194]*([.$A51]/10)) / 50))" office:value-type="float" office:value="0.880215585999872" calcext:value-type="float">
            <text:p>0.88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table:formula="of:=1 / (1 + 3 ^ ( - ([.B52] - [.$B$194]*([.$A52]/10)) / 50))" office:value-type="float" office:value="0.692053900602606" calcext:value-type="float">
            <text:p>0.69</text:p>
          </table:table-cell>
          <table:table-cell table:style-name="ce7" table:formula="of:=1 / (1 + 3 ^ ( - ([.C52] - [.$B$194]*([.$A52]/10)) / 50))" office:value-type="float" office:value="0.714960659005451" calcext:value-type="float">
            <text:p>0.71</text:p>
          </table:table-cell>
          <table:table-cell table:style-name="ce7" table:formula="of:=1 / (1 + 3 ^ ( - ([.D52] - [.$B$194]*([.$A52]/10)) / 50))" office:value-type="float" office:value="0.680171428287268" calcext:value-type="float">
            <text:p>0.68</text:p>
          </table:table-cell>
          <table:table-cell table:style-name="ce7" table:formula="of:=1 / (1 + 3 ^ ( - ([.E52] - [.$B$194]*([.$A52]/10)) / 50))" office:value-type="float" office:value="0.695182954983829" calcext:value-type="float">
            <text:p>0.70</text:p>
          </table:table-cell>
          <table:table-cell table:style-name="ce7" table:formula="of:=1 / (1 + 3 ^ ( - ([.F52] - [.$B$194]*([.$A52]/10)) / 50))" office:value-type="float" office:value="0.874557128643277" calcext:value-type="float">
            <text:p>0.87</text:p>
          </table:table-cell>
          <table:table-cell table:style-name="ce7" table:formula="of:=1 / (1 + 3 ^ ( - ([.G52] - [.$B$194]*([.$A52]/10)) / 50))" office:value-type="float" office:value="0.706612275051423" calcext:value-type="float">
            <text:p>0.71</text:p>
          </table:table-cell>
          <table:table-cell table:style-name="ce7" table:formula="of:=1 / (1 + 3 ^ ( - ([.H52] - [.$B$194]*([.$A52]/10)) / 50))" office:value-type="float" office:value="0.683285226078791" calcext:value-type="float">
            <text:p>0.68</text:p>
          </table:table-cell>
          <table:table-cell table:style-name="ce7" table:formula="of:=1 / (1 + 3 ^ ( - ([.I52] - [.$B$194]*([.$A52]/10)) / 50))" office:value-type="float" office:value="0.682919354272881" calcext:value-type="float">
            <text:p>0.68</text:p>
          </table:table-cell>
          <table:table-cell table:style-name="ce7" table:formula="of:=1 / (1 + 3 ^ ( - ([.J52] - [.$B$194]*([.$A52]/10)) / 50))" office:value-type="float" office:value="0.810292438449324" calcext:value-type="float">
            <text:p>0.81</text:p>
          </table:table-cell>
          <table:table-cell table:style-name="ce7" table:formula="of:=1 / (1 + 3 ^ ( - ([.K52] - [.$B$194]*([.$A52]/10)) / 50))" office:value-type="float" office:value="0.884519240606582" calcext:value-type="float">
            <text:p>0.88</text:p>
          </table:table-cell>
          <table:table-cell table:style-name="ce7" table:formula="of:=1 / (1 + 3 ^ ( - ([.L52] - [.$B$194]*([.$A52]/10)) / 50))" office:value-type="float" office:value="0.90608529682819" calcext:value-type="float">
            <text:p>0.91</text:p>
          </table:table-cell>
          <table:table-cell table:style-name="ce7" table:formula="of:=1 / (1 + 3 ^ ( - ([.M52] - [.$B$194]*([.$A52]/10)) / 50))" office:value-type="float" office:value="0.811927860694463" calcext:value-type="float">
            <text:p>0.81</text:p>
          </table:table-cell>
          <table:table-cell table:style-name="ce7" table:formula="of:=1 / (1 + 3 ^ ( - ([.N52] - [.$B$194]*([.$A52]/10)) / 50))" office:value-type="float" office:value="0.923618517582293" calcext:value-type="float">
            <text:p>0.92</text:p>
          </table:table-cell>
          <table:table-cell table:style-name="ce7" table:formula="of:=1 / (1 + 3 ^ ( - ([.O52] - [.$B$194]*([.$A52]/10)) / 50))" office:value-type="float" office:value="0.823613180566548" calcext:value-type="float">
            <text:p>0.82</text:p>
          </table:table-cell>
          <table:table-cell table:style-name="ce7" table:formula="of:=1 / (1 + 3 ^ ( - ([.P52] - [.$B$194]*([.$A52]/10)) / 50))" office:value-type="float" office:value="0.850486408104867" calcext:value-type="float">
            <text:p>0.85</text:p>
          </table:table-cell>
          <table:table-cell table:style-name="ce7" table:formula="of:=1 / (1 + 3 ^ ( - ([.Q52] - [.$B$194]*([.$A52]/10)) / 50))" office:value-type="float" office:value="0.897943291891622" calcext:value-type="float">
            <text:p>0.90</text:p>
          </table:table-cell>
          <table:table-cell table:number-columns-repeated="100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hit rate</text:p>
          </table:table-cell>
          <table:table-cell table:number-columns-repeated="6"/>
          <table:table-cell table:style-name="Default" table:number-columns-repeated="10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table:formula="of:=1 + [.B89]/100" office:value-type="float" office:value="1.41313708480407" calcext:value-type="float">
            <text:p>1.41</text:p>
          </table:table-cell>
          <table:table-cell table:style-name="ce7" table:formula="of:=1 + [.C89]/100" office:value-type="float" office:value="1.51313708496777" calcext:value-type="float">
            <text:p>1.51</text:p>
          </table:table-cell>
          <table:table-cell table:style-name="ce7" table:formula="of:=1 + [.D89]/100" office:value-type="float" office:value="1.76855495351889" calcext:value-type="float">
            <text:p>1.77</text:p>
          </table:table-cell>
          <table:table-cell table:style-name="ce7" table:formula="of:=1 + [.E89]/100" office:value-type="float" office:value="1.40869725645642" calcext:value-type="float">
            <text:p>1.41</text:p>
          </table:table-cell>
          <table:table-cell table:style-name="ce7" table:formula="of:=1 + [.F89]/100" office:value-type="float" office:value="1.54330103504188" calcext:value-type="float">
            <text:p>1.54</text:p>
          </table:table-cell>
          <table:table-cell table:style-name="ce7" table:formula="of:=1 + [.G89]/100" office:value-type="float" office:value="1.54802363239211" calcext:value-type="float">
            <text:p>1.55</text:p>
          </table:table-cell>
          <table:table-cell table:style-name="ce7" table:formula="of:=1 + [.H89]/100" office:value-type="float" office:value="1.50932618346635" calcext:value-type="float">
            <text:p>1.51</text:p>
          </table:table-cell>
          <table:table-cell table:style-name="ce7" table:formula="of:=1 + [.I89]/100" office:value-type="float" office:value="1.40789028767357" calcext:value-type="float">
            <text:p>1.41</text:p>
          </table:table-cell>
          <table:table-cell table:style-name="ce7" table:formula="of:=1 + [.J89]/100" office:value-type="float" office:value="1.54166799516526" calcext:value-type="float">
            <text:p>1.54</text:p>
          </table:table-cell>
          <table:table-cell table:style-name="ce7" table:formula="of:=1 + [.K89]/100" office:value-type="float" office:value="2.141841665988" calcext:value-type="float">
            <text:p>2.14</text:p>
          </table:table-cell>
          <table:table-cell table:style-name="ce7" table:formula="of:=1 + [.L89]/100" office:value-type="float" office:value="1.67888543819302" calcext:value-type="float">
            <text:p>1.68</text:p>
          </table:table-cell>
          <table:table-cell table:style-name="ce7" table:formula="of:=1 + [.M89]/100" office:value-type="float" office:value="1.53142020303573" calcext:value-type="float">
            <text:p>1.53</text:p>
          </table:table-cell>
          <table:table-cell table:style-name="ce7" table:formula="of:=1 + [.N89]/100" office:value-type="float" office:value="1.67290930951035" calcext:value-type="float">
            <text:p>1.67</text:p>
          </table:table-cell>
          <table:table-cell table:style-name="ce7" table:formula="of:=1 + [.O89]/100" office:value-type="float" office:value="1.67872159020218" calcext:value-type="float">
            <text:p>1.68</text:p>
          </table:table-cell>
          <table:table-cell table:style-name="ce7" table:formula="of:=1 + [.P89]/100" office:value-type="float" office:value="1.73390940036291" calcext:value-type="float">
            <text:p>1.73</text:p>
          </table:table-cell>
          <table:table-cell table:style-name="ce7" table:formula="of:=1 + [.Q89]/100" office:value-type="float" office:value="1.36523544820505" calcext:value-type="float">
            <text:p>1.37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table:formula="of:=1 + [.B90]/100" office:value-type="float" office:value="1.52627416960813" calcext:value-type="float">
            <text:p>1.53</text:p>
          </table:table-cell>
          <table:table-cell table:style-name="ce7" table:formula="of:=1 + [.C90]/100" office:value-type="float" office:value="1.62627416993554" calcext:value-type="float">
            <text:p>1.63</text:p>
          </table:table-cell>
          <table:table-cell table:style-name="ce7" table:formula="of:=1 + [.D90]/100" office:value-type="float" office:value="1.83710990703778" calcext:value-type="float">
            <text:p>1.84</text:p>
          </table:table-cell>
          <table:table-cell table:style-name="ce7" table:formula="of:=1 + [.E90]/100" office:value-type="float" office:value="1.51739451291284" calcext:value-type="float">
            <text:p>1.52</text:p>
          </table:table-cell>
          <table:table-cell table:style-name="ce7" table:formula="of:=1 + [.F90]/100" office:value-type="float" office:value="1.58660207008375" calcext:value-type="float">
            <text:p>1.59</text:p>
          </table:table-cell>
          <table:table-cell table:style-name="ce7" table:formula="of:=1 + [.G90]/100" office:value-type="float" office:value="1.59604726478422" calcext:value-type="float">
            <text:p>1.60</text:p>
          </table:table-cell>
          <table:table-cell table:style-name="ce7" table:formula="of:=1 + [.H90]/100" office:value-type="float" office:value="1.6186523669327" calcext:value-type="float">
            <text:p>1.62</text:p>
          </table:table-cell>
          <table:table-cell table:style-name="ce7" table:formula="of:=1 + [.I90]/100" office:value-type="float" office:value="1.51578057534714" calcext:value-type="float">
            <text:p>1.52</text:p>
          </table:table-cell>
          <table:table-cell table:style-name="ce7" table:formula="of:=1 + [.J90]/100" office:value-type="float" office:value="1.58333599033051" calcext:value-type="float">
            <text:p>1.58</text:p>
          </table:table-cell>
          <table:table-cell table:style-name="ce7" table:formula="of:=1 + [.K90]/100" office:value-type="float" office:value="2.183683331976" calcext:value-type="float">
            <text:p>2.18</text:p>
          </table:table-cell>
          <table:table-cell table:style-name="ce7" table:formula="of:=1 + [.L90]/100" office:value-type="float" office:value="1.85777087638604" calcext:value-type="float">
            <text:p>1.86</text:p>
          </table:table-cell>
          <table:table-cell table:style-name="ce7" table:formula="of:=1 + [.M90]/100" office:value-type="float" office:value="1.66284040607146" calcext:value-type="float">
            <text:p>1.66</text:p>
          </table:table-cell>
          <table:table-cell table:style-name="ce7" table:formula="of:=1 + [.N90]/100" office:value-type="float" office:value="1.74581861902071" calcext:value-type="float">
            <text:p>1.75</text:p>
          </table:table-cell>
          <table:table-cell table:style-name="ce7" table:formula="of:=1 + [.O90]/100" office:value-type="float" office:value="1.75744318040437" calcext:value-type="float">
            <text:p>1.76</text:p>
          </table:table-cell>
          <table:table-cell table:style-name="ce7" table:formula="of:=1 + [.P90]/100" office:value-type="float" office:value="1.76781880072582" calcext:value-type="float">
            <text:p>1.77</text:p>
          </table:table-cell>
          <table:table-cell table:style-name="ce7" table:formula="of:=1 + [.Q90]/100" office:value-type="float" office:value="1.4304708964101" calcext:value-type="float">
            <text:p>1.43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table:formula="of:=1 + [.B91]/100" office:value-type="float" office:value="1.6394112544122" calcext:value-type="float">
            <text:p>1.64</text:p>
          </table:table-cell>
          <table:table-cell table:style-name="ce7" table:formula="of:=1 + [.C91]/100" office:value-type="float" office:value="1.73941125490332" calcext:value-type="float">
            <text:p>1.74</text:p>
          </table:table-cell>
          <table:table-cell table:style-name="ce7" table:formula="of:=1 + [.D91]/100" office:value-type="float" office:value="1.90566486055666" calcext:value-type="float">
            <text:p>1.91</text:p>
          </table:table-cell>
          <table:table-cell table:style-name="ce7" table:formula="of:=1 + [.E91]/100" office:value-type="float" office:value="1.62609176936927" calcext:value-type="float">
            <text:p>1.63</text:p>
          </table:table-cell>
          <table:table-cell table:style-name="ce7" table:formula="of:=1 + [.F91]/100" office:value-type="float" office:value="1.62990310512563" calcext:value-type="float">
            <text:p>1.63</text:p>
          </table:table-cell>
          <table:table-cell table:style-name="ce7" table:formula="of:=1 + [.G91]/100" office:value-type="float" office:value="1.64407089717633" calcext:value-type="float">
            <text:p>1.64</text:p>
          </table:table-cell>
          <table:table-cell table:style-name="ce7" table:formula="of:=1 + [.H91]/100" office:value-type="float" office:value="1.72797855039905" calcext:value-type="float">
            <text:p>1.73</text:p>
          </table:table-cell>
          <table:table-cell table:style-name="ce7" table:formula="of:=1 + [.I91]/100" office:value-type="float" office:value="1.6236708630207" calcext:value-type="float">
            <text:p>1.62</text:p>
          </table:table-cell>
          <table:table-cell table:style-name="ce7" table:formula="of:=1 + [.J91]/100" office:value-type="float" office:value="1.62500398549577" calcext:value-type="float">
            <text:p>1.63</text:p>
          </table:table-cell>
          <table:table-cell table:style-name="ce7" table:formula="of:=1 + [.K91]/100" office:value-type="float" office:value="2.22552499796399" calcext:value-type="float">
            <text:p>2.23</text:p>
          </table:table-cell>
          <table:table-cell table:style-name="ce7" table:formula="of:=1 + [.L91]/100" office:value-type="float" office:value="2.03665631457906" calcext:value-type="float">
            <text:p>2.04</text:p>
          </table:table-cell>
          <table:table-cell table:style-name="ce7" table:formula="of:=1 + [.M91]/100" office:value-type="float" office:value="1.79426060910719" calcext:value-type="float">
            <text:p>1.79</text:p>
          </table:table-cell>
          <table:table-cell table:style-name="ce7" table:formula="of:=1 + [.N91]/100" office:value-type="float" office:value="1.81872792853106" calcext:value-type="float">
            <text:p>1.82</text:p>
          </table:table-cell>
          <table:table-cell table:style-name="ce7" table:formula="of:=1 + [.O91]/100" office:value-type="float" office:value="1.83616477060655" calcext:value-type="float">
            <text:p>1.84</text:p>
          </table:table-cell>
          <table:table-cell table:style-name="ce7" table:formula="of:=1 + [.P91]/100" office:value-type="float" office:value="1.80172820108872" calcext:value-type="float">
            <text:p>1.80</text:p>
          </table:table-cell>
          <table:table-cell table:style-name="ce7" table:formula="of:=1 + [.Q91]/100" office:value-type="float" office:value="1.49570634461514" calcext:value-type="float">
            <text:p>1.50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table:formula="of:=1 + [.B92]/100" office:value-type="float" office:value="1.75254833921627" calcext:value-type="float">
            <text:p>1.75</text:p>
          </table:table-cell>
          <table:table-cell table:style-name="ce7" table:formula="of:=1 + [.C92]/100" office:value-type="float" office:value="1.85254833987109" calcext:value-type="float">
            <text:p>1.85</text:p>
          </table:table-cell>
          <table:table-cell table:style-name="ce7" table:formula="of:=1 + [.D92]/100" office:value-type="float" office:value="1.97421981407555" calcext:value-type="float">
            <text:p>1.97</text:p>
          </table:table-cell>
          <table:table-cell table:style-name="ce7" table:formula="of:=1 + [.E92]/100" office:value-type="float" office:value="1.73478902582569" calcext:value-type="float">
            <text:p>1.73</text:p>
          </table:table-cell>
          <table:table-cell table:style-name="ce7" table:formula="of:=1 + [.F92]/100" office:value-type="float" office:value="1.67320414016751" calcext:value-type="float">
            <text:p>1.67</text:p>
          </table:table-cell>
          <table:table-cell table:style-name="ce7" table:formula="of:=1 + [.G92]/100" office:value-type="float" office:value="1.69209452956843" calcext:value-type="float">
            <text:p>1.69</text:p>
          </table:table-cell>
          <table:table-cell table:style-name="ce7" table:formula="of:=1 + [.H92]/100" office:value-type="float" office:value="1.83730473386539" calcext:value-type="float">
            <text:p>1.84</text:p>
          </table:table-cell>
          <table:table-cell table:style-name="ce7" table:formula="of:=1 + [.I92]/100" office:value-type="float" office:value="1.73156115069427" calcext:value-type="float">
            <text:p>1.73</text:p>
          </table:table-cell>
          <table:table-cell table:style-name="ce7" table:formula="of:=1 + [.J92]/100" office:value-type="float" office:value="1.66667198066102" calcext:value-type="float">
            <text:p>1.67</text:p>
          </table:table-cell>
          <table:table-cell table:style-name="ce7" table:formula="of:=1 + [.K92]/100" office:value-type="float" office:value="2.26736666395199" calcext:value-type="float">
            <text:p>2.27</text:p>
          </table:table-cell>
          <table:table-cell table:style-name="ce7" table:formula="of:=1 + [.L92]/100" office:value-type="float" office:value="2.21554175277208" calcext:value-type="float">
            <text:p>2.22</text:p>
          </table:table-cell>
          <table:table-cell table:style-name="ce7" table:formula="of:=1 + [.M92]/100" office:value-type="float" office:value="1.92568081214292" calcext:value-type="float">
            <text:p>1.93</text:p>
          </table:table-cell>
          <table:table-cell table:style-name="ce7" table:formula="of:=1 + [.N92]/100" office:value-type="float" office:value="1.89163723804142" calcext:value-type="float">
            <text:p>1.89</text:p>
          </table:table-cell>
          <table:table-cell table:style-name="ce7" table:formula="of:=1 + [.O92]/100" office:value-type="float" office:value="1.91488636080873" calcext:value-type="float">
            <text:p>1.91</text:p>
          </table:table-cell>
          <table:table-cell table:style-name="ce7" table:formula="of:=1 + [.P92]/100" office:value-type="float" office:value="1.83563760145163" calcext:value-type="float">
            <text:p>1.84</text:p>
          </table:table-cell>
          <table:table-cell table:style-name="ce7" table:formula="of:=1 + [.Q92]/100" office:value-type="float" office:value="1.56094179282019" calcext:value-type="float">
            <text:p>1.56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table:formula="of:=1 + [.B93]/100" office:value-type="float" office:value="1.86568542402033" calcext:value-type="float">
            <text:p>1.87</text:p>
          </table:table-cell>
          <table:table-cell table:style-name="ce7" table:formula="of:=1 + [.C93]/100" office:value-type="float" office:value="1.96568542483886" calcext:value-type="float">
            <text:p>1.97</text:p>
          </table:table-cell>
          <table:table-cell table:style-name="ce7" table:formula="of:=1 + [.D93]/100" office:value-type="float" office:value="2.04277476759444" calcext:value-type="float">
            <text:p>2.04</text:p>
          </table:table-cell>
          <table:table-cell table:style-name="ce7" table:formula="of:=1 + [.E93]/100" office:value-type="float" office:value="1.84348628228211" calcext:value-type="float">
            <text:p>1.84</text:p>
          </table:table-cell>
          <table:table-cell table:style-name="ce7" table:formula="of:=1 + [.F93]/100" office:value-type="float" office:value="1.71650517520939" calcext:value-type="float">
            <text:p>1.72</text:p>
          </table:table-cell>
          <table:table-cell table:style-name="ce7" table:formula="of:=1 + [.G93]/100" office:value-type="float" office:value="1.74011816196054" calcext:value-type="float">
            <text:p>1.74</text:p>
          </table:table-cell>
          <table:table-cell table:style-name="ce7" table:formula="of:=1 + [.H93]/100" office:value-type="float" office:value="1.94663091733174" calcext:value-type="float">
            <text:p>1.95</text:p>
          </table:table-cell>
          <table:table-cell table:style-name="ce7" table:formula="of:=1 + [.I93]/100" office:value-type="float" office:value="1.83945143836784" calcext:value-type="float">
            <text:p>1.84</text:p>
          </table:table-cell>
          <table:table-cell table:style-name="ce7" table:formula="of:=1 + [.J93]/100" office:value-type="float" office:value="1.70833997582628" calcext:value-type="float">
            <text:p>1.71</text:p>
          </table:table-cell>
          <table:table-cell table:style-name="ce7" table:formula="of:=1 + [.K93]/100" office:value-type="float" office:value="2.30920832993999" calcext:value-type="float">
            <text:p>2.31</text:p>
          </table:table-cell>
          <table:table-cell table:style-name="ce7" table:formula="of:=1 + [.L93]/100" office:value-type="float" office:value="2.3944271909651" calcext:value-type="float">
            <text:p>2.39</text:p>
          </table:table-cell>
          <table:table-cell table:style-name="ce7" table:formula="of:=1 + [.M93]/100" office:value-type="float" office:value="2.05710101517865" calcext:value-type="float">
            <text:p>2.06</text:p>
          </table:table-cell>
          <table:table-cell table:style-name="ce7" table:formula="of:=1 + [.N93]/100" office:value-type="float" office:value="1.96454654755177" calcext:value-type="float">
            <text:p>1.96</text:p>
          </table:table-cell>
          <table:table-cell table:style-name="ce7" table:formula="of:=1 + [.O93]/100" office:value-type="float" office:value="1.99360795101092" calcext:value-type="float">
            <text:p>1.99</text:p>
          </table:table-cell>
          <table:table-cell table:style-name="ce7" table:formula="of:=1 + [.P93]/100" office:value-type="float" office:value="1.86954700181454" calcext:value-type="float">
            <text:p>1.87</text:p>
          </table:table-cell>
          <table:table-cell table:style-name="ce7" table:formula="of:=1 + [.Q93]/100" office:value-type="float" office:value="1.62617724102524" calcext:value-type="float">
            <text:p>1.63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table:formula="of:=1 + [.B94]/100" office:value-type="float" office:value="1.9788225088244" calcext:value-type="float">
            <text:p>1.98</text:p>
          </table:table-cell>
          <table:table-cell table:style-name="ce7" table:formula="of:=1 + [.C94]/100" office:value-type="float" office:value="2.07882250980663" calcext:value-type="float">
            <text:p>2.08</text:p>
          </table:table-cell>
          <table:table-cell table:style-name="ce7" table:formula="of:=1 + [.D94]/100" office:value-type="float" office:value="2.11132972111333" calcext:value-type="float">
            <text:p>2.11</text:p>
          </table:table-cell>
          <table:table-cell table:style-name="ce7" table:formula="of:=1 + [.E94]/100" office:value-type="float" office:value="1.95218353873853" calcext:value-type="float">
            <text:p>1.95</text:p>
          </table:table-cell>
          <table:table-cell table:style-name="ce7" table:formula="of:=1 + [.F94]/100" office:value-type="float" office:value="1.75980621025126" calcext:value-type="float">
            <text:p>1.76</text:p>
          </table:table-cell>
          <table:table-cell table:style-name="ce7" table:formula="of:=1 + [.G94]/100" office:value-type="float" office:value="1.78814179435265" calcext:value-type="float">
            <text:p>1.79</text:p>
          </table:table-cell>
          <table:table-cell table:style-name="ce7" table:formula="of:=1 + [.H94]/100" office:value-type="float" office:value="2.05595710079809" calcext:value-type="float">
            <text:p>2.06</text:p>
          </table:table-cell>
          <table:table-cell table:style-name="ce7" table:formula="of:=1 + [.I94]/100" office:value-type="float" office:value="1.94734172604141" calcext:value-type="float">
            <text:p>1.95</text:p>
          </table:table-cell>
          <table:table-cell table:style-name="ce7" table:formula="of:=1 + [.J94]/100" office:value-type="float" office:value="1.75000797099153" calcext:value-type="float">
            <text:p>1.75</text:p>
          </table:table-cell>
          <table:table-cell table:style-name="ce7" table:formula="of:=1 + [.K94]/100" office:value-type="float" office:value="2.35104999592798" calcext:value-type="float">
            <text:p>2.35</text:p>
          </table:table-cell>
          <table:table-cell table:style-name="ce7" table:formula="of:=1 + [.L94]/100" office:value-type="float" office:value="2.57331262915813" calcext:value-type="float">
            <text:p>2.57</text:p>
          </table:table-cell>
          <table:table-cell table:style-name="ce7" table:formula="of:=1 + [.M94]/100" office:value-type="float" office:value="2.18852121821438" calcext:value-type="float">
            <text:p>2.19</text:p>
          </table:table-cell>
          <table:table-cell table:style-name="ce7" table:formula="of:=1 + [.N94]/100" office:value-type="float" office:value="2.03745585706213" calcext:value-type="float">
            <text:p>2.04</text:p>
          </table:table-cell>
          <table:table-cell table:style-name="ce7" table:formula="of:=1 + [.O94]/100" office:value-type="float" office:value="2.0723295412131" calcext:value-type="float">
            <text:p>2.07</text:p>
          </table:table-cell>
          <table:table-cell table:style-name="ce7" table:formula="of:=1 + [.P94]/100" office:value-type="float" office:value="1.90345640217745" calcext:value-type="float">
            <text:p>1.90</text:p>
          </table:table-cell>
          <table:table-cell table:style-name="ce7" table:formula="of:=1 + [.Q94]/100" office:value-type="float" office:value="1.69141268923029" calcext:value-type="float">
            <text:p>1.69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table:formula="of:=1 + [.B95]/100" office:value-type="float" office:value="2.09195959362846" calcext:value-type="float">
            <text:p>2.09</text:p>
          </table:table-cell>
          <table:table-cell table:style-name="ce7" table:formula="of:=1 + [.C95]/100" office:value-type="float" office:value="2.1919595947744" calcext:value-type="float">
            <text:p>2.19</text:p>
          </table:table-cell>
          <table:table-cell table:style-name="ce7" table:formula="of:=1 + [.D95]/100" office:value-type="float" office:value="2.17988467463221" calcext:value-type="float">
            <text:p>2.18</text:p>
          </table:table-cell>
          <table:table-cell table:style-name="ce7" table:formula="of:=1 + [.E95]/100" office:value-type="float" office:value="2.06088079519496" calcext:value-type="float">
            <text:p>2.06</text:p>
          </table:table-cell>
          <table:table-cell table:style-name="ce7" table:formula="of:=1 + [.F95]/100" office:value-type="float" office:value="1.80310724529314" calcext:value-type="float">
            <text:p>1.80</text:p>
          </table:table-cell>
          <table:table-cell table:style-name="ce7" table:formula="of:=1 + [.G95]/100" office:value-type="float" office:value="1.83616542674476" calcext:value-type="float">
            <text:p>1.84</text:p>
          </table:table-cell>
          <table:table-cell table:style-name="ce7" table:formula="of:=1 + [.H95]/100" office:value-type="float" office:value="2.16528328426444" calcext:value-type="float">
            <text:p>2.17</text:p>
          </table:table-cell>
          <table:table-cell table:style-name="ce7" table:formula="of:=1 + [.I95]/100" office:value-type="float" office:value="2.05523201371498" calcext:value-type="float">
            <text:p>2.06</text:p>
          </table:table-cell>
          <table:table-cell table:style-name="ce7" table:formula="of:=1 + [.J95]/100" office:value-type="float" office:value="1.79167596615679" calcext:value-type="float">
            <text:p>1.79</text:p>
          </table:table-cell>
          <table:table-cell table:style-name="ce7" table:formula="of:=1 + [.K95]/100" office:value-type="float" office:value="2.39289166191598" calcext:value-type="float">
            <text:p>2.39</text:p>
          </table:table-cell>
          <table:table-cell table:style-name="ce7" table:formula="of:=1 + [.L95]/100" office:value-type="float" office:value="2.75219806735115" calcext:value-type="float">
            <text:p>2.75</text:p>
          </table:table-cell>
          <table:table-cell table:style-name="ce7" table:formula="of:=1 + [.M95]/100" office:value-type="float" office:value="2.31994142125012" calcext:value-type="float">
            <text:p>2.32</text:p>
          </table:table-cell>
          <table:table-cell table:style-name="ce7" table:formula="of:=1 + [.N95]/100" office:value-type="float" office:value="2.11036516657248" calcext:value-type="float">
            <text:p>2.11</text:p>
          </table:table-cell>
          <table:table-cell table:style-name="ce7" table:formula="of:=1 + [.O95]/100" office:value-type="float" office:value="2.15105113141528" calcext:value-type="float">
            <text:p>2.15</text:p>
          </table:table-cell>
          <table:table-cell table:style-name="ce7" table:formula="of:=1 + [.P95]/100" office:value-type="float" office:value="1.93736580254035" calcext:value-type="float">
            <text:p>1.94</text:p>
          </table:table-cell>
          <table:table-cell table:style-name="ce7" table:formula="of:=1 + [.Q95]/100" office:value-type="float" office:value="1.75664813743534" calcext:value-type="float">
            <text:p>1.76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table:formula="of:=1 + [.B96]/100" office:value-type="float" office:value="2.20509667843253" calcext:value-type="float">
            <text:p>2.21</text:p>
          </table:table-cell>
          <table:table-cell table:style-name="ce7" table:formula="of:=1 + [.C96]/100" office:value-type="float" office:value="2.30509667974217" calcext:value-type="float">
            <text:p>2.31</text:p>
          </table:table-cell>
          <table:table-cell table:style-name="ce7" table:formula="of:=1 + [.D96]/100" office:value-type="float" office:value="2.2484396281511" calcext:value-type="float">
            <text:p>2.25</text:p>
          </table:table-cell>
          <table:table-cell table:style-name="ce7" table:formula="of:=1 + [.E96]/100" office:value-type="float" office:value="2.16957805165138" calcext:value-type="float">
            <text:p>2.17</text:p>
          </table:table-cell>
          <table:table-cell table:style-name="ce7" table:formula="of:=1 + [.F96]/100" office:value-type="float" office:value="1.84640828033502" calcext:value-type="float">
            <text:p>1.85</text:p>
          </table:table-cell>
          <table:table-cell table:style-name="ce7" table:formula="of:=1 + [.G96]/100" office:value-type="float" office:value="1.88418905913687" calcext:value-type="float">
            <text:p>1.88</text:p>
          </table:table-cell>
          <table:table-cell table:style-name="ce7" table:formula="of:=1 + [.H96]/100" office:value-type="float" office:value="2.27460946773079" calcext:value-type="float">
            <text:p>2.27</text:p>
          </table:table-cell>
          <table:table-cell table:style-name="ce7" table:formula="of:=1 + [.I96]/100" office:value-type="float" office:value="2.16312230138854" calcext:value-type="float">
            <text:p>2.16</text:p>
          </table:table-cell>
          <table:table-cell table:style-name="ce7" table:formula="of:=1 + [.J96]/100" office:value-type="float" office:value="1.83334396132204" calcext:value-type="float">
            <text:p>1.83</text:p>
          </table:table-cell>
          <table:table-cell table:style-name="ce7" table:formula="of:=1 + [.K96]/100" office:value-type="float" office:value="2.43473332790398" calcext:value-type="float">
            <text:p>2.43</text:p>
          </table:table-cell>
          <table:table-cell table:style-name="ce7" table:formula="of:=1 + [.L96]/100" office:value-type="float" office:value="2.93108350554417" calcext:value-type="float">
            <text:p>2.93</text:p>
          </table:table-cell>
          <table:table-cell table:style-name="ce7" table:formula="of:=1 + [.M96]/100" office:value-type="float" office:value="2.45136162428584" calcext:value-type="float">
            <text:p>2.45</text:p>
          </table:table-cell>
          <table:table-cell table:style-name="ce7" table:formula="of:=1 + [.N96]/100" office:value-type="float" office:value="2.18327447608284" calcext:value-type="float">
            <text:p>2.18</text:p>
          </table:table-cell>
          <table:table-cell table:style-name="ce7" table:formula="of:=1 + [.O96]/100" office:value-type="float" office:value="2.22977272161747" calcext:value-type="float">
            <text:p>2.23</text:p>
          </table:table-cell>
          <table:table-cell table:style-name="ce7" table:formula="of:=1 + [.P96]/100" office:value-type="float" office:value="1.97127520290326" calcext:value-type="float">
            <text:p>1.97</text:p>
          </table:table-cell>
          <table:table-cell table:style-name="ce7" table:formula="of:=1 + [.Q96]/100" office:value-type="float" office:value="1.82188358564038" calcext:value-type="float">
            <text:p>1.82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table:formula="of:=1 + [.B97]/100" office:value-type="float" office:value="2.3182337632366" calcext:value-type="float">
            <text:p>2.32</text:p>
          </table:table-cell>
          <table:table-cell table:style-name="ce7" table:formula="of:=1 + [.C97]/100" office:value-type="float" office:value="2.41823376470995" calcext:value-type="float">
            <text:p>2.42</text:p>
          </table:table-cell>
          <table:table-cell table:style-name="ce7" table:formula="of:=1 + [.D97]/100" office:value-type="float" office:value="2.31699458166999" calcext:value-type="float">
            <text:p>2.32</text:p>
          </table:table-cell>
          <table:table-cell table:style-name="ce7" table:formula="of:=1 + [.E97]/100" office:value-type="float" office:value="2.2782753081078" calcext:value-type="float">
            <text:p>2.28</text:p>
          </table:table-cell>
          <table:table-cell table:style-name="ce7" table:formula="of:=1 + [.F97]/100" office:value-type="float" office:value="1.88970931537689" calcext:value-type="float">
            <text:p>1.89</text:p>
          </table:table-cell>
          <table:table-cell table:style-name="ce7" table:formula="of:=1 + [.G97]/100" office:value-type="float" office:value="1.93221269152897" calcext:value-type="float">
            <text:p>1.93</text:p>
          </table:table-cell>
          <table:table-cell table:style-name="ce7" table:formula="of:=1 + [.H97]/100" office:value-type="float" office:value="2.38393565119714" calcext:value-type="float">
            <text:p>2.38</text:p>
          </table:table-cell>
          <table:table-cell table:style-name="ce7" table:formula="of:=1 + [.I97]/100" office:value-type="float" office:value="2.27101258906211" calcext:value-type="float">
            <text:p>2.27</text:p>
          </table:table-cell>
          <table:table-cell table:style-name="ce7" table:formula="of:=1 + [.J97]/100" office:value-type="float" office:value="1.8750119564873" calcext:value-type="float">
            <text:p>1.88</text:p>
          </table:table-cell>
          <table:table-cell table:style-name="ce7" table:formula="of:=1 + [.K97]/100" office:value-type="float" office:value="2.47657499389198" calcext:value-type="float">
            <text:p>2.48</text:p>
          </table:table-cell>
          <table:table-cell table:style-name="ce7" table:formula="of:=1 + [.L97]/100" office:value-type="float" office:value="3.10996894373719" calcext:value-type="float">
            <text:p>3.11</text:p>
          </table:table-cell>
          <table:table-cell table:style-name="ce7" table:formula="of:=1 + [.M97]/100" office:value-type="float" office:value="2.58278182732158" calcext:value-type="float">
            <text:p>2.58</text:p>
          </table:table-cell>
          <table:table-cell table:style-name="ce7" table:formula="of:=1 + [.N97]/100" office:value-type="float" office:value="2.25618378559319" calcext:value-type="float">
            <text:p>2.26</text:p>
          </table:table-cell>
          <table:table-cell table:style-name="ce7" table:formula="of:=1 + [.O97]/100" office:value-type="float" office:value="2.30849431181965" calcext:value-type="float">
            <text:p>2.31</text:p>
          </table:table-cell>
          <table:table-cell table:style-name="ce7" table:formula="of:=1 + [.P97]/100" office:value-type="float" office:value="2.00518460326617" calcext:value-type="float">
            <text:p>2.01</text:p>
          </table:table-cell>
          <table:table-cell table:style-name="ce7" table:formula="of:=1 + [.Q97]/100" office:value-type="float" office:value="1.88711903384543" calcext:value-type="float">
            <text:p>1.89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table:formula="of:=1 + [.B98]/100" office:value-type="float" office:value="2.43137084804066" calcext:value-type="float">
            <text:p>2.43</text:p>
          </table:table-cell>
          <table:table-cell table:style-name="ce7" table:formula="of:=1 + [.C98]/100" office:value-type="float" office:value="2.53137084967772" calcext:value-type="float">
            <text:p>2.53</text:p>
          </table:table-cell>
          <table:table-cell table:style-name="ce7" table:formula="of:=1 + [.D98]/100" office:value-type="float" office:value="2.38554953518888" calcext:value-type="float">
            <text:p>2.39</text:p>
          </table:table-cell>
          <table:table-cell table:style-name="ce7" table:formula="of:=1 + [.E98]/100" office:value-type="float" office:value="2.38697256456422" calcext:value-type="float">
            <text:p>2.39</text:p>
          </table:table-cell>
          <table:table-cell table:style-name="ce7" table:formula="of:=1 + [.F98]/100" office:value-type="float" office:value="1.93301035041877" calcext:value-type="float">
            <text:p>1.93</text:p>
          </table:table-cell>
          <table:table-cell table:style-name="ce7" table:formula="of:=1 + [.G98]/100" office:value-type="float" office:value="1.98023632392108" calcext:value-type="float">
            <text:p>1.98</text:p>
          </table:table-cell>
          <table:table-cell table:style-name="ce7" table:formula="of:=1 + [.H98]/100" office:value-type="float" office:value="2.49326183466348" calcext:value-type="float">
            <text:p>2.49</text:p>
          </table:table-cell>
          <table:table-cell table:style-name="ce7" table:formula="of:=1 + [.I98]/100" office:value-type="float" office:value="2.37890287673568" calcext:value-type="float">
            <text:p>2.38</text:p>
          </table:table-cell>
          <table:table-cell table:style-name="ce7" table:formula="of:=1 + [.J98]/100" office:value-type="float" office:value="1.91667995165256" calcext:value-type="float">
            <text:p>1.92</text:p>
          </table:table-cell>
          <table:table-cell table:style-name="ce7" table:formula="of:=1 + [.K98]/100" office:value-type="float" office:value="2.51841665987997" calcext:value-type="float">
            <text:p>2.52</text:p>
          </table:table-cell>
          <table:table-cell table:style-name="ce7" table:formula="of:=1 + [.L98]/100" office:value-type="float" office:value="3.28885438193021" calcext:value-type="float">
            <text:p>3.29</text:p>
          </table:table-cell>
          <table:table-cell table:style-name="ce7" table:formula="of:=1 + [.M98]/100" office:value-type="float" office:value="2.71420203035731" calcext:value-type="float">
            <text:p>2.71</text:p>
          </table:table-cell>
          <table:table-cell table:style-name="ce7" table:formula="of:=1 + [.N98]/100" office:value-type="float" office:value="2.32909309510354" calcext:value-type="float">
            <text:p>2.33</text:p>
          </table:table-cell>
          <table:table-cell table:style-name="ce7" table:formula="of:=1 + [.O98]/100" office:value-type="float" office:value="2.38721590202183" calcext:value-type="float">
            <text:p>2.39</text:p>
          </table:table-cell>
          <table:table-cell table:style-name="ce7" table:formula="of:=1 + [.P98]/100" office:value-type="float" office:value="2.03909400362908" calcext:value-type="float">
            <text:p>2.04</text:p>
          </table:table-cell>
          <table:table-cell table:style-name="ce7" table:formula="of:=1 + [.Q98]/100" office:value-type="float" office:value="1.95235448205048" calcext:value-type="float">
            <text:p>1.95</text:p>
          </table:table-cell>
          <table:table-cell table:number-columns-repeated="100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damage rate</text:p>
          </table:table-cell>
          <table:table-cell table:formula="of:=IF(ISBLANK([.B2]);[.B1];CONCATENATE([.B1];&quot;-&quot;;[.B2]))" office:value-type="string" office:string-value="staff" calcext:value-type="string">
            <text:p>staff</text:p>
          </table:table-cell>
          <table:table-cell table:formula="of:=IF(ISBLANK([.C2]);[.C1];CONCATENATE([.C1];&quot;-&quot;;[.C2]))" office:value-type="string" office:string-value="sword" calcext:value-type="string">
            <text:p>sword</text:p>
          </table:table-cell>
          <table:table-cell table:formula="of:=IF(ISBLANK([.D2]);[.D1];CONCATENATE([.D1];&quot;-&quot;;[.D2]))" office:value-type="string" office:string-value="dagger" calcext:value-type="string">
            <text:p>dagger</text:p>
          </table:table-cell>
          <table:table-cell table:formula="of:=IF(ISBLANK([.E2]);[.E1];CONCATENATE([.E1];&quot;-&quot;;[.E2]))" office:value-type="string" office:string-value="axe" calcext:value-type="string">
            <text:p>axe</text:p>
          </table:table-cell>
          <table:table-cell table:formula="of:=IF(ISBLANK([.F2]);[.F1];CONCATENATE([.F1];&quot;-&quot;;[.F2]))" office:value-type="string" office:string-value="spear" calcext:value-type="string">
            <text:p>spear</text:p>
          </table:table-cell>
          <table:table-cell table:formula="of:=IF(ISBLANK([.G2]);[.G1];CONCATENATE([.G1];&quot;-&quot;;[.G2]))" office:value-type="string" office:string-value="mace" calcext:value-type="string">
            <text:p>mace</text:p>
          </table:table-cell>
          <table:table-cell table:style-name="Default" table:formula="of:=IF(ISBLANK([.H2]);[.H1];CONCATENATE([.H1];&quot;-&quot;;[.H2]))" office:value-type="string" office:string-value="sword2h" calcext:value-type="string">
            <text:p>sword2h</text:p>
          </table:table-cell>
          <table:table-cell table:style-name="Default" table:formula="of:=IF(ISBLANK([.I2]);[.I1];CONCATENATE([.I1];&quot;-&quot;;[.I2]))" office:value-type="string" office:string-value="axe2h" calcext:value-type="string">
            <text:p>axe2h</text:p>
          </table:table-cell>
          <table:table-cell table:style-name="Default" table:formula="of:=IF(ISBLANK([.J2]);[.J1];CONCATENATE([.J1];&quot;-&quot;;[.J2]))" office:value-type="string" office:string-value="spear2h" calcext:value-type="string">
            <text:p>spear2h</text:p>
          </table:table-cell>
          <table:table-cell table:style-name="Default" table:formula="of:=IF(ISBLANK([.K2]);[.K1];CONCATENATE([.K1];&quot;-&quot;;[.K2]))" office:value-type="string" office:string-value="dagger-dagger" calcext:value-type="string">
            <text:p>dagger-dagger</text:p>
          </table:table-cell>
          <table:table-cell table:style-name="Default" table:formula="of:=IF(ISBLANK([.L2]);[.L1];CONCATENATE([.L1];&quot;-&quot;;[.L2]))" office:value-type="string" office:string-value="sword-sword" calcext:value-type="string">
            <text:p>sword-sword</text:p>
          </table:table-cell>
          <table:table-cell table:style-name="Default" table:formula="of:=IF(ISBLANK([.M2]);[.M1];CONCATENATE([.M1];&quot;-&quot;;[.M2]))" office:value-type="string" office:string-value="axe-sword" calcext:value-type="string">
            <text:p>axe-sword</text:p>
          </table:table-cell>
          <table:table-cell table:style-name="Default" table:formula="of:=IF(ISBLANK([.N2]);[.N1];CONCATENATE([.N1];&quot;-&quot;;[.N2]))" office:value-type="string" office:string-value="spear-sword" calcext:value-type="string">
            <text:p>spear-sword</text:p>
          </table:table-cell>
          <table:table-cell table:style-name="Default" table:formula="of:=IF(ISBLANK([.O2]);[.O1];CONCATENATE([.O1];&quot;-&quot;;[.O2]))" office:value-type="string" office:string-value="mace-sword" calcext:value-type="string">
            <text:p>mace-sword</text:p>
          </table:table-cell>
          <table:table-cell table:style-name="Default" table:formula="of:=IF(ISBLANK([.P2]);[.P1];CONCATENATE([.P1];&quot;-&quot;;[.P2]))" office:value-type="string" office:string-value="unarm" calcext:value-type="string">
            <text:p>unarm</text:p>
          </table:table-cell>
          <table:table-cell table:style-name="Default" table:formula="of:=IF(ISBLANK([.Q2]);[.Q1];CONCATENATE([.Q1];&quot;-&quot;;[.Q2]))" office:value-type="string" office:string-value="staff-unarm" calcext:value-type="string">
            <text:p>staff-unarm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table:formula="of:=PRODUCT([.B147];[.B159];[.B135])" office:value-type="float" office:value="19.5923268532102" calcext:value-type="float">
            <text:p>19.59</text:p>
          </table:table-cell>
          <table:table-cell table:style-name="ce7" table:formula="of:=PRODUCT([.C147];[.C159];[.C135])" office:value-type="float" office:value="27.5917249780937" calcext:value-type="float">
            <text:p>27.59</text:p>
          </table:table-cell>
          <table:table-cell table:style-name="ce7" table:formula="of:=PRODUCT([.D147];[.D159];[.D135])" office:value-type="float" office:value="24.0604041855611" calcext:value-type="float">
            <text:p>24.06</text:p>
          </table:table-cell>
          <table:table-cell table:style-name="ce7" table:formula="of:=PRODUCT([.E147];[.E159];[.E135])" office:value-type="float" office:value="27.598986269433" calcext:value-type="float">
            <text:p>27.60</text:p>
          </table:table-cell>
          <table:table-cell table:style-name="ce7" table:formula="of:=PRODUCT([.F147];[.F159];[.F135])" office:value-type="float" office:value="34.115835681736" calcext:value-type="float">
            <text:p>34.12</text:p>
          </table:table-cell>
          <table:table-cell table:style-name="ce7" table:formula="of:=PRODUCT([.G147];[.G159];[.G135])" office:value-type="float" office:value="29.1341729503097" calcext:value-type="float">
            <text:p>29.13</text:p>
          </table:table-cell>
          <table:table-cell table:style-name="ce7" table:formula="of:=PRODUCT([.H147];[.H159];[.H135])" office:value-type="float" office:value="31.5485884087529" calcext:value-type="float">
            <text:p>31.55</text:p>
          </table:table-cell>
          <table:table-cell table:style-name="ce7" table:formula="of:=PRODUCT([.I147];[.I159];[.I135])" office:value-type="float" office:value="36.2260105885795" calcext:value-type="float">
            <text:p>36.23</text:p>
          </table:table-cell>
          <table:table-cell table:style-name="ce7" table:formula="of:=PRODUCT([.J147];[.J159];[.J135])" office:value-type="float" office:value="40.641107634944" calcext:value-type="float">
            <text:p>40.64</text:p>
          </table:table-cell>
          <table:table-cell table:style-name="ce7" table:formula="of:=PRODUCT([.K147];[.K159];[.K135])" office:value-type="float" office:value="49.7913362023545" calcext:value-type="float">
            <text:p>49.79</text:p>
          </table:table-cell>
          <table:table-cell table:style-name="ce7" table:formula="of:=PRODUCT([.L147];[.L159];[.L135])" office:value-type="float" office:value="56.0835226570315" calcext:value-type="float">
            <text:p>56.08</text:p>
          </table:table-cell>
          <table:table-cell table:style-name="ce7" table:formula="of:=PRODUCT([.M147];[.M159];[.M135])" office:value-type="float" office:value="51.9948491416587" calcext:value-type="float">
            <text:p>51.99</text:p>
          </table:table-cell>
          <table:table-cell table:style-name="ce7" table:formula="of:=PRODUCT([.N147];[.N159];[.N135])" office:value-type="float" office:value="61.5938129170265" calcext:value-type="float">
            <text:p>61.59</text:p>
          </table:table-cell>
          <table:table-cell table:style-name="ce7" table:formula="of:=PRODUCT([.O147];[.O159];[.O135])" office:value-type="float" office:value="55.5646556596884" calcext:value-type="float">
            <text:p>55.56</text:p>
          </table:table-cell>
          <table:table-cell table:style-name="ce7" table:formula="of:=PRODUCT([.P147];[.P159];[.P135])" office:value-type="float" office:value="18.7238941579616" calcext:value-type="float">
            <text:p>18.72</text:p>
          </table:table-cell>
          <table:table-cell table:style-name="ce7" table:formula="of:=PRODUCT([.Q147];[.Q159];[.Q135])" office:value-type="float" office:value="25.6047577146422" calcext:value-type="float">
            <text:p>25.60</text:p>
          </table:table-cell>
          <table:table-cell table:style-name="ce7"/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table:formula="of:=PRODUCT([.B148];[.B160];[.B136])" office:value-type="float" office:value="22.4617585318984" calcext:value-type="float">
            <text:p>22.46</text:p>
          </table:table-cell>
          <table:table-cell table:style-name="ce7" table:formula="of:=PRODUCT([.C148];[.C160];[.C136])" office:value-type="float" office:value="31.1712311276273" calcext:value-type="float">
            <text:p>31.17</text:p>
          </table:table-cell>
          <table:table-cell table:style-name="ce7" table:formula="of:=PRODUCT([.D148];[.D160];[.D136])" office:value-type="float" office:value="27.1865441299479" calcext:value-type="float">
            <text:p>27.19</text:p>
          </table:table-cell>
          <table:table-cell table:style-name="ce7" table:formula="of:=PRODUCT([.E148];[.E160];[.E136])" office:value-type="float" office:value="34.4413932811406" calcext:value-type="float">
            <text:p>34.44</text:p>
          </table:table-cell>
          <table:table-cell table:style-name="ce7" table:formula="of:=PRODUCT([.F148];[.F160];[.F136])" office:value-type="float" office:value="41.5964277670464" calcext:value-type="float">
            <text:p>41.60</text:p>
          </table:table-cell>
          <table:table-cell table:style-name="ce7" table:formula="of:=PRODUCT([.G148];[.G160];[.G136])" office:value-type="float" office:value="34.7501940163438" calcext:value-type="float">
            <text:p>34.75</text:p>
          </table:table-cell>
          <table:table-cell table:style-name="ce7" table:formula="of:=PRODUCT([.H148];[.H160];[.H136])" office:value-type="float" office:value="38.77277511436" calcext:value-type="float">
            <text:p>38.77</text:p>
          </table:table-cell>
          <table:table-cell table:style-name="ce7" table:formula="of:=PRODUCT([.I148];[.I160];[.I136])" office:value-type="float" office:value="47.1338156153158" calcext:value-type="float">
            <text:p>47.13</text:p>
          </table:table-cell>
          <table:table-cell table:style-name="ce7" table:formula="of:=PRODUCT([.J148];[.J160];[.J136])" office:value-type="float" office:value="51.3877937416182" calcext:value-type="float">
            <text:p>51.39</text:p>
          </table:table-cell>
          <table:table-cell table:style-name="ce7" table:formula="of:=PRODUCT([.K148];[.K160];[.K136])" office:value-type="float" office:value="57.9054709796575" calcext:value-type="float">
            <text:p>57.91</text:p>
          </table:table-cell>
          <table:table-cell table:style-name="ce7" table:formula="of:=PRODUCT([.L148];[.L160];[.L136])" office:value-type="float" office:value="66.0741450227166" calcext:value-type="float">
            <text:p>66.07</text:p>
          </table:table-cell>
          <table:table-cell table:style-name="ce7" table:formula="of:=PRODUCT([.M148];[.M160];[.M136])" office:value-type="float" office:value="62.6858576035054" calcext:value-type="float">
            <text:p>62.69</text:p>
          </table:table-cell>
          <table:table-cell table:style-name="ce7" table:formula="of:=PRODUCT([.N148];[.N160];[.N136])" office:value-type="float" office:value="72.78057904721" calcext:value-type="float">
            <text:p>72.78</text:p>
          </table:table-cell>
          <table:table-cell table:style-name="ce7" table:formula="of:=PRODUCT([.O148];[.O160];[.O136])" office:value-type="float" office:value="64.4342755961015" calcext:value-type="float">
            <text:p>64.43</text:p>
          </table:table-cell>
          <table:table-cell table:style-name="ce7" table:formula="of:=PRODUCT([.P148];[.P160];[.P136])" office:value-type="float" office:value="29.4086863201916" calcext:value-type="float">
            <text:p>29.41</text:p>
          </table:table-cell>
          <table:table-cell table:style-name="ce7" table:formula="of:=PRODUCT([.Q148];[.Q160];[.Q136])" office:value-type="float" office:value="35.829031358188" calcext:value-type="float">
            <text:p>35.83</text:p>
          </table:table-cell>
          <table:table-cell table:style-name="ce7"/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table:formula="of:=PRODUCT([.B149];[.B161];[.B137])" office:value-type="float" office:value="25.5539451036234" calcext:value-type="float">
            <text:p>25.55</text:p>
          </table:table-cell>
          <table:table-cell table:style-name="ce7" table:formula="of:=PRODUCT([.C149];[.C161];[.C137])" office:value-type="float" office:value="34.9903773918311" calcext:value-type="float">
            <text:p>34.99</text:p>
          </table:table-cell>
          <table:table-cell table:style-name="ce7" table:formula="of:=PRODUCT([.D149];[.D161];[.D137])" office:value-type="float" office:value="30.52874742974" calcext:value-type="float">
            <text:p>30.53</text:p>
          </table:table-cell>
          <table:table-cell table:style-name="ce7" table:formula="of:=PRODUCT([.E149];[.E161];[.E137])" office:value-type="float" office:value="42.0781451278938" calcext:value-type="float">
            <text:p>42.08</text:p>
          </table:table-cell>
          <table:table-cell table:style-name="ce7" table:formula="of:=PRODUCT([.F149];[.F161];[.F137])" office:value-type="float" office:value="49.7899116901199" calcext:value-type="float">
            <text:p>49.79</text:p>
          </table:table-cell>
          <table:table-cell table:style-name="ce7" table:formula="of:=PRODUCT([.G149];[.G161];[.G137])" office:value-type="float" office:value="40.7776268286252" calcext:value-type="float">
            <text:p>40.78</text:p>
          </table:table-cell>
          <table:table-cell table:style-name="ce7" table:formula="of:=PRODUCT([.H149];[.H161];[.H137])" office:value-type="float" office:value="46.7952550366446" calcext:value-type="float">
            <text:p>46.80</text:p>
          </table:table-cell>
          <table:table-cell table:style-name="ce7" table:formula="of:=PRODUCT([.I149];[.I161];[.I137])" office:value-type="float" office:value="59.4103638383446" calcext:value-type="float">
            <text:p>59.41</text:p>
          </table:table-cell>
          <table:table-cell table:style-name="ce7" table:formula="of:=PRODUCT([.J149];[.J161];[.J137])" office:value-type="float" office:value="63.124488115405" calcext:value-type="float">
            <text:p>63.12</text:p>
          </table:table-cell>
          <table:table-cell table:style-name="ce7" table:formula="of:=PRODUCT([.K149];[.K161];[.K137])" office:value-type="float" office:value="66.5657818807427" calcext:value-type="float">
            <text:p>66.57</text:p>
          </table:table-cell>
          <table:table-cell table:style-name="ce7" table:formula="of:=PRODUCT([.L149];[.L161];[.L137])" office:value-type="float" office:value="76.7483896596163" calcext:value-type="float">
            <text:p>76.75</text:p>
          </table:table-cell>
          <table:table-cell table:style-name="ce7" table:formula="of:=PRODUCT([.M149];[.M161];[.M137])" office:value-type="float" office:value="74.5493781199898" calcext:value-type="float">
            <text:p>74.55</text:p>
          </table:table-cell>
          <table:table-cell table:style-name="ce7" table:formula="of:=PRODUCT([.N149];[.N161];[.N137])" office:value-type="float" office:value="84.8795169684401" calcext:value-type="float">
            <text:p>84.88</text:p>
          </table:table-cell>
          <table:table-cell table:style-name="ce7" table:formula="of:=PRODUCT([.O149];[.O161];[.O137])" office:value-type="float" office:value="74.0502171615781" calcext:value-type="float">
            <text:p>74.05</text:p>
          </table:table-cell>
          <table:table-cell table:style-name="ce7" table:formula="of:=PRODUCT([.P149];[.P161];[.P137])" office:value-type="float" office:value="41.4763700328376" calcext:value-type="float">
            <text:p>41.48</text:p>
          </table:table-cell>
          <table:table-cell table:style-name="ce7" table:formula="of:=PRODUCT([.Q149];[.Q161];[.Q137])" office:value-type="float" office:value="47.6247181234438" calcext:value-type="float">
            <text:p>47.62</text:p>
          </table:table-cell>
          <table:table-cell table:style-name="ce7"/>
          <table:table-cell table:number-columns-repeated="100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8" table:formula="of:=PRODUCT([.B150];[.B162];[.B138])" office:value-type="float" office:value="28.8741687117412" calcext:value-type="float">
            <text:p>28.87</text:p>
          </table:table-cell>
          <table:table-cell table:style-name="ce8" table:formula="of:=PRODUCT([.C150];[.C162];[.C138])" office:value-type="float" office:value="39.0536514830707" calcext:value-type="float">
            <text:p>39.05</text:p>
          </table:table-cell>
          <table:table-cell table:style-name="ce8" table:formula="of:=PRODUCT([.D150];[.D162];[.D138])" office:value-type="float" office:value="34.0916342172997" calcext:value-type="float">
            <text:p>34.09</text:p>
          </table:table-cell>
          <table:table-cell table:style-name="ce8" table:formula="of:=PRODUCT([.E150];[.E162];[.E138])" office:value-type="float" office:value="50.5309197799977" calcext:value-type="float">
            <text:p>50.53</text:p>
          </table:table-cell>
          <table:table-cell table:style-name="ce8" table:formula="of:=PRODUCT([.F150];[.F162];[.F138])" office:value-type="float" office:value="58.6707716934202" calcext:value-type="float">
            <text:p>58.67</text:p>
          </table:table-cell>
          <table:table-cell table:style-name="ce8" table:formula="of:=PRODUCT([.G150];[.G162];[.G138])" office:value-type="float" office:value="47.2249083860183" calcext:value-type="float">
            <text:p>47.22</text:p>
          </table:table-cell>
          <table:table-cell table:style-name="ce8" table:formula="of:=PRODUCT([.H150];[.H162];[.H138])" office:value-type="float" office:value="55.6385958805025" calcext:value-type="float">
            <text:p>55.64</text:p>
          </table:table-cell>
          <table:table-cell table:style-name="ce8" table:formula="of:=PRODUCT([.I150];[.I162];[.I138])" office:value-type="float" office:value="73.0943765372005" calcext:value-type="float">
            <text:p>73.09</text:p>
          </table:table-cell>
          <table:table-cell table:style-name="ce8" table:formula="of:=PRODUCT([.J150];[.J162];[.J138])" office:value-type="float" office:value="75.8561198257611" calcext:value-type="float">
            <text:p>75.86</text:p>
          </table:table-cell>
          <table:table-cell table:style-name="ce8" table:formula="of:=PRODUCT([.K150];[.K162];[.K138])" office:value-type="float" office:value="75.732334308722" calcext:value-type="float">
            <text:p>75.73</text:p>
          </table:table-cell>
          <table:table-cell table:style-name="ce8" table:formula="of:=PRODUCT([.L150];[.L162];[.L138])" office:value-type="float" office:value="88.060567221813" calcext:value-type="float">
            <text:p>88.06</text:p>
          </table:table-cell>
          <table:table-cell table:style-name="ce8" table:formula="of:=PRODUCT([.M150];[.M162];[.M138])" office:value-type="float" office:value="87.6131446185166" calcext:value-type="float">
            <text:p>87.61</text:p>
          </table:table-cell>
          <table:table-cell table:style-name="ce8" table:formula="of:=PRODUCT([.N150];[.N162];[.N138])" office:value-type="float" office:value="97.8343246947565" calcext:value-type="float">
            <text:p>97.83</text:p>
          </table:table-cell>
          <table:table-cell table:style-name="ce8" table:formula="of:=PRODUCT([.O150];[.O162];[.O138])" office:value-type="float" office:value="84.4208107520336" calcext:value-type="float">
            <text:p>84.42</text:p>
          </table:table-cell>
          <table:table-cell table:style-name="ce8" table:formula="of:=PRODUCT([.P150];[.P162];[.P138])" office:value-type="float" office:value="54.896763674515" calcext:value-type="float">
            <text:p>54.90</text:p>
          </table:table-cell>
          <table:table-cell table:style-name="ce8" table:formula="of:=PRODUCT([.Q150];[.Q162];[.Q138])" office:value-type="float" office:value="60.9749023890131" calcext:value-type="float">
            <text:p>60.97</text:p>
          </table:table-cell>
          <table:table-cell table:style-name="ce8"/>
          <table:table-cell table:style-name="ce4"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table:formula="of:=PRODUCT([.B151];[.B163];[.B139])" office:value-type="float" office:value="32.4274353980237" calcext:value-type="float">
            <text:p>32.43</text:p>
          </table:table-cell>
          <table:table-cell table:style-name="ce7" table:formula="of:=PRODUCT([.C151];[.C163];[.C139])" office:value-type="float" office:value="43.3652434615034" calcext:value-type="float">
            <text:p>43.37</text:p>
          </table:table-cell>
          <table:table-cell table:style-name="ce7" table:formula="of:=PRODUCT([.D151];[.D163];[.D139])" office:value-type="float" office:value="37.8796215973417" calcext:value-type="float">
            <text:p>37.88</text:p>
          </table:table-cell>
          <table:table-cell table:style-name="ce7" table:formula="of:=PRODUCT([.E151];[.E163];[.E139])" office:value-type="float" office:value="59.820713874533" calcext:value-type="float">
            <text:p>59.82</text:p>
          </table:table-cell>
          <table:table-cell table:style-name="ce7" table:formula="of:=PRODUCT([.F151];[.F163];[.F139])" office:value-type="float" office:value="68.20765483775" calcext:value-type="float">
            <text:p>68.21</text:p>
          </table:table-cell>
          <table:table-cell table:style-name="ce7" table:formula="of:=PRODUCT([.G151];[.G163];[.G139])" office:value-type="float" office:value="54.1000005371816" calcext:value-type="float">
            <text:p>54.10</text:p>
          </table:table-cell>
          <table:table-cell table:style-name="ce7" table:formula="of:=PRODUCT([.H151];[.H163];[.H139])" office:value-type="float" office:value="65.3246579664352" calcext:value-type="float">
            <text:p>65.32</text:p>
          </table:table-cell>
          <table:table-cell table:style-name="ce7" table:formula="of:=PRODUCT([.I151];[.I163];[.I139])" office:value-type="float" office:value="88.2235130631529" calcext:value-type="float">
            <text:p>88.22</text:p>
          </table:table-cell>
          <table:table-cell table:style-name="ce7" table:formula="of:=PRODUCT([.J151];[.J163];[.J139])" office:value-type="float" office:value="89.5825714919481" calcext:value-type="float">
            <text:p>89.58</text:p>
          </table:table-cell>
          <table:table-cell table:style-name="ce7" table:formula="of:=PRODUCT([.K151];[.K163];[.K139])" office:value-type="float" office:value="85.3635044468898" calcext:value-type="float">
            <text:p>85.36</text:p>
          </table:table-cell>
          <table:table-cell table:style-name="ce7" table:formula="of:=PRODUCT([.L151];[.L163];[.L139])" office:value-type="float" office:value="99.9641715623317" calcext:value-type="float">
            <text:p>99.96</text:p>
          </table:table-cell>
          <table:table-cell table:style-name="ce7" table:formula="of:=PRODUCT([.M151];[.M163];[.M139])" office:value-type="float" office:value="101.901044404997" calcext:value-type="float">
            <text:p>101.90</text:p>
          </table:table-cell>
          <table:table-cell table:style-name="ce7" table:formula="of:=PRODUCT([.N151];[.N163];[.N139])" office:value-type="float" office:value="111.587285000269" calcext:value-type="float">
            <text:p>111.59</text:p>
          </table:table-cell>
          <table:table-cell table:style-name="ce7" table:formula="of:=PRODUCT([.O151];[.O163];[.O139])" office:value-type="float" office:value="95.5517962382488" calcext:value-type="float">
            <text:p>95.55</text:p>
          </table:table-cell>
          <table:table-cell table:style-name="ce7" table:formula="of:=PRODUCT([.P151];[.P163];[.P139])" office:value-type="float" office:value="69.6211200267024" calcext:value-type="float">
            <text:p>69.62</text:p>
          </table:table-cell>
          <table:table-cell table:style-name="ce7" table:formula="of:=PRODUCT([.Q151];[.Q163];[.Q139])" office:value-type="float" office:value="75.839705780401" calcext:value-type="float">
            <text:p>75.84</text:p>
          </table:table-cell>
          <table:table-cell table:style-name="ce7"/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table:formula="of:=PRODUCT([.B152];[.B164];[.B140])" office:value-type="float" office:value="36.2184673572095" calcext:value-type="float">
            <text:p>36.22</text:p>
          </table:table-cell>
          <table:table-cell table:style-name="ce7" table:formula="of:=PRODUCT([.C152];[.C164];[.C140])" office:value-type="float" office:value="47.9290428279734" calcext:value-type="float">
            <text:p>47.93</text:p>
          </table:table-cell>
          <table:table-cell table:style-name="ce7" table:formula="of:=PRODUCT([.D152];[.D164];[.D140])" office:value-type="float" office:value="41.8969179936878" calcext:value-type="float">
            <text:p>41.90</text:p>
          </table:table-cell>
          <table:table-cell table:style-name="ce7" table:formula="of:=PRODUCT([.E152];[.E164];[.E140])" office:value-type="float" office:value="69.9678148429957" calcext:value-type="float">
            <text:p>69.97</text:p>
          </table:table-cell>
          <table:table-cell table:style-name="ce7" table:formula="of:=PRODUCT([.F152];[.F164];[.F140])" office:value-type="float" office:value="78.3655137815071" calcext:value-type="float">
            <text:p>78.37</text:p>
          </table:table-cell>
          <table:table-cell table:style-name="ce7" table:formula="of:=PRODUCT([.G152];[.G164];[.G140])" office:value-type="float" office:value="61.4103819289373" calcext:value-type="float">
            <text:p>61.41</text:p>
          </table:table-cell>
          <table:table-cell table:style-name="ce7" table:formula="of:=PRODUCT([.H152];[.H164];[.H140])" office:value-type="float" office:value="75.8745610747803" calcext:value-type="float">
            <text:p>75.87</text:p>
          </table:table-cell>
          <table:table-cell table:style-name="ce7" table:formula="of:=PRODUCT([.I152];[.I164];[.I140])" office:value-type="float" office:value="104.834319386617" calcext:value-type="float">
            <text:p>104.83</text:p>
          </table:table-cell>
          <table:table-cell table:style-name="ce7" table:formula="of:=PRODUCT([.J152];[.J164];[.J140])" office:value-type="float" office:value="104.299155357303" calcext:value-type="float">
            <text:p>104.30</text:p>
          </table:table-cell>
          <table:table-cell table:style-name="ce7" table:formula="of:=PRODUCT([.K152];[.K164];[.K140])" office:value-type="float" office:value="95.4179009361164" calcext:value-type="float">
            <text:p>95.42</text:p>
          </table:table-cell>
          <table:table-cell table:style-name="ce7" table:formula="of:=PRODUCT([.L152];[.L164];[.L140])" office:value-type="float" office:value="112.41384556575" calcext:value-type="float">
            <text:p>112.41</text:p>
          </table:table-cell>
          <table:table-cell table:style-name="ce7" table:formula="of:=PRODUCT([.M152];[.M164];[.M140])" office:value-type="float" office:value="117.433227920338" calcext:value-type="float">
            <text:p>117.43</text:p>
          </table:table-cell>
          <table:table-cell table:style-name="ce7" table:formula="of:=PRODUCT([.N152];[.N164];[.N140])" office:value-type="float" office:value="126.082766105306" calcext:value-type="float">
            <text:p>126.08</text:p>
          </table:table-cell>
          <table:table-cell table:style-name="ce7" table:formula="of:=PRODUCT([.O152];[.O164];[.O140])" office:value-type="float" office:value="107.446508964806" calcext:value-type="float">
            <text:p>107.45</text:p>
          </table:table-cell>
          <table:table-cell table:style-name="ce7" table:formula="of:=PRODUCT([.P152];[.P164];[.P140])" office:value-type="float" office:value="85.5863885668417" calcext:value-type="float">
            <text:p>85.59</text:p>
          </table:table-cell>
          <table:table-cell table:style-name="ce7" table:formula="of:=PRODUCT([.Q152];[.Q164];[.Q140])" office:value-type="float" office:value="92.1628824878045" calcext:value-type="float">
            <text:p>92.16</text:p>
          </table:table-cell>
          <table:table-cell table:style-name="ce7"/>
          <table:table-cell table:number-columns-repeated="1003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9" table:formula="of:=PRODUCT([.B153];[.B165];[.B141])" office:value-type="float" office:value="40.2516969413452" calcext:value-type="float">
            <text:p>40.25</text:p>
          </table:table-cell>
          <table:table-cell table:style-name="ce9" table:formula="of:=PRODUCT([.C153];[.C165];[.C141])" office:value-type="float" office:value="52.7486373088844" calcext:value-type="float">
            <text:p>52.75</text:p>
          </table:table-cell>
          <table:table-cell table:style-name="ce9" table:formula="of:=PRODUCT([.D153];[.D165];[.D141])" office:value-type="float" office:value="46.1475184937899" calcext:value-type="float">
            <text:p>46.15</text:p>
          </table:table-cell>
          <table:table-cell table:style-name="ce9" table:formula="of:=PRODUCT([.E153];[.E165];[.E141])" office:value-type="float" office:value="80.9917763884754" calcext:value-type="float">
            <text:p>80.99</text:p>
          </table:table-cell>
          <table:table-cell table:style-name="ce9" table:formula="of:=PRODUCT([.F153];[.F165];[.F141])" office:value-type="float" office:value="89.107608370326" calcext:value-type="float">
            <text:p>89.11</text:p>
          </table:table-cell>
          <table:table-cell table:style-name="ce9" table:formula="of:=PRODUCT([.G153];[.G165];[.G141])" office:value-type="float" office:value="69.1630425642992" calcext:value-type="float">
            <text:p>69.16</text:p>
          </table:table-cell>
          <table:table-cell table:style-name="ce9" table:formula="of:=PRODUCT([.H153];[.H165];[.H141])" office:value-type="float" office:value="87.3086550176907" calcext:value-type="float">
            <text:p>87.31</text:p>
          </table:table-cell>
          <table:table-cell table:style-name="ce9" table:formula="of:=PRODUCT([.I153];[.I165];[.I141])" office:value-type="float" office:value="122.962181688609" calcext:value-type="float">
            <text:p>122.96</text:p>
          </table:table-cell>
          <table:table-cell table:style-name="ce9" table:formula="of:=PRODUCT([.J153];[.J165];[.J141])" office:value-type="float" office:value="119.997152576135" calcext:value-type="float">
            <text:p>120.00</text:p>
          </table:table-cell>
          <table:table-cell table:style-name="ce9" table:formula="of:=PRODUCT([.K153];[.K165];[.K141])" office:value-type="float" office:value="105.85594359268" calcext:value-type="float">
            <text:p>105.86</text:p>
          </table:table-cell>
          <table:table-cell table:style-name="ce9" table:formula="of:=PRODUCT([.L153];[.L165];[.L141])" office:value-type="float" office:value="125.366901193688" calcext:value-type="float">
            <text:p>125.37</text:p>
          </table:table-cell>
          <table:table-cell table:style-name="ce9" table:formula="of:=PRODUCT([.M153];[.M165];[.M141])" office:value-type="float" office:value="134.226261450576" calcext:value-type="float">
            <text:p>134.23</text:p>
          </table:table-cell>
          <table:table-cell table:style-name="ce9" table:formula="of:=PRODUCT([.N153];[.N165];[.N141])" office:value-type="float" office:value="141.269754435586" calcext:value-type="float">
            <text:p>141.27</text:p>
          </table:table-cell>
          <table:table-cell table:style-name="ce9" table:formula="of:=PRODUCT([.O153];[.O165];[.O141])" office:value-type="float" office:value="120.106089090411" calcext:value-type="float">
            <text:p>120.11</text:p>
          </table:table-cell>
          <table:table-cell table:style-name="ce9" table:formula="of:=PRODUCT([.P153];[.P165];[.P141])" office:value-type="float" office:value="102.719750539362" calcext:value-type="float">
            <text:p>102.72</text:p>
          </table:table-cell>
          <table:table-cell table:style-name="ce9" table:formula="of:=PRODUCT([.Q153];[.Q165];[.Q141])" office:value-type="float" office:value="109.878369246889" calcext:value-type="float">
            <text:p>109.88</text:p>
          </table:table-cell>
          <table:table-cell table:style-name="ce9"/>
          <table:table-cell table:style-name="ce5"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table:formula="of:=PRODUCT([.B154];[.B166];[.B142])" office:value-type="float" office:value="44.5312623994142" calcext:value-type="float">
            <text:p>44.53</text:p>
          </table:table-cell>
          <table:table-cell table:style-name="ce7" table:formula="of:=PRODUCT([.C154];[.C166];[.C142])" office:value-type="float" office:value="57.8273132738938" calcext:value-type="float">
            <text:p>57.83</text:p>
          </table:table-cell>
          <table:table-cell table:style-name="ce7" table:formula="of:=PRODUCT([.D154];[.D166];[.D142])" office:value-type="float" office:value="50.6352011893966" calcext:value-type="float">
            <text:p>50.64</text:p>
          </table:table-cell>
          <table:table-cell table:style-name="ce7" table:formula="of:=PRODUCT([.E154];[.E166];[.E142])" office:value-type="float" office:value="92.9113973369742" calcext:value-type="float">
            <text:p>92.91</text:p>
          </table:table-cell>
          <table:table-cell table:style-name="ce7" table:formula="of:=PRODUCT([.F154];[.F166];[.F142])" office:value-type="float" office:value="100.397241040901" calcext:value-type="float">
            <text:p>100.40</text:p>
          </table:table-cell>
          <table:table-cell table:style-name="ce7" table:formula="of:=PRODUCT([.G154];[.G166];[.G142])" office:value-type="float" office:value="77.3644809110265" calcext:value-type="float">
            <text:p>77.36</text:p>
          </table:table-cell>
          <table:table-cell table:style-name="ce7" table:formula="of:=PRODUCT([.H154];[.H166];[.H142])" office:value-type="float" office:value="99.6464939950754" calcext:value-type="float">
            <text:p>99.65</text:p>
          </table:table-cell>
          <table:table-cell table:style-name="ce7" table:formula="of:=PRODUCT([.I154];[.I166];[.I142])" office:value-type="float" office:value="142.64128508396" calcext:value-type="float">
            <text:p>142.64</text:p>
          </table:table-cell>
          <table:table-cell table:style-name="ce7" table:formula="of:=PRODUCT([.J154];[.J166];[.J142])" office:value-type="float" office:value="136.664391046166" calcext:value-type="float">
            <text:p>136.66</text:p>
          </table:table-cell>
          <table:table-cell table:style-name="ce7" table:formula="of:=PRODUCT([.K154];[.K166];[.K142])" office:value-type="float" office:value="116.641049926486" calcext:value-type="float">
            <text:p>116.64</text:p>
          </table:table-cell>
          <table:table-cell table:style-name="ce7" table:formula="of:=PRODUCT([.L154];[.L166];[.L142])" office:value-type="float" office:value="138.784385418287" calcext:value-type="float">
            <text:p>138.78</text:p>
          </table:table-cell>
          <table:table-cell table:style-name="ce7" table:formula="of:=PRODUCT([.M154];[.M166];[.M142])" office:value-type="float" office:value="152.29331565096" calcext:value-type="float">
            <text:p>152.29</text:p>
          </table:table-cell>
          <table:table-cell table:style-name="ce7" table:formula="of:=PRODUCT([.N154];[.N166];[.N142])" office:value-type="float" office:value="157.103437077139" calcext:value-type="float">
            <text:p>157.10</text:p>
          </table:table-cell>
          <table:table-cell table:style-name="ce7" table:formula="of:=PRODUCT([.O154];[.O166];[.O142])" office:value-type="float" office:value="133.529706751497" calcext:value-type="float">
            <text:p>133.53</text:p>
          </table:table-cell>
          <table:table-cell table:style-name="ce7" table:formula="of:=PRODUCT([.P154];[.P166];[.P142])" office:value-type="float" office:value="120.943013872911" calcext:value-type="float">
            <text:p>120.94</text:p>
          </table:table-cell>
          <table:table-cell table:style-name="ce7" table:formula="of:=PRODUCT([.Q154];[.Q166];[.Q142])" office:value-type="float" office:value="128.916119238433" calcext:value-type="float">
            <text:p>128.92</text:p>
          </table:table-cell>
          <table:table-cell table:style-name="ce7"/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table:formula="of:=PRODUCT([.B155];[.B167];[.B143])" office:value-type="float" office:value="49.0610053206843" calcext:value-type="float">
            <text:p>49.06</text:p>
          </table:table-cell>
          <table:table-cell table:style-name="ce7" table:formula="of:=PRODUCT([.C155];[.C167];[.C143])" office:value-type="float" office:value="63.1680577136875" calcext:value-type="float">
            <text:p>63.17</text:p>
          </table:table-cell>
          <table:table-cell table:style-name="ce7" table:formula="of:=PRODUCT([.D155];[.D167];[.D143])" office:value-type="float" office:value="55.36352450401" calcext:value-type="float">
            <text:p>55.36</text:p>
          </table:table-cell>
          <table:table-cell table:style-name="ce7" table:formula="of:=PRODUCT([.E155];[.E167];[.E143])" office:value-type="float" office:value="105.744703862912" calcext:value-type="float">
            <text:p>105.74</text:p>
          </table:table-cell>
          <table:table-cell table:style-name="ce7" table:formula="of:=PRODUCT([.F155];[.F167];[.F143])" office:value-type="float" office:value="112.199154300719" calcext:value-type="float">
            <text:p>112.20</text:p>
          </table:table-cell>
          <table:table-cell table:style-name="ce7" table:formula="of:=PRODUCT([.G155];[.G167];[.G143])" office:value-type="float" office:value="86.0207034805803" calcext:value-type="float">
            <text:p>86.02</text:p>
          </table:table-cell>
          <table:table-cell table:style-name="ce7" table:formula="of:=PRODUCT([.H155];[.H167];[.H143])" office:value-type="float" office:value="112.906814760508" calcext:value-type="float">
            <text:p>112.91</text:p>
          </table:table-cell>
          <table:table-cell table:style-name="ce7" table:formula="of:=PRODUCT([.I155];[.I167];[.I143])" office:value-type="float" office:value="163.904577527492" calcext:value-type="float">
            <text:p>163.90</text:p>
          </table:table-cell>
          <table:table-cell table:style-name="ce7" table:formula="of:=PRODUCT([.J155];[.J167];[.J143])" office:value-type="float" office:value="154.285838609063" calcext:value-type="float">
            <text:p>154.29</text:p>
          </table:table-cell>
          <table:table-cell table:style-name="ce7" table:formula="of:=PRODUCT([.K155];[.K167];[.K143])" office:value-type="float" office:value="127.740428931528" calcext:value-type="float">
            <text:p>127.74</text:p>
          </table:table-cell>
          <table:table-cell table:style-name="ce7" table:formula="of:=PRODUCT([.L155];[.L167];[.L143])" office:value-type="float" office:value="152.63172694929" calcext:value-type="float">
            <text:p>152.63</text:p>
          </table:table-cell>
          <table:table-cell table:style-name="ce7" table:formula="of:=PRODUCT([.M155];[.M167];[.M143])" office:value-type="float" office:value="171.644382607112" calcext:value-type="float">
            <text:p>171.64</text:p>
          </table:table-cell>
          <table:table-cell table:style-name="ce7" table:formula="of:=PRODUCT([.N155];[.N167];[.N143])" office:value-type="float" office:value="173.545958779865" calcext:value-type="float">
            <text:p>173.55</text:p>
          </table:table-cell>
          <table:table-cell table:style-name="ce7" table:formula="of:=PRODUCT([.O155];[.O167];[.O143])" office:value-type="float" office:value="147.714795972977" calcext:value-type="float">
            <text:p>147.71</text:p>
          </table:table-cell>
          <table:table-cell table:style-name="ce7" table:formula="of:=PRODUCT([.P155];[.P167];[.P143])" office:value-type="float" office:value="140.17654928144" calcext:value-type="float">
            <text:p>140.18</text:p>
          </table:table-cell>
          <table:table-cell table:style-name="ce7" table:formula="of:=PRODUCT([.Q155];[.Q167];[.Q143])" office:value-type="float" office:value="149.206822153028" calcext:value-type="float">
            <text:p>149.21</text:p>
          </table:table-cell>
          <table:table-cell table:style-name="ce7"/>
          <table:table-cell table:number-columns-repeated="100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0" table:formula="of:=PRODUCT([.B156];[.B168];[.B144])" office:value-type="float" office:value="53.8444697343362" calcext:value-type="float">
            <text:p>53.84</text:p>
          </table:table-cell>
          <table:table-cell table:style-name="ce10" table:formula="of:=PRODUCT([.C156];[.C168];[.C144])" office:value-type="float" office:value="68.7735616931653" calcext:value-type="float">
            <text:p>68.77</text:p>
          </table:table-cell>
          <table:table-cell table:style-name="ce10" table:formula="of:=PRODUCT([.D156];[.D168];[.D144])" office:value-type="float" office:value="60.3358254904456" calcext:value-type="float">
            <text:p>60.34</text:p>
          </table:table-cell>
          <table:table-cell table:style-name="ce10" table:formula="of:=PRODUCT([.E156];[.E168];[.E144])" office:value-type="float" office:value="119.508935065319" calcext:value-type="float">
            <text:p>119.51</text:p>
          </table:table-cell>
          <table:table-cell table:style-name="ce10" table:formula="of:=PRODUCT([.F156];[.F168];[.F144])" office:value-type="float" office:value="124.480566979771" calcext:value-type="float">
            <text:p>124.48</text:p>
          </table:table-cell>
          <table:table-cell table:style-name="ce10" table:formula="of:=PRODUCT([.G156];[.G168];[.G144])" office:value-type="float" office:value="95.1372267783424" calcext:value-type="float">
            <text:p>95.14</text:p>
          </table:table-cell>
          <table:table-cell table:style-name="ce10" table:formula="of:=PRODUCT([.H156];[.H168];[.H144])" office:value-type="float" office:value="127.107518593814" calcext:value-type="float">
            <text:p>127.11</text:p>
          </table:table-cell>
          <table:table-cell table:style-name="ce10" table:formula="of:=PRODUCT([.I156];[.I168];[.I144])" office:value-type="float" office:value="186.783738918809" calcext:value-type="float">
            <text:p>186.78</text:p>
          </table:table-cell>
          <table:table-cell table:style-name="ce10" table:formula="of:=PRODUCT([.J156];[.J168];[.J144])" office:value-type="float" office:value="172.844190962513" calcext:value-type="float">
            <text:p>172.84</text:p>
          </table:table-cell>
          <table:table-cell table:style-name="ce10" table:formula="of:=PRODUCT([.K156];[.K168];[.K144])" office:value-type="float" office:value="139.125517576213" calcext:value-type="float">
            <text:p>139.13</text:p>
          </table:table-cell>
          <table:table-cell table:style-name="ce10" table:formula="of:=PRODUCT([.L156];[.L168];[.L144])" office:value-type="float" office:value="166.879025537052" calcext:value-type="float">
            <text:p>166.88</text:p>
          </table:table-cell>
          <table:table-cell table:style-name="ce10" table:formula="of:=PRODUCT([.M156];[.M168];[.M144])" office:value-type="float" office:value="192.286514273967" calcext:value-type="float">
            <text:p>192.29</text:p>
          </table:table-cell>
          <table:table-cell table:style-name="ce10" table:formula="of:=PRODUCT([.N156];[.N168];[.N144])" office:value-type="float" office:value="190.566531403084" calcext:value-type="float">
            <text:p>190.57</text:p>
          </table:table-cell>
          <table:table-cell table:style-name="ce10" table:formula="of:=PRODUCT([.O156];[.O168];[.O144])" office:value-type="float" office:value="162.657290906807" calcext:value-type="float">
            <text:p>162.66</text:p>
          </table:table-cell>
          <table:table-cell table:style-name="ce10" table:formula="of:=PRODUCT([.P156];[.P168];[.P144])" office:value-type="float" office:value="160.342563107619" calcext:value-type="float">
            <text:p>160.34</text:p>
          </table:table-cell>
          <table:table-cell table:style-name="ce10" table:formula="of:=PRODUCT([.Q156];[.Q168];[.Q144])" office:value-type="float" office:value="170.68536656406" calcext:value-type="float">
            <text:p>170.69</text:p>
          </table:table-cell>
          <table:table-cell table:style-name="ce10"/>
          <table:table-cell table:style-name="ce1" table:number-columns-repeated="1003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damage rate</text:p>
          </table:table-cell>
          <table:table-cell table:formula="of:=IF(ISBLANK([.B2]);[.B1];CONCATENATE([.B1];&quot;-&quot;;[.B2]))" office:value-type="string" office:string-value="staff" calcext:value-type="string">
            <text:p>staff</text:p>
          </table:table-cell>
          <table:table-cell table:formula="of:=IF(ISBLANK([.C2]);[.C1];CONCATENATE([.C1];&quot;-&quot;;[.C2]))" office:value-type="string" office:string-value="sword" calcext:value-type="string">
            <text:p>sword</text:p>
          </table:table-cell>
          <table:table-cell table:formula="of:=IF(ISBLANK([.D2]);[.D1];CONCATENATE([.D1];&quot;-&quot;;[.D2]))" office:value-type="string" office:string-value="dagger" calcext:value-type="string">
            <text:p>dagger</text:p>
          </table:table-cell>
          <table:table-cell table:formula="of:=IF(ISBLANK([.E2]);[.E1];CONCATENATE([.E1];&quot;-&quot;;[.E2]))" office:value-type="string" office:string-value="axe" calcext:value-type="string">
            <text:p>axe</text:p>
          </table:table-cell>
          <table:table-cell table:formula="of:=IF(ISBLANK([.F2]);[.F1];CONCATENATE([.F1];&quot;-&quot;;[.F2]))" office:value-type="string" office:string-value="spear" calcext:value-type="string">
            <text:p>spear</text:p>
          </table:table-cell>
          <table:table-cell table:formula="of:=IF(ISBLANK([.G2]);[.G1];CONCATENATE([.G1];&quot;-&quot;;[.G2]))" office:value-type="string" office:string-value="mace" calcext:value-type="string">
            <text:p>mace</text:p>
          </table:table-cell>
          <table:table-cell table:style-name="Default" table:formula="of:=IF(ISBLANK([.H2]);[.H1];CONCATENATE([.H1];&quot;-&quot;;[.H2]))" office:value-type="string" office:string-value="sword2h" calcext:value-type="string">
            <text:p>sword2h</text:p>
          </table:table-cell>
          <table:table-cell table:style-name="Default" table:formula="of:=IF(ISBLANK([.I2]);[.I1];CONCATENATE([.I1];&quot;-&quot;;[.I2]))" office:value-type="string" office:string-value="axe2h" calcext:value-type="string">
            <text:p>axe2h</text:p>
          </table:table-cell>
          <table:table-cell table:style-name="Default" table:formula="of:=IF(ISBLANK([.J2]);[.J1];CONCATENATE([.J1];&quot;-&quot;;[.J2]))" office:value-type="string" office:string-value="spear2h" calcext:value-type="string">
            <text:p>spear2h</text:p>
          </table:table-cell>
          <table:table-cell table:style-name="Default" table:formula="of:=IF(ISBLANK([.K2]);[.K1];CONCATENATE([.K1];&quot;-&quot;;[.K2]))" office:value-type="string" office:string-value="dagger-dagger" calcext:value-type="string">
            <text:p>dagger-dagger</text:p>
          </table:table-cell>
          <table:table-cell table:style-name="Default" table:formula="of:=IF(ISBLANK([.L2]);[.L1];CONCATENATE([.L1];&quot;-&quot;;[.L2]))" office:value-type="string" office:string-value="sword-sword" calcext:value-type="string">
            <text:p>sword-sword</text:p>
          </table:table-cell>
          <table:table-cell table:style-name="Default" table:formula="of:=IF(ISBLANK([.M2]);[.M1];CONCATENATE([.M1];&quot;-&quot;;[.M2]))" office:value-type="string" office:string-value="axe-sword" calcext:value-type="string">
            <text:p>axe-sword</text:p>
          </table:table-cell>
          <table:table-cell table:style-name="Default" table:formula="of:=IF(ISBLANK([.N2]);[.N1];CONCATENATE([.N1];&quot;-&quot;;[.N2]))" office:value-type="string" office:string-value="spear-sword" calcext:value-type="string">
            <text:p>spear-sword</text:p>
          </table:table-cell>
          <table:table-cell table:style-name="Default" table:formula="of:=IF(ISBLANK([.O2]);[.O1];CONCATENATE([.O1];&quot;-&quot;;[.O2]))" office:value-type="string" office:string-value="mace-sword" calcext:value-type="string">
            <text:p>mace-sword</text:p>
          </table:table-cell>
          <table:table-cell table:style-name="Default" table:formula="of:=IF(ISBLANK([.P2]);[.P1];CONCATENATE([.P1];&quot;-&quot;;[.P2]))" office:value-type="string" office:string-value="unarm" calcext:value-type="string">
            <text:p>unarm</text:p>
          </table:table-cell>
          <table:table-cell table:style-name="Default" table:formula="of:=IF(ISBLANK([.Q2]);[.Q1];CONCATENATE([.Q1];&quot;-&quot;;[.Q2]))" office:value-type="string" office:string-value="staff-unarm" calcext:value-type="string">
            <text:p>staff-unarm</text:p>
          </table:table-cell>
          <table:table-cell office:value-type="string" calcext:value-type="string">
            <text:p>Lightning Bolt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table:formula="of:=[.B171]/[.$R183]" office:value-type="float" office:value="1.56738614825682" calcext:value-type="float">
            <text:p>1.57</text:p>
          </table:table-cell>
          <table:table-cell table:style-name="ce7" table:formula="of:=[.C171]/[.$R183]" office:value-type="float" office:value="2.2073379982475" calcext:value-type="float">
            <text:p>2.21</text:p>
          </table:table-cell>
          <table:table-cell table:style-name="ce7" table:formula="of:=[.D171]/[.$R183]" office:value-type="float" office:value="1.92483233484489" calcext:value-type="float">
            <text:p>1.92</text:p>
          </table:table-cell>
          <table:table-cell table:style-name="ce7" table:formula="of:=[.E171]/[.$R183]" office:value-type="float" office:value="2.20791890155464" calcext:value-type="float">
            <text:p>2.21</text:p>
          </table:table-cell>
          <table:table-cell table:style-name="ce7" table:formula="of:=[.F171]/[.$R183]" office:value-type="float" office:value="2.72926685453888" calcext:value-type="float">
            <text:p>2.73</text:p>
          </table:table-cell>
          <table:table-cell table:style-name="ce7" table:formula="of:=[.G171]/[.$R183]" office:value-type="float" office:value="2.33073383602478" calcext:value-type="float">
            <text:p>2.33</text:p>
          </table:table-cell>
          <table:table-cell table:style-name="ce7" table:formula="of:=[.H171]/[.$R183]" office:value-type="float" office:value="2.52388707270024" calcext:value-type="float">
            <text:p>2.52</text:p>
          </table:table-cell>
          <table:table-cell table:style-name="ce7" table:formula="of:=[.I171]/[.$R183]" office:value-type="float" office:value="2.89808084708636" calcext:value-type="float">
            <text:p>2.90</text:p>
          </table:table-cell>
          <table:table-cell table:style-name="ce7" table:formula="of:=[.J171]/[.$R183]" office:value-type="float" office:value="3.25128861079552" calcext:value-type="float">
            <text:p>3.25</text:p>
          </table:table-cell>
          <table:table-cell table:style-name="ce7" table:formula="of:=[.K171]/[.$R183]" office:value-type="float" office:value="3.98330689618836" calcext:value-type="float">
            <text:p>3.98</text:p>
          </table:table-cell>
          <table:table-cell table:style-name="ce7" table:formula="of:=[.L171]/[.$R183]" office:value-type="float" office:value="4.48668181256252" calcext:value-type="float">
            <text:p>4.49</text:p>
          </table:table-cell>
          <table:table-cell table:style-name="ce7" table:formula="of:=[.M171]/[.$R183]" office:value-type="float" office:value="4.1595879313327" calcext:value-type="float">
            <text:p>4.16</text:p>
          </table:table-cell>
          <table:table-cell table:style-name="ce7" table:formula="of:=[.N171]/[.$R183]" office:value-type="float" office:value="4.92750503336212" calcext:value-type="float">
            <text:p>4.93</text:p>
          </table:table-cell>
          <table:table-cell table:style-name="ce7" table:formula="of:=[.O171]/[.$R183]" office:value-type="float" office:value="4.44517245277507" calcext:value-type="float">
            <text:p>4.45</text:p>
          </table:table-cell>
          <table:table-cell table:style-name="ce7" table:formula="of:=[.P171]/[.$R183]" office:value-type="float" office:value="1.49791153263693" calcext:value-type="float">
            <text:p>1.50</text:p>
          </table:table-cell>
          <table:table-cell table:style-name="ce7" table:formula="of:=[.Q171]/[.$R183]" office:value-type="float" office:value="2.04838061717137" calcext:value-type="float">
            <text:p>2.05</text:p>
          </table:table-cell>
          <table:table-cell table:style-name="ce7" table:formula="of:=8+[.A183]*(1+8)/2" office:value-type="float" office:value="12.5" calcext:value-type="float">
            <text:p>12.50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table:formula="of:=[.B172]/[.$R184]" office:value-type="float" office:value="1.32127991364108" calcext:value-type="float">
            <text:p>1.32</text:p>
          </table:table-cell>
          <table:table-cell table:style-name="ce7" table:formula="of:=[.C172]/[.$R184]" office:value-type="float" office:value="1.8336018310369" calcext:value-type="float">
            <text:p>1.83</text:p>
          </table:table-cell>
          <table:table-cell table:style-name="ce7" table:formula="of:=[.D172]/[.$R184]" office:value-type="float" office:value="1.59920847823223" calcext:value-type="float">
            <text:p>1.60</text:p>
          </table:table-cell>
          <table:table-cell table:style-name="ce7" table:formula="of:=[.E172]/[.$R184]" office:value-type="float" office:value="2.02596431065533" calcext:value-type="float">
            <text:p>2.03</text:p>
          </table:table-cell>
          <table:table-cell table:style-name="ce7" table:formula="of:=[.F172]/[.$R184]" office:value-type="float" office:value="2.4468486921792" calcext:value-type="float">
            <text:p>2.45</text:p>
          </table:table-cell>
          <table:table-cell table:style-name="ce7" table:formula="of:=[.G172]/[.$R184]" office:value-type="float" office:value="2.04412905978493" calcext:value-type="float">
            <text:p>2.04</text:p>
          </table:table-cell>
          <table:table-cell table:style-name="ce7" table:formula="of:=[.H172]/[.$R184]" office:value-type="float" office:value="2.2807514773153" calcext:value-type="float">
            <text:p>2.28</text:p>
          </table:table-cell>
          <table:table-cell table:style-name="ce7" table:formula="of:=[.I172]/[.$R184]" office:value-type="float" office:value="2.77257738913622" calcext:value-type="float">
            <text:p>2.77</text:p>
          </table:table-cell>
          <table:table-cell table:style-name="ce7" table:formula="of:=[.J172]/[.$R184]" office:value-type="float" office:value="3.02281139656577" calcext:value-type="float">
            <text:p>3.02</text:p>
          </table:table-cell>
          <table:table-cell table:style-name="ce7" table:formula="of:=[.K172]/[.$R184]" office:value-type="float" office:value="3.40620417527397" calcext:value-type="float">
            <text:p>3.41</text:p>
          </table:table-cell>
          <table:table-cell table:style-name="ce7" table:formula="of:=[.L172]/[.$R184]" office:value-type="float" office:value="3.88671441310098" calcext:value-type="float">
            <text:p>3.89</text:p>
          </table:table-cell>
          <table:table-cell table:style-name="ce7" table:formula="of:=[.M172]/[.$R184]" office:value-type="float" office:value="3.6874033884415" calcext:value-type="float">
            <text:p>3.69</text:p>
          </table:table-cell>
          <table:table-cell table:style-name="ce7" table:formula="of:=[.N172]/[.$R184]" office:value-type="float" office:value="4.28121053218882" calcext:value-type="float">
            <text:p>4.28</text:p>
          </table:table-cell>
          <table:table-cell table:style-name="ce7" table:formula="of:=[.O172]/[.$R184]" office:value-type="float" office:value="3.79025150565303" calcext:value-type="float">
            <text:p>3.79</text:p>
          </table:table-cell>
          <table:table-cell table:style-name="ce7" table:formula="of:=[.P172]/[.$R184]" office:value-type="float" office:value="1.72992272471715" calcext:value-type="float">
            <text:p>1.73</text:p>
          </table:table-cell>
          <table:table-cell table:style-name="ce7" table:formula="of:=[.Q172]/[.$R184]" office:value-type="float" office:value="2.10759007989341" calcext:value-type="float">
            <text:p>2.11</text:p>
          </table:table-cell>
          <table:table-cell table:style-name="ce7" table:formula="of:=8+[.A184]*(1+8)/2" office:value-type="float" office:value="17" calcext:value-type="float">
            <text:p>17.00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table:formula="of:=[.B173]/[.$R185]" office:value-type="float" office:value="1.18855558621504" calcext:value-type="float">
            <text:p>1.19</text:p>
          </table:table-cell>
          <table:table-cell table:style-name="ce7" table:formula="of:=[.C173]/[.$R185]" office:value-type="float" office:value="1.62745941357354" calcext:value-type="float">
            <text:p>1.63</text:p>
          </table:table-cell>
          <table:table-cell table:style-name="ce7" table:formula="of:=[.D173]/[.$R185]" office:value-type="float" office:value="1.41994174091814" calcext:value-type="float">
            <text:p>1.42</text:p>
          </table:table-cell>
          <table:table-cell table:style-name="ce7" table:formula="of:=[.E173]/[.$R185]" office:value-type="float" office:value="1.95712302920436" calcext:value-type="float">
            <text:p>1.96</text:p>
          </table:table-cell>
          <table:table-cell table:style-name="ce7" table:formula="of:=[.F173]/[.$R185]" office:value-type="float" office:value="2.31580984605209" calcext:value-type="float">
            <text:p>2.32</text:p>
          </table:table-cell>
          <table:table-cell table:style-name="ce7" table:formula="of:=[.G173]/[.$R185]" office:value-type="float" office:value="1.89663380598257" calcext:value-type="float">
            <text:p>1.90</text:p>
          </table:table-cell>
          <table:table-cell table:style-name="ce7" table:formula="of:=[.H173]/[.$R185]" office:value-type="float" office:value="2.17652349007649" calcext:value-type="float">
            <text:p>2.18</text:p>
          </table:table-cell>
          <table:table-cell table:style-name="ce7" table:formula="of:=[.I173]/[.$R185]" office:value-type="float" office:value="2.76327273666719" calcext:value-type="float">
            <text:p>2.76</text:p>
          </table:table-cell>
          <table:table-cell table:style-name="ce7" table:formula="of:=[.J173]/[.$R185]" office:value-type="float" office:value="2.93602270304209" calcext:value-type="float">
            <text:p>2.94</text:p>
          </table:table-cell>
          <table:table-cell table:style-name="ce7" table:formula="of:=[.K173]/[.$R185]" office:value-type="float" office:value="3.09608287817408" calcext:value-type="float">
            <text:p>3.10</text:p>
          </table:table-cell>
          <table:table-cell table:style-name="ce7" table:formula="of:=[.L173]/[.$R185]" office:value-type="float" office:value="3.56969254230774" calcext:value-type="float">
            <text:p>3.57</text:p>
          </table:table-cell>
          <table:table-cell table:style-name="ce7" table:formula="of:=[.M173]/[.$R185]" office:value-type="float" office:value="3.46741293581348" calcext:value-type="float">
            <text:p>3.47</text:p>
          </table:table-cell>
          <table:table-cell table:style-name="ce7" table:formula="of:=[.N173]/[.$R185]" office:value-type="float" office:value="3.94788451016" calcext:value-type="float">
            <text:p>3.95</text:p>
          </table:table-cell>
          <table:table-cell table:style-name="ce7" table:formula="of:=[.O173]/[.$R185]" office:value-type="float" office:value="3.44419614705015" calcext:value-type="float">
            <text:p>3.44</text:p>
          </table:table-cell>
          <table:table-cell table:style-name="ce7" table:formula="of:=[.P173]/[.$R185]" office:value-type="float" office:value="1.92913348989943" calcext:value-type="float">
            <text:p>1.93</text:p>
          </table:table-cell>
          <table:table-cell table:style-name="ce7" table:formula="of:=[.Q173]/[.$R185]" office:value-type="float" office:value="2.21510316853227" calcext:value-type="float">
            <text:p>2.22</text:p>
          </table:table-cell>
          <table:table-cell table:style-name="ce7" table:formula="of:=8+[.A185]*(1+8)/2" office:value-type="float" office:value="21.5" calcext:value-type="float">
            <text:p>21.50</text:p>
          </table:table-cell>
          <table:table-cell table:number-columns-repeated="100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7" table:formula="of:=[.B174]/[.$R186]" office:value-type="float" office:value="1.11054495045159" calcext:value-type="float">
            <text:p>1.11</text:p>
          </table:table-cell>
          <table:table-cell table:style-name="ce7" table:formula="of:=[.C174]/[.$R186]" office:value-type="float" office:value="1.50206351857964" calcext:value-type="float">
            <text:p>1.50</text:p>
          </table:table-cell>
          <table:table-cell table:style-name="ce7" table:formula="of:=[.D174]/[.$R186]" office:value-type="float" office:value="1.31121670066537" calcext:value-type="float">
            <text:p>1.31</text:p>
          </table:table-cell>
          <table:table-cell table:style-name="ce7" table:formula="of:=[.E174]/[.$R186]" office:value-type="float" office:value="1.9434969146153" calcext:value-type="float">
            <text:p>1.94</text:p>
          </table:table-cell>
          <table:table-cell table:style-name="ce7" table:formula="of:=[.F174]/[.$R186]" office:value-type="float" office:value="2.25656814205462" calcext:value-type="float">
            <text:p>2.26</text:p>
          </table:table-cell>
          <table:table-cell table:style-name="ce7" table:formula="of:=[.G174]/[.$R186]" office:value-type="float" office:value="1.81634263023147" calcext:value-type="float">
            <text:p>1.82</text:p>
          </table:table-cell>
          <table:table-cell table:style-name="ce7" table:formula="of:=[.H174]/[.$R186]" office:value-type="float" office:value="2.13994599540394" calcext:value-type="float">
            <text:p>2.14</text:p>
          </table:table-cell>
          <table:table-cell table:style-name="ce7" table:formula="of:=[.I174]/[.$R186]" office:value-type="float" office:value="2.81132217450771" calcext:value-type="float">
            <text:p>2.81</text:p>
          </table:table-cell>
          <table:table-cell table:style-name="ce7" table:formula="of:=[.J174]/[.$R186]" office:value-type="float" office:value="2.91754307022158" calcext:value-type="float">
            <text:p>2.92</text:p>
          </table:table-cell>
          <table:table-cell table:style-name="ce7" table:formula="of:=[.K174]/[.$R186]" office:value-type="float" office:value="2.912782088797" calcext:value-type="float">
            <text:p>2.91</text:p>
          </table:table-cell>
          <table:table-cell table:style-name="ce7" table:formula="of:=[.L174]/[.$R186]" office:value-type="float" office:value="3.38694489314665" calcext:value-type="float">
            <text:p>3.39</text:p>
          </table:table-cell>
          <table:table-cell table:style-name="ce7" table:formula="of:=[.M174]/[.$R186]" office:value-type="float" office:value="3.36973633148141" calcext:value-type="float">
            <text:p>3.37</text:p>
          </table:table-cell>
          <table:table-cell table:style-name="ce7" table:formula="of:=[.N174]/[.$R186]" office:value-type="float" office:value="3.76285864210602" calcext:value-type="float">
            <text:p>3.76</text:p>
          </table:table-cell>
          <table:table-cell table:style-name="ce7" table:formula="of:=[.O174]/[.$R186]" office:value-type="float" office:value="3.2469542596936" calcext:value-type="float">
            <text:p>3.25</text:p>
          </table:table-cell>
          <table:table-cell table:style-name="ce7" table:formula="of:=[.P174]/[.$R186]" office:value-type="float" office:value="2.11141398748135" calcext:value-type="float">
            <text:p>2.11</text:p>
          </table:table-cell>
          <table:table-cell table:style-name="ce7" table:formula="of:=[.Q174]/[.$R186]" office:value-type="float" office:value="2.34518855342358" calcext:value-type="float">
            <text:p>2.35</text:p>
          </table:table-cell>
          <table:table-cell table:style-name="ce8" table:formula="of:=8+[.A186]*(1+8)/2" office:value-type="float" office:value="26" calcext:value-type="float">
            <text:p>26.00</text:p>
          </table:table-cell>
          <table:table-cell table:style-name="ce4"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table:formula="of:=[.B175]/[.$R187]" office:value-type="float" office:value="1.06319460321389" calcext:value-type="float">
            <text:p>1.06</text:p>
          </table:table-cell>
          <table:table-cell table:style-name="ce7" table:formula="of:=[.C175]/[.$R187]" office:value-type="float" office:value="1.4218112610329" calcext:value-type="float">
            <text:p>1.42</text:p>
          </table:table-cell>
          <table:table-cell table:style-name="ce7" table:formula="of:=[.D175]/[.$R187]" office:value-type="float" office:value="1.24195480647022" calcext:value-type="float">
            <text:p>1.24</text:p>
          </table:table-cell>
          <table:table-cell table:style-name="ce7" table:formula="of:=[.E175]/[.$R187]" office:value-type="float" office:value="1.96133488113223" calcext:value-type="float">
            <text:p>1.96</text:p>
          </table:table-cell>
          <table:table-cell table:style-name="ce7" table:formula="of:=[.F175]/[.$R187]" office:value-type="float" office:value="2.23631655205738" calcext:value-type="float">
            <text:p>2.24</text:p>
          </table:table-cell>
          <table:table-cell table:style-name="ce7" table:formula="of:=[.G175]/[.$R187]" office:value-type="float" office:value="1.77377050941579" calcext:value-type="float">
            <text:p>1.77</text:p>
          </table:table-cell>
          <table:table-cell table:style-name="ce7" table:formula="of:=[.H175]/[.$R187]" office:value-type="float" office:value="2.14179206447328" calcext:value-type="float">
            <text:p>2.14</text:p>
          </table:table-cell>
          <table:table-cell table:style-name="ce7" table:formula="of:=[.I175]/[.$R187]" office:value-type="float" office:value="2.8925741987919" calcext:value-type="float">
            <text:p>2.89</text:p>
          </table:table-cell>
          <table:table-cell table:style-name="ce7" table:formula="of:=[.J175]/[.$R187]" office:value-type="float" office:value="2.93713349153928" calcext:value-type="float">
            <text:p>2.94</text:p>
          </table:table-cell>
          <table:table-cell table:style-name="ce7" table:formula="of:=[.K175]/[.$R187]" office:value-type="float" office:value="2.79880342448819" calcext:value-type="float">
            <text:p>2.80</text:p>
          </table:table-cell>
          <table:table-cell table:style-name="ce7" table:formula="of:=[.L175]/[.$R187]" office:value-type="float" office:value="3.27751382171579" calcext:value-type="float">
            <text:p>3.28</text:p>
          </table:table-cell>
          <table:table-cell table:style-name="ce7" table:formula="of:=[.M175]/[.$R187]" office:value-type="float" office:value="3.34101784934418" calcext:value-type="float">
            <text:p>3.34</text:p>
          </table:table-cell>
          <table:table-cell table:style-name="ce7" table:formula="of:=[.N175]/[.$R187]" office:value-type="float" office:value="3.65859950820555" calcext:value-type="float">
            <text:p>3.66</text:p>
          </table:table-cell>
          <table:table-cell table:style-name="ce7" table:formula="of:=[.O175]/[.$R187]" office:value-type="float" office:value="3.13284577830324" calcext:value-type="float">
            <text:p>3.13</text:p>
          </table:table-cell>
          <table:table-cell table:style-name="ce7" table:formula="of:=[.P175]/[.$R187]" office:value-type="float" office:value="2.28265967300664" calcext:value-type="float">
            <text:p>2.28</text:p>
          </table:table-cell>
          <table:table-cell table:style-name="ce7" table:formula="of:=[.Q175]/[.$R187]" office:value-type="float" office:value="2.48654773050495" calcext:value-type="float">
            <text:p>2.49</text:p>
          </table:table-cell>
          <table:table-cell table:style-name="ce7" table:formula="of:=8+[.A187]*(1+8)/2" office:value-type="float" office:value="30.5" calcext:value-type="float">
            <text:p>30.50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table:formula="of:=[.B176]/[.$R188]" office:value-type="float" office:value="1.03481335306313" calcext:value-type="float">
            <text:p>1.03</text:p>
          </table:table-cell>
          <table:table-cell table:style-name="ce7" table:formula="of:=[.C176]/[.$R188]" office:value-type="float" office:value="1.36940122365638" calcext:value-type="float">
            <text:p>1.37</text:p>
          </table:table-cell>
          <table:table-cell table:style-name="ce7" table:formula="of:=[.D176]/[.$R188]" office:value-type="float" office:value="1.19705479981965" calcext:value-type="float">
            <text:p>1.20</text:p>
          </table:table-cell>
          <table:table-cell table:style-name="ce7" table:formula="of:=[.E176]/[.$R188]" office:value-type="float" office:value="1.99908042408559" calcext:value-type="float">
            <text:p>2.00</text:p>
          </table:table-cell>
          <table:table-cell table:style-name="ce7" table:formula="of:=[.F176]/[.$R188]" office:value-type="float" office:value="2.23901467947163" calcext:value-type="float">
            <text:p>2.24</text:p>
          </table:table-cell>
          <table:table-cell table:style-name="ce7" table:formula="of:=[.G176]/[.$R188]" office:value-type="float" office:value="1.75458234082678" calcext:value-type="float">
            <text:p>1.75</text:p>
          </table:table-cell>
          <table:table-cell table:style-name="ce7" table:formula="of:=[.H176]/[.$R188]" office:value-type="float" office:value="2.16784460213658" calcext:value-type="float">
            <text:p>2.17</text:p>
          </table:table-cell>
          <table:table-cell table:style-name="ce7" table:formula="of:=[.I176]/[.$R188]" office:value-type="float" office:value="2.99526626818906" calcext:value-type="float">
            <text:p>3.00</text:p>
          </table:table-cell>
          <table:table-cell table:style-name="ce7" table:formula="of:=[.J176]/[.$R188]" office:value-type="float" office:value="2.97997586735151" calcext:value-type="float">
            <text:p>2.98</text:p>
          </table:table-cell>
          <table:table-cell table:style-name="ce7" table:formula="of:=[.K176]/[.$R188]" office:value-type="float" office:value="2.7262257410319" calcext:value-type="float">
            <text:p>2.73</text:p>
          </table:table-cell>
          <table:table-cell table:style-name="ce7" table:formula="of:=[.L176]/[.$R188]" office:value-type="float" office:value="3.21182415902142" calcext:value-type="float">
            <text:p>3.21</text:p>
          </table:table-cell>
          <table:table-cell table:style-name="ce7" table:formula="of:=[.M176]/[.$R188]" office:value-type="float" office:value="3.35523508343822" calcext:value-type="float">
            <text:p>3.36</text:p>
          </table:table-cell>
          <table:table-cell table:style-name="ce7" table:formula="of:=[.N176]/[.$R188]" office:value-type="float" office:value="3.60236474586588" calcext:value-type="float">
            <text:p>3.60</text:p>
          </table:table-cell>
          <table:table-cell table:style-name="ce7" table:formula="of:=[.O176]/[.$R188]" office:value-type="float" office:value="3.06990025613733" calcext:value-type="float">
            <text:p>3.07</text:p>
          </table:table-cell>
          <table:table-cell table:style-name="ce7" table:formula="of:=[.P176]/[.$R188]" office:value-type="float" office:value="2.44532538762405" calcext:value-type="float">
            <text:p>2.45</text:p>
          </table:table-cell>
          <table:table-cell table:style-name="ce7" table:formula="of:=[.Q176]/[.$R188]" office:value-type="float" office:value="2.63322521393727" calcext:value-type="float">
            <text:p>2.63</text:p>
          </table:table-cell>
          <table:table-cell table:style-name="ce7" table:formula="of:=8+[.A188]*(1+8)/2" office:value-type="float" office:value="35" calcext:value-type="float">
            <text:p>35.00</text:p>
          </table:table-cell>
          <table:table-cell table:number-columns-repeated="1003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7" table:formula="of:=[.B177]/[.$R189]" office:value-type="float" office:value="1.01903030231254" calcext:value-type="float">
            <text:p>1.02</text:p>
          </table:table-cell>
          <table:table-cell table:style-name="ce7" table:formula="of:=[.C177]/[.$R189]" office:value-type="float" office:value="1.33540853946543" calcext:value-type="float">
            <text:p>1.34</text:p>
          </table:table-cell>
          <table:table-cell table:style-name="ce7" table:formula="of:=[.D177]/[.$R189]" office:value-type="float" office:value="1.16829160743772" calcext:value-type="float">
            <text:p>1.17</text:p>
          </table:table-cell>
          <table:table-cell table:style-name="ce7" table:formula="of:=[.E177]/[.$R189]" office:value-type="float" office:value="2.05042471869558" calcext:value-type="float">
            <text:p>2.05</text:p>
          </table:table-cell>
          <table:table-cell table:style-name="ce7" table:formula="of:=[.F177]/[.$R189]" office:value-type="float" office:value="2.25588881950192" calcext:value-type="float">
            <text:p>2.26</text:p>
          </table:table-cell>
          <table:table-cell table:style-name="ce7" table:formula="of:=[.G177]/[.$R189]" office:value-type="float" office:value="1.75096310289365" calcext:value-type="float">
            <text:p>1.75</text:p>
          </table:table-cell>
          <table:table-cell table:style-name="ce7" table:formula="of:=[.H177]/[.$R189]" office:value-type="float" office:value="2.2103456966504" calcext:value-type="float">
            <text:p>2.21</text:p>
          </table:table-cell>
          <table:table-cell table:style-name="ce7" table:formula="of:=[.I177]/[.$R189]" office:value-type="float" office:value="3.11296662502809" calcext:value-type="float">
            <text:p>3.11</text:p>
          </table:table-cell>
          <table:table-cell table:style-name="ce7" table:formula="of:=[.J177]/[.$R189]" office:value-type="float" office:value="3.03790259686417" calcext:value-type="float">
            <text:p>3.04</text:p>
          </table:table-cell>
          <table:table-cell table:style-name="ce7" table:formula="of:=[.K177]/[.$R189]" office:value-type="float" office:value="2.67989730614381" calcext:value-type="float">
            <text:p>2.68</text:p>
          </table:table-cell>
          <table:table-cell table:style-name="ce7" table:formula="of:=[.L177]/[.$R189]" office:value-type="float" office:value="3.1738455998402" calcext:value-type="float">
            <text:p>3.17</text:p>
          </table:table-cell>
          <table:table-cell table:style-name="ce7" table:formula="of:=[.M177]/[.$R189]" office:value-type="float" office:value="3.39813320128041" calcext:value-type="float">
            <text:p>3.40</text:p>
          </table:table-cell>
          <table:table-cell table:style-name="ce7" table:formula="of:=[.N177]/[.$R189]" office:value-type="float" office:value="3.57644947938192" calcext:value-type="float">
            <text:p>3.58</text:p>
          </table:table-cell>
          <table:table-cell table:style-name="ce7" table:formula="of:=[.O177]/[.$R189]" office:value-type="float" office:value="3.04066048330154" calcext:value-type="float">
            <text:p>3.04</text:p>
          </table:table-cell>
          <table:table-cell table:style-name="ce7" table:formula="of:=[.P177]/[.$R189]" office:value-type="float" office:value="2.60050001365472" calcext:value-type="float">
            <text:p>2.60</text:p>
          </table:table-cell>
          <table:table-cell table:style-name="ce7" table:formula="of:=[.Q177]/[.$R189]" office:value-type="float" office:value="2.78173086700985" calcext:value-type="float">
            <text:p>2.78</text:p>
          </table:table-cell>
          <table:table-cell table:style-name="ce9" table:formula="of:=8+[.A189]*(1+8)/2" office:value-type="float" office:value="39.5" calcext:value-type="float">
            <text:p>39.50</text:p>
          </table:table-cell>
          <table:table-cell table:style-name="ce5"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table:formula="of:=[.B178]/[.$R190]" office:value-type="float" office:value="1.01207414544123" calcext:value-type="float">
            <text:p>1.01</text:p>
          </table:table-cell>
          <table:table-cell table:style-name="ce7" table:formula="of:=[.C178]/[.$R190]" office:value-type="float" office:value="1.31425711986122" calcext:value-type="float">
            <text:p>1.31</text:p>
          </table:table-cell>
          <table:table-cell table:style-name="ce7" table:formula="of:=[.D178]/[.$R190]" office:value-type="float" office:value="1.15080002703174" calcext:value-type="float">
            <text:p>1.15</text:p>
          </table:table-cell>
          <table:table-cell table:style-name="ce7" table:formula="of:=[.E178]/[.$R190]" office:value-type="float" office:value="2.11162266674941" calcext:value-type="float">
            <text:p>2.11</text:p>
          </table:table-cell>
          <table:table-cell table:style-name="ce7" table:formula="of:=[.F178]/[.$R190]" office:value-type="float" office:value="2.28175547820229" calcext:value-type="float">
            <text:p>2.28</text:p>
          </table:table-cell>
          <table:table-cell table:style-name="ce7" table:formula="of:=[.G178]/[.$R190]" office:value-type="float" office:value="1.75828365706878" calcext:value-type="float">
            <text:p>1.76</text:p>
          </table:table-cell>
          <table:table-cell table:style-name="ce7" table:formula="of:=[.H178]/[.$R190]" office:value-type="float" office:value="2.26469304534262" calcext:value-type="float">
            <text:p>2.26</text:p>
          </table:table-cell>
          <table:table-cell table:style-name="ce7" table:formula="of:=[.I178]/[.$R190]" office:value-type="float" office:value="3.24184738827181" calcext:value-type="float">
            <text:p>3.24</text:p>
          </table:table-cell>
          <table:table-cell table:style-name="ce7" table:formula="of:=[.J178]/[.$R190]" office:value-type="float" office:value="3.10600888741287" calcext:value-type="float">
            <text:p>3.11</text:p>
          </table:table-cell>
          <table:table-cell table:style-name="ce7" table:formula="of:=[.K178]/[.$R190]" office:value-type="float" office:value="2.65093295287467" calcext:value-type="float">
            <text:p>2.65</text:p>
          </table:table-cell>
          <table:table-cell table:style-name="ce7" table:formula="of:=[.L178]/[.$R190]" office:value-type="float" office:value="3.15419057768834" calcext:value-type="float">
            <text:p>3.15</text:p>
          </table:table-cell>
          <table:table-cell table:style-name="ce7" table:formula="of:=[.M178]/[.$R190]" office:value-type="float" office:value="3.46121171934" calcext:value-type="float">
            <text:p>3.46</text:p>
          </table:table-cell>
          <table:table-cell table:style-name="ce7" table:formula="of:=[.N178]/[.$R190]" office:value-type="float" office:value="3.57053266084408" calcext:value-type="float">
            <text:p>3.57</text:p>
          </table:table-cell>
          <table:table-cell table:style-name="ce7" table:formula="of:=[.O178]/[.$R190]" office:value-type="float" office:value="3.03476606253403" calcext:value-type="float">
            <text:p>3.03</text:p>
          </table:table-cell>
          <table:table-cell table:style-name="ce7" table:formula="of:=[.P178]/[.$R190]" office:value-type="float" office:value="2.74870486074797" calcext:value-type="float">
            <text:p>2.75</text:p>
          </table:table-cell>
          <table:table-cell table:style-name="ce7" table:formula="of:=[.Q178]/[.$R190]" office:value-type="float" office:value="2.92991180087349" calcext:value-type="float">
            <text:p>2.93</text:p>
          </table:table-cell>
          <table:table-cell table:style-name="ce7" table:formula="of:=8+[.A190]*(1+8)/2" office:value-type="float" office:value="44" calcext:value-type="float">
            <text:p>44.00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table:formula="of:=[.B179]/[.$R191]" office:value-type="float" office:value="1.01156712001411" calcext:value-type="float">
            <text:p>1.01</text:p>
          </table:table-cell>
          <table:table-cell table:style-name="ce7" table:formula="of:=[.C179]/[.$R191]" office:value-type="float" office:value="1.30243417966366" calcext:value-type="float">
            <text:p>1.30</text:p>
          </table:table-cell>
          <table:table-cell table:style-name="ce7" table:formula="of:=[.D179]/[.$R191]" office:value-type="float" office:value="1.14151596915484" calcext:value-type="float">
            <text:p>1.14</text:p>
          </table:table-cell>
          <table:table-cell table:style-name="ce7" table:formula="of:=[.E179]/[.$R191]" office:value-type="float" office:value="2.18030317243118" calcext:value-type="float">
            <text:p>2.18</text:p>
          </table:table-cell>
          <table:table-cell table:style-name="ce7" table:formula="of:=[.F179]/[.$R191]" office:value-type="float" office:value="2.31338462475709" calcext:value-type="float">
            <text:p>2.31</text:p>
          </table:table-cell>
          <table:table-cell table:style-name="ce7" table:formula="of:=[.G179]/[.$R191]" office:value-type="float" office:value="1.77362275217691" calcext:value-type="float">
            <text:p>1.77</text:p>
          </table:table-cell>
          <table:table-cell table:style-name="ce7" table:formula="of:=[.H179]/[.$R191]" office:value-type="float" office:value="2.32797556207232" calcext:value-type="float">
            <text:p>2.33</text:p>
          </table:table-cell>
          <table:table-cell table:style-name="ce7" table:formula="of:=[.I179]/[.$R191]" office:value-type="float" office:value="3.37947582530912" calcext:value-type="float">
            <text:p>3.38</text:p>
          </table:table-cell>
          <table:table-cell table:style-name="ce7" table:formula="of:=[.J179]/[.$R191]" office:value-type="float" office:value="3.18115131152707" calcext:value-type="float">
            <text:p>3.18</text:p>
          </table:table-cell>
          <table:table-cell table:style-name="ce7" table:formula="of:=[.K179]/[.$R191]" office:value-type="float" office:value="2.63382327693873" calcext:value-type="float">
            <text:p>2.63</text:p>
          </table:table-cell>
          <table:table-cell table:style-name="ce7" table:formula="of:=[.L179]/[.$R191]" office:value-type="float" office:value="3.1470459164802" calcext:value-type="float">
            <text:p>3.15</text:p>
          </table:table-cell>
          <table:table-cell table:style-name="ce7" table:formula="of:=[.M179]/[.$R191]" office:value-type="float" office:value="3.53905943519818" calcext:value-type="float">
            <text:p>3.54</text:p>
          </table:table-cell>
          <table:table-cell table:style-name="ce7" table:formula="of:=[.N179]/[.$R191]" office:value-type="float" office:value="3.57826719133741" calcext:value-type="float">
            <text:p>3.58</text:p>
          </table:table-cell>
          <table:table-cell table:style-name="ce7" table:formula="of:=[.O179]/[.$R191]" office:value-type="float" office:value="3.04566589635005" calcext:value-type="float">
            <text:p>3.05</text:p>
          </table:table-cell>
          <table:table-cell table:style-name="ce7" table:formula="of:=[.P179]/[.$R191]" office:value-type="float" office:value="2.89023812951422" calcext:value-type="float">
            <text:p>2.89</text:p>
          </table:table-cell>
          <table:table-cell table:style-name="ce7" table:formula="of:=[.Q179]/[.$R191]" office:value-type="float" office:value="3.07642932274285" calcext:value-type="float">
            <text:p>3.08</text:p>
          </table:table-cell>
          <table:table-cell table:style-name="ce7" table:formula="of:=8+[.A191]*(1+8)/2" office:value-type="float" office:value="48.5" calcext:value-type="float">
            <text:p>48.50</text:p>
          </table:table-cell>
          <table:table-cell table:number-columns-repeated="100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 table:formula="of:=[.B180]/[.$R192]" office:value-type="float" office:value="1.01593339121389" calcext:value-type="float">
            <text:p>1.02</text:p>
          </table:table-cell>
          <table:table-cell table:style-name="ce7" table:formula="of:=[.C180]/[.$R192]" office:value-type="float" office:value="1.29761437156916" calcext:value-type="float">
            <text:p>1.30</text:p>
          </table:table-cell>
          <table:table-cell table:style-name="ce7" table:formula="of:=[.D180]/[.$R192]" office:value-type="float" office:value="1.13841180170652" calcext:value-type="float">
            <text:p>1.14</text:p>
          </table:table-cell>
          <table:table-cell table:style-name="ce7" table:formula="of:=[.E180]/[.$R192]" office:value-type="float" office:value="2.25488556727017" calcext:value-type="float">
            <text:p>2.25</text:p>
          </table:table-cell>
          <table:table-cell table:style-name="ce7" table:formula="of:=[.F180]/[.$R192]" office:value-type="float" office:value="2.34868994301455" calcext:value-type="float">
            <text:p>2.35</text:p>
          </table:table-cell>
          <table:table-cell table:style-name="ce7" table:formula="of:=[.G180]/[.$R192]" office:value-type="float" office:value="1.79504201468571" calcext:value-type="float">
            <text:p>1.80</text:p>
          </table:table-cell>
          <table:table-cell table:style-name="ce7" table:formula="of:=[.H180]/[.$R192]" office:value-type="float" office:value="2.39825506780781" calcext:value-type="float">
            <text:p>2.40</text:p>
          </table:table-cell>
          <table:table-cell table:style-name="ce7" table:formula="of:=[.I180]/[.$R192]" office:value-type="float" office:value="3.52422148903413" calcext:value-type="float">
            <text:p>3.52</text:p>
          </table:table-cell>
          <table:table-cell table:style-name="ce7" table:formula="of:=[.J180]/[.$R192]" office:value-type="float" office:value="3.2612111502361" calcext:value-type="float">
            <text:p>3.26</text:p>
          </table:table-cell>
          <table:table-cell table:style-name="ce7" table:formula="of:=[.K180]/[.$R192]" office:value-type="float" office:value="2.62500976558893" calcext:value-type="float">
            <text:p>2.63</text:p>
          </table:table-cell>
          <table:table-cell table:style-name="ce7" table:formula="of:=[.L180]/[.$R192]" office:value-type="float" office:value="3.14866085918966" calcext:value-type="float">
            <text:p>3.15</text:p>
          </table:table-cell>
          <table:table-cell table:style-name="ce7" table:formula="of:=[.M180]/[.$R192]" office:value-type="float" office:value="3.62804743913146" calcext:value-type="float">
            <text:p>3.63</text:p>
          </table:table-cell>
          <table:table-cell table:style-name="ce7" table:formula="of:=[.N180]/[.$R192]" office:value-type="float" office:value="3.59559493213366" calcext:value-type="float">
            <text:p>3.60</text:p>
          </table:table-cell>
          <table:table-cell table:style-name="ce7" table:formula="of:=[.O180]/[.$R192]" office:value-type="float" office:value="3.06900548880768" calcext:value-type="float">
            <text:p>3.07</text:p>
          </table:table-cell>
          <table:table-cell table:style-name="ce7" table:formula="of:=[.P180]/[.$R192]" office:value-type="float" office:value="3.02533137938903" calcext:value-type="float">
            <text:p>3.03</text:p>
          </table:table-cell>
          <table:table-cell table:style-name="ce7" table:formula="of:=[.Q180]/[.$R192]" office:value-type="float" office:value="3.22047861441622" calcext:value-type="float">
            <text:p>3.22</text:p>
          </table:table-cell>
          <table:table-cell table:style-name="ce10" table:formula="of:=8+[.A192]*(1+8)/2" office:value-type="float" office:value="53" calcext:value-type="float">
            <text:p>53.00</text:p>
          </table:table-cell>
          <table:table-cell table:style-name="ce1" table:number-columns-repeated="1003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monster AC</text:p>
          </table:table-cell>
          <table:table-cell table:style-name="ce6"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>
            <draw:frame draw:z-index="0" draw:style-name="gr1" draw:text-style-name="P1" svg:width="7.4343in" svg:height="4.1815in" svg:x="0.0004in" svg:y="0in">
              <draw:object draw:notify-on-update-of-ranges="'weapon progression (sum) AM E'.A183:'weapon progression (sum) AM E'.A192 'weapon progression (sum) AM E'.B182:'weapon progression (sum) AM E'.B182 'weapon progression (sum) AM E'.B183:'weapon progression (sum) AM E'.B192 'weapon progression (sum) AM E'.G182:'weapon progression (sum) AM E'.G182 'weapon progression (sum) AM E'.G183:'weapon progression (sum) AM E'.G192 'weapon progression (sum) AM E'.H182:'weapon progression (sum) AM E'.H182 'weapon progression (sum) AM E'.H183:'weapon progression (sum) AM E'.H192 'weapon progression (sum) AM E'.I182:'weapon progression (sum) AM E'.I182 'weapon progression (sum) AM E'.I183:'weapon progression (sum) AM E'.I192 'weapon progression (sum) AM E'.J182:'weapon progression (sum) AM E'.J182 'weapon progression (sum) AM E'.J183:'weapon progression (sum) AM E'.J192 'weapon progression (sum) AM E'.K182:'weapon progression (sum) AM E'.K182 'weapon progression (sum) AM E'.K183:'weapon progression (sum) AM E'.K192 'weapon progression (sum) AM E'.L182:'weapon progression (sum) AM E'.L182 'weapon progression (sum) AM E'.L183:'weapon progression (sum) AM E'.L192 'weapon progression (sum) AM E'.M182:'weapon progression (sum) AM E'.M182 'weapon progression (sum) AM E'.M183:'weapon progression (sum) AM E'.M192 'weapon progression (sum) AM E'.N182:'weapon progression (sum) AM E'.N182 'weapon progression (sum) AM E'.N183:'weapon progression (sum) AM E'.N192 'weapon progression (sum) AM E'.P182:'weapon progression (sum) AM E'.P182 'weapon progression (sum) AM E'.P183:'weapon progression (sum) AM E'.P19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0"/>
        </table:table-row>
        <table:table-row table:style-name="ro1" table:number-rows-repeated="1048380">
          <table:table-cell table:number-columns-repeated="1021"/>
        </table:table-row>
        <table:table-row table:style-name="ro1">
          <table:table-cell table:number-columns-repeated="1021"/>
        </table:table-row>
        <table:named-expressions>
          <table:named-expression table:name="solver_acr" table:base-cell-address="$'weapon parameters'.$A$1" table:expression="0"/>
          <table:named-range table:name="solver_adj" table:base-cell-address="$'weapon parameters'.$A$1" table:cell-range-address=".$J$4"/>
          <table:named-expression table:name="solver_asr" table:base-cell-address="$'weapon parameters'.$A$1" table:expression="0.5"/>
          <table:named-expression table:name="solver_ccoeff" table:base-cell-address="$'weapon parameters'.$A$1" table:expression="0.729"/>
          <table:named-expression table:name="solver_cog" table:base-cell-address="$'weapon parameters'.$A$1" table:expression="1.494"/>
          <table:named-expression table:name="solver_crpb" table:base-cell-address="$'weapon parameters'.$A$1" table:expression="0.9"/>
          <table:named-expression table:name="solver_eng" table:base-cell-address="$'weapon parameters'.$A$1" table:expression="3"/>
          <table:named-expression table:name="solver_enst" table:base-cell-address="$'weapon parameters'.$A$1" table:expression="1"/>
          <table:named-expression table:name="solver_gvr" table:base-cell-address="$'weapon parameters'.$A$1" table:expression="1"/>
          <table:named-expression table:name="solver_lcy" table:base-cell-address="$'weapon parameters'.$A$1" table:expression="2000"/>
          <table:named-expression table:name="solver_lo_eng" table:base-cell-address="$'weapon parameters'.$A$1" table:expression="&quot;com.sun.star.comp.Calc.NLPSolver.DEPSSolverImpl&quot;"/>
          <table:named-expression table:name="solver_mtpb" table:base-cell-address="$'weapon parameters'.$A$1" table:expression="0"/>
          <table:named-expression table:name="solver_num" table:base-cell-address="$'weapon parameters'.$A$1" table:expression="0"/>
          <table:named-range table:name="solver_opt" table:base-cell-address="$'weapon parameters'.$A$1" table:cell-range-address=".$J$192"/>
          <table:named-expression table:name="solver_prng" table:base-cell-address="$'weapon parameters'.$A$1" table:expression="0"/>
          <table:named-expression table:name="solver_rsp" table:base-cell-address="$'weapon parameters'.$A$1" table:expression="0"/>
          <table:named-expression table:name="solver_slim" table:base-cell-address="$'weapon parameters'.$A$1" table:expression="70"/>
          <table:named-expression table:name="solver_smax" table:base-cell-address="$'weapon parameters'.$A$1" table:expression="0.5"/>
          <table:named-expression table:name="solver_smin" table:base-cell-address="$'weapon parameters'.$A$1" table:expression="0.5"/>
          <table:named-expression table:name="solver_soc" table:base-cell-address="$'weapon parameters'.$A$1" table:expression="1.494"/>
          <table:named-expression table:name="solver_ssz" table:base-cell-address="$'weapon parameters'.$A$1" table:expression="70"/>
          <table:named-expression table:name="solver_stol" table:base-cell-address="$'weapon parameters'.$A$1" table:expression="0.000001"/>
          <table:named-expression table:name="solver_typ" table:base-cell-address="$'weapon parameters'.$A$1" table:expression="1"/>
          <table:named-expression table:name="solver_vrt" table:base-cell-address="$'weapon parameters'.$A$1" table:expression="3"/>
        </table:named-expressions>
      </table:table>
      <table:table table:name="weapon progression (sum) AM M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3" table:default-cell-style-name="ce1"/>
        <table:table-column table:style-name="co2" table:number-columns-repeated="7" table:default-cell-style-name="ce4"/>
        <table:table-column table:style-name="co1" table:number-columns-repeated="1004" table:default-cell-style-name="Default"/>
        <table:table-row table:style-name="ro1">
          <table:table-cell/>
          <table:table-cell office:value-type="string" calcext:value-type="string">
            <text:p>staff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sword2h</text:p>
          </table:table-cell>
          <table:table-cell office:value-type="string" calcext:value-type="string">
            <text:p>axe2h</text:p>
          </table:table-cell>
          <table:table-cell office:value-type="string" calcext:value-type="string">
            <text:p>spear2h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mace</text:p>
          </table:table-cell>
          <table:table-cell table:style-name="ce12" office:value-type="string" calcext:value-type="string">
            <text:p>unarm</text:p>
          </table:table-cell>
          <table:table-cell table:style-name="ce12" office:value-type="string" calcext:value-type="string">
            <text:p>staff</text:p>
          </table:table-cell>
          <table:table-cell table:number-columns-repeated="1004"/>
        </table:table-row>
        <table:table-row table:style-name="ro1">
          <table:table-cell table:number-columns-repeated="10"/>
          <table:table-cell office:value-type="string" calcext:value-type="string">
            <text:p>dagger</text:p>
          </table:table-cell>
          <table:table-cell table:number-columns-repeated="4" office:value-type="string" calcext:value-type="string">
            <text:p>sword</text:p>
          </table:table-cell>
          <table:table-cell/>
          <table:table-cell table:style-name="ce12" office:value-type="string" calcext:value-type="string">
            <text:p>unarm</text:p>
          </table:table-cell>
          <table:table-cell table:number-columns-repeated="100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coeff w1</text:p>
          </table:table-cell>
          <table:table-cell table:style-name="ce7" office:value-type="float" office:value="0.480747881883301" calcext:value-type="float">
            <text:p>0.48</text:p>
          </table:table-cell>
          <table:table-cell table:style-name="ce7" office:value-type="float" office:value="0.48313122811887" calcext:value-type="float">
            <text:p>0.48</text:p>
          </table:table-cell>
          <table:table-cell table:style-name="ce7" office:value-type="float" office:value="0.408327106152187" calcext:value-type="float">
            <text:p>0.41</text:p>
          </table:table-cell>
          <table:table-cell table:style-name="ce7" office:value-type="float" office:value="0.707108807565394" calcext:value-type="float">
            <text:p>0.71</text:p>
          </table:table-cell>
          <table:table-cell table:style-name="ce7" office:value-type="float" office:value="0.636416618301265" calcext:value-type="float">
            <text:p>0.64</text:p>
          </table:table-cell>
          <table:table-cell table:style-name="ce7" office:value-type="float" office:value="0.583147668379172" calcext:value-type="float">
            <text:p>0.58</text:p>
          </table:table-cell>
          <table:table-cell table:style-name="ce7" office:value-type="float" office:value="0.623144354058754" calcext:value-type="float">
            <text:p>0.62</text:p>
          </table:table-cell>
          <table:table-cell table:style-name="ce7" office:value-type="float" office:value="0.758029520938688" calcext:value-type="float">
            <text:p>0.76</text:p>
          </table:table-cell>
          <table:table-cell table:style-name="ce7" office:value-type="float" office:value="0.699120061114366" calcext:value-type="float">
            <text:p>0.70</text:p>
          </table:table-cell>
          <table:table-cell table:style-name="ce7" office:value-type="float" office:value="0.585000325997235" calcext:value-type="float">
            <text:p>0.59</text:p>
          </table:table-cell>
          <table:table-cell table:style-name="ce7" office:value-type="float" office:value="0.66013240695155" calcext:value-type="float">
            <text:p>0.66</text:p>
          </table:table-cell>
          <table:table-cell table:style-name="ce7" office:value-type="float" office:value="0.654508805846539" calcext:value-type="float">
            <text:p>0.65</text:p>
          </table:table-cell>
          <table:table-cell table:style-name="ce7" office:value-type="float" office:value="0.581375038062997" calcext:value-type="float">
            <text:p>0.58</text:p>
          </table:table-cell>
          <table:table-cell table:style-name="ce7" office:value-type="float" office:value="0.530240573990744" calcext:value-type="float">
            <text:p>0.53</text:p>
          </table:table-cell>
          <table:table-cell table:style-name="ce7" office:value-type="float" office:value="0.776316063145358" calcext:value-type="float">
            <text:p>0.78</text:p>
          </table:table-cell>
          <table:table-cell table:style-name="ce7" office:value-type="float" office:value="0.367895685111986" calcext:value-type="float">
            <text:p>0.3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eff w2</text:p>
          </table:table-cell>
          <table:table-cell table:style-name="ce7" table:formula="of:=IF(ISBLANK([.B$2]);0;IF([.B$2]=[.B$1];[.B$4];SQRT(1-[.B$4]^2)))" office:value-type="float" office:value="0" calcext:value-type="float">
            <text:p>0.00</text:p>
          </table:table-cell>
          <table:table-cell table:style-name="ce7" table:formula="of:=IF(ISBLANK([.C$2]);0;IF([.C$2]=[.C$1];[.C$4];SQRT(1-[.C$4]^2)))" office:value-type="float" office:value="0" calcext:value-type="float">
            <text:p>0.00</text:p>
          </table:table-cell>
          <table:table-cell table:style-name="ce7" table:formula="of:=IF(ISBLANK([.D$2]);0;IF([.D$2]=[.D$1];[.D$4];SQRT(1-[.D$4]^2)))" office:value-type="float" office:value="0" calcext:value-type="float">
            <text:p>0.00</text:p>
          </table:table-cell>
          <table:table-cell table:style-name="ce7" table:formula="of:=IF(ISBLANK([.E$2]);0;IF([.E$2]=[.E$1];[.E$4];SQRT(1-[.E$4]^2)))" office:value-type="float" office:value="0" calcext:value-type="float">
            <text:p>0.00</text:p>
          </table:table-cell>
          <table:table-cell table:style-name="ce7" table:formula="of:=IF(ISBLANK([.F$2]);0;IF([.F$2]=[.F$1];[.F$4];SQRT(1-[.F$4]^2)))" office:value-type="float" office:value="0" calcext:value-type="float">
            <text:p>0.00</text:p>
          </table:table-cell>
          <table:table-cell table:style-name="ce7" table:formula="of:=IF(ISBLANK([.G$2]);0;IF([.G$2]=[.G$1];[.G$4];SQRT(1-[.G$4]^2)))" office:value-type="float" office:value="0" calcext:value-type="float">
            <text:p>0.00</text:p>
          </table:table-cell>
          <table:table-cell table:style-name="ce7" table:formula="of:=IF(ISBLANK([.H$2]);0;IF([.H$2]=[.H$1];[.H$4];SQRT(1-[.H$4]^2)))" office:value-type="float" office:value="0" calcext:value-type="float">
            <text:p>0.00</text:p>
          </table:table-cell>
          <table:table-cell table:style-name="ce7" table:formula="of:=IF(ISBLANK([.I$2]);0;IF([.I$2]=[.I$1];[.I$4];SQRT(1-[.I$4]^2)))" office:value-type="float" office:value="0" calcext:value-type="float">
            <text:p>0.00</text:p>
          </table:table-cell>
          <table:table-cell table:style-name="ce7" table:formula="of:=IF(ISBLANK([.J$2]);0;IF([.J$2]=[.J$1];[.J$4];SQRT(1-[.J$4]^2)))" office:value-type="float" office:value="0" calcext:value-type="float">
            <text:p>0.00</text:p>
          </table:table-cell>
          <table:table-cell table:style-name="ce7" table:formula="of:=IF(ISBLANK([.K$2]);0;IF([.K$2]=[.K$1];[.K$4];SQRT(1-[.K$4]^2)))" office:value-type="float" office:value="0.585000325997235" calcext:value-type="float">
            <text:p>0.59</text:p>
          </table:table-cell>
          <table:table-cell table:style-name="ce7" table:formula="of:=IF(ISBLANK([.L$2]);0;IF([.L$2]=[.L$1];[.L$4];SQRT(1-[.L$4]^2)))" office:value-type="float" office:value="0.66013240695155" calcext:value-type="float">
            <text:p>0.66</text:p>
          </table:table-cell>
          <table:table-cell table:style-name="ce7" office:value-type="float" office:value="0.378236443360307" calcext:value-type="float">
            <text:p>0.38</text:p>
          </table:table-cell>
          <table:table-cell table:style-name="ce7" office:value-type="float" office:value="0.394943205225607" calcext:value-type="float">
            <text:p>0.39</text:p>
          </table:table-cell>
          <table:table-cell table:style-name="ce7" office:value-type="float" office:value="0.42630328399508" calcext:value-type="float">
            <text:p>0.43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0.69749074507299" calcext:value-type="float">
            <text:p>0.7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eff AM</text:p>
          </table:table-cell>
          <table:table-cell table:style-name="ce7" table:formula="of:=IF(OR(ISBLANK([.B$2]);[.B$2]=[.B$1]);SQRT(1-[.B$4]^2);SQRT(1-[.B$4]^2-[.B$5]^2))" office:value-type="float" office:value="0.876858867814382" calcext:value-type="float">
            <text:p>0.88</text:p>
          </table:table-cell>
          <table:table-cell table:style-name="ce7" table:formula="of:=IF(OR(ISBLANK([.C$2]);[.C$2]=[.C$1]);SQRT(1-[.C$4]^2);SQRT(1-[.C$4]^2-[.C$5]^2))" office:value-type="float" office:value="0.875547952094203" calcext:value-type="float">
            <text:p>0.88</text:p>
          </table:table-cell>
          <table:table-cell table:style-name="ce7" table:formula="of:=IF(OR(ISBLANK([.D$2]);[.D$2]=[.D$1]);SQRT(1-[.D$4]^2);SQRT(1-[.D$4]^2-[.D$5]^2))" office:value-type="float" office:value="0.912835677644876" calcext:value-type="float">
            <text:p>0.91</text:p>
          </table:table-cell>
          <table:table-cell table:style-name="ce7" table:formula="of:=IF(OR(ISBLANK([.E$2]);[.E$2]=[.E$1]);SQRT(1-[.E$4]^2);SQRT(1-[.E$4]^2-[.E$5]^2))" office:value-type="float" office:value="0.707104754801894" calcext:value-type="float">
            <text:p>0.71</text:p>
          </table:table-cell>
          <table:table-cell table:style-name="ce7" table:formula="of:=IF(OR(ISBLANK([.F$2]);[.F$2]=[.F$1]);SQRT(1-[.F$4]^2);SQRT(1-[.F$4]^2-[.F$5]^2))" office:value-type="float" office:value="0.771345504913319" calcext:value-type="float">
            <text:p>0.77</text:p>
          </table:table-cell>
          <table:table-cell table:style-name="ce7" table:formula="of:=IF(OR(ISBLANK([.G$2]);[.G$2]=[.G$1]);SQRT(1-[.G$4]^2);SQRT(1-[.G$4]^2-[.G$5]^2))" office:value-type="float" office:value="0.812366171663945" calcext:value-type="float">
            <text:p>0.81</text:p>
          </table:table-cell>
          <table:table-cell table:style-name="ce7" table:formula="of:=IF(OR(ISBLANK([.H$2]);[.H$2]=[.H$1]);SQRT(1-[.H$4]^2);SQRT(1-[.H$4]^2-[.H$5]^2))" office:value-type="float" office:value="0.782106843087758" calcext:value-type="float">
            <text:p>0.78</text:p>
          </table:table-cell>
          <table:table-cell table:style-name="ce7" table:formula="of:=IF(OR(ISBLANK([.I$2]);[.I$2]=[.I$1]);SQRT(1-[.I$4]^2);SQRT(1-[.I$4]^2-[.I$5]^2))" office:value-type="float" office:value="0.652220243004971" calcext:value-type="float">
            <text:p>0.65</text:p>
          </table:table-cell>
          <table:table-cell table:style-name="ce7" table:formula="of:=IF(OR(ISBLANK([.J$2]);[.J$2]=[.J$1]);SQRT(1-[.J$4]^2);SQRT(1-[.J$4]^2-[.J$5]^2))" office:value-type="float" office:value="0.715004293796509" calcext:value-type="float">
            <text:p>0.72</text:p>
          </table:table-cell>
          <table:table-cell table:style-name="ce7" table:formula="of:=IF(OR(ISBLANK([.K$2]);[.K$2]=[.K$1]);SQRT(1-[.K$4]^2);SQRT(1-[.K$4]^2-[.K$5]^2))" office:value-type="float" office:value="0.811033056405921" calcext:value-type="float">
            <text:p>0.81</text:p>
          </table:table-cell>
          <table:table-cell table:style-name="ce7" table:formula="of:=IF(OR(ISBLANK([.L$2]);[.L$2]=[.L$1]);SQRT(1-[.L$4]^2);SQRT(1-[.L$4]^2-[.L$5]^2))" office:value-type="float" office:value="0.75114925633482" calcext:value-type="float">
            <text:p>0.75</text:p>
          </table:table-cell>
          <table:table-cell table:style-name="ce7" table:formula="of:=IF(OR(ISBLANK([.M$2]);[.M$2]=[.M$1]);SQRT(1-[.M$4]^2);SQRT(1-[.M$4]^2-[.M$5]^2))" office:value-type="float" office:value="0.654641440777685" calcext:value-type="float">
            <text:p>0.65</text:p>
          </table:table-cell>
          <table:table-cell table:style-name="ce7" table:formula="of:=IF(OR(ISBLANK([.N$2]);[.N$2]=[.N$1]);SQRT(1-[.N$4]^2);SQRT(1-[.N$4]^2-[.N$5]^2))" office:value-type="float" office:value="0.711352886943866" calcext:value-type="float">
            <text:p>0.71</text:p>
          </table:table-cell>
          <table:table-cell table:style-name="ce7" table:formula="of:=IF(OR(ISBLANK([.O$2]);[.O$2]=[.O$1]);SQRT(1-[.O$4]^2);SQRT(1-[.O$4]^2-[.O$5]^2))" office:value-type="float" office:value="0.7328781916178" calcext:value-type="float">
            <text:p>0.73</text:p>
          </table:table-cell>
          <table:table-cell table:style-name="ce7" table:formula="of:=IF(OR(ISBLANK([.P$2]);[.P$2]=[.P$1]);SQRT(1-[.P$4]^2);SQRT(1-[.P$4]^2-[.P$5]^2))" office:value-type="float" office:value="0.630343850689837" calcext:value-type="float">
            <text:p>0.63</text:p>
          </table:table-cell>
          <table:table-cell table:style-name="ce7" table:formula="of:=IF(OR(ISBLANK([.Q$2]);[.Q$2]=[.Q$1]);SQRT(1-[.Q$4]^2);SQRT(1-[.Q$4]^2-[.Q$5]^2))" office:value-type="float" office:value="0.61494668501709" calcext:value-type="float">
            <text:p>0.6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M Mas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ack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5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string" calcext:value-type="string">
            <text:p>buff</text:p>
          </table:table-cell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table:formula="of:=VLOOKUP([.B$1];[$'weapon parameters'.$A:.$M];[.$B$8]+0;0)+VLOOKUP([.B$1];[$'weapon parameters'.$A:.$M];[.$B$8]+3;0)*[.$A10]+VLOOKUP([.$A$7];[$'weapon parameters'.$A$17:.$M$20];11;0)*[.B$6]*[.$A10]" office:value-type="float" office:value="16.2611532068863" calcext:value-type="float">
            <text:p>16</text:p>
          </table:table-cell>
          <table:table-cell table:style-name="ce18" table:formula="of:=VLOOKUP([.C$1];[$'weapon parameters'.$A:.$M];[.$B$8]+0;0)+VLOOKUP([.C$1];[$'weapon parameters'.$A:.$M];[.$B$8]+3;0)*[.$A10]+VLOOKUP([.$A$7];[$'weapon parameters'.$A$17:.$M$20];11;0)*[.C$6]*[.$A10]" office:value-type="float" office:value="16.2532877125652" calcext:value-type="float">
            <text:p>16</text:p>
          </table:table-cell>
          <table:table-cell table:style-name="ce18" table:formula="of:=VLOOKUP([.D$1];[$'weapon parameters'.$A:.$M];[.$B$8]+0;0)+VLOOKUP([.D$1];[$'weapon parameters'.$A:.$M];[.$B$8]+3;0)*[.$A10]+VLOOKUP([.$A$7];[$'weapon parameters'.$A$17:.$M$20];11;0)*[.D$6]*[.$A10]" office:value-type="float" office:value="16.4770140658693" calcext:value-type="float">
            <text:p>16</text:p>
          </table:table-cell>
          <table:table-cell table:style-name="ce18" table:formula="of:=VLOOKUP([.E$1];[$'weapon parameters'.$A:.$M];[.$B$8]+0;0)+VLOOKUP([.E$1];[$'weapon parameters'.$A:.$M];[.$B$8]+3;0)*[.$A10]+VLOOKUP([.$A$7];[$'weapon parameters'.$A$17:.$M$20];11;0)*[.E$6]*[.$A10]" office:value-type="float" office:value="15.2426285288114" calcext:value-type="float">
            <text:p>15</text:p>
          </table:table-cell>
          <table:table-cell table:style-name="ce18" table:formula="of:=VLOOKUP([.F$1];[$'weapon parameters'.$A:.$M];[.$B$8]+0;0)+VLOOKUP([.F$1];[$'weapon parameters'.$A:.$M];[.$B$8]+3;0)*[.$A10]+VLOOKUP([.$A$7];[$'weapon parameters'.$A$17:.$M$20];11;0)*[.F$6]*[.$A10]" office:value-type="float" office:value="15.6280730294799" calcext:value-type="float">
            <text:p>16</text:p>
          </table:table-cell>
          <table:table-cell table:style-name="ce18" table:formula="of:=VLOOKUP([.G$1];[$'weapon parameters'.$A:.$M];[.$B$8]+0;0)+VLOOKUP([.G$1];[$'weapon parameters'.$A:.$M];[.$B$8]+3;0)*[.$A10]+VLOOKUP([.$A$7];[$'weapon parameters'.$A$17:.$M$20];11;0)*[.G$6]*[.$A10]" office:value-type="float" office:value="15.8741970299837" calcext:value-type="float">
            <text:p>16</text:p>
          </table:table-cell>
          <table:table-cell table:style-name="ce18" table:formula="of:=VLOOKUP([.H$1];[$'weapon parameters'.$A:.$M];[.$B$8]+0;0)+VLOOKUP([.H$1];[$'weapon parameters'.$A:.$M];[.$B$8]+3;0)*[.$A10]+VLOOKUP([.$A$7];[$'weapon parameters'.$A$17:.$M$20];11;0)*[.H$6]*[.$A10]" office:value-type="float" office:value="15.6926410585265" calcext:value-type="float">
            <text:p>16</text:p>
          </table:table-cell>
          <table:table-cell table:style-name="ce18" table:formula="of:=VLOOKUP([.I$1];[$'weapon parameters'.$A:.$M];[.$B$8]+0;0)+VLOOKUP([.I$1];[$'weapon parameters'.$A:.$M];[.$B$8]+3;0)*[.$A10]+VLOOKUP([.$A$7];[$'weapon parameters'.$A$17:.$M$20];11;0)*[.I$6]*[.$A10]" office:value-type="float" office:value="14.9133214580298" calcext:value-type="float">
            <text:p>15</text:p>
          </table:table-cell>
          <table:table-cell table:style-name="ce18" table:formula="of:=VLOOKUP([.J$1];[$'weapon parameters'.$A:.$M];[.$B$8]+0;0)+VLOOKUP([.J$1];[$'weapon parameters'.$A:.$M];[.$B$8]+3;0)*[.$A10]+VLOOKUP([.$A$7];[$'weapon parameters'.$A$17:.$M$20];11;0)*[.J$6]*[.$A10]" office:value-type="float" office:value="15.2900257627791" calcext:value-type="float">
            <text:p>15</text:p>
          </table:table-cell>
          <table:table-cell table:style-name="ce18" table:formula="of:=VLOOKUP([.K$1];[$'weapon parameters'.$A:.$M];[.$B$8]+0;0)+VLOOKUP([.K$1];[$'weapon parameters'.$A:.$M];[.$B$8]+3;0)*[.$A10]+VLOOKUP([.$A$7];[$'weapon parameters'.$A$17:.$M$20];11;0)*[.K$6]*[.$A10]" office:value-type="float" office:value="15.8661983384355" calcext:value-type="float">
            <text:p>16</text:p>
          </table:table-cell>
          <table:table-cell table:style-name="ce18" table:formula="of:=VLOOKUP([.L$1];[$'weapon parameters'.$A:.$M];[.$B$8]+0;0)+VLOOKUP([.L$1];[$'weapon parameters'.$A:.$M];[.$B$8]+3;0)*[.$A10]+VLOOKUP([.$A$7];[$'weapon parameters'.$A$17:.$M$20];11;0)*[.L$6]*[.$A10]" office:value-type="float" office:value="15.5068955380089" calcext:value-type="float">
            <text:p>16</text:p>
          </table:table-cell>
          <table:table-cell table:style-name="ce18" table:formula="of:=VLOOKUP([.M$1];[$'weapon parameters'.$A:.$M];[.$B$8]+0;0)+VLOOKUP([.M$1];[$'weapon parameters'.$A:.$M];[.$B$8]+3;0)*[.$A10]+VLOOKUP([.$A$7];[$'weapon parameters'.$A$17:.$M$20];11;0)*[.M$6]*[.$A10]" office:value-type="float" office:value="14.9278486446661" calcext:value-type="float">
            <text:p>15</text:p>
          </table:table-cell>
          <table:table-cell table:style-name="ce18" table:formula="of:=VLOOKUP([.N$1];[$'weapon parameters'.$A:.$M];[.$B$8]+0;0)+VLOOKUP([.N$1];[$'weapon parameters'.$A:.$M];[.$B$8]+3;0)*[.$A10]+VLOOKUP([.$A$7];[$'weapon parameters'.$A$17:.$M$20];11;0)*[.N$6]*[.$A10]" office:value-type="float" office:value="15.2681173216632" calcext:value-type="float">
            <text:p>15</text:p>
          </table:table-cell>
          <table:table-cell table:style-name="ce18" table:formula="of:=VLOOKUP([.O$1];[$'weapon parameters'.$A:.$M];[.$B$8]+0;0)+VLOOKUP([.O$1];[$'weapon parameters'.$A:.$M];[.$B$8]+3;0)*[.$A10]+VLOOKUP([.$A$7];[$'weapon parameters'.$A$17:.$M$20];11;0)*[.O$6]*[.$A10]" office:value-type="float" office:value="15.3972691497068" calcext:value-type="float">
            <text:p>15</text:p>
          </table:table-cell>
          <table:table-cell table:style-name="ce18" table:formula="of:=VLOOKUP([.P$1];[$'weapon parameters'.$A:.$M];[.$B$8]+0;0)+VLOOKUP([.P$1];[$'weapon parameters'.$A:.$M];[.$B$8]+3;0)*[.$A10]+VLOOKUP([.$A$7];[$'weapon parameters'.$A$17:.$M$20];11;0)*[.P$6]*[.$A10]" office:value-type="float" office:value="14.782063104139" calcext:value-type="float">
            <text:p>15</text:p>
          </table:table-cell>
          <table:table-cell table:style-name="ce18" table:formula="of:=VLOOKUP([.Q$1];[$'weapon parameters'.$A:.$M];[.$B$8]+0;0)+VLOOKUP([.Q$1];[$'weapon parameters'.$A:.$M];[.$B$8]+3;0)*[.$A10]+VLOOKUP([.$A$7];[$'weapon parameters'.$A$17:.$M$20];11;0)*[.Q$6]*[.$A10]" office:value-type="float" office:value="14.6896801101025" calcext:value-type="float">
            <text:p>15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VLOOKUP([.B$1];[$'weapon parameters'.$A:.$M];[.$B$8]+0;0)+VLOOKUP([.B$1];[$'weapon parameters'.$A:.$M];[.$B$8]+3;0)*[.$A11]+VLOOKUP([.$A$7];[$'weapon parameters'.$A$17:.$M$20];11;0)*[.B$6]*[.$A11]" office:value-type="float" office:value="22.5223064137726" calcext:value-type="float">
            <text:p>23</text:p>
          </table:table-cell>
          <table:table-cell table:style-name="ce18" table:formula="of:=VLOOKUP([.C$1];[$'weapon parameters'.$A:.$M];[.$B$8]+0;0)+VLOOKUP([.C$1];[$'weapon parameters'.$A:.$M];[.$B$8]+3;0)*[.$A11]+VLOOKUP([.$A$7];[$'weapon parameters'.$A$17:.$M$20];11;0)*[.C$6]*[.$A11]" office:value-type="float" office:value="22.5065754251304" calcext:value-type="float">
            <text:p>23</text:p>
          </table:table-cell>
          <table:table-cell table:style-name="ce18" table:formula="of:=VLOOKUP([.D$1];[$'weapon parameters'.$A:.$M];[.$B$8]+0;0)+VLOOKUP([.D$1];[$'weapon parameters'.$A:.$M];[.$B$8]+3;0)*[.$A11]+VLOOKUP([.$A$7];[$'weapon parameters'.$A$17:.$M$20];11;0)*[.D$6]*[.$A11]" office:value-type="float" office:value="22.9540281317385" calcext:value-type="float">
            <text:p>23</text:p>
          </table:table-cell>
          <table:table-cell table:style-name="ce18" table:formula="of:=VLOOKUP([.E$1];[$'weapon parameters'.$A:.$M];[.$B$8]+0;0)+VLOOKUP([.E$1];[$'weapon parameters'.$A:.$M];[.$B$8]+3;0)*[.$A11]+VLOOKUP([.$A$7];[$'weapon parameters'.$A$17:.$M$20];11;0)*[.E$6]*[.$A11]" office:value-type="float" office:value="20.4852570576227" calcext:value-type="float">
            <text:p>20</text:p>
          </table:table-cell>
          <table:table-cell table:style-name="ce18" table:formula="of:=VLOOKUP([.F$1];[$'weapon parameters'.$A:.$M];[.$B$8]+0;0)+VLOOKUP([.F$1];[$'weapon parameters'.$A:.$M];[.$B$8]+3;0)*[.$A11]+VLOOKUP([.$A$7];[$'weapon parameters'.$A$17:.$M$20];11;0)*[.F$6]*[.$A11]" office:value-type="float" office:value="21.2561460589598" calcext:value-type="float">
            <text:p>21</text:p>
          </table:table-cell>
          <table:table-cell table:style-name="ce18" table:formula="of:=VLOOKUP([.G$1];[$'weapon parameters'.$A:.$M];[.$B$8]+0;0)+VLOOKUP([.G$1];[$'weapon parameters'.$A:.$M];[.$B$8]+3;0)*[.$A11]+VLOOKUP([.$A$7];[$'weapon parameters'.$A$17:.$M$20];11;0)*[.G$6]*[.$A11]" office:value-type="float" office:value="21.7483940599673" calcext:value-type="float">
            <text:p>22</text:p>
          </table:table-cell>
          <table:table-cell table:style-name="ce18" table:formula="of:=VLOOKUP([.H$1];[$'weapon parameters'.$A:.$M];[.$B$8]+0;0)+VLOOKUP([.H$1];[$'weapon parameters'.$A:.$M];[.$B$8]+3;0)*[.$A11]+VLOOKUP([.$A$7];[$'weapon parameters'.$A$17:.$M$20];11;0)*[.H$6]*[.$A11]" office:value-type="float" office:value="21.3852821170531" calcext:value-type="float">
            <text:p>21</text:p>
          </table:table-cell>
          <table:table-cell table:style-name="ce18" table:formula="of:=VLOOKUP([.I$1];[$'weapon parameters'.$A:.$M];[.$B$8]+0;0)+VLOOKUP([.I$1];[$'weapon parameters'.$A:.$M];[.$B$8]+3;0)*[.$A11]+VLOOKUP([.$A$7];[$'weapon parameters'.$A$17:.$M$20];11;0)*[.I$6]*[.$A11]" office:value-type="float" office:value="19.8266429160597" calcext:value-type="float">
            <text:p>20</text:p>
          </table:table-cell>
          <table:table-cell table:style-name="ce18" table:formula="of:=VLOOKUP([.J$1];[$'weapon parameters'.$A:.$M];[.$B$8]+0;0)+VLOOKUP([.J$1];[$'weapon parameters'.$A:.$M];[.$B$8]+3;0)*[.$A11]+VLOOKUP([.$A$7];[$'weapon parameters'.$A$17:.$M$20];11;0)*[.J$6]*[.$A11]" office:value-type="float" office:value="20.5800515255581" calcext:value-type="float">
            <text:p>21</text:p>
          </table:table-cell>
          <table:table-cell table:style-name="ce18" table:formula="of:=VLOOKUP([.K$1];[$'weapon parameters'.$A:.$M];[.$B$8]+0;0)+VLOOKUP([.K$1];[$'weapon parameters'.$A:.$M];[.$B$8]+3;0)*[.$A11]+VLOOKUP([.$A$7];[$'weapon parameters'.$A$17:.$M$20];11;0)*[.K$6]*[.$A11]" office:value-type="float" office:value="21.7323966768711" calcext:value-type="float">
            <text:p>22</text:p>
          </table:table-cell>
          <table:table-cell table:style-name="ce18" table:formula="of:=VLOOKUP([.L$1];[$'weapon parameters'.$A:.$M];[.$B$8]+0;0)+VLOOKUP([.L$1];[$'weapon parameters'.$A:.$M];[.$B$8]+3;0)*[.$A11]+VLOOKUP([.$A$7];[$'weapon parameters'.$A$17:.$M$20];11;0)*[.L$6]*[.$A11]" office:value-type="float" office:value="21.0137910760178" calcext:value-type="float">
            <text:p>21</text:p>
          </table:table-cell>
          <table:table-cell table:style-name="ce18" table:formula="of:=VLOOKUP([.M$1];[$'weapon parameters'.$A:.$M];[.$B$8]+0;0)+VLOOKUP([.M$1];[$'weapon parameters'.$A:.$M];[.$B$8]+3;0)*[.$A11]+VLOOKUP([.$A$7];[$'weapon parameters'.$A$17:.$M$20];11;0)*[.M$6]*[.$A11]" office:value-type="float" office:value="19.8556972893322" calcext:value-type="float">
            <text:p>20</text:p>
          </table:table-cell>
          <table:table-cell table:style-name="ce18" table:formula="of:=VLOOKUP([.N$1];[$'weapon parameters'.$A:.$M];[.$B$8]+0;0)+VLOOKUP([.N$1];[$'weapon parameters'.$A:.$M];[.$B$8]+3;0)*[.$A11]+VLOOKUP([.$A$7];[$'weapon parameters'.$A$17:.$M$20];11;0)*[.N$6]*[.$A11]" office:value-type="float" office:value="20.5362346433264" calcext:value-type="float">
            <text:p>21</text:p>
          </table:table-cell>
          <table:table-cell table:style-name="ce18" table:formula="of:=VLOOKUP([.O$1];[$'weapon parameters'.$A:.$M];[.$B$8]+0;0)+VLOOKUP([.O$1];[$'weapon parameters'.$A:.$M];[.$B$8]+3;0)*[.$A11]+VLOOKUP([.$A$7];[$'weapon parameters'.$A$17:.$M$20];11;0)*[.O$6]*[.$A11]" office:value-type="float" office:value="20.7945382994136" calcext:value-type="float">
            <text:p>21</text:p>
          </table:table-cell>
          <table:table-cell table:style-name="ce18" table:formula="of:=VLOOKUP([.P$1];[$'weapon parameters'.$A:.$M];[.$B$8]+0;0)+VLOOKUP([.P$1];[$'weapon parameters'.$A:.$M];[.$B$8]+3;0)*[.$A11]+VLOOKUP([.$A$7];[$'weapon parameters'.$A$17:.$M$20];11;0)*[.P$6]*[.$A11]" office:value-type="float" office:value="19.564126208278" calcext:value-type="float">
            <text:p>20</text:p>
          </table:table-cell>
          <table:table-cell table:style-name="ce18" table:formula="of:=VLOOKUP([.Q$1];[$'weapon parameters'.$A:.$M];[.$B$8]+0;0)+VLOOKUP([.Q$1];[$'weapon parameters'.$A:.$M];[.$B$8]+3;0)*[.$A11]+VLOOKUP([.$A$7];[$'weapon parameters'.$A$17:.$M$20];11;0)*[.Q$6]*[.$A11]" office:value-type="float" office:value="19.3793602202051" calcext:value-type="float">
            <text:p>19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formula="of:=VLOOKUP([.B$1];[$'weapon parameters'.$A:.$M];[.$B$8]+0;0)+VLOOKUP([.B$1];[$'weapon parameters'.$A:.$M];[.$B$8]+3;0)*[.$A12]+VLOOKUP([.$A$7];[$'weapon parameters'.$A$17:.$M$20];11;0)*[.B$6]*[.$A12]" office:value-type="float" office:value="28.7834596206589" calcext:value-type="float">
            <text:p>29</text:p>
          </table:table-cell>
          <table:table-cell table:style-name="ce18" table:formula="of:=VLOOKUP([.C$1];[$'weapon parameters'.$A:.$M];[.$B$8]+0;0)+VLOOKUP([.C$1];[$'weapon parameters'.$A:.$M];[.$B$8]+3;0)*[.$A12]+VLOOKUP([.$A$7];[$'weapon parameters'.$A$17:.$M$20];11;0)*[.C$6]*[.$A12]" office:value-type="float" office:value="28.7598631376957" calcext:value-type="float">
            <text:p>29</text:p>
          </table:table-cell>
          <table:table-cell table:style-name="ce18" table:formula="of:=VLOOKUP([.D$1];[$'weapon parameters'.$A:.$M];[.$B$8]+0;0)+VLOOKUP([.D$1];[$'weapon parameters'.$A:.$M];[.$B$8]+3;0)*[.$A12]+VLOOKUP([.$A$7];[$'weapon parameters'.$A$17:.$M$20];11;0)*[.D$6]*[.$A12]" office:value-type="float" office:value="29.4310421976078" calcext:value-type="float">
            <text:p>29</text:p>
          </table:table-cell>
          <table:table-cell table:style-name="ce18" table:formula="of:=VLOOKUP([.E$1];[$'weapon parameters'.$A:.$M];[.$B$8]+0;0)+VLOOKUP([.E$1];[$'weapon parameters'.$A:.$M];[.$B$8]+3;0)*[.$A12]+VLOOKUP([.$A$7];[$'weapon parameters'.$A$17:.$M$20];11;0)*[.E$6]*[.$A12]" office:value-type="float" office:value="25.7278855864341" calcext:value-type="float">
            <text:p>26</text:p>
          </table:table-cell>
          <table:table-cell table:style-name="ce18" table:formula="of:=VLOOKUP([.F$1];[$'weapon parameters'.$A:.$M];[.$B$8]+0;0)+VLOOKUP([.F$1];[$'weapon parameters'.$A:.$M];[.$B$8]+3;0)*[.$A12]+VLOOKUP([.$A$7];[$'weapon parameters'.$A$17:.$M$20];11;0)*[.F$6]*[.$A12]" office:value-type="float" office:value="26.8842190884397" calcext:value-type="float">
            <text:p>27</text:p>
          </table:table-cell>
          <table:table-cell table:style-name="ce18" table:formula="of:=VLOOKUP([.G$1];[$'weapon parameters'.$A:.$M];[.$B$8]+0;0)+VLOOKUP([.G$1];[$'weapon parameters'.$A:.$M];[.$B$8]+3;0)*[.$A12]+VLOOKUP([.$A$7];[$'weapon parameters'.$A$17:.$M$20];11;0)*[.G$6]*[.$A12]" office:value-type="float" office:value="27.622591089951" calcext:value-type="float">
            <text:p>28</text:p>
          </table:table-cell>
          <table:table-cell table:style-name="ce18" table:formula="of:=VLOOKUP([.H$1];[$'weapon parameters'.$A:.$M];[.$B$8]+0;0)+VLOOKUP([.H$1];[$'weapon parameters'.$A:.$M];[.$B$8]+3;0)*[.$A12]+VLOOKUP([.$A$7];[$'weapon parameters'.$A$17:.$M$20];11;0)*[.H$6]*[.$A12]" office:value-type="float" office:value="27.0779231755796" calcext:value-type="float">
            <text:p>27</text:p>
          </table:table-cell>
          <table:table-cell table:style-name="ce18" table:formula="of:=VLOOKUP([.I$1];[$'weapon parameters'.$A:.$M];[.$B$8]+0;0)+VLOOKUP([.I$1];[$'weapon parameters'.$A:.$M];[.$B$8]+3;0)*[.$A12]+VLOOKUP([.$A$7];[$'weapon parameters'.$A$17:.$M$20];11;0)*[.I$6]*[.$A12]" office:value-type="float" office:value="24.7399643740895" calcext:value-type="float">
            <text:p>25</text:p>
          </table:table-cell>
          <table:table-cell table:style-name="ce18" table:formula="of:=VLOOKUP([.J$1];[$'weapon parameters'.$A:.$M];[.$B$8]+0;0)+VLOOKUP([.J$1];[$'weapon parameters'.$A:.$M];[.$B$8]+3;0)*[.$A12]+VLOOKUP([.$A$7];[$'weapon parameters'.$A$17:.$M$20];11;0)*[.J$6]*[.$A12]" office:value-type="float" office:value="25.8700772883372" calcext:value-type="float">
            <text:p>26</text:p>
          </table:table-cell>
          <table:table-cell table:style-name="ce18" table:formula="of:=VLOOKUP([.K$1];[$'weapon parameters'.$A:.$M];[.$B$8]+0;0)+VLOOKUP([.K$1];[$'weapon parameters'.$A:.$M];[.$B$8]+3;0)*[.$A12]+VLOOKUP([.$A$7];[$'weapon parameters'.$A$17:.$M$20];11;0)*[.K$6]*[.$A12]" office:value-type="float" office:value="27.5985950153066" calcext:value-type="float">
            <text:p>28</text:p>
          </table:table-cell>
          <table:table-cell table:style-name="ce18" table:formula="of:=VLOOKUP([.L$1];[$'weapon parameters'.$A:.$M];[.$B$8]+0;0)+VLOOKUP([.L$1];[$'weapon parameters'.$A:.$M];[.$B$8]+3;0)*[.$A12]+VLOOKUP([.$A$7];[$'weapon parameters'.$A$17:.$M$20];11;0)*[.L$6]*[.$A12]" office:value-type="float" office:value="26.5206866140268" calcext:value-type="float">
            <text:p>27</text:p>
          </table:table-cell>
          <table:table-cell table:style-name="ce18" table:formula="of:=VLOOKUP([.M$1];[$'weapon parameters'.$A:.$M];[.$B$8]+0;0)+VLOOKUP([.M$1];[$'weapon parameters'.$A:.$M];[.$B$8]+3;0)*[.$A12]+VLOOKUP([.$A$7];[$'weapon parameters'.$A$17:.$M$20];11;0)*[.M$6]*[.$A12]" office:value-type="float" office:value="24.7835459339983" calcext:value-type="float">
            <text:p>25</text:p>
          </table:table-cell>
          <table:table-cell table:style-name="ce18" table:formula="of:=VLOOKUP([.N$1];[$'weapon parameters'.$A:.$M];[.$B$8]+0;0)+VLOOKUP([.N$1];[$'weapon parameters'.$A:.$M];[.$B$8]+3;0)*[.$A12]+VLOOKUP([.$A$7];[$'weapon parameters'.$A$17:.$M$20];11;0)*[.N$6]*[.$A12]" office:value-type="float" office:value="25.8043519649896" calcext:value-type="float">
            <text:p>26</text:p>
          </table:table-cell>
          <table:table-cell table:style-name="ce18" table:formula="of:=VLOOKUP([.O$1];[$'weapon parameters'.$A:.$M];[.$B$8]+0;0)+VLOOKUP([.O$1];[$'weapon parameters'.$A:.$M];[.$B$8]+3;0)*[.$A12]+VLOOKUP([.$A$7];[$'weapon parameters'.$A$17:.$M$20];11;0)*[.O$6]*[.$A12]" office:value-type="float" office:value="26.1918074491204" calcext:value-type="float">
            <text:p>26</text:p>
          </table:table-cell>
          <table:table-cell table:style-name="ce18" table:formula="of:=VLOOKUP([.P$1];[$'weapon parameters'.$A:.$M];[.$B$8]+0;0)+VLOOKUP([.P$1];[$'weapon parameters'.$A:.$M];[.$B$8]+3;0)*[.$A12]+VLOOKUP([.$A$7];[$'weapon parameters'.$A$17:.$M$20];11;0)*[.P$6]*[.$A12]" office:value-type="float" office:value="24.3461893124171" calcext:value-type="float">
            <text:p>24</text:p>
          </table:table-cell>
          <table:table-cell table:style-name="ce18" table:formula="of:=VLOOKUP([.Q$1];[$'weapon parameters'.$A:.$M];[.$B$8]+0;0)+VLOOKUP([.Q$1];[$'weapon parameters'.$A:.$M];[.$B$8]+3;0)*[.$A12]+VLOOKUP([.$A$7];[$'weapon parameters'.$A$17:.$M$20];11;0)*[.Q$6]*[.$A12]" office:value-type="float" office:value="24.0690403303076" calcext:value-type="float">
            <text:p>24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formula="of:=VLOOKUP([.B$1];[$'weapon parameters'.$A:.$M];[.$B$8]+0;0)+VLOOKUP([.B$1];[$'weapon parameters'.$A:.$M];[.$B$8]+3;0)*[.$A13]+VLOOKUP([.$A$7];[$'weapon parameters'.$A$17:.$M$20];11;0)*[.B$6]*[.$A13]" office:value-type="float" office:value="35.0446128275452" calcext:value-type="float">
            <text:p>35</text:p>
          </table:table-cell>
          <table:table-cell table:style-name="ce18" table:formula="of:=VLOOKUP([.C$1];[$'weapon parameters'.$A:.$M];[.$B$8]+0;0)+VLOOKUP([.C$1];[$'weapon parameters'.$A:.$M];[.$B$8]+3;0)*[.$A13]+VLOOKUP([.$A$7];[$'weapon parameters'.$A$17:.$M$20];11;0)*[.C$6]*[.$A13]" office:value-type="float" office:value="35.0131508502609" calcext:value-type="float">
            <text:p>35</text:p>
          </table:table-cell>
          <table:table-cell table:style-name="ce18" table:formula="of:=VLOOKUP([.D$1];[$'weapon parameters'.$A:.$M];[.$B$8]+0;0)+VLOOKUP([.D$1];[$'weapon parameters'.$A:.$M];[.$B$8]+3;0)*[.$A13]+VLOOKUP([.$A$7];[$'weapon parameters'.$A$17:.$M$20];11;0)*[.D$6]*[.$A13]" office:value-type="float" office:value="35.908056263477" calcext:value-type="float">
            <text:p>36</text:p>
          </table:table-cell>
          <table:table-cell table:style-name="ce18" table:formula="of:=VLOOKUP([.E$1];[$'weapon parameters'.$A:.$M];[.$B$8]+0;0)+VLOOKUP([.E$1];[$'weapon parameters'.$A:.$M];[.$B$8]+3;0)*[.$A13]+VLOOKUP([.$A$7];[$'weapon parameters'.$A$17:.$M$20];11;0)*[.E$6]*[.$A13]" office:value-type="float" office:value="30.9705141152455" calcext:value-type="float">
            <text:p>31</text:p>
          </table:table-cell>
          <table:table-cell table:style-name="ce18" table:formula="of:=VLOOKUP([.F$1];[$'weapon parameters'.$A:.$M];[.$B$8]+0;0)+VLOOKUP([.F$1];[$'weapon parameters'.$A:.$M];[.$B$8]+3;0)*[.$A13]+VLOOKUP([.$A$7];[$'weapon parameters'.$A$17:.$M$20];11;0)*[.F$6]*[.$A13]" office:value-type="float" office:value="32.5122921179197" calcext:value-type="float">
            <text:p>33</text:p>
          </table:table-cell>
          <table:table-cell table:style-name="ce18" table:formula="of:=VLOOKUP([.G$1];[$'weapon parameters'.$A:.$M];[.$B$8]+0;0)+VLOOKUP([.G$1];[$'weapon parameters'.$A:.$M];[.$B$8]+3;0)*[.$A13]+VLOOKUP([.$A$7];[$'weapon parameters'.$A$17:.$M$20];11;0)*[.G$6]*[.$A13]" office:value-type="float" office:value="33.4967881199347" calcext:value-type="float">
            <text:p>33</text:p>
          </table:table-cell>
          <table:table-cell table:style-name="ce18" table:formula="of:=VLOOKUP([.H$1];[$'weapon parameters'.$A:.$M];[.$B$8]+0;0)+VLOOKUP([.H$1];[$'weapon parameters'.$A:.$M];[.$B$8]+3;0)*[.$A13]+VLOOKUP([.$A$7];[$'weapon parameters'.$A$17:.$M$20];11;0)*[.H$6]*[.$A13]" office:value-type="float" office:value="32.7705642341062" calcext:value-type="float">
            <text:p>33</text:p>
          </table:table-cell>
          <table:table-cell table:style-name="ce18" table:formula="of:=VLOOKUP([.I$1];[$'weapon parameters'.$A:.$M];[.$B$8]+0;0)+VLOOKUP([.I$1];[$'weapon parameters'.$A:.$M];[.$B$8]+3;0)*[.$A13]+VLOOKUP([.$A$7];[$'weapon parameters'.$A$17:.$M$20];11;0)*[.I$6]*[.$A13]" office:value-type="float" office:value="29.6532858321193" calcext:value-type="float">
            <text:p>30</text:p>
          </table:table-cell>
          <table:table-cell table:style-name="ce18" table:formula="of:=VLOOKUP([.J$1];[$'weapon parameters'.$A:.$M];[.$B$8]+0;0)+VLOOKUP([.J$1];[$'weapon parameters'.$A:.$M];[.$B$8]+3;0)*[.$A13]+VLOOKUP([.$A$7];[$'weapon parameters'.$A$17:.$M$20];11;0)*[.J$6]*[.$A13]" office:value-type="float" office:value="31.1601030511162" calcext:value-type="float">
            <text:p>31</text:p>
          </table:table-cell>
          <table:table-cell table:style-name="ce18" table:formula="of:=VLOOKUP([.K$1];[$'weapon parameters'.$A:.$M];[.$B$8]+0;0)+VLOOKUP([.K$1];[$'weapon parameters'.$A:.$M];[.$B$8]+3;0)*[.$A13]+VLOOKUP([.$A$7];[$'weapon parameters'.$A$17:.$M$20];11;0)*[.K$6]*[.$A13]" office:value-type="float" office:value="33.4647933537421" calcext:value-type="float">
            <text:p>33</text:p>
          </table:table-cell>
          <table:table-cell table:style-name="ce18" table:formula="of:=VLOOKUP([.L$1];[$'weapon parameters'.$A:.$M];[.$B$8]+0;0)+VLOOKUP([.L$1];[$'weapon parameters'.$A:.$M];[.$B$8]+3;0)*[.$A13]+VLOOKUP([.$A$7];[$'weapon parameters'.$A$17:.$M$20];11;0)*[.L$6]*[.$A13]" office:value-type="float" office:value="32.0275821520357" calcext:value-type="float">
            <text:p>32</text:p>
          </table:table-cell>
          <table:table-cell table:style-name="ce18" table:formula="of:=VLOOKUP([.M$1];[$'weapon parameters'.$A:.$M];[.$B$8]+0;0)+VLOOKUP([.M$1];[$'weapon parameters'.$A:.$M];[.$B$8]+3;0)*[.$A13]+VLOOKUP([.$A$7];[$'weapon parameters'.$A$17:.$M$20];11;0)*[.M$6]*[.$A13]" office:value-type="float" office:value="29.7113945786644" calcext:value-type="float">
            <text:p>30</text:p>
          </table:table-cell>
          <table:table-cell table:style-name="ce18" table:formula="of:=VLOOKUP([.N$1];[$'weapon parameters'.$A:.$M];[.$B$8]+0;0)+VLOOKUP([.N$1];[$'weapon parameters'.$A:.$M];[.$B$8]+3;0)*[.$A13]+VLOOKUP([.$A$7];[$'weapon parameters'.$A$17:.$M$20];11;0)*[.N$6]*[.$A13]" office:value-type="float" office:value="31.0724692866528" calcext:value-type="float">
            <text:p>31</text:p>
          </table:table-cell>
          <table:table-cell table:style-name="ce18" table:formula="of:=VLOOKUP([.O$1];[$'weapon parameters'.$A:.$M];[.$B$8]+0;0)+VLOOKUP([.O$1];[$'weapon parameters'.$A:.$M];[.$B$8]+3;0)*[.$A13]+VLOOKUP([.$A$7];[$'weapon parameters'.$A$17:.$M$20];11;0)*[.O$6]*[.$A13]" office:value-type="float" office:value="31.5890765988272" calcext:value-type="float">
            <text:p>32</text:p>
          </table:table-cell>
          <table:table-cell table:style-name="ce18" table:formula="of:=VLOOKUP([.P$1];[$'weapon parameters'.$A:.$M];[.$B$8]+0;0)+VLOOKUP([.P$1];[$'weapon parameters'.$A:.$M];[.$B$8]+3;0)*[.$A13]+VLOOKUP([.$A$7];[$'weapon parameters'.$A$17:.$M$20];11;0)*[.P$6]*[.$A13]" office:value-type="float" office:value="29.1282524165561" calcext:value-type="float">
            <text:p>29</text:p>
          </table:table-cell>
          <table:table-cell table:style-name="ce18" table:formula="of:=VLOOKUP([.Q$1];[$'weapon parameters'.$A:.$M];[.$B$8]+0;0)+VLOOKUP([.Q$1];[$'weapon parameters'.$A:.$M];[.$B$8]+3;0)*[.$A13]+VLOOKUP([.$A$7];[$'weapon parameters'.$A$17:.$M$20];11;0)*[.Q$6]*[.$A13]" office:value-type="float" office:value="28.7587204404102" calcext:value-type="float">
            <text:p>29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table:formula="of:=VLOOKUP([.B$1];[$'weapon parameters'.$A:.$M];[.$B$8]+0;0)+VLOOKUP([.B$1];[$'weapon parameters'.$A:.$M];[.$B$8]+3;0)*[.$A14]+VLOOKUP([.$A$7];[$'weapon parameters'.$A$17:.$M$20];11;0)*[.B$6]*[.$A14]" office:value-type="float" office:value="41.3057660344315" calcext:value-type="float">
            <text:p>41</text:p>
          </table:table-cell>
          <table:table-cell table:style-name="ce18" table:formula="of:=VLOOKUP([.C$1];[$'weapon parameters'.$A:.$M];[.$B$8]+0;0)+VLOOKUP([.C$1];[$'weapon parameters'.$A:.$M];[.$B$8]+3;0)*[.$A14]+VLOOKUP([.$A$7];[$'weapon parameters'.$A$17:.$M$20];11;0)*[.C$6]*[.$A14]" office:value-type="float" office:value="41.2664385628261" calcext:value-type="float">
            <text:p>41</text:p>
          </table:table-cell>
          <table:table-cell table:style-name="ce18" table:formula="of:=VLOOKUP([.D$1];[$'weapon parameters'.$A:.$M];[.$B$8]+0;0)+VLOOKUP([.D$1];[$'weapon parameters'.$A:.$M];[.$B$8]+3;0)*[.$A14]+VLOOKUP([.$A$7];[$'weapon parameters'.$A$17:.$M$20];11;0)*[.D$6]*[.$A14]" office:value-type="float" office:value="42.3850703293463" calcext:value-type="float">
            <text:p>42</text:p>
          </table:table-cell>
          <table:table-cell table:style-name="ce18" table:formula="of:=VLOOKUP([.E$1];[$'weapon parameters'.$A:.$M];[.$B$8]+0;0)+VLOOKUP([.E$1];[$'weapon parameters'.$A:.$M];[.$B$8]+3;0)*[.$A14]+VLOOKUP([.$A$7];[$'weapon parameters'.$A$17:.$M$20];11;0)*[.E$6]*[.$A14]" office:value-type="float" office:value="36.2131426440568" calcext:value-type="float">
            <text:p>36</text:p>
          </table:table-cell>
          <table:table-cell table:style-name="ce18" table:formula="of:=VLOOKUP([.F$1];[$'weapon parameters'.$A:.$M];[.$B$8]+0;0)+VLOOKUP([.F$1];[$'weapon parameters'.$A:.$M];[.$B$8]+3;0)*[.$A14]+VLOOKUP([.$A$7];[$'weapon parameters'.$A$17:.$M$20];11;0)*[.F$6]*[.$A14]" office:value-type="float" office:value="38.1403651473996" calcext:value-type="float">
            <text:p>38</text:p>
          </table:table-cell>
          <table:table-cell table:style-name="ce18" table:formula="of:=VLOOKUP([.G$1];[$'weapon parameters'.$A:.$M];[.$B$8]+0;0)+VLOOKUP([.G$1];[$'weapon parameters'.$A:.$M];[.$B$8]+3;0)*[.$A14]+VLOOKUP([.$A$7];[$'weapon parameters'.$A$17:.$M$20];11;0)*[.G$6]*[.$A14]" office:value-type="float" office:value="39.3709851499184" calcext:value-type="float">
            <text:p>39</text:p>
          </table:table-cell>
          <table:table-cell table:style-name="ce18" table:formula="of:=VLOOKUP([.H$1];[$'weapon parameters'.$A:.$M];[.$B$8]+0;0)+VLOOKUP([.H$1];[$'weapon parameters'.$A:.$M];[.$B$8]+3;0)*[.$A14]+VLOOKUP([.$A$7];[$'weapon parameters'.$A$17:.$M$20];11;0)*[.H$6]*[.$A14]" office:value-type="float" office:value="38.4632052926327" calcext:value-type="float">
            <text:p>38</text:p>
          </table:table-cell>
          <table:table-cell table:style-name="ce18" table:formula="of:=VLOOKUP([.I$1];[$'weapon parameters'.$A:.$M];[.$B$8]+0;0)+VLOOKUP([.I$1];[$'weapon parameters'.$A:.$M];[.$B$8]+3;0)*[.$A14]+VLOOKUP([.$A$7];[$'weapon parameters'.$A$17:.$M$20];11;0)*[.I$6]*[.$A14]" office:value-type="float" office:value="34.5666072901491" calcext:value-type="float">
            <text:p>35</text:p>
          </table:table-cell>
          <table:table-cell table:style-name="ce18" table:formula="of:=VLOOKUP([.J$1];[$'weapon parameters'.$A:.$M];[.$B$8]+0;0)+VLOOKUP([.J$1];[$'weapon parameters'.$A:.$M];[.$B$8]+3;0)*[.$A14]+VLOOKUP([.$A$7];[$'weapon parameters'.$A$17:.$M$20];11;0)*[.J$6]*[.$A14]" office:value-type="float" office:value="36.4501288138953" calcext:value-type="float">
            <text:p>36</text:p>
          </table:table-cell>
          <table:table-cell table:style-name="ce18" table:formula="of:=VLOOKUP([.K$1];[$'weapon parameters'.$A:.$M];[.$B$8]+0;0)+VLOOKUP([.K$1];[$'weapon parameters'.$A:.$M];[.$B$8]+3;0)*[.$A14]+VLOOKUP([.$A$7];[$'weapon parameters'.$A$17:.$M$20];11;0)*[.K$6]*[.$A14]" office:value-type="float" office:value="39.3309916921776" calcext:value-type="float">
            <text:p>39</text:p>
          </table:table-cell>
          <table:table-cell table:style-name="ce18" table:formula="of:=VLOOKUP([.L$1];[$'weapon parameters'.$A:.$M];[.$B$8]+0;0)+VLOOKUP([.L$1];[$'weapon parameters'.$A:.$M];[.$B$8]+3;0)*[.$A14]+VLOOKUP([.$A$7];[$'weapon parameters'.$A$17:.$M$20];11;0)*[.L$6]*[.$A14]" office:value-type="float" office:value="37.5344776900446" calcext:value-type="float">
            <text:p>38</text:p>
          </table:table-cell>
          <table:table-cell table:style-name="ce18" table:formula="of:=VLOOKUP([.M$1];[$'weapon parameters'.$A:.$M];[.$B$8]+0;0)+VLOOKUP([.M$1];[$'weapon parameters'.$A:.$M];[.$B$8]+3;0)*[.$A14]+VLOOKUP([.$A$7];[$'weapon parameters'.$A$17:.$M$20];11;0)*[.M$6]*[.$A14]" office:value-type="float" office:value="34.6392432233306" calcext:value-type="float">
            <text:p>35</text:p>
          </table:table-cell>
          <table:table-cell table:style-name="ce18" table:formula="of:=VLOOKUP([.N$1];[$'weapon parameters'.$A:.$M];[.$B$8]+0;0)+VLOOKUP([.N$1];[$'weapon parameters'.$A:.$M];[.$B$8]+3;0)*[.$A14]+VLOOKUP([.$A$7];[$'weapon parameters'.$A$17:.$M$20];11;0)*[.N$6]*[.$A14]" office:value-type="float" office:value="36.340586608316" calcext:value-type="float">
            <text:p>36</text:p>
          </table:table-cell>
          <table:table-cell table:style-name="ce18" table:formula="of:=VLOOKUP([.O$1];[$'weapon parameters'.$A:.$M];[.$B$8]+0;0)+VLOOKUP([.O$1];[$'weapon parameters'.$A:.$M];[.$B$8]+3;0)*[.$A14]+VLOOKUP([.$A$7];[$'weapon parameters'.$A$17:.$M$20];11;0)*[.O$6]*[.$A14]" office:value-type="float" office:value="36.986345748534" calcext:value-type="float">
            <text:p>37</text:p>
          </table:table-cell>
          <table:table-cell table:style-name="ce18" table:formula="of:=VLOOKUP([.P$1];[$'weapon parameters'.$A:.$M];[.$B$8]+0;0)+VLOOKUP([.P$1];[$'weapon parameters'.$A:.$M];[.$B$8]+3;0)*[.$A14]+VLOOKUP([.$A$7];[$'weapon parameters'.$A$17:.$M$20];11;0)*[.P$6]*[.$A14]" office:value-type="float" office:value="33.9103155206951" calcext:value-type="float">
            <text:p>34</text:p>
          </table:table-cell>
          <table:table-cell table:style-name="ce18" table:formula="of:=VLOOKUP([.Q$1];[$'weapon parameters'.$A:.$M];[.$B$8]+0;0)+VLOOKUP([.Q$1];[$'weapon parameters'.$A:.$M];[.$B$8]+3;0)*[.$A14]+VLOOKUP([.$A$7];[$'weapon parameters'.$A$17:.$M$20];11;0)*[.Q$6]*[.$A14]" office:value-type="float" office:value="33.4484005505127" calcext:value-type="float">
            <text:p>33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table:formula="of:=VLOOKUP([.B$1];[$'weapon parameters'.$A:.$M];[.$B$8]+0;0)+VLOOKUP([.B$1];[$'weapon parameters'.$A:.$M];[.$B$8]+3;0)*[.$A15]+VLOOKUP([.$A$7];[$'weapon parameters'.$A$17:.$M$20];11;0)*[.B$6]*[.$A15]" office:value-type="float" office:value="47.5669192413178" calcext:value-type="float">
            <text:p>48</text:p>
          </table:table-cell>
          <table:table-cell table:style-name="ce18" table:formula="of:=VLOOKUP([.C$1];[$'weapon parameters'.$A:.$M];[.$B$8]+0;0)+VLOOKUP([.C$1];[$'weapon parameters'.$A:.$M];[.$B$8]+3;0)*[.$A15]+VLOOKUP([.$A$7];[$'weapon parameters'.$A$17:.$M$20];11;0)*[.C$6]*[.$A15]" office:value-type="float" office:value="47.5197262753913" calcext:value-type="float">
            <text:p>48</text:p>
          </table:table-cell>
          <table:table-cell table:style-name="ce18" table:formula="of:=VLOOKUP([.D$1];[$'weapon parameters'.$A:.$M];[.$B$8]+0;0)+VLOOKUP([.D$1];[$'weapon parameters'.$A:.$M];[.$B$8]+3;0)*[.$A15]+VLOOKUP([.$A$7];[$'weapon parameters'.$A$17:.$M$20];11;0)*[.D$6]*[.$A15]" office:value-type="float" office:value="48.8620843952155" calcext:value-type="float">
            <text:p>49</text:p>
          </table:table-cell>
          <table:table-cell table:style-name="ce18" table:formula="of:=VLOOKUP([.E$1];[$'weapon parameters'.$A:.$M];[.$B$8]+0;0)+VLOOKUP([.E$1];[$'weapon parameters'.$A:.$M];[.$B$8]+3;0)*[.$A15]+VLOOKUP([.$A$7];[$'weapon parameters'.$A$17:.$M$20];11;0)*[.E$6]*[.$A15]" office:value-type="float" office:value="41.4557711728682" calcext:value-type="float">
            <text:p>41</text:p>
          </table:table-cell>
          <table:table-cell table:style-name="ce18" table:formula="of:=VLOOKUP([.F$1];[$'weapon parameters'.$A:.$M];[.$B$8]+0;0)+VLOOKUP([.F$1];[$'weapon parameters'.$A:.$M];[.$B$8]+3;0)*[.$A15]+VLOOKUP([.$A$7];[$'weapon parameters'.$A$17:.$M$20];11;0)*[.F$6]*[.$A15]" office:value-type="float" office:value="43.7684381768795" calcext:value-type="float">
            <text:p>44</text:p>
          </table:table-cell>
          <table:table-cell table:style-name="ce18" table:formula="of:=VLOOKUP([.G$1];[$'weapon parameters'.$A:.$M];[.$B$8]+0;0)+VLOOKUP([.G$1];[$'weapon parameters'.$A:.$M];[.$B$8]+3;0)*[.$A15]+VLOOKUP([.$A$7];[$'weapon parameters'.$A$17:.$M$20];11;0)*[.G$6]*[.$A15]" office:value-type="float" office:value="45.245182179902" calcext:value-type="float">
            <text:p>45</text:p>
          </table:table-cell>
          <table:table-cell table:style-name="ce18" table:formula="of:=VLOOKUP([.H$1];[$'weapon parameters'.$A:.$M];[.$B$8]+0;0)+VLOOKUP([.H$1];[$'weapon parameters'.$A:.$M];[.$B$8]+3;0)*[.$A15]+VLOOKUP([.$A$7];[$'weapon parameters'.$A$17:.$M$20];11;0)*[.H$6]*[.$A15]" office:value-type="float" office:value="44.1558463511593" calcext:value-type="float">
            <text:p>44</text:p>
          </table:table-cell>
          <table:table-cell table:style-name="ce18" table:formula="of:=VLOOKUP([.I$1];[$'weapon parameters'.$A:.$M];[.$B$8]+0;0)+VLOOKUP([.I$1];[$'weapon parameters'.$A:.$M];[.$B$8]+3;0)*[.$A15]+VLOOKUP([.$A$7];[$'weapon parameters'.$A$17:.$M$20];11;0)*[.I$6]*[.$A15]" office:value-type="float" office:value="39.479928748179" calcext:value-type="float">
            <text:p>39</text:p>
          </table:table-cell>
          <table:table-cell table:style-name="ce18" table:formula="of:=VLOOKUP([.J$1];[$'weapon parameters'.$A:.$M];[.$B$8]+0;0)+VLOOKUP([.J$1];[$'weapon parameters'.$A:.$M];[.$B$8]+3;0)*[.$A15]+VLOOKUP([.$A$7];[$'weapon parameters'.$A$17:.$M$20];11;0)*[.J$6]*[.$A15]" office:value-type="float" office:value="41.7401545766743" calcext:value-type="float">
            <text:p>42</text:p>
          </table:table-cell>
          <table:table-cell table:style-name="ce18" table:formula="of:=VLOOKUP([.K$1];[$'weapon parameters'.$A:.$M];[.$B$8]+0;0)+VLOOKUP([.K$1];[$'weapon parameters'.$A:.$M];[.$B$8]+3;0)*[.$A15]+VLOOKUP([.$A$7];[$'weapon parameters'.$A$17:.$M$20];11;0)*[.K$6]*[.$A15]" office:value-type="float" office:value="45.1971900306132" calcext:value-type="float">
            <text:p>45</text:p>
          </table:table-cell>
          <table:table-cell table:style-name="ce18" table:formula="of:=VLOOKUP([.L$1];[$'weapon parameters'.$A:.$M];[.$B$8]+0;0)+VLOOKUP([.L$1];[$'weapon parameters'.$A:.$M];[.$B$8]+3;0)*[.$A15]+VLOOKUP([.$A$7];[$'weapon parameters'.$A$17:.$M$20];11;0)*[.L$6]*[.$A15]" office:value-type="float" office:value="43.0413732280535" calcext:value-type="float">
            <text:p>43</text:p>
          </table:table-cell>
          <table:table-cell table:style-name="ce18" table:formula="of:=VLOOKUP([.M$1];[$'weapon parameters'.$A:.$M];[.$B$8]+0;0)+VLOOKUP([.M$1];[$'weapon parameters'.$A:.$M];[.$B$8]+3;0)*[.$A15]+VLOOKUP([.$A$7];[$'weapon parameters'.$A$17:.$M$20];11;0)*[.M$6]*[.$A15]" office:value-type="float" office:value="39.5670918679967" calcext:value-type="float">
            <text:p>40</text:p>
          </table:table-cell>
          <table:table-cell table:style-name="ce18" table:formula="of:=VLOOKUP([.N$1];[$'weapon parameters'.$A:.$M];[.$B$8]+0;0)+VLOOKUP([.N$1];[$'weapon parameters'.$A:.$M];[.$B$8]+3;0)*[.$A15]+VLOOKUP([.$A$7];[$'weapon parameters'.$A$17:.$M$20];11;0)*[.N$6]*[.$A15]" office:value-type="float" office:value="41.6087039299792" calcext:value-type="float">
            <text:p>42</text:p>
          </table:table-cell>
          <table:table-cell table:style-name="ce18" table:formula="of:=VLOOKUP([.O$1];[$'weapon parameters'.$A:.$M];[.$B$8]+0;0)+VLOOKUP([.O$1];[$'weapon parameters'.$A:.$M];[.$B$8]+3;0)*[.$A15]+VLOOKUP([.$A$7];[$'weapon parameters'.$A$17:.$M$20];11;0)*[.O$6]*[.$A15]" office:value-type="float" office:value="42.3836148982408" calcext:value-type="float">
            <text:p>42</text:p>
          </table:table-cell>
          <table:table-cell table:style-name="ce18" table:formula="of:=VLOOKUP([.P$1];[$'weapon parameters'.$A:.$M];[.$B$8]+0;0)+VLOOKUP([.P$1];[$'weapon parameters'.$A:.$M];[.$B$8]+3;0)*[.$A15]+VLOOKUP([.$A$7];[$'weapon parameters'.$A$17:.$M$20];11;0)*[.P$6]*[.$A15]" office:value-type="float" office:value="38.6923786248341" calcext:value-type="float">
            <text:p>39</text:p>
          </table:table-cell>
          <table:table-cell table:style-name="ce18" table:formula="of:=VLOOKUP([.Q$1];[$'weapon parameters'.$A:.$M];[.$B$8]+0;0)+VLOOKUP([.Q$1];[$'weapon parameters'.$A:.$M];[.$B$8]+3;0)*[.$A15]+VLOOKUP([.$A$7];[$'weapon parameters'.$A$17:.$M$20];11;0)*[.Q$6]*[.$A15]" office:value-type="float" office:value="38.1380806606152" calcext:value-type="float">
            <text:p>38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table:formula="of:=VLOOKUP([.B$1];[$'weapon parameters'.$A:.$M];[.$B$8]+0;0)+VLOOKUP([.B$1];[$'weapon parameters'.$A:.$M];[.$B$8]+3;0)*[.$A16]+VLOOKUP([.$A$7];[$'weapon parameters'.$A$17:.$M$20];11;0)*[.B$6]*[.$A16]" office:value-type="float" office:value="53.8280724482041" calcext:value-type="float">
            <text:p>54</text:p>
          </table:table-cell>
          <table:table-cell table:style-name="ce18" table:formula="of:=VLOOKUP([.C$1];[$'weapon parameters'.$A:.$M];[.$B$8]+0;0)+VLOOKUP([.C$1];[$'weapon parameters'.$A:.$M];[.$B$8]+3;0)*[.$A16]+VLOOKUP([.$A$7];[$'weapon parameters'.$A$17:.$M$20];11;0)*[.C$6]*[.$A16]" office:value-type="float" office:value="53.7730139879565" calcext:value-type="float">
            <text:p>54</text:p>
          </table:table-cell>
          <table:table-cell table:style-name="ce18" table:formula="of:=VLOOKUP([.D$1];[$'weapon parameters'.$A:.$M];[.$B$8]+0;0)+VLOOKUP([.D$1];[$'weapon parameters'.$A:.$M];[.$B$8]+3;0)*[.$A16]+VLOOKUP([.$A$7];[$'weapon parameters'.$A$17:.$M$20];11;0)*[.D$6]*[.$A16]" office:value-type="float" office:value="55.3390984610848" calcext:value-type="float">
            <text:p>55</text:p>
          </table:table-cell>
          <table:table-cell table:style-name="ce18" table:formula="of:=VLOOKUP([.E$1];[$'weapon parameters'.$A:.$M];[.$B$8]+0;0)+VLOOKUP([.E$1];[$'weapon parameters'.$A:.$M];[.$B$8]+3;0)*[.$A16]+VLOOKUP([.$A$7];[$'weapon parameters'.$A$17:.$M$20];11;0)*[.E$6]*[.$A16]" office:value-type="float" office:value="46.6983997016796" calcext:value-type="float">
            <text:p>47</text:p>
          </table:table-cell>
          <table:table-cell table:style-name="ce18" table:formula="of:=VLOOKUP([.F$1];[$'weapon parameters'.$A:.$M];[.$B$8]+0;0)+VLOOKUP([.F$1];[$'weapon parameters'.$A:.$M];[.$B$8]+3;0)*[.$A16]+VLOOKUP([.$A$7];[$'weapon parameters'.$A$17:.$M$20];11;0)*[.F$6]*[.$A16]" office:value-type="float" office:value="49.3965112063594" calcext:value-type="float">
            <text:p>49</text:p>
          </table:table-cell>
          <table:table-cell table:style-name="ce18" table:formula="of:=VLOOKUP([.G$1];[$'weapon parameters'.$A:.$M];[.$B$8]+0;0)+VLOOKUP([.G$1];[$'weapon parameters'.$A:.$M];[.$B$8]+3;0)*[.$A16]+VLOOKUP([.$A$7];[$'weapon parameters'.$A$17:.$M$20];11;0)*[.G$6]*[.$A16]" office:value-type="float" office:value="51.1193792098857" calcext:value-type="float">
            <text:p>51</text:p>
          </table:table-cell>
          <table:table-cell table:style-name="ce18" table:formula="of:=VLOOKUP([.H$1];[$'weapon parameters'.$A:.$M];[.$B$8]+0;0)+VLOOKUP([.H$1];[$'weapon parameters'.$A:.$M];[.$B$8]+3;0)*[.$A16]+VLOOKUP([.$A$7];[$'weapon parameters'.$A$17:.$M$20];11;0)*[.H$6]*[.$A16]" office:value-type="float" office:value="49.8484874096858" calcext:value-type="float">
            <text:p>50</text:p>
          </table:table-cell>
          <table:table-cell table:style-name="ce18" table:formula="of:=VLOOKUP([.I$1];[$'weapon parameters'.$A:.$M];[.$B$8]+0;0)+VLOOKUP([.I$1];[$'weapon parameters'.$A:.$M];[.$B$8]+3;0)*[.$A16]+VLOOKUP([.$A$7];[$'weapon parameters'.$A$17:.$M$20];11;0)*[.I$6]*[.$A16]" office:value-type="float" office:value="44.3932502062088" calcext:value-type="float">
            <text:p>44</text:p>
          </table:table-cell>
          <table:table-cell table:style-name="ce18" table:formula="of:=VLOOKUP([.J$1];[$'weapon parameters'.$A:.$M];[.$B$8]+0;0)+VLOOKUP([.J$1];[$'weapon parameters'.$A:.$M];[.$B$8]+3;0)*[.$A16]+VLOOKUP([.$A$7];[$'weapon parameters'.$A$17:.$M$20];11;0)*[.J$6]*[.$A16]" office:value-type="float" office:value="47.0301803394534" calcext:value-type="float">
            <text:p>47</text:p>
          </table:table-cell>
          <table:table-cell table:style-name="ce18" table:formula="of:=VLOOKUP([.K$1];[$'weapon parameters'.$A:.$M];[.$B$8]+0;0)+VLOOKUP([.K$1];[$'weapon parameters'.$A:.$M];[.$B$8]+3;0)*[.$A16]+VLOOKUP([.$A$7];[$'weapon parameters'.$A$17:.$M$20];11;0)*[.K$6]*[.$A16]" office:value-type="float" office:value="51.0633883690487" calcext:value-type="float">
            <text:p>51</text:p>
          </table:table-cell>
          <table:table-cell table:style-name="ce18" table:formula="of:=VLOOKUP([.L$1];[$'weapon parameters'.$A:.$M];[.$B$8]+0;0)+VLOOKUP([.L$1];[$'weapon parameters'.$A:.$M];[.$B$8]+3;0)*[.$A16]+VLOOKUP([.$A$7];[$'weapon parameters'.$A$17:.$M$20];11;0)*[.L$6]*[.$A16]" office:value-type="float" office:value="48.5482687660624" calcext:value-type="float">
            <text:p>49</text:p>
          </table:table-cell>
          <table:table-cell table:style-name="ce18" table:formula="of:=VLOOKUP([.M$1];[$'weapon parameters'.$A:.$M];[.$B$8]+0;0)+VLOOKUP([.M$1];[$'weapon parameters'.$A:.$M];[.$B$8]+3;0)*[.$A16]+VLOOKUP([.$A$7];[$'weapon parameters'.$A$17:.$M$20];11;0)*[.M$6]*[.$A16]" office:value-type="float" office:value="44.4949405126628" calcext:value-type="float">
            <text:p>44</text:p>
          </table:table-cell>
          <table:table-cell table:style-name="ce18" table:formula="of:=VLOOKUP([.N$1];[$'weapon parameters'.$A:.$M];[.$B$8]+0;0)+VLOOKUP([.N$1];[$'weapon parameters'.$A:.$M];[.$B$8]+3;0)*[.$A16]+VLOOKUP([.$A$7];[$'weapon parameters'.$A$17:.$M$20];11;0)*[.N$6]*[.$A16]" office:value-type="float" office:value="46.8768212516424" calcext:value-type="float">
            <text:p>47</text:p>
          </table:table-cell>
          <table:table-cell table:style-name="ce18" table:formula="of:=VLOOKUP([.O$1];[$'weapon parameters'.$A:.$M];[.$B$8]+0;0)+VLOOKUP([.O$1];[$'weapon parameters'.$A:.$M];[.$B$8]+3;0)*[.$A16]+VLOOKUP([.$A$7];[$'weapon parameters'.$A$17:.$M$20];11;0)*[.O$6]*[.$A16]" office:value-type="float" office:value="47.7808840479476" calcext:value-type="float">
            <text:p>48</text:p>
          </table:table-cell>
          <table:table-cell table:style-name="ce18" table:formula="of:=VLOOKUP([.P$1];[$'weapon parameters'.$A:.$M];[.$B$8]+0;0)+VLOOKUP([.P$1];[$'weapon parameters'.$A:.$M];[.$B$8]+3;0)*[.$A16]+VLOOKUP([.$A$7];[$'weapon parameters'.$A$17:.$M$20];11;0)*[.P$6]*[.$A16]" office:value-type="float" office:value="43.4744417289732" calcext:value-type="float">
            <text:p>43</text:p>
          </table:table-cell>
          <table:table-cell table:style-name="ce18" table:formula="of:=VLOOKUP([.Q$1];[$'weapon parameters'.$A:.$M];[.$B$8]+0;0)+VLOOKUP([.Q$1];[$'weapon parameters'.$A:.$M];[.$B$8]+3;0)*[.$A16]+VLOOKUP([.$A$7];[$'weapon parameters'.$A$17:.$M$20];11;0)*[.Q$6]*[.$A16]" office:value-type="float" office:value="42.8277607707178" calcext:value-type="float">
            <text:p>43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table:formula="of:=VLOOKUP([.B$1];[$'weapon parameters'.$A:.$M];[.$B$8]+0;0)+VLOOKUP([.B$1];[$'weapon parameters'.$A:.$M];[.$B$8]+3;0)*[.$A17]+VLOOKUP([.$A$7];[$'weapon parameters'.$A$17:.$M$20];11;0)*[.B$6]*[.$A17]" office:value-type="float" office:value="60.0892256550903" calcext:value-type="float">
            <text:p>60</text:p>
          </table:table-cell>
          <table:table-cell table:style-name="ce18" table:formula="of:=VLOOKUP([.C$1];[$'weapon parameters'.$A:.$M];[.$B$8]+0;0)+VLOOKUP([.C$1];[$'weapon parameters'.$A:.$M];[.$B$8]+3;0)*[.$A17]+VLOOKUP([.$A$7];[$'weapon parameters'.$A$17:.$M$20];11;0)*[.C$6]*[.$A17]" office:value-type="float" office:value="60.0263017005217" calcext:value-type="float">
            <text:p>60</text:p>
          </table:table-cell>
          <table:table-cell table:style-name="ce18" table:formula="of:=VLOOKUP([.D$1];[$'weapon parameters'.$A:.$M];[.$B$8]+0;0)+VLOOKUP([.D$1];[$'weapon parameters'.$A:.$M];[.$B$8]+3;0)*[.$A17]+VLOOKUP([.$A$7];[$'weapon parameters'.$A$17:.$M$20];11;0)*[.D$6]*[.$A17]" office:value-type="float" office:value="61.8161125269541" calcext:value-type="float">
            <text:p>62</text:p>
          </table:table-cell>
          <table:table-cell table:style-name="ce18" table:formula="of:=VLOOKUP([.E$1];[$'weapon parameters'.$A:.$M];[.$B$8]+0;0)+VLOOKUP([.E$1];[$'weapon parameters'.$A:.$M];[.$B$8]+3;0)*[.$A17]+VLOOKUP([.$A$7];[$'weapon parameters'.$A$17:.$M$20];11;0)*[.E$6]*[.$A17]" office:value-type="float" office:value="51.9410282304909" calcext:value-type="float">
            <text:p>52</text:p>
          </table:table-cell>
          <table:table-cell table:style-name="ce18" table:formula="of:=VLOOKUP([.F$1];[$'weapon parameters'.$A:.$M];[.$B$8]+0;0)+VLOOKUP([.F$1];[$'weapon parameters'.$A:.$M];[.$B$8]+3;0)*[.$A17]+VLOOKUP([.$A$7];[$'weapon parameters'.$A$17:.$M$20];11;0)*[.F$6]*[.$A17]" office:value-type="float" office:value="55.0245842358393" calcext:value-type="float">
            <text:p>55</text:p>
          </table:table-cell>
          <table:table-cell table:style-name="ce18" table:formula="of:=VLOOKUP([.G$1];[$'weapon parameters'.$A:.$M];[.$B$8]+0;0)+VLOOKUP([.G$1];[$'weapon parameters'.$A:.$M];[.$B$8]+3;0)*[.$A17]+VLOOKUP([.$A$7];[$'weapon parameters'.$A$17:.$M$20];11;0)*[.G$6]*[.$A17]" office:value-type="float" office:value="56.9935762398694" calcext:value-type="float">
            <text:p>57</text:p>
          </table:table-cell>
          <table:table-cell table:style-name="ce18" table:formula="of:=VLOOKUP([.H$1];[$'weapon parameters'.$A:.$M];[.$B$8]+0;0)+VLOOKUP([.H$1];[$'weapon parameters'.$A:.$M];[.$B$8]+3;0)*[.$A17]+VLOOKUP([.$A$7];[$'weapon parameters'.$A$17:.$M$20];11;0)*[.H$6]*[.$A17]" office:value-type="float" office:value="55.5411284682124" calcext:value-type="float">
            <text:p>56</text:p>
          </table:table-cell>
          <table:table-cell table:style-name="ce18" table:formula="of:=VLOOKUP([.I$1];[$'weapon parameters'.$A:.$M];[.$B$8]+0;0)+VLOOKUP([.I$1];[$'weapon parameters'.$A:.$M];[.$B$8]+3;0)*[.$A17]+VLOOKUP([.$A$7];[$'weapon parameters'.$A$17:.$M$20];11;0)*[.I$6]*[.$A17]" office:value-type="float" office:value="49.3065716642386" calcext:value-type="float">
            <text:p>49</text:p>
          </table:table-cell>
          <table:table-cell table:style-name="ce18" table:formula="of:=VLOOKUP([.J$1];[$'weapon parameters'.$A:.$M];[.$B$8]+0;0)+VLOOKUP([.J$1];[$'weapon parameters'.$A:.$M];[.$B$8]+3;0)*[.$A17]+VLOOKUP([.$A$7];[$'weapon parameters'.$A$17:.$M$20];11;0)*[.J$6]*[.$A17]" office:value-type="float" office:value="52.3202061022324" calcext:value-type="float">
            <text:p>52</text:p>
          </table:table-cell>
          <table:table-cell table:style-name="ce18" table:formula="of:=VLOOKUP([.K$1];[$'weapon parameters'.$A:.$M];[.$B$8]+0;0)+VLOOKUP([.K$1];[$'weapon parameters'.$A:.$M];[.$B$8]+3;0)*[.$A17]+VLOOKUP([.$A$7];[$'weapon parameters'.$A$17:.$M$20];11;0)*[.K$6]*[.$A17]" office:value-type="float" office:value="56.9295867074842" calcext:value-type="float">
            <text:p>57</text:p>
          </table:table-cell>
          <table:table-cell table:style-name="ce18" table:formula="of:=VLOOKUP([.L$1];[$'weapon parameters'.$A:.$M];[.$B$8]+0;0)+VLOOKUP([.L$1];[$'weapon parameters'.$A:.$M];[.$B$8]+3;0)*[.$A17]+VLOOKUP([.$A$7];[$'weapon parameters'.$A$17:.$M$20];11;0)*[.L$6]*[.$A17]" office:value-type="float" office:value="54.0551643040714" calcext:value-type="float">
            <text:p>54</text:p>
          </table:table-cell>
          <table:table-cell table:style-name="ce18" table:formula="of:=VLOOKUP([.M$1];[$'weapon parameters'.$A:.$M];[.$B$8]+0;0)+VLOOKUP([.M$1];[$'weapon parameters'.$A:.$M];[.$B$8]+3;0)*[.$A17]+VLOOKUP([.$A$7];[$'weapon parameters'.$A$17:.$M$20];11;0)*[.M$6]*[.$A17]" office:value-type="float" office:value="49.4227891573289" calcext:value-type="float">
            <text:p>49</text:p>
          </table:table-cell>
          <table:table-cell table:style-name="ce18" table:formula="of:=VLOOKUP([.N$1];[$'weapon parameters'.$A:.$M];[.$B$8]+0;0)+VLOOKUP([.N$1];[$'weapon parameters'.$A:.$M];[.$B$8]+3;0)*[.$A17]+VLOOKUP([.$A$7];[$'weapon parameters'.$A$17:.$M$20];11;0)*[.N$6]*[.$A17]" office:value-type="float" office:value="52.1449385733056" calcext:value-type="float">
            <text:p>52</text:p>
          </table:table-cell>
          <table:table-cell table:style-name="ce18" table:formula="of:=VLOOKUP([.O$1];[$'weapon parameters'.$A:.$M];[.$B$8]+0;0)+VLOOKUP([.O$1];[$'weapon parameters'.$A:.$M];[.$B$8]+3;0)*[.$A17]+VLOOKUP([.$A$7];[$'weapon parameters'.$A$17:.$M$20];11;0)*[.O$6]*[.$A17]" office:value-type="float" office:value="53.1781531976544" calcext:value-type="float">
            <text:p>53</text:p>
          </table:table-cell>
          <table:table-cell table:style-name="ce18" table:formula="of:=VLOOKUP([.P$1];[$'weapon parameters'.$A:.$M];[.$B$8]+0;0)+VLOOKUP([.P$1];[$'weapon parameters'.$A:.$M];[.$B$8]+3;0)*[.$A17]+VLOOKUP([.$A$7];[$'weapon parameters'.$A$17:.$M$20];11;0)*[.P$6]*[.$A17]" office:value-type="float" office:value="48.2565048331122" calcext:value-type="float">
            <text:p>48</text:p>
          </table:table-cell>
          <table:table-cell table:style-name="ce18" table:formula="of:=VLOOKUP([.Q$1];[$'weapon parameters'.$A:.$M];[.$B$8]+0;0)+VLOOKUP([.Q$1];[$'weapon parameters'.$A:.$M];[.$B$8]+3;0)*[.$A17]+VLOOKUP([.$A$7];[$'weapon parameters'.$A$17:.$M$20];11;0)*[.Q$6]*[.$A17]" office:value-type="float" office:value="47.5174408808203" calcext:value-type="float">
            <text:p>48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table:formula="of:=VLOOKUP([.B$1];[$'weapon parameters'.$A:.$M];[.$B$8]+0;0)+VLOOKUP([.B$1];[$'weapon parameters'.$A:.$M];[.$B$8]+3;0)*[.$A18]+VLOOKUP([.$A$7];[$'weapon parameters'.$A$17:.$M$20];11;0)*[.B$6]*[.$A18]" office:value-type="float" office:value="66.3503788619766" calcext:value-type="float">
            <text:p>66</text:p>
          </table:table-cell>
          <table:table-cell table:style-name="ce18" table:formula="of:=VLOOKUP([.C$1];[$'weapon parameters'.$A:.$M];[.$B$8]+0;0)+VLOOKUP([.C$1];[$'weapon parameters'.$A:.$M];[.$B$8]+3;0)*[.$A18]+VLOOKUP([.$A$7];[$'weapon parameters'.$A$17:.$M$20];11;0)*[.C$6]*[.$A18]" office:value-type="float" office:value="66.279589413087" calcext:value-type="float">
            <text:p>66</text:p>
          </table:table-cell>
          <table:table-cell table:style-name="ce18" table:formula="of:=VLOOKUP([.D$1];[$'weapon parameters'.$A:.$M];[.$B$8]+0;0)+VLOOKUP([.D$1];[$'weapon parameters'.$A:.$M];[.$B$8]+3;0)*[.$A18]+VLOOKUP([.$A$7];[$'weapon parameters'.$A$17:.$M$20];11;0)*[.D$6]*[.$A18]" office:value-type="float" office:value="68.2931265928233" calcext:value-type="float">
            <text:p>68</text:p>
          </table:table-cell>
          <table:table-cell table:style-name="ce18" table:formula="of:=VLOOKUP([.E$1];[$'weapon parameters'.$A:.$M];[.$B$8]+0;0)+VLOOKUP([.E$1];[$'weapon parameters'.$A:.$M];[.$B$8]+3;0)*[.$A18]+VLOOKUP([.$A$7];[$'weapon parameters'.$A$17:.$M$20];11;0)*[.E$6]*[.$A18]" office:value-type="float" office:value="57.1836567593023" calcext:value-type="float">
            <text:p>57</text:p>
          </table:table-cell>
          <table:table-cell table:style-name="ce18" table:formula="of:=VLOOKUP([.F$1];[$'weapon parameters'.$A:.$M];[.$B$8]+0;0)+VLOOKUP([.F$1];[$'weapon parameters'.$A:.$M];[.$B$8]+3;0)*[.$A18]+VLOOKUP([.$A$7];[$'weapon parameters'.$A$17:.$M$20];11;0)*[.F$6]*[.$A18]" office:value-type="float" office:value="60.6526572653192" calcext:value-type="float">
            <text:p>61</text:p>
          </table:table-cell>
          <table:table-cell table:style-name="ce18" table:formula="of:=VLOOKUP([.G$1];[$'weapon parameters'.$A:.$M];[.$B$8]+0;0)+VLOOKUP([.G$1];[$'weapon parameters'.$A:.$M];[.$B$8]+3;0)*[.$A18]+VLOOKUP([.$A$7];[$'weapon parameters'.$A$17:.$M$20];11;0)*[.G$6]*[.$A18]" office:value-type="float" office:value="62.867773269853" calcext:value-type="float">
            <text:p>63</text:p>
          </table:table-cell>
          <table:table-cell table:style-name="ce18" table:formula="of:=VLOOKUP([.H$1];[$'weapon parameters'.$A:.$M];[.$B$8]+0;0)+VLOOKUP([.H$1];[$'weapon parameters'.$A:.$M];[.$B$8]+3;0)*[.$A18]+VLOOKUP([.$A$7];[$'weapon parameters'.$A$17:.$M$20];11;0)*[.H$6]*[.$A18]" office:value-type="float" office:value="61.2337695267389" calcext:value-type="float">
            <text:p>61</text:p>
          </table:table-cell>
          <table:table-cell table:style-name="ce18" table:formula="of:=VLOOKUP([.I$1];[$'weapon parameters'.$A:.$M];[.$B$8]+0;0)+VLOOKUP([.I$1];[$'weapon parameters'.$A:.$M];[.$B$8]+3;0)*[.$A18]+VLOOKUP([.$A$7];[$'weapon parameters'.$A$17:.$M$20];11;0)*[.I$6]*[.$A18]" office:value-type="float" office:value="54.2198931222684" calcext:value-type="float">
            <text:p>54</text:p>
          </table:table-cell>
          <table:table-cell table:style-name="ce18" table:formula="of:=VLOOKUP([.J$1];[$'weapon parameters'.$A:.$M];[.$B$8]+0;0)+VLOOKUP([.J$1];[$'weapon parameters'.$A:.$M];[.$B$8]+3;0)*[.$A18]+VLOOKUP([.$A$7];[$'weapon parameters'.$A$17:.$M$20];11;0)*[.J$6]*[.$A18]" office:value-type="float" office:value="57.6102318650115" calcext:value-type="float">
            <text:p>58</text:p>
          </table:table-cell>
          <table:table-cell table:style-name="ce18" table:formula="of:=VLOOKUP([.K$1];[$'weapon parameters'.$A:.$M];[.$B$8]+0;0)+VLOOKUP([.K$1];[$'weapon parameters'.$A:.$M];[.$B$8]+3;0)*[.$A18]+VLOOKUP([.$A$7];[$'weapon parameters'.$A$17:.$M$20];11;0)*[.K$6]*[.$A18]" office:value-type="float" office:value="62.7957850459197" calcext:value-type="float">
            <text:p>63</text:p>
          </table:table-cell>
          <table:table-cell table:style-name="ce18" table:formula="of:=VLOOKUP([.L$1];[$'weapon parameters'.$A:.$M];[.$B$8]+0;0)+VLOOKUP([.L$1];[$'weapon parameters'.$A:.$M];[.$B$8]+3;0)*[.$A18]+VLOOKUP([.$A$7];[$'weapon parameters'.$A$17:.$M$20];11;0)*[.L$6]*[.$A18]" office:value-type="float" office:value="59.5620598420803" calcext:value-type="float">
            <text:p>60</text:p>
          </table:table-cell>
          <table:table-cell table:style-name="ce18" table:formula="of:=VLOOKUP([.M$1];[$'weapon parameters'.$A:.$M];[.$B$8]+0;0)+VLOOKUP([.M$1];[$'weapon parameters'.$A:.$M];[.$B$8]+3;0)*[.$A18]+VLOOKUP([.$A$7];[$'weapon parameters'.$A$17:.$M$20];11;0)*[.M$6]*[.$A18]" office:value-type="float" office:value="54.350637801995" calcext:value-type="float">
            <text:p>54</text:p>
          </table:table-cell>
          <table:table-cell table:style-name="ce18" table:formula="of:=VLOOKUP([.N$1];[$'weapon parameters'.$A:.$M];[.$B$8]+0;0)+VLOOKUP([.N$1];[$'weapon parameters'.$A:.$M];[.$B$8]+3;0)*[.$A18]+VLOOKUP([.$A$7];[$'weapon parameters'.$A$17:.$M$20];11;0)*[.N$6]*[.$A18]" office:value-type="float" office:value="57.4130558949688" calcext:value-type="float">
            <text:p>57</text:p>
          </table:table-cell>
          <table:table-cell table:style-name="ce18" table:formula="of:=VLOOKUP([.O$1];[$'weapon parameters'.$A:.$M];[.$B$8]+0;0)+VLOOKUP([.O$1];[$'weapon parameters'.$A:.$M];[.$B$8]+3;0)*[.$A18]+VLOOKUP([.$A$7];[$'weapon parameters'.$A$17:.$M$20];11;0)*[.O$6]*[.$A18]" office:value-type="float" office:value="58.5754223473612" calcext:value-type="float">
            <text:p>59</text:p>
          </table:table-cell>
          <table:table-cell table:style-name="ce18" table:formula="of:=VLOOKUP([.P$1];[$'weapon parameters'.$A:.$M];[.$B$8]+0;0)+VLOOKUP([.P$1];[$'weapon parameters'.$A:.$M];[.$B$8]+3;0)*[.$A18]+VLOOKUP([.$A$7];[$'weapon parameters'.$A$17:.$M$20];11;0)*[.P$6]*[.$A18]" office:value-type="float" office:value="53.0385679372512" calcext:value-type="float">
            <text:p>53</text:p>
          </table:table-cell>
          <table:table-cell table:style-name="ce18" table:formula="of:=VLOOKUP([.Q$1];[$'weapon parameters'.$A:.$M];[.$B$8]+0;0)+VLOOKUP([.Q$1];[$'weapon parameters'.$A:.$M];[.$B$8]+3;0)*[.$A18]+VLOOKUP([.$A$7];[$'weapon parameters'.$A$17:.$M$20];11;0)*[.Q$6]*[.$A18]" office:value-type="float" office:value="52.2071209909229" calcext:value-type="float">
            <text:p>52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VLOOKUP([.B$1];[$'weapon parameters'.$A:.$M];[.$B$8]+0;0)+VLOOKUP([.B$1];[$'weapon parameters'.$A:.$M];[.$B$8]+3;0)*[.$A19]+VLOOKUP([.$A$7];[$'weapon parameters'.$A$17:.$M$20];11;0)*[.B$6]*[.$A19]" office:value-type="float" office:value="72.6115320688629" calcext:value-type="float">
            <text:p>73</text:p>
          </table:table-cell>
          <table:table-cell table:style-name="ce18" table:formula="of:=VLOOKUP([.C$1];[$'weapon parameters'.$A:.$M];[.$B$8]+0;0)+VLOOKUP([.C$1];[$'weapon parameters'.$A:.$M];[.$B$8]+3;0)*[.$A19]+VLOOKUP([.$A$7];[$'weapon parameters'.$A$17:.$M$20];11;0)*[.C$6]*[.$A19]" office:value-type="float" office:value="72.5328771256522" calcext:value-type="float">
            <text:p>73</text:p>
          </table:table-cell>
          <table:table-cell table:style-name="ce18" table:formula="of:=VLOOKUP([.D$1];[$'weapon parameters'.$A:.$M];[.$B$8]+0;0)+VLOOKUP([.D$1];[$'weapon parameters'.$A:.$M];[.$B$8]+3;0)*[.$A19]+VLOOKUP([.$A$7];[$'weapon parameters'.$A$17:.$M$20];11;0)*[.D$6]*[.$A19]" office:value-type="float" office:value="74.7701406586926" calcext:value-type="float">
            <text:p>75</text:p>
          </table:table-cell>
          <table:table-cell table:style-name="ce18" table:formula="of:=VLOOKUP([.E$1];[$'weapon parameters'.$A:.$M];[.$B$8]+0;0)+VLOOKUP([.E$1];[$'weapon parameters'.$A:.$M];[.$B$8]+3;0)*[.$A19]+VLOOKUP([.$A$7];[$'weapon parameters'.$A$17:.$M$20];11;0)*[.E$6]*[.$A19]" office:value-type="float" office:value="62.4262852881137" calcext:value-type="float">
            <text:p>62</text:p>
          </table:table-cell>
          <table:table-cell table:style-name="ce18" table:formula="of:=VLOOKUP([.F$1];[$'weapon parameters'.$A:.$M];[.$B$8]+0;0)+VLOOKUP([.F$1];[$'weapon parameters'.$A:.$M];[.$B$8]+3;0)*[.$A19]+VLOOKUP([.$A$7];[$'weapon parameters'.$A$17:.$M$20];11;0)*[.F$6]*[.$A19]" office:value-type="float" office:value="66.2807302947991" calcext:value-type="float">
            <text:p>66</text:p>
          </table:table-cell>
          <table:table-cell table:style-name="ce18" table:formula="of:=VLOOKUP([.G$1];[$'weapon parameters'.$A:.$M];[.$B$8]+0;0)+VLOOKUP([.G$1];[$'weapon parameters'.$A:.$M];[.$B$8]+3;0)*[.$A19]+VLOOKUP([.$A$7];[$'weapon parameters'.$A$17:.$M$20];11;0)*[.G$6]*[.$A19]" office:value-type="float" office:value="68.7419702998367" calcext:value-type="float">
            <text:p>69</text:p>
          </table:table-cell>
          <table:table-cell table:style-name="ce18" table:formula="of:=VLOOKUP([.H$1];[$'weapon parameters'.$A:.$M];[.$B$8]+0;0)+VLOOKUP([.H$1];[$'weapon parameters'.$A:.$M];[.$B$8]+3;0)*[.$A19]+VLOOKUP([.$A$7];[$'weapon parameters'.$A$17:.$M$20];11;0)*[.H$6]*[.$A19]" office:value-type="float" office:value="66.9264105852655" calcext:value-type="float">
            <text:p>67</text:p>
          </table:table-cell>
          <table:table-cell table:style-name="ce18" table:formula="of:=VLOOKUP([.I$1];[$'weapon parameters'.$A:.$M];[.$B$8]+0;0)+VLOOKUP([.I$1];[$'weapon parameters'.$A:.$M];[.$B$8]+3;0)*[.$A19]+VLOOKUP([.$A$7];[$'weapon parameters'.$A$17:.$M$20];11;0)*[.I$6]*[.$A19]" office:value-type="float" office:value="59.1332145802983" calcext:value-type="float">
            <text:p>59</text:p>
          </table:table-cell>
          <table:table-cell table:style-name="ce18" table:formula="of:=VLOOKUP([.J$1];[$'weapon parameters'.$A:.$M];[.$B$8]+0;0)+VLOOKUP([.J$1];[$'weapon parameters'.$A:.$M];[.$B$8]+3;0)*[.$A19]+VLOOKUP([.$A$7];[$'weapon parameters'.$A$17:.$M$20];11;0)*[.J$6]*[.$A19]" office:value-type="float" office:value="62.9002576277905" calcext:value-type="float">
            <text:p>63</text:p>
          </table:table-cell>
          <table:table-cell table:style-name="ce18" table:formula="of:=VLOOKUP([.K$1];[$'weapon parameters'.$A:.$M];[.$B$8]+0;0)+VLOOKUP([.K$1];[$'weapon parameters'.$A:.$M];[.$B$8]+3;0)*[.$A19]+VLOOKUP([.$A$7];[$'weapon parameters'.$A$17:.$M$20];11;0)*[.K$6]*[.$A19]" office:value-type="float" office:value="68.6619833843553" calcext:value-type="float">
            <text:p>69</text:p>
          </table:table-cell>
          <table:table-cell table:style-name="ce18" table:formula="of:=VLOOKUP([.L$1];[$'weapon parameters'.$A:.$M];[.$B$8]+0;0)+VLOOKUP([.L$1];[$'weapon parameters'.$A:.$M];[.$B$8]+3;0)*[.$A19]+VLOOKUP([.$A$7];[$'weapon parameters'.$A$17:.$M$20];11;0)*[.L$6]*[.$A19]" office:value-type="float" office:value="65.0689553800892" calcext:value-type="float">
            <text:p>65</text:p>
          </table:table-cell>
          <table:table-cell table:style-name="ce18" table:formula="of:=VLOOKUP([.M$1];[$'weapon parameters'.$A:.$M];[.$B$8]+0;0)+VLOOKUP([.M$1];[$'weapon parameters'.$A:.$M];[.$B$8]+3;0)*[.$A19]+VLOOKUP([.$A$7];[$'weapon parameters'.$A$17:.$M$20];11;0)*[.M$6]*[.$A19]" office:value-type="float" office:value="59.2784864466611" calcext:value-type="float">
            <text:p>59</text:p>
          </table:table-cell>
          <table:table-cell table:style-name="ce18" table:formula="of:=VLOOKUP([.N$1];[$'weapon parameters'.$A:.$M];[.$B$8]+0;0)+VLOOKUP([.N$1];[$'weapon parameters'.$A:.$M];[.$B$8]+3;0)*[.$A19]+VLOOKUP([.$A$7];[$'weapon parameters'.$A$17:.$M$20];11;0)*[.N$6]*[.$A19]" office:value-type="float" office:value="62.681173216632" calcext:value-type="float">
            <text:p>63</text:p>
          </table:table-cell>
          <table:table-cell table:style-name="ce18" table:formula="of:=VLOOKUP([.O$1];[$'weapon parameters'.$A:.$M];[.$B$8]+0;0)+VLOOKUP([.O$1];[$'weapon parameters'.$A:.$M];[.$B$8]+3;0)*[.$A19]+VLOOKUP([.$A$7];[$'weapon parameters'.$A$17:.$M$20];11;0)*[.O$6]*[.$A19]" office:value-type="float" office:value="63.972691497068" calcext:value-type="float">
            <text:p>64</text:p>
          </table:table-cell>
          <table:table-cell table:style-name="ce18" table:formula="of:=VLOOKUP([.P$1];[$'weapon parameters'.$A:.$M];[.$B$8]+0;0)+VLOOKUP([.P$1];[$'weapon parameters'.$A:.$M];[.$B$8]+3;0)*[.$A19]+VLOOKUP([.$A$7];[$'weapon parameters'.$A$17:.$M$20];11;0)*[.P$6]*[.$A19]" office:value-type="float" office:value="57.8206310413902" calcext:value-type="float">
            <text:p>58</text:p>
          </table:table-cell>
          <table:table-cell table:style-name="ce18" table:formula="of:=VLOOKUP([.Q$1];[$'weapon parameters'.$A:.$M];[.$B$8]+0;0)+VLOOKUP([.Q$1];[$'weapon parameters'.$A:.$M];[.$B$8]+3;0)*[.$A19]+VLOOKUP([.$A$7];[$'weapon parameters'.$A$17:.$M$20];11;0)*[.Q$6]*[.$A19]" office:value-type="float" office:value="56.8968011010254" calcext:value-type="float">
            <text:p>5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1</text:p>
          </table:table-cell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table:formula="of:=VLOOKUP([.B$1];[$'weapon parameters'.$A:.$M];[.$B$8]+6;0)+VLOOKUP([.B$1];[$'weapon parameters'.$A:.$M];[.$B$8]+9;0)*[.B$4]*[.$A21]" office:value-type="float" office:value="9.88448729129981" calcext:value-type="float">
            <text:p>10</text:p>
          </table:table-cell>
          <table:table-cell table:style-name="ce18" table:formula="of:=VLOOKUP([.C$1];[$'weapon parameters'.$A:.$M];[.$B$8]+6;0)+VLOOKUP([.C$1];[$'weapon parameters'.$A:.$M];[.$B$8]+9;0)*[.C$4]*[.$A21]" office:value-type="float" office:value="14.8987873687132" calcext:value-type="float">
            <text:p>15</text:p>
          </table:table-cell>
          <table:table-cell table:style-name="ce18" table:formula="of:=VLOOKUP([.D$1];[$'weapon parameters'.$A:.$M];[.$B$8]+6;0)+VLOOKUP([.D$1];[$'weapon parameters'.$A:.$M];[.$B$8]+9;0)*[.D$4]*[.$A21]" office:value-type="float" office:value="9.44996263691312" calcext:value-type="float">
            <text:p>9</text:p>
          </table:table-cell>
          <table:table-cell table:style-name="ce18" table:formula="of:=VLOOKUP([.E$1];[$'weapon parameters'.$A:.$M];[.$B$8]+6;0)+VLOOKUP([.E$1];[$'weapon parameters'.$A:.$M];[.$B$8]+9;0)*[.E$4]*[.$A21]" office:value-type="float" office:value="15.2426528453924" calcext:value-type="float">
            <text:p>15</text:p>
          </table:table-cell>
          <table:table-cell table:style-name="ce18" table:formula="of:=VLOOKUP([.F$1];[$'weapon parameters'.$A:.$M];[.$B$8]+6;0)+VLOOKUP([.F$1];[$'weapon parameters'.$A:.$M];[.$B$8]+9;0)*[.F$4]*[.$A21]" office:value-type="float" office:value="17.6369994196152" calcext:value-type="float">
            <text:p>18</text:p>
          </table:table-cell>
          <table:table-cell table:style-name="ce18" table:formula="of:=VLOOKUP([.G$1];[$'weapon parameters'.$A:.$M];[.$B$8]+6;0)+VLOOKUP([.G$1];[$'weapon parameters'.$A:.$M];[.$B$8]+9;0)*[.G$4]*[.$A21]" office:value-type="float" office:value="14.498886010275" calcext:value-type="float">
            <text:p>14</text:p>
          </table:table-cell>
          <table:table-cell table:style-name="ce18" table:formula="of:=VLOOKUP([.H$1];[$'weapon parameters'.$A:.$M];[.$B$8]+6;0)+VLOOKUP([.H$1];[$'weapon parameters'.$A:.$M];[.$B$8]+9;0)*[.H$4]*[.$A21]" office:value-type="float" office:value="11.7388661243525" calcext:value-type="float">
            <text:p>12</text:p>
          </table:table-cell>
          <table:table-cell table:style-name="ce18" table:formula="of:=VLOOKUP([.I$1];[$'weapon parameters'.$A:.$M];[.$B$8]+6;0)+VLOOKUP([.I$1];[$'weapon parameters'.$A:.$M];[.$B$8]+9;0)*[.I$4]*[.$A21]" office:value-type="float" office:value="13.5481771256321" calcext:value-type="float">
            <text:p>14</text:p>
          </table:table-cell>
          <table:table-cell table:style-name="ce18" table:formula="of:=VLOOKUP([.J$1];[$'weapon parameters'.$A:.$M];[.$B$8]+6;0)+VLOOKUP([.J$1];[$'weapon parameters'.$A:.$M];[.$B$8]+9;0)*[.J$4]*[.$A21]" office:value-type="float" office:value="19.2920805500293" calcext:value-type="float">
            <text:p>19</text:p>
          </table:table-cell>
          <table:table-cell table:style-name="ce18" table:formula="of:=VLOOKUP([.K$1];[$'weapon parameters'.$A:.$M];[.$B$8]+6;0)+VLOOKUP([.K$1];[$'weapon parameters'.$A:.$M];[.$B$8]+9;0)*[.K$4]*[.$A21]" office:value-type="float" office:value="10.5100019559834" calcext:value-type="float">
            <text:p>11</text:p>
          </table:table-cell>
          <table:table-cell table:style-name="ce18" table:formula="of:=VLOOKUP([.L$1];[$'weapon parameters'.$A:.$M];[.$B$8]+6;0)+VLOOKUP([.L$1];[$'weapon parameters'.$A:.$M];[.$B$8]+9;0)*[.L$4]*[.$A21]" office:value-type="float" office:value="15.9607944417093" calcext:value-type="float">
            <text:p>16</text:p>
          </table:table-cell>
          <table:table-cell table:style-name="ce18" table:formula="of:=VLOOKUP([.M$1];[$'weapon parameters'.$A:.$M];[.$B$8]+6;0)+VLOOKUP([.M$1];[$'weapon parameters'.$A:.$M];[.$B$8]+9;0)*[.M$4]*[.$A21]" office:value-type="float" office:value="14.9270528350792" calcext:value-type="float">
            <text:p>15</text:p>
          </table:table-cell>
          <table:table-cell table:style-name="ce18" table:formula="of:=VLOOKUP([.N$1];[$'weapon parameters'.$A:.$M];[.$B$8]+6;0)+VLOOKUP([.N$1];[$'weapon parameters'.$A:.$M];[.$B$8]+9;0)*[.N$4]*[.$A21]" office:value-type="float" office:value="16.976500456756" calcext:value-type="float">
            <text:p>17</text:p>
          </table:table-cell>
          <table:table-cell table:style-name="ce18" table:formula="of:=VLOOKUP([.O$1];[$'weapon parameters'.$A:.$M];[.$B$8]+6;0)+VLOOKUP([.O$1];[$'weapon parameters'.$A:.$M];[.$B$8]+9;0)*[.O$4]*[.$A21]" office:value-type="float" office:value="14.1814434439445" calcext:value-type="float">
            <text:p>14</text:p>
          </table:table-cell>
          <table:table-cell table:style-name="ce18" table:formula="of:=VLOOKUP([.P$1];[$'weapon parameters'.$A:.$M];[.$B$8]+6;0)+VLOOKUP([.P$1];[$'weapon parameters'.$A:.$M];[.$B$8]+9;0)*[.P$4]*[.$A21]" office:value-type="float" office:value="9.3157927577443" calcext:value-type="float">
            <text:p>9</text:p>
          </table:table-cell>
          <table:table-cell table:style-name="ce18" table:formula="of:=VLOOKUP([.Q$1];[$'weapon parameters'.$A:.$M];[.$B$8]+6;0)+VLOOKUP([.Q$1];[$'weapon parameters'.$A:.$M];[.$B$8]+9;0)*[.Q$4]*[.$A21]" office:value-type="float" office:value="9.20737411067191" calcext:value-type="float">
            <text:p>9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VLOOKUP([.B$1];[$'weapon parameters'.$A:.$M];[.$B$8]+6;0)+VLOOKUP([.B$1];[$'weapon parameters'.$A:.$M];[.$B$8]+9;0)*[.B$4]*[.$A22]" office:value-type="float" office:value="12.7689745825996" calcext:value-type="float">
            <text:p>13</text:p>
          </table:table-cell>
          <table:table-cell table:style-name="ce18" table:formula="of:=VLOOKUP([.C$1];[$'weapon parameters'.$A:.$M];[.$B$8]+6;0)+VLOOKUP([.C$1];[$'weapon parameters'.$A:.$M];[.$B$8]+9;0)*[.C$4]*[.$A22]" office:value-type="float" office:value="17.7975747374264" calcext:value-type="float">
            <text:p>18</text:p>
          </table:table-cell>
          <table:table-cell table:style-name="ce18" table:formula="of:=VLOOKUP([.D$1];[$'weapon parameters'.$A:.$M];[.$B$8]+6;0)+VLOOKUP([.D$1];[$'weapon parameters'.$A:.$M];[.$B$8]+9;0)*[.D$4]*[.$A22]" office:value-type="float" office:value="11.8999252738262" calcext:value-type="float">
            <text:p>12</text:p>
          </table:table-cell>
          <table:table-cell table:style-name="ce18" table:formula="of:=VLOOKUP([.E$1];[$'weapon parameters'.$A:.$M];[.$B$8]+6;0)+VLOOKUP([.E$1];[$'weapon parameters'.$A:.$M];[.$B$8]+9;0)*[.E$4]*[.$A22]" office:value-type="float" office:value="19.4853056907847" calcext:value-type="float">
            <text:p>19</text:p>
          </table:table-cell>
          <table:table-cell table:style-name="ce18" table:formula="of:=VLOOKUP([.F$1];[$'weapon parameters'.$A:.$M];[.$B$8]+6;0)+VLOOKUP([.F$1];[$'weapon parameters'.$A:.$M];[.$B$8]+9;0)*[.F$4]*[.$A22]" office:value-type="float" office:value="25.2739988392304" calcext:value-type="float">
            <text:p>25</text:p>
          </table:table-cell>
          <table:table-cell table:style-name="ce18" table:formula="of:=VLOOKUP([.G$1];[$'weapon parameters'.$A:.$M];[.$B$8]+6;0)+VLOOKUP([.G$1];[$'weapon parameters'.$A:.$M];[.$B$8]+9;0)*[.G$4]*[.$A22]" office:value-type="float" office:value="17.9977720205501" calcext:value-type="float">
            <text:p>18</text:p>
          </table:table-cell>
          <table:table-cell table:style-name="ce18" table:formula="of:=VLOOKUP([.H$1];[$'weapon parameters'.$A:.$M];[.$B$8]+6;0)+VLOOKUP([.H$1];[$'weapon parameters'.$A:.$M];[.$B$8]+9;0)*[.H$4]*[.$A22]" office:value-type="float" office:value="15.477732248705" calcext:value-type="float">
            <text:p>15</text:p>
          </table:table-cell>
          <table:table-cell table:style-name="ce18" table:formula="of:=VLOOKUP([.I$1];[$'weapon parameters'.$A:.$M];[.$B$8]+6;0)+VLOOKUP([.I$1];[$'weapon parameters'.$A:.$M];[.$B$8]+9;0)*[.I$4]*[.$A22]" office:value-type="float" office:value="18.0963542512643" calcext:value-type="float">
            <text:p>18</text:p>
          </table:table-cell>
          <table:table-cell table:style-name="ce18" table:formula="of:=VLOOKUP([.J$1];[$'weapon parameters'.$A:.$M];[.$B$8]+6;0)+VLOOKUP([.J$1];[$'weapon parameters'.$A:.$M];[.$B$8]+9;0)*[.J$4]*[.$A22]" office:value-type="float" office:value="25.5841611000586" calcext:value-type="float">
            <text:p>26</text:p>
          </table:table-cell>
          <table:table-cell table:style-name="ce18" table:formula="of:=VLOOKUP([.K$1];[$'weapon parameters'.$A:.$M];[.$B$8]+6;0)+VLOOKUP([.K$1];[$'weapon parameters'.$A:.$M];[.$B$8]+9;0)*[.K$4]*[.$A22]" office:value-type="float" office:value="14.0200039119668" calcext:value-type="float">
            <text:p>14</text:p>
          </table:table-cell>
          <table:table-cell table:style-name="ce18" table:formula="of:=VLOOKUP([.L$1];[$'weapon parameters'.$A:.$M];[.$B$8]+6;0)+VLOOKUP([.L$1];[$'weapon parameters'.$A:.$M];[.$B$8]+9;0)*[.L$4]*[.$A22]" office:value-type="float" office:value="19.9215888834186" calcext:value-type="float">
            <text:p>20</text:p>
          </table:table-cell>
          <table:table-cell table:style-name="ce18" table:formula="of:=VLOOKUP([.M$1];[$'weapon parameters'.$A:.$M];[.$B$8]+6;0)+VLOOKUP([.M$1];[$'weapon parameters'.$A:.$M];[.$B$8]+9;0)*[.M$4]*[.$A22]" office:value-type="float" office:value="18.8541056701585" calcext:value-type="float">
            <text:p>19</text:p>
          </table:table-cell>
          <table:table-cell table:style-name="ce18" table:formula="of:=VLOOKUP([.N$1];[$'weapon parameters'.$A:.$M];[.$B$8]+6;0)+VLOOKUP([.N$1];[$'weapon parameters'.$A:.$M];[.$B$8]+9;0)*[.N$4]*[.$A22]" office:value-type="float" office:value="23.9530009135119" calcext:value-type="float">
            <text:p>24</text:p>
          </table:table-cell>
          <table:table-cell table:style-name="ce18" table:formula="of:=VLOOKUP([.O$1];[$'weapon parameters'.$A:.$M];[.$B$8]+6;0)+VLOOKUP([.O$1];[$'weapon parameters'.$A:.$M];[.$B$8]+9;0)*[.O$4]*[.$A22]" office:value-type="float" office:value="17.3628868878889" calcext:value-type="float">
            <text:p>17</text:p>
          </table:table-cell>
          <table:table-cell table:style-name="ce18" table:formula="of:=VLOOKUP([.P$1];[$'weapon parameters'.$A:.$M];[.$B$8]+6;0)+VLOOKUP([.P$1];[$'weapon parameters'.$A:.$M];[.$B$8]+9;0)*[.P$4]*[.$A22]" office:value-type="float" office:value="18.6315855154886" calcext:value-type="float">
            <text:p>19</text:p>
          </table:table-cell>
          <table:table-cell table:style-name="ce18" table:formula="of:=VLOOKUP([.Q$1];[$'weapon parameters'.$A:.$M];[.$B$8]+6;0)+VLOOKUP([.Q$1];[$'weapon parameters'.$A:.$M];[.$B$8]+9;0)*[.Q$4]*[.$A22]" office:value-type="float" office:value="11.4147482213438" calcext:value-type="float">
            <text:p>11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formula="of:=VLOOKUP([.B$1];[$'weapon parameters'.$A:.$M];[.$B$8]+6;0)+VLOOKUP([.B$1];[$'weapon parameters'.$A:.$M];[.$B$8]+9;0)*[.B$4]*[.$A23]" office:value-type="float" office:value="15.6534618738994" calcext:value-type="float">
            <text:p>16</text:p>
          </table:table-cell>
          <table:table-cell table:style-name="ce18" table:formula="of:=VLOOKUP([.C$1];[$'weapon parameters'.$A:.$M];[.$B$8]+6;0)+VLOOKUP([.C$1];[$'weapon parameters'.$A:.$M];[.$B$8]+9;0)*[.C$4]*[.$A23]" office:value-type="float" office:value="20.6963621061397" calcext:value-type="float">
            <text:p>21</text:p>
          </table:table-cell>
          <table:table-cell table:style-name="ce18" table:formula="of:=VLOOKUP([.D$1];[$'weapon parameters'.$A:.$M];[.$B$8]+6;0)+VLOOKUP([.D$1];[$'weapon parameters'.$A:.$M];[.$B$8]+9;0)*[.D$4]*[.$A23]" office:value-type="float" office:value="14.3498879107394" calcext:value-type="float">
            <text:p>14</text:p>
          </table:table-cell>
          <table:table-cell table:style-name="ce18" table:formula="of:=VLOOKUP([.E$1];[$'weapon parameters'.$A:.$M];[.$B$8]+6;0)+VLOOKUP([.E$1];[$'weapon parameters'.$A:.$M];[.$B$8]+9;0)*[.E$4]*[.$A23]" office:value-type="float" office:value="23.7279585361771" calcext:value-type="float">
            <text:p>24</text:p>
          </table:table-cell>
          <table:table-cell table:style-name="ce18" table:formula="of:=VLOOKUP([.F$1];[$'weapon parameters'.$A:.$M];[.$B$8]+6;0)+VLOOKUP([.F$1];[$'weapon parameters'.$A:.$M];[.$B$8]+9;0)*[.F$4]*[.$A23]" office:value-type="float" office:value="32.9109982588455" calcext:value-type="float">
            <text:p>33</text:p>
          </table:table-cell>
          <table:table-cell table:style-name="ce18" table:formula="of:=VLOOKUP([.G$1];[$'weapon parameters'.$A:.$M];[.$B$8]+6;0)+VLOOKUP([.G$1];[$'weapon parameters'.$A:.$M];[.$B$8]+9;0)*[.G$4]*[.$A23]" office:value-type="float" office:value="21.4966580308251" calcext:value-type="float">
            <text:p>21</text:p>
          </table:table-cell>
          <table:table-cell table:style-name="ce18" table:formula="of:=VLOOKUP([.H$1];[$'weapon parameters'.$A:.$M];[.$B$8]+6;0)+VLOOKUP([.H$1];[$'weapon parameters'.$A:.$M];[.$B$8]+9;0)*[.H$4]*[.$A23]" office:value-type="float" office:value="19.2165983730576" calcext:value-type="float">
            <text:p>19</text:p>
          </table:table-cell>
          <table:table-cell table:style-name="ce18" table:formula="of:=VLOOKUP([.I$1];[$'weapon parameters'.$A:.$M];[.$B$8]+6;0)+VLOOKUP([.I$1];[$'weapon parameters'.$A:.$M];[.$B$8]+9;0)*[.I$4]*[.$A23]" office:value-type="float" office:value="22.6445313768964" calcext:value-type="float">
            <text:p>23</text:p>
          </table:table-cell>
          <table:table-cell table:style-name="ce18" table:formula="of:=VLOOKUP([.J$1];[$'weapon parameters'.$A:.$M];[.$B$8]+6;0)+VLOOKUP([.J$1];[$'weapon parameters'.$A:.$M];[.$B$8]+9;0)*[.J$4]*[.$A23]" office:value-type="float" office:value="31.8762416500879" calcext:value-type="float">
            <text:p>32</text:p>
          </table:table-cell>
          <table:table-cell table:style-name="ce18" table:formula="of:=VLOOKUP([.K$1];[$'weapon parameters'.$A:.$M];[.$B$8]+6;0)+VLOOKUP([.K$1];[$'weapon parameters'.$A:.$M];[.$B$8]+9;0)*[.K$4]*[.$A23]" office:value-type="float" office:value="17.5300058679502" calcext:value-type="float">
            <text:p>18</text:p>
          </table:table-cell>
          <table:table-cell table:style-name="ce18" table:formula="of:=VLOOKUP([.L$1];[$'weapon parameters'.$A:.$M];[.$B$8]+6;0)+VLOOKUP([.L$1];[$'weapon parameters'.$A:.$M];[.$B$8]+9;0)*[.L$4]*[.$A23]" office:value-type="float" office:value="23.8823833251279" calcext:value-type="float">
            <text:p>24</text:p>
          </table:table-cell>
          <table:table-cell table:style-name="ce18" table:formula="of:=VLOOKUP([.M$1];[$'weapon parameters'.$A:.$M];[.$B$8]+6;0)+VLOOKUP([.M$1];[$'weapon parameters'.$A:.$M];[.$B$8]+9;0)*[.M$4]*[.$A23]" office:value-type="float" office:value="22.7811585052377" calcext:value-type="float">
            <text:p>23</text:p>
          </table:table-cell>
          <table:table-cell table:style-name="ce18" table:formula="of:=VLOOKUP([.N$1];[$'weapon parameters'.$A:.$M];[.$B$8]+6;0)+VLOOKUP([.N$1];[$'weapon parameters'.$A:.$M];[.$B$8]+9;0)*[.N$4]*[.$A23]" office:value-type="float" office:value="30.9295013702679" calcext:value-type="float">
            <text:p>31</text:p>
          </table:table-cell>
          <table:table-cell table:style-name="ce18" table:formula="of:=VLOOKUP([.O$1];[$'weapon parameters'.$A:.$M];[.$B$8]+6;0)+VLOOKUP([.O$1];[$'weapon parameters'.$A:.$M];[.$B$8]+9;0)*[.O$4]*[.$A23]" office:value-type="float" office:value="20.5443303318334" calcext:value-type="float">
            <text:p>21</text:p>
          </table:table-cell>
          <table:table-cell table:style-name="ce18" table:formula="of:=VLOOKUP([.P$1];[$'weapon parameters'.$A:.$M];[.$B$8]+6;0)+VLOOKUP([.P$1];[$'weapon parameters'.$A:.$M];[.$B$8]+9;0)*[.P$4]*[.$A23]" office:value-type="float" office:value="27.9473782732329" calcext:value-type="float">
            <text:p>28</text:p>
          </table:table-cell>
          <table:table-cell table:style-name="ce18" table:formula="of:=VLOOKUP([.Q$1];[$'weapon parameters'.$A:.$M];[.$B$8]+6;0)+VLOOKUP([.Q$1];[$'weapon parameters'.$A:.$M];[.$B$8]+9;0)*[.Q$4]*[.$A23]" office:value-type="float" office:value="13.6221223320157" calcext:value-type="float">
            <text:p>14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formula="of:=VLOOKUP([.B$1];[$'weapon parameters'.$A:.$M];[.$B$8]+6;0)+VLOOKUP([.B$1];[$'weapon parameters'.$A:.$M];[.$B$8]+9;0)*[.B$4]*[.$A24]" office:value-type="float" office:value="18.5379491651992" calcext:value-type="float">
            <text:p>19</text:p>
          </table:table-cell>
          <table:table-cell table:style-name="ce18" table:formula="of:=VLOOKUP([.C$1];[$'weapon parameters'.$A:.$M];[.$B$8]+6;0)+VLOOKUP([.C$1];[$'weapon parameters'.$A:.$M];[.$B$8]+9;0)*[.C$4]*[.$A24]" office:value-type="float" office:value="23.5951494748529" calcext:value-type="float">
            <text:p>24</text:p>
          </table:table-cell>
          <table:table-cell table:style-name="ce18" table:formula="of:=VLOOKUP([.D$1];[$'weapon parameters'.$A:.$M];[.$B$8]+6;0)+VLOOKUP([.D$1];[$'weapon parameters'.$A:.$M];[.$B$8]+9;0)*[.D$4]*[.$A24]" office:value-type="float" office:value="16.7998505476525" calcext:value-type="float">
            <text:p>17</text:p>
          </table:table-cell>
          <table:table-cell table:style-name="ce18" table:formula="of:=VLOOKUP([.E$1];[$'weapon parameters'.$A:.$M];[.$B$8]+6;0)+VLOOKUP([.E$1];[$'weapon parameters'.$A:.$M];[.$B$8]+9;0)*[.E$4]*[.$A24]" office:value-type="float" office:value="27.9706113815695" calcext:value-type="float">
            <text:p>28</text:p>
          </table:table-cell>
          <table:table-cell table:style-name="ce18" table:formula="of:=VLOOKUP([.F$1];[$'weapon parameters'.$A:.$M];[.$B$8]+6;0)+VLOOKUP([.F$1];[$'weapon parameters'.$A:.$M];[.$B$8]+9;0)*[.F$4]*[.$A24]" office:value-type="float" office:value="40.5479976784607" calcext:value-type="float">
            <text:p>41</text:p>
          </table:table-cell>
          <table:table-cell table:style-name="ce18" table:formula="of:=VLOOKUP([.G$1];[$'weapon parameters'.$A:.$M];[.$B$8]+6;0)+VLOOKUP([.G$1];[$'weapon parameters'.$A:.$M];[.$B$8]+9;0)*[.G$4]*[.$A24]" office:value-type="float" office:value="24.9955440411001" calcext:value-type="float">
            <text:p>25</text:p>
          </table:table-cell>
          <table:table-cell table:style-name="ce18" table:formula="of:=VLOOKUP([.H$1];[$'weapon parameters'.$A:.$M];[.$B$8]+6;0)+VLOOKUP([.H$1];[$'weapon parameters'.$A:.$M];[.$B$8]+9;0)*[.H$4]*[.$A24]" office:value-type="float" office:value="22.9554644974101" calcext:value-type="float">
            <text:p>23</text:p>
          </table:table-cell>
          <table:table-cell table:style-name="ce18" table:formula="of:=VLOOKUP([.I$1];[$'weapon parameters'.$A:.$M];[.$B$8]+6;0)+VLOOKUP([.I$1];[$'weapon parameters'.$A:.$M];[.$B$8]+9;0)*[.I$4]*[.$A24]" office:value-type="float" office:value="27.1927085025285" calcext:value-type="float">
            <text:p>27</text:p>
          </table:table-cell>
          <table:table-cell table:style-name="ce18" table:formula="of:=VLOOKUP([.J$1];[$'weapon parameters'.$A:.$M];[.$B$8]+6;0)+VLOOKUP([.J$1];[$'weapon parameters'.$A:.$M];[.$B$8]+9;0)*[.J$4]*[.$A24]" office:value-type="float" office:value="38.1683222001172" calcext:value-type="float">
            <text:p>38</text:p>
          </table:table-cell>
          <table:table-cell table:style-name="ce18" table:formula="of:=VLOOKUP([.K$1];[$'weapon parameters'.$A:.$M];[.$B$8]+6;0)+VLOOKUP([.K$1];[$'weapon parameters'.$A:.$M];[.$B$8]+9;0)*[.K$4]*[.$A24]" office:value-type="float" office:value="21.0400078239336" calcext:value-type="float">
            <text:p>21</text:p>
          </table:table-cell>
          <table:table-cell table:style-name="ce18" table:formula="of:=VLOOKUP([.L$1];[$'weapon parameters'.$A:.$M];[.$B$8]+6;0)+VLOOKUP([.L$1];[$'weapon parameters'.$A:.$M];[.$B$8]+9;0)*[.L$4]*[.$A24]" office:value-type="float" office:value="27.8431777668372" calcext:value-type="float">
            <text:p>28</text:p>
          </table:table-cell>
          <table:table-cell table:style-name="ce18" table:formula="of:=VLOOKUP([.M$1];[$'weapon parameters'.$A:.$M];[.$B$8]+6;0)+VLOOKUP([.M$1];[$'weapon parameters'.$A:.$M];[.$B$8]+9;0)*[.M$4]*[.$A24]" office:value-type="float" office:value="26.7082113403169" calcext:value-type="float">
            <text:p>27</text:p>
          </table:table-cell>
          <table:table-cell table:style-name="ce18" table:formula="of:=VLOOKUP([.N$1];[$'weapon parameters'.$A:.$M];[.$B$8]+6;0)+VLOOKUP([.N$1];[$'weapon parameters'.$A:.$M];[.$B$8]+9;0)*[.N$4]*[.$A24]" office:value-type="float" office:value="37.9060018270239" calcext:value-type="float">
            <text:p>38</text:p>
          </table:table-cell>
          <table:table-cell table:style-name="ce18" table:formula="of:=VLOOKUP([.O$1];[$'weapon parameters'.$A:.$M];[.$B$8]+6;0)+VLOOKUP([.O$1];[$'weapon parameters'.$A:.$M];[.$B$8]+9;0)*[.O$4]*[.$A24]" office:value-type="float" office:value="23.7257737757779" calcext:value-type="float">
            <text:p>24</text:p>
          </table:table-cell>
          <table:table-cell table:style-name="ce18" table:formula="of:=VLOOKUP([.P$1];[$'weapon parameters'.$A:.$M];[.$B$8]+6;0)+VLOOKUP([.P$1];[$'weapon parameters'.$A:.$M];[.$B$8]+9;0)*[.P$4]*[.$A24]" office:value-type="float" office:value="37.2631710309772" calcext:value-type="float">
            <text:p>37</text:p>
          </table:table-cell>
          <table:table-cell table:style-name="ce18" table:formula="of:=VLOOKUP([.Q$1];[$'weapon parameters'.$A:.$M];[.$B$8]+6;0)+VLOOKUP([.Q$1];[$'weapon parameters'.$A:.$M];[.$B$8]+9;0)*[.Q$4]*[.$A24]" office:value-type="float" office:value="15.8294964426877" calcext:value-type="float">
            <text:p>16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table:formula="of:=VLOOKUP([.B$1];[$'weapon parameters'.$A:.$M];[.$B$8]+6;0)+VLOOKUP([.B$1];[$'weapon parameters'.$A:.$M];[.$B$8]+9;0)*[.B$4]*[.$A25]" office:value-type="float" office:value="21.422436456499" calcext:value-type="float">
            <text:p>21</text:p>
          </table:table-cell>
          <table:table-cell table:style-name="ce18" table:formula="of:=VLOOKUP([.C$1];[$'weapon parameters'.$A:.$M];[.$B$8]+6;0)+VLOOKUP([.C$1];[$'weapon parameters'.$A:.$M];[.$B$8]+9;0)*[.C$4]*[.$A25]" office:value-type="float" office:value="26.4939368435661" calcext:value-type="float">
            <text:p>26</text:p>
          </table:table-cell>
          <table:table-cell table:style-name="ce18" table:formula="of:=VLOOKUP([.D$1];[$'weapon parameters'.$A:.$M];[.$B$8]+6;0)+VLOOKUP([.D$1];[$'weapon parameters'.$A:.$M];[.$B$8]+9;0)*[.D$4]*[.$A25]" office:value-type="float" office:value="19.2498131845656" calcext:value-type="float">
            <text:p>19</text:p>
          </table:table-cell>
          <table:table-cell table:style-name="ce18" table:formula="of:=VLOOKUP([.E$1];[$'weapon parameters'.$A:.$M];[.$B$8]+6;0)+VLOOKUP([.E$1];[$'weapon parameters'.$A:.$M];[.$B$8]+9;0)*[.E$4]*[.$A25]" office:value-type="float" office:value="32.2132642269618" calcext:value-type="float">
            <text:p>32</text:p>
          </table:table-cell>
          <table:table-cell table:style-name="ce18" table:formula="of:=VLOOKUP([.F$1];[$'weapon parameters'.$A:.$M];[.$B$8]+6;0)+VLOOKUP([.F$1];[$'weapon parameters'.$A:.$M];[.$B$8]+9;0)*[.F$4]*[.$A25]" office:value-type="float" office:value="48.1849970980759" calcext:value-type="float">
            <text:p>48</text:p>
          </table:table-cell>
          <table:table-cell table:style-name="ce18" table:formula="of:=VLOOKUP([.G$1];[$'weapon parameters'.$A:.$M];[.$B$8]+6;0)+VLOOKUP([.G$1];[$'weapon parameters'.$A:.$M];[.$B$8]+9;0)*[.G$4]*[.$A25]" office:value-type="float" office:value="28.4944300513752" calcext:value-type="float">
            <text:p>28</text:p>
          </table:table-cell>
          <table:table-cell table:style-name="ce18" table:formula="of:=VLOOKUP([.H$1];[$'weapon parameters'.$A:.$M];[.$B$8]+6;0)+VLOOKUP([.H$1];[$'weapon parameters'.$A:.$M];[.$B$8]+9;0)*[.H$4]*[.$A25]" office:value-type="float" office:value="26.6943306217626" calcext:value-type="float">
            <text:p>27</text:p>
          </table:table-cell>
          <table:table-cell table:style-name="ce18" table:formula="of:=VLOOKUP([.I$1];[$'weapon parameters'.$A:.$M];[.$B$8]+6;0)+VLOOKUP([.I$1];[$'weapon parameters'.$A:.$M];[.$B$8]+9;0)*[.I$4]*[.$A25]" office:value-type="float" office:value="31.7408856281606" calcext:value-type="float">
            <text:p>32</text:p>
          </table:table-cell>
          <table:table-cell table:style-name="ce18" table:formula="of:=VLOOKUP([.J$1];[$'weapon parameters'.$A:.$M];[.$B$8]+6;0)+VLOOKUP([.J$1];[$'weapon parameters'.$A:.$M];[.$B$8]+9;0)*[.J$4]*[.$A25]" office:value-type="float" office:value="44.4604027501465" calcext:value-type="float">
            <text:p>44</text:p>
          </table:table-cell>
          <table:table-cell table:style-name="ce18" table:formula="of:=VLOOKUP([.K$1];[$'weapon parameters'.$A:.$M];[.$B$8]+6;0)+VLOOKUP([.K$1];[$'weapon parameters'.$A:.$M];[.$B$8]+9;0)*[.K$4]*[.$A25]" office:value-type="float" office:value="24.550009779917" calcext:value-type="float">
            <text:p>25</text:p>
          </table:table-cell>
          <table:table-cell table:style-name="ce18" table:formula="of:=VLOOKUP([.L$1];[$'weapon parameters'.$A:.$M];[.$B$8]+6;0)+VLOOKUP([.L$1];[$'weapon parameters'.$A:.$M];[.$B$8]+9;0)*[.L$4]*[.$A25]" office:value-type="float" office:value="31.8039722085465" calcext:value-type="float">
            <text:p>32</text:p>
          </table:table-cell>
          <table:table-cell table:style-name="ce18" table:formula="of:=VLOOKUP([.M$1];[$'weapon parameters'.$A:.$M];[.$B$8]+6;0)+VLOOKUP([.M$1];[$'weapon parameters'.$A:.$M];[.$B$8]+9;0)*[.M$4]*[.$A25]" office:value-type="float" office:value="30.6352641753962" calcext:value-type="float">
            <text:p>31</text:p>
          </table:table-cell>
          <table:table-cell table:style-name="ce18" table:formula="of:=VLOOKUP([.N$1];[$'weapon parameters'.$A:.$M];[.$B$8]+6;0)+VLOOKUP([.N$1];[$'weapon parameters'.$A:.$M];[.$B$8]+9;0)*[.N$4]*[.$A25]" office:value-type="float" office:value="44.8825022837798" calcext:value-type="float">
            <text:p>45</text:p>
          </table:table-cell>
          <table:table-cell table:style-name="ce18" table:formula="of:=VLOOKUP([.O$1];[$'weapon parameters'.$A:.$M];[.$B$8]+6;0)+VLOOKUP([.O$1];[$'weapon parameters'.$A:.$M];[.$B$8]+9;0)*[.O$4]*[.$A25]" office:value-type="float" office:value="26.9072172197223" calcext:value-type="float">
            <text:p>27</text:p>
          </table:table-cell>
          <table:table-cell table:style-name="ce18" table:formula="of:=VLOOKUP([.P$1];[$'weapon parameters'.$A:.$M];[.$B$8]+6;0)+VLOOKUP([.P$1];[$'weapon parameters'.$A:.$M];[.$B$8]+9;0)*[.P$4]*[.$A25]" office:value-type="float" office:value="46.5789637887215" calcext:value-type="float">
            <text:p>47</text:p>
          </table:table-cell>
          <table:table-cell table:style-name="ce18" table:formula="of:=VLOOKUP([.Q$1];[$'weapon parameters'.$A:.$M];[.$B$8]+6;0)+VLOOKUP([.Q$1];[$'weapon parameters'.$A:.$M];[.$B$8]+9;0)*[.Q$4]*[.$A25]" office:value-type="float" office:value="18.0368705533596" calcext:value-type="float">
            <text:p>18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table:formula="of:=VLOOKUP([.B$1];[$'weapon parameters'.$A:.$M];[.$B$8]+6;0)+VLOOKUP([.B$1];[$'weapon parameters'.$A:.$M];[.$B$8]+9;0)*[.B$4]*[.$A26]" office:value-type="float" office:value="24.3069237477988" calcext:value-type="float">
            <text:p>24</text:p>
          </table:table-cell>
          <table:table-cell table:style-name="ce18" table:formula="of:=VLOOKUP([.C$1];[$'weapon parameters'.$A:.$M];[.$B$8]+6;0)+VLOOKUP([.C$1];[$'weapon parameters'.$A:.$M];[.$B$8]+9;0)*[.C$4]*[.$A26]" office:value-type="float" office:value="29.3927242122793" calcext:value-type="float">
            <text:p>29</text:p>
          </table:table-cell>
          <table:table-cell table:style-name="ce18" table:formula="of:=VLOOKUP([.D$1];[$'weapon parameters'.$A:.$M];[.$B$8]+6;0)+VLOOKUP([.D$1];[$'weapon parameters'.$A:.$M];[.$B$8]+9;0)*[.D$4]*[.$A26]" office:value-type="float" office:value="21.6997758214787" calcext:value-type="float">
            <text:p>22</text:p>
          </table:table-cell>
          <table:table-cell table:style-name="ce18" table:formula="of:=VLOOKUP([.E$1];[$'weapon parameters'.$A:.$M];[.$B$8]+6;0)+VLOOKUP([.E$1];[$'weapon parameters'.$A:.$M];[.$B$8]+9;0)*[.E$4]*[.$A26]" office:value-type="float" office:value="36.4559170723542" calcext:value-type="float">
            <text:p>36</text:p>
          </table:table-cell>
          <table:table-cell table:style-name="ce18" table:formula="of:=VLOOKUP([.F$1];[$'weapon parameters'.$A:.$M];[.$B$8]+6;0)+VLOOKUP([.F$1];[$'weapon parameters'.$A:.$M];[.$B$8]+9;0)*[.F$4]*[.$A26]" office:value-type="float" office:value="55.8219965176911" calcext:value-type="float">
            <text:p>56</text:p>
          </table:table-cell>
          <table:table-cell table:style-name="ce18" table:formula="of:=VLOOKUP([.G$1];[$'weapon parameters'.$A:.$M];[.$B$8]+6;0)+VLOOKUP([.G$1];[$'weapon parameters'.$A:.$M];[.$B$8]+9;0)*[.G$4]*[.$A26]" office:value-type="float" office:value="31.9933160616502" calcext:value-type="float">
            <text:p>32</text:p>
          </table:table-cell>
          <table:table-cell table:style-name="ce18" table:formula="of:=VLOOKUP([.H$1];[$'weapon parameters'.$A:.$M];[.$B$8]+6;0)+VLOOKUP([.H$1];[$'weapon parameters'.$A:.$M];[.$B$8]+9;0)*[.H$4]*[.$A26]" office:value-type="float" office:value="30.4331967461151" calcext:value-type="float">
            <text:p>30</text:p>
          </table:table-cell>
          <table:table-cell table:style-name="ce18" table:formula="of:=VLOOKUP([.I$1];[$'weapon parameters'.$A:.$M];[.$B$8]+6;0)+VLOOKUP([.I$1];[$'weapon parameters'.$A:.$M];[.$B$8]+9;0)*[.I$4]*[.$A26]" office:value-type="float" office:value="36.2890627537928" calcext:value-type="float">
            <text:p>36</text:p>
          </table:table-cell>
          <table:table-cell table:style-name="ce18" table:formula="of:=VLOOKUP([.J$1];[$'weapon parameters'.$A:.$M];[.$B$8]+6;0)+VLOOKUP([.J$1];[$'weapon parameters'.$A:.$M];[.$B$8]+9;0)*[.J$4]*[.$A26]" office:value-type="float" office:value="50.7524833001758" calcext:value-type="float">
            <text:p>51</text:p>
          </table:table-cell>
          <table:table-cell table:style-name="ce18" table:formula="of:=VLOOKUP([.K$1];[$'weapon parameters'.$A:.$M];[.$B$8]+6;0)+VLOOKUP([.K$1];[$'weapon parameters'.$A:.$M];[.$B$8]+9;0)*[.K$4]*[.$A26]" office:value-type="float" office:value="28.0600117359005" calcext:value-type="float">
            <text:p>28</text:p>
          </table:table-cell>
          <table:table-cell table:style-name="ce18" table:formula="of:=VLOOKUP([.L$1];[$'weapon parameters'.$A:.$M];[.$B$8]+6;0)+VLOOKUP([.L$1];[$'weapon parameters'.$A:.$M];[.$B$8]+9;0)*[.L$4]*[.$A26]" office:value-type="float" office:value="35.7647666502558" calcext:value-type="float">
            <text:p>36</text:p>
          </table:table-cell>
          <table:table-cell table:style-name="ce18" table:formula="of:=VLOOKUP([.M$1];[$'weapon parameters'.$A:.$M];[.$B$8]+6;0)+VLOOKUP([.M$1];[$'weapon parameters'.$A:.$M];[.$B$8]+9;0)*[.M$4]*[.$A26]" office:value-type="float" office:value="34.5623170104754" calcext:value-type="float">
            <text:p>35</text:p>
          </table:table-cell>
          <table:table-cell table:style-name="ce18" table:formula="of:=VLOOKUP([.N$1];[$'weapon parameters'.$A:.$M];[.$B$8]+6;0)+VLOOKUP([.N$1];[$'weapon parameters'.$A:.$M];[.$B$8]+9;0)*[.N$4]*[.$A26]" office:value-type="float" office:value="51.8590027405358" calcext:value-type="float">
            <text:p>52</text:p>
          </table:table-cell>
          <table:table-cell table:style-name="ce18" table:formula="of:=VLOOKUP([.O$1];[$'weapon parameters'.$A:.$M];[.$B$8]+6;0)+VLOOKUP([.O$1];[$'weapon parameters'.$A:.$M];[.$B$8]+9;0)*[.O$4]*[.$A26]" office:value-type="float" office:value="30.0886606636668" calcext:value-type="float">
            <text:p>30</text:p>
          </table:table-cell>
          <table:table-cell table:style-name="ce18" table:formula="of:=VLOOKUP([.P$1];[$'weapon parameters'.$A:.$M];[.$B$8]+6;0)+VLOOKUP([.P$1];[$'weapon parameters'.$A:.$M];[.$B$8]+9;0)*[.P$4]*[.$A26]" office:value-type="float" office:value="55.8947565464658" calcext:value-type="float">
            <text:p>56</text:p>
          </table:table-cell>
          <table:table-cell table:style-name="ce18" table:formula="of:=VLOOKUP([.Q$1];[$'weapon parameters'.$A:.$M];[.$B$8]+6;0)+VLOOKUP([.Q$1];[$'weapon parameters'.$A:.$M];[.$B$8]+9;0)*[.Q$4]*[.$A26]" office:value-type="float" office:value="20.2442446640315" calcext:value-type="float">
            <text:p>20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table:formula="of:=VLOOKUP([.B$1];[$'weapon parameters'.$A:.$M];[.$B$8]+6;0)+VLOOKUP([.B$1];[$'weapon parameters'.$A:.$M];[.$B$8]+9;0)*[.B$4]*[.$A27]" office:value-type="float" office:value="27.1914110390986" calcext:value-type="float">
            <text:p>27</text:p>
          </table:table-cell>
          <table:table-cell table:style-name="ce18" table:formula="of:=VLOOKUP([.C$1];[$'weapon parameters'.$A:.$M];[.$B$8]+6;0)+VLOOKUP([.C$1];[$'weapon parameters'.$A:.$M];[.$B$8]+9;0)*[.C$4]*[.$A27]" office:value-type="float" office:value="32.2915115809925" calcext:value-type="float">
            <text:p>32</text:p>
          </table:table-cell>
          <table:table-cell table:style-name="ce18" table:formula="of:=VLOOKUP([.D$1];[$'weapon parameters'.$A:.$M];[.$B$8]+6;0)+VLOOKUP([.D$1];[$'weapon parameters'.$A:.$M];[.$B$8]+9;0)*[.D$4]*[.$A27]" office:value-type="float" office:value="24.1497384583919" calcext:value-type="float">
            <text:p>24</text:p>
          </table:table-cell>
          <table:table-cell table:style-name="ce18" table:formula="of:=VLOOKUP([.E$1];[$'weapon parameters'.$A:.$M];[.$B$8]+6;0)+VLOOKUP([.E$1];[$'weapon parameters'.$A:.$M];[.$B$8]+9;0)*[.E$4]*[.$A27]" office:value-type="float" office:value="40.6985699177465" calcext:value-type="float">
            <text:p>41</text:p>
          </table:table-cell>
          <table:table-cell table:style-name="ce18" table:formula="of:=VLOOKUP([.F$1];[$'weapon parameters'.$A:.$M];[.$B$8]+6;0)+VLOOKUP([.F$1];[$'weapon parameters'.$A:.$M];[.$B$8]+9;0)*[.F$4]*[.$A27]" office:value-type="float" office:value="63.4589959373063" calcext:value-type="float">
            <text:p>63</text:p>
          </table:table-cell>
          <table:table-cell table:style-name="ce18" table:formula="of:=VLOOKUP([.G$1];[$'weapon parameters'.$A:.$M];[.$B$8]+6;0)+VLOOKUP([.G$1];[$'weapon parameters'.$A:.$M];[.$B$8]+9;0)*[.G$4]*[.$A27]" office:value-type="float" office:value="35.4922020719252" calcext:value-type="float">
            <text:p>35</text:p>
          </table:table-cell>
          <table:table-cell table:style-name="ce18" table:formula="of:=VLOOKUP([.H$1];[$'weapon parameters'.$A:.$M];[.$B$8]+6;0)+VLOOKUP([.H$1];[$'weapon parameters'.$A:.$M];[.$B$8]+9;0)*[.H$4]*[.$A27]" office:value-type="float" office:value="34.1720628704677" calcext:value-type="float">
            <text:p>34</text:p>
          </table:table-cell>
          <table:table-cell table:style-name="ce18" table:formula="of:=VLOOKUP([.I$1];[$'weapon parameters'.$A:.$M];[.$B$8]+6;0)+VLOOKUP([.I$1];[$'weapon parameters'.$A:.$M];[.$B$8]+9;0)*[.I$4]*[.$A27]" office:value-type="float" office:value="40.8372398794249" calcext:value-type="float">
            <text:p>41</text:p>
          </table:table-cell>
          <table:table-cell table:style-name="ce18" table:formula="of:=VLOOKUP([.J$1];[$'weapon parameters'.$A:.$M];[.$B$8]+6;0)+VLOOKUP([.J$1];[$'weapon parameters'.$A:.$M];[.$B$8]+9;0)*[.J$4]*[.$A27]" office:value-type="float" office:value="57.0445638502051" calcext:value-type="float">
            <text:p>57</text:p>
          </table:table-cell>
          <table:table-cell table:style-name="ce18" table:formula="of:=VLOOKUP([.K$1];[$'weapon parameters'.$A:.$M];[.$B$8]+6;0)+VLOOKUP([.K$1];[$'weapon parameters'.$A:.$M];[.$B$8]+9;0)*[.K$4]*[.$A27]" office:value-type="float" office:value="31.5700136918839" calcext:value-type="float">
            <text:p>32</text:p>
          </table:table-cell>
          <table:table-cell table:style-name="ce18" table:formula="of:=VLOOKUP([.L$1];[$'weapon parameters'.$A:.$M];[.$B$8]+6;0)+VLOOKUP([.L$1];[$'weapon parameters'.$A:.$M];[.$B$8]+9;0)*[.L$4]*[.$A27]" office:value-type="float" office:value="39.7255610919651" calcext:value-type="float">
            <text:p>40</text:p>
          </table:table-cell>
          <table:table-cell table:style-name="ce18" table:formula="of:=VLOOKUP([.M$1];[$'weapon parameters'.$A:.$M];[.$B$8]+6;0)+VLOOKUP([.M$1];[$'weapon parameters'.$A:.$M];[.$B$8]+9;0)*[.M$4]*[.$A27]" office:value-type="float" office:value="38.4893698455546" calcext:value-type="float">
            <text:p>38</text:p>
          </table:table-cell>
          <table:table-cell table:style-name="ce18" table:formula="of:=VLOOKUP([.N$1];[$'weapon parameters'.$A:.$M];[.$B$8]+6;0)+VLOOKUP([.N$1];[$'weapon parameters'.$A:.$M];[.$B$8]+9;0)*[.N$4]*[.$A27]" office:value-type="float" office:value="58.8355031972917" calcext:value-type="float">
            <text:p>59</text:p>
          </table:table-cell>
          <table:table-cell table:style-name="ce18" table:formula="of:=VLOOKUP([.O$1];[$'weapon parameters'.$A:.$M];[.$B$8]+6;0)+VLOOKUP([.O$1];[$'weapon parameters'.$A:.$M];[.$B$8]+9;0)*[.O$4]*[.$A27]" office:value-type="float" office:value="33.2701041076112" calcext:value-type="float">
            <text:p>33</text:p>
          </table:table-cell>
          <table:table-cell table:style-name="ce18" table:formula="of:=VLOOKUP([.P$1];[$'weapon parameters'.$A:.$M];[.$B$8]+6;0)+VLOOKUP([.P$1];[$'weapon parameters'.$A:.$M];[.$B$8]+9;0)*[.P$4]*[.$A27]" office:value-type="float" office:value="65.2105493042101" calcext:value-type="float">
            <text:p>65</text:p>
          </table:table-cell>
          <table:table-cell table:style-name="ce18" table:formula="of:=VLOOKUP([.Q$1];[$'weapon parameters'.$A:.$M];[.$B$8]+6;0)+VLOOKUP([.Q$1];[$'weapon parameters'.$A:.$M];[.$B$8]+9;0)*[.Q$4]*[.$A27]" office:value-type="float" office:value="22.4516187747034" calcext:value-type="float">
            <text:p>22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table:formula="of:=VLOOKUP([.B$1];[$'weapon parameters'.$A:.$M];[.$B$8]+6;0)+VLOOKUP([.B$1];[$'weapon parameters'.$A:.$M];[.$B$8]+9;0)*[.B$4]*[.$A28]" office:value-type="float" office:value="30.0758983303984" calcext:value-type="float">
            <text:p>30</text:p>
          </table:table-cell>
          <table:table-cell table:style-name="ce18" table:formula="of:=VLOOKUP([.C$1];[$'weapon parameters'.$A:.$M];[.$B$8]+6;0)+VLOOKUP([.C$1];[$'weapon parameters'.$A:.$M];[.$B$8]+9;0)*[.C$4]*[.$A28]" office:value-type="float" office:value="35.1902989497058" calcext:value-type="float">
            <text:p>35</text:p>
          </table:table-cell>
          <table:table-cell table:style-name="ce18" table:formula="of:=VLOOKUP([.D$1];[$'weapon parameters'.$A:.$M];[.$B$8]+6;0)+VLOOKUP([.D$1];[$'weapon parameters'.$A:.$M];[.$B$8]+9;0)*[.D$4]*[.$A28]" office:value-type="float" office:value="26.599701095305" calcext:value-type="float">
            <text:p>27</text:p>
          </table:table-cell>
          <table:table-cell table:style-name="ce18" table:formula="of:=VLOOKUP([.E$1];[$'weapon parameters'.$A:.$M];[.$B$8]+6;0)+VLOOKUP([.E$1];[$'weapon parameters'.$A:.$M];[.$B$8]+9;0)*[.E$4]*[.$A28]" office:value-type="float" office:value="44.9412227631389" calcext:value-type="float">
            <text:p>45</text:p>
          </table:table-cell>
          <table:table-cell table:style-name="ce18" table:formula="of:=VLOOKUP([.F$1];[$'weapon parameters'.$A:.$M];[.$B$8]+6;0)+VLOOKUP([.F$1];[$'weapon parameters'.$A:.$M];[.$B$8]+9;0)*[.F$4]*[.$A28]" office:value-type="float" office:value="71.0959953569214" calcext:value-type="float">
            <text:p>71</text:p>
          </table:table-cell>
          <table:table-cell table:style-name="ce18" table:formula="of:=VLOOKUP([.G$1];[$'weapon parameters'.$A:.$M];[.$B$8]+6;0)+VLOOKUP([.G$1];[$'weapon parameters'.$A:.$M];[.$B$8]+9;0)*[.G$4]*[.$A28]" office:value-type="float" office:value="38.9910880822003" calcext:value-type="float">
            <text:p>39</text:p>
          </table:table-cell>
          <table:table-cell table:style-name="ce18" table:formula="of:=VLOOKUP([.H$1];[$'weapon parameters'.$A:.$M];[.$B$8]+6;0)+VLOOKUP([.H$1];[$'weapon parameters'.$A:.$M];[.$B$8]+9;0)*[.H$4]*[.$A28]" office:value-type="float" office:value="37.9109289948202" calcext:value-type="float">
            <text:p>38</text:p>
          </table:table-cell>
          <table:table-cell table:style-name="ce18" table:formula="of:=VLOOKUP([.I$1];[$'weapon parameters'.$A:.$M];[.$B$8]+6;0)+VLOOKUP([.I$1];[$'weapon parameters'.$A:.$M];[.$B$8]+9;0)*[.I$4]*[.$A28]" office:value-type="float" office:value="45.385417005057" calcext:value-type="float">
            <text:p>45</text:p>
          </table:table-cell>
          <table:table-cell table:style-name="ce18" table:formula="of:=VLOOKUP([.J$1];[$'weapon parameters'.$A:.$M];[.$B$8]+6;0)+VLOOKUP([.J$1];[$'weapon parameters'.$A:.$M];[.$B$8]+9;0)*[.J$4]*[.$A28]" office:value-type="float" office:value="63.3366444002344" calcext:value-type="float">
            <text:p>63</text:p>
          </table:table-cell>
          <table:table-cell table:style-name="ce18" table:formula="of:=VLOOKUP([.K$1];[$'weapon parameters'.$A:.$M];[.$B$8]+6;0)+VLOOKUP([.K$1];[$'weapon parameters'.$A:.$M];[.$B$8]+9;0)*[.K$4]*[.$A28]" office:value-type="float" office:value="35.0800156478673" calcext:value-type="float">
            <text:p>35</text:p>
          </table:table-cell>
          <table:table-cell table:style-name="ce18" table:formula="of:=VLOOKUP([.L$1];[$'weapon parameters'.$A:.$M];[.$B$8]+6;0)+VLOOKUP([.L$1];[$'weapon parameters'.$A:.$M];[.$B$8]+9;0)*[.L$4]*[.$A28]" office:value-type="float" office:value="43.6863555336744" calcext:value-type="float">
            <text:p>44</text:p>
          </table:table-cell>
          <table:table-cell table:style-name="ce18" table:formula="of:=VLOOKUP([.M$1];[$'weapon parameters'.$A:.$M];[.$B$8]+6;0)+VLOOKUP([.M$1];[$'weapon parameters'.$A:.$M];[.$B$8]+9;0)*[.M$4]*[.$A28]" office:value-type="float" office:value="42.4164226806339" calcext:value-type="float">
            <text:p>42</text:p>
          </table:table-cell>
          <table:table-cell table:style-name="ce18" table:formula="of:=VLOOKUP([.N$1];[$'weapon parameters'.$A:.$M];[.$B$8]+6;0)+VLOOKUP([.N$1];[$'weapon parameters'.$A:.$M];[.$B$8]+9;0)*[.N$4]*[.$A28]" office:value-type="float" office:value="65.8120036540477" calcext:value-type="float">
            <text:p>66</text:p>
          </table:table-cell>
          <table:table-cell table:style-name="ce18" table:formula="of:=VLOOKUP([.O$1];[$'weapon parameters'.$A:.$M];[.$B$8]+6;0)+VLOOKUP([.O$1];[$'weapon parameters'.$A:.$M];[.$B$8]+9;0)*[.O$4]*[.$A28]" office:value-type="float" office:value="36.4515475515557" calcext:value-type="float">
            <text:p>36</text:p>
          </table:table-cell>
          <table:table-cell table:style-name="ce18" table:formula="of:=VLOOKUP([.P$1];[$'weapon parameters'.$A:.$M];[.$B$8]+6;0)+VLOOKUP([.P$1];[$'weapon parameters'.$A:.$M];[.$B$8]+9;0)*[.P$4]*[.$A28]" office:value-type="float" office:value="74.5263420619544" calcext:value-type="float">
            <text:p>75</text:p>
          </table:table-cell>
          <table:table-cell table:style-name="ce18" table:formula="of:=VLOOKUP([.Q$1];[$'weapon parameters'.$A:.$M];[.$B$8]+6;0)+VLOOKUP([.Q$1];[$'weapon parameters'.$A:.$M];[.$B$8]+9;0)*[.Q$4]*[.$A28]" office:value-type="float" office:value="24.6589928853753" calcext:value-type="float">
            <text:p>25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table:formula="of:=VLOOKUP([.B$1];[$'weapon parameters'.$A:.$M];[.$B$8]+6;0)+VLOOKUP([.B$1];[$'weapon parameters'.$A:.$M];[.$B$8]+9;0)*[.B$4]*[.$A29]" office:value-type="float" office:value="32.9603856216983" calcext:value-type="float">
            <text:p>33</text:p>
          </table:table-cell>
          <table:table-cell table:style-name="ce18" table:formula="of:=VLOOKUP([.C$1];[$'weapon parameters'.$A:.$M];[.$B$8]+6;0)+VLOOKUP([.C$1];[$'weapon parameters'.$A:.$M];[.$B$8]+9;0)*[.C$4]*[.$A29]" office:value-type="float" office:value="38.089086318419" calcext:value-type="float">
            <text:p>38</text:p>
          </table:table-cell>
          <table:table-cell table:style-name="ce18" table:formula="of:=VLOOKUP([.D$1];[$'weapon parameters'.$A:.$M];[.$B$8]+6;0)+VLOOKUP([.D$1];[$'weapon parameters'.$A:.$M];[.$B$8]+9;0)*[.D$4]*[.$A29]" office:value-type="float" office:value="29.0496637322181" calcext:value-type="float">
            <text:p>29</text:p>
          </table:table-cell>
          <table:table-cell table:style-name="ce18" table:formula="of:=VLOOKUP([.E$1];[$'weapon parameters'.$A:.$M];[.$B$8]+6;0)+VLOOKUP([.E$1];[$'weapon parameters'.$A:.$M];[.$B$8]+9;0)*[.E$4]*[.$A29]" office:value-type="float" office:value="49.1838756085313" calcext:value-type="float">
            <text:p>49</text:p>
          </table:table-cell>
          <table:table-cell table:style-name="ce18" table:formula="of:=VLOOKUP([.F$1];[$'weapon parameters'.$A:.$M];[.$B$8]+6;0)+VLOOKUP([.F$1];[$'weapon parameters'.$A:.$M];[.$B$8]+9;0)*[.F$4]*[.$A29]" office:value-type="float" office:value="78.7329947765366" calcext:value-type="float">
            <text:p>79</text:p>
          </table:table-cell>
          <table:table-cell table:style-name="ce18" table:formula="of:=VLOOKUP([.G$1];[$'weapon parameters'.$A:.$M];[.$B$8]+6;0)+VLOOKUP([.G$1];[$'weapon parameters'.$A:.$M];[.$B$8]+9;0)*[.G$4]*[.$A29]" office:value-type="float" office:value="42.4899740924753" calcext:value-type="float">
            <text:p>42</text:p>
          </table:table-cell>
          <table:table-cell table:style-name="ce18" table:formula="of:=VLOOKUP([.H$1];[$'weapon parameters'.$A:.$M];[.$B$8]+6;0)+VLOOKUP([.H$1];[$'weapon parameters'.$A:.$M];[.$B$8]+9;0)*[.H$4]*[.$A29]" office:value-type="float" office:value="41.6497951191727" calcext:value-type="float">
            <text:p>42</text:p>
          </table:table-cell>
          <table:table-cell table:style-name="ce18" table:formula="of:=VLOOKUP([.I$1];[$'weapon parameters'.$A:.$M];[.$B$8]+6;0)+VLOOKUP([.I$1];[$'weapon parameters'.$A:.$M];[.$B$8]+9;0)*[.I$4]*[.$A29]" office:value-type="float" office:value="49.9335941306892" calcext:value-type="float">
            <text:p>50</text:p>
          </table:table-cell>
          <table:table-cell table:style-name="ce18" table:formula="of:=VLOOKUP([.J$1];[$'weapon parameters'.$A:.$M];[.$B$8]+6;0)+VLOOKUP([.J$1];[$'weapon parameters'.$A:.$M];[.$B$8]+9;0)*[.J$4]*[.$A29]" office:value-type="float" office:value="69.6287249502637" calcext:value-type="float">
            <text:p>70</text:p>
          </table:table-cell>
          <table:table-cell table:style-name="ce18" table:formula="of:=VLOOKUP([.K$1];[$'weapon parameters'.$A:.$M];[.$B$8]+6;0)+VLOOKUP([.K$1];[$'weapon parameters'.$A:.$M];[.$B$8]+9;0)*[.K$4]*[.$A29]" office:value-type="float" office:value="38.5900176038507" calcext:value-type="float">
            <text:p>39</text:p>
          </table:table-cell>
          <table:table-cell table:style-name="ce18" table:formula="of:=VLOOKUP([.L$1];[$'weapon parameters'.$A:.$M];[.$B$8]+6;0)+VLOOKUP([.L$1];[$'weapon parameters'.$A:.$M];[.$B$8]+9;0)*[.L$4]*[.$A29]" office:value-type="float" office:value="47.6471499753837" calcext:value-type="float">
            <text:p>48</text:p>
          </table:table-cell>
          <table:table-cell table:style-name="ce18" table:formula="of:=VLOOKUP([.M$1];[$'weapon parameters'.$A:.$M];[.$B$8]+6;0)+VLOOKUP([.M$1];[$'weapon parameters'.$A:.$M];[.$B$8]+9;0)*[.M$4]*[.$A29]" office:value-type="float" office:value="46.3434755157131" calcext:value-type="float">
            <text:p>46</text:p>
          </table:table-cell>
          <table:table-cell table:style-name="ce18" table:formula="of:=VLOOKUP([.N$1];[$'weapon parameters'.$A:.$M];[.$B$8]+6;0)+VLOOKUP([.N$1];[$'weapon parameters'.$A:.$M];[.$B$8]+9;0)*[.N$4]*[.$A29]" office:value-type="float" office:value="72.7885041108037" calcext:value-type="float">
            <text:p>73</text:p>
          </table:table-cell>
          <table:table-cell table:style-name="ce18" table:formula="of:=VLOOKUP([.O$1];[$'weapon parameters'.$A:.$M];[.$B$8]+6;0)+VLOOKUP([.O$1];[$'weapon parameters'.$A:.$M];[.$B$8]+9;0)*[.O$4]*[.$A29]" office:value-type="float" office:value="39.6329909955002" calcext:value-type="float">
            <text:p>40</text:p>
          </table:table-cell>
          <table:table-cell table:style-name="ce18" table:formula="of:=VLOOKUP([.P$1];[$'weapon parameters'.$A:.$M];[.$B$8]+6;0)+VLOOKUP([.P$1];[$'weapon parameters'.$A:.$M];[.$B$8]+9;0)*[.P$4]*[.$A29]" office:value-type="float" office:value="83.8421348196987" calcext:value-type="float">
            <text:p>84</text:p>
          </table:table-cell>
          <table:table-cell table:style-name="ce18" table:formula="of:=VLOOKUP([.Q$1];[$'weapon parameters'.$A:.$M];[.$B$8]+6;0)+VLOOKUP([.Q$1];[$'weapon parameters'.$A:.$M];[.$B$8]+9;0)*[.Q$4]*[.$A29]" office:value-type="float" office:value="26.8663669960472" calcext:value-type="float">
            <text:p>27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VLOOKUP([.B$1];[$'weapon parameters'.$A:.$M];[.$B$8]+6;0)+VLOOKUP([.B$1];[$'weapon parameters'.$A:.$M];[.$B$8]+9;0)*[.B$4]*[.$A30]" office:value-type="float" office:value="35.8448729129981" calcext:value-type="float">
            <text:p>36</text:p>
          </table:table-cell>
          <table:table-cell table:style-name="ce18" table:formula="of:=VLOOKUP([.C$1];[$'weapon parameters'.$A:.$M];[.$B$8]+6;0)+VLOOKUP([.C$1];[$'weapon parameters'.$A:.$M];[.$B$8]+9;0)*[.C$4]*[.$A30]" office:value-type="float" office:value="40.9878736871322" calcext:value-type="float">
            <text:p>41</text:p>
          </table:table-cell>
          <table:table-cell table:style-name="ce18" table:formula="of:=VLOOKUP([.D$1];[$'weapon parameters'.$A:.$M];[.$B$8]+6;0)+VLOOKUP([.D$1];[$'weapon parameters'.$A:.$M];[.$B$8]+9;0)*[.D$4]*[.$A30]" office:value-type="float" office:value="31.4996263691312" calcext:value-type="float">
            <text:p>31</text:p>
          </table:table-cell>
          <table:table-cell table:style-name="ce18" table:formula="of:=VLOOKUP([.E$1];[$'weapon parameters'.$A:.$M];[.$B$8]+6;0)+VLOOKUP([.E$1];[$'weapon parameters'.$A:.$M];[.$B$8]+9;0)*[.E$4]*[.$A30]" office:value-type="float" office:value="53.4265284539236" calcext:value-type="float">
            <text:p>53</text:p>
          </table:table-cell>
          <table:table-cell table:style-name="ce18" table:formula="of:=VLOOKUP([.F$1];[$'weapon parameters'.$A:.$M];[.$B$8]+6;0)+VLOOKUP([.F$1];[$'weapon parameters'.$A:.$M];[.$B$8]+9;0)*[.F$4]*[.$A30]" office:value-type="float" office:value="86.3699941961518" calcext:value-type="float">
            <text:p>86</text:p>
          </table:table-cell>
          <table:table-cell table:style-name="ce18" table:formula="of:=VLOOKUP([.G$1];[$'weapon parameters'.$A:.$M];[.$B$8]+6;0)+VLOOKUP([.G$1];[$'weapon parameters'.$A:.$M];[.$B$8]+9;0)*[.G$4]*[.$A30]" office:value-type="float" office:value="45.9888601027503" calcext:value-type="float">
            <text:p>46</text:p>
          </table:table-cell>
          <table:table-cell table:style-name="ce18" table:formula="of:=VLOOKUP([.H$1];[$'weapon parameters'.$A:.$M];[.$B$8]+6;0)+VLOOKUP([.H$1];[$'weapon parameters'.$A:.$M];[.$B$8]+9;0)*[.H$4]*[.$A30]" office:value-type="float" office:value="45.3886612435252" calcext:value-type="float">
            <text:p>45</text:p>
          </table:table-cell>
          <table:table-cell table:style-name="ce18" table:formula="of:=VLOOKUP([.I$1];[$'weapon parameters'.$A:.$M];[.$B$8]+6;0)+VLOOKUP([.I$1];[$'weapon parameters'.$A:.$M];[.$B$8]+9;0)*[.I$4]*[.$A30]" office:value-type="float" office:value="54.4817712563213" calcext:value-type="float">
            <text:p>54</text:p>
          </table:table-cell>
          <table:table-cell table:style-name="ce18" table:formula="of:=VLOOKUP([.J$1];[$'weapon parameters'.$A:.$M];[.$B$8]+6;0)+VLOOKUP([.J$1];[$'weapon parameters'.$A:.$M];[.$B$8]+9;0)*[.J$4]*[.$A30]" office:value-type="float" office:value="75.9208055002929" calcext:value-type="float">
            <text:p>76</text:p>
          </table:table-cell>
          <table:table-cell table:style-name="ce18" table:formula="of:=VLOOKUP([.K$1];[$'weapon parameters'.$A:.$M];[.$B$8]+6;0)+VLOOKUP([.K$1];[$'weapon parameters'.$A:.$M];[.$B$8]+9;0)*[.K$4]*[.$A30]" office:value-type="float" office:value="42.1000195598341" calcext:value-type="float">
            <text:p>42</text:p>
          </table:table-cell>
          <table:table-cell table:style-name="ce18" table:formula="of:=VLOOKUP([.L$1];[$'weapon parameters'.$A:.$M];[.$B$8]+6;0)+VLOOKUP([.L$1];[$'weapon parameters'.$A:.$M];[.$B$8]+9;0)*[.L$4]*[.$A30]" office:value-type="float" office:value="51.607944417093" calcext:value-type="float">
            <text:p>52</text:p>
          </table:table-cell>
          <table:table-cell table:style-name="ce18" table:formula="of:=VLOOKUP([.M$1];[$'weapon parameters'.$A:.$M];[.$B$8]+6;0)+VLOOKUP([.M$1];[$'weapon parameters'.$A:.$M];[.$B$8]+9;0)*[.M$4]*[.$A30]" office:value-type="float" office:value="50.2705283507923" calcext:value-type="float">
            <text:p>50</text:p>
          </table:table-cell>
          <table:table-cell table:style-name="ce18" table:formula="of:=VLOOKUP([.N$1];[$'weapon parameters'.$A:.$M];[.$B$8]+6;0)+VLOOKUP([.N$1];[$'weapon parameters'.$A:.$M];[.$B$8]+9;0)*[.N$4]*[.$A30]" office:value-type="float" office:value="79.7650045675596" calcext:value-type="float">
            <text:p>80</text:p>
          </table:table-cell>
          <table:table-cell table:style-name="ce18" table:formula="of:=VLOOKUP([.O$1];[$'weapon parameters'.$A:.$M];[.$B$8]+6;0)+VLOOKUP([.O$1];[$'weapon parameters'.$A:.$M];[.$B$8]+9;0)*[.O$4]*[.$A30]" office:value-type="float" office:value="42.8144344394446" calcext:value-type="float">
            <text:p>43</text:p>
          </table:table-cell>
          <table:table-cell table:style-name="ce18" table:formula="of:=VLOOKUP([.P$1];[$'weapon parameters'.$A:.$M];[.$B$8]+6;0)+VLOOKUP([.P$1];[$'weapon parameters'.$A:.$M];[.$B$8]+9;0)*[.P$4]*[.$A30]" office:value-type="float" office:value="93.157927577443" calcext:value-type="float">
            <text:p>93</text:p>
          </table:table-cell>
          <table:table-cell table:style-name="ce18" table:formula="of:=VLOOKUP([.Q$1];[$'weapon parameters'.$A:.$M];[.$B$8]+6;0)+VLOOKUP([.Q$1];[$'weapon parameters'.$A:.$M];[.$B$8]+9;0)*[.Q$4]*[.$A30]" office:value-type="float" office:value="29.0737411067191" calcext:value-type="float">
            <text:p>2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2</text:p>
          </table:table-cell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table:formula="of:=IF(ISBLANK([.B$2]);0;VLOOKUP([.B$2];[$'weapon parameters'.$A:.$M];[.$B$8]+6;0)+VLOOKUP([.B$2];[$'weapon parameters'.$A:.$M];[.$B$8]+9;0)*[.B$5]*[.$A32])" office:value-type="float" office:value="0" calcext:value-type="float">
            <text:p>0</text:p>
          </table:table-cell>
          <table:table-cell table:style-name="ce18" table:formula="of:=IF(ISBLANK([.C$2]);0;VLOOKUP([.C$2];[$'weapon parameters'.$A:.$M];[.$B$8]+6;0)+VLOOKUP([.C$2];[$'weapon parameters'.$A:.$M];[.$B$8]+9;0)*[.C$5]*[.$A32])" office:value-type="float" office:value="0" calcext:value-type="float">
            <text:p>0</text:p>
          </table:table-cell>
          <table:table-cell table:style-name="ce18" table:formula="of:=IF(ISBLANK([.D$2]);0;VLOOKUP([.D$2];[$'weapon parameters'.$A:.$M];[.$B$8]+6;0)+VLOOKUP([.D$2];[$'weapon parameters'.$A:.$M];[.$B$8]+9;0)*[.D$5]*[.$A32])" office:value-type="float" office:value="0" calcext:value-type="float">
            <text:p>0</text:p>
          </table:table-cell>
          <table:table-cell table:style-name="ce18" table:formula="of:=IF(ISBLANK([.E$2]);0;VLOOKUP([.E$2];[$'weapon parameters'.$A:.$M];[.$B$8]+6;0)+VLOOKUP([.E$2];[$'weapon parameters'.$A:.$M];[.$B$8]+9;0)*[.E$5]*[.$A32])" office:value-type="float" office:value="0" calcext:value-type="float">
            <text:p>0</text:p>
          </table:table-cell>
          <table:table-cell table:style-name="ce18" table:formula="of:=IF(ISBLANK([.F$2]);0;VLOOKUP([.F$2];[$'weapon parameters'.$A:.$M];[.$B$8]+6;0)+VLOOKUP([.F$2];[$'weapon parameters'.$A:.$M];[.$B$8]+9;0)*[.F$5]*[.$A32])" office:value-type="float" office:value="0" calcext:value-type="float">
            <text:p>0</text:p>
          </table:table-cell>
          <table:table-cell table:style-name="ce18" table:formula="of:=IF(ISBLANK([.G$2]);0;VLOOKUP([.G$2];[$'weapon parameters'.$A:.$M];[.$B$8]+6;0)+VLOOKUP([.G$2];[$'weapon parameters'.$A:.$M];[.$B$8]+9;0)*[.G$5]*[.$A32])" office:value-type="float" office:value="0" calcext:value-type="float">
            <text:p>0</text:p>
          </table:table-cell>
          <table:table-cell table:style-name="ce18" table:formula="of:=IF(ISBLANK([.H$2]);0;VLOOKUP([.H$2];[$'weapon parameters'.$A:.$M];[.$B$8]+6;0)+VLOOKUP([.H$2];[$'weapon parameters'.$A:.$M];[.$B$8]+9;0)*[.H$5]*[.$A32])" office:value-type="float" office:value="0" calcext:value-type="float">
            <text:p>0</text:p>
          </table:table-cell>
          <table:table-cell table:style-name="ce18" table:formula="of:=IF(ISBLANK([.I$2]);0;VLOOKUP([.I$2];[$'weapon parameters'.$A:.$M];[.$B$8]+6;0)+VLOOKUP([.I$2];[$'weapon parameters'.$A:.$M];[.$B$8]+9;0)*[.I$5]*[.$A32])" office:value-type="float" office:value="0" calcext:value-type="float">
            <text:p>0</text:p>
          </table:table-cell>
          <table:table-cell table:style-name="ce18" table:formula="of:=IF(ISBLANK([.J$2]);0;VLOOKUP([.J$2];[$'weapon parameters'.$A:.$M];[.$B$8]+6;0)+VLOOKUP([.J$2];[$'weapon parameters'.$A:.$M];[.$B$8]+9;0)*[.J$5]*[.$A32])" office:value-type="float" office:value="0" calcext:value-type="float">
            <text:p>0</text:p>
          </table:table-cell>
          <table:table-cell table:style-name="ce18" table:formula="of:=IF(ISBLANK([.K$2]);0;VLOOKUP([.K$2];[$'weapon parameters'.$A:.$M];[.$B$8]+6;0)+VLOOKUP([.K$2];[$'weapon parameters'.$A:.$M];[.$B$8]+9;0)*[.K$5]*[.$A32])" office:value-type="float" office:value="10.5100019559834" calcext:value-type="float">
            <text:p>11</text:p>
          </table:table-cell>
          <table:table-cell table:style-name="ce18" table:formula="of:=IF(ISBLANK([.L$2]);0;VLOOKUP([.L$2];[$'weapon parameters'.$A:.$M];[.$B$8]+6;0)+VLOOKUP([.L$2];[$'weapon parameters'.$A:.$M];[.$B$8]+9;0)*[.L$5]*[.$A32])" office:value-type="float" office:value="15.9607944417093" calcext:value-type="float">
            <text:p>16</text:p>
          </table:table-cell>
          <table:table-cell table:style-name="ce18" table:formula="of:=IF(ISBLANK([.M$2]);0;VLOOKUP([.M$2];[$'weapon parameters'.$A:.$M];[.$B$8]+6;0)+VLOOKUP([.M$2];[$'weapon parameters'.$A:.$M];[.$B$8]+9;0)*[.M$5]*[.$A32])" office:value-type="float" office:value="14.2694186601618" calcext:value-type="float">
            <text:p>14</text:p>
          </table:table-cell>
          <table:table-cell table:style-name="ce18" table:formula="of:=IF(ISBLANK([.N$2]);0;VLOOKUP([.N$2];[$'weapon parameters'.$A:.$M];[.$B$8]+6;0)+VLOOKUP([.N$2];[$'weapon parameters'.$A:.$M];[.$B$8]+9;0)*[.N$5]*[.$A32])" office:value-type="float" office:value="14.3696592313536" calcext:value-type="float">
            <text:p>14</text:p>
          </table:table-cell>
          <table:table-cell table:style-name="ce18" table:formula="of:=IF(ISBLANK([.O$2]);0;VLOOKUP([.O$2];[$'weapon parameters'.$A:.$M];[.$B$8]+6;0)+VLOOKUP([.O$2];[$'weapon parameters'.$A:.$M];[.$B$8]+9;0)*[.O$5]*[.$A32])" office:value-type="float" office:value="14.5578197039705" calcext:value-type="float">
            <text:p>15</text:p>
          </table:table-cell>
          <table:table-cell table:style-name="ce18" table:formula="of:=IF(ISBLANK([.P$2]);0;VLOOKUP([.P$2];[$'weapon parameters'.$A:.$M];[.$B$8]+6;0)+VLOOKUP([.P$2];[$'weapon parameters'.$A:.$M];[.$B$8]+9;0)*[.P$5]*[.$A32])" office:value-type="float" office:value="0" calcext:value-type="float">
            <text:p>0</text:p>
          </table:table-cell>
          <table:table-cell table:style-name="ce18" table:formula="of:=IF(ISBLANK([.Q$2]);0;VLOOKUP([.Q$2];[$'weapon parameters'.$A:.$M];[.$B$8]+6;0)+VLOOKUP([.Q$2];[$'weapon parameters'.$A:.$M];[.$B$8]+9;0)*[.Q$5]*[.$A32])" office:value-type="float" office:value="8.36988894087588" calcext:value-type="float">
            <text:p>8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IF(ISBLANK([.B$2]);0;VLOOKUP([.B$2];[$'weapon parameters'.$A:.$M];[.$B$8]+6;0)+VLOOKUP([.B$2];[$'weapon parameters'.$A:.$M];[.$B$8]+9;0)*[.B$5]*[.$A33])" office:value-type="float" office:value="0" calcext:value-type="float">
            <text:p>0</text:p>
          </table:table-cell>
          <table:table-cell table:style-name="ce18" table:formula="of:=IF(ISBLANK([.C$2]);0;VLOOKUP([.C$2];[$'weapon parameters'.$A:.$M];[.$B$8]+6;0)+VLOOKUP([.C$2];[$'weapon parameters'.$A:.$M];[.$B$8]+9;0)*[.C$5]*[.$A33])" office:value-type="float" office:value="0" calcext:value-type="float">
            <text:p>0</text:p>
          </table:table-cell>
          <table:table-cell table:style-name="ce18" table:formula="of:=IF(ISBLANK([.D$2]);0;VLOOKUP([.D$2];[$'weapon parameters'.$A:.$M];[.$B$8]+6;0)+VLOOKUP([.D$2];[$'weapon parameters'.$A:.$M];[.$B$8]+9;0)*[.D$5]*[.$A33])" office:value-type="float" office:value="0" calcext:value-type="float">
            <text:p>0</text:p>
          </table:table-cell>
          <table:table-cell table:style-name="ce18" table:formula="of:=IF(ISBLANK([.E$2]);0;VLOOKUP([.E$2];[$'weapon parameters'.$A:.$M];[.$B$8]+6;0)+VLOOKUP([.E$2];[$'weapon parameters'.$A:.$M];[.$B$8]+9;0)*[.E$5]*[.$A33])" office:value-type="float" office:value="0" calcext:value-type="float">
            <text:p>0</text:p>
          </table:table-cell>
          <table:table-cell table:style-name="ce18" table:formula="of:=IF(ISBLANK([.F$2]);0;VLOOKUP([.F$2];[$'weapon parameters'.$A:.$M];[.$B$8]+6;0)+VLOOKUP([.F$2];[$'weapon parameters'.$A:.$M];[.$B$8]+9;0)*[.F$5]*[.$A33])" office:value-type="float" office:value="0" calcext:value-type="float">
            <text:p>0</text:p>
          </table:table-cell>
          <table:table-cell table:style-name="ce18" table:formula="of:=IF(ISBLANK([.G$2]);0;VLOOKUP([.G$2];[$'weapon parameters'.$A:.$M];[.$B$8]+6;0)+VLOOKUP([.G$2];[$'weapon parameters'.$A:.$M];[.$B$8]+9;0)*[.G$5]*[.$A33])" office:value-type="float" office:value="0" calcext:value-type="float">
            <text:p>0</text:p>
          </table:table-cell>
          <table:table-cell table:style-name="ce18" table:formula="of:=IF(ISBLANK([.H$2]);0;VLOOKUP([.H$2];[$'weapon parameters'.$A:.$M];[.$B$8]+6;0)+VLOOKUP([.H$2];[$'weapon parameters'.$A:.$M];[.$B$8]+9;0)*[.H$5]*[.$A33])" office:value-type="float" office:value="0" calcext:value-type="float">
            <text:p>0</text:p>
          </table:table-cell>
          <table:table-cell table:style-name="ce18" table:formula="of:=IF(ISBLANK([.I$2]);0;VLOOKUP([.I$2];[$'weapon parameters'.$A:.$M];[.$B$8]+6;0)+VLOOKUP([.I$2];[$'weapon parameters'.$A:.$M];[.$B$8]+9;0)*[.I$5]*[.$A33])" office:value-type="float" office:value="0" calcext:value-type="float">
            <text:p>0</text:p>
          </table:table-cell>
          <table:table-cell table:style-name="ce18" table:formula="of:=IF(ISBLANK([.J$2]);0;VLOOKUP([.J$2];[$'weapon parameters'.$A:.$M];[.$B$8]+6;0)+VLOOKUP([.J$2];[$'weapon parameters'.$A:.$M];[.$B$8]+9;0)*[.J$5]*[.$A33])" office:value-type="float" office:value="0" calcext:value-type="float">
            <text:p>0</text:p>
          </table:table-cell>
          <table:table-cell table:style-name="ce18" table:formula="of:=IF(ISBLANK([.K$2]);0;VLOOKUP([.K$2];[$'weapon parameters'.$A:.$M];[.$B$8]+6;0)+VLOOKUP([.K$2];[$'weapon parameters'.$A:.$M];[.$B$8]+9;0)*[.K$5]*[.$A33])" office:value-type="float" office:value="14.0200039119668" calcext:value-type="float">
            <text:p>14</text:p>
          </table:table-cell>
          <table:table-cell table:style-name="ce18" table:formula="of:=IF(ISBLANK([.L$2]);0;VLOOKUP([.L$2];[$'weapon parameters'.$A:.$M];[.$B$8]+6;0)+VLOOKUP([.L$2];[$'weapon parameters'.$A:.$M];[.$B$8]+9;0)*[.L$5]*[.$A33])" office:value-type="float" office:value="19.9215888834186" calcext:value-type="float">
            <text:p>20</text:p>
          </table:table-cell>
          <table:table-cell table:style-name="ce18" table:formula="of:=IF(ISBLANK([.M$2]);0;VLOOKUP([.M$2];[$'weapon parameters'.$A:.$M];[.$B$8]+6;0)+VLOOKUP([.M$2];[$'weapon parameters'.$A:.$M];[.$B$8]+9;0)*[.M$5]*[.$A33])" office:value-type="float" office:value="16.5388373203237" calcext:value-type="float">
            <text:p>17</text:p>
          </table:table-cell>
          <table:table-cell table:style-name="ce18" table:formula="of:=IF(ISBLANK([.N$2]);0;VLOOKUP([.N$2];[$'weapon parameters'.$A:.$M];[.$B$8]+6;0)+VLOOKUP([.N$2];[$'weapon parameters'.$A:.$M];[.$B$8]+9;0)*[.N$5]*[.$A33])" office:value-type="float" office:value="16.7393184627073" calcext:value-type="float">
            <text:p>17</text:p>
          </table:table-cell>
          <table:table-cell table:style-name="ce18" table:formula="of:=IF(ISBLANK([.O$2]);0;VLOOKUP([.O$2];[$'weapon parameters'.$A:.$M];[.$B$8]+6;0)+VLOOKUP([.O$2];[$'weapon parameters'.$A:.$M];[.$B$8]+9;0)*[.O$5]*[.$A33])" office:value-type="float" office:value="17.115639407941" calcext:value-type="float">
            <text:p>17</text:p>
          </table:table-cell>
          <table:table-cell table:style-name="ce18" table:formula="of:=IF(ISBLANK([.P$2]);0;VLOOKUP([.P$2];[$'weapon parameters'.$A:.$M];[.$B$8]+6;0)+VLOOKUP([.P$2];[$'weapon parameters'.$A:.$M];[.$B$8]+9;0)*[.P$5]*[.$A33])" office:value-type="float" office:value="0" calcext:value-type="float">
            <text:p>0</text:p>
          </table:table-cell>
          <table:table-cell table:style-name="ce18" table:formula="of:=IF(ISBLANK([.Q$2]);0;VLOOKUP([.Q$2];[$'weapon parameters'.$A:.$M];[.$B$8]+6;0)+VLOOKUP([.Q$2];[$'weapon parameters'.$A:.$M];[.$B$8]+9;0)*[.Q$5]*[.$A33])" office:value-type="float" office:value="16.7397778817518" calcext:value-type="float">
            <text:p>17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formula="of:=IF(ISBLANK([.B$2]);0;VLOOKUP([.B$2];[$'weapon parameters'.$A:.$M];[.$B$8]+6;0)+VLOOKUP([.B$2];[$'weapon parameters'.$A:.$M];[.$B$8]+9;0)*[.B$5]*[.$A34])" office:value-type="float" office:value="0" calcext:value-type="float">
            <text:p>0</text:p>
          </table:table-cell>
          <table:table-cell table:style-name="ce18" table:formula="of:=IF(ISBLANK([.C$2]);0;VLOOKUP([.C$2];[$'weapon parameters'.$A:.$M];[.$B$8]+6;0)+VLOOKUP([.C$2];[$'weapon parameters'.$A:.$M];[.$B$8]+9;0)*[.C$5]*[.$A34])" office:value-type="float" office:value="0" calcext:value-type="float">
            <text:p>0</text:p>
          </table:table-cell>
          <table:table-cell table:style-name="ce18" table:formula="of:=IF(ISBLANK([.D$2]);0;VLOOKUP([.D$2];[$'weapon parameters'.$A:.$M];[.$B$8]+6;0)+VLOOKUP([.D$2];[$'weapon parameters'.$A:.$M];[.$B$8]+9;0)*[.D$5]*[.$A34])" office:value-type="float" office:value="0" calcext:value-type="float">
            <text:p>0</text:p>
          </table:table-cell>
          <table:table-cell table:style-name="ce18" table:formula="of:=IF(ISBLANK([.E$2]);0;VLOOKUP([.E$2];[$'weapon parameters'.$A:.$M];[.$B$8]+6;0)+VLOOKUP([.E$2];[$'weapon parameters'.$A:.$M];[.$B$8]+9;0)*[.E$5]*[.$A34])" office:value-type="float" office:value="0" calcext:value-type="float">
            <text:p>0</text:p>
          </table:table-cell>
          <table:table-cell table:style-name="ce18" table:formula="of:=IF(ISBLANK([.F$2]);0;VLOOKUP([.F$2];[$'weapon parameters'.$A:.$M];[.$B$8]+6;0)+VLOOKUP([.F$2];[$'weapon parameters'.$A:.$M];[.$B$8]+9;0)*[.F$5]*[.$A34])" office:value-type="float" office:value="0" calcext:value-type="float">
            <text:p>0</text:p>
          </table:table-cell>
          <table:table-cell table:style-name="ce18" table:formula="of:=IF(ISBLANK([.G$2]);0;VLOOKUP([.G$2];[$'weapon parameters'.$A:.$M];[.$B$8]+6;0)+VLOOKUP([.G$2];[$'weapon parameters'.$A:.$M];[.$B$8]+9;0)*[.G$5]*[.$A34])" office:value-type="float" office:value="0" calcext:value-type="float">
            <text:p>0</text:p>
          </table:table-cell>
          <table:table-cell table:style-name="ce18" table:formula="of:=IF(ISBLANK([.H$2]);0;VLOOKUP([.H$2];[$'weapon parameters'.$A:.$M];[.$B$8]+6;0)+VLOOKUP([.H$2];[$'weapon parameters'.$A:.$M];[.$B$8]+9;0)*[.H$5]*[.$A34])" office:value-type="float" office:value="0" calcext:value-type="float">
            <text:p>0</text:p>
          </table:table-cell>
          <table:table-cell table:style-name="ce18" table:formula="of:=IF(ISBLANK([.I$2]);0;VLOOKUP([.I$2];[$'weapon parameters'.$A:.$M];[.$B$8]+6;0)+VLOOKUP([.I$2];[$'weapon parameters'.$A:.$M];[.$B$8]+9;0)*[.I$5]*[.$A34])" office:value-type="float" office:value="0" calcext:value-type="float">
            <text:p>0</text:p>
          </table:table-cell>
          <table:table-cell table:style-name="ce18" table:formula="of:=IF(ISBLANK([.J$2]);0;VLOOKUP([.J$2];[$'weapon parameters'.$A:.$M];[.$B$8]+6;0)+VLOOKUP([.J$2];[$'weapon parameters'.$A:.$M];[.$B$8]+9;0)*[.J$5]*[.$A34])" office:value-type="float" office:value="0" calcext:value-type="float">
            <text:p>0</text:p>
          </table:table-cell>
          <table:table-cell table:style-name="ce18" table:formula="of:=IF(ISBLANK([.K$2]);0;VLOOKUP([.K$2];[$'weapon parameters'.$A:.$M];[.$B$8]+6;0)+VLOOKUP([.K$2];[$'weapon parameters'.$A:.$M];[.$B$8]+9;0)*[.K$5]*[.$A34])" office:value-type="float" office:value="17.5300058679502" calcext:value-type="float">
            <text:p>18</text:p>
          </table:table-cell>
          <table:table-cell table:style-name="ce18" table:formula="of:=IF(ISBLANK([.L$2]);0;VLOOKUP([.L$2];[$'weapon parameters'.$A:.$M];[.$B$8]+6;0)+VLOOKUP([.L$2];[$'weapon parameters'.$A:.$M];[.$B$8]+9;0)*[.L$5]*[.$A34])" office:value-type="float" office:value="23.8823833251279" calcext:value-type="float">
            <text:p>24</text:p>
          </table:table-cell>
          <table:table-cell table:style-name="ce18" table:formula="of:=IF(ISBLANK([.M$2]);0;VLOOKUP([.M$2];[$'weapon parameters'.$A:.$M];[.$B$8]+6;0)+VLOOKUP([.M$2];[$'weapon parameters'.$A:.$M];[.$B$8]+9;0)*[.M$5]*[.$A34])" office:value-type="float" office:value="18.8082559804855" calcext:value-type="float">
            <text:p>19</text:p>
          </table:table-cell>
          <table:table-cell table:style-name="ce18" table:formula="of:=IF(ISBLANK([.N$2]);0;VLOOKUP([.N$2];[$'weapon parameters'.$A:.$M];[.$B$8]+6;0)+VLOOKUP([.N$2];[$'weapon parameters'.$A:.$M];[.$B$8]+9;0)*[.N$5]*[.$A34])" office:value-type="float" office:value="19.1089776940609" calcext:value-type="float">
            <text:p>19</text:p>
          </table:table-cell>
          <table:table-cell table:style-name="ce18" table:formula="of:=IF(ISBLANK([.O$2]);0;VLOOKUP([.O$2];[$'weapon parameters'.$A:.$M];[.$B$8]+6;0)+VLOOKUP([.O$2];[$'weapon parameters'.$A:.$M];[.$B$8]+9;0)*[.O$5]*[.$A34])" office:value-type="float" office:value="19.6734591119114" calcext:value-type="float">
            <text:p>20</text:p>
          </table:table-cell>
          <table:table-cell table:style-name="ce18" table:formula="of:=IF(ISBLANK([.P$2]);0;VLOOKUP([.P$2];[$'weapon parameters'.$A:.$M];[.$B$8]+6;0)+VLOOKUP([.P$2];[$'weapon parameters'.$A:.$M];[.$B$8]+9;0)*[.P$5]*[.$A34])" office:value-type="float" office:value="0" calcext:value-type="float">
            <text:p>0</text:p>
          </table:table-cell>
          <table:table-cell table:style-name="ce18" table:formula="of:=IF(ISBLANK([.Q$2]);0;VLOOKUP([.Q$2];[$'weapon parameters'.$A:.$M];[.$B$8]+6;0)+VLOOKUP([.Q$2];[$'weapon parameters'.$A:.$M];[.$B$8]+9;0)*[.Q$5]*[.$A34])" office:value-type="float" office:value="25.1096668226276" calcext:value-type="float">
            <text:p>25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formula="of:=IF(ISBLANK([.B$2]);0;VLOOKUP([.B$2];[$'weapon parameters'.$A:.$M];[.$B$8]+6;0)+VLOOKUP([.B$2];[$'weapon parameters'.$A:.$M];[.$B$8]+9;0)*[.B$5]*[.$A35])" office:value-type="float" office:value="0" calcext:value-type="float">
            <text:p>0</text:p>
          </table:table-cell>
          <table:table-cell table:style-name="ce18" table:formula="of:=IF(ISBLANK([.C$2]);0;VLOOKUP([.C$2];[$'weapon parameters'.$A:.$M];[.$B$8]+6;0)+VLOOKUP([.C$2];[$'weapon parameters'.$A:.$M];[.$B$8]+9;0)*[.C$5]*[.$A35])" office:value-type="float" office:value="0" calcext:value-type="float">
            <text:p>0</text:p>
          </table:table-cell>
          <table:table-cell table:style-name="ce18" table:formula="of:=IF(ISBLANK([.D$2]);0;VLOOKUP([.D$2];[$'weapon parameters'.$A:.$M];[.$B$8]+6;0)+VLOOKUP([.D$2];[$'weapon parameters'.$A:.$M];[.$B$8]+9;0)*[.D$5]*[.$A35])" office:value-type="float" office:value="0" calcext:value-type="float">
            <text:p>0</text:p>
          </table:table-cell>
          <table:table-cell table:style-name="ce18" table:formula="of:=IF(ISBLANK([.E$2]);0;VLOOKUP([.E$2];[$'weapon parameters'.$A:.$M];[.$B$8]+6;0)+VLOOKUP([.E$2];[$'weapon parameters'.$A:.$M];[.$B$8]+9;0)*[.E$5]*[.$A35])" office:value-type="float" office:value="0" calcext:value-type="float">
            <text:p>0</text:p>
          </table:table-cell>
          <table:table-cell table:style-name="ce18" table:formula="of:=IF(ISBLANK([.F$2]);0;VLOOKUP([.F$2];[$'weapon parameters'.$A:.$M];[.$B$8]+6;0)+VLOOKUP([.F$2];[$'weapon parameters'.$A:.$M];[.$B$8]+9;0)*[.F$5]*[.$A35])" office:value-type="float" office:value="0" calcext:value-type="float">
            <text:p>0</text:p>
          </table:table-cell>
          <table:table-cell table:style-name="ce18" table:formula="of:=IF(ISBLANK([.G$2]);0;VLOOKUP([.G$2];[$'weapon parameters'.$A:.$M];[.$B$8]+6;0)+VLOOKUP([.G$2];[$'weapon parameters'.$A:.$M];[.$B$8]+9;0)*[.G$5]*[.$A35])" office:value-type="float" office:value="0" calcext:value-type="float">
            <text:p>0</text:p>
          </table:table-cell>
          <table:table-cell table:style-name="ce18" table:formula="of:=IF(ISBLANK([.H$2]);0;VLOOKUP([.H$2];[$'weapon parameters'.$A:.$M];[.$B$8]+6;0)+VLOOKUP([.H$2];[$'weapon parameters'.$A:.$M];[.$B$8]+9;0)*[.H$5]*[.$A35])" office:value-type="float" office:value="0" calcext:value-type="float">
            <text:p>0</text:p>
          </table:table-cell>
          <table:table-cell table:style-name="ce18" table:formula="of:=IF(ISBLANK([.I$2]);0;VLOOKUP([.I$2];[$'weapon parameters'.$A:.$M];[.$B$8]+6;0)+VLOOKUP([.I$2];[$'weapon parameters'.$A:.$M];[.$B$8]+9;0)*[.I$5]*[.$A35])" office:value-type="float" office:value="0" calcext:value-type="float">
            <text:p>0</text:p>
          </table:table-cell>
          <table:table-cell table:style-name="ce18" table:formula="of:=IF(ISBLANK([.J$2]);0;VLOOKUP([.J$2];[$'weapon parameters'.$A:.$M];[.$B$8]+6;0)+VLOOKUP([.J$2];[$'weapon parameters'.$A:.$M];[.$B$8]+9;0)*[.J$5]*[.$A35])" office:value-type="float" office:value="0" calcext:value-type="float">
            <text:p>0</text:p>
          </table:table-cell>
          <table:table-cell table:style-name="ce18" table:formula="of:=IF(ISBLANK([.K$2]);0;VLOOKUP([.K$2];[$'weapon parameters'.$A:.$M];[.$B$8]+6;0)+VLOOKUP([.K$2];[$'weapon parameters'.$A:.$M];[.$B$8]+9;0)*[.K$5]*[.$A35])" office:value-type="float" office:value="21.0400078239336" calcext:value-type="float">
            <text:p>21</text:p>
          </table:table-cell>
          <table:table-cell table:style-name="ce18" table:formula="of:=IF(ISBLANK([.L$2]);0;VLOOKUP([.L$2];[$'weapon parameters'.$A:.$M];[.$B$8]+6;0)+VLOOKUP([.L$2];[$'weapon parameters'.$A:.$M];[.$B$8]+9;0)*[.L$5]*[.$A35])" office:value-type="float" office:value="27.8431777668372" calcext:value-type="float">
            <text:p>28</text:p>
          </table:table-cell>
          <table:table-cell table:style-name="ce18" table:formula="of:=IF(ISBLANK([.M$2]);0;VLOOKUP([.M$2];[$'weapon parameters'.$A:.$M];[.$B$8]+6;0)+VLOOKUP([.M$2];[$'weapon parameters'.$A:.$M];[.$B$8]+9;0)*[.M$5]*[.$A35])" office:value-type="float" office:value="21.0776746406474" calcext:value-type="float">
            <text:p>21</text:p>
          </table:table-cell>
          <table:table-cell table:style-name="ce18" table:formula="of:=IF(ISBLANK([.N$2]);0;VLOOKUP([.N$2];[$'weapon parameters'.$A:.$M];[.$B$8]+6;0)+VLOOKUP([.N$2];[$'weapon parameters'.$A:.$M];[.$B$8]+9;0)*[.N$5]*[.$A35])" office:value-type="float" office:value="21.4786369254146" calcext:value-type="float">
            <text:p>21</text:p>
          </table:table-cell>
          <table:table-cell table:style-name="ce18" table:formula="of:=IF(ISBLANK([.O$2]);0;VLOOKUP([.O$2];[$'weapon parameters'.$A:.$M];[.$B$8]+6;0)+VLOOKUP([.O$2];[$'weapon parameters'.$A:.$M];[.$B$8]+9;0)*[.O$5]*[.$A35])" office:value-type="float" office:value="22.2312788158819" calcext:value-type="float">
            <text:p>22</text:p>
          </table:table-cell>
          <table:table-cell table:style-name="ce18" table:formula="of:=IF(ISBLANK([.P$2]);0;VLOOKUP([.P$2];[$'weapon parameters'.$A:.$M];[.$B$8]+6;0)+VLOOKUP([.P$2];[$'weapon parameters'.$A:.$M];[.$B$8]+9;0)*[.P$5]*[.$A35])" office:value-type="float" office:value="0" calcext:value-type="float">
            <text:p>0</text:p>
          </table:table-cell>
          <table:table-cell table:style-name="ce18" table:formula="of:=IF(ISBLANK([.Q$2]);0;VLOOKUP([.Q$2];[$'weapon parameters'.$A:.$M];[.$B$8]+6;0)+VLOOKUP([.Q$2];[$'weapon parameters'.$A:.$M];[.$B$8]+9;0)*[.Q$5]*[.$A35])" office:value-type="float" office:value="33.4795557635035" calcext:value-type="float">
            <text:p>33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table:formula="of:=IF(ISBLANK([.B$2]);0;VLOOKUP([.B$2];[$'weapon parameters'.$A:.$M];[.$B$8]+6;0)+VLOOKUP([.B$2];[$'weapon parameters'.$A:.$M];[.$B$8]+9;0)*[.B$5]*[.$A36])" office:value-type="float" office:value="0" calcext:value-type="float">
            <text:p>0</text:p>
          </table:table-cell>
          <table:table-cell table:style-name="ce18" table:formula="of:=IF(ISBLANK([.C$2]);0;VLOOKUP([.C$2];[$'weapon parameters'.$A:.$M];[.$B$8]+6;0)+VLOOKUP([.C$2];[$'weapon parameters'.$A:.$M];[.$B$8]+9;0)*[.C$5]*[.$A36])" office:value-type="float" office:value="0" calcext:value-type="float">
            <text:p>0</text:p>
          </table:table-cell>
          <table:table-cell table:style-name="ce18" table:formula="of:=IF(ISBLANK([.D$2]);0;VLOOKUP([.D$2];[$'weapon parameters'.$A:.$M];[.$B$8]+6;0)+VLOOKUP([.D$2];[$'weapon parameters'.$A:.$M];[.$B$8]+9;0)*[.D$5]*[.$A36])" office:value-type="float" office:value="0" calcext:value-type="float">
            <text:p>0</text:p>
          </table:table-cell>
          <table:table-cell table:style-name="ce18" table:formula="of:=IF(ISBLANK([.E$2]);0;VLOOKUP([.E$2];[$'weapon parameters'.$A:.$M];[.$B$8]+6;0)+VLOOKUP([.E$2];[$'weapon parameters'.$A:.$M];[.$B$8]+9;0)*[.E$5]*[.$A36])" office:value-type="float" office:value="0" calcext:value-type="float">
            <text:p>0</text:p>
          </table:table-cell>
          <table:table-cell table:style-name="ce18" table:formula="of:=IF(ISBLANK([.F$2]);0;VLOOKUP([.F$2];[$'weapon parameters'.$A:.$M];[.$B$8]+6;0)+VLOOKUP([.F$2];[$'weapon parameters'.$A:.$M];[.$B$8]+9;0)*[.F$5]*[.$A36])" office:value-type="float" office:value="0" calcext:value-type="float">
            <text:p>0</text:p>
          </table:table-cell>
          <table:table-cell table:style-name="ce18" table:formula="of:=IF(ISBLANK([.G$2]);0;VLOOKUP([.G$2];[$'weapon parameters'.$A:.$M];[.$B$8]+6;0)+VLOOKUP([.G$2];[$'weapon parameters'.$A:.$M];[.$B$8]+9;0)*[.G$5]*[.$A36])" office:value-type="float" office:value="0" calcext:value-type="float">
            <text:p>0</text:p>
          </table:table-cell>
          <table:table-cell table:style-name="ce18" table:formula="of:=IF(ISBLANK([.H$2]);0;VLOOKUP([.H$2];[$'weapon parameters'.$A:.$M];[.$B$8]+6;0)+VLOOKUP([.H$2];[$'weapon parameters'.$A:.$M];[.$B$8]+9;0)*[.H$5]*[.$A36])" office:value-type="float" office:value="0" calcext:value-type="float">
            <text:p>0</text:p>
          </table:table-cell>
          <table:table-cell table:style-name="ce18" table:formula="of:=IF(ISBLANK([.I$2]);0;VLOOKUP([.I$2];[$'weapon parameters'.$A:.$M];[.$B$8]+6;0)+VLOOKUP([.I$2];[$'weapon parameters'.$A:.$M];[.$B$8]+9;0)*[.I$5]*[.$A36])" office:value-type="float" office:value="0" calcext:value-type="float">
            <text:p>0</text:p>
          </table:table-cell>
          <table:table-cell table:style-name="ce18" table:formula="of:=IF(ISBLANK([.J$2]);0;VLOOKUP([.J$2];[$'weapon parameters'.$A:.$M];[.$B$8]+6;0)+VLOOKUP([.J$2];[$'weapon parameters'.$A:.$M];[.$B$8]+9;0)*[.J$5]*[.$A36])" office:value-type="float" office:value="0" calcext:value-type="float">
            <text:p>0</text:p>
          </table:table-cell>
          <table:table-cell table:style-name="ce18" table:formula="of:=IF(ISBLANK([.K$2]);0;VLOOKUP([.K$2];[$'weapon parameters'.$A:.$M];[.$B$8]+6;0)+VLOOKUP([.K$2];[$'weapon parameters'.$A:.$M];[.$B$8]+9;0)*[.K$5]*[.$A36])" office:value-type="float" office:value="24.550009779917" calcext:value-type="float">
            <text:p>25</text:p>
          </table:table-cell>
          <table:table-cell table:style-name="ce18" table:formula="of:=IF(ISBLANK([.L$2]);0;VLOOKUP([.L$2];[$'weapon parameters'.$A:.$M];[.$B$8]+6;0)+VLOOKUP([.L$2];[$'weapon parameters'.$A:.$M];[.$B$8]+9;0)*[.L$5]*[.$A36])" office:value-type="float" office:value="31.8039722085465" calcext:value-type="float">
            <text:p>32</text:p>
          </table:table-cell>
          <table:table-cell table:style-name="ce18" table:formula="of:=IF(ISBLANK([.M$2]);0;VLOOKUP([.M$2];[$'weapon parameters'.$A:.$M];[.$B$8]+6;0)+VLOOKUP([.M$2];[$'weapon parameters'.$A:.$M];[.$B$8]+9;0)*[.M$5]*[.$A36])" office:value-type="float" office:value="23.3470933008092" calcext:value-type="float">
            <text:p>23</text:p>
          </table:table-cell>
          <table:table-cell table:style-name="ce18" table:formula="of:=IF(ISBLANK([.N$2]);0;VLOOKUP([.N$2];[$'weapon parameters'.$A:.$M];[.$B$8]+6;0)+VLOOKUP([.N$2];[$'weapon parameters'.$A:.$M];[.$B$8]+9;0)*[.N$5]*[.$A36])" office:value-type="float" office:value="23.8482961567682" calcext:value-type="float">
            <text:p>24</text:p>
          </table:table-cell>
          <table:table-cell table:style-name="ce18" table:formula="of:=IF(ISBLANK([.O$2]);0;VLOOKUP([.O$2];[$'weapon parameters'.$A:.$M];[.$B$8]+6;0)+VLOOKUP([.O$2];[$'weapon parameters'.$A:.$M];[.$B$8]+9;0)*[.O$5]*[.$A36])" office:value-type="float" office:value="24.7890985198524" calcext:value-type="float">
            <text:p>25</text:p>
          </table:table-cell>
          <table:table-cell table:style-name="ce18" table:formula="of:=IF(ISBLANK([.P$2]);0;VLOOKUP([.P$2];[$'weapon parameters'.$A:.$M];[.$B$8]+6;0)+VLOOKUP([.P$2];[$'weapon parameters'.$A:.$M];[.$B$8]+9;0)*[.P$5]*[.$A36])" office:value-type="float" office:value="0" calcext:value-type="float">
            <text:p>0</text:p>
          </table:table-cell>
          <table:table-cell table:style-name="ce18" table:formula="of:=IF(ISBLANK([.Q$2]);0;VLOOKUP([.Q$2];[$'weapon parameters'.$A:.$M];[.$B$8]+6;0)+VLOOKUP([.Q$2];[$'weapon parameters'.$A:.$M];[.$B$8]+9;0)*[.Q$5]*[.$A36])" office:value-type="float" office:value="41.8494447043794" calcext:value-type="float">
            <text:p>42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table:formula="of:=IF(ISBLANK([.B$2]);0;VLOOKUP([.B$2];[$'weapon parameters'.$A:.$M];[.$B$8]+6;0)+VLOOKUP([.B$2];[$'weapon parameters'.$A:.$M];[.$B$8]+9;0)*[.B$5]*[.$A37])" office:value-type="float" office:value="0" calcext:value-type="float">
            <text:p>0</text:p>
          </table:table-cell>
          <table:table-cell table:style-name="ce18" table:formula="of:=IF(ISBLANK([.C$2]);0;VLOOKUP([.C$2];[$'weapon parameters'.$A:.$M];[.$B$8]+6;0)+VLOOKUP([.C$2];[$'weapon parameters'.$A:.$M];[.$B$8]+9;0)*[.C$5]*[.$A37])" office:value-type="float" office:value="0" calcext:value-type="float">
            <text:p>0</text:p>
          </table:table-cell>
          <table:table-cell table:style-name="ce18" table:formula="of:=IF(ISBLANK([.D$2]);0;VLOOKUP([.D$2];[$'weapon parameters'.$A:.$M];[.$B$8]+6;0)+VLOOKUP([.D$2];[$'weapon parameters'.$A:.$M];[.$B$8]+9;0)*[.D$5]*[.$A37])" office:value-type="float" office:value="0" calcext:value-type="float">
            <text:p>0</text:p>
          </table:table-cell>
          <table:table-cell table:style-name="ce18" table:formula="of:=IF(ISBLANK([.E$2]);0;VLOOKUP([.E$2];[$'weapon parameters'.$A:.$M];[.$B$8]+6;0)+VLOOKUP([.E$2];[$'weapon parameters'.$A:.$M];[.$B$8]+9;0)*[.E$5]*[.$A37])" office:value-type="float" office:value="0" calcext:value-type="float">
            <text:p>0</text:p>
          </table:table-cell>
          <table:table-cell table:style-name="ce18" table:formula="of:=IF(ISBLANK([.F$2]);0;VLOOKUP([.F$2];[$'weapon parameters'.$A:.$M];[.$B$8]+6;0)+VLOOKUP([.F$2];[$'weapon parameters'.$A:.$M];[.$B$8]+9;0)*[.F$5]*[.$A37])" office:value-type="float" office:value="0" calcext:value-type="float">
            <text:p>0</text:p>
          </table:table-cell>
          <table:table-cell table:style-name="ce18" table:formula="of:=IF(ISBLANK([.G$2]);0;VLOOKUP([.G$2];[$'weapon parameters'.$A:.$M];[.$B$8]+6;0)+VLOOKUP([.G$2];[$'weapon parameters'.$A:.$M];[.$B$8]+9;0)*[.G$5]*[.$A37])" office:value-type="float" office:value="0" calcext:value-type="float">
            <text:p>0</text:p>
          </table:table-cell>
          <table:table-cell table:style-name="ce18" table:formula="of:=IF(ISBLANK([.H$2]);0;VLOOKUP([.H$2];[$'weapon parameters'.$A:.$M];[.$B$8]+6;0)+VLOOKUP([.H$2];[$'weapon parameters'.$A:.$M];[.$B$8]+9;0)*[.H$5]*[.$A37])" office:value-type="float" office:value="0" calcext:value-type="float">
            <text:p>0</text:p>
          </table:table-cell>
          <table:table-cell table:style-name="ce18" table:formula="of:=IF(ISBLANK([.I$2]);0;VLOOKUP([.I$2];[$'weapon parameters'.$A:.$M];[.$B$8]+6;0)+VLOOKUP([.I$2];[$'weapon parameters'.$A:.$M];[.$B$8]+9;0)*[.I$5]*[.$A37])" office:value-type="float" office:value="0" calcext:value-type="float">
            <text:p>0</text:p>
          </table:table-cell>
          <table:table-cell table:style-name="ce18" table:formula="of:=IF(ISBLANK([.J$2]);0;VLOOKUP([.J$2];[$'weapon parameters'.$A:.$M];[.$B$8]+6;0)+VLOOKUP([.J$2];[$'weapon parameters'.$A:.$M];[.$B$8]+9;0)*[.J$5]*[.$A37])" office:value-type="float" office:value="0" calcext:value-type="float">
            <text:p>0</text:p>
          </table:table-cell>
          <table:table-cell table:style-name="ce18" table:formula="of:=IF(ISBLANK([.K$2]);0;VLOOKUP([.K$2];[$'weapon parameters'.$A:.$M];[.$B$8]+6;0)+VLOOKUP([.K$2];[$'weapon parameters'.$A:.$M];[.$B$8]+9;0)*[.K$5]*[.$A37])" office:value-type="float" office:value="28.0600117359005" calcext:value-type="float">
            <text:p>28</text:p>
          </table:table-cell>
          <table:table-cell table:style-name="ce18" table:formula="of:=IF(ISBLANK([.L$2]);0;VLOOKUP([.L$2];[$'weapon parameters'.$A:.$M];[.$B$8]+6;0)+VLOOKUP([.L$2];[$'weapon parameters'.$A:.$M];[.$B$8]+9;0)*[.L$5]*[.$A37])" office:value-type="float" office:value="35.7647666502558" calcext:value-type="float">
            <text:p>36</text:p>
          </table:table-cell>
          <table:table-cell table:style-name="ce18" table:formula="of:=IF(ISBLANK([.M$2]);0;VLOOKUP([.M$2];[$'weapon parameters'.$A:.$M];[.$B$8]+6;0)+VLOOKUP([.M$2];[$'weapon parameters'.$A:.$M];[.$B$8]+9;0)*[.M$5]*[.$A37])" office:value-type="float" office:value="25.6165119609711" calcext:value-type="float">
            <text:p>26</text:p>
          </table:table-cell>
          <table:table-cell table:style-name="ce18" table:formula="of:=IF(ISBLANK([.N$2]);0;VLOOKUP([.N$2];[$'weapon parameters'.$A:.$M];[.$B$8]+6;0)+VLOOKUP([.N$2];[$'weapon parameters'.$A:.$M];[.$B$8]+9;0)*[.N$5]*[.$A37])" office:value-type="float" office:value="26.2179553881219" calcext:value-type="float">
            <text:p>26</text:p>
          </table:table-cell>
          <table:table-cell table:style-name="ce18" table:formula="of:=IF(ISBLANK([.O$2]);0;VLOOKUP([.O$2];[$'weapon parameters'.$A:.$M];[.$B$8]+6;0)+VLOOKUP([.O$2];[$'weapon parameters'.$A:.$M];[.$B$8]+9;0)*[.O$5]*[.$A37])" office:value-type="float" office:value="27.3469182238229" calcext:value-type="float">
            <text:p>27</text:p>
          </table:table-cell>
          <table:table-cell table:style-name="ce18" table:formula="of:=IF(ISBLANK([.P$2]);0;VLOOKUP([.P$2];[$'weapon parameters'.$A:.$M];[.$B$8]+6;0)+VLOOKUP([.P$2];[$'weapon parameters'.$A:.$M];[.$B$8]+9;0)*[.P$5]*[.$A37])" office:value-type="float" office:value="0" calcext:value-type="float">
            <text:p>0</text:p>
          </table:table-cell>
          <table:table-cell table:style-name="ce18" table:formula="of:=IF(ISBLANK([.Q$2]);0;VLOOKUP([.Q$2];[$'weapon parameters'.$A:.$M];[.$B$8]+6;0)+VLOOKUP([.Q$2];[$'weapon parameters'.$A:.$M];[.$B$8]+9;0)*[.Q$5]*[.$A37])" office:value-type="float" office:value="50.2193336452553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table:formula="of:=IF(ISBLANK([.B$2]);0;VLOOKUP([.B$2];[$'weapon parameters'.$A:.$M];[.$B$8]+6;0)+VLOOKUP([.B$2];[$'weapon parameters'.$A:.$M];[.$B$8]+9;0)*[.B$5]*[.$A38])" office:value-type="float" office:value="0" calcext:value-type="float">
            <text:p>0</text:p>
          </table:table-cell>
          <table:table-cell table:style-name="ce18" table:formula="of:=IF(ISBLANK([.C$2]);0;VLOOKUP([.C$2];[$'weapon parameters'.$A:.$M];[.$B$8]+6;0)+VLOOKUP([.C$2];[$'weapon parameters'.$A:.$M];[.$B$8]+9;0)*[.C$5]*[.$A38])" office:value-type="float" office:value="0" calcext:value-type="float">
            <text:p>0</text:p>
          </table:table-cell>
          <table:table-cell table:style-name="ce18" table:formula="of:=IF(ISBLANK([.D$2]);0;VLOOKUP([.D$2];[$'weapon parameters'.$A:.$M];[.$B$8]+6;0)+VLOOKUP([.D$2];[$'weapon parameters'.$A:.$M];[.$B$8]+9;0)*[.D$5]*[.$A38])" office:value-type="float" office:value="0" calcext:value-type="float">
            <text:p>0</text:p>
          </table:table-cell>
          <table:table-cell table:style-name="ce18" table:formula="of:=IF(ISBLANK([.E$2]);0;VLOOKUP([.E$2];[$'weapon parameters'.$A:.$M];[.$B$8]+6;0)+VLOOKUP([.E$2];[$'weapon parameters'.$A:.$M];[.$B$8]+9;0)*[.E$5]*[.$A38])" office:value-type="float" office:value="0" calcext:value-type="float">
            <text:p>0</text:p>
          </table:table-cell>
          <table:table-cell table:style-name="ce18" table:formula="of:=IF(ISBLANK([.F$2]);0;VLOOKUP([.F$2];[$'weapon parameters'.$A:.$M];[.$B$8]+6;0)+VLOOKUP([.F$2];[$'weapon parameters'.$A:.$M];[.$B$8]+9;0)*[.F$5]*[.$A38])" office:value-type="float" office:value="0" calcext:value-type="float">
            <text:p>0</text:p>
          </table:table-cell>
          <table:table-cell table:style-name="ce18" table:formula="of:=IF(ISBLANK([.G$2]);0;VLOOKUP([.G$2];[$'weapon parameters'.$A:.$M];[.$B$8]+6;0)+VLOOKUP([.G$2];[$'weapon parameters'.$A:.$M];[.$B$8]+9;0)*[.G$5]*[.$A38])" office:value-type="float" office:value="0" calcext:value-type="float">
            <text:p>0</text:p>
          </table:table-cell>
          <table:table-cell table:style-name="ce18" table:formula="of:=IF(ISBLANK([.H$2]);0;VLOOKUP([.H$2];[$'weapon parameters'.$A:.$M];[.$B$8]+6;0)+VLOOKUP([.H$2];[$'weapon parameters'.$A:.$M];[.$B$8]+9;0)*[.H$5]*[.$A38])" office:value-type="float" office:value="0" calcext:value-type="float">
            <text:p>0</text:p>
          </table:table-cell>
          <table:table-cell table:style-name="ce18" table:formula="of:=IF(ISBLANK([.I$2]);0;VLOOKUP([.I$2];[$'weapon parameters'.$A:.$M];[.$B$8]+6;0)+VLOOKUP([.I$2];[$'weapon parameters'.$A:.$M];[.$B$8]+9;0)*[.I$5]*[.$A38])" office:value-type="float" office:value="0" calcext:value-type="float">
            <text:p>0</text:p>
          </table:table-cell>
          <table:table-cell table:style-name="ce18" table:formula="of:=IF(ISBLANK([.J$2]);0;VLOOKUP([.J$2];[$'weapon parameters'.$A:.$M];[.$B$8]+6;0)+VLOOKUP([.J$2];[$'weapon parameters'.$A:.$M];[.$B$8]+9;0)*[.J$5]*[.$A38])" office:value-type="float" office:value="0" calcext:value-type="float">
            <text:p>0</text:p>
          </table:table-cell>
          <table:table-cell table:style-name="ce18" table:formula="of:=IF(ISBLANK([.K$2]);0;VLOOKUP([.K$2];[$'weapon parameters'.$A:.$M];[.$B$8]+6;0)+VLOOKUP([.K$2];[$'weapon parameters'.$A:.$M];[.$B$8]+9;0)*[.K$5]*[.$A38])" office:value-type="float" office:value="31.5700136918839" calcext:value-type="float">
            <text:p>32</text:p>
          </table:table-cell>
          <table:table-cell table:style-name="ce18" table:formula="of:=IF(ISBLANK([.L$2]);0;VLOOKUP([.L$2];[$'weapon parameters'.$A:.$M];[.$B$8]+6;0)+VLOOKUP([.L$2];[$'weapon parameters'.$A:.$M];[.$B$8]+9;0)*[.L$5]*[.$A38])" office:value-type="float" office:value="39.7255610919651" calcext:value-type="float">
            <text:p>40</text:p>
          </table:table-cell>
          <table:table-cell table:style-name="ce18" table:formula="of:=IF(ISBLANK([.M$2]);0;VLOOKUP([.M$2];[$'weapon parameters'.$A:.$M];[.$B$8]+6;0)+VLOOKUP([.M$2];[$'weapon parameters'.$A:.$M];[.$B$8]+9;0)*[.M$5]*[.$A38])" office:value-type="float" office:value="27.8859306211329" calcext:value-type="float">
            <text:p>28</text:p>
          </table:table-cell>
          <table:table-cell table:style-name="ce18" table:formula="of:=IF(ISBLANK([.N$2]);0;VLOOKUP([.N$2];[$'weapon parameters'.$A:.$M];[.$B$8]+6;0)+VLOOKUP([.N$2];[$'weapon parameters'.$A:.$M];[.$B$8]+9;0)*[.N$5]*[.$A38])" office:value-type="float" office:value="28.5876146194755" calcext:value-type="float">
            <text:p>29</text:p>
          </table:table-cell>
          <table:table-cell table:style-name="ce18" table:formula="of:=IF(ISBLANK([.O$2]);0;VLOOKUP([.O$2];[$'weapon parameters'.$A:.$M];[.$B$8]+6;0)+VLOOKUP([.O$2];[$'weapon parameters'.$A:.$M];[.$B$8]+9;0)*[.O$5]*[.$A38])" office:value-type="float" office:value="29.9047379277934" calcext:value-type="float">
            <text:p>30</text:p>
          </table:table-cell>
          <table:table-cell table:style-name="ce18" table:formula="of:=IF(ISBLANK([.P$2]);0;VLOOKUP([.P$2];[$'weapon parameters'.$A:.$M];[.$B$8]+6;0)+VLOOKUP([.P$2];[$'weapon parameters'.$A:.$M];[.$B$8]+9;0)*[.P$5]*[.$A38])" office:value-type="float" office:value="0" calcext:value-type="float">
            <text:p>0</text:p>
          </table:table-cell>
          <table:table-cell table:style-name="ce18" table:formula="of:=IF(ISBLANK([.Q$2]);0;VLOOKUP([.Q$2];[$'weapon parameters'.$A:.$M];[.$B$8]+6;0)+VLOOKUP([.Q$2];[$'weapon parameters'.$A:.$M];[.$B$8]+9;0)*[.Q$5]*[.$A38])" office:value-type="float" office:value="58.5892225861311" calcext:value-type="float">
            <text:p>59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table:formula="of:=IF(ISBLANK([.B$2]);0;VLOOKUP([.B$2];[$'weapon parameters'.$A:.$M];[.$B$8]+6;0)+VLOOKUP([.B$2];[$'weapon parameters'.$A:.$M];[.$B$8]+9;0)*[.B$5]*[.$A39])" office:value-type="float" office:value="0" calcext:value-type="float">
            <text:p>0</text:p>
          </table:table-cell>
          <table:table-cell table:style-name="ce18" table:formula="of:=IF(ISBLANK([.C$2]);0;VLOOKUP([.C$2];[$'weapon parameters'.$A:.$M];[.$B$8]+6;0)+VLOOKUP([.C$2];[$'weapon parameters'.$A:.$M];[.$B$8]+9;0)*[.C$5]*[.$A39])" office:value-type="float" office:value="0" calcext:value-type="float">
            <text:p>0</text:p>
          </table:table-cell>
          <table:table-cell table:style-name="ce18" table:formula="of:=IF(ISBLANK([.D$2]);0;VLOOKUP([.D$2];[$'weapon parameters'.$A:.$M];[.$B$8]+6;0)+VLOOKUP([.D$2];[$'weapon parameters'.$A:.$M];[.$B$8]+9;0)*[.D$5]*[.$A39])" office:value-type="float" office:value="0" calcext:value-type="float">
            <text:p>0</text:p>
          </table:table-cell>
          <table:table-cell table:style-name="ce18" table:formula="of:=IF(ISBLANK([.E$2]);0;VLOOKUP([.E$2];[$'weapon parameters'.$A:.$M];[.$B$8]+6;0)+VLOOKUP([.E$2];[$'weapon parameters'.$A:.$M];[.$B$8]+9;0)*[.E$5]*[.$A39])" office:value-type="float" office:value="0" calcext:value-type="float">
            <text:p>0</text:p>
          </table:table-cell>
          <table:table-cell table:style-name="ce18" table:formula="of:=IF(ISBLANK([.F$2]);0;VLOOKUP([.F$2];[$'weapon parameters'.$A:.$M];[.$B$8]+6;0)+VLOOKUP([.F$2];[$'weapon parameters'.$A:.$M];[.$B$8]+9;0)*[.F$5]*[.$A39])" office:value-type="float" office:value="0" calcext:value-type="float">
            <text:p>0</text:p>
          </table:table-cell>
          <table:table-cell table:style-name="ce18" table:formula="of:=IF(ISBLANK([.G$2]);0;VLOOKUP([.G$2];[$'weapon parameters'.$A:.$M];[.$B$8]+6;0)+VLOOKUP([.G$2];[$'weapon parameters'.$A:.$M];[.$B$8]+9;0)*[.G$5]*[.$A39])" office:value-type="float" office:value="0" calcext:value-type="float">
            <text:p>0</text:p>
          </table:table-cell>
          <table:table-cell table:style-name="ce18" table:formula="of:=IF(ISBLANK([.H$2]);0;VLOOKUP([.H$2];[$'weapon parameters'.$A:.$M];[.$B$8]+6;0)+VLOOKUP([.H$2];[$'weapon parameters'.$A:.$M];[.$B$8]+9;0)*[.H$5]*[.$A39])" office:value-type="float" office:value="0" calcext:value-type="float">
            <text:p>0</text:p>
          </table:table-cell>
          <table:table-cell table:style-name="ce18" table:formula="of:=IF(ISBLANK([.I$2]);0;VLOOKUP([.I$2];[$'weapon parameters'.$A:.$M];[.$B$8]+6;0)+VLOOKUP([.I$2];[$'weapon parameters'.$A:.$M];[.$B$8]+9;0)*[.I$5]*[.$A39])" office:value-type="float" office:value="0" calcext:value-type="float">
            <text:p>0</text:p>
          </table:table-cell>
          <table:table-cell table:style-name="ce18" table:formula="of:=IF(ISBLANK([.J$2]);0;VLOOKUP([.J$2];[$'weapon parameters'.$A:.$M];[.$B$8]+6;0)+VLOOKUP([.J$2];[$'weapon parameters'.$A:.$M];[.$B$8]+9;0)*[.J$5]*[.$A39])" office:value-type="float" office:value="0" calcext:value-type="float">
            <text:p>0</text:p>
          </table:table-cell>
          <table:table-cell table:style-name="ce18" table:formula="of:=IF(ISBLANK([.K$2]);0;VLOOKUP([.K$2];[$'weapon parameters'.$A:.$M];[.$B$8]+6;0)+VLOOKUP([.K$2];[$'weapon parameters'.$A:.$M];[.$B$8]+9;0)*[.K$5]*[.$A39])" office:value-type="float" office:value="35.0800156478673" calcext:value-type="float">
            <text:p>35</text:p>
          </table:table-cell>
          <table:table-cell table:style-name="ce18" table:formula="of:=IF(ISBLANK([.L$2]);0;VLOOKUP([.L$2];[$'weapon parameters'.$A:.$M];[.$B$8]+6;0)+VLOOKUP([.L$2];[$'weapon parameters'.$A:.$M];[.$B$8]+9;0)*[.L$5]*[.$A39])" office:value-type="float" office:value="43.6863555336744" calcext:value-type="float">
            <text:p>44</text:p>
          </table:table-cell>
          <table:table-cell table:style-name="ce18" table:formula="of:=IF(ISBLANK([.M$2]);0;VLOOKUP([.M$2];[$'weapon parameters'.$A:.$M];[.$B$8]+6;0)+VLOOKUP([.M$2];[$'weapon parameters'.$A:.$M];[.$B$8]+9;0)*[.M$5]*[.$A39])" office:value-type="float" office:value="30.1553492812947" calcext:value-type="float">
            <text:p>30</text:p>
          </table:table-cell>
          <table:table-cell table:style-name="ce18" table:formula="of:=IF(ISBLANK([.N$2]);0;VLOOKUP([.N$2];[$'weapon parameters'.$A:.$M];[.$B$8]+6;0)+VLOOKUP([.N$2];[$'weapon parameters'.$A:.$M];[.$B$8]+9;0)*[.N$5]*[.$A39])" office:value-type="float" office:value="30.9572738508291" calcext:value-type="float">
            <text:p>31</text:p>
          </table:table-cell>
          <table:table-cell table:style-name="ce18" table:formula="of:=IF(ISBLANK([.O$2]);0;VLOOKUP([.O$2];[$'weapon parameters'.$A:.$M];[.$B$8]+6;0)+VLOOKUP([.O$2];[$'weapon parameters'.$A:.$M];[.$B$8]+9;0)*[.O$5]*[.$A39])" office:value-type="float" office:value="32.4625576317638" calcext:value-type="float">
            <text:p>32</text:p>
          </table:table-cell>
          <table:table-cell table:style-name="ce18" table:formula="of:=IF(ISBLANK([.P$2]);0;VLOOKUP([.P$2];[$'weapon parameters'.$A:.$M];[.$B$8]+6;0)+VLOOKUP([.P$2];[$'weapon parameters'.$A:.$M];[.$B$8]+9;0)*[.P$5]*[.$A39])" office:value-type="float" office:value="0" calcext:value-type="float">
            <text:p>0</text:p>
          </table:table-cell>
          <table:table-cell table:style-name="ce18" table:formula="of:=IF(ISBLANK([.Q$2]);0;VLOOKUP([.Q$2];[$'weapon parameters'.$A:.$M];[.$B$8]+6;0)+VLOOKUP([.Q$2];[$'weapon parameters'.$A:.$M];[.$B$8]+9;0)*[.Q$5]*[.$A39])" office:value-type="float" office:value="66.959111527007" calcext:value-type="float">
            <text:p>67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table:formula="of:=IF(ISBLANK([.B$2]);0;VLOOKUP([.B$2];[$'weapon parameters'.$A:.$M];[.$B$8]+6;0)+VLOOKUP([.B$2];[$'weapon parameters'.$A:.$M];[.$B$8]+9;0)*[.B$5]*[.$A40])" office:value-type="float" office:value="0" calcext:value-type="float">
            <text:p>0</text:p>
          </table:table-cell>
          <table:table-cell table:style-name="ce18" table:formula="of:=IF(ISBLANK([.C$2]);0;VLOOKUP([.C$2];[$'weapon parameters'.$A:.$M];[.$B$8]+6;0)+VLOOKUP([.C$2];[$'weapon parameters'.$A:.$M];[.$B$8]+9;0)*[.C$5]*[.$A40])" office:value-type="float" office:value="0" calcext:value-type="float">
            <text:p>0</text:p>
          </table:table-cell>
          <table:table-cell table:style-name="ce18" table:formula="of:=IF(ISBLANK([.D$2]);0;VLOOKUP([.D$2];[$'weapon parameters'.$A:.$M];[.$B$8]+6;0)+VLOOKUP([.D$2];[$'weapon parameters'.$A:.$M];[.$B$8]+9;0)*[.D$5]*[.$A40])" office:value-type="float" office:value="0" calcext:value-type="float">
            <text:p>0</text:p>
          </table:table-cell>
          <table:table-cell table:style-name="ce18" table:formula="of:=IF(ISBLANK([.E$2]);0;VLOOKUP([.E$2];[$'weapon parameters'.$A:.$M];[.$B$8]+6;0)+VLOOKUP([.E$2];[$'weapon parameters'.$A:.$M];[.$B$8]+9;0)*[.E$5]*[.$A40])" office:value-type="float" office:value="0" calcext:value-type="float">
            <text:p>0</text:p>
          </table:table-cell>
          <table:table-cell table:style-name="ce18" table:formula="of:=IF(ISBLANK([.F$2]);0;VLOOKUP([.F$2];[$'weapon parameters'.$A:.$M];[.$B$8]+6;0)+VLOOKUP([.F$2];[$'weapon parameters'.$A:.$M];[.$B$8]+9;0)*[.F$5]*[.$A40])" office:value-type="float" office:value="0" calcext:value-type="float">
            <text:p>0</text:p>
          </table:table-cell>
          <table:table-cell table:style-name="ce18" table:formula="of:=IF(ISBLANK([.G$2]);0;VLOOKUP([.G$2];[$'weapon parameters'.$A:.$M];[.$B$8]+6;0)+VLOOKUP([.G$2];[$'weapon parameters'.$A:.$M];[.$B$8]+9;0)*[.G$5]*[.$A40])" office:value-type="float" office:value="0" calcext:value-type="float">
            <text:p>0</text:p>
          </table:table-cell>
          <table:table-cell table:style-name="ce18" table:formula="of:=IF(ISBLANK([.H$2]);0;VLOOKUP([.H$2];[$'weapon parameters'.$A:.$M];[.$B$8]+6;0)+VLOOKUP([.H$2];[$'weapon parameters'.$A:.$M];[.$B$8]+9;0)*[.H$5]*[.$A40])" office:value-type="float" office:value="0" calcext:value-type="float">
            <text:p>0</text:p>
          </table:table-cell>
          <table:table-cell table:style-name="ce18" table:formula="of:=IF(ISBLANK([.I$2]);0;VLOOKUP([.I$2];[$'weapon parameters'.$A:.$M];[.$B$8]+6;0)+VLOOKUP([.I$2];[$'weapon parameters'.$A:.$M];[.$B$8]+9;0)*[.I$5]*[.$A40])" office:value-type="float" office:value="0" calcext:value-type="float">
            <text:p>0</text:p>
          </table:table-cell>
          <table:table-cell table:style-name="ce18" table:formula="of:=IF(ISBLANK([.J$2]);0;VLOOKUP([.J$2];[$'weapon parameters'.$A:.$M];[.$B$8]+6;0)+VLOOKUP([.J$2];[$'weapon parameters'.$A:.$M];[.$B$8]+9;0)*[.J$5]*[.$A40])" office:value-type="float" office:value="0" calcext:value-type="float">
            <text:p>0</text:p>
          </table:table-cell>
          <table:table-cell table:style-name="ce18" table:formula="of:=IF(ISBLANK([.K$2]);0;VLOOKUP([.K$2];[$'weapon parameters'.$A:.$M];[.$B$8]+6;0)+VLOOKUP([.K$2];[$'weapon parameters'.$A:.$M];[.$B$8]+9;0)*[.K$5]*[.$A40])" office:value-type="float" office:value="38.5900176038507" calcext:value-type="float">
            <text:p>39</text:p>
          </table:table-cell>
          <table:table-cell table:style-name="ce18" table:formula="of:=IF(ISBLANK([.L$2]);0;VLOOKUP([.L$2];[$'weapon parameters'.$A:.$M];[.$B$8]+6;0)+VLOOKUP([.L$2];[$'weapon parameters'.$A:.$M];[.$B$8]+9;0)*[.L$5]*[.$A40])" office:value-type="float" office:value="47.6471499753837" calcext:value-type="float">
            <text:p>48</text:p>
          </table:table-cell>
          <table:table-cell table:style-name="ce18" table:formula="of:=IF(ISBLANK([.M$2]);0;VLOOKUP([.M$2];[$'weapon parameters'.$A:.$M];[.$B$8]+6;0)+VLOOKUP([.M$2];[$'weapon parameters'.$A:.$M];[.$B$8]+9;0)*[.M$5]*[.$A40])" office:value-type="float" office:value="32.4247679414566" calcext:value-type="float">
            <text:p>32</text:p>
          </table:table-cell>
          <table:table-cell table:style-name="ce18" table:formula="of:=IF(ISBLANK([.N$2]);0;VLOOKUP([.N$2];[$'weapon parameters'.$A:.$M];[.$B$8]+6;0)+VLOOKUP([.N$2];[$'weapon parameters'.$A:.$M];[.$B$8]+9;0)*[.N$5]*[.$A40])" office:value-type="float" office:value="33.3269330821828" calcext:value-type="float">
            <text:p>33</text:p>
          </table:table-cell>
          <table:table-cell table:style-name="ce18" table:formula="of:=IF(ISBLANK([.O$2]);0;VLOOKUP([.O$2];[$'weapon parameters'.$A:.$M];[.$B$8]+6;0)+VLOOKUP([.O$2];[$'weapon parameters'.$A:.$M];[.$B$8]+9;0)*[.O$5]*[.$A40])" office:value-type="float" office:value="35.0203773357343" calcext:value-type="float">
            <text:p>35</text:p>
          </table:table-cell>
          <table:table-cell table:style-name="ce18" table:formula="of:=IF(ISBLANK([.P$2]);0;VLOOKUP([.P$2];[$'weapon parameters'.$A:.$M];[.$B$8]+6;0)+VLOOKUP([.P$2];[$'weapon parameters'.$A:.$M];[.$B$8]+9;0)*[.P$5]*[.$A40])" office:value-type="float" office:value="0" calcext:value-type="float">
            <text:p>0</text:p>
          </table:table-cell>
          <table:table-cell table:style-name="ce18" table:formula="of:=IF(ISBLANK([.Q$2]);0;VLOOKUP([.Q$2];[$'weapon parameters'.$A:.$M];[.$B$8]+6;0)+VLOOKUP([.Q$2];[$'weapon parameters'.$A:.$M];[.$B$8]+9;0)*[.Q$5]*[.$A40])" office:value-type="float" office:value="75.3290004678829" calcext:value-type="float">
            <text:p>75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IF(ISBLANK([.B$2]);0;VLOOKUP([.B$2];[$'weapon parameters'.$A:.$M];[.$B$8]+6;0)+VLOOKUP([.B$2];[$'weapon parameters'.$A:.$M];[.$B$8]+9;0)*[.B$5]*[.$A41])" office:value-type="float" office:value="0" calcext:value-type="float">
            <text:p>0</text:p>
          </table:table-cell>
          <table:table-cell table:style-name="ce18" table:formula="of:=IF(ISBLANK([.C$2]);0;VLOOKUP([.C$2];[$'weapon parameters'.$A:.$M];[.$B$8]+6;0)+VLOOKUP([.C$2];[$'weapon parameters'.$A:.$M];[.$B$8]+9;0)*[.C$5]*[.$A41])" office:value-type="float" office:value="0" calcext:value-type="float">
            <text:p>0</text:p>
          </table:table-cell>
          <table:table-cell table:style-name="ce18" table:formula="of:=IF(ISBLANK([.D$2]);0;VLOOKUP([.D$2];[$'weapon parameters'.$A:.$M];[.$B$8]+6;0)+VLOOKUP([.D$2];[$'weapon parameters'.$A:.$M];[.$B$8]+9;0)*[.D$5]*[.$A41])" office:value-type="float" office:value="0" calcext:value-type="float">
            <text:p>0</text:p>
          </table:table-cell>
          <table:table-cell table:style-name="ce18" table:formula="of:=IF(ISBLANK([.E$2]);0;VLOOKUP([.E$2];[$'weapon parameters'.$A:.$M];[.$B$8]+6;0)+VLOOKUP([.E$2];[$'weapon parameters'.$A:.$M];[.$B$8]+9;0)*[.E$5]*[.$A41])" office:value-type="float" office:value="0" calcext:value-type="float">
            <text:p>0</text:p>
          </table:table-cell>
          <table:table-cell table:style-name="ce18" table:formula="of:=IF(ISBLANK([.F$2]);0;VLOOKUP([.F$2];[$'weapon parameters'.$A:.$M];[.$B$8]+6;0)+VLOOKUP([.F$2];[$'weapon parameters'.$A:.$M];[.$B$8]+9;0)*[.F$5]*[.$A41])" office:value-type="float" office:value="0" calcext:value-type="float">
            <text:p>0</text:p>
          </table:table-cell>
          <table:table-cell table:style-name="ce18" table:formula="of:=IF(ISBLANK([.G$2]);0;VLOOKUP([.G$2];[$'weapon parameters'.$A:.$M];[.$B$8]+6;0)+VLOOKUP([.G$2];[$'weapon parameters'.$A:.$M];[.$B$8]+9;0)*[.G$5]*[.$A41])" office:value-type="float" office:value="0" calcext:value-type="float">
            <text:p>0</text:p>
          </table:table-cell>
          <table:table-cell table:style-name="ce18" table:formula="of:=IF(ISBLANK([.H$2]);0;VLOOKUP([.H$2];[$'weapon parameters'.$A:.$M];[.$B$8]+6;0)+VLOOKUP([.H$2];[$'weapon parameters'.$A:.$M];[.$B$8]+9;0)*[.H$5]*[.$A41])" office:value-type="float" office:value="0" calcext:value-type="float">
            <text:p>0</text:p>
          </table:table-cell>
          <table:table-cell table:style-name="ce18" table:formula="of:=IF(ISBLANK([.I$2]);0;VLOOKUP([.I$2];[$'weapon parameters'.$A:.$M];[.$B$8]+6;0)+VLOOKUP([.I$2];[$'weapon parameters'.$A:.$M];[.$B$8]+9;0)*[.I$5]*[.$A41])" office:value-type="float" office:value="0" calcext:value-type="float">
            <text:p>0</text:p>
          </table:table-cell>
          <table:table-cell table:style-name="ce18" table:formula="of:=IF(ISBLANK([.J$2]);0;VLOOKUP([.J$2];[$'weapon parameters'.$A:.$M];[.$B$8]+6;0)+VLOOKUP([.J$2];[$'weapon parameters'.$A:.$M];[.$B$8]+9;0)*[.J$5]*[.$A41])" office:value-type="float" office:value="0" calcext:value-type="float">
            <text:p>0</text:p>
          </table:table-cell>
          <table:table-cell table:style-name="ce18" table:formula="of:=IF(ISBLANK([.K$2]);0;VLOOKUP([.K$2];[$'weapon parameters'.$A:.$M];[.$B$8]+6;0)+VLOOKUP([.K$2];[$'weapon parameters'.$A:.$M];[.$B$8]+9;0)*[.K$5]*[.$A41])" office:value-type="float" office:value="42.1000195598341" calcext:value-type="float">
            <text:p>42</text:p>
          </table:table-cell>
          <table:table-cell table:style-name="ce18" table:formula="of:=IF(ISBLANK([.L$2]);0;VLOOKUP([.L$2];[$'weapon parameters'.$A:.$M];[.$B$8]+6;0)+VLOOKUP([.L$2];[$'weapon parameters'.$A:.$M];[.$B$8]+9;0)*[.L$5]*[.$A41])" office:value-type="float" office:value="51.607944417093" calcext:value-type="float">
            <text:p>52</text:p>
          </table:table-cell>
          <table:table-cell table:style-name="ce18" table:formula="of:=IF(ISBLANK([.M$2]);0;VLOOKUP([.M$2];[$'weapon parameters'.$A:.$M];[.$B$8]+6;0)+VLOOKUP([.M$2];[$'weapon parameters'.$A:.$M];[.$B$8]+9;0)*[.M$5]*[.$A41])" office:value-type="float" office:value="34.6941866016184" calcext:value-type="float">
            <text:p>35</text:p>
          </table:table-cell>
          <table:table-cell table:style-name="ce18" table:formula="of:=IF(ISBLANK([.N$2]);0;VLOOKUP([.N$2];[$'weapon parameters'.$A:.$M];[.$B$8]+6;0)+VLOOKUP([.N$2];[$'weapon parameters'.$A:.$M];[.$B$8]+9;0)*[.N$5]*[.$A41])" office:value-type="float" office:value="35.6965923135364" calcext:value-type="float">
            <text:p>36</text:p>
          </table:table-cell>
          <table:table-cell table:style-name="ce18" table:formula="of:=IF(ISBLANK([.O$2]);0;VLOOKUP([.O$2];[$'weapon parameters'.$A:.$M];[.$B$8]+6;0)+VLOOKUP([.O$2];[$'weapon parameters'.$A:.$M];[.$B$8]+9;0)*[.O$5]*[.$A41])" office:value-type="float" office:value="37.5781970397048" calcext:value-type="float">
            <text:p>38</text:p>
          </table:table-cell>
          <table:table-cell table:style-name="ce18" table:formula="of:=IF(ISBLANK([.P$2]);0;VLOOKUP([.P$2];[$'weapon parameters'.$A:.$M];[.$B$8]+6;0)+VLOOKUP([.P$2];[$'weapon parameters'.$A:.$M];[.$B$8]+9;0)*[.P$5]*[.$A41])" office:value-type="float" office:value="0" calcext:value-type="float">
            <text:p>0</text:p>
          </table:table-cell>
          <table:table-cell table:style-name="ce18" table:formula="of:=IF(ISBLANK([.Q$2]);0;VLOOKUP([.Q$2];[$'weapon parameters'.$A:.$M];[.$B$8]+6;0)+VLOOKUP([.Q$2];[$'weapon parameters'.$A:.$M];[.$B$8]+9;0)*[.Q$5]*[.$A41])" office:value-type="float" office:value="83.6988894087588" calcext:value-type="float">
            <text:p>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mbined</text:p>
          </table:table-cell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table:formula="of:=[.B10]+SUM([.B21];[.B32])" office:value-type="float" office:value="26.1456404981861" calcext:value-type="float">
            <text:p>26</text:p>
          </table:table-cell>
          <table:table-cell table:style-name="ce18" table:formula="of:=[.C10]+SUM([.C21];[.C32])" office:value-type="float" office:value="31.1520750812784" calcext:value-type="float">
            <text:p>31</text:p>
          </table:table-cell>
          <table:table-cell table:style-name="ce18" table:formula="of:=[.D10]+SUM([.D21];[.D32])" office:value-type="float" office:value="25.9269767027824" calcext:value-type="float">
            <text:p>26</text:p>
          </table:table-cell>
          <table:table-cell table:style-name="ce18" table:formula="of:=[.E10]+SUM([.E21];[.E32])" office:value-type="float" office:value="30.4852813742037" calcext:value-type="float">
            <text:p>30</text:p>
          </table:table-cell>
          <table:table-cell table:style-name="ce18" table:formula="of:=[.F10]+SUM([.F21];[.F32])" office:value-type="float" office:value="33.2650724490951" calcext:value-type="float">
            <text:p>33</text:p>
          </table:table-cell>
          <table:table-cell table:style-name="ce18" table:formula="of:=[.G10]+SUM([.G21];[.G32])" office:value-type="float" office:value="30.3730830402587" calcext:value-type="float">
            <text:p>30</text:p>
          </table:table-cell>
          <table:table-cell table:style-name="ce18" table:formula="of:=[.H10]+SUM([.H21];[.H32])" office:value-type="float" office:value="27.4315071828791" calcext:value-type="float">
            <text:p>27</text:p>
          </table:table-cell>
          <table:table-cell table:style-name="ce18" table:formula="of:=[.I10]+SUM([.I21];[.I32])" office:value-type="float" office:value="28.461498583662" calcext:value-type="float">
            <text:p>28</text:p>
          </table:table-cell>
          <table:table-cell table:style-name="ce18" table:formula="of:=[.J10]+SUM([.J21];[.J32])" office:value-type="float" office:value="34.5821063128084" calcext:value-type="float">
            <text:p>35</text:p>
          </table:table-cell>
          <table:table-cell table:style-name="ce18" table:formula="of:=[.K10]+SUM([.K21];[.K32])" office:value-type="float" office:value="36.8862022504024" calcext:value-type="float">
            <text:p>37</text:p>
          </table:table-cell>
          <table:table-cell table:style-name="ce18" table:formula="of:=[.L10]+SUM([.L21];[.L32])" office:value-type="float" office:value="47.4284844214275" calcext:value-type="float">
            <text:p>47</text:p>
          </table:table-cell>
          <table:table-cell table:style-name="ce18" table:formula="of:=[.M10]+SUM([.M21];[.M32])" office:value-type="float" office:value="44.1243201399072" calcext:value-type="float">
            <text:p>44</text:p>
          </table:table-cell>
          <table:table-cell table:style-name="ce18" table:formula="of:=[.N10]+SUM([.N21];[.N32])" office:value-type="float" office:value="46.6142770097728" calcext:value-type="float">
            <text:p>47</text:p>
          </table:table-cell>
          <table:table-cell table:style-name="ce18" table:formula="of:=[.O10]+SUM([.O21];[.O32])" office:value-type="float" office:value="44.1365322976217" calcext:value-type="float">
            <text:p>44</text:p>
          </table:table-cell>
          <table:table-cell table:style-name="ce18" table:formula="of:=[.P10]+SUM([.P21];[.P32])" office:value-type="float" office:value="24.0978558618833" calcext:value-type="float">
            <text:p>24</text:p>
          </table:table-cell>
          <table:table-cell table:style-name="ce18" table:formula="of:=[.Q10]+SUM([.Q21];[.Q32])" office:value-type="float" office:value="32.2669431616503" calcext:value-type="float">
            <text:p>32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[.B11]+SUM([.B22];[.B33])" office:value-type="float" office:value="35.2912809963722" calcext:value-type="float">
            <text:p>35</text:p>
          </table:table-cell>
          <table:table-cell table:style-name="ce18" table:formula="of:=[.C11]+SUM([.C22];[.C33])" office:value-type="float" office:value="40.3041501625569" calcext:value-type="float">
            <text:p>40</text:p>
          </table:table-cell>
          <table:table-cell table:style-name="ce18" table:formula="of:=[.D11]+SUM([.D22];[.D33])" office:value-type="float" office:value="34.8539534055648" calcext:value-type="float">
            <text:p>35</text:p>
          </table:table-cell>
          <table:table-cell table:style-name="ce18" table:formula="of:=[.E11]+SUM([.E22];[.E33])" office:value-type="float" office:value="39.9705627484075" calcext:value-type="float">
            <text:p>40</text:p>
          </table:table-cell>
          <table:table-cell table:style-name="ce18" table:formula="of:=[.F11]+SUM([.F22];[.F33])" office:value-type="float" office:value="46.5301448981902" calcext:value-type="float">
            <text:p>47</text:p>
          </table:table-cell>
          <table:table-cell table:style-name="ce18" table:formula="of:=[.G11]+SUM([.G22];[.G33])" office:value-type="float" office:value="39.7461660805174" calcext:value-type="float">
            <text:p>40</text:p>
          </table:table-cell>
          <table:table-cell table:style-name="ce18" table:formula="of:=[.H11]+SUM([.H22];[.H33])" office:value-type="float" office:value="36.8630143657582" calcext:value-type="float">
            <text:p>37</text:p>
          </table:table-cell>
          <table:table-cell table:style-name="ce18" table:formula="of:=[.I11]+SUM([.I22];[.I33])" office:value-type="float" office:value="37.9229971673239" calcext:value-type="float">
            <text:p>38</text:p>
          </table:table-cell>
          <table:table-cell table:style-name="ce18" table:formula="of:=[.J11]+SUM([.J22];[.J33])" office:value-type="float" office:value="46.1642126256167" calcext:value-type="float">
            <text:p>46</text:p>
          </table:table-cell>
          <table:table-cell table:style-name="ce18" table:formula="of:=[.K11]+SUM([.K22];[.K33])" office:value-type="float" office:value="49.7724045008047" calcext:value-type="float">
            <text:p>50</text:p>
          </table:table-cell>
          <table:table-cell table:style-name="ce18" table:formula="of:=[.L11]+SUM([.L22];[.L33])" office:value-type="float" office:value="60.856968842855" calcext:value-type="float">
            <text:p>61</text:p>
          </table:table-cell>
          <table:table-cell table:style-name="ce18" table:formula="of:=[.M11]+SUM([.M22];[.M33])" office:value-type="float" office:value="55.2486402798144" calcext:value-type="float">
            <text:p>55</text:p>
          </table:table-cell>
          <table:table-cell table:style-name="ce18" table:formula="of:=[.N11]+SUM([.N22];[.N33])" office:value-type="float" office:value="61.2285540195456" calcext:value-type="float">
            <text:p>61</text:p>
          </table:table-cell>
          <table:table-cell table:style-name="ce18" table:formula="of:=[.O11]+SUM([.O22];[.O33])" office:value-type="float" office:value="55.2730645952435" calcext:value-type="float">
            <text:p>55</text:p>
          </table:table-cell>
          <table:table-cell table:style-name="ce18" table:formula="of:=[.P11]+SUM([.P22];[.P33])" office:value-type="float" office:value="38.1957117237666" calcext:value-type="float">
            <text:p>38</text:p>
          </table:table-cell>
          <table:table-cell table:style-name="ce18" table:formula="of:=[.Q11]+SUM([.Q22];[.Q33])" office:value-type="float" office:value="47.5338863233007" calcext:value-type="float">
            <text:p>48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formula="of:=[.B12]+SUM([.B23];[.B34])" office:value-type="float" office:value="44.4369214945583" calcext:value-type="float">
            <text:p>44</text:p>
          </table:table-cell>
          <table:table-cell table:style-name="ce18" table:formula="of:=[.C12]+SUM([.C23];[.C34])" office:value-type="float" office:value="49.4562252438353" calcext:value-type="float">
            <text:p>49</text:p>
          </table:table-cell>
          <table:table-cell table:style-name="ce18" table:formula="of:=[.D12]+SUM([.D23];[.D34])" office:value-type="float" office:value="43.7809301083471" calcext:value-type="float">
            <text:p>44</text:p>
          </table:table-cell>
          <table:table-cell table:style-name="ce18" table:formula="of:=[.E12]+SUM([.E23];[.E34])" office:value-type="float" office:value="49.4558441226112" calcext:value-type="float">
            <text:p>49</text:p>
          </table:table-cell>
          <table:table-cell table:style-name="ce18" table:formula="of:=[.F12]+SUM([.F23];[.F34])" office:value-type="float" office:value="59.7952173472853" calcext:value-type="float">
            <text:p>60</text:p>
          </table:table-cell>
          <table:table-cell table:style-name="ce18" table:formula="of:=[.G12]+SUM([.G23];[.G34])" office:value-type="float" office:value="49.1192491207761" calcext:value-type="float">
            <text:p>49</text:p>
          </table:table-cell>
          <table:table-cell table:style-name="ce18" table:formula="of:=[.H12]+SUM([.H23];[.H34])" office:value-type="float" office:value="46.2945215486372" calcext:value-type="float">
            <text:p>46</text:p>
          </table:table-cell>
          <table:table-cell table:style-name="ce18" table:formula="of:=[.I12]+SUM([.I23];[.I34])" office:value-type="float" office:value="47.3844957509859" calcext:value-type="float">
            <text:p>47</text:p>
          </table:table-cell>
          <table:table-cell table:style-name="ce18" table:formula="of:=[.J12]+SUM([.J23];[.J34])" office:value-type="float" office:value="57.7463189384251" calcext:value-type="float">
            <text:p>58</text:p>
          </table:table-cell>
          <table:table-cell table:style-name="ce18" table:formula="of:=[.K12]+SUM([.K23];[.K34])" office:value-type="float" office:value="62.658606751207" calcext:value-type="float">
            <text:p>63</text:p>
          </table:table-cell>
          <table:table-cell table:style-name="ce18" table:formula="of:=[.L12]+SUM([.L23];[.L34])" office:value-type="float" office:value="74.2854532642826" calcext:value-type="float">
            <text:p>74</text:p>
          </table:table-cell>
          <table:table-cell table:style-name="ce18" table:formula="of:=[.M12]+SUM([.M23];[.M34])" office:value-type="float" office:value="66.3729604197216" calcext:value-type="float">
            <text:p>66</text:p>
          </table:table-cell>
          <table:table-cell table:style-name="ce18" table:formula="of:=[.N12]+SUM([.N23];[.N34])" office:value-type="float" office:value="75.8428310293184" calcext:value-type="float">
            <text:p>76</text:p>
          </table:table-cell>
          <table:table-cell table:style-name="ce18" table:formula="of:=[.O12]+SUM([.O23];[.O34])" office:value-type="float" office:value="66.4095968928652" calcext:value-type="float">
            <text:p>66</text:p>
          </table:table-cell>
          <table:table-cell table:style-name="ce18" table:formula="of:=[.P12]+SUM([.P23];[.P34])" office:value-type="float" office:value="52.29356758565" calcext:value-type="float">
            <text:p>52</text:p>
          </table:table-cell>
          <table:table-cell table:style-name="ce18" table:formula="of:=[.Q12]+SUM([.Q23];[.Q34])" office:value-type="float" office:value="62.800829484951" calcext:value-type="float">
            <text:p>63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formula="of:=[.B13]+SUM([.B24];[.B35])" office:value-type="float" office:value="53.5825619927444" calcext:value-type="float">
            <text:p>54</text:p>
          </table:table-cell>
          <table:table-cell table:style-name="ce18" table:formula="of:=[.C13]+SUM([.C24];[.C35])" office:value-type="float" office:value="58.6083003251138" calcext:value-type="float">
            <text:p>59</text:p>
          </table:table-cell>
          <table:table-cell table:style-name="ce18" table:formula="of:=[.D13]+SUM([.D24];[.D35])" office:value-type="float" office:value="52.7079068111295" calcext:value-type="float">
            <text:p>53</text:p>
          </table:table-cell>
          <table:table-cell table:style-name="ce18" table:formula="of:=[.E13]+SUM([.E24];[.E35])" office:value-type="float" office:value="58.9411254968149" calcext:value-type="float">
            <text:p>59</text:p>
          </table:table-cell>
          <table:table-cell table:style-name="ce18" table:formula="of:=[.F13]+SUM([.F24];[.F35])" office:value-type="float" office:value="73.0602897963804" calcext:value-type="float">
            <text:p>73</text:p>
          </table:table-cell>
          <table:table-cell table:style-name="ce18" table:formula="of:=[.G13]+SUM([.G24];[.G35])" office:value-type="float" office:value="58.4923321610348" calcext:value-type="float">
            <text:p>58</text:p>
          </table:table-cell>
          <table:table-cell table:style-name="ce18" table:formula="of:=[.H13]+SUM([.H24];[.H35])" office:value-type="float" office:value="55.7260287315163" calcext:value-type="float">
            <text:p>56</text:p>
          </table:table-cell>
          <table:table-cell table:style-name="ce18" table:formula="of:=[.I13]+SUM([.I24];[.I35])" office:value-type="float" office:value="56.8459943346478" calcext:value-type="float">
            <text:p>57</text:p>
          </table:table-cell>
          <table:table-cell table:style-name="ce18" table:formula="of:=[.J13]+SUM([.J24];[.J35])" office:value-type="float" office:value="69.3284252512334" calcext:value-type="float">
            <text:p>69</text:p>
          </table:table-cell>
          <table:table-cell table:style-name="ce18" table:formula="of:=[.K13]+SUM([.K24];[.K35])" office:value-type="float" office:value="75.5448090016094" calcext:value-type="float">
            <text:p>76</text:p>
          </table:table-cell>
          <table:table-cell table:style-name="ce18" table:formula="of:=[.L13]+SUM([.L24];[.L35])" office:value-type="float" office:value="87.7139376857101" calcext:value-type="float">
            <text:p>88</text:p>
          </table:table-cell>
          <table:table-cell table:style-name="ce18" table:formula="of:=[.M13]+SUM([.M24];[.M35])" office:value-type="float" office:value="77.4972805596287" calcext:value-type="float">
            <text:p>77</text:p>
          </table:table-cell>
          <table:table-cell table:style-name="ce18" table:formula="of:=[.N13]+SUM([.N24];[.N35])" office:value-type="float" office:value="90.4571080390912" calcext:value-type="float">
            <text:p>90</text:p>
          </table:table-cell>
          <table:table-cell table:style-name="ce18" table:formula="of:=[.O13]+SUM([.O24];[.O35])" office:value-type="float" office:value="77.546129190487" calcext:value-type="float">
            <text:p>78</text:p>
          </table:table-cell>
          <table:table-cell table:style-name="ce18" table:formula="of:=[.P13]+SUM([.P24];[.P35])" office:value-type="float" office:value="66.3914234475333" calcext:value-type="float">
            <text:p>66</text:p>
          </table:table-cell>
          <table:table-cell table:style-name="ce18" table:formula="of:=[.Q13]+SUM([.Q24];[.Q35])" office:value-type="float" office:value="78.0677726466013" calcext:value-type="float">
            <text:p>78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table:formula="of:=[.B14]+SUM([.B25];[.B36])" office:value-type="float" office:value="62.7282024909305" calcext:value-type="float">
            <text:p>63</text:p>
          </table:table-cell>
          <table:table-cell table:style-name="ce18" table:formula="of:=[.C14]+SUM([.C25];[.C36])" office:value-type="float" office:value="67.7603754063922" calcext:value-type="float">
            <text:p>68</text:p>
          </table:table-cell>
          <table:table-cell table:style-name="ce18" table:formula="of:=[.D14]+SUM([.D25];[.D36])" office:value-type="float" office:value="61.6348835139119" calcext:value-type="float">
            <text:p>62</text:p>
          </table:table-cell>
          <table:table-cell table:style-name="ce18" table:formula="of:=[.E14]+SUM([.E25];[.E36])" office:value-type="float" office:value="68.4264068710186" calcext:value-type="float">
            <text:p>68</text:p>
          </table:table-cell>
          <table:table-cell table:style-name="ce18" table:formula="of:=[.F14]+SUM([.F25];[.F36])" office:value-type="float" office:value="86.3253622454755" calcext:value-type="float">
            <text:p>86</text:p>
          </table:table-cell>
          <table:table-cell table:style-name="ce18" table:formula="of:=[.G14]+SUM([.G25];[.G36])" office:value-type="float" office:value="67.8654152012935" calcext:value-type="float">
            <text:p>68</text:p>
          </table:table-cell>
          <table:table-cell table:style-name="ce18" table:formula="of:=[.H14]+SUM([.H25];[.H36])" office:value-type="float" office:value="65.1575359143954" calcext:value-type="float">
            <text:p>65</text:p>
          </table:table-cell>
          <table:table-cell table:style-name="ce18" table:formula="of:=[.I14]+SUM([.I25];[.I36])" office:value-type="float" office:value="66.3074929183098" calcext:value-type="float">
            <text:p>66</text:p>
          </table:table-cell>
          <table:table-cell table:style-name="ce18" table:formula="of:=[.J14]+SUM([.J25];[.J36])" office:value-type="float" office:value="80.9105315640418" calcext:value-type="float">
            <text:p>81</text:p>
          </table:table-cell>
          <table:table-cell table:style-name="ce18" table:formula="of:=[.K14]+SUM([.K25];[.K36])" office:value-type="float" office:value="88.4310112520117" calcext:value-type="float">
            <text:p>88</text:p>
          </table:table-cell>
          <table:table-cell table:style-name="ce18" table:formula="of:=[.L14]+SUM([.L25];[.L36])" office:value-type="float" office:value="101.142422107138" calcext:value-type="float">
            <text:p>101</text:p>
          </table:table-cell>
          <table:table-cell table:style-name="ce18" table:formula="of:=[.M14]+SUM([.M25];[.M36])" office:value-type="float" office:value="88.6216006995359" calcext:value-type="float">
            <text:p>89</text:p>
          </table:table-cell>
          <table:table-cell table:style-name="ce18" table:formula="of:=[.N14]+SUM([.N25];[.N36])" office:value-type="float" office:value="105.071385048864" calcext:value-type="float">
            <text:p>105</text:p>
          </table:table-cell>
          <table:table-cell table:style-name="ce18" table:formula="of:=[.O14]+SUM([.O25];[.O36])" office:value-type="float" office:value="88.6826614881087" calcext:value-type="float">
            <text:p>89</text:p>
          </table:table-cell>
          <table:table-cell table:style-name="ce18" table:formula="of:=[.P14]+SUM([.P25];[.P36])" office:value-type="float" office:value="80.4892793094166" calcext:value-type="float">
            <text:p>80</text:p>
          </table:table-cell>
          <table:table-cell table:style-name="ce18" table:formula="of:=[.Q14]+SUM([.Q25];[.Q36])" office:value-type="float" office:value="93.3347158082516" calcext:value-type="float">
            <text:p>93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table:formula="of:=[.B15]+SUM([.B26];[.B37])" office:value-type="float" office:value="71.8738429891166" calcext:value-type="float">
            <text:p>72</text:p>
          </table:table-cell>
          <table:table-cell table:style-name="ce18" table:formula="of:=[.C15]+SUM([.C26];[.C37])" office:value-type="float" office:value="76.9124504876706" calcext:value-type="float">
            <text:p>77</text:p>
          </table:table-cell>
          <table:table-cell table:style-name="ce18" table:formula="of:=[.D15]+SUM([.D26];[.D37])" office:value-type="float" office:value="70.5618602166943" calcext:value-type="float">
            <text:p>71</text:p>
          </table:table-cell>
          <table:table-cell table:style-name="ce18" table:formula="of:=[.E15]+SUM([.E26];[.E37])" office:value-type="float" office:value="77.9116882452224" calcext:value-type="float">
            <text:p>78</text:p>
          </table:table-cell>
          <table:table-cell table:style-name="ce18" table:formula="of:=[.F15]+SUM([.F26];[.F37])" office:value-type="float" office:value="99.5904346945706" calcext:value-type="float">
            <text:p>100</text:p>
          </table:table-cell>
          <table:table-cell table:style-name="ce18" table:formula="of:=[.G15]+SUM([.G26];[.G37])" office:value-type="float" office:value="77.2384982415522" calcext:value-type="float">
            <text:p>77</text:p>
          </table:table-cell>
          <table:table-cell table:style-name="ce18" table:formula="of:=[.H15]+SUM([.H26];[.H37])" office:value-type="float" office:value="74.5890430972744" calcext:value-type="float">
            <text:p>75</text:p>
          </table:table-cell>
          <table:table-cell table:style-name="ce18" table:formula="of:=[.I15]+SUM([.I26];[.I37])" office:value-type="float" office:value="75.7689915019717" calcext:value-type="float">
            <text:p>76</text:p>
          </table:table-cell>
          <table:table-cell table:style-name="ce18" table:formula="of:=[.J15]+SUM([.J26];[.J37])" office:value-type="float" office:value="92.4926378768501" calcext:value-type="float">
            <text:p>92</text:p>
          </table:table-cell>
          <table:table-cell table:style-name="ce18" table:formula="of:=[.K15]+SUM([.K26];[.K37])" office:value-type="float" office:value="101.317213502414" calcext:value-type="float">
            <text:p>101</text:p>
          </table:table-cell>
          <table:table-cell table:style-name="ce18" table:formula="of:=[.L15]+SUM([.L26];[.L37])" office:value-type="float" office:value="114.570906528565" calcext:value-type="float">
            <text:p>115</text:p>
          </table:table-cell>
          <table:table-cell table:style-name="ce18" table:formula="of:=[.M15]+SUM([.M26];[.M37])" office:value-type="float" office:value="99.7459208394431" calcext:value-type="float">
            <text:p>100</text:p>
          </table:table-cell>
          <table:table-cell table:style-name="ce18" table:formula="of:=[.N15]+SUM([.N26];[.N37])" office:value-type="float" office:value="119.685662058637" calcext:value-type="float">
            <text:p>120</text:p>
          </table:table-cell>
          <table:table-cell table:style-name="ce18" table:formula="of:=[.O15]+SUM([.O26];[.O37])" office:value-type="float" office:value="99.8191937857305" calcext:value-type="float">
            <text:p>100</text:p>
          </table:table-cell>
          <table:table-cell table:style-name="ce18" table:formula="of:=[.P15]+SUM([.P26];[.P37])" office:value-type="float" office:value="94.5871351712999" calcext:value-type="float">
            <text:p>95</text:p>
          </table:table-cell>
          <table:table-cell table:style-name="ce18" table:formula="of:=[.Q15]+SUM([.Q26];[.Q37])" office:value-type="float" office:value="108.601658969902" calcext:value-type="float">
            <text:p>109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table:formula="of:=[.B16]+SUM([.B27];[.B38])" office:value-type="float" office:value="81.0194834873027" calcext:value-type="float">
            <text:p>81</text:p>
          </table:table-cell>
          <table:table-cell table:style-name="ce18" table:formula="of:=[.C16]+SUM([.C27];[.C38])" office:value-type="float" office:value="86.0645255689491" calcext:value-type="float">
            <text:p>86</text:p>
          </table:table-cell>
          <table:table-cell table:style-name="ce18" table:formula="of:=[.D16]+SUM([.D27];[.D38])" office:value-type="float" office:value="79.4888369194767" calcext:value-type="float">
            <text:p>79</text:p>
          </table:table-cell>
          <table:table-cell table:style-name="ce18" table:formula="of:=[.E16]+SUM([.E27];[.E38])" office:value-type="float" office:value="87.3969696194261" calcext:value-type="float">
            <text:p>87</text:p>
          </table:table-cell>
          <table:table-cell table:style-name="ce18" table:formula="of:=[.F16]+SUM([.F27];[.F38])" office:value-type="float" office:value="112.855507143666" calcext:value-type="float">
            <text:p>113</text:p>
          </table:table-cell>
          <table:table-cell table:style-name="ce18" table:formula="of:=[.G16]+SUM([.G27];[.G38])" office:value-type="float" office:value="86.6115812818109" calcext:value-type="float">
            <text:p>87</text:p>
          </table:table-cell>
          <table:table-cell table:style-name="ce18" table:formula="of:=[.H16]+SUM([.H27];[.H38])" office:value-type="float" office:value="84.0205502801535" calcext:value-type="float">
            <text:p>84</text:p>
          </table:table-cell>
          <table:table-cell table:style-name="ce18" table:formula="of:=[.I16]+SUM([.I27];[.I38])" office:value-type="float" office:value="85.2304900856337" calcext:value-type="float">
            <text:p>85</text:p>
          </table:table-cell>
          <table:table-cell table:style-name="ce18" table:formula="of:=[.J16]+SUM([.J27];[.J38])" office:value-type="float" office:value="104.074744189658" calcext:value-type="float">
            <text:p>104</text:p>
          </table:table-cell>
          <table:table-cell table:style-name="ce18" table:formula="of:=[.K16]+SUM([.K27];[.K38])" office:value-type="float" office:value="114.203415752816" calcext:value-type="float">
            <text:p>114</text:p>
          </table:table-cell>
          <table:table-cell table:style-name="ce18" table:formula="of:=[.L16]+SUM([.L27];[.L38])" office:value-type="float" office:value="127.999390949993" calcext:value-type="float">
            <text:p>128</text:p>
          </table:table-cell>
          <table:table-cell table:style-name="ce18" table:formula="of:=[.M16]+SUM([.M27];[.M38])" office:value-type="float" office:value="110.87024097935" calcext:value-type="float">
            <text:p>111</text:p>
          </table:table-cell>
          <table:table-cell table:style-name="ce18" table:formula="of:=[.N16]+SUM([.N27];[.N38])" office:value-type="float" office:value="134.29993906841" calcext:value-type="float">
            <text:p>134</text:p>
          </table:table-cell>
          <table:table-cell table:style-name="ce18" table:formula="of:=[.O16]+SUM([.O27];[.O38])" office:value-type="float" office:value="110.955726083352" calcext:value-type="float">
            <text:p>111</text:p>
          </table:table-cell>
          <table:table-cell table:style-name="ce18" table:formula="of:=[.P16]+SUM([.P27];[.P38])" office:value-type="float" office:value="108.684991033183" calcext:value-type="float">
            <text:p>109</text:p>
          </table:table-cell>
          <table:table-cell table:style-name="ce18" table:formula="of:=[.Q16]+SUM([.Q27];[.Q38])" office:value-type="float" office:value="123.868602131552" calcext:value-type="float">
            <text:p>124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table:formula="of:=[.B17]+SUM([.B28];[.B39])" office:value-type="float" office:value="90.1651239854888" calcext:value-type="float">
            <text:p>90</text:p>
          </table:table-cell>
          <table:table-cell table:style-name="ce18" table:formula="of:=[.C17]+SUM([.C28];[.C39])" office:value-type="float" office:value="95.2166006502275" calcext:value-type="float">
            <text:p>95</text:p>
          </table:table-cell>
          <table:table-cell table:style-name="ce18" table:formula="of:=[.D17]+SUM([.D28];[.D39])" office:value-type="float" office:value="88.415813622259" calcext:value-type="float">
            <text:p>88</text:p>
          </table:table-cell>
          <table:table-cell table:style-name="ce18" table:formula="of:=[.E17]+SUM([.E28];[.E39])" office:value-type="float" office:value="96.8822509936298" calcext:value-type="float">
            <text:p>97</text:p>
          </table:table-cell>
          <table:table-cell table:style-name="ce18" table:formula="of:=[.F17]+SUM([.F28];[.F39])" office:value-type="float" office:value="126.120579592761" calcext:value-type="float">
            <text:p>126</text:p>
          </table:table-cell>
          <table:table-cell table:style-name="ce18" table:formula="of:=[.G17]+SUM([.G28];[.G39])" office:value-type="float" office:value="95.9846643220696" calcext:value-type="float">
            <text:p>96</text:p>
          </table:table-cell>
          <table:table-cell table:style-name="ce18" table:formula="of:=[.H17]+SUM([.H28];[.H39])" office:value-type="float" office:value="93.4520574630326" calcext:value-type="float">
            <text:p>93</text:p>
          </table:table-cell>
          <table:table-cell table:style-name="ce18" table:formula="of:=[.I17]+SUM([.I28];[.I39])" office:value-type="float" office:value="94.6919886692956" calcext:value-type="float">
            <text:p>95</text:p>
          </table:table-cell>
          <table:table-cell table:style-name="ce18" table:formula="of:=[.J17]+SUM([.J28];[.J39])" office:value-type="float" office:value="115.656850502467" calcext:value-type="float">
            <text:p>116</text:p>
          </table:table-cell>
          <table:table-cell table:style-name="ce18" table:formula="of:=[.K17]+SUM([.K28];[.K39])" office:value-type="float" office:value="127.089618003219" calcext:value-type="float">
            <text:p>127</text:p>
          </table:table-cell>
          <table:table-cell table:style-name="ce18" table:formula="of:=[.L17]+SUM([.L28];[.L39])" office:value-type="float" office:value="141.42787537142" calcext:value-type="float">
            <text:p>141</text:p>
          </table:table-cell>
          <table:table-cell table:style-name="ce18" table:formula="of:=[.M17]+SUM([.M28];[.M39])" office:value-type="float" office:value="121.994561119257" calcext:value-type="float">
            <text:p>122</text:p>
          </table:table-cell>
          <table:table-cell table:style-name="ce18" table:formula="of:=[.N17]+SUM([.N28];[.N39])" office:value-type="float" office:value="148.914216078182" calcext:value-type="float">
            <text:p>149</text:p>
          </table:table-cell>
          <table:table-cell table:style-name="ce18" table:formula="of:=[.O17]+SUM([.O28];[.O39])" office:value-type="float" office:value="122.092258380974" calcext:value-type="float">
            <text:p>122</text:p>
          </table:table-cell>
          <table:table-cell table:style-name="ce18" table:formula="of:=[.P17]+SUM([.P28];[.P39])" office:value-type="float" office:value="122.782846895067" calcext:value-type="float">
            <text:p>123</text:p>
          </table:table-cell>
          <table:table-cell table:style-name="ce18" table:formula="of:=[.Q17]+SUM([.Q28];[.Q39])" office:value-type="float" office:value="139.135545293203" calcext:value-type="float">
            <text:p>139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table:formula="of:=[.B18]+SUM([.B29];[.B40])" office:value-type="float" office:value="99.3107644836749" calcext:value-type="float">
            <text:p>99</text:p>
          </table:table-cell>
          <table:table-cell table:style-name="ce18" table:formula="of:=[.C18]+SUM([.C29];[.C40])" office:value-type="float" office:value="104.368675731506" calcext:value-type="float">
            <text:p>104</text:p>
          </table:table-cell>
          <table:table-cell table:style-name="ce18" table:formula="of:=[.D18]+SUM([.D29];[.D40])" office:value-type="float" office:value="97.3427903250414" calcext:value-type="float">
            <text:p>97</text:p>
          </table:table-cell>
          <table:table-cell table:style-name="ce18" table:formula="of:=[.E18]+SUM([.E29];[.E40])" office:value-type="float" office:value="106.367532367834" calcext:value-type="float">
            <text:p>106</text:p>
          </table:table-cell>
          <table:table-cell table:style-name="ce18" table:formula="of:=[.F18]+SUM([.F29];[.F40])" office:value-type="float" office:value="139.385652041856" calcext:value-type="float">
            <text:p>139</text:p>
          </table:table-cell>
          <table:table-cell table:style-name="ce18" table:formula="of:=[.G18]+SUM([.G29];[.G40])" office:value-type="float" office:value="105.357747362328" calcext:value-type="float">
            <text:p>105</text:p>
          </table:table-cell>
          <table:table-cell table:style-name="ce18" table:formula="of:=[.H18]+SUM([.H29];[.H40])" office:value-type="float" office:value="102.883564645912" calcext:value-type="float">
            <text:p>103</text:p>
          </table:table-cell>
          <table:table-cell table:style-name="ce18" table:formula="of:=[.I18]+SUM([.I29];[.I40])" office:value-type="float" office:value="104.153487252958" calcext:value-type="float">
            <text:p>104</text:p>
          </table:table-cell>
          <table:table-cell table:style-name="ce18" table:formula="of:=[.J18]+SUM([.J29];[.J40])" office:value-type="float" office:value="127.238956815275" calcext:value-type="float">
            <text:p>127</text:p>
          </table:table-cell>
          <table:table-cell table:style-name="ce18" table:formula="of:=[.K18]+SUM([.K29];[.K40])" office:value-type="float" office:value="139.975820253621" calcext:value-type="float">
            <text:p>140</text:p>
          </table:table-cell>
          <table:table-cell table:style-name="ce18" table:formula="of:=[.L18]+SUM([.L29];[.L40])" office:value-type="float" office:value="154.856359792848" calcext:value-type="float">
            <text:p>155</text:p>
          </table:table-cell>
          <table:table-cell table:style-name="ce18" table:formula="of:=[.M18]+SUM([.M29];[.M40])" office:value-type="float" office:value="133.118881259165" calcext:value-type="float">
            <text:p>133</text:p>
          </table:table-cell>
          <table:table-cell table:style-name="ce18" table:formula="of:=[.N18]+SUM([.N29];[.N40])" office:value-type="float" office:value="163.528493087955" calcext:value-type="float">
            <text:p>164</text:p>
          </table:table-cell>
          <table:table-cell table:style-name="ce18" table:formula="of:=[.O18]+SUM([.O29];[.O40])" office:value-type="float" office:value="133.228790678596" calcext:value-type="float">
            <text:p>133</text:p>
          </table:table-cell>
          <table:table-cell table:style-name="ce18" table:formula="of:=[.P18]+SUM([.P29];[.P40])" office:value-type="float" office:value="136.88070275695" calcext:value-type="float">
            <text:p>137</text:p>
          </table:table-cell>
          <table:table-cell table:style-name="ce18" table:formula="of:=[.Q18]+SUM([.Q29];[.Q40])" office:value-type="float" office:value="154.402488454853" calcext:value-type="float">
            <text:p>154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[.B19]+SUM([.B30];[.B41])" office:value-type="float" office:value="108.456404981861" calcext:value-type="float">
            <text:p>108</text:p>
          </table:table-cell>
          <table:table-cell table:style-name="ce18" table:formula="of:=[.C19]+SUM([.C30];[.C41])" office:value-type="float" office:value="113.520750812784" calcext:value-type="float">
            <text:p>114</text:p>
          </table:table-cell>
          <table:table-cell table:style-name="ce18" table:formula="of:=[.D19]+SUM([.D30];[.D41])" office:value-type="float" office:value="106.269767027824" calcext:value-type="float">
            <text:p>106</text:p>
          </table:table-cell>
          <table:table-cell table:style-name="ce18" table:formula="of:=[.E19]+SUM([.E30];[.E41])" office:value-type="float" office:value="115.852813742037" calcext:value-type="float">
            <text:p>116</text:p>
          </table:table-cell>
          <table:table-cell table:style-name="ce18" table:formula="of:=[.F19]+SUM([.F30];[.F41])" office:value-type="float" office:value="152.650724490951" calcext:value-type="float">
            <text:p>153</text:p>
          </table:table-cell>
          <table:table-cell table:style-name="ce18" table:formula="of:=[.G19]+SUM([.G30];[.G41])" office:value-type="float" office:value="114.730830402587" calcext:value-type="float">
            <text:p>115</text:p>
          </table:table-cell>
          <table:table-cell table:style-name="ce18" table:formula="of:=[.H19]+SUM([.H30];[.H41])" office:value-type="float" office:value="112.315071828791" calcext:value-type="float">
            <text:p>112</text:p>
          </table:table-cell>
          <table:table-cell table:style-name="ce18" table:formula="of:=[.I19]+SUM([.I30];[.I41])" office:value-type="float" office:value="113.61498583662" calcext:value-type="float">
            <text:p>114</text:p>
          </table:table-cell>
          <table:table-cell table:style-name="ce18" table:formula="of:=[.J19]+SUM([.J30];[.J41])" office:value-type="float" office:value="138.821063128084" calcext:value-type="float">
            <text:p>139</text:p>
          </table:table-cell>
          <table:table-cell table:style-name="ce18" table:formula="of:=[.K19]+SUM([.K30];[.K41])" office:value-type="float" office:value="152.862022504023" calcext:value-type="float">
            <text:p>153</text:p>
          </table:table-cell>
          <table:table-cell table:style-name="ce18" table:formula="of:=[.L19]+SUM([.L30];[.L41])" office:value-type="float" office:value="168.284844214275" calcext:value-type="float">
            <text:p>168</text:p>
          </table:table-cell>
          <table:table-cell table:style-name="ce18" table:formula="of:=[.M19]+SUM([.M30];[.M41])" office:value-type="float" office:value="144.243201399072" calcext:value-type="float">
            <text:p>144</text:p>
          </table:table-cell>
          <table:table-cell table:style-name="ce18" table:formula="of:=[.N19]+SUM([.N30];[.N41])" office:value-type="float" office:value="178.142770097728" calcext:value-type="float">
            <text:p>178</text:p>
          </table:table-cell>
          <table:table-cell table:style-name="ce18" table:formula="of:=[.O19]+SUM([.O30];[.O41])" office:value-type="float" office:value="144.365322976217" calcext:value-type="float">
            <text:p>144</text:p>
          </table:table-cell>
          <table:table-cell table:style-name="ce18" table:formula="of:=[.P19]+SUM([.P30];[.P41])" office:value-type="float" office:value="150.978558618833" calcext:value-type="float">
            <text:p>151</text:p>
          </table:table-cell>
          <table:table-cell table:style-name="ce18" table:formula="of:=[.Q19]+SUM([.Q30];[.Q41])" office:value-type="float" office:value="169.669431616503" calcext:value-type="float">
            <text:p>170</text:p>
          </table:table-cell>
          <table:table-cell table:number-columns-repeated="1004"/>
        </table:table-row>
        <table:table-row table:style-name="ro1">
          <table:table-cell/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string" calcext:value-type="string">
            <text:p>speed</text:p>
          </table:table-cell>
          <table:table-cell table:style-name="ce18" office:value-type="float" office:value="3" calcext:value-type="float">
            <text:p>3</text:p>
          </table:table-cell>
          <table:table-cell table:style-name="ce18" table:number-columns-repeated="5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string" calcext:value-type="string">
            <text:p>buff</text:p>
          </table:table-cell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table:formula="of:=VLOOKUP([.B$1];[$'weapon parameters'.$A:.$M];[.$B$54]+0;0)+VLOOKUP([.B$1];[$'weapon parameters'.$A:.$M];[.$B$54]+3;0)*[.$A56]+VLOOKUP([.$A$7];[$'weapon parameters'.$A$17:.$M$20];12;0)*[.B$6]*[.$A10]" office:value-type="float" office:value="37.0148709425151" calcext:value-type="float">
            <text:p>37</text:p>
          </table:table-cell>
          <table:table-cell table:style-name="ce18" table:formula="of:=VLOOKUP([.C$1];[$'weapon parameters'.$A:.$M];[.$B$54]+0;0)+VLOOKUP([.C$1];[$'weapon parameters'.$A:.$M];[.$B$54]+3;0)*[.$A56]+VLOOKUP([.$A$7];[$'weapon parameters'.$A$17:.$M$20];12;0)*[.C$6]*[.$A10]" office:value-type="float" office:value="37.0043836167536" calcext:value-type="float">
            <text:p>37</text:p>
          </table:table-cell>
          <table:table-cell table:style-name="ce18" table:formula="of:=VLOOKUP([.D$1];[$'weapon parameters'.$A:.$M];[.$B$54]+0;0)+VLOOKUP([.D$1];[$'weapon parameters'.$A:.$M];[.$B$54]+3;0)*[.$A56]+VLOOKUP([.$A$7];[$'weapon parameters'.$A$17:.$M$20];12;0)*[.D$6]*[.$A10]" office:value-type="float" office:value="37.302685421159" calcext:value-type="float">
            <text:p>37</text:p>
          </table:table-cell>
          <table:table-cell table:style-name="ce18" table:formula="of:=VLOOKUP([.E$1];[$'weapon parameters'.$A:.$M];[.$B$54]+0;0)+VLOOKUP([.E$1];[$'weapon parameters'.$A:.$M];[.$B$54]+3;0)*[.$A56]+VLOOKUP([.$A$7];[$'weapon parameters'.$A$17:.$M$20];12;0)*[.E$6]*[.$A10]" office:value-type="float" office:value="35.6568380384152" calcext:value-type="float">
            <text:p>36</text:p>
          </table:table-cell>
          <table:table-cell table:style-name="ce18" table:formula="of:=VLOOKUP([.F$1];[$'weapon parameters'.$A:.$M];[.$B$54]+0;0)+VLOOKUP([.F$1];[$'weapon parameters'.$A:.$M];[.$B$54]+3;0)*[.$A56]+VLOOKUP([.$A$7];[$'weapon parameters'.$A$17:.$M$20];12;0)*[.F$6]*[.$A10]" office:value-type="float" office:value="36.1707640393066" calcext:value-type="float">
            <text:p>36</text:p>
          </table:table-cell>
          <table:table-cell table:style-name="ce18" table:formula="of:=VLOOKUP([.G$1];[$'weapon parameters'.$A:.$M];[.$B$54]+0;0)+VLOOKUP([.G$1];[$'weapon parameters'.$A:.$M];[.$B$54]+3;0)*[.$A56]+VLOOKUP([.$A$7];[$'weapon parameters'.$A$17:.$M$20];12;0)*[.G$6]*[.$A10]" office:value-type="float" office:value="36.4989293733116" calcext:value-type="float">
            <text:p>36</text:p>
          </table:table-cell>
          <table:table-cell table:style-name="ce18" table:formula="of:=VLOOKUP([.H$1];[$'weapon parameters'.$A:.$M];[.$B$54]+0;0)+VLOOKUP([.H$1];[$'weapon parameters'.$A:.$M];[.$B$54]+3;0)*[.$A56]+VLOOKUP([.$A$7];[$'weapon parameters'.$A$17:.$M$20];12;0)*[.H$6]*[.$A10]" office:value-type="float" office:value="36.2568547447021" calcext:value-type="float">
            <text:p>36</text:p>
          </table:table-cell>
          <table:table-cell table:style-name="ce18" table:formula="of:=VLOOKUP([.I$1];[$'weapon parameters'.$A:.$M];[.$B$54]+0;0)+VLOOKUP([.I$1];[$'weapon parameters'.$A:.$M];[.$B$54]+3;0)*[.$A56]+VLOOKUP([.$A$7];[$'weapon parameters'.$A$17:.$M$20];12;0)*[.I$6]*[.$A10]" office:value-type="float" office:value="35.2177619440398" calcext:value-type="float">
            <text:p>35</text:p>
          </table:table-cell>
          <table:table-cell table:style-name="ce18" table:formula="of:=VLOOKUP([.J$1];[$'weapon parameters'.$A:.$M];[.$B$54]+0;0)+VLOOKUP([.J$1];[$'weapon parameters'.$A:.$M];[.$B$54]+3;0)*[.$A56]+VLOOKUP([.$A$7];[$'weapon parameters'.$A$17:.$M$20];12;0)*[.J$6]*[.$A10]" office:value-type="float" office:value="35.7200343503721" calcext:value-type="float">
            <text:p>36</text:p>
          </table:table-cell>
          <table:table-cell table:style-name="ce18" table:formula="of:=VLOOKUP([.K$1];[$'weapon parameters'.$A:.$M];[.$B$54]+0;0)+VLOOKUP([.K$1];[$'weapon parameters'.$A:.$M];[.$B$54]+3;0)*[.$A56]+VLOOKUP([.$A$7];[$'weapon parameters'.$A$17:.$M$20];12;0)*[.K$6]*[.$A10]" office:value-type="float" office:value="36.4882644512474" calcext:value-type="float">
            <text:p>36</text:p>
          </table:table-cell>
          <table:table-cell table:style-name="ce18" table:formula="of:=VLOOKUP([.L$1];[$'weapon parameters'.$A:.$M];[.$B$54]+0;0)+VLOOKUP([.L$1];[$'weapon parameters'.$A:.$M];[.$B$54]+3;0)*[.$A56]+VLOOKUP([.$A$7];[$'weapon parameters'.$A$17:.$M$20];12;0)*[.L$6]*[.$A10]" office:value-type="float" office:value="36.0091940506786" calcext:value-type="float">
            <text:p>36</text:p>
          </table:table-cell>
          <table:table-cell table:style-name="ce18" table:formula="of:=VLOOKUP([.M$1];[$'weapon parameters'.$A:.$M];[.$B$54]+0;0)+VLOOKUP([.M$1];[$'weapon parameters'.$A:.$M];[.$B$54]+3;0)*[.$A56]+VLOOKUP([.$A$7];[$'weapon parameters'.$A$17:.$M$20];12;0)*[.M$6]*[.$A10]" office:value-type="float" office:value="35.2371315262215" calcext:value-type="float">
            <text:p>35</text:p>
          </table:table-cell>
          <table:table-cell table:style-name="ce18" table:formula="of:=VLOOKUP([.N$1];[$'weapon parameters'.$A:.$M];[.$B$54]+0;0)+VLOOKUP([.N$1];[$'weapon parameters'.$A:.$M];[.$B$54]+3;0)*[.$A56]+VLOOKUP([.$A$7];[$'weapon parameters'.$A$17:.$M$20];12;0)*[.N$6]*[.$A10]" office:value-type="float" office:value="35.6908230955509" calcext:value-type="float">
            <text:p>36</text:p>
          </table:table-cell>
          <table:table-cell table:style-name="ce18" table:formula="of:=VLOOKUP([.O$1];[$'weapon parameters'.$A:.$M];[.$B$54]+0;0)+VLOOKUP([.O$1];[$'weapon parameters'.$A:.$M];[.$B$54]+3;0)*[.$A56]+VLOOKUP([.$A$7];[$'weapon parameters'.$A$17:.$M$20];12;0)*[.O$6]*[.$A10]" office:value-type="float" office:value="35.8630255329424" calcext:value-type="float">
            <text:p>36</text:p>
          </table:table-cell>
          <table:table-cell table:style-name="ce18" table:formula="of:=VLOOKUP([.P$1];[$'weapon parameters'.$A:.$M];[.$B$54]+0;0)+VLOOKUP([.P$1];[$'weapon parameters'.$A:.$M];[.$B$54]+3;0)*[.$A56]+VLOOKUP([.$A$7];[$'weapon parameters'.$A$17:.$M$20];12;0)*[.P$6]*[.$A10]" office:value-type="float" office:value="35.0427508055187" calcext:value-type="float">
            <text:p>35</text:p>
          </table:table-cell>
          <table:table-cell table:style-name="ce18" table:formula="of:=VLOOKUP([.Q$1];[$'weapon parameters'.$A:.$M];[.$B$54]+0;0)+VLOOKUP([.Q$1];[$'weapon parameters'.$A:.$M];[.$B$54]+3;0)*[.$A56]+VLOOKUP([.$A$7];[$'weapon parameters'.$A$17:.$M$20];12;0)*[.Q$6]*[.$A10]" office:value-type="float" office:value="34.9195734801367" calcext:value-type="float">
            <text:p>35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VLOOKUP([.B$1];[$'weapon parameters'.$A:.$M];[.$B$54]+0;0)+VLOOKUP([.B$1];[$'weapon parameters'.$A:.$M];[.$B$54]+3;0)*[.$A57]+VLOOKUP([.$A$7];[$'weapon parameters'.$A$17:.$M$20];12;0)*[.B$6]*[.$A11]" office:value-type="float" office:value="44.0297418850301" calcext:value-type="float">
            <text:p>44</text:p>
          </table:table-cell>
          <table:table-cell table:style-name="ce18" table:formula="of:=VLOOKUP([.C$1];[$'weapon parameters'.$A:.$M];[.$B$54]+0;0)+VLOOKUP([.C$1];[$'weapon parameters'.$A:.$M];[.$B$54]+3;0)*[.$A57]+VLOOKUP([.$A$7];[$'weapon parameters'.$A$17:.$M$20];12;0)*[.C$6]*[.$A11]" office:value-type="float" office:value="44.0087672335073" calcext:value-type="float">
            <text:p>44</text:p>
          </table:table-cell>
          <table:table-cell table:style-name="ce18" table:formula="of:=VLOOKUP([.D$1];[$'weapon parameters'.$A:.$M];[.$B$54]+0;0)+VLOOKUP([.D$1];[$'weapon parameters'.$A:.$M];[.$B$54]+3;0)*[.$A57]+VLOOKUP([.$A$7];[$'weapon parameters'.$A$17:.$M$20];12;0)*[.D$6]*[.$A11]" office:value-type="float" office:value="44.605370842318" calcext:value-type="float">
            <text:p>45</text:p>
          </table:table-cell>
          <table:table-cell table:style-name="ce18" table:formula="of:=VLOOKUP([.E$1];[$'weapon parameters'.$A:.$M];[.$B$54]+0;0)+VLOOKUP([.E$1];[$'weapon parameters'.$A:.$M];[.$B$54]+3;0)*[.$A57]+VLOOKUP([.$A$7];[$'weapon parameters'.$A$17:.$M$20];12;0)*[.E$6]*[.$A11]" office:value-type="float" office:value="41.3136760768303" calcext:value-type="float">
            <text:p>41</text:p>
          </table:table-cell>
          <table:table-cell table:style-name="ce18" table:formula="of:=VLOOKUP([.F$1];[$'weapon parameters'.$A:.$M];[.$B$54]+0;0)+VLOOKUP([.F$1];[$'weapon parameters'.$A:.$M];[.$B$54]+3;0)*[.$A57]+VLOOKUP([.$A$7];[$'weapon parameters'.$A$17:.$M$20];12;0)*[.F$6]*[.$A11]" office:value-type="float" office:value="42.3415280786131" calcext:value-type="float">
            <text:p>42</text:p>
          </table:table-cell>
          <table:table-cell table:style-name="ce18" table:formula="of:=VLOOKUP([.G$1];[$'weapon parameters'.$A:.$M];[.$B$54]+0;0)+VLOOKUP([.G$1];[$'weapon parameters'.$A:.$M];[.$B$54]+3;0)*[.$A57]+VLOOKUP([.$A$7];[$'weapon parameters'.$A$17:.$M$20];12;0)*[.G$6]*[.$A11]" office:value-type="float" office:value="42.9978587466231" calcext:value-type="float">
            <text:p>43</text:p>
          </table:table-cell>
          <table:table-cell table:style-name="ce18" table:formula="of:=VLOOKUP([.H$1];[$'weapon parameters'.$A:.$M];[.$B$54]+0;0)+VLOOKUP([.H$1];[$'weapon parameters'.$A:.$M];[.$B$54]+3;0)*[.$A57]+VLOOKUP([.$A$7];[$'weapon parameters'.$A$17:.$M$20];12;0)*[.H$6]*[.$A11]" office:value-type="float" office:value="42.5137094894041" calcext:value-type="float">
            <text:p>43</text:p>
          </table:table-cell>
          <table:table-cell table:style-name="ce18" table:formula="of:=VLOOKUP([.I$1];[$'weapon parameters'.$A:.$M];[.$B$54]+0;0)+VLOOKUP([.I$1];[$'weapon parameters'.$A:.$M];[.$B$54]+3;0)*[.$A57]+VLOOKUP([.$A$7];[$'weapon parameters'.$A$17:.$M$20];12;0)*[.I$6]*[.$A11]" office:value-type="float" office:value="40.4355238880795" calcext:value-type="float">
            <text:p>40</text:p>
          </table:table-cell>
          <table:table-cell table:style-name="ce18" table:formula="of:=VLOOKUP([.J$1];[$'weapon parameters'.$A:.$M];[.$B$54]+0;0)+VLOOKUP([.J$1];[$'weapon parameters'.$A:.$M];[.$B$54]+3;0)*[.$A57]+VLOOKUP([.$A$7];[$'weapon parameters'.$A$17:.$M$20];12;0)*[.J$6]*[.$A11]" office:value-type="float" office:value="41.4400687007441" calcext:value-type="float">
            <text:p>41</text:p>
          </table:table-cell>
          <table:table-cell table:style-name="ce18" table:formula="of:=VLOOKUP([.K$1];[$'weapon parameters'.$A:.$M];[.$B$54]+0;0)+VLOOKUP([.K$1];[$'weapon parameters'.$A:.$M];[.$B$54]+3;0)*[.$A57]+VLOOKUP([.$A$7];[$'weapon parameters'.$A$17:.$M$20];12;0)*[.K$6]*[.$A11]" office:value-type="float" office:value="42.9765289024947" calcext:value-type="float">
            <text:p>43</text:p>
          </table:table-cell>
          <table:table-cell table:style-name="ce18" table:formula="of:=VLOOKUP([.L$1];[$'weapon parameters'.$A:.$M];[.$B$54]+0;0)+VLOOKUP([.L$1];[$'weapon parameters'.$A:.$M];[.$B$54]+3;0)*[.$A57]+VLOOKUP([.$A$7];[$'weapon parameters'.$A$17:.$M$20];12;0)*[.L$6]*[.$A11]" office:value-type="float" office:value="42.0183881013571" calcext:value-type="float">
            <text:p>42</text:p>
          </table:table-cell>
          <table:table-cell table:style-name="ce18" table:formula="of:=VLOOKUP([.M$1];[$'weapon parameters'.$A:.$M];[.$B$54]+0;0)+VLOOKUP([.M$1];[$'weapon parameters'.$A:.$M];[.$B$54]+3;0)*[.$A57]+VLOOKUP([.$A$7];[$'weapon parameters'.$A$17:.$M$20];12;0)*[.M$6]*[.$A11]" office:value-type="float" office:value="40.474263052443" calcext:value-type="float">
            <text:p>40</text:p>
          </table:table-cell>
          <table:table-cell table:style-name="ce18" table:formula="of:=VLOOKUP([.N$1];[$'weapon parameters'.$A:.$M];[.$B$54]+0;0)+VLOOKUP([.N$1];[$'weapon parameters'.$A:.$M];[.$B$54]+3;0)*[.$A57]+VLOOKUP([.$A$7];[$'weapon parameters'.$A$17:.$M$20];12;0)*[.N$6]*[.$A11]" office:value-type="float" office:value="41.3816461911019" calcext:value-type="float">
            <text:p>41</text:p>
          </table:table-cell>
          <table:table-cell table:style-name="ce18" table:formula="of:=VLOOKUP([.O$1];[$'weapon parameters'.$A:.$M];[.$B$54]+0;0)+VLOOKUP([.O$1];[$'weapon parameters'.$A:.$M];[.$B$54]+3;0)*[.$A57]+VLOOKUP([.$A$7];[$'weapon parameters'.$A$17:.$M$20];12;0)*[.O$6]*[.$A11]" office:value-type="float" office:value="41.7260510658848" calcext:value-type="float">
            <text:p>42</text:p>
          </table:table-cell>
          <table:table-cell table:style-name="ce18" table:formula="of:=VLOOKUP([.P$1];[$'weapon parameters'.$A:.$M];[.$B$54]+0;0)+VLOOKUP([.P$1];[$'weapon parameters'.$A:.$M];[.$B$54]+3;0)*[.$A57]+VLOOKUP([.$A$7];[$'weapon parameters'.$A$17:.$M$20];12;0)*[.P$6]*[.$A11]" office:value-type="float" office:value="40.0855016110374" calcext:value-type="float">
            <text:p>40</text:p>
          </table:table-cell>
          <table:table-cell table:style-name="ce18" table:formula="of:=VLOOKUP([.Q$1];[$'weapon parameters'.$A:.$M];[.$B$54]+0;0)+VLOOKUP([.Q$1];[$'weapon parameters'.$A:.$M];[.$B$54]+3;0)*[.$A57]+VLOOKUP([.$A$7];[$'weapon parameters'.$A$17:.$M$20];12;0)*[.Q$6]*[.$A11]" office:value-type="float" office:value="39.8391469602734" calcext:value-type="float">
            <text:p>40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formula="of:=VLOOKUP([.B$1];[$'weapon parameters'.$A:.$M];[.$B$54]+0;0)+VLOOKUP([.B$1];[$'weapon parameters'.$A:.$M];[.$B$54]+3;0)*[.$A58]+VLOOKUP([.$A$7];[$'weapon parameters'.$A$17:.$M$20];12;0)*[.B$6]*[.$A12]" office:value-type="float" office:value="51.0446128275452" calcext:value-type="float">
            <text:p>51</text:p>
          </table:table-cell>
          <table:table-cell table:style-name="ce18" table:formula="of:=VLOOKUP([.C$1];[$'weapon parameters'.$A:.$M];[.$B$54]+0;0)+VLOOKUP([.C$1];[$'weapon parameters'.$A:.$M];[.$B$54]+3;0)*[.$A58]+VLOOKUP([.$A$7];[$'weapon parameters'.$A$17:.$M$20];12;0)*[.C$6]*[.$A12]" office:value-type="float" office:value="51.0131508502609" calcext:value-type="float">
            <text:p>51</text:p>
          </table:table-cell>
          <table:table-cell table:style-name="ce18" table:formula="of:=VLOOKUP([.D$1];[$'weapon parameters'.$A:.$M];[.$B$54]+0;0)+VLOOKUP([.D$1];[$'weapon parameters'.$A:.$M];[.$B$54]+3;0)*[.$A58]+VLOOKUP([.$A$7];[$'weapon parameters'.$A$17:.$M$20];12;0)*[.D$6]*[.$A12]" office:value-type="float" office:value="51.908056263477" calcext:value-type="float">
            <text:p>52</text:p>
          </table:table-cell>
          <table:table-cell table:style-name="ce18" table:formula="of:=VLOOKUP([.E$1];[$'weapon parameters'.$A:.$M];[.$B$54]+0;0)+VLOOKUP([.E$1];[$'weapon parameters'.$A:.$M];[.$B$54]+3;0)*[.$A58]+VLOOKUP([.$A$7];[$'weapon parameters'.$A$17:.$M$20];12;0)*[.E$6]*[.$A12]" office:value-type="float" office:value="46.9705141152455" calcext:value-type="float">
            <text:p>47</text:p>
          </table:table-cell>
          <table:table-cell table:style-name="ce18" table:formula="of:=VLOOKUP([.F$1];[$'weapon parameters'.$A:.$M];[.$B$54]+0;0)+VLOOKUP([.F$1];[$'weapon parameters'.$A:.$M];[.$B$54]+3;0)*[.$A58]+VLOOKUP([.$A$7];[$'weapon parameters'.$A$17:.$M$20];12;0)*[.F$6]*[.$A12]" office:value-type="float" office:value="48.5122921179197" calcext:value-type="float">
            <text:p>49</text:p>
          </table:table-cell>
          <table:table-cell table:style-name="ce18" table:formula="of:=VLOOKUP([.G$1];[$'weapon parameters'.$A:.$M];[.$B$54]+0;0)+VLOOKUP([.G$1];[$'weapon parameters'.$A:.$M];[.$B$54]+3;0)*[.$A58]+VLOOKUP([.$A$7];[$'weapon parameters'.$A$17:.$M$20];12;0)*[.G$6]*[.$A12]" office:value-type="float" office:value="49.4967881199347" calcext:value-type="float">
            <text:p>49</text:p>
          </table:table-cell>
          <table:table-cell table:style-name="ce18" table:formula="of:=VLOOKUP([.H$1];[$'weapon parameters'.$A:.$M];[.$B$54]+0;0)+VLOOKUP([.H$1];[$'weapon parameters'.$A:.$M];[.$B$54]+3;0)*[.$A58]+VLOOKUP([.$A$7];[$'weapon parameters'.$A$17:.$M$20];12;0)*[.H$6]*[.$A12]" office:value-type="float" office:value="48.7705642341062" calcext:value-type="float">
            <text:p>49</text:p>
          </table:table-cell>
          <table:table-cell table:style-name="ce18" table:formula="of:=VLOOKUP([.I$1];[$'weapon parameters'.$A:.$M];[.$B$54]+0;0)+VLOOKUP([.I$1];[$'weapon parameters'.$A:.$M];[.$B$54]+3;0)*[.$A58]+VLOOKUP([.$A$7];[$'weapon parameters'.$A$17:.$M$20];12;0)*[.I$6]*[.$A12]" office:value-type="float" office:value="45.6532858321193" calcext:value-type="float">
            <text:p>46</text:p>
          </table:table-cell>
          <table:table-cell table:style-name="ce18" table:formula="of:=VLOOKUP([.J$1];[$'weapon parameters'.$A:.$M];[.$B$54]+0;0)+VLOOKUP([.J$1];[$'weapon parameters'.$A:.$M];[.$B$54]+3;0)*[.$A58]+VLOOKUP([.$A$7];[$'weapon parameters'.$A$17:.$M$20];12;0)*[.J$6]*[.$A12]" office:value-type="float" office:value="47.1601030511162" calcext:value-type="float">
            <text:p>47</text:p>
          </table:table-cell>
          <table:table-cell table:style-name="ce18" table:formula="of:=VLOOKUP([.K$1];[$'weapon parameters'.$A:.$M];[.$B$54]+0;0)+VLOOKUP([.K$1];[$'weapon parameters'.$A:.$M];[.$B$54]+3;0)*[.$A58]+VLOOKUP([.$A$7];[$'weapon parameters'.$A$17:.$M$20];12;0)*[.K$6]*[.$A12]" office:value-type="float" office:value="49.4647933537421" calcext:value-type="float">
            <text:p>49</text:p>
          </table:table-cell>
          <table:table-cell table:style-name="ce18" table:formula="of:=VLOOKUP([.L$1];[$'weapon parameters'.$A:.$M];[.$B$54]+0;0)+VLOOKUP([.L$1];[$'weapon parameters'.$A:.$M];[.$B$54]+3;0)*[.$A58]+VLOOKUP([.$A$7];[$'weapon parameters'.$A$17:.$M$20];12;0)*[.L$6]*[.$A12]" office:value-type="float" office:value="48.0275821520357" calcext:value-type="float">
            <text:p>48</text:p>
          </table:table-cell>
          <table:table-cell table:style-name="ce18" table:formula="of:=VLOOKUP([.M$1];[$'weapon parameters'.$A:.$M];[.$B$54]+0;0)+VLOOKUP([.M$1];[$'weapon parameters'.$A:.$M];[.$B$54]+3;0)*[.$A58]+VLOOKUP([.$A$7];[$'weapon parameters'.$A$17:.$M$20];12;0)*[.M$6]*[.$A12]" office:value-type="float" office:value="45.7113945786644" calcext:value-type="float">
            <text:p>46</text:p>
          </table:table-cell>
          <table:table-cell table:style-name="ce18" table:formula="of:=VLOOKUP([.N$1];[$'weapon parameters'.$A:.$M];[.$B$54]+0;0)+VLOOKUP([.N$1];[$'weapon parameters'.$A:.$M];[.$B$54]+3;0)*[.$A58]+VLOOKUP([.$A$7];[$'weapon parameters'.$A$17:.$M$20];12;0)*[.N$6]*[.$A12]" office:value-type="float" office:value="47.0724692866528" calcext:value-type="float">
            <text:p>47</text:p>
          </table:table-cell>
          <table:table-cell table:style-name="ce18" table:formula="of:=VLOOKUP([.O$1];[$'weapon parameters'.$A:.$M];[.$B$54]+0;0)+VLOOKUP([.O$1];[$'weapon parameters'.$A:.$M];[.$B$54]+3;0)*[.$A58]+VLOOKUP([.$A$7];[$'weapon parameters'.$A$17:.$M$20];12;0)*[.O$6]*[.$A12]" office:value-type="float" office:value="47.5890765988272" calcext:value-type="float">
            <text:p>48</text:p>
          </table:table-cell>
          <table:table-cell table:style-name="ce18" table:formula="of:=VLOOKUP([.P$1];[$'weapon parameters'.$A:.$M];[.$B$54]+0;0)+VLOOKUP([.P$1];[$'weapon parameters'.$A:.$M];[.$B$54]+3;0)*[.$A58]+VLOOKUP([.$A$7];[$'weapon parameters'.$A$17:.$M$20];12;0)*[.P$6]*[.$A12]" office:value-type="float" office:value="45.1282524165561" calcext:value-type="float">
            <text:p>45</text:p>
          </table:table-cell>
          <table:table-cell table:style-name="ce18" table:formula="of:=VLOOKUP([.Q$1];[$'weapon parameters'.$A:.$M];[.$B$54]+0;0)+VLOOKUP([.Q$1];[$'weapon parameters'.$A:.$M];[.$B$54]+3;0)*[.$A58]+VLOOKUP([.$A$7];[$'weapon parameters'.$A$17:.$M$20];12;0)*[.Q$6]*[.$A12]" office:value-type="float" office:value="44.7587204404102" calcext:value-type="float">
            <text:p>45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formula="of:=VLOOKUP([.B$1];[$'weapon parameters'.$A:.$M];[.$B$54]+0;0)+VLOOKUP([.B$1];[$'weapon parameters'.$A:.$M];[.$B$54]+3;0)*[.$A59]+VLOOKUP([.$A$7];[$'weapon parameters'.$A$17:.$M$20];12;0)*[.B$6]*[.$A13]" office:value-type="float" office:value="58.0594837700602" calcext:value-type="float">
            <text:p>58</text:p>
          </table:table-cell>
          <table:table-cell table:style-name="ce18" table:formula="of:=VLOOKUP([.C$1];[$'weapon parameters'.$A:.$M];[.$B$54]+0;0)+VLOOKUP([.C$1];[$'weapon parameters'.$A:.$M];[.$B$54]+3;0)*[.$A59]+VLOOKUP([.$A$7];[$'weapon parameters'.$A$17:.$M$20];12;0)*[.C$6]*[.$A13]" office:value-type="float" office:value="58.0175344670145" calcext:value-type="float">
            <text:p>58</text:p>
          </table:table-cell>
          <table:table-cell table:style-name="ce18" table:formula="of:=VLOOKUP([.D$1];[$'weapon parameters'.$A:.$M];[.$B$54]+0;0)+VLOOKUP([.D$1];[$'weapon parameters'.$A:.$M];[.$B$54]+3;0)*[.$A59]+VLOOKUP([.$A$7];[$'weapon parameters'.$A$17:.$M$20];12;0)*[.D$6]*[.$A13]" office:value-type="float" office:value="59.210741684636" calcext:value-type="float">
            <text:p>59</text:p>
          </table:table-cell>
          <table:table-cell table:style-name="ce18" table:formula="of:=VLOOKUP([.E$1];[$'weapon parameters'.$A:.$M];[.$B$54]+0;0)+VLOOKUP([.E$1];[$'weapon parameters'.$A:.$M];[.$B$54]+3;0)*[.$A59]+VLOOKUP([.$A$7];[$'weapon parameters'.$A$17:.$M$20];12;0)*[.E$6]*[.$A13]" office:value-type="float" office:value="52.6273521536606" calcext:value-type="float">
            <text:p>53</text:p>
          </table:table-cell>
          <table:table-cell table:style-name="ce18" table:formula="of:=VLOOKUP([.F$1];[$'weapon parameters'.$A:.$M];[.$B$54]+0;0)+VLOOKUP([.F$1];[$'weapon parameters'.$A:.$M];[.$B$54]+3;0)*[.$A59]+VLOOKUP([.$A$7];[$'weapon parameters'.$A$17:.$M$20];12;0)*[.F$6]*[.$A13]" office:value-type="float" office:value="54.6830561572262" calcext:value-type="float">
            <text:p>55</text:p>
          </table:table-cell>
          <table:table-cell table:style-name="ce18" table:formula="of:=VLOOKUP([.G$1];[$'weapon parameters'.$A:.$M];[.$B$54]+0;0)+VLOOKUP([.G$1];[$'weapon parameters'.$A:.$M];[.$B$54]+3;0)*[.$A59]+VLOOKUP([.$A$7];[$'weapon parameters'.$A$17:.$M$20];12;0)*[.G$6]*[.$A13]" office:value-type="float" office:value="55.9957174932462" calcext:value-type="float">
            <text:p>56</text:p>
          </table:table-cell>
          <table:table-cell table:style-name="ce18" table:formula="of:=VLOOKUP([.H$1];[$'weapon parameters'.$A:.$M];[.$B$54]+0;0)+VLOOKUP([.H$1];[$'weapon parameters'.$A:.$M];[.$B$54]+3;0)*[.$A59]+VLOOKUP([.$A$7];[$'weapon parameters'.$A$17:.$M$20];12;0)*[.H$6]*[.$A13]" office:value-type="float" office:value="55.0274189788083" calcext:value-type="float">
            <text:p>55</text:p>
          </table:table-cell>
          <table:table-cell table:style-name="ce18" table:formula="of:=VLOOKUP([.I$1];[$'weapon parameters'.$A:.$M];[.$B$54]+0;0)+VLOOKUP([.I$1];[$'weapon parameters'.$A:.$M];[.$B$54]+3;0)*[.$A59]+VLOOKUP([.$A$7];[$'weapon parameters'.$A$17:.$M$20];12;0)*[.I$6]*[.$A13]" office:value-type="float" office:value="50.8710477761591" calcext:value-type="float">
            <text:p>51</text:p>
          </table:table-cell>
          <table:table-cell table:style-name="ce18" table:formula="of:=VLOOKUP([.J$1];[$'weapon parameters'.$A:.$M];[.$B$54]+0;0)+VLOOKUP([.J$1];[$'weapon parameters'.$A:.$M];[.$B$54]+3;0)*[.$A59]+VLOOKUP([.$A$7];[$'weapon parameters'.$A$17:.$M$20];12;0)*[.J$6]*[.$A13]" office:value-type="float" office:value="52.8801374014883" calcext:value-type="float">
            <text:p>53</text:p>
          </table:table-cell>
          <table:table-cell table:style-name="ce18" table:formula="of:=VLOOKUP([.K$1];[$'weapon parameters'.$A:.$M];[.$B$54]+0;0)+VLOOKUP([.K$1];[$'weapon parameters'.$A:.$M];[.$B$54]+3;0)*[.$A59]+VLOOKUP([.$A$7];[$'weapon parameters'.$A$17:.$M$20];12;0)*[.K$6]*[.$A13]" office:value-type="float" office:value="55.9530578049895" calcext:value-type="float">
            <text:p>56</text:p>
          </table:table-cell>
          <table:table-cell table:style-name="ce18" table:formula="of:=VLOOKUP([.L$1];[$'weapon parameters'.$A:.$M];[.$B$54]+0;0)+VLOOKUP([.L$1];[$'weapon parameters'.$A:.$M];[.$B$54]+3;0)*[.$A59]+VLOOKUP([.$A$7];[$'weapon parameters'.$A$17:.$M$20];12;0)*[.L$6]*[.$A13]" office:value-type="float" office:value="54.0367762027142" calcext:value-type="float">
            <text:p>54</text:p>
          </table:table-cell>
          <table:table-cell table:style-name="ce18" table:formula="of:=VLOOKUP([.M$1];[$'weapon parameters'.$A:.$M];[.$B$54]+0;0)+VLOOKUP([.M$1];[$'weapon parameters'.$A:.$M];[.$B$54]+3;0)*[.$A59]+VLOOKUP([.$A$7];[$'weapon parameters'.$A$17:.$M$20];12;0)*[.M$6]*[.$A13]" office:value-type="float" office:value="50.9485261048859" calcext:value-type="float">
            <text:p>51</text:p>
          </table:table-cell>
          <table:table-cell table:style-name="ce18" table:formula="of:=VLOOKUP([.N$1];[$'weapon parameters'.$A:.$M];[.$B$54]+0;0)+VLOOKUP([.N$1];[$'weapon parameters'.$A:.$M];[.$B$54]+3;0)*[.$A59]+VLOOKUP([.$A$7];[$'weapon parameters'.$A$17:.$M$20];12;0)*[.N$6]*[.$A13]" office:value-type="float" office:value="52.7632923822037" calcext:value-type="float">
            <text:p>53</text:p>
          </table:table-cell>
          <table:table-cell table:style-name="ce18" table:formula="of:=VLOOKUP([.O$1];[$'weapon parameters'.$A:.$M];[.$B$54]+0;0)+VLOOKUP([.O$1];[$'weapon parameters'.$A:.$M];[.$B$54]+3;0)*[.$A59]+VLOOKUP([.$A$7];[$'weapon parameters'.$A$17:.$M$20];12;0)*[.O$6]*[.$A13]" office:value-type="float" office:value="53.4521021317696" calcext:value-type="float">
            <text:p>53</text:p>
          </table:table-cell>
          <table:table-cell table:style-name="ce18" table:formula="of:=VLOOKUP([.P$1];[$'weapon parameters'.$A:.$M];[.$B$54]+0;0)+VLOOKUP([.P$1];[$'weapon parameters'.$A:.$M];[.$B$54]+3;0)*[.$A59]+VLOOKUP([.$A$7];[$'weapon parameters'.$A$17:.$M$20];12;0)*[.P$6]*[.$A13]" office:value-type="float" office:value="50.1710032220748" calcext:value-type="float">
            <text:p>50</text:p>
          </table:table-cell>
          <table:table-cell table:style-name="ce18" table:formula="of:=VLOOKUP([.Q$1];[$'weapon parameters'.$A:.$M];[.$B$54]+0;0)+VLOOKUP([.Q$1];[$'weapon parameters'.$A:.$M];[.$B$54]+3;0)*[.$A59]+VLOOKUP([.$A$7];[$'weapon parameters'.$A$17:.$M$20];12;0)*[.Q$6]*[.$A13]" office:value-type="float" office:value="49.6782939205469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table:formula="of:=VLOOKUP([.B$1];[$'weapon parameters'.$A:.$M];[.$B$54]+0;0)+VLOOKUP([.B$1];[$'weapon parameters'.$A:.$M];[.$B$54]+3;0)*[.$A60]+VLOOKUP([.$A$7];[$'weapon parameters'.$A$17:.$M$20];12;0)*[.B$6]*[.$A14]" office:value-type="float" office:value="65.0743547125753" calcext:value-type="float">
            <text:p>65</text:p>
          </table:table-cell>
          <table:table-cell table:style-name="ce18" table:formula="of:=VLOOKUP([.C$1];[$'weapon parameters'.$A:.$M];[.$B$54]+0;0)+VLOOKUP([.C$1];[$'weapon parameters'.$A:.$M];[.$B$54]+3;0)*[.$A60]+VLOOKUP([.$A$7];[$'weapon parameters'.$A$17:.$M$20];12;0)*[.C$6]*[.$A14]" office:value-type="float" office:value="65.0219180837681" calcext:value-type="float">
            <text:p>65</text:p>
          </table:table-cell>
          <table:table-cell table:style-name="ce18" table:formula="of:=VLOOKUP([.D$1];[$'weapon parameters'.$A:.$M];[.$B$54]+0;0)+VLOOKUP([.D$1];[$'weapon parameters'.$A:.$M];[.$B$54]+3;0)*[.$A60]+VLOOKUP([.$A$7];[$'weapon parameters'.$A$17:.$M$20];12;0)*[.D$6]*[.$A14]" office:value-type="float" office:value="66.5134271057951" calcext:value-type="float">
            <text:p>67</text:p>
          </table:table-cell>
          <table:table-cell table:style-name="ce18" table:formula="of:=VLOOKUP([.E$1];[$'weapon parameters'.$A:.$M];[.$B$54]+0;0)+VLOOKUP([.E$1];[$'weapon parameters'.$A:.$M];[.$B$54]+3;0)*[.$A60]+VLOOKUP([.$A$7];[$'weapon parameters'.$A$17:.$M$20];12;0)*[.E$6]*[.$A14]" office:value-type="float" office:value="58.2841901920758" calcext:value-type="float">
            <text:p>58</text:p>
          </table:table-cell>
          <table:table-cell table:style-name="ce18" table:formula="of:=VLOOKUP([.F$1];[$'weapon parameters'.$A:.$M];[.$B$54]+0;0)+VLOOKUP([.F$1];[$'weapon parameters'.$A:.$M];[.$B$54]+3;0)*[.$A60]+VLOOKUP([.$A$7];[$'weapon parameters'.$A$17:.$M$20];12;0)*[.F$6]*[.$A14]" office:value-type="float" office:value="60.8538201965328" calcext:value-type="float">
            <text:p>61</text:p>
          </table:table-cell>
          <table:table-cell table:style-name="ce18" table:formula="of:=VLOOKUP([.G$1];[$'weapon parameters'.$A:.$M];[.$B$54]+0;0)+VLOOKUP([.G$1];[$'weapon parameters'.$A:.$M];[.$B$54]+3;0)*[.$A60]+VLOOKUP([.$A$7];[$'weapon parameters'.$A$17:.$M$20];12;0)*[.G$6]*[.$A14]" office:value-type="float" office:value="62.4946468665578" calcext:value-type="float">
            <text:p>62</text:p>
          </table:table-cell>
          <table:table-cell table:style-name="ce18" table:formula="of:=VLOOKUP([.H$1];[$'weapon parameters'.$A:.$M];[.$B$54]+0;0)+VLOOKUP([.H$1];[$'weapon parameters'.$A:.$M];[.$B$54]+3;0)*[.$A60]+VLOOKUP([.$A$7];[$'weapon parameters'.$A$17:.$M$20];12;0)*[.H$6]*[.$A14]" office:value-type="float" office:value="61.2842737235103" calcext:value-type="float">
            <text:p>61</text:p>
          </table:table-cell>
          <table:table-cell table:style-name="ce18" table:formula="of:=VLOOKUP([.I$1];[$'weapon parameters'.$A:.$M];[.$B$54]+0;0)+VLOOKUP([.I$1];[$'weapon parameters'.$A:.$M];[.$B$54]+3;0)*[.$A60]+VLOOKUP([.$A$7];[$'weapon parameters'.$A$17:.$M$20];12;0)*[.I$6]*[.$A14]" office:value-type="float" office:value="56.0888097201988" calcext:value-type="float">
            <text:p>56</text:p>
          </table:table-cell>
          <table:table-cell table:style-name="ce18" table:formula="of:=VLOOKUP([.J$1];[$'weapon parameters'.$A:.$M];[.$B$54]+0;0)+VLOOKUP([.J$1];[$'weapon parameters'.$A:.$M];[.$B$54]+3;0)*[.$A60]+VLOOKUP([.$A$7];[$'weapon parameters'.$A$17:.$M$20];12;0)*[.J$6]*[.$A14]" office:value-type="float" office:value="58.6001717518604" calcext:value-type="float">
            <text:p>59</text:p>
          </table:table-cell>
          <table:table-cell table:style-name="ce18" table:formula="of:=VLOOKUP([.K$1];[$'weapon parameters'.$A:.$M];[.$B$54]+0;0)+VLOOKUP([.K$1];[$'weapon parameters'.$A:.$M];[.$B$54]+3;0)*[.$A60]+VLOOKUP([.$A$7];[$'weapon parameters'.$A$17:.$M$20];12;0)*[.K$6]*[.$A14]" office:value-type="float" office:value="62.4413222562368" calcext:value-type="float">
            <text:p>62</text:p>
          </table:table-cell>
          <table:table-cell table:style-name="ce18" table:formula="of:=VLOOKUP([.L$1];[$'weapon parameters'.$A:.$M];[.$B$54]+0;0)+VLOOKUP([.L$1];[$'weapon parameters'.$A:.$M];[.$B$54]+3;0)*[.$A60]+VLOOKUP([.$A$7];[$'weapon parameters'.$A$17:.$M$20];12;0)*[.L$6]*[.$A14]" office:value-type="float" office:value="60.0459702533928" calcext:value-type="float">
            <text:p>60</text:p>
          </table:table-cell>
          <table:table-cell table:style-name="ce18" table:formula="of:=VLOOKUP([.M$1];[$'weapon parameters'.$A:.$M];[.$B$54]+0;0)+VLOOKUP([.M$1];[$'weapon parameters'.$A:.$M];[.$B$54]+3;0)*[.$A60]+VLOOKUP([.$A$7];[$'weapon parameters'.$A$17:.$M$20];12;0)*[.M$6]*[.$A14]" office:value-type="float" office:value="56.1856576311074" calcext:value-type="float">
            <text:p>56</text:p>
          </table:table-cell>
          <table:table-cell table:style-name="ce18" table:formula="of:=VLOOKUP([.N$1];[$'weapon parameters'.$A:.$M];[.$B$54]+0;0)+VLOOKUP([.N$1];[$'weapon parameters'.$A:.$M];[.$B$54]+3;0)*[.$A60]+VLOOKUP([.$A$7];[$'weapon parameters'.$A$17:.$M$20];12;0)*[.N$6]*[.$A14]" office:value-type="float" office:value="58.4541154777546" calcext:value-type="float">
            <text:p>58</text:p>
          </table:table-cell>
          <table:table-cell table:style-name="ce18" table:formula="of:=VLOOKUP([.O$1];[$'weapon parameters'.$A:.$M];[.$B$54]+0;0)+VLOOKUP([.O$1];[$'weapon parameters'.$A:.$M];[.$B$54]+3;0)*[.$A60]+VLOOKUP([.$A$7];[$'weapon parameters'.$A$17:.$M$20];12;0)*[.O$6]*[.$A14]" office:value-type="float" office:value="59.315127664712" calcext:value-type="float">
            <text:p>59</text:p>
          </table:table-cell>
          <table:table-cell table:style-name="ce18" table:formula="of:=VLOOKUP([.P$1];[$'weapon parameters'.$A:.$M];[.$B$54]+0;0)+VLOOKUP([.P$1];[$'weapon parameters'.$A:.$M];[.$B$54]+3;0)*[.$A60]+VLOOKUP([.$A$7];[$'weapon parameters'.$A$17:.$M$20];12;0)*[.P$6]*[.$A14]" office:value-type="float" office:value="55.2137540275935" calcext:value-type="float">
            <text:p>55</text:p>
          </table:table-cell>
          <table:table-cell table:style-name="ce18" table:formula="of:=VLOOKUP([.Q$1];[$'weapon parameters'.$A:.$M];[.$B$54]+0;0)+VLOOKUP([.Q$1];[$'weapon parameters'.$A:.$M];[.$B$54]+3;0)*[.$A60]+VLOOKUP([.$A$7];[$'weapon parameters'.$A$17:.$M$20];12;0)*[.Q$6]*[.$A14]" office:value-type="float" office:value="54.5978674006836" calcext:value-type="float">
            <text:p>55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table:formula="of:=VLOOKUP([.B$1];[$'weapon parameters'.$A:.$M];[.$B$54]+0;0)+VLOOKUP([.B$1];[$'weapon parameters'.$A:.$M];[.$B$54]+3;0)*[.$A61]+VLOOKUP([.$A$7];[$'weapon parameters'.$A$17:.$M$20];12;0)*[.B$6]*[.$A15]" office:value-type="float" office:value="72.0892256550903" calcext:value-type="float">
            <text:p>72</text:p>
          </table:table-cell>
          <table:table-cell table:style-name="ce18" table:formula="of:=VLOOKUP([.C$1];[$'weapon parameters'.$A:.$M];[.$B$54]+0;0)+VLOOKUP([.C$1];[$'weapon parameters'.$A:.$M];[.$B$54]+3;0)*[.$A61]+VLOOKUP([.$A$7];[$'weapon parameters'.$A$17:.$M$20];12;0)*[.C$6]*[.$A15]" office:value-type="float" office:value="72.0263017005217" calcext:value-type="float">
            <text:p>72</text:p>
          </table:table-cell>
          <table:table-cell table:style-name="ce18" table:formula="of:=VLOOKUP([.D$1];[$'weapon parameters'.$A:.$M];[.$B$54]+0;0)+VLOOKUP([.D$1];[$'weapon parameters'.$A:.$M];[.$B$54]+3;0)*[.$A61]+VLOOKUP([.$A$7];[$'weapon parameters'.$A$17:.$M$20];12;0)*[.D$6]*[.$A15]" office:value-type="float" office:value="73.816112526954" calcext:value-type="float">
            <text:p>74</text:p>
          </table:table-cell>
          <table:table-cell table:style-name="ce18" table:formula="of:=VLOOKUP([.E$1];[$'weapon parameters'.$A:.$M];[.$B$54]+0;0)+VLOOKUP([.E$1];[$'weapon parameters'.$A:.$M];[.$B$54]+3;0)*[.$A61]+VLOOKUP([.$A$7];[$'weapon parameters'.$A$17:.$M$20];12;0)*[.E$6]*[.$A15]" office:value-type="float" office:value="63.9410282304909" calcext:value-type="float">
            <text:p>64</text:p>
          </table:table-cell>
          <table:table-cell table:style-name="ce18" table:formula="of:=VLOOKUP([.F$1];[$'weapon parameters'.$A:.$M];[.$B$54]+0;0)+VLOOKUP([.F$1];[$'weapon parameters'.$A:.$M];[.$B$54]+3;0)*[.$A61]+VLOOKUP([.$A$7];[$'weapon parameters'.$A$17:.$M$20];12;0)*[.F$6]*[.$A15]" office:value-type="float" office:value="67.0245842358393" calcext:value-type="float">
            <text:p>67</text:p>
          </table:table-cell>
          <table:table-cell table:style-name="ce18" table:formula="of:=VLOOKUP([.G$1];[$'weapon parameters'.$A:.$M];[.$B$54]+0;0)+VLOOKUP([.G$1];[$'weapon parameters'.$A:.$M];[.$B$54]+3;0)*[.$A61]+VLOOKUP([.$A$7];[$'weapon parameters'.$A$17:.$M$20];12;0)*[.G$6]*[.$A15]" office:value-type="float" office:value="68.9935762398694" calcext:value-type="float">
            <text:p>69</text:p>
          </table:table-cell>
          <table:table-cell table:style-name="ce18" table:formula="of:=VLOOKUP([.H$1];[$'weapon parameters'.$A:.$M];[.$B$54]+0;0)+VLOOKUP([.H$1];[$'weapon parameters'.$A:.$M];[.$B$54]+3;0)*[.$A61]+VLOOKUP([.$A$7];[$'weapon parameters'.$A$17:.$M$20];12;0)*[.H$6]*[.$A15]" office:value-type="float" office:value="67.5411284682124" calcext:value-type="float">
            <text:p>68</text:p>
          </table:table-cell>
          <table:table-cell table:style-name="ce18" table:formula="of:=VLOOKUP([.I$1];[$'weapon parameters'.$A:.$M];[.$B$54]+0;0)+VLOOKUP([.I$1];[$'weapon parameters'.$A:.$M];[.$B$54]+3;0)*[.$A61]+VLOOKUP([.$A$7];[$'weapon parameters'.$A$17:.$M$20];12;0)*[.I$6]*[.$A15]" office:value-type="float" office:value="61.3065716642386" calcext:value-type="float">
            <text:p>61</text:p>
          </table:table-cell>
          <table:table-cell table:style-name="ce18" table:formula="of:=VLOOKUP([.J$1];[$'weapon parameters'.$A:.$M];[.$B$54]+0;0)+VLOOKUP([.J$1];[$'weapon parameters'.$A:.$M];[.$B$54]+3;0)*[.$A61]+VLOOKUP([.$A$7];[$'weapon parameters'.$A$17:.$M$20];12;0)*[.J$6]*[.$A15]" office:value-type="float" office:value="64.3202061022324" calcext:value-type="float">
            <text:p>64</text:p>
          </table:table-cell>
          <table:table-cell table:style-name="ce18" table:formula="of:=VLOOKUP([.K$1];[$'weapon parameters'.$A:.$M];[.$B$54]+0;0)+VLOOKUP([.K$1];[$'weapon parameters'.$A:.$M];[.$B$54]+3;0)*[.$A61]+VLOOKUP([.$A$7];[$'weapon parameters'.$A$17:.$M$20];12;0)*[.K$6]*[.$A15]" office:value-type="float" office:value="68.9295867074842" calcext:value-type="float">
            <text:p>69</text:p>
          </table:table-cell>
          <table:table-cell table:style-name="ce18" table:formula="of:=VLOOKUP([.L$1];[$'weapon parameters'.$A:.$M];[.$B$54]+0;0)+VLOOKUP([.L$1];[$'weapon parameters'.$A:.$M];[.$B$54]+3;0)*[.$A61]+VLOOKUP([.$A$7];[$'weapon parameters'.$A$17:.$M$20];12;0)*[.L$6]*[.$A15]" office:value-type="float" office:value="66.0551643040714" calcext:value-type="float">
            <text:p>66</text:p>
          </table:table-cell>
          <table:table-cell table:style-name="ce18" table:formula="of:=VLOOKUP([.M$1];[$'weapon parameters'.$A:.$M];[.$B$54]+0;0)+VLOOKUP([.M$1];[$'weapon parameters'.$A:.$M];[.$B$54]+3;0)*[.$A61]+VLOOKUP([.$A$7];[$'weapon parameters'.$A$17:.$M$20];12;0)*[.M$6]*[.$A15]" office:value-type="float" office:value="61.4227891573289" calcext:value-type="float">
            <text:p>61</text:p>
          </table:table-cell>
          <table:table-cell table:style-name="ce18" table:formula="of:=VLOOKUP([.N$1];[$'weapon parameters'.$A:.$M];[.$B$54]+0;0)+VLOOKUP([.N$1];[$'weapon parameters'.$A:.$M];[.$B$54]+3;0)*[.$A61]+VLOOKUP([.$A$7];[$'weapon parameters'.$A$17:.$M$20];12;0)*[.N$6]*[.$A15]" office:value-type="float" office:value="64.1449385733056" calcext:value-type="float">
            <text:p>64</text:p>
          </table:table-cell>
          <table:table-cell table:style-name="ce18" table:formula="of:=VLOOKUP([.O$1];[$'weapon parameters'.$A:.$M];[.$B$54]+0;0)+VLOOKUP([.O$1];[$'weapon parameters'.$A:.$M];[.$B$54]+3;0)*[.$A61]+VLOOKUP([.$A$7];[$'weapon parameters'.$A$17:.$M$20];12;0)*[.O$6]*[.$A15]" office:value-type="float" office:value="65.1781531976544" calcext:value-type="float">
            <text:p>65</text:p>
          </table:table-cell>
          <table:table-cell table:style-name="ce18" table:formula="of:=VLOOKUP([.P$1];[$'weapon parameters'.$A:.$M];[.$B$54]+0;0)+VLOOKUP([.P$1];[$'weapon parameters'.$A:.$M];[.$B$54]+3;0)*[.$A61]+VLOOKUP([.$A$7];[$'weapon parameters'.$A$17:.$M$20];12;0)*[.P$6]*[.$A15]" office:value-type="float" office:value="60.2565048331122" calcext:value-type="float">
            <text:p>60</text:p>
          </table:table-cell>
          <table:table-cell table:style-name="ce18" table:formula="of:=VLOOKUP([.Q$1];[$'weapon parameters'.$A:.$M];[.$B$54]+0;0)+VLOOKUP([.Q$1];[$'weapon parameters'.$A:.$M];[.$B$54]+3;0)*[.$A61]+VLOOKUP([.$A$7];[$'weapon parameters'.$A$17:.$M$20];12;0)*[.Q$6]*[.$A15]" office:value-type="float" office:value="59.5174408808203" calcext:value-type="float">
            <text:p>60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table:formula="of:=VLOOKUP([.B$1];[$'weapon parameters'.$A:.$M];[.$B$54]+0;0)+VLOOKUP([.B$1];[$'weapon parameters'.$A:.$M];[.$B$54]+3;0)*[.$A62]+VLOOKUP([.$A$7];[$'weapon parameters'.$A$17:.$M$20];12;0)*[.B$6]*[.$A16]" office:value-type="float" office:value="79.1040965976054" calcext:value-type="float">
            <text:p>79</text:p>
          </table:table-cell>
          <table:table-cell table:style-name="ce18" table:formula="of:=VLOOKUP([.C$1];[$'weapon parameters'.$A:.$M];[.$B$54]+0;0)+VLOOKUP([.C$1];[$'weapon parameters'.$A:.$M];[.$B$54]+3;0)*[.$A62]+VLOOKUP([.$A$7];[$'weapon parameters'.$A$17:.$M$20];12;0)*[.C$6]*[.$A16]" office:value-type="float" office:value="79.0306853172754" calcext:value-type="float">
            <text:p>79</text:p>
          </table:table-cell>
          <table:table-cell table:style-name="ce18" table:formula="of:=VLOOKUP([.D$1];[$'weapon parameters'.$A:.$M];[.$B$54]+0;0)+VLOOKUP([.D$1];[$'weapon parameters'.$A:.$M];[.$B$54]+3;0)*[.$A62]+VLOOKUP([.$A$7];[$'weapon parameters'.$A$17:.$M$20];12;0)*[.D$6]*[.$A16]" office:value-type="float" office:value="81.1187979481131" calcext:value-type="float">
            <text:p>81</text:p>
          </table:table-cell>
          <table:table-cell table:style-name="ce18" table:formula="of:=VLOOKUP([.E$1];[$'weapon parameters'.$A:.$M];[.$B$54]+0;0)+VLOOKUP([.E$1];[$'weapon parameters'.$A:.$M];[.$B$54]+3;0)*[.$A62]+VLOOKUP([.$A$7];[$'weapon parameters'.$A$17:.$M$20];12;0)*[.E$6]*[.$A16]" office:value-type="float" office:value="69.5978662689061" calcext:value-type="float">
            <text:p>70</text:p>
          </table:table-cell>
          <table:table-cell table:style-name="ce18" table:formula="of:=VLOOKUP([.F$1];[$'weapon parameters'.$A:.$M];[.$B$54]+0;0)+VLOOKUP([.F$1];[$'weapon parameters'.$A:.$M];[.$B$54]+3;0)*[.$A62]+VLOOKUP([.$A$7];[$'weapon parameters'.$A$17:.$M$20];12;0)*[.F$6]*[.$A16]" office:value-type="float" office:value="73.1953482751459" calcext:value-type="float">
            <text:p>73</text:p>
          </table:table-cell>
          <table:table-cell table:style-name="ce18" table:formula="of:=VLOOKUP([.G$1];[$'weapon parameters'.$A:.$M];[.$B$54]+0;0)+VLOOKUP([.G$1];[$'weapon parameters'.$A:.$M];[.$B$54]+3;0)*[.$A62]+VLOOKUP([.$A$7];[$'weapon parameters'.$A$17:.$M$20];12;0)*[.G$6]*[.$A16]" office:value-type="float" office:value="75.4925056131809" calcext:value-type="float">
            <text:p>75</text:p>
          </table:table-cell>
          <table:table-cell table:style-name="ce18" table:formula="of:=VLOOKUP([.H$1];[$'weapon parameters'.$A:.$M];[.$B$54]+0;0)+VLOOKUP([.H$1];[$'weapon parameters'.$A:.$M];[.$B$54]+3;0)*[.$A62]+VLOOKUP([.$A$7];[$'weapon parameters'.$A$17:.$M$20];12;0)*[.H$6]*[.$A16]" office:value-type="float" office:value="73.7979832129145" calcext:value-type="float">
            <text:p>74</text:p>
          </table:table-cell>
          <table:table-cell table:style-name="ce18" table:formula="of:=VLOOKUP([.I$1];[$'weapon parameters'.$A:.$M];[.$B$54]+0;0)+VLOOKUP([.I$1];[$'weapon parameters'.$A:.$M];[.$B$54]+3;0)*[.$A62]+VLOOKUP([.$A$7];[$'weapon parameters'.$A$17:.$M$20];12;0)*[.I$6]*[.$A16]" office:value-type="float" office:value="66.5243336082784" calcext:value-type="float">
            <text:p>67</text:p>
          </table:table-cell>
          <table:table-cell table:style-name="ce18" table:formula="of:=VLOOKUP([.J$1];[$'weapon parameters'.$A:.$M];[.$B$54]+0;0)+VLOOKUP([.J$1];[$'weapon parameters'.$A:.$M];[.$B$54]+3;0)*[.$A62]+VLOOKUP([.$A$7];[$'weapon parameters'.$A$17:.$M$20];12;0)*[.J$6]*[.$A16]" office:value-type="float" office:value="70.0402404526045" calcext:value-type="float">
            <text:p>70</text:p>
          </table:table-cell>
          <table:table-cell table:style-name="ce18" table:formula="of:=VLOOKUP([.K$1];[$'weapon parameters'.$A:.$M];[.$B$54]+0;0)+VLOOKUP([.K$1];[$'weapon parameters'.$A:.$M];[.$B$54]+3;0)*[.$A62]+VLOOKUP([.$A$7];[$'weapon parameters'.$A$17:.$M$20];12;0)*[.K$6]*[.$A16]" office:value-type="float" office:value="75.4178511587316" calcext:value-type="float">
            <text:p>75</text:p>
          </table:table-cell>
          <table:table-cell table:style-name="ce18" table:formula="of:=VLOOKUP([.L$1];[$'weapon parameters'.$A:.$M];[.$B$54]+0;0)+VLOOKUP([.L$1];[$'weapon parameters'.$A:.$M];[.$B$54]+3;0)*[.$A62]+VLOOKUP([.$A$7];[$'weapon parameters'.$A$17:.$M$20];12;0)*[.L$6]*[.$A16]" office:value-type="float" office:value="72.0643583547499" calcext:value-type="float">
            <text:p>72</text:p>
          </table:table-cell>
          <table:table-cell table:style-name="ce18" table:formula="of:=VLOOKUP([.M$1];[$'weapon parameters'.$A:.$M];[.$B$54]+0;0)+VLOOKUP([.M$1];[$'weapon parameters'.$A:.$M];[.$B$54]+3;0)*[.$A62]+VLOOKUP([.$A$7];[$'weapon parameters'.$A$17:.$M$20];12;0)*[.M$6]*[.$A16]" office:value-type="float" office:value="66.6599206835504" calcext:value-type="float">
            <text:p>67</text:p>
          </table:table-cell>
          <table:table-cell table:style-name="ce18" table:formula="of:=VLOOKUP([.N$1];[$'weapon parameters'.$A:.$M];[.$B$54]+0;0)+VLOOKUP([.N$1];[$'weapon parameters'.$A:.$M];[.$B$54]+3;0)*[.$A62]+VLOOKUP([.$A$7];[$'weapon parameters'.$A$17:.$M$20];12;0)*[.N$6]*[.$A16]" office:value-type="float" office:value="69.8357616688565" calcext:value-type="float">
            <text:p>70</text:p>
          </table:table-cell>
          <table:table-cell table:style-name="ce18" table:formula="of:=VLOOKUP([.O$1];[$'weapon parameters'.$A:.$M];[.$B$54]+0;0)+VLOOKUP([.O$1];[$'weapon parameters'.$A:.$M];[.$B$54]+3;0)*[.$A62]+VLOOKUP([.$A$7];[$'weapon parameters'.$A$17:.$M$20];12;0)*[.O$6]*[.$A16]" office:value-type="float" office:value="71.0411787305968" calcext:value-type="float">
            <text:p>71</text:p>
          </table:table-cell>
          <table:table-cell table:style-name="ce18" table:formula="of:=VLOOKUP([.P$1];[$'weapon parameters'.$A:.$M];[.$B$54]+0;0)+VLOOKUP([.P$1];[$'weapon parameters'.$A:.$M];[.$B$54]+3;0)*[.$A62]+VLOOKUP([.$A$7];[$'weapon parameters'.$A$17:.$M$20];12;0)*[.P$6]*[.$A16]" office:value-type="float" office:value="65.2992556386309" calcext:value-type="float">
            <text:p>65</text:p>
          </table:table-cell>
          <table:table-cell table:style-name="ce18" table:formula="of:=VLOOKUP([.Q$1];[$'weapon parameters'.$A:.$M];[.$B$54]+0;0)+VLOOKUP([.Q$1];[$'weapon parameters'.$A:.$M];[.$B$54]+3;0)*[.$A62]+VLOOKUP([.$A$7];[$'weapon parameters'.$A$17:.$M$20];12;0)*[.Q$6]*[.$A16]" office:value-type="float" office:value="64.4370143609571" calcext:value-type="float">
            <text:p>64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table:formula="of:=VLOOKUP([.B$1];[$'weapon parameters'.$A:.$M];[.$B$54]+0;0)+VLOOKUP([.B$1];[$'weapon parameters'.$A:.$M];[.$B$54]+3;0)*[.$A63]+VLOOKUP([.$A$7];[$'weapon parameters'.$A$17:.$M$20];12;0)*[.B$6]*[.$A17]" office:value-type="float" office:value="86.1189675401205" calcext:value-type="float">
            <text:p>86</text:p>
          </table:table-cell>
          <table:table-cell table:style-name="ce18" table:formula="of:=VLOOKUP([.C$1];[$'weapon parameters'.$A:.$M];[.$B$54]+0;0)+VLOOKUP([.C$1];[$'weapon parameters'.$A:.$M];[.$B$54]+3;0)*[.$A63]+VLOOKUP([.$A$7];[$'weapon parameters'.$A$17:.$M$20];12;0)*[.C$6]*[.$A17]" office:value-type="float" office:value="86.035068934029" calcext:value-type="float">
            <text:p>86</text:p>
          </table:table-cell>
          <table:table-cell table:style-name="ce18" table:formula="of:=VLOOKUP([.D$1];[$'weapon parameters'.$A:.$M];[.$B$54]+0;0)+VLOOKUP([.D$1];[$'weapon parameters'.$A:.$M];[.$B$54]+3;0)*[.$A63]+VLOOKUP([.$A$7];[$'weapon parameters'.$A$17:.$M$20];12;0)*[.D$6]*[.$A17]" office:value-type="float" office:value="88.4214833692721" calcext:value-type="float">
            <text:p>88</text:p>
          </table:table-cell>
          <table:table-cell table:style-name="ce18" table:formula="of:=VLOOKUP([.E$1];[$'weapon parameters'.$A:.$M];[.$B$54]+0;0)+VLOOKUP([.E$1];[$'weapon parameters'.$A:.$M];[.$B$54]+3;0)*[.$A63]+VLOOKUP([.$A$7];[$'weapon parameters'.$A$17:.$M$20];12;0)*[.E$6]*[.$A17]" office:value-type="float" office:value="75.2547043073212" calcext:value-type="float">
            <text:p>75</text:p>
          </table:table-cell>
          <table:table-cell table:style-name="ce18" table:formula="of:=VLOOKUP([.F$1];[$'weapon parameters'.$A:.$M];[.$B$54]+0;0)+VLOOKUP([.F$1];[$'weapon parameters'.$A:.$M];[.$B$54]+3;0)*[.$A63]+VLOOKUP([.$A$7];[$'weapon parameters'.$A$17:.$M$20];12;0)*[.F$6]*[.$A17]" office:value-type="float" office:value="79.3661123144524" calcext:value-type="float">
            <text:p>79</text:p>
          </table:table-cell>
          <table:table-cell table:style-name="ce18" table:formula="of:=VLOOKUP([.G$1];[$'weapon parameters'.$A:.$M];[.$B$54]+0;0)+VLOOKUP([.G$1];[$'weapon parameters'.$A:.$M];[.$B$54]+3;0)*[.$A63]+VLOOKUP([.$A$7];[$'weapon parameters'.$A$17:.$M$20];12;0)*[.G$6]*[.$A17]" office:value-type="float" office:value="81.9914349864925" calcext:value-type="float">
            <text:p>82</text:p>
          </table:table-cell>
          <table:table-cell table:style-name="ce18" table:formula="of:=VLOOKUP([.H$1];[$'weapon parameters'.$A:.$M];[.$B$54]+0;0)+VLOOKUP([.H$1];[$'weapon parameters'.$A:.$M];[.$B$54]+3;0)*[.$A63]+VLOOKUP([.$A$7];[$'weapon parameters'.$A$17:.$M$20];12;0)*[.H$6]*[.$A17]" office:value-type="float" office:value="80.0548379576165" calcext:value-type="float">
            <text:p>80</text:p>
          </table:table-cell>
          <table:table-cell table:style-name="ce18" table:formula="of:=VLOOKUP([.I$1];[$'weapon parameters'.$A:.$M];[.$B$54]+0;0)+VLOOKUP([.I$1];[$'weapon parameters'.$A:.$M];[.$B$54]+3;0)*[.$A63]+VLOOKUP([.$A$7];[$'weapon parameters'.$A$17:.$M$20];12;0)*[.I$6]*[.$A17]" office:value-type="float" office:value="71.7420955523182" calcext:value-type="float">
            <text:p>72</text:p>
          </table:table-cell>
          <table:table-cell table:style-name="ce18" table:formula="of:=VLOOKUP([.J$1];[$'weapon parameters'.$A:.$M];[.$B$54]+0;0)+VLOOKUP([.J$1];[$'weapon parameters'.$A:.$M];[.$B$54]+3;0)*[.$A63]+VLOOKUP([.$A$7];[$'weapon parameters'.$A$17:.$M$20];12;0)*[.J$6]*[.$A17]" office:value-type="float" office:value="75.7602748029766" calcext:value-type="float">
            <text:p>76</text:p>
          </table:table-cell>
          <table:table-cell table:style-name="ce18" table:formula="of:=VLOOKUP([.K$1];[$'weapon parameters'.$A:.$M];[.$B$54]+0;0)+VLOOKUP([.K$1];[$'weapon parameters'.$A:.$M];[.$B$54]+3;0)*[.$A63]+VLOOKUP([.$A$7];[$'weapon parameters'.$A$17:.$M$20];12;0)*[.K$6]*[.$A17]" office:value-type="float" office:value="81.9061156099789" calcext:value-type="float">
            <text:p>82</text:p>
          </table:table-cell>
          <table:table-cell table:style-name="ce18" table:formula="of:=VLOOKUP([.L$1];[$'weapon parameters'.$A:.$M];[.$B$54]+0;0)+VLOOKUP([.L$1];[$'weapon parameters'.$A:.$M];[.$B$54]+3;0)*[.$A63]+VLOOKUP([.$A$7];[$'weapon parameters'.$A$17:.$M$20];12;0)*[.L$6]*[.$A17]" office:value-type="float" office:value="78.0735524054285" calcext:value-type="float">
            <text:p>78</text:p>
          </table:table-cell>
          <table:table-cell table:style-name="ce18" table:formula="of:=VLOOKUP([.M$1];[$'weapon parameters'.$A:.$M];[.$B$54]+0;0)+VLOOKUP([.M$1];[$'weapon parameters'.$A:.$M];[.$B$54]+3;0)*[.$A63]+VLOOKUP([.$A$7];[$'weapon parameters'.$A$17:.$M$20];12;0)*[.M$6]*[.$A17]" office:value-type="float" office:value="71.8970522097718" calcext:value-type="float">
            <text:p>72</text:p>
          </table:table-cell>
          <table:table-cell table:style-name="ce18" table:formula="of:=VLOOKUP([.N$1];[$'weapon parameters'.$A:.$M];[.$B$54]+0;0)+VLOOKUP([.N$1];[$'weapon parameters'.$A:.$M];[.$B$54]+3;0)*[.$A63]+VLOOKUP([.$A$7];[$'weapon parameters'.$A$17:.$M$20];12;0)*[.N$6]*[.$A17]" office:value-type="float" office:value="75.5265847644074" calcext:value-type="float">
            <text:p>76</text:p>
          </table:table-cell>
          <table:table-cell table:style-name="ce18" table:formula="of:=VLOOKUP([.O$1];[$'weapon parameters'.$A:.$M];[.$B$54]+0;0)+VLOOKUP([.O$1];[$'weapon parameters'.$A:.$M];[.$B$54]+3;0)*[.$A63]+VLOOKUP([.$A$7];[$'weapon parameters'.$A$17:.$M$20];12;0)*[.O$6]*[.$A17]" office:value-type="float" office:value="76.9042042635392" calcext:value-type="float">
            <text:p>77</text:p>
          </table:table-cell>
          <table:table-cell table:style-name="ce18" table:formula="of:=VLOOKUP([.P$1];[$'weapon parameters'.$A:.$M];[.$B$54]+0;0)+VLOOKUP([.P$1];[$'weapon parameters'.$A:.$M];[.$B$54]+3;0)*[.$A63]+VLOOKUP([.$A$7];[$'weapon parameters'.$A$17:.$M$20];12;0)*[.P$6]*[.$A17]" office:value-type="float" office:value="70.3420064441496" calcext:value-type="float">
            <text:p>70</text:p>
          </table:table-cell>
          <table:table-cell table:style-name="ce18" table:formula="of:=VLOOKUP([.Q$1];[$'weapon parameters'.$A:.$M];[.$B$54]+0;0)+VLOOKUP([.Q$1];[$'weapon parameters'.$A:.$M];[.$B$54]+3;0)*[.$A63]+VLOOKUP([.$A$7];[$'weapon parameters'.$A$17:.$M$20];12;0)*[.Q$6]*[.$A17]" office:value-type="float" office:value="69.3565878410938" calcext:value-type="float">
            <text:p>69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table:formula="of:=VLOOKUP([.B$1];[$'weapon parameters'.$A:.$M];[.$B$54]+0;0)+VLOOKUP([.B$1];[$'weapon parameters'.$A:.$M];[.$B$54]+3;0)*[.$A64]+VLOOKUP([.$A$7];[$'weapon parameters'.$A$17:.$M$20];12;0)*[.B$6]*[.$A18]" office:value-type="float" office:value="93.1338384826355" calcext:value-type="float">
            <text:p>93</text:p>
          </table:table-cell>
          <table:table-cell table:style-name="ce18" table:formula="of:=VLOOKUP([.C$1];[$'weapon parameters'.$A:.$M];[.$B$54]+0;0)+VLOOKUP([.C$1];[$'weapon parameters'.$A:.$M];[.$B$54]+3;0)*[.$A64]+VLOOKUP([.$A$7];[$'weapon parameters'.$A$17:.$M$20];12;0)*[.C$6]*[.$A18]" office:value-type="float" office:value="93.0394525507826" calcext:value-type="float">
            <text:p>93</text:p>
          </table:table-cell>
          <table:table-cell table:style-name="ce18" table:formula="of:=VLOOKUP([.D$1];[$'weapon parameters'.$A:.$M];[.$B$54]+0;0)+VLOOKUP([.D$1];[$'weapon parameters'.$A:.$M];[.$B$54]+3;0)*[.$A64]+VLOOKUP([.$A$7];[$'weapon parameters'.$A$17:.$M$20];12;0)*[.D$6]*[.$A18]" office:value-type="float" office:value="95.7241687904311" calcext:value-type="float">
            <text:p>96</text:p>
          </table:table-cell>
          <table:table-cell table:style-name="ce18" table:formula="of:=VLOOKUP([.E$1];[$'weapon parameters'.$A:.$M];[.$B$54]+0;0)+VLOOKUP([.E$1];[$'weapon parameters'.$A:.$M];[.$B$54]+3;0)*[.$A64]+VLOOKUP([.$A$7];[$'weapon parameters'.$A$17:.$M$20];12;0)*[.E$6]*[.$A18]" office:value-type="float" office:value="80.9115423457364" calcext:value-type="float">
            <text:p>81</text:p>
          </table:table-cell>
          <table:table-cell table:style-name="ce18" table:formula="of:=VLOOKUP([.F$1];[$'weapon parameters'.$A:.$M];[.$B$54]+0;0)+VLOOKUP([.F$1];[$'weapon parameters'.$A:.$M];[.$B$54]+3;0)*[.$A64]+VLOOKUP([.$A$7];[$'weapon parameters'.$A$17:.$M$20];12;0)*[.F$6]*[.$A18]" office:value-type="float" office:value="85.536876353759" calcext:value-type="float">
            <text:p>86</text:p>
          </table:table-cell>
          <table:table-cell table:style-name="ce18" table:formula="of:=VLOOKUP([.G$1];[$'weapon parameters'.$A:.$M];[.$B$54]+0;0)+VLOOKUP([.G$1];[$'weapon parameters'.$A:.$M];[.$B$54]+3;0)*[.$A64]+VLOOKUP([.$A$7];[$'weapon parameters'.$A$17:.$M$20];12;0)*[.G$6]*[.$A18]" office:value-type="float" office:value="88.490364359804" calcext:value-type="float">
            <text:p>88</text:p>
          </table:table-cell>
          <table:table-cell table:style-name="ce18" table:formula="of:=VLOOKUP([.H$1];[$'weapon parameters'.$A:.$M];[.$B$54]+0;0)+VLOOKUP([.H$1];[$'weapon parameters'.$A:.$M];[.$B$54]+3;0)*[.$A64]+VLOOKUP([.$A$7];[$'weapon parameters'.$A$17:.$M$20];12;0)*[.H$6]*[.$A18]" office:value-type="float" office:value="86.3116927023186" calcext:value-type="float">
            <text:p>86</text:p>
          </table:table-cell>
          <table:table-cell table:style-name="ce18" table:formula="of:=VLOOKUP([.I$1];[$'weapon parameters'.$A:.$M];[.$B$54]+0;0)+VLOOKUP([.I$1];[$'weapon parameters'.$A:.$M];[.$B$54]+3;0)*[.$A64]+VLOOKUP([.$A$7];[$'weapon parameters'.$A$17:.$M$20];12;0)*[.I$6]*[.$A18]" office:value-type="float" office:value="76.9598574963579" calcext:value-type="float">
            <text:p>77</text:p>
          </table:table-cell>
          <table:table-cell table:style-name="ce18" table:formula="of:=VLOOKUP([.J$1];[$'weapon parameters'.$A:.$M];[.$B$54]+0;0)+VLOOKUP([.J$1];[$'weapon parameters'.$A:.$M];[.$B$54]+3;0)*[.$A64]+VLOOKUP([.$A$7];[$'weapon parameters'.$A$17:.$M$20];12;0)*[.J$6]*[.$A18]" office:value-type="float" office:value="81.4803091533487" calcext:value-type="float">
            <text:p>81</text:p>
          </table:table-cell>
          <table:table-cell table:style-name="ce18" table:formula="of:=VLOOKUP([.K$1];[$'weapon parameters'.$A:.$M];[.$B$54]+0;0)+VLOOKUP([.K$1];[$'weapon parameters'.$A:.$M];[.$B$54]+3;0)*[.$A64]+VLOOKUP([.$A$7];[$'weapon parameters'.$A$17:.$M$20];12;0)*[.K$6]*[.$A18]" office:value-type="float" office:value="88.3943800612263" calcext:value-type="float">
            <text:p>88</text:p>
          </table:table-cell>
          <table:table-cell table:style-name="ce18" table:formula="of:=VLOOKUP([.L$1];[$'weapon parameters'.$A:.$M];[.$B$54]+0;0)+VLOOKUP([.L$1];[$'weapon parameters'.$A:.$M];[.$B$54]+3;0)*[.$A64]+VLOOKUP([.$A$7];[$'weapon parameters'.$A$17:.$M$20];12;0)*[.L$6]*[.$A18]" office:value-type="float" office:value="84.082746456107" calcext:value-type="float">
            <text:p>84</text:p>
          </table:table-cell>
          <table:table-cell table:style-name="ce18" table:formula="of:=VLOOKUP([.M$1];[$'weapon parameters'.$A:.$M];[.$B$54]+0;0)+VLOOKUP([.M$1];[$'weapon parameters'.$A:.$M];[.$B$54]+3;0)*[.$A64]+VLOOKUP([.$A$7];[$'weapon parameters'.$A$17:.$M$20];12;0)*[.M$6]*[.$A18]" office:value-type="float" office:value="77.1341837359933" calcext:value-type="float">
            <text:p>77</text:p>
          </table:table-cell>
          <table:table-cell table:style-name="ce18" table:formula="of:=VLOOKUP([.N$1];[$'weapon parameters'.$A:.$M];[.$B$54]+0;0)+VLOOKUP([.N$1];[$'weapon parameters'.$A:.$M];[.$B$54]+3;0)*[.$A64]+VLOOKUP([.$A$7];[$'weapon parameters'.$A$17:.$M$20];12;0)*[.N$6]*[.$A18]" office:value-type="float" office:value="81.2174078599583" calcext:value-type="float">
            <text:p>81</text:p>
          </table:table-cell>
          <table:table-cell table:style-name="ce18" table:formula="of:=VLOOKUP([.O$1];[$'weapon parameters'.$A:.$M];[.$B$54]+0;0)+VLOOKUP([.O$1];[$'weapon parameters'.$A:.$M];[.$B$54]+3;0)*[.$A64]+VLOOKUP([.$A$7];[$'weapon parameters'.$A$17:.$M$20];12;0)*[.O$6]*[.$A18]" office:value-type="float" office:value="82.7672297964816" calcext:value-type="float">
            <text:p>83</text:p>
          </table:table-cell>
          <table:table-cell table:style-name="ce18" table:formula="of:=VLOOKUP([.P$1];[$'weapon parameters'.$A:.$M];[.$B$54]+0;0)+VLOOKUP([.P$1];[$'weapon parameters'.$A:.$M];[.$B$54]+3;0)*[.$A64]+VLOOKUP([.$A$7];[$'weapon parameters'.$A$17:.$M$20];12;0)*[.P$6]*[.$A18]" office:value-type="float" office:value="75.3847572496683" calcext:value-type="float">
            <text:p>75</text:p>
          </table:table-cell>
          <table:table-cell table:style-name="ce18" table:formula="of:=VLOOKUP([.Q$1];[$'weapon parameters'.$A:.$M];[.$B$54]+0;0)+VLOOKUP([.Q$1];[$'weapon parameters'.$A:.$M];[.$B$54]+3;0)*[.$A64]+VLOOKUP([.$A$7];[$'weapon parameters'.$A$17:.$M$20];12;0)*[.Q$6]*[.$A18]" office:value-type="float" office:value="74.2761613212305" calcext:value-type="float">
            <text:p>74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VLOOKUP([.B$1];[$'weapon parameters'.$A:.$M];[.$B$54]+0;0)+VLOOKUP([.B$1];[$'weapon parameters'.$A:.$M];[.$B$54]+3;0)*[.$A65]+VLOOKUP([.$A$7];[$'weapon parameters'.$A$17:.$M$20];12;0)*[.B$6]*[.$A19]" office:value-type="float" office:value="100.148709425151" calcext:value-type="float">
            <text:p>100</text:p>
          </table:table-cell>
          <table:table-cell table:style-name="ce18" table:formula="of:=VLOOKUP([.C$1];[$'weapon parameters'.$A:.$M];[.$B$54]+0;0)+VLOOKUP([.C$1];[$'weapon parameters'.$A:.$M];[.$B$54]+3;0)*[.$A65]+VLOOKUP([.$A$7];[$'weapon parameters'.$A$17:.$M$20];12;0)*[.C$6]*[.$A19]" office:value-type="float" office:value="100.043836167536" calcext:value-type="float">
            <text:p>100</text:p>
          </table:table-cell>
          <table:table-cell table:style-name="ce18" table:formula="of:=VLOOKUP([.D$1];[$'weapon parameters'.$A:.$M];[.$B$54]+0;0)+VLOOKUP([.D$1];[$'weapon parameters'.$A:.$M];[.$B$54]+3;0)*[.$A65]+VLOOKUP([.$A$7];[$'weapon parameters'.$A$17:.$M$20];12;0)*[.D$6]*[.$A19]" office:value-type="float" office:value="103.02685421159" calcext:value-type="float">
            <text:p>103</text:p>
          </table:table-cell>
          <table:table-cell table:style-name="ce18" table:formula="of:=VLOOKUP([.E$1];[$'weapon parameters'.$A:.$M];[.$B$54]+0;0)+VLOOKUP([.E$1];[$'weapon parameters'.$A:.$M];[.$B$54]+3;0)*[.$A65]+VLOOKUP([.$A$7];[$'weapon parameters'.$A$17:.$M$20];12;0)*[.E$6]*[.$A19]" office:value-type="float" office:value="86.5683803841515" calcext:value-type="float">
            <text:p>87</text:p>
          </table:table-cell>
          <table:table-cell table:style-name="ce18" table:formula="of:=VLOOKUP([.F$1];[$'weapon parameters'.$A:.$M];[.$B$54]+0;0)+VLOOKUP([.F$1];[$'weapon parameters'.$A:.$M];[.$B$54]+3;0)*[.$A65]+VLOOKUP([.$A$7];[$'weapon parameters'.$A$17:.$M$20];12;0)*[.F$6]*[.$A19]" office:value-type="float" office:value="91.7076403930655" calcext:value-type="float">
            <text:p>92</text:p>
          </table:table-cell>
          <table:table-cell table:style-name="ce18" table:formula="of:=VLOOKUP([.G$1];[$'weapon parameters'.$A:.$M];[.$B$54]+0;0)+VLOOKUP([.G$1];[$'weapon parameters'.$A:.$M];[.$B$54]+3;0)*[.$A65]+VLOOKUP([.$A$7];[$'weapon parameters'.$A$17:.$M$20];12;0)*[.G$6]*[.$A19]" office:value-type="float" office:value="94.9892937331156" calcext:value-type="float">
            <text:p>95</text:p>
          </table:table-cell>
          <table:table-cell table:style-name="ce18" table:formula="of:=VLOOKUP([.H$1];[$'weapon parameters'.$A:.$M];[.$B$54]+0;0)+VLOOKUP([.H$1];[$'weapon parameters'.$A:.$M];[.$B$54]+3;0)*[.$A65]+VLOOKUP([.$A$7];[$'weapon parameters'.$A$17:.$M$20];12;0)*[.H$6]*[.$A19]" office:value-type="float" office:value="92.5685474470207" calcext:value-type="float">
            <text:p>93</text:p>
          </table:table-cell>
          <table:table-cell table:style-name="ce18" table:formula="of:=VLOOKUP([.I$1];[$'weapon parameters'.$A:.$M];[.$B$54]+0;0)+VLOOKUP([.I$1];[$'weapon parameters'.$A:.$M];[.$B$54]+3;0)*[.$A65]+VLOOKUP([.$A$7];[$'weapon parameters'.$A$17:.$M$20];12;0)*[.I$6]*[.$A19]" office:value-type="float" office:value="82.1776194403977" calcext:value-type="float">
            <text:p>82</text:p>
          </table:table-cell>
          <table:table-cell table:style-name="ce18" table:formula="of:=VLOOKUP([.J$1];[$'weapon parameters'.$A:.$M];[.$B$54]+0;0)+VLOOKUP([.J$1];[$'weapon parameters'.$A:.$M];[.$B$54]+3;0)*[.$A65]+VLOOKUP([.$A$7];[$'weapon parameters'.$A$17:.$M$20];12;0)*[.J$6]*[.$A19]" office:value-type="float" office:value="87.2003435037207" calcext:value-type="float">
            <text:p>87</text:p>
          </table:table-cell>
          <table:table-cell table:style-name="ce18" table:formula="of:=VLOOKUP([.K$1];[$'weapon parameters'.$A:.$M];[.$B$54]+0;0)+VLOOKUP([.K$1];[$'weapon parameters'.$A:.$M];[.$B$54]+3;0)*[.$A65]+VLOOKUP([.$A$7];[$'weapon parameters'.$A$17:.$M$20];12;0)*[.K$6]*[.$A19]" office:value-type="float" office:value="94.8826445124737" calcext:value-type="float">
            <text:p>95</text:p>
          </table:table-cell>
          <table:table-cell table:style-name="ce18" table:formula="of:=VLOOKUP([.L$1];[$'weapon parameters'.$A:.$M];[.$B$54]+0;0)+VLOOKUP([.L$1];[$'weapon parameters'.$A:.$M];[.$B$54]+3;0)*[.$A65]+VLOOKUP([.$A$7];[$'weapon parameters'.$A$17:.$M$20];12;0)*[.L$6]*[.$A19]" office:value-type="float" office:value="90.0919405067856" calcext:value-type="float">
            <text:p>90</text:p>
          </table:table-cell>
          <table:table-cell table:style-name="ce18" table:formula="of:=VLOOKUP([.M$1];[$'weapon parameters'.$A:.$M];[.$B$54]+0;0)+VLOOKUP([.M$1];[$'weapon parameters'.$A:.$M];[.$B$54]+3;0)*[.$A65]+VLOOKUP([.$A$7];[$'weapon parameters'.$A$17:.$M$20];12;0)*[.M$6]*[.$A19]" office:value-type="float" office:value="82.3713152622148" calcext:value-type="float">
            <text:p>82</text:p>
          </table:table-cell>
          <table:table-cell table:style-name="ce18" table:formula="of:=VLOOKUP([.N$1];[$'weapon parameters'.$A:.$M];[.$B$54]+0;0)+VLOOKUP([.N$1];[$'weapon parameters'.$A:.$M];[.$B$54]+3;0)*[.$A65]+VLOOKUP([.$A$7];[$'weapon parameters'.$A$17:.$M$20];12;0)*[.N$6]*[.$A19]" office:value-type="float" office:value="86.9082309555093" calcext:value-type="float">
            <text:p>87</text:p>
          </table:table-cell>
          <table:table-cell table:style-name="ce18" table:formula="of:=VLOOKUP([.O$1];[$'weapon parameters'.$A:.$M];[.$B$54]+0;0)+VLOOKUP([.O$1];[$'weapon parameters'.$A:.$M];[.$B$54]+3;0)*[.$A65]+VLOOKUP([.$A$7];[$'weapon parameters'.$A$17:.$M$20];12;0)*[.O$6]*[.$A19]" office:value-type="float" office:value="88.630255329424" calcext:value-type="float">
            <text:p>89</text:p>
          </table:table-cell>
          <table:table-cell table:style-name="ce18" table:formula="of:=VLOOKUP([.P$1];[$'weapon parameters'.$A:.$M];[.$B$54]+0;0)+VLOOKUP([.P$1];[$'weapon parameters'.$A:.$M];[.$B$54]+3;0)*[.$A65]+VLOOKUP([.$A$7];[$'weapon parameters'.$A$17:.$M$20];12;0)*[.P$6]*[.$A19]" office:value-type="float" office:value="80.427508055187" calcext:value-type="float">
            <text:p>80</text:p>
          </table:table-cell>
          <table:table-cell table:style-name="ce18" table:formula="of:=VLOOKUP([.Q$1];[$'weapon parameters'.$A:.$M];[.$B$54]+0;0)+VLOOKUP([.Q$1];[$'weapon parameters'.$A:.$M];[.$B$54]+3;0)*[.$A65]+VLOOKUP([.$A$7];[$'weapon parameters'.$A$17:.$M$20];12;0)*[.Q$6]*[.$A19]" office:value-type="float" office:value="79.1957348013672" calcext:value-type="float">
            <text:p>7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1</text:p>
          </table:table-cell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table:formula="of:=VLOOKUP([.B$1];[$'weapon parameters'.$A:.$M];[.$B$54]+6;0)+VLOOKUP([.B$1];[$'weapon parameters'.$A:.$M];[.$B$54]+9;0)*[.B$4]*[.$A67]" office:value-type="float" office:value="3.84598305506641" calcext:value-type="float">
            <text:p>4</text:p>
          </table:table-cell>
          <table:table-cell table:style-name="ce18" table:formula="of:=VLOOKUP([.C$1];[$'weapon parameters'.$A:.$M];[.$B$54]+6;0)+VLOOKUP([.C$1];[$'weapon parameters'.$A:.$M];[.$B$54]+9;0)*[.C$4]*[.$A67]" office:value-type="float" office:value="13.865049824951" calcext:value-type="float">
            <text:p>14</text:p>
          </table:table-cell>
          <table:table-cell table:style-name="ce18" table:formula="of:=VLOOKUP([.D$1];[$'weapon parameters'.$A:.$M];[.$B$54]+6;0)+VLOOKUP([.D$1];[$'weapon parameters'.$A:.$M];[.$B$54]+9;0)*[.D$4]*[.$A67]" office:value-type="float" office:value="40" calcext:value-type="float">
            <text:p>40</text:p>
          </table:table-cell>
          <table:table-cell table:style-name="ce18" table:formula="of:=VLOOKUP([.E$1];[$'weapon parameters'.$A:.$M];[.$B$54]+6;0)+VLOOKUP([.E$1];[$'weapon parameters'.$A:.$M];[.$B$54]+9;0)*[.E$4]*[.$A67]" office:value-type="float" office:value="5.65687046052315" calcext:value-type="float">
            <text:p>6</text:p>
          </table:table-cell>
          <table:table-cell table:style-name="ce18" table:formula="of:=VLOOKUP([.F$1];[$'weapon parameters'.$A:.$M];[.$B$54]+6;0)+VLOOKUP([.F$1];[$'weapon parameters'.$A:.$M];[.$B$54]+9;0)*[.F$4]*[.$A67]" office:value-type="float" office:value="20" calcext:value-type="float">
            <text:p>20</text:p>
          </table:table-cell>
          <table:table-cell table:style-name="ce18" table:formula="of:=VLOOKUP([.G$1];[$'weapon parameters'.$A:.$M];[.$B$54]+6;0)+VLOOKUP([.G$1];[$'weapon parameters'.$A:.$M];[.$B$54]+9;0)*[.G$4]*[.$A67]" office:value-type="float" office:value="20" calcext:value-type="float">
            <text:p>20</text:p>
          </table:table-cell>
          <table:table-cell table:style-name="ce18" table:formula="of:=VLOOKUP([.H$1];[$'weapon parameters'.$A:.$M];[.$B$54]+6;0)+VLOOKUP([.H$1];[$'weapon parameters'.$A:.$M];[.$B$54]+9;0)*[.H$4]*[.$A67]" office:value-type="float" office:value="14.98515483247" calcext:value-type="float">
            <text:p>15</text:p>
          </table:table-cell>
          <table:table-cell table:style-name="ce18" table:formula="of:=VLOOKUP([.I$1];[$'weapon parameters'.$A:.$M];[.$B$54]+6;0)+VLOOKUP([.I$1];[$'weapon parameters'.$A:.$M];[.$B$54]+9;0)*[.I$4]*[.$A67]" office:value-type="float" office:value="6.0642361675095" calcext:value-type="float">
            <text:p>6</text:p>
          </table:table-cell>
          <table:table-cell table:style-name="ce18" table:formula="of:=VLOOKUP([.J$1];[$'weapon parameters'.$A:.$M];[.$B$54]+6;0)+VLOOKUP([.J$1];[$'weapon parameters'.$A:.$M];[.$B$54]+9;0)*[.J$4]*[.$A67]" office:value-type="float" office:value="20" calcext:value-type="float">
            <text:p>20</text:p>
          </table:table-cell>
          <table:table-cell table:style-name="ce18" table:formula="of:=VLOOKUP([.K$1];[$'weapon parameters'.$A:.$M];[.$B$54]+6;0)+VLOOKUP([.K$1];[$'weapon parameters'.$A:.$M];[.$B$54]+9;0)*[.K$4]*[.$A67]" office:value-type="float" office:value="40" calcext:value-type="float">
            <text:p>40</text:p>
          </table:table-cell>
          <table:table-cell table:style-name="ce18" table:formula="of:=VLOOKUP([.L$1];[$'weapon parameters'.$A:.$M];[.$B$54]+6;0)+VLOOKUP([.L$1];[$'weapon parameters'.$A:.$M];[.$B$54]+9;0)*[.L$4]*[.$A67]" office:value-type="float" office:value="15.2810592556124" calcext:value-type="float">
            <text:p>15</text:p>
          </table:table-cell>
          <table:table-cell table:style-name="ce18" table:formula="of:=VLOOKUP([.M$1];[$'weapon parameters'.$A:.$M];[.$B$54]+6;0)+VLOOKUP([.M$1];[$'weapon parameters'.$A:.$M];[.$B$54]+9;0)*[.M$4]*[.$A67]" office:value-type="float" office:value="5.23607044677231" calcext:value-type="float">
            <text:p>5</text:p>
          </table:table-cell>
          <table:table-cell table:style-name="ce18" table:formula="of:=VLOOKUP([.N$1];[$'weapon parameters'.$A:.$M];[.$B$54]+6;0)+VLOOKUP([.N$1];[$'weapon parameters'.$A:.$M];[.$B$54]+9;0)*[.N$4]*[.$A67]" office:value-type="float" office:value="20" calcext:value-type="float">
            <text:p>20</text:p>
          </table:table-cell>
          <table:table-cell table:style-name="ce18" table:formula="of:=VLOOKUP([.O$1];[$'weapon parameters'.$A:.$M];[.$B$54]+6;0)+VLOOKUP([.O$1];[$'weapon parameters'.$A:.$M];[.$B$54]+9;0)*[.O$4]*[.$A67]" office:value-type="float" office:value="20" calcext:value-type="float">
            <text:p>20</text:p>
          </table:table-cell>
          <table:table-cell table:style-name="ce18" table:formula="of:=VLOOKUP([.P$1];[$'weapon parameters'.$A:.$M];[.$B$54]+6;0)+VLOOKUP([.P$1];[$'weapon parameters'.$A:.$M];[.$B$54]+9;0)*[.P$4]*[.$A67]" office:value-type="float" office:value="40" calcext:value-type="float">
            <text:p>40</text:p>
          </table:table-cell>
          <table:table-cell table:style-name="ce18" table:formula="of:=VLOOKUP([.Q$1];[$'weapon parameters'.$A:.$M];[.$B$54]+6;0)+VLOOKUP([.Q$1];[$'weapon parameters'.$A:.$M];[.$B$54]+9;0)*[.Q$4]*[.$A67]" office:value-type="float" office:value="2.94316548089589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VLOOKUP([.B$1];[$'weapon parameters'.$A:.$M];[.$B$54]+6;0)+VLOOKUP([.B$1];[$'weapon parameters'.$A:.$M];[.$B$54]+9;0)*[.B$4]*[.$A68]" office:value-type="float" office:value="7.69196611013282" calcext:value-type="float">
            <text:p>8</text:p>
          </table:table-cell>
          <table:table-cell table:style-name="ce18" table:formula="of:=VLOOKUP([.C$1];[$'weapon parameters'.$A:.$M];[.$B$54]+6;0)+VLOOKUP([.C$1];[$'weapon parameters'.$A:.$M];[.$B$54]+9;0)*[.C$4]*[.$A68]" office:value-type="float" office:value="17.7300996499019" calcext:value-type="float">
            <text:p>18</text:p>
          </table:table-cell>
          <table:table-cell table:style-name="ce18" table:formula="of:=VLOOKUP([.D$1];[$'weapon parameters'.$A:.$M];[.$B$54]+6;0)+VLOOKUP([.D$1];[$'weapon parameters'.$A:.$M];[.$B$54]+9;0)*[.D$4]*[.$A68]" office:value-type="float" office:value="40" calcext:value-type="float">
            <text:p>40</text:p>
          </table:table-cell>
          <table:table-cell table:style-name="ce18" table:formula="of:=VLOOKUP([.E$1];[$'weapon parameters'.$A:.$M];[.$B$54]+6;0)+VLOOKUP([.E$1];[$'weapon parameters'.$A:.$M];[.$B$54]+9;0)*[.E$4]*[.$A68]" office:value-type="float" office:value="11.3137409210463" calcext:value-type="float">
            <text:p>11</text:p>
          </table:table-cell>
          <table:table-cell table:style-name="ce18" table:formula="of:=VLOOKUP([.F$1];[$'weapon parameters'.$A:.$M];[.$B$54]+6;0)+VLOOKUP([.F$1];[$'weapon parameters'.$A:.$M];[.$B$54]+9;0)*[.F$4]*[.$A68]" office:value-type="float" office:value="20" calcext:value-type="float">
            <text:p>20</text:p>
          </table:table-cell>
          <table:table-cell table:style-name="ce18" table:formula="of:=VLOOKUP([.G$1];[$'weapon parameters'.$A:.$M];[.$B$54]+6;0)+VLOOKUP([.G$1];[$'weapon parameters'.$A:.$M];[.$B$54]+9;0)*[.G$4]*[.$A68]" office:value-type="float" office:value="20" calcext:value-type="float">
            <text:p>20</text:p>
          </table:table-cell>
          <table:table-cell table:style-name="ce18" table:formula="of:=VLOOKUP([.H$1];[$'weapon parameters'.$A:.$M];[.$B$54]+6;0)+VLOOKUP([.H$1];[$'weapon parameters'.$A:.$M];[.$B$54]+9;0)*[.H$4]*[.$A68]" office:value-type="float" office:value="19.9703096649401" calcext:value-type="float">
            <text:p>20</text:p>
          </table:table-cell>
          <table:table-cell table:style-name="ce18" table:formula="of:=VLOOKUP([.I$1];[$'weapon parameters'.$A:.$M];[.$B$54]+6;0)+VLOOKUP([.I$1];[$'weapon parameters'.$A:.$M];[.$B$54]+9;0)*[.I$4]*[.$A68]" office:value-type="float" office:value="12.128472335019" calcext:value-type="float">
            <text:p>12</text:p>
          </table:table-cell>
          <table:table-cell table:style-name="ce18" table:formula="of:=VLOOKUP([.J$1];[$'weapon parameters'.$A:.$M];[.$B$54]+6;0)+VLOOKUP([.J$1];[$'weapon parameters'.$A:.$M];[.$B$54]+9;0)*[.J$4]*[.$A68]" office:value-type="float" office:value="20" calcext:value-type="float">
            <text:p>20</text:p>
          </table:table-cell>
          <table:table-cell table:style-name="ce18" table:formula="of:=VLOOKUP([.K$1];[$'weapon parameters'.$A:.$M];[.$B$54]+6;0)+VLOOKUP([.K$1];[$'weapon parameters'.$A:.$M];[.$B$54]+9;0)*[.K$4]*[.$A68]" office:value-type="float" office:value="40" calcext:value-type="float">
            <text:p>40</text:p>
          </table:table-cell>
          <table:table-cell table:style-name="ce18" table:formula="of:=VLOOKUP([.L$1];[$'weapon parameters'.$A:.$M];[.$B$54]+6;0)+VLOOKUP([.L$1];[$'weapon parameters'.$A:.$M];[.$B$54]+9;0)*[.L$4]*[.$A68]" office:value-type="float" office:value="20.5621185112248" calcext:value-type="float">
            <text:p>21</text:p>
          </table:table-cell>
          <table:table-cell table:style-name="ce18" table:formula="of:=VLOOKUP([.M$1];[$'weapon parameters'.$A:.$M];[.$B$54]+6;0)+VLOOKUP([.M$1];[$'weapon parameters'.$A:.$M];[.$B$54]+9;0)*[.M$4]*[.$A68]" office:value-type="float" office:value="10.4721408935446" calcext:value-type="float">
            <text:p>10</text:p>
          </table:table-cell>
          <table:table-cell table:style-name="ce18" table:formula="of:=VLOOKUP([.N$1];[$'weapon parameters'.$A:.$M];[.$B$54]+6;0)+VLOOKUP([.N$1];[$'weapon parameters'.$A:.$M];[.$B$54]+9;0)*[.N$4]*[.$A68]" office:value-type="float" office:value="20" calcext:value-type="float">
            <text:p>20</text:p>
          </table:table-cell>
          <table:table-cell table:style-name="ce18" table:formula="of:=VLOOKUP([.O$1];[$'weapon parameters'.$A:.$M];[.$B$54]+6;0)+VLOOKUP([.O$1];[$'weapon parameters'.$A:.$M];[.$B$54]+9;0)*[.O$4]*[.$A68]" office:value-type="float" office:value="20" calcext:value-type="float">
            <text:p>20</text:p>
          </table:table-cell>
          <table:table-cell table:style-name="ce18" table:formula="of:=VLOOKUP([.P$1];[$'weapon parameters'.$A:.$M];[.$B$54]+6;0)+VLOOKUP([.P$1];[$'weapon parameters'.$A:.$M];[.$B$54]+9;0)*[.P$4]*[.$A68]" office:value-type="float" office:value="40" calcext:value-type="float">
            <text:p>40</text:p>
          </table:table-cell>
          <table:table-cell table:style-name="ce18" table:formula="of:=VLOOKUP([.Q$1];[$'weapon parameters'.$A:.$M];[.$B$54]+6;0)+VLOOKUP([.Q$1];[$'weapon parameters'.$A:.$M];[.$B$54]+9;0)*[.Q$4]*[.$A68]" office:value-type="float" office:value="5.88633096179177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formula="of:=VLOOKUP([.B$1];[$'weapon parameters'.$A:.$M];[.$B$54]+6;0)+VLOOKUP([.B$1];[$'weapon parameters'.$A:.$M];[.$B$54]+9;0)*[.B$4]*[.$A69]" office:value-type="float" office:value="11.5379491651992" calcext:value-type="float">
            <text:p>12</text:p>
          </table:table-cell>
          <table:table-cell table:style-name="ce18" table:formula="of:=VLOOKUP([.C$1];[$'weapon parameters'.$A:.$M];[.$B$54]+6;0)+VLOOKUP([.C$1];[$'weapon parameters'.$A:.$M];[.$B$54]+9;0)*[.C$4]*[.$A69]" office:value-type="float" office:value="21.5951494748529" calcext:value-type="float">
            <text:p>22</text:p>
          </table:table-cell>
          <table:table-cell table:style-name="ce18" table:formula="of:=VLOOKUP([.D$1];[$'weapon parameters'.$A:.$M];[.$B$54]+6;0)+VLOOKUP([.D$1];[$'weapon parameters'.$A:.$M];[.$B$54]+9;0)*[.D$4]*[.$A69]" office:value-type="float" office:value="40" calcext:value-type="float">
            <text:p>40</text:p>
          </table:table-cell>
          <table:table-cell table:style-name="ce18" table:formula="of:=VLOOKUP([.E$1];[$'weapon parameters'.$A:.$M];[.$B$54]+6;0)+VLOOKUP([.E$1];[$'weapon parameters'.$A:.$M];[.$B$54]+9;0)*[.E$4]*[.$A69]" office:value-type="float" office:value="16.9706113815695" calcext:value-type="float">
            <text:p>17</text:p>
          </table:table-cell>
          <table:table-cell table:style-name="ce18" table:formula="of:=VLOOKUP([.F$1];[$'weapon parameters'.$A:.$M];[.$B$54]+6;0)+VLOOKUP([.F$1];[$'weapon parameters'.$A:.$M];[.$B$54]+9;0)*[.F$4]*[.$A69]" office:value-type="float" office:value="20" calcext:value-type="float">
            <text:p>20</text:p>
          </table:table-cell>
          <table:table-cell table:style-name="ce18" table:formula="of:=VLOOKUP([.G$1];[$'weapon parameters'.$A:.$M];[.$B$54]+6;0)+VLOOKUP([.G$1];[$'weapon parameters'.$A:.$M];[.$B$54]+9;0)*[.G$4]*[.$A69]" office:value-type="float" office:value="20" calcext:value-type="float">
            <text:p>20</text:p>
          </table:table-cell>
          <table:table-cell table:style-name="ce18" table:formula="of:=VLOOKUP([.H$1];[$'weapon parameters'.$A:.$M];[.$B$54]+6;0)+VLOOKUP([.H$1];[$'weapon parameters'.$A:.$M];[.$B$54]+9;0)*[.H$4]*[.$A69]" office:value-type="float" office:value="24.9554644974101" calcext:value-type="float">
            <text:p>25</text:p>
          </table:table-cell>
          <table:table-cell table:style-name="ce18" table:formula="of:=VLOOKUP([.I$1];[$'weapon parameters'.$A:.$M];[.$B$54]+6;0)+VLOOKUP([.I$1];[$'weapon parameters'.$A:.$M];[.$B$54]+9;0)*[.I$4]*[.$A69]" office:value-type="float" office:value="18.1927085025285" calcext:value-type="float">
            <text:p>18</text:p>
          </table:table-cell>
          <table:table-cell table:style-name="ce18" table:formula="of:=VLOOKUP([.J$1];[$'weapon parameters'.$A:.$M];[.$B$54]+6;0)+VLOOKUP([.J$1];[$'weapon parameters'.$A:.$M];[.$B$54]+9;0)*[.J$4]*[.$A69]" office:value-type="float" office:value="20" calcext:value-type="float">
            <text:p>20</text:p>
          </table:table-cell>
          <table:table-cell table:style-name="ce18" table:formula="of:=VLOOKUP([.K$1];[$'weapon parameters'.$A:.$M];[.$B$54]+6;0)+VLOOKUP([.K$1];[$'weapon parameters'.$A:.$M];[.$B$54]+9;0)*[.K$4]*[.$A69]" office:value-type="float" office:value="40" calcext:value-type="float">
            <text:p>40</text:p>
          </table:table-cell>
          <table:table-cell table:style-name="ce18" table:formula="of:=VLOOKUP([.L$1];[$'weapon parameters'.$A:.$M];[.$B$54]+6;0)+VLOOKUP([.L$1];[$'weapon parameters'.$A:.$M];[.$B$54]+9;0)*[.L$4]*[.$A69]" office:value-type="float" office:value="25.8431777668372" calcext:value-type="float">
            <text:p>26</text:p>
          </table:table-cell>
          <table:table-cell table:style-name="ce18" table:formula="of:=VLOOKUP([.M$1];[$'weapon parameters'.$A:.$M];[.$B$54]+6;0)+VLOOKUP([.M$1];[$'weapon parameters'.$A:.$M];[.$B$54]+9;0)*[.M$4]*[.$A69]" office:value-type="float" office:value="15.7082113403169" calcext:value-type="float">
            <text:p>16</text:p>
          </table:table-cell>
          <table:table-cell table:style-name="ce18" table:formula="of:=VLOOKUP([.N$1];[$'weapon parameters'.$A:.$M];[.$B$54]+6;0)+VLOOKUP([.N$1];[$'weapon parameters'.$A:.$M];[.$B$54]+9;0)*[.N$4]*[.$A69]" office:value-type="float" office:value="20" calcext:value-type="float">
            <text:p>20</text:p>
          </table:table-cell>
          <table:table-cell table:style-name="ce18" table:formula="of:=VLOOKUP([.O$1];[$'weapon parameters'.$A:.$M];[.$B$54]+6;0)+VLOOKUP([.O$1];[$'weapon parameters'.$A:.$M];[.$B$54]+9;0)*[.O$4]*[.$A69]" office:value-type="float" office:value="20" calcext:value-type="float">
            <text:p>20</text:p>
          </table:table-cell>
          <table:table-cell table:style-name="ce18" table:formula="of:=VLOOKUP([.P$1];[$'weapon parameters'.$A:.$M];[.$B$54]+6;0)+VLOOKUP([.P$1];[$'weapon parameters'.$A:.$M];[.$B$54]+9;0)*[.P$4]*[.$A69]" office:value-type="float" office:value="40" calcext:value-type="float">
            <text:p>40</text:p>
          </table:table-cell>
          <table:table-cell table:style-name="ce18" table:formula="of:=VLOOKUP([.Q$1];[$'weapon parameters'.$A:.$M];[.$B$54]+6;0)+VLOOKUP([.Q$1];[$'weapon parameters'.$A:.$M];[.$B$54]+9;0)*[.Q$4]*[.$A69]" office:value-type="float" office:value="8.82949644268766" calcext:value-type="float">
            <text:p>9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formula="of:=VLOOKUP([.B$1];[$'weapon parameters'.$A:.$M];[.$B$54]+6;0)+VLOOKUP([.B$1];[$'weapon parameters'.$A:.$M];[.$B$54]+9;0)*[.B$4]*[.$A70]" office:value-type="float" office:value="15.3839322202656" calcext:value-type="float">
            <text:p>15</text:p>
          </table:table-cell>
          <table:table-cell table:style-name="ce18" table:formula="of:=VLOOKUP([.C$1];[$'weapon parameters'.$A:.$M];[.$B$54]+6;0)+VLOOKUP([.C$1];[$'weapon parameters'.$A:.$M];[.$B$54]+9;0)*[.C$4]*[.$A70]" office:value-type="float" office:value="25.4601992998038" calcext:value-type="float">
            <text:p>25</text:p>
          </table:table-cell>
          <table:table-cell table:style-name="ce18" table:formula="of:=VLOOKUP([.D$1];[$'weapon parameters'.$A:.$M];[.$B$54]+6;0)+VLOOKUP([.D$1];[$'weapon parameters'.$A:.$M];[.$B$54]+9;0)*[.D$4]*[.$A70]" office:value-type="float" office:value="40" calcext:value-type="float">
            <text:p>40</text:p>
          </table:table-cell>
          <table:table-cell table:style-name="ce18" table:formula="of:=VLOOKUP([.E$1];[$'weapon parameters'.$A:.$M];[.$B$54]+6;0)+VLOOKUP([.E$1];[$'weapon parameters'.$A:.$M];[.$B$54]+9;0)*[.E$4]*[.$A70]" office:value-type="float" office:value="22.6274818420926" calcext:value-type="float">
            <text:p>23</text:p>
          </table:table-cell>
          <table:table-cell table:style-name="ce18" table:formula="of:=VLOOKUP([.F$1];[$'weapon parameters'.$A:.$M];[.$B$54]+6;0)+VLOOKUP([.F$1];[$'weapon parameters'.$A:.$M];[.$B$54]+9;0)*[.F$4]*[.$A70]" office:value-type="float" office:value="20" calcext:value-type="float">
            <text:p>20</text:p>
          </table:table-cell>
          <table:table-cell table:style-name="ce18" table:formula="of:=VLOOKUP([.G$1];[$'weapon parameters'.$A:.$M];[.$B$54]+6;0)+VLOOKUP([.G$1];[$'weapon parameters'.$A:.$M];[.$B$54]+9;0)*[.G$4]*[.$A70]" office:value-type="float" office:value="20" calcext:value-type="float">
            <text:p>20</text:p>
          </table:table-cell>
          <table:table-cell table:style-name="ce18" table:formula="of:=VLOOKUP([.H$1];[$'weapon parameters'.$A:.$M];[.$B$54]+6;0)+VLOOKUP([.H$1];[$'weapon parameters'.$A:.$M];[.$B$54]+9;0)*[.H$4]*[.$A70]" office:value-type="float" office:value="29.9406193298801" calcext:value-type="float">
            <text:p>30</text:p>
          </table:table-cell>
          <table:table-cell table:style-name="ce18" table:formula="of:=VLOOKUP([.I$1];[$'weapon parameters'.$A:.$M];[.$B$54]+6;0)+VLOOKUP([.I$1];[$'weapon parameters'.$A:.$M];[.$B$54]+9;0)*[.I$4]*[.$A70]" office:value-type="float" office:value="24.256944670038" calcext:value-type="float">
            <text:p>24</text:p>
          </table:table-cell>
          <table:table-cell table:style-name="ce18" table:formula="of:=VLOOKUP([.J$1];[$'weapon parameters'.$A:.$M];[.$B$54]+6;0)+VLOOKUP([.J$1];[$'weapon parameters'.$A:.$M];[.$B$54]+9;0)*[.J$4]*[.$A70]" office:value-type="float" office:value="20" calcext:value-type="float">
            <text:p>20</text:p>
          </table:table-cell>
          <table:table-cell table:style-name="ce18" table:formula="of:=VLOOKUP([.K$1];[$'weapon parameters'.$A:.$M];[.$B$54]+6;0)+VLOOKUP([.K$1];[$'weapon parameters'.$A:.$M];[.$B$54]+9;0)*[.K$4]*[.$A70]" office:value-type="float" office:value="40" calcext:value-type="float">
            <text:p>40</text:p>
          </table:table-cell>
          <table:table-cell table:style-name="ce18" table:formula="of:=VLOOKUP([.L$1];[$'weapon parameters'.$A:.$M];[.$B$54]+6;0)+VLOOKUP([.L$1];[$'weapon parameters'.$A:.$M];[.$B$54]+9;0)*[.L$4]*[.$A70]" office:value-type="float" office:value="31.1242370224496" calcext:value-type="float">
            <text:p>31</text:p>
          </table:table-cell>
          <table:table-cell table:style-name="ce18" table:formula="of:=VLOOKUP([.M$1];[$'weapon parameters'.$A:.$M];[.$B$54]+6;0)+VLOOKUP([.M$1];[$'weapon parameters'.$A:.$M];[.$B$54]+9;0)*[.M$4]*[.$A70]" office:value-type="float" office:value="20.9442817870893" calcext:value-type="float">
            <text:p>21</text:p>
          </table:table-cell>
          <table:table-cell table:style-name="ce18" table:formula="of:=VLOOKUP([.N$1];[$'weapon parameters'.$A:.$M];[.$B$54]+6;0)+VLOOKUP([.N$1];[$'weapon parameters'.$A:.$M];[.$B$54]+9;0)*[.N$4]*[.$A70]" office:value-type="float" office:value="20" calcext:value-type="float">
            <text:p>20</text:p>
          </table:table-cell>
          <table:table-cell table:style-name="ce18" table:formula="of:=VLOOKUP([.O$1];[$'weapon parameters'.$A:.$M];[.$B$54]+6;0)+VLOOKUP([.O$1];[$'weapon parameters'.$A:.$M];[.$B$54]+9;0)*[.O$4]*[.$A70]" office:value-type="float" office:value="20" calcext:value-type="float">
            <text:p>20</text:p>
          </table:table-cell>
          <table:table-cell table:style-name="ce18" table:formula="of:=VLOOKUP([.P$1];[$'weapon parameters'.$A:.$M];[.$B$54]+6;0)+VLOOKUP([.P$1];[$'weapon parameters'.$A:.$M];[.$B$54]+9;0)*[.P$4]*[.$A70]" office:value-type="float" office:value="40" calcext:value-type="float">
            <text:p>40</text:p>
          </table:table-cell>
          <table:table-cell table:style-name="ce18" table:formula="of:=VLOOKUP([.Q$1];[$'weapon parameters'.$A:.$M];[.$B$54]+6;0)+VLOOKUP([.Q$1];[$'weapon parameters'.$A:.$M];[.$B$54]+9;0)*[.Q$4]*[.$A70]" office:value-type="float" office:value="11.7726619235835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table:formula="of:=VLOOKUP([.B$1];[$'weapon parameters'.$A:.$M];[.$B$54]+6;0)+VLOOKUP([.B$1];[$'weapon parameters'.$A:.$M];[.$B$54]+9;0)*[.B$4]*[.$A71]" office:value-type="float" office:value="19.229915275332" calcext:value-type="float">
            <text:p>19</text:p>
          </table:table-cell>
          <table:table-cell table:style-name="ce18" table:formula="of:=VLOOKUP([.C$1];[$'weapon parameters'.$A:.$M];[.$B$54]+6;0)+VLOOKUP([.C$1];[$'weapon parameters'.$A:.$M];[.$B$54]+9;0)*[.C$4]*[.$A71]" office:value-type="float" office:value="29.3252491247548" calcext:value-type="float">
            <text:p>29</text:p>
          </table:table-cell>
          <table:table-cell table:style-name="ce18" table:formula="of:=VLOOKUP([.D$1];[$'weapon parameters'.$A:.$M];[.$B$54]+6;0)+VLOOKUP([.D$1];[$'weapon parameters'.$A:.$M];[.$B$54]+9;0)*[.D$4]*[.$A71]" office:value-type="float" office:value="40" calcext:value-type="float">
            <text:p>40</text:p>
          </table:table-cell>
          <table:table-cell table:style-name="ce18" table:formula="of:=VLOOKUP([.E$1];[$'weapon parameters'.$A:.$M];[.$B$54]+6;0)+VLOOKUP([.E$1];[$'weapon parameters'.$A:.$M];[.$B$54]+9;0)*[.E$4]*[.$A71]" office:value-type="float" office:value="28.2843523026158" calcext:value-type="float">
            <text:p>28</text:p>
          </table:table-cell>
          <table:table-cell table:style-name="ce18" table:formula="of:=VLOOKUP([.F$1];[$'weapon parameters'.$A:.$M];[.$B$54]+6;0)+VLOOKUP([.F$1];[$'weapon parameters'.$A:.$M];[.$B$54]+9;0)*[.F$4]*[.$A71]" office:value-type="float" office:value="20" calcext:value-type="float">
            <text:p>20</text:p>
          </table:table-cell>
          <table:table-cell table:style-name="ce18" table:formula="of:=VLOOKUP([.G$1];[$'weapon parameters'.$A:.$M];[.$B$54]+6;0)+VLOOKUP([.G$1];[$'weapon parameters'.$A:.$M];[.$B$54]+9;0)*[.G$4]*[.$A71]" office:value-type="float" office:value="20" calcext:value-type="float">
            <text:p>20</text:p>
          </table:table-cell>
          <table:table-cell table:style-name="ce18" table:formula="of:=VLOOKUP([.H$1];[$'weapon parameters'.$A:.$M];[.$B$54]+6;0)+VLOOKUP([.H$1];[$'weapon parameters'.$A:.$M];[.$B$54]+9;0)*[.H$4]*[.$A71]" office:value-type="float" office:value="34.9257741623502" calcext:value-type="float">
            <text:p>35</text:p>
          </table:table-cell>
          <table:table-cell table:style-name="ce18" table:formula="of:=VLOOKUP([.I$1];[$'weapon parameters'.$A:.$M];[.$B$54]+6;0)+VLOOKUP([.I$1];[$'weapon parameters'.$A:.$M];[.$B$54]+9;0)*[.I$4]*[.$A71]" office:value-type="float" office:value="30.3211808375475" calcext:value-type="float">
            <text:p>30</text:p>
          </table:table-cell>
          <table:table-cell table:style-name="ce18" table:formula="of:=VLOOKUP([.J$1];[$'weapon parameters'.$A:.$M];[.$B$54]+6;0)+VLOOKUP([.J$1];[$'weapon parameters'.$A:.$M];[.$B$54]+9;0)*[.J$4]*[.$A71]" office:value-type="float" office:value="20" calcext:value-type="float">
            <text:p>20</text:p>
          </table:table-cell>
          <table:table-cell table:style-name="ce18" table:formula="of:=VLOOKUP([.K$1];[$'weapon parameters'.$A:.$M];[.$B$54]+6;0)+VLOOKUP([.K$1];[$'weapon parameters'.$A:.$M];[.$B$54]+9;0)*[.K$4]*[.$A71]" office:value-type="float" office:value="40" calcext:value-type="float">
            <text:p>40</text:p>
          </table:table-cell>
          <table:table-cell table:style-name="ce18" table:formula="of:=VLOOKUP([.L$1];[$'weapon parameters'.$A:.$M];[.$B$54]+6;0)+VLOOKUP([.L$1];[$'weapon parameters'.$A:.$M];[.$B$54]+9;0)*[.L$4]*[.$A71]" office:value-type="float" office:value="36.405296278062" calcext:value-type="float">
            <text:p>36</text:p>
          </table:table-cell>
          <table:table-cell table:style-name="ce18" table:formula="of:=VLOOKUP([.M$1];[$'weapon parameters'.$A:.$M];[.$B$54]+6;0)+VLOOKUP([.M$1];[$'weapon parameters'.$A:.$M];[.$B$54]+9;0)*[.M$4]*[.$A71]" office:value-type="float" office:value="26.1803522338616" calcext:value-type="float">
            <text:p>26</text:p>
          </table:table-cell>
          <table:table-cell table:style-name="ce18" table:formula="of:=VLOOKUP([.N$1];[$'weapon parameters'.$A:.$M];[.$B$54]+6;0)+VLOOKUP([.N$1];[$'weapon parameters'.$A:.$M];[.$B$54]+9;0)*[.N$4]*[.$A71]" office:value-type="float" office:value="20" calcext:value-type="float">
            <text:p>20</text:p>
          </table:table-cell>
          <table:table-cell table:style-name="ce18" table:formula="of:=VLOOKUP([.O$1];[$'weapon parameters'.$A:.$M];[.$B$54]+6;0)+VLOOKUP([.O$1];[$'weapon parameters'.$A:.$M];[.$B$54]+9;0)*[.O$4]*[.$A71]" office:value-type="float" office:value="20" calcext:value-type="float">
            <text:p>20</text:p>
          </table:table-cell>
          <table:table-cell table:style-name="ce18" table:formula="of:=VLOOKUP([.P$1];[$'weapon parameters'.$A:.$M];[.$B$54]+6;0)+VLOOKUP([.P$1];[$'weapon parameters'.$A:.$M];[.$B$54]+9;0)*[.P$4]*[.$A71]" office:value-type="float" office:value="40" calcext:value-type="float">
            <text:p>40</text:p>
          </table:table-cell>
          <table:table-cell table:style-name="ce18" table:formula="of:=VLOOKUP([.Q$1];[$'weapon parameters'.$A:.$M];[.$B$54]+6;0)+VLOOKUP([.Q$1];[$'weapon parameters'.$A:.$M];[.$B$54]+9;0)*[.Q$4]*[.$A71]" office:value-type="float" office:value="14.7158274044794" calcext:value-type="float">
            <text:p>15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table:formula="of:=VLOOKUP([.B$1];[$'weapon parameters'.$A:.$M];[.$B$54]+6;0)+VLOOKUP([.B$1];[$'weapon parameters'.$A:.$M];[.$B$54]+9;0)*[.B$4]*[.$A72]" office:value-type="float" office:value="23.0758983303984" calcext:value-type="float">
            <text:p>23</text:p>
          </table:table-cell>
          <table:table-cell table:style-name="ce18" table:formula="of:=VLOOKUP([.C$1];[$'weapon parameters'.$A:.$M];[.$B$54]+6;0)+VLOOKUP([.C$1];[$'weapon parameters'.$A:.$M];[.$B$54]+9;0)*[.C$4]*[.$A72]" office:value-type="float" office:value="33.1902989497058" calcext:value-type="float">
            <text:p>33</text:p>
          </table:table-cell>
          <table:table-cell table:style-name="ce18" table:formula="of:=VLOOKUP([.D$1];[$'weapon parameters'.$A:.$M];[.$B$54]+6;0)+VLOOKUP([.D$1];[$'weapon parameters'.$A:.$M];[.$B$54]+9;0)*[.D$4]*[.$A72]" office:value-type="float" office:value="40" calcext:value-type="float">
            <text:p>40</text:p>
          </table:table-cell>
          <table:table-cell table:style-name="ce18" table:formula="of:=VLOOKUP([.E$1];[$'weapon parameters'.$A:.$M];[.$B$54]+6;0)+VLOOKUP([.E$1];[$'weapon parameters'.$A:.$M];[.$B$54]+9;0)*[.E$4]*[.$A72]" office:value-type="float" office:value="33.9412227631389" calcext:value-type="float">
            <text:p>34</text:p>
          </table:table-cell>
          <table:table-cell table:style-name="ce18" table:formula="of:=VLOOKUP([.F$1];[$'weapon parameters'.$A:.$M];[.$B$54]+6;0)+VLOOKUP([.F$1];[$'weapon parameters'.$A:.$M];[.$B$54]+9;0)*[.F$4]*[.$A72]" office:value-type="float" office:value="20" calcext:value-type="float">
            <text:p>20</text:p>
          </table:table-cell>
          <table:table-cell table:style-name="ce18" table:formula="of:=VLOOKUP([.G$1];[$'weapon parameters'.$A:.$M];[.$B$54]+6;0)+VLOOKUP([.G$1];[$'weapon parameters'.$A:.$M];[.$B$54]+9;0)*[.G$4]*[.$A72]" office:value-type="float" office:value="20" calcext:value-type="float">
            <text:p>20</text:p>
          </table:table-cell>
          <table:table-cell table:style-name="ce18" table:formula="of:=VLOOKUP([.H$1];[$'weapon parameters'.$A:.$M];[.$B$54]+6;0)+VLOOKUP([.H$1];[$'weapon parameters'.$A:.$M];[.$B$54]+9;0)*[.H$4]*[.$A72]" office:value-type="float" office:value="39.9109289948202" calcext:value-type="float">
            <text:p>40</text:p>
          </table:table-cell>
          <table:table-cell table:style-name="ce18" table:formula="of:=VLOOKUP([.I$1];[$'weapon parameters'.$A:.$M];[.$B$54]+6;0)+VLOOKUP([.I$1];[$'weapon parameters'.$A:.$M];[.$B$54]+9;0)*[.I$4]*[.$A72]" office:value-type="float" office:value="36.385417005057" calcext:value-type="float">
            <text:p>36</text:p>
          </table:table-cell>
          <table:table-cell table:style-name="ce18" table:formula="of:=VLOOKUP([.J$1];[$'weapon parameters'.$A:.$M];[.$B$54]+6;0)+VLOOKUP([.J$1];[$'weapon parameters'.$A:.$M];[.$B$54]+9;0)*[.J$4]*[.$A72]" office:value-type="float" office:value="20" calcext:value-type="float">
            <text:p>20</text:p>
          </table:table-cell>
          <table:table-cell table:style-name="ce18" table:formula="of:=VLOOKUP([.K$1];[$'weapon parameters'.$A:.$M];[.$B$54]+6;0)+VLOOKUP([.K$1];[$'weapon parameters'.$A:.$M];[.$B$54]+9;0)*[.K$4]*[.$A72]" office:value-type="float" office:value="40" calcext:value-type="float">
            <text:p>40</text:p>
          </table:table-cell>
          <table:table-cell table:style-name="ce18" table:formula="of:=VLOOKUP([.L$1];[$'weapon parameters'.$A:.$M];[.$B$54]+6;0)+VLOOKUP([.L$1];[$'weapon parameters'.$A:.$M];[.$B$54]+9;0)*[.L$4]*[.$A72]" office:value-type="float" office:value="41.6863555336744" calcext:value-type="float">
            <text:p>42</text:p>
          </table:table-cell>
          <table:table-cell table:style-name="ce18" table:formula="of:=VLOOKUP([.M$1];[$'weapon parameters'.$A:.$M];[.$B$54]+6;0)+VLOOKUP([.M$1];[$'weapon parameters'.$A:.$M];[.$B$54]+9;0)*[.M$4]*[.$A72]" office:value-type="float" office:value="31.4164226806339" calcext:value-type="float">
            <text:p>31</text:p>
          </table:table-cell>
          <table:table-cell table:style-name="ce18" table:formula="of:=VLOOKUP([.N$1];[$'weapon parameters'.$A:.$M];[.$B$54]+6;0)+VLOOKUP([.N$1];[$'weapon parameters'.$A:.$M];[.$B$54]+9;0)*[.N$4]*[.$A72]" office:value-type="float" office:value="20" calcext:value-type="float">
            <text:p>20</text:p>
          </table:table-cell>
          <table:table-cell table:style-name="ce18" table:formula="of:=VLOOKUP([.O$1];[$'weapon parameters'.$A:.$M];[.$B$54]+6;0)+VLOOKUP([.O$1];[$'weapon parameters'.$A:.$M];[.$B$54]+9;0)*[.O$4]*[.$A72]" office:value-type="float" office:value="20" calcext:value-type="float">
            <text:p>20</text:p>
          </table:table-cell>
          <table:table-cell table:style-name="ce18" table:formula="of:=VLOOKUP([.P$1];[$'weapon parameters'.$A:.$M];[.$B$54]+6;0)+VLOOKUP([.P$1];[$'weapon parameters'.$A:.$M];[.$B$54]+9;0)*[.P$4]*[.$A72]" office:value-type="float" office:value="40" calcext:value-type="float">
            <text:p>40</text:p>
          </table:table-cell>
          <table:table-cell table:style-name="ce18" table:formula="of:=VLOOKUP([.Q$1];[$'weapon parameters'.$A:.$M];[.$B$54]+6;0)+VLOOKUP([.Q$1];[$'weapon parameters'.$A:.$M];[.$B$54]+9;0)*[.Q$4]*[.$A72]" office:value-type="float" office:value="17.6589928853753" calcext:value-type="float">
            <text:p>18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table:formula="of:=VLOOKUP([.B$1];[$'weapon parameters'.$A:.$M];[.$B$54]+6;0)+VLOOKUP([.B$1];[$'weapon parameters'.$A:.$M];[.$B$54]+9;0)*[.B$4]*[.$A73]" office:value-type="float" office:value="26.9218813854649" calcext:value-type="float">
            <text:p>27</text:p>
          </table:table-cell>
          <table:table-cell table:style-name="ce18" table:formula="of:=VLOOKUP([.C$1];[$'weapon parameters'.$A:.$M];[.$B$54]+6;0)+VLOOKUP([.C$1];[$'weapon parameters'.$A:.$M];[.$B$54]+9;0)*[.C$4]*[.$A73]" office:value-type="float" office:value="37.0553487746567" calcext:value-type="float">
            <text:p>37</text:p>
          </table:table-cell>
          <table:table-cell table:style-name="ce18" table:formula="of:=VLOOKUP([.D$1];[$'weapon parameters'.$A:.$M];[.$B$54]+6;0)+VLOOKUP([.D$1];[$'weapon parameters'.$A:.$M];[.$B$54]+9;0)*[.D$4]*[.$A73]" office:value-type="float" office:value="40" calcext:value-type="float">
            <text:p>40</text:p>
          </table:table-cell>
          <table:table-cell table:style-name="ce18" table:formula="of:=VLOOKUP([.E$1];[$'weapon parameters'.$A:.$M];[.$B$54]+6;0)+VLOOKUP([.E$1];[$'weapon parameters'.$A:.$M];[.$B$54]+9;0)*[.E$4]*[.$A73]" office:value-type="float" office:value="39.5980932236621" calcext:value-type="float">
            <text:p>40</text:p>
          </table:table-cell>
          <table:table-cell table:style-name="ce18" table:formula="of:=VLOOKUP([.F$1];[$'weapon parameters'.$A:.$M];[.$B$54]+6;0)+VLOOKUP([.F$1];[$'weapon parameters'.$A:.$M];[.$B$54]+9;0)*[.F$4]*[.$A73]" office:value-type="float" office:value="20" calcext:value-type="float">
            <text:p>20</text:p>
          </table:table-cell>
          <table:table-cell table:style-name="ce18" table:formula="of:=VLOOKUP([.G$1];[$'weapon parameters'.$A:.$M];[.$B$54]+6;0)+VLOOKUP([.G$1];[$'weapon parameters'.$A:.$M];[.$B$54]+9;0)*[.G$4]*[.$A73]" office:value-type="float" office:value="20" calcext:value-type="float">
            <text:p>20</text:p>
          </table:table-cell>
          <table:table-cell table:style-name="ce18" table:formula="of:=VLOOKUP([.H$1];[$'weapon parameters'.$A:.$M];[.$B$54]+6;0)+VLOOKUP([.H$1];[$'weapon parameters'.$A:.$M];[.$B$54]+9;0)*[.H$4]*[.$A73]" office:value-type="float" office:value="44.8960838272902" calcext:value-type="float">
            <text:p>45</text:p>
          </table:table-cell>
          <table:table-cell table:style-name="ce18" table:formula="of:=VLOOKUP([.I$1];[$'weapon parameters'.$A:.$M];[.$B$54]+6;0)+VLOOKUP([.I$1];[$'weapon parameters'.$A:.$M];[.$B$54]+9;0)*[.I$4]*[.$A73]" office:value-type="float" office:value="42.4496531725665" calcext:value-type="float">
            <text:p>42</text:p>
          </table:table-cell>
          <table:table-cell table:style-name="ce18" table:formula="of:=VLOOKUP([.J$1];[$'weapon parameters'.$A:.$M];[.$B$54]+6;0)+VLOOKUP([.J$1];[$'weapon parameters'.$A:.$M];[.$B$54]+9;0)*[.J$4]*[.$A73]" office:value-type="float" office:value="20" calcext:value-type="float">
            <text:p>20</text:p>
          </table:table-cell>
          <table:table-cell table:style-name="ce18" table:formula="of:=VLOOKUP([.K$1];[$'weapon parameters'.$A:.$M];[.$B$54]+6;0)+VLOOKUP([.K$1];[$'weapon parameters'.$A:.$M];[.$B$54]+9;0)*[.K$4]*[.$A73]" office:value-type="float" office:value="40" calcext:value-type="float">
            <text:p>40</text:p>
          </table:table-cell>
          <table:table-cell table:style-name="ce18" table:formula="of:=VLOOKUP([.L$1];[$'weapon parameters'.$A:.$M];[.$B$54]+6;0)+VLOOKUP([.L$1];[$'weapon parameters'.$A:.$M];[.$B$54]+9;0)*[.L$4]*[.$A73]" office:value-type="float" office:value="46.9674147892868" calcext:value-type="float">
            <text:p>47</text:p>
          </table:table-cell>
          <table:table-cell table:style-name="ce18" table:formula="of:=VLOOKUP([.M$1];[$'weapon parameters'.$A:.$M];[.$B$54]+6;0)+VLOOKUP([.M$1];[$'weapon parameters'.$A:.$M];[.$B$54]+9;0)*[.M$4]*[.$A73]" office:value-type="float" office:value="36.6524931274062" calcext:value-type="float">
            <text:p>37</text:p>
          </table:table-cell>
          <table:table-cell table:style-name="ce18" table:formula="of:=VLOOKUP([.N$1];[$'weapon parameters'.$A:.$M];[.$B$54]+6;0)+VLOOKUP([.N$1];[$'weapon parameters'.$A:.$M];[.$B$54]+9;0)*[.N$4]*[.$A73]" office:value-type="float" office:value="20" calcext:value-type="float">
            <text:p>20</text:p>
          </table:table-cell>
          <table:table-cell table:style-name="ce18" table:formula="of:=VLOOKUP([.O$1];[$'weapon parameters'.$A:.$M];[.$B$54]+6;0)+VLOOKUP([.O$1];[$'weapon parameters'.$A:.$M];[.$B$54]+9;0)*[.O$4]*[.$A73]" office:value-type="float" office:value="20" calcext:value-type="float">
            <text:p>20</text:p>
          </table:table-cell>
          <table:table-cell table:style-name="ce18" table:formula="of:=VLOOKUP([.P$1];[$'weapon parameters'.$A:.$M];[.$B$54]+6;0)+VLOOKUP([.P$1];[$'weapon parameters'.$A:.$M];[.$B$54]+9;0)*[.P$4]*[.$A73]" office:value-type="float" office:value="40" calcext:value-type="float">
            <text:p>40</text:p>
          </table:table-cell>
          <table:table-cell table:style-name="ce18" table:formula="of:=VLOOKUP([.Q$1];[$'weapon parameters'.$A:.$M];[.$B$54]+6;0)+VLOOKUP([.Q$1];[$'weapon parameters'.$A:.$M];[.$B$54]+9;0)*[.Q$4]*[.$A73]" office:value-type="float" office:value="20.6021583662712" calcext:value-type="float">
            <text:p>21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table:formula="of:=VLOOKUP([.B$1];[$'weapon parameters'.$A:.$M];[.$B$54]+6;0)+VLOOKUP([.B$1];[$'weapon parameters'.$A:.$M];[.$B$54]+9;0)*[.B$4]*[.$A74]" office:value-type="float" office:value="30.7678644405313" calcext:value-type="float">
            <text:p>31</text:p>
          </table:table-cell>
          <table:table-cell table:style-name="ce18" table:formula="of:=VLOOKUP([.C$1];[$'weapon parameters'.$A:.$M];[.$B$54]+6;0)+VLOOKUP([.C$1];[$'weapon parameters'.$A:.$M];[.$B$54]+9;0)*[.C$4]*[.$A74]" office:value-type="float" office:value="40.9203985996077" calcext:value-type="float">
            <text:p>41</text:p>
          </table:table-cell>
          <table:table-cell table:style-name="ce18" table:formula="of:=VLOOKUP([.D$1];[$'weapon parameters'.$A:.$M];[.$B$54]+6;0)+VLOOKUP([.D$1];[$'weapon parameters'.$A:.$M];[.$B$54]+9;0)*[.D$4]*[.$A74]" office:value-type="float" office:value="40" calcext:value-type="float">
            <text:p>40</text:p>
          </table:table-cell>
          <table:table-cell table:style-name="ce18" table:formula="of:=VLOOKUP([.E$1];[$'weapon parameters'.$A:.$M];[.$B$54]+6;0)+VLOOKUP([.E$1];[$'weapon parameters'.$A:.$M];[.$B$54]+9;0)*[.E$4]*[.$A74]" office:value-type="float" office:value="45.2549636841852" calcext:value-type="float">
            <text:p>45</text:p>
          </table:table-cell>
          <table:table-cell table:style-name="ce18" table:formula="of:=VLOOKUP([.F$1];[$'weapon parameters'.$A:.$M];[.$B$54]+6;0)+VLOOKUP([.F$1];[$'weapon parameters'.$A:.$M];[.$B$54]+9;0)*[.F$4]*[.$A74]" office:value-type="float" office:value="20" calcext:value-type="float">
            <text:p>20</text:p>
          </table:table-cell>
          <table:table-cell table:style-name="ce18" table:formula="of:=VLOOKUP([.G$1];[$'weapon parameters'.$A:.$M];[.$B$54]+6;0)+VLOOKUP([.G$1];[$'weapon parameters'.$A:.$M];[.$B$54]+9;0)*[.G$4]*[.$A74]" office:value-type="float" office:value="20" calcext:value-type="float">
            <text:p>20</text:p>
          </table:table-cell>
          <table:table-cell table:style-name="ce18" table:formula="of:=VLOOKUP([.H$1];[$'weapon parameters'.$A:.$M];[.$B$54]+6;0)+VLOOKUP([.H$1];[$'weapon parameters'.$A:.$M];[.$B$54]+9;0)*[.H$4]*[.$A74]" office:value-type="float" office:value="49.8812386597603" calcext:value-type="float">
            <text:p>50</text:p>
          </table:table-cell>
          <table:table-cell table:style-name="ce18" table:formula="of:=VLOOKUP([.I$1];[$'weapon parameters'.$A:.$M];[.$B$54]+6;0)+VLOOKUP([.I$1];[$'weapon parameters'.$A:.$M];[.$B$54]+9;0)*[.I$4]*[.$A74]" office:value-type="float" office:value="48.513889340076" calcext:value-type="float">
            <text:p>49</text:p>
          </table:table-cell>
          <table:table-cell table:style-name="ce18" table:formula="of:=VLOOKUP([.J$1];[$'weapon parameters'.$A:.$M];[.$B$54]+6;0)+VLOOKUP([.J$1];[$'weapon parameters'.$A:.$M];[.$B$54]+9;0)*[.J$4]*[.$A74]" office:value-type="float" office:value="20" calcext:value-type="float">
            <text:p>20</text:p>
          </table:table-cell>
          <table:table-cell table:style-name="ce18" table:formula="of:=VLOOKUP([.K$1];[$'weapon parameters'.$A:.$M];[.$B$54]+6;0)+VLOOKUP([.K$1];[$'weapon parameters'.$A:.$M];[.$B$54]+9;0)*[.K$4]*[.$A74]" office:value-type="float" office:value="40" calcext:value-type="float">
            <text:p>40</text:p>
          </table:table-cell>
          <table:table-cell table:style-name="ce18" table:formula="of:=VLOOKUP([.L$1];[$'weapon parameters'.$A:.$M];[.$B$54]+6;0)+VLOOKUP([.L$1];[$'weapon parameters'.$A:.$M];[.$B$54]+9;0)*[.L$4]*[.$A74]" office:value-type="float" office:value="52.2484740448992" calcext:value-type="float">
            <text:p>52</text:p>
          </table:table-cell>
          <table:table-cell table:style-name="ce18" table:formula="of:=VLOOKUP([.M$1];[$'weapon parameters'.$A:.$M];[.$B$54]+6;0)+VLOOKUP([.M$1];[$'weapon parameters'.$A:.$M];[.$B$54]+9;0)*[.M$4]*[.$A74]" office:value-type="float" office:value="41.8885635741785" calcext:value-type="float">
            <text:p>42</text:p>
          </table:table-cell>
          <table:table-cell table:style-name="ce18" table:formula="of:=VLOOKUP([.N$1];[$'weapon parameters'.$A:.$M];[.$B$54]+6;0)+VLOOKUP([.N$1];[$'weapon parameters'.$A:.$M];[.$B$54]+9;0)*[.N$4]*[.$A74]" office:value-type="float" office:value="20" calcext:value-type="float">
            <text:p>20</text:p>
          </table:table-cell>
          <table:table-cell table:style-name="ce18" table:formula="of:=VLOOKUP([.O$1];[$'weapon parameters'.$A:.$M];[.$B$54]+6;0)+VLOOKUP([.O$1];[$'weapon parameters'.$A:.$M];[.$B$54]+9;0)*[.O$4]*[.$A74]" office:value-type="float" office:value="20" calcext:value-type="float">
            <text:p>20</text:p>
          </table:table-cell>
          <table:table-cell table:style-name="ce18" table:formula="of:=VLOOKUP([.P$1];[$'weapon parameters'.$A:.$M];[.$B$54]+6;0)+VLOOKUP([.P$1];[$'weapon parameters'.$A:.$M];[.$B$54]+9;0)*[.P$4]*[.$A74]" office:value-type="float" office:value="40" calcext:value-type="float">
            <text:p>40</text:p>
          </table:table-cell>
          <table:table-cell table:style-name="ce18" table:formula="of:=VLOOKUP([.Q$1];[$'weapon parameters'.$A:.$M];[.$B$54]+6;0)+VLOOKUP([.Q$1];[$'weapon parameters'.$A:.$M];[.$B$54]+9;0)*[.Q$4]*[.$A74]" office:value-type="float" office:value="23.5453238471671" calcext:value-type="float">
            <text:p>24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table:formula="of:=VLOOKUP([.B$1];[$'weapon parameters'.$A:.$M];[.$B$54]+6;0)+VLOOKUP([.B$1];[$'weapon parameters'.$A:.$M];[.$B$54]+9;0)*[.B$4]*[.$A75]" office:value-type="float" office:value="34.6138474955977" calcext:value-type="float">
            <text:p>35</text:p>
          </table:table-cell>
          <table:table-cell table:style-name="ce18" table:formula="of:=VLOOKUP([.C$1];[$'weapon parameters'.$A:.$M];[.$B$54]+6;0)+VLOOKUP([.C$1];[$'weapon parameters'.$A:.$M];[.$B$54]+9;0)*[.C$4]*[.$A75]" office:value-type="float" office:value="44.7854484245586" calcext:value-type="float">
            <text:p>45</text:p>
          </table:table-cell>
          <table:table-cell table:style-name="ce18" table:formula="of:=VLOOKUP([.D$1];[$'weapon parameters'.$A:.$M];[.$B$54]+6;0)+VLOOKUP([.D$1];[$'weapon parameters'.$A:.$M];[.$B$54]+9;0)*[.D$4]*[.$A75]" office:value-type="float" office:value="40" calcext:value-type="float">
            <text:p>40</text:p>
          </table:table-cell>
          <table:table-cell table:style-name="ce18" table:formula="of:=VLOOKUP([.E$1];[$'weapon parameters'.$A:.$M];[.$B$54]+6;0)+VLOOKUP([.E$1];[$'weapon parameters'.$A:.$M];[.$B$54]+9;0)*[.E$4]*[.$A75]" office:value-type="float" office:value="50.9118341447084" calcext:value-type="float">
            <text:p>51</text:p>
          </table:table-cell>
          <table:table-cell table:style-name="ce18" table:formula="of:=VLOOKUP([.F$1];[$'weapon parameters'.$A:.$M];[.$B$54]+6;0)+VLOOKUP([.F$1];[$'weapon parameters'.$A:.$M];[.$B$54]+9;0)*[.F$4]*[.$A75]" office:value-type="float" office:value="20" calcext:value-type="float">
            <text:p>20</text:p>
          </table:table-cell>
          <table:table-cell table:style-name="ce18" table:formula="of:=VLOOKUP([.G$1];[$'weapon parameters'.$A:.$M];[.$B$54]+6;0)+VLOOKUP([.G$1];[$'weapon parameters'.$A:.$M];[.$B$54]+9;0)*[.G$4]*[.$A75]" office:value-type="float" office:value="20" calcext:value-type="float">
            <text:p>20</text:p>
          </table:table-cell>
          <table:table-cell table:style-name="ce18" table:formula="of:=VLOOKUP([.H$1];[$'weapon parameters'.$A:.$M];[.$B$54]+6;0)+VLOOKUP([.H$1];[$'weapon parameters'.$A:.$M];[.$B$54]+9;0)*[.H$4]*[.$A75]" office:value-type="float" office:value="54.8663934922303" calcext:value-type="float">
            <text:p>55</text:p>
          </table:table-cell>
          <table:table-cell table:style-name="ce18" table:formula="of:=VLOOKUP([.I$1];[$'weapon parameters'.$A:.$M];[.$B$54]+6;0)+VLOOKUP([.I$1];[$'weapon parameters'.$A:.$M];[.$B$54]+9;0)*[.I$4]*[.$A75]" office:value-type="float" office:value="54.5781255075855" calcext:value-type="float">
            <text:p>55</text:p>
          </table:table-cell>
          <table:table-cell table:style-name="ce18" table:formula="of:=VLOOKUP([.J$1];[$'weapon parameters'.$A:.$M];[.$B$54]+6;0)+VLOOKUP([.J$1];[$'weapon parameters'.$A:.$M];[.$B$54]+9;0)*[.J$4]*[.$A75]" office:value-type="float" office:value="20" calcext:value-type="float">
            <text:p>20</text:p>
          </table:table-cell>
          <table:table-cell table:style-name="ce18" table:formula="of:=VLOOKUP([.K$1];[$'weapon parameters'.$A:.$M];[.$B$54]+6;0)+VLOOKUP([.K$1];[$'weapon parameters'.$A:.$M];[.$B$54]+9;0)*[.K$4]*[.$A75]" office:value-type="float" office:value="40" calcext:value-type="float">
            <text:p>40</text:p>
          </table:table-cell>
          <table:table-cell table:style-name="ce18" table:formula="of:=VLOOKUP([.L$1];[$'weapon parameters'.$A:.$M];[.$B$54]+6;0)+VLOOKUP([.L$1];[$'weapon parameters'.$A:.$M];[.$B$54]+9;0)*[.L$4]*[.$A75]" office:value-type="float" office:value="57.5295333005116" calcext:value-type="float">
            <text:p>58</text:p>
          </table:table-cell>
          <table:table-cell table:style-name="ce18" table:formula="of:=VLOOKUP([.M$1];[$'weapon parameters'.$A:.$M];[.$B$54]+6;0)+VLOOKUP([.M$1];[$'weapon parameters'.$A:.$M];[.$B$54]+9;0)*[.M$4]*[.$A75]" office:value-type="float" office:value="47.1246340209508" calcext:value-type="float">
            <text:p>47</text:p>
          </table:table-cell>
          <table:table-cell table:style-name="ce18" table:formula="of:=VLOOKUP([.N$1];[$'weapon parameters'.$A:.$M];[.$B$54]+6;0)+VLOOKUP([.N$1];[$'weapon parameters'.$A:.$M];[.$B$54]+9;0)*[.N$4]*[.$A75]" office:value-type="float" office:value="20" calcext:value-type="float">
            <text:p>20</text:p>
          </table:table-cell>
          <table:table-cell table:style-name="ce18" table:formula="of:=VLOOKUP([.O$1];[$'weapon parameters'.$A:.$M];[.$B$54]+6;0)+VLOOKUP([.O$1];[$'weapon parameters'.$A:.$M];[.$B$54]+9;0)*[.O$4]*[.$A75]" office:value-type="float" office:value="20" calcext:value-type="float">
            <text:p>20</text:p>
          </table:table-cell>
          <table:table-cell table:style-name="ce18" table:formula="of:=VLOOKUP([.P$1];[$'weapon parameters'.$A:.$M];[.$B$54]+6;0)+VLOOKUP([.P$1];[$'weapon parameters'.$A:.$M];[.$B$54]+9;0)*[.P$4]*[.$A75]" office:value-type="float" office:value="40" calcext:value-type="float">
            <text:p>40</text:p>
          </table:table-cell>
          <table:table-cell table:style-name="ce18" table:formula="of:=VLOOKUP([.Q$1];[$'weapon parameters'.$A:.$M];[.$B$54]+6;0)+VLOOKUP([.Q$1];[$'weapon parameters'.$A:.$M];[.$B$54]+9;0)*[.Q$4]*[.$A75]" office:value-type="float" office:value="26.488489328063" calcext:value-type="float">
            <text:p>26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VLOOKUP([.B$1];[$'weapon parameters'.$A:.$M];[.$B$54]+6;0)+VLOOKUP([.B$1];[$'weapon parameters'.$A:.$M];[.$B$54]+9;0)*[.B$4]*[.$A76]" office:value-type="float" office:value="38.4598305506641" calcext:value-type="float">
            <text:p>38</text:p>
          </table:table-cell>
          <table:table-cell table:style-name="ce18" table:formula="of:=VLOOKUP([.C$1];[$'weapon parameters'.$A:.$M];[.$B$54]+6;0)+VLOOKUP([.C$1];[$'weapon parameters'.$A:.$M];[.$B$54]+9;0)*[.C$4]*[.$A76]" office:value-type="float" office:value="48.6504982495096" calcext:value-type="float">
            <text:p>49</text:p>
          </table:table-cell>
          <table:table-cell table:style-name="ce18" table:formula="of:=VLOOKUP([.D$1];[$'weapon parameters'.$A:.$M];[.$B$54]+6;0)+VLOOKUP([.D$1];[$'weapon parameters'.$A:.$M];[.$B$54]+9;0)*[.D$4]*[.$A76]" office:value-type="float" office:value="40" calcext:value-type="float">
            <text:p>40</text:p>
          </table:table-cell>
          <table:table-cell table:style-name="ce18" table:formula="of:=VLOOKUP([.E$1];[$'weapon parameters'.$A:.$M];[.$B$54]+6;0)+VLOOKUP([.E$1];[$'weapon parameters'.$A:.$M];[.$B$54]+9;0)*[.E$4]*[.$A76]" office:value-type="float" office:value="56.5687046052315" calcext:value-type="float">
            <text:p>57</text:p>
          </table:table-cell>
          <table:table-cell table:style-name="ce18" table:formula="of:=VLOOKUP([.F$1];[$'weapon parameters'.$A:.$M];[.$B$54]+6;0)+VLOOKUP([.F$1];[$'weapon parameters'.$A:.$M];[.$B$54]+9;0)*[.F$4]*[.$A76]" office:value-type="float" office:value="20" calcext:value-type="float">
            <text:p>20</text:p>
          </table:table-cell>
          <table:table-cell table:style-name="ce18" table:formula="of:=VLOOKUP([.G$1];[$'weapon parameters'.$A:.$M];[.$B$54]+6;0)+VLOOKUP([.G$1];[$'weapon parameters'.$A:.$M];[.$B$54]+9;0)*[.G$4]*[.$A76]" office:value-type="float" office:value="20" calcext:value-type="float">
            <text:p>20</text:p>
          </table:table-cell>
          <table:table-cell table:style-name="ce18" table:formula="of:=VLOOKUP([.H$1];[$'weapon parameters'.$A:.$M];[.$B$54]+6;0)+VLOOKUP([.H$1];[$'weapon parameters'.$A:.$M];[.$B$54]+9;0)*[.H$4]*[.$A76]" office:value-type="float" office:value="59.8515483247003" calcext:value-type="float">
            <text:p>60</text:p>
          </table:table-cell>
          <table:table-cell table:style-name="ce18" table:formula="of:=VLOOKUP([.I$1];[$'weapon parameters'.$A:.$M];[.$B$54]+6;0)+VLOOKUP([.I$1];[$'weapon parameters'.$A:.$M];[.$B$54]+9;0)*[.I$4]*[.$A76]" office:value-type="float" office:value="60.642361675095" calcext:value-type="float">
            <text:p>61</text:p>
          </table:table-cell>
          <table:table-cell table:style-name="ce18" table:formula="of:=VLOOKUP([.J$1];[$'weapon parameters'.$A:.$M];[.$B$54]+6;0)+VLOOKUP([.J$1];[$'weapon parameters'.$A:.$M];[.$B$54]+9;0)*[.J$4]*[.$A76]" office:value-type="float" office:value="20" calcext:value-type="float">
            <text:p>20</text:p>
          </table:table-cell>
          <table:table-cell table:style-name="ce18" table:formula="of:=VLOOKUP([.K$1];[$'weapon parameters'.$A:.$M];[.$B$54]+6;0)+VLOOKUP([.K$1];[$'weapon parameters'.$A:.$M];[.$B$54]+9;0)*[.K$4]*[.$A76]" office:value-type="float" office:value="40" calcext:value-type="float">
            <text:p>40</text:p>
          </table:table-cell>
          <table:table-cell table:style-name="ce18" table:formula="of:=VLOOKUP([.L$1];[$'weapon parameters'.$A:.$M];[.$B$54]+6;0)+VLOOKUP([.L$1];[$'weapon parameters'.$A:.$M];[.$B$54]+9;0)*[.L$4]*[.$A76]" office:value-type="float" office:value="62.810592556124" calcext:value-type="float">
            <text:p>63</text:p>
          </table:table-cell>
          <table:table-cell table:style-name="ce18" table:formula="of:=VLOOKUP([.M$1];[$'weapon parameters'.$A:.$M];[.$B$54]+6;0)+VLOOKUP([.M$1];[$'weapon parameters'.$A:.$M];[.$B$54]+9;0)*[.M$4]*[.$A76]" office:value-type="float" office:value="52.3607044677231" calcext:value-type="float">
            <text:p>52</text:p>
          </table:table-cell>
          <table:table-cell table:style-name="ce18" table:formula="of:=VLOOKUP([.N$1];[$'weapon parameters'.$A:.$M];[.$B$54]+6;0)+VLOOKUP([.N$1];[$'weapon parameters'.$A:.$M];[.$B$54]+9;0)*[.N$4]*[.$A76]" office:value-type="float" office:value="20" calcext:value-type="float">
            <text:p>20</text:p>
          </table:table-cell>
          <table:table-cell table:style-name="ce18" table:formula="of:=VLOOKUP([.O$1];[$'weapon parameters'.$A:.$M];[.$B$54]+6;0)+VLOOKUP([.O$1];[$'weapon parameters'.$A:.$M];[.$B$54]+9;0)*[.O$4]*[.$A76]" office:value-type="float" office:value="20" calcext:value-type="float">
            <text:p>20</text:p>
          </table:table-cell>
          <table:table-cell table:style-name="ce18" table:formula="of:=VLOOKUP([.P$1];[$'weapon parameters'.$A:.$M];[.$B$54]+6;0)+VLOOKUP([.P$1];[$'weapon parameters'.$A:.$M];[.$B$54]+9;0)*[.P$4]*[.$A76]" office:value-type="float" office:value="40" calcext:value-type="float">
            <text:p>40</text:p>
          </table:table-cell>
          <table:table-cell table:style-name="ce18" table:formula="of:=VLOOKUP([.Q$1];[$'weapon parameters'.$A:.$M];[.$B$54]+6;0)+VLOOKUP([.Q$1];[$'weapon parameters'.$A:.$M];[.$B$54]+9;0)*[.Q$4]*[.$A76]" office:value-type="float" office:value="29.4316548089589" calcext:value-type="float">
            <text:p>2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2</text:p>
          </table:table-cell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table:formula="of:=IF(ISBLANK([.B$2]);0;IF([.B$2]=&quot;unarm&quot;;0;VLOOKUP([.B$2];[$'weapon parameters'.$A:.$M];[.$B$54]+6;0))+VLOOKUP([.B$2];[$'weapon parameters'.$A:.$M];[.$B$54]+9;0)*[.B$5]*[.$A78])" office:value-type="float" office:value="0" calcext:value-type="float">
            <text:p>0</text:p>
          </table:table-cell>
          <table:table-cell table:style-name="ce18" table:formula="of:=IF(ISBLANK([.C$2]);0;IF([.C$2]=&quot;unarm&quot;;0;VLOOKUP([.C$2];[$'weapon parameters'.$A:.$M];[.$B$54]+6;0))+VLOOKUP([.C$2];[$'weapon parameters'.$A:.$M];[.$B$54]+9;0)*[.C$5]*[.$A78])" office:value-type="float" office:value="0" calcext:value-type="float">
            <text:p>0</text:p>
          </table:table-cell>
          <table:table-cell table:style-name="ce18" table:formula="of:=IF(ISBLANK([.D$2]);0;IF([.D$2]=&quot;unarm&quot;;0;VLOOKUP([.D$2];[$'weapon parameters'.$A:.$M];[.$B$54]+6;0))+VLOOKUP([.D$2];[$'weapon parameters'.$A:.$M];[.$B$54]+9;0)*[.D$5]*[.$A78])" office:value-type="float" office:value="0" calcext:value-type="float">
            <text:p>0</text:p>
          </table:table-cell>
          <table:table-cell table:style-name="ce18" table:formula="of:=IF(ISBLANK([.E$2]);0;IF([.E$2]=&quot;unarm&quot;;0;VLOOKUP([.E$2];[$'weapon parameters'.$A:.$M];[.$B$54]+6;0))+VLOOKUP([.E$2];[$'weapon parameters'.$A:.$M];[.$B$54]+9;0)*[.E$5]*[.$A78])" office:value-type="float" office:value="0" calcext:value-type="float">
            <text:p>0</text:p>
          </table:table-cell>
          <table:table-cell table:style-name="ce18" table:formula="of:=IF(ISBLANK([.F$2]);0;IF([.F$2]=&quot;unarm&quot;;0;VLOOKUP([.F$2];[$'weapon parameters'.$A:.$M];[.$B$54]+6;0))+VLOOKUP([.F$2];[$'weapon parameters'.$A:.$M];[.$B$54]+9;0)*[.F$5]*[.$A78])" office:value-type="float" office:value="0" calcext:value-type="float">
            <text:p>0</text:p>
          </table:table-cell>
          <table:table-cell table:style-name="ce18" table:formula="of:=IF(ISBLANK([.G$2]);0;IF([.G$2]=&quot;unarm&quot;;0;VLOOKUP([.G$2];[$'weapon parameters'.$A:.$M];[.$B$54]+6;0))+VLOOKUP([.G$2];[$'weapon parameters'.$A:.$M];[.$B$54]+9;0)*[.G$5]*[.$A78])" office:value-type="float" office:value="0" calcext:value-type="float">
            <text:p>0</text:p>
          </table:table-cell>
          <table:table-cell table:style-name="ce18" table:formula="of:=IF(ISBLANK([.H$2]);0;IF([.H$2]=&quot;unarm&quot;;0;VLOOKUP([.H$2];[$'weapon parameters'.$A:.$M];[.$B$54]+6;0))+VLOOKUP([.H$2];[$'weapon parameters'.$A:.$M];[.$B$54]+9;0)*[.H$5]*[.$A78])" office:value-type="float" office:value="0" calcext:value-type="float">
            <text:p>0</text:p>
          </table:table-cell>
          <table:table-cell table:style-name="ce18" table:formula="of:=IF(ISBLANK([.I$2]);0;IF([.I$2]=&quot;unarm&quot;;0;VLOOKUP([.I$2];[$'weapon parameters'.$A:.$M];[.$B$54]+6;0))+VLOOKUP([.I$2];[$'weapon parameters'.$A:.$M];[.$B$54]+9;0)*[.I$5]*[.$A78])" office:value-type="float" office:value="0" calcext:value-type="float">
            <text:p>0</text:p>
          </table:table-cell>
          <table:table-cell table:style-name="ce18" table:formula="of:=IF(ISBLANK([.J$2]);0;IF([.J$2]=&quot;unarm&quot;;0;VLOOKUP([.J$2];[$'weapon parameters'.$A:.$M];[.$B$54]+6;0))+VLOOKUP([.J$2];[$'weapon parameters'.$A:.$M];[.$B$54]+9;0)*[.J$5]*[.$A78])" office:value-type="float" office:value="0" calcext:value-type="float">
            <text:p>0</text:p>
          </table:table-cell>
          <table:table-cell table:style-name="ce18" table:formula="of:=IF(ISBLANK([.K$2]);0;IF([.K$2]=&quot;unarm&quot;;0;VLOOKUP([.K$2];[$'weapon parameters'.$A:.$M];[.$B$54]+6;0))+VLOOKUP([.K$2];[$'weapon parameters'.$A:.$M];[.$B$54]+9;0)*[.K$5]*[.$A78])" office:value-type="float" office:value="40" calcext:value-type="float">
            <text:p>40</text:p>
          </table:table-cell>
          <table:table-cell table:style-name="ce18" table:formula="of:=IF(ISBLANK([.L$2]);0;IF([.L$2]=&quot;unarm&quot;;0;VLOOKUP([.L$2];[$'weapon parameters'.$A:.$M];[.$B$54]+6;0))+VLOOKUP([.L$2];[$'weapon parameters'.$A:.$M];[.$B$54]+9;0)*[.L$5]*[.$A78])" office:value-type="float" office:value="15.2810592556124" calcext:value-type="float">
            <text:p>15</text:p>
          </table:table-cell>
          <table:table-cell table:style-name="ce18" table:formula="of:=IF(ISBLANK([.M$2]);0;IF([.M$2]=&quot;unarm&quot;;0;VLOOKUP([.M$2];[$'weapon parameters'.$A:.$M];[.$B$54]+6;0))+VLOOKUP([.M$2];[$'weapon parameters'.$A:.$M];[.$B$54]+9;0)*[.M$5]*[.$A78])" office:value-type="float" office:value="13.0258915468825" calcext:value-type="float">
            <text:p>13</text:p>
          </table:table-cell>
          <table:table-cell table:style-name="ce18" table:formula="of:=IF(ISBLANK([.N$2]);0;IF([.N$2]=&quot;unarm&quot;;0;VLOOKUP([.N$2];[$'weapon parameters'.$A:.$M];[.$B$54]+6;0))+VLOOKUP([.N$2];[$'weapon parameters'.$A:.$M];[.$B$54]+9;0)*[.N$5]*[.$A78])" office:value-type="float" office:value="13.1595456418049" calcext:value-type="float">
            <text:p>13</text:p>
          </table:table-cell>
          <table:table-cell table:style-name="ce18" table:formula="of:=IF(ISBLANK([.O$2]);0;IF([.O$2]=&quot;unarm&quot;;0;VLOOKUP([.O$2];[$'weapon parameters'.$A:.$M];[.$B$54]+6;0))+VLOOKUP([.O$2];[$'weapon parameters'.$A:.$M];[.$B$54]+9;0)*[.O$5]*[.$A78])" office:value-type="float" office:value="13.4104262719606" calcext:value-type="float">
            <text:p>13</text:p>
          </table:table-cell>
          <table:table-cell table:style-name="ce18" table:formula="of:=IF(ISBLANK([.P$2]);0;IF([.P$2]=&quot;unarm&quot;;0;VLOOKUP([.P$2];[$'weapon parameters'.$A:.$M];[.$B$54]+6;0))+VLOOKUP([.P$2];[$'weapon parameters'.$A:.$M];[.$B$54]+9;0)*[.P$5]*[.$A78])" office:value-type="float" office:value="0" calcext:value-type="float">
            <text:p>0</text:p>
          </table:table-cell>
          <table:table-cell table:style-name="ce18" table:formula="of:=IF(ISBLANK([.Q$2]);0;IF([.Q$2]=&quot;unarm&quot;;0;VLOOKUP([.Q$2];[$'weapon parameters'.$A:.$M];[.$B$54]+6;0))+VLOOKUP([.Q$2];[$'weapon parameters'.$A:.$M];[.$B$54]+9;0)*[.Q$5]*[.$A7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IF(ISBLANK([.B$2]);0;IF([.B$2]=&quot;unarm&quot;;0;VLOOKUP([.B$2];[$'weapon parameters'.$A:.$M];[.$B$54]+6;0))+VLOOKUP([.B$2];[$'weapon parameters'.$A:.$M];[.$B$54]+9;0)*[.B$5]*[.$A79])" office:value-type="float" office:value="0" calcext:value-type="float">
            <text:p>0</text:p>
          </table:table-cell>
          <table:table-cell table:style-name="ce18" table:formula="of:=IF(ISBLANK([.C$2]);0;IF([.C$2]=&quot;unarm&quot;;0;VLOOKUP([.C$2];[$'weapon parameters'.$A:.$M];[.$B$54]+6;0))+VLOOKUP([.C$2];[$'weapon parameters'.$A:.$M];[.$B$54]+9;0)*[.C$5]*[.$A79])" office:value-type="float" office:value="0" calcext:value-type="float">
            <text:p>0</text:p>
          </table:table-cell>
          <table:table-cell table:style-name="ce18" table:formula="of:=IF(ISBLANK([.D$2]);0;IF([.D$2]=&quot;unarm&quot;;0;VLOOKUP([.D$2];[$'weapon parameters'.$A:.$M];[.$B$54]+6;0))+VLOOKUP([.D$2];[$'weapon parameters'.$A:.$M];[.$B$54]+9;0)*[.D$5]*[.$A79])" office:value-type="float" office:value="0" calcext:value-type="float">
            <text:p>0</text:p>
          </table:table-cell>
          <table:table-cell table:style-name="ce18" table:formula="of:=IF(ISBLANK([.E$2]);0;IF([.E$2]=&quot;unarm&quot;;0;VLOOKUP([.E$2];[$'weapon parameters'.$A:.$M];[.$B$54]+6;0))+VLOOKUP([.E$2];[$'weapon parameters'.$A:.$M];[.$B$54]+9;0)*[.E$5]*[.$A79])" office:value-type="float" office:value="0" calcext:value-type="float">
            <text:p>0</text:p>
          </table:table-cell>
          <table:table-cell table:style-name="ce18" table:formula="of:=IF(ISBLANK([.F$2]);0;IF([.F$2]=&quot;unarm&quot;;0;VLOOKUP([.F$2];[$'weapon parameters'.$A:.$M];[.$B$54]+6;0))+VLOOKUP([.F$2];[$'weapon parameters'.$A:.$M];[.$B$54]+9;0)*[.F$5]*[.$A79])" office:value-type="float" office:value="0" calcext:value-type="float">
            <text:p>0</text:p>
          </table:table-cell>
          <table:table-cell table:style-name="ce18" table:formula="of:=IF(ISBLANK([.G$2]);0;IF([.G$2]=&quot;unarm&quot;;0;VLOOKUP([.G$2];[$'weapon parameters'.$A:.$M];[.$B$54]+6;0))+VLOOKUP([.G$2];[$'weapon parameters'.$A:.$M];[.$B$54]+9;0)*[.G$5]*[.$A79])" office:value-type="float" office:value="0" calcext:value-type="float">
            <text:p>0</text:p>
          </table:table-cell>
          <table:table-cell table:style-name="ce18" table:formula="of:=IF(ISBLANK([.H$2]);0;IF([.H$2]=&quot;unarm&quot;;0;VLOOKUP([.H$2];[$'weapon parameters'.$A:.$M];[.$B$54]+6;0))+VLOOKUP([.H$2];[$'weapon parameters'.$A:.$M];[.$B$54]+9;0)*[.H$5]*[.$A79])" office:value-type="float" office:value="0" calcext:value-type="float">
            <text:p>0</text:p>
          </table:table-cell>
          <table:table-cell table:style-name="ce18" table:formula="of:=IF(ISBLANK([.I$2]);0;IF([.I$2]=&quot;unarm&quot;;0;VLOOKUP([.I$2];[$'weapon parameters'.$A:.$M];[.$B$54]+6;0))+VLOOKUP([.I$2];[$'weapon parameters'.$A:.$M];[.$B$54]+9;0)*[.I$5]*[.$A79])" office:value-type="float" office:value="0" calcext:value-type="float">
            <text:p>0</text:p>
          </table:table-cell>
          <table:table-cell table:style-name="ce18" table:formula="of:=IF(ISBLANK([.J$2]);0;IF([.J$2]=&quot;unarm&quot;;0;VLOOKUP([.J$2];[$'weapon parameters'.$A:.$M];[.$B$54]+6;0))+VLOOKUP([.J$2];[$'weapon parameters'.$A:.$M];[.$B$54]+9;0)*[.J$5]*[.$A79])" office:value-type="float" office:value="0" calcext:value-type="float">
            <text:p>0</text:p>
          </table:table-cell>
          <table:table-cell table:style-name="ce18" table:formula="of:=IF(ISBLANK([.K$2]);0;IF([.K$2]=&quot;unarm&quot;;0;VLOOKUP([.K$2];[$'weapon parameters'.$A:.$M];[.$B$54]+6;0))+VLOOKUP([.K$2];[$'weapon parameters'.$A:.$M];[.$B$54]+9;0)*[.K$5]*[.$A79])" office:value-type="float" office:value="40" calcext:value-type="float">
            <text:p>40</text:p>
          </table:table-cell>
          <table:table-cell table:style-name="ce18" table:formula="of:=IF(ISBLANK([.L$2]);0;IF([.L$2]=&quot;unarm&quot;;0;VLOOKUP([.L$2];[$'weapon parameters'.$A:.$M];[.$B$54]+6;0))+VLOOKUP([.L$2];[$'weapon parameters'.$A:.$M];[.$B$54]+9;0)*[.L$5]*[.$A79])" office:value-type="float" office:value="20.5621185112248" calcext:value-type="float">
            <text:p>21</text:p>
          </table:table-cell>
          <table:table-cell table:style-name="ce18" table:formula="of:=IF(ISBLANK([.M$2]);0;IF([.M$2]=&quot;unarm&quot;;0;VLOOKUP([.M$2];[$'weapon parameters'.$A:.$M];[.$B$54]+6;0))+VLOOKUP([.M$2];[$'weapon parameters'.$A:.$M];[.$B$54]+9;0)*[.M$5]*[.$A79])" office:value-type="float" office:value="16.0517830937649" calcext:value-type="float">
            <text:p>16</text:p>
          </table:table-cell>
          <table:table-cell table:style-name="ce18" table:formula="of:=IF(ISBLANK([.N$2]);0;IF([.N$2]=&quot;unarm&quot;;0;VLOOKUP([.N$2];[$'weapon parameters'.$A:.$M];[.$B$54]+6;0))+VLOOKUP([.N$2];[$'weapon parameters'.$A:.$M];[.$B$54]+9;0)*[.N$5]*[.$A79])" office:value-type="float" office:value="16.3190912836097" calcext:value-type="float">
            <text:p>16</text:p>
          </table:table-cell>
          <table:table-cell table:style-name="ce18" table:formula="of:=IF(ISBLANK([.O$2]);0;IF([.O$2]=&quot;unarm&quot;;0;VLOOKUP([.O$2];[$'weapon parameters'.$A:.$M];[.$B$54]+6;0))+VLOOKUP([.O$2];[$'weapon parameters'.$A:.$M];[.$B$54]+9;0)*[.O$5]*[.$A79])" office:value-type="float" office:value="16.8208525439213" calcext:value-type="float">
            <text:p>17</text:p>
          </table:table-cell>
          <table:table-cell table:style-name="ce18" table:formula="of:=IF(ISBLANK([.P$2]);0;IF([.P$2]=&quot;unarm&quot;;0;VLOOKUP([.P$2];[$'weapon parameters'.$A:.$M];[.$B$54]+6;0))+VLOOKUP([.P$2];[$'weapon parameters'.$A:.$M];[.$B$54]+9;0)*[.P$5]*[.$A79])" office:value-type="float" office:value="0" calcext:value-type="float">
            <text:p>0</text:p>
          </table:table-cell>
          <table:table-cell table:style-name="ce18" table:formula="of:=IF(ISBLANK([.Q$2]);0;IF([.Q$2]=&quot;unarm&quot;;0;VLOOKUP([.Q$2];[$'weapon parameters'.$A:.$M];[.$B$54]+6;0))+VLOOKUP([.Q$2];[$'weapon parameters'.$A:.$M];[.$B$54]+9;0)*[.Q$5]*[.$A7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formula="of:=IF(ISBLANK([.B$2]);0;IF([.B$2]=&quot;unarm&quot;;0;VLOOKUP([.B$2];[$'weapon parameters'.$A:.$M];[.$B$54]+6;0))+VLOOKUP([.B$2];[$'weapon parameters'.$A:.$M];[.$B$54]+9;0)*[.B$5]*[.$A80])" office:value-type="float" office:value="0" calcext:value-type="float">
            <text:p>0</text:p>
          </table:table-cell>
          <table:table-cell table:style-name="ce18" table:formula="of:=IF(ISBLANK([.C$2]);0;IF([.C$2]=&quot;unarm&quot;;0;VLOOKUP([.C$2];[$'weapon parameters'.$A:.$M];[.$B$54]+6;0))+VLOOKUP([.C$2];[$'weapon parameters'.$A:.$M];[.$B$54]+9;0)*[.C$5]*[.$A80])" office:value-type="float" office:value="0" calcext:value-type="float">
            <text:p>0</text:p>
          </table:table-cell>
          <table:table-cell table:style-name="ce18" table:formula="of:=IF(ISBLANK([.D$2]);0;IF([.D$2]=&quot;unarm&quot;;0;VLOOKUP([.D$2];[$'weapon parameters'.$A:.$M];[.$B$54]+6;0))+VLOOKUP([.D$2];[$'weapon parameters'.$A:.$M];[.$B$54]+9;0)*[.D$5]*[.$A80])" office:value-type="float" office:value="0" calcext:value-type="float">
            <text:p>0</text:p>
          </table:table-cell>
          <table:table-cell table:style-name="ce18" table:formula="of:=IF(ISBLANK([.E$2]);0;IF([.E$2]=&quot;unarm&quot;;0;VLOOKUP([.E$2];[$'weapon parameters'.$A:.$M];[.$B$54]+6;0))+VLOOKUP([.E$2];[$'weapon parameters'.$A:.$M];[.$B$54]+9;0)*[.E$5]*[.$A80])" office:value-type="float" office:value="0" calcext:value-type="float">
            <text:p>0</text:p>
          </table:table-cell>
          <table:table-cell table:style-name="ce18" table:formula="of:=IF(ISBLANK([.F$2]);0;IF([.F$2]=&quot;unarm&quot;;0;VLOOKUP([.F$2];[$'weapon parameters'.$A:.$M];[.$B$54]+6;0))+VLOOKUP([.F$2];[$'weapon parameters'.$A:.$M];[.$B$54]+9;0)*[.F$5]*[.$A80])" office:value-type="float" office:value="0" calcext:value-type="float">
            <text:p>0</text:p>
          </table:table-cell>
          <table:table-cell table:style-name="ce18" table:formula="of:=IF(ISBLANK([.G$2]);0;IF([.G$2]=&quot;unarm&quot;;0;VLOOKUP([.G$2];[$'weapon parameters'.$A:.$M];[.$B$54]+6;0))+VLOOKUP([.G$2];[$'weapon parameters'.$A:.$M];[.$B$54]+9;0)*[.G$5]*[.$A80])" office:value-type="float" office:value="0" calcext:value-type="float">
            <text:p>0</text:p>
          </table:table-cell>
          <table:table-cell table:style-name="ce18" table:formula="of:=IF(ISBLANK([.H$2]);0;IF([.H$2]=&quot;unarm&quot;;0;VLOOKUP([.H$2];[$'weapon parameters'.$A:.$M];[.$B$54]+6;0))+VLOOKUP([.H$2];[$'weapon parameters'.$A:.$M];[.$B$54]+9;0)*[.H$5]*[.$A80])" office:value-type="float" office:value="0" calcext:value-type="float">
            <text:p>0</text:p>
          </table:table-cell>
          <table:table-cell table:style-name="ce18" table:formula="of:=IF(ISBLANK([.I$2]);0;IF([.I$2]=&quot;unarm&quot;;0;VLOOKUP([.I$2];[$'weapon parameters'.$A:.$M];[.$B$54]+6;0))+VLOOKUP([.I$2];[$'weapon parameters'.$A:.$M];[.$B$54]+9;0)*[.I$5]*[.$A80])" office:value-type="float" office:value="0" calcext:value-type="float">
            <text:p>0</text:p>
          </table:table-cell>
          <table:table-cell table:style-name="ce18" table:formula="of:=IF(ISBLANK([.J$2]);0;IF([.J$2]=&quot;unarm&quot;;0;VLOOKUP([.J$2];[$'weapon parameters'.$A:.$M];[.$B$54]+6;0))+VLOOKUP([.J$2];[$'weapon parameters'.$A:.$M];[.$B$54]+9;0)*[.J$5]*[.$A80])" office:value-type="float" office:value="0" calcext:value-type="float">
            <text:p>0</text:p>
          </table:table-cell>
          <table:table-cell table:style-name="ce18" table:formula="of:=IF(ISBLANK([.K$2]);0;IF([.K$2]=&quot;unarm&quot;;0;VLOOKUP([.K$2];[$'weapon parameters'.$A:.$M];[.$B$54]+6;0))+VLOOKUP([.K$2];[$'weapon parameters'.$A:.$M];[.$B$54]+9;0)*[.K$5]*[.$A80])" office:value-type="float" office:value="40" calcext:value-type="float">
            <text:p>40</text:p>
          </table:table-cell>
          <table:table-cell table:style-name="ce18" table:formula="of:=IF(ISBLANK([.L$2]);0;IF([.L$2]=&quot;unarm&quot;;0;VLOOKUP([.L$2];[$'weapon parameters'.$A:.$M];[.$B$54]+6;0))+VLOOKUP([.L$2];[$'weapon parameters'.$A:.$M];[.$B$54]+9;0)*[.L$5]*[.$A80])" office:value-type="float" office:value="25.8431777668372" calcext:value-type="float">
            <text:p>26</text:p>
          </table:table-cell>
          <table:table-cell table:style-name="ce18" table:formula="of:=IF(ISBLANK([.M$2]);0;IF([.M$2]=&quot;unarm&quot;;0;VLOOKUP([.M$2];[$'weapon parameters'.$A:.$M];[.$B$54]+6;0))+VLOOKUP([.M$2];[$'weapon parameters'.$A:.$M];[.$B$54]+9;0)*[.M$5]*[.$A80])" office:value-type="float" office:value="19.0776746406474" calcext:value-type="float">
            <text:p>19</text:p>
          </table:table-cell>
          <table:table-cell table:style-name="ce18" table:formula="of:=IF(ISBLANK([.N$2]);0;IF([.N$2]=&quot;unarm&quot;;0;VLOOKUP([.N$2];[$'weapon parameters'.$A:.$M];[.$B$54]+6;0))+VLOOKUP([.N$2];[$'weapon parameters'.$A:.$M];[.$B$54]+9;0)*[.N$5]*[.$A80])" office:value-type="float" office:value="19.4786369254146" calcext:value-type="float">
            <text:p>19</text:p>
          </table:table-cell>
          <table:table-cell table:style-name="ce18" table:formula="of:=IF(ISBLANK([.O$2]);0;IF([.O$2]=&quot;unarm&quot;;0;VLOOKUP([.O$2];[$'weapon parameters'.$A:.$M];[.$B$54]+6;0))+VLOOKUP([.O$2];[$'weapon parameters'.$A:.$M];[.$B$54]+9;0)*[.O$5]*[.$A80])" office:value-type="float" office:value="20.2312788158819" calcext:value-type="float">
            <text:p>20</text:p>
          </table:table-cell>
          <table:table-cell table:style-name="ce18" table:formula="of:=IF(ISBLANK([.P$2]);0;IF([.P$2]=&quot;unarm&quot;;0;VLOOKUP([.P$2];[$'weapon parameters'.$A:.$M];[.$B$54]+6;0))+VLOOKUP([.P$2];[$'weapon parameters'.$A:.$M];[.$B$54]+9;0)*[.P$5]*[.$A80])" office:value-type="float" office:value="0" calcext:value-type="float">
            <text:p>0</text:p>
          </table:table-cell>
          <table:table-cell table:style-name="ce18" table:formula="of:=IF(ISBLANK([.Q$2]);0;IF([.Q$2]=&quot;unarm&quot;;0;VLOOKUP([.Q$2];[$'weapon parameters'.$A:.$M];[.$B$54]+6;0))+VLOOKUP([.Q$2];[$'weapon parameters'.$A:.$M];[.$B$54]+9;0)*[.Q$5]*[.$A8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formula="of:=IF(ISBLANK([.B$2]);0;IF([.B$2]=&quot;unarm&quot;;0;VLOOKUP([.B$2];[$'weapon parameters'.$A:.$M];[.$B$54]+6;0))+VLOOKUP([.B$2];[$'weapon parameters'.$A:.$M];[.$B$54]+9;0)*[.B$5]*[.$A81])" office:value-type="float" office:value="0" calcext:value-type="float">
            <text:p>0</text:p>
          </table:table-cell>
          <table:table-cell table:style-name="ce18" table:formula="of:=IF(ISBLANK([.C$2]);0;IF([.C$2]=&quot;unarm&quot;;0;VLOOKUP([.C$2];[$'weapon parameters'.$A:.$M];[.$B$54]+6;0))+VLOOKUP([.C$2];[$'weapon parameters'.$A:.$M];[.$B$54]+9;0)*[.C$5]*[.$A81])" office:value-type="float" office:value="0" calcext:value-type="float">
            <text:p>0</text:p>
          </table:table-cell>
          <table:table-cell table:style-name="ce18" table:formula="of:=IF(ISBLANK([.D$2]);0;IF([.D$2]=&quot;unarm&quot;;0;VLOOKUP([.D$2];[$'weapon parameters'.$A:.$M];[.$B$54]+6;0))+VLOOKUP([.D$2];[$'weapon parameters'.$A:.$M];[.$B$54]+9;0)*[.D$5]*[.$A81])" office:value-type="float" office:value="0" calcext:value-type="float">
            <text:p>0</text:p>
          </table:table-cell>
          <table:table-cell table:style-name="ce18" table:formula="of:=IF(ISBLANK([.E$2]);0;IF([.E$2]=&quot;unarm&quot;;0;VLOOKUP([.E$2];[$'weapon parameters'.$A:.$M];[.$B$54]+6;0))+VLOOKUP([.E$2];[$'weapon parameters'.$A:.$M];[.$B$54]+9;0)*[.E$5]*[.$A81])" office:value-type="float" office:value="0" calcext:value-type="float">
            <text:p>0</text:p>
          </table:table-cell>
          <table:table-cell table:style-name="ce18" table:formula="of:=IF(ISBLANK([.F$2]);0;IF([.F$2]=&quot;unarm&quot;;0;VLOOKUP([.F$2];[$'weapon parameters'.$A:.$M];[.$B$54]+6;0))+VLOOKUP([.F$2];[$'weapon parameters'.$A:.$M];[.$B$54]+9;0)*[.F$5]*[.$A81])" office:value-type="float" office:value="0" calcext:value-type="float">
            <text:p>0</text:p>
          </table:table-cell>
          <table:table-cell table:style-name="ce18" table:formula="of:=IF(ISBLANK([.G$2]);0;IF([.G$2]=&quot;unarm&quot;;0;VLOOKUP([.G$2];[$'weapon parameters'.$A:.$M];[.$B$54]+6;0))+VLOOKUP([.G$2];[$'weapon parameters'.$A:.$M];[.$B$54]+9;0)*[.G$5]*[.$A81])" office:value-type="float" office:value="0" calcext:value-type="float">
            <text:p>0</text:p>
          </table:table-cell>
          <table:table-cell table:style-name="ce18" table:formula="of:=IF(ISBLANK([.H$2]);0;IF([.H$2]=&quot;unarm&quot;;0;VLOOKUP([.H$2];[$'weapon parameters'.$A:.$M];[.$B$54]+6;0))+VLOOKUP([.H$2];[$'weapon parameters'.$A:.$M];[.$B$54]+9;0)*[.H$5]*[.$A81])" office:value-type="float" office:value="0" calcext:value-type="float">
            <text:p>0</text:p>
          </table:table-cell>
          <table:table-cell table:style-name="ce18" table:formula="of:=IF(ISBLANK([.I$2]);0;IF([.I$2]=&quot;unarm&quot;;0;VLOOKUP([.I$2];[$'weapon parameters'.$A:.$M];[.$B$54]+6;0))+VLOOKUP([.I$2];[$'weapon parameters'.$A:.$M];[.$B$54]+9;0)*[.I$5]*[.$A81])" office:value-type="float" office:value="0" calcext:value-type="float">
            <text:p>0</text:p>
          </table:table-cell>
          <table:table-cell table:style-name="ce18" table:formula="of:=IF(ISBLANK([.J$2]);0;IF([.J$2]=&quot;unarm&quot;;0;VLOOKUP([.J$2];[$'weapon parameters'.$A:.$M];[.$B$54]+6;0))+VLOOKUP([.J$2];[$'weapon parameters'.$A:.$M];[.$B$54]+9;0)*[.J$5]*[.$A81])" office:value-type="float" office:value="0" calcext:value-type="float">
            <text:p>0</text:p>
          </table:table-cell>
          <table:table-cell table:style-name="ce18" table:formula="of:=IF(ISBLANK([.K$2]);0;IF([.K$2]=&quot;unarm&quot;;0;VLOOKUP([.K$2];[$'weapon parameters'.$A:.$M];[.$B$54]+6;0))+VLOOKUP([.K$2];[$'weapon parameters'.$A:.$M];[.$B$54]+9;0)*[.K$5]*[.$A81])" office:value-type="float" office:value="40" calcext:value-type="float">
            <text:p>40</text:p>
          </table:table-cell>
          <table:table-cell table:style-name="ce18" table:formula="of:=IF(ISBLANK([.L$2]);0;IF([.L$2]=&quot;unarm&quot;;0;VLOOKUP([.L$2];[$'weapon parameters'.$A:.$M];[.$B$54]+6;0))+VLOOKUP([.L$2];[$'weapon parameters'.$A:.$M];[.$B$54]+9;0)*[.L$5]*[.$A81])" office:value-type="float" office:value="31.1242370224496" calcext:value-type="float">
            <text:p>31</text:p>
          </table:table-cell>
          <table:table-cell table:style-name="ce18" table:formula="of:=IF(ISBLANK([.M$2]);0;IF([.M$2]=&quot;unarm&quot;;0;VLOOKUP([.M$2];[$'weapon parameters'.$A:.$M];[.$B$54]+6;0))+VLOOKUP([.M$2];[$'weapon parameters'.$A:.$M];[.$B$54]+9;0)*[.M$5]*[.$A81])" office:value-type="float" office:value="22.1035661875298" calcext:value-type="float">
            <text:p>22</text:p>
          </table:table-cell>
          <table:table-cell table:style-name="ce18" table:formula="of:=IF(ISBLANK([.N$2]);0;IF([.N$2]=&quot;unarm&quot;;0;VLOOKUP([.N$2];[$'weapon parameters'.$A:.$M];[.$B$54]+6;0))+VLOOKUP([.N$2];[$'weapon parameters'.$A:.$M];[.$B$54]+9;0)*[.N$5]*[.$A81])" office:value-type="float" office:value="22.6381825672194" calcext:value-type="float">
            <text:p>23</text:p>
          </table:table-cell>
          <table:table-cell table:style-name="ce18" table:formula="of:=IF(ISBLANK([.O$2]);0;IF([.O$2]=&quot;unarm&quot;;0;VLOOKUP([.O$2];[$'weapon parameters'.$A:.$M];[.$B$54]+6;0))+VLOOKUP([.O$2];[$'weapon parameters'.$A:.$M];[.$B$54]+9;0)*[.O$5]*[.$A81])" office:value-type="float" office:value="23.6417050878426" calcext:value-type="float">
            <text:p>24</text:p>
          </table:table-cell>
          <table:table-cell table:style-name="ce18" table:formula="of:=IF(ISBLANK([.P$2]);0;IF([.P$2]=&quot;unarm&quot;;0;VLOOKUP([.P$2];[$'weapon parameters'.$A:.$M];[.$B$54]+6;0))+VLOOKUP([.P$2];[$'weapon parameters'.$A:.$M];[.$B$54]+9;0)*[.P$5]*[.$A81])" office:value-type="float" office:value="0" calcext:value-type="float">
            <text:p>0</text:p>
          </table:table-cell>
          <table:table-cell table:style-name="ce18" table:formula="of:=IF(ISBLANK([.Q$2]);0;IF([.Q$2]=&quot;unarm&quot;;0;VLOOKUP([.Q$2];[$'weapon parameters'.$A:.$M];[.$B$54]+6;0))+VLOOKUP([.Q$2];[$'weapon parameters'.$A:.$M];[.$B$54]+9;0)*[.Q$5]*[.$A8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table:formula="of:=IF(ISBLANK([.B$2]);0;IF([.B$2]=&quot;unarm&quot;;0;VLOOKUP([.B$2];[$'weapon parameters'.$A:.$M];[.$B$54]+6;0))+VLOOKUP([.B$2];[$'weapon parameters'.$A:.$M];[.$B$54]+9;0)*[.B$5]*[.$A82])" office:value-type="float" office:value="0" calcext:value-type="float">
            <text:p>0</text:p>
          </table:table-cell>
          <table:table-cell table:style-name="ce18" table:formula="of:=IF(ISBLANK([.C$2]);0;IF([.C$2]=&quot;unarm&quot;;0;VLOOKUP([.C$2];[$'weapon parameters'.$A:.$M];[.$B$54]+6;0))+VLOOKUP([.C$2];[$'weapon parameters'.$A:.$M];[.$B$54]+9;0)*[.C$5]*[.$A82])" office:value-type="float" office:value="0" calcext:value-type="float">
            <text:p>0</text:p>
          </table:table-cell>
          <table:table-cell table:style-name="ce18" table:formula="of:=IF(ISBLANK([.D$2]);0;IF([.D$2]=&quot;unarm&quot;;0;VLOOKUP([.D$2];[$'weapon parameters'.$A:.$M];[.$B$54]+6;0))+VLOOKUP([.D$2];[$'weapon parameters'.$A:.$M];[.$B$54]+9;0)*[.D$5]*[.$A82])" office:value-type="float" office:value="0" calcext:value-type="float">
            <text:p>0</text:p>
          </table:table-cell>
          <table:table-cell table:style-name="ce18" table:formula="of:=IF(ISBLANK([.E$2]);0;IF([.E$2]=&quot;unarm&quot;;0;VLOOKUP([.E$2];[$'weapon parameters'.$A:.$M];[.$B$54]+6;0))+VLOOKUP([.E$2];[$'weapon parameters'.$A:.$M];[.$B$54]+9;0)*[.E$5]*[.$A82])" office:value-type="float" office:value="0" calcext:value-type="float">
            <text:p>0</text:p>
          </table:table-cell>
          <table:table-cell table:style-name="ce18" table:formula="of:=IF(ISBLANK([.F$2]);0;IF([.F$2]=&quot;unarm&quot;;0;VLOOKUP([.F$2];[$'weapon parameters'.$A:.$M];[.$B$54]+6;0))+VLOOKUP([.F$2];[$'weapon parameters'.$A:.$M];[.$B$54]+9;0)*[.F$5]*[.$A82])" office:value-type="float" office:value="0" calcext:value-type="float">
            <text:p>0</text:p>
          </table:table-cell>
          <table:table-cell table:style-name="ce18" table:formula="of:=IF(ISBLANK([.G$2]);0;IF([.G$2]=&quot;unarm&quot;;0;VLOOKUP([.G$2];[$'weapon parameters'.$A:.$M];[.$B$54]+6;0))+VLOOKUP([.G$2];[$'weapon parameters'.$A:.$M];[.$B$54]+9;0)*[.G$5]*[.$A82])" office:value-type="float" office:value="0" calcext:value-type="float">
            <text:p>0</text:p>
          </table:table-cell>
          <table:table-cell table:style-name="ce18" table:formula="of:=IF(ISBLANK([.H$2]);0;IF([.H$2]=&quot;unarm&quot;;0;VLOOKUP([.H$2];[$'weapon parameters'.$A:.$M];[.$B$54]+6;0))+VLOOKUP([.H$2];[$'weapon parameters'.$A:.$M];[.$B$54]+9;0)*[.H$5]*[.$A82])" office:value-type="float" office:value="0" calcext:value-type="float">
            <text:p>0</text:p>
          </table:table-cell>
          <table:table-cell table:style-name="ce18" table:formula="of:=IF(ISBLANK([.I$2]);0;IF([.I$2]=&quot;unarm&quot;;0;VLOOKUP([.I$2];[$'weapon parameters'.$A:.$M];[.$B$54]+6;0))+VLOOKUP([.I$2];[$'weapon parameters'.$A:.$M];[.$B$54]+9;0)*[.I$5]*[.$A82])" office:value-type="float" office:value="0" calcext:value-type="float">
            <text:p>0</text:p>
          </table:table-cell>
          <table:table-cell table:style-name="ce18" table:formula="of:=IF(ISBLANK([.J$2]);0;IF([.J$2]=&quot;unarm&quot;;0;VLOOKUP([.J$2];[$'weapon parameters'.$A:.$M];[.$B$54]+6;0))+VLOOKUP([.J$2];[$'weapon parameters'.$A:.$M];[.$B$54]+9;0)*[.J$5]*[.$A82])" office:value-type="float" office:value="0" calcext:value-type="float">
            <text:p>0</text:p>
          </table:table-cell>
          <table:table-cell table:style-name="ce18" table:formula="of:=IF(ISBLANK([.K$2]);0;IF([.K$2]=&quot;unarm&quot;;0;VLOOKUP([.K$2];[$'weapon parameters'.$A:.$M];[.$B$54]+6;0))+VLOOKUP([.K$2];[$'weapon parameters'.$A:.$M];[.$B$54]+9;0)*[.K$5]*[.$A82])" office:value-type="float" office:value="40" calcext:value-type="float">
            <text:p>40</text:p>
          </table:table-cell>
          <table:table-cell table:style-name="ce18" table:formula="of:=IF(ISBLANK([.L$2]);0;IF([.L$2]=&quot;unarm&quot;;0;VLOOKUP([.L$2];[$'weapon parameters'.$A:.$M];[.$B$54]+6;0))+VLOOKUP([.L$2];[$'weapon parameters'.$A:.$M];[.$B$54]+9;0)*[.L$5]*[.$A82])" office:value-type="float" office:value="36.405296278062" calcext:value-type="float">
            <text:p>36</text:p>
          </table:table-cell>
          <table:table-cell table:style-name="ce18" table:formula="of:=IF(ISBLANK([.M$2]);0;IF([.M$2]=&quot;unarm&quot;;0;VLOOKUP([.M$2];[$'weapon parameters'.$A:.$M];[.$B$54]+6;0))+VLOOKUP([.M$2];[$'weapon parameters'.$A:.$M];[.$B$54]+9;0)*[.M$5]*[.$A82])" office:value-type="float" office:value="25.1294577344123" calcext:value-type="float">
            <text:p>25</text:p>
          </table:table-cell>
          <table:table-cell table:style-name="ce18" table:formula="of:=IF(ISBLANK([.N$2]);0;IF([.N$2]=&quot;unarm&quot;;0;VLOOKUP([.N$2];[$'weapon parameters'.$A:.$M];[.$B$54]+6;0))+VLOOKUP([.N$2];[$'weapon parameters'.$A:.$M];[.$B$54]+9;0)*[.N$5]*[.$A82])" office:value-type="float" office:value="25.7977282090243" calcext:value-type="float">
            <text:p>26</text:p>
          </table:table-cell>
          <table:table-cell table:style-name="ce18" table:formula="of:=IF(ISBLANK([.O$2]);0;IF([.O$2]=&quot;unarm&quot;;0;VLOOKUP([.O$2];[$'weapon parameters'.$A:.$M];[.$B$54]+6;0))+VLOOKUP([.O$2];[$'weapon parameters'.$A:.$M];[.$B$54]+9;0)*[.O$5]*[.$A82])" office:value-type="float" office:value="27.0521313598032" calcext:value-type="float">
            <text:p>27</text:p>
          </table:table-cell>
          <table:table-cell table:style-name="ce18" table:formula="of:=IF(ISBLANK([.P$2]);0;IF([.P$2]=&quot;unarm&quot;;0;VLOOKUP([.P$2];[$'weapon parameters'.$A:.$M];[.$B$54]+6;0))+VLOOKUP([.P$2];[$'weapon parameters'.$A:.$M];[.$B$54]+9;0)*[.P$5]*[.$A82])" office:value-type="float" office:value="0" calcext:value-type="float">
            <text:p>0</text:p>
          </table:table-cell>
          <table:table-cell table:style-name="ce18" table:formula="of:=IF(ISBLANK([.Q$2]);0;IF([.Q$2]=&quot;unarm&quot;;0;VLOOKUP([.Q$2];[$'weapon parameters'.$A:.$M];[.$B$54]+6;0))+VLOOKUP([.Q$2];[$'weapon parameters'.$A:.$M];[.$B$54]+9;0)*[.Q$5]*[.$A8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table:formula="of:=IF(ISBLANK([.B$2]);0;IF([.B$2]=&quot;unarm&quot;;0;VLOOKUP([.B$2];[$'weapon parameters'.$A:.$M];[.$B$54]+6;0))+VLOOKUP([.B$2];[$'weapon parameters'.$A:.$M];[.$B$54]+9;0)*[.B$5]*[.$A83])" office:value-type="float" office:value="0" calcext:value-type="float">
            <text:p>0</text:p>
          </table:table-cell>
          <table:table-cell table:style-name="ce18" table:formula="of:=IF(ISBLANK([.C$2]);0;IF([.C$2]=&quot;unarm&quot;;0;VLOOKUP([.C$2];[$'weapon parameters'.$A:.$M];[.$B$54]+6;0))+VLOOKUP([.C$2];[$'weapon parameters'.$A:.$M];[.$B$54]+9;0)*[.C$5]*[.$A83])" office:value-type="float" office:value="0" calcext:value-type="float">
            <text:p>0</text:p>
          </table:table-cell>
          <table:table-cell table:style-name="ce18" table:formula="of:=IF(ISBLANK([.D$2]);0;IF([.D$2]=&quot;unarm&quot;;0;VLOOKUP([.D$2];[$'weapon parameters'.$A:.$M];[.$B$54]+6;0))+VLOOKUP([.D$2];[$'weapon parameters'.$A:.$M];[.$B$54]+9;0)*[.D$5]*[.$A83])" office:value-type="float" office:value="0" calcext:value-type="float">
            <text:p>0</text:p>
          </table:table-cell>
          <table:table-cell table:style-name="ce18" table:formula="of:=IF(ISBLANK([.E$2]);0;IF([.E$2]=&quot;unarm&quot;;0;VLOOKUP([.E$2];[$'weapon parameters'.$A:.$M];[.$B$54]+6;0))+VLOOKUP([.E$2];[$'weapon parameters'.$A:.$M];[.$B$54]+9;0)*[.E$5]*[.$A83])" office:value-type="float" office:value="0" calcext:value-type="float">
            <text:p>0</text:p>
          </table:table-cell>
          <table:table-cell table:style-name="ce18" table:formula="of:=IF(ISBLANK([.F$2]);0;IF([.F$2]=&quot;unarm&quot;;0;VLOOKUP([.F$2];[$'weapon parameters'.$A:.$M];[.$B$54]+6;0))+VLOOKUP([.F$2];[$'weapon parameters'.$A:.$M];[.$B$54]+9;0)*[.F$5]*[.$A83])" office:value-type="float" office:value="0" calcext:value-type="float">
            <text:p>0</text:p>
          </table:table-cell>
          <table:table-cell table:style-name="ce18" table:formula="of:=IF(ISBLANK([.G$2]);0;IF([.G$2]=&quot;unarm&quot;;0;VLOOKUP([.G$2];[$'weapon parameters'.$A:.$M];[.$B$54]+6;0))+VLOOKUP([.G$2];[$'weapon parameters'.$A:.$M];[.$B$54]+9;0)*[.G$5]*[.$A83])" office:value-type="float" office:value="0" calcext:value-type="float">
            <text:p>0</text:p>
          </table:table-cell>
          <table:table-cell table:style-name="ce18" table:formula="of:=IF(ISBLANK([.H$2]);0;IF([.H$2]=&quot;unarm&quot;;0;VLOOKUP([.H$2];[$'weapon parameters'.$A:.$M];[.$B$54]+6;0))+VLOOKUP([.H$2];[$'weapon parameters'.$A:.$M];[.$B$54]+9;0)*[.H$5]*[.$A83])" office:value-type="float" office:value="0" calcext:value-type="float">
            <text:p>0</text:p>
          </table:table-cell>
          <table:table-cell table:style-name="ce18" table:formula="of:=IF(ISBLANK([.I$2]);0;IF([.I$2]=&quot;unarm&quot;;0;VLOOKUP([.I$2];[$'weapon parameters'.$A:.$M];[.$B$54]+6;0))+VLOOKUP([.I$2];[$'weapon parameters'.$A:.$M];[.$B$54]+9;0)*[.I$5]*[.$A83])" office:value-type="float" office:value="0" calcext:value-type="float">
            <text:p>0</text:p>
          </table:table-cell>
          <table:table-cell table:style-name="ce18" table:formula="of:=IF(ISBLANK([.J$2]);0;IF([.J$2]=&quot;unarm&quot;;0;VLOOKUP([.J$2];[$'weapon parameters'.$A:.$M];[.$B$54]+6;0))+VLOOKUP([.J$2];[$'weapon parameters'.$A:.$M];[.$B$54]+9;0)*[.J$5]*[.$A83])" office:value-type="float" office:value="0" calcext:value-type="float">
            <text:p>0</text:p>
          </table:table-cell>
          <table:table-cell table:style-name="ce18" table:formula="of:=IF(ISBLANK([.K$2]);0;IF([.K$2]=&quot;unarm&quot;;0;VLOOKUP([.K$2];[$'weapon parameters'.$A:.$M];[.$B$54]+6;0))+VLOOKUP([.K$2];[$'weapon parameters'.$A:.$M];[.$B$54]+9;0)*[.K$5]*[.$A83])" office:value-type="float" office:value="40" calcext:value-type="float">
            <text:p>40</text:p>
          </table:table-cell>
          <table:table-cell table:style-name="ce18" table:formula="of:=IF(ISBLANK([.L$2]);0;IF([.L$2]=&quot;unarm&quot;;0;VLOOKUP([.L$2];[$'weapon parameters'.$A:.$M];[.$B$54]+6;0))+VLOOKUP([.L$2];[$'weapon parameters'.$A:.$M];[.$B$54]+9;0)*[.L$5]*[.$A83])" office:value-type="float" office:value="41.6863555336744" calcext:value-type="float">
            <text:p>42</text:p>
          </table:table-cell>
          <table:table-cell table:style-name="ce18" table:formula="of:=IF(ISBLANK([.M$2]);0;IF([.M$2]=&quot;unarm&quot;;0;VLOOKUP([.M$2];[$'weapon parameters'.$A:.$M];[.$B$54]+6;0))+VLOOKUP([.M$2];[$'weapon parameters'.$A:.$M];[.$B$54]+9;0)*[.M$5]*[.$A83])" office:value-type="float" office:value="28.1553492812947" calcext:value-type="float">
            <text:p>28</text:p>
          </table:table-cell>
          <table:table-cell table:style-name="ce18" table:formula="of:=IF(ISBLANK([.N$2]);0;IF([.N$2]=&quot;unarm&quot;;0;VLOOKUP([.N$2];[$'weapon parameters'.$A:.$M];[.$B$54]+6;0))+VLOOKUP([.N$2];[$'weapon parameters'.$A:.$M];[.$B$54]+9;0)*[.N$5]*[.$A83])" office:value-type="float" office:value="28.9572738508291" calcext:value-type="float">
            <text:p>29</text:p>
          </table:table-cell>
          <table:table-cell table:style-name="ce18" table:formula="of:=IF(ISBLANK([.O$2]);0;IF([.O$2]=&quot;unarm&quot;;0;VLOOKUP([.O$2];[$'weapon parameters'.$A:.$M];[.$B$54]+6;0))+VLOOKUP([.O$2];[$'weapon parameters'.$A:.$M];[.$B$54]+9;0)*[.O$5]*[.$A83])" office:value-type="float" office:value="30.4625576317638" calcext:value-type="float">
            <text:p>30</text:p>
          </table:table-cell>
          <table:table-cell table:style-name="ce18" table:formula="of:=IF(ISBLANK([.P$2]);0;IF([.P$2]=&quot;unarm&quot;;0;VLOOKUP([.P$2];[$'weapon parameters'.$A:.$M];[.$B$54]+6;0))+VLOOKUP([.P$2];[$'weapon parameters'.$A:.$M];[.$B$54]+9;0)*[.P$5]*[.$A83])" office:value-type="float" office:value="0" calcext:value-type="float">
            <text:p>0</text:p>
          </table:table-cell>
          <table:table-cell table:style-name="ce18" table:formula="of:=IF(ISBLANK([.Q$2]);0;IF([.Q$2]=&quot;unarm&quot;;0;VLOOKUP([.Q$2];[$'weapon parameters'.$A:.$M];[.$B$54]+6;0))+VLOOKUP([.Q$2];[$'weapon parameters'.$A:.$M];[.$B$54]+9;0)*[.Q$5]*[.$A8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table:formula="of:=IF(ISBLANK([.B$2]);0;IF([.B$2]=&quot;unarm&quot;;0;VLOOKUP([.B$2];[$'weapon parameters'.$A:.$M];[.$B$54]+6;0))+VLOOKUP([.B$2];[$'weapon parameters'.$A:.$M];[.$B$54]+9;0)*[.B$5]*[.$A84])" office:value-type="float" office:value="0" calcext:value-type="float">
            <text:p>0</text:p>
          </table:table-cell>
          <table:table-cell table:style-name="ce18" table:formula="of:=IF(ISBLANK([.C$2]);0;IF([.C$2]=&quot;unarm&quot;;0;VLOOKUP([.C$2];[$'weapon parameters'.$A:.$M];[.$B$54]+6;0))+VLOOKUP([.C$2];[$'weapon parameters'.$A:.$M];[.$B$54]+9;0)*[.C$5]*[.$A84])" office:value-type="float" office:value="0" calcext:value-type="float">
            <text:p>0</text:p>
          </table:table-cell>
          <table:table-cell table:style-name="ce18" table:formula="of:=IF(ISBLANK([.D$2]);0;IF([.D$2]=&quot;unarm&quot;;0;VLOOKUP([.D$2];[$'weapon parameters'.$A:.$M];[.$B$54]+6;0))+VLOOKUP([.D$2];[$'weapon parameters'.$A:.$M];[.$B$54]+9;0)*[.D$5]*[.$A84])" office:value-type="float" office:value="0" calcext:value-type="float">
            <text:p>0</text:p>
          </table:table-cell>
          <table:table-cell table:style-name="ce18" table:formula="of:=IF(ISBLANK([.E$2]);0;IF([.E$2]=&quot;unarm&quot;;0;VLOOKUP([.E$2];[$'weapon parameters'.$A:.$M];[.$B$54]+6;0))+VLOOKUP([.E$2];[$'weapon parameters'.$A:.$M];[.$B$54]+9;0)*[.E$5]*[.$A84])" office:value-type="float" office:value="0" calcext:value-type="float">
            <text:p>0</text:p>
          </table:table-cell>
          <table:table-cell table:style-name="ce18" table:formula="of:=IF(ISBLANK([.F$2]);0;IF([.F$2]=&quot;unarm&quot;;0;VLOOKUP([.F$2];[$'weapon parameters'.$A:.$M];[.$B$54]+6;0))+VLOOKUP([.F$2];[$'weapon parameters'.$A:.$M];[.$B$54]+9;0)*[.F$5]*[.$A84])" office:value-type="float" office:value="0" calcext:value-type="float">
            <text:p>0</text:p>
          </table:table-cell>
          <table:table-cell table:style-name="ce18" table:formula="of:=IF(ISBLANK([.G$2]);0;IF([.G$2]=&quot;unarm&quot;;0;VLOOKUP([.G$2];[$'weapon parameters'.$A:.$M];[.$B$54]+6;0))+VLOOKUP([.G$2];[$'weapon parameters'.$A:.$M];[.$B$54]+9;0)*[.G$5]*[.$A84])" office:value-type="float" office:value="0" calcext:value-type="float">
            <text:p>0</text:p>
          </table:table-cell>
          <table:table-cell table:style-name="ce18" table:formula="of:=IF(ISBLANK([.H$2]);0;IF([.H$2]=&quot;unarm&quot;;0;VLOOKUP([.H$2];[$'weapon parameters'.$A:.$M];[.$B$54]+6;0))+VLOOKUP([.H$2];[$'weapon parameters'.$A:.$M];[.$B$54]+9;0)*[.H$5]*[.$A84])" office:value-type="float" office:value="0" calcext:value-type="float">
            <text:p>0</text:p>
          </table:table-cell>
          <table:table-cell table:style-name="ce18" table:formula="of:=IF(ISBLANK([.I$2]);0;IF([.I$2]=&quot;unarm&quot;;0;VLOOKUP([.I$2];[$'weapon parameters'.$A:.$M];[.$B$54]+6;0))+VLOOKUP([.I$2];[$'weapon parameters'.$A:.$M];[.$B$54]+9;0)*[.I$5]*[.$A84])" office:value-type="float" office:value="0" calcext:value-type="float">
            <text:p>0</text:p>
          </table:table-cell>
          <table:table-cell table:style-name="ce18" table:formula="of:=IF(ISBLANK([.J$2]);0;IF([.J$2]=&quot;unarm&quot;;0;VLOOKUP([.J$2];[$'weapon parameters'.$A:.$M];[.$B$54]+6;0))+VLOOKUP([.J$2];[$'weapon parameters'.$A:.$M];[.$B$54]+9;0)*[.J$5]*[.$A84])" office:value-type="float" office:value="0" calcext:value-type="float">
            <text:p>0</text:p>
          </table:table-cell>
          <table:table-cell table:style-name="ce18" table:formula="of:=IF(ISBLANK([.K$2]);0;IF([.K$2]=&quot;unarm&quot;;0;VLOOKUP([.K$2];[$'weapon parameters'.$A:.$M];[.$B$54]+6;0))+VLOOKUP([.K$2];[$'weapon parameters'.$A:.$M];[.$B$54]+9;0)*[.K$5]*[.$A84])" office:value-type="float" office:value="40" calcext:value-type="float">
            <text:p>40</text:p>
          </table:table-cell>
          <table:table-cell table:style-name="ce18" table:formula="of:=IF(ISBLANK([.L$2]);0;IF([.L$2]=&quot;unarm&quot;;0;VLOOKUP([.L$2];[$'weapon parameters'.$A:.$M];[.$B$54]+6;0))+VLOOKUP([.L$2];[$'weapon parameters'.$A:.$M];[.$B$54]+9;0)*[.L$5]*[.$A84])" office:value-type="float" office:value="46.9674147892868" calcext:value-type="float">
            <text:p>47</text:p>
          </table:table-cell>
          <table:table-cell table:style-name="ce18" table:formula="of:=IF(ISBLANK([.M$2]);0;IF([.M$2]=&quot;unarm&quot;;0;VLOOKUP([.M$2];[$'weapon parameters'.$A:.$M];[.$B$54]+6;0))+VLOOKUP([.M$2];[$'weapon parameters'.$A:.$M];[.$B$54]+9;0)*[.M$5]*[.$A84])" office:value-type="float" office:value="31.1812408281772" calcext:value-type="float">
            <text:p>31</text:p>
          </table:table-cell>
          <table:table-cell table:style-name="ce18" table:formula="of:=IF(ISBLANK([.N$2]);0;IF([.N$2]=&quot;unarm&quot;;0;VLOOKUP([.N$2];[$'weapon parameters'.$A:.$M];[.$B$54]+6;0))+VLOOKUP([.N$2];[$'weapon parameters'.$A:.$M];[.$B$54]+9;0)*[.N$5]*[.$A84])" office:value-type="float" office:value="32.116819492634" calcext:value-type="float">
            <text:p>32</text:p>
          </table:table-cell>
          <table:table-cell table:style-name="ce18" table:formula="of:=IF(ISBLANK([.O$2]);0;IF([.O$2]=&quot;unarm&quot;;0;VLOOKUP([.O$2];[$'weapon parameters'.$A:.$M];[.$B$54]+6;0))+VLOOKUP([.O$2];[$'weapon parameters'.$A:.$M];[.$B$54]+9;0)*[.O$5]*[.$A84])" office:value-type="float" office:value="33.8729839037245" calcext:value-type="float">
            <text:p>34</text:p>
          </table:table-cell>
          <table:table-cell table:style-name="ce18" table:formula="of:=IF(ISBLANK([.P$2]);0;IF([.P$2]=&quot;unarm&quot;;0;VLOOKUP([.P$2];[$'weapon parameters'.$A:.$M];[.$B$54]+6;0))+VLOOKUP([.P$2];[$'weapon parameters'.$A:.$M];[.$B$54]+9;0)*[.P$5]*[.$A84])" office:value-type="float" office:value="0" calcext:value-type="float">
            <text:p>0</text:p>
          </table:table-cell>
          <table:table-cell table:style-name="ce18" table:formula="of:=IF(ISBLANK([.Q$2]);0;IF([.Q$2]=&quot;unarm&quot;;0;VLOOKUP([.Q$2];[$'weapon parameters'.$A:.$M];[.$B$54]+6;0))+VLOOKUP([.Q$2];[$'weapon parameters'.$A:.$M];[.$B$54]+9;0)*[.Q$5]*[.$A8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table:formula="of:=IF(ISBLANK([.B$2]);0;IF([.B$2]=&quot;unarm&quot;;0;VLOOKUP([.B$2];[$'weapon parameters'.$A:.$M];[.$B$54]+6;0))+VLOOKUP([.B$2];[$'weapon parameters'.$A:.$M];[.$B$54]+9;0)*[.B$5]*[.$A85])" office:value-type="float" office:value="0" calcext:value-type="float">
            <text:p>0</text:p>
          </table:table-cell>
          <table:table-cell table:style-name="ce18" table:formula="of:=IF(ISBLANK([.C$2]);0;IF([.C$2]=&quot;unarm&quot;;0;VLOOKUP([.C$2];[$'weapon parameters'.$A:.$M];[.$B$54]+6;0))+VLOOKUP([.C$2];[$'weapon parameters'.$A:.$M];[.$B$54]+9;0)*[.C$5]*[.$A85])" office:value-type="float" office:value="0" calcext:value-type="float">
            <text:p>0</text:p>
          </table:table-cell>
          <table:table-cell table:style-name="ce18" table:formula="of:=IF(ISBLANK([.D$2]);0;IF([.D$2]=&quot;unarm&quot;;0;VLOOKUP([.D$2];[$'weapon parameters'.$A:.$M];[.$B$54]+6;0))+VLOOKUP([.D$2];[$'weapon parameters'.$A:.$M];[.$B$54]+9;0)*[.D$5]*[.$A85])" office:value-type="float" office:value="0" calcext:value-type="float">
            <text:p>0</text:p>
          </table:table-cell>
          <table:table-cell table:style-name="ce18" table:formula="of:=IF(ISBLANK([.E$2]);0;IF([.E$2]=&quot;unarm&quot;;0;VLOOKUP([.E$2];[$'weapon parameters'.$A:.$M];[.$B$54]+6;0))+VLOOKUP([.E$2];[$'weapon parameters'.$A:.$M];[.$B$54]+9;0)*[.E$5]*[.$A85])" office:value-type="float" office:value="0" calcext:value-type="float">
            <text:p>0</text:p>
          </table:table-cell>
          <table:table-cell table:style-name="ce18" table:formula="of:=IF(ISBLANK([.F$2]);0;IF([.F$2]=&quot;unarm&quot;;0;VLOOKUP([.F$2];[$'weapon parameters'.$A:.$M];[.$B$54]+6;0))+VLOOKUP([.F$2];[$'weapon parameters'.$A:.$M];[.$B$54]+9;0)*[.F$5]*[.$A85])" office:value-type="float" office:value="0" calcext:value-type="float">
            <text:p>0</text:p>
          </table:table-cell>
          <table:table-cell table:style-name="ce18" table:formula="of:=IF(ISBLANK([.G$2]);0;IF([.G$2]=&quot;unarm&quot;;0;VLOOKUP([.G$2];[$'weapon parameters'.$A:.$M];[.$B$54]+6;0))+VLOOKUP([.G$2];[$'weapon parameters'.$A:.$M];[.$B$54]+9;0)*[.G$5]*[.$A85])" office:value-type="float" office:value="0" calcext:value-type="float">
            <text:p>0</text:p>
          </table:table-cell>
          <table:table-cell table:style-name="ce18" table:formula="of:=IF(ISBLANK([.H$2]);0;IF([.H$2]=&quot;unarm&quot;;0;VLOOKUP([.H$2];[$'weapon parameters'.$A:.$M];[.$B$54]+6;0))+VLOOKUP([.H$2];[$'weapon parameters'.$A:.$M];[.$B$54]+9;0)*[.H$5]*[.$A85])" office:value-type="float" office:value="0" calcext:value-type="float">
            <text:p>0</text:p>
          </table:table-cell>
          <table:table-cell table:style-name="ce18" table:formula="of:=IF(ISBLANK([.I$2]);0;IF([.I$2]=&quot;unarm&quot;;0;VLOOKUP([.I$2];[$'weapon parameters'.$A:.$M];[.$B$54]+6;0))+VLOOKUP([.I$2];[$'weapon parameters'.$A:.$M];[.$B$54]+9;0)*[.I$5]*[.$A85])" office:value-type="float" office:value="0" calcext:value-type="float">
            <text:p>0</text:p>
          </table:table-cell>
          <table:table-cell table:style-name="ce18" table:formula="of:=IF(ISBLANK([.J$2]);0;IF([.J$2]=&quot;unarm&quot;;0;VLOOKUP([.J$2];[$'weapon parameters'.$A:.$M];[.$B$54]+6;0))+VLOOKUP([.J$2];[$'weapon parameters'.$A:.$M];[.$B$54]+9;0)*[.J$5]*[.$A85])" office:value-type="float" office:value="0" calcext:value-type="float">
            <text:p>0</text:p>
          </table:table-cell>
          <table:table-cell table:style-name="ce18" table:formula="of:=IF(ISBLANK([.K$2]);0;IF([.K$2]=&quot;unarm&quot;;0;VLOOKUP([.K$2];[$'weapon parameters'.$A:.$M];[.$B$54]+6;0))+VLOOKUP([.K$2];[$'weapon parameters'.$A:.$M];[.$B$54]+9;0)*[.K$5]*[.$A85])" office:value-type="float" office:value="40" calcext:value-type="float">
            <text:p>40</text:p>
          </table:table-cell>
          <table:table-cell table:style-name="ce18" table:formula="of:=IF(ISBLANK([.L$2]);0;IF([.L$2]=&quot;unarm&quot;;0;VLOOKUP([.L$2];[$'weapon parameters'.$A:.$M];[.$B$54]+6;0))+VLOOKUP([.L$2];[$'weapon parameters'.$A:.$M];[.$B$54]+9;0)*[.L$5]*[.$A85])" office:value-type="float" office:value="52.2484740448992" calcext:value-type="float">
            <text:p>52</text:p>
          </table:table-cell>
          <table:table-cell table:style-name="ce18" table:formula="of:=IF(ISBLANK([.M$2]);0;IF([.M$2]=&quot;unarm&quot;;0;VLOOKUP([.M$2];[$'weapon parameters'.$A:.$M];[.$B$54]+6;0))+VLOOKUP([.M$2];[$'weapon parameters'.$A:.$M];[.$B$54]+9;0)*[.M$5]*[.$A85])" office:value-type="float" office:value="34.2071323750596" calcext:value-type="float">
            <text:p>34</text:p>
          </table:table-cell>
          <table:table-cell table:style-name="ce18" table:formula="of:=IF(ISBLANK([.N$2]);0;IF([.N$2]=&quot;unarm&quot;;0;VLOOKUP([.N$2];[$'weapon parameters'.$A:.$M];[.$B$54]+6;0))+VLOOKUP([.N$2];[$'weapon parameters'.$A:.$M];[.$B$54]+9;0)*[.N$5]*[.$A85])" office:value-type="float" office:value="35.2763651344389" calcext:value-type="float">
            <text:p>35</text:p>
          </table:table-cell>
          <table:table-cell table:style-name="ce18" table:formula="of:=IF(ISBLANK([.O$2]);0;IF([.O$2]=&quot;unarm&quot;;0;VLOOKUP([.O$2];[$'weapon parameters'.$A:.$M];[.$B$54]+6;0))+VLOOKUP([.O$2];[$'weapon parameters'.$A:.$M];[.$B$54]+9;0)*[.O$5]*[.$A85])" office:value-type="float" office:value="37.2834101756851" calcext:value-type="float">
            <text:p>37</text:p>
          </table:table-cell>
          <table:table-cell table:style-name="ce18" table:formula="of:=IF(ISBLANK([.P$2]);0;IF([.P$2]=&quot;unarm&quot;;0;VLOOKUP([.P$2];[$'weapon parameters'.$A:.$M];[.$B$54]+6;0))+VLOOKUP([.P$2];[$'weapon parameters'.$A:.$M];[.$B$54]+9;0)*[.P$5]*[.$A85])" office:value-type="float" office:value="0" calcext:value-type="float">
            <text:p>0</text:p>
          </table:table-cell>
          <table:table-cell table:style-name="ce18" table:formula="of:=IF(ISBLANK([.Q$2]);0;IF([.Q$2]=&quot;unarm&quot;;0;VLOOKUP([.Q$2];[$'weapon parameters'.$A:.$M];[.$B$54]+6;0))+VLOOKUP([.Q$2];[$'weapon parameters'.$A:.$M];[.$B$54]+9;0)*[.Q$5]*[.$A8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table:formula="of:=IF(ISBLANK([.B$2]);0;IF([.B$2]=&quot;unarm&quot;;0;VLOOKUP([.B$2];[$'weapon parameters'.$A:.$M];[.$B$54]+6;0))+VLOOKUP([.B$2];[$'weapon parameters'.$A:.$M];[.$B$54]+9;0)*[.B$5]*[.$A86])" office:value-type="float" office:value="0" calcext:value-type="float">
            <text:p>0</text:p>
          </table:table-cell>
          <table:table-cell table:style-name="ce18" table:formula="of:=IF(ISBLANK([.C$2]);0;IF([.C$2]=&quot;unarm&quot;;0;VLOOKUP([.C$2];[$'weapon parameters'.$A:.$M];[.$B$54]+6;0))+VLOOKUP([.C$2];[$'weapon parameters'.$A:.$M];[.$B$54]+9;0)*[.C$5]*[.$A86])" office:value-type="float" office:value="0" calcext:value-type="float">
            <text:p>0</text:p>
          </table:table-cell>
          <table:table-cell table:style-name="ce18" table:formula="of:=IF(ISBLANK([.D$2]);0;IF([.D$2]=&quot;unarm&quot;;0;VLOOKUP([.D$2];[$'weapon parameters'.$A:.$M];[.$B$54]+6;0))+VLOOKUP([.D$2];[$'weapon parameters'.$A:.$M];[.$B$54]+9;0)*[.D$5]*[.$A86])" office:value-type="float" office:value="0" calcext:value-type="float">
            <text:p>0</text:p>
          </table:table-cell>
          <table:table-cell table:style-name="ce18" table:formula="of:=IF(ISBLANK([.E$2]);0;IF([.E$2]=&quot;unarm&quot;;0;VLOOKUP([.E$2];[$'weapon parameters'.$A:.$M];[.$B$54]+6;0))+VLOOKUP([.E$2];[$'weapon parameters'.$A:.$M];[.$B$54]+9;0)*[.E$5]*[.$A86])" office:value-type="float" office:value="0" calcext:value-type="float">
            <text:p>0</text:p>
          </table:table-cell>
          <table:table-cell table:style-name="ce18" table:formula="of:=IF(ISBLANK([.F$2]);0;IF([.F$2]=&quot;unarm&quot;;0;VLOOKUP([.F$2];[$'weapon parameters'.$A:.$M];[.$B$54]+6;0))+VLOOKUP([.F$2];[$'weapon parameters'.$A:.$M];[.$B$54]+9;0)*[.F$5]*[.$A86])" office:value-type="float" office:value="0" calcext:value-type="float">
            <text:p>0</text:p>
          </table:table-cell>
          <table:table-cell table:style-name="ce18" table:formula="of:=IF(ISBLANK([.G$2]);0;IF([.G$2]=&quot;unarm&quot;;0;VLOOKUP([.G$2];[$'weapon parameters'.$A:.$M];[.$B$54]+6;0))+VLOOKUP([.G$2];[$'weapon parameters'.$A:.$M];[.$B$54]+9;0)*[.G$5]*[.$A86])" office:value-type="float" office:value="0" calcext:value-type="float">
            <text:p>0</text:p>
          </table:table-cell>
          <table:table-cell table:style-name="ce18" table:formula="of:=IF(ISBLANK([.H$2]);0;IF([.H$2]=&quot;unarm&quot;;0;VLOOKUP([.H$2];[$'weapon parameters'.$A:.$M];[.$B$54]+6;0))+VLOOKUP([.H$2];[$'weapon parameters'.$A:.$M];[.$B$54]+9;0)*[.H$5]*[.$A86])" office:value-type="float" office:value="0" calcext:value-type="float">
            <text:p>0</text:p>
          </table:table-cell>
          <table:table-cell table:style-name="ce18" table:formula="of:=IF(ISBLANK([.I$2]);0;IF([.I$2]=&quot;unarm&quot;;0;VLOOKUP([.I$2];[$'weapon parameters'.$A:.$M];[.$B$54]+6;0))+VLOOKUP([.I$2];[$'weapon parameters'.$A:.$M];[.$B$54]+9;0)*[.I$5]*[.$A86])" office:value-type="float" office:value="0" calcext:value-type="float">
            <text:p>0</text:p>
          </table:table-cell>
          <table:table-cell table:style-name="ce18" table:formula="of:=IF(ISBLANK([.J$2]);0;IF([.J$2]=&quot;unarm&quot;;0;VLOOKUP([.J$2];[$'weapon parameters'.$A:.$M];[.$B$54]+6;0))+VLOOKUP([.J$2];[$'weapon parameters'.$A:.$M];[.$B$54]+9;0)*[.J$5]*[.$A86])" office:value-type="float" office:value="0" calcext:value-type="float">
            <text:p>0</text:p>
          </table:table-cell>
          <table:table-cell table:style-name="ce18" table:formula="of:=IF(ISBLANK([.K$2]);0;IF([.K$2]=&quot;unarm&quot;;0;VLOOKUP([.K$2];[$'weapon parameters'.$A:.$M];[.$B$54]+6;0))+VLOOKUP([.K$2];[$'weapon parameters'.$A:.$M];[.$B$54]+9;0)*[.K$5]*[.$A86])" office:value-type="float" office:value="40" calcext:value-type="float">
            <text:p>40</text:p>
          </table:table-cell>
          <table:table-cell table:style-name="ce18" table:formula="of:=IF(ISBLANK([.L$2]);0;IF([.L$2]=&quot;unarm&quot;;0;VLOOKUP([.L$2];[$'weapon parameters'.$A:.$M];[.$B$54]+6;0))+VLOOKUP([.L$2];[$'weapon parameters'.$A:.$M];[.$B$54]+9;0)*[.L$5]*[.$A86])" office:value-type="float" office:value="57.5295333005116" calcext:value-type="float">
            <text:p>58</text:p>
          </table:table-cell>
          <table:table-cell table:style-name="ce18" table:formula="of:=IF(ISBLANK([.M$2]);0;IF([.M$2]=&quot;unarm&quot;;0;VLOOKUP([.M$2];[$'weapon parameters'.$A:.$M];[.$B$54]+6;0))+VLOOKUP([.M$2];[$'weapon parameters'.$A:.$M];[.$B$54]+9;0)*[.M$5]*[.$A86])" office:value-type="float" office:value="37.2330239219421" calcext:value-type="float">
            <text:p>37</text:p>
          </table:table-cell>
          <table:table-cell table:style-name="ce18" table:formula="of:=IF(ISBLANK([.N$2]);0;IF([.N$2]=&quot;unarm&quot;;0;VLOOKUP([.N$2];[$'weapon parameters'.$A:.$M];[.$B$54]+6;0))+VLOOKUP([.N$2];[$'weapon parameters'.$A:.$M];[.$B$54]+9;0)*[.N$5]*[.$A86])" office:value-type="float" office:value="38.4359107762437" calcext:value-type="float">
            <text:p>38</text:p>
          </table:table-cell>
          <table:table-cell table:style-name="ce18" table:formula="of:=IF(ISBLANK([.O$2]);0;IF([.O$2]=&quot;unarm&quot;;0;VLOOKUP([.O$2];[$'weapon parameters'.$A:.$M];[.$B$54]+6;0))+VLOOKUP([.O$2];[$'weapon parameters'.$A:.$M];[.$B$54]+9;0)*[.O$5]*[.$A86])" office:value-type="float" office:value="40.6938364476458" calcext:value-type="float">
            <text:p>41</text:p>
          </table:table-cell>
          <table:table-cell table:style-name="ce18" table:formula="of:=IF(ISBLANK([.P$2]);0;IF([.P$2]=&quot;unarm&quot;;0;VLOOKUP([.P$2];[$'weapon parameters'.$A:.$M];[.$B$54]+6;0))+VLOOKUP([.P$2];[$'weapon parameters'.$A:.$M];[.$B$54]+9;0)*[.P$5]*[.$A86])" office:value-type="float" office:value="0" calcext:value-type="float">
            <text:p>0</text:p>
          </table:table-cell>
          <table:table-cell table:style-name="ce18" table:formula="of:=IF(ISBLANK([.Q$2]);0;IF([.Q$2]=&quot;unarm&quot;;0;VLOOKUP([.Q$2];[$'weapon parameters'.$A:.$M];[.$B$54]+6;0))+VLOOKUP([.Q$2];[$'weapon parameters'.$A:.$M];[.$B$54]+9;0)*[.Q$5]*[.$A8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IF(ISBLANK([.B$2]);0;IF([.B$2]=&quot;unarm&quot;;0;VLOOKUP([.B$2];[$'weapon parameters'.$A:.$M];[.$B$54]+6;0))+VLOOKUP([.B$2];[$'weapon parameters'.$A:.$M];[.$B$54]+9;0)*[.B$5]*[.$A87])" office:value-type="float" office:value="0" calcext:value-type="float">
            <text:p>0</text:p>
          </table:table-cell>
          <table:table-cell table:style-name="ce18" table:formula="of:=IF(ISBLANK([.C$2]);0;IF([.C$2]=&quot;unarm&quot;;0;VLOOKUP([.C$2];[$'weapon parameters'.$A:.$M];[.$B$54]+6;0))+VLOOKUP([.C$2];[$'weapon parameters'.$A:.$M];[.$B$54]+9;0)*[.C$5]*[.$A87])" office:value-type="float" office:value="0" calcext:value-type="float">
            <text:p>0</text:p>
          </table:table-cell>
          <table:table-cell table:style-name="ce18" table:formula="of:=IF(ISBLANK([.D$2]);0;IF([.D$2]=&quot;unarm&quot;;0;VLOOKUP([.D$2];[$'weapon parameters'.$A:.$M];[.$B$54]+6;0))+VLOOKUP([.D$2];[$'weapon parameters'.$A:.$M];[.$B$54]+9;0)*[.D$5]*[.$A87])" office:value-type="float" office:value="0" calcext:value-type="float">
            <text:p>0</text:p>
          </table:table-cell>
          <table:table-cell table:style-name="ce18" table:formula="of:=IF(ISBLANK([.E$2]);0;IF([.E$2]=&quot;unarm&quot;;0;VLOOKUP([.E$2];[$'weapon parameters'.$A:.$M];[.$B$54]+6;0))+VLOOKUP([.E$2];[$'weapon parameters'.$A:.$M];[.$B$54]+9;0)*[.E$5]*[.$A87])" office:value-type="float" office:value="0" calcext:value-type="float">
            <text:p>0</text:p>
          </table:table-cell>
          <table:table-cell table:style-name="ce18" table:formula="of:=IF(ISBLANK([.F$2]);0;IF([.F$2]=&quot;unarm&quot;;0;VLOOKUP([.F$2];[$'weapon parameters'.$A:.$M];[.$B$54]+6;0))+VLOOKUP([.F$2];[$'weapon parameters'.$A:.$M];[.$B$54]+9;0)*[.F$5]*[.$A87])" office:value-type="float" office:value="0" calcext:value-type="float">
            <text:p>0</text:p>
          </table:table-cell>
          <table:table-cell table:style-name="ce18" table:formula="of:=IF(ISBLANK([.G$2]);0;IF([.G$2]=&quot;unarm&quot;;0;VLOOKUP([.G$2];[$'weapon parameters'.$A:.$M];[.$B$54]+6;0))+VLOOKUP([.G$2];[$'weapon parameters'.$A:.$M];[.$B$54]+9;0)*[.G$5]*[.$A87])" office:value-type="float" office:value="0" calcext:value-type="float">
            <text:p>0</text:p>
          </table:table-cell>
          <table:table-cell table:style-name="ce18" table:formula="of:=IF(ISBLANK([.H$2]);0;IF([.H$2]=&quot;unarm&quot;;0;VLOOKUP([.H$2];[$'weapon parameters'.$A:.$M];[.$B$54]+6;0))+VLOOKUP([.H$2];[$'weapon parameters'.$A:.$M];[.$B$54]+9;0)*[.H$5]*[.$A87])" office:value-type="float" office:value="0" calcext:value-type="float">
            <text:p>0</text:p>
          </table:table-cell>
          <table:table-cell table:style-name="ce18" table:formula="of:=IF(ISBLANK([.I$2]);0;IF([.I$2]=&quot;unarm&quot;;0;VLOOKUP([.I$2];[$'weapon parameters'.$A:.$M];[.$B$54]+6;0))+VLOOKUP([.I$2];[$'weapon parameters'.$A:.$M];[.$B$54]+9;0)*[.I$5]*[.$A87])" office:value-type="float" office:value="0" calcext:value-type="float">
            <text:p>0</text:p>
          </table:table-cell>
          <table:table-cell table:style-name="ce18" table:formula="of:=IF(ISBLANK([.J$2]);0;IF([.J$2]=&quot;unarm&quot;;0;VLOOKUP([.J$2];[$'weapon parameters'.$A:.$M];[.$B$54]+6;0))+VLOOKUP([.J$2];[$'weapon parameters'.$A:.$M];[.$B$54]+9;0)*[.J$5]*[.$A87])" office:value-type="float" office:value="0" calcext:value-type="float">
            <text:p>0</text:p>
          </table:table-cell>
          <table:table-cell table:style-name="ce18" table:formula="of:=IF(ISBLANK([.K$2]);0;IF([.K$2]=&quot;unarm&quot;;0;VLOOKUP([.K$2];[$'weapon parameters'.$A:.$M];[.$B$54]+6;0))+VLOOKUP([.K$2];[$'weapon parameters'.$A:.$M];[.$B$54]+9;0)*[.K$5]*[.$A87])" office:value-type="float" office:value="40" calcext:value-type="float">
            <text:p>40</text:p>
          </table:table-cell>
          <table:table-cell table:style-name="ce18" table:formula="of:=IF(ISBLANK([.L$2]);0;IF([.L$2]=&quot;unarm&quot;;0;VLOOKUP([.L$2];[$'weapon parameters'.$A:.$M];[.$B$54]+6;0))+VLOOKUP([.L$2];[$'weapon parameters'.$A:.$M];[.$B$54]+9;0)*[.L$5]*[.$A87])" office:value-type="float" office:value="62.810592556124" calcext:value-type="float">
            <text:p>63</text:p>
          </table:table-cell>
          <table:table-cell table:style-name="ce18" table:formula="of:=IF(ISBLANK([.M$2]);0;IF([.M$2]=&quot;unarm&quot;;0;VLOOKUP([.M$2];[$'weapon parameters'.$A:.$M];[.$B$54]+6;0))+VLOOKUP([.M$2];[$'weapon parameters'.$A:.$M];[.$B$54]+9;0)*[.M$5]*[.$A87])" office:value-type="float" office:value="40.2589154688246" calcext:value-type="float">
            <text:p>40</text:p>
          </table:table-cell>
          <table:table-cell table:style-name="ce18" table:formula="of:=IF(ISBLANK([.N$2]);0;IF([.N$2]=&quot;unarm&quot;;0;VLOOKUP([.N$2];[$'weapon parameters'.$A:.$M];[.$B$54]+6;0))+VLOOKUP([.N$2];[$'weapon parameters'.$A:.$M];[.$B$54]+9;0)*[.N$5]*[.$A87])" office:value-type="float" office:value="41.5954564180486" calcext:value-type="float">
            <text:p>42</text:p>
          </table:table-cell>
          <table:table-cell table:style-name="ce18" table:formula="of:=IF(ISBLANK([.O$2]);0;IF([.O$2]=&quot;unarm&quot;;0;VLOOKUP([.O$2];[$'weapon parameters'.$A:.$M];[.$B$54]+6;0))+VLOOKUP([.O$2];[$'weapon parameters'.$A:.$M];[.$B$54]+9;0)*[.O$5]*[.$A87])" office:value-type="float" office:value="44.1042627196064" calcext:value-type="float">
            <text:p>44</text:p>
          </table:table-cell>
          <table:table-cell table:style-name="ce18" table:formula="of:=IF(ISBLANK([.P$2]);0;IF([.P$2]=&quot;unarm&quot;;0;VLOOKUP([.P$2];[$'weapon parameters'.$A:.$M];[.$B$54]+6;0))+VLOOKUP([.P$2];[$'weapon parameters'.$A:.$M];[.$B$54]+9;0)*[.P$5]*[.$A87])" office:value-type="float" office:value="0" calcext:value-type="float">
            <text:p>0</text:p>
          </table:table-cell>
          <table:table-cell table:style-name="ce18" table:formula="of:=IF(ISBLANK([.Q$2]);0;IF([.Q$2]=&quot;unarm&quot;;0;VLOOKUP([.Q$2];[$'weapon parameters'.$A:.$M];[.$B$54]+6;0))+VLOOKUP([.Q$2];[$'weapon parameters'.$A:.$M];[.$B$54]+9;0)*[.Q$5]*[.$A8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mbined</text:p>
          </table:table-cell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table:formula="of:=[.B56]+SUM([.B67];[.B78])" office:value-type="float" office:value="40.8608539975815" calcext:value-type="float">
            <text:p>41</text:p>
          </table:table-cell>
          <table:table-cell table:style-name="ce18" table:formula="of:=[.C56]+SUM([.C67];[.C78])" office:value-type="float" office:value="50.8694334417046" calcext:value-type="float">
            <text:p>51</text:p>
          </table:table-cell>
          <table:table-cell table:style-name="ce18" table:formula="of:=[.D56]+SUM([.D67];[.D78])" office:value-type="float" office:value="77.302685421159" calcext:value-type="float">
            <text:p>77</text:p>
          </table:table-cell>
          <table:table-cell table:style-name="ce18" table:formula="of:=[.E56]+SUM([.E67];[.E78])" office:value-type="float" office:value="41.3137084989383" calcext:value-type="float">
            <text:p>41</text:p>
          </table:table-cell>
          <table:table-cell table:style-name="ce18" table:formula="of:=[.F56]+SUM([.F67];[.F78])" office:value-type="float" office:value="56.1707640393066" calcext:value-type="float">
            <text:p>56</text:p>
          </table:table-cell>
          <table:table-cell table:style-name="ce18" table:formula="of:=[.G56]+SUM([.G67];[.G78])" office:value-type="float" office:value="56.4989293733116" calcext:value-type="float">
            <text:p>56</text:p>
          </table:table-cell>
          <table:table-cell table:style-name="ce18" table:formula="of:=[.H56]+SUM([.H67];[.H78])" office:value-type="float" office:value="51.2420095771721" calcext:value-type="float">
            <text:p>51</text:p>
          </table:table-cell>
          <table:table-cell table:style-name="ce18" table:formula="of:=[.I56]+SUM([.I67];[.I78])" office:value-type="float" office:value="41.2819981115493" calcext:value-type="float">
            <text:p>41</text:p>
          </table:table-cell>
          <table:table-cell table:style-name="ce18" table:formula="of:=[.J56]+SUM([.J67];[.J78])" office:value-type="float" office:value="55.7200343503721" calcext:value-type="float">
            <text:p>56</text:p>
          </table:table-cell>
          <table:table-cell table:style-name="ce18" table:formula="of:=[.K56]+SUM([.K67];[.K78])" office:value-type="float" office:value="116.488264451247" calcext:value-type="float">
            <text:p>116</text:p>
          </table:table-cell>
          <table:table-cell table:style-name="ce18" table:formula="of:=[.L56]+SUM([.L67];[.L78])" office:value-type="float" office:value="66.5713125619034" calcext:value-type="float">
            <text:p>67</text:p>
          </table:table-cell>
          <table:table-cell table:style-name="ce18" table:formula="of:=[.M56]+SUM([.M67];[.M78])" office:value-type="float" office:value="53.4990935198763" calcext:value-type="float">
            <text:p>53</text:p>
          </table:table-cell>
          <table:table-cell table:style-name="ce18" table:formula="of:=[.N56]+SUM([.N67];[.N78])" office:value-type="float" office:value="68.8503687373558" calcext:value-type="float">
            <text:p>69</text:p>
          </table:table-cell>
          <table:table-cell table:style-name="ce18" table:formula="of:=[.O56]+SUM([.O67];[.O78])" office:value-type="float" office:value="69.273451804903" calcext:value-type="float">
            <text:p>69</text:p>
          </table:table-cell>
          <table:table-cell table:style-name="ce18" table:formula="of:=[.P56]+SUM([.P67];[.P78])" office:value-type="float" office:value="75.0427508055187" calcext:value-type="float">
            <text:p>75</text:p>
          </table:table-cell>
          <table:table-cell table:style-name="ce18" table:formula="of:=[.Q56]+SUM([.Q67];[.Q78])" office:value-type="float" office:value="37.8627389610326" calcext:value-type="float">
            <text:p>38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[.B57]+SUM([.B68];[.B79])" office:value-type="float" office:value="51.7217079951629" calcext:value-type="float">
            <text:p>52</text:p>
          </table:table-cell>
          <table:table-cell table:style-name="ce18" table:formula="of:=[.C57]+SUM([.C68];[.C79])" office:value-type="float" office:value="61.7388668834092" calcext:value-type="float">
            <text:p>62</text:p>
          </table:table-cell>
          <table:table-cell table:style-name="ce18" table:formula="of:=[.D57]+SUM([.D68];[.D79])" office:value-type="float" office:value="84.605370842318" calcext:value-type="float">
            <text:p>85</text:p>
          </table:table-cell>
          <table:table-cell table:style-name="ce18" table:formula="of:=[.E57]+SUM([.E68];[.E79])" office:value-type="float" office:value="52.6274169978766" calcext:value-type="float">
            <text:p>53</text:p>
          </table:table-cell>
          <table:table-cell table:style-name="ce18" table:formula="of:=[.F57]+SUM([.F68];[.F79])" office:value-type="float" office:value="62.3415280786131" calcext:value-type="float">
            <text:p>62</text:p>
          </table:table-cell>
          <table:table-cell table:style-name="ce18" table:formula="of:=[.G57]+SUM([.G68];[.G79])" office:value-type="float" office:value="62.9978587466231" calcext:value-type="float">
            <text:p>63</text:p>
          </table:table-cell>
          <table:table-cell table:style-name="ce18" table:formula="of:=[.H57]+SUM([.H68];[.H79])" office:value-type="float" office:value="62.4840191543442" calcext:value-type="float">
            <text:p>62</text:p>
          </table:table-cell>
          <table:table-cell table:style-name="ce18" table:formula="of:=[.I57]+SUM([.I68];[.I79])" office:value-type="float" office:value="52.5639962230985" calcext:value-type="float">
            <text:p>53</text:p>
          </table:table-cell>
          <table:table-cell table:style-name="ce18" table:formula="of:=[.J57]+SUM([.J68];[.J79])" office:value-type="float" office:value="61.4400687007441" calcext:value-type="float">
            <text:p>61</text:p>
          </table:table-cell>
          <table:table-cell table:style-name="ce18" table:formula="of:=[.K57]+SUM([.K68];[.K79])" office:value-type="float" office:value="122.976528902495" calcext:value-type="float">
            <text:p>123</text:p>
          </table:table-cell>
          <table:table-cell table:style-name="ce18" table:formula="of:=[.L57]+SUM([.L68];[.L79])" office:value-type="float" office:value="83.1426251238067" calcext:value-type="float">
            <text:p>83</text:p>
          </table:table-cell>
          <table:table-cell table:style-name="ce18" table:formula="of:=[.M57]+SUM([.M68];[.M79])" office:value-type="float" office:value="66.9981870397525" calcext:value-type="float">
            <text:p>67</text:p>
          </table:table-cell>
          <table:table-cell table:style-name="ce18" table:formula="of:=[.N57]+SUM([.N68];[.N79])" office:value-type="float" office:value="77.7007374747116" calcext:value-type="float">
            <text:p>78</text:p>
          </table:table-cell>
          <table:table-cell table:style-name="ce18" table:formula="of:=[.O57]+SUM([.O68];[.O79])" office:value-type="float" office:value="78.5469036098061" calcext:value-type="float">
            <text:p>79</text:p>
          </table:table-cell>
          <table:table-cell table:style-name="ce18" table:formula="of:=[.P57]+SUM([.P68];[.P79])" office:value-type="float" office:value="80.0855016110374" calcext:value-type="float">
            <text:p>80</text:p>
          </table:table-cell>
          <table:table-cell table:style-name="ce18" table:formula="of:=[.Q57]+SUM([.Q68];[.Q79])" office:value-type="float" office:value="45.7254779220652" calcext:value-type="float">
            <text:p>46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formula="of:=[.B58]+SUM([.B69];[.B80])" office:value-type="float" office:value="62.5825619927444" calcext:value-type="float">
            <text:p>63</text:p>
          </table:table-cell>
          <table:table-cell table:style-name="ce18" table:formula="of:=[.C58]+SUM([.C69];[.C80])" office:value-type="float" office:value="72.6083003251138" calcext:value-type="float">
            <text:p>73</text:p>
          </table:table-cell>
          <table:table-cell table:style-name="ce18" table:formula="of:=[.D58]+SUM([.D69];[.D80])" office:value-type="float" office:value="91.908056263477" calcext:value-type="float">
            <text:p>92</text:p>
          </table:table-cell>
          <table:table-cell table:style-name="ce18" table:formula="of:=[.E58]+SUM([.E69];[.E80])" office:value-type="float" office:value="63.9411254968149" calcext:value-type="float">
            <text:p>64</text:p>
          </table:table-cell>
          <table:table-cell table:style-name="ce18" table:formula="of:=[.F58]+SUM([.F69];[.F80])" office:value-type="float" office:value="68.5122921179197" calcext:value-type="float">
            <text:p>69</text:p>
          </table:table-cell>
          <table:table-cell table:style-name="ce18" table:formula="of:=[.G58]+SUM([.G69];[.G80])" office:value-type="float" office:value="69.4967881199347" calcext:value-type="float">
            <text:p>69</text:p>
          </table:table-cell>
          <table:table-cell table:style-name="ce18" table:formula="of:=[.H58]+SUM([.H69];[.H80])" office:value-type="float" office:value="73.7260287315163" calcext:value-type="float">
            <text:p>74</text:p>
          </table:table-cell>
          <table:table-cell table:style-name="ce18" table:formula="of:=[.I58]+SUM([.I69];[.I80])" office:value-type="float" office:value="63.8459943346478" calcext:value-type="float">
            <text:p>64</text:p>
          </table:table-cell>
          <table:table-cell table:style-name="ce18" table:formula="of:=[.J58]+SUM([.J69];[.J80])" office:value-type="float" office:value="67.1601030511162" calcext:value-type="float">
            <text:p>67</text:p>
          </table:table-cell>
          <table:table-cell table:style-name="ce18" table:formula="of:=[.K58]+SUM([.K69];[.K80])" office:value-type="float" office:value="129.464793353742" calcext:value-type="float">
            <text:p>129</text:p>
          </table:table-cell>
          <table:table-cell table:style-name="ce18" table:formula="of:=[.L58]+SUM([.L69];[.L80])" office:value-type="float" office:value="99.7139376857101" calcext:value-type="float">
            <text:p>100</text:p>
          </table:table-cell>
          <table:table-cell table:style-name="ce18" table:formula="of:=[.M58]+SUM([.M69];[.M80])" office:value-type="float" office:value="80.4972805596287" calcext:value-type="float">
            <text:p>80</text:p>
          </table:table-cell>
          <table:table-cell table:style-name="ce18" table:formula="of:=[.N58]+SUM([.N69];[.N80])" office:value-type="float" office:value="86.5511062120674" calcext:value-type="float">
            <text:p>87</text:p>
          </table:table-cell>
          <table:table-cell table:style-name="ce18" table:formula="of:=[.O58]+SUM([.O69];[.O80])" office:value-type="float" office:value="87.8203554147091" calcext:value-type="float">
            <text:p>88</text:p>
          </table:table-cell>
          <table:table-cell table:style-name="ce18" table:formula="of:=[.P58]+SUM([.P69];[.P80])" office:value-type="float" office:value="85.1282524165561" calcext:value-type="float">
            <text:p>85</text:p>
          </table:table-cell>
          <table:table-cell table:style-name="ce18" table:formula="of:=[.Q58]+SUM([.Q69];[.Q80])" office:value-type="float" office:value="53.5882168830978" calcext:value-type="float">
            <text:p>54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formula="of:=[.B59]+SUM([.B70];[.B81])" office:value-type="float" office:value="73.4434159903259" calcext:value-type="float">
            <text:p>73</text:p>
          </table:table-cell>
          <table:table-cell table:style-name="ce18" table:formula="of:=[.C59]+SUM([.C70];[.C81])" office:value-type="float" office:value="83.4777337668184" calcext:value-type="float">
            <text:p>83</text:p>
          </table:table-cell>
          <table:table-cell table:style-name="ce18" table:formula="of:=[.D59]+SUM([.D70];[.D81])" office:value-type="float" office:value="99.210741684636" calcext:value-type="float">
            <text:p>99</text:p>
          </table:table-cell>
          <table:table-cell table:style-name="ce18" table:formula="of:=[.E59]+SUM([.E70];[.E81])" office:value-type="float" office:value="75.2548339957532" calcext:value-type="float">
            <text:p>75</text:p>
          </table:table-cell>
          <table:table-cell table:style-name="ce18" table:formula="of:=[.F59]+SUM([.F70];[.F81])" office:value-type="float" office:value="74.6830561572262" calcext:value-type="float">
            <text:p>75</text:p>
          </table:table-cell>
          <table:table-cell table:style-name="ce18" table:formula="of:=[.G59]+SUM([.G70];[.G81])" office:value-type="float" office:value="75.9957174932463" calcext:value-type="float">
            <text:p>76</text:p>
          </table:table-cell>
          <table:table-cell table:style-name="ce18" table:formula="of:=[.H59]+SUM([.H70];[.H81])" office:value-type="float" office:value="84.9680383086884" calcext:value-type="float">
            <text:p>85</text:p>
          </table:table-cell>
          <table:table-cell table:style-name="ce18" table:formula="of:=[.I59]+SUM([.I70];[.I81])" office:value-type="float" office:value="75.1279924461971" calcext:value-type="float">
            <text:p>75</text:p>
          </table:table-cell>
          <table:table-cell table:style-name="ce18" table:formula="of:=[.J59]+SUM([.J70];[.J81])" office:value-type="float" office:value="72.8801374014883" calcext:value-type="float">
            <text:p>73</text:p>
          </table:table-cell>
          <table:table-cell table:style-name="ce18" table:formula="of:=[.K59]+SUM([.K70];[.K81])" office:value-type="float" office:value="135.953057804989" calcext:value-type="float">
            <text:p>136</text:p>
          </table:table-cell>
          <table:table-cell table:style-name="ce18" table:formula="of:=[.L59]+SUM([.L70];[.L81])" office:value-type="float" office:value="116.285250247613" calcext:value-type="float">
            <text:p>116</text:p>
          </table:table-cell>
          <table:table-cell table:style-name="ce18" table:formula="of:=[.M59]+SUM([.M70];[.M81])" office:value-type="float" office:value="93.996374079505" calcext:value-type="float">
            <text:p>94</text:p>
          </table:table-cell>
          <table:table-cell table:style-name="ce18" table:formula="of:=[.N59]+SUM([.N70];[.N81])" office:value-type="float" office:value="95.4014749494232" calcext:value-type="float">
            <text:p>95</text:p>
          </table:table-cell>
          <table:table-cell table:style-name="ce18" table:formula="of:=[.O59]+SUM([.O70];[.O81])" office:value-type="float" office:value="97.0938072196122" calcext:value-type="float">
            <text:p>97</text:p>
          </table:table-cell>
          <table:table-cell table:style-name="ce18" table:formula="of:=[.P59]+SUM([.P70];[.P81])" office:value-type="float" office:value="90.1710032220748" calcext:value-type="float">
            <text:p>90</text:p>
          </table:table-cell>
          <table:table-cell table:style-name="ce18" table:formula="of:=[.Q59]+SUM([.Q70];[.Q81])" office:value-type="float" office:value="61.4509558441304" calcext:value-type="float">
            <text:p>61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table:formula="of:=[.B60]+SUM([.B71];[.B82])" office:value-type="float" office:value="84.3042699879073" calcext:value-type="float">
            <text:p>84</text:p>
          </table:table-cell>
          <table:table-cell table:style-name="ce18" table:formula="of:=[.C60]+SUM([.C71];[.C82])" office:value-type="float" office:value="94.3471672085229" calcext:value-type="float">
            <text:p>94</text:p>
          </table:table-cell>
          <table:table-cell table:style-name="ce18" table:formula="of:=[.D60]+SUM([.D71];[.D82])" office:value-type="float" office:value="106.513427105795" calcext:value-type="float">
            <text:p>107</text:p>
          </table:table-cell>
          <table:table-cell table:style-name="ce18" table:formula="of:=[.E60]+SUM([.E71];[.E82])" office:value-type="float" office:value="86.5685424946915" calcext:value-type="float">
            <text:p>87</text:p>
          </table:table-cell>
          <table:table-cell table:style-name="ce18" table:formula="of:=[.F60]+SUM([.F71];[.F82])" office:value-type="float" office:value="80.8538201965328" calcext:value-type="float">
            <text:p>81</text:p>
          </table:table-cell>
          <table:table-cell table:style-name="ce18" table:formula="of:=[.G60]+SUM([.G71];[.G82])" office:value-type="float" office:value="82.4946468665578" calcext:value-type="float">
            <text:p>82</text:p>
          </table:table-cell>
          <table:table-cell table:style-name="ce18" table:formula="of:=[.H60]+SUM([.H71];[.H82])" office:value-type="float" office:value="96.2100478858605" calcext:value-type="float">
            <text:p>96</text:p>
          </table:table-cell>
          <table:table-cell table:style-name="ce18" table:formula="of:=[.I60]+SUM([.I71];[.I82])" office:value-type="float" office:value="86.4099905577464" calcext:value-type="float">
            <text:p>86</text:p>
          </table:table-cell>
          <table:table-cell table:style-name="ce18" table:formula="of:=[.J60]+SUM([.J71];[.J82])" office:value-type="float" office:value="78.6001717518604" calcext:value-type="float">
            <text:p>79</text:p>
          </table:table-cell>
          <table:table-cell table:style-name="ce18" table:formula="of:=[.K60]+SUM([.K71];[.K82])" office:value-type="float" office:value="142.441322256237" calcext:value-type="float">
            <text:p>142</text:p>
          </table:table-cell>
          <table:table-cell table:style-name="ce18" table:formula="of:=[.L60]+SUM([.L71];[.L82])" office:value-type="float" office:value="132.856562809517" calcext:value-type="float">
            <text:p>133</text:p>
          </table:table-cell>
          <table:table-cell table:style-name="ce18" table:formula="of:=[.M60]+SUM([.M71];[.M82])" office:value-type="float" office:value="107.495467599381" calcext:value-type="float">
            <text:p>107</text:p>
          </table:table-cell>
          <table:table-cell table:style-name="ce18" table:formula="of:=[.N60]+SUM([.N71];[.N82])" office:value-type="float" office:value="104.251843686779" calcext:value-type="float">
            <text:p>104</text:p>
          </table:table-cell>
          <table:table-cell table:style-name="ce18" table:formula="of:=[.O60]+SUM([.O71];[.O82])" office:value-type="float" office:value="106.367259024515" calcext:value-type="float">
            <text:p>106</text:p>
          </table:table-cell>
          <table:table-cell table:style-name="ce18" table:formula="of:=[.P60]+SUM([.P71];[.P82])" office:value-type="float" office:value="95.2137540275935" calcext:value-type="float">
            <text:p>95</text:p>
          </table:table-cell>
          <table:table-cell table:style-name="ce18" table:formula="of:=[.Q60]+SUM([.Q71];[.Q82])" office:value-type="float" office:value="69.313694805163" calcext:value-type="float">
            <text:p>69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table:formula="of:=[.B61]+SUM([.B72];[.B83])" office:value-type="float" office:value="95.1651239854888" calcext:value-type="float">
            <text:p>95</text:p>
          </table:table-cell>
          <table:table-cell table:style-name="ce18" table:formula="of:=[.C61]+SUM([.C72];[.C83])" office:value-type="float" office:value="105.216600650228" calcext:value-type="float">
            <text:p>105</text:p>
          </table:table-cell>
          <table:table-cell table:style-name="ce18" table:formula="of:=[.D61]+SUM([.D72];[.D83])" office:value-type="float" office:value="113.816112526954" calcext:value-type="float">
            <text:p>114</text:p>
          </table:table-cell>
          <table:table-cell table:style-name="ce18" table:formula="of:=[.E61]+SUM([.E72];[.E83])" office:value-type="float" office:value="97.8822509936298" calcext:value-type="float">
            <text:p>98</text:p>
          </table:table-cell>
          <table:table-cell table:style-name="ce18" table:formula="of:=[.F61]+SUM([.F72];[.F83])" office:value-type="float" office:value="87.0245842358393" calcext:value-type="float">
            <text:p>87</text:p>
          </table:table-cell>
          <table:table-cell table:style-name="ce18" table:formula="of:=[.G61]+SUM([.G72];[.G83])" office:value-type="float" office:value="88.9935762398694" calcext:value-type="float">
            <text:p>89</text:p>
          </table:table-cell>
          <table:table-cell table:style-name="ce18" table:formula="of:=[.H61]+SUM([.H72];[.H83])" office:value-type="float" office:value="107.452057463033" calcext:value-type="float">
            <text:p>107</text:p>
          </table:table-cell>
          <table:table-cell table:style-name="ce18" table:formula="of:=[.I61]+SUM([.I72];[.I83])" office:value-type="float" office:value="97.6919886692956" calcext:value-type="float">
            <text:p>98</text:p>
          </table:table-cell>
          <table:table-cell table:style-name="ce18" table:formula="of:=[.J61]+SUM([.J72];[.J83])" office:value-type="float" office:value="84.3202061022324" calcext:value-type="float">
            <text:p>84</text:p>
          </table:table-cell>
          <table:table-cell table:style-name="ce18" table:formula="of:=[.K61]+SUM([.K72];[.K83])" office:value-type="float" office:value="148.929586707484" calcext:value-type="float">
            <text:p>149</text:p>
          </table:table-cell>
          <table:table-cell table:style-name="ce18" table:formula="of:=[.L61]+SUM([.L72];[.L83])" office:value-type="float" office:value="149.42787537142" calcext:value-type="float">
            <text:p>149</text:p>
          </table:table-cell>
          <table:table-cell table:style-name="ce18" table:formula="of:=[.M61]+SUM([.M72];[.M83])" office:value-type="float" office:value="120.994561119257" calcext:value-type="float">
            <text:p>121</text:p>
          </table:table-cell>
          <table:table-cell table:style-name="ce18" table:formula="of:=[.N61]+SUM([.N72];[.N83])" office:value-type="float" office:value="113.102212424135" calcext:value-type="float">
            <text:p>113</text:p>
          </table:table-cell>
          <table:table-cell table:style-name="ce18" table:formula="of:=[.O61]+SUM([.O72];[.O83])" office:value-type="float" office:value="115.640710829418" calcext:value-type="float">
            <text:p>116</text:p>
          </table:table-cell>
          <table:table-cell table:style-name="ce18" table:formula="of:=[.P61]+SUM([.P72];[.P83])" office:value-type="float" office:value="100.256504833112" calcext:value-type="float">
            <text:p>100</text:p>
          </table:table-cell>
          <table:table-cell table:style-name="ce18" table:formula="of:=[.Q61]+SUM([.Q72];[.Q83])" office:value-type="float" office:value="77.1764337661956" calcext:value-type="float">
            <text:p>77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table:formula="of:=[.B62]+SUM([.B73];[.B84])" office:value-type="float" office:value="106.02597798307" calcext:value-type="float">
            <text:p>106</text:p>
          </table:table-cell>
          <table:table-cell table:style-name="ce18" table:formula="of:=[.C62]+SUM([.C73];[.C84])" office:value-type="float" office:value="116.086034091932" calcext:value-type="float">
            <text:p>116</text:p>
          </table:table-cell>
          <table:table-cell table:style-name="ce18" table:formula="of:=[.D62]+SUM([.D73];[.D84])" office:value-type="float" office:value="121.118797948113" calcext:value-type="float">
            <text:p>121</text:p>
          </table:table-cell>
          <table:table-cell table:style-name="ce18" table:formula="of:=[.E62]+SUM([.E73];[.E84])" office:value-type="float" office:value="109.195959492568" calcext:value-type="float">
            <text:p>109</text:p>
          </table:table-cell>
          <table:table-cell table:style-name="ce18" table:formula="of:=[.F62]+SUM([.F73];[.F84])" office:value-type="float" office:value="93.1953482751459" calcext:value-type="float">
            <text:p>93</text:p>
          </table:table-cell>
          <table:table-cell table:style-name="ce18" table:formula="of:=[.G62]+SUM([.G73];[.G84])" office:value-type="float" office:value="95.4925056131809" calcext:value-type="float">
            <text:p>95</text:p>
          </table:table-cell>
          <table:table-cell table:style-name="ce18" table:formula="of:=[.H62]+SUM([.H73];[.H84])" office:value-type="float" office:value="118.694067040205" calcext:value-type="float">
            <text:p>119</text:p>
          </table:table-cell>
          <table:table-cell table:style-name="ce18" table:formula="of:=[.I62]+SUM([.I73];[.I84])" office:value-type="float" office:value="108.973986780845" calcext:value-type="float">
            <text:p>109</text:p>
          </table:table-cell>
          <table:table-cell table:style-name="ce18" table:formula="of:=[.J62]+SUM([.J73];[.J84])" office:value-type="float" office:value="90.0402404526045" calcext:value-type="float">
            <text:p>90</text:p>
          </table:table-cell>
          <table:table-cell table:style-name="ce18" table:formula="of:=[.K62]+SUM([.K73];[.K84])" office:value-type="float" office:value="155.417851158732" calcext:value-type="float">
            <text:p>155</text:p>
          </table:table-cell>
          <table:table-cell table:style-name="ce18" table:formula="of:=[.L62]+SUM([.L73];[.L84])" office:value-type="float" office:value="165.999187933324" calcext:value-type="float">
            <text:p>166</text:p>
          </table:table-cell>
          <table:table-cell table:style-name="ce18" table:formula="of:=[.M62]+SUM([.M73];[.M84])" office:value-type="float" office:value="134.493654639134" calcext:value-type="float">
            <text:p>134</text:p>
          </table:table-cell>
          <table:table-cell table:style-name="ce18" table:formula="of:=[.N62]+SUM([.N73];[.N84])" office:value-type="float" office:value="121.95258116149" calcext:value-type="float">
            <text:p>122</text:p>
          </table:table-cell>
          <table:table-cell table:style-name="ce18" table:formula="of:=[.O62]+SUM([.O73];[.O84])" office:value-type="float" office:value="124.914162634321" calcext:value-type="float">
            <text:p>125</text:p>
          </table:table-cell>
          <table:table-cell table:style-name="ce18" table:formula="of:=[.P62]+SUM([.P73];[.P84])" office:value-type="float" office:value="105.299255638631" calcext:value-type="float">
            <text:p>105</text:p>
          </table:table-cell>
          <table:table-cell table:style-name="ce18" table:formula="of:=[.Q62]+SUM([.Q73];[.Q84])" office:value-type="float" office:value="85.0391727272283" calcext:value-type="float">
            <text:p>85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table:formula="of:=[.B63]+SUM([.B74];[.B85])" office:value-type="float" office:value="116.886831980652" calcext:value-type="float">
            <text:p>117</text:p>
          </table:table-cell>
          <table:table-cell table:style-name="ce18" table:formula="of:=[.C63]+SUM([.C74];[.C85])" office:value-type="float" office:value="126.955467533637" calcext:value-type="float">
            <text:p>127</text:p>
          </table:table-cell>
          <table:table-cell table:style-name="ce18" table:formula="of:=[.D63]+SUM([.D74];[.D85])" office:value-type="float" office:value="128.421483369272" calcext:value-type="float">
            <text:p>128</text:p>
          </table:table-cell>
          <table:table-cell table:style-name="ce18" table:formula="of:=[.E63]+SUM([.E74];[.E85])" office:value-type="float" office:value="120.509667991506" calcext:value-type="float">
            <text:p>121</text:p>
          </table:table-cell>
          <table:table-cell table:style-name="ce18" table:formula="of:=[.F63]+SUM([.F74];[.F85])" office:value-type="float" office:value="99.3661123144524" calcext:value-type="float">
            <text:p>99</text:p>
          </table:table-cell>
          <table:table-cell table:style-name="ce18" table:formula="of:=[.G63]+SUM([.G74];[.G85])" office:value-type="float" office:value="101.991434986492" calcext:value-type="float">
            <text:p>102</text:p>
          </table:table-cell>
          <table:table-cell table:style-name="ce18" table:formula="of:=[.H63]+SUM([.H74];[.H85])" office:value-type="float" office:value="129.936076617377" calcext:value-type="float">
            <text:p>130</text:p>
          </table:table-cell>
          <table:table-cell table:style-name="ce18" table:formula="of:=[.I63]+SUM([.I74];[.I85])" office:value-type="float" office:value="120.255984892394" calcext:value-type="float">
            <text:p>120</text:p>
          </table:table-cell>
          <table:table-cell table:style-name="ce18" table:formula="of:=[.J63]+SUM([.J74];[.J85])" office:value-type="float" office:value="95.7602748029766" calcext:value-type="float">
            <text:p>96</text:p>
          </table:table-cell>
          <table:table-cell table:style-name="ce18" table:formula="of:=[.K63]+SUM([.K74];[.K85])" office:value-type="float" office:value="161.906115609979" calcext:value-type="float">
            <text:p>162</text:p>
          </table:table-cell>
          <table:table-cell table:style-name="ce18" table:formula="of:=[.L63]+SUM([.L74];[.L85])" office:value-type="float" office:value="182.570500495227" calcext:value-type="float">
            <text:p>183</text:p>
          </table:table-cell>
          <table:table-cell table:style-name="ce18" table:formula="of:=[.M63]+SUM([.M74];[.M85])" office:value-type="float" office:value="147.99274815901" calcext:value-type="float">
            <text:p>148</text:p>
          </table:table-cell>
          <table:table-cell table:style-name="ce18" table:formula="of:=[.N63]+SUM([.N74];[.N85])" office:value-type="float" office:value="130.802949898846" calcext:value-type="float">
            <text:p>131</text:p>
          </table:table-cell>
          <table:table-cell table:style-name="ce18" table:formula="of:=[.O63]+SUM([.O74];[.O85])" office:value-type="float" office:value="134.187614439224" calcext:value-type="float">
            <text:p>134</text:p>
          </table:table-cell>
          <table:table-cell table:style-name="ce18" table:formula="of:=[.P63]+SUM([.P74];[.P85])" office:value-type="float" office:value="110.34200644415" calcext:value-type="float">
            <text:p>110</text:p>
          </table:table-cell>
          <table:table-cell table:style-name="ce18" table:formula="of:=[.Q63]+SUM([.Q74];[.Q85])" office:value-type="float" office:value="92.9019116882609" calcext:value-type="float">
            <text:p>93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table:formula="of:=[.B64]+SUM([.B75];[.B86])" office:value-type="float" office:value="127.747685978233" calcext:value-type="float">
            <text:p>128</text:p>
          </table:table-cell>
          <table:table-cell table:style-name="ce18" table:formula="of:=[.C64]+SUM([.C75];[.C86])" office:value-type="float" office:value="137.824900975341" calcext:value-type="float">
            <text:p>138</text:p>
          </table:table-cell>
          <table:table-cell table:style-name="ce18" table:formula="of:=[.D64]+SUM([.D75];[.D86])" office:value-type="float" office:value="135.724168790431" calcext:value-type="float">
            <text:p>136</text:p>
          </table:table-cell>
          <table:table-cell table:style-name="ce18" table:formula="of:=[.E64]+SUM([.E75];[.E86])" office:value-type="float" office:value="131.823376490445" calcext:value-type="float">
            <text:p>132</text:p>
          </table:table-cell>
          <table:table-cell table:style-name="ce18" table:formula="of:=[.F64]+SUM([.F75];[.F86])" office:value-type="float" office:value="105.536876353759" calcext:value-type="float">
            <text:p>106</text:p>
          </table:table-cell>
          <table:table-cell table:style-name="ce18" table:formula="of:=[.G64]+SUM([.G75];[.G86])" office:value-type="float" office:value="108.490364359804" calcext:value-type="float">
            <text:p>108</text:p>
          </table:table-cell>
          <table:table-cell table:style-name="ce18" table:formula="of:=[.H64]+SUM([.H75];[.H86])" office:value-type="float" office:value="141.178086194549" calcext:value-type="float">
            <text:p>141</text:p>
          </table:table-cell>
          <table:table-cell table:style-name="ce18" table:formula="of:=[.I64]+SUM([.I75];[.I86])" office:value-type="float" office:value="131.537983003943" calcext:value-type="float">
            <text:p>132</text:p>
          </table:table-cell>
          <table:table-cell table:style-name="ce18" table:formula="of:=[.J64]+SUM([.J75];[.J86])" office:value-type="float" office:value="101.480309153349" calcext:value-type="float">
            <text:p>101</text:p>
          </table:table-cell>
          <table:table-cell table:style-name="ce18" table:formula="of:=[.K64]+SUM([.K75];[.K86])" office:value-type="float" office:value="168.394380061226" calcext:value-type="float">
            <text:p>168</text:p>
          </table:table-cell>
          <table:table-cell table:style-name="ce18" table:formula="of:=[.L64]+SUM([.L75];[.L86])" office:value-type="float" office:value="199.14181305713" calcext:value-type="float">
            <text:p>199</text:p>
          </table:table-cell>
          <table:table-cell table:style-name="ce18" table:formula="of:=[.M64]+SUM([.M75];[.M86])" office:value-type="float" office:value="161.491841678886" calcext:value-type="float">
            <text:p>161</text:p>
          </table:table-cell>
          <table:table-cell table:style-name="ce18" table:formula="of:=[.N64]+SUM([.N75];[.N86])" office:value-type="float" office:value="139.653318636202" calcext:value-type="float">
            <text:p>140</text:p>
          </table:table-cell>
          <table:table-cell table:style-name="ce18" table:formula="of:=[.O64]+SUM([.O75];[.O86])" office:value-type="float" office:value="143.461066244127" calcext:value-type="float">
            <text:p>143</text:p>
          </table:table-cell>
          <table:table-cell table:style-name="ce18" table:formula="of:=[.P64]+SUM([.P75];[.P86])" office:value-type="float" office:value="115.384757249668" calcext:value-type="float">
            <text:p>115</text:p>
          </table:table-cell>
          <table:table-cell table:style-name="ce18" table:formula="of:=[.Q64]+SUM([.Q75];[.Q86])" office:value-type="float" office:value="100.764650649293" calcext:value-type="float">
            <text:p>101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[.B65]+SUM([.B76];[.B87])" office:value-type="float" office:value="138.608539975815" calcext:value-type="float">
            <text:p>139</text:p>
          </table:table-cell>
          <table:table-cell table:style-name="ce18" table:formula="of:=[.C65]+SUM([.C76];[.C87])" office:value-type="float" office:value="148.694334417046" calcext:value-type="float">
            <text:p>149</text:p>
          </table:table-cell>
          <table:table-cell table:style-name="ce18" table:formula="of:=[.D65]+SUM([.D76];[.D87])" office:value-type="float" office:value="143.02685421159" calcext:value-type="float">
            <text:p>143</text:p>
          </table:table-cell>
          <table:table-cell table:style-name="ce18" table:formula="of:=[.E65]+SUM([.E76];[.E87])" office:value-type="float" office:value="143.137084989383" calcext:value-type="float">
            <text:p>143</text:p>
          </table:table-cell>
          <table:table-cell table:style-name="ce18" table:formula="of:=[.F65]+SUM([.F76];[.F87])" office:value-type="float" office:value="111.707640393066" calcext:value-type="float">
            <text:p>112</text:p>
          </table:table-cell>
          <table:table-cell table:style-name="ce18" table:formula="of:=[.G65]+SUM([.G76];[.G87])" office:value-type="float" office:value="114.989293733116" calcext:value-type="float">
            <text:p>115</text:p>
          </table:table-cell>
          <table:table-cell table:style-name="ce18" table:formula="of:=[.H65]+SUM([.H76];[.H87])" office:value-type="float" office:value="152.420095771721" calcext:value-type="float">
            <text:p>152</text:p>
          </table:table-cell>
          <table:table-cell table:style-name="ce18" table:formula="of:=[.I65]+SUM([.I76];[.I87])" office:value-type="float" office:value="142.819981115493" calcext:value-type="float">
            <text:p>143</text:p>
          </table:table-cell>
          <table:table-cell table:style-name="ce18" table:formula="of:=[.J65]+SUM([.J76];[.J87])" office:value-type="float" office:value="107.200343503721" calcext:value-type="float">
            <text:p>107</text:p>
          </table:table-cell>
          <table:table-cell table:style-name="ce18" table:formula="of:=[.K65]+SUM([.K76];[.K87])" office:value-type="float" office:value="174.882644512474" calcext:value-type="float">
            <text:p>175</text:p>
          </table:table-cell>
          <table:table-cell table:style-name="ce18" table:formula="of:=[.L65]+SUM([.L76];[.L87])" office:value-type="float" office:value="215.713125619034" calcext:value-type="float">
            <text:p>216</text:p>
          </table:table-cell>
          <table:table-cell table:style-name="ce18" table:formula="of:=[.M65]+SUM([.M76];[.M87])" office:value-type="float" office:value="174.990935198763" calcext:value-type="float">
            <text:p>175</text:p>
          </table:table-cell>
          <table:table-cell table:style-name="ce18" table:formula="of:=[.N65]+SUM([.N76];[.N87])" office:value-type="float" office:value="148.503687373558" calcext:value-type="float">
            <text:p>149</text:p>
          </table:table-cell>
          <table:table-cell table:style-name="ce18" table:formula="of:=[.O65]+SUM([.O76];[.O87])" office:value-type="float" office:value="152.73451804903" calcext:value-type="float">
            <text:p>153</text:p>
          </table:table-cell>
          <table:table-cell table:style-name="ce18" table:formula="of:=[.P65]+SUM([.P76];[.P87])" office:value-type="float" office:value="120.427508055187" calcext:value-type="float">
            <text:p>120</text:p>
          </table:table-cell>
          <table:table-cell table:style-name="ce18" table:formula="of:=[.Q65]+SUM([.Q76];[.Q87])" office:value-type="float" office:value="108.627389610326" calcext:value-type="float">
            <text:p>109</text:p>
          </table:table-cell>
          <table:table-cell table:number-columns-repeated="1004"/>
        </table:table-row>
        <table:table-row table:style-name="ro1">
          <table:table-cell/>
          <table:table-cell table:style-name="ce18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damage</text:p>
          </table:table-cell>
          <table:table-cell table:style-name="ce18" office:value-type="float" office:value="4" calcext:value-type="float">
            <text:p>4</text:p>
          </table:table-cell>
          <table:table-cell table:style-name="ce18" table:number-columns-repeated="5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string" calcext:value-type="string">
            <text:p>buff</text:p>
          </table:table-cell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table:formula="of:=VLOOKUP([.B$1];[$'weapon parameters'.$A:.$M];[.$B$100]+0;0)+VLOOKUP([.B$1];[$'weapon parameters'.$A:.$M];[.$B$100]+3;0)*[.$A102]+VLOOKUP([.$A$7];[$'weapon parameters'.$A$17:.$M$20];13;0)*[.B$6]*[.$A10]" office:value-type="float" office:value="14.5074354712575" calcext:value-type="float">
            <text:p>15</text:p>
          </table:table-cell>
          <table:table-cell table:style-name="ce18" table:formula="of:=VLOOKUP([.C$1];[$'weapon parameters'.$A:.$M];[.$B$100]+0;0)+VLOOKUP([.C$1];[$'weapon parameters'.$A:.$M];[.$B$100]+3;0)*[.$A102]+VLOOKUP([.$A$7];[$'weapon parameters'.$A$17:.$M$20];13;0)*[.C$6]*[.$A10]" office:value-type="float" office:value="14.5021918083768" calcext:value-type="float">
            <text:p>15</text:p>
          </table:table-cell>
          <table:table-cell table:style-name="ce18" table:formula="of:=VLOOKUP([.D$1];[$'weapon parameters'.$A:.$M];[.$B$100]+0;0)+VLOOKUP([.D$1];[$'weapon parameters'.$A:.$M];[.$B$100]+3;0)*[.$A102]+VLOOKUP([.$A$7];[$'weapon parameters'.$A$17:.$M$20];13;0)*[.D$6]*[.$A10]" office:value-type="float" office:value="14.6513427105795" calcext:value-type="float">
            <text:p>15</text:p>
          </table:table-cell>
          <table:table-cell table:style-name="ce18" table:formula="of:=VLOOKUP([.E$1];[$'weapon parameters'.$A:.$M];[.$B$100]+0;0)+VLOOKUP([.E$1];[$'weapon parameters'.$A:.$M];[.$B$100]+3;0)*[.$A102]+VLOOKUP([.$A$7];[$'weapon parameters'.$A$17:.$M$20];13;0)*[.E$6]*[.$A10]" office:value-type="float" office:value="13.8284190192076" calcext:value-type="float">
            <text:p>14</text:p>
          </table:table-cell>
          <table:table-cell table:style-name="ce18" table:formula="of:=VLOOKUP([.F$1];[$'weapon parameters'.$A:.$M];[.$B$100]+0;0)+VLOOKUP([.F$1];[$'weapon parameters'.$A:.$M];[.$B$100]+3;0)*[.$A102]+VLOOKUP([.$A$7];[$'weapon parameters'.$A$17:.$M$20];13;0)*[.F$6]*[.$A10]" office:value-type="float" office:value="14.0853820196533" calcext:value-type="float">
            <text:p>14</text:p>
          </table:table-cell>
          <table:table-cell table:style-name="ce18" table:formula="of:=VLOOKUP([.G$1];[$'weapon parameters'.$A:.$M];[.$B$100]+0;0)+VLOOKUP([.G$1];[$'weapon parameters'.$A:.$M];[.$B$100]+3;0)*[.$A102]+VLOOKUP([.$A$7];[$'weapon parameters'.$A$17:.$M$20];13;0)*[.G$6]*[.$A10]" office:value-type="float" office:value="14.2494646866558" calcext:value-type="float">
            <text:p>14</text:p>
          </table:table-cell>
          <table:table-cell table:style-name="ce18" table:formula="of:=VLOOKUP([.H$1];[$'weapon parameters'.$A:.$M];[.$B$100]+0;0)+VLOOKUP([.H$1];[$'weapon parameters'.$A:.$M];[.$B$100]+3;0)*[.$A102]+VLOOKUP([.$A$7];[$'weapon parameters'.$A$17:.$M$20];13;0)*[.H$6]*[.$A10]" office:value-type="float" office:value="14.128427372351" calcext:value-type="float">
            <text:p>14</text:p>
          </table:table-cell>
          <table:table-cell table:style-name="ce18" table:formula="of:=VLOOKUP([.I$1];[$'weapon parameters'.$A:.$M];[.$B$100]+0;0)+VLOOKUP([.I$1];[$'weapon parameters'.$A:.$M];[.$B$100]+3;0)*[.$A102]+VLOOKUP([.$A$7];[$'weapon parameters'.$A$17:.$M$20];13;0)*[.I$6]*[.$A10]" office:value-type="float" office:value="13.6088809720199" calcext:value-type="float">
            <text:p>14</text:p>
          </table:table-cell>
          <table:table-cell table:style-name="ce18" table:formula="of:=VLOOKUP([.J$1];[$'weapon parameters'.$A:.$M];[.$B$100]+0;0)+VLOOKUP([.J$1];[$'weapon parameters'.$A:.$M];[.$B$100]+3;0)*[.$A102]+VLOOKUP([.$A$7];[$'weapon parameters'.$A$17:.$M$20];13;0)*[.J$6]*[.$A10]" office:value-type="float" office:value="13.860017175186" calcext:value-type="float">
            <text:p>14</text:p>
          </table:table-cell>
          <table:table-cell table:style-name="ce18" table:formula="of:=VLOOKUP([.K$1];[$'weapon parameters'.$A:.$M];[.$B$100]+0;0)+VLOOKUP([.K$1];[$'weapon parameters'.$A:.$M];[.$B$100]+3;0)*[.$A102]+VLOOKUP([.$A$7];[$'weapon parameters'.$A$17:.$M$20];13;0)*[.K$6]*[.$A10]" office:value-type="float" office:value="14.2441322256237" calcext:value-type="float">
            <text:p>14</text:p>
          </table:table-cell>
          <table:table-cell table:style-name="ce18" table:formula="of:=VLOOKUP([.L$1];[$'weapon parameters'.$A:.$M];[.$B$100]+0;0)+VLOOKUP([.L$1];[$'weapon parameters'.$A:.$M];[.$B$100]+3;0)*[.$A102]+VLOOKUP([.$A$7];[$'weapon parameters'.$A$17:.$M$20];13;0)*[.L$6]*[.$A10]" office:value-type="float" office:value="14.0045970253393" calcext:value-type="float">
            <text:p>14</text:p>
          </table:table-cell>
          <table:table-cell table:style-name="ce18" table:formula="of:=VLOOKUP([.M$1];[$'weapon parameters'.$A:.$M];[.$B$100]+0;0)+VLOOKUP([.M$1];[$'weapon parameters'.$A:.$M];[.$B$100]+3;0)*[.$A102]+VLOOKUP([.$A$7];[$'weapon parameters'.$A$17:.$M$20];13;0)*[.M$6]*[.$A10]" office:value-type="float" office:value="13.6185657631107" calcext:value-type="float">
            <text:p>14</text:p>
          </table:table-cell>
          <table:table-cell table:style-name="ce18" table:formula="of:=VLOOKUP([.N$1];[$'weapon parameters'.$A:.$M];[.$B$100]+0;0)+VLOOKUP([.N$1];[$'weapon parameters'.$A:.$M];[.$B$100]+3;0)*[.$A102]+VLOOKUP([.$A$7];[$'weapon parameters'.$A$17:.$M$20];13;0)*[.N$6]*[.$A10]" office:value-type="float" office:value="13.8454115477755" calcext:value-type="float">
            <text:p>14</text:p>
          </table:table-cell>
          <table:table-cell table:style-name="ce18" table:formula="of:=VLOOKUP([.O$1];[$'weapon parameters'.$A:.$M];[.$B$100]+0;0)+VLOOKUP([.O$1];[$'weapon parameters'.$A:.$M];[.$B$100]+3;0)*[.$A102]+VLOOKUP([.$A$7];[$'weapon parameters'.$A$17:.$M$20];13;0)*[.O$6]*[.$A10]" office:value-type="float" office:value="13.9315127664712" calcext:value-type="float">
            <text:p>14</text:p>
          </table:table-cell>
          <table:table-cell table:style-name="ce18" table:formula="of:=VLOOKUP([.P$1];[$'weapon parameters'.$A:.$M];[.$B$100]+0;0)+VLOOKUP([.P$1];[$'weapon parameters'.$A:.$M];[.$B$100]+3;0)*[.$A102]+VLOOKUP([.$A$7];[$'weapon parameters'.$A$17:.$M$20];13;0)*[.P$6]*[.$A10]" office:value-type="float" office:value="13.5213754027593" calcext:value-type="float">
            <text:p>14</text:p>
          </table:table-cell>
          <table:table-cell table:style-name="ce18" table:formula="of:=VLOOKUP([.Q$1];[$'weapon parameters'.$A:.$M];[.$B$100]+0;0)+VLOOKUP([.Q$1];[$'weapon parameters'.$A:.$M];[.$B$100]+3;0)*[.$A102]+VLOOKUP([.$A$7];[$'weapon parameters'.$A$17:.$M$20];13;0)*[.Q$6]*[.$A10]" office:value-type="float" office:value="13.4597867400684" calcext:value-type="float">
            <text:p>13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VLOOKUP([.B$1];[$'weapon parameters'.$A:.$M];[.$B$100]+0;0)+VLOOKUP([.B$1];[$'weapon parameters'.$A:.$M];[.$B$100]+3;0)*[.$A103]+VLOOKUP([.$A$7];[$'weapon parameters'.$A$17:.$M$20];13;0)*[.B$6]*[.$A11]" office:value-type="float" office:value="19.0148709425151" calcext:value-type="float">
            <text:p>19</text:p>
          </table:table-cell>
          <table:table-cell table:style-name="ce18" table:formula="of:=VLOOKUP([.C$1];[$'weapon parameters'.$A:.$M];[.$B$100]+0;0)+VLOOKUP([.C$1];[$'weapon parameters'.$A:.$M];[.$B$100]+3;0)*[.$A103]+VLOOKUP([.$A$7];[$'weapon parameters'.$A$17:.$M$20];13;0)*[.C$6]*[.$A11]" office:value-type="float" office:value="19.0043836167536" calcext:value-type="float">
            <text:p>19</text:p>
          </table:table-cell>
          <table:table-cell table:style-name="ce18" table:formula="of:=VLOOKUP([.D$1];[$'weapon parameters'.$A:.$M];[.$B$100]+0;0)+VLOOKUP([.D$1];[$'weapon parameters'.$A:.$M];[.$B$100]+3;0)*[.$A103]+VLOOKUP([.$A$7];[$'weapon parameters'.$A$17:.$M$20];13;0)*[.D$6]*[.$A11]" office:value-type="float" office:value="19.302685421159" calcext:value-type="float">
            <text:p>19</text:p>
          </table:table-cell>
          <table:table-cell table:style-name="ce18" table:formula="of:=VLOOKUP([.E$1];[$'weapon parameters'.$A:.$M];[.$B$100]+0;0)+VLOOKUP([.E$1];[$'weapon parameters'.$A:.$M];[.$B$100]+3;0)*[.$A103]+VLOOKUP([.$A$7];[$'weapon parameters'.$A$17:.$M$20];13;0)*[.E$6]*[.$A11]" office:value-type="float" office:value="17.6568380384152" calcext:value-type="float">
            <text:p>18</text:p>
          </table:table-cell>
          <table:table-cell table:style-name="ce18" table:formula="of:=VLOOKUP([.F$1];[$'weapon parameters'.$A:.$M];[.$B$100]+0;0)+VLOOKUP([.F$1];[$'weapon parameters'.$A:.$M];[.$B$100]+3;0)*[.$A103]+VLOOKUP([.$A$7];[$'weapon parameters'.$A$17:.$M$20];13;0)*[.F$6]*[.$A11]" office:value-type="float" office:value="18.1707640393066" calcext:value-type="float">
            <text:p>18</text:p>
          </table:table-cell>
          <table:table-cell table:style-name="ce18" table:formula="of:=VLOOKUP([.G$1];[$'weapon parameters'.$A:.$M];[.$B$100]+0;0)+VLOOKUP([.G$1];[$'weapon parameters'.$A:.$M];[.$B$100]+3;0)*[.$A103]+VLOOKUP([.$A$7];[$'weapon parameters'.$A$17:.$M$20];13;0)*[.G$6]*[.$A11]" office:value-type="float" office:value="18.4989293733116" calcext:value-type="float">
            <text:p>18</text:p>
          </table:table-cell>
          <table:table-cell table:style-name="ce18" table:formula="of:=VLOOKUP([.H$1];[$'weapon parameters'.$A:.$M];[.$B$100]+0;0)+VLOOKUP([.H$1];[$'weapon parameters'.$A:.$M];[.$B$100]+3;0)*[.$A103]+VLOOKUP([.$A$7];[$'weapon parameters'.$A$17:.$M$20];13;0)*[.H$6]*[.$A11]" office:value-type="float" office:value="18.2568547447021" calcext:value-type="float">
            <text:p>18</text:p>
          </table:table-cell>
          <table:table-cell table:style-name="ce18" table:formula="of:=VLOOKUP([.I$1];[$'weapon parameters'.$A:.$M];[.$B$100]+0;0)+VLOOKUP([.I$1];[$'weapon parameters'.$A:.$M];[.$B$100]+3;0)*[.$A103]+VLOOKUP([.$A$7];[$'weapon parameters'.$A$17:.$M$20];13;0)*[.I$6]*[.$A11]" office:value-type="float" office:value="17.2177619440398" calcext:value-type="float">
            <text:p>17</text:p>
          </table:table-cell>
          <table:table-cell table:style-name="ce18" table:formula="of:=VLOOKUP([.J$1];[$'weapon parameters'.$A:.$M];[.$B$100]+0;0)+VLOOKUP([.J$1];[$'weapon parameters'.$A:.$M];[.$B$100]+3;0)*[.$A103]+VLOOKUP([.$A$7];[$'weapon parameters'.$A$17:.$M$20];13;0)*[.J$6]*[.$A11]" office:value-type="float" office:value="17.7200343503721" calcext:value-type="float">
            <text:p>18</text:p>
          </table:table-cell>
          <table:table-cell table:style-name="ce18" table:formula="of:=VLOOKUP([.K$1];[$'weapon parameters'.$A:.$M];[.$B$100]+0;0)+VLOOKUP([.K$1];[$'weapon parameters'.$A:.$M];[.$B$100]+3;0)*[.$A103]+VLOOKUP([.$A$7];[$'weapon parameters'.$A$17:.$M$20];13;0)*[.K$6]*[.$A11]" office:value-type="float" office:value="18.4882644512474" calcext:value-type="float">
            <text:p>18</text:p>
          </table:table-cell>
          <table:table-cell table:style-name="ce18" table:formula="of:=VLOOKUP([.L$1];[$'weapon parameters'.$A:.$M];[.$B$100]+0;0)+VLOOKUP([.L$1];[$'weapon parameters'.$A:.$M];[.$B$100]+3;0)*[.$A103]+VLOOKUP([.$A$7];[$'weapon parameters'.$A$17:.$M$20];13;0)*[.L$6]*[.$A11]" office:value-type="float" office:value="18.0091940506786" calcext:value-type="float">
            <text:p>18</text:p>
          </table:table-cell>
          <table:table-cell table:style-name="ce18" table:formula="of:=VLOOKUP([.M$1];[$'weapon parameters'.$A:.$M];[.$B$100]+0;0)+VLOOKUP([.M$1];[$'weapon parameters'.$A:.$M];[.$B$100]+3;0)*[.$A103]+VLOOKUP([.$A$7];[$'weapon parameters'.$A$17:.$M$20];13;0)*[.M$6]*[.$A11]" office:value-type="float" office:value="17.2371315262215" calcext:value-type="float">
            <text:p>17</text:p>
          </table:table-cell>
          <table:table-cell table:style-name="ce18" table:formula="of:=VLOOKUP([.N$1];[$'weapon parameters'.$A:.$M];[.$B$100]+0;0)+VLOOKUP([.N$1];[$'weapon parameters'.$A:.$M];[.$B$100]+3;0)*[.$A103]+VLOOKUP([.$A$7];[$'weapon parameters'.$A$17:.$M$20];13;0)*[.N$6]*[.$A11]" office:value-type="float" office:value="17.6908230955509" calcext:value-type="float">
            <text:p>18</text:p>
          </table:table-cell>
          <table:table-cell table:style-name="ce18" table:formula="of:=VLOOKUP([.O$1];[$'weapon parameters'.$A:.$M];[.$B$100]+0;0)+VLOOKUP([.O$1];[$'weapon parameters'.$A:.$M];[.$B$100]+3;0)*[.$A103]+VLOOKUP([.$A$7];[$'weapon parameters'.$A$17:.$M$20];13;0)*[.O$6]*[.$A11]" office:value-type="float" office:value="17.8630255329424" calcext:value-type="float">
            <text:p>18</text:p>
          </table:table-cell>
          <table:table-cell table:style-name="ce18" table:formula="of:=VLOOKUP([.P$1];[$'weapon parameters'.$A:.$M];[.$B$100]+0;0)+VLOOKUP([.P$1];[$'weapon parameters'.$A:.$M];[.$B$100]+3;0)*[.$A103]+VLOOKUP([.$A$7];[$'weapon parameters'.$A$17:.$M$20];13;0)*[.P$6]*[.$A11]" office:value-type="float" office:value="17.0427508055187" calcext:value-type="float">
            <text:p>17</text:p>
          </table:table-cell>
          <table:table-cell table:style-name="ce18" table:formula="of:=VLOOKUP([.Q$1];[$'weapon parameters'.$A:.$M];[.$B$100]+0;0)+VLOOKUP([.Q$1];[$'weapon parameters'.$A:.$M];[.$B$100]+3;0)*[.$A103]+VLOOKUP([.$A$7];[$'weapon parameters'.$A$17:.$M$20];13;0)*[.Q$6]*[.$A11]" office:value-type="float" office:value="16.9195734801367" calcext:value-type="float">
            <text:p>17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formula="of:=VLOOKUP([.B$1];[$'weapon parameters'.$A:.$M];[.$B$100]+0;0)+VLOOKUP([.B$1];[$'weapon parameters'.$A:.$M];[.$B$100]+3;0)*[.$A104]+VLOOKUP([.$A$7];[$'weapon parameters'.$A$17:.$M$20];13;0)*[.B$6]*[.$A12]" office:value-type="float" office:value="23.5223064137726" calcext:value-type="float">
            <text:p>24</text:p>
          </table:table-cell>
          <table:table-cell table:style-name="ce18" table:formula="of:=VLOOKUP([.C$1];[$'weapon parameters'.$A:.$M];[.$B$100]+0;0)+VLOOKUP([.C$1];[$'weapon parameters'.$A:.$M];[.$B$100]+3;0)*[.$A104]+VLOOKUP([.$A$7];[$'weapon parameters'.$A$17:.$M$20];13;0)*[.C$6]*[.$A12]" office:value-type="float" office:value="23.5065754251304" calcext:value-type="float">
            <text:p>24</text:p>
          </table:table-cell>
          <table:table-cell table:style-name="ce18" table:formula="of:=VLOOKUP([.D$1];[$'weapon parameters'.$A:.$M];[.$B$100]+0;0)+VLOOKUP([.D$1];[$'weapon parameters'.$A:.$M];[.$B$100]+3;0)*[.$A104]+VLOOKUP([.$A$7];[$'weapon parameters'.$A$17:.$M$20];13;0)*[.D$6]*[.$A12]" office:value-type="float" office:value="23.9540281317385" calcext:value-type="float">
            <text:p>24</text:p>
          </table:table-cell>
          <table:table-cell table:style-name="ce18" table:formula="of:=VLOOKUP([.E$1];[$'weapon parameters'.$A:.$M];[.$B$100]+0;0)+VLOOKUP([.E$1];[$'weapon parameters'.$A:.$M];[.$B$100]+3;0)*[.$A104]+VLOOKUP([.$A$7];[$'weapon parameters'.$A$17:.$M$20];13;0)*[.E$6]*[.$A12]" office:value-type="float" office:value="21.4852570576227" calcext:value-type="float">
            <text:p>21</text:p>
          </table:table-cell>
          <table:table-cell table:style-name="ce18" table:formula="of:=VLOOKUP([.F$1];[$'weapon parameters'.$A:.$M];[.$B$100]+0;0)+VLOOKUP([.F$1];[$'weapon parameters'.$A:.$M];[.$B$100]+3;0)*[.$A104]+VLOOKUP([.$A$7];[$'weapon parameters'.$A$17:.$M$20];13;0)*[.F$6]*[.$A12]" office:value-type="float" office:value="22.2561460589598" calcext:value-type="float">
            <text:p>22</text:p>
          </table:table-cell>
          <table:table-cell table:style-name="ce18" table:formula="of:=VLOOKUP([.G$1];[$'weapon parameters'.$A:.$M];[.$B$100]+0;0)+VLOOKUP([.G$1];[$'weapon parameters'.$A:.$M];[.$B$100]+3;0)*[.$A104]+VLOOKUP([.$A$7];[$'weapon parameters'.$A$17:.$M$20];13;0)*[.G$6]*[.$A12]" office:value-type="float" office:value="22.7483940599673" calcext:value-type="float">
            <text:p>23</text:p>
          </table:table-cell>
          <table:table-cell table:style-name="ce18" table:formula="of:=VLOOKUP([.H$1];[$'weapon parameters'.$A:.$M];[.$B$100]+0;0)+VLOOKUP([.H$1];[$'weapon parameters'.$A:.$M];[.$B$100]+3;0)*[.$A104]+VLOOKUP([.$A$7];[$'weapon parameters'.$A$17:.$M$20];13;0)*[.H$6]*[.$A12]" office:value-type="float" office:value="22.3852821170531" calcext:value-type="float">
            <text:p>22</text:p>
          </table:table-cell>
          <table:table-cell table:style-name="ce18" table:formula="of:=VLOOKUP([.I$1];[$'weapon parameters'.$A:.$M];[.$B$100]+0;0)+VLOOKUP([.I$1];[$'weapon parameters'.$A:.$M];[.$B$100]+3;0)*[.$A104]+VLOOKUP([.$A$7];[$'weapon parameters'.$A$17:.$M$20];13;0)*[.I$6]*[.$A12]" office:value-type="float" office:value="20.8266429160597" calcext:value-type="float">
            <text:p>21</text:p>
          </table:table-cell>
          <table:table-cell table:style-name="ce18" table:formula="of:=VLOOKUP([.J$1];[$'weapon parameters'.$A:.$M];[.$B$100]+0;0)+VLOOKUP([.J$1];[$'weapon parameters'.$A:.$M];[.$B$100]+3;0)*[.$A104]+VLOOKUP([.$A$7];[$'weapon parameters'.$A$17:.$M$20];13;0)*[.J$6]*[.$A12]" office:value-type="float" office:value="21.5800515255581" calcext:value-type="float">
            <text:p>22</text:p>
          </table:table-cell>
          <table:table-cell table:style-name="ce18" table:formula="of:=VLOOKUP([.K$1];[$'weapon parameters'.$A:.$M];[.$B$100]+0;0)+VLOOKUP([.K$1];[$'weapon parameters'.$A:.$M];[.$B$100]+3;0)*[.$A104]+VLOOKUP([.$A$7];[$'weapon parameters'.$A$17:.$M$20];13;0)*[.K$6]*[.$A12]" office:value-type="float" office:value="22.7323966768711" calcext:value-type="float">
            <text:p>23</text:p>
          </table:table-cell>
          <table:table-cell table:style-name="ce18" table:formula="of:=VLOOKUP([.L$1];[$'weapon parameters'.$A:.$M];[.$B$100]+0;0)+VLOOKUP([.L$1];[$'weapon parameters'.$A:.$M];[.$B$100]+3;0)*[.$A104]+VLOOKUP([.$A$7];[$'weapon parameters'.$A$17:.$M$20];13;0)*[.L$6]*[.$A12]" office:value-type="float" office:value="22.0137910760178" calcext:value-type="float">
            <text:p>22</text:p>
          </table:table-cell>
          <table:table-cell table:style-name="ce18" table:formula="of:=VLOOKUP([.M$1];[$'weapon parameters'.$A:.$M];[.$B$100]+0;0)+VLOOKUP([.M$1];[$'weapon parameters'.$A:.$M];[.$B$100]+3;0)*[.$A104]+VLOOKUP([.$A$7];[$'weapon parameters'.$A$17:.$M$20];13;0)*[.M$6]*[.$A12]" office:value-type="float" office:value="20.8556972893322" calcext:value-type="float">
            <text:p>21</text:p>
          </table:table-cell>
          <table:table-cell table:style-name="ce18" table:formula="of:=VLOOKUP([.N$1];[$'weapon parameters'.$A:.$M];[.$B$100]+0;0)+VLOOKUP([.N$1];[$'weapon parameters'.$A:.$M];[.$B$100]+3;0)*[.$A104]+VLOOKUP([.$A$7];[$'weapon parameters'.$A$17:.$M$20];13;0)*[.N$6]*[.$A12]" office:value-type="float" office:value="21.5362346433264" calcext:value-type="float">
            <text:p>22</text:p>
          </table:table-cell>
          <table:table-cell table:style-name="ce18" table:formula="of:=VLOOKUP([.O$1];[$'weapon parameters'.$A:.$M];[.$B$100]+0;0)+VLOOKUP([.O$1];[$'weapon parameters'.$A:.$M];[.$B$100]+3;0)*[.$A104]+VLOOKUP([.$A$7];[$'weapon parameters'.$A$17:.$M$20];13;0)*[.O$6]*[.$A12]" office:value-type="float" office:value="21.7945382994136" calcext:value-type="float">
            <text:p>22</text:p>
          </table:table-cell>
          <table:table-cell table:style-name="ce18" table:formula="of:=VLOOKUP([.P$1];[$'weapon parameters'.$A:.$M];[.$B$100]+0;0)+VLOOKUP([.P$1];[$'weapon parameters'.$A:.$M];[.$B$100]+3;0)*[.$A104]+VLOOKUP([.$A$7];[$'weapon parameters'.$A$17:.$M$20];13;0)*[.P$6]*[.$A12]" office:value-type="float" office:value="20.564126208278" calcext:value-type="float">
            <text:p>21</text:p>
          </table:table-cell>
          <table:table-cell table:style-name="ce18" table:formula="of:=VLOOKUP([.Q$1];[$'weapon parameters'.$A:.$M];[.$B$100]+0;0)+VLOOKUP([.Q$1];[$'weapon parameters'.$A:.$M];[.$B$100]+3;0)*[.$A104]+VLOOKUP([.$A$7];[$'weapon parameters'.$A$17:.$M$20];13;0)*[.Q$6]*[.$A12]" office:value-type="float" office:value="20.3793602202051" calcext:value-type="float">
            <text:p>20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formula="of:=VLOOKUP([.B$1];[$'weapon parameters'.$A:.$M];[.$B$100]+0;0)+VLOOKUP([.B$1];[$'weapon parameters'.$A:.$M];[.$B$100]+3;0)*[.$A105]+VLOOKUP([.$A$7];[$'weapon parameters'.$A$17:.$M$20];13;0)*[.B$6]*[.$A13]" office:value-type="float" office:value="28.0297418850301" calcext:value-type="float">
            <text:p>28</text:p>
          </table:table-cell>
          <table:table-cell table:style-name="ce18" table:formula="of:=VLOOKUP([.C$1];[$'weapon parameters'.$A:.$M];[.$B$100]+0;0)+VLOOKUP([.C$1];[$'weapon parameters'.$A:.$M];[.$B$100]+3;0)*[.$A105]+VLOOKUP([.$A$7];[$'weapon parameters'.$A$17:.$M$20];13;0)*[.C$6]*[.$A13]" office:value-type="float" office:value="28.0087672335073" calcext:value-type="float">
            <text:p>28</text:p>
          </table:table-cell>
          <table:table-cell table:style-name="ce18" table:formula="of:=VLOOKUP([.D$1];[$'weapon parameters'.$A:.$M];[.$B$100]+0;0)+VLOOKUP([.D$1];[$'weapon parameters'.$A:.$M];[.$B$100]+3;0)*[.$A105]+VLOOKUP([.$A$7];[$'weapon parameters'.$A$17:.$M$20];13;0)*[.D$6]*[.$A13]" office:value-type="float" office:value="28.605370842318" calcext:value-type="float">
            <text:p>29</text:p>
          </table:table-cell>
          <table:table-cell table:style-name="ce18" table:formula="of:=VLOOKUP([.E$1];[$'weapon parameters'.$A:.$M];[.$B$100]+0;0)+VLOOKUP([.E$1];[$'weapon parameters'.$A:.$M];[.$B$100]+3;0)*[.$A105]+VLOOKUP([.$A$7];[$'weapon parameters'.$A$17:.$M$20];13;0)*[.E$6]*[.$A13]" office:value-type="float" office:value="25.3136760768303" calcext:value-type="float">
            <text:p>25</text:p>
          </table:table-cell>
          <table:table-cell table:style-name="ce18" table:formula="of:=VLOOKUP([.F$1];[$'weapon parameters'.$A:.$M];[.$B$100]+0;0)+VLOOKUP([.F$1];[$'weapon parameters'.$A:.$M];[.$B$100]+3;0)*[.$A105]+VLOOKUP([.$A$7];[$'weapon parameters'.$A$17:.$M$20];13;0)*[.F$6]*[.$A13]" office:value-type="float" office:value="26.3415280786131" calcext:value-type="float">
            <text:p>26</text:p>
          </table:table-cell>
          <table:table-cell table:style-name="ce18" table:formula="of:=VLOOKUP([.G$1];[$'weapon parameters'.$A:.$M];[.$B$100]+0;0)+VLOOKUP([.G$1];[$'weapon parameters'.$A:.$M];[.$B$100]+3;0)*[.$A105]+VLOOKUP([.$A$7];[$'weapon parameters'.$A$17:.$M$20];13;0)*[.G$6]*[.$A13]" office:value-type="float" office:value="26.9978587466231" calcext:value-type="float">
            <text:p>27</text:p>
          </table:table-cell>
          <table:table-cell table:style-name="ce18" table:formula="of:=VLOOKUP([.H$1];[$'weapon parameters'.$A:.$M];[.$B$100]+0;0)+VLOOKUP([.H$1];[$'weapon parameters'.$A:.$M];[.$B$100]+3;0)*[.$A105]+VLOOKUP([.$A$7];[$'weapon parameters'.$A$17:.$M$20];13;0)*[.H$6]*[.$A13]" office:value-type="float" office:value="26.5137094894041" calcext:value-type="float">
            <text:p>27</text:p>
          </table:table-cell>
          <table:table-cell table:style-name="ce18" table:formula="of:=VLOOKUP([.I$1];[$'weapon parameters'.$A:.$M];[.$B$100]+0;0)+VLOOKUP([.I$1];[$'weapon parameters'.$A:.$M];[.$B$100]+3;0)*[.$A105]+VLOOKUP([.$A$7];[$'weapon parameters'.$A$17:.$M$20];13;0)*[.I$6]*[.$A13]" office:value-type="float" office:value="24.4355238880795" calcext:value-type="float">
            <text:p>24</text:p>
          </table:table-cell>
          <table:table-cell table:style-name="ce18" table:formula="of:=VLOOKUP([.J$1];[$'weapon parameters'.$A:.$M];[.$B$100]+0;0)+VLOOKUP([.J$1];[$'weapon parameters'.$A:.$M];[.$B$100]+3;0)*[.$A105]+VLOOKUP([.$A$7];[$'weapon parameters'.$A$17:.$M$20];13;0)*[.J$6]*[.$A13]" office:value-type="float" office:value="25.4400687007441" calcext:value-type="float">
            <text:p>25</text:p>
          </table:table-cell>
          <table:table-cell table:style-name="ce18" table:formula="of:=VLOOKUP([.K$1];[$'weapon parameters'.$A:.$M];[.$B$100]+0;0)+VLOOKUP([.K$1];[$'weapon parameters'.$A:.$M];[.$B$100]+3;0)*[.$A105]+VLOOKUP([.$A$7];[$'weapon parameters'.$A$17:.$M$20];13;0)*[.K$6]*[.$A13]" office:value-type="float" office:value="26.9765289024947" calcext:value-type="float">
            <text:p>27</text:p>
          </table:table-cell>
          <table:table-cell table:style-name="ce18" table:formula="of:=VLOOKUP([.L$1];[$'weapon parameters'.$A:.$M];[.$B$100]+0;0)+VLOOKUP([.L$1];[$'weapon parameters'.$A:.$M];[.$B$100]+3;0)*[.$A105]+VLOOKUP([.$A$7];[$'weapon parameters'.$A$17:.$M$20];13;0)*[.L$6]*[.$A13]" office:value-type="float" office:value="26.0183881013571" calcext:value-type="float">
            <text:p>26</text:p>
          </table:table-cell>
          <table:table-cell table:style-name="ce18" table:formula="of:=VLOOKUP([.M$1];[$'weapon parameters'.$A:.$M];[.$B$100]+0;0)+VLOOKUP([.M$1];[$'weapon parameters'.$A:.$M];[.$B$100]+3;0)*[.$A105]+VLOOKUP([.$A$7];[$'weapon parameters'.$A$17:.$M$20];13;0)*[.M$6]*[.$A13]" office:value-type="float" office:value="24.474263052443" calcext:value-type="float">
            <text:p>24</text:p>
          </table:table-cell>
          <table:table-cell table:style-name="ce18" table:formula="of:=VLOOKUP([.N$1];[$'weapon parameters'.$A:.$M];[.$B$100]+0;0)+VLOOKUP([.N$1];[$'weapon parameters'.$A:.$M];[.$B$100]+3;0)*[.$A105]+VLOOKUP([.$A$7];[$'weapon parameters'.$A$17:.$M$20];13;0)*[.N$6]*[.$A13]" office:value-type="float" office:value="25.3816461911019" calcext:value-type="float">
            <text:p>25</text:p>
          </table:table-cell>
          <table:table-cell table:style-name="ce18" table:formula="of:=VLOOKUP([.O$1];[$'weapon parameters'.$A:.$M];[.$B$100]+0;0)+VLOOKUP([.O$1];[$'weapon parameters'.$A:.$M];[.$B$100]+3;0)*[.$A105]+VLOOKUP([.$A$7];[$'weapon parameters'.$A$17:.$M$20];13;0)*[.O$6]*[.$A13]" office:value-type="float" office:value="25.7260510658848" calcext:value-type="float">
            <text:p>26</text:p>
          </table:table-cell>
          <table:table-cell table:style-name="ce18" table:formula="of:=VLOOKUP([.P$1];[$'weapon parameters'.$A:.$M];[.$B$100]+0;0)+VLOOKUP([.P$1];[$'weapon parameters'.$A:.$M];[.$B$100]+3;0)*[.$A105]+VLOOKUP([.$A$7];[$'weapon parameters'.$A$17:.$M$20];13;0)*[.P$6]*[.$A13]" office:value-type="float" office:value="24.0855016110374" calcext:value-type="float">
            <text:p>24</text:p>
          </table:table-cell>
          <table:table-cell table:style-name="ce18" table:formula="of:=VLOOKUP([.Q$1];[$'weapon parameters'.$A:.$M];[.$B$100]+0;0)+VLOOKUP([.Q$1];[$'weapon parameters'.$A:.$M];[.$B$100]+3;0)*[.$A105]+VLOOKUP([.$A$7];[$'weapon parameters'.$A$17:.$M$20];13;0)*[.Q$6]*[.$A13]" office:value-type="float" office:value="23.8391469602734" calcext:value-type="float">
            <text:p>24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table:formula="of:=VLOOKUP([.B$1];[$'weapon parameters'.$A:.$M];[.$B$100]+0;0)+VLOOKUP([.B$1];[$'weapon parameters'.$A:.$M];[.$B$100]+3;0)*[.$A106]+VLOOKUP([.$A$7];[$'weapon parameters'.$A$17:.$M$20];13;0)*[.B$6]*[.$A14]" office:value-type="float" office:value="32.5371773562876" calcext:value-type="float">
            <text:p>33</text:p>
          </table:table-cell>
          <table:table-cell table:style-name="ce18" table:formula="of:=VLOOKUP([.C$1];[$'weapon parameters'.$A:.$M];[.$B$100]+0;0)+VLOOKUP([.C$1];[$'weapon parameters'.$A:.$M];[.$B$100]+3;0)*[.$A106]+VLOOKUP([.$A$7];[$'weapon parameters'.$A$17:.$M$20];13;0)*[.C$6]*[.$A14]" office:value-type="float" office:value="32.5109590418841" calcext:value-type="float">
            <text:p>33</text:p>
          </table:table-cell>
          <table:table-cell table:style-name="ce18" table:formula="of:=VLOOKUP([.D$1];[$'weapon parameters'.$A:.$M];[.$B$100]+0;0)+VLOOKUP([.D$1];[$'weapon parameters'.$A:.$M];[.$B$100]+3;0)*[.$A106]+VLOOKUP([.$A$7];[$'weapon parameters'.$A$17:.$M$20];13;0)*[.D$6]*[.$A14]" office:value-type="float" office:value="33.2567135528975" calcext:value-type="float">
            <text:p>33</text:p>
          </table:table-cell>
          <table:table-cell table:style-name="ce18" table:formula="of:=VLOOKUP([.E$1];[$'weapon parameters'.$A:.$M];[.$B$100]+0;0)+VLOOKUP([.E$1];[$'weapon parameters'.$A:.$M];[.$B$100]+3;0)*[.$A106]+VLOOKUP([.$A$7];[$'weapon parameters'.$A$17:.$M$20];13;0)*[.E$6]*[.$A14]" office:value-type="float" office:value="29.1420950960379" calcext:value-type="float">
            <text:p>29</text:p>
          </table:table-cell>
          <table:table-cell table:style-name="ce18" table:formula="of:=VLOOKUP([.F$1];[$'weapon parameters'.$A:.$M];[.$B$100]+0;0)+VLOOKUP([.F$1];[$'weapon parameters'.$A:.$M];[.$B$100]+3;0)*[.$A106]+VLOOKUP([.$A$7];[$'weapon parameters'.$A$17:.$M$20];13;0)*[.F$6]*[.$A14]" office:value-type="float" office:value="30.4269100982664" calcext:value-type="float">
            <text:p>30</text:p>
          </table:table-cell>
          <table:table-cell table:style-name="ce18" table:formula="of:=VLOOKUP([.G$1];[$'weapon parameters'.$A:.$M];[.$B$100]+0;0)+VLOOKUP([.G$1];[$'weapon parameters'.$A:.$M];[.$B$100]+3;0)*[.$A106]+VLOOKUP([.$A$7];[$'weapon parameters'.$A$17:.$M$20];13;0)*[.G$6]*[.$A14]" office:value-type="float" office:value="31.2473234332789" calcext:value-type="float">
            <text:p>31</text:p>
          </table:table-cell>
          <table:table-cell table:style-name="ce18" table:formula="of:=VLOOKUP([.H$1];[$'weapon parameters'.$A:.$M];[.$B$100]+0;0)+VLOOKUP([.H$1];[$'weapon parameters'.$A:.$M];[.$B$100]+3;0)*[.$A106]+VLOOKUP([.$A$7];[$'weapon parameters'.$A$17:.$M$20];13;0)*[.H$6]*[.$A14]" office:value-type="float" office:value="30.6421368617552" calcext:value-type="float">
            <text:p>31</text:p>
          </table:table-cell>
          <table:table-cell table:style-name="ce18" table:formula="of:=VLOOKUP([.I$1];[$'weapon parameters'.$A:.$M];[.$B$100]+0;0)+VLOOKUP([.I$1];[$'weapon parameters'.$A:.$M];[.$B$100]+3;0)*[.$A106]+VLOOKUP([.$A$7];[$'weapon parameters'.$A$17:.$M$20];13;0)*[.I$6]*[.$A14]" office:value-type="float" office:value="28.0444048600994" calcext:value-type="float">
            <text:p>28</text:p>
          </table:table-cell>
          <table:table-cell table:style-name="ce18" table:formula="of:=VLOOKUP([.J$1];[$'weapon parameters'.$A:.$M];[.$B$100]+0;0)+VLOOKUP([.J$1];[$'weapon parameters'.$A:.$M];[.$B$100]+3;0)*[.$A106]+VLOOKUP([.$A$7];[$'weapon parameters'.$A$17:.$M$20];13;0)*[.J$6]*[.$A14]" office:value-type="float" office:value="29.3000858759302" calcext:value-type="float">
            <text:p>29</text:p>
          </table:table-cell>
          <table:table-cell table:style-name="ce18" table:formula="of:=VLOOKUP([.K$1];[$'weapon parameters'.$A:.$M];[.$B$100]+0;0)+VLOOKUP([.K$1];[$'weapon parameters'.$A:.$M];[.$B$100]+3;0)*[.$A106]+VLOOKUP([.$A$7];[$'weapon parameters'.$A$17:.$M$20];13;0)*[.K$6]*[.$A14]" office:value-type="float" office:value="31.2206611281184" calcext:value-type="float">
            <text:p>31</text:p>
          </table:table-cell>
          <table:table-cell table:style-name="ce18" table:formula="of:=VLOOKUP([.L$1];[$'weapon parameters'.$A:.$M];[.$B$100]+0;0)+VLOOKUP([.L$1];[$'weapon parameters'.$A:.$M];[.$B$100]+3;0)*[.$A106]+VLOOKUP([.$A$7];[$'weapon parameters'.$A$17:.$M$20];13;0)*[.L$6]*[.$A14]" office:value-type="float" office:value="30.0229851266964" calcext:value-type="float">
            <text:p>30</text:p>
          </table:table-cell>
          <table:table-cell table:style-name="ce18" table:formula="of:=VLOOKUP([.M$1];[$'weapon parameters'.$A:.$M];[.$B$100]+0;0)+VLOOKUP([.M$1];[$'weapon parameters'.$A:.$M];[.$B$100]+3;0)*[.$A106]+VLOOKUP([.$A$7];[$'weapon parameters'.$A$17:.$M$20];13;0)*[.M$6]*[.$A14]" office:value-type="float" office:value="28.0928288155537" calcext:value-type="float">
            <text:p>28</text:p>
          </table:table-cell>
          <table:table-cell table:style-name="ce18" table:formula="of:=VLOOKUP([.N$1];[$'weapon parameters'.$A:.$M];[.$B$100]+0;0)+VLOOKUP([.N$1];[$'weapon parameters'.$A:.$M];[.$B$100]+3;0)*[.$A106]+VLOOKUP([.$A$7];[$'weapon parameters'.$A$17:.$M$20];13;0)*[.N$6]*[.$A14]" office:value-type="float" office:value="29.2270577388773" calcext:value-type="float">
            <text:p>29</text:p>
          </table:table-cell>
          <table:table-cell table:style-name="ce18" table:formula="of:=VLOOKUP([.O$1];[$'weapon parameters'.$A:.$M];[.$B$100]+0;0)+VLOOKUP([.O$1];[$'weapon parameters'.$A:.$M];[.$B$100]+3;0)*[.$A106]+VLOOKUP([.$A$7];[$'weapon parameters'.$A$17:.$M$20];13;0)*[.O$6]*[.$A14]" office:value-type="float" office:value="29.657563832356" calcext:value-type="float">
            <text:p>30</text:p>
          </table:table-cell>
          <table:table-cell table:style-name="ce18" table:formula="of:=VLOOKUP([.P$1];[$'weapon parameters'.$A:.$M];[.$B$100]+0;0)+VLOOKUP([.P$1];[$'weapon parameters'.$A:.$M];[.$B$100]+3;0)*[.$A106]+VLOOKUP([.$A$7];[$'weapon parameters'.$A$17:.$M$20];13;0)*[.P$6]*[.$A14]" office:value-type="float" office:value="27.6068770137967" calcext:value-type="float">
            <text:p>28</text:p>
          </table:table-cell>
          <table:table-cell table:style-name="ce18" table:formula="of:=VLOOKUP([.Q$1];[$'weapon parameters'.$A:.$M];[.$B$100]+0;0)+VLOOKUP([.Q$1];[$'weapon parameters'.$A:.$M];[.$B$100]+3;0)*[.$A106]+VLOOKUP([.$A$7];[$'weapon parameters'.$A$17:.$M$20];13;0)*[.Q$6]*[.$A14]" office:value-type="float" office:value="27.2989337003418" calcext:value-type="float">
            <text:p>27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table:formula="of:=VLOOKUP([.B$1];[$'weapon parameters'.$A:.$M];[.$B$100]+0;0)+VLOOKUP([.B$1];[$'weapon parameters'.$A:.$M];[.$B$100]+3;0)*[.$A107]+VLOOKUP([.$A$7];[$'weapon parameters'.$A$17:.$M$20];13;0)*[.B$6]*[.$A15]" office:value-type="float" office:value="37.0446128275452" calcext:value-type="float">
            <text:p>37</text:p>
          </table:table-cell>
          <table:table-cell table:style-name="ce18" table:formula="of:=VLOOKUP([.C$1];[$'weapon parameters'.$A:.$M];[.$B$100]+0;0)+VLOOKUP([.C$1];[$'weapon parameters'.$A:.$M];[.$B$100]+3;0)*[.$A107]+VLOOKUP([.$A$7];[$'weapon parameters'.$A$17:.$M$20];13;0)*[.C$6]*[.$A15]" office:value-type="float" office:value="37.0131508502609" calcext:value-type="float">
            <text:p>37</text:p>
          </table:table-cell>
          <table:table-cell table:style-name="ce18" table:formula="of:=VLOOKUP([.D$1];[$'weapon parameters'.$A:.$M];[.$B$100]+0;0)+VLOOKUP([.D$1];[$'weapon parameters'.$A:.$M];[.$B$100]+3;0)*[.$A107]+VLOOKUP([.$A$7];[$'weapon parameters'.$A$17:.$M$20];13;0)*[.D$6]*[.$A15]" office:value-type="float" office:value="37.908056263477" calcext:value-type="float">
            <text:p>38</text:p>
          </table:table-cell>
          <table:table-cell table:style-name="ce18" table:formula="of:=VLOOKUP([.E$1];[$'weapon parameters'.$A:.$M];[.$B$100]+0;0)+VLOOKUP([.E$1];[$'weapon parameters'.$A:.$M];[.$B$100]+3;0)*[.$A107]+VLOOKUP([.$A$7];[$'weapon parameters'.$A$17:.$M$20];13;0)*[.E$6]*[.$A15]" office:value-type="float" office:value="32.9705141152455" calcext:value-type="float">
            <text:p>33</text:p>
          </table:table-cell>
          <table:table-cell table:style-name="ce18" table:formula="of:=VLOOKUP([.F$1];[$'weapon parameters'.$A:.$M];[.$B$100]+0;0)+VLOOKUP([.F$1];[$'weapon parameters'.$A:.$M];[.$B$100]+3;0)*[.$A107]+VLOOKUP([.$A$7];[$'weapon parameters'.$A$17:.$M$20];13;0)*[.F$6]*[.$A15]" office:value-type="float" office:value="34.5122921179197" calcext:value-type="float">
            <text:p>35</text:p>
          </table:table-cell>
          <table:table-cell table:style-name="ce18" table:formula="of:=VLOOKUP([.G$1];[$'weapon parameters'.$A:.$M];[.$B$100]+0;0)+VLOOKUP([.G$1];[$'weapon parameters'.$A:.$M];[.$B$100]+3;0)*[.$A107]+VLOOKUP([.$A$7];[$'weapon parameters'.$A$17:.$M$20];13;0)*[.G$6]*[.$A15]" office:value-type="float" office:value="35.4967881199347" calcext:value-type="float">
            <text:p>35</text:p>
          </table:table-cell>
          <table:table-cell table:style-name="ce18" table:formula="of:=VLOOKUP([.H$1];[$'weapon parameters'.$A:.$M];[.$B$100]+0;0)+VLOOKUP([.H$1];[$'weapon parameters'.$A:.$M];[.$B$100]+3;0)*[.$A107]+VLOOKUP([.$A$7];[$'weapon parameters'.$A$17:.$M$20];13;0)*[.H$6]*[.$A15]" office:value-type="float" office:value="34.7705642341062" calcext:value-type="float">
            <text:p>35</text:p>
          </table:table-cell>
          <table:table-cell table:style-name="ce18" table:formula="of:=VLOOKUP([.I$1];[$'weapon parameters'.$A:.$M];[.$B$100]+0;0)+VLOOKUP([.I$1];[$'weapon parameters'.$A:.$M];[.$B$100]+3;0)*[.$A107]+VLOOKUP([.$A$7];[$'weapon parameters'.$A$17:.$M$20];13;0)*[.I$6]*[.$A15]" office:value-type="float" office:value="31.6532858321193" calcext:value-type="float">
            <text:p>32</text:p>
          </table:table-cell>
          <table:table-cell table:style-name="ce18" table:formula="of:=VLOOKUP([.J$1];[$'weapon parameters'.$A:.$M];[.$B$100]+0;0)+VLOOKUP([.J$1];[$'weapon parameters'.$A:.$M];[.$B$100]+3;0)*[.$A107]+VLOOKUP([.$A$7];[$'weapon parameters'.$A$17:.$M$20];13;0)*[.J$6]*[.$A15]" office:value-type="float" office:value="33.1601030511162" calcext:value-type="float">
            <text:p>33</text:p>
          </table:table-cell>
          <table:table-cell table:style-name="ce18" table:formula="of:=VLOOKUP([.K$1];[$'weapon parameters'.$A:.$M];[.$B$100]+0;0)+VLOOKUP([.K$1];[$'weapon parameters'.$A:.$M];[.$B$100]+3;0)*[.$A107]+VLOOKUP([.$A$7];[$'weapon parameters'.$A$17:.$M$20];13;0)*[.K$6]*[.$A15]" office:value-type="float" office:value="35.4647933537421" calcext:value-type="float">
            <text:p>35</text:p>
          </table:table-cell>
          <table:table-cell table:style-name="ce18" table:formula="of:=VLOOKUP([.L$1];[$'weapon parameters'.$A:.$M];[.$B$100]+0;0)+VLOOKUP([.L$1];[$'weapon parameters'.$A:.$M];[.$B$100]+3;0)*[.$A107]+VLOOKUP([.$A$7];[$'weapon parameters'.$A$17:.$M$20];13;0)*[.L$6]*[.$A15]" office:value-type="float" office:value="34.0275821520357" calcext:value-type="float">
            <text:p>34</text:p>
          </table:table-cell>
          <table:table-cell table:style-name="ce18" table:formula="of:=VLOOKUP([.M$1];[$'weapon parameters'.$A:.$M];[.$B$100]+0;0)+VLOOKUP([.M$1];[$'weapon parameters'.$A:.$M];[.$B$100]+3;0)*[.$A107]+VLOOKUP([.$A$7];[$'weapon parameters'.$A$17:.$M$20];13;0)*[.M$6]*[.$A15]" office:value-type="float" office:value="31.7113945786644" calcext:value-type="float">
            <text:p>32</text:p>
          </table:table-cell>
          <table:table-cell table:style-name="ce18" table:formula="of:=VLOOKUP([.N$1];[$'weapon parameters'.$A:.$M];[.$B$100]+0;0)+VLOOKUP([.N$1];[$'weapon parameters'.$A:.$M];[.$B$100]+3;0)*[.$A107]+VLOOKUP([.$A$7];[$'weapon parameters'.$A$17:.$M$20];13;0)*[.N$6]*[.$A15]" office:value-type="float" office:value="33.0724692866528" calcext:value-type="float">
            <text:p>33</text:p>
          </table:table-cell>
          <table:table-cell table:style-name="ce18" table:formula="of:=VLOOKUP([.O$1];[$'weapon parameters'.$A:.$M];[.$B$100]+0;0)+VLOOKUP([.O$1];[$'weapon parameters'.$A:.$M];[.$B$100]+3;0)*[.$A107]+VLOOKUP([.$A$7];[$'weapon parameters'.$A$17:.$M$20];13;0)*[.O$6]*[.$A15]" office:value-type="float" office:value="33.5890765988272" calcext:value-type="float">
            <text:p>34</text:p>
          </table:table-cell>
          <table:table-cell table:style-name="ce18" table:formula="of:=VLOOKUP([.P$1];[$'weapon parameters'.$A:.$M];[.$B$100]+0;0)+VLOOKUP([.P$1];[$'weapon parameters'.$A:.$M];[.$B$100]+3;0)*[.$A107]+VLOOKUP([.$A$7];[$'weapon parameters'.$A$17:.$M$20];13;0)*[.P$6]*[.$A15]" office:value-type="float" office:value="31.1282524165561" calcext:value-type="float">
            <text:p>31</text:p>
          </table:table-cell>
          <table:table-cell table:style-name="ce18" table:formula="of:=VLOOKUP([.Q$1];[$'weapon parameters'.$A:.$M];[.$B$100]+0;0)+VLOOKUP([.Q$1];[$'weapon parameters'.$A:.$M];[.$B$100]+3;0)*[.$A107]+VLOOKUP([.$A$7];[$'weapon parameters'.$A$17:.$M$20];13;0)*[.Q$6]*[.$A15]" office:value-type="float" office:value="30.7587204404102" calcext:value-type="float">
            <text:p>31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table:formula="of:=VLOOKUP([.B$1];[$'weapon parameters'.$A:.$M];[.$B$100]+0;0)+VLOOKUP([.B$1];[$'weapon parameters'.$A:.$M];[.$B$100]+3;0)*[.$A108]+VLOOKUP([.$A$7];[$'weapon parameters'.$A$17:.$M$20];13;0)*[.B$6]*[.$A16]" office:value-type="float" office:value="41.5520482988027" calcext:value-type="float">
            <text:p>42</text:p>
          </table:table-cell>
          <table:table-cell table:style-name="ce18" table:formula="of:=VLOOKUP([.C$1];[$'weapon parameters'.$A:.$M];[.$B$100]+0;0)+VLOOKUP([.C$1];[$'weapon parameters'.$A:.$M];[.$B$100]+3;0)*[.$A108]+VLOOKUP([.$A$7];[$'weapon parameters'.$A$17:.$M$20];13;0)*[.C$6]*[.$A16]" office:value-type="float" office:value="41.5153426586377" calcext:value-type="float">
            <text:p>42</text:p>
          </table:table-cell>
          <table:table-cell table:style-name="ce18" table:formula="of:=VLOOKUP([.D$1];[$'weapon parameters'.$A:.$M];[.$B$100]+0;0)+VLOOKUP([.D$1];[$'weapon parameters'.$A:.$M];[.$B$100]+3;0)*[.$A108]+VLOOKUP([.$A$7];[$'weapon parameters'.$A$17:.$M$20];13;0)*[.D$6]*[.$A16]" office:value-type="float" office:value="42.5593989740565" calcext:value-type="float">
            <text:p>43</text:p>
          </table:table-cell>
          <table:table-cell table:style-name="ce18" table:formula="of:=VLOOKUP([.E$1];[$'weapon parameters'.$A:.$M];[.$B$100]+0;0)+VLOOKUP([.E$1];[$'weapon parameters'.$A:.$M];[.$B$100]+3;0)*[.$A108]+VLOOKUP([.$A$7];[$'weapon parameters'.$A$17:.$M$20];13;0)*[.E$6]*[.$A16]" office:value-type="float" office:value="36.798933134453" calcext:value-type="float">
            <text:p>37</text:p>
          </table:table-cell>
          <table:table-cell table:style-name="ce18" table:formula="of:=VLOOKUP([.F$1];[$'weapon parameters'.$A:.$M];[.$B$100]+0;0)+VLOOKUP([.F$1];[$'weapon parameters'.$A:.$M];[.$B$100]+3;0)*[.$A108]+VLOOKUP([.$A$7];[$'weapon parameters'.$A$17:.$M$20];13;0)*[.F$6]*[.$A16]" office:value-type="float" office:value="38.5976741375729" calcext:value-type="float">
            <text:p>39</text:p>
          </table:table-cell>
          <table:table-cell table:style-name="ce18" table:formula="of:=VLOOKUP([.G$1];[$'weapon parameters'.$A:.$M];[.$B$100]+0;0)+VLOOKUP([.G$1];[$'weapon parameters'.$A:.$M];[.$B$100]+3;0)*[.$A108]+VLOOKUP([.$A$7];[$'weapon parameters'.$A$17:.$M$20];13;0)*[.G$6]*[.$A16]" office:value-type="float" office:value="39.7462528065905" calcext:value-type="float">
            <text:p>40</text:p>
          </table:table-cell>
          <table:table-cell table:style-name="ce18" table:formula="of:=VLOOKUP([.H$1];[$'weapon parameters'.$A:.$M];[.$B$100]+0;0)+VLOOKUP([.H$1];[$'weapon parameters'.$A:.$M];[.$B$100]+3;0)*[.$A108]+VLOOKUP([.$A$7];[$'weapon parameters'.$A$17:.$M$20];13;0)*[.H$6]*[.$A16]" office:value-type="float" office:value="38.8989916064572" calcext:value-type="float">
            <text:p>39</text:p>
          </table:table-cell>
          <table:table-cell table:style-name="ce18" table:formula="of:=VLOOKUP([.I$1];[$'weapon parameters'.$A:.$M];[.$B$100]+0;0)+VLOOKUP([.I$1];[$'weapon parameters'.$A:.$M];[.$B$100]+3;0)*[.$A108]+VLOOKUP([.$A$7];[$'weapon parameters'.$A$17:.$M$20];13;0)*[.I$6]*[.$A16]" office:value-type="float" office:value="35.2621668041392" calcext:value-type="float">
            <text:p>35</text:p>
          </table:table-cell>
          <table:table-cell table:style-name="ce18" table:formula="of:=VLOOKUP([.J$1];[$'weapon parameters'.$A:.$M];[.$B$100]+0;0)+VLOOKUP([.J$1];[$'weapon parameters'.$A:.$M];[.$B$100]+3;0)*[.$A108]+VLOOKUP([.$A$7];[$'weapon parameters'.$A$17:.$M$20];13;0)*[.J$6]*[.$A16]" office:value-type="float" office:value="37.0201202263023" calcext:value-type="float">
            <text:p>37</text:p>
          </table:table-cell>
          <table:table-cell table:style-name="ce18" table:formula="of:=VLOOKUP([.K$1];[$'weapon parameters'.$A:.$M];[.$B$100]+0;0)+VLOOKUP([.K$1];[$'weapon parameters'.$A:.$M];[.$B$100]+3;0)*[.$A108]+VLOOKUP([.$A$7];[$'weapon parameters'.$A$17:.$M$20];13;0)*[.K$6]*[.$A16]" office:value-type="float" office:value="39.7089255793658" calcext:value-type="float">
            <text:p>40</text:p>
          </table:table-cell>
          <table:table-cell table:style-name="ce18" table:formula="of:=VLOOKUP([.L$1];[$'weapon parameters'.$A:.$M];[.$B$100]+0;0)+VLOOKUP([.L$1];[$'weapon parameters'.$A:.$M];[.$B$100]+3;0)*[.$A108]+VLOOKUP([.$A$7];[$'weapon parameters'.$A$17:.$M$20];13;0)*[.L$6]*[.$A16]" office:value-type="float" office:value="38.032179177375" calcext:value-type="float">
            <text:p>38</text:p>
          </table:table-cell>
          <table:table-cell table:style-name="ce18" table:formula="of:=VLOOKUP([.M$1];[$'weapon parameters'.$A:.$M];[.$B$100]+0;0)+VLOOKUP([.M$1];[$'weapon parameters'.$A:.$M];[.$B$100]+3;0)*[.$A108]+VLOOKUP([.$A$7];[$'weapon parameters'.$A$17:.$M$20];13;0)*[.M$6]*[.$A16]" office:value-type="float" office:value="35.3299603417752" calcext:value-type="float">
            <text:p>35</text:p>
          </table:table-cell>
          <table:table-cell table:style-name="ce18" table:formula="of:=VLOOKUP([.N$1];[$'weapon parameters'.$A:.$M];[.$B$100]+0;0)+VLOOKUP([.N$1];[$'weapon parameters'.$A:.$M];[.$B$100]+3;0)*[.$A108]+VLOOKUP([.$A$7];[$'weapon parameters'.$A$17:.$M$20];13;0)*[.N$6]*[.$A16]" office:value-type="float" office:value="36.9178808344282" calcext:value-type="float">
            <text:p>37</text:p>
          </table:table-cell>
          <table:table-cell table:style-name="ce18" table:formula="of:=VLOOKUP([.O$1];[$'weapon parameters'.$A:.$M];[.$B$100]+0;0)+VLOOKUP([.O$1];[$'weapon parameters'.$A:.$M];[.$B$100]+3;0)*[.$A108]+VLOOKUP([.$A$7];[$'weapon parameters'.$A$17:.$M$20];13;0)*[.O$6]*[.$A16]" office:value-type="float" office:value="37.5205893652984" calcext:value-type="float">
            <text:p>38</text:p>
          </table:table-cell>
          <table:table-cell table:style-name="ce18" table:formula="of:=VLOOKUP([.P$1];[$'weapon parameters'.$A:.$M];[.$B$100]+0;0)+VLOOKUP([.P$1];[$'weapon parameters'.$A:.$M];[.$B$100]+3;0)*[.$A108]+VLOOKUP([.$A$7];[$'weapon parameters'.$A$17:.$M$20];13;0)*[.P$6]*[.$A16]" office:value-type="float" office:value="34.6496278193154" calcext:value-type="float">
            <text:p>35</text:p>
          </table:table-cell>
          <table:table-cell table:style-name="ce18" table:formula="of:=VLOOKUP([.Q$1];[$'weapon parameters'.$A:.$M];[.$B$100]+0;0)+VLOOKUP([.Q$1];[$'weapon parameters'.$A:.$M];[.$B$100]+3;0)*[.$A108]+VLOOKUP([.$A$7];[$'weapon parameters'.$A$17:.$M$20];13;0)*[.Q$6]*[.$A16]" office:value-type="float" office:value="34.2185071804785" calcext:value-type="float">
            <text:p>34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table:formula="of:=VLOOKUP([.B$1];[$'weapon parameters'.$A:.$M];[.$B$100]+0;0)+VLOOKUP([.B$1];[$'weapon parameters'.$A:.$M];[.$B$100]+3;0)*[.$A109]+VLOOKUP([.$A$7];[$'weapon parameters'.$A$17:.$M$20];13;0)*[.B$6]*[.$A17]" office:value-type="float" office:value="46.0594837700602" calcext:value-type="float">
            <text:p>46</text:p>
          </table:table-cell>
          <table:table-cell table:style-name="ce18" table:formula="of:=VLOOKUP([.C$1];[$'weapon parameters'.$A:.$M];[.$B$100]+0;0)+VLOOKUP([.C$1];[$'weapon parameters'.$A:.$M];[.$B$100]+3;0)*[.$A109]+VLOOKUP([.$A$7];[$'weapon parameters'.$A$17:.$M$20];13;0)*[.C$6]*[.$A17]" office:value-type="float" office:value="46.0175344670145" calcext:value-type="float">
            <text:p>46</text:p>
          </table:table-cell>
          <table:table-cell table:style-name="ce18" table:formula="of:=VLOOKUP([.D$1];[$'weapon parameters'.$A:.$M];[.$B$100]+0;0)+VLOOKUP([.D$1];[$'weapon parameters'.$A:.$M];[.$B$100]+3;0)*[.$A109]+VLOOKUP([.$A$7];[$'weapon parameters'.$A$17:.$M$20];13;0)*[.D$6]*[.$A17]" office:value-type="float" office:value="47.210741684636" calcext:value-type="float">
            <text:p>47</text:p>
          </table:table-cell>
          <table:table-cell table:style-name="ce18" table:formula="of:=VLOOKUP([.E$1];[$'weapon parameters'.$A:.$M];[.$B$100]+0;0)+VLOOKUP([.E$1];[$'weapon parameters'.$A:.$M];[.$B$100]+3;0)*[.$A109]+VLOOKUP([.$A$7];[$'weapon parameters'.$A$17:.$M$20];13;0)*[.E$6]*[.$A17]" office:value-type="float" office:value="40.6273521536606" calcext:value-type="float">
            <text:p>41</text:p>
          </table:table-cell>
          <table:table-cell table:style-name="ce18" table:formula="of:=VLOOKUP([.F$1];[$'weapon parameters'.$A:.$M];[.$B$100]+0;0)+VLOOKUP([.F$1];[$'weapon parameters'.$A:.$M];[.$B$100]+3;0)*[.$A109]+VLOOKUP([.$A$7];[$'weapon parameters'.$A$17:.$M$20];13;0)*[.F$6]*[.$A17]" office:value-type="float" office:value="42.6830561572262" calcext:value-type="float">
            <text:p>43</text:p>
          </table:table-cell>
          <table:table-cell table:style-name="ce18" table:formula="of:=VLOOKUP([.G$1];[$'weapon parameters'.$A:.$M];[.$B$100]+0;0)+VLOOKUP([.G$1];[$'weapon parameters'.$A:.$M];[.$B$100]+3;0)*[.$A109]+VLOOKUP([.$A$7];[$'weapon parameters'.$A$17:.$M$20];13;0)*[.G$6]*[.$A17]" office:value-type="float" office:value="43.9957174932462" calcext:value-type="float">
            <text:p>44</text:p>
          </table:table-cell>
          <table:table-cell table:style-name="ce18" table:formula="of:=VLOOKUP([.H$1];[$'weapon parameters'.$A:.$M];[.$B$100]+0;0)+VLOOKUP([.H$1];[$'weapon parameters'.$A:.$M];[.$B$100]+3;0)*[.$A109]+VLOOKUP([.$A$7];[$'weapon parameters'.$A$17:.$M$20];13;0)*[.H$6]*[.$A17]" office:value-type="float" office:value="43.0274189788083" calcext:value-type="float">
            <text:p>43</text:p>
          </table:table-cell>
          <table:table-cell table:style-name="ce18" table:formula="of:=VLOOKUP([.I$1];[$'weapon parameters'.$A:.$M];[.$B$100]+0;0)+VLOOKUP([.I$1];[$'weapon parameters'.$A:.$M];[.$B$100]+3;0)*[.$A109]+VLOOKUP([.$A$7];[$'weapon parameters'.$A$17:.$M$20];13;0)*[.I$6]*[.$A17]" office:value-type="float" office:value="38.8710477761591" calcext:value-type="float">
            <text:p>39</text:p>
          </table:table-cell>
          <table:table-cell table:style-name="ce18" table:formula="of:=VLOOKUP([.J$1];[$'weapon parameters'.$A:.$M];[.$B$100]+0;0)+VLOOKUP([.J$1];[$'weapon parameters'.$A:.$M];[.$B$100]+3;0)*[.$A109]+VLOOKUP([.$A$7];[$'weapon parameters'.$A$17:.$M$20];13;0)*[.J$6]*[.$A17]" office:value-type="float" office:value="40.8801374014883" calcext:value-type="float">
            <text:p>41</text:p>
          </table:table-cell>
          <table:table-cell table:style-name="ce18" table:formula="of:=VLOOKUP([.K$1];[$'weapon parameters'.$A:.$M];[.$B$100]+0;0)+VLOOKUP([.K$1];[$'weapon parameters'.$A:.$M];[.$B$100]+3;0)*[.$A109]+VLOOKUP([.$A$7];[$'weapon parameters'.$A$17:.$M$20];13;0)*[.K$6]*[.$A17]" office:value-type="float" office:value="43.9530578049895" calcext:value-type="float">
            <text:p>44</text:p>
          </table:table-cell>
          <table:table-cell table:style-name="ce18" table:formula="of:=VLOOKUP([.L$1];[$'weapon parameters'.$A:.$M];[.$B$100]+0;0)+VLOOKUP([.L$1];[$'weapon parameters'.$A:.$M];[.$B$100]+3;0)*[.$A109]+VLOOKUP([.$A$7];[$'weapon parameters'.$A$17:.$M$20];13;0)*[.L$6]*[.$A17]" office:value-type="float" office:value="42.0367762027142" calcext:value-type="float">
            <text:p>42</text:p>
          </table:table-cell>
          <table:table-cell table:style-name="ce18" table:formula="of:=VLOOKUP([.M$1];[$'weapon parameters'.$A:.$M];[.$B$100]+0;0)+VLOOKUP([.M$1];[$'weapon parameters'.$A:.$M];[.$B$100]+3;0)*[.$A109]+VLOOKUP([.$A$7];[$'weapon parameters'.$A$17:.$M$20];13;0)*[.M$6]*[.$A17]" office:value-type="float" office:value="38.9485261048859" calcext:value-type="float">
            <text:p>39</text:p>
          </table:table-cell>
          <table:table-cell table:style-name="ce18" table:formula="of:=VLOOKUP([.N$1];[$'weapon parameters'.$A:.$M];[.$B$100]+0;0)+VLOOKUP([.N$1];[$'weapon parameters'.$A:.$M];[.$B$100]+3;0)*[.$A109]+VLOOKUP([.$A$7];[$'weapon parameters'.$A$17:.$M$20];13;0)*[.N$6]*[.$A17]" office:value-type="float" office:value="40.7632923822037" calcext:value-type="float">
            <text:p>41</text:p>
          </table:table-cell>
          <table:table-cell table:style-name="ce18" table:formula="of:=VLOOKUP([.O$1];[$'weapon parameters'.$A:.$M];[.$B$100]+0;0)+VLOOKUP([.O$1];[$'weapon parameters'.$A:.$M];[.$B$100]+3;0)*[.$A109]+VLOOKUP([.$A$7];[$'weapon parameters'.$A$17:.$M$20];13;0)*[.O$6]*[.$A17]" office:value-type="float" office:value="41.4521021317696" calcext:value-type="float">
            <text:p>41</text:p>
          </table:table-cell>
          <table:table-cell table:style-name="ce18" table:formula="of:=VLOOKUP([.P$1];[$'weapon parameters'.$A:.$M];[.$B$100]+0;0)+VLOOKUP([.P$1];[$'weapon parameters'.$A:.$M];[.$B$100]+3;0)*[.$A109]+VLOOKUP([.$A$7];[$'weapon parameters'.$A$17:.$M$20];13;0)*[.P$6]*[.$A17]" office:value-type="float" office:value="38.1710032220748" calcext:value-type="float">
            <text:p>38</text:p>
          </table:table-cell>
          <table:table-cell table:style-name="ce18" table:formula="of:=VLOOKUP([.Q$1];[$'weapon parameters'.$A:.$M];[.$B$100]+0;0)+VLOOKUP([.Q$1];[$'weapon parameters'.$A:.$M];[.$B$100]+3;0)*[.$A109]+VLOOKUP([.$A$7];[$'weapon parameters'.$A$17:.$M$20];13;0)*[.Q$6]*[.$A17]" office:value-type="float" office:value="37.6782939205469" calcext:value-type="float">
            <text:p>38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table:formula="of:=VLOOKUP([.B$1];[$'weapon parameters'.$A:.$M];[.$B$100]+0;0)+VLOOKUP([.B$1];[$'weapon parameters'.$A:.$M];[.$B$100]+3;0)*[.$A110]+VLOOKUP([.$A$7];[$'weapon parameters'.$A$17:.$M$20];13;0)*[.B$6]*[.$A18]" office:value-type="float" office:value="50.5669192413178" calcext:value-type="float">
            <text:p>51</text:p>
          </table:table-cell>
          <table:table-cell table:style-name="ce18" table:formula="of:=VLOOKUP([.C$1];[$'weapon parameters'.$A:.$M];[.$B$100]+0;0)+VLOOKUP([.C$1];[$'weapon parameters'.$A:.$M];[.$B$100]+3;0)*[.$A110]+VLOOKUP([.$A$7];[$'weapon parameters'.$A$17:.$M$20];13;0)*[.C$6]*[.$A18]" office:value-type="float" office:value="50.5197262753913" calcext:value-type="float">
            <text:p>51</text:p>
          </table:table-cell>
          <table:table-cell table:style-name="ce18" table:formula="of:=VLOOKUP([.D$1];[$'weapon parameters'.$A:.$M];[.$B$100]+0;0)+VLOOKUP([.D$1];[$'weapon parameters'.$A:.$M];[.$B$100]+3;0)*[.$A110]+VLOOKUP([.$A$7];[$'weapon parameters'.$A$17:.$M$20];13;0)*[.D$6]*[.$A18]" office:value-type="float" office:value="51.8620843952155" calcext:value-type="float">
            <text:p>52</text:p>
          </table:table-cell>
          <table:table-cell table:style-name="ce18" table:formula="of:=VLOOKUP([.E$1];[$'weapon parameters'.$A:.$M];[.$B$100]+0;0)+VLOOKUP([.E$1];[$'weapon parameters'.$A:.$M];[.$B$100]+3;0)*[.$A110]+VLOOKUP([.$A$7];[$'weapon parameters'.$A$17:.$M$20];13;0)*[.E$6]*[.$A18]" office:value-type="float" office:value="44.4557711728682" calcext:value-type="float">
            <text:p>44</text:p>
          </table:table-cell>
          <table:table-cell table:style-name="ce18" table:formula="of:=VLOOKUP([.F$1];[$'weapon parameters'.$A:.$M];[.$B$100]+0;0)+VLOOKUP([.F$1];[$'weapon parameters'.$A:.$M];[.$B$100]+3;0)*[.$A110]+VLOOKUP([.$A$7];[$'weapon parameters'.$A$17:.$M$20];13;0)*[.F$6]*[.$A18]" office:value-type="float" office:value="46.7684381768795" calcext:value-type="float">
            <text:p>47</text:p>
          </table:table-cell>
          <table:table-cell table:style-name="ce18" table:formula="of:=VLOOKUP([.G$1];[$'weapon parameters'.$A:.$M];[.$B$100]+0;0)+VLOOKUP([.G$1];[$'weapon parameters'.$A:.$M];[.$B$100]+3;0)*[.$A110]+VLOOKUP([.$A$7];[$'weapon parameters'.$A$17:.$M$20];13;0)*[.G$6]*[.$A18]" office:value-type="float" office:value="48.245182179902" calcext:value-type="float">
            <text:p>48</text:p>
          </table:table-cell>
          <table:table-cell table:style-name="ce18" table:formula="of:=VLOOKUP([.H$1];[$'weapon parameters'.$A:.$M];[.$B$100]+0;0)+VLOOKUP([.H$1];[$'weapon parameters'.$A:.$M];[.$B$100]+3;0)*[.$A110]+VLOOKUP([.$A$7];[$'weapon parameters'.$A$17:.$M$20];13;0)*[.H$6]*[.$A18]" office:value-type="float" office:value="47.1558463511593" calcext:value-type="float">
            <text:p>47</text:p>
          </table:table-cell>
          <table:table-cell table:style-name="ce18" table:formula="of:=VLOOKUP([.I$1];[$'weapon parameters'.$A:.$M];[.$B$100]+0;0)+VLOOKUP([.I$1];[$'weapon parameters'.$A:.$M];[.$B$100]+3;0)*[.$A110]+VLOOKUP([.$A$7];[$'weapon parameters'.$A$17:.$M$20];13;0)*[.I$6]*[.$A18]" office:value-type="float" office:value="42.479928748179" calcext:value-type="float">
            <text:p>42</text:p>
          </table:table-cell>
          <table:table-cell table:style-name="ce18" table:formula="of:=VLOOKUP([.J$1];[$'weapon parameters'.$A:.$M];[.$B$100]+0;0)+VLOOKUP([.J$1];[$'weapon parameters'.$A:.$M];[.$B$100]+3;0)*[.$A110]+VLOOKUP([.$A$7];[$'weapon parameters'.$A$17:.$M$20];13;0)*[.J$6]*[.$A18]" office:value-type="float" office:value="44.7401545766743" calcext:value-type="float">
            <text:p>45</text:p>
          </table:table-cell>
          <table:table-cell table:style-name="ce18" table:formula="of:=VLOOKUP([.K$1];[$'weapon parameters'.$A:.$M];[.$B$100]+0;0)+VLOOKUP([.K$1];[$'weapon parameters'.$A:.$M];[.$B$100]+3;0)*[.$A110]+VLOOKUP([.$A$7];[$'weapon parameters'.$A$17:.$M$20];13;0)*[.K$6]*[.$A18]" office:value-type="float" office:value="48.1971900306132" calcext:value-type="float">
            <text:p>48</text:p>
          </table:table-cell>
          <table:table-cell table:style-name="ce18" table:formula="of:=VLOOKUP([.L$1];[$'weapon parameters'.$A:.$M];[.$B$100]+0;0)+VLOOKUP([.L$1];[$'weapon parameters'.$A:.$M];[.$B$100]+3;0)*[.$A110]+VLOOKUP([.$A$7];[$'weapon parameters'.$A$17:.$M$20];13;0)*[.L$6]*[.$A18]" office:value-type="float" office:value="46.0413732280535" calcext:value-type="float">
            <text:p>46</text:p>
          </table:table-cell>
          <table:table-cell table:style-name="ce18" table:formula="of:=VLOOKUP([.M$1];[$'weapon parameters'.$A:.$M];[.$B$100]+0;0)+VLOOKUP([.M$1];[$'weapon parameters'.$A:.$M];[.$B$100]+3;0)*[.$A110]+VLOOKUP([.$A$7];[$'weapon parameters'.$A$17:.$M$20];13;0)*[.M$6]*[.$A18]" office:value-type="float" office:value="42.5670918679967" calcext:value-type="float">
            <text:p>43</text:p>
          </table:table-cell>
          <table:table-cell table:style-name="ce18" table:formula="of:=VLOOKUP([.N$1];[$'weapon parameters'.$A:.$M];[.$B$100]+0;0)+VLOOKUP([.N$1];[$'weapon parameters'.$A:.$M];[.$B$100]+3;0)*[.$A110]+VLOOKUP([.$A$7];[$'weapon parameters'.$A$17:.$M$20];13;0)*[.N$6]*[.$A18]" office:value-type="float" office:value="44.6087039299792" calcext:value-type="float">
            <text:p>45</text:p>
          </table:table-cell>
          <table:table-cell table:style-name="ce18" table:formula="of:=VLOOKUP([.O$1];[$'weapon parameters'.$A:.$M];[.$B$100]+0;0)+VLOOKUP([.O$1];[$'weapon parameters'.$A:.$M];[.$B$100]+3;0)*[.$A110]+VLOOKUP([.$A$7];[$'weapon parameters'.$A$17:.$M$20];13;0)*[.O$6]*[.$A18]" office:value-type="float" office:value="45.3836148982408" calcext:value-type="float">
            <text:p>45</text:p>
          </table:table-cell>
          <table:table-cell table:style-name="ce18" table:formula="of:=VLOOKUP([.P$1];[$'weapon parameters'.$A:.$M];[.$B$100]+0;0)+VLOOKUP([.P$1];[$'weapon parameters'.$A:.$M];[.$B$100]+3;0)*[.$A110]+VLOOKUP([.$A$7];[$'weapon parameters'.$A$17:.$M$20];13;0)*[.P$6]*[.$A18]" office:value-type="float" office:value="41.6923786248341" calcext:value-type="float">
            <text:p>42</text:p>
          </table:table-cell>
          <table:table-cell table:style-name="ce18" table:formula="of:=VLOOKUP([.Q$1];[$'weapon parameters'.$A:.$M];[.$B$100]+0;0)+VLOOKUP([.Q$1];[$'weapon parameters'.$A:.$M];[.$B$100]+3;0)*[.$A110]+VLOOKUP([.$A$7];[$'weapon parameters'.$A$17:.$M$20];13;0)*[.Q$6]*[.$A18]" office:value-type="float" office:value="41.1380806606152" calcext:value-type="float">
            <text:p>41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VLOOKUP([.B$1];[$'weapon parameters'.$A:.$M];[.$B$100]+0;0)+VLOOKUP([.B$1];[$'weapon parameters'.$A:.$M];[.$B$100]+3;0)*[.$A111]+VLOOKUP([.$A$7];[$'weapon parameters'.$A$17:.$M$20];13;0)*[.B$6]*[.$A19]" office:value-type="float" office:value="55.0743547125753" calcext:value-type="float">
            <text:p>55</text:p>
          </table:table-cell>
          <table:table-cell table:style-name="ce18" table:formula="of:=VLOOKUP([.C$1];[$'weapon parameters'.$A:.$M];[.$B$100]+0;0)+VLOOKUP([.C$1];[$'weapon parameters'.$A:.$M];[.$B$100]+3;0)*[.$A111]+VLOOKUP([.$A$7];[$'weapon parameters'.$A$17:.$M$20];13;0)*[.C$6]*[.$A19]" office:value-type="float" office:value="55.0219180837681" calcext:value-type="float">
            <text:p>55</text:p>
          </table:table-cell>
          <table:table-cell table:style-name="ce18" table:formula="of:=VLOOKUP([.D$1];[$'weapon parameters'.$A:.$M];[.$B$100]+0;0)+VLOOKUP([.D$1];[$'weapon parameters'.$A:.$M];[.$B$100]+3;0)*[.$A111]+VLOOKUP([.$A$7];[$'weapon parameters'.$A$17:.$M$20];13;0)*[.D$6]*[.$A19]" office:value-type="float" office:value="56.513427105795" calcext:value-type="float">
            <text:p>57</text:p>
          </table:table-cell>
          <table:table-cell table:style-name="ce18" table:formula="of:=VLOOKUP([.E$1];[$'weapon parameters'.$A:.$M];[.$B$100]+0;0)+VLOOKUP([.E$1];[$'weapon parameters'.$A:.$M];[.$B$100]+3;0)*[.$A111]+VLOOKUP([.$A$7];[$'weapon parameters'.$A$17:.$M$20];13;0)*[.E$6]*[.$A19]" office:value-type="float" office:value="48.2841901920758" calcext:value-type="float">
            <text:p>48</text:p>
          </table:table-cell>
          <table:table-cell table:style-name="ce18" table:formula="of:=VLOOKUP([.F$1];[$'weapon parameters'.$A:.$M];[.$B$100]+0;0)+VLOOKUP([.F$1];[$'weapon parameters'.$A:.$M];[.$B$100]+3;0)*[.$A111]+VLOOKUP([.$A$7];[$'weapon parameters'.$A$17:.$M$20];13;0)*[.F$6]*[.$A19]" office:value-type="float" office:value="50.8538201965328" calcext:value-type="float">
            <text:p>51</text:p>
          </table:table-cell>
          <table:table-cell table:style-name="ce18" table:formula="of:=VLOOKUP([.G$1];[$'weapon parameters'.$A:.$M];[.$B$100]+0;0)+VLOOKUP([.G$1];[$'weapon parameters'.$A:.$M];[.$B$100]+3;0)*[.$A111]+VLOOKUP([.$A$7];[$'weapon parameters'.$A$17:.$M$20];13;0)*[.G$6]*[.$A19]" office:value-type="float" office:value="52.4946468665578" calcext:value-type="float">
            <text:p>52</text:p>
          </table:table-cell>
          <table:table-cell table:style-name="ce18" table:formula="of:=VLOOKUP([.H$1];[$'weapon parameters'.$A:.$M];[.$B$100]+0;0)+VLOOKUP([.H$1];[$'weapon parameters'.$A:.$M];[.$B$100]+3;0)*[.$A111]+VLOOKUP([.$A$7];[$'weapon parameters'.$A$17:.$M$20];13;0)*[.H$6]*[.$A19]" office:value-type="float" office:value="51.2842737235103" calcext:value-type="float">
            <text:p>51</text:p>
          </table:table-cell>
          <table:table-cell table:style-name="ce18" table:formula="of:=VLOOKUP([.I$1];[$'weapon parameters'.$A:.$M];[.$B$100]+0;0)+VLOOKUP([.I$1];[$'weapon parameters'.$A:.$M];[.$B$100]+3;0)*[.$A111]+VLOOKUP([.$A$7];[$'weapon parameters'.$A$17:.$M$20];13;0)*[.I$6]*[.$A19]" office:value-type="float" office:value="46.0888097201988" calcext:value-type="float">
            <text:p>46</text:p>
          </table:table-cell>
          <table:table-cell table:style-name="ce18" table:formula="of:=VLOOKUP([.J$1];[$'weapon parameters'.$A:.$M];[.$B$100]+0;0)+VLOOKUP([.J$1];[$'weapon parameters'.$A:.$M];[.$B$100]+3;0)*[.$A111]+VLOOKUP([.$A$7];[$'weapon parameters'.$A$17:.$M$20];13;0)*[.J$6]*[.$A19]" office:value-type="float" office:value="48.6001717518604" calcext:value-type="float">
            <text:p>49</text:p>
          </table:table-cell>
          <table:table-cell table:style-name="ce18" table:formula="of:=VLOOKUP([.K$1];[$'weapon parameters'.$A:.$M];[.$B$100]+0;0)+VLOOKUP([.K$1];[$'weapon parameters'.$A:.$M];[.$B$100]+3;0)*[.$A111]+VLOOKUP([.$A$7];[$'weapon parameters'.$A$17:.$M$20];13;0)*[.K$6]*[.$A19]" office:value-type="float" office:value="52.4413222562368" calcext:value-type="float">
            <text:p>52</text:p>
          </table:table-cell>
          <table:table-cell table:style-name="ce18" table:formula="of:=VLOOKUP([.L$1];[$'weapon parameters'.$A:.$M];[.$B$100]+0;0)+VLOOKUP([.L$1];[$'weapon parameters'.$A:.$M];[.$B$100]+3;0)*[.$A111]+VLOOKUP([.$A$7];[$'weapon parameters'.$A$17:.$M$20];13;0)*[.L$6]*[.$A19]" office:value-type="float" office:value="50.0459702533928" calcext:value-type="float">
            <text:p>50</text:p>
          </table:table-cell>
          <table:table-cell table:style-name="ce18" table:formula="of:=VLOOKUP([.M$1];[$'weapon parameters'.$A:.$M];[.$B$100]+0;0)+VLOOKUP([.M$1];[$'weapon parameters'.$A:.$M];[.$B$100]+3;0)*[.$A111]+VLOOKUP([.$A$7];[$'weapon parameters'.$A$17:.$M$20];13;0)*[.M$6]*[.$A19]" office:value-type="float" office:value="46.1856576311074" calcext:value-type="float">
            <text:p>46</text:p>
          </table:table-cell>
          <table:table-cell table:style-name="ce18" table:formula="of:=VLOOKUP([.N$1];[$'weapon parameters'.$A:.$M];[.$B$100]+0;0)+VLOOKUP([.N$1];[$'weapon parameters'.$A:.$M];[.$B$100]+3;0)*[.$A111]+VLOOKUP([.$A$7];[$'weapon parameters'.$A$17:.$M$20];13;0)*[.N$6]*[.$A19]" office:value-type="float" office:value="48.4541154777546" calcext:value-type="float">
            <text:p>48</text:p>
          </table:table-cell>
          <table:table-cell table:style-name="ce18" table:formula="of:=VLOOKUP([.O$1];[$'weapon parameters'.$A:.$M];[.$B$100]+0;0)+VLOOKUP([.O$1];[$'weapon parameters'.$A:.$M];[.$B$100]+3;0)*[.$A111]+VLOOKUP([.$A$7];[$'weapon parameters'.$A$17:.$M$20];13;0)*[.O$6]*[.$A19]" office:value-type="float" office:value="49.315127664712" calcext:value-type="float">
            <text:p>49</text:p>
          </table:table-cell>
          <table:table-cell table:style-name="ce18" table:formula="of:=VLOOKUP([.P$1];[$'weapon parameters'.$A:.$M];[.$B$100]+0;0)+VLOOKUP([.P$1];[$'weapon parameters'.$A:.$M];[.$B$100]+3;0)*[.$A111]+VLOOKUP([.$A$7];[$'weapon parameters'.$A$17:.$M$20];13;0)*[.P$6]*[.$A19]" office:value-type="float" office:value="45.2137540275935" calcext:value-type="float">
            <text:p>45</text:p>
          </table:table-cell>
          <table:table-cell table:style-name="ce18" table:formula="of:=VLOOKUP([.Q$1];[$'weapon parameters'.$A:.$M];[.$B$100]+0;0)+VLOOKUP([.Q$1];[$'weapon parameters'.$A:.$M];[.$B$100]+3;0)*[.$A111]+VLOOKUP([.$A$7];[$'weapon parameters'.$A$17:.$M$20];13;0)*[.Q$6]*[.$A19]" office:value-type="float" office:value="44.5978674006836" calcext:value-type="float">
            <text:p>4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1</text:p>
          </table:table-cell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table:formula="of:=VLOOKUP([.B$1];[$'weapon parameters'.$A:.$M];[.$B$100]+6;0)+VLOOKUP([.B$1];[$'weapon parameters'.$A:.$M];[.$B$100]+9;0)*[.B$4]*[.$A113]" office:value-type="float" office:value="12" calcext:value-type="float">
            <text:p>12</text:p>
          </table:table-cell>
          <table:table-cell table:style-name="ce18" table:formula="of:=VLOOKUP([.C$1];[$'weapon parameters'.$A:.$M];[.$B$100]+6;0)+VLOOKUP([.C$1];[$'weapon parameters'.$A:.$M];[.$B$100]+9;0)*[.C$4]*[.$A113]" office:value-type="float" office:value="18" calcext:value-type="float">
            <text:p>18</text:p>
          </table:table-cell>
          <table:table-cell table:style-name="ce18" table:formula="of:=VLOOKUP([.D$1];[$'weapon parameters'.$A:.$M];[.$B$100]+6;0)+VLOOKUP([.D$1];[$'weapon parameters'.$A:.$M];[.$B$100]+9;0)*[.D$4]*[.$A113]" office:value-type="float" office:value="11.4899925273826" calcext:value-type="float">
            <text:p>11</text:p>
          </table:table-cell>
          <table:table-cell table:style-name="ce18" table:formula="of:=VLOOKUP([.E$1];[$'weapon parameters'.$A:.$M];[.$B$100]+6;0)+VLOOKUP([.E$1];[$'weapon parameters'.$A:.$M];[.$B$100]+9;0)*[.E$4]*[.$A113]" office:value-type="float" office:value="19.8284352302616" calcext:value-type="float">
            <text:p>20</text:p>
          </table:table-cell>
          <table:table-cell table:style-name="ce18" table:formula="of:=VLOOKUP([.F$1];[$'weapon parameters'.$A:.$M];[.$B$100]+6;0)+VLOOKUP([.F$1];[$'weapon parameters'.$A:.$M];[.$B$100]+9;0)*[.F$4]*[.$A113]" office:value-type="float" office:value="22.5456664732051" calcext:value-type="float">
            <text:p>23</text:p>
          </table:table-cell>
          <table:table-cell table:style-name="ce18" table:formula="of:=VLOOKUP([.G$1];[$'weapon parameters'.$A:.$M];[.$B$100]+6;0)+VLOOKUP([.G$1];[$'weapon parameters'.$A:.$M];[.$B$100]+9;0)*[.G$4]*[.$A113]" office:value-type="float" office:value="18.3325906735167" calcext:value-type="float">
            <text:p>18</text:p>
          </table:table-cell>
          <table:table-cell table:style-name="ce18" table:formula="of:=VLOOKUP([.H$1];[$'weapon parameters'.$A:.$M];[.$B$100]+6;0)+VLOOKUP([.H$1];[$'weapon parameters'.$A:.$M];[.$B$100]+9;0)*[.H$4]*[.$A113]" office:value-type="float" office:value="22.492577416235" calcext:value-type="float">
            <text:p>22</text:p>
          </table:table-cell>
          <table:table-cell table:style-name="ce18" table:formula="of:=VLOOKUP([.I$1];[$'weapon parameters'.$A:.$M];[.$B$100]+6;0)+VLOOKUP([.I$1];[$'weapon parameters'.$A:.$M];[.$B$100]+9;0)*[.I$4]*[.$A113]" office:value-type="float" office:value="30.0642361675095" calcext:value-type="float">
            <text:p>30</text:p>
          </table:table-cell>
          <table:table-cell table:style-name="ce18" table:formula="of:=VLOOKUP([.J$1];[$'weapon parameters'.$A:.$M];[.$B$100]+6;0)+VLOOKUP([.J$1];[$'weapon parameters'.$A:.$M];[.$B$100]+9;0)*[.J$4]*[.$A113]" office:value-type="float" office:value="28.5929604889149" calcext:value-type="float">
            <text:p>29</text:p>
          </table:table-cell>
          <table:table-cell table:style-name="ce18" table:formula="of:=VLOOKUP([.K$1];[$'weapon parameters'.$A:.$M];[.$B$100]+6;0)+VLOOKUP([.K$1];[$'weapon parameters'.$A:.$M];[.$B$100]+9;0)*[.K$4]*[.$A113]" office:value-type="float" office:value="11.7020003911967" calcext:value-type="float">
            <text:p>12</text:p>
          </table:table-cell>
          <table:table-cell table:style-name="ce18" table:formula="of:=VLOOKUP([.L$1];[$'weapon parameters'.$A:.$M];[.$B$100]+6;0)+VLOOKUP([.L$1];[$'weapon parameters'.$A:.$M];[.$B$100]+9;0)*[.L$4]*[.$A113]" office:value-type="float" office:value="18" calcext:value-type="float">
            <text:p>18</text:p>
          </table:table-cell>
          <table:table-cell table:style-name="ce18" table:formula="of:=VLOOKUP([.M$1];[$'weapon parameters'.$A:.$M];[.$B$100]+6;0)+VLOOKUP([.M$1];[$'weapon parameters'.$A:.$M];[.$B$100]+9;0)*[.M$4]*[.$A113]" office:value-type="float" office:value="19.6180352233862" calcext:value-type="float">
            <text:p>20</text:p>
          </table:table-cell>
          <table:table-cell table:style-name="ce18" table:formula="of:=VLOOKUP([.N$1];[$'weapon parameters'.$A:.$M];[.$B$100]+6;0)+VLOOKUP([.N$1];[$'weapon parameters'.$A:.$M];[.$B$100]+9;0)*[.N$4]*[.$A113]" office:value-type="float" office:value="22.325500152252" calcext:value-type="float">
            <text:p>22</text:p>
          </table:table-cell>
          <table:table-cell table:style-name="ce18" table:formula="of:=VLOOKUP([.O$1];[$'weapon parameters'.$A:.$M];[.$B$100]+6;0)+VLOOKUP([.O$1];[$'weapon parameters'.$A:.$M];[.$B$100]+9;0)*[.O$4]*[.$A113]" office:value-type="float" office:value="18.120962295963" calcext:value-type="float">
            <text:p>18</text:p>
          </table:table-cell>
          <table:table-cell table:style-name="ce18" table:formula="of:=VLOOKUP([.P$1];[$'weapon parameters'.$A:.$M];[.$B$100]+6;0)+VLOOKUP([.P$1];[$'weapon parameters'.$A:.$M];[.$B$100]+9;0)*[.P$4]*[.$A113]" office:value-type="float" office:value="6.21052850516286" calcext:value-type="float">
            <text:p>6</text:p>
          </table:table-cell>
          <table:table-cell table:style-name="ce18" table:formula="of:=VLOOKUP([.Q$1];[$'weapon parameters'.$A:.$M];[.$B$100]+6;0)+VLOOKUP([.Q$1];[$'weapon parameters'.$A:.$M];[.$B$100]+9;0)*[.Q$4]*[.$A113]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VLOOKUP([.B$1];[$'weapon parameters'.$A:.$M];[.$B$100]+6;0)+VLOOKUP([.B$1];[$'weapon parameters'.$A:.$M];[.$B$100]+9;0)*[.B$4]*[.$A114]" office:value-type="float" office:value="12" calcext:value-type="float">
            <text:p>12</text:p>
          </table:table-cell>
          <table:table-cell table:style-name="ce18" table:formula="of:=VLOOKUP([.C$1];[$'weapon parameters'.$A:.$M];[.$B$100]+6;0)+VLOOKUP([.C$1];[$'weapon parameters'.$A:.$M];[.$B$100]+9;0)*[.C$4]*[.$A114]" office:value-type="float" office:value="18" calcext:value-type="float">
            <text:p>18</text:p>
          </table:table-cell>
          <table:table-cell table:style-name="ce18" table:formula="of:=VLOOKUP([.D$1];[$'weapon parameters'.$A:.$M];[.$B$100]+6;0)+VLOOKUP([.D$1];[$'weapon parameters'.$A:.$M];[.$B$100]+9;0)*[.D$4]*[.$A114]" office:value-type="float" office:value="11.9799850547653" calcext:value-type="float">
            <text:p>12</text:p>
          </table:table-cell>
          <table:table-cell table:style-name="ce18" table:formula="of:=VLOOKUP([.E$1];[$'weapon parameters'.$A:.$M];[.$B$100]+6;0)+VLOOKUP([.E$1];[$'weapon parameters'.$A:.$M];[.$B$100]+9;0)*[.E$4]*[.$A114]" office:value-type="float" office:value="22.6568704605232" calcext:value-type="float">
            <text:p>23</text:p>
          </table:table-cell>
          <table:table-cell table:style-name="ce18" table:formula="of:=VLOOKUP([.F$1];[$'weapon parameters'.$A:.$M];[.$B$100]+6;0)+VLOOKUP([.F$1];[$'weapon parameters'.$A:.$M];[.$B$100]+9;0)*[.F$4]*[.$A114]" office:value-type="float" office:value="25.0913329464101" calcext:value-type="float">
            <text:p>25</text:p>
          </table:table-cell>
          <table:table-cell table:style-name="ce18" table:formula="of:=VLOOKUP([.G$1];[$'weapon parameters'.$A:.$M];[.$B$100]+6;0)+VLOOKUP([.G$1];[$'weapon parameters'.$A:.$M];[.$B$100]+9;0)*[.G$4]*[.$A114]" office:value-type="float" office:value="20.6651813470334" calcext:value-type="float">
            <text:p>21</text:p>
          </table:table-cell>
          <table:table-cell table:style-name="ce18" table:formula="of:=VLOOKUP([.H$1];[$'weapon parameters'.$A:.$M];[.$B$100]+6;0)+VLOOKUP([.H$1];[$'weapon parameters'.$A:.$M];[.$B$100]+9;0)*[.H$4]*[.$A114]" office:value-type="float" office:value="24.98515483247" calcext:value-type="float">
            <text:p>25</text:p>
          </table:table-cell>
          <table:table-cell table:style-name="ce18" table:formula="of:=VLOOKUP([.I$1];[$'weapon parameters'.$A:.$M];[.$B$100]+6;0)+VLOOKUP([.I$1];[$'weapon parameters'.$A:.$M];[.$B$100]+9;0)*[.I$4]*[.$A114]" office:value-type="float" office:value="36.128472335019" calcext:value-type="float">
            <text:p>36</text:p>
          </table:table-cell>
          <table:table-cell table:style-name="ce18" table:formula="of:=VLOOKUP([.J$1];[$'weapon parameters'.$A:.$M];[.$B$100]+6;0)+VLOOKUP([.J$1];[$'weapon parameters'.$A:.$M];[.$B$100]+9;0)*[.J$4]*[.$A114]" office:value-type="float" office:value="34.1859209778299" calcext:value-type="float">
            <text:p>34</text:p>
          </table:table-cell>
          <table:table-cell table:style-name="ce18" table:formula="of:=VLOOKUP([.K$1];[$'weapon parameters'.$A:.$M];[.$B$100]+6;0)+VLOOKUP([.K$1];[$'weapon parameters'.$A:.$M];[.$B$100]+9;0)*[.K$4]*[.$A114]" office:value-type="float" office:value="12.4040007823934" calcext:value-type="float">
            <text:p>12</text:p>
          </table:table-cell>
          <table:table-cell table:style-name="ce18" table:formula="of:=VLOOKUP([.L$1];[$'weapon parameters'.$A:.$M];[.$B$100]+6;0)+VLOOKUP([.L$1];[$'weapon parameters'.$A:.$M];[.$B$100]+9;0)*[.L$4]*[.$A114]" office:value-type="float" office:value="18" calcext:value-type="float">
            <text:p>18</text:p>
          </table:table-cell>
          <table:table-cell table:style-name="ce18" table:formula="of:=VLOOKUP([.M$1];[$'weapon parameters'.$A:.$M];[.$B$100]+6;0)+VLOOKUP([.M$1];[$'weapon parameters'.$A:.$M];[.$B$100]+9;0)*[.M$4]*[.$A114]" office:value-type="float" office:value="22.2360704467723" calcext:value-type="float">
            <text:p>22</text:p>
          </table:table-cell>
          <table:table-cell table:style-name="ce18" table:formula="of:=VLOOKUP([.N$1];[$'weapon parameters'.$A:.$M];[.$B$100]+6;0)+VLOOKUP([.N$1];[$'weapon parameters'.$A:.$M];[.$B$100]+9;0)*[.N$4]*[.$A114]" office:value-type="float" office:value="24.651000304504" calcext:value-type="float">
            <text:p>25</text:p>
          </table:table-cell>
          <table:table-cell table:style-name="ce18" table:formula="of:=VLOOKUP([.O$1];[$'weapon parameters'.$A:.$M];[.$B$100]+6;0)+VLOOKUP([.O$1];[$'weapon parameters'.$A:.$M];[.$B$100]+9;0)*[.O$4]*[.$A114]" office:value-type="float" office:value="20.241924591926" calcext:value-type="float">
            <text:p>20</text:p>
          </table:table-cell>
          <table:table-cell table:style-name="ce18" table:formula="of:=VLOOKUP([.P$1];[$'weapon parameters'.$A:.$M];[.$B$100]+6;0)+VLOOKUP([.P$1];[$'weapon parameters'.$A:.$M];[.$B$100]+9;0)*[.P$4]*[.$A114]" office:value-type="float" office:value="12.4210570103257" calcext:value-type="float">
            <text:p>12</text:p>
          </table:table-cell>
          <table:table-cell table:style-name="ce18" table:formula="of:=VLOOKUP([.Q$1];[$'weapon parameters'.$A:.$M];[.$B$100]+6;0)+VLOOKUP([.Q$1];[$'weapon parameters'.$A:.$M];[.$B$100]+9;0)*[.Q$4]*[.$A114]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formula="of:=VLOOKUP([.B$1];[$'weapon parameters'.$A:.$M];[.$B$100]+6;0)+VLOOKUP([.B$1];[$'weapon parameters'.$A:.$M];[.$B$100]+9;0)*[.B$4]*[.$A115]" office:value-type="float" office:value="12" calcext:value-type="float">
            <text:p>12</text:p>
          </table:table-cell>
          <table:table-cell table:style-name="ce18" table:formula="of:=VLOOKUP([.C$1];[$'weapon parameters'.$A:.$M];[.$B$100]+6;0)+VLOOKUP([.C$1];[$'weapon parameters'.$A:.$M];[.$B$100]+9;0)*[.C$4]*[.$A115]" office:value-type="float" office:value="18" calcext:value-type="float">
            <text:p>18</text:p>
          </table:table-cell>
          <table:table-cell table:style-name="ce18" table:formula="of:=VLOOKUP([.D$1];[$'weapon parameters'.$A:.$M];[.$B$100]+6;0)+VLOOKUP([.D$1];[$'weapon parameters'.$A:.$M];[.$B$100]+9;0)*[.D$4]*[.$A115]" office:value-type="float" office:value="12.4699775821479" calcext:value-type="float">
            <text:p>12</text:p>
          </table:table-cell>
          <table:table-cell table:style-name="ce18" table:formula="of:=VLOOKUP([.E$1];[$'weapon parameters'.$A:.$M];[.$B$100]+6;0)+VLOOKUP([.E$1];[$'weapon parameters'.$A:.$M];[.$B$100]+9;0)*[.E$4]*[.$A115]" office:value-type="float" office:value="25.4853056907847" calcext:value-type="float">
            <text:p>25</text:p>
          </table:table-cell>
          <table:table-cell table:style-name="ce18" table:formula="of:=VLOOKUP([.F$1];[$'weapon parameters'.$A:.$M];[.$B$100]+6;0)+VLOOKUP([.F$1];[$'weapon parameters'.$A:.$M];[.$B$100]+9;0)*[.F$4]*[.$A115]" office:value-type="float" office:value="27.6369994196152" calcext:value-type="float">
            <text:p>28</text:p>
          </table:table-cell>
          <table:table-cell table:style-name="ce18" table:formula="of:=VLOOKUP([.G$1];[$'weapon parameters'.$A:.$M];[.$B$100]+6;0)+VLOOKUP([.G$1];[$'weapon parameters'.$A:.$M];[.$B$100]+9;0)*[.G$4]*[.$A115]" office:value-type="float" office:value="22.9977720205501" calcext:value-type="float">
            <text:p>23</text:p>
          </table:table-cell>
          <table:table-cell table:style-name="ce18" table:formula="of:=VLOOKUP([.H$1];[$'weapon parameters'.$A:.$M];[.$B$100]+6;0)+VLOOKUP([.H$1];[$'weapon parameters'.$A:.$M];[.$B$100]+9;0)*[.H$4]*[.$A115]" office:value-type="float" office:value="27.4777322487051" calcext:value-type="float">
            <text:p>27</text:p>
          </table:table-cell>
          <table:table-cell table:style-name="ce18" table:formula="of:=VLOOKUP([.I$1];[$'weapon parameters'.$A:.$M];[.$B$100]+6;0)+VLOOKUP([.I$1];[$'weapon parameters'.$A:.$M];[.$B$100]+9;0)*[.I$4]*[.$A115]" office:value-type="float" office:value="42.1927085025285" calcext:value-type="float">
            <text:p>42</text:p>
          </table:table-cell>
          <table:table-cell table:style-name="ce18" table:formula="of:=VLOOKUP([.J$1];[$'weapon parameters'.$A:.$M];[.$B$100]+6;0)+VLOOKUP([.J$1];[$'weapon parameters'.$A:.$M];[.$B$100]+9;0)*[.J$4]*[.$A115]" office:value-type="float" office:value="39.7788814667448" calcext:value-type="float">
            <text:p>40</text:p>
          </table:table-cell>
          <table:table-cell table:style-name="ce18" table:formula="of:=VLOOKUP([.K$1];[$'weapon parameters'.$A:.$M];[.$B$100]+6;0)+VLOOKUP([.K$1];[$'weapon parameters'.$A:.$M];[.$B$100]+9;0)*[.K$4]*[.$A115]" office:value-type="float" office:value="13.10600117359" calcext:value-type="float">
            <text:p>13</text:p>
          </table:table-cell>
          <table:table-cell table:style-name="ce18" table:formula="of:=VLOOKUP([.L$1];[$'weapon parameters'.$A:.$M];[.$B$100]+6;0)+VLOOKUP([.L$1];[$'weapon parameters'.$A:.$M];[.$B$100]+9;0)*[.L$4]*[.$A115]" office:value-type="float" office:value="18" calcext:value-type="float">
            <text:p>18</text:p>
          </table:table-cell>
          <table:table-cell table:style-name="ce18" table:formula="of:=VLOOKUP([.M$1];[$'weapon parameters'.$A:.$M];[.$B$100]+6;0)+VLOOKUP([.M$1];[$'weapon parameters'.$A:.$M];[.$B$100]+9;0)*[.M$4]*[.$A115]" office:value-type="float" office:value="24.8541056701585" calcext:value-type="float">
            <text:p>25</text:p>
          </table:table-cell>
          <table:table-cell table:style-name="ce18" table:formula="of:=VLOOKUP([.N$1];[$'weapon parameters'.$A:.$M];[.$B$100]+6;0)+VLOOKUP([.N$1];[$'weapon parameters'.$A:.$M];[.$B$100]+9;0)*[.N$4]*[.$A115]" office:value-type="float" office:value="26.976500456756" calcext:value-type="float">
            <text:p>27</text:p>
          </table:table-cell>
          <table:table-cell table:style-name="ce18" table:formula="of:=VLOOKUP([.O$1];[$'weapon parameters'.$A:.$M];[.$B$100]+6;0)+VLOOKUP([.O$1];[$'weapon parameters'.$A:.$M];[.$B$100]+9;0)*[.O$4]*[.$A115]" office:value-type="float" office:value="22.3628868878889" calcext:value-type="float">
            <text:p>22</text:p>
          </table:table-cell>
          <table:table-cell table:style-name="ce18" table:formula="of:=VLOOKUP([.P$1];[$'weapon parameters'.$A:.$M];[.$B$100]+6;0)+VLOOKUP([.P$1];[$'weapon parameters'.$A:.$M];[.$B$100]+9;0)*[.P$4]*[.$A115]" office:value-type="float" office:value="18.6315855154886" calcext:value-type="float">
            <text:p>19</text:p>
          </table:table-cell>
          <table:table-cell table:style-name="ce18" table:formula="of:=VLOOKUP([.Q$1];[$'weapon parameters'.$A:.$M];[.$B$100]+6;0)+VLOOKUP([.Q$1];[$'weapon parameters'.$A:.$M];[.$B$100]+9;0)*[.Q$4]*[.$A115]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formula="of:=VLOOKUP([.B$1];[$'weapon parameters'.$A:.$M];[.$B$100]+6;0)+VLOOKUP([.B$1];[$'weapon parameters'.$A:.$M];[.$B$100]+9;0)*[.B$4]*[.$A116]" office:value-type="float" office:value="12" calcext:value-type="float">
            <text:p>12</text:p>
          </table:table-cell>
          <table:table-cell table:style-name="ce18" table:formula="of:=VLOOKUP([.C$1];[$'weapon parameters'.$A:.$M];[.$B$100]+6;0)+VLOOKUP([.C$1];[$'weapon parameters'.$A:.$M];[.$B$100]+9;0)*[.C$4]*[.$A116]" office:value-type="float" office:value="18" calcext:value-type="float">
            <text:p>18</text:p>
          </table:table-cell>
          <table:table-cell table:style-name="ce18" table:formula="of:=VLOOKUP([.D$1];[$'weapon parameters'.$A:.$M];[.$B$100]+6;0)+VLOOKUP([.D$1];[$'weapon parameters'.$A:.$M];[.$B$100]+9;0)*[.D$4]*[.$A116]" office:value-type="float" office:value="12.9599701095305" calcext:value-type="float">
            <text:p>13</text:p>
          </table:table-cell>
          <table:table-cell table:style-name="ce18" table:formula="of:=VLOOKUP([.E$1];[$'weapon parameters'.$A:.$M];[.$B$100]+6;0)+VLOOKUP([.E$1];[$'weapon parameters'.$A:.$M];[.$B$100]+9;0)*[.E$4]*[.$A116]" office:value-type="float" office:value="28.3137409210463" calcext:value-type="float">
            <text:p>28</text:p>
          </table:table-cell>
          <table:table-cell table:style-name="ce18" table:formula="of:=VLOOKUP([.F$1];[$'weapon parameters'.$A:.$M];[.$B$100]+6;0)+VLOOKUP([.F$1];[$'weapon parameters'.$A:.$M];[.$B$100]+9;0)*[.F$4]*[.$A116]" office:value-type="float" office:value="30.1826658928202" calcext:value-type="float">
            <text:p>30</text:p>
          </table:table-cell>
          <table:table-cell table:style-name="ce18" table:formula="of:=VLOOKUP([.G$1];[$'weapon parameters'.$A:.$M];[.$B$100]+6;0)+VLOOKUP([.G$1];[$'weapon parameters'.$A:.$M];[.$B$100]+9;0)*[.G$4]*[.$A116]" office:value-type="float" office:value="25.3303626940668" calcext:value-type="float">
            <text:p>25</text:p>
          </table:table-cell>
          <table:table-cell table:style-name="ce18" table:formula="of:=VLOOKUP([.H$1];[$'weapon parameters'.$A:.$M];[.$B$100]+6;0)+VLOOKUP([.H$1];[$'weapon parameters'.$A:.$M];[.$B$100]+9;0)*[.H$4]*[.$A116]" office:value-type="float" office:value="29.9703096649401" calcext:value-type="float">
            <text:p>30</text:p>
          </table:table-cell>
          <table:table-cell table:style-name="ce18" table:formula="of:=VLOOKUP([.I$1];[$'weapon parameters'.$A:.$M];[.$B$100]+6;0)+VLOOKUP([.I$1];[$'weapon parameters'.$A:.$M];[.$B$100]+9;0)*[.I$4]*[.$A116]" office:value-type="float" office:value="48.256944670038" calcext:value-type="float">
            <text:p>48</text:p>
          </table:table-cell>
          <table:table-cell table:style-name="ce18" table:formula="of:=VLOOKUP([.J$1];[$'weapon parameters'.$A:.$M];[.$B$100]+6;0)+VLOOKUP([.J$1];[$'weapon parameters'.$A:.$M];[.$B$100]+9;0)*[.J$4]*[.$A116]" office:value-type="float" office:value="45.3718419556597" calcext:value-type="float">
            <text:p>45</text:p>
          </table:table-cell>
          <table:table-cell table:style-name="ce18" table:formula="of:=VLOOKUP([.K$1];[$'weapon parameters'.$A:.$M];[.$B$100]+6;0)+VLOOKUP([.K$1];[$'weapon parameters'.$A:.$M];[.$B$100]+9;0)*[.K$4]*[.$A116]" office:value-type="float" office:value="13.8080015647867" calcext:value-type="float">
            <text:p>14</text:p>
          </table:table-cell>
          <table:table-cell table:style-name="ce18" table:formula="of:=VLOOKUP([.L$1];[$'weapon parameters'.$A:.$M];[.$B$100]+6;0)+VLOOKUP([.L$1];[$'weapon parameters'.$A:.$M];[.$B$100]+9;0)*[.L$4]*[.$A116]" office:value-type="float" office:value="18" calcext:value-type="float">
            <text:p>18</text:p>
          </table:table-cell>
          <table:table-cell table:style-name="ce18" table:formula="of:=VLOOKUP([.M$1];[$'weapon parameters'.$A:.$M];[.$B$100]+6;0)+VLOOKUP([.M$1];[$'weapon parameters'.$A:.$M];[.$B$100]+9;0)*[.M$4]*[.$A116]" office:value-type="float" office:value="27.4721408935446" calcext:value-type="float">
            <text:p>27</text:p>
          </table:table-cell>
          <table:table-cell table:style-name="ce18" table:formula="of:=VLOOKUP([.N$1];[$'weapon parameters'.$A:.$M];[.$B$100]+6;0)+VLOOKUP([.N$1];[$'weapon parameters'.$A:.$M];[.$B$100]+9;0)*[.N$4]*[.$A116]" office:value-type="float" office:value="29.302000609008" calcext:value-type="float">
            <text:p>29</text:p>
          </table:table-cell>
          <table:table-cell table:style-name="ce18" table:formula="of:=VLOOKUP([.O$1];[$'weapon parameters'.$A:.$M];[.$B$100]+6;0)+VLOOKUP([.O$1];[$'weapon parameters'.$A:.$M];[.$B$100]+9;0)*[.O$4]*[.$A116]" office:value-type="float" office:value="24.4838491838519" calcext:value-type="float">
            <text:p>24</text:p>
          </table:table-cell>
          <table:table-cell table:style-name="ce18" table:formula="of:=VLOOKUP([.P$1];[$'weapon parameters'.$A:.$M];[.$B$100]+6;0)+VLOOKUP([.P$1];[$'weapon parameters'.$A:.$M];[.$B$100]+9;0)*[.P$4]*[.$A116]" office:value-type="float" office:value="24.8421140206515" calcext:value-type="float">
            <text:p>25</text:p>
          </table:table-cell>
          <table:table-cell table:style-name="ce18" table:formula="of:=VLOOKUP([.Q$1];[$'weapon parameters'.$A:.$M];[.$B$100]+6;0)+VLOOKUP([.Q$1];[$'weapon parameters'.$A:.$M];[.$B$100]+9;0)*[.Q$4]*[.$A116]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table:formula="of:=VLOOKUP([.B$1];[$'weapon parameters'.$A:.$M];[.$B$100]+6;0)+VLOOKUP([.B$1];[$'weapon parameters'.$A:.$M];[.$B$100]+9;0)*[.B$4]*[.$A117]" office:value-type="float" office:value="12" calcext:value-type="float">
            <text:p>12</text:p>
          </table:table-cell>
          <table:table-cell table:style-name="ce18" table:formula="of:=VLOOKUP([.C$1];[$'weapon parameters'.$A:.$M];[.$B$100]+6;0)+VLOOKUP([.C$1];[$'weapon parameters'.$A:.$M];[.$B$100]+9;0)*[.C$4]*[.$A117]" office:value-type="float" office:value="18" calcext:value-type="float">
            <text:p>18</text:p>
          </table:table-cell>
          <table:table-cell table:style-name="ce18" table:formula="of:=VLOOKUP([.D$1];[$'weapon parameters'.$A:.$M];[.$B$100]+6;0)+VLOOKUP([.D$1];[$'weapon parameters'.$A:.$M];[.$B$100]+9;0)*[.D$4]*[.$A117]" office:value-type="float" office:value="13.4499626369131" calcext:value-type="float">
            <text:p>13</text:p>
          </table:table-cell>
          <table:table-cell table:style-name="ce18" table:formula="of:=VLOOKUP([.E$1];[$'weapon parameters'.$A:.$M];[.$B$100]+6;0)+VLOOKUP([.E$1];[$'weapon parameters'.$A:.$M];[.$B$100]+9;0)*[.E$4]*[.$A117]" office:value-type="float" office:value="31.1421761513079" calcext:value-type="float">
            <text:p>31</text:p>
          </table:table-cell>
          <table:table-cell table:style-name="ce18" table:formula="of:=VLOOKUP([.F$1];[$'weapon parameters'.$A:.$M];[.$B$100]+6;0)+VLOOKUP([.F$1];[$'weapon parameters'.$A:.$M];[.$B$100]+9;0)*[.F$4]*[.$A117]" office:value-type="float" office:value="32.7283323660253" calcext:value-type="float">
            <text:p>33</text:p>
          </table:table-cell>
          <table:table-cell table:style-name="ce18" table:formula="of:=VLOOKUP([.G$1];[$'weapon parameters'.$A:.$M];[.$B$100]+6;0)+VLOOKUP([.G$1];[$'weapon parameters'.$A:.$M];[.$B$100]+9;0)*[.G$4]*[.$A117]" office:value-type="float" office:value="27.6629533675834" calcext:value-type="float">
            <text:p>28</text:p>
          </table:table-cell>
          <table:table-cell table:style-name="ce18" table:formula="of:=VLOOKUP([.H$1];[$'weapon parameters'.$A:.$M];[.$B$100]+6;0)+VLOOKUP([.H$1];[$'weapon parameters'.$A:.$M];[.$B$100]+9;0)*[.H$4]*[.$A117]" office:value-type="float" office:value="32.4628870811751" calcext:value-type="float">
            <text:p>32</text:p>
          </table:table-cell>
          <table:table-cell table:style-name="ce18" table:formula="of:=VLOOKUP([.I$1];[$'weapon parameters'.$A:.$M];[.$B$100]+6;0)+VLOOKUP([.I$1];[$'weapon parameters'.$A:.$M];[.$B$100]+9;0)*[.I$4]*[.$A117]" office:value-type="float" office:value="54.3211808375475" calcext:value-type="float">
            <text:p>54</text:p>
          </table:table-cell>
          <table:table-cell table:style-name="ce18" table:formula="of:=VLOOKUP([.J$1];[$'weapon parameters'.$A:.$M];[.$B$100]+6;0)+VLOOKUP([.J$1];[$'weapon parameters'.$A:.$M];[.$B$100]+9;0)*[.J$4]*[.$A117]" office:value-type="float" office:value="50.9648024445746" calcext:value-type="float">
            <text:p>51</text:p>
          </table:table-cell>
          <table:table-cell table:style-name="ce18" table:formula="of:=VLOOKUP([.K$1];[$'weapon parameters'.$A:.$M];[.$B$100]+6;0)+VLOOKUP([.K$1];[$'weapon parameters'.$A:.$M];[.$B$100]+9;0)*[.K$4]*[.$A117]" office:value-type="float" office:value="14.5100019559834" calcext:value-type="float">
            <text:p>15</text:p>
          </table:table-cell>
          <table:table-cell table:style-name="ce18" table:formula="of:=VLOOKUP([.L$1];[$'weapon parameters'.$A:.$M];[.$B$100]+6;0)+VLOOKUP([.L$1];[$'weapon parameters'.$A:.$M];[.$B$100]+9;0)*[.L$4]*[.$A117]" office:value-type="float" office:value="18" calcext:value-type="float">
            <text:p>18</text:p>
          </table:table-cell>
          <table:table-cell table:style-name="ce18" table:formula="of:=VLOOKUP([.M$1];[$'weapon parameters'.$A:.$M];[.$B$100]+6;0)+VLOOKUP([.M$1];[$'weapon parameters'.$A:.$M];[.$B$100]+9;0)*[.M$4]*[.$A117]" office:value-type="float" office:value="30.0901761169308" calcext:value-type="float">
            <text:p>30</text:p>
          </table:table-cell>
          <table:table-cell table:style-name="ce18" table:formula="of:=VLOOKUP([.N$1];[$'weapon parameters'.$A:.$M];[.$B$100]+6;0)+VLOOKUP([.N$1];[$'weapon parameters'.$A:.$M];[.$B$100]+9;0)*[.N$4]*[.$A117]" office:value-type="float" office:value="31.6275007612599" calcext:value-type="float">
            <text:p>32</text:p>
          </table:table-cell>
          <table:table-cell table:style-name="ce18" table:formula="of:=VLOOKUP([.O$1];[$'weapon parameters'.$A:.$M];[.$B$100]+6;0)+VLOOKUP([.O$1];[$'weapon parameters'.$A:.$M];[.$B$100]+9;0)*[.O$4]*[.$A117]" office:value-type="float" office:value="26.6048114798149" calcext:value-type="float">
            <text:p>27</text:p>
          </table:table-cell>
          <table:table-cell table:style-name="ce18" table:formula="of:=VLOOKUP([.P$1];[$'weapon parameters'.$A:.$M];[.$B$100]+6;0)+VLOOKUP([.P$1];[$'weapon parameters'.$A:.$M];[.$B$100]+9;0)*[.P$4]*[.$A117]" office:value-type="float" office:value="31.0526425258143" calcext:value-type="float">
            <text:p>31</text:p>
          </table:table-cell>
          <table:table-cell table:style-name="ce18" table:formula="of:=VLOOKUP([.Q$1];[$'weapon parameters'.$A:.$M];[.$B$100]+6;0)+VLOOKUP([.Q$1];[$'weapon parameters'.$A:.$M];[.$B$100]+9;0)*[.Q$4]*[.$A117]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table:formula="of:=VLOOKUP([.B$1];[$'weapon parameters'.$A:.$M];[.$B$100]+6;0)+VLOOKUP([.B$1];[$'weapon parameters'.$A:.$M];[.$B$100]+9;0)*[.B$4]*[.$A118]" office:value-type="float" office:value="12" calcext:value-type="float">
            <text:p>12</text:p>
          </table:table-cell>
          <table:table-cell table:style-name="ce18" table:formula="of:=VLOOKUP([.C$1];[$'weapon parameters'.$A:.$M];[.$B$100]+6;0)+VLOOKUP([.C$1];[$'weapon parameters'.$A:.$M];[.$B$100]+9;0)*[.C$4]*[.$A118]" office:value-type="float" office:value="18" calcext:value-type="float">
            <text:p>18</text:p>
          </table:table-cell>
          <table:table-cell table:style-name="ce18" table:formula="of:=VLOOKUP([.D$1];[$'weapon parameters'.$A:.$M];[.$B$100]+6;0)+VLOOKUP([.D$1];[$'weapon parameters'.$A:.$M];[.$B$100]+9;0)*[.D$4]*[.$A118]" office:value-type="float" office:value="13.9399551642957" calcext:value-type="float">
            <text:p>14</text:p>
          </table:table-cell>
          <table:table-cell table:style-name="ce18" table:formula="of:=VLOOKUP([.E$1];[$'weapon parameters'.$A:.$M];[.$B$100]+6;0)+VLOOKUP([.E$1];[$'weapon parameters'.$A:.$M];[.$B$100]+9;0)*[.E$4]*[.$A118]" office:value-type="float" office:value="33.9706113815695" calcext:value-type="float">
            <text:p>34</text:p>
          </table:table-cell>
          <table:table-cell table:style-name="ce18" table:formula="of:=VLOOKUP([.F$1];[$'weapon parameters'.$A:.$M];[.$B$100]+6;0)+VLOOKUP([.F$1];[$'weapon parameters'.$A:.$M];[.$B$100]+9;0)*[.F$4]*[.$A118]" office:value-type="float" office:value="35.2739988392304" calcext:value-type="float">
            <text:p>35</text:p>
          </table:table-cell>
          <table:table-cell table:style-name="ce18" table:formula="of:=VLOOKUP([.G$1];[$'weapon parameters'.$A:.$M];[.$B$100]+6;0)+VLOOKUP([.G$1];[$'weapon parameters'.$A:.$M];[.$B$100]+9;0)*[.G$4]*[.$A118]" office:value-type="float" office:value="29.9955440411001" calcext:value-type="float">
            <text:p>30</text:p>
          </table:table-cell>
          <table:table-cell table:style-name="ce18" table:formula="of:=VLOOKUP([.H$1];[$'weapon parameters'.$A:.$M];[.$B$100]+6;0)+VLOOKUP([.H$1];[$'weapon parameters'.$A:.$M];[.$B$100]+9;0)*[.H$4]*[.$A118]" office:value-type="float" office:value="34.9554644974101" calcext:value-type="float">
            <text:p>35</text:p>
          </table:table-cell>
          <table:table-cell table:style-name="ce18" table:formula="of:=VLOOKUP([.I$1];[$'weapon parameters'.$A:.$M];[.$B$100]+6;0)+VLOOKUP([.I$1];[$'weapon parameters'.$A:.$M];[.$B$100]+9;0)*[.I$4]*[.$A118]" office:value-type="float" office:value="60.385417005057" calcext:value-type="float">
            <text:p>60</text:p>
          </table:table-cell>
          <table:table-cell table:style-name="ce18" table:formula="of:=VLOOKUP([.J$1];[$'weapon parameters'.$A:.$M];[.$B$100]+6;0)+VLOOKUP([.J$1];[$'weapon parameters'.$A:.$M];[.$B$100]+9;0)*[.J$4]*[.$A118]" office:value-type="float" office:value="56.5577629334896" calcext:value-type="float">
            <text:p>57</text:p>
          </table:table-cell>
          <table:table-cell table:style-name="ce18" table:formula="of:=VLOOKUP([.K$1];[$'weapon parameters'.$A:.$M];[.$B$100]+6;0)+VLOOKUP([.K$1];[$'weapon parameters'.$A:.$M];[.$B$100]+9;0)*[.K$4]*[.$A118]" office:value-type="float" office:value="15.2120023471801" calcext:value-type="float">
            <text:p>15</text:p>
          </table:table-cell>
          <table:table-cell table:style-name="ce18" table:formula="of:=VLOOKUP([.L$1];[$'weapon parameters'.$A:.$M];[.$B$100]+6;0)+VLOOKUP([.L$1];[$'weapon parameters'.$A:.$M];[.$B$100]+9;0)*[.L$4]*[.$A118]" office:value-type="float" office:value="18" calcext:value-type="float">
            <text:p>18</text:p>
          </table:table-cell>
          <table:table-cell table:style-name="ce18" table:formula="of:=VLOOKUP([.M$1];[$'weapon parameters'.$A:.$M];[.$B$100]+6;0)+VLOOKUP([.M$1];[$'weapon parameters'.$A:.$M];[.$B$100]+9;0)*[.M$4]*[.$A118]" office:value-type="float" office:value="32.7082113403169" calcext:value-type="float">
            <text:p>33</text:p>
          </table:table-cell>
          <table:table-cell table:style-name="ce18" table:formula="of:=VLOOKUP([.N$1];[$'weapon parameters'.$A:.$M];[.$B$100]+6;0)+VLOOKUP([.N$1];[$'weapon parameters'.$A:.$M];[.$B$100]+9;0)*[.N$4]*[.$A118]" office:value-type="float" office:value="33.9530009135119" calcext:value-type="float">
            <text:p>34</text:p>
          </table:table-cell>
          <table:table-cell table:style-name="ce18" table:formula="of:=VLOOKUP([.O$1];[$'weapon parameters'.$A:.$M];[.$B$100]+6;0)+VLOOKUP([.O$1];[$'weapon parameters'.$A:.$M];[.$B$100]+9;0)*[.O$4]*[.$A118]" office:value-type="float" office:value="28.7257737757779" calcext:value-type="float">
            <text:p>29</text:p>
          </table:table-cell>
          <table:table-cell table:style-name="ce18" table:formula="of:=VLOOKUP([.P$1];[$'weapon parameters'.$A:.$M];[.$B$100]+6;0)+VLOOKUP([.P$1];[$'weapon parameters'.$A:.$M];[.$B$100]+9;0)*[.P$4]*[.$A118]" office:value-type="float" office:value="37.2631710309772" calcext:value-type="float">
            <text:p>37</text:p>
          </table:table-cell>
          <table:table-cell table:style-name="ce18" table:formula="of:=VLOOKUP([.Q$1];[$'weapon parameters'.$A:.$M];[.$B$100]+6;0)+VLOOKUP([.Q$1];[$'weapon parameters'.$A:.$M];[.$B$100]+9;0)*[.Q$4]*[.$A118]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table:formula="of:=VLOOKUP([.B$1];[$'weapon parameters'.$A:.$M];[.$B$100]+6;0)+VLOOKUP([.B$1];[$'weapon parameters'.$A:.$M];[.$B$100]+9;0)*[.B$4]*[.$A119]" office:value-type="float" office:value="12" calcext:value-type="float">
            <text:p>12</text:p>
          </table:table-cell>
          <table:table-cell table:style-name="ce18" table:formula="of:=VLOOKUP([.C$1];[$'weapon parameters'.$A:.$M];[.$B$100]+6;0)+VLOOKUP([.C$1];[$'weapon parameters'.$A:.$M];[.$B$100]+9;0)*[.C$4]*[.$A119]" office:value-type="float" office:value="18" calcext:value-type="float">
            <text:p>18</text:p>
          </table:table-cell>
          <table:table-cell table:style-name="ce18" table:formula="of:=VLOOKUP([.D$1];[$'weapon parameters'.$A:.$M];[.$B$100]+6;0)+VLOOKUP([.D$1];[$'weapon parameters'.$A:.$M];[.$B$100]+9;0)*[.D$4]*[.$A119]" office:value-type="float" office:value="14.4299476916784" calcext:value-type="float">
            <text:p>14</text:p>
          </table:table-cell>
          <table:table-cell table:style-name="ce18" table:formula="of:=VLOOKUP([.E$1];[$'weapon parameters'.$A:.$M];[.$B$100]+6;0)+VLOOKUP([.E$1];[$'weapon parameters'.$A:.$M];[.$B$100]+9;0)*[.E$4]*[.$A119]" office:value-type="float" office:value="36.799046611831" calcext:value-type="float">
            <text:p>37</text:p>
          </table:table-cell>
          <table:table-cell table:style-name="ce18" table:formula="of:=VLOOKUP([.F$1];[$'weapon parameters'.$A:.$M];[.$B$100]+6;0)+VLOOKUP([.F$1];[$'weapon parameters'.$A:.$M];[.$B$100]+9;0)*[.F$4]*[.$A119]" office:value-type="float" office:value="37.8196653124354" calcext:value-type="float">
            <text:p>38</text:p>
          </table:table-cell>
          <table:table-cell table:style-name="ce18" table:formula="of:=VLOOKUP([.G$1];[$'weapon parameters'.$A:.$M];[.$B$100]+6;0)+VLOOKUP([.G$1];[$'weapon parameters'.$A:.$M];[.$B$100]+9;0)*[.G$4]*[.$A119]" office:value-type="float" office:value="32.3281347146168" calcext:value-type="float">
            <text:p>32</text:p>
          </table:table-cell>
          <table:table-cell table:style-name="ce18" table:formula="of:=VLOOKUP([.H$1];[$'weapon parameters'.$A:.$M];[.$B$100]+6;0)+VLOOKUP([.H$1];[$'weapon parameters'.$A:.$M];[.$B$100]+9;0)*[.H$4]*[.$A119]" office:value-type="float" office:value="37.4480419136451" calcext:value-type="float">
            <text:p>37</text:p>
          </table:table-cell>
          <table:table-cell table:style-name="ce18" table:formula="of:=VLOOKUP([.I$1];[$'weapon parameters'.$A:.$M];[.$B$100]+6;0)+VLOOKUP([.I$1];[$'weapon parameters'.$A:.$M];[.$B$100]+9;0)*[.I$4]*[.$A119]" office:value-type="float" office:value="66.4496531725665" calcext:value-type="float">
            <text:p>66</text:p>
          </table:table-cell>
          <table:table-cell table:style-name="ce18" table:formula="of:=VLOOKUP([.J$1];[$'weapon parameters'.$A:.$M];[.$B$100]+6;0)+VLOOKUP([.J$1];[$'weapon parameters'.$A:.$M];[.$B$100]+9;0)*[.J$4]*[.$A119]" office:value-type="float" office:value="62.1507234224045" calcext:value-type="float">
            <text:p>62</text:p>
          </table:table-cell>
          <table:table-cell table:style-name="ce18" table:formula="of:=VLOOKUP([.K$1];[$'weapon parameters'.$A:.$M];[.$B$100]+6;0)+VLOOKUP([.K$1];[$'weapon parameters'.$A:.$M];[.$B$100]+9;0)*[.K$4]*[.$A119]" office:value-type="float" office:value="15.9140027383768" calcext:value-type="float">
            <text:p>16</text:p>
          </table:table-cell>
          <table:table-cell table:style-name="ce18" table:formula="of:=VLOOKUP([.L$1];[$'weapon parameters'.$A:.$M];[.$B$100]+6;0)+VLOOKUP([.L$1];[$'weapon parameters'.$A:.$M];[.$B$100]+9;0)*[.L$4]*[.$A119]" office:value-type="float" office:value="18" calcext:value-type="float">
            <text:p>18</text:p>
          </table:table-cell>
          <table:table-cell table:style-name="ce18" table:formula="of:=VLOOKUP([.M$1];[$'weapon parameters'.$A:.$M];[.$B$100]+6;0)+VLOOKUP([.M$1];[$'weapon parameters'.$A:.$M];[.$B$100]+9;0)*[.M$4]*[.$A119]" office:value-type="float" office:value="35.3262465637031" calcext:value-type="float">
            <text:p>35</text:p>
          </table:table-cell>
          <table:table-cell table:style-name="ce18" table:formula="of:=VLOOKUP([.N$1];[$'weapon parameters'.$A:.$M];[.$B$100]+6;0)+VLOOKUP([.N$1];[$'weapon parameters'.$A:.$M];[.$B$100]+9;0)*[.N$4]*[.$A119]" office:value-type="float" office:value="36.2785010657639" calcext:value-type="float">
            <text:p>36</text:p>
          </table:table-cell>
          <table:table-cell table:style-name="ce18" table:formula="of:=VLOOKUP([.O$1];[$'weapon parameters'.$A:.$M];[.$B$100]+6;0)+VLOOKUP([.O$1];[$'weapon parameters'.$A:.$M];[.$B$100]+9;0)*[.O$4]*[.$A119]" office:value-type="float" office:value="30.8467360717408" calcext:value-type="float">
            <text:p>31</text:p>
          </table:table-cell>
          <table:table-cell table:style-name="ce18" table:formula="of:=VLOOKUP([.P$1];[$'weapon parameters'.$A:.$M];[.$B$100]+6;0)+VLOOKUP([.P$1];[$'weapon parameters'.$A:.$M];[.$B$100]+9;0)*[.P$4]*[.$A119]" office:value-type="float" office:value="43.47369953614" calcext:value-type="float">
            <text:p>43</text:p>
          </table:table-cell>
          <table:table-cell table:style-name="ce18" table:formula="of:=VLOOKUP([.Q$1];[$'weapon parameters'.$A:.$M];[.$B$100]+6;0)+VLOOKUP([.Q$1];[$'weapon parameters'.$A:.$M];[.$B$100]+9;0)*[.Q$4]*[.$A119]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table:formula="of:=VLOOKUP([.B$1];[$'weapon parameters'.$A:.$M];[.$B$100]+6;0)+VLOOKUP([.B$1];[$'weapon parameters'.$A:.$M];[.$B$100]+9;0)*[.B$4]*[.$A120]" office:value-type="float" office:value="12" calcext:value-type="float">
            <text:p>12</text:p>
          </table:table-cell>
          <table:table-cell table:style-name="ce18" table:formula="of:=VLOOKUP([.C$1];[$'weapon parameters'.$A:.$M];[.$B$100]+6;0)+VLOOKUP([.C$1];[$'weapon parameters'.$A:.$M];[.$B$100]+9;0)*[.C$4]*[.$A120]" office:value-type="float" office:value="18" calcext:value-type="float">
            <text:p>18</text:p>
          </table:table-cell>
          <table:table-cell table:style-name="ce18" table:formula="of:=VLOOKUP([.D$1];[$'weapon parameters'.$A:.$M];[.$B$100]+6;0)+VLOOKUP([.D$1];[$'weapon parameters'.$A:.$M];[.$B$100]+9;0)*[.D$4]*[.$A120]" office:value-type="float" office:value="14.919940219061" calcext:value-type="float">
            <text:p>15</text:p>
          </table:table-cell>
          <table:table-cell table:style-name="ce18" table:formula="of:=VLOOKUP([.E$1];[$'weapon parameters'.$A:.$M];[.$B$100]+6;0)+VLOOKUP([.E$1];[$'weapon parameters'.$A:.$M];[.$B$100]+9;0)*[.E$4]*[.$A120]" office:value-type="float" office:value="39.6274818420926" calcext:value-type="float">
            <text:p>40</text:p>
          </table:table-cell>
          <table:table-cell table:style-name="ce18" table:formula="of:=VLOOKUP([.F$1];[$'weapon parameters'.$A:.$M];[.$B$100]+6;0)+VLOOKUP([.F$1];[$'weapon parameters'.$A:.$M];[.$B$100]+9;0)*[.F$4]*[.$A120]" office:value-type="float" office:value="40.3653317856405" calcext:value-type="float">
            <text:p>40</text:p>
          </table:table-cell>
          <table:table-cell table:style-name="ce18" table:formula="of:=VLOOKUP([.G$1];[$'weapon parameters'.$A:.$M];[.$B$100]+6;0)+VLOOKUP([.G$1];[$'weapon parameters'.$A:.$M];[.$B$100]+9;0)*[.G$4]*[.$A120]" office:value-type="float" office:value="34.6607253881335" calcext:value-type="float">
            <text:p>35</text:p>
          </table:table-cell>
          <table:table-cell table:style-name="ce18" table:formula="of:=VLOOKUP([.H$1];[$'weapon parameters'.$A:.$M];[.$B$100]+6;0)+VLOOKUP([.H$1];[$'weapon parameters'.$A:.$M];[.$B$100]+9;0)*[.H$4]*[.$A120]" office:value-type="float" office:value="39.9406193298801" calcext:value-type="float">
            <text:p>40</text:p>
          </table:table-cell>
          <table:table-cell table:style-name="ce18" table:formula="of:=VLOOKUP([.I$1];[$'weapon parameters'.$A:.$M];[.$B$100]+6;0)+VLOOKUP([.I$1];[$'weapon parameters'.$A:.$M];[.$B$100]+9;0)*[.I$4]*[.$A120]" office:value-type="float" office:value="72.513889340076" calcext:value-type="float">
            <text:p>73</text:p>
          </table:table-cell>
          <table:table-cell table:style-name="ce18" table:formula="of:=VLOOKUP([.J$1];[$'weapon parameters'.$A:.$M];[.$B$100]+6;0)+VLOOKUP([.J$1];[$'weapon parameters'.$A:.$M];[.$B$100]+9;0)*[.J$4]*[.$A120]" office:value-type="float" office:value="67.7436839113194" calcext:value-type="float">
            <text:p>68</text:p>
          </table:table-cell>
          <table:table-cell table:style-name="ce18" table:formula="of:=VLOOKUP([.K$1];[$'weapon parameters'.$A:.$M];[.$B$100]+6;0)+VLOOKUP([.K$1];[$'weapon parameters'.$A:.$M];[.$B$100]+9;0)*[.K$4]*[.$A120]" office:value-type="float" office:value="16.6160031295735" calcext:value-type="float">
            <text:p>17</text:p>
          </table:table-cell>
          <table:table-cell table:style-name="ce18" table:formula="of:=VLOOKUP([.L$1];[$'weapon parameters'.$A:.$M];[.$B$100]+6;0)+VLOOKUP([.L$1];[$'weapon parameters'.$A:.$M];[.$B$100]+9;0)*[.L$4]*[.$A120]" office:value-type="float" office:value="18" calcext:value-type="float">
            <text:p>18</text:p>
          </table:table-cell>
          <table:table-cell table:style-name="ce18" table:formula="of:=VLOOKUP([.M$1];[$'weapon parameters'.$A:.$M];[.$B$100]+6;0)+VLOOKUP([.M$1];[$'weapon parameters'.$A:.$M];[.$B$100]+9;0)*[.M$4]*[.$A120]" office:value-type="float" office:value="37.9442817870893" calcext:value-type="float">
            <text:p>38</text:p>
          </table:table-cell>
          <table:table-cell table:style-name="ce18" table:formula="of:=VLOOKUP([.N$1];[$'weapon parameters'.$A:.$M];[.$B$100]+6;0)+VLOOKUP([.N$1];[$'weapon parameters'.$A:.$M];[.$B$100]+9;0)*[.N$4]*[.$A120]" office:value-type="float" office:value="38.6040012180159" calcext:value-type="float">
            <text:p>39</text:p>
          </table:table-cell>
          <table:table-cell table:style-name="ce18" table:formula="of:=VLOOKUP([.O$1];[$'weapon parameters'.$A:.$M];[.$B$100]+6;0)+VLOOKUP([.O$1];[$'weapon parameters'.$A:.$M];[.$B$100]+9;0)*[.O$4]*[.$A120]" office:value-type="float" office:value="32.9676983677038" calcext:value-type="float">
            <text:p>33</text:p>
          </table:table-cell>
          <table:table-cell table:style-name="ce18" table:formula="of:=VLOOKUP([.P$1];[$'weapon parameters'.$A:.$M];[.$B$100]+6;0)+VLOOKUP([.P$1];[$'weapon parameters'.$A:.$M];[.$B$100]+9;0)*[.P$4]*[.$A120]" office:value-type="float" office:value="49.6842280413029" calcext:value-type="float">
            <text:p>50</text:p>
          </table:table-cell>
          <table:table-cell table:style-name="ce18" table:formula="of:=VLOOKUP([.Q$1];[$'weapon parameters'.$A:.$M];[.$B$100]+6;0)+VLOOKUP([.Q$1];[$'weapon parameters'.$A:.$M];[.$B$100]+9;0)*[.Q$4]*[.$A120]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table:formula="of:=VLOOKUP([.B$1];[$'weapon parameters'.$A:.$M];[.$B$100]+6;0)+VLOOKUP([.B$1];[$'weapon parameters'.$A:.$M];[.$B$100]+9;0)*[.B$4]*[.$A121]" office:value-type="float" office:value="12" calcext:value-type="float">
            <text:p>12</text:p>
          </table:table-cell>
          <table:table-cell table:style-name="ce18" table:formula="of:=VLOOKUP([.C$1];[$'weapon parameters'.$A:.$M];[.$B$100]+6;0)+VLOOKUP([.C$1];[$'weapon parameters'.$A:.$M];[.$B$100]+9;0)*[.C$4]*[.$A121]" office:value-type="float" office:value="18" calcext:value-type="float">
            <text:p>18</text:p>
          </table:table-cell>
          <table:table-cell table:style-name="ce18" table:formula="of:=VLOOKUP([.D$1];[$'weapon parameters'.$A:.$M];[.$B$100]+6;0)+VLOOKUP([.D$1];[$'weapon parameters'.$A:.$M];[.$B$100]+9;0)*[.D$4]*[.$A121]" office:value-type="float" office:value="15.4099327464436" calcext:value-type="float">
            <text:p>15</text:p>
          </table:table-cell>
          <table:table-cell table:style-name="ce18" table:formula="of:=VLOOKUP([.E$1];[$'weapon parameters'.$A:.$M];[.$B$100]+6;0)+VLOOKUP([.E$1];[$'weapon parameters'.$A:.$M];[.$B$100]+9;0)*[.E$4]*[.$A121]" office:value-type="float" office:value="42.4559170723542" calcext:value-type="float">
            <text:p>42</text:p>
          </table:table-cell>
          <table:table-cell table:style-name="ce18" table:formula="of:=VLOOKUP([.F$1];[$'weapon parameters'.$A:.$M];[.$B$100]+6;0)+VLOOKUP([.F$1];[$'weapon parameters'.$A:.$M];[.$B$100]+9;0)*[.F$4]*[.$A121]" office:value-type="float" office:value="42.9109982588455" calcext:value-type="float">
            <text:p>43</text:p>
          </table:table-cell>
          <table:table-cell table:style-name="ce18" table:formula="of:=VLOOKUP([.G$1];[$'weapon parameters'.$A:.$M];[.$B$100]+6;0)+VLOOKUP([.G$1];[$'weapon parameters'.$A:.$M];[.$B$100]+9;0)*[.G$4]*[.$A121]" office:value-type="float" office:value="36.9933160616502" calcext:value-type="float">
            <text:p>37</text:p>
          </table:table-cell>
          <table:table-cell table:style-name="ce18" table:formula="of:=VLOOKUP([.H$1];[$'weapon parameters'.$A:.$M];[.$B$100]+6;0)+VLOOKUP([.H$1];[$'weapon parameters'.$A:.$M];[.$B$100]+9;0)*[.H$4]*[.$A121]" office:value-type="float" office:value="42.4331967461151" calcext:value-type="float">
            <text:p>42</text:p>
          </table:table-cell>
          <table:table-cell table:style-name="ce18" table:formula="of:=VLOOKUP([.I$1];[$'weapon parameters'.$A:.$M];[.$B$100]+6;0)+VLOOKUP([.I$1];[$'weapon parameters'.$A:.$M];[.$B$100]+9;0)*[.I$4]*[.$A121]" office:value-type="float" office:value="78.5781255075855" calcext:value-type="float">
            <text:p>79</text:p>
          </table:table-cell>
          <table:table-cell table:style-name="ce18" table:formula="of:=VLOOKUP([.J$1];[$'weapon parameters'.$A:.$M];[.$B$100]+6;0)+VLOOKUP([.J$1];[$'weapon parameters'.$A:.$M];[.$B$100]+9;0)*[.J$4]*[.$A121]" office:value-type="float" office:value="73.3366444002344" calcext:value-type="float">
            <text:p>73</text:p>
          </table:table-cell>
          <table:table-cell table:style-name="ce18" table:formula="of:=VLOOKUP([.K$1];[$'weapon parameters'.$A:.$M];[.$B$100]+6;0)+VLOOKUP([.K$1];[$'weapon parameters'.$A:.$M];[.$B$100]+9;0)*[.K$4]*[.$A121]" office:value-type="float" office:value="17.3180035207701" calcext:value-type="float">
            <text:p>17</text:p>
          </table:table-cell>
          <table:table-cell table:style-name="ce18" table:formula="of:=VLOOKUP([.L$1];[$'weapon parameters'.$A:.$M];[.$B$100]+6;0)+VLOOKUP([.L$1];[$'weapon parameters'.$A:.$M];[.$B$100]+9;0)*[.L$4]*[.$A121]" office:value-type="float" office:value="18" calcext:value-type="float">
            <text:p>18</text:p>
          </table:table-cell>
          <table:table-cell table:style-name="ce18" table:formula="of:=VLOOKUP([.M$1];[$'weapon parameters'.$A:.$M];[.$B$100]+6;0)+VLOOKUP([.M$1];[$'weapon parameters'.$A:.$M];[.$B$100]+9;0)*[.M$4]*[.$A121]" office:value-type="float" office:value="40.5623170104754" calcext:value-type="float">
            <text:p>41</text:p>
          </table:table-cell>
          <table:table-cell table:style-name="ce18" table:formula="of:=VLOOKUP([.N$1];[$'weapon parameters'.$A:.$M];[.$B$100]+6;0)+VLOOKUP([.N$1];[$'weapon parameters'.$A:.$M];[.$B$100]+9;0)*[.N$4]*[.$A121]" office:value-type="float" office:value="40.9295013702679" calcext:value-type="float">
            <text:p>41</text:p>
          </table:table-cell>
          <table:table-cell table:style-name="ce18" table:formula="of:=VLOOKUP([.O$1];[$'weapon parameters'.$A:.$M];[.$B$100]+6;0)+VLOOKUP([.O$1];[$'weapon parameters'.$A:.$M];[.$B$100]+9;0)*[.O$4]*[.$A121]" office:value-type="float" office:value="35.0886606636668" calcext:value-type="float">
            <text:p>35</text:p>
          </table:table-cell>
          <table:table-cell table:style-name="ce18" table:formula="of:=VLOOKUP([.P$1];[$'weapon parameters'.$A:.$M];[.$B$100]+6;0)+VLOOKUP([.P$1];[$'weapon parameters'.$A:.$M];[.$B$100]+9;0)*[.P$4]*[.$A121]" office:value-type="float" office:value="55.8947565464658" calcext:value-type="float">
            <text:p>56</text:p>
          </table:table-cell>
          <table:table-cell table:style-name="ce18" table:formula="of:=VLOOKUP([.Q$1];[$'weapon parameters'.$A:.$M];[.$B$100]+6;0)+VLOOKUP([.Q$1];[$'weapon parameters'.$A:.$M];[.$B$100]+9;0)*[.Q$4]*[.$A121]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VLOOKUP([.B$1];[$'weapon parameters'.$A:.$M];[.$B$100]+6;0)+VLOOKUP([.B$1];[$'weapon parameters'.$A:.$M];[.$B$100]+9;0)*[.B$4]*[.$A122]" office:value-type="float" office:value="12" calcext:value-type="float">
            <text:p>12</text:p>
          </table:table-cell>
          <table:table-cell table:style-name="ce18" table:formula="of:=VLOOKUP([.C$1];[$'weapon parameters'.$A:.$M];[.$B$100]+6;0)+VLOOKUP([.C$1];[$'weapon parameters'.$A:.$M];[.$B$100]+9;0)*[.C$4]*[.$A122]" office:value-type="float" office:value="18" calcext:value-type="float">
            <text:p>18</text:p>
          </table:table-cell>
          <table:table-cell table:style-name="ce18" table:formula="of:=VLOOKUP([.D$1];[$'weapon parameters'.$A:.$M];[.$B$100]+6;0)+VLOOKUP([.D$1];[$'weapon parameters'.$A:.$M];[.$B$100]+9;0)*[.D$4]*[.$A122]" office:value-type="float" office:value="15.8999252738262" calcext:value-type="float">
            <text:p>16</text:p>
          </table:table-cell>
          <table:table-cell table:style-name="ce18" table:formula="of:=VLOOKUP([.E$1];[$'weapon parameters'.$A:.$M];[.$B$100]+6;0)+VLOOKUP([.E$1];[$'weapon parameters'.$A:.$M];[.$B$100]+9;0)*[.E$4]*[.$A122]" office:value-type="float" office:value="45.2843523026158" calcext:value-type="float">
            <text:p>45</text:p>
          </table:table-cell>
          <table:table-cell table:style-name="ce18" table:formula="of:=VLOOKUP([.F$1];[$'weapon parameters'.$A:.$M];[.$B$100]+6;0)+VLOOKUP([.F$1];[$'weapon parameters'.$A:.$M];[.$B$100]+9;0)*[.F$4]*[.$A122]" office:value-type="float" office:value="45.4566647320506" calcext:value-type="float">
            <text:p>45</text:p>
          </table:table-cell>
          <table:table-cell table:style-name="ce18" table:formula="of:=VLOOKUP([.G$1];[$'weapon parameters'.$A:.$M];[.$B$100]+6;0)+VLOOKUP([.G$1];[$'weapon parameters'.$A:.$M];[.$B$100]+9;0)*[.G$4]*[.$A122]" office:value-type="float" office:value="39.3259067351669" calcext:value-type="float">
            <text:p>39</text:p>
          </table:table-cell>
          <table:table-cell table:style-name="ce18" table:formula="of:=VLOOKUP([.H$1];[$'weapon parameters'.$A:.$M];[.$B$100]+6;0)+VLOOKUP([.H$1];[$'weapon parameters'.$A:.$M];[.$B$100]+9;0)*[.H$4]*[.$A122]" office:value-type="float" office:value="44.9257741623502" calcext:value-type="float">
            <text:p>45</text:p>
          </table:table-cell>
          <table:table-cell table:style-name="ce18" table:formula="of:=VLOOKUP([.I$1];[$'weapon parameters'.$A:.$M];[.$B$100]+6;0)+VLOOKUP([.I$1];[$'weapon parameters'.$A:.$M];[.$B$100]+9;0)*[.I$4]*[.$A122]" office:value-type="float" office:value="84.6423616750951" calcext:value-type="float">
            <text:p>85</text:p>
          </table:table-cell>
          <table:table-cell table:style-name="ce18" table:formula="of:=VLOOKUP([.J$1];[$'weapon parameters'.$A:.$M];[.$B$100]+6;0)+VLOOKUP([.J$1];[$'weapon parameters'.$A:.$M];[.$B$100]+9;0)*[.J$4]*[.$A122]" office:value-type="float" office:value="78.9296048891493" calcext:value-type="float">
            <text:p>79</text:p>
          </table:table-cell>
          <table:table-cell table:style-name="ce18" table:formula="of:=VLOOKUP([.K$1];[$'weapon parameters'.$A:.$M];[.$B$100]+6;0)+VLOOKUP([.K$1];[$'weapon parameters'.$A:.$M];[.$B$100]+9;0)*[.K$4]*[.$A122]" office:value-type="float" office:value="18.0200039119668" calcext:value-type="float">
            <text:p>18</text:p>
          </table:table-cell>
          <table:table-cell table:style-name="ce18" table:formula="of:=VLOOKUP([.L$1];[$'weapon parameters'.$A:.$M];[.$B$100]+6;0)+VLOOKUP([.L$1];[$'weapon parameters'.$A:.$M];[.$B$100]+9;0)*[.L$4]*[.$A122]" office:value-type="float" office:value="18" calcext:value-type="float">
            <text:p>18</text:p>
          </table:table-cell>
          <table:table-cell table:style-name="ce18" table:formula="of:=VLOOKUP([.M$1];[$'weapon parameters'.$A:.$M];[.$B$100]+6;0)+VLOOKUP([.M$1];[$'weapon parameters'.$A:.$M];[.$B$100]+9;0)*[.M$4]*[.$A122]" office:value-type="float" office:value="43.1803522338616" calcext:value-type="float">
            <text:p>43</text:p>
          </table:table-cell>
          <table:table-cell table:style-name="ce18" table:formula="of:=VLOOKUP([.N$1];[$'weapon parameters'.$A:.$M];[.$B$100]+6;0)+VLOOKUP([.N$1];[$'weapon parameters'.$A:.$M];[.$B$100]+9;0)*[.N$4]*[.$A122]" office:value-type="float" office:value="43.2550015225199" calcext:value-type="float">
            <text:p>43</text:p>
          </table:table-cell>
          <table:table-cell table:style-name="ce18" table:formula="of:=VLOOKUP([.O$1];[$'weapon parameters'.$A:.$M];[.$B$100]+6;0)+VLOOKUP([.O$1];[$'weapon parameters'.$A:.$M];[.$B$100]+9;0)*[.O$4]*[.$A122]" office:value-type="float" office:value="37.2096229596298" calcext:value-type="float">
            <text:p>37</text:p>
          </table:table-cell>
          <table:table-cell table:style-name="ce18" table:formula="of:=VLOOKUP([.P$1];[$'weapon parameters'.$A:.$M];[.$B$100]+6;0)+VLOOKUP([.P$1];[$'weapon parameters'.$A:.$M];[.$B$100]+9;0)*[.P$4]*[.$A122]" office:value-type="float" office:value="62.1052850516286" calcext:value-type="float">
            <text:p>62</text:p>
          </table:table-cell>
          <table:table-cell table:style-name="ce18" table:formula="of:=VLOOKUP([.Q$1];[$'weapon parameters'.$A:.$M];[.$B$100]+6;0)+VLOOKUP([.Q$1];[$'weapon parameters'.$A:.$M];[.$B$100]+9;0)*[.Q$4]*[.$A122]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2</text:p>
          </table:table-cell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table:formula="of:=IF(ISBLANK([.B$2]);0;VLOOKUP([.B$2];[$'weapon parameters'.$A:.$M];[.$B$100]+6;0)+VLOOKUP([.B$2];[$'weapon parameters'.$A:.$M];[.$B$100]+9;0)*[.B$5]*[.$A124])" office:value-type="float" office:value="0" calcext:value-type="float">
            <text:p>0</text:p>
          </table:table-cell>
          <table:table-cell table:style-name="ce18" table:formula="of:=IF(ISBLANK([.C$2]);0;VLOOKUP([.C$2];[$'weapon parameters'.$A:.$M];[.$B$100]+6;0)+VLOOKUP([.C$2];[$'weapon parameters'.$A:.$M];[.$B$100]+9;0)*[.C$5]*[.$A124])" office:value-type="float" office:value="0" calcext:value-type="float">
            <text:p>0</text:p>
          </table:table-cell>
          <table:table-cell table:style-name="ce18" table:formula="of:=IF(ISBLANK([.D$2]);0;VLOOKUP([.D$2];[$'weapon parameters'.$A:.$M];[.$B$100]+6;0)+VLOOKUP([.D$2];[$'weapon parameters'.$A:.$M];[.$B$100]+9;0)*[.D$5]*[.$A124])" office:value-type="float" office:value="0" calcext:value-type="float">
            <text:p>0</text:p>
          </table:table-cell>
          <table:table-cell table:style-name="ce18" table:formula="of:=IF(ISBLANK([.E$2]);0;VLOOKUP([.E$2];[$'weapon parameters'.$A:.$M];[.$B$100]+6;0)+VLOOKUP([.E$2];[$'weapon parameters'.$A:.$M];[.$B$100]+9;0)*[.E$5]*[.$A124])" office:value-type="float" office:value="0" calcext:value-type="float">
            <text:p>0</text:p>
          </table:table-cell>
          <table:table-cell table:style-name="ce18" table:formula="of:=IF(ISBLANK([.F$2]);0;VLOOKUP([.F$2];[$'weapon parameters'.$A:.$M];[.$B$100]+6;0)+VLOOKUP([.F$2];[$'weapon parameters'.$A:.$M];[.$B$100]+9;0)*[.F$5]*[.$A124])" office:value-type="float" office:value="0" calcext:value-type="float">
            <text:p>0</text:p>
          </table:table-cell>
          <table:table-cell table:style-name="ce18" table:formula="of:=IF(ISBLANK([.G$2]);0;VLOOKUP([.G$2];[$'weapon parameters'.$A:.$M];[.$B$100]+6;0)+VLOOKUP([.G$2];[$'weapon parameters'.$A:.$M];[.$B$100]+9;0)*[.G$5]*[.$A124])" office:value-type="float" office:value="0" calcext:value-type="float">
            <text:p>0</text:p>
          </table:table-cell>
          <table:table-cell table:style-name="ce18" table:formula="of:=IF(ISBLANK([.H$2]);0;VLOOKUP([.H$2];[$'weapon parameters'.$A:.$M];[.$B$100]+6;0)+VLOOKUP([.H$2];[$'weapon parameters'.$A:.$M];[.$B$100]+9;0)*[.H$5]*[.$A124])" office:value-type="float" office:value="0" calcext:value-type="float">
            <text:p>0</text:p>
          </table:table-cell>
          <table:table-cell table:style-name="ce18" table:formula="of:=IF(ISBLANK([.I$2]);0;VLOOKUP([.I$2];[$'weapon parameters'.$A:.$M];[.$B$100]+6;0)+VLOOKUP([.I$2];[$'weapon parameters'.$A:.$M];[.$B$100]+9;0)*[.I$5]*[.$A124])" office:value-type="float" office:value="0" calcext:value-type="float">
            <text:p>0</text:p>
          </table:table-cell>
          <table:table-cell table:style-name="ce18" table:formula="of:=IF(ISBLANK([.J$2]);0;VLOOKUP([.J$2];[$'weapon parameters'.$A:.$M];[.$B$100]+6;0)+VLOOKUP([.J$2];[$'weapon parameters'.$A:.$M];[.$B$100]+9;0)*[.J$5]*[.$A124])" office:value-type="float" office:value="0" calcext:value-type="float">
            <text:p>0</text:p>
          </table:table-cell>
          <table:table-cell table:style-name="ce18" table:formula="of:=IF(ISBLANK([.K$2]);0;VLOOKUP([.K$2];[$'weapon parameters'.$A:.$M];[.$B$100]+6;0)+VLOOKUP([.K$2];[$'weapon parameters'.$A:.$M];[.$B$100]+9;0)*[.K$5]*[.$A124])" office:value-type="float" office:value="11.7020003911967" calcext:value-type="float">
            <text:p>12</text:p>
          </table:table-cell>
          <table:table-cell table:style-name="ce18" table:formula="of:=IF(ISBLANK([.L$2]);0;VLOOKUP([.L$2];[$'weapon parameters'.$A:.$M];[.$B$100]+6;0)+VLOOKUP([.L$2];[$'weapon parameters'.$A:.$M];[.$B$100]+9;0)*[.L$5]*[.$A124])" office:value-type="float" office:value="18" calcext:value-type="float">
            <text:p>18</text:p>
          </table:table-cell>
          <table:table-cell table:style-name="ce18" table:formula="of:=IF(ISBLANK([.M$2]);0;VLOOKUP([.M$2];[$'weapon parameters'.$A:.$M];[.$B$100]+6;0)+VLOOKUP([.M$2];[$'weapon parameters'.$A:.$M];[.$B$100]+9;0)*[.M$5]*[.$A124])" office:value-type="float" office:value="18" calcext:value-type="float">
            <text:p>18</text:p>
          </table:table-cell>
          <table:table-cell table:style-name="ce18" table:formula="of:=IF(ISBLANK([.N$2]);0;VLOOKUP([.N$2];[$'weapon parameters'.$A:.$M];[.$B$100]+6;0)+VLOOKUP([.N$2];[$'weapon parameters'.$A:.$M];[.$B$100]+9;0)*[.N$5]*[.$A124])" office:value-type="float" office:value="18" calcext:value-type="float">
            <text:p>18</text:p>
          </table:table-cell>
          <table:table-cell table:style-name="ce18" table:formula="of:=IF(ISBLANK([.O$2]);0;VLOOKUP([.O$2];[$'weapon parameters'.$A:.$M];[.$B$100]+6;0)+VLOOKUP([.O$2];[$'weapon parameters'.$A:.$M];[.$B$100]+9;0)*[.O$5]*[.$A124])" office:value-type="float" office:value="18" calcext:value-type="float">
            <text:p>18</text:p>
          </table:table-cell>
          <table:table-cell table:style-name="ce18" table:formula="of:=IF(ISBLANK([.P$2]);0;VLOOKUP([.P$2];[$'weapon parameters'.$A:.$M];[.$B$100]+6;0)+VLOOKUP([.P$2];[$'weapon parameters'.$A:.$M];[.$B$100]+9;0)*[.P$5]*[.$A124])" office:value-type="float" office:value="0" calcext:value-type="float">
            <text:p>0</text:p>
          </table:table-cell>
          <table:table-cell table:style-name="ce18" table:formula="of:=IF(ISBLANK([.Q$2]);0;VLOOKUP([.Q$2];[$'weapon parameters'.$A:.$M];[.$B$100]+6;0)+VLOOKUP([.Q$2];[$'weapon parameters'.$A:.$M];[.$B$100]+9;0)*[.Q$5]*[.$A124])" office:value-type="float" office:value="5.57992596058392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IF(ISBLANK([.B$2]);0;VLOOKUP([.B$2];[$'weapon parameters'.$A:.$M];[.$B$100]+6;0)+VLOOKUP([.B$2];[$'weapon parameters'.$A:.$M];[.$B$100]+9;0)*[.B$5]*[.$A125])" office:value-type="float" office:value="0" calcext:value-type="float">
            <text:p>0</text:p>
          </table:table-cell>
          <table:table-cell table:style-name="ce18" table:formula="of:=IF(ISBLANK([.C$2]);0;VLOOKUP([.C$2];[$'weapon parameters'.$A:.$M];[.$B$100]+6;0)+VLOOKUP([.C$2];[$'weapon parameters'.$A:.$M];[.$B$100]+9;0)*[.C$5]*[.$A125])" office:value-type="float" office:value="0" calcext:value-type="float">
            <text:p>0</text:p>
          </table:table-cell>
          <table:table-cell table:style-name="ce18" table:formula="of:=IF(ISBLANK([.D$2]);0;VLOOKUP([.D$2];[$'weapon parameters'.$A:.$M];[.$B$100]+6;0)+VLOOKUP([.D$2];[$'weapon parameters'.$A:.$M];[.$B$100]+9;0)*[.D$5]*[.$A125])" office:value-type="float" office:value="0" calcext:value-type="float">
            <text:p>0</text:p>
          </table:table-cell>
          <table:table-cell table:style-name="ce18" table:formula="of:=IF(ISBLANK([.E$2]);0;VLOOKUP([.E$2];[$'weapon parameters'.$A:.$M];[.$B$100]+6;0)+VLOOKUP([.E$2];[$'weapon parameters'.$A:.$M];[.$B$100]+9;0)*[.E$5]*[.$A125])" office:value-type="float" office:value="0" calcext:value-type="float">
            <text:p>0</text:p>
          </table:table-cell>
          <table:table-cell table:style-name="ce18" table:formula="of:=IF(ISBLANK([.F$2]);0;VLOOKUP([.F$2];[$'weapon parameters'.$A:.$M];[.$B$100]+6;0)+VLOOKUP([.F$2];[$'weapon parameters'.$A:.$M];[.$B$100]+9;0)*[.F$5]*[.$A125])" office:value-type="float" office:value="0" calcext:value-type="float">
            <text:p>0</text:p>
          </table:table-cell>
          <table:table-cell table:style-name="ce18" table:formula="of:=IF(ISBLANK([.G$2]);0;VLOOKUP([.G$2];[$'weapon parameters'.$A:.$M];[.$B$100]+6;0)+VLOOKUP([.G$2];[$'weapon parameters'.$A:.$M];[.$B$100]+9;0)*[.G$5]*[.$A125])" office:value-type="float" office:value="0" calcext:value-type="float">
            <text:p>0</text:p>
          </table:table-cell>
          <table:table-cell table:style-name="ce18" table:formula="of:=IF(ISBLANK([.H$2]);0;VLOOKUP([.H$2];[$'weapon parameters'.$A:.$M];[.$B$100]+6;0)+VLOOKUP([.H$2];[$'weapon parameters'.$A:.$M];[.$B$100]+9;0)*[.H$5]*[.$A125])" office:value-type="float" office:value="0" calcext:value-type="float">
            <text:p>0</text:p>
          </table:table-cell>
          <table:table-cell table:style-name="ce18" table:formula="of:=IF(ISBLANK([.I$2]);0;VLOOKUP([.I$2];[$'weapon parameters'.$A:.$M];[.$B$100]+6;0)+VLOOKUP([.I$2];[$'weapon parameters'.$A:.$M];[.$B$100]+9;0)*[.I$5]*[.$A125])" office:value-type="float" office:value="0" calcext:value-type="float">
            <text:p>0</text:p>
          </table:table-cell>
          <table:table-cell table:style-name="ce18" table:formula="of:=IF(ISBLANK([.J$2]);0;VLOOKUP([.J$2];[$'weapon parameters'.$A:.$M];[.$B$100]+6;0)+VLOOKUP([.J$2];[$'weapon parameters'.$A:.$M];[.$B$100]+9;0)*[.J$5]*[.$A125])" office:value-type="float" office:value="0" calcext:value-type="float">
            <text:p>0</text:p>
          </table:table-cell>
          <table:table-cell table:style-name="ce18" table:formula="of:=IF(ISBLANK([.K$2]);0;VLOOKUP([.K$2];[$'weapon parameters'.$A:.$M];[.$B$100]+6;0)+VLOOKUP([.K$2];[$'weapon parameters'.$A:.$M];[.$B$100]+9;0)*[.K$5]*[.$A125])" office:value-type="float" office:value="12.4040007823934" calcext:value-type="float">
            <text:p>12</text:p>
          </table:table-cell>
          <table:table-cell table:style-name="ce18" table:formula="of:=IF(ISBLANK([.L$2]);0;VLOOKUP([.L$2];[$'weapon parameters'.$A:.$M];[.$B$100]+6;0)+VLOOKUP([.L$2];[$'weapon parameters'.$A:.$M];[.$B$100]+9;0)*[.L$5]*[.$A125])" office:value-type="float" office:value="18" calcext:value-type="float">
            <text:p>18</text:p>
          </table:table-cell>
          <table:table-cell table:style-name="ce18" table:formula="of:=IF(ISBLANK([.M$2]);0;VLOOKUP([.M$2];[$'weapon parameters'.$A:.$M];[.$B$100]+6;0)+VLOOKUP([.M$2];[$'weapon parameters'.$A:.$M];[.$B$100]+9;0)*[.M$5]*[.$A125])" office:value-type="float" office:value="18" calcext:value-type="float">
            <text:p>18</text:p>
          </table:table-cell>
          <table:table-cell table:style-name="ce18" table:formula="of:=IF(ISBLANK([.N$2]);0;VLOOKUP([.N$2];[$'weapon parameters'.$A:.$M];[.$B$100]+6;0)+VLOOKUP([.N$2];[$'weapon parameters'.$A:.$M];[.$B$100]+9;0)*[.N$5]*[.$A125])" office:value-type="float" office:value="18" calcext:value-type="float">
            <text:p>18</text:p>
          </table:table-cell>
          <table:table-cell table:style-name="ce18" table:formula="of:=IF(ISBLANK([.O$2]);0;VLOOKUP([.O$2];[$'weapon parameters'.$A:.$M];[.$B$100]+6;0)+VLOOKUP([.O$2];[$'weapon parameters'.$A:.$M];[.$B$100]+9;0)*[.O$5]*[.$A125])" office:value-type="float" office:value="18" calcext:value-type="float">
            <text:p>18</text:p>
          </table:table-cell>
          <table:table-cell table:style-name="ce18" table:formula="of:=IF(ISBLANK([.P$2]);0;VLOOKUP([.P$2];[$'weapon parameters'.$A:.$M];[.$B$100]+6;0)+VLOOKUP([.P$2];[$'weapon parameters'.$A:.$M];[.$B$100]+9;0)*[.P$5]*[.$A125])" office:value-type="float" office:value="0" calcext:value-type="float">
            <text:p>0</text:p>
          </table:table-cell>
          <table:table-cell table:style-name="ce18" table:formula="of:=IF(ISBLANK([.Q$2]);0;VLOOKUP([.Q$2];[$'weapon parameters'.$A:.$M];[.$B$100]+6;0)+VLOOKUP([.Q$2];[$'weapon parameters'.$A:.$M];[.$B$100]+9;0)*[.Q$5]*[.$A125])" office:value-type="float" office:value="11.1598519211678" calcext:value-type="float">
            <text:p>11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formula="of:=IF(ISBLANK([.B$2]);0;VLOOKUP([.B$2];[$'weapon parameters'.$A:.$M];[.$B$100]+6;0)+VLOOKUP([.B$2];[$'weapon parameters'.$A:.$M];[.$B$100]+9;0)*[.B$5]*[.$A126])" office:value-type="float" office:value="0" calcext:value-type="float">
            <text:p>0</text:p>
          </table:table-cell>
          <table:table-cell table:style-name="ce18" table:formula="of:=IF(ISBLANK([.C$2]);0;VLOOKUP([.C$2];[$'weapon parameters'.$A:.$M];[.$B$100]+6;0)+VLOOKUP([.C$2];[$'weapon parameters'.$A:.$M];[.$B$100]+9;0)*[.C$5]*[.$A126])" office:value-type="float" office:value="0" calcext:value-type="float">
            <text:p>0</text:p>
          </table:table-cell>
          <table:table-cell table:style-name="ce18" table:formula="of:=IF(ISBLANK([.D$2]);0;VLOOKUP([.D$2];[$'weapon parameters'.$A:.$M];[.$B$100]+6;0)+VLOOKUP([.D$2];[$'weapon parameters'.$A:.$M];[.$B$100]+9;0)*[.D$5]*[.$A126])" office:value-type="float" office:value="0" calcext:value-type="float">
            <text:p>0</text:p>
          </table:table-cell>
          <table:table-cell table:style-name="ce18" table:formula="of:=IF(ISBLANK([.E$2]);0;VLOOKUP([.E$2];[$'weapon parameters'.$A:.$M];[.$B$100]+6;0)+VLOOKUP([.E$2];[$'weapon parameters'.$A:.$M];[.$B$100]+9;0)*[.E$5]*[.$A126])" office:value-type="float" office:value="0" calcext:value-type="float">
            <text:p>0</text:p>
          </table:table-cell>
          <table:table-cell table:style-name="ce18" table:formula="of:=IF(ISBLANK([.F$2]);0;VLOOKUP([.F$2];[$'weapon parameters'.$A:.$M];[.$B$100]+6;0)+VLOOKUP([.F$2];[$'weapon parameters'.$A:.$M];[.$B$100]+9;0)*[.F$5]*[.$A126])" office:value-type="float" office:value="0" calcext:value-type="float">
            <text:p>0</text:p>
          </table:table-cell>
          <table:table-cell table:style-name="ce18" table:formula="of:=IF(ISBLANK([.G$2]);0;VLOOKUP([.G$2];[$'weapon parameters'.$A:.$M];[.$B$100]+6;0)+VLOOKUP([.G$2];[$'weapon parameters'.$A:.$M];[.$B$100]+9;0)*[.G$5]*[.$A126])" office:value-type="float" office:value="0" calcext:value-type="float">
            <text:p>0</text:p>
          </table:table-cell>
          <table:table-cell table:style-name="ce18" table:formula="of:=IF(ISBLANK([.H$2]);0;VLOOKUP([.H$2];[$'weapon parameters'.$A:.$M];[.$B$100]+6;0)+VLOOKUP([.H$2];[$'weapon parameters'.$A:.$M];[.$B$100]+9;0)*[.H$5]*[.$A126])" office:value-type="float" office:value="0" calcext:value-type="float">
            <text:p>0</text:p>
          </table:table-cell>
          <table:table-cell table:style-name="ce18" table:formula="of:=IF(ISBLANK([.I$2]);0;VLOOKUP([.I$2];[$'weapon parameters'.$A:.$M];[.$B$100]+6;0)+VLOOKUP([.I$2];[$'weapon parameters'.$A:.$M];[.$B$100]+9;0)*[.I$5]*[.$A126])" office:value-type="float" office:value="0" calcext:value-type="float">
            <text:p>0</text:p>
          </table:table-cell>
          <table:table-cell table:style-name="ce18" table:formula="of:=IF(ISBLANK([.J$2]);0;VLOOKUP([.J$2];[$'weapon parameters'.$A:.$M];[.$B$100]+6;0)+VLOOKUP([.J$2];[$'weapon parameters'.$A:.$M];[.$B$100]+9;0)*[.J$5]*[.$A126])" office:value-type="float" office:value="0" calcext:value-type="float">
            <text:p>0</text:p>
          </table:table-cell>
          <table:table-cell table:style-name="ce18" table:formula="of:=IF(ISBLANK([.K$2]);0;VLOOKUP([.K$2];[$'weapon parameters'.$A:.$M];[.$B$100]+6;0)+VLOOKUP([.K$2];[$'weapon parameters'.$A:.$M];[.$B$100]+9;0)*[.K$5]*[.$A126])" office:value-type="float" office:value="13.10600117359" calcext:value-type="float">
            <text:p>13</text:p>
          </table:table-cell>
          <table:table-cell table:style-name="ce18" table:formula="of:=IF(ISBLANK([.L$2]);0;VLOOKUP([.L$2];[$'weapon parameters'.$A:.$M];[.$B$100]+6;0)+VLOOKUP([.L$2];[$'weapon parameters'.$A:.$M];[.$B$100]+9;0)*[.L$5]*[.$A126])" office:value-type="float" office:value="18" calcext:value-type="float">
            <text:p>18</text:p>
          </table:table-cell>
          <table:table-cell table:style-name="ce18" table:formula="of:=IF(ISBLANK([.M$2]);0;VLOOKUP([.M$2];[$'weapon parameters'.$A:.$M];[.$B$100]+6;0)+VLOOKUP([.M$2];[$'weapon parameters'.$A:.$M];[.$B$100]+9;0)*[.M$5]*[.$A126])" office:value-type="float" office:value="18" calcext:value-type="float">
            <text:p>18</text:p>
          </table:table-cell>
          <table:table-cell table:style-name="ce18" table:formula="of:=IF(ISBLANK([.N$2]);0;VLOOKUP([.N$2];[$'weapon parameters'.$A:.$M];[.$B$100]+6;0)+VLOOKUP([.N$2];[$'weapon parameters'.$A:.$M];[.$B$100]+9;0)*[.N$5]*[.$A126])" office:value-type="float" office:value="18" calcext:value-type="float">
            <text:p>18</text:p>
          </table:table-cell>
          <table:table-cell table:style-name="ce18" table:formula="of:=IF(ISBLANK([.O$2]);0;VLOOKUP([.O$2];[$'weapon parameters'.$A:.$M];[.$B$100]+6;0)+VLOOKUP([.O$2];[$'weapon parameters'.$A:.$M];[.$B$100]+9;0)*[.O$5]*[.$A126])" office:value-type="float" office:value="18" calcext:value-type="float">
            <text:p>18</text:p>
          </table:table-cell>
          <table:table-cell table:style-name="ce18" table:formula="of:=IF(ISBLANK([.P$2]);0;VLOOKUP([.P$2];[$'weapon parameters'.$A:.$M];[.$B$100]+6;0)+VLOOKUP([.P$2];[$'weapon parameters'.$A:.$M];[.$B$100]+9;0)*[.P$5]*[.$A126])" office:value-type="float" office:value="0" calcext:value-type="float">
            <text:p>0</text:p>
          </table:table-cell>
          <table:table-cell table:style-name="ce18" table:formula="of:=IF(ISBLANK([.Q$2]);0;VLOOKUP([.Q$2];[$'weapon parameters'.$A:.$M];[.$B$100]+6;0)+VLOOKUP([.Q$2];[$'weapon parameters'.$A:.$M];[.$B$100]+9;0)*[.Q$5]*[.$A126])" office:value-type="float" office:value="16.7397778817518" calcext:value-type="float">
            <text:p>17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formula="of:=IF(ISBLANK([.B$2]);0;VLOOKUP([.B$2];[$'weapon parameters'.$A:.$M];[.$B$100]+6;0)+VLOOKUP([.B$2];[$'weapon parameters'.$A:.$M];[.$B$100]+9;0)*[.B$5]*[.$A127])" office:value-type="float" office:value="0" calcext:value-type="float">
            <text:p>0</text:p>
          </table:table-cell>
          <table:table-cell table:style-name="ce18" table:formula="of:=IF(ISBLANK([.C$2]);0;VLOOKUP([.C$2];[$'weapon parameters'.$A:.$M];[.$B$100]+6;0)+VLOOKUP([.C$2];[$'weapon parameters'.$A:.$M];[.$B$100]+9;0)*[.C$5]*[.$A127])" office:value-type="float" office:value="0" calcext:value-type="float">
            <text:p>0</text:p>
          </table:table-cell>
          <table:table-cell table:style-name="ce18" table:formula="of:=IF(ISBLANK([.D$2]);0;VLOOKUP([.D$2];[$'weapon parameters'.$A:.$M];[.$B$100]+6;0)+VLOOKUP([.D$2];[$'weapon parameters'.$A:.$M];[.$B$100]+9;0)*[.D$5]*[.$A127])" office:value-type="float" office:value="0" calcext:value-type="float">
            <text:p>0</text:p>
          </table:table-cell>
          <table:table-cell table:style-name="ce18" table:formula="of:=IF(ISBLANK([.E$2]);0;VLOOKUP([.E$2];[$'weapon parameters'.$A:.$M];[.$B$100]+6;0)+VLOOKUP([.E$2];[$'weapon parameters'.$A:.$M];[.$B$100]+9;0)*[.E$5]*[.$A127])" office:value-type="float" office:value="0" calcext:value-type="float">
            <text:p>0</text:p>
          </table:table-cell>
          <table:table-cell table:style-name="ce18" table:formula="of:=IF(ISBLANK([.F$2]);0;VLOOKUP([.F$2];[$'weapon parameters'.$A:.$M];[.$B$100]+6;0)+VLOOKUP([.F$2];[$'weapon parameters'.$A:.$M];[.$B$100]+9;0)*[.F$5]*[.$A127])" office:value-type="float" office:value="0" calcext:value-type="float">
            <text:p>0</text:p>
          </table:table-cell>
          <table:table-cell table:style-name="ce18" table:formula="of:=IF(ISBLANK([.G$2]);0;VLOOKUP([.G$2];[$'weapon parameters'.$A:.$M];[.$B$100]+6;0)+VLOOKUP([.G$2];[$'weapon parameters'.$A:.$M];[.$B$100]+9;0)*[.G$5]*[.$A127])" office:value-type="float" office:value="0" calcext:value-type="float">
            <text:p>0</text:p>
          </table:table-cell>
          <table:table-cell table:style-name="ce18" table:formula="of:=IF(ISBLANK([.H$2]);0;VLOOKUP([.H$2];[$'weapon parameters'.$A:.$M];[.$B$100]+6;0)+VLOOKUP([.H$2];[$'weapon parameters'.$A:.$M];[.$B$100]+9;0)*[.H$5]*[.$A127])" office:value-type="float" office:value="0" calcext:value-type="float">
            <text:p>0</text:p>
          </table:table-cell>
          <table:table-cell table:style-name="ce18" table:formula="of:=IF(ISBLANK([.I$2]);0;VLOOKUP([.I$2];[$'weapon parameters'.$A:.$M];[.$B$100]+6;0)+VLOOKUP([.I$2];[$'weapon parameters'.$A:.$M];[.$B$100]+9;0)*[.I$5]*[.$A127])" office:value-type="float" office:value="0" calcext:value-type="float">
            <text:p>0</text:p>
          </table:table-cell>
          <table:table-cell table:style-name="ce18" table:formula="of:=IF(ISBLANK([.J$2]);0;VLOOKUP([.J$2];[$'weapon parameters'.$A:.$M];[.$B$100]+6;0)+VLOOKUP([.J$2];[$'weapon parameters'.$A:.$M];[.$B$100]+9;0)*[.J$5]*[.$A127])" office:value-type="float" office:value="0" calcext:value-type="float">
            <text:p>0</text:p>
          </table:table-cell>
          <table:table-cell table:style-name="ce18" table:formula="of:=IF(ISBLANK([.K$2]);0;VLOOKUP([.K$2];[$'weapon parameters'.$A:.$M];[.$B$100]+6;0)+VLOOKUP([.K$2];[$'weapon parameters'.$A:.$M];[.$B$100]+9;0)*[.K$5]*[.$A127])" office:value-type="float" office:value="13.8080015647867" calcext:value-type="float">
            <text:p>14</text:p>
          </table:table-cell>
          <table:table-cell table:style-name="ce18" table:formula="of:=IF(ISBLANK([.L$2]);0;VLOOKUP([.L$2];[$'weapon parameters'.$A:.$M];[.$B$100]+6;0)+VLOOKUP([.L$2];[$'weapon parameters'.$A:.$M];[.$B$100]+9;0)*[.L$5]*[.$A127])" office:value-type="float" office:value="18" calcext:value-type="float">
            <text:p>18</text:p>
          </table:table-cell>
          <table:table-cell table:style-name="ce18" table:formula="of:=IF(ISBLANK([.M$2]);0;VLOOKUP([.M$2];[$'weapon parameters'.$A:.$M];[.$B$100]+6;0)+VLOOKUP([.M$2];[$'weapon parameters'.$A:.$M];[.$B$100]+9;0)*[.M$5]*[.$A127])" office:value-type="float" office:value="18" calcext:value-type="float">
            <text:p>18</text:p>
          </table:table-cell>
          <table:table-cell table:style-name="ce18" table:formula="of:=IF(ISBLANK([.N$2]);0;VLOOKUP([.N$2];[$'weapon parameters'.$A:.$M];[.$B$100]+6;0)+VLOOKUP([.N$2];[$'weapon parameters'.$A:.$M];[.$B$100]+9;0)*[.N$5]*[.$A127])" office:value-type="float" office:value="18" calcext:value-type="float">
            <text:p>18</text:p>
          </table:table-cell>
          <table:table-cell table:style-name="ce18" table:formula="of:=IF(ISBLANK([.O$2]);0;VLOOKUP([.O$2];[$'weapon parameters'.$A:.$M];[.$B$100]+6;0)+VLOOKUP([.O$2];[$'weapon parameters'.$A:.$M];[.$B$100]+9;0)*[.O$5]*[.$A127])" office:value-type="float" office:value="18" calcext:value-type="float">
            <text:p>18</text:p>
          </table:table-cell>
          <table:table-cell table:style-name="ce18" table:formula="of:=IF(ISBLANK([.P$2]);0;VLOOKUP([.P$2];[$'weapon parameters'.$A:.$M];[.$B$100]+6;0)+VLOOKUP([.P$2];[$'weapon parameters'.$A:.$M];[.$B$100]+9;0)*[.P$5]*[.$A127])" office:value-type="float" office:value="0" calcext:value-type="float">
            <text:p>0</text:p>
          </table:table-cell>
          <table:table-cell table:style-name="ce18" table:formula="of:=IF(ISBLANK([.Q$2]);0;VLOOKUP([.Q$2];[$'weapon parameters'.$A:.$M];[.$B$100]+6;0)+VLOOKUP([.Q$2];[$'weapon parameters'.$A:.$M];[.$B$100]+9;0)*[.Q$5]*[.$A127])" office:value-type="float" office:value="22.3197038423357" calcext:value-type="float">
            <text:p>22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table:formula="of:=IF(ISBLANK([.B$2]);0;VLOOKUP([.B$2];[$'weapon parameters'.$A:.$M];[.$B$100]+6;0)+VLOOKUP([.B$2];[$'weapon parameters'.$A:.$M];[.$B$100]+9;0)*[.B$5]*[.$A128])" office:value-type="float" office:value="0" calcext:value-type="float">
            <text:p>0</text:p>
          </table:table-cell>
          <table:table-cell table:style-name="ce18" table:formula="of:=IF(ISBLANK([.C$2]);0;VLOOKUP([.C$2];[$'weapon parameters'.$A:.$M];[.$B$100]+6;0)+VLOOKUP([.C$2];[$'weapon parameters'.$A:.$M];[.$B$100]+9;0)*[.C$5]*[.$A128])" office:value-type="float" office:value="0" calcext:value-type="float">
            <text:p>0</text:p>
          </table:table-cell>
          <table:table-cell table:style-name="ce18" table:formula="of:=IF(ISBLANK([.D$2]);0;VLOOKUP([.D$2];[$'weapon parameters'.$A:.$M];[.$B$100]+6;0)+VLOOKUP([.D$2];[$'weapon parameters'.$A:.$M];[.$B$100]+9;0)*[.D$5]*[.$A128])" office:value-type="float" office:value="0" calcext:value-type="float">
            <text:p>0</text:p>
          </table:table-cell>
          <table:table-cell table:style-name="ce18" table:formula="of:=IF(ISBLANK([.E$2]);0;VLOOKUP([.E$2];[$'weapon parameters'.$A:.$M];[.$B$100]+6;0)+VLOOKUP([.E$2];[$'weapon parameters'.$A:.$M];[.$B$100]+9;0)*[.E$5]*[.$A128])" office:value-type="float" office:value="0" calcext:value-type="float">
            <text:p>0</text:p>
          </table:table-cell>
          <table:table-cell table:style-name="ce18" table:formula="of:=IF(ISBLANK([.F$2]);0;VLOOKUP([.F$2];[$'weapon parameters'.$A:.$M];[.$B$100]+6;0)+VLOOKUP([.F$2];[$'weapon parameters'.$A:.$M];[.$B$100]+9;0)*[.F$5]*[.$A128])" office:value-type="float" office:value="0" calcext:value-type="float">
            <text:p>0</text:p>
          </table:table-cell>
          <table:table-cell table:style-name="ce18" table:formula="of:=IF(ISBLANK([.G$2]);0;VLOOKUP([.G$2];[$'weapon parameters'.$A:.$M];[.$B$100]+6;0)+VLOOKUP([.G$2];[$'weapon parameters'.$A:.$M];[.$B$100]+9;0)*[.G$5]*[.$A128])" office:value-type="float" office:value="0" calcext:value-type="float">
            <text:p>0</text:p>
          </table:table-cell>
          <table:table-cell table:style-name="ce18" table:formula="of:=IF(ISBLANK([.H$2]);0;VLOOKUP([.H$2];[$'weapon parameters'.$A:.$M];[.$B$100]+6;0)+VLOOKUP([.H$2];[$'weapon parameters'.$A:.$M];[.$B$100]+9;0)*[.H$5]*[.$A128])" office:value-type="float" office:value="0" calcext:value-type="float">
            <text:p>0</text:p>
          </table:table-cell>
          <table:table-cell table:style-name="ce18" table:formula="of:=IF(ISBLANK([.I$2]);0;VLOOKUP([.I$2];[$'weapon parameters'.$A:.$M];[.$B$100]+6;0)+VLOOKUP([.I$2];[$'weapon parameters'.$A:.$M];[.$B$100]+9;0)*[.I$5]*[.$A128])" office:value-type="float" office:value="0" calcext:value-type="float">
            <text:p>0</text:p>
          </table:table-cell>
          <table:table-cell table:style-name="ce18" table:formula="of:=IF(ISBLANK([.J$2]);0;VLOOKUP([.J$2];[$'weapon parameters'.$A:.$M];[.$B$100]+6;0)+VLOOKUP([.J$2];[$'weapon parameters'.$A:.$M];[.$B$100]+9;0)*[.J$5]*[.$A128])" office:value-type="float" office:value="0" calcext:value-type="float">
            <text:p>0</text:p>
          </table:table-cell>
          <table:table-cell table:style-name="ce18" table:formula="of:=IF(ISBLANK([.K$2]);0;VLOOKUP([.K$2];[$'weapon parameters'.$A:.$M];[.$B$100]+6;0)+VLOOKUP([.K$2];[$'weapon parameters'.$A:.$M];[.$B$100]+9;0)*[.K$5]*[.$A128])" office:value-type="float" office:value="14.5100019559834" calcext:value-type="float">
            <text:p>15</text:p>
          </table:table-cell>
          <table:table-cell table:style-name="ce18" table:formula="of:=IF(ISBLANK([.L$2]);0;VLOOKUP([.L$2];[$'weapon parameters'.$A:.$M];[.$B$100]+6;0)+VLOOKUP([.L$2];[$'weapon parameters'.$A:.$M];[.$B$100]+9;0)*[.L$5]*[.$A128])" office:value-type="float" office:value="18" calcext:value-type="float">
            <text:p>18</text:p>
          </table:table-cell>
          <table:table-cell table:style-name="ce18" table:formula="of:=IF(ISBLANK([.M$2]);0;VLOOKUP([.M$2];[$'weapon parameters'.$A:.$M];[.$B$100]+6;0)+VLOOKUP([.M$2];[$'weapon parameters'.$A:.$M];[.$B$100]+9;0)*[.M$5]*[.$A128])" office:value-type="float" office:value="18" calcext:value-type="float">
            <text:p>18</text:p>
          </table:table-cell>
          <table:table-cell table:style-name="ce18" table:formula="of:=IF(ISBLANK([.N$2]);0;VLOOKUP([.N$2];[$'weapon parameters'.$A:.$M];[.$B$100]+6;0)+VLOOKUP([.N$2];[$'weapon parameters'.$A:.$M];[.$B$100]+9;0)*[.N$5]*[.$A128])" office:value-type="float" office:value="18" calcext:value-type="float">
            <text:p>18</text:p>
          </table:table-cell>
          <table:table-cell table:style-name="ce18" table:formula="of:=IF(ISBLANK([.O$2]);0;VLOOKUP([.O$2];[$'weapon parameters'.$A:.$M];[.$B$100]+6;0)+VLOOKUP([.O$2];[$'weapon parameters'.$A:.$M];[.$B$100]+9;0)*[.O$5]*[.$A128])" office:value-type="float" office:value="18" calcext:value-type="float">
            <text:p>18</text:p>
          </table:table-cell>
          <table:table-cell table:style-name="ce18" table:formula="of:=IF(ISBLANK([.P$2]);0;VLOOKUP([.P$2];[$'weapon parameters'.$A:.$M];[.$B$100]+6;0)+VLOOKUP([.P$2];[$'weapon parameters'.$A:.$M];[.$B$100]+9;0)*[.P$5]*[.$A128])" office:value-type="float" office:value="0" calcext:value-type="float">
            <text:p>0</text:p>
          </table:table-cell>
          <table:table-cell table:style-name="ce18" table:formula="of:=IF(ISBLANK([.Q$2]);0;VLOOKUP([.Q$2];[$'weapon parameters'.$A:.$M];[.$B$100]+6;0)+VLOOKUP([.Q$2];[$'weapon parameters'.$A:.$M];[.$B$100]+9;0)*[.Q$5]*[.$A128])" office:value-type="float" office:value="27.8996298029196" calcext:value-type="float">
            <text:p>28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table:formula="of:=IF(ISBLANK([.B$2]);0;VLOOKUP([.B$2];[$'weapon parameters'.$A:.$M];[.$B$100]+6;0)+VLOOKUP([.B$2];[$'weapon parameters'.$A:.$M];[.$B$100]+9;0)*[.B$5]*[.$A129])" office:value-type="float" office:value="0" calcext:value-type="float">
            <text:p>0</text:p>
          </table:table-cell>
          <table:table-cell table:style-name="ce18" table:formula="of:=IF(ISBLANK([.C$2]);0;VLOOKUP([.C$2];[$'weapon parameters'.$A:.$M];[.$B$100]+6;0)+VLOOKUP([.C$2];[$'weapon parameters'.$A:.$M];[.$B$100]+9;0)*[.C$5]*[.$A129])" office:value-type="float" office:value="0" calcext:value-type="float">
            <text:p>0</text:p>
          </table:table-cell>
          <table:table-cell table:style-name="ce18" table:formula="of:=IF(ISBLANK([.D$2]);0;VLOOKUP([.D$2];[$'weapon parameters'.$A:.$M];[.$B$100]+6;0)+VLOOKUP([.D$2];[$'weapon parameters'.$A:.$M];[.$B$100]+9;0)*[.D$5]*[.$A129])" office:value-type="float" office:value="0" calcext:value-type="float">
            <text:p>0</text:p>
          </table:table-cell>
          <table:table-cell table:style-name="ce18" table:formula="of:=IF(ISBLANK([.E$2]);0;VLOOKUP([.E$2];[$'weapon parameters'.$A:.$M];[.$B$100]+6;0)+VLOOKUP([.E$2];[$'weapon parameters'.$A:.$M];[.$B$100]+9;0)*[.E$5]*[.$A129])" office:value-type="float" office:value="0" calcext:value-type="float">
            <text:p>0</text:p>
          </table:table-cell>
          <table:table-cell table:style-name="ce18" table:formula="of:=IF(ISBLANK([.F$2]);0;VLOOKUP([.F$2];[$'weapon parameters'.$A:.$M];[.$B$100]+6;0)+VLOOKUP([.F$2];[$'weapon parameters'.$A:.$M];[.$B$100]+9;0)*[.F$5]*[.$A129])" office:value-type="float" office:value="0" calcext:value-type="float">
            <text:p>0</text:p>
          </table:table-cell>
          <table:table-cell table:style-name="ce18" table:formula="of:=IF(ISBLANK([.G$2]);0;VLOOKUP([.G$2];[$'weapon parameters'.$A:.$M];[.$B$100]+6;0)+VLOOKUP([.G$2];[$'weapon parameters'.$A:.$M];[.$B$100]+9;0)*[.G$5]*[.$A129])" office:value-type="float" office:value="0" calcext:value-type="float">
            <text:p>0</text:p>
          </table:table-cell>
          <table:table-cell table:style-name="ce18" table:formula="of:=IF(ISBLANK([.H$2]);0;VLOOKUP([.H$2];[$'weapon parameters'.$A:.$M];[.$B$100]+6;0)+VLOOKUP([.H$2];[$'weapon parameters'.$A:.$M];[.$B$100]+9;0)*[.H$5]*[.$A129])" office:value-type="float" office:value="0" calcext:value-type="float">
            <text:p>0</text:p>
          </table:table-cell>
          <table:table-cell table:style-name="ce18" table:formula="of:=IF(ISBLANK([.I$2]);0;VLOOKUP([.I$2];[$'weapon parameters'.$A:.$M];[.$B$100]+6;0)+VLOOKUP([.I$2];[$'weapon parameters'.$A:.$M];[.$B$100]+9;0)*[.I$5]*[.$A129])" office:value-type="float" office:value="0" calcext:value-type="float">
            <text:p>0</text:p>
          </table:table-cell>
          <table:table-cell table:style-name="ce18" table:formula="of:=IF(ISBLANK([.J$2]);0;VLOOKUP([.J$2];[$'weapon parameters'.$A:.$M];[.$B$100]+6;0)+VLOOKUP([.J$2];[$'weapon parameters'.$A:.$M];[.$B$100]+9;0)*[.J$5]*[.$A129])" office:value-type="float" office:value="0" calcext:value-type="float">
            <text:p>0</text:p>
          </table:table-cell>
          <table:table-cell table:style-name="ce18" table:formula="of:=IF(ISBLANK([.K$2]);0;VLOOKUP([.K$2];[$'weapon parameters'.$A:.$M];[.$B$100]+6;0)+VLOOKUP([.K$2];[$'weapon parameters'.$A:.$M];[.$B$100]+9;0)*[.K$5]*[.$A129])" office:value-type="float" office:value="15.2120023471801" calcext:value-type="float">
            <text:p>15</text:p>
          </table:table-cell>
          <table:table-cell table:style-name="ce18" table:formula="of:=IF(ISBLANK([.L$2]);0;VLOOKUP([.L$2];[$'weapon parameters'.$A:.$M];[.$B$100]+6;0)+VLOOKUP([.L$2];[$'weapon parameters'.$A:.$M];[.$B$100]+9;0)*[.L$5]*[.$A129])" office:value-type="float" office:value="18" calcext:value-type="float">
            <text:p>18</text:p>
          </table:table-cell>
          <table:table-cell table:style-name="ce18" table:formula="of:=IF(ISBLANK([.M$2]);0;VLOOKUP([.M$2];[$'weapon parameters'.$A:.$M];[.$B$100]+6;0)+VLOOKUP([.M$2];[$'weapon parameters'.$A:.$M];[.$B$100]+9;0)*[.M$5]*[.$A129])" office:value-type="float" office:value="18" calcext:value-type="float">
            <text:p>18</text:p>
          </table:table-cell>
          <table:table-cell table:style-name="ce18" table:formula="of:=IF(ISBLANK([.N$2]);0;VLOOKUP([.N$2];[$'weapon parameters'.$A:.$M];[.$B$100]+6;0)+VLOOKUP([.N$2];[$'weapon parameters'.$A:.$M];[.$B$100]+9;0)*[.N$5]*[.$A129])" office:value-type="float" office:value="18" calcext:value-type="float">
            <text:p>18</text:p>
          </table:table-cell>
          <table:table-cell table:style-name="ce18" table:formula="of:=IF(ISBLANK([.O$2]);0;VLOOKUP([.O$2];[$'weapon parameters'.$A:.$M];[.$B$100]+6;0)+VLOOKUP([.O$2];[$'weapon parameters'.$A:.$M];[.$B$100]+9;0)*[.O$5]*[.$A129])" office:value-type="float" office:value="18" calcext:value-type="float">
            <text:p>18</text:p>
          </table:table-cell>
          <table:table-cell table:style-name="ce18" table:formula="of:=IF(ISBLANK([.P$2]);0;VLOOKUP([.P$2];[$'weapon parameters'.$A:.$M];[.$B$100]+6;0)+VLOOKUP([.P$2];[$'weapon parameters'.$A:.$M];[.$B$100]+9;0)*[.P$5]*[.$A129])" office:value-type="float" office:value="0" calcext:value-type="float">
            <text:p>0</text:p>
          </table:table-cell>
          <table:table-cell table:style-name="ce18" table:formula="of:=IF(ISBLANK([.Q$2]);0;VLOOKUP([.Q$2];[$'weapon parameters'.$A:.$M];[.$B$100]+6;0)+VLOOKUP([.Q$2];[$'weapon parameters'.$A:.$M];[.$B$100]+9;0)*[.Q$5]*[.$A129])" office:value-type="float" office:value="33.4795557635035" calcext:value-type="float">
            <text:p>33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table:formula="of:=IF(ISBLANK([.B$2]);0;VLOOKUP([.B$2];[$'weapon parameters'.$A:.$M];[.$B$100]+6;0)+VLOOKUP([.B$2];[$'weapon parameters'.$A:.$M];[.$B$100]+9;0)*[.B$5]*[.$A130])" office:value-type="float" office:value="0" calcext:value-type="float">
            <text:p>0</text:p>
          </table:table-cell>
          <table:table-cell table:style-name="ce18" table:formula="of:=IF(ISBLANK([.C$2]);0;VLOOKUP([.C$2];[$'weapon parameters'.$A:.$M];[.$B$100]+6;0)+VLOOKUP([.C$2];[$'weapon parameters'.$A:.$M];[.$B$100]+9;0)*[.C$5]*[.$A130])" office:value-type="float" office:value="0" calcext:value-type="float">
            <text:p>0</text:p>
          </table:table-cell>
          <table:table-cell table:style-name="ce18" table:formula="of:=IF(ISBLANK([.D$2]);0;VLOOKUP([.D$2];[$'weapon parameters'.$A:.$M];[.$B$100]+6;0)+VLOOKUP([.D$2];[$'weapon parameters'.$A:.$M];[.$B$100]+9;0)*[.D$5]*[.$A130])" office:value-type="float" office:value="0" calcext:value-type="float">
            <text:p>0</text:p>
          </table:table-cell>
          <table:table-cell table:style-name="ce18" table:formula="of:=IF(ISBLANK([.E$2]);0;VLOOKUP([.E$2];[$'weapon parameters'.$A:.$M];[.$B$100]+6;0)+VLOOKUP([.E$2];[$'weapon parameters'.$A:.$M];[.$B$100]+9;0)*[.E$5]*[.$A130])" office:value-type="float" office:value="0" calcext:value-type="float">
            <text:p>0</text:p>
          </table:table-cell>
          <table:table-cell table:style-name="ce18" table:formula="of:=IF(ISBLANK([.F$2]);0;VLOOKUP([.F$2];[$'weapon parameters'.$A:.$M];[.$B$100]+6;0)+VLOOKUP([.F$2];[$'weapon parameters'.$A:.$M];[.$B$100]+9;0)*[.F$5]*[.$A130])" office:value-type="float" office:value="0" calcext:value-type="float">
            <text:p>0</text:p>
          </table:table-cell>
          <table:table-cell table:style-name="ce18" table:formula="of:=IF(ISBLANK([.G$2]);0;VLOOKUP([.G$2];[$'weapon parameters'.$A:.$M];[.$B$100]+6;0)+VLOOKUP([.G$2];[$'weapon parameters'.$A:.$M];[.$B$100]+9;0)*[.G$5]*[.$A130])" office:value-type="float" office:value="0" calcext:value-type="float">
            <text:p>0</text:p>
          </table:table-cell>
          <table:table-cell table:style-name="ce18" table:formula="of:=IF(ISBLANK([.H$2]);0;VLOOKUP([.H$2];[$'weapon parameters'.$A:.$M];[.$B$100]+6;0)+VLOOKUP([.H$2];[$'weapon parameters'.$A:.$M];[.$B$100]+9;0)*[.H$5]*[.$A130])" office:value-type="float" office:value="0" calcext:value-type="float">
            <text:p>0</text:p>
          </table:table-cell>
          <table:table-cell table:style-name="ce18" table:formula="of:=IF(ISBLANK([.I$2]);0;VLOOKUP([.I$2];[$'weapon parameters'.$A:.$M];[.$B$100]+6;0)+VLOOKUP([.I$2];[$'weapon parameters'.$A:.$M];[.$B$100]+9;0)*[.I$5]*[.$A130])" office:value-type="float" office:value="0" calcext:value-type="float">
            <text:p>0</text:p>
          </table:table-cell>
          <table:table-cell table:style-name="ce18" table:formula="of:=IF(ISBLANK([.J$2]);0;VLOOKUP([.J$2];[$'weapon parameters'.$A:.$M];[.$B$100]+6;0)+VLOOKUP([.J$2];[$'weapon parameters'.$A:.$M];[.$B$100]+9;0)*[.J$5]*[.$A130])" office:value-type="float" office:value="0" calcext:value-type="float">
            <text:p>0</text:p>
          </table:table-cell>
          <table:table-cell table:style-name="ce18" table:formula="of:=IF(ISBLANK([.K$2]);0;VLOOKUP([.K$2];[$'weapon parameters'.$A:.$M];[.$B$100]+6;0)+VLOOKUP([.K$2];[$'weapon parameters'.$A:.$M];[.$B$100]+9;0)*[.K$5]*[.$A130])" office:value-type="float" office:value="15.9140027383768" calcext:value-type="float">
            <text:p>16</text:p>
          </table:table-cell>
          <table:table-cell table:style-name="ce18" table:formula="of:=IF(ISBLANK([.L$2]);0;VLOOKUP([.L$2];[$'weapon parameters'.$A:.$M];[.$B$100]+6;0)+VLOOKUP([.L$2];[$'weapon parameters'.$A:.$M];[.$B$100]+9;0)*[.L$5]*[.$A130])" office:value-type="float" office:value="18" calcext:value-type="float">
            <text:p>18</text:p>
          </table:table-cell>
          <table:table-cell table:style-name="ce18" table:formula="of:=IF(ISBLANK([.M$2]);0;VLOOKUP([.M$2];[$'weapon parameters'.$A:.$M];[.$B$100]+6;0)+VLOOKUP([.M$2];[$'weapon parameters'.$A:.$M];[.$B$100]+9;0)*[.M$5]*[.$A130])" office:value-type="float" office:value="18" calcext:value-type="float">
            <text:p>18</text:p>
          </table:table-cell>
          <table:table-cell table:style-name="ce18" table:formula="of:=IF(ISBLANK([.N$2]);0;VLOOKUP([.N$2];[$'weapon parameters'.$A:.$M];[.$B$100]+6;0)+VLOOKUP([.N$2];[$'weapon parameters'.$A:.$M];[.$B$100]+9;0)*[.N$5]*[.$A130])" office:value-type="float" office:value="18" calcext:value-type="float">
            <text:p>18</text:p>
          </table:table-cell>
          <table:table-cell table:style-name="ce18" table:formula="of:=IF(ISBLANK([.O$2]);0;VLOOKUP([.O$2];[$'weapon parameters'.$A:.$M];[.$B$100]+6;0)+VLOOKUP([.O$2];[$'weapon parameters'.$A:.$M];[.$B$100]+9;0)*[.O$5]*[.$A130])" office:value-type="float" office:value="18" calcext:value-type="float">
            <text:p>18</text:p>
          </table:table-cell>
          <table:table-cell table:style-name="ce18" table:formula="of:=IF(ISBLANK([.P$2]);0;VLOOKUP([.P$2];[$'weapon parameters'.$A:.$M];[.$B$100]+6;0)+VLOOKUP([.P$2];[$'weapon parameters'.$A:.$M];[.$B$100]+9;0)*[.P$5]*[.$A130])" office:value-type="float" office:value="0" calcext:value-type="float">
            <text:p>0</text:p>
          </table:table-cell>
          <table:table-cell table:style-name="ce18" table:formula="of:=IF(ISBLANK([.Q$2]);0;VLOOKUP([.Q$2];[$'weapon parameters'.$A:.$M];[.$B$100]+6;0)+VLOOKUP([.Q$2];[$'weapon parameters'.$A:.$M];[.$B$100]+9;0)*[.Q$5]*[.$A130])" office:value-type="float" office:value="39.0594817240874" calcext:value-type="float">
            <text:p>39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table:formula="of:=IF(ISBLANK([.B$2]);0;VLOOKUP([.B$2];[$'weapon parameters'.$A:.$M];[.$B$100]+6;0)+VLOOKUP([.B$2];[$'weapon parameters'.$A:.$M];[.$B$100]+9;0)*[.B$5]*[.$A131])" office:value-type="float" office:value="0" calcext:value-type="float">
            <text:p>0</text:p>
          </table:table-cell>
          <table:table-cell table:style-name="ce18" table:formula="of:=IF(ISBLANK([.C$2]);0;VLOOKUP([.C$2];[$'weapon parameters'.$A:.$M];[.$B$100]+6;0)+VLOOKUP([.C$2];[$'weapon parameters'.$A:.$M];[.$B$100]+9;0)*[.C$5]*[.$A131])" office:value-type="float" office:value="0" calcext:value-type="float">
            <text:p>0</text:p>
          </table:table-cell>
          <table:table-cell table:style-name="ce18" table:formula="of:=IF(ISBLANK([.D$2]);0;VLOOKUP([.D$2];[$'weapon parameters'.$A:.$M];[.$B$100]+6;0)+VLOOKUP([.D$2];[$'weapon parameters'.$A:.$M];[.$B$100]+9;0)*[.D$5]*[.$A131])" office:value-type="float" office:value="0" calcext:value-type="float">
            <text:p>0</text:p>
          </table:table-cell>
          <table:table-cell table:style-name="ce18" table:formula="of:=IF(ISBLANK([.E$2]);0;VLOOKUP([.E$2];[$'weapon parameters'.$A:.$M];[.$B$100]+6;0)+VLOOKUP([.E$2];[$'weapon parameters'.$A:.$M];[.$B$100]+9;0)*[.E$5]*[.$A131])" office:value-type="float" office:value="0" calcext:value-type="float">
            <text:p>0</text:p>
          </table:table-cell>
          <table:table-cell table:style-name="ce18" table:formula="of:=IF(ISBLANK([.F$2]);0;VLOOKUP([.F$2];[$'weapon parameters'.$A:.$M];[.$B$100]+6;0)+VLOOKUP([.F$2];[$'weapon parameters'.$A:.$M];[.$B$100]+9;0)*[.F$5]*[.$A131])" office:value-type="float" office:value="0" calcext:value-type="float">
            <text:p>0</text:p>
          </table:table-cell>
          <table:table-cell table:style-name="ce18" table:formula="of:=IF(ISBLANK([.G$2]);0;VLOOKUP([.G$2];[$'weapon parameters'.$A:.$M];[.$B$100]+6;0)+VLOOKUP([.G$2];[$'weapon parameters'.$A:.$M];[.$B$100]+9;0)*[.G$5]*[.$A131])" office:value-type="float" office:value="0" calcext:value-type="float">
            <text:p>0</text:p>
          </table:table-cell>
          <table:table-cell table:style-name="ce18" table:formula="of:=IF(ISBLANK([.H$2]);0;VLOOKUP([.H$2];[$'weapon parameters'.$A:.$M];[.$B$100]+6;0)+VLOOKUP([.H$2];[$'weapon parameters'.$A:.$M];[.$B$100]+9;0)*[.H$5]*[.$A131])" office:value-type="float" office:value="0" calcext:value-type="float">
            <text:p>0</text:p>
          </table:table-cell>
          <table:table-cell table:style-name="ce18" table:formula="of:=IF(ISBLANK([.I$2]);0;VLOOKUP([.I$2];[$'weapon parameters'.$A:.$M];[.$B$100]+6;0)+VLOOKUP([.I$2];[$'weapon parameters'.$A:.$M];[.$B$100]+9;0)*[.I$5]*[.$A131])" office:value-type="float" office:value="0" calcext:value-type="float">
            <text:p>0</text:p>
          </table:table-cell>
          <table:table-cell table:style-name="ce18" table:formula="of:=IF(ISBLANK([.J$2]);0;VLOOKUP([.J$2];[$'weapon parameters'.$A:.$M];[.$B$100]+6;0)+VLOOKUP([.J$2];[$'weapon parameters'.$A:.$M];[.$B$100]+9;0)*[.J$5]*[.$A131])" office:value-type="float" office:value="0" calcext:value-type="float">
            <text:p>0</text:p>
          </table:table-cell>
          <table:table-cell table:style-name="ce18" table:formula="of:=IF(ISBLANK([.K$2]);0;VLOOKUP([.K$2];[$'weapon parameters'.$A:.$M];[.$B$100]+6;0)+VLOOKUP([.K$2];[$'weapon parameters'.$A:.$M];[.$B$100]+9;0)*[.K$5]*[.$A131])" office:value-type="float" office:value="16.6160031295735" calcext:value-type="float">
            <text:p>17</text:p>
          </table:table-cell>
          <table:table-cell table:style-name="ce18" table:formula="of:=IF(ISBLANK([.L$2]);0;VLOOKUP([.L$2];[$'weapon parameters'.$A:.$M];[.$B$100]+6;0)+VLOOKUP([.L$2];[$'weapon parameters'.$A:.$M];[.$B$100]+9;0)*[.L$5]*[.$A131])" office:value-type="float" office:value="18" calcext:value-type="float">
            <text:p>18</text:p>
          </table:table-cell>
          <table:table-cell table:style-name="ce18" table:formula="of:=IF(ISBLANK([.M$2]);0;VLOOKUP([.M$2];[$'weapon parameters'.$A:.$M];[.$B$100]+6;0)+VLOOKUP([.M$2];[$'weapon parameters'.$A:.$M];[.$B$100]+9;0)*[.M$5]*[.$A131])" office:value-type="float" office:value="18" calcext:value-type="float">
            <text:p>18</text:p>
          </table:table-cell>
          <table:table-cell table:style-name="ce18" table:formula="of:=IF(ISBLANK([.N$2]);0;VLOOKUP([.N$2];[$'weapon parameters'.$A:.$M];[.$B$100]+6;0)+VLOOKUP([.N$2];[$'weapon parameters'.$A:.$M];[.$B$100]+9;0)*[.N$5]*[.$A131])" office:value-type="float" office:value="18" calcext:value-type="float">
            <text:p>18</text:p>
          </table:table-cell>
          <table:table-cell table:style-name="ce18" table:formula="of:=IF(ISBLANK([.O$2]);0;VLOOKUP([.O$2];[$'weapon parameters'.$A:.$M];[.$B$100]+6;0)+VLOOKUP([.O$2];[$'weapon parameters'.$A:.$M];[.$B$100]+9;0)*[.O$5]*[.$A131])" office:value-type="float" office:value="18" calcext:value-type="float">
            <text:p>18</text:p>
          </table:table-cell>
          <table:table-cell table:style-name="ce18" table:formula="of:=IF(ISBLANK([.P$2]);0;VLOOKUP([.P$2];[$'weapon parameters'.$A:.$M];[.$B$100]+6;0)+VLOOKUP([.P$2];[$'weapon parameters'.$A:.$M];[.$B$100]+9;0)*[.P$5]*[.$A131])" office:value-type="float" office:value="0" calcext:value-type="float">
            <text:p>0</text:p>
          </table:table-cell>
          <table:table-cell table:style-name="ce18" table:formula="of:=IF(ISBLANK([.Q$2]);0;VLOOKUP([.Q$2];[$'weapon parameters'.$A:.$M];[.$B$100]+6;0)+VLOOKUP([.Q$2];[$'weapon parameters'.$A:.$M];[.$B$100]+9;0)*[.Q$5]*[.$A131])" office:value-type="float" office:value="44.6394076846713" calcext:value-type="float">
            <text:p>45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table:formula="of:=IF(ISBLANK([.B$2]);0;VLOOKUP([.B$2];[$'weapon parameters'.$A:.$M];[.$B$100]+6;0)+VLOOKUP([.B$2];[$'weapon parameters'.$A:.$M];[.$B$100]+9;0)*[.B$5]*[.$A132])" office:value-type="float" office:value="0" calcext:value-type="float">
            <text:p>0</text:p>
          </table:table-cell>
          <table:table-cell table:style-name="ce18" table:formula="of:=IF(ISBLANK([.C$2]);0;VLOOKUP([.C$2];[$'weapon parameters'.$A:.$M];[.$B$100]+6;0)+VLOOKUP([.C$2];[$'weapon parameters'.$A:.$M];[.$B$100]+9;0)*[.C$5]*[.$A132])" office:value-type="float" office:value="0" calcext:value-type="float">
            <text:p>0</text:p>
          </table:table-cell>
          <table:table-cell table:style-name="ce18" table:formula="of:=IF(ISBLANK([.D$2]);0;VLOOKUP([.D$2];[$'weapon parameters'.$A:.$M];[.$B$100]+6;0)+VLOOKUP([.D$2];[$'weapon parameters'.$A:.$M];[.$B$100]+9;0)*[.D$5]*[.$A132])" office:value-type="float" office:value="0" calcext:value-type="float">
            <text:p>0</text:p>
          </table:table-cell>
          <table:table-cell table:style-name="ce18" table:formula="of:=IF(ISBLANK([.E$2]);0;VLOOKUP([.E$2];[$'weapon parameters'.$A:.$M];[.$B$100]+6;0)+VLOOKUP([.E$2];[$'weapon parameters'.$A:.$M];[.$B$100]+9;0)*[.E$5]*[.$A132])" office:value-type="float" office:value="0" calcext:value-type="float">
            <text:p>0</text:p>
          </table:table-cell>
          <table:table-cell table:style-name="ce18" table:formula="of:=IF(ISBLANK([.F$2]);0;VLOOKUP([.F$2];[$'weapon parameters'.$A:.$M];[.$B$100]+6;0)+VLOOKUP([.F$2];[$'weapon parameters'.$A:.$M];[.$B$100]+9;0)*[.F$5]*[.$A132])" office:value-type="float" office:value="0" calcext:value-type="float">
            <text:p>0</text:p>
          </table:table-cell>
          <table:table-cell table:style-name="ce18" table:formula="of:=IF(ISBLANK([.G$2]);0;VLOOKUP([.G$2];[$'weapon parameters'.$A:.$M];[.$B$100]+6;0)+VLOOKUP([.G$2];[$'weapon parameters'.$A:.$M];[.$B$100]+9;0)*[.G$5]*[.$A132])" office:value-type="float" office:value="0" calcext:value-type="float">
            <text:p>0</text:p>
          </table:table-cell>
          <table:table-cell table:style-name="ce18" table:formula="of:=IF(ISBLANK([.H$2]);0;VLOOKUP([.H$2];[$'weapon parameters'.$A:.$M];[.$B$100]+6;0)+VLOOKUP([.H$2];[$'weapon parameters'.$A:.$M];[.$B$100]+9;0)*[.H$5]*[.$A132])" office:value-type="float" office:value="0" calcext:value-type="float">
            <text:p>0</text:p>
          </table:table-cell>
          <table:table-cell table:style-name="ce18" table:formula="of:=IF(ISBLANK([.I$2]);0;VLOOKUP([.I$2];[$'weapon parameters'.$A:.$M];[.$B$100]+6;0)+VLOOKUP([.I$2];[$'weapon parameters'.$A:.$M];[.$B$100]+9;0)*[.I$5]*[.$A132])" office:value-type="float" office:value="0" calcext:value-type="float">
            <text:p>0</text:p>
          </table:table-cell>
          <table:table-cell table:style-name="ce18" table:formula="of:=IF(ISBLANK([.J$2]);0;VLOOKUP([.J$2];[$'weapon parameters'.$A:.$M];[.$B$100]+6;0)+VLOOKUP([.J$2];[$'weapon parameters'.$A:.$M];[.$B$100]+9;0)*[.J$5]*[.$A132])" office:value-type="float" office:value="0" calcext:value-type="float">
            <text:p>0</text:p>
          </table:table-cell>
          <table:table-cell table:style-name="ce18" table:formula="of:=IF(ISBLANK([.K$2]);0;VLOOKUP([.K$2];[$'weapon parameters'.$A:.$M];[.$B$100]+6;0)+VLOOKUP([.K$2];[$'weapon parameters'.$A:.$M];[.$B$100]+9;0)*[.K$5]*[.$A132])" office:value-type="float" office:value="17.3180035207701" calcext:value-type="float">
            <text:p>17</text:p>
          </table:table-cell>
          <table:table-cell table:style-name="ce18" table:formula="of:=IF(ISBLANK([.L$2]);0;VLOOKUP([.L$2];[$'weapon parameters'.$A:.$M];[.$B$100]+6;0)+VLOOKUP([.L$2];[$'weapon parameters'.$A:.$M];[.$B$100]+9;0)*[.L$5]*[.$A132])" office:value-type="float" office:value="18" calcext:value-type="float">
            <text:p>18</text:p>
          </table:table-cell>
          <table:table-cell table:style-name="ce18" table:formula="of:=IF(ISBLANK([.M$2]);0;VLOOKUP([.M$2];[$'weapon parameters'.$A:.$M];[.$B$100]+6;0)+VLOOKUP([.M$2];[$'weapon parameters'.$A:.$M];[.$B$100]+9;0)*[.M$5]*[.$A132])" office:value-type="float" office:value="18" calcext:value-type="float">
            <text:p>18</text:p>
          </table:table-cell>
          <table:table-cell table:style-name="ce18" table:formula="of:=IF(ISBLANK([.N$2]);0;VLOOKUP([.N$2];[$'weapon parameters'.$A:.$M];[.$B$100]+6;0)+VLOOKUP([.N$2];[$'weapon parameters'.$A:.$M];[.$B$100]+9;0)*[.N$5]*[.$A132])" office:value-type="float" office:value="18" calcext:value-type="float">
            <text:p>18</text:p>
          </table:table-cell>
          <table:table-cell table:style-name="ce18" table:formula="of:=IF(ISBLANK([.O$2]);0;VLOOKUP([.O$2];[$'weapon parameters'.$A:.$M];[.$B$100]+6;0)+VLOOKUP([.O$2];[$'weapon parameters'.$A:.$M];[.$B$100]+9;0)*[.O$5]*[.$A132])" office:value-type="float" office:value="18" calcext:value-type="float">
            <text:p>18</text:p>
          </table:table-cell>
          <table:table-cell table:style-name="ce18" table:formula="of:=IF(ISBLANK([.P$2]);0;VLOOKUP([.P$2];[$'weapon parameters'.$A:.$M];[.$B$100]+6;0)+VLOOKUP([.P$2];[$'weapon parameters'.$A:.$M];[.$B$100]+9;0)*[.P$5]*[.$A132])" office:value-type="float" office:value="0" calcext:value-type="float">
            <text:p>0</text:p>
          </table:table-cell>
          <table:table-cell table:style-name="ce18" table:formula="of:=IF(ISBLANK([.Q$2]);0;VLOOKUP([.Q$2];[$'weapon parameters'.$A:.$M];[.$B$100]+6;0)+VLOOKUP([.Q$2];[$'weapon parameters'.$A:.$M];[.$B$100]+9;0)*[.Q$5]*[.$A132])" office:value-type="float" office:value="50.2193336452553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IF(ISBLANK([.B$2]);0;VLOOKUP([.B$2];[$'weapon parameters'.$A:.$M];[.$B$100]+6;0)+VLOOKUP([.B$2];[$'weapon parameters'.$A:.$M];[.$B$100]+9;0)*[.B$5]*[.$A133])" office:value-type="float" office:value="0" calcext:value-type="float">
            <text:p>0</text:p>
          </table:table-cell>
          <table:table-cell table:style-name="ce18" table:formula="of:=IF(ISBLANK([.C$2]);0;VLOOKUP([.C$2];[$'weapon parameters'.$A:.$M];[.$B$100]+6;0)+VLOOKUP([.C$2];[$'weapon parameters'.$A:.$M];[.$B$100]+9;0)*[.C$5]*[.$A133])" office:value-type="float" office:value="0" calcext:value-type="float">
            <text:p>0</text:p>
          </table:table-cell>
          <table:table-cell table:style-name="ce18" table:formula="of:=IF(ISBLANK([.D$2]);0;VLOOKUP([.D$2];[$'weapon parameters'.$A:.$M];[.$B$100]+6;0)+VLOOKUP([.D$2];[$'weapon parameters'.$A:.$M];[.$B$100]+9;0)*[.D$5]*[.$A133])" office:value-type="float" office:value="0" calcext:value-type="float">
            <text:p>0</text:p>
          </table:table-cell>
          <table:table-cell table:style-name="ce18" table:formula="of:=IF(ISBLANK([.E$2]);0;VLOOKUP([.E$2];[$'weapon parameters'.$A:.$M];[.$B$100]+6;0)+VLOOKUP([.E$2];[$'weapon parameters'.$A:.$M];[.$B$100]+9;0)*[.E$5]*[.$A133])" office:value-type="float" office:value="0" calcext:value-type="float">
            <text:p>0</text:p>
          </table:table-cell>
          <table:table-cell table:style-name="ce18" table:formula="of:=IF(ISBLANK([.F$2]);0;VLOOKUP([.F$2];[$'weapon parameters'.$A:.$M];[.$B$100]+6;0)+VLOOKUP([.F$2];[$'weapon parameters'.$A:.$M];[.$B$100]+9;0)*[.F$5]*[.$A133])" office:value-type="float" office:value="0" calcext:value-type="float">
            <text:p>0</text:p>
          </table:table-cell>
          <table:table-cell table:style-name="ce18" table:formula="of:=IF(ISBLANK([.G$2]);0;VLOOKUP([.G$2];[$'weapon parameters'.$A:.$M];[.$B$100]+6;0)+VLOOKUP([.G$2];[$'weapon parameters'.$A:.$M];[.$B$100]+9;0)*[.G$5]*[.$A133])" office:value-type="float" office:value="0" calcext:value-type="float">
            <text:p>0</text:p>
          </table:table-cell>
          <table:table-cell table:style-name="ce18" table:formula="of:=IF(ISBLANK([.H$2]);0;VLOOKUP([.H$2];[$'weapon parameters'.$A:.$M];[.$B$100]+6;0)+VLOOKUP([.H$2];[$'weapon parameters'.$A:.$M];[.$B$100]+9;0)*[.H$5]*[.$A133])" office:value-type="float" office:value="0" calcext:value-type="float">
            <text:p>0</text:p>
          </table:table-cell>
          <table:table-cell table:style-name="ce18" table:formula="of:=IF(ISBLANK([.I$2]);0;VLOOKUP([.I$2];[$'weapon parameters'.$A:.$M];[.$B$100]+6;0)+VLOOKUP([.I$2];[$'weapon parameters'.$A:.$M];[.$B$100]+9;0)*[.I$5]*[.$A133])" office:value-type="float" office:value="0" calcext:value-type="float">
            <text:p>0</text:p>
          </table:table-cell>
          <table:table-cell table:style-name="ce18" table:formula="of:=IF(ISBLANK([.J$2]);0;VLOOKUP([.J$2];[$'weapon parameters'.$A:.$M];[.$B$100]+6;0)+VLOOKUP([.J$2];[$'weapon parameters'.$A:.$M];[.$B$100]+9;0)*[.J$5]*[.$A133])" office:value-type="float" office:value="0" calcext:value-type="float">
            <text:p>0</text:p>
          </table:table-cell>
          <table:table-cell table:style-name="ce18" table:formula="of:=IF(ISBLANK([.K$2]);0;VLOOKUP([.K$2];[$'weapon parameters'.$A:.$M];[.$B$100]+6;0)+VLOOKUP([.K$2];[$'weapon parameters'.$A:.$M];[.$B$100]+9;0)*[.K$5]*[.$A133])" office:value-type="float" office:value="18.0200039119668" calcext:value-type="float">
            <text:p>18</text:p>
          </table:table-cell>
          <table:table-cell table:style-name="ce18" table:formula="of:=IF(ISBLANK([.L$2]);0;VLOOKUP([.L$2];[$'weapon parameters'.$A:.$M];[.$B$100]+6;0)+VLOOKUP([.L$2];[$'weapon parameters'.$A:.$M];[.$B$100]+9;0)*[.L$5]*[.$A133])" office:value-type="float" office:value="18" calcext:value-type="float">
            <text:p>18</text:p>
          </table:table-cell>
          <table:table-cell table:style-name="ce18" table:formula="of:=IF(ISBLANK([.M$2]);0;VLOOKUP([.M$2];[$'weapon parameters'.$A:.$M];[.$B$100]+6;0)+VLOOKUP([.M$2];[$'weapon parameters'.$A:.$M];[.$B$100]+9;0)*[.M$5]*[.$A133])" office:value-type="float" office:value="18" calcext:value-type="float">
            <text:p>18</text:p>
          </table:table-cell>
          <table:table-cell table:style-name="ce18" table:formula="of:=IF(ISBLANK([.N$2]);0;VLOOKUP([.N$2];[$'weapon parameters'.$A:.$M];[.$B$100]+6;0)+VLOOKUP([.N$2];[$'weapon parameters'.$A:.$M];[.$B$100]+9;0)*[.N$5]*[.$A133])" office:value-type="float" office:value="18" calcext:value-type="float">
            <text:p>18</text:p>
          </table:table-cell>
          <table:table-cell table:style-name="ce18" table:formula="of:=IF(ISBLANK([.O$2]);0;VLOOKUP([.O$2];[$'weapon parameters'.$A:.$M];[.$B$100]+6;0)+VLOOKUP([.O$2];[$'weapon parameters'.$A:.$M];[.$B$100]+9;0)*[.O$5]*[.$A133])" office:value-type="float" office:value="18" calcext:value-type="float">
            <text:p>18</text:p>
          </table:table-cell>
          <table:table-cell table:style-name="ce18" table:formula="of:=IF(ISBLANK([.P$2]);0;VLOOKUP([.P$2];[$'weapon parameters'.$A:.$M];[.$B$100]+6;0)+VLOOKUP([.P$2];[$'weapon parameters'.$A:.$M];[.$B$100]+9;0)*[.P$5]*[.$A133])" office:value-type="float" office:value="0" calcext:value-type="float">
            <text:p>0</text:p>
          </table:table-cell>
          <table:table-cell table:style-name="ce18" table:formula="of:=IF(ISBLANK([.Q$2]);0;VLOOKUP([.Q$2];[$'weapon parameters'.$A:.$M];[.$B$100]+6;0)+VLOOKUP([.Q$2];[$'weapon parameters'.$A:.$M];[.$B$100]+9;0)*[.Q$5]*[.$A133])" office:value-type="float" office:value="55.7992596058392" calcext:value-type="float">
            <text:p>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mbined</text:p>
          </table:table-cell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table:formula="of:=[.B102]+SUM([.B113];[.B124])" office:value-type="float" office:value="26.5074354712575" calcext:value-type="float">
            <text:p>27</text:p>
          </table:table-cell>
          <table:table-cell table:style-name="ce18" table:formula="of:=[.C102]+SUM([.C113];[.C124])" office:value-type="float" office:value="32.5021918083768" calcext:value-type="float">
            <text:p>33</text:p>
          </table:table-cell>
          <table:table-cell table:style-name="ce18" table:formula="of:=[.D102]+SUM([.D113];[.D124])" office:value-type="float" office:value="26.1413352379621" calcext:value-type="float">
            <text:p>26</text:p>
          </table:table-cell>
          <table:table-cell table:style-name="ce18" table:formula="of:=[.E102]+SUM([.E113];[.E124])" office:value-type="float" office:value="33.6568542494692" calcext:value-type="float">
            <text:p>34</text:p>
          </table:table-cell>
          <table:table-cell table:style-name="ce18" table:formula="of:=[.F102]+SUM([.F113];[.F124])" office:value-type="float" office:value="36.6310484928583" calcext:value-type="float">
            <text:p>37</text:p>
          </table:table-cell>
          <table:table-cell table:style-name="ce18" table:formula="of:=[.G102]+SUM([.G113];[.G124])" office:value-type="float" office:value="32.5820553601725" calcext:value-type="float">
            <text:p>33</text:p>
          </table:table-cell>
          <table:table-cell table:style-name="ce18" table:formula="of:=[.H102]+SUM([.H113];[.H124])" office:value-type="float" office:value="36.6210047885861" calcext:value-type="float">
            <text:p>37</text:p>
          </table:table-cell>
          <table:table-cell table:style-name="ce18" table:formula="of:=[.I102]+SUM([.I113];[.I124])" office:value-type="float" office:value="43.6731171395294" calcext:value-type="float">
            <text:p>44</text:p>
          </table:table-cell>
          <table:table-cell table:style-name="ce18" table:formula="of:=[.J102]+SUM([.J113];[.J124])" office:value-type="float" office:value="42.452977664101" calcext:value-type="float">
            <text:p>42</text:p>
          </table:table-cell>
          <table:table-cell table:style-name="ce18" table:formula="of:=[.K102]+SUM([.K113];[.K124])" office:value-type="float" office:value="37.6481330080171" calcext:value-type="float">
            <text:p>38</text:p>
          </table:table-cell>
          <table:table-cell table:style-name="ce18" table:formula="of:=[.L102]+SUM([.L113];[.L124])" office:value-type="float" office:value="50.0045970253393" calcext:value-type="float">
            <text:p>50</text:p>
          </table:table-cell>
          <table:table-cell table:style-name="ce18" table:formula="of:=[.M102]+SUM([.M113];[.M124])" office:value-type="float" office:value="51.2366009864969" calcext:value-type="float">
            <text:p>51</text:p>
          </table:table-cell>
          <table:table-cell table:style-name="ce18" table:formula="of:=[.N102]+SUM([.N113];[.N124])" office:value-type="float" office:value="54.1709117000275" calcext:value-type="float">
            <text:p>54</text:p>
          </table:table-cell>
          <table:table-cell table:style-name="ce18" table:formula="of:=[.O102]+SUM([.O113];[.O124])" office:value-type="float" office:value="50.0524750624342" calcext:value-type="float">
            <text:p>50</text:p>
          </table:table-cell>
          <table:table-cell table:style-name="ce18" table:formula="of:=[.P102]+SUM([.P113];[.P124])" office:value-type="float" office:value="19.7319039079222" calcext:value-type="float">
            <text:p>20</text:p>
          </table:table-cell>
          <table:table-cell table:style-name="ce18" table:formula="of:=[.Q102]+SUM([.Q113];[.Q124])" office:value-type="float" office:value="31.0397127006523" calcext:value-type="float">
            <text:p>31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[.B103]+SUM([.B114];[.B125])" office:value-type="float" office:value="31.0148709425151" calcext:value-type="float">
            <text:p>31</text:p>
          </table:table-cell>
          <table:table-cell table:style-name="ce18" table:formula="of:=[.C103]+SUM([.C114];[.C125])" office:value-type="float" office:value="37.0043836167536" calcext:value-type="float">
            <text:p>37</text:p>
          </table:table-cell>
          <table:table-cell table:style-name="ce18" table:formula="of:=[.D103]+SUM([.D114];[.D125])" office:value-type="float" office:value="31.2826704759243" calcext:value-type="float">
            <text:p>31</text:p>
          </table:table-cell>
          <table:table-cell table:style-name="ce18" table:formula="of:=[.E103]+SUM([.E114];[.E125])" office:value-type="float" office:value="40.3137084989383" calcext:value-type="float">
            <text:p>40</text:p>
          </table:table-cell>
          <table:table-cell table:style-name="ce18" table:formula="of:=[.F103]+SUM([.F114];[.F125])" office:value-type="float" office:value="43.2620969857167" calcext:value-type="float">
            <text:p>43</text:p>
          </table:table-cell>
          <table:table-cell table:style-name="ce18" table:formula="of:=[.G103]+SUM([.G114];[.G125])" office:value-type="float" office:value="39.1641107203449" calcext:value-type="float">
            <text:p>39</text:p>
          </table:table-cell>
          <table:table-cell table:style-name="ce18" table:formula="of:=[.H103]+SUM([.H114];[.H125])" office:value-type="float" office:value="43.2420095771721" calcext:value-type="float">
            <text:p>43</text:p>
          </table:table-cell>
          <table:table-cell table:style-name="ce18" table:formula="of:=[.I103]+SUM([.I114];[.I125])" office:value-type="float" office:value="53.3462342790588" calcext:value-type="float">
            <text:p>53</text:p>
          </table:table-cell>
          <table:table-cell table:style-name="ce18" table:formula="of:=[.J103]+SUM([.J114];[.J125])" office:value-type="float" office:value="51.9059553282019" calcext:value-type="float">
            <text:p>52</text:p>
          </table:table-cell>
          <table:table-cell table:style-name="ce18" table:formula="of:=[.K103]+SUM([.K114];[.K125])" office:value-type="float" office:value="43.2962660160341" calcext:value-type="float">
            <text:p>43</text:p>
          </table:table-cell>
          <table:table-cell table:style-name="ce18" table:formula="of:=[.L103]+SUM([.L114];[.L125])" office:value-type="float" office:value="54.0091940506786" calcext:value-type="float">
            <text:p>54</text:p>
          </table:table-cell>
          <table:table-cell table:style-name="ce18" table:formula="of:=[.M103]+SUM([.M114];[.M125])" office:value-type="float" office:value="57.4732019729938" calcext:value-type="float">
            <text:p>57</text:p>
          </table:table-cell>
          <table:table-cell table:style-name="ce18" table:formula="of:=[.N103]+SUM([.N114];[.N125])" office:value-type="float" office:value="60.3418234000549" calcext:value-type="float">
            <text:p>60</text:p>
          </table:table-cell>
          <table:table-cell table:style-name="ce18" table:formula="of:=[.O103]+SUM([.O114];[.O125])" office:value-type="float" office:value="56.1049501248684" calcext:value-type="float">
            <text:p>56</text:p>
          </table:table-cell>
          <table:table-cell table:style-name="ce18" table:formula="of:=[.P103]+SUM([.P114];[.P125])" office:value-type="float" office:value="29.4638078158444" calcext:value-type="float">
            <text:p>29</text:p>
          </table:table-cell>
          <table:table-cell table:style-name="ce18" table:formula="of:=[.Q103]+SUM([.Q114];[.Q125])" office:value-type="float" office:value="40.0794254013046" calcext:value-type="float">
            <text:p>40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formula="of:=[.B104]+SUM([.B115];[.B126])" office:value-type="float" office:value="35.5223064137726" calcext:value-type="float">
            <text:p>36</text:p>
          </table:table-cell>
          <table:table-cell table:style-name="ce18" table:formula="of:=[.C104]+SUM([.C115];[.C126])" office:value-type="float" office:value="41.5065754251304" calcext:value-type="float">
            <text:p>42</text:p>
          </table:table-cell>
          <table:table-cell table:style-name="ce18" table:formula="of:=[.D104]+SUM([.D115];[.D126])" office:value-type="float" office:value="36.4240057138864" calcext:value-type="float">
            <text:p>36</text:p>
          </table:table-cell>
          <table:table-cell table:style-name="ce18" table:formula="of:=[.E104]+SUM([.E115];[.E126])" office:value-type="float" office:value="46.9705627484075" calcext:value-type="float">
            <text:p>47</text:p>
          </table:table-cell>
          <table:table-cell table:style-name="ce18" table:formula="of:=[.F104]+SUM([.F115];[.F126])" office:value-type="float" office:value="49.893145478575" calcext:value-type="float">
            <text:p>50</text:p>
          </table:table-cell>
          <table:table-cell table:style-name="ce18" table:formula="of:=[.G104]+SUM([.G115];[.G126])" office:value-type="float" office:value="45.7461660805174" calcext:value-type="float">
            <text:p>46</text:p>
          </table:table-cell>
          <table:table-cell table:style-name="ce18" table:formula="of:=[.H104]+SUM([.H115];[.H126])" office:value-type="float" office:value="49.8630143657582" calcext:value-type="float">
            <text:p>50</text:p>
          </table:table-cell>
          <table:table-cell table:style-name="ce18" table:formula="of:=[.I104]+SUM([.I115];[.I126])" office:value-type="float" office:value="63.0193514185882" calcext:value-type="float">
            <text:p>63</text:p>
          </table:table-cell>
          <table:table-cell table:style-name="ce18" table:formula="of:=[.J104]+SUM([.J115];[.J126])" office:value-type="float" office:value="61.3589329923029" calcext:value-type="float">
            <text:p>61</text:p>
          </table:table-cell>
          <table:table-cell table:style-name="ce18" table:formula="of:=[.K104]+SUM([.K115];[.K126])" office:value-type="float" office:value="48.9443990240511" calcext:value-type="float">
            <text:p>49</text:p>
          </table:table-cell>
          <table:table-cell table:style-name="ce18" table:formula="of:=[.L104]+SUM([.L115];[.L126])" office:value-type="float" office:value="58.0137910760178" calcext:value-type="float">
            <text:p>58</text:p>
          </table:table-cell>
          <table:table-cell table:style-name="ce18" table:formula="of:=[.M104]+SUM([.M115];[.M126])" office:value-type="float" office:value="63.7098029594907" calcext:value-type="float">
            <text:p>64</text:p>
          </table:table-cell>
          <table:table-cell table:style-name="ce18" table:formula="of:=[.N104]+SUM([.N115];[.N126])" office:value-type="float" office:value="66.5127351000824" calcext:value-type="float">
            <text:p>67</text:p>
          </table:table-cell>
          <table:table-cell table:style-name="ce18" table:formula="of:=[.O104]+SUM([.O115];[.O126])" office:value-type="float" office:value="62.1574251873025" calcext:value-type="float">
            <text:p>62</text:p>
          </table:table-cell>
          <table:table-cell table:style-name="ce18" table:formula="of:=[.P104]+SUM([.P115];[.P126])" office:value-type="float" office:value="39.1957117237666" calcext:value-type="float">
            <text:p>39</text:p>
          </table:table-cell>
          <table:table-cell table:style-name="ce18" table:formula="of:=[.Q104]+SUM([.Q115];[.Q126])" office:value-type="float" office:value="49.1191381019568" calcext:value-type="float">
            <text:p>49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formula="of:=[.B105]+SUM([.B116];[.B127])" office:value-type="float" office:value="40.0297418850301" calcext:value-type="float">
            <text:p>40</text:p>
          </table:table-cell>
          <table:table-cell table:style-name="ce18" table:formula="of:=[.C105]+SUM([.C116];[.C127])" office:value-type="float" office:value="46.0087672335073" calcext:value-type="float">
            <text:p>46</text:p>
          </table:table-cell>
          <table:table-cell table:style-name="ce18" table:formula="of:=[.D105]+SUM([.D116];[.D127])" office:value-type="float" office:value="41.5653409518485" calcext:value-type="float">
            <text:p>42</text:p>
          </table:table-cell>
          <table:table-cell table:style-name="ce18" table:formula="of:=[.E105]+SUM([.E116];[.E127])" office:value-type="float" office:value="53.6274169978766" calcext:value-type="float">
            <text:p>54</text:p>
          </table:table-cell>
          <table:table-cell table:style-name="ce18" table:formula="of:=[.F105]+SUM([.F116];[.F127])" office:value-type="float" office:value="56.5241939714333" calcext:value-type="float">
            <text:p>57</text:p>
          </table:table-cell>
          <table:table-cell table:style-name="ce18" table:formula="of:=[.G105]+SUM([.G116];[.G127])" office:value-type="float" office:value="52.3282214406899" calcext:value-type="float">
            <text:p>52</text:p>
          </table:table-cell>
          <table:table-cell table:style-name="ce18" table:formula="of:=[.H105]+SUM([.H116];[.H127])" office:value-type="float" office:value="56.4840191543442" calcext:value-type="float">
            <text:p>56</text:p>
          </table:table-cell>
          <table:table-cell table:style-name="ce18" table:formula="of:=[.I105]+SUM([.I116];[.I127])" office:value-type="float" office:value="72.6924685581176" calcext:value-type="float">
            <text:p>73</text:p>
          </table:table-cell>
          <table:table-cell table:style-name="ce18" table:formula="of:=[.J105]+SUM([.J116];[.J127])" office:value-type="float" office:value="70.8119106564039" calcext:value-type="float">
            <text:p>71</text:p>
          </table:table-cell>
          <table:table-cell table:style-name="ce18" table:formula="of:=[.K105]+SUM([.K116];[.K127])" office:value-type="float" office:value="54.5925320320682" calcext:value-type="float">
            <text:p>55</text:p>
          </table:table-cell>
          <table:table-cell table:style-name="ce18" table:formula="of:=[.L105]+SUM([.L116];[.L127])" office:value-type="float" office:value="62.0183881013571" calcext:value-type="float">
            <text:p>62</text:p>
          </table:table-cell>
          <table:table-cell table:style-name="ce18" table:formula="of:=[.M105]+SUM([.M116];[.M127])" office:value-type="float" office:value="69.9464039459876" calcext:value-type="float">
            <text:p>70</text:p>
          </table:table-cell>
          <table:table-cell table:style-name="ce18" table:formula="of:=[.N105]+SUM([.N116];[.N127])" office:value-type="float" office:value="72.6836468001098" calcext:value-type="float">
            <text:p>73</text:p>
          </table:table-cell>
          <table:table-cell table:style-name="ce18" table:formula="of:=[.O105]+SUM([.O116];[.O127])" office:value-type="float" office:value="68.2099002497367" calcext:value-type="float">
            <text:p>68</text:p>
          </table:table-cell>
          <table:table-cell table:style-name="ce18" table:formula="of:=[.P105]+SUM([.P116];[.P127])" office:value-type="float" office:value="48.9276156316889" calcext:value-type="float">
            <text:p>49</text:p>
          </table:table-cell>
          <table:table-cell table:style-name="ce18" table:formula="of:=[.Q105]+SUM([.Q116];[.Q127])" office:value-type="float" office:value="58.1588508026091" calcext:value-type="float">
            <text:p>58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table:formula="of:=[.B106]+SUM([.B117];[.B128])" office:value-type="float" office:value="44.5371773562876" calcext:value-type="float">
            <text:p>45</text:p>
          </table:table-cell>
          <table:table-cell table:style-name="ce18" table:formula="of:=[.C106]+SUM([.C117];[.C128])" office:value-type="float" office:value="50.5109590418841" calcext:value-type="float">
            <text:p>51</text:p>
          </table:table-cell>
          <table:table-cell table:style-name="ce18" table:formula="of:=[.D106]+SUM([.D117];[.D128])" office:value-type="float" office:value="46.7066761898106" calcext:value-type="float">
            <text:p>47</text:p>
          </table:table-cell>
          <table:table-cell table:style-name="ce18" table:formula="of:=[.E106]+SUM([.E117];[.E128])" office:value-type="float" office:value="60.2842712473458" calcext:value-type="float">
            <text:p>60</text:p>
          </table:table-cell>
          <table:table-cell table:style-name="ce18" table:formula="of:=[.F106]+SUM([.F117];[.F128])" office:value-type="float" office:value="63.1552424642917" calcext:value-type="float">
            <text:p>63</text:p>
          </table:table-cell>
          <table:table-cell table:style-name="ce18" table:formula="of:=[.G106]+SUM([.G117];[.G128])" office:value-type="float" office:value="58.9102768008623" calcext:value-type="float">
            <text:p>59</text:p>
          </table:table-cell>
          <table:table-cell table:style-name="ce18" table:formula="of:=[.H106]+SUM([.H117];[.H128])" office:value-type="float" office:value="63.1050239429302" calcext:value-type="float">
            <text:p>63</text:p>
          </table:table-cell>
          <table:table-cell table:style-name="ce18" table:formula="of:=[.I106]+SUM([.I117];[.I128])" office:value-type="float" office:value="82.3655856976469" calcext:value-type="float">
            <text:p>82</text:p>
          </table:table-cell>
          <table:table-cell table:style-name="ce18" table:formula="of:=[.J106]+SUM([.J117];[.J128])" office:value-type="float" office:value="80.2648883205048" calcext:value-type="float">
            <text:p>80</text:p>
          </table:table-cell>
          <table:table-cell table:style-name="ce18" table:formula="of:=[.K106]+SUM([.K117];[.K128])" office:value-type="float" office:value="60.2406650400852" calcext:value-type="float">
            <text:p>60</text:p>
          </table:table-cell>
          <table:table-cell table:style-name="ce18" table:formula="of:=[.L106]+SUM([.L117];[.L128])" office:value-type="float" office:value="66.0229851266964" calcext:value-type="float">
            <text:p>66</text:p>
          </table:table-cell>
          <table:table-cell table:style-name="ce18" table:formula="of:=[.M106]+SUM([.M117];[.M128])" office:value-type="float" office:value="76.1830049324845" calcext:value-type="float">
            <text:p>76</text:p>
          </table:table-cell>
          <table:table-cell table:style-name="ce18" table:formula="of:=[.N106]+SUM([.N117];[.N128])" office:value-type="float" office:value="78.8545585001373" calcext:value-type="float">
            <text:p>79</text:p>
          </table:table-cell>
          <table:table-cell table:style-name="ce18" table:formula="of:=[.O106]+SUM([.O117];[.O128])" office:value-type="float" office:value="74.2623753121709" calcext:value-type="float">
            <text:p>74</text:p>
          </table:table-cell>
          <table:table-cell table:style-name="ce18" table:formula="of:=[.P106]+SUM([.P117];[.P128])" office:value-type="float" office:value="58.6595195396111" calcext:value-type="float">
            <text:p>59</text:p>
          </table:table-cell>
          <table:table-cell table:style-name="ce18" table:formula="of:=[.Q106]+SUM([.Q117];[.Q128])" office:value-type="float" office:value="67.1985635032614" calcext:value-type="float">
            <text:p>67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table:formula="of:=[.B107]+SUM([.B118];[.B129])" office:value-type="float" office:value="49.0446128275452" calcext:value-type="float">
            <text:p>49</text:p>
          </table:table-cell>
          <table:table-cell table:style-name="ce18" table:formula="of:=[.C107]+SUM([.C118];[.C129])" office:value-type="float" office:value="55.0131508502609" calcext:value-type="float">
            <text:p>55</text:p>
          </table:table-cell>
          <table:table-cell table:style-name="ce18" table:formula="of:=[.D107]+SUM([.D118];[.D129])" office:value-type="float" office:value="51.8480114277728" calcext:value-type="float">
            <text:p>52</text:p>
          </table:table-cell>
          <table:table-cell table:style-name="ce18" table:formula="of:=[.E107]+SUM([.E118];[.E129])" office:value-type="float" office:value="66.9411254968149" calcext:value-type="float">
            <text:p>67</text:p>
          </table:table-cell>
          <table:table-cell table:style-name="ce18" table:formula="of:=[.F107]+SUM([.F118];[.F129])" office:value-type="float" office:value="69.78629095715" calcext:value-type="float">
            <text:p>70</text:p>
          </table:table-cell>
          <table:table-cell table:style-name="ce18" table:formula="of:=[.G107]+SUM([.G118];[.G129])" office:value-type="float" office:value="65.4923321610348" calcext:value-type="float">
            <text:p>65</text:p>
          </table:table-cell>
          <table:table-cell table:style-name="ce18" table:formula="of:=[.H107]+SUM([.H118];[.H129])" office:value-type="float" office:value="69.7260287315163" calcext:value-type="float">
            <text:p>70</text:p>
          </table:table-cell>
          <table:table-cell table:style-name="ce18" table:formula="of:=[.I107]+SUM([.I118];[.I129])" office:value-type="float" office:value="92.0387028371763" calcext:value-type="float">
            <text:p>92</text:p>
          </table:table-cell>
          <table:table-cell table:style-name="ce18" table:formula="of:=[.J107]+SUM([.J118];[.J129])" office:value-type="float" office:value="89.7178659846058" calcext:value-type="float">
            <text:p>90</text:p>
          </table:table-cell>
          <table:table-cell table:style-name="ce18" table:formula="of:=[.K107]+SUM([.K118];[.K129])" office:value-type="float" office:value="65.8887980481023" calcext:value-type="float">
            <text:p>66</text:p>
          </table:table-cell>
          <table:table-cell table:style-name="ce18" table:formula="of:=[.L107]+SUM([.L118];[.L129])" office:value-type="float" office:value="70.0275821520357" calcext:value-type="float">
            <text:p>70</text:p>
          </table:table-cell>
          <table:table-cell table:style-name="ce18" table:formula="of:=[.M107]+SUM([.M118];[.M129])" office:value-type="float" office:value="82.4196059189814" calcext:value-type="float">
            <text:p>82</text:p>
          </table:table-cell>
          <table:table-cell table:style-name="ce18" table:formula="of:=[.N107]+SUM([.N118];[.N129])" office:value-type="float" office:value="85.0254702001647" calcext:value-type="float">
            <text:p>85</text:p>
          </table:table-cell>
          <table:table-cell table:style-name="ce18" table:formula="of:=[.O107]+SUM([.O118];[.O129])" office:value-type="float" office:value="80.314850374605" calcext:value-type="float">
            <text:p>80</text:p>
          </table:table-cell>
          <table:table-cell table:style-name="ce18" table:formula="of:=[.P107]+SUM([.P118];[.P129])" office:value-type="float" office:value="68.3914234475333" calcext:value-type="float">
            <text:p>68</text:p>
          </table:table-cell>
          <table:table-cell table:style-name="ce18" table:formula="of:=[.Q107]+SUM([.Q118];[.Q129])" office:value-type="float" office:value="76.2382762039137" calcext:value-type="float">
            <text:p>76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table:formula="of:=[.B108]+SUM([.B119];[.B130])" office:value-type="float" office:value="53.5520482988027" calcext:value-type="float">
            <text:p>54</text:p>
          </table:table-cell>
          <table:table-cell table:style-name="ce18" table:formula="of:=[.C108]+SUM([.C119];[.C130])" office:value-type="float" office:value="59.5153426586377" calcext:value-type="float">
            <text:p>60</text:p>
          </table:table-cell>
          <table:table-cell table:style-name="ce18" table:formula="of:=[.D108]+SUM([.D119];[.D130])" office:value-type="float" office:value="56.9893466657349" calcext:value-type="float">
            <text:p>57</text:p>
          </table:table-cell>
          <table:table-cell table:style-name="ce18" table:formula="of:=[.E108]+SUM([.E119];[.E130])" office:value-type="float" office:value="73.5979797462841" calcext:value-type="float">
            <text:p>74</text:p>
          </table:table-cell>
          <table:table-cell table:style-name="ce18" table:formula="of:=[.F108]+SUM([.F119];[.F130])" office:value-type="float" office:value="76.4173394500083" calcext:value-type="float">
            <text:p>76</text:p>
          </table:table-cell>
          <table:table-cell table:style-name="ce18" table:formula="of:=[.G108]+SUM([.G119];[.G130])" office:value-type="float" office:value="72.0743875212073" calcext:value-type="float">
            <text:p>72</text:p>
          </table:table-cell>
          <table:table-cell table:style-name="ce18" table:formula="of:=[.H108]+SUM([.H119];[.H130])" office:value-type="float" office:value="76.3470335201023" calcext:value-type="float">
            <text:p>76</text:p>
          </table:table-cell>
          <table:table-cell table:style-name="ce18" table:formula="of:=[.I108]+SUM([.I119];[.I130])" office:value-type="float" office:value="101.711819976706" calcext:value-type="float">
            <text:p>102</text:p>
          </table:table-cell>
          <table:table-cell table:style-name="ce18" table:formula="of:=[.J108]+SUM([.J119];[.J130])" office:value-type="float" office:value="99.1708436487068" calcext:value-type="float">
            <text:p>99</text:p>
          </table:table-cell>
          <table:table-cell table:style-name="ce18" table:formula="of:=[.K108]+SUM([.K119];[.K130])" office:value-type="float" office:value="71.5369310561193" calcext:value-type="float">
            <text:p>72</text:p>
          </table:table-cell>
          <table:table-cell table:style-name="ce18" table:formula="of:=[.L108]+SUM([.L119];[.L130])" office:value-type="float" office:value="74.032179177375" calcext:value-type="float">
            <text:p>74</text:p>
          </table:table-cell>
          <table:table-cell table:style-name="ce18" table:formula="of:=[.M108]+SUM([.M119];[.M130])" office:value-type="float" office:value="88.6562069054783" calcext:value-type="float">
            <text:p>89</text:p>
          </table:table-cell>
          <table:table-cell table:style-name="ce18" table:formula="of:=[.N108]+SUM([.N119];[.N130])" office:value-type="float" office:value="91.1963819001922" calcext:value-type="float">
            <text:p>91</text:p>
          </table:table-cell>
          <table:table-cell table:style-name="ce18" table:formula="of:=[.O108]+SUM([.O119];[.O130])" office:value-type="float" office:value="86.3673254370392" calcext:value-type="float">
            <text:p>86</text:p>
          </table:table-cell>
          <table:table-cell table:style-name="ce18" table:formula="of:=[.P108]+SUM([.P119];[.P130])" office:value-type="float" office:value="78.1233273554555" calcext:value-type="float">
            <text:p>78</text:p>
          </table:table-cell>
          <table:table-cell table:style-name="ce18" table:formula="of:=[.Q108]+SUM([.Q119];[.Q130])" office:value-type="float" office:value="85.2779889045659" calcext:value-type="float">
            <text:p>85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table:formula="of:=[.B109]+SUM([.B120];[.B131])" office:value-type="float" office:value="58.0594837700602" calcext:value-type="float">
            <text:p>58</text:p>
          </table:table-cell>
          <table:table-cell table:style-name="ce18" table:formula="of:=[.C109]+SUM([.C120];[.C131])" office:value-type="float" office:value="64.0175344670145" calcext:value-type="float">
            <text:p>64</text:p>
          </table:table-cell>
          <table:table-cell table:style-name="ce18" table:formula="of:=[.D109]+SUM([.D120];[.D131])" office:value-type="float" office:value="62.130681903697" calcext:value-type="float">
            <text:p>62</text:p>
          </table:table-cell>
          <table:table-cell table:style-name="ce18" table:formula="of:=[.E109]+SUM([.E120];[.E131])" office:value-type="float" office:value="80.2548339957532" calcext:value-type="float">
            <text:p>80</text:p>
          </table:table-cell>
          <table:table-cell table:style-name="ce18" table:formula="of:=[.F109]+SUM([.F120];[.F131])" office:value-type="float" office:value="83.0483879428667" calcext:value-type="float">
            <text:p>83</text:p>
          </table:table-cell>
          <table:table-cell table:style-name="ce18" table:formula="of:=[.G109]+SUM([.G120];[.G131])" office:value-type="float" office:value="78.6564428813798" calcext:value-type="float">
            <text:p>79</text:p>
          </table:table-cell>
          <table:table-cell table:style-name="ce18" table:formula="of:=[.H109]+SUM([.H120];[.H131])" office:value-type="float" office:value="82.9680383086884" calcext:value-type="float">
            <text:p>83</text:p>
          </table:table-cell>
          <table:table-cell table:style-name="ce18" table:formula="of:=[.I109]+SUM([.I120];[.I131])" office:value-type="float" office:value="111.384937116235" calcext:value-type="float">
            <text:p>111</text:p>
          </table:table-cell>
          <table:table-cell table:style-name="ce18" table:formula="of:=[.J109]+SUM([.J120];[.J131])" office:value-type="float" office:value="108.623821312808" calcext:value-type="float">
            <text:p>109</text:p>
          </table:table-cell>
          <table:table-cell table:style-name="ce18" table:formula="of:=[.K109]+SUM([.K120];[.K131])" office:value-type="float" office:value="77.1850640641364" calcext:value-type="float">
            <text:p>77</text:p>
          </table:table-cell>
          <table:table-cell table:style-name="ce18" table:formula="of:=[.L109]+SUM([.L120];[.L131])" office:value-type="float" office:value="78.0367762027142" calcext:value-type="float">
            <text:p>78</text:p>
          </table:table-cell>
          <table:table-cell table:style-name="ce18" table:formula="of:=[.M109]+SUM([.M120];[.M131])" office:value-type="float" office:value="94.8928078919752" calcext:value-type="float">
            <text:p>95</text:p>
          </table:table-cell>
          <table:table-cell table:style-name="ce18" table:formula="of:=[.N109]+SUM([.N120];[.N131])" office:value-type="float" office:value="97.3672936002196" calcext:value-type="float">
            <text:p>97</text:p>
          </table:table-cell>
          <table:table-cell table:style-name="ce18" table:formula="of:=[.O109]+SUM([.O120];[.O131])" office:value-type="float" office:value="92.4198004994734" calcext:value-type="float">
            <text:p>92</text:p>
          </table:table-cell>
          <table:table-cell table:style-name="ce18" table:formula="of:=[.P109]+SUM([.P120];[.P131])" office:value-type="float" office:value="87.8552312633777" calcext:value-type="float">
            <text:p>88</text:p>
          </table:table-cell>
          <table:table-cell table:style-name="ce18" table:formula="of:=[.Q109]+SUM([.Q120];[.Q131])" office:value-type="float" office:value="94.3177016052182" calcext:value-type="float">
            <text:p>94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table:formula="of:=[.B110]+SUM([.B121];[.B132])" office:value-type="float" office:value="62.5669192413178" calcext:value-type="float">
            <text:p>63</text:p>
          </table:table-cell>
          <table:table-cell table:style-name="ce18" table:formula="of:=[.C110]+SUM([.C121];[.C132])" office:value-type="float" office:value="68.5197262753913" calcext:value-type="float">
            <text:p>69</text:p>
          </table:table-cell>
          <table:table-cell table:style-name="ce18" table:formula="of:=[.D110]+SUM([.D121];[.D132])" office:value-type="float" office:value="67.2720171416592" calcext:value-type="float">
            <text:p>67</text:p>
          </table:table-cell>
          <table:table-cell table:style-name="ce18" table:formula="of:=[.E110]+SUM([.E121];[.E132])" office:value-type="float" office:value="86.9116882452224" calcext:value-type="float">
            <text:p>87</text:p>
          </table:table-cell>
          <table:table-cell table:style-name="ce18" table:formula="of:=[.F110]+SUM([.F121];[.F132])" office:value-type="float" office:value="89.679436435725" calcext:value-type="float">
            <text:p>90</text:p>
          </table:table-cell>
          <table:table-cell table:style-name="ce18" table:formula="of:=[.G110]+SUM([.G121];[.G132])" office:value-type="float" office:value="85.2384982415522" calcext:value-type="float">
            <text:p>85</text:p>
          </table:table-cell>
          <table:table-cell table:style-name="ce18" table:formula="of:=[.H110]+SUM([.H121];[.H132])" office:value-type="float" office:value="89.5890430972744" calcext:value-type="float">
            <text:p>90</text:p>
          </table:table-cell>
          <table:table-cell table:style-name="ce18" table:formula="of:=[.I110]+SUM([.I121];[.I132])" office:value-type="float" office:value="121.058054255764" calcext:value-type="float">
            <text:p>121</text:p>
          </table:table-cell>
          <table:table-cell table:style-name="ce18" table:formula="of:=[.J110]+SUM([.J121];[.J132])" office:value-type="float" office:value="118.076798976909" calcext:value-type="float">
            <text:p>118</text:p>
          </table:table-cell>
          <table:table-cell table:style-name="ce18" table:formula="of:=[.K110]+SUM([.K121];[.K132])" office:value-type="float" office:value="82.8331970721534" calcext:value-type="float">
            <text:p>83</text:p>
          </table:table-cell>
          <table:table-cell table:style-name="ce18" table:formula="of:=[.L110]+SUM([.L121];[.L132])" office:value-type="float" office:value="82.0413732280535" calcext:value-type="float">
            <text:p>82</text:p>
          </table:table-cell>
          <table:table-cell table:style-name="ce18" table:formula="of:=[.M110]+SUM([.M121];[.M132])" office:value-type="float" office:value="101.129408878472" calcext:value-type="float">
            <text:p>101</text:p>
          </table:table-cell>
          <table:table-cell table:style-name="ce18" table:formula="of:=[.N110]+SUM([.N121];[.N132])" office:value-type="float" office:value="103.538205300247" calcext:value-type="float">
            <text:p>104</text:p>
          </table:table-cell>
          <table:table-cell table:style-name="ce18" table:formula="of:=[.O110]+SUM([.O121];[.O132])" office:value-type="float" office:value="98.4722755619076" calcext:value-type="float">
            <text:p>98</text:p>
          </table:table-cell>
          <table:table-cell table:style-name="ce18" table:formula="of:=[.P110]+SUM([.P121];[.P132])" office:value-type="float" office:value="97.5871351712999" calcext:value-type="float">
            <text:p>98</text:p>
          </table:table-cell>
          <table:table-cell table:style-name="ce18" table:formula="of:=[.Q110]+SUM([.Q121];[.Q132])" office:value-type="float" office:value="103.357414305871" calcext:value-type="float">
            <text:p>103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[.B111]+SUM([.B122];[.B133])" office:value-type="float" office:value="67.0743547125753" calcext:value-type="float">
            <text:p>67</text:p>
          </table:table-cell>
          <table:table-cell table:style-name="ce18" table:formula="of:=[.C111]+SUM([.C122];[.C133])" office:value-type="float" office:value="73.0219180837681" calcext:value-type="float">
            <text:p>73</text:p>
          </table:table-cell>
          <table:table-cell table:style-name="ce18" table:formula="of:=[.D111]+SUM([.D122];[.D133])" office:value-type="float" office:value="72.4133523796213" calcext:value-type="float">
            <text:p>72</text:p>
          </table:table-cell>
          <table:table-cell table:style-name="ce18" table:formula="of:=[.E111]+SUM([.E122];[.E133])" office:value-type="float" office:value="93.5685424946915" calcext:value-type="float">
            <text:p>94</text:p>
          </table:table-cell>
          <table:table-cell table:style-name="ce18" table:formula="of:=[.F111]+SUM([.F122];[.F133])" office:value-type="float" office:value="96.3104849285834" calcext:value-type="float">
            <text:p>96</text:p>
          </table:table-cell>
          <table:table-cell table:style-name="ce18" table:formula="of:=[.G111]+SUM([.G122];[.G133])" office:value-type="float" office:value="91.8205536017247" calcext:value-type="float">
            <text:p>92</text:p>
          </table:table-cell>
          <table:table-cell table:style-name="ce18" table:formula="of:=[.H111]+SUM([.H122];[.H133])" office:value-type="float" office:value="96.2100478858605" calcext:value-type="float">
            <text:p>96</text:p>
          </table:table-cell>
          <table:table-cell table:style-name="ce18" table:formula="of:=[.I111]+SUM([.I122];[.I133])" office:value-type="float" office:value="130.731171395294" calcext:value-type="float">
            <text:p>131</text:p>
          </table:table-cell>
          <table:table-cell table:style-name="ce18" table:formula="of:=[.J111]+SUM([.J122];[.J133])" office:value-type="float" office:value="127.52977664101" calcext:value-type="float">
            <text:p>128</text:p>
          </table:table-cell>
          <table:table-cell table:style-name="ce18" table:formula="of:=[.K111]+SUM([.K122];[.K133])" office:value-type="float" office:value="88.4813300801705" calcext:value-type="float">
            <text:p>88</text:p>
          </table:table-cell>
          <table:table-cell table:style-name="ce18" table:formula="of:=[.L111]+SUM([.L122];[.L133])" office:value-type="float" office:value="86.0459702533928" calcext:value-type="float">
            <text:p>86</text:p>
          </table:table-cell>
          <table:table-cell table:style-name="ce18" table:formula="of:=[.M111]+SUM([.M122];[.M133])" office:value-type="float" office:value="107.366009864969" calcext:value-type="float">
            <text:p>107</text:p>
          </table:table-cell>
          <table:table-cell table:style-name="ce18" table:formula="of:=[.N111]+SUM([.N122];[.N133])" office:value-type="float" office:value="109.709117000275" calcext:value-type="float">
            <text:p>110</text:p>
          </table:table-cell>
          <table:table-cell table:style-name="ce18" table:formula="of:=[.O111]+SUM([.O122];[.O133])" office:value-type="float" office:value="104.524750624342" calcext:value-type="float">
            <text:p>105</text:p>
          </table:table-cell>
          <table:table-cell table:style-name="ce18" table:formula="of:=[.P111]+SUM([.P122];[.P133])" office:value-type="float" office:value="107.319039079222" calcext:value-type="float">
            <text:p>107</text:p>
          </table:table-cell>
          <table:table-cell table:style-name="ce18" table:formula="of:=[.Q111]+SUM([.Q122];[.Q133])" office:value-type="float" office:value="112.397127006523" calcext:value-type="float">
            <text:p>112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Default" table:number-columns-repeated="10"/>
          <table:table-cell table:number-columns-repeated="1004"/>
        </table:table-row>
        <table:table-row table:style-name="ro1">
          <table:table-cell office:value-type="string" calcext:value-type="string">
            <text:p>hit chance</text:p>
          </table:table-cell>
          <table:table-cell table:number-columns-repeated="6"/>
          <table:table-cell table:style-name="Default" table:number-columns-repeated="10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table:formula="of:=1 / (1 + 3 ^ ( - ([.B43] - [.$B$194]*([.$A43]/10)) / 50))" office:value-type="float" office:value="0.601012727978903" calcext:value-type="float">
            <text:p>0.60</text:p>
          </table:table-cell>
          <table:table-cell table:style-name="ce7" table:formula="of:=1 / (1 + 3 ^ ( - ([.C43] - [.$B$194]*([.$A43]/10)) / 50))" office:value-type="float" office:value="0.627075089582041" calcext:value-type="float">
            <text:p>0.63</text:p>
          </table:table-cell>
          <table:table-cell table:style-name="ce7" table:formula="of:=1 / (1 + 3 ^ ( - ([.D43] - [.$B$194]*([.$A43]/10)) / 50))" office:value-type="float" office:value="0.599860060532527" calcext:value-type="float">
            <text:p>0.60</text:p>
          </table:table-cell>
          <table:table-cell table:style-name="ce7" table:formula="of:=1 / (1 + 3 ^ ( - ([.E43] - [.$B$194]*([.$A43]/10)) / 50))" office:value-type="float" office:value="0.623642606451712" calcext:value-type="float">
            <text:p>0.62</text:p>
          </table:table-cell>
          <table:table-cell table:style-name="ce7" table:formula="of:=1 / (1 + 3 ^ ( - ([.F43] - [.$B$194]*([.$A43]/10)) / 50))" office:value-type="float" office:value="0.637866596737784" calcext:value-type="float">
            <text:p>0.64</text:p>
          </table:table-cell>
          <table:table-cell table:style-name="ce7" table:formula="of:=1 / (1 + 3 ^ ( - ([.G43] - [.$B$194]*([.$A43]/10)) / 50))" office:value-type="float" office:value="0.623063805463657" calcext:value-type="float">
            <text:p>0.62</text:p>
          </table:table-cell>
          <table:table-cell table:style-name="ce7" table:formula="of:=1 / (1 + 3 ^ ( - ([.H43] - [.$B$194]*([.$A43]/10)) / 50))" office:value-type="float" office:value="0.60776805857517" calcext:value-type="float">
            <text:p>0.61</text:p>
          </table:table-cell>
          <table:table-cell table:style-name="ce7" table:formula="of:=1 / (1 + 3 ^ ( - ([.I43] - [.$B$194]*([.$A43]/10)) / 50))" office:value-type="float" office:value="0.613149671587699" calcext:value-type="float">
            <text:p>0.61</text:p>
          </table:table-cell>
          <table:table-cell table:style-name="ce7" table:formula="of:=1 / (1 + 3 ^ ( - ([.J43] - [.$B$194]*([.$A43]/10)) / 50))" office:value-type="float" office:value="0.644524085350507" calcext:value-type="float">
            <text:p>0.64</text:p>
          </table:table-cell>
          <table:table-cell table:style-name="ce7" table:formula="of:=1 / (1 + 3 ^ ( - ([.K43] - [.$B$194]*([.$A43]/10)) / 50))" office:value-type="float" office:value="0.65603649495535" calcext:value-type="float">
            <text:p>0.66</text:p>
          </table:table-cell>
          <table:table-cell table:style-name="ce7" table:formula="of:=1 / (1 + 3 ^ ( - ([.L43] - [.$B$194]*([.$A43]/10)) / 50))" office:value-type="float" office:value="0.706266234814191" calcext:value-type="float">
            <text:p>0.71</text:p>
          </table:table-cell>
          <table:table-cell table:style-name="ce7" table:formula="of:=1 / (1 + 3 ^ ( - ([.M43] - [.$B$194]*([.$A43]/10)) / 50))" office:value-type="float" office:value="0.690982921747811" calcext:value-type="float">
            <text:p>0.69</text:p>
          </table:table-cell>
          <table:table-cell table:style-name="ce7" table:formula="of:=1 / (1 + 3 ^ ( - ([.N43] - [.$B$194]*([.$A43]/10)) / 50))" office:value-type="float" office:value="0.702541239398765" calcext:value-type="float">
            <text:p>0.70</text:p>
          </table:table-cell>
          <table:table-cell table:style-name="ce7" table:formula="of:=1 / (1 + 3 ^ ( - ([.O43] - [.$B$194]*([.$A43]/10)) / 50))" office:value-type="float" office:value="0.69104021380149" calcext:value-type="float">
            <text:p>0.69</text:p>
          </table:table-cell>
          <table:table-cell table:style-name="ce7" table:formula="of:=1 / (1 + 3 ^ ( - ([.P43] - [.$B$194]*([.$A43]/10)) / 50))" office:value-type="float" office:value="0.590175799261739" calcext:value-type="float">
            <text:p>0.59</text:p>
          </table:table-cell>
          <table:table-cell table:style-name="ce7" table:formula="of:=1 / (1 + 3 ^ ( - ([.Q43] - [.$B$194]*([.$A43]/10)) / 50))" office:value-type="float" office:value="0.632785501400892" calcext:value-type="float">
            <text:p>0.63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table:formula="of:=1 / (1 + 3 ^ ( - ([.B44] - [.$B$194]*([.$A44]/10)) / 50))" office:value-type="float" office:value="0.609650895665748" calcext:value-type="float">
            <text:p>0.61</text:p>
          </table:table-cell>
          <table:table-cell table:style-name="ce7" table:formula="of:=1 / (1 + 3 ^ ( - ([.C44] - [.$B$194]*([.$A44]/10)) / 50))" office:value-type="float" office:value="0.635523966798138" calcext:value-type="float">
            <text:p>0.64</text:p>
          </table:table-cell>
          <table:table-cell table:style-name="ce7" table:formula="of:=1 / (1 + 3 ^ ( - ([.D44] - [.$B$194]*([.$A44]/10)) / 50))" office:value-type="float" office:value="0.607361766932521" calcext:value-type="float">
            <text:p>0.61</text:p>
          </table:table-cell>
          <table:table-cell table:style-name="ce7" table:formula="of:=1 / (1 + 3 ^ ( - ([.E44] - [.$B$194]*([.$A44]/10)) / 50))" office:value-type="float" office:value="0.633824492164811" calcext:value-type="float">
            <text:p>0.63</text:p>
          </table:table-cell>
          <table:table-cell table:style-name="ce7" table:formula="of:=1 / (1 + 3 ^ ( - ([.F44] - [.$B$194]*([.$A44]/10)) / 50))" office:value-type="float" office:value="0.666586864649941" calcext:value-type="float">
            <text:p>0.67</text:p>
          </table:table-cell>
          <table:table-cell table:style-name="ce7" table:formula="of:=1 / (1 + 3 ^ ( - ([.G44] - [.$B$194]*([.$A44]/10)) / 50))" office:value-type="float" office:value="0.632679414529072" calcext:value-type="float">
            <text:p>0.63</text:p>
          </table:table-cell>
          <table:table-cell table:style-name="ce7" table:formula="of:=1 / (1 + 3 ^ ( - ([.H44] - [.$B$194]*([.$A44]/10)) / 50))" office:value-type="float" office:value="0.617837490063395" calcext:value-type="float">
            <text:p>0.62</text:p>
          </table:table-cell>
          <table:table-cell table:style-name="ce7" table:formula="of:=1 / (1 + 3 ^ ( - ([.I44] - [.$B$194]*([.$A44]/10)) / 50))" office:value-type="float" office:value="0.623321342467229" calcext:value-type="float">
            <text:p>0.62</text:p>
          </table:table-cell>
          <table:table-cell table:style-name="ce7" table:formula="of:=1 / (1 + 3 ^ ( - ([.J44] - [.$B$194]*([.$A44]/10)) / 50))" office:value-type="float" office:value="0.664797518485325" calcext:value-type="float">
            <text:p>0.66</text:p>
          </table:table-cell>
          <table:table-cell table:style-name="ce7" table:formula="of:=1 / (1 + 3 ^ ( - ([.K44] - [.$B$194]*([.$A44]/10)) / 50))" office:value-type="float" office:value="0.682227577143492" calcext:value-type="float">
            <text:p>0.68</text:p>
          </table:table-cell>
          <table:table-cell table:style-name="ce7" table:formula="of:=1 / (1 + 3 ^ ( - ([.L44] - [.$B$194]*([.$A44]/10)) / 50))" office:value-type="float" office:value="0.732546399919332" calcext:value-type="float">
            <text:p>0.73</text:p>
          </table:table-cell>
          <table:table-cell table:style-name="ce7" table:formula="of:=1 / (1 + 3 ^ ( - ([.M44] - [.$B$194]*([.$A44]/10)) / 50))" office:value-type="float" office:value="0.707723460204596" calcext:value-type="float">
            <text:p>0.71</text:p>
          </table:table-cell>
          <table:table-cell table:style-name="ce7" table:formula="of:=1 / (1 + 3 ^ ( - ([.N44] - [.$B$194]*([.$A44]/10)) / 50))" office:value-type="float" office:value="0.734142978214064" calcext:value-type="float">
            <text:p>0.73</text:p>
          </table:table-cell>
          <table:table-cell table:style-name="ce7" table:formula="of:=1 / (1 + 3 ^ ( - ([.O44] - [.$B$194]*([.$A44]/10)) / 50))" office:value-type="float" office:value="0.707834455859094" calcext:value-type="float">
            <text:p>0.71</text:p>
          </table:table-cell>
          <table:table-cell table:style-name="ce7" table:formula="of:=1 / (1 + 3 ^ ( - ([.P44] - [.$B$194]*([.$A44]/10)) / 50))" office:value-type="float" office:value="0.624727207641167" calcext:value-type="float">
            <text:p>0.62</text:p>
          </table:table-cell>
          <table:table-cell table:style-name="ce7" table:formula="of:=1 / (1 + 3 ^ ( - ([.Q44] - [.$B$194]*([.$A44]/10)) / 50))" office:value-type="float" office:value="0.671470301192793" calcext:value-type="float">
            <text:p>0.67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table:formula="of:=1 / (1 + 3 ^ ( - ([.B45] - [.$B$194]*([.$A45]/10)) / 50))" office:value-type="float" office:value="0.618220843997457" calcext:value-type="float">
            <text:p>0.62</text:p>
          </table:table-cell>
          <table:table-cell table:style-name="ce7" table:formula="of:=1 / (1 + 3 ^ ( - ([.C45] - [.$B$194]*([.$A45]/10)) / 50))" office:value-type="float" office:value="0.643890131617274" calcext:value-type="float">
            <text:p>0.64</text:p>
          </table:table-cell>
          <table:table-cell table:style-name="ce7" table:formula="of:=1 / (1 + 3 ^ ( - ([.D45] - [.$B$194]*([.$A45]/10)) / 50))" office:value-type="float" office:value="0.614813142268418" calcext:value-type="float">
            <text:p>0.61</text:p>
          </table:table-cell>
          <table:table-cell table:style-name="ce7" table:formula="of:=1 / (1 + 3 ^ ( - ([.E45] - [.$B$194]*([.$A45]/10)) / 50))" office:value-type="float" office:value="0.6438882114729" calcext:value-type="float">
            <text:p>0.64</text:p>
          </table:table-cell>
          <table:table-cell table:style-name="ce7" table:formula="of:=1 / (1 + 3 ^ ( - ([.F45] - [.$B$194]*([.$A45]/10)) / 50))" office:value-type="float" office:value="0.694121633499729" calcext:value-type="float">
            <text:p>0.69</text:p>
          </table:table-cell>
          <table:table-cell table:style-name="ce7" table:formula="of:=1 / (1 + 3 ^ ( - ([.G45] - [.$B$194]*([.$A45]/10)) / 50))" office:value-type="float" office:value="0.64219059586625" calcext:value-type="float">
            <text:p>0.64</text:p>
          </table:table-cell>
          <table:table-cell table:style-name="ce7" table:formula="of:=1 / (1 + 3 ^ ( - ([.H45] - [.$B$194]*([.$A45]/10)) / 50))" office:value-type="float" office:value="0.627806723824098" calcext:value-type="float">
            <text:p>0.63</text:p>
          </table:table-cell>
          <table:table-cell table:style-name="ce7" table:formula="of:=1 / (1 + 3 ^ ( - ([.I45] - [.$B$194]*([.$A45]/10)) / 50))" office:value-type="float" office:value="0.633385477322727" calcext:value-type="float">
            <text:p>0.63</text:p>
          </table:table-cell>
          <table:table-cell table:style-name="ce7" table:formula="of:=1 / (1 + 3 ^ ( - ([.J45] - [.$B$194]*([.$A45]/10)) / 50))" office:value-type="float" office:value="0.684480740300646" calcext:value-type="float">
            <text:p>0.68</text:p>
          </table:table-cell>
          <table:table-cell table:style-name="ce7" table:formula="of:=1 / (1 + 3 ^ ( - ([.K45] - [.$B$194]*([.$A45]/10)) / 50))" office:value-type="float" office:value="0.70731409151084" calcext:value-type="float">
            <text:p>0.71</text:p>
          </table:table-cell>
          <table:table-cell table:style-name="ce7" table:formula="of:=1 / (1 + 3 ^ ( - ([.L45] - [.$B$194]*([.$A45]/10)) / 50))" office:value-type="float" office:value="0.757283337193534" calcext:value-type="float">
            <text:p>0.76</text:p>
          </table:table-cell>
          <table:table-cell table:style-name="ce7" table:formula="of:=1 / (1 + 3 ^ ( - ([.M45] - [.$B$194]*([.$A45]/10)) / 50))" office:value-type="float" office:value="0.723919452162672" calcext:value-type="float">
            <text:p>0.72</text:p>
          </table:table-cell>
          <table:table-cell table:style-name="ce7" table:formula="of:=1 / (1 + 3 ^ ( - ([.N45] - [.$B$194]*([.$A45]/10)) / 50))" office:value-type="float" office:value="0.763517492396669" calcext:value-type="float">
            <text:p>0.76</text:p>
          </table:table-cell>
          <table:table-cell table:style-name="ce7" table:formula="of:=1 / (1 + 3 ^ ( - ([.O45] - [.$B$194]*([.$A45]/10)) / 50))" office:value-type="float" office:value="0.724080307643476" calcext:value-type="float">
            <text:p>0.72</text:p>
          </table:table-cell>
          <table:table-cell table:style-name="ce7" table:formula="of:=1 / (1 + 3 ^ ( - ([.P45] - [.$B$194]*([.$A45]/10)) / 50))" office:value-type="float" office:value="0.658053420461013" calcext:value-type="float">
            <text:p>0.66</text:p>
          </table:table-cell>
          <table:table-cell table:style-name="ce7" table:formula="of:=1 / (1 + 3 ^ ( - ([.Q45] - [.$B$194]*([.$A45]/10)) / 50))" office:value-type="float" office:value="0.707960602596541" calcext:value-type="float">
            <text:p>0.71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table:formula="of:=1 / (1 + 3 ^ ( - ([.B46] - [.$B$194]*([.$A46]/10)) / 50))" office:value-type="float" office:value="0.626717844555108" calcext:value-type="float">
            <text:p>0.63</text:p>
          </table:table-cell>
          <table:table-cell table:style-name="ce7" table:formula="of:=1 / (1 + 3 ^ ( - ([.C46] - [.$B$194]*([.$A46]/10)) / 50))" office:value-type="float" office:value="0.652169364026765" calcext:value-type="float">
            <text:p>0.65</text:p>
          </table:table-cell>
          <table:table-cell table:style-name="ce7" table:formula="of:=1 / (1 + 3 ^ ( - ([.D46] - [.$B$194]*([.$A46]/10)) / 50))" office:value-type="float" office:value="0.622211066911529" calcext:value-type="float">
            <text:p>0.62</text:p>
          </table:table-cell>
          <table:table-cell table:style-name="ce7" table:formula="of:=1 / (1 + 3 ^ ( - ([.E46] - [.$B$194]*([.$A46]/10)) / 50))" office:value-type="float" office:value="0.653826407449502" calcext:value-type="float">
            <text:p>0.65</text:p>
          </table:table-cell>
          <table:table-cell table:style-name="ce7" table:formula="of:=1 / (1 + 3 ^ ( - ([.F46] - [.$B$194]*([.$A46]/10)) / 50))" office:value-type="float" office:value="0.72033648011019" calcext:value-type="float">
            <text:p>0.72</text:p>
          </table:table-cell>
          <table:table-cell table:style-name="ce7" table:formula="of:=1 / (1 + 3 ^ ( - ([.G46] - [.$B$194]*([.$A46]/10)) / 50))" office:value-type="float" office:value="0.651591122010164" calcext:value-type="float">
            <text:p>0.65</text:p>
          </table:table-cell>
          <table:table-cell table:style-name="ce7" table:formula="of:=1 / (1 + 3 ^ ( - ([.H46] - [.$B$194]*([.$A46]/10)) / 50))" office:value-type="float" office:value="0.637668409630615" calcext:value-type="float">
            <text:p>0.64</text:p>
          </table:table-cell>
          <table:table-cell table:style-name="ce7" table:formula="of:=1 / (1 + 3 ^ ( - ([.I46] - [.$B$194]*([.$A46]/10)) / 50))" office:value-type="float" office:value="0.643334579530311" calcext:value-type="float">
            <text:p>0.64</text:p>
          </table:table-cell>
          <table:table-cell table:style-name="ce7" table:formula="of:=1 / (1 + 3 ^ ( - ([.J46] - [.$B$194]*([.$A46]/10)) / 50))" office:value-type="float" office:value="0.703523604786106" calcext:value-type="float">
            <text:p>0.70</text:p>
          </table:table-cell>
          <table:table-cell table:style-name="ce7" table:formula="of:=1 / (1 + 3 ^ ( - ([.K46] - [.$B$194]*([.$A46]/10)) / 50))" office:value-type="float" office:value="0.731200457087108" calcext:value-type="float">
            <text:p>0.73</text:p>
          </table:table-cell>
          <table:table-cell table:style-name="ce7" table:formula="of:=1 / (1 + 3 ^ ( - ([.L46] - [.$B$194]*([.$A46]/10)) / 50))" office:value-type="float" office:value="0.780418152320789" calcext:value-type="float">
            <text:p>0.78</text:p>
          </table:table-cell>
          <table:table-cell table:style-name="ce7" table:formula="of:=1 / (1 + 3 ^ ( - ([.M46] - [.$B$194]*([.$A46]/10)) / 50))" office:value-type="float" office:value="0.739548253567324" calcext:value-type="float">
            <text:p>0.74</text:p>
          </table:table-cell>
          <table:table-cell table:style-name="ce7" table:formula="of:=1 / (1 + 3 ^ ( - ([.N46] - [.$B$194]*([.$A46]/10)) / 50))" office:value-type="float" office:value="0.790572282683965" calcext:value-type="float">
            <text:p>0.79</text:p>
          </table:table-cell>
          <table:table-cell table:style-name="ce7" table:formula="of:=1 / (1 + 3 ^ ( - ([.O46] - [.$B$194]*([.$A46]/10)) / 50))" office:value-type="float" office:value="0.739754938560403" calcext:value-type="float">
            <text:p>0.74</text:p>
          </table:table-cell>
          <table:table-cell table:style-name="ce7" table:formula="of:=1 / (1 + 3 ^ ( - ([.P46] - [.$B$194]*([.$A46]/10)) / 50))" office:value-type="float" office:value="0.689889188879245" calcext:value-type="float">
            <text:p>0.69</text:p>
          </table:table-cell>
          <table:table-cell table:style-name="ce7" table:formula="of:=1 / (1 + 3 ^ ( - ([.Q46] - [.$B$194]*([.$A46]/10)) / 50))" office:value-type="float" office:value="0.741955441933762" calcext:value-type="float">
            <text:p>0.74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table:formula="of:=1 / (1 + 3 ^ ( - ([.B47] - [.$B$194]*([.$A47]/10)) / 50))" office:value-type="float" office:value="0.635137343564265" calcext:value-type="float">
            <text:p>0.64</text:p>
          </table:table-cell>
          <table:table-cell table:style-name="ce7" table:formula="of:=1 / (1 + 3 ^ ( - ([.C47] - [.$B$194]*([.$A47]/10)) / 50))" office:value-type="float" office:value="0.660357644534863" calcext:value-type="float">
            <text:p>0.66</text:p>
          </table:table-cell>
          <table:table-cell table:style-name="ce7" table:formula="of:=1 / (1 + 3 ^ ( - ([.D47] - [.$B$194]*([.$A47]/10)) / 50))" office:value-type="float" office:value="0.629552517966899" calcext:value-type="float">
            <text:p>0.63</text:p>
          </table:table-cell>
          <table:table-cell table:style-name="ce7" table:formula="of:=1 / (1 + 3 ^ ( - ([.E47] - [.$B$194]*([.$A47]/10)) / 50))" office:value-type="float" office:value="0.663632141168489" calcext:value-type="float">
            <text:p>0.66</text:p>
          </table:table-cell>
          <table:table-cell table:style-name="ce7" table:formula="of:=1 / (1 + 3 ^ ( - ([.F47] - [.$B$194]*([.$A47]/10)) / 50))" office:value-type="float" office:value="0.745129576625341" calcext:value-type="float">
            <text:p>0.75</text:p>
          </table:table-cell>
          <table:table-cell table:style-name="ce7" table:formula="of:=1 / (1 + 3 ^ ( - ([.G47] - [.$B$194]*([.$A47]/10)) / 50))" office:value-type="float" office:value="0.660875094631313" calcext:value-type="float">
            <text:p>0.66</text:p>
          </table:table-cell>
          <table:table-cell table:style-name="ce7" table:formula="of:=1 / (1 + 3 ^ ( - ([.H47] - [.$B$194]*([.$A47]/10)) / 50))" office:value-type="float" office:value="0.647415546408533" calcext:value-type="float">
            <text:p>0.65</text:p>
          </table:table-cell>
          <table:table-cell table:style-name="ce7" table:formula="of:=1 / (1 + 3 ^ ( - ([.I47] - [.$B$194]*([.$A47]/10)) / 50))" office:value-type="float" office:value="0.653161533866893" calcext:value-type="float">
            <text:p>0.65</text:p>
          </table:table-cell>
          <table:table-cell table:style-name="ce7" table:formula="of:=1 / (1 + 3 ^ ( - ([.J47] - [.$B$194]*([.$A47]/10)) / 50))" office:value-type="float" office:value="0.721884140609272" calcext:value-type="float">
            <text:p>0.72</text:p>
          </table:table-cell>
          <table:table-cell table:style-name="ce7" table:formula="of:=1 / (1 + 3 ^ ( - ([.K47] - [.$B$194]*([.$A47]/10)) / 50))" office:value-type="float" office:value="0.753815928393406" calcext:value-type="float">
            <text:p>0.75</text:p>
          </table:table-cell>
          <table:table-cell table:style-name="ce7" table:formula="of:=1 / (1 + 3 ^ ( - ([.L47] - [.$B$194]*([.$A47]/10)) / 50))" office:value-type="float" office:value="0.801924618735708" calcext:value-type="float">
            <text:p>0.80</text:p>
          </table:table-cell>
          <table:table-cell table:style-name="ce7" table:formula="of:=1 / (1 + 3 ^ ( - ([.M47] - [.$B$194]*([.$A47]/10)) / 50))" office:value-type="float" office:value="0.754592240857999" calcext:value-type="float">
            <text:p>0.75</text:p>
          </table:table-cell>
          <table:table-cell table:style-name="ce7" table:formula="of:=1 / (1 + 3 ^ ( - ([.N47] - [.$B$194]*([.$A47]/10)) / 50))" office:value-type="float" office:value="0.815280697581263" calcext:value-type="float">
            <text:p>0.82</text:p>
          </table:table-cell>
          <table:table-cell table:style-name="ce7" table:formula="of:=1 / (1 + 3 ^ ( - ([.O47] - [.$B$194]*([.$A47]/10)) / 50))" office:value-type="float" office:value="0.754840605117499" calcext:value-type="float">
            <text:p>0.75</text:p>
          </table:table-cell>
          <table:table-cell table:style-name="ce7" table:formula="of:=1 / (1 + 3 ^ ( - ([.P47] - [.$B$194]*([.$A47]/10)) / 50))" office:value-type="float" office:value="0.72002205486505" calcext:value-type="float">
            <text:p>0.72</text:p>
          </table:table-cell>
          <table:table-cell table:style-name="ce7" table:formula="of:=1 / (1 + 3 ^ ( - ([.Q47] - [.$B$194]*([.$A47]/10)) / 50))" office:value-type="float" office:value="0.773260480594688" calcext:value-type="float">
            <text:p>0.77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table:formula="of:=1 / (1 + 3 ^ ( - ([.B48] - [.$B$194]*([.$A48]/10)) / 50))" office:value-type="float" office:value="0.643474970270532" calcext:value-type="float">
            <text:p>0.64</text:p>
          </table:table-cell>
          <table:table-cell table:style-name="ce7" table:formula="of:=1 / (1 + 3 ^ ( - ([.C48] - [.$B$194]*([.$A48]/10)) / 50))" office:value-type="float" office:value="0.668451159922525" calcext:value-type="float">
            <text:p>0.67</text:p>
          </table:table-cell>
          <table:table-cell table:style-name="ce7" table:formula="of:=1 / (1 + 3 ^ ( - ([.D48] - [.$B$194]*([.$A48]/10)) / 50))" office:value-type="float" office:value="0.63683457357728" calcext:value-type="float">
            <text:p>0.64</text:p>
          </table:table-cell>
          <table:table-cell table:style-name="ce7" table:formula="of:=1 / (1 + 3 ^ ( - ([.E48] - [.$B$194]*([.$A48]/10)) / 50))" office:value-type="float" office:value="0.673298905881792" calcext:value-type="float">
            <text:p>0.67</text:p>
          </table:table-cell>
          <table:table-cell table:style-name="ce7" table:formula="of:=1 / (1 + 3 ^ ( - ([.F48] - [.$B$194]*([.$A48]/10)) / 50))" office:value-type="float" office:value="0.768431277523301" calcext:value-type="float">
            <text:p>0.77</text:p>
          </table:table-cell>
          <table:table-cell table:style-name="ce7" table:formula="of:=1 / (1 + 3 ^ ( - ([.G48] - [.$B$194]*([.$A48]/10)) / 50))" office:value-type="float" office:value="0.670036955550155" calcext:value-type="float">
            <text:p>0.67</text:p>
          </table:table-cell>
          <table:table-cell table:style-name="ce7" table:formula="of:=1 / (1 + 3 ^ ( - ([.H48] - [.$B$194]*([.$A48]/10)) / 50))" office:value-type="float" office:value="0.657041498496731" calcext:value-type="float">
            <text:p>0.66</text:p>
          </table:table-cell>
          <table:table-cell table:style-name="ce7" table:formula="of:=1 / (1 + 3 ^ ( - ([.I48] - [.$B$194]*([.$A48]/10)) / 50))" office:value-type="float" office:value="0.662859622621956" calcext:value-type="float">
            <text:p>0.66</text:p>
          </table:table-cell>
          <table:table-cell table:style-name="ce7" table:formula="of:=1 / (1 + 3 ^ ( - ([.J48] - [.$B$194]*([.$A48]/10)) / 50))" office:value-type="float" office:value="0.739528604232148" calcext:value-type="float">
            <text:p>0.74</text:p>
          </table:table-cell>
          <table:table-cell table:style-name="ce7" table:formula="of:=1 / (1 + 3 ^ ( - ([.K48] - [.$B$194]*([.$A48]/10)) / 50))" office:value-type="float" office:value="0.775113851516386" calcext:value-type="float">
            <text:p>0.78</text:p>
          </table:table-cell>
          <table:table-cell table:style-name="ce7" table:formula="of:=1 / (1 + 3 ^ ( - ([.L48] - [.$B$194]*([.$A48]/10)) / 50))" office:value-type="float" office:value="0.821805640324511" calcext:value-type="float">
            <text:p>0.82</text:p>
          </table:table-cell>
          <table:table-cell table:style-name="ce7" table:formula="of:=1 / (1 + 3 ^ ( - ([.M48] - [.$B$194]*([.$A48]/10)) / 50))" office:value-type="float" office:value="0.769038646440211" calcext:value-type="float">
            <text:p>0.77</text:p>
          </table:table-cell>
          <table:table-cell table:style-name="ce7" table:formula="of:=1 / (1 + 3 ^ ( - ([.N48] - [.$B$194]*([.$A48]/10)) / 50))" office:value-type="float" office:value="0.837672555660437" calcext:value-type="float">
            <text:p>0.84</text:p>
          </table:table-cell>
          <table:table-cell table:style-name="ce7" table:formula="of:=1 / (1 + 3 ^ ( - ([.O48] - [.$B$194]*([.$A48]/10)) / 50))" office:value-type="float" office:value="0.769324482764687" calcext:value-type="float">
            <text:p>0.77</text:p>
          </table:table-cell>
          <table:table-cell table:style-name="ce7" table:formula="of:=1 / (1 + 3 ^ ( - ([.P48] - [.$B$194]*([.$A48]/10)) / 50))" office:value-type="float" office:value="0.748295226545198" calcext:value-type="float">
            <text:p>0.75</text:p>
          </table:table-cell>
          <table:table-cell table:style-name="ce7" table:formula="of:=1 / (1 + 3 ^ ( - ([.Q48] - [.$B$194]*([.$A48]/10)) / 50))" office:value-type="float" office:value="0.801782312632851" calcext:value-type="float">
            <text:p>0.80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table:formula="of:=1 / (1 + 3 ^ ( - ([.B49] - [.$B$194]*([.$A49]/10)) / 50))" office:value-type="float" office:value="0.651726544433581" calcext:value-type="float">
            <text:p>0.65</text:p>
          </table:table-cell>
          <table:table-cell table:style-name="ce7" table:formula="of:=1 / (1 + 3 ^ ( - ([.C49] - [.$B$194]*([.$A49]/10)) / 50))" office:value-type="float" office:value="0.676446308062684" calcext:value-type="float">
            <text:p>0.68</text:p>
          </table:table-cell>
          <table:table-cell table:style-name="ce7" table:formula="of:=1 / (1 + 3 ^ ( - ([.D49] - [.$B$194]*([.$A49]/10)) / 50))" office:value-type="float" office:value="0.644054416857142" calcext:value-type="float">
            <text:p>0.64</text:p>
          </table:table-cell>
          <table:table-cell table:style-name="ce7" table:formula="of:=1 / (1 + 3 ^ ( - ([.E49] - [.$B$194]*([.$A49]/10)) / 50))" office:value-type="float" office:value="0.682820638392111" calcext:value-type="float">
            <text:p>0.68</text:p>
          </table:table-cell>
          <table:table-cell table:style-name="ce7" table:formula="of:=1 / (1 + 3 ^ ( - ([.F49] - [.$B$194]*([.$A49]/10)) / 50))" office:value-type="float" office:value="0.790202429507422" calcext:value-type="float">
            <text:p>0.79</text:p>
          </table:table-cell>
          <table:table-cell table:style-name="ce7" table:formula="of:=1 / (1 + 3 ^ ( - ([.G49] - [.$B$194]*([.$A49]/10)) / 50))" office:value-type="float" office:value="0.679071495771872" calcext:value-type="float">
            <text:p>0.68</text:p>
          </table:table-cell>
          <table:table-cell table:style-name="ce7" table:formula="of:=1 / (1 + 3 ^ ( - ([.H49] - [.$B$194]*([.$A49]/10)) / 50))" office:value-type="float" office:value="0.666540009552432" calcext:value-type="float">
            <text:p>0.67</text:p>
          </table:table-cell>
          <table:table-cell table:style-name="ce7" table:formula="of:=1 / (1 + 3 ^ ( - ([.I49] - [.$B$194]*([.$A49]/10)) / 50))" office:value-type="float" office:value="0.672422539108191" calcext:value-type="float">
            <text:p>0.67</text:p>
          </table:table-cell>
          <table:table-cell table:style-name="ce7" table:formula="of:=1 / (1 + 3 ^ ( - ([.J49] - [.$B$194]*([.$A49]/10)) / 50))" office:value-type="float" office:value="0.756431351060491" calcext:value-type="float">
            <text:p>0.76</text:p>
          </table:table-cell>
          <table:table-cell table:style-name="ce7" table:formula="of:=1 / (1 + 3 ^ ( - ([.K49] - [.$B$194]*([.$A49]/10)) / 50))" office:value-type="float" office:value="0.795070148643735" calcext:value-type="float">
            <text:p>0.80</text:p>
          </table:table-cell>
          <table:table-cell table:style-name="ce7" table:formula="of:=1 / (1 + 3 ^ ( - ([.L49] - [.$B$194]*([.$A49]/10)) / 50))" office:value-type="float" office:value="0.84008910015758" calcext:value-type="float">
            <text:p>0.84</text:p>
          </table:table-cell>
          <table:table-cell table:style-name="ce7" table:formula="of:=1 / (1 + 3 ^ ( - ([.M49] - [.$B$194]*([.$A49]/10)) / 50))" office:value-type="float" office:value="0.782879328445639" calcext:value-type="float">
            <text:p>0.78</text:p>
          </table:table-cell>
          <table:table-cell table:style-name="ce7" table:formula="of:=1 / (1 + 3 ^ ( - ([.N49] - [.$B$194]*([.$A49]/10)) / 50))" office:value-type="float" office:value="0.857823407503925" calcext:value-type="float">
            <text:p>0.86</text:p>
          </table:table-cell>
          <table:table-cell table:style-name="ce7" table:formula="of:=1 / (1 + 3 ^ ( - ([.O49] - [.$B$194]*([.$A49]/10)) / 50))" office:value-type="float" office:value="0.783198430846052" calcext:value-type="float">
            <text:p>0.78</text:p>
          </table:table-cell>
          <table:table-cell table:style-name="ce7" table:formula="of:=1 / (1 + 3 ^ ( - ([.P49] - [.$B$194]*([.$A49]/10)) / 50))" office:value-type="float" office:value="0.774607030207028" calcext:value-type="float">
            <text:p>0.77</text:p>
          </table:table-cell>
          <table:table-cell table:style-name="ce7" table:formula="of:=1 / (1 + 3 ^ ( - ([.Q49] - [.$B$194]*([.$A49]/10)) / 50))" office:value-type="float" office:value="0.827516642679919" calcext:value-type="float">
            <text:p>0.83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table:formula="of:=1 / (1 + 3 ^ ( - ([.B50] - [.$B$194]*([.$A50]/10)) / 50))" office:value-type="float" office:value="0.659888082923031" calcext:value-type="float">
            <text:p>0.66</text:p>
          </table:table-cell>
          <table:table-cell table:style-name="ce7" table:formula="of:=1 / (1 + 3 ^ ( - ([.C50] - [.$B$194]*([.$A50]/10)) / 50))" office:value-type="float" office:value="0.684339701810935" calcext:value-type="float">
            <text:p>0.68</text:p>
          </table:table-cell>
          <table:table-cell table:style-name="ce7" table:formula="of:=1 / (1 + 3 ^ ( - ([.D50] - [.$B$194]*([.$A50]/10)) / 50))" office:value-type="float" office:value="0.651209339449054" calcext:value-type="float">
            <text:p>0.65</text:p>
          </table:table-cell>
          <table:table-cell table:style-name="ce7" table:formula="of:=1 / (1 + 3 ^ ( - ([.E50] - [.$B$194]*([.$A50]/10)) / 50))" office:value-type="float" office:value="0.692191727641622" calcext:value-type="float">
            <text:p>0.69</text:p>
          </table:table-cell>
          <table:table-cell table:style-name="ce7" table:formula="of:=1 / (1 + 3 ^ ( - ([.F50] - [.$B$194]*([.$A50]/10)) / 50))" office:value-type="float" office:value="0.810431690564492" calcext:value-type="float">
            <text:p>0.81</text:p>
          </table:table-cell>
          <table:table-cell table:style-name="ce7" table:formula="of:=1 / (1 + 3 ^ ( - ([.G50] - [.$B$194]*([.$A50]/10)) / 50))" office:value-type="float" office:value="0.687973862550702" calcext:value-type="float">
            <text:p>0.69</text:p>
          </table:table-cell>
          <table:table-cell table:style-name="ce7" table:formula="of:=1 / (1 + 3 ^ ( - ([.H50] - [.$B$194]*([.$A50]/10)) / 50))" office:value-type="float" office:value="0.675905214078368" calcext:value-type="float">
            <text:p>0.68</text:p>
          </table:table-cell>
          <table:table-cell table:style-name="ce7" table:formula="of:=1 / (1 + 3 ^ ( - ([.I50] - [.$B$194]*([.$A50]/10)) / 50))" office:value-type="float" office:value="0.681844398562273" calcext:value-type="float">
            <text:p>0.68</text:p>
          </table:table-cell>
          <table:table-cell table:style-name="ce7" table:formula="of:=1 / (1 + 3 ^ ( - ([.J50] - [.$B$194]*([.$A50]/10)) / 50))" office:value-type="float" office:value="0.772574546770921" calcext:value-type="float">
            <text:p>0.77</text:p>
          </table:table-cell>
          <table:table-cell table:style-name="ce7" table:formula="of:=1 / (1 + 3 ^ ( - ([.K50] - [.$B$194]*([.$A50]/10)) / 50))" office:value-type="float" office:value="0.813681217818506" calcext:value-type="float">
            <text:p>0.81</text:p>
          </table:table-cell>
          <table:table-cell table:style-name="ce7" table:formula="of:=1 / (1 + 3 ^ ( - ([.L50] - [.$B$194]*([.$A50]/10)) / 50))" office:value-type="float" office:value="0.85682343608317" calcext:value-type="float">
            <text:p>0.86</text:p>
          </table:table-cell>
          <table:table-cell table:style-name="ce7" table:formula="of:=1 / (1 + 3 ^ ( - ([.M50] - [.$B$194]*([.$A50]/10)) / 50))" office:value-type="float" office:value="0.796110486794058" calcext:value-type="float">
            <text:p>0.80</text:p>
          </table:table-cell>
          <table:table-cell table:style-name="ce7" table:formula="of:=1 / (1 + 3 ^ ( - ([.N50] - [.$B$194]*([.$A50]/10)) / 50))" office:value-type="float" office:value="0.875843549261295" calcext:value-type="float">
            <text:p>0.88</text:p>
          </table:table-cell>
          <table:table-cell table:style-name="ce7" table:formula="of:=1 / (1 + 3 ^ ( - ([.O50] - [.$B$194]*([.$A50]/10)) / 50))" office:value-type="float" office:value="0.796458702968328" calcext:value-type="float">
            <text:p>0.80</text:p>
          </table:table-cell>
          <table:table-cell table:style-name="ce7" table:formula="of:=1 / (1 + 3 ^ ( - ([.P50] - [.$B$194]*([.$A50]/10)) / 50))" office:value-type="float" office:value="0.798907495852297" calcext:value-type="float">
            <text:p>0.80</text:p>
          </table:table-cell>
          <table:table-cell table:style-name="ce7" table:formula="of:=1 / (1 + 3 ^ ( - ([.Q50] - [.$B$194]*([.$A50]/10)) / 50))" office:value-type="float" office:value="0.850532754833828" calcext:value-type="float">
            <text:p>0.85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table:formula="of:=1 / (1 + 3 ^ ( - ([.B51] - [.$B$194]*([.$A51]/10)) / 50))" office:value-type="float" office:value="0.667955805406442" calcext:value-type="float">
            <text:p>0.67</text:p>
          </table:table-cell>
          <table:table-cell table:style-name="ce7" table:formula="of:=1 / (1 + 3 ^ ( - ([.C51] - [.$B$194]*([.$A51]/10)) / 50))" office:value-type="float" office:value="0.692128171977882" calcext:value-type="float">
            <text:p>0.69</text:p>
          </table:table-cell>
          <table:table-cell table:style-name="ce7" table:formula="of:=1 / (1 + 3 ^ ( - ([.D51] - [.$B$194]*([.$A51]/10)) / 50))" office:value-type="float" office:value="0.658296744697017" calcext:value-type="float">
            <text:p>0.66</text:p>
          </table:table-cell>
          <table:table-cell table:style-name="ce7" table:formula="of:=1 / (1 + 3 ^ ( - ([.E51] - [.$B$194]*([.$A51]/10)) / 50))" office:value-type="float" office:value="0.701407020564759" calcext:value-type="float">
            <text:p>0.70</text:p>
          </table:table-cell>
          <table:table-cell table:style-name="ce7" table:formula="of:=1 / (1 + 3 ^ ( - ([.F51] - [.$B$194]*([.$A51]/10)) / 50))" office:value-type="float" office:value="0.829132166094003" calcext:value-type="float">
            <text:p>0.83</text:p>
          </table:table-cell>
          <table:table-cell table:style-name="ce7" table:formula="of:=1 / (1 + 3 ^ ( - ([.G51] - [.$B$194]*([.$A51]/10)) / 50))" office:value-type="float" office:value="0.69673956451042" calcext:value-type="float">
            <text:p>0.70</text:p>
          </table:table-cell>
          <table:table-cell table:style-name="ce7" table:formula="of:=1 / (1 + 3 ^ ( - ([.H51] - [.$B$194]*([.$A51]/10)) / 50))" office:value-type="float" office:value="0.685131646573912" calcext:value-type="float">
            <text:p>0.69</text:p>
          </table:table-cell>
          <table:table-cell table:style-name="ce7" table:formula="of:=1 / (1 + 3 ^ ( - ([.I51] - [.$B$194]*([.$A51]/10)) / 50))" office:value-type="float" office:value="0.69111974645322" calcext:value-type="float">
            <text:p>0.69</text:p>
          </table:table-cell>
          <table:table-cell table:style-name="ce7" table:formula="of:=1 / (1 + 3 ^ ( - ([.J51] - [.$B$194]*([.$A51]/10)) / 50))" office:value-type="float" office:value="0.787947744553989" calcext:value-type="float">
            <text:p>0.79</text:p>
          </table:table-cell>
          <table:table-cell table:style-name="ce7" table:formula="of:=1 / (1 + 3 ^ ( - ([.K51] - [.$B$194]*([.$A51]/10)) / 50))" office:value-type="float" office:value="0.830961439713852" calcext:value-type="float">
            <text:p>0.83</text:p>
          </table:table-cell>
          <table:table-cell table:style-name="ce7" table:formula="of:=1 / (1 + 3 ^ ( - ([.L51] - [.$B$194]*([.$A51]/10)) / 50))" office:value-type="float" office:value="0.872073229812755" calcext:value-type="float">
            <text:p>0.87</text:p>
          </table:table-cell>
          <table:table-cell table:style-name="ce7" table:formula="of:=1 / (1 + 3 ^ ( - ([.M51] - [.$B$194]*([.$A51]/10)) / 50))" office:value-type="float" office:value="0.808732337726531" calcext:value-type="float">
            <text:p>0.81</text:p>
          </table:table-cell>
          <table:table-cell table:style-name="ce7" table:formula="of:=1 / (1 + 3 ^ ( - ([.N51] - [.$B$194]*([.$A51]/10)) / 50))" office:value-type="float" office:value="0.891867634961429" calcext:value-type="float">
            <text:p>0.89</text:p>
          </table:table-cell>
          <table:table-cell table:style-name="ce7" table:formula="of:=1 / (1 + 3 ^ ( - ([.O51] - [.$B$194]*([.$A51]/10)) / 50))" office:value-type="float" office:value="0.809105615242543" calcext:value-type="float">
            <text:p>0.81</text:p>
          </table:table-cell>
          <table:table-cell table:style-name="ce7" table:formula="of:=1 / (1 + 3 ^ ( - ([.P51] - [.$B$194]*([.$A51]/10)) / 50))" office:value-type="float" office:value="0.821192809667639" calcext:value-type="float">
            <text:p>0.82</text:p>
          </table:table-cell>
          <table:table-cell table:style-name="ce7" table:formula="of:=1 / (1 + 3 ^ ( - ([.Q51] - [.$B$194]*([.$A51]/10)) / 50))" office:value-type="float" office:value="0.870956540287536" calcext:value-type="float">
            <text:p>0.87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table:formula="of:=1 / (1 + 3 ^ ( - ([.B52] - [.$B$194]*([.$A52]/10)) / 50))" office:value-type="float" office:value="0.67592613912636" calcext:value-type="float">
            <text:p>0.68</text:p>
          </table:table-cell>
          <table:table-cell table:style-name="ce7" table:formula="of:=1 / (1 + 3 ^ ( - ([.C52] - [.$B$194]*([.$A52]/10)) / 50))" office:value-type="float" office:value="0.699808769399399" calcext:value-type="float">
            <text:p>0.70</text:p>
          </table:table-cell>
          <table:table-cell table:style-name="ce7" table:formula="of:=1 / (1 + 3 ^ ( - ([.D52] - [.$B$194]*([.$A52]/10)) / 50))" office:value-type="float" office:value="0.665314150433485" calcext:value-type="float">
            <text:p>0.67</text:p>
          </table:table-cell>
          <table:table-cell table:style-name="ce7" table:formula="of:=1 / (1 + 3 ^ ( - ([.E52] - [.$B$194]*([.$A52]/10)) / 50))" office:value-type="float" office:value="0.710461825278135" calcext:value-type="float">
            <text:p>0.71</text:p>
          </table:table-cell>
          <table:table-cell table:style-name="ce7" table:formula="of:=1 / (1 + 3 ^ ( - ([.F52] - [.$B$194]*([.$A52]/10)) / 50))" office:value-type="float" office:value="0.846337659411175" calcext:value-type="float">
            <text:p>0.85</text:p>
          </table:table-cell>
          <table:table-cell table:style-name="ce7" table:formula="of:=1 / (1 + 3 ^ ( - ([.G52] - [.$B$194]*([.$A52]/10)) / 50))" office:value-type="float" office:value="0.705364474863682" calcext:value-type="float">
            <text:p>0.71</text:p>
          </table:table-cell>
          <table:table-cell table:style-name="ce7" table:formula="of:=1 / (1 + 3 ^ ( - ([.H52] - [.$B$194]*([.$A52]/10)) / 50))" office:value-type="float" office:value="0.694214248334675" calcext:value-type="float">
            <text:p>0.69</text:p>
          </table:table-cell>
          <table:table-cell table:style-name="ce7" table:formula="of:=1 / (1 + 3 ^ ( - ([.I52] - [.$B$194]*([.$A52]/10)) / 50))" office:value-type="float" office:value="0.700243564240439" calcext:value-type="float">
            <text:p>0.70</text:p>
          </table:table-cell>
          <table:table-cell table:style-name="ce7" table:formula="of:=1 / (1 + 3 ^ ( - ([.J52] - [.$B$194]*([.$A52]/10)) / 50))" office:value-type="float" office:value="0.802547355855374" calcext:value-type="float">
            <text:p>0.80</text:p>
          </table:table-cell>
          <table:table-cell table:style-name="ce7" table:formula="of:=1 / (1 + 3 ^ ( - ([.K52] - [.$B$194]*([.$A52]/10)) / 50))" office:value-type="float" office:value="0.846940472168261" calcext:value-type="float">
            <text:p>0.85</text:p>
          </table:table-cell>
          <table:table-cell table:style-name="ce7" table:formula="of:=1 / (1 + 3 ^ ( - ([.L52] - [.$B$194]*([.$A52]/10)) / 50))" office:value-type="float" office:value="0.885915030259746" calcext:value-type="float">
            <text:p>0.89</text:p>
          </table:table-cell>
          <table:table-cell table:style-name="ce7" table:formula="of:=1 / (1 + 3 ^ ( - ([.M52] - [.$B$194]*([.$A52]/10)) / 50))" office:value-type="float" office:value="0.820748758657681" calcext:value-type="float">
            <text:p>0.82</text:p>
          </table:table-cell>
          <table:table-cell table:style-name="ce7" table:formula="of:=1 / (1 + 3 ^ ( - ([.N52] - [.$B$194]*([.$A52]/10)) / 50))" office:value-type="float" office:value="0.906045448185752" calcext:value-type="float">
            <text:p>0.91</text:p>
          </table:table-cell>
          <table:table-cell table:style-name="ce7" table:formula="of:=1 / (1 + 3 ^ ( - ([.O52] - [.$B$194]*([.$A52]/10)) / 50))" office:value-type="float" office:value="0.821143184516106" calcext:value-type="float">
            <text:p>0.82</text:p>
          </table:table-cell>
          <table:table-cell table:style-name="ce7" table:formula="of:=1 / (1 + 3 ^ ( - ([.P52] - [.$B$194]*([.$A52]/10)) / 50))" office:value-type="float" office:value="0.84149841855566" calcext:value-type="float">
            <text:p>0.84</text:p>
          </table:table-cell>
          <table:table-cell table:style-name="ce7" table:formula="of:=1 / (1 + 3 ^ ( - ([.Q52] - [.$B$194]*([.$A52]/10)) / 50))" office:value-type="float" office:value="0.888953907004717" calcext:value-type="float">
            <text:p>0.89</text:p>
          </table:table-cell>
          <table:table-cell table:number-columns-repeated="100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hit rate</text:p>
          </table:table-cell>
          <table:table-cell table:number-columns-repeated="6"/>
          <table:table-cell table:style-name="Default" table:number-columns-repeated="10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table:formula="of:=1 + [.B89]/100" office:value-type="float" office:value="1.40860853997581" calcext:value-type="float">
            <text:p>1.41</text:p>
          </table:table-cell>
          <table:table-cell table:style-name="ce7" table:formula="of:=1 + [.C89]/100" office:value-type="float" office:value="1.50869433441705" calcext:value-type="float">
            <text:p>1.51</text:p>
          </table:table-cell>
          <table:table-cell table:style-name="ce7" table:formula="of:=1 + [.D89]/100" office:value-type="float" office:value="1.77302685421159" calcext:value-type="float">
            <text:p>1.77</text:p>
          </table:table-cell>
          <table:table-cell table:style-name="ce7" table:formula="of:=1 + [.E89]/100" office:value-type="float" office:value="1.41313708498938" calcext:value-type="float">
            <text:p>1.41</text:p>
          </table:table-cell>
          <table:table-cell table:style-name="ce7" table:formula="of:=1 + [.F89]/100" office:value-type="float" office:value="1.56170764039307" calcext:value-type="float">
            <text:p>1.56</text:p>
          </table:table-cell>
          <table:table-cell table:style-name="ce7" table:formula="of:=1 + [.G89]/100" office:value-type="float" office:value="1.56498929373312" calcext:value-type="float">
            <text:p>1.56</text:p>
          </table:table-cell>
          <table:table-cell table:style-name="ce7" table:formula="of:=1 + [.H89]/100" office:value-type="float" office:value="1.51242009577172" calcext:value-type="float">
            <text:p>1.51</text:p>
          </table:table-cell>
          <table:table-cell table:style-name="ce7" table:formula="of:=1 + [.I89]/100" office:value-type="float" office:value="1.41281998111549" calcext:value-type="float">
            <text:p>1.41</text:p>
          </table:table-cell>
          <table:table-cell table:style-name="ce7" table:formula="of:=1 + [.J89]/100" office:value-type="float" office:value="1.55720034350372" calcext:value-type="float">
            <text:p>1.56</text:p>
          </table:table-cell>
          <table:table-cell table:style-name="ce7" table:formula="of:=1 + [.K89]/100" office:value-type="float" office:value="2.16488264451247" calcext:value-type="float">
            <text:p>2.16</text:p>
          </table:table-cell>
          <table:table-cell table:style-name="ce7" table:formula="of:=1 + [.L89]/100" office:value-type="float" office:value="1.66571312561903" calcext:value-type="float">
            <text:p>1.67</text:p>
          </table:table-cell>
          <table:table-cell table:style-name="ce7" table:formula="of:=1 + [.M89]/100" office:value-type="float" office:value="1.53499093519876" calcext:value-type="float">
            <text:p>1.53</text:p>
          </table:table-cell>
          <table:table-cell table:style-name="ce7" table:formula="of:=1 + [.N89]/100" office:value-type="float" office:value="1.68850368737356" calcext:value-type="float">
            <text:p>1.69</text:p>
          </table:table-cell>
          <table:table-cell table:style-name="ce7" table:formula="of:=1 + [.O89]/100" office:value-type="float" office:value="1.69273451804903" calcext:value-type="float">
            <text:p>1.69</text:p>
          </table:table-cell>
          <table:table-cell table:style-name="ce7" table:formula="of:=1 + [.P89]/100" office:value-type="float" office:value="1.75042750805519" calcext:value-type="float">
            <text:p>1.75</text:p>
          </table:table-cell>
          <table:table-cell table:style-name="ce7" table:formula="of:=1 + [.Q89]/100" office:value-type="float" office:value="1.37862738961033" calcext:value-type="float">
            <text:p>1.38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table:formula="of:=1 + [.B90]/100" office:value-type="float" office:value="1.51721707995163" calcext:value-type="float">
            <text:p>1.52</text:p>
          </table:table-cell>
          <table:table-cell table:style-name="ce7" table:formula="of:=1 + [.C90]/100" office:value-type="float" office:value="1.61738866883409" calcext:value-type="float">
            <text:p>1.62</text:p>
          </table:table-cell>
          <table:table-cell table:style-name="ce7" table:formula="of:=1 + [.D90]/100" office:value-type="float" office:value="1.84605370842318" calcext:value-type="float">
            <text:p>1.85</text:p>
          </table:table-cell>
          <table:table-cell table:style-name="ce7" table:formula="of:=1 + [.E90]/100" office:value-type="float" office:value="1.52627416997877" calcext:value-type="float">
            <text:p>1.53</text:p>
          </table:table-cell>
          <table:table-cell table:style-name="ce7" table:formula="of:=1 + [.F90]/100" office:value-type="float" office:value="1.62341528078613" calcext:value-type="float">
            <text:p>1.62</text:p>
          </table:table-cell>
          <table:table-cell table:style-name="ce7" table:formula="of:=1 + [.G90]/100" office:value-type="float" office:value="1.62997858746623" calcext:value-type="float">
            <text:p>1.63</text:p>
          </table:table-cell>
          <table:table-cell table:style-name="ce7" table:formula="of:=1 + [.H90]/100" office:value-type="float" office:value="1.62484019154344" calcext:value-type="float">
            <text:p>1.62</text:p>
          </table:table-cell>
          <table:table-cell table:style-name="ce7" table:formula="of:=1 + [.I90]/100" office:value-type="float" office:value="1.52563996223099" calcext:value-type="float">
            <text:p>1.53</text:p>
          </table:table-cell>
          <table:table-cell table:style-name="ce7" table:formula="of:=1 + [.J90]/100" office:value-type="float" office:value="1.61440068700744" calcext:value-type="float">
            <text:p>1.61</text:p>
          </table:table-cell>
          <table:table-cell table:style-name="ce7" table:formula="of:=1 + [.K90]/100" office:value-type="float" office:value="2.22976528902495" calcext:value-type="float">
            <text:p>2.23</text:p>
          </table:table-cell>
          <table:table-cell table:style-name="ce7" table:formula="of:=1 + [.L90]/100" office:value-type="float" office:value="1.83142625123807" calcext:value-type="float">
            <text:p>1.83</text:p>
          </table:table-cell>
          <table:table-cell table:style-name="ce7" table:formula="of:=1 + [.M90]/100" office:value-type="float" office:value="1.66998187039753" calcext:value-type="float">
            <text:p>1.67</text:p>
          </table:table-cell>
          <table:table-cell table:style-name="ce7" table:formula="of:=1 + [.N90]/100" office:value-type="float" office:value="1.77700737474712" calcext:value-type="float">
            <text:p>1.78</text:p>
          </table:table-cell>
          <table:table-cell table:style-name="ce7" table:formula="of:=1 + [.O90]/100" office:value-type="float" office:value="1.78546903609806" calcext:value-type="float">
            <text:p>1.79</text:p>
          </table:table-cell>
          <table:table-cell table:style-name="ce7" table:formula="of:=1 + [.P90]/100" office:value-type="float" office:value="1.80085501611037" calcext:value-type="float">
            <text:p>1.80</text:p>
          </table:table-cell>
          <table:table-cell table:style-name="ce7" table:formula="of:=1 + [.Q90]/100" office:value-type="float" office:value="1.45725477922065" calcext:value-type="float">
            <text:p>1.46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table:formula="of:=1 + [.B91]/100" office:value-type="float" office:value="1.62582561992744" calcext:value-type="float">
            <text:p>1.63</text:p>
          </table:table-cell>
          <table:table-cell table:style-name="ce7" table:formula="of:=1 + [.C91]/100" office:value-type="float" office:value="1.72608300325114" calcext:value-type="float">
            <text:p>1.73</text:p>
          </table:table-cell>
          <table:table-cell table:style-name="ce7" table:formula="of:=1 + [.D91]/100" office:value-type="float" office:value="1.91908056263477" calcext:value-type="float">
            <text:p>1.92</text:p>
          </table:table-cell>
          <table:table-cell table:style-name="ce7" table:formula="of:=1 + [.E91]/100" office:value-type="float" office:value="1.63941125496815" calcext:value-type="float">
            <text:p>1.64</text:p>
          </table:table-cell>
          <table:table-cell table:style-name="ce7" table:formula="of:=1 + [.F91]/100" office:value-type="float" office:value="1.6851229211792" calcext:value-type="float">
            <text:p>1.69</text:p>
          </table:table-cell>
          <table:table-cell table:style-name="ce7" table:formula="of:=1 + [.G91]/100" office:value-type="float" office:value="1.69496788119935" calcext:value-type="float">
            <text:p>1.69</text:p>
          </table:table-cell>
          <table:table-cell table:style-name="ce7" table:formula="of:=1 + [.H91]/100" office:value-type="float" office:value="1.73726028731516" calcext:value-type="float">
            <text:p>1.74</text:p>
          </table:table-cell>
          <table:table-cell table:style-name="ce7" table:formula="of:=1 + [.I91]/100" office:value-type="float" office:value="1.63845994334648" calcext:value-type="float">
            <text:p>1.64</text:p>
          </table:table-cell>
          <table:table-cell table:style-name="ce7" table:formula="of:=1 + [.J91]/100" office:value-type="float" office:value="1.67160103051116" calcext:value-type="float">
            <text:p>1.67</text:p>
          </table:table-cell>
          <table:table-cell table:style-name="ce7" table:formula="of:=1 + [.K91]/100" office:value-type="float" office:value="2.29464793353742" calcext:value-type="float">
            <text:p>2.29</text:p>
          </table:table-cell>
          <table:table-cell table:style-name="ce7" table:formula="of:=1 + [.L91]/100" office:value-type="float" office:value="1.9971393768571" calcext:value-type="float">
            <text:p>2.00</text:p>
          </table:table-cell>
          <table:table-cell table:style-name="ce7" table:formula="of:=1 + [.M91]/100" office:value-type="float" office:value="1.80497280559629" calcext:value-type="float">
            <text:p>1.80</text:p>
          </table:table-cell>
          <table:table-cell table:style-name="ce7" table:formula="of:=1 + [.N91]/100" office:value-type="float" office:value="1.86551106212067" calcext:value-type="float">
            <text:p>1.87</text:p>
          </table:table-cell>
          <table:table-cell table:style-name="ce7" table:formula="of:=1 + [.O91]/100" office:value-type="float" office:value="1.87820355414709" calcext:value-type="float">
            <text:p>1.88</text:p>
          </table:table-cell>
          <table:table-cell table:style-name="ce7" table:formula="of:=1 + [.P91]/100" office:value-type="float" office:value="1.85128252416556" calcext:value-type="float">
            <text:p>1.85</text:p>
          </table:table-cell>
          <table:table-cell table:style-name="ce7" table:formula="of:=1 + [.Q91]/100" office:value-type="float" office:value="1.53588216883098" calcext:value-type="float">
            <text:p>1.54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table:formula="of:=1 + [.B92]/100" office:value-type="float" office:value="1.73443415990326" calcext:value-type="float">
            <text:p>1.73</text:p>
          </table:table-cell>
          <table:table-cell table:style-name="ce7" table:formula="of:=1 + [.C92]/100" office:value-type="float" office:value="1.83477733766818" calcext:value-type="float">
            <text:p>1.83</text:p>
          </table:table-cell>
          <table:table-cell table:style-name="ce7" table:formula="of:=1 + [.D92]/100" office:value-type="float" office:value="1.99210741684636" calcext:value-type="float">
            <text:p>1.99</text:p>
          </table:table-cell>
          <table:table-cell table:style-name="ce7" table:formula="of:=1 + [.E92]/100" office:value-type="float" office:value="1.75254833995753" calcext:value-type="float">
            <text:p>1.75</text:p>
          </table:table-cell>
          <table:table-cell table:style-name="ce7" table:formula="of:=1 + [.F92]/100" office:value-type="float" office:value="1.74683056157226" calcext:value-type="float">
            <text:p>1.75</text:p>
          </table:table-cell>
          <table:table-cell table:style-name="ce7" table:formula="of:=1 + [.G92]/100" office:value-type="float" office:value="1.75995717493246" calcext:value-type="float">
            <text:p>1.76</text:p>
          </table:table-cell>
          <table:table-cell table:style-name="ce7" table:formula="of:=1 + [.H92]/100" office:value-type="float" office:value="1.84968038308688" calcext:value-type="float">
            <text:p>1.85</text:p>
          </table:table-cell>
          <table:table-cell table:style-name="ce7" table:formula="of:=1 + [.I92]/100" office:value-type="float" office:value="1.75127992446197" calcext:value-type="float">
            <text:p>1.75</text:p>
          </table:table-cell>
          <table:table-cell table:style-name="ce7" table:formula="of:=1 + [.J92]/100" office:value-type="float" office:value="1.72880137401488" calcext:value-type="float">
            <text:p>1.73</text:p>
          </table:table-cell>
          <table:table-cell table:style-name="ce7" table:formula="of:=1 + [.K92]/100" office:value-type="float" office:value="2.35953057804989" calcext:value-type="float">
            <text:p>2.36</text:p>
          </table:table-cell>
          <table:table-cell table:style-name="ce7" table:formula="of:=1 + [.L92]/100" office:value-type="float" office:value="2.16285250247613" calcext:value-type="float">
            <text:p>2.16</text:p>
          </table:table-cell>
          <table:table-cell table:style-name="ce7" table:formula="of:=1 + [.M92]/100" office:value-type="float" office:value="1.93996374079505" calcext:value-type="float">
            <text:p>1.94</text:p>
          </table:table-cell>
          <table:table-cell table:style-name="ce7" table:formula="of:=1 + [.N92]/100" office:value-type="float" office:value="1.95401474949423" calcext:value-type="float">
            <text:p>1.95</text:p>
          </table:table-cell>
          <table:table-cell table:style-name="ce7" table:formula="of:=1 + [.O92]/100" office:value-type="float" office:value="1.97093807219612" calcext:value-type="float">
            <text:p>1.97</text:p>
          </table:table-cell>
          <table:table-cell table:style-name="ce7" table:formula="of:=1 + [.P92]/100" office:value-type="float" office:value="1.90171003222075" calcext:value-type="float">
            <text:p>1.90</text:p>
          </table:table-cell>
          <table:table-cell table:style-name="ce7" table:formula="of:=1 + [.Q92]/100" office:value-type="float" office:value="1.6145095584413" calcext:value-type="float">
            <text:p>1.61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table:formula="of:=1 + [.B93]/100" office:value-type="float" office:value="1.84304269987907" calcext:value-type="float">
            <text:p>1.84</text:p>
          </table:table-cell>
          <table:table-cell table:style-name="ce7" table:formula="of:=1 + [.C93]/100" office:value-type="float" office:value="1.94347167208523" calcext:value-type="float">
            <text:p>1.94</text:p>
          </table:table-cell>
          <table:table-cell table:style-name="ce7" table:formula="of:=1 + [.D93]/100" office:value-type="float" office:value="2.06513427105795" calcext:value-type="float">
            <text:p>2.07</text:p>
          </table:table-cell>
          <table:table-cell table:style-name="ce7" table:formula="of:=1 + [.E93]/100" office:value-type="float" office:value="1.86568542494692" calcext:value-type="float">
            <text:p>1.87</text:p>
          </table:table-cell>
          <table:table-cell table:style-name="ce7" table:formula="of:=1 + [.F93]/100" office:value-type="float" office:value="1.80853820196533" calcext:value-type="float">
            <text:p>1.81</text:p>
          </table:table-cell>
          <table:table-cell table:style-name="ce7" table:formula="of:=1 + [.G93]/100" office:value-type="float" office:value="1.82494646866558" calcext:value-type="float">
            <text:p>1.82</text:p>
          </table:table-cell>
          <table:table-cell table:style-name="ce7" table:formula="of:=1 + [.H93]/100" office:value-type="float" office:value="1.96210047885861" calcext:value-type="float">
            <text:p>1.96</text:p>
          </table:table-cell>
          <table:table-cell table:style-name="ce7" table:formula="of:=1 + [.I93]/100" office:value-type="float" office:value="1.86409990557746" calcext:value-type="float">
            <text:p>1.86</text:p>
          </table:table-cell>
          <table:table-cell table:style-name="ce7" table:formula="of:=1 + [.J93]/100" office:value-type="float" office:value="1.7860017175186" calcext:value-type="float">
            <text:p>1.79</text:p>
          </table:table-cell>
          <table:table-cell table:style-name="ce7" table:formula="of:=1 + [.K93]/100" office:value-type="float" office:value="2.42441322256237" calcext:value-type="float">
            <text:p>2.42</text:p>
          </table:table-cell>
          <table:table-cell table:style-name="ce7" table:formula="of:=1 + [.L93]/100" office:value-type="float" office:value="2.32856562809517" calcext:value-type="float">
            <text:p>2.33</text:p>
          </table:table-cell>
          <table:table-cell table:style-name="ce7" table:formula="of:=1 + [.M93]/100" office:value-type="float" office:value="2.07495467599381" calcext:value-type="float">
            <text:p>2.07</text:p>
          </table:table-cell>
          <table:table-cell table:style-name="ce7" table:formula="of:=1 + [.N93]/100" office:value-type="float" office:value="2.04251843686779" calcext:value-type="float">
            <text:p>2.04</text:p>
          </table:table-cell>
          <table:table-cell table:style-name="ce7" table:formula="of:=1 + [.O93]/100" office:value-type="float" office:value="2.06367259024515" calcext:value-type="float">
            <text:p>2.06</text:p>
          </table:table-cell>
          <table:table-cell table:style-name="ce7" table:formula="of:=1 + [.P93]/100" office:value-type="float" office:value="1.95213754027593" calcext:value-type="float">
            <text:p>1.95</text:p>
          </table:table-cell>
          <table:table-cell table:style-name="ce7" table:formula="of:=1 + [.Q93]/100" office:value-type="float" office:value="1.69313694805163" calcext:value-type="float">
            <text:p>1.69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table:formula="of:=1 + [.B94]/100" office:value-type="float" office:value="1.95165123985489" calcext:value-type="float">
            <text:p>1.95</text:p>
          </table:table-cell>
          <table:table-cell table:style-name="ce7" table:formula="of:=1 + [.C94]/100" office:value-type="float" office:value="2.05216600650228" calcext:value-type="float">
            <text:p>2.05</text:p>
          </table:table-cell>
          <table:table-cell table:style-name="ce7" table:formula="of:=1 + [.D94]/100" office:value-type="float" office:value="2.13816112526954" calcext:value-type="float">
            <text:p>2.14</text:p>
          </table:table-cell>
          <table:table-cell table:style-name="ce7" table:formula="of:=1 + [.E94]/100" office:value-type="float" office:value="1.9788225099363" calcext:value-type="float">
            <text:p>1.98</text:p>
          </table:table-cell>
          <table:table-cell table:style-name="ce7" table:formula="of:=1 + [.F94]/100" office:value-type="float" office:value="1.87024584235839" calcext:value-type="float">
            <text:p>1.87</text:p>
          </table:table-cell>
          <table:table-cell table:style-name="ce7" table:formula="of:=1 + [.G94]/100" office:value-type="float" office:value="1.88993576239869" calcext:value-type="float">
            <text:p>1.89</text:p>
          </table:table-cell>
          <table:table-cell table:style-name="ce7" table:formula="of:=1 + [.H94]/100" office:value-type="float" office:value="2.07452057463033" calcext:value-type="float">
            <text:p>2.07</text:p>
          </table:table-cell>
          <table:table-cell table:style-name="ce7" table:formula="of:=1 + [.I94]/100" office:value-type="float" office:value="1.97691988669296" calcext:value-type="float">
            <text:p>1.98</text:p>
          </table:table-cell>
          <table:table-cell table:style-name="ce7" table:formula="of:=1 + [.J94]/100" office:value-type="float" office:value="1.84320206102232" calcext:value-type="float">
            <text:p>1.84</text:p>
          </table:table-cell>
          <table:table-cell table:style-name="ce7" table:formula="of:=1 + [.K94]/100" office:value-type="float" office:value="2.48929586707484" calcext:value-type="float">
            <text:p>2.49</text:p>
          </table:table-cell>
          <table:table-cell table:style-name="ce7" table:formula="of:=1 + [.L94]/100" office:value-type="float" office:value="2.4942787537142" calcext:value-type="float">
            <text:p>2.49</text:p>
          </table:table-cell>
          <table:table-cell table:style-name="ce7" table:formula="of:=1 + [.M94]/100" office:value-type="float" office:value="2.20994561119258" calcext:value-type="float">
            <text:p>2.21</text:p>
          </table:table-cell>
          <table:table-cell table:style-name="ce7" table:formula="of:=1 + [.N94]/100" office:value-type="float" office:value="2.13102212424135" calcext:value-type="float">
            <text:p>2.13</text:p>
          </table:table-cell>
          <table:table-cell table:style-name="ce7" table:formula="of:=1 + [.O94]/100" office:value-type="float" office:value="2.15640710829418" calcext:value-type="float">
            <text:p>2.16</text:p>
          </table:table-cell>
          <table:table-cell table:style-name="ce7" table:formula="of:=1 + [.P94]/100" office:value-type="float" office:value="2.00256504833112" calcext:value-type="float">
            <text:p>2.00</text:p>
          </table:table-cell>
          <table:table-cell table:style-name="ce7" table:formula="of:=1 + [.Q94]/100" office:value-type="float" office:value="1.77176433766196" calcext:value-type="float">
            <text:p>1.77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table:formula="of:=1 + [.B95]/100" office:value-type="float" office:value="2.0602597798307" calcext:value-type="float">
            <text:p>2.06</text:p>
          </table:table-cell>
          <table:table-cell table:style-name="ce7" table:formula="of:=1 + [.C95]/100" office:value-type="float" office:value="2.16086034091932" calcext:value-type="float">
            <text:p>2.16</text:p>
          </table:table-cell>
          <table:table-cell table:style-name="ce7" table:formula="of:=1 + [.D95]/100" office:value-type="float" office:value="2.21118797948113" calcext:value-type="float">
            <text:p>2.21</text:p>
          </table:table-cell>
          <table:table-cell table:style-name="ce7" table:formula="of:=1 + [.E95]/100" office:value-type="float" office:value="2.09195959492568" calcext:value-type="float">
            <text:p>2.09</text:p>
          </table:table-cell>
          <table:table-cell table:style-name="ce7" table:formula="of:=1 + [.F95]/100" office:value-type="float" office:value="1.93195348275146" calcext:value-type="float">
            <text:p>1.93</text:p>
          </table:table-cell>
          <table:table-cell table:style-name="ce7" table:formula="of:=1 + [.G95]/100" office:value-type="float" office:value="1.95492505613181" calcext:value-type="float">
            <text:p>1.95</text:p>
          </table:table-cell>
          <table:table-cell table:style-name="ce7" table:formula="of:=1 + [.H95]/100" office:value-type="float" office:value="2.18694067040205" calcext:value-type="float">
            <text:p>2.19</text:p>
          </table:table-cell>
          <table:table-cell table:style-name="ce7" table:formula="of:=1 + [.I95]/100" office:value-type="float" office:value="2.08973986780845" calcext:value-type="float">
            <text:p>2.09</text:p>
          </table:table-cell>
          <table:table-cell table:style-name="ce7" table:formula="of:=1 + [.J95]/100" office:value-type="float" office:value="1.90040240452605" calcext:value-type="float">
            <text:p>1.90</text:p>
          </table:table-cell>
          <table:table-cell table:style-name="ce7" table:formula="of:=1 + [.K95]/100" office:value-type="float" office:value="2.55417851158732" calcext:value-type="float">
            <text:p>2.55</text:p>
          </table:table-cell>
          <table:table-cell table:style-name="ce7" table:formula="of:=1 + [.L95]/100" office:value-type="float" office:value="2.65999187933324" calcext:value-type="float">
            <text:p>2.66</text:p>
          </table:table-cell>
          <table:table-cell table:style-name="ce7" table:formula="of:=1 + [.M95]/100" office:value-type="float" office:value="2.34493654639134" calcext:value-type="float">
            <text:p>2.34</text:p>
          </table:table-cell>
          <table:table-cell table:style-name="ce7" table:formula="of:=1 + [.N95]/100" office:value-type="float" office:value="2.21952581161491" calcext:value-type="float">
            <text:p>2.22</text:p>
          </table:table-cell>
          <table:table-cell table:style-name="ce7" table:formula="of:=1 + [.O95]/100" office:value-type="float" office:value="2.24914162634321" calcext:value-type="float">
            <text:p>2.25</text:p>
          </table:table-cell>
          <table:table-cell table:style-name="ce7" table:formula="of:=1 + [.P95]/100" office:value-type="float" office:value="2.05299255638631" calcext:value-type="float">
            <text:p>2.05</text:p>
          </table:table-cell>
          <table:table-cell table:style-name="ce7" table:formula="of:=1 + [.Q95]/100" office:value-type="float" office:value="1.85039172727228" calcext:value-type="float">
            <text:p>1.85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table:formula="of:=1 + [.B96]/100" office:value-type="float" office:value="2.16886831980652" calcext:value-type="float">
            <text:p>2.17</text:p>
          </table:table-cell>
          <table:table-cell table:style-name="ce7" table:formula="of:=1 + [.C96]/100" office:value-type="float" office:value="2.26955467533637" calcext:value-type="float">
            <text:p>2.27</text:p>
          </table:table-cell>
          <table:table-cell table:style-name="ce7" table:formula="of:=1 + [.D96]/100" office:value-type="float" office:value="2.28421483369272" calcext:value-type="float">
            <text:p>2.28</text:p>
          </table:table-cell>
          <table:table-cell table:style-name="ce7" table:formula="of:=1 + [.E96]/100" office:value-type="float" office:value="2.20509667991506" calcext:value-type="float">
            <text:p>2.21</text:p>
          </table:table-cell>
          <table:table-cell table:style-name="ce7" table:formula="of:=1 + [.F96]/100" office:value-type="float" office:value="1.99366112314452" calcext:value-type="float">
            <text:p>1.99</text:p>
          </table:table-cell>
          <table:table-cell table:style-name="ce7" table:formula="of:=1 + [.G96]/100" office:value-type="float" office:value="2.01991434986492" calcext:value-type="float">
            <text:p>2.02</text:p>
          </table:table-cell>
          <table:table-cell table:style-name="ce7" table:formula="of:=1 + [.H96]/100" office:value-type="float" office:value="2.29936076617377" calcext:value-type="float">
            <text:p>2.30</text:p>
          </table:table-cell>
          <table:table-cell table:style-name="ce7" table:formula="of:=1 + [.I96]/100" office:value-type="float" office:value="2.20255984892394" calcext:value-type="float">
            <text:p>2.20</text:p>
          </table:table-cell>
          <table:table-cell table:style-name="ce7" table:formula="of:=1 + [.J96]/100" office:value-type="float" office:value="1.95760274802977" calcext:value-type="float">
            <text:p>1.96</text:p>
          </table:table-cell>
          <table:table-cell table:style-name="ce7" table:formula="of:=1 + [.K96]/100" office:value-type="float" office:value="2.61906115609979" calcext:value-type="float">
            <text:p>2.62</text:p>
          </table:table-cell>
          <table:table-cell table:style-name="ce7" table:formula="of:=1 + [.L96]/100" office:value-type="float" office:value="2.82570500495227" calcext:value-type="float">
            <text:p>2.83</text:p>
          </table:table-cell>
          <table:table-cell table:style-name="ce7" table:formula="of:=1 + [.M96]/100" office:value-type="float" office:value="2.4799274815901" calcext:value-type="float">
            <text:p>2.48</text:p>
          </table:table-cell>
          <table:table-cell table:style-name="ce7" table:formula="of:=1 + [.N96]/100" office:value-type="float" office:value="2.30802949898846" calcext:value-type="float">
            <text:p>2.31</text:p>
          </table:table-cell>
          <table:table-cell table:style-name="ce7" table:formula="of:=1 + [.O96]/100" office:value-type="float" office:value="2.34187614439224" calcext:value-type="float">
            <text:p>2.34</text:p>
          </table:table-cell>
          <table:table-cell table:style-name="ce7" table:formula="of:=1 + [.P96]/100" office:value-type="float" office:value="2.1034200644415" calcext:value-type="float">
            <text:p>2.10</text:p>
          </table:table-cell>
          <table:table-cell table:style-name="ce7" table:formula="of:=1 + [.Q96]/100" office:value-type="float" office:value="1.92901911688261" calcext:value-type="float">
            <text:p>1.93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table:formula="of:=1 + [.B97]/100" office:value-type="float" office:value="2.27747685978233" calcext:value-type="float">
            <text:p>2.28</text:p>
          </table:table-cell>
          <table:table-cell table:style-name="ce7" table:formula="of:=1 + [.C97]/100" office:value-type="float" office:value="2.37824900975341" calcext:value-type="float">
            <text:p>2.38</text:p>
          </table:table-cell>
          <table:table-cell table:style-name="ce7" table:formula="of:=1 + [.D97]/100" office:value-type="float" office:value="2.35724168790431" calcext:value-type="float">
            <text:p>2.36</text:p>
          </table:table-cell>
          <table:table-cell table:style-name="ce7" table:formula="of:=1 + [.E97]/100" office:value-type="float" office:value="2.31823376490445" calcext:value-type="float">
            <text:p>2.32</text:p>
          </table:table-cell>
          <table:table-cell table:style-name="ce7" table:formula="of:=1 + [.F97]/100" office:value-type="float" office:value="2.05536876353759" calcext:value-type="float">
            <text:p>2.06</text:p>
          </table:table-cell>
          <table:table-cell table:style-name="ce7" table:formula="of:=1 + [.G97]/100" office:value-type="float" office:value="2.08490364359804" calcext:value-type="float">
            <text:p>2.08</text:p>
          </table:table-cell>
          <table:table-cell table:style-name="ce7" table:formula="of:=1 + [.H97]/100" office:value-type="float" office:value="2.41178086194549" calcext:value-type="float">
            <text:p>2.41</text:p>
          </table:table-cell>
          <table:table-cell table:style-name="ce7" table:formula="of:=1 + [.I97]/100" office:value-type="float" office:value="2.31537983003943" calcext:value-type="float">
            <text:p>2.32</text:p>
          </table:table-cell>
          <table:table-cell table:style-name="ce7" table:formula="of:=1 + [.J97]/100" office:value-type="float" office:value="2.01480309153349" calcext:value-type="float">
            <text:p>2.01</text:p>
          </table:table-cell>
          <table:table-cell table:style-name="ce7" table:formula="of:=1 + [.K97]/100" office:value-type="float" office:value="2.68394380061226" calcext:value-type="float">
            <text:p>2.68</text:p>
          </table:table-cell>
          <table:table-cell table:style-name="ce7" table:formula="of:=1 + [.L97]/100" office:value-type="float" office:value="2.9914181305713" calcext:value-type="float">
            <text:p>2.99</text:p>
          </table:table-cell>
          <table:table-cell table:style-name="ce7" table:formula="of:=1 + [.M97]/100" office:value-type="float" office:value="2.61491841678886" calcext:value-type="float">
            <text:p>2.61</text:p>
          </table:table-cell>
          <table:table-cell table:style-name="ce7" table:formula="of:=1 + [.N97]/100" office:value-type="float" office:value="2.39653318636202" calcext:value-type="float">
            <text:p>2.40</text:p>
          </table:table-cell>
          <table:table-cell table:style-name="ce7" table:formula="of:=1 + [.O97]/100" office:value-type="float" office:value="2.43461066244127" calcext:value-type="float">
            <text:p>2.43</text:p>
          </table:table-cell>
          <table:table-cell table:style-name="ce7" table:formula="of:=1 + [.P97]/100" office:value-type="float" office:value="2.15384757249668" calcext:value-type="float">
            <text:p>2.15</text:p>
          </table:table-cell>
          <table:table-cell table:style-name="ce7" table:formula="of:=1 + [.Q97]/100" office:value-type="float" office:value="2.00764650649293" calcext:value-type="float">
            <text:p>2.01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table:formula="of:=1 + [.B98]/100" office:value-type="float" office:value="2.38608539975815" calcext:value-type="float">
            <text:p>2.39</text:p>
          </table:table-cell>
          <table:table-cell table:style-name="ce7" table:formula="of:=1 + [.C98]/100" office:value-type="float" office:value="2.48694334417046" calcext:value-type="float">
            <text:p>2.49</text:p>
          </table:table-cell>
          <table:table-cell table:style-name="ce7" table:formula="of:=1 + [.D98]/100" office:value-type="float" office:value="2.4302685421159" calcext:value-type="float">
            <text:p>2.43</text:p>
          </table:table-cell>
          <table:table-cell table:style-name="ce7" table:formula="of:=1 + [.E98]/100" office:value-type="float" office:value="2.43137084989383" calcext:value-type="float">
            <text:p>2.43</text:p>
          </table:table-cell>
          <table:table-cell table:style-name="ce7" table:formula="of:=1 + [.F98]/100" office:value-type="float" office:value="2.11707640393066" calcext:value-type="float">
            <text:p>2.12</text:p>
          </table:table-cell>
          <table:table-cell table:style-name="ce7" table:formula="of:=1 + [.G98]/100" office:value-type="float" office:value="2.14989293733116" calcext:value-type="float">
            <text:p>2.15</text:p>
          </table:table-cell>
          <table:table-cell table:style-name="ce7" table:formula="of:=1 + [.H98]/100" office:value-type="float" office:value="2.52420095771721" calcext:value-type="float">
            <text:p>2.52</text:p>
          </table:table-cell>
          <table:table-cell table:style-name="ce7" table:formula="of:=1 + [.I98]/100" office:value-type="float" office:value="2.42819981115493" calcext:value-type="float">
            <text:p>2.43</text:p>
          </table:table-cell>
          <table:table-cell table:style-name="ce7" table:formula="of:=1 + [.J98]/100" office:value-type="float" office:value="2.07200343503721" calcext:value-type="float">
            <text:p>2.07</text:p>
          </table:table-cell>
          <table:table-cell table:style-name="ce7" table:formula="of:=1 + [.K98]/100" office:value-type="float" office:value="2.74882644512474" calcext:value-type="float">
            <text:p>2.75</text:p>
          </table:table-cell>
          <table:table-cell table:style-name="ce7" table:formula="of:=1 + [.L98]/100" office:value-type="float" office:value="3.15713125619034" calcext:value-type="float">
            <text:p>3.16</text:p>
          </table:table-cell>
          <table:table-cell table:style-name="ce7" table:formula="of:=1 + [.M98]/100" office:value-type="float" office:value="2.74990935198762" calcext:value-type="float">
            <text:p>2.75</text:p>
          </table:table-cell>
          <table:table-cell table:style-name="ce7" table:formula="of:=1 + [.N98]/100" office:value-type="float" office:value="2.48503687373558" calcext:value-type="float">
            <text:p>2.49</text:p>
          </table:table-cell>
          <table:table-cell table:style-name="ce7" table:formula="of:=1 + [.O98]/100" office:value-type="float" office:value="2.5273451804903" calcext:value-type="float">
            <text:p>2.53</text:p>
          </table:table-cell>
          <table:table-cell table:style-name="ce7" table:formula="of:=1 + [.P98]/100" office:value-type="float" office:value="2.20427508055187" calcext:value-type="float">
            <text:p>2.20</text:p>
          </table:table-cell>
          <table:table-cell table:style-name="ce7" table:formula="of:=1 + [.Q98]/100" office:value-type="float" office:value="2.08627389610326" calcext:value-type="float">
            <text:p>2.09</text:p>
          </table:table-cell>
          <table:table-cell table:number-columns-repeated="100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damage rate</text:p>
          </table:table-cell>
          <table:table-cell table:formula="of:=IF(ISBLANK([.B2]);[.B1];CONCATENATE([.B1];&quot;-&quot;;[.B2]))" office:value-type="string" office:string-value="staff" calcext:value-type="string">
            <text:p>staff</text:p>
          </table:table-cell>
          <table:table-cell table:formula="of:=IF(ISBLANK([.C2]);[.C1];CONCATENATE([.C1];&quot;-&quot;;[.C2]))" office:value-type="string" office:string-value="sword" calcext:value-type="string">
            <text:p>sword</text:p>
          </table:table-cell>
          <table:table-cell table:formula="of:=IF(ISBLANK([.D2]);[.D1];CONCATENATE([.D1];&quot;-&quot;;[.D2]))" office:value-type="string" office:string-value="dagger" calcext:value-type="string">
            <text:p>dagger</text:p>
          </table:table-cell>
          <table:table-cell table:formula="of:=IF(ISBLANK([.E2]);[.E1];CONCATENATE([.E1];&quot;-&quot;;[.E2]))" office:value-type="string" office:string-value="axe" calcext:value-type="string">
            <text:p>axe</text:p>
          </table:table-cell>
          <table:table-cell table:formula="of:=IF(ISBLANK([.F2]);[.F1];CONCATENATE([.F1];&quot;-&quot;;[.F2]))" office:value-type="string" office:string-value="spear" calcext:value-type="string">
            <text:p>spear</text:p>
          </table:table-cell>
          <table:table-cell table:formula="of:=IF(ISBLANK([.G2]);[.G1];CONCATENATE([.G1];&quot;-&quot;;[.G2]))" office:value-type="string" office:string-value="mace" calcext:value-type="string">
            <text:p>mace</text:p>
          </table:table-cell>
          <table:table-cell table:style-name="Default" table:formula="of:=IF(ISBLANK([.H2]);[.H1];CONCATENATE([.H1];&quot;-&quot;;[.H2]))" office:value-type="string" office:string-value="sword2h" calcext:value-type="string">
            <text:p>sword2h</text:p>
          </table:table-cell>
          <table:table-cell table:style-name="Default" table:formula="of:=IF(ISBLANK([.I2]);[.I1];CONCATENATE([.I1];&quot;-&quot;;[.I2]))" office:value-type="string" office:string-value="axe2h" calcext:value-type="string">
            <text:p>axe2h</text:p>
          </table:table-cell>
          <table:table-cell table:style-name="Default" table:formula="of:=IF(ISBLANK([.J2]);[.J1];CONCATENATE([.J1];&quot;-&quot;;[.J2]))" office:value-type="string" office:string-value="spear2h" calcext:value-type="string">
            <text:p>spear2h</text:p>
          </table:table-cell>
          <table:table-cell table:style-name="Default" table:formula="of:=IF(ISBLANK([.K2]);[.K1];CONCATENATE([.K1];&quot;-&quot;;[.K2]))" office:value-type="string" office:string-value="dagger-dagger" calcext:value-type="string">
            <text:p>dagger-dagger</text:p>
          </table:table-cell>
          <table:table-cell table:style-name="Default" table:formula="of:=IF(ISBLANK([.L2]);[.L1];CONCATENATE([.L1];&quot;-&quot;;[.L2]))" office:value-type="string" office:string-value="sword-sword" calcext:value-type="string">
            <text:p>sword-sword</text:p>
          </table:table-cell>
          <table:table-cell table:style-name="Default" table:formula="of:=IF(ISBLANK([.M2]);[.M1];CONCATENATE([.M1];&quot;-&quot;;[.M2]))" office:value-type="string" office:string-value="axe-sword" calcext:value-type="string">
            <text:p>axe-sword</text:p>
          </table:table-cell>
          <table:table-cell table:style-name="Default" table:formula="of:=IF(ISBLANK([.N2]);[.N1];CONCATENATE([.N1];&quot;-&quot;;[.N2]))" office:value-type="string" office:string-value="spear-sword" calcext:value-type="string">
            <text:p>spear-sword</text:p>
          </table:table-cell>
          <table:table-cell table:style-name="Default" table:formula="of:=IF(ISBLANK([.O2]);[.O1];CONCATENATE([.O1];&quot;-&quot;;[.O2]))" office:value-type="string" office:string-value="mace-sword" calcext:value-type="string">
            <text:p>mace-sword</text:p>
          </table:table-cell>
          <table:table-cell table:style-name="Default" table:formula="of:=IF(ISBLANK([.P2]);[.P1];CONCATENATE([.P1];&quot;-&quot;;[.P2]))" office:value-type="string" office:string-value="unarm" calcext:value-type="string">
            <text:p>unarm</text:p>
          </table:table-cell>
          <table:table-cell table:style-name="Default" table:formula="of:=IF(ISBLANK([.Q2]);[.Q1];CONCATENATE([.Q1];&quot;-&quot;;[.Q2]))" office:value-type="string" office:string-value="staff-unarm" calcext:value-type="string">
            <text:p>staff-unarm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table:formula="of:=PRODUCT([.B147];[.B159];[.B135])" office:value-type="float" office:value="22.4409738314932" calcext:value-type="float">
            <text:p>22.44</text:p>
          </table:table-cell>
          <table:table-cell table:style-name="ce7" table:formula="of:=PRODUCT([.C147];[.C159];[.C135])" office:value-type="float" office:value="30.7491742268526" calcext:value-type="float">
            <text:p>30.75</text:p>
          </table:table-cell>
          <table:table-cell table:style-name="ce7" table:formula="of:=PRODUCT([.D147];[.D159];[.D135])" office:value-type="float" office:value="27.8030875342389" calcext:value-type="float">
            <text:p>27.80</text:p>
          </table:table-cell>
          <table:table-cell table:style-name="ce7" table:formula="of:=PRODUCT([.E147];[.E159];[.E135])" office:value-type="float" office:value="29.661533053897" calcext:value-type="float">
            <text:p>29.66</text:p>
          </table:table-cell>
          <table:table-cell table:style-name="ce7" table:formula="of:=PRODUCT([.F147];[.F159];[.F135])" office:value-type="float" office:value="36.4904269409442" calcext:value-type="float">
            <text:p>36.49</text:p>
          </table:table-cell>
          <table:table-cell table:style-name="ce7" table:formula="of:=PRODUCT([.G147];[.G159];[.G135])" office:value-type="float" office:value="31.770377220264" calcext:value-type="float">
            <text:p>31.77</text:p>
          </table:table-cell>
          <table:table-cell table:style-name="ce7" table:formula="of:=PRODUCT([.H147];[.H159];[.H135])" office:value-type="float" office:value="33.6620505028792" calcext:value-type="float">
            <text:p>33.66</text:p>
          </table:table-cell>
          <table:table-cell table:style-name="ce7" table:formula="of:=PRODUCT([.I147];[.I159];[.I135])" office:value-type="float" office:value="37.8327158764161" calcext:value-type="float">
            <text:p>37.83</text:p>
          </table:table-cell>
          <table:table-cell table:style-name="ce7" table:formula="of:=PRODUCT([.J147];[.J159];[.J135])" office:value-type="float" office:value="42.608063787461" calcext:value-type="float">
            <text:p>42.61</text:p>
          </table:table-cell>
          <table:table-cell table:style-name="ce7" table:formula="of:=PRODUCT([.K147];[.K159];[.K135])" office:value-type="float" office:value="53.4694605514315" calcext:value-type="float">
            <text:p>53.47</text:p>
          </table:table-cell>
          <table:table-cell table:style-name="ce7" table:formula="of:=PRODUCT([.L147];[.L159];[.L135])" office:value-type="float" office:value="58.8272549859884" calcext:value-type="float">
            <text:p>58.83</text:p>
          </table:table-cell>
          <table:table-cell table:style-name="ce7" table:formula="of:=PRODUCT([.M147];[.M159];[.M135])" office:value-type="float" office:value="54.3442300171229" calcext:value-type="float">
            <text:p>54.34</text:p>
          </table:table-cell>
          <table:table-cell table:style-name="ce7" table:formula="of:=PRODUCT([.N147];[.N159];[.N135])" office:value-type="float" office:value="64.2598904445282" calcext:value-type="float">
            <text:p>64.26</text:p>
          </table:table-cell>
          <table:table-cell table:style-name="ce7" table:formula="of:=PRODUCT([.O147];[.O159];[.O135])" office:value-type="float" office:value="58.5487637426511" calcext:value-type="float">
            <text:p>58.55</text:p>
          </table:table-cell>
          <table:table-cell table:style-name="ce7" table:formula="of:=PRODUCT([.P147];[.P159];[.P135])" office:value-type="float" office:value="20.3842397358775" calcext:value-type="float">
            <text:p>20.38</text:p>
          </table:table-cell>
          <table:table-cell table:style-name="ce7" table:formula="of:=PRODUCT([.Q147];[.Q159];[.Q135])" office:value-type="float" office:value="27.0782825274357" calcext:value-type="float">
            <text:p>27.08</text:p>
          </table:table-cell>
          <table:table-cell table:style-name="ce7"/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table:formula="of:=PRODUCT([.B148];[.B160];[.B136])" office:value-type="float" office:value="28.687910519687" calcext:value-type="float">
            <text:p>28.69</text:p>
          </table:table-cell>
          <table:table-cell table:style-name="ce7" table:formula="of:=PRODUCT([.C148];[.C160];[.C136])" office:value-type="float" office:value="38.0364085914494" calcext:value-type="float">
            <text:p>38.04</text:p>
          </table:table-cell>
          <table:table-cell table:style-name="ce7" table:formula="of:=PRODUCT([.D148];[.D160];[.D136])" office:value-type="float" office:value="35.074832189561" calcext:value-type="float">
            <text:p>35.07</text:p>
          </table:table-cell>
          <table:table-cell table:style-name="ce7" table:formula="of:=PRODUCT([.E148];[.E160];[.E136])" office:value-type="float" office:value="38.9990764769617" calcext:value-type="float">
            <text:p>39.00</text:p>
          </table:table-cell>
          <table:table-cell table:style-name="ce7" table:formula="of:=PRODUCT([.F148];[.F160];[.F136])" office:value-type="float" office:value="46.8159615338605" calcext:value-type="float">
            <text:p>46.82</text:p>
          </table:table-cell>
          <table:table-cell table:style-name="ce7" table:formula="of:=PRODUCT([.G148];[.G160];[.G136])" office:value-type="float" office:value="40.3881418582364" calcext:value-type="float">
            <text:p>40.39</text:p>
          </table:table-cell>
          <table:table-cell table:style-name="ce7" table:formula="of:=PRODUCT([.H148];[.H160];[.H136])" office:value-type="float" office:value="43.4100992983241" calcext:value-type="float">
            <text:p>43.41</text:p>
          </table:table-cell>
          <table:table-cell table:style-name="ce7" table:formula="of:=PRODUCT([.I148];[.I160];[.I136])" office:value-type="float" office:value="50.7303456345362" calcext:value-type="float">
            <text:p>50.73</text:p>
          </table:table-cell>
          <table:table-cell table:style-name="ce7" table:formula="of:=PRODUCT([.J148];[.J160];[.J136])" office:value-type="float" office:value="55.7080442656836" calcext:value-type="float">
            <text:p>55.71</text:p>
          </table:table-cell>
          <table:table-cell table:style-name="ce7" table:formula="of:=PRODUCT([.K148];[.K160];[.K136])" office:value-type="float" office:value="65.8625989886843" calcext:value-type="float">
            <text:p>65.86</text:p>
          </table:table-cell>
          <table:table-cell table:style-name="ce7" table:formula="of:=PRODUCT([.L148];[.L160];[.L136])" office:value-type="float" office:value="72.4589889630263" calcext:value-type="float">
            <text:p>72.46</text:p>
          </table:table-cell>
          <table:table-cell table:style-name="ce7" table:formula="of:=PRODUCT([.M148];[.M160];[.M136])" office:value-type="float" office:value="67.9267353028406" calcext:value-type="float">
            <text:p>67.93</text:p>
          </table:table-cell>
          <table:table-cell table:style-name="ce7" table:formula="of:=PRODUCT([.N148];[.N160];[.N136])" office:value-type="float" office:value="78.7205842963502" calcext:value-type="float">
            <text:p>78.72</text:p>
          </table:table-cell>
          <table:table-cell table:style-name="ce7" table:formula="of:=PRODUCT([.O148];[.O160];[.O136])" office:value-type="float" office:value="70.9063619025706" calcext:value-type="float">
            <text:p>70.91</text:p>
          </table:table-cell>
          <table:table-cell table:style-name="ce7" table:formula="of:=PRODUCT([.P148];[.P160];[.P136])" office:value-type="float" office:value="33.1480544366621" calcext:value-type="float">
            <text:p>33.15</text:p>
          </table:table-cell>
          <table:table-cell table:style-name="ce7" table:formula="of:=PRODUCT([.Q148];[.Q160];[.Q136])" office:value-type="float" office:value="39.2178502384358" calcext:value-type="float">
            <text:p>39.22</text:p>
          </table:table-cell>
          <table:table-cell table:style-name="ce7"/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table:formula="of:=PRODUCT([.B149];[.B161];[.B137])" office:value-type="float" office:value="35.7041552932257" calcext:value-type="float">
            <text:p>35.70</text:p>
          </table:table-cell>
          <table:table-cell table:style-name="ce7" table:formula="of:=PRODUCT([.C149];[.C161];[.C137])" office:value-type="float" office:value="46.1307321829053" calcext:value-type="float">
            <text:p>46.13</text:p>
          </table:table-cell>
          <table:table-cell table:style-name="ce7" table:formula="of:=PRODUCT([.D149];[.D161];[.D137])" office:value-type="float" office:value="42.9758083801627" calcext:value-type="float">
            <text:p>42.98</text:p>
          </table:table-cell>
          <table:table-cell table:style-name="ce7" table:formula="of:=PRODUCT([.E149];[.E161];[.E137])" office:value-type="float" office:value="49.5820124074419" calcext:value-type="float">
            <text:p>49.58</text:p>
          </table:table-cell>
          <table:table-cell table:style-name="ce7" table:formula="of:=PRODUCT([.F149];[.F161];[.F137])" office:value-type="float" office:value="58.359028108864" calcext:value-type="float">
            <text:p>58.36</text:p>
          </table:table-cell>
          <table:table-cell table:style-name="ce7" table:formula="of:=PRODUCT([.G149];[.G161];[.G137])" office:value-type="float" office:value="49.7943556449237" calcext:value-type="float">
            <text:p>49.79</text:p>
          </table:table-cell>
          <table:table-cell table:style-name="ce7" table:formula="of:=PRODUCT([.H149];[.H161];[.H137])" office:value-type="float" office:value="54.3837792132139" calcext:value-type="float">
            <text:p>54.38</text:p>
          </table:table-cell>
          <table:table-cell table:style-name="ce7" table:formula="of:=PRODUCT([.I149];[.I161];[.I137])" office:value-type="float" office:value="65.4000166492796" calcext:value-type="float">
            <text:p>65.40</text:p>
          </table:table-cell>
          <table:table-cell table:style-name="ce7" table:formula="of:=PRODUCT([.J149];[.J161];[.J137])" office:value-type="float" office:value="70.205584850363" calcext:value-type="float">
            <text:p>70.21</text:p>
          </table:table-cell>
          <table:table-cell table:style-name="ce7" table:formula="of:=PRODUCT([.K149];[.K161];[.K137])" office:value-type="float" office:value="79.4385616728085" calcext:value-type="float">
            <text:p>79.44</text:p>
          </table:table-cell>
          <table:table-cell table:style-name="ce7" table:formula="of:=PRODUCT([.L149];[.L161];[.L137])" office:value-type="float" office:value="87.7400792130254" calcext:value-type="float">
            <text:p>87.74</text:p>
          </table:table-cell>
          <table:table-cell table:style-name="ce7" table:formula="of:=PRODUCT([.M149];[.M161];[.M137])" office:value-type="float" office:value="83.2467277820456" calcext:value-type="float">
            <text:p>83.25</text:p>
          </table:table-cell>
          <table:table-cell table:style-name="ce7" table:formula="of:=PRODUCT([.N149];[.N161];[.N137])" office:value-type="float" office:value="94.7374360685253" calcext:value-type="float">
            <text:p>94.74</text:p>
          </table:table-cell>
          <table:table-cell table:style-name="ce7" table:formula="of:=PRODUCT([.O149];[.O161];[.O137])" office:value-type="float" office:value="84.5322464174522" calcext:value-type="float">
            <text:p>84.53</text:p>
          </table:table-cell>
          <table:table-cell table:style-name="ce7" table:formula="of:=PRODUCT([.P149];[.P161];[.P137])" office:value-type="float" office:value="47.7498934912263" calcext:value-type="float">
            <text:p>47.75</text:p>
          </table:table-cell>
          <table:table-cell table:style-name="ce7" table:formula="of:=PRODUCT([.Q149];[.Q161];[.Q137])" office:value-type="float" office:value="53.4094033305492" calcext:value-type="float">
            <text:p>53.41</text:p>
          </table:table-cell>
          <table:table-cell table:style-name="ce7"/>
          <table:table-cell table:number-columns-repeated="100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8" table:formula="of:=PRODUCT([.B150];[.B162];[.B138])" office:value-type="float" office:value="43.5123629826507" calcext:value-type="float">
            <text:p>43.51</text:p>
          </table:table-cell>
          <table:table-cell table:style-name="ce8" table:formula="of:=PRODUCT([.C150];[.C162];[.C138])" office:value-type="float" office:value="55.0534269392365" calcext:value-type="float">
            <text:p>55.05</text:p>
          </table:table-cell>
          <table:table-cell table:style-name="ce8" table:formula="of:=PRODUCT([.D150];[.D162];[.D138])" office:value-type="float" office:value="51.5207090183344" calcext:value-type="float">
            <text:p>51.52</text:p>
          </table:table-cell>
          <table:table-cell table:style-name="ce8" table:formula="of:=PRODUCT([.E150];[.E162];[.E138])" office:value-type="float" office:value="61.4496399423631" calcext:value-type="float">
            <text:p>61.45</text:p>
          </table:table-cell>
          <table:table-cell table:style-name="ce8" table:formula="of:=PRODUCT([.F150];[.F162];[.F138])" office:value-type="float" office:value="71.1247198751097" calcext:value-type="float">
            <text:p>71.12</text:p>
          </table:table-cell>
          <table:table-cell table:style-name="ce8" table:formula="of:=PRODUCT([.G150];[.G162];[.G138])" office:value-type="float" office:value="60.0085637681589" calcext:value-type="float">
            <text:p>60.01</text:p>
          </table:table-cell>
          <table:table-cell table:style-name="ce8" table:formula="of:=PRODUCT([.H150];[.H162];[.H138])" office:value-type="float" office:value="66.6219261419969" calcext:value-type="float">
            <text:p>66.62</text:p>
          </table:table-cell>
          <table:table-cell table:style-name="ce8" table:formula="of:=PRODUCT([.I150];[.I162];[.I138])" office:value-type="float" office:value="81.8996191241493" calcext:value-type="float">
            <text:p>81.90</text:p>
          </table:table-cell>
          <table:table-cell table:style-name="ce8" table:formula="of:=PRODUCT([.J150];[.J162];[.J138])" office:value-type="float" office:value="86.12516864863" calcext:value-type="float">
            <text:p>86.13</text:p>
          </table:table-cell>
          <table:table-cell table:style-name="ce8" table:formula="of:=PRODUCT([.K150];[.K162];[.K138])" office:value-type="float" office:value="94.1879407009105" calcext:value-type="float">
            <text:p>94.19</text:p>
          </table:table-cell>
          <table:table-cell table:style-name="ce8" table:formula="of:=PRODUCT([.L150];[.L162];[.L138])" office:value-type="float" office:value="104.682657746979" calcext:value-type="float">
            <text:p>104.68</text:p>
          </table:table-cell>
          <table:table-cell table:style-name="ce8" table:formula="of:=PRODUCT([.M150];[.M162];[.M138])" office:value-type="float" office:value="100.351881667228" calcext:value-type="float">
            <text:p>100.35</text:p>
          </table:table-cell>
          <table:table-cell table:style-name="ce8" table:formula="of:=PRODUCT([.N150];[.N162];[.N138])" office:value-type="float" office:value="112.280963537813" calcext:value-type="float">
            <text:p>112.28</text:p>
          </table:table-cell>
          <table:table-cell table:style-name="ce8" table:formula="of:=PRODUCT([.O150];[.O162];[.O138])" office:value-type="float" office:value="99.450796639486" calcext:value-type="float">
            <text:p>99.45</text:p>
          </table:table-cell>
          <table:table-cell table:style-name="ce8" table:formula="of:=PRODUCT([.P150];[.P162];[.P138])" office:value-type="float" office:value="64.1915243278238" calcext:value-type="float">
            <text:p>64.19</text:p>
          </table:table-cell>
          <table:table-cell table:style-name="ce8" table:formula="of:=PRODUCT([.Q150];[.Q162];[.Q138])" office:value-type="float" office:value="69.6681473181321" calcext:value-type="float">
            <text:p>69.67</text:p>
          </table:table-cell>
          <table:table-cell table:style-name="ce8"/>
          <table:table-cell table:style-name="ce4"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table:formula="of:=PRODUCT([.B151];[.B163];[.B139])" office:value-type="float" office:value="52.1345626439123" calcext:value-type="float">
            <text:p>52.13</text:p>
          </table:table-cell>
          <table:table-cell table:style-name="ce7" table:formula="of:=PRODUCT([.C151];[.C163];[.C139])" office:value-type="float" office:value="64.8250766527646" calcext:value-type="float">
            <text:p>64.83</text:p>
          </table:table-cell>
          <table:table-cell table:style-name="ce7" table:formula="of:=PRODUCT([.D151];[.D163];[.D139])" office:value-type="float" office:value="60.7238392136165" calcext:value-type="float">
            <text:p>60.72</text:p>
          </table:table-cell>
          <table:table-cell table:style-name="ce7" table:formula="of:=PRODUCT([.E151];[.E163];[.E139])" office:value-type="float" office:value="74.6396932203945" calcext:value-type="float">
            <text:p>74.64</text:p>
          </table:table-cell>
          <table:table-cell table:style-name="ce7" table:formula="of:=PRODUCT([.F151];[.F163];[.F139])" office:value-type="float" office:value="85.1077082146702" calcext:value-type="float">
            <text:p>85.11</text:p>
          </table:table-cell>
          <table:table-cell table:style-name="ce7" table:formula="of:=PRODUCT([.G151];[.G163];[.G139])" office:value-type="float" office:value="71.0494268290046" calcext:value-type="float">
            <text:p>71.05</text:p>
          </table:table-cell>
          <table:table-cell table:style-name="ce7" table:formula="of:=PRODUCT([.H151];[.H163];[.H139])" office:value-type="float" office:value="80.1619556003074" calcext:value-type="float">
            <text:p>80.16</text:p>
          </table:table-cell>
          <table:table-cell table:style-name="ce7" table:formula="of:=PRODUCT([.I151];[.I163];[.I139])" office:value-type="float" office:value="100.284906915994" calcext:value-type="float">
            <text:p>100.28</text:p>
          </table:table-cell>
          <table:table-cell table:style-name="ce7" table:formula="of:=PRODUCT([.J151];[.J163];[.J139])" office:value-type="float" office:value="103.484422084832" calcext:value-type="float">
            <text:p>103.48</text:p>
          </table:table-cell>
          <table:table-cell table:style-name="ce7" table:formula="of:=PRODUCT([.K151];[.K163];[.K139])" office:value-type="float" office:value="110.093508365034" calcext:value-type="float">
            <text:p>110.09</text:p>
          </table:table-cell>
          <table:table-cell table:style-name="ce7" table:formula="of:=PRODUCT([.L151];[.L163];[.L139])" office:value-type="float" office:value="123.286971742699" calcext:value-type="float">
            <text:p>123.29</text:p>
          </table:table-cell>
          <table:table-cell table:style-name="ce7" table:formula="of:=PRODUCT([.M151];[.M163];[.M139])" office:value-type="float" office:value="119.283136099271" calcext:value-type="float">
            <text:p>119.28</text:p>
          </table:table-cell>
          <table:table-cell table:style-name="ce7" table:formula="of:=PRODUCT([.N151];[.N163];[.N139])" office:value-type="float" office:value="131.310649680429" calcext:value-type="float">
            <text:p>131.31</text:p>
          </table:table-cell>
          <table:table-cell table:style-name="ce7" table:formula="of:=PRODUCT([.O151];[.O163];[.O139])" office:value-type="float" office:value="115.681759675423" calcext:value-type="float">
            <text:p>115.68</text:p>
          </table:table-cell>
          <table:table-cell table:style-name="ce7" table:formula="of:=PRODUCT([.P151];[.P163];[.P139])" office:value-type="float" office:value="82.4507696698142" calcext:value-type="float">
            <text:p>82.45</text:p>
          </table:table-cell>
          <table:table-cell table:style-name="ce7" table:formula="of:=PRODUCT([.Q151];[.Q163];[.Q139])" office:value-type="float" office:value="87.9787711058691" calcext:value-type="float">
            <text:p>87.98</text:p>
          </table:table-cell>
          <table:table-cell table:style-name="ce7"/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table:formula="of:=PRODUCT([.B152];[.B164];[.B140])" office:value-type="float" office:value="61.5921239700575" calcext:value-type="float">
            <text:p>61.59</text:p>
          </table:table-cell>
          <table:table-cell table:style-name="ce7" table:formula="of:=PRODUCT([.C152];[.C164];[.C140])" office:value-type="float" office:value="75.4655410849942" calcext:value-type="float">
            <text:p>75.47</text:p>
          </table:table-cell>
          <table:table-cell table:style-name="ce7" table:formula="of:=PRODUCT([.D152];[.D164];[.D140])" office:value-type="float" office:value="70.599100290987" calcext:value-type="float">
            <text:p>70.60</text:p>
          </table:table-cell>
          <table:table-cell table:style-name="ce7" table:formula="of:=PRODUCT([.E152];[.E164];[.E140])" office:value-type="float" office:value="89.188274270066" calcext:value-type="float">
            <text:p>89.19</text:p>
          </table:table-cell>
          <table:table-cell table:style-name="ce7" table:formula="of:=PRODUCT([.F152];[.F164];[.F140])" office:value-type="float" office:value="100.293745029455" calcext:value-type="float">
            <text:p>100.29</text:p>
          </table:table-cell>
          <table:table-cell table:style-name="ce7" table:formula="of:=PRODUCT([.G152];[.G164];[.G140])" office:value-type="float" office:value="82.9346956996917" calcext:value-type="float">
            <text:p>82.93</text:p>
          </table:table-cell>
          <table:table-cell table:style-name="ce7" table:formula="of:=PRODUCT([.H152];[.H164];[.H140])" office:value-type="float" office:value="95.0397920202772" calcext:value-type="float">
            <text:p>95.04</text:p>
          </table:table-cell>
          <table:table-cell table:style-name="ce7" table:formula="of:=PRODUCT([.I152];[.I164];[.I140])" office:value-type="float" office:value="120.609391030551" calcext:value-type="float">
            <text:p>120.61</text:p>
          </table:table-cell>
          <table:table-cell table:style-name="ce7" table:formula="of:=PRODUCT([.J152];[.J164];[.J140])" office:value-type="float" office:value="122.294481216442" calcext:value-type="float">
            <text:p>122.29</text:p>
          </table:table-cell>
          <table:table-cell table:style-name="ce7" table:formula="of:=PRODUCT([.K152];[.K164];[.K140])" office:value-type="float" office:value="127.131625868894" calcext:value-type="float">
            <text:p>127.13</text:p>
          </table:table-cell>
          <table:table-cell table:style-name="ce7" table:formula="of:=PRODUCT([.L152];[.L164];[.L140])" office:value-type="float" office:value="143.543402619911" calcext:value-type="float">
            <text:p>143.54</text:p>
          </table:table-cell>
          <table:table-cell table:style-name="ce7" table:formula="of:=PRODUCT([.M152];[.M164];[.M140])" office:value-type="float" office:value="140.074888036439" calcext:value-type="float">
            <text:p>140.07</text:p>
          </table:table-cell>
          <table:table-cell table:style-name="ce7" table:formula="of:=PRODUCT([.N152];[.N164];[.N140])" office:value-type="float" office:value="151.778860485936" calcext:value-type="float">
            <text:p>151.78</text:p>
          </table:table-cell>
          <table:table-cell table:style-name="ce7" table:formula="of:=PRODUCT([.O152];[.O164];[.O140])" office:value-type="float" office:value="133.240472119139" calcext:value-type="float">
            <text:p>133.24</text:p>
          </table:table-cell>
          <table:table-cell table:style-name="ce7" table:formula="of:=PRODUCT([.P152];[.P164];[.P140])" office:value-type="float" office:value="102.485222820958" calcext:value-type="float">
            <text:p>102.49</text:p>
          </table:table-cell>
          <table:table-cell table:style-name="ce7" table:formula="of:=PRODUCT([.Q152];[.Q164];[.Q140])" office:value-type="float" office:value="108.301755277045" calcext:value-type="float">
            <text:p>108.30</text:p>
          </table:table-cell>
          <table:table-cell table:style-name="ce7"/>
          <table:table-cell table:number-columns-repeated="1003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9" table:formula="of:=PRODUCT([.B153];[.B165];[.B141])" office:value-type="float" office:value="71.9057269049123" calcext:value-type="float">
            <text:p>71.91</text:p>
          </table:table-cell>
          <table:table-cell table:style-name="ce9" table:formula="of:=PRODUCT([.C153];[.C165];[.C141])" office:value-type="float" office:value="86.9939334474942" calcext:value-type="float">
            <text:p>86.99</text:p>
          </table:table-cell>
          <table:table-cell table:style-name="ce9" table:formula="of:=PRODUCT([.D153];[.D165];[.D141])" office:value-type="float" office:value="81.1599752433573" calcext:value-type="float">
            <text:p>81.16</text:p>
          </table:table-cell>
          <table:table-cell table:style-name="ce9" table:formula="of:=PRODUCT([.E153];[.E165];[.E141])" office:value-type="float" office:value="105.129796699335" calcext:value-type="float">
            <text:p>105.13</text:p>
          </table:table-cell>
          <table:table-cell table:style-name="ce9" table:formula="of:=PRODUCT([.F153];[.F165];[.F141])" office:value-type="float" office:value="116.661334252232" calcext:value-type="float">
            <text:p>116.66</text:p>
          </table:table-cell>
          <table:table-cell table:style-name="ce9" table:formula="of:=PRODUCT([.G153];[.G165];[.G141])" office:value-type="float" office:value="95.6811914580322" calcext:value-type="float">
            <text:p>95.68</text:p>
          </table:table-cell>
          <table:table-cell table:style-name="ce9" table:formula="of:=PRODUCT([.H153];[.H165];[.H141])" office:value-type="float" office:value="111.289807626571" calcext:value-type="float">
            <text:p>111.29</text:p>
          </table:table-cell>
          <table:table-cell table:style-name="ce9" table:formula="of:=PRODUCT([.I153];[.I165];[.I141])" office:value-type="float" office:value="142.924248009965" calcext:value-type="float">
            <text:p>142.92</text:p>
          </table:table-cell>
          <table:table-cell table:style-name="ce9" table:formula="of:=PRODUCT([.J153];[.J165];[.J141])" office:value-type="float" office:value="142.560463721169" calcext:value-type="float">
            <text:p>142.56</text:p>
          </table:table-cell>
          <table:table-cell table:style-name="ce9" table:formula="of:=PRODUCT([.K153];[.K165];[.K141])" office:value-type="float" office:value="145.273700636658" calcext:value-type="float">
            <text:p>145.27</text:p>
          </table:table-cell>
          <table:table-cell table:style-name="ce9" table:formula="of:=PRODUCT([.L153];[.L165];[.L141])" office:value-type="float" office:value="165.434542201898" calcext:value-type="float">
            <text:p>165.43</text:p>
          </table:table-cell>
          <table:table-cell table:style-name="ce9" table:formula="of:=PRODUCT([.M153];[.M165];[.M141])" office:value-type="float" office:value="162.755272862712" calcext:value-type="float">
            <text:p>162.76</text:p>
          </table:table-cell>
          <table:table-cell table:style-name="ce9" table:formula="of:=PRODUCT([.N153];[.N165];[.N141])" office:value-type="float" office:value="173.634372240699" calcext:value-type="float">
            <text:p>173.63</text:p>
          </table:table-cell>
          <table:table-cell table:style-name="ce9" table:formula="of:=PRODUCT([.O153];[.O165];[.O141])" office:value-type="float" office:value="152.138133199085" calcext:value-type="float">
            <text:p>152.14</text:p>
          </table:table-cell>
          <table:table-cell table:style-name="ce9" table:formula="of:=PRODUCT([.P153];[.P165];[.P141])" office:value-type="float" office:value="124.236595301436" calcext:value-type="float">
            <text:p>124.24</text:p>
          </table:table-cell>
          <table:table-cell table:style-name="ce9" table:formula="of:=PRODUCT([.Q153];[.Q165];[.Q141])" office:value-type="float" office:value="130.580210668962" calcext:value-type="float">
            <text:p>130.58</text:p>
          </table:table-cell>
          <table:table-cell table:style-name="ce9"/>
          <table:table-cell table:style-name="ce5"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table:formula="of:=PRODUCT([.B154];[.B166];[.B142])" office:value-type="float" office:value="83.0953345326613" calcext:value-type="float">
            <text:p>83.10</text:p>
          </table:table-cell>
          <table:table-cell table:style-name="ce7" table:formula="of:=PRODUCT([.C154];[.C166];[.C142])" office:value-type="float" office:value="99.4286012586406" calcext:value-type="float">
            <text:p>99.43</text:p>
          </table:table-cell>
          <table:table-cell table:style-name="ce7" table:formula="of:=PRODUCT([.D154];[.D166];[.D142])" office:value-type="float" office:value="92.4195156439704" calcext:value-type="float">
            <text:p>92.42</text:p>
          </table:table-cell>
          <table:table-cell table:style-name="ce7" table:formula="of:=PRODUCT([.E154];[.E166];[.E142])" office:value-type="float" office:value="122.496940226972" calcext:value-type="float">
            <text:p>122.50</text:p>
          </table:table-cell>
          <table:table-cell table:style-name="ce7" table:formula="of:=PRODUCT([.F154];[.F166];[.F142])" office:value-type="float" office:value="134.183452483595" calcext:value-type="float">
            <text:p>134.18</text:p>
          </table:table-cell>
          <table:table-cell table:style-name="ce7" table:formula="of:=PRODUCT([.G154];[.G166];[.G142])" office:value-type="float" office:value="109.304790348511" calcext:value-type="float">
            <text:p>109.30</text:p>
          </table:table-cell>
          <table:table-cell table:style-name="ce7" table:formula="of:=PRODUCT([.H154];[.H166];[.H142])" office:value-type="float" office:value="128.944771004695" calcext:value-type="float">
            <text:p>128.94</text:p>
          </table:table-cell>
          <table:table-cell table:style-name="ce7" table:formula="of:=PRODUCT([.I154];[.I166];[.I142])" office:value-type="float" office:value="167.278243351782" calcext:value-type="float">
            <text:p>167.28</text:p>
          </table:table-cell>
          <table:table-cell table:style-name="ce7" table:formula="of:=PRODUCT([.J154];[.J166];[.J142])" office:value-type="float" office:value="164.282021673575" calcext:value-type="float">
            <text:p>164.28</text:p>
          </table:table-cell>
          <table:table-cell table:style-name="ce7" table:formula="of:=PRODUCT([.K154];[.K166];[.K142])" office:value-type="float" office:value="164.487613556802" calcext:value-type="float">
            <text:p>164.49</text:p>
          </table:table-cell>
          <table:table-cell table:style-name="ce7" table:formula="of:=PRODUCT([.L154];[.L166];[.L142])" office:value-type="float" office:value="188.937201170317" calcext:value-type="float">
            <text:p>188.94</text:p>
          </table:table-cell>
          <table:table-cell table:style-name="ce7" table:formula="of:=PRODUCT([.M154];[.M166];[.M142])" office:value-type="float" office:value="187.346517105814" calcext:value-type="float">
            <text:p>187.35</text:p>
          </table:table-cell>
          <table:table-cell table:style-name="ce7" table:formula="of:=PRODUCT([.N154];[.N166];[.N142])" office:value-type="float" office:value="196.825330578231" calcext:value-type="float">
            <text:p>196.83</text:p>
          </table:table-cell>
          <table:table-cell table:style-name="ce7" table:formula="of:=PRODUCT([.O154];[.O166];[.O142])" office:value-type="float" office:value="172.382117653124" calcext:value-type="float">
            <text:p>172.38</text:p>
          </table:table-cell>
          <table:table-cell table:style-name="ce7" table:formula="of:=PRODUCT([.P154];[.P166];[.P142])" office:value-type="float" office:value="147.635274069544" calcext:value-type="float">
            <text:p>147.64</text:p>
          </table:table-cell>
          <table:table-cell table:style-name="ce7" table:formula="of:=PRODUCT([.Q154];[.Q166];[.Q142])" office:value-type="float" office:value="154.746481798829" calcext:value-type="float">
            <text:p>154.75</text:p>
          </table:table-cell>
          <table:table-cell table:style-name="ce7"/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table:formula="of:=PRODUCT([.B155];[.B167];[.B143])" office:value-type="float" office:value="95.1801692918345" calcext:value-type="float">
            <text:p>95.18</text:p>
          </table:table-cell>
          <table:table-cell table:style-name="ce7" table:formula="of:=PRODUCT([.C155];[.C167];[.C143])" office:value-type="float" office:value="112.787110562116" calcext:value-type="float">
            <text:p>112.79</text:p>
          </table:table-cell>
          <table:table-cell table:style-name="ce7" table:formula="of:=PRODUCT([.D155];[.D167];[.D143])" office:value-type="float" office:value="104.390330035844" calcext:value-type="float">
            <text:p>104.39</text:p>
          </table:table-cell>
          <table:table-cell table:style-name="ce7" table:formula="of:=PRODUCT([.E155];[.E167];[.E143])" office:value-type="float" office:value="141.320615947496" calcext:value-type="float">
            <text:p>141.32</text:p>
          </table:table-cell>
          <table:table-cell table:style-name="ce7" table:formula="of:=PRODUCT([.F155];[.F167];[.F143])" office:value-type="float" office:value="152.82921638878" calcext:value-type="float">
            <text:p>152.83</text:p>
          </table:table-cell>
          <table:table-cell table:style-name="ce7" table:formula="of:=PRODUCT([.G155];[.G167];[.G143])" office:value-type="float" office:value="123.820413677305" calcext:value-type="float">
            <text:p>123.82</text:p>
          </table:table-cell>
          <table:table-cell table:style-name="ce7" table:formula="of:=PRODUCT([.H155];[.H167];[.H143])" office:value-type="float" office:value="148.035805375635" calcext:value-type="float">
            <text:p>148.04</text:p>
          </table:table-cell>
          <table:table-cell table:style-name="ce7" table:formula="of:=PRODUCT([.I155];[.I167];[.I143])" office:value-type="float" office:value="193.717669944803" calcext:value-type="float">
            <text:p>193.72</text:p>
          </table:table-cell>
          <table:table-cell table:style-name="ce7" table:formula="of:=PRODUCT([.J155];[.J167];[.J143])" office:value-type="float" office:value="187.453950049269" calcext:value-type="float">
            <text:p>187.45</text:p>
          </table:table-cell>
          <table:table-cell table:style-name="ce7" table:formula="of:=PRODUCT([.K155];[.K167];[.K143])" office:value-type="float" office:value="184.739052922971" calcext:value-type="float">
            <text:p>184.74</text:p>
          </table:table-cell>
          <table:table-cell table:style-name="ce7" table:formula="of:=PRODUCT([.L155];[.L167];[.L143])" office:value-type="float" office:value="214.024256825357" calcext:value-type="float">
            <text:p>214.02</text:p>
          </table:table-cell>
          <table:table-cell table:style-name="ce7" table:formula="of:=PRODUCT([.M155];[.M167];[.M143])" office:value-type="float" office:value="213.865347396966" calcext:value-type="float">
            <text:p>213.87</text:p>
          </table:table-cell>
          <table:table-cell table:style-name="ce7" table:formula="of:=PRODUCT([.N155];[.N167];[.N143])" office:value-type="float" office:value="221.301564491728" calcext:value-type="float">
            <text:p>221.30</text:p>
          </table:table-cell>
          <table:table-cell table:style-name="ce7" table:formula="of:=PRODUCT([.O155];[.O167];[.O143])" office:value-type="float" office:value="193.976316871369" calcext:value-type="float">
            <text:p>193.98</text:p>
          </table:table-cell>
          <table:table-cell table:style-name="ce7" table:formula="of:=PRODUCT([.P155];[.P167];[.P143])" office:value-type="float" office:value="172.604721697193" calcext:value-type="float">
            <text:p>172.60</text:p>
          </table:table-cell>
          <table:table-cell table:style-name="ce7" table:formula="of:=PRODUCT([.Q155];[.Q167];[.Q143])" office:value-type="float" office:value="180.727969061173" calcext:value-type="float">
            <text:p>180.73</text:p>
          </table:table-cell>
          <table:table-cell table:style-name="ce7"/>
          <table:table-cell table:number-columns-repeated="100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0" table:formula="of:=PRODUCT([.B156];[.B168];[.B144])" office:value-type="float" office:value="108.178692537294" calcext:value-type="float">
            <text:p>108.18</text:p>
          </table:table-cell>
          <table:table-cell table:style-name="ce10" table:formula="of:=PRODUCT([.C156];[.C168];[.C144])" office:value-type="float" office:value="127.086233470233" calcext:value-type="float">
            <text:p>127.09</text:p>
          </table:table-cell>
          <table:table-cell table:style-name="ce10" table:formula="of:=PRODUCT([.D156];[.D168];[.D144])" office:value-type="float" office:value="117.084573807094" calcext:value-type="float">
            <text:p>117.08</text:p>
          </table:table-cell>
          <table:table-cell table:style-name="ce10" table:formula="of:=PRODUCT([.E156];[.E168];[.E144])" office:value-type="float" office:value="161.629942119674" calcext:value-type="float">
            <text:p>161.63</text:p>
          </table:table-cell>
          <table:table-cell table:style-name="ce10" table:formula="of:=PRODUCT([.F156];[.F168];[.F144])" office:value-type="float" office:value="172.565417833535" calcext:value-type="float">
            <text:p>172.57</text:p>
          </table:table-cell>
          <table:table-cell table:style-name="ce10" table:formula="of:=PRODUCT([.G156];[.G168];[.G144])" office:value-type="float" office:value="139.242022508668" calcext:value-type="float">
            <text:p>139.24</text:p>
          </table:table-cell>
          <table:table-cell table:style-name="ce10" table:formula="of:=PRODUCT([.H156];[.H168];[.H144])" office:value-type="float" office:value="168.592356497639" calcext:value-type="float">
            <text:p>168.59</text:p>
          </table:table-cell>
          <table:table-cell table:style-name="ce10" table:formula="of:=PRODUCT([.I156];[.I168];[.I144])" office:value-type="float" office:value="222.286301360742" calcext:value-type="float">
            <text:p>222.29</text:p>
          </table:table-cell>
          <table:table-cell table:style-name="ce10" table:formula="of:=PRODUCT([.J156];[.J168];[.J144])" office:value-type="float" office:value="212.066826966276" calcext:value-type="float">
            <text:p>212.07</text:p>
          </table:table-cell>
          <table:table-cell table:style-name="ce10" table:formula="of:=PRODUCT([.K156];[.K168];[.K144])" office:value-type="float" office:value="205.992709211961" calcext:value-type="float">
            <text:p>205.99</text:p>
          </table:table-cell>
          <table:table-cell table:style-name="ce10" table:formula="of:=PRODUCT([.L156];[.L168];[.L144])" office:value-type="float" office:value="240.666279284834" calcext:value-type="float">
            <text:p>240.67</text:p>
          </table:table-cell>
          <table:table-cell table:style-name="ce10" table:formula="of:=PRODUCT([.M156];[.M168];[.M144])" office:value-type="float" office:value="242.323440176504" calcext:value-type="float">
            <text:p>242.32</text:p>
          </table:table-cell>
          <table:table-cell table:style-name="ce10" table:formula="of:=PRODUCT([.N156];[.N168];[.N144])" office:value-type="float" office:value="247.016258817842" calcext:value-type="float">
            <text:p>247.02</text:p>
          </table:table-cell>
          <table:table-cell table:style-name="ce10" table:formula="of:=PRODUCT([.O156];[.O168];[.O144])" office:value-type="float" office:value="216.921497476764" calcext:value-type="float">
            <text:p>216.92</text:p>
          </table:table-cell>
          <table:table-cell table:style-name="ce10" table:formula="of:=PRODUCT([.P156];[.P168];[.P144])" office:value-type="float" office:value="199.065441067038" calcext:value-type="float">
            <text:p>199.07</text:p>
          </table:table-cell>
          <table:table-cell table:style-name="ce10" table:formula="of:=PRODUCT([.Q156];[.Q168];[.Q144])" office:value-type="float" office:value="208.451861349452" calcext:value-type="float">
            <text:p>208.45</text:p>
          </table:table-cell>
          <table:table-cell table:style-name="ce10"/>
          <table:table-cell table:style-name="ce1" table:number-columns-repeated="1003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damage rate</text:p>
          </table:table-cell>
          <table:table-cell table:formula="of:=IF(ISBLANK([.B2]);[.B1];CONCATENATE([.B1];&quot;-&quot;;[.B2]))" office:value-type="string" office:string-value="staff" calcext:value-type="string">
            <text:p>staff</text:p>
          </table:table-cell>
          <table:table-cell table:formula="of:=IF(ISBLANK([.C2]);[.C1];CONCATENATE([.C1];&quot;-&quot;;[.C2]))" office:value-type="string" office:string-value="sword" calcext:value-type="string">
            <text:p>sword</text:p>
          </table:table-cell>
          <table:table-cell table:formula="of:=IF(ISBLANK([.D2]);[.D1];CONCATENATE([.D1];&quot;-&quot;;[.D2]))" office:value-type="string" office:string-value="dagger" calcext:value-type="string">
            <text:p>dagger</text:p>
          </table:table-cell>
          <table:table-cell table:formula="of:=IF(ISBLANK([.E2]);[.E1];CONCATENATE([.E1];&quot;-&quot;;[.E2]))" office:value-type="string" office:string-value="axe" calcext:value-type="string">
            <text:p>axe</text:p>
          </table:table-cell>
          <table:table-cell table:formula="of:=IF(ISBLANK([.F2]);[.F1];CONCATENATE([.F1];&quot;-&quot;;[.F2]))" office:value-type="string" office:string-value="spear" calcext:value-type="string">
            <text:p>spear</text:p>
          </table:table-cell>
          <table:table-cell table:formula="of:=IF(ISBLANK([.G2]);[.G1];CONCATENATE([.G1];&quot;-&quot;;[.G2]))" office:value-type="string" office:string-value="mace" calcext:value-type="string">
            <text:p>mace</text:p>
          </table:table-cell>
          <table:table-cell table:style-name="Default" table:formula="of:=IF(ISBLANK([.H2]);[.H1];CONCATENATE([.H1];&quot;-&quot;;[.H2]))" office:value-type="string" office:string-value="sword2h" calcext:value-type="string">
            <text:p>sword2h</text:p>
          </table:table-cell>
          <table:table-cell table:style-name="Default" table:formula="of:=IF(ISBLANK([.I2]);[.I1];CONCATENATE([.I1];&quot;-&quot;;[.I2]))" office:value-type="string" office:string-value="axe2h" calcext:value-type="string">
            <text:p>axe2h</text:p>
          </table:table-cell>
          <table:table-cell table:style-name="Default" table:formula="of:=IF(ISBLANK([.J2]);[.J1];CONCATENATE([.J1];&quot;-&quot;;[.J2]))" office:value-type="string" office:string-value="spear2h" calcext:value-type="string">
            <text:p>spear2h</text:p>
          </table:table-cell>
          <table:table-cell table:style-name="Default" table:formula="of:=IF(ISBLANK([.K2]);[.K1];CONCATENATE([.K1];&quot;-&quot;;[.K2]))" office:value-type="string" office:string-value="dagger-dagger" calcext:value-type="string">
            <text:p>dagger-dagger</text:p>
          </table:table-cell>
          <table:table-cell table:style-name="Default" table:formula="of:=IF(ISBLANK([.L2]);[.L1];CONCATENATE([.L1];&quot;-&quot;;[.L2]))" office:value-type="string" office:string-value="sword-sword" calcext:value-type="string">
            <text:p>sword-sword</text:p>
          </table:table-cell>
          <table:table-cell table:style-name="Default" table:formula="of:=IF(ISBLANK([.M2]);[.M1];CONCATENATE([.M1];&quot;-&quot;;[.M2]))" office:value-type="string" office:string-value="axe-sword" calcext:value-type="string">
            <text:p>axe-sword</text:p>
          </table:table-cell>
          <table:table-cell table:style-name="Default" table:formula="of:=IF(ISBLANK([.N2]);[.N1];CONCATENATE([.N1];&quot;-&quot;;[.N2]))" office:value-type="string" office:string-value="spear-sword" calcext:value-type="string">
            <text:p>spear-sword</text:p>
          </table:table-cell>
          <table:table-cell table:style-name="Default" table:formula="of:=IF(ISBLANK([.O2]);[.O1];CONCATENATE([.O1];&quot;-&quot;;[.O2]))" office:value-type="string" office:string-value="mace-sword" calcext:value-type="string">
            <text:p>mace-sword</text:p>
          </table:table-cell>
          <table:table-cell table:style-name="Default" table:formula="of:=IF(ISBLANK([.P2]);[.P1];CONCATENATE([.P1];&quot;-&quot;;[.P2]))" office:value-type="string" office:string-value="unarm" calcext:value-type="string">
            <text:p>unarm</text:p>
          </table:table-cell>
          <table:table-cell table:style-name="Default" table:formula="of:=IF(ISBLANK([.Q2]);[.Q1];CONCATENATE([.Q1];&quot;-&quot;;[.Q2]))" office:value-type="string" office:string-value="staff-unarm" calcext:value-type="string">
            <text:p>staff-unarm</text:p>
          </table:table-cell>
          <table:table-cell office:value-type="string" calcext:value-type="string">
            <text:p>Lightning Bolt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table:formula="of:=[.B171]/[.$R183]" office:value-type="float" office:value="1.79527790651945" calcext:value-type="float">
            <text:p>1.80</text:p>
          </table:table-cell>
          <table:table-cell table:style-name="ce7" table:formula="of:=[.C171]/[.$R183]" office:value-type="float" office:value="2.45993393814821" calcext:value-type="float">
            <text:p>2.46</text:p>
          </table:table-cell>
          <table:table-cell table:style-name="ce7" table:formula="of:=[.D171]/[.$R183]" office:value-type="float" office:value="2.22424700273911" calcext:value-type="float">
            <text:p>2.22</text:p>
          </table:table-cell>
          <table:table-cell table:style-name="ce7" table:formula="of:=[.E171]/[.$R183]" office:value-type="float" office:value="2.37292264431176" calcext:value-type="float">
            <text:p>2.37</text:p>
          </table:table-cell>
          <table:table-cell table:style-name="ce7" table:formula="of:=[.F171]/[.$R183]" office:value-type="float" office:value="2.91923415527554" calcext:value-type="float">
            <text:p>2.92</text:p>
          </table:table-cell>
          <table:table-cell table:style-name="ce7" table:formula="of:=[.G171]/[.$R183]" office:value-type="float" office:value="2.54163017762112" calcext:value-type="float">
            <text:p>2.54</text:p>
          </table:table-cell>
          <table:table-cell table:style-name="ce7" table:formula="of:=[.H171]/[.$R183]" office:value-type="float" office:value="2.69296404023034" calcext:value-type="float">
            <text:p>2.69</text:p>
          </table:table-cell>
          <table:table-cell table:style-name="ce7" table:formula="of:=[.I171]/[.$R183]" office:value-type="float" office:value="3.02661727011329" calcext:value-type="float">
            <text:p>3.03</text:p>
          </table:table-cell>
          <table:table-cell table:style-name="ce7" table:formula="of:=[.J171]/[.$R183]" office:value-type="float" office:value="3.40864510299688" calcext:value-type="float">
            <text:p>3.41</text:p>
          </table:table-cell>
          <table:table-cell table:style-name="ce7" table:formula="of:=[.K171]/[.$R183]" office:value-type="float" office:value="4.27755684411452" calcext:value-type="float">
            <text:p>4.28</text:p>
          </table:table-cell>
          <table:table-cell table:style-name="ce7" table:formula="of:=[.L171]/[.$R183]" office:value-type="float" office:value="4.70618039887907" calcext:value-type="float">
            <text:p>4.71</text:p>
          </table:table-cell>
          <table:table-cell table:style-name="ce7" table:formula="of:=[.M171]/[.$R183]" office:value-type="float" office:value="4.34753840136983" calcext:value-type="float">
            <text:p>4.35</text:p>
          </table:table-cell>
          <table:table-cell table:style-name="ce7" table:formula="of:=[.N171]/[.$R183]" office:value-type="float" office:value="5.14079123556226" calcext:value-type="float">
            <text:p>5.14</text:p>
          </table:table-cell>
          <table:table-cell table:style-name="ce7" table:formula="of:=[.O171]/[.$R183]" office:value-type="float" office:value="4.68390109941209" calcext:value-type="float">
            <text:p>4.68</text:p>
          </table:table-cell>
          <table:table-cell table:style-name="ce7" table:formula="of:=[.P171]/[.$R183]" office:value-type="float" office:value="1.6307391788702" calcext:value-type="float">
            <text:p>1.63</text:p>
          </table:table-cell>
          <table:table-cell table:style-name="ce7" table:formula="of:=[.Q171]/[.$R183]" office:value-type="float" office:value="2.16626260219485" calcext:value-type="float">
            <text:p>2.17</text:p>
          </table:table-cell>
          <table:table-cell table:style-name="ce7" table:formula="of:=8+[.A183]*(1+8)/2" office:value-type="float" office:value="12.5" calcext:value-type="float">
            <text:p>12.50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table:formula="of:=[.B172]/[.$R184]" office:value-type="float" office:value="1.68752414821689" calcext:value-type="float">
            <text:p>1.69</text:p>
          </table:table-cell>
          <table:table-cell table:style-name="ce7" table:formula="of:=[.C172]/[.$R184]" office:value-type="float" office:value="2.23743579949702" calcext:value-type="float">
            <text:p>2.24</text:p>
          </table:table-cell>
          <table:table-cell table:style-name="ce7" table:formula="of:=[.D172]/[.$R184]" office:value-type="float" office:value="2.06322542291535" calcext:value-type="float">
            <text:p>2.06</text:p>
          </table:table-cell>
          <table:table-cell table:style-name="ce7" table:formula="of:=[.E172]/[.$R184]" office:value-type="float" office:value="2.29406332217422" calcext:value-type="float">
            <text:p>2.29</text:p>
          </table:table-cell>
          <table:table-cell table:style-name="ce7" table:formula="of:=[.F172]/[.$R184]" office:value-type="float" office:value="2.75388009022709" calcext:value-type="float">
            <text:p>2.75</text:p>
          </table:table-cell>
          <table:table-cell table:style-name="ce7" table:formula="of:=[.G172]/[.$R184]" office:value-type="float" office:value="2.37577305048449" calcext:value-type="float">
            <text:p>2.38</text:p>
          </table:table-cell>
          <table:table-cell table:style-name="ce7" table:formula="of:=[.H172]/[.$R184]" office:value-type="float" office:value="2.5535352528426" calcext:value-type="float">
            <text:p>2.55</text:p>
          </table:table-cell>
          <table:table-cell table:style-name="ce7" table:formula="of:=[.I172]/[.$R184]" office:value-type="float" office:value="2.98413797850213" calcext:value-type="float">
            <text:p>2.98</text:p>
          </table:table-cell>
          <table:table-cell table:style-name="ce7" table:formula="of:=[.J172]/[.$R184]" office:value-type="float" office:value="3.27694378033433" calcext:value-type="float">
            <text:p>3.28</text:p>
          </table:table-cell>
          <table:table-cell table:style-name="ce7" table:formula="of:=[.K172]/[.$R184]" office:value-type="float" office:value="3.87427052874613" calcext:value-type="float">
            <text:p>3.87</text:p>
          </table:table-cell>
          <table:table-cell table:style-name="ce7" table:formula="of:=[.L172]/[.$R184]" office:value-type="float" office:value="4.26229346841331" calcext:value-type="float">
            <text:p>4.26</text:p>
          </table:table-cell>
          <table:table-cell table:style-name="ce7" table:formula="of:=[.M172]/[.$R184]" office:value-type="float" office:value="3.9956903119318" calcext:value-type="float">
            <text:p>4.00</text:p>
          </table:table-cell>
          <table:table-cell table:style-name="ce7" table:formula="of:=[.N172]/[.$R184]" office:value-type="float" office:value="4.63062260566766" calcext:value-type="float">
            <text:p>4.63</text:p>
          </table:table-cell>
          <table:table-cell table:style-name="ce7" table:formula="of:=[.O172]/[.$R184]" office:value-type="float" office:value="4.17096246485709" calcext:value-type="float">
            <text:p>4.17</text:p>
          </table:table-cell>
          <table:table-cell table:style-name="ce7" table:formula="of:=[.P172]/[.$R184]" office:value-type="float" office:value="1.94988555509777" calcext:value-type="float">
            <text:p>1.95</text:p>
          </table:table-cell>
          <table:table-cell table:style-name="ce7" table:formula="of:=[.Q172]/[.$R184]" office:value-type="float" office:value="2.30693236696681" calcext:value-type="float">
            <text:p>2.31</text:p>
          </table:table-cell>
          <table:table-cell table:style-name="ce7" table:formula="of:=8+[.A184]*(1+8)/2" office:value-type="float" office:value="17" calcext:value-type="float">
            <text:p>17.00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table:formula="of:=[.B173]/[.$R185]" office:value-type="float" office:value="1.66065838573143" calcext:value-type="float">
            <text:p>1.66</text:p>
          </table:table-cell>
          <table:table-cell table:style-name="ce7" table:formula="of:=[.C173]/[.$R185]" office:value-type="float" office:value="2.14561545036769" calcext:value-type="float">
            <text:p>2.15</text:p>
          </table:table-cell>
          <table:table-cell table:style-name="ce7" table:formula="of:=[.D173]/[.$R185]" office:value-type="float" office:value="1.99887480837966" calcext:value-type="float">
            <text:p>2.00</text:p>
          </table:table-cell>
          <table:table-cell table:style-name="ce7" table:formula="of:=[.E173]/[.$R185]" office:value-type="float" office:value="2.30614011197404" calcext:value-type="float">
            <text:p>2.31</text:p>
          </table:table-cell>
          <table:table-cell table:style-name="ce7" table:formula="of:=[.F173]/[.$R185]" office:value-type="float" office:value="2.71437340041228" calcext:value-type="float">
            <text:p>2.71</text:p>
          </table:table-cell>
          <table:table-cell table:style-name="ce7" table:formula="of:=[.G173]/[.$R185]" office:value-type="float" office:value="2.31601654162436" calcext:value-type="float">
            <text:p>2.32</text:p>
          </table:table-cell>
          <table:table-cell table:style-name="ce7" table:formula="of:=[.H173]/[.$R185]" office:value-type="float" office:value="2.52947810294018" calcext:value-type="float">
            <text:p>2.53</text:p>
          </table:table-cell>
          <table:table-cell table:style-name="ce7" table:formula="of:=[.I173]/[.$R185]" office:value-type="float" office:value="3.04186123950138" calcext:value-type="float">
            <text:p>3.04</text:p>
          </table:table-cell>
          <table:table-cell table:style-name="ce7" table:formula="of:=[.J173]/[.$R185]" office:value-type="float" office:value="3.26537603955177" calcext:value-type="float">
            <text:p>3.27</text:p>
          </table:table-cell>
          <table:table-cell table:style-name="ce7" table:formula="of:=[.K173]/[.$R185]" office:value-type="float" office:value="3.69481682199109" calcext:value-type="float">
            <text:p>3.69</text:p>
          </table:table-cell>
          <table:table-cell table:style-name="ce7" table:formula="of:=[.L173]/[.$R185]" office:value-type="float" office:value="4.0809339168849" calcext:value-type="float">
            <text:p>4.08</text:p>
          </table:table-cell>
          <table:table-cell table:style-name="ce7" table:formula="of:=[.M173]/[.$R185]" office:value-type="float" office:value="3.87194082707189" calcext:value-type="float">
            <text:p>3.87</text:p>
          </table:table-cell>
          <table:table-cell table:style-name="ce7" table:formula="of:=[.N173]/[.$R185]" office:value-type="float" office:value="4.40639237528025" calcext:value-type="float">
            <text:p>4.41</text:p>
          </table:table-cell>
          <table:table-cell table:style-name="ce7" table:formula="of:=[.O173]/[.$R185]" office:value-type="float" office:value="3.9317323915094" calcext:value-type="float">
            <text:p>3.93</text:p>
          </table:table-cell>
          <table:table-cell table:style-name="ce7" table:formula="of:=[.P173]/[.$R185]" office:value-type="float" office:value="2.22092527866169" calcext:value-type="float">
            <text:p>2.22</text:p>
          </table:table-cell>
          <table:table-cell table:style-name="ce7" table:formula="of:=[.Q173]/[.$R185]" office:value-type="float" office:value="2.48415829444415" calcext:value-type="float">
            <text:p>2.48</text:p>
          </table:table-cell>
          <table:table-cell table:style-name="ce7" table:formula="of:=8+[.A185]*(1+8)/2" office:value-type="float" office:value="21.5" calcext:value-type="float">
            <text:p>21.50</text:p>
          </table:table-cell>
          <table:table-cell table:number-columns-repeated="100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7" table:formula="of:=[.B174]/[.$R186]" office:value-type="float" office:value="1.67355242240964" calcext:value-type="float">
            <text:p>1.67</text:p>
          </table:table-cell>
          <table:table-cell table:style-name="ce7" table:formula="of:=[.C174]/[.$R186]" office:value-type="float" office:value="2.11743949766294" calcext:value-type="float">
            <text:p>2.12</text:p>
          </table:table-cell>
          <table:table-cell table:style-name="ce7" table:formula="of:=[.D174]/[.$R186]" office:value-type="float" office:value="1.9815657314744" calcext:value-type="float">
            <text:p>1.98</text:p>
          </table:table-cell>
          <table:table-cell table:style-name="ce7" table:formula="of:=[.E174]/[.$R186]" office:value-type="float" office:value="2.36344769009089" calcext:value-type="float">
            <text:p>2.36</text:p>
          </table:table-cell>
          <table:table-cell table:style-name="ce7" table:formula="of:=[.F174]/[.$R186]" office:value-type="float" office:value="2.73556614904268" calcext:value-type="float">
            <text:p>2.74</text:p>
          </table:table-cell>
          <table:table-cell table:style-name="ce7" table:formula="of:=[.G174]/[.$R186]" office:value-type="float" office:value="2.30802168339073" calcext:value-type="float">
            <text:p>2.31</text:p>
          </table:table-cell>
          <table:table-cell table:style-name="ce7" table:formula="of:=[.H174]/[.$R186]" office:value-type="float" office:value="2.56238177469219" calcext:value-type="float">
            <text:p>2.56</text:p>
          </table:table-cell>
          <table:table-cell table:style-name="ce7" table:formula="of:=[.I174]/[.$R186]" office:value-type="float" office:value="3.14998535092882" calcext:value-type="float">
            <text:p>3.15</text:p>
          </table:table-cell>
          <table:table-cell table:style-name="ce7" table:formula="of:=[.J174]/[.$R186]" office:value-type="float" office:value="3.31250648648577" calcext:value-type="float">
            <text:p>3.31</text:p>
          </table:table-cell>
          <table:table-cell table:style-name="ce7" table:formula="of:=[.K174]/[.$R186]" office:value-type="float" office:value="3.62261310388117" calcext:value-type="float">
            <text:p>3.62</text:p>
          </table:table-cell>
          <table:table-cell table:style-name="ce7" table:formula="of:=[.L174]/[.$R186]" office:value-type="float" office:value="4.02625606719149" calcext:value-type="float">
            <text:p>4.03</text:p>
          </table:table-cell>
          <table:table-cell table:style-name="ce7" table:formula="of:=[.M174]/[.$R186]" office:value-type="float" office:value="3.85968775643184" calcext:value-type="float">
            <text:p>3.86</text:p>
          </table:table-cell>
          <table:table-cell table:style-name="ce7" table:formula="of:=[.N174]/[.$R186]" office:value-type="float" office:value="4.3184985976082" calcext:value-type="float">
            <text:p>4.32</text:p>
          </table:table-cell>
          <table:table-cell table:style-name="ce7" table:formula="of:=[.O174]/[.$R186]" office:value-type="float" office:value="3.82503063998023" calcext:value-type="float">
            <text:p>3.83</text:p>
          </table:table-cell>
          <table:table-cell table:style-name="ce7" table:formula="of:=[.P174]/[.$R186]" office:value-type="float" office:value="2.46890478183938" calcext:value-type="float">
            <text:p>2.47</text:p>
          </table:table-cell>
          <table:table-cell table:style-name="ce7" table:formula="of:=[.Q174]/[.$R186]" office:value-type="float" office:value="2.67954412762047" calcext:value-type="float">
            <text:p>2.68</text:p>
          </table:table-cell>
          <table:table-cell table:style-name="ce8" table:formula="of:=8+[.A186]*(1+8)/2" office:value-type="float" office:value="26" calcext:value-type="float">
            <text:p>26.00</text:p>
          </table:table-cell>
          <table:table-cell table:style-name="ce4"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table:formula="of:=[.B175]/[.$R187]" office:value-type="float" office:value="1.70932992275122" calcext:value-type="float">
            <text:p>1.71</text:p>
          </table:table-cell>
          <table:table-cell table:style-name="ce7" table:formula="of:=[.C175]/[.$R187]" office:value-type="float" office:value="2.12541234927097" calcext:value-type="float">
            <text:p>2.13</text:p>
          </table:table-cell>
          <table:table-cell table:style-name="ce7" table:formula="of:=[.D175]/[.$R187]" office:value-type="float" office:value="1.99094554798743" calcext:value-type="float">
            <text:p>1.99</text:p>
          </table:table-cell>
          <table:table-cell table:style-name="ce7" table:formula="of:=[.E175]/[.$R187]" office:value-type="float" office:value="2.44720305640638" calcext:value-type="float">
            <text:p>2.45</text:p>
          </table:table-cell>
          <table:table-cell table:style-name="ce7" table:formula="of:=[.F175]/[.$R187]" office:value-type="float" office:value="2.79041666277607" calcext:value-type="float">
            <text:p>2.79</text:p>
          </table:table-cell>
          <table:table-cell table:style-name="ce7" table:formula="of:=[.G175]/[.$R187]" office:value-type="float" office:value="2.32948940422966" calcext:value-type="float">
            <text:p>2.33</text:p>
          </table:table-cell>
          <table:table-cell table:style-name="ce7" table:formula="of:=[.H175]/[.$R187]" office:value-type="float" office:value="2.62826083935434" calcext:value-type="float">
            <text:p>2.63</text:p>
          </table:table-cell>
          <table:table-cell table:style-name="ce7" table:formula="of:=[.I175]/[.$R187]" office:value-type="float" office:value="3.28802973495064" calcext:value-type="float">
            <text:p>3.29</text:p>
          </table:table-cell>
          <table:table-cell table:style-name="ce7" table:formula="of:=[.J175]/[.$R187]" office:value-type="float" office:value="3.39293187163385" calcext:value-type="float">
            <text:p>3.39</text:p>
          </table:table-cell>
          <table:table-cell table:style-name="ce7" table:formula="of:=[.K175]/[.$R187]" office:value-type="float" office:value="3.60962322508307" calcext:value-type="float">
            <text:p>3.61</text:p>
          </table:table-cell>
          <table:table-cell table:style-name="ce7" table:formula="of:=[.L175]/[.$R187]" office:value-type="float" office:value="4.04219579484259" calcext:value-type="float">
            <text:p>4.04</text:p>
          </table:table-cell>
          <table:table-cell table:style-name="ce7" table:formula="of:=[.M175]/[.$R187]" office:value-type="float" office:value="3.91092249505805" calcext:value-type="float">
            <text:p>3.91</text:p>
          </table:table-cell>
          <table:table-cell table:style-name="ce7" table:formula="of:=[.N175]/[.$R187]" office:value-type="float" office:value="4.30526720263702" calcext:value-type="float">
            <text:p>4.31</text:p>
          </table:table-cell>
          <table:table-cell table:style-name="ce7" table:formula="of:=[.O175]/[.$R187]" office:value-type="float" office:value="3.79284457952208" calcext:value-type="float">
            <text:p>3.79</text:p>
          </table:table-cell>
          <table:table-cell table:style-name="ce7" table:formula="of:=[.P175]/[.$R187]" office:value-type="float" office:value="2.70330392360047" calcext:value-type="float">
            <text:p>2.70</text:p>
          </table:table-cell>
          <table:table-cell table:style-name="ce7" table:formula="of:=[.Q175]/[.$R187]" office:value-type="float" office:value="2.88454987232358" calcext:value-type="float">
            <text:p>2.88</text:p>
          </table:table-cell>
          <table:table-cell table:style-name="ce7" table:formula="of:=8+[.A187]*(1+8)/2" office:value-type="float" office:value="30.5" calcext:value-type="float">
            <text:p>30.50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table:formula="of:=[.B176]/[.$R188]" office:value-type="float" office:value="1.75977497057307" calcext:value-type="float">
            <text:p>1.76</text:p>
          </table:table-cell>
          <table:table-cell table:style-name="ce7" table:formula="of:=[.C176]/[.$R188]" office:value-type="float" office:value="2.15615831671412" calcext:value-type="float">
            <text:p>2.16</text:p>
          </table:table-cell>
          <table:table-cell table:style-name="ce7" table:formula="of:=[.D176]/[.$R188]" office:value-type="float" office:value="2.01711715117106" calcext:value-type="float">
            <text:p>2.02</text:p>
          </table:table-cell>
          <table:table-cell table:style-name="ce7" table:formula="of:=[.E176]/[.$R188]" office:value-type="float" office:value="2.54823640771617" calcext:value-type="float">
            <text:p>2.55</text:p>
          </table:table-cell>
          <table:table-cell table:style-name="ce7" table:formula="of:=[.F176]/[.$R188]" office:value-type="float" office:value="2.86553557227014" calcext:value-type="float">
            <text:p>2.87</text:p>
          </table:table-cell>
          <table:table-cell table:style-name="ce7" table:formula="of:=[.G176]/[.$R188]" office:value-type="float" office:value="2.36956273427691" calcext:value-type="float">
            <text:p>2.37</text:p>
          </table:table-cell>
          <table:table-cell table:style-name="ce7" table:formula="of:=[.H176]/[.$R188]" office:value-type="float" office:value="2.71542262915078" calcext:value-type="float">
            <text:p>2.72</text:p>
          </table:table-cell>
          <table:table-cell table:style-name="ce7" table:formula="of:=[.I176]/[.$R188]" office:value-type="float" office:value="3.44598260087288" calcext:value-type="float">
            <text:p>3.45</text:p>
          </table:table-cell>
          <table:table-cell table:style-name="ce7" table:formula="of:=[.J176]/[.$R188]" office:value-type="float" office:value="3.49412803475549" calcext:value-type="float">
            <text:p>3.49</text:p>
          </table:table-cell>
          <table:table-cell table:style-name="ce7" table:formula="of:=[.K176]/[.$R188]" office:value-type="float" office:value="3.63233216768269" calcext:value-type="float">
            <text:p>3.63</text:p>
          </table:table-cell>
          <table:table-cell table:style-name="ce7" table:formula="of:=[.L176]/[.$R188]" office:value-type="float" office:value="4.10124007485461" calcext:value-type="float">
            <text:p>4.10</text:p>
          </table:table-cell>
          <table:table-cell table:style-name="ce7" table:formula="of:=[.M176]/[.$R188]" office:value-type="float" office:value="4.00213965818396" calcext:value-type="float">
            <text:p>4.00</text:p>
          </table:table-cell>
          <table:table-cell table:style-name="ce7" table:formula="of:=[.N176]/[.$R188]" office:value-type="float" office:value="4.33653887102674" calcext:value-type="float">
            <text:p>4.34</text:p>
          </table:table-cell>
          <table:table-cell table:style-name="ce7" table:formula="of:=[.O176]/[.$R188]" office:value-type="float" office:value="3.80687063197539" calcext:value-type="float">
            <text:p>3.81</text:p>
          </table:table-cell>
          <table:table-cell table:style-name="ce7" table:formula="of:=[.P176]/[.$R188]" office:value-type="float" office:value="2.92814922345595" calcext:value-type="float">
            <text:p>2.93</text:p>
          </table:table-cell>
          <table:table-cell table:style-name="ce7" table:formula="of:=[.Q176]/[.$R188]" office:value-type="float" office:value="3.09433586505844" calcext:value-type="float">
            <text:p>3.09</text:p>
          </table:table-cell>
          <table:table-cell table:style-name="ce7" table:formula="of:=8+[.A188]*(1+8)/2" office:value-type="float" office:value="35" calcext:value-type="float">
            <text:p>35.00</text:p>
          </table:table-cell>
          <table:table-cell table:number-columns-repeated="1003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7" table:formula="of:=[.B177]/[.$R189]" office:value-type="float" office:value="1.82039814949145" calcext:value-type="float">
            <text:p>1.82</text:p>
          </table:table-cell>
          <table:table-cell table:style-name="ce7" table:formula="of:=[.C177]/[.$R189]" office:value-type="float" office:value="2.20237806196188" calcext:value-type="float">
            <text:p>2.20</text:p>
          </table:table-cell>
          <table:table-cell table:style-name="ce7" table:formula="of:=[.D177]/[.$R189]" office:value-type="float" office:value="2.05468291755335" calcext:value-type="float">
            <text:p>2.05</text:p>
          </table:table-cell>
          <table:table-cell table:style-name="ce7" table:formula="of:=[.E177]/[.$R189]" office:value-type="float" office:value="2.6615138404895" calcext:value-type="float">
            <text:p>2.66</text:p>
          </table:table-cell>
          <table:table-cell table:style-name="ce7" table:formula="of:=[.F177]/[.$R189]" office:value-type="float" office:value="2.95345150005651" calcext:value-type="float">
            <text:p>2.95</text:p>
          </table:table-cell>
          <table:table-cell table:style-name="ce7" table:formula="of:=[.G177]/[.$R189]" office:value-type="float" office:value="2.42230864450714" calcext:value-type="float">
            <text:p>2.42</text:p>
          </table:table-cell>
          <table:table-cell table:style-name="ce7" table:formula="of:=[.H177]/[.$R189]" office:value-type="float" office:value="2.81746348421698" calcext:value-type="float">
            <text:p>2.82</text:p>
          </table:table-cell>
          <table:table-cell table:style-name="ce7" table:formula="of:=[.I177]/[.$R189]" office:value-type="float" office:value="3.61833539265734" calcext:value-type="float">
            <text:p>3.62</text:p>
          </table:table-cell>
          <table:table-cell table:style-name="ce7" table:formula="of:=[.J177]/[.$R189]" office:value-type="float" office:value="3.60912566382706" calcext:value-type="float">
            <text:p>3.61</text:p>
          </table:table-cell>
          <table:table-cell table:style-name="ce7" table:formula="of:=[.K177]/[.$R189]" office:value-type="float" office:value="3.67781520599135" calcext:value-type="float">
            <text:p>3.68</text:p>
          </table:table-cell>
          <table:table-cell table:style-name="ce7" table:formula="of:=[.L177]/[.$R189]" office:value-type="float" office:value="4.1882162582759" calcext:value-type="float">
            <text:p>4.19</text:p>
          </table:table-cell>
          <table:table-cell table:style-name="ce7" table:formula="of:=[.M177]/[.$R189]" office:value-type="float" office:value="4.1203866547522" calcext:value-type="float">
            <text:p>4.12</text:p>
          </table:table-cell>
          <table:table-cell table:style-name="ce7" table:formula="of:=[.N177]/[.$R189]" office:value-type="float" office:value="4.3958068921696" calcext:value-type="float">
            <text:p>4.40</text:p>
          </table:table-cell>
          <table:table-cell table:style-name="ce7" table:formula="of:=[.O177]/[.$R189]" office:value-type="float" office:value="3.85159830883759" calcext:value-type="float">
            <text:p>3.85</text:p>
          </table:table-cell>
          <table:table-cell table:style-name="ce7" table:formula="of:=[.P177]/[.$R189]" office:value-type="float" office:value="3.14523026079585" calcext:value-type="float">
            <text:p>3.15</text:p>
          </table:table-cell>
          <table:table-cell table:style-name="ce7" table:formula="of:=[.Q177]/[.$R189]" office:value-type="float" office:value="3.30582811820157" calcext:value-type="float">
            <text:p>3.31</text:p>
          </table:table-cell>
          <table:table-cell table:style-name="ce9" table:formula="of:=8+[.A189]*(1+8)/2" office:value-type="float" office:value="39.5" calcext:value-type="float">
            <text:p>39.50</text:p>
          </table:table-cell>
          <table:table-cell table:style-name="ce5"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table:formula="of:=[.B178]/[.$R190]" office:value-type="float" office:value="1.88853033028776" calcext:value-type="float">
            <text:p>1.89</text:p>
          </table:table-cell>
          <table:table-cell table:style-name="ce7" table:formula="of:=[.C178]/[.$R190]" office:value-type="float" office:value="2.25974093769638" calcext:value-type="float">
            <text:p>2.26</text:p>
          </table:table-cell>
          <table:table-cell table:style-name="ce7" table:formula="of:=[.D178]/[.$R190]" office:value-type="float" office:value="2.10044353736296" calcext:value-type="float">
            <text:p>2.10</text:p>
          </table:table-cell>
          <table:table-cell table:style-name="ce7" table:formula="of:=[.E178]/[.$R190]" office:value-type="float" office:value="2.78402136879482" calcext:value-type="float">
            <text:p>2.78</text:p>
          </table:table-cell>
          <table:table-cell table:style-name="ce7" table:formula="of:=[.F178]/[.$R190]" office:value-type="float" office:value="3.04962392008171" calcext:value-type="float">
            <text:p>3.05</text:p>
          </table:table-cell>
          <table:table-cell table:style-name="ce7" table:formula="of:=[.G178]/[.$R190]" office:value-type="float" office:value="2.48419978064797" calcext:value-type="float">
            <text:p>2.48</text:p>
          </table:table-cell>
          <table:table-cell table:style-name="ce7" table:formula="of:=[.H178]/[.$R190]" office:value-type="float" office:value="2.93056297737944" calcext:value-type="float">
            <text:p>2.93</text:p>
          </table:table-cell>
          <table:table-cell table:style-name="ce7" table:formula="of:=[.I178]/[.$R190]" office:value-type="float" office:value="3.80177825799504" calcext:value-type="float">
            <text:p>3.80</text:p>
          </table:table-cell>
          <table:table-cell table:style-name="ce7" table:formula="of:=[.J178]/[.$R190]" office:value-type="float" office:value="3.73368231076308" calcext:value-type="float">
            <text:p>3.73</text:p>
          </table:table-cell>
          <table:table-cell table:style-name="ce7" table:formula="of:=[.K178]/[.$R190]" office:value-type="float" office:value="3.73835485356368" calcext:value-type="float">
            <text:p>3.74</text:p>
          </table:table-cell>
          <table:table-cell table:style-name="ce7" table:formula="of:=[.L178]/[.$R190]" office:value-type="float" office:value="4.2940272993254" calcext:value-type="float">
            <text:p>4.29</text:p>
          </table:table-cell>
          <table:table-cell table:style-name="ce7" table:formula="of:=[.M178]/[.$R190]" office:value-type="float" office:value="4.25787538876851" calcext:value-type="float">
            <text:p>4.26</text:p>
          </table:table-cell>
          <table:table-cell table:style-name="ce7" table:formula="of:=[.N178]/[.$R190]" office:value-type="float" office:value="4.47330296768707" calcext:value-type="float">
            <text:p>4.47</text:p>
          </table:table-cell>
          <table:table-cell table:style-name="ce7" table:formula="of:=[.O178]/[.$R190]" office:value-type="float" office:value="3.91777540120737" calcext:value-type="float">
            <text:p>3.92</text:p>
          </table:table-cell>
          <table:table-cell table:style-name="ce7" table:formula="of:=[.P178]/[.$R190]" office:value-type="float" office:value="3.35534713794418" calcext:value-type="float">
            <text:p>3.36</text:p>
          </table:table-cell>
          <table:table-cell table:style-name="ce7" table:formula="of:=[.Q178]/[.$R190]" office:value-type="float" office:value="3.51696549542793" calcext:value-type="float">
            <text:p>3.52</text:p>
          </table:table-cell>
          <table:table-cell table:style-name="ce7" table:formula="of:=8+[.A190]*(1+8)/2" office:value-type="float" office:value="44" calcext:value-type="float">
            <text:p>44.00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table:formula="of:=[.B179]/[.$R191]" office:value-type="float" office:value="1.96247771735741" calcext:value-type="float">
            <text:p>1.96</text:p>
          </table:table-cell>
          <table:table-cell table:style-name="ce7" table:formula="of:=[.C179]/[.$R191]" office:value-type="float" office:value="2.32550743427044" calcext:value-type="float">
            <text:p>2.33</text:p>
          </table:table-cell>
          <table:table-cell table:style-name="ce7" table:formula="of:=[.D179]/[.$R191]" office:value-type="float" office:value="2.15237793888338" calcext:value-type="float">
            <text:p>2.15</text:p>
          </table:table-cell>
          <table:table-cell table:style-name="ce7" table:formula="of:=[.E179]/[.$R191]" office:value-type="float" office:value="2.91382713293806" calcext:value-type="float">
            <text:p>2.91</text:p>
          </table:table-cell>
          <table:table-cell table:style-name="ce7" table:formula="of:=[.F179]/[.$R191]" office:value-type="float" office:value="3.15111786368619" calcext:value-type="float">
            <text:p>3.15</text:p>
          </table:table-cell>
          <table:table-cell table:style-name="ce7" table:formula="of:=[.G179]/[.$R191]" office:value-type="float" office:value="2.55299822015063" calcext:value-type="float">
            <text:p>2.55</text:p>
          </table:table-cell>
          <table:table-cell table:style-name="ce7" table:formula="of:=[.H179]/[.$R191]" office:value-type="float" office:value="3.05228464692031" calcext:value-type="float">
            <text:p>3.05</text:p>
          </table:table-cell>
          <table:table-cell table:style-name="ce7" table:formula="of:=[.I179]/[.$R191]" office:value-type="float" office:value="3.99417876174852" calcext:value-type="float">
            <text:p>3.99</text:p>
          </table:table-cell>
          <table:table-cell table:style-name="ce7" table:formula="of:=[.J179]/[.$R191]" office:value-type="float" office:value="3.86502989792307" calcext:value-type="float">
            <text:p>3.87</text:p>
          </table:table-cell>
          <table:table-cell table:style-name="ce7" table:formula="of:=[.K179]/[.$R191]" office:value-type="float" office:value="3.80905263758703" calcext:value-type="float">
            <text:p>3.81</text:p>
          </table:table-cell>
          <table:table-cell table:style-name="ce7" table:formula="of:=[.L179]/[.$R191]" office:value-type="float" office:value="4.41287127474962" calcext:value-type="float">
            <text:p>4.41</text:p>
          </table:table-cell>
          <table:table-cell table:style-name="ce7" table:formula="of:=[.M179]/[.$R191]" office:value-type="float" office:value="4.40959479169002" calcext:value-type="float">
            <text:p>4.41</text:p>
          </table:table-cell>
          <table:table-cell table:style-name="ce7" table:formula="of:=[.N179]/[.$R191]" office:value-type="float" office:value="4.56291885549954" calcext:value-type="float">
            <text:p>4.56</text:p>
          </table:table-cell>
          <table:table-cell table:style-name="ce7" table:formula="of:=[.O179]/[.$R191]" office:value-type="float" office:value="3.99951168806946" calcext:value-type="float">
            <text:p>4.00</text:p>
          </table:table-cell>
          <table:table-cell table:style-name="ce7" table:formula="of:=[.P179]/[.$R191]" office:value-type="float" office:value="3.55886024117923" calcext:value-type="float">
            <text:p>3.56</text:p>
          </table:table-cell>
          <table:table-cell table:style-name="ce7" table:formula="of:=[.Q179]/[.$R191]" office:value-type="float" office:value="3.72634987754996" calcext:value-type="float">
            <text:p>3.73</text:p>
          </table:table-cell>
          <table:table-cell table:style-name="ce7" table:formula="of:=8+[.A191]*(1+8)/2" office:value-type="float" office:value="48.5" calcext:value-type="float">
            <text:p>48.50</text:p>
          </table:table-cell>
          <table:table-cell table:number-columns-repeated="100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 table:formula="of:=[.B180]/[.$R192]" office:value-type="float" office:value="2.04110740636403" calcext:value-type="float">
            <text:p>2.04</text:p>
          </table:table-cell>
          <table:table-cell table:style-name="ce7" table:formula="of:=[.C180]/[.$R192]" office:value-type="float" office:value="2.3978534617025" calcext:value-type="float">
            <text:p>2.40</text:p>
          </table:table-cell>
          <table:table-cell table:style-name="ce7" table:formula="of:=[.D180]/[.$R192]" office:value-type="float" office:value="2.20914290202064" calcext:value-type="float">
            <text:p>2.21</text:p>
          </table:table-cell>
          <table:table-cell table:style-name="ce7" table:formula="of:=[.E180]/[.$R192]" office:value-type="float" office:value="3.04962154942782" calcext:value-type="float">
            <text:p>3.05</text:p>
          </table:table-cell>
          <table:table-cell table:style-name="ce7" table:formula="of:=[.F180]/[.$R192]" office:value-type="float" office:value="3.25595127987802" calcext:value-type="float">
            <text:p>3.26</text:p>
          </table:table-cell>
          <table:table-cell table:style-name="ce7" table:formula="of:=[.G180]/[.$R192]" office:value-type="float" office:value="2.62720797186167" calcext:value-type="float">
            <text:p>2.63</text:p>
          </table:table-cell>
          <table:table-cell table:style-name="ce7" table:formula="of:=[.H180]/[.$R192]" office:value-type="float" office:value="3.18098785844603" calcext:value-type="float">
            <text:p>3.18</text:p>
          </table:table-cell>
          <table:table-cell table:style-name="ce7" table:formula="of:=[.I180]/[.$R192]" office:value-type="float" office:value="4.19408115774985" calcext:value-type="float">
            <text:p>4.19</text:p>
          </table:table-cell>
          <table:table-cell table:style-name="ce7" table:formula="of:=[.J180]/[.$R192]" office:value-type="float" office:value="4.00126088615614" calcext:value-type="float">
            <text:p>4.00</text:p>
          </table:table-cell>
          <table:table-cell table:style-name="ce7" table:formula="of:=[.K180]/[.$R192]" office:value-type="float" office:value="3.88665489079172" calcext:value-type="float">
            <text:p>3.89</text:p>
          </table:table-cell>
          <table:table-cell table:style-name="ce7" table:formula="of:=[.L180]/[.$R192]" office:value-type="float" office:value="4.54087319405347" calcext:value-type="float">
            <text:p>4.54</text:p>
          </table:table-cell>
          <table:table-cell table:style-name="ce7" table:formula="of:=[.M180]/[.$R192]" office:value-type="float" office:value="4.57214038068875" calcext:value-type="float">
            <text:p>4.57</text:p>
          </table:table-cell>
          <table:table-cell table:style-name="ce7" table:formula="of:=[.N180]/[.$R192]" office:value-type="float" office:value="4.66068412863854" calcext:value-type="float">
            <text:p>4.66</text:p>
          </table:table-cell>
          <table:table-cell table:style-name="ce7" table:formula="of:=[.O180]/[.$R192]" office:value-type="float" office:value="4.09285844295781" calcext:value-type="float">
            <text:p>4.09</text:p>
          </table:table-cell>
          <table:table-cell table:style-name="ce7" table:formula="of:=[.P180]/[.$R192]" office:value-type="float" office:value="3.755951718246" calcext:value-type="float">
            <text:p>3.76</text:p>
          </table:table-cell>
          <table:table-cell table:style-name="ce7" table:formula="of:=[.Q180]/[.$R192]" office:value-type="float" office:value="3.93305398772552" calcext:value-type="float">
            <text:p>3.93</text:p>
          </table:table-cell>
          <table:table-cell table:style-name="ce10" table:formula="of:=8+[.A192]*(1+8)/2" office:value-type="float" office:value="53" calcext:value-type="float">
            <text:p>53.00</text:p>
          </table:table-cell>
          <table:table-cell table:style-name="ce1" table:number-columns-repeated="1003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monster AC</text:p>
          </table:table-cell>
          <table:table-cell table:style-name="ce6"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>
            <draw:frame draw:z-index="0" draw:style-name="gr1" draw:text-style-name="P1" svg:width="7.4343in" svg:height="4.1815in" svg:x="0.0004in" svg:y="0in">
              <draw:object draw:notify-on-update-of-ranges="'weapon progression (sum) AM M'.A183:'weapon progression (sum) AM M'.A192 'weapon progression (sum) AM M'.B182:'weapon progression (sum) AM M'.B182 'weapon progression (sum) AM M'.B183:'weapon progression (sum) AM M'.B192 'weapon progression (sum) AM M'.G182:'weapon progression (sum) AM M'.G182 'weapon progression (sum) AM M'.G183:'weapon progression (sum) AM M'.G192 'weapon progression (sum) AM M'.H182:'weapon progression (sum) AM M'.H182 'weapon progression (sum) AM M'.H183:'weapon progression (sum) AM M'.H192 'weapon progression (sum) AM M'.I182:'weapon progression (sum) AM M'.I182 'weapon progression (sum) AM M'.I183:'weapon progression (sum) AM M'.I192 'weapon progression (sum) AM M'.J182:'weapon progression (sum) AM M'.J182 'weapon progression (sum) AM M'.J183:'weapon progression (sum) AM M'.J192 'weapon progression (sum) AM M'.K182:'weapon progression (sum) AM M'.K182 'weapon progression (sum) AM M'.K183:'weapon progression (sum) AM M'.K192 'weapon progression (sum) AM M'.L182:'weapon progression (sum) AM M'.L182 'weapon progression (sum) AM M'.L183:'weapon progression (sum) AM M'.L192 'weapon progression (sum) AM M'.M182:'weapon progression (sum) AM M'.M182 'weapon progression (sum) AM M'.M183:'weapon progression (sum) AM M'.M192 'weapon progression (sum) AM M'.N182:'weapon progression (sum) AM M'.N182 'weapon progression (sum) AM M'.N183:'weapon progression (sum) AM M'.N192 'weapon progression (sum) AM M'.P182:'weapon progression (sum) AM M'.P182 'weapon progression (sum) AM M'.P183:'weapon progression (sum) AM M'.P192 'weapon progression (sum) AM M'.Q182:'weapon progression (sum) AM M'.Q182 'weapon progression (sum) AM M'.Q183:'weapon progression (sum) AM M'.Q19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0"/>
        </table:table-row>
        <table:table-row table:style-name="ro1" table:number-rows-repeated="1048380">
          <table:table-cell table:number-columns-repeated="1021"/>
        </table:table-row>
        <table:table-row table:style-name="ro1">
          <table:table-cell table:number-columns-repeated="1021"/>
        </table:table-row>
        <table:named-expressions>
          <table:named-expression table:name="solver_acr" table:base-cell-address="$'weapon parameters'.$A$1" table:expression="0"/>
          <table:named-range table:name="solver_adj" table:base-cell-address="$'weapon parameters'.$A$1" table:cell-range-address=".$Q$4:.$Q$5"/>
          <table:named-expression table:name="solver_asr" table:base-cell-address="$'weapon parameters'.$A$1" table:expression="0.5"/>
          <table:named-expression table:name="solver_ccoeff" table:base-cell-address="$'weapon parameters'.$A$1" table:expression="0.729"/>
          <table:named-expression table:name="solver_cog" table:base-cell-address="$'weapon parameters'.$A$1" table:expression="1.494"/>
          <table:named-expression table:name="solver_crpb" table:base-cell-address="$'weapon parameters'.$A$1" table:expression="0.9"/>
          <table:named-expression table:name="solver_eng" table:base-cell-address="$'weapon parameters'.$A$1" table:expression="3"/>
          <table:named-expression table:name="solver_enst" table:base-cell-address="$'weapon parameters'.$A$1" table:expression="1"/>
          <table:named-expression table:name="solver_gvr" table:base-cell-address="$'weapon parameters'.$A$1" table:expression="1"/>
          <table:named-expression table:name="solver_lcy" table:base-cell-address="$'weapon parameters'.$A$1" table:expression="2000"/>
          <table:named-expression table:name="solver_lo_eng" table:base-cell-address="$'weapon parameters'.$A$1" table:expression="&quot;com.sun.star.comp.Calc.NLPSolver.DEPSSolverImpl&quot;"/>
          <table:named-expression table:name="solver_mtpb" table:base-cell-address="$'weapon parameters'.$A$1" table:expression="0"/>
          <table:named-expression table:name="solver_num" table:base-cell-address="$'weapon parameters'.$A$1" table:expression="0"/>
          <table:named-range table:name="solver_opt" table:base-cell-address="$'weapon parameters'.$A$1" table:cell-range-address=".$Q$192"/>
          <table:named-expression table:name="solver_prng" table:base-cell-address="$'weapon parameters'.$A$1" table:expression="0"/>
          <table:named-expression table:name="solver_rsp" table:base-cell-address="$'weapon parameters'.$A$1" table:expression="0"/>
          <table:named-expression table:name="solver_slim" table:base-cell-address="$'weapon parameters'.$A$1" table:expression="70"/>
          <table:named-expression table:name="solver_smax" table:base-cell-address="$'weapon parameters'.$A$1" table:expression="0.5"/>
          <table:named-expression table:name="solver_smin" table:base-cell-address="$'weapon parameters'.$A$1" table:expression="0.5"/>
          <table:named-expression table:name="solver_soc" table:base-cell-address="$'weapon parameters'.$A$1" table:expression="1.494"/>
          <table:named-expression table:name="solver_ssz" table:base-cell-address="$'weapon parameters'.$A$1" table:expression="70"/>
          <table:named-expression table:name="solver_stol" table:base-cell-address="$'weapon parameters'.$A$1" table:expression="0.000001"/>
          <table:named-expression table:name="solver_typ" table:base-cell-address="$'weapon parameters'.$A$1" table:expression="1"/>
          <table:named-expression table:name="solver_vrt" table:base-cell-address="$'weapon parameters'.$A$1" table:expression="3"/>
        </table:named-expressions>
      </table:table>
      <table:table table:name="weapon progression (sum) AM G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3" table:default-cell-style-name="ce1"/>
        <table:table-column table:style-name="co2" table:number-columns-repeated="7" table:default-cell-style-name="ce4"/>
        <table:table-column table:style-name="co1" table:number-columns-repeated="1004" table:default-cell-style-name="Default"/>
        <table:table-row table:style-name="ro1">
          <table:table-cell/>
          <table:table-cell office:value-type="string" calcext:value-type="string">
            <text:p>staff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sword2h</text:p>
          </table:table-cell>
          <table:table-cell office:value-type="string" calcext:value-type="string">
            <text:p>axe2h</text:p>
          </table:table-cell>
          <table:table-cell office:value-type="string" calcext:value-type="string">
            <text:p>spear2h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mace</text:p>
          </table:table-cell>
          <table:table-cell table:style-name="ce12" office:value-type="string" calcext:value-type="string">
            <text:p>unarm</text:p>
          </table:table-cell>
          <table:table-cell table:style-name="ce12" office:value-type="string" calcext:value-type="string">
            <text:p>staff</text:p>
          </table:table-cell>
          <table:table-cell table:number-columns-repeated="1004"/>
        </table:table-row>
        <table:table-row table:style-name="ro1">
          <table:table-cell table:number-columns-repeated="10"/>
          <table:table-cell office:value-type="string" calcext:value-type="string">
            <text:p>dagger</text:p>
          </table:table-cell>
          <table:table-cell table:number-columns-repeated="4" office:value-type="string" calcext:value-type="string">
            <text:p>sword</text:p>
          </table:table-cell>
          <table:table-cell/>
          <table:table-cell table:style-name="ce12" office:value-type="string" calcext:value-type="string">
            <text:p>unarm</text:p>
          </table:table-cell>
          <table:table-cell table:number-columns-repeated="100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coeff w1</text:p>
          </table:table-cell>
          <table:table-cell table:style-name="ce7" office:value-type="float" office:value="0.262880804554867" calcext:value-type="float">
            <text:p>0.26</text:p>
          </table:table-cell>
          <table:table-cell table:style-name="ce7" office:value-type="float" office:value="0.263031588781157" calcext:value-type="float">
            <text:p>0.26</text:p>
          </table:table-cell>
          <table:table-cell table:style-name="ce7" office:value-type="float" office:value="0.182114192207947" calcext:value-type="float">
            <text:p>0.18</text:p>
          </table:table-cell>
          <table:table-cell table:style-name="ce7" office:value-type="float" office:value="0.447204297280783" calcext:value-type="float">
            <text:p>0.45</text:p>
          </table:table-cell>
          <table:table-cell table:style-name="ce7" office:value-type="float" office:value="0.355407111271944" calcext:value-type="float">
            <text:p>0.36</text:p>
          </table:table-cell>
          <table:table-cell table:style-name="ce7" office:value-type="float" office:value="0.319755517379268" calcext:value-type="float">
            <text:p>0.32</text:p>
          </table:table-cell>
          <table:table-cell table:style-name="ce7" office:value-type="float" office:value="0.363693984171113" calcext:value-type="float">
            <text:p>0.36</text:p>
          </table:table-cell>
          <table:table-cell table:style-name="ce7" office:value-type="float" office:value="0.513527618539037" calcext:value-type="float">
            <text:p>0.51</text:p>
          </table:table-cell>
          <table:table-cell table:style-name="ce7" office:value-type="float" office:value="0.699120061114366" calcext:value-type="float">
            <text:p>0.70</text:p>
          </table:table-cell>
          <table:table-cell table:style-name="ce7" office:value-type="float" office:value="0.305983149611226" calcext:value-type="float">
            <text:p>0.31</text:p>
          </table:table-cell>
          <table:table-cell table:style-name="ce7" office:value-type="float" office:value="0.428766932570448" calcext:value-type="float">
            <text:p>0.43</text:p>
          </table:table-cell>
          <table:table-cell table:style-name="ce7" office:value-type="float" office:value="0.434441094955946" calcext:value-type="float">
            <text:p>0.43</text:p>
          </table:table-cell>
          <table:table-cell table:style-name="ce7" office:value-type="float" office:value="0.340005682932162" calcext:value-type="float">
            <text:p>0.34</text:p>
          </table:table-cell>
          <table:table-cell table:style-name="ce7" office:value-type="float" office:value="0.308270033924557" calcext:value-type="float">
            <text:p>0.31</text:p>
          </table:table-cell>
          <table:table-cell table:style-name="ce7" office:value-type="float" office:value="0.523263332825381" calcext:value-type="float">
            <text:p>0.52</text:p>
          </table:table-cell>
          <table:table-cell table:style-name="ce7" office:value-type="float" office:value="0.234500151976142" calcext:value-type="float">
            <text:p>0.2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eff w2</text:p>
          </table:table-cell>
          <table:table-cell table:style-name="ce7" table:formula="of:=IF(ISBLANK([.B$2]);0;IF([.B$2]=[.B$1];[.B$4];SQRT(1-[.B$4]^2)))" office:value-type="float" office:value="0" calcext:value-type="float">
            <text:p>0.00</text:p>
          </table:table-cell>
          <table:table-cell table:style-name="ce7" table:formula="of:=IF(ISBLANK([.C$2]);0;IF([.C$2]=[.C$1];[.C$4];SQRT(1-[.C$4]^2)))" office:value-type="float" office:value="0" calcext:value-type="float">
            <text:p>0.00</text:p>
          </table:table-cell>
          <table:table-cell table:style-name="ce7" table:formula="of:=IF(ISBLANK([.D$2]);0;IF([.D$2]=[.D$1];[.D$4];SQRT(1-[.D$4]^2)))" office:value-type="float" office:value="0" calcext:value-type="float">
            <text:p>0.00</text:p>
          </table:table-cell>
          <table:table-cell table:style-name="ce7" table:formula="of:=IF(ISBLANK([.E$2]);0;IF([.E$2]=[.E$1];[.E$4];SQRT(1-[.E$4]^2)))" office:value-type="float" office:value="0" calcext:value-type="float">
            <text:p>0.00</text:p>
          </table:table-cell>
          <table:table-cell table:style-name="ce7" table:formula="of:=IF(ISBLANK([.F$2]);0;IF([.F$2]=[.F$1];[.F$4];SQRT(1-[.F$4]^2)))" office:value-type="float" office:value="0" calcext:value-type="float">
            <text:p>0.00</text:p>
          </table:table-cell>
          <table:table-cell table:style-name="ce7" table:formula="of:=IF(ISBLANK([.G$2]);0;IF([.G$2]=[.G$1];[.G$4];SQRT(1-[.G$4]^2)))" office:value-type="float" office:value="0" calcext:value-type="float">
            <text:p>0.00</text:p>
          </table:table-cell>
          <table:table-cell table:style-name="ce7" table:formula="of:=IF(ISBLANK([.H$2]);0;IF([.H$2]=[.H$1];[.H$4];SQRT(1-[.H$4]^2)))" office:value-type="float" office:value="0" calcext:value-type="float">
            <text:p>0.00</text:p>
          </table:table-cell>
          <table:table-cell table:style-name="ce7" table:formula="of:=IF(ISBLANK([.I$2]);0;IF([.I$2]=[.I$1];[.I$4];SQRT(1-[.I$4]^2)))" office:value-type="float" office:value="0" calcext:value-type="float">
            <text:p>0.00</text:p>
          </table:table-cell>
          <table:table-cell table:style-name="ce7" table:formula="of:=IF(ISBLANK([.J$2]);0;IF([.J$2]=[.J$1];[.J$4];SQRT(1-[.J$4]^2)))" office:value-type="float" office:value="0" calcext:value-type="float">
            <text:p>0.00</text:p>
          </table:table-cell>
          <table:table-cell table:style-name="ce7" table:formula="of:=IF(ISBLANK([.K$2]);0;IF([.K$2]=[.K$1];[.K$4];SQRT(1-[.K$4]^2)))" office:value-type="float" office:value="0.305983149611226" calcext:value-type="float">
            <text:p>0.31</text:p>
          </table:table-cell>
          <table:table-cell table:style-name="ce7" table:formula="of:=IF(ISBLANK([.L$2]);0;IF([.L$2]=[.L$1];[.L$4];SQRT(1-[.L$4]^2)))" office:value-type="float" office:value="0.428766932570448" calcext:value-type="float">
            <text:p>0.43</text:p>
          </table:table-cell>
          <table:table-cell table:style-name="ce7" office:value-type="float" office:value="0.237311129122088" calcext:value-type="float">
            <text:p>0.24</text:p>
          </table:table-cell>
          <table:table-cell table:style-name="ce7" office:value-type="float" office:value="0.242460521801882" calcext:value-type="float">
            <text:p>0.24</text:p>
          </table:table-cell>
          <table:table-cell table:style-name="ce7" office:value-type="float" office:value="0.251572974944705" calcext:value-type="float">
            <text:p>0.25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0.479614501860434" calcext:value-type="float">
            <text:p>0.4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eff AM</text:p>
          </table:table-cell>
          <table:table-cell table:style-name="ce7" table:formula="of:=IF(OR(ISBLANK([.B$2]);[.B$2]=[.B$1]);SQRT(1-[.B$4]^2);SQRT(1-[.B$4]^2-[.B$5]^2))" office:value-type="float" office:value="0.964828317679672" calcext:value-type="float">
            <text:p>0.96</text:p>
          </table:table-cell>
          <table:table-cell table:style-name="ce7" table:formula="of:=IF(OR(ISBLANK([.C$2]);[.C$2]=[.C$1]);SQRT(1-[.C$4]^2);SQRT(1-[.C$4]^2-[.C$5]^2))" office:value-type="float" office:value="0.964787221776522" calcext:value-type="float">
            <text:p>0.96</text:p>
          </table:table-cell>
          <table:table-cell table:style-name="ce7" table:formula="of:=IF(OR(ISBLANK([.D$2]);[.D$2]=[.D$1]);SQRT(1-[.D$4]^2);SQRT(1-[.D$4]^2-[.D$5]^2))" office:value-type="float" office:value="0.983277387615747" calcext:value-type="float">
            <text:p>0.98</text:p>
          </table:table-cell>
          <table:table-cell table:style-name="ce7" table:formula="of:=IF(OR(ISBLANK([.E$2]);[.E$2]=[.E$1]);SQRT(1-[.E$4]^2);SQRT(1-[.E$4]^2-[.E$5]^2))" office:value-type="float" office:value="0.89443184004909" calcext:value-type="float">
            <text:p>0.89</text:p>
          </table:table-cell>
          <table:table-cell table:style-name="ce7" table:formula="of:=IF(OR(ISBLANK([.F$2]);[.F$2]=[.F$1]);SQRT(1-[.F$4]^2);SQRT(1-[.F$4]^2-[.F$5]^2))" office:value-type="float" office:value="0.934711605393521" calcext:value-type="float">
            <text:p>0.93</text:p>
          </table:table-cell>
          <table:table-cell table:style-name="ce7" table:formula="of:=IF(OR(ISBLANK([.G$2]);[.G$2]=[.G$1]);SQRT(1-[.G$4]^2);SQRT(1-[.G$4]^2-[.G$5]^2))" office:value-type="float" office:value="0.947500083960691" calcext:value-type="float">
            <text:p>0.95</text:p>
          </table:table-cell>
          <table:table-cell table:style-name="ce7" table:formula="of:=IF(OR(ISBLANK([.H$2]);[.H$2]=[.H$1]);SQRT(1-[.H$4]^2);SQRT(1-[.H$4]^2-[.H$5]^2))" office:value-type="float" office:value="0.931518483916311" calcext:value-type="float">
            <text:p>0.93</text:p>
          </table:table-cell>
          <table:table-cell table:style-name="ce7" table:formula="of:=IF(OR(ISBLANK([.I$2]);[.I$2]=[.I$1]);SQRT(1-[.I$4]^2);SQRT(1-[.I$4]^2-[.I$5]^2))" office:value-type="float" office:value="0.858073065069418" calcext:value-type="float">
            <text:p>0.86</text:p>
          </table:table-cell>
          <table:table-cell table:style-name="ce7" table:formula="of:=IF(OR(ISBLANK([.J$2]);[.J$2]=[.J$1]);SQRT(1-[.J$4]^2);SQRT(1-[.J$4]^2-[.J$5]^2))" office:value-type="float" office:value="0.715004293796509" calcext:value-type="float">
            <text:p>0.72</text:p>
          </table:table-cell>
          <table:table-cell table:style-name="ce7" table:formula="of:=IF(OR(ISBLANK([.K$2]);[.K$2]=[.K$1]);SQRT(1-[.K$4]^2);SQRT(1-[.K$4]^2-[.K$5]^2))" office:value-type="float" office:value="0.952036927936093" calcext:value-type="float">
            <text:p>0.95</text:p>
          </table:table-cell>
          <table:table-cell table:style-name="ce7" table:formula="of:=IF(OR(ISBLANK([.L$2]);[.L$2]=[.L$1]);SQRT(1-[.L$4]^2);SQRT(1-[.L$4]^2-[.L$5]^2))" office:value-type="float" office:value="0.90341514130223" calcext:value-type="float">
            <text:p>0.90</text:p>
          </table:table-cell>
          <table:table-cell table:style-name="ce7" table:formula="of:=IF(OR(ISBLANK([.M$2]);[.M$2]=[.M$1]);SQRT(1-[.M$4]^2);SQRT(1-[.M$4]^2-[.M$5]^2))" office:value-type="float" office:value="0.868875343768183" calcext:value-type="float">
            <text:p>0.87</text:p>
          </table:table-cell>
          <table:table-cell table:style-name="ce7" table:formula="of:=IF(OR(ISBLANK([.N$2]);[.N$2]=[.N$1]);SQRT(1-[.N$4]^2);SQRT(1-[.N$4]^2-[.N$5]^2))" office:value-type="float" office:value="0.908630304877288" calcext:value-type="float">
            <text:p>0.91</text:p>
          </table:table-cell>
          <table:table-cell table:style-name="ce7" table:formula="of:=IF(OR(ISBLANK([.O$2]);[.O$2]=[.O$1]);SQRT(1-[.O$4]^2);SQRT(1-[.O$4]^2-[.O$5]^2))" office:value-type="float" office:value="0.917431536661795" calcext:value-type="float">
            <text:p>0.92</text:p>
          </table:table-cell>
          <table:table-cell table:style-name="ce7" table:formula="of:=IF(OR(ISBLANK([.P$2]);[.P$2]=[.P$1]);SQRT(1-[.P$4]^2);SQRT(1-[.P$4]^2-[.P$5]^2))" office:value-type="float" office:value="0.852171041822283" calcext:value-type="float">
            <text:p>0.85</text:p>
          </table:table-cell>
          <table:table-cell table:style-name="ce7" table:formula="of:=IF(OR(ISBLANK([.Q$2]);[.Q$2]=[.Q$1]);SQRT(1-[.Q$4]^2);SQRT(1-[.Q$4]^2-[.Q$5]^2))" office:value-type="float" office:value="0.845564668330184" calcext:value-type="float">
            <text:p>0.8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M Gr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ack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5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string" calcext:value-type="string">
            <text:p>buff</text:p>
          </table:table-cell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table:formula="of:=VLOOKUP([.B$1];[$'weapon parameters'.$A:.$M];[.$B$8]+0;0)+VLOOKUP([.B$1];[$'weapon parameters'.$A:.$M];[.$B$8]+3;0)*[.$A10]+VLOOKUP([.$A$7];[$'weapon parameters'.$A$17:.$M$20];11;0)*[.B$6]*[.$A10]" office:value-type="float" office:value="18.7186265414374" calcext:value-type="float">
            <text:p>19</text:p>
          </table:table-cell>
          <table:table-cell table:style-name="ce18" table:formula="of:=VLOOKUP([.C$1];[$'weapon parameters'.$A:.$M];[.$B$8]+0;0)+VLOOKUP([.C$1];[$'weapon parameters'.$A:.$M];[.$B$8]+3;0)*[.$A10]+VLOOKUP([.$A$7];[$'weapon parameters'.$A$17:.$M$20];11;0)*[.C$6]*[.$A10]" office:value-type="float" office:value="18.7182977742122" calcext:value-type="float">
            <text:p>19</text:p>
          </table:table-cell>
          <table:table-cell table:style-name="ce18" table:formula="of:=VLOOKUP([.D$1];[$'weapon parameters'.$A:.$M];[.$B$8]+0;0)+VLOOKUP([.D$1];[$'weapon parameters'.$A:.$M];[.$B$8]+3;0)*[.$A10]+VLOOKUP([.$A$7];[$'weapon parameters'.$A$17:.$M$20];11;0)*[.D$6]*[.$A10]" office:value-type="float" office:value="18.866219100926" calcext:value-type="float">
            <text:p>19</text:p>
          </table:table-cell>
          <table:table-cell table:style-name="ce18" table:formula="of:=VLOOKUP([.E$1];[$'weapon parameters'.$A:.$M];[.$B$8]+0;0)+VLOOKUP([.E$1];[$'weapon parameters'.$A:.$M];[.$B$8]+3;0)*[.$A10]+VLOOKUP([.$A$7];[$'weapon parameters'.$A$17:.$M$20];11;0)*[.E$6]*[.$A10]" office:value-type="float" office:value="18.1554547203927" calcext:value-type="float">
            <text:p>18</text:p>
          </table:table-cell>
          <table:table-cell table:style-name="ce18" table:formula="of:=VLOOKUP([.F$1];[$'weapon parameters'.$A:.$M];[.$B$8]+0;0)+VLOOKUP([.F$1];[$'weapon parameters'.$A:.$M];[.$B$8]+3;0)*[.$A10]+VLOOKUP([.$A$7];[$'weapon parameters'.$A$17:.$M$20];11;0)*[.F$6]*[.$A10]" office:value-type="float" office:value="18.4776928431482" calcext:value-type="float">
            <text:p>18</text:p>
          </table:table-cell>
          <table:table-cell table:style-name="ce18" table:formula="of:=VLOOKUP([.G$1];[$'weapon parameters'.$A:.$M];[.$B$8]+0;0)+VLOOKUP([.G$1];[$'weapon parameters'.$A:.$M];[.$B$8]+3;0)*[.$A10]+VLOOKUP([.$A$7];[$'weapon parameters'.$A$17:.$M$20];11;0)*[.G$6]*[.$A10]" office:value-type="float" office:value="18.5800006716855" calcext:value-type="float">
            <text:p>19</text:p>
          </table:table-cell>
          <table:table-cell table:style-name="ce18" table:formula="of:=VLOOKUP([.H$1];[$'weapon parameters'.$A:.$M];[.$B$8]+0;0)+VLOOKUP([.H$1];[$'weapon parameters'.$A:.$M];[.$B$8]+3;0)*[.$A10]+VLOOKUP([.$A$7];[$'weapon parameters'.$A$17:.$M$20];11;0)*[.H$6]*[.$A10]" office:value-type="float" office:value="18.4521478713305" calcext:value-type="float">
            <text:p>18</text:p>
          </table:table-cell>
          <table:table-cell table:style-name="ce18" table:formula="of:=VLOOKUP([.I$1];[$'weapon parameters'.$A:.$M];[.$B$8]+0;0)+VLOOKUP([.I$1];[$'weapon parameters'.$A:.$M];[.$B$8]+3;0)*[.$A10]+VLOOKUP([.$A$7];[$'weapon parameters'.$A$17:.$M$20];11;0)*[.I$6]*[.$A10]" office:value-type="float" office:value="17.8645845205553" calcext:value-type="float">
            <text:p>18</text:p>
          </table:table-cell>
          <table:table-cell table:style-name="ce18" table:formula="of:=VLOOKUP([.J$1];[$'weapon parameters'.$A:.$M];[.$B$8]+0;0)+VLOOKUP([.J$1];[$'weapon parameters'.$A:.$M];[.$B$8]+3;0)*[.$A10]+VLOOKUP([.$A$7];[$'weapon parameters'.$A$17:.$M$20];11;0)*[.J$6]*[.$A10]" office:value-type="float" office:value="16.7200343503721" calcext:value-type="float">
            <text:p>17</text:p>
          </table:table-cell>
          <table:table-cell table:style-name="ce18" table:formula="of:=VLOOKUP([.K$1];[$'weapon parameters'.$A:.$M];[.$B$8]+0;0)+VLOOKUP([.K$1];[$'weapon parameters'.$A:.$M];[.$B$8]+3;0)*[.$A10]+VLOOKUP([.$A$7];[$'weapon parameters'.$A$17:.$M$20];11;0)*[.K$6]*[.$A10]" office:value-type="float" office:value="18.6162954234887" calcext:value-type="float">
            <text:p>19</text:p>
          </table:table-cell>
          <table:table-cell table:style-name="ce18" table:formula="of:=VLOOKUP([.L$1];[$'weapon parameters'.$A:.$M];[.$B$8]+0;0)+VLOOKUP([.L$1];[$'weapon parameters'.$A:.$M];[.$B$8]+3;0)*[.$A10]+VLOOKUP([.$A$7];[$'weapon parameters'.$A$17:.$M$20];11;0)*[.L$6]*[.$A10]" office:value-type="float" office:value="18.2273211304178" calcext:value-type="float">
            <text:p>18</text:p>
          </table:table-cell>
          <table:table-cell table:style-name="ce18" table:formula="of:=VLOOKUP([.M$1];[$'weapon parameters'.$A:.$M];[.$B$8]+0;0)+VLOOKUP([.M$1];[$'weapon parameters'.$A:.$M];[.$B$8]+3;0)*[.$A10]+VLOOKUP([.$A$7];[$'weapon parameters'.$A$17:.$M$20];11;0)*[.M$6]*[.$A10]" office:value-type="float" office:value="17.9510027501455" calcext:value-type="float">
            <text:p>18</text:p>
          </table:table-cell>
          <table:table-cell table:style-name="ce18" table:formula="of:=VLOOKUP([.N$1];[$'weapon parameters'.$A:.$M];[.$B$8]+0;0)+VLOOKUP([.N$1];[$'weapon parameters'.$A:.$M];[.$B$8]+3;0)*[.$A10]+VLOOKUP([.$A$7];[$'weapon parameters'.$A$17:.$M$20];11;0)*[.N$6]*[.$A10]" office:value-type="float" office:value="18.2690424390183" calcext:value-type="float">
            <text:p>18</text:p>
          </table:table-cell>
          <table:table-cell table:style-name="ce18" table:formula="of:=VLOOKUP([.O$1];[$'weapon parameters'.$A:.$M];[.$B$8]+0;0)+VLOOKUP([.O$1];[$'weapon parameters'.$A:.$M];[.$B$8]+3;0)*[.$A10]+VLOOKUP([.$A$7];[$'weapon parameters'.$A$17:.$M$20];11;0)*[.O$6]*[.$A10]" office:value-type="float" office:value="18.3394522932944" calcext:value-type="float">
            <text:p>18</text:p>
          </table:table-cell>
          <table:table-cell table:style-name="ce18" table:formula="of:=VLOOKUP([.P$1];[$'weapon parameters'.$A:.$M];[.$B$8]+0;0)+VLOOKUP([.P$1];[$'weapon parameters'.$A:.$M];[.$B$8]+3;0)*[.$A10]+VLOOKUP([.$A$7];[$'weapon parameters'.$A$17:.$M$20];11;0)*[.P$6]*[.$A10]" office:value-type="float" office:value="17.8173683345783" calcext:value-type="float">
            <text:p>18</text:p>
          </table:table-cell>
          <table:table-cell table:style-name="ce18" table:formula="of:=VLOOKUP([.Q$1];[$'weapon parameters'.$A:.$M];[.$B$8]+0;0)+VLOOKUP([.Q$1];[$'weapon parameters'.$A:.$M];[.$B$8]+3;0)*[.$A10]+VLOOKUP([.$A$7];[$'weapon parameters'.$A$17:.$M$20];11;0)*[.Q$6]*[.$A10]" office:value-type="float" office:value="17.7645173466415" calcext:value-type="float">
            <text:p>18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VLOOKUP([.B$1];[$'weapon parameters'.$A:.$M];[.$B$8]+0;0)+VLOOKUP([.B$1];[$'weapon parameters'.$A:.$M];[.$B$8]+3;0)*[.$A11]+VLOOKUP([.$A$7];[$'weapon parameters'.$A$17:.$M$20];11;0)*[.B$6]*[.$A11]" office:value-type="float" office:value="27.4372530828748" calcext:value-type="float">
            <text:p>27</text:p>
          </table:table-cell>
          <table:table-cell table:style-name="ce18" table:formula="of:=VLOOKUP([.C$1];[$'weapon parameters'.$A:.$M];[.$B$8]+0;0)+VLOOKUP([.C$1];[$'weapon parameters'.$A:.$M];[.$B$8]+3;0)*[.$A11]+VLOOKUP([.$A$7];[$'weapon parameters'.$A$17:.$M$20];11;0)*[.C$6]*[.$A11]" office:value-type="float" office:value="27.4365955484244" calcext:value-type="float">
            <text:p>27</text:p>
          </table:table-cell>
          <table:table-cell table:style-name="ce18" table:formula="of:=VLOOKUP([.D$1];[$'weapon parameters'.$A:.$M];[.$B$8]+0;0)+VLOOKUP([.D$1];[$'weapon parameters'.$A:.$M];[.$B$8]+3;0)*[.$A11]+VLOOKUP([.$A$7];[$'weapon parameters'.$A$17:.$M$20];11;0)*[.D$6]*[.$A11]" office:value-type="float" office:value="27.732438201852" calcext:value-type="float">
            <text:p>28</text:p>
          </table:table-cell>
          <table:table-cell table:style-name="ce18" table:formula="of:=VLOOKUP([.E$1];[$'weapon parameters'.$A:.$M];[.$B$8]+0;0)+VLOOKUP([.E$1];[$'weapon parameters'.$A:.$M];[.$B$8]+3;0)*[.$A11]+VLOOKUP([.$A$7];[$'weapon parameters'.$A$17:.$M$20];11;0)*[.E$6]*[.$A11]" office:value-type="float" office:value="26.3109094407854" calcext:value-type="float">
            <text:p>26</text:p>
          </table:table-cell>
          <table:table-cell table:style-name="ce18" table:formula="of:=VLOOKUP([.F$1];[$'weapon parameters'.$A:.$M];[.$B$8]+0;0)+VLOOKUP([.F$1];[$'weapon parameters'.$A:.$M];[.$B$8]+3;0)*[.$A11]+VLOOKUP([.$A$7];[$'weapon parameters'.$A$17:.$M$20];11;0)*[.F$6]*[.$A11]" office:value-type="float" office:value="26.9553856862963" calcext:value-type="float">
            <text:p>27</text:p>
          </table:table-cell>
          <table:table-cell table:style-name="ce18" table:formula="of:=VLOOKUP([.G$1];[$'weapon parameters'.$A:.$M];[.$B$8]+0;0)+VLOOKUP([.G$1];[$'weapon parameters'.$A:.$M];[.$B$8]+3;0)*[.$A11]+VLOOKUP([.$A$7];[$'weapon parameters'.$A$17:.$M$20];11;0)*[.G$6]*[.$A11]" office:value-type="float" office:value="27.1600013433711" calcext:value-type="float">
            <text:p>27</text:p>
          </table:table-cell>
          <table:table-cell table:style-name="ce18" table:formula="of:=VLOOKUP([.H$1];[$'weapon parameters'.$A:.$M];[.$B$8]+0;0)+VLOOKUP([.H$1];[$'weapon parameters'.$A:.$M];[.$B$8]+3;0)*[.$A11]+VLOOKUP([.$A$7];[$'weapon parameters'.$A$17:.$M$20];11;0)*[.H$6]*[.$A11]" office:value-type="float" office:value="26.904295742661" calcext:value-type="float">
            <text:p>27</text:p>
          </table:table-cell>
          <table:table-cell table:style-name="ce18" table:formula="of:=VLOOKUP([.I$1];[$'weapon parameters'.$A:.$M];[.$B$8]+0;0)+VLOOKUP([.I$1];[$'weapon parameters'.$A:.$M];[.$B$8]+3;0)*[.$A11]+VLOOKUP([.$A$7];[$'weapon parameters'.$A$17:.$M$20];11;0)*[.I$6]*[.$A11]" office:value-type="float" office:value="25.7291690411107" calcext:value-type="float">
            <text:p>26</text:p>
          </table:table-cell>
          <table:table-cell table:style-name="ce18" table:formula="of:=VLOOKUP([.J$1];[$'weapon parameters'.$A:.$M];[.$B$8]+0;0)+VLOOKUP([.J$1];[$'weapon parameters'.$A:.$M];[.$B$8]+3;0)*[.$A11]+VLOOKUP([.$A$7];[$'weapon parameters'.$A$17:.$M$20];11;0)*[.J$6]*[.$A11]" office:value-type="float" office:value="23.4400687007441" calcext:value-type="float">
            <text:p>23</text:p>
          </table:table-cell>
          <table:table-cell table:style-name="ce18" table:formula="of:=VLOOKUP([.K$1];[$'weapon parameters'.$A:.$M];[.$B$8]+0;0)+VLOOKUP([.K$1];[$'weapon parameters'.$A:.$M];[.$B$8]+3;0)*[.$A11]+VLOOKUP([.$A$7];[$'weapon parameters'.$A$17:.$M$20];11;0)*[.K$6]*[.$A11]" office:value-type="float" office:value="27.2325908469775" calcext:value-type="float">
            <text:p>27</text:p>
          </table:table-cell>
          <table:table-cell table:style-name="ce18" table:formula="of:=VLOOKUP([.L$1];[$'weapon parameters'.$A:.$M];[.$B$8]+0;0)+VLOOKUP([.L$1];[$'weapon parameters'.$A:.$M];[.$B$8]+3;0)*[.$A11]+VLOOKUP([.$A$7];[$'weapon parameters'.$A$17:.$M$20];11;0)*[.L$6]*[.$A11]" office:value-type="float" office:value="26.4546422608357" calcext:value-type="float">
            <text:p>26</text:p>
          </table:table-cell>
          <table:table-cell table:style-name="ce18" table:formula="of:=VLOOKUP([.M$1];[$'weapon parameters'.$A:.$M];[.$B$8]+0;0)+VLOOKUP([.M$1];[$'weapon parameters'.$A:.$M];[.$B$8]+3;0)*[.$A11]+VLOOKUP([.$A$7];[$'weapon parameters'.$A$17:.$M$20];11;0)*[.M$6]*[.$A11]" office:value-type="float" office:value="25.9020055002909" calcext:value-type="float">
            <text:p>26</text:p>
          </table:table-cell>
          <table:table-cell table:style-name="ce18" table:formula="of:=VLOOKUP([.N$1];[$'weapon parameters'.$A:.$M];[.$B$8]+0;0)+VLOOKUP([.N$1];[$'weapon parameters'.$A:.$M];[.$B$8]+3;0)*[.$A11]+VLOOKUP([.$A$7];[$'weapon parameters'.$A$17:.$M$20];11;0)*[.N$6]*[.$A11]" office:value-type="float" office:value="26.5380848780366" calcext:value-type="float">
            <text:p>27</text:p>
          </table:table-cell>
          <table:table-cell table:style-name="ce18" table:formula="of:=VLOOKUP([.O$1];[$'weapon parameters'.$A:.$M];[.$B$8]+0;0)+VLOOKUP([.O$1];[$'weapon parameters'.$A:.$M];[.$B$8]+3;0)*[.$A11]+VLOOKUP([.$A$7];[$'weapon parameters'.$A$17:.$M$20];11;0)*[.O$6]*[.$A11]" office:value-type="float" office:value="26.6789045865887" calcext:value-type="float">
            <text:p>27</text:p>
          </table:table-cell>
          <table:table-cell table:style-name="ce18" table:formula="of:=VLOOKUP([.P$1];[$'weapon parameters'.$A:.$M];[.$B$8]+0;0)+VLOOKUP([.P$1];[$'weapon parameters'.$A:.$M];[.$B$8]+3;0)*[.$A11]+VLOOKUP([.$A$7];[$'weapon parameters'.$A$17:.$M$20];11;0)*[.P$6]*[.$A11]" office:value-type="float" office:value="25.6347366691565" calcext:value-type="float">
            <text:p>26</text:p>
          </table:table-cell>
          <table:table-cell table:style-name="ce18" table:formula="of:=VLOOKUP([.Q$1];[$'weapon parameters'.$A:.$M];[.$B$8]+0;0)+VLOOKUP([.Q$1];[$'weapon parameters'.$A:.$M];[.$B$8]+3;0)*[.$A11]+VLOOKUP([.$A$7];[$'weapon parameters'.$A$17:.$M$20];11;0)*[.Q$6]*[.$A11]" office:value-type="float" office:value="25.529034693283" calcext:value-type="float">
            <text:p>26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formula="of:=VLOOKUP([.B$1];[$'weapon parameters'.$A:.$M];[.$B$8]+0;0)+VLOOKUP([.B$1];[$'weapon parameters'.$A:.$M];[.$B$8]+3;0)*[.$A12]+VLOOKUP([.$A$7];[$'weapon parameters'.$A$17:.$M$20];11;0)*[.B$6]*[.$A12]" office:value-type="float" office:value="36.1558796243121" calcext:value-type="float">
            <text:p>36</text:p>
          </table:table-cell>
          <table:table-cell table:style-name="ce18" table:formula="of:=VLOOKUP([.C$1];[$'weapon parameters'.$A:.$M];[.$B$8]+0;0)+VLOOKUP([.C$1];[$'weapon parameters'.$A:.$M];[.$B$8]+3;0)*[.$A12]+VLOOKUP([.$A$7];[$'weapon parameters'.$A$17:.$M$20];11;0)*[.C$6]*[.$A12]" office:value-type="float" office:value="36.1548933226365" calcext:value-type="float">
            <text:p>36</text:p>
          </table:table-cell>
          <table:table-cell table:style-name="ce18" table:formula="of:=VLOOKUP([.D$1];[$'weapon parameters'.$A:.$M];[.$B$8]+0;0)+VLOOKUP([.D$1];[$'weapon parameters'.$A:.$M];[.$B$8]+3;0)*[.$A12]+VLOOKUP([.$A$7];[$'weapon parameters'.$A$17:.$M$20];11;0)*[.D$6]*[.$A12]" office:value-type="float" office:value="36.5986573027779" calcext:value-type="float">
            <text:p>37</text:p>
          </table:table-cell>
          <table:table-cell table:style-name="ce18" table:formula="of:=VLOOKUP([.E$1];[$'weapon parameters'.$A:.$M];[.$B$8]+0;0)+VLOOKUP([.E$1];[$'weapon parameters'.$A:.$M];[.$B$8]+3;0)*[.$A12]+VLOOKUP([.$A$7];[$'weapon parameters'.$A$17:.$M$20];11;0)*[.E$6]*[.$A12]" office:value-type="float" office:value="34.4663641611782" calcext:value-type="float">
            <text:p>34</text:p>
          </table:table-cell>
          <table:table-cell table:style-name="ce18" table:formula="of:=VLOOKUP([.F$1];[$'weapon parameters'.$A:.$M];[.$B$8]+0;0)+VLOOKUP([.F$1];[$'weapon parameters'.$A:.$M];[.$B$8]+3;0)*[.$A12]+VLOOKUP([.$A$7];[$'weapon parameters'.$A$17:.$M$20];11;0)*[.F$6]*[.$A12]" office:value-type="float" office:value="35.4330785294445" calcext:value-type="float">
            <text:p>35</text:p>
          </table:table-cell>
          <table:table-cell table:style-name="ce18" table:formula="of:=VLOOKUP([.G$1];[$'weapon parameters'.$A:.$M];[.$B$8]+0;0)+VLOOKUP([.G$1];[$'weapon parameters'.$A:.$M];[.$B$8]+3;0)*[.$A12]+VLOOKUP([.$A$7];[$'weapon parameters'.$A$17:.$M$20];11;0)*[.G$6]*[.$A12]" office:value-type="float" office:value="35.7400020150566" calcext:value-type="float">
            <text:p>36</text:p>
          </table:table-cell>
          <table:table-cell table:style-name="ce18" table:formula="of:=VLOOKUP([.H$1];[$'weapon parameters'.$A:.$M];[.$B$8]+0;0)+VLOOKUP([.H$1];[$'weapon parameters'.$A:.$M];[.$B$8]+3;0)*[.$A12]+VLOOKUP([.$A$7];[$'weapon parameters'.$A$17:.$M$20];11;0)*[.H$6]*[.$A12]" office:value-type="float" office:value="35.3564436139915" calcext:value-type="float">
            <text:p>35</text:p>
          </table:table-cell>
          <table:table-cell table:style-name="ce18" table:formula="of:=VLOOKUP([.I$1];[$'weapon parameters'.$A:.$M];[.$B$8]+0;0)+VLOOKUP([.I$1];[$'weapon parameters'.$A:.$M];[.$B$8]+3;0)*[.$A12]+VLOOKUP([.$A$7];[$'weapon parameters'.$A$17:.$M$20];11;0)*[.I$6]*[.$A12]" office:value-type="float" office:value="33.593753561666" calcext:value-type="float">
            <text:p>34</text:p>
          </table:table-cell>
          <table:table-cell table:style-name="ce18" table:formula="of:=VLOOKUP([.J$1];[$'weapon parameters'.$A:.$M];[.$B$8]+0;0)+VLOOKUP([.J$1];[$'weapon parameters'.$A:.$M];[.$B$8]+3;0)*[.$A12]+VLOOKUP([.$A$7];[$'weapon parameters'.$A$17:.$M$20];11;0)*[.J$6]*[.$A12]" office:value-type="float" office:value="30.1601030511162" calcext:value-type="float">
            <text:p>30</text:p>
          </table:table-cell>
          <table:table-cell table:style-name="ce18" table:formula="of:=VLOOKUP([.K$1];[$'weapon parameters'.$A:.$M];[.$B$8]+0;0)+VLOOKUP([.K$1];[$'weapon parameters'.$A:.$M];[.$B$8]+3;0)*[.$A12]+VLOOKUP([.$A$7];[$'weapon parameters'.$A$17:.$M$20];11;0)*[.K$6]*[.$A12]" office:value-type="float" office:value="35.8488862704662" calcext:value-type="float">
            <text:p>36</text:p>
          </table:table-cell>
          <table:table-cell table:style-name="ce18" table:formula="of:=VLOOKUP([.L$1];[$'weapon parameters'.$A:.$M];[.$B$8]+0;0)+VLOOKUP([.L$1];[$'weapon parameters'.$A:.$M];[.$B$8]+3;0)*[.$A12]+VLOOKUP([.$A$7];[$'weapon parameters'.$A$17:.$M$20];11;0)*[.L$6]*[.$A12]" office:value-type="float" office:value="34.6819633912535" calcext:value-type="float">
            <text:p>35</text:p>
          </table:table-cell>
          <table:table-cell table:style-name="ce18" table:formula="of:=VLOOKUP([.M$1];[$'weapon parameters'.$A:.$M];[.$B$8]+0;0)+VLOOKUP([.M$1];[$'weapon parameters'.$A:.$M];[.$B$8]+3;0)*[.$A12]+VLOOKUP([.$A$7];[$'weapon parameters'.$A$17:.$M$20];11;0)*[.M$6]*[.$A12]" office:value-type="float" office:value="33.8530082504364" calcext:value-type="float">
            <text:p>34</text:p>
          </table:table-cell>
          <table:table-cell table:style-name="ce18" table:formula="of:=VLOOKUP([.N$1];[$'weapon parameters'.$A:.$M];[.$B$8]+0;0)+VLOOKUP([.N$1];[$'weapon parameters'.$A:.$M];[.$B$8]+3;0)*[.$A12]+VLOOKUP([.$A$7];[$'weapon parameters'.$A$17:.$M$20];11;0)*[.N$6]*[.$A12]" office:value-type="float" office:value="34.8071273170549" calcext:value-type="float">
            <text:p>35</text:p>
          </table:table-cell>
          <table:table-cell table:style-name="ce18" table:formula="of:=VLOOKUP([.O$1];[$'weapon parameters'.$A:.$M];[.$B$8]+0;0)+VLOOKUP([.O$1];[$'weapon parameters'.$A:.$M];[.$B$8]+3;0)*[.$A12]+VLOOKUP([.$A$7];[$'weapon parameters'.$A$17:.$M$20];11;0)*[.O$6]*[.$A12]" office:value-type="float" office:value="35.0183568798831" calcext:value-type="float">
            <text:p>35</text:p>
          </table:table-cell>
          <table:table-cell table:style-name="ce18" table:formula="of:=VLOOKUP([.P$1];[$'weapon parameters'.$A:.$M];[.$B$8]+0;0)+VLOOKUP([.P$1];[$'weapon parameters'.$A:.$M];[.$B$8]+3;0)*[.$A12]+VLOOKUP([.$A$7];[$'weapon parameters'.$A$17:.$M$20];11;0)*[.P$6]*[.$A12]" office:value-type="float" office:value="33.4521050037348" calcext:value-type="float">
            <text:p>33</text:p>
          </table:table-cell>
          <table:table-cell table:style-name="ce18" table:formula="of:=VLOOKUP([.Q$1];[$'weapon parameters'.$A:.$M];[.$B$8]+0;0)+VLOOKUP([.Q$1];[$'weapon parameters'.$A:.$M];[.$B$8]+3;0)*[.$A12]+VLOOKUP([.$A$7];[$'weapon parameters'.$A$17:.$M$20];11;0)*[.Q$6]*[.$A12]" office:value-type="float" office:value="33.2935520399244" calcext:value-type="float">
            <text:p>33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formula="of:=VLOOKUP([.B$1];[$'weapon parameters'.$A:.$M];[.$B$8]+0;0)+VLOOKUP([.B$1];[$'weapon parameters'.$A:.$M];[.$B$8]+3;0)*[.$A13]+VLOOKUP([.$A$7];[$'weapon parameters'.$A$17:.$M$20];11;0)*[.B$6]*[.$A13]" office:value-type="float" office:value="44.8745061657495" calcext:value-type="float">
            <text:p>45</text:p>
          </table:table-cell>
          <table:table-cell table:style-name="ce18" table:formula="of:=VLOOKUP([.C$1];[$'weapon parameters'.$A:.$M];[.$B$8]+0;0)+VLOOKUP([.C$1];[$'weapon parameters'.$A:.$M];[.$B$8]+3;0)*[.$A13]+VLOOKUP([.$A$7];[$'weapon parameters'.$A$17:.$M$20];11;0)*[.C$6]*[.$A13]" office:value-type="float" office:value="44.8731910968487" calcext:value-type="float">
            <text:p>45</text:p>
          </table:table-cell>
          <table:table-cell table:style-name="ce18" table:formula="of:=VLOOKUP([.D$1];[$'weapon parameters'.$A:.$M];[.$B$8]+0;0)+VLOOKUP([.D$1];[$'weapon parameters'.$A:.$M];[.$B$8]+3;0)*[.$A13]+VLOOKUP([.$A$7];[$'weapon parameters'.$A$17:.$M$20];11;0)*[.D$6]*[.$A13]" office:value-type="float" office:value="45.4648764037039" calcext:value-type="float">
            <text:p>45</text:p>
          </table:table-cell>
          <table:table-cell table:style-name="ce18" table:formula="of:=VLOOKUP([.E$1];[$'weapon parameters'.$A:.$M];[.$B$8]+0;0)+VLOOKUP([.E$1];[$'weapon parameters'.$A:.$M];[.$B$8]+3;0)*[.$A13]+VLOOKUP([.$A$7];[$'weapon parameters'.$A$17:.$M$20];11;0)*[.E$6]*[.$A13]" office:value-type="float" office:value="42.6218188815709" calcext:value-type="float">
            <text:p>43</text:p>
          </table:table-cell>
          <table:table-cell table:style-name="ce18" table:formula="of:=VLOOKUP([.F$1];[$'weapon parameters'.$A:.$M];[.$B$8]+0;0)+VLOOKUP([.F$1];[$'weapon parameters'.$A:.$M];[.$B$8]+3;0)*[.$A13]+VLOOKUP([.$A$7];[$'weapon parameters'.$A$17:.$M$20];11;0)*[.F$6]*[.$A13]" office:value-type="float" office:value="43.9107713725927" calcext:value-type="float">
            <text:p>44</text:p>
          </table:table-cell>
          <table:table-cell table:style-name="ce18" table:formula="of:=VLOOKUP([.G$1];[$'weapon parameters'.$A:.$M];[.$B$8]+0;0)+VLOOKUP([.G$1];[$'weapon parameters'.$A:.$M];[.$B$8]+3;0)*[.$A13]+VLOOKUP([.$A$7];[$'weapon parameters'.$A$17:.$M$20];11;0)*[.G$6]*[.$A13]" office:value-type="float" office:value="44.3200026867421" calcext:value-type="float">
            <text:p>44</text:p>
          </table:table-cell>
          <table:table-cell table:style-name="ce18" table:formula="of:=VLOOKUP([.H$1];[$'weapon parameters'.$A:.$M];[.$B$8]+0;0)+VLOOKUP([.H$1];[$'weapon parameters'.$A:.$M];[.$B$8]+3;0)*[.$A13]+VLOOKUP([.$A$7];[$'weapon parameters'.$A$17:.$M$20];11;0)*[.H$6]*[.$A13]" office:value-type="float" office:value="43.808591485322" calcext:value-type="float">
            <text:p>44</text:p>
          </table:table-cell>
          <table:table-cell table:style-name="ce18" table:formula="of:=VLOOKUP([.I$1];[$'weapon parameters'.$A:.$M];[.$B$8]+0;0)+VLOOKUP([.I$1];[$'weapon parameters'.$A:.$M];[.$B$8]+3;0)*[.$A13]+VLOOKUP([.$A$7];[$'weapon parameters'.$A$17:.$M$20];11;0)*[.I$6]*[.$A13]" office:value-type="float" office:value="41.4583380822214" calcext:value-type="float">
            <text:p>41</text:p>
          </table:table-cell>
          <table:table-cell table:style-name="ce18" table:formula="of:=VLOOKUP([.J$1];[$'weapon parameters'.$A:.$M];[.$B$8]+0;0)+VLOOKUP([.J$1];[$'weapon parameters'.$A:.$M];[.$B$8]+3;0)*[.$A13]+VLOOKUP([.$A$7];[$'weapon parameters'.$A$17:.$M$20];11;0)*[.J$6]*[.$A13]" office:value-type="float" office:value="36.8801374014883" calcext:value-type="float">
            <text:p>37</text:p>
          </table:table-cell>
          <table:table-cell table:style-name="ce18" table:formula="of:=VLOOKUP([.K$1];[$'weapon parameters'.$A:.$M];[.$B$8]+0;0)+VLOOKUP([.K$1];[$'weapon parameters'.$A:.$M];[.$B$8]+3;0)*[.$A13]+VLOOKUP([.$A$7];[$'weapon parameters'.$A$17:.$M$20];11;0)*[.K$6]*[.$A13]" office:value-type="float" office:value="44.465181693955" calcext:value-type="float">
            <text:p>44</text:p>
          </table:table-cell>
          <table:table-cell table:style-name="ce18" table:formula="of:=VLOOKUP([.L$1];[$'weapon parameters'.$A:.$M];[.$B$8]+0;0)+VLOOKUP([.L$1];[$'weapon parameters'.$A:.$M];[.$B$8]+3;0)*[.$A13]+VLOOKUP([.$A$7];[$'weapon parameters'.$A$17:.$M$20];11;0)*[.L$6]*[.$A13]" office:value-type="float" office:value="42.9092845216714" calcext:value-type="float">
            <text:p>43</text:p>
          </table:table-cell>
          <table:table-cell table:style-name="ce18" table:formula="of:=VLOOKUP([.M$1];[$'weapon parameters'.$A:.$M];[.$B$8]+0;0)+VLOOKUP([.M$1];[$'weapon parameters'.$A:.$M];[.$B$8]+3;0)*[.$A13]+VLOOKUP([.$A$7];[$'weapon parameters'.$A$17:.$M$20];11;0)*[.M$6]*[.$A13]" office:value-type="float" office:value="41.8040110005819" calcext:value-type="float">
            <text:p>42</text:p>
          </table:table-cell>
          <table:table-cell table:style-name="ce18" table:formula="of:=VLOOKUP([.N$1];[$'weapon parameters'.$A:.$M];[.$B$8]+0;0)+VLOOKUP([.N$1];[$'weapon parameters'.$A:.$M];[.$B$8]+3;0)*[.$A13]+VLOOKUP([.$A$7];[$'weapon parameters'.$A$17:.$M$20];11;0)*[.N$6]*[.$A13]" office:value-type="float" office:value="43.0761697560732" calcext:value-type="float">
            <text:p>43</text:p>
          </table:table-cell>
          <table:table-cell table:style-name="ce18" table:formula="of:=VLOOKUP([.O$1];[$'weapon parameters'.$A:.$M];[.$B$8]+0;0)+VLOOKUP([.O$1];[$'weapon parameters'.$A:.$M];[.$B$8]+3;0)*[.$A13]+VLOOKUP([.$A$7];[$'weapon parameters'.$A$17:.$M$20];11;0)*[.O$6]*[.$A13]" office:value-type="float" office:value="43.3578091731774" calcext:value-type="float">
            <text:p>43</text:p>
          </table:table-cell>
          <table:table-cell table:style-name="ce18" table:formula="of:=VLOOKUP([.P$1];[$'weapon parameters'.$A:.$M];[.$B$8]+0;0)+VLOOKUP([.P$1];[$'weapon parameters'.$A:.$M];[.$B$8]+3;0)*[.$A13]+VLOOKUP([.$A$7];[$'weapon parameters'.$A$17:.$M$20];11;0)*[.P$6]*[.$A13]" office:value-type="float" office:value="41.2694733383131" calcext:value-type="float">
            <text:p>41</text:p>
          </table:table-cell>
          <table:table-cell table:style-name="ce18" table:formula="of:=VLOOKUP([.Q$1];[$'weapon parameters'.$A:.$M];[.$B$8]+0;0)+VLOOKUP([.Q$1];[$'weapon parameters'.$A:.$M];[.$B$8]+3;0)*[.$A13]+VLOOKUP([.$A$7];[$'weapon parameters'.$A$17:.$M$20];11;0)*[.Q$6]*[.$A13]" office:value-type="float" office:value="41.0580693865659" calcext:value-type="float">
            <text:p>41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table:formula="of:=VLOOKUP([.B$1];[$'weapon parameters'.$A:.$M];[.$B$8]+0;0)+VLOOKUP([.B$1];[$'weapon parameters'.$A:.$M];[.$B$8]+3;0)*[.$A14]+VLOOKUP([.$A$7];[$'weapon parameters'.$A$17:.$M$20];11;0)*[.B$6]*[.$A14]" office:value-type="float" office:value="53.5931327071869" calcext:value-type="float">
            <text:p>54</text:p>
          </table:table-cell>
          <table:table-cell table:style-name="ce18" table:formula="of:=VLOOKUP([.C$1];[$'weapon parameters'.$A:.$M];[.$B$8]+0;0)+VLOOKUP([.C$1];[$'weapon parameters'.$A:.$M];[.$B$8]+3;0)*[.$A14]+VLOOKUP([.$A$7];[$'weapon parameters'.$A$17:.$M$20];11;0)*[.C$6]*[.$A14]" office:value-type="float" office:value="53.5914888710609" calcext:value-type="float">
            <text:p>54</text:p>
          </table:table-cell>
          <table:table-cell table:style-name="ce18" table:formula="of:=VLOOKUP([.D$1];[$'weapon parameters'.$A:.$M];[.$B$8]+0;0)+VLOOKUP([.D$1];[$'weapon parameters'.$A:.$M];[.$B$8]+3;0)*[.$A14]+VLOOKUP([.$A$7];[$'weapon parameters'.$A$17:.$M$20];11;0)*[.D$6]*[.$A14]" office:value-type="float" office:value="54.3310955046299" calcext:value-type="float">
            <text:p>54</text:p>
          </table:table-cell>
          <table:table-cell table:style-name="ce18" table:formula="of:=VLOOKUP([.E$1];[$'weapon parameters'.$A:.$M];[.$B$8]+0;0)+VLOOKUP([.E$1];[$'weapon parameters'.$A:.$M];[.$B$8]+3;0)*[.$A14]+VLOOKUP([.$A$7];[$'weapon parameters'.$A$17:.$M$20];11;0)*[.E$6]*[.$A14]" office:value-type="float" office:value="50.7772736019636" calcext:value-type="float">
            <text:p>51</text:p>
          </table:table-cell>
          <table:table-cell table:style-name="ce18" table:formula="of:=VLOOKUP([.F$1];[$'weapon parameters'.$A:.$M];[.$B$8]+0;0)+VLOOKUP([.F$1];[$'weapon parameters'.$A:.$M];[.$B$8]+3;0)*[.$A14]+VLOOKUP([.$A$7];[$'weapon parameters'.$A$17:.$M$20];11;0)*[.F$6]*[.$A14]" office:value-type="float" office:value="52.3884642157408" calcext:value-type="float">
            <text:p>52</text:p>
          </table:table-cell>
          <table:table-cell table:style-name="ce18" table:formula="of:=VLOOKUP([.G$1];[$'weapon parameters'.$A:.$M];[.$B$8]+0;0)+VLOOKUP([.G$1];[$'weapon parameters'.$A:.$M];[.$B$8]+3;0)*[.$A14]+VLOOKUP([.$A$7];[$'weapon parameters'.$A$17:.$M$20];11;0)*[.G$6]*[.$A14]" office:value-type="float" office:value="52.9000033584276" calcext:value-type="float">
            <text:p>53</text:p>
          </table:table-cell>
          <table:table-cell table:style-name="ce18" table:formula="of:=VLOOKUP([.H$1];[$'weapon parameters'.$A:.$M];[.$B$8]+0;0)+VLOOKUP([.H$1];[$'weapon parameters'.$A:.$M];[.$B$8]+3;0)*[.$A14]+VLOOKUP([.$A$7];[$'weapon parameters'.$A$17:.$M$20];11;0)*[.H$6]*[.$A14]" office:value-type="float" office:value="52.2607393566524" calcext:value-type="float">
            <text:p>52</text:p>
          </table:table-cell>
          <table:table-cell table:style-name="ce18" table:formula="of:=VLOOKUP([.I$1];[$'weapon parameters'.$A:.$M];[.$B$8]+0;0)+VLOOKUP([.I$1];[$'weapon parameters'.$A:.$M];[.$B$8]+3;0)*[.$A14]+VLOOKUP([.$A$7];[$'weapon parameters'.$A$17:.$M$20];11;0)*[.I$6]*[.$A14]" office:value-type="float" office:value="49.3229226027767" calcext:value-type="float">
            <text:p>49</text:p>
          </table:table-cell>
          <table:table-cell table:style-name="ce18" table:formula="of:=VLOOKUP([.J$1];[$'weapon parameters'.$A:.$M];[.$B$8]+0;0)+VLOOKUP([.J$1];[$'weapon parameters'.$A:.$M];[.$B$8]+3;0)*[.$A14]+VLOOKUP([.$A$7];[$'weapon parameters'.$A$17:.$M$20];11;0)*[.J$6]*[.$A14]" office:value-type="float" office:value="43.6001717518604" calcext:value-type="float">
            <text:p>44</text:p>
          </table:table-cell>
          <table:table-cell table:style-name="ce18" table:formula="of:=VLOOKUP([.K$1];[$'weapon parameters'.$A:.$M];[.$B$8]+0;0)+VLOOKUP([.K$1];[$'weapon parameters'.$A:.$M];[.$B$8]+3;0)*[.$A14]+VLOOKUP([.$A$7];[$'weapon parameters'.$A$17:.$M$20];11;0)*[.K$6]*[.$A14]" office:value-type="float" office:value="53.0814771174437" calcext:value-type="float">
            <text:p>53</text:p>
          </table:table-cell>
          <table:table-cell table:style-name="ce18" table:formula="of:=VLOOKUP([.L$1];[$'weapon parameters'.$A:.$M];[.$B$8]+0;0)+VLOOKUP([.L$1];[$'weapon parameters'.$A:.$M];[.$B$8]+3;0)*[.$A14]+VLOOKUP([.$A$7];[$'weapon parameters'.$A$17:.$M$20];11;0)*[.L$6]*[.$A14]" office:value-type="float" office:value="51.1366056520892" calcext:value-type="float">
            <text:p>51</text:p>
          </table:table-cell>
          <table:table-cell table:style-name="ce18" table:formula="of:=VLOOKUP([.M$1];[$'weapon parameters'.$A:.$M];[.$B$8]+0;0)+VLOOKUP([.M$1];[$'weapon parameters'.$A:.$M];[.$B$8]+3;0)*[.$A14]+VLOOKUP([.$A$7];[$'weapon parameters'.$A$17:.$M$20];11;0)*[.M$6]*[.$A14]" office:value-type="float" office:value="49.7550137507273" calcext:value-type="float">
            <text:p>50</text:p>
          </table:table-cell>
          <table:table-cell table:style-name="ce18" table:formula="of:=VLOOKUP([.N$1];[$'weapon parameters'.$A:.$M];[.$B$8]+0;0)+VLOOKUP([.N$1];[$'weapon parameters'.$A:.$M];[.$B$8]+3;0)*[.$A14]+VLOOKUP([.$A$7];[$'weapon parameters'.$A$17:.$M$20];11;0)*[.N$6]*[.$A14]" office:value-type="float" office:value="51.3452121950915" calcext:value-type="float">
            <text:p>51</text:p>
          </table:table-cell>
          <table:table-cell table:style-name="ce18" table:formula="of:=VLOOKUP([.O$1];[$'weapon parameters'.$A:.$M];[.$B$8]+0;0)+VLOOKUP([.O$1];[$'weapon parameters'.$A:.$M];[.$B$8]+3;0)*[.$A14]+VLOOKUP([.$A$7];[$'weapon parameters'.$A$17:.$M$20];11;0)*[.O$6]*[.$A14]" office:value-type="float" office:value="51.6972614664718" calcext:value-type="float">
            <text:p>52</text:p>
          </table:table-cell>
          <table:table-cell table:style-name="ce18" table:formula="of:=VLOOKUP([.P$1];[$'weapon parameters'.$A:.$M];[.$B$8]+0;0)+VLOOKUP([.P$1];[$'weapon parameters'.$A:.$M];[.$B$8]+3;0)*[.$A14]+VLOOKUP([.$A$7];[$'weapon parameters'.$A$17:.$M$20];11;0)*[.P$6]*[.$A14]" office:value-type="float" office:value="49.0868416728913" calcext:value-type="float">
            <text:p>49</text:p>
          </table:table-cell>
          <table:table-cell table:style-name="ce18" table:formula="of:=VLOOKUP([.Q$1];[$'weapon parameters'.$A:.$M];[.$B$8]+0;0)+VLOOKUP([.Q$1];[$'weapon parameters'.$A:.$M];[.$B$8]+3;0)*[.$A14]+VLOOKUP([.$A$7];[$'weapon parameters'.$A$17:.$M$20];11;0)*[.Q$6]*[.$A14]" office:value-type="float" office:value="48.8225867332074" calcext:value-type="float">
            <text:p>49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table:formula="of:=VLOOKUP([.B$1];[$'weapon parameters'.$A:.$M];[.$B$8]+0;0)+VLOOKUP([.B$1];[$'weapon parameters'.$A:.$M];[.$B$8]+3;0)*[.$A15]+VLOOKUP([.$A$7];[$'weapon parameters'.$A$17:.$M$20];11;0)*[.B$6]*[.$A15]" office:value-type="float" office:value="62.3117592486243" calcext:value-type="float">
            <text:p>62</text:p>
          </table:table-cell>
          <table:table-cell table:style-name="ce18" table:formula="of:=VLOOKUP([.C$1];[$'weapon parameters'.$A:.$M];[.$B$8]+0;0)+VLOOKUP([.C$1];[$'weapon parameters'.$A:.$M];[.$B$8]+3;0)*[.$A15]+VLOOKUP([.$A$7];[$'weapon parameters'.$A$17:.$M$20];11;0)*[.C$6]*[.$A15]" office:value-type="float" office:value="62.3097866452731" calcext:value-type="float">
            <text:p>62</text:p>
          </table:table-cell>
          <table:table-cell table:style-name="ce18" table:formula="of:=VLOOKUP([.D$1];[$'weapon parameters'.$A:.$M];[.$B$8]+0;0)+VLOOKUP([.D$1];[$'weapon parameters'.$A:.$M];[.$B$8]+3;0)*[.$A15]+VLOOKUP([.$A$7];[$'weapon parameters'.$A$17:.$M$20];11;0)*[.D$6]*[.$A15]" office:value-type="float" office:value="63.1973146055559" calcext:value-type="float">
            <text:p>63</text:p>
          </table:table-cell>
          <table:table-cell table:style-name="ce18" table:formula="of:=VLOOKUP([.E$1];[$'weapon parameters'.$A:.$M];[.$B$8]+0;0)+VLOOKUP([.E$1];[$'weapon parameters'.$A:.$M];[.$B$8]+3;0)*[.$A15]+VLOOKUP([.$A$7];[$'weapon parameters'.$A$17:.$M$20];11;0)*[.E$6]*[.$A15]" office:value-type="float" office:value="58.9327283223563" calcext:value-type="float">
            <text:p>59</text:p>
          </table:table-cell>
          <table:table-cell table:style-name="ce18" table:formula="of:=VLOOKUP([.F$1];[$'weapon parameters'.$A:.$M];[.$B$8]+0;0)+VLOOKUP([.F$1];[$'weapon parameters'.$A:.$M];[.$B$8]+3;0)*[.$A15]+VLOOKUP([.$A$7];[$'weapon parameters'.$A$17:.$M$20];11;0)*[.F$6]*[.$A15]" office:value-type="float" office:value="60.866157058889" calcext:value-type="float">
            <text:p>61</text:p>
          </table:table-cell>
          <table:table-cell table:style-name="ce18" table:formula="of:=VLOOKUP([.G$1];[$'weapon parameters'.$A:.$M];[.$B$8]+0;0)+VLOOKUP([.G$1];[$'weapon parameters'.$A:.$M];[.$B$8]+3;0)*[.$A15]+VLOOKUP([.$A$7];[$'weapon parameters'.$A$17:.$M$20];11;0)*[.G$6]*[.$A15]" office:value-type="float" office:value="61.4800040301132" calcext:value-type="float">
            <text:p>61</text:p>
          </table:table-cell>
          <table:table-cell table:style-name="ce18" table:formula="of:=VLOOKUP([.H$1];[$'weapon parameters'.$A:.$M];[.$B$8]+0;0)+VLOOKUP([.H$1];[$'weapon parameters'.$A:.$M];[.$B$8]+3;0)*[.$A15]+VLOOKUP([.$A$7];[$'weapon parameters'.$A$17:.$M$20];11;0)*[.H$6]*[.$A15]" office:value-type="float" office:value="60.7128872279829" calcext:value-type="float">
            <text:p>61</text:p>
          </table:table-cell>
          <table:table-cell table:style-name="ce18" table:formula="of:=VLOOKUP([.I$1];[$'weapon parameters'.$A:.$M];[.$B$8]+0;0)+VLOOKUP([.I$1];[$'weapon parameters'.$A:.$M];[.$B$8]+3;0)*[.$A15]+VLOOKUP([.$A$7];[$'weapon parameters'.$A$17:.$M$20];11;0)*[.I$6]*[.$A15]" office:value-type="float" office:value="57.1875071233321" calcext:value-type="float">
            <text:p>57</text:p>
          </table:table-cell>
          <table:table-cell table:style-name="ce18" table:formula="of:=VLOOKUP([.J$1];[$'weapon parameters'.$A:.$M];[.$B$8]+0;0)+VLOOKUP([.J$1];[$'weapon parameters'.$A:.$M];[.$B$8]+3;0)*[.$A15]+VLOOKUP([.$A$7];[$'weapon parameters'.$A$17:.$M$20];11;0)*[.J$6]*[.$A15]" office:value-type="float" office:value="50.3202061022324" calcext:value-type="float">
            <text:p>50</text:p>
          </table:table-cell>
          <table:table-cell table:style-name="ce18" table:formula="of:=VLOOKUP([.K$1];[$'weapon parameters'.$A:.$M];[.$B$8]+0;0)+VLOOKUP([.K$1];[$'weapon parameters'.$A:.$M];[.$B$8]+3;0)*[.$A15]+VLOOKUP([.$A$7];[$'weapon parameters'.$A$17:.$M$20];11;0)*[.K$6]*[.$A15]" office:value-type="float" office:value="61.6977725409325" calcext:value-type="float">
            <text:p>62</text:p>
          </table:table-cell>
          <table:table-cell table:style-name="ce18" table:formula="of:=VLOOKUP([.L$1];[$'weapon parameters'.$A:.$M];[.$B$8]+0;0)+VLOOKUP([.L$1];[$'weapon parameters'.$A:.$M];[.$B$8]+3;0)*[.$A15]+VLOOKUP([.$A$7];[$'weapon parameters'.$A$17:.$M$20];11;0)*[.L$6]*[.$A15]" office:value-type="float" office:value="59.363926782507" calcext:value-type="float">
            <text:p>59</text:p>
          </table:table-cell>
          <table:table-cell table:style-name="ce18" table:formula="of:=VLOOKUP([.M$1];[$'weapon parameters'.$A:.$M];[.$B$8]+0;0)+VLOOKUP([.M$1];[$'weapon parameters'.$A:.$M];[.$B$8]+3;0)*[.$A15]+VLOOKUP([.$A$7];[$'weapon parameters'.$A$17:.$M$20];11;0)*[.M$6]*[.$A15]" office:value-type="float" office:value="57.7060165008728" calcext:value-type="float">
            <text:p>58</text:p>
          </table:table-cell>
          <table:table-cell table:style-name="ce18" table:formula="of:=VLOOKUP([.N$1];[$'weapon parameters'.$A:.$M];[.$B$8]+0;0)+VLOOKUP([.N$1];[$'weapon parameters'.$A:.$M];[.$B$8]+3;0)*[.$A15]+VLOOKUP([.$A$7];[$'weapon parameters'.$A$17:.$M$20];11;0)*[.N$6]*[.$A15]" office:value-type="float" office:value="59.6142546341098" calcext:value-type="float">
            <text:p>60</text:p>
          </table:table-cell>
          <table:table-cell table:style-name="ce18" table:formula="of:=VLOOKUP([.O$1];[$'weapon parameters'.$A:.$M];[.$B$8]+0;0)+VLOOKUP([.O$1];[$'weapon parameters'.$A:.$M];[.$B$8]+3;0)*[.$A15]+VLOOKUP([.$A$7];[$'weapon parameters'.$A$17:.$M$20];11;0)*[.O$6]*[.$A15]" office:value-type="float" office:value="60.0367137597662" calcext:value-type="float">
            <text:p>60</text:p>
          </table:table-cell>
          <table:table-cell table:style-name="ce18" table:formula="of:=VLOOKUP([.P$1];[$'weapon parameters'.$A:.$M];[.$B$8]+0;0)+VLOOKUP([.P$1];[$'weapon parameters'.$A:.$M];[.$B$8]+3;0)*[.$A15]+VLOOKUP([.$A$7];[$'weapon parameters'.$A$17:.$M$20];11;0)*[.P$6]*[.$A15]" office:value-type="float" office:value="56.9042100074696" calcext:value-type="float">
            <text:p>57</text:p>
          </table:table-cell>
          <table:table-cell table:style-name="ce18" table:formula="of:=VLOOKUP([.Q$1];[$'weapon parameters'.$A:.$M];[.$B$8]+0;0)+VLOOKUP([.Q$1];[$'weapon parameters'.$A:.$M];[.$B$8]+3;0)*[.$A15]+VLOOKUP([.$A$7];[$'weapon parameters'.$A$17:.$M$20];11;0)*[.Q$6]*[.$A15]" office:value-type="float" office:value="56.5871040798488" calcext:value-type="float">
            <text:p>57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table:formula="of:=VLOOKUP([.B$1];[$'weapon parameters'.$A:.$M];[.$B$8]+0;0)+VLOOKUP([.B$1];[$'weapon parameters'.$A:.$M];[.$B$8]+3;0)*[.$A16]+VLOOKUP([.$A$7];[$'weapon parameters'.$A$17:.$M$20];11;0)*[.B$6]*[.$A16]" office:value-type="float" office:value="71.0303857900616" calcext:value-type="float">
            <text:p>71</text:p>
          </table:table-cell>
          <table:table-cell table:style-name="ce18" table:formula="of:=VLOOKUP([.C$1];[$'weapon parameters'.$A:.$M];[.$B$8]+0;0)+VLOOKUP([.C$1];[$'weapon parameters'.$A:.$M];[.$B$8]+3;0)*[.$A16]+VLOOKUP([.$A$7];[$'weapon parameters'.$A$17:.$M$20];11;0)*[.C$6]*[.$A16]" office:value-type="float" office:value="71.0280844194852" calcext:value-type="float">
            <text:p>71</text:p>
          </table:table-cell>
          <table:table-cell table:style-name="ce18" table:formula="of:=VLOOKUP([.D$1];[$'weapon parameters'.$A:.$M];[.$B$8]+0;0)+VLOOKUP([.D$1];[$'weapon parameters'.$A:.$M];[.$B$8]+3;0)*[.$A16]+VLOOKUP([.$A$7];[$'weapon parameters'.$A$17:.$M$20];11;0)*[.D$6]*[.$A16]" office:value-type="float" office:value="72.0635337064818" calcext:value-type="float">
            <text:p>72</text:p>
          </table:table-cell>
          <table:table-cell table:style-name="ce18" table:formula="of:=VLOOKUP([.E$1];[$'weapon parameters'.$A:.$M];[.$B$8]+0;0)+VLOOKUP([.E$1];[$'weapon parameters'.$A:.$M];[.$B$8]+3;0)*[.$A16]+VLOOKUP([.$A$7];[$'weapon parameters'.$A$17:.$M$20];11;0)*[.E$6]*[.$A16]" office:value-type="float" office:value="67.0881830427491" calcext:value-type="float">
            <text:p>67</text:p>
          </table:table-cell>
          <table:table-cell table:style-name="ce18" table:formula="of:=VLOOKUP([.F$1];[$'weapon parameters'.$A:.$M];[.$B$8]+0;0)+VLOOKUP([.F$1];[$'weapon parameters'.$A:.$M];[.$B$8]+3;0)*[.$A16]+VLOOKUP([.$A$7];[$'weapon parameters'.$A$17:.$M$20];11;0)*[.F$6]*[.$A16]" office:value-type="float" office:value="69.3438499020372" calcext:value-type="float">
            <text:p>69</text:p>
          </table:table-cell>
          <table:table-cell table:style-name="ce18" table:formula="of:=VLOOKUP([.G$1];[$'weapon parameters'.$A:.$M];[.$B$8]+0;0)+VLOOKUP([.G$1];[$'weapon parameters'.$A:.$M];[.$B$8]+3;0)*[.$A16]+VLOOKUP([.$A$7];[$'weapon parameters'.$A$17:.$M$20];11;0)*[.G$6]*[.$A16]" office:value-type="float" office:value="70.0600047017987" calcext:value-type="float">
            <text:p>70</text:p>
          </table:table-cell>
          <table:table-cell table:style-name="ce18" table:formula="of:=VLOOKUP([.H$1];[$'weapon parameters'.$A:.$M];[.$B$8]+0;0)+VLOOKUP([.H$1];[$'weapon parameters'.$A:.$M];[.$B$8]+3;0)*[.$A16]+VLOOKUP([.$A$7];[$'weapon parameters'.$A$17:.$M$20];11;0)*[.H$6]*[.$A16]" office:value-type="float" office:value="69.1650350993134" calcext:value-type="float">
            <text:p>69</text:p>
          </table:table-cell>
          <table:table-cell table:style-name="ce18" table:formula="of:=VLOOKUP([.I$1];[$'weapon parameters'.$A:.$M];[.$B$8]+0;0)+VLOOKUP([.I$1];[$'weapon parameters'.$A:.$M];[.$B$8]+3;0)*[.$A16]+VLOOKUP([.$A$7];[$'weapon parameters'.$A$17:.$M$20];11;0)*[.I$6]*[.$A16]" office:value-type="float" office:value="65.0520916438874" calcext:value-type="float">
            <text:p>65</text:p>
          </table:table-cell>
          <table:table-cell table:style-name="ce18" table:formula="of:=VLOOKUP([.J$1];[$'weapon parameters'.$A:.$M];[.$B$8]+0;0)+VLOOKUP([.J$1];[$'weapon parameters'.$A:.$M];[.$B$8]+3;0)*[.$A16]+VLOOKUP([.$A$7];[$'weapon parameters'.$A$17:.$M$20];11;0)*[.J$6]*[.$A16]" office:value-type="float" office:value="57.0402404526045" calcext:value-type="float">
            <text:p>57</text:p>
          </table:table-cell>
          <table:table-cell table:style-name="ce18" table:formula="of:=VLOOKUP([.K$1];[$'weapon parameters'.$A:.$M];[.$B$8]+0;0)+VLOOKUP([.K$1];[$'weapon parameters'.$A:.$M];[.$B$8]+3;0)*[.$A16]+VLOOKUP([.$A$7];[$'weapon parameters'.$A$17:.$M$20];11;0)*[.K$6]*[.$A16]" office:value-type="float" office:value="70.3140679644212" calcext:value-type="float">
            <text:p>70</text:p>
          </table:table-cell>
          <table:table-cell table:style-name="ce18" table:formula="of:=VLOOKUP([.L$1];[$'weapon parameters'.$A:.$M];[.$B$8]+0;0)+VLOOKUP([.L$1];[$'weapon parameters'.$A:.$M];[.$B$8]+3;0)*[.$A16]+VLOOKUP([.$A$7];[$'weapon parameters'.$A$17:.$M$20];11;0)*[.L$6]*[.$A16]" office:value-type="float" office:value="67.5912479129249" calcext:value-type="float">
            <text:p>68</text:p>
          </table:table-cell>
          <table:table-cell table:style-name="ce18" table:formula="of:=VLOOKUP([.M$1];[$'weapon parameters'.$A:.$M];[.$B$8]+0;0)+VLOOKUP([.M$1];[$'weapon parameters'.$A:.$M];[.$B$8]+3;0)*[.$A16]+VLOOKUP([.$A$7];[$'weapon parameters'.$A$17:.$M$20];11;0)*[.M$6]*[.$A16]" office:value-type="float" office:value="65.6570192510183" calcext:value-type="float">
            <text:p>66</text:p>
          </table:table-cell>
          <table:table-cell table:style-name="ce18" table:formula="of:=VLOOKUP([.N$1];[$'weapon parameters'.$A:.$M];[.$B$8]+0;0)+VLOOKUP([.N$1];[$'weapon parameters'.$A:.$M];[.$B$8]+3;0)*[.$A16]+VLOOKUP([.$A$7];[$'weapon parameters'.$A$17:.$M$20];11;0)*[.N$6]*[.$A16]" office:value-type="float" office:value="67.8832970731281" calcext:value-type="float">
            <text:p>68</text:p>
          </table:table-cell>
          <table:table-cell table:style-name="ce18" table:formula="of:=VLOOKUP([.O$1];[$'weapon parameters'.$A:.$M];[.$B$8]+0;0)+VLOOKUP([.O$1];[$'weapon parameters'.$A:.$M];[.$B$8]+3;0)*[.$A16]+VLOOKUP([.$A$7];[$'weapon parameters'.$A$17:.$M$20];11;0)*[.O$6]*[.$A16]" office:value-type="float" office:value="68.3761660530605" calcext:value-type="float">
            <text:p>68</text:p>
          </table:table-cell>
          <table:table-cell table:style-name="ce18" table:formula="of:=VLOOKUP([.P$1];[$'weapon parameters'.$A:.$M];[.$B$8]+0;0)+VLOOKUP([.P$1];[$'weapon parameters'.$A:.$M];[.$B$8]+3;0)*[.$A16]+VLOOKUP([.$A$7];[$'weapon parameters'.$A$17:.$M$20];11;0)*[.P$6]*[.$A16]" office:value-type="float" office:value="64.7215783420479" calcext:value-type="float">
            <text:p>65</text:p>
          </table:table-cell>
          <table:table-cell table:style-name="ce18" table:formula="of:=VLOOKUP([.Q$1];[$'weapon parameters'.$A:.$M];[.$B$8]+0;0)+VLOOKUP([.Q$1];[$'weapon parameters'.$A:.$M];[.$B$8]+3;0)*[.$A16]+VLOOKUP([.$A$7];[$'weapon parameters'.$A$17:.$M$20];11;0)*[.Q$6]*[.$A16]" office:value-type="float" office:value="64.3516214264903" calcext:value-type="float">
            <text:p>64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table:formula="of:=VLOOKUP([.B$1];[$'weapon parameters'.$A:.$M];[.$B$8]+0;0)+VLOOKUP([.B$1];[$'weapon parameters'.$A:.$M];[.$B$8]+3;0)*[.$A17]+VLOOKUP([.$A$7];[$'weapon parameters'.$A$17:.$M$20];11;0)*[.B$6]*[.$A17]" office:value-type="float" office:value="79.749012331499" calcext:value-type="float">
            <text:p>80</text:p>
          </table:table-cell>
          <table:table-cell table:style-name="ce18" table:formula="of:=VLOOKUP([.C$1];[$'weapon parameters'.$A:.$M];[.$B$8]+0;0)+VLOOKUP([.C$1];[$'weapon parameters'.$A:.$M];[.$B$8]+3;0)*[.$A17]+VLOOKUP([.$A$7];[$'weapon parameters'.$A$17:.$M$20];11;0)*[.C$6]*[.$A17]" office:value-type="float" office:value="79.7463821936974" calcext:value-type="float">
            <text:p>80</text:p>
          </table:table-cell>
          <table:table-cell table:style-name="ce18" table:formula="of:=VLOOKUP([.D$1];[$'weapon parameters'.$A:.$M];[.$B$8]+0;0)+VLOOKUP([.D$1];[$'weapon parameters'.$A:.$M];[.$B$8]+3;0)*[.$A17]+VLOOKUP([.$A$7];[$'weapon parameters'.$A$17:.$M$20];11;0)*[.D$6]*[.$A17]" office:value-type="float" office:value="80.9297528074078" calcext:value-type="float">
            <text:p>81</text:p>
          </table:table-cell>
          <table:table-cell table:style-name="ce18" table:formula="of:=VLOOKUP([.E$1];[$'weapon parameters'.$A:.$M];[.$B$8]+0;0)+VLOOKUP([.E$1];[$'weapon parameters'.$A:.$M];[.$B$8]+3;0)*[.$A17]+VLOOKUP([.$A$7];[$'weapon parameters'.$A$17:.$M$20];11;0)*[.E$6]*[.$A17]" office:value-type="float" office:value="75.2436377631418" calcext:value-type="float">
            <text:p>75</text:p>
          </table:table-cell>
          <table:table-cell table:style-name="ce18" table:formula="of:=VLOOKUP([.F$1];[$'weapon parameters'.$A:.$M];[.$B$8]+0;0)+VLOOKUP([.F$1];[$'weapon parameters'.$A:.$M];[.$B$8]+3;0)*[.$A17]+VLOOKUP([.$A$7];[$'weapon parameters'.$A$17:.$M$20];11;0)*[.F$6]*[.$A17]" office:value-type="float" office:value="77.8215427451854" calcext:value-type="float">
            <text:p>78</text:p>
          </table:table-cell>
          <table:table-cell table:style-name="ce18" table:formula="of:=VLOOKUP([.G$1];[$'weapon parameters'.$A:.$M];[.$B$8]+0;0)+VLOOKUP([.G$1];[$'weapon parameters'.$A:.$M];[.$B$8]+3;0)*[.$A17]+VLOOKUP([.$A$7];[$'weapon parameters'.$A$17:.$M$20];11;0)*[.G$6]*[.$A17]" office:value-type="float" office:value="78.6400053734842" calcext:value-type="float">
            <text:p>79</text:p>
          </table:table-cell>
          <table:table-cell table:style-name="ce18" table:formula="of:=VLOOKUP([.H$1];[$'weapon parameters'.$A:.$M];[.$B$8]+0;0)+VLOOKUP([.H$1];[$'weapon parameters'.$A:.$M];[.$B$8]+3;0)*[.$A17]+VLOOKUP([.$A$7];[$'weapon parameters'.$A$17:.$M$20];11;0)*[.H$6]*[.$A17]" office:value-type="float" office:value="77.6171829706439" calcext:value-type="float">
            <text:p>78</text:p>
          </table:table-cell>
          <table:table-cell table:style-name="ce18" table:formula="of:=VLOOKUP([.I$1];[$'weapon parameters'.$A:.$M];[.$B$8]+0;0)+VLOOKUP([.I$1];[$'weapon parameters'.$A:.$M];[.$B$8]+3;0)*[.$A17]+VLOOKUP([.$A$7];[$'weapon parameters'.$A$17:.$M$20];11;0)*[.I$6]*[.$A17]" office:value-type="float" office:value="72.9166761644428" calcext:value-type="float">
            <text:p>73</text:p>
          </table:table-cell>
          <table:table-cell table:style-name="ce18" table:formula="of:=VLOOKUP([.J$1];[$'weapon parameters'.$A:.$M];[.$B$8]+0;0)+VLOOKUP([.J$1];[$'weapon parameters'.$A:.$M];[.$B$8]+3;0)*[.$A17]+VLOOKUP([.$A$7];[$'weapon parameters'.$A$17:.$M$20];11;0)*[.J$6]*[.$A17]" office:value-type="float" office:value="63.7602748029766" calcext:value-type="float">
            <text:p>64</text:p>
          </table:table-cell>
          <table:table-cell table:style-name="ce18" table:formula="of:=VLOOKUP([.K$1];[$'weapon parameters'.$A:.$M];[.$B$8]+0;0)+VLOOKUP([.K$1];[$'weapon parameters'.$A:.$M];[.$B$8]+3;0)*[.$A17]+VLOOKUP([.$A$7];[$'weapon parameters'.$A$17:.$M$20];11;0)*[.K$6]*[.$A17]" office:value-type="float" office:value="78.93036338791" calcext:value-type="float">
            <text:p>79</text:p>
          </table:table-cell>
          <table:table-cell table:style-name="ce18" table:formula="of:=VLOOKUP([.L$1];[$'weapon parameters'.$A:.$M];[.$B$8]+0;0)+VLOOKUP([.L$1];[$'weapon parameters'.$A:.$M];[.$B$8]+3;0)*[.$A17]+VLOOKUP([.$A$7];[$'weapon parameters'.$A$17:.$M$20];11;0)*[.L$6]*[.$A17]" office:value-type="float" office:value="75.8185690433427" calcext:value-type="float">
            <text:p>76</text:p>
          </table:table-cell>
          <table:table-cell table:style-name="ce18" table:formula="of:=VLOOKUP([.M$1];[$'weapon parameters'.$A:.$M];[.$B$8]+0;0)+VLOOKUP([.M$1];[$'weapon parameters'.$A:.$M];[.$B$8]+3;0)*[.$A17]+VLOOKUP([.$A$7];[$'weapon parameters'.$A$17:.$M$20];11;0)*[.M$6]*[.$A17]" office:value-type="float" office:value="73.6080220011637" calcext:value-type="float">
            <text:p>74</text:p>
          </table:table-cell>
          <table:table-cell table:style-name="ce18" table:formula="of:=VLOOKUP([.N$1];[$'weapon parameters'.$A:.$M];[.$B$8]+0;0)+VLOOKUP([.N$1];[$'weapon parameters'.$A:.$M];[.$B$8]+3;0)*[.$A17]+VLOOKUP([.$A$7];[$'weapon parameters'.$A$17:.$M$20];11;0)*[.N$6]*[.$A17]" office:value-type="float" office:value="76.1523395121464" calcext:value-type="float">
            <text:p>76</text:p>
          </table:table-cell>
          <table:table-cell table:style-name="ce18" table:formula="of:=VLOOKUP([.O$1];[$'weapon parameters'.$A:.$M];[.$B$8]+0;0)+VLOOKUP([.O$1];[$'weapon parameters'.$A:.$M];[.$B$8]+3;0)*[.$A17]+VLOOKUP([.$A$7];[$'weapon parameters'.$A$17:.$M$20];11;0)*[.O$6]*[.$A17]" office:value-type="float" office:value="76.7156183463549" calcext:value-type="float">
            <text:p>77</text:p>
          </table:table-cell>
          <table:table-cell table:style-name="ce18" table:formula="of:=VLOOKUP([.P$1];[$'weapon parameters'.$A:.$M];[.$B$8]+0;0)+VLOOKUP([.P$1];[$'weapon parameters'.$A:.$M];[.$B$8]+3;0)*[.$A17]+VLOOKUP([.$A$7];[$'weapon parameters'.$A$17:.$M$20];11;0)*[.P$6]*[.$A17]" office:value-type="float" office:value="72.5389466766261" calcext:value-type="float">
            <text:p>73</text:p>
          </table:table-cell>
          <table:table-cell table:style-name="ce18" table:formula="of:=VLOOKUP([.Q$1];[$'weapon parameters'.$A:.$M];[.$B$8]+0;0)+VLOOKUP([.Q$1];[$'weapon parameters'.$A:.$M];[.$B$8]+3;0)*[.$A17]+VLOOKUP([.$A$7];[$'weapon parameters'.$A$17:.$M$20];11;0)*[.Q$6]*[.$A17]" office:value-type="float" office:value="72.1161387731318" calcext:value-type="float">
            <text:p>72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table:formula="of:=VLOOKUP([.B$1];[$'weapon parameters'.$A:.$M];[.$B$8]+0;0)+VLOOKUP([.B$1];[$'weapon parameters'.$A:.$M];[.$B$8]+3;0)*[.$A18]+VLOOKUP([.$A$7];[$'weapon parameters'.$A$17:.$M$20];11;0)*[.B$6]*[.$A18]" office:value-type="float" office:value="88.4676388729364" calcext:value-type="float">
            <text:p>88</text:p>
          </table:table-cell>
          <table:table-cell table:style-name="ce18" table:formula="of:=VLOOKUP([.C$1];[$'weapon parameters'.$A:.$M];[.$B$8]+0;0)+VLOOKUP([.C$1];[$'weapon parameters'.$A:.$M];[.$B$8]+3;0)*[.$A18]+VLOOKUP([.$A$7];[$'weapon parameters'.$A$17:.$M$20];11;0)*[.C$6]*[.$A18]" office:value-type="float" office:value="88.4646799679096" calcext:value-type="float">
            <text:p>88</text:p>
          </table:table-cell>
          <table:table-cell table:style-name="ce18" table:formula="of:=VLOOKUP([.D$1];[$'weapon parameters'.$A:.$M];[.$B$8]+0;0)+VLOOKUP([.D$1];[$'weapon parameters'.$A:.$M];[.$B$8]+3;0)*[.$A18]+VLOOKUP([.$A$7];[$'weapon parameters'.$A$17:.$M$20];11;0)*[.D$6]*[.$A18]" office:value-type="float" office:value="89.7959719083338" calcext:value-type="float">
            <text:p>90</text:p>
          </table:table-cell>
          <table:table-cell table:style-name="ce18" table:formula="of:=VLOOKUP([.E$1];[$'weapon parameters'.$A:.$M];[.$B$8]+0;0)+VLOOKUP([.E$1];[$'weapon parameters'.$A:.$M];[.$B$8]+3;0)*[.$A18]+VLOOKUP([.$A$7];[$'weapon parameters'.$A$17:.$M$20];11;0)*[.E$6]*[.$A18]" office:value-type="float" office:value="83.3990924835345" calcext:value-type="float">
            <text:p>83</text:p>
          </table:table-cell>
          <table:table-cell table:style-name="ce18" table:formula="of:=VLOOKUP([.F$1];[$'weapon parameters'.$A:.$M];[.$B$8]+0;0)+VLOOKUP([.F$1];[$'weapon parameters'.$A:.$M];[.$B$8]+3;0)*[.$A18]+VLOOKUP([.$A$7];[$'weapon parameters'.$A$17:.$M$20];11;0)*[.F$6]*[.$A18]" office:value-type="float" office:value="86.2992355883335" calcext:value-type="float">
            <text:p>86</text:p>
          </table:table-cell>
          <table:table-cell table:style-name="ce18" table:formula="of:=VLOOKUP([.G$1];[$'weapon parameters'.$A:.$M];[.$B$8]+0;0)+VLOOKUP([.G$1];[$'weapon parameters'.$A:.$M];[.$B$8]+3;0)*[.$A18]+VLOOKUP([.$A$7];[$'weapon parameters'.$A$17:.$M$20];11;0)*[.G$6]*[.$A18]" office:value-type="float" office:value="87.2200060451698" calcext:value-type="float">
            <text:p>87</text:p>
          </table:table-cell>
          <table:table-cell table:style-name="ce18" table:formula="of:=VLOOKUP([.H$1];[$'weapon parameters'.$A:.$M];[.$B$8]+0;0)+VLOOKUP([.H$1];[$'weapon parameters'.$A:.$M];[.$B$8]+3;0)*[.$A18]+VLOOKUP([.$A$7];[$'weapon parameters'.$A$17:.$M$20];11;0)*[.H$6]*[.$A18]" office:value-type="float" office:value="86.0693308419744" calcext:value-type="float">
            <text:p>86</text:p>
          </table:table-cell>
          <table:table-cell table:style-name="ce18" table:formula="of:=VLOOKUP([.I$1];[$'weapon parameters'.$A:.$M];[.$B$8]+0;0)+VLOOKUP([.I$1];[$'weapon parameters'.$A:.$M];[.$B$8]+3;0)*[.$A18]+VLOOKUP([.$A$7];[$'weapon parameters'.$A$17:.$M$20];11;0)*[.I$6]*[.$A18]" office:value-type="float" office:value="80.7812606849981" calcext:value-type="float">
            <text:p>81</text:p>
          </table:table-cell>
          <table:table-cell table:style-name="ce18" table:formula="of:=VLOOKUP([.J$1];[$'weapon parameters'.$A:.$M];[.$B$8]+0;0)+VLOOKUP([.J$1];[$'weapon parameters'.$A:.$M];[.$B$8]+3;0)*[.$A18]+VLOOKUP([.$A$7];[$'weapon parameters'.$A$17:.$M$20];11;0)*[.J$6]*[.$A18]" office:value-type="float" office:value="70.4803091533487" calcext:value-type="float">
            <text:p>70</text:p>
          </table:table-cell>
          <table:table-cell table:style-name="ce18" table:formula="of:=VLOOKUP([.K$1];[$'weapon parameters'.$A:.$M];[.$B$8]+0;0)+VLOOKUP([.K$1];[$'weapon parameters'.$A:.$M];[.$B$8]+3;0)*[.$A18]+VLOOKUP([.$A$7];[$'weapon parameters'.$A$17:.$M$20];11;0)*[.K$6]*[.$A18]" office:value-type="float" office:value="87.5466588113987" calcext:value-type="float">
            <text:p>88</text:p>
          </table:table-cell>
          <table:table-cell table:style-name="ce18" table:formula="of:=VLOOKUP([.L$1];[$'weapon parameters'.$A:.$M];[.$B$8]+0;0)+VLOOKUP([.L$1];[$'weapon parameters'.$A:.$M];[.$B$8]+3;0)*[.$A18]+VLOOKUP([.$A$7];[$'weapon parameters'.$A$17:.$M$20];11;0)*[.L$6]*[.$A18]" office:value-type="float" office:value="84.0458901737606" calcext:value-type="float">
            <text:p>84</text:p>
          </table:table-cell>
          <table:table-cell table:style-name="ce18" table:formula="of:=VLOOKUP([.M$1];[$'weapon parameters'.$A:.$M];[.$B$8]+0;0)+VLOOKUP([.M$1];[$'weapon parameters'.$A:.$M];[.$B$8]+3;0)*[.$A18]+VLOOKUP([.$A$7];[$'weapon parameters'.$A$17:.$M$20];11;0)*[.M$6]*[.$A18]" office:value-type="float" office:value="81.5590247513092" calcext:value-type="float">
            <text:p>82</text:p>
          </table:table-cell>
          <table:table-cell table:style-name="ce18" table:formula="of:=VLOOKUP([.N$1];[$'weapon parameters'.$A:.$M];[.$B$8]+0;0)+VLOOKUP([.N$1];[$'weapon parameters'.$A:.$M];[.$B$8]+3;0)*[.$A18]+VLOOKUP([.$A$7];[$'weapon parameters'.$A$17:.$M$20];11;0)*[.N$6]*[.$A18]" office:value-type="float" office:value="84.4213819511647" calcext:value-type="float">
            <text:p>84</text:p>
          </table:table-cell>
          <table:table-cell table:style-name="ce18" table:formula="of:=VLOOKUP([.O$1];[$'weapon parameters'.$A:.$M];[.$B$8]+0;0)+VLOOKUP([.O$1];[$'weapon parameters'.$A:.$M];[.$B$8]+3;0)*[.$A18]+VLOOKUP([.$A$7];[$'weapon parameters'.$A$17:.$M$20];11;0)*[.O$6]*[.$A18]" office:value-type="float" office:value="85.0550706396492" calcext:value-type="float">
            <text:p>85</text:p>
          </table:table-cell>
          <table:table-cell table:style-name="ce18" table:formula="of:=VLOOKUP([.P$1];[$'weapon parameters'.$A:.$M];[.$B$8]+0;0)+VLOOKUP([.P$1];[$'weapon parameters'.$A:.$M];[.$B$8]+3;0)*[.$A18]+VLOOKUP([.$A$7];[$'weapon parameters'.$A$17:.$M$20];11;0)*[.P$6]*[.$A18]" office:value-type="float" office:value="80.3563150112044" calcext:value-type="float">
            <text:p>80</text:p>
          </table:table-cell>
          <table:table-cell table:style-name="ce18" table:formula="of:=VLOOKUP([.Q$1];[$'weapon parameters'.$A:.$M];[.$B$8]+0;0)+VLOOKUP([.Q$1];[$'weapon parameters'.$A:.$M];[.$B$8]+3;0)*[.$A18]+VLOOKUP([.$A$7];[$'weapon parameters'.$A$17:.$M$20];11;0)*[.Q$6]*[.$A18]" office:value-type="float" office:value="79.8806561197733" calcext:value-type="float">
            <text:p>8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VLOOKUP([.B$1];[$'weapon parameters'.$A:.$M];[.$B$8]+0;0)+VLOOKUP([.B$1];[$'weapon parameters'.$A:.$M];[.$B$8]+3;0)*[.$A19]+VLOOKUP([.$A$7];[$'weapon parameters'.$A$17:.$M$20];11;0)*[.B$6]*[.$A19]" office:value-type="float" office:value="97.1862654143738" calcext:value-type="float">
            <text:p>97</text:p>
          </table:table-cell>
          <table:table-cell table:style-name="ce18" table:formula="of:=VLOOKUP([.C$1];[$'weapon parameters'.$A:.$M];[.$B$8]+0;0)+VLOOKUP([.C$1];[$'weapon parameters'.$A:.$M];[.$B$8]+3;0)*[.$A19]+VLOOKUP([.$A$7];[$'weapon parameters'.$A$17:.$M$20];11;0)*[.C$6]*[.$A19]" office:value-type="float" office:value="97.1829777421218" calcext:value-type="float">
            <text:p>97</text:p>
          </table:table-cell>
          <table:table-cell table:style-name="ce18" table:formula="of:=VLOOKUP([.D$1];[$'weapon parameters'.$A:.$M];[.$B$8]+0;0)+VLOOKUP([.D$1];[$'weapon parameters'.$A:.$M];[.$B$8]+3;0)*[.$A19]+VLOOKUP([.$A$7];[$'weapon parameters'.$A$17:.$M$20];11;0)*[.D$6]*[.$A19]" office:value-type="float" office:value="98.6621910092598" calcext:value-type="float">
            <text:p>99</text:p>
          </table:table-cell>
          <table:table-cell table:style-name="ce18" table:formula="of:=VLOOKUP([.E$1];[$'weapon parameters'.$A:.$M];[.$B$8]+0;0)+VLOOKUP([.E$1];[$'weapon parameters'.$A:.$M];[.$B$8]+3;0)*[.$A19]+VLOOKUP([.$A$7];[$'weapon parameters'.$A$17:.$M$20];11;0)*[.E$6]*[.$A19]" office:value-type="float" office:value="91.5545472039272" calcext:value-type="float">
            <text:p>92</text:p>
          </table:table-cell>
          <table:table-cell table:style-name="ce18" table:formula="of:=VLOOKUP([.F$1];[$'weapon parameters'.$A:.$M];[.$B$8]+0;0)+VLOOKUP([.F$1];[$'weapon parameters'.$A:.$M];[.$B$8]+3;0)*[.$A19]+VLOOKUP([.$A$7];[$'weapon parameters'.$A$17:.$M$20];11;0)*[.F$6]*[.$A19]" office:value-type="float" office:value="94.7769284314817" calcext:value-type="float">
            <text:p>95</text:p>
          </table:table-cell>
          <table:table-cell table:style-name="ce18" table:formula="of:=VLOOKUP([.G$1];[$'weapon parameters'.$A:.$M];[.$B$8]+0;0)+VLOOKUP([.G$1];[$'weapon parameters'.$A:.$M];[.$B$8]+3;0)*[.$A19]+VLOOKUP([.$A$7];[$'weapon parameters'.$A$17:.$M$20];11;0)*[.G$6]*[.$A19]" office:value-type="float" office:value="95.8000067168553" calcext:value-type="float">
            <text:p>96</text:p>
          </table:table-cell>
          <table:table-cell table:style-name="ce18" table:formula="of:=VLOOKUP([.H$1];[$'weapon parameters'.$A:.$M];[.$B$8]+0;0)+VLOOKUP([.H$1];[$'weapon parameters'.$A:.$M];[.$B$8]+3;0)*[.$A19]+VLOOKUP([.$A$7];[$'weapon parameters'.$A$17:.$M$20];11;0)*[.H$6]*[.$A19]" office:value-type="float" office:value="94.5214787133049" calcext:value-type="float">
            <text:p>95</text:p>
          </table:table-cell>
          <table:table-cell table:style-name="ce18" table:formula="of:=VLOOKUP([.I$1];[$'weapon parameters'.$A:.$M];[.$B$8]+0;0)+VLOOKUP([.I$1];[$'weapon parameters'.$A:.$M];[.$B$8]+3;0)*[.$A19]+VLOOKUP([.$A$7];[$'weapon parameters'.$A$17:.$M$20];11;0)*[.I$6]*[.$A19]" office:value-type="float" office:value="88.6458452055534" calcext:value-type="float">
            <text:p>89</text:p>
          </table:table-cell>
          <table:table-cell table:style-name="ce18" table:formula="of:=VLOOKUP([.J$1];[$'weapon parameters'.$A:.$M];[.$B$8]+0;0)+VLOOKUP([.J$1];[$'weapon parameters'.$A:.$M];[.$B$8]+3;0)*[.$A19]+VLOOKUP([.$A$7];[$'weapon parameters'.$A$17:.$M$20];11;0)*[.J$6]*[.$A19]" office:value-type="float" office:value="77.2003435037207" calcext:value-type="float">
            <text:p>77</text:p>
          </table:table-cell>
          <table:table-cell table:style-name="ce18" table:formula="of:=VLOOKUP([.K$1];[$'weapon parameters'.$A:.$M];[.$B$8]+0;0)+VLOOKUP([.K$1];[$'weapon parameters'.$A:.$M];[.$B$8]+3;0)*[.$A19]+VLOOKUP([.$A$7];[$'weapon parameters'.$A$17:.$M$20];11;0)*[.K$6]*[.$A19]" office:value-type="float" office:value="96.1629542348874" calcext:value-type="float">
            <text:p>96</text:p>
          </table:table-cell>
          <table:table-cell table:style-name="ce18" table:formula="of:=VLOOKUP([.L$1];[$'weapon parameters'.$A:.$M];[.$B$8]+0;0)+VLOOKUP([.L$1];[$'weapon parameters'.$A:.$M];[.$B$8]+3;0)*[.$A19]+VLOOKUP([.$A$7];[$'weapon parameters'.$A$17:.$M$20];11;0)*[.L$6]*[.$A19]" office:value-type="float" office:value="92.2732113041784" calcext:value-type="float">
            <text:p>92</text:p>
          </table:table-cell>
          <table:table-cell table:style-name="ce18" table:formula="of:=VLOOKUP([.M$1];[$'weapon parameters'.$A:.$M];[.$B$8]+0;0)+VLOOKUP([.M$1];[$'weapon parameters'.$A:.$M];[.$B$8]+3;0)*[.$A19]+VLOOKUP([.$A$7];[$'weapon parameters'.$A$17:.$M$20];11;0)*[.M$6]*[.$A19]" office:value-type="float" office:value="89.5100275014546" calcext:value-type="float">
            <text:p>90</text:p>
          </table:table-cell>
          <table:table-cell table:style-name="ce18" table:formula="of:=VLOOKUP([.N$1];[$'weapon parameters'.$A:.$M];[.$B$8]+0;0)+VLOOKUP([.N$1];[$'weapon parameters'.$A:.$M];[.$B$8]+3;0)*[.$A19]+VLOOKUP([.$A$7];[$'weapon parameters'.$A$17:.$M$20];11;0)*[.N$6]*[.$A19]" office:value-type="float" office:value="92.690424390183" calcext:value-type="float">
            <text:p>93</text:p>
          </table:table-cell>
          <table:table-cell table:style-name="ce18" table:formula="of:=VLOOKUP([.O$1];[$'weapon parameters'.$A:.$M];[.$B$8]+0;0)+VLOOKUP([.O$1];[$'weapon parameters'.$A:.$M];[.$B$8]+3;0)*[.$A19]+VLOOKUP([.$A$7];[$'weapon parameters'.$A$17:.$M$20];11;0)*[.O$6]*[.$A19]" office:value-type="float" office:value="93.3945229329436" calcext:value-type="float">
            <text:p>93</text:p>
          </table:table-cell>
          <table:table-cell table:style-name="ce18" table:formula="of:=VLOOKUP([.P$1];[$'weapon parameters'.$A:.$M];[.$B$8]+0;0)+VLOOKUP([.P$1];[$'weapon parameters'.$A:.$M];[.$B$8]+3;0)*[.$A19]+VLOOKUP([.$A$7];[$'weapon parameters'.$A$17:.$M$20];11;0)*[.P$6]*[.$A19]" office:value-type="float" office:value="88.1736833457826" calcext:value-type="float">
            <text:p>88</text:p>
          </table:table-cell>
          <table:table-cell table:style-name="ce18" table:formula="of:=VLOOKUP([.Q$1];[$'weapon parameters'.$A:.$M];[.$B$8]+0;0)+VLOOKUP([.Q$1];[$'weapon parameters'.$A:.$M];[.$B$8]+3;0)*[.$A19]+VLOOKUP([.$A$7];[$'weapon parameters'.$A$17:.$M$20];11;0)*[.Q$6]*[.$A19]" office:value-type="float" office:value="87.6451734664148" calcext:value-type="float">
            <text:p>8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1</text:p>
          </table:table-cell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table:formula="of:=VLOOKUP([.B$1];[$'weapon parameters'.$A:.$M];[.$B$8]+6;0)+VLOOKUP([.B$1];[$'weapon parameters'.$A:.$M];[.$B$8]+9;0)*[.B$4]*[.$A21]" office:value-type="float" office:value="8.5772848273292" calcext:value-type="float">
            <text:p>9</text:p>
          </table:table-cell>
          <table:table-cell table:style-name="ce18" table:formula="of:=VLOOKUP([.C$1];[$'weapon parameters'.$A:.$M];[.$B$8]+6;0)+VLOOKUP([.C$1];[$'weapon parameters'.$A:.$M];[.$B$8]+9;0)*[.C$4]*[.$A21]" office:value-type="float" office:value="13.5781895326869" calcext:value-type="float">
            <text:p>14</text:p>
          </table:table-cell>
          <table:table-cell table:style-name="ce18" table:formula="of:=VLOOKUP([.D$1];[$'weapon parameters'.$A:.$M];[.$B$8]+6;0)+VLOOKUP([.D$1];[$'weapon parameters'.$A:.$M];[.$B$8]+9;0)*[.D$4]*[.$A21]" office:value-type="float" office:value="8.09268515324768" calcext:value-type="float">
            <text:p>8</text:p>
          </table:table-cell>
          <table:table-cell table:style-name="ce18" table:formula="of:=VLOOKUP([.E$1];[$'weapon parameters'.$A:.$M];[.$B$8]+6;0)+VLOOKUP([.E$1];[$'weapon parameters'.$A:.$M];[.$B$8]+9;0)*[.E$4]*[.$A21]" office:value-type="float" office:value="13.6832257836847" calcext:value-type="float">
            <text:p>14</text:p>
          </table:table-cell>
          <table:table-cell table:style-name="ce18" table:formula="of:=VLOOKUP([.F$1];[$'weapon parameters'.$A:.$M];[.$B$8]+6;0)+VLOOKUP([.F$1];[$'weapon parameters'.$A:.$M];[.$B$8]+9;0)*[.F$4]*[.$A21]" office:value-type="float" office:value="14.2648853352633" calcext:value-type="float">
            <text:p>14</text:p>
          </table:table-cell>
          <table:table-cell table:style-name="ce18" table:formula="of:=VLOOKUP([.G$1];[$'weapon parameters'.$A:.$M];[.$B$8]+6;0)+VLOOKUP([.G$1];[$'weapon parameters'.$A:.$M];[.$B$8]+9;0)*[.G$4]*[.$A21]" office:value-type="float" office:value="12.9185331042756" calcext:value-type="float">
            <text:p>13</text:p>
          </table:table-cell>
          <table:table-cell table:style-name="ce18" table:formula="of:=VLOOKUP([.H$1];[$'weapon parameters'.$A:.$M];[.$B$8]+6;0)+VLOOKUP([.H$1];[$'weapon parameters'.$A:.$M];[.$B$8]+9;0)*[.H$4]*[.$A21]" office:value-type="float" office:value="10.1821639050267" calcext:value-type="float">
            <text:p>10</text:p>
          </table:table-cell>
          <table:table-cell table:style-name="ce18" table:formula="of:=VLOOKUP([.I$1];[$'weapon parameters'.$A:.$M];[.$B$8]+6;0)+VLOOKUP([.I$1];[$'weapon parameters'.$A:.$M];[.$B$8]+9;0)*[.I$4]*[.$A21]" office:value-type="float" office:value="12.0811657112342" calcext:value-type="float">
            <text:p>12</text:p>
          </table:table-cell>
          <table:table-cell table:style-name="ce18" table:formula="of:=VLOOKUP([.J$1];[$'weapon parameters'.$A:.$M];[.$B$8]+6;0)+VLOOKUP([.J$1];[$'weapon parameters'.$A:.$M];[.$B$8]+9;0)*[.J$4]*[.$A21]" office:value-type="float" office:value="19.2920805500293" calcext:value-type="float">
            <text:p>19</text:p>
          </table:table-cell>
          <table:table-cell table:style-name="ce18" table:formula="of:=VLOOKUP([.K$1];[$'weapon parameters'.$A:.$M];[.$B$8]+6;0)+VLOOKUP([.K$1];[$'weapon parameters'.$A:.$M];[.$B$8]+9;0)*[.K$4]*[.$A21]" office:value-type="float" office:value="8.83589889766736" calcext:value-type="float">
            <text:p>9</text:p>
          </table:table-cell>
          <table:table-cell table:style-name="ce18" table:formula="of:=VLOOKUP([.L$1];[$'weapon parameters'.$A:.$M];[.$B$8]+6;0)+VLOOKUP([.L$1];[$'weapon parameters'.$A:.$M];[.$B$8]+9;0)*[.L$4]*[.$A21]" office:value-type="float" office:value="14.5726015954227" calcext:value-type="float">
            <text:p>15</text:p>
          </table:table-cell>
          <table:table-cell table:style-name="ce18" table:formula="of:=VLOOKUP([.M$1];[$'weapon parameters'.$A:.$M];[.$B$8]+6;0)+VLOOKUP([.M$1];[$'weapon parameters'.$A:.$M];[.$B$8]+9;0)*[.M$4]*[.$A21]" office:value-type="float" office:value="13.6066465697357" calcext:value-type="float">
            <text:p>14</text:p>
          </table:table-cell>
          <table:table-cell table:style-name="ce18" table:formula="of:=VLOOKUP([.N$1];[$'weapon parameters'.$A:.$M];[.$B$8]+6;0)+VLOOKUP([.N$1];[$'weapon parameters'.$A:.$M];[.$B$8]+9;0)*[.N$4]*[.$A21]" office:value-type="float" office:value="14.0800681951859" calcext:value-type="float">
            <text:p>14</text:p>
          </table:table-cell>
          <table:table-cell table:style-name="ce18" table:formula="of:=VLOOKUP([.O$1];[$'weapon parameters'.$A:.$M];[.$B$8]+6;0)+VLOOKUP([.O$1];[$'weapon parameters'.$A:.$M];[.$B$8]+9;0)*[.O$4]*[.$A21]" office:value-type="float" office:value="12.8496202035473" calcext:value-type="float">
            <text:p>13</text:p>
          </table:table-cell>
          <table:table-cell table:style-name="ce18" table:formula="of:=VLOOKUP([.P$1];[$'weapon parameters'.$A:.$M];[.$B$8]+6;0)+VLOOKUP([.P$1];[$'weapon parameters'.$A:.$M];[.$B$8]+9;0)*[.P$4]*[.$A21]" office:value-type="float" office:value="6.27915999390457" calcext:value-type="float">
            <text:p>6</text:p>
          </table:table-cell>
          <table:table-cell table:style-name="ce18" table:formula="of:=VLOOKUP([.Q$1];[$'weapon parameters'.$A:.$M];[.$B$8]+6;0)+VLOOKUP([.Q$1];[$'weapon parameters'.$A:.$M];[.$B$8]+9;0)*[.Q$4]*[.$A21]" office:value-type="float" office:value="8.40700091185685" calcext:value-type="float">
            <text:p>8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VLOOKUP([.B$1];[$'weapon parameters'.$A:.$M];[.$B$8]+6;0)+VLOOKUP([.B$1];[$'weapon parameters'.$A:.$M];[.$B$8]+9;0)*[.B$4]*[.$A22]" office:value-type="float" office:value="10.1545696546584" calcext:value-type="float">
            <text:p>10</text:p>
          </table:table-cell>
          <table:table-cell table:style-name="ce18" table:formula="of:=VLOOKUP([.C$1];[$'weapon parameters'.$A:.$M];[.$B$8]+6;0)+VLOOKUP([.C$1];[$'weapon parameters'.$A:.$M];[.$B$8]+9;0)*[.C$4]*[.$A22]" office:value-type="float" office:value="15.1563790653739" calcext:value-type="float">
            <text:p>15</text:p>
          </table:table-cell>
          <table:table-cell table:style-name="ce18" table:formula="of:=VLOOKUP([.D$1];[$'weapon parameters'.$A:.$M];[.$B$8]+6;0)+VLOOKUP([.D$1];[$'weapon parameters'.$A:.$M];[.$B$8]+9;0)*[.D$4]*[.$A22]" office:value-type="float" office:value="9.18537030649537" calcext:value-type="float">
            <text:p>9</text:p>
          </table:table-cell>
          <table:table-cell table:style-name="ce18" table:formula="of:=VLOOKUP([.E$1];[$'weapon parameters'.$A:.$M];[.$B$8]+6;0)+VLOOKUP([.E$1];[$'weapon parameters'.$A:.$M];[.$B$8]+9;0)*[.E$4]*[.$A22]" office:value-type="float" office:value="16.3664515673694" calcext:value-type="float">
            <text:p>16</text:p>
          </table:table-cell>
          <table:table-cell table:style-name="ce18" table:formula="of:=VLOOKUP([.F$1];[$'weapon parameters'.$A:.$M];[.$B$8]+6;0)+VLOOKUP([.F$1];[$'weapon parameters'.$A:.$M];[.$B$8]+9;0)*[.F$4]*[.$A22]" office:value-type="float" office:value="18.5297706705267" calcext:value-type="float">
            <text:p>19</text:p>
          </table:table-cell>
          <table:table-cell table:style-name="ce18" table:formula="of:=VLOOKUP([.G$1];[$'weapon parameters'.$A:.$M];[.$B$8]+6;0)+VLOOKUP([.G$1];[$'weapon parameters'.$A:.$M];[.$B$8]+9;0)*[.G$4]*[.$A22]" office:value-type="float" office:value="14.8370662085512" calcext:value-type="float">
            <text:p>15</text:p>
          </table:table-cell>
          <table:table-cell table:style-name="ce18" table:formula="of:=VLOOKUP([.H$1];[$'weapon parameters'.$A:.$M];[.$B$8]+6;0)+VLOOKUP([.H$1];[$'weapon parameters'.$A:.$M];[.$B$8]+9;0)*[.H$4]*[.$A22]" office:value-type="float" office:value="12.3643278100534" calcext:value-type="float">
            <text:p>12</text:p>
          </table:table-cell>
          <table:table-cell table:style-name="ce18" table:formula="of:=VLOOKUP([.I$1];[$'weapon parameters'.$A:.$M];[.$B$8]+6;0)+VLOOKUP([.I$1];[$'weapon parameters'.$A:.$M];[.$B$8]+9;0)*[.I$4]*[.$A22]" office:value-type="float" office:value="15.1623314224684" calcext:value-type="float">
            <text:p>15</text:p>
          </table:table-cell>
          <table:table-cell table:style-name="ce18" table:formula="of:=VLOOKUP([.J$1];[$'weapon parameters'.$A:.$M];[.$B$8]+6;0)+VLOOKUP([.J$1];[$'weapon parameters'.$A:.$M];[.$B$8]+9;0)*[.J$4]*[.$A22]" office:value-type="float" office:value="25.5841611000586" calcext:value-type="float">
            <text:p>26</text:p>
          </table:table-cell>
          <table:table-cell table:style-name="ce18" table:formula="of:=VLOOKUP([.K$1];[$'weapon parameters'.$A:.$M];[.$B$8]+6;0)+VLOOKUP([.K$1];[$'weapon parameters'.$A:.$M];[.$B$8]+9;0)*[.K$4]*[.$A22]" office:value-type="float" office:value="10.6717977953347" calcext:value-type="float">
            <text:p>11</text:p>
          </table:table-cell>
          <table:table-cell table:style-name="ce18" table:formula="of:=VLOOKUP([.L$1];[$'weapon parameters'.$A:.$M];[.$B$8]+6;0)+VLOOKUP([.L$1];[$'weapon parameters'.$A:.$M];[.$B$8]+9;0)*[.L$4]*[.$A22]" office:value-type="float" office:value="17.1452031908454" calcext:value-type="float">
            <text:p>17</text:p>
          </table:table-cell>
          <table:table-cell table:style-name="ce18" table:formula="of:=VLOOKUP([.M$1];[$'weapon parameters'.$A:.$M];[.$B$8]+6;0)+VLOOKUP([.M$1];[$'weapon parameters'.$A:.$M];[.$B$8]+9;0)*[.M$4]*[.$A22]" office:value-type="float" office:value="16.2132931394714" calcext:value-type="float">
            <text:p>16</text:p>
          </table:table-cell>
          <table:table-cell table:style-name="ce18" table:formula="of:=VLOOKUP([.N$1];[$'weapon parameters'.$A:.$M];[.$B$8]+6;0)+VLOOKUP([.N$1];[$'weapon parameters'.$A:.$M];[.$B$8]+9;0)*[.N$4]*[.$A22]" office:value-type="float" office:value="18.1601363903719" calcext:value-type="float">
            <text:p>18</text:p>
          </table:table-cell>
          <table:table-cell table:style-name="ce18" table:formula="of:=VLOOKUP([.O$1];[$'weapon parameters'.$A:.$M];[.$B$8]+6;0)+VLOOKUP([.O$1];[$'weapon parameters'.$A:.$M];[.$B$8]+9;0)*[.O$4]*[.$A22]" office:value-type="float" office:value="14.6992404070947" calcext:value-type="float">
            <text:p>15</text:p>
          </table:table-cell>
          <table:table-cell table:style-name="ce18" table:formula="of:=VLOOKUP([.P$1];[$'weapon parameters'.$A:.$M];[.$B$8]+6;0)+VLOOKUP([.P$1];[$'weapon parameters'.$A:.$M];[.$B$8]+9;0)*[.P$4]*[.$A22]" office:value-type="float" office:value="12.5583199878091" calcext:value-type="float">
            <text:p>13</text:p>
          </table:table-cell>
          <table:table-cell table:style-name="ce18" table:formula="of:=VLOOKUP([.Q$1];[$'weapon parameters'.$A:.$M];[.$B$8]+6;0)+VLOOKUP([.Q$1];[$'weapon parameters'.$A:.$M];[.$B$8]+9;0)*[.Q$4]*[.$A22]" office:value-type="float" office:value="9.8140018237137" calcext:value-type="float">
            <text:p>10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formula="of:=VLOOKUP([.B$1];[$'weapon parameters'.$A:.$M];[.$B$8]+6;0)+VLOOKUP([.B$1];[$'weapon parameters'.$A:.$M];[.$B$8]+9;0)*[.B$4]*[.$A23]" office:value-type="float" office:value="11.7318544819876" calcext:value-type="float">
            <text:p>12</text:p>
          </table:table-cell>
          <table:table-cell table:style-name="ce18" table:formula="of:=VLOOKUP([.C$1];[$'weapon parameters'.$A:.$M];[.$B$8]+6;0)+VLOOKUP([.C$1];[$'weapon parameters'.$A:.$M];[.$B$8]+9;0)*[.C$4]*[.$A23]" office:value-type="float" office:value="16.7345685980608" calcext:value-type="float">
            <text:p>17</text:p>
          </table:table-cell>
          <table:table-cell table:style-name="ce18" table:formula="of:=VLOOKUP([.D$1];[$'weapon parameters'.$A:.$M];[.$B$8]+6;0)+VLOOKUP([.D$1];[$'weapon parameters'.$A:.$M];[.$B$8]+9;0)*[.D$4]*[.$A23]" office:value-type="float" office:value="10.278055459743" calcext:value-type="float">
            <text:p>10</text:p>
          </table:table-cell>
          <table:table-cell table:style-name="ce18" table:formula="of:=VLOOKUP([.E$1];[$'weapon parameters'.$A:.$M];[.$B$8]+6;0)+VLOOKUP([.E$1];[$'weapon parameters'.$A:.$M];[.$B$8]+9;0)*[.E$4]*[.$A23]" office:value-type="float" office:value="19.0496773510541" calcext:value-type="float">
            <text:p>19</text:p>
          </table:table-cell>
          <table:table-cell table:style-name="ce18" table:formula="of:=VLOOKUP([.F$1];[$'weapon parameters'.$A:.$M];[.$B$8]+6;0)+VLOOKUP([.F$1];[$'weapon parameters'.$A:.$M];[.$B$8]+9;0)*[.F$4]*[.$A23]" office:value-type="float" office:value="22.79465600579" calcext:value-type="float">
            <text:p>23</text:p>
          </table:table-cell>
          <table:table-cell table:style-name="ce18" table:formula="of:=VLOOKUP([.G$1];[$'weapon parameters'.$A:.$M];[.$B$8]+6;0)+VLOOKUP([.G$1];[$'weapon parameters'.$A:.$M];[.$B$8]+9;0)*[.G$4]*[.$A23]" office:value-type="float" office:value="16.7555993128268" calcext:value-type="float">
            <text:p>17</text:p>
          </table:table-cell>
          <table:table-cell table:style-name="ce18" table:formula="of:=VLOOKUP([.H$1];[$'weapon parameters'.$A:.$M];[.$B$8]+6;0)+VLOOKUP([.H$1];[$'weapon parameters'.$A:.$M];[.$B$8]+9;0)*[.H$4]*[.$A23]" office:value-type="float" office:value="14.54649171508" calcext:value-type="float">
            <text:p>15</text:p>
          </table:table-cell>
          <table:table-cell table:style-name="ce18" table:formula="of:=VLOOKUP([.I$1];[$'weapon parameters'.$A:.$M];[.$B$8]+6;0)+VLOOKUP([.I$1];[$'weapon parameters'.$A:.$M];[.$B$8]+9;0)*[.I$4]*[.$A23]" office:value-type="float" office:value="18.2434971337027" calcext:value-type="float">
            <text:p>18</text:p>
          </table:table-cell>
          <table:table-cell table:style-name="ce18" table:formula="of:=VLOOKUP([.J$1];[$'weapon parameters'.$A:.$M];[.$B$8]+6;0)+VLOOKUP([.J$1];[$'weapon parameters'.$A:.$M];[.$B$8]+9;0)*[.J$4]*[.$A23]" office:value-type="float" office:value="31.8762416500879" calcext:value-type="float">
            <text:p>32</text:p>
          </table:table-cell>
          <table:table-cell table:style-name="ce18" table:formula="of:=VLOOKUP([.K$1];[$'weapon parameters'.$A:.$M];[.$B$8]+6;0)+VLOOKUP([.K$1];[$'weapon parameters'.$A:.$M];[.$B$8]+9;0)*[.K$4]*[.$A23]" office:value-type="float" office:value="12.5076966930021" calcext:value-type="float">
            <text:p>13</text:p>
          </table:table-cell>
          <table:table-cell table:style-name="ce18" table:formula="of:=VLOOKUP([.L$1];[$'weapon parameters'.$A:.$M];[.$B$8]+6;0)+VLOOKUP([.L$1];[$'weapon parameters'.$A:.$M];[.$B$8]+9;0)*[.L$4]*[.$A23]" office:value-type="float" office:value="19.7178047862681" calcext:value-type="float">
            <text:p>20</text:p>
          </table:table-cell>
          <table:table-cell table:style-name="ce18" table:formula="of:=VLOOKUP([.M$1];[$'weapon parameters'.$A:.$M];[.$B$8]+6;0)+VLOOKUP([.M$1];[$'weapon parameters'.$A:.$M];[.$B$8]+9;0)*[.M$4]*[.$A23]" office:value-type="float" office:value="18.819939709207" calcext:value-type="float">
            <text:p>19</text:p>
          </table:table-cell>
          <table:table-cell table:style-name="ce18" table:formula="of:=VLOOKUP([.N$1];[$'weapon parameters'.$A:.$M];[.$B$8]+6;0)+VLOOKUP([.N$1];[$'weapon parameters'.$A:.$M];[.$B$8]+9;0)*[.N$4]*[.$A23]" office:value-type="float" office:value="22.2402045855578" calcext:value-type="float">
            <text:p>22</text:p>
          </table:table-cell>
          <table:table-cell table:style-name="ce18" table:formula="of:=VLOOKUP([.O$1];[$'weapon parameters'.$A:.$M];[.$B$8]+6;0)+VLOOKUP([.O$1];[$'weapon parameters'.$A:.$M];[.$B$8]+9;0)*[.O$4]*[.$A23]" office:value-type="float" office:value="16.548860610642" calcext:value-type="float">
            <text:p>17</text:p>
          </table:table-cell>
          <table:table-cell table:style-name="ce18" table:formula="of:=VLOOKUP([.P$1];[$'weapon parameters'.$A:.$M];[.$B$8]+6;0)+VLOOKUP([.P$1];[$'weapon parameters'.$A:.$M];[.$B$8]+9;0)*[.P$4]*[.$A23]" office:value-type="float" office:value="18.8374799817137" calcext:value-type="float">
            <text:p>19</text:p>
          </table:table-cell>
          <table:table-cell table:style-name="ce18" table:formula="of:=VLOOKUP([.Q$1];[$'weapon parameters'.$A:.$M];[.$B$8]+6;0)+VLOOKUP([.Q$1];[$'weapon parameters'.$A:.$M];[.$B$8]+9;0)*[.Q$4]*[.$A23]" office:value-type="float" office:value="11.2210027355706" calcext:value-type="float">
            <text:p>11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formula="of:=VLOOKUP([.B$1];[$'weapon parameters'.$A:.$M];[.$B$8]+6;0)+VLOOKUP([.B$1];[$'weapon parameters'.$A:.$M];[.$B$8]+9;0)*[.B$4]*[.$A24]" office:value-type="float" office:value="13.3091393093168" calcext:value-type="float">
            <text:p>13</text:p>
          </table:table-cell>
          <table:table-cell table:style-name="ce18" table:formula="of:=VLOOKUP([.C$1];[$'weapon parameters'.$A:.$M];[.$B$8]+6;0)+VLOOKUP([.C$1];[$'weapon parameters'.$A:.$M];[.$B$8]+9;0)*[.C$4]*[.$A24]" office:value-type="float" office:value="18.3127581307478" calcext:value-type="float">
            <text:p>18</text:p>
          </table:table-cell>
          <table:table-cell table:style-name="ce18" table:formula="of:=VLOOKUP([.D$1];[$'weapon parameters'.$A:.$M];[.$B$8]+6;0)+VLOOKUP([.D$1];[$'weapon parameters'.$A:.$M];[.$B$8]+9;0)*[.D$4]*[.$A24]" office:value-type="float" office:value="11.3707406129907" calcext:value-type="float">
            <text:p>11</text:p>
          </table:table-cell>
          <table:table-cell table:style-name="ce18" table:formula="of:=VLOOKUP([.E$1];[$'weapon parameters'.$A:.$M];[.$B$8]+6;0)+VLOOKUP([.E$1];[$'weapon parameters'.$A:.$M];[.$B$8]+9;0)*[.E$4]*[.$A24]" office:value-type="float" office:value="21.7329031347388" calcext:value-type="float">
            <text:p>22</text:p>
          </table:table-cell>
          <table:table-cell table:style-name="ce18" table:formula="of:=VLOOKUP([.F$1];[$'weapon parameters'.$A:.$M];[.$B$8]+6;0)+VLOOKUP([.F$1];[$'weapon parameters'.$A:.$M];[.$B$8]+9;0)*[.F$4]*[.$A24]" office:value-type="float" office:value="27.0595413410533" calcext:value-type="float">
            <text:p>27</text:p>
          </table:table-cell>
          <table:table-cell table:style-name="ce18" table:formula="of:=VLOOKUP([.G$1];[$'weapon parameters'.$A:.$M];[.$B$8]+6;0)+VLOOKUP([.G$1];[$'weapon parameters'.$A:.$M];[.$B$8]+9;0)*[.G$4]*[.$A24]" office:value-type="float" office:value="18.6741324171024" calcext:value-type="float">
            <text:p>19</text:p>
          </table:table-cell>
          <table:table-cell table:style-name="ce18" table:formula="of:=VLOOKUP([.H$1];[$'weapon parameters'.$A:.$M];[.$B$8]+6;0)+VLOOKUP([.H$1];[$'weapon parameters'.$A:.$M];[.$B$8]+9;0)*[.H$4]*[.$A24]" office:value-type="float" office:value="16.7286556201067" calcext:value-type="float">
            <text:p>17</text:p>
          </table:table-cell>
          <table:table-cell table:style-name="ce18" table:formula="of:=VLOOKUP([.I$1];[$'weapon parameters'.$A:.$M];[.$B$8]+6;0)+VLOOKUP([.I$1];[$'weapon parameters'.$A:.$M];[.$B$8]+9;0)*[.I$4]*[.$A24]" office:value-type="float" office:value="21.3246628449369" calcext:value-type="float">
            <text:p>21</text:p>
          </table:table-cell>
          <table:table-cell table:style-name="ce18" table:formula="of:=VLOOKUP([.J$1];[$'weapon parameters'.$A:.$M];[.$B$8]+6;0)+VLOOKUP([.J$1];[$'weapon parameters'.$A:.$M];[.$B$8]+9;0)*[.J$4]*[.$A24]" office:value-type="float" office:value="38.1683222001172" calcext:value-type="float">
            <text:p>38</text:p>
          </table:table-cell>
          <table:table-cell table:style-name="ce18" table:formula="of:=VLOOKUP([.K$1];[$'weapon parameters'.$A:.$M];[.$B$8]+6;0)+VLOOKUP([.K$1];[$'weapon parameters'.$A:.$M];[.$B$8]+9;0)*[.K$4]*[.$A24]" office:value-type="float" office:value="14.3435955906694" calcext:value-type="float">
            <text:p>14</text:p>
          </table:table-cell>
          <table:table-cell table:style-name="ce18" table:formula="of:=VLOOKUP([.L$1];[$'weapon parameters'.$A:.$M];[.$B$8]+6;0)+VLOOKUP([.L$1];[$'weapon parameters'.$A:.$M];[.$B$8]+9;0)*[.L$4]*[.$A24]" office:value-type="float" office:value="22.2904063816908" calcext:value-type="float">
            <text:p>22</text:p>
          </table:table-cell>
          <table:table-cell table:style-name="ce18" table:formula="of:=VLOOKUP([.M$1];[$'weapon parameters'.$A:.$M];[.$B$8]+6;0)+VLOOKUP([.M$1];[$'weapon parameters'.$A:.$M];[.$B$8]+9;0)*[.M$4]*[.$A24]" office:value-type="float" office:value="21.4265862789427" calcext:value-type="float">
            <text:p>21</text:p>
          </table:table-cell>
          <table:table-cell table:style-name="ce18" table:formula="of:=VLOOKUP([.N$1];[$'weapon parameters'.$A:.$M];[.$B$8]+6;0)+VLOOKUP([.N$1];[$'weapon parameters'.$A:.$M];[.$B$8]+9;0)*[.N$4]*[.$A24]" office:value-type="float" office:value="26.3202727807438" calcext:value-type="float">
            <text:p>26</text:p>
          </table:table-cell>
          <table:table-cell table:style-name="ce18" table:formula="of:=VLOOKUP([.O$1];[$'weapon parameters'.$A:.$M];[.$B$8]+6;0)+VLOOKUP([.O$1];[$'weapon parameters'.$A:.$M];[.$B$8]+9;0)*[.O$4]*[.$A24]" office:value-type="float" office:value="18.3984808141894" calcext:value-type="float">
            <text:p>18</text:p>
          </table:table-cell>
          <table:table-cell table:style-name="ce18" table:formula="of:=VLOOKUP([.P$1];[$'weapon parameters'.$A:.$M];[.$B$8]+6;0)+VLOOKUP([.P$1];[$'weapon parameters'.$A:.$M];[.$B$8]+9;0)*[.P$4]*[.$A24]" office:value-type="float" office:value="25.1166399756183" calcext:value-type="float">
            <text:p>25</text:p>
          </table:table-cell>
          <table:table-cell table:style-name="ce18" table:formula="of:=VLOOKUP([.Q$1];[$'weapon parameters'.$A:.$M];[.$B$8]+6;0)+VLOOKUP([.Q$1];[$'weapon parameters'.$A:.$M];[.$B$8]+9;0)*[.Q$4]*[.$A24]" office:value-type="float" office:value="12.6280036474274" calcext:value-type="float">
            <text:p>13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table:formula="of:=VLOOKUP([.B$1];[$'weapon parameters'.$A:.$M];[.$B$8]+6;0)+VLOOKUP([.B$1];[$'weapon parameters'.$A:.$M];[.$B$8]+9;0)*[.B$4]*[.$A25]" office:value-type="float" office:value="14.886424136646" calcext:value-type="float">
            <text:p>15</text:p>
          </table:table-cell>
          <table:table-cell table:style-name="ce18" table:formula="of:=VLOOKUP([.C$1];[$'weapon parameters'.$A:.$M];[.$B$8]+6;0)+VLOOKUP([.C$1];[$'weapon parameters'.$A:.$M];[.$B$8]+9;0)*[.C$4]*[.$A25]" office:value-type="float" office:value="19.8909476634347" calcext:value-type="float">
            <text:p>20</text:p>
          </table:table-cell>
          <table:table-cell table:style-name="ce18" table:formula="of:=VLOOKUP([.D$1];[$'weapon parameters'.$A:.$M];[.$B$8]+6;0)+VLOOKUP([.D$1];[$'weapon parameters'.$A:.$M];[.$B$8]+9;0)*[.D$4]*[.$A25]" office:value-type="float" office:value="12.4634257662384" calcext:value-type="float">
            <text:p>12</text:p>
          </table:table-cell>
          <table:table-cell table:style-name="ce18" table:formula="of:=VLOOKUP([.E$1];[$'weapon parameters'.$A:.$M];[.$B$8]+6;0)+VLOOKUP([.E$1];[$'weapon parameters'.$A:.$M];[.$B$8]+9;0)*[.E$4]*[.$A25]" office:value-type="float" office:value="24.4161289184235" calcext:value-type="float">
            <text:p>24</text:p>
          </table:table-cell>
          <table:table-cell table:style-name="ce18" table:formula="of:=VLOOKUP([.F$1];[$'weapon parameters'.$A:.$M];[.$B$8]+6;0)+VLOOKUP([.F$1];[$'weapon parameters'.$A:.$M];[.$B$8]+9;0)*[.F$4]*[.$A25]" office:value-type="float" office:value="31.3244266763166" calcext:value-type="float">
            <text:p>31</text:p>
          </table:table-cell>
          <table:table-cell table:style-name="ce18" table:formula="of:=VLOOKUP([.G$1];[$'weapon parameters'.$A:.$M];[.$B$8]+6;0)+VLOOKUP([.G$1];[$'weapon parameters'.$A:.$M];[.$B$8]+9;0)*[.G$4]*[.$A25]" office:value-type="float" office:value="20.592665521378" calcext:value-type="float">
            <text:p>21</text:p>
          </table:table-cell>
          <table:table-cell table:style-name="ce18" table:formula="of:=VLOOKUP([.H$1];[$'weapon parameters'.$A:.$M];[.$B$8]+6;0)+VLOOKUP([.H$1];[$'weapon parameters'.$A:.$M];[.$B$8]+9;0)*[.H$4]*[.$A25]" office:value-type="float" office:value="18.9108195251334" calcext:value-type="float">
            <text:p>19</text:p>
          </table:table-cell>
          <table:table-cell table:style-name="ce18" table:formula="of:=VLOOKUP([.I$1];[$'weapon parameters'.$A:.$M];[.$B$8]+6;0)+VLOOKUP([.I$1];[$'weapon parameters'.$A:.$M];[.$B$8]+9;0)*[.I$4]*[.$A25]" office:value-type="float" office:value="24.4058285561711" calcext:value-type="float">
            <text:p>24</text:p>
          </table:table-cell>
          <table:table-cell table:style-name="ce18" table:formula="of:=VLOOKUP([.J$1];[$'weapon parameters'.$A:.$M];[.$B$8]+6;0)+VLOOKUP([.J$1];[$'weapon parameters'.$A:.$M];[.$B$8]+9;0)*[.J$4]*[.$A25]" office:value-type="float" office:value="44.4604027501465" calcext:value-type="float">
            <text:p>44</text:p>
          </table:table-cell>
          <table:table-cell table:style-name="ce18" table:formula="of:=VLOOKUP([.K$1];[$'weapon parameters'.$A:.$M];[.$B$8]+6;0)+VLOOKUP([.K$1];[$'weapon parameters'.$A:.$M];[.$B$8]+9;0)*[.K$4]*[.$A25]" office:value-type="float" office:value="16.1794944883368" calcext:value-type="float">
            <text:p>16</text:p>
          </table:table-cell>
          <table:table-cell table:style-name="ce18" table:formula="of:=VLOOKUP([.L$1];[$'weapon parameters'.$A:.$M];[.$B$8]+6;0)+VLOOKUP([.L$1];[$'weapon parameters'.$A:.$M];[.$B$8]+9;0)*[.L$4]*[.$A25]" office:value-type="float" office:value="24.8630079771134" calcext:value-type="float">
            <text:p>25</text:p>
          </table:table-cell>
          <table:table-cell table:style-name="ce18" table:formula="of:=VLOOKUP([.M$1];[$'weapon parameters'.$A:.$M];[.$B$8]+6;0)+VLOOKUP([.M$1];[$'weapon parameters'.$A:.$M];[.$B$8]+9;0)*[.M$4]*[.$A25]" office:value-type="float" office:value="24.0332328486784" calcext:value-type="float">
            <text:p>24</text:p>
          </table:table-cell>
          <table:table-cell table:style-name="ce18" table:formula="of:=VLOOKUP([.N$1];[$'weapon parameters'.$A:.$M];[.$B$8]+6;0)+VLOOKUP([.N$1];[$'weapon parameters'.$A:.$M];[.$B$8]+9;0)*[.N$4]*[.$A25]" office:value-type="float" office:value="30.4003409759297" calcext:value-type="float">
            <text:p>30</text:p>
          </table:table-cell>
          <table:table-cell table:style-name="ce18" table:formula="of:=VLOOKUP([.O$1];[$'weapon parameters'.$A:.$M];[.$B$8]+6;0)+VLOOKUP([.O$1];[$'weapon parameters'.$A:.$M];[.$B$8]+9;0)*[.O$4]*[.$A25]" office:value-type="float" office:value="20.2481010177367" calcext:value-type="float">
            <text:p>20</text:p>
          </table:table-cell>
          <table:table-cell table:style-name="ce18" table:formula="of:=VLOOKUP([.P$1];[$'weapon parameters'.$A:.$M];[.$B$8]+6;0)+VLOOKUP([.P$1];[$'weapon parameters'.$A:.$M];[.$B$8]+9;0)*[.P$4]*[.$A25]" office:value-type="float" office:value="31.3957999695229" calcext:value-type="float">
            <text:p>31</text:p>
          </table:table-cell>
          <table:table-cell table:style-name="ce18" table:formula="of:=VLOOKUP([.Q$1];[$'weapon parameters'.$A:.$M];[.$B$8]+6;0)+VLOOKUP([.Q$1];[$'weapon parameters'.$A:.$M];[.$B$8]+9;0)*[.Q$4]*[.$A25]" office:value-type="float" office:value="14.0350045592843" calcext:value-type="float">
            <text:p>14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table:formula="of:=VLOOKUP([.B$1];[$'weapon parameters'.$A:.$M];[.$B$8]+6;0)+VLOOKUP([.B$1];[$'weapon parameters'.$A:.$M];[.$B$8]+9;0)*[.B$4]*[.$A26]" office:value-type="float" office:value="16.4637089639752" calcext:value-type="float">
            <text:p>16</text:p>
          </table:table-cell>
          <table:table-cell table:style-name="ce18" table:formula="of:=VLOOKUP([.C$1];[$'weapon parameters'.$A:.$M];[.$B$8]+6;0)+VLOOKUP([.C$1];[$'weapon parameters'.$A:.$M];[.$B$8]+9;0)*[.C$4]*[.$A26]" office:value-type="float" office:value="21.4691371961217" calcext:value-type="float">
            <text:p>21</text:p>
          </table:table-cell>
          <table:table-cell table:style-name="ce18" table:formula="of:=VLOOKUP([.D$1];[$'weapon parameters'.$A:.$M];[.$B$8]+6;0)+VLOOKUP([.D$1];[$'weapon parameters'.$A:.$M];[.$B$8]+9;0)*[.D$4]*[.$A26]" office:value-type="float" office:value="13.5561109194861" calcext:value-type="float">
            <text:p>14</text:p>
          </table:table-cell>
          <table:table-cell table:style-name="ce18" table:formula="of:=VLOOKUP([.E$1];[$'weapon parameters'.$A:.$M];[.$B$8]+6;0)+VLOOKUP([.E$1];[$'weapon parameters'.$A:.$M];[.$B$8]+9;0)*[.E$4]*[.$A26]" office:value-type="float" office:value="27.0993547021082" calcext:value-type="float">
            <text:p>27</text:p>
          </table:table-cell>
          <table:table-cell table:style-name="ce18" table:formula="of:=VLOOKUP([.F$1];[$'weapon parameters'.$A:.$M];[.$B$8]+6;0)+VLOOKUP([.F$1];[$'weapon parameters'.$A:.$M];[.$B$8]+9;0)*[.F$4]*[.$A26]" office:value-type="float" office:value="35.58931201158" calcext:value-type="float">
            <text:p>36</text:p>
          </table:table-cell>
          <table:table-cell table:style-name="ce18" table:formula="of:=VLOOKUP([.G$1];[$'weapon parameters'.$A:.$M];[.$B$8]+6;0)+VLOOKUP([.G$1];[$'weapon parameters'.$A:.$M];[.$B$8]+9;0)*[.G$4]*[.$A26]" office:value-type="float" office:value="22.5111986256537" calcext:value-type="float">
            <text:p>23</text:p>
          </table:table-cell>
          <table:table-cell table:style-name="ce18" table:formula="of:=VLOOKUP([.H$1];[$'weapon parameters'.$A:.$M];[.$B$8]+6;0)+VLOOKUP([.H$1];[$'weapon parameters'.$A:.$M];[.$B$8]+9;0)*[.H$4]*[.$A26]" office:value-type="float" office:value="21.0929834301601" calcext:value-type="float">
            <text:p>21</text:p>
          </table:table-cell>
          <table:table-cell table:style-name="ce18" table:formula="of:=VLOOKUP([.I$1];[$'weapon parameters'.$A:.$M];[.$B$8]+6;0)+VLOOKUP([.I$1];[$'weapon parameters'.$A:.$M];[.$B$8]+9;0)*[.I$4]*[.$A26]" office:value-type="float" office:value="27.4869942674053" calcext:value-type="float">
            <text:p>27</text:p>
          </table:table-cell>
          <table:table-cell table:style-name="ce18" table:formula="of:=VLOOKUP([.J$1];[$'weapon parameters'.$A:.$M];[.$B$8]+6;0)+VLOOKUP([.J$1];[$'weapon parameters'.$A:.$M];[.$B$8]+9;0)*[.J$4]*[.$A26]" office:value-type="float" office:value="50.7524833001758" calcext:value-type="float">
            <text:p>51</text:p>
          </table:table-cell>
          <table:table-cell table:style-name="ce18" table:formula="of:=VLOOKUP([.K$1];[$'weapon parameters'.$A:.$M];[.$B$8]+6;0)+VLOOKUP([.K$1];[$'weapon parameters'.$A:.$M];[.$B$8]+9;0)*[.K$4]*[.$A26]" office:value-type="float" office:value="18.0153933860041" calcext:value-type="float">
            <text:p>18</text:p>
          </table:table-cell>
          <table:table-cell table:style-name="ce18" table:formula="of:=VLOOKUP([.L$1];[$'weapon parameters'.$A:.$M];[.$B$8]+6;0)+VLOOKUP([.L$1];[$'weapon parameters'.$A:.$M];[.$B$8]+9;0)*[.L$4]*[.$A26]" office:value-type="float" office:value="27.4356095725361" calcext:value-type="float">
            <text:p>27</text:p>
          </table:table-cell>
          <table:table-cell table:style-name="ce18" table:formula="of:=VLOOKUP([.M$1];[$'weapon parameters'.$A:.$M];[.$B$8]+6;0)+VLOOKUP([.M$1];[$'weapon parameters'.$A:.$M];[.$B$8]+9;0)*[.M$4]*[.$A26]" office:value-type="float" office:value="26.6398794184141" calcext:value-type="float">
            <text:p>27</text:p>
          </table:table-cell>
          <table:table-cell table:style-name="ce18" table:formula="of:=VLOOKUP([.N$1];[$'weapon parameters'.$A:.$M];[.$B$8]+6;0)+VLOOKUP([.N$1];[$'weapon parameters'.$A:.$M];[.$B$8]+9;0)*[.N$4]*[.$A26]" office:value-type="float" office:value="34.4804091711157" calcext:value-type="float">
            <text:p>34</text:p>
          </table:table-cell>
          <table:table-cell table:style-name="ce18" table:formula="of:=VLOOKUP([.O$1];[$'weapon parameters'.$A:.$M];[.$B$8]+6;0)+VLOOKUP([.O$1];[$'weapon parameters'.$A:.$M];[.$B$8]+9;0)*[.O$4]*[.$A26]" office:value-type="float" office:value="22.0977212212841" calcext:value-type="float">
            <text:p>22</text:p>
          </table:table-cell>
          <table:table-cell table:style-name="ce18" table:formula="of:=VLOOKUP([.P$1];[$'weapon parameters'.$A:.$M];[.$B$8]+6;0)+VLOOKUP([.P$1];[$'weapon parameters'.$A:.$M];[.$B$8]+9;0)*[.P$4]*[.$A26]" office:value-type="float" office:value="37.6749599634274" calcext:value-type="float">
            <text:p>38</text:p>
          </table:table-cell>
          <table:table-cell table:style-name="ce18" table:formula="of:=VLOOKUP([.Q$1];[$'weapon parameters'.$A:.$M];[.$B$8]+6;0)+VLOOKUP([.Q$1];[$'weapon parameters'.$A:.$M];[.$B$8]+9;0)*[.Q$4]*[.$A26]" office:value-type="float" office:value="15.4420054711411" calcext:value-type="float">
            <text:p>15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table:formula="of:=VLOOKUP([.B$1];[$'weapon parameters'.$A:.$M];[.$B$8]+6;0)+VLOOKUP([.B$1];[$'weapon parameters'.$A:.$M];[.$B$8]+9;0)*[.B$4]*[.$A27]" office:value-type="float" office:value="18.0409937913044" calcext:value-type="float">
            <text:p>18</text:p>
          </table:table-cell>
          <table:table-cell table:style-name="ce18" table:formula="of:=VLOOKUP([.C$1];[$'weapon parameters'.$A:.$M];[.$B$8]+6;0)+VLOOKUP([.C$1];[$'weapon parameters'.$A:.$M];[.$B$8]+9;0)*[.C$4]*[.$A27]" office:value-type="float" office:value="23.0473267288086" calcext:value-type="float">
            <text:p>23</text:p>
          </table:table-cell>
          <table:table-cell table:style-name="ce18" table:formula="of:=VLOOKUP([.D$1];[$'weapon parameters'.$A:.$M];[.$B$8]+6;0)+VLOOKUP([.D$1];[$'weapon parameters'.$A:.$M];[.$B$8]+9;0)*[.D$4]*[.$A27]" office:value-type="float" office:value="14.6487960727338" calcext:value-type="float">
            <text:p>15</text:p>
          </table:table-cell>
          <table:table-cell table:style-name="ce18" table:formula="of:=VLOOKUP([.E$1];[$'weapon parameters'.$A:.$M];[.$B$8]+6;0)+VLOOKUP([.E$1];[$'weapon parameters'.$A:.$M];[.$B$8]+9;0)*[.E$4]*[.$A27]" office:value-type="float" office:value="29.7825804857929" calcext:value-type="float">
            <text:p>30</text:p>
          </table:table-cell>
          <table:table-cell table:style-name="ce18" table:formula="of:=VLOOKUP([.F$1];[$'weapon parameters'.$A:.$M];[.$B$8]+6;0)+VLOOKUP([.F$1];[$'weapon parameters'.$A:.$M];[.$B$8]+9;0)*[.F$4]*[.$A27]" office:value-type="float" office:value="39.8541973468433" calcext:value-type="float">
            <text:p>40</text:p>
          </table:table-cell>
          <table:table-cell table:style-name="ce18" table:formula="of:=VLOOKUP([.G$1];[$'weapon parameters'.$A:.$M];[.$B$8]+6;0)+VLOOKUP([.G$1];[$'weapon parameters'.$A:.$M];[.$B$8]+9;0)*[.G$4]*[.$A27]" office:value-type="float" office:value="24.4297317299293" calcext:value-type="float">
            <text:p>24</text:p>
          </table:table-cell>
          <table:table-cell table:style-name="ce18" table:formula="of:=VLOOKUP([.H$1];[$'weapon parameters'.$A:.$M];[.$B$8]+6;0)+VLOOKUP([.H$1];[$'weapon parameters'.$A:.$M];[.$B$8]+9;0)*[.H$4]*[.$A27]" office:value-type="float" office:value="23.2751473351867" calcext:value-type="float">
            <text:p>23</text:p>
          </table:table-cell>
          <table:table-cell table:style-name="ce18" table:formula="of:=VLOOKUP([.I$1];[$'weapon parameters'.$A:.$M];[.$B$8]+6;0)+VLOOKUP([.I$1];[$'weapon parameters'.$A:.$M];[.$B$8]+9;0)*[.I$4]*[.$A27]" office:value-type="float" office:value="30.5681599786396" calcext:value-type="float">
            <text:p>31</text:p>
          </table:table-cell>
          <table:table-cell table:style-name="ce18" table:formula="of:=VLOOKUP([.J$1];[$'weapon parameters'.$A:.$M];[.$B$8]+6;0)+VLOOKUP([.J$1];[$'weapon parameters'.$A:.$M];[.$B$8]+9;0)*[.J$4]*[.$A27]" office:value-type="float" office:value="57.0445638502051" calcext:value-type="float">
            <text:p>57</text:p>
          </table:table-cell>
          <table:table-cell table:style-name="ce18" table:formula="of:=VLOOKUP([.K$1];[$'weapon parameters'.$A:.$M];[.$B$8]+6;0)+VLOOKUP([.K$1];[$'weapon parameters'.$A:.$M];[.$B$8]+9;0)*[.K$4]*[.$A27]" office:value-type="float" office:value="19.8512922836715" calcext:value-type="float">
            <text:p>20</text:p>
          </table:table-cell>
          <table:table-cell table:style-name="ce18" table:formula="of:=VLOOKUP([.L$1];[$'weapon parameters'.$A:.$M];[.$B$8]+6;0)+VLOOKUP([.L$1];[$'weapon parameters'.$A:.$M];[.$B$8]+9;0)*[.L$4]*[.$A27]" office:value-type="float" office:value="30.0082111679588" calcext:value-type="float">
            <text:p>30</text:p>
          </table:table-cell>
          <table:table-cell table:style-name="ce18" table:formula="of:=VLOOKUP([.M$1];[$'weapon parameters'.$A:.$M];[.$B$8]+6;0)+VLOOKUP([.M$1];[$'weapon parameters'.$A:.$M];[.$B$8]+9;0)*[.M$4]*[.$A27]" office:value-type="float" office:value="29.2465259881497" calcext:value-type="float">
            <text:p>29</text:p>
          </table:table-cell>
          <table:table-cell table:style-name="ce18" table:formula="of:=VLOOKUP([.N$1];[$'weapon parameters'.$A:.$M];[.$B$8]+6;0)+VLOOKUP([.N$1];[$'weapon parameters'.$A:.$M];[.$B$8]+9;0)*[.N$4]*[.$A27]" office:value-type="float" office:value="38.5604773663016" calcext:value-type="float">
            <text:p>39</text:p>
          </table:table-cell>
          <table:table-cell table:style-name="ce18" table:formula="of:=VLOOKUP([.O$1];[$'weapon parameters'.$A:.$M];[.$B$8]+6;0)+VLOOKUP([.O$1];[$'weapon parameters'.$A:.$M];[.$B$8]+9;0)*[.O$4]*[.$A27]" office:value-type="float" office:value="23.9473414248314" calcext:value-type="float">
            <text:p>24</text:p>
          </table:table-cell>
          <table:table-cell table:style-name="ce18" table:formula="of:=VLOOKUP([.P$1];[$'weapon parameters'.$A:.$M];[.$B$8]+6;0)+VLOOKUP([.P$1];[$'weapon parameters'.$A:.$M];[.$B$8]+9;0)*[.P$4]*[.$A27]" office:value-type="float" office:value="43.954119957332" calcext:value-type="float">
            <text:p>44</text:p>
          </table:table-cell>
          <table:table-cell table:style-name="ce18" table:formula="of:=VLOOKUP([.Q$1];[$'weapon parameters'.$A:.$M];[.$B$8]+6;0)+VLOOKUP([.Q$1];[$'weapon parameters'.$A:.$M];[.$B$8]+9;0)*[.Q$4]*[.$A27]" office:value-type="float" office:value="16.849006382998" calcext:value-type="float">
            <text:p>17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table:formula="of:=VLOOKUP([.B$1];[$'weapon parameters'.$A:.$M];[.$B$8]+6;0)+VLOOKUP([.B$1];[$'weapon parameters'.$A:.$M];[.$B$8]+9;0)*[.B$4]*[.$A28]" office:value-type="float" office:value="19.6182786186336" calcext:value-type="float">
            <text:p>20</text:p>
          </table:table-cell>
          <table:table-cell table:style-name="ce18" table:formula="of:=VLOOKUP([.C$1];[$'weapon parameters'.$A:.$M];[.$B$8]+6;0)+VLOOKUP([.C$1];[$'weapon parameters'.$A:.$M];[.$B$8]+9;0)*[.C$4]*[.$A28]" office:value-type="float" office:value="24.6255162614955" calcext:value-type="float">
            <text:p>25</text:p>
          </table:table-cell>
          <table:table-cell table:style-name="ce18" table:formula="of:=VLOOKUP([.D$1];[$'weapon parameters'.$A:.$M];[.$B$8]+6;0)+VLOOKUP([.D$1];[$'weapon parameters'.$A:.$M];[.$B$8]+9;0)*[.D$4]*[.$A28]" office:value-type="float" office:value="15.7414812259815" calcext:value-type="float">
            <text:p>16</text:p>
          </table:table-cell>
          <table:table-cell table:style-name="ce18" table:formula="of:=VLOOKUP([.E$1];[$'weapon parameters'.$A:.$M];[.$B$8]+6;0)+VLOOKUP([.E$1];[$'weapon parameters'.$A:.$M];[.$B$8]+9;0)*[.E$4]*[.$A28]" office:value-type="float" office:value="32.4658062694776" calcext:value-type="float">
            <text:p>32</text:p>
          </table:table-cell>
          <table:table-cell table:style-name="ce18" table:formula="of:=VLOOKUP([.F$1];[$'weapon parameters'.$A:.$M];[.$B$8]+6;0)+VLOOKUP([.F$1];[$'weapon parameters'.$A:.$M];[.$B$8]+9;0)*[.F$4]*[.$A28]" office:value-type="float" office:value="44.1190826821066" calcext:value-type="float">
            <text:p>44</text:p>
          </table:table-cell>
          <table:table-cell table:style-name="ce18" table:formula="of:=VLOOKUP([.G$1];[$'weapon parameters'.$A:.$M];[.$B$8]+6;0)+VLOOKUP([.G$1];[$'weapon parameters'.$A:.$M];[.$B$8]+9;0)*[.G$4]*[.$A28]" office:value-type="float" office:value="26.3482648342049" calcext:value-type="float">
            <text:p>26</text:p>
          </table:table-cell>
          <table:table-cell table:style-name="ce18" table:formula="of:=VLOOKUP([.H$1];[$'weapon parameters'.$A:.$M];[.$B$8]+6;0)+VLOOKUP([.H$1];[$'weapon parameters'.$A:.$M];[.$B$8]+9;0)*[.H$4]*[.$A28]" office:value-type="float" office:value="25.4573112402134" calcext:value-type="float">
            <text:p>25</text:p>
          </table:table-cell>
          <table:table-cell table:style-name="ce18" table:formula="of:=VLOOKUP([.I$1];[$'weapon parameters'.$A:.$M];[.$B$8]+6;0)+VLOOKUP([.I$1];[$'weapon parameters'.$A:.$M];[.$B$8]+9;0)*[.I$4]*[.$A28]" office:value-type="float" office:value="33.6493256898738" calcext:value-type="float">
            <text:p>34</text:p>
          </table:table-cell>
          <table:table-cell table:style-name="ce18" table:formula="of:=VLOOKUP([.J$1];[$'weapon parameters'.$A:.$M];[.$B$8]+6;0)+VLOOKUP([.J$1];[$'weapon parameters'.$A:.$M];[.$B$8]+9;0)*[.J$4]*[.$A28]" office:value-type="float" office:value="63.3366444002344" calcext:value-type="float">
            <text:p>63</text:p>
          </table:table-cell>
          <table:table-cell table:style-name="ce18" table:formula="of:=VLOOKUP([.K$1];[$'weapon parameters'.$A:.$M];[.$B$8]+6;0)+VLOOKUP([.K$1];[$'weapon parameters'.$A:.$M];[.$B$8]+9;0)*[.K$4]*[.$A28]" office:value-type="float" office:value="21.6871911813389" calcext:value-type="float">
            <text:p>22</text:p>
          </table:table-cell>
          <table:table-cell table:style-name="ce18" table:formula="of:=VLOOKUP([.L$1];[$'weapon parameters'.$A:.$M];[.$B$8]+6;0)+VLOOKUP([.L$1];[$'weapon parameters'.$A:.$M];[.$B$8]+9;0)*[.L$4]*[.$A28]" office:value-type="float" office:value="32.5808127633815" calcext:value-type="float">
            <text:p>33</text:p>
          </table:table-cell>
          <table:table-cell table:style-name="ce18" table:formula="of:=VLOOKUP([.M$1];[$'weapon parameters'.$A:.$M];[.$B$8]+6;0)+VLOOKUP([.M$1];[$'weapon parameters'.$A:.$M];[.$B$8]+9;0)*[.M$4]*[.$A28]" office:value-type="float" office:value="31.8531725578854" calcext:value-type="float">
            <text:p>32</text:p>
          </table:table-cell>
          <table:table-cell table:style-name="ce18" table:formula="of:=VLOOKUP([.N$1];[$'weapon parameters'.$A:.$M];[.$B$8]+6;0)+VLOOKUP([.N$1];[$'weapon parameters'.$A:.$M];[.$B$8]+9;0)*[.N$4]*[.$A28]" office:value-type="float" office:value="42.6405455614876" calcext:value-type="float">
            <text:p>43</text:p>
          </table:table-cell>
          <table:table-cell table:style-name="ce18" table:formula="of:=VLOOKUP([.O$1];[$'weapon parameters'.$A:.$M];[.$B$8]+6;0)+VLOOKUP([.O$1];[$'weapon parameters'.$A:.$M];[.$B$8]+9;0)*[.O$4]*[.$A28]" office:value-type="float" office:value="25.7969616283787" calcext:value-type="float">
            <text:p>26</text:p>
          </table:table-cell>
          <table:table-cell table:style-name="ce18" table:formula="of:=VLOOKUP([.P$1];[$'weapon parameters'.$A:.$M];[.$B$8]+6;0)+VLOOKUP([.P$1];[$'weapon parameters'.$A:.$M];[.$B$8]+9;0)*[.P$4]*[.$A28]" office:value-type="float" office:value="50.2332799512366" calcext:value-type="float">
            <text:p>50</text:p>
          </table:table-cell>
          <table:table-cell table:style-name="ce18" table:formula="of:=VLOOKUP([.Q$1];[$'weapon parameters'.$A:.$M];[.$B$8]+6;0)+VLOOKUP([.Q$1];[$'weapon parameters'.$A:.$M];[.$B$8]+9;0)*[.Q$4]*[.$A28]" office:value-type="float" office:value="18.2560072948548" calcext:value-type="float">
            <text:p>18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table:formula="of:=VLOOKUP([.B$1];[$'weapon parameters'.$A:.$M];[.$B$8]+6;0)+VLOOKUP([.B$1];[$'weapon parameters'.$A:.$M];[.$B$8]+9;0)*[.B$4]*[.$A29]" office:value-type="float" office:value="21.1955634459628" calcext:value-type="float">
            <text:p>21</text:p>
          </table:table-cell>
          <table:table-cell table:style-name="ce18" table:formula="of:=VLOOKUP([.C$1];[$'weapon parameters'.$A:.$M];[.$B$8]+6;0)+VLOOKUP([.C$1];[$'weapon parameters'.$A:.$M];[.$B$8]+9;0)*[.C$4]*[.$A29]" office:value-type="float" office:value="26.2037057941825" calcext:value-type="float">
            <text:p>26</text:p>
          </table:table-cell>
          <table:table-cell table:style-name="ce18" table:formula="of:=VLOOKUP([.D$1];[$'weapon parameters'.$A:.$M];[.$B$8]+6;0)+VLOOKUP([.D$1];[$'weapon parameters'.$A:.$M];[.$B$8]+9;0)*[.D$4]*[.$A29]" office:value-type="float" office:value="16.8341663792291" calcext:value-type="float">
            <text:p>17</text:p>
          </table:table-cell>
          <table:table-cell table:style-name="ce18" table:formula="of:=VLOOKUP([.E$1];[$'weapon parameters'.$A:.$M];[.$B$8]+6;0)+VLOOKUP([.E$1];[$'weapon parameters'.$A:.$M];[.$B$8]+9;0)*[.E$4]*[.$A29]" office:value-type="float" office:value="35.1490320531623" calcext:value-type="float">
            <text:p>35</text:p>
          </table:table-cell>
          <table:table-cell table:style-name="ce18" table:formula="of:=VLOOKUP([.F$1];[$'weapon parameters'.$A:.$M];[.$B$8]+6;0)+VLOOKUP([.F$1];[$'weapon parameters'.$A:.$M];[.$B$8]+9;0)*[.F$4]*[.$A29]" office:value-type="float" office:value="48.38396801737" calcext:value-type="float">
            <text:p>48</text:p>
          </table:table-cell>
          <table:table-cell table:style-name="ce18" table:formula="of:=VLOOKUP([.G$1];[$'weapon parameters'.$A:.$M];[.$B$8]+6;0)+VLOOKUP([.G$1];[$'weapon parameters'.$A:.$M];[.$B$8]+9;0)*[.G$4]*[.$A29]" office:value-type="float" office:value="28.2667979384805" calcext:value-type="float">
            <text:p>28</text:p>
          </table:table-cell>
          <table:table-cell table:style-name="ce18" table:formula="of:=VLOOKUP([.H$1];[$'weapon parameters'.$A:.$M];[.$B$8]+6;0)+VLOOKUP([.H$1];[$'weapon parameters'.$A:.$M];[.$B$8]+9;0)*[.H$4]*[.$A29]" office:value-type="float" office:value="27.6394751452401" calcext:value-type="float">
            <text:p>28</text:p>
          </table:table-cell>
          <table:table-cell table:style-name="ce18" table:formula="of:=VLOOKUP([.I$1];[$'weapon parameters'.$A:.$M];[.$B$8]+6;0)+VLOOKUP([.I$1];[$'weapon parameters'.$A:.$M];[.$B$8]+9;0)*[.I$4]*[.$A29]" office:value-type="float" office:value="36.730491401108" calcext:value-type="float">
            <text:p>37</text:p>
          </table:table-cell>
          <table:table-cell table:style-name="ce18" table:formula="of:=VLOOKUP([.J$1];[$'weapon parameters'.$A:.$M];[.$B$8]+6;0)+VLOOKUP([.J$1];[$'weapon parameters'.$A:.$M];[.$B$8]+9;0)*[.J$4]*[.$A29]" office:value-type="float" office:value="69.6287249502637" calcext:value-type="float">
            <text:p>70</text:p>
          </table:table-cell>
          <table:table-cell table:style-name="ce18" table:formula="of:=VLOOKUP([.K$1];[$'weapon parameters'.$A:.$M];[.$B$8]+6;0)+VLOOKUP([.K$1];[$'weapon parameters'.$A:.$M];[.$B$8]+9;0)*[.K$4]*[.$A29]" office:value-type="float" office:value="23.5230900790062" calcext:value-type="float">
            <text:p>24</text:p>
          </table:table-cell>
          <table:table-cell table:style-name="ce18" table:formula="of:=VLOOKUP([.L$1];[$'weapon parameters'.$A:.$M];[.$B$8]+6;0)+VLOOKUP([.L$1];[$'weapon parameters'.$A:.$M];[.$B$8]+9;0)*[.L$4]*[.$A29]" office:value-type="float" office:value="35.1534143588042" calcext:value-type="float">
            <text:p>35</text:p>
          </table:table-cell>
          <table:table-cell table:style-name="ce18" table:formula="of:=VLOOKUP([.M$1];[$'weapon parameters'.$A:.$M];[.$B$8]+6;0)+VLOOKUP([.M$1];[$'weapon parameters'.$A:.$M];[.$B$8]+9;0)*[.M$4]*[.$A29]" office:value-type="float" office:value="34.4598191276211" calcext:value-type="float">
            <text:p>34</text:p>
          </table:table-cell>
          <table:table-cell table:style-name="ce18" table:formula="of:=VLOOKUP([.N$1];[$'weapon parameters'.$A:.$M];[.$B$8]+6;0)+VLOOKUP([.N$1];[$'weapon parameters'.$A:.$M];[.$B$8]+9;0)*[.N$4]*[.$A29]" office:value-type="float" office:value="46.7206137566735" calcext:value-type="float">
            <text:p>47</text:p>
          </table:table-cell>
          <table:table-cell table:style-name="ce18" table:formula="of:=VLOOKUP([.O$1];[$'weapon parameters'.$A:.$M];[.$B$8]+6;0)+VLOOKUP([.O$1];[$'weapon parameters'.$A:.$M];[.$B$8]+9;0)*[.O$4]*[.$A29]" office:value-type="float" office:value="27.6465818319261" calcext:value-type="float">
            <text:p>28</text:p>
          </table:table-cell>
          <table:table-cell table:style-name="ce18" table:formula="of:=VLOOKUP([.P$1];[$'weapon parameters'.$A:.$M];[.$B$8]+6;0)+VLOOKUP([.P$1];[$'weapon parameters'.$A:.$M];[.$B$8]+9;0)*[.P$4]*[.$A29]" office:value-type="float" office:value="56.5124399451411" calcext:value-type="float">
            <text:p>57</text:p>
          </table:table-cell>
          <table:table-cell table:style-name="ce18" table:formula="of:=VLOOKUP([.Q$1];[$'weapon parameters'.$A:.$M];[.$B$8]+6;0)+VLOOKUP([.Q$1];[$'weapon parameters'.$A:.$M];[.$B$8]+9;0)*[.Q$4]*[.$A29]" office:value-type="float" office:value="19.6630082067117" calcext:value-type="float">
            <text:p>2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VLOOKUP([.B$1];[$'weapon parameters'.$A:.$M];[.$B$8]+6;0)+VLOOKUP([.B$1];[$'weapon parameters'.$A:.$M];[.$B$8]+9;0)*[.B$4]*[.$A30]" office:value-type="float" office:value="22.772848273292" calcext:value-type="float">
            <text:p>23</text:p>
          </table:table-cell>
          <table:table-cell table:style-name="ce18" table:formula="of:=VLOOKUP([.C$1];[$'weapon parameters'.$A:.$M];[.$B$8]+6;0)+VLOOKUP([.C$1];[$'weapon parameters'.$A:.$M];[.$B$8]+9;0)*[.C$4]*[.$A30]" office:value-type="float" office:value="27.7818953268694" calcext:value-type="float">
            <text:p>28</text:p>
          </table:table-cell>
          <table:table-cell table:style-name="ce18" table:formula="of:=VLOOKUP([.D$1];[$'weapon parameters'.$A:.$M];[.$B$8]+6;0)+VLOOKUP([.D$1];[$'weapon parameters'.$A:.$M];[.$B$8]+9;0)*[.D$4]*[.$A30]" office:value-type="float" office:value="17.9268515324768" calcext:value-type="float">
            <text:p>18</text:p>
          </table:table-cell>
          <table:table-cell table:style-name="ce18" table:formula="of:=VLOOKUP([.E$1];[$'weapon parameters'.$A:.$M];[.$B$8]+6;0)+VLOOKUP([.E$1];[$'weapon parameters'.$A:.$M];[.$B$8]+9;0)*[.E$4]*[.$A30]" office:value-type="float" office:value="37.832257836847" calcext:value-type="float">
            <text:p>38</text:p>
          </table:table-cell>
          <table:table-cell table:style-name="ce18" table:formula="of:=VLOOKUP([.F$1];[$'weapon parameters'.$A:.$M];[.$B$8]+6;0)+VLOOKUP([.F$1];[$'weapon parameters'.$A:.$M];[.$B$8]+9;0)*[.F$4]*[.$A30]" office:value-type="float" office:value="52.6488533526333" calcext:value-type="float">
            <text:p>53</text:p>
          </table:table-cell>
          <table:table-cell table:style-name="ce18" table:formula="of:=VLOOKUP([.G$1];[$'weapon parameters'.$A:.$M];[.$B$8]+6;0)+VLOOKUP([.G$1];[$'weapon parameters'.$A:.$M];[.$B$8]+9;0)*[.G$4]*[.$A30]" office:value-type="float" office:value="30.1853310427561" calcext:value-type="float">
            <text:p>30</text:p>
          </table:table-cell>
          <table:table-cell table:style-name="ce18" table:formula="of:=VLOOKUP([.H$1];[$'weapon parameters'.$A:.$M];[.$B$8]+6;0)+VLOOKUP([.H$1];[$'weapon parameters'.$A:.$M];[.$B$8]+9;0)*[.H$4]*[.$A30]" office:value-type="float" office:value="29.8216390502668" calcext:value-type="float">
            <text:p>30</text:p>
          </table:table-cell>
          <table:table-cell table:style-name="ce18" table:formula="of:=VLOOKUP([.I$1];[$'weapon parameters'.$A:.$M];[.$B$8]+6;0)+VLOOKUP([.I$1];[$'weapon parameters'.$A:.$M];[.$B$8]+9;0)*[.I$4]*[.$A30]" office:value-type="float" office:value="39.8116571123422" calcext:value-type="float">
            <text:p>40</text:p>
          </table:table-cell>
          <table:table-cell table:style-name="ce18" table:formula="of:=VLOOKUP([.J$1];[$'weapon parameters'.$A:.$M];[.$B$8]+6;0)+VLOOKUP([.J$1];[$'weapon parameters'.$A:.$M];[.$B$8]+9;0)*[.J$4]*[.$A30]" office:value-type="float" office:value="75.9208055002929" calcext:value-type="float">
            <text:p>76</text:p>
          </table:table-cell>
          <table:table-cell table:style-name="ce18" table:formula="of:=VLOOKUP([.K$1];[$'weapon parameters'.$A:.$M];[.$B$8]+6;0)+VLOOKUP([.K$1];[$'weapon parameters'.$A:.$M];[.$B$8]+9;0)*[.K$4]*[.$A30]" office:value-type="float" office:value="25.3589889766736" calcext:value-type="float">
            <text:p>25</text:p>
          </table:table-cell>
          <table:table-cell table:style-name="ce18" table:formula="of:=VLOOKUP([.L$1];[$'weapon parameters'.$A:.$M];[.$B$8]+6;0)+VLOOKUP([.L$1];[$'weapon parameters'.$A:.$M];[.$B$8]+9;0)*[.L$4]*[.$A30]" office:value-type="float" office:value="37.7260159542269" calcext:value-type="float">
            <text:p>38</text:p>
          </table:table-cell>
          <table:table-cell table:style-name="ce18" table:formula="of:=VLOOKUP([.M$1];[$'weapon parameters'.$A:.$M];[.$B$8]+6;0)+VLOOKUP([.M$1];[$'weapon parameters'.$A:.$M];[.$B$8]+9;0)*[.M$4]*[.$A30]" office:value-type="float" office:value="37.0664656973568" calcext:value-type="float">
            <text:p>37</text:p>
          </table:table-cell>
          <table:table-cell table:style-name="ce18" table:formula="of:=VLOOKUP([.N$1];[$'weapon parameters'.$A:.$M];[.$B$8]+6;0)+VLOOKUP([.N$1];[$'weapon parameters'.$A:.$M];[.$B$8]+9;0)*[.N$4]*[.$A30]" office:value-type="float" office:value="50.8006819518594" calcext:value-type="float">
            <text:p>51</text:p>
          </table:table-cell>
          <table:table-cell table:style-name="ce18" table:formula="of:=VLOOKUP([.O$1];[$'weapon parameters'.$A:.$M];[.$B$8]+6;0)+VLOOKUP([.O$1];[$'weapon parameters'.$A:.$M];[.$B$8]+9;0)*[.O$4]*[.$A30]" office:value-type="float" office:value="29.4962020354734" calcext:value-type="float">
            <text:p>29</text:p>
          </table:table-cell>
          <table:table-cell table:style-name="ce18" table:formula="of:=VLOOKUP([.P$1];[$'weapon parameters'.$A:.$M];[.$B$8]+6;0)+VLOOKUP([.P$1];[$'weapon parameters'.$A:.$M];[.$B$8]+9;0)*[.P$4]*[.$A30]" office:value-type="float" office:value="62.7915999390457" calcext:value-type="float">
            <text:p>63</text:p>
          </table:table-cell>
          <table:table-cell table:style-name="ce18" table:formula="of:=VLOOKUP([.Q$1];[$'weapon parameters'.$A:.$M];[.$B$8]+6;0)+VLOOKUP([.Q$1];[$'weapon parameters'.$A:.$M];[.$B$8]+9;0)*[.Q$4]*[.$A30]" office:value-type="float" office:value="21.0700091185685" calcext:value-type="float">
            <text:p>2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2</text:p>
          </table:table-cell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table:formula="of:=IF(ISBLANK([.B$2]);0;VLOOKUP([.B$2];[$'weapon parameters'.$A:.$M];[.$B$8]+6;0)+VLOOKUP([.B$2];[$'weapon parameters'.$A:.$M];[.$B$8]+9;0)*[.B$5]*[.$A32])" office:value-type="float" office:value="0" calcext:value-type="float">
            <text:p>0</text:p>
          </table:table-cell>
          <table:table-cell table:style-name="ce18" table:formula="of:=IF(ISBLANK([.C$2]);0;VLOOKUP([.C$2];[$'weapon parameters'.$A:.$M];[.$B$8]+6;0)+VLOOKUP([.C$2];[$'weapon parameters'.$A:.$M];[.$B$8]+9;0)*[.C$5]*[.$A32])" office:value-type="float" office:value="0" calcext:value-type="float">
            <text:p>0</text:p>
          </table:table-cell>
          <table:table-cell table:style-name="ce18" table:formula="of:=IF(ISBLANK([.D$2]);0;VLOOKUP([.D$2];[$'weapon parameters'.$A:.$M];[.$B$8]+6;0)+VLOOKUP([.D$2];[$'weapon parameters'.$A:.$M];[.$B$8]+9;0)*[.D$5]*[.$A32])" office:value-type="float" office:value="0" calcext:value-type="float">
            <text:p>0</text:p>
          </table:table-cell>
          <table:table-cell table:style-name="ce18" table:formula="of:=IF(ISBLANK([.E$2]);0;VLOOKUP([.E$2];[$'weapon parameters'.$A:.$M];[.$B$8]+6;0)+VLOOKUP([.E$2];[$'weapon parameters'.$A:.$M];[.$B$8]+9;0)*[.E$5]*[.$A32])" office:value-type="float" office:value="0" calcext:value-type="float">
            <text:p>0</text:p>
          </table:table-cell>
          <table:table-cell table:style-name="ce18" table:formula="of:=IF(ISBLANK([.F$2]);0;VLOOKUP([.F$2];[$'weapon parameters'.$A:.$M];[.$B$8]+6;0)+VLOOKUP([.F$2];[$'weapon parameters'.$A:.$M];[.$B$8]+9;0)*[.F$5]*[.$A32])" office:value-type="float" office:value="0" calcext:value-type="float">
            <text:p>0</text:p>
          </table:table-cell>
          <table:table-cell table:style-name="ce18" table:formula="of:=IF(ISBLANK([.G$2]);0;VLOOKUP([.G$2];[$'weapon parameters'.$A:.$M];[.$B$8]+6;0)+VLOOKUP([.G$2];[$'weapon parameters'.$A:.$M];[.$B$8]+9;0)*[.G$5]*[.$A32])" office:value-type="float" office:value="0" calcext:value-type="float">
            <text:p>0</text:p>
          </table:table-cell>
          <table:table-cell table:style-name="ce18" table:formula="of:=IF(ISBLANK([.H$2]);0;VLOOKUP([.H$2];[$'weapon parameters'.$A:.$M];[.$B$8]+6;0)+VLOOKUP([.H$2];[$'weapon parameters'.$A:.$M];[.$B$8]+9;0)*[.H$5]*[.$A32])" office:value-type="float" office:value="0" calcext:value-type="float">
            <text:p>0</text:p>
          </table:table-cell>
          <table:table-cell table:style-name="ce18" table:formula="of:=IF(ISBLANK([.I$2]);0;VLOOKUP([.I$2];[$'weapon parameters'.$A:.$M];[.$B$8]+6;0)+VLOOKUP([.I$2];[$'weapon parameters'.$A:.$M];[.$B$8]+9;0)*[.I$5]*[.$A32])" office:value-type="float" office:value="0" calcext:value-type="float">
            <text:p>0</text:p>
          </table:table-cell>
          <table:table-cell table:style-name="ce18" table:formula="of:=IF(ISBLANK([.J$2]);0;VLOOKUP([.J$2];[$'weapon parameters'.$A:.$M];[.$B$8]+6;0)+VLOOKUP([.J$2];[$'weapon parameters'.$A:.$M];[.$B$8]+9;0)*[.J$5]*[.$A32])" office:value-type="float" office:value="0" calcext:value-type="float">
            <text:p>0</text:p>
          </table:table-cell>
          <table:table-cell table:style-name="ce18" table:formula="of:=IF(ISBLANK([.K$2]);0;VLOOKUP([.K$2];[$'weapon parameters'.$A:.$M];[.$B$8]+6;0)+VLOOKUP([.K$2];[$'weapon parameters'.$A:.$M];[.$B$8]+9;0)*[.K$5]*[.$A32])" office:value-type="float" office:value="8.83589889766736" calcext:value-type="float">
            <text:p>9</text:p>
          </table:table-cell>
          <table:table-cell table:style-name="ce18" table:formula="of:=IF(ISBLANK([.L$2]);0;VLOOKUP([.L$2];[$'weapon parameters'.$A:.$M];[.$B$8]+6;0)+VLOOKUP([.L$2];[$'weapon parameters'.$A:.$M];[.$B$8]+9;0)*[.L$5]*[.$A32])" office:value-type="float" office:value="14.5726015954227" calcext:value-type="float">
            <text:p>15</text:p>
          </table:table-cell>
          <table:table-cell table:style-name="ce18" table:formula="of:=IF(ISBLANK([.M$2]);0;VLOOKUP([.M$2];[$'weapon parameters'.$A:.$M];[.$B$8]+6;0)+VLOOKUP([.M$2];[$'weapon parameters'.$A:.$M];[.$B$8]+9;0)*[.M$5]*[.$A32])" office:value-type="float" office:value="13.4238667747325" calcext:value-type="float">
            <text:p>13</text:p>
          </table:table-cell>
          <table:table-cell table:style-name="ce18" table:formula="of:=IF(ISBLANK([.N$2]);0;VLOOKUP([.N$2];[$'weapon parameters'.$A:.$M];[.$B$8]+6;0)+VLOOKUP([.N$2];[$'weapon parameters'.$A:.$M];[.$B$8]+9;0)*[.N$5]*[.$A32])" office:value-type="float" office:value="13.4547631308113" calcext:value-type="float">
            <text:p>13</text:p>
          </table:table-cell>
          <table:table-cell table:style-name="ce18" table:formula="of:=IF(ISBLANK([.O$2]);0;VLOOKUP([.O$2];[$'weapon parameters'.$A:.$M];[.$B$8]+6;0)+VLOOKUP([.O$2];[$'weapon parameters'.$A:.$M];[.$B$8]+9;0)*[.O$5]*[.$A32])" office:value-type="float" office:value="13.5094378496682" calcext:value-type="float">
            <text:p>14</text:p>
          </table:table-cell>
          <table:table-cell table:style-name="ce18" table:formula="of:=IF(ISBLANK([.P$2]);0;VLOOKUP([.P$2];[$'weapon parameters'.$A:.$M];[.$B$8]+6;0)+VLOOKUP([.P$2];[$'weapon parameters'.$A:.$M];[.$B$8]+9;0)*[.P$5]*[.$A32])" office:value-type="float" office:value="0" calcext:value-type="float">
            <text:p>0</text:p>
          </table:table-cell>
          <table:table-cell table:style-name="ce18" table:formula="of:=IF(ISBLANK([.Q$2]);0;VLOOKUP([.Q$2];[$'weapon parameters'.$A:.$M];[.$B$8]+6;0)+VLOOKUP([.Q$2];[$'weapon parameters'.$A:.$M];[.$B$8]+9;0)*[.Q$5]*[.$A32])" office:value-type="float" office:value="5.7553740223252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IF(ISBLANK([.B$2]);0;VLOOKUP([.B$2];[$'weapon parameters'.$A:.$M];[.$B$8]+6;0)+VLOOKUP([.B$2];[$'weapon parameters'.$A:.$M];[.$B$8]+9;0)*[.B$5]*[.$A33])" office:value-type="float" office:value="0" calcext:value-type="float">
            <text:p>0</text:p>
          </table:table-cell>
          <table:table-cell table:style-name="ce18" table:formula="of:=IF(ISBLANK([.C$2]);0;VLOOKUP([.C$2];[$'weapon parameters'.$A:.$M];[.$B$8]+6;0)+VLOOKUP([.C$2];[$'weapon parameters'.$A:.$M];[.$B$8]+9;0)*[.C$5]*[.$A33])" office:value-type="float" office:value="0" calcext:value-type="float">
            <text:p>0</text:p>
          </table:table-cell>
          <table:table-cell table:style-name="ce18" table:formula="of:=IF(ISBLANK([.D$2]);0;VLOOKUP([.D$2];[$'weapon parameters'.$A:.$M];[.$B$8]+6;0)+VLOOKUP([.D$2];[$'weapon parameters'.$A:.$M];[.$B$8]+9;0)*[.D$5]*[.$A33])" office:value-type="float" office:value="0" calcext:value-type="float">
            <text:p>0</text:p>
          </table:table-cell>
          <table:table-cell table:style-name="ce18" table:formula="of:=IF(ISBLANK([.E$2]);0;VLOOKUP([.E$2];[$'weapon parameters'.$A:.$M];[.$B$8]+6;0)+VLOOKUP([.E$2];[$'weapon parameters'.$A:.$M];[.$B$8]+9;0)*[.E$5]*[.$A33])" office:value-type="float" office:value="0" calcext:value-type="float">
            <text:p>0</text:p>
          </table:table-cell>
          <table:table-cell table:style-name="ce18" table:formula="of:=IF(ISBLANK([.F$2]);0;VLOOKUP([.F$2];[$'weapon parameters'.$A:.$M];[.$B$8]+6;0)+VLOOKUP([.F$2];[$'weapon parameters'.$A:.$M];[.$B$8]+9;0)*[.F$5]*[.$A33])" office:value-type="float" office:value="0" calcext:value-type="float">
            <text:p>0</text:p>
          </table:table-cell>
          <table:table-cell table:style-name="ce18" table:formula="of:=IF(ISBLANK([.G$2]);0;VLOOKUP([.G$2];[$'weapon parameters'.$A:.$M];[.$B$8]+6;0)+VLOOKUP([.G$2];[$'weapon parameters'.$A:.$M];[.$B$8]+9;0)*[.G$5]*[.$A33])" office:value-type="float" office:value="0" calcext:value-type="float">
            <text:p>0</text:p>
          </table:table-cell>
          <table:table-cell table:style-name="ce18" table:formula="of:=IF(ISBLANK([.H$2]);0;VLOOKUP([.H$2];[$'weapon parameters'.$A:.$M];[.$B$8]+6;0)+VLOOKUP([.H$2];[$'weapon parameters'.$A:.$M];[.$B$8]+9;0)*[.H$5]*[.$A33])" office:value-type="float" office:value="0" calcext:value-type="float">
            <text:p>0</text:p>
          </table:table-cell>
          <table:table-cell table:style-name="ce18" table:formula="of:=IF(ISBLANK([.I$2]);0;VLOOKUP([.I$2];[$'weapon parameters'.$A:.$M];[.$B$8]+6;0)+VLOOKUP([.I$2];[$'weapon parameters'.$A:.$M];[.$B$8]+9;0)*[.I$5]*[.$A33])" office:value-type="float" office:value="0" calcext:value-type="float">
            <text:p>0</text:p>
          </table:table-cell>
          <table:table-cell table:style-name="ce18" table:formula="of:=IF(ISBLANK([.J$2]);0;VLOOKUP([.J$2];[$'weapon parameters'.$A:.$M];[.$B$8]+6;0)+VLOOKUP([.J$2];[$'weapon parameters'.$A:.$M];[.$B$8]+9;0)*[.J$5]*[.$A33])" office:value-type="float" office:value="0" calcext:value-type="float">
            <text:p>0</text:p>
          </table:table-cell>
          <table:table-cell table:style-name="ce18" table:formula="of:=IF(ISBLANK([.K$2]);0;VLOOKUP([.K$2];[$'weapon parameters'.$A:.$M];[.$B$8]+6;0)+VLOOKUP([.K$2];[$'weapon parameters'.$A:.$M];[.$B$8]+9;0)*[.K$5]*[.$A33])" office:value-type="float" office:value="10.6717977953347" calcext:value-type="float">
            <text:p>11</text:p>
          </table:table-cell>
          <table:table-cell table:style-name="ce18" table:formula="of:=IF(ISBLANK([.L$2]);0;VLOOKUP([.L$2];[$'weapon parameters'.$A:.$M];[.$B$8]+6;0)+VLOOKUP([.L$2];[$'weapon parameters'.$A:.$M];[.$B$8]+9;0)*[.L$5]*[.$A33])" office:value-type="float" office:value="17.1452031908454" calcext:value-type="float">
            <text:p>17</text:p>
          </table:table-cell>
          <table:table-cell table:style-name="ce18" table:formula="of:=IF(ISBLANK([.M$2]);0;VLOOKUP([.M$2];[$'weapon parameters'.$A:.$M];[.$B$8]+6;0)+VLOOKUP([.M$2];[$'weapon parameters'.$A:.$M];[.$B$8]+9;0)*[.M$5]*[.$A33])" office:value-type="float" office:value="14.8477335494651" calcext:value-type="float">
            <text:p>15</text:p>
          </table:table-cell>
          <table:table-cell table:style-name="ce18" table:formula="of:=IF(ISBLANK([.N$2]);0;VLOOKUP([.N$2];[$'weapon parameters'.$A:.$M];[.$B$8]+6;0)+VLOOKUP([.N$2];[$'weapon parameters'.$A:.$M];[.$B$8]+9;0)*[.N$5]*[.$A33])" office:value-type="float" office:value="14.9095262616226" calcext:value-type="float">
            <text:p>15</text:p>
          </table:table-cell>
          <table:table-cell table:style-name="ce18" table:formula="of:=IF(ISBLANK([.O$2]);0;VLOOKUP([.O$2];[$'weapon parameters'.$A:.$M];[.$B$8]+6;0)+VLOOKUP([.O$2];[$'weapon parameters'.$A:.$M];[.$B$8]+9;0)*[.O$5]*[.$A33])" office:value-type="float" office:value="15.0188756993365" calcext:value-type="float">
            <text:p>15</text:p>
          </table:table-cell>
          <table:table-cell table:style-name="ce18" table:formula="of:=IF(ISBLANK([.P$2]);0;VLOOKUP([.P$2];[$'weapon parameters'.$A:.$M];[.$B$8]+6;0)+VLOOKUP([.P$2];[$'weapon parameters'.$A:.$M];[.$B$8]+9;0)*[.P$5]*[.$A33])" office:value-type="float" office:value="0" calcext:value-type="float">
            <text:p>0</text:p>
          </table:table-cell>
          <table:table-cell table:style-name="ce18" table:formula="of:=IF(ISBLANK([.Q$2]);0;VLOOKUP([.Q$2];[$'weapon parameters'.$A:.$M];[.$B$8]+6;0)+VLOOKUP([.Q$2];[$'weapon parameters'.$A:.$M];[.$B$8]+9;0)*[.Q$5]*[.$A33])" office:value-type="float" office:value="11.5107480446504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formula="of:=IF(ISBLANK([.B$2]);0;VLOOKUP([.B$2];[$'weapon parameters'.$A:.$M];[.$B$8]+6;0)+VLOOKUP([.B$2];[$'weapon parameters'.$A:.$M];[.$B$8]+9;0)*[.B$5]*[.$A34])" office:value-type="float" office:value="0" calcext:value-type="float">
            <text:p>0</text:p>
          </table:table-cell>
          <table:table-cell table:style-name="ce18" table:formula="of:=IF(ISBLANK([.C$2]);0;VLOOKUP([.C$2];[$'weapon parameters'.$A:.$M];[.$B$8]+6;0)+VLOOKUP([.C$2];[$'weapon parameters'.$A:.$M];[.$B$8]+9;0)*[.C$5]*[.$A34])" office:value-type="float" office:value="0" calcext:value-type="float">
            <text:p>0</text:p>
          </table:table-cell>
          <table:table-cell table:style-name="ce18" table:formula="of:=IF(ISBLANK([.D$2]);0;VLOOKUP([.D$2];[$'weapon parameters'.$A:.$M];[.$B$8]+6;0)+VLOOKUP([.D$2];[$'weapon parameters'.$A:.$M];[.$B$8]+9;0)*[.D$5]*[.$A34])" office:value-type="float" office:value="0" calcext:value-type="float">
            <text:p>0</text:p>
          </table:table-cell>
          <table:table-cell table:style-name="ce18" table:formula="of:=IF(ISBLANK([.E$2]);0;VLOOKUP([.E$2];[$'weapon parameters'.$A:.$M];[.$B$8]+6;0)+VLOOKUP([.E$2];[$'weapon parameters'.$A:.$M];[.$B$8]+9;0)*[.E$5]*[.$A34])" office:value-type="float" office:value="0" calcext:value-type="float">
            <text:p>0</text:p>
          </table:table-cell>
          <table:table-cell table:style-name="ce18" table:formula="of:=IF(ISBLANK([.F$2]);0;VLOOKUP([.F$2];[$'weapon parameters'.$A:.$M];[.$B$8]+6;0)+VLOOKUP([.F$2];[$'weapon parameters'.$A:.$M];[.$B$8]+9;0)*[.F$5]*[.$A34])" office:value-type="float" office:value="0" calcext:value-type="float">
            <text:p>0</text:p>
          </table:table-cell>
          <table:table-cell table:style-name="ce18" table:formula="of:=IF(ISBLANK([.G$2]);0;VLOOKUP([.G$2];[$'weapon parameters'.$A:.$M];[.$B$8]+6;0)+VLOOKUP([.G$2];[$'weapon parameters'.$A:.$M];[.$B$8]+9;0)*[.G$5]*[.$A34])" office:value-type="float" office:value="0" calcext:value-type="float">
            <text:p>0</text:p>
          </table:table-cell>
          <table:table-cell table:style-name="ce18" table:formula="of:=IF(ISBLANK([.H$2]);0;VLOOKUP([.H$2];[$'weapon parameters'.$A:.$M];[.$B$8]+6;0)+VLOOKUP([.H$2];[$'weapon parameters'.$A:.$M];[.$B$8]+9;0)*[.H$5]*[.$A34])" office:value-type="float" office:value="0" calcext:value-type="float">
            <text:p>0</text:p>
          </table:table-cell>
          <table:table-cell table:style-name="ce18" table:formula="of:=IF(ISBLANK([.I$2]);0;VLOOKUP([.I$2];[$'weapon parameters'.$A:.$M];[.$B$8]+6;0)+VLOOKUP([.I$2];[$'weapon parameters'.$A:.$M];[.$B$8]+9;0)*[.I$5]*[.$A34])" office:value-type="float" office:value="0" calcext:value-type="float">
            <text:p>0</text:p>
          </table:table-cell>
          <table:table-cell table:style-name="ce18" table:formula="of:=IF(ISBLANK([.J$2]);0;VLOOKUP([.J$2];[$'weapon parameters'.$A:.$M];[.$B$8]+6;0)+VLOOKUP([.J$2];[$'weapon parameters'.$A:.$M];[.$B$8]+9;0)*[.J$5]*[.$A34])" office:value-type="float" office:value="0" calcext:value-type="float">
            <text:p>0</text:p>
          </table:table-cell>
          <table:table-cell table:style-name="ce18" table:formula="of:=IF(ISBLANK([.K$2]);0;VLOOKUP([.K$2];[$'weapon parameters'.$A:.$M];[.$B$8]+6;0)+VLOOKUP([.K$2];[$'weapon parameters'.$A:.$M];[.$B$8]+9;0)*[.K$5]*[.$A34])" office:value-type="float" office:value="12.5076966930021" calcext:value-type="float">
            <text:p>13</text:p>
          </table:table-cell>
          <table:table-cell table:style-name="ce18" table:formula="of:=IF(ISBLANK([.L$2]);0;VLOOKUP([.L$2];[$'weapon parameters'.$A:.$M];[.$B$8]+6;0)+VLOOKUP([.L$2];[$'weapon parameters'.$A:.$M];[.$B$8]+9;0)*[.L$5]*[.$A34])" office:value-type="float" office:value="19.7178047862681" calcext:value-type="float">
            <text:p>20</text:p>
          </table:table-cell>
          <table:table-cell table:style-name="ce18" table:formula="of:=IF(ISBLANK([.M$2]);0;VLOOKUP([.M$2];[$'weapon parameters'.$A:.$M];[.$B$8]+6;0)+VLOOKUP([.M$2];[$'weapon parameters'.$A:.$M];[.$B$8]+9;0)*[.M$5]*[.$A34])" office:value-type="float" office:value="16.2716003241976" calcext:value-type="float">
            <text:p>16</text:p>
          </table:table-cell>
          <table:table-cell table:style-name="ce18" table:formula="of:=IF(ISBLANK([.N$2]);0;VLOOKUP([.N$2];[$'weapon parameters'.$A:.$M];[.$B$8]+6;0)+VLOOKUP([.N$2];[$'weapon parameters'.$A:.$M];[.$B$8]+9;0)*[.N$5]*[.$A34])" office:value-type="float" office:value="16.3642893924339" calcext:value-type="float">
            <text:p>16</text:p>
          </table:table-cell>
          <table:table-cell table:style-name="ce18" table:formula="of:=IF(ISBLANK([.O$2]);0;VLOOKUP([.O$2];[$'weapon parameters'.$A:.$M];[.$B$8]+6;0)+VLOOKUP([.O$2];[$'weapon parameters'.$A:.$M];[.$B$8]+9;0)*[.O$5]*[.$A34])" office:value-type="float" office:value="16.5283135490047" calcext:value-type="float">
            <text:p>17</text:p>
          </table:table-cell>
          <table:table-cell table:style-name="ce18" table:formula="of:=IF(ISBLANK([.P$2]);0;VLOOKUP([.P$2];[$'weapon parameters'.$A:.$M];[.$B$8]+6;0)+VLOOKUP([.P$2];[$'weapon parameters'.$A:.$M];[.$B$8]+9;0)*[.P$5]*[.$A34])" office:value-type="float" office:value="0" calcext:value-type="float">
            <text:p>0</text:p>
          </table:table-cell>
          <table:table-cell table:style-name="ce18" table:formula="of:=IF(ISBLANK([.Q$2]);0;VLOOKUP([.Q$2];[$'weapon parameters'.$A:.$M];[.$B$8]+6;0)+VLOOKUP([.Q$2];[$'weapon parameters'.$A:.$M];[.$B$8]+9;0)*[.Q$5]*[.$A34])" office:value-type="float" office:value="17.2661220669756" calcext:value-type="float">
            <text:p>17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formula="of:=IF(ISBLANK([.B$2]);0;VLOOKUP([.B$2];[$'weapon parameters'.$A:.$M];[.$B$8]+6;0)+VLOOKUP([.B$2];[$'weapon parameters'.$A:.$M];[.$B$8]+9;0)*[.B$5]*[.$A35])" office:value-type="float" office:value="0" calcext:value-type="float">
            <text:p>0</text:p>
          </table:table-cell>
          <table:table-cell table:style-name="ce18" table:formula="of:=IF(ISBLANK([.C$2]);0;VLOOKUP([.C$2];[$'weapon parameters'.$A:.$M];[.$B$8]+6;0)+VLOOKUP([.C$2];[$'weapon parameters'.$A:.$M];[.$B$8]+9;0)*[.C$5]*[.$A35])" office:value-type="float" office:value="0" calcext:value-type="float">
            <text:p>0</text:p>
          </table:table-cell>
          <table:table-cell table:style-name="ce18" table:formula="of:=IF(ISBLANK([.D$2]);0;VLOOKUP([.D$2];[$'weapon parameters'.$A:.$M];[.$B$8]+6;0)+VLOOKUP([.D$2];[$'weapon parameters'.$A:.$M];[.$B$8]+9;0)*[.D$5]*[.$A35])" office:value-type="float" office:value="0" calcext:value-type="float">
            <text:p>0</text:p>
          </table:table-cell>
          <table:table-cell table:style-name="ce18" table:formula="of:=IF(ISBLANK([.E$2]);0;VLOOKUP([.E$2];[$'weapon parameters'.$A:.$M];[.$B$8]+6;0)+VLOOKUP([.E$2];[$'weapon parameters'.$A:.$M];[.$B$8]+9;0)*[.E$5]*[.$A35])" office:value-type="float" office:value="0" calcext:value-type="float">
            <text:p>0</text:p>
          </table:table-cell>
          <table:table-cell table:style-name="ce18" table:formula="of:=IF(ISBLANK([.F$2]);0;VLOOKUP([.F$2];[$'weapon parameters'.$A:.$M];[.$B$8]+6;0)+VLOOKUP([.F$2];[$'weapon parameters'.$A:.$M];[.$B$8]+9;0)*[.F$5]*[.$A35])" office:value-type="float" office:value="0" calcext:value-type="float">
            <text:p>0</text:p>
          </table:table-cell>
          <table:table-cell table:style-name="ce18" table:formula="of:=IF(ISBLANK([.G$2]);0;VLOOKUP([.G$2];[$'weapon parameters'.$A:.$M];[.$B$8]+6;0)+VLOOKUP([.G$2];[$'weapon parameters'.$A:.$M];[.$B$8]+9;0)*[.G$5]*[.$A35])" office:value-type="float" office:value="0" calcext:value-type="float">
            <text:p>0</text:p>
          </table:table-cell>
          <table:table-cell table:style-name="ce18" table:formula="of:=IF(ISBLANK([.H$2]);0;VLOOKUP([.H$2];[$'weapon parameters'.$A:.$M];[.$B$8]+6;0)+VLOOKUP([.H$2];[$'weapon parameters'.$A:.$M];[.$B$8]+9;0)*[.H$5]*[.$A35])" office:value-type="float" office:value="0" calcext:value-type="float">
            <text:p>0</text:p>
          </table:table-cell>
          <table:table-cell table:style-name="ce18" table:formula="of:=IF(ISBLANK([.I$2]);0;VLOOKUP([.I$2];[$'weapon parameters'.$A:.$M];[.$B$8]+6;0)+VLOOKUP([.I$2];[$'weapon parameters'.$A:.$M];[.$B$8]+9;0)*[.I$5]*[.$A35])" office:value-type="float" office:value="0" calcext:value-type="float">
            <text:p>0</text:p>
          </table:table-cell>
          <table:table-cell table:style-name="ce18" table:formula="of:=IF(ISBLANK([.J$2]);0;VLOOKUP([.J$2];[$'weapon parameters'.$A:.$M];[.$B$8]+6;0)+VLOOKUP([.J$2];[$'weapon parameters'.$A:.$M];[.$B$8]+9;0)*[.J$5]*[.$A35])" office:value-type="float" office:value="0" calcext:value-type="float">
            <text:p>0</text:p>
          </table:table-cell>
          <table:table-cell table:style-name="ce18" table:formula="of:=IF(ISBLANK([.K$2]);0;VLOOKUP([.K$2];[$'weapon parameters'.$A:.$M];[.$B$8]+6;0)+VLOOKUP([.K$2];[$'weapon parameters'.$A:.$M];[.$B$8]+9;0)*[.K$5]*[.$A35])" office:value-type="float" office:value="14.3435955906694" calcext:value-type="float">
            <text:p>14</text:p>
          </table:table-cell>
          <table:table-cell table:style-name="ce18" table:formula="of:=IF(ISBLANK([.L$2]);0;VLOOKUP([.L$2];[$'weapon parameters'.$A:.$M];[.$B$8]+6;0)+VLOOKUP([.L$2];[$'weapon parameters'.$A:.$M];[.$B$8]+9;0)*[.L$5]*[.$A35])" office:value-type="float" office:value="22.2904063816908" calcext:value-type="float">
            <text:p>22</text:p>
          </table:table-cell>
          <table:table-cell table:style-name="ce18" table:formula="of:=IF(ISBLANK([.M$2]);0;VLOOKUP([.M$2];[$'weapon parameters'.$A:.$M];[.$B$8]+6;0)+VLOOKUP([.M$2];[$'weapon parameters'.$A:.$M];[.$B$8]+9;0)*[.M$5]*[.$A35])" office:value-type="float" office:value="17.6954670989301" calcext:value-type="float">
            <text:p>18</text:p>
          </table:table-cell>
          <table:table-cell table:style-name="ce18" table:formula="of:=IF(ISBLANK([.N$2]);0;VLOOKUP([.N$2];[$'weapon parameters'.$A:.$M];[.$B$8]+6;0)+VLOOKUP([.N$2];[$'weapon parameters'.$A:.$M];[.$B$8]+9;0)*[.N$5]*[.$A35])" office:value-type="float" office:value="17.8190525232452" calcext:value-type="float">
            <text:p>18</text:p>
          </table:table-cell>
          <table:table-cell table:style-name="ce18" table:formula="of:=IF(ISBLANK([.O$2]);0;VLOOKUP([.O$2];[$'weapon parameters'.$A:.$M];[.$B$8]+6;0)+VLOOKUP([.O$2];[$'weapon parameters'.$A:.$M];[.$B$8]+9;0)*[.O$5]*[.$A35])" office:value-type="float" office:value="18.0377513986729" calcext:value-type="float">
            <text:p>18</text:p>
          </table:table-cell>
          <table:table-cell table:style-name="ce18" table:formula="of:=IF(ISBLANK([.P$2]);0;VLOOKUP([.P$2];[$'weapon parameters'.$A:.$M];[.$B$8]+6;0)+VLOOKUP([.P$2];[$'weapon parameters'.$A:.$M];[.$B$8]+9;0)*[.P$5]*[.$A35])" office:value-type="float" office:value="0" calcext:value-type="float">
            <text:p>0</text:p>
          </table:table-cell>
          <table:table-cell table:style-name="ce18" table:formula="of:=IF(ISBLANK([.Q$2]);0;VLOOKUP([.Q$2];[$'weapon parameters'.$A:.$M];[.$B$8]+6;0)+VLOOKUP([.Q$2];[$'weapon parameters'.$A:.$M];[.$B$8]+9;0)*[.Q$5]*[.$A35])" office:value-type="float" office:value="23.0214960893008" calcext:value-type="float">
            <text:p>23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table:formula="of:=IF(ISBLANK([.B$2]);0;VLOOKUP([.B$2];[$'weapon parameters'.$A:.$M];[.$B$8]+6;0)+VLOOKUP([.B$2];[$'weapon parameters'.$A:.$M];[.$B$8]+9;0)*[.B$5]*[.$A36])" office:value-type="float" office:value="0" calcext:value-type="float">
            <text:p>0</text:p>
          </table:table-cell>
          <table:table-cell table:style-name="ce18" table:formula="of:=IF(ISBLANK([.C$2]);0;VLOOKUP([.C$2];[$'weapon parameters'.$A:.$M];[.$B$8]+6;0)+VLOOKUP([.C$2];[$'weapon parameters'.$A:.$M];[.$B$8]+9;0)*[.C$5]*[.$A36])" office:value-type="float" office:value="0" calcext:value-type="float">
            <text:p>0</text:p>
          </table:table-cell>
          <table:table-cell table:style-name="ce18" table:formula="of:=IF(ISBLANK([.D$2]);0;VLOOKUP([.D$2];[$'weapon parameters'.$A:.$M];[.$B$8]+6;0)+VLOOKUP([.D$2];[$'weapon parameters'.$A:.$M];[.$B$8]+9;0)*[.D$5]*[.$A36])" office:value-type="float" office:value="0" calcext:value-type="float">
            <text:p>0</text:p>
          </table:table-cell>
          <table:table-cell table:style-name="ce18" table:formula="of:=IF(ISBLANK([.E$2]);0;VLOOKUP([.E$2];[$'weapon parameters'.$A:.$M];[.$B$8]+6;0)+VLOOKUP([.E$2];[$'weapon parameters'.$A:.$M];[.$B$8]+9;0)*[.E$5]*[.$A36])" office:value-type="float" office:value="0" calcext:value-type="float">
            <text:p>0</text:p>
          </table:table-cell>
          <table:table-cell table:style-name="ce18" table:formula="of:=IF(ISBLANK([.F$2]);0;VLOOKUP([.F$2];[$'weapon parameters'.$A:.$M];[.$B$8]+6;0)+VLOOKUP([.F$2];[$'weapon parameters'.$A:.$M];[.$B$8]+9;0)*[.F$5]*[.$A36])" office:value-type="float" office:value="0" calcext:value-type="float">
            <text:p>0</text:p>
          </table:table-cell>
          <table:table-cell table:style-name="ce18" table:formula="of:=IF(ISBLANK([.G$2]);0;VLOOKUP([.G$2];[$'weapon parameters'.$A:.$M];[.$B$8]+6;0)+VLOOKUP([.G$2];[$'weapon parameters'.$A:.$M];[.$B$8]+9;0)*[.G$5]*[.$A36])" office:value-type="float" office:value="0" calcext:value-type="float">
            <text:p>0</text:p>
          </table:table-cell>
          <table:table-cell table:style-name="ce18" table:formula="of:=IF(ISBLANK([.H$2]);0;VLOOKUP([.H$2];[$'weapon parameters'.$A:.$M];[.$B$8]+6;0)+VLOOKUP([.H$2];[$'weapon parameters'.$A:.$M];[.$B$8]+9;0)*[.H$5]*[.$A36])" office:value-type="float" office:value="0" calcext:value-type="float">
            <text:p>0</text:p>
          </table:table-cell>
          <table:table-cell table:style-name="ce18" table:formula="of:=IF(ISBLANK([.I$2]);0;VLOOKUP([.I$2];[$'weapon parameters'.$A:.$M];[.$B$8]+6;0)+VLOOKUP([.I$2];[$'weapon parameters'.$A:.$M];[.$B$8]+9;0)*[.I$5]*[.$A36])" office:value-type="float" office:value="0" calcext:value-type="float">
            <text:p>0</text:p>
          </table:table-cell>
          <table:table-cell table:style-name="ce18" table:formula="of:=IF(ISBLANK([.J$2]);0;VLOOKUP([.J$2];[$'weapon parameters'.$A:.$M];[.$B$8]+6;0)+VLOOKUP([.J$2];[$'weapon parameters'.$A:.$M];[.$B$8]+9;0)*[.J$5]*[.$A36])" office:value-type="float" office:value="0" calcext:value-type="float">
            <text:p>0</text:p>
          </table:table-cell>
          <table:table-cell table:style-name="ce18" table:formula="of:=IF(ISBLANK([.K$2]);0;VLOOKUP([.K$2];[$'weapon parameters'.$A:.$M];[.$B$8]+6;0)+VLOOKUP([.K$2];[$'weapon parameters'.$A:.$M];[.$B$8]+9;0)*[.K$5]*[.$A36])" office:value-type="float" office:value="16.1794944883368" calcext:value-type="float">
            <text:p>16</text:p>
          </table:table-cell>
          <table:table-cell table:style-name="ce18" table:formula="of:=IF(ISBLANK([.L$2]);0;VLOOKUP([.L$2];[$'weapon parameters'.$A:.$M];[.$B$8]+6;0)+VLOOKUP([.L$2];[$'weapon parameters'.$A:.$M];[.$B$8]+9;0)*[.L$5]*[.$A36])" office:value-type="float" office:value="24.8630079771134" calcext:value-type="float">
            <text:p>25</text:p>
          </table:table-cell>
          <table:table-cell table:style-name="ce18" table:formula="of:=IF(ISBLANK([.M$2]);0;VLOOKUP([.M$2];[$'weapon parameters'.$A:.$M];[.$B$8]+6;0)+VLOOKUP([.M$2];[$'weapon parameters'.$A:.$M];[.$B$8]+9;0)*[.M$5]*[.$A36])" office:value-type="float" office:value="19.1193338736626" calcext:value-type="float">
            <text:p>19</text:p>
          </table:table-cell>
          <table:table-cell table:style-name="ce18" table:formula="of:=IF(ISBLANK([.N$2]);0;VLOOKUP([.N$2];[$'weapon parameters'.$A:.$M];[.$B$8]+6;0)+VLOOKUP([.N$2];[$'weapon parameters'.$A:.$M];[.$B$8]+9;0)*[.N$5]*[.$A36])" office:value-type="float" office:value="19.2738156540565" calcext:value-type="float">
            <text:p>19</text:p>
          </table:table-cell>
          <table:table-cell table:style-name="ce18" table:formula="of:=IF(ISBLANK([.O$2]);0;VLOOKUP([.O$2];[$'weapon parameters'.$A:.$M];[.$B$8]+6;0)+VLOOKUP([.O$2];[$'weapon parameters'.$A:.$M];[.$B$8]+9;0)*[.O$5]*[.$A36])" office:value-type="float" office:value="19.5471892483411" calcext:value-type="float">
            <text:p>20</text:p>
          </table:table-cell>
          <table:table-cell table:style-name="ce18" table:formula="of:=IF(ISBLANK([.P$2]);0;VLOOKUP([.P$2];[$'weapon parameters'.$A:.$M];[.$B$8]+6;0)+VLOOKUP([.P$2];[$'weapon parameters'.$A:.$M];[.$B$8]+9;0)*[.P$5]*[.$A36])" office:value-type="float" office:value="0" calcext:value-type="float">
            <text:p>0</text:p>
          </table:table-cell>
          <table:table-cell table:style-name="ce18" table:formula="of:=IF(ISBLANK([.Q$2]);0;VLOOKUP([.Q$2];[$'weapon parameters'.$A:.$M];[.$B$8]+6;0)+VLOOKUP([.Q$2];[$'weapon parameters'.$A:.$M];[.$B$8]+9;0)*[.Q$5]*[.$A36])" office:value-type="float" office:value="28.776870111626" calcext:value-type="float">
            <text:p>29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table:formula="of:=IF(ISBLANK([.B$2]);0;VLOOKUP([.B$2];[$'weapon parameters'.$A:.$M];[.$B$8]+6;0)+VLOOKUP([.B$2];[$'weapon parameters'.$A:.$M];[.$B$8]+9;0)*[.B$5]*[.$A37])" office:value-type="float" office:value="0" calcext:value-type="float">
            <text:p>0</text:p>
          </table:table-cell>
          <table:table-cell table:style-name="ce18" table:formula="of:=IF(ISBLANK([.C$2]);0;VLOOKUP([.C$2];[$'weapon parameters'.$A:.$M];[.$B$8]+6;0)+VLOOKUP([.C$2];[$'weapon parameters'.$A:.$M];[.$B$8]+9;0)*[.C$5]*[.$A37])" office:value-type="float" office:value="0" calcext:value-type="float">
            <text:p>0</text:p>
          </table:table-cell>
          <table:table-cell table:style-name="ce18" table:formula="of:=IF(ISBLANK([.D$2]);0;VLOOKUP([.D$2];[$'weapon parameters'.$A:.$M];[.$B$8]+6;0)+VLOOKUP([.D$2];[$'weapon parameters'.$A:.$M];[.$B$8]+9;0)*[.D$5]*[.$A37])" office:value-type="float" office:value="0" calcext:value-type="float">
            <text:p>0</text:p>
          </table:table-cell>
          <table:table-cell table:style-name="ce18" table:formula="of:=IF(ISBLANK([.E$2]);0;VLOOKUP([.E$2];[$'weapon parameters'.$A:.$M];[.$B$8]+6;0)+VLOOKUP([.E$2];[$'weapon parameters'.$A:.$M];[.$B$8]+9;0)*[.E$5]*[.$A37])" office:value-type="float" office:value="0" calcext:value-type="float">
            <text:p>0</text:p>
          </table:table-cell>
          <table:table-cell table:style-name="ce18" table:formula="of:=IF(ISBLANK([.F$2]);0;VLOOKUP([.F$2];[$'weapon parameters'.$A:.$M];[.$B$8]+6;0)+VLOOKUP([.F$2];[$'weapon parameters'.$A:.$M];[.$B$8]+9;0)*[.F$5]*[.$A37])" office:value-type="float" office:value="0" calcext:value-type="float">
            <text:p>0</text:p>
          </table:table-cell>
          <table:table-cell table:style-name="ce18" table:formula="of:=IF(ISBLANK([.G$2]);0;VLOOKUP([.G$2];[$'weapon parameters'.$A:.$M];[.$B$8]+6;0)+VLOOKUP([.G$2];[$'weapon parameters'.$A:.$M];[.$B$8]+9;0)*[.G$5]*[.$A37])" office:value-type="float" office:value="0" calcext:value-type="float">
            <text:p>0</text:p>
          </table:table-cell>
          <table:table-cell table:style-name="ce18" table:formula="of:=IF(ISBLANK([.H$2]);0;VLOOKUP([.H$2];[$'weapon parameters'.$A:.$M];[.$B$8]+6;0)+VLOOKUP([.H$2];[$'weapon parameters'.$A:.$M];[.$B$8]+9;0)*[.H$5]*[.$A37])" office:value-type="float" office:value="0" calcext:value-type="float">
            <text:p>0</text:p>
          </table:table-cell>
          <table:table-cell table:style-name="ce18" table:formula="of:=IF(ISBLANK([.I$2]);0;VLOOKUP([.I$2];[$'weapon parameters'.$A:.$M];[.$B$8]+6;0)+VLOOKUP([.I$2];[$'weapon parameters'.$A:.$M];[.$B$8]+9;0)*[.I$5]*[.$A37])" office:value-type="float" office:value="0" calcext:value-type="float">
            <text:p>0</text:p>
          </table:table-cell>
          <table:table-cell table:style-name="ce18" table:formula="of:=IF(ISBLANK([.J$2]);0;VLOOKUP([.J$2];[$'weapon parameters'.$A:.$M];[.$B$8]+6;0)+VLOOKUP([.J$2];[$'weapon parameters'.$A:.$M];[.$B$8]+9;0)*[.J$5]*[.$A37])" office:value-type="float" office:value="0" calcext:value-type="float">
            <text:p>0</text:p>
          </table:table-cell>
          <table:table-cell table:style-name="ce18" table:formula="of:=IF(ISBLANK([.K$2]);0;VLOOKUP([.K$2];[$'weapon parameters'.$A:.$M];[.$B$8]+6;0)+VLOOKUP([.K$2];[$'weapon parameters'.$A:.$M];[.$B$8]+9;0)*[.K$5]*[.$A37])" office:value-type="float" office:value="18.0153933860041" calcext:value-type="float">
            <text:p>18</text:p>
          </table:table-cell>
          <table:table-cell table:style-name="ce18" table:formula="of:=IF(ISBLANK([.L$2]);0;VLOOKUP([.L$2];[$'weapon parameters'.$A:.$M];[.$B$8]+6;0)+VLOOKUP([.L$2];[$'weapon parameters'.$A:.$M];[.$B$8]+9;0)*[.L$5]*[.$A37])" office:value-type="float" office:value="27.4356095725361" calcext:value-type="float">
            <text:p>27</text:p>
          </table:table-cell>
          <table:table-cell table:style-name="ce18" table:formula="of:=IF(ISBLANK([.M$2]);0;VLOOKUP([.M$2];[$'weapon parameters'.$A:.$M];[.$B$8]+6;0)+VLOOKUP([.M$2];[$'weapon parameters'.$A:.$M];[.$B$8]+9;0)*[.M$5]*[.$A37])" office:value-type="float" office:value="20.5432006483952" calcext:value-type="float">
            <text:p>21</text:p>
          </table:table-cell>
          <table:table-cell table:style-name="ce18" table:formula="of:=IF(ISBLANK([.N$2]);0;VLOOKUP([.N$2];[$'weapon parameters'.$A:.$M];[.$B$8]+6;0)+VLOOKUP([.N$2];[$'weapon parameters'.$A:.$M];[.$B$8]+9;0)*[.N$5]*[.$A37])" office:value-type="float" office:value="20.7285787848678" calcext:value-type="float">
            <text:p>21</text:p>
          </table:table-cell>
          <table:table-cell table:style-name="ce18" table:formula="of:=IF(ISBLANK([.O$2]);0;VLOOKUP([.O$2];[$'weapon parameters'.$A:.$M];[.$B$8]+6;0)+VLOOKUP([.O$2];[$'weapon parameters'.$A:.$M];[.$B$8]+9;0)*[.O$5]*[.$A37])" office:value-type="float" office:value="21.0566270980094" calcext:value-type="float">
            <text:p>21</text:p>
          </table:table-cell>
          <table:table-cell table:style-name="ce18" table:formula="of:=IF(ISBLANK([.P$2]);0;VLOOKUP([.P$2];[$'weapon parameters'.$A:.$M];[.$B$8]+6;0)+VLOOKUP([.P$2];[$'weapon parameters'.$A:.$M];[.$B$8]+9;0)*[.P$5]*[.$A37])" office:value-type="float" office:value="0" calcext:value-type="float">
            <text:p>0</text:p>
          </table:table-cell>
          <table:table-cell table:style-name="ce18" table:formula="of:=IF(ISBLANK([.Q$2]);0;VLOOKUP([.Q$2];[$'weapon parameters'.$A:.$M];[.$B$8]+6;0)+VLOOKUP([.Q$2];[$'weapon parameters'.$A:.$M];[.$B$8]+9;0)*[.Q$5]*[.$A37])" office:value-type="float" office:value="34.5322441339512" calcext:value-type="float">
            <text:p>35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table:formula="of:=IF(ISBLANK([.B$2]);0;VLOOKUP([.B$2];[$'weapon parameters'.$A:.$M];[.$B$8]+6;0)+VLOOKUP([.B$2];[$'weapon parameters'.$A:.$M];[.$B$8]+9;0)*[.B$5]*[.$A38])" office:value-type="float" office:value="0" calcext:value-type="float">
            <text:p>0</text:p>
          </table:table-cell>
          <table:table-cell table:style-name="ce18" table:formula="of:=IF(ISBLANK([.C$2]);0;VLOOKUP([.C$2];[$'weapon parameters'.$A:.$M];[.$B$8]+6;0)+VLOOKUP([.C$2];[$'weapon parameters'.$A:.$M];[.$B$8]+9;0)*[.C$5]*[.$A38])" office:value-type="float" office:value="0" calcext:value-type="float">
            <text:p>0</text:p>
          </table:table-cell>
          <table:table-cell table:style-name="ce18" table:formula="of:=IF(ISBLANK([.D$2]);0;VLOOKUP([.D$2];[$'weapon parameters'.$A:.$M];[.$B$8]+6;0)+VLOOKUP([.D$2];[$'weapon parameters'.$A:.$M];[.$B$8]+9;0)*[.D$5]*[.$A38])" office:value-type="float" office:value="0" calcext:value-type="float">
            <text:p>0</text:p>
          </table:table-cell>
          <table:table-cell table:style-name="ce18" table:formula="of:=IF(ISBLANK([.E$2]);0;VLOOKUP([.E$2];[$'weapon parameters'.$A:.$M];[.$B$8]+6;0)+VLOOKUP([.E$2];[$'weapon parameters'.$A:.$M];[.$B$8]+9;0)*[.E$5]*[.$A38])" office:value-type="float" office:value="0" calcext:value-type="float">
            <text:p>0</text:p>
          </table:table-cell>
          <table:table-cell table:style-name="ce18" table:formula="of:=IF(ISBLANK([.F$2]);0;VLOOKUP([.F$2];[$'weapon parameters'.$A:.$M];[.$B$8]+6;0)+VLOOKUP([.F$2];[$'weapon parameters'.$A:.$M];[.$B$8]+9;0)*[.F$5]*[.$A38])" office:value-type="float" office:value="0" calcext:value-type="float">
            <text:p>0</text:p>
          </table:table-cell>
          <table:table-cell table:style-name="ce18" table:formula="of:=IF(ISBLANK([.G$2]);0;VLOOKUP([.G$2];[$'weapon parameters'.$A:.$M];[.$B$8]+6;0)+VLOOKUP([.G$2];[$'weapon parameters'.$A:.$M];[.$B$8]+9;0)*[.G$5]*[.$A38])" office:value-type="float" office:value="0" calcext:value-type="float">
            <text:p>0</text:p>
          </table:table-cell>
          <table:table-cell table:style-name="ce18" table:formula="of:=IF(ISBLANK([.H$2]);0;VLOOKUP([.H$2];[$'weapon parameters'.$A:.$M];[.$B$8]+6;0)+VLOOKUP([.H$2];[$'weapon parameters'.$A:.$M];[.$B$8]+9;0)*[.H$5]*[.$A38])" office:value-type="float" office:value="0" calcext:value-type="float">
            <text:p>0</text:p>
          </table:table-cell>
          <table:table-cell table:style-name="ce18" table:formula="of:=IF(ISBLANK([.I$2]);0;VLOOKUP([.I$2];[$'weapon parameters'.$A:.$M];[.$B$8]+6;0)+VLOOKUP([.I$2];[$'weapon parameters'.$A:.$M];[.$B$8]+9;0)*[.I$5]*[.$A38])" office:value-type="float" office:value="0" calcext:value-type="float">
            <text:p>0</text:p>
          </table:table-cell>
          <table:table-cell table:style-name="ce18" table:formula="of:=IF(ISBLANK([.J$2]);0;VLOOKUP([.J$2];[$'weapon parameters'.$A:.$M];[.$B$8]+6;0)+VLOOKUP([.J$2];[$'weapon parameters'.$A:.$M];[.$B$8]+9;0)*[.J$5]*[.$A38])" office:value-type="float" office:value="0" calcext:value-type="float">
            <text:p>0</text:p>
          </table:table-cell>
          <table:table-cell table:style-name="ce18" table:formula="of:=IF(ISBLANK([.K$2]);0;VLOOKUP([.K$2];[$'weapon parameters'.$A:.$M];[.$B$8]+6;0)+VLOOKUP([.K$2];[$'weapon parameters'.$A:.$M];[.$B$8]+9;0)*[.K$5]*[.$A38])" office:value-type="float" office:value="19.8512922836715" calcext:value-type="float">
            <text:p>20</text:p>
          </table:table-cell>
          <table:table-cell table:style-name="ce18" table:formula="of:=IF(ISBLANK([.L$2]);0;VLOOKUP([.L$2];[$'weapon parameters'.$A:.$M];[.$B$8]+6;0)+VLOOKUP([.L$2];[$'weapon parameters'.$A:.$M];[.$B$8]+9;0)*[.L$5]*[.$A38])" office:value-type="float" office:value="30.0082111679588" calcext:value-type="float">
            <text:p>30</text:p>
          </table:table-cell>
          <table:table-cell table:style-name="ce18" table:formula="of:=IF(ISBLANK([.M$2]);0;VLOOKUP([.M$2];[$'weapon parameters'.$A:.$M];[.$B$8]+6;0)+VLOOKUP([.M$2];[$'weapon parameters'.$A:.$M];[.$B$8]+9;0)*[.M$5]*[.$A38])" office:value-type="float" office:value="21.9670674231277" calcext:value-type="float">
            <text:p>22</text:p>
          </table:table-cell>
          <table:table-cell table:style-name="ce18" table:formula="of:=IF(ISBLANK([.N$2]);0;VLOOKUP([.N$2];[$'weapon parameters'.$A:.$M];[.$B$8]+6;0)+VLOOKUP([.N$2];[$'weapon parameters'.$A:.$M];[.$B$8]+9;0)*[.N$5]*[.$A38])" office:value-type="float" office:value="22.183341915679" calcext:value-type="float">
            <text:p>22</text:p>
          </table:table-cell>
          <table:table-cell table:style-name="ce18" table:formula="of:=IF(ISBLANK([.O$2]);0;VLOOKUP([.O$2];[$'weapon parameters'.$A:.$M];[.$B$8]+6;0)+VLOOKUP([.O$2];[$'weapon parameters'.$A:.$M];[.$B$8]+9;0)*[.O$5]*[.$A38])" office:value-type="float" office:value="22.5660649476776" calcext:value-type="float">
            <text:p>23</text:p>
          </table:table-cell>
          <table:table-cell table:style-name="ce18" table:formula="of:=IF(ISBLANK([.P$2]);0;VLOOKUP([.P$2];[$'weapon parameters'.$A:.$M];[.$B$8]+6;0)+VLOOKUP([.P$2];[$'weapon parameters'.$A:.$M];[.$B$8]+9;0)*[.P$5]*[.$A38])" office:value-type="float" office:value="0" calcext:value-type="float">
            <text:p>0</text:p>
          </table:table-cell>
          <table:table-cell table:style-name="ce18" table:formula="of:=IF(ISBLANK([.Q$2]);0;VLOOKUP([.Q$2];[$'weapon parameters'.$A:.$M];[.$B$8]+6;0)+VLOOKUP([.Q$2];[$'weapon parameters'.$A:.$M];[.$B$8]+9;0)*[.Q$5]*[.$A38])" office:value-type="float" office:value="40.2876181562764" calcext:value-type="float">
            <text:p>40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table:formula="of:=IF(ISBLANK([.B$2]);0;VLOOKUP([.B$2];[$'weapon parameters'.$A:.$M];[.$B$8]+6;0)+VLOOKUP([.B$2];[$'weapon parameters'.$A:.$M];[.$B$8]+9;0)*[.B$5]*[.$A39])" office:value-type="float" office:value="0" calcext:value-type="float">
            <text:p>0</text:p>
          </table:table-cell>
          <table:table-cell table:style-name="ce18" table:formula="of:=IF(ISBLANK([.C$2]);0;VLOOKUP([.C$2];[$'weapon parameters'.$A:.$M];[.$B$8]+6;0)+VLOOKUP([.C$2];[$'weapon parameters'.$A:.$M];[.$B$8]+9;0)*[.C$5]*[.$A39])" office:value-type="float" office:value="0" calcext:value-type="float">
            <text:p>0</text:p>
          </table:table-cell>
          <table:table-cell table:style-name="ce18" table:formula="of:=IF(ISBLANK([.D$2]);0;VLOOKUP([.D$2];[$'weapon parameters'.$A:.$M];[.$B$8]+6;0)+VLOOKUP([.D$2];[$'weapon parameters'.$A:.$M];[.$B$8]+9;0)*[.D$5]*[.$A39])" office:value-type="float" office:value="0" calcext:value-type="float">
            <text:p>0</text:p>
          </table:table-cell>
          <table:table-cell table:style-name="ce18" table:formula="of:=IF(ISBLANK([.E$2]);0;VLOOKUP([.E$2];[$'weapon parameters'.$A:.$M];[.$B$8]+6;0)+VLOOKUP([.E$2];[$'weapon parameters'.$A:.$M];[.$B$8]+9;0)*[.E$5]*[.$A39])" office:value-type="float" office:value="0" calcext:value-type="float">
            <text:p>0</text:p>
          </table:table-cell>
          <table:table-cell table:style-name="ce18" table:formula="of:=IF(ISBLANK([.F$2]);0;VLOOKUP([.F$2];[$'weapon parameters'.$A:.$M];[.$B$8]+6;0)+VLOOKUP([.F$2];[$'weapon parameters'.$A:.$M];[.$B$8]+9;0)*[.F$5]*[.$A39])" office:value-type="float" office:value="0" calcext:value-type="float">
            <text:p>0</text:p>
          </table:table-cell>
          <table:table-cell table:style-name="ce18" table:formula="of:=IF(ISBLANK([.G$2]);0;VLOOKUP([.G$2];[$'weapon parameters'.$A:.$M];[.$B$8]+6;0)+VLOOKUP([.G$2];[$'weapon parameters'.$A:.$M];[.$B$8]+9;0)*[.G$5]*[.$A39])" office:value-type="float" office:value="0" calcext:value-type="float">
            <text:p>0</text:p>
          </table:table-cell>
          <table:table-cell table:style-name="ce18" table:formula="of:=IF(ISBLANK([.H$2]);0;VLOOKUP([.H$2];[$'weapon parameters'.$A:.$M];[.$B$8]+6;0)+VLOOKUP([.H$2];[$'weapon parameters'.$A:.$M];[.$B$8]+9;0)*[.H$5]*[.$A39])" office:value-type="float" office:value="0" calcext:value-type="float">
            <text:p>0</text:p>
          </table:table-cell>
          <table:table-cell table:style-name="ce18" table:formula="of:=IF(ISBLANK([.I$2]);0;VLOOKUP([.I$2];[$'weapon parameters'.$A:.$M];[.$B$8]+6;0)+VLOOKUP([.I$2];[$'weapon parameters'.$A:.$M];[.$B$8]+9;0)*[.I$5]*[.$A39])" office:value-type="float" office:value="0" calcext:value-type="float">
            <text:p>0</text:p>
          </table:table-cell>
          <table:table-cell table:style-name="ce18" table:formula="of:=IF(ISBLANK([.J$2]);0;VLOOKUP([.J$2];[$'weapon parameters'.$A:.$M];[.$B$8]+6;0)+VLOOKUP([.J$2];[$'weapon parameters'.$A:.$M];[.$B$8]+9;0)*[.J$5]*[.$A39])" office:value-type="float" office:value="0" calcext:value-type="float">
            <text:p>0</text:p>
          </table:table-cell>
          <table:table-cell table:style-name="ce18" table:formula="of:=IF(ISBLANK([.K$2]);0;VLOOKUP([.K$2];[$'weapon parameters'.$A:.$M];[.$B$8]+6;0)+VLOOKUP([.K$2];[$'weapon parameters'.$A:.$M];[.$B$8]+9;0)*[.K$5]*[.$A39])" office:value-type="float" office:value="21.6871911813389" calcext:value-type="float">
            <text:p>22</text:p>
          </table:table-cell>
          <table:table-cell table:style-name="ce18" table:formula="of:=IF(ISBLANK([.L$2]);0;VLOOKUP([.L$2];[$'weapon parameters'.$A:.$M];[.$B$8]+6;0)+VLOOKUP([.L$2];[$'weapon parameters'.$A:.$M];[.$B$8]+9;0)*[.L$5]*[.$A39])" office:value-type="float" office:value="32.5808127633815" calcext:value-type="float">
            <text:p>33</text:p>
          </table:table-cell>
          <table:table-cell table:style-name="ce18" table:formula="of:=IF(ISBLANK([.M$2]);0;VLOOKUP([.M$2];[$'weapon parameters'.$A:.$M];[.$B$8]+6;0)+VLOOKUP([.M$2];[$'weapon parameters'.$A:.$M];[.$B$8]+9;0)*[.M$5]*[.$A39])" office:value-type="float" office:value="23.3909341978602" calcext:value-type="float">
            <text:p>23</text:p>
          </table:table-cell>
          <table:table-cell table:style-name="ce18" table:formula="of:=IF(ISBLANK([.N$2]);0;VLOOKUP([.N$2];[$'weapon parameters'.$A:.$M];[.$B$8]+6;0)+VLOOKUP([.N$2];[$'weapon parameters'.$A:.$M];[.$B$8]+9;0)*[.N$5]*[.$A39])" office:value-type="float" office:value="23.6381050464903" calcext:value-type="float">
            <text:p>24</text:p>
          </table:table-cell>
          <table:table-cell table:style-name="ce18" table:formula="of:=IF(ISBLANK([.O$2]);0;VLOOKUP([.O$2];[$'weapon parameters'.$A:.$M];[.$B$8]+6;0)+VLOOKUP([.O$2];[$'weapon parameters'.$A:.$M];[.$B$8]+9;0)*[.O$5]*[.$A39])" office:value-type="float" office:value="24.0755027973458" calcext:value-type="float">
            <text:p>24</text:p>
          </table:table-cell>
          <table:table-cell table:style-name="ce18" table:formula="of:=IF(ISBLANK([.P$2]);0;VLOOKUP([.P$2];[$'weapon parameters'.$A:.$M];[.$B$8]+6;0)+VLOOKUP([.P$2];[$'weapon parameters'.$A:.$M];[.$B$8]+9;0)*[.P$5]*[.$A39])" office:value-type="float" office:value="0" calcext:value-type="float">
            <text:p>0</text:p>
          </table:table-cell>
          <table:table-cell table:style-name="ce18" table:formula="of:=IF(ISBLANK([.Q$2]);0;VLOOKUP([.Q$2];[$'weapon parameters'.$A:.$M];[.$B$8]+6;0)+VLOOKUP([.Q$2];[$'weapon parameters'.$A:.$M];[.$B$8]+9;0)*[.Q$5]*[.$A39])" office:value-type="float" office:value="46.0429921786016" calcext:value-type="float">
            <text:p>46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table:formula="of:=IF(ISBLANK([.B$2]);0;VLOOKUP([.B$2];[$'weapon parameters'.$A:.$M];[.$B$8]+6;0)+VLOOKUP([.B$2];[$'weapon parameters'.$A:.$M];[.$B$8]+9;0)*[.B$5]*[.$A40])" office:value-type="float" office:value="0" calcext:value-type="float">
            <text:p>0</text:p>
          </table:table-cell>
          <table:table-cell table:style-name="ce18" table:formula="of:=IF(ISBLANK([.C$2]);0;VLOOKUP([.C$2];[$'weapon parameters'.$A:.$M];[.$B$8]+6;0)+VLOOKUP([.C$2];[$'weapon parameters'.$A:.$M];[.$B$8]+9;0)*[.C$5]*[.$A40])" office:value-type="float" office:value="0" calcext:value-type="float">
            <text:p>0</text:p>
          </table:table-cell>
          <table:table-cell table:style-name="ce18" table:formula="of:=IF(ISBLANK([.D$2]);0;VLOOKUP([.D$2];[$'weapon parameters'.$A:.$M];[.$B$8]+6;0)+VLOOKUP([.D$2];[$'weapon parameters'.$A:.$M];[.$B$8]+9;0)*[.D$5]*[.$A40])" office:value-type="float" office:value="0" calcext:value-type="float">
            <text:p>0</text:p>
          </table:table-cell>
          <table:table-cell table:style-name="ce18" table:formula="of:=IF(ISBLANK([.E$2]);0;VLOOKUP([.E$2];[$'weapon parameters'.$A:.$M];[.$B$8]+6;0)+VLOOKUP([.E$2];[$'weapon parameters'.$A:.$M];[.$B$8]+9;0)*[.E$5]*[.$A40])" office:value-type="float" office:value="0" calcext:value-type="float">
            <text:p>0</text:p>
          </table:table-cell>
          <table:table-cell table:style-name="ce18" table:formula="of:=IF(ISBLANK([.F$2]);0;VLOOKUP([.F$2];[$'weapon parameters'.$A:.$M];[.$B$8]+6;0)+VLOOKUP([.F$2];[$'weapon parameters'.$A:.$M];[.$B$8]+9;0)*[.F$5]*[.$A40])" office:value-type="float" office:value="0" calcext:value-type="float">
            <text:p>0</text:p>
          </table:table-cell>
          <table:table-cell table:style-name="ce18" table:formula="of:=IF(ISBLANK([.G$2]);0;VLOOKUP([.G$2];[$'weapon parameters'.$A:.$M];[.$B$8]+6;0)+VLOOKUP([.G$2];[$'weapon parameters'.$A:.$M];[.$B$8]+9;0)*[.G$5]*[.$A40])" office:value-type="float" office:value="0" calcext:value-type="float">
            <text:p>0</text:p>
          </table:table-cell>
          <table:table-cell table:style-name="ce18" table:formula="of:=IF(ISBLANK([.H$2]);0;VLOOKUP([.H$2];[$'weapon parameters'.$A:.$M];[.$B$8]+6;0)+VLOOKUP([.H$2];[$'weapon parameters'.$A:.$M];[.$B$8]+9;0)*[.H$5]*[.$A40])" office:value-type="float" office:value="0" calcext:value-type="float">
            <text:p>0</text:p>
          </table:table-cell>
          <table:table-cell table:style-name="ce18" table:formula="of:=IF(ISBLANK([.I$2]);0;VLOOKUP([.I$2];[$'weapon parameters'.$A:.$M];[.$B$8]+6;0)+VLOOKUP([.I$2];[$'weapon parameters'.$A:.$M];[.$B$8]+9;0)*[.I$5]*[.$A40])" office:value-type="float" office:value="0" calcext:value-type="float">
            <text:p>0</text:p>
          </table:table-cell>
          <table:table-cell table:style-name="ce18" table:formula="of:=IF(ISBLANK([.J$2]);0;VLOOKUP([.J$2];[$'weapon parameters'.$A:.$M];[.$B$8]+6;0)+VLOOKUP([.J$2];[$'weapon parameters'.$A:.$M];[.$B$8]+9;0)*[.J$5]*[.$A40])" office:value-type="float" office:value="0" calcext:value-type="float">
            <text:p>0</text:p>
          </table:table-cell>
          <table:table-cell table:style-name="ce18" table:formula="of:=IF(ISBLANK([.K$2]);0;VLOOKUP([.K$2];[$'weapon parameters'.$A:.$M];[.$B$8]+6;0)+VLOOKUP([.K$2];[$'weapon parameters'.$A:.$M];[.$B$8]+9;0)*[.K$5]*[.$A40])" office:value-type="float" office:value="23.5230900790062" calcext:value-type="float">
            <text:p>24</text:p>
          </table:table-cell>
          <table:table-cell table:style-name="ce18" table:formula="of:=IF(ISBLANK([.L$2]);0;VLOOKUP([.L$2];[$'weapon parameters'.$A:.$M];[.$B$8]+6;0)+VLOOKUP([.L$2];[$'weapon parameters'.$A:.$M];[.$B$8]+9;0)*[.L$5]*[.$A40])" office:value-type="float" office:value="35.1534143588042" calcext:value-type="float">
            <text:p>35</text:p>
          </table:table-cell>
          <table:table-cell table:style-name="ce18" table:formula="of:=IF(ISBLANK([.M$2]);0;VLOOKUP([.M$2];[$'weapon parameters'.$A:.$M];[.$B$8]+6;0)+VLOOKUP([.M$2];[$'weapon parameters'.$A:.$M];[.$B$8]+9;0)*[.M$5]*[.$A40])" office:value-type="float" office:value="24.8148009725928" calcext:value-type="float">
            <text:p>25</text:p>
          </table:table-cell>
          <table:table-cell table:style-name="ce18" table:formula="of:=IF(ISBLANK([.N$2]);0;VLOOKUP([.N$2];[$'weapon parameters'.$A:.$M];[.$B$8]+6;0)+VLOOKUP([.N$2];[$'weapon parameters'.$A:.$M];[.$B$8]+9;0)*[.N$5]*[.$A40])" office:value-type="float" office:value="25.0928681773016" calcext:value-type="float">
            <text:p>25</text:p>
          </table:table-cell>
          <table:table-cell table:style-name="ce18" table:formula="of:=IF(ISBLANK([.O$2]);0;VLOOKUP([.O$2];[$'weapon parameters'.$A:.$M];[.$B$8]+6;0)+VLOOKUP([.O$2];[$'weapon parameters'.$A:.$M];[.$B$8]+9;0)*[.O$5]*[.$A40])" office:value-type="float" office:value="25.5849406470141" calcext:value-type="float">
            <text:p>26</text:p>
          </table:table-cell>
          <table:table-cell table:style-name="ce18" table:formula="of:=IF(ISBLANK([.P$2]);0;VLOOKUP([.P$2];[$'weapon parameters'.$A:.$M];[.$B$8]+6;0)+VLOOKUP([.P$2];[$'weapon parameters'.$A:.$M];[.$B$8]+9;0)*[.P$5]*[.$A40])" office:value-type="float" office:value="0" calcext:value-type="float">
            <text:p>0</text:p>
          </table:table-cell>
          <table:table-cell table:style-name="ce18" table:formula="of:=IF(ISBLANK([.Q$2]);0;VLOOKUP([.Q$2];[$'weapon parameters'.$A:.$M];[.$B$8]+6;0)+VLOOKUP([.Q$2];[$'weapon parameters'.$A:.$M];[.$B$8]+9;0)*[.Q$5]*[.$A40])" office:value-type="float" office:value="51.7983662009268" calcext:value-type="float">
            <text:p>52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IF(ISBLANK([.B$2]);0;VLOOKUP([.B$2];[$'weapon parameters'.$A:.$M];[.$B$8]+6;0)+VLOOKUP([.B$2];[$'weapon parameters'.$A:.$M];[.$B$8]+9;0)*[.B$5]*[.$A41])" office:value-type="float" office:value="0" calcext:value-type="float">
            <text:p>0</text:p>
          </table:table-cell>
          <table:table-cell table:style-name="ce18" table:formula="of:=IF(ISBLANK([.C$2]);0;VLOOKUP([.C$2];[$'weapon parameters'.$A:.$M];[.$B$8]+6;0)+VLOOKUP([.C$2];[$'weapon parameters'.$A:.$M];[.$B$8]+9;0)*[.C$5]*[.$A41])" office:value-type="float" office:value="0" calcext:value-type="float">
            <text:p>0</text:p>
          </table:table-cell>
          <table:table-cell table:style-name="ce18" table:formula="of:=IF(ISBLANK([.D$2]);0;VLOOKUP([.D$2];[$'weapon parameters'.$A:.$M];[.$B$8]+6;0)+VLOOKUP([.D$2];[$'weapon parameters'.$A:.$M];[.$B$8]+9;0)*[.D$5]*[.$A41])" office:value-type="float" office:value="0" calcext:value-type="float">
            <text:p>0</text:p>
          </table:table-cell>
          <table:table-cell table:style-name="ce18" table:formula="of:=IF(ISBLANK([.E$2]);0;VLOOKUP([.E$2];[$'weapon parameters'.$A:.$M];[.$B$8]+6;0)+VLOOKUP([.E$2];[$'weapon parameters'.$A:.$M];[.$B$8]+9;0)*[.E$5]*[.$A41])" office:value-type="float" office:value="0" calcext:value-type="float">
            <text:p>0</text:p>
          </table:table-cell>
          <table:table-cell table:style-name="ce18" table:formula="of:=IF(ISBLANK([.F$2]);0;VLOOKUP([.F$2];[$'weapon parameters'.$A:.$M];[.$B$8]+6;0)+VLOOKUP([.F$2];[$'weapon parameters'.$A:.$M];[.$B$8]+9;0)*[.F$5]*[.$A41])" office:value-type="float" office:value="0" calcext:value-type="float">
            <text:p>0</text:p>
          </table:table-cell>
          <table:table-cell table:style-name="ce18" table:formula="of:=IF(ISBLANK([.G$2]);0;VLOOKUP([.G$2];[$'weapon parameters'.$A:.$M];[.$B$8]+6;0)+VLOOKUP([.G$2];[$'weapon parameters'.$A:.$M];[.$B$8]+9;0)*[.G$5]*[.$A41])" office:value-type="float" office:value="0" calcext:value-type="float">
            <text:p>0</text:p>
          </table:table-cell>
          <table:table-cell table:style-name="ce18" table:formula="of:=IF(ISBLANK([.H$2]);0;VLOOKUP([.H$2];[$'weapon parameters'.$A:.$M];[.$B$8]+6;0)+VLOOKUP([.H$2];[$'weapon parameters'.$A:.$M];[.$B$8]+9;0)*[.H$5]*[.$A41])" office:value-type="float" office:value="0" calcext:value-type="float">
            <text:p>0</text:p>
          </table:table-cell>
          <table:table-cell table:style-name="ce18" table:formula="of:=IF(ISBLANK([.I$2]);0;VLOOKUP([.I$2];[$'weapon parameters'.$A:.$M];[.$B$8]+6;0)+VLOOKUP([.I$2];[$'weapon parameters'.$A:.$M];[.$B$8]+9;0)*[.I$5]*[.$A41])" office:value-type="float" office:value="0" calcext:value-type="float">
            <text:p>0</text:p>
          </table:table-cell>
          <table:table-cell table:style-name="ce18" table:formula="of:=IF(ISBLANK([.J$2]);0;VLOOKUP([.J$2];[$'weapon parameters'.$A:.$M];[.$B$8]+6;0)+VLOOKUP([.J$2];[$'weapon parameters'.$A:.$M];[.$B$8]+9;0)*[.J$5]*[.$A41])" office:value-type="float" office:value="0" calcext:value-type="float">
            <text:p>0</text:p>
          </table:table-cell>
          <table:table-cell table:style-name="ce18" table:formula="of:=IF(ISBLANK([.K$2]);0;VLOOKUP([.K$2];[$'weapon parameters'.$A:.$M];[.$B$8]+6;0)+VLOOKUP([.K$2];[$'weapon parameters'.$A:.$M];[.$B$8]+9;0)*[.K$5]*[.$A41])" office:value-type="float" office:value="25.3589889766736" calcext:value-type="float">
            <text:p>25</text:p>
          </table:table-cell>
          <table:table-cell table:style-name="ce18" table:formula="of:=IF(ISBLANK([.L$2]);0;VLOOKUP([.L$2];[$'weapon parameters'.$A:.$M];[.$B$8]+6;0)+VLOOKUP([.L$2];[$'weapon parameters'.$A:.$M];[.$B$8]+9;0)*[.L$5]*[.$A41])" office:value-type="float" office:value="37.7260159542269" calcext:value-type="float">
            <text:p>38</text:p>
          </table:table-cell>
          <table:table-cell table:style-name="ce18" table:formula="of:=IF(ISBLANK([.M$2]);0;VLOOKUP([.M$2];[$'weapon parameters'.$A:.$M];[.$B$8]+6;0)+VLOOKUP([.M$2];[$'weapon parameters'.$A:.$M];[.$B$8]+9;0)*[.M$5]*[.$A41])" office:value-type="float" office:value="26.2386677473253" calcext:value-type="float">
            <text:p>26</text:p>
          </table:table-cell>
          <table:table-cell table:style-name="ce18" table:formula="of:=IF(ISBLANK([.N$2]);0;VLOOKUP([.N$2];[$'weapon parameters'.$A:.$M];[.$B$8]+6;0)+VLOOKUP([.N$2];[$'weapon parameters'.$A:.$M];[.$B$8]+9;0)*[.N$5]*[.$A41])" office:value-type="float" office:value="26.5476313081129" calcext:value-type="float">
            <text:p>27</text:p>
          </table:table-cell>
          <table:table-cell table:style-name="ce18" table:formula="of:=IF(ISBLANK([.O$2]);0;VLOOKUP([.O$2];[$'weapon parameters'.$A:.$M];[.$B$8]+6;0)+VLOOKUP([.O$2];[$'weapon parameters'.$A:.$M];[.$B$8]+9;0)*[.O$5]*[.$A41])" office:value-type="float" office:value="27.0943784966823" calcext:value-type="float">
            <text:p>27</text:p>
          </table:table-cell>
          <table:table-cell table:style-name="ce18" table:formula="of:=IF(ISBLANK([.P$2]);0;VLOOKUP([.P$2];[$'weapon parameters'.$A:.$M];[.$B$8]+6;0)+VLOOKUP([.P$2];[$'weapon parameters'.$A:.$M];[.$B$8]+9;0)*[.P$5]*[.$A41])" office:value-type="float" office:value="0" calcext:value-type="float">
            <text:p>0</text:p>
          </table:table-cell>
          <table:table-cell table:style-name="ce18" table:formula="of:=IF(ISBLANK([.Q$2]);0;VLOOKUP([.Q$2];[$'weapon parameters'.$A:.$M];[.$B$8]+6;0)+VLOOKUP([.Q$2];[$'weapon parameters'.$A:.$M];[.$B$8]+9;0)*[.Q$5]*[.$A41])" office:value-type="float" office:value="57.553740223252" calcext:value-type="float">
            <text:p>5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mbined</text:p>
          </table:table-cell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table:formula="of:=[.B10]+SUM([.B21];[.B32])" office:value-type="float" office:value="27.2959113687666" calcext:value-type="float">
            <text:p>27</text:p>
          </table:table-cell>
          <table:table-cell table:style-name="ce18" table:formula="of:=[.C10]+SUM([.C21];[.C32])" office:value-type="float" office:value="32.2964873068991" calcext:value-type="float">
            <text:p>32</text:p>
          </table:table-cell>
          <table:table-cell table:style-name="ce18" table:formula="of:=[.D10]+SUM([.D21];[.D32])" office:value-type="float" office:value="26.9589042541737" calcext:value-type="float">
            <text:p>27</text:p>
          </table:table-cell>
          <table:table-cell table:style-name="ce18" table:formula="of:=[.E10]+SUM([.E21];[.E32])" office:value-type="float" office:value="31.8386805040774" calcext:value-type="float">
            <text:p>32</text:p>
          </table:table-cell>
          <table:table-cell table:style-name="ce18" table:formula="of:=[.F10]+SUM([.F21];[.F32])" office:value-type="float" office:value="32.7425781784115" calcext:value-type="float">
            <text:p>33</text:p>
          </table:table-cell>
          <table:table-cell table:style-name="ce18" table:formula="of:=[.G10]+SUM([.G21];[.G32])" office:value-type="float" office:value="31.4985337759611" calcext:value-type="float">
            <text:p>31</text:p>
          </table:table-cell>
          <table:table-cell table:style-name="ce18" table:formula="of:=[.H10]+SUM([.H21];[.H32])" office:value-type="float" office:value="28.6343117763572" calcext:value-type="float">
            <text:p>29</text:p>
          </table:table-cell>
          <table:table-cell table:style-name="ce18" table:formula="of:=[.I10]+SUM([.I21];[.I32])" office:value-type="float" office:value="29.9457502317896" calcext:value-type="float">
            <text:p>30</text:p>
          </table:table-cell>
          <table:table-cell table:style-name="ce18" table:formula="of:=[.J10]+SUM([.J21];[.J32])" office:value-type="float" office:value="36.0121149004014" calcext:value-type="float">
            <text:p>36</text:p>
          </table:table-cell>
          <table:table-cell table:style-name="ce18" table:formula="of:=[.K10]+SUM([.K21];[.K32])" office:value-type="float" office:value="36.2880932188235" calcext:value-type="float">
            <text:p>36</text:p>
          </table:table-cell>
          <table:table-cell table:style-name="ce18" table:formula="of:=[.L10]+SUM([.L21];[.L32])" office:value-type="float" office:value="47.3725243212632" calcext:value-type="float">
            <text:p>47</text:p>
          </table:table-cell>
          <table:table-cell table:style-name="ce18" table:formula="of:=[.M10]+SUM([.M21];[.M32])" office:value-type="float" office:value="44.9815160946137" calcext:value-type="float">
            <text:p>45</text:p>
          </table:table-cell>
          <table:table-cell table:style-name="ce18" table:formula="of:=[.N10]+SUM([.N21];[.N32])" office:value-type="float" office:value="45.8038737650155" calcext:value-type="float">
            <text:p>46</text:p>
          </table:table-cell>
          <table:table-cell table:style-name="ce18" table:formula="of:=[.O10]+SUM([.O21];[.O32])" office:value-type="float" office:value="44.6985103465099" calcext:value-type="float">
            <text:p>45</text:p>
          </table:table-cell>
          <table:table-cell table:style-name="ce18" table:formula="of:=[.P10]+SUM([.P21];[.P32])" office:value-type="float" office:value="24.0965283284828" calcext:value-type="float">
            <text:p>24</text:p>
          </table:table-cell>
          <table:table-cell table:style-name="ce18" table:formula="of:=[.Q10]+SUM([.Q21];[.Q32])" office:value-type="float" office:value="31.9268922808235" calcext:value-type="float">
            <text:p>32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[.B11]+SUM([.B22];[.B33])" office:value-type="float" office:value="37.5918227375332" calcext:value-type="float">
            <text:p>38</text:p>
          </table:table-cell>
          <table:table-cell table:style-name="ce18" table:formula="of:=[.C11]+SUM([.C22];[.C33])" office:value-type="float" office:value="42.5929746137982" calcext:value-type="float">
            <text:p>43</text:p>
          </table:table-cell>
          <table:table-cell table:style-name="ce18" table:formula="of:=[.D11]+SUM([.D22];[.D33])" office:value-type="float" office:value="36.9178085083473" calcext:value-type="float">
            <text:p>37</text:p>
          </table:table-cell>
          <table:table-cell table:style-name="ce18" table:formula="of:=[.E11]+SUM([.E22];[.E33])" office:value-type="float" office:value="42.6773610081548" calcext:value-type="float">
            <text:p>43</text:p>
          </table:table-cell>
          <table:table-cell table:style-name="ce18" table:formula="of:=[.F11]+SUM([.F22];[.F33])" office:value-type="float" office:value="45.485156356823" calcext:value-type="float">
            <text:p>45</text:p>
          </table:table-cell>
          <table:table-cell table:style-name="ce18" table:formula="of:=[.G11]+SUM([.G22];[.G33])" office:value-type="float" office:value="41.9970675519223" calcext:value-type="float">
            <text:p>42</text:p>
          </table:table-cell>
          <table:table-cell table:style-name="ce18" table:formula="of:=[.H11]+SUM([.H22];[.H33])" office:value-type="float" office:value="39.2686235527143" calcext:value-type="float">
            <text:p>39</text:p>
          </table:table-cell>
          <table:table-cell table:style-name="ce18" table:formula="of:=[.I11]+SUM([.I22];[.I33])" office:value-type="float" office:value="40.8915004635791" calcext:value-type="float">
            <text:p>41</text:p>
          </table:table-cell>
          <table:table-cell table:style-name="ce18" table:formula="of:=[.J11]+SUM([.J22];[.J33])" office:value-type="float" office:value="49.0242298008027" calcext:value-type="float">
            <text:p>49</text:p>
          </table:table-cell>
          <table:table-cell table:style-name="ce18" table:formula="of:=[.K11]+SUM([.K22];[.K33])" office:value-type="float" office:value="48.5761864376469" calcext:value-type="float">
            <text:p>49</text:p>
          </table:table-cell>
          <table:table-cell table:style-name="ce18" table:formula="of:=[.L11]+SUM([.L22];[.L33])" office:value-type="float" office:value="60.7450486425264" calcext:value-type="float">
            <text:p>61</text:p>
          </table:table-cell>
          <table:table-cell table:style-name="ce18" table:formula="of:=[.M11]+SUM([.M22];[.M33])" office:value-type="float" office:value="56.9630321892273" calcext:value-type="float">
            <text:p>57</text:p>
          </table:table-cell>
          <table:table-cell table:style-name="ce18" table:formula="of:=[.N11]+SUM([.N22];[.N33])" office:value-type="float" office:value="59.6077475300311" calcext:value-type="float">
            <text:p>60</text:p>
          </table:table-cell>
          <table:table-cell table:style-name="ce18" table:formula="of:=[.O11]+SUM([.O22];[.O33])" office:value-type="float" office:value="56.3970206930199" calcext:value-type="float">
            <text:p>56</text:p>
          </table:table-cell>
          <table:table-cell table:style-name="ce18" table:formula="of:=[.P11]+SUM([.P22];[.P33])" office:value-type="float" office:value="38.1930566569657" calcext:value-type="float">
            <text:p>38</text:p>
          </table:table-cell>
          <table:table-cell table:style-name="ce18" table:formula="of:=[.Q11]+SUM([.Q22];[.Q33])" office:value-type="float" office:value="46.8537845616471" calcext:value-type="float">
            <text:p>47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formula="of:=[.B12]+SUM([.B23];[.B34])" office:value-type="float" office:value="47.8877341062997" calcext:value-type="float">
            <text:p>48</text:p>
          </table:table-cell>
          <table:table-cell table:style-name="ce18" table:formula="of:=[.C12]+SUM([.C23];[.C34])" office:value-type="float" office:value="52.8894619206974" calcext:value-type="float">
            <text:p>53</text:p>
          </table:table-cell>
          <table:table-cell table:style-name="ce18" table:formula="of:=[.D12]+SUM([.D23];[.D34])" office:value-type="float" office:value="46.876712762521" calcext:value-type="float">
            <text:p>47</text:p>
          </table:table-cell>
          <table:table-cell table:style-name="ce18" table:formula="of:=[.E12]+SUM([.E23];[.E34])" office:value-type="float" office:value="53.5160415122323" calcext:value-type="float">
            <text:p>54</text:p>
          </table:table-cell>
          <table:table-cell table:style-name="ce18" table:formula="of:=[.F12]+SUM([.F23];[.F34])" office:value-type="float" office:value="58.2277345352345" calcext:value-type="float">
            <text:p>58</text:p>
          </table:table-cell>
          <table:table-cell table:style-name="ce18" table:formula="of:=[.G12]+SUM([.G23];[.G34])" office:value-type="float" office:value="52.4956013278834" calcext:value-type="float">
            <text:p>52</text:p>
          </table:table-cell>
          <table:table-cell table:style-name="ce18" table:formula="of:=[.H12]+SUM([.H23];[.H34])" office:value-type="float" office:value="49.9029353290715" calcext:value-type="float">
            <text:p>50</text:p>
          </table:table-cell>
          <table:table-cell table:style-name="ce18" table:formula="of:=[.I12]+SUM([.I23];[.I34])" office:value-type="float" office:value="51.8372506953687" calcext:value-type="float">
            <text:p>52</text:p>
          </table:table-cell>
          <table:table-cell table:style-name="ce18" table:formula="of:=[.J12]+SUM([.J23];[.J34])" office:value-type="float" office:value="62.0363447012041" calcext:value-type="float">
            <text:p>62</text:p>
          </table:table-cell>
          <table:table-cell table:style-name="ce18" table:formula="of:=[.K12]+SUM([.K23];[.K34])" office:value-type="float" office:value="60.8642796564704" calcext:value-type="float">
            <text:p>61</text:p>
          </table:table-cell>
          <table:table-cell table:style-name="ce18" table:formula="of:=[.L12]+SUM([.L23];[.L34])" office:value-type="float" office:value="74.1175729637897" calcext:value-type="float">
            <text:p>74</text:p>
          </table:table-cell>
          <table:table-cell table:style-name="ce18" table:formula="of:=[.M12]+SUM([.M23];[.M34])" office:value-type="float" office:value="68.944548283841" calcext:value-type="float">
            <text:p>69</text:p>
          </table:table-cell>
          <table:table-cell table:style-name="ce18" table:formula="of:=[.N12]+SUM([.N23];[.N34])" office:value-type="float" office:value="73.4116212950466" calcext:value-type="float">
            <text:p>73</text:p>
          </table:table-cell>
          <table:table-cell table:style-name="ce18" table:formula="of:=[.O12]+SUM([.O23];[.O34])" office:value-type="float" office:value="68.0955310395298" calcext:value-type="float">
            <text:p>68</text:p>
          </table:table-cell>
          <table:table-cell table:style-name="ce18" table:formula="of:=[.P12]+SUM([.P23];[.P34])" office:value-type="float" office:value="52.2895849854485" calcext:value-type="float">
            <text:p>52</text:p>
          </table:table-cell>
          <table:table-cell table:style-name="ce18" table:formula="of:=[.Q12]+SUM([.Q23];[.Q34])" office:value-type="float" office:value="61.7806768424706" calcext:value-type="float">
            <text:p>62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formula="of:=[.B13]+SUM([.B24];[.B35])" office:value-type="float" office:value="58.1836454750663" calcext:value-type="float">
            <text:p>58</text:p>
          </table:table-cell>
          <table:table-cell table:style-name="ce18" table:formula="of:=[.C13]+SUM([.C24];[.C35])" office:value-type="float" office:value="63.1859492275965" calcext:value-type="float">
            <text:p>63</text:p>
          </table:table-cell>
          <table:table-cell table:style-name="ce18" table:formula="of:=[.D13]+SUM([.D24];[.D35])" office:value-type="float" office:value="56.8356170166946" calcext:value-type="float">
            <text:p>57</text:p>
          </table:table-cell>
          <table:table-cell table:style-name="ce18" table:formula="of:=[.E13]+SUM([.E24];[.E35])" office:value-type="float" office:value="64.3547220163097" calcext:value-type="float">
            <text:p>64</text:p>
          </table:table-cell>
          <table:table-cell table:style-name="ce18" table:formula="of:=[.F13]+SUM([.F24];[.F35])" office:value-type="float" office:value="70.970312713646" calcext:value-type="float">
            <text:p>71</text:p>
          </table:table-cell>
          <table:table-cell table:style-name="ce18" table:formula="of:=[.G13]+SUM([.G24];[.G35])" office:value-type="float" office:value="62.9941351038445" calcext:value-type="float">
            <text:p>63</text:p>
          </table:table-cell>
          <table:table-cell table:style-name="ce18" table:formula="of:=[.H13]+SUM([.H24];[.H35])" office:value-type="float" office:value="60.5372471054287" calcext:value-type="float">
            <text:p>61</text:p>
          </table:table-cell>
          <table:table-cell table:style-name="ce18" table:formula="of:=[.I13]+SUM([.I24];[.I35])" office:value-type="float" office:value="62.7830009271583" calcext:value-type="float">
            <text:p>63</text:p>
          </table:table-cell>
          <table:table-cell table:style-name="ce18" table:formula="of:=[.J13]+SUM([.J24];[.J35])" office:value-type="float" office:value="75.0484596016055" calcext:value-type="float">
            <text:p>75</text:p>
          </table:table-cell>
          <table:table-cell table:style-name="ce18" table:formula="of:=[.K13]+SUM([.K24];[.K35])" office:value-type="float" office:value="73.1523728752938" calcext:value-type="float">
            <text:p>73</text:p>
          </table:table-cell>
          <table:table-cell table:style-name="ce18" table:formula="of:=[.L13]+SUM([.L24];[.L35])" office:value-type="float" office:value="87.4900972850529" calcext:value-type="float">
            <text:p>87</text:p>
          </table:table-cell>
          <table:table-cell table:style-name="ce18" table:formula="of:=[.M13]+SUM([.M24];[.M35])" office:value-type="float" office:value="80.9260643784547" calcext:value-type="float">
            <text:p>81</text:p>
          </table:table-cell>
          <table:table-cell table:style-name="ce18" table:formula="of:=[.N13]+SUM([.N24];[.N35])" office:value-type="float" office:value="87.2154950600622" calcext:value-type="float">
            <text:p>87</text:p>
          </table:table-cell>
          <table:table-cell table:style-name="ce18" table:formula="of:=[.O13]+SUM([.O24];[.O35])" office:value-type="float" office:value="79.7940413860397" calcext:value-type="float">
            <text:p>80</text:p>
          </table:table-cell>
          <table:table-cell table:style-name="ce18" table:formula="of:=[.P13]+SUM([.P24];[.P35])" office:value-type="float" office:value="66.3861133139313" calcext:value-type="float">
            <text:p>66</text:p>
          </table:table-cell>
          <table:table-cell table:style-name="ce18" table:formula="of:=[.Q13]+SUM([.Q24];[.Q35])" office:value-type="float" office:value="76.7075691232941" calcext:value-type="float">
            <text:p>77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table:formula="of:=[.B14]+SUM([.B25];[.B36])" office:value-type="float" office:value="68.4795568438329" calcext:value-type="float">
            <text:p>68</text:p>
          </table:table-cell>
          <table:table-cell table:style-name="ce18" table:formula="of:=[.C14]+SUM([.C25];[.C36])" office:value-type="float" office:value="73.4824365344956" calcext:value-type="float">
            <text:p>73</text:p>
          </table:table-cell>
          <table:table-cell table:style-name="ce18" table:formula="of:=[.D14]+SUM([.D25];[.D36])" office:value-type="float" office:value="66.7945212708683" calcext:value-type="float">
            <text:p>67</text:p>
          </table:table-cell>
          <table:table-cell table:style-name="ce18" table:formula="of:=[.E14]+SUM([.E25];[.E36])" office:value-type="float" office:value="75.1934025203871" calcext:value-type="float">
            <text:p>75</text:p>
          </table:table-cell>
          <table:table-cell table:style-name="ce18" table:formula="of:=[.F14]+SUM([.F25];[.F36])" office:value-type="float" office:value="83.7128908920575" calcext:value-type="float">
            <text:p>84</text:p>
          </table:table-cell>
          <table:table-cell table:style-name="ce18" table:formula="of:=[.G14]+SUM([.G25];[.G36])" office:value-type="float" office:value="73.4926688798057" calcext:value-type="float">
            <text:p>73</text:p>
          </table:table-cell>
          <table:table-cell table:style-name="ce18" table:formula="of:=[.H14]+SUM([.H25];[.H36])" office:value-type="float" office:value="71.1715588817858" calcext:value-type="float">
            <text:p>71</text:p>
          </table:table-cell>
          <table:table-cell table:style-name="ce18" table:formula="of:=[.I14]+SUM([.I25];[.I36])" office:value-type="float" office:value="73.7287511589478" calcext:value-type="float">
            <text:p>74</text:p>
          </table:table-cell>
          <table:table-cell table:style-name="ce18" table:formula="of:=[.J14]+SUM([.J25];[.J36])" office:value-type="float" office:value="88.0605745020068" calcext:value-type="float">
            <text:p>88</text:p>
          </table:table-cell>
          <table:table-cell table:style-name="ce18" table:formula="of:=[.K14]+SUM([.K25];[.K36])" office:value-type="float" office:value="85.4404660941173" calcext:value-type="float">
            <text:p>85</text:p>
          </table:table-cell>
          <table:table-cell table:style-name="ce18" table:formula="of:=[.L14]+SUM([.L25];[.L36])" office:value-type="float" office:value="100.862621606316" calcext:value-type="float">
            <text:p>101</text:p>
          </table:table-cell>
          <table:table-cell table:style-name="ce18" table:formula="of:=[.M14]+SUM([.M25];[.M36])" office:value-type="float" office:value="92.9075804730684" calcext:value-type="float">
            <text:p>93</text:p>
          </table:table-cell>
          <table:table-cell table:style-name="ce18" table:formula="of:=[.N14]+SUM([.N25];[.N36])" office:value-type="float" office:value="101.019368825078" calcext:value-type="float">
            <text:p>101</text:p>
          </table:table-cell>
          <table:table-cell table:style-name="ce18" table:formula="of:=[.O14]+SUM([.O25];[.O36])" office:value-type="float" office:value="91.4925517325497" calcext:value-type="float">
            <text:p>91</text:p>
          </table:table-cell>
          <table:table-cell table:style-name="ce18" table:formula="of:=[.P14]+SUM([.P25];[.P36])" office:value-type="float" office:value="80.4826416424142" calcext:value-type="float">
            <text:p>80</text:p>
          </table:table-cell>
          <table:table-cell table:style-name="ce18" table:formula="of:=[.Q14]+SUM([.Q25];[.Q36])" office:value-type="float" office:value="91.6344614041176" calcext:value-type="float">
            <text:p>92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table:formula="of:=[.B15]+SUM([.B26];[.B37])" office:value-type="float" office:value="78.7754682125995" calcext:value-type="float">
            <text:p>79</text:p>
          </table:table-cell>
          <table:table-cell table:style-name="ce18" table:formula="of:=[.C15]+SUM([.C26];[.C37])" office:value-type="float" office:value="83.7789238413947" calcext:value-type="float">
            <text:p>84</text:p>
          </table:table-cell>
          <table:table-cell table:style-name="ce18" table:formula="of:=[.D15]+SUM([.D26];[.D37])" office:value-type="float" office:value="76.753425525042" calcext:value-type="float">
            <text:p>77</text:p>
          </table:table-cell>
          <table:table-cell table:style-name="ce18" table:formula="of:=[.E15]+SUM([.E26];[.E37])" office:value-type="float" office:value="86.0320830244645" calcext:value-type="float">
            <text:p>86</text:p>
          </table:table-cell>
          <table:table-cell table:style-name="ce18" table:formula="of:=[.F15]+SUM([.F26];[.F37])" office:value-type="float" office:value="96.455469070469" calcext:value-type="float">
            <text:p>96</text:p>
          </table:table-cell>
          <table:table-cell table:style-name="ce18" table:formula="of:=[.G15]+SUM([.G26];[.G37])" office:value-type="float" office:value="83.9912026557668" calcext:value-type="float">
            <text:p>84</text:p>
          </table:table-cell>
          <table:table-cell table:style-name="ce18" table:formula="of:=[.H15]+SUM([.H26];[.H37])" office:value-type="float" office:value="81.805870658143" calcext:value-type="float">
            <text:p>82</text:p>
          </table:table-cell>
          <table:table-cell table:style-name="ce18" table:formula="of:=[.I15]+SUM([.I26];[.I37])" office:value-type="float" office:value="84.6745013907374" calcext:value-type="float">
            <text:p>85</text:p>
          </table:table-cell>
          <table:table-cell table:style-name="ce18" table:formula="of:=[.J15]+SUM([.J26];[.J37])" office:value-type="float" office:value="101.072689402408" calcext:value-type="float">
            <text:p>101</text:p>
          </table:table-cell>
          <table:table-cell table:style-name="ce18" table:formula="of:=[.K15]+SUM([.K26];[.K37])" office:value-type="float" office:value="97.7285593129408" calcext:value-type="float">
            <text:p>98</text:p>
          </table:table-cell>
          <table:table-cell table:style-name="ce18" table:formula="of:=[.L15]+SUM([.L26];[.L37])" office:value-type="float" office:value="114.235145927579" calcext:value-type="float">
            <text:p>114</text:p>
          </table:table-cell>
          <table:table-cell table:style-name="ce18" table:formula="of:=[.M15]+SUM([.M26];[.M37])" office:value-type="float" office:value="104.889096567682" calcext:value-type="float">
            <text:p>105</text:p>
          </table:table-cell>
          <table:table-cell table:style-name="ce18" table:formula="of:=[.N15]+SUM([.N26];[.N37])" office:value-type="float" office:value="114.823242590093" calcext:value-type="float">
            <text:p>115</text:p>
          </table:table-cell>
          <table:table-cell table:style-name="ce18" table:formula="of:=[.O15]+SUM([.O26];[.O37])" office:value-type="float" office:value="103.19106207906" calcext:value-type="float">
            <text:p>103</text:p>
          </table:table-cell>
          <table:table-cell table:style-name="ce18" table:formula="of:=[.P15]+SUM([.P26];[.P37])" office:value-type="float" office:value="94.579169970897" calcext:value-type="float">
            <text:p>95</text:p>
          </table:table-cell>
          <table:table-cell table:style-name="ce18" table:formula="of:=[.Q15]+SUM([.Q26];[.Q37])" office:value-type="float" office:value="106.561353684941" calcext:value-type="float">
            <text:p>107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table:formula="of:=[.B16]+SUM([.B27];[.B38])" office:value-type="float" office:value="89.0713795813661" calcext:value-type="float">
            <text:p>89</text:p>
          </table:table-cell>
          <table:table-cell table:style-name="ce18" table:formula="of:=[.C16]+SUM([.C27];[.C38])" office:value-type="float" office:value="94.0754111482938" calcext:value-type="float">
            <text:p>94</text:p>
          </table:table-cell>
          <table:table-cell table:style-name="ce18" table:formula="of:=[.D16]+SUM([.D27];[.D38])" office:value-type="float" office:value="86.7123297792156" calcext:value-type="float">
            <text:p>87</text:p>
          </table:table-cell>
          <table:table-cell table:style-name="ce18" table:formula="of:=[.E16]+SUM([.E27];[.E38])" office:value-type="float" office:value="96.8707635285419" calcext:value-type="float">
            <text:p>97</text:p>
          </table:table-cell>
          <table:table-cell table:style-name="ce18" table:formula="of:=[.F16]+SUM([.F27];[.F38])" office:value-type="float" office:value="109.19804724888" calcext:value-type="float">
            <text:p>109</text:p>
          </table:table-cell>
          <table:table-cell table:style-name="ce18" table:formula="of:=[.G16]+SUM([.G27];[.G38])" office:value-type="float" office:value="94.489736431728" calcext:value-type="float">
            <text:p>94</text:p>
          </table:table-cell>
          <table:table-cell table:style-name="ce18" table:formula="of:=[.H16]+SUM([.H27];[.H38])" office:value-type="float" office:value="92.4401824345002" calcext:value-type="float">
            <text:p>92</text:p>
          </table:table-cell>
          <table:table-cell table:style-name="ce18" table:formula="of:=[.I16]+SUM([.I27];[.I38])" office:value-type="float" office:value="95.620251622527" calcext:value-type="float">
            <text:p>96</text:p>
          </table:table-cell>
          <table:table-cell table:style-name="ce18" table:formula="of:=[.J16]+SUM([.J27];[.J38])" office:value-type="float" office:value="114.08480430281" calcext:value-type="float">
            <text:p>114</text:p>
          </table:table-cell>
          <table:table-cell table:style-name="ce18" table:formula="of:=[.K16]+SUM([.K27];[.K38])" office:value-type="float" office:value="110.016652531764" calcext:value-type="float">
            <text:p>110</text:p>
          </table:table-cell>
          <table:table-cell table:style-name="ce18" table:formula="of:=[.L16]+SUM([.L27];[.L38])" office:value-type="float" office:value="127.607670248843" calcext:value-type="float">
            <text:p>128</text:p>
          </table:table-cell>
          <table:table-cell table:style-name="ce18" table:formula="of:=[.M16]+SUM([.M27];[.M38])" office:value-type="float" office:value="116.870612662296" calcext:value-type="float">
            <text:p>117</text:p>
          </table:table-cell>
          <table:table-cell table:style-name="ce18" table:formula="of:=[.N16]+SUM([.N27];[.N38])" office:value-type="float" office:value="128.627116355109" calcext:value-type="float">
            <text:p>129</text:p>
          </table:table-cell>
          <table:table-cell table:style-name="ce18" table:formula="of:=[.O16]+SUM([.O27];[.O38])" office:value-type="float" office:value="114.88957242557" calcext:value-type="float">
            <text:p>115</text:p>
          </table:table-cell>
          <table:table-cell table:style-name="ce18" table:formula="of:=[.P16]+SUM([.P27];[.P38])" office:value-type="float" office:value="108.67569829938" calcext:value-type="float">
            <text:p>109</text:p>
          </table:table-cell>
          <table:table-cell table:style-name="ce18" table:formula="of:=[.Q16]+SUM([.Q27];[.Q38])" office:value-type="float" office:value="121.488245965765" calcext:value-type="float">
            <text:p>121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table:formula="of:=[.B17]+SUM([.B28];[.B39])" office:value-type="float" office:value="99.3672909501326" calcext:value-type="float">
            <text:p>99</text:p>
          </table:table-cell>
          <table:table-cell table:style-name="ce18" table:formula="of:=[.C17]+SUM([.C28];[.C39])" office:value-type="float" office:value="104.371898455193" calcext:value-type="float">
            <text:p>104</text:p>
          </table:table-cell>
          <table:table-cell table:style-name="ce18" table:formula="of:=[.D17]+SUM([.D28];[.D39])" office:value-type="float" office:value="96.6712340333893" calcext:value-type="float">
            <text:p>97</text:p>
          </table:table-cell>
          <table:table-cell table:style-name="ce18" table:formula="of:=[.E17]+SUM([.E28];[.E39])" office:value-type="float" office:value="107.709444032619" calcext:value-type="float">
            <text:p>108</text:p>
          </table:table-cell>
          <table:table-cell table:style-name="ce18" table:formula="of:=[.F17]+SUM([.F28];[.F39])" office:value-type="float" office:value="121.940625427292" calcext:value-type="float">
            <text:p>122</text:p>
          </table:table-cell>
          <table:table-cell table:style-name="ce18" table:formula="of:=[.G17]+SUM([.G28];[.G39])" office:value-type="float" office:value="104.988270207689" calcext:value-type="float">
            <text:p>105</text:p>
          </table:table-cell>
          <table:table-cell table:style-name="ce18" table:formula="of:=[.H17]+SUM([.H28];[.H39])" office:value-type="float" office:value="103.074494210857" calcext:value-type="float">
            <text:p>103</text:p>
          </table:table-cell>
          <table:table-cell table:style-name="ce18" table:formula="of:=[.I17]+SUM([.I28];[.I39])" office:value-type="float" office:value="106.566001854317" calcext:value-type="float">
            <text:p>107</text:p>
          </table:table-cell>
          <table:table-cell table:style-name="ce18" table:formula="of:=[.J17]+SUM([.J28];[.J39])" office:value-type="float" office:value="127.096919203211" calcext:value-type="float">
            <text:p>127</text:p>
          </table:table-cell>
          <table:table-cell table:style-name="ce18" table:formula="of:=[.K17]+SUM([.K28];[.K39])" office:value-type="float" office:value="122.304745750588" calcext:value-type="float">
            <text:p>122</text:p>
          </table:table-cell>
          <table:table-cell table:style-name="ce18" table:formula="of:=[.L17]+SUM([.L28];[.L39])" office:value-type="float" office:value="140.980194570106" calcext:value-type="float">
            <text:p>141</text:p>
          </table:table-cell>
          <table:table-cell table:style-name="ce18" table:formula="of:=[.M17]+SUM([.M28];[.M39])" office:value-type="float" office:value="128.852128756909" calcext:value-type="float">
            <text:p>129</text:p>
          </table:table-cell>
          <table:table-cell table:style-name="ce18" table:formula="of:=[.N17]+SUM([.N28];[.N39])" office:value-type="float" office:value="142.430990120124" calcext:value-type="float">
            <text:p>142</text:p>
          </table:table-cell>
          <table:table-cell table:style-name="ce18" table:formula="of:=[.O17]+SUM([.O28];[.O39])" office:value-type="float" office:value="126.588082772079" calcext:value-type="float">
            <text:p>127</text:p>
          </table:table-cell>
          <table:table-cell table:style-name="ce18" table:formula="of:=[.P17]+SUM([.P28];[.P39])" office:value-type="float" office:value="122.772226627863" calcext:value-type="float">
            <text:p>123</text:p>
          </table:table-cell>
          <table:table-cell table:style-name="ce18" table:formula="of:=[.Q17]+SUM([.Q28];[.Q39])" office:value-type="float" office:value="136.415138246588" calcext:value-type="float">
            <text:p>136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table:formula="of:=[.B18]+SUM([.B29];[.B40])" office:value-type="float" office:value="109.663202318899" calcext:value-type="float">
            <text:p>110</text:p>
          </table:table-cell>
          <table:table-cell table:style-name="ce18" table:formula="of:=[.C18]+SUM([.C29];[.C40])" office:value-type="float" office:value="114.668385762092" calcext:value-type="float">
            <text:p>115</text:p>
          </table:table-cell>
          <table:table-cell table:style-name="ce18" table:formula="of:=[.D18]+SUM([.D29];[.D40])" office:value-type="float" office:value="106.630138287563" calcext:value-type="float">
            <text:p>107</text:p>
          </table:table-cell>
          <table:table-cell table:style-name="ce18" table:formula="of:=[.E18]+SUM([.E29];[.E40])" office:value-type="float" office:value="118.548124536697" calcext:value-type="float">
            <text:p>119</text:p>
          </table:table-cell>
          <table:table-cell table:style-name="ce18" table:formula="of:=[.F18]+SUM([.F29];[.F40])" office:value-type="float" office:value="134.683203605703" calcext:value-type="float">
            <text:p>135</text:p>
          </table:table-cell>
          <table:table-cell table:style-name="ce18" table:formula="of:=[.G18]+SUM([.G29];[.G40])" office:value-type="float" office:value="115.48680398365" calcext:value-type="float">
            <text:p>115</text:p>
          </table:table-cell>
          <table:table-cell table:style-name="ce18" table:formula="of:=[.H18]+SUM([.H29];[.H40])" office:value-type="float" office:value="113.708805987214" calcext:value-type="float">
            <text:p>114</text:p>
          </table:table-cell>
          <table:table-cell table:style-name="ce18" table:formula="of:=[.I18]+SUM([.I29];[.I40])" office:value-type="float" office:value="117.511752086106" calcext:value-type="float">
            <text:p>118</text:p>
          </table:table-cell>
          <table:table-cell table:style-name="ce18" table:formula="of:=[.J18]+SUM([.J29];[.J40])" office:value-type="float" office:value="140.109034103612" calcext:value-type="float">
            <text:p>140</text:p>
          </table:table-cell>
          <table:table-cell table:style-name="ce18" table:formula="of:=[.K18]+SUM([.K29];[.K40])" office:value-type="float" office:value="134.592838969411" calcext:value-type="float">
            <text:p>135</text:p>
          </table:table-cell>
          <table:table-cell table:style-name="ce18" table:formula="of:=[.L18]+SUM([.L29];[.L40])" office:value-type="float" office:value="154.352718891369" calcext:value-type="float">
            <text:p>154</text:p>
          </table:table-cell>
          <table:table-cell table:style-name="ce18" table:formula="of:=[.M18]+SUM([.M29];[.M40])" office:value-type="float" office:value="140.833644851523" calcext:value-type="float">
            <text:p>141</text:p>
          </table:table-cell>
          <table:table-cell table:style-name="ce18" table:formula="of:=[.N18]+SUM([.N29];[.N40])" office:value-type="float" office:value="156.23486388514" calcext:value-type="float">
            <text:p>156</text:p>
          </table:table-cell>
          <table:table-cell table:style-name="ce18" table:formula="of:=[.O18]+SUM([.O29];[.O40])" office:value-type="float" office:value="138.286593118589" calcext:value-type="float">
            <text:p>138</text:p>
          </table:table-cell>
          <table:table-cell table:style-name="ce18" table:formula="of:=[.P18]+SUM([.P29];[.P40])" office:value-type="float" office:value="136.868754956346" calcext:value-type="float">
            <text:p>137</text:p>
          </table:table-cell>
          <table:table-cell table:style-name="ce18" table:formula="of:=[.Q18]+SUM([.Q29];[.Q40])" office:value-type="float" office:value="151.342030527412" calcext:value-type="float">
            <text:p>151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[.B19]+SUM([.B30];[.B41])" office:value-type="float" office:value="119.959113687666" calcext:value-type="float">
            <text:p>120</text:p>
          </table:table-cell>
          <table:table-cell table:style-name="ce18" table:formula="of:=[.C19]+SUM([.C30];[.C41])" office:value-type="float" office:value="124.964873068991" calcext:value-type="float">
            <text:p>125</text:p>
          </table:table-cell>
          <table:table-cell table:style-name="ce18" table:formula="of:=[.D19]+SUM([.D30];[.D41])" office:value-type="float" office:value="116.589042541737" calcext:value-type="float">
            <text:p>117</text:p>
          </table:table-cell>
          <table:table-cell table:style-name="ce18" table:formula="of:=[.E19]+SUM([.E30];[.E41])" office:value-type="float" office:value="129.386805040774" calcext:value-type="float">
            <text:p>129</text:p>
          </table:table-cell>
          <table:table-cell table:style-name="ce18" table:formula="of:=[.F19]+SUM([.F30];[.F41])" office:value-type="float" office:value="147.425781784115" calcext:value-type="float">
            <text:p>147</text:p>
          </table:table-cell>
          <table:table-cell table:style-name="ce18" table:formula="of:=[.G19]+SUM([.G30];[.G41])" office:value-type="float" office:value="125.985337759611" calcext:value-type="float">
            <text:p>126</text:p>
          </table:table-cell>
          <table:table-cell table:style-name="ce18" table:formula="of:=[.H19]+SUM([.H30];[.H41])" office:value-type="float" office:value="124.343117763572" calcext:value-type="float">
            <text:p>124</text:p>
          </table:table-cell>
          <table:table-cell table:style-name="ce18" table:formula="of:=[.I19]+SUM([.I30];[.I41])" office:value-type="float" office:value="128.457502317896" calcext:value-type="float">
            <text:p>128</text:p>
          </table:table-cell>
          <table:table-cell table:style-name="ce18" table:formula="of:=[.J19]+SUM([.J30];[.J41])" office:value-type="float" office:value="153.121149004014" calcext:value-type="float">
            <text:p>153</text:p>
          </table:table-cell>
          <table:table-cell table:style-name="ce18" table:formula="of:=[.K19]+SUM([.K30];[.K41])" office:value-type="float" office:value="146.880932188235" calcext:value-type="float">
            <text:p>147</text:p>
          </table:table-cell>
          <table:table-cell table:style-name="ce18" table:formula="of:=[.L19]+SUM([.L30];[.L41])" office:value-type="float" office:value="167.725243212632" calcext:value-type="float">
            <text:p>168</text:p>
          </table:table-cell>
          <table:table-cell table:style-name="ce18" table:formula="of:=[.M19]+SUM([.M30];[.M41])" office:value-type="float" office:value="152.815160946137" calcext:value-type="float">
            <text:p>153</text:p>
          </table:table-cell>
          <table:table-cell table:style-name="ce18" table:formula="of:=[.N19]+SUM([.N30];[.N41])" office:value-type="float" office:value="170.038737650155" calcext:value-type="float">
            <text:p>170</text:p>
          </table:table-cell>
          <table:table-cell table:style-name="ce18" table:formula="of:=[.O19]+SUM([.O30];[.O41])" office:value-type="float" office:value="149.985103465099" calcext:value-type="float">
            <text:p>150</text:p>
          </table:table-cell>
          <table:table-cell table:style-name="ce18" table:formula="of:=[.P19]+SUM([.P30];[.P41])" office:value-type="float" office:value="150.965283284828" calcext:value-type="float">
            <text:p>151</text:p>
          </table:table-cell>
          <table:table-cell table:style-name="ce18" table:formula="of:=[.Q19]+SUM([.Q30];[.Q41])" office:value-type="float" office:value="166.268922808235" calcext:value-type="float">
            <text:p>166</text:p>
          </table:table-cell>
          <table:table-cell table:number-columns-repeated="1004"/>
        </table:table-row>
        <table:table-row table:style-name="ro1">
          <table:table-cell/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string" calcext:value-type="string">
            <text:p>speed</text:p>
          </table:table-cell>
          <table:table-cell table:style-name="ce18" office:value-type="float" office:value="3" calcext:value-type="float">
            <text:p>3</text:p>
          </table:table-cell>
          <table:table-cell table:style-name="ce18" table:number-columns-repeated="5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string" calcext:value-type="string">
            <text:p>buff</text:p>
          </table:table-cell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table:formula="of:=VLOOKUP([.B$1];[$'weapon parameters'.$A:.$M];[.$B$54]+0;0)+VLOOKUP([.B$1];[$'weapon parameters'.$A:.$M];[.$B$54]+3;0)*[.$A56]+VLOOKUP([.$A$7];[$'weapon parameters'.$A$17:.$M$20];12;0)*[.B$6]*[.$A10]" office:value-type="float" office:value="39.6482831767967" calcext:value-type="float">
            <text:p>40</text:p>
          </table:table-cell>
          <table:table-cell table:style-name="ce18" table:formula="of:=VLOOKUP([.C$1];[$'weapon parameters'.$A:.$M];[.$B$54]+0;0)+VLOOKUP([.C$1];[$'weapon parameters'.$A:.$M];[.$B$54]+3;0)*[.$A56]+VLOOKUP([.$A$7];[$'weapon parameters'.$A$17:.$M$20];12;0)*[.C$6]*[.$A10]" office:value-type="float" office:value="39.6478722177652" calcext:value-type="float">
            <text:p>40</text:p>
          </table:table-cell>
          <table:table-cell table:style-name="ce18" table:formula="of:=VLOOKUP([.D$1];[$'weapon parameters'.$A:.$M];[.$B$54]+0;0)+VLOOKUP([.D$1];[$'weapon parameters'.$A:.$M];[.$B$54]+3;0)*[.$A56]+VLOOKUP([.$A$7];[$'weapon parameters'.$A$17:.$M$20];12;0)*[.D$6]*[.$A10]" office:value-type="float" office:value="39.8327738761575" calcext:value-type="float">
            <text:p>40</text:p>
          </table:table-cell>
          <table:table-cell table:style-name="ce18" table:formula="of:=VLOOKUP([.E$1];[$'weapon parameters'.$A:.$M];[.$B$54]+0;0)+VLOOKUP([.E$1];[$'weapon parameters'.$A:.$M];[.$B$54]+3;0)*[.$A56]+VLOOKUP([.$A$7];[$'weapon parameters'.$A$17:.$M$20];12;0)*[.E$6]*[.$A10]" office:value-type="float" office:value="38.9443184004909" calcext:value-type="float">
            <text:p>39</text:p>
          </table:table-cell>
          <table:table-cell table:style-name="ce18" table:formula="of:=VLOOKUP([.F$1];[$'weapon parameters'.$A:.$M];[.$B$54]+0;0)+VLOOKUP([.F$1];[$'weapon parameters'.$A:.$M];[.$B$54]+3;0)*[.$A56]+VLOOKUP([.$A$7];[$'weapon parameters'.$A$17:.$M$20];12;0)*[.F$6]*[.$A10]" office:value-type="float" office:value="39.3471160539352" calcext:value-type="float">
            <text:p>39</text:p>
          </table:table-cell>
          <table:table-cell table:style-name="ce18" table:formula="of:=VLOOKUP([.G$1];[$'weapon parameters'.$A:.$M];[.$B$54]+0;0)+VLOOKUP([.G$1];[$'weapon parameters'.$A:.$M];[.$B$54]+3;0)*[.$A56]+VLOOKUP([.$A$7];[$'weapon parameters'.$A$17:.$M$20];12;0)*[.G$6]*[.$A10]" office:value-type="float" office:value="39.4750008396069" calcext:value-type="float">
            <text:p>39</text:p>
          </table:table-cell>
          <table:table-cell table:style-name="ce18" table:formula="of:=VLOOKUP([.H$1];[$'weapon parameters'.$A:.$M];[.$B$54]+0;0)+VLOOKUP([.H$1];[$'weapon parameters'.$A:.$M];[.$B$54]+3;0)*[.$A56]+VLOOKUP([.$A$7];[$'weapon parameters'.$A$17:.$M$20];12;0)*[.H$6]*[.$A10]" office:value-type="float" office:value="39.3151848391631" calcext:value-type="float">
            <text:p>39</text:p>
          </table:table-cell>
          <table:table-cell table:style-name="ce18" table:formula="of:=VLOOKUP([.I$1];[$'weapon parameters'.$A:.$M];[.$B$54]+0;0)+VLOOKUP([.I$1];[$'weapon parameters'.$A:.$M];[.$B$54]+3;0)*[.$A56]+VLOOKUP([.$A$7];[$'weapon parameters'.$A$17:.$M$20];12;0)*[.I$6]*[.$A10]" office:value-type="float" office:value="38.5807306506942" calcext:value-type="float">
            <text:p>39</text:p>
          </table:table-cell>
          <table:table-cell table:style-name="ce18" table:formula="of:=VLOOKUP([.J$1];[$'weapon parameters'.$A:.$M];[.$B$54]+0;0)+VLOOKUP([.J$1];[$'weapon parameters'.$A:.$M];[.$B$54]+3;0)*[.$A56]+VLOOKUP([.$A$7];[$'weapon parameters'.$A$17:.$M$20];12;0)*[.J$6]*[.$A10]" office:value-type="float" office:value="37.1500429379651" calcext:value-type="float">
            <text:p>37</text:p>
          </table:table-cell>
          <table:table-cell table:style-name="ce18" table:formula="of:=VLOOKUP([.K$1];[$'weapon parameters'.$A:.$M];[.$B$54]+0;0)+VLOOKUP([.K$1];[$'weapon parameters'.$A:.$M];[.$B$54]+3;0)*[.$A56]+VLOOKUP([.$A$7];[$'weapon parameters'.$A$17:.$M$20];12;0)*[.K$6]*[.$A10]" office:value-type="float" office:value="39.5203692793609" calcext:value-type="float">
            <text:p>40</text:p>
          </table:table-cell>
          <table:table-cell table:style-name="ce18" table:formula="of:=VLOOKUP([.L$1];[$'weapon parameters'.$A:.$M];[.$B$54]+0;0)+VLOOKUP([.L$1];[$'weapon parameters'.$A:.$M];[.$B$54]+3;0)*[.$A56]+VLOOKUP([.$A$7];[$'weapon parameters'.$A$17:.$M$20];12;0)*[.L$6]*[.$A10]" office:value-type="float" office:value="39.0341514130223" calcext:value-type="float">
            <text:p>39</text:p>
          </table:table-cell>
          <table:table-cell table:style-name="ce18" table:formula="of:=VLOOKUP([.M$1];[$'weapon parameters'.$A:.$M];[.$B$54]+0;0)+VLOOKUP([.M$1];[$'weapon parameters'.$A:.$M];[.$B$54]+3;0)*[.$A56]+VLOOKUP([.$A$7];[$'weapon parameters'.$A$17:.$M$20];12;0)*[.M$6]*[.$A10]" office:value-type="float" office:value="38.6887534376818" calcext:value-type="float">
            <text:p>39</text:p>
          </table:table-cell>
          <table:table-cell table:style-name="ce18" table:formula="of:=VLOOKUP([.N$1];[$'weapon parameters'.$A:.$M];[.$B$54]+0;0)+VLOOKUP([.N$1];[$'weapon parameters'.$A:.$M];[.$B$54]+3;0)*[.$A56]+VLOOKUP([.$A$7];[$'weapon parameters'.$A$17:.$M$20];12;0)*[.N$6]*[.$A10]" office:value-type="float" office:value="39.0863030487729" calcext:value-type="float">
            <text:p>39</text:p>
          </table:table-cell>
          <table:table-cell table:style-name="ce18" table:formula="of:=VLOOKUP([.O$1];[$'weapon parameters'.$A:.$M];[.$B$54]+0;0)+VLOOKUP([.O$1];[$'weapon parameters'.$A:.$M];[.$B$54]+3;0)*[.$A56]+VLOOKUP([.$A$7];[$'weapon parameters'.$A$17:.$M$20];12;0)*[.O$6]*[.$A10]" office:value-type="float" office:value="39.174315366618" calcext:value-type="float">
            <text:p>39</text:p>
          </table:table-cell>
          <table:table-cell table:style-name="ce18" table:formula="of:=VLOOKUP([.P$1];[$'weapon parameters'.$A:.$M];[.$B$54]+0;0)+VLOOKUP([.P$1];[$'weapon parameters'.$A:.$M];[.$B$54]+3;0)*[.$A56]+VLOOKUP([.$A$7];[$'weapon parameters'.$A$17:.$M$20];12;0)*[.P$6]*[.$A10]" office:value-type="float" office:value="38.5217104182228" calcext:value-type="float">
            <text:p>39</text:p>
          </table:table-cell>
          <table:table-cell table:style-name="ce18" table:formula="of:=VLOOKUP([.Q$1];[$'weapon parameters'.$A:.$M];[.$B$54]+0;0)+VLOOKUP([.Q$1];[$'weapon parameters'.$A:.$M];[.$B$54]+3;0)*[.$A56]+VLOOKUP([.$A$7];[$'weapon parameters'.$A$17:.$M$20];12;0)*[.Q$6]*[.$A10]" office:value-type="float" office:value="38.4556466833018" calcext:value-type="float">
            <text:p>38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VLOOKUP([.B$1];[$'weapon parameters'.$A:.$M];[.$B$54]+0;0)+VLOOKUP([.B$1];[$'weapon parameters'.$A:.$M];[.$B$54]+3;0)*[.$A57]+VLOOKUP([.$A$7];[$'weapon parameters'.$A$17:.$M$20];12;0)*[.B$6]*[.$A11]" office:value-type="float" office:value="49.2965663535934" calcext:value-type="float">
            <text:p>49</text:p>
          </table:table-cell>
          <table:table-cell table:style-name="ce18" table:formula="of:=VLOOKUP([.C$1];[$'weapon parameters'.$A:.$M];[.$B$54]+0;0)+VLOOKUP([.C$1];[$'weapon parameters'.$A:.$M];[.$B$54]+3;0)*[.$A57]+VLOOKUP([.$A$7];[$'weapon parameters'.$A$17:.$M$20];12;0)*[.C$6]*[.$A11]" office:value-type="float" office:value="49.2957444355304" calcext:value-type="float">
            <text:p>49</text:p>
          </table:table-cell>
          <table:table-cell table:style-name="ce18" table:formula="of:=VLOOKUP([.D$1];[$'weapon parameters'.$A:.$M];[.$B$54]+0;0)+VLOOKUP([.D$1];[$'weapon parameters'.$A:.$M];[.$B$54]+3;0)*[.$A57]+VLOOKUP([.$A$7];[$'weapon parameters'.$A$17:.$M$20];12;0)*[.D$6]*[.$A11]" office:value-type="float" office:value="49.6655477523149" calcext:value-type="float">
            <text:p>50</text:p>
          </table:table-cell>
          <table:table-cell table:style-name="ce18" table:formula="of:=VLOOKUP([.E$1];[$'weapon parameters'.$A:.$M];[.$B$54]+0;0)+VLOOKUP([.E$1];[$'weapon parameters'.$A:.$M];[.$B$54]+3;0)*[.$A57]+VLOOKUP([.$A$7];[$'weapon parameters'.$A$17:.$M$20];12;0)*[.E$6]*[.$A11]" office:value-type="float" office:value="47.8886368009818" calcext:value-type="float">
            <text:p>48</text:p>
          </table:table-cell>
          <table:table-cell table:style-name="ce18" table:formula="of:=VLOOKUP([.F$1];[$'weapon parameters'.$A:.$M];[.$B$54]+0;0)+VLOOKUP([.F$1];[$'weapon parameters'.$A:.$M];[.$B$54]+3;0)*[.$A57]+VLOOKUP([.$A$7];[$'weapon parameters'.$A$17:.$M$20];12;0)*[.F$6]*[.$A11]" office:value-type="float" office:value="48.6942321078704" calcext:value-type="float">
            <text:p>49</text:p>
          </table:table-cell>
          <table:table-cell table:style-name="ce18" table:formula="of:=VLOOKUP([.G$1];[$'weapon parameters'.$A:.$M];[.$B$54]+0;0)+VLOOKUP([.G$1];[$'weapon parameters'.$A:.$M];[.$B$54]+3;0)*[.$A57]+VLOOKUP([.$A$7];[$'weapon parameters'.$A$17:.$M$20];12;0)*[.G$6]*[.$A11]" office:value-type="float" office:value="48.9500016792138" calcext:value-type="float">
            <text:p>49</text:p>
          </table:table-cell>
          <table:table-cell table:style-name="ce18" table:formula="of:=VLOOKUP([.H$1];[$'weapon parameters'.$A:.$M];[.$B$54]+0;0)+VLOOKUP([.H$1];[$'weapon parameters'.$A:.$M];[.$B$54]+3;0)*[.$A57]+VLOOKUP([.$A$7];[$'weapon parameters'.$A$17:.$M$20];12;0)*[.H$6]*[.$A11]" office:value-type="float" office:value="48.6303696783262" calcext:value-type="float">
            <text:p>49</text:p>
          </table:table-cell>
          <table:table-cell table:style-name="ce18" table:formula="of:=VLOOKUP([.I$1];[$'weapon parameters'.$A:.$M];[.$B$54]+0;0)+VLOOKUP([.I$1];[$'weapon parameters'.$A:.$M];[.$B$54]+3;0)*[.$A57]+VLOOKUP([.$A$7];[$'weapon parameters'.$A$17:.$M$20];12;0)*[.I$6]*[.$A11]" office:value-type="float" office:value="47.1614613013884" calcext:value-type="float">
            <text:p>47</text:p>
          </table:table-cell>
          <table:table-cell table:style-name="ce18" table:formula="of:=VLOOKUP([.J$1];[$'weapon parameters'.$A:.$M];[.$B$54]+0;0)+VLOOKUP([.J$1];[$'weapon parameters'.$A:.$M];[.$B$54]+3;0)*[.$A57]+VLOOKUP([.$A$7];[$'weapon parameters'.$A$17:.$M$20];12;0)*[.J$6]*[.$A11]" office:value-type="float" office:value="44.3000858759302" calcext:value-type="float">
            <text:p>44</text:p>
          </table:table-cell>
          <table:table-cell table:style-name="ce18" table:formula="of:=VLOOKUP([.K$1];[$'weapon parameters'.$A:.$M];[.$B$54]+0;0)+VLOOKUP([.K$1];[$'weapon parameters'.$A:.$M];[.$B$54]+3;0)*[.$A57]+VLOOKUP([.$A$7];[$'weapon parameters'.$A$17:.$M$20];12;0)*[.K$6]*[.$A11]" office:value-type="float" office:value="49.0407385587219" calcext:value-type="float">
            <text:p>49</text:p>
          </table:table-cell>
          <table:table-cell table:style-name="ce18" table:formula="of:=VLOOKUP([.L$1];[$'weapon parameters'.$A:.$M];[.$B$54]+0;0)+VLOOKUP([.L$1];[$'weapon parameters'.$A:.$M];[.$B$54]+3;0)*[.$A57]+VLOOKUP([.$A$7];[$'weapon parameters'.$A$17:.$M$20];12;0)*[.L$6]*[.$A11]" office:value-type="float" office:value="48.0683028260446" calcext:value-type="float">
            <text:p>48</text:p>
          </table:table-cell>
          <table:table-cell table:style-name="ce18" table:formula="of:=VLOOKUP([.M$1];[$'weapon parameters'.$A:.$M];[.$B$54]+0;0)+VLOOKUP([.M$1];[$'weapon parameters'.$A:.$M];[.$B$54]+3;0)*[.$A57]+VLOOKUP([.$A$7];[$'weapon parameters'.$A$17:.$M$20];12;0)*[.M$6]*[.$A11]" office:value-type="float" office:value="47.3775068753637" calcext:value-type="float">
            <text:p>47</text:p>
          </table:table-cell>
          <table:table-cell table:style-name="ce18" table:formula="of:=VLOOKUP([.N$1];[$'weapon parameters'.$A:.$M];[.$B$54]+0;0)+VLOOKUP([.N$1];[$'weapon parameters'.$A:.$M];[.$B$54]+3;0)*[.$A57]+VLOOKUP([.$A$7];[$'weapon parameters'.$A$17:.$M$20];12;0)*[.N$6]*[.$A11]" office:value-type="float" office:value="48.1726060975458" calcext:value-type="float">
            <text:p>48</text:p>
          </table:table-cell>
          <table:table-cell table:style-name="ce18" table:formula="of:=VLOOKUP([.O$1];[$'weapon parameters'.$A:.$M];[.$B$54]+0;0)+VLOOKUP([.O$1];[$'weapon parameters'.$A:.$M];[.$B$54]+3;0)*[.$A57]+VLOOKUP([.$A$7];[$'weapon parameters'.$A$17:.$M$20];12;0)*[.O$6]*[.$A11]" office:value-type="float" office:value="48.3486307332359" calcext:value-type="float">
            <text:p>48</text:p>
          </table:table-cell>
          <table:table-cell table:style-name="ce18" table:formula="of:=VLOOKUP([.P$1];[$'weapon parameters'.$A:.$M];[.$B$54]+0;0)+VLOOKUP([.P$1];[$'weapon parameters'.$A:.$M];[.$B$54]+3;0)*[.$A57]+VLOOKUP([.$A$7];[$'weapon parameters'.$A$17:.$M$20];12;0)*[.P$6]*[.$A11]" office:value-type="float" office:value="47.0434208364457" calcext:value-type="float">
            <text:p>47</text:p>
          </table:table-cell>
          <table:table-cell table:style-name="ce18" table:formula="of:=VLOOKUP([.Q$1];[$'weapon parameters'.$A:.$M];[.$B$54]+0;0)+VLOOKUP([.Q$1];[$'weapon parameters'.$A:.$M];[.$B$54]+3;0)*[.$A57]+VLOOKUP([.$A$7];[$'weapon parameters'.$A$17:.$M$20];12;0)*[.Q$6]*[.$A11]" office:value-type="float" office:value="46.9112933666037" calcext:value-type="float">
            <text:p>47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formula="of:=VLOOKUP([.B$1];[$'weapon parameters'.$A:.$M];[.$B$54]+0;0)+VLOOKUP([.B$1];[$'weapon parameters'.$A:.$M];[.$B$54]+3;0)*[.$A58]+VLOOKUP([.$A$7];[$'weapon parameters'.$A$17:.$M$20];12;0)*[.B$6]*[.$A12]" office:value-type="float" office:value="58.9448495303902" calcext:value-type="float">
            <text:p>59</text:p>
          </table:table-cell>
          <table:table-cell table:style-name="ce18" table:formula="of:=VLOOKUP([.C$1];[$'weapon parameters'.$A:.$M];[.$B$54]+0;0)+VLOOKUP([.C$1];[$'weapon parameters'.$A:.$M];[.$B$54]+3;0)*[.$A58]+VLOOKUP([.$A$7];[$'weapon parameters'.$A$17:.$M$20];12;0)*[.C$6]*[.$A12]" office:value-type="float" office:value="58.9436166532957" calcext:value-type="float">
            <text:p>59</text:p>
          </table:table-cell>
          <table:table-cell table:style-name="ce18" table:formula="of:=VLOOKUP([.D$1];[$'weapon parameters'.$A:.$M];[.$B$54]+0;0)+VLOOKUP([.D$1];[$'weapon parameters'.$A:.$M];[.$B$54]+3;0)*[.$A58]+VLOOKUP([.$A$7];[$'weapon parameters'.$A$17:.$M$20];12;0)*[.D$6]*[.$A12]" office:value-type="float" office:value="59.4983216284724" calcext:value-type="float">
            <text:p>59</text:p>
          </table:table-cell>
          <table:table-cell table:style-name="ce18" table:formula="of:=VLOOKUP([.E$1];[$'weapon parameters'.$A:.$M];[.$B$54]+0;0)+VLOOKUP([.E$1];[$'weapon parameters'.$A:.$M];[.$B$54]+3;0)*[.$A58]+VLOOKUP([.$A$7];[$'weapon parameters'.$A$17:.$M$20];12;0)*[.E$6]*[.$A12]" office:value-type="float" office:value="56.8329552014727" calcext:value-type="float">
            <text:p>57</text:p>
          </table:table-cell>
          <table:table-cell table:style-name="ce18" table:formula="of:=VLOOKUP([.F$1];[$'weapon parameters'.$A:.$M];[.$B$54]+0;0)+VLOOKUP([.F$1];[$'weapon parameters'.$A:.$M];[.$B$54]+3;0)*[.$A58]+VLOOKUP([.$A$7];[$'weapon parameters'.$A$17:.$M$20];12;0)*[.F$6]*[.$A12]" office:value-type="float" office:value="58.0413481618056" calcext:value-type="float">
            <text:p>58</text:p>
          </table:table-cell>
          <table:table-cell table:style-name="ce18" table:formula="of:=VLOOKUP([.G$1];[$'weapon parameters'.$A:.$M];[.$B$54]+0;0)+VLOOKUP([.G$1];[$'weapon parameters'.$A:.$M];[.$B$54]+3;0)*[.$A58]+VLOOKUP([.$A$7];[$'weapon parameters'.$A$17:.$M$20];12;0)*[.G$6]*[.$A12]" office:value-type="float" office:value="58.4250025188207" calcext:value-type="float">
            <text:p>58</text:p>
          </table:table-cell>
          <table:table-cell table:style-name="ce18" table:formula="of:=VLOOKUP([.H$1];[$'weapon parameters'.$A:.$M];[.$B$54]+0;0)+VLOOKUP([.H$1];[$'weapon parameters'.$A:.$M];[.$B$54]+3;0)*[.$A58]+VLOOKUP([.$A$7];[$'weapon parameters'.$A$17:.$M$20];12;0)*[.H$6]*[.$A12]" office:value-type="float" office:value="57.9455545174893" calcext:value-type="float">
            <text:p>58</text:p>
          </table:table-cell>
          <table:table-cell table:style-name="ce18" table:formula="of:=VLOOKUP([.I$1];[$'weapon parameters'.$A:.$M];[.$B$54]+0;0)+VLOOKUP([.I$1];[$'weapon parameters'.$A:.$M];[.$B$54]+3;0)*[.$A58]+VLOOKUP([.$A$7];[$'weapon parameters'.$A$17:.$M$20];12;0)*[.I$6]*[.$A12]" office:value-type="float" office:value="55.7421919520825" calcext:value-type="float">
            <text:p>56</text:p>
          </table:table-cell>
          <table:table-cell table:style-name="ce18" table:formula="of:=VLOOKUP([.J$1];[$'weapon parameters'.$A:.$M];[.$B$54]+0;0)+VLOOKUP([.J$1];[$'weapon parameters'.$A:.$M];[.$B$54]+3;0)*[.$A58]+VLOOKUP([.$A$7];[$'weapon parameters'.$A$17:.$M$20];12;0)*[.J$6]*[.$A12]" office:value-type="float" office:value="51.4501288138953" calcext:value-type="float">
            <text:p>51</text:p>
          </table:table-cell>
          <table:table-cell table:style-name="ce18" table:formula="of:=VLOOKUP([.K$1];[$'weapon parameters'.$A:.$M];[.$B$54]+0;0)+VLOOKUP([.K$1];[$'weapon parameters'.$A:.$M];[.$B$54]+3;0)*[.$A58]+VLOOKUP([.$A$7];[$'weapon parameters'.$A$17:.$M$20];12;0)*[.K$6]*[.$A12]" office:value-type="float" office:value="58.5611078380828" calcext:value-type="float">
            <text:p>59</text:p>
          </table:table-cell>
          <table:table-cell table:style-name="ce18" table:formula="of:=VLOOKUP([.L$1];[$'weapon parameters'.$A:.$M];[.$B$54]+0;0)+VLOOKUP([.L$1];[$'weapon parameters'.$A:.$M];[.$B$54]+3;0)*[.$A58]+VLOOKUP([.$A$7];[$'weapon parameters'.$A$17:.$M$20];12;0)*[.L$6]*[.$A12]" office:value-type="float" office:value="57.1024542390669" calcext:value-type="float">
            <text:p>57</text:p>
          </table:table-cell>
          <table:table-cell table:style-name="ce18" table:formula="of:=VLOOKUP([.M$1];[$'weapon parameters'.$A:.$M];[.$B$54]+0;0)+VLOOKUP([.M$1];[$'weapon parameters'.$A:.$M];[.$B$54]+3;0)*[.$A58]+VLOOKUP([.$A$7];[$'weapon parameters'.$A$17:.$M$20];12;0)*[.M$6]*[.$A12]" office:value-type="float" office:value="56.0662603130455" calcext:value-type="float">
            <text:p>56</text:p>
          </table:table-cell>
          <table:table-cell table:style-name="ce18" table:formula="of:=VLOOKUP([.N$1];[$'weapon parameters'.$A:.$M];[.$B$54]+0;0)+VLOOKUP([.N$1];[$'weapon parameters'.$A:.$M];[.$B$54]+3;0)*[.$A58]+VLOOKUP([.$A$7];[$'weapon parameters'.$A$17:.$M$20];12;0)*[.N$6]*[.$A12]" office:value-type="float" office:value="57.2589091463186" calcext:value-type="float">
            <text:p>57</text:p>
          </table:table-cell>
          <table:table-cell table:style-name="ce18" table:formula="of:=VLOOKUP([.O$1];[$'weapon parameters'.$A:.$M];[.$B$54]+0;0)+VLOOKUP([.O$1];[$'weapon parameters'.$A:.$M];[.$B$54]+3;0)*[.$A58]+VLOOKUP([.$A$7];[$'weapon parameters'.$A$17:.$M$20];12;0)*[.O$6]*[.$A12]" office:value-type="float" office:value="57.5229460998539" calcext:value-type="float">
            <text:p>58</text:p>
          </table:table-cell>
          <table:table-cell table:style-name="ce18" table:formula="of:=VLOOKUP([.P$1];[$'weapon parameters'.$A:.$M];[.$B$54]+0;0)+VLOOKUP([.P$1];[$'weapon parameters'.$A:.$M];[.$B$54]+3;0)*[.$A58]+VLOOKUP([.$A$7];[$'weapon parameters'.$A$17:.$M$20];12;0)*[.P$6]*[.$A12]" office:value-type="float" office:value="55.5651312546685" calcext:value-type="float">
            <text:p>56</text:p>
          </table:table-cell>
          <table:table-cell table:style-name="ce18" table:formula="of:=VLOOKUP([.Q$1];[$'weapon parameters'.$A:.$M];[.$B$54]+0;0)+VLOOKUP([.Q$1];[$'weapon parameters'.$A:.$M];[.$B$54]+3;0)*[.$A58]+VLOOKUP([.$A$7];[$'weapon parameters'.$A$17:.$M$20];12;0)*[.Q$6]*[.$A12]" office:value-type="float" office:value="55.3669400499055" calcext:value-type="float">
            <text:p>55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formula="of:=VLOOKUP([.B$1];[$'weapon parameters'.$A:.$M];[.$B$54]+0;0)+VLOOKUP([.B$1];[$'weapon parameters'.$A:.$M];[.$B$54]+3;0)*[.$A59]+VLOOKUP([.$A$7];[$'weapon parameters'.$A$17:.$M$20];12;0)*[.B$6]*[.$A13]" office:value-type="float" office:value="68.5931327071869" calcext:value-type="float">
            <text:p>69</text:p>
          </table:table-cell>
          <table:table-cell table:style-name="ce18" table:formula="of:=VLOOKUP([.C$1];[$'weapon parameters'.$A:.$M];[.$B$54]+0;0)+VLOOKUP([.C$1];[$'weapon parameters'.$A:.$M];[.$B$54]+3;0)*[.$A59]+VLOOKUP([.$A$7];[$'weapon parameters'.$A$17:.$M$20];12;0)*[.C$6]*[.$A13]" office:value-type="float" office:value="68.5914888710609" calcext:value-type="float">
            <text:p>69</text:p>
          </table:table-cell>
          <table:table-cell table:style-name="ce18" table:formula="of:=VLOOKUP([.D$1];[$'weapon parameters'.$A:.$M];[.$B$54]+0;0)+VLOOKUP([.D$1];[$'weapon parameters'.$A:.$M];[.$B$54]+3;0)*[.$A59]+VLOOKUP([.$A$7];[$'weapon parameters'.$A$17:.$M$20];12;0)*[.D$6]*[.$A13]" office:value-type="float" office:value="69.3310955046299" calcext:value-type="float">
            <text:p>69</text:p>
          </table:table-cell>
          <table:table-cell table:style-name="ce18" table:formula="of:=VLOOKUP([.E$1];[$'weapon parameters'.$A:.$M];[.$B$54]+0;0)+VLOOKUP([.E$1];[$'weapon parameters'.$A:.$M];[.$B$54]+3;0)*[.$A59]+VLOOKUP([.$A$7];[$'weapon parameters'.$A$17:.$M$20];12;0)*[.E$6]*[.$A13]" office:value-type="float" office:value="65.7772736019636" calcext:value-type="float">
            <text:p>66</text:p>
          </table:table-cell>
          <table:table-cell table:style-name="ce18" table:formula="of:=VLOOKUP([.F$1];[$'weapon parameters'.$A:.$M];[.$B$54]+0;0)+VLOOKUP([.F$1];[$'weapon parameters'.$A:.$M];[.$B$54]+3;0)*[.$A59]+VLOOKUP([.$A$7];[$'weapon parameters'.$A$17:.$M$20];12;0)*[.F$6]*[.$A13]" office:value-type="float" office:value="67.3884642157408" calcext:value-type="float">
            <text:p>67</text:p>
          </table:table-cell>
          <table:table-cell table:style-name="ce18" table:formula="of:=VLOOKUP([.G$1];[$'weapon parameters'.$A:.$M];[.$B$54]+0;0)+VLOOKUP([.G$1];[$'weapon parameters'.$A:.$M];[.$B$54]+3;0)*[.$A59]+VLOOKUP([.$A$7];[$'weapon parameters'.$A$17:.$M$20];12;0)*[.G$6]*[.$A13]" office:value-type="float" office:value="67.9000033584276" calcext:value-type="float">
            <text:p>68</text:p>
          </table:table-cell>
          <table:table-cell table:style-name="ce18" table:formula="of:=VLOOKUP([.H$1];[$'weapon parameters'.$A:.$M];[.$B$54]+0;0)+VLOOKUP([.H$1];[$'weapon parameters'.$A:.$M];[.$B$54]+3;0)*[.$A59]+VLOOKUP([.$A$7];[$'weapon parameters'.$A$17:.$M$20];12;0)*[.H$6]*[.$A13]" office:value-type="float" office:value="67.2607393566524" calcext:value-type="float">
            <text:p>67</text:p>
          </table:table-cell>
          <table:table-cell table:style-name="ce18" table:formula="of:=VLOOKUP([.I$1];[$'weapon parameters'.$A:.$M];[.$B$54]+0;0)+VLOOKUP([.I$1];[$'weapon parameters'.$A:.$M];[.$B$54]+3;0)*[.$A59]+VLOOKUP([.$A$7];[$'weapon parameters'.$A$17:.$M$20];12;0)*[.I$6]*[.$A13]" office:value-type="float" office:value="64.3229226027767" calcext:value-type="float">
            <text:p>64</text:p>
          </table:table-cell>
          <table:table-cell table:style-name="ce18" table:formula="of:=VLOOKUP([.J$1];[$'weapon parameters'.$A:.$M];[.$B$54]+0;0)+VLOOKUP([.J$1];[$'weapon parameters'.$A:.$M];[.$B$54]+3;0)*[.$A59]+VLOOKUP([.$A$7];[$'weapon parameters'.$A$17:.$M$20];12;0)*[.J$6]*[.$A13]" office:value-type="float" office:value="58.6001717518604" calcext:value-type="float">
            <text:p>59</text:p>
          </table:table-cell>
          <table:table-cell table:style-name="ce18" table:formula="of:=VLOOKUP([.K$1];[$'weapon parameters'.$A:.$M];[.$B$54]+0;0)+VLOOKUP([.K$1];[$'weapon parameters'.$A:.$M];[.$B$54]+3;0)*[.$A59]+VLOOKUP([.$A$7];[$'weapon parameters'.$A$17:.$M$20];12;0)*[.K$6]*[.$A13]" office:value-type="float" office:value="68.0814771174437" calcext:value-type="float">
            <text:p>68</text:p>
          </table:table-cell>
          <table:table-cell table:style-name="ce18" table:formula="of:=VLOOKUP([.L$1];[$'weapon parameters'.$A:.$M];[.$B$54]+0;0)+VLOOKUP([.L$1];[$'weapon parameters'.$A:.$M];[.$B$54]+3;0)*[.$A59]+VLOOKUP([.$A$7];[$'weapon parameters'.$A$17:.$M$20];12;0)*[.L$6]*[.$A13]" office:value-type="float" office:value="66.1366056520892" calcext:value-type="float">
            <text:p>66</text:p>
          </table:table-cell>
          <table:table-cell table:style-name="ce18" table:formula="of:=VLOOKUP([.M$1];[$'weapon parameters'.$A:.$M];[.$B$54]+0;0)+VLOOKUP([.M$1];[$'weapon parameters'.$A:.$M];[.$B$54]+3;0)*[.$A59]+VLOOKUP([.$A$7];[$'weapon parameters'.$A$17:.$M$20];12;0)*[.M$6]*[.$A13]" office:value-type="float" office:value="64.7550137507273" calcext:value-type="float">
            <text:p>65</text:p>
          </table:table-cell>
          <table:table-cell table:style-name="ce18" table:formula="of:=VLOOKUP([.N$1];[$'weapon parameters'.$A:.$M];[.$B$54]+0;0)+VLOOKUP([.N$1];[$'weapon parameters'.$A:.$M];[.$B$54]+3;0)*[.$A59]+VLOOKUP([.$A$7];[$'weapon parameters'.$A$17:.$M$20];12;0)*[.N$6]*[.$A13]" office:value-type="float" office:value="66.3452121950915" calcext:value-type="float">
            <text:p>66</text:p>
          </table:table-cell>
          <table:table-cell table:style-name="ce18" table:formula="of:=VLOOKUP([.O$1];[$'weapon parameters'.$A:.$M];[.$B$54]+0;0)+VLOOKUP([.O$1];[$'weapon parameters'.$A:.$M];[.$B$54]+3;0)*[.$A59]+VLOOKUP([.$A$7];[$'weapon parameters'.$A$17:.$M$20];12;0)*[.O$6]*[.$A13]" office:value-type="float" office:value="66.6972614664718" calcext:value-type="float">
            <text:p>67</text:p>
          </table:table-cell>
          <table:table-cell table:style-name="ce18" table:formula="of:=VLOOKUP([.P$1];[$'weapon parameters'.$A:.$M];[.$B$54]+0;0)+VLOOKUP([.P$1];[$'weapon parameters'.$A:.$M];[.$B$54]+3;0)*[.$A59]+VLOOKUP([.$A$7];[$'weapon parameters'.$A$17:.$M$20];12;0)*[.P$6]*[.$A13]" office:value-type="float" office:value="64.0868416728913" calcext:value-type="float">
            <text:p>64</text:p>
          </table:table-cell>
          <table:table-cell table:style-name="ce18" table:formula="of:=VLOOKUP([.Q$1];[$'weapon parameters'.$A:.$M];[.$B$54]+0;0)+VLOOKUP([.Q$1];[$'weapon parameters'.$A:.$M];[.$B$54]+3;0)*[.$A59]+VLOOKUP([.$A$7];[$'weapon parameters'.$A$17:.$M$20];12;0)*[.Q$6]*[.$A13]" office:value-type="float" office:value="63.8225867332074" calcext:value-type="float">
            <text:p>64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table:formula="of:=VLOOKUP([.B$1];[$'weapon parameters'.$A:.$M];[.$B$54]+0;0)+VLOOKUP([.B$1];[$'weapon parameters'.$A:.$M];[.$B$54]+3;0)*[.$A60]+VLOOKUP([.$A$7];[$'weapon parameters'.$A$17:.$M$20];12;0)*[.B$6]*[.$A14]" office:value-type="float" office:value="78.2414158839836" calcext:value-type="float">
            <text:p>78</text:p>
          </table:table-cell>
          <table:table-cell table:style-name="ce18" table:formula="of:=VLOOKUP([.C$1];[$'weapon parameters'.$A:.$M];[.$B$54]+0;0)+VLOOKUP([.C$1];[$'weapon parameters'.$A:.$M];[.$B$54]+3;0)*[.$A60]+VLOOKUP([.$A$7];[$'weapon parameters'.$A$17:.$M$20];12;0)*[.C$6]*[.$A14]" office:value-type="float" office:value="78.2393610888261" calcext:value-type="float">
            <text:p>78</text:p>
          </table:table-cell>
          <table:table-cell table:style-name="ce18" table:formula="of:=VLOOKUP([.D$1];[$'weapon parameters'.$A:.$M];[.$B$54]+0;0)+VLOOKUP([.D$1];[$'weapon parameters'.$A:.$M];[.$B$54]+3;0)*[.$A60]+VLOOKUP([.$A$7];[$'weapon parameters'.$A$17:.$M$20];12;0)*[.D$6]*[.$A14]" office:value-type="float" office:value="79.1638693807874" calcext:value-type="float">
            <text:p>79</text:p>
          </table:table-cell>
          <table:table-cell table:style-name="ce18" table:formula="of:=VLOOKUP([.E$1];[$'weapon parameters'.$A:.$M];[.$B$54]+0;0)+VLOOKUP([.E$1];[$'weapon parameters'.$A:.$M];[.$B$54]+3;0)*[.$A60]+VLOOKUP([.$A$7];[$'weapon parameters'.$A$17:.$M$20];12;0)*[.E$6]*[.$A14]" office:value-type="float" office:value="74.7215920024545" calcext:value-type="float">
            <text:p>75</text:p>
          </table:table-cell>
          <table:table-cell table:style-name="ce18" table:formula="of:=VLOOKUP([.F$1];[$'weapon parameters'.$A:.$M];[.$B$54]+0;0)+VLOOKUP([.F$1];[$'weapon parameters'.$A:.$M];[.$B$54]+3;0)*[.$A60]+VLOOKUP([.$A$7];[$'weapon parameters'.$A$17:.$M$20];12;0)*[.F$6]*[.$A14]" office:value-type="float" office:value="76.7355802696761" calcext:value-type="float">
            <text:p>77</text:p>
          </table:table-cell>
          <table:table-cell table:style-name="ce18" table:formula="of:=VLOOKUP([.G$1];[$'weapon parameters'.$A:.$M];[.$B$54]+0;0)+VLOOKUP([.G$1];[$'weapon parameters'.$A:.$M];[.$B$54]+3;0)*[.$A60]+VLOOKUP([.$A$7];[$'weapon parameters'.$A$17:.$M$20];12;0)*[.G$6]*[.$A14]" office:value-type="float" office:value="77.3750041980346" calcext:value-type="float">
            <text:p>77</text:p>
          </table:table-cell>
          <table:table-cell table:style-name="ce18" table:formula="of:=VLOOKUP([.H$1];[$'weapon parameters'.$A:.$M];[.$B$54]+0;0)+VLOOKUP([.H$1];[$'weapon parameters'.$A:.$M];[.$B$54]+3;0)*[.$A60]+VLOOKUP([.$A$7];[$'weapon parameters'.$A$17:.$M$20];12;0)*[.H$6]*[.$A14]" office:value-type="float" office:value="76.5759241958156" calcext:value-type="float">
            <text:p>77</text:p>
          </table:table-cell>
          <table:table-cell table:style-name="ce18" table:formula="of:=VLOOKUP([.I$1];[$'weapon parameters'.$A:.$M];[.$B$54]+0;0)+VLOOKUP([.I$1];[$'weapon parameters'.$A:.$M];[.$B$54]+3;0)*[.$A60]+VLOOKUP([.$A$7];[$'weapon parameters'.$A$17:.$M$20];12;0)*[.I$6]*[.$A14]" office:value-type="float" office:value="72.9036532534709" calcext:value-type="float">
            <text:p>73</text:p>
          </table:table-cell>
          <table:table-cell table:style-name="ce18" table:formula="of:=VLOOKUP([.J$1];[$'weapon parameters'.$A:.$M];[.$B$54]+0;0)+VLOOKUP([.J$1];[$'weapon parameters'.$A:.$M];[.$B$54]+3;0)*[.$A60]+VLOOKUP([.$A$7];[$'weapon parameters'.$A$17:.$M$20];12;0)*[.J$6]*[.$A14]" office:value-type="float" office:value="65.7502146898254" calcext:value-type="float">
            <text:p>66</text:p>
          </table:table-cell>
          <table:table-cell table:style-name="ce18" table:formula="of:=VLOOKUP([.K$1];[$'weapon parameters'.$A:.$M];[.$B$54]+0;0)+VLOOKUP([.K$1];[$'weapon parameters'.$A:.$M];[.$B$54]+3;0)*[.$A60]+VLOOKUP([.$A$7];[$'weapon parameters'.$A$17:.$M$20];12;0)*[.K$6]*[.$A14]" office:value-type="float" office:value="77.6018463968047" calcext:value-type="float">
            <text:p>78</text:p>
          </table:table-cell>
          <table:table-cell table:style-name="ce18" table:formula="of:=VLOOKUP([.L$1];[$'weapon parameters'.$A:.$M];[.$B$54]+0;0)+VLOOKUP([.L$1];[$'weapon parameters'.$A:.$M];[.$B$54]+3;0)*[.$A60]+VLOOKUP([.$A$7];[$'weapon parameters'.$A$17:.$M$20];12;0)*[.L$6]*[.$A14]" office:value-type="float" office:value="75.1707570651115" calcext:value-type="float">
            <text:p>75</text:p>
          </table:table-cell>
          <table:table-cell table:style-name="ce18" table:formula="of:=VLOOKUP([.M$1];[$'weapon parameters'.$A:.$M];[.$B$54]+0;0)+VLOOKUP([.M$1];[$'weapon parameters'.$A:.$M];[.$B$54]+3;0)*[.$A60]+VLOOKUP([.$A$7];[$'weapon parameters'.$A$17:.$M$20];12;0)*[.M$6]*[.$A14]" office:value-type="float" office:value="73.4437671884092" calcext:value-type="float">
            <text:p>73</text:p>
          </table:table-cell>
          <table:table-cell table:style-name="ce18" table:formula="of:=VLOOKUP([.N$1];[$'weapon parameters'.$A:.$M];[.$B$54]+0;0)+VLOOKUP([.N$1];[$'weapon parameters'.$A:.$M];[.$B$54]+3;0)*[.$A60]+VLOOKUP([.$A$7];[$'weapon parameters'.$A$17:.$M$20];12;0)*[.N$6]*[.$A14]" office:value-type="float" office:value="75.4315152438644" calcext:value-type="float">
            <text:p>75</text:p>
          </table:table-cell>
          <table:table-cell table:style-name="ce18" table:formula="of:=VLOOKUP([.O$1];[$'weapon parameters'.$A:.$M];[.$B$54]+0;0)+VLOOKUP([.O$1];[$'weapon parameters'.$A:.$M];[.$B$54]+3;0)*[.$A60]+VLOOKUP([.$A$7];[$'weapon parameters'.$A$17:.$M$20];12;0)*[.O$6]*[.$A14]" office:value-type="float" office:value="75.8715768330898" calcext:value-type="float">
            <text:p>76</text:p>
          </table:table-cell>
          <table:table-cell table:style-name="ce18" table:formula="of:=VLOOKUP([.P$1];[$'weapon parameters'.$A:.$M];[.$B$54]+0;0)+VLOOKUP([.P$1];[$'weapon parameters'.$A:.$M];[.$B$54]+3;0)*[.$A60]+VLOOKUP([.$A$7];[$'weapon parameters'.$A$17:.$M$20];12;0)*[.P$6]*[.$A14]" office:value-type="float" office:value="72.6085520911142" calcext:value-type="float">
            <text:p>73</text:p>
          </table:table-cell>
          <table:table-cell table:style-name="ce18" table:formula="of:=VLOOKUP([.Q$1];[$'weapon parameters'.$A:.$M];[.$B$54]+0;0)+VLOOKUP([.Q$1];[$'weapon parameters'.$A:.$M];[.$B$54]+3;0)*[.$A60]+VLOOKUP([.$A$7];[$'weapon parameters'.$A$17:.$M$20];12;0)*[.Q$6]*[.$A14]" office:value-type="float" office:value="72.2782334165092" calcext:value-type="float">
            <text:p>72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table:formula="of:=VLOOKUP([.B$1];[$'weapon parameters'.$A:.$M];[.$B$54]+0;0)+VLOOKUP([.B$1];[$'weapon parameters'.$A:.$M];[.$B$54]+3;0)*[.$A61]+VLOOKUP([.$A$7];[$'weapon parameters'.$A$17:.$M$20];12;0)*[.B$6]*[.$A15]" office:value-type="float" office:value="87.8896990607803" calcext:value-type="float">
            <text:p>88</text:p>
          </table:table-cell>
          <table:table-cell table:style-name="ce18" table:formula="of:=VLOOKUP([.C$1];[$'weapon parameters'.$A:.$M];[.$B$54]+0;0)+VLOOKUP([.C$1];[$'weapon parameters'.$A:.$M];[.$B$54]+3;0)*[.$A61]+VLOOKUP([.$A$7];[$'weapon parameters'.$A$17:.$M$20];12;0)*[.C$6]*[.$A15]" office:value-type="float" office:value="87.8872333065913" calcext:value-type="float">
            <text:p>88</text:p>
          </table:table-cell>
          <table:table-cell table:style-name="ce18" table:formula="of:=VLOOKUP([.D$1];[$'weapon parameters'.$A:.$M];[.$B$54]+0;0)+VLOOKUP([.D$1];[$'weapon parameters'.$A:.$M];[.$B$54]+3;0)*[.$A61]+VLOOKUP([.$A$7];[$'weapon parameters'.$A$17:.$M$20];12;0)*[.D$6]*[.$A15]" office:value-type="float" office:value="88.9966432569448" calcext:value-type="float">
            <text:p>89</text:p>
          </table:table-cell>
          <table:table-cell table:style-name="ce18" table:formula="of:=VLOOKUP([.E$1];[$'weapon parameters'.$A:.$M];[.$B$54]+0;0)+VLOOKUP([.E$1];[$'weapon parameters'.$A:.$M];[.$B$54]+3;0)*[.$A61]+VLOOKUP([.$A$7];[$'weapon parameters'.$A$17:.$M$20];12;0)*[.E$6]*[.$A15]" office:value-type="float" office:value="83.6659104029454" calcext:value-type="float">
            <text:p>84</text:p>
          </table:table-cell>
          <table:table-cell table:style-name="ce18" table:formula="of:=VLOOKUP([.F$1];[$'weapon parameters'.$A:.$M];[.$B$54]+0;0)+VLOOKUP([.F$1];[$'weapon parameters'.$A:.$M];[.$B$54]+3;0)*[.$A61]+VLOOKUP([.$A$7];[$'weapon parameters'.$A$17:.$M$20];12;0)*[.F$6]*[.$A15]" office:value-type="float" office:value="86.0826963236113" calcext:value-type="float">
            <text:p>86</text:p>
          </table:table-cell>
          <table:table-cell table:style-name="ce18" table:formula="of:=VLOOKUP([.G$1];[$'weapon parameters'.$A:.$M];[.$B$54]+0;0)+VLOOKUP([.G$1];[$'weapon parameters'.$A:.$M];[.$B$54]+3;0)*[.$A61]+VLOOKUP([.$A$7];[$'weapon parameters'.$A$17:.$M$20];12;0)*[.G$6]*[.$A15]" office:value-type="float" office:value="86.8500050376415" calcext:value-type="float">
            <text:p>87</text:p>
          </table:table-cell>
          <table:table-cell table:style-name="ce18" table:formula="of:=VLOOKUP([.H$1];[$'weapon parameters'.$A:.$M];[.$B$54]+0;0)+VLOOKUP([.H$1];[$'weapon parameters'.$A:.$M];[.$B$54]+3;0)*[.$A61]+VLOOKUP([.$A$7];[$'weapon parameters'.$A$17:.$M$20];12;0)*[.H$6]*[.$A15]" office:value-type="float" office:value="85.8911090349787" calcext:value-type="float">
            <text:p>86</text:p>
          </table:table-cell>
          <table:table-cell table:style-name="ce18" table:formula="of:=VLOOKUP([.I$1];[$'weapon parameters'.$A:.$M];[.$B$54]+0;0)+VLOOKUP([.I$1];[$'weapon parameters'.$A:.$M];[.$B$54]+3;0)*[.$A61]+VLOOKUP([.$A$7];[$'weapon parameters'.$A$17:.$M$20];12;0)*[.I$6]*[.$A15]" office:value-type="float" office:value="81.4843839041651" calcext:value-type="float">
            <text:p>81</text:p>
          </table:table-cell>
          <table:table-cell table:style-name="ce18" table:formula="of:=VLOOKUP([.J$1];[$'weapon parameters'.$A:.$M];[.$B$54]+0;0)+VLOOKUP([.J$1];[$'weapon parameters'.$A:.$M];[.$B$54]+3;0)*[.$A61]+VLOOKUP([.$A$7];[$'weapon parameters'.$A$17:.$M$20];12;0)*[.J$6]*[.$A15]" office:value-type="float" office:value="72.9002576277905" calcext:value-type="float">
            <text:p>73</text:p>
          </table:table-cell>
          <table:table-cell table:style-name="ce18" table:formula="of:=VLOOKUP([.K$1];[$'weapon parameters'.$A:.$M];[.$B$54]+0;0)+VLOOKUP([.K$1];[$'weapon parameters'.$A:.$M];[.$B$54]+3;0)*[.$A61]+VLOOKUP([.$A$7];[$'weapon parameters'.$A$17:.$M$20];12;0)*[.K$6]*[.$A15]" office:value-type="float" office:value="87.1222156761656" calcext:value-type="float">
            <text:p>87</text:p>
          </table:table-cell>
          <table:table-cell table:style-name="ce18" table:formula="of:=VLOOKUP([.L$1];[$'weapon parameters'.$A:.$M];[.$B$54]+0;0)+VLOOKUP([.L$1];[$'weapon parameters'.$A:.$M];[.$B$54]+3;0)*[.$A61]+VLOOKUP([.$A$7];[$'weapon parameters'.$A$17:.$M$20];12;0)*[.L$6]*[.$A15]" office:value-type="float" office:value="84.2049084781338" calcext:value-type="float">
            <text:p>84</text:p>
          </table:table-cell>
          <table:table-cell table:style-name="ce18" table:formula="of:=VLOOKUP([.M$1];[$'weapon parameters'.$A:.$M];[.$B$54]+0;0)+VLOOKUP([.M$1];[$'weapon parameters'.$A:.$M];[.$B$54]+3;0)*[.$A61]+VLOOKUP([.$A$7];[$'weapon parameters'.$A$17:.$M$20];12;0)*[.M$6]*[.$A15]" office:value-type="float" office:value="82.132520626091" calcext:value-type="float">
            <text:p>82</text:p>
          </table:table-cell>
          <table:table-cell table:style-name="ce18" table:formula="of:=VLOOKUP([.N$1];[$'weapon parameters'.$A:.$M];[.$B$54]+0;0)+VLOOKUP([.N$1];[$'weapon parameters'.$A:.$M];[.$B$54]+3;0)*[.$A61]+VLOOKUP([.$A$7];[$'weapon parameters'.$A$17:.$M$20];12;0)*[.N$6]*[.$A15]" office:value-type="float" office:value="84.5178182926373" calcext:value-type="float">
            <text:p>85</text:p>
          </table:table-cell>
          <table:table-cell table:style-name="ce18" table:formula="of:=VLOOKUP([.O$1];[$'weapon parameters'.$A:.$M];[.$B$54]+0;0)+VLOOKUP([.O$1];[$'weapon parameters'.$A:.$M];[.$B$54]+3;0)*[.$A61]+VLOOKUP([.$A$7];[$'weapon parameters'.$A$17:.$M$20];12;0)*[.O$6]*[.$A15]" office:value-type="float" office:value="85.0458921997077" calcext:value-type="float">
            <text:p>85</text:p>
          </table:table-cell>
          <table:table-cell table:style-name="ce18" table:formula="of:=VLOOKUP([.P$1];[$'weapon parameters'.$A:.$M];[.$B$54]+0;0)+VLOOKUP([.P$1];[$'weapon parameters'.$A:.$M];[.$B$54]+3;0)*[.$A61]+VLOOKUP([.$A$7];[$'weapon parameters'.$A$17:.$M$20];12;0)*[.P$6]*[.$A15]" office:value-type="float" office:value="81.130262509337" calcext:value-type="float">
            <text:p>81</text:p>
          </table:table-cell>
          <table:table-cell table:style-name="ce18" table:formula="of:=VLOOKUP([.Q$1];[$'weapon parameters'.$A:.$M];[.$B$54]+0;0)+VLOOKUP([.Q$1];[$'weapon parameters'.$A:.$M];[.$B$54]+3;0)*[.$A61]+VLOOKUP([.$A$7];[$'weapon parameters'.$A$17:.$M$20];12;0)*[.Q$6]*[.$A15]" office:value-type="float" office:value="80.7338800998111" calcext:value-type="float">
            <text:p>81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table:formula="of:=VLOOKUP([.B$1];[$'weapon parameters'.$A:.$M];[.$B$54]+0;0)+VLOOKUP([.B$1];[$'weapon parameters'.$A:.$M];[.$B$54]+3;0)*[.$A62]+VLOOKUP([.$A$7];[$'weapon parameters'.$A$17:.$M$20];12;0)*[.B$6]*[.$A16]" office:value-type="float" office:value="97.537982237577" calcext:value-type="float">
            <text:p>98</text:p>
          </table:table-cell>
          <table:table-cell table:style-name="ce18" table:formula="of:=VLOOKUP([.C$1];[$'weapon parameters'.$A:.$M];[.$B$54]+0;0)+VLOOKUP([.C$1];[$'weapon parameters'.$A:.$M];[.$B$54]+3;0)*[.$A62]+VLOOKUP([.$A$7];[$'weapon parameters'.$A$17:.$M$20];12;0)*[.C$6]*[.$A16]" office:value-type="float" office:value="97.5351055243565" calcext:value-type="float">
            <text:p>98</text:p>
          </table:table-cell>
          <table:table-cell table:style-name="ce18" table:formula="of:=VLOOKUP([.D$1];[$'weapon parameters'.$A:.$M];[.$B$54]+0;0)+VLOOKUP([.D$1];[$'weapon parameters'.$A:.$M];[.$B$54]+3;0)*[.$A62]+VLOOKUP([.$A$7];[$'weapon parameters'.$A$17:.$M$20];12;0)*[.D$6]*[.$A16]" office:value-type="float" office:value="98.8294171331023" calcext:value-type="float">
            <text:p>99</text:p>
          </table:table-cell>
          <table:table-cell table:style-name="ce18" table:formula="of:=VLOOKUP([.E$1];[$'weapon parameters'.$A:.$M];[.$B$54]+0;0)+VLOOKUP([.E$1];[$'weapon parameters'.$A:.$M];[.$B$54]+3;0)*[.$A62]+VLOOKUP([.$A$7];[$'weapon parameters'.$A$17:.$M$20];12;0)*[.E$6]*[.$A16]" office:value-type="float" office:value="92.6102288034363" calcext:value-type="float">
            <text:p>93</text:p>
          </table:table-cell>
          <table:table-cell table:style-name="ce18" table:formula="of:=VLOOKUP([.F$1];[$'weapon parameters'.$A:.$M];[.$B$54]+0;0)+VLOOKUP([.F$1];[$'weapon parameters'.$A:.$M];[.$B$54]+3;0)*[.$A62]+VLOOKUP([.$A$7];[$'weapon parameters'.$A$17:.$M$20];12;0)*[.F$6]*[.$A16]" office:value-type="float" office:value="95.4298123775465" calcext:value-type="float">
            <text:p>95</text:p>
          </table:table-cell>
          <table:table-cell table:style-name="ce18" table:formula="of:=VLOOKUP([.G$1];[$'weapon parameters'.$A:.$M];[.$B$54]+0;0)+VLOOKUP([.G$1];[$'weapon parameters'.$A:.$M];[.$B$54]+3;0)*[.$A62]+VLOOKUP([.$A$7];[$'weapon parameters'.$A$17:.$M$20];12;0)*[.G$6]*[.$A16]" office:value-type="float" office:value="96.3250058772484" calcext:value-type="float">
            <text:p>96</text:p>
          </table:table-cell>
          <table:table-cell table:style-name="ce18" table:formula="of:=VLOOKUP([.H$1];[$'weapon parameters'.$A:.$M];[.$B$54]+0;0)+VLOOKUP([.H$1];[$'weapon parameters'.$A:.$M];[.$B$54]+3;0)*[.$A62]+VLOOKUP([.$A$7];[$'weapon parameters'.$A$17:.$M$20];12;0)*[.H$6]*[.$A16]" office:value-type="float" office:value="95.2062938741418" calcext:value-type="float">
            <text:p>95</text:p>
          </table:table-cell>
          <table:table-cell table:style-name="ce18" table:formula="of:=VLOOKUP([.I$1];[$'weapon parameters'.$A:.$M];[.$B$54]+0;0)+VLOOKUP([.I$1];[$'weapon parameters'.$A:.$M];[.$B$54]+3;0)*[.$A62]+VLOOKUP([.$A$7];[$'weapon parameters'.$A$17:.$M$20];12;0)*[.I$6]*[.$A16]" office:value-type="float" office:value="90.0651145548593" calcext:value-type="float">
            <text:p>90</text:p>
          </table:table-cell>
          <table:table-cell table:style-name="ce18" table:formula="of:=VLOOKUP([.J$1];[$'weapon parameters'.$A:.$M];[.$B$54]+0;0)+VLOOKUP([.J$1];[$'weapon parameters'.$A:.$M];[.$B$54]+3;0)*[.$A62]+VLOOKUP([.$A$7];[$'weapon parameters'.$A$17:.$M$20];12;0)*[.J$6]*[.$A16]" office:value-type="float" office:value="80.0503005657556" calcext:value-type="float">
            <text:p>80</text:p>
          </table:table-cell>
          <table:table-cell table:style-name="ce18" table:formula="of:=VLOOKUP([.K$1];[$'weapon parameters'.$A:.$M];[.$B$54]+0;0)+VLOOKUP([.K$1];[$'weapon parameters'.$A:.$M];[.$B$54]+3;0)*[.$A62]+VLOOKUP([.$A$7];[$'weapon parameters'.$A$17:.$M$20];12;0)*[.K$6]*[.$A16]" office:value-type="float" office:value="96.6425849555265" calcext:value-type="float">
            <text:p>97</text:p>
          </table:table-cell>
          <table:table-cell table:style-name="ce18" table:formula="of:=VLOOKUP([.L$1];[$'weapon parameters'.$A:.$M];[.$B$54]+0;0)+VLOOKUP([.L$1];[$'weapon parameters'.$A:.$M];[.$B$54]+3;0)*[.$A62]+VLOOKUP([.$A$7];[$'weapon parameters'.$A$17:.$M$20];12;0)*[.L$6]*[.$A16]" office:value-type="float" office:value="93.2390598911561" calcext:value-type="float">
            <text:p>93</text:p>
          </table:table-cell>
          <table:table-cell table:style-name="ce18" table:formula="of:=VLOOKUP([.M$1];[$'weapon parameters'.$A:.$M];[.$B$54]+0;0)+VLOOKUP([.M$1];[$'weapon parameters'.$A:.$M];[.$B$54]+3;0)*[.$A62]+VLOOKUP([.$A$7];[$'weapon parameters'.$A$17:.$M$20];12;0)*[.M$6]*[.$A16]" office:value-type="float" office:value="90.8212740637728" calcext:value-type="float">
            <text:p>91</text:p>
          </table:table-cell>
          <table:table-cell table:style-name="ce18" table:formula="of:=VLOOKUP([.N$1];[$'weapon parameters'.$A:.$M];[.$B$54]+0;0)+VLOOKUP([.N$1];[$'weapon parameters'.$A:.$M];[.$B$54]+3;0)*[.$A62]+VLOOKUP([.$A$7];[$'weapon parameters'.$A$17:.$M$20];12;0)*[.N$6]*[.$A16]" office:value-type="float" office:value="93.6041213414102" calcext:value-type="float">
            <text:p>94</text:p>
          </table:table-cell>
          <table:table-cell table:style-name="ce18" table:formula="of:=VLOOKUP([.O$1];[$'weapon parameters'.$A:.$M];[.$B$54]+0;0)+VLOOKUP([.O$1];[$'weapon parameters'.$A:.$M];[.$B$54]+3;0)*[.$A62]+VLOOKUP([.$A$7];[$'weapon parameters'.$A$17:.$M$20];12;0)*[.O$6]*[.$A16]" office:value-type="float" office:value="94.2202075663257" calcext:value-type="float">
            <text:p>94</text:p>
          </table:table-cell>
          <table:table-cell table:style-name="ce18" table:formula="of:=VLOOKUP([.P$1];[$'weapon parameters'.$A:.$M];[.$B$54]+0;0)+VLOOKUP([.P$1];[$'weapon parameters'.$A:.$M];[.$B$54]+3;0)*[.$A62]+VLOOKUP([.$A$7];[$'weapon parameters'.$A$17:.$M$20];12;0)*[.P$6]*[.$A16]" office:value-type="float" office:value="89.6519729275598" calcext:value-type="float">
            <text:p>90</text:p>
          </table:table-cell>
          <table:table-cell table:style-name="ce18" table:formula="of:=VLOOKUP([.Q$1];[$'weapon parameters'.$A:.$M];[.$B$54]+0;0)+VLOOKUP([.Q$1];[$'weapon parameters'.$A:.$M];[.$B$54]+3;0)*[.$A62]+VLOOKUP([.$A$7];[$'weapon parameters'.$A$17:.$M$20];12;0)*[.Q$6]*[.$A16]" office:value-type="float" office:value="89.1895267831129" calcext:value-type="float">
            <text:p>89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table:formula="of:=VLOOKUP([.B$1];[$'weapon parameters'.$A:.$M];[.$B$54]+0;0)+VLOOKUP([.B$1];[$'weapon parameters'.$A:.$M];[.$B$54]+3;0)*[.$A63]+VLOOKUP([.$A$7];[$'weapon parameters'.$A$17:.$M$20];12;0)*[.B$6]*[.$A17]" office:value-type="float" office:value="107.186265414374" calcext:value-type="float">
            <text:p>107</text:p>
          </table:table-cell>
          <table:table-cell table:style-name="ce18" table:formula="of:=VLOOKUP([.C$1];[$'weapon parameters'.$A:.$M];[.$B$54]+0;0)+VLOOKUP([.C$1];[$'weapon parameters'.$A:.$M];[.$B$54]+3;0)*[.$A63]+VLOOKUP([.$A$7];[$'weapon parameters'.$A$17:.$M$20];12;0)*[.C$6]*[.$A17]" office:value-type="float" office:value="107.182977742122" calcext:value-type="float">
            <text:p>107</text:p>
          </table:table-cell>
          <table:table-cell table:style-name="ce18" table:formula="of:=VLOOKUP([.D$1];[$'weapon parameters'.$A:.$M];[.$B$54]+0;0)+VLOOKUP([.D$1];[$'weapon parameters'.$A:.$M];[.$B$54]+3;0)*[.$A63]+VLOOKUP([.$A$7];[$'weapon parameters'.$A$17:.$M$20];12;0)*[.D$6]*[.$A17]" office:value-type="float" office:value="108.66219100926" calcext:value-type="float">
            <text:p>109</text:p>
          </table:table-cell>
          <table:table-cell table:style-name="ce18" table:formula="of:=VLOOKUP([.E$1];[$'weapon parameters'.$A:.$M];[.$B$54]+0;0)+VLOOKUP([.E$1];[$'weapon parameters'.$A:.$M];[.$B$54]+3;0)*[.$A63]+VLOOKUP([.$A$7];[$'weapon parameters'.$A$17:.$M$20];12;0)*[.E$6]*[.$A17]" office:value-type="float" office:value="101.554547203927" calcext:value-type="float">
            <text:p>102</text:p>
          </table:table-cell>
          <table:table-cell table:style-name="ce18" table:formula="of:=VLOOKUP([.F$1];[$'weapon parameters'.$A:.$M];[.$B$54]+0;0)+VLOOKUP([.F$1];[$'weapon parameters'.$A:.$M];[.$B$54]+3;0)*[.$A63]+VLOOKUP([.$A$7];[$'weapon parameters'.$A$17:.$M$20];12;0)*[.F$6]*[.$A17]" office:value-type="float" office:value="104.776928431482" calcext:value-type="float">
            <text:p>105</text:p>
          </table:table-cell>
          <table:table-cell table:style-name="ce18" table:formula="of:=VLOOKUP([.G$1];[$'weapon parameters'.$A:.$M];[.$B$54]+0;0)+VLOOKUP([.G$1];[$'weapon parameters'.$A:.$M];[.$B$54]+3;0)*[.$A63]+VLOOKUP([.$A$7];[$'weapon parameters'.$A$17:.$M$20];12;0)*[.G$6]*[.$A17]" office:value-type="float" office:value="105.800006716855" calcext:value-type="float">
            <text:p>106</text:p>
          </table:table-cell>
          <table:table-cell table:style-name="ce18" table:formula="of:=VLOOKUP([.H$1];[$'weapon parameters'.$A:.$M];[.$B$54]+0;0)+VLOOKUP([.H$1];[$'weapon parameters'.$A:.$M];[.$B$54]+3;0)*[.$A63]+VLOOKUP([.$A$7];[$'weapon parameters'.$A$17:.$M$20];12;0)*[.H$6]*[.$A17]" office:value-type="float" office:value="104.521478713305" calcext:value-type="float">
            <text:p>105</text:p>
          </table:table-cell>
          <table:table-cell table:style-name="ce18" table:formula="of:=VLOOKUP([.I$1];[$'weapon parameters'.$A:.$M];[.$B$54]+0;0)+VLOOKUP([.I$1];[$'weapon parameters'.$A:.$M];[.$B$54]+3;0)*[.$A63]+VLOOKUP([.$A$7];[$'weapon parameters'.$A$17:.$M$20];12;0)*[.I$6]*[.$A17]" office:value-type="float" office:value="98.6458452055534" calcext:value-type="float">
            <text:p>99</text:p>
          </table:table-cell>
          <table:table-cell table:style-name="ce18" table:formula="of:=VLOOKUP([.J$1];[$'weapon parameters'.$A:.$M];[.$B$54]+0;0)+VLOOKUP([.J$1];[$'weapon parameters'.$A:.$M];[.$B$54]+3;0)*[.$A63]+VLOOKUP([.$A$7];[$'weapon parameters'.$A$17:.$M$20];12;0)*[.J$6]*[.$A17]" office:value-type="float" office:value="87.2003435037207" calcext:value-type="float">
            <text:p>87</text:p>
          </table:table-cell>
          <table:table-cell table:style-name="ce18" table:formula="of:=VLOOKUP([.K$1];[$'weapon parameters'.$A:.$M];[.$B$54]+0;0)+VLOOKUP([.K$1];[$'weapon parameters'.$A:.$M];[.$B$54]+3;0)*[.$A63]+VLOOKUP([.$A$7];[$'weapon parameters'.$A$17:.$M$20];12;0)*[.K$6]*[.$A17]" office:value-type="float" office:value="106.162954234887" calcext:value-type="float">
            <text:p>106</text:p>
          </table:table-cell>
          <table:table-cell table:style-name="ce18" table:formula="of:=VLOOKUP([.L$1];[$'weapon parameters'.$A:.$M];[.$B$54]+0;0)+VLOOKUP([.L$1];[$'weapon parameters'.$A:.$M];[.$B$54]+3;0)*[.$A63]+VLOOKUP([.$A$7];[$'weapon parameters'.$A$17:.$M$20];12;0)*[.L$6]*[.$A17]" office:value-type="float" office:value="102.273211304178" calcext:value-type="float">
            <text:p>102</text:p>
          </table:table-cell>
          <table:table-cell table:style-name="ce18" table:formula="of:=VLOOKUP([.M$1];[$'weapon parameters'.$A:.$M];[.$B$54]+0;0)+VLOOKUP([.M$1];[$'weapon parameters'.$A:.$M];[.$B$54]+3;0)*[.$A63]+VLOOKUP([.$A$7];[$'weapon parameters'.$A$17:.$M$20];12;0)*[.M$6]*[.$A17]" office:value-type="float" office:value="99.5100275014546" calcext:value-type="float">
            <text:p>100</text:p>
          </table:table-cell>
          <table:table-cell table:style-name="ce18" table:formula="of:=VLOOKUP([.N$1];[$'weapon parameters'.$A:.$M];[.$B$54]+0;0)+VLOOKUP([.N$1];[$'weapon parameters'.$A:.$M];[.$B$54]+3;0)*[.$A63]+VLOOKUP([.$A$7];[$'weapon parameters'.$A$17:.$M$20];12;0)*[.N$6]*[.$A17]" office:value-type="float" office:value="102.690424390183" calcext:value-type="float">
            <text:p>103</text:p>
          </table:table-cell>
          <table:table-cell table:style-name="ce18" table:formula="of:=VLOOKUP([.O$1];[$'weapon parameters'.$A:.$M];[.$B$54]+0;0)+VLOOKUP([.O$1];[$'weapon parameters'.$A:.$M];[.$B$54]+3;0)*[.$A63]+VLOOKUP([.$A$7];[$'weapon parameters'.$A$17:.$M$20];12;0)*[.O$6]*[.$A17]" office:value-type="float" office:value="103.394522932944" calcext:value-type="float">
            <text:p>103</text:p>
          </table:table-cell>
          <table:table-cell table:style-name="ce18" table:formula="of:=VLOOKUP([.P$1];[$'weapon parameters'.$A:.$M];[.$B$54]+0;0)+VLOOKUP([.P$1];[$'weapon parameters'.$A:.$M];[.$B$54]+3;0)*[.$A63]+VLOOKUP([.$A$7];[$'weapon parameters'.$A$17:.$M$20];12;0)*[.P$6]*[.$A17]" office:value-type="float" office:value="98.1736833457826" calcext:value-type="float">
            <text:p>98</text:p>
          </table:table-cell>
          <table:table-cell table:style-name="ce18" table:formula="of:=VLOOKUP([.Q$1];[$'weapon parameters'.$A:.$M];[.$B$54]+0;0)+VLOOKUP([.Q$1];[$'weapon parameters'.$A:.$M];[.$B$54]+3;0)*[.$A63]+VLOOKUP([.$A$7];[$'weapon parameters'.$A$17:.$M$20];12;0)*[.Q$6]*[.$A17]" office:value-type="float" office:value="97.6451734664148" calcext:value-type="float">
            <text:p>98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table:formula="of:=VLOOKUP([.B$1];[$'weapon parameters'.$A:.$M];[.$B$54]+0;0)+VLOOKUP([.B$1];[$'weapon parameters'.$A:.$M];[.$B$54]+3;0)*[.$A64]+VLOOKUP([.$A$7];[$'weapon parameters'.$A$17:.$M$20];12;0)*[.B$6]*[.$A18]" office:value-type="float" office:value="116.83454859117" calcext:value-type="float">
            <text:p>117</text:p>
          </table:table-cell>
          <table:table-cell table:style-name="ce18" table:formula="of:=VLOOKUP([.C$1];[$'weapon parameters'.$A:.$M];[.$B$54]+0;0)+VLOOKUP([.C$1];[$'weapon parameters'.$A:.$M];[.$B$54]+3;0)*[.$A64]+VLOOKUP([.$A$7];[$'weapon parameters'.$A$17:.$M$20];12;0)*[.C$6]*[.$A18]" office:value-type="float" office:value="116.830849959887" calcext:value-type="float">
            <text:p>117</text:p>
          </table:table-cell>
          <table:table-cell table:style-name="ce18" table:formula="of:=VLOOKUP([.D$1];[$'weapon parameters'.$A:.$M];[.$B$54]+0;0)+VLOOKUP([.D$1];[$'weapon parameters'.$A:.$M];[.$B$54]+3;0)*[.$A64]+VLOOKUP([.$A$7];[$'weapon parameters'.$A$17:.$M$20];12;0)*[.D$6]*[.$A18]" office:value-type="float" office:value="118.494964885417" calcext:value-type="float">
            <text:p>118</text:p>
          </table:table-cell>
          <table:table-cell table:style-name="ce18" table:formula="of:=VLOOKUP([.E$1];[$'weapon parameters'.$A:.$M];[.$B$54]+0;0)+VLOOKUP([.E$1];[$'weapon parameters'.$A:.$M];[.$B$54]+3;0)*[.$A64]+VLOOKUP([.$A$7];[$'weapon parameters'.$A$17:.$M$20];12;0)*[.E$6]*[.$A18]" office:value-type="float" office:value="110.498865604418" calcext:value-type="float">
            <text:p>110</text:p>
          </table:table-cell>
          <table:table-cell table:style-name="ce18" table:formula="of:=VLOOKUP([.F$1];[$'weapon parameters'.$A:.$M];[.$B$54]+0;0)+VLOOKUP([.F$1];[$'weapon parameters'.$A:.$M];[.$B$54]+3;0)*[.$A64]+VLOOKUP([.$A$7];[$'weapon parameters'.$A$17:.$M$20];12;0)*[.F$6]*[.$A18]" office:value-type="float" office:value="114.124044485417" calcext:value-type="float">
            <text:p>114</text:p>
          </table:table-cell>
          <table:table-cell table:style-name="ce18" table:formula="of:=VLOOKUP([.G$1];[$'weapon parameters'.$A:.$M];[.$B$54]+0;0)+VLOOKUP([.G$1];[$'weapon parameters'.$A:.$M];[.$B$54]+3;0)*[.$A64]+VLOOKUP([.$A$7];[$'weapon parameters'.$A$17:.$M$20];12;0)*[.G$6]*[.$A18]" office:value-type="float" office:value="115.275007556462" calcext:value-type="float">
            <text:p>115</text:p>
          </table:table-cell>
          <table:table-cell table:style-name="ce18" table:formula="of:=VLOOKUP([.H$1];[$'weapon parameters'.$A:.$M];[.$B$54]+0;0)+VLOOKUP([.H$1];[$'weapon parameters'.$A:.$M];[.$B$54]+3;0)*[.$A64]+VLOOKUP([.$A$7];[$'weapon parameters'.$A$17:.$M$20];12;0)*[.H$6]*[.$A18]" office:value-type="float" office:value="113.836663552468" calcext:value-type="float">
            <text:p>114</text:p>
          </table:table-cell>
          <table:table-cell table:style-name="ce18" table:formula="of:=VLOOKUP([.I$1];[$'weapon parameters'.$A:.$M];[.$B$54]+0;0)+VLOOKUP([.I$1];[$'weapon parameters'.$A:.$M];[.$B$54]+3;0)*[.$A64]+VLOOKUP([.$A$7];[$'weapon parameters'.$A$17:.$M$20];12;0)*[.I$6]*[.$A18]" office:value-type="float" office:value="107.226575856248" calcext:value-type="float">
            <text:p>107</text:p>
          </table:table-cell>
          <table:table-cell table:style-name="ce18" table:formula="of:=VLOOKUP([.J$1];[$'weapon parameters'.$A:.$M];[.$B$54]+0;0)+VLOOKUP([.J$1];[$'weapon parameters'.$A:.$M];[.$B$54]+3;0)*[.$A64]+VLOOKUP([.$A$7];[$'weapon parameters'.$A$17:.$M$20];12;0)*[.J$6]*[.$A18]" office:value-type="float" office:value="94.3503864416858" calcext:value-type="float">
            <text:p>94</text:p>
          </table:table-cell>
          <table:table-cell table:style-name="ce18" table:formula="of:=VLOOKUP([.K$1];[$'weapon parameters'.$A:.$M];[.$B$54]+0;0)+VLOOKUP([.K$1];[$'weapon parameters'.$A:.$M];[.$B$54]+3;0)*[.$A64]+VLOOKUP([.$A$7];[$'weapon parameters'.$A$17:.$M$20];12;0)*[.K$6]*[.$A18]" office:value-type="float" office:value="115.683323514248" calcext:value-type="float">
            <text:p>116</text:p>
          </table:table-cell>
          <table:table-cell table:style-name="ce18" table:formula="of:=VLOOKUP([.L$1];[$'weapon parameters'.$A:.$M];[.$B$54]+0;0)+VLOOKUP([.L$1];[$'weapon parameters'.$A:.$M];[.$B$54]+3;0)*[.$A64]+VLOOKUP([.$A$7];[$'weapon parameters'.$A$17:.$M$20];12;0)*[.L$6]*[.$A18]" office:value-type="float" office:value="111.307362717201" calcext:value-type="float">
            <text:p>111</text:p>
          </table:table-cell>
          <table:table-cell table:style-name="ce18" table:formula="of:=VLOOKUP([.M$1];[$'weapon parameters'.$A:.$M];[.$B$54]+0;0)+VLOOKUP([.M$1];[$'weapon parameters'.$A:.$M];[.$B$54]+3;0)*[.$A64]+VLOOKUP([.$A$7];[$'weapon parameters'.$A$17:.$M$20];12;0)*[.M$6]*[.$A18]" office:value-type="float" office:value="108.198780939136" calcext:value-type="float">
            <text:p>108</text:p>
          </table:table-cell>
          <table:table-cell table:style-name="ce18" table:formula="of:=VLOOKUP([.N$1];[$'weapon parameters'.$A:.$M];[.$B$54]+0;0)+VLOOKUP([.N$1];[$'weapon parameters'.$A:.$M];[.$B$54]+3;0)*[.$A64]+VLOOKUP([.$A$7];[$'weapon parameters'.$A$17:.$M$20];12;0)*[.N$6]*[.$A18]" office:value-type="float" office:value="111.776727438956" calcext:value-type="float">
            <text:p>112</text:p>
          </table:table-cell>
          <table:table-cell table:style-name="ce18" table:formula="of:=VLOOKUP([.O$1];[$'weapon parameters'.$A:.$M];[.$B$54]+0;0)+VLOOKUP([.O$1];[$'weapon parameters'.$A:.$M];[.$B$54]+3;0)*[.$A64]+VLOOKUP([.$A$7];[$'weapon parameters'.$A$17:.$M$20];12;0)*[.O$6]*[.$A18]" office:value-type="float" office:value="112.568838299562" calcext:value-type="float">
            <text:p>113</text:p>
          </table:table-cell>
          <table:table-cell table:style-name="ce18" table:formula="of:=VLOOKUP([.P$1];[$'weapon parameters'.$A:.$M];[.$B$54]+0;0)+VLOOKUP([.P$1];[$'weapon parameters'.$A:.$M];[.$B$54]+3;0)*[.$A64]+VLOOKUP([.$A$7];[$'weapon parameters'.$A$17:.$M$20];12;0)*[.P$6]*[.$A18]" office:value-type="float" office:value="106.695393764005" calcext:value-type="float">
            <text:p>107</text:p>
          </table:table-cell>
          <table:table-cell table:style-name="ce18" table:formula="of:=VLOOKUP([.Q$1];[$'weapon parameters'.$A:.$M];[.$B$54]+0;0)+VLOOKUP([.Q$1];[$'weapon parameters'.$A:.$M];[.$B$54]+3;0)*[.$A64]+VLOOKUP([.$A$7];[$'weapon parameters'.$A$17:.$M$20];12;0)*[.Q$6]*[.$A18]" office:value-type="float" office:value="106.100820149717" calcext:value-type="float">
            <text:p>106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VLOOKUP([.B$1];[$'weapon parameters'.$A:.$M];[.$B$54]+0;0)+VLOOKUP([.B$1];[$'weapon parameters'.$A:.$M];[.$B$54]+3;0)*[.$A65]+VLOOKUP([.$A$7];[$'weapon parameters'.$A$17:.$M$20];12;0)*[.B$6]*[.$A19]" office:value-type="float" office:value="126.482831767967" calcext:value-type="float">
            <text:p>126</text:p>
          </table:table-cell>
          <table:table-cell table:style-name="ce18" table:formula="of:=VLOOKUP([.C$1];[$'weapon parameters'.$A:.$M];[.$B$54]+0;0)+VLOOKUP([.C$1];[$'weapon parameters'.$A:.$M];[.$B$54]+3;0)*[.$A65]+VLOOKUP([.$A$7];[$'weapon parameters'.$A$17:.$M$20];12;0)*[.C$6]*[.$A19]" office:value-type="float" office:value="126.478722177652" calcext:value-type="float">
            <text:p>126</text:p>
          </table:table-cell>
          <table:table-cell table:style-name="ce18" table:formula="of:=VLOOKUP([.D$1];[$'weapon parameters'.$A:.$M];[.$B$54]+0;0)+VLOOKUP([.D$1];[$'weapon parameters'.$A:.$M];[.$B$54]+3;0)*[.$A65]+VLOOKUP([.$A$7];[$'weapon parameters'.$A$17:.$M$20];12;0)*[.D$6]*[.$A19]" office:value-type="float" office:value="128.327738761575" calcext:value-type="float">
            <text:p>128</text:p>
          </table:table-cell>
          <table:table-cell table:style-name="ce18" table:formula="of:=VLOOKUP([.E$1];[$'weapon parameters'.$A:.$M];[.$B$54]+0;0)+VLOOKUP([.E$1];[$'weapon parameters'.$A:.$M];[.$B$54]+3;0)*[.$A65]+VLOOKUP([.$A$7];[$'weapon parameters'.$A$17:.$M$20];12;0)*[.E$6]*[.$A19]" office:value-type="float" office:value="119.443184004909" calcext:value-type="float">
            <text:p>119</text:p>
          </table:table-cell>
          <table:table-cell table:style-name="ce18" table:formula="of:=VLOOKUP([.F$1];[$'weapon parameters'.$A:.$M];[.$B$54]+0;0)+VLOOKUP([.F$1];[$'weapon parameters'.$A:.$M];[.$B$54]+3;0)*[.$A65]+VLOOKUP([.$A$7];[$'weapon parameters'.$A$17:.$M$20];12;0)*[.F$6]*[.$A19]" office:value-type="float" office:value="123.471160539352" calcext:value-type="float">
            <text:p>123</text:p>
          </table:table-cell>
          <table:table-cell table:style-name="ce18" table:formula="of:=VLOOKUP([.G$1];[$'weapon parameters'.$A:.$M];[.$B$54]+0;0)+VLOOKUP([.G$1];[$'weapon parameters'.$A:.$M];[.$B$54]+3;0)*[.$A65]+VLOOKUP([.$A$7];[$'weapon parameters'.$A$17:.$M$20];12;0)*[.G$6]*[.$A19]" office:value-type="float" office:value="124.750008396069" calcext:value-type="float">
            <text:p>125</text:p>
          </table:table-cell>
          <table:table-cell table:style-name="ce18" table:formula="of:=VLOOKUP([.H$1];[$'weapon parameters'.$A:.$M];[.$B$54]+0;0)+VLOOKUP([.H$1];[$'weapon parameters'.$A:.$M];[.$B$54]+3;0)*[.$A65]+VLOOKUP([.$A$7];[$'weapon parameters'.$A$17:.$M$20];12;0)*[.H$6]*[.$A19]" office:value-type="float" office:value="123.151848391631" calcext:value-type="float">
            <text:p>123</text:p>
          </table:table-cell>
          <table:table-cell table:style-name="ce18" table:formula="of:=VLOOKUP([.I$1];[$'weapon parameters'.$A:.$M];[.$B$54]+0;0)+VLOOKUP([.I$1];[$'weapon parameters'.$A:.$M];[.$B$54]+3;0)*[.$A65]+VLOOKUP([.$A$7];[$'weapon parameters'.$A$17:.$M$20];12;0)*[.I$6]*[.$A19]" office:value-type="float" office:value="115.807306506942" calcext:value-type="float">
            <text:p>116</text:p>
          </table:table-cell>
          <table:table-cell table:style-name="ce18" table:formula="of:=VLOOKUP([.J$1];[$'weapon parameters'.$A:.$M];[.$B$54]+0;0)+VLOOKUP([.J$1];[$'weapon parameters'.$A:.$M];[.$B$54]+3;0)*[.$A65]+VLOOKUP([.$A$7];[$'weapon parameters'.$A$17:.$M$20];12;0)*[.J$6]*[.$A19]" office:value-type="float" office:value="101.500429379651" calcext:value-type="float">
            <text:p>102</text:p>
          </table:table-cell>
          <table:table-cell table:style-name="ce18" table:formula="of:=VLOOKUP([.K$1];[$'weapon parameters'.$A:.$M];[.$B$54]+0;0)+VLOOKUP([.K$1];[$'weapon parameters'.$A:.$M];[.$B$54]+3;0)*[.$A65]+VLOOKUP([.$A$7];[$'weapon parameters'.$A$17:.$M$20];12;0)*[.K$6]*[.$A19]" office:value-type="float" office:value="125.203692793609" calcext:value-type="float">
            <text:p>125</text:p>
          </table:table-cell>
          <table:table-cell table:style-name="ce18" table:formula="of:=VLOOKUP([.L$1];[$'weapon parameters'.$A:.$M];[.$B$54]+0;0)+VLOOKUP([.L$1];[$'weapon parameters'.$A:.$M];[.$B$54]+3;0)*[.$A65]+VLOOKUP([.$A$7];[$'weapon parameters'.$A$17:.$M$20];12;0)*[.L$6]*[.$A19]" office:value-type="float" office:value="120.341514130223" calcext:value-type="float">
            <text:p>120</text:p>
          </table:table-cell>
          <table:table-cell table:style-name="ce18" table:formula="of:=VLOOKUP([.M$1];[$'weapon parameters'.$A:.$M];[.$B$54]+0;0)+VLOOKUP([.M$1];[$'weapon parameters'.$A:.$M];[.$B$54]+3;0)*[.$A65]+VLOOKUP([.$A$7];[$'weapon parameters'.$A$17:.$M$20];12;0)*[.M$6]*[.$A19]" office:value-type="float" office:value="116.887534376818" calcext:value-type="float">
            <text:p>117</text:p>
          </table:table-cell>
          <table:table-cell table:style-name="ce18" table:formula="of:=VLOOKUP([.N$1];[$'weapon parameters'.$A:.$M];[.$B$54]+0;0)+VLOOKUP([.N$1];[$'weapon parameters'.$A:.$M];[.$B$54]+3;0)*[.$A65]+VLOOKUP([.$A$7];[$'weapon parameters'.$A$17:.$M$20];12;0)*[.N$6]*[.$A19]" office:value-type="float" office:value="120.863030487729" calcext:value-type="float">
            <text:p>121</text:p>
          </table:table-cell>
          <table:table-cell table:style-name="ce18" table:formula="of:=VLOOKUP([.O$1];[$'weapon parameters'.$A:.$M];[.$B$54]+0;0)+VLOOKUP([.O$1];[$'weapon parameters'.$A:.$M];[.$B$54]+3;0)*[.$A65]+VLOOKUP([.$A$7];[$'weapon parameters'.$A$17:.$M$20];12;0)*[.O$6]*[.$A19]" office:value-type="float" office:value="121.74315366618" calcext:value-type="float">
            <text:p>122</text:p>
          </table:table-cell>
          <table:table-cell table:style-name="ce18" table:formula="of:=VLOOKUP([.P$1];[$'weapon parameters'.$A:.$M];[.$B$54]+0;0)+VLOOKUP([.P$1];[$'weapon parameters'.$A:.$M];[.$B$54]+3;0)*[.$A65]+VLOOKUP([.$A$7];[$'weapon parameters'.$A$17:.$M$20];12;0)*[.P$6]*[.$A19]" office:value-type="float" office:value="115.217104182228" calcext:value-type="float">
            <text:p>115</text:p>
          </table:table-cell>
          <table:table-cell table:style-name="ce18" table:formula="of:=VLOOKUP([.Q$1];[$'weapon parameters'.$A:.$M];[.$B$54]+0;0)+VLOOKUP([.Q$1];[$'weapon parameters'.$A:.$M];[.$B$54]+3;0)*[.$A65]+VLOOKUP([.$A$7];[$'weapon parameters'.$A$17:.$M$20];12;0)*[.Q$6]*[.$A19]" office:value-type="float" office:value="114.556466833018" calcext:value-type="float">
            <text:p>11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1</text:p>
          </table:table-cell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table:formula="of:=VLOOKUP([.B$1];[$'weapon parameters'.$A:.$M];[.$B$54]+6;0)+VLOOKUP([.B$1];[$'weapon parameters'.$A:.$M];[.$B$54]+9;0)*[.B$4]*[.$A67]" office:value-type="float" office:value="2.10304643643894" calcext:value-type="float">
            <text:p>2</text:p>
          </table:table-cell>
          <table:table-cell table:style-name="ce18" table:formula="of:=VLOOKUP([.C$1];[$'weapon parameters'.$A:.$M];[.$B$54]+6;0)+VLOOKUP([.C$1];[$'weapon parameters'.$A:.$M];[.$B$54]+9;0)*[.C$4]*[.$A67]" office:value-type="float" office:value="12.1042527102493" calcext:value-type="float">
            <text:p>12</text:p>
          </table:table-cell>
          <table:table-cell table:style-name="ce18" table:formula="of:=VLOOKUP([.D$1];[$'weapon parameters'.$A:.$M];[.$B$54]+6;0)+VLOOKUP([.D$1];[$'weapon parameters'.$A:.$M];[.$B$54]+9;0)*[.D$4]*[.$A67]" office:value-type="float" office:value="40" calcext:value-type="float">
            <text:p>40</text:p>
          </table:table-cell>
          <table:table-cell table:style-name="ce18" table:formula="of:=VLOOKUP([.E$1];[$'weapon parameters'.$A:.$M];[.$B$54]+6;0)+VLOOKUP([.E$1];[$'weapon parameters'.$A:.$M];[.$B$54]+9;0)*[.E$4]*[.$A67]" office:value-type="float" office:value="3.57763437824626" calcext:value-type="float">
            <text:p>4</text:p>
          </table:table-cell>
          <table:table-cell table:style-name="ce18" table:formula="of:=VLOOKUP([.F$1];[$'weapon parameters'.$A:.$M];[.$B$54]+6;0)+VLOOKUP([.F$1];[$'weapon parameters'.$A:.$M];[.$B$54]+9;0)*[.F$4]*[.$A67]" office:value-type="float" office:value="20" calcext:value-type="float">
            <text:p>20</text:p>
          </table:table-cell>
          <table:table-cell table:style-name="ce18" table:formula="of:=VLOOKUP([.G$1];[$'weapon parameters'.$A:.$M];[.$B$54]+6;0)+VLOOKUP([.G$1];[$'weapon parameters'.$A:.$M];[.$B$54]+9;0)*[.G$4]*[.$A67]" office:value-type="float" office:value="20" calcext:value-type="float">
            <text:p>20</text:p>
          </table:table-cell>
          <table:table-cell table:style-name="ce18" table:formula="of:=VLOOKUP([.H$1];[$'weapon parameters'.$A:.$M];[.$B$54]+6;0)+VLOOKUP([.H$1];[$'weapon parameters'.$A:.$M];[.$B$54]+9;0)*[.H$4]*[.$A67]" office:value-type="float" office:value="12.9095518733689" calcext:value-type="float">
            <text:p>13</text:p>
          </table:table-cell>
          <table:table-cell table:style-name="ce18" table:formula="of:=VLOOKUP([.I$1];[$'weapon parameters'.$A:.$M];[.$B$54]+6;0)+VLOOKUP([.I$1];[$'weapon parameters'.$A:.$M];[.$B$54]+9;0)*[.I$4]*[.$A67]" office:value-type="float" office:value="4.1082209483123" calcext:value-type="float">
            <text:p>4</text:p>
          </table:table-cell>
          <table:table-cell table:style-name="ce18" table:formula="of:=VLOOKUP([.J$1];[$'weapon parameters'.$A:.$M];[.$B$54]+6;0)+VLOOKUP([.J$1];[$'weapon parameters'.$A:.$M];[.$B$54]+9;0)*[.J$4]*[.$A67]" office:value-type="float" office:value="20" calcext:value-type="float">
            <text:p>20</text:p>
          </table:table-cell>
          <table:table-cell table:style-name="ce18" table:formula="of:=VLOOKUP([.K$1];[$'weapon parameters'.$A:.$M];[.$B$54]+6;0)+VLOOKUP([.K$1];[$'weapon parameters'.$A:.$M];[.$B$54]+9;0)*[.K$4]*[.$A67]" office:value-type="float" office:value="40" calcext:value-type="float">
            <text:p>40</text:p>
          </table:table-cell>
          <table:table-cell table:style-name="ce18" table:formula="of:=VLOOKUP([.L$1];[$'weapon parameters'.$A:.$M];[.$B$54]+6;0)+VLOOKUP([.L$1];[$'weapon parameters'.$A:.$M];[.$B$54]+9;0)*[.L$4]*[.$A67]" office:value-type="float" office:value="13.4301354605636" calcext:value-type="float">
            <text:p>13</text:p>
          </table:table-cell>
          <table:table-cell table:style-name="ce18" table:formula="of:=VLOOKUP([.M$1];[$'weapon parameters'.$A:.$M];[.$B$54]+6;0)+VLOOKUP([.M$1];[$'weapon parameters'.$A:.$M];[.$B$54]+9;0)*[.M$4]*[.$A67]" office:value-type="float" office:value="3.47552875964757" calcext:value-type="float">
            <text:p>3</text:p>
          </table:table-cell>
          <table:table-cell table:style-name="ce18" table:formula="of:=VLOOKUP([.N$1];[$'weapon parameters'.$A:.$M];[.$B$54]+6;0)+VLOOKUP([.N$1];[$'weapon parameters'.$A:.$M];[.$B$54]+9;0)*[.N$4]*[.$A67]" office:value-type="float" office:value="20" calcext:value-type="float">
            <text:p>20</text:p>
          </table:table-cell>
          <table:table-cell table:style-name="ce18" table:formula="of:=VLOOKUP([.O$1];[$'weapon parameters'.$A:.$M];[.$B$54]+6;0)+VLOOKUP([.O$1];[$'weapon parameters'.$A:.$M];[.$B$54]+9;0)*[.O$4]*[.$A67]" office:value-type="float" office:value="20" calcext:value-type="float">
            <text:p>20</text:p>
          </table:table-cell>
          <table:table-cell table:style-name="ce18" table:formula="of:=VLOOKUP([.P$1];[$'weapon parameters'.$A:.$M];[.$B$54]+6;0)+VLOOKUP([.P$1];[$'weapon parameters'.$A:.$M];[.$B$54]+9;0)*[.P$4]*[.$A67]" office:value-type="float" office:value="40" calcext:value-type="float">
            <text:p>40</text:p>
          </table:table-cell>
          <table:table-cell table:style-name="ce18" table:formula="of:=VLOOKUP([.Q$1];[$'weapon parameters'.$A:.$M];[.$B$54]+6;0)+VLOOKUP([.Q$1];[$'weapon parameters'.$A:.$M];[.$B$54]+9;0)*[.Q$4]*[.$A67]" office:value-type="float" office:value="1.87600121580913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VLOOKUP([.B$1];[$'weapon parameters'.$A:.$M];[.$B$54]+6;0)+VLOOKUP([.B$1];[$'weapon parameters'.$A:.$M];[.$B$54]+9;0)*[.B$4]*[.$A68]" office:value-type="float" office:value="4.20609287287787" calcext:value-type="float">
            <text:p>4</text:p>
          </table:table-cell>
          <table:table-cell table:style-name="ce18" table:formula="of:=VLOOKUP([.C$1];[$'weapon parameters'.$A:.$M];[.$B$54]+6;0)+VLOOKUP([.C$1];[$'weapon parameters'.$A:.$M];[.$B$54]+9;0)*[.C$4]*[.$A68]" office:value-type="float" office:value="14.2085054204985" calcext:value-type="float">
            <text:p>14</text:p>
          </table:table-cell>
          <table:table-cell table:style-name="ce18" table:formula="of:=VLOOKUP([.D$1];[$'weapon parameters'.$A:.$M];[.$B$54]+6;0)+VLOOKUP([.D$1];[$'weapon parameters'.$A:.$M];[.$B$54]+9;0)*[.D$4]*[.$A68]" office:value-type="float" office:value="40" calcext:value-type="float">
            <text:p>40</text:p>
          </table:table-cell>
          <table:table-cell table:style-name="ce18" table:formula="of:=VLOOKUP([.E$1];[$'weapon parameters'.$A:.$M];[.$B$54]+6;0)+VLOOKUP([.E$1];[$'weapon parameters'.$A:.$M];[.$B$54]+9;0)*[.E$4]*[.$A68]" office:value-type="float" office:value="7.15526875649253" calcext:value-type="float">
            <text:p>7</text:p>
          </table:table-cell>
          <table:table-cell table:style-name="ce18" table:formula="of:=VLOOKUP([.F$1];[$'weapon parameters'.$A:.$M];[.$B$54]+6;0)+VLOOKUP([.F$1];[$'weapon parameters'.$A:.$M];[.$B$54]+9;0)*[.F$4]*[.$A68]" office:value-type="float" office:value="20" calcext:value-type="float">
            <text:p>20</text:p>
          </table:table-cell>
          <table:table-cell table:style-name="ce18" table:formula="of:=VLOOKUP([.G$1];[$'weapon parameters'.$A:.$M];[.$B$54]+6;0)+VLOOKUP([.G$1];[$'weapon parameters'.$A:.$M];[.$B$54]+9;0)*[.G$4]*[.$A68]" office:value-type="float" office:value="20" calcext:value-type="float">
            <text:p>20</text:p>
          </table:table-cell>
          <table:table-cell table:style-name="ce18" table:formula="of:=VLOOKUP([.H$1];[$'weapon parameters'.$A:.$M];[.$B$54]+6;0)+VLOOKUP([.H$1];[$'weapon parameters'.$A:.$M];[.$B$54]+9;0)*[.H$4]*[.$A68]" office:value-type="float" office:value="15.8191037467378" calcext:value-type="float">
            <text:p>16</text:p>
          </table:table-cell>
          <table:table-cell table:style-name="ce18" table:formula="of:=VLOOKUP([.I$1];[$'weapon parameters'.$A:.$M];[.$B$54]+6;0)+VLOOKUP([.I$1];[$'weapon parameters'.$A:.$M];[.$B$54]+9;0)*[.I$4]*[.$A68]" office:value-type="float" office:value="8.21644189662459" calcext:value-type="float">
            <text:p>8</text:p>
          </table:table-cell>
          <table:table-cell table:style-name="ce18" table:formula="of:=VLOOKUP([.J$1];[$'weapon parameters'.$A:.$M];[.$B$54]+6;0)+VLOOKUP([.J$1];[$'weapon parameters'.$A:.$M];[.$B$54]+9;0)*[.J$4]*[.$A68]" office:value-type="float" office:value="20" calcext:value-type="float">
            <text:p>20</text:p>
          </table:table-cell>
          <table:table-cell table:style-name="ce18" table:formula="of:=VLOOKUP([.K$1];[$'weapon parameters'.$A:.$M];[.$B$54]+6;0)+VLOOKUP([.K$1];[$'weapon parameters'.$A:.$M];[.$B$54]+9;0)*[.K$4]*[.$A68]" office:value-type="float" office:value="40" calcext:value-type="float">
            <text:p>40</text:p>
          </table:table-cell>
          <table:table-cell table:style-name="ce18" table:formula="of:=VLOOKUP([.L$1];[$'weapon parameters'.$A:.$M];[.$B$54]+6;0)+VLOOKUP([.L$1];[$'weapon parameters'.$A:.$M];[.$B$54]+9;0)*[.L$4]*[.$A68]" office:value-type="float" office:value="16.8602709211272" calcext:value-type="float">
            <text:p>17</text:p>
          </table:table-cell>
          <table:table-cell table:style-name="ce18" table:formula="of:=VLOOKUP([.M$1];[$'weapon parameters'.$A:.$M];[.$B$54]+6;0)+VLOOKUP([.M$1];[$'weapon parameters'.$A:.$M];[.$B$54]+9;0)*[.M$4]*[.$A68]" office:value-type="float" office:value="6.95105751929514" calcext:value-type="float">
            <text:p>7</text:p>
          </table:table-cell>
          <table:table-cell table:style-name="ce18" table:formula="of:=VLOOKUP([.N$1];[$'weapon parameters'.$A:.$M];[.$B$54]+6;0)+VLOOKUP([.N$1];[$'weapon parameters'.$A:.$M];[.$B$54]+9;0)*[.N$4]*[.$A68]" office:value-type="float" office:value="20" calcext:value-type="float">
            <text:p>20</text:p>
          </table:table-cell>
          <table:table-cell table:style-name="ce18" table:formula="of:=VLOOKUP([.O$1];[$'weapon parameters'.$A:.$M];[.$B$54]+6;0)+VLOOKUP([.O$1];[$'weapon parameters'.$A:.$M];[.$B$54]+9;0)*[.O$4]*[.$A68]" office:value-type="float" office:value="20" calcext:value-type="float">
            <text:p>20</text:p>
          </table:table-cell>
          <table:table-cell table:style-name="ce18" table:formula="of:=VLOOKUP([.P$1];[$'weapon parameters'.$A:.$M];[.$B$54]+6;0)+VLOOKUP([.P$1];[$'weapon parameters'.$A:.$M];[.$B$54]+9;0)*[.P$4]*[.$A68]" office:value-type="float" office:value="40" calcext:value-type="float">
            <text:p>40</text:p>
          </table:table-cell>
          <table:table-cell table:style-name="ce18" table:formula="of:=VLOOKUP([.Q$1];[$'weapon parameters'.$A:.$M];[.$B$54]+6;0)+VLOOKUP([.Q$1];[$'weapon parameters'.$A:.$M];[.$B$54]+9;0)*[.Q$4]*[.$A68]" office:value-type="float" office:value="3.75200243161827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formula="of:=VLOOKUP([.B$1];[$'weapon parameters'.$A:.$M];[.$B$54]+6;0)+VLOOKUP([.B$1];[$'weapon parameters'.$A:.$M];[.$B$54]+9;0)*[.B$4]*[.$A69]" office:value-type="float" office:value="6.30913930931681" calcext:value-type="float">
            <text:p>6</text:p>
          </table:table-cell>
          <table:table-cell table:style-name="ce18" table:formula="of:=VLOOKUP([.C$1];[$'weapon parameters'.$A:.$M];[.$B$54]+6;0)+VLOOKUP([.C$1];[$'weapon parameters'.$A:.$M];[.$B$54]+9;0)*[.C$4]*[.$A69]" office:value-type="float" office:value="16.3127581307478" calcext:value-type="float">
            <text:p>16</text:p>
          </table:table-cell>
          <table:table-cell table:style-name="ce18" table:formula="of:=VLOOKUP([.D$1];[$'weapon parameters'.$A:.$M];[.$B$54]+6;0)+VLOOKUP([.D$1];[$'weapon parameters'.$A:.$M];[.$B$54]+9;0)*[.D$4]*[.$A69]" office:value-type="float" office:value="40" calcext:value-type="float">
            <text:p>40</text:p>
          </table:table-cell>
          <table:table-cell table:style-name="ce18" table:formula="of:=VLOOKUP([.E$1];[$'weapon parameters'.$A:.$M];[.$B$54]+6;0)+VLOOKUP([.E$1];[$'weapon parameters'.$A:.$M];[.$B$54]+9;0)*[.E$4]*[.$A69]" office:value-type="float" office:value="10.7329031347388" calcext:value-type="float">
            <text:p>11</text:p>
          </table:table-cell>
          <table:table-cell table:style-name="ce18" table:formula="of:=VLOOKUP([.F$1];[$'weapon parameters'.$A:.$M];[.$B$54]+6;0)+VLOOKUP([.F$1];[$'weapon parameters'.$A:.$M];[.$B$54]+9;0)*[.F$4]*[.$A69]" office:value-type="float" office:value="20" calcext:value-type="float">
            <text:p>20</text:p>
          </table:table-cell>
          <table:table-cell table:style-name="ce18" table:formula="of:=VLOOKUP([.G$1];[$'weapon parameters'.$A:.$M];[.$B$54]+6;0)+VLOOKUP([.G$1];[$'weapon parameters'.$A:.$M];[.$B$54]+9;0)*[.G$4]*[.$A69]" office:value-type="float" office:value="20" calcext:value-type="float">
            <text:p>20</text:p>
          </table:table-cell>
          <table:table-cell table:style-name="ce18" table:formula="of:=VLOOKUP([.H$1];[$'weapon parameters'.$A:.$M];[.$B$54]+6;0)+VLOOKUP([.H$1];[$'weapon parameters'.$A:.$M];[.$B$54]+9;0)*[.H$4]*[.$A69]" office:value-type="float" office:value="18.7286556201067" calcext:value-type="float">
            <text:p>19</text:p>
          </table:table-cell>
          <table:table-cell table:style-name="ce18" table:formula="of:=VLOOKUP([.I$1];[$'weapon parameters'.$A:.$M];[.$B$54]+6;0)+VLOOKUP([.I$1];[$'weapon parameters'.$A:.$M];[.$B$54]+9;0)*[.I$4]*[.$A69]" office:value-type="float" office:value="12.3246628449369" calcext:value-type="float">
            <text:p>12</text:p>
          </table:table-cell>
          <table:table-cell table:style-name="ce18" table:formula="of:=VLOOKUP([.J$1];[$'weapon parameters'.$A:.$M];[.$B$54]+6;0)+VLOOKUP([.J$1];[$'weapon parameters'.$A:.$M];[.$B$54]+9;0)*[.J$4]*[.$A69]" office:value-type="float" office:value="20" calcext:value-type="float">
            <text:p>20</text:p>
          </table:table-cell>
          <table:table-cell table:style-name="ce18" table:formula="of:=VLOOKUP([.K$1];[$'weapon parameters'.$A:.$M];[.$B$54]+6;0)+VLOOKUP([.K$1];[$'weapon parameters'.$A:.$M];[.$B$54]+9;0)*[.K$4]*[.$A69]" office:value-type="float" office:value="40" calcext:value-type="float">
            <text:p>40</text:p>
          </table:table-cell>
          <table:table-cell table:style-name="ce18" table:formula="of:=VLOOKUP([.L$1];[$'weapon parameters'.$A:.$M];[.$B$54]+6;0)+VLOOKUP([.L$1];[$'weapon parameters'.$A:.$M];[.$B$54]+9;0)*[.L$4]*[.$A69]" office:value-type="float" office:value="20.2904063816908" calcext:value-type="float">
            <text:p>20</text:p>
          </table:table-cell>
          <table:table-cell table:style-name="ce18" table:formula="of:=VLOOKUP([.M$1];[$'weapon parameters'.$A:.$M];[.$B$54]+6;0)+VLOOKUP([.M$1];[$'weapon parameters'.$A:.$M];[.$B$54]+9;0)*[.M$4]*[.$A69]" office:value-type="float" office:value="10.4265862789427" calcext:value-type="float">
            <text:p>10</text:p>
          </table:table-cell>
          <table:table-cell table:style-name="ce18" table:formula="of:=VLOOKUP([.N$1];[$'weapon parameters'.$A:.$M];[.$B$54]+6;0)+VLOOKUP([.N$1];[$'weapon parameters'.$A:.$M];[.$B$54]+9;0)*[.N$4]*[.$A69]" office:value-type="float" office:value="20" calcext:value-type="float">
            <text:p>20</text:p>
          </table:table-cell>
          <table:table-cell table:style-name="ce18" table:formula="of:=VLOOKUP([.O$1];[$'weapon parameters'.$A:.$M];[.$B$54]+6;0)+VLOOKUP([.O$1];[$'weapon parameters'.$A:.$M];[.$B$54]+9;0)*[.O$4]*[.$A69]" office:value-type="float" office:value="20" calcext:value-type="float">
            <text:p>20</text:p>
          </table:table-cell>
          <table:table-cell table:style-name="ce18" table:formula="of:=VLOOKUP([.P$1];[$'weapon parameters'.$A:.$M];[.$B$54]+6;0)+VLOOKUP([.P$1];[$'weapon parameters'.$A:.$M];[.$B$54]+9;0)*[.P$4]*[.$A69]" office:value-type="float" office:value="40" calcext:value-type="float">
            <text:p>40</text:p>
          </table:table-cell>
          <table:table-cell table:style-name="ce18" table:formula="of:=VLOOKUP([.Q$1];[$'weapon parameters'.$A:.$M];[.$B$54]+6;0)+VLOOKUP([.Q$1];[$'weapon parameters'.$A:.$M];[.$B$54]+9;0)*[.Q$4]*[.$A69]" office:value-type="float" office:value="5.6280036474274" calcext:value-type="float">
            <text:p>6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formula="of:=VLOOKUP([.B$1];[$'weapon parameters'.$A:.$M];[.$B$54]+6;0)+VLOOKUP([.B$1];[$'weapon parameters'.$A:.$M];[.$B$54]+9;0)*[.B$4]*[.$A70]" office:value-type="float" office:value="8.41218574575574" calcext:value-type="float">
            <text:p>8</text:p>
          </table:table-cell>
          <table:table-cell table:style-name="ce18" table:formula="of:=VLOOKUP([.C$1];[$'weapon parameters'.$A:.$M];[.$B$54]+6;0)+VLOOKUP([.C$1];[$'weapon parameters'.$A:.$M];[.$B$54]+9;0)*[.C$4]*[.$A70]" office:value-type="float" office:value="18.417010840997" calcext:value-type="float">
            <text:p>18</text:p>
          </table:table-cell>
          <table:table-cell table:style-name="ce18" table:formula="of:=VLOOKUP([.D$1];[$'weapon parameters'.$A:.$M];[.$B$54]+6;0)+VLOOKUP([.D$1];[$'weapon parameters'.$A:.$M];[.$B$54]+9;0)*[.D$4]*[.$A70]" office:value-type="float" office:value="40" calcext:value-type="float">
            <text:p>40</text:p>
          </table:table-cell>
          <table:table-cell table:style-name="ce18" table:formula="of:=VLOOKUP([.E$1];[$'weapon parameters'.$A:.$M];[.$B$54]+6;0)+VLOOKUP([.E$1];[$'weapon parameters'.$A:.$M];[.$B$54]+9;0)*[.E$4]*[.$A70]" office:value-type="float" office:value="14.3105375129851" calcext:value-type="float">
            <text:p>14</text:p>
          </table:table-cell>
          <table:table-cell table:style-name="ce18" table:formula="of:=VLOOKUP([.F$1];[$'weapon parameters'.$A:.$M];[.$B$54]+6;0)+VLOOKUP([.F$1];[$'weapon parameters'.$A:.$M];[.$B$54]+9;0)*[.F$4]*[.$A70]" office:value-type="float" office:value="20" calcext:value-type="float">
            <text:p>20</text:p>
          </table:table-cell>
          <table:table-cell table:style-name="ce18" table:formula="of:=VLOOKUP([.G$1];[$'weapon parameters'.$A:.$M];[.$B$54]+6;0)+VLOOKUP([.G$1];[$'weapon parameters'.$A:.$M];[.$B$54]+9;0)*[.G$4]*[.$A70]" office:value-type="float" office:value="20" calcext:value-type="float">
            <text:p>20</text:p>
          </table:table-cell>
          <table:table-cell table:style-name="ce18" table:formula="of:=VLOOKUP([.H$1];[$'weapon parameters'.$A:.$M];[.$B$54]+6;0)+VLOOKUP([.H$1];[$'weapon parameters'.$A:.$M];[.$B$54]+9;0)*[.H$4]*[.$A70]" office:value-type="float" office:value="21.6382074934756" calcext:value-type="float">
            <text:p>22</text:p>
          </table:table-cell>
          <table:table-cell table:style-name="ce18" table:formula="of:=VLOOKUP([.I$1];[$'weapon parameters'.$A:.$M];[.$B$54]+6;0)+VLOOKUP([.I$1];[$'weapon parameters'.$A:.$M];[.$B$54]+9;0)*[.I$4]*[.$A70]" office:value-type="float" office:value="16.4328837932492" calcext:value-type="float">
            <text:p>16</text:p>
          </table:table-cell>
          <table:table-cell table:style-name="ce18" table:formula="of:=VLOOKUP([.J$1];[$'weapon parameters'.$A:.$M];[.$B$54]+6;0)+VLOOKUP([.J$1];[$'weapon parameters'.$A:.$M];[.$B$54]+9;0)*[.J$4]*[.$A70]" office:value-type="float" office:value="20" calcext:value-type="float">
            <text:p>20</text:p>
          </table:table-cell>
          <table:table-cell table:style-name="ce18" table:formula="of:=VLOOKUP([.K$1];[$'weapon parameters'.$A:.$M];[.$B$54]+6;0)+VLOOKUP([.K$1];[$'weapon parameters'.$A:.$M];[.$B$54]+9;0)*[.K$4]*[.$A70]" office:value-type="float" office:value="40" calcext:value-type="float">
            <text:p>40</text:p>
          </table:table-cell>
          <table:table-cell table:style-name="ce18" table:formula="of:=VLOOKUP([.L$1];[$'weapon parameters'.$A:.$M];[.$B$54]+6;0)+VLOOKUP([.L$1];[$'weapon parameters'.$A:.$M];[.$B$54]+9;0)*[.L$4]*[.$A70]" office:value-type="float" office:value="23.7205418422543" calcext:value-type="float">
            <text:p>24</text:p>
          </table:table-cell>
          <table:table-cell table:style-name="ce18" table:formula="of:=VLOOKUP([.M$1];[$'weapon parameters'.$A:.$M];[.$B$54]+6;0)+VLOOKUP([.M$1];[$'weapon parameters'.$A:.$M];[.$B$54]+9;0)*[.M$4]*[.$A70]" office:value-type="float" office:value="13.9021150385903" calcext:value-type="float">
            <text:p>14</text:p>
          </table:table-cell>
          <table:table-cell table:style-name="ce18" table:formula="of:=VLOOKUP([.N$1];[$'weapon parameters'.$A:.$M];[.$B$54]+6;0)+VLOOKUP([.N$1];[$'weapon parameters'.$A:.$M];[.$B$54]+9;0)*[.N$4]*[.$A70]" office:value-type="float" office:value="20" calcext:value-type="float">
            <text:p>20</text:p>
          </table:table-cell>
          <table:table-cell table:style-name="ce18" table:formula="of:=VLOOKUP([.O$1];[$'weapon parameters'.$A:.$M];[.$B$54]+6;0)+VLOOKUP([.O$1];[$'weapon parameters'.$A:.$M];[.$B$54]+9;0)*[.O$4]*[.$A70]" office:value-type="float" office:value="20" calcext:value-type="float">
            <text:p>20</text:p>
          </table:table-cell>
          <table:table-cell table:style-name="ce18" table:formula="of:=VLOOKUP([.P$1];[$'weapon parameters'.$A:.$M];[.$B$54]+6;0)+VLOOKUP([.P$1];[$'weapon parameters'.$A:.$M];[.$B$54]+9;0)*[.P$4]*[.$A70]" office:value-type="float" office:value="40" calcext:value-type="float">
            <text:p>40</text:p>
          </table:table-cell>
          <table:table-cell table:style-name="ce18" table:formula="of:=VLOOKUP([.Q$1];[$'weapon parameters'.$A:.$M];[.$B$54]+6;0)+VLOOKUP([.Q$1];[$'weapon parameters'.$A:.$M];[.$B$54]+9;0)*[.Q$4]*[.$A70]" office:value-type="float" office:value="7.50400486323653" calcext:value-type="float">
            <text:p>8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table:formula="of:=VLOOKUP([.B$1];[$'weapon parameters'.$A:.$M];[.$B$54]+6;0)+VLOOKUP([.B$1];[$'weapon parameters'.$A:.$M];[.$B$54]+9;0)*[.B$4]*[.$A71]" office:value-type="float" office:value="10.5152321821947" calcext:value-type="float">
            <text:p>11</text:p>
          </table:table-cell>
          <table:table-cell table:style-name="ce18" table:formula="of:=VLOOKUP([.C$1];[$'weapon parameters'.$A:.$M];[.$B$54]+6;0)+VLOOKUP([.C$1];[$'weapon parameters'.$A:.$M];[.$B$54]+9;0)*[.C$4]*[.$A71]" office:value-type="float" office:value="20.5212635512463" calcext:value-type="float">
            <text:p>21</text:p>
          </table:table-cell>
          <table:table-cell table:style-name="ce18" table:formula="of:=VLOOKUP([.D$1];[$'weapon parameters'.$A:.$M];[.$B$54]+6;0)+VLOOKUP([.D$1];[$'weapon parameters'.$A:.$M];[.$B$54]+9;0)*[.D$4]*[.$A71]" office:value-type="float" office:value="40" calcext:value-type="float">
            <text:p>40</text:p>
          </table:table-cell>
          <table:table-cell table:style-name="ce18" table:formula="of:=VLOOKUP([.E$1];[$'weapon parameters'.$A:.$M];[.$B$54]+6;0)+VLOOKUP([.E$1];[$'weapon parameters'.$A:.$M];[.$B$54]+9;0)*[.E$4]*[.$A71]" office:value-type="float" office:value="17.8881718912313" calcext:value-type="float">
            <text:p>18</text:p>
          </table:table-cell>
          <table:table-cell table:style-name="ce18" table:formula="of:=VLOOKUP([.F$1];[$'weapon parameters'.$A:.$M];[.$B$54]+6;0)+VLOOKUP([.F$1];[$'weapon parameters'.$A:.$M];[.$B$54]+9;0)*[.F$4]*[.$A71]" office:value-type="float" office:value="20" calcext:value-type="float">
            <text:p>20</text:p>
          </table:table-cell>
          <table:table-cell table:style-name="ce18" table:formula="of:=VLOOKUP([.G$1];[$'weapon parameters'.$A:.$M];[.$B$54]+6;0)+VLOOKUP([.G$1];[$'weapon parameters'.$A:.$M];[.$B$54]+9;0)*[.G$4]*[.$A71]" office:value-type="float" office:value="20" calcext:value-type="float">
            <text:p>20</text:p>
          </table:table-cell>
          <table:table-cell table:style-name="ce18" table:formula="of:=VLOOKUP([.H$1];[$'weapon parameters'.$A:.$M];[.$B$54]+6;0)+VLOOKUP([.H$1];[$'weapon parameters'.$A:.$M];[.$B$54]+9;0)*[.H$4]*[.$A71]" office:value-type="float" office:value="24.5477593668445" calcext:value-type="float">
            <text:p>25</text:p>
          </table:table-cell>
          <table:table-cell table:style-name="ce18" table:formula="of:=VLOOKUP([.I$1];[$'weapon parameters'.$A:.$M];[.$B$54]+6;0)+VLOOKUP([.I$1];[$'weapon parameters'.$A:.$M];[.$B$54]+9;0)*[.I$4]*[.$A71]" office:value-type="float" office:value="20.5411047415615" calcext:value-type="float">
            <text:p>21</text:p>
          </table:table-cell>
          <table:table-cell table:style-name="ce18" table:formula="of:=VLOOKUP([.J$1];[$'weapon parameters'.$A:.$M];[.$B$54]+6;0)+VLOOKUP([.J$1];[$'weapon parameters'.$A:.$M];[.$B$54]+9;0)*[.J$4]*[.$A71]" office:value-type="float" office:value="20" calcext:value-type="float">
            <text:p>20</text:p>
          </table:table-cell>
          <table:table-cell table:style-name="ce18" table:formula="of:=VLOOKUP([.K$1];[$'weapon parameters'.$A:.$M];[.$B$54]+6;0)+VLOOKUP([.K$1];[$'weapon parameters'.$A:.$M];[.$B$54]+9;0)*[.K$4]*[.$A71]" office:value-type="float" office:value="40" calcext:value-type="float">
            <text:p>40</text:p>
          </table:table-cell>
          <table:table-cell table:style-name="ce18" table:formula="of:=VLOOKUP([.L$1];[$'weapon parameters'.$A:.$M];[.$B$54]+6;0)+VLOOKUP([.L$1];[$'weapon parameters'.$A:.$M];[.$B$54]+9;0)*[.L$4]*[.$A71]" office:value-type="float" office:value="27.1506773028179" calcext:value-type="float">
            <text:p>27</text:p>
          </table:table-cell>
          <table:table-cell table:style-name="ce18" table:formula="of:=VLOOKUP([.M$1];[$'weapon parameters'.$A:.$M];[.$B$54]+6;0)+VLOOKUP([.M$1];[$'weapon parameters'.$A:.$M];[.$B$54]+9;0)*[.M$4]*[.$A71]" office:value-type="float" office:value="17.3776437982378" calcext:value-type="float">
            <text:p>17</text:p>
          </table:table-cell>
          <table:table-cell table:style-name="ce18" table:formula="of:=VLOOKUP([.N$1];[$'weapon parameters'.$A:.$M];[.$B$54]+6;0)+VLOOKUP([.N$1];[$'weapon parameters'.$A:.$M];[.$B$54]+9;0)*[.N$4]*[.$A71]" office:value-type="float" office:value="20" calcext:value-type="float">
            <text:p>20</text:p>
          </table:table-cell>
          <table:table-cell table:style-name="ce18" table:formula="of:=VLOOKUP([.O$1];[$'weapon parameters'.$A:.$M];[.$B$54]+6;0)+VLOOKUP([.O$1];[$'weapon parameters'.$A:.$M];[.$B$54]+9;0)*[.O$4]*[.$A71]" office:value-type="float" office:value="20" calcext:value-type="float">
            <text:p>20</text:p>
          </table:table-cell>
          <table:table-cell table:style-name="ce18" table:formula="of:=VLOOKUP([.P$1];[$'weapon parameters'.$A:.$M];[.$B$54]+6;0)+VLOOKUP([.P$1];[$'weapon parameters'.$A:.$M];[.$B$54]+9;0)*[.P$4]*[.$A71]" office:value-type="float" office:value="40" calcext:value-type="float">
            <text:p>40</text:p>
          </table:table-cell>
          <table:table-cell table:style-name="ce18" table:formula="of:=VLOOKUP([.Q$1];[$'weapon parameters'.$A:.$M];[.$B$54]+6;0)+VLOOKUP([.Q$1];[$'weapon parameters'.$A:.$M];[.$B$54]+9;0)*[.Q$4]*[.$A71]" office:value-type="float" office:value="9.38000607904567" calcext:value-type="float">
            <text:p>9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table:formula="of:=VLOOKUP([.B$1];[$'weapon parameters'.$A:.$M];[.$B$54]+6;0)+VLOOKUP([.B$1];[$'weapon parameters'.$A:.$M];[.$B$54]+9;0)*[.B$4]*[.$A72]" office:value-type="float" office:value="12.6182786186336" calcext:value-type="float">
            <text:p>13</text:p>
          </table:table-cell>
          <table:table-cell table:style-name="ce18" table:formula="of:=VLOOKUP([.C$1];[$'weapon parameters'.$A:.$M];[.$B$54]+6;0)+VLOOKUP([.C$1];[$'weapon parameters'.$A:.$M];[.$B$54]+9;0)*[.C$4]*[.$A72]" office:value-type="float" office:value="22.6255162614955" calcext:value-type="float">
            <text:p>23</text:p>
          </table:table-cell>
          <table:table-cell table:style-name="ce18" table:formula="of:=VLOOKUP([.D$1];[$'weapon parameters'.$A:.$M];[.$B$54]+6;0)+VLOOKUP([.D$1];[$'weapon parameters'.$A:.$M];[.$B$54]+9;0)*[.D$4]*[.$A72]" office:value-type="float" office:value="40" calcext:value-type="float">
            <text:p>40</text:p>
          </table:table-cell>
          <table:table-cell table:style-name="ce18" table:formula="of:=VLOOKUP([.E$1];[$'weapon parameters'.$A:.$M];[.$B$54]+6;0)+VLOOKUP([.E$1];[$'weapon parameters'.$A:.$M];[.$B$54]+9;0)*[.E$4]*[.$A72]" office:value-type="float" office:value="21.4658062694776" calcext:value-type="float">
            <text:p>21</text:p>
          </table:table-cell>
          <table:table-cell table:style-name="ce18" table:formula="of:=VLOOKUP([.F$1];[$'weapon parameters'.$A:.$M];[.$B$54]+6;0)+VLOOKUP([.F$1];[$'weapon parameters'.$A:.$M];[.$B$54]+9;0)*[.F$4]*[.$A72]" office:value-type="float" office:value="20" calcext:value-type="float">
            <text:p>20</text:p>
          </table:table-cell>
          <table:table-cell table:style-name="ce18" table:formula="of:=VLOOKUP([.G$1];[$'weapon parameters'.$A:.$M];[.$B$54]+6;0)+VLOOKUP([.G$1];[$'weapon parameters'.$A:.$M];[.$B$54]+9;0)*[.G$4]*[.$A72]" office:value-type="float" office:value="20" calcext:value-type="float">
            <text:p>20</text:p>
          </table:table-cell>
          <table:table-cell table:style-name="ce18" table:formula="of:=VLOOKUP([.H$1];[$'weapon parameters'.$A:.$M];[.$B$54]+6;0)+VLOOKUP([.H$1];[$'weapon parameters'.$A:.$M];[.$B$54]+9;0)*[.H$4]*[.$A72]" office:value-type="float" office:value="27.4573112402134" calcext:value-type="float">
            <text:p>27</text:p>
          </table:table-cell>
          <table:table-cell table:style-name="ce18" table:formula="of:=VLOOKUP([.I$1];[$'weapon parameters'.$A:.$M];[.$B$54]+6;0)+VLOOKUP([.I$1];[$'weapon parameters'.$A:.$M];[.$B$54]+9;0)*[.I$4]*[.$A72]" office:value-type="float" office:value="24.6493256898738" calcext:value-type="float">
            <text:p>25</text:p>
          </table:table-cell>
          <table:table-cell table:style-name="ce18" table:formula="of:=VLOOKUP([.J$1];[$'weapon parameters'.$A:.$M];[.$B$54]+6;0)+VLOOKUP([.J$1];[$'weapon parameters'.$A:.$M];[.$B$54]+9;0)*[.J$4]*[.$A72]" office:value-type="float" office:value="20" calcext:value-type="float">
            <text:p>20</text:p>
          </table:table-cell>
          <table:table-cell table:style-name="ce18" table:formula="of:=VLOOKUP([.K$1];[$'weapon parameters'.$A:.$M];[.$B$54]+6;0)+VLOOKUP([.K$1];[$'weapon parameters'.$A:.$M];[.$B$54]+9;0)*[.K$4]*[.$A72]" office:value-type="float" office:value="40" calcext:value-type="float">
            <text:p>40</text:p>
          </table:table-cell>
          <table:table-cell table:style-name="ce18" table:formula="of:=VLOOKUP([.L$1];[$'weapon parameters'.$A:.$M];[.$B$54]+6;0)+VLOOKUP([.L$1];[$'weapon parameters'.$A:.$M];[.$B$54]+9;0)*[.L$4]*[.$A72]" office:value-type="float" office:value="30.5808127633815" calcext:value-type="float">
            <text:p>31</text:p>
          </table:table-cell>
          <table:table-cell table:style-name="ce18" table:formula="of:=VLOOKUP([.M$1];[$'weapon parameters'.$A:.$M];[.$B$54]+6;0)+VLOOKUP([.M$1];[$'weapon parameters'.$A:.$M];[.$B$54]+9;0)*[.M$4]*[.$A72]" office:value-type="float" office:value="20.8531725578854" calcext:value-type="float">
            <text:p>21</text:p>
          </table:table-cell>
          <table:table-cell table:style-name="ce18" table:formula="of:=VLOOKUP([.N$1];[$'weapon parameters'.$A:.$M];[.$B$54]+6;0)+VLOOKUP([.N$1];[$'weapon parameters'.$A:.$M];[.$B$54]+9;0)*[.N$4]*[.$A72]" office:value-type="float" office:value="20" calcext:value-type="float">
            <text:p>20</text:p>
          </table:table-cell>
          <table:table-cell table:style-name="ce18" table:formula="of:=VLOOKUP([.O$1];[$'weapon parameters'.$A:.$M];[.$B$54]+6;0)+VLOOKUP([.O$1];[$'weapon parameters'.$A:.$M];[.$B$54]+9;0)*[.O$4]*[.$A72]" office:value-type="float" office:value="20" calcext:value-type="float">
            <text:p>20</text:p>
          </table:table-cell>
          <table:table-cell table:style-name="ce18" table:formula="of:=VLOOKUP([.P$1];[$'weapon parameters'.$A:.$M];[.$B$54]+6;0)+VLOOKUP([.P$1];[$'weapon parameters'.$A:.$M];[.$B$54]+9;0)*[.P$4]*[.$A72]" office:value-type="float" office:value="40" calcext:value-type="float">
            <text:p>40</text:p>
          </table:table-cell>
          <table:table-cell table:style-name="ce18" table:formula="of:=VLOOKUP([.Q$1];[$'weapon parameters'.$A:.$M];[.$B$54]+6;0)+VLOOKUP([.Q$1];[$'weapon parameters'.$A:.$M];[.$B$54]+9;0)*[.Q$4]*[.$A72]" office:value-type="float" office:value="11.2560072948548" calcext:value-type="float">
            <text:p>11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table:formula="of:=VLOOKUP([.B$1];[$'weapon parameters'.$A:.$M];[.$B$54]+6;0)+VLOOKUP([.B$1];[$'weapon parameters'.$A:.$M];[.$B$54]+9;0)*[.B$4]*[.$A73]" office:value-type="float" office:value="14.7213250550726" calcext:value-type="float">
            <text:p>15</text:p>
          </table:table-cell>
          <table:table-cell table:style-name="ce18" table:formula="of:=VLOOKUP([.C$1];[$'weapon parameters'.$A:.$M];[.$B$54]+6;0)+VLOOKUP([.C$1];[$'weapon parameters'.$A:.$M];[.$B$54]+9;0)*[.C$4]*[.$A73]" office:value-type="float" office:value="24.7297689717448" calcext:value-type="float">
            <text:p>25</text:p>
          </table:table-cell>
          <table:table-cell table:style-name="ce18" table:formula="of:=VLOOKUP([.D$1];[$'weapon parameters'.$A:.$M];[.$B$54]+6;0)+VLOOKUP([.D$1];[$'weapon parameters'.$A:.$M];[.$B$54]+9;0)*[.D$4]*[.$A73]" office:value-type="float" office:value="40" calcext:value-type="float">
            <text:p>40</text:p>
          </table:table-cell>
          <table:table-cell table:style-name="ce18" table:formula="of:=VLOOKUP([.E$1];[$'weapon parameters'.$A:.$M];[.$B$54]+6;0)+VLOOKUP([.E$1];[$'weapon parameters'.$A:.$M];[.$B$54]+9;0)*[.E$4]*[.$A73]" office:value-type="float" office:value="25.0434406477239" calcext:value-type="float">
            <text:p>25</text:p>
          </table:table-cell>
          <table:table-cell table:style-name="ce18" table:formula="of:=VLOOKUP([.F$1];[$'weapon parameters'.$A:.$M];[.$B$54]+6;0)+VLOOKUP([.F$1];[$'weapon parameters'.$A:.$M];[.$B$54]+9;0)*[.F$4]*[.$A73]" office:value-type="float" office:value="20" calcext:value-type="float">
            <text:p>20</text:p>
          </table:table-cell>
          <table:table-cell table:style-name="ce18" table:formula="of:=VLOOKUP([.G$1];[$'weapon parameters'.$A:.$M];[.$B$54]+6;0)+VLOOKUP([.G$1];[$'weapon parameters'.$A:.$M];[.$B$54]+9;0)*[.G$4]*[.$A73]" office:value-type="float" office:value="20" calcext:value-type="float">
            <text:p>20</text:p>
          </table:table-cell>
          <table:table-cell table:style-name="ce18" table:formula="of:=VLOOKUP([.H$1];[$'weapon parameters'.$A:.$M];[.$B$54]+6;0)+VLOOKUP([.H$1];[$'weapon parameters'.$A:.$M];[.$B$54]+9;0)*[.H$4]*[.$A73]" office:value-type="float" office:value="30.3668631135823" calcext:value-type="float">
            <text:p>30</text:p>
          </table:table-cell>
          <table:table-cell table:style-name="ce18" table:formula="of:=VLOOKUP([.I$1];[$'weapon parameters'.$A:.$M];[.$B$54]+6;0)+VLOOKUP([.I$1];[$'weapon parameters'.$A:.$M];[.$B$54]+9;0)*[.I$4]*[.$A73]" office:value-type="float" office:value="28.7575466381861" calcext:value-type="float">
            <text:p>29</text:p>
          </table:table-cell>
          <table:table-cell table:style-name="ce18" table:formula="of:=VLOOKUP([.J$1];[$'weapon parameters'.$A:.$M];[.$B$54]+6;0)+VLOOKUP([.J$1];[$'weapon parameters'.$A:.$M];[.$B$54]+9;0)*[.J$4]*[.$A73]" office:value-type="float" office:value="20" calcext:value-type="float">
            <text:p>20</text:p>
          </table:table-cell>
          <table:table-cell table:style-name="ce18" table:formula="of:=VLOOKUP([.K$1];[$'weapon parameters'.$A:.$M];[.$B$54]+6;0)+VLOOKUP([.K$1];[$'weapon parameters'.$A:.$M];[.$B$54]+9;0)*[.K$4]*[.$A73]" office:value-type="float" office:value="40" calcext:value-type="float">
            <text:p>40</text:p>
          </table:table-cell>
          <table:table-cell table:style-name="ce18" table:formula="of:=VLOOKUP([.L$1];[$'weapon parameters'.$A:.$M];[.$B$54]+6;0)+VLOOKUP([.L$1];[$'weapon parameters'.$A:.$M];[.$B$54]+9;0)*[.L$4]*[.$A73]" office:value-type="float" office:value="34.0109482239451" calcext:value-type="float">
            <text:p>34</text:p>
          </table:table-cell>
          <table:table-cell table:style-name="ce18" table:formula="of:=VLOOKUP([.M$1];[$'weapon parameters'.$A:.$M];[.$B$54]+6;0)+VLOOKUP([.M$1];[$'weapon parameters'.$A:.$M];[.$B$54]+9;0)*[.M$4]*[.$A73]" office:value-type="float" office:value="24.328701317533" calcext:value-type="float">
            <text:p>24</text:p>
          </table:table-cell>
          <table:table-cell table:style-name="ce18" table:formula="of:=VLOOKUP([.N$1];[$'weapon parameters'.$A:.$M];[.$B$54]+6;0)+VLOOKUP([.N$1];[$'weapon parameters'.$A:.$M];[.$B$54]+9;0)*[.N$4]*[.$A73]" office:value-type="float" office:value="20" calcext:value-type="float">
            <text:p>20</text:p>
          </table:table-cell>
          <table:table-cell table:style-name="ce18" table:formula="of:=VLOOKUP([.O$1];[$'weapon parameters'.$A:.$M];[.$B$54]+6;0)+VLOOKUP([.O$1];[$'weapon parameters'.$A:.$M];[.$B$54]+9;0)*[.O$4]*[.$A73]" office:value-type="float" office:value="20" calcext:value-type="float">
            <text:p>20</text:p>
          </table:table-cell>
          <table:table-cell table:style-name="ce18" table:formula="of:=VLOOKUP([.P$1];[$'weapon parameters'.$A:.$M];[.$B$54]+6;0)+VLOOKUP([.P$1];[$'weapon parameters'.$A:.$M];[.$B$54]+9;0)*[.P$4]*[.$A73]" office:value-type="float" office:value="40" calcext:value-type="float">
            <text:p>40</text:p>
          </table:table-cell>
          <table:table-cell table:style-name="ce18" table:formula="of:=VLOOKUP([.Q$1];[$'weapon parameters'.$A:.$M];[.$B$54]+6;0)+VLOOKUP([.Q$1];[$'weapon parameters'.$A:.$M];[.$B$54]+9;0)*[.Q$4]*[.$A73]" office:value-type="float" office:value="13.1320085106639" calcext:value-type="float">
            <text:p>13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table:formula="of:=VLOOKUP([.B$1];[$'weapon parameters'.$A:.$M];[.$B$54]+6;0)+VLOOKUP([.B$1];[$'weapon parameters'.$A:.$M];[.$B$54]+9;0)*[.B$4]*[.$A74]" office:value-type="float" office:value="16.8243714915115" calcext:value-type="float">
            <text:p>17</text:p>
          </table:table-cell>
          <table:table-cell table:style-name="ce18" table:formula="of:=VLOOKUP([.C$1];[$'weapon parameters'.$A:.$M];[.$B$54]+6;0)+VLOOKUP([.C$1];[$'weapon parameters'.$A:.$M];[.$B$54]+9;0)*[.C$4]*[.$A74]" office:value-type="float" office:value="26.8340216819941" calcext:value-type="float">
            <text:p>27</text:p>
          </table:table-cell>
          <table:table-cell table:style-name="ce18" table:formula="of:=VLOOKUP([.D$1];[$'weapon parameters'.$A:.$M];[.$B$54]+6;0)+VLOOKUP([.D$1];[$'weapon parameters'.$A:.$M];[.$B$54]+9;0)*[.D$4]*[.$A74]" office:value-type="float" office:value="40" calcext:value-type="float">
            <text:p>40</text:p>
          </table:table-cell>
          <table:table-cell table:style-name="ce18" table:formula="of:=VLOOKUP([.E$1];[$'weapon parameters'.$A:.$M];[.$B$54]+6;0)+VLOOKUP([.E$1];[$'weapon parameters'.$A:.$M];[.$B$54]+9;0)*[.E$4]*[.$A74]" office:value-type="float" office:value="28.6210750259701" calcext:value-type="float">
            <text:p>29</text:p>
          </table:table-cell>
          <table:table-cell table:style-name="ce18" table:formula="of:=VLOOKUP([.F$1];[$'weapon parameters'.$A:.$M];[.$B$54]+6;0)+VLOOKUP([.F$1];[$'weapon parameters'.$A:.$M];[.$B$54]+9;0)*[.F$4]*[.$A74]" office:value-type="float" office:value="20" calcext:value-type="float">
            <text:p>20</text:p>
          </table:table-cell>
          <table:table-cell table:style-name="ce18" table:formula="of:=VLOOKUP([.G$1];[$'weapon parameters'.$A:.$M];[.$B$54]+6;0)+VLOOKUP([.G$1];[$'weapon parameters'.$A:.$M];[.$B$54]+9;0)*[.G$4]*[.$A74]" office:value-type="float" office:value="20" calcext:value-type="float">
            <text:p>20</text:p>
          </table:table-cell>
          <table:table-cell table:style-name="ce18" table:formula="of:=VLOOKUP([.H$1];[$'weapon parameters'.$A:.$M];[.$B$54]+6;0)+VLOOKUP([.H$1];[$'weapon parameters'.$A:.$M];[.$B$54]+9;0)*[.H$4]*[.$A74]" office:value-type="float" office:value="33.2764149869512" calcext:value-type="float">
            <text:p>33</text:p>
          </table:table-cell>
          <table:table-cell table:style-name="ce18" table:formula="of:=VLOOKUP([.I$1];[$'weapon parameters'.$A:.$M];[.$B$54]+6;0)+VLOOKUP([.I$1];[$'weapon parameters'.$A:.$M];[.$B$54]+9;0)*[.I$4]*[.$A74]" office:value-type="float" office:value="32.8657675864984" calcext:value-type="float">
            <text:p>33</text:p>
          </table:table-cell>
          <table:table-cell table:style-name="ce18" table:formula="of:=VLOOKUP([.J$1];[$'weapon parameters'.$A:.$M];[.$B$54]+6;0)+VLOOKUP([.J$1];[$'weapon parameters'.$A:.$M];[.$B$54]+9;0)*[.J$4]*[.$A74]" office:value-type="float" office:value="20" calcext:value-type="float">
            <text:p>20</text:p>
          </table:table-cell>
          <table:table-cell table:style-name="ce18" table:formula="of:=VLOOKUP([.K$1];[$'weapon parameters'.$A:.$M];[.$B$54]+6;0)+VLOOKUP([.K$1];[$'weapon parameters'.$A:.$M];[.$B$54]+9;0)*[.K$4]*[.$A74]" office:value-type="float" office:value="40" calcext:value-type="float">
            <text:p>40</text:p>
          </table:table-cell>
          <table:table-cell table:style-name="ce18" table:formula="of:=VLOOKUP([.L$1];[$'weapon parameters'.$A:.$M];[.$B$54]+6;0)+VLOOKUP([.L$1];[$'weapon parameters'.$A:.$M];[.$B$54]+9;0)*[.L$4]*[.$A74]" office:value-type="float" office:value="37.4410836845087" calcext:value-type="float">
            <text:p>37</text:p>
          </table:table-cell>
          <table:table-cell table:style-name="ce18" table:formula="of:=VLOOKUP([.M$1];[$'weapon parameters'.$A:.$M];[.$B$54]+6;0)+VLOOKUP([.M$1];[$'weapon parameters'.$A:.$M];[.$B$54]+9;0)*[.M$4]*[.$A74]" office:value-type="float" office:value="27.8042300771805" calcext:value-type="float">
            <text:p>28</text:p>
          </table:table-cell>
          <table:table-cell table:style-name="ce18" table:formula="of:=VLOOKUP([.N$1];[$'weapon parameters'.$A:.$M];[.$B$54]+6;0)+VLOOKUP([.N$1];[$'weapon parameters'.$A:.$M];[.$B$54]+9;0)*[.N$4]*[.$A74]" office:value-type="float" office:value="20" calcext:value-type="float">
            <text:p>20</text:p>
          </table:table-cell>
          <table:table-cell table:style-name="ce18" table:formula="of:=VLOOKUP([.O$1];[$'weapon parameters'.$A:.$M];[.$B$54]+6;0)+VLOOKUP([.O$1];[$'weapon parameters'.$A:.$M];[.$B$54]+9;0)*[.O$4]*[.$A74]" office:value-type="float" office:value="20" calcext:value-type="float">
            <text:p>20</text:p>
          </table:table-cell>
          <table:table-cell table:style-name="ce18" table:formula="of:=VLOOKUP([.P$1];[$'weapon parameters'.$A:.$M];[.$B$54]+6;0)+VLOOKUP([.P$1];[$'weapon parameters'.$A:.$M];[.$B$54]+9;0)*[.P$4]*[.$A74]" office:value-type="float" office:value="40" calcext:value-type="float">
            <text:p>40</text:p>
          </table:table-cell>
          <table:table-cell table:style-name="ce18" table:formula="of:=VLOOKUP([.Q$1];[$'weapon parameters'.$A:.$M];[.$B$54]+6;0)+VLOOKUP([.Q$1];[$'weapon parameters'.$A:.$M];[.$B$54]+9;0)*[.Q$4]*[.$A74]" office:value-type="float" office:value="15.0080097264731" calcext:value-type="float">
            <text:p>15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table:formula="of:=VLOOKUP([.B$1];[$'weapon parameters'.$A:.$M];[.$B$54]+6;0)+VLOOKUP([.B$1];[$'weapon parameters'.$A:.$M];[.$B$54]+9;0)*[.B$4]*[.$A75]" office:value-type="float" office:value="18.9274179279504" calcext:value-type="float">
            <text:p>19</text:p>
          </table:table-cell>
          <table:table-cell table:style-name="ce18" table:formula="of:=VLOOKUP([.C$1];[$'weapon parameters'.$A:.$M];[.$B$54]+6;0)+VLOOKUP([.C$1];[$'weapon parameters'.$A:.$M];[.$B$54]+9;0)*[.C$4]*[.$A75]" office:value-type="float" office:value="28.9382743922433" calcext:value-type="float">
            <text:p>29</text:p>
          </table:table-cell>
          <table:table-cell table:style-name="ce18" table:formula="of:=VLOOKUP([.D$1];[$'weapon parameters'.$A:.$M];[.$B$54]+6;0)+VLOOKUP([.D$1];[$'weapon parameters'.$A:.$M];[.$B$54]+9;0)*[.D$4]*[.$A75]" office:value-type="float" office:value="40" calcext:value-type="float">
            <text:p>40</text:p>
          </table:table-cell>
          <table:table-cell table:style-name="ce18" table:formula="of:=VLOOKUP([.E$1];[$'weapon parameters'.$A:.$M];[.$B$54]+6;0)+VLOOKUP([.E$1];[$'weapon parameters'.$A:.$M];[.$B$54]+9;0)*[.E$4]*[.$A75]" office:value-type="float" office:value="32.1987094042164" calcext:value-type="float">
            <text:p>32</text:p>
          </table:table-cell>
          <table:table-cell table:style-name="ce18" table:formula="of:=VLOOKUP([.F$1];[$'weapon parameters'.$A:.$M];[.$B$54]+6;0)+VLOOKUP([.F$1];[$'weapon parameters'.$A:.$M];[.$B$54]+9;0)*[.F$4]*[.$A75]" office:value-type="float" office:value="20" calcext:value-type="float">
            <text:p>20</text:p>
          </table:table-cell>
          <table:table-cell table:style-name="ce18" table:formula="of:=VLOOKUP([.G$1];[$'weapon parameters'.$A:.$M];[.$B$54]+6;0)+VLOOKUP([.G$1];[$'weapon parameters'.$A:.$M];[.$B$54]+9;0)*[.G$4]*[.$A75]" office:value-type="float" office:value="20" calcext:value-type="float">
            <text:p>20</text:p>
          </table:table-cell>
          <table:table-cell table:style-name="ce18" table:formula="of:=VLOOKUP([.H$1];[$'weapon parameters'.$A:.$M];[.$B$54]+6;0)+VLOOKUP([.H$1];[$'weapon parameters'.$A:.$M];[.$B$54]+9;0)*[.H$4]*[.$A75]" office:value-type="float" office:value="36.1859668603201" calcext:value-type="float">
            <text:p>36</text:p>
          </table:table-cell>
          <table:table-cell table:style-name="ce18" table:formula="of:=VLOOKUP([.I$1];[$'weapon parameters'.$A:.$M];[.$B$54]+6;0)+VLOOKUP([.I$1];[$'weapon parameters'.$A:.$M];[.$B$54]+9;0)*[.I$4]*[.$A75]" office:value-type="float" office:value="36.9739885348107" calcext:value-type="float">
            <text:p>37</text:p>
          </table:table-cell>
          <table:table-cell table:style-name="ce18" table:formula="of:=VLOOKUP([.J$1];[$'weapon parameters'.$A:.$M];[.$B$54]+6;0)+VLOOKUP([.J$1];[$'weapon parameters'.$A:.$M];[.$B$54]+9;0)*[.J$4]*[.$A75]" office:value-type="float" office:value="20" calcext:value-type="float">
            <text:p>20</text:p>
          </table:table-cell>
          <table:table-cell table:style-name="ce18" table:formula="of:=VLOOKUP([.K$1];[$'weapon parameters'.$A:.$M];[.$B$54]+6;0)+VLOOKUP([.K$1];[$'weapon parameters'.$A:.$M];[.$B$54]+9;0)*[.K$4]*[.$A75]" office:value-type="float" office:value="40" calcext:value-type="float">
            <text:p>40</text:p>
          </table:table-cell>
          <table:table-cell table:style-name="ce18" table:formula="of:=VLOOKUP([.L$1];[$'weapon parameters'.$A:.$M];[.$B$54]+6;0)+VLOOKUP([.L$1];[$'weapon parameters'.$A:.$M];[.$B$54]+9;0)*[.L$4]*[.$A75]" office:value-type="float" office:value="40.8712191450723" calcext:value-type="float">
            <text:p>41</text:p>
          </table:table-cell>
          <table:table-cell table:style-name="ce18" table:formula="of:=VLOOKUP([.M$1];[$'weapon parameters'.$A:.$M];[.$B$54]+6;0)+VLOOKUP([.M$1];[$'weapon parameters'.$A:.$M];[.$B$54]+9;0)*[.M$4]*[.$A75]" office:value-type="float" office:value="31.2797588368281" calcext:value-type="float">
            <text:p>31</text:p>
          </table:table-cell>
          <table:table-cell table:style-name="ce18" table:formula="of:=VLOOKUP([.N$1];[$'weapon parameters'.$A:.$M];[.$B$54]+6;0)+VLOOKUP([.N$1];[$'weapon parameters'.$A:.$M];[.$B$54]+9;0)*[.N$4]*[.$A75]" office:value-type="float" office:value="20" calcext:value-type="float">
            <text:p>20</text:p>
          </table:table-cell>
          <table:table-cell table:style-name="ce18" table:formula="of:=VLOOKUP([.O$1];[$'weapon parameters'.$A:.$M];[.$B$54]+6;0)+VLOOKUP([.O$1];[$'weapon parameters'.$A:.$M];[.$B$54]+9;0)*[.O$4]*[.$A75]" office:value-type="float" office:value="20" calcext:value-type="float">
            <text:p>20</text:p>
          </table:table-cell>
          <table:table-cell table:style-name="ce18" table:formula="of:=VLOOKUP([.P$1];[$'weapon parameters'.$A:.$M];[.$B$54]+6;0)+VLOOKUP([.P$1];[$'weapon parameters'.$A:.$M];[.$B$54]+9;0)*[.P$4]*[.$A75]" office:value-type="float" office:value="40" calcext:value-type="float">
            <text:p>40</text:p>
          </table:table-cell>
          <table:table-cell table:style-name="ce18" table:formula="of:=VLOOKUP([.Q$1];[$'weapon parameters'.$A:.$M];[.$B$54]+6;0)+VLOOKUP([.Q$1];[$'weapon parameters'.$A:.$M];[.$B$54]+9;0)*[.Q$4]*[.$A75]" office:value-type="float" office:value="16.8840109422822" calcext:value-type="float">
            <text:p>17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VLOOKUP([.B$1];[$'weapon parameters'.$A:.$M];[.$B$54]+6;0)+VLOOKUP([.B$1];[$'weapon parameters'.$A:.$M];[.$B$54]+9;0)*[.B$4]*[.$A76]" office:value-type="float" office:value="21.0304643643894" calcext:value-type="float">
            <text:p>21</text:p>
          </table:table-cell>
          <table:table-cell table:style-name="ce18" table:formula="of:=VLOOKUP([.C$1];[$'weapon parameters'.$A:.$M];[.$B$54]+6;0)+VLOOKUP([.C$1];[$'weapon parameters'.$A:.$M];[.$B$54]+9;0)*[.C$4]*[.$A76]" office:value-type="float" office:value="31.0425271024926" calcext:value-type="float">
            <text:p>31</text:p>
          </table:table-cell>
          <table:table-cell table:style-name="ce18" table:formula="of:=VLOOKUP([.D$1];[$'weapon parameters'.$A:.$M];[.$B$54]+6;0)+VLOOKUP([.D$1];[$'weapon parameters'.$A:.$M];[.$B$54]+9;0)*[.D$4]*[.$A76]" office:value-type="float" office:value="40" calcext:value-type="float">
            <text:p>40</text:p>
          </table:table-cell>
          <table:table-cell table:style-name="ce18" table:formula="of:=VLOOKUP([.E$1];[$'weapon parameters'.$A:.$M];[.$B$54]+6;0)+VLOOKUP([.E$1];[$'weapon parameters'.$A:.$M];[.$B$54]+9;0)*[.E$4]*[.$A76]" office:value-type="float" office:value="35.7763437824626" calcext:value-type="float">
            <text:p>36</text:p>
          </table:table-cell>
          <table:table-cell table:style-name="ce18" table:formula="of:=VLOOKUP([.F$1];[$'weapon parameters'.$A:.$M];[.$B$54]+6;0)+VLOOKUP([.F$1];[$'weapon parameters'.$A:.$M];[.$B$54]+9;0)*[.F$4]*[.$A76]" office:value-type="float" office:value="20" calcext:value-type="float">
            <text:p>20</text:p>
          </table:table-cell>
          <table:table-cell table:style-name="ce18" table:formula="of:=VLOOKUP([.G$1];[$'weapon parameters'.$A:.$M];[.$B$54]+6;0)+VLOOKUP([.G$1];[$'weapon parameters'.$A:.$M];[.$B$54]+9;0)*[.G$4]*[.$A76]" office:value-type="float" office:value="20" calcext:value-type="float">
            <text:p>20</text:p>
          </table:table-cell>
          <table:table-cell table:style-name="ce18" table:formula="of:=VLOOKUP([.H$1];[$'weapon parameters'.$A:.$M];[.$B$54]+6;0)+VLOOKUP([.H$1];[$'weapon parameters'.$A:.$M];[.$B$54]+9;0)*[.H$4]*[.$A76]" office:value-type="float" office:value="39.095518733689" calcext:value-type="float">
            <text:p>39</text:p>
          </table:table-cell>
          <table:table-cell table:style-name="ce18" table:formula="of:=VLOOKUP([.I$1];[$'weapon parameters'.$A:.$M];[.$B$54]+6;0)+VLOOKUP([.I$1];[$'weapon parameters'.$A:.$M];[.$B$54]+9;0)*[.I$4]*[.$A76]" office:value-type="float" office:value="41.082209483123" calcext:value-type="float">
            <text:p>41</text:p>
          </table:table-cell>
          <table:table-cell table:style-name="ce18" table:formula="of:=VLOOKUP([.J$1];[$'weapon parameters'.$A:.$M];[.$B$54]+6;0)+VLOOKUP([.J$1];[$'weapon parameters'.$A:.$M];[.$B$54]+9;0)*[.J$4]*[.$A76]" office:value-type="float" office:value="20" calcext:value-type="float">
            <text:p>20</text:p>
          </table:table-cell>
          <table:table-cell table:style-name="ce18" table:formula="of:=VLOOKUP([.K$1];[$'weapon parameters'.$A:.$M];[.$B$54]+6;0)+VLOOKUP([.K$1];[$'weapon parameters'.$A:.$M];[.$B$54]+9;0)*[.K$4]*[.$A76]" office:value-type="float" office:value="40" calcext:value-type="float">
            <text:p>40</text:p>
          </table:table-cell>
          <table:table-cell table:style-name="ce18" table:formula="of:=VLOOKUP([.L$1];[$'weapon parameters'.$A:.$M];[.$B$54]+6;0)+VLOOKUP([.L$1];[$'weapon parameters'.$A:.$M];[.$B$54]+9;0)*[.L$4]*[.$A76]" office:value-type="float" office:value="44.3013546056358" calcext:value-type="float">
            <text:p>44</text:p>
          </table:table-cell>
          <table:table-cell table:style-name="ce18" table:formula="of:=VLOOKUP([.M$1];[$'weapon parameters'.$A:.$M];[.$B$54]+6;0)+VLOOKUP([.M$1];[$'weapon parameters'.$A:.$M];[.$B$54]+9;0)*[.M$4]*[.$A76]" office:value-type="float" office:value="34.7552875964757" calcext:value-type="float">
            <text:p>35</text:p>
          </table:table-cell>
          <table:table-cell table:style-name="ce18" table:formula="of:=VLOOKUP([.N$1];[$'weapon parameters'.$A:.$M];[.$B$54]+6;0)+VLOOKUP([.N$1];[$'weapon parameters'.$A:.$M];[.$B$54]+9;0)*[.N$4]*[.$A76]" office:value-type="float" office:value="20" calcext:value-type="float">
            <text:p>20</text:p>
          </table:table-cell>
          <table:table-cell table:style-name="ce18" table:formula="of:=VLOOKUP([.O$1];[$'weapon parameters'.$A:.$M];[.$B$54]+6;0)+VLOOKUP([.O$1];[$'weapon parameters'.$A:.$M];[.$B$54]+9;0)*[.O$4]*[.$A76]" office:value-type="float" office:value="20" calcext:value-type="float">
            <text:p>20</text:p>
          </table:table-cell>
          <table:table-cell table:style-name="ce18" table:formula="of:=VLOOKUP([.P$1];[$'weapon parameters'.$A:.$M];[.$B$54]+6;0)+VLOOKUP([.P$1];[$'weapon parameters'.$A:.$M];[.$B$54]+9;0)*[.P$4]*[.$A76]" office:value-type="float" office:value="40" calcext:value-type="float">
            <text:p>40</text:p>
          </table:table-cell>
          <table:table-cell table:style-name="ce18" table:formula="of:=VLOOKUP([.Q$1];[$'weapon parameters'.$A:.$M];[.$B$54]+6;0)+VLOOKUP([.Q$1];[$'weapon parameters'.$A:.$M];[.$B$54]+9;0)*[.Q$4]*[.$A76]" office:value-type="float" office:value="18.7600121580913" calcext:value-type="float">
            <text:p>1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2</text:p>
          </table:table-cell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table:formula="of:=IF(ISBLANK([.B$2]);0;IF([.B$2]=&quot;unarm&quot;;0;VLOOKUP([.B$2];[$'weapon parameters'.$A:.$M];[.$B$54]+6;0))+VLOOKUP([.B$2];[$'weapon parameters'.$A:.$M];[.$B$54]+9;0)*[.B$5]*[.$A78])" office:value-type="float" office:value="0" calcext:value-type="float">
            <text:p>0</text:p>
          </table:table-cell>
          <table:table-cell table:style-name="ce18" table:formula="of:=IF(ISBLANK([.C$2]);0;IF([.C$2]=&quot;unarm&quot;;0;VLOOKUP([.C$2];[$'weapon parameters'.$A:.$M];[.$B$54]+6;0))+VLOOKUP([.C$2];[$'weapon parameters'.$A:.$M];[.$B$54]+9;0)*[.C$5]*[.$A78])" office:value-type="float" office:value="0" calcext:value-type="float">
            <text:p>0</text:p>
          </table:table-cell>
          <table:table-cell table:style-name="ce18" table:formula="of:=IF(ISBLANK([.D$2]);0;IF([.D$2]=&quot;unarm&quot;;0;VLOOKUP([.D$2];[$'weapon parameters'.$A:.$M];[.$B$54]+6;0))+VLOOKUP([.D$2];[$'weapon parameters'.$A:.$M];[.$B$54]+9;0)*[.D$5]*[.$A78])" office:value-type="float" office:value="0" calcext:value-type="float">
            <text:p>0</text:p>
          </table:table-cell>
          <table:table-cell table:style-name="ce18" table:formula="of:=IF(ISBLANK([.E$2]);0;IF([.E$2]=&quot;unarm&quot;;0;VLOOKUP([.E$2];[$'weapon parameters'.$A:.$M];[.$B$54]+6;0))+VLOOKUP([.E$2];[$'weapon parameters'.$A:.$M];[.$B$54]+9;0)*[.E$5]*[.$A78])" office:value-type="float" office:value="0" calcext:value-type="float">
            <text:p>0</text:p>
          </table:table-cell>
          <table:table-cell table:style-name="ce18" table:formula="of:=IF(ISBLANK([.F$2]);0;IF([.F$2]=&quot;unarm&quot;;0;VLOOKUP([.F$2];[$'weapon parameters'.$A:.$M];[.$B$54]+6;0))+VLOOKUP([.F$2];[$'weapon parameters'.$A:.$M];[.$B$54]+9;0)*[.F$5]*[.$A78])" office:value-type="float" office:value="0" calcext:value-type="float">
            <text:p>0</text:p>
          </table:table-cell>
          <table:table-cell table:style-name="ce18" table:formula="of:=IF(ISBLANK([.G$2]);0;IF([.G$2]=&quot;unarm&quot;;0;VLOOKUP([.G$2];[$'weapon parameters'.$A:.$M];[.$B$54]+6;0))+VLOOKUP([.G$2];[$'weapon parameters'.$A:.$M];[.$B$54]+9;0)*[.G$5]*[.$A78])" office:value-type="float" office:value="0" calcext:value-type="float">
            <text:p>0</text:p>
          </table:table-cell>
          <table:table-cell table:style-name="ce18" table:formula="of:=IF(ISBLANK([.H$2]);0;IF([.H$2]=&quot;unarm&quot;;0;VLOOKUP([.H$2];[$'weapon parameters'.$A:.$M];[.$B$54]+6;0))+VLOOKUP([.H$2];[$'weapon parameters'.$A:.$M];[.$B$54]+9;0)*[.H$5]*[.$A78])" office:value-type="float" office:value="0" calcext:value-type="float">
            <text:p>0</text:p>
          </table:table-cell>
          <table:table-cell table:style-name="ce18" table:formula="of:=IF(ISBLANK([.I$2]);0;IF([.I$2]=&quot;unarm&quot;;0;VLOOKUP([.I$2];[$'weapon parameters'.$A:.$M];[.$B$54]+6;0))+VLOOKUP([.I$2];[$'weapon parameters'.$A:.$M];[.$B$54]+9;0)*[.I$5]*[.$A78])" office:value-type="float" office:value="0" calcext:value-type="float">
            <text:p>0</text:p>
          </table:table-cell>
          <table:table-cell table:style-name="ce18" table:formula="of:=IF(ISBLANK([.J$2]);0;IF([.J$2]=&quot;unarm&quot;;0;VLOOKUP([.J$2];[$'weapon parameters'.$A:.$M];[.$B$54]+6;0))+VLOOKUP([.J$2];[$'weapon parameters'.$A:.$M];[.$B$54]+9;0)*[.J$5]*[.$A78])" office:value-type="float" office:value="0" calcext:value-type="float">
            <text:p>0</text:p>
          </table:table-cell>
          <table:table-cell table:style-name="ce18" table:formula="of:=IF(ISBLANK([.K$2]);0;IF([.K$2]=&quot;unarm&quot;;0;VLOOKUP([.K$2];[$'weapon parameters'.$A:.$M];[.$B$54]+6;0))+VLOOKUP([.K$2];[$'weapon parameters'.$A:.$M];[.$B$54]+9;0)*[.K$5]*[.$A78])" office:value-type="float" office:value="40" calcext:value-type="float">
            <text:p>40</text:p>
          </table:table-cell>
          <table:table-cell table:style-name="ce18" table:formula="of:=IF(ISBLANK([.L$2]);0;IF([.L$2]=&quot;unarm&quot;;0;VLOOKUP([.L$2];[$'weapon parameters'.$A:.$M];[.$B$54]+6;0))+VLOOKUP([.L$2];[$'weapon parameters'.$A:.$M];[.$B$54]+9;0)*[.L$5]*[.$A78])" office:value-type="float" office:value="13.4301354605636" calcext:value-type="float">
            <text:p>13</text:p>
          </table:table-cell>
          <table:table-cell table:style-name="ce18" table:formula="of:=IF(ISBLANK([.M$2]);0;IF([.M$2]=&quot;unarm&quot;;0;VLOOKUP([.M$2];[$'weapon parameters'.$A:.$M];[.$B$54]+6;0))+VLOOKUP([.M$2];[$'weapon parameters'.$A:.$M];[.$B$54]+9;0)*[.M$5]*[.$A78])" office:value-type="float" office:value="11.8984890329767" calcext:value-type="float">
            <text:p>12</text:p>
          </table:table-cell>
          <table:table-cell table:style-name="ce18" table:formula="of:=IF(ISBLANK([.N$2]);0;IF([.N$2]=&quot;unarm&quot;;0;VLOOKUP([.N$2];[$'weapon parameters'.$A:.$M];[.$B$54]+6;0))+VLOOKUP([.N$2];[$'weapon parameters'.$A:.$M];[.$B$54]+9;0)*[.N$5]*[.$A78])" office:value-type="float" office:value="11.9396841744151" calcext:value-type="float">
            <text:p>12</text:p>
          </table:table-cell>
          <table:table-cell table:style-name="ce18" table:formula="of:=IF(ISBLANK([.O$2]);0;IF([.O$2]=&quot;unarm&quot;;0;VLOOKUP([.O$2];[$'weapon parameters'.$A:.$M];[.$B$54]+6;0))+VLOOKUP([.O$2];[$'weapon parameters'.$A:.$M];[.$B$54]+9;0)*[.O$5]*[.$A78])" office:value-type="float" office:value="12.0125837995576" calcext:value-type="float">
            <text:p>12</text:p>
          </table:table-cell>
          <table:table-cell table:style-name="ce18" table:formula="of:=IF(ISBLANK([.P$2]);0;IF([.P$2]=&quot;unarm&quot;;0;VLOOKUP([.P$2];[$'weapon parameters'.$A:.$M];[.$B$54]+6;0))+VLOOKUP([.P$2];[$'weapon parameters'.$A:.$M];[.$B$54]+9;0)*[.P$5]*[.$A78])" office:value-type="float" office:value="0" calcext:value-type="float">
            <text:p>0</text:p>
          </table:table-cell>
          <table:table-cell table:style-name="ce18" table:formula="of:=IF(ISBLANK([.Q$2]);0;IF([.Q$2]=&quot;unarm&quot;;0;VLOOKUP([.Q$2];[$'weapon parameters'.$A:.$M];[.$B$54]+6;0))+VLOOKUP([.Q$2];[$'weapon parameters'.$A:.$M];[.$B$54]+9;0)*[.Q$5]*[.$A7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IF(ISBLANK([.B$2]);0;IF([.B$2]=&quot;unarm&quot;;0;VLOOKUP([.B$2];[$'weapon parameters'.$A:.$M];[.$B$54]+6;0))+VLOOKUP([.B$2];[$'weapon parameters'.$A:.$M];[.$B$54]+9;0)*[.B$5]*[.$A79])" office:value-type="float" office:value="0" calcext:value-type="float">
            <text:p>0</text:p>
          </table:table-cell>
          <table:table-cell table:style-name="ce18" table:formula="of:=IF(ISBLANK([.C$2]);0;IF([.C$2]=&quot;unarm&quot;;0;VLOOKUP([.C$2];[$'weapon parameters'.$A:.$M];[.$B$54]+6;0))+VLOOKUP([.C$2];[$'weapon parameters'.$A:.$M];[.$B$54]+9;0)*[.C$5]*[.$A79])" office:value-type="float" office:value="0" calcext:value-type="float">
            <text:p>0</text:p>
          </table:table-cell>
          <table:table-cell table:style-name="ce18" table:formula="of:=IF(ISBLANK([.D$2]);0;IF([.D$2]=&quot;unarm&quot;;0;VLOOKUP([.D$2];[$'weapon parameters'.$A:.$M];[.$B$54]+6;0))+VLOOKUP([.D$2];[$'weapon parameters'.$A:.$M];[.$B$54]+9;0)*[.D$5]*[.$A79])" office:value-type="float" office:value="0" calcext:value-type="float">
            <text:p>0</text:p>
          </table:table-cell>
          <table:table-cell table:style-name="ce18" table:formula="of:=IF(ISBLANK([.E$2]);0;IF([.E$2]=&quot;unarm&quot;;0;VLOOKUP([.E$2];[$'weapon parameters'.$A:.$M];[.$B$54]+6;0))+VLOOKUP([.E$2];[$'weapon parameters'.$A:.$M];[.$B$54]+9;0)*[.E$5]*[.$A79])" office:value-type="float" office:value="0" calcext:value-type="float">
            <text:p>0</text:p>
          </table:table-cell>
          <table:table-cell table:style-name="ce18" table:formula="of:=IF(ISBLANK([.F$2]);0;IF([.F$2]=&quot;unarm&quot;;0;VLOOKUP([.F$2];[$'weapon parameters'.$A:.$M];[.$B$54]+6;0))+VLOOKUP([.F$2];[$'weapon parameters'.$A:.$M];[.$B$54]+9;0)*[.F$5]*[.$A79])" office:value-type="float" office:value="0" calcext:value-type="float">
            <text:p>0</text:p>
          </table:table-cell>
          <table:table-cell table:style-name="ce18" table:formula="of:=IF(ISBLANK([.G$2]);0;IF([.G$2]=&quot;unarm&quot;;0;VLOOKUP([.G$2];[$'weapon parameters'.$A:.$M];[.$B$54]+6;0))+VLOOKUP([.G$2];[$'weapon parameters'.$A:.$M];[.$B$54]+9;0)*[.G$5]*[.$A79])" office:value-type="float" office:value="0" calcext:value-type="float">
            <text:p>0</text:p>
          </table:table-cell>
          <table:table-cell table:style-name="ce18" table:formula="of:=IF(ISBLANK([.H$2]);0;IF([.H$2]=&quot;unarm&quot;;0;VLOOKUP([.H$2];[$'weapon parameters'.$A:.$M];[.$B$54]+6;0))+VLOOKUP([.H$2];[$'weapon parameters'.$A:.$M];[.$B$54]+9;0)*[.H$5]*[.$A79])" office:value-type="float" office:value="0" calcext:value-type="float">
            <text:p>0</text:p>
          </table:table-cell>
          <table:table-cell table:style-name="ce18" table:formula="of:=IF(ISBLANK([.I$2]);0;IF([.I$2]=&quot;unarm&quot;;0;VLOOKUP([.I$2];[$'weapon parameters'.$A:.$M];[.$B$54]+6;0))+VLOOKUP([.I$2];[$'weapon parameters'.$A:.$M];[.$B$54]+9;0)*[.I$5]*[.$A79])" office:value-type="float" office:value="0" calcext:value-type="float">
            <text:p>0</text:p>
          </table:table-cell>
          <table:table-cell table:style-name="ce18" table:formula="of:=IF(ISBLANK([.J$2]);0;IF([.J$2]=&quot;unarm&quot;;0;VLOOKUP([.J$2];[$'weapon parameters'.$A:.$M];[.$B$54]+6;0))+VLOOKUP([.J$2];[$'weapon parameters'.$A:.$M];[.$B$54]+9;0)*[.J$5]*[.$A79])" office:value-type="float" office:value="0" calcext:value-type="float">
            <text:p>0</text:p>
          </table:table-cell>
          <table:table-cell table:style-name="ce18" table:formula="of:=IF(ISBLANK([.K$2]);0;IF([.K$2]=&quot;unarm&quot;;0;VLOOKUP([.K$2];[$'weapon parameters'.$A:.$M];[.$B$54]+6;0))+VLOOKUP([.K$2];[$'weapon parameters'.$A:.$M];[.$B$54]+9;0)*[.K$5]*[.$A79])" office:value-type="float" office:value="40" calcext:value-type="float">
            <text:p>40</text:p>
          </table:table-cell>
          <table:table-cell table:style-name="ce18" table:formula="of:=IF(ISBLANK([.L$2]);0;IF([.L$2]=&quot;unarm&quot;;0;VLOOKUP([.L$2];[$'weapon parameters'.$A:.$M];[.$B$54]+6;0))+VLOOKUP([.L$2];[$'weapon parameters'.$A:.$M];[.$B$54]+9;0)*[.L$5]*[.$A79])" office:value-type="float" office:value="16.8602709211272" calcext:value-type="float">
            <text:p>17</text:p>
          </table:table-cell>
          <table:table-cell table:style-name="ce18" table:formula="of:=IF(ISBLANK([.M$2]);0;IF([.M$2]=&quot;unarm&quot;;0;VLOOKUP([.M$2];[$'weapon parameters'.$A:.$M];[.$B$54]+6;0))+VLOOKUP([.M$2];[$'weapon parameters'.$A:.$M];[.$B$54]+9;0)*[.M$5]*[.$A79])" office:value-type="float" office:value="13.7969780659534" calcext:value-type="float">
            <text:p>14</text:p>
          </table:table-cell>
          <table:table-cell table:style-name="ce18" table:formula="of:=IF(ISBLANK([.N$2]);0;IF([.N$2]=&quot;unarm&quot;;0;VLOOKUP([.N$2];[$'weapon parameters'.$A:.$M];[.$B$54]+6;0))+VLOOKUP([.N$2];[$'weapon parameters'.$A:.$M];[.$B$54]+9;0)*[.N$5]*[.$A79])" office:value-type="float" office:value="13.8793683488301" calcext:value-type="float">
            <text:p>14</text:p>
          </table:table-cell>
          <table:table-cell table:style-name="ce18" table:formula="of:=IF(ISBLANK([.O$2]);0;IF([.O$2]=&quot;unarm&quot;;0;VLOOKUP([.O$2];[$'weapon parameters'.$A:.$M];[.$B$54]+6;0))+VLOOKUP([.O$2];[$'weapon parameters'.$A:.$M];[.$B$54]+9;0)*[.O$5]*[.$A79])" office:value-type="float" office:value="14.0251675991153" calcext:value-type="float">
            <text:p>14</text:p>
          </table:table-cell>
          <table:table-cell table:style-name="ce18" table:formula="of:=IF(ISBLANK([.P$2]);0;IF([.P$2]=&quot;unarm&quot;;0;VLOOKUP([.P$2];[$'weapon parameters'.$A:.$M];[.$B$54]+6;0))+VLOOKUP([.P$2];[$'weapon parameters'.$A:.$M];[.$B$54]+9;0)*[.P$5]*[.$A79])" office:value-type="float" office:value="0" calcext:value-type="float">
            <text:p>0</text:p>
          </table:table-cell>
          <table:table-cell table:style-name="ce18" table:formula="of:=IF(ISBLANK([.Q$2]);0;IF([.Q$2]=&quot;unarm&quot;;0;VLOOKUP([.Q$2];[$'weapon parameters'.$A:.$M];[.$B$54]+6;0))+VLOOKUP([.Q$2];[$'weapon parameters'.$A:.$M];[.$B$54]+9;0)*[.Q$5]*[.$A7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formula="of:=IF(ISBLANK([.B$2]);0;IF([.B$2]=&quot;unarm&quot;;0;VLOOKUP([.B$2];[$'weapon parameters'.$A:.$M];[.$B$54]+6;0))+VLOOKUP([.B$2];[$'weapon parameters'.$A:.$M];[.$B$54]+9;0)*[.B$5]*[.$A80])" office:value-type="float" office:value="0" calcext:value-type="float">
            <text:p>0</text:p>
          </table:table-cell>
          <table:table-cell table:style-name="ce18" table:formula="of:=IF(ISBLANK([.C$2]);0;IF([.C$2]=&quot;unarm&quot;;0;VLOOKUP([.C$2];[$'weapon parameters'.$A:.$M];[.$B$54]+6;0))+VLOOKUP([.C$2];[$'weapon parameters'.$A:.$M];[.$B$54]+9;0)*[.C$5]*[.$A80])" office:value-type="float" office:value="0" calcext:value-type="float">
            <text:p>0</text:p>
          </table:table-cell>
          <table:table-cell table:style-name="ce18" table:formula="of:=IF(ISBLANK([.D$2]);0;IF([.D$2]=&quot;unarm&quot;;0;VLOOKUP([.D$2];[$'weapon parameters'.$A:.$M];[.$B$54]+6;0))+VLOOKUP([.D$2];[$'weapon parameters'.$A:.$M];[.$B$54]+9;0)*[.D$5]*[.$A80])" office:value-type="float" office:value="0" calcext:value-type="float">
            <text:p>0</text:p>
          </table:table-cell>
          <table:table-cell table:style-name="ce18" table:formula="of:=IF(ISBLANK([.E$2]);0;IF([.E$2]=&quot;unarm&quot;;0;VLOOKUP([.E$2];[$'weapon parameters'.$A:.$M];[.$B$54]+6;0))+VLOOKUP([.E$2];[$'weapon parameters'.$A:.$M];[.$B$54]+9;0)*[.E$5]*[.$A80])" office:value-type="float" office:value="0" calcext:value-type="float">
            <text:p>0</text:p>
          </table:table-cell>
          <table:table-cell table:style-name="ce18" table:formula="of:=IF(ISBLANK([.F$2]);0;IF([.F$2]=&quot;unarm&quot;;0;VLOOKUP([.F$2];[$'weapon parameters'.$A:.$M];[.$B$54]+6;0))+VLOOKUP([.F$2];[$'weapon parameters'.$A:.$M];[.$B$54]+9;0)*[.F$5]*[.$A80])" office:value-type="float" office:value="0" calcext:value-type="float">
            <text:p>0</text:p>
          </table:table-cell>
          <table:table-cell table:style-name="ce18" table:formula="of:=IF(ISBLANK([.G$2]);0;IF([.G$2]=&quot;unarm&quot;;0;VLOOKUP([.G$2];[$'weapon parameters'.$A:.$M];[.$B$54]+6;0))+VLOOKUP([.G$2];[$'weapon parameters'.$A:.$M];[.$B$54]+9;0)*[.G$5]*[.$A80])" office:value-type="float" office:value="0" calcext:value-type="float">
            <text:p>0</text:p>
          </table:table-cell>
          <table:table-cell table:style-name="ce18" table:formula="of:=IF(ISBLANK([.H$2]);0;IF([.H$2]=&quot;unarm&quot;;0;VLOOKUP([.H$2];[$'weapon parameters'.$A:.$M];[.$B$54]+6;0))+VLOOKUP([.H$2];[$'weapon parameters'.$A:.$M];[.$B$54]+9;0)*[.H$5]*[.$A80])" office:value-type="float" office:value="0" calcext:value-type="float">
            <text:p>0</text:p>
          </table:table-cell>
          <table:table-cell table:style-name="ce18" table:formula="of:=IF(ISBLANK([.I$2]);0;IF([.I$2]=&quot;unarm&quot;;0;VLOOKUP([.I$2];[$'weapon parameters'.$A:.$M];[.$B$54]+6;0))+VLOOKUP([.I$2];[$'weapon parameters'.$A:.$M];[.$B$54]+9;0)*[.I$5]*[.$A80])" office:value-type="float" office:value="0" calcext:value-type="float">
            <text:p>0</text:p>
          </table:table-cell>
          <table:table-cell table:style-name="ce18" table:formula="of:=IF(ISBLANK([.J$2]);0;IF([.J$2]=&quot;unarm&quot;;0;VLOOKUP([.J$2];[$'weapon parameters'.$A:.$M];[.$B$54]+6;0))+VLOOKUP([.J$2];[$'weapon parameters'.$A:.$M];[.$B$54]+9;0)*[.J$5]*[.$A80])" office:value-type="float" office:value="0" calcext:value-type="float">
            <text:p>0</text:p>
          </table:table-cell>
          <table:table-cell table:style-name="ce18" table:formula="of:=IF(ISBLANK([.K$2]);0;IF([.K$2]=&quot;unarm&quot;;0;VLOOKUP([.K$2];[$'weapon parameters'.$A:.$M];[.$B$54]+6;0))+VLOOKUP([.K$2];[$'weapon parameters'.$A:.$M];[.$B$54]+9;0)*[.K$5]*[.$A80])" office:value-type="float" office:value="40" calcext:value-type="float">
            <text:p>40</text:p>
          </table:table-cell>
          <table:table-cell table:style-name="ce18" table:formula="of:=IF(ISBLANK([.L$2]);0;IF([.L$2]=&quot;unarm&quot;;0;VLOOKUP([.L$2];[$'weapon parameters'.$A:.$M];[.$B$54]+6;0))+VLOOKUP([.L$2];[$'weapon parameters'.$A:.$M];[.$B$54]+9;0)*[.L$5]*[.$A80])" office:value-type="float" office:value="20.2904063816908" calcext:value-type="float">
            <text:p>20</text:p>
          </table:table-cell>
          <table:table-cell table:style-name="ce18" table:formula="of:=IF(ISBLANK([.M$2]);0;IF([.M$2]=&quot;unarm&quot;;0;VLOOKUP([.M$2];[$'weapon parameters'.$A:.$M];[.$B$54]+6;0))+VLOOKUP([.M$2];[$'weapon parameters'.$A:.$M];[.$B$54]+9;0)*[.M$5]*[.$A80])" office:value-type="float" office:value="15.6954670989301" calcext:value-type="float">
            <text:p>16</text:p>
          </table:table-cell>
          <table:table-cell table:style-name="ce18" table:formula="of:=IF(ISBLANK([.N$2]);0;IF([.N$2]=&quot;unarm&quot;;0;VLOOKUP([.N$2];[$'weapon parameters'.$A:.$M];[.$B$54]+6;0))+VLOOKUP([.N$2];[$'weapon parameters'.$A:.$M];[.$B$54]+9;0)*[.N$5]*[.$A80])" office:value-type="float" office:value="15.8190525232452" calcext:value-type="float">
            <text:p>16</text:p>
          </table:table-cell>
          <table:table-cell table:style-name="ce18" table:formula="of:=IF(ISBLANK([.O$2]);0;IF([.O$2]=&quot;unarm&quot;;0;VLOOKUP([.O$2];[$'weapon parameters'.$A:.$M];[.$B$54]+6;0))+VLOOKUP([.O$2];[$'weapon parameters'.$A:.$M];[.$B$54]+9;0)*[.O$5]*[.$A80])" office:value-type="float" office:value="16.0377513986729" calcext:value-type="float">
            <text:p>16</text:p>
          </table:table-cell>
          <table:table-cell table:style-name="ce18" table:formula="of:=IF(ISBLANK([.P$2]);0;IF([.P$2]=&quot;unarm&quot;;0;VLOOKUP([.P$2];[$'weapon parameters'.$A:.$M];[.$B$54]+6;0))+VLOOKUP([.P$2];[$'weapon parameters'.$A:.$M];[.$B$54]+9;0)*[.P$5]*[.$A80])" office:value-type="float" office:value="0" calcext:value-type="float">
            <text:p>0</text:p>
          </table:table-cell>
          <table:table-cell table:style-name="ce18" table:formula="of:=IF(ISBLANK([.Q$2]);0;IF([.Q$2]=&quot;unarm&quot;;0;VLOOKUP([.Q$2];[$'weapon parameters'.$A:.$M];[.$B$54]+6;0))+VLOOKUP([.Q$2];[$'weapon parameters'.$A:.$M];[.$B$54]+9;0)*[.Q$5]*[.$A8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formula="of:=IF(ISBLANK([.B$2]);0;IF([.B$2]=&quot;unarm&quot;;0;VLOOKUP([.B$2];[$'weapon parameters'.$A:.$M];[.$B$54]+6;0))+VLOOKUP([.B$2];[$'weapon parameters'.$A:.$M];[.$B$54]+9;0)*[.B$5]*[.$A81])" office:value-type="float" office:value="0" calcext:value-type="float">
            <text:p>0</text:p>
          </table:table-cell>
          <table:table-cell table:style-name="ce18" table:formula="of:=IF(ISBLANK([.C$2]);0;IF([.C$2]=&quot;unarm&quot;;0;VLOOKUP([.C$2];[$'weapon parameters'.$A:.$M];[.$B$54]+6;0))+VLOOKUP([.C$2];[$'weapon parameters'.$A:.$M];[.$B$54]+9;0)*[.C$5]*[.$A81])" office:value-type="float" office:value="0" calcext:value-type="float">
            <text:p>0</text:p>
          </table:table-cell>
          <table:table-cell table:style-name="ce18" table:formula="of:=IF(ISBLANK([.D$2]);0;IF([.D$2]=&quot;unarm&quot;;0;VLOOKUP([.D$2];[$'weapon parameters'.$A:.$M];[.$B$54]+6;0))+VLOOKUP([.D$2];[$'weapon parameters'.$A:.$M];[.$B$54]+9;0)*[.D$5]*[.$A81])" office:value-type="float" office:value="0" calcext:value-type="float">
            <text:p>0</text:p>
          </table:table-cell>
          <table:table-cell table:style-name="ce18" table:formula="of:=IF(ISBLANK([.E$2]);0;IF([.E$2]=&quot;unarm&quot;;0;VLOOKUP([.E$2];[$'weapon parameters'.$A:.$M];[.$B$54]+6;0))+VLOOKUP([.E$2];[$'weapon parameters'.$A:.$M];[.$B$54]+9;0)*[.E$5]*[.$A81])" office:value-type="float" office:value="0" calcext:value-type="float">
            <text:p>0</text:p>
          </table:table-cell>
          <table:table-cell table:style-name="ce18" table:formula="of:=IF(ISBLANK([.F$2]);0;IF([.F$2]=&quot;unarm&quot;;0;VLOOKUP([.F$2];[$'weapon parameters'.$A:.$M];[.$B$54]+6;0))+VLOOKUP([.F$2];[$'weapon parameters'.$A:.$M];[.$B$54]+9;0)*[.F$5]*[.$A81])" office:value-type="float" office:value="0" calcext:value-type="float">
            <text:p>0</text:p>
          </table:table-cell>
          <table:table-cell table:style-name="ce18" table:formula="of:=IF(ISBLANK([.G$2]);0;IF([.G$2]=&quot;unarm&quot;;0;VLOOKUP([.G$2];[$'weapon parameters'.$A:.$M];[.$B$54]+6;0))+VLOOKUP([.G$2];[$'weapon parameters'.$A:.$M];[.$B$54]+9;0)*[.G$5]*[.$A81])" office:value-type="float" office:value="0" calcext:value-type="float">
            <text:p>0</text:p>
          </table:table-cell>
          <table:table-cell table:style-name="ce18" table:formula="of:=IF(ISBLANK([.H$2]);0;IF([.H$2]=&quot;unarm&quot;;0;VLOOKUP([.H$2];[$'weapon parameters'.$A:.$M];[.$B$54]+6;0))+VLOOKUP([.H$2];[$'weapon parameters'.$A:.$M];[.$B$54]+9;0)*[.H$5]*[.$A81])" office:value-type="float" office:value="0" calcext:value-type="float">
            <text:p>0</text:p>
          </table:table-cell>
          <table:table-cell table:style-name="ce18" table:formula="of:=IF(ISBLANK([.I$2]);0;IF([.I$2]=&quot;unarm&quot;;0;VLOOKUP([.I$2];[$'weapon parameters'.$A:.$M];[.$B$54]+6;0))+VLOOKUP([.I$2];[$'weapon parameters'.$A:.$M];[.$B$54]+9;0)*[.I$5]*[.$A81])" office:value-type="float" office:value="0" calcext:value-type="float">
            <text:p>0</text:p>
          </table:table-cell>
          <table:table-cell table:style-name="ce18" table:formula="of:=IF(ISBLANK([.J$2]);0;IF([.J$2]=&quot;unarm&quot;;0;VLOOKUP([.J$2];[$'weapon parameters'.$A:.$M];[.$B$54]+6;0))+VLOOKUP([.J$2];[$'weapon parameters'.$A:.$M];[.$B$54]+9;0)*[.J$5]*[.$A81])" office:value-type="float" office:value="0" calcext:value-type="float">
            <text:p>0</text:p>
          </table:table-cell>
          <table:table-cell table:style-name="ce18" table:formula="of:=IF(ISBLANK([.K$2]);0;IF([.K$2]=&quot;unarm&quot;;0;VLOOKUP([.K$2];[$'weapon parameters'.$A:.$M];[.$B$54]+6;0))+VLOOKUP([.K$2];[$'weapon parameters'.$A:.$M];[.$B$54]+9;0)*[.K$5]*[.$A81])" office:value-type="float" office:value="40" calcext:value-type="float">
            <text:p>40</text:p>
          </table:table-cell>
          <table:table-cell table:style-name="ce18" table:formula="of:=IF(ISBLANK([.L$2]);0;IF([.L$2]=&quot;unarm&quot;;0;VLOOKUP([.L$2];[$'weapon parameters'.$A:.$M];[.$B$54]+6;0))+VLOOKUP([.L$2];[$'weapon parameters'.$A:.$M];[.$B$54]+9;0)*[.L$5]*[.$A81])" office:value-type="float" office:value="23.7205418422543" calcext:value-type="float">
            <text:p>24</text:p>
          </table:table-cell>
          <table:table-cell table:style-name="ce18" table:formula="of:=IF(ISBLANK([.M$2]);0;IF([.M$2]=&quot;unarm&quot;;0;VLOOKUP([.M$2];[$'weapon parameters'.$A:.$M];[.$B$54]+6;0))+VLOOKUP([.M$2];[$'weapon parameters'.$A:.$M];[.$B$54]+9;0)*[.M$5]*[.$A81])" office:value-type="float" office:value="17.5939561319068" calcext:value-type="float">
            <text:p>18</text:p>
          </table:table-cell>
          <table:table-cell table:style-name="ce18" table:formula="of:=IF(ISBLANK([.N$2]);0;IF([.N$2]=&quot;unarm&quot;;0;VLOOKUP([.N$2];[$'weapon parameters'.$A:.$M];[.$B$54]+6;0))+VLOOKUP([.N$2];[$'weapon parameters'.$A:.$M];[.$B$54]+9;0)*[.N$5]*[.$A81])" office:value-type="float" office:value="17.7587366976602" calcext:value-type="float">
            <text:p>18</text:p>
          </table:table-cell>
          <table:table-cell table:style-name="ce18" table:formula="of:=IF(ISBLANK([.O$2]);0;IF([.O$2]=&quot;unarm&quot;;0;VLOOKUP([.O$2];[$'weapon parameters'.$A:.$M];[.$B$54]+6;0))+VLOOKUP([.O$2];[$'weapon parameters'.$A:.$M];[.$B$54]+9;0)*[.O$5]*[.$A81])" office:value-type="float" office:value="18.0503351982306" calcext:value-type="float">
            <text:p>18</text:p>
          </table:table-cell>
          <table:table-cell table:style-name="ce18" table:formula="of:=IF(ISBLANK([.P$2]);0;IF([.P$2]=&quot;unarm&quot;;0;VLOOKUP([.P$2];[$'weapon parameters'.$A:.$M];[.$B$54]+6;0))+VLOOKUP([.P$2];[$'weapon parameters'.$A:.$M];[.$B$54]+9;0)*[.P$5]*[.$A81])" office:value-type="float" office:value="0" calcext:value-type="float">
            <text:p>0</text:p>
          </table:table-cell>
          <table:table-cell table:style-name="ce18" table:formula="of:=IF(ISBLANK([.Q$2]);0;IF([.Q$2]=&quot;unarm&quot;;0;VLOOKUP([.Q$2];[$'weapon parameters'.$A:.$M];[.$B$54]+6;0))+VLOOKUP([.Q$2];[$'weapon parameters'.$A:.$M];[.$B$54]+9;0)*[.Q$5]*[.$A8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table:formula="of:=IF(ISBLANK([.B$2]);0;IF([.B$2]=&quot;unarm&quot;;0;VLOOKUP([.B$2];[$'weapon parameters'.$A:.$M];[.$B$54]+6;0))+VLOOKUP([.B$2];[$'weapon parameters'.$A:.$M];[.$B$54]+9;0)*[.B$5]*[.$A82])" office:value-type="float" office:value="0" calcext:value-type="float">
            <text:p>0</text:p>
          </table:table-cell>
          <table:table-cell table:style-name="ce18" table:formula="of:=IF(ISBLANK([.C$2]);0;IF([.C$2]=&quot;unarm&quot;;0;VLOOKUP([.C$2];[$'weapon parameters'.$A:.$M];[.$B$54]+6;0))+VLOOKUP([.C$2];[$'weapon parameters'.$A:.$M];[.$B$54]+9;0)*[.C$5]*[.$A82])" office:value-type="float" office:value="0" calcext:value-type="float">
            <text:p>0</text:p>
          </table:table-cell>
          <table:table-cell table:style-name="ce18" table:formula="of:=IF(ISBLANK([.D$2]);0;IF([.D$2]=&quot;unarm&quot;;0;VLOOKUP([.D$2];[$'weapon parameters'.$A:.$M];[.$B$54]+6;0))+VLOOKUP([.D$2];[$'weapon parameters'.$A:.$M];[.$B$54]+9;0)*[.D$5]*[.$A82])" office:value-type="float" office:value="0" calcext:value-type="float">
            <text:p>0</text:p>
          </table:table-cell>
          <table:table-cell table:style-name="ce18" table:formula="of:=IF(ISBLANK([.E$2]);0;IF([.E$2]=&quot;unarm&quot;;0;VLOOKUP([.E$2];[$'weapon parameters'.$A:.$M];[.$B$54]+6;0))+VLOOKUP([.E$2];[$'weapon parameters'.$A:.$M];[.$B$54]+9;0)*[.E$5]*[.$A82])" office:value-type="float" office:value="0" calcext:value-type="float">
            <text:p>0</text:p>
          </table:table-cell>
          <table:table-cell table:style-name="ce18" table:formula="of:=IF(ISBLANK([.F$2]);0;IF([.F$2]=&quot;unarm&quot;;0;VLOOKUP([.F$2];[$'weapon parameters'.$A:.$M];[.$B$54]+6;0))+VLOOKUP([.F$2];[$'weapon parameters'.$A:.$M];[.$B$54]+9;0)*[.F$5]*[.$A82])" office:value-type="float" office:value="0" calcext:value-type="float">
            <text:p>0</text:p>
          </table:table-cell>
          <table:table-cell table:style-name="ce18" table:formula="of:=IF(ISBLANK([.G$2]);0;IF([.G$2]=&quot;unarm&quot;;0;VLOOKUP([.G$2];[$'weapon parameters'.$A:.$M];[.$B$54]+6;0))+VLOOKUP([.G$2];[$'weapon parameters'.$A:.$M];[.$B$54]+9;0)*[.G$5]*[.$A82])" office:value-type="float" office:value="0" calcext:value-type="float">
            <text:p>0</text:p>
          </table:table-cell>
          <table:table-cell table:style-name="ce18" table:formula="of:=IF(ISBLANK([.H$2]);0;IF([.H$2]=&quot;unarm&quot;;0;VLOOKUP([.H$2];[$'weapon parameters'.$A:.$M];[.$B$54]+6;0))+VLOOKUP([.H$2];[$'weapon parameters'.$A:.$M];[.$B$54]+9;0)*[.H$5]*[.$A82])" office:value-type="float" office:value="0" calcext:value-type="float">
            <text:p>0</text:p>
          </table:table-cell>
          <table:table-cell table:style-name="ce18" table:formula="of:=IF(ISBLANK([.I$2]);0;IF([.I$2]=&quot;unarm&quot;;0;VLOOKUP([.I$2];[$'weapon parameters'.$A:.$M];[.$B$54]+6;0))+VLOOKUP([.I$2];[$'weapon parameters'.$A:.$M];[.$B$54]+9;0)*[.I$5]*[.$A82])" office:value-type="float" office:value="0" calcext:value-type="float">
            <text:p>0</text:p>
          </table:table-cell>
          <table:table-cell table:style-name="ce18" table:formula="of:=IF(ISBLANK([.J$2]);0;IF([.J$2]=&quot;unarm&quot;;0;VLOOKUP([.J$2];[$'weapon parameters'.$A:.$M];[.$B$54]+6;0))+VLOOKUP([.J$2];[$'weapon parameters'.$A:.$M];[.$B$54]+9;0)*[.J$5]*[.$A82])" office:value-type="float" office:value="0" calcext:value-type="float">
            <text:p>0</text:p>
          </table:table-cell>
          <table:table-cell table:style-name="ce18" table:formula="of:=IF(ISBLANK([.K$2]);0;IF([.K$2]=&quot;unarm&quot;;0;VLOOKUP([.K$2];[$'weapon parameters'.$A:.$M];[.$B$54]+6;0))+VLOOKUP([.K$2];[$'weapon parameters'.$A:.$M];[.$B$54]+9;0)*[.K$5]*[.$A82])" office:value-type="float" office:value="40" calcext:value-type="float">
            <text:p>40</text:p>
          </table:table-cell>
          <table:table-cell table:style-name="ce18" table:formula="of:=IF(ISBLANK([.L$2]);0;IF([.L$2]=&quot;unarm&quot;;0;VLOOKUP([.L$2];[$'weapon parameters'.$A:.$M];[.$B$54]+6;0))+VLOOKUP([.L$2];[$'weapon parameters'.$A:.$M];[.$B$54]+9;0)*[.L$5]*[.$A82])" office:value-type="float" office:value="27.1506773028179" calcext:value-type="float">
            <text:p>27</text:p>
          </table:table-cell>
          <table:table-cell table:style-name="ce18" table:formula="of:=IF(ISBLANK([.M$2]);0;IF([.M$2]=&quot;unarm&quot;;0;VLOOKUP([.M$2];[$'weapon parameters'.$A:.$M];[.$B$54]+6;0))+VLOOKUP([.M$2];[$'weapon parameters'.$A:.$M];[.$B$54]+9;0)*[.M$5]*[.$A82])" office:value-type="float" office:value="19.4924451648835" calcext:value-type="float">
            <text:p>19</text:p>
          </table:table-cell>
          <table:table-cell table:style-name="ce18" table:formula="of:=IF(ISBLANK([.N$2]);0;IF([.N$2]=&quot;unarm&quot;;0;VLOOKUP([.N$2];[$'weapon parameters'.$A:.$M];[.$B$54]+6;0))+VLOOKUP([.N$2];[$'weapon parameters'.$A:.$M];[.$B$54]+9;0)*[.N$5]*[.$A82])" office:value-type="float" office:value="19.6984208720753" calcext:value-type="float">
            <text:p>20</text:p>
          </table:table-cell>
          <table:table-cell table:style-name="ce18" table:formula="of:=IF(ISBLANK([.O$2]);0;IF([.O$2]=&quot;unarm&quot;;0;VLOOKUP([.O$2];[$'weapon parameters'.$A:.$M];[.$B$54]+6;0))+VLOOKUP([.O$2];[$'weapon parameters'.$A:.$M];[.$B$54]+9;0)*[.O$5]*[.$A82])" office:value-type="float" office:value="20.0629189977882" calcext:value-type="float">
            <text:p>20</text:p>
          </table:table-cell>
          <table:table-cell table:style-name="ce18" table:formula="of:=IF(ISBLANK([.P$2]);0;IF([.P$2]=&quot;unarm&quot;;0;VLOOKUP([.P$2];[$'weapon parameters'.$A:.$M];[.$B$54]+6;0))+VLOOKUP([.P$2];[$'weapon parameters'.$A:.$M];[.$B$54]+9;0)*[.P$5]*[.$A82])" office:value-type="float" office:value="0" calcext:value-type="float">
            <text:p>0</text:p>
          </table:table-cell>
          <table:table-cell table:style-name="ce18" table:formula="of:=IF(ISBLANK([.Q$2]);0;IF([.Q$2]=&quot;unarm&quot;;0;VLOOKUP([.Q$2];[$'weapon parameters'.$A:.$M];[.$B$54]+6;0))+VLOOKUP([.Q$2];[$'weapon parameters'.$A:.$M];[.$B$54]+9;0)*[.Q$5]*[.$A8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table:formula="of:=IF(ISBLANK([.B$2]);0;IF([.B$2]=&quot;unarm&quot;;0;VLOOKUP([.B$2];[$'weapon parameters'.$A:.$M];[.$B$54]+6;0))+VLOOKUP([.B$2];[$'weapon parameters'.$A:.$M];[.$B$54]+9;0)*[.B$5]*[.$A83])" office:value-type="float" office:value="0" calcext:value-type="float">
            <text:p>0</text:p>
          </table:table-cell>
          <table:table-cell table:style-name="ce18" table:formula="of:=IF(ISBLANK([.C$2]);0;IF([.C$2]=&quot;unarm&quot;;0;VLOOKUP([.C$2];[$'weapon parameters'.$A:.$M];[.$B$54]+6;0))+VLOOKUP([.C$2];[$'weapon parameters'.$A:.$M];[.$B$54]+9;0)*[.C$5]*[.$A83])" office:value-type="float" office:value="0" calcext:value-type="float">
            <text:p>0</text:p>
          </table:table-cell>
          <table:table-cell table:style-name="ce18" table:formula="of:=IF(ISBLANK([.D$2]);0;IF([.D$2]=&quot;unarm&quot;;0;VLOOKUP([.D$2];[$'weapon parameters'.$A:.$M];[.$B$54]+6;0))+VLOOKUP([.D$2];[$'weapon parameters'.$A:.$M];[.$B$54]+9;0)*[.D$5]*[.$A83])" office:value-type="float" office:value="0" calcext:value-type="float">
            <text:p>0</text:p>
          </table:table-cell>
          <table:table-cell table:style-name="ce18" table:formula="of:=IF(ISBLANK([.E$2]);0;IF([.E$2]=&quot;unarm&quot;;0;VLOOKUP([.E$2];[$'weapon parameters'.$A:.$M];[.$B$54]+6;0))+VLOOKUP([.E$2];[$'weapon parameters'.$A:.$M];[.$B$54]+9;0)*[.E$5]*[.$A83])" office:value-type="float" office:value="0" calcext:value-type="float">
            <text:p>0</text:p>
          </table:table-cell>
          <table:table-cell table:style-name="ce18" table:formula="of:=IF(ISBLANK([.F$2]);0;IF([.F$2]=&quot;unarm&quot;;0;VLOOKUP([.F$2];[$'weapon parameters'.$A:.$M];[.$B$54]+6;0))+VLOOKUP([.F$2];[$'weapon parameters'.$A:.$M];[.$B$54]+9;0)*[.F$5]*[.$A83])" office:value-type="float" office:value="0" calcext:value-type="float">
            <text:p>0</text:p>
          </table:table-cell>
          <table:table-cell table:style-name="ce18" table:formula="of:=IF(ISBLANK([.G$2]);0;IF([.G$2]=&quot;unarm&quot;;0;VLOOKUP([.G$2];[$'weapon parameters'.$A:.$M];[.$B$54]+6;0))+VLOOKUP([.G$2];[$'weapon parameters'.$A:.$M];[.$B$54]+9;0)*[.G$5]*[.$A83])" office:value-type="float" office:value="0" calcext:value-type="float">
            <text:p>0</text:p>
          </table:table-cell>
          <table:table-cell table:style-name="ce18" table:formula="of:=IF(ISBLANK([.H$2]);0;IF([.H$2]=&quot;unarm&quot;;0;VLOOKUP([.H$2];[$'weapon parameters'.$A:.$M];[.$B$54]+6;0))+VLOOKUP([.H$2];[$'weapon parameters'.$A:.$M];[.$B$54]+9;0)*[.H$5]*[.$A83])" office:value-type="float" office:value="0" calcext:value-type="float">
            <text:p>0</text:p>
          </table:table-cell>
          <table:table-cell table:style-name="ce18" table:formula="of:=IF(ISBLANK([.I$2]);0;IF([.I$2]=&quot;unarm&quot;;0;VLOOKUP([.I$2];[$'weapon parameters'.$A:.$M];[.$B$54]+6;0))+VLOOKUP([.I$2];[$'weapon parameters'.$A:.$M];[.$B$54]+9;0)*[.I$5]*[.$A83])" office:value-type="float" office:value="0" calcext:value-type="float">
            <text:p>0</text:p>
          </table:table-cell>
          <table:table-cell table:style-name="ce18" table:formula="of:=IF(ISBLANK([.J$2]);0;IF([.J$2]=&quot;unarm&quot;;0;VLOOKUP([.J$2];[$'weapon parameters'.$A:.$M];[.$B$54]+6;0))+VLOOKUP([.J$2];[$'weapon parameters'.$A:.$M];[.$B$54]+9;0)*[.J$5]*[.$A83])" office:value-type="float" office:value="0" calcext:value-type="float">
            <text:p>0</text:p>
          </table:table-cell>
          <table:table-cell table:style-name="ce18" table:formula="of:=IF(ISBLANK([.K$2]);0;IF([.K$2]=&quot;unarm&quot;;0;VLOOKUP([.K$2];[$'weapon parameters'.$A:.$M];[.$B$54]+6;0))+VLOOKUP([.K$2];[$'weapon parameters'.$A:.$M];[.$B$54]+9;0)*[.K$5]*[.$A83])" office:value-type="float" office:value="40" calcext:value-type="float">
            <text:p>40</text:p>
          </table:table-cell>
          <table:table-cell table:style-name="ce18" table:formula="of:=IF(ISBLANK([.L$2]);0;IF([.L$2]=&quot;unarm&quot;;0;VLOOKUP([.L$2];[$'weapon parameters'.$A:.$M];[.$B$54]+6;0))+VLOOKUP([.L$2];[$'weapon parameters'.$A:.$M];[.$B$54]+9;0)*[.L$5]*[.$A83])" office:value-type="float" office:value="30.5808127633815" calcext:value-type="float">
            <text:p>31</text:p>
          </table:table-cell>
          <table:table-cell table:style-name="ce18" table:formula="of:=IF(ISBLANK([.M$2]);0;IF([.M$2]=&quot;unarm&quot;;0;VLOOKUP([.M$2];[$'weapon parameters'.$A:.$M];[.$B$54]+6;0))+VLOOKUP([.M$2];[$'weapon parameters'.$A:.$M];[.$B$54]+9;0)*[.M$5]*[.$A83])" office:value-type="float" office:value="21.3909341978602" calcext:value-type="float">
            <text:p>21</text:p>
          </table:table-cell>
          <table:table-cell table:style-name="ce18" table:formula="of:=IF(ISBLANK([.N$2]);0;IF([.N$2]=&quot;unarm&quot;;0;VLOOKUP([.N$2];[$'weapon parameters'.$A:.$M];[.$B$54]+6;0))+VLOOKUP([.N$2];[$'weapon parameters'.$A:.$M];[.$B$54]+9;0)*[.N$5]*[.$A83])" office:value-type="float" office:value="21.6381050464903" calcext:value-type="float">
            <text:p>22</text:p>
          </table:table-cell>
          <table:table-cell table:style-name="ce18" table:formula="of:=IF(ISBLANK([.O$2]);0;IF([.O$2]=&quot;unarm&quot;;0;VLOOKUP([.O$2];[$'weapon parameters'.$A:.$M];[.$B$54]+6;0))+VLOOKUP([.O$2];[$'weapon parameters'.$A:.$M];[.$B$54]+9;0)*[.O$5]*[.$A83])" office:value-type="float" office:value="22.0755027973458" calcext:value-type="float">
            <text:p>22</text:p>
          </table:table-cell>
          <table:table-cell table:style-name="ce18" table:formula="of:=IF(ISBLANK([.P$2]);0;IF([.P$2]=&quot;unarm&quot;;0;VLOOKUP([.P$2];[$'weapon parameters'.$A:.$M];[.$B$54]+6;0))+VLOOKUP([.P$2];[$'weapon parameters'.$A:.$M];[.$B$54]+9;0)*[.P$5]*[.$A83])" office:value-type="float" office:value="0" calcext:value-type="float">
            <text:p>0</text:p>
          </table:table-cell>
          <table:table-cell table:style-name="ce18" table:formula="of:=IF(ISBLANK([.Q$2]);0;IF([.Q$2]=&quot;unarm&quot;;0;VLOOKUP([.Q$2];[$'weapon parameters'.$A:.$M];[.$B$54]+6;0))+VLOOKUP([.Q$2];[$'weapon parameters'.$A:.$M];[.$B$54]+9;0)*[.Q$5]*[.$A8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table:formula="of:=IF(ISBLANK([.B$2]);0;IF([.B$2]=&quot;unarm&quot;;0;VLOOKUP([.B$2];[$'weapon parameters'.$A:.$M];[.$B$54]+6;0))+VLOOKUP([.B$2];[$'weapon parameters'.$A:.$M];[.$B$54]+9;0)*[.B$5]*[.$A84])" office:value-type="float" office:value="0" calcext:value-type="float">
            <text:p>0</text:p>
          </table:table-cell>
          <table:table-cell table:style-name="ce18" table:formula="of:=IF(ISBLANK([.C$2]);0;IF([.C$2]=&quot;unarm&quot;;0;VLOOKUP([.C$2];[$'weapon parameters'.$A:.$M];[.$B$54]+6;0))+VLOOKUP([.C$2];[$'weapon parameters'.$A:.$M];[.$B$54]+9;0)*[.C$5]*[.$A84])" office:value-type="float" office:value="0" calcext:value-type="float">
            <text:p>0</text:p>
          </table:table-cell>
          <table:table-cell table:style-name="ce18" table:formula="of:=IF(ISBLANK([.D$2]);0;IF([.D$2]=&quot;unarm&quot;;0;VLOOKUP([.D$2];[$'weapon parameters'.$A:.$M];[.$B$54]+6;0))+VLOOKUP([.D$2];[$'weapon parameters'.$A:.$M];[.$B$54]+9;0)*[.D$5]*[.$A84])" office:value-type="float" office:value="0" calcext:value-type="float">
            <text:p>0</text:p>
          </table:table-cell>
          <table:table-cell table:style-name="ce18" table:formula="of:=IF(ISBLANK([.E$2]);0;IF([.E$2]=&quot;unarm&quot;;0;VLOOKUP([.E$2];[$'weapon parameters'.$A:.$M];[.$B$54]+6;0))+VLOOKUP([.E$2];[$'weapon parameters'.$A:.$M];[.$B$54]+9;0)*[.E$5]*[.$A84])" office:value-type="float" office:value="0" calcext:value-type="float">
            <text:p>0</text:p>
          </table:table-cell>
          <table:table-cell table:style-name="ce18" table:formula="of:=IF(ISBLANK([.F$2]);0;IF([.F$2]=&quot;unarm&quot;;0;VLOOKUP([.F$2];[$'weapon parameters'.$A:.$M];[.$B$54]+6;0))+VLOOKUP([.F$2];[$'weapon parameters'.$A:.$M];[.$B$54]+9;0)*[.F$5]*[.$A84])" office:value-type="float" office:value="0" calcext:value-type="float">
            <text:p>0</text:p>
          </table:table-cell>
          <table:table-cell table:style-name="ce18" table:formula="of:=IF(ISBLANK([.G$2]);0;IF([.G$2]=&quot;unarm&quot;;0;VLOOKUP([.G$2];[$'weapon parameters'.$A:.$M];[.$B$54]+6;0))+VLOOKUP([.G$2];[$'weapon parameters'.$A:.$M];[.$B$54]+9;0)*[.G$5]*[.$A84])" office:value-type="float" office:value="0" calcext:value-type="float">
            <text:p>0</text:p>
          </table:table-cell>
          <table:table-cell table:style-name="ce18" table:formula="of:=IF(ISBLANK([.H$2]);0;IF([.H$2]=&quot;unarm&quot;;0;VLOOKUP([.H$2];[$'weapon parameters'.$A:.$M];[.$B$54]+6;0))+VLOOKUP([.H$2];[$'weapon parameters'.$A:.$M];[.$B$54]+9;0)*[.H$5]*[.$A84])" office:value-type="float" office:value="0" calcext:value-type="float">
            <text:p>0</text:p>
          </table:table-cell>
          <table:table-cell table:style-name="ce18" table:formula="of:=IF(ISBLANK([.I$2]);0;IF([.I$2]=&quot;unarm&quot;;0;VLOOKUP([.I$2];[$'weapon parameters'.$A:.$M];[.$B$54]+6;0))+VLOOKUP([.I$2];[$'weapon parameters'.$A:.$M];[.$B$54]+9;0)*[.I$5]*[.$A84])" office:value-type="float" office:value="0" calcext:value-type="float">
            <text:p>0</text:p>
          </table:table-cell>
          <table:table-cell table:style-name="ce18" table:formula="of:=IF(ISBLANK([.J$2]);0;IF([.J$2]=&quot;unarm&quot;;0;VLOOKUP([.J$2];[$'weapon parameters'.$A:.$M];[.$B$54]+6;0))+VLOOKUP([.J$2];[$'weapon parameters'.$A:.$M];[.$B$54]+9;0)*[.J$5]*[.$A84])" office:value-type="float" office:value="0" calcext:value-type="float">
            <text:p>0</text:p>
          </table:table-cell>
          <table:table-cell table:style-name="ce18" table:formula="of:=IF(ISBLANK([.K$2]);0;IF([.K$2]=&quot;unarm&quot;;0;VLOOKUP([.K$2];[$'weapon parameters'.$A:.$M];[.$B$54]+6;0))+VLOOKUP([.K$2];[$'weapon parameters'.$A:.$M];[.$B$54]+9;0)*[.K$5]*[.$A84])" office:value-type="float" office:value="40" calcext:value-type="float">
            <text:p>40</text:p>
          </table:table-cell>
          <table:table-cell table:style-name="ce18" table:formula="of:=IF(ISBLANK([.L$2]);0;IF([.L$2]=&quot;unarm&quot;;0;VLOOKUP([.L$2];[$'weapon parameters'.$A:.$M];[.$B$54]+6;0))+VLOOKUP([.L$2];[$'weapon parameters'.$A:.$M];[.$B$54]+9;0)*[.L$5]*[.$A84])" office:value-type="float" office:value="34.0109482239451" calcext:value-type="float">
            <text:p>34</text:p>
          </table:table-cell>
          <table:table-cell table:style-name="ce18" table:formula="of:=IF(ISBLANK([.M$2]);0;IF([.M$2]=&quot;unarm&quot;;0;VLOOKUP([.M$2];[$'weapon parameters'.$A:.$M];[.$B$54]+6;0))+VLOOKUP([.M$2];[$'weapon parameters'.$A:.$M];[.$B$54]+9;0)*[.M$5]*[.$A84])" office:value-type="float" office:value="23.2894232308369" calcext:value-type="float">
            <text:p>23</text:p>
          </table:table-cell>
          <table:table-cell table:style-name="ce18" table:formula="of:=IF(ISBLANK([.N$2]);0;IF([.N$2]=&quot;unarm&quot;;0;VLOOKUP([.N$2];[$'weapon parameters'.$A:.$M];[.$B$54]+6;0))+VLOOKUP([.N$2];[$'weapon parameters'.$A:.$M];[.$B$54]+9;0)*[.N$5]*[.$A84])" office:value-type="float" office:value="23.5777892209054" calcext:value-type="float">
            <text:p>24</text:p>
          </table:table-cell>
          <table:table-cell table:style-name="ce18" table:formula="of:=IF(ISBLANK([.O$2]);0;IF([.O$2]=&quot;unarm&quot;;0;VLOOKUP([.O$2];[$'weapon parameters'.$A:.$M];[.$B$54]+6;0))+VLOOKUP([.O$2];[$'weapon parameters'.$A:.$M];[.$B$54]+9;0)*[.O$5]*[.$A84])" office:value-type="float" office:value="24.0880865969035" calcext:value-type="float">
            <text:p>24</text:p>
          </table:table-cell>
          <table:table-cell table:style-name="ce18" table:formula="of:=IF(ISBLANK([.P$2]);0;IF([.P$2]=&quot;unarm&quot;;0;VLOOKUP([.P$2];[$'weapon parameters'.$A:.$M];[.$B$54]+6;0))+VLOOKUP([.P$2];[$'weapon parameters'.$A:.$M];[.$B$54]+9;0)*[.P$5]*[.$A84])" office:value-type="float" office:value="0" calcext:value-type="float">
            <text:p>0</text:p>
          </table:table-cell>
          <table:table-cell table:style-name="ce18" table:formula="of:=IF(ISBLANK([.Q$2]);0;IF([.Q$2]=&quot;unarm&quot;;0;VLOOKUP([.Q$2];[$'weapon parameters'.$A:.$M];[.$B$54]+6;0))+VLOOKUP([.Q$2];[$'weapon parameters'.$A:.$M];[.$B$54]+9;0)*[.Q$5]*[.$A8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table:formula="of:=IF(ISBLANK([.B$2]);0;IF([.B$2]=&quot;unarm&quot;;0;VLOOKUP([.B$2];[$'weapon parameters'.$A:.$M];[.$B$54]+6;0))+VLOOKUP([.B$2];[$'weapon parameters'.$A:.$M];[.$B$54]+9;0)*[.B$5]*[.$A85])" office:value-type="float" office:value="0" calcext:value-type="float">
            <text:p>0</text:p>
          </table:table-cell>
          <table:table-cell table:style-name="ce18" table:formula="of:=IF(ISBLANK([.C$2]);0;IF([.C$2]=&quot;unarm&quot;;0;VLOOKUP([.C$2];[$'weapon parameters'.$A:.$M];[.$B$54]+6;0))+VLOOKUP([.C$2];[$'weapon parameters'.$A:.$M];[.$B$54]+9;0)*[.C$5]*[.$A85])" office:value-type="float" office:value="0" calcext:value-type="float">
            <text:p>0</text:p>
          </table:table-cell>
          <table:table-cell table:style-name="ce18" table:formula="of:=IF(ISBLANK([.D$2]);0;IF([.D$2]=&quot;unarm&quot;;0;VLOOKUP([.D$2];[$'weapon parameters'.$A:.$M];[.$B$54]+6;0))+VLOOKUP([.D$2];[$'weapon parameters'.$A:.$M];[.$B$54]+9;0)*[.D$5]*[.$A85])" office:value-type="float" office:value="0" calcext:value-type="float">
            <text:p>0</text:p>
          </table:table-cell>
          <table:table-cell table:style-name="ce18" table:formula="of:=IF(ISBLANK([.E$2]);0;IF([.E$2]=&quot;unarm&quot;;0;VLOOKUP([.E$2];[$'weapon parameters'.$A:.$M];[.$B$54]+6;0))+VLOOKUP([.E$2];[$'weapon parameters'.$A:.$M];[.$B$54]+9;0)*[.E$5]*[.$A85])" office:value-type="float" office:value="0" calcext:value-type="float">
            <text:p>0</text:p>
          </table:table-cell>
          <table:table-cell table:style-name="ce18" table:formula="of:=IF(ISBLANK([.F$2]);0;IF([.F$2]=&quot;unarm&quot;;0;VLOOKUP([.F$2];[$'weapon parameters'.$A:.$M];[.$B$54]+6;0))+VLOOKUP([.F$2];[$'weapon parameters'.$A:.$M];[.$B$54]+9;0)*[.F$5]*[.$A85])" office:value-type="float" office:value="0" calcext:value-type="float">
            <text:p>0</text:p>
          </table:table-cell>
          <table:table-cell table:style-name="ce18" table:formula="of:=IF(ISBLANK([.G$2]);0;IF([.G$2]=&quot;unarm&quot;;0;VLOOKUP([.G$2];[$'weapon parameters'.$A:.$M];[.$B$54]+6;0))+VLOOKUP([.G$2];[$'weapon parameters'.$A:.$M];[.$B$54]+9;0)*[.G$5]*[.$A85])" office:value-type="float" office:value="0" calcext:value-type="float">
            <text:p>0</text:p>
          </table:table-cell>
          <table:table-cell table:style-name="ce18" table:formula="of:=IF(ISBLANK([.H$2]);0;IF([.H$2]=&quot;unarm&quot;;0;VLOOKUP([.H$2];[$'weapon parameters'.$A:.$M];[.$B$54]+6;0))+VLOOKUP([.H$2];[$'weapon parameters'.$A:.$M];[.$B$54]+9;0)*[.H$5]*[.$A85])" office:value-type="float" office:value="0" calcext:value-type="float">
            <text:p>0</text:p>
          </table:table-cell>
          <table:table-cell table:style-name="ce18" table:formula="of:=IF(ISBLANK([.I$2]);0;IF([.I$2]=&quot;unarm&quot;;0;VLOOKUP([.I$2];[$'weapon parameters'.$A:.$M];[.$B$54]+6;0))+VLOOKUP([.I$2];[$'weapon parameters'.$A:.$M];[.$B$54]+9;0)*[.I$5]*[.$A85])" office:value-type="float" office:value="0" calcext:value-type="float">
            <text:p>0</text:p>
          </table:table-cell>
          <table:table-cell table:style-name="ce18" table:formula="of:=IF(ISBLANK([.J$2]);0;IF([.J$2]=&quot;unarm&quot;;0;VLOOKUP([.J$2];[$'weapon parameters'.$A:.$M];[.$B$54]+6;0))+VLOOKUP([.J$2];[$'weapon parameters'.$A:.$M];[.$B$54]+9;0)*[.J$5]*[.$A85])" office:value-type="float" office:value="0" calcext:value-type="float">
            <text:p>0</text:p>
          </table:table-cell>
          <table:table-cell table:style-name="ce18" table:formula="of:=IF(ISBLANK([.K$2]);0;IF([.K$2]=&quot;unarm&quot;;0;VLOOKUP([.K$2];[$'weapon parameters'.$A:.$M];[.$B$54]+6;0))+VLOOKUP([.K$2];[$'weapon parameters'.$A:.$M];[.$B$54]+9;0)*[.K$5]*[.$A85])" office:value-type="float" office:value="40" calcext:value-type="float">
            <text:p>40</text:p>
          </table:table-cell>
          <table:table-cell table:style-name="ce18" table:formula="of:=IF(ISBLANK([.L$2]);0;IF([.L$2]=&quot;unarm&quot;;0;VLOOKUP([.L$2];[$'weapon parameters'.$A:.$M];[.$B$54]+6;0))+VLOOKUP([.L$2];[$'weapon parameters'.$A:.$M];[.$B$54]+9;0)*[.L$5]*[.$A85])" office:value-type="float" office:value="37.4410836845087" calcext:value-type="float">
            <text:p>37</text:p>
          </table:table-cell>
          <table:table-cell table:style-name="ce18" table:formula="of:=IF(ISBLANK([.M$2]);0;IF([.M$2]=&quot;unarm&quot;;0;VLOOKUP([.M$2];[$'weapon parameters'.$A:.$M];[.$B$54]+6;0))+VLOOKUP([.M$2];[$'weapon parameters'.$A:.$M];[.$B$54]+9;0)*[.M$5]*[.$A85])" office:value-type="float" office:value="25.1879122638136" calcext:value-type="float">
            <text:p>25</text:p>
          </table:table-cell>
          <table:table-cell table:style-name="ce18" table:formula="of:=IF(ISBLANK([.N$2]);0;IF([.N$2]=&quot;unarm&quot;;0;VLOOKUP([.N$2];[$'weapon parameters'.$A:.$M];[.$B$54]+6;0))+VLOOKUP([.N$2];[$'weapon parameters'.$A:.$M];[.$B$54]+9;0)*[.N$5]*[.$A85])" office:value-type="float" office:value="25.5174733953204" calcext:value-type="float">
            <text:p>26</text:p>
          </table:table-cell>
          <table:table-cell table:style-name="ce18" table:formula="of:=IF(ISBLANK([.O$2]);0;IF([.O$2]=&quot;unarm&quot;;0;VLOOKUP([.O$2];[$'weapon parameters'.$A:.$M];[.$B$54]+6;0))+VLOOKUP([.O$2];[$'weapon parameters'.$A:.$M];[.$B$54]+9;0)*[.O$5]*[.$A85])" office:value-type="float" office:value="26.1006703964611" calcext:value-type="float">
            <text:p>26</text:p>
          </table:table-cell>
          <table:table-cell table:style-name="ce18" table:formula="of:=IF(ISBLANK([.P$2]);0;IF([.P$2]=&quot;unarm&quot;;0;VLOOKUP([.P$2];[$'weapon parameters'.$A:.$M];[.$B$54]+6;0))+VLOOKUP([.P$2];[$'weapon parameters'.$A:.$M];[.$B$54]+9;0)*[.P$5]*[.$A85])" office:value-type="float" office:value="0" calcext:value-type="float">
            <text:p>0</text:p>
          </table:table-cell>
          <table:table-cell table:style-name="ce18" table:formula="of:=IF(ISBLANK([.Q$2]);0;IF([.Q$2]=&quot;unarm&quot;;0;VLOOKUP([.Q$2];[$'weapon parameters'.$A:.$M];[.$B$54]+6;0))+VLOOKUP([.Q$2];[$'weapon parameters'.$A:.$M];[.$B$54]+9;0)*[.Q$5]*[.$A8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table:formula="of:=IF(ISBLANK([.B$2]);0;IF([.B$2]=&quot;unarm&quot;;0;VLOOKUP([.B$2];[$'weapon parameters'.$A:.$M];[.$B$54]+6;0))+VLOOKUP([.B$2];[$'weapon parameters'.$A:.$M];[.$B$54]+9;0)*[.B$5]*[.$A86])" office:value-type="float" office:value="0" calcext:value-type="float">
            <text:p>0</text:p>
          </table:table-cell>
          <table:table-cell table:style-name="ce18" table:formula="of:=IF(ISBLANK([.C$2]);0;IF([.C$2]=&quot;unarm&quot;;0;VLOOKUP([.C$2];[$'weapon parameters'.$A:.$M];[.$B$54]+6;0))+VLOOKUP([.C$2];[$'weapon parameters'.$A:.$M];[.$B$54]+9;0)*[.C$5]*[.$A86])" office:value-type="float" office:value="0" calcext:value-type="float">
            <text:p>0</text:p>
          </table:table-cell>
          <table:table-cell table:style-name="ce18" table:formula="of:=IF(ISBLANK([.D$2]);0;IF([.D$2]=&quot;unarm&quot;;0;VLOOKUP([.D$2];[$'weapon parameters'.$A:.$M];[.$B$54]+6;0))+VLOOKUP([.D$2];[$'weapon parameters'.$A:.$M];[.$B$54]+9;0)*[.D$5]*[.$A86])" office:value-type="float" office:value="0" calcext:value-type="float">
            <text:p>0</text:p>
          </table:table-cell>
          <table:table-cell table:style-name="ce18" table:formula="of:=IF(ISBLANK([.E$2]);0;IF([.E$2]=&quot;unarm&quot;;0;VLOOKUP([.E$2];[$'weapon parameters'.$A:.$M];[.$B$54]+6;0))+VLOOKUP([.E$2];[$'weapon parameters'.$A:.$M];[.$B$54]+9;0)*[.E$5]*[.$A86])" office:value-type="float" office:value="0" calcext:value-type="float">
            <text:p>0</text:p>
          </table:table-cell>
          <table:table-cell table:style-name="ce18" table:formula="of:=IF(ISBLANK([.F$2]);0;IF([.F$2]=&quot;unarm&quot;;0;VLOOKUP([.F$2];[$'weapon parameters'.$A:.$M];[.$B$54]+6;0))+VLOOKUP([.F$2];[$'weapon parameters'.$A:.$M];[.$B$54]+9;0)*[.F$5]*[.$A86])" office:value-type="float" office:value="0" calcext:value-type="float">
            <text:p>0</text:p>
          </table:table-cell>
          <table:table-cell table:style-name="ce18" table:formula="of:=IF(ISBLANK([.G$2]);0;IF([.G$2]=&quot;unarm&quot;;0;VLOOKUP([.G$2];[$'weapon parameters'.$A:.$M];[.$B$54]+6;0))+VLOOKUP([.G$2];[$'weapon parameters'.$A:.$M];[.$B$54]+9;0)*[.G$5]*[.$A86])" office:value-type="float" office:value="0" calcext:value-type="float">
            <text:p>0</text:p>
          </table:table-cell>
          <table:table-cell table:style-name="ce18" table:formula="of:=IF(ISBLANK([.H$2]);0;IF([.H$2]=&quot;unarm&quot;;0;VLOOKUP([.H$2];[$'weapon parameters'.$A:.$M];[.$B$54]+6;0))+VLOOKUP([.H$2];[$'weapon parameters'.$A:.$M];[.$B$54]+9;0)*[.H$5]*[.$A86])" office:value-type="float" office:value="0" calcext:value-type="float">
            <text:p>0</text:p>
          </table:table-cell>
          <table:table-cell table:style-name="ce18" table:formula="of:=IF(ISBLANK([.I$2]);0;IF([.I$2]=&quot;unarm&quot;;0;VLOOKUP([.I$2];[$'weapon parameters'.$A:.$M];[.$B$54]+6;0))+VLOOKUP([.I$2];[$'weapon parameters'.$A:.$M];[.$B$54]+9;0)*[.I$5]*[.$A86])" office:value-type="float" office:value="0" calcext:value-type="float">
            <text:p>0</text:p>
          </table:table-cell>
          <table:table-cell table:style-name="ce18" table:formula="of:=IF(ISBLANK([.J$2]);0;IF([.J$2]=&quot;unarm&quot;;0;VLOOKUP([.J$2];[$'weapon parameters'.$A:.$M];[.$B$54]+6;0))+VLOOKUP([.J$2];[$'weapon parameters'.$A:.$M];[.$B$54]+9;0)*[.J$5]*[.$A86])" office:value-type="float" office:value="0" calcext:value-type="float">
            <text:p>0</text:p>
          </table:table-cell>
          <table:table-cell table:style-name="ce18" table:formula="of:=IF(ISBLANK([.K$2]);0;IF([.K$2]=&quot;unarm&quot;;0;VLOOKUP([.K$2];[$'weapon parameters'.$A:.$M];[.$B$54]+6;0))+VLOOKUP([.K$2];[$'weapon parameters'.$A:.$M];[.$B$54]+9;0)*[.K$5]*[.$A86])" office:value-type="float" office:value="40" calcext:value-type="float">
            <text:p>40</text:p>
          </table:table-cell>
          <table:table-cell table:style-name="ce18" table:formula="of:=IF(ISBLANK([.L$2]);0;IF([.L$2]=&quot;unarm&quot;;0;VLOOKUP([.L$2];[$'weapon parameters'.$A:.$M];[.$B$54]+6;0))+VLOOKUP([.L$2];[$'weapon parameters'.$A:.$M];[.$B$54]+9;0)*[.L$5]*[.$A86])" office:value-type="float" office:value="40.8712191450723" calcext:value-type="float">
            <text:p>41</text:p>
          </table:table-cell>
          <table:table-cell table:style-name="ce18" table:formula="of:=IF(ISBLANK([.M$2]);0;IF([.M$2]=&quot;unarm&quot;;0;VLOOKUP([.M$2];[$'weapon parameters'.$A:.$M];[.$B$54]+6;0))+VLOOKUP([.M$2];[$'weapon parameters'.$A:.$M];[.$B$54]+9;0)*[.M$5]*[.$A86])" office:value-type="float" office:value="27.0864012967903" calcext:value-type="float">
            <text:p>27</text:p>
          </table:table-cell>
          <table:table-cell table:style-name="ce18" table:formula="of:=IF(ISBLANK([.N$2]);0;IF([.N$2]=&quot;unarm&quot;;0;VLOOKUP([.N$2];[$'weapon parameters'.$A:.$M];[.$B$54]+6;0))+VLOOKUP([.N$2];[$'weapon parameters'.$A:.$M];[.$B$54]+9;0)*[.N$5]*[.$A86])" office:value-type="float" office:value="27.4571575697355" calcext:value-type="float">
            <text:p>27</text:p>
          </table:table-cell>
          <table:table-cell table:style-name="ce18" table:formula="of:=IF(ISBLANK([.O$2]);0;IF([.O$2]=&quot;unarm&quot;;0;VLOOKUP([.O$2];[$'weapon parameters'.$A:.$M];[.$B$54]+6;0))+VLOOKUP([.O$2];[$'weapon parameters'.$A:.$M];[.$B$54]+9;0)*[.O$5]*[.$A86])" office:value-type="float" office:value="28.1132541960188" calcext:value-type="float">
            <text:p>28</text:p>
          </table:table-cell>
          <table:table-cell table:style-name="ce18" table:formula="of:=IF(ISBLANK([.P$2]);0;IF([.P$2]=&quot;unarm&quot;;0;VLOOKUP([.P$2];[$'weapon parameters'.$A:.$M];[.$B$54]+6;0))+VLOOKUP([.P$2];[$'weapon parameters'.$A:.$M];[.$B$54]+9;0)*[.P$5]*[.$A86])" office:value-type="float" office:value="0" calcext:value-type="float">
            <text:p>0</text:p>
          </table:table-cell>
          <table:table-cell table:style-name="ce18" table:formula="of:=IF(ISBLANK([.Q$2]);0;IF([.Q$2]=&quot;unarm&quot;;0;VLOOKUP([.Q$2];[$'weapon parameters'.$A:.$M];[.$B$54]+6;0))+VLOOKUP([.Q$2];[$'weapon parameters'.$A:.$M];[.$B$54]+9;0)*[.Q$5]*[.$A8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IF(ISBLANK([.B$2]);0;IF([.B$2]=&quot;unarm&quot;;0;VLOOKUP([.B$2];[$'weapon parameters'.$A:.$M];[.$B$54]+6;0))+VLOOKUP([.B$2];[$'weapon parameters'.$A:.$M];[.$B$54]+9;0)*[.B$5]*[.$A87])" office:value-type="float" office:value="0" calcext:value-type="float">
            <text:p>0</text:p>
          </table:table-cell>
          <table:table-cell table:style-name="ce18" table:formula="of:=IF(ISBLANK([.C$2]);0;IF([.C$2]=&quot;unarm&quot;;0;VLOOKUP([.C$2];[$'weapon parameters'.$A:.$M];[.$B$54]+6;0))+VLOOKUP([.C$2];[$'weapon parameters'.$A:.$M];[.$B$54]+9;0)*[.C$5]*[.$A87])" office:value-type="float" office:value="0" calcext:value-type="float">
            <text:p>0</text:p>
          </table:table-cell>
          <table:table-cell table:style-name="ce18" table:formula="of:=IF(ISBLANK([.D$2]);0;IF([.D$2]=&quot;unarm&quot;;0;VLOOKUP([.D$2];[$'weapon parameters'.$A:.$M];[.$B$54]+6;0))+VLOOKUP([.D$2];[$'weapon parameters'.$A:.$M];[.$B$54]+9;0)*[.D$5]*[.$A87])" office:value-type="float" office:value="0" calcext:value-type="float">
            <text:p>0</text:p>
          </table:table-cell>
          <table:table-cell table:style-name="ce18" table:formula="of:=IF(ISBLANK([.E$2]);0;IF([.E$2]=&quot;unarm&quot;;0;VLOOKUP([.E$2];[$'weapon parameters'.$A:.$M];[.$B$54]+6;0))+VLOOKUP([.E$2];[$'weapon parameters'.$A:.$M];[.$B$54]+9;0)*[.E$5]*[.$A87])" office:value-type="float" office:value="0" calcext:value-type="float">
            <text:p>0</text:p>
          </table:table-cell>
          <table:table-cell table:style-name="ce18" table:formula="of:=IF(ISBLANK([.F$2]);0;IF([.F$2]=&quot;unarm&quot;;0;VLOOKUP([.F$2];[$'weapon parameters'.$A:.$M];[.$B$54]+6;0))+VLOOKUP([.F$2];[$'weapon parameters'.$A:.$M];[.$B$54]+9;0)*[.F$5]*[.$A87])" office:value-type="float" office:value="0" calcext:value-type="float">
            <text:p>0</text:p>
          </table:table-cell>
          <table:table-cell table:style-name="ce18" table:formula="of:=IF(ISBLANK([.G$2]);0;IF([.G$2]=&quot;unarm&quot;;0;VLOOKUP([.G$2];[$'weapon parameters'.$A:.$M];[.$B$54]+6;0))+VLOOKUP([.G$2];[$'weapon parameters'.$A:.$M];[.$B$54]+9;0)*[.G$5]*[.$A87])" office:value-type="float" office:value="0" calcext:value-type="float">
            <text:p>0</text:p>
          </table:table-cell>
          <table:table-cell table:style-name="ce18" table:formula="of:=IF(ISBLANK([.H$2]);0;IF([.H$2]=&quot;unarm&quot;;0;VLOOKUP([.H$2];[$'weapon parameters'.$A:.$M];[.$B$54]+6;0))+VLOOKUP([.H$2];[$'weapon parameters'.$A:.$M];[.$B$54]+9;0)*[.H$5]*[.$A87])" office:value-type="float" office:value="0" calcext:value-type="float">
            <text:p>0</text:p>
          </table:table-cell>
          <table:table-cell table:style-name="ce18" table:formula="of:=IF(ISBLANK([.I$2]);0;IF([.I$2]=&quot;unarm&quot;;0;VLOOKUP([.I$2];[$'weapon parameters'.$A:.$M];[.$B$54]+6;0))+VLOOKUP([.I$2];[$'weapon parameters'.$A:.$M];[.$B$54]+9;0)*[.I$5]*[.$A87])" office:value-type="float" office:value="0" calcext:value-type="float">
            <text:p>0</text:p>
          </table:table-cell>
          <table:table-cell table:style-name="ce18" table:formula="of:=IF(ISBLANK([.J$2]);0;IF([.J$2]=&quot;unarm&quot;;0;VLOOKUP([.J$2];[$'weapon parameters'.$A:.$M];[.$B$54]+6;0))+VLOOKUP([.J$2];[$'weapon parameters'.$A:.$M];[.$B$54]+9;0)*[.J$5]*[.$A87])" office:value-type="float" office:value="0" calcext:value-type="float">
            <text:p>0</text:p>
          </table:table-cell>
          <table:table-cell table:style-name="ce18" table:formula="of:=IF(ISBLANK([.K$2]);0;IF([.K$2]=&quot;unarm&quot;;0;VLOOKUP([.K$2];[$'weapon parameters'.$A:.$M];[.$B$54]+6;0))+VLOOKUP([.K$2];[$'weapon parameters'.$A:.$M];[.$B$54]+9;0)*[.K$5]*[.$A87])" office:value-type="float" office:value="40" calcext:value-type="float">
            <text:p>40</text:p>
          </table:table-cell>
          <table:table-cell table:style-name="ce18" table:formula="of:=IF(ISBLANK([.L$2]);0;IF([.L$2]=&quot;unarm&quot;;0;VLOOKUP([.L$2];[$'weapon parameters'.$A:.$M];[.$B$54]+6;0))+VLOOKUP([.L$2];[$'weapon parameters'.$A:.$M];[.$B$54]+9;0)*[.L$5]*[.$A87])" office:value-type="float" office:value="44.3013546056358" calcext:value-type="float">
            <text:p>44</text:p>
          </table:table-cell>
          <table:table-cell table:style-name="ce18" table:formula="of:=IF(ISBLANK([.M$2]);0;IF([.M$2]=&quot;unarm&quot;;0;VLOOKUP([.M$2];[$'weapon parameters'.$A:.$M];[.$B$54]+6;0))+VLOOKUP([.M$2];[$'weapon parameters'.$A:.$M];[.$B$54]+9;0)*[.M$5]*[.$A87])" office:value-type="float" office:value="28.984890329767" calcext:value-type="float">
            <text:p>29</text:p>
          </table:table-cell>
          <table:table-cell table:style-name="ce18" table:formula="of:=IF(ISBLANK([.N$2]);0;IF([.N$2]=&quot;unarm&quot;;0;VLOOKUP([.N$2];[$'weapon parameters'.$A:.$M];[.$B$54]+6;0))+VLOOKUP([.N$2];[$'weapon parameters'.$A:.$M];[.$B$54]+9;0)*[.N$5]*[.$A87])" office:value-type="float" office:value="29.3968417441506" calcext:value-type="float">
            <text:p>29</text:p>
          </table:table-cell>
          <table:table-cell table:style-name="ce18" table:formula="of:=IF(ISBLANK([.O$2]);0;IF([.O$2]=&quot;unarm&quot;;0;VLOOKUP([.O$2];[$'weapon parameters'.$A:.$M];[.$B$54]+6;0))+VLOOKUP([.O$2];[$'weapon parameters'.$A:.$M];[.$B$54]+9;0)*[.O$5]*[.$A87])" office:value-type="float" office:value="30.1258379955764" calcext:value-type="float">
            <text:p>30</text:p>
          </table:table-cell>
          <table:table-cell table:style-name="ce18" table:formula="of:=IF(ISBLANK([.P$2]);0;IF([.P$2]=&quot;unarm&quot;;0;VLOOKUP([.P$2];[$'weapon parameters'.$A:.$M];[.$B$54]+6;0))+VLOOKUP([.P$2];[$'weapon parameters'.$A:.$M];[.$B$54]+9;0)*[.P$5]*[.$A87])" office:value-type="float" office:value="0" calcext:value-type="float">
            <text:p>0</text:p>
          </table:table-cell>
          <table:table-cell table:style-name="ce18" table:formula="of:=IF(ISBLANK([.Q$2]);0;IF([.Q$2]=&quot;unarm&quot;;0;VLOOKUP([.Q$2];[$'weapon parameters'.$A:.$M];[.$B$54]+6;0))+VLOOKUP([.Q$2];[$'weapon parameters'.$A:.$M];[.$B$54]+9;0)*[.Q$5]*[.$A8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mbined</text:p>
          </table:table-cell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table:formula="of:=[.B56]+SUM([.B67];[.B78])" office:value-type="float" office:value="41.7513296132357" calcext:value-type="float">
            <text:p>42</text:p>
          </table:table-cell>
          <table:table-cell table:style-name="ce18" table:formula="of:=[.C56]+SUM([.C67];[.C78])" office:value-type="float" office:value="51.7521249280145" calcext:value-type="float">
            <text:p>52</text:p>
          </table:table-cell>
          <table:table-cell table:style-name="ce18" table:formula="of:=[.D56]+SUM([.D67];[.D78])" office:value-type="float" office:value="79.8327738761575" calcext:value-type="float">
            <text:p>80</text:p>
          </table:table-cell>
          <table:table-cell table:style-name="ce18" table:formula="of:=[.E56]+SUM([.E67];[.E78])" office:value-type="float" office:value="42.5219527787372" calcext:value-type="float">
            <text:p>43</text:p>
          </table:table-cell>
          <table:table-cell table:style-name="ce18" table:formula="of:=[.F56]+SUM([.F67];[.F78])" office:value-type="float" office:value="59.3471160539352" calcext:value-type="float">
            <text:p>59</text:p>
          </table:table-cell>
          <table:table-cell table:style-name="ce18" table:formula="of:=[.G56]+SUM([.G67];[.G78])" office:value-type="float" office:value="59.4750008396069" calcext:value-type="float">
            <text:p>59</text:p>
          </table:table-cell>
          <table:table-cell table:style-name="ce18" table:formula="of:=[.H56]+SUM([.H67];[.H78])" office:value-type="float" office:value="52.224736712532" calcext:value-type="float">
            <text:p>52</text:p>
          </table:table-cell>
          <table:table-cell table:style-name="ce18" table:formula="of:=[.I56]+SUM([.I67];[.I78])" office:value-type="float" office:value="42.6889515990065" calcext:value-type="float">
            <text:p>43</text:p>
          </table:table-cell>
          <table:table-cell table:style-name="ce18" table:formula="of:=[.J56]+SUM([.J67];[.J78])" office:value-type="float" office:value="57.1500429379651" calcext:value-type="float">
            <text:p>57</text:p>
          </table:table-cell>
          <table:table-cell table:style-name="ce18" table:formula="of:=[.K56]+SUM([.K67];[.K78])" office:value-type="float" office:value="119.520369279361" calcext:value-type="float">
            <text:p>120</text:p>
          </table:table-cell>
          <table:table-cell table:style-name="ce18" table:formula="of:=[.L56]+SUM([.L67];[.L78])" office:value-type="float" office:value="65.8944223341495" calcext:value-type="float">
            <text:p>66</text:p>
          </table:table-cell>
          <table:table-cell table:style-name="ce18" table:formula="of:=[.M56]+SUM([.M67];[.M78])" office:value-type="float" office:value="54.0627712303061" calcext:value-type="float">
            <text:p>54</text:p>
          </table:table-cell>
          <table:table-cell table:style-name="ce18" table:formula="of:=[.N56]+SUM([.N67];[.N78])" office:value-type="float" office:value="71.0259872231879" calcext:value-type="float">
            <text:p>71</text:p>
          </table:table-cell>
          <table:table-cell table:style-name="ce18" table:formula="of:=[.O56]+SUM([.O67];[.O78])" office:value-type="float" office:value="71.1868991661756" calcext:value-type="float">
            <text:p>71</text:p>
          </table:table-cell>
          <table:table-cell table:style-name="ce18" table:formula="of:=[.P56]+SUM([.P67];[.P78])" office:value-type="float" office:value="78.5217104182228" calcext:value-type="float">
            <text:p>79</text:p>
          </table:table-cell>
          <table:table-cell table:style-name="ce18" table:formula="of:=[.Q56]+SUM([.Q67];[.Q78])" office:value-type="float" office:value="40.331647899111" calcext:value-type="float">
            <text:p>40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[.B57]+SUM([.B68];[.B79])" office:value-type="float" office:value="53.5026592264713" calcext:value-type="float">
            <text:p>54</text:p>
          </table:table-cell>
          <table:table-cell table:style-name="ce18" table:formula="of:=[.C57]+SUM([.C68];[.C79])" office:value-type="float" office:value="63.504249856029" calcext:value-type="float">
            <text:p>64</text:p>
          </table:table-cell>
          <table:table-cell table:style-name="ce18" table:formula="of:=[.D57]+SUM([.D68];[.D79])" office:value-type="float" office:value="89.6655477523149" calcext:value-type="float">
            <text:p>90</text:p>
          </table:table-cell>
          <table:table-cell table:style-name="ce18" table:formula="of:=[.E57]+SUM([.E68];[.E79])" office:value-type="float" office:value="55.0439055574743" calcext:value-type="float">
            <text:p>55</text:p>
          </table:table-cell>
          <table:table-cell table:style-name="ce18" table:formula="of:=[.F57]+SUM([.F68];[.F79])" office:value-type="float" office:value="68.6942321078704" calcext:value-type="float">
            <text:p>69</text:p>
          </table:table-cell>
          <table:table-cell table:style-name="ce18" table:formula="of:=[.G57]+SUM([.G68];[.G79])" office:value-type="float" office:value="68.9500016792138" calcext:value-type="float">
            <text:p>69</text:p>
          </table:table-cell>
          <table:table-cell table:style-name="ce18" table:formula="of:=[.H57]+SUM([.H68];[.H79])" office:value-type="float" office:value="64.449473425064" calcext:value-type="float">
            <text:p>64</text:p>
          </table:table-cell>
          <table:table-cell table:style-name="ce18" table:formula="of:=[.I57]+SUM([.I68];[.I79])" office:value-type="float" office:value="55.3779031980129" calcext:value-type="float">
            <text:p>55</text:p>
          </table:table-cell>
          <table:table-cell table:style-name="ce18" table:formula="of:=[.J57]+SUM([.J68];[.J79])" office:value-type="float" office:value="64.3000858759302" calcext:value-type="float">
            <text:p>64</text:p>
          </table:table-cell>
          <table:table-cell table:style-name="ce18" table:formula="of:=[.K57]+SUM([.K68];[.K79])" office:value-type="float" office:value="129.040738558722" calcext:value-type="float">
            <text:p>129</text:p>
          </table:table-cell>
          <table:table-cell table:style-name="ce18" table:formula="of:=[.L57]+SUM([.L68];[.L79])" office:value-type="float" office:value="81.7888446682989" calcext:value-type="float">
            <text:p>82</text:p>
          </table:table-cell>
          <table:table-cell table:style-name="ce18" table:formula="of:=[.M57]+SUM([.M68];[.M79])" office:value-type="float" office:value="68.1255424606122" calcext:value-type="float">
            <text:p>68</text:p>
          </table:table-cell>
          <table:table-cell table:style-name="ce18" table:formula="of:=[.N57]+SUM([.N68];[.N79])" office:value-type="float" office:value="82.0519744463759" calcext:value-type="float">
            <text:p>82</text:p>
          </table:table-cell>
          <table:table-cell table:style-name="ce18" table:formula="of:=[.O57]+SUM([.O68];[.O79])" office:value-type="float" office:value="82.3737983323512" calcext:value-type="float">
            <text:p>82</text:p>
          </table:table-cell>
          <table:table-cell table:style-name="ce18" table:formula="of:=[.P57]+SUM([.P68];[.P79])" office:value-type="float" office:value="87.0434208364457" calcext:value-type="float">
            <text:p>87</text:p>
          </table:table-cell>
          <table:table-cell table:style-name="ce18" table:formula="of:=[.Q57]+SUM([.Q68];[.Q79])" office:value-type="float" office:value="50.663295798222" calcext:value-type="float">
            <text:p>51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formula="of:=[.B58]+SUM([.B69];[.B80])" office:value-type="float" office:value="65.253988839707" calcext:value-type="float">
            <text:p>65</text:p>
          </table:table-cell>
          <table:table-cell table:style-name="ce18" table:formula="of:=[.C58]+SUM([.C69];[.C80])" office:value-type="float" office:value="75.2563747840434" calcext:value-type="float">
            <text:p>75</text:p>
          </table:table-cell>
          <table:table-cell table:style-name="ce18" table:formula="of:=[.D58]+SUM([.D69];[.D80])" office:value-type="float" office:value="99.4983216284724" calcext:value-type="float">
            <text:p>99</text:p>
          </table:table-cell>
          <table:table-cell table:style-name="ce18" table:formula="of:=[.E58]+SUM([.E69];[.E80])" office:value-type="float" office:value="67.5658583362115" calcext:value-type="float">
            <text:p>68</text:p>
          </table:table-cell>
          <table:table-cell table:style-name="ce18" table:formula="of:=[.F58]+SUM([.F69];[.F80])" office:value-type="float" office:value="78.0413481618056" calcext:value-type="float">
            <text:p>78</text:p>
          </table:table-cell>
          <table:table-cell table:style-name="ce18" table:formula="of:=[.G58]+SUM([.G69];[.G80])" office:value-type="float" office:value="78.4250025188207" calcext:value-type="float">
            <text:p>78</text:p>
          </table:table-cell>
          <table:table-cell table:style-name="ce18" table:formula="of:=[.H58]+SUM([.H69];[.H80])" office:value-type="float" office:value="76.674210137596" calcext:value-type="float">
            <text:p>77</text:p>
          </table:table-cell>
          <table:table-cell table:style-name="ce18" table:formula="of:=[.I58]+SUM([.I69];[.I80])" office:value-type="float" office:value="68.0668547970194" calcext:value-type="float">
            <text:p>68</text:p>
          </table:table-cell>
          <table:table-cell table:style-name="ce18" table:formula="of:=[.J58]+SUM([.J69];[.J80])" office:value-type="float" office:value="71.4501288138953" calcext:value-type="float">
            <text:p>71</text:p>
          </table:table-cell>
          <table:table-cell table:style-name="ce18" table:formula="of:=[.K58]+SUM([.K69];[.K80])" office:value-type="float" office:value="138.561107838083" calcext:value-type="float">
            <text:p>139</text:p>
          </table:table-cell>
          <table:table-cell table:style-name="ce18" table:formula="of:=[.L58]+SUM([.L69];[.L80])" office:value-type="float" office:value="97.6832670024484" calcext:value-type="float">
            <text:p>98</text:p>
          </table:table-cell>
          <table:table-cell table:style-name="ce18" table:formula="of:=[.M58]+SUM([.M69];[.M80])" office:value-type="float" office:value="82.1883136909183" calcext:value-type="float">
            <text:p>82</text:p>
          </table:table-cell>
          <table:table-cell table:style-name="ce18" table:formula="of:=[.N58]+SUM([.N69];[.N80])" office:value-type="float" office:value="93.0779616695638" calcext:value-type="float">
            <text:p>93</text:p>
          </table:table-cell>
          <table:table-cell table:style-name="ce18" table:formula="of:=[.O58]+SUM([.O69];[.O80])" office:value-type="float" office:value="93.5606974985268" calcext:value-type="float">
            <text:p>94</text:p>
          </table:table-cell>
          <table:table-cell table:style-name="ce18" table:formula="of:=[.P58]+SUM([.P69];[.P80])" office:value-type="float" office:value="95.5651312546685" calcext:value-type="float">
            <text:p>96</text:p>
          </table:table-cell>
          <table:table-cell table:style-name="ce18" table:formula="of:=[.Q58]+SUM([.Q69];[.Q80])" office:value-type="float" office:value="60.9949436973329" calcext:value-type="float">
            <text:p>61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formula="of:=[.B59]+SUM([.B70];[.B81])" office:value-type="float" office:value="77.0053184529426" calcext:value-type="float">
            <text:p>77</text:p>
          </table:table-cell>
          <table:table-cell table:style-name="ce18" table:formula="of:=[.C59]+SUM([.C70];[.C81])" office:value-type="float" office:value="87.0084997120579" calcext:value-type="float">
            <text:p>87</text:p>
          </table:table-cell>
          <table:table-cell table:style-name="ce18" table:formula="of:=[.D59]+SUM([.D70];[.D81])" office:value-type="float" office:value="109.33109550463" calcext:value-type="float">
            <text:p>109</text:p>
          </table:table-cell>
          <table:table-cell table:style-name="ce18" table:formula="of:=[.E59]+SUM([.E70];[.E81])" office:value-type="float" office:value="80.0878111149487" calcext:value-type="float">
            <text:p>80</text:p>
          </table:table-cell>
          <table:table-cell table:style-name="ce18" table:formula="of:=[.F59]+SUM([.F70];[.F81])" office:value-type="float" office:value="87.3884642157408" calcext:value-type="float">
            <text:p>87</text:p>
          </table:table-cell>
          <table:table-cell table:style-name="ce18" table:formula="of:=[.G59]+SUM([.G70];[.G81])" office:value-type="float" office:value="87.9000033584276" calcext:value-type="float">
            <text:p>88</text:p>
          </table:table-cell>
          <table:table-cell table:style-name="ce18" table:formula="of:=[.H59]+SUM([.H70];[.H81])" office:value-type="float" office:value="88.8989468501281" calcext:value-type="float">
            <text:p>89</text:p>
          </table:table-cell>
          <table:table-cell table:style-name="ce18" table:formula="of:=[.I59]+SUM([.I70];[.I81])" office:value-type="float" office:value="80.7558063960259" calcext:value-type="float">
            <text:p>81</text:p>
          </table:table-cell>
          <table:table-cell table:style-name="ce18" table:formula="of:=[.J59]+SUM([.J70];[.J81])" office:value-type="float" office:value="78.6001717518604" calcext:value-type="float">
            <text:p>79</text:p>
          </table:table-cell>
          <table:table-cell table:style-name="ce18" table:formula="of:=[.K59]+SUM([.K70];[.K81])" office:value-type="float" office:value="148.081477117444" calcext:value-type="float">
            <text:p>148</text:p>
          </table:table-cell>
          <table:table-cell table:style-name="ce18" table:formula="of:=[.L59]+SUM([.L70];[.L81])" office:value-type="float" office:value="113.577689336598" calcext:value-type="float">
            <text:p>114</text:p>
          </table:table-cell>
          <table:table-cell table:style-name="ce18" table:formula="of:=[.M59]+SUM([.M70];[.M81])" office:value-type="float" office:value="96.2510849212244" calcext:value-type="float">
            <text:p>96</text:p>
          </table:table-cell>
          <table:table-cell table:style-name="ce18" table:formula="of:=[.N59]+SUM([.N70];[.N81])" office:value-type="float" office:value="104.103948892752" calcext:value-type="float">
            <text:p>104</text:p>
          </table:table-cell>
          <table:table-cell table:style-name="ce18" table:formula="of:=[.O59]+SUM([.O70];[.O81])" office:value-type="float" office:value="104.747596664702" calcext:value-type="float">
            <text:p>105</text:p>
          </table:table-cell>
          <table:table-cell table:style-name="ce18" table:formula="of:=[.P59]+SUM([.P70];[.P81])" office:value-type="float" office:value="104.086841672891" calcext:value-type="float">
            <text:p>104</text:p>
          </table:table-cell>
          <table:table-cell table:style-name="ce18" table:formula="of:=[.Q59]+SUM([.Q70];[.Q81])" office:value-type="float" office:value="71.3265915964439" calcext:value-type="float">
            <text:p>71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table:formula="of:=[.B60]+SUM([.B71];[.B82])" office:value-type="float" office:value="88.7566480661783" calcext:value-type="float">
            <text:p>89</text:p>
          </table:table-cell>
          <table:table-cell table:style-name="ce18" table:formula="of:=[.C60]+SUM([.C71];[.C82])" office:value-type="float" office:value="98.7606246400724" calcext:value-type="float">
            <text:p>99</text:p>
          </table:table-cell>
          <table:table-cell table:style-name="ce18" table:formula="of:=[.D60]+SUM([.D71];[.D82])" office:value-type="float" office:value="119.163869380787" calcext:value-type="float">
            <text:p>119</text:p>
          </table:table-cell>
          <table:table-cell table:style-name="ce18" table:formula="of:=[.E60]+SUM([.E71];[.E82])" office:value-type="float" office:value="92.6097638936858" calcext:value-type="float">
            <text:p>93</text:p>
          </table:table-cell>
          <table:table-cell table:style-name="ce18" table:formula="of:=[.F60]+SUM([.F71];[.F82])" office:value-type="float" office:value="96.7355802696761" calcext:value-type="float">
            <text:p>97</text:p>
          </table:table-cell>
          <table:table-cell table:style-name="ce18" table:formula="of:=[.G60]+SUM([.G71];[.G82])" office:value-type="float" office:value="97.3750041980346" calcext:value-type="float">
            <text:p>97</text:p>
          </table:table-cell>
          <table:table-cell table:style-name="ce18" table:formula="of:=[.H60]+SUM([.H71];[.H82])" office:value-type="float" office:value="101.12368356266" calcext:value-type="float">
            <text:p>101</text:p>
          </table:table-cell>
          <table:table-cell table:style-name="ce18" table:formula="of:=[.I60]+SUM([.I71];[.I82])" office:value-type="float" office:value="93.4447579950324" calcext:value-type="float">
            <text:p>93</text:p>
          </table:table-cell>
          <table:table-cell table:style-name="ce18" table:formula="of:=[.J60]+SUM([.J71];[.J82])" office:value-type="float" office:value="85.7502146898254" calcext:value-type="float">
            <text:p>86</text:p>
          </table:table-cell>
          <table:table-cell table:style-name="ce18" table:formula="of:=[.K60]+SUM([.K71];[.K82])" office:value-type="float" office:value="157.601846396805" calcext:value-type="float">
            <text:p>158</text:p>
          </table:table-cell>
          <table:table-cell table:style-name="ce18" table:formula="of:=[.L60]+SUM([.L71];[.L82])" office:value-type="float" office:value="129.472111670747" calcext:value-type="float">
            <text:p>129</text:p>
          </table:table-cell>
          <table:table-cell table:style-name="ce18" table:formula="of:=[.M60]+SUM([.M71];[.M82])" office:value-type="float" office:value="110.313856151531" calcext:value-type="float">
            <text:p>110</text:p>
          </table:table-cell>
          <table:table-cell table:style-name="ce18" table:formula="of:=[.N60]+SUM([.N71];[.N82])" office:value-type="float" office:value="115.12993611594" calcext:value-type="float">
            <text:p>115</text:p>
          </table:table-cell>
          <table:table-cell table:style-name="ce18" table:formula="of:=[.O60]+SUM([.O71];[.O82])" office:value-type="float" office:value="115.934495830878" calcext:value-type="float">
            <text:p>116</text:p>
          </table:table-cell>
          <table:table-cell table:style-name="ce18" table:formula="of:=[.P60]+SUM([.P71];[.P82])" office:value-type="float" office:value="112.608552091114" calcext:value-type="float">
            <text:p>113</text:p>
          </table:table-cell>
          <table:table-cell table:style-name="ce18" table:formula="of:=[.Q60]+SUM([.Q71];[.Q82])" office:value-type="float" office:value="81.6582394955549" calcext:value-type="float">
            <text:p>82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table:formula="of:=[.B61]+SUM([.B72];[.B83])" office:value-type="float" office:value="100.507977679414" calcext:value-type="float">
            <text:p>101</text:p>
          </table:table-cell>
          <table:table-cell table:style-name="ce18" table:formula="of:=[.C61]+SUM([.C72];[.C83])" office:value-type="float" office:value="110.512749568087" calcext:value-type="float">
            <text:p>111</text:p>
          </table:table-cell>
          <table:table-cell table:style-name="ce18" table:formula="of:=[.D61]+SUM([.D72];[.D83])" office:value-type="float" office:value="128.996643256945" calcext:value-type="float">
            <text:p>129</text:p>
          </table:table-cell>
          <table:table-cell table:style-name="ce18" table:formula="of:=[.E61]+SUM([.E72];[.E83])" office:value-type="float" office:value="105.131716672423" calcext:value-type="float">
            <text:p>105</text:p>
          </table:table-cell>
          <table:table-cell table:style-name="ce18" table:formula="of:=[.F61]+SUM([.F72];[.F83])" office:value-type="float" office:value="106.082696323611" calcext:value-type="float">
            <text:p>106</text:p>
          </table:table-cell>
          <table:table-cell table:style-name="ce18" table:formula="of:=[.G61]+SUM([.G72];[.G83])" office:value-type="float" office:value="106.850005037641" calcext:value-type="float">
            <text:p>107</text:p>
          </table:table-cell>
          <table:table-cell table:style-name="ce18" table:formula="of:=[.H61]+SUM([.H72];[.H83])" office:value-type="float" office:value="113.348420275192" calcext:value-type="float">
            <text:p>113</text:p>
          </table:table-cell>
          <table:table-cell table:style-name="ce18" table:formula="of:=[.I61]+SUM([.I72];[.I83])" office:value-type="float" office:value="106.133709594039" calcext:value-type="float">
            <text:p>106</text:p>
          </table:table-cell>
          <table:table-cell table:style-name="ce18" table:formula="of:=[.J61]+SUM([.J72];[.J83])" office:value-type="float" office:value="92.9002576277905" calcext:value-type="float">
            <text:p>93</text:p>
          </table:table-cell>
          <table:table-cell table:style-name="ce18" table:formula="of:=[.K61]+SUM([.K72];[.K83])" office:value-type="float" office:value="167.122215676166" calcext:value-type="float">
            <text:p>167</text:p>
          </table:table-cell>
          <table:table-cell table:style-name="ce18" table:formula="of:=[.L61]+SUM([.L72];[.L83])" office:value-type="float" office:value="145.366534004897" calcext:value-type="float">
            <text:p>145</text:p>
          </table:table-cell>
          <table:table-cell table:style-name="ce18" table:formula="of:=[.M61]+SUM([.M72];[.M83])" office:value-type="float" office:value="124.376627381837" calcext:value-type="float">
            <text:p>124</text:p>
          </table:table-cell>
          <table:table-cell table:style-name="ce18" table:formula="of:=[.N61]+SUM([.N72];[.N83])" office:value-type="float" office:value="126.155923339128" calcext:value-type="float">
            <text:p>126</text:p>
          </table:table-cell>
          <table:table-cell table:style-name="ce18" table:formula="of:=[.O61]+SUM([.O72];[.O83])" office:value-type="float" office:value="127.121394997054" calcext:value-type="float">
            <text:p>127</text:p>
          </table:table-cell>
          <table:table-cell table:style-name="ce18" table:formula="of:=[.P61]+SUM([.P72];[.P83])" office:value-type="float" office:value="121.130262509337" calcext:value-type="float">
            <text:p>121</text:p>
          </table:table-cell>
          <table:table-cell table:style-name="ce18" table:formula="of:=[.Q61]+SUM([.Q72];[.Q83])" office:value-type="float" office:value="91.9898873946659" calcext:value-type="float">
            <text:p>92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table:formula="of:=[.B62]+SUM([.B73];[.B84])" office:value-type="float" office:value="112.25930729265" calcext:value-type="float">
            <text:p>112</text:p>
          </table:table-cell>
          <table:table-cell table:style-name="ce18" table:formula="of:=[.C62]+SUM([.C73];[.C84])" office:value-type="float" office:value="122.264874496101" calcext:value-type="float">
            <text:p>122</text:p>
          </table:table-cell>
          <table:table-cell table:style-name="ce18" table:formula="of:=[.D62]+SUM([.D73];[.D84])" office:value-type="float" office:value="138.829417133102" calcext:value-type="float">
            <text:p>139</text:p>
          </table:table-cell>
          <table:table-cell table:style-name="ce18" table:formula="of:=[.E62]+SUM([.E73];[.E84])" office:value-type="float" office:value="117.65366945116" calcext:value-type="float">
            <text:p>118</text:p>
          </table:table-cell>
          <table:table-cell table:style-name="ce18" table:formula="of:=[.F62]+SUM([.F73];[.F84])" office:value-type="float" office:value="115.429812377546" calcext:value-type="float">
            <text:p>115</text:p>
          </table:table-cell>
          <table:table-cell table:style-name="ce18" table:formula="of:=[.G62]+SUM([.G73];[.G84])" office:value-type="float" office:value="116.325005877248" calcext:value-type="float">
            <text:p>116</text:p>
          </table:table-cell>
          <table:table-cell table:style-name="ce18" table:formula="of:=[.H62]+SUM([.H73];[.H84])" office:value-type="float" office:value="125.573156987724" calcext:value-type="float">
            <text:p>126</text:p>
          </table:table-cell>
          <table:table-cell table:style-name="ce18" table:formula="of:=[.I62]+SUM([.I73];[.I84])" office:value-type="float" office:value="118.822661193045" calcext:value-type="float">
            <text:p>119</text:p>
          </table:table-cell>
          <table:table-cell table:style-name="ce18" table:formula="of:=[.J62]+SUM([.J73];[.J84])" office:value-type="float" office:value="100.050300565756" calcext:value-type="float">
            <text:p>100</text:p>
          </table:table-cell>
          <table:table-cell table:style-name="ce18" table:formula="of:=[.K62]+SUM([.K73];[.K84])" office:value-type="float" office:value="176.642584955527" calcext:value-type="float">
            <text:p>177</text:p>
          </table:table-cell>
          <table:table-cell table:style-name="ce18" table:formula="of:=[.L62]+SUM([.L73];[.L84])" office:value-type="float" office:value="161.260956339046" calcext:value-type="float">
            <text:p>161</text:p>
          </table:table-cell>
          <table:table-cell table:style-name="ce18" table:formula="of:=[.M62]+SUM([.M73];[.M84])" office:value-type="float" office:value="138.439398612143" calcext:value-type="float">
            <text:p>138</text:p>
          </table:table-cell>
          <table:table-cell table:style-name="ce18" table:formula="of:=[.N62]+SUM([.N73];[.N84])" office:value-type="float" office:value="137.181910562316" calcext:value-type="float">
            <text:p>137</text:p>
          </table:table-cell>
          <table:table-cell table:style-name="ce18" table:formula="of:=[.O62]+SUM([.O73];[.O84])" office:value-type="float" office:value="138.308294163229" calcext:value-type="float">
            <text:p>138</text:p>
          </table:table-cell>
          <table:table-cell table:style-name="ce18" table:formula="of:=[.P62]+SUM([.P73];[.P84])" office:value-type="float" office:value="129.65197292756" calcext:value-type="float">
            <text:p>130</text:p>
          </table:table-cell>
          <table:table-cell table:style-name="ce18" table:formula="of:=[.Q62]+SUM([.Q73];[.Q84])" office:value-type="float" office:value="102.321535293777" calcext:value-type="float">
            <text:p>102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table:formula="of:=[.B63]+SUM([.B74];[.B85])" office:value-type="float" office:value="124.010636905885" calcext:value-type="float">
            <text:p>124</text:p>
          </table:table-cell>
          <table:table-cell table:style-name="ce18" table:formula="of:=[.C63]+SUM([.C74];[.C85])" office:value-type="float" office:value="134.016999424116" calcext:value-type="float">
            <text:p>134</text:p>
          </table:table-cell>
          <table:table-cell table:style-name="ce18" table:formula="of:=[.D63]+SUM([.D74];[.D85])" office:value-type="float" office:value="148.66219100926" calcext:value-type="float">
            <text:p>149</text:p>
          </table:table-cell>
          <table:table-cell table:style-name="ce18" table:formula="of:=[.E63]+SUM([.E74];[.E85])" office:value-type="float" office:value="130.175622229897" calcext:value-type="float">
            <text:p>130</text:p>
          </table:table-cell>
          <table:table-cell table:style-name="ce18" table:formula="of:=[.F63]+SUM([.F74];[.F85])" office:value-type="float" office:value="124.776928431482" calcext:value-type="float">
            <text:p>125</text:p>
          </table:table-cell>
          <table:table-cell table:style-name="ce18" table:formula="of:=[.G63]+SUM([.G74];[.G85])" office:value-type="float" office:value="125.800006716855" calcext:value-type="float">
            <text:p>126</text:p>
          </table:table-cell>
          <table:table-cell table:style-name="ce18" table:formula="of:=[.H63]+SUM([.H74];[.H85])" office:value-type="float" office:value="137.797893700256" calcext:value-type="float">
            <text:p>138</text:p>
          </table:table-cell>
          <table:table-cell table:style-name="ce18" table:formula="of:=[.I63]+SUM([.I74];[.I85])" office:value-type="float" office:value="131.511612792052" calcext:value-type="float">
            <text:p>132</text:p>
          </table:table-cell>
          <table:table-cell table:style-name="ce18" table:formula="of:=[.J63]+SUM([.J74];[.J85])" office:value-type="float" office:value="107.200343503721" calcext:value-type="float">
            <text:p>107</text:p>
          </table:table-cell>
          <table:table-cell table:style-name="ce18" table:formula="of:=[.K63]+SUM([.K74];[.K85])" office:value-type="float" office:value="186.162954234887" calcext:value-type="float">
            <text:p>186</text:p>
          </table:table-cell>
          <table:table-cell table:style-name="ce18" table:formula="of:=[.L63]+SUM([.L74];[.L85])" office:value-type="float" office:value="177.155378673196" calcext:value-type="float">
            <text:p>177</text:p>
          </table:table-cell>
          <table:table-cell table:style-name="ce18" table:formula="of:=[.M63]+SUM([.M74];[.M85])" office:value-type="float" office:value="152.502169842449" calcext:value-type="float">
            <text:p>153</text:p>
          </table:table-cell>
          <table:table-cell table:style-name="ce18" table:formula="of:=[.N63]+SUM([.N74];[.N85])" office:value-type="float" office:value="148.207897785504" calcext:value-type="float">
            <text:p>148</text:p>
          </table:table-cell>
          <table:table-cell table:style-name="ce18" table:formula="of:=[.O63]+SUM([.O74];[.O85])" office:value-type="float" office:value="149.495193329405" calcext:value-type="float">
            <text:p>149</text:p>
          </table:table-cell>
          <table:table-cell table:style-name="ce18" table:formula="of:=[.P63]+SUM([.P74];[.P85])" office:value-type="float" office:value="138.173683345783" calcext:value-type="float">
            <text:p>138</text:p>
          </table:table-cell>
          <table:table-cell table:style-name="ce18" table:formula="of:=[.Q63]+SUM([.Q74];[.Q85])" office:value-type="float" office:value="112.653183192888" calcext:value-type="float">
            <text:p>113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table:formula="of:=[.B64]+SUM([.B75];[.B86])" office:value-type="float" office:value="135.761966519121" calcext:value-type="float">
            <text:p>136</text:p>
          </table:table-cell>
          <table:table-cell table:style-name="ce18" table:formula="of:=[.C64]+SUM([.C75];[.C86])" office:value-type="float" office:value="145.76912435213" calcext:value-type="float">
            <text:p>146</text:p>
          </table:table-cell>
          <table:table-cell table:style-name="ce18" table:formula="of:=[.D64]+SUM([.D75];[.D86])" office:value-type="float" office:value="158.494964885417" calcext:value-type="float">
            <text:p>158</text:p>
          </table:table-cell>
          <table:table-cell table:style-name="ce18" table:formula="of:=[.E64]+SUM([.E75];[.E86])" office:value-type="float" office:value="142.697575008635" calcext:value-type="float">
            <text:p>143</text:p>
          </table:table-cell>
          <table:table-cell table:style-name="ce18" table:formula="of:=[.F64]+SUM([.F75];[.F86])" office:value-type="float" office:value="134.124044485417" calcext:value-type="float">
            <text:p>134</text:p>
          </table:table-cell>
          <table:table-cell table:style-name="ce18" table:formula="of:=[.G64]+SUM([.G75];[.G86])" office:value-type="float" office:value="135.275007556462" calcext:value-type="float">
            <text:p>135</text:p>
          </table:table-cell>
          <table:table-cell table:style-name="ce18" table:formula="of:=[.H64]+SUM([.H75];[.H86])" office:value-type="float" office:value="150.022630412788" calcext:value-type="float">
            <text:p>150</text:p>
          </table:table-cell>
          <table:table-cell table:style-name="ce18" table:formula="of:=[.I64]+SUM([.I75];[.I86])" office:value-type="float" office:value="144.200564391058" calcext:value-type="float">
            <text:p>144</text:p>
          </table:table-cell>
          <table:table-cell table:style-name="ce18" table:formula="of:=[.J64]+SUM([.J75];[.J86])" office:value-type="float" office:value="114.350386441686" calcext:value-type="float">
            <text:p>114</text:p>
          </table:table-cell>
          <table:table-cell table:style-name="ce18" table:formula="of:=[.K64]+SUM([.K75];[.K86])" office:value-type="float" office:value="195.683323514248" calcext:value-type="float">
            <text:p>196</text:p>
          </table:table-cell>
          <table:table-cell table:style-name="ce18" table:formula="of:=[.L64]+SUM([.L75];[.L86])" office:value-type="float" office:value="193.049801007345" calcext:value-type="float">
            <text:p>193</text:p>
          </table:table-cell>
          <table:table-cell table:style-name="ce18" table:formula="of:=[.M64]+SUM([.M75];[.M86])" office:value-type="float" office:value="166.564941072755" calcext:value-type="float">
            <text:p>167</text:p>
          </table:table-cell>
          <table:table-cell table:style-name="ce18" table:formula="of:=[.N64]+SUM([.N75];[.N86])" office:value-type="float" office:value="159.233885008691" calcext:value-type="float">
            <text:p>159</text:p>
          </table:table-cell>
          <table:table-cell table:style-name="ce18" table:formula="of:=[.O64]+SUM([.O75];[.O86])" office:value-type="float" office:value="160.68209249558" calcext:value-type="float">
            <text:p>161</text:p>
          </table:table-cell>
          <table:table-cell table:style-name="ce18" table:formula="of:=[.P64]+SUM([.P75];[.P86])" office:value-type="float" office:value="146.695393764005" calcext:value-type="float">
            <text:p>147</text:p>
          </table:table-cell>
          <table:table-cell table:style-name="ce18" table:formula="of:=[.Q64]+SUM([.Q75];[.Q86])" office:value-type="float" office:value="122.984831091999" calcext:value-type="float">
            <text:p>123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[.B65]+SUM([.B76];[.B87])" office:value-type="float" office:value="147.513296132357" calcext:value-type="float">
            <text:p>148</text:p>
          </table:table-cell>
          <table:table-cell table:style-name="ce18" table:formula="of:=[.C65]+SUM([.C76];[.C87])" office:value-type="float" office:value="157.521249280145" calcext:value-type="float">
            <text:p>158</text:p>
          </table:table-cell>
          <table:table-cell table:style-name="ce18" table:formula="of:=[.D65]+SUM([.D76];[.D87])" office:value-type="float" office:value="168.327738761575" calcext:value-type="float">
            <text:p>168</text:p>
          </table:table-cell>
          <table:table-cell table:style-name="ce18" table:formula="of:=[.E65]+SUM([.E76];[.E87])" office:value-type="float" office:value="155.219527787372" calcext:value-type="float">
            <text:p>155</text:p>
          </table:table-cell>
          <table:table-cell table:style-name="ce18" table:formula="of:=[.F65]+SUM([.F76];[.F87])" office:value-type="float" office:value="143.471160539352" calcext:value-type="float">
            <text:p>143</text:p>
          </table:table-cell>
          <table:table-cell table:style-name="ce18" table:formula="of:=[.G65]+SUM([.G76];[.G87])" office:value-type="float" office:value="144.750008396069" calcext:value-type="float">
            <text:p>145</text:p>
          </table:table-cell>
          <table:table-cell table:style-name="ce18" table:formula="of:=[.H65]+SUM([.H76];[.H87])" office:value-type="float" office:value="162.24736712532" calcext:value-type="float">
            <text:p>162</text:p>
          </table:table-cell>
          <table:table-cell table:style-name="ce18" table:formula="of:=[.I65]+SUM([.I76];[.I87])" office:value-type="float" office:value="156.889515990065" calcext:value-type="float">
            <text:p>157</text:p>
          </table:table-cell>
          <table:table-cell table:style-name="ce18" table:formula="of:=[.J65]+SUM([.J76];[.J87])" office:value-type="float" office:value="121.500429379651" calcext:value-type="float">
            <text:p>122</text:p>
          </table:table-cell>
          <table:table-cell table:style-name="ce18" table:formula="of:=[.K65]+SUM([.K76];[.K87])" office:value-type="float" office:value="205.203692793609" calcext:value-type="float">
            <text:p>205</text:p>
          </table:table-cell>
          <table:table-cell table:style-name="ce18" table:formula="of:=[.L65]+SUM([.L76];[.L87])" office:value-type="float" office:value="208.944223341495" calcext:value-type="float">
            <text:p>209</text:p>
          </table:table-cell>
          <table:table-cell table:style-name="ce18" table:formula="of:=[.M65]+SUM([.M76];[.M87])" office:value-type="float" office:value="180.627712303061" calcext:value-type="float">
            <text:p>181</text:p>
          </table:table-cell>
          <table:table-cell table:style-name="ce18" table:formula="of:=[.N65]+SUM([.N76];[.N87])" office:value-type="float" office:value="170.259872231879" calcext:value-type="float">
            <text:p>170</text:p>
          </table:table-cell>
          <table:table-cell table:style-name="ce18" table:formula="of:=[.O65]+SUM([.O76];[.O87])" office:value-type="float" office:value="171.868991661756" calcext:value-type="float">
            <text:p>172</text:p>
          </table:table-cell>
          <table:table-cell table:style-name="ce18" table:formula="of:=[.P65]+SUM([.P76];[.P87])" office:value-type="float" office:value="155.217104182228" calcext:value-type="float">
            <text:p>155</text:p>
          </table:table-cell>
          <table:table-cell table:style-name="ce18" table:formula="of:=[.Q65]+SUM([.Q76];[.Q87])" office:value-type="float" office:value="133.31647899111" calcext:value-type="float">
            <text:p>133</text:p>
          </table:table-cell>
          <table:table-cell table:number-columns-repeated="1004"/>
        </table:table-row>
        <table:table-row table:style-name="ro1">
          <table:table-cell/>
          <table:table-cell table:style-name="ce18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damage</text:p>
          </table:table-cell>
          <table:table-cell table:style-name="ce18" office:value-type="float" office:value="4" calcext:value-type="float">
            <text:p>4</text:p>
          </table:table-cell>
          <table:table-cell table:style-name="ce18" table:number-columns-repeated="5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string" calcext:value-type="string">
            <text:p>buff</text:p>
          </table:table-cell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table:formula="of:=VLOOKUP([.B$1];[$'weapon parameters'.$A:.$M];[.$B$100]+0;0)+VLOOKUP([.B$1];[$'weapon parameters'.$A:.$M];[.$B$100]+3;0)*[.$A102]+VLOOKUP([.$A$7];[$'weapon parameters'.$A$17:.$M$20];13;0)*[.B$6]*[.$A10]" office:value-type="float" office:value="16.788969906078" calcext:value-type="float">
            <text:p>17</text:p>
          </table:table-cell>
          <table:table-cell table:style-name="ce18" table:formula="of:=VLOOKUP([.C$1];[$'weapon parameters'.$A:.$M];[.$B$100]+0;0)+VLOOKUP([.C$1];[$'weapon parameters'.$A:.$M];[.$B$100]+3;0)*[.$A102]+VLOOKUP([.$A$7];[$'weapon parameters'.$A$17:.$M$20];13;0)*[.C$6]*[.$A10]" office:value-type="float" office:value="16.7887233306591" calcext:value-type="float">
            <text:p>17</text:p>
          </table:table-cell>
          <table:table-cell table:style-name="ce18" table:formula="of:=VLOOKUP([.D$1];[$'weapon parameters'.$A:.$M];[.$B$100]+0;0)+VLOOKUP([.D$1];[$'weapon parameters'.$A:.$M];[.$B$100]+3;0)*[.$A102]+VLOOKUP([.$A$7];[$'weapon parameters'.$A$17:.$M$20];13;0)*[.D$6]*[.$A10]" office:value-type="float" office:value="16.8996643256945" calcext:value-type="float">
            <text:p>17</text:p>
          </table:table-cell>
          <table:table-cell table:style-name="ce18" table:formula="of:=VLOOKUP([.E$1];[$'weapon parameters'.$A:.$M];[.$B$100]+0;0)+VLOOKUP([.E$1];[$'weapon parameters'.$A:.$M];[.$B$100]+3;0)*[.$A102]+VLOOKUP([.$A$7];[$'weapon parameters'.$A$17:.$M$20];13;0)*[.E$6]*[.$A10]" office:value-type="float" office:value="16.3665910402945" calcext:value-type="float">
            <text:p>16</text:p>
          </table:table-cell>
          <table:table-cell table:style-name="ce18" table:formula="of:=VLOOKUP([.F$1];[$'weapon parameters'.$A:.$M];[.$B$100]+0;0)+VLOOKUP([.F$1];[$'weapon parameters'.$A:.$M];[.$B$100]+3;0)*[.$A102]+VLOOKUP([.$A$7];[$'weapon parameters'.$A$17:.$M$20];13;0)*[.F$6]*[.$A10]" office:value-type="float" office:value="16.6082696323611" calcext:value-type="float">
            <text:p>17</text:p>
          </table:table-cell>
          <table:table-cell table:style-name="ce18" table:formula="of:=VLOOKUP([.G$1];[$'weapon parameters'.$A:.$M];[.$B$100]+0;0)+VLOOKUP([.G$1];[$'weapon parameters'.$A:.$M];[.$B$100]+3;0)*[.$A102]+VLOOKUP([.$A$7];[$'weapon parameters'.$A$17:.$M$20];13;0)*[.G$6]*[.$A10]" office:value-type="float" office:value="16.6850005037641" calcext:value-type="float">
            <text:p>17</text:p>
          </table:table-cell>
          <table:table-cell table:style-name="ce18" table:formula="of:=VLOOKUP([.H$1];[$'weapon parameters'.$A:.$M];[.$B$100]+0;0)+VLOOKUP([.H$1];[$'weapon parameters'.$A:.$M];[.$B$100]+3;0)*[.$A102]+VLOOKUP([.$A$7];[$'weapon parameters'.$A$17:.$M$20];13;0)*[.H$6]*[.$A10]" office:value-type="float" office:value="16.5891109034979" calcext:value-type="float">
            <text:p>17</text:p>
          </table:table-cell>
          <table:table-cell table:style-name="ce18" table:formula="of:=VLOOKUP([.I$1];[$'weapon parameters'.$A:.$M];[.$B$100]+0;0)+VLOOKUP([.I$1];[$'weapon parameters'.$A:.$M];[.$B$100]+3;0)*[.$A102]+VLOOKUP([.$A$7];[$'weapon parameters'.$A$17:.$M$20];13;0)*[.I$6]*[.$A10]" office:value-type="float" office:value="16.1484383904165" calcext:value-type="float">
            <text:p>16</text:p>
          </table:table-cell>
          <table:table-cell table:style-name="ce18" table:formula="of:=VLOOKUP([.J$1];[$'weapon parameters'.$A:.$M];[.$B$100]+0;0)+VLOOKUP([.J$1];[$'weapon parameters'.$A:.$M];[.$B$100]+3;0)*[.$A102]+VLOOKUP([.$A$7];[$'weapon parameters'.$A$17:.$M$20];13;0)*[.J$6]*[.$A10]" office:value-type="float" office:value="15.2900257627791" calcext:value-type="float">
            <text:p>15</text:p>
          </table:table-cell>
          <table:table-cell table:style-name="ce18" table:formula="of:=VLOOKUP([.K$1];[$'weapon parameters'.$A:.$M];[.$B$100]+0;0)+VLOOKUP([.K$1];[$'weapon parameters'.$A:.$M];[.$B$100]+3;0)*[.$A102]+VLOOKUP([.$A$7];[$'weapon parameters'.$A$17:.$M$20];13;0)*[.K$6]*[.$A10]" office:value-type="float" office:value="16.7122215676166" calcext:value-type="float">
            <text:p>17</text:p>
          </table:table-cell>
          <table:table-cell table:style-name="ce18" table:formula="of:=VLOOKUP([.L$1];[$'weapon parameters'.$A:.$M];[.$B$100]+0;0)+VLOOKUP([.L$1];[$'weapon parameters'.$A:.$M];[.$B$100]+3;0)*[.$A102]+VLOOKUP([.$A$7];[$'weapon parameters'.$A$17:.$M$20];13;0)*[.L$6]*[.$A10]" office:value-type="float" office:value="16.4204908478134" calcext:value-type="float">
            <text:p>16</text:p>
          </table:table-cell>
          <table:table-cell table:style-name="ce18" table:formula="of:=VLOOKUP([.M$1];[$'weapon parameters'.$A:.$M];[.$B$100]+0;0)+VLOOKUP([.M$1];[$'weapon parameters'.$A:.$M];[.$B$100]+3;0)*[.$A102]+VLOOKUP([.$A$7];[$'weapon parameters'.$A$17:.$M$20];13;0)*[.M$6]*[.$A10]" office:value-type="float" office:value="16.2132520626091" calcext:value-type="float">
            <text:p>16</text:p>
          </table:table-cell>
          <table:table-cell table:style-name="ce18" table:formula="of:=VLOOKUP([.N$1];[$'weapon parameters'.$A:.$M];[.$B$100]+0;0)+VLOOKUP([.N$1];[$'weapon parameters'.$A:.$M];[.$B$100]+3;0)*[.$A102]+VLOOKUP([.$A$7];[$'weapon parameters'.$A$17:.$M$20];13;0)*[.N$6]*[.$A10]" office:value-type="float" office:value="16.4517818292637" calcext:value-type="float">
            <text:p>16</text:p>
          </table:table-cell>
          <table:table-cell table:style-name="ce18" table:formula="of:=VLOOKUP([.O$1];[$'weapon parameters'.$A:.$M];[.$B$100]+0;0)+VLOOKUP([.O$1];[$'weapon parameters'.$A:.$M];[.$B$100]+3;0)*[.$A102]+VLOOKUP([.$A$7];[$'weapon parameters'.$A$17:.$M$20];13;0)*[.O$6]*[.$A10]" office:value-type="float" office:value="16.5045892199708" calcext:value-type="float">
            <text:p>17</text:p>
          </table:table-cell>
          <table:table-cell table:style-name="ce18" table:formula="of:=VLOOKUP([.P$1];[$'weapon parameters'.$A:.$M];[.$B$100]+0;0)+VLOOKUP([.P$1];[$'weapon parameters'.$A:.$M];[.$B$100]+3;0)*[.$A102]+VLOOKUP([.$A$7];[$'weapon parameters'.$A$17:.$M$20];13;0)*[.P$6]*[.$A10]" office:value-type="float" office:value="16.1130262509337" calcext:value-type="float">
            <text:p>16</text:p>
          </table:table-cell>
          <table:table-cell table:style-name="ce18" table:formula="of:=VLOOKUP([.Q$1];[$'weapon parameters'.$A:.$M];[.$B$100]+0;0)+VLOOKUP([.Q$1];[$'weapon parameters'.$A:.$M];[.$B$100]+3;0)*[.$A102]+VLOOKUP([.$A$7];[$'weapon parameters'.$A$17:.$M$20];13;0)*[.Q$6]*[.$A10]" office:value-type="float" office:value="16.0733880099811" calcext:value-type="float">
            <text:p>16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VLOOKUP([.B$1];[$'weapon parameters'.$A:.$M];[.$B$100]+0;0)+VLOOKUP([.B$1];[$'weapon parameters'.$A:.$M];[.$B$100]+3;0)*[.$A103]+VLOOKUP([.$A$7];[$'weapon parameters'.$A$17:.$M$20];13;0)*[.B$6]*[.$A11]" office:value-type="float" office:value="23.5779398121561" calcext:value-type="float">
            <text:p>24</text:p>
          </table:table-cell>
          <table:table-cell table:style-name="ce18" table:formula="of:=VLOOKUP([.C$1];[$'weapon parameters'.$A:.$M];[.$B$100]+0;0)+VLOOKUP([.C$1];[$'weapon parameters'.$A:.$M];[.$B$100]+3;0)*[.$A103]+VLOOKUP([.$A$7];[$'weapon parameters'.$A$17:.$M$20];13;0)*[.C$6]*[.$A11]" office:value-type="float" office:value="23.5774466613183" calcext:value-type="float">
            <text:p>24</text:p>
          </table:table-cell>
          <table:table-cell table:style-name="ce18" table:formula="of:=VLOOKUP([.D$1];[$'weapon parameters'.$A:.$M];[.$B$100]+0;0)+VLOOKUP([.D$1];[$'weapon parameters'.$A:.$M];[.$B$100]+3;0)*[.$A103]+VLOOKUP([.$A$7];[$'weapon parameters'.$A$17:.$M$20];13;0)*[.D$6]*[.$A11]" office:value-type="float" office:value="23.799328651389" calcext:value-type="float">
            <text:p>24</text:p>
          </table:table-cell>
          <table:table-cell table:style-name="ce18" table:formula="of:=VLOOKUP([.E$1];[$'weapon parameters'.$A:.$M];[.$B$100]+0;0)+VLOOKUP([.E$1];[$'weapon parameters'.$A:.$M];[.$B$100]+3;0)*[.$A103]+VLOOKUP([.$A$7];[$'weapon parameters'.$A$17:.$M$20];13;0)*[.E$6]*[.$A11]" office:value-type="float" office:value="22.7331820805891" calcext:value-type="float">
            <text:p>23</text:p>
          </table:table-cell>
          <table:table-cell table:style-name="ce18" table:formula="of:=VLOOKUP([.F$1];[$'weapon parameters'.$A:.$M];[.$B$100]+0;0)+VLOOKUP([.F$1];[$'weapon parameters'.$A:.$M];[.$B$100]+3;0)*[.$A103]+VLOOKUP([.$A$7];[$'weapon parameters'.$A$17:.$M$20];13;0)*[.F$6]*[.$A11]" office:value-type="float" office:value="23.2165392647223" calcext:value-type="float">
            <text:p>23</text:p>
          </table:table-cell>
          <table:table-cell table:style-name="ce18" table:formula="of:=VLOOKUP([.G$1];[$'weapon parameters'.$A:.$M];[.$B$100]+0;0)+VLOOKUP([.G$1];[$'weapon parameters'.$A:.$M];[.$B$100]+3;0)*[.$A103]+VLOOKUP([.$A$7];[$'weapon parameters'.$A$17:.$M$20];13;0)*[.G$6]*[.$A11]" office:value-type="float" office:value="23.3700010075283" calcext:value-type="float">
            <text:p>23</text:p>
          </table:table-cell>
          <table:table-cell table:style-name="ce18" table:formula="of:=VLOOKUP([.H$1];[$'weapon parameters'.$A:.$M];[.$B$100]+0;0)+VLOOKUP([.H$1];[$'weapon parameters'.$A:.$M];[.$B$100]+3;0)*[.$A103]+VLOOKUP([.$A$7];[$'weapon parameters'.$A$17:.$M$20];13;0)*[.H$6]*[.$A11]" office:value-type="float" office:value="23.1782218069957" calcext:value-type="float">
            <text:p>23</text:p>
          </table:table-cell>
          <table:table-cell table:style-name="ce18" table:formula="of:=VLOOKUP([.I$1];[$'weapon parameters'.$A:.$M];[.$B$100]+0;0)+VLOOKUP([.I$1];[$'weapon parameters'.$A:.$M];[.$B$100]+3;0)*[.$A103]+VLOOKUP([.$A$7];[$'weapon parameters'.$A$17:.$M$20];13;0)*[.I$6]*[.$A11]" office:value-type="float" office:value="22.296876780833" calcext:value-type="float">
            <text:p>22</text:p>
          </table:table-cell>
          <table:table-cell table:style-name="ce18" table:formula="of:=VLOOKUP([.J$1];[$'weapon parameters'.$A:.$M];[.$B$100]+0;0)+VLOOKUP([.J$1];[$'weapon parameters'.$A:.$M];[.$B$100]+3;0)*[.$A103]+VLOOKUP([.$A$7];[$'weapon parameters'.$A$17:.$M$20];13;0)*[.J$6]*[.$A11]" office:value-type="float" office:value="20.5800515255581" calcext:value-type="float">
            <text:p>21</text:p>
          </table:table-cell>
          <table:table-cell table:style-name="ce18" table:formula="of:=VLOOKUP([.K$1];[$'weapon parameters'.$A:.$M];[.$B$100]+0;0)+VLOOKUP([.K$1];[$'weapon parameters'.$A:.$M];[.$B$100]+3;0)*[.$A103]+VLOOKUP([.$A$7];[$'weapon parameters'.$A$17:.$M$20];13;0)*[.K$6]*[.$A11]" office:value-type="float" office:value="23.4244431352331" calcext:value-type="float">
            <text:p>23</text:p>
          </table:table-cell>
          <table:table-cell table:style-name="ce18" table:formula="of:=VLOOKUP([.L$1];[$'weapon parameters'.$A:.$M];[.$B$100]+0;0)+VLOOKUP([.L$1];[$'weapon parameters'.$A:.$M];[.$B$100]+3;0)*[.$A103]+VLOOKUP([.$A$7];[$'weapon parameters'.$A$17:.$M$20];13;0)*[.L$6]*[.$A11]" office:value-type="float" office:value="22.8409816956268" calcext:value-type="float">
            <text:p>23</text:p>
          </table:table-cell>
          <table:table-cell table:style-name="ce18" table:formula="of:=VLOOKUP([.M$1];[$'weapon parameters'.$A:.$M];[.$B$100]+0;0)+VLOOKUP([.M$1];[$'weapon parameters'.$A:.$M];[.$B$100]+3;0)*[.$A103]+VLOOKUP([.$A$7];[$'weapon parameters'.$A$17:.$M$20];13;0)*[.M$6]*[.$A11]" office:value-type="float" office:value="22.4265041252182" calcext:value-type="float">
            <text:p>22</text:p>
          </table:table-cell>
          <table:table-cell table:style-name="ce18" table:formula="of:=VLOOKUP([.N$1];[$'weapon parameters'.$A:.$M];[.$B$100]+0;0)+VLOOKUP([.N$1];[$'weapon parameters'.$A:.$M];[.$B$100]+3;0)*[.$A103]+VLOOKUP([.$A$7];[$'weapon parameters'.$A$17:.$M$20];13;0)*[.N$6]*[.$A11]" office:value-type="float" office:value="22.9035636585275" calcext:value-type="float">
            <text:p>23</text:p>
          </table:table-cell>
          <table:table-cell table:style-name="ce18" table:formula="of:=VLOOKUP([.O$1];[$'weapon parameters'.$A:.$M];[.$B$100]+0;0)+VLOOKUP([.O$1];[$'weapon parameters'.$A:.$M];[.$B$100]+3;0)*[.$A103]+VLOOKUP([.$A$7];[$'weapon parameters'.$A$17:.$M$20];13;0)*[.O$6]*[.$A11]" office:value-type="float" office:value="23.0091784399415" calcext:value-type="float">
            <text:p>23</text:p>
          </table:table-cell>
          <table:table-cell table:style-name="ce18" table:formula="of:=VLOOKUP([.P$1];[$'weapon parameters'.$A:.$M];[.$B$100]+0;0)+VLOOKUP([.P$1];[$'weapon parameters'.$A:.$M];[.$B$100]+3;0)*[.$A103]+VLOOKUP([.$A$7];[$'weapon parameters'.$A$17:.$M$20];13;0)*[.P$6]*[.$A11]" office:value-type="float" office:value="22.2260525018674" calcext:value-type="float">
            <text:p>22</text:p>
          </table:table-cell>
          <table:table-cell table:style-name="ce18" table:formula="of:=VLOOKUP([.Q$1];[$'weapon parameters'.$A:.$M];[.$B$100]+0;0)+VLOOKUP([.Q$1];[$'weapon parameters'.$A:.$M];[.$B$100]+3;0)*[.$A103]+VLOOKUP([.$A$7];[$'weapon parameters'.$A$17:.$M$20];13;0)*[.Q$6]*[.$A11]" office:value-type="float" office:value="22.1467760199622" calcext:value-type="float">
            <text:p>22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formula="of:=VLOOKUP([.B$1];[$'weapon parameters'.$A:.$M];[.$B$100]+0;0)+VLOOKUP([.B$1];[$'weapon parameters'.$A:.$M];[.$B$100]+3;0)*[.$A104]+VLOOKUP([.$A$7];[$'weapon parameters'.$A$17:.$M$20];13;0)*[.B$6]*[.$A12]" office:value-type="float" office:value="30.3669097182341" calcext:value-type="float">
            <text:p>30</text:p>
          </table:table-cell>
          <table:table-cell table:style-name="ce18" table:formula="of:=VLOOKUP([.C$1];[$'weapon parameters'.$A:.$M];[.$B$100]+0;0)+VLOOKUP([.C$1];[$'weapon parameters'.$A:.$M];[.$B$100]+3;0)*[.$A104]+VLOOKUP([.$A$7];[$'weapon parameters'.$A$17:.$M$20];13;0)*[.C$6]*[.$A12]" office:value-type="float" office:value="30.3661699919774" calcext:value-type="float">
            <text:p>30</text:p>
          </table:table-cell>
          <table:table-cell table:style-name="ce18" table:formula="of:=VLOOKUP([.D$1];[$'weapon parameters'.$A:.$M];[.$B$100]+0;0)+VLOOKUP([.D$1];[$'weapon parameters'.$A:.$M];[.$B$100]+3;0)*[.$A104]+VLOOKUP([.$A$7];[$'weapon parameters'.$A$17:.$M$20];13;0)*[.D$6]*[.$A12]" office:value-type="float" office:value="30.6989929770835" calcext:value-type="float">
            <text:p>31</text:p>
          </table:table-cell>
          <table:table-cell table:style-name="ce18" table:formula="of:=VLOOKUP([.E$1];[$'weapon parameters'.$A:.$M];[.$B$100]+0;0)+VLOOKUP([.E$1];[$'weapon parameters'.$A:.$M];[.$B$100]+3;0)*[.$A104]+VLOOKUP([.$A$7];[$'weapon parameters'.$A$17:.$M$20];13;0)*[.E$6]*[.$A12]" office:value-type="float" office:value="29.0997731208836" calcext:value-type="float">
            <text:p>29</text:p>
          </table:table-cell>
          <table:table-cell table:style-name="ce18" table:formula="of:=VLOOKUP([.F$1];[$'weapon parameters'.$A:.$M];[.$B$100]+0;0)+VLOOKUP([.F$1];[$'weapon parameters'.$A:.$M];[.$B$100]+3;0)*[.$A104]+VLOOKUP([.$A$7];[$'weapon parameters'.$A$17:.$M$20];13;0)*[.F$6]*[.$A12]" office:value-type="float" office:value="29.8248088970834" calcext:value-type="float">
            <text:p>30</text:p>
          </table:table-cell>
          <table:table-cell table:style-name="ce18" table:formula="of:=VLOOKUP([.G$1];[$'weapon parameters'.$A:.$M];[.$B$100]+0;0)+VLOOKUP([.G$1];[$'weapon parameters'.$A:.$M];[.$B$100]+3;0)*[.$A104]+VLOOKUP([.$A$7];[$'weapon parameters'.$A$17:.$M$20];13;0)*[.G$6]*[.$A12]" office:value-type="float" office:value="30.0550015112924" calcext:value-type="float">
            <text:p>30</text:p>
          </table:table-cell>
          <table:table-cell table:style-name="ce18" table:formula="of:=VLOOKUP([.H$1];[$'weapon parameters'.$A:.$M];[.$B$100]+0;0)+VLOOKUP([.H$1];[$'weapon parameters'.$A:.$M];[.$B$100]+3;0)*[.$A104]+VLOOKUP([.$A$7];[$'weapon parameters'.$A$17:.$M$20];13;0)*[.H$6]*[.$A12]" office:value-type="float" office:value="29.7673327104936" calcext:value-type="float">
            <text:p>30</text:p>
          </table:table-cell>
          <table:table-cell table:style-name="ce18" table:formula="of:=VLOOKUP([.I$1];[$'weapon parameters'.$A:.$M];[.$B$100]+0;0)+VLOOKUP([.I$1];[$'weapon parameters'.$A:.$M];[.$B$100]+3;0)*[.$A104]+VLOOKUP([.$A$7];[$'weapon parameters'.$A$17:.$M$20];13;0)*[.I$6]*[.$A12]" office:value-type="float" office:value="28.4453151712495" calcext:value-type="float">
            <text:p>28</text:p>
          </table:table-cell>
          <table:table-cell table:style-name="ce18" table:formula="of:=VLOOKUP([.J$1];[$'weapon parameters'.$A:.$M];[.$B$100]+0;0)+VLOOKUP([.J$1];[$'weapon parameters'.$A:.$M];[.$B$100]+3;0)*[.$A104]+VLOOKUP([.$A$7];[$'weapon parameters'.$A$17:.$M$20];13;0)*[.J$6]*[.$A12]" office:value-type="float" office:value="25.8700772883372" calcext:value-type="float">
            <text:p>26</text:p>
          </table:table-cell>
          <table:table-cell table:style-name="ce18" table:formula="of:=VLOOKUP([.K$1];[$'weapon parameters'.$A:.$M];[.$B$100]+0;0)+VLOOKUP([.K$1];[$'weapon parameters'.$A:.$M];[.$B$100]+3;0)*[.$A104]+VLOOKUP([.$A$7];[$'weapon parameters'.$A$17:.$M$20];13;0)*[.K$6]*[.$A12]" office:value-type="float" office:value="30.1366647028497" calcext:value-type="float">
            <text:p>30</text:p>
          </table:table-cell>
          <table:table-cell table:style-name="ce18" table:formula="of:=VLOOKUP([.L$1];[$'weapon parameters'.$A:.$M];[.$B$100]+0;0)+VLOOKUP([.L$1];[$'weapon parameters'.$A:.$M];[.$B$100]+3;0)*[.$A104]+VLOOKUP([.$A$7];[$'weapon parameters'.$A$17:.$M$20];13;0)*[.L$6]*[.$A12]" office:value-type="float" office:value="29.2614725434401" calcext:value-type="float">
            <text:p>29</text:p>
          </table:table-cell>
          <table:table-cell table:style-name="ce18" table:formula="of:=VLOOKUP([.M$1];[$'weapon parameters'.$A:.$M];[.$B$100]+0;0)+VLOOKUP([.M$1];[$'weapon parameters'.$A:.$M];[.$B$100]+3;0)*[.$A104]+VLOOKUP([.$A$7];[$'weapon parameters'.$A$17:.$M$20];13;0)*[.M$6]*[.$A12]" office:value-type="float" office:value="28.6397561878273" calcext:value-type="float">
            <text:p>29</text:p>
          </table:table-cell>
          <table:table-cell table:style-name="ce18" table:formula="of:=VLOOKUP([.N$1];[$'weapon parameters'.$A:.$M];[.$B$100]+0;0)+VLOOKUP([.N$1];[$'weapon parameters'.$A:.$M];[.$B$100]+3;0)*[.$A104]+VLOOKUP([.$A$7];[$'weapon parameters'.$A$17:.$M$20];13;0)*[.N$6]*[.$A12]" office:value-type="float" office:value="29.3553454877912" calcext:value-type="float">
            <text:p>29</text:p>
          </table:table-cell>
          <table:table-cell table:style-name="ce18" table:formula="of:=VLOOKUP([.O$1];[$'weapon parameters'.$A:.$M];[.$B$100]+0;0)+VLOOKUP([.O$1];[$'weapon parameters'.$A:.$M];[.$B$100]+3;0)*[.$A104]+VLOOKUP([.$A$7];[$'weapon parameters'.$A$17:.$M$20];13;0)*[.O$6]*[.$A12]" office:value-type="float" office:value="29.5137676599123" calcext:value-type="float">
            <text:p>30</text:p>
          </table:table-cell>
          <table:table-cell table:style-name="ce18" table:formula="of:=VLOOKUP([.P$1];[$'weapon parameters'.$A:.$M];[.$B$100]+0;0)+VLOOKUP([.P$1];[$'weapon parameters'.$A:.$M];[.$B$100]+3;0)*[.$A104]+VLOOKUP([.$A$7];[$'weapon parameters'.$A$17:.$M$20];13;0)*[.P$6]*[.$A12]" office:value-type="float" office:value="28.3390787528011" calcext:value-type="float">
            <text:p>28</text:p>
          </table:table-cell>
          <table:table-cell table:style-name="ce18" table:formula="of:=VLOOKUP([.Q$1];[$'weapon parameters'.$A:.$M];[.$B$100]+0;0)+VLOOKUP([.Q$1];[$'weapon parameters'.$A:.$M];[.$B$100]+3;0)*[.$A104]+VLOOKUP([.$A$7];[$'weapon parameters'.$A$17:.$M$20];13;0)*[.Q$6]*[.$A12]" office:value-type="float" office:value="28.2201640299433" calcext:value-type="float">
            <text:p>28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formula="of:=VLOOKUP([.B$1];[$'weapon parameters'.$A:.$M];[.$B$100]+0;0)+VLOOKUP([.B$1];[$'weapon parameters'.$A:.$M];[.$B$100]+3;0)*[.$A105]+VLOOKUP([.$A$7];[$'weapon parameters'.$A$17:.$M$20];13;0)*[.B$6]*[.$A13]" office:value-type="float" office:value="37.1558796243121" calcext:value-type="float">
            <text:p>37</text:p>
          </table:table-cell>
          <table:table-cell table:style-name="ce18" table:formula="of:=VLOOKUP([.C$1];[$'weapon parameters'.$A:.$M];[.$B$100]+0;0)+VLOOKUP([.C$1];[$'weapon parameters'.$A:.$M];[.$B$100]+3;0)*[.$A105]+VLOOKUP([.$A$7];[$'weapon parameters'.$A$17:.$M$20];13;0)*[.C$6]*[.$A13]" office:value-type="float" office:value="37.1548933226365" calcext:value-type="float">
            <text:p>37</text:p>
          </table:table-cell>
          <table:table-cell table:style-name="ce18" table:formula="of:=VLOOKUP([.D$1];[$'weapon parameters'.$A:.$M];[.$B$100]+0;0)+VLOOKUP([.D$1];[$'weapon parameters'.$A:.$M];[.$B$100]+3;0)*[.$A105]+VLOOKUP([.$A$7];[$'weapon parameters'.$A$17:.$M$20];13;0)*[.D$6]*[.$A13]" office:value-type="float" office:value="37.5986573027779" calcext:value-type="float">
            <text:p>38</text:p>
          </table:table-cell>
          <table:table-cell table:style-name="ce18" table:formula="of:=VLOOKUP([.E$1];[$'weapon parameters'.$A:.$M];[.$B$100]+0;0)+VLOOKUP([.E$1];[$'weapon parameters'.$A:.$M];[.$B$100]+3;0)*[.$A105]+VLOOKUP([.$A$7];[$'weapon parameters'.$A$17:.$M$20];13;0)*[.E$6]*[.$A13]" office:value-type="float" office:value="35.4663641611782" calcext:value-type="float">
            <text:p>35</text:p>
          </table:table-cell>
          <table:table-cell table:style-name="ce18" table:formula="of:=VLOOKUP([.F$1];[$'weapon parameters'.$A:.$M];[.$B$100]+0;0)+VLOOKUP([.F$1];[$'weapon parameters'.$A:.$M];[.$B$100]+3;0)*[.$A105]+VLOOKUP([.$A$7];[$'weapon parameters'.$A$17:.$M$20];13;0)*[.F$6]*[.$A13]" office:value-type="float" office:value="36.4330785294445" calcext:value-type="float">
            <text:p>36</text:p>
          </table:table-cell>
          <table:table-cell table:style-name="ce18" table:formula="of:=VLOOKUP([.G$1];[$'weapon parameters'.$A:.$M];[.$B$100]+0;0)+VLOOKUP([.G$1];[$'weapon parameters'.$A:.$M];[.$B$100]+3;0)*[.$A105]+VLOOKUP([.$A$7];[$'weapon parameters'.$A$17:.$M$20];13;0)*[.G$6]*[.$A13]" office:value-type="float" office:value="36.7400020150566" calcext:value-type="float">
            <text:p>37</text:p>
          </table:table-cell>
          <table:table-cell table:style-name="ce18" table:formula="of:=VLOOKUP([.H$1];[$'weapon parameters'.$A:.$M];[.$B$100]+0;0)+VLOOKUP([.H$1];[$'weapon parameters'.$A:.$M];[.$B$100]+3;0)*[.$A105]+VLOOKUP([.$A$7];[$'weapon parameters'.$A$17:.$M$20];13;0)*[.H$6]*[.$A13]" office:value-type="float" office:value="36.3564436139915" calcext:value-type="float">
            <text:p>36</text:p>
          </table:table-cell>
          <table:table-cell table:style-name="ce18" table:formula="of:=VLOOKUP([.I$1];[$'weapon parameters'.$A:.$M];[.$B$100]+0;0)+VLOOKUP([.I$1];[$'weapon parameters'.$A:.$M];[.$B$100]+3;0)*[.$A105]+VLOOKUP([.$A$7];[$'weapon parameters'.$A$17:.$M$20];13;0)*[.I$6]*[.$A13]" office:value-type="float" office:value="34.593753561666" calcext:value-type="float">
            <text:p>35</text:p>
          </table:table-cell>
          <table:table-cell table:style-name="ce18" table:formula="of:=VLOOKUP([.J$1];[$'weapon parameters'.$A:.$M];[.$B$100]+0;0)+VLOOKUP([.J$1];[$'weapon parameters'.$A:.$M];[.$B$100]+3;0)*[.$A105]+VLOOKUP([.$A$7];[$'weapon parameters'.$A$17:.$M$20];13;0)*[.J$6]*[.$A13]" office:value-type="float" office:value="31.1601030511162" calcext:value-type="float">
            <text:p>31</text:p>
          </table:table-cell>
          <table:table-cell table:style-name="ce18" table:formula="of:=VLOOKUP([.K$1];[$'weapon parameters'.$A:.$M];[.$B$100]+0;0)+VLOOKUP([.K$1];[$'weapon parameters'.$A:.$M];[.$B$100]+3;0)*[.$A105]+VLOOKUP([.$A$7];[$'weapon parameters'.$A$17:.$M$20];13;0)*[.K$6]*[.$A13]" office:value-type="float" office:value="36.8488862704662" calcext:value-type="float">
            <text:p>37</text:p>
          </table:table-cell>
          <table:table-cell table:style-name="ce18" table:formula="of:=VLOOKUP([.L$1];[$'weapon parameters'.$A:.$M];[.$B$100]+0;0)+VLOOKUP([.L$1];[$'weapon parameters'.$A:.$M];[.$B$100]+3;0)*[.$A105]+VLOOKUP([.$A$7];[$'weapon parameters'.$A$17:.$M$20];13;0)*[.L$6]*[.$A13]" office:value-type="float" office:value="35.6819633912535" calcext:value-type="float">
            <text:p>36</text:p>
          </table:table-cell>
          <table:table-cell table:style-name="ce18" table:formula="of:=VLOOKUP([.M$1];[$'weapon parameters'.$A:.$M];[.$B$100]+0;0)+VLOOKUP([.M$1];[$'weapon parameters'.$A:.$M];[.$B$100]+3;0)*[.$A105]+VLOOKUP([.$A$7];[$'weapon parameters'.$A$17:.$M$20];13;0)*[.M$6]*[.$A13]" office:value-type="float" office:value="34.8530082504364" calcext:value-type="float">
            <text:p>35</text:p>
          </table:table-cell>
          <table:table-cell table:style-name="ce18" table:formula="of:=VLOOKUP([.N$1];[$'weapon parameters'.$A:.$M];[.$B$100]+0;0)+VLOOKUP([.N$1];[$'weapon parameters'.$A:.$M];[.$B$100]+3;0)*[.$A105]+VLOOKUP([.$A$7];[$'weapon parameters'.$A$17:.$M$20];13;0)*[.N$6]*[.$A13]" office:value-type="float" office:value="35.8071273170549" calcext:value-type="float">
            <text:p>36</text:p>
          </table:table-cell>
          <table:table-cell table:style-name="ce18" table:formula="of:=VLOOKUP([.O$1];[$'weapon parameters'.$A:.$M];[.$B$100]+0;0)+VLOOKUP([.O$1];[$'weapon parameters'.$A:.$M];[.$B$100]+3;0)*[.$A105]+VLOOKUP([.$A$7];[$'weapon parameters'.$A$17:.$M$20];13;0)*[.O$6]*[.$A13]" office:value-type="float" office:value="36.0183568798831" calcext:value-type="float">
            <text:p>36</text:p>
          </table:table-cell>
          <table:table-cell table:style-name="ce18" table:formula="of:=VLOOKUP([.P$1];[$'weapon parameters'.$A:.$M];[.$B$100]+0;0)+VLOOKUP([.P$1];[$'weapon parameters'.$A:.$M];[.$B$100]+3;0)*[.$A105]+VLOOKUP([.$A$7];[$'weapon parameters'.$A$17:.$M$20];13;0)*[.P$6]*[.$A13]" office:value-type="float" office:value="34.4521050037348" calcext:value-type="float">
            <text:p>34</text:p>
          </table:table-cell>
          <table:table-cell table:style-name="ce18" table:formula="of:=VLOOKUP([.Q$1];[$'weapon parameters'.$A:.$M];[.$B$100]+0;0)+VLOOKUP([.Q$1];[$'weapon parameters'.$A:.$M];[.$B$100]+3;0)*[.$A105]+VLOOKUP([.$A$7];[$'weapon parameters'.$A$17:.$M$20];13;0)*[.Q$6]*[.$A13]" office:value-type="float" office:value="34.2935520399244" calcext:value-type="float">
            <text:p>34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table:formula="of:=VLOOKUP([.B$1];[$'weapon parameters'.$A:.$M];[.$B$100]+0;0)+VLOOKUP([.B$1];[$'weapon parameters'.$A:.$M];[.$B$100]+3;0)*[.$A106]+VLOOKUP([.$A$7];[$'weapon parameters'.$A$17:.$M$20];13;0)*[.B$6]*[.$A14]" office:value-type="float" office:value="43.9448495303902" calcext:value-type="float">
            <text:p>44</text:p>
          </table:table-cell>
          <table:table-cell table:style-name="ce18" table:formula="of:=VLOOKUP([.C$1];[$'weapon parameters'.$A:.$M];[.$B$100]+0;0)+VLOOKUP([.C$1];[$'weapon parameters'.$A:.$M];[.$B$100]+3;0)*[.$A106]+VLOOKUP([.$A$7];[$'weapon parameters'.$A$17:.$M$20];13;0)*[.C$6]*[.$A14]" office:value-type="float" office:value="43.9436166532957" calcext:value-type="float">
            <text:p>44</text:p>
          </table:table-cell>
          <table:table-cell table:style-name="ce18" table:formula="of:=VLOOKUP([.D$1];[$'weapon parameters'.$A:.$M];[.$B$100]+0;0)+VLOOKUP([.D$1];[$'weapon parameters'.$A:.$M];[.$B$100]+3;0)*[.$A106]+VLOOKUP([.$A$7];[$'weapon parameters'.$A$17:.$M$20];13;0)*[.D$6]*[.$A14]" office:value-type="float" office:value="44.4983216284724" calcext:value-type="float">
            <text:p>44</text:p>
          </table:table-cell>
          <table:table-cell table:style-name="ce18" table:formula="of:=VLOOKUP([.E$1];[$'weapon parameters'.$A:.$M];[.$B$100]+0;0)+VLOOKUP([.E$1];[$'weapon parameters'.$A:.$M];[.$B$100]+3;0)*[.$A106]+VLOOKUP([.$A$7];[$'weapon parameters'.$A$17:.$M$20];13;0)*[.E$6]*[.$A14]" office:value-type="float" office:value="41.8329552014727" calcext:value-type="float">
            <text:p>42</text:p>
          </table:table-cell>
          <table:table-cell table:style-name="ce18" table:formula="of:=VLOOKUP([.F$1];[$'weapon parameters'.$A:.$M];[.$B$100]+0;0)+VLOOKUP([.F$1];[$'weapon parameters'.$A:.$M];[.$B$100]+3;0)*[.$A106]+VLOOKUP([.$A$7];[$'weapon parameters'.$A$17:.$M$20];13;0)*[.F$6]*[.$A14]" office:value-type="float" office:value="43.0413481618056" calcext:value-type="float">
            <text:p>43</text:p>
          </table:table-cell>
          <table:table-cell table:style-name="ce18" table:formula="of:=VLOOKUP([.G$1];[$'weapon parameters'.$A:.$M];[.$B$100]+0;0)+VLOOKUP([.G$1];[$'weapon parameters'.$A:.$M];[.$B$100]+3;0)*[.$A106]+VLOOKUP([.$A$7];[$'weapon parameters'.$A$17:.$M$20];13;0)*[.G$6]*[.$A14]" office:value-type="float" office:value="43.4250025188207" calcext:value-type="float">
            <text:p>43</text:p>
          </table:table-cell>
          <table:table-cell table:style-name="ce18" table:formula="of:=VLOOKUP([.H$1];[$'weapon parameters'.$A:.$M];[.$B$100]+0;0)+VLOOKUP([.H$1];[$'weapon parameters'.$A:.$M];[.$B$100]+3;0)*[.$A106]+VLOOKUP([.$A$7];[$'weapon parameters'.$A$17:.$M$20];13;0)*[.H$6]*[.$A14]" office:value-type="float" office:value="42.9455545174893" calcext:value-type="float">
            <text:p>43</text:p>
          </table:table-cell>
          <table:table-cell table:style-name="ce18" table:formula="of:=VLOOKUP([.I$1];[$'weapon parameters'.$A:.$M];[.$B$100]+0;0)+VLOOKUP([.I$1];[$'weapon parameters'.$A:.$M];[.$B$100]+3;0)*[.$A106]+VLOOKUP([.$A$7];[$'weapon parameters'.$A$17:.$M$20];13;0)*[.I$6]*[.$A14]" office:value-type="float" office:value="40.7421919520825" calcext:value-type="float">
            <text:p>41</text:p>
          </table:table-cell>
          <table:table-cell table:style-name="ce18" table:formula="of:=VLOOKUP([.J$1];[$'weapon parameters'.$A:.$M];[.$B$100]+0;0)+VLOOKUP([.J$1];[$'weapon parameters'.$A:.$M];[.$B$100]+3;0)*[.$A106]+VLOOKUP([.$A$7];[$'weapon parameters'.$A$17:.$M$20];13;0)*[.J$6]*[.$A14]" office:value-type="float" office:value="36.4501288138953" calcext:value-type="float">
            <text:p>36</text:p>
          </table:table-cell>
          <table:table-cell table:style-name="ce18" table:formula="of:=VLOOKUP([.K$1];[$'weapon parameters'.$A:.$M];[.$B$100]+0;0)+VLOOKUP([.K$1];[$'weapon parameters'.$A:.$M];[.$B$100]+3;0)*[.$A106]+VLOOKUP([.$A$7];[$'weapon parameters'.$A$17:.$M$20];13;0)*[.K$6]*[.$A14]" office:value-type="float" office:value="43.5611078380828" calcext:value-type="float">
            <text:p>44</text:p>
          </table:table-cell>
          <table:table-cell table:style-name="ce18" table:formula="of:=VLOOKUP([.L$1];[$'weapon parameters'.$A:.$M];[.$B$100]+0;0)+VLOOKUP([.L$1];[$'weapon parameters'.$A:.$M];[.$B$100]+3;0)*[.$A106]+VLOOKUP([.$A$7];[$'weapon parameters'.$A$17:.$M$20];13;0)*[.L$6]*[.$A14]" office:value-type="float" office:value="42.1024542390669" calcext:value-type="float">
            <text:p>42</text:p>
          </table:table-cell>
          <table:table-cell table:style-name="ce18" table:formula="of:=VLOOKUP([.M$1];[$'weapon parameters'.$A:.$M];[.$B$100]+0;0)+VLOOKUP([.M$1];[$'weapon parameters'.$A:.$M];[.$B$100]+3;0)*[.$A106]+VLOOKUP([.$A$7];[$'weapon parameters'.$A$17:.$M$20];13;0)*[.M$6]*[.$A14]" office:value-type="float" office:value="41.0662603130455" calcext:value-type="float">
            <text:p>41</text:p>
          </table:table-cell>
          <table:table-cell table:style-name="ce18" table:formula="of:=VLOOKUP([.N$1];[$'weapon parameters'.$A:.$M];[.$B$100]+0;0)+VLOOKUP([.N$1];[$'weapon parameters'.$A:.$M];[.$B$100]+3;0)*[.$A106]+VLOOKUP([.$A$7];[$'weapon parameters'.$A$17:.$M$20];13;0)*[.N$6]*[.$A14]" office:value-type="float" office:value="42.2589091463186" calcext:value-type="float">
            <text:p>42</text:p>
          </table:table-cell>
          <table:table-cell table:style-name="ce18" table:formula="of:=VLOOKUP([.O$1];[$'weapon parameters'.$A:.$M];[.$B$100]+0;0)+VLOOKUP([.O$1];[$'weapon parameters'.$A:.$M];[.$B$100]+3;0)*[.$A106]+VLOOKUP([.$A$7];[$'weapon parameters'.$A$17:.$M$20];13;0)*[.O$6]*[.$A14]" office:value-type="float" office:value="42.5229460998539" calcext:value-type="float">
            <text:p>43</text:p>
          </table:table-cell>
          <table:table-cell table:style-name="ce18" table:formula="of:=VLOOKUP([.P$1];[$'weapon parameters'.$A:.$M];[.$B$100]+0;0)+VLOOKUP([.P$1];[$'weapon parameters'.$A:.$M];[.$B$100]+3;0)*[.$A106]+VLOOKUP([.$A$7];[$'weapon parameters'.$A$17:.$M$20];13;0)*[.P$6]*[.$A14]" office:value-type="float" office:value="40.5651312546685" calcext:value-type="float">
            <text:p>41</text:p>
          </table:table-cell>
          <table:table-cell table:style-name="ce18" table:formula="of:=VLOOKUP([.Q$1];[$'weapon parameters'.$A:.$M];[.$B$100]+0;0)+VLOOKUP([.Q$1];[$'weapon parameters'.$A:.$M];[.$B$100]+3;0)*[.$A106]+VLOOKUP([.$A$7];[$'weapon parameters'.$A$17:.$M$20];13;0)*[.Q$6]*[.$A14]" office:value-type="float" office:value="40.3669400499055" calcext:value-type="float">
            <text:p>40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table:formula="of:=VLOOKUP([.B$1];[$'weapon parameters'.$A:.$M];[.$B$100]+0;0)+VLOOKUP([.B$1];[$'weapon parameters'.$A:.$M];[.$B$100]+3;0)*[.$A107]+VLOOKUP([.$A$7];[$'weapon parameters'.$A$17:.$M$20];13;0)*[.B$6]*[.$A15]" office:value-type="float" office:value="50.7338194364682" calcext:value-type="float">
            <text:p>51</text:p>
          </table:table-cell>
          <table:table-cell table:style-name="ce18" table:formula="of:=VLOOKUP([.C$1];[$'weapon parameters'.$A:.$M];[.$B$100]+0;0)+VLOOKUP([.C$1];[$'weapon parameters'.$A:.$M];[.$B$100]+3;0)*[.$A107]+VLOOKUP([.$A$7];[$'weapon parameters'.$A$17:.$M$20];13;0)*[.C$6]*[.$A15]" office:value-type="float" office:value="50.7323399839548" calcext:value-type="float">
            <text:p>51</text:p>
          </table:table-cell>
          <table:table-cell table:style-name="ce18" table:formula="of:=VLOOKUP([.D$1];[$'weapon parameters'.$A:.$M];[.$B$100]+0;0)+VLOOKUP([.D$1];[$'weapon parameters'.$A:.$M];[.$B$100]+3;0)*[.$A107]+VLOOKUP([.$A$7];[$'weapon parameters'.$A$17:.$M$20];13;0)*[.D$6]*[.$A15]" office:value-type="float" office:value="51.3979859541669" calcext:value-type="float">
            <text:p>51</text:p>
          </table:table-cell>
          <table:table-cell table:style-name="ce18" table:formula="of:=VLOOKUP([.E$1];[$'weapon parameters'.$A:.$M];[.$B$100]+0;0)+VLOOKUP([.E$1];[$'weapon parameters'.$A:.$M];[.$B$100]+3;0)*[.$A107]+VLOOKUP([.$A$7];[$'weapon parameters'.$A$17:.$M$20];13;0)*[.E$6]*[.$A15]" office:value-type="float" office:value="48.1995462417672" calcext:value-type="float">
            <text:p>48</text:p>
          </table:table-cell>
          <table:table-cell table:style-name="ce18" table:formula="of:=VLOOKUP([.F$1];[$'weapon parameters'.$A:.$M];[.$B$100]+0;0)+VLOOKUP([.F$1];[$'weapon parameters'.$A:.$M];[.$B$100]+3;0)*[.$A107]+VLOOKUP([.$A$7];[$'weapon parameters'.$A$17:.$M$20];13;0)*[.F$6]*[.$A15]" office:value-type="float" office:value="49.6496177941668" calcext:value-type="float">
            <text:p>50</text:p>
          </table:table-cell>
          <table:table-cell table:style-name="ce18" table:formula="of:=VLOOKUP([.G$1];[$'weapon parameters'.$A:.$M];[.$B$100]+0;0)+VLOOKUP([.G$1];[$'weapon parameters'.$A:.$M];[.$B$100]+3;0)*[.$A107]+VLOOKUP([.$A$7];[$'weapon parameters'.$A$17:.$M$20];13;0)*[.G$6]*[.$A15]" office:value-type="float" office:value="50.1100030225849" calcext:value-type="float">
            <text:p>50</text:p>
          </table:table-cell>
          <table:table-cell table:style-name="ce18" table:formula="of:=VLOOKUP([.H$1];[$'weapon parameters'.$A:.$M];[.$B$100]+0;0)+VLOOKUP([.H$1];[$'weapon parameters'.$A:.$M];[.$B$100]+3;0)*[.$A107]+VLOOKUP([.$A$7];[$'weapon parameters'.$A$17:.$M$20];13;0)*[.H$6]*[.$A15]" office:value-type="float" office:value="49.5346654209872" calcext:value-type="float">
            <text:p>50</text:p>
          </table:table-cell>
          <table:table-cell table:style-name="ce18" table:formula="of:=VLOOKUP([.I$1];[$'weapon parameters'.$A:.$M];[.$B$100]+0;0)+VLOOKUP([.I$1];[$'weapon parameters'.$A:.$M];[.$B$100]+3;0)*[.$A107]+VLOOKUP([.$A$7];[$'weapon parameters'.$A$17:.$M$20];13;0)*[.I$6]*[.$A15]" office:value-type="float" office:value="46.8906303424991" calcext:value-type="float">
            <text:p>47</text:p>
          </table:table-cell>
          <table:table-cell table:style-name="ce18" table:formula="of:=VLOOKUP([.J$1];[$'weapon parameters'.$A:.$M];[.$B$100]+0;0)+VLOOKUP([.J$1];[$'weapon parameters'.$A:.$M];[.$B$100]+3;0)*[.$A107]+VLOOKUP([.$A$7];[$'weapon parameters'.$A$17:.$M$20];13;0)*[.J$6]*[.$A15]" office:value-type="float" office:value="41.7401545766743" calcext:value-type="float">
            <text:p>42</text:p>
          </table:table-cell>
          <table:table-cell table:style-name="ce18" table:formula="of:=VLOOKUP([.K$1];[$'weapon parameters'.$A:.$M];[.$B$100]+0;0)+VLOOKUP([.K$1];[$'weapon parameters'.$A:.$M];[.$B$100]+3;0)*[.$A107]+VLOOKUP([.$A$7];[$'weapon parameters'.$A$17:.$M$20];13;0)*[.K$6]*[.$A15]" office:value-type="float" office:value="50.2733294056993" calcext:value-type="float">
            <text:p>50</text:p>
          </table:table-cell>
          <table:table-cell table:style-name="ce18" table:formula="of:=VLOOKUP([.L$1];[$'weapon parameters'.$A:.$M];[.$B$100]+0;0)+VLOOKUP([.L$1];[$'weapon parameters'.$A:.$M];[.$B$100]+3;0)*[.$A107]+VLOOKUP([.$A$7];[$'weapon parameters'.$A$17:.$M$20];13;0)*[.L$6]*[.$A15]" office:value-type="float" office:value="48.5229450868803" calcext:value-type="float">
            <text:p>49</text:p>
          </table:table-cell>
          <table:table-cell table:style-name="ce18" table:formula="of:=VLOOKUP([.M$1];[$'weapon parameters'.$A:.$M];[.$B$100]+0;0)+VLOOKUP([.M$1];[$'weapon parameters'.$A:.$M];[.$B$100]+3;0)*[.$A107]+VLOOKUP([.$A$7];[$'weapon parameters'.$A$17:.$M$20];13;0)*[.M$6]*[.$A15]" office:value-type="float" office:value="47.2795123756546" calcext:value-type="float">
            <text:p>47</text:p>
          </table:table-cell>
          <table:table-cell table:style-name="ce18" table:formula="of:=VLOOKUP([.N$1];[$'weapon parameters'.$A:.$M];[.$B$100]+0;0)+VLOOKUP([.N$1];[$'weapon parameters'.$A:.$M];[.$B$100]+3;0)*[.$A107]+VLOOKUP([.$A$7];[$'weapon parameters'.$A$17:.$M$20];13;0)*[.N$6]*[.$A15]" office:value-type="float" office:value="48.7106909755824" calcext:value-type="float">
            <text:p>49</text:p>
          </table:table-cell>
          <table:table-cell table:style-name="ce18" table:formula="of:=VLOOKUP([.O$1];[$'weapon parameters'.$A:.$M];[.$B$100]+0;0)+VLOOKUP([.O$1];[$'weapon parameters'.$A:.$M];[.$B$100]+3;0)*[.$A107]+VLOOKUP([.$A$7];[$'weapon parameters'.$A$17:.$M$20];13;0)*[.O$6]*[.$A15]" office:value-type="float" office:value="49.0275353198246" calcext:value-type="float">
            <text:p>49</text:p>
          </table:table-cell>
          <table:table-cell table:style-name="ce18" table:formula="of:=VLOOKUP([.P$1];[$'weapon parameters'.$A:.$M];[.$B$100]+0;0)+VLOOKUP([.P$1];[$'weapon parameters'.$A:.$M];[.$B$100]+3;0)*[.$A107]+VLOOKUP([.$A$7];[$'weapon parameters'.$A$17:.$M$20];13;0)*[.P$6]*[.$A15]" office:value-type="float" office:value="46.6781575056022" calcext:value-type="float">
            <text:p>47</text:p>
          </table:table-cell>
          <table:table-cell table:style-name="ce18" table:formula="of:=VLOOKUP([.Q$1];[$'weapon parameters'.$A:.$M];[.$B$100]+0;0)+VLOOKUP([.Q$1];[$'weapon parameters'.$A:.$M];[.$B$100]+3;0)*[.$A107]+VLOOKUP([.$A$7];[$'weapon parameters'.$A$17:.$M$20];13;0)*[.Q$6]*[.$A15]" office:value-type="float" office:value="46.4403280598866" calcext:value-type="float">
            <text:p>46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table:formula="of:=VLOOKUP([.B$1];[$'weapon parameters'.$A:.$M];[.$B$100]+0;0)+VLOOKUP([.B$1];[$'weapon parameters'.$A:.$M];[.$B$100]+3;0)*[.$A108]+VLOOKUP([.$A$7];[$'weapon parameters'.$A$17:.$M$20];13;0)*[.B$6]*[.$A16]" office:value-type="float" office:value="57.5227893425462" calcext:value-type="float">
            <text:p>58</text:p>
          </table:table-cell>
          <table:table-cell table:style-name="ce18" table:formula="of:=VLOOKUP([.C$1];[$'weapon parameters'.$A:.$M];[.$B$100]+0;0)+VLOOKUP([.C$1];[$'weapon parameters'.$A:.$M];[.$B$100]+3;0)*[.$A108]+VLOOKUP([.$A$7];[$'weapon parameters'.$A$17:.$M$20];13;0)*[.C$6]*[.$A16]" office:value-type="float" office:value="57.5210633146139" calcext:value-type="float">
            <text:p>58</text:p>
          </table:table-cell>
          <table:table-cell table:style-name="ce18" table:formula="of:=VLOOKUP([.D$1];[$'weapon parameters'.$A:.$M];[.$B$100]+0;0)+VLOOKUP([.D$1];[$'weapon parameters'.$A:.$M];[.$B$100]+3;0)*[.$A108]+VLOOKUP([.$A$7];[$'weapon parameters'.$A$17:.$M$20];13;0)*[.D$6]*[.$A16]" office:value-type="float" office:value="58.2976502798614" calcext:value-type="float">
            <text:p>58</text:p>
          </table:table-cell>
          <table:table-cell table:style-name="ce18" table:formula="of:=VLOOKUP([.E$1];[$'weapon parameters'.$A:.$M];[.$B$100]+0;0)+VLOOKUP([.E$1];[$'weapon parameters'.$A:.$M];[.$B$100]+3;0)*[.$A108]+VLOOKUP([.$A$7];[$'weapon parameters'.$A$17:.$M$20];13;0)*[.E$6]*[.$A16]" office:value-type="float" office:value="54.5661372820618" calcext:value-type="float">
            <text:p>55</text:p>
          </table:table-cell>
          <table:table-cell table:style-name="ce18" table:formula="of:=VLOOKUP([.F$1];[$'weapon parameters'.$A:.$M];[.$B$100]+0;0)+VLOOKUP([.F$1];[$'weapon parameters'.$A:.$M];[.$B$100]+3;0)*[.$A108]+VLOOKUP([.$A$7];[$'weapon parameters'.$A$17:.$M$20];13;0)*[.F$6]*[.$A16]" office:value-type="float" office:value="56.2578874265279" calcext:value-type="float">
            <text:p>56</text:p>
          </table:table-cell>
          <table:table-cell table:style-name="ce18" table:formula="of:=VLOOKUP([.G$1];[$'weapon parameters'.$A:.$M];[.$B$100]+0;0)+VLOOKUP([.G$1];[$'weapon parameters'.$A:.$M];[.$B$100]+3;0)*[.$A108]+VLOOKUP([.$A$7];[$'weapon parameters'.$A$17:.$M$20];13;0)*[.G$6]*[.$A16]" office:value-type="float" office:value="56.795003526349" calcext:value-type="float">
            <text:p>57</text:p>
          </table:table-cell>
          <table:table-cell table:style-name="ce18" table:formula="of:=VLOOKUP([.H$1];[$'weapon parameters'.$A:.$M];[.$B$100]+0;0)+VLOOKUP([.H$1];[$'weapon parameters'.$A:.$M];[.$B$100]+3;0)*[.$A108]+VLOOKUP([.$A$7];[$'weapon parameters'.$A$17:.$M$20];13;0)*[.H$6]*[.$A16]" office:value-type="float" office:value="56.1237763244851" calcext:value-type="float">
            <text:p>56</text:p>
          </table:table-cell>
          <table:table-cell table:style-name="ce18" table:formula="of:=VLOOKUP([.I$1];[$'weapon parameters'.$A:.$M];[.$B$100]+0;0)+VLOOKUP([.I$1];[$'weapon parameters'.$A:.$M];[.$B$100]+3;0)*[.$A108]+VLOOKUP([.$A$7];[$'weapon parameters'.$A$17:.$M$20];13;0)*[.I$6]*[.$A16]" office:value-type="float" office:value="53.0390687329156" calcext:value-type="float">
            <text:p>53</text:p>
          </table:table-cell>
          <table:table-cell table:style-name="ce18" table:formula="of:=VLOOKUP([.J$1];[$'weapon parameters'.$A:.$M];[.$B$100]+0;0)+VLOOKUP([.J$1];[$'weapon parameters'.$A:.$M];[.$B$100]+3;0)*[.$A108]+VLOOKUP([.$A$7];[$'weapon parameters'.$A$17:.$M$20];13;0)*[.J$6]*[.$A16]" office:value-type="float" office:value="47.0301803394534" calcext:value-type="float">
            <text:p>47</text:p>
          </table:table-cell>
          <table:table-cell table:style-name="ce18" table:formula="of:=VLOOKUP([.K$1];[$'weapon parameters'.$A:.$M];[.$B$100]+0;0)+VLOOKUP([.K$1];[$'weapon parameters'.$A:.$M];[.$B$100]+3;0)*[.$A108]+VLOOKUP([.$A$7];[$'weapon parameters'.$A$17:.$M$20];13;0)*[.K$6]*[.$A16]" office:value-type="float" office:value="56.9855509733159" calcext:value-type="float">
            <text:p>57</text:p>
          </table:table-cell>
          <table:table-cell table:style-name="ce18" table:formula="of:=VLOOKUP([.L$1];[$'weapon parameters'.$A:.$M];[.$B$100]+0;0)+VLOOKUP([.L$1];[$'weapon parameters'.$A:.$M];[.$B$100]+3;0)*[.$A108]+VLOOKUP([.$A$7];[$'weapon parameters'.$A$17:.$M$20];13;0)*[.L$6]*[.$A16]" office:value-type="float" office:value="54.9434359346937" calcext:value-type="float">
            <text:p>55</text:p>
          </table:table-cell>
          <table:table-cell table:style-name="ce18" table:formula="of:=VLOOKUP([.M$1];[$'weapon parameters'.$A:.$M];[.$B$100]+0;0)+VLOOKUP([.M$1];[$'weapon parameters'.$A:.$M];[.$B$100]+3;0)*[.$A108]+VLOOKUP([.$A$7];[$'weapon parameters'.$A$17:.$M$20];13;0)*[.M$6]*[.$A16]" office:value-type="float" office:value="53.4927644382637" calcext:value-type="float">
            <text:p>53</text:p>
          </table:table-cell>
          <table:table-cell table:style-name="ce18" table:formula="of:=VLOOKUP([.N$1];[$'weapon parameters'.$A:.$M];[.$B$100]+0;0)+VLOOKUP([.N$1];[$'weapon parameters'.$A:.$M];[.$B$100]+3;0)*[.$A108]+VLOOKUP([.$A$7];[$'weapon parameters'.$A$17:.$M$20];13;0)*[.N$6]*[.$A16]" office:value-type="float" office:value="55.1624728048461" calcext:value-type="float">
            <text:p>55</text:p>
          </table:table-cell>
          <table:table-cell table:style-name="ce18" table:formula="of:=VLOOKUP([.O$1];[$'weapon parameters'.$A:.$M];[.$B$100]+0;0)+VLOOKUP([.O$1];[$'weapon parameters'.$A:.$M];[.$B$100]+3;0)*[.$A108]+VLOOKUP([.$A$7];[$'weapon parameters'.$A$17:.$M$20];13;0)*[.O$6]*[.$A16]" office:value-type="float" office:value="55.5321245397954" calcext:value-type="float">
            <text:p>56</text:p>
          </table:table-cell>
          <table:table-cell table:style-name="ce18" table:formula="of:=VLOOKUP([.P$1];[$'weapon parameters'.$A:.$M];[.$B$100]+0;0)+VLOOKUP([.P$1];[$'weapon parameters'.$A:.$M];[.$B$100]+3;0)*[.$A108]+VLOOKUP([.$A$7];[$'weapon parameters'.$A$17:.$M$20];13;0)*[.P$6]*[.$A16]" office:value-type="float" office:value="52.7911837565359" calcext:value-type="float">
            <text:p>53</text:p>
          </table:table-cell>
          <table:table-cell table:style-name="ce18" table:formula="of:=VLOOKUP([.Q$1];[$'weapon parameters'.$A:.$M];[.$B$100]+0;0)+VLOOKUP([.Q$1];[$'weapon parameters'.$A:.$M];[.$B$100]+3;0)*[.$A108]+VLOOKUP([.$A$7];[$'weapon parameters'.$A$17:.$M$20];13;0)*[.Q$6]*[.$A16]" office:value-type="float" office:value="52.5137160698677" calcext:value-type="float">
            <text:p>53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table:formula="of:=VLOOKUP([.B$1];[$'weapon parameters'.$A:.$M];[.$B$100]+0;0)+VLOOKUP([.B$1];[$'weapon parameters'.$A:.$M];[.$B$100]+3;0)*[.$A109]+VLOOKUP([.$A$7];[$'weapon parameters'.$A$17:.$M$20];13;0)*[.B$6]*[.$A17]" office:value-type="float" office:value="64.3117592486243" calcext:value-type="float">
            <text:p>64</text:p>
          </table:table-cell>
          <table:table-cell table:style-name="ce18" table:formula="of:=VLOOKUP([.C$1];[$'weapon parameters'.$A:.$M];[.$B$100]+0;0)+VLOOKUP([.C$1];[$'weapon parameters'.$A:.$M];[.$B$100]+3;0)*[.$A109]+VLOOKUP([.$A$7];[$'weapon parameters'.$A$17:.$M$20];13;0)*[.C$6]*[.$A17]" office:value-type="float" office:value="64.3097866452731" calcext:value-type="float">
            <text:p>64</text:p>
          </table:table-cell>
          <table:table-cell table:style-name="ce18" table:formula="of:=VLOOKUP([.D$1];[$'weapon parameters'.$A:.$M];[.$B$100]+0;0)+VLOOKUP([.D$1];[$'weapon parameters'.$A:.$M];[.$B$100]+3;0)*[.$A109]+VLOOKUP([.$A$7];[$'weapon parameters'.$A$17:.$M$20];13;0)*[.D$6]*[.$A17]" office:value-type="float" office:value="65.1973146055559" calcext:value-type="float">
            <text:p>65</text:p>
          </table:table-cell>
          <table:table-cell table:style-name="ce18" table:formula="of:=VLOOKUP([.E$1];[$'weapon parameters'.$A:.$M];[.$B$100]+0;0)+VLOOKUP([.E$1];[$'weapon parameters'.$A:.$M];[.$B$100]+3;0)*[.$A109]+VLOOKUP([.$A$7];[$'weapon parameters'.$A$17:.$M$20];13;0)*[.E$6]*[.$A17]" office:value-type="float" office:value="60.9327283223563" calcext:value-type="float">
            <text:p>61</text:p>
          </table:table-cell>
          <table:table-cell table:style-name="ce18" table:formula="of:=VLOOKUP([.F$1];[$'weapon parameters'.$A:.$M];[.$B$100]+0;0)+VLOOKUP([.F$1];[$'weapon parameters'.$A:.$M];[.$B$100]+3;0)*[.$A109]+VLOOKUP([.$A$7];[$'weapon parameters'.$A$17:.$M$20];13;0)*[.F$6]*[.$A17]" office:value-type="float" office:value="62.866157058889" calcext:value-type="float">
            <text:p>63</text:p>
          </table:table-cell>
          <table:table-cell table:style-name="ce18" table:formula="of:=VLOOKUP([.G$1];[$'weapon parameters'.$A:.$M];[.$B$100]+0;0)+VLOOKUP([.G$1];[$'weapon parameters'.$A:.$M];[.$B$100]+3;0)*[.$A109]+VLOOKUP([.$A$7];[$'weapon parameters'.$A$17:.$M$20];13;0)*[.G$6]*[.$A17]" office:value-type="float" office:value="63.4800040301132" calcext:value-type="float">
            <text:p>63</text:p>
          </table:table-cell>
          <table:table-cell table:style-name="ce18" table:formula="of:=VLOOKUP([.H$1];[$'weapon parameters'.$A:.$M];[.$B$100]+0;0)+VLOOKUP([.H$1];[$'weapon parameters'.$A:.$M];[.$B$100]+3;0)*[.$A109]+VLOOKUP([.$A$7];[$'weapon parameters'.$A$17:.$M$20];13;0)*[.H$6]*[.$A17]" office:value-type="float" office:value="62.7128872279829" calcext:value-type="float">
            <text:p>63</text:p>
          </table:table-cell>
          <table:table-cell table:style-name="ce18" table:formula="of:=VLOOKUP([.I$1];[$'weapon parameters'.$A:.$M];[.$B$100]+0;0)+VLOOKUP([.I$1];[$'weapon parameters'.$A:.$M];[.$B$100]+3;0)*[.$A109]+VLOOKUP([.$A$7];[$'weapon parameters'.$A$17:.$M$20];13;0)*[.I$6]*[.$A17]" office:value-type="float" office:value="59.1875071233321" calcext:value-type="float">
            <text:p>59</text:p>
          </table:table-cell>
          <table:table-cell table:style-name="ce18" table:formula="of:=VLOOKUP([.J$1];[$'weapon parameters'.$A:.$M];[.$B$100]+0;0)+VLOOKUP([.J$1];[$'weapon parameters'.$A:.$M];[.$B$100]+3;0)*[.$A109]+VLOOKUP([.$A$7];[$'weapon parameters'.$A$17:.$M$20];13;0)*[.J$6]*[.$A17]" office:value-type="float" office:value="52.3202061022324" calcext:value-type="float">
            <text:p>52</text:p>
          </table:table-cell>
          <table:table-cell table:style-name="ce18" table:formula="of:=VLOOKUP([.K$1];[$'weapon parameters'.$A:.$M];[.$B$100]+0;0)+VLOOKUP([.K$1];[$'weapon parameters'.$A:.$M];[.$B$100]+3;0)*[.$A109]+VLOOKUP([.$A$7];[$'weapon parameters'.$A$17:.$M$20];13;0)*[.K$6]*[.$A17]" office:value-type="float" office:value="63.6977725409325" calcext:value-type="float">
            <text:p>64</text:p>
          </table:table-cell>
          <table:table-cell table:style-name="ce18" table:formula="of:=VLOOKUP([.L$1];[$'weapon parameters'.$A:.$M];[.$B$100]+0;0)+VLOOKUP([.L$1];[$'weapon parameters'.$A:.$M];[.$B$100]+3;0)*[.$A109]+VLOOKUP([.$A$7];[$'weapon parameters'.$A$17:.$M$20];13;0)*[.L$6]*[.$A17]" office:value-type="float" office:value="61.363926782507" calcext:value-type="float">
            <text:p>61</text:p>
          </table:table-cell>
          <table:table-cell table:style-name="ce18" table:formula="of:=VLOOKUP([.M$1];[$'weapon parameters'.$A:.$M];[.$B$100]+0;0)+VLOOKUP([.M$1];[$'weapon parameters'.$A:.$M];[.$B$100]+3;0)*[.$A109]+VLOOKUP([.$A$7];[$'weapon parameters'.$A$17:.$M$20];13;0)*[.M$6]*[.$A17]" office:value-type="float" office:value="59.7060165008728" calcext:value-type="float">
            <text:p>60</text:p>
          </table:table-cell>
          <table:table-cell table:style-name="ce18" table:formula="of:=VLOOKUP([.N$1];[$'weapon parameters'.$A:.$M];[.$B$100]+0;0)+VLOOKUP([.N$1];[$'weapon parameters'.$A:.$M];[.$B$100]+3;0)*[.$A109]+VLOOKUP([.$A$7];[$'weapon parameters'.$A$17:.$M$20];13;0)*[.N$6]*[.$A17]" office:value-type="float" office:value="61.6142546341098" calcext:value-type="float">
            <text:p>62</text:p>
          </table:table-cell>
          <table:table-cell table:style-name="ce18" table:formula="of:=VLOOKUP([.O$1];[$'weapon parameters'.$A:.$M];[.$B$100]+0;0)+VLOOKUP([.O$1];[$'weapon parameters'.$A:.$M];[.$B$100]+3;0)*[.$A109]+VLOOKUP([.$A$7];[$'weapon parameters'.$A$17:.$M$20];13;0)*[.O$6]*[.$A17]" office:value-type="float" office:value="62.0367137597662" calcext:value-type="float">
            <text:p>62</text:p>
          </table:table-cell>
          <table:table-cell table:style-name="ce18" table:formula="of:=VLOOKUP([.P$1];[$'weapon parameters'.$A:.$M];[.$B$100]+0;0)+VLOOKUP([.P$1];[$'weapon parameters'.$A:.$M];[.$B$100]+3;0)*[.$A109]+VLOOKUP([.$A$7];[$'weapon parameters'.$A$17:.$M$20];13;0)*[.P$6]*[.$A17]" office:value-type="float" office:value="58.9042100074696" calcext:value-type="float">
            <text:p>59</text:p>
          </table:table-cell>
          <table:table-cell table:style-name="ce18" table:formula="of:=VLOOKUP([.Q$1];[$'weapon parameters'.$A:.$M];[.$B$100]+0;0)+VLOOKUP([.Q$1];[$'weapon parameters'.$A:.$M];[.$B$100]+3;0)*[.$A109]+VLOOKUP([.$A$7];[$'weapon parameters'.$A$17:.$M$20];13;0)*[.Q$6]*[.$A17]" office:value-type="float" office:value="58.5871040798488" calcext:value-type="float">
            <text:p>59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table:formula="of:=VLOOKUP([.B$1];[$'weapon parameters'.$A:.$M];[.$B$100]+0;0)+VLOOKUP([.B$1];[$'weapon parameters'.$A:.$M];[.$B$100]+3;0)*[.$A110]+VLOOKUP([.$A$7];[$'weapon parameters'.$A$17:.$M$20];13;0)*[.B$6]*[.$A18]" office:value-type="float" office:value="71.1007291547023" calcext:value-type="float">
            <text:p>71</text:p>
          </table:table-cell>
          <table:table-cell table:style-name="ce18" table:formula="of:=VLOOKUP([.C$1];[$'weapon parameters'.$A:.$M];[.$B$100]+0;0)+VLOOKUP([.C$1];[$'weapon parameters'.$A:.$M];[.$B$100]+3;0)*[.$A110]+VLOOKUP([.$A$7];[$'weapon parameters'.$A$17:.$M$20];13;0)*[.C$6]*[.$A18]" office:value-type="float" office:value="71.0985099759322" calcext:value-type="float">
            <text:p>71</text:p>
          </table:table-cell>
          <table:table-cell table:style-name="ce18" table:formula="of:=VLOOKUP([.D$1];[$'weapon parameters'.$A:.$M];[.$B$100]+0;0)+VLOOKUP([.D$1];[$'weapon parameters'.$A:.$M];[.$B$100]+3;0)*[.$A110]+VLOOKUP([.$A$7];[$'weapon parameters'.$A$17:.$M$20];13;0)*[.D$6]*[.$A18]" office:value-type="float" office:value="72.0969789312503" calcext:value-type="float">
            <text:p>72</text:p>
          </table:table-cell>
          <table:table-cell table:style-name="ce18" table:formula="of:=VLOOKUP([.E$1];[$'weapon parameters'.$A:.$M];[.$B$100]+0;0)+VLOOKUP([.E$1];[$'weapon parameters'.$A:.$M];[.$B$100]+3;0)*[.$A110]+VLOOKUP([.$A$7];[$'weapon parameters'.$A$17:.$M$20];13;0)*[.E$6]*[.$A18]" office:value-type="float" office:value="67.2993193626509" calcext:value-type="float">
            <text:p>67</text:p>
          </table:table-cell>
          <table:table-cell table:style-name="ce18" table:formula="of:=VLOOKUP([.F$1];[$'weapon parameters'.$A:.$M];[.$B$100]+0;0)+VLOOKUP([.F$1];[$'weapon parameters'.$A:.$M];[.$B$100]+3;0)*[.$A110]+VLOOKUP([.$A$7];[$'weapon parameters'.$A$17:.$M$20];13;0)*[.F$6]*[.$A18]" office:value-type="float" office:value="69.4744266912501" calcext:value-type="float">
            <text:p>69</text:p>
          </table:table-cell>
          <table:table-cell table:style-name="ce18" table:formula="of:=VLOOKUP([.G$1];[$'weapon parameters'.$A:.$M];[.$B$100]+0;0)+VLOOKUP([.G$1];[$'weapon parameters'.$A:.$M];[.$B$100]+3;0)*[.$A110]+VLOOKUP([.$A$7];[$'weapon parameters'.$A$17:.$M$20];13;0)*[.G$6]*[.$A18]" office:value-type="float" office:value="70.1650045338773" calcext:value-type="float">
            <text:p>70</text:p>
          </table:table-cell>
          <table:table-cell table:style-name="ce18" table:formula="of:=VLOOKUP([.H$1];[$'weapon parameters'.$A:.$M];[.$B$100]+0;0)+VLOOKUP([.H$1];[$'weapon parameters'.$A:.$M];[.$B$100]+3;0)*[.$A110]+VLOOKUP([.$A$7];[$'weapon parameters'.$A$17:.$M$20];13;0)*[.H$6]*[.$A18]" office:value-type="float" office:value="69.3019981314808" calcext:value-type="float">
            <text:p>69</text:p>
          </table:table-cell>
          <table:table-cell table:style-name="ce18" table:formula="of:=VLOOKUP([.I$1];[$'weapon parameters'.$A:.$M];[.$B$100]+0;0)+VLOOKUP([.I$1];[$'weapon parameters'.$A:.$M];[.$B$100]+3;0)*[.$A110]+VLOOKUP([.$A$7];[$'weapon parameters'.$A$17:.$M$20];13;0)*[.I$6]*[.$A18]" office:value-type="float" office:value="65.3359455137486" calcext:value-type="float">
            <text:p>65</text:p>
          </table:table-cell>
          <table:table-cell table:style-name="ce18" table:formula="of:=VLOOKUP([.J$1];[$'weapon parameters'.$A:.$M];[.$B$100]+0;0)+VLOOKUP([.J$1];[$'weapon parameters'.$A:.$M];[.$B$100]+3;0)*[.$A110]+VLOOKUP([.$A$7];[$'weapon parameters'.$A$17:.$M$20];13;0)*[.J$6]*[.$A18]" office:value-type="float" office:value="57.6102318650115" calcext:value-type="float">
            <text:p>58</text:p>
          </table:table-cell>
          <table:table-cell table:style-name="ce18" table:formula="of:=VLOOKUP([.K$1];[$'weapon parameters'.$A:.$M];[.$B$100]+0;0)+VLOOKUP([.K$1];[$'weapon parameters'.$A:.$M];[.$B$100]+3;0)*[.$A110]+VLOOKUP([.$A$7];[$'weapon parameters'.$A$17:.$M$20];13;0)*[.K$6]*[.$A18]" office:value-type="float" office:value="70.409994108549" calcext:value-type="float">
            <text:p>70</text:p>
          </table:table-cell>
          <table:table-cell table:style-name="ce18" table:formula="of:=VLOOKUP([.L$1];[$'weapon parameters'.$A:.$M];[.$B$100]+0;0)+VLOOKUP([.L$1];[$'weapon parameters'.$A:.$M];[.$B$100]+3;0)*[.$A110]+VLOOKUP([.$A$7];[$'weapon parameters'.$A$17:.$M$20];13;0)*[.L$6]*[.$A18]" office:value-type="float" office:value="67.7844176303204" calcext:value-type="float">
            <text:p>68</text:p>
          </table:table-cell>
          <table:table-cell table:style-name="ce18" table:formula="of:=VLOOKUP([.M$1];[$'weapon parameters'.$A:.$M];[.$B$100]+0;0)+VLOOKUP([.M$1];[$'weapon parameters'.$A:.$M];[.$B$100]+3;0)*[.$A110]+VLOOKUP([.$A$7];[$'weapon parameters'.$A$17:.$M$20];13;0)*[.M$6]*[.$A18]" office:value-type="float" office:value="65.9192685634819" calcext:value-type="float">
            <text:p>66</text:p>
          </table:table-cell>
          <table:table-cell table:style-name="ce18" table:formula="of:=VLOOKUP([.N$1];[$'weapon parameters'.$A:.$M];[.$B$100]+0;0)+VLOOKUP([.N$1];[$'weapon parameters'.$A:.$M];[.$B$100]+3;0)*[.$A110]+VLOOKUP([.$A$7];[$'weapon parameters'.$A$17:.$M$20];13;0)*[.N$6]*[.$A18]" office:value-type="float" office:value="68.0660364633736" calcext:value-type="float">
            <text:p>68</text:p>
          </table:table-cell>
          <table:table-cell table:style-name="ce18" table:formula="of:=VLOOKUP([.O$1];[$'weapon parameters'.$A:.$M];[.$B$100]+0;0)+VLOOKUP([.O$1];[$'weapon parameters'.$A:.$M];[.$B$100]+3;0)*[.$A110]+VLOOKUP([.$A$7];[$'weapon parameters'.$A$17:.$M$20];13;0)*[.O$6]*[.$A18]" office:value-type="float" office:value="68.5413029797369" calcext:value-type="float">
            <text:p>69</text:p>
          </table:table-cell>
          <table:table-cell table:style-name="ce18" table:formula="of:=VLOOKUP([.P$1];[$'weapon parameters'.$A:.$M];[.$B$100]+0;0)+VLOOKUP([.P$1];[$'weapon parameters'.$A:.$M];[.$B$100]+3;0)*[.$A110]+VLOOKUP([.$A$7];[$'weapon parameters'.$A$17:.$M$20];13;0)*[.P$6]*[.$A18]" office:value-type="float" office:value="65.0172362584033" calcext:value-type="float">
            <text:p>65</text:p>
          </table:table-cell>
          <table:table-cell table:style-name="ce18" table:formula="of:=VLOOKUP([.Q$1];[$'weapon parameters'.$A:.$M];[.$B$100]+0;0)+VLOOKUP([.Q$1];[$'weapon parameters'.$A:.$M];[.$B$100]+3;0)*[.$A110]+VLOOKUP([.$A$7];[$'weapon parameters'.$A$17:.$M$20];13;0)*[.Q$6]*[.$A18]" office:value-type="float" office:value="64.6604920898299" calcext:value-type="float">
            <text:p>65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VLOOKUP([.B$1];[$'weapon parameters'.$A:.$M];[.$B$100]+0;0)+VLOOKUP([.B$1];[$'weapon parameters'.$A:.$M];[.$B$100]+3;0)*[.$A111]+VLOOKUP([.$A$7];[$'weapon parameters'.$A$17:.$M$20];13;0)*[.B$6]*[.$A19]" office:value-type="float" office:value="77.8896990607803" calcext:value-type="float">
            <text:p>78</text:p>
          </table:table-cell>
          <table:table-cell table:style-name="ce18" table:formula="of:=VLOOKUP([.C$1];[$'weapon parameters'.$A:.$M];[.$B$100]+0;0)+VLOOKUP([.C$1];[$'weapon parameters'.$A:.$M];[.$B$100]+3;0)*[.$A111]+VLOOKUP([.$A$7];[$'weapon parameters'.$A$17:.$M$20];13;0)*[.C$6]*[.$A19]" office:value-type="float" office:value="77.8872333065913" calcext:value-type="float">
            <text:p>78</text:p>
          </table:table-cell>
          <table:table-cell table:style-name="ce18" table:formula="of:=VLOOKUP([.D$1];[$'weapon parameters'.$A:.$M];[.$B$100]+0;0)+VLOOKUP([.D$1];[$'weapon parameters'.$A:.$M];[.$B$100]+3;0)*[.$A111]+VLOOKUP([.$A$7];[$'weapon parameters'.$A$17:.$M$20];13;0)*[.D$6]*[.$A19]" office:value-type="float" office:value="78.9966432569448" calcext:value-type="float">
            <text:p>79</text:p>
          </table:table-cell>
          <table:table-cell table:style-name="ce18" table:formula="of:=VLOOKUP([.E$1];[$'weapon parameters'.$A:.$M];[.$B$100]+0;0)+VLOOKUP([.E$1];[$'weapon parameters'.$A:.$M];[.$B$100]+3;0)*[.$A111]+VLOOKUP([.$A$7];[$'weapon parameters'.$A$17:.$M$20];13;0)*[.E$6]*[.$A19]" office:value-type="float" office:value="73.6659104029454" calcext:value-type="float">
            <text:p>74</text:p>
          </table:table-cell>
          <table:table-cell table:style-name="ce18" table:formula="of:=VLOOKUP([.F$1];[$'weapon parameters'.$A:.$M];[.$B$100]+0;0)+VLOOKUP([.F$1];[$'weapon parameters'.$A:.$M];[.$B$100]+3;0)*[.$A111]+VLOOKUP([.$A$7];[$'weapon parameters'.$A$17:.$M$20];13;0)*[.F$6]*[.$A19]" office:value-type="float" office:value="76.0826963236113" calcext:value-type="float">
            <text:p>76</text:p>
          </table:table-cell>
          <table:table-cell table:style-name="ce18" table:formula="of:=VLOOKUP([.G$1];[$'weapon parameters'.$A:.$M];[.$B$100]+0;0)+VLOOKUP([.G$1];[$'weapon parameters'.$A:.$M];[.$B$100]+3;0)*[.$A111]+VLOOKUP([.$A$7];[$'weapon parameters'.$A$17:.$M$20];13;0)*[.G$6]*[.$A19]" office:value-type="float" office:value="76.8500050376415" calcext:value-type="float">
            <text:p>77</text:p>
          </table:table-cell>
          <table:table-cell table:style-name="ce18" table:formula="of:=VLOOKUP([.H$1];[$'weapon parameters'.$A:.$M];[.$B$100]+0;0)+VLOOKUP([.H$1];[$'weapon parameters'.$A:.$M];[.$B$100]+3;0)*[.$A111]+VLOOKUP([.$A$7];[$'weapon parameters'.$A$17:.$M$20];13;0)*[.H$6]*[.$A19]" office:value-type="float" office:value="75.8911090349787" calcext:value-type="float">
            <text:p>76</text:p>
          </table:table-cell>
          <table:table-cell table:style-name="ce18" table:formula="of:=VLOOKUP([.I$1];[$'weapon parameters'.$A:.$M];[.$B$100]+0;0)+VLOOKUP([.I$1];[$'weapon parameters'.$A:.$M];[.$B$100]+3;0)*[.$A111]+VLOOKUP([.$A$7];[$'weapon parameters'.$A$17:.$M$20];13;0)*[.I$6]*[.$A19]" office:value-type="float" office:value="71.4843839041651" calcext:value-type="float">
            <text:p>71</text:p>
          </table:table-cell>
          <table:table-cell table:style-name="ce18" table:formula="of:=VLOOKUP([.J$1];[$'weapon parameters'.$A:.$M];[.$B$100]+0;0)+VLOOKUP([.J$1];[$'weapon parameters'.$A:.$M];[.$B$100]+3;0)*[.$A111]+VLOOKUP([.$A$7];[$'weapon parameters'.$A$17:.$M$20];13;0)*[.J$6]*[.$A19]" office:value-type="float" office:value="62.9002576277905" calcext:value-type="float">
            <text:p>63</text:p>
          </table:table-cell>
          <table:table-cell table:style-name="ce18" table:formula="of:=VLOOKUP([.K$1];[$'weapon parameters'.$A:.$M];[.$B$100]+0;0)+VLOOKUP([.K$1];[$'weapon parameters'.$A:.$M];[.$B$100]+3;0)*[.$A111]+VLOOKUP([.$A$7];[$'weapon parameters'.$A$17:.$M$20];13;0)*[.K$6]*[.$A19]" office:value-type="float" office:value="77.1222156761656" calcext:value-type="float">
            <text:p>77</text:p>
          </table:table-cell>
          <table:table-cell table:style-name="ce18" table:formula="of:=VLOOKUP([.L$1];[$'weapon parameters'.$A:.$M];[.$B$100]+0;0)+VLOOKUP([.L$1];[$'weapon parameters'.$A:.$M];[.$B$100]+3;0)*[.$A111]+VLOOKUP([.$A$7];[$'weapon parameters'.$A$17:.$M$20];13;0)*[.L$6]*[.$A19]" office:value-type="float" office:value="74.2049084781338" calcext:value-type="float">
            <text:p>74</text:p>
          </table:table-cell>
          <table:table-cell table:style-name="ce18" table:formula="of:=VLOOKUP([.M$1];[$'weapon parameters'.$A:.$M];[.$B$100]+0;0)+VLOOKUP([.M$1];[$'weapon parameters'.$A:.$M];[.$B$100]+3;0)*[.$A111]+VLOOKUP([.$A$7];[$'weapon parameters'.$A$17:.$M$20];13;0)*[.M$6]*[.$A19]" office:value-type="float" office:value="72.132520626091" calcext:value-type="float">
            <text:p>72</text:p>
          </table:table-cell>
          <table:table-cell table:style-name="ce18" table:formula="of:=VLOOKUP([.N$1];[$'weapon parameters'.$A:.$M];[.$B$100]+0;0)+VLOOKUP([.N$1];[$'weapon parameters'.$A:.$M];[.$B$100]+3;0)*[.$A111]+VLOOKUP([.$A$7];[$'weapon parameters'.$A$17:.$M$20];13;0)*[.N$6]*[.$A19]" office:value-type="float" office:value="74.5178182926373" calcext:value-type="float">
            <text:p>75</text:p>
          </table:table-cell>
          <table:table-cell table:style-name="ce18" table:formula="of:=VLOOKUP([.O$1];[$'weapon parameters'.$A:.$M];[.$B$100]+0;0)+VLOOKUP([.O$1];[$'weapon parameters'.$A:.$M];[.$B$100]+3;0)*[.$A111]+VLOOKUP([.$A$7];[$'weapon parameters'.$A$17:.$M$20];13;0)*[.O$6]*[.$A19]" office:value-type="float" office:value="75.0458921997077" calcext:value-type="float">
            <text:p>75</text:p>
          </table:table-cell>
          <table:table-cell table:style-name="ce18" table:formula="of:=VLOOKUP([.P$1];[$'weapon parameters'.$A:.$M];[.$B$100]+0;0)+VLOOKUP([.P$1];[$'weapon parameters'.$A:.$M];[.$B$100]+3;0)*[.$A111]+VLOOKUP([.$A$7];[$'weapon parameters'.$A$17:.$M$20];13;0)*[.P$6]*[.$A19]" office:value-type="float" office:value="71.130262509337" calcext:value-type="float">
            <text:p>71</text:p>
          </table:table-cell>
          <table:table-cell table:style-name="ce18" table:formula="of:=VLOOKUP([.Q$1];[$'weapon parameters'.$A:.$M];[.$B$100]+0;0)+VLOOKUP([.Q$1];[$'weapon parameters'.$A:.$M];[.$B$100]+3;0)*[.$A111]+VLOOKUP([.$A$7];[$'weapon parameters'.$A$17:.$M$20];13;0)*[.Q$6]*[.$A19]" office:value-type="float" office:value="70.7338800998111" calcext:value-type="float">
            <text:p>7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1</text:p>
          </table:table-cell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table:formula="of:=VLOOKUP([.B$1];[$'weapon parameters'.$A:.$M];[.$B$100]+6;0)+VLOOKUP([.B$1];[$'weapon parameters'.$A:.$M];[.$B$100]+9;0)*[.B$4]*[.$A113]" office:value-type="float" office:value="12" calcext:value-type="float">
            <text:p>12</text:p>
          </table:table-cell>
          <table:table-cell table:style-name="ce18" table:formula="of:=VLOOKUP([.C$1];[$'weapon parameters'.$A:.$M];[.$B$100]+6;0)+VLOOKUP([.C$1];[$'weapon parameters'.$A:.$M];[.$B$100]+9;0)*[.C$4]*[.$A113]" office:value-type="float" office:value="18" calcext:value-type="float">
            <text:p>18</text:p>
          </table:table-cell>
          <table:table-cell table:style-name="ce18" table:formula="of:=VLOOKUP([.D$1];[$'weapon parameters'.$A:.$M];[.$B$100]+6;0)+VLOOKUP([.D$1];[$'weapon parameters'.$A:.$M];[.$B$100]+9;0)*[.D$4]*[.$A113]" office:value-type="float" office:value="11.2185370306495" calcext:value-type="float">
            <text:p>11</text:p>
          </table:table-cell>
          <table:table-cell table:style-name="ce18" table:formula="of:=VLOOKUP([.E$1];[$'weapon parameters'.$A:.$M];[.$B$100]+6;0)+VLOOKUP([.E$1];[$'weapon parameters'.$A:.$M];[.$B$100]+9;0)*[.E$4]*[.$A113]" office:value-type="float" office:value="18.7888171891231" calcext:value-type="float">
            <text:p>19</text:p>
          </table:table-cell>
          <table:table-cell table:style-name="ce18" table:formula="of:=VLOOKUP([.F$1];[$'weapon parameters'.$A:.$M];[.$B$100]+6;0)+VLOOKUP([.F$1];[$'weapon parameters'.$A:.$M];[.$B$100]+9;0)*[.F$4]*[.$A113]" office:value-type="float" office:value="21.4216284450878" calcext:value-type="float">
            <text:p>21</text:p>
          </table:table-cell>
          <table:table-cell table:style-name="ce18" table:formula="of:=VLOOKUP([.G$1];[$'weapon parameters'.$A:.$M];[.$B$100]+6;0)+VLOOKUP([.G$1];[$'weapon parameters'.$A:.$M];[.$B$100]+9;0)*[.G$4]*[.$A113]" office:value-type="float" office:value="17.2790220695171" calcext:value-type="float">
            <text:p>17</text:p>
          </table:table-cell>
          <table:table-cell table:style-name="ce18" table:formula="of:=VLOOKUP([.H$1];[$'weapon parameters'.$A:.$M];[.$B$100]+6;0)+VLOOKUP([.H$1];[$'weapon parameters'.$A:.$M];[.$B$100]+9;0)*[.H$4]*[.$A113]" office:value-type="float" office:value="21.4547759366845" calcext:value-type="float">
            <text:p>21</text:p>
          </table:table-cell>
          <table:table-cell table:style-name="ce18" table:formula="of:=VLOOKUP([.I$1];[$'weapon parameters'.$A:.$M];[.$B$100]+6;0)+VLOOKUP([.I$1];[$'weapon parameters'.$A:.$M];[.$B$100]+9;0)*[.I$4]*[.$A113]" office:value-type="float" office:value="28.1082209483123" calcext:value-type="float">
            <text:p>28</text:p>
          </table:table-cell>
          <table:table-cell table:style-name="ce18" table:formula="of:=VLOOKUP([.J$1];[$'weapon parameters'.$A:.$M];[.$B$100]+6;0)+VLOOKUP([.J$1];[$'weapon parameters'.$A:.$M];[.$B$100]+9;0)*[.J$4]*[.$A113]" office:value-type="float" office:value="28.5929604889149" calcext:value-type="float">
            <text:p>29</text:p>
          </table:table-cell>
          <table:table-cell table:style-name="ce18" table:formula="of:=VLOOKUP([.K$1];[$'weapon parameters'.$A:.$M];[.$B$100]+6;0)+VLOOKUP([.K$1];[$'weapon parameters'.$A:.$M];[.$B$100]+9;0)*[.K$4]*[.$A113]" office:value-type="float" office:value="11.3671797795335" calcext:value-type="float">
            <text:p>11</text:p>
          </table:table-cell>
          <table:table-cell table:style-name="ce18" table:formula="of:=VLOOKUP([.L$1];[$'weapon parameters'.$A:.$M];[.$B$100]+6;0)+VLOOKUP([.L$1];[$'weapon parameters'.$A:.$M];[.$B$100]+9;0)*[.L$4]*[.$A113]" office:value-type="float" office:value="18" calcext:value-type="float">
            <text:p>18</text:p>
          </table:table-cell>
          <table:table-cell table:style-name="ce18" table:formula="of:=VLOOKUP([.M$1];[$'weapon parameters'.$A:.$M];[.$B$100]+6;0)+VLOOKUP([.M$1];[$'weapon parameters'.$A:.$M];[.$B$100]+9;0)*[.M$4]*[.$A113]" office:value-type="float" office:value="18.7377643798238" calcext:value-type="float">
            <text:p>19</text:p>
          </table:table-cell>
          <table:table-cell table:style-name="ce18" table:formula="of:=VLOOKUP([.N$1];[$'weapon parameters'.$A:.$M];[.$B$100]+6;0)+VLOOKUP([.N$1];[$'weapon parameters'.$A:.$M];[.$B$100]+9;0)*[.N$4]*[.$A113]" office:value-type="float" office:value="21.3600227317286" calcext:value-type="float">
            <text:p>21</text:p>
          </table:table-cell>
          <table:table-cell table:style-name="ce18" table:formula="of:=VLOOKUP([.O$1];[$'weapon parameters'.$A:.$M];[.$B$100]+6;0)+VLOOKUP([.O$1];[$'weapon parameters'.$A:.$M];[.$B$100]+9;0)*[.O$4]*[.$A113]" office:value-type="float" office:value="17.2330801356982" calcext:value-type="float">
            <text:p>17</text:p>
          </table:table-cell>
          <table:table-cell table:style-name="ce18" table:formula="of:=VLOOKUP([.P$1];[$'weapon parameters'.$A:.$M];[.$B$100]+6;0)+VLOOKUP([.P$1];[$'weapon parameters'.$A:.$M];[.$B$100]+9;0)*[.P$4]*[.$A113]" office:value-type="float" office:value="4.18610666260305" calcext:value-type="float">
            <text:p>4</text:p>
          </table:table-cell>
          <table:table-cell table:style-name="ce18" table:formula="of:=VLOOKUP([.Q$1];[$'weapon parameters'.$A:.$M];[.$B$100]+6;0)+VLOOKUP([.Q$1];[$'weapon parameters'.$A:.$M];[.$B$100]+9;0)*[.Q$4]*[.$A113]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VLOOKUP([.B$1];[$'weapon parameters'.$A:.$M];[.$B$100]+6;0)+VLOOKUP([.B$1];[$'weapon parameters'.$A:.$M];[.$B$100]+9;0)*[.B$4]*[.$A114]" office:value-type="float" office:value="12" calcext:value-type="float">
            <text:p>12</text:p>
          </table:table-cell>
          <table:table-cell table:style-name="ce18" table:formula="of:=VLOOKUP([.C$1];[$'weapon parameters'.$A:.$M];[.$B$100]+6;0)+VLOOKUP([.C$1];[$'weapon parameters'.$A:.$M];[.$B$100]+9;0)*[.C$4]*[.$A114]" office:value-type="float" office:value="18" calcext:value-type="float">
            <text:p>18</text:p>
          </table:table-cell>
          <table:table-cell table:style-name="ce18" table:formula="of:=VLOOKUP([.D$1];[$'weapon parameters'.$A:.$M];[.$B$100]+6;0)+VLOOKUP([.D$1];[$'weapon parameters'.$A:.$M];[.$B$100]+9;0)*[.D$4]*[.$A114]" office:value-type="float" office:value="11.4370740612991" calcext:value-type="float">
            <text:p>11</text:p>
          </table:table-cell>
          <table:table-cell table:style-name="ce18" table:formula="of:=VLOOKUP([.E$1];[$'weapon parameters'.$A:.$M];[.$B$100]+6;0)+VLOOKUP([.E$1];[$'weapon parameters'.$A:.$M];[.$B$100]+9;0)*[.E$4]*[.$A114]" office:value-type="float" office:value="20.5776343782463" calcext:value-type="float">
            <text:p>21</text:p>
          </table:table-cell>
          <table:table-cell table:style-name="ce18" table:formula="of:=VLOOKUP([.F$1];[$'weapon parameters'.$A:.$M];[.$B$100]+6;0)+VLOOKUP([.F$1];[$'weapon parameters'.$A:.$M];[.$B$100]+9;0)*[.F$4]*[.$A114]" office:value-type="float" office:value="22.8432568901756" calcext:value-type="float">
            <text:p>23</text:p>
          </table:table-cell>
          <table:table-cell table:style-name="ce18" table:formula="of:=VLOOKUP([.G$1];[$'weapon parameters'.$A:.$M];[.$B$100]+6;0)+VLOOKUP([.G$1];[$'weapon parameters'.$A:.$M];[.$B$100]+9;0)*[.G$4]*[.$A114]" office:value-type="float" office:value="18.5580441390341" calcext:value-type="float">
            <text:p>19</text:p>
          </table:table-cell>
          <table:table-cell table:style-name="ce18" table:formula="of:=VLOOKUP([.H$1];[$'weapon parameters'.$A:.$M];[.$B$100]+6;0)+VLOOKUP([.H$1];[$'weapon parameters'.$A:.$M];[.$B$100]+9;0)*[.H$4]*[.$A114]" office:value-type="float" office:value="22.9095518733689" calcext:value-type="float">
            <text:p>23</text:p>
          </table:table-cell>
          <table:table-cell table:style-name="ce18" table:formula="of:=VLOOKUP([.I$1];[$'weapon parameters'.$A:.$M];[.$B$100]+6;0)+VLOOKUP([.I$1];[$'weapon parameters'.$A:.$M];[.$B$100]+9;0)*[.I$4]*[.$A114]" office:value-type="float" office:value="32.2164418966246" calcext:value-type="float">
            <text:p>32</text:p>
          </table:table-cell>
          <table:table-cell table:style-name="ce18" table:formula="of:=VLOOKUP([.J$1];[$'weapon parameters'.$A:.$M];[.$B$100]+6;0)+VLOOKUP([.J$1];[$'weapon parameters'.$A:.$M];[.$B$100]+9;0)*[.J$4]*[.$A114]" office:value-type="float" office:value="34.1859209778299" calcext:value-type="float">
            <text:p>34</text:p>
          </table:table-cell>
          <table:table-cell table:style-name="ce18" table:formula="of:=VLOOKUP([.K$1];[$'weapon parameters'.$A:.$M];[.$B$100]+6;0)+VLOOKUP([.K$1];[$'weapon parameters'.$A:.$M];[.$B$100]+9;0)*[.K$4]*[.$A114]" office:value-type="float" office:value="11.7343595590669" calcext:value-type="float">
            <text:p>12</text:p>
          </table:table-cell>
          <table:table-cell table:style-name="ce18" table:formula="of:=VLOOKUP([.L$1];[$'weapon parameters'.$A:.$M];[.$B$100]+6;0)+VLOOKUP([.L$1];[$'weapon parameters'.$A:.$M];[.$B$100]+9;0)*[.L$4]*[.$A114]" office:value-type="float" office:value="18" calcext:value-type="float">
            <text:p>18</text:p>
          </table:table-cell>
          <table:table-cell table:style-name="ce18" table:formula="of:=VLOOKUP([.M$1];[$'weapon parameters'.$A:.$M];[.$B$100]+6;0)+VLOOKUP([.M$1];[$'weapon parameters'.$A:.$M];[.$B$100]+9;0)*[.M$4]*[.$A114]" office:value-type="float" office:value="20.4755287596476" calcext:value-type="float">
            <text:p>20</text:p>
          </table:table-cell>
          <table:table-cell table:style-name="ce18" table:formula="of:=VLOOKUP([.N$1];[$'weapon parameters'.$A:.$M];[.$B$100]+6;0)+VLOOKUP([.N$1];[$'weapon parameters'.$A:.$M];[.$B$100]+9;0)*[.N$4]*[.$A114]" office:value-type="float" office:value="22.7200454634573" calcext:value-type="float">
            <text:p>23</text:p>
          </table:table-cell>
          <table:table-cell table:style-name="ce18" table:formula="of:=VLOOKUP([.O$1];[$'weapon parameters'.$A:.$M];[.$B$100]+6;0)+VLOOKUP([.O$1];[$'weapon parameters'.$A:.$M];[.$B$100]+9;0)*[.O$4]*[.$A114]" office:value-type="float" office:value="18.4661602713965" calcext:value-type="float">
            <text:p>18</text:p>
          </table:table-cell>
          <table:table-cell table:style-name="ce18" table:formula="of:=VLOOKUP([.P$1];[$'weapon parameters'.$A:.$M];[.$B$100]+6;0)+VLOOKUP([.P$1];[$'weapon parameters'.$A:.$M];[.$B$100]+9;0)*[.P$4]*[.$A114]" office:value-type="float" office:value="8.3722133252061" calcext:value-type="float">
            <text:p>8</text:p>
          </table:table-cell>
          <table:table-cell table:style-name="ce18" table:formula="of:=VLOOKUP([.Q$1];[$'weapon parameters'.$A:.$M];[.$B$100]+6;0)+VLOOKUP([.Q$1];[$'weapon parameters'.$A:.$M];[.$B$100]+9;0)*[.Q$4]*[.$A114]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formula="of:=VLOOKUP([.B$1];[$'weapon parameters'.$A:.$M];[.$B$100]+6;0)+VLOOKUP([.B$1];[$'weapon parameters'.$A:.$M];[.$B$100]+9;0)*[.B$4]*[.$A115]" office:value-type="float" office:value="12" calcext:value-type="float">
            <text:p>12</text:p>
          </table:table-cell>
          <table:table-cell table:style-name="ce18" table:formula="of:=VLOOKUP([.C$1];[$'weapon parameters'.$A:.$M];[.$B$100]+6;0)+VLOOKUP([.C$1];[$'weapon parameters'.$A:.$M];[.$B$100]+9;0)*[.C$4]*[.$A115]" office:value-type="float" office:value="18" calcext:value-type="float">
            <text:p>18</text:p>
          </table:table-cell>
          <table:table-cell table:style-name="ce18" table:formula="of:=VLOOKUP([.D$1];[$'weapon parameters'.$A:.$M];[.$B$100]+6;0)+VLOOKUP([.D$1];[$'weapon parameters'.$A:.$M];[.$B$100]+9;0)*[.D$4]*[.$A115]" office:value-type="float" office:value="11.6556110919486" calcext:value-type="float">
            <text:p>12</text:p>
          </table:table-cell>
          <table:table-cell table:style-name="ce18" table:formula="of:=VLOOKUP([.E$1];[$'weapon parameters'.$A:.$M];[.$B$100]+6;0)+VLOOKUP([.E$1];[$'weapon parameters'.$A:.$M];[.$B$100]+9;0)*[.E$4]*[.$A115]" office:value-type="float" office:value="22.3664515673694" calcext:value-type="float">
            <text:p>22</text:p>
          </table:table-cell>
          <table:table-cell table:style-name="ce18" table:formula="of:=VLOOKUP([.F$1];[$'weapon parameters'.$A:.$M];[.$B$100]+6;0)+VLOOKUP([.F$1];[$'weapon parameters'.$A:.$M];[.$B$100]+9;0)*[.F$4]*[.$A115]" office:value-type="float" office:value="24.2648853352633" calcext:value-type="float">
            <text:p>24</text:p>
          </table:table-cell>
          <table:table-cell table:style-name="ce18" table:formula="of:=VLOOKUP([.G$1];[$'weapon parameters'.$A:.$M];[.$B$100]+6;0)+VLOOKUP([.G$1];[$'weapon parameters'.$A:.$M];[.$B$100]+9;0)*[.G$4]*[.$A115]" office:value-type="float" office:value="19.8370662085512" calcext:value-type="float">
            <text:p>20</text:p>
          </table:table-cell>
          <table:table-cell table:style-name="ce18" table:formula="of:=VLOOKUP([.H$1];[$'weapon parameters'.$A:.$M];[.$B$100]+6;0)+VLOOKUP([.H$1];[$'weapon parameters'.$A:.$M];[.$B$100]+9;0)*[.H$4]*[.$A115]" office:value-type="float" office:value="24.3643278100534" calcext:value-type="float">
            <text:p>24</text:p>
          </table:table-cell>
          <table:table-cell table:style-name="ce18" table:formula="of:=VLOOKUP([.I$1];[$'weapon parameters'.$A:.$M];[.$B$100]+6;0)+VLOOKUP([.I$1];[$'weapon parameters'.$A:.$M];[.$B$100]+9;0)*[.I$4]*[.$A115]" office:value-type="float" office:value="36.3246628449369" calcext:value-type="float">
            <text:p>36</text:p>
          </table:table-cell>
          <table:table-cell table:style-name="ce18" table:formula="of:=VLOOKUP([.J$1];[$'weapon parameters'.$A:.$M];[.$B$100]+6;0)+VLOOKUP([.J$1];[$'weapon parameters'.$A:.$M];[.$B$100]+9;0)*[.J$4]*[.$A115]" office:value-type="float" office:value="39.7788814667448" calcext:value-type="float">
            <text:p>40</text:p>
          </table:table-cell>
          <table:table-cell table:style-name="ce18" table:formula="of:=VLOOKUP([.K$1];[$'weapon parameters'.$A:.$M];[.$B$100]+6;0)+VLOOKUP([.K$1];[$'weapon parameters'.$A:.$M];[.$B$100]+9;0)*[.K$4]*[.$A115]" office:value-type="float" office:value="12.1015393386004" calcext:value-type="float">
            <text:p>12</text:p>
          </table:table-cell>
          <table:table-cell table:style-name="ce18" table:formula="of:=VLOOKUP([.L$1];[$'weapon parameters'.$A:.$M];[.$B$100]+6;0)+VLOOKUP([.L$1];[$'weapon parameters'.$A:.$M];[.$B$100]+9;0)*[.L$4]*[.$A115]" office:value-type="float" office:value="18" calcext:value-type="float">
            <text:p>18</text:p>
          </table:table-cell>
          <table:table-cell table:style-name="ce18" table:formula="of:=VLOOKUP([.M$1];[$'weapon parameters'.$A:.$M];[.$B$100]+6;0)+VLOOKUP([.M$1];[$'weapon parameters'.$A:.$M];[.$B$100]+9;0)*[.M$4]*[.$A115]" office:value-type="float" office:value="22.2132931394714" calcext:value-type="float">
            <text:p>22</text:p>
          </table:table-cell>
          <table:table-cell table:style-name="ce18" table:formula="of:=VLOOKUP([.N$1];[$'weapon parameters'.$A:.$M];[.$B$100]+6;0)+VLOOKUP([.N$1];[$'weapon parameters'.$A:.$M];[.$B$100]+9;0)*[.N$4]*[.$A115]" office:value-type="float" office:value="24.0800681951859" calcext:value-type="float">
            <text:p>24</text:p>
          </table:table-cell>
          <table:table-cell table:style-name="ce18" table:formula="of:=VLOOKUP([.O$1];[$'weapon parameters'.$A:.$M];[.$B$100]+6;0)+VLOOKUP([.O$1];[$'weapon parameters'.$A:.$M];[.$B$100]+9;0)*[.O$4]*[.$A115]" office:value-type="float" office:value="19.6992404070947" calcext:value-type="float">
            <text:p>20</text:p>
          </table:table-cell>
          <table:table-cell table:style-name="ce18" table:formula="of:=VLOOKUP([.P$1];[$'weapon parameters'.$A:.$M];[.$B$100]+6;0)+VLOOKUP([.P$1];[$'weapon parameters'.$A:.$M];[.$B$100]+9;0)*[.P$4]*[.$A115]" office:value-type="float" office:value="12.5583199878091" calcext:value-type="float">
            <text:p>13</text:p>
          </table:table-cell>
          <table:table-cell table:style-name="ce18" table:formula="of:=VLOOKUP([.Q$1];[$'weapon parameters'.$A:.$M];[.$B$100]+6;0)+VLOOKUP([.Q$1];[$'weapon parameters'.$A:.$M];[.$B$100]+9;0)*[.Q$4]*[.$A115]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formula="of:=VLOOKUP([.B$1];[$'weapon parameters'.$A:.$M];[.$B$100]+6;0)+VLOOKUP([.B$1];[$'weapon parameters'.$A:.$M];[.$B$100]+9;0)*[.B$4]*[.$A116]" office:value-type="float" office:value="12" calcext:value-type="float">
            <text:p>12</text:p>
          </table:table-cell>
          <table:table-cell table:style-name="ce18" table:formula="of:=VLOOKUP([.C$1];[$'weapon parameters'.$A:.$M];[.$B$100]+6;0)+VLOOKUP([.C$1];[$'weapon parameters'.$A:.$M];[.$B$100]+9;0)*[.C$4]*[.$A116]" office:value-type="float" office:value="18" calcext:value-type="float">
            <text:p>18</text:p>
          </table:table-cell>
          <table:table-cell table:style-name="ce18" table:formula="of:=VLOOKUP([.D$1];[$'weapon parameters'.$A:.$M];[.$B$100]+6;0)+VLOOKUP([.D$1];[$'weapon parameters'.$A:.$M];[.$B$100]+9;0)*[.D$4]*[.$A116]" office:value-type="float" office:value="11.8741481225981" calcext:value-type="float">
            <text:p>12</text:p>
          </table:table-cell>
          <table:table-cell table:style-name="ce18" table:formula="of:=VLOOKUP([.E$1];[$'weapon parameters'.$A:.$M];[.$B$100]+6;0)+VLOOKUP([.E$1];[$'weapon parameters'.$A:.$M];[.$B$100]+9;0)*[.E$4]*[.$A116]" office:value-type="float" office:value="24.1552687564925" calcext:value-type="float">
            <text:p>24</text:p>
          </table:table-cell>
          <table:table-cell table:style-name="ce18" table:formula="of:=VLOOKUP([.F$1];[$'weapon parameters'.$A:.$M];[.$B$100]+6;0)+VLOOKUP([.F$1];[$'weapon parameters'.$A:.$M];[.$B$100]+9;0)*[.F$4]*[.$A116]" office:value-type="float" office:value="25.6865137803511" calcext:value-type="float">
            <text:p>26</text:p>
          </table:table-cell>
          <table:table-cell table:style-name="ce18" table:formula="of:=VLOOKUP([.G$1];[$'weapon parameters'.$A:.$M];[.$B$100]+6;0)+VLOOKUP([.G$1];[$'weapon parameters'.$A:.$M];[.$B$100]+9;0)*[.G$4]*[.$A116]" office:value-type="float" office:value="21.1160882780683" calcext:value-type="float">
            <text:p>21</text:p>
          </table:table-cell>
          <table:table-cell table:style-name="ce18" table:formula="of:=VLOOKUP([.H$1];[$'weapon parameters'.$A:.$M];[.$B$100]+6;0)+VLOOKUP([.H$1];[$'weapon parameters'.$A:.$M];[.$B$100]+9;0)*[.H$4]*[.$A116]" office:value-type="float" office:value="25.8191037467378" calcext:value-type="float">
            <text:p>26</text:p>
          </table:table-cell>
          <table:table-cell table:style-name="ce18" table:formula="of:=VLOOKUP([.I$1];[$'weapon parameters'.$A:.$M];[.$B$100]+6;0)+VLOOKUP([.I$1];[$'weapon parameters'.$A:.$M];[.$B$100]+9;0)*[.I$4]*[.$A116]" office:value-type="float" office:value="40.4328837932492" calcext:value-type="float">
            <text:p>40</text:p>
          </table:table-cell>
          <table:table-cell table:style-name="ce18" table:formula="of:=VLOOKUP([.J$1];[$'weapon parameters'.$A:.$M];[.$B$100]+6;0)+VLOOKUP([.J$1];[$'weapon parameters'.$A:.$M];[.$B$100]+9;0)*[.J$4]*[.$A116]" office:value-type="float" office:value="45.3718419556597" calcext:value-type="float">
            <text:p>45</text:p>
          </table:table-cell>
          <table:table-cell table:style-name="ce18" table:formula="of:=VLOOKUP([.K$1];[$'weapon parameters'.$A:.$M];[.$B$100]+6;0)+VLOOKUP([.K$1];[$'weapon parameters'.$A:.$M];[.$B$100]+9;0)*[.K$4]*[.$A116]" office:value-type="float" office:value="12.4687191181339" calcext:value-type="float">
            <text:p>12</text:p>
          </table:table-cell>
          <table:table-cell table:style-name="ce18" table:formula="of:=VLOOKUP([.L$1];[$'weapon parameters'.$A:.$M];[.$B$100]+6;0)+VLOOKUP([.L$1];[$'weapon parameters'.$A:.$M];[.$B$100]+9;0)*[.L$4]*[.$A116]" office:value-type="float" office:value="18" calcext:value-type="float">
            <text:p>18</text:p>
          </table:table-cell>
          <table:table-cell table:style-name="ce18" table:formula="of:=VLOOKUP([.M$1];[$'weapon parameters'.$A:.$M];[.$B$100]+6;0)+VLOOKUP([.M$1];[$'weapon parameters'.$A:.$M];[.$B$100]+9;0)*[.M$4]*[.$A116]" office:value-type="float" office:value="23.9510575192951" calcext:value-type="float">
            <text:p>24</text:p>
          </table:table-cell>
          <table:table-cell table:style-name="ce18" table:formula="of:=VLOOKUP([.N$1];[$'weapon parameters'.$A:.$M];[.$B$100]+6;0)+VLOOKUP([.N$1];[$'weapon parameters'.$A:.$M];[.$B$100]+9;0)*[.N$4]*[.$A116]" office:value-type="float" office:value="25.4400909269146" calcext:value-type="float">
            <text:p>25</text:p>
          </table:table-cell>
          <table:table-cell table:style-name="ce18" table:formula="of:=VLOOKUP([.O$1];[$'weapon parameters'.$A:.$M];[.$B$100]+6;0)+VLOOKUP([.O$1];[$'weapon parameters'.$A:.$M];[.$B$100]+9;0)*[.O$4]*[.$A116]" office:value-type="float" office:value="20.9323205427929" calcext:value-type="float">
            <text:p>21</text:p>
          </table:table-cell>
          <table:table-cell table:style-name="ce18" table:formula="of:=VLOOKUP([.P$1];[$'weapon parameters'.$A:.$M];[.$B$100]+6;0)+VLOOKUP([.P$1];[$'weapon parameters'.$A:.$M];[.$B$100]+9;0)*[.P$4]*[.$A116]" office:value-type="float" office:value="16.7444266504122" calcext:value-type="float">
            <text:p>17</text:p>
          </table:table-cell>
          <table:table-cell table:style-name="ce18" table:formula="of:=VLOOKUP([.Q$1];[$'weapon parameters'.$A:.$M];[.$B$100]+6;0)+VLOOKUP([.Q$1];[$'weapon parameters'.$A:.$M];[.$B$100]+9;0)*[.Q$4]*[.$A116]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table:formula="of:=VLOOKUP([.B$1];[$'weapon parameters'.$A:.$M];[.$B$100]+6;0)+VLOOKUP([.B$1];[$'weapon parameters'.$A:.$M];[.$B$100]+9;0)*[.B$4]*[.$A117]" office:value-type="float" office:value="12" calcext:value-type="float">
            <text:p>12</text:p>
          </table:table-cell>
          <table:table-cell table:style-name="ce18" table:formula="of:=VLOOKUP([.C$1];[$'weapon parameters'.$A:.$M];[.$B$100]+6;0)+VLOOKUP([.C$1];[$'weapon parameters'.$A:.$M];[.$B$100]+9;0)*[.C$4]*[.$A117]" office:value-type="float" office:value="18" calcext:value-type="float">
            <text:p>18</text:p>
          </table:table-cell>
          <table:table-cell table:style-name="ce18" table:formula="of:=VLOOKUP([.D$1];[$'weapon parameters'.$A:.$M];[.$B$100]+6;0)+VLOOKUP([.D$1];[$'weapon parameters'.$A:.$M];[.$B$100]+9;0)*[.D$4]*[.$A117]" office:value-type="float" office:value="12.0926851532477" calcext:value-type="float">
            <text:p>12</text:p>
          </table:table-cell>
          <table:table-cell table:style-name="ce18" table:formula="of:=VLOOKUP([.E$1];[$'weapon parameters'.$A:.$M];[.$B$100]+6;0)+VLOOKUP([.E$1];[$'weapon parameters'.$A:.$M];[.$B$100]+9;0)*[.E$4]*[.$A117]" office:value-type="float" office:value="25.9440859456157" calcext:value-type="float">
            <text:p>26</text:p>
          </table:table-cell>
          <table:table-cell table:style-name="ce18" table:formula="of:=VLOOKUP([.F$1];[$'weapon parameters'.$A:.$M];[.$B$100]+6;0)+VLOOKUP([.F$1];[$'weapon parameters'.$A:.$M];[.$B$100]+9;0)*[.F$4]*[.$A117]" office:value-type="float" office:value="27.1081422254389" calcext:value-type="float">
            <text:p>27</text:p>
          </table:table-cell>
          <table:table-cell table:style-name="ce18" table:formula="of:=VLOOKUP([.G$1];[$'weapon parameters'.$A:.$M];[.$B$100]+6;0)+VLOOKUP([.G$1];[$'weapon parameters'.$A:.$M];[.$B$100]+9;0)*[.G$4]*[.$A117]" office:value-type="float" office:value="22.3951103475854" calcext:value-type="float">
            <text:p>22</text:p>
          </table:table-cell>
          <table:table-cell table:style-name="ce18" table:formula="of:=VLOOKUP([.H$1];[$'weapon parameters'.$A:.$M];[.$B$100]+6;0)+VLOOKUP([.H$1];[$'weapon parameters'.$A:.$M];[.$B$100]+9;0)*[.H$4]*[.$A117]" office:value-type="float" office:value="27.2738796834223" calcext:value-type="float">
            <text:p>27</text:p>
          </table:table-cell>
          <table:table-cell table:style-name="ce18" table:formula="of:=VLOOKUP([.I$1];[$'weapon parameters'.$A:.$M];[.$B$100]+6;0)+VLOOKUP([.I$1];[$'weapon parameters'.$A:.$M];[.$B$100]+9;0)*[.I$4]*[.$A117]" office:value-type="float" office:value="44.5411047415615" calcext:value-type="float">
            <text:p>45</text:p>
          </table:table-cell>
          <table:table-cell table:style-name="ce18" table:formula="of:=VLOOKUP([.J$1];[$'weapon parameters'.$A:.$M];[.$B$100]+6;0)+VLOOKUP([.J$1];[$'weapon parameters'.$A:.$M];[.$B$100]+9;0)*[.J$4]*[.$A117]" office:value-type="float" office:value="50.9648024445746" calcext:value-type="float">
            <text:p>51</text:p>
          </table:table-cell>
          <table:table-cell table:style-name="ce18" table:formula="of:=VLOOKUP([.K$1];[$'weapon parameters'.$A:.$M];[.$B$100]+6;0)+VLOOKUP([.K$1];[$'weapon parameters'.$A:.$M];[.$B$100]+9;0)*[.K$4]*[.$A117]" office:value-type="float" office:value="12.8358988976674" calcext:value-type="float">
            <text:p>13</text:p>
          </table:table-cell>
          <table:table-cell table:style-name="ce18" table:formula="of:=VLOOKUP([.L$1];[$'weapon parameters'.$A:.$M];[.$B$100]+6;0)+VLOOKUP([.L$1];[$'weapon parameters'.$A:.$M];[.$B$100]+9;0)*[.L$4]*[.$A117]" office:value-type="float" office:value="18" calcext:value-type="float">
            <text:p>18</text:p>
          </table:table-cell>
          <table:table-cell table:style-name="ce18" table:formula="of:=VLOOKUP([.M$1];[$'weapon parameters'.$A:.$M];[.$B$100]+6;0)+VLOOKUP([.M$1];[$'weapon parameters'.$A:.$M];[.$B$100]+9;0)*[.M$4]*[.$A117]" office:value-type="float" office:value="25.6888218991189" calcext:value-type="float">
            <text:p>26</text:p>
          </table:table-cell>
          <table:table-cell table:style-name="ce18" table:formula="of:=VLOOKUP([.N$1];[$'weapon parameters'.$A:.$M];[.$B$100]+6;0)+VLOOKUP([.N$1];[$'weapon parameters'.$A:.$M];[.$B$100]+9;0)*[.N$4]*[.$A117]" office:value-type="float" office:value="26.8001136586432" calcext:value-type="float">
            <text:p>27</text:p>
          </table:table-cell>
          <table:table-cell table:style-name="ce18" table:formula="of:=VLOOKUP([.O$1];[$'weapon parameters'.$A:.$M];[.$B$100]+6;0)+VLOOKUP([.O$1];[$'weapon parameters'.$A:.$M];[.$B$100]+9;0)*[.O$4]*[.$A117]" office:value-type="float" office:value="22.1654006784911" calcext:value-type="float">
            <text:p>22</text:p>
          </table:table-cell>
          <table:table-cell table:style-name="ce18" table:formula="of:=VLOOKUP([.P$1];[$'weapon parameters'.$A:.$M];[.$B$100]+6;0)+VLOOKUP([.P$1];[$'weapon parameters'.$A:.$M];[.$B$100]+9;0)*[.P$4]*[.$A117]" office:value-type="float" office:value="20.9305333130152" calcext:value-type="float">
            <text:p>21</text:p>
          </table:table-cell>
          <table:table-cell table:style-name="ce18" table:formula="of:=VLOOKUP([.Q$1];[$'weapon parameters'.$A:.$M];[.$B$100]+6;0)+VLOOKUP([.Q$1];[$'weapon parameters'.$A:.$M];[.$B$100]+9;0)*[.Q$4]*[.$A117]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table:formula="of:=VLOOKUP([.B$1];[$'weapon parameters'.$A:.$M];[.$B$100]+6;0)+VLOOKUP([.B$1];[$'weapon parameters'.$A:.$M];[.$B$100]+9;0)*[.B$4]*[.$A118]" office:value-type="float" office:value="12" calcext:value-type="float">
            <text:p>12</text:p>
          </table:table-cell>
          <table:table-cell table:style-name="ce18" table:formula="of:=VLOOKUP([.C$1];[$'weapon parameters'.$A:.$M];[.$B$100]+6;0)+VLOOKUP([.C$1];[$'weapon parameters'.$A:.$M];[.$B$100]+9;0)*[.C$4]*[.$A118]" office:value-type="float" office:value="18" calcext:value-type="float">
            <text:p>18</text:p>
          </table:table-cell>
          <table:table-cell table:style-name="ce18" table:formula="of:=VLOOKUP([.D$1];[$'weapon parameters'.$A:.$M];[.$B$100]+6;0)+VLOOKUP([.D$1];[$'weapon parameters'.$A:.$M];[.$B$100]+9;0)*[.D$4]*[.$A118]" office:value-type="float" office:value="12.3112221838972" calcext:value-type="float">
            <text:p>12</text:p>
          </table:table-cell>
          <table:table-cell table:style-name="ce18" table:formula="of:=VLOOKUP([.E$1];[$'weapon parameters'.$A:.$M];[.$B$100]+6;0)+VLOOKUP([.E$1];[$'weapon parameters'.$A:.$M];[.$B$100]+9;0)*[.E$4]*[.$A118]" office:value-type="float" office:value="27.7329031347388" calcext:value-type="float">
            <text:p>28</text:p>
          </table:table-cell>
          <table:table-cell table:style-name="ce18" table:formula="of:=VLOOKUP([.F$1];[$'weapon parameters'.$A:.$M];[.$B$100]+6;0)+VLOOKUP([.F$1];[$'weapon parameters'.$A:.$M];[.$B$100]+9;0)*[.F$4]*[.$A118]" office:value-type="float" office:value="28.5297706705267" calcext:value-type="float">
            <text:p>29</text:p>
          </table:table-cell>
          <table:table-cell table:style-name="ce18" table:formula="of:=VLOOKUP([.G$1];[$'weapon parameters'.$A:.$M];[.$B$100]+6;0)+VLOOKUP([.G$1];[$'weapon parameters'.$A:.$M];[.$B$100]+9;0)*[.G$4]*[.$A118]" office:value-type="float" office:value="23.6741324171024" calcext:value-type="float">
            <text:p>24</text:p>
          </table:table-cell>
          <table:table-cell table:style-name="ce18" table:formula="of:=VLOOKUP([.H$1];[$'weapon parameters'.$A:.$M];[.$B$100]+6;0)+VLOOKUP([.H$1];[$'weapon parameters'.$A:.$M];[.$B$100]+9;0)*[.H$4]*[.$A118]" office:value-type="float" office:value="28.7286556201067" calcext:value-type="float">
            <text:p>29</text:p>
          </table:table-cell>
          <table:table-cell table:style-name="ce18" table:formula="of:=VLOOKUP([.I$1];[$'weapon parameters'.$A:.$M];[.$B$100]+6;0)+VLOOKUP([.I$1];[$'weapon parameters'.$A:.$M];[.$B$100]+9;0)*[.I$4]*[.$A118]" office:value-type="float" office:value="48.6493256898738" calcext:value-type="float">
            <text:p>49</text:p>
          </table:table-cell>
          <table:table-cell table:style-name="ce18" table:formula="of:=VLOOKUP([.J$1];[$'weapon parameters'.$A:.$M];[.$B$100]+6;0)+VLOOKUP([.J$1];[$'weapon parameters'.$A:.$M];[.$B$100]+9;0)*[.J$4]*[.$A118]" office:value-type="float" office:value="56.5577629334896" calcext:value-type="float">
            <text:p>57</text:p>
          </table:table-cell>
          <table:table-cell table:style-name="ce18" table:formula="of:=VLOOKUP([.K$1];[$'weapon parameters'.$A:.$M];[.$B$100]+6;0)+VLOOKUP([.K$1];[$'weapon parameters'.$A:.$M];[.$B$100]+9;0)*[.K$4]*[.$A118]" office:value-type="float" office:value="13.2030786772008" calcext:value-type="float">
            <text:p>13</text:p>
          </table:table-cell>
          <table:table-cell table:style-name="ce18" table:formula="of:=VLOOKUP([.L$1];[$'weapon parameters'.$A:.$M];[.$B$100]+6;0)+VLOOKUP([.L$1];[$'weapon parameters'.$A:.$M];[.$B$100]+9;0)*[.L$4]*[.$A118]" office:value-type="float" office:value="18" calcext:value-type="float">
            <text:p>18</text:p>
          </table:table-cell>
          <table:table-cell table:style-name="ce18" table:formula="of:=VLOOKUP([.M$1];[$'weapon parameters'.$A:.$M];[.$B$100]+6;0)+VLOOKUP([.M$1];[$'weapon parameters'.$A:.$M];[.$B$100]+9;0)*[.M$4]*[.$A118]" office:value-type="float" office:value="27.4265862789427" calcext:value-type="float">
            <text:p>27</text:p>
          </table:table-cell>
          <table:table-cell table:style-name="ce18" table:formula="of:=VLOOKUP([.N$1];[$'weapon parameters'.$A:.$M];[.$B$100]+6;0)+VLOOKUP([.N$1];[$'weapon parameters'.$A:.$M];[.$B$100]+9;0)*[.N$4]*[.$A118]" office:value-type="float" office:value="28.1601363903719" calcext:value-type="float">
            <text:p>28</text:p>
          </table:table-cell>
          <table:table-cell table:style-name="ce18" table:formula="of:=VLOOKUP([.O$1];[$'weapon parameters'.$A:.$M];[.$B$100]+6;0)+VLOOKUP([.O$1];[$'weapon parameters'.$A:.$M];[.$B$100]+9;0)*[.O$4]*[.$A118]" office:value-type="float" office:value="23.3984808141894" calcext:value-type="float">
            <text:p>23</text:p>
          </table:table-cell>
          <table:table-cell table:style-name="ce18" table:formula="of:=VLOOKUP([.P$1];[$'weapon parameters'.$A:.$M];[.$B$100]+6;0)+VLOOKUP([.P$1];[$'weapon parameters'.$A:.$M];[.$B$100]+9;0)*[.P$4]*[.$A118]" office:value-type="float" office:value="25.1166399756183" calcext:value-type="float">
            <text:p>25</text:p>
          </table:table-cell>
          <table:table-cell table:style-name="ce18" table:formula="of:=VLOOKUP([.Q$1];[$'weapon parameters'.$A:.$M];[.$B$100]+6;0)+VLOOKUP([.Q$1];[$'weapon parameters'.$A:.$M];[.$B$100]+9;0)*[.Q$4]*[.$A118]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table:formula="of:=VLOOKUP([.B$1];[$'weapon parameters'.$A:.$M];[.$B$100]+6;0)+VLOOKUP([.B$1];[$'weapon parameters'.$A:.$M];[.$B$100]+9;0)*[.B$4]*[.$A119]" office:value-type="float" office:value="12" calcext:value-type="float">
            <text:p>12</text:p>
          </table:table-cell>
          <table:table-cell table:style-name="ce18" table:formula="of:=VLOOKUP([.C$1];[$'weapon parameters'.$A:.$M];[.$B$100]+6;0)+VLOOKUP([.C$1];[$'weapon parameters'.$A:.$M];[.$B$100]+9;0)*[.C$4]*[.$A119]" office:value-type="float" office:value="18" calcext:value-type="float">
            <text:p>18</text:p>
          </table:table-cell>
          <table:table-cell table:style-name="ce18" table:formula="of:=VLOOKUP([.D$1];[$'weapon parameters'.$A:.$M];[.$B$100]+6;0)+VLOOKUP([.D$1];[$'weapon parameters'.$A:.$M];[.$B$100]+9;0)*[.D$4]*[.$A119]" office:value-type="float" office:value="12.5297592145468" calcext:value-type="float">
            <text:p>13</text:p>
          </table:table-cell>
          <table:table-cell table:style-name="ce18" table:formula="of:=VLOOKUP([.E$1];[$'weapon parameters'.$A:.$M];[.$B$100]+6;0)+VLOOKUP([.E$1];[$'weapon parameters'.$A:.$M];[.$B$100]+9;0)*[.E$4]*[.$A119]" office:value-type="float" office:value="29.5217203238619" calcext:value-type="float">
            <text:p>30</text:p>
          </table:table-cell>
          <table:table-cell table:style-name="ce18" table:formula="of:=VLOOKUP([.F$1];[$'weapon parameters'.$A:.$M];[.$B$100]+6;0)+VLOOKUP([.F$1];[$'weapon parameters'.$A:.$M];[.$B$100]+9;0)*[.F$4]*[.$A119]" office:value-type="float" office:value="29.9513991156144" calcext:value-type="float">
            <text:p>30</text:p>
          </table:table-cell>
          <table:table-cell table:style-name="ce18" table:formula="of:=VLOOKUP([.G$1];[$'weapon parameters'.$A:.$M];[.$B$100]+6;0)+VLOOKUP([.G$1];[$'weapon parameters'.$A:.$M];[.$B$100]+9;0)*[.G$4]*[.$A119]" office:value-type="float" office:value="24.9531544866195" calcext:value-type="float">
            <text:p>25</text:p>
          </table:table-cell>
          <table:table-cell table:style-name="ce18" table:formula="of:=VLOOKUP([.H$1];[$'weapon parameters'.$A:.$M];[.$B$100]+6;0)+VLOOKUP([.H$1];[$'weapon parameters'.$A:.$M];[.$B$100]+9;0)*[.H$4]*[.$A119]" office:value-type="float" office:value="30.1834315567912" calcext:value-type="float">
            <text:p>30</text:p>
          </table:table-cell>
          <table:table-cell table:style-name="ce18" table:formula="of:=VLOOKUP([.I$1];[$'weapon parameters'.$A:.$M];[.$B$100]+6;0)+VLOOKUP([.I$1];[$'weapon parameters'.$A:.$M];[.$B$100]+9;0)*[.I$4]*[.$A119]" office:value-type="float" office:value="52.7575466381861" calcext:value-type="float">
            <text:p>53</text:p>
          </table:table-cell>
          <table:table-cell table:style-name="ce18" table:formula="of:=VLOOKUP([.J$1];[$'weapon parameters'.$A:.$M];[.$B$100]+6;0)+VLOOKUP([.J$1];[$'weapon parameters'.$A:.$M];[.$B$100]+9;0)*[.J$4]*[.$A119]" office:value-type="float" office:value="62.1507234224045" calcext:value-type="float">
            <text:p>62</text:p>
          </table:table-cell>
          <table:table-cell table:style-name="ce18" table:formula="of:=VLOOKUP([.K$1];[$'weapon parameters'.$A:.$M];[.$B$100]+6;0)+VLOOKUP([.K$1];[$'weapon parameters'.$A:.$M];[.$B$100]+9;0)*[.K$4]*[.$A119]" office:value-type="float" office:value="13.5702584567343" calcext:value-type="float">
            <text:p>14</text:p>
          </table:table-cell>
          <table:table-cell table:style-name="ce18" table:formula="of:=VLOOKUP([.L$1];[$'weapon parameters'.$A:.$M];[.$B$100]+6;0)+VLOOKUP([.L$1];[$'weapon parameters'.$A:.$M];[.$B$100]+9;0)*[.L$4]*[.$A119]" office:value-type="float" office:value="18" calcext:value-type="float">
            <text:p>18</text:p>
          </table:table-cell>
          <table:table-cell table:style-name="ce18" table:formula="of:=VLOOKUP([.M$1];[$'weapon parameters'.$A:.$M];[.$B$100]+6;0)+VLOOKUP([.M$1];[$'weapon parameters'.$A:.$M];[.$B$100]+9;0)*[.M$4]*[.$A119]" office:value-type="float" office:value="29.1643506587665" calcext:value-type="float">
            <text:p>29</text:p>
          </table:table-cell>
          <table:table-cell table:style-name="ce18" table:formula="of:=VLOOKUP([.N$1];[$'weapon parameters'.$A:.$M];[.$B$100]+6;0)+VLOOKUP([.N$1];[$'weapon parameters'.$A:.$M];[.$B$100]+9;0)*[.N$4]*[.$A119]" office:value-type="float" office:value="29.5201591221005" calcext:value-type="float">
            <text:p>30</text:p>
          </table:table-cell>
          <table:table-cell table:style-name="ce18" table:formula="of:=VLOOKUP([.O$1];[$'weapon parameters'.$A:.$M];[.$B$100]+6;0)+VLOOKUP([.O$1];[$'weapon parameters'.$A:.$M];[.$B$100]+9;0)*[.O$4]*[.$A119]" office:value-type="float" office:value="24.6315609498876" calcext:value-type="float">
            <text:p>25</text:p>
          </table:table-cell>
          <table:table-cell table:style-name="ce18" table:formula="of:=VLOOKUP([.P$1];[$'weapon parameters'.$A:.$M];[.$B$100]+6;0)+VLOOKUP([.P$1];[$'weapon parameters'.$A:.$M];[.$B$100]+9;0)*[.P$4]*[.$A119]" office:value-type="float" office:value="29.3027466382213" calcext:value-type="float">
            <text:p>29</text:p>
          </table:table-cell>
          <table:table-cell table:style-name="ce18" table:formula="of:=VLOOKUP([.Q$1];[$'weapon parameters'.$A:.$M];[.$B$100]+6;0)+VLOOKUP([.Q$1];[$'weapon parameters'.$A:.$M];[.$B$100]+9;0)*[.Q$4]*[.$A119]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table:formula="of:=VLOOKUP([.B$1];[$'weapon parameters'.$A:.$M];[.$B$100]+6;0)+VLOOKUP([.B$1];[$'weapon parameters'.$A:.$M];[.$B$100]+9;0)*[.B$4]*[.$A120]" office:value-type="float" office:value="12" calcext:value-type="float">
            <text:p>12</text:p>
          </table:table-cell>
          <table:table-cell table:style-name="ce18" table:formula="of:=VLOOKUP([.C$1];[$'weapon parameters'.$A:.$M];[.$B$100]+6;0)+VLOOKUP([.C$1];[$'weapon parameters'.$A:.$M];[.$B$100]+9;0)*[.C$4]*[.$A120]" office:value-type="float" office:value="18" calcext:value-type="float">
            <text:p>18</text:p>
          </table:table-cell>
          <table:table-cell table:style-name="ce18" table:formula="of:=VLOOKUP([.D$1];[$'weapon parameters'.$A:.$M];[.$B$100]+6;0)+VLOOKUP([.D$1];[$'weapon parameters'.$A:.$M];[.$B$100]+9;0)*[.D$4]*[.$A120]" office:value-type="float" office:value="12.7482962451963" calcext:value-type="float">
            <text:p>13</text:p>
          </table:table-cell>
          <table:table-cell table:style-name="ce18" table:formula="of:=VLOOKUP([.E$1];[$'weapon parameters'.$A:.$M];[.$B$100]+6;0)+VLOOKUP([.E$1];[$'weapon parameters'.$A:.$M];[.$B$100]+9;0)*[.E$4]*[.$A120]" office:value-type="float" office:value="31.3105375129851" calcext:value-type="float">
            <text:p>31</text:p>
          </table:table-cell>
          <table:table-cell table:style-name="ce18" table:formula="of:=VLOOKUP([.F$1];[$'weapon parameters'.$A:.$M];[.$B$100]+6;0)+VLOOKUP([.F$1];[$'weapon parameters'.$A:.$M];[.$B$100]+9;0)*[.F$4]*[.$A120]" office:value-type="float" office:value="31.3730275607022" calcext:value-type="float">
            <text:p>31</text:p>
          </table:table-cell>
          <table:table-cell table:style-name="ce18" table:formula="of:=VLOOKUP([.G$1];[$'weapon parameters'.$A:.$M];[.$B$100]+6;0)+VLOOKUP([.G$1];[$'weapon parameters'.$A:.$M];[.$B$100]+9;0)*[.G$4]*[.$A120]" office:value-type="float" office:value="26.2321765561366" calcext:value-type="float">
            <text:p>26</text:p>
          </table:table-cell>
          <table:table-cell table:style-name="ce18" table:formula="of:=VLOOKUP([.H$1];[$'weapon parameters'.$A:.$M];[.$B$100]+6;0)+VLOOKUP([.H$1];[$'weapon parameters'.$A:.$M];[.$B$100]+9;0)*[.H$4]*[.$A120]" office:value-type="float" office:value="31.6382074934756" calcext:value-type="float">
            <text:p>32</text:p>
          </table:table-cell>
          <table:table-cell table:style-name="ce18" table:formula="of:=VLOOKUP([.I$1];[$'weapon parameters'.$A:.$M];[.$B$100]+6;0)+VLOOKUP([.I$1];[$'weapon parameters'.$A:.$M];[.$B$100]+9;0)*[.I$4]*[.$A120]" office:value-type="float" office:value="56.8657675864984" calcext:value-type="float">
            <text:p>57</text:p>
          </table:table-cell>
          <table:table-cell table:style-name="ce18" table:formula="of:=VLOOKUP([.J$1];[$'weapon parameters'.$A:.$M];[.$B$100]+6;0)+VLOOKUP([.J$1];[$'weapon parameters'.$A:.$M];[.$B$100]+9;0)*[.J$4]*[.$A120]" office:value-type="float" office:value="67.7436839113194" calcext:value-type="float">
            <text:p>68</text:p>
          </table:table-cell>
          <table:table-cell table:style-name="ce18" table:formula="of:=VLOOKUP([.K$1];[$'weapon parameters'.$A:.$M];[.$B$100]+6;0)+VLOOKUP([.K$1];[$'weapon parameters'.$A:.$M];[.$B$100]+9;0)*[.K$4]*[.$A120]" office:value-type="float" office:value="13.9374382362678" calcext:value-type="float">
            <text:p>14</text:p>
          </table:table-cell>
          <table:table-cell table:style-name="ce18" table:formula="of:=VLOOKUP([.L$1];[$'weapon parameters'.$A:.$M];[.$B$100]+6;0)+VLOOKUP([.L$1];[$'weapon parameters'.$A:.$M];[.$B$100]+9;0)*[.L$4]*[.$A120]" office:value-type="float" office:value="18" calcext:value-type="float">
            <text:p>18</text:p>
          </table:table-cell>
          <table:table-cell table:style-name="ce18" table:formula="of:=VLOOKUP([.M$1];[$'weapon parameters'.$A:.$M];[.$B$100]+6;0)+VLOOKUP([.M$1];[$'weapon parameters'.$A:.$M];[.$B$100]+9;0)*[.M$4]*[.$A120]" office:value-type="float" office:value="30.9021150385903" calcext:value-type="float">
            <text:p>31</text:p>
          </table:table-cell>
          <table:table-cell table:style-name="ce18" table:formula="of:=VLOOKUP([.N$1];[$'weapon parameters'.$A:.$M];[.$B$100]+6;0)+VLOOKUP([.N$1];[$'weapon parameters'.$A:.$M];[.$B$100]+9;0)*[.N$4]*[.$A120]" office:value-type="float" office:value="30.8801818538292" calcext:value-type="float">
            <text:p>31</text:p>
          </table:table-cell>
          <table:table-cell table:style-name="ce18" table:formula="of:=VLOOKUP([.O$1];[$'weapon parameters'.$A:.$M];[.$B$100]+6;0)+VLOOKUP([.O$1];[$'weapon parameters'.$A:.$M];[.$B$100]+9;0)*[.O$4]*[.$A120]" office:value-type="float" office:value="25.8646410855858" calcext:value-type="float">
            <text:p>26</text:p>
          </table:table-cell>
          <table:table-cell table:style-name="ce18" table:formula="of:=VLOOKUP([.P$1];[$'weapon parameters'.$A:.$M];[.$B$100]+6;0)+VLOOKUP([.P$1];[$'weapon parameters'.$A:.$M];[.$B$100]+9;0)*[.P$4]*[.$A120]" office:value-type="float" office:value="33.4888533008244" calcext:value-type="float">
            <text:p>33</text:p>
          </table:table-cell>
          <table:table-cell table:style-name="ce18" table:formula="of:=VLOOKUP([.Q$1];[$'weapon parameters'.$A:.$M];[.$B$100]+6;0)+VLOOKUP([.Q$1];[$'weapon parameters'.$A:.$M];[.$B$100]+9;0)*[.Q$4]*[.$A120]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table:formula="of:=VLOOKUP([.B$1];[$'weapon parameters'.$A:.$M];[.$B$100]+6;0)+VLOOKUP([.B$1];[$'weapon parameters'.$A:.$M];[.$B$100]+9;0)*[.B$4]*[.$A121]" office:value-type="float" office:value="12" calcext:value-type="float">
            <text:p>12</text:p>
          </table:table-cell>
          <table:table-cell table:style-name="ce18" table:formula="of:=VLOOKUP([.C$1];[$'weapon parameters'.$A:.$M];[.$B$100]+6;0)+VLOOKUP([.C$1];[$'weapon parameters'.$A:.$M];[.$B$100]+9;0)*[.C$4]*[.$A121]" office:value-type="float" office:value="18" calcext:value-type="float">
            <text:p>18</text:p>
          </table:table-cell>
          <table:table-cell table:style-name="ce18" table:formula="of:=VLOOKUP([.D$1];[$'weapon parameters'.$A:.$M];[.$B$100]+6;0)+VLOOKUP([.D$1];[$'weapon parameters'.$A:.$M];[.$B$100]+9;0)*[.D$4]*[.$A121]" office:value-type="float" office:value="12.9668332758458" calcext:value-type="float">
            <text:p>13</text:p>
          </table:table-cell>
          <table:table-cell table:style-name="ce18" table:formula="of:=VLOOKUP([.E$1];[$'weapon parameters'.$A:.$M];[.$B$100]+6;0)+VLOOKUP([.E$1];[$'weapon parameters'.$A:.$M];[.$B$100]+9;0)*[.E$4]*[.$A121]" office:value-type="float" office:value="33.0993547021082" calcext:value-type="float">
            <text:p>33</text:p>
          </table:table-cell>
          <table:table-cell table:style-name="ce18" table:formula="of:=VLOOKUP([.F$1];[$'weapon parameters'.$A:.$M];[.$B$100]+6;0)+VLOOKUP([.F$1];[$'weapon parameters'.$A:.$M];[.$B$100]+9;0)*[.F$4]*[.$A121]" office:value-type="float" office:value="32.79465600579" calcext:value-type="float">
            <text:p>33</text:p>
          </table:table-cell>
          <table:table-cell table:style-name="ce18" table:formula="of:=VLOOKUP([.G$1];[$'weapon parameters'.$A:.$M];[.$B$100]+6;0)+VLOOKUP([.G$1];[$'weapon parameters'.$A:.$M];[.$B$100]+9;0)*[.G$4]*[.$A121]" office:value-type="float" office:value="27.5111986256537" calcext:value-type="float">
            <text:p>28</text:p>
          </table:table-cell>
          <table:table-cell table:style-name="ce18" table:formula="of:=VLOOKUP([.H$1];[$'weapon parameters'.$A:.$M];[.$B$100]+6;0)+VLOOKUP([.H$1];[$'weapon parameters'.$A:.$M];[.$B$100]+9;0)*[.H$4]*[.$A121]" office:value-type="float" office:value="33.0929834301601" calcext:value-type="float">
            <text:p>33</text:p>
          </table:table-cell>
          <table:table-cell table:style-name="ce18" table:formula="of:=VLOOKUP([.I$1];[$'weapon parameters'.$A:.$M];[.$B$100]+6;0)+VLOOKUP([.I$1];[$'weapon parameters'.$A:.$M];[.$B$100]+9;0)*[.I$4]*[.$A121]" office:value-type="float" office:value="60.9739885348107" calcext:value-type="float">
            <text:p>61</text:p>
          </table:table-cell>
          <table:table-cell table:style-name="ce18" table:formula="of:=VLOOKUP([.J$1];[$'weapon parameters'.$A:.$M];[.$B$100]+6;0)+VLOOKUP([.J$1];[$'weapon parameters'.$A:.$M];[.$B$100]+9;0)*[.J$4]*[.$A121]" office:value-type="float" office:value="73.3366444002344" calcext:value-type="float">
            <text:p>73</text:p>
          </table:table-cell>
          <table:table-cell table:style-name="ce18" table:formula="of:=VLOOKUP([.K$1];[$'weapon parameters'.$A:.$M];[.$B$100]+6;0)+VLOOKUP([.K$1];[$'weapon parameters'.$A:.$M];[.$B$100]+9;0)*[.K$4]*[.$A121]" office:value-type="float" office:value="14.3046180158012" calcext:value-type="float">
            <text:p>14</text:p>
          </table:table-cell>
          <table:table-cell table:style-name="ce18" table:formula="of:=VLOOKUP([.L$1];[$'weapon parameters'.$A:.$M];[.$B$100]+6;0)+VLOOKUP([.L$1];[$'weapon parameters'.$A:.$M];[.$B$100]+9;0)*[.L$4]*[.$A121]" office:value-type="float" office:value="18" calcext:value-type="float">
            <text:p>18</text:p>
          </table:table-cell>
          <table:table-cell table:style-name="ce18" table:formula="of:=VLOOKUP([.M$1];[$'weapon parameters'.$A:.$M];[.$B$100]+6;0)+VLOOKUP([.M$1];[$'weapon parameters'.$A:.$M];[.$B$100]+9;0)*[.M$4]*[.$A121]" office:value-type="float" office:value="32.6398794184141" calcext:value-type="float">
            <text:p>33</text:p>
          </table:table-cell>
          <table:table-cell table:style-name="ce18" table:formula="of:=VLOOKUP([.N$1];[$'weapon parameters'.$A:.$M];[.$B$100]+6;0)+VLOOKUP([.N$1];[$'weapon parameters'.$A:.$M];[.$B$100]+9;0)*[.N$4]*[.$A121]" office:value-type="float" office:value="32.2402045855578" calcext:value-type="float">
            <text:p>32</text:p>
          </table:table-cell>
          <table:table-cell table:style-name="ce18" table:formula="of:=VLOOKUP([.O$1];[$'weapon parameters'.$A:.$M];[.$B$100]+6;0)+VLOOKUP([.O$1];[$'weapon parameters'.$A:.$M];[.$B$100]+9;0)*[.O$4]*[.$A121]" office:value-type="float" office:value="27.0977212212841" calcext:value-type="float">
            <text:p>27</text:p>
          </table:table-cell>
          <table:table-cell table:style-name="ce18" table:formula="of:=VLOOKUP([.P$1];[$'weapon parameters'.$A:.$M];[.$B$100]+6;0)+VLOOKUP([.P$1];[$'weapon parameters'.$A:.$M];[.$B$100]+9;0)*[.P$4]*[.$A121]" office:value-type="float" office:value="37.6749599634274" calcext:value-type="float">
            <text:p>38</text:p>
          </table:table-cell>
          <table:table-cell table:style-name="ce18" table:formula="of:=VLOOKUP([.Q$1];[$'weapon parameters'.$A:.$M];[.$B$100]+6;0)+VLOOKUP([.Q$1];[$'weapon parameters'.$A:.$M];[.$B$100]+9;0)*[.Q$4]*[.$A121]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VLOOKUP([.B$1];[$'weapon parameters'.$A:.$M];[.$B$100]+6;0)+VLOOKUP([.B$1];[$'weapon parameters'.$A:.$M];[.$B$100]+9;0)*[.B$4]*[.$A122]" office:value-type="float" office:value="12" calcext:value-type="float">
            <text:p>12</text:p>
          </table:table-cell>
          <table:table-cell table:style-name="ce18" table:formula="of:=VLOOKUP([.C$1];[$'weapon parameters'.$A:.$M];[.$B$100]+6;0)+VLOOKUP([.C$1];[$'weapon parameters'.$A:.$M];[.$B$100]+9;0)*[.C$4]*[.$A122]" office:value-type="float" office:value="18" calcext:value-type="float">
            <text:p>18</text:p>
          </table:table-cell>
          <table:table-cell table:style-name="ce18" table:formula="of:=VLOOKUP([.D$1];[$'weapon parameters'.$A:.$M];[.$B$100]+6;0)+VLOOKUP([.D$1];[$'weapon parameters'.$A:.$M];[.$B$100]+9;0)*[.D$4]*[.$A122]" office:value-type="float" office:value="13.1853703064954" calcext:value-type="float">
            <text:p>13</text:p>
          </table:table-cell>
          <table:table-cell table:style-name="ce18" table:formula="of:=VLOOKUP([.E$1];[$'weapon parameters'.$A:.$M];[.$B$100]+6;0)+VLOOKUP([.E$1];[$'weapon parameters'.$A:.$M];[.$B$100]+9;0)*[.E$4]*[.$A122]" office:value-type="float" office:value="34.8881718912313" calcext:value-type="float">
            <text:p>35</text:p>
          </table:table-cell>
          <table:table-cell table:style-name="ce18" table:formula="of:=VLOOKUP([.F$1];[$'weapon parameters'.$A:.$M];[.$B$100]+6;0)+VLOOKUP([.F$1];[$'weapon parameters'.$A:.$M];[.$B$100]+9;0)*[.F$4]*[.$A122]" office:value-type="float" office:value="34.2162844508778" calcext:value-type="float">
            <text:p>34</text:p>
          </table:table-cell>
          <table:table-cell table:style-name="ce18" table:formula="of:=VLOOKUP([.G$1];[$'weapon parameters'.$A:.$M];[.$B$100]+6;0)+VLOOKUP([.G$1];[$'weapon parameters'.$A:.$M];[.$B$100]+9;0)*[.G$4]*[.$A122]" office:value-type="float" office:value="28.7902206951707" calcext:value-type="float">
            <text:p>29</text:p>
          </table:table-cell>
          <table:table-cell table:style-name="ce18" table:formula="of:=VLOOKUP([.H$1];[$'weapon parameters'.$A:.$M];[.$B$100]+6;0)+VLOOKUP([.H$1];[$'weapon parameters'.$A:.$M];[.$B$100]+9;0)*[.H$4]*[.$A122]" office:value-type="float" office:value="34.5477593668445" calcext:value-type="float">
            <text:p>35</text:p>
          </table:table-cell>
          <table:table-cell table:style-name="ce18" table:formula="of:=VLOOKUP([.I$1];[$'weapon parameters'.$A:.$M];[.$B$100]+6;0)+VLOOKUP([.I$1];[$'weapon parameters'.$A:.$M];[.$B$100]+9;0)*[.I$4]*[.$A122]" office:value-type="float" office:value="65.082209483123" calcext:value-type="float">
            <text:p>65</text:p>
          </table:table-cell>
          <table:table-cell table:style-name="ce18" table:formula="of:=VLOOKUP([.J$1];[$'weapon parameters'.$A:.$M];[.$B$100]+6;0)+VLOOKUP([.J$1];[$'weapon parameters'.$A:.$M];[.$B$100]+9;0)*[.J$4]*[.$A122]" office:value-type="float" office:value="78.9296048891493" calcext:value-type="float">
            <text:p>79</text:p>
          </table:table-cell>
          <table:table-cell table:style-name="ce18" table:formula="of:=VLOOKUP([.K$1];[$'weapon parameters'.$A:.$M];[.$B$100]+6;0)+VLOOKUP([.K$1];[$'weapon parameters'.$A:.$M];[.$B$100]+9;0)*[.K$4]*[.$A122]" office:value-type="float" office:value="14.6717977953347" calcext:value-type="float">
            <text:p>15</text:p>
          </table:table-cell>
          <table:table-cell table:style-name="ce18" table:formula="of:=VLOOKUP([.L$1];[$'weapon parameters'.$A:.$M];[.$B$100]+6;0)+VLOOKUP([.L$1];[$'weapon parameters'.$A:.$M];[.$B$100]+9;0)*[.L$4]*[.$A122]" office:value-type="float" office:value="18" calcext:value-type="float">
            <text:p>18</text:p>
          </table:table-cell>
          <table:table-cell table:style-name="ce18" table:formula="of:=VLOOKUP([.M$1];[$'weapon parameters'.$A:.$M];[.$B$100]+6;0)+VLOOKUP([.M$1];[$'weapon parameters'.$A:.$M];[.$B$100]+9;0)*[.M$4]*[.$A122]" office:value-type="float" office:value="34.3776437982378" calcext:value-type="float">
            <text:p>34</text:p>
          </table:table-cell>
          <table:table-cell table:style-name="ce18" table:formula="of:=VLOOKUP([.N$1];[$'weapon parameters'.$A:.$M];[.$B$100]+6;0)+VLOOKUP([.N$1];[$'weapon parameters'.$A:.$M];[.$B$100]+9;0)*[.N$4]*[.$A122]" office:value-type="float" office:value="33.6002273172865" calcext:value-type="float">
            <text:p>34</text:p>
          </table:table-cell>
          <table:table-cell table:style-name="ce18" table:formula="of:=VLOOKUP([.O$1];[$'weapon parameters'.$A:.$M];[.$B$100]+6;0)+VLOOKUP([.O$1];[$'weapon parameters'.$A:.$M];[.$B$100]+9;0)*[.O$4]*[.$A122]" office:value-type="float" office:value="28.3308013569823" calcext:value-type="float">
            <text:p>28</text:p>
          </table:table-cell>
          <table:table-cell table:style-name="ce18" table:formula="of:=VLOOKUP([.P$1];[$'weapon parameters'.$A:.$M];[.$B$100]+6;0)+VLOOKUP([.P$1];[$'weapon parameters'.$A:.$M];[.$B$100]+9;0)*[.P$4]*[.$A122]" office:value-type="float" office:value="41.8610666260305" calcext:value-type="float">
            <text:p>42</text:p>
          </table:table-cell>
          <table:table-cell table:style-name="ce18" table:formula="of:=VLOOKUP([.Q$1];[$'weapon parameters'.$A:.$M];[.$B$100]+6;0)+VLOOKUP([.Q$1];[$'weapon parameters'.$A:.$M];[.$B$100]+9;0)*[.Q$4]*[.$A122]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2</text:p>
          </table:table-cell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table:formula="of:=IF(ISBLANK([.B$2]);0;VLOOKUP([.B$2];[$'weapon parameters'.$A:.$M];[.$B$100]+6;0)+VLOOKUP([.B$2];[$'weapon parameters'.$A:.$M];[.$B$100]+9;0)*[.B$5]*[.$A124])" office:value-type="float" office:value="0" calcext:value-type="float">
            <text:p>0</text:p>
          </table:table-cell>
          <table:table-cell table:style-name="ce18" table:formula="of:=IF(ISBLANK([.C$2]);0;VLOOKUP([.C$2];[$'weapon parameters'.$A:.$M];[.$B$100]+6;0)+VLOOKUP([.C$2];[$'weapon parameters'.$A:.$M];[.$B$100]+9;0)*[.C$5]*[.$A124])" office:value-type="float" office:value="0" calcext:value-type="float">
            <text:p>0</text:p>
          </table:table-cell>
          <table:table-cell table:style-name="ce18" table:formula="of:=IF(ISBLANK([.D$2]);0;VLOOKUP([.D$2];[$'weapon parameters'.$A:.$M];[.$B$100]+6;0)+VLOOKUP([.D$2];[$'weapon parameters'.$A:.$M];[.$B$100]+9;0)*[.D$5]*[.$A124])" office:value-type="float" office:value="0" calcext:value-type="float">
            <text:p>0</text:p>
          </table:table-cell>
          <table:table-cell table:style-name="ce18" table:formula="of:=IF(ISBLANK([.E$2]);0;VLOOKUP([.E$2];[$'weapon parameters'.$A:.$M];[.$B$100]+6;0)+VLOOKUP([.E$2];[$'weapon parameters'.$A:.$M];[.$B$100]+9;0)*[.E$5]*[.$A124])" office:value-type="float" office:value="0" calcext:value-type="float">
            <text:p>0</text:p>
          </table:table-cell>
          <table:table-cell table:style-name="ce18" table:formula="of:=IF(ISBLANK([.F$2]);0;VLOOKUP([.F$2];[$'weapon parameters'.$A:.$M];[.$B$100]+6;0)+VLOOKUP([.F$2];[$'weapon parameters'.$A:.$M];[.$B$100]+9;0)*[.F$5]*[.$A124])" office:value-type="float" office:value="0" calcext:value-type="float">
            <text:p>0</text:p>
          </table:table-cell>
          <table:table-cell table:style-name="ce18" table:formula="of:=IF(ISBLANK([.G$2]);0;VLOOKUP([.G$2];[$'weapon parameters'.$A:.$M];[.$B$100]+6;0)+VLOOKUP([.G$2];[$'weapon parameters'.$A:.$M];[.$B$100]+9;0)*[.G$5]*[.$A124])" office:value-type="float" office:value="0" calcext:value-type="float">
            <text:p>0</text:p>
          </table:table-cell>
          <table:table-cell table:style-name="ce18" table:formula="of:=IF(ISBLANK([.H$2]);0;VLOOKUP([.H$2];[$'weapon parameters'.$A:.$M];[.$B$100]+6;0)+VLOOKUP([.H$2];[$'weapon parameters'.$A:.$M];[.$B$100]+9;0)*[.H$5]*[.$A124])" office:value-type="float" office:value="0" calcext:value-type="float">
            <text:p>0</text:p>
          </table:table-cell>
          <table:table-cell table:style-name="ce18" table:formula="of:=IF(ISBLANK([.I$2]);0;VLOOKUP([.I$2];[$'weapon parameters'.$A:.$M];[.$B$100]+6;0)+VLOOKUP([.I$2];[$'weapon parameters'.$A:.$M];[.$B$100]+9;0)*[.I$5]*[.$A124])" office:value-type="float" office:value="0" calcext:value-type="float">
            <text:p>0</text:p>
          </table:table-cell>
          <table:table-cell table:style-name="ce18" table:formula="of:=IF(ISBLANK([.J$2]);0;VLOOKUP([.J$2];[$'weapon parameters'.$A:.$M];[.$B$100]+6;0)+VLOOKUP([.J$2];[$'weapon parameters'.$A:.$M];[.$B$100]+9;0)*[.J$5]*[.$A124])" office:value-type="float" office:value="0" calcext:value-type="float">
            <text:p>0</text:p>
          </table:table-cell>
          <table:table-cell table:style-name="ce18" table:formula="of:=IF(ISBLANK([.K$2]);0;VLOOKUP([.K$2];[$'weapon parameters'.$A:.$M];[.$B$100]+6;0)+VLOOKUP([.K$2];[$'weapon parameters'.$A:.$M];[.$B$100]+9;0)*[.K$5]*[.$A124])" office:value-type="float" office:value="11.3671797795335" calcext:value-type="float">
            <text:p>11</text:p>
          </table:table-cell>
          <table:table-cell table:style-name="ce18" table:formula="of:=IF(ISBLANK([.L$2]);0;VLOOKUP([.L$2];[$'weapon parameters'.$A:.$M];[.$B$100]+6;0)+VLOOKUP([.L$2];[$'weapon parameters'.$A:.$M];[.$B$100]+9;0)*[.L$5]*[.$A124])" office:value-type="float" office:value="18" calcext:value-type="float">
            <text:p>18</text:p>
          </table:table-cell>
          <table:table-cell table:style-name="ce18" table:formula="of:=IF(ISBLANK([.M$2]);0;VLOOKUP([.M$2];[$'weapon parameters'.$A:.$M];[.$B$100]+6;0)+VLOOKUP([.M$2];[$'weapon parameters'.$A:.$M];[.$B$100]+9;0)*[.M$5]*[.$A124])" office:value-type="float" office:value="18" calcext:value-type="float">
            <text:p>18</text:p>
          </table:table-cell>
          <table:table-cell table:style-name="ce18" table:formula="of:=IF(ISBLANK([.N$2]);0;VLOOKUP([.N$2];[$'weapon parameters'.$A:.$M];[.$B$100]+6;0)+VLOOKUP([.N$2];[$'weapon parameters'.$A:.$M];[.$B$100]+9;0)*[.N$5]*[.$A124])" office:value-type="float" office:value="18" calcext:value-type="float">
            <text:p>18</text:p>
          </table:table-cell>
          <table:table-cell table:style-name="ce18" table:formula="of:=IF(ISBLANK([.O$2]);0;VLOOKUP([.O$2];[$'weapon parameters'.$A:.$M];[.$B$100]+6;0)+VLOOKUP([.O$2];[$'weapon parameters'.$A:.$M];[.$B$100]+9;0)*[.O$5]*[.$A124])" office:value-type="float" office:value="18" calcext:value-type="float">
            <text:p>18</text:p>
          </table:table-cell>
          <table:table-cell table:style-name="ce18" table:formula="of:=IF(ISBLANK([.P$2]);0;VLOOKUP([.P$2];[$'weapon parameters'.$A:.$M];[.$B$100]+6;0)+VLOOKUP([.P$2];[$'weapon parameters'.$A:.$M];[.$B$100]+9;0)*[.P$5]*[.$A124])" office:value-type="float" office:value="0" calcext:value-type="float">
            <text:p>0</text:p>
          </table:table-cell>
          <table:table-cell table:style-name="ce18" table:formula="of:=IF(ISBLANK([.Q$2]);0;VLOOKUP([.Q$2];[$'weapon parameters'.$A:.$M];[.$B$100]+6;0)+VLOOKUP([.Q$2];[$'weapon parameters'.$A:.$M];[.$B$100]+9;0)*[.Q$5]*[.$A124])" office:value-type="float" office:value="3.83691601488347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IF(ISBLANK([.B$2]);0;VLOOKUP([.B$2];[$'weapon parameters'.$A:.$M];[.$B$100]+6;0)+VLOOKUP([.B$2];[$'weapon parameters'.$A:.$M];[.$B$100]+9;0)*[.B$5]*[.$A125])" office:value-type="float" office:value="0" calcext:value-type="float">
            <text:p>0</text:p>
          </table:table-cell>
          <table:table-cell table:style-name="ce18" table:formula="of:=IF(ISBLANK([.C$2]);0;VLOOKUP([.C$2];[$'weapon parameters'.$A:.$M];[.$B$100]+6;0)+VLOOKUP([.C$2];[$'weapon parameters'.$A:.$M];[.$B$100]+9;0)*[.C$5]*[.$A125])" office:value-type="float" office:value="0" calcext:value-type="float">
            <text:p>0</text:p>
          </table:table-cell>
          <table:table-cell table:style-name="ce18" table:formula="of:=IF(ISBLANK([.D$2]);0;VLOOKUP([.D$2];[$'weapon parameters'.$A:.$M];[.$B$100]+6;0)+VLOOKUP([.D$2];[$'weapon parameters'.$A:.$M];[.$B$100]+9;0)*[.D$5]*[.$A125])" office:value-type="float" office:value="0" calcext:value-type="float">
            <text:p>0</text:p>
          </table:table-cell>
          <table:table-cell table:style-name="ce18" table:formula="of:=IF(ISBLANK([.E$2]);0;VLOOKUP([.E$2];[$'weapon parameters'.$A:.$M];[.$B$100]+6;0)+VLOOKUP([.E$2];[$'weapon parameters'.$A:.$M];[.$B$100]+9;0)*[.E$5]*[.$A125])" office:value-type="float" office:value="0" calcext:value-type="float">
            <text:p>0</text:p>
          </table:table-cell>
          <table:table-cell table:style-name="ce18" table:formula="of:=IF(ISBLANK([.F$2]);0;VLOOKUP([.F$2];[$'weapon parameters'.$A:.$M];[.$B$100]+6;0)+VLOOKUP([.F$2];[$'weapon parameters'.$A:.$M];[.$B$100]+9;0)*[.F$5]*[.$A125])" office:value-type="float" office:value="0" calcext:value-type="float">
            <text:p>0</text:p>
          </table:table-cell>
          <table:table-cell table:style-name="ce18" table:formula="of:=IF(ISBLANK([.G$2]);0;VLOOKUP([.G$2];[$'weapon parameters'.$A:.$M];[.$B$100]+6;0)+VLOOKUP([.G$2];[$'weapon parameters'.$A:.$M];[.$B$100]+9;0)*[.G$5]*[.$A125])" office:value-type="float" office:value="0" calcext:value-type="float">
            <text:p>0</text:p>
          </table:table-cell>
          <table:table-cell table:style-name="ce18" table:formula="of:=IF(ISBLANK([.H$2]);0;VLOOKUP([.H$2];[$'weapon parameters'.$A:.$M];[.$B$100]+6;0)+VLOOKUP([.H$2];[$'weapon parameters'.$A:.$M];[.$B$100]+9;0)*[.H$5]*[.$A125])" office:value-type="float" office:value="0" calcext:value-type="float">
            <text:p>0</text:p>
          </table:table-cell>
          <table:table-cell table:style-name="ce18" table:formula="of:=IF(ISBLANK([.I$2]);0;VLOOKUP([.I$2];[$'weapon parameters'.$A:.$M];[.$B$100]+6;0)+VLOOKUP([.I$2];[$'weapon parameters'.$A:.$M];[.$B$100]+9;0)*[.I$5]*[.$A125])" office:value-type="float" office:value="0" calcext:value-type="float">
            <text:p>0</text:p>
          </table:table-cell>
          <table:table-cell table:style-name="ce18" table:formula="of:=IF(ISBLANK([.J$2]);0;VLOOKUP([.J$2];[$'weapon parameters'.$A:.$M];[.$B$100]+6;0)+VLOOKUP([.J$2];[$'weapon parameters'.$A:.$M];[.$B$100]+9;0)*[.J$5]*[.$A125])" office:value-type="float" office:value="0" calcext:value-type="float">
            <text:p>0</text:p>
          </table:table-cell>
          <table:table-cell table:style-name="ce18" table:formula="of:=IF(ISBLANK([.K$2]);0;VLOOKUP([.K$2];[$'weapon parameters'.$A:.$M];[.$B$100]+6;0)+VLOOKUP([.K$2];[$'weapon parameters'.$A:.$M];[.$B$100]+9;0)*[.K$5]*[.$A125])" office:value-type="float" office:value="11.7343595590669" calcext:value-type="float">
            <text:p>12</text:p>
          </table:table-cell>
          <table:table-cell table:style-name="ce18" table:formula="of:=IF(ISBLANK([.L$2]);0;VLOOKUP([.L$2];[$'weapon parameters'.$A:.$M];[.$B$100]+6;0)+VLOOKUP([.L$2];[$'weapon parameters'.$A:.$M];[.$B$100]+9;0)*[.L$5]*[.$A125])" office:value-type="float" office:value="18" calcext:value-type="float">
            <text:p>18</text:p>
          </table:table-cell>
          <table:table-cell table:style-name="ce18" table:formula="of:=IF(ISBLANK([.M$2]);0;VLOOKUP([.M$2];[$'weapon parameters'.$A:.$M];[.$B$100]+6;0)+VLOOKUP([.M$2];[$'weapon parameters'.$A:.$M];[.$B$100]+9;0)*[.M$5]*[.$A125])" office:value-type="float" office:value="18" calcext:value-type="float">
            <text:p>18</text:p>
          </table:table-cell>
          <table:table-cell table:style-name="ce18" table:formula="of:=IF(ISBLANK([.N$2]);0;VLOOKUP([.N$2];[$'weapon parameters'.$A:.$M];[.$B$100]+6;0)+VLOOKUP([.N$2];[$'weapon parameters'.$A:.$M];[.$B$100]+9;0)*[.N$5]*[.$A125])" office:value-type="float" office:value="18" calcext:value-type="float">
            <text:p>18</text:p>
          </table:table-cell>
          <table:table-cell table:style-name="ce18" table:formula="of:=IF(ISBLANK([.O$2]);0;VLOOKUP([.O$2];[$'weapon parameters'.$A:.$M];[.$B$100]+6;0)+VLOOKUP([.O$2];[$'weapon parameters'.$A:.$M];[.$B$100]+9;0)*[.O$5]*[.$A125])" office:value-type="float" office:value="18" calcext:value-type="float">
            <text:p>18</text:p>
          </table:table-cell>
          <table:table-cell table:style-name="ce18" table:formula="of:=IF(ISBLANK([.P$2]);0;VLOOKUP([.P$2];[$'weapon parameters'.$A:.$M];[.$B$100]+6;0)+VLOOKUP([.P$2];[$'weapon parameters'.$A:.$M];[.$B$100]+9;0)*[.P$5]*[.$A125])" office:value-type="float" office:value="0" calcext:value-type="float">
            <text:p>0</text:p>
          </table:table-cell>
          <table:table-cell table:style-name="ce18" table:formula="of:=IF(ISBLANK([.Q$2]);0;VLOOKUP([.Q$2];[$'weapon parameters'.$A:.$M];[.$B$100]+6;0)+VLOOKUP([.Q$2];[$'weapon parameters'.$A:.$M];[.$B$100]+9;0)*[.Q$5]*[.$A125])" office:value-type="float" office:value="7.67383202976694" calcext:value-type="float">
            <text:p>8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formula="of:=IF(ISBLANK([.B$2]);0;VLOOKUP([.B$2];[$'weapon parameters'.$A:.$M];[.$B$100]+6;0)+VLOOKUP([.B$2];[$'weapon parameters'.$A:.$M];[.$B$100]+9;0)*[.B$5]*[.$A126])" office:value-type="float" office:value="0" calcext:value-type="float">
            <text:p>0</text:p>
          </table:table-cell>
          <table:table-cell table:style-name="ce18" table:formula="of:=IF(ISBLANK([.C$2]);0;VLOOKUP([.C$2];[$'weapon parameters'.$A:.$M];[.$B$100]+6;0)+VLOOKUP([.C$2];[$'weapon parameters'.$A:.$M];[.$B$100]+9;0)*[.C$5]*[.$A126])" office:value-type="float" office:value="0" calcext:value-type="float">
            <text:p>0</text:p>
          </table:table-cell>
          <table:table-cell table:style-name="ce18" table:formula="of:=IF(ISBLANK([.D$2]);0;VLOOKUP([.D$2];[$'weapon parameters'.$A:.$M];[.$B$100]+6;0)+VLOOKUP([.D$2];[$'weapon parameters'.$A:.$M];[.$B$100]+9;0)*[.D$5]*[.$A126])" office:value-type="float" office:value="0" calcext:value-type="float">
            <text:p>0</text:p>
          </table:table-cell>
          <table:table-cell table:style-name="ce18" table:formula="of:=IF(ISBLANK([.E$2]);0;VLOOKUP([.E$2];[$'weapon parameters'.$A:.$M];[.$B$100]+6;0)+VLOOKUP([.E$2];[$'weapon parameters'.$A:.$M];[.$B$100]+9;0)*[.E$5]*[.$A126])" office:value-type="float" office:value="0" calcext:value-type="float">
            <text:p>0</text:p>
          </table:table-cell>
          <table:table-cell table:style-name="ce18" table:formula="of:=IF(ISBLANK([.F$2]);0;VLOOKUP([.F$2];[$'weapon parameters'.$A:.$M];[.$B$100]+6;0)+VLOOKUP([.F$2];[$'weapon parameters'.$A:.$M];[.$B$100]+9;0)*[.F$5]*[.$A126])" office:value-type="float" office:value="0" calcext:value-type="float">
            <text:p>0</text:p>
          </table:table-cell>
          <table:table-cell table:style-name="ce18" table:formula="of:=IF(ISBLANK([.G$2]);0;VLOOKUP([.G$2];[$'weapon parameters'.$A:.$M];[.$B$100]+6;0)+VLOOKUP([.G$2];[$'weapon parameters'.$A:.$M];[.$B$100]+9;0)*[.G$5]*[.$A126])" office:value-type="float" office:value="0" calcext:value-type="float">
            <text:p>0</text:p>
          </table:table-cell>
          <table:table-cell table:style-name="ce18" table:formula="of:=IF(ISBLANK([.H$2]);0;VLOOKUP([.H$2];[$'weapon parameters'.$A:.$M];[.$B$100]+6;0)+VLOOKUP([.H$2];[$'weapon parameters'.$A:.$M];[.$B$100]+9;0)*[.H$5]*[.$A126])" office:value-type="float" office:value="0" calcext:value-type="float">
            <text:p>0</text:p>
          </table:table-cell>
          <table:table-cell table:style-name="ce18" table:formula="of:=IF(ISBLANK([.I$2]);0;VLOOKUP([.I$2];[$'weapon parameters'.$A:.$M];[.$B$100]+6;0)+VLOOKUP([.I$2];[$'weapon parameters'.$A:.$M];[.$B$100]+9;0)*[.I$5]*[.$A126])" office:value-type="float" office:value="0" calcext:value-type="float">
            <text:p>0</text:p>
          </table:table-cell>
          <table:table-cell table:style-name="ce18" table:formula="of:=IF(ISBLANK([.J$2]);0;VLOOKUP([.J$2];[$'weapon parameters'.$A:.$M];[.$B$100]+6;0)+VLOOKUP([.J$2];[$'weapon parameters'.$A:.$M];[.$B$100]+9;0)*[.J$5]*[.$A126])" office:value-type="float" office:value="0" calcext:value-type="float">
            <text:p>0</text:p>
          </table:table-cell>
          <table:table-cell table:style-name="ce18" table:formula="of:=IF(ISBLANK([.K$2]);0;VLOOKUP([.K$2];[$'weapon parameters'.$A:.$M];[.$B$100]+6;0)+VLOOKUP([.K$2];[$'weapon parameters'.$A:.$M];[.$B$100]+9;0)*[.K$5]*[.$A126])" office:value-type="float" office:value="12.1015393386004" calcext:value-type="float">
            <text:p>12</text:p>
          </table:table-cell>
          <table:table-cell table:style-name="ce18" table:formula="of:=IF(ISBLANK([.L$2]);0;VLOOKUP([.L$2];[$'weapon parameters'.$A:.$M];[.$B$100]+6;0)+VLOOKUP([.L$2];[$'weapon parameters'.$A:.$M];[.$B$100]+9;0)*[.L$5]*[.$A126])" office:value-type="float" office:value="18" calcext:value-type="float">
            <text:p>18</text:p>
          </table:table-cell>
          <table:table-cell table:style-name="ce18" table:formula="of:=IF(ISBLANK([.M$2]);0;VLOOKUP([.M$2];[$'weapon parameters'.$A:.$M];[.$B$100]+6;0)+VLOOKUP([.M$2];[$'weapon parameters'.$A:.$M];[.$B$100]+9;0)*[.M$5]*[.$A126])" office:value-type="float" office:value="18" calcext:value-type="float">
            <text:p>18</text:p>
          </table:table-cell>
          <table:table-cell table:style-name="ce18" table:formula="of:=IF(ISBLANK([.N$2]);0;VLOOKUP([.N$2];[$'weapon parameters'.$A:.$M];[.$B$100]+6;0)+VLOOKUP([.N$2];[$'weapon parameters'.$A:.$M];[.$B$100]+9;0)*[.N$5]*[.$A126])" office:value-type="float" office:value="18" calcext:value-type="float">
            <text:p>18</text:p>
          </table:table-cell>
          <table:table-cell table:style-name="ce18" table:formula="of:=IF(ISBLANK([.O$2]);0;VLOOKUP([.O$2];[$'weapon parameters'.$A:.$M];[.$B$100]+6;0)+VLOOKUP([.O$2];[$'weapon parameters'.$A:.$M];[.$B$100]+9;0)*[.O$5]*[.$A126])" office:value-type="float" office:value="18" calcext:value-type="float">
            <text:p>18</text:p>
          </table:table-cell>
          <table:table-cell table:style-name="ce18" table:formula="of:=IF(ISBLANK([.P$2]);0;VLOOKUP([.P$2];[$'weapon parameters'.$A:.$M];[.$B$100]+6;0)+VLOOKUP([.P$2];[$'weapon parameters'.$A:.$M];[.$B$100]+9;0)*[.P$5]*[.$A126])" office:value-type="float" office:value="0" calcext:value-type="float">
            <text:p>0</text:p>
          </table:table-cell>
          <table:table-cell table:style-name="ce18" table:formula="of:=IF(ISBLANK([.Q$2]);0;VLOOKUP([.Q$2];[$'weapon parameters'.$A:.$M];[.$B$100]+6;0)+VLOOKUP([.Q$2];[$'weapon parameters'.$A:.$M];[.$B$100]+9;0)*[.Q$5]*[.$A126])" office:value-type="float" office:value="11.5107480446504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formula="of:=IF(ISBLANK([.B$2]);0;VLOOKUP([.B$2];[$'weapon parameters'.$A:.$M];[.$B$100]+6;0)+VLOOKUP([.B$2];[$'weapon parameters'.$A:.$M];[.$B$100]+9;0)*[.B$5]*[.$A127])" office:value-type="float" office:value="0" calcext:value-type="float">
            <text:p>0</text:p>
          </table:table-cell>
          <table:table-cell table:style-name="ce18" table:formula="of:=IF(ISBLANK([.C$2]);0;VLOOKUP([.C$2];[$'weapon parameters'.$A:.$M];[.$B$100]+6;0)+VLOOKUP([.C$2];[$'weapon parameters'.$A:.$M];[.$B$100]+9;0)*[.C$5]*[.$A127])" office:value-type="float" office:value="0" calcext:value-type="float">
            <text:p>0</text:p>
          </table:table-cell>
          <table:table-cell table:style-name="ce18" table:formula="of:=IF(ISBLANK([.D$2]);0;VLOOKUP([.D$2];[$'weapon parameters'.$A:.$M];[.$B$100]+6;0)+VLOOKUP([.D$2];[$'weapon parameters'.$A:.$M];[.$B$100]+9;0)*[.D$5]*[.$A127])" office:value-type="float" office:value="0" calcext:value-type="float">
            <text:p>0</text:p>
          </table:table-cell>
          <table:table-cell table:style-name="ce18" table:formula="of:=IF(ISBLANK([.E$2]);0;VLOOKUP([.E$2];[$'weapon parameters'.$A:.$M];[.$B$100]+6;0)+VLOOKUP([.E$2];[$'weapon parameters'.$A:.$M];[.$B$100]+9;0)*[.E$5]*[.$A127])" office:value-type="float" office:value="0" calcext:value-type="float">
            <text:p>0</text:p>
          </table:table-cell>
          <table:table-cell table:style-name="ce18" table:formula="of:=IF(ISBLANK([.F$2]);0;VLOOKUP([.F$2];[$'weapon parameters'.$A:.$M];[.$B$100]+6;0)+VLOOKUP([.F$2];[$'weapon parameters'.$A:.$M];[.$B$100]+9;0)*[.F$5]*[.$A127])" office:value-type="float" office:value="0" calcext:value-type="float">
            <text:p>0</text:p>
          </table:table-cell>
          <table:table-cell table:style-name="ce18" table:formula="of:=IF(ISBLANK([.G$2]);0;VLOOKUP([.G$2];[$'weapon parameters'.$A:.$M];[.$B$100]+6;0)+VLOOKUP([.G$2];[$'weapon parameters'.$A:.$M];[.$B$100]+9;0)*[.G$5]*[.$A127])" office:value-type="float" office:value="0" calcext:value-type="float">
            <text:p>0</text:p>
          </table:table-cell>
          <table:table-cell table:style-name="ce18" table:formula="of:=IF(ISBLANK([.H$2]);0;VLOOKUP([.H$2];[$'weapon parameters'.$A:.$M];[.$B$100]+6;0)+VLOOKUP([.H$2];[$'weapon parameters'.$A:.$M];[.$B$100]+9;0)*[.H$5]*[.$A127])" office:value-type="float" office:value="0" calcext:value-type="float">
            <text:p>0</text:p>
          </table:table-cell>
          <table:table-cell table:style-name="ce18" table:formula="of:=IF(ISBLANK([.I$2]);0;VLOOKUP([.I$2];[$'weapon parameters'.$A:.$M];[.$B$100]+6;0)+VLOOKUP([.I$2];[$'weapon parameters'.$A:.$M];[.$B$100]+9;0)*[.I$5]*[.$A127])" office:value-type="float" office:value="0" calcext:value-type="float">
            <text:p>0</text:p>
          </table:table-cell>
          <table:table-cell table:style-name="ce18" table:formula="of:=IF(ISBLANK([.J$2]);0;VLOOKUP([.J$2];[$'weapon parameters'.$A:.$M];[.$B$100]+6;0)+VLOOKUP([.J$2];[$'weapon parameters'.$A:.$M];[.$B$100]+9;0)*[.J$5]*[.$A127])" office:value-type="float" office:value="0" calcext:value-type="float">
            <text:p>0</text:p>
          </table:table-cell>
          <table:table-cell table:style-name="ce18" table:formula="of:=IF(ISBLANK([.K$2]);0;VLOOKUP([.K$2];[$'weapon parameters'.$A:.$M];[.$B$100]+6;0)+VLOOKUP([.K$2];[$'weapon parameters'.$A:.$M];[.$B$100]+9;0)*[.K$5]*[.$A127])" office:value-type="float" office:value="12.4687191181339" calcext:value-type="float">
            <text:p>12</text:p>
          </table:table-cell>
          <table:table-cell table:style-name="ce18" table:formula="of:=IF(ISBLANK([.L$2]);0;VLOOKUP([.L$2];[$'weapon parameters'.$A:.$M];[.$B$100]+6;0)+VLOOKUP([.L$2];[$'weapon parameters'.$A:.$M];[.$B$100]+9;0)*[.L$5]*[.$A127])" office:value-type="float" office:value="18" calcext:value-type="float">
            <text:p>18</text:p>
          </table:table-cell>
          <table:table-cell table:style-name="ce18" table:formula="of:=IF(ISBLANK([.M$2]);0;VLOOKUP([.M$2];[$'weapon parameters'.$A:.$M];[.$B$100]+6;0)+VLOOKUP([.M$2];[$'weapon parameters'.$A:.$M];[.$B$100]+9;0)*[.M$5]*[.$A127])" office:value-type="float" office:value="18" calcext:value-type="float">
            <text:p>18</text:p>
          </table:table-cell>
          <table:table-cell table:style-name="ce18" table:formula="of:=IF(ISBLANK([.N$2]);0;VLOOKUP([.N$2];[$'weapon parameters'.$A:.$M];[.$B$100]+6;0)+VLOOKUP([.N$2];[$'weapon parameters'.$A:.$M];[.$B$100]+9;0)*[.N$5]*[.$A127])" office:value-type="float" office:value="18" calcext:value-type="float">
            <text:p>18</text:p>
          </table:table-cell>
          <table:table-cell table:style-name="ce18" table:formula="of:=IF(ISBLANK([.O$2]);0;VLOOKUP([.O$2];[$'weapon parameters'.$A:.$M];[.$B$100]+6;0)+VLOOKUP([.O$2];[$'weapon parameters'.$A:.$M];[.$B$100]+9;0)*[.O$5]*[.$A127])" office:value-type="float" office:value="18" calcext:value-type="float">
            <text:p>18</text:p>
          </table:table-cell>
          <table:table-cell table:style-name="ce18" table:formula="of:=IF(ISBLANK([.P$2]);0;VLOOKUP([.P$2];[$'weapon parameters'.$A:.$M];[.$B$100]+6;0)+VLOOKUP([.P$2];[$'weapon parameters'.$A:.$M];[.$B$100]+9;0)*[.P$5]*[.$A127])" office:value-type="float" office:value="0" calcext:value-type="float">
            <text:p>0</text:p>
          </table:table-cell>
          <table:table-cell table:style-name="ce18" table:formula="of:=IF(ISBLANK([.Q$2]);0;VLOOKUP([.Q$2];[$'weapon parameters'.$A:.$M];[.$B$100]+6;0)+VLOOKUP([.Q$2];[$'weapon parameters'.$A:.$M];[.$B$100]+9;0)*[.Q$5]*[.$A127])" office:value-type="float" office:value="15.3476640595339" calcext:value-type="float">
            <text:p>15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table:formula="of:=IF(ISBLANK([.B$2]);0;VLOOKUP([.B$2];[$'weapon parameters'.$A:.$M];[.$B$100]+6;0)+VLOOKUP([.B$2];[$'weapon parameters'.$A:.$M];[.$B$100]+9;0)*[.B$5]*[.$A128])" office:value-type="float" office:value="0" calcext:value-type="float">
            <text:p>0</text:p>
          </table:table-cell>
          <table:table-cell table:style-name="ce18" table:formula="of:=IF(ISBLANK([.C$2]);0;VLOOKUP([.C$2];[$'weapon parameters'.$A:.$M];[.$B$100]+6;0)+VLOOKUP([.C$2];[$'weapon parameters'.$A:.$M];[.$B$100]+9;0)*[.C$5]*[.$A128])" office:value-type="float" office:value="0" calcext:value-type="float">
            <text:p>0</text:p>
          </table:table-cell>
          <table:table-cell table:style-name="ce18" table:formula="of:=IF(ISBLANK([.D$2]);0;VLOOKUP([.D$2];[$'weapon parameters'.$A:.$M];[.$B$100]+6;0)+VLOOKUP([.D$2];[$'weapon parameters'.$A:.$M];[.$B$100]+9;0)*[.D$5]*[.$A128])" office:value-type="float" office:value="0" calcext:value-type="float">
            <text:p>0</text:p>
          </table:table-cell>
          <table:table-cell table:style-name="ce18" table:formula="of:=IF(ISBLANK([.E$2]);0;VLOOKUP([.E$2];[$'weapon parameters'.$A:.$M];[.$B$100]+6;0)+VLOOKUP([.E$2];[$'weapon parameters'.$A:.$M];[.$B$100]+9;0)*[.E$5]*[.$A128])" office:value-type="float" office:value="0" calcext:value-type="float">
            <text:p>0</text:p>
          </table:table-cell>
          <table:table-cell table:style-name="ce18" table:formula="of:=IF(ISBLANK([.F$2]);0;VLOOKUP([.F$2];[$'weapon parameters'.$A:.$M];[.$B$100]+6;0)+VLOOKUP([.F$2];[$'weapon parameters'.$A:.$M];[.$B$100]+9;0)*[.F$5]*[.$A128])" office:value-type="float" office:value="0" calcext:value-type="float">
            <text:p>0</text:p>
          </table:table-cell>
          <table:table-cell table:style-name="ce18" table:formula="of:=IF(ISBLANK([.G$2]);0;VLOOKUP([.G$2];[$'weapon parameters'.$A:.$M];[.$B$100]+6;0)+VLOOKUP([.G$2];[$'weapon parameters'.$A:.$M];[.$B$100]+9;0)*[.G$5]*[.$A128])" office:value-type="float" office:value="0" calcext:value-type="float">
            <text:p>0</text:p>
          </table:table-cell>
          <table:table-cell table:style-name="ce18" table:formula="of:=IF(ISBLANK([.H$2]);0;VLOOKUP([.H$2];[$'weapon parameters'.$A:.$M];[.$B$100]+6;0)+VLOOKUP([.H$2];[$'weapon parameters'.$A:.$M];[.$B$100]+9;0)*[.H$5]*[.$A128])" office:value-type="float" office:value="0" calcext:value-type="float">
            <text:p>0</text:p>
          </table:table-cell>
          <table:table-cell table:style-name="ce18" table:formula="of:=IF(ISBLANK([.I$2]);0;VLOOKUP([.I$2];[$'weapon parameters'.$A:.$M];[.$B$100]+6;0)+VLOOKUP([.I$2];[$'weapon parameters'.$A:.$M];[.$B$100]+9;0)*[.I$5]*[.$A128])" office:value-type="float" office:value="0" calcext:value-type="float">
            <text:p>0</text:p>
          </table:table-cell>
          <table:table-cell table:style-name="ce18" table:formula="of:=IF(ISBLANK([.J$2]);0;VLOOKUP([.J$2];[$'weapon parameters'.$A:.$M];[.$B$100]+6;0)+VLOOKUP([.J$2];[$'weapon parameters'.$A:.$M];[.$B$100]+9;0)*[.J$5]*[.$A128])" office:value-type="float" office:value="0" calcext:value-type="float">
            <text:p>0</text:p>
          </table:table-cell>
          <table:table-cell table:style-name="ce18" table:formula="of:=IF(ISBLANK([.K$2]);0;VLOOKUP([.K$2];[$'weapon parameters'.$A:.$M];[.$B$100]+6;0)+VLOOKUP([.K$2];[$'weapon parameters'.$A:.$M];[.$B$100]+9;0)*[.K$5]*[.$A128])" office:value-type="float" office:value="12.8358988976674" calcext:value-type="float">
            <text:p>13</text:p>
          </table:table-cell>
          <table:table-cell table:style-name="ce18" table:formula="of:=IF(ISBLANK([.L$2]);0;VLOOKUP([.L$2];[$'weapon parameters'.$A:.$M];[.$B$100]+6;0)+VLOOKUP([.L$2];[$'weapon parameters'.$A:.$M];[.$B$100]+9;0)*[.L$5]*[.$A128])" office:value-type="float" office:value="18" calcext:value-type="float">
            <text:p>18</text:p>
          </table:table-cell>
          <table:table-cell table:style-name="ce18" table:formula="of:=IF(ISBLANK([.M$2]);0;VLOOKUP([.M$2];[$'weapon parameters'.$A:.$M];[.$B$100]+6;0)+VLOOKUP([.M$2];[$'weapon parameters'.$A:.$M];[.$B$100]+9;0)*[.M$5]*[.$A128])" office:value-type="float" office:value="18" calcext:value-type="float">
            <text:p>18</text:p>
          </table:table-cell>
          <table:table-cell table:style-name="ce18" table:formula="of:=IF(ISBLANK([.N$2]);0;VLOOKUP([.N$2];[$'weapon parameters'.$A:.$M];[.$B$100]+6;0)+VLOOKUP([.N$2];[$'weapon parameters'.$A:.$M];[.$B$100]+9;0)*[.N$5]*[.$A128])" office:value-type="float" office:value="18" calcext:value-type="float">
            <text:p>18</text:p>
          </table:table-cell>
          <table:table-cell table:style-name="ce18" table:formula="of:=IF(ISBLANK([.O$2]);0;VLOOKUP([.O$2];[$'weapon parameters'.$A:.$M];[.$B$100]+6;0)+VLOOKUP([.O$2];[$'weapon parameters'.$A:.$M];[.$B$100]+9;0)*[.O$5]*[.$A128])" office:value-type="float" office:value="18" calcext:value-type="float">
            <text:p>18</text:p>
          </table:table-cell>
          <table:table-cell table:style-name="ce18" table:formula="of:=IF(ISBLANK([.P$2]);0;VLOOKUP([.P$2];[$'weapon parameters'.$A:.$M];[.$B$100]+6;0)+VLOOKUP([.P$2];[$'weapon parameters'.$A:.$M];[.$B$100]+9;0)*[.P$5]*[.$A128])" office:value-type="float" office:value="0" calcext:value-type="float">
            <text:p>0</text:p>
          </table:table-cell>
          <table:table-cell table:style-name="ce18" table:formula="of:=IF(ISBLANK([.Q$2]);0;VLOOKUP([.Q$2];[$'weapon parameters'.$A:.$M];[.$B$100]+6;0)+VLOOKUP([.Q$2];[$'weapon parameters'.$A:.$M];[.$B$100]+9;0)*[.Q$5]*[.$A128])" office:value-type="float" office:value="19.1845800744173" calcext:value-type="float">
            <text:p>19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table:formula="of:=IF(ISBLANK([.B$2]);0;VLOOKUP([.B$2];[$'weapon parameters'.$A:.$M];[.$B$100]+6;0)+VLOOKUP([.B$2];[$'weapon parameters'.$A:.$M];[.$B$100]+9;0)*[.B$5]*[.$A129])" office:value-type="float" office:value="0" calcext:value-type="float">
            <text:p>0</text:p>
          </table:table-cell>
          <table:table-cell table:style-name="ce18" table:formula="of:=IF(ISBLANK([.C$2]);0;VLOOKUP([.C$2];[$'weapon parameters'.$A:.$M];[.$B$100]+6;0)+VLOOKUP([.C$2];[$'weapon parameters'.$A:.$M];[.$B$100]+9;0)*[.C$5]*[.$A129])" office:value-type="float" office:value="0" calcext:value-type="float">
            <text:p>0</text:p>
          </table:table-cell>
          <table:table-cell table:style-name="ce18" table:formula="of:=IF(ISBLANK([.D$2]);0;VLOOKUP([.D$2];[$'weapon parameters'.$A:.$M];[.$B$100]+6;0)+VLOOKUP([.D$2];[$'weapon parameters'.$A:.$M];[.$B$100]+9;0)*[.D$5]*[.$A129])" office:value-type="float" office:value="0" calcext:value-type="float">
            <text:p>0</text:p>
          </table:table-cell>
          <table:table-cell table:style-name="ce18" table:formula="of:=IF(ISBLANK([.E$2]);0;VLOOKUP([.E$2];[$'weapon parameters'.$A:.$M];[.$B$100]+6;0)+VLOOKUP([.E$2];[$'weapon parameters'.$A:.$M];[.$B$100]+9;0)*[.E$5]*[.$A129])" office:value-type="float" office:value="0" calcext:value-type="float">
            <text:p>0</text:p>
          </table:table-cell>
          <table:table-cell table:style-name="ce18" table:formula="of:=IF(ISBLANK([.F$2]);0;VLOOKUP([.F$2];[$'weapon parameters'.$A:.$M];[.$B$100]+6;0)+VLOOKUP([.F$2];[$'weapon parameters'.$A:.$M];[.$B$100]+9;0)*[.F$5]*[.$A129])" office:value-type="float" office:value="0" calcext:value-type="float">
            <text:p>0</text:p>
          </table:table-cell>
          <table:table-cell table:style-name="ce18" table:formula="of:=IF(ISBLANK([.G$2]);0;VLOOKUP([.G$2];[$'weapon parameters'.$A:.$M];[.$B$100]+6;0)+VLOOKUP([.G$2];[$'weapon parameters'.$A:.$M];[.$B$100]+9;0)*[.G$5]*[.$A129])" office:value-type="float" office:value="0" calcext:value-type="float">
            <text:p>0</text:p>
          </table:table-cell>
          <table:table-cell table:style-name="ce18" table:formula="of:=IF(ISBLANK([.H$2]);0;VLOOKUP([.H$2];[$'weapon parameters'.$A:.$M];[.$B$100]+6;0)+VLOOKUP([.H$2];[$'weapon parameters'.$A:.$M];[.$B$100]+9;0)*[.H$5]*[.$A129])" office:value-type="float" office:value="0" calcext:value-type="float">
            <text:p>0</text:p>
          </table:table-cell>
          <table:table-cell table:style-name="ce18" table:formula="of:=IF(ISBLANK([.I$2]);0;VLOOKUP([.I$2];[$'weapon parameters'.$A:.$M];[.$B$100]+6;0)+VLOOKUP([.I$2];[$'weapon parameters'.$A:.$M];[.$B$100]+9;0)*[.I$5]*[.$A129])" office:value-type="float" office:value="0" calcext:value-type="float">
            <text:p>0</text:p>
          </table:table-cell>
          <table:table-cell table:style-name="ce18" table:formula="of:=IF(ISBLANK([.J$2]);0;VLOOKUP([.J$2];[$'weapon parameters'.$A:.$M];[.$B$100]+6;0)+VLOOKUP([.J$2];[$'weapon parameters'.$A:.$M];[.$B$100]+9;0)*[.J$5]*[.$A129])" office:value-type="float" office:value="0" calcext:value-type="float">
            <text:p>0</text:p>
          </table:table-cell>
          <table:table-cell table:style-name="ce18" table:formula="of:=IF(ISBLANK([.K$2]);0;VLOOKUP([.K$2];[$'weapon parameters'.$A:.$M];[.$B$100]+6;0)+VLOOKUP([.K$2];[$'weapon parameters'.$A:.$M];[.$B$100]+9;0)*[.K$5]*[.$A129])" office:value-type="float" office:value="13.2030786772008" calcext:value-type="float">
            <text:p>13</text:p>
          </table:table-cell>
          <table:table-cell table:style-name="ce18" table:formula="of:=IF(ISBLANK([.L$2]);0;VLOOKUP([.L$2];[$'weapon parameters'.$A:.$M];[.$B$100]+6;0)+VLOOKUP([.L$2];[$'weapon parameters'.$A:.$M];[.$B$100]+9;0)*[.L$5]*[.$A129])" office:value-type="float" office:value="18" calcext:value-type="float">
            <text:p>18</text:p>
          </table:table-cell>
          <table:table-cell table:style-name="ce18" table:formula="of:=IF(ISBLANK([.M$2]);0;VLOOKUP([.M$2];[$'weapon parameters'.$A:.$M];[.$B$100]+6;0)+VLOOKUP([.M$2];[$'weapon parameters'.$A:.$M];[.$B$100]+9;0)*[.M$5]*[.$A129])" office:value-type="float" office:value="18" calcext:value-type="float">
            <text:p>18</text:p>
          </table:table-cell>
          <table:table-cell table:style-name="ce18" table:formula="of:=IF(ISBLANK([.N$2]);0;VLOOKUP([.N$2];[$'weapon parameters'.$A:.$M];[.$B$100]+6;0)+VLOOKUP([.N$2];[$'weapon parameters'.$A:.$M];[.$B$100]+9;0)*[.N$5]*[.$A129])" office:value-type="float" office:value="18" calcext:value-type="float">
            <text:p>18</text:p>
          </table:table-cell>
          <table:table-cell table:style-name="ce18" table:formula="of:=IF(ISBLANK([.O$2]);0;VLOOKUP([.O$2];[$'weapon parameters'.$A:.$M];[.$B$100]+6;0)+VLOOKUP([.O$2];[$'weapon parameters'.$A:.$M];[.$B$100]+9;0)*[.O$5]*[.$A129])" office:value-type="float" office:value="18" calcext:value-type="float">
            <text:p>18</text:p>
          </table:table-cell>
          <table:table-cell table:style-name="ce18" table:formula="of:=IF(ISBLANK([.P$2]);0;VLOOKUP([.P$2];[$'weapon parameters'.$A:.$M];[.$B$100]+6;0)+VLOOKUP([.P$2];[$'weapon parameters'.$A:.$M];[.$B$100]+9;0)*[.P$5]*[.$A129])" office:value-type="float" office:value="0" calcext:value-type="float">
            <text:p>0</text:p>
          </table:table-cell>
          <table:table-cell table:style-name="ce18" table:formula="of:=IF(ISBLANK([.Q$2]);0;VLOOKUP([.Q$2];[$'weapon parameters'.$A:.$M];[.$B$100]+6;0)+VLOOKUP([.Q$2];[$'weapon parameters'.$A:.$M];[.$B$100]+9;0)*[.Q$5]*[.$A129])" office:value-type="float" office:value="23.0214960893008" calcext:value-type="float">
            <text:p>23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table:formula="of:=IF(ISBLANK([.B$2]);0;VLOOKUP([.B$2];[$'weapon parameters'.$A:.$M];[.$B$100]+6;0)+VLOOKUP([.B$2];[$'weapon parameters'.$A:.$M];[.$B$100]+9;0)*[.B$5]*[.$A130])" office:value-type="float" office:value="0" calcext:value-type="float">
            <text:p>0</text:p>
          </table:table-cell>
          <table:table-cell table:style-name="ce18" table:formula="of:=IF(ISBLANK([.C$2]);0;VLOOKUP([.C$2];[$'weapon parameters'.$A:.$M];[.$B$100]+6;0)+VLOOKUP([.C$2];[$'weapon parameters'.$A:.$M];[.$B$100]+9;0)*[.C$5]*[.$A130])" office:value-type="float" office:value="0" calcext:value-type="float">
            <text:p>0</text:p>
          </table:table-cell>
          <table:table-cell table:style-name="ce18" table:formula="of:=IF(ISBLANK([.D$2]);0;VLOOKUP([.D$2];[$'weapon parameters'.$A:.$M];[.$B$100]+6;0)+VLOOKUP([.D$2];[$'weapon parameters'.$A:.$M];[.$B$100]+9;0)*[.D$5]*[.$A130])" office:value-type="float" office:value="0" calcext:value-type="float">
            <text:p>0</text:p>
          </table:table-cell>
          <table:table-cell table:style-name="ce18" table:formula="of:=IF(ISBLANK([.E$2]);0;VLOOKUP([.E$2];[$'weapon parameters'.$A:.$M];[.$B$100]+6;0)+VLOOKUP([.E$2];[$'weapon parameters'.$A:.$M];[.$B$100]+9;0)*[.E$5]*[.$A130])" office:value-type="float" office:value="0" calcext:value-type="float">
            <text:p>0</text:p>
          </table:table-cell>
          <table:table-cell table:style-name="ce18" table:formula="of:=IF(ISBLANK([.F$2]);0;VLOOKUP([.F$2];[$'weapon parameters'.$A:.$M];[.$B$100]+6;0)+VLOOKUP([.F$2];[$'weapon parameters'.$A:.$M];[.$B$100]+9;0)*[.F$5]*[.$A130])" office:value-type="float" office:value="0" calcext:value-type="float">
            <text:p>0</text:p>
          </table:table-cell>
          <table:table-cell table:style-name="ce18" table:formula="of:=IF(ISBLANK([.G$2]);0;VLOOKUP([.G$2];[$'weapon parameters'.$A:.$M];[.$B$100]+6;0)+VLOOKUP([.G$2];[$'weapon parameters'.$A:.$M];[.$B$100]+9;0)*[.G$5]*[.$A130])" office:value-type="float" office:value="0" calcext:value-type="float">
            <text:p>0</text:p>
          </table:table-cell>
          <table:table-cell table:style-name="ce18" table:formula="of:=IF(ISBLANK([.H$2]);0;VLOOKUP([.H$2];[$'weapon parameters'.$A:.$M];[.$B$100]+6;0)+VLOOKUP([.H$2];[$'weapon parameters'.$A:.$M];[.$B$100]+9;0)*[.H$5]*[.$A130])" office:value-type="float" office:value="0" calcext:value-type="float">
            <text:p>0</text:p>
          </table:table-cell>
          <table:table-cell table:style-name="ce18" table:formula="of:=IF(ISBLANK([.I$2]);0;VLOOKUP([.I$2];[$'weapon parameters'.$A:.$M];[.$B$100]+6;0)+VLOOKUP([.I$2];[$'weapon parameters'.$A:.$M];[.$B$100]+9;0)*[.I$5]*[.$A130])" office:value-type="float" office:value="0" calcext:value-type="float">
            <text:p>0</text:p>
          </table:table-cell>
          <table:table-cell table:style-name="ce18" table:formula="of:=IF(ISBLANK([.J$2]);0;VLOOKUP([.J$2];[$'weapon parameters'.$A:.$M];[.$B$100]+6;0)+VLOOKUP([.J$2];[$'weapon parameters'.$A:.$M];[.$B$100]+9;0)*[.J$5]*[.$A130])" office:value-type="float" office:value="0" calcext:value-type="float">
            <text:p>0</text:p>
          </table:table-cell>
          <table:table-cell table:style-name="ce18" table:formula="of:=IF(ISBLANK([.K$2]);0;VLOOKUP([.K$2];[$'weapon parameters'.$A:.$M];[.$B$100]+6;0)+VLOOKUP([.K$2];[$'weapon parameters'.$A:.$M];[.$B$100]+9;0)*[.K$5]*[.$A130])" office:value-type="float" office:value="13.5702584567343" calcext:value-type="float">
            <text:p>14</text:p>
          </table:table-cell>
          <table:table-cell table:style-name="ce18" table:formula="of:=IF(ISBLANK([.L$2]);0;VLOOKUP([.L$2];[$'weapon parameters'.$A:.$M];[.$B$100]+6;0)+VLOOKUP([.L$2];[$'weapon parameters'.$A:.$M];[.$B$100]+9;0)*[.L$5]*[.$A130])" office:value-type="float" office:value="18" calcext:value-type="float">
            <text:p>18</text:p>
          </table:table-cell>
          <table:table-cell table:style-name="ce18" table:formula="of:=IF(ISBLANK([.M$2]);0;VLOOKUP([.M$2];[$'weapon parameters'.$A:.$M];[.$B$100]+6;0)+VLOOKUP([.M$2];[$'weapon parameters'.$A:.$M];[.$B$100]+9;0)*[.M$5]*[.$A130])" office:value-type="float" office:value="18" calcext:value-type="float">
            <text:p>18</text:p>
          </table:table-cell>
          <table:table-cell table:style-name="ce18" table:formula="of:=IF(ISBLANK([.N$2]);0;VLOOKUP([.N$2];[$'weapon parameters'.$A:.$M];[.$B$100]+6;0)+VLOOKUP([.N$2];[$'weapon parameters'.$A:.$M];[.$B$100]+9;0)*[.N$5]*[.$A130])" office:value-type="float" office:value="18" calcext:value-type="float">
            <text:p>18</text:p>
          </table:table-cell>
          <table:table-cell table:style-name="ce18" table:formula="of:=IF(ISBLANK([.O$2]);0;VLOOKUP([.O$2];[$'weapon parameters'.$A:.$M];[.$B$100]+6;0)+VLOOKUP([.O$2];[$'weapon parameters'.$A:.$M];[.$B$100]+9;0)*[.O$5]*[.$A130])" office:value-type="float" office:value="18" calcext:value-type="float">
            <text:p>18</text:p>
          </table:table-cell>
          <table:table-cell table:style-name="ce18" table:formula="of:=IF(ISBLANK([.P$2]);0;VLOOKUP([.P$2];[$'weapon parameters'.$A:.$M];[.$B$100]+6;0)+VLOOKUP([.P$2];[$'weapon parameters'.$A:.$M];[.$B$100]+9;0)*[.P$5]*[.$A130])" office:value-type="float" office:value="0" calcext:value-type="float">
            <text:p>0</text:p>
          </table:table-cell>
          <table:table-cell table:style-name="ce18" table:formula="of:=IF(ISBLANK([.Q$2]);0;VLOOKUP([.Q$2];[$'weapon parameters'.$A:.$M];[.$B$100]+6;0)+VLOOKUP([.Q$2];[$'weapon parameters'.$A:.$M];[.$B$100]+9;0)*[.Q$5]*[.$A130])" office:value-type="float" office:value="26.8584121041843" calcext:value-type="float">
            <text:p>27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table:formula="of:=IF(ISBLANK([.B$2]);0;VLOOKUP([.B$2];[$'weapon parameters'.$A:.$M];[.$B$100]+6;0)+VLOOKUP([.B$2];[$'weapon parameters'.$A:.$M];[.$B$100]+9;0)*[.B$5]*[.$A131])" office:value-type="float" office:value="0" calcext:value-type="float">
            <text:p>0</text:p>
          </table:table-cell>
          <table:table-cell table:style-name="ce18" table:formula="of:=IF(ISBLANK([.C$2]);0;VLOOKUP([.C$2];[$'weapon parameters'.$A:.$M];[.$B$100]+6;0)+VLOOKUP([.C$2];[$'weapon parameters'.$A:.$M];[.$B$100]+9;0)*[.C$5]*[.$A131])" office:value-type="float" office:value="0" calcext:value-type="float">
            <text:p>0</text:p>
          </table:table-cell>
          <table:table-cell table:style-name="ce18" table:formula="of:=IF(ISBLANK([.D$2]);0;VLOOKUP([.D$2];[$'weapon parameters'.$A:.$M];[.$B$100]+6;0)+VLOOKUP([.D$2];[$'weapon parameters'.$A:.$M];[.$B$100]+9;0)*[.D$5]*[.$A131])" office:value-type="float" office:value="0" calcext:value-type="float">
            <text:p>0</text:p>
          </table:table-cell>
          <table:table-cell table:style-name="ce18" table:formula="of:=IF(ISBLANK([.E$2]);0;VLOOKUP([.E$2];[$'weapon parameters'.$A:.$M];[.$B$100]+6;0)+VLOOKUP([.E$2];[$'weapon parameters'.$A:.$M];[.$B$100]+9;0)*[.E$5]*[.$A131])" office:value-type="float" office:value="0" calcext:value-type="float">
            <text:p>0</text:p>
          </table:table-cell>
          <table:table-cell table:style-name="ce18" table:formula="of:=IF(ISBLANK([.F$2]);0;VLOOKUP([.F$2];[$'weapon parameters'.$A:.$M];[.$B$100]+6;0)+VLOOKUP([.F$2];[$'weapon parameters'.$A:.$M];[.$B$100]+9;0)*[.F$5]*[.$A131])" office:value-type="float" office:value="0" calcext:value-type="float">
            <text:p>0</text:p>
          </table:table-cell>
          <table:table-cell table:style-name="ce18" table:formula="of:=IF(ISBLANK([.G$2]);0;VLOOKUP([.G$2];[$'weapon parameters'.$A:.$M];[.$B$100]+6;0)+VLOOKUP([.G$2];[$'weapon parameters'.$A:.$M];[.$B$100]+9;0)*[.G$5]*[.$A131])" office:value-type="float" office:value="0" calcext:value-type="float">
            <text:p>0</text:p>
          </table:table-cell>
          <table:table-cell table:style-name="ce18" table:formula="of:=IF(ISBLANK([.H$2]);0;VLOOKUP([.H$2];[$'weapon parameters'.$A:.$M];[.$B$100]+6;0)+VLOOKUP([.H$2];[$'weapon parameters'.$A:.$M];[.$B$100]+9;0)*[.H$5]*[.$A131])" office:value-type="float" office:value="0" calcext:value-type="float">
            <text:p>0</text:p>
          </table:table-cell>
          <table:table-cell table:style-name="ce18" table:formula="of:=IF(ISBLANK([.I$2]);0;VLOOKUP([.I$2];[$'weapon parameters'.$A:.$M];[.$B$100]+6;0)+VLOOKUP([.I$2];[$'weapon parameters'.$A:.$M];[.$B$100]+9;0)*[.I$5]*[.$A131])" office:value-type="float" office:value="0" calcext:value-type="float">
            <text:p>0</text:p>
          </table:table-cell>
          <table:table-cell table:style-name="ce18" table:formula="of:=IF(ISBLANK([.J$2]);0;VLOOKUP([.J$2];[$'weapon parameters'.$A:.$M];[.$B$100]+6;0)+VLOOKUP([.J$2];[$'weapon parameters'.$A:.$M];[.$B$100]+9;0)*[.J$5]*[.$A131])" office:value-type="float" office:value="0" calcext:value-type="float">
            <text:p>0</text:p>
          </table:table-cell>
          <table:table-cell table:style-name="ce18" table:formula="of:=IF(ISBLANK([.K$2]);0;VLOOKUP([.K$2];[$'weapon parameters'.$A:.$M];[.$B$100]+6;0)+VLOOKUP([.K$2];[$'weapon parameters'.$A:.$M];[.$B$100]+9;0)*[.K$5]*[.$A131])" office:value-type="float" office:value="13.9374382362678" calcext:value-type="float">
            <text:p>14</text:p>
          </table:table-cell>
          <table:table-cell table:style-name="ce18" table:formula="of:=IF(ISBLANK([.L$2]);0;VLOOKUP([.L$2];[$'weapon parameters'.$A:.$M];[.$B$100]+6;0)+VLOOKUP([.L$2];[$'weapon parameters'.$A:.$M];[.$B$100]+9;0)*[.L$5]*[.$A131])" office:value-type="float" office:value="18" calcext:value-type="float">
            <text:p>18</text:p>
          </table:table-cell>
          <table:table-cell table:style-name="ce18" table:formula="of:=IF(ISBLANK([.M$2]);0;VLOOKUP([.M$2];[$'weapon parameters'.$A:.$M];[.$B$100]+6;0)+VLOOKUP([.M$2];[$'weapon parameters'.$A:.$M];[.$B$100]+9;0)*[.M$5]*[.$A131])" office:value-type="float" office:value="18" calcext:value-type="float">
            <text:p>18</text:p>
          </table:table-cell>
          <table:table-cell table:style-name="ce18" table:formula="of:=IF(ISBLANK([.N$2]);0;VLOOKUP([.N$2];[$'weapon parameters'.$A:.$M];[.$B$100]+6;0)+VLOOKUP([.N$2];[$'weapon parameters'.$A:.$M];[.$B$100]+9;0)*[.N$5]*[.$A131])" office:value-type="float" office:value="18" calcext:value-type="float">
            <text:p>18</text:p>
          </table:table-cell>
          <table:table-cell table:style-name="ce18" table:formula="of:=IF(ISBLANK([.O$2]);0;VLOOKUP([.O$2];[$'weapon parameters'.$A:.$M];[.$B$100]+6;0)+VLOOKUP([.O$2];[$'weapon parameters'.$A:.$M];[.$B$100]+9;0)*[.O$5]*[.$A131])" office:value-type="float" office:value="18" calcext:value-type="float">
            <text:p>18</text:p>
          </table:table-cell>
          <table:table-cell table:style-name="ce18" table:formula="of:=IF(ISBLANK([.P$2]);0;VLOOKUP([.P$2];[$'weapon parameters'.$A:.$M];[.$B$100]+6;0)+VLOOKUP([.P$2];[$'weapon parameters'.$A:.$M];[.$B$100]+9;0)*[.P$5]*[.$A131])" office:value-type="float" office:value="0" calcext:value-type="float">
            <text:p>0</text:p>
          </table:table-cell>
          <table:table-cell table:style-name="ce18" table:formula="of:=IF(ISBLANK([.Q$2]);0;VLOOKUP([.Q$2];[$'weapon parameters'.$A:.$M];[.$B$100]+6;0)+VLOOKUP([.Q$2];[$'weapon parameters'.$A:.$M];[.$B$100]+9;0)*[.Q$5]*[.$A131])" office:value-type="float" office:value="30.6953281190677" calcext:value-type="float">
            <text:p>31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table:formula="of:=IF(ISBLANK([.B$2]);0;VLOOKUP([.B$2];[$'weapon parameters'.$A:.$M];[.$B$100]+6;0)+VLOOKUP([.B$2];[$'weapon parameters'.$A:.$M];[.$B$100]+9;0)*[.B$5]*[.$A132])" office:value-type="float" office:value="0" calcext:value-type="float">
            <text:p>0</text:p>
          </table:table-cell>
          <table:table-cell table:style-name="ce18" table:formula="of:=IF(ISBLANK([.C$2]);0;VLOOKUP([.C$2];[$'weapon parameters'.$A:.$M];[.$B$100]+6;0)+VLOOKUP([.C$2];[$'weapon parameters'.$A:.$M];[.$B$100]+9;0)*[.C$5]*[.$A132])" office:value-type="float" office:value="0" calcext:value-type="float">
            <text:p>0</text:p>
          </table:table-cell>
          <table:table-cell table:style-name="ce18" table:formula="of:=IF(ISBLANK([.D$2]);0;VLOOKUP([.D$2];[$'weapon parameters'.$A:.$M];[.$B$100]+6;0)+VLOOKUP([.D$2];[$'weapon parameters'.$A:.$M];[.$B$100]+9;0)*[.D$5]*[.$A132])" office:value-type="float" office:value="0" calcext:value-type="float">
            <text:p>0</text:p>
          </table:table-cell>
          <table:table-cell table:style-name="ce18" table:formula="of:=IF(ISBLANK([.E$2]);0;VLOOKUP([.E$2];[$'weapon parameters'.$A:.$M];[.$B$100]+6;0)+VLOOKUP([.E$2];[$'weapon parameters'.$A:.$M];[.$B$100]+9;0)*[.E$5]*[.$A132])" office:value-type="float" office:value="0" calcext:value-type="float">
            <text:p>0</text:p>
          </table:table-cell>
          <table:table-cell table:style-name="ce18" table:formula="of:=IF(ISBLANK([.F$2]);0;VLOOKUP([.F$2];[$'weapon parameters'.$A:.$M];[.$B$100]+6;0)+VLOOKUP([.F$2];[$'weapon parameters'.$A:.$M];[.$B$100]+9;0)*[.F$5]*[.$A132])" office:value-type="float" office:value="0" calcext:value-type="float">
            <text:p>0</text:p>
          </table:table-cell>
          <table:table-cell table:style-name="ce18" table:formula="of:=IF(ISBLANK([.G$2]);0;VLOOKUP([.G$2];[$'weapon parameters'.$A:.$M];[.$B$100]+6;0)+VLOOKUP([.G$2];[$'weapon parameters'.$A:.$M];[.$B$100]+9;0)*[.G$5]*[.$A132])" office:value-type="float" office:value="0" calcext:value-type="float">
            <text:p>0</text:p>
          </table:table-cell>
          <table:table-cell table:style-name="ce18" table:formula="of:=IF(ISBLANK([.H$2]);0;VLOOKUP([.H$2];[$'weapon parameters'.$A:.$M];[.$B$100]+6;0)+VLOOKUP([.H$2];[$'weapon parameters'.$A:.$M];[.$B$100]+9;0)*[.H$5]*[.$A132])" office:value-type="float" office:value="0" calcext:value-type="float">
            <text:p>0</text:p>
          </table:table-cell>
          <table:table-cell table:style-name="ce18" table:formula="of:=IF(ISBLANK([.I$2]);0;VLOOKUP([.I$2];[$'weapon parameters'.$A:.$M];[.$B$100]+6;0)+VLOOKUP([.I$2];[$'weapon parameters'.$A:.$M];[.$B$100]+9;0)*[.I$5]*[.$A132])" office:value-type="float" office:value="0" calcext:value-type="float">
            <text:p>0</text:p>
          </table:table-cell>
          <table:table-cell table:style-name="ce18" table:formula="of:=IF(ISBLANK([.J$2]);0;VLOOKUP([.J$2];[$'weapon parameters'.$A:.$M];[.$B$100]+6;0)+VLOOKUP([.J$2];[$'weapon parameters'.$A:.$M];[.$B$100]+9;0)*[.J$5]*[.$A132])" office:value-type="float" office:value="0" calcext:value-type="float">
            <text:p>0</text:p>
          </table:table-cell>
          <table:table-cell table:style-name="ce18" table:formula="of:=IF(ISBLANK([.K$2]);0;VLOOKUP([.K$2];[$'weapon parameters'.$A:.$M];[.$B$100]+6;0)+VLOOKUP([.K$2];[$'weapon parameters'.$A:.$M];[.$B$100]+9;0)*[.K$5]*[.$A132])" office:value-type="float" office:value="14.3046180158012" calcext:value-type="float">
            <text:p>14</text:p>
          </table:table-cell>
          <table:table-cell table:style-name="ce18" table:formula="of:=IF(ISBLANK([.L$2]);0;VLOOKUP([.L$2];[$'weapon parameters'.$A:.$M];[.$B$100]+6;0)+VLOOKUP([.L$2];[$'weapon parameters'.$A:.$M];[.$B$100]+9;0)*[.L$5]*[.$A132])" office:value-type="float" office:value="18" calcext:value-type="float">
            <text:p>18</text:p>
          </table:table-cell>
          <table:table-cell table:style-name="ce18" table:formula="of:=IF(ISBLANK([.M$2]);0;VLOOKUP([.M$2];[$'weapon parameters'.$A:.$M];[.$B$100]+6;0)+VLOOKUP([.M$2];[$'weapon parameters'.$A:.$M];[.$B$100]+9;0)*[.M$5]*[.$A132])" office:value-type="float" office:value="18" calcext:value-type="float">
            <text:p>18</text:p>
          </table:table-cell>
          <table:table-cell table:style-name="ce18" table:formula="of:=IF(ISBLANK([.N$2]);0;VLOOKUP([.N$2];[$'weapon parameters'.$A:.$M];[.$B$100]+6;0)+VLOOKUP([.N$2];[$'weapon parameters'.$A:.$M];[.$B$100]+9;0)*[.N$5]*[.$A132])" office:value-type="float" office:value="18" calcext:value-type="float">
            <text:p>18</text:p>
          </table:table-cell>
          <table:table-cell table:style-name="ce18" table:formula="of:=IF(ISBLANK([.O$2]);0;VLOOKUP([.O$2];[$'weapon parameters'.$A:.$M];[.$B$100]+6;0)+VLOOKUP([.O$2];[$'weapon parameters'.$A:.$M];[.$B$100]+9;0)*[.O$5]*[.$A132])" office:value-type="float" office:value="18" calcext:value-type="float">
            <text:p>18</text:p>
          </table:table-cell>
          <table:table-cell table:style-name="ce18" table:formula="of:=IF(ISBLANK([.P$2]);0;VLOOKUP([.P$2];[$'weapon parameters'.$A:.$M];[.$B$100]+6;0)+VLOOKUP([.P$2];[$'weapon parameters'.$A:.$M];[.$B$100]+9;0)*[.P$5]*[.$A132])" office:value-type="float" office:value="0" calcext:value-type="float">
            <text:p>0</text:p>
          </table:table-cell>
          <table:table-cell table:style-name="ce18" table:formula="of:=IF(ISBLANK([.Q$2]);0;VLOOKUP([.Q$2];[$'weapon parameters'.$A:.$M];[.$B$100]+6;0)+VLOOKUP([.Q$2];[$'weapon parameters'.$A:.$M];[.$B$100]+9;0)*[.Q$5]*[.$A132])" office:value-type="float" office:value="34.5322441339512" calcext:value-type="float">
            <text:p>35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IF(ISBLANK([.B$2]);0;VLOOKUP([.B$2];[$'weapon parameters'.$A:.$M];[.$B$100]+6;0)+VLOOKUP([.B$2];[$'weapon parameters'.$A:.$M];[.$B$100]+9;0)*[.B$5]*[.$A133])" office:value-type="float" office:value="0" calcext:value-type="float">
            <text:p>0</text:p>
          </table:table-cell>
          <table:table-cell table:style-name="ce18" table:formula="of:=IF(ISBLANK([.C$2]);0;VLOOKUP([.C$2];[$'weapon parameters'.$A:.$M];[.$B$100]+6;0)+VLOOKUP([.C$2];[$'weapon parameters'.$A:.$M];[.$B$100]+9;0)*[.C$5]*[.$A133])" office:value-type="float" office:value="0" calcext:value-type="float">
            <text:p>0</text:p>
          </table:table-cell>
          <table:table-cell table:style-name="ce18" table:formula="of:=IF(ISBLANK([.D$2]);0;VLOOKUP([.D$2];[$'weapon parameters'.$A:.$M];[.$B$100]+6;0)+VLOOKUP([.D$2];[$'weapon parameters'.$A:.$M];[.$B$100]+9;0)*[.D$5]*[.$A133])" office:value-type="float" office:value="0" calcext:value-type="float">
            <text:p>0</text:p>
          </table:table-cell>
          <table:table-cell table:style-name="ce18" table:formula="of:=IF(ISBLANK([.E$2]);0;VLOOKUP([.E$2];[$'weapon parameters'.$A:.$M];[.$B$100]+6;0)+VLOOKUP([.E$2];[$'weapon parameters'.$A:.$M];[.$B$100]+9;0)*[.E$5]*[.$A133])" office:value-type="float" office:value="0" calcext:value-type="float">
            <text:p>0</text:p>
          </table:table-cell>
          <table:table-cell table:style-name="ce18" table:formula="of:=IF(ISBLANK([.F$2]);0;VLOOKUP([.F$2];[$'weapon parameters'.$A:.$M];[.$B$100]+6;0)+VLOOKUP([.F$2];[$'weapon parameters'.$A:.$M];[.$B$100]+9;0)*[.F$5]*[.$A133])" office:value-type="float" office:value="0" calcext:value-type="float">
            <text:p>0</text:p>
          </table:table-cell>
          <table:table-cell table:style-name="ce18" table:formula="of:=IF(ISBLANK([.G$2]);0;VLOOKUP([.G$2];[$'weapon parameters'.$A:.$M];[.$B$100]+6;0)+VLOOKUP([.G$2];[$'weapon parameters'.$A:.$M];[.$B$100]+9;0)*[.G$5]*[.$A133])" office:value-type="float" office:value="0" calcext:value-type="float">
            <text:p>0</text:p>
          </table:table-cell>
          <table:table-cell table:style-name="ce18" table:formula="of:=IF(ISBLANK([.H$2]);0;VLOOKUP([.H$2];[$'weapon parameters'.$A:.$M];[.$B$100]+6;0)+VLOOKUP([.H$2];[$'weapon parameters'.$A:.$M];[.$B$100]+9;0)*[.H$5]*[.$A133])" office:value-type="float" office:value="0" calcext:value-type="float">
            <text:p>0</text:p>
          </table:table-cell>
          <table:table-cell table:style-name="ce18" table:formula="of:=IF(ISBLANK([.I$2]);0;VLOOKUP([.I$2];[$'weapon parameters'.$A:.$M];[.$B$100]+6;0)+VLOOKUP([.I$2];[$'weapon parameters'.$A:.$M];[.$B$100]+9;0)*[.I$5]*[.$A133])" office:value-type="float" office:value="0" calcext:value-type="float">
            <text:p>0</text:p>
          </table:table-cell>
          <table:table-cell table:style-name="ce18" table:formula="of:=IF(ISBLANK([.J$2]);0;VLOOKUP([.J$2];[$'weapon parameters'.$A:.$M];[.$B$100]+6;0)+VLOOKUP([.J$2];[$'weapon parameters'.$A:.$M];[.$B$100]+9;0)*[.J$5]*[.$A133])" office:value-type="float" office:value="0" calcext:value-type="float">
            <text:p>0</text:p>
          </table:table-cell>
          <table:table-cell table:style-name="ce18" table:formula="of:=IF(ISBLANK([.K$2]);0;VLOOKUP([.K$2];[$'weapon parameters'.$A:.$M];[.$B$100]+6;0)+VLOOKUP([.K$2];[$'weapon parameters'.$A:.$M];[.$B$100]+9;0)*[.K$5]*[.$A133])" office:value-type="float" office:value="14.6717977953347" calcext:value-type="float">
            <text:p>15</text:p>
          </table:table-cell>
          <table:table-cell table:style-name="ce18" table:formula="of:=IF(ISBLANK([.L$2]);0;VLOOKUP([.L$2];[$'weapon parameters'.$A:.$M];[.$B$100]+6;0)+VLOOKUP([.L$2];[$'weapon parameters'.$A:.$M];[.$B$100]+9;0)*[.L$5]*[.$A133])" office:value-type="float" office:value="18" calcext:value-type="float">
            <text:p>18</text:p>
          </table:table-cell>
          <table:table-cell table:style-name="ce18" table:formula="of:=IF(ISBLANK([.M$2]);0;VLOOKUP([.M$2];[$'weapon parameters'.$A:.$M];[.$B$100]+6;0)+VLOOKUP([.M$2];[$'weapon parameters'.$A:.$M];[.$B$100]+9;0)*[.M$5]*[.$A133])" office:value-type="float" office:value="18" calcext:value-type="float">
            <text:p>18</text:p>
          </table:table-cell>
          <table:table-cell table:style-name="ce18" table:formula="of:=IF(ISBLANK([.N$2]);0;VLOOKUP([.N$2];[$'weapon parameters'.$A:.$M];[.$B$100]+6;0)+VLOOKUP([.N$2];[$'weapon parameters'.$A:.$M];[.$B$100]+9;0)*[.N$5]*[.$A133])" office:value-type="float" office:value="18" calcext:value-type="float">
            <text:p>18</text:p>
          </table:table-cell>
          <table:table-cell table:style-name="ce18" table:formula="of:=IF(ISBLANK([.O$2]);0;VLOOKUP([.O$2];[$'weapon parameters'.$A:.$M];[.$B$100]+6;0)+VLOOKUP([.O$2];[$'weapon parameters'.$A:.$M];[.$B$100]+9;0)*[.O$5]*[.$A133])" office:value-type="float" office:value="18" calcext:value-type="float">
            <text:p>18</text:p>
          </table:table-cell>
          <table:table-cell table:style-name="ce18" table:formula="of:=IF(ISBLANK([.P$2]);0;VLOOKUP([.P$2];[$'weapon parameters'.$A:.$M];[.$B$100]+6;0)+VLOOKUP([.P$2];[$'weapon parameters'.$A:.$M];[.$B$100]+9;0)*[.P$5]*[.$A133])" office:value-type="float" office:value="0" calcext:value-type="float">
            <text:p>0</text:p>
          </table:table-cell>
          <table:table-cell table:style-name="ce18" table:formula="of:=IF(ISBLANK([.Q$2]);0;VLOOKUP([.Q$2];[$'weapon parameters'.$A:.$M];[.$B$100]+6;0)+VLOOKUP([.Q$2];[$'weapon parameters'.$A:.$M];[.$B$100]+9;0)*[.Q$5]*[.$A133])" office:value-type="float" office:value="38.3691601488347" calcext:value-type="float">
            <text:p>3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mbined</text:p>
          </table:table-cell>
          <table:table-cell table:style-name="ce18" table:number-columns-repeated="6"/>
          <table:table-cell table:style-name="ce23" table:number-columns-repeated="3"/>
          <table:table-cell table:style-name="ce24" table:number-columns-repeated="7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table:formula="of:=[.B102]+SUM([.B113];[.B124])" office:value-type="float" office:value="28.788969906078" calcext:value-type="float">
            <text:p>29</text:p>
          </table:table-cell>
          <table:table-cell table:style-name="ce18" table:formula="of:=[.C102]+SUM([.C113];[.C124])" office:value-type="float" office:value="34.7887233306591" calcext:value-type="float">
            <text:p>35</text:p>
          </table:table-cell>
          <table:table-cell table:style-name="ce18" table:formula="of:=[.D102]+SUM([.D113];[.D124])" office:value-type="float" office:value="28.118201356344" calcext:value-type="float">
            <text:p>28</text:p>
          </table:table-cell>
          <table:table-cell table:style-name="ce18" table:formula="of:=[.E102]+SUM([.E113];[.E124])" office:value-type="float" office:value="35.1554082294177" calcext:value-type="float">
            <text:p>35</text:p>
          </table:table-cell>
          <table:table-cell table:style-name="ce18" table:formula="of:=[.F102]+SUM([.F113];[.F124])" office:value-type="float" office:value="38.0298980774489" calcext:value-type="float">
            <text:p>38</text:p>
          </table:table-cell>
          <table:table-cell table:style-name="ce18" table:formula="of:=[.G102]+SUM([.G113];[.G124])" office:value-type="float" office:value="33.9640225732812" calcext:value-type="float">
            <text:p>34</text:p>
          </table:table-cell>
          <table:table-cell table:style-name="ce18" table:formula="of:=[.H102]+SUM([.H113];[.H124])" office:value-type="float" office:value="38.0438868401823" calcext:value-type="float">
            <text:p>38</text:p>
          </table:table-cell>
          <table:table-cell table:style-name="ce18" table:formula="of:=[.I102]+SUM([.I113];[.I124])" office:value-type="float" office:value="44.2566593387288" calcext:value-type="float">
            <text:p>44</text:p>
          </table:table-cell>
          <table:table-cell table:style-name="ce18" table:formula="of:=[.J102]+SUM([.J113];[.J124])" office:value-type="float" office:value="43.882986251694" calcext:value-type="float">
            <text:p>44</text:p>
          </table:table-cell>
          <table:table-cell table:style-name="ce18" table:formula="of:=[.K102]+SUM([.K113];[.K124])" office:value-type="float" office:value="39.4465811266835" calcext:value-type="float">
            <text:p>39</text:p>
          </table:table-cell>
          <table:table-cell table:style-name="ce18" table:formula="of:=[.L102]+SUM([.L113];[.L124])" office:value-type="float" office:value="52.4204908478134" calcext:value-type="float">
            <text:p>52</text:p>
          </table:table-cell>
          <table:table-cell table:style-name="ce18" table:formula="of:=[.M102]+SUM([.M113];[.M124])" office:value-type="float" office:value="52.9510164424329" calcext:value-type="float">
            <text:p>53</text:p>
          </table:table-cell>
          <table:table-cell table:style-name="ce18" table:formula="of:=[.N102]+SUM([.N113];[.N124])" office:value-type="float" office:value="55.8118045609924" calcext:value-type="float">
            <text:p>56</text:p>
          </table:table-cell>
          <table:table-cell table:style-name="ce18" table:formula="of:=[.O102]+SUM([.O113];[.O124])" office:value-type="float" office:value="51.737669355669" calcext:value-type="float">
            <text:p>52</text:p>
          </table:table-cell>
          <table:table-cell table:style-name="ce18" table:formula="of:=[.P102]+SUM([.P113];[.P124])" office:value-type="float" office:value="20.2991329135368" calcext:value-type="float">
            <text:p>20</text:p>
          </table:table-cell>
          <table:table-cell table:style-name="ce18" table:formula="of:=[.Q102]+SUM([.Q113];[.Q124])" office:value-type="float" office:value="31.9103040248646" calcext:value-type="float">
            <text:p>32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[.B103]+SUM([.B114];[.B125])" office:value-type="float" office:value="35.5779398121561" calcext:value-type="float">
            <text:p>36</text:p>
          </table:table-cell>
          <table:table-cell table:style-name="ce18" table:formula="of:=[.C103]+SUM([.C114];[.C125])" office:value-type="float" office:value="41.5774466613183" calcext:value-type="float">
            <text:p>42</text:p>
          </table:table-cell>
          <table:table-cell table:style-name="ce18" table:formula="of:=[.D103]+SUM([.D114];[.D125])" office:value-type="float" office:value="35.236402712688" calcext:value-type="float">
            <text:p>35</text:p>
          </table:table-cell>
          <table:table-cell table:style-name="ce18" table:formula="of:=[.E103]+SUM([.E114];[.E125])" office:value-type="float" office:value="43.3108164588354" calcext:value-type="float">
            <text:p>43</text:p>
          </table:table-cell>
          <table:table-cell table:style-name="ce18" table:formula="of:=[.F103]+SUM([.F114];[.F125])" office:value-type="float" office:value="46.0597961548978" calcext:value-type="float">
            <text:p>46</text:p>
          </table:table-cell>
          <table:table-cell table:style-name="ce18" table:formula="of:=[.G103]+SUM([.G114];[.G125])" office:value-type="float" office:value="41.9280451465624" calcext:value-type="float">
            <text:p>42</text:p>
          </table:table-cell>
          <table:table-cell table:style-name="ce18" table:formula="of:=[.H103]+SUM([.H114];[.H125])" office:value-type="float" office:value="46.0877736803646" calcext:value-type="float">
            <text:p>46</text:p>
          </table:table-cell>
          <table:table-cell table:style-name="ce18" table:formula="of:=[.I103]+SUM([.I114];[.I125])" office:value-type="float" office:value="54.5133186774576" calcext:value-type="float">
            <text:p>55</text:p>
          </table:table-cell>
          <table:table-cell table:style-name="ce18" table:formula="of:=[.J103]+SUM([.J114];[.J125])" office:value-type="float" office:value="54.765972503388" calcext:value-type="float">
            <text:p>55</text:p>
          </table:table-cell>
          <table:table-cell table:style-name="ce18" table:formula="of:=[.K103]+SUM([.K114];[.K125])" office:value-type="float" office:value="46.893162253367" calcext:value-type="float">
            <text:p>47</text:p>
          </table:table-cell>
          <table:table-cell table:style-name="ce18" table:formula="of:=[.L103]+SUM([.L114];[.L125])" office:value-type="float" office:value="58.8409816956268" calcext:value-type="float">
            <text:p>59</text:p>
          </table:table-cell>
          <table:table-cell table:style-name="ce18" table:formula="of:=[.M103]+SUM([.M114];[.M125])" office:value-type="float" office:value="60.9020328848658" calcext:value-type="float">
            <text:p>61</text:p>
          </table:table-cell>
          <table:table-cell table:style-name="ce18" table:formula="of:=[.N103]+SUM([.N114];[.N125])" office:value-type="float" office:value="63.6236091219848" calcext:value-type="float">
            <text:p>64</text:p>
          </table:table-cell>
          <table:table-cell table:style-name="ce18" table:formula="of:=[.O103]+SUM([.O114];[.O125])" office:value-type="float" office:value="59.475338711338" calcext:value-type="float">
            <text:p>59</text:p>
          </table:table-cell>
          <table:table-cell table:style-name="ce18" table:formula="of:=[.P103]+SUM([.P114];[.P125])" office:value-type="float" office:value="30.5982658270735" calcext:value-type="float">
            <text:p>31</text:p>
          </table:table-cell>
          <table:table-cell table:style-name="ce18" table:formula="of:=[.Q103]+SUM([.Q114];[.Q125])" office:value-type="float" office:value="41.8206080497291" calcext:value-type="float">
            <text:p>42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formula="of:=[.B104]+SUM([.B115];[.B126])" office:value-type="float" office:value="42.3669097182341" calcext:value-type="float">
            <text:p>42</text:p>
          </table:table-cell>
          <table:table-cell table:style-name="ce18" table:formula="of:=[.C104]+SUM([.C115];[.C126])" office:value-type="float" office:value="48.3661699919774" calcext:value-type="float">
            <text:p>48</text:p>
          </table:table-cell>
          <table:table-cell table:style-name="ce18" table:formula="of:=[.D104]+SUM([.D115];[.D126])" office:value-type="float" office:value="42.3546040690321" calcext:value-type="float">
            <text:p>42</text:p>
          </table:table-cell>
          <table:table-cell table:style-name="ce18" table:formula="of:=[.E104]+SUM([.E115];[.E126])" office:value-type="float" office:value="51.466224688253" calcext:value-type="float">
            <text:p>51</text:p>
          </table:table-cell>
          <table:table-cell table:style-name="ce18" table:formula="of:=[.F104]+SUM([.F115];[.F126])" office:value-type="float" office:value="54.0896942323467" calcext:value-type="float">
            <text:p>54</text:p>
          </table:table-cell>
          <table:table-cell table:style-name="ce18" table:formula="of:=[.G104]+SUM([.G115];[.G126])" office:value-type="float" office:value="49.8920677198437" calcext:value-type="float">
            <text:p>50</text:p>
          </table:table-cell>
          <table:table-cell table:style-name="ce18" table:formula="of:=[.H104]+SUM([.H115];[.H126])" office:value-type="float" office:value="54.131660520547" calcext:value-type="float">
            <text:p>54</text:p>
          </table:table-cell>
          <table:table-cell table:style-name="ce18" table:formula="of:=[.I104]+SUM([.I115];[.I126])" office:value-type="float" office:value="64.7699780161864" calcext:value-type="float">
            <text:p>65</text:p>
          </table:table-cell>
          <table:table-cell table:style-name="ce18" table:formula="of:=[.J104]+SUM([.J115];[.J126])" office:value-type="float" office:value="65.648958755082" calcext:value-type="float">
            <text:p>66</text:p>
          </table:table-cell>
          <table:table-cell table:style-name="ce18" table:formula="of:=[.K104]+SUM([.K115];[.K126])" office:value-type="float" office:value="54.3397433800505" calcext:value-type="float">
            <text:p>54</text:p>
          </table:table-cell>
          <table:table-cell table:style-name="ce18" table:formula="of:=[.L104]+SUM([.L115];[.L126])" office:value-type="float" office:value="65.2614725434401" calcext:value-type="float">
            <text:p>65</text:p>
          </table:table-cell>
          <table:table-cell table:style-name="ce18" table:formula="of:=[.M104]+SUM([.M115];[.M126])" office:value-type="float" office:value="68.8530493272987" calcext:value-type="float">
            <text:p>69</text:p>
          </table:table-cell>
          <table:table-cell table:style-name="ce18" table:formula="of:=[.N104]+SUM([.N115];[.N126])" office:value-type="float" office:value="71.4354136829771" calcext:value-type="float">
            <text:p>71</text:p>
          </table:table-cell>
          <table:table-cell table:style-name="ce18" table:formula="of:=[.O104]+SUM([.O115];[.O126])" office:value-type="float" office:value="67.213008067007" calcext:value-type="float">
            <text:p>67</text:p>
          </table:table-cell>
          <table:table-cell table:style-name="ce18" table:formula="of:=[.P104]+SUM([.P115];[.P126])" office:value-type="float" office:value="40.8973987406102" calcext:value-type="float">
            <text:p>41</text:p>
          </table:table-cell>
          <table:table-cell table:style-name="ce18" table:formula="of:=[.Q104]+SUM([.Q115];[.Q126])" office:value-type="float" office:value="51.7309120745937" calcext:value-type="float">
            <text:p>52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formula="of:=[.B105]+SUM([.B116];[.B127])" office:value-type="float" office:value="49.1558796243121" calcext:value-type="float">
            <text:p>49</text:p>
          </table:table-cell>
          <table:table-cell table:style-name="ce18" table:formula="of:=[.C105]+SUM([.C116];[.C127])" office:value-type="float" office:value="55.1548933226365" calcext:value-type="float">
            <text:p>55</text:p>
          </table:table-cell>
          <table:table-cell table:style-name="ce18" table:formula="of:=[.D105]+SUM([.D116];[.D127])" office:value-type="float" office:value="49.4728054253761" calcext:value-type="float">
            <text:p>49</text:p>
          </table:table-cell>
          <table:table-cell table:style-name="ce18" table:formula="of:=[.E105]+SUM([.E116];[.E127])" office:value-type="float" office:value="59.6216329176707" calcext:value-type="float">
            <text:p>60</text:p>
          </table:table-cell>
          <table:table-cell table:style-name="ce18" table:formula="of:=[.F105]+SUM([.F116];[.F127])" office:value-type="float" office:value="62.1195923097956" calcext:value-type="float">
            <text:p>62</text:p>
          </table:table-cell>
          <table:table-cell table:style-name="ce18" table:formula="of:=[.G105]+SUM([.G116];[.G127])" office:value-type="float" office:value="57.8560902931249" calcext:value-type="float">
            <text:p>58</text:p>
          </table:table-cell>
          <table:table-cell table:style-name="ce18" table:formula="of:=[.H105]+SUM([.H116];[.H127])" office:value-type="float" office:value="62.1755473607293" calcext:value-type="float">
            <text:p>62</text:p>
          </table:table-cell>
          <table:table-cell table:style-name="ce18" table:formula="of:=[.I105]+SUM([.I116];[.I127])" office:value-type="float" office:value="75.0266373549152" calcext:value-type="float">
            <text:p>75</text:p>
          </table:table-cell>
          <table:table-cell table:style-name="ce18" table:formula="of:=[.J105]+SUM([.J116];[.J127])" office:value-type="float" office:value="76.5319450067759" calcext:value-type="float">
            <text:p>77</text:p>
          </table:table-cell>
          <table:table-cell table:style-name="ce18" table:formula="of:=[.K105]+SUM([.K116];[.K127])" office:value-type="float" office:value="61.786324506734" calcext:value-type="float">
            <text:p>62</text:p>
          </table:table-cell>
          <table:table-cell table:style-name="ce18" table:formula="of:=[.L105]+SUM([.L116];[.L127])" office:value-type="float" office:value="71.6819633912535" calcext:value-type="float">
            <text:p>72</text:p>
          </table:table-cell>
          <table:table-cell table:style-name="ce18" table:formula="of:=[.M105]+SUM([.M116];[.M127])" office:value-type="float" office:value="76.8040657697315" calcext:value-type="float">
            <text:p>77</text:p>
          </table:table-cell>
          <table:table-cell table:style-name="ce18" table:formula="of:=[.N105]+SUM([.N116];[.N127])" office:value-type="float" office:value="79.2472182439695" calcext:value-type="float">
            <text:p>79</text:p>
          </table:table-cell>
          <table:table-cell table:style-name="ce18" table:formula="of:=[.O105]+SUM([.O116];[.O127])" office:value-type="float" office:value="74.950677422676" calcext:value-type="float">
            <text:p>75</text:p>
          </table:table-cell>
          <table:table-cell table:style-name="ce18" table:formula="of:=[.P105]+SUM([.P116];[.P127])" office:value-type="float" office:value="51.196531654147" calcext:value-type="float">
            <text:p>51</text:p>
          </table:table-cell>
          <table:table-cell table:style-name="ce18" table:formula="of:=[.Q105]+SUM([.Q116];[.Q127])" office:value-type="float" office:value="61.6412160994583" calcext:value-type="float">
            <text:p>62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table:formula="of:=[.B106]+SUM([.B117];[.B128])" office:value-type="float" office:value="55.9448495303902" calcext:value-type="float">
            <text:p>56</text:p>
          </table:table-cell>
          <table:table-cell table:style-name="ce18" table:formula="of:=[.C106]+SUM([.C117];[.C128])" office:value-type="float" office:value="61.9436166532957" calcext:value-type="float">
            <text:p>62</text:p>
          </table:table-cell>
          <table:table-cell table:style-name="ce18" table:formula="of:=[.D106]+SUM([.D117];[.D128])" office:value-type="float" office:value="56.5910067817201" calcext:value-type="float">
            <text:p>57</text:p>
          </table:table-cell>
          <table:table-cell table:style-name="ce18" table:formula="of:=[.E106]+SUM([.E117];[.E128])" office:value-type="float" office:value="67.7770411470884" calcext:value-type="float">
            <text:p>68</text:p>
          </table:table-cell>
          <table:table-cell table:style-name="ce18" table:formula="of:=[.F106]+SUM([.F117];[.F128])" office:value-type="float" office:value="70.1494903872445" calcext:value-type="float">
            <text:p>70</text:p>
          </table:table-cell>
          <table:table-cell table:style-name="ce18" table:formula="of:=[.G106]+SUM([.G117];[.G128])" office:value-type="float" office:value="65.8201128664061" calcext:value-type="float">
            <text:p>66</text:p>
          </table:table-cell>
          <table:table-cell table:style-name="ce18" table:formula="of:=[.H106]+SUM([.H117];[.H128])" office:value-type="float" office:value="70.2194342009116" calcext:value-type="float">
            <text:p>70</text:p>
          </table:table-cell>
          <table:table-cell table:style-name="ce18" table:formula="of:=[.I106]+SUM([.I117];[.I128])" office:value-type="float" office:value="85.283296693644" calcext:value-type="float">
            <text:p>85</text:p>
          </table:table-cell>
          <table:table-cell table:style-name="ce18" table:formula="of:=[.J106]+SUM([.J117];[.J128])" office:value-type="float" office:value="87.4149312584699" calcext:value-type="float">
            <text:p>87</text:p>
          </table:table-cell>
          <table:table-cell table:style-name="ce18" table:formula="of:=[.K106]+SUM([.K117];[.K128])" office:value-type="float" office:value="69.2329056334175" calcext:value-type="float">
            <text:p>69</text:p>
          </table:table-cell>
          <table:table-cell table:style-name="ce18" table:formula="of:=[.L106]+SUM([.L117];[.L128])" office:value-type="float" office:value="78.1024542390669" calcext:value-type="float">
            <text:p>78</text:p>
          </table:table-cell>
          <table:table-cell table:style-name="ce18" table:formula="of:=[.M106]+SUM([.M117];[.M128])" office:value-type="float" office:value="84.7550822121644" calcext:value-type="float">
            <text:p>85</text:p>
          </table:table-cell>
          <table:table-cell table:style-name="ce18" table:formula="of:=[.N106]+SUM([.N117];[.N128])" office:value-type="float" office:value="87.0590228049619" calcext:value-type="float">
            <text:p>87</text:p>
          </table:table-cell>
          <table:table-cell table:style-name="ce18" table:formula="of:=[.O106]+SUM([.O117];[.O128])" office:value-type="float" office:value="82.688346778345" calcext:value-type="float">
            <text:p>83</text:p>
          </table:table-cell>
          <table:table-cell table:style-name="ce18" table:formula="of:=[.P106]+SUM([.P117];[.P128])" office:value-type="float" office:value="61.4956645676837" calcext:value-type="float">
            <text:p>61</text:p>
          </table:table-cell>
          <table:table-cell table:style-name="ce18" table:formula="of:=[.Q106]+SUM([.Q117];[.Q128])" office:value-type="float" office:value="71.5515201243229" calcext:value-type="float">
            <text:p>72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table:formula="of:=[.B107]+SUM([.B118];[.B129])" office:value-type="float" office:value="62.7338194364682" calcext:value-type="float">
            <text:p>63</text:p>
          </table:table-cell>
          <table:table-cell table:style-name="ce18" table:formula="of:=[.C107]+SUM([.C118];[.C129])" office:value-type="float" office:value="68.7323399839548" calcext:value-type="float">
            <text:p>69</text:p>
          </table:table-cell>
          <table:table-cell table:style-name="ce18" table:formula="of:=[.D107]+SUM([.D118];[.D129])" office:value-type="float" office:value="63.7092081380641" calcext:value-type="float">
            <text:p>64</text:p>
          </table:table-cell>
          <table:table-cell table:style-name="ce18" table:formula="of:=[.E107]+SUM([.E118];[.E129])" office:value-type="float" office:value="75.932449376506" calcext:value-type="float">
            <text:p>76</text:p>
          </table:table-cell>
          <table:table-cell table:style-name="ce18" table:formula="of:=[.F107]+SUM([.F118];[.F129])" office:value-type="float" office:value="78.1793884646934" calcext:value-type="float">
            <text:p>78</text:p>
          </table:table-cell>
          <table:table-cell table:style-name="ce18" table:formula="of:=[.G107]+SUM([.G118];[.G129])" office:value-type="float" office:value="73.7841354396873" calcext:value-type="float">
            <text:p>74</text:p>
          </table:table-cell>
          <table:table-cell table:style-name="ce18" table:formula="of:=[.H107]+SUM([.H118];[.H129])" office:value-type="float" office:value="78.2633210410939" calcext:value-type="float">
            <text:p>78</text:p>
          </table:table-cell>
          <table:table-cell table:style-name="ce18" table:formula="of:=[.I107]+SUM([.I118];[.I129])" office:value-type="float" office:value="95.5399560323728" calcext:value-type="float">
            <text:p>96</text:p>
          </table:table-cell>
          <table:table-cell table:style-name="ce18" table:formula="of:=[.J107]+SUM([.J118];[.J129])" office:value-type="float" office:value="98.2979175101639" calcext:value-type="float">
            <text:p>98</text:p>
          </table:table-cell>
          <table:table-cell table:style-name="ce18" table:formula="of:=[.K107]+SUM([.K118];[.K129])" office:value-type="float" office:value="76.679486760101" calcext:value-type="float">
            <text:p>77</text:p>
          </table:table-cell>
          <table:table-cell table:style-name="ce18" table:formula="of:=[.L107]+SUM([.L118];[.L129])" office:value-type="float" office:value="84.5229450868803" calcext:value-type="float">
            <text:p>85</text:p>
          </table:table-cell>
          <table:table-cell table:style-name="ce18" table:formula="of:=[.M107]+SUM([.M118];[.M129])" office:value-type="float" office:value="92.7060986545973" calcext:value-type="float">
            <text:p>93</text:p>
          </table:table-cell>
          <table:table-cell table:style-name="ce18" table:formula="of:=[.N107]+SUM([.N118];[.N129])" office:value-type="float" office:value="94.8708273659543" calcext:value-type="float">
            <text:p>95</text:p>
          </table:table-cell>
          <table:table-cell table:style-name="ce18" table:formula="of:=[.O107]+SUM([.O118];[.O129])" office:value-type="float" office:value="90.426016134014" calcext:value-type="float">
            <text:p>90</text:p>
          </table:table-cell>
          <table:table-cell table:style-name="ce18" table:formula="of:=[.P107]+SUM([.P118];[.P129])" office:value-type="float" office:value="71.7947974812205" calcext:value-type="float">
            <text:p>72</text:p>
          </table:table-cell>
          <table:table-cell table:style-name="ce18" table:formula="of:=[.Q107]+SUM([.Q118];[.Q129])" office:value-type="float" office:value="81.4618241491874" calcext:value-type="float">
            <text:p>81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table:formula="of:=[.B108]+SUM([.B119];[.B130])" office:value-type="float" office:value="69.5227893425462" calcext:value-type="float">
            <text:p>70</text:p>
          </table:table-cell>
          <table:table-cell table:style-name="ce18" table:formula="of:=[.C108]+SUM([.C119];[.C130])" office:value-type="float" office:value="75.5210633146139" calcext:value-type="float">
            <text:p>76</text:p>
          </table:table-cell>
          <table:table-cell table:style-name="ce18" table:formula="of:=[.D108]+SUM([.D119];[.D130])" office:value-type="float" office:value="70.8274094944081" calcext:value-type="float">
            <text:p>71</text:p>
          </table:table-cell>
          <table:table-cell table:style-name="ce18" table:formula="of:=[.E108]+SUM([.E119];[.E130])" office:value-type="float" office:value="84.0878576059237" calcext:value-type="float">
            <text:p>84</text:p>
          </table:table-cell>
          <table:table-cell table:style-name="ce18" table:formula="of:=[.F108]+SUM([.F119];[.F130])" office:value-type="float" office:value="86.2092865421423" calcext:value-type="float">
            <text:p>86</text:p>
          </table:table-cell>
          <table:table-cell table:style-name="ce18" table:formula="of:=[.G108]+SUM([.G119];[.G130])" office:value-type="float" office:value="81.7481580129685" calcext:value-type="float">
            <text:p>82</text:p>
          </table:table-cell>
          <table:table-cell table:style-name="ce18" table:formula="of:=[.H108]+SUM([.H119];[.H130])" office:value-type="float" office:value="86.3072078812762" calcext:value-type="float">
            <text:p>86</text:p>
          </table:table-cell>
          <table:table-cell table:style-name="ce18" table:formula="of:=[.I108]+SUM([.I119];[.I130])" office:value-type="float" office:value="105.796615371102" calcext:value-type="float">
            <text:p>106</text:p>
          </table:table-cell>
          <table:table-cell table:style-name="ce18" table:formula="of:=[.J108]+SUM([.J119];[.J130])" office:value-type="float" office:value="109.180903761858" calcext:value-type="float">
            <text:p>109</text:p>
          </table:table-cell>
          <table:table-cell table:style-name="ce18" table:formula="of:=[.K108]+SUM([.K119];[.K130])" office:value-type="float" office:value="84.1260678867845" calcext:value-type="float">
            <text:p>84</text:p>
          </table:table-cell>
          <table:table-cell table:style-name="ce18" table:formula="of:=[.L108]+SUM([.L119];[.L130])" office:value-type="float" office:value="90.9434359346937" calcext:value-type="float">
            <text:p>91</text:p>
          </table:table-cell>
          <table:table-cell table:style-name="ce18" table:formula="of:=[.M108]+SUM([.M119];[.M130])" office:value-type="float" office:value="100.65711509703" calcext:value-type="float">
            <text:p>101</text:p>
          </table:table-cell>
          <table:table-cell table:style-name="ce18" table:formula="of:=[.N108]+SUM([.N119];[.N130])" office:value-type="float" office:value="102.682631926947" calcext:value-type="float">
            <text:p>103</text:p>
          </table:table-cell>
          <table:table-cell table:style-name="ce18" table:formula="of:=[.O108]+SUM([.O119];[.O130])" office:value-type="float" office:value="98.163685489683" calcext:value-type="float">
            <text:p>98</text:p>
          </table:table-cell>
          <table:table-cell table:style-name="ce18" table:formula="of:=[.P108]+SUM([.P119];[.P130])" office:value-type="float" office:value="82.0939303947572" calcext:value-type="float">
            <text:p>82</text:p>
          </table:table-cell>
          <table:table-cell table:style-name="ce18" table:formula="of:=[.Q108]+SUM([.Q119];[.Q130])" office:value-type="float" office:value="91.372128174052" calcext:value-type="float">
            <text:p>91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table:formula="of:=[.B109]+SUM([.B120];[.B131])" office:value-type="float" office:value="76.3117592486243" calcext:value-type="float">
            <text:p>76</text:p>
          </table:table-cell>
          <table:table-cell table:style-name="ce18" table:formula="of:=[.C109]+SUM([.C120];[.C131])" office:value-type="float" office:value="82.3097866452731" calcext:value-type="float">
            <text:p>82</text:p>
          </table:table-cell>
          <table:table-cell table:style-name="ce18" table:formula="of:=[.D109]+SUM([.D120];[.D131])" office:value-type="float" office:value="77.9456108507522" calcext:value-type="float">
            <text:p>78</text:p>
          </table:table-cell>
          <table:table-cell table:style-name="ce18" table:formula="of:=[.E109]+SUM([.E120];[.E131])" office:value-type="float" office:value="92.2432658353414" calcext:value-type="float">
            <text:p>92</text:p>
          </table:table-cell>
          <table:table-cell table:style-name="ce18" table:formula="of:=[.F109]+SUM([.F120];[.F131])" office:value-type="float" office:value="94.2391846195912" calcext:value-type="float">
            <text:p>94</text:p>
          </table:table-cell>
          <table:table-cell table:style-name="ce18" table:formula="of:=[.G109]+SUM([.G120];[.G131])" office:value-type="float" office:value="89.7121805862497" calcext:value-type="float">
            <text:p>90</text:p>
          </table:table-cell>
          <table:table-cell table:style-name="ce18" table:formula="of:=[.H109]+SUM([.H120];[.H131])" office:value-type="float" office:value="94.3510947214585" calcext:value-type="float">
            <text:p>94</text:p>
          </table:table-cell>
          <table:table-cell table:style-name="ce18" table:formula="of:=[.I109]+SUM([.I120];[.I131])" office:value-type="float" office:value="116.05327470983" calcext:value-type="float">
            <text:p>116</text:p>
          </table:table-cell>
          <table:table-cell table:style-name="ce18" table:formula="of:=[.J109]+SUM([.J120];[.J131])" office:value-type="float" office:value="120.063890013552" calcext:value-type="float">
            <text:p>120</text:p>
          </table:table-cell>
          <table:table-cell table:style-name="ce18" table:formula="of:=[.K109]+SUM([.K120];[.K131])" office:value-type="float" office:value="91.572649013468" calcext:value-type="float">
            <text:p>92</text:p>
          </table:table-cell>
          <table:table-cell table:style-name="ce18" table:formula="of:=[.L109]+SUM([.L120];[.L131])" office:value-type="float" office:value="97.363926782507" calcext:value-type="float">
            <text:p>97</text:p>
          </table:table-cell>
          <table:table-cell table:style-name="ce18" table:formula="of:=[.M109]+SUM([.M120];[.M131])" office:value-type="float" office:value="108.608131539463" calcext:value-type="float">
            <text:p>109</text:p>
          </table:table-cell>
          <table:table-cell table:style-name="ce18" table:formula="of:=[.N109]+SUM([.N120];[.N131])" office:value-type="float" office:value="110.494436487939" calcext:value-type="float">
            <text:p>110</text:p>
          </table:table-cell>
          <table:table-cell table:style-name="ce18" table:formula="of:=[.O109]+SUM([.O120];[.O131])" office:value-type="float" office:value="105.901354845352" calcext:value-type="float">
            <text:p>106</text:p>
          </table:table-cell>
          <table:table-cell table:style-name="ce18" table:formula="of:=[.P109]+SUM([.P120];[.P131])" office:value-type="float" office:value="92.393063308294" calcext:value-type="float">
            <text:p>92</text:p>
          </table:table-cell>
          <table:table-cell table:style-name="ce18" table:formula="of:=[.Q109]+SUM([.Q120];[.Q131])" office:value-type="float" office:value="101.282432198917" calcext:value-type="float">
            <text:p>101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table:formula="of:=[.B110]+SUM([.B121];[.B132])" office:value-type="float" office:value="83.1007291547023" calcext:value-type="float">
            <text:p>83</text:p>
          </table:table-cell>
          <table:table-cell table:style-name="ce18" table:formula="of:=[.C110]+SUM([.C121];[.C132])" office:value-type="float" office:value="89.0985099759322" calcext:value-type="float">
            <text:p>89</text:p>
          </table:table-cell>
          <table:table-cell table:style-name="ce18" table:formula="of:=[.D110]+SUM([.D121];[.D132])" office:value-type="float" office:value="85.0638122070962" calcext:value-type="float">
            <text:p>85</text:p>
          </table:table-cell>
          <table:table-cell table:style-name="ce18" table:formula="of:=[.E110]+SUM([.E121];[.E132])" office:value-type="float" office:value="100.398674064759" calcext:value-type="float">
            <text:p>100</text:p>
          </table:table-cell>
          <table:table-cell table:style-name="ce18" table:formula="of:=[.F110]+SUM([.F121];[.F132])" office:value-type="float" office:value="102.26908269704" calcext:value-type="float">
            <text:p>102</text:p>
          </table:table-cell>
          <table:table-cell table:style-name="ce18" table:formula="of:=[.G110]+SUM([.G121];[.G132])" office:value-type="float" office:value="97.676203159531" calcext:value-type="float">
            <text:p>98</text:p>
          </table:table-cell>
          <table:table-cell table:style-name="ce18" table:formula="of:=[.H110]+SUM([.H121];[.H132])" office:value-type="float" office:value="102.394981561641" calcext:value-type="float">
            <text:p>102</text:p>
          </table:table-cell>
          <table:table-cell table:style-name="ce18" table:formula="of:=[.I110]+SUM([.I121];[.I132])" office:value-type="float" office:value="126.309934048559" calcext:value-type="float">
            <text:p>126</text:p>
          </table:table-cell>
          <table:table-cell table:style-name="ce18" table:formula="of:=[.J110]+SUM([.J121];[.J132])" office:value-type="float" office:value="130.946876265246" calcext:value-type="float">
            <text:p>131</text:p>
          </table:table-cell>
          <table:table-cell table:style-name="ce18" table:formula="of:=[.K110]+SUM([.K121];[.K132])" office:value-type="float" office:value="99.0192301401515" calcext:value-type="float">
            <text:p>99</text:p>
          </table:table-cell>
          <table:table-cell table:style-name="ce18" table:formula="of:=[.L110]+SUM([.L121];[.L132])" office:value-type="float" office:value="103.78441763032" calcext:value-type="float">
            <text:p>104</text:p>
          </table:table-cell>
          <table:table-cell table:style-name="ce18" table:formula="of:=[.M110]+SUM([.M121];[.M132])" office:value-type="float" office:value="116.559147981896" calcext:value-type="float">
            <text:p>117</text:p>
          </table:table-cell>
          <table:table-cell table:style-name="ce18" table:formula="of:=[.N110]+SUM([.N121];[.N132])" office:value-type="float" office:value="118.306241048931" calcext:value-type="float">
            <text:p>118</text:p>
          </table:table-cell>
          <table:table-cell table:style-name="ce18" table:formula="of:=[.O110]+SUM([.O121];[.O132])" office:value-type="float" office:value="113.639024201021" calcext:value-type="float">
            <text:p>114</text:p>
          </table:table-cell>
          <table:table-cell table:style-name="ce18" table:formula="of:=[.P110]+SUM([.P121];[.P132])" office:value-type="float" office:value="102.692196221831" calcext:value-type="float">
            <text:p>103</text:p>
          </table:table-cell>
          <table:table-cell table:style-name="ce18" table:formula="of:=[.Q110]+SUM([.Q121];[.Q132])" office:value-type="float" office:value="111.192736223781" calcext:value-type="float">
            <text:p>111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[.B111]+SUM([.B122];[.B133])" office:value-type="float" office:value="89.8896990607803" calcext:value-type="float">
            <text:p>90</text:p>
          </table:table-cell>
          <table:table-cell table:style-name="ce18" table:formula="of:=[.C111]+SUM([.C122];[.C133])" office:value-type="float" office:value="95.8872333065913" calcext:value-type="float">
            <text:p>96</text:p>
          </table:table-cell>
          <table:table-cell table:style-name="ce18" table:formula="of:=[.D111]+SUM([.D122];[.D133])" office:value-type="float" office:value="92.1820135634402" calcext:value-type="float">
            <text:p>92</text:p>
          </table:table-cell>
          <table:table-cell table:style-name="ce18" table:formula="of:=[.E111]+SUM([.E122];[.E133])" office:value-type="float" office:value="108.554082294177" calcext:value-type="float">
            <text:p>109</text:p>
          </table:table-cell>
          <table:table-cell table:style-name="ce18" table:formula="of:=[.F111]+SUM([.F122];[.F133])" office:value-type="float" office:value="110.298980774489" calcext:value-type="float">
            <text:p>110</text:p>
          </table:table-cell>
          <table:table-cell table:style-name="ce18" table:formula="of:=[.G111]+SUM([.G122];[.G133])" office:value-type="float" office:value="105.640225732812" calcext:value-type="float">
            <text:p>106</text:p>
          </table:table-cell>
          <table:table-cell table:style-name="ce18" table:formula="of:=[.H111]+SUM([.H122];[.H133])" office:value-type="float" office:value="110.438868401823" calcext:value-type="float">
            <text:p>110</text:p>
          </table:table-cell>
          <table:table-cell table:style-name="ce18" table:formula="of:=[.I111]+SUM([.I122];[.I133])" office:value-type="float" office:value="136.566593387288" calcext:value-type="float">
            <text:p>137</text:p>
          </table:table-cell>
          <table:table-cell table:style-name="ce18" table:formula="of:=[.J111]+SUM([.J122];[.J133])" office:value-type="float" office:value="141.82986251694" calcext:value-type="float">
            <text:p>142</text:p>
          </table:table-cell>
          <table:table-cell table:style-name="ce18" table:formula="of:=[.K111]+SUM([.K122];[.K133])" office:value-type="float" office:value="106.465811266835" calcext:value-type="float">
            <text:p>106</text:p>
          </table:table-cell>
          <table:table-cell table:style-name="ce18" table:formula="of:=[.L111]+SUM([.L122];[.L133])" office:value-type="float" office:value="110.204908478134" calcext:value-type="float">
            <text:p>110</text:p>
          </table:table-cell>
          <table:table-cell table:style-name="ce18" table:formula="of:=[.M111]+SUM([.M122];[.M133])" office:value-type="float" office:value="124.510164424329" calcext:value-type="float">
            <text:p>125</text:p>
          </table:table-cell>
          <table:table-cell table:style-name="ce18" table:formula="of:=[.N111]+SUM([.N122];[.N133])" office:value-type="float" office:value="126.118045609924" calcext:value-type="float">
            <text:p>126</text:p>
          </table:table-cell>
          <table:table-cell table:style-name="ce18" table:formula="of:=[.O111]+SUM([.O122];[.O133])" office:value-type="float" office:value="121.37669355669" calcext:value-type="float">
            <text:p>121</text:p>
          </table:table-cell>
          <table:table-cell table:style-name="ce18" table:formula="of:=[.P111]+SUM([.P122];[.P133])" office:value-type="float" office:value="112.991329135367" calcext:value-type="float">
            <text:p>113</text:p>
          </table:table-cell>
          <table:table-cell table:style-name="ce18" table:formula="of:=[.Q111]+SUM([.Q122];[.Q133])" office:value-type="float" office:value="121.103040248646" calcext:value-type="float">
            <text:p>121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Default" table:number-columns-repeated="10"/>
          <table:table-cell table:number-columns-repeated="1004"/>
        </table:table-row>
        <table:table-row table:style-name="ro1">
          <table:table-cell office:value-type="string" calcext:value-type="string">
            <text:p>hit chance</text:p>
          </table:table-cell>
          <table:table-cell table:number-columns-repeated="6"/>
          <table:table-cell table:style-name="Default" table:number-columns-repeated="10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table:formula="of:=1 / (1 + 3 ^ ( - ([.B43] - [.$B$194]*([.$A43]/10)) / 50))" office:value-type="float" office:value="0.607057596820491" calcext:value-type="float">
            <text:p>0.61</text:p>
          </table:table-cell>
          <table:table-cell table:style-name="ce7" table:formula="of:=1 / (1 + 3 ^ ( - ([.C43] - [.$B$194]*([.$A43]/10)) / 50))" office:value-type="float" office:value="0.632936330372173" calcext:value-type="float">
            <text:p>0.63</text:p>
          </table:table-cell>
          <table:table-cell table:style-name="ce7" table:formula="of:=1 / (1 + 3 ^ ( - ([.D43] - [.$B$194]*([.$A43]/10)) / 50))" office:value-type="float" office:value="0.60528987164851" calcext:value-type="float">
            <text:p>0.61</text:p>
          </table:table-cell>
          <table:table-cell table:style-name="ce7" table:formula="of:=1 / (1 + 3 ^ ( - ([.E43] - [.$B$194]*([.$A43]/10)) / 50))" office:value-type="float" office:value="0.630596224089537" calcext:value-type="float">
            <text:p>0.63</text:p>
          </table:table-cell>
          <table:table-cell table:style-name="ce7" table:formula="of:=1 / (1 + 3 ^ ( - ([.F43] - [.$B$194]*([.$A43]/10)) / 50))" office:value-type="float" office:value="0.635210538594406" calcext:value-type="float">
            <text:p>0.64</text:p>
          </table:table-cell>
          <table:table-cell table:style-name="ce7" table:formula="of:=1 / (1 + 3 ^ ( - ([.G43] - [.$B$194]*([.$A43]/10)) / 50))" office:value-type="float" office:value="0.62885355263154" calcext:value-type="float">
            <text:p>0.63</text:p>
          </table:table-cell>
          <table:table-cell table:style-name="ce7" table:formula="of:=1 / (1 + 3 ^ ( - ([.H43] - [.$B$194]*([.$A43]/10)) / 50))" office:value-type="float" office:value="0.614049943581648" calcext:value-type="float">
            <text:p>0.61</text:p>
          </table:table-cell>
          <table:table-cell table:style-name="ce7" table:formula="of:=1 / (1 + 3 ^ ( - ([.I43] - [.$B$194]*([.$A43]/10)) / 50))" office:value-type="float" office:value="0.620856105885892" calcext:value-type="float">
            <text:p>0.62</text:p>
          </table:table-cell>
          <table:table-cell table:style-name="ce7" table:formula="of:=1 / (1 + 3 ^ ( - ([.J43] - [.$B$194]*([.$A43]/10)) / 50))" office:value-type="float" office:value="0.651689794622523" calcext:value-type="float">
            <text:p>0.65</text:p>
          </table:table-cell>
          <table:table-cell table:style-name="ce7" table:formula="of:=1 / (1 + 3 ^ ( - ([.K43] - [.$B$194]*([.$A43]/10)) / 50))" office:value-type="float" office:value="0.653064963105499" calcext:value-type="float">
            <text:p>0.65</text:p>
          </table:table-cell>
          <table:table-cell table:style-name="ce7" table:formula="of:=1 / (1 + 3 ^ ( - ([.L43] - [.$B$194]*([.$A43]/10)) / 50))" office:value-type="float" office:value="0.706011090818776" calcext:value-type="float">
            <text:p>0.71</text:p>
          </table:table-cell>
          <table:table-cell table:style-name="ce7" table:formula="of:=1 / (1 + 3 ^ ( - ([.M43] - [.$B$194]*([.$A43]/10)) / 50))" office:value-type="float" office:value="0.694990040185304" calcext:value-type="float">
            <text:p>0.69</text:p>
          </table:table-cell>
          <table:table-cell table:style-name="ce7" table:formula="of:=1 / (1 + 3 ^ ( - ([.N43] - [.$B$194]*([.$A43]/10)) / 50))" office:value-type="float" office:value="0.698806744974557" calcext:value-type="float">
            <text:p>0.70</text:p>
          </table:table-cell>
          <table:table-cell table:style-name="ce7" table:formula="of:=1 / (1 + 3 ^ ( - ([.O43] - [.$B$194]*([.$A43]/10)) / 50))" office:value-type="float" office:value="0.693670301924607" calcext:value-type="float">
            <text:p>0.69</text:p>
          </table:table-cell>
          <table:table-cell table:style-name="ce7" table:formula="of:=1 / (1 + 3 ^ ( - ([.P43] - [.$B$194]*([.$A43]/10)) / 50))" office:value-type="float" office:value="0.590168744212573" calcext:value-type="float">
            <text:p>0.59</text:p>
          </table:table-cell>
          <table:table-cell table:style-name="ce7" table:formula="of:=1 / (1 + 3 ^ ( - ([.Q43] - [.$B$194]*([.$A43]/10)) / 50))" office:value-type="float" office:value="0.631047605492645" calcext:value-type="float">
            <text:p>0.63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table:formula="of:=1 / (1 + 3 ^ ( - ([.B44] - [.$B$194]*([.$A44]/10)) / 50))" office:value-type="float" office:value="0.621611318353131" calcext:value-type="float">
            <text:p>0.62</text:p>
          </table:table-cell>
          <table:table-cell table:style-name="ce7" table:formula="of:=1 / (1 + 3 ^ ( - ([.C44] - [.$B$194]*([.$A44]/10)) / 50))" office:value-type="float" office:value="0.647091666687008" calcext:value-type="float">
            <text:p>0.65</text:p>
          </table:table-cell>
          <table:table-cell table:style-name="ce7" table:formula="of:=1 / (1 + 3 ^ ( - ([.D44] - [.$B$194]*([.$A44]/10)) / 50))" office:value-type="float" office:value="0.618121719634853" calcext:value-type="float">
            <text:p>0.62</text:p>
          </table:table-cell>
          <table:table-cell table:style-name="ce7" table:formula="of:=1 / (1 + 3 ^ ( - ([.E44] - [.$B$194]*([.$A44]/10)) / 50))" office:value-type="float" office:value="0.647514974267417" calcext:value-type="float">
            <text:p>0.65</text:p>
          </table:table-cell>
          <table:table-cell table:style-name="ce7" table:formula="of:=1 / (1 + 3 ^ ( - ([.F44] - [.$B$194]*([.$A44]/10)) / 50))" office:value-type="float" office:value="0.661464498434025" calcext:value-type="float">
            <text:p>0.66</text:p>
          </table:table-cell>
          <table:table-cell table:style-name="ce7" table:formula="of:=1 / (1 + 3 ^ ( - ([.G44] - [.$B$194]*([.$A44]/10)) / 50))" office:value-type="float" office:value="0.64409587430013" calcext:value-type="float">
            <text:p>0.64</text:p>
          </table:table-cell>
          <table:table-cell table:style-name="ce7" table:formula="of:=1 / (1 + 3 ^ ( - ([.H44] - [.$B$194]*([.$A44]/10)) / 50))" office:value-type="float" office:value="0.630237578406891" calcext:value-type="float">
            <text:p>0.63</text:p>
          </table:table-cell>
          <table:table-cell table:style-name="ce7" table:formula="of:=1 / (1 + 3 ^ ( - ([.I44] - [.$B$194]*([.$A44]/10)) / 50))" office:value-type="float" office:value="0.638508027284056" calcext:value-type="float">
            <text:p>0.64</text:p>
          </table:table-cell>
          <table:table-cell table:style-name="ce7" table:formula="of:=1 / (1 + 3 ^ ( - ([.J44] - [.$B$194]*([.$A44]/10)) / 50))" office:value-type="float" office:value="0.678653070727826" calcext:value-type="float">
            <text:p>0.68</text:p>
          </table:table-cell>
          <table:table-cell table:style-name="ce7" table:formula="of:=1 / (1 + 3 ^ ( - ([.K44] - [.$B$194]*([.$A44]/10)) / 50))" office:value-type="float" office:value="0.676502382562496" calcext:value-type="float">
            <text:p>0.68</text:p>
          </table:table-cell>
          <table:table-cell table:style-name="ce7" table:formula="of:=1 / (1 + 3 ^ ( - ([.L44] - [.$B$194]*([.$A44]/10)) / 50))" office:value-type="float" office:value="0.732064324793953" calcext:value-type="float">
            <text:p>0.73</text:p>
          </table:table-cell>
          <table:table-cell table:style-name="ce7" table:formula="of:=1 / (1 + 3 ^ ( - ([.M44] - [.$B$194]*([.$A44]/10)) / 50))" office:value-type="float" office:value="0.715453934467759" calcext:value-type="float">
            <text:p>0.72</text:p>
          </table:table-cell>
          <table:table-cell table:style-name="ce7" table:formula="of:=1 / (1 + 3 ^ ( - ([.N44] - [.$B$194]*([.$A44]/10)) / 50))" office:value-type="float" office:value="0.727134485042883" calcext:value-type="float">
            <text:p>0.73</text:p>
          </table:table-cell>
          <table:table-cell table:style-name="ce7" table:formula="of:=1 / (1 + 3 ^ ( - ([.O44] - [.$B$194]*([.$A44]/10)) / 50))" office:value-type="float" office:value="0.712915338394326" calcext:value-type="float">
            <text:p>0.71</text:p>
          </table:table-cell>
          <table:table-cell table:style-name="ce7" table:formula="of:=1 / (1 + 3 ^ ( - ([.P44] - [.$B$194]*([.$A44]/10)) / 50))" office:value-type="float" office:value="0.624713530650212" calcext:value-type="float">
            <text:p>0.62</text:p>
          </table:table-cell>
          <table:table-cell table:style-name="ce7" table:formula="of:=1 / (1 + 3 ^ ( - ([.Q44] - [.$B$194]*([.$A44]/10)) / 50))" office:value-type="float" office:value="0.668165419406817" calcext:value-type="float">
            <text:p>0.67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table:formula="of:=1 / (1 + 3 ^ ( - ([.B45] - [.$B$194]*([.$A45]/10)) / 50))" office:value-type="float" office:value="0.635949261540875" calcext:value-type="float">
            <text:p>0.64</text:p>
          </table:table-cell>
          <table:table-cell table:style-name="ce7" table:formula="of:=1 / (1 + 3 ^ ( - ([.C45] - [.$B$194]*([.$A45]/10)) / 50))" office:value-type="float" office:value="0.66099350028276" calcext:value-type="float">
            <text:p>0.66</text:p>
          </table:table-cell>
          <table:table-cell table:style-name="ce7" table:formula="of:=1 / (1 + 3 ^ ( - ([.D45] - [.$B$194]*([.$A45]/10)) / 50))" office:value-type="float" office:value="0.630790863975474" calcext:value-type="float">
            <text:p>0.63</text:p>
          </table:table-cell>
          <table:table-cell table:style-name="ce7" table:formula="of:=1 / (1 + 3 ^ ( - ([.E45] - [.$B$194]*([.$A45]/10)) / 50))" office:value-type="float" office:value="0.664071634366067" calcext:value-type="float">
            <text:p>0.66</text:p>
          </table:table-cell>
          <table:table-cell table:style-name="ce7" table:formula="of:=1 / (1 + 3 ^ ( - ([.F45] - [.$B$194]*([.$A45]/10)) / 50))" office:value-type="float" office:value="0.686760720182216" calcext:value-type="float">
            <text:p>0.69</text:p>
          </table:table-cell>
          <table:table-cell table:style-name="ce7" table:formula="of:=1 / (1 + 3 ^ ( - ([.G45] - [.$B$194]*([.$A45]/10)) / 50))" office:value-type="float" office:value="0.659051608716005" calcext:value-type="float">
            <text:p>0.66</text:p>
          </table:table-cell>
          <table:table-cell table:style-name="ce7" table:formula="of:=1 / (1 + 3 ^ ( - ([.H45] - [.$B$194]*([.$A45]/10)) / 50))" office:value-type="float" office:value="0.646137527467421" calcext:value-type="float">
            <text:p>0.65</text:p>
          </table:table-cell>
          <table:table-cell table:style-name="ce7" table:formula="of:=1 / (1 + 3 ^ ( - ([.I45] - [.$B$194]*([.$A45]/10)) / 50))" office:value-type="float" office:value="0.655793747795333" calcext:value-type="float">
            <text:p>0.66</text:p>
          </table:table-cell>
          <table:table-cell table:style-name="ce7" table:formula="of:=1 / (1 + 3 ^ ( - ([.J45] - [.$B$194]*([.$A45]/10)) / 50))" office:value-type="float" office:value="0.704475598304944" calcext:value-type="float">
            <text:p>0.70</text:p>
          </table:table-cell>
          <table:table-cell table:style-name="ce7" table:formula="of:=1 / (1 + 3 ^ ( - ([.K45] - [.$B$194]*([.$A45]/10)) / 50))" office:value-type="float" office:value="0.699086026000872" calcext:value-type="float">
            <text:p>0.70</text:p>
          </table:table-cell>
          <table:table-cell table:style-name="ce7" table:formula="of:=1 / (1 + 3 ^ ( - ([.L45] - [.$B$194]*([.$A45]/10)) / 50))" office:value-type="float" office:value="0.756604690017562" calcext:value-type="float">
            <text:p>0.76</text:p>
          </table:table-cell>
          <table:table-cell table:style-name="ce7" table:formula="of:=1 / (1 + 3 ^ ( - ([.M45] - [.$B$194]*([.$A45]/10)) / 50))" office:value-type="float" office:value="0.735068235068291" calcext:value-type="float">
            <text:p>0.74</text:p>
          </table:table-cell>
          <table:table-cell table:style-name="ce7" table:formula="of:=1 / (1 + 3 ^ ( - ([.N45] - [.$B$194]*([.$A45]/10)) / 50))" office:value-type="float" office:value="0.753736856249811" calcext:value-type="float">
            <text:p>0.75</text:p>
          </table:table-cell>
          <table:table-cell table:style-name="ce7" table:formula="of:=1 / (1 + 3 ^ ( - ([.O45] - [.$B$194]*([.$A45]/10)) / 50))" office:value-type="float" office:value="0.731419447039195" calcext:value-type="float">
            <text:p>0.73</text:p>
          </table:table-cell>
          <table:table-cell table:style-name="ce7" table:formula="of:=1 / (1 + 3 ^ ( - ([.P45] - [.$B$194]*([.$A45]/10)) / 50))" office:value-type="float" office:value="0.658033729515034" calcext:value-type="float">
            <text:p>0.66</text:p>
          </table:table-cell>
          <table:table-cell table:style-name="ce7" table:formula="of:=1 / (1 + 3 ^ ( - ([.Q45] - [.$B$194]*([.$A45]/10)) / 50))" office:value-type="float" office:value="0.703304730446321" calcext:value-type="float">
            <text:p>0.70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table:formula="of:=1 / (1 + 3 ^ ( - ([.B46] - [.$B$194]*([.$A46]/10)) / 50))" office:value-type="float" office:value="0.650049770079703" calcext:value-type="float">
            <text:p>0.65</text:p>
          </table:table-cell>
          <table:table-cell table:style-name="ce7" table:formula="of:=1 / (1 + 3 ^ ( - ([.C46] - [.$B$194]*([.$A46]/10)) / 50))" office:value-type="float" office:value="0.674623071641796" calcext:value-type="float">
            <text:p>0.67</text:p>
          </table:table-cell>
          <table:table-cell table:style-name="ce7" table:formula="of:=1 / (1 + 3 ^ ( - ([.D46] - [.$B$194]*([.$A46]/10)) / 50))" office:value-type="float" office:value="0.643282259056926" calcext:value-type="float">
            <text:p>0.64</text:p>
          </table:table-cell>
          <table:table-cell table:style-name="ce7" table:formula="of:=1 / (1 + 3 ^ ( - ([.E46] - [.$B$194]*([.$A46]/10)) / 50))" office:value-type="float" office:value="0.680234656308836" calcext:value-type="float">
            <text:p>0.68</text:p>
          </table:table-cell>
          <table:table-cell table:style-name="ce7" table:formula="of:=1 / (1 + 3 ^ ( - ([.F46] - [.$B$194]*([.$A46]/10)) / 50))" office:value-type="float" office:value="0.710992610644762" calcext:value-type="float">
            <text:p>0.71</text:p>
          </table:table-cell>
          <table:table-cell table:style-name="ce7" table:formula="of:=1 / (1 + 3 ^ ( - ([.G46] - [.$B$194]*([.$A46]/10)) / 50))" office:value-type="float" office:value="0.673697261200169" calcext:value-type="float">
            <text:p>0.67</text:p>
          </table:table-cell>
          <table:table-cell table:style-name="ce7" table:formula="of:=1 / (1 + 3 ^ ( - ([.H46] - [.$B$194]*([.$A46]/10)) / 50))" office:value-type="float" office:value="0.661720749397316" calcext:value-type="float">
            <text:p>0.66</text:p>
          </table:table-cell>
          <table:table-cell table:style-name="ce7" table:formula="of:=1 / (1 + 3 ^ ( - ([.I46] - [.$B$194]*([.$A46]/10)) / 50))" office:value-type="float" office:value="0.672676632437561" calcext:value-type="float">
            <text:p>0.67</text:p>
          </table:table-cell>
          <table:table-cell table:style-name="ce7" table:formula="of:=1 / (1 + 3 ^ ( - ([.J46] - [.$B$194]*([.$A46]/10)) / 50))" office:value-type="float" office:value="0.729051543016426" calcext:value-type="float">
            <text:p>0.73</text:p>
          </table:table-cell>
          <table:table-cell table:style-name="ce7" table:formula="of:=1 / (1 + 3 ^ ( - ([.K46] - [.$B$194]*([.$A46]/10)) / 50))" office:value-type="float" office:value="0.720743890214055" calcext:value-type="float">
            <text:p>0.72</text:p>
          </table:table-cell>
          <table:table-cell table:style-name="ce7" table:formula="of:=1 / (1 + 3 ^ ( - ([.L46] - [.$B$194]*([.$A46]/10)) / 50))" office:value-type="float" office:value="0.779574166355628" calcext:value-type="float">
            <text:p>0.78</text:p>
          </table:table-cell>
          <table:table-cell table:style-name="ce7" table:formula="of:=1 / (1 + 3 ^ ( - ([.M46] - [.$B$194]*([.$A46]/10)) / 50))" office:value-type="float" office:value="0.753795756693459" calcext:value-type="float">
            <text:p>0.75</text:p>
          </table:table-cell>
          <table:table-cell table:style-name="ce7" table:formula="of:=1 / (1 + 3 ^ ( - ([.N46] - [.$B$194]*([.$A46]/10)) / 50))" office:value-type="float" office:value="0.778535609401973" calcext:value-type="float">
            <text:p>0.78</text:p>
          </table:table-cell>
          <table:table-cell table:style-name="ce7" table:formula="of:=1 / (1 + 3 ^ ( - ([.O46] - [.$B$194]*([.$A46]/10)) / 50))" office:value-type="float" office:value="0.749150532919827" calcext:value-type="float">
            <text:p>0.75</text:p>
          </table:table-cell>
          <table:table-cell table:style-name="ce7" table:formula="of:=1 / (1 + 3 ^ ( - ([.P46] - [.$B$194]*([.$A46]/10)) / 50))" office:value-type="float" office:value="0.689864226512242" calcext:value-type="float">
            <text:p>0.69</text:p>
          </table:table-cell>
          <table:table-cell table:style-name="ce7" table:formula="of:=1 / (1 + 3 ^ ( - ([.Q46] - [.$B$194]*([.$A46]/10)) / 50))" office:value-type="float" office:value="0.736192155333298" calcext:value-type="float">
            <text:p>0.74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table:formula="of:=1 / (1 + 3 ^ ( - ([.B47] - [.$B$194]*([.$A47]/10)) / 50))" office:value-type="float" office:value="0.663892778346665" calcext:value-type="float">
            <text:p>0.66</text:p>
          </table:table-cell>
          <table:table-cell table:style-name="ce7" table:formula="of:=1 / (1 + 3 ^ ( - ([.C47] - [.$B$194]*([.$A47]/10)) / 50))" office:value-type="float" office:value="0.687963354669955" calcext:value-type="float">
            <text:p>0.69</text:p>
          </table:table-cell>
          <table:table-cell table:style-name="ce7" table:formula="of:=1 / (1 + 3 ^ ( - ([.D47] - [.$B$194]*([.$A47]/10)) / 50))" office:value-type="float" office:value="0.65558178920877" calcext:value-type="float">
            <text:p>0.66</text:p>
          </table:table-cell>
          <table:table-cell table:style-name="ce7" table:formula="of:=1 / (1 + 3 ^ ( - ([.E47] - [.$B$194]*([.$A47]/10)) / 50))" office:value-type="float" office:value="0.695976036582261" calcext:value-type="float">
            <text:p>0.70</text:p>
          </table:table-cell>
          <table:table-cell table:style-name="ce7" table:formula="of:=1 / (1 + 3 ^ ( - ([.F47] - [.$B$194]*([.$A47]/10)) / 50))" office:value-type="float" office:value="0.734075801816749" calcext:value-type="float">
            <text:p>0.73</text:p>
          </table:table-cell>
          <table:table-cell table:style-name="ce7" table:formula="of:=1 / (1 + 3 ^ ( - ([.G47] - [.$B$194]*([.$A47]/10)) / 50))" office:value-type="float" office:value="0.688011616322355" calcext:value-type="float">
            <text:p>0.69</text:p>
          </table:table-cell>
          <table:table-cell table:style-name="ce7" table:formula="of:=1 / (1 + 3 ^ ( - ([.H47] - [.$B$194]*([.$A47]/10)) / 50))" office:value-type="float" office:value="0.676960816770071" calcext:value-type="float">
            <text:p>0.68</text:p>
          </table:table-cell>
          <table:table-cell table:style-name="ce7" table:formula="of:=1 / (1 + 3 ^ ( - ([.I47] - [.$B$194]*([.$A47]/10)) / 50))" office:value-type="float" office:value="0.689123982342669" calcext:value-type="float">
            <text:p>0.69</text:p>
          </table:table-cell>
          <table:table-cell table:style-name="ce7" table:formula="of:=1 / (1 + 3 ^ ( - ([.J47] - [.$B$194]*([.$A47]/10)) / 50))" office:value-type="float" office:value="0.75230233402154" calcext:value-type="float">
            <text:p>0.75</text:p>
          </table:table-cell>
          <table:table-cell table:style-name="ce7" table:formula="of:=1 / (1 + 3 ^ ( - ([.K47] - [.$B$194]*([.$A47]/10)) / 50))" office:value-type="float" office:value="0.741419532401881" calcext:value-type="float">
            <text:p>0.74</text:p>
          </table:table-cell>
          <table:table-cell table:style-name="ce7" table:formula="of:=1 / (1 + 3 ^ ( - ([.L47] - [.$B$194]*([.$A47]/10)) / 50))" office:value-type="float" office:value="0.800946272693238" calcext:value-type="float">
            <text:p>0.80</text:p>
          </table:table-cell>
          <table:table-cell table:style-name="ce7" table:formula="of:=1 / (1 + 3 ^ ( - ([.M47] - [.$B$194]*([.$A47]/10)) / 50))" office:value-type="float" office:value="0.771610780480711" calcext:value-type="float">
            <text:p>0.77</text:p>
          </table:table-cell>
          <table:table-cell table:style-name="ce7" table:formula="of:=1 / (1 + 3 ^ ( - ([.N47] - [.$B$194]*([.$A47]/10)) / 50))" office:value-type="float" office:value="0.801494799245523" calcext:value-type="float">
            <text:p>0.80</text:p>
          </table:table-cell>
          <table:table-cell table:style-name="ce7" table:formula="of:=1 / (1 + 3 ^ ( - ([.O47] - [.$B$194]*([.$A47]/10)) / 50))" office:value-type="float" office:value="0.766085410089111" calcext:value-type="float">
            <text:p>0.77</text:p>
          </table:table-cell>
          <table:table-cell table:style-name="ce7" table:formula="of:=1 / (1 + 3 ^ ( - ([.P47] - [.$B$194]*([.$A47]/10)) / 50))" office:value-type="float" office:value="0.719992653095726" calcext:value-type="float">
            <text:p>0.72</text:p>
          </table:table-cell>
          <table:table-cell table:style-name="ce7" table:formula="of:=1 / (1 + 3 ^ ( - ([.Q47] - [.$B$194]*([.$A47]/10)) / 50))" office:value-type="float" office:value="0.766643700823683" calcext:value-type="float">
            <text:p>0.77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table:formula="of:=1 / (1 + 3 ^ ( - ([.B48] - [.$B$194]*([.$A48]/10)) / 50))" office:value-type="float" office:value="0.677459899007694" calcext:value-type="float">
            <text:p>0.68</text:p>
          </table:table-cell>
          <table:table-cell table:style-name="ce7" table:formula="of:=1 / (1 + 3 ^ ( - ([.C48] - [.$B$194]*([.$A48]/10)) / 50))" office:value-type="float" office:value="0.700999105394171" calcext:value-type="float">
            <text:p>0.70</text:p>
          </table:table-cell>
          <table:table-cell table:style-name="ce7" table:formula="of:=1 / (1 + 3 ^ ( - ([.D48] - [.$B$194]*([.$A48]/10)) / 50))" office:value-type="float" office:value="0.667676319624368" calcext:value-type="float">
            <text:p>0.67</text:p>
          </table:table-cell>
          <table:table-cell table:style-name="ce7" table:formula="of:=1 / (1 + 3 ^ ( - ([.E48] - [.$B$194]*([.$A48]/10)) / 50))" office:value-type="float" office:value="0.711271417760033" calcext:value-type="float">
            <text:p>0.71</text:p>
          </table:table-cell>
          <table:table-cell table:style-name="ce7" table:formula="of:=1 / (1 + 3 ^ ( - ([.F48] - [.$B$194]*([.$A48]/10)) / 50))" office:value-type="float" office:value="0.755948173309797" calcext:value-type="float">
            <text:p>0.76</text:p>
          </table:table-cell>
          <table:table-cell table:style-name="ce7" table:formula="of:=1 / (1 + 3 ^ ( - ([.G48] - [.$B$194]*([.$A48]/10)) / 50))" office:value-type="float" office:value="0.701975810149879" calcext:value-type="float">
            <text:p>0.70</text:p>
          </table:table-cell>
          <table:table-cell table:style-name="ce7" table:formula="of:=1 / (1 + 3 ^ ( - ([.H48] - [.$B$194]*([.$A48]/10)) / 50))" office:value-type="float" office:value="0.691834041015521" calcext:value-type="float">
            <text:p>0.69</text:p>
          </table:table-cell>
          <table:table-cell table:style-name="ce7" table:formula="of:=1 / (1 + 3 ^ ( - ([.I48] - [.$B$194]*([.$A48]/10)) / 50))" office:value-type="float" office:value="0.705107189181287" calcext:value-type="float">
            <text:p>0.71</text:p>
          </table:table-cell>
          <table:table-cell table:style-name="ce7" table:formula="of:=1 / (1 + 3 ^ ( - ([.J48] - [.$B$194]*([.$A48]/10)) / 50))" office:value-type="float" office:value="0.774175931750853" calcext:value-type="float">
            <text:p>0.77</text:p>
          </table:table-cell>
          <table:table-cell table:style-name="ce7" table:formula="of:=1 / (1 + 3 ^ ( - ([.K48] - [.$B$194]*([.$A48]/10)) / 50))" office:value-type="float" office:value="0.761071845448544" calcext:value-type="float">
            <text:p>0.76</text:p>
          </table:table-cell>
          <table:table-cell table:style-name="ce7" table:formula="of:=1 / (1 + 3 ^ ( - ([.L48] - [.$B$194]*([.$A48]/10)) / 50))" office:value-type="float" office:value="0.820722717368824" calcext:value-type="float">
            <text:p>0.82</text:p>
          </table:table-cell>
          <table:table-cell table:style-name="ce7" table:formula="of:=1 / (1 + 3 ^ ( - ([.M48] - [.$B$194]*([.$A48]/10)) / 50))" office:value-type="float" office:value="0.788498422541711" calcext:value-type="float">
            <text:p>0.79</text:p>
          </table:table-cell>
          <table:table-cell table:style-name="ce7" table:formula="of:=1 / (1 + 3 ^ ( - ([.N48] - [.$B$194]*([.$A48]/10)) / 50))" office:value-type="float" office:value="0.822616118909792" calcext:value-type="float">
            <text:p>0.82</text:p>
          </table:table-cell>
          <table:table-cell table:style-name="ce7" table:formula="of:=1 / (1 + 3 ^ ( - ([.O48] - [.$B$194]*([.$A48]/10)) / 50))" office:value-type="float" office:value="0.782209381070543" calcext:value-type="float">
            <text:p>0.78</text:p>
          </table:table-cell>
          <table:table-cell table:style-name="ce7" table:formula="of:=1 / (1 + 3 ^ ( - ([.P48] - [.$B$194]*([.$A48]/10)) / 50))" office:value-type="float" office:value="0.748262261440952" calcext:value-type="float">
            <text:p>0.75</text:p>
          </table:table-cell>
          <table:table-cell table:style-name="ce7" table:formula="of:=1 / (1 + 3 ^ ( - ([.Q48] - [.$B$194]*([.$A48]/10)) / 50))" office:value-type="float" office:value="0.794561095543626" calcext:value-type="float">
            <text:p>0.79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table:formula="of:=1 / (1 + 3 ^ ( - ([.B49] - [.$B$194]*([.$A49]/10)) / 50))" office:value-type="float" office:value="0.690734488792645" calcext:value-type="float">
            <text:p>0.69</text:p>
          </table:table-cell>
          <table:table-cell table:style-name="ce7" table:formula="of:=1 / (1 + 3 ^ ( - ([.C49] - [.$B$194]*([.$A49]/10)) / 50))" office:value-type="float" office:value="0.71371688940295" calcext:value-type="float">
            <text:p>0.71</text:p>
          </table:table-cell>
          <table:table-cell table:style-name="ce7" table:formula="of:=1 / (1 + 3 ^ ( - ([.D49] - [.$B$194]*([.$A49]/10)) / 50))" office:value-type="float" office:value="0.679553737202761" calcext:value-type="float">
            <text:p>0.68</text:p>
          </table:table-cell>
          <table:table-cell table:style-name="ce7" table:formula="of:=1 / (1 + 3 ^ ( - ([.E49] - [.$B$194]*([.$A49]/10)) / 50))" office:value-type="float" office:value="0.726100129526493" calcext:value-type="float">
            <text:p>0.73</text:p>
          </table:table-cell>
          <table:table-cell table:style-name="ce7" table:formula="of:=1 / (1 + 3 ^ ( - ([.F49] - [.$B$194]*([.$A49]/10)) / 50))" office:value-type="float" office:value="0.776569099189663" calcext:value-type="float">
            <text:p>0.78</text:p>
          </table:table-cell>
          <table:table-cell table:style-name="ce7" table:formula="of:=1 / (1 + 3 ^ ( - ([.G49] - [.$B$194]*([.$A49]/10)) / 50))" office:value-type="float" office:value="0.715573370140736" calcext:value-type="float">
            <text:p>0.72</text:p>
          </table:table-cell>
          <table:table-cell table:style-name="ce7" table:formula="of:=1 / (1 + 3 ^ ( - ([.H49] - [.$B$194]*([.$A49]/10)) / 50))" office:value-type="float" office:value="0.706319554286187" calcext:value-type="float">
            <text:p>0.71</text:p>
          </table:table-cell>
          <table:table-cell table:style-name="ce7" table:formula="of:=1 / (1 + 3 ^ ( - ([.I49] - [.$B$194]*([.$A49]/10)) / 50))" office:value-type="float" office:value="0.720601815030793" calcext:value-type="float">
            <text:p>0.72</text:p>
          </table:table-cell>
          <table:table-cell table:style-name="ce7" table:formula="of:=1 / (1 + 3 ^ ( - ([.J49] - [.$B$194]*([.$A49]/10)) / 50))" office:value-type="float" office:value="0.794645191052897" calcext:value-type="float">
            <text:p>0.79</text:p>
          </table:table-cell>
          <table:table-cell table:style-name="ce7" table:formula="of:=1 / (1 + 3 ^ ( - ([.K49] - [.$B$194]*([.$A49]/10)) / 50))" office:value-type="float" office:value="0.779674413928992" calcext:value-type="float">
            <text:p>0.78</text:p>
          </table:table-cell>
          <table:table-cell table:style-name="ce7" table:formula="of:=1 / (1 + 3 ^ ( - ([.L49] - [.$B$194]*([.$A49]/10)) / 50))" office:value-type="float" office:value="0.838929455837755" calcext:value-type="float">
            <text:p>0.84</text:p>
          </table:table-cell>
          <table:table-cell table:style-name="ce7" table:formula="of:=1 / (1 + 3 ^ ( - ([.M49] - [.$B$194]*([.$A49]/10)) / 50))" office:value-type="float" office:value="0.804453808310601" calcext:value-type="float">
            <text:p>0.80</text:p>
          </table:table-cell>
          <table:table-cell table:style-name="ce7" table:formula="of:=1 / (1 + 3 ^ ( - ([.N49] - [.$B$194]*([.$A49]/10)) / 50))" office:value-type="float" office:value="0.841933301525635" calcext:value-type="float">
            <text:p>0.84</text:p>
          </table:table-cell>
          <table:table-cell table:style-name="ce7" table:formula="of:=1 / (1 + 3 ^ ( - ([.O49] - [.$B$194]*([.$A49]/10)) / 50))" office:value-type="float" office:value="0.797515675893723" calcext:value-type="float">
            <text:p>0.80</text:p>
          </table:table-cell>
          <table:table-cell table:style-name="ce7" table:formula="of:=1 / (1 + 3 ^ ( - ([.P49] - [.$B$194]*([.$A49]/10)) / 50))" office:value-type="float" office:value="0.774571379832637" calcext:value-type="float">
            <text:p>0.77</text:p>
          </table:table-cell>
          <table:table-cell table:style-name="ce7" table:formula="of:=1 / (1 + 3 ^ ( - ([.Q49] - [.$B$194]*([.$A49]/10)) / 50))" office:value-type="float" office:value="0.819923118063274" calcext:value-type="float">
            <text:p>0.82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table:formula="of:=1 / (1 + 3 ^ ( - ([.B50] - [.$B$194]*([.$A50]/10)) / 50))" office:value-type="float" office:value="0.703701692608638" calcext:value-type="float">
            <text:p>0.70</text:p>
          </table:table-cell>
          <table:table-cell table:style-name="ce7" table:formula="of:=1 / (1 + 3 ^ ( - ([.C50] - [.$B$194]*([.$A50]/10)) / 50))" office:value-type="float" office:value="0.726105088915045" calcext:value-type="float">
            <text:p>0.73</text:p>
          </table:table-cell>
          <table:table-cell table:style-name="ce7" table:formula="of:=1 / (1 + 3 ^ ( - ([.D50] - [.$B$194]*([.$A50]/10)) / 50))" office:value-type="float" office:value="0.691202981284055" calcext:value-type="float">
            <text:p>0.69</text:p>
          </table:table-cell>
          <table:table-cell table:style-name="ce7" table:formula="of:=1 / (1 + 3 ^ ( - ([.E50] - [.$B$194]*([.$A50]/10)) / 50))" office:value-type="float" office:value="0.740445172849068" calcext:value-type="float">
            <text:p>0.74</text:p>
          </table:table-cell>
          <table:table-cell table:style-name="ce7" table:formula="of:=1 / (1 + 3 ^ ( - ([.F50] - [.$B$194]*([.$A50]/10)) / 50))" office:value-type="float" office:value="0.795918057443542" calcext:value-type="float">
            <text:p>0.80</text:p>
          </table:table-cell>
          <table:table-cell table:style-name="ce7" table:formula="of:=1 / (1 + 3 ^ ( - ([.G50] - [.$B$194]*([.$A50]/10)) / 50))" office:value-type="float" office:value="0.72879022410103" calcext:value-type="float">
            <text:p>0.73</text:p>
          </table:table-cell>
          <table:table-cell table:style-name="ce7" table:formula="of:=1 / (1 + 3 ^ ( - ([.H50] - [.$B$194]*([.$A50]/10)) / 50))" office:value-type="float" office:value="0.72039934948555" calcext:value-type="float">
            <text:p>0.72</text:p>
          </table:table-cell>
          <table:table-cell table:style-name="ce7" table:formula="of:=1 / (1 + 3 ^ ( - ([.I50] - [.$B$194]*([.$A50]/10)) / 50))" office:value-type="float" office:value="0.735587601427919" calcext:value-type="float">
            <text:p>0.74</text:p>
          </table:table-cell>
          <table:table-cell table:style-name="ce7" table:formula="of:=1 / (1 + 3 ^ ( - ([.J50] - [.$B$194]*([.$A50]/10)) / 50))" office:value-type="float" office:value="0.813705537493467" calcext:value-type="float">
            <text:p>0.81</text:p>
          </table:table-cell>
          <table:table-cell table:style-name="ce7" table:formula="of:=1 / (1 + 3 ^ ( - ([.K50] - [.$B$194]*([.$A50]/10)) / 50))" office:value-type="float" office:value="0.797214529065852" calcext:value-type="float">
            <text:p>0.80</text:p>
          </table:table-cell>
          <table:table-cell table:style-name="ce7" table:formula="of:=1 / (1 + 3 ^ ( - ([.L50] - [.$B$194]*([.$A50]/10)) / 50))" office:value-type="float" office:value="0.855612476373226" calcext:value-type="float">
            <text:p>0.86</text:p>
          </table:table-cell>
          <table:table-cell table:style-name="ce7" table:formula="of:=1 / (1 + 3 ^ ( - ([.M50] - [.$B$194]*([.$A50]/10)) / 50))" office:value-type="float" office:value="0.819481106127905" calcext:value-type="float">
            <text:p>0.82</text:p>
          </table:table-cell>
          <table:table-cell table:style-name="ce7" table:formula="of:=1 / (1 + 3 ^ ( - ([.N50] - [.$B$194]*([.$A50]/10)) / 50))" office:value-type="float" office:value="0.859506114946484" calcext:value-type="float">
            <text:p>0.86</text:p>
          </table:table-cell>
          <table:table-cell table:style-name="ce7" table:formula="of:=1 / (1 + 3 ^ ( - ([.O50] - [.$B$194]*([.$A50]/10)) / 50))" office:value-type="float" office:value="0.812004784636997" calcext:value-type="float">
            <text:p>0.81</text:p>
          </table:table-cell>
          <table:table-cell table:style-name="ce7" table:formula="of:=1 / (1 + 3 ^ ( - ([.P50] - [.$B$194]*([.$A50]/10)) / 50))" office:value-type="float" office:value="0.798870004374311" calcext:value-type="float">
            <text:p>0.80</text:p>
          </table:table-cell>
          <table:table-cell table:style-name="ce7" table:formula="of:=1 / (1 + 3 ^ ( - ([.Q50] - [.$B$194]*([.$A50]/10)) / 50))" office:value-type="float" office:value="0.842773685586287" calcext:value-type="float">
            <text:p>0.84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table:formula="of:=1 / (1 + 3 ^ ( - ([.B51] - [.$B$194]*([.$A51]/10)) / 50))" office:value-type="float" office:value="0.716348466578769" calcext:value-type="float">
            <text:p>0.72</text:p>
          </table:table-cell>
          <table:table-cell table:style-name="ce7" table:formula="of:=1 / (1 + 3 ^ ( - ([.C51] - [.$B$194]*([.$A51]/10)) / 50))" office:value-type="float" office:value="0.738153890692204" calcext:value-type="float">
            <text:p>0.74</text:p>
          </table:table-cell>
          <table:table-cell table:style-name="ce7" table:formula="of:=1 / (1 + 3 ^ ( - ([.D51] - [.$B$194]*([.$A51]/10)) / 50))" office:value-type="float" office:value="0.702614064407804" calcext:value-type="float">
            <text:p>0.70</text:p>
          </table:table-cell>
          <table:table-cell table:style-name="ce7" table:formula="of:=1 / (1 + 3 ^ ( - ([.E51] - [.$B$194]*([.$A51]/10)) / 50))" office:value-type="float" office:value="0.754293152169335" calcext:value-type="float">
            <text:p>0.75</text:p>
          </table:table-cell>
          <table:table-cell table:style-name="ce7" table:formula="of:=1 / (1 + 3 ^ ( - ([.F51] - [.$B$194]*([.$A51]/10)) / 50))" office:value-type="float" office:value="0.813992758113312" calcext:value-type="float">
            <text:p>0.81</text:p>
          </table:table-cell>
          <table:table-cell table:style-name="ce7" table:formula="of:=1 / (1 + 3 ^ ( - ([.G51] - [.$B$194]*([.$A51]/10)) / 50))" office:value-type="float" office:value="0.74161468020361" calcext:value-type="float">
            <text:p>0.74</text:p>
          </table:table-cell>
          <table:table-cell table:style-name="ce7" table:formula="of:=1 / (1 + 3 ^ ( - ([.H51] - [.$B$194]*([.$A51]/10)) / 50))" office:value-type="float" office:value="0.734058280599157" calcext:value-type="float">
            <text:p>0.73</text:p>
          </table:table-cell>
          <table:table-cell table:style-name="ce7" table:formula="of:=1 / (1 + 3 ^ ( - ([.I51] - [.$B$194]*([.$A51]/10)) / 50))" office:value-type="float" office:value="0.75004841307273" calcext:value-type="float">
            <text:p>0.75</text:p>
          </table:table-cell>
          <table:table-cell table:style-name="ce7" table:formula="of:=1 / (1 + 3 ^ ( - ([.J51] - [.$B$194]*([.$A51]/10)) / 50))" office:value-type="float" office:value="0.831372182236109" calcext:value-type="float">
            <text:p>0.83</text:p>
          </table:table-cell>
          <table:table-cell table:style-name="ce7" table:formula="of:=1 / (1 + 3 ^ ( - ([.K51] - [.$B$194]*([.$A51]/10)) / 50))" office:value-type="float" office:value="0.813691946884127" calcext:value-type="float">
            <text:p>0.81</text:p>
          </table:table-cell>
          <table:table-cell table:style-name="ce7" table:formula="of:=1 / (1 + 3 ^ ( - ([.L51] - [.$B$194]*([.$A51]/10)) / 50))" office:value-type="float" office:value="0.87083358507897" calcext:value-type="float">
            <text:p>0.87</text:p>
          </table:table-cell>
          <table:table-cell table:style-name="ce7" table:formula="of:=1 / (1 + 3 ^ ( - ([.M51] - [.$B$194]*([.$A51]/10)) / 50))" office:value-type="float" office:value="0.833592471394418" calcext:value-type="float">
            <text:p>0.83</text:p>
          </table:table-cell>
          <table:table-cell table:style-name="ce7" table:formula="of:=1 / (1 + 3 ^ ( - ([.N51] - [.$B$194]*([.$A51]/10)) / 50))" office:value-type="float" office:value="0.875414388390877" calcext:value-type="float">
            <text:p>0.88</text:p>
          </table:table-cell>
          <table:table-cell table:style-name="ce7" table:formula="of:=1 / (1 + 3 ^ ( - ([.O51] - [.$B$194]*([.$A51]/10)) / 50))" office:value-type="float" office:value="0.825683716715534" calcext:value-type="float">
            <text:p>0.83</text:p>
          </table:table-cell>
          <table:table-cell table:style-name="ce7" table:formula="of:=1 / (1 + 3 ^ ( - ([.P51] - [.$B$194]*([.$A51]/10)) / 50))" office:value-type="float" office:value="0.821154259244447" calcext:value-type="float">
            <text:p>0.82</text:p>
          </table:table-cell>
          <table:table-cell table:style-name="ce7" table:formula="of:=1 / (1 + 3 ^ ( - ([.Q51] - [.$B$194]*([.$A51]/10)) / 50))" office:value-type="float" office:value="0.863208418367435" calcext:value-type="float">
            <text:p>0.86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table:formula="of:=1 / (1 + 3 ^ ( - ([.B52] - [.$B$194]*([.$A52]/10)) / 50))" office:value-type="float" office:value="0.728663580964286" calcext:value-type="float">
            <text:p>0.73</text:p>
          </table:table-cell>
          <table:table-cell table:style-name="ce7" table:formula="of:=1 / (1 + 3 ^ ( - ([.C52] - [.$B$194]*([.$A52]/10)) / 50))" office:value-type="float" office:value="0.74985525628549" calcext:value-type="float">
            <text:p>0.75</text:p>
          </table:table-cell>
          <table:table-cell table:style-name="ce7" table:formula="of:=1 / (1 + 3 ^ ( - ([.D52] - [.$B$194]*([.$A52]/10)) / 50))" office:value-type="float" office:value="0.713778083368931" calcext:value-type="float">
            <text:p>0.71</text:p>
          </table:table-cell>
          <table:table-cell table:style-name="ce7" table:formula="of:=1 / (1 + 3 ^ ( - ([.E52] - [.$B$194]*([.$A52]/10)) / 50))" office:value-type="float" office:value="0.76763416141229" calcext:value-type="float">
            <text:p>0.77</text:p>
          </table:table-cell>
          <table:table-cell table:style-name="ce7" table:formula="of:=1 / (1 + 3 ^ ( - ([.F52] - [.$B$194]*([.$A52]/10)) / 50))" office:value-type="float" office:value="0.830806948730538" calcext:value-type="float">
            <text:p>0.83</text:p>
          </table:table-cell>
          <table:table-cell table:style-name="ce7" table:formula="of:=1 / (1 + 3 ^ ( - ([.G52] - [.$B$194]*([.$A52]/10)) / 50))" office:value-type="float" office:value="0.754037380534736" calcext:value-type="float">
            <text:p>0.75</text:p>
          </table:table-cell>
          <table:table-cell table:style-name="ce7" table:formula="of:=1 / (1 + 3 ^ ( - ([.H52] - [.$B$194]*([.$A52]/10)) / 50))" office:value-type="float" office:value="0.74728402625097" calcext:value-type="float">
            <text:p>0.75</text:p>
          </table:table-cell>
          <table:table-cell table:style-name="ce7" table:formula="of:=1 / (1 + 3 ^ ( - ([.I52] - [.$B$194]*([.$A52]/10)) / 50))" office:value-type="float" office:value="0.763972123001619" calcext:value-type="float">
            <text:p>0.76</text:p>
          </table:table-cell>
          <table:table-cell table:style-name="ce7" table:formula="of:=1 / (1 + 3 ^ ( - ([.J52] - [.$B$194]*([.$A52]/10)) / 50))" office:value-type="float" office:value="0.847677088477978" calcext:value-type="float">
            <text:p>0.85</text:p>
          </table:table-cell>
          <table:table-cell table:style-name="ce7" table:formula="of:=1 / (1 + 3 ^ ( - ([.K52] - [.$B$194]*([.$A52]/10)) / 50))" office:value-type="float" office:value="0.829117473384923" calcext:value-type="float">
            <text:p>0.83</text:p>
          </table:table-cell>
          <table:table-cell table:style-name="ce7" table:formula="of:=1 / (1 + 3 ^ ( - ([.L52] - [.$B$194]*([.$A52]/10)) / 50))" office:value-type="float" office:value="0.884666400713836" calcext:value-type="float">
            <text:p>0.88</text:p>
          </table:table-cell>
          <table:table-cell table:style-name="ce7" table:formula="of:=1 / (1 + 3 ^ ( - ([.M52] - [.$B$194]*([.$A52]/10)) / 50))" office:value-type="float" office:value="0.846806948099335" calcext:value-type="float">
            <text:p>0.85</text:p>
          </table:table-cell>
          <table:table-cell table:style-name="ce7" table:formula="of:=1 / (1 + 3 ^ ( - ([.N52] - [.$B$194]*([.$A52]/10)) / 50))" office:value-type="float" office:value="0.88975240247668" calcext:value-type="float">
            <text:p>0.89</text:p>
          </table:table-cell>
          <table:table-cell table:style-name="ce7" table:formula="of:=1 / (1 + 3 ^ ( - ([.O52] - [.$B$194]*([.$A52]/10)) / 50))" office:value-type="float" office:value="0.838565217938679" calcext:value-type="float">
            <text:p>0.84</text:p>
          </table:table-cell>
          <table:table-cell table:style-name="ce7" table:formula="of:=1 / (1 + 3 ^ ( - ([.P52] - [.$B$194]*([.$A52]/10)) / 50))" office:value-type="float" office:value="0.841459509555721" calcext:value-type="float">
            <text:p>0.84</text:p>
          </table:table-cell>
          <table:table-cell table:style-name="ce7" table:formula="of:=1 / (1 + 3 ^ ( - ([.Q52] - [.$B$194]*([.$A52]/10)) / 50))" office:value-type="float" office:value="0.881361122204166" calcext:value-type="float">
            <text:p>0.88</text:p>
          </table:table-cell>
          <table:table-cell table:number-columns-repeated="100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hit rate</text:p>
          </table:table-cell>
          <table:table-cell table:number-columns-repeated="6"/>
          <table:table-cell table:style-name="Default" table:number-columns-repeated="10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table:formula="of:=1 + [.B89]/100" office:value-type="float" office:value="1.41751329613236" calcext:value-type="float">
            <text:p>1.42</text:p>
          </table:table-cell>
          <table:table-cell table:style-name="ce7" table:formula="of:=1 + [.C89]/100" office:value-type="float" office:value="1.51752124928014" calcext:value-type="float">
            <text:p>1.52</text:p>
          </table:table-cell>
          <table:table-cell table:style-name="ce7" table:formula="of:=1 + [.D89]/100" office:value-type="float" office:value="1.79832773876157" calcext:value-type="float">
            <text:p>1.80</text:p>
          </table:table-cell>
          <table:table-cell table:style-name="ce7" table:formula="of:=1 + [.E89]/100" office:value-type="float" office:value="1.42521952778737" calcext:value-type="float">
            <text:p>1.43</text:p>
          </table:table-cell>
          <table:table-cell table:style-name="ce7" table:formula="of:=1 + [.F89]/100" office:value-type="float" office:value="1.59347116053935" calcext:value-type="float">
            <text:p>1.59</text:p>
          </table:table-cell>
          <table:table-cell table:style-name="ce7" table:formula="of:=1 + [.G89]/100" office:value-type="float" office:value="1.59475000839607" calcext:value-type="float">
            <text:p>1.59</text:p>
          </table:table-cell>
          <table:table-cell table:style-name="ce7" table:formula="of:=1 + [.H89]/100" office:value-type="float" office:value="1.52224736712532" calcext:value-type="float">
            <text:p>1.52</text:p>
          </table:table-cell>
          <table:table-cell table:style-name="ce7" table:formula="of:=1 + [.I89]/100" office:value-type="float" office:value="1.42688951599006" calcext:value-type="float">
            <text:p>1.43</text:p>
          </table:table-cell>
          <table:table-cell table:style-name="ce7" table:formula="of:=1 + [.J89]/100" office:value-type="float" office:value="1.57150042937965" calcext:value-type="float">
            <text:p>1.57</text:p>
          </table:table-cell>
          <table:table-cell table:style-name="ce7" table:formula="of:=1 + [.K89]/100" office:value-type="float" office:value="2.19520369279361" calcext:value-type="float">
            <text:p>2.20</text:p>
          </table:table-cell>
          <table:table-cell table:style-name="ce7" table:formula="of:=1 + [.L89]/100" office:value-type="float" office:value="1.65894422334149" calcext:value-type="float">
            <text:p>1.66</text:p>
          </table:table-cell>
          <table:table-cell table:style-name="ce7" table:formula="of:=1 + [.M89]/100" office:value-type="float" office:value="1.54062771230306" calcext:value-type="float">
            <text:p>1.54</text:p>
          </table:table-cell>
          <table:table-cell table:style-name="ce7" table:formula="of:=1 + [.N89]/100" office:value-type="float" office:value="1.71025987223188" calcext:value-type="float">
            <text:p>1.71</text:p>
          </table:table-cell>
          <table:table-cell table:style-name="ce7" table:formula="of:=1 + [.O89]/100" office:value-type="float" office:value="1.71186899166176" calcext:value-type="float">
            <text:p>1.71</text:p>
          </table:table-cell>
          <table:table-cell table:style-name="ce7" table:formula="of:=1 + [.P89]/100" office:value-type="float" office:value="1.78521710418223" calcext:value-type="float">
            <text:p>1.79</text:p>
          </table:table-cell>
          <table:table-cell table:style-name="ce7" table:formula="of:=1 + [.Q89]/100" office:value-type="float" office:value="1.40331647899111" calcext:value-type="float">
            <text:p>1.40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table:formula="of:=1 + [.B90]/100" office:value-type="float" office:value="1.53502659226471" calcext:value-type="float">
            <text:p>1.54</text:p>
          </table:table-cell>
          <table:table-cell table:style-name="ce7" table:formula="of:=1 + [.C90]/100" office:value-type="float" office:value="1.63504249856029" calcext:value-type="float">
            <text:p>1.64</text:p>
          </table:table-cell>
          <table:table-cell table:style-name="ce7" table:formula="of:=1 + [.D90]/100" office:value-type="float" office:value="1.89665547752315" calcext:value-type="float">
            <text:p>1.90</text:p>
          </table:table-cell>
          <table:table-cell table:style-name="ce7" table:formula="of:=1 + [.E90]/100" office:value-type="float" office:value="1.55043905557474" calcext:value-type="float">
            <text:p>1.55</text:p>
          </table:table-cell>
          <table:table-cell table:style-name="ce7" table:formula="of:=1 + [.F90]/100" office:value-type="float" office:value="1.6869423210787" calcext:value-type="float">
            <text:p>1.69</text:p>
          </table:table-cell>
          <table:table-cell table:style-name="ce7" table:formula="of:=1 + [.G90]/100" office:value-type="float" office:value="1.68950001679214" calcext:value-type="float">
            <text:p>1.69</text:p>
          </table:table-cell>
          <table:table-cell table:style-name="ce7" table:formula="of:=1 + [.H90]/100" office:value-type="float" office:value="1.64449473425064" calcext:value-type="float">
            <text:p>1.64</text:p>
          </table:table-cell>
          <table:table-cell table:style-name="ce7" table:formula="of:=1 + [.I90]/100" office:value-type="float" office:value="1.55377903198013" calcext:value-type="float">
            <text:p>1.55</text:p>
          </table:table-cell>
          <table:table-cell table:style-name="ce7" table:formula="of:=1 + [.J90]/100" office:value-type="float" office:value="1.6430008587593" calcext:value-type="float">
            <text:p>1.64</text:p>
          </table:table-cell>
          <table:table-cell table:style-name="ce7" table:formula="of:=1 + [.K90]/100" office:value-type="float" office:value="2.29040738558722" calcext:value-type="float">
            <text:p>2.29</text:p>
          </table:table-cell>
          <table:table-cell table:style-name="ce7" table:formula="of:=1 + [.L90]/100" office:value-type="float" office:value="1.81788844668299" calcext:value-type="float">
            <text:p>1.82</text:p>
          </table:table-cell>
          <table:table-cell table:style-name="ce7" table:formula="of:=1 + [.M90]/100" office:value-type="float" office:value="1.68125542460612" calcext:value-type="float">
            <text:p>1.68</text:p>
          </table:table-cell>
          <table:table-cell table:style-name="ce7" table:formula="of:=1 + [.N90]/100" office:value-type="float" office:value="1.82051974446376" calcext:value-type="float">
            <text:p>1.82</text:p>
          </table:table-cell>
          <table:table-cell table:style-name="ce7" table:formula="of:=1 + [.O90]/100" office:value-type="float" office:value="1.82373798332351" calcext:value-type="float">
            <text:p>1.82</text:p>
          </table:table-cell>
          <table:table-cell table:style-name="ce7" table:formula="of:=1 + [.P90]/100" office:value-type="float" office:value="1.87043420836446" calcext:value-type="float">
            <text:p>1.87</text:p>
          </table:table-cell>
          <table:table-cell table:style-name="ce7" table:formula="of:=1 + [.Q90]/100" office:value-type="float" office:value="1.50663295798222" calcext:value-type="float">
            <text:p>1.51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table:formula="of:=1 + [.B91]/100" office:value-type="float" office:value="1.65253988839707" calcext:value-type="float">
            <text:p>1.65</text:p>
          </table:table-cell>
          <table:table-cell table:style-name="ce7" table:formula="of:=1 + [.C91]/100" office:value-type="float" office:value="1.75256374784043" calcext:value-type="float">
            <text:p>1.75</text:p>
          </table:table-cell>
          <table:table-cell table:style-name="ce7" table:formula="of:=1 + [.D91]/100" office:value-type="float" office:value="1.99498321628472" calcext:value-type="float">
            <text:p>1.99</text:p>
          </table:table-cell>
          <table:table-cell table:style-name="ce7" table:formula="of:=1 + [.E91]/100" office:value-type="float" office:value="1.67565858336212" calcext:value-type="float">
            <text:p>1.68</text:p>
          </table:table-cell>
          <table:table-cell table:style-name="ce7" table:formula="of:=1 + [.F91]/100" office:value-type="float" office:value="1.78041348161806" calcext:value-type="float">
            <text:p>1.78</text:p>
          </table:table-cell>
          <table:table-cell table:style-name="ce7" table:formula="of:=1 + [.G91]/100" office:value-type="float" office:value="1.78425002518821" calcext:value-type="float">
            <text:p>1.78</text:p>
          </table:table-cell>
          <table:table-cell table:style-name="ce7" table:formula="of:=1 + [.H91]/100" office:value-type="float" office:value="1.76674210137596" calcext:value-type="float">
            <text:p>1.77</text:p>
          </table:table-cell>
          <table:table-cell table:style-name="ce7" table:formula="of:=1 + [.I91]/100" office:value-type="float" office:value="1.68066854797019" calcext:value-type="float">
            <text:p>1.68</text:p>
          </table:table-cell>
          <table:table-cell table:style-name="ce7" table:formula="of:=1 + [.J91]/100" office:value-type="float" office:value="1.71450128813895" calcext:value-type="float">
            <text:p>1.71</text:p>
          </table:table-cell>
          <table:table-cell table:style-name="ce7" table:formula="of:=1 + [.K91]/100" office:value-type="float" office:value="2.38561107838083" calcext:value-type="float">
            <text:p>2.39</text:p>
          </table:table-cell>
          <table:table-cell table:style-name="ce7" table:formula="of:=1 + [.L91]/100" office:value-type="float" office:value="1.97683267002448" calcext:value-type="float">
            <text:p>1.98</text:p>
          </table:table-cell>
          <table:table-cell table:style-name="ce7" table:formula="of:=1 + [.M91]/100" office:value-type="float" office:value="1.82188313690918" calcext:value-type="float">
            <text:p>1.82</text:p>
          </table:table-cell>
          <table:table-cell table:style-name="ce7" table:formula="of:=1 + [.N91]/100" office:value-type="float" office:value="1.93077961669564" calcext:value-type="float">
            <text:p>1.93</text:p>
          </table:table-cell>
          <table:table-cell table:style-name="ce7" table:formula="of:=1 + [.O91]/100" office:value-type="float" office:value="1.93560697498527" calcext:value-type="float">
            <text:p>1.94</text:p>
          </table:table-cell>
          <table:table-cell table:style-name="ce7" table:formula="of:=1 + [.P91]/100" office:value-type="float" office:value="1.95565131254669" calcext:value-type="float">
            <text:p>1.96</text:p>
          </table:table-cell>
          <table:table-cell table:style-name="ce7" table:formula="of:=1 + [.Q91]/100" office:value-type="float" office:value="1.60994943697333" calcext:value-type="float">
            <text:p>1.61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table:formula="of:=1 + [.B92]/100" office:value-type="float" office:value="1.77005318452943" calcext:value-type="float">
            <text:p>1.77</text:p>
          </table:table-cell>
          <table:table-cell table:style-name="ce7" table:formula="of:=1 + [.C92]/100" office:value-type="float" office:value="1.87008499712058" calcext:value-type="float">
            <text:p>1.87</text:p>
          </table:table-cell>
          <table:table-cell table:style-name="ce7" table:formula="of:=1 + [.D92]/100" office:value-type="float" office:value="2.0933109550463" calcext:value-type="float">
            <text:p>2.09</text:p>
          </table:table-cell>
          <table:table-cell table:style-name="ce7" table:formula="of:=1 + [.E92]/100" office:value-type="float" office:value="1.80087811114949" calcext:value-type="float">
            <text:p>1.80</text:p>
          </table:table-cell>
          <table:table-cell table:style-name="ce7" table:formula="of:=1 + [.F92]/100" office:value-type="float" office:value="1.87388464215741" calcext:value-type="float">
            <text:p>1.87</text:p>
          </table:table-cell>
          <table:table-cell table:style-name="ce7" table:formula="of:=1 + [.G92]/100" office:value-type="float" office:value="1.87900003358428" calcext:value-type="float">
            <text:p>1.88</text:p>
          </table:table-cell>
          <table:table-cell table:style-name="ce7" table:formula="of:=1 + [.H92]/100" office:value-type="float" office:value="1.88898946850128" calcext:value-type="float">
            <text:p>1.89</text:p>
          </table:table-cell>
          <table:table-cell table:style-name="ce7" table:formula="of:=1 + [.I92]/100" office:value-type="float" office:value="1.80755806396026" calcext:value-type="float">
            <text:p>1.81</text:p>
          </table:table-cell>
          <table:table-cell table:style-name="ce7" table:formula="of:=1 + [.J92]/100" office:value-type="float" office:value="1.7860017175186" calcext:value-type="float">
            <text:p>1.79</text:p>
          </table:table-cell>
          <table:table-cell table:style-name="ce7" table:formula="of:=1 + [.K92]/100" office:value-type="float" office:value="2.48081477117444" calcext:value-type="float">
            <text:p>2.48</text:p>
          </table:table-cell>
          <table:table-cell table:style-name="ce7" table:formula="of:=1 + [.L92]/100" office:value-type="float" office:value="2.13577689336598" calcext:value-type="float">
            <text:p>2.14</text:p>
          </table:table-cell>
          <table:table-cell table:style-name="ce7" table:formula="of:=1 + [.M92]/100" office:value-type="float" office:value="1.96251084921224" calcext:value-type="float">
            <text:p>1.96</text:p>
          </table:table-cell>
          <table:table-cell table:style-name="ce7" table:formula="of:=1 + [.N92]/100" office:value-type="float" office:value="2.04103948892752" calcext:value-type="float">
            <text:p>2.04</text:p>
          </table:table-cell>
          <table:table-cell table:style-name="ce7" table:formula="of:=1 + [.O92]/100" office:value-type="float" office:value="2.04747596664702" calcext:value-type="float">
            <text:p>2.05</text:p>
          </table:table-cell>
          <table:table-cell table:style-name="ce7" table:formula="of:=1 + [.P92]/100" office:value-type="float" office:value="2.04086841672891" calcext:value-type="float">
            <text:p>2.04</text:p>
          </table:table-cell>
          <table:table-cell table:style-name="ce7" table:formula="of:=1 + [.Q92]/100" office:value-type="float" office:value="1.71326591596444" calcext:value-type="float">
            <text:p>1.71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table:formula="of:=1 + [.B93]/100" office:value-type="float" office:value="1.88756648066178" calcext:value-type="float">
            <text:p>1.89</text:p>
          </table:table-cell>
          <table:table-cell table:style-name="ce7" table:formula="of:=1 + [.C93]/100" office:value-type="float" office:value="1.98760624640072" calcext:value-type="float">
            <text:p>1.99</text:p>
          </table:table-cell>
          <table:table-cell table:style-name="ce7" table:formula="of:=1 + [.D93]/100" office:value-type="float" office:value="2.19163869380787" calcext:value-type="float">
            <text:p>2.19</text:p>
          </table:table-cell>
          <table:table-cell table:style-name="ce7" table:formula="of:=1 + [.E93]/100" office:value-type="float" office:value="1.92609763893686" calcext:value-type="float">
            <text:p>1.93</text:p>
          </table:table-cell>
          <table:table-cell table:style-name="ce7" table:formula="of:=1 + [.F93]/100" office:value-type="float" office:value="1.96735580269676" calcext:value-type="float">
            <text:p>1.97</text:p>
          </table:table-cell>
          <table:table-cell table:style-name="ce7" table:formula="of:=1 + [.G93]/100" office:value-type="float" office:value="1.97375004198035" calcext:value-type="float">
            <text:p>1.97</text:p>
          </table:table-cell>
          <table:table-cell table:style-name="ce7" table:formula="of:=1 + [.H93]/100" office:value-type="float" office:value="2.0112368356266" calcext:value-type="float">
            <text:p>2.01</text:p>
          </table:table-cell>
          <table:table-cell table:style-name="ce7" table:formula="of:=1 + [.I93]/100" office:value-type="float" office:value="1.93444757995032" calcext:value-type="float">
            <text:p>1.93</text:p>
          </table:table-cell>
          <table:table-cell table:style-name="ce7" table:formula="of:=1 + [.J93]/100" office:value-type="float" office:value="1.85750214689825" calcext:value-type="float">
            <text:p>1.86</text:p>
          </table:table-cell>
          <table:table-cell table:style-name="ce7" table:formula="of:=1 + [.K93]/100" office:value-type="float" office:value="2.57601846396805" calcext:value-type="float">
            <text:p>2.58</text:p>
          </table:table-cell>
          <table:table-cell table:style-name="ce7" table:formula="of:=1 + [.L93]/100" office:value-type="float" office:value="2.29472111670747" calcext:value-type="float">
            <text:p>2.29</text:p>
          </table:table-cell>
          <table:table-cell table:style-name="ce7" table:formula="of:=1 + [.M93]/100" office:value-type="float" office:value="2.10313856151531" calcext:value-type="float">
            <text:p>2.10</text:p>
          </table:table-cell>
          <table:table-cell table:style-name="ce7" table:formula="of:=1 + [.N93]/100" office:value-type="float" office:value="2.1512993611594" calcext:value-type="float">
            <text:p>2.15</text:p>
          </table:table-cell>
          <table:table-cell table:style-name="ce7" table:formula="of:=1 + [.O93]/100" office:value-type="float" office:value="2.15934495830878" calcext:value-type="float">
            <text:p>2.16</text:p>
          </table:table-cell>
          <table:table-cell table:style-name="ce7" table:formula="of:=1 + [.P93]/100" office:value-type="float" office:value="2.12608552091114" calcext:value-type="float">
            <text:p>2.13</text:p>
          </table:table-cell>
          <table:table-cell table:style-name="ce7" table:formula="of:=1 + [.Q93]/100" office:value-type="float" office:value="1.81658239495555" calcext:value-type="float">
            <text:p>1.82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table:formula="of:=1 + [.B94]/100" office:value-type="float" office:value="2.00507977679414" calcext:value-type="float">
            <text:p>2.01</text:p>
          </table:table-cell>
          <table:table-cell table:style-name="ce7" table:formula="of:=1 + [.C94]/100" office:value-type="float" office:value="2.10512749568087" calcext:value-type="float">
            <text:p>2.11</text:p>
          </table:table-cell>
          <table:table-cell table:style-name="ce7" table:formula="of:=1 + [.D94]/100" office:value-type="float" office:value="2.28996643256945" calcext:value-type="float">
            <text:p>2.29</text:p>
          </table:table-cell>
          <table:table-cell table:style-name="ce7" table:formula="of:=1 + [.E94]/100" office:value-type="float" office:value="2.05131716672423" calcext:value-type="float">
            <text:p>2.05</text:p>
          </table:table-cell>
          <table:table-cell table:style-name="ce7" table:formula="of:=1 + [.F94]/100" office:value-type="float" office:value="2.06082696323611" calcext:value-type="float">
            <text:p>2.06</text:p>
          </table:table-cell>
          <table:table-cell table:style-name="ce7" table:formula="of:=1 + [.G94]/100" office:value-type="float" office:value="2.06850005037641" calcext:value-type="float">
            <text:p>2.07</text:p>
          </table:table-cell>
          <table:table-cell table:style-name="ce7" table:formula="of:=1 + [.H94]/100" office:value-type="float" office:value="2.13348420275192" calcext:value-type="float">
            <text:p>2.13</text:p>
          </table:table-cell>
          <table:table-cell table:style-name="ce7" table:formula="of:=1 + [.I94]/100" office:value-type="float" office:value="2.06133709594039" calcext:value-type="float">
            <text:p>2.06</text:p>
          </table:table-cell>
          <table:table-cell table:style-name="ce7" table:formula="of:=1 + [.J94]/100" office:value-type="float" office:value="1.92900257627791" calcext:value-type="float">
            <text:p>1.93</text:p>
          </table:table-cell>
          <table:table-cell table:style-name="ce7" table:formula="of:=1 + [.K94]/100" office:value-type="float" office:value="2.67122215676166" calcext:value-type="float">
            <text:p>2.67</text:p>
          </table:table-cell>
          <table:table-cell table:style-name="ce7" table:formula="of:=1 + [.L94]/100" office:value-type="float" office:value="2.45366534004897" calcext:value-type="float">
            <text:p>2.45</text:p>
          </table:table-cell>
          <table:table-cell table:style-name="ce7" table:formula="of:=1 + [.M94]/100" office:value-type="float" office:value="2.24376627381837" calcext:value-type="float">
            <text:p>2.24</text:p>
          </table:table-cell>
          <table:table-cell table:style-name="ce7" table:formula="of:=1 + [.N94]/100" office:value-type="float" office:value="2.26155923339128" calcext:value-type="float">
            <text:p>2.26</text:p>
          </table:table-cell>
          <table:table-cell table:style-name="ce7" table:formula="of:=1 + [.O94]/100" office:value-type="float" office:value="2.27121394997054" calcext:value-type="float">
            <text:p>2.27</text:p>
          </table:table-cell>
          <table:table-cell table:style-name="ce7" table:formula="of:=1 + [.P94]/100" office:value-type="float" office:value="2.21130262509337" calcext:value-type="float">
            <text:p>2.21</text:p>
          </table:table-cell>
          <table:table-cell table:style-name="ce7" table:formula="of:=1 + [.Q94]/100" office:value-type="float" office:value="1.91989887394666" calcext:value-type="float">
            <text:p>1.92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table:formula="of:=1 + [.B95]/100" office:value-type="float" office:value="2.1225930729265" calcext:value-type="float">
            <text:p>2.12</text:p>
          </table:table-cell>
          <table:table-cell table:style-name="ce7" table:formula="of:=1 + [.C95]/100" office:value-type="float" office:value="2.22264874496101" calcext:value-type="float">
            <text:p>2.22</text:p>
          </table:table-cell>
          <table:table-cell table:style-name="ce7" table:formula="of:=1 + [.D95]/100" office:value-type="float" office:value="2.38829417133102" calcext:value-type="float">
            <text:p>2.39</text:p>
          </table:table-cell>
          <table:table-cell table:style-name="ce7" table:formula="of:=1 + [.E95]/100" office:value-type="float" office:value="2.1765366945116" calcext:value-type="float">
            <text:p>2.18</text:p>
          </table:table-cell>
          <table:table-cell table:style-name="ce7" table:formula="of:=1 + [.F95]/100" office:value-type="float" office:value="2.15429812377546" calcext:value-type="float">
            <text:p>2.15</text:p>
          </table:table-cell>
          <table:table-cell table:style-name="ce7" table:formula="of:=1 + [.G95]/100" office:value-type="float" office:value="2.16325005877248" calcext:value-type="float">
            <text:p>2.16</text:p>
          </table:table-cell>
          <table:table-cell table:style-name="ce7" table:formula="of:=1 + [.H95]/100" office:value-type="float" office:value="2.25573156987724" calcext:value-type="float">
            <text:p>2.26</text:p>
          </table:table-cell>
          <table:table-cell table:style-name="ce7" table:formula="of:=1 + [.I95]/100" office:value-type="float" office:value="2.18822661193045" calcext:value-type="float">
            <text:p>2.19</text:p>
          </table:table-cell>
          <table:table-cell table:style-name="ce7" table:formula="of:=1 + [.J95]/100" office:value-type="float" office:value="2.00050300565756" calcext:value-type="float">
            <text:p>2.00</text:p>
          </table:table-cell>
          <table:table-cell table:style-name="ce7" table:formula="of:=1 + [.K95]/100" office:value-type="float" office:value="2.76642584955527" calcext:value-type="float">
            <text:p>2.77</text:p>
          </table:table-cell>
          <table:table-cell table:style-name="ce7" table:formula="of:=1 + [.L95]/100" office:value-type="float" office:value="2.61260956339046" calcext:value-type="float">
            <text:p>2.61</text:p>
          </table:table-cell>
          <table:table-cell table:style-name="ce7" table:formula="of:=1 + [.M95]/100" office:value-type="float" office:value="2.38439398612143" calcext:value-type="float">
            <text:p>2.38</text:p>
          </table:table-cell>
          <table:table-cell table:style-name="ce7" table:formula="of:=1 + [.N95]/100" office:value-type="float" office:value="2.37181910562316" calcext:value-type="float">
            <text:p>2.37</text:p>
          </table:table-cell>
          <table:table-cell table:style-name="ce7" table:formula="of:=1 + [.O95]/100" office:value-type="float" office:value="2.38308294163229" calcext:value-type="float">
            <text:p>2.38</text:p>
          </table:table-cell>
          <table:table-cell table:style-name="ce7" table:formula="of:=1 + [.P95]/100" office:value-type="float" office:value="2.2965197292756" calcext:value-type="float">
            <text:p>2.30</text:p>
          </table:table-cell>
          <table:table-cell table:style-name="ce7" table:formula="of:=1 + [.Q95]/100" office:value-type="float" office:value="2.02321535293777" calcext:value-type="float">
            <text:p>2.02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table:formula="of:=1 + [.B96]/100" office:value-type="float" office:value="2.24010636905885" calcext:value-type="float">
            <text:p>2.24</text:p>
          </table:table-cell>
          <table:table-cell table:style-name="ce7" table:formula="of:=1 + [.C96]/100" office:value-type="float" office:value="2.34016999424116" calcext:value-type="float">
            <text:p>2.34</text:p>
          </table:table-cell>
          <table:table-cell table:style-name="ce7" table:formula="of:=1 + [.D96]/100" office:value-type="float" office:value="2.4866219100926" calcext:value-type="float">
            <text:p>2.49</text:p>
          </table:table-cell>
          <table:table-cell table:style-name="ce7" table:formula="of:=1 + [.E96]/100" office:value-type="float" office:value="2.30175622229897" calcext:value-type="float">
            <text:p>2.30</text:p>
          </table:table-cell>
          <table:table-cell table:style-name="ce7" table:formula="of:=1 + [.F96]/100" office:value-type="float" office:value="2.24776928431482" calcext:value-type="float">
            <text:p>2.25</text:p>
          </table:table-cell>
          <table:table-cell table:style-name="ce7" table:formula="of:=1 + [.G96]/100" office:value-type="float" office:value="2.25800006716855" calcext:value-type="float">
            <text:p>2.26</text:p>
          </table:table-cell>
          <table:table-cell table:style-name="ce7" table:formula="of:=1 + [.H96]/100" office:value-type="float" office:value="2.37797893700256" calcext:value-type="float">
            <text:p>2.38</text:p>
          </table:table-cell>
          <table:table-cell table:style-name="ce7" table:formula="of:=1 + [.I96]/100" office:value-type="float" office:value="2.31511612792052" calcext:value-type="float">
            <text:p>2.32</text:p>
          </table:table-cell>
          <table:table-cell table:style-name="ce7" table:formula="of:=1 + [.J96]/100" office:value-type="float" office:value="2.07200343503721" calcext:value-type="float">
            <text:p>2.07</text:p>
          </table:table-cell>
          <table:table-cell table:style-name="ce7" table:formula="of:=1 + [.K96]/100" office:value-type="float" office:value="2.86162954234887" calcext:value-type="float">
            <text:p>2.86</text:p>
          </table:table-cell>
          <table:table-cell table:style-name="ce7" table:formula="of:=1 + [.L96]/100" office:value-type="float" office:value="2.77155378673196" calcext:value-type="float">
            <text:p>2.77</text:p>
          </table:table-cell>
          <table:table-cell table:style-name="ce7" table:formula="of:=1 + [.M96]/100" office:value-type="float" office:value="2.52502169842449" calcext:value-type="float">
            <text:p>2.53</text:p>
          </table:table-cell>
          <table:table-cell table:style-name="ce7" table:formula="of:=1 + [.N96]/100" office:value-type="float" office:value="2.48207897785503" calcext:value-type="float">
            <text:p>2.48</text:p>
          </table:table-cell>
          <table:table-cell table:style-name="ce7" table:formula="of:=1 + [.O96]/100" office:value-type="float" office:value="2.49495193329405" calcext:value-type="float">
            <text:p>2.49</text:p>
          </table:table-cell>
          <table:table-cell table:style-name="ce7" table:formula="of:=1 + [.P96]/100" office:value-type="float" office:value="2.38173683345783" calcext:value-type="float">
            <text:p>2.38</text:p>
          </table:table-cell>
          <table:table-cell table:style-name="ce7" table:formula="of:=1 + [.Q96]/100" office:value-type="float" office:value="2.12653183192888" calcext:value-type="float">
            <text:p>2.13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table:formula="of:=1 + [.B97]/100" office:value-type="float" office:value="2.35761966519121" calcext:value-type="float">
            <text:p>2.36</text:p>
          </table:table-cell>
          <table:table-cell table:style-name="ce7" table:formula="of:=1 + [.C97]/100" office:value-type="float" office:value="2.4576912435213" calcext:value-type="float">
            <text:p>2.46</text:p>
          </table:table-cell>
          <table:table-cell table:style-name="ce7" table:formula="of:=1 + [.D97]/100" office:value-type="float" office:value="2.58494964885417" calcext:value-type="float">
            <text:p>2.58</text:p>
          </table:table-cell>
          <table:table-cell table:style-name="ce7" table:formula="of:=1 + [.E97]/100" office:value-type="float" office:value="2.42697575008634" calcext:value-type="float">
            <text:p>2.43</text:p>
          </table:table-cell>
          <table:table-cell table:style-name="ce7" table:formula="of:=1 + [.F97]/100" office:value-type="float" office:value="2.34124044485417" calcext:value-type="float">
            <text:p>2.34</text:p>
          </table:table-cell>
          <table:table-cell table:style-name="ce7" table:formula="of:=1 + [.G97]/100" office:value-type="float" office:value="2.35275007556462" calcext:value-type="float">
            <text:p>2.35</text:p>
          </table:table-cell>
          <table:table-cell table:style-name="ce7" table:formula="of:=1 + [.H97]/100" office:value-type="float" office:value="2.50022630412788" calcext:value-type="float">
            <text:p>2.50</text:p>
          </table:table-cell>
          <table:table-cell table:style-name="ce7" table:formula="of:=1 + [.I97]/100" office:value-type="float" office:value="2.44200564391058" calcext:value-type="float">
            <text:p>2.44</text:p>
          </table:table-cell>
          <table:table-cell table:style-name="ce7" table:formula="of:=1 + [.J97]/100" office:value-type="float" office:value="2.14350386441686" calcext:value-type="float">
            <text:p>2.14</text:p>
          </table:table-cell>
          <table:table-cell table:style-name="ce7" table:formula="of:=1 + [.K97]/100" office:value-type="float" office:value="2.95683323514248" calcext:value-type="float">
            <text:p>2.96</text:p>
          </table:table-cell>
          <table:table-cell table:style-name="ce7" table:formula="of:=1 + [.L97]/100" office:value-type="float" office:value="2.93049801007345" calcext:value-type="float">
            <text:p>2.93</text:p>
          </table:table-cell>
          <table:table-cell table:style-name="ce7" table:formula="of:=1 + [.M97]/100" office:value-type="float" office:value="2.66564941072755" calcext:value-type="float">
            <text:p>2.67</text:p>
          </table:table-cell>
          <table:table-cell table:style-name="ce7" table:formula="of:=1 + [.N97]/100" office:value-type="float" office:value="2.59233885008691" calcext:value-type="float">
            <text:p>2.59</text:p>
          </table:table-cell>
          <table:table-cell table:style-name="ce7" table:formula="of:=1 + [.O97]/100" office:value-type="float" office:value="2.6068209249558" calcext:value-type="float">
            <text:p>2.61</text:p>
          </table:table-cell>
          <table:table-cell table:style-name="ce7" table:formula="of:=1 + [.P97]/100" office:value-type="float" office:value="2.46695393764005" calcext:value-type="float">
            <text:p>2.47</text:p>
          </table:table-cell>
          <table:table-cell table:style-name="ce7" table:formula="of:=1 + [.Q97]/100" office:value-type="float" office:value="2.22984831091999" calcext:value-type="float">
            <text:p>2.23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table:formula="of:=1 + [.B98]/100" office:value-type="float" office:value="2.47513296132357" calcext:value-type="float">
            <text:p>2.48</text:p>
          </table:table-cell>
          <table:table-cell table:style-name="ce7" table:formula="of:=1 + [.C98]/100" office:value-type="float" office:value="2.57521249280145" calcext:value-type="float">
            <text:p>2.58</text:p>
          </table:table-cell>
          <table:table-cell table:style-name="ce7" table:formula="of:=1 + [.D98]/100" office:value-type="float" office:value="2.68327738761575" calcext:value-type="float">
            <text:p>2.68</text:p>
          </table:table-cell>
          <table:table-cell table:style-name="ce7" table:formula="of:=1 + [.E98]/100" office:value-type="float" office:value="2.55219527787372" calcext:value-type="float">
            <text:p>2.55</text:p>
          </table:table-cell>
          <table:table-cell table:style-name="ce7" table:formula="of:=1 + [.F98]/100" office:value-type="float" office:value="2.43471160539352" calcext:value-type="float">
            <text:p>2.43</text:p>
          </table:table-cell>
          <table:table-cell table:style-name="ce7" table:formula="of:=1 + [.G98]/100" office:value-type="float" office:value="2.44750008396069" calcext:value-type="float">
            <text:p>2.45</text:p>
          </table:table-cell>
          <table:table-cell table:style-name="ce7" table:formula="of:=1 + [.H98]/100" office:value-type="float" office:value="2.6224736712532" calcext:value-type="float">
            <text:p>2.62</text:p>
          </table:table-cell>
          <table:table-cell table:style-name="ce7" table:formula="of:=1 + [.I98]/100" office:value-type="float" office:value="2.56889515990065" calcext:value-type="float">
            <text:p>2.57</text:p>
          </table:table-cell>
          <table:table-cell table:style-name="ce7" table:formula="of:=1 + [.J98]/100" office:value-type="float" office:value="2.21500429379651" calcext:value-type="float">
            <text:p>2.22</text:p>
          </table:table-cell>
          <table:table-cell table:style-name="ce7" table:formula="of:=1 + [.K98]/100" office:value-type="float" office:value="3.05203692793609" calcext:value-type="float">
            <text:p>3.05</text:p>
          </table:table-cell>
          <table:table-cell table:style-name="ce7" table:formula="of:=1 + [.L98]/100" office:value-type="float" office:value="3.08944223341495" calcext:value-type="float">
            <text:p>3.09</text:p>
          </table:table-cell>
          <table:table-cell table:style-name="ce7" table:formula="of:=1 + [.M98]/100" office:value-type="float" office:value="2.80627712303061" calcext:value-type="float">
            <text:p>2.81</text:p>
          </table:table-cell>
          <table:table-cell table:style-name="ce7" table:formula="of:=1 + [.N98]/100" office:value-type="float" office:value="2.70259872231879" calcext:value-type="float">
            <text:p>2.70</text:p>
          </table:table-cell>
          <table:table-cell table:style-name="ce7" table:formula="of:=1 + [.O98]/100" office:value-type="float" office:value="2.71868991661756" calcext:value-type="float">
            <text:p>2.72</text:p>
          </table:table-cell>
          <table:table-cell table:style-name="ce7" table:formula="of:=1 + [.P98]/100" office:value-type="float" office:value="2.55217104182228" calcext:value-type="float">
            <text:p>2.55</text:p>
          </table:table-cell>
          <table:table-cell table:style-name="ce7" table:formula="of:=1 + [.Q98]/100" office:value-type="float" office:value="2.3331647899111" calcext:value-type="float">
            <text:p>2.33</text:p>
          </table:table-cell>
          <table:table-cell table:number-columns-repeated="100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damage rate</text:p>
          </table:table-cell>
          <table:table-cell table:formula="of:=IF(ISBLANK([.B2]);[.B1];CONCATENATE([.B1];&quot;-&quot;;[.B2]))" office:value-type="string" office:string-value="staff" calcext:value-type="string">
            <text:p>staff</text:p>
          </table:table-cell>
          <table:table-cell table:formula="of:=IF(ISBLANK([.C2]);[.C1];CONCATENATE([.C1];&quot;-&quot;;[.C2]))" office:value-type="string" office:string-value="sword" calcext:value-type="string">
            <text:p>sword</text:p>
          </table:table-cell>
          <table:table-cell table:formula="of:=IF(ISBLANK([.D2]);[.D1];CONCATENATE([.D1];&quot;-&quot;;[.D2]))" office:value-type="string" office:string-value="dagger" calcext:value-type="string">
            <text:p>dagger</text:p>
          </table:table-cell>
          <table:table-cell table:formula="of:=IF(ISBLANK([.E2]);[.E1];CONCATENATE([.E1];&quot;-&quot;;[.E2]))" office:value-type="string" office:string-value="axe" calcext:value-type="string">
            <text:p>axe</text:p>
          </table:table-cell>
          <table:table-cell table:formula="of:=IF(ISBLANK([.F2]);[.F1];CONCATENATE([.F1];&quot;-&quot;;[.F2]))" office:value-type="string" office:string-value="spear" calcext:value-type="string">
            <text:p>spear</text:p>
          </table:table-cell>
          <table:table-cell table:formula="of:=IF(ISBLANK([.G2]);[.G1];CONCATENATE([.G1];&quot;-&quot;;[.G2]))" office:value-type="string" office:string-value="mace" calcext:value-type="string">
            <text:p>mace</text:p>
          </table:table-cell>
          <table:table-cell table:style-name="Default" table:formula="of:=IF(ISBLANK([.H2]);[.H1];CONCATENATE([.H1];&quot;-&quot;;[.H2]))" office:value-type="string" office:string-value="sword2h" calcext:value-type="string">
            <text:p>sword2h</text:p>
          </table:table-cell>
          <table:table-cell table:style-name="Default" table:formula="of:=IF(ISBLANK([.I2]);[.I1];CONCATENATE([.I1];&quot;-&quot;;[.I2]))" office:value-type="string" office:string-value="axe2h" calcext:value-type="string">
            <text:p>axe2h</text:p>
          </table:table-cell>
          <table:table-cell table:style-name="Default" table:formula="of:=IF(ISBLANK([.J2]);[.J1];CONCATENATE([.J1];&quot;-&quot;;[.J2]))" office:value-type="string" office:string-value="spear2h" calcext:value-type="string">
            <text:p>spear2h</text:p>
          </table:table-cell>
          <table:table-cell table:style-name="Default" table:formula="of:=IF(ISBLANK([.K2]);[.K1];CONCATENATE([.K1];&quot;-&quot;;[.K2]))" office:value-type="string" office:string-value="dagger-dagger" calcext:value-type="string">
            <text:p>dagger-dagger</text:p>
          </table:table-cell>
          <table:table-cell table:style-name="Default" table:formula="of:=IF(ISBLANK([.L2]);[.L1];CONCATENATE([.L1];&quot;-&quot;;[.L2]))" office:value-type="string" office:string-value="sword-sword" calcext:value-type="string">
            <text:p>sword-sword</text:p>
          </table:table-cell>
          <table:table-cell table:style-name="Default" table:formula="of:=IF(ISBLANK([.M2]);[.M1];CONCATENATE([.M1];&quot;-&quot;;[.M2]))" office:value-type="string" office:string-value="axe-sword" calcext:value-type="string">
            <text:p>axe-sword</text:p>
          </table:table-cell>
          <table:table-cell table:style-name="Default" table:formula="of:=IF(ISBLANK([.N2]);[.N1];CONCATENATE([.N1];&quot;-&quot;;[.N2]))" office:value-type="string" office:string-value="spear-sword" calcext:value-type="string">
            <text:p>spear-sword</text:p>
          </table:table-cell>
          <table:table-cell table:style-name="Default" table:formula="of:=IF(ISBLANK([.O2]);[.O1];CONCATENATE([.O1];&quot;-&quot;;[.O2]))" office:value-type="string" office:string-value="mace-sword" calcext:value-type="string">
            <text:p>mace-sword</text:p>
          </table:table-cell>
          <table:table-cell table:style-name="Default" table:formula="of:=IF(ISBLANK([.P2]);[.P1];CONCATENATE([.P1];&quot;-&quot;;[.P2]))" office:value-type="string" office:string-value="unarm" calcext:value-type="string">
            <text:p>unarm</text:p>
          </table:table-cell>
          <table:table-cell table:style-name="Default" table:formula="of:=IF(ISBLANK([.Q2]);[.Q1];CONCATENATE([.Q1];&quot;-&quot;;[.Q2]))" office:value-type="string" office:string-value="staff-unarm" calcext:value-type="string">
            <text:p>staff-unarm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table:formula="of:=PRODUCT([.B147];[.B159];[.B135])" office:value-type="float" office:value="24.77326026177" calcext:value-type="float">
            <text:p>24.77</text:p>
          </table:table-cell>
          <table:table-cell table:style-name="ce7" table:formula="of:=PRODUCT([.C147];[.C159];[.C135])" office:value-type="float" office:value="33.4143715342127" calcext:value-type="float">
            <text:p>33.41</text:p>
          </table:table-cell>
          <table:table-cell table:style-name="ce7" table:formula="of:=PRODUCT([.D147];[.D159];[.D135])" office:value-type="float" office:value="30.6069311600701" calcext:value-type="float">
            <text:p>30.61</text:p>
          </table:table-cell>
          <table:table-cell table:style-name="ce7" table:formula="of:=PRODUCT([.E147];[.E159];[.E135])" office:value-type="float" office:value="31.5955031347323" calcext:value-type="float">
            <text:p>31.60</text:p>
          </table:table-cell>
          <table:table-cell table:style-name="ce7" table:formula="of:=PRODUCT([.F147];[.F159];[.F135])" office:value-type="float" office:value="38.4934701418623" calcext:value-type="float">
            <text:p>38.49</text:p>
          </table:table-cell>
          <table:table-cell table:style-name="ce7" table:formula="of:=PRODUCT([.G147];[.G159];[.G135])" office:value-type="float" office:value="34.0613026099632" calcext:value-type="float">
            <text:p>34.06</text:p>
          </table:table-cell>
          <table:table-cell table:style-name="ce7" table:formula="of:=PRODUCT([.H147];[.H159];[.H135])" office:value-type="float" office:value="35.5609871817139" calcext:value-type="float">
            <text:p>35.56</text:p>
          </table:table-cell>
          <table:table-cell table:style-name="ce7" table:formula="of:=PRODUCT([.I147];[.I159];[.I135])" office:value-type="float" office:value="39.2066677399148" calcext:value-type="float">
            <text:p>39.21</text:p>
          </table:table-cell>
          <table:table-cell table:style-name="ce7" table:formula="of:=PRODUCT([.J147];[.J159];[.J135])" office:value-type="float" office:value="44.9419174684158" calcext:value-type="float">
            <text:p>44.94</text:p>
          </table:table-cell>
          <table:table-cell table:style-name="ce7" table:formula="of:=PRODUCT([.K147];[.K159];[.K135])" office:value-type="float" office:value="56.5510375723884" calcext:value-type="float">
            <text:p>56.55</text:p>
          </table:table-cell>
          <table:table-cell table:style-name="ce7" table:formula="of:=PRODUCT([.L147];[.L159];[.L135])" office:value-type="float" office:value="61.3966098437727" calcext:value-type="float">
            <text:p>61.40</text:p>
          </table:table-cell>
          <table:table-cell table:style-name="ce7" table:formula="of:=PRODUCT([.M147];[.M159];[.M135])" office:value-type="float" office:value="56.6957608116454" calcext:value-type="float">
            <text:p>56.70</text:p>
          </table:table-cell>
          <table:table-cell table:style-name="ce7" table:formula="of:=PRODUCT([.N147];[.N159];[.N135])" office:value-type="float" office:value="66.7029834145381" calcext:value-type="float">
            <text:p>66.70</text:p>
          </table:table-cell>
          <table:table-cell table:style-name="ce7" table:formula="of:=PRODUCT([.O147];[.O159];[.O135])" office:value-type="float" office:value="61.437068902323" calcext:value-type="float">
            <text:p>61.44</text:p>
          </table:table-cell>
          <table:table-cell table:style-name="ce7" table:formula="of:=PRODUCT([.P147];[.P159];[.P135])" office:value-type="float" office:value="21.3867469870166" calcext:value-type="float">
            <text:p>21.39</text:p>
          </table:table-cell>
          <table:table-cell table:style-name="ce7" table:formula="of:=PRODUCT([.Q147];[.Q159];[.Q135])" office:value-type="float" office:value="28.2584729988675" calcext:value-type="float">
            <text:p>28.26</text:p>
          </table:table-cell>
          <table:table-cell table:style-name="ce7"/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table:formula="of:=PRODUCT([.B148];[.B160];[.B136])" office:value-type="float" office:value="33.9481109640873" calcext:value-type="float">
            <text:p>33.95</text:p>
          </table:table-cell>
          <table:table-cell table:style-name="ce7" table:formula="of:=PRODUCT([.C148];[.C160];[.C136])" office:value-type="float" office:value="43.9898688837272" calcext:value-type="float">
            <text:p>43.99</text:p>
          </table:table-cell>
          <table:table-cell table:style-name="ce7" table:formula="of:=PRODUCT([.D148];[.D160];[.D136])" office:value-type="float" office:value="41.3098881031832" calcext:value-type="float">
            <text:p>41.31</text:p>
          </table:table-cell>
          <table:table-cell table:style-name="ce7" table:formula="of:=PRODUCT([.E148];[.E160];[.E136])" office:value-type="float" office:value="43.481136468636" calcext:value-type="float">
            <text:p>43.48</text:p>
          </table:table-cell>
          <table:table-cell table:style-name="ce7" table:formula="of:=PRODUCT([.F148];[.F160];[.F136])" office:value-type="float" office:value="51.3959366760949" calcext:value-type="float">
            <text:p>51.40</text:p>
          </table:table-cell>
          <table:table-cell table:style-name="ce7" table:formula="of:=PRODUCT([.G148];[.G160];[.G136])" office:value-type="float" office:value="45.626098327901" calcext:value-type="float">
            <text:p>45.63</text:p>
          </table:table-cell>
          <table:table-cell table:style-name="ce7" table:formula="of:=PRODUCT([.H148];[.H160];[.H136])" office:value-type="float" office:value="47.7664000414009" calcext:value-type="float">
            <text:p>47.77</text:p>
          </table:table-cell>
          <table:table-cell table:style-name="ce7" table:formula="of:=PRODUCT([.I148];[.I160];[.I136])" office:value-type="float" office:value="54.0826844227278" calcext:value-type="float">
            <text:p>54.08</text:p>
          </table:table-cell>
          <table:table-cell table:style-name="ce7" table:formula="of:=PRODUCT([.J148];[.J160];[.J136])" office:value-type="float" office:value="61.0655696775661" calcext:value-type="float">
            <text:p>61.07</text:p>
          </table:table-cell>
          <table:table-cell table:style-name="ce7" table:formula="of:=PRODUCT([.K148];[.K160];[.K136])" office:value-type="float" office:value="72.6593630476307" calcext:value-type="float">
            <text:p>72.66</text:p>
          </table:table-cell>
          <table:table-cell table:style-name="ce7" table:formula="of:=PRODUCT([.L148];[.L160];[.L136])" office:value-type="float" office:value="78.3062420651193" calcext:value-type="float">
            <text:p>78.31</text:p>
          </table:table-cell>
          <table:table-cell table:style-name="ce7" table:formula="of:=PRODUCT([.M148];[.M160];[.M136])" office:value-type="float" office:value="73.2566685078575" calcext:value-type="float">
            <text:p>73.26</text:p>
          </table:table-cell>
          <table:table-cell table:style-name="ce7" table:formula="of:=PRODUCT([.N148];[.N160];[.N136])" office:value-type="float" office:value="84.2225597616611" calcext:value-type="float">
            <text:p>84.22</text:p>
          </table:table-cell>
          <table:table-cell table:style-name="ce7" table:formula="of:=PRODUCT([.O148];[.O160];[.O136])" office:value-type="float" office:value="77.3280976137051" calcext:value-type="float">
            <text:p>77.33</text:p>
          </table:table-cell>
          <table:table-cell table:style-name="ce7" table:formula="of:=PRODUCT([.P148];[.P160];[.P136])" office:value-type="float" office:value="35.7536317235627" calcext:value-type="float">
            <text:p>35.75</text:p>
          </table:table-cell>
          <table:table-cell table:style-name="ce7" table:formula="of:=PRODUCT([.Q148];[.Q160];[.Q136])" office:value-type="float" office:value="42.0999714789374" calcext:value-type="float">
            <text:p>42.10</text:p>
          </table:table-cell>
          <table:table-cell table:style-name="ce7"/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table:formula="of:=PRODUCT([.B149];[.B161];[.B137])" office:value-type="float" office:value="44.5247208996118" calcext:value-type="float">
            <text:p>44.52</text:p>
          </table:table-cell>
          <table:table-cell table:style-name="ce7" table:formula="of:=PRODUCT([.C149];[.C161];[.C137])" office:value-type="float" office:value="56.028979307829" calcext:value-type="float">
            <text:p>56.03</text:p>
          </table:table-cell>
          <table:table-cell table:style-name="ce7" table:formula="of:=PRODUCT([.D149];[.D161];[.D137])" office:value-type="float" office:value="53.2997616928203" calcext:value-type="float">
            <text:p>53.30</text:p>
          </table:table-cell>
          <table:table-cell table:style-name="ce7" table:formula="of:=PRODUCT([.E149];[.E161];[.E137])" office:value-type="float" office:value="57.2694189799219" calcext:value-type="float">
            <text:p>57.27</text:p>
          </table:table-cell>
          <table:table-cell table:style-name="ce7" table:formula="of:=PRODUCT([.F149];[.F161];[.F137])" office:value-type="float" office:value="66.1364451787497" calcext:value-type="float">
            <text:p>66.14</text:p>
          </table:table-cell>
          <table:table-cell table:style-name="ce7" table:formula="of:=PRODUCT([.G149];[.G161];[.G137])" office:value-type="float" office:value="58.6687235174865" calcext:value-type="float">
            <text:p>58.67</text:p>
          </table:table-cell>
          <table:table-cell table:style-name="ce7" table:formula="of:=PRODUCT([.H149];[.H161];[.H137])" office:value-type="float" office:value="61.7944503146368" calcext:value-type="float">
            <text:p>61.79</text:p>
          </table:table-cell>
          <table:table-cell table:style-name="ce7" table:formula="of:=PRODUCT([.I149];[.I161];[.I137])" office:value-type="float" office:value="71.387651408989" calcext:value-type="float">
            <text:p>71.39</text:p>
          </table:table-cell>
          <table:table-cell table:style-name="ce7" table:formula="of:=PRODUCT([.J149];[.J161];[.J137])" office:value-type="float" office:value="79.2924090167143" calcext:value-type="float">
            <text:p>79.29</text:p>
          </table:table-cell>
          <table:table-cell table:style-name="ce7" table:formula="of:=PRODUCT([.K149];[.K161];[.K137])" office:value-type="float" office:value="90.6249640199211" calcext:value-type="float">
            <text:p>90.62</text:p>
          </table:table-cell>
          <table:table-cell table:style-name="ce7" table:formula="of:=PRODUCT([.L149];[.L161];[.L137])" office:value-type="float" office:value="97.6103359999584" calcext:value-type="float">
            <text:p>97.61</text:p>
          </table:table-cell>
          <table:table-cell table:style-name="ce7" table:formula="of:=PRODUCT([.M149];[.M161];[.M137])" office:value-type="float" office:value="92.2085835359548" calcext:value-type="float">
            <text:p>92.21</text:p>
          </table:table-cell>
          <table:table-cell table:style-name="ce7" table:formula="of:=PRODUCT([.N149];[.N161];[.N137])" office:value-type="float" office:value="103.959940273997" calcext:value-type="float">
            <text:p>103.96</text:p>
          </table:table-cell>
          <table:table-cell table:style-name="ce7" table:formula="of:=PRODUCT([.O149];[.O161];[.O137])" office:value-type="float" office:value="95.1561832480768" calcext:value-type="float">
            <text:p>95.16</text:p>
          </table:table-cell>
          <table:table-cell table:style-name="ce7" table:formula="of:=PRODUCT([.P149];[.P161];[.P137])" office:value-type="float" office:value="52.6302296267271" calcext:value-type="float">
            <text:p>52.63</text:p>
          </table:table-cell>
          <table:table-cell table:style-name="ce7" table:formula="of:=PRODUCT([.Q149];[.Q161];[.Q137])" office:value-type="float" office:value="58.5741386133768" calcext:value-type="float">
            <text:p>58.57</text:p>
          </table:table-cell>
          <table:table-cell table:style-name="ce7"/>
          <table:table-cell table:number-columns-repeated="100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8" table:formula="of:=PRODUCT([.B150];[.B162];[.B138])" office:value-type="float" office:value="56.5598692448216" calcext:value-type="float">
            <text:p>56.56</text:p>
          </table:table-cell>
          <table:table-cell table:style-name="ce8" table:formula="of:=PRODUCT([.C150];[.C162];[.C138])" office:value-type="float" office:value="69.5835504751262" calcext:value-type="float">
            <text:p>69.58</text:p>
          </table:table-cell>
          <table:table-cell table:style-name="ce8" table:formula="of:=PRODUCT([.D150];[.D162];[.D138])" office:value-type="float" office:value="66.6195751666984" calcext:value-type="float">
            <text:p>66.62</text:p>
          </table:table-cell>
          <table:table-cell table:style-name="ce8" table:formula="of:=PRODUCT([.E150];[.E162];[.E138])" office:value-type="float" office:value="73.0376750486957" calcext:value-type="float">
            <text:p>73.04</text:p>
          </table:table-cell>
          <table:table-cell table:style-name="ce8" table:formula="of:=PRODUCT([.F150];[.F162];[.F138])" office:value-type="float" office:value="82.7630592970272" calcext:value-type="float">
            <text:p>82.76</text:p>
          </table:table-cell>
          <table:table-cell table:style-name="ce8" table:formula="of:=PRODUCT([.G150];[.G162];[.G138])" office:value-type="float" office:value="73.238704219005" calcext:value-type="float">
            <text:p>73.24</text:p>
          </table:table-cell>
          <table:table-cell table:style-name="ce8" table:formula="of:=PRODUCT([.H150];[.H162];[.H138])" office:value-type="float" office:value="77.7184099644862" calcext:value-type="float">
            <text:p>77.72</text:p>
          </table:table-cell>
          <table:table-cell table:style-name="ce8" table:formula="of:=PRODUCT([.I150];[.I162];[.I138])" office:value-type="float" office:value="91.2250437700288" calcext:value-type="float">
            <text:p>91.23</text:p>
          </table:table-cell>
          <table:table-cell table:style-name="ce8" table:formula="of:=PRODUCT([.J150];[.J162];[.J138])" office:value-type="float" office:value="99.6512742488762" calcext:value-type="float">
            <text:p>99.65</text:p>
          </table:table-cell>
          <table:table-cell table:style-name="ce8" table:formula="of:=PRODUCT([.K150];[.K162];[.K138])" office:value-type="float" office:value="110.47593088415" calcext:value-type="float">
            <text:p>110.48</text:p>
          </table:table-cell>
          <table:table-cell table:style-name="ce8" table:formula="of:=PRODUCT([.L150];[.L162];[.L138])" office:value-type="float" office:value="119.350217526427" calcext:value-type="float">
            <text:p>119.35</text:p>
          </table:table-cell>
          <table:table-cell table:style-name="ce8" table:formula="of:=PRODUCT([.M150];[.M162];[.M138])" office:value-type="float" office:value="113.618739150856" calcext:value-type="float">
            <text:p>113.62</text:p>
          </table:table-cell>
          <table:table-cell table:style-name="ce8" table:formula="of:=PRODUCT([.N150];[.N162];[.N138])" office:value-type="float" office:value="125.925567072995" calcext:value-type="float">
            <text:p>125.93</text:p>
          </table:table-cell>
          <table:table-cell table:style-name="ce8" table:formula="of:=PRODUCT([.O150];[.O162];[.O138])" office:value-type="float" office:value="114.964424057754" calcext:value-type="float">
            <text:p>114.96</text:p>
          </table:table-cell>
          <table:table-cell table:style-name="ce8" table:formula="of:=PRODUCT([.P150];[.P162];[.P138])" office:value-type="float" office:value="72.0807289592442" calcext:value-type="float">
            <text:p>72.08</text:p>
          </table:table-cell>
          <table:table-cell table:style-name="ce8" table:formula="of:=PRODUCT([.Q150];[.Q162];[.Q138])" office:value-type="float" office:value="77.7476298984479" calcext:value-type="float">
            <text:p>77.75</text:p>
          </table:table-cell>
          <table:table-cell table:style-name="ce8"/>
          <table:table-cell table:style-name="ce4"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table:formula="of:=PRODUCT([.B151];[.B163];[.B139])" office:value-type="float" office:value="70.1068269327081" calcext:value-type="float">
            <text:p>70.11</text:p>
          </table:table-cell>
          <table:table-cell table:style-name="ce7" table:formula="of:=PRODUCT([.C151];[.C163];[.C139])" office:value-type="float" office:value="84.7017175812799" calcext:value-type="float">
            <text:p>84.70</text:p>
          </table:table-cell>
          <table:table-cell table:style-name="ce7" table:formula="of:=PRODUCT([.D151];[.D163];[.D139])" office:value-type="float" office:value="81.3098689143318" calcext:value-type="float">
            <text:p>81.31</text:p>
          </table:table-cell>
          <table:table-cell table:style-name="ce7" table:formula="of:=PRODUCT([.E151];[.E163];[.E139])" office:value-type="float" office:value="90.8563301444274" calcext:value-type="float">
            <text:p>90.86</text:p>
          </table:table-cell>
          <table:table-cell table:style-name="ce7" table:formula="of:=PRODUCT([.F151];[.F163];[.F139])" office:value-type="float" office:value="101.309072449118" calcext:value-type="float">
            <text:p>101.31</text:p>
          </table:table-cell>
          <table:table-cell table:style-name="ce7" table:formula="of:=PRODUCT([.G151];[.G163];[.G139])" office:value-type="float" office:value="89.3812750717587" calcext:value-type="float">
            <text:p>89.38</text:p>
          </table:table-cell>
          <table:table-cell table:style-name="ce7" table:formula="of:=PRODUCT([.H151];[.H163];[.H139])" office:value-type="float" office:value="95.6057630926789" calcext:value-type="float">
            <text:p>95.61</text:p>
          </table:table-cell>
          <table:table-cell table:style-name="ce7" table:formula="of:=PRODUCT([.I151];[.I163];[.I139])" office:value-type="float" office:value="113.688964212811" calcext:value-type="float">
            <text:p>113.69</text:p>
          </table:table-cell>
          <table:table-cell table:style-name="ce7" table:formula="of:=PRODUCT([.J151];[.J163];[.J139])" office:value-type="float" office:value="122.153904717456" calcext:value-type="float">
            <text:p>122.15</text:p>
          </table:table-cell>
          <table:table-cell table:style-name="ce7" table:formula="of:=PRODUCT([.K151];[.K163];[.K139])" office:value-type="float" office:value="132.228646838603" calcext:value-type="float">
            <text:p>132.23</text:p>
          </table:table-cell>
          <table:table-cell table:style-name="ce7" table:formula="of:=PRODUCT([.L151];[.L163];[.L139])" office:value-type="float" office:value="143.548274970303" calcext:value-type="float">
            <text:p>143.55</text:p>
          </table:table-cell>
          <table:table-cell table:style-name="ce7" table:formula="of:=PRODUCT([.M151];[.M163];[.M139])" office:value-type="float" office:value="137.54091922681" calcext:value-type="float">
            <text:p>137.54</text:p>
          </table:table-cell>
          <table:table-cell table:style-name="ce7" table:formula="of:=PRODUCT([.N151];[.N163];[.N139])" office:value-type="float" office:value="150.111977095585" calcext:value-type="float">
            <text:p>150.11</text:p>
          </table:table-cell>
          <table:table-cell table:style-name="ce7" table:formula="of:=PRODUCT([.O151];[.O163];[.O139])" office:value-type="float" office:value="136.786591379663" calcext:value-type="float">
            <text:p>136.79</text:p>
          </table:table-cell>
          <table:table-cell table:style-name="ce7" table:formula="of:=PRODUCT([.P151];[.P163];[.P139])" office:value-type="float" office:value="94.1354696947276" calcext:value-type="float">
            <text:p>94.14</text:p>
          </table:table-cell>
          <table:table-cell table:style-name="ce7" table:formula="of:=PRODUCT([.Q151];[.Q163];[.Q139])" office:value-type="float" office:value="99.6477592898219" calcext:value-type="float">
            <text:p>99.65</text:p>
          </table:table-cell>
          <table:table-cell table:style-name="ce7"/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table:formula="of:=PRODUCT([.B152];[.B164];[.B140])" office:value-type="float" office:value="85.2151826800804" calcext:value-type="float">
            <text:p>85.22</text:p>
          </table:table-cell>
          <table:table-cell table:style-name="ce7" table:formula="of:=PRODUCT([.C152];[.C164];[.C140])" office:value-type="float" office:value="101.427798017818" calcext:value-type="float">
            <text:p>101.43</text:p>
          </table:table-cell>
          <table:table-cell table:style-name="ce7" table:formula="of:=PRODUCT([.D152];[.D164];[.D140])" office:value-type="float" office:value="97.4085989580503" calcext:value-type="float">
            <text:p>97.41</text:p>
          </table:table-cell>
          <table:table-cell table:style-name="ce7" table:formula="of:=PRODUCT([.E152];[.E164];[.E140])" office:value-type="float" office:value="110.788729195753" calcext:value-type="float">
            <text:p>110.79</text:p>
          </table:table-cell>
          <table:table-cell table:style-name="ce7" table:formula="of:=PRODUCT([.F152];[.F164];[.F140])" office:value-type="float" office:value="121.793978923016" calcext:value-type="float">
            <text:p>121.79</text:p>
          </table:table-cell>
          <table:table-cell table:style-name="ce7" table:formula="of:=PRODUCT([.G152];[.G164];[.G140])" office:value-type="float" office:value="107.137294572423" calcext:value-type="float">
            <text:p>107.14</text:p>
          </table:table-cell>
          <table:table-cell table:style-name="ce7" table:formula="of:=PRODUCT([.H152];[.H164];[.H140])" office:value-type="float" office:value="115.517992132182" calcext:value-type="float">
            <text:p>115.52</text:p>
          </table:table-cell>
          <table:table-cell table:style-name="ce7" table:formula="of:=PRODUCT([.I152];[.I164];[.I140])" office:value-type="float" office:value="138.863848980714" calcext:value-type="float">
            <text:p>138.86</text:p>
          </table:table-cell>
          <table:table-cell table:style-name="ce7" table:formula="of:=PRODUCT([.J152];[.J164];[.J140])" office:value-type="float" office:value="146.796868196334" calcext:value-type="float">
            <text:p>146.80</text:p>
          </table:table-cell>
          <table:table-cell table:style-name="ce7" table:formula="of:=PRODUCT([.K152];[.K164];[.K140])" office:value-type="float" office:value="155.888781341561" calcext:value-type="float">
            <text:p>155.89</text:p>
          </table:table-cell>
          <table:table-cell table:style-name="ce7" table:formula="of:=PRODUCT([.L152];[.L164];[.L140])" office:value-type="float" office:value="170.210522147672" calcext:value-type="float">
            <text:p>170.21</text:p>
          </table:table-cell>
          <table:table-cell table:style-name="ce7" table:formula="of:=PRODUCT([.M152];[.M164];[.M140])" office:value-type="float" office:value="164.01620150069" calcext:value-type="float">
            <text:p>164.02</text:p>
          </table:table-cell>
          <table:table-cell table:style-name="ce7" table:formula="of:=PRODUCT([.N152];[.N164];[.N140])" office:value-type="float" office:value="176.497220396656" calcext:value-type="float">
            <text:p>176.50</text:p>
          </table:table-cell>
          <table:table-cell table:style-name="ce7" table:formula="of:=PRODUCT([.O152];[.O164];[.O140])" office:value-type="float" office:value="160.647682520338" calcext:value-type="float">
            <text:p>160.65</text:p>
          </table:table-cell>
          <table:table-cell table:style-name="ce7" table:formula="of:=PRODUCT([.P152];[.P164];[.P140])" office:value-type="float" office:value="118.794134688122" calcext:value-type="float">
            <text:p>118.79</text:p>
          </table:table-cell>
          <table:table-cell table:style-name="ce7" table:formula="of:=PRODUCT([.Q152];[.Q164];[.Q140])" office:value-type="float" office:value="124.268135257645" calcext:value-type="float">
            <text:p>124.27</text:p>
          </table:table-cell>
          <table:table-cell table:style-name="ce7"/>
          <table:table-cell table:number-columns-repeated="1003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9" table:formula="of:=PRODUCT([.B153];[.B165];[.B141])" office:value-type="float" office:value="101.930715313908" calcext:value-type="float">
            <text:p>101.93</text:p>
          </table:table-cell>
          <table:table-cell table:style-name="ce9" table:formula="of:=PRODUCT([.C153];[.C165];[.C141])" office:value-type="float" office:value="119.802230730462" calcext:value-type="float">
            <text:p>119.80</text:p>
          </table:table-cell>
          <table:table-cell table:style-name="ce9" table:formula="of:=PRODUCT([.D153];[.D165];[.D141])" office:value-type="float" office:value="114.951060363536" calcext:value-type="float">
            <text:p>114.95</text:p>
          </table:table-cell>
          <table:table-cell table:style-name="ce9" table:formula="of:=PRODUCT([.E153];[.E165];[.E141])" office:value-type="float" office:value="132.891069084951" calcext:value-type="float">
            <text:p>132.89</text:p>
          </table:table-cell>
          <table:table-cell table:style-name="ce9" table:formula="of:=PRODUCT([.F153];[.F165];[.F141])" office:value-type="float" office:value="144.224804686285" calcext:value-type="float">
            <text:p>144.22</text:p>
          </table:table-cell>
          <table:table-cell table:style-name="ce9" table:formula="of:=PRODUCT([.G153];[.G165];[.G141])" office:value-type="float" office:value="126.543216707448" calcext:value-type="float">
            <text:p>126.54</text:p>
          </table:table-cell>
          <table:table-cell table:style-name="ce9" table:formula="of:=PRODUCT([.H153];[.H165];[.H141])" office:value-type="float" office:value="137.510453540918" calcext:value-type="float">
            <text:p>137.51</text:p>
          </table:table-cell>
          <table:table-cell table:style-name="ce9" table:formula="of:=PRODUCT([.I153];[.I165];[.I141])" office:value-type="float" office:value="166.824342202997" calcext:value-type="float">
            <text:p>166.82</text:p>
          </table:table-cell>
          <table:table-cell table:style-name="ce9" table:formula="of:=PRODUCT([.J153];[.J165];[.J141])" office:value-type="float" office:value="173.563801069494" calcext:value-type="float">
            <text:p>173.56</text:p>
          </table:table-cell>
          <table:table-cell table:style-name="ce9" table:formula="of:=PRODUCT([.K153];[.K165];[.K141])" office:value-type="float" office:value="181.452479314973" calcext:value-type="float">
            <text:p>181.45</text:p>
          </table:table-cell>
          <table:table-cell table:style-name="ce9" table:formula="of:=PRODUCT([.L153];[.L165];[.L141])" office:value-type="float" office:value="199.329379016915" calcext:value-type="float">
            <text:p>199.33</text:p>
          </table:table-cell>
          <table:table-cell table:style-name="ce9" table:formula="of:=PRODUCT([.M153];[.M165];[.M141])" office:value-type="float" office:value="193.073917614929" calcext:value-type="float">
            <text:p>193.07</text:p>
          </table:table-cell>
          <table:table-cell table:style-name="ce9" table:formula="of:=PRODUCT([.N153];[.N165];[.N141])" office:value-type="float" office:value="205.0483329061" calcext:value-type="float">
            <text:p>205.05</text:p>
          </table:table-cell>
          <table:table-cell table:style-name="ce9" table:formula="of:=PRODUCT([.O153];[.O165];[.O141])" office:value-type="float" office:value="186.564600088005" calcext:value-type="float">
            <text:p>186.56</text:p>
          </table:table-cell>
          <table:table-cell table:style-name="ce9" table:formula="of:=PRODUCT([.P153];[.P165];[.P141])" office:value-type="float" office:value="146.030198472194" calcext:value-type="float">
            <text:p>146.03</text:p>
          </table:table-cell>
          <table:table-cell table:style-name="ce9" table:formula="of:=PRODUCT([.Q153];[.Q165];[.Q141])" office:value-type="float" office:value="151.575491075817" calcext:value-type="float">
            <text:p>151.58</text:p>
          </table:table-cell>
          <table:table-cell table:style-name="ce9"/>
          <table:table-cell table:style-name="ce5"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table:formula="of:=PRODUCT([.B154];[.B166];[.B142])" office:value-type="float" office:value="120.295311788631" calcext:value-type="float">
            <text:p>120.30</text:p>
          </table:table-cell>
          <table:table-cell table:style-name="ce7" table:formula="of:=PRODUCT([.C154];[.C166];[.C142])" office:value-type="float" office:value="139.861558384669" calcext:value-type="float">
            <text:p>139.86</text:p>
          </table:table-cell>
          <table:table-cell table:style-name="ce7" table:formula="of:=PRODUCT([.D154];[.D166];[.D142])" office:value-type="float" office:value="133.969835331279" calcext:value-type="float">
            <text:p>133.97</text:p>
          </table:table-cell>
          <table:table-cell table:style-name="ce7" table:formula="of:=PRODUCT([.E154];[.E166];[.E142])" office:value-type="float" office:value="157.212437987255" calcext:value-type="float">
            <text:p>157.21</text:p>
          </table:table-cell>
          <table:table-cell table:style-name="ce7" table:formula="of:=PRODUCT([.F154];[.F166];[.F142])" office:value-type="float" office:value="168.597686151858" calcext:value-type="float">
            <text:p>168.60</text:p>
          </table:table-cell>
          <table:table-cell table:style-name="ce7" table:formula="of:=PRODUCT([.G154];[.G166];[.G142])" office:value-type="float" office:value="147.631115709725" calcext:value-type="float">
            <text:p>147.63</text:p>
          </table:table-cell>
          <table:table-cell table:style-name="ce7" table:formula="of:=PRODUCT([.H154];[.H166];[.H142])" office:value-type="float" office:value="161.632339483901" calcext:value-type="float">
            <text:p>161.63</text:p>
          </table:table-cell>
          <table:table-cell table:style-name="ce7" table:formula="of:=PRODUCT([.I154];[.I166];[.I142])" office:value-type="float" office:value="197.635328740375" calcext:value-type="float">
            <text:p>197.64</text:p>
          </table:table-cell>
          <table:table-cell table:style-name="ce7" table:formula="of:=PRODUCT([.J154];[.J166];[.J142])" office:value-type="float" office:value="202.427798861009" calcext:value-type="float">
            <text:p>202.43</text:p>
          </table:table-cell>
          <table:table-cell table:style-name="ce7" table:formula="of:=PRODUCT([.K154];[.K166];[.K142])" office:value-type="float" office:value="208.907673855027" calcext:value-type="float">
            <text:p>208.91</text:p>
          </table:table-cell>
          <table:table-cell table:style-name="ce7" table:formula="of:=PRODUCT([.L154];[.L166];[.L142])" office:value-type="float" office:value="230.886479127512" calcext:value-type="float">
            <text:p>230.89</text:p>
          </table:table-cell>
          <table:table-cell table:style-name="ce7" table:formula="of:=PRODUCT([.M154];[.M166];[.M142])" office:value-type="float" office:value="224.732768425263" calcext:value-type="float">
            <text:p>224.73</text:p>
          </table:table-cell>
          <table:table-cell table:style-name="ce7" table:formula="of:=PRODUCT([.N154];[.N166];[.N142])" office:value-type="float" office:value="235.724638561193" calcext:value-type="float">
            <text:p>235.72</text:p>
          </table:table-cell>
          <table:table-cell table:style-name="ce7" table:formula="of:=PRODUCT([.O154];[.O166];[.O142])" office:value-type="float" office:value="214.546921679012" calcext:value-type="float">
            <text:p>214.55</text:p>
          </table:table-cell>
          <table:table-cell table:style-name="ce7" table:formula="of:=PRODUCT([.P154];[.P166];[.P142])" office:value-type="float" office:value="175.796107355383" calcext:value-type="float">
            <text:p>175.80</text:p>
          </table:table-cell>
          <table:table-cell table:style-name="ce7" table:formula="of:=PRODUCT([.Q154];[.Q166];[.Q142])" office:value-type="float" office:value="181.516862790685" calcext:value-type="float">
            <text:p>181.52</text:p>
          </table:table-cell>
          <table:table-cell table:style-name="ce7"/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table:formula="of:=PRODUCT([.B155];[.B167];[.B143])" office:value-type="float" office:value="140.34692942663" calcext:value-type="float">
            <text:p>140.35</text:p>
          </table:table-cell>
          <table:table-cell table:style-name="ce7" table:formula="of:=PRODUCT([.C155];[.C167];[.C143])" office:value-type="float" office:value="161.638449765465" calcext:value-type="float">
            <text:p>161.64</text:p>
          </table:table-cell>
          <table:table-cell table:style-name="ce7" table:formula="of:=PRODUCT([.D155];[.D167];[.D143])" office:value-type="float" office:value="154.494765354092" calcext:value-type="float">
            <text:p>154.49</text:p>
          </table:table-cell>
          <table:table-cell table:style-name="ce7" table:formula="of:=PRODUCT([.E155];[.E167];[.E143])" office:value-type="float" office:value="183.7949520277" calcext:value-type="float">
            <text:p>183.79</text:p>
          </table:table-cell>
          <table:table-cell table:style-name="ce7" table:formula="of:=PRODUCT([.F155];[.F167];[.F143])" office:value-type="float" office:value="194.899587340021" calcext:value-type="float">
            <text:p>194.90</text:p>
          </table:table-cell>
          <table:table-cell table:style-name="ce7" table:formula="of:=PRODUCT([.G155];[.G167];[.G143])" office:value-type="float" office:value="170.428759764422" calcext:value-type="float">
            <text:p>170.43</text:p>
          </table:table-cell>
          <table:table-cell table:style-name="ce7" table:formula="of:=PRODUCT([.H155];[.H167];[.H143])" office:value-type="float" office:value="187.926720165042" calcext:value-type="float">
            <text:p>187.93</text:p>
          </table:table-cell>
          <table:table-cell table:style-name="ce7" table:formula="of:=PRODUCT([.I155];[.I167];[.I143])" office:value-type="float" office:value="231.352111862971" calcext:value-type="float">
            <text:p>231.35</text:p>
          </table:table-cell>
          <table:table-cell table:style-name="ce7" table:formula="of:=PRODUCT([.J155];[.J167];[.J143])" office:value-type="float" office:value="233.353813462142" calcext:value-type="float">
            <text:p>233.35</text:p>
          </table:table-cell>
          <table:table-cell table:style-name="ce7" table:formula="of:=PRODUCT([.K155];[.K167];[.K143])" office:value-type="float" office:value="238.235454562224" calcext:value-type="float">
            <text:p>238.24</text:p>
          </table:table-cell>
          <table:table-cell table:style-name="ce7" table:formula="of:=PRODUCT([.L155];[.L167];[.L143])" office:value-type="float" office:value="264.855352118166" calcext:value-type="float">
            <text:p>264.86</text:p>
          </table:table-cell>
          <table:table-cell table:style-name="ce7" table:formula="of:=PRODUCT([.M155];[.M167];[.M143])" office:value-type="float" office:value="259.002035815539" calcext:value-type="float">
            <text:p>259.00</text:p>
          </table:table-cell>
          <table:table-cell table:style-name="ce7" table:formula="of:=PRODUCT([.N155];[.N167];[.N143])" office:value-type="float" office:value="268.480720488636" calcext:value-type="float">
            <text:p>268.48</text:p>
          </table:table-cell>
          <table:table-cell table:style-name="ce7" table:formula="of:=PRODUCT([.O155];[.O167];[.O143])" office:value-type="float" office:value="244.597725503217" calcext:value-type="float">
            <text:p>244.60</text:p>
          </table:table-cell>
          <table:table-cell table:style-name="ce7" table:formula="of:=PRODUCT([.P155];[.P167];[.P143])" office:value-type="float" office:value="208.028689103537" calcext:value-type="float">
            <text:p>208.03</text:p>
          </table:table-cell>
          <table:table-cell table:style-name="ce7" table:formula="of:=PRODUCT([.Q155];[.Q167];[.Q143])" office:value-type="float" office:value="214.026428814353" calcext:value-type="float">
            <text:p>214.03</text:p>
          </table:table-cell>
          <table:table-cell table:style-name="ce7"/>
          <table:table-cell table:number-columns-repeated="100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0" table:formula="of:=PRODUCT([.B156];[.B168];[.B144])" office:value-type="float" office:value="162.11960015361" calcext:value-type="float">
            <text:p>162.12</text:p>
          </table:table-cell>
          <table:table-cell table:style-name="ce10" table:formula="of:=PRODUCT([.C156];[.C168];[.C144])" office:value-type="float" office:value="185.161759267891" calcext:value-type="float">
            <text:p>185.16</text:p>
          </table:table-cell>
          <table:table-cell table:style-name="ce10" table:formula="of:=PRODUCT([.D156];[.D168];[.D144])" office:value-type="float" office:value="176.552946494036" calcext:value-type="float">
            <text:p>176.55</text:p>
          </table:table-cell>
          <table:table-cell table:style-name="ce10" table:formula="of:=PRODUCT([.E156];[.E168];[.E144])" office:value-type="float" office:value="212.673978035219" calcext:value-type="float">
            <text:p>212.67</text:p>
          </table:table-cell>
          <table:table-cell table:style-name="ce10" table:formula="of:=PRODUCT([.F156];[.F168];[.F144])" office:value-type="float" office:value="223.110056122506" calcext:value-type="float">
            <text:p>223.11</text:p>
          </table:table-cell>
          <table:table-cell table:style-name="ce10" table:formula="of:=PRODUCT([.G156];[.G168];[.G144])" office:value-type="float" office:value="194.959728762439" calcext:value-type="float">
            <text:p>194.96</text:p>
          </table:table-cell>
          <table:table-cell table:style-name="ce10" table:formula="of:=PRODUCT([.H156];[.H168];[.H144])" office:value-type="float" office:value="216.430659967974" calcext:value-type="float">
            <text:p>216.43</text:p>
          </table:table-cell>
          <table:table-cell table:style-name="ce10" table:formula="of:=PRODUCT([.I156];[.I168];[.I144])" office:value-type="float" office:value="268.020719262911" calcext:value-type="float">
            <text:p>268.02</text:p>
          </table:table-cell>
          <table:table-cell table:style-name="ce10" table:formula="of:=PRODUCT([.J156];[.J168];[.J144])" office:value-type="float" office:value="266.300939918122" calcext:value-type="float">
            <text:p>266.30</text:p>
          </table:table-cell>
          <table:table-cell table:style-name="ce10" table:formula="of:=PRODUCT([.K156];[.K168];[.K144])" office:value-type="float" office:value="269.411431596465" calcext:value-type="float">
            <text:p>269.41</text:p>
          </table:table-cell>
          <table:table-cell table:style-name="ce10" table:formula="of:=PRODUCT([.L156];[.L168];[.L144])" office:value-type="float" office:value="301.203872129442" calcext:value-type="float">
            <text:p>301.20</text:p>
          </table:table-cell>
          <table:table-cell table:style-name="ce10" table:formula="of:=PRODUCT([.M156];[.M168];[.M144])" office:value-type="float" office:value="295.882837759799" calcext:value-type="float">
            <text:p>295.88</text:p>
          </table:table-cell>
          <table:table-cell table:style-name="ce10" table:formula="of:=PRODUCT([.N156];[.N168];[.N144])" office:value-type="float" office:value="303.268964603245" calcext:value-type="float">
            <text:p>303.27</text:p>
          </table:table-cell>
          <table:table-cell table:style-name="ce10" table:formula="of:=PRODUCT([.O156];[.O168];[.O144])" office:value-type="float" office:value="276.714440614195" calcext:value-type="float">
            <text:p>276.71</text:p>
          </table:table-cell>
          <table:table-cell table:style-name="ce10" table:formula="of:=PRODUCT([.P156];[.P168];[.P144])" office:value-type="float" office:value="242.654369923269" calcext:value-type="float">
            <text:p>242.65</text:p>
          </table:table-cell>
          <table:table-cell table:style-name="ce10" table:formula="of:=PRODUCT([.Q156];[.Q168];[.Q144])" office:value-type="float" office:value="249.031537162018" calcext:value-type="float">
            <text:p>249.03</text:p>
          </table:table-cell>
          <table:table-cell table:style-name="ce10"/>
          <table:table-cell table:style-name="ce1" table:number-columns-repeated="1003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damage rate</text:p>
          </table:table-cell>
          <table:table-cell table:formula="of:=IF(ISBLANK([.B2]);[.B1];CONCATENATE([.B1];&quot;-&quot;;[.B2]))" office:value-type="string" office:string-value="staff" calcext:value-type="string">
            <text:p>staff</text:p>
          </table:table-cell>
          <table:table-cell table:formula="of:=IF(ISBLANK([.C2]);[.C1];CONCATENATE([.C1];&quot;-&quot;;[.C2]))" office:value-type="string" office:string-value="sword" calcext:value-type="string">
            <text:p>sword</text:p>
          </table:table-cell>
          <table:table-cell table:formula="of:=IF(ISBLANK([.D2]);[.D1];CONCATENATE([.D1];&quot;-&quot;;[.D2]))" office:value-type="string" office:string-value="dagger" calcext:value-type="string">
            <text:p>dagger</text:p>
          </table:table-cell>
          <table:table-cell table:formula="of:=IF(ISBLANK([.E2]);[.E1];CONCATENATE([.E1];&quot;-&quot;;[.E2]))" office:value-type="string" office:string-value="axe" calcext:value-type="string">
            <text:p>axe</text:p>
          </table:table-cell>
          <table:table-cell table:formula="of:=IF(ISBLANK([.F2]);[.F1];CONCATENATE([.F1];&quot;-&quot;;[.F2]))" office:value-type="string" office:string-value="spear" calcext:value-type="string">
            <text:p>spear</text:p>
          </table:table-cell>
          <table:table-cell table:formula="of:=IF(ISBLANK([.G2]);[.G1];CONCATENATE([.G1];&quot;-&quot;;[.G2]))" office:value-type="string" office:string-value="mace" calcext:value-type="string">
            <text:p>mace</text:p>
          </table:table-cell>
          <table:table-cell table:style-name="Default" table:formula="of:=IF(ISBLANK([.H2]);[.H1];CONCATENATE([.H1];&quot;-&quot;;[.H2]))" office:value-type="string" office:string-value="sword2h" calcext:value-type="string">
            <text:p>sword2h</text:p>
          </table:table-cell>
          <table:table-cell table:style-name="Default" table:formula="of:=IF(ISBLANK([.I2]);[.I1];CONCATENATE([.I1];&quot;-&quot;;[.I2]))" office:value-type="string" office:string-value="axe2h" calcext:value-type="string">
            <text:p>axe2h</text:p>
          </table:table-cell>
          <table:table-cell table:style-name="Default" table:formula="of:=IF(ISBLANK([.J2]);[.J1];CONCATENATE([.J1];&quot;-&quot;;[.J2]))" office:value-type="string" office:string-value="spear2h" calcext:value-type="string">
            <text:p>spear2h</text:p>
          </table:table-cell>
          <table:table-cell table:style-name="Default" table:formula="of:=IF(ISBLANK([.K2]);[.K1];CONCATENATE([.K1];&quot;-&quot;;[.K2]))" office:value-type="string" office:string-value="dagger-dagger" calcext:value-type="string">
            <text:p>dagger-dagger</text:p>
          </table:table-cell>
          <table:table-cell table:style-name="Default" table:formula="of:=IF(ISBLANK([.L2]);[.L1];CONCATENATE([.L1];&quot;-&quot;;[.L2]))" office:value-type="string" office:string-value="sword-sword" calcext:value-type="string">
            <text:p>sword-sword</text:p>
          </table:table-cell>
          <table:table-cell table:style-name="Default" table:formula="of:=IF(ISBLANK([.M2]);[.M1];CONCATENATE([.M1];&quot;-&quot;;[.M2]))" office:value-type="string" office:string-value="axe-sword" calcext:value-type="string">
            <text:p>axe-sword</text:p>
          </table:table-cell>
          <table:table-cell table:style-name="Default" table:formula="of:=IF(ISBLANK([.N2]);[.N1];CONCATENATE([.N1];&quot;-&quot;;[.N2]))" office:value-type="string" office:string-value="spear-sword" calcext:value-type="string">
            <text:p>spear-sword</text:p>
          </table:table-cell>
          <table:table-cell table:style-name="Default" table:formula="of:=IF(ISBLANK([.O2]);[.O1];CONCATENATE([.O1];&quot;-&quot;;[.O2]))" office:value-type="string" office:string-value="mace-sword" calcext:value-type="string">
            <text:p>mace-sword</text:p>
          </table:table-cell>
          <table:table-cell table:style-name="Default" table:formula="of:=IF(ISBLANK([.P2]);[.P1];CONCATENATE([.P1];&quot;-&quot;;[.P2]))" office:value-type="string" office:string-value="unarm" calcext:value-type="string">
            <text:p>unarm</text:p>
          </table:table-cell>
          <table:table-cell table:style-name="Default" table:formula="of:=IF(ISBLANK([.Q2]);[.Q1];CONCATENATE([.Q1];&quot;-&quot;;[.Q2]))" office:value-type="string" office:string-value="staff-unarm" calcext:value-type="string">
            <text:p>staff-unarm</text:p>
          </table:table-cell>
          <table:table-cell office:value-type="string" calcext:value-type="string">
            <text:p>Lightning Bolt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table:formula="of:=[.B171]/[.$R183]" office:value-type="float" office:value="1.9818608209416" calcext:value-type="float">
            <text:p>1.98</text:p>
          </table:table-cell>
          <table:table-cell table:style-name="ce7" table:formula="of:=[.C171]/[.$R183]" office:value-type="float" office:value="2.67314972273702" calcext:value-type="float">
            <text:p>2.67</text:p>
          </table:table-cell>
          <table:table-cell table:style-name="ce7" table:formula="of:=[.D171]/[.$R183]" office:value-type="float" office:value="2.44855449280561" calcext:value-type="float">
            <text:p>2.45</text:p>
          </table:table-cell>
          <table:table-cell table:style-name="ce7" table:formula="of:=[.E171]/[.$R183]" office:value-type="float" office:value="2.52764025077859" calcext:value-type="float">
            <text:p>2.53</text:p>
          </table:table-cell>
          <table:table-cell table:style-name="ce7" table:formula="of:=[.F171]/[.$R183]" office:value-type="float" office:value="3.07947761134899" calcext:value-type="float">
            <text:p>3.08</text:p>
          </table:table-cell>
          <table:table-cell table:style-name="ce7" table:formula="of:=[.G171]/[.$R183]" office:value-type="float" office:value="2.72490420879705" calcext:value-type="float">
            <text:p>2.72</text:p>
          </table:table-cell>
          <table:table-cell table:style-name="ce7" table:formula="of:=[.H171]/[.$R183]" office:value-type="float" office:value="2.84487897453711" calcext:value-type="float">
            <text:p>2.84</text:p>
          </table:table-cell>
          <table:table-cell table:style-name="ce7" table:formula="of:=[.I171]/[.$R183]" office:value-type="float" office:value="3.13653341919318" calcext:value-type="float">
            <text:p>3.14</text:p>
          </table:table-cell>
          <table:table-cell table:style-name="ce7" table:formula="of:=[.J171]/[.$R183]" office:value-type="float" office:value="3.59535339747327" calcext:value-type="float">
            <text:p>3.60</text:p>
          </table:table-cell>
          <table:table-cell table:style-name="ce7" table:formula="of:=[.K171]/[.$R183]" office:value-type="float" office:value="4.52408300579107" calcext:value-type="float">
            <text:p>4.52</text:p>
          </table:table-cell>
          <table:table-cell table:style-name="ce7" table:formula="of:=[.L171]/[.$R183]" office:value-type="float" office:value="4.91172878750182" calcext:value-type="float">
            <text:p>4.91</text:p>
          </table:table-cell>
          <table:table-cell table:style-name="ce7" table:formula="of:=[.M171]/[.$R183]" office:value-type="float" office:value="4.53566086493163" calcext:value-type="float">
            <text:p>4.54</text:p>
          </table:table-cell>
          <table:table-cell table:style-name="ce7" table:formula="of:=[.N171]/[.$R183]" office:value-type="float" office:value="5.33623867316305" calcext:value-type="float">
            <text:p>5.34</text:p>
          </table:table-cell>
          <table:table-cell table:style-name="ce7" table:formula="of:=[.O171]/[.$R183]" office:value-type="float" office:value="4.91496551218584" calcext:value-type="float">
            <text:p>4.91</text:p>
          </table:table-cell>
          <table:table-cell table:style-name="ce7" table:formula="of:=[.P171]/[.$R183]" office:value-type="float" office:value="1.71093975896133" calcext:value-type="float">
            <text:p>1.71</text:p>
          </table:table-cell>
          <table:table-cell table:style-name="ce7" table:formula="of:=[.Q171]/[.$R183]" office:value-type="float" office:value="2.2606778399094" calcext:value-type="float">
            <text:p>2.26</text:p>
          </table:table-cell>
          <table:table-cell table:style-name="ce7" table:formula="of:=8+[.A183]*(1+8)/2" office:value-type="float" office:value="12.5" calcext:value-type="float">
            <text:p>12.50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table:formula="of:=[.B172]/[.$R184]" office:value-type="float" office:value="1.99694770376984" calcext:value-type="float">
            <text:p>2.00</text:p>
          </table:table-cell>
          <table:table-cell table:style-name="ce7" table:formula="of:=[.C172]/[.$R184]" office:value-type="float" office:value="2.5876393461016" calcext:value-type="float">
            <text:p>2.59</text:p>
          </table:table-cell>
          <table:table-cell table:style-name="ce7" table:formula="of:=[.D172]/[.$R184]" office:value-type="float" office:value="2.42999341783431" calcext:value-type="float">
            <text:p>2.43</text:p>
          </table:table-cell>
          <table:table-cell table:style-name="ce7" table:formula="of:=[.E172]/[.$R184]" office:value-type="float" office:value="2.55771390991976" calcext:value-type="float">
            <text:p>2.56</text:p>
          </table:table-cell>
          <table:table-cell table:style-name="ce7" table:formula="of:=[.F172]/[.$R184]" office:value-type="float" office:value="3.02329039271147" calcext:value-type="float">
            <text:p>3.02</text:p>
          </table:table-cell>
          <table:table-cell table:style-name="ce7" table:formula="of:=[.G172]/[.$R184]" office:value-type="float" office:value="2.68388813693536" calcext:value-type="float">
            <text:p>2.68</text:p>
          </table:table-cell>
          <table:table-cell table:style-name="ce7" table:formula="of:=[.H172]/[.$R184]" office:value-type="float" office:value="2.80978823772946" calcext:value-type="float">
            <text:p>2.81</text:p>
          </table:table-cell>
          <table:table-cell table:style-name="ce7" table:formula="of:=[.I172]/[.$R184]" office:value-type="float" office:value="3.18133437780752" calcext:value-type="float">
            <text:p>3.18</text:p>
          </table:table-cell>
          <table:table-cell table:style-name="ce7" table:formula="of:=[.J172]/[.$R184]" office:value-type="float" office:value="3.59209233397447" calcext:value-type="float">
            <text:p>3.59</text:p>
          </table:table-cell>
          <table:table-cell table:style-name="ce7" table:formula="of:=[.K172]/[.$R184]" office:value-type="float" office:value="4.2740801792724" calcext:value-type="float">
            <text:p>4.27</text:p>
          </table:table-cell>
          <table:table-cell table:style-name="ce7" table:formula="of:=[.L172]/[.$R184]" office:value-type="float" office:value="4.60624953324231" calcext:value-type="float">
            <text:p>4.61</text:p>
          </table:table-cell>
          <table:table-cell table:style-name="ce7" table:formula="of:=[.M172]/[.$R184]" office:value-type="float" office:value="4.30921579457985" calcext:value-type="float">
            <text:p>4.31</text:p>
          </table:table-cell>
          <table:table-cell table:style-name="ce7" table:formula="of:=[.N172]/[.$R184]" office:value-type="float" office:value="4.95426822127418" calcext:value-type="float">
            <text:p>4.95</text:p>
          </table:table-cell>
          <table:table-cell table:style-name="ce7" table:formula="of:=[.O172]/[.$R184]" office:value-type="float" office:value="4.5487116243356" calcext:value-type="float">
            <text:p>4.55</text:p>
          </table:table-cell>
          <table:table-cell table:style-name="ce7" table:formula="of:=[.P172]/[.$R184]" office:value-type="float" office:value="2.10315480726839" calcext:value-type="float">
            <text:p>2.10</text:p>
          </table:table-cell>
          <table:table-cell table:style-name="ce7" table:formula="of:=[.Q172]/[.$R184]" office:value-type="float" office:value="2.47646891052573" calcext:value-type="float">
            <text:p>2.48</text:p>
          </table:table-cell>
          <table:table-cell table:style-name="ce7" table:formula="of:=8+[.A184]*(1+8)/2" office:value-type="float" office:value="17" calcext:value-type="float">
            <text:p>17.00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table:formula="of:=[.B173]/[.$R185]" office:value-type="float" office:value="2.07091725114474" calcext:value-type="float">
            <text:p>2.07</text:p>
          </table:table-cell>
          <table:table-cell table:style-name="ce7" table:formula="of:=[.C173]/[.$R185]" office:value-type="float" office:value="2.60599903757344" calcext:value-type="float">
            <text:p>2.61</text:p>
          </table:table-cell>
          <table:table-cell table:style-name="ce7" table:formula="of:=[.D173]/[.$R185]" office:value-type="float" office:value="2.47905868338699" calcext:value-type="float">
            <text:p>2.48</text:p>
          </table:table-cell>
          <table:table-cell table:style-name="ce7" table:formula="of:=[.E173]/[.$R185]" office:value-type="float" office:value="2.66369390604288" calcext:value-type="float">
            <text:p>2.66</text:p>
          </table:table-cell>
          <table:table-cell table:style-name="ce7" table:formula="of:=[.F173]/[.$R185]" office:value-type="float" office:value="3.07611372924417" calcext:value-type="float">
            <text:p>3.08</text:p>
          </table:table-cell>
          <table:table-cell table:style-name="ce7" table:formula="of:=[.G173]/[.$R185]" office:value-type="float" office:value="2.72877783802263" calcext:value-type="float">
            <text:p>2.73</text:p>
          </table:table-cell>
          <table:table-cell table:style-name="ce7" table:formula="of:=[.H173]/[.$R185]" office:value-type="float" office:value="2.87416047975055" calcext:value-type="float">
            <text:p>2.87</text:p>
          </table:table-cell>
          <table:table-cell table:style-name="ce7" table:formula="of:=[.I173]/[.$R185]" office:value-type="float" office:value="3.32035587948786" calcext:value-type="float">
            <text:p>3.32</text:p>
          </table:table-cell>
          <table:table-cell table:style-name="ce7" table:formula="of:=[.J173]/[.$R185]" office:value-type="float" office:value="3.68801902403322" calcext:value-type="float">
            <text:p>3.69</text:p>
          </table:table-cell>
          <table:table-cell table:style-name="ce7" table:formula="of:=[.K173]/[.$R185]" office:value-type="float" office:value="4.21511460557772" calcext:value-type="float">
            <text:p>4.22</text:p>
          </table:table-cell>
          <table:table-cell table:style-name="ce7" table:formula="of:=[.L173]/[.$R185]" office:value-type="float" office:value="4.54001562790504" calcext:value-type="float">
            <text:p>4.54</text:p>
          </table:table-cell>
          <table:table-cell table:style-name="ce7" table:formula="of:=[.M173]/[.$R185]" office:value-type="float" office:value="4.28877132725371" calcext:value-type="float">
            <text:p>4.29</text:p>
          </table:table-cell>
          <table:table-cell table:style-name="ce7" table:formula="of:=[.N173]/[.$R185]" office:value-type="float" office:value="4.83534605925567" calcext:value-type="float">
            <text:p>4.84</text:p>
          </table:table-cell>
          <table:table-cell table:style-name="ce7" table:formula="of:=[.O173]/[.$R185]" office:value-type="float" office:value="4.42586898828264" calcext:value-type="float">
            <text:p>4.43</text:p>
          </table:table-cell>
          <table:table-cell table:style-name="ce7" table:formula="of:=[.P173]/[.$R185]" office:value-type="float" office:value="2.44791765705708" calcext:value-type="float">
            <text:p>2.45</text:p>
          </table:table-cell>
          <table:table-cell table:style-name="ce7" table:formula="of:=[.Q173]/[.$R185]" office:value-type="float" office:value="2.72437854015706" calcext:value-type="float">
            <text:p>2.72</text:p>
          </table:table-cell>
          <table:table-cell table:style-name="ce7" table:formula="of:=8+[.A185]*(1+8)/2" office:value-type="float" office:value="21.5" calcext:value-type="float">
            <text:p>21.50</text:p>
          </table:table-cell>
          <table:table-cell table:number-columns-repeated="100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7" table:formula="of:=[.B174]/[.$R186]" office:value-type="float" office:value="2.17537958633929" calcext:value-type="float">
            <text:p>2.18</text:p>
          </table:table-cell>
          <table:table-cell table:style-name="ce7" table:formula="of:=[.C174]/[.$R186]" office:value-type="float" office:value="2.67629040288947" calcext:value-type="float">
            <text:p>2.68</text:p>
          </table:table-cell>
          <table:table-cell table:style-name="ce7" table:formula="of:=[.D174]/[.$R186]" office:value-type="float" office:value="2.56229135256532" calcext:value-type="float">
            <text:p>2.56</text:p>
          </table:table-cell>
          <table:table-cell table:style-name="ce7" table:formula="of:=[.E174]/[.$R186]" office:value-type="float" office:value="2.80914134802676" calcext:value-type="float">
            <text:p>2.81</text:p>
          </table:table-cell>
          <table:table-cell table:style-name="ce7" table:formula="of:=[.F174]/[.$R186]" office:value-type="float" office:value="3.1831945883472" calcext:value-type="float">
            <text:p>3.18</text:p>
          </table:table-cell>
          <table:table-cell table:style-name="ce7" table:formula="of:=[.G174]/[.$R186]" office:value-type="float" office:value="2.8168732391925" calcext:value-type="float">
            <text:p>2.82</text:p>
          </table:table-cell>
          <table:table-cell table:style-name="ce7" table:formula="of:=[.H174]/[.$R186]" office:value-type="float" office:value="2.9891696140187" calcext:value-type="float">
            <text:p>2.99</text:p>
          </table:table-cell>
          <table:table-cell table:style-name="ce7" table:formula="of:=[.I174]/[.$R186]" office:value-type="float" office:value="3.50865552961649" calcext:value-type="float">
            <text:p>3.51</text:p>
          </table:table-cell>
          <table:table-cell table:style-name="ce7" table:formula="of:=[.J174]/[.$R186]" office:value-type="float" office:value="3.83274131726447" calcext:value-type="float">
            <text:p>3.83</text:p>
          </table:table-cell>
          <table:table-cell table:style-name="ce7" table:formula="of:=[.K174]/[.$R186]" office:value-type="float" office:value="4.249074264775" calcext:value-type="float">
            <text:p>4.25</text:p>
          </table:table-cell>
          <table:table-cell table:style-name="ce7" table:formula="of:=[.L174]/[.$R186]" office:value-type="float" office:value="4.59039298178564" calcext:value-type="float">
            <text:p>4.59</text:p>
          </table:table-cell>
          <table:table-cell table:style-name="ce7" table:formula="of:=[.M174]/[.$R186]" office:value-type="float" office:value="4.36995150580215" calcext:value-type="float">
            <text:p>4.37</text:p>
          </table:table-cell>
          <table:table-cell table:style-name="ce7" table:formula="of:=[.N174]/[.$R186]" office:value-type="float" office:value="4.84329104126903" calcext:value-type="float">
            <text:p>4.84</text:p>
          </table:table-cell>
          <table:table-cell table:style-name="ce7" table:formula="of:=[.O174]/[.$R186]" office:value-type="float" office:value="4.42170861760591" calcext:value-type="float">
            <text:p>4.42</text:p>
          </table:table-cell>
          <table:table-cell table:style-name="ce7" table:formula="of:=[.P174]/[.$R186]" office:value-type="float" office:value="2.7723357292017" calcext:value-type="float">
            <text:p>2.77</text:p>
          </table:table-cell>
          <table:table-cell table:style-name="ce7" table:formula="of:=[.Q174]/[.$R186]" office:value-type="float" office:value="2.99029345763261" calcext:value-type="float">
            <text:p>2.99</text:p>
          </table:table-cell>
          <table:table-cell table:style-name="ce8" table:formula="of:=8+[.A186]*(1+8)/2" office:value-type="float" office:value="26" calcext:value-type="float">
            <text:p>26.00</text:p>
          </table:table-cell>
          <table:table-cell table:style-name="ce4"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table:formula="of:=[.B175]/[.$R187]" office:value-type="float" office:value="2.29858448959699" calcext:value-type="float">
            <text:p>2.30</text:p>
          </table:table-cell>
          <table:table-cell table:style-name="ce7" table:formula="of:=[.C175]/[.$R187]" office:value-type="float" office:value="2.77710549446819" calcext:value-type="float">
            <text:p>2.78</text:p>
          </table:table-cell>
          <table:table-cell table:style-name="ce7" table:formula="of:=[.D175]/[.$R187]" office:value-type="float" office:value="2.6658973414535" calcext:value-type="float">
            <text:p>2.67</text:p>
          </table:table-cell>
          <table:table-cell table:style-name="ce7" table:formula="of:=[.E175]/[.$R187]" office:value-type="float" office:value="2.97889607030909" calcext:value-type="float">
            <text:p>2.98</text:p>
          </table:table-cell>
          <table:table-cell table:style-name="ce7" table:formula="of:=[.F175]/[.$R187]" office:value-type="float" office:value="3.32160893275795" calcext:value-type="float">
            <text:p>3.32</text:p>
          </table:table-cell>
          <table:table-cell table:style-name="ce7" table:formula="of:=[.G175]/[.$R187]" office:value-type="float" office:value="2.93053360891012" calcext:value-type="float">
            <text:p>2.93</text:p>
          </table:table-cell>
          <table:table-cell table:style-name="ce7" table:formula="of:=[.H175]/[.$R187]" office:value-type="float" office:value="3.13461518336652" calcext:value-type="float">
            <text:p>3.13</text:p>
          </table:table-cell>
          <table:table-cell table:style-name="ce7" table:formula="of:=[.I175]/[.$R187]" office:value-type="float" office:value="3.72750702337085" calcext:value-type="float">
            <text:p>3.73</text:p>
          </table:table-cell>
          <table:table-cell table:style-name="ce7" table:formula="of:=[.J175]/[.$R187]" office:value-type="float" office:value="4.00504605631004" calcext:value-type="float">
            <text:p>4.01</text:p>
          </table:table-cell>
          <table:table-cell table:style-name="ce7" table:formula="of:=[.K175]/[.$R187]" office:value-type="float" office:value="4.33536547011812" calcext:value-type="float">
            <text:p>4.34</text:p>
          </table:table-cell>
          <table:table-cell table:style-name="ce7" table:formula="of:=[.L175]/[.$R187]" office:value-type="float" office:value="4.70650081869847" calcext:value-type="float">
            <text:p>4.71</text:p>
          </table:table-cell>
          <table:table-cell table:style-name="ce7" table:formula="of:=[.M175]/[.$R187]" office:value-type="float" office:value="4.50953833530524" calcext:value-type="float">
            <text:p>4.51</text:p>
          </table:table-cell>
          <table:table-cell table:style-name="ce7" table:formula="of:=[.N175]/[.$R187]" office:value-type="float" office:value="4.92170416706836" calcext:value-type="float">
            <text:p>4.92</text:p>
          </table:table-cell>
          <table:table-cell table:style-name="ce7" table:formula="of:=[.O175]/[.$R187]" office:value-type="float" office:value="4.48480627474305" calcext:value-type="float">
            <text:p>4.48</text:p>
          </table:table-cell>
          <table:table-cell table:style-name="ce7" table:formula="of:=[.P175]/[.$R187]" office:value-type="float" office:value="3.08640884245009" calcext:value-type="float">
            <text:p>3.09</text:p>
          </table:table-cell>
          <table:table-cell table:style-name="ce7" table:formula="of:=[.Q175]/[.$R187]" office:value-type="float" office:value="3.26713964884662" calcext:value-type="float">
            <text:p>3.27</text:p>
          </table:table-cell>
          <table:table-cell table:style-name="ce7" table:formula="of:=8+[.A187]*(1+8)/2" office:value-type="float" office:value="30.5" calcext:value-type="float">
            <text:p>30.50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table:formula="of:=[.B176]/[.$R188]" office:value-type="float" office:value="2.43471950514516" calcext:value-type="float">
            <text:p>2.43</text:p>
          </table:table-cell>
          <table:table-cell table:style-name="ce7" table:formula="of:=[.C176]/[.$R188]" office:value-type="float" office:value="2.89793708622338" calcext:value-type="float">
            <text:p>2.90</text:p>
          </table:table-cell>
          <table:table-cell table:style-name="ce7" table:formula="of:=[.D176]/[.$R188]" office:value-type="float" office:value="2.78310282737287" calcext:value-type="float">
            <text:p>2.78</text:p>
          </table:table-cell>
          <table:table-cell table:style-name="ce7" table:formula="of:=[.E176]/[.$R188]" office:value-type="float" office:value="3.1653922627358" calcext:value-type="float">
            <text:p>3.17</text:p>
          </table:table-cell>
          <table:table-cell table:style-name="ce7" table:formula="of:=[.F176]/[.$R188]" office:value-type="float" office:value="3.47982796922902" calcext:value-type="float">
            <text:p>3.48</text:p>
          </table:table-cell>
          <table:table-cell table:style-name="ce7" table:formula="of:=[.G176]/[.$R188]" office:value-type="float" office:value="3.06106555921207" calcext:value-type="float">
            <text:p>3.06</text:p>
          </table:table-cell>
          <table:table-cell table:style-name="ce7" table:formula="of:=[.H176]/[.$R188]" office:value-type="float" office:value="3.30051406091949" calcext:value-type="float">
            <text:p>3.30</text:p>
          </table:table-cell>
          <table:table-cell table:style-name="ce7" table:formula="of:=[.I176]/[.$R188]" office:value-type="float" office:value="3.96753854230612" calcext:value-type="float">
            <text:p>3.97</text:p>
          </table:table-cell>
          <table:table-cell table:style-name="ce7" table:formula="of:=[.J176]/[.$R188]" office:value-type="float" office:value="4.19419623418097" calcext:value-type="float">
            <text:p>4.19</text:p>
          </table:table-cell>
          <table:table-cell table:style-name="ce7" table:formula="of:=[.K176]/[.$R188]" office:value-type="float" office:value="4.45396518118746" calcext:value-type="float">
            <text:p>4.45</text:p>
          </table:table-cell>
          <table:table-cell table:style-name="ce7" table:formula="of:=[.L176]/[.$R188]" office:value-type="float" office:value="4.86315777564778" calcext:value-type="float">
            <text:p>4.86</text:p>
          </table:table-cell>
          <table:table-cell table:style-name="ce7" table:formula="of:=[.M176]/[.$R188]" office:value-type="float" office:value="4.68617718573401" calcext:value-type="float">
            <text:p>4.69</text:p>
          </table:table-cell>
          <table:table-cell table:style-name="ce7" table:formula="of:=[.N176]/[.$R188]" office:value-type="float" office:value="5.04277772561873" calcext:value-type="float">
            <text:p>5.04</text:p>
          </table:table-cell>
          <table:table-cell table:style-name="ce7" table:formula="of:=[.O176]/[.$R188]" office:value-type="float" office:value="4.58993378629537" calcext:value-type="float">
            <text:p>4.59</text:p>
          </table:table-cell>
          <table:table-cell table:style-name="ce7" table:formula="of:=[.P176]/[.$R188]" office:value-type="float" office:value="3.39411813394634" calcext:value-type="float">
            <text:p>3.39</text:p>
          </table:table-cell>
          <table:table-cell table:style-name="ce7" table:formula="of:=[.Q176]/[.$R188]" office:value-type="float" office:value="3.55051815021844" calcext:value-type="float">
            <text:p>3.55</text:p>
          </table:table-cell>
          <table:table-cell table:style-name="ce7" table:formula="of:=8+[.A188]*(1+8)/2" office:value-type="float" office:value="35" calcext:value-type="float">
            <text:p>35.00</text:p>
          </table:table-cell>
          <table:table-cell table:number-columns-repeated="1003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7" table:formula="of:=[.B177]/[.$R189]" office:value-type="float" office:value="2.58052443832679" calcext:value-type="float">
            <text:p>2.58</text:p>
          </table:table-cell>
          <table:table-cell table:style-name="ce7" table:formula="of:=[.C177]/[.$R189]" office:value-type="float" office:value="3.03296786659397" calcext:value-type="float">
            <text:p>3.03</text:p>
          </table:table-cell>
          <table:table-cell table:style-name="ce7" table:formula="of:=[.D177]/[.$R189]" office:value-type="float" office:value="2.91015342692497" calcext:value-type="float">
            <text:p>2.91</text:p>
          </table:table-cell>
          <table:table-cell table:style-name="ce7" table:formula="of:=[.E177]/[.$R189]" office:value-type="float" office:value="3.36433086291014" calcext:value-type="float">
            <text:p>3.36</text:p>
          </table:table-cell>
          <table:table-cell table:style-name="ce7" table:formula="of:=[.F177]/[.$R189]" office:value-type="float" office:value="3.6512608781338" calcext:value-type="float">
            <text:p>3.65</text:p>
          </table:table-cell>
          <table:table-cell table:style-name="ce7" table:formula="of:=[.G177]/[.$R189]" office:value-type="float" office:value="3.20362573942908" calcext:value-type="float">
            <text:p>3.20</text:p>
          </table:table-cell>
          <table:table-cell table:style-name="ce7" table:formula="of:=[.H177]/[.$R189]" office:value-type="float" office:value="3.48127730483336" calcext:value-type="float">
            <text:p>3.48</text:p>
          </table:table-cell>
          <table:table-cell table:style-name="ce7" table:formula="of:=[.I177]/[.$R189]" office:value-type="float" office:value="4.2234010684303" calcext:value-type="float">
            <text:p>4.22</text:p>
          </table:table-cell>
          <table:table-cell table:style-name="ce7" table:formula="of:=[.J177]/[.$R189]" office:value-type="float" office:value="4.39402028024036" calcext:value-type="float">
            <text:p>4.39</text:p>
          </table:table-cell>
          <table:table-cell table:style-name="ce7" table:formula="of:=[.K177]/[.$R189]" office:value-type="float" office:value="4.59373365354363" calcext:value-type="float">
            <text:p>4.59</text:p>
          </table:table-cell>
          <table:table-cell table:style-name="ce7" table:formula="of:=[.L177]/[.$R189]" office:value-type="float" office:value="5.04631339283328" calcext:value-type="float">
            <text:p>5.05</text:p>
          </table:table-cell>
          <table:table-cell table:style-name="ce7" table:formula="of:=[.M177]/[.$R189]" office:value-type="float" office:value="4.88794728139061" calcext:value-type="float">
            <text:p>4.89</text:p>
          </table:table-cell>
          <table:table-cell table:style-name="ce7" table:formula="of:=[.N177]/[.$R189]" office:value-type="float" office:value="5.19109703559746" calcext:value-type="float">
            <text:p>5.19</text:p>
          </table:table-cell>
          <table:table-cell table:style-name="ce7" table:formula="of:=[.O177]/[.$R189]" office:value-type="float" office:value="4.72315443260773" calcext:value-type="float">
            <text:p>4.72</text:p>
          </table:table-cell>
          <table:table-cell table:style-name="ce7" table:formula="of:=[.P177]/[.$R189]" office:value-type="float" office:value="3.69696704992896" calcext:value-type="float">
            <text:p>3.70</text:p>
          </table:table-cell>
          <table:table-cell table:style-name="ce7" table:formula="of:=[.Q177]/[.$R189]" office:value-type="float" office:value="3.83735420445107" calcext:value-type="float">
            <text:p>3.84</text:p>
          </table:table-cell>
          <table:table-cell table:style-name="ce9" table:formula="of:=8+[.A189]*(1+8)/2" office:value-type="float" office:value="39.5" calcext:value-type="float">
            <text:p>39.50</text:p>
          </table:table-cell>
          <table:table-cell table:style-name="ce5"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table:formula="of:=[.B178]/[.$R190]" office:value-type="float" office:value="2.73398435883253" calcext:value-type="float">
            <text:p>2.73</text:p>
          </table:table-cell>
          <table:table-cell table:style-name="ce7" table:formula="of:=[.C178]/[.$R190]" office:value-type="float" office:value="3.17867178146975" calcext:value-type="float">
            <text:p>3.18</text:p>
          </table:table-cell>
          <table:table-cell table:style-name="ce7" table:formula="of:=[.D178]/[.$R190]" office:value-type="float" office:value="3.0447689848018" calcext:value-type="float">
            <text:p>3.04</text:p>
          </table:table-cell>
          <table:table-cell table:style-name="ce7" table:formula="of:=[.E178]/[.$R190]" office:value-type="float" office:value="3.5730099542558" calcext:value-type="float">
            <text:p>3.57</text:p>
          </table:table-cell>
          <table:table-cell table:style-name="ce7" table:formula="of:=[.F178]/[.$R190]" office:value-type="float" office:value="3.83176559436041" calcext:value-type="float">
            <text:p>3.83</text:p>
          </table:table-cell>
          <table:table-cell table:style-name="ce7" table:formula="of:=[.G178]/[.$R190]" office:value-type="float" office:value="3.35525262976648" calcext:value-type="float">
            <text:p>3.36</text:p>
          </table:table-cell>
          <table:table-cell table:style-name="ce7" table:formula="of:=[.H178]/[.$R190]" office:value-type="float" office:value="3.67346226099775" calcext:value-type="float">
            <text:p>3.67</text:p>
          </table:table-cell>
          <table:table-cell table:style-name="ce7" table:formula="of:=[.I178]/[.$R190]" office:value-type="float" office:value="4.49171201682671" calcext:value-type="float">
            <text:p>4.49</text:p>
          </table:table-cell>
          <table:table-cell table:style-name="ce7" table:formula="of:=[.J178]/[.$R190]" office:value-type="float" office:value="4.60063179229566" calcext:value-type="float">
            <text:p>4.60</text:p>
          </table:table-cell>
          <table:table-cell table:style-name="ce7" table:formula="of:=[.K178]/[.$R190]" office:value-type="float" office:value="4.74790167852334" calcext:value-type="float">
            <text:p>4.75</text:p>
          </table:table-cell>
          <table:table-cell table:style-name="ce7" table:formula="of:=[.L178]/[.$R190]" office:value-type="float" office:value="5.24741998017073" calcext:value-type="float">
            <text:p>5.25</text:p>
          </table:table-cell>
          <table:table-cell table:style-name="ce7" table:formula="of:=[.M178]/[.$R190]" office:value-type="float" office:value="5.10756291875597" calcext:value-type="float">
            <text:p>5.11</text:p>
          </table:table-cell>
          <table:table-cell table:style-name="ce7" table:formula="of:=[.N178]/[.$R190]" office:value-type="float" office:value="5.35737814911803" calcext:value-type="float">
            <text:p>5.36</text:p>
          </table:table-cell>
          <table:table-cell table:style-name="ce7" table:formula="of:=[.O178]/[.$R190]" office:value-type="float" office:value="4.87606640179573" calcext:value-type="float">
            <text:p>4.88</text:p>
          </table:table-cell>
          <table:table-cell table:style-name="ce7" table:formula="of:=[.P178]/[.$R190]" office:value-type="float" office:value="3.9953660762587" calcext:value-type="float">
            <text:p>4.00</text:p>
          </table:table-cell>
          <table:table-cell table:style-name="ce7" table:formula="of:=[.Q178]/[.$R190]" office:value-type="float" office:value="4.12538324524284" calcext:value-type="float">
            <text:p>4.13</text:p>
          </table:table-cell>
          <table:table-cell table:style-name="ce7" table:formula="of:=8+[.A190]*(1+8)/2" office:value-type="float" office:value="44" calcext:value-type="float">
            <text:p>44.00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table:formula="of:=[.B179]/[.$R191]" office:value-type="float" office:value="2.89375112219855" calcext:value-type="float">
            <text:p>2.89</text:p>
          </table:table-cell>
          <table:table-cell table:style-name="ce7" table:formula="of:=[.C179]/[.$R191]" office:value-type="float" office:value="3.33275154155597" calcext:value-type="float">
            <text:p>3.33</text:p>
          </table:table-cell>
          <table:table-cell table:style-name="ce7" table:formula="of:=[.D179]/[.$R191]" office:value-type="float" office:value="3.18545907946582" calcext:value-type="float">
            <text:p>3.19</text:p>
          </table:table-cell>
          <table:table-cell table:style-name="ce7" table:formula="of:=[.E179]/[.$R191]" office:value-type="float" office:value="3.78958663974639" calcext:value-type="float">
            <text:p>3.79</text:p>
          </table:table-cell>
          <table:table-cell table:style-name="ce7" table:formula="of:=[.F179]/[.$R191]" office:value-type="float" office:value="4.01854819257776" calcext:value-type="float">
            <text:p>4.02</text:p>
          </table:table-cell>
          <table:table-cell table:style-name="ce7" table:formula="of:=[.G179]/[.$R191]" office:value-type="float" office:value="3.51399504668911" calcext:value-type="float">
            <text:p>3.51</text:p>
          </table:table-cell>
          <table:table-cell table:style-name="ce7" table:formula="of:=[.H179]/[.$R191]" office:value-type="float" office:value="3.8747777353617" calcext:value-type="float">
            <text:p>3.87</text:p>
          </table:table-cell>
          <table:table-cell table:style-name="ce7" table:formula="of:=[.I179]/[.$R191]" office:value-type="float" office:value="4.77014663634991" calcext:value-type="float">
            <text:p>4.77</text:p>
          </table:table-cell>
          <table:table-cell table:style-name="ce7" table:formula="of:=[.J179]/[.$R191]" office:value-type="float" office:value="4.81141883427097" calcext:value-type="float">
            <text:p>4.81</text:p>
          </table:table-cell>
          <table:table-cell table:style-name="ce7" table:formula="of:=[.K179]/[.$R191]" office:value-type="float" office:value="4.91207122808709" calcext:value-type="float">
            <text:p>4.91</text:p>
          </table:table-cell>
          <table:table-cell table:style-name="ce7" table:formula="of:=[.L179]/[.$R191]" office:value-type="float" office:value="5.46093509521992" calcext:value-type="float">
            <text:p>5.46</text:p>
          </table:table-cell>
          <table:table-cell table:style-name="ce7" table:formula="of:=[.M179]/[.$R191]" office:value-type="float" office:value="5.34024816114513" calcext:value-type="float">
            <text:p>5.34</text:p>
          </table:table-cell>
          <table:table-cell table:style-name="ce7" table:formula="of:=[.N179]/[.$R191]" office:value-type="float" office:value="5.53568495852858" calcext:value-type="float">
            <text:p>5.54</text:p>
          </table:table-cell>
          <table:table-cell table:style-name="ce7" table:formula="of:=[.O179]/[.$R191]" office:value-type="float" office:value="5.04325207223128" calcext:value-type="float">
            <text:p>5.04</text:p>
          </table:table-cell>
          <table:table-cell table:style-name="ce7" table:formula="of:=[.P179]/[.$R191]" office:value-type="float" office:value="4.28925132172242" calcext:value-type="float">
            <text:p>4.29</text:p>
          </table:table-cell>
          <table:table-cell table:style-name="ce7" table:formula="of:=[.Q179]/[.$R191]" office:value-type="float" office:value="4.4129160580279" calcext:value-type="float">
            <text:p>4.41</text:p>
          </table:table-cell>
          <table:table-cell table:style-name="ce7" table:formula="of:=8+[.A191]*(1+8)/2" office:value-type="float" office:value="48.5" calcext:value-type="float">
            <text:p>48.50</text:p>
          </table:table-cell>
          <table:table-cell table:number-columns-repeated="100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 table:formula="of:=[.B180]/[.$R192]" office:value-type="float" office:value="3.05886038025679" calcext:value-type="float">
            <text:p>3.06</text:p>
          </table:table-cell>
          <table:table-cell table:style-name="ce7" table:formula="of:=[.C180]/[.$R192]" office:value-type="float" office:value="3.49361809939417" calcext:value-type="float">
            <text:p>3.49</text:p>
          </table:table-cell>
          <table:table-cell table:style-name="ce7" table:formula="of:=[.D180]/[.$R192]" office:value-type="float" office:value="3.3311876696988" calcext:value-type="float">
            <text:p>3.33</text:p>
          </table:table-cell>
          <table:table-cell table:style-name="ce7" table:formula="of:=[.E180]/[.$R192]" office:value-type="float" office:value="4.01271656670225" calcext:value-type="float">
            <text:p>4.01</text:p>
          </table:table-cell>
          <table:table-cell table:style-name="ce7" table:formula="of:=[.F180]/[.$R192]" office:value-type="float" office:value="4.20962370042464" calcext:value-type="float">
            <text:p>4.21</text:p>
          </table:table-cell>
          <table:table-cell table:style-name="ce7" table:formula="of:=[.G180]/[.$R192]" office:value-type="float" office:value="3.67848544834791" calcext:value-type="float">
            <text:p>3.68</text:p>
          </table:table-cell>
          <table:table-cell table:style-name="ce7" table:formula="of:=[.H180]/[.$R192]" office:value-type="float" office:value="4.08359735788631" calcext:value-type="float">
            <text:p>4.08</text:p>
          </table:table-cell>
          <table:table-cell table:style-name="ce7" table:formula="of:=[.I180]/[.$R192]" office:value-type="float" office:value="5.05699470307379" calcext:value-type="float">
            <text:p>5.06</text:p>
          </table:table-cell>
          <table:table-cell table:style-name="ce7" table:formula="of:=[.J180]/[.$R192]" office:value-type="float" office:value="5.02454603619098" calcext:value-type="float">
            <text:p>5.02</text:p>
          </table:table-cell>
          <table:table-cell table:style-name="ce7" table:formula="of:=[.K180]/[.$R192]" office:value-type="float" office:value="5.08323455842386" calcext:value-type="float">
            <text:p>5.08</text:p>
          </table:table-cell>
          <table:table-cell table:style-name="ce7" table:formula="of:=[.L180]/[.$R192]" office:value-type="float" office:value="5.68309192697061" calcext:value-type="float">
            <text:p>5.68</text:p>
          </table:table-cell>
          <table:table-cell table:style-name="ce7" table:formula="of:=[.M180]/[.$R192]" office:value-type="float" office:value="5.58269505207168" calcext:value-type="float">
            <text:p>5.58</text:p>
          </table:table-cell>
          <table:table-cell table:style-name="ce7" table:formula="of:=[.N180]/[.$R192]" office:value-type="float" office:value="5.72205593591028" calcext:value-type="float">
            <text:p>5.72</text:p>
          </table:table-cell>
          <table:table-cell table:style-name="ce7" table:formula="of:=[.O180]/[.$R192]" office:value-type="float" office:value="5.2210271813999" calcext:value-type="float">
            <text:p>5.22</text:p>
          </table:table-cell>
          <table:table-cell table:style-name="ce7" table:formula="of:=[.P180]/[.$R192]" office:value-type="float" office:value="4.57838433817489" calcext:value-type="float">
            <text:p>4.58</text:p>
          </table:table-cell>
          <table:table-cell table:style-name="ce7" table:formula="of:=[.Q180]/[.$R192]" office:value-type="float" office:value="4.69870824833996" calcext:value-type="float">
            <text:p>4.70</text:p>
          </table:table-cell>
          <table:table-cell table:style-name="ce10" table:formula="of:=8+[.A192]*(1+8)/2" office:value-type="float" office:value="53" calcext:value-type="float">
            <text:p>53.00</text:p>
          </table:table-cell>
          <table:table-cell table:style-name="ce1" table:number-columns-repeated="1003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monster AC</text:p>
          </table:table-cell>
          <table:table-cell table:style-name="ce6"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>
            <draw:frame draw:z-index="0" draw:style-name="gr1" draw:text-style-name="P1" svg:width="7.4343in" svg:height="4.1815in" svg:x="0.0004in" svg:y="0in">
              <draw:object draw:notify-on-update-of-ranges="'weapon progression (sum) AM G'.A183:'weapon progression (sum) AM G'.A192 'weapon progression (sum) AM G'.B182:'weapon progression (sum) AM G'.B182 'weapon progression (sum) AM G'.B183:'weapon progression (sum) AM G'.B192 'weapon progression (sum) AM G'.G182:'weapon progression (sum) AM G'.G182 'weapon progression (sum) AM G'.G183:'weapon progression (sum) AM G'.G192 'weapon progression (sum) AM G'.H182:'weapon progression (sum) AM G'.H182 'weapon progression (sum) AM G'.H183:'weapon progression (sum) AM G'.H192 'weapon progression (sum) AM G'.I182:'weapon progression (sum) AM G'.I182 'weapon progression (sum) AM G'.I183:'weapon progression (sum) AM G'.I192 'weapon progression (sum) AM G'.J182:'weapon progression (sum) AM G'.J182 'weapon progression (sum) AM G'.J183:'weapon progression (sum) AM G'.J192 'weapon progression (sum) AM G'.K182:'weapon progression (sum) AM G'.K182 'weapon progression (sum) AM G'.K183:'weapon progression (sum) AM G'.K192 'weapon progression (sum) AM G'.L182:'weapon progression (sum) AM G'.L182 'weapon progression (sum) AM G'.L183:'weapon progression (sum) AM G'.L192 'weapon progression (sum) AM G'.M182:'weapon progression (sum) AM G'.M182 'weapon progression (sum) AM G'.M183:'weapon progression (sum) AM G'.M192 'weapon progression (sum) AM G'.N182:'weapon progression (sum) AM G'.N182 'weapon progression (sum) AM G'.N183:'weapon progression (sum) AM G'.N192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20"/>
        </table:table-row>
        <table:table-row table:style-name="ro1" table:number-rows-repeated="1048380">
          <table:table-cell table:number-columns-repeated="1021"/>
        </table:table-row>
        <table:table-row table:style-name="ro1">
          <table:table-cell table:number-columns-repeated="1021"/>
        </table:table-row>
        <table:named-expressions>
          <table:named-expression table:name="solver_acr" table:base-cell-address="$'weapon parameters'.$A$1" table:expression="0"/>
          <table:named-range table:name="solver_adj" table:base-cell-address="$'weapon parameters'.$A$1" table:cell-range-address=".$Q$4:.$Q$5"/>
          <table:named-expression table:name="solver_asr" table:base-cell-address="$'weapon parameters'.$A$1" table:expression="0.5"/>
          <table:named-expression table:name="solver_ccoeff" table:base-cell-address="$'weapon parameters'.$A$1" table:expression="0.729"/>
          <table:named-expression table:name="solver_cog" table:base-cell-address="$'weapon parameters'.$A$1" table:expression="1.494"/>
          <table:named-expression table:name="solver_crpb" table:base-cell-address="$'weapon parameters'.$A$1" table:expression="0.9"/>
          <table:named-expression table:name="solver_eng" table:base-cell-address="$'weapon parameters'.$A$1" table:expression="3"/>
          <table:named-expression table:name="solver_enst" table:base-cell-address="$'weapon parameters'.$A$1" table:expression="1"/>
          <table:named-expression table:name="solver_gvr" table:base-cell-address="$'weapon parameters'.$A$1" table:expression="1"/>
          <table:named-expression table:name="solver_lcy" table:base-cell-address="$'weapon parameters'.$A$1" table:expression="2000"/>
          <table:named-expression table:name="solver_lo_eng" table:base-cell-address="$'weapon parameters'.$A$1" table:expression="&quot;com.sun.star.comp.Calc.NLPSolver.DEPSSolverImpl&quot;"/>
          <table:named-expression table:name="solver_mtpb" table:base-cell-address="$'weapon parameters'.$A$1" table:expression="0"/>
          <table:named-expression table:name="solver_num" table:base-cell-address="$'weapon parameters'.$A$1" table:expression="0"/>
          <table:named-range table:name="solver_opt" table:base-cell-address="$'weapon parameters'.$A$1" table:cell-range-address=".$Q$192"/>
          <table:named-expression table:name="solver_prng" table:base-cell-address="$'weapon parameters'.$A$1" table:expression="0"/>
          <table:named-expression table:name="solver_rsp" table:base-cell-address="$'weapon parameters'.$A$1" table:expression="0"/>
          <table:named-expression table:name="solver_slim" table:base-cell-address="$'weapon parameters'.$A$1" table:expression="70"/>
          <table:named-expression table:name="solver_smax" table:base-cell-address="$'weapon parameters'.$A$1" table:expression="0.5"/>
          <table:named-expression table:name="solver_smin" table:base-cell-address="$'weapon parameters'.$A$1" table:expression="0.5"/>
          <table:named-expression table:name="solver_soc" table:base-cell-address="$'weapon parameters'.$A$1" table:expression="1.494"/>
          <table:named-expression table:name="solver_ssz" table:base-cell-address="$'weapon parameters'.$A$1" table:expression="70"/>
          <table:named-expression table:name="solver_stol" table:base-cell-address="$'weapon parameters'.$A$1" table:expression="0.000001"/>
          <table:named-expression table:name="solver_typ" table:base-cell-address="$'weapon parameters'.$A$1" table:expression="1"/>
          <table:named-expression table:name="solver_vrt" table:base-cell-address="$'weapon parameters'.$A$1" table:expression="3"/>
        </table:named-expressions>
      </table:table>
      <table:table table:name="classes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7"/>
        <table:table-column table:style-name="co1" table:number-columns-repeated="16379" table:default-cell-style-name="Default"/>
        <table:table-row table:style-name="ro1">
          <table:table-cell table:style-name="ce29" office:value-type="string" calcext:value-type="string">
            <text:p>class</text:p>
          </table:table-cell>
          <table:table-cell table:style-name="ce29" office:value-type="string" calcext:value-type="string">
            <text:p>w1</text:p>
          </table:table-cell>
          <table:table-cell table:style-name="ce29" office:value-type="string" calcext:value-type="string">
            <text:p>w2</text:p>
          </table:table-cell>
          <table:table-cell table:style-name="ce29" office:value-type="string" calcext:value-type="string">
            <text:p>AM</text:p>
          </table:table-cell>
          <table:table-cell table:style-name="ce29" table:number-columns-repeated="16380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G</text:p>
          </table:table-cell>
          <table:table-cell table:formula="of:=[$'weapon progression (sum) AM G'.N192]" office:value-type="float" office:value="5.72205593591028" calcext:value-type="float">
            <text:p>5.7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onk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unarm</text:p>
          </table:table-cell>
          <table:table-cell office:value-type="string" calcext:value-type="string">
            <text:p>M</text:p>
          </table:table-cell>
          <table:table-cell table:formula="of:=[$'weapon progression (sum) AM M'.Q192]" office:value-type="float" office:value="3.93305398772552" calcext:value-type="float">
            <text:p>3.9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hief</text:p>
          </table:table-cell>
          <table:table-cell table:number-columns-repeated="2" office:value-type="string" calcext:value-type="string">
            <text:p>dagger</text:p>
          </table:table-cell>
          <table:table-cell office:value-type="string" calcext:value-type="string">
            <text:p>M</text:p>
          </table:table-cell>
          <table:table-cell table:formula="of:=[$'weapon progression (sum) AM M'.K192]" office:value-type="float" office:value="3.88665489079172" calcext:value-type="float">
            <text:p>3.8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aladin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</text:p>
          </table:table-cell>
          <table:table-cell table:formula="of:=[$'weapon progression (sum) AM E'.O192]" office:value-type="float" office:value="3.06900548880768" calcext:value-type="float">
            <text:p>3.0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cher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</text:p>
          </table:table-cell>
          <table:table-cell table:formula="of:=[$'weapon progression (sum) AM E'.N192]" office:value-type="float" office:value="3.59559493213366" calcext:value-type="float">
            <text:p>3.6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anger</text:p>
          </table:table-cell>
          <table:table-cell office:value-type="string" calcext:value-type="string">
            <text:p>axe2h</text:p>
          </table:table-cell>
          <table:table-cell/>
          <table:table-cell office:value-type="string" calcext:value-type="string">
            <text:p>E</text:p>
          </table:table-cell>
          <table:table-cell table:formula="of:=[$'weapon progression (sum) AM E'.I192]" office:value-type="float" office:value="3.52422148903413" calcext:value-type="float">
            <text:p>3.52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3">00/00/0000</text:date>, <text:time style:data-style-name="N2" text:time-value="11:54:36.8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im Nevolin</meta:initial-creator>
    <meta:creation-date>2024-04-10T08:52:11.345000000</meta:creation-date>
    <dc:date>2024-04-13T12:58:15.566000000</dc:date>
    <dc:creator>Tim Nevolin</dc:creator>
    <meta:editing-duration>P1DT20H30M37S</meta:editing-duration>
    <meta:editing-cycles>8</meta:editing-cycles>
    <meta:generator>LibreOffice/24.2.2.2$Windows_X86_64 LibreOffice_project/d56cc158d8a96260b836f100ef4b4ef25d6f1a01</meta:generator>
    <meta:document-statistic meta:table-count="6" meta:cell-count="11730" meta:object-count="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9" style:family="chart" style:data-style-name="N4">
      <style:chart-properties chart:symbol-type="none" chart:link-data-style-to-source="true"/>
      <style:graphic-properties draw:stroke="dash" draw:stroke-dash="Dashed_20__28_var_29_" svg:stroke-width="0.08cm" svg:stroke-color="#0000ff" draw:fill-color="#0000ff"/>
      <style:text-properties fo:font-size="10pt" style:font-size-asian="10pt" style:font-size-complex="10pt"/>
    </style:style>
    <style:style style:name="ch10" style:family="chart" style:data-style-name="N4">
      <style:chart-properties chart:symbol-type="none" chart:link-data-style-to-source="true"/>
      <style:graphic-properties draw:stroke="dash" draw:stroke-dash="Dashed_20__28_var_29_" svg:stroke-width="0.08cm" svg:stroke-color="#ff0000" draw:fill-color="#ff0000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draw:stroke="dash" draw:stroke-dash="Dashed_20__28_var_29_" svg:stroke-width="0.08cm" svg:stroke-color="#00ff00" draw:fill-color="#00ff00"/>
      <style:text-properties fo:font-size="10pt" style:font-size-asian="10pt" style:font-size-complex="10pt"/>
    </style:style>
    <style:style style:name="ch12" style:family="chart" style:data-style-name="N4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4">
      <style:chart-properties chart:symbol-type="none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4" style:family="chart" style:data-style-name="N4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5" style:family="chart" style:data-style-name="N4">
      <style:chart-properties chart:symbol-type="none" chart:link-data-style-to-source="true"/>
      <style:graphic-properties svg:stroke-width="0.08cm" svg:stroke-color="#00ff00" draw:fill-color="#00f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884cm" svg:height="10.622cm" xlink:href=".." xlink:type="simple" chart:class="chart:line" chart:style-name="ch1">
        <chart:legend chart:legend-position="end" svg:x="14.39cm" svg:y="2.993cm" style:legend-expansion="high" chart:style-name="ch2"/>
        <chart:plot-area chart:style-name="ch3" table:cell-range-address="'weapon progression (sum)'.A183:'weapon progression (sum)'.B192 'weapon progression (sum)'.A182:'weapon progression (sum)'.B182 'weapon progression (sum)'.G182:'weapon progression (sum)'.N192" chart:data-source-has-labels="both" svg:x="0.377cm" svg:y="0.212cm" svg:width="13.636cm" svg:height="10.198cm">
          <chart:coordinate-region svg:x="1.327cm" svg:y="0.414cm" svg:width="12.494cm" svg:height="9.343cm"/>
          <chart:axis chart:dimension="x" chart:name="primary-x" chart:style-name="ch4" chartooo:axis-type="auto">
            <chartooo:date-scale/>
            <chart:categories table:cell-range-address="'weapon progression (sum)'.A183:'weapon progression (sum)'.A1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weapon progression (sum)'.B183:'weapon progression (sum)'.B192" chart:label-cell-address="'weapon progression (sum)'.B182:'weapon progression (sum)'.B182" chart:class="chart:line">
            <chart:data-point chart:repeated="10"/>
          </chart:series>
          <chart:series chart:style-name="ch8" chart:values-cell-range-address="'weapon progression (sum)'.G183:'weapon progression (sum)'.G192" chart:label-cell-address="'weapon progression (sum)'.G182:'weapon progression (sum)'.G182" chart:class="chart:line">
            <chart:data-point chart:repeated="10"/>
          </chart:series>
          <chart:series chart:style-name="ch9" chart:values-cell-range-address="'weapon progression (sum)'.H183:'weapon progression (sum)'.H192" chart:label-cell-address="'weapon progression (sum)'.H182:'weapon progression (sum)'.H182" chart:class="chart:line">
            <chart:data-point chart:repeated="10"/>
          </chart:series>
          <chart:series chart:style-name="ch10" chart:values-cell-range-address="'weapon progression (sum)'.I183:'weapon progression (sum)'.I192" chart:label-cell-address="'weapon progression (sum)'.I182:'weapon progression (sum)'.I182" chart:class="chart:line">
            <chart:data-point chart:repeated="10"/>
          </chart:series>
          <chart:series chart:style-name="ch11" chart:values-cell-range-address="'weapon progression (sum)'.J183:'weapon progression (sum)'.J192" chart:label-cell-address="'weapon progression (sum)'.J182:'weapon progression (sum)'.J182" chart:class="chart:line">
            <chart:data-point chart:repeated="10"/>
          </chart:series>
          <chart:series chart:style-name="ch12" chart:values-cell-range-address="'weapon progression (sum)'.K183:'weapon progression (sum)'.K192" chart:label-cell-address="'weapon progression (sum)'.K182:'weapon progression (sum)'.K182" chart:class="chart:line">
            <chart:data-point chart:repeated="10"/>
          </chart:series>
          <chart:series chart:style-name="ch13" chart:values-cell-range-address="'weapon progression (sum)'.L183:'weapon progression (sum)'.L192" chart:label-cell-address="'weapon progression (sum)'.L182:'weapon progression (sum)'.L182" chart:class="chart:line">
            <chart:data-point chart:repeated="10"/>
          </chart:series>
          <chart:series chart:style-name="ch14" chart:values-cell-range-address="'weapon progression (sum)'.M183:'weapon progression (sum)'.M192" chart:label-cell-address="'weapon progression (sum)'.M182:'weapon progression (sum)'.M182" chart:class="chart:line">
            <chart:data-point chart:repeated="10"/>
          </chart:series>
          <chart:series chart:style-name="ch15" chart:values-cell-range-address="'weapon progression (sum)'.N183:'weapon progression (sum)'.N192" chart:label-cell-address="'weapon progression (sum)'.N182:'weapon progression (sum)'.N182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ff</text:p>
                <draw:g>
                  <svg:desc>'weapon progression (sum)'.B182:'weapon progression (sum)'.B182</svg:desc>
                </draw:g>
              </table:table-cell>
              <table:table-cell office:value-type="string">
                <text:p>mace</text:p>
                <draw:g>
                  <svg:desc>'weapon progression (sum)'.G182:'weapon progression (sum)'.G182</svg:desc>
                </draw:g>
              </table:table-cell>
              <table:table-cell office:value-type="string">
                <text:p>sword2h</text:p>
                <draw:g>
                  <svg:desc>'weapon progression (sum)'.H182:'weapon progression (sum)'.H182</svg:desc>
                </draw:g>
              </table:table-cell>
              <table:table-cell office:value-type="string">
                <text:p>axe2h</text:p>
                <draw:g>
                  <svg:desc>'weapon progression (sum)'.I182:'weapon progression (sum)'.I182</svg:desc>
                </draw:g>
              </table:table-cell>
              <table:table-cell office:value-type="string">
                <text:p>spear2h</text:p>
                <draw:g>
                  <svg:desc>'weapon progression (sum)'.J182:'weapon progression (sum)'.J182</svg:desc>
                </draw:g>
              </table:table-cell>
              <table:table-cell office:value-type="string">
                <text:p>dagger-dagger</text:p>
                <draw:g>
                  <svg:desc>'weapon progression (sum)'.K182:'weapon progression (sum)'.K182</svg:desc>
                </draw:g>
              </table:table-cell>
              <table:table-cell office:value-type="string">
                <text:p>sword-sword</text:p>
                <draw:g>
                  <svg:desc>'weapon progression (sum)'.L182:'weapon progression (sum)'.L182</svg:desc>
                </draw:g>
              </table:table-cell>
              <table:table-cell office:value-type="string">
                <text:p>axe-sword</text:p>
                <draw:g>
                  <svg:desc>'weapon progression (sum)'.M182:'weapon progression (sum)'.M182</svg:desc>
                </draw:g>
              </table:table-cell>
              <table:table-cell office:value-type="string">
                <text:p>spear-sword</text:p>
                <draw:g>
                  <svg:desc>'weapon progression (sum)'.N182:'weapon progression (sum)'.N18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weapon progression (sum)'.A183:'weapon progression (sum)'.A192</svg:desc>
                </draw:g>
              </table:table-cell>
              <table:table-cell office:value-type="float" office:value="1.49725363757706">
                <text:p>1.49725363757706</text:p>
                <draw:g>
                  <svg:desc>'weapon progression (sum)'.B183:'weapon progression (sum)'.B192</svg:desc>
                </draw:g>
              </table:table-cell>
              <table:table-cell office:value-type="float" office:value="2.27195916972319">
                <text:p>2.27195916972319</text:p>
                <draw:g>
                  <svg:desc>'weapon progression (sum)'.G183:'weapon progression (sum)'.G192</svg:desc>
                </draw:g>
              </table:table-cell>
              <table:table-cell office:value-type="float" office:value="2.46552018415367">
                <text:p>2.46552018415367</text:p>
                <draw:g>
                  <svg:desc>'weapon progression (sum)'.H183:'weapon progression (sum)'.H192</svg:desc>
                </draw:g>
              </table:table-cell>
              <table:table-cell office:value-type="float" office:value="2.84948363475077">
                <text:p>2.84948363475077</text:p>
                <draw:g>
                  <svg:desc>'weapon progression (sum)'.I183:'weapon progression (sum)'.I192</svg:desc>
                </draw:g>
              </table:table-cell>
              <table:table-cell office:value-type="float" office:value="3.20806161940134">
                <text:p>3.20806161940134</text:p>
                <draw:g>
                  <svg:desc>'weapon progression (sum)'.J183:'weapon progression (sum)'.J192</svg:desc>
                </draw:g>
              </table:table-cell>
              <table:table-cell office:value-type="float" office:value="3.90493446166215">
                <text:p>3.90493446166215</text:p>
                <draw:g>
                  <svg:desc>'weapon progression (sum)'.K183:'weapon progression (sum)'.K192</svg:desc>
                </draw:g>
              </table:table-cell>
              <table:table-cell office:value-type="float" office:value="4.39601702742743">
                <text:p>4.39601702742743</text:p>
                <draw:g>
                  <svg:desc>'weapon progression (sum)'.L183:'weapon progression (sum)'.L192</svg:desc>
                </draw:g>
              </table:table-cell>
              <table:table-cell office:value-type="float" office:value="4.07189019083341">
                <text:p>4.07189019083341</text:p>
                <draw:g>
                  <svg:desc>'weapon progression (sum)'.M183:'weapon progression (sum)'.M192</svg:desc>
                </draw:g>
              </table:table-cell>
              <table:table-cell office:value-type="float" office:value="4.821807178424">
                <text:p>4.821807178424</text:p>
                <draw:g>
                  <svg:desc>'weapon progression (sum)'.N183:'weapon progression (sum)'.N19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2098999475048">
                <text:p>1.2098999475048</text:p>
              </table:table-cell>
              <table:table-cell office:value-type="float" office:value="1.93169675838259">
                <text:p>1.93169675838259</text:p>
              </table:table-cell>
              <table:table-cell office:value-type="float" office:value="2.17413064996752">
                <text:p>2.17413064996752</text:p>
              </table:table-cell>
              <table:table-cell office:value-type="float" office:value="2.66883858140795">
                <text:p>2.66883858140795</text:p>
              </table:table-cell>
              <table:table-cell office:value-type="float" office:value="2.92109080241583">
                <text:p>2.92109080241583</text:p>
              </table:table-cell>
              <table:table-cell office:value-type="float" office:value="3.27506810253387">
                <text:p>3.27506810253387</text:p>
              </table:table-cell>
              <table:table-cell office:value-type="float" office:value="3.74538611611245">
                <text:p>3.74538611611245</text:p>
              </table:table-cell>
              <table:table-cell office:value-type="float" office:value="3.54073536743996">
                <text:p>3.54073536743996</text:p>
              </table:table-cell>
              <table:table-cell office:value-type="float" office:value="4.11074575923203">
                <text:p>4.1107457592320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04635645574013">
                <text:p>1.04635645574013</text:p>
              </table:table-cell>
              <table:table-cell office:value-type="float" office:value="1.73202759600165">
                <text:p>1.73202759600165</text:p>
              </table:table-cell>
              <table:table-cell office:value-type="float" office:value="2.02402731593154">
                <text:p>2.02402731593154</text:p>
              </table:table-cell>
              <table:table-cell office:value-type="float" office:value="2.59956637895524">
                <text:p>2.59956637895524</text:p>
              </table:table-cell>
              <table:table-cell office:value-type="float" office:value="2.76922686429539">
                <text:p>2.76922686429539</text:p>
              </table:table-cell>
              <table:table-cell office:value-type="float" office:value="2.92184085908979">
                <text:p>2.92184085908979</text:p>
              </table:table-cell>
              <table:table-cell office:value-type="float" office:value="3.39368846114301">
                <text:p>3.39368846114301</text:p>
              </table:table-cell>
              <table:table-cell office:value-type="float" office:value="3.27181270690549">
                <text:p>3.27181270690549</text:p>
              </table:table-cell>
              <table:table-cell office:value-type="float" office:value="3.72877059459458">
                <text:p>3.7287705945945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42286086250172">
                <text:p>0.942286086250172</text:p>
              </table:table-cell>
              <table:table-cell office:value-type="float" office:value="1.59994632146932">
                <text:p>1.59994632146932</text:p>
              </table:table-cell>
              <table:table-cell office:value-type="float" office:value="1.94159830880315">
                <text:p>1.94159830880315</text:p>
              </table:table-cell>
              <table:table-cell office:value-type="float" office:value="2.58338823163671">
                <text:p>2.58338823163671</text:p>
              </table:table-cell>
              <table:table-cell office:value-type="float" office:value="2.68194609407832">
                <text:p>2.68194609407832</text:p>
              </table:table-cell>
              <table:table-cell office:value-type="float" office:value="2.70029085507971">
                <text:p>2.70029085507971</text:p>
              </table:table-cell>
              <table:table-cell office:value-type="float" office:value="3.18488209466796">
                <text:p>3.18488209466796</text:p>
              </table:table-cell>
              <table:table-cell office:value-type="float" office:value="3.1296172402547">
                <text:p>3.1296172402547</text:p>
              </table:table-cell>
              <table:table-cell office:value-type="float" office:value="3.50365716310293">
                <text:p>3.5036571631029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71321099134522">
                <text:p>0.871321099134522</text:p>
              </table:table-cell>
              <table:table-cell office:value-type="float" office:value="1.50553284254141">
                <text:p>1.50553284254141</text:p>
              </table:table-cell>
              <table:table-cell office:value-type="float" office:value="1.89667423124792">
                <text:p>1.89667423124792</text:p>
              </table:table-cell>
              <table:table-cell office:value-type="float" office:value="2.59641817645676">
                <text:p>2.59641817645676</text:p>
              </table:table-cell>
              <table:table-cell office:value-type="float" office:value="2.63032605366694">
                <text:p>2.63032605366694</text:p>
              </table:table-cell>
              <table:table-cell office:value-type="float" office:value="2.55100449988948">
                <text:p>2.55100449988948</text:p>
              </table:table-cell>
              <table:table-cell office:value-type="float" office:value="3.0549571859539">
                <text:p>3.0549571859539</text:p>
              </table:table-cell>
              <table:table-cell office:value-type="float" office:value="3.05859298495185">
                <text:p>3.05859298495185</text:p>
              </table:table-cell>
              <table:table-cell office:value-type="float" office:value="3.36476452931699">
                <text:p>3.3647645293169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20654238988515">
                <text:p>0.820654238988515</text:p>
              </table:table-cell>
              <table:table-cell office:value-type="float" office:value="1.43425466440258">
                <text:p>1.43425466440258</text:p>
              </table:table-cell>
              <table:table-cell office:value-type="float" office:value="1.87460089116436">
                <text:p>1.87460089116436</text:p>
              </table:table-cell>
              <table:table-cell office:value-type="float" office:value="2.62705346723059">
                <text:p>2.62705346723059</text:p>
              </table:table-cell>
              <table:table-cell office:value-type="float" office:value="2.60030414569499">
                <text:p>2.60030414569499</text:p>
              </table:table-cell>
              <table:table-cell office:value-type="float" office:value="2.44514586187062">
                <text:p>2.44514586187062</text:p>
              </table:table-cell>
              <table:table-cell office:value-type="float" office:value="2.9727968709085">
                <text:p>2.9727968709085</text:p>
              </table:table-cell>
              <table:table-cell office:value-type="float" office:value="3.03173692331437">
                <text:p>3.03173692331437</text:p>
              </table:table-cell>
              <table:table-cell office:value-type="float" office:value="3.27778050189391">
                <text:p>3.2777805018939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83314414814319">
                <text:p>0.783314414814319</text:p>
              </table:table-cell>
              <table:table-cell office:value-type="float" office:value="1.37820180373675">
                <text:p>1.37820180373675</text:p>
              </table:table-cell>
              <table:table-cell office:value-type="float" office:value="1.86740155809658">
                <text:p>1.86740155809658</text:p>
              </table:table-cell>
              <table:table-cell office:value-type="float" office:value="2.66897786125901">
                <text:p>2.66897786125901</text:p>
              </table:table-cell>
              <table:table-cell office:value-type="float" office:value="2.58421515266206">
                <text:p>2.58421515266206</text:p>
              </table:table-cell>
              <table:table-cell office:value-type="float" office:value="2.36705738748279">
                <text:p>2.36705738748279</text:p>
              </table:table-cell>
              <table:table-cell office:value-type="float" office:value="2.92145990701236">
                <text:p>2.92145990701236</text:p>
              </table:table-cell>
              <table:table-cell office:value-type="float" office:value="3.0343344952757">
                <text:p>3.0343344952757</text:p>
              </table:table-cell>
              <table:table-cell office:value-type="float" office:value="3.22406335614103">
                <text:p>3.2240633561410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55182303664513">
                <text:p>0.755182303664513</text:p>
              </table:table-cell>
              <table:table-cell office:value-type="float" office:value="1.33270027822528">
                <text:p>1.33270027822528</text:p>
              </table:table-cell>
              <table:table-cell office:value-type="float" office:value="1.87036238073864">
                <text:p>1.87036238073864</text:p>
              </table:table-cell>
              <table:table-cell office:value-type="float" office:value="2.71845834422679">
                <text:p>2.71845834422679</text:p>
              </table:table-cell>
              <table:table-cell office:value-type="float" office:value="2.57752164363665">
                <text:p>2.57752164363665</text:p>
              </table:table-cell>
              <table:table-cell office:value-type="float" office:value="2.30753393870978">
                <text:p>2.30753393870978</text:p>
              </table:table-cell>
              <table:table-cell office:value-type="float" office:value="2.89094634707483">
                <text:p>2.89094634707483</text:p>
              </table:table-cell>
              <table:table-cell office:value-type="float" office:value="3.05767563366087">
                <text:p>3.05767563366087</text:p>
              </table:table-cell>
              <table:table-cell office:value-type="float" office:value="3.19265239202462">
                <text:p>3.1926523920246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733667370849174">
                <text:p>0.733667370849174</text:p>
              </table:table-cell>
              <table:table-cell office:value-type="float" office:value="1.29481086990591">
                <text:p>1.29481086990591</text:p>
              </table:table-cell>
              <table:table-cell office:value-type="float" office:value="1.88051870625297">
                <text:p>1.88051870625297</text:p>
              </table:table-cell>
              <table:table-cell office:value-type="float" office:value="2.77314677157108">
                <text:p>2.77314677157108</text:p>
              </table:table-cell>
              <table:table-cell office:value-type="float" office:value="2.57736454273774">
                <text:p>2.57736454273774</text:p>
              </table:table-cell>
              <table:table-cell office:value-type="float" office:value="2.26083793371374">
                <text:p>2.26083793371374</text:p>
              </table:table-cell>
              <table:table-cell office:value-type="float" office:value="2.87498800581688">
                <text:p>2.87498800581688</text:p>
              </table:table-cell>
              <table:table-cell office:value-type="float" office:value="3.09626913253715">
                <text:p>3.09626913253715</text:p>
              </table:table-cell>
              <table:table-cell office:value-type="float" office:value="3.17671929288522">
                <text:p>3.1767192928852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17058861010731">
                <text:p>0.717058861010731</text:p>
              </table:table-cell>
              <table:table-cell office:value-type="float" office:value="1.26259266943671">
                <text:p>1.26259266943671</text:p>
              </table:table-cell>
              <table:table-cell office:value-type="float" office:value="1.89591252012513">
                <text:p>1.89591252012513</text:p>
              </table:table-cell>
              <table:table-cell office:value-type="float" office:value="2.8314919948141">
                <text:p>2.8314919948141</text:p>
              </table:table-cell>
              <table:table-cell office:value-type="float" office:value="2.58185204958437">
                <text:p>2.58185204958437</text:p>
              </table:table-cell>
              <table:table-cell office:value-type="float" office:value="2.22323224911988">
                <text:p>2.22323224911988</text:p>
              </table:table-cell>
              <table:table-cell office:value-type="float" office:value="2.86947163371247">
                <text:p>2.86947163371247</text:p>
              </table:table-cell>
              <table:table-cell office:value-type="float" office:value="3.14647614922052">
                <text:p>3.14647614922052</text:p>
              </table:table-cell>
              <table:table-cell office:value-type="float" office:value="3.17182159177761">
                <text:p>3.171821591777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3" draw:display-name="Gradient 3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808080" draw:fill-color="#80808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1cm" svg:stroke-color="#ffbf00" draw:fill-color="#ffbf00"/>
      <style:text-properties fo:font-size="10pt" style:font-size-asian="10pt" style:font-size-complex="10pt"/>
    </style:style>
    <style:style style:name="ch9" style:family="chart" style:data-style-name="N4">
      <style:chart-properties chart:symbol-type="none" chart:link-data-style-to-source="true"/>
      <style:graphic-properties draw:stroke="dash" draw:stroke-dash="Dashed_20__28_var_29_" svg:stroke-width="0.051cm" svg:stroke-color="#0000ff" draw:fill-color="#0000ff"/>
      <style:text-properties fo:font-size="10pt" style:font-size-asian="10pt" style:font-size-complex="10pt"/>
    </style:style>
    <style:style style:name="ch10" style:family="chart" style:data-style-name="N4">
      <style:chart-properties chart:symbol-type="none" chart:link-data-style-to-source="true"/>
      <style:graphic-properties draw:stroke="dash" draw:stroke-dash="Dashed_20__28_var_29_" svg:stroke-width="0.051cm" svg:stroke-color="#ff0000" draw:fill-color="#ff0000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draw:stroke="dash" draw:stroke-dash="Dashed_20__28_var_29_" svg:stroke-width="0.051cm" svg:stroke-color="#00ff00" draw:fill-color="#00ff00"/>
      <style:text-properties fo:font-size="10pt" style:font-size-asian="10pt" style:font-size-complex="10pt"/>
    </style:style>
    <style:style style:name="ch12" style:family="chart" style:data-style-name="N4">
      <style:chart-properties chart:symbol-type="none" chart:link-data-style-to-source="true"/>
      <style:graphic-properties svg:stroke-width="0.051cm" svg:stroke-color="#000000" draw:fill-color="#000000"/>
      <style:text-properties fo:font-size="10pt" style:font-size-asian="10pt" style:font-size-complex="10pt"/>
    </style:style>
    <style:style style:name="ch13" style:family="chart" style:data-style-name="N4">
      <style:chart-properties chart:symbol-type="none" chart:link-data-style-to-source="true"/>
      <style:graphic-properties svg:stroke-width="0.051cm" svg:stroke-color="#0000ff" draw:fill-color="#0000ff"/>
      <style:text-properties fo:font-size="10pt" style:font-size-asian="10pt" style:font-size-complex="10pt"/>
    </style:style>
    <style:style style:name="ch14" style:family="chart" style:data-style-name="N4">
      <style:chart-properties chart:symbol-type="none" chart:link-data-style-to-source="true"/>
      <style:graphic-properties svg:stroke-width="0.051cm" svg:stroke-color="#ff0000" draw:fill-color="#ff0000"/>
      <style:text-properties fo:font-size="10pt" style:font-size-asian="10pt" style:font-size-complex="10pt"/>
    </style:style>
    <style:style style:name="ch15" style:family="chart" style:data-style-name="N4">
      <style:chart-properties chart:symbol-type="none" chart:link-data-style-to-source="true"/>
      <style:graphic-properties svg:stroke-width="0.051cm" svg:stroke-color="#00ff00" draw:fill-color="#00f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51cm" svg:stroke-color="#800080" draw:fill-color="#80008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Double_20_Dash" svg:stroke-width="0.051cm" svg:stroke-color="#800080" draw:fill-color="#80008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884cm" svg:height="10.622cm" xlink:href=".." xlink:type="simple" chart:class="chart:line" chart:style-name="ch1">
        <chart:legend chart:legend-position="end" svg:x="14.39cm" svg:y="2.489cm" style:legend-expansion="high" chart:style-name="ch2"/>
        <chart:plot-area chart:style-name="ch3" table:cell-range-address="'weapon progression (sum)'.A183:'weapon progression (sum)'.B192 'weapon progression (sum)'.A182:'weapon progression (sum)'.B182 'weapon progression (sum)'.G182:'weapon progression (sum)'.N192 'weapon progression (sum)'.P182:'weapon progression (sum)'.Q192" chart:data-source-has-labels="both" svg:x="0.377cm" svg:y="0.212cm" svg:width="13.636cm" svg:height="10.198cm">
          <chart:coordinate-region svg:x="1.327cm" svg:y="0.414cm" svg:width="12.494cm" svg:height="9.343cm"/>
          <chart:axis chart:dimension="x" chart:name="primary-x" chart:style-name="ch4" chartooo:axis-type="auto">
            <chartooo:date-scale/>
            <chart:categories table:cell-range-address="'weapon progression (sum)'.A183:'weapon progression (sum)'.A1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weapon progression (sum)'.B183:'weapon progression (sum)'.B192" chart:label-cell-address="'weapon progression (sum)'.B182:'weapon progression (sum)'.B182" chart:class="chart:line">
            <chart:data-point chart:repeated="10"/>
          </chart:series>
          <chart:series chart:style-name="ch8" chart:values-cell-range-address="'weapon progression (sum)'.G183:'weapon progression (sum)'.G192" chart:label-cell-address="'weapon progression (sum)'.G182:'weapon progression (sum)'.G182" chart:class="chart:line">
            <chart:data-point chart:repeated="10"/>
          </chart:series>
          <chart:series chart:style-name="ch9" chart:values-cell-range-address="'weapon progression (sum)'.H183:'weapon progression (sum)'.H192" chart:label-cell-address="'weapon progression (sum)'.H182:'weapon progression (sum)'.H182" chart:class="chart:line">
            <chart:data-point chart:repeated="10"/>
          </chart:series>
          <chart:series chart:style-name="ch10" chart:values-cell-range-address="'weapon progression (sum)'.I183:'weapon progression (sum)'.I192" chart:label-cell-address="'weapon progression (sum)'.I182:'weapon progression (sum)'.I182" chart:class="chart:line">
            <chart:data-point chart:repeated="10"/>
          </chart:series>
          <chart:series chart:style-name="ch11" chart:values-cell-range-address="'weapon progression (sum)'.J183:'weapon progression (sum)'.J192" chart:label-cell-address="'weapon progression (sum)'.J182:'weapon progression (sum)'.J182" chart:class="chart:line">
            <chart:data-point chart:repeated="10"/>
          </chart:series>
          <chart:series chart:style-name="ch12" chart:values-cell-range-address="'weapon progression (sum)'.K183:'weapon progression (sum)'.K192" chart:label-cell-address="'weapon progression (sum)'.K182:'weapon progression (sum)'.K182" chart:class="chart:line">
            <chart:data-point chart:repeated="10"/>
          </chart:series>
          <chart:series chart:style-name="ch13" chart:values-cell-range-address="'weapon progression (sum)'.L183:'weapon progression (sum)'.L192" chart:label-cell-address="'weapon progression (sum)'.L182:'weapon progression (sum)'.L182" chart:class="chart:line">
            <chart:data-point chart:repeated="10"/>
          </chart:series>
          <chart:series chart:style-name="ch14" chart:values-cell-range-address="'weapon progression (sum)'.M183:'weapon progression (sum)'.M192" chart:label-cell-address="'weapon progression (sum)'.M182:'weapon progression (sum)'.M182" chart:class="chart:line">
            <chart:data-point chart:repeated="10"/>
          </chart:series>
          <chart:series chart:style-name="ch15" chart:values-cell-range-address="'weapon progression (sum)'.N183:'weapon progression (sum)'.N192" chart:label-cell-address="'weapon progression (sum)'.N182:'weapon progression (sum)'.N182" chart:class="chart:line">
            <chart:data-point chart:repeated="10"/>
          </chart:series>
          <chart:series chart:style-name="ch16" chart:values-cell-range-address="'weapon progression (sum)'.P183:'weapon progression (sum)'.P192" chart:label-cell-address="'weapon progression (sum)'.P182:'weapon progression (sum)'.P182" chart:class="chart:line">
            <chart:data-point chart:repeated="10"/>
          </chart:series>
          <chart:series chart:style-name="ch17" chart:values-cell-range-address="'weapon progression (sum)'.Q183:'weapon progression (sum)'.Q192" chart:label-cell-address="'weapon progression (sum)'.Q182:'weapon progression (sum)'.Q182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ff</text:p>
                <draw:g>
                  <svg:desc>'weapon progression (sum)'.B182:'weapon progression (sum)'.B182</svg:desc>
                </draw:g>
              </table:table-cell>
              <table:table-cell office:value-type="string">
                <text:p>mace</text:p>
                <draw:g>
                  <svg:desc>'weapon progression (sum)'.G182:'weapon progression (sum)'.G182</svg:desc>
                </draw:g>
              </table:table-cell>
              <table:table-cell office:value-type="string">
                <text:p>sword2h</text:p>
                <draw:g>
                  <svg:desc>'weapon progression (sum)'.H182:'weapon progression (sum)'.H182</svg:desc>
                </draw:g>
              </table:table-cell>
              <table:table-cell office:value-type="string">
                <text:p>axe2h</text:p>
                <draw:g>
                  <svg:desc>'weapon progression (sum)'.I182:'weapon progression (sum)'.I182</svg:desc>
                </draw:g>
              </table:table-cell>
              <table:table-cell office:value-type="string">
                <text:p>spear2h</text:p>
                <draw:g>
                  <svg:desc>'weapon progression (sum)'.J182:'weapon progression (sum)'.J182</svg:desc>
                </draw:g>
              </table:table-cell>
              <table:table-cell office:value-type="string">
                <text:p>dagger-dagger</text:p>
                <draw:g>
                  <svg:desc>'weapon progression (sum)'.K182:'weapon progression (sum)'.K182</svg:desc>
                </draw:g>
              </table:table-cell>
              <table:table-cell office:value-type="string">
                <text:p>sword-sword</text:p>
                <draw:g>
                  <svg:desc>'weapon progression (sum)'.L182:'weapon progression (sum)'.L182</svg:desc>
                </draw:g>
              </table:table-cell>
              <table:table-cell office:value-type="string">
                <text:p>axe-sword</text:p>
                <draw:g>
                  <svg:desc>'weapon progression (sum)'.M182:'weapon progression (sum)'.M182</svg:desc>
                </draw:g>
              </table:table-cell>
              <table:table-cell office:value-type="string">
                <text:p>spear-sword</text:p>
                <draw:g>
                  <svg:desc>'weapon progression (sum)'.N182:'weapon progression (sum)'.N182</svg:desc>
                </draw:g>
              </table:table-cell>
              <table:table-cell office:value-type="string">
                <text:p>unarm</text:p>
                <draw:g>
                  <svg:desc>'weapon progression (sum)'.P182:'weapon progression (sum)'.P182</svg:desc>
                </draw:g>
              </table:table-cell>
              <table:table-cell office:value-type="string">
                <text:p>staff-unarm</text:p>
                <draw:g>
                  <svg:desc>'weapon progression (sum)'.Q182:'weapon progression (sum)'.Q18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weapon progression (sum)'.A183:'weapon progression (sum)'.A192</svg:desc>
                </draw:g>
              </table:table-cell>
              <table:table-cell office:value-type="float" office:value="1.49725363757706">
                <text:p>1.49725363757706</text:p>
                <draw:g>
                  <svg:desc>'weapon progression (sum)'.B183:'weapon progression (sum)'.B192</svg:desc>
                </draw:g>
              </table:table-cell>
              <table:table-cell office:value-type="float" office:value="2.27195916972319">
                <text:p>2.27195916972319</text:p>
                <draw:g>
                  <svg:desc>'weapon progression (sum)'.G183:'weapon progression (sum)'.G192</svg:desc>
                </draw:g>
              </table:table-cell>
              <table:table-cell office:value-type="float" office:value="2.46552018415367">
                <text:p>2.46552018415367</text:p>
                <draw:g>
                  <svg:desc>'weapon progression (sum)'.H183:'weapon progression (sum)'.H192</svg:desc>
                </draw:g>
              </table:table-cell>
              <table:table-cell office:value-type="float" office:value="2.84948363475077">
                <text:p>2.84948363475077</text:p>
                <draw:g>
                  <svg:desc>'weapon progression (sum)'.I183:'weapon progression (sum)'.I192</svg:desc>
                </draw:g>
              </table:table-cell>
              <table:table-cell office:value-type="float" office:value="3.20806161940134">
                <text:p>3.20806161940134</text:p>
                <draw:g>
                  <svg:desc>'weapon progression (sum)'.J183:'weapon progression (sum)'.J192</svg:desc>
                </draw:g>
              </table:table-cell>
              <table:table-cell office:value-type="float" office:value="3.90493446166215">
                <text:p>3.90493446166215</text:p>
                <draw:g>
                  <svg:desc>'weapon progression (sum)'.K183:'weapon progression (sum)'.K192</svg:desc>
                </draw:g>
              </table:table-cell>
              <table:table-cell office:value-type="float" office:value="4.39601702742743">
                <text:p>4.39601702742743</text:p>
                <draw:g>
                  <svg:desc>'weapon progression (sum)'.L183:'weapon progression (sum)'.L192</svg:desc>
                </draw:g>
              </table:table-cell>
              <table:table-cell office:value-type="float" office:value="4.07189019083341">
                <text:p>4.07189019083341</text:p>
                <draw:g>
                  <svg:desc>'weapon progression (sum)'.M183:'weapon progression (sum)'.M192</svg:desc>
                </draw:g>
              </table:table-cell>
              <table:table-cell office:value-type="float" office:value="4.821807178424">
                <text:p>4.821807178424</text:p>
                <draw:g>
                  <svg:desc>'weapon progression (sum)'.N183:'weapon progression (sum)'.N192</svg:desc>
                </draw:g>
              </table:table-cell>
              <table:table-cell office:value-type="float" office:value="1.50990595467789">
                <text:p>1.50990595467789</text:p>
                <draw:g>
                  <svg:desc>'weapon progression (sum)'.P183:'weapon progression (sum)'.P192</svg:desc>
                </draw:g>
              </table:table-cell>
              <table:table-cell office:value-type="float" office:value="1.94708851838715">
                <text:p>1.94708851838715</text:p>
                <draw:g>
                  <svg:desc>'weapon progression (sum)'.Q183:'weapon progression (sum)'.Q19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2098999475048">
                <text:p>1.2098999475048</text:p>
              </table:table-cell>
              <table:table-cell office:value-type="float" office:value="1.93169675838259">
                <text:p>1.93169675838259</text:p>
              </table:table-cell>
              <table:table-cell office:value-type="float" office:value="2.17413064996752">
                <text:p>2.17413064996752</text:p>
              </table:table-cell>
              <table:table-cell office:value-type="float" office:value="2.66883858140795">
                <text:p>2.66883858140795</text:p>
              </table:table-cell>
              <table:table-cell office:value-type="float" office:value="2.92109080241583">
                <text:p>2.92109080241583</text:p>
              </table:table-cell>
              <table:table-cell office:value-type="float" office:value="3.27506810253387">
                <text:p>3.27506810253387</text:p>
              </table:table-cell>
              <table:table-cell office:value-type="float" office:value="3.74538611611245">
                <text:p>3.74538611611245</text:p>
              </table:table-cell>
              <table:table-cell office:value-type="float" office:value="3.54073536743996">
                <text:p>3.54073536743996</text:p>
              </table:table-cell>
              <table:table-cell office:value-type="float" office:value="4.11074575923203">
                <text:p>4.11074575923203</text:p>
              </table:table-cell>
              <table:table-cell office:value-type="float" office:value="1.71738087439917">
                <text:p>1.71738087439917</text:p>
              </table:table-cell>
              <table:table-cell office:value-type="float" office:value="1.93259905659659">
                <text:p>1.932599056596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04635645574013">
                <text:p>1.04635645574013</text:p>
              </table:table-cell>
              <table:table-cell office:value-type="float" office:value="1.73202759600165">
                <text:p>1.73202759600165</text:p>
              </table:table-cell>
              <table:table-cell office:value-type="float" office:value="2.02402731593154">
                <text:p>2.02402731593154</text:p>
              </table:table-cell>
              <table:table-cell office:value-type="float" office:value="2.59956637895524">
                <text:p>2.59956637895524</text:p>
              </table:table-cell>
              <table:table-cell office:value-type="float" office:value="2.76922686429539">
                <text:p>2.76922686429539</text:p>
              </table:table-cell>
              <table:table-cell office:value-type="float" office:value="2.92184085908979">
                <text:p>2.92184085908979</text:p>
              </table:table-cell>
              <table:table-cell office:value-type="float" office:value="3.39368846114301">
                <text:p>3.39368846114301</text:p>
              </table:table-cell>
              <table:table-cell office:value-type="float" office:value="3.27181270690549">
                <text:p>3.27181270690549</text:p>
              </table:table-cell>
              <table:table-cell office:value-type="float" office:value="3.72877059459458">
                <text:p>3.72877059459458</text:p>
              </table:table-cell>
              <table:table-cell office:value-type="float" office:value="1.87701880601321">
                <text:p>1.87701880601321</text:p>
              </table:table-cell>
              <table:table-cell office:value-type="float" office:value="1.97708283324364">
                <text:p>1.9770828332436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42286086250172">
                <text:p>0.942286086250172</text:p>
              </table:table-cell>
              <table:table-cell office:value-type="float" office:value="1.59994632146932">
                <text:p>1.59994632146932</text:p>
              </table:table-cell>
              <table:table-cell office:value-type="float" office:value="1.94159830880315">
                <text:p>1.94159830880315</text:p>
              </table:table-cell>
              <table:table-cell office:value-type="float" office:value="2.58338823163671">
                <text:p>2.58338823163671</text:p>
              </table:table-cell>
              <table:table-cell office:value-type="float" office:value="2.68194609407832">
                <text:p>2.68194609407832</text:p>
              </table:table-cell>
              <table:table-cell office:value-type="float" office:value="2.70029085507971">
                <text:p>2.70029085507971</text:p>
              </table:table-cell>
              <table:table-cell office:value-type="float" office:value="3.18488209466796">
                <text:p>3.18488209466796</text:p>
              </table:table-cell>
              <table:table-cell office:value-type="float" office:value="3.1296172402547">
                <text:p>3.1296172402547</text:p>
              </table:table-cell>
              <table:table-cell office:value-type="float" office:value="3.50365716310293">
                <text:p>3.50365716310293</text:p>
              </table:table-cell>
              <table:table-cell office:value-type="float" office:value="2.01177726392159">
                <text:p>2.01177726392159</text:p>
              </table:table-cell>
              <table:table-cell office:value-type="float" office:value="2.05019385001706">
                <text:p>2.0501938500170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71321099134522">
                <text:p>0.871321099134522</text:p>
              </table:table-cell>
              <table:table-cell office:value-type="float" office:value="1.50553284254141">
                <text:p>1.50553284254141</text:p>
              </table:table-cell>
              <table:table-cell office:value-type="float" office:value="1.89667423124792">
                <text:p>1.89667423124792</text:p>
              </table:table-cell>
              <table:table-cell office:value-type="float" office:value="2.59641817645676">
                <text:p>2.59641817645676</text:p>
              </table:table-cell>
              <table:table-cell office:value-type="float" office:value="2.63032605366694">
                <text:p>2.63032605366694</text:p>
              </table:table-cell>
              <table:table-cell office:value-type="float" office:value="2.55100449988948">
                <text:p>2.55100449988948</text:p>
              </table:table-cell>
              <table:table-cell office:value-type="float" office:value="3.0549571859539">
                <text:p>3.0549571859539</text:p>
              </table:table-cell>
              <table:table-cell office:value-type="float" office:value="3.05859298495185">
                <text:p>3.05859298495185</text:p>
              </table:table-cell>
              <table:table-cell office:value-type="float" office:value="3.36476452931699">
                <text:p>3.36476452931699</text:p>
              </table:table-cell>
              <table:table-cell office:value-type="float" office:value="2.13080713719833">
                <text:p>2.13080713719833</text:p>
              </table:table-cell>
              <table:table-cell office:value-type="float" office:value="2.13910359108457">
                <text:p>2.1391035910845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20654238988515">
                <text:p>0.820654238988515</text:p>
              </table:table-cell>
              <table:table-cell office:value-type="float" office:value="1.43425466440258">
                <text:p>1.43425466440258</text:p>
              </table:table-cell>
              <table:table-cell office:value-type="float" office:value="1.87460089116436">
                <text:p>1.87460089116436</text:p>
              </table:table-cell>
              <table:table-cell office:value-type="float" office:value="2.62705346723059">
                <text:p>2.62705346723059</text:p>
              </table:table-cell>
              <table:table-cell office:value-type="float" office:value="2.60030414569499">
                <text:p>2.60030414569499</text:p>
              </table:table-cell>
              <table:table-cell office:value-type="float" office:value="2.44514586187062">
                <text:p>2.44514586187062</text:p>
              </table:table-cell>
              <table:table-cell office:value-type="float" office:value="2.9727968709085">
                <text:p>2.9727968709085</text:p>
              </table:table-cell>
              <table:table-cell office:value-type="float" office:value="3.03173692331437">
                <text:p>3.03173692331437</text:p>
              </table:table-cell>
              <table:table-cell office:value-type="float" office:value="3.27778050189391">
                <text:p>3.27778050189391</text:p>
              </table:table-cell>
              <table:table-cell office:value-type="float" office:value="2.23838759408932">
                <text:p>2.23838759408932</text:p>
              </table:table-cell>
              <table:table-cell office:value-type="float" office:value="2.23729084074175">
                <text:p>2.2372908407417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83314414814319">
                <text:p>0.783314414814319</text:p>
              </table:table-cell>
              <table:table-cell office:value-type="float" office:value="1.37820180373675">
                <text:p>1.37820180373675</text:p>
              </table:table-cell>
              <table:table-cell office:value-type="float" office:value="1.86740155809658">
                <text:p>1.86740155809658</text:p>
              </table:table-cell>
              <table:table-cell office:value-type="float" office:value="2.66897786125901">
                <text:p>2.66897786125901</text:p>
              </table:table-cell>
              <table:table-cell office:value-type="float" office:value="2.58421515266206">
                <text:p>2.58421515266206</text:p>
              </table:table-cell>
              <table:table-cell office:value-type="float" office:value="2.36705738748279">
                <text:p>2.36705738748279</text:p>
              </table:table-cell>
              <table:table-cell office:value-type="float" office:value="2.92145990701236">
                <text:p>2.92145990701236</text:p>
              </table:table-cell>
              <table:table-cell office:value-type="float" office:value="3.0343344952757">
                <text:p>3.0343344952757</text:p>
              </table:table-cell>
              <table:table-cell office:value-type="float" office:value="3.22406335614103">
                <text:p>3.22406335614103</text:p>
              </table:table-cell>
              <table:table-cell office:value-type="float" office:value="2.33675440731286">
                <text:p>2.33675440731286</text:p>
              </table:table-cell>
              <table:table-cell office:value-type="float" office:value="2.34100031985086">
                <text:p>2.341000319850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55182303664513">
                <text:p>0.755182303664513</text:p>
              </table:table-cell>
              <table:table-cell office:value-type="float" office:value="1.33270027822528">
                <text:p>1.33270027822528</text:p>
              </table:table-cell>
              <table:table-cell office:value-type="float" office:value="1.87036238073864">
                <text:p>1.87036238073864</text:p>
              </table:table-cell>
              <table:table-cell office:value-type="float" office:value="2.71845834422679">
                <text:p>2.71845834422679</text:p>
              </table:table-cell>
              <table:table-cell office:value-type="float" office:value="2.57752164363665">
                <text:p>2.57752164363665</text:p>
              </table:table-cell>
              <table:table-cell office:value-type="float" office:value="2.30753393870978">
                <text:p>2.30753393870978</text:p>
              </table:table-cell>
              <table:table-cell office:value-type="float" office:value="2.89094634707483">
                <text:p>2.89094634707483</text:p>
              </table:table-cell>
              <table:table-cell office:value-type="float" office:value="3.05767563366087">
                <text:p>3.05767563366087</text:p>
              </table:table-cell>
              <table:table-cell office:value-type="float" office:value="3.19265239202462">
                <text:p>3.19265239202462</text:p>
              </table:table-cell>
              <table:table-cell office:value-type="float" office:value="2.42719077590789">
                <text:p>2.42719077590789</text:p>
              </table:table-cell>
              <table:table-cell office:value-type="float" office:value="2.44787600766821">
                <text:p>2.4478760076682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733667370849174">
                <text:p>0.733667370849174</text:p>
              </table:table-cell>
              <table:table-cell office:value-type="float" office:value="1.29481086990591">
                <text:p>1.29481086990591</text:p>
              </table:table-cell>
              <table:table-cell office:value-type="float" office:value="1.88051870625297">
                <text:p>1.88051870625297</text:p>
              </table:table-cell>
              <table:table-cell office:value-type="float" office:value="2.77314677157108">
                <text:p>2.77314677157108</text:p>
              </table:table-cell>
              <table:table-cell office:value-type="float" office:value="2.57736454273774">
                <text:p>2.57736454273774</text:p>
              </table:table-cell>
              <table:table-cell office:value-type="float" office:value="2.26083793371374">
                <text:p>2.26083793371374</text:p>
              </table:table-cell>
              <table:table-cell office:value-type="float" office:value="2.87498800581688">
                <text:p>2.87498800581688</text:p>
              </table:table-cell>
              <table:table-cell office:value-type="float" office:value="3.09626913253715">
                <text:p>3.09626913253715</text:p>
              </table:table-cell>
              <table:table-cell office:value-type="float" office:value="3.17671929288522">
                <text:p>3.17671929288522</text:p>
              </table:table-cell>
              <table:table-cell office:value-type="float" office:value="2.51050715369678">
                <text:p>2.51050715369678</text:p>
              </table:table-cell>
              <table:table-cell office:value-type="float" office:value="2.55635369146472">
                <text:p>2.5563536914647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17058861010731">
                <text:p>0.717058861010731</text:p>
              </table:table-cell>
              <table:table-cell office:value-type="float" office:value="1.26259266943671">
                <text:p>1.26259266943671</text:p>
              </table:table-cell>
              <table:table-cell office:value-type="float" office:value="1.89591252012513">
                <text:p>1.89591252012513</text:p>
              </table:table-cell>
              <table:table-cell office:value-type="float" office:value="2.8314919948141">
                <text:p>2.8314919948141</text:p>
              </table:table-cell>
              <table:table-cell office:value-type="float" office:value="2.58185204958437">
                <text:p>2.58185204958437</text:p>
              </table:table-cell>
              <table:table-cell office:value-type="float" office:value="2.22323224911988">
                <text:p>2.22323224911988</text:p>
              </table:table-cell>
              <table:table-cell office:value-type="float" office:value="2.86947163371247">
                <text:p>2.86947163371247</text:p>
              </table:table-cell>
              <table:table-cell office:value-type="float" office:value="3.14647614922052">
                <text:p>3.14647614922052</text:p>
              </table:table-cell>
              <table:table-cell office:value-type="float" office:value="3.17182159177761">
                <text:p>3.17182159177761</text:p>
              </table:table-cell>
              <table:table-cell office:value-type="float" office:value="2.58727192964153">
                <text:p>2.58727192964153</text:p>
              </table:table-cell>
              <table:table-cell office:value-type="float" office:value="2.66535942105292">
                <text:p>2.665359421052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3" draw:display-name="Gradient 3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808080" draw:fill-color="#80808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1cm" svg:stroke-color="#ffbf00" draw:fill-color="#ffbf00"/>
      <style:text-properties fo:font-size="10pt" style:font-size-asian="10pt" style:font-size-complex="10pt"/>
    </style:style>
    <style:style style:name="ch9" style:family="chart" style:data-style-name="N4">
      <style:chart-properties chart:symbol-type="none" chart:link-data-style-to-source="true"/>
      <style:graphic-properties draw:stroke="dash" draw:stroke-dash="Dashed_20__28_var_29_" svg:stroke-width="0.051cm" svg:stroke-color="#0000ff" draw:fill-color="#0000ff"/>
      <style:text-properties fo:font-size="10pt" style:font-size-asian="10pt" style:font-size-complex="10pt"/>
    </style:style>
    <style:style style:name="ch10" style:family="chart" style:data-style-name="N4">
      <style:chart-properties chart:symbol-type="none" chart:link-data-style-to-source="true"/>
      <style:graphic-properties draw:stroke="dash" draw:stroke-dash="Dashed_20__28_var_29_" svg:stroke-width="0.051cm" svg:stroke-color="#ff0000" draw:fill-color="#ff0000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draw:stroke="dash" draw:stroke-dash="Dashed_20__28_var_29_" svg:stroke-width="0.051cm" svg:stroke-color="#00ff00" draw:fill-color="#00ff00"/>
      <style:text-properties fo:font-size="10pt" style:font-size-asian="10pt" style:font-size-complex="10pt"/>
    </style:style>
    <style:style style:name="ch12" style:family="chart" style:data-style-name="N4">
      <style:chart-properties chart:symbol-type="none" chart:link-data-style-to-source="true"/>
      <style:graphic-properties svg:stroke-width="0.051cm" svg:stroke-color="#000000" draw:fill-color="#000000"/>
      <style:text-properties fo:font-size="10pt" style:font-size-asian="10pt" style:font-size-complex="10pt"/>
    </style:style>
    <style:style style:name="ch13" style:family="chart" style:data-style-name="N4">
      <style:chart-properties chart:symbol-type="none" chart:link-data-style-to-source="true"/>
      <style:graphic-properties svg:stroke-width="0.051cm" svg:stroke-color="#0000ff" draw:fill-color="#0000ff"/>
      <style:text-properties fo:font-size="10pt" style:font-size-asian="10pt" style:font-size-complex="10pt"/>
    </style:style>
    <style:style style:name="ch14" style:family="chart" style:data-style-name="N4">
      <style:chart-properties chart:symbol-type="none" chart:link-data-style-to-source="true"/>
      <style:graphic-properties svg:stroke-width="0.051cm" svg:stroke-color="#ff0000" draw:fill-color="#ff0000"/>
      <style:text-properties fo:font-size="10pt" style:font-size-asian="10pt" style:font-size-complex="10pt"/>
    </style:style>
    <style:style style:name="ch15" style:family="chart" style:data-style-name="N4">
      <style:chart-properties chart:symbol-type="none" chart:link-data-style-to-source="true"/>
      <style:graphic-properties svg:stroke-width="0.051cm" svg:stroke-color="#00ff00" draw:fill-color="#00f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51cm" svg:stroke-color="#800080" draw:fill-color="#80008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884cm" svg:height="10.622cm" xlink:href=".." xlink:type="simple" chart:class="chart:line" chart:style-name="ch1">
        <chart:legend chart:legend-position="end" svg:x="14.39cm" svg:y="2.741cm" style:legend-expansion="high" chart:style-name="ch2"/>
        <chart:plot-area chart:style-name="ch3" table:cell-range-address="'weapon progression (sum) AM E'.A183:'weapon progression (sum) AM E'.B192 'weapon progression (sum) AM E'.A182:'weapon progression (sum) AM E'.B182 'weapon progression (sum) AM E'.G182:'weapon progression (sum) AM E'.N192 'weapon progression (sum) AM E'.P182:'weapon progression (sum) AM E'.P192" chart:data-source-has-labels="both" svg:x="0.377cm" svg:y="0.212cm" svg:width="13.636cm" svg:height="10.198cm">
          <chart:coordinate-region svg:x="1.327cm" svg:y="0.414cm" svg:width="12.494cm" svg:height="9.343cm"/>
          <chart:axis chart:dimension="x" chart:name="primary-x" chart:style-name="ch4" chartooo:axis-type="auto">
            <chartooo:date-scale/>
            <chart:categories table:cell-range-address="'weapon progression (sum) AM E'.A183:'weapon progression (sum) AM E'.A1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weapon progression (sum) AM E'.B183:'weapon progression (sum) AM E'.B192" chart:label-cell-address="'weapon progression (sum) AM E'.B182:'weapon progression (sum) AM E'.B182" chart:class="chart:line">
            <chart:data-point chart:repeated="10"/>
          </chart:series>
          <chart:series chart:style-name="ch8" chart:values-cell-range-address="'weapon progression (sum) AM E'.G183:'weapon progression (sum) AM E'.G192" chart:label-cell-address="'weapon progression (sum) AM E'.G182:'weapon progression (sum) AM E'.G182" chart:class="chart:line">
            <chart:data-point chart:repeated="10"/>
          </chart:series>
          <chart:series chart:style-name="ch9" chart:values-cell-range-address="'weapon progression (sum) AM E'.H183:'weapon progression (sum) AM E'.H192" chart:label-cell-address="'weapon progression (sum) AM E'.H182:'weapon progression (sum) AM E'.H182" chart:class="chart:line">
            <chart:data-point chart:repeated="10"/>
          </chart:series>
          <chart:series chart:style-name="ch10" chart:values-cell-range-address="'weapon progression (sum) AM E'.I183:'weapon progression (sum) AM E'.I192" chart:label-cell-address="'weapon progression (sum) AM E'.I182:'weapon progression (sum) AM E'.I182" chart:class="chart:line">
            <chart:data-point chart:repeated="10"/>
          </chart:series>
          <chart:series chart:style-name="ch11" chart:values-cell-range-address="'weapon progression (sum) AM E'.J183:'weapon progression (sum) AM E'.J192" chart:label-cell-address="'weapon progression (sum) AM E'.J182:'weapon progression (sum) AM E'.J182" chart:class="chart:line">
            <chart:data-point chart:repeated="10"/>
          </chart:series>
          <chart:series chart:style-name="ch12" chart:values-cell-range-address="'weapon progression (sum) AM E'.K183:'weapon progression (sum) AM E'.K192" chart:label-cell-address="'weapon progression (sum) AM E'.K182:'weapon progression (sum) AM E'.K182" chart:class="chart:line">
            <chart:data-point chart:repeated="10"/>
          </chart:series>
          <chart:series chart:style-name="ch13" chart:values-cell-range-address="'weapon progression (sum) AM E'.L183:'weapon progression (sum) AM E'.L192" chart:label-cell-address="'weapon progression (sum) AM E'.L182:'weapon progression (sum) AM E'.L182" chart:class="chart:line">
            <chart:data-point chart:repeated="10"/>
          </chart:series>
          <chart:series chart:style-name="ch14" chart:values-cell-range-address="'weapon progression (sum) AM E'.M183:'weapon progression (sum) AM E'.M192" chart:label-cell-address="'weapon progression (sum) AM E'.M182:'weapon progression (sum) AM E'.M182" chart:class="chart:line">
            <chart:data-point chart:repeated="10"/>
          </chart:series>
          <chart:series chart:style-name="ch15" chart:values-cell-range-address="'weapon progression (sum) AM E'.N183:'weapon progression (sum) AM E'.N192" chart:label-cell-address="'weapon progression (sum) AM E'.N182:'weapon progression (sum) AM E'.N182" chart:class="chart:line">
            <chart:data-point chart:repeated="10"/>
          </chart:series>
          <chart:series chart:style-name="ch16" chart:values-cell-range-address="'weapon progression (sum) AM E'.P183:'weapon progression (sum) AM E'.P192" chart:label-cell-address="'weapon progression (sum) AM E'.P182:'weapon progression (sum) AM E'.P182" chart:class="chart:line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ff</text:p>
                <draw:g>
                  <svg:desc>'weapon progression (sum) AM E'.B182:'weapon progression (sum) AM E'.B182</svg:desc>
                </draw:g>
              </table:table-cell>
              <table:table-cell office:value-type="string">
                <text:p>mace</text:p>
                <draw:g>
                  <svg:desc>'weapon progression (sum) AM E'.G182:'weapon progression (sum) AM E'.G182</svg:desc>
                </draw:g>
              </table:table-cell>
              <table:table-cell office:value-type="string">
                <text:p>sword2h</text:p>
                <draw:g>
                  <svg:desc>'weapon progression (sum) AM E'.H182:'weapon progression (sum) AM E'.H182</svg:desc>
                </draw:g>
              </table:table-cell>
              <table:table-cell office:value-type="string">
                <text:p>axe2h</text:p>
                <draw:g>
                  <svg:desc>'weapon progression (sum) AM E'.I182:'weapon progression (sum) AM E'.I182</svg:desc>
                </draw:g>
              </table:table-cell>
              <table:table-cell office:value-type="string">
                <text:p>spear2h</text:p>
                <draw:g>
                  <svg:desc>'weapon progression (sum) AM E'.J182:'weapon progression (sum) AM E'.J182</svg:desc>
                </draw:g>
              </table:table-cell>
              <table:table-cell office:value-type="string">
                <text:p>dagger-dagger</text:p>
                <draw:g>
                  <svg:desc>'weapon progression (sum) AM E'.K182:'weapon progression (sum) AM E'.K182</svg:desc>
                </draw:g>
              </table:table-cell>
              <table:table-cell office:value-type="string">
                <text:p>sword-sword</text:p>
                <draw:g>
                  <svg:desc>'weapon progression (sum) AM E'.L182:'weapon progression (sum) AM E'.L182</svg:desc>
                </draw:g>
              </table:table-cell>
              <table:table-cell office:value-type="string">
                <text:p>axe-sword</text:p>
                <draw:g>
                  <svg:desc>'weapon progression (sum) AM E'.M182:'weapon progression (sum) AM E'.M182</svg:desc>
                </draw:g>
              </table:table-cell>
              <table:table-cell office:value-type="string">
                <text:p>spear-sword</text:p>
                <draw:g>
                  <svg:desc>'weapon progression (sum) AM E'.N182:'weapon progression (sum) AM E'.N182</svg:desc>
                </draw:g>
              </table:table-cell>
              <table:table-cell office:value-type="string">
                <text:p>unarm</text:p>
                <draw:g>
                  <svg:desc>'weapon progression (sum) AM E'.P182:'weapon progression (sum) AM E'.P18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weapon progression (sum) AM E'.A183:'weapon progression (sum) AM E'.A192</svg:desc>
                </draw:g>
              </table:table-cell>
              <table:table-cell office:value-type="float" office:value="1.56738614825682">
                <text:p>1.56738614825682</text:p>
                <draw:g>
                  <svg:desc>'weapon progression (sum) AM E'.B183:'weapon progression (sum) AM E'.B192</svg:desc>
                </draw:g>
              </table:table-cell>
              <table:table-cell office:value-type="float" office:value="2.33073383602478">
                <text:p>2.33073383602478</text:p>
                <draw:g>
                  <svg:desc>'weapon progression (sum) AM E'.G183:'weapon progression (sum) AM E'.G192</svg:desc>
                </draw:g>
              </table:table-cell>
              <table:table-cell office:value-type="float" office:value="2.52388707270024">
                <text:p>2.52388707270024</text:p>
                <draw:g>
                  <svg:desc>'weapon progression (sum) AM E'.H183:'weapon progression (sum) AM E'.H192</svg:desc>
                </draw:g>
              </table:table-cell>
              <table:table-cell office:value-type="float" office:value="2.89808084708636">
                <text:p>2.89808084708636</text:p>
                <draw:g>
                  <svg:desc>'weapon progression (sum) AM E'.I183:'weapon progression (sum) AM E'.I192</svg:desc>
                </draw:g>
              </table:table-cell>
              <table:table-cell office:value-type="float" office:value="3.25128861079552">
                <text:p>3.25128861079552</text:p>
                <draw:g>
                  <svg:desc>'weapon progression (sum) AM E'.J183:'weapon progression (sum) AM E'.J192</svg:desc>
                </draw:g>
              </table:table-cell>
              <table:table-cell office:value-type="float" office:value="3.98330689618836">
                <text:p>3.98330689618836</text:p>
                <draw:g>
                  <svg:desc>'weapon progression (sum) AM E'.K183:'weapon progression (sum) AM E'.K192</svg:desc>
                </draw:g>
              </table:table-cell>
              <table:table-cell office:value-type="float" office:value="4.48668181256252">
                <text:p>4.48668181256252</text:p>
                <draw:g>
                  <svg:desc>'weapon progression (sum) AM E'.L183:'weapon progression (sum) AM E'.L192</svg:desc>
                </draw:g>
              </table:table-cell>
              <table:table-cell office:value-type="float" office:value="4.1595879313327">
                <text:p>4.1595879313327</text:p>
                <draw:g>
                  <svg:desc>'weapon progression (sum) AM E'.M183:'weapon progression (sum) AM E'.M192</svg:desc>
                </draw:g>
              </table:table-cell>
              <table:table-cell office:value-type="float" office:value="4.92750503336212">
                <text:p>4.92750503336212</text:p>
                <draw:g>
                  <svg:desc>'weapon progression (sum) AM E'.N183:'weapon progression (sum) AM E'.N192</svg:desc>
                </draw:g>
              </table:table-cell>
              <table:table-cell office:value-type="float" office:value="1.49791153263693">
                <text:p>1.49791153263693</text:p>
                <draw:g>
                  <svg:desc>'weapon progression (sum) AM E'.P183:'weapon progression (sum) AM E'.P19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32127991364108">
                <text:p>1.32127991364108</text:p>
              </table:table-cell>
              <table:table-cell office:value-type="float" office:value="2.04412905978493">
                <text:p>2.04412905978493</text:p>
              </table:table-cell>
              <table:table-cell office:value-type="float" office:value="2.2807514773153">
                <text:p>2.2807514773153</text:p>
              </table:table-cell>
              <table:table-cell office:value-type="float" office:value="2.77257738913622">
                <text:p>2.77257738913622</text:p>
              </table:table-cell>
              <table:table-cell office:value-type="float" office:value="3.02281139656577">
                <text:p>3.02281139656577</text:p>
              </table:table-cell>
              <table:table-cell office:value-type="float" office:value="3.40620417527397">
                <text:p>3.40620417527397</text:p>
              </table:table-cell>
              <table:table-cell office:value-type="float" office:value="3.88671441310098">
                <text:p>3.88671441310098</text:p>
              </table:table-cell>
              <table:table-cell office:value-type="float" office:value="3.6874033884415">
                <text:p>3.6874033884415</text:p>
              </table:table-cell>
              <table:table-cell office:value-type="float" office:value="4.28121053218882">
                <text:p>4.28121053218882</text:p>
              </table:table-cell>
              <table:table-cell office:value-type="float" office:value="1.72992272471715">
                <text:p>1.7299227247171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18855558621504">
                <text:p>1.18855558621504</text:p>
              </table:table-cell>
              <table:table-cell office:value-type="float" office:value="1.89663380598257">
                <text:p>1.89663380598257</text:p>
              </table:table-cell>
              <table:table-cell office:value-type="float" office:value="2.17652349007649">
                <text:p>2.17652349007649</text:p>
              </table:table-cell>
              <table:table-cell office:value-type="float" office:value="2.76327273666719">
                <text:p>2.76327273666719</text:p>
              </table:table-cell>
              <table:table-cell office:value-type="float" office:value="2.93602270304209">
                <text:p>2.93602270304209</text:p>
              </table:table-cell>
              <table:table-cell office:value-type="float" office:value="3.09608287817408">
                <text:p>3.09608287817408</text:p>
              </table:table-cell>
              <table:table-cell office:value-type="float" office:value="3.56969254230774">
                <text:p>3.56969254230774</text:p>
              </table:table-cell>
              <table:table-cell office:value-type="float" office:value="3.46741293581348">
                <text:p>3.46741293581348</text:p>
              </table:table-cell>
              <table:table-cell office:value-type="float" office:value="3.94788451016">
                <text:p>3.94788451016</text:p>
              </table:table-cell>
              <table:table-cell office:value-type="float" office:value="1.92913348989943">
                <text:p>1.9291334898994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1054495045159">
                <text:p>1.11054495045159</text:p>
              </table:table-cell>
              <table:table-cell office:value-type="float" office:value="1.81634263023147">
                <text:p>1.81634263023147</text:p>
              </table:table-cell>
              <table:table-cell office:value-type="float" office:value="2.13994599540394">
                <text:p>2.13994599540394</text:p>
              </table:table-cell>
              <table:table-cell office:value-type="float" office:value="2.81132217450771">
                <text:p>2.81132217450771</text:p>
              </table:table-cell>
              <table:table-cell office:value-type="float" office:value="2.91754307022158">
                <text:p>2.91754307022158</text:p>
              </table:table-cell>
              <table:table-cell office:value-type="float" office:value="2.912782088797">
                <text:p>2.912782088797</text:p>
              </table:table-cell>
              <table:table-cell office:value-type="float" office:value="3.38694489314665">
                <text:p>3.38694489314665</text:p>
              </table:table-cell>
              <table:table-cell office:value-type="float" office:value="3.36973633148141">
                <text:p>3.36973633148141</text:p>
              </table:table-cell>
              <table:table-cell office:value-type="float" office:value="3.76285864210602">
                <text:p>3.76285864210602</text:p>
              </table:table-cell>
              <table:table-cell office:value-type="float" office:value="2.11141398748135">
                <text:p>2.111413987481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06319460321389">
                <text:p>1.06319460321389</text:p>
              </table:table-cell>
              <table:table-cell office:value-type="float" office:value="1.77377050941579">
                <text:p>1.77377050941579</text:p>
              </table:table-cell>
              <table:table-cell office:value-type="float" office:value="2.14179206447328">
                <text:p>2.14179206447328</text:p>
              </table:table-cell>
              <table:table-cell office:value-type="float" office:value="2.8925741987919">
                <text:p>2.8925741987919</text:p>
              </table:table-cell>
              <table:table-cell office:value-type="float" office:value="2.93713349153928">
                <text:p>2.93713349153928</text:p>
              </table:table-cell>
              <table:table-cell office:value-type="float" office:value="2.79880342448819">
                <text:p>2.79880342448819</text:p>
              </table:table-cell>
              <table:table-cell office:value-type="float" office:value="3.27751382171579">
                <text:p>3.27751382171579</text:p>
              </table:table-cell>
              <table:table-cell office:value-type="float" office:value="3.34101784934418">
                <text:p>3.34101784934418</text:p>
              </table:table-cell>
              <table:table-cell office:value-type="float" office:value="3.65859950820555">
                <text:p>3.65859950820555</text:p>
              </table:table-cell>
              <table:table-cell office:value-type="float" office:value="2.28265967300664">
                <text:p>2.2826596730066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03481335306313">
                <text:p>1.03481335306313</text:p>
              </table:table-cell>
              <table:table-cell office:value-type="float" office:value="1.75458234082678">
                <text:p>1.75458234082678</text:p>
              </table:table-cell>
              <table:table-cell office:value-type="float" office:value="2.16784460213658">
                <text:p>2.16784460213658</text:p>
              </table:table-cell>
              <table:table-cell office:value-type="float" office:value="2.99526626818906">
                <text:p>2.99526626818906</text:p>
              </table:table-cell>
              <table:table-cell office:value-type="float" office:value="2.97997586735151">
                <text:p>2.97997586735151</text:p>
              </table:table-cell>
              <table:table-cell office:value-type="float" office:value="2.7262257410319">
                <text:p>2.7262257410319</text:p>
              </table:table-cell>
              <table:table-cell office:value-type="float" office:value="3.21182415902142">
                <text:p>3.21182415902142</text:p>
              </table:table-cell>
              <table:table-cell office:value-type="float" office:value="3.35523508343822">
                <text:p>3.35523508343822</text:p>
              </table:table-cell>
              <table:table-cell office:value-type="float" office:value="3.60236474586588">
                <text:p>3.60236474586588</text:p>
              </table:table-cell>
              <table:table-cell office:value-type="float" office:value="2.44532538762405">
                <text:p>2.4453253876240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01903030231254">
                <text:p>1.01903030231254</text:p>
              </table:table-cell>
              <table:table-cell office:value-type="float" office:value="1.75096310289365">
                <text:p>1.75096310289365</text:p>
              </table:table-cell>
              <table:table-cell office:value-type="float" office:value="2.2103456966504">
                <text:p>2.2103456966504</text:p>
              </table:table-cell>
              <table:table-cell office:value-type="float" office:value="3.11296662502809">
                <text:p>3.11296662502809</text:p>
              </table:table-cell>
              <table:table-cell office:value-type="float" office:value="3.03790259686417">
                <text:p>3.03790259686417</text:p>
              </table:table-cell>
              <table:table-cell office:value-type="float" office:value="2.67989730614381">
                <text:p>2.67989730614381</text:p>
              </table:table-cell>
              <table:table-cell office:value-type="float" office:value="3.1738455998402">
                <text:p>3.1738455998402</text:p>
              </table:table-cell>
              <table:table-cell office:value-type="float" office:value="3.39813320128041">
                <text:p>3.39813320128041</text:p>
              </table:table-cell>
              <table:table-cell office:value-type="float" office:value="3.57644947938192">
                <text:p>3.57644947938192</text:p>
              </table:table-cell>
              <table:table-cell office:value-type="float" office:value="2.60050001365472">
                <text:p>2.6005000136547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01207414544123">
                <text:p>1.01207414544123</text:p>
              </table:table-cell>
              <table:table-cell office:value-type="float" office:value="1.75828365706878">
                <text:p>1.75828365706878</text:p>
              </table:table-cell>
              <table:table-cell office:value-type="float" office:value="2.26469304534262">
                <text:p>2.26469304534262</text:p>
              </table:table-cell>
              <table:table-cell office:value-type="float" office:value="3.24184738827181">
                <text:p>3.24184738827181</text:p>
              </table:table-cell>
              <table:table-cell office:value-type="float" office:value="3.10600888741287">
                <text:p>3.10600888741287</text:p>
              </table:table-cell>
              <table:table-cell office:value-type="float" office:value="2.65093295287467">
                <text:p>2.65093295287467</text:p>
              </table:table-cell>
              <table:table-cell office:value-type="float" office:value="3.15419057768834">
                <text:p>3.15419057768834</text:p>
              </table:table-cell>
              <table:table-cell office:value-type="float" office:value="3.46121171934">
                <text:p>3.46121171934</text:p>
              </table:table-cell>
              <table:table-cell office:value-type="float" office:value="3.57053266084408">
                <text:p>3.57053266084408</text:p>
              </table:table-cell>
              <table:table-cell office:value-type="float" office:value="2.74870486074797">
                <text:p>2.7487048607479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01156712001411">
                <text:p>1.01156712001411</text:p>
              </table:table-cell>
              <table:table-cell office:value-type="float" office:value="1.77362275217691">
                <text:p>1.77362275217691</text:p>
              </table:table-cell>
              <table:table-cell office:value-type="float" office:value="2.32797556207232">
                <text:p>2.32797556207232</text:p>
              </table:table-cell>
              <table:table-cell office:value-type="float" office:value="3.37947582530912">
                <text:p>3.37947582530912</text:p>
              </table:table-cell>
              <table:table-cell office:value-type="float" office:value="3.18115131152707">
                <text:p>3.18115131152707</text:p>
              </table:table-cell>
              <table:table-cell office:value-type="float" office:value="2.63382327693873">
                <text:p>2.63382327693873</text:p>
              </table:table-cell>
              <table:table-cell office:value-type="float" office:value="3.1470459164802">
                <text:p>3.1470459164802</text:p>
              </table:table-cell>
              <table:table-cell office:value-type="float" office:value="3.53905943519818">
                <text:p>3.53905943519818</text:p>
              </table:table-cell>
              <table:table-cell office:value-type="float" office:value="3.57826719133741">
                <text:p>3.57826719133741</text:p>
              </table:table-cell>
              <table:table-cell office:value-type="float" office:value="2.89023812951422">
                <text:p>2.8902381295142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01593339121389">
                <text:p>1.01593339121389</text:p>
              </table:table-cell>
              <table:table-cell office:value-type="float" office:value="1.79504201468571">
                <text:p>1.79504201468571</text:p>
              </table:table-cell>
              <table:table-cell office:value-type="float" office:value="2.39825506780781">
                <text:p>2.39825506780781</text:p>
              </table:table-cell>
              <table:table-cell office:value-type="float" office:value="3.52422148903413">
                <text:p>3.52422148903413</text:p>
              </table:table-cell>
              <table:table-cell office:value-type="float" office:value="3.2612111502361">
                <text:p>3.2612111502361</text:p>
              </table:table-cell>
              <table:table-cell office:value-type="float" office:value="2.62500976558893">
                <text:p>2.62500976558893</text:p>
              </table:table-cell>
              <table:table-cell office:value-type="float" office:value="3.14866085918966">
                <text:p>3.14866085918966</text:p>
              </table:table-cell>
              <table:table-cell office:value-type="float" office:value="3.62804743913146">
                <text:p>3.62804743913146</text:p>
              </table:table-cell>
              <table:table-cell office:value-type="float" office:value="3.59559493213366">
                <text:p>3.59559493213366</text:p>
              </table:table-cell>
              <table:table-cell office:value-type="float" office:value="3.02533137938903">
                <text:p>3.025331379389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3" draw:display-name="Gradient 3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808080" draw:fill-color="#80808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1cm" svg:stroke-color="#ffbf00" draw:fill-color="#ffbf00"/>
      <style:text-properties fo:font-size="10pt" style:font-size-asian="10pt" style:font-size-complex="10pt"/>
    </style:style>
    <style:style style:name="ch9" style:family="chart" style:data-style-name="N4">
      <style:chart-properties chart:symbol-type="none" chart:link-data-style-to-source="true"/>
      <style:graphic-properties draw:stroke="dash" draw:stroke-dash="Dashed_20__28_var_29_" svg:stroke-width="0.051cm" svg:stroke-color="#0000ff" draw:fill-color="#0000ff"/>
      <style:text-properties fo:font-size="10pt" style:font-size-asian="10pt" style:font-size-complex="10pt"/>
    </style:style>
    <style:style style:name="ch10" style:family="chart" style:data-style-name="N4">
      <style:chart-properties chart:symbol-type="none" chart:link-data-style-to-source="true"/>
      <style:graphic-properties draw:stroke="dash" draw:stroke-dash="Dashed_20__28_var_29_" svg:stroke-width="0.051cm" svg:stroke-color="#ff0000" draw:fill-color="#ff0000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draw:stroke="dash" draw:stroke-dash="Dashed_20__28_var_29_" svg:stroke-width="0.051cm" svg:stroke-color="#00ff00" draw:fill-color="#00ff00"/>
      <style:text-properties fo:font-size="10pt" style:font-size-asian="10pt" style:font-size-complex="10pt"/>
    </style:style>
    <style:style style:name="ch12" style:family="chart" style:data-style-name="N4">
      <style:chart-properties chart:symbol-type="none" chart:link-data-style-to-source="true"/>
      <style:graphic-properties svg:stroke-width="0.051cm" svg:stroke-color="#000000" draw:fill-color="#000000"/>
      <style:text-properties fo:font-size="10pt" style:font-size-asian="10pt" style:font-size-complex="10pt"/>
    </style:style>
    <style:style style:name="ch13" style:family="chart" style:data-style-name="N4">
      <style:chart-properties chart:symbol-type="none" chart:link-data-style-to-source="true"/>
      <style:graphic-properties svg:stroke-width="0.051cm" svg:stroke-color="#0000ff" draw:fill-color="#0000ff"/>
      <style:text-properties fo:font-size="10pt" style:font-size-asian="10pt" style:font-size-complex="10pt"/>
    </style:style>
    <style:style style:name="ch14" style:family="chart" style:data-style-name="N4">
      <style:chart-properties chart:symbol-type="none" chart:link-data-style-to-source="true"/>
      <style:graphic-properties svg:stroke-width="0.051cm" svg:stroke-color="#ff0000" draw:fill-color="#ff0000"/>
      <style:text-properties fo:font-size="10pt" style:font-size-asian="10pt" style:font-size-complex="10pt"/>
    </style:style>
    <style:style style:name="ch15" style:family="chart" style:data-style-name="N4">
      <style:chart-properties chart:symbol-type="none" chart:link-data-style-to-source="true"/>
      <style:graphic-properties svg:stroke-width="0.051cm" svg:stroke-color="#00ff00" draw:fill-color="#00f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51cm" svg:stroke-color="#800080" draw:fill-color="#80008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Double_20_Dash" svg:stroke-width="0.051cm" svg:stroke-color="#800080" draw:fill-color="#80008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884cm" svg:height="10.622cm" xlink:href=".." xlink:type="simple" chart:class="chart:line" chart:style-name="ch1">
        <chart:legend chart:legend-position="end" svg:x="14.39cm" svg:y="2.489cm" style:legend-expansion="high" chart:style-name="ch2"/>
        <chart:plot-area chart:style-name="ch3" table:cell-range-address="'weapon progression (sum) AM M'.A183:'weapon progression (sum) AM M'.B192 'weapon progression (sum) AM M'.A182:'weapon progression (sum) AM M'.B182 'weapon progression (sum) AM M'.G182:'weapon progression (sum) AM M'.N192 'weapon progression (sum) AM M'.P182:'weapon progression (sum) AM M'.Q192" chart:data-source-has-labels="both" svg:x="0.377cm" svg:y="0.212cm" svg:width="13.636cm" svg:height="10.198cm">
          <chart:coordinate-region svg:x="1.327cm" svg:y="0.414cm" svg:width="12.494cm" svg:height="9.343cm"/>
          <chart:axis chart:dimension="x" chart:name="primary-x" chart:style-name="ch4" chartooo:axis-type="auto">
            <chartooo:date-scale/>
            <chart:categories table:cell-range-address="'weapon progression (sum) AM M'.A183:'weapon progression (sum) AM M'.A1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weapon progression (sum) AM M'.B183:'weapon progression (sum) AM M'.B192" chart:label-cell-address="'weapon progression (sum) AM M'.B182:'weapon progression (sum) AM M'.B182" chart:class="chart:line">
            <chart:data-point chart:repeated="10"/>
          </chart:series>
          <chart:series chart:style-name="ch8" chart:values-cell-range-address="'weapon progression (sum) AM M'.G183:'weapon progression (sum) AM M'.G192" chart:label-cell-address="'weapon progression (sum) AM M'.G182:'weapon progression (sum) AM M'.G182" chart:class="chart:line">
            <chart:data-point chart:repeated="10"/>
          </chart:series>
          <chart:series chart:style-name="ch9" chart:values-cell-range-address="'weapon progression (sum) AM M'.H183:'weapon progression (sum) AM M'.H192" chart:label-cell-address="'weapon progression (sum) AM M'.H182:'weapon progression (sum) AM M'.H182" chart:class="chart:line">
            <chart:data-point chart:repeated="10"/>
          </chart:series>
          <chart:series chart:style-name="ch10" chart:values-cell-range-address="'weapon progression (sum) AM M'.I183:'weapon progression (sum) AM M'.I192" chart:label-cell-address="'weapon progression (sum) AM M'.I182:'weapon progression (sum) AM M'.I182" chart:class="chart:line">
            <chart:data-point chart:repeated="10"/>
          </chart:series>
          <chart:series chart:style-name="ch11" chart:values-cell-range-address="'weapon progression (sum) AM M'.J183:'weapon progression (sum) AM M'.J192" chart:label-cell-address="'weapon progression (sum) AM M'.J182:'weapon progression (sum) AM M'.J182" chart:class="chart:line">
            <chart:data-point chart:repeated="10"/>
          </chart:series>
          <chart:series chart:style-name="ch12" chart:values-cell-range-address="'weapon progression (sum) AM M'.K183:'weapon progression (sum) AM M'.K192" chart:label-cell-address="'weapon progression (sum) AM M'.K182:'weapon progression (sum) AM M'.K182" chart:class="chart:line">
            <chart:data-point chart:repeated="10"/>
          </chart:series>
          <chart:series chart:style-name="ch13" chart:values-cell-range-address="'weapon progression (sum) AM M'.L183:'weapon progression (sum) AM M'.L192" chart:label-cell-address="'weapon progression (sum) AM M'.L182:'weapon progression (sum) AM M'.L182" chart:class="chart:line">
            <chart:data-point chart:repeated="10"/>
          </chart:series>
          <chart:series chart:style-name="ch14" chart:values-cell-range-address="'weapon progression (sum) AM M'.M183:'weapon progression (sum) AM M'.M192" chart:label-cell-address="'weapon progression (sum) AM M'.M182:'weapon progression (sum) AM M'.M182" chart:class="chart:line">
            <chart:data-point chart:repeated="10"/>
          </chart:series>
          <chart:series chart:style-name="ch15" chart:values-cell-range-address="'weapon progression (sum) AM M'.N183:'weapon progression (sum) AM M'.N192" chart:label-cell-address="'weapon progression (sum) AM M'.N182:'weapon progression (sum) AM M'.N182" chart:class="chart:line">
            <chart:data-point chart:repeated="10"/>
          </chart:series>
          <chart:series chart:style-name="ch16" chart:values-cell-range-address="'weapon progression (sum) AM M'.P183:'weapon progression (sum) AM M'.P192" chart:label-cell-address="'weapon progression (sum) AM M'.P182:'weapon progression (sum) AM M'.P182" chart:class="chart:line">
            <chart:data-point chart:repeated="10"/>
          </chart:series>
          <chart:series chart:style-name="ch17" chart:values-cell-range-address="'weapon progression (sum) AM M'.Q183:'weapon progression (sum) AM M'.Q192" chart:label-cell-address="'weapon progression (sum) AM M'.Q182:'weapon progression (sum) AM M'.Q182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ff</text:p>
                <draw:g>
                  <svg:desc>'weapon progression (sum) AM M'.B182:'weapon progression (sum) AM M'.B182</svg:desc>
                </draw:g>
              </table:table-cell>
              <table:table-cell office:value-type="string">
                <text:p>mace</text:p>
                <draw:g>
                  <svg:desc>'weapon progression (sum) AM M'.G182:'weapon progression (sum) AM M'.G182</svg:desc>
                </draw:g>
              </table:table-cell>
              <table:table-cell office:value-type="string">
                <text:p>sword2h</text:p>
                <draw:g>
                  <svg:desc>'weapon progression (sum) AM M'.H182:'weapon progression (sum) AM M'.H182</svg:desc>
                </draw:g>
              </table:table-cell>
              <table:table-cell office:value-type="string">
                <text:p>axe2h</text:p>
                <draw:g>
                  <svg:desc>'weapon progression (sum) AM M'.I182:'weapon progression (sum) AM M'.I182</svg:desc>
                </draw:g>
              </table:table-cell>
              <table:table-cell office:value-type="string">
                <text:p>spear2h</text:p>
                <draw:g>
                  <svg:desc>'weapon progression (sum) AM M'.J182:'weapon progression (sum) AM M'.J182</svg:desc>
                </draw:g>
              </table:table-cell>
              <table:table-cell office:value-type="string">
                <text:p>dagger-dagger</text:p>
                <draw:g>
                  <svg:desc>'weapon progression (sum) AM M'.K182:'weapon progression (sum) AM M'.K182</svg:desc>
                </draw:g>
              </table:table-cell>
              <table:table-cell office:value-type="string">
                <text:p>sword-sword</text:p>
                <draw:g>
                  <svg:desc>'weapon progression (sum) AM M'.L182:'weapon progression (sum) AM M'.L182</svg:desc>
                </draw:g>
              </table:table-cell>
              <table:table-cell office:value-type="string">
                <text:p>axe-sword</text:p>
                <draw:g>
                  <svg:desc>'weapon progression (sum) AM M'.M182:'weapon progression (sum) AM M'.M182</svg:desc>
                </draw:g>
              </table:table-cell>
              <table:table-cell office:value-type="string">
                <text:p>spear-sword</text:p>
                <draw:g>
                  <svg:desc>'weapon progression (sum) AM M'.N182:'weapon progression (sum) AM M'.N182</svg:desc>
                </draw:g>
              </table:table-cell>
              <table:table-cell office:value-type="string">
                <text:p>unarm</text:p>
                <draw:g>
                  <svg:desc>'weapon progression (sum) AM M'.P182:'weapon progression (sum) AM M'.P182</svg:desc>
                </draw:g>
              </table:table-cell>
              <table:table-cell office:value-type="string">
                <text:p>staff-unarm</text:p>
                <draw:g>
                  <svg:desc>'weapon progression (sum) AM M'.Q182:'weapon progression (sum) AM M'.Q18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weapon progression (sum) AM M'.A183:'weapon progression (sum) AM M'.A192</svg:desc>
                </draw:g>
              </table:table-cell>
              <table:table-cell office:value-type="float" office:value="1.79527790651945">
                <text:p>1.79527790651945</text:p>
                <draw:g>
                  <svg:desc>'weapon progression (sum) AM M'.B183:'weapon progression (sum) AM M'.B192</svg:desc>
                </draw:g>
              </table:table-cell>
              <table:table-cell office:value-type="float" office:value="2.54163017762112">
                <text:p>2.54163017762112</text:p>
                <draw:g>
                  <svg:desc>'weapon progression (sum) AM M'.G183:'weapon progression (sum) AM M'.G192</svg:desc>
                </draw:g>
              </table:table-cell>
              <table:table-cell office:value-type="float" office:value="2.69296404023034">
                <text:p>2.69296404023034</text:p>
                <draw:g>
                  <svg:desc>'weapon progression (sum) AM M'.H183:'weapon progression (sum) AM M'.H192</svg:desc>
                </draw:g>
              </table:table-cell>
              <table:table-cell office:value-type="float" office:value="3.02661727011329">
                <text:p>3.02661727011329</text:p>
                <draw:g>
                  <svg:desc>'weapon progression (sum) AM M'.I183:'weapon progression (sum) AM M'.I192</svg:desc>
                </draw:g>
              </table:table-cell>
              <table:table-cell office:value-type="float" office:value="3.40864510299688">
                <text:p>3.40864510299688</text:p>
                <draw:g>
                  <svg:desc>'weapon progression (sum) AM M'.J183:'weapon progression (sum) AM M'.J192</svg:desc>
                </draw:g>
              </table:table-cell>
              <table:table-cell office:value-type="float" office:value="4.27755684411452">
                <text:p>4.27755684411452</text:p>
                <draw:g>
                  <svg:desc>'weapon progression (sum) AM M'.K183:'weapon progression (sum) AM M'.K192</svg:desc>
                </draw:g>
              </table:table-cell>
              <table:table-cell office:value-type="float" office:value="4.70618039887907">
                <text:p>4.70618039887907</text:p>
                <draw:g>
                  <svg:desc>'weapon progression (sum) AM M'.L183:'weapon progression (sum) AM M'.L192</svg:desc>
                </draw:g>
              </table:table-cell>
              <table:table-cell office:value-type="float" office:value="4.34753840136983">
                <text:p>4.34753840136983</text:p>
                <draw:g>
                  <svg:desc>'weapon progression (sum) AM M'.M183:'weapon progression (sum) AM M'.M192</svg:desc>
                </draw:g>
              </table:table-cell>
              <table:table-cell office:value-type="float" office:value="5.14079123556226">
                <text:p>5.14079123556226</text:p>
                <draw:g>
                  <svg:desc>'weapon progression (sum) AM M'.N183:'weapon progression (sum) AM M'.N192</svg:desc>
                </draw:g>
              </table:table-cell>
              <table:table-cell office:value-type="float" office:value="1.6307391788702">
                <text:p>1.6307391788702</text:p>
                <draw:g>
                  <svg:desc>'weapon progression (sum) AM M'.P183:'weapon progression (sum) AM M'.P192</svg:desc>
                </draw:g>
              </table:table-cell>
              <table:table-cell office:value-type="float" office:value="2.16626260219485">
                <text:p>2.16626260219485</text:p>
                <draw:g>
                  <svg:desc>'weapon progression (sum) AM M'.Q183:'weapon progression (sum) AM M'.Q19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68752414821689">
                <text:p>1.68752414821689</text:p>
              </table:table-cell>
              <table:table-cell office:value-type="float" office:value="2.37577305048449">
                <text:p>2.37577305048449</text:p>
              </table:table-cell>
              <table:table-cell office:value-type="float" office:value="2.5535352528426">
                <text:p>2.5535352528426</text:p>
              </table:table-cell>
              <table:table-cell office:value-type="float" office:value="2.98413797850213">
                <text:p>2.98413797850213</text:p>
              </table:table-cell>
              <table:table-cell office:value-type="float" office:value="3.27694378033433">
                <text:p>3.27694378033433</text:p>
              </table:table-cell>
              <table:table-cell office:value-type="float" office:value="3.87427052874613">
                <text:p>3.87427052874613</text:p>
              </table:table-cell>
              <table:table-cell office:value-type="float" office:value="4.26229346841331">
                <text:p>4.26229346841331</text:p>
              </table:table-cell>
              <table:table-cell office:value-type="float" office:value="3.9956903119318">
                <text:p>3.9956903119318</text:p>
              </table:table-cell>
              <table:table-cell office:value-type="float" office:value="4.63062260566766">
                <text:p>4.63062260566766</text:p>
              </table:table-cell>
              <table:table-cell office:value-type="float" office:value="1.94988555509777">
                <text:p>1.94988555509777</text:p>
              </table:table-cell>
              <table:table-cell office:value-type="float" office:value="2.30693236696681">
                <text:p>2.3069323669668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66065838573143">
                <text:p>1.66065838573143</text:p>
              </table:table-cell>
              <table:table-cell office:value-type="float" office:value="2.31601654162436">
                <text:p>2.31601654162436</text:p>
              </table:table-cell>
              <table:table-cell office:value-type="float" office:value="2.52947810294018">
                <text:p>2.52947810294018</text:p>
              </table:table-cell>
              <table:table-cell office:value-type="float" office:value="3.04186123950138">
                <text:p>3.04186123950138</text:p>
              </table:table-cell>
              <table:table-cell office:value-type="float" office:value="3.26537603955177">
                <text:p>3.26537603955177</text:p>
              </table:table-cell>
              <table:table-cell office:value-type="float" office:value="3.69481682199109">
                <text:p>3.69481682199109</text:p>
              </table:table-cell>
              <table:table-cell office:value-type="float" office:value="4.0809339168849">
                <text:p>4.0809339168849</text:p>
              </table:table-cell>
              <table:table-cell office:value-type="float" office:value="3.87194082707189">
                <text:p>3.87194082707189</text:p>
              </table:table-cell>
              <table:table-cell office:value-type="float" office:value="4.40639237528025">
                <text:p>4.40639237528025</text:p>
              </table:table-cell>
              <table:table-cell office:value-type="float" office:value="2.22092527866169">
                <text:p>2.22092527866169</text:p>
              </table:table-cell>
              <table:table-cell office:value-type="float" office:value="2.48415829444415">
                <text:p>2.4841582944441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67355242240964">
                <text:p>1.67355242240964</text:p>
              </table:table-cell>
              <table:table-cell office:value-type="float" office:value="2.30802168339073">
                <text:p>2.30802168339073</text:p>
              </table:table-cell>
              <table:table-cell office:value-type="float" office:value="2.56238177469219">
                <text:p>2.56238177469219</text:p>
              </table:table-cell>
              <table:table-cell office:value-type="float" office:value="3.14998535092882">
                <text:p>3.14998535092882</text:p>
              </table:table-cell>
              <table:table-cell office:value-type="float" office:value="3.31250648648577">
                <text:p>3.31250648648577</text:p>
              </table:table-cell>
              <table:table-cell office:value-type="float" office:value="3.62261310388117">
                <text:p>3.62261310388117</text:p>
              </table:table-cell>
              <table:table-cell office:value-type="float" office:value="4.02625606719149">
                <text:p>4.02625606719149</text:p>
              </table:table-cell>
              <table:table-cell office:value-type="float" office:value="3.85968775643184">
                <text:p>3.85968775643184</text:p>
              </table:table-cell>
              <table:table-cell office:value-type="float" office:value="4.3184985976082">
                <text:p>4.3184985976082</text:p>
              </table:table-cell>
              <table:table-cell office:value-type="float" office:value="2.46890478183938">
                <text:p>2.46890478183938</text:p>
              </table:table-cell>
              <table:table-cell office:value-type="float" office:value="2.67954412762047">
                <text:p>2.6795441276204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70932992275122">
                <text:p>1.70932992275122</text:p>
              </table:table-cell>
              <table:table-cell office:value-type="float" office:value="2.32948940422966">
                <text:p>2.32948940422966</text:p>
              </table:table-cell>
              <table:table-cell office:value-type="float" office:value="2.62826083935434">
                <text:p>2.62826083935434</text:p>
              </table:table-cell>
              <table:table-cell office:value-type="float" office:value="3.28802973495064">
                <text:p>3.28802973495064</text:p>
              </table:table-cell>
              <table:table-cell office:value-type="float" office:value="3.39293187163385">
                <text:p>3.39293187163385</text:p>
              </table:table-cell>
              <table:table-cell office:value-type="float" office:value="3.60962322508307">
                <text:p>3.60962322508307</text:p>
              </table:table-cell>
              <table:table-cell office:value-type="float" office:value="4.04219579484259">
                <text:p>4.04219579484259</text:p>
              </table:table-cell>
              <table:table-cell office:value-type="float" office:value="3.91092249505805">
                <text:p>3.91092249505805</text:p>
              </table:table-cell>
              <table:table-cell office:value-type="float" office:value="4.30526720263702">
                <text:p>4.30526720263702</text:p>
              </table:table-cell>
              <table:table-cell office:value-type="float" office:value="2.70330392360047">
                <text:p>2.70330392360047</text:p>
              </table:table-cell>
              <table:table-cell office:value-type="float" office:value="2.88454987232358">
                <text:p>2.8845498723235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75977497057307">
                <text:p>1.75977497057307</text:p>
              </table:table-cell>
              <table:table-cell office:value-type="float" office:value="2.36956273427691">
                <text:p>2.36956273427691</text:p>
              </table:table-cell>
              <table:table-cell office:value-type="float" office:value="2.71542262915078">
                <text:p>2.71542262915078</text:p>
              </table:table-cell>
              <table:table-cell office:value-type="float" office:value="3.44598260087288">
                <text:p>3.44598260087288</text:p>
              </table:table-cell>
              <table:table-cell office:value-type="float" office:value="3.49412803475549">
                <text:p>3.49412803475549</text:p>
              </table:table-cell>
              <table:table-cell office:value-type="float" office:value="3.63233216768269">
                <text:p>3.63233216768269</text:p>
              </table:table-cell>
              <table:table-cell office:value-type="float" office:value="4.10124007485461">
                <text:p>4.10124007485461</text:p>
              </table:table-cell>
              <table:table-cell office:value-type="float" office:value="4.00213965818396">
                <text:p>4.00213965818396</text:p>
              </table:table-cell>
              <table:table-cell office:value-type="float" office:value="4.33653887102674">
                <text:p>4.33653887102674</text:p>
              </table:table-cell>
              <table:table-cell office:value-type="float" office:value="2.92814922345595">
                <text:p>2.92814922345595</text:p>
              </table:table-cell>
              <table:table-cell office:value-type="float" office:value="3.09433586505844">
                <text:p>3.0943358650584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82039814949145">
                <text:p>1.82039814949145</text:p>
              </table:table-cell>
              <table:table-cell office:value-type="float" office:value="2.42230864450714">
                <text:p>2.42230864450714</text:p>
              </table:table-cell>
              <table:table-cell office:value-type="float" office:value="2.81746348421698">
                <text:p>2.81746348421698</text:p>
              </table:table-cell>
              <table:table-cell office:value-type="float" office:value="3.61833539265734">
                <text:p>3.61833539265734</text:p>
              </table:table-cell>
              <table:table-cell office:value-type="float" office:value="3.60912566382706">
                <text:p>3.60912566382706</text:p>
              </table:table-cell>
              <table:table-cell office:value-type="float" office:value="3.67781520599135">
                <text:p>3.67781520599135</text:p>
              </table:table-cell>
              <table:table-cell office:value-type="float" office:value="4.1882162582759">
                <text:p>4.1882162582759</text:p>
              </table:table-cell>
              <table:table-cell office:value-type="float" office:value="4.1203866547522">
                <text:p>4.1203866547522</text:p>
              </table:table-cell>
              <table:table-cell office:value-type="float" office:value="4.3958068921696">
                <text:p>4.3958068921696</text:p>
              </table:table-cell>
              <table:table-cell office:value-type="float" office:value="3.14523026079585">
                <text:p>3.14523026079585</text:p>
              </table:table-cell>
              <table:table-cell office:value-type="float" office:value="3.30582811820157">
                <text:p>3.305828118201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88853033028776">
                <text:p>1.88853033028776</text:p>
              </table:table-cell>
              <table:table-cell office:value-type="float" office:value="2.48419978064797">
                <text:p>2.48419978064797</text:p>
              </table:table-cell>
              <table:table-cell office:value-type="float" office:value="2.93056297737944">
                <text:p>2.93056297737944</text:p>
              </table:table-cell>
              <table:table-cell office:value-type="float" office:value="3.80177825799504">
                <text:p>3.80177825799504</text:p>
              </table:table-cell>
              <table:table-cell office:value-type="float" office:value="3.73368231076308">
                <text:p>3.73368231076308</text:p>
              </table:table-cell>
              <table:table-cell office:value-type="float" office:value="3.73835485356368">
                <text:p>3.73835485356368</text:p>
              </table:table-cell>
              <table:table-cell office:value-type="float" office:value="4.2940272993254">
                <text:p>4.2940272993254</text:p>
              </table:table-cell>
              <table:table-cell office:value-type="float" office:value="4.25787538876851">
                <text:p>4.25787538876851</text:p>
              </table:table-cell>
              <table:table-cell office:value-type="float" office:value="4.47330296768707">
                <text:p>4.47330296768707</text:p>
              </table:table-cell>
              <table:table-cell office:value-type="float" office:value="3.35534713794418">
                <text:p>3.35534713794418</text:p>
              </table:table-cell>
              <table:table-cell office:value-type="float" office:value="3.51696549542793">
                <text:p>3.5169654954279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96247771735741">
                <text:p>1.96247771735741</text:p>
              </table:table-cell>
              <table:table-cell office:value-type="float" office:value="2.55299822015063">
                <text:p>2.55299822015063</text:p>
              </table:table-cell>
              <table:table-cell office:value-type="float" office:value="3.05228464692031">
                <text:p>3.05228464692031</text:p>
              </table:table-cell>
              <table:table-cell office:value-type="float" office:value="3.99417876174852">
                <text:p>3.99417876174852</text:p>
              </table:table-cell>
              <table:table-cell office:value-type="float" office:value="3.86502989792307">
                <text:p>3.86502989792307</text:p>
              </table:table-cell>
              <table:table-cell office:value-type="float" office:value="3.80905263758703">
                <text:p>3.80905263758703</text:p>
              </table:table-cell>
              <table:table-cell office:value-type="float" office:value="4.41287127474962">
                <text:p>4.41287127474962</text:p>
              </table:table-cell>
              <table:table-cell office:value-type="float" office:value="4.40959479169002">
                <text:p>4.40959479169002</text:p>
              </table:table-cell>
              <table:table-cell office:value-type="float" office:value="4.56291885549954">
                <text:p>4.56291885549954</text:p>
              </table:table-cell>
              <table:table-cell office:value-type="float" office:value="3.55886024117923">
                <text:p>3.55886024117923</text:p>
              </table:table-cell>
              <table:table-cell office:value-type="float" office:value="3.72634987754996">
                <text:p>3.726349877549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04110740636403">
                <text:p>2.04110740636403</text:p>
              </table:table-cell>
              <table:table-cell office:value-type="float" office:value="2.62720797186167">
                <text:p>2.62720797186167</text:p>
              </table:table-cell>
              <table:table-cell office:value-type="float" office:value="3.18098785844603">
                <text:p>3.18098785844603</text:p>
              </table:table-cell>
              <table:table-cell office:value-type="float" office:value="4.19408115774985">
                <text:p>4.19408115774985</text:p>
              </table:table-cell>
              <table:table-cell office:value-type="float" office:value="4.00126088615614">
                <text:p>4.00126088615614</text:p>
              </table:table-cell>
              <table:table-cell office:value-type="float" office:value="3.88665489079172">
                <text:p>3.88665489079172</text:p>
              </table:table-cell>
              <table:table-cell office:value-type="float" office:value="4.54087319405347">
                <text:p>4.54087319405347</text:p>
              </table:table-cell>
              <table:table-cell office:value-type="float" office:value="4.57214038068875">
                <text:p>4.57214038068875</text:p>
              </table:table-cell>
              <table:table-cell office:value-type="float" office:value="4.66068412863854">
                <text:p>4.66068412863854</text:p>
              </table:table-cell>
              <table:table-cell office:value-type="float" office:value="3.755951718246">
                <text:p>3.755951718246</text:p>
              </table:table-cell>
              <table:table-cell office:value-type="float" office:value="3.93305398772552">
                <text:p>3.933053987725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3" draw:display-name="Gradient 3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</office:styles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808080" draw:fill-color="#80808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1cm" svg:stroke-color="#ffbf00" draw:fill-color="#ffbf00"/>
      <style:text-properties fo:font-size="10pt" style:font-size-asian="10pt" style:font-size-complex="10pt"/>
    </style:style>
    <style:style style:name="ch9" style:family="chart" style:data-style-name="N4">
      <style:chart-properties chart:symbol-type="none" chart:link-data-style-to-source="true"/>
      <style:graphic-properties draw:stroke="dash" draw:stroke-dash="Dashed_20__28_var_29_" svg:stroke-width="0.051cm" svg:stroke-color="#0000ff" draw:fill-color="#0000ff"/>
      <style:text-properties fo:font-size="10pt" style:font-size-asian="10pt" style:font-size-complex="10pt"/>
    </style:style>
    <style:style style:name="ch10" style:family="chart" style:data-style-name="N4">
      <style:chart-properties chart:symbol-type="none" chart:link-data-style-to-source="true"/>
      <style:graphic-properties draw:stroke="dash" draw:stroke-dash="Dashed_20__28_var_29_" svg:stroke-width="0.051cm" svg:stroke-color="#ff0000" draw:fill-color="#ff0000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draw:stroke="dash" draw:stroke-dash="Dashed_20__28_var_29_" svg:stroke-width="0.051cm" svg:stroke-color="#00ff00" draw:fill-color="#00ff00"/>
      <style:text-properties fo:font-size="10pt" style:font-size-asian="10pt" style:font-size-complex="10pt"/>
    </style:style>
    <style:style style:name="ch12" style:family="chart" style:data-style-name="N4">
      <style:chart-properties chart:symbol-type="none" chart:link-data-style-to-source="true"/>
      <style:graphic-properties svg:stroke-width="0.051cm" svg:stroke-color="#000000" draw:fill-color="#000000"/>
      <style:text-properties fo:font-size="10pt" style:font-size-asian="10pt" style:font-size-complex="10pt"/>
    </style:style>
    <style:style style:name="ch13" style:family="chart" style:data-style-name="N4">
      <style:chart-properties chart:symbol-type="none" chart:link-data-style-to-source="true"/>
      <style:graphic-properties svg:stroke-width="0.051cm" svg:stroke-color="#0000ff" draw:fill-color="#0000ff"/>
      <style:text-properties fo:font-size="10pt" style:font-size-asian="10pt" style:font-size-complex="10pt"/>
    </style:style>
    <style:style style:name="ch14" style:family="chart" style:data-style-name="N4">
      <style:chart-properties chart:symbol-type="none" chart:link-data-style-to-source="true"/>
      <style:graphic-properties svg:stroke-width="0.051cm" svg:stroke-color="#ff0000" draw:fill-color="#ff0000"/>
      <style:text-properties fo:font-size="10pt" style:font-size-asian="10pt" style:font-size-complex="10pt"/>
    </style:style>
    <style:style style:name="ch15" style:family="chart" style:data-style-name="N4">
      <style:chart-properties chart:symbol-type="none" chart:link-data-style-to-source="true"/>
      <style:graphic-properties svg:stroke-width="0.051cm" svg:stroke-color="#00ff00" draw:fill-color="#00f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884cm" svg:height="10.622cm" xlink:href=".." xlink:type="simple" chart:class="chart:line" chart:style-name="ch1">
        <chart:legend chart:legend-position="end" svg:x="14.39cm" svg:y="2.993cm" style:legend-expansion="high" chart:style-name="ch2"/>
        <chart:plot-area chart:style-name="ch3" table:cell-range-address="'weapon progression (sum) AM G'.A183:'weapon progression (sum) AM G'.B192 'weapon progression (sum) AM G'.A182:'weapon progression (sum) AM G'.B182 'weapon progression (sum) AM G'.G182:'weapon progression (sum) AM G'.N192" chart:data-source-has-labels="both" svg:x="0.377cm" svg:y="0.212cm" svg:width="13.636cm" svg:height="10.198cm">
          <chart:coordinate-region svg:x="1.327cm" svg:y="0.414cm" svg:width="12.494cm" svg:height="9.343cm"/>
          <chart:axis chart:dimension="x" chart:name="primary-x" chart:style-name="ch4" chartooo:axis-type="auto">
            <chartooo:date-scale/>
            <chart:categories table:cell-range-address="'weapon progression (sum) AM G'.A183:'weapon progression (sum) AM G'.A1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weapon progression (sum) AM G'.B183:'weapon progression (sum) AM G'.B192" chart:label-cell-address="'weapon progression (sum) AM G'.B182:'weapon progression (sum) AM G'.B182" chart:class="chart:line">
            <chart:data-point chart:repeated="10"/>
          </chart:series>
          <chart:series chart:style-name="ch8" chart:values-cell-range-address="'weapon progression (sum) AM G'.G183:'weapon progression (sum) AM G'.G192" chart:label-cell-address="'weapon progression (sum) AM G'.G182:'weapon progression (sum) AM G'.G182" chart:class="chart:line">
            <chart:data-point chart:repeated="10"/>
          </chart:series>
          <chart:series chart:style-name="ch9" chart:values-cell-range-address="'weapon progression (sum) AM G'.H183:'weapon progression (sum) AM G'.H192" chart:label-cell-address="'weapon progression (sum) AM G'.H182:'weapon progression (sum) AM G'.H182" chart:class="chart:line">
            <chart:data-point chart:repeated="10"/>
          </chart:series>
          <chart:series chart:style-name="ch10" chart:values-cell-range-address="'weapon progression (sum) AM G'.I183:'weapon progression (sum) AM G'.I192" chart:label-cell-address="'weapon progression (sum) AM G'.I182:'weapon progression (sum) AM G'.I182" chart:class="chart:line">
            <chart:data-point chart:repeated="10"/>
          </chart:series>
          <chart:series chart:style-name="ch11" chart:values-cell-range-address="'weapon progression (sum) AM G'.J183:'weapon progression (sum) AM G'.J192" chart:label-cell-address="'weapon progression (sum) AM G'.J182:'weapon progression (sum) AM G'.J182" chart:class="chart:line">
            <chart:data-point chart:repeated="10"/>
          </chart:series>
          <chart:series chart:style-name="ch12" chart:values-cell-range-address="'weapon progression (sum) AM G'.K183:'weapon progression (sum) AM G'.K192" chart:label-cell-address="'weapon progression (sum) AM G'.K182:'weapon progression (sum) AM G'.K182" chart:class="chart:line">
            <chart:data-point chart:repeated="10"/>
          </chart:series>
          <chart:series chart:style-name="ch13" chart:values-cell-range-address="'weapon progression (sum) AM G'.L183:'weapon progression (sum) AM G'.L192" chart:label-cell-address="'weapon progression (sum) AM G'.L182:'weapon progression (sum) AM G'.L182" chart:class="chart:line">
            <chart:data-point chart:repeated="10"/>
          </chart:series>
          <chart:series chart:style-name="ch14" chart:values-cell-range-address="'weapon progression (sum) AM G'.M183:'weapon progression (sum) AM G'.M192" chart:label-cell-address="'weapon progression (sum) AM G'.M182:'weapon progression (sum) AM G'.M182" chart:class="chart:line">
            <chart:data-point chart:repeated="10"/>
          </chart:series>
          <chart:series chart:style-name="ch15" chart:values-cell-range-address="'weapon progression (sum) AM G'.N183:'weapon progression (sum) AM G'.N192" chart:label-cell-address="'weapon progression (sum) AM G'.N182:'weapon progression (sum) AM G'.N182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ff</text:p>
                <draw:g>
                  <svg:desc>'weapon progression (sum) AM G'.B182:'weapon progression (sum) AM G'.B182</svg:desc>
                </draw:g>
              </table:table-cell>
              <table:table-cell office:value-type="string">
                <text:p>mace</text:p>
                <draw:g>
                  <svg:desc>'weapon progression (sum) AM G'.G182:'weapon progression (sum) AM G'.G182</svg:desc>
                </draw:g>
              </table:table-cell>
              <table:table-cell office:value-type="string">
                <text:p>sword2h</text:p>
                <draw:g>
                  <svg:desc>'weapon progression (sum) AM G'.H182:'weapon progression (sum) AM G'.H182</svg:desc>
                </draw:g>
              </table:table-cell>
              <table:table-cell office:value-type="string">
                <text:p>axe2h</text:p>
                <draw:g>
                  <svg:desc>'weapon progression (sum) AM G'.I182:'weapon progression (sum) AM G'.I182</svg:desc>
                </draw:g>
              </table:table-cell>
              <table:table-cell office:value-type="string">
                <text:p>spear2h</text:p>
                <draw:g>
                  <svg:desc>'weapon progression (sum) AM G'.J182:'weapon progression (sum) AM G'.J182</svg:desc>
                </draw:g>
              </table:table-cell>
              <table:table-cell office:value-type="string">
                <text:p>dagger-dagger</text:p>
                <draw:g>
                  <svg:desc>'weapon progression (sum) AM G'.K182:'weapon progression (sum) AM G'.K182</svg:desc>
                </draw:g>
              </table:table-cell>
              <table:table-cell office:value-type="string">
                <text:p>sword-sword</text:p>
                <draw:g>
                  <svg:desc>'weapon progression (sum) AM G'.L182:'weapon progression (sum) AM G'.L182</svg:desc>
                </draw:g>
              </table:table-cell>
              <table:table-cell office:value-type="string">
                <text:p>axe-sword</text:p>
                <draw:g>
                  <svg:desc>'weapon progression (sum) AM G'.M182:'weapon progression (sum) AM G'.M182</svg:desc>
                </draw:g>
              </table:table-cell>
              <table:table-cell office:value-type="string">
                <text:p>spear-sword</text:p>
                <draw:g>
                  <svg:desc>'weapon progression (sum) AM G'.N182:'weapon progression (sum) AM G'.N18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weapon progression (sum) AM G'.A183:'weapon progression (sum) AM G'.A192</svg:desc>
                </draw:g>
              </table:table-cell>
              <table:table-cell office:value-type="float" office:value="1.9818608209416">
                <text:p>1.9818608209416</text:p>
                <draw:g>
                  <svg:desc>'weapon progression (sum) AM G'.B183:'weapon progression (sum) AM G'.B192</svg:desc>
                </draw:g>
              </table:table-cell>
              <table:table-cell office:value-type="float" office:value="2.72490420879705">
                <text:p>2.72490420879705</text:p>
                <draw:g>
                  <svg:desc>'weapon progression (sum) AM G'.G183:'weapon progression (sum) AM G'.G192</svg:desc>
                </draw:g>
              </table:table-cell>
              <table:table-cell office:value-type="float" office:value="2.84487897453711">
                <text:p>2.84487897453711</text:p>
                <draw:g>
                  <svg:desc>'weapon progression (sum) AM G'.H183:'weapon progression (sum) AM G'.H192</svg:desc>
                </draw:g>
              </table:table-cell>
              <table:table-cell office:value-type="float" office:value="3.13653341919318">
                <text:p>3.13653341919318</text:p>
                <draw:g>
                  <svg:desc>'weapon progression (sum) AM G'.I183:'weapon progression (sum) AM G'.I192</svg:desc>
                </draw:g>
              </table:table-cell>
              <table:table-cell office:value-type="float" office:value="3.59535339747327">
                <text:p>3.59535339747327</text:p>
                <draw:g>
                  <svg:desc>'weapon progression (sum) AM G'.J183:'weapon progression (sum) AM G'.J192</svg:desc>
                </draw:g>
              </table:table-cell>
              <table:table-cell office:value-type="float" office:value="4.52408300579107">
                <text:p>4.52408300579107</text:p>
                <draw:g>
                  <svg:desc>'weapon progression (sum) AM G'.K183:'weapon progression (sum) AM G'.K192</svg:desc>
                </draw:g>
              </table:table-cell>
              <table:table-cell office:value-type="float" office:value="4.91172878750182">
                <text:p>4.91172878750182</text:p>
                <draw:g>
                  <svg:desc>'weapon progression (sum) AM G'.L183:'weapon progression (sum) AM G'.L192</svg:desc>
                </draw:g>
              </table:table-cell>
              <table:table-cell office:value-type="float" office:value="4.53566086493163">
                <text:p>4.53566086493163</text:p>
                <draw:g>
                  <svg:desc>'weapon progression (sum) AM G'.M183:'weapon progression (sum) AM G'.M192</svg:desc>
                </draw:g>
              </table:table-cell>
              <table:table-cell office:value-type="float" office:value="5.33623867316305">
                <text:p>5.33623867316305</text:p>
                <draw:g>
                  <svg:desc>'weapon progression (sum) AM G'.N183:'weapon progression (sum) AM G'.N19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9694770376984">
                <text:p>1.99694770376984</text:p>
              </table:table-cell>
              <table:table-cell office:value-type="float" office:value="2.68388813693536">
                <text:p>2.68388813693536</text:p>
              </table:table-cell>
              <table:table-cell office:value-type="float" office:value="2.80978823772946">
                <text:p>2.80978823772946</text:p>
              </table:table-cell>
              <table:table-cell office:value-type="float" office:value="3.18133437780752">
                <text:p>3.18133437780752</text:p>
              </table:table-cell>
              <table:table-cell office:value-type="float" office:value="3.59209233397447">
                <text:p>3.59209233397447</text:p>
              </table:table-cell>
              <table:table-cell office:value-type="float" office:value="4.2740801792724">
                <text:p>4.2740801792724</text:p>
              </table:table-cell>
              <table:table-cell office:value-type="float" office:value="4.60624953324231">
                <text:p>4.60624953324231</text:p>
              </table:table-cell>
              <table:table-cell office:value-type="float" office:value="4.30921579457985">
                <text:p>4.30921579457985</text:p>
              </table:table-cell>
              <table:table-cell office:value-type="float" office:value="4.95426822127418">
                <text:p>4.9542682212741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07091725114474">
                <text:p>2.07091725114474</text:p>
              </table:table-cell>
              <table:table-cell office:value-type="float" office:value="2.72877783802263">
                <text:p>2.72877783802263</text:p>
              </table:table-cell>
              <table:table-cell office:value-type="float" office:value="2.87416047975055">
                <text:p>2.87416047975055</text:p>
              </table:table-cell>
              <table:table-cell office:value-type="float" office:value="3.32035587948786">
                <text:p>3.32035587948786</text:p>
              </table:table-cell>
              <table:table-cell office:value-type="float" office:value="3.68801902403322">
                <text:p>3.68801902403322</text:p>
              </table:table-cell>
              <table:table-cell office:value-type="float" office:value="4.21511460557772">
                <text:p>4.21511460557772</text:p>
              </table:table-cell>
              <table:table-cell office:value-type="float" office:value="4.54001562790504">
                <text:p>4.54001562790504</text:p>
              </table:table-cell>
              <table:table-cell office:value-type="float" office:value="4.28877132725371">
                <text:p>4.28877132725371</text:p>
              </table:table-cell>
              <table:table-cell office:value-type="float" office:value="4.83534605925567">
                <text:p>4.835346059255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17537958633929">
                <text:p>2.17537958633929</text:p>
              </table:table-cell>
              <table:table-cell office:value-type="float" office:value="2.8168732391925">
                <text:p>2.8168732391925</text:p>
              </table:table-cell>
              <table:table-cell office:value-type="float" office:value="2.9891696140187">
                <text:p>2.9891696140187</text:p>
              </table:table-cell>
              <table:table-cell office:value-type="float" office:value="3.50865552961649">
                <text:p>3.50865552961649</text:p>
              </table:table-cell>
              <table:table-cell office:value-type="float" office:value="3.83274131726447">
                <text:p>3.83274131726447</text:p>
              </table:table-cell>
              <table:table-cell office:value-type="float" office:value="4.249074264775">
                <text:p>4.249074264775</text:p>
              </table:table-cell>
              <table:table-cell office:value-type="float" office:value="4.59039298178564">
                <text:p>4.59039298178564</text:p>
              </table:table-cell>
              <table:table-cell office:value-type="float" office:value="4.36995150580215">
                <text:p>4.36995150580215</text:p>
              </table:table-cell>
              <table:table-cell office:value-type="float" office:value="4.84329104126903">
                <text:p>4.8432910412690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29858448959699">
                <text:p>2.29858448959699</text:p>
              </table:table-cell>
              <table:table-cell office:value-type="float" office:value="2.93053360891012">
                <text:p>2.93053360891012</text:p>
              </table:table-cell>
              <table:table-cell office:value-type="float" office:value="3.13461518336652">
                <text:p>3.13461518336652</text:p>
              </table:table-cell>
              <table:table-cell office:value-type="float" office:value="3.72750702337085">
                <text:p>3.72750702337085</text:p>
              </table:table-cell>
              <table:table-cell office:value-type="float" office:value="4.00504605631004">
                <text:p>4.00504605631004</text:p>
              </table:table-cell>
              <table:table-cell office:value-type="float" office:value="4.33536547011812">
                <text:p>4.33536547011812</text:p>
              </table:table-cell>
              <table:table-cell office:value-type="float" office:value="4.70650081869847">
                <text:p>4.70650081869847</text:p>
              </table:table-cell>
              <table:table-cell office:value-type="float" office:value="4.50953833530524">
                <text:p>4.50953833530524</text:p>
              </table:table-cell>
              <table:table-cell office:value-type="float" office:value="4.92170416706836">
                <text:p>4.9217041670683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43471950514516">
                <text:p>2.43471950514516</text:p>
              </table:table-cell>
              <table:table-cell office:value-type="float" office:value="3.06106555921207">
                <text:p>3.06106555921207</text:p>
              </table:table-cell>
              <table:table-cell office:value-type="float" office:value="3.30051406091949">
                <text:p>3.30051406091949</text:p>
              </table:table-cell>
              <table:table-cell office:value-type="float" office:value="3.96753854230612">
                <text:p>3.96753854230612</text:p>
              </table:table-cell>
              <table:table-cell office:value-type="float" office:value="4.19419623418097">
                <text:p>4.19419623418097</text:p>
              </table:table-cell>
              <table:table-cell office:value-type="float" office:value="4.45396518118746">
                <text:p>4.45396518118746</text:p>
              </table:table-cell>
              <table:table-cell office:value-type="float" office:value="4.86315777564778">
                <text:p>4.86315777564778</text:p>
              </table:table-cell>
              <table:table-cell office:value-type="float" office:value="4.68617718573401">
                <text:p>4.68617718573401</text:p>
              </table:table-cell>
              <table:table-cell office:value-type="float" office:value="5.04277772561873">
                <text:p>5.0427777256187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58052443832679">
                <text:p>2.58052443832679</text:p>
              </table:table-cell>
              <table:table-cell office:value-type="float" office:value="3.20362573942908">
                <text:p>3.20362573942908</text:p>
              </table:table-cell>
              <table:table-cell office:value-type="float" office:value="3.48127730483336">
                <text:p>3.48127730483336</text:p>
              </table:table-cell>
              <table:table-cell office:value-type="float" office:value="4.2234010684303">
                <text:p>4.2234010684303</text:p>
              </table:table-cell>
              <table:table-cell office:value-type="float" office:value="4.39402028024036">
                <text:p>4.39402028024036</text:p>
              </table:table-cell>
              <table:table-cell office:value-type="float" office:value="4.59373365354363">
                <text:p>4.59373365354363</text:p>
              </table:table-cell>
              <table:table-cell office:value-type="float" office:value="5.04631339283328">
                <text:p>5.04631339283328</text:p>
              </table:table-cell>
              <table:table-cell office:value-type="float" office:value="4.88794728139061">
                <text:p>4.88794728139061</text:p>
              </table:table-cell>
              <table:table-cell office:value-type="float" office:value="5.19109703559746">
                <text:p>5.1910970355974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73398435883253">
                <text:p>2.73398435883253</text:p>
              </table:table-cell>
              <table:table-cell office:value-type="float" office:value="3.35525262976648">
                <text:p>3.35525262976648</text:p>
              </table:table-cell>
              <table:table-cell office:value-type="float" office:value="3.67346226099775">
                <text:p>3.67346226099775</text:p>
              </table:table-cell>
              <table:table-cell office:value-type="float" office:value="4.49171201682671">
                <text:p>4.49171201682671</text:p>
              </table:table-cell>
              <table:table-cell office:value-type="float" office:value="4.60063179229566">
                <text:p>4.60063179229566</text:p>
              </table:table-cell>
              <table:table-cell office:value-type="float" office:value="4.74790167852334">
                <text:p>4.74790167852334</text:p>
              </table:table-cell>
              <table:table-cell office:value-type="float" office:value="5.24741998017073">
                <text:p>5.24741998017073</text:p>
              </table:table-cell>
              <table:table-cell office:value-type="float" office:value="5.10756291875597">
                <text:p>5.10756291875597</text:p>
              </table:table-cell>
              <table:table-cell office:value-type="float" office:value="5.35737814911803">
                <text:p>5.357378149118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89375112219855">
                <text:p>2.89375112219855</text:p>
              </table:table-cell>
              <table:table-cell office:value-type="float" office:value="3.51399504668911">
                <text:p>3.51399504668911</text:p>
              </table:table-cell>
              <table:table-cell office:value-type="float" office:value="3.8747777353617">
                <text:p>3.8747777353617</text:p>
              </table:table-cell>
              <table:table-cell office:value-type="float" office:value="4.77014663634991">
                <text:p>4.77014663634991</text:p>
              </table:table-cell>
              <table:table-cell office:value-type="float" office:value="4.81141883427097">
                <text:p>4.81141883427097</text:p>
              </table:table-cell>
              <table:table-cell office:value-type="float" office:value="4.91207122808709">
                <text:p>4.91207122808709</text:p>
              </table:table-cell>
              <table:table-cell office:value-type="float" office:value="5.46093509521992">
                <text:p>5.46093509521992</text:p>
              </table:table-cell>
              <table:table-cell office:value-type="float" office:value="5.34024816114513">
                <text:p>5.34024816114513</text:p>
              </table:table-cell>
              <table:table-cell office:value-type="float" office:value="5.53568495852858">
                <text:p>5.535684958528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05886038025679">
                <text:p>3.05886038025679</text:p>
              </table:table-cell>
              <table:table-cell office:value-type="float" office:value="3.67848544834791">
                <text:p>3.67848544834791</text:p>
              </table:table-cell>
              <table:table-cell office:value-type="float" office:value="4.08359735788631">
                <text:p>4.08359735788631</text:p>
              </table:table-cell>
              <table:table-cell office:value-type="float" office:value="5.05699470307379">
                <text:p>5.05699470307379</text:p>
              </table:table-cell>
              <table:table-cell office:value-type="float" office:value="5.02454603619098">
                <text:p>5.02454603619098</text:p>
              </table:table-cell>
              <table:table-cell office:value-type="float" office:value="5.08323455842386">
                <text:p>5.08323455842386</text:p>
              </table:table-cell>
              <table:table-cell office:value-type="float" office:value="5.68309192697061">
                <text:p>5.68309192697061</text:p>
              </table:table-cell>
              <table:table-cell office:value-type="float" office:value="5.58269505207168">
                <text:p>5.58269505207168</text:p>
              </table:table-cell>
              <table:table-cell office:value-type="float" office:value="5.72205593591028">
                <text:p>5.7220559359102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3" draw:display-name="Gradient 3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